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avid Libre" svg:font-family="'David Libre'" style:font-adornments="Regular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 Serif Display SemiCondensed" svg:font-family="'Noto Serif Display SemiCondensed'" style:font-adornments="SemiCondensed" style:font-family-generic="roman" style:font-pitch="variable"/>
    <style:font-face style:name="Noto Serif Hebrew ExtCond SemBd" svg:font-family="'Noto Serif Hebrew ExtCond SemBd'" style:font-adornments="ExtraCondensed SemiBold" style:font-family-generic="roman" style:font-pitch="variable"/>
    <style:font-face style:name="OpenSymbol" svg:font-family="OpenSymbol" style:font-charset="x-symbol"/>
    <style:font-face style:name="Quicksand" svg:font-family="Quicksand" style:font-adornments="Regular" style:font-pitch="variable"/>
    <style:font-face style:name="Rubik Light" svg:font-family="'Rubik Light'" style:font-adornments="Regular" style:font-pitch="variable"/>
  </office:font-face-decls>
  <office:automatic-styles>
    <style:style style:name="P1" style:family="paragraph" style:parent-style-name="Title">
      <style:text-properties officeooo:paragraph-rsid="0426f9b9"/>
    </style:style>
    <style:style style:name="P2" style:family="paragraph" style:parent-style-name="Heading_20_1">
      <style:text-properties officeooo:paragraph-rsid="0426f9b9"/>
    </style:style>
    <style:style style:name="P3" style:family="paragraph" style:parent-style-name="Text_20_body">
      <style:paragraph-properties fo:text-align="center" style:justify-single-word="false"/>
      <style:text-properties fo:font-weight="bold" officeooo:rsid="03f2c961" officeooo:paragraph-rsid="0426f9b9" style:font-weight-asian="bold" style:font-weight-complex="bold"/>
    </style:style>
    <style:style style:name="P4" style:family="paragraph" style:parent-style-name="Text_20_body">
      <style:text-properties officeooo:rsid="04303e4c" officeooo:paragraph-rsid="0467c310"/>
    </style:style>
    <style:style style:name="P5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 style:parent-style-name="Math">
      <style:paragraph-properties fo:text-align="center" style:justify-single-word="false"/>
    </style:style>
    <style:style style:name="P8" style:family="paragraph" style:parent-style-name="Text_20_body" style:list-style-name="L1">
      <style:text-properties officeooo:rsid="04303e4c" officeooo:paragraph-rsid="0467c310"/>
    </style:style>
    <style:style style:name="P9" style:family="paragraph" style:parent-style-name="Text_20_body">
      <style:paragraph-properties fo:text-align="justify" style:justify-single-word="false" style:writing-mode="lr-tb"/>
    </style:style>
    <style:style style:name="P10" style:family="paragraph" style:parent-style-name="Text_20_body">
      <style:text-properties officeooo:rsid="04330f93" officeooo:paragraph-rsid="0467c310"/>
    </style:style>
    <style:style style:name="P11" style:family="paragraph" style:parent-style-name="Text_20_body">
      <style:text-properties officeooo:rsid="04350e2a" officeooo:paragraph-rsid="04350e2a"/>
    </style:style>
    <style:style style:name="P12" style:family="paragraph" style:parent-style-name="Text_20_body" style:list-style-name="L2">
      <style:text-properties officeooo:rsid="04350e2a" officeooo:paragraph-rsid="0467c310"/>
    </style:style>
    <style:style style:name="P13" style:family="paragraph" style:parent-style-name="Text_20_body" style:list-style-name="L3">
      <style:text-properties officeooo:rsid="04350e2a" officeooo:paragraph-rsid="0467c310"/>
    </style:style>
    <style:style style:name="P14" style:family="paragraph" style:parent-style-name="Text_20_body" style:list-style-name="L3">
      <style:text-properties officeooo:rsid="0437f02e" officeooo:paragraph-rsid="0467c310"/>
    </style:style>
    <style:style style:name="P15" style:family="paragraph" style:parent-style-name="Text_20_body">
      <style:text-properties officeooo:rsid="0438de48" officeooo:paragraph-rsid="0467c310"/>
    </style:style>
    <style:style style:name="P16" style:family="paragraph" style:parent-style-name="Text_20_body">
      <style:text-properties officeooo:rsid="043a4a20" officeooo:paragraph-rsid="047c82db"/>
    </style:style>
    <style:style style:name="P17" style:family="paragraph" style:parent-style-name="Text_20_body">
      <style:text-properties officeooo:rsid="043d0d71" officeooo:paragraph-rsid="0467c310"/>
    </style:style>
    <style:style style:name="P18" style:family="paragraph" style:parent-style-name="Text_20_body">
      <style:text-properties officeooo:rsid="043d0d71" officeooo:paragraph-rsid="043d0d71"/>
    </style:style>
    <style:style style:name="P19" style:family="paragraph" style:parent-style-name="Text_20_body">
      <style:text-properties officeooo:rsid="043e8512" officeooo:paragraph-rsid="043e8512"/>
    </style:style>
    <style:style style:name="P20" style:family="paragraph" style:parent-style-name="Text_20_body">
      <style:text-properties officeooo:rsid="04403bbb" officeooo:paragraph-rsid="04403bbb"/>
    </style:style>
    <style:style style:name="P21" style:family="paragraph" style:parent-style-name="Text_20_body" style:list-style-name="L4">
      <style:text-properties officeooo:rsid="0442190e" officeooo:paragraph-rsid="0467c310"/>
    </style:style>
    <style:style style:name="P22" style:family="paragraph" style:parent-style-name="Math" style:list-style-name="L4">
      <style:paragraph-properties fo:text-align="center" style:justify-single-word="false"/>
    </style:style>
    <style:style style:name="P23" style:family="paragraph" style:parent-style-name="Text_20_body" style:list-style-name="L4">
      <style:text-properties officeooo:rsid="04424e73" officeooo:paragraph-rsid="0467c310"/>
    </style:style>
    <style:style style:name="P24" style:family="paragraph" style:parent-style-name="Text_20_body" style:list-style-name="L4">
      <style:text-properties officeooo:rsid="0444619a" officeooo:paragraph-rsid="0467c310"/>
    </style:style>
    <style:style style:name="P25" style:family="paragraph" style:parent-style-name="Text_20_body" style:list-style-name="L4">
      <style:text-properties officeooo:rsid="044467d4" officeooo:paragraph-rsid="0467c310"/>
    </style:style>
    <style:style style:name="P26" style:family="paragraph" style:parent-style-name="Text_20_body" style:list-style-name="L4">
      <style:text-properties officeooo:rsid="0444eb6e" officeooo:paragraph-rsid="0467c310"/>
    </style:style>
    <style:style style:name="P27" style:family="paragraph" style:parent-style-name="Text_20_body">
      <style:text-properties officeooo:rsid="04450527" officeooo:paragraph-rsid="04450527"/>
    </style:style>
    <style:style style:name="P28" style:family="paragraph" style:parent-style-name="Text_20_body">
      <style:text-properties officeooo:rsid="04450527" officeooo:paragraph-rsid="0467c310"/>
    </style:style>
    <style:style style:name="P29" style:family="paragraph" style:parent-style-name="Text_20_body">
      <style:text-properties officeooo:paragraph-rsid="04730f62"/>
    </style:style>
    <style:style style:name="P30" style:family="paragraph" style:parent-style-name="Text_20_body" style:list-style-name="L5">
      <style:text-properties officeooo:paragraph-rsid="04730f62"/>
    </style:style>
    <style:style style:name="P31" style:family="paragraph" style:parent-style-name="Text_20_body" style:list-style-name="L5">
      <style:text-properties officeooo:rsid="04730f62" officeooo:paragraph-rsid="04730f62"/>
    </style:style>
    <style:style style:name="P32" style:family="paragraph" style:parent-style-name="Text_20_body" style:list-style-name="L5">
      <style:text-properties officeooo:rsid="04730f62" officeooo:paragraph-rsid="047b6108"/>
    </style:style>
    <style:style style:name="P33" style:family="paragraph" style:parent-style-name="Text_20_body">
      <style:text-properties officeooo:rsid="04730f62" officeooo:paragraph-rsid="047361f6"/>
    </style:style>
    <style:style style:name="P34" style:family="paragraph" style:parent-style-name="Text_20_body">
      <style:paragraph-properties fo:text-align="justify" style:justify-single-word="false" style:writing-mode="lr-tb"/>
      <style:text-properties officeooo:rsid="047361f6"/>
    </style:style>
    <style:style style:name="P35" style:family="paragraph" style:parent-style-name="Heading_20_3">
      <style:text-properties officeooo:paragraph-rsid="042d56f2"/>
    </style:style>
    <style:style style:name="P36" style:family="paragraph" style:parent-style-name="Text_20_body">
      <style:text-properties officeooo:rsid="044934db" officeooo:paragraph-rsid="0467c310"/>
    </style:style>
    <style:style style:name="P37" style:family="paragraph" style:parent-style-name="Text_20_body" style:list-style-name="L6">
      <style:paragraph-properties fo:text-align="end" style:justify-single-word="false"/>
      <style:text-properties officeooo:rsid="0449dc2b" officeooo:paragraph-rsid="0467c310"/>
    </style:style>
    <style:style style:name="P38" style:family="paragraph" style:parent-style-name="Text_20_body" style:list-style-name="L6">
      <style:paragraph-properties fo:text-align="end" style:justify-single-word="false"/>
      <style:text-properties officeooo:rsid="044b1afb" officeooo:paragraph-rsid="0467c310"/>
    </style:style>
    <style:style style:name="P39" style:family="paragraph" style:parent-style-name="Math" style:list-style-name="L6">
      <style:text-properties officeooo:paragraph-rsid="0467c310"/>
    </style:style>
    <style:style style:name="P40" style:family="paragraph" style:parent-style-name="Text_20_body" style:list-style-name="L6">
      <style:text-properties officeooo:rsid="044b1afb" officeooo:paragraph-rsid="0467c310"/>
    </style:style>
    <style:style style:name="P41" style:family="paragraph" style:parent-style-name="Text_20_body">
      <style:text-properties officeooo:rsid="044d1434" officeooo:paragraph-rsid="0467c310"/>
    </style:style>
    <style:style style:name="P42" style:family="paragraph" style:parent-style-name="Text_20_body" style:list-style-name="L7">
      <style:text-properties officeooo:rsid="044d9e62" officeooo:paragraph-rsid="0467c310"/>
    </style:style>
    <style:style style:name="P43" style:family="paragraph" style:parent-style-name="Math" style:list-style-name="L7">
      <style:paragraph-properties fo:text-align="center" style:justify-single-word="false"/>
    </style:style>
    <style:style style:name="P44" style:family="paragraph" style:parent-style-name="Text_20_body" style:list-style-name="L7">
      <style:text-properties officeooo:rsid="044dd92c" officeooo:paragraph-rsid="0467c310"/>
    </style:style>
    <style:style style:name="P45" style:family="paragraph" style:parent-style-name="Text_20_body" style:list-style-name="L7">
      <style:text-properties officeooo:rsid="044e7d3f" officeooo:paragraph-rsid="0467c310"/>
    </style:style>
    <style:style style:name="P46" style:family="paragraph" style:parent-style-name="Text_20_body" style:list-style-name="L7">
      <style:text-properties officeooo:rsid="0450e469" officeooo:paragraph-rsid="0467c310"/>
    </style:style>
    <style:style style:name="P47" style:family="paragraph" style:parent-style-name="Text_20_body">
      <style:paragraph-properties style:writing-mode="lr-tb"/>
      <style:text-properties style:text-position="0% 100%" officeooo:rsid="0466de8f" officeooo:paragraph-rsid="046b75e1"/>
    </style:style>
    <style:style style:name="P48" style:family="paragraph" style:parent-style-name="Text_20_body">
      <style:text-properties officeooo:rsid="04524a4b" officeooo:paragraph-rsid="04524a4b"/>
    </style:style>
    <style:style style:name="P49" style:family="paragraph" style:parent-style-name="Text_20_body">
      <style:text-properties officeooo:rsid="04524a4b" officeooo:paragraph-rsid="0477fc5a"/>
    </style:style>
    <style:style style:name="P50" style:family="paragraph" style:parent-style-name="Text_20_body">
      <style:paragraph-properties fo:text-align="justify" style:justify-single-word="false" style:writing-mode="lr-tb"/>
      <style:text-properties officeooo:rsid="046a32aa"/>
    </style:style>
    <style:style style:name="P51" style:family="paragraph" style:parent-style-name="Text_20_body">
      <style:text-properties officeooo:rsid="04540082" officeooo:paragraph-rsid="04540082"/>
    </style:style>
    <style:style style:name="P52" style:family="paragraph" style:parent-style-name="Text_20_body">
      <style:text-properties officeooo:rsid="04540082" officeooo:paragraph-rsid="0467c310"/>
    </style:style>
    <style:style style:name="P53" style:family="paragraph" style:parent-style-name="Text_20_body">
      <style:text-properties officeooo:rsid="04559e70" officeooo:paragraph-rsid="0467c310"/>
    </style:style>
    <style:style style:name="P54" style:family="paragraph" style:parent-style-name="Text_20_body">
      <style:text-properties officeooo:rsid="0456586f" officeooo:paragraph-rsid="0467c310"/>
    </style:style>
    <style:style style:name="P55" style:family="paragraph" style:parent-style-name="Text_20_body">
      <style:text-properties officeooo:rsid="0458bff5" officeooo:paragraph-rsid="0467c310"/>
    </style:style>
    <style:style style:name="P56" style:family="paragraph" style:parent-style-name="Math">
      <style:text-properties officeooo:paragraph-rsid="0467c310"/>
    </style:style>
    <style:style style:name="P57" style:family="paragraph" style:parent-style-name="Text_20_body">
      <style:text-properties officeooo:rsid="045a25ed" officeooo:paragraph-rsid="0467c310"/>
    </style:style>
    <style:style style:name="P58" style:family="paragraph" style:parent-style-name="Text_20_body">
      <style:text-properties officeooo:rsid="04603cc3" officeooo:paragraph-rsid="0467c310"/>
    </style:style>
    <style:style style:name="P59" style:family="paragraph" style:parent-style-name="Text_20_body">
      <style:text-properties officeooo:rsid="046152be" officeooo:paragraph-rsid="0467c310"/>
    </style:style>
    <style:style style:name="P60" style:family="paragraph" style:parent-style-name="Text_20_body" style:list-style-name="L8">
      <style:text-properties officeooo:rsid="046152be" officeooo:paragraph-rsid="0467c310"/>
    </style:style>
    <style:style style:name="P61" style:family="paragraph" style:parent-style-name="Text_20_body" style:list-style-name="L8">
      <style:text-properties officeooo:rsid="046303a5" officeooo:paragraph-rsid="0467c310"/>
    </style:style>
    <style:style style:name="P62" style:family="paragraph" style:parent-style-name="Math" style:list-style-name="L8">
      <style:text-properties officeooo:paragraph-rsid="0467c310"/>
    </style:style>
    <style:style style:name="P63" style:family="paragraph" style:parent-style-name="Text_20_body">
      <style:text-properties officeooo:rsid="046448fa" officeooo:paragraph-rsid="0467c310"/>
    </style:style>
    <style:style style:name="P64" style:family="paragraph" style:parent-style-name="Text_20_body" style:list-style-name="L9">
      <style:text-properties fo:font-weight="bold" officeooo:rsid="0467c310" officeooo:paragraph-rsid="0467c310" style:font-weight-asian="bold" style:font-weight-complex="bold"/>
    </style:style>
    <style:style style:name="P65" style:family="paragraph" style:parent-style-name="Math" style:list-style-name="L9"/>
    <style:style style:name="P66" style:family="paragraph" style:parent-style-name="Text_20_body" style:list-style-name="L9">
      <style:text-properties officeooo:rsid="0467c310" officeooo:paragraph-rsid="0467c310"/>
    </style:style>
    <style:style style:name="P67" style:family="paragraph" style:parent-style-name="Text_20_body">
      <style:text-properties officeooo:rsid="046f4c15" officeooo:paragraph-rsid="046f4c15"/>
    </style:style>
    <style:style style:name="P68" style:family="paragraph" style:parent-style-name="Heading_20_4">
      <style:text-properties officeooo:rsid="046f4c15" officeooo:paragraph-rsid="046f4c15"/>
    </style:style>
    <style:style style:name="P69" style:family="paragraph" style:parent-style-name="Text_20_body">
      <style:text-properties officeooo:rsid="04711842" officeooo:paragraph-rsid="04711842"/>
    </style:style>
    <style:style style:name="P70" style:family="paragraph" style:parent-style-name="Text_20_body">
      <style:text-properties officeooo:rsid="04711cec" officeooo:paragraph-rsid="04712616"/>
    </style:style>
    <style:style style:name="P71" style:family="paragraph" style:parent-style-name="Text_20_body">
      <style:paragraph-properties fo:text-align="justify" style:justify-single-word="false" style:writing-mode="lr-tb"/>
      <style:text-properties officeooo:rsid="04712616"/>
    </style:style>
    <style:style style:name="P72" style:family="paragraph" style:parent-style-name="Text_20_body">
      <style:paragraph-properties fo:text-align="center" style:justify-single-word="false" fo:break-before="page"/>
      <style:text-properties fo:font-weight="bold" officeooo:rsid="04747231" officeooo:paragraph-rsid="04747231" style:font-weight-asian="bold" style:font-weight-complex="bold"/>
    </style:style>
    <style:style style:name="T1" style:family="text">
      <style:text-properties officeooo:rsid="03f37673"/>
    </style:style>
    <style:style style:name="T2" style:family="text">
      <style:text-properties officeooo:rsid="042d56f2"/>
    </style:style>
    <style:style style:name="T3" style:family="text">
      <style:text-properties fo:font-weight="normal" officeooo:rsid="042a5b93" style:font-weight-asian="normal" style:font-weight-complex="normal"/>
    </style:style>
    <style:style style:name="T4" style:family="text">
      <style:text-properties fo:font-weight="normal" officeooo:rsid="04738acb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481b8b9" style:font-weight-asian="normal" style:font-weight-complex="normal"/>
    </style:style>
    <style:style style:name="T7" style:family="text">
      <style:text-properties officeooo:rsid="046448fa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433604c"/>
    </style:style>
    <style:style style:name="T10" style:family="text">
      <style:text-properties style:text-position="0% 100%" officeooo:rsid="04350e2a"/>
    </style:style>
    <style:style style:name="T11" style:family="text">
      <style:text-properties style:text-position="0% 100%" officeooo:rsid="043813a7"/>
    </style:style>
    <style:style style:name="T12" style:family="text">
      <style:text-properties fo:color="#c9211e" loext:opacity="100%" style:text-position="0% 100%"/>
    </style:style>
    <style:style style:name="T13" style:family="text">
      <style:text-properties style:text-position="0% 100%" officeooo:rsid="04355243"/>
    </style:style>
    <style:style style:name="T14" style:family="text">
      <style:text-properties style:text-position="0% 100%" officeooo:rsid="0438b194"/>
    </style:style>
    <style:style style:name="T15" style:family="text">
      <style:text-properties style:text-position="0% 100%" officeooo:rsid="0479e5fe"/>
    </style:style>
    <style:style style:name="T16" style:family="text">
      <style:text-properties officeooo:rsid="047b6108"/>
    </style:style>
    <style:style style:name="T17" style:family="text">
      <style:text-properties style:text-position="0% 100%" officeooo:rsid="047b6108"/>
    </style:style>
    <style:style style:name="T18" style:family="text">
      <style:text-properties style:text-position="0% 100%" officeooo:rsid="047c82db"/>
    </style:style>
    <style:style style:name="T19" style:family="text">
      <style:text-properties fo:color="#c9211e" loext:opacity="100%" style:text-position="0% 100%" officeooo:rsid="047c82db"/>
    </style:style>
    <style:style style:name="T20" style:family="text">
      <style:text-properties style:text-position="0% 100%" officeooo:rsid="043b216f"/>
    </style:style>
    <style:style style:name="T21" style:family="text">
      <style:text-properties style:text-position="0% 100%" officeooo:rsid="04424e73"/>
    </style:style>
    <style:style style:name="T22" style:family="text">
      <style:text-properties style:text-position="0% 100%" officeooo:rsid="04426da8"/>
    </style:style>
    <style:style style:name="T23" style:family="text">
      <style:text-properties fo:color="#c9211e" loext:opacity="100%" style:text-position="0% 100%" officeooo:rsid="04426da8"/>
    </style:style>
    <style:style style:name="T24" style:family="text">
      <style:text-properties style:text-position="0% 100%" officeooo:rsid="0444619a"/>
    </style:style>
    <style:style style:name="T25" style:family="text">
      <style:text-properties style:text-position="0% 100%" officeooo:rsid="044467d4"/>
    </style:style>
    <style:style style:name="T26" style:family="text">
      <style:text-properties fo:color="#c9211e" loext:opacity="100%"/>
    </style:style>
    <style:style style:name="T27" style:family="text">
      <style:text-properties officeooo:rsid="04450527"/>
    </style:style>
    <style:style style:name="T28" style:family="text">
      <style:text-properties style:text-position="0% 100%" officeooo:rsid="04450527"/>
    </style:style>
    <style:style style:name="T29" style:family="text">
      <style:text-properties style:text-position="0% 100%" officeooo:rsid="0445d041"/>
    </style:style>
    <style:style style:name="T30" style:family="text">
      <style:text-properties style:text-position="0% 100%" officeooo:rsid="04730f62"/>
    </style:style>
    <style:style style:name="T31" style:family="text">
      <style:text-properties style:text-position="0% 100%" officeooo:rsid="047361f6"/>
    </style:style>
    <style:style style:name="T32" style:family="text">
      <style:text-properties officeooo:rsid="044b1afb"/>
    </style:style>
    <style:style style:name="T33" style:family="text">
      <style:text-properties style:text-position="0% 100%" officeooo:rsid="044b1afb"/>
    </style:style>
    <style:style style:name="T34" style:family="text">
      <style:text-properties officeooo:rsid="046c7ebd"/>
    </style:style>
    <style:style style:name="T35" style:family="text">
      <style:text-properties style:text-position="0% 100%" officeooo:rsid="0466de8f"/>
    </style:style>
    <style:style style:name="T36" style:family="text">
      <style:text-properties style:text-position="0% 100%" officeooo:rsid="044dd92c"/>
    </style:style>
    <style:style style:name="T37" style:family="text">
      <style:text-properties style:text-position="0% 100%" officeooo:rsid="044fac13"/>
    </style:style>
    <style:style style:name="T38" style:family="text">
      <style:text-properties style:text-position="0% 100%" officeooo:rsid="044fddc3"/>
    </style:style>
    <style:style style:name="T39" style:family="text">
      <style:text-properties officeooo:rsid="046a32aa"/>
    </style:style>
    <style:style style:name="T40" style:family="text">
      <style:text-properties style:text-position="0% 100%" officeooo:rsid="046a32aa"/>
    </style:style>
    <style:style style:name="T41" style:family="text">
      <style:text-properties style:text-position="0% 100%" officeooo:rsid="0477fc5a"/>
    </style:style>
    <style:style style:name="T42" style:family="text">
      <style:text-properties style:text-position="0% 100%" officeooo:rsid="04561985"/>
    </style:style>
    <style:style style:name="T43" style:family="text">
      <style:text-properties style:text-position="0% 100%" officeooo:rsid="0456586f"/>
    </style:style>
    <style:style style:name="T44" style:family="text">
      <style:text-properties style:text-position="0% 100%" style:text-underline-style="none" officeooo:rsid="0456586f"/>
    </style:style>
    <style:style style:name="T45" style:family="text">
      <style:text-properties style:text-position="0% 100%" officeooo:rsid="045666ae"/>
    </style:style>
    <style:style style:name="T46" style:family="text">
      <style:text-properties style:text-position="0% 100%" officeooo:rsid="045a9108"/>
    </style:style>
    <style:style style:name="T47" style:family="text">
      <style:text-properties style:text-position="0% 100%" officeooo:rsid="045b14ef"/>
    </style:style>
    <style:style style:name="T48" style:family="text">
      <style:text-properties fo:color="#c9211e" loext:opacity="100%" style:text-position="0% 100%" officeooo:rsid="045b14ef"/>
    </style:style>
    <style:style style:name="T49" style:family="text">
      <style:text-properties style:text-position="0% 100%" officeooo:rsid="045cb37b"/>
    </style:style>
    <style:style style:name="T50" style:family="text">
      <style:text-properties style:text-position="0% 100%" officeooo:rsid="045dce6c"/>
    </style:style>
    <style:style style:name="T51" style:family="text">
      <style:text-properties style:text-position="0% 100%" officeooo:rsid="046b3345"/>
    </style:style>
    <style:style style:name="T52" style:family="text">
      <style:text-properties fo:color="#c9211e" loext:opacity="100%" style:text-position="0% 100%" officeooo:rsid="045dce6c"/>
    </style:style>
    <style:style style:name="T53" style:family="text">
      <style:text-properties style:text-position="0% 100%" officeooo:rsid="045f45f1"/>
    </style:style>
    <style:style style:name="T54" style:family="text">
      <style:text-properties style:text-position="0% 100%" fo:font-weight="normal" style:font-weight-asian="normal" style:font-weight-complex="normal"/>
    </style:style>
    <style:style style:name="T55" style:family="text">
      <style:text-properties officeooo:rsid="04712616"/>
    </style:style>
    <style:style style:name="T56" style:family="text">
      <style:text-properties style:text-position="0% 100%" officeooo:rsid="04712616"/>
    </style:style>
    <style:style style:name="Sect1" style:family="section">
      <style:section-properties text:dont-balance-text-columns="false" style:editable="false">
        <style:columns fo:column-count="4" fo:column-gap="0in">
          <style:column style:rel-width="16383*" fo:start-indent="0in" fo:end-indent="0in"/>
          <style:column style:rel-width="16383*" fo:start-indent="0in" fo:end-indent="0in"/>
          <style:column style:rel-width="16383*" fo:start-indent="0in" fo:end-indent="0in"/>
          <style:column style:rel-width="16386*" fo:start-indent="0in" fo:end-indent="0in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loext:decorative="fals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">מתמטיקה בדידה – <text:span text:style-name="T1">תרגיל</text:span> בית <text:span text:style-name="T2">12</text:span> <text:span text:style-name="T1">– שחר פרץ</text:span></text:p>
      <text:h text:style-name="P2" text:outline-level="1">מידע כללי</text:h>
      <text:section text:style-name="Sect1" text:name="Section1">
        <text:p text:style-name="P3">ניתן בתאריך:<text:line-break/><text:span text:style-name="T3">7.2.2024</text:span></text:p>
        <text:p text:style-name="P3">תאריך הגשה:<text:line-break/><text:span text:style-name="T4">10</text:span><text:span text:style-name="T3">.2.2024</text:span></text:p>
        <text:p text:style-name="P3">מאת:<text:line-break/><text:span text:style-name="T5">שחר פרץ</text:span></text:p>
        <text:p text:style-name="P3">ת.ז.:<text:line-break/><text:span text:style-name="T6">תחפשו בקומיטים הקודמים</text:span></text:p>
      </text:section>
      <text:h text:style-name="P2" text:outline-level="1"><text:span text:style-name="T1">תרגיל</text:span> בית <text:span text:style-name="T7">12 – יחסי שקילות ואי־תלות בנציגים</text:span></text:h>
      <text:h text:style-name="Heading_20_2" text:outline-level="2">שאלה 1</text:h>
      <text:h text:style-name="Heading_20_3" text:outline-level="3">סעיף (א)</text:h>
      <text:p text:style-name="P4">תהי <text:span text:style-name="T8"><draw:g text:anchor-type="as-char" svg:y="-0.1047in" draw:z-index="243" draw:name="Shape1" draw:style-name="gr1"><svg:title>TexMaths</svg:title><svg:desc>11§display§h \in \N \to \N§svg§600§FALSE§</svg:desc><draw:path draw:style-name="gr2" draw:text-style-name="P5" svg:width="0.7106in" svg:height="0.0953in" svg:x="-0.0004in" svg:y="0.0079in" svg:viewBox="0 0 1806 243" svg:d="M903 243c-301 0-602 0-903 0 0-81 0-162 0-243 602 0 1204 0 1806 0 0 81 0 162 0 243-301 0-603 0-903 0z"><text:p/></draw:path><draw:path draw:style-name="gr3" draw:text-style-name="P6" svg:width="0.074in" svg:height="0.1063in" svg:x="0.0004in" svg:y="0in" svg:viewBox="0 0 189 271" svg:d="M89 4c-2-1 0-4-5-4-9 0-37 3-47 4-3 0-7 0-7 8 0 5 3 5 8 5 19 0 20 2 20 6 0 2-1 6-1 8-19 74-37 147-56 221-1 5-1 6-1 8 0 9 8 11 11 11 5 0 12-5 14-9 2-10 5-20 7-30 3-11 5-22 9-34 2-9 4-18 6-27 1-2 5-14 5-17 1-3 13-24 26-35 9-5 20-13 37-13s21 13 21 26c0 21-15 62-24 86-3 9-5 14-5 21 0 18 14 32 32 32 36 0 50-56 50-59 0-5-3-5-4-5-5 0-5 2-6 8-6 20-18 48-39 48-7 0-10-4-10-14 0-8 3-18 7-26 6-17 24-63 24-84 0-25-16-42-44-42-25 0-43 12-58 30 10-41 20-82 30-123z"><text:p/></draw:path><draw:path draw:style-name="gr3" draw:text-style-name="P6" svg:width="0.076in" svg:height="0.0874in" svg:x="0.1343in" svg:y="0.0232in" svg:viewBox="0 0 194 223" svg:d="M180 119c7 0 14 0 14-8 0-7-7-7-14-7-55 0-109 0-164 0 5-51 49-89 104-89 20 0 41 0 60 0 7 0 14 0 14-7 0-8-7-8-14-8-21 0-40 0-61 0-66 0-119 50-119 111s53 112 119 112c21 0 40 0 61 0 7 0 14 0 14-8s-7-8-14-8c-19 0-40 0-60 0-55 0-99-37-104-88 55 0 109 0 164 0z"><text:p/></draw:path><draw:path draw:style-name="gr3" draw:text-style-name="P6" svg:width="0.1028in" svg:height="0.1059in" svg:x="0.2693in" svg:y="0.002in" svg:viewBox="0 0 262 270" svg:d="M33 35c0 62 0 125 0 187 0 21-2 27-22 28-4 0-11 0-11 7s5 7 13 7c20 0 40 0 60 0 6 0 13 0 13-7s-7-7-12-7c-21-1-25-8-25-28 0-59 0-117 0-176 57 73 112 146 168 219 3 4 5 5 7 5 7 0 7-5 7-12 0-73 0-144 0-217 0-21 3-27 22-27 2 0 9-1 9-6 0-8-7-8-13-8-19 0-38 0-57 0-7 0-13 0-13 8 0 6 7 6 11 6 22 0 24 8 24 28 0 40 0 80 0 120-38-52-78-105-116-156-3-6-5-6-13-6-22 0-45 0-67 0-8 0-14 0-14 8 0 5 6 6 8 6 11 1 19 7 22 11-1 4-1 5-1 10zM218 244c-56-74-112-147-169-221-3-4-3-5-7-9 15 0 31 0 46 0 43 59 87 117 130 175 0 18 0 37 0 55z"><text:p/></draw:path><draw:path draw:style-name="gr3" draw:text-style-name="P6" svg:width="0.1346in" svg:height="0.0787in" svg:x="0.4256in" svg:y="0.0283in" svg:viewBox="0 0 343 201" svg:d="M300 108c-21 17-32 32-34 38-17 25-14 33-21 49 0 6 5 6 8 6 7 0 7-1 9-8 9-37 32-69 75-87 5-1 6-3 6-6s-2-2-3-3c-18-7-64-26-79-91-1-5-1-6-8-6-3 0-8 0-8 4 0 2 4 26 20 52 8 11 19 25 35 37-95 0-191 0-287 0-6 0-13 0-13 7 0 8 7 8 13 8 96 0 192 0 287 0z"><text:p/></draw:path><draw:path draw:style-name="gr3" draw:text-style-name="P6" svg:width="0.1028in" svg:height="0.1059in" svg:x="0.6154in" svg:y="0.002in" svg:viewBox="0 0 262 270" svg:d="M34 35c0 62 0 125 0 187 0 21-3 27-23 28-4 0-11 0-11 7s7 7 13 7c20 0 40 0 60 0 7 0 13 0 13-7s-7-7-12-7c-21-1-25-8-25-28 0-59 0-117 0-176 57 73 112 146 168 219 3 4 5 5 7 5 7 0 7-5 7-12 0-73 0-144 0-217 0-21 4-27 22-27 2 0 9-1 9-6 0-8-6-8-13-8-19 0-38 0-57 0-6 0-13 0-13 8 0 6 7 6 11 6 22 0 26 8 26 28 0 40 0 80 0 120-39-52-79-105-117-156-4-6-6-6-14-6-22 0-45 0-67 0-8 0-14 0-14 8 0 5 6 6 9 6 10 1 18 7 21 11 0 4 0 5 0 10zM218 244c-56-74-112-147-169-221-3-4-3-5-7-9 15 0 31 0 46 0 43 59 87 117 130 175 0 18 0 37 0 55z"><text:p/></draw:path></draw:g></text:span><text:span text:style-name="T8"><text:s/>פונקציה, נגדיר לסעיף הזה ולסעיפים הבאים את יחס השקילות </text:span><text:span text:style-name="T8"><draw:g text:anchor-type="as-char" svg:y="-0.1043in" draw:z-index="242" draw:name="Shape2" draw:style-name="gr1"><svg:title>TexMaths</svg:title><svg:desc>11§display§R_h§svg§600§FALSE§</svg:desc><draw:path draw:style-name="gr2" draw:text-style-name="P5" svg:width="0.1646in" svg:height="0.111in" svg:x="0.0016in" svg:y="0.0071in" svg:viewBox="0 0 419 283" svg:d="M0 0c140 0 280 0 419 0 0 95 0 189 0 283-139 0-279 0-419 0 0-94 0-188 0-283z"><text:p/></draw:path><draw:path draw:style-name="gr3" draw:text-style-name="P6" svg:width="0.1075in" svg:height="0.1063in" svg:x="-0.0004in" svg:y="0in" svg:viewBox="0 0 274 271" svg:d="M129 26c2-8 4-13 11-14 3 0 16 0 24 0 26 0 68 0 68 39 0 12-4 39-20 54-9 10-30 23-64 23-15 0-29 0-43 0 7-34 15-68 24-102zM185 132c38-9 84-35 84-74 0-34-36-58-85-58-36 0-73 0-109 0-8 0-12 0-12 8 0 4 4 4 11 4 1 0 9 0 15 1 7 0 10 1 10 6 0 2 0 3-1 7-18 69-34 138-52 207-4 14-5 17-35 17-7 0-11 0-11 8 0 4 3 3 6 4 11 0 37-1 48-1 10 0 38 1 49 1 4 0 8 0 8-7 0-5-3-5-11-5-14 0-25 0-25-6 0-3 1-5 1-7 8-34 16-68 25-101 16 0 31 0 47 0 35 0 41 22 41 34 0 5-2 17-5 26-2 11-6 26-6 33 0 42 47 42 51 42 32 0 45-39 45-44s-3-5-4-5c-4 0-5 3-5 5-10 29-26 35-35 35-12 0-14-8-14-23 0-12 2-32 3-44 1-5 2-13 2-19 0-28-26-39-36-44z"><text:p/></draw:path><draw:path draw:style-name="gr3" draw:text-style-name="P6" svg:width="0.0579in" svg:height="0.074in" svg:x="0.1161in" svg:y="0.0531in" svg:viewBox="0 0 148 189" svg:d="M65 8c0-1 1-4 1-5s-1-3-4-3c-6 0-28 1-36 2-2 0-5 0-5 7 0 3 3 3 7 3 13 0 13 2 13 5 0 1 0 3-1 5-12 51-26 101-38 152-2 5-1 5-2 6 0 4 3 9 10 9 2 0 8-2 11-7 0-2 3-12 4-18 3-7 5-15 7-23 0-3 3-14 3-18 4-11 4-11 9-19 9-14 22-29 43-29 15 0 16 13 16 20 0 15-12 45-16 57-3 8-4 10-4 13 0 15 12 24 26 24 26 0 39-37 39-40 0-5-4-5-5-5-3 0-4 3-5 5-6 21-18 32-29 32-6 0-7-4-7-9 0-7 3-10 7-21 3-9 14-37 14-53 0-3 0-15-10-23-4-3-12-7-25-7-20 0-34 10-44 22 7-27 14-55 21-82z"><text:p/></draw:path></draw:g></text:span><text:span text:style-name="T8"><text:s/>באופן הבא: </text:span></text:p>
      <text:p text:style-name="P7"><draw:g text:anchor-type="as-char" svg:y="-0.1319in" draw:z-index="240" draw:name="Shape3" draw:style-name="gr1"><svg:title>TexMaths</svg:title><svg:desc>11§display§R_h = \{ \lla f, g \ra \in (A \to \N)^2 \mid h \circ f = h \circ g \}§svg§600§FALSE§</svg:desc><draw:path draw:style-name="gr2" draw:text-style-name="P5" svg:width="2.6039in" svg:height="0.1543in" svg:x="0.0016in" svg:y="0.0079in" svg:viewBox="0 0 6615 393" svg:d="M0 0c2205 0 4410 0 6615 0 0 131 0 263 0 393-2205 0-4410 0-6615 0 0-130 0-262 0-393z"><text:p/></draw:path><draw:path draw:style-name="gr3" draw:text-style-name="P6" svg:width="0.1083in" svg:height="0.1059in" svg:x="-0.0004in" svg:y="0.0295in" svg:viewBox="0 0 276 270" svg:d="M130 26c2-8 3-13 11-14 3 0 15 0 23 0 27 0 70 0 70 39 0 13-6 39-21 53-10 11-30 23-66 23-14 0-28 0-43 0 9-34 17-67 26-101zM185 132c39-8 86-35 86-74 0-33-36-58-86-58-37 0-74 0-110 0-8 0-11 0-11 8 0 4 3 4 11 4 4 0 7 0 14 1 7 0 10 1 10 6 0 2 0 3-1 7-18 68-34 138-52 206-4 15-4 18-35 18-7 0-11 0-11 8 0 3 3 2 5 3 11 0 39-1 50-1 10 0 37 1 48 1 4 0 8 0 8-7 0-4-3-4-11-4-14 0-24 0-24-7 0-2 0-5 1-7 9-33 16-67 25-101 16 0 31 0 46 0 36 0 42 22 42 35 0 7-3 18-5 28s-7 23-7 31c0 41 47 41 52 41 33 0 46-38 46-44 0-4-3-2-4-4-4 0-5 2-5 5-10 28-26 34-35 34-13 0-16-7-16-23 0-12 3-30 4-42 1-6 1-13 1-18 0-30-25-42-36-46z"><text:p/></draw:path><draw:path draw:style-name="gr3" draw:text-style-name="P6" svg:width="0.0575in" svg:height="0.074in" svg:x="0.1169in" svg:y="0.0823in" svg:viewBox="0 0 147 189" svg:d="M65 8c0-1 1-4 1-5s-1-3-4-3c-6 0-28 2-36 2-2 1-5 1-5 7 0 3 3 3 6 3 14 0 14 2 14 4 0 3 0 4-1 6-14 51-26 101-39 153-1 5-1 5-1 6 0 4 3 8 10 8 2 0 8-1 11-7 0-1 3-11 4-16 2-9 5-17 7-24 0-5 3-15 3-19 3-10 3-10 9-19 9-13 22-28 43-28 15 0 16 12 16 18 0 17-12 47-16 58-2 7-3 10-3 14 0 14 11 23 25 23 26 0 38-36 38-41 0-3-3-3-4-3-3 0-3 1-4 4-7 22-19 33-29 33-7 0-8-4-8-10s2-9 7-21c3-8 14-37 14-52 0-5 0-16-10-24-4-4-12-7-25-7-20 0-34 11-44 22 7-27 14-55 21-82z"><text:p/></draw:path><draw:path draw:style-name="gr3" draw:text-style-name="P6" svg:width="0.1008in" svg:height="0.035in" svg:x="0.2386in" svg:y="0.0783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531in" svg:height="0.1504in" svg:x="0.402in" svg:y="0.0193in" svg:viewBox="0 0 136 383" svg:d="M81 51c0-16 10-40 52-43 2 0 3-1 3-4 0-4-2-4-6-4-39 0-74 20-75 48 0 29 0 57 0 87 0 16 0 28-15 41-14 11-28 12-37 12-2 0-3 2-3 4 0 4 2 4 5 5 27 1 44 15 49 33 1 4 1 4 1 18 0 26 0 51 0 76 0 17 0 29 19 44 15 11 40 15 56 15 4 0 6 0 6-4 0-3-2-3-5-4-24-1-44-14-49-33-1-4-1-5-1-19 0-26 0-53 0-80 0-18-3-24-15-35-9-9-20-12-31-16 32-9 46-26 46-49 0-31 0-62 0-92z"><text:p/></draw:path><draw:path draw:style-name="gr3" draw:text-style-name="P6" svg:width="0.0752in" svg:height="0.137in" svg:x="0.4752in" svg:y="0.026in" svg:viewBox="0 0 192 349" svg:d="M121 118c11 0 22 0 33 0 8 0 12 0 12-8 0-5-4-5-11-5-11 0-21 0-32 0 3-14 6-28 9-42 1-9 7-37 9-41 3-8 10-13 18-13 2 0 11 0 19 7-17 2-21 15-21 20 0 9 7 15 15 15 9 0 20-9 20-24 0-17-17-27-33-27-13 0-38 8-49 45-2 9-3 12-13 60-9 0-18 0-27 0-7 0-11 0-11 8 0 5 4 5 10 5 9 0 18 0 27 0-10 50-20 101-30 151-7 38-13 73-33 73-2 0-12 0-19-8 18-1 21-14 21-21 0-9-6-13-14-13-10 0-21 9-21 23 0 18 16 26 33 26 21 0 36-22 43-37 13-24 22-70 22-74 8-39 15-80 23-120z"><text:p/></draw:path><draw:path draw:style-name="gr3" draw:text-style-name="P6" svg:width="0.0173in" svg:height="0.0449in" svg:x="0.5626in" svg:y="0.1165in" svg:viewBox="0 0 45 115" svg:d="M45 41c0-26-10-41-25-41-12 0-20 10-20 21 0 10 8 20 20 20 5 0 10-1 14-5 1-1 1-1 1-1 1 0 1 0 1 6 0 28-13 51-26 64-5 4-5 5-5 6 0 3 3 4 5 4 4 0 35-29 35-74z"><text:p/></draw:path><draw:path draw:style-name="gr3" draw:text-style-name="P6" svg:width="0.0693in" svg:height="0.0969in" svg:x="0.6193in" svg:y="0.0665in" svg:viewBox="0 0 177 247" svg:d="M176 24c0-2 1-3 1-6 0-7-4-10-11-10-4 0-14 2-15 16-8-14-21-24-37-24-44 0-92 54-92 109 0 38 24 60 52 60 23 0 40-17 45-22-8 35-12 51-12 52-3 3-16 41-56 41-8 0-20-2-31-5 11-3 15-13 15-19s-4-13-14-13c-9 0-21 7-21 21 0 16 14 23 52 23 48 0 76-29 81-51 14-58 29-115 43-172zM125 121c-2 10-11 19-18 26-9 7-21 15-32 15-19 0-26-20-26-36 0-18 11-64 22-84 10-19 28-34 43-34 26 0 31 30 31 33 0 1 0 4-1 6-7 24-12 49-19 74z"><text:p/></draw:path><draw:path draw:style-name="gr3" draw:text-style-name="P6" svg:width="0.0339in" svg:height="0.1504in" svg:x="0.7035in" svg:y="0.0193in" svg:viewBox="0 0 87 383" svg:d="M85 199c2-5 2-6 2-7s0-2-2-6c-23-60-45-118-69-177-2-7-4-9-8-9-5 0-8 3-8 8 0 1 0 1 2 5 23 60 45 119 68 179-23 58-45 118-68 177-2 5-2 5-2 7 0 4 3 7 8 7s6-4 8-7c24-60 46-119 69-177z"><text:p/></draw:path><draw:path draw:style-name="gr3" draw:text-style-name="P6" svg:width="0.076in" svg:height="0.087in" svg:x="0.8091in" svg:y="0.052in" svg:viewBox="0 0 194 222" svg:d="M180 120c7 0 14 0 14-8s-7-8-14-8c-55 0-109 0-164 0 5-51 49-89 104-89 20 0 41 0 60 0 7 0 14 0 14-7 0-8-7-8-14-8-21 0-40 0-61 0-66 0-119 51-119 112 0 62 53 110 119 110 21 0 40 0 61 0 7 0 14 0 14-7s-7-7-14-7c-19 0-40 0-60 0-55 0-99-37-104-88 55 0 109 0 164 0z"><text:p/></draw:path><draw:path draw:style-name="gr3" draw:text-style-name="P6" svg:width="0.0346in" svg:height="0.1504in" svg:x="0.9555in" svg:y="0.0193in" svg:viewBox="0 0 89 383" svg:d="M89 379c0-1 0-1-7-8-48-48-60-122-60-179 0-67 14-134 63-182 4-5 4-6 4-7 0-2-1-3-3-3-5 0-39 26-62 75-20 43-24 84-24 117 0 29 4 76 25 119 23 47 56 72 61 72 2 0 3-1 3-4z"><text:p/></draw:path><draw:path draw:style-name="gr3" draw:text-style-name="P6" svg:width="0.1039in" svg:height="0.1075in" svg:x="1.0047in" svg:y="0.0256in" svg:viewBox="0 0 265 274" svg:d="M56 230c-16 26-31 31-48 33-5 0-8 0-8 7 0 2 2 4 4 4 11 0 23-2 34-2 13 0 27 2 39 2 2 0 8 0 8-7 0-4-5-4-7-4-9-2-19-5-19-15 0-4 4-8 6-14 10-15 20-32 30-47 31 0 64 0 96 0 1 7 7 59 7 62 0 12-20 14-28 14-5 0-9 0-9 7 0 4 4 4 5 4 15 0 33-2 48-2 10 0 35 2 44 2 3 0 7 0 7-8 0-3-4-3-9-3-24 0-24-4-25-15-8-79-15-159-23-239-1-8-1-9-8-9-6 0-8 2-10 7-45 74-89 149-134 223zM102 175c26-43 51-86 76-128 5 42 8 85 12 128-29 0-58 0-88 0z"><text:p/></draw:path><draw:path draw:style-name="gr3" draw:text-style-name="P6" svg:width="0.1346in" svg:height="0.0787in" svg:x="1.1642in" svg:y="0.0551in" svg:viewBox="0 0 343 201" svg:d="M301 109c-21 16-32 32-35 36-17 27-13 34-20 52 0 4 5 4 8 4 7 0 7 0 8-8 9-37 32-69 76-88 4-1 5-2 5-4 0-3-2-4-3-4-17-7-64-26-78-90-1-6-1-7-8-7-3 0-8 0-8 5 7 17 4 25 20 51 8 11 19 25 35 37-95 0-191 0-287 0-7 0-14 0-14 8s7 8 14 8c96 0 192 0 287 0z"><text:p/></draw:path><draw:path draw:style-name="gr3" draw:text-style-name="P6" svg:width="0.1024in" svg:height="0.1059in" svg:x="1.3539in" svg:y="0.0287in" svg:viewBox="0 0 261 270" svg:d="M33 35c0 63 0 125 0 187 0 21-3 27-23 27-3 0-10 1-10 7 0 7 5 7 13 7 20 0 40 0 60 0 6 0 13 0 13-7 0-6-7-7-12-7-21 0-25-8-25-28 0-58 0-117 0-175 57 73 112 146 168 219 3 4 5 5 7 5 7 0 7-6 7-12 0-71 0-144 0-216 0-22 3-28 21-28 2 0 9-1 9-6 0-8-6-8-12-8-19 0-38 0-57 0-7 0-13 0-13 8 0 6 7 6 11 6 21 0 24 8 24 29 0 39 0 79 0 120-38-53-78-105-116-158-3-5-5-5-13-5-23 0-45 0-69 0-6 0-12 0-12 8 0 5 6 6 8 6 11 1 18 7 22 12-1 3-1 4-1 9zM218 244c-56-74-112-147-169-221-4-4-4-5-7-9 15 0 29 0 45 0 44 59 87 117 131 175 0 19 0 36 0 55z"><text:p/></draw:path><draw:path draw:style-name="gr3" draw:text-style-name="P6" svg:width="0.0346in" svg:height="0.1504in" svg:x="1.4685in" svg:y="0.0193in" svg:viewBox="0 0 89 383" svg:d="M89 192c0-29-4-77-25-119-23-49-56-73-61-73-2 0-3 1-3 3 0 1 0 2 7 9 38 39 60 100 60 180 0 65-14 132-63 182-4 4-4 4-4 5 0 3 1 4 3 4 5 0 39-26 62-74 20-43 24-86 24-117z"><text:p/></draw:path><draw:path draw:style-name="gr3" draw:text-style-name="P6" svg:width="0.0465in" svg:height="0.0701in" svg:x="1.5256in" svg:y="0in" svg:viewBox="0 0 119 179" svg:d="M119 130c-4 0-6 0-9 0-1 6-3 22-7 24-2 2-23 2-27 2-17 0-33 0-50 0 29-25 39-33 54-45 20-17 39-33 39-58 0-33-29-53-63-53s-56 23-56 48c0 14 11 16 14 16 7 0 15-6 15-15 0-5-3-14-17-14 9-20 28-25 40-25 27 0 41 21 41 43 0 23-17 41-26 51-22 21-43 42-65 64-2 2-2 3-2 11 37 0 74 0 111 0 2-16 6-33 8-49z"><text:p/></draw:path><draw:path draw:style-name="gr3" draw:text-style-name="P6" svg:width="0.0055in" svg:height="0.1504in" svg:x="1.6472in" svg:y="0.0193in" svg:viewBox="0 0 15 383" svg:d="M15 13c0-6 0-13-7-13-8 0-8 7-8 13 0 119 0 237 0 356 0 8 0 14 8 14 7 0 7-6 7-14 0-119 0-237 0-356z"><text:p/></draw:path><draw:path draw:style-name="gr3" draw:text-style-name="P6" svg:width="0.0744in" svg:height="0.1059in" svg:x="1.7224in" svg:y="0.0283in" svg:viewBox="0 0 190 270" svg:d="M90 4c-2-1 0-4-5-4-9 0-38 3-48 4-3 0-7 1-7 8 0 4 4 4 10 4 18 0 18 4 18 7 0 2-1 6-1 8-19 73-37 147-56 221-1 5-1 5-1 7 0 10 8 11 11 11 7 0 12-4 14-10 2-8 6-18 8-28 3-11 5-23 9-34 2-9 4-17 6-26 0-3 4-15 4-17 2-3 13-25 26-35 9-7 21-15 37-15 17 0 21 14 21 28 0 21-14 63-24 85-3 8-4 14-4 22 0 17 13 30 32 30 36 0 50-55 50-58s-4-3-5-3c-4 0-4 1-6 6-5 20-17 48-39 48-7 0-9-5-9-14s3-18 6-27c7-15 25-62 25-84 0-25-17-40-45-40-25 0-43 11-58 29 10-41 21-82 31-123z"><text:p/></draw:path><draw:path draw:style-name="gr3" draw:text-style-name="P6" svg:width="0.0587in" svg:height="0.0583in" svg:x="1.8441in" svg:y="0.0665in" svg:viewBox="0 0 150 149" svg:d="M150 75c0-42-35-75-75-75-42 0-75 34-75 75 0 40 33 74 75 74 40 0 75-34 75-74zM75 134c-33 0-60-27-60-59 0-33 27-60 60-60 32 0 59 27 59 60s-27 59-59 59z"><text:p/></draw:path><draw:path draw:style-name="gr3" draw:text-style-name="P6" svg:width="0.0752in" svg:height="0.137in" svg:x="1.9535in" svg:y="0.026in" svg:viewBox="0 0 192 349" svg:d="M121 118c11 0 22 0 33 0 8 0 12 0 12-8 0-5-4-5-11-5-11 0-21 0-32 0 2-14 6-28 8-42 2-9 8-37 10-41 3-8 10-13 17-13 3 0 12 0 20 7-17 2-21 15-21 20 0 9 7 15 15 15 9 0 20-9 20-24 0-17-17-27-34-27-13 0-37 8-48 45-2 9-3 12-13 60-9 0-18 0-27 0-7 0-12 0-12 8 0 5 5 5 11 5 9 0 17 0 26 0-10 50-19 101-29 151-7 38-13 73-33 73-2 0-12 0-19-8 18-1 21-14 21-21 0-9-6-13-14-13-10 0-21 9-21 23 0 18 16 26 33 26 21 0 36-22 43-37 12-24 22-70 22-74 8-39 15-80 23-120z"><text:p/></draw:path><draw:path draw:style-name="gr3" draw:text-style-name="P6" svg:width="0.1008in" svg:height="0.035in" svg:x="2.087in" svg:y="0.0783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74in" svg:height="0.1059in" svg:x="2.2476in" svg:y="0.0283in" svg:viewBox="0 0 189 270" svg:d="M89 4c-1-1 0-4-4-4-9 0-38 3-48 4-3 0-7 1-7 8 0 4 3 4 10 4 17 0 18 4 18 7 0 2-1 6-1 8-19 73-37 147-56 221-1 5-1 5-1 7 0 10 8 11 11 11 7 0 12-4 14-10 2-8 6-18 8-28 2-11 5-23 8-34 2-9 5-17 6-26 1-3 5-15 5-17 1-3 13-25 26-35 9-7 21-15 37-15 17 0 21 14 21 28 0 21-15 63-24 85-3 8-5 14-5 22 0 17 14 30 32 30 36 0 50-55 50-58s-3-3-4-3c-4 0-4 1-6 6-5 20-18 48-39 48-7 0-9-5-9-14s3-18 6-27c6-15 24-62 24-84 0-25-16-40-44-40-25 0-43 11-58 29 10-41 20-82 30-123z"><text:p/></draw:path><draw:path draw:style-name="gr3" draw:text-style-name="P6" svg:width="0.0591in" svg:height="0.0583in" svg:x="2.3689in" svg:y="0.0665in" svg:viewBox="0 0 151 149" svg:d="M151 75c0-42-34-75-75-75-42 0-76 34-76 75 0 40 34 74 76 74 41 0 75-34 75-74zM76 134c-34 0-61-27-61-59 0-33 28-60 61-60 32 0 59 27 59 60s-27 59-59 59z"><text:p/></draw:path><draw:path draw:style-name="gr3" draw:text-style-name="P6" svg:width="0.0693in" svg:height="0.0969in" svg:x="2.4728in" svg:y="0.0665in" svg:viewBox="0 0 177 247" svg:d="M176 24c1-2 1-3 1-6 0-7-4-10-11-10-3 0-14 2-15 16-8-14-21-24-37-24-44 0-92 54-92 109 0 38 24 60 52 60 23 0 40-17 45-22-8 35-12 51-12 52-3 3-16 41-56 41-8 0-20-2-31-5 11-3 15-13 15-19s-4-13-14-13c-9 0-21 7-21 21 0 16 14 23 52 23 48 0 76-29 81-51 14-58 29-115 43-172zM126 121c-3 10-12 19-19 26-9 7-21 15-32 15-19 0-26-20-26-36 0-18 13-64 22-84 11-19 28-34 43-34 27 0 31 30 31 33 0 1 0 4-1 6-5 24-12 49-18 74z"><text:p/></draw:path><draw:path draw:style-name="gr3" draw:text-style-name="P6" svg:width="0.0535in" svg:height="0.1504in" svg:x="2.5594in" svg:y="0.0193in" svg:viewBox="0 0 137 383" svg:d="M56 332c0 15-10 40-53 43-1 1-3 2-3 4 0 4 4 4 8 4 37 0 73-18 73-48 0-28 0-58 0-88 0-14 0-27 16-38 14-11 28-12 37-12 2-1 3-3 3-5 0-4-2-4-6-4-25-1-44-16-49-34-1-5-1-6-1-19 0-26 0-52 0-77 0-15 0-28-17-43-17-12-43-15-56-15-4 0-8 0-8 4s2 4 7 4c24 2 42 14 48 34 1 3 1 4 1 17 0 27 0 54 0 82 0 17 3 23 15 36 8 8 19 12 30 15-31 9-45 26-45 48 0 30 0 61 0 92z"><text:p/></draw:path></draw:g></text:p>
      <text:p text:style-name="P4">נוכיח ש־<text:span text:style-name="T8"><draw:g text:anchor-type="as-char" svg:y="-0.1043in" draw:z-index="241" draw:name="Shape4" draw:style-name="gr1"><svg:title>TexMaths</svg:title><svg:desc>11§display§R_h§svg§600§FALSE§</svg:desc><draw:path draw:style-name="gr2" draw:text-style-name="P5" svg:width="0.1646in" svg:height="0.111in" svg:x="0.0016in" svg:y="0.0071in" svg:viewBox="0 0 419 283" svg:d="M0 0c140 0 280 0 419 0 0 95 0 189 0 283-139 0-279 0-419 0 0-94 0-188 0-283z"><text:p/></draw:path><draw:path draw:style-name="gr3" draw:text-style-name="P6" svg:width="0.1075in" svg:height="0.1063in" svg:x="-0.0004in" svg:y="0in" svg:viewBox="0 0 274 271" svg:d="M129 26c2-8 4-13 11-14 3 0 16 0 24 0 26 0 68 0 68 39 0 12-4 39-20 54-9 10-30 23-64 23-15 0-29 0-43 0 7-34 15-68 24-102zM185 132c38-9 84-35 84-74 0-34-36-58-85-58-36 0-73 0-109 0-8 0-12 0-12 8 0 4 4 4 11 4 1 0 9 0 15 1 7 0 10 1 10 6 0 2 0 3-1 7-18 69-34 138-52 207-4 14-5 17-35 17-7 0-11 0-11 8 0 4 3 3 6 4 11 0 37-1 48-1 10 0 38 1 49 1 4 0 8 0 8-7 0-5-3-5-11-5-14 0-25 0-25-6 0-3 1-5 1-7 8-34 16-68 25-101 16 0 31 0 47 0 35 0 41 22 41 34 0 5-2 17-5 26-2 11-6 26-6 33 0 42 47 42 51 42 32 0 45-39 45-44s-3-5-4-5c-4 0-5 3-5 5-10 29-26 35-35 35-12 0-14-8-14-23 0-12 2-32 3-44 1-5 2-13 2-19 0-28-26-39-36-44z"><text:p/></draw:path><draw:path draw:style-name="gr3" draw:text-style-name="P6" svg:width="0.0579in" svg:height="0.074in" svg:x="0.1161in" svg:y="0.0531in" svg:viewBox="0 0 148 189" svg:d="M65 8c0-1 1-4 1-5s-1-3-4-3c-6 0-28 1-36 2-2 0-5 0-5 7 0 3 3 3 7 3 13 0 13 2 13 5 0 1 0 3-1 5-12 51-26 101-38 152-2 5-1 5-2 6 0 4 3 9 10 9 2 0 8-2 11-7 0-2 3-12 4-18 3-7 5-15 7-23 0-3 3-14 3-18 4-11 4-11 9-19 9-14 22-29 43-29 15 0 16 13 16 20 0 15-12 45-16 57-3 8-4 10-4 13 0 15 12 24 26 24 26 0 39-37 39-40 0-5-4-5-5-5-3 0-4 3-5 5-6 21-18 32-29 32-6 0-7-4-7-9 0-7 3-10 7-21 3-9 14-37 14-53 0-3 0-15-10-23-4-3-12-7-25-7-20 0-34 10-44 22 7-27 14-55 21-82z"><text:p/></draw:path></draw:g></text:span><text:span text:style-name="T8"> יחס שקילות;</text:span></text:p>
      <text:list text:style-name="L1">
        <text:list-item>
          <text:p text:style-name="P8">רפלקסיביות: יהי <text:span text:style-name="T8"><draw:g text:anchor-type="as-char" svg:y="-0.1075in" draw:z-index="239" draw:name="Shape5" draw:style-name="gr1"><svg:title>TexMaths</svg:title><svg:desc>11§display§f \colon \N \to \N§svg§600§FALSE§</svg:desc><draw:path draw:style-name="gr2" draw:text-style-name="P5" svg:width="0.637in" svg:height="0.1217in" svg:x="-0.0004in" svg:y="0.0075in" svg:viewBox="0 0 1619 310" svg:d="M0 0c540 0 1080 0 1619 0 0 103 0 207 0 310-539 0-1079 0-1619 0 0-103 0-207 0-310z"><text:p/></draw:path><draw:path draw:style-name="gr3" draw:text-style-name="P6" svg:width="0.0752in" svg:height="0.1374in" svg:x="0in" svg:y="0in" svg:viewBox="0 0 192 350" svg:d="M121 118c11 0 22 0 33 0 8 0 12 0 12-8 0-4-4-4-11-4-11 0-21 0-32 0 2-16 6-30 8-44 2-8 8-36 10-40 3-8 10-13 17-13 3 0 12 0 20 6-17 2-21 16-21 21 0 9 7 13 15 13 9 0 20-7 20-23 0-17-17-26-34-26-13 0-37 7-48 45-2 8-3 12-13 61-9 0-18 0-27 0-7 0-12 0-12 7 0 5 5 5 11 5 9 0 17 0 26 0-10 50-19 100-29 150-7 38-13 73-34 73-1 0-11 0-18-7 18-1 21-15 21-21 0-8-6-13-14-13-10 0-21 8-21 23 0 18 16 27 32 27 22 0 37-23 44-38 12-24 21-71 22-73 8-41 15-81 23-121z"><text:p/></draw:path><draw:path draw:style-name="gr3" draw:text-style-name="P6" svg:width="0.0157in" svg:height="0.065in" svg:x="0.1126in" svg:y="0.0429in" svg:viewBox="0 0 41 166" svg:d="M41 21c0-12-9-21-20-21-12 0-21 9-21 21 0 11 9 20 21 20 11 0 20-9 20-20zM41 146c0-12-9-21-20-21-12 0-21 9-21 21 0 11 9 20 21 20 11 0 20-9 20-20z"><text:p/></draw:path><draw:path draw:style-name="gr3" draw:text-style-name="P6" svg:width="0.1028in" svg:height="0.1063in" svg:x="0.1961in" svg:y="0.0028in" svg:viewBox="0 0 262 271" svg:d="M34 35c0 63 0 126 0 187 0 20-3 28-23 28-4 0-11 0-11 6 0 7 7 7 13 7 20 0 41 0 61 0 6 0 12 0 12-7 0-6-6-6-11-6-22 0-24-9-24-29 0-58 0-118 0-176 55 74 111 146 166 220 3 5 5 6 8 6 7 0 7-7 7-14 0-72 0-144 0-216 0-21 3-27 21-28 2 0 9 0 9-6 0-7-6-7-14-7-18 0-37 0-56 0-6 0-13 0-13 7 0 6 7 6 11 6 22 1 25 9 25 29 0 39 0 80 0 121-38-53-78-105-116-158-4-5-6-5-14-5-22 0-45 0-67 0-7 0-14 0-14 7 0 6 7 6 9 6 10 1 18 8 21 12 0 4 0 5 0 10zM218 243c-56-73-111-146-167-220-5-5-5-5-9-10 15 0 31 0 46 0 43 58 87 117 130 175 0 19 0 37 0 55z"><text:p/></draw:path><draw:path draw:style-name="gr3" draw:text-style-name="P6" svg:width="0.1346in" svg:height="0.0783in" svg:x="0.3524in" svg:y="0.0291in" svg:viewBox="0 0 343 200" svg:d="M301 109c-22 15-32 32-35 36-18 27-21 50-21 51 0 4 6 4 8 4 6 0 8-1 9-7 8-37 32-70 76-87 4-1 5-3 5-5 0-3-2-4-3-4-17-7-64-27-78-91-1-5-3-6-9-6-2 0-8 0-8 4 0 2 5 26 20 51 8 12 19 25 36 37-95 0-191 0-287 0-7 0-14 0-14 9 0 8 7 8 14 8 96 0 192 0 287 0z"><text:p/></draw:path><draw:path draw:style-name="gr3" draw:text-style-name="P6" svg:width="0.1028in" svg:height="0.1063in" svg:x="0.5421in" svg:y="0.0028in" svg:viewBox="0 0 262 271" svg:d="M34 35c0 63 0 126 0 187 0 20-3 28-23 28-4 0-11 0-11 6 0 7 7 7 13 7 20 0 41 0 61 0 6 0 12 0 12-7 0-6-6-6-11-6-22 0-24-9-24-29 0-58 0-118 0-176 55 74 111 146 166 220 3 5 5 6 8 6 7 0 7-7 7-14 0-72 0-144 0-216 0-21 3-27 21-28 2 0 9 0 9-6 0-7-6-7-14-7-18 0-37 0-56 0-6 0-13 0-13 7 0 6 8 6 11 6 22 1 25 9 25 29 0 39 0 80 0 121-38-53-78-105-116-158-4-5-6-5-14-5-22 0-45 0-67 0-7 0-14 0-14 7 0 6 7 6 9 6 10 1 18 8 21 12 0 4 0 5 0 10zM218 243c-56-73-111-146-167-220-5-5-5-5-9-10 15 0 31 0 46 0 43 58 87 117 130 175 0 19 0 37 0 55z"><text:p/></draw:path></draw:g></text:span><text:span text:style-name="T8">. נוכיח </text:span><text:span text:style-name="T8"><draw:g text:anchor-type="as-char" svg:y="-0.1134in" draw:z-index="238" draw:name="Shape6" draw:style-name="gr1"><svg:title>TexMaths</svg:title><svg:desc>11§display§\la f, f \ra \in R_h§svg§600§FALSE§</svg:desc><draw:path draw:style-name="gr2" draw:text-style-name="P5" svg:width="0.7102in" svg:height="0.1358in" svg:x="-0.0004in" svg:y="0.0071in" svg:viewBox="0 0 1805 346" svg:d="M903 346c-301 0-602 0-903 0 0-116 0-230 0-346 602 0 1203 0 1805 0 0 116 0 230 0 346-300 0-602 0-902 0z"><text:p/></draw:path><draw:path draw:style-name="gr3" draw:text-style-name="P6" svg:width="0.0335in" svg:height="0.1512in" svg:x="0.0087in" svg:y="0in" svg:viewBox="0 0 86 385" svg:d="M84 15c2-4 2-5 2-7 0-5-3-8-8-8-3 0-5 2-9 9-22 59-45 118-67 177-1 2-2 4-2 8 0 1 0 1 2 5 22 59 45 118 67 176 1 5 4 10 9 10s8-3 8-7c0-1 0-3-2-7-24-59-45-119-69-177 24-60 45-119 69-179z"><text:p/></draw:path><draw:path draw:style-name="gr3" draw:text-style-name="P6" svg:width="0.076in" svg:height="0.1374in" svg:x="0.0591in" svg:y="0.0067in" svg:viewBox="0 0 194 350" svg:d="M122 118c11 0 22 0 33 0 8 0 11 0 11-8 0-4-3-4-10-4-11 0-21 0-32 0 2-16 6-30 8-44 2-8 7-36 10-40 3-8 10-13 18-13 2 0 12 0 18 6-16 2-21 16-21 21 0 9 8 14 15 14 10 0 22-9 22-24 0-17-18-26-34-26-14 0-38 7-49 45-3 8-4 12-13 61-9 0-18 0-27 0-7 0-12 0-12 7 0 5 4 5 11 5 9 0 17 0 26 0-10 50-19 100-29 151-8 37-13 72-34 72-1 0-11 0-19-6 19-1 22-16 22-21 0-9-7-13-14-13-10 0-22 8-22 23 0 17 18 26 33 26 22 0 37-23 44-37 12-25 21-71 22-74 8-40 15-80 23-121z"><text:p/></draw:path><draw:path draw:style-name="gr3" draw:text-style-name="P6" svg:width="0.0173in" svg:height="0.0453in" svg:x="0.1465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6" svg:width="0.0756in" svg:height="0.1374in" svg:x="0.2094in" svg:y="0.0067in" svg:viewBox="0 0 193 350" svg:d="M121 118c11 0 22 0 33 0 8 0 12 0 12-8 0-4-4-4-11-4-11 0-21 0-32 0 2-16 6-30 8-44 2-8 8-36 10-40 3-8 10-13 17-13 3 0 12 0 20 6-17 2-21 16-21 21 0 9 7 14 15 14 9 0 21-9 21-24 0-17-18-26-35-26-13 0-37 7-48 45-2 8-3 12-13 61-9 0-18 0-27 0-7 0-12 0-12 7 0 5 5 5 11 5 9 0 17 0 26 0-10 50-19 100-29 151-7 37-13 72-33 72-2 0-12 0-19-6 18-1 21-16 21-21 0-9-6-13-14-13-10 0-21 8-21 23 0 17 16 26 33 26 21 0 36-23 43-37 13-25 22-71 22-74 8-40 15-80 23-121z"><text:p/></draw:path><draw:path draw:style-name="gr3" draw:text-style-name="P6" svg:width="0.0339in" svg:height="0.1512in" svg:x="0.3004in" svg:y="0in" svg:viewBox="0 0 87 385" svg:d="M85 199c2-4 2-4 2-5 0-2 0-2-2-7-23-59-45-119-68-178-3-7-5-9-9-9-5 0-8 3-8 8 0 1 0 2 2 6 23 60 45 119 68 180-23 58-45 118-68 176-2 4-2 5-2 8 0 4 3 7 8 7s6-4 9-7c23-60 45-119 68-179z"><text:p/></draw:path><draw:path draw:style-name="gr3" draw:text-style-name="P6" svg:width="0.076in" svg:height="0.087in" svg:x="0.4055in" svg:y="0.0307in" svg:viewBox="0 0 194 222" svg:d="M179 120c7 0 15 0 15-8 0-9-8-9-15-9-54 0-109 0-162 0 4-50 48-88 103-88 20 0 40 0 59 0 7 0 15 0 15-7 0-8-8-8-15-8-19 0-40 0-60 0-66 0-119 50-119 112s53 110 119 110c20 0 41 0 60 0 7 0 15 0 15-7s-8-7-15-7c-19 0-39 0-59 0-55 0-99-37-103-88 53 0 108 0 162 0z"><text:p/></draw:path><draw:path draw:style-name="gr3" draw:text-style-name="P6" svg:width="0.1083in" svg:height="0.1063in" svg:x="0.5429in" svg:y="0.0098in" svg:viewBox="0 0 276 271" svg:d="M129 26c3-9 4-13 11-14 3 0 16 0 24 0 27 0 70 0 70 38 0 13-6 39-22 55-10 10-29 22-65 22-14 0-28 0-42 0 7-35 16-68 24-101zM185 132c38-9 85-35 85-75 0-33-35-57-85-57-36 0-74 0-110 0-8 0-12 0-12 8 0 4 4 4 11 4 1 0 9 0 15 0 7 1 10 1 10 7 0 1 0 2-1 7-18 69-34 138-52 206-4 15-5 18-35 18-8 0-11 0-11 8 0 4 4 4 5 4 11 0 38-1 49-1s38 1 49 1c4 0 8 0 8-8 0-4-3-4-11-4-14 0-25 0-25-7 0-2 1-4 1-6 9-33 16-67 25-102 16 0 31 0 46 0 36 0 43 22 43 36 0 5-3 17-5 26-3 10-7 24-7 32 0 42 46 42 52 42 33 0 46-40 46-44 0-6-3-3-4-6-5 0-5 4-6 6-10 28-26 35-35 35-12 0-15-9-15-23 0-12 2-31 4-43 0-6 1-13 1-19 0-29-26-42-36-45z"><text:p/></draw:path><draw:path draw:style-name="gr3" draw:text-style-name="P6" svg:width="0.0575in" svg:height="0.0744in" svg:x="0.6602in" svg:y="0.0626in" svg:viewBox="0 0 147 190" svg:d="M64 9c1-1 1-3 1-5 0-1-1-4-5-4-5 0-27 2-34 3-2 0-6 0-6 7 0 3 4 3 7 3 14 0 14 2 14 5 0 1-1 3-1 5-14 51-26 101-39 153-1 5-1 3-1 6 0 4 3 8 9 8 3 0 9-1 11-6 1-2 3-11 4-18 2-7 5-15 7-23 1-4 3-14 4-19 2-11 2-11 8-19 9-14 23-29 44-29 14 0 15 13 15 20 0 15-11 46-15 57-3 8-5 10-5 14 0 15 13 23 26 23 27 0 39-37 39-40 0-5-3-5-4-5-4 0-4 3-5 6-6 21-18 32-29 32-6 0-7-4-7-9 0-7 1-10 7-22 3-9 14-37 14-53 0-3 0-15-10-23-5-3-13-7-25-7-20 0-34 10-44 22 7-27 13-55 20-82z"><text:p/></draw:path></draw:g></text:span><text:span text:style-name="T8">, כלומר </text:span><text:span text:style-name="T8"><draw:g text:anchor-type="as-char" svg:y="-0.1075in" draw:z-index="237" draw:name="Shape7" draw:style-name="gr1"><svg:title>TexMaths</svg:title><svg:desc>11§display§h \circ f = h \circ f§svg§600§FALSE§</svg:desc><draw:path draw:style-name="gr2" draw:text-style-name="P5" svg:width="0.8236in" svg:height="0.1217in" svg:x="-0.0004in" svg:y="0.0075in" svg:viewBox="0 0 2093 310" svg:d="M0 0c697 0 1396 0 2093 0 0 103 0 207 0 310-697 0-1396 0-2093 0 0-103 0-207 0-310z"><text:p/></draw:path><draw:path draw:style-name="gr3" draw:text-style-name="P6" svg:width="0.0744in" svg:height="0.1063in" svg:x="0in" svg:y="0.002in" svg:viewBox="0 0 190 271" svg:d="M90 4c0-1 0-4-5-4-9 0-37 3-48 3-2 1-6 1-6 8 0 6 3 6 9 6 18 0 19 2 19 6 0 2-1 6-1 8-18 74-37 146-56 220-2 5-2 6-2 9 0 8 8 11 12 11 6 0 12-5 13-10 3-10 6-20 8-30 3-11 6-22 9-34 2-9 4-18 6-25 2-3 4-15 5-18s13-24 26-35c8-6 20-13 37-13 16 0 20 13 20 26 0 21-14 63-23 86-3 9-5 13-5 21 0 18 13 32 32 32 36 0 50-56 50-60 0-3-3-3-4-3-4 0-4 1-7 6-5 20-17 48-39 48-7 0-9-3-9-12 0-10 3-19 7-28 6-16 24-61 24-83 0-26-16-42-45-42-25 0-43 12-58 30 10-41 21-82 31-123z"><text:p/></draw:path><draw:path draw:style-name="gr3" draw:text-style-name="P6" svg:width="0.0587in" svg:height="0.0591in" svg:x="0.1217in" svg:y="0.0402in" svg:viewBox="0 0 150 151" svg:d="M150 76c0-42-34-76-75-76-42 0-75 35-75 76s33 75 75 75c41 0 75-34 75-75zM75 134c-33 0-60-26-60-58 0-33 27-59 60-59 32 0 59 25 59 59 0 33-27 58-59 58z"><text:p/></draw:path><draw:path draw:style-name="gr3" draw:text-style-name="P6" svg:width="0.0756in" svg:height="0.1374in" svg:x="0.2315in" svg:y="0in" svg:viewBox="0 0 193 350" svg:d="M121 118c11 0 22 0 33 0 8 0 12 0 12-8 0-4-4-4-11-4-11 0-21 0-32 0 2-16 6-30 8-44 2-8 8-36 10-40 3-8 10-13 17-13 3 0 13 0 20 6-17 2-21 16-21 21 0 9 7 13 15 13 10 0 21-7 21-23 0-17-18-26-35-26-13 0-37 7-48 45-2 8-3 12-13 61-9 0-18 0-27 0-7 0-12 0-12 7 0 5 5 5 11 5 9 0 17 0 26 0-10 50-19 100-29 150-7 38-13 73-33 73-2 0-12 0-19-7 18-1 21-15 21-21 0-8-6-13-14-13-10 0-21 8-21 23 0 18 17 27 33 27 21 0 36-23 43-38 12-24 22-71 22-73 8-41 15-81 23-121z"><text:p/></draw:path><draw:path draw:style-name="gr3" draw:text-style-name="P6" svg:width="0.1008in" svg:height="0.0354in" svg:x="0.365in" svg:y="0.052in" svg:viewBox="0 0 257 91" svg:d="M244 16c6 0 13-1 13-8 0-8-7-8-13-8-77 0-154 0-231 0-5 0-13 0-13 8 0 7 8 8 13 8 77 0 154 0 231 0zM244 91c6 0 13 0 13-7 0-9-7-9-13-9-77 0-154 0-231 0-5 0-13 0-13 9 0 7 8 7 13 7 77 0 154 0 231 0z"><text:p/></draw:path><draw:path draw:style-name="gr3" draw:text-style-name="P6" svg:width="0.0744in" svg:height="0.1063in" svg:x="0.5244in" svg:y="0.002in" svg:viewBox="0 0 190 271" svg:d="M90 4c0-1 0-4-5-4-9 0-37 3-48 3-2 1-6 1-6 8 0 6 3 6 9 6 18 0 19 2 19 6 0 2-1 6-1 8-18 74-37 146-56 220-2 5-2 6-2 9 0 8 8 11 12 11 6 0 12-5 14-10 3-10 5-20 7-30 3-11 6-22 9-34 2-9 4-18 6-25 2-3 4-15 5-18s13-24 26-35c8-6 19-13 37-13 16 0 20 13 20 26 0 21-14 63-23 86-3 9-5 13-5 21 0 18 13 32 32 32 36 0 50-56 50-60 0-3-3-3-4-3-4 0-4 1-7 6-5 20-17 48-38 48-7 0-10-3-10-12 0-10 3-19 7-28 6-16 24-61 24-83 0-26-16-42-45-42-25 0-43 12-58 30 10-41 21-82 31-123z"><text:p/></draw:path><draw:path draw:style-name="gr3" draw:text-style-name="P6" svg:width="0.0587in" svg:height="0.0591in" svg:x="0.6465in" svg:y="0.0402in" svg:viewBox="0 0 150 151" svg:d="M150 76c0-42-34-76-75-76-42 0-75 35-75 76s33 75 75 75c41 0 75-34 75-75zM75 134c-33 0-60-26-60-58 0-33 27-59 60-59 32 0 59 25 59 59 0 33-27 58-59 58z"><text:p/></draw:path><draw:path draw:style-name="gr3" draw:text-style-name="P6" svg:width="0.0756in" svg:height="0.1374in" svg:x="0.7559in" svg:y="0in" svg:viewBox="0 0 193 350" svg:d="M121 118c11 0 22 0 33 0 8 0 12 0 12-8 0-4-4-4-11-4-11 0-21 0-32 0 4-16 6-30 9-44 1-8 7-36 9-40 3-8 10-13 17-13 3 0 13 0 20 6-17 2-21 16-21 21 0 9 7 13 15 13 10 0 21-7 21-23 0-17-18-26-35-26-12 0-37 7-48 45-2 8-3 12-13 61-9 0-18 0-27 0-7 0-12 0-12 7 0 5 5 5 11 5 9 0 17 0 26 0-10 50-19 100-29 150-7 38-13 73-33 73-2 0-12 0-19-7 18-1 21-15 21-21 0-8-6-13-14-13-10 0-21 8-21 23 0 18 17 27 33 27 21 0 36-23 43-38 13-24 22-71 22-73 8-41 15-81 23-121z"><text:p/></draw:path></draw:g></text:span><text:span text:style-name="T8"><text:s/>שמתקיים באופן ברור. </text:span></text:p>
        </text:list-item>
        <text:list-item>
          <text:p text:style-name="P8">סימטריות: יהיו <text:span text:style-name="T8"><draw:g text:anchor-type="as-char" svg:y="-0.1075in" draw:z-index="236" draw:name="Shape8" draw:style-name="gr1"><svg:title>TexMaths</svg:title><svg:desc>11§display§f, g \colon \N \to \N§svg§600§FALSE§</svg:desc><draw:path draw:style-name="gr2" draw:text-style-name="P5" svg:width="0.7752in" svg:height="0.1217in" svg:x="-0.0004in" svg:y="0.0075in" svg:viewBox="0 0 1970 310" svg:d="M0 0c657 0 1313 0 1970 0 0 103 0 207 0 310-657 0-1313 0-1970 0 0-103 0-207 0-310z"><text:p/></draw:path><draw:path draw:style-name="gr3" draw:text-style-name="P6" svg:width="0.0756in" svg:height="0.1374in" svg:x="0in" svg:y="0in" svg:viewBox="0 0 193 350" svg:d="M121 118c11 0 22 0 33 0 8 0 12 0 12-8 0-4-4-4-11-4-11 0-21 0-32 0 2-16 6-30 8-44 2-8 8-36 10-40 3-8 10-13 17-13 3 0 13 0 20 6-17 2-21 16-21 21 0 9 7 13 15 13 10 0 21-7 21-23 0-17-18-26-35-26-13 0-37 7-48 45-2 8-3 12-13 61-9 0-18 0-27 0-7 0-12 0-12 7 0 5 5 5 11 5 9 0 17 0 26 0-10 50-19 100-29 150-7 38-13 73-34 73-1 0-11 0-18-7 18-1 21-15 21-21 0-8-6-13-14-13-10 0-21 8-21 23 0 18 17 27 32 27 22 0 37-23 44-38 12-24 21-71 22-73 8-41 15-81 23-121z"><text:p/></draw:path><draw:path draw:style-name="gr3" draw:text-style-name="P6" svg:width="0.0177in" svg:height="0.0449in" svg:x="0.087in" svg:y="0.0902in" svg:viewBox="0 0 46 115" svg:d="M46 41c0-26-10-41-25-41-12 0-21 10-21 21 0 10 9 20 21 20 4 0 10-1 13-5 1-1 1-1 2-1s1 0 1 6c0 28-13 51-26 64-4 4-4 5-4 6 0 2 2 4 4 4 3 0 35-29 35-74z"><text:p/></draw:path><draw:path draw:style-name="gr3" draw:text-style-name="P6" svg:width="0.0693in" svg:height="0.0976in" svg:x="0.1445in" svg:y="0.0402in" svg:viewBox="0 0 177 249" svg:d="M176 25c0-2 1-4 1-6 0-7-4-11-11-11-4 0-14 3-16 16-7-14-20-24-36-24-44 0-92 54-92 110 0 37 23 60 52 60 22 0 40-17 45-22-9 33-9 33-13 50-1 4-15 42-55 42-8 0-21 0-31-4 11-3 15-13 15-19 0-7-4-15-14-15-9 0-21 8-21 23 0 16 14 24 51 24 48 0 77-30 82-53 14-56 29-114 43-171zM125 121c-2 10-11 20-19 27s-20 14-31 14c-20 0-25-20-25-36 0-18 11-63 22-83 9-19 26-34 42-34 26 0 31 31 31 33s-1 4-1 5c-6 24-12 49-19 74z"><text:p/></draw:path><draw:path draw:style-name="gr3" draw:text-style-name="P6" svg:width="0.0157in" svg:height="0.065in" svg:x="0.25in" svg:y="0.0429in" svg:viewBox="0 0 41 166" svg:d="M41 21c0-12-10-21-21-21-12 0-20 9-20 21 0 11 8 20 20 20 11 0 21-9 21-20zM41 146c0-12-10-21-21-21-12 0-20 9-20 21 0 11 8 20 20 20 11 0 21-9 21-20z"><text:p/></draw:path><draw:path draw:style-name="gr3" draw:text-style-name="P6" svg:width="0.1028in" svg:height="0.1063in" svg:x="0.3339in" svg:y="0.0028in" svg:viewBox="0 0 262 271" svg:d="M34 35c0 63 0 126 0 187 0 20-3 28-23 28-4 0-11 0-11 6 0 7 7 7 13 7 20 0 40 0 60 0 7 0 13 0 13-7 0-6-7-6-12-6-21 0-24-9-24-29 0-58 0-118 0-176 56 74 111 146 167 220 3 5 5 6 7 6 7 0 7-7 7-14 0-72 0-144 0-216 0-21 5-27 22-28 2 0 9 0 9-6 0-7-6-7-13-7-19 0-38 0-56 0-7 0-14 0-14 7 0 6 7 6 11 6 22 1 26 9 26 29 0 39 0 80 0 121-39-53-78-105-117-158-4-5-5-5-14-5-22 0-45 0-67 0-7 0-14 0-14 7 0 6 7 6 9 6 10 1 18 8 21 12 0 4 0 5 0 10zM218 243c-56-73-112-146-168-220-4-5-4-5-8-10 15 0 31 0 46 0 43 58 87 117 130 175 0 19 0 37 0 55z"><text:p/></draw:path><draw:path draw:style-name="gr3" draw:text-style-name="P6" svg:width="0.1346in" svg:height="0.0783in" svg:x="0.4902in" svg:y="0.0291in" svg:viewBox="0 0 343 200" svg:d="M302 109c-22 15-32 32-36 36-17 27-21 50-21 51 0 4 5 4 8 4 7 0 8-1 9-7 9-37 32-70 76-87 4-1 5-3 5-5 0-3-2-4-3-4-16-7-64-27-78-91-1-5-2-6-9-6-3 0-8 0-8 4 0 1 4 26 20 51 8 12 19 25 37 37-96 0-192 0-288 0-7 0-14 0-14 9 0 8 7 8 14 8 96 0 192 0 288 0z"><text:p/></draw:path><draw:path draw:style-name="gr3" draw:text-style-name="P6" svg:width="0.1028in" svg:height="0.1063in" svg:x="0.6799in" svg:y="0.0028in" svg:viewBox="0 0 262 271" svg:d="M34 35c0 63 0 126 0 187 0 20-3 28-23 28-4 0-11 0-11 6 0 7 7 7 13 7 20 0 41 0 61 0 6 0 12 0 12-7 0-6-6-6-11-6-22 0-25-9-25-29 0-58 0-118 0-176 56 74 111 146 167 220 3 5 5 6 9 6 6 0 6-7 6-14 0-72 0-144 0-216 0-21 4-27 21-28 2 0 9 0 9-6 0-7-6-7-13-7-19 0-38 0-56 0-7 0-14 0-14 7 0 6 7 6 11 6 22 1 26 9 26 29 0 39 0 80 0 121-39-53-78-105-117-158-4-5-5-5-14-5-22 0-45 0-67 0-7 0-14 0-14 7 0 6 7 6 9 6 10 1 18 8 21 12 0 4 0 5 0 10zM218 243c-56-73-112-146-168-220-4-5-4-5-8-10 15 0 31 0 46 0 43 58 87 117 130 175 0 19 0 37 0 55z"><text:p/></draw:path></draw:g></text:span><text:span text:style-name="T8">, ונניח </text:span><text:span text:style-name="T8"><draw:g text:anchor-type="as-char" svg:y="-0.1134in" draw:z-index="235" draw:name="Shape9" draw:style-name="gr1"><svg:title>TexMaths</svg:title><svg:desc>11§display§\la f, g \ra \in R_h§svg§600§FALSE§</svg:desc><draw:path draw:style-name="gr2" draw:text-style-name="P5" svg:width="0.6972in" svg:height="0.1354in" svg:x="-0.0004in" svg:y="0.0071in" svg:viewBox="0 0 1772 345" svg:d="M0 0c591 0 1181 0 1772 0 0 115 0 230 0 345-591 0-1181 0-1772 0 0-115 0-230 0-345z"><text:p/></draw:path><draw:path draw:style-name="gr3" draw:text-style-name="P6" svg:width="0.0335in" svg:height="0.1508in" svg:x="0.0087in" svg:y="0in" svg:viewBox="0 0 86 384" svg:d="M84 14c2-4 2-4 2-6 0-5-4-8-8-8-3 0-7 2-9 9-23 58-45 118-68 177 0 2-1 4-1 7 0 0 0 1 1 5 23 60 45 119 68 177 1 4 4 9 9 9 4 0 8-3 8-7 0-2 0-3-2-7-24-60-46-119-69-177 23-60 45-119 69-179z"><text:p/></draw:path><draw:path draw:style-name="gr3" draw:text-style-name="P6" svg:width="0.0752in" svg:height="0.137in" svg:x="0.0591in" svg:y="0.0071in" svg:viewBox="0 0 192 349" svg:d="M121 118c11 0 23 0 34 0 8 0 11 0 11-9 0-3-3-3-10-3-11 0-21 0-32 0 2-16 6-30 8-44 1-9 7-36 9-41 4-7 11-13 18-13 2 0 11 0 19 7-16 2-21 15-21 21 0 9 7 14 15 14 9 0 20-9 20-24 0-17-17-26-33-26-13 0-37 7-49 45-2 8-3 12-12 61-9 0-19 0-28 0-6 0-11 0-11 6s4 6 11 6c9 0 17 0 26 0-10 50-19 100-29 151-8 37-14 72-34 72-1 0-11 0-19-7 18-1 22-15 22-21 0-9-7-14-14-14-11 0-22 9-22 24 0 17 18 26 33 26 21 0 36-22 44-37 12-25 21-71 21-74 8-40 15-81 23-120z"><text:p/></draw:path><draw:path draw:style-name="gr3" draw:text-style-name="P6" svg:width="0.0173in" svg:height="0.0453in" svg:x="0.1465in" svg:y="0.0972in" svg:viewBox="0 0 45 116" svg:d="M45 41c0-26-10-41-24-41-13 0-21 10-21 21 0 10 8 21 21 21 4 0 9-2 13-6 1-1 1-1 2-1 0 2 0 0 0 6 0 28-13 51-25 65-4 3-4 4-4 5 0 4 1 5 3 5 4 0 35-30 35-75z"><text:p/></draw:path><draw:path draw:style-name="gr3" draw:text-style-name="P6" svg:width="0.0693in" svg:height="0.0972in" svg:x="0.2031in" svg:y="0.0453in" svg:viewBox="0 0 177 248" svg:d="M176 25c1-3 1-4 1-7 0-7-4-10-11-10-3 0-14 2-15 16-8-14-21-24-37-24-44 0-91 54-91 109 0 39 23 62 51 62 23 0 41-19 45-23v1c-8 34-12 48-12 49-3 3-16 42-56 42-7 0-20-1-31-4 12-4 16-14 16-20 0-7-4-13-15-13-9 0-21 6-21 22 0 15 14 23 52 23 48 0 76-30 81-53 14-56 29-114 43-170zM126 121c-2 10-11 20-19 27-9 6-20 14-32 14-19 0-24-20-24-35 0-19 11-65 20-84 11-20 28-35 44-35 26 0 31 32 31 34 0 1-1 3-1 5-6 25-12 49-19 74z"><text:p/></draw:path><draw:path draw:style-name="gr3" draw:text-style-name="P6" svg:width="0.0339in" svg:height="0.1508in" svg:x="0.287in" svg:y="0in" svg:viewBox="0 0 87 384" svg:d="M85 198c2-4 2-5 2-5 0-1 0-3-2-7-23-59-45-119-69-177-2-7-5-9-8-9-5 0-8 3-8 8 0 1 0 2 2 6 23 60 45 119 68 179-23 58-45 117-68 177-2 4-2 4-2 7 0 4 4 7 8 7 5 0 6-4 8-7 24-60 46-119 69-179z"><text:p/></draw:path><draw:path draw:style-name="gr3" draw:text-style-name="P6" svg:width="0.076in" svg:height="0.087in" svg:x="0.3925in" svg:y="0.0307in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3" draw:text-style-name="P6" svg:width="0.1083in" svg:height="0.1063in" svg:x="0.5295in" svg:y="0.0098in" svg:viewBox="0 0 276 271" svg:d="M130 28c2-10 3-14 10-15 4-1 16-1 24-1 27 0 70 0 70 39 0 13-6 39-22 55-10 10-29 22-65 22-14 0-28 0-43 0 9-34 17-67 26-100zM185 132c39-8 84-35 84-74 0-33-34-58-84-58-37 0-74 0-110 0-8 0-11 0-11 8 0 4 3 4 10 4 1 0 8 0 15 1s10 1 10 7c0 1 0 2-1 6-18 69-34 138-52 206-4 16-4 19-35 19-8 0-11 0-11 8 0 4 3 3 5 4 11 0 38-2 49-2 10 0 38 2 49 2 4 0 8 0 8-9 0-3-3-3-11-3-14 0-25 0-25-8 0-2 1-4 1-6 9-33 17-67 26-100 16 0 30 0 45 0 36 0 43 20 43 34 0 6-3 18-5 26-4 10-7 24-7 32 0 42 46 42 52 42 33 0 46-39 46-44s-3-2-4-5c-4 0-5 3-6 6-9 29-26 35-35 35-12 0-15-9-15-24 0-12 2-32 4-44 0-5 1-11 1-17 0-29-25-41-36-46z"><text:p/></draw:path><draw:path draw:style-name="gr3" draw:text-style-name="P6" svg:width="0.0575in" svg:height="0.074in" svg:x="0.6469in" svg:y="0.063in" svg:viewBox="0 0 147 189" svg:d="M65 8c0-1 1-4 1-5s-1-3-4-3c-6 0-29 2-36 2-2 1-5 1-5 7 0 3 3 3 6 3 14 0 14 2 14 5 0 2-1 3-1 6-14 51-26 101-39 152-1 6-1 6-1 7 0 3 3 7 9 7 3 0 9-1 11-6 1-1 3-11 5-17 2-9 4-16 6-24 1-4 3-14 4-19 3-10 3-10 9-18 8-14 22-29 43-29 15 0 15 12 15 19 0 16-11 46-15 57-3 8-5 10-5 14 0 15 13 23 27 23 26 0 38-36 38-40s-3-4-4-4c-3 0-4 1-6 5-5 22-17 33-28 33-6 0-7-5-7-10 0-7 1-10 7-22 3-8 14-36 14-52 0-4 0-15-10-23-4-4-13-8-25-8-20 0-34 11-44 22 7-27 14-55 21-82z"><text:p/></draw:path></draw:g></text:span><text:span text:style-name="T8">. מההנחה </text:span><text:span text:style-name="T8"><draw:g text:anchor-type="as-char" svg:y="-0.1075in" draw:z-index="234" draw:name="Shape10" draw:style-name="gr1"><svg:title>TexMaths</svg:title><svg:desc>11§display§h \circ f = h \circ g§svg§600§FALSE§</svg:desc><draw:path draw:style-name="gr2" draw:text-style-name="P5" svg:width="0.8118in" svg:height="0.1217in" svg:x="-0.0004in" svg:y="0.0075in" svg:viewBox="0 0 2063 310" svg:d="M0 0c687 0 1376 0 2063 0 0 103 0 207 0 310-687 0-1376 0-2063 0 0-103 0-207 0-310z"><text:p/></draw:path><draw:path draw:style-name="gr3" draw:text-style-name="P6" svg:width="0.0744in" svg:height="0.1063in" svg:x="0in" svg:y="0.002in" svg:viewBox="0 0 190 271" svg:d="M90 4c0-1 0-4-5-4-9 0-37 3-48 3-2 1-6 1-6 8 0 6 3 6 9 6 18 0 19 2 19 6 0 2-1 6-1 8-18 74-37 146-56 220-2 5-2 6-2 9 0 8 8 11 12 11 6 0 12-5 14-10 3-10 5-20 7-30 3-11 5-22 9-34 2-9 4-18 6-25 1-3 4-15 5-18s13-24 26-35c8-6 20-13 36-13 17 0 21 13 21 26 0 21-14 63-23 86-3 9-5 13-5 21 0 18 13 32 32 32 36 0 50-56 50-60 0-3-3-3-4-3-5 0-5 1-7 6-5 20-17 48-39 48-6 0-9-3-9-12 0-10 3-19 6-28 7-16 25-61 25-83 0-26-16-42-45-42-25 0-43 12-58 30 10-41 21-82 31-123z"><text:p/></draw:path><draw:path draw:style-name="gr3" draw:text-style-name="P6" svg:width="0.0587in" svg:height="0.0591in" svg:x="0.1217in" svg:y="0.0402in" svg:viewBox="0 0 150 151" svg:d="M150 76c0-42-35-76-75-76-42 0-75 35-75 76s33 75 75 75c40 0 75-34 75-75zM75 134c-33 0-60-26-60-58 0-33 27-59 60-59 32 0 59 25 59 59 0 33-27 58-59 58z"><text:p/></draw:path><draw:path draw:style-name="gr3" draw:text-style-name="P6" svg:width="0.0752in" svg:height="0.1374in" svg:x="0.2315in" svg:y="0in" svg:viewBox="0 0 192 350" svg:d="M121 118c11 0 22 0 33 0 8 0 12 0 12-8 0-4-4-4-11-4-11 0-21 0-32 0 3-16 6-30 9-44 1-8 7-36 9-40 3-8 10-13 18-13 2 0 11 0 19 6-17 2-21 16-21 21 0 9 7 13 15 13 9 0 20-7 20-23 0-17-17-26-33-26-13 0-38 7-49 45-2 8-3 12-13 61-9 0-18 0-27 0-7 0-11 0-11 7 0 5 4 5 10 5 9 0 18 0 27 0-10 50-20 100-30 150-7 38-13 73-33 73-2 0-12 0-19-7 18-1 21-15 21-21 0-8-6-13-14-13-10 0-21 8-21 23 0 18 16 27 33 27 21 0 36-23 43-38 13-24 22-71 22-73 8-41 15-81 23-121z"><text:p/></draw:path><draw:path draw:style-name="gr3" draw:text-style-name="P6" svg:width="0.1008in" svg:height="0.0354in" svg:x="0.3646in" svg:y="0.052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4in" svg:height="0.1063in" svg:x="0.5248in" svg:y="0.002in" svg:viewBox="0 0 189 271" svg:d="M89 4c0-1 0-4-4-4-9 0-38 3-48 3-3 1-7 1-7 8 0 6 3 6 8 6 19 0 20 2 20 6 0 2-1 6-1 8-19 74-37 146-56 220-1 5-1 6-1 9 0 8 8 11 11 11 5 0 12-5 14-10 2-10 6-20 8-30 2-11 5-22 8-34 2-9 4-18 6-25 1-3 5-15 5-18 1-3 13-24 26-35 9-6 21-13 37-13 17 0 21 13 21 26 0 21-15 63-24 86-3 9-5 13-5 21 0 18 14 32 32 32 36 0 50-56 50-60 0-3-3-3-4-3-5 0-5 1-6 6-6 20-18 48-39 48-7 0-10-3-10-12 0-10 4-19 7-28 6-16 24-61 24-83 0-26-16-42-44-42-25 0-43 12-58 30 10-41 20-82 30-123z"><text:p/></draw:path><draw:path draw:style-name="gr3" draw:text-style-name="P6" svg:width="0.0591in" svg:height="0.0591in" svg:x="0.6461in" svg:y="0.0402in" svg:viewBox="0 0 151 151" svg:d="M151 76c0-42-36-76-75-76-42 0-76 35-76 76s34 75 76 75c39 0 75-34 75-75zM76 134c-34 0-61-26-61-58 0-33 27-59 61-59 32 0 59 25 59 59 0 33-27 58-59 58z"><text:p/></draw:path><draw:path draw:style-name="gr3" draw:text-style-name="P6" svg:width="0.0693in" svg:height="0.0976in" svg:x="0.75in" svg:y="0.0402in" svg:viewBox="0 0 177 249" svg:d="M176 25c0-2 1-4 1-6 0-7-4-11-11-11-4 0-14 3-16 16-7-14-20-24-36-24-44 0-92 54-92 110 0 37 24 60 52 60 23 0 40-17 45-22-8 33-9 33-13 50-2 4-15 42-55 42-8 0-20 0-31-4 11-3 15-13 15-19 0-7-4-15-14-15-9 0-21 8-21 23 0 16 14 24 51 24 48 0 77-30 82-53 14-56 29-114 43-171zM125 121c-2 10-11 20-19 27s-20 14-31 14c-20 0-26-20-26-36 0-18 11-63 22-83 10-19 27-34 43-34 26 0 31 31 31 33s-1 4-1 5c-7 24-12 49-19 74z"><text:p/></draw:path></draw:g></text:span><text:span text:style-name="T8"><text:s/>ומקומוטטיביות שוויון קבוצות </text:span><text:span text:style-name="T8"><draw:g text:anchor-type="as-char" svg:y="-0.1075in" draw:z-index="233" draw:name="Shape11" draw:style-name="gr1"><svg:title>TexMaths</svg:title><svg:desc>11§display§g \circ h = f \circ h§svg§600§FALSE§</svg:desc><draw:path draw:style-name="gr2" draw:text-style-name="P5" svg:width="0.8138in" svg:height="0.1217in" svg:x="0.0051in" svg:y="0.0075in" svg:viewBox="0 0 2068 310" svg:d="M0 0c689 0 1379 0 2068 0 0 103 0 207 0 310-689 0-1379 0-2068 0 0-103 0-207 0-310z"><text:p/></draw:path><draw:path draw:style-name="gr3" draw:text-style-name="P6" svg:width="0.0697in" svg:height="0.0976in" svg:x="-0.0004in" svg:y="0.0402in" svg:viewBox="0 0 178 249" svg:d="M176 25c1-2 2-4 2-6 0-7-5-11-12-11-3 0-14 3-15 16-7-14-21-24-37-24-44 0-91 54-91 110 0 37 23 60 51 60 23 0 42-17 45-22-8 33-8 33-12 50-2 4-15 42-56 42-7 0-20 0-31-4 12-3 16-13 16-19 0-7-4-15-15-15-8 0-21 8-21 23 0 16 14 24 52 24 48 0 76-30 81-53 14-56 29-114 43-171zM127 121c-3 10-11 20-20 27s-20 14-32 14c-19 0-24-20-24-36 0-18 11-63 21-83 11-19 27-34 44-34 25 0 30 31 30 33s-1 4-1 5c-6 24-12 49-18 74z"><text:p/></draw:path><draw:path draw:style-name="gr3" draw:text-style-name="P6" svg:width="0.0587in" svg:height="0.0591in" svg:x="0.1181in" svg:y="0.0402in" svg:viewBox="0 0 150 151" svg:d="M150 76c0-42-34-76-75-76-42 0-75 35-75 76s33 75 75 75c41 0 75-34 75-75zM75 134c-34 0-60-26-60-58 0-33 27-59 60-59 32 0 59 25 59 59 0 33-27 58-59 58z"><text:p/></draw:path><draw:path draw:style-name="gr3" draw:text-style-name="P6" svg:width="0.0744in" svg:height="0.1063in" svg:x="0.2276in" svg:y="0.002in" svg:viewBox="0 0 190 271" svg:d="M90 4c0-1 0-4-5-4-9 0-38 3-48 3-3 1-6 1-6 8 0 6 3 5 9 5 18 0 19 3 19 7 0 2-1 6-1 8-18 74-37 146-56 220-2 5-2 6-2 9 0 8 8 11 11 11 7 0 13-5 14-10 3-10 6-20 8-30 3-11 6-22 9-34 2-9 4-18 6-25 0-3 4-15 5-18s13-24 26-35c8-6 20-13 37-13 16 0 20 13 20 26 0 21-14 63-24 86-2 9-4 13-4 21 0 18 13 32 32 32 36 0 50-57 50-60s-3-3-5-3c-3 0-3 1-6 6-5 20-17 48-39 48-7 0-9-3-9-12 0-10 3-19 7-28 6-16 24-61 24-83 0-26-16-42-45-42-25 0-43 12-58 30 10-41 21-82 31-123z"><text:p/></draw:path><draw:path draw:style-name="gr3" draw:text-style-name="P6" svg:width="0.1004in" svg:height="0.0354in" svg:x="0.3579in" svg:y="0.052in" svg:viewBox="0 0 256 91" svg:d="M243 16c6 0 13-1 13-8 0-8-7-8-12-8-77 0-155 0-232 0-5 0-12 0-12 8 0 7 7 8 12 8 77 0 154 0 231 0zM244 91c5 0 12 0 12-7 0-9-7-9-13-9-77 0-154 0-231 0-5 0-12 0-12 9 0 7 7 7 12 7 77 0 155 0 232 0z"><text:p/></draw:path><draw:path draw:style-name="gr3" draw:text-style-name="P6" svg:width="0.076in" svg:height="0.1374in" svg:x="0.5177in" svg:y="0in" svg:viewBox="0 0 194 350" svg:d="M122 118c11 0 22 0 33 0 8 0 11 0 11-8 0-4-3-4-10-4-11 0-21 0-32 0 3-16 6-30 8-44 1-8 7-36 9-40 4-8 11-13 19-13 1 0 12 0 18 6-16 2-21 16-21 21 0 9 8 13 15 13 10 0 22-7 22-23 0-17-19-26-34-26-14 0-38 7-50 45-2 8-3 12-12 61-9 0-18 0-26 0s-13 0-13 7c0 5 4 5 11 5 9 0 17 0 26 0-10 50-19 100-29 150-8 38-14 73-34 73-1 0-11 0-19-7 18-1 22-15 22-21 0-8-7-13-14-13-11 0-22 8-22 23 0 18 18 27 33 27 21 0 37-23 44-38 12-24 21-71 21-73 8-41 16-81 24-121z"><text:p/></draw:path><draw:path draw:style-name="gr3" draw:text-style-name="P6" svg:width="0.0587in" svg:height="0.0591in" svg:x="0.6429in" svg:y="0.0402in" svg:viewBox="0 0 150 151" svg:d="M150 76c0-42-34-76-75-76-42 0-75 35-75 76s33 75 75 75c41 0 75-34 75-75zM75 134c-33 0-60-26-60-58 0-33 27-59 60-59 32 0 59 25 59 59 0 33-27 58-59 58z"><text:p/></draw:path><draw:path draw:style-name="gr3" draw:text-style-name="P6" svg:width="0.074in" svg:height="0.1063in" svg:x="0.7528in" svg:y="0.002in" svg:viewBox="0 0 189 271" svg:d="M89 4c0-1 0-4-5-4-9 0-37 3-47 3-3 1-7 1-7 8 0 6 3 5 9 5 18 0 19 3 19 7 0 2-1 6-1 8-18 74-37 146-56 220-1 5-1 6-1 9 0 8 8 11 11 11 6 0 12-5 14-10 3-10 5-20 7-30 3-11 5-22 9-34 2-9 4-18 6-25 1-3 5-15 5-18 1-3 13-24 26-35 9-6 20-13 38-13 16 0 20 13 20 26 0 21-15 63-24 86-3 9-5 13-5 21 0 18 13 32 32 32 36 0 50-57 50-60s-3-3-4-3c-4 0-4 1-6 6-6 20-18 48-39 48-7 0-10-3-10-12 0-10 3-19 8-28 5-16 23-61 23-83 0-26-16-42-44-42-26 0-43 12-58 30 10-41 20-82 30-123z"><text:p/></draw:path></draw:g></text:span><text:span text:style-name="T8"><text:s/>וסה"כ </text:span><text:span text:style-name="T8"><draw:g text:anchor-type="as-char" svg:y="-0.1134in" draw:z-index="232" draw:name="Shape12" draw:style-name="gr1"><svg:title>TexMaths</svg:title><svg:desc>11§display§\la g, f \ra \in R_h§svg§600§FALSE§</svg:desc><draw:path draw:style-name="gr2" draw:text-style-name="P5" svg:width="0.7055in" svg:height="0.1358in" svg:x="-0.0004in" svg:y="0.0071in" svg:viewBox="0 0 1793 346" svg:d="M897 346c-299 0-598 0-897 0 0-116 0-230 0-346 598 0 1195 0 1793 0 0 116 0 230 0 346-299 0-598 0-896 0z"><text:p/></draw:path><draw:path draw:style-name="gr3" draw:text-style-name="P6" svg:width="0.0335in" svg:height="0.1512in" svg:x="0.0087in" svg:y="0in" svg:viewBox="0 0 86 385" svg:d="M84 15c2-4 2-5 2-7 0-5-4-8-8-8-3 0-5 2-9 9-22 59-45 118-67 177-1 2-2 4-2 7 0 2 0 2 2 6 22 59 45 118 67 176 1 5 4 10 9 10 4 0 8-3 8-7 0-1 0-3-2-7-24-59-46-119-69-178 23-60 45-119 69-178z"><text:p/></draw:path><draw:path draw:style-name="gr3" draw:text-style-name="P6" svg:width="0.0693in" svg:height="0.0976in" svg:x="0.0535in" svg:y="0.0453in" svg:viewBox="0 0 177 249" svg:d="M176 25c1-2 1-4 1-6 0-7-4-11-11-11-3 0-14 3-15 16-8-14-21-24-37-24-44 0-92 54-92 110 0 38 24 61 52 61 23 0 40-18 45-22-8 34-8 33-12 50-3 5-16 41-56 41-8 0-20 0-31-3 12-4 15-13 15-20s-3-13-14-13c-9 0-21 6-21 22 0 15 14 23 52 23 48 0 76-30 81-52 14-57 29-114 43-172zM126 121c-3 10-12 20-19 28-9 6-21 13-32 13-19 0-26-20-26-35 0-19 13-64 22-84 11-19 28-34 43-34 27 0 31 31 31 33s0 4-1 5c-5 25-12 49-18 74z"><text:p/></draw:path><draw:path draw:style-name="gr3" draw:text-style-name="P6" svg:width="0.0173in" svg:height="0.0453in" svg:x="0.1421in" svg:y="0.0972in" svg:viewBox="0 0 45 116" svg:d="M45 41c0-26-10-41-24-41-13 0-21 10-21 21 0 10 8 20 21 20 4 0 10-1 13-5 1-1 1-1 2-1 0 2 1 0 1 6 0 28-14 51-26 64-4 4-4 5-4 6 0 2 2 5 3 5 4 0 35-30 35-75z"><text:p/></draw:path><draw:path draw:style-name="gr3" draw:text-style-name="P6" svg:width="0.0752in" svg:height="0.1374in" svg:x="0.2047in" svg:y="0.0067in" svg:viewBox="0 0 192 350" svg:d="M121 118c11 0 22 0 33 0 8 0 12 0 12-8 0-4-4-4-11-4-11 0-21 0-32 0 2-16 6-30 8-44 2-8 8-36 10-40 3-8 10-13 17-13 3 0 12 0 20 6-17 2-21 16-21 21 0 9 7 14 15 14 9 0 20-9 20-24 0-17-17-26-34-26-13 0-37 7-48 45-2 8-3 12-13 61-9 0-18 0-27 0-7 0-12 0-12 7 0 5 5 5 11 5 9 0 17 0 26 0-10 50-19 100-29 151-7 37-13 72-33 72-2 0-12 0-19-6 18-1 21-16 21-21 0-9-6-13-14-13-10 0-21 8-21 23 0 17 16 26 33 26 21 0 36-23 43-37 12-25 22-71 22-74 8-40 15-80 23-121z"><text:p/></draw:path><draw:path draw:style-name="gr3" draw:text-style-name="P6" svg:width="0.0335in" svg:height="0.1512in" svg:x="0.2957in" svg:y="0in" svg:viewBox="0 0 86 385" svg:d="M85 199c1-4 1-5 1-6 0-3 0-1-1-6-23-59-45-119-69-178-2-7-4-9-8-9-5 0-8 3-8 8 0 1 0 2 2 6 23 60 45 119 68 179-23 58-45 117-68 177-2 4-2 5-2 8 0 4 3 7 8 7s6-4 8-7c24-60 46-119 69-179z"><text:p/></draw:path><draw:path draw:style-name="gr3" draw:text-style-name="P6" svg:width="0.076in" svg:height="0.087in" svg:x="0.4008in" svg:y="0.0307in" svg:viewBox="0 0 194 222" svg:d="M179 120c7 0 15-1 15-9 0-9-8-8-15-8-54 0-109 0-163 0 5-50 49-88 104-88 20 0 39 0 59 0 7 0 15 0 15-7 0-8-8-8-15-8-20 0-40 0-60 0-66 0-119 48-119 111 0 62 53 111 119 111 20 0 40 0 60 0 7 0 15 0 15-7s-8-7-15-7c-20 0-39 0-59 0-55 0-99-37-104-88 54 0 109 0 163 0z"><text:p/></draw:path><draw:path draw:style-name="gr3" draw:text-style-name="P6" svg:width="0.1083in" svg:height="0.1063in" svg:x="0.5382in" svg:y="0.0098in" svg:viewBox="0 0 276 271" svg:d="M129 26c2-9 4-13 11-14 3 0 16 0 24 0 27 0 70 0 70 38 0 13-6 39-22 55-10 10-31 22-65 22-14 0-28 0-43 0 8-35 17-68 25-101zM185 132c38-9 84-35 84-75 0-33-34-57-84-57-38 0-74 0-111 0-8 0-11 0-11 8 0 4 3 4 11 4 1 0 8 0 14 0 8 1 11 1 11 7 0 1 0 2-1 7-18 69-34 138-52 206-4 15-5 18-35 18-8 0-11 0-11 8 0 4 4 4 5 4 11 0 38-1 49-1s38 1 49 1c4 0 8 0 8-8 0-4-3-4-11-4-14 0-25 0-25-7 0-2 1-4 1-6 9-33 16-67 25-102 16 0 31 0 46 0 36 0 43 22 43 36 0 5-3 17-5 26-4 10-7 24-7 32 0 42 46 42 52 42 33 0 46-40 46-44 0-6-3-3-4-6-5 0-5 4-6 6-10 28-26 35-35 35-12 0-15-9-15-23 0-12 2-31 4-43 0-6 1-13 1-19 0-29-26-42-36-45z"><text:p/></draw:path><draw:path draw:style-name="gr3" draw:text-style-name="P6" svg:width="0.0575in" svg:height="0.0744in" svg:x="0.6555in" svg:y="0.0626in" svg:viewBox="0 0 147 190" svg:d="M64 9c1-1 1-3 1-5 0-1-1-4-5-4-5 0-27 2-34 3-2 0-6 0-6 7 0 3 4 3 7 3 14 0 14 2 14 5 0 1-1 3-1 5-14 51-26 101-39 153-1 5-1 3-1 6 0 4 3 8 9 8 3 0 9-1 11-6 1-2 3-11 4-18 2-7 5-15 7-23 1-4 3-14 4-19 2-11 2-11 8-19 9-14 23-29 44-29 14 0 15 13 15 20 0 15-11 46-15 57-3 8-5 10-5 14 0 15 13 23 26 23 27 0 39-37 39-40 0-5-3-5-4-5-4 0-4 3-6 6-5 21-17 32-28 32-6 0-7-4-7-9 0-7 1-10 7-22 3-9 14-37 14-53 0-3 0-15-10-23-5-3-13-7-25-7-20 0-34 10-44 22 7-27 13-55 20-82z"><text:p/></draw:path></draw:g></text:span><text:span text:style-name="T8"><text:s/>כדרוש. </text:span></text:p>
        </text:list-item>
        <text:list-item>
          <text:p text:style-name="P8">טרנזיטיביות: יהיו <text:span text:style-name="T8"><draw:g text:anchor-type="as-char" svg:y="-0.1075in" draw:z-index="231" draw:name="Shape13" draw:style-name="gr1"><svg:title>TexMaths</svg:title><svg:desc>11§display§f, g, k \in \N \to \N§svg§600§FALSE§</svg:desc><draw:path draw:style-name="gr2" draw:text-style-name="P5" svg:width="1.0024in" svg:height="0.1217in" svg:x="-0.0004in" svg:y="0.0075in" svg:viewBox="0 0 2547 310" svg:d="M0 0c849 0 1698 0 2547 0 0 103 0 207 0 310-849 0-1698 0-2547 0 0-103 0-207 0-310z"><text:p/></draw:path><draw:path draw:style-name="gr3" draw:text-style-name="P6" svg:width="0.0752in" svg:height="0.1374in" svg:x="0in" svg:y="0in" svg:viewBox="0 0 192 350" svg:d="M121 118c11 0 22 0 33 0 8 0 12 0 12-8 0-4-4-4-11-4-11 0-21 0-32 0 2-16 6-30 8-44 2-8 8-36 10-40 3-8 10-13 17-13 3 0 12 0 20 6-17 2-21 16-21 21 0 9 7 13 15 13 9 0 20-7 20-23 0-17-17-26-34-26-13 0-37 7-48 45-2 8-3 12-13 61-9 0-18 0-27 0-7 0-12 0-12 7 0 5 5 5 11 5 9 0 17 0 26 0-10 50-19 100-29 150-7 38-13 73-34 73-1 0-11 0-18-7 18-1 21-15 21-21 0-8-6-13-14-13-10 0-21 8-21 23 0 18 16 27 32 27 22 0 37-23 44-38 12-24 22-71 22-73 8-41 15-81 23-121z"><text:p/></draw:path><draw:path draw:style-name="gr3" draw:text-style-name="P6" svg:width="0.0173in" svg:height="0.0453in" svg:x="0.0874in" svg:y="0.0902in" svg:viewBox="0 0 45 116" svg:d="M45 41c0-26-10-41-25-41-12 0-20 10-20 21 0 10 8 20 20 20 4 0 10-1 13-5 1-1 1-1 2-1s1 0 1 6c0 28-13 51-26 64-5 4-5 5-5 6 0 2 3 5 5 5 4 0 35-30 35-75z"><text:p/></draw:path><draw:path draw:style-name="gr3" draw:text-style-name="P6" svg:width="0.0693in" svg:height="0.0976in" svg:x="0.1441in" svg:y="0.0402in" svg:viewBox="0 0 177 249" svg:d="M176 25c0-2 1-4 1-6 0-7-4-11-11-11-4 0-14 3-16 16-7-14-20-24-36-24-44 0-92 54-92 110 0 37 24 60 52 60 23 0 40-17 45-22-8 33-9 33-13 50-2 4-15 42-55 42-8 0-21 0-31-4 11-3 15-13 15-19 0-7-4-15-14-15-9 0-21 8-21 23 0 16 14 24 51 24 48 0 77-30 82-53 14-56 29-114 43-171zM125 121c-2 10-11 20-19 27s-20 14-31 14c-20 0-26-20-26-36 0-18 11-63 22-83 10-19 27-34 43-34 26 0 31 31 31 33s-1 4-1 5c-7 24-12 49-19 74z"><text:p/></draw:path><draw:path draw:style-name="gr3" draw:text-style-name="P6" svg:width="0.0173in" svg:height="0.0453in" svg:x="0.2331in" svg:y="0.0902in" svg:viewBox="0 0 45 116" svg:d="M45 41c0-26-10-41-25-41-12 0-20 10-20 21 0 10 8 20 20 20 5 0 10-1 14-5 1-1 1-1 2-1 0 2 0 0 0 6 0 28-13 51-26 64-5 4-5 5-5 6 0 2 3 5 5 5 4 0 35-30 35-75z"><text:p/></draw:path><draw:path draw:style-name="gr3" draw:text-style-name="P6" svg:width="0.0685in" svg:height="0.1063in" svg:x="0.2957in" svg:y="0.002in" svg:viewBox="0 0 175 271" svg:d="M90 4c0-1 0-4-5-4-9 0-38 3-48 3-3 1-7 1-7 8 0 6 4 6 10 6 18 0 18 2 18 6 0 2-1 6-1 8-19 74-37 146-56 220-1 5-1 6-1 9 0 8 8 11 11 11 5 0 11-4 13-8s20-75 22-85c13 1 45 8 45 33 0 2 0 5-1 8-1 4-2 9-2 13 0 23 15 39 36 39 11 0 22-7 30-21 10-17 14-38 14-39 0-3-3-3-4-3-5 0-5 1-6 6-7 28-16 48-34 48-6 0-12-5-12-18 0-6 1-15 3-22 2-6 2-7 2-12 0-24-25-35-58-38 12-8 25-20 33-29 19-21 37-37 56-37 3 0 3 0 4 0 4 1 4 1 7 3 2 0 2 1 3 1-19 2-22 17-22 21 0 7 3 14 14 14 10 0 21-9 21-24 0-11-9-24-27-24-9 0-28 3-56 34-13 14-28 30-43 36 14-55 28-109 41-163z"><text:p/></draw:path><draw:path draw:style-name="gr3" draw:text-style-name="P6" svg:width="0.076in" svg:height="0.087in" svg:x="0.426in" svg:y="0.0256in" svg:viewBox="0 0 194 222" svg:d="M180 120c7 0 14 0 14-8 0-9-7-9-14-9-55 0-109 0-164 0 5-50 50-88 104-88 20 0 41 0 60 0 7 0 14 0 14-7 0-8-7-8-14-8-21 0-40 0-61 0-66 0-119 50-119 112s53 110 119 110c21 0 40 0 61 0 7 0 14 0 14-7 0-8-7-8-14-8-19 0-40 0-60 0-54 0-99-36-104-87 55 0 109 0 164 0z"><text:p/></draw:path><draw:path draw:style-name="gr3" draw:text-style-name="P6" svg:width="0.1028in" svg:height="0.1063in" svg:x="0.5606in" svg:y="0.0028in" svg:viewBox="0 0 262 271" svg:d="M33 35c0 63 0 126 0 187 0 20-2 28-22 28-4 0-11 0-11 6 0 7 7 7 13 7 20 0 40 0 60 0 7 0 13 0 13-7 0-6-7-6-12-6-21 0-25-9-25-29 0-58 0-118 0-176 57 74 112 146 168 220 3 5 5 6 7 6 7 0 7-7 7-14 0-72 0-144 0-216 0-21 4-27 22-28 2 0 9 0 9-6 0-7-7-7-13-7-19 0-38 0-57 0-6 0-13 0-13 7 0 6 7 6 11 6 22 1 26 9 26 29 0 39 0 80 0 121-40-53-79-105-118-158-3-5-5-5-13-5-22 0-45 0-67 0-8 0-14 0-14 7 0 6 6 6 9 6 10 1 18 8 21 12-1 4-1 5-1 10zM218 243c-56-73-112-146-169-220-3-5-3-5-7-10 15 0 31 0 46 0 43 58 87 117 130 175 0 19 0 37 0 55z"><text:p/></draw:path><draw:path draw:style-name="gr3" draw:text-style-name="P6" svg:width="0.1346in" svg:height="0.0783in" svg:x="0.7177in" svg:y="0.0291in" svg:viewBox="0 0 343 200" svg:d="M300 109c-21 15-31 32-34 36-17 27-21 50-21 51 0 4 5 4 8 4 7 0 8-1 9-7 9-37 32-70 75-87 5-1 6-3 6-5 0-3-2-4-3-4-18-7-64-27-78-91-1-5-2-6-9-6-3 0-8 0-8 4 0 2 4 26 20 51 8 12 19 25 35 37-95 0-191 0-287 0-6 0-13 0-13 9 0 8 7 8 13 8 96 0 192 0 287 0z"><text:p/></draw:path><draw:path draw:style-name="gr3" draw:text-style-name="P6" svg:width="0.1028in" svg:height="0.1063in" svg:x="0.9071in" svg:y="0.0028in" svg:viewBox="0 0 262 271" svg:d="M34 35c0 63 0 126 0 187 0 20-3 28-23 28-4 0-11 0-11 6 0 7 7 7 13 7 20 0 41 0 61 0 6 0 12 0 12-7 0-6-6-6-11-6-22 0-26-9-26-29 0-58 0-118 0-176 57 74 112 146 168 220 3 5 5 6 8 6 7 0 7-7 7-14 0-72 0-144 0-216 0-21 3-27 21-28 2 0 9 0 9-6 0-7-6-7-13-7-19 0-38 0-57 0-6 0-13 0-13 7 0 6 7 6 11 6 22 1 26 9 26 29 0 39 0 80 0 121-39-53-79-105-117-158-4-5-6-5-14-5-22 0-45 0-67 0-7 0-14 0-14 7 0 6 7 6 9 6 10 1 18 8 21 12 0 4 0 5 0 10zM218 243c-56-73-112-146-169-220-3-5-3-5-7-10 15 0 31 0 46 0 43 58 87 117 130 175 0 19 0 37 0 55z"><text:p/></draw:path></draw:g></text:span><text:span text:style-name="T8">, ונניח </text:span><text:span text:style-name="T8"><draw:g text:anchor-type="as-char" svg:y="-0.1134in" draw:z-index="230" draw:name="Shape14" draw:style-name="gr1"><svg:title>TexMaths</svg:title><svg:desc>11§display§\la f, g \ra \in R_h \land \la g, k \ra \in R_h§svg§600§FALSE§</svg:desc><draw:path draw:style-name="gr2" draw:text-style-name="P5" svg:width="1.5953in" svg:height="0.1358in" svg:x="-0.0004in" svg:y="0.0071in" svg:viewBox="0 0 4053 346" svg:d="M2027 346c-676 0-1352 0-2027 0 0-116 0-230 0-346 1351 0 2702 0 4053 0 0 116 0 230 0 346-676 0-1351 0-2026 0z"><text:p/></draw:path><draw:path draw:style-name="gr3" draw:text-style-name="P6" svg:width="0.0335in" svg:height="0.1512in" svg:x="0.0087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3" draw:text-style-name="P6" svg:width="0.076in" svg:height="0.1374in" svg:x="0.0591in" svg:y="0.0067in" svg:viewBox="0 0 194 350" svg:d="M122 118c11 0 22 0 33 0 8 0 12 0 12-8 0-4-4-4-11-4-11 0-21 0-32 0 3-16 6-30 8-44 2-8 8-36 10-40 3-8 10-13 18-13 2 0 12 0 18 6-16 2-21 16-21 21 0 9 8 14 15 14 11 0 22-9 22-24 0-17-18-26-34-26-14 0-38 7-49 45-3 8-4 12-13 61-9 0-18 0-26 0s-13 0-13 7c0 5 4 5 11 5 9 0 17 0 26 0-10 50-19 100-29 151-6 37-13 72-34 72-1 0-11 0-19-6 19-1 22-16 22-21 0-9-7-13-14-13-10 0-22 8-22 23 0 17 18 26 33 26 22 0 37-23 44-37 12-25 21-71 22-74 8-40 15-80 23-121z"><text:p/></draw:path><draw:path draw:style-name="gr3" draw:text-style-name="P6" svg:width="0.0173in" svg:height="0.0453in" svg:x="0.1465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6" svg:width="0.0693in" svg:height="0.0976in" svg:x="0.2035in" svg:y="0.0453in" svg:viewBox="0 0 177 249" svg:d="M176 25c0-2 1-4 1-6 0-7-4-11-11-11-4 0-14 3-16 16-7-14-20-24-36-24-44 0-92 54-92 110 0 38 23 61 52 61 22 0 40-18 44-22h1c-9 34-9 33-13 50-1 5-15 41-55 41-8 0-21 0-32-3 12-4 16-13 16-20s-4-13-14-13c-9 0-21 6-21 22 0 15 14 23 51 23 48 0 76-30 82-52 14-57 29-114 43-172zM125 121c-2 10-11 20-19 28-8 6-20 13-31 13-20 0-25-20-25-35 0-19 11-64 22-84 9-19 26-34 42-34 26 0 31 31 31 33s-1 4-1 5c-6 25-12 49-19 74z"><text:p/></draw:path><draw:path draw:style-name="gr3" draw:text-style-name="P6" svg:width="0.0335in" svg:height="0.1512in" svg:x="0.2878in" svg:y="0in" svg:viewBox="0 0 86 385" svg:d="M84 199c2-4 2-5 2-6 0-3 0-1-2-6-22-59-45-119-67-178-3-7-5-9-9-9-5 0-8 3-8 8 0 1 0 2 2 6 23 60 45 119 68 179-23 58-45 117-68 177-2 4-2 5-2 8 0 4 3 7 8 7 4 0 6-4 7-7 24-60 46-119 69-179z"><text:p/></draw:path><draw:path draw:style-name="gr3" draw:text-style-name="P6" svg:width="0.0756in" svg:height="0.087in" svg:x="0.3933in" svg:y="0.0307in" svg:viewBox="0 0 193 222" svg:d="M179 120c7 0 14-1 14-9 0-9-7-8-14-8-55 0-109 0-164 0 5-50 50-88 104-88 20 0 41 0 60 0 7 0 14 0 14-7 0-8-7-8-14-8-19 0-40 0-60 0-66 0-119 48-119 111 0 62 53 111 119 111 20 0 41 0 60 0 7 0 14 0 14-7s-7-7-14-7c-19 0-40 0-60 0-54 0-99-37-104-88 55 0 109 0 164 0z"><text:p/></draw:path><draw:path draw:style-name="gr3" draw:text-style-name="P6" svg:width="0.1083in" svg:height="0.1063in" svg:x="0.5307in" svg:y="0.0098in" svg:viewBox="0 0 276 271" svg:d="M129 26c2-9 3-13 11-14 3 0 15 0 23 0 27 0 70 0 70 38 0 13-5 39-21 55-10 10-30 22-65 22-14 0-29 0-44 0 9-35 17-68 26-101zM185 132c38-9 85-35 85-75 0-33-36-57-86-57-37 0-74 0-110 0-8 0-11 0-11 8 0 4 3 4 11 4 1 0 7 0 14 0 8 1 11 1 11 7 0 1-1 2-2 7-18 69-34 138-52 206-3 15-4 18-35 18-7 0-10 0-10 8 0 4 4 4 6 4 11 0 37-1 48-1s38 1 49 1c3 0 8 0 8-8 0-4-3-4-11-4-14 0-25 0-25-7 0-2 1-4 1-6 9-33 16-67 25-102 16 0 31 0 46 0 36 0 42 22 42 36 0 5-2 17-5 26-2 10-6 24-6 32 0 42 46 42 52 42 32 0 46-40 46-44 0-6-3-3-4-6-5 0-5 4-6 6-10 28-26 35-35 35-13 0-15-9-15-23 0-12 2-31 3-43 1-6 2-13 2-19 0-29-26-42-36-45z"><text:p/></draw:path><draw:path draw:style-name="gr3" draw:text-style-name="P6" svg:width="0.0575in" svg:height="0.0744in" svg:x="0.648in" svg:y="0.0626in" svg:viewBox="0 0 147 190" svg:d="M64 9c0-1 1-3 1-5 0-1-1-4-4-4-6 0-28 2-35 3-2 0-6 0-6 7 0 3 4 3 8 3 13 0 13 2 13 5 0 1-1 3-1 5-14 51-26 101-39 153-1 5-1 3-1 6 0 4 3 8 9 8 3 0 8-1 11-6 1-2 3-11 4-18 2-7 5-15 7-23 1-4 3-14 4-19 2-11 2-11 8-19 9-14 22-29 44-29 14 0 15 13 15 20 0 15-11 46-15 57-3 8-4 10-4 14 0 15 12 23 25 23 27 0 39-37 39-40 0-5-3-5-4-5-4 0-4 3-5 6-7 21-18 32-29 32-6 0-7-4-7-9 0-7 1-10 7-22 2-9 14-37 14-53 0-3 0-15-11-23-4-3-12-7-24-7-20 0-34 10-44 22 7-27 13-55 20-82z"><text:p/></draw:path><draw:path draw:style-name="gr3" draw:text-style-name="P6" svg:width="0.0843in" svg:height="0.0937in" svg:x="0.761in" svg:y="0.0217in" svg:viewBox="0 0 215 239" svg:d="M116 9c-3-7-5-9-9-9-5 0-6 3-8 9-32 71-65 143-97 215-2 4-2 5-2 7 0 5 3 8 8 8 2 0 5-1 9-8 29-67 60-135 90-203 31 68 60 136 91 203 3 8 8 8 9 8 4 0 8-3 8-8 0-1 0-2-3-6-32-72-65-145-96-216z"><text:p/></draw:path><draw:path draw:style-name="gr3" draw:text-style-name="P6" svg:width="0.0339in" svg:height="0.1512in" svg:x="0.9039in" svg:y="0in" svg:viewBox="0 0 87 385" svg:d="M85 15c2-4 2-5 2-7 0-5-4-8-8-8s-6 2-9 9c-23 59-45 118-68 177-1 2-2 4-2 7 0 2 0 2 2 6 23 59 45 118 68 176 2 5 4 10 9 10 4 0 8-3 8-7 0-1 0-3-2-7-23-59-45-119-68-178 23-60 45-119 68-178z"><text:p/></draw:path><draw:path draw:style-name="gr3" draw:text-style-name="P6" svg:width="0.0693in" svg:height="0.0976in" svg:x="0.9492in" svg:y="0.0453in" svg:viewBox="0 0 177 249" svg:d="M176 25c0-2 1-4 1-6 0-7-4-11-11-11-4 0-14 3-16 16-7-14-20-24-36-24-45 0-92 54-92 110 0 38 23 61 52 61 22 0 40-18 44-22h1c-9 34-9 33-13 50-1 5-15 41-55 41-8 0-21 0-32-3 12-4 16-13 16-20s-4-13-14-13c-9 0-21 6-21 22 0 15 14 23 51 23 48 0 76-30 82-52 14-57 29-114 43-172zM125 121c-2 10-11 20-19 28-8 6-20 13-31 13-20 0-25-20-25-35 0-19 11-64 22-84 9-19 26-34 42-34 26 0 31 31 31 33s-1 4-1 5c-6 25-12 49-19 74z"><text:p/></draw:path><draw:path draw:style-name="gr3" draw:text-style-name="P6" svg:width="0.0173in" svg:height="0.0453in" svg:x="1.0378in" svg:y="0.0972in" svg:viewBox="0 0 45 116" svg:d="M45 41c0-26-10-41-25-41-12 0-20 10-20 21 0 10 8 20 20 20 4 0 10-1 14-5 1-1 1-1 1-1 1 0 1 0 1 6 0 28-13 51-26 64-4 4-4 5-4 6 0 2 2 5 4 5 4 0 35-30 35-75z"><text:p/></draw:path><draw:path draw:style-name="gr3" draw:text-style-name="P6" svg:width="0.0685in" svg:height="0.1063in" svg:x="1.1008in" svg:y="0.0071in" svg:viewBox="0 0 175 271" svg:d="M89 4c0-1 0-4-4-4-9 0-38 3-48 3-3 1-7 1-7 8 0 6 3 6 10 6 18 0 18 2 18 6 0 2-1 6-1 8-18 74-37 147-56 220-1 6-1 7-1 9 0 9 8 11 11 11 6 0 11-3 13-8 2-4 20-74 22-84 13 2 44 8 44 32 0 3 0 5-1 8 0 5-1 9-1 13 0 23 15 39 35 39 12 0 22-7 31-21 10-17 14-38 14-39 0-3-3-3-4-3-4 0-4 1-6 7-7 27-17 47-34 47-7 0-12-4-12-18 0-6 1-15 4-22 1-6 1-7 1-12 0-23-25-35-58-39 13-7 25-19 33-28 19-21 37-37 55-37 4 0 4 0 5 0 4 1 4 1 8 3 1 0 1 0 1 1-18 2-22 17-22 21 0 7 4 14 15 14 10 0 21-8 21-24 0-11-9-24-26-24-11 0-29 3-57 34-13 14-28 30-42 36 13-55 26-109 39-163z"><text:p/></draw:path><draw:path draw:style-name="gr3" draw:text-style-name="P6" svg:width="0.0335in" svg:height="0.1512in" svg:x="1.1846in" svg:y="0in" svg:viewBox="0 0 86 385" svg:d="M84 199c2-4 2-5 2-6 0-3 0-1-2-6-22-59-45-119-67-178-3-7-5-9-9-9-5 0-8 3-8 8 0 1 0 2 2 6 23 60 45 119 68 179-23 58-45 117-68 177-2 4-2 5-2 8 0 4 3 7 8 7 4 0 6-4 7-7 24-60 46-119 69-179z"><text:p/></draw:path><draw:path draw:style-name="gr3" draw:text-style-name="P6" svg:width="0.076in" svg:height="0.087in" svg:x="1.2902in" svg:y="0.0307in" svg:viewBox="0 0 194 222" svg:d="M179 120c7 0 15-1 15-9 0-9-8-8-15-8-55 0-109 0-164 0 6-50 50-88 104-88 20 0 41 0 60 0 7 0 15 0 15-7 0-8-8-8-15-8-19 0-40 0-60 0-66 0-119 48-119 111 0 62 53 111 119 111 20 0 41 0 60 0 7 0 15 0 15-7s-8-7-15-7c-19 0-40 0-60 0-54 0-98-37-104-88 55 0 109 0 164 0z"><text:p/></draw:path><draw:path draw:style-name="gr3" draw:text-style-name="P6" svg:width="0.1083in" svg:height="0.1063in" svg:x="1.4276in" svg:y="0.0098in" svg:viewBox="0 0 276 271" svg:d="M129 26c2-9 3-13 11-14 3 0 16 0 24 0 27 0 70 0 70 38 0 13-6 39-22 55-10 10-30 22-65 22-14 0-29 0-44 0 9-35 17-68 26-101zM185 132c38-9 85-35 85-75 0-33-35-57-85-57-38 0-74 0-111 0-8 0-11 0-11 8 0 4 3 4 11 4 1 0 7 0 14 0 8 1 11 1 11 7 0 1 0 2-2 7-18 69-34 138-52 206-3 15-4 18-35 18-7 0-10 0-10 8 0 4 4 4 6 4 11 0 37-1 48-1s38 1 49 1c4 0 8 0 8-8 0-4-3-4-11-4-14 0-25 0-25-7 0-2 1-4 1-6 9-33 16-67 25-102 16 0 31 0 46 0 36 0 42 22 42 36 0 5-2 17-4 26-3 10-7 24-7 32 0 42 46 42 52 42 32 0 46-40 46-44 0-6-3-3-4-6-5 0-5 4-6 6-10 28-26 35-35 35-13 0-15-9-15-23 0-12 2-31 4-43 0-6 1-13 1-19 0-29-26-42-36-45z"><text:p/></draw:path><draw:path draw:style-name="gr3" draw:text-style-name="P6" svg:width="0.0575in" svg:height="0.0744in" svg:x="1.5449in" svg:y="0.0626in" svg:viewBox="0 0 147 190" svg:d="M64 9c1-1 1-3 1-5 0-1-1-4-4-4-6 0-28 2-35 3-2 0-6 0-6 7 0 3 4 3 8 3 13 0 13 2 13 5 0 1-1 3-1 5-14 51-26 101-39 153-1 5-1 3-1 6 0 4 3 8 9 8 3 0 8-1 11-6 1-2 3-11 4-18 2-7 5-15 7-23 1-4 3-14 4-19 2-11 2-11 8-19 9-14 23-29 44-29 14 0 15 13 15 20 0 15-11 46-15 57-3 8-4 10-4 14 0 15 12 23 25 23 27 0 39-37 39-40 0-5-3-5-4-5-4 0-4 3-5 6-6 21-18 32-29 32-6 0-7-4-7-9 0-7 1-10 7-22 3-9 14-37 14-53 0-3 0-15-10-23-5-3-13-7-25-7-20 0-34 10-44 22 7-27 13-55 20-82z"><text:p/></draw:path></draw:g></text:span><text:span text:style-name="T8">, נוכיח </text:span><text:span text:style-name="T8"><draw:g text:anchor-type="as-char" svg:y="-0.1134in" draw:z-index="229" draw:name="Shape15" draw:style-name="gr1"><svg:title>TexMaths</svg:title><svg:desc>11§display§\la f, k \ra \in R_h§svg§600§FALSE§</svg:desc><draw:path draw:style-name="gr2" draw:text-style-name="P5" svg:width="0.7031in" svg:height="0.1354in" svg:x="-0.0004in" svg:y="0.0071in" svg:viewBox="0 0 1787 345" svg:d="M0 0c596 0 1191 0 1787 0 0 115 0 230 0 345-596 0-1191 0-1787 0 0-115 0-230 0-345z"><text:p/></draw:path><draw:path draw:style-name="gr3" draw:text-style-name="P6" svg:width="0.0335in" svg:height="0.1508in" svg:x="0.0087in" svg:y="0in" svg:viewBox="0 0 86 384" svg:d="M84 14c2-4 2-4 2-6 0-5-4-8-8-8-3 0-7 2-9 9-23 58-45 118-68 177 0 2-1 4-1 7 0 0 0 1 1 5 23 60 45 119 68 177 1 4 4 9 9 9 4 0 8-3 8-7 0-2 0-3-2-7-24-60-46-119-69-177 23-60 45-119 69-179z"><text:p/></draw:path><draw:path draw:style-name="gr3" draw:text-style-name="P6" svg:width="0.076in" svg:height="0.137in" svg:x="0.0591in" svg:y="0.0071in" svg:viewBox="0 0 194 349" svg:d="M122 118c11 0 22 0 33 0 8 0 11 0 11-9 0-3-3-3-10-3-11 0-21 0-32 0 2-16 6-30 8-44 1-9 7-36 9-41 4-7 11-13 18-13 2 0 11 0 19 7-16 2-21 15-21 21 0 9 8 14 15 14 9 0 22-9 22-24 0-17-19-26-35-26-13 0-37 7-49 45-2 8-3 12-12 61-9 0-18 0-27 0-7 0-12 0-12 6s4 6 11 6c9 0 17 0 26 0-10 50-19 100-29 151-8 37-14 72-34 72-1 0-11 0-19-7 18-1 22-15 22-21 0-9-7-14-14-14-11 0-22 9-22 24 0 17 18 26 33 26 21 0 36-22 44-37 12-25 21-71 21-74 8-40 16-81 24-120z"><text:p/></draw:path><draw:path draw:style-name="gr3" draw:text-style-name="P6" svg:width="0.0173in" svg:height="0.0453in" svg:x="0.1465in" svg:y="0.0972in" svg:viewBox="0 0 45 116" svg:d="M45 41c0-26-10-41-24-41-13 0-21 10-21 21 0 10 8 21 21 21 4 0 9-2 13-6 1-1 1-1 2-1 0 2 0 0 0 6 0 28-13 51-25 65-4 3-4 4-4 5 0 4 1 5 3 5 4 0 35-30 35-75z"><text:p/></draw:path><draw:path draw:style-name="gr3" draw:text-style-name="P6" svg:width="0.0685in" svg:height="0.1059in" svg:x="0.2094in" svg:y="0.0071in" svg:viewBox="0 0 175 270" svg:d="M90 3c-2-1 0-3-5-3-9 0-37 2-48 3-2 0-6 1-6 8 0 4 3 4 9 4 18 0 19 4 19 7 0 2-1 6-1 8-18 73-37 147-56 221-2 6-2 6-2 9 0 9 8 10 11 10 5 0 11-4 13-8 2-3 20-74 22-84 13 1 45 8 45 32 0 4 0 5-1 8-1 6-2 10-2 14 0 22 15 38 36 38 11 0 22-6 30-20 10-18 14-39 14-40 0-3-3-3-4-3-5 0-5 1-6 7-7 28-16 48-34 48-6 0-12-4-12-19 0-6 2-15 3-21 2-6 2-8 2-12 0-24-25-35-58-39 12-7 26-19 34-29 18-20 37-37 55-37 3 0 3 0 4 1 4 1 5 1 7 3 2 0 2 0 3 1-19 1-22 17-22 21 0 7 4 13 14 13s21-9 21-23c0-12-9-24-25-24-11 0-29 3-58 34-13 14-27 30-43 35 14-55 28-109 41-163z"><text:p/></draw:path><draw:path draw:style-name="gr3" draw:text-style-name="P6" svg:width="0.0339in" svg:height="0.1508in" svg:x="0.2933in" svg:y="0in" svg:viewBox="0 0 87 384" svg:d="M85 198c2-4 2-5 2-5 0-1 0-3-2-7-23-59-45-119-69-177-2-7-4-9-8-9-5 0-8 3-8 8 0 1 0 2 2 6 23 60 45 119 68 179-23 58-45 117-68 177-2 4-2 4-2 7 0 4 3 7 8 7s6-4 8-7c24-60 46-119 69-179z"><text:p/></draw:path><draw:path draw:style-name="gr3" draw:text-style-name="P6" svg:width="0.076in" svg:height="0.087in" svg:x="0.3984in" svg:y="0.0307in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3" draw:text-style-name="P6" svg:width="0.1083in" svg:height="0.1063in" svg:x="0.5358in" svg:y="0.0098in" svg:viewBox="0 0 276 271" svg:d="M130 28c2-10 3-14 10-15 4-1 16-1 24-1 27 0 70 0 70 39 0 13-6 39-22 55-10 10-29 22-65 22-14 0-28 0-43 0 9-34 17-67 26-100zM185 132c39-8 84-35 84-74 0-33-34-58-84-58-37 0-74 0-110 0-8 0-12 0-12 8 0 4 4 4 11 4 1 0 8 0 15 1s10 1 10 7c0 1 0 2-1 6-18 69-34 138-52 206-4 16-5 19-35 19-8 0-11 0-11 8 0 4 4 4 5 4 11 0 38-2 49-2 10 0 38 2 49 2 4 0 8 0 8-9 0-3-3-3-11-3-14 0-25 0-25-8 0-2 1-4 1-6 9-33 17-67 26-100 16 0 30 0 45 0 36 0 43 20 43 34 0 6-3 18-5 26-4 10-7 24-7 32 0 42 46 42 52 42 33 0 46-39 46-44s-3-2-4-5c-4 0-5 3-6 6-10 29-26 35-35 35-12 0-15-9-15-24 0-12 2-32 4-44 0-5 1-11 1-17 0-29-25-41-36-46z"><text:p/></draw:path><draw:path draw:style-name="gr3" draw:text-style-name="P6" svg:width="0.0575in" svg:height="0.074in" svg:x="0.6531in" svg:y="0.063in" svg:viewBox="0 0 147 189" svg:d="M65 8c0-1 0-4 0-5s0-3-3-3c-6 0-29 2-36 2-2 1-5 1-5 7 0 3 3 3 6 3 14 0 14 2 14 5 0 2-1 3-1 6-14 51-26 101-39 152-1 6-1 6-1 7 0 3 3 7 9 7 3 0 9-1 11-6 1-1 3-11 5-17 2-9 4-16 6-24 1-4 3-14 4-19 3-10 3-10 9-18 8-14 22-29 43-29 15 0 15 12 15 19 0 16-11 46-15 57-3 8-5 10-5 14 0 15 13 23 27 23 26 0 38-36 38-40s-3-4-4-4c-3 0-4 1-6 5-5 22-17 33-28 33-6 0-7-5-7-10 0-7 1-10 7-22 3-8 14-36 14-52 0-4 0-15-10-23-4-4-13-8-25-8-20 0-34 11-44 22 7-27 14-55 21-82z"><text:p/></draw:path></draw:g></text:span><text:span text:style-name="T8">. מההנחה </text:span><text:span text:style-name="T8"><draw:g text:anchor-type="as-char" svg:y="-0.1075in" draw:z-index="227" draw:name="Shape16" draw:style-name="gr1"><svg:title>TexMaths</svg:title><svg:desc>11§display§h \circ f = h \circ  g \land h \circ g = h \circ k§svg§600§FALSE§</svg:desc><draw:path draw:style-name="gr2" draw:text-style-name="P5" svg:width="1.8083in" svg:height="0.1217in" svg:x="-0.0004in" svg:y="0.0075in" svg:viewBox="0 0 4594 310" svg:d="M0 0c1531 0 3063 0 4594 0 0 103 0 207 0 310-1531 0-3063 0-4594 0 0-103 0-207 0-310z"><text:p/></draw:path><draw:path draw:style-name="gr3" draw:text-style-name="P6" svg:width="0.0744in" svg:height="0.1063in" svg:x="0in" svg:y="0.002in" svg:viewBox="0 0 190 271" svg:d="M90 4c0-1 0-4-5-4-9 0-37 3-48 3-2 1-6 1-6 8 0 6 3 5 9 5 18 0 19 3 19 7 0 2-1 6-1 8-18 74-37 146-56 220-2 5-2 6-2 9 0 8 8 11 12 11 6 0 12-5 14-10 3-10 5-20 7-30 3-11 6-22 9-34 2-9 4-18 6-25 2-3 4-15 5-18s13-24 26-35c8-6 20-13 37-13 16 0 20 13 20 26 0 21-14 63-23 86-3 9-5 13-5 21 0 18 13 32 32 32 36 0 50-57 50-60s-3-3-4-3c-4 0-4 1-7 6-5 20-17 48-38 48-7 0-10-3-10-12 0-10 3-19 7-28 6-16 24-61 24-83 0-26-16-42-45-42-25 0-43 12-58 30 10-41 21-82 31-123z"><text:p/></draw:path><draw:path draw:style-name="gr3" draw:text-style-name="P6" svg:width="0.0591in" svg:height="0.0591in" svg:x="0.1217in" svg:y="0.0402in" svg:viewBox="0 0 151 151" svg:d="M151 76c0-42-35-76-76-76-42 0-75 35-75 76s33 75 75 75c41 0 76-34 76-75zM75 134c-33 0-60-26-60-58 0-33 27-59 60-59s59 25 59 59c0 33-26 58-59 58z"><text:p/></draw:path><draw:path draw:style-name="gr3" draw:text-style-name="P6" svg:width="0.0756in" svg:height="0.1374in" svg:x="0.2315in" svg:y="0in" svg:viewBox="0 0 193 350" svg:d="M121 118c11 0 22 0 33 0 8 0 12 0 12-8 0-4-4-4-11-4-11 0-21 0-32 0 4-16 6-30 9-44 1-8 7-36 9-40 3-8 10-13 19-13 1 0 11 0 18 6-17 2-21 16-21 21 0 9 7 13 15 13 10 0 21-7 21-23 0-17-18-26-33-26-14 0-38 7-50 45-2 8-3 12-13 61-9 0-18 0-27 0-7 0-11 0-11 7 0 5 4 5 10 5 9 0 18 0 27 0-10 50-20 100-30 150-7 38-13 73-33 73-2 0-11 0-19-7 18-1 21-15 21-21 0-8-6-13-14-13-10 0-21 8-21 23 0 18 17 27 33 27 21 0 36-23 43-38 13-24 22-71 22-73 8-41 15-81 23-121z"><text:p/></draw:path><draw:path draw:style-name="gr3" draw:text-style-name="P6" svg:width="0.1008in" svg:height="0.0354in" svg:x="0.365in" svg:y="0.052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4in" svg:height="0.1063in" svg:x="0.5256in" svg:y="0.002in" svg:viewBox="0 0 189 271" svg:d="M89 4c0-1 0-4-4-4-9 0-38 3-48 3-3 1-7 1-7 8 0 6 3 5 10 5 18 0 18 3 18 7 0 2-1 6-1 8-18 74-37 146-56 220-1 5-1 6-1 9 0 8 8 11 11 11 7 0 12-5 14-10 3-10 6-20 8-30 2-11 6-22 8-34 3-9 5-18 6-25 1-3 5-15 5-18 1-3 13-24 26-35 9-6 21-13 38-13 16 0 20 13 20 26 0 21-14 63-24 86-3 9-4 13-4 21 0 18 13 32 31 32 36 0 50-57 50-60s-3-3-4-3c-3 0-3 1-6 6-5 20-18 48-39 48-7 0-9-3-9-12 0-10 3-19 7-28 6-16 23-61 23-83 0-26-16-42-44-42-25 0-43 12-58 30 10-41 20-82 30-123z"><text:p/></draw:path><draw:path draw:style-name="gr3" draw:text-style-name="P6" svg:width="0.0591in" svg:height="0.0591in" svg:x="0.6469in" svg:y="0.0402in" svg:viewBox="0 0 151 151" svg:d="M151 76c0-42-34-76-75-76-42 0-76 35-76 76s34 75 76 75c41 0 75-34 75-75zM76 134c-34 0-61-26-61-58 0-33 28-59 61-59 32 0 59 25 59 59 0 33-27 58-59 58z"><text:p/></draw:path><draw:path draw:style-name="gr3" draw:text-style-name="P6" svg:width="0.0693in" svg:height="0.0976in" svg:x="0.7508in" svg:y="0.0402in" svg:viewBox="0 0 177 249" svg:d="M176 25c1-2 1-4 1-6 0-7-4-11-11-11-3 0-14 3-15 16-8-14-21-24-37-24-44 0-92 54-92 110 0 37 24 60 52 60 23 0 40-17 45-22-8 33-8 33-12 50-2 4-16 42-56 42-8 0-20 0-31-4 12-3 15-13 15-19 0-7-3-15-14-15-9 0-21 8-21 23 0 16 14 24 52 24 48 0 76-30 81-53 14-56 29-114 43-171zM127 121c-4 10-13 20-20 27-9 7-21 14-32 14-19 0-25-20-25-36 0-18 12-63 22-83 11-19 27-34 42-34 27 0 32 31 32 33s-1 4-2 5c-5 24-12 49-17 74z"><text:p/></draw:path><draw:path draw:style-name="gr3" draw:text-style-name="P6" svg:width="0.0846in" svg:height="0.0933in" svg:x="0.8685in" svg:y="0.0165in" svg:viewBox="0 0 216 238" svg:d="M117 8c-4-7-6-8-9-8-6 0-7 2-9 8-32 71-64 143-96 214-2 5-3 6-3 8 0 4 4 8 8 8 3 0 6-1 9-9 30-67 60-135 91-203 31 68 60 136 91 203 3 9 7 9 9 9 4 0 8-4 8-8 0-1 0-2-3-7-31-71-64-144-96-215z"><text:p/></draw:path><draw:path draw:style-name="gr3" draw:text-style-name="P6" svg:width="0.074in" svg:height="0.1063in" svg:x="1.0035in" svg:y="0.002in" svg:viewBox="0 0 189 271" svg:d="M89 4c0-1 0-4-4-4-9 0-38 3-48 3-3 1-7 1-7 8 0 6 3 5 10 5 17 0 18 3 18 7 0 2-1 6-1 8-18 74-37 146-56 220-1 5-1 6-1 9 0 8 8 11 11 11 6 0 12-5 14-10 3-10 6-20 8-30 2-11 6-22 8-34 2-9 4-18 6-25 1-3 5-15 5-18 1-3 13-24 26-35 9-6 21-13 38-13 16 0 20 13 20 26 0 21-15 63-24 86-3 9-5 13-5 21 0 18 14 32 32 32 36 0 50-57 50-60s-3-3-4-3c-5 0-5 1-6 6-6 20-18 48-39 48-7 0-10-3-10-12 0-10 4-19 8-28 5-16 23-61 23-83 0-26-16-42-44-42-25 0-43 12-58 30 10-41 20-82 30-123z"><text:p/></draw:path><draw:path draw:style-name="gr3" draw:text-style-name="P6" svg:width="0.0591in" svg:height="0.0591in" svg:x="1.1248in" svg:y="0.0402in" svg:viewBox="0 0 151 151" svg:d="M151 76c0-42-34-76-75-76-42 0-76 35-76 76s34 75 76 75c41 0 75-34 75-75zM76 134c-34 0-61-26-61-58 0-33 27-59 61-59 32 0 59 25 59 59 0 33-27 58-59 58z"><text:p/></draw:path><draw:path draw:style-name="gr3" draw:text-style-name="P6" svg:width="0.0693in" svg:height="0.0976in" svg:x="1.2287in" svg:y="0.0402in" svg:viewBox="0 0 177 249" svg:d="M176 25c0-2 1-4 1-6 0-7-4-11-11-11-4 0-14 3-15 16-8-14-21-24-37-24-44 0-92 54-92 110 0 37 24 60 52 60 23 0 40-17 45-22-8 33-8 33-12 50-2 4-16 42-56 42-8 0-20 0-31-4 11-3 15-13 15-19 0-7-4-15-14-15-9 0-21 8-21 23 0 16 14 24 52 24 48 0 76-30 81-53 14-56 29-114 43-171zM125 121c-2 10-11 20-18 27-9 7-21 14-32 14-20 0-25-20-25-36 0-18 11-63 22-83 9-19 26-34 42-34 26 0 31 31 31 33s0 4-1 5c-6 24-12 49-19 74z"><text:p/></draw:path><draw:path draw:style-name="gr3" draw:text-style-name="P6" svg:width="0.1008in" svg:height="0.0354in" svg:x="1.3555in" svg:y="0.052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4in" svg:height="0.1063in" svg:x="1.5161in" svg:y="0.002in" svg:viewBox="0 0 189 271" svg:d="M89 4c0-1 0-4-4-4-10 0-38 3-48 3-3 1-7 1-7 8 0 6 3 5 9 5 18 0 19 3 19 7 0 2-1 6-1 8-18 74-37 146-56 220-1 5-1 6-1 9 0 8 8 11 11 11 6 0 12-5 14-10 3-10 5-20 7-30 3-11 5-22 9-34 2-9 4-18 6-25 1-3 5-15 5-18 1-3 13-24 26-35 9-6 21-13 38-13 16 0 20 13 20 26 0 21-15 63-24 86-3 9-5 13-5 21 0 18 14 32 32 32 36 0 50-57 50-60s-3-3-4-3c-5 0-5 1-6 6-6 20-18 48-39 48-7 0-10-3-10-12 0-10 4-19 8-28 5-16 23-61 23-83 0-26-16-42-44-42-25 0-43 12-58 30 10-41 20-82 30-123z"><text:p/></draw:path><draw:path draw:style-name="gr3" draw:text-style-name="P6" svg:width="0.0591in" svg:height="0.0591in" svg:x="1.6374in" svg:y="0.0402in" svg:viewBox="0 0 151 151" svg:d="M151 76c0-42-35-76-75-76-42 0-76 35-76 76s34 75 76 75c40 0 75-34 75-75zM76 134c-34 0-61-26-61-58 0-33 27-59 61-59 32 0 59 25 59 59 0 33-27 58-59 58z"><text:p/></draw:path><draw:path draw:style-name="gr3" draw:text-style-name="P6" svg:width="0.0685in" svg:height="0.1063in" svg:x="1.7472in" svg:y="0.002in" svg:viewBox="0 0 175 271" svg:d="M89 4c0-1 0-4-4-4-9 0-38 3-48 3-3 1-7 1-7 8 0 6 3 5 10 5 18 0 18 3 18 7 0 2-1 6-1 8-18 74-37 146-56 220-1 5-1 6-1 9 0 8 8 11 11 11 6 0 11-4 13-8 2-5 20-75 22-85 13 1 44 8 44 33 0 2 0 5-1 8 0 4-1 9-1 13 0 23 15 39 35 39 12 0 22-7 31-21 10-17 14-38 14-39 0-3-3-3-5-3-3 0-3 1-5 6-7 28-17 48-34 48-7 0-12-5-12-18 0-6 1-15 4-22 1-6 1-8 1-12 0-24-25-35-58-38 13-8 25-20 33-29 19-21 37-37 55-37 4 0 4 0 5 0 4 1 4 1 8 3 1 0 1 0 1 1-19 2-22 17-22 21 0 7 4 14 15 14 10 0 21-9 21-24 0-11-9-24-26-24-11 0-29 3-57 34-13 14-28 30-42 36 13-55 26-109 39-163z"><text:p/></draw:path></draw:g></text:span><text:span text:style-name="T8"><text:s/>ומטרנזיטיביות שוויון קבוצות </text:span><text:span text:style-name="T8"><draw:g text:anchor-type="as-char" svg:y="-0.1075in" draw:z-index="226" draw:name="Shape17" draw:style-name="gr1"><svg:title>TexMaths</svg:title><svg:desc>11§display§h \circ  f = h \circ k§svg§600§FALSE§</svg:desc><draw:path draw:style-name="gr2" draw:text-style-name="P5" svg:width="0.8173in" svg:height="0.1217in" svg:x="-0.0004in" svg:y="0.0075in" svg:viewBox="0 0 2077 310" svg:d="M0 0c692 0 1385 0 2077 0 0 103 0 207 0 310-692 0-1385 0-2077 0 0-103 0-207 0-310z"><text:p/></draw:path><draw:path draw:style-name="gr3" draw:text-style-name="P6" svg:width="0.0744in" svg:height="0.1063in" svg:x="0in" svg:y="0.002in" svg:viewBox="0 0 190 271" svg:d="M90 4c0-1 0-4-5-4-9 0-37 3-48 3-2 1-6 1-6 8 0 6 3 5 9 5 18 0 19 3 19 7 0 2-1 6-1 8-18 74-37 146-56 220-2 5-2 6-2 9 0 8 8 11 12 11 6 0 12-5 14-10 3-10 5-20 7-30 3-11 6-22 9-34 2-9 4-18 6-25 2-3 4-15 5-18s13-24 26-35c8-6 20-13 36-13 17 0 21 13 21 26 0 21-14 63-23 86-3 9-5 13-5 21 0 18 13 32 32 32 36 0 50-57 50-60s-3-3-4-3c-4 0-5 1-7 6-5 20-17 48-39 48-6 0-9-3-9-12 0-10 3-19 6-28 7-16 25-61 25-83 0-26-16-42-45-42-25 0-43 12-58 30 10-41 21-82 31-123z"><text:p/></draw:path><draw:path draw:style-name="gr3" draw:text-style-name="P6" svg:width="0.0587in" svg:height="0.0591in" svg:x="0.1217in" svg:y="0.0402in" svg:viewBox="0 0 150 151" svg:d="M150 76c0-42-35-76-75-76-42 0-75 35-75 76s33 75 75 75c40 0 75-34 75-75zM75 134c-33 0-60-26-60-58 0-33 27-59 60-59 32 0 59 25 59 59 0 33-27 58-59 58z"><text:p/></draw:path><draw:path draw:style-name="gr3" draw:text-style-name="P6" svg:width="0.0756in" svg:height="0.1374in" svg:x="0.2315in" svg:y="0in" svg:viewBox="0 0 193 350" svg:d="M121 118c11 0 22 0 33 0 8 0 12 0 12-8 0-4-4-4-11-4-11 0-21 0-32 0 4-16 6-30 9-44 1-8 7-36 9-40 3-8 10-13 18-13 2 0 12 0 19 6-17 2-21 16-21 21 0 9 7 13 15 13 9 0 21-7 21-23 0-17-18-26-34-26-13 0-38 7-49 45-2 8-3 12-13 61-9 0-18 0-27 0-7 0-11 0-11 7 0 5 4 5 10 5 9 0 18 0 27 0-10 50-20 100-30 150-7 38-13 73-33 73-2 0-12 0-19-7 18-1 21-15 21-21 0-8-6-13-14-13-10 0-21 8-21 23 0 18 16 27 33 27 21 0 36-23 43-38 13-24 22-71 22-73 8-41 15-81 23-121z"><text:p/></draw:path><draw:path draw:style-name="gr3" draw:text-style-name="P6" svg:width="0.1008in" svg:height="0.0354in" svg:x="0.3646in" svg:y="0.052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4in" svg:height="0.1063in" svg:x="0.5248in" svg:y="0.002in" svg:viewBox="0 0 189 271" svg:d="M89 4c0-1 0-4-4-4-9 0-38 3-48 3-3 1-7 1-7 8 0 6 3 5 10 5 17 0 18 3 18 7 0 2-1 6-1 8-18 74-37 146-56 220-1 5-1 6-1 9 0 8 8 11 11 11 6 0 12-5 14-10 2-10 6-20 8-30 2-11 6-22 8-34 2-9 4-18 6-25 1-3 5-15 5-18 1-3 13-24 26-35 9-6 21-13 38-13 16 0 20 13 20 26 0 21-15 63-24 86-3 9-5 13-5 21 0 18 14 32 32 32 36 0 50-57 50-60s-3-3-4-3c-5 0-5 1-6 6-6 20-18 48-39 48-7 0-10-3-10-12 0-10 4-19 8-28 5-16 23-61 23-83 0-26-16-42-44-42-25 0-43 12-58 30 10-41 20-82 30-123z"><text:p/></draw:path><draw:path draw:style-name="gr3" draw:text-style-name="P6" svg:width="0.0591in" svg:height="0.0591in" svg:x="0.6461in" svg:y="0.0402in" svg:viewBox="0 0 151 151" svg:d="M151 76c0-42-34-76-75-76-42 0-76 35-76 76s34 75 76 75c41 0 75-34 75-75zM76 134c-34 0-61-26-61-58 0-33 27-59 61-59 32 0 59 25 59 59 0 33-27 58-59 58z"><text:p/></draw:path><draw:path draw:style-name="gr3" draw:text-style-name="P6" svg:width="0.0685in" svg:height="0.1063in" svg:x="0.7563in" svg:y="0.002in" svg:viewBox="0 0 175 271" svg:d="M89 4c0-1 0-4-4-4-9 0-38 3-48 3-3 1-7 1-7 8 0 6 3 5 10 5 18 0 18 3 18 7 0 2-1 6-1 8-19 74-37 146-56 220-1 5-1 6-1 9 0 8 8 11 11 11 5 0 11-4 13-8 2-5 20-75 22-85 13 1 44 8 44 33 0 2 0 5-1 8 0 4-1 9-1 13 0 23 15 39 35 39 12 0 22-7 31-21 10-17 14-38 14-39 0-3-3-3-5-3-4 0-4 1-5 6-7 28-17 48-34 48-7 0-12-5-12-18 0-6 1-15 3-22 2-6 2-8 2-12 0-24-25-35-58-38 12-8 25-20 33-29 19-21 37-37 55-37 4 0 4 0 5 0 4 1 4 1 8 3 1 0 1 0 1 1-19 2-22 17-22 21 0 7 4 14 15 14 10 0 21-9 21-24 0-11-9-24-27-24-11 0-28 3-56 34-13 14-28 30-43 36 14-55 27-109 40-163z"><text:p/></draw:path></draw:g></text:span><text:span text:style-name="T8"><text:s/>וסה"כ </text:span><text:span text:style-name="T8"><draw:g text:anchor-type="as-char" svg:y="-0.1134in" draw:z-index="228" draw:name="Shape18" draw:style-name="gr1"><svg:title>TexMaths</svg:title><svg:desc>11§display§\la f, k \ra \in R_h§svg§600§FALSE§</svg:desc><draw:path draw:style-name="gr2" draw:text-style-name="P5" svg:width="0.7031in" svg:height="0.1354in" svg:x="-0.0004in" svg:y="0.0071in" svg:viewBox="0 0 1787 345" svg:d="M0 0c596 0 1191 0 1787 0 0 115 0 230 0 345-596 0-1191 0-1787 0 0-115 0-230 0-345z"><text:p/></draw:path><draw:path draw:style-name="gr3" draw:text-style-name="P6" svg:width="0.0335in" svg:height="0.1508in" svg:x="0.0087in" svg:y="0in" svg:viewBox="0 0 86 384" svg:d="M84 14c2-4 2-4 2-6 0-5-4-8-8-8-3 0-7 2-9 9-23 58-45 118-68 177 0 2-1 4-1 7 0 0 0 1 1 5 23 60 45 119 68 177 1 4 4 9 9 9 4 0 8-3 8-7 0-2 0-3-2-7-24-60-46-119-69-177 23-60 45-119 69-179z"><text:p/></draw:path><draw:path draw:style-name="gr3" draw:text-style-name="P6" svg:width="0.076in" svg:height="0.137in" svg:x="0.0591in" svg:y="0.0071in" svg:viewBox="0 0 194 349" svg:d="M122 118c11 0 22 0 33 0 8 0 11 0 11-9 0-3-3-3-10-3-11 0-21 0-32 0 2-16 6-30 8-44 1-9 7-36 9-41 4-7 11-13 18-13 2 0 11 0 19 7-16 2-21 15-21 21 0 9 8 14 15 14 9 0 22-9 22-24 0-17-19-26-35-26-13 0-37 7-49 45-2 8-3 12-12 61-9 0-18 0-27 0-7 0-12 0-12 6s4 6 11 6c9 0 17 0 26 0-10 50-19 100-29 151-8 37-14 72-34 72-1 0-11 0-19-7 18-1 22-15 22-21 0-9-7-14-14-14-11 0-22 9-22 24 0 17 18 26 33 26 21 0 36-22 44-37 12-25 21-71 21-74 8-40 16-81 24-120z"><text:p/></draw:path><draw:path draw:style-name="gr3" draw:text-style-name="P6" svg:width="0.0173in" svg:height="0.0453in" svg:x="0.1465in" svg:y="0.0972in" svg:viewBox="0 0 45 116" svg:d="M45 41c0-26-10-41-24-41-13 0-21 10-21 21 0 10 8 21 21 21 4 0 9-2 13-6 1-1 1-1 2-1 0 2 0 0 0 6 0 28-13 51-25 65-4 3-4 4-4 5 0 4 1 5 3 5 4 0 35-30 35-75z"><text:p/></draw:path><draw:path draw:style-name="gr3" draw:text-style-name="P6" svg:width="0.0685in" svg:height="0.1059in" svg:x="0.2094in" svg:y="0.0071in" svg:viewBox="0 0 175 270" svg:d="M90 3c-2-1 0-3-5-3-9 0-37 2-48 3-2 0-6 1-6 8 0 4 3 4 9 4 18 0 19 4 19 7 0 2-1 6-1 8-18 73-37 147-56 221-2 6-2 6-2 9 0 9 8 10 11 10 5 0 11-4 13-8 2-3 20-74 22-84 13 1 45 8 45 32 0 4 0 5-1 8-1 6-2 10-2 14 0 22 15 38 36 38 11 0 22-6 30-20 10-18 14-39 14-40 0-3-3-3-4-3-5 0-5 1-6 7-7 28-16 48-34 48-6 0-12-4-12-19 0-6 2-15 3-21 2-6 2-8 2-12 0-24-25-35-58-39 12-7 26-19 34-29 18-20 37-37 55-37 3 0 3 0 4 1 4 1 5 1 7 3 2 0 2 0 3 1-19 1-22 17-22 21 0 7 4 13 14 13s21-9 21-23c0-12-9-24-25-24-11 0-29 3-58 34-13 14-27 30-43 35 14-55 28-109 41-163z"><text:p/></draw:path><draw:path draw:style-name="gr3" draw:text-style-name="P6" svg:width="0.0339in" svg:height="0.1508in" svg:x="0.2933in" svg:y="0in" svg:viewBox="0 0 87 384" svg:d="M85 198c2-4 2-5 2-5 0-1 0-3-2-7-23-59-45-119-69-177-2-7-4-9-8-9-5 0-8 3-8 8 0 1 0 2 2 6 23 60 45 119 68 179-23 58-45 117-68 177-2 4-2 4-2 7 0 4 3 7 8 7s6-4 8-7c24-60 46-119 69-179z"><text:p/></draw:path><draw:path draw:style-name="gr3" draw:text-style-name="P6" svg:width="0.076in" svg:height="0.087in" svg:x="0.3984in" svg:y="0.0307in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3" draw:text-style-name="P6" svg:width="0.1083in" svg:height="0.1063in" svg:x="0.5358in" svg:y="0.0098in" svg:viewBox="0 0 276 271" svg:d="M130 28c2-10 3-14 10-15 4-1 16-1 24-1 27 0 70 0 70 39 0 13-6 39-22 55-10 10-29 22-65 22-14 0-28 0-43 0 9-34 17-67 26-100zM185 132c39-8 84-35 84-74 0-33-34-58-84-58-37 0-74 0-110 0-8 0-12 0-12 8 0 4 4 4 11 4 1 0 8 0 15 1s10 1 10 7c0 1 0 2-1 6-18 69-34 138-52 206-4 16-5 19-35 19-8 0-11 0-11 8 0 4 4 4 5 4 11 0 38-2 49-2 10 0 38 2 49 2 4 0 8 0 8-9 0-3-3-3-11-3-14 0-25 0-25-8 0-2 1-4 1-6 9-33 17-67 26-100 16 0 30 0 45 0 36 0 43 20 43 34 0 6-3 18-5 26-4 10-7 24-7 32 0 42 46 42 52 42 33 0 46-39 46-44s-3-2-4-5c-4 0-5 3-6 6-10 29-26 35-35 35-12 0-15-9-15-24 0-12 2-32 4-44 0-5 1-11 1-17 0-29-25-41-36-46z"><text:p/></draw:path><draw:path draw:style-name="gr3" draw:text-style-name="P6" svg:width="0.0575in" svg:height="0.074in" svg:x="0.6531in" svg:y="0.063in" svg:viewBox="0 0 147 189" svg:d="M65 8c0-1 0-4 0-5s0-3-3-3c-6 0-29 2-36 2-2 1-5 1-5 7 0 3 3 3 6 3 14 0 14 2 14 5 0 2-1 3-1 6-14 51-26 101-39 152-1 6-1 6-1 7 0 3 3 7 9 7 3 0 9-1 11-6 1-1 3-11 5-17 2-9 4-16 6-24 1-4 3-14 4-19 3-10 3-10 9-18 8-14 22-29 43-29 15 0 15 12 15 19 0 16-11 46-15 57-3 8-5 10-5 14 0 15 13 23 27 23 26 0 38-36 38-40s-3-4-4-4c-3 0-4 1-6 5-5 22-17 33-28 33-6 0-7-5-7-10 0-7 1-10 7-22 3-8 14-36 14-52 0-4 0-15-10-23-4-4-13-8-25-8-20 0-34 11-44 22 7-27 14-55 21-82z"><text:p/></draw:path></draw:g></text:span><text:span text:style-name="T8"><text:s/>כדרוש. </text:span></text:p>
        </text:list-item>
      </text:list>
      <text:p text:style-name="P9"><draw:g text:anchor-type="as-char" svg:y="-0.1134in" draw:z-index="195" draw:name="Shape19" draw:style-name="gr1"><svg:title>TexMaths</svg:title><svg:desc>11§display§\QED§svg§600§FALSE§</svg:desc><draw:path draw:style-name="gr2" draw:text-style-name="P5" svg:width="0.6894in" svg:height="0.0972in" svg:x="-0.0004in" svg:y="0.0071in" svg:viewBox="0 0 1752 248" svg:d="M0 0c584 0 1168 0 1752 0 0 83 0 165 0 248-584 0-1168 0-1752 0 0-83 0-165 0-248z"><text:p/></draw:path><draw:path draw:style-name="gr3" draw:text-style-name="P6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6" svg:width="0.0157in" svg:height="0.0157in" svg:x="0.1441in" svg:y="0.0925in" svg:viewBox="0 0 41 41" svg:d="M41 21c0-12-10-21-21-21-12 0-20 9-20 21 0 11 8 20 20 20 11 0 21-9 21-20z"><text:p/></draw:path><draw:path draw:style-name="gr3" draw:text-style-name="P6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6" svg:width="0.0157in" svg:height="0.0157in" svg:x="0.3in" svg:y="0.0925in" svg:viewBox="0 0 41 41" svg:d="M41 21c0-12-9-21-20-21-12 0-21 9-21 21 0 11 9 20 21 20 11 0 20-9 20-20z"><text:p/></draw:path><draw:path draw:style-name="gr3" draw:text-style-name="P6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36in" svg:y="0.0925in" svg:viewBox="0 0 42 41" svg:d="M42 21c0-12-10-21-21-21s-21 9-21 21c0 11 10 20 21 20s21-9 21-20z"><text:p/></draw:path><draw:path draw:style-name="gr3" draw:text-style-name="P6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p>
      <text:h text:style-name="Heading_20_3" text:outline-level="3">סעיף (ב)</text:h>
      <text:p text:style-name="P10">נקבע <text:span text:style-name="T8"><draw:g text:anchor-type="as-char" svg:y="-0.122in" draw:z-index="225" draw:name="Shape20" draw:style-name="gr1"><svg:title>TexMaths</svg:title><svg:desc>11§display§h' = \lambda n \in \N. n \bmod 2§svg§600§FALSE§</svg:desc><draw:path draw:style-name="gr2" draw:text-style-name="P5" svg:width="1.3709in" svg:height="0.1118in" svg:x="-0.0004in" svg:y="0.0079in" svg:viewBox="0 0 3483 285" svg:d="M1742 285c-581 0-1161 0-1742 0 0-94 0-190 0-285 1161 0 2322 0 3483 0 0 95 0 191 0 285-581 0-1161 0-1741 0z"><text:p/></draw:path><draw:path draw:style-name="gr3" draw:text-style-name="P6" svg:width="0.074in" svg:height="0.1063in" svg:x="0.0004in" svg:y="0.0169in" svg:viewBox="0 0 189 271" svg:d="M89 4c0-1 0-4-4-4-10 0-38 3-48 3-3 1-7 1-7 8 0 4 3 4 8 4 19 0 20 4 20 7 0 2-1 6-1 8-19 74-37 147-56 221-1 6-1 7-1 9 0 9 8 11 11 11 5 0 12-5 14-10 2-10 5-20 7-30 3-11 5-23 9-35 2-8 4-16 6-24 1-2 5-16 5-18 1-3 13-25 26-35 9-7 21-13 37-13 17 0 21 13 21 26 0 21-15 62-24 86-3 9-5 13-5 21 0 18 14 32 32 32 36 0 50-56 50-59 0-5-3-5-4-5-5 0-5 1-6 8-6 20-18 47-39 47-7 0-10-4-10-13s3-19 7-26c6-18 24-62 24-85 0-25-16-41-44-41-25 0-43 12-58 30 10-41 20-82 30-123z"><text:p/></draw:path><draw:path draw:style-name="gr3" draw:text-style-name="P6" svg:width="0.0264in" svg:height="0.0547in" svg:x="0.0846in" svg:y="0in" svg:viewBox="0 0 68 140" svg:d="M66 24c2-5 2-7 2-9 0-8-8-15-15-15-11 0-15 9-16 13-12 39-23 77-35 117-1 0-1 2-2 4 0 4 9 6 11 6s2 0 4-4c17-38 34-75 51-112z"><text:p/></draw:path><draw:path draw:style-name="gr3" draw:text-style-name="P6" svg:width="0.1004in" svg:height="0.035in" svg:x="0.1732in" svg:y="0.0665in" svg:viewBox="0 0 256 90" svg:d="M243 15c7 0 13 0 13-7 0-8-6-8-12-8-77 0-155 0-232 0-5 0-12 0-12 8 0 7 7 7 12 7 77 0 154 0 231 0zM244 90c6 0 12 0 12-7 0-8-6-8-13-8-77 0-154 0-231 0-5 0-12 0-12 8 0 7 7 7 12 7 77 0 155 0 232 0z"><text:p/></draw:path><draw:path draw:style-name="gr3" draw:text-style-name="P6" svg:width="0.0748in" svg:height="0.1063in" svg:x="0.3331in" svg:y="0.0169in" svg:viewBox="0 0 191 271" svg:d="M118 155c16 39 34 98 40 107 7 9 10 9 21 9 2 0 6 0 8 0 4-1 4-3 4-4s0-3-1-4c-4-4-6-10-10-17-26-73-51-146-78-218-9-24-29-28-47-28-2 0-7 0-7 4 0 3 3 4 4 4 12 2 15 4 25 31 12 34 25 69 37 104-35 34-71 70-106 105-6 5-8 8-8 12 0 7 5 11 12 11s10-3 13-8c31-36 62-72 93-108z"><text:p/></draw:path><draw:path draw:style-name="gr3" draw:text-style-name="P6" svg:width="0.0819in" svg:height="0.0685in" svg:x="0.4185in" svg:y="0.0551in" svg:viewBox="0 0 209 175" svg:d="M23 148c-1 5-4 14-4 16 0 8 5 11 12 11 4 0 11-3 14-11 0-1 4-19 7-28 3-13 5-25 8-36 3-7 5-16 7-25 1-7 4-18 6-20 5-11 25-46 62-46 18 0 21 14 21 26 0 24-19 74-25 91-3 8-3 13-3 17 0 18 13 32 30 32 37 0 51-56 51-59 0-5-3-5-4-5-4 0-4 1-6 8-8 25-21 47-40 47-6 0-8-4-8-13s3-19 6-26c8-21 23-64 23-86 0-26-16-41-44-41-35 0-54 24-60 33-2-21-18-33-35-33-18 0-26 15-30 22-6 13-11 36-11 37 0 4 3 4 4 4 5 0 5 0 7-9 7-26 14-45 29-45 7 0 12 4 12 17 0 8-1 13-7 32-8 30-14 60-22 90z"><text:p/></draw:path><draw:path draw:style-name="gr3" draw:text-style-name="P6" svg:width="0.076in" svg:height="0.0874in" svg:x="0.5598in" svg:y="0.0402in" svg:viewBox="0 0 194 223" svg:d="M180 119c7 0 14 0 14-8 0-7-7-7-14-7-55 0-109 0-164 0 5-52 49-89 104-89 20 0 41 0 60 0 7 0 14 0 14-7 0-8-7-8-14-8-21 0-40 0-61 0-66 0-119 50-119 111 0 62 53 112 119 112 21 0 40 0 61 0 7 0 14 0 14-8s-7-8-14-8c-19 0-40 0-60 0-55 0-99-36-104-88 55 0 109 0 164 0z"><text:p/></draw:path><draw:path draw:style-name="gr3" draw:text-style-name="P6" svg:width="0.1028in" svg:height="0.1059in" svg:x="0.6945in" svg:y="0.0193in" svg:viewBox="0 0 262 270" svg:d="M33 34c0 63 0 126 0 187 0 21-2 28-22 29-4 0-11 0-11 7 0 6 5 6 13 6 20 0 40 0 60 0 7 0 13 0 13-6 0-7-7-7-12-7-21-1-25-9-25-29 0-58 0-117 0-176 57 73 112 147 168 219 3 5 5 6 7 6 7 0 7-6 7-12 0-73 0-145 0-217 0-22 3-27 22-28 2 0 9 0 9-6 0-7-7-7-13-7-19 0-38 0-57 0-6 0-13 0-13 7 0 6 7 6 11 6 22 1 26 9 26 29 0 40 0 80 0 121-40-53-79-105-118-157-3-6-5-6-13-6-22 0-45 0-67 0-8 0-14 0-14 7 0 5 6 6 8 6 11 1 19 8 22 12-1 4-1 5-1 9zM218 243c-56-72-112-146-169-220-3-5-3-5-7-10 15 0 31 0 46 0 43 59 87 117 130 175 0 19 0 38 0 55z"><text:p/></draw:path><draw:path draw:style-name="gr3" draw:text-style-name="P6" svg:width="0.0157in" svg:height="0.0157in" svg:x="0.8138in" svg:y="0.1075in" svg:viewBox="0 0 41 41" svg:d="M41 20c0-11-9-20-20-20-12 0-21 9-21 20s9 21 21 21c11 0 20-10 20-21z"><text:p/></draw:path><draw:path draw:style-name="gr3" draw:text-style-name="P6" svg:width="0.0819in" svg:height="0.0685in" svg:x="0.8472in" svg:y="0.0551in" svg:viewBox="0 0 209 175" svg:d="M22 148c-1 5-3 14-3 16 0 8 5 11 11 11 5 0 12-3 14-11 1-1 5-19 8-28 3-13 5-25 8-36 3-7 5-16 7-25 1-7 4-18 4-20 7-11 27-46 64-46 17 0 21 14 21 26 0 24-20 74-25 91-3 8-5 13-5 17 0 18 15 32 32 32 37 0 51-56 51-59 0-5-3-5-4-5-5 0-5 1-6 8-8 25-21 47-40 47-6 0-9-4-9-13s3-19 7-26c7-21 23-64 23-86 0-26-16-41-44-41-35 0-54 24-60 33-2-21-18-33-35-33-19 0-26 15-30 22-6 13-11 36-11 37 0 4 3 4 4 4 4 0 5 0 7-9 7-26 14-45 27-45 8 0 13 4 13 17 0 8-2 13-6 32-8 30-15 60-23 90z"><text:p/></draw:path><draw:path draw:style-name="gr3" draw:text-style-name="P6" svg:width="0.1185in" svg:height="0.0669in" svg:x="0.9811in" svg:y="0.0551in" svg:viewBox="0 0 302 171" svg:d="M31 37c0 35 0 69 0 104 0 18-5 18-31 18 0 3 0 7 0 12 13-1 33-1 44-1 10 0 30 0 43 1 0-5 0-9 0-12-25 0-30 0-30-18 0-24 0-47 0-70 0-41 28-62 52-62s28 21 28 43c0 30 0 59 0 89 0 18-4 18-29 18 0 3 0 7 0 12 13-1 33-1 44-1 10 0 29 0 43 1 0-5 0-9 0-12-27 0-30 0-30-18 0-24 0-47 0-70 0-41 26-62 52-62 24 0 28 21 28 43 0 30 0 59 0 89 0 18-4 18-29 18 0 3 0 7 0 12 13-1 33-1 42-1 10 0 31 0 44 1 0-5 0-9 0-12-20 0-29 0-30-12 0-25 0-49 0-73 0-34 0-45-12-60-6-6-18-14-41-14-32 0-50 23-56 37-5-33-33-37-51-37-28 0-46 17-57 41 0-13 0-28 0-41-19 1-36 3-55 4 0 5 0 8 0 13 27 0 31 2 31 20z"><text:p/></draw:path><draw:path draw:style-name="gr3" draw:text-style-name="P6" svg:width="0.0665in" svg:height="0.0693in" svg:x="1.1075in" svg:y="0.0547in" svg:viewBox="0 0 170 177" svg:d="M170 90c0-49-38-90-84-90-49 0-86 42-86 90 0 50 40 87 85 87 47 0 85-38 85-87zM86 167c-18 0-34-7-44-26-10-16-10-40-10-54 0-15 0-36 9-53 11-17 28-25 44-25 17 0 34 8 44 24 10 17 10 40 10 54s0 35-9 52c-8 17-26 28-44 28z"><text:p/></draw:path><draw:path draw:style-name="gr3" draw:text-style-name="P6" svg:width="0.0744in" svg:height="0.1063in" svg:x="1.1886in" svg:y="0.0169in" svg:viewBox="0 0 190 271" svg:d="M134 246c0 9 0 17 0 25 19-1 38-2 56-4 0-4 0-8 0-12-26 0-29-3-29-23 0-77 0-155 0-232-19 1-38 3-57 4 0 4 0 8 0 11 28 0 31 4 31 22 0 28 0 56 0 84-11-14-28-24-48-24-46 0-87 37-87 87 0 48 38 87 82 87 25 0 42-13 52-25zM134 143c0 26 0 52 0 77 0 8 0 8-4 15-12 18-29 27-46 27s-31-10-40-24c-11-17-12-39-12-54 0-13 1-36 12-54 9-12 23-24 44-24 13 0 30 5 42 23 4 7 4 7 4 14z"><text:p/></draw:path><draw:path draw:style-name="gr3" draw:text-style-name="P6" svg:width="0.0602in" svg:height="0.1004in" svg:x="1.3181in" svg:y="0.022in" svg:viewBox="0 0 154 256" svg:d="M30 226c13-13 27-27 40-40 61-53 84-73 84-111 0-44-35-75-83-75-42 0-71 35-71 69 0 22 19 22 20 22 6 0 20-5 20-20 0-10-7-20-20-20-4 0-5 0-6 0 9-26 30-40 53-40 35 0 52 32 52 64 0 31-20 61-41 85-25 26-49 54-75 81-3 5-3 5-3 15 47 0 96 0 143 0 3-22 8-44 11-68-3 0-7 0-10 0-2 11-4 29-9 35-2 3-27 3-36 3-23 0-46 0-69 0z"><text:p/></draw:path></draw:g></text:span><text:span text:style-name="T8">. </text:span><text:span text:style-name="T9">נוכיח ש־</text:span><text:span text:style-name="T9"><draw:g text:anchor-type="as-char" svg:y="-0.1134in" draw:z-index="224" draw:name="Shape21" draw:style-name="gr1"><svg:title>TexMaths</svg:title><svg:desc>11§display§\N \to \{0, 1\}§svg§600§FALSE§</svg:desc><draw:path draw:style-name="gr2" draw:text-style-name="P5" svg:width="0.6909in" svg:height="0.1358in" svg:x="0.0035in" svg:y="0.0071in" svg:viewBox="0 0 1756 346" svg:d="M879 346c-294 0-586 0-879 0 0-116 0-230 0-346 585 0 1170 0 1756 0 0 116 0 230 0 346-293 0-586 0-877 0z"><text:p/></draw:path><draw:path draw:style-name="gr3" draw:text-style-name="P6" svg:width="0.1028in" svg:height="0.1063in" svg:x="-0.0004in" svg:y="0.0098in" svg:viewBox="0 0 262 271" svg:d="M34 35c0 63 0 126 0 187 0 20-3 28-23 28-4 0-11 0-11 7 0 6 7 6 13 6 20 0 40 0 60 0 7 0 13 0 13-6 0-7-7-7-12-7-21 0-25-9-25-29 0-58 0-118 0-176 57 74 112 148 168 220 3 5 5 6 7 6 7 0 7-7 7-13 0-72 0-145 0-217 0-21 3-27 22-28 2 0 9 0 9-6 0-7-7-7-13-7-19 0-38 0-56 0-7 0-14 0-14 7 0 6 7 6 11 6 22 1 26 9 26 29 0 39 0 80 0 121-39-53-79-105-117-157-4-6-5-6-14-6-22 0-45 0-67 0-8 0-14 0-14 7 0 6 6 6 9 6 10 1 18 8 21 12 0 4 0 5 0 10zM218 243c-56-72-112-146-169-220-3-5-3-5-7-10 15 0 31 0 46 0 43 59 87 117 130 176 0 18 0 37 0 54z"><text:p/></draw:path><draw:path draw:style-name="gr3" draw:text-style-name="P6" svg:width="0.1343in" svg:height="0.0787in" svg:x="0.1563in" svg:y="0.0362in" svg:viewBox="0 0 342 201" svg:d="M300 109c-21 15-32 32-34 36-17 27-21 51-21 52 0 4 5 4 8 4 7 0 7-1 9-7 9-38 32-71 75-88 4-1 5-4 5-6 0-3-2-2-2-3-18-7-64-27-79-91-1-5-1-6-8-6-3 0-8 0-8 4 0 2 4 26 20 51 8 12 19 25 35 37-95 0-191 0-287 0-6 0-13-1-13 8 0 8 7 9 13 9 96 0 192 0 287 0z"><text:p/></draw:path><draw:path draw:style-name="gr3" draw:text-style-name="P6" svg:width="0.0539in" svg:height="0.1512in" svg:x="0.3528in" svg:y="0in" svg:viewBox="0 0 138 385" svg:d="M81 52c0-16 11-41 53-43 2 0 4-2 4-5 0-4-4-4-8-4-39 0-74 20-74 48 0 29 0 59 0 89 0 15 0 27-15 39-14 12-29 12-38 13-1 0-3 1-3 4 0 4 2 4 7 4 25 2 44 14 48 34 1 4 1 5 1 19 0 25 0 51 0 76 0 16 0 29 19 43 14 12 41 16 55 16 4 0 8 0 8-4s-3-4-7-4c-24-2-43-15-49-33-1-5-1-5-1-19 0-27 0-54 0-82 0-17-2-24-15-35-8-8-19-12-30-15 32-9 45-27 45-49 0-31 0-61 0-92z"><text:p/></draw:path><draw:path draw:style-name="gr3" draw:text-style-name="P6" svg:width="0.0638in" svg:height="0.1035in" svg:x="0.4236in" svg:y="0.013in" svg:viewBox="0 0 163 264" svg:d="M163 133c0-31-2-61-16-90-17-37-49-43-66-43-23 0-50 10-67 45-12 28-14 57-14 88 0 29 2 64 18 92 16 32 45 39 63 39 21 0 51-7 68-45 12-25 14-55 14-86zM81 255c-15 0-37-9-45-46-4-22-4-58-4-80 0-26 0-51 3-72 8-45 37-49 46-49 14 0 39 7 46 45 4 22 4 52 4 76 0 28 0 55-4 79-6 36-28 47-46 47z"><text:p/></draw:path><draw:path draw:style-name="gr3" draw:text-style-name="P6" svg:width="0.0173in" svg:height="0.0453in" svg:x="0.5067in" svg:y="0.0972in" svg:viewBox="0 0 45 116" svg:d="M45 41c0-26-9-41-24-41-13 0-21 10-21 21 0 10 8 20 21 20 4 0 10-1 13-5 1-1 1-1 2-1 0 2 1 0 1 6 0 28-14 51-26 64-4 4-4 5-4 6 0 2 2 5 4 5 3 0 34-30 34-75z"><text:p/></draw:path><draw:path draw:style-name="gr3" draw:text-style-name="P6" svg:width="0.0496in" svg:height="0.1in" svg:x="0.5752in" svg:y="0.013in" svg:viewBox="0 0 127 255" svg:d="M79 10c0-10 0-10-10-10-23 24-57 24-69 24 0 5 0 8 0 12 8 0 30 0 51-10 0 66 0 133 0 199 0 14-3 18-37 18-4 0-7 0-12 0 0 5 0 9 0 12 13-1 46-1 63-1 15 0 48 0 62 1 0-3 0-7 0-12-5 0-8 0-13 0-34 0-35-4-35-18 0-72 0-144 0-215z"><text:p/></draw:path><draw:path draw:style-name="gr3" draw:text-style-name="P6" svg:width="0.0539in" svg:height="0.1512in" svg:x="0.6484in" svg:y="0in" svg:viewBox="0 0 138 385" svg:d="M56 334c0 15-10 40-53 43-1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/text:span><text:span text:style-name="T9"> </text:span><text:span text:style-name="T10">מערכת נציגים ליחס </text:span><text:span text:style-name="T10"><draw:g text:anchor-type="as-char" svg:y="-0.1043in" draw:z-index="223" draw:name="Shape22" draw:style-name="gr1"><svg:title>TexMaths</svg:title><svg:desc>11§display§R_{h'}§svg§600§FALSE§</svg:desc><draw:path draw:style-name="gr2" draw:text-style-name="P5" svg:width="0.1976in" svg:height="0.111in" svg:x="0.0016in" svg:y="0.0071in" svg:viewBox="0 0 503 283" svg:d="M0 0c168 0 335 0 503 0 0 95 0 189 0 283-168 0-335 0-503 0 0-94 0-188 0-283z"><text:p/></draw:path><draw:path draw:style-name="gr3" draw:text-style-name="P6" svg:width="0.1079in" svg:height="0.1063in" svg:x="-0.0004in" svg:y="0in" svg:viewBox="0 0 275 271" svg:d="M129 26c3-8 4-13 11-14 3 0 16 0 24 0 26 0 69 0 69 39 0 12-5 39-21 54-10 10-31 23-65 23-14 0-28 0-43 0 8-34 16-68 25-102zM185 132c38-9 84-35 84-74 0-34-35-58-84-58-38 0-74 0-110 0-8 0-12 0-12 8 0 4 4 4 11 4 1 0 8 0 15 1 7 0 10 1 10 6 0 2 0 3-1 7-18 69-34 138-52 207-4 14-4 17-35 17-7 0-11 0-11 8 0 4 3 3 5 4 11 0 38-1 49-1 10 0 38 1 49 1 4 0 8 0 8-7 0-5-3-5-11-5-14 0-25 0-25-6 0-3 1-5 1-7 9-34 17-68 26-101 15 0 30 0 45 0 35 0 42 22 42 34 0 5-2 17-4 26-4 11-7 26-7 33 0 42 46 42 52 42 32 0 45-39 45-44s-3-5-5-5c-3 0-3 3-4 5-10 29-26 35-35 35-13 0-16-8-16-23 0-12 3-32 4-44 1-5 2-13 2-19 0-28-26-39-36-44z"><text:p/></draw:path><draw:path draw:style-name="gr3" draw:text-style-name="P6" svg:width="0.0575in" svg:height="0.074in" svg:x="0.1161in" svg:y="0.0531in" svg:viewBox="0 0 147 189" svg:d="M65 8c0-1 1-4 1-5s-1-3-4-3c-6 0-28 1-35 2-2 0-6 0-6 7 0 3 4 3 8 3 12 0 12 2 12 5 0 1 0 3-1 5-13 51-26 101-38 152-2 5-1 5-2 6 0 4 3 9 10 9 3 0 8-2 11-7 1-2 3-12 4-18 2-7 5-15 7-23 0-3 3-14 4-18 2-11 2-11 8-19 9-14 22-29 43-29 15 0 16 13 16 20 0 15-12 45-16 57-2 8-3 10-3 13 0 15 11 24 25 24 26 0 38-37 38-40 0-5-3-5-4-5-3 0-3 3-4 5-7 21-19 32-29 32-7 0-8-4-8-9 0-7 2-10 7-21 3-9 14-37 14-53 0-3 0-15-10-23-4-3-12-7-25-7-20 0-34 10-44 22 7-27 14-55 21-82z"><text:p/></draw:path><draw:path draw:style-name="gr3" draw:text-style-name="P6" svg:width="0.0209in" svg:height="0.039in" svg:x="0.1862in" svg:y="0.0539in" svg:viewBox="0 0 54 100" svg:d="M52 18c1-3 2-4 2-7 0-7-7-11-12-11-8 0-10 6-11 9-10 27-20 55-30 84-1 2-1 1-1 2 0 3 5 3 9 5 2 0 2-1 3-3 13-26 26-53 40-79z"><text:p/></draw:path></draw:g></text:span><text:span text:style-name="T10">. </text:span></text:p>
      <text:p text:style-name="P11"><text:span text:style-name="T8">לפנות הכל, נוכיח כמה </text:span><text:span text:style-name="T11">טענה שתעזור לנו בהמשך</text:span><text:span text:style-name="T8">: </text:span></text:p>
      <text:list text:style-name="L2">
        <text:list-header>
          <text:p text:style-name="P12">טענה (1): תהי פונקציה <text:span text:style-name="T8"><draw:g text:anchor-type="as-char" svg:y="-0.1134in" draw:z-index="219" draw:name="Shape23" draw:style-name="gr1"><svg:title>TexMaths</svg:title><svg:desc>11§display§f \colon \N \to \{0, 1\}§svg§600§FALSE§</svg:desc><draw:path draw:style-name="gr2" draw:text-style-name="P5" svg:width="0.8917in" svg:height="0.1358in" svg:x="-0.0004in" svg:y="0.0071in" svg:viewBox="0 0 2266 346" svg:d="M1134 346c-378 0-756 0-1134 0 0-116 0-230 0-346 756 0 1511 0 2266 0 0 116 0 230 0 346-377 0-754 0-1132 0z"><text:p/></draw:path><draw:path draw:style-name="gr3" draw:text-style-name="P6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" svg:width="0.0157in" svg:height="0.065in" svg:x="0.1126in" svg:y="0.048in" svg:viewBox="0 0 41 166" svg:d="M41 21c0-12-9-21-20-21s-21 9-21 21c0 11 10 20 21 20s20-9 20-20zM41 146c0-12-9-20-20-20s-21 8-21 20c0 11 10 20 21 20s20-9 20-20z"><text:p/></draw:path><draw:path draw:style-name="gr3" draw:text-style-name="P6" svg:width="0.1028in" svg:height="0.1063in" svg:x="0.1965in" svg:y="0.0098in" svg:viewBox="0 0 262 271" svg:d="M34 35c0 63 0 126 0 187 0 20-3 28-23 28-4 0-11 0-11 7 0 6 7 6 13 6 20 0 41 0 61 0 6 0 12 0 12-6 0-7-6-7-11-7-21 0-24-9-24-29 0-58 0-118 0-176 56 74 111 148 167 220 3 5 4 6 8 6 6 0 6-7 6-13 0-72 0-145 0-217 0-21 3-27 21-28 2 0 9 0 9-6 0-7-6-7-12-7-19 0-39 0-57 0-7 0-14 0-14 7 0 6 8 6 12 6 21 1 25 9 25 29 0 39 0 80 0 121-39-53-78-105-117-157-3-6-5-6-14-6-22 0-45 0-67 0-7 0-12 0-12 7 0 6 5 6 7 6 11 1 18 8 22 12-1 4-1 5-1 10zM219 243c-56-72-112-146-168-220-5-5-5-5-9-10 15 0 31 0 46 0 44 59 87 117 131 176 0 18 0 37 0 54z"><text:p/></draw:path><draw:path draw:style-name="gr3" draw:text-style-name="P6" svg:width="0.1346in" svg:height="0.0787in" svg:x="0.3531in" svg:y="0.0362in" svg:viewBox="0 0 343 201" svg:d="M301 109c-20 15-31 32-35 36-17 27-20 51-20 52 0 4 5 4 8 4 7 0 7-1 8-7 10-38 32-71 76-88 4-1 5-4 5-6 0-3-2-3-3-3-17-7-64-27-78-91-1-5-1-6-8-6-3 0-8 0-8 4 0 2 4 26 20 51 8 12 19 25 35 37-95 0-191 0-287 0-6 0-14-1-14 8 0 8 8 9 14 9 96 0 192 0 287 0z"><text:p/></draw:path><draw:path draw:style-name="gr3" draw:text-style-name="P6" svg:width="0.0539in" svg:height="0.1512in" svg:x="0.5496in" svg:y="0in" svg:viewBox="0 0 138 385" svg:d="M81 52c0-16 10-41 53-43 1 0 4-2 4-5 0-4-4-4-8-4-39 0-74 20-74 48 0 29 0 59 0 89 0 15 0 27-15 39s-29 12-38 13c-2 0-3 1-3 4 0 4 2 4 7 4 25 2 44 14 48 34 1 4 1 5 1 19 0 25 0 51 0 76 0 16 0 29 19 43 14 12 39 16 55 16 4 0 8 0 8-4s-3-4-7-4c-24-2-43-15-48-33-2-5-2-5-2-19 0-27 0-54 0-82 0-17-3-24-15-35-8-8-19-12-30-15 32-9 45-27 45-49 0-31 0-61 0-92z"><text:p/></draw:path><draw:path draw:style-name="gr3" draw:text-style-name="P6" svg:width="0.0638in" svg:height="0.1035in" svg:x="0.6209in" svg:y="0.013in" svg:viewBox="0 0 163 264" svg:d="M163 133c0-31-2-61-16-90-17-37-49-43-66-43-23 0-50 10-67 45-12 28-14 57-14 88 0 29 2 64 18 92 16 32 45 39 63 39 21 0 51-7 68-45 12-25 14-55 14-86zM81 255c-15 0-38-9-45-46-4-22-4-58-4-80 0-26 0-51 3-72 8-45 37-49 46-49 13 0 39 7 46 45 4 22 4 52 4 76 0 28 0 55-4 79-6 36-28 47-46 47z"><text:p/></draw:path><draw:path draw:style-name="gr3" draw:text-style-name="P6" svg:width="0.0173in" svg:height="0.0453in" svg:x="0.7039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6" svg:width="0.05in" svg:height="0.1in" svg:x="0.772in" svg:y="0.013in" svg:viewBox="0 0 128 255" svg:d="M79 10c0-10 0-10-9-10-23 24-57 24-70 24 0 5 0 8 0 12 8 0 31 0 51-10 0 66 0 133 0 199 0 14-1 18-36 18-4 0-7 0-12 0 0 5 0 9 0 12 14-1 47-1 62-1s49 0 63 1c0-3 0-7 0-12-5 0-8 0-12 0-36 0-37-4-37-18 0-72 0-144 0-215z"><text:p/></draw:path><draw:path draw:style-name="gr3" draw:text-style-name="P6" svg:width="0.0539in" svg:height="0.1512in" svg:x="0.8457in" svg:y="0in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/text:span><text:span text:style-name="T8">, נוכיח </text:span><text:span text:style-name="T8"><draw:g text:anchor-type="as-char" svg:y="-0.1075in" draw:z-index="218" draw:name="Shape24" draw:style-name="gr1"><svg:title>TexMaths</svg:title><svg:desc>11§display§h \circ f = f§svg§600§FALSE§</svg:desc><draw:path draw:style-name="gr2" draw:text-style-name="P5" svg:width="0.5929in" svg:height="0.1217in" svg:x="-0.0004in" svg:y="0.0075in" svg:viewBox="0 0 1507 310" svg:d="M0 0c502 0 1005 0 1507 0 0 103 0 207 0 310-502 0-1005 0-1507 0 0-103 0-207 0-310z"><text:p/></draw:path><draw:path draw:style-name="gr3" draw:text-style-name="P6" svg:width="0.0744in" svg:height="0.1063in" svg:x="0in" svg:y="0.002in" svg:viewBox="0 0 190 271" svg:d="M90 4c0-1 0-4-5-4-9 0-37 3-48 3-2 1-6 1-6 8 0 6 3 6 9 6 18 0 19 2 19 6 0 2-1 6-1 8-18 74-37 146-56 220-2 5-2 6-2 9 0 8 8 11 12 11 6 0 12-5 13-10 3-10 6-20 8-30 3-11 6-22 9-34 2-9 4-18 6-25 2-3 4-15 5-18s13-24 26-35c8-6 20-13 37-13 16 0 20 13 20 26 0 21-14 63-23 86-3 9-5 13-5 21 0 18 13 32 32 32 36 0 50-56 50-60 0-3-3-3-4-3-4 0-4 1-7 6-5 20-17 48-39 48-7 0-9-3-9-12 0-10 3-19 7-28 6-16 24-61 24-83 0-26-16-42-45-42-25 0-43 12-58 30 10-41 21-82 31-123z"><text:p/></draw:path><draw:path draw:style-name="gr3" draw:text-style-name="P6" svg:width="0.0587in" svg:height="0.0591in" svg:x="0.122in" svg:y="0.0402in" svg:viewBox="0 0 150 151" svg:d="M150 76c0-42-34-76-75-76-42 0-75 35-75 76s33 75 75 75c41 0 75-34 75-75zM75 134c-33 0-60-26-60-58 0-33 27-59 60-59 32 0 59 25 59 59 0 33-27 58-59 58z"><text:p/></draw:path><draw:path draw:style-name="gr3" draw:text-style-name="P6" svg:width="0.0756in" svg:height="0.1374in" svg:x="0.2315in" svg:y="0in" svg:viewBox="0 0 193 350" svg:d="M121 118c11 0 22 0 33 0 8 0 12 0 12-8 0-4-4-4-11-4-11 0-21 0-32 0 2-16 6-30 8-44 2-8 8-36 10-40 3-8 10-13 17-13 3 0 13 0 20 6-17 2-21 16-21 21 0 9 7 13 15 13 10 0 21-7 21-23 0-17-18-26-35-26-13 0-37 7-48 45-2 8-3 12-13 61-9 0-18 0-27 0-7 0-12 0-12 7 0 5 5 5 11 5 9 0 17 0 26 0-10 50-19 100-29 150-7 38-13 73-33 73-2 0-12 0-19-7 18-1 21-15 21-21 0-8-6-13-14-13-10 0-21 8-21 23 0 18 17 27 33 27 21 0 36-23 43-38 12-24 22-71 22-73 8-41 15-81 23-121z"><text:p/></draw:path><draw:path draw:style-name="gr3" draw:text-style-name="P6" svg:width="0.1012in" svg:height="0.0354in" svg:x="0.3646in" svg:y="0.052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6" svg:width="0.0756in" svg:height="0.1374in" svg:x="0.5248in" svg:y="0in" svg:viewBox="0 0 193 350" svg:d="M121 118c11 0 22 0 33 0 8 0 12 0 12-8 0-4-4-4-11-4-11 0-21 0-32 0 4-16 6-30 9-44 1-8 7-36 9-40 3-8 10-13 17-13 3 0 13 0 20 6-17 2-21 16-21 21 0 9 7 13 15 13 10 0 21-7 21-23 0-17-18-26-35-26-12 0-37 7-48 45-2 8-3 12-13 61-9 0-18 0-27 0-7 0-12 0-12 7 0 5 5 5 11 5 9 0 17 0 26 0-10 50-19 100-29 150-7 38-13 73-33 73-2 0-12 0-19-7 18-1 21-15 21-21 0-8-6-13-14-13-10 0-21 8-21 23 0 18 17 27 33 27 21 0 36-23 43-38 13-24 22-71 22-73 8-41 15-81 23-121z"><text:p/></draw:path></draw:g></text:span><text:span text:style-name="T8">: לפי כלל </text:span><text:span text:style-name="T8"><draw:g text:anchor-type="as-char" svg:y="-0.0689in" draw:z-index="210" draw:name="Shape25" draw:style-name="gr1"><svg:title>TexMaths</svg:title><svg:desc>11§display§\eta§svg§600§FALSE§</svg:desc><draw:path draw:style-name="gr2" draw:text-style-name="P5" svg:width="0.0583in" svg:height="0.0831in" svg:x="0.0031in" svg:y="0.0071in" svg:viewBox="0 0 149 212" svg:d="M0 0c49 0 100 0 149 0 0 70 0 142 0 212-49 0-100 0-149 0 0-70 0-142 0-212z"><text:p/></draw:path><draw:path draw:style-name="gr3" draw:text-style-name="P6" svg:width="0.0697in" svg:height="0.0988in" svg:x="-0.0004in" svg:y="0in" svg:viewBox="0 0 178 252" svg:d="M175 64c2-8 3-12 3-23 0-24-15-41-44-41-31 0-49 20-58 33-2-22-19-33-35-33-18 0-26 15-29 22-7 13-12 36-12 37 0 4 3 3 4 4 5 0 5 0 7-9 7-28 14-45 29-45 6 0 12 2 12 17 0 8-3 12-7 32-8 30-14 60-22 88-1 6-3 15-3 17 0 6 4 10 11 10 4 0 11-3 14-10 0-1 4-20 7-29 2-11 5-23 8-34 3-8 5-16 7-25 1-2 3-16 4-18 2-3 14-25 25-35 8-7 20-13 37-13 16 0 21 13 21 26 0 2 0 9-5 24-14 59-28 118-44 176-1 5-1 6-1 7 0 5 5 10 11 10 12 0 15-11 16-16 15-57 29-115 44-172z"><text:p/></draw:path></draw:g></text:span><text:span text:style-name="T8">, צ.ל. </text:span><text:span text:style-name="T8"><draw:g text:anchor-type="as-char" svg:y="-0.1134in" draw:z-index="217" draw:name="Shape26" draw:style-name="gr1"><svg:title>TexMaths</svg:title><svg:desc>11§display§\dom(h) = \dom(f)§svg§600§FALSE§</svg:desc><draw:path draw:style-name="gr2" draw:text-style-name="P5" svg:width="1.1618in" svg:height="0.1358in" svg:x="0.0024in" svg:y="0.0071in" svg:viewBox="0 0 2952 346" svg:d="M1477 346c-493 0-985 0-1477 0 0-116 0-230 0-346 984 0 1969 0 2952 0 0 116 0 230 0 346-492 0-983 0-1475 0z"><text:p/></draw:path><draw:path draw:style-name="gr3" draw:text-style-name="P6" svg:width="0.0744in" svg:height="0.1063in" svg:x="-0.0004in" svg:y="0.0071in" svg:viewBox="0 0 190 271" svg:d="M134 246c0 8 0 17 0 25 19-1 38-2 56-5 0-3 0-7 0-12-26 0-29-2-29-21 0-77 0-155 0-233-19 1-38 3-56 4 0 5 0 8 0 13 27 0 30 2 30 20 0 28 0 55 0 84-11-14-28-24-48-24-46 0-87 38-87 88 0 47 39 86 83 86 24 0 41-13 51-25zM134 143c0 27 0 53 0 78 0 7 0 8-4 15-12 18-29 26-46 26s-31-10-40-24c-11-17-12-38-12-53 0-14 1-37 12-55 9-12 23-24 44-24 13 0 30 5 42 23 4 6 4 8 4 14z"><text:p/></draw:path><draw:path draw:style-name="gr3" draw:text-style-name="P6" svg:width="0.0673in" svg:height="0.0693in" svg:x="0.0835in" svg:y="0.0453in" svg:viewBox="0 0 172 177" svg:d="M172 90c0-49-39-90-86-90-49 0-86 42-86 90 0 50 41 87 86 87 46 0 86-37 86-87zM86 167c-17 0-33-7-44-25-10-18-10-41-10-55s0-35 10-53c10-17 28-25 44-25s33 9 44 25c10 17 10 39 10 53s0 35-9 52-25 28-45 28z"><text:p/></draw:path><draw:path draw:style-name="gr3" draw:text-style-name="P6" svg:width="0.1189in" svg:height="0.0669in" svg:x="0.1598in" svg:y="0.0453in" svg:viewBox="0 0 303 171" svg:d="M31 39c0 34 0 68 0 103 0 17-5 17-31 17 0 3 0 7 0 12 14 0 34-1 44-1s30 1 43 1c0-5 0-9 0-12-25 0-30 0-30-17 0-24 0-48 0-72 0-39 28-61 52-61 25 0 29 21 29 43 0 29 0 59 0 90 0 17-4 17-30 17 0 3 0 7 0 12 13 0 33-1 44-1 10 0 30 1 43 1 0-5 0-9 0-12-26 0-30 0-30-17 0-24 0-48 0-72 0-39 28-61 52-61s28 21 28 43c0 29 0 59 0 90 0 17-4 17-29 17 0 3 0 7 0 12 13 0 33-1 43-1 11 0 30 1 44 1 0-5 0-9 0-12-21 0-30 0-31-11 0-26 0-50 0-74 0-33 0-45-12-60-5-6-18-14-40-14-33 0-49 23-56 39-6-35-34-39-52-39-28 0-46 17-57 41 0-13 0-28 0-41-19 1-36 3-55 4 0 5 0 8 0 13 28 0 31 2 31 22z"><text:p/></draw:path><draw:path draw:style-name="gr3" draw:text-style-name="P6" svg:width="0.0346in" svg:height="0.1512in" svg:x="0.2972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6" svg:width="0.074in" svg:height="0.1063in" svg:x="0.3496in" svg:y="0.0071in" svg:viewBox="0 0 189 271" svg:d="M89 4c0-1 0-4-4-4-9 0-38 3-48 3-3 1-7 1-7 8 0 6 3 6 10 6 18 0 18 2 18 6 0 2-1 6-1 8-18 74-37 147-56 220-1 6-1 7-1 9 0 9 8 11 11 11 7 0 12-5 14-10 3-10 6-20 8-30 2-11 6-22 8-33 3-9 5-17 6-26 1-2 5-15 5-18 1-3 13-24 26-35 9-6 21-13 38-13 16 0 20 13 20 26 0 21-14 64-24 86-3 9-4 13-4 21 0 19 13 32 31 32 36 0 50-56 50-60 0-3-3-3-4-3-3 0-3 1-6 7-5 20-18 47-39 47-7 0-9-3-9-12 0-10 3-19 7-28 6-15 23-61 23-83 0-26-16-42-44-42-25 0-43 12-58 30 10-41 20-82 30-123z"><text:p/></draw:path><draw:path draw:style-name="gr3" draw:text-style-name="P6" svg:width="0.035in" svg:height="0.1512in" svg:x="0.4378in" svg:y="0in" svg:viewBox="0 0 90 385" svg:d="M90 193c0-30-4-76-26-120-23-48-56-73-60-73-3 0-4 2-4 4s0 2 8 9c37 38 59 99 59 180 0 65-14 133-61 181-6 6-6 6-6 7 0 2 1 4 4 4 4 0 39-26 61-76 20-41 25-84 25-116z"><text:p/></draw:path><draw:path draw:style-name="gr3" draw:text-style-name="P6" svg:width="0.1008in" svg:height="0.0354in" svg:x="0.539in" svg:y="0.0571in" svg:viewBox="0 0 257 91" svg:d="M244 17c6 0 13-2 13-9 0-8-7-8-13-8-77 0-155 0-232 0-4 0-12 0-12 8 0 7 8 9 13 9 77 0 154 0 231 0zM244 91c6 0 13 0 13-7 0-9-7-9-13-9-77 0-154 0-231 0-5 0-13 0-13 9 0 7 8 7 12 7 77 0 155 0 232 0z"><text:p/></draw:path><draw:path draw:style-name="gr3" draw:text-style-name="P6" svg:width="0.0744in" svg:height="0.1063in" svg:x="0.6957in" svg:y="0.0071in" svg:viewBox="0 0 190 271" svg:d="M134 246c0 8 0 17 0 25 19-1 38-2 56-5 0-3 0-7 0-12-26 0-29-2-29-21 0-77 0-155 0-233-19 1-38 3-56 4 0 5 0 8 0 13 27 0 30 2 30 20 0 28 0 55 0 84-12-14-28-24-49-24-45 0-86 38-86 88 0 47 37 86 83 86 24 0 41-13 51-25zM134 143c0 27 0 53 0 78 0 7 0 8-4 15-12 18-30 26-46 26-18 0-31-10-41-24-10-17-11-38-11-53 0-14 1-37 12-55 8-12 23-24 44-24 13 0 30 5 42 23 4 6 4 8 4 14z"><text:p/></draw:path><draw:path draw:style-name="gr3" draw:text-style-name="P6" svg:width="0.0673in" svg:height="0.0693in" svg:x="0.7795in" svg:y="0.0453in" svg:viewBox="0 0 172 177" svg:d="M172 90c0-49-39-90-86-90-49 0-86 42-86 90 0 50 41 87 86 87 46 0 86-37 86-87zM86 167c-17 0-33-7-44-25-10-18-10-41-10-55s0-35 10-53c10-17 28-25 44-25s32 9 43 25c10 17 11 39 11 53s0 35-9 52-25 28-45 28z"><text:p/></draw:path><draw:path draw:style-name="gr3" draw:text-style-name="P6" svg:width="0.1189in" svg:height="0.0669in" svg:x="0.8563in" svg:y="0.0453in" svg:viewBox="0 0 303 171" svg:d="M31 39c0 34 0 68 0 103 0 17-5 17-31 17 0 3 0 7 0 12 13 0 33-1 44-1 10 0 30 1 43 1 0-5 0-9 0-12-25 0-30 0-30-17 0-24 0-48 0-72 0-39 28-61 52-61s29 21 29 43c0 29 0 59 0 90 0 17-5 17-30 17 0 3 0 7 0 12 13 0 33-1 44-1 10 0 30 1 43 1 0-5 0-9 0-12-27 0-30 0-30-17 0-24 0-48 0-72 0-39 26-61 52-61 24 0 28 21 28 43 0 29 0 59 0 90 0 17-4 17-29 17 0 3 0 7 0 12 13 0 33-1 43-1 9 0 30 1 44 1 0-5 0-9 0-12-21 0-30 0-31-11 0-26 0-50 0-74 0-33 0-45-12-60-6-6-18-14-41-14-32 0-50 23-56 39-5-35-33-39-51-39-28 0-46 17-57 41 0-13 0-28 0-41-19 1-36 3-55 4 0 5 0 8 0 13 28 0 31 2 31 22z"><text:p/></draw:path><draw:path draw:style-name="gr3" draw:text-style-name="P6" svg:width="0.0346in" svg:height="0.1512in" svg:x="0.9933in" svg:y="0in" svg:viewBox="0 0 89 385" svg:d="M89 381c0-1 0-1-6-8-49-49-61-122-61-180 0-67 14-135 62-182 5-5 5-5 5-7 0-3-1-4-3-4-5 0-40 26-62 76-20 42-24 85-24 117 0 29 3 76 25 120 23 47 56 72 61 72 2 0 3-1 3-4z"><text:p/></draw:path><draw:path draw:style-name="gr3" draw:text-style-name="P6" svg:width="0.0756in" svg:height="0.1374in" svg:x="1.0457in" svg:y="0.0067in" svg:viewBox="0 0 193 350" svg:d="M121 118c11 0 23 0 34 0 8 0 11 0 11-8 0-4-3-4-10-4-11 0-22 0-33 0 4-16 6-30 9-44 1-8 7-36 9-40 3-8 10-13 19-13 1 0 11 0 18 6-16 2-21 16-21 21 0 9 7 14 15 14 10 0 21-9 21-24 0-17-18-26-33-26-14 0-38 7-50 45-2 8-3 12-12 61-9 0-19 0-28 0-6 0-11 0-11 7 0 5 4 5 11 5 9 0 17 0 26 0-10 50-20 100-30 151-7 37-13 72-33 72-2 0-11 0-19-6 18-1 21-16 21-21 0-9-6-13-14-13-10 0-21 8-21 23 0 17 17 26 33 26 21 0 36-23 44-37 12-25 21-71 21-74 8-40 15-80 23-121z"><text:p/></draw:path><draw:path draw:style-name="gr3" draw:text-style-name="P6" svg:width="0.035in" svg:height="0.1512in" svg:x="1.137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8"><text:s/>(שמתקיים לפי הצבה) ונוסף על כך צ.ל. </text:span><text:span text:style-name="T8"><draw:g text:anchor-type="as-char" svg:y="-0.1134in" draw:z-index="216" draw:name="Shape27" draw:style-name="gr1"><svg:title>TexMaths</svg:title><svg:desc>11§display§\forall x \in \N. (h \circ f)(x) = f(x)§svg§600§FALSE§</svg:desc><draw:path draw:style-name="gr2" draw:text-style-name="P5" svg:width="1.6236in" svg:height="0.1358in" svg:x="0.0075in" svg:y="0.0071in" svg:viewBox="0 0 4125 346" svg:d="M2063 346c-688 0-1375 0-2063 0 0-116 0-230 0-346 1375 0 2749 0 4125 0 0 116 0 230 0 346-688 0-1376 0-2062 0z"><text:p/></draw:path><draw:path draw:style-name="gr3" draw:text-style-name="P6" svg:width="0.0846in" svg:height="0.1079in" svg:x="-0.0004in" svg:y="0.0071in" svg:viewBox="0 0 216 275" svg:d="M213 14c3-4 3-4 3-6 0-5-4-8-8-8-6 0-8 4-10 9-11 28-21 56-32 85-39 0-78 0-118 0-11-29-20-57-31-85-2-6-4-9-9-9-4 0-8 3-8 8 0 1 0 1 2 6 32 84 65 169 97 252 2 6 3 9 9 9 5 0 6-4 9-7 32-84 65-169 96-254zM55 109c35 0 70 0 106 0-18 45-36 91-53 137-18-46-35-92-53-137z"><text:p/></draw:path><draw:path draw:style-name="gr3" draw:text-style-name="P6" svg:width="0.0756in" svg:height="0.0685in" svg:x="0.089in" svg:y="0.0453in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39-27 41-30 4 15 18 30 41 30 40 0 62-49 62-59 0-4-3-4-5-4-3 0-3 1-4 4-14 41-40 50-52 50-16 0-21-12-21-25 0-9 2-17 7-34 4-18 8-35 13-53z"><text:p/></draw:path><draw:path draw:style-name="gr3" draw:text-style-name="P6" svg:width="0.076in" svg:height="0.087in" svg:x="0.2264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6" svg:width="0.1028in" svg:height="0.1063in" svg:x="0.361in" svg:y="0.0098in" svg:viewBox="0 0 262 271" svg:d="M34 35c0 63 0 126 0 187 0 20-3 28-23 28-4 0-11 0-11 7 0 6 7 6 13 6 20 0 41 0 61 0 6 0 12 0 12-6 0-7-6-7-11-7-21 0-24-9-24-29 0-58 0-118 0-176 56 74 111 148 167 220 3 5 4 6 8 6 6 0 6-7 6-13 0-72 0-145 0-217 0-21 3-27 21-28 2 0 9 0 9-6 0-7-6-7-12-7-19 0-39 0-57 0-7 0-14 0-14 7 0 6 8 6 12 6 21 1 25 9 25 29 0 39 0 80 0 121-39-53-78-105-117-157-3-6-5-6-14-6-22 0-45 0-67 0-7 0-12 0-12 7 0 6 5 6 7 6 11 1 18 8 22 12-1 4-1 5-1 10zM219 243c-56-72-112-146-168-220-5-5-5-5-9-10 15 0 31 0 46 0 44 59 87 117 131 176 0 18 0 37 0 54z"><text:p/></draw:path><draw:path draw:style-name="gr3" draw:text-style-name="P6" svg:width="0.0157in" svg:height="0.0157in" svg:x="0.4803in" svg:y="0.0972in" svg:viewBox="0 0 41 41" svg:d="M41 21c0-12-10-21-21-21s-20 9-20 21c0 11 9 20 20 20s21-9 21-20z"><text:p/></draw:path><draw:path draw:style-name="gr3" draw:text-style-name="P6" svg:width="0.0346in" svg:height="0.1512in" svg:x="0.5248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6" svg:width="0.074in" svg:height="0.1063in" svg:x="0.5772in" svg:y="0.0071in" svg:viewBox="0 0 189 271" svg:d="M89 4c0-1 0-4-4-4-9 0-38 3-48 3-3 1-7 1-7 8 0 6 4 6 10 6 18 0 18 2 18 6 0 2-1 6-1 8-18 74-37 147-56 220-1 6-1 7-1 9 0 9 8 11 11 11 7 0 12-5 14-10 3-10 6-20 8-30 3-11 6-22 9-33 2-9 4-17 6-26 0-2 4-15 4-18 1-3 13-24 26-35 9-6 21-13 38-13 16 0 20 13 20 26 0 21-14 64-24 86-3 9-4 13-4 21 0 19 13 32 31 32 36 0 50-56 50-60 0-3-3-3-4-3-3 0-3 1-6 7-5 20-18 47-39 47-7 0-9-3-9-12 0-10 3-19 7-28 6-15 23-61 23-83 0-26-16-42-44-42-25 0-43 12-58 30 10-41 20-82 30-123z"><text:p/></draw:path><draw:path draw:style-name="gr3" draw:text-style-name="P6" svg:width="0.0591in" svg:height="0.0591in" svg:x="0.6984in" svg:y="0.0453in" svg:viewBox="0 0 151 151" svg:d="M151 75c0-41-34-75-75-75-42 0-76 35-76 75 0 42 34 76 76 76 41 0 75-34 75-76zM76 134c-34 0-59-27-59-59 0-33 26-58 59-58 32 0 59 24 59 58 0 33-27 59-59 59z"><text:p/></draw:path><draw:path draw:style-name="gr3" draw:text-style-name="P6" svg:width="0.0756in" svg:height="0.1374in" svg:x="0.8083in" svg:y="0.0067in" svg:viewBox="0 0 193 350" svg:d="M121 118c11 0 22 0 33 0 8 0 12 0 12-8 0-4-4-4-11-4-11 0-21 0-32 0 2-16 6-30 8-44 2-8 8-36 10-40 3-8 10-13 17-13 3 0 13 0 20 6-17 2-21 16-21 21 0 9 7 14 15 14 10 0 21-9 21-24 0-17-18-26-35-26-13 0-37 7-48 45-2 8-3 12-13 61-9 0-18 0-27 0-7 0-12 0-12 7 0 5 4 5 11 5 9 0 17 0 26 0-10 50-19 100-29 151-7 37-13 72-34 72-1 0-11 0-18-6 18-1 21-16 21-21 0-9-6-13-14-13-10 0-21 8-21 23 0 17 17 26 32 26 22 0 37-23 44-37 12-25 21-71 22-74 8-40 15-80 23-121z"><text:p/></draw:path><draw:path draw:style-name="gr3" draw:text-style-name="P6" svg:width="0.0346in" svg:height="0.1512in" svg:x="0.8992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035in" svg:height="0.1512in" svg:x="0.9646in" svg:y="0in" svg:viewBox="0 0 90 385" svg:d="M90 381c0-1 0-1-6-8-49-49-61-122-61-180 0-67 14-135 62-182 5-5 5-5 5-7 0-3-2-4-4-4-3 0-39 26-62 76-20 42-24 85-24 117 0 29 4 76 25 120 23 47 58 72 61 72 2 0 4-1 4-4z"><text:p/></draw:path><draw:path draw:style-name="gr3" draw:text-style-name="P6" svg:width="0.0756in" svg:height="0.0685in" svg:x="1.0134in" svg:y="0.0453in" svg:viewBox="0 0 193 175" svg:d="M118 54c2-10 12-45 38-45 2 0 11 0 20 4-11 2-19 12-19 21 0 7 5 14 15 14 8 0 21-7 21-23 0-19-24-25-36-25-23 0-36 21-40 30-10-26-31-30-42-30-41 0-63 50-63 59 0 5 3 4 5 5 3 0 4-1 5-5 13-40 39-50 52-50 7 0 21 3 21 25 0 12-7 39-21 93-7 24-20 39-37 39-3 0-12 0-19-4 10-2 18-10 18-21s-8-13-14-13c-12 0-22 10-22 22 0 17 20 25 36 25 26 0 40-27 41-30 4 15 19 30 42 30 39 0 61-49 61-59 0-4-3-4-4-4-3 0-4 1-4 4-14 41-40 50-52 50-15 0-22-12-22-25 0-9 3-17 7-34 4-18 8-35 13-53z"><text:p/></draw:path><draw:path draw:style-name="gr3" draw:text-style-name="P6" svg:width="0.0346in" svg:height="0.1512in" svg:x="1.1047in" svg:y="0in" svg:viewBox="0 0 89 385" svg:d="M89 193c0-30-3-76-25-120-23-48-56-73-61-73-2 0-3 2-3 4s0 2 8 9c37 38 59 99 59 180 0 65-14 133-63 181-4 6-4 6-4 7 0 2 1 4 3 4 5 0 40-26 62-76 20-41 24-84 24-116z"><text:p/></draw:path><draw:path draw:style-name="gr3" draw:text-style-name="P6" svg:width="0.1004in" svg:height="0.0354in" svg:x="1.2059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756in" svg:height="0.1374in" svg:x="1.3661in" svg:y="0.0067in" svg:viewBox="0 0 193 350" svg:d="M121 118c11 0 22 0 33 0 8 0 12 0 12-8 0-4-4-4-11-4-11 0-21 0-32 0 2-16 6-30 8-44 2-8 8-36 10-40 3-8 10-13 17-13 3 0 13 0 20 6-17 2-21 16-21 21 0 9 7 14 15 14 10 0 21-9 21-24 0-17-18-26-35-26-13 0-37 7-48 45-2 8-3 12-13 61-9 0-18 0-27 0-7 0-12 0-12 7 0 5 4 5 11 5 9 0 17 0 26 0-10 50-19 100-29 151-7 37-13 72-34 72-1 0-11 0-18-6 18-1 21-16 21-21 0-9-6-13-14-13-10 0-21 8-21 23 0 17 17 26 32 26 22 0 37-23 44-37 12-25 21-71 22-74 8-40 15-80 23-121z"><text:p/></draw:path><draw:path draw:style-name="gr3" draw:text-style-name="P6" svg:width="0.0346in" svg:height="0.1512in" svg:x="1.4642in" svg:y="0in" svg:viewBox="0 0 89 385" svg:d="M89 381c0-1 0-1-6-8-49-49-61-122-61-180 0-67 14-135 63-182 4-5 4-5 4-7 0-3-1-4-3-4-5 0-40 26-62 76-20 42-24 85-24 117 0 29 3 76 25 120 23 47 56 72 61 72 2 0 3-1 3-4z"><text:p/></draw:path><draw:path draw:style-name="gr3" draw:text-style-name="P6" svg:width="0.0756in" svg:height="0.0685in" svg:x="1.5126in" svg:y="0.0453in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39-27 41-30 4 15 18 30 41 30 40 0 62-49 62-59 0-4-3-4-5-4-3 0-3 1-4 4-14 41-40 50-52 50-16 0-21-12-21-25 0-9 2-17 7-34 4-18 8-35 13-53z"><text:p/></draw:path><draw:path draw:style-name="gr3" draw:text-style-name="P6" svg:width="0.035in" svg:height="0.1512in" svg:x="1.6035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8">, כלומר </text:span><text:span text:style-name="T8"><draw:g text:anchor-type="as-char" svg:y="-0.1134in" draw:z-index="215" draw:name="Shape28" draw:style-name="gr1"><svg:title>TexMaths</svg:title><svg:desc>11§display§\forall x \in \N. h(f(x)) = f(x)§svg§600§FALSE§</svg:desc><draw:path draw:style-name="gr2" draw:text-style-name="P5" svg:width="1.4795in" svg:height="0.1354in" svg:x="0.0079in" svg:y="0.0071in" svg:viewBox="0 0 3759 345" svg:d="M0 0c1253 0 2506 0 3759 0 0 115 0 230 0 345-1253 0-2506 0-3759 0 0-115 0-230 0-345z"><text:p/></draw:path><draw:path draw:style-name="gr3" draw:text-style-name="P6" svg:width="0.0843in" svg:height="0.1075in" svg:x="0in" svg:y="0.0071in" svg:viewBox="0 0 215 274" svg:d="M213 14c2-4 2-5 2-6 0-5-3-8-8-8s-7 4-9 9c-11 28-21 56-32 85-39 0-78 0-118 0-11-29-20-57-31-85-3-6-4-9-9-9-4 0-8 3-8 8 1 2 0 1 2 6 32 84 65 168 97 251 1 6 3 9 9 9 5 0 6-4 8-8 33-83 64-168 97-252zM55 109c35 0 69 0 105 0-18 45-35 90-52 135-18-45-35-90-53-135z"><text:p/></draw:path><draw:path draw:style-name="gr3" draw:text-style-name="P6" svg:width="0.0756in" svg:height="0.0681in" svg:x="0.089in" svg:y="0.0453in" svg:viewBox="0 0 193 174" svg:d="M119 54c2-10 11-46 37-46 2 0 12 0 20 5-11 2-19 12-19 21 0 7 5 13 15 13 8 0 21-6 21-22 0-19-22-25-36-25-23 0-36 20-40 29-10-26-31-29-42-29-41 0-63 50-63 59 0 4 5 4 6 4 2 0 3-1 4-5 13-40 39-50 52-50 7 0 21 4 21 26 0 12-7 38-21 92-6 24-20 40-37 40-2 0-11 0-19-5 10-2 18-10 18-21 0-10-8-13-14-13-12 0-22 10-22 22 0 17 20 25 36 25 27 0 40-26 41-29 6 15 19 29 42 29 39 0 61-50 61-59 0-4-3-4-4-4-3 0-4 1-4 5-14 40-40 50-52 50-15 0-21-13-21-25 0-9 2-18 7-34 4-18 8-35 13-53z"><text:p/></draw:path><draw:path draw:style-name="gr3" draw:text-style-name="P6" svg:width="0.0756in" svg:height="0.087in" svg:x="0.2264in" svg:y="0.0307in" svg:viewBox="0 0 193 222" svg:d="M179 120c7 0 14 0 14-8 0-7-7-7-14-7-55 0-109 0-164 0 5-52 50-88 104-88 20 0 41 0 60 0 7 0 14-2 14-9 0-8-7-8-14-8-19 0-40 0-60 0-66 0-119 51-119 112 0 62 53 110 119 110 20 0 41 0 60 0 7 0 14 0 14-7 0-8-7-7-14-7-19 0-40 0-60 0-54 0-99-36-104-88 55 0 109 0 164 0z"><text:p/></draw:path><draw:path draw:style-name="gr3" draw:text-style-name="P6" svg:width="0.1028in" svg:height="0.1059in" svg:x="0.361in" svg:y="0.0098in" svg:viewBox="0 0 262 270" svg:d="M34 34c0 63 0 126 0 187 0 21-3 28-23 28-4 0-11 1-11 6 0 8 7 8 13 8 20 0 41 0 61 0 6 0 12 0 12-8 0-5-6-6-11-6-22 0-24-8-24-29 0-58 0-117 0-175 55 73 111 147 166 219 4 5 5 6 9 6 6 0 6-6 6-12 0-72 0-145 0-217 0-22 3-28 21-28 2 0 9 0 9-6 0-7-6-7-12-7-19 0-39 0-57 0-7 0-14 0-14 7 0 6 8 6 12 6 21 0 25 8 25 29 0 39 0 79 0 120-39-53-78-105-117-156-4-6-5-6-14-6-22 0-45 0-67 0-7 0-12 0-12 7 0 5 5 6 7 6 10 1 18 8 22 12-1 4-1 4-1 9zM218 243c-56-73-111-147-167-221-5-4-5-5-9-9 15 0 31 0 46 0 43 59 87 117 130 175 0 18 0 37 0 55z"><text:p/></draw:path><draw:path draw:style-name="gr3" draw:text-style-name="P6" svg:width="0.0161in" svg:height="0.0161in" svg:x="0.4803in" svg:y="0.0972in" svg:viewBox="0 0 42 42" svg:d="M42 21c0-11-10-21-21-21s-21 10-21 21 10 21 21 21 21-10 21-21z"><text:p/></draw:path><draw:path draw:style-name="gr3" draw:text-style-name="P6" svg:width="0.0744in" svg:height="0.1059in" svg:x="0.5181in" svg:y="0.0071in" svg:viewBox="0 0 190 270" svg:d="M90 3c-2-1 0-3-5-3-9 0-38 2-48 3-3 0-6 1-6 8 0 4 3 4 9 4 18 0 19 4 19 7 0 2-1 6-1 8-18 73-37 147-56 221-2 6-2 6-2 9 0 9 8 10 11 10 7 0 13-5 14-10 3-9 6-19 8-29 3-11 6-23 9-35 2-8 4-15 6-24 0-2 4-16 5-18 1-3 13-25 26-35 8-7 20-14 37-14 16 0 20 13 20 27 0 21-14 62-24 85-2 9-4 14-4 22 0 18 13 31 32 31 36 0 50-56 50-60 0-3-3-3-4-3-4 0-4 1-7 7-5 21-17 48-39 48-7 0-9-4-9-13 0-10 3-19 7-28 6-16 24-60 24-83 0-25-16-41-45-41-25 0-43 12-58 30 10-42 21-83 31-124z"><text:p/></draw:path><draw:path draw:style-name="gr3" draw:text-style-name="P6" svg:width="0.035in" svg:height="0.1508in" svg:x="0.6126in" svg:y="0in" svg:viewBox="0 0 90 384" svg:d="M90 380c0-1 0-1-6-8-49-48-61-121-61-179 0-67 14-135 62-183 5-4 5-4 5-7 0-2-2-3-4-3-3 0-39 26-62 75-20 43-24 86-24 118 0 28 4 76 25 119 23 47 58 72 61 72 2 0 4-1 4-4z"><text:p/></draw:path><draw:path draw:style-name="gr3" draw:text-style-name="P6" svg:width="0.0756in" svg:height="0.137in" svg:x="0.665in" svg:y="0.0071in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4 72-1 0-11 0-18-7 18-1 21-15 21-21 0-9-6-14-14-14-10 0-21 9-21 24 0 17 17 26 32 26 22 0 37-22 44-37 12-25 22-71 22-74 8-40 15-81 23-120z"><text:p/></draw:path><draw:path draw:style-name="gr3" draw:text-style-name="P6" svg:width="0.0346in" svg:height="0.1508in" svg:x="0.7622in" svg:y="0in" svg:viewBox="0 0 89 384" svg:d="M89 380c0-1 0-1-6-8-49-48-61-121-61-179 0-67 14-135 63-183 4-4 4-4 4-7 0-2-1-3-3-3-5 0-40 26-62 75-20 43-24 86-24 118 0 28 3 76 25 119 23 47 56 72 61 72 2 0 3-1 3-4z"><text:p/></draw:path><draw:path draw:style-name="gr3" draw:text-style-name="P6" svg:width="0.0756in" svg:height="0.0681in" svg:x="0.8106in" svg:y="0.0453in" svg:viewBox="0 0 193 174" svg:d="M118 54c2-10 11-46 38-46 1 0 11 0 19 5-11 2-19 12-19 21 0 7 5 13 16 13 7 0 21-6 21-22 0-19-24-25-37-25-22 0-36 20-40 29-10-26-31-29-42-29-40 0-62 50-62 59 0 4 3 4 5 4 3 0 4-1 4-5 13-40 38-50 52-50 7 0 21 4 21 26 0 12-7 38-21 92-6 24-19 40-37 40-2 0-11 0-19-5 9-2 18-10 18-21 0-10-9-13-14-13-12 0-21 10-21 22 0 17 19 25 36 25 26 0 40-26 41-29 4 15 18 29 42 29 39 0 61-50 61-59 0-4-3-4-4-4-4 0-4 1-5 5-14 40-39 50-52 50-14 0-21-13-21-25 0-9 2-18 7-34 4-18 8-35 13-53z"><text:p/></draw:path><draw:path draw:style-name="gr3" draw:text-style-name="P6" svg:width="0.035in" svg:height="0.1508in" svg:x="0.9016in" svg:y="0in" svg:viewBox="0 0 90 384" svg:d="M90 193c0-30-4-77-25-120-23-48-57-73-61-73-2 0-4 1-4 3 0 3 0 3 8 10 37 38 59 99 59 180 0 65-14 132-61 181-6 5-6 5-6 6 0 3 2 4 4 4 4 0 39-26 62-75 20-43 24-85 24-116z"><text:p/></draw:path><draw:path draw:style-name="gr3" draw:text-style-name="P6" svg:width="0.035in" svg:height="0.1508in" svg:x="0.961in" svg:y="0in" svg:viewBox="0 0 90 384" svg:d="M90 193c0-30-4-77-26-120-23-48-56-73-60-73-3 0-4 1-4 3 0 3 0 3 8 10 37 38 59 99 59 180 0 65-14 132-61 181-6 5-6 5-6 6 0 3 1 4 4 4 4 0 39-26 61-75 20-43 25-85 25-116z"><text:p/></draw:path><draw:path draw:style-name="gr3" draw:text-style-name="P6" svg:width="0.1008in" svg:height="0.035in" svg:x="1.0626in" svg:y="0.0571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6" svg:width="0.0756in" svg:height="0.137in" svg:x="1.2228in" svg:y="0.0071in" svg:viewBox="0 0 193 349" svg:d="M121 118c11 0 22 0 33 0 8 0 12 0 12-9 0-3-4-3-11-3-11 0-21 0-32 0 4-16 6-30 9-44 1-9 7-36 9-41 3-7 10-13 19-13 1 0 11 0 18 7-17 2-21 15-21 21 0 9 7 14 15 14 10 0 21-9 21-24 0-17-18-26-33-26-14 0-39 7-50 45-2 8-3 12-13 61-9 0-18 0-27 0-7 0-11 0-11 6s4 6 10 6c9 0 18 0 27 0-10 50-20 100-30 151-7 37-13 72-33 72-2 0-12 0-19-7 18-1 21-15 21-21 0-9-6-14-14-14-10 0-21 9-21 24 0 17 17 26 33 26 21 0 36-22 43-37 13-25 22-71 22-74 8-40 15-81 23-120z"><text:p/></draw:path><draw:path draw:style-name="gr3" draw:text-style-name="P6" svg:width="0.0346in" svg:height="0.1508in" svg:x="1.3205in" svg:y="0in" svg:viewBox="0 0 89 384" svg:d="M89 380c0-1 0-1-6-8-49-48-61-121-61-179 0-67 14-135 63-183 4-4 4-4 4-7 0-2-1-3-3-3-5 0-39 26-62 75-20 43-24 86-24 118 0 28 4 76 25 119 23 47 56 72 61 72 2 0 3-1 3-4z"><text:p/></draw:path><draw:path draw:style-name="gr3" draw:text-style-name="P6" svg:width="0.0756in" svg:height="0.0681in" svg:x="1.3689in" svg:y="0.0453in" svg:viewBox="0 0 193 174" svg:d="M118 54c2-10 11-46 38-46 2 0 11 0 19 5-10 2-19 12-19 21 0 7 5 13 16 13 8 0 21-6 21-22 0-19-24-25-37-25-22 0-36 20-40 29-10-26-31-29-42-29-40 0-62 50-62 59 0 4 3 4 5 4 3 0 4-1 4-5 13-40 40-50 53-50 6 0 21 4 21 26 0 12-7 38-21 92-7 24-20 40-38 40-2 0-11 0-18-5 8-2 17-10 17-21 0-10-9-13-14-13-11 0-21 10-21 22 0 17 19 25 36 25 26 0 40-26 41-29 4 15 19 29 42 29 39 0 61-50 61-59 0-4-3-4-4-4-3 0-4 1-5 5-13 40-39 50-52 50-14 0-21-13-21-25 0-9 2-18 7-34 4-18 8-35 13-53z"><text:p/></draw:path><draw:path draw:style-name="gr3" draw:text-style-name="P6" svg:width="0.035in" svg:height="0.1508in" svg:x="1.4598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8">. נפצל למקרים: </text:span></text:p>
          <text:list>
            <text:list-item>
              <text:p text:style-name="P12">אם <text:span text:style-name="T8"><draw:g text:anchor-type="as-char" svg:y="-0.1134in" draw:z-index="214" draw:name="Shape29" draw:style-name="gr1"><svg:title>TexMaths</svg:title><svg:desc>11§display§f(x) = 0§svg§600§FALSE§</svg:desc><draw:path draw:style-name="gr2" draw:text-style-name="P5" svg:width="0.5531in" svg:height="0.1358in" svg:x="-0.0004in" svg:y="0.0071in" svg:viewBox="0 0 1406 346" svg:d="M703 346c-234 0-469 0-703 0 0-116 0-230 0-346 469 0 937 0 1406 0 0 116 0 230 0 346-235 0-469 0-703 0z"><text:p/></draw:path><draw:path draw:style-name="gr3" draw:text-style-name="P6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" svg:width="0.0346in" svg:height="0.1512in" svg:x="0.098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6" svg:width="0.0756in" svg:height="0.0685in" svg:x="0.1465in" svg:y="0.0453in" svg:viewBox="0 0 193 175" svg:d="M118 54c2-10 11-45 38-45 1 0 11 0 19 4-11 2-19 12-19 21 0 7 5 14 16 14 7 0 21-7 21-23 0-19-23-25-37-25-22 0-36 21-40 30-10-26-31-30-42-30-40 0-62 50-62 59 0 5 3 5 5 5 3 0 4-1 4-5 13-40 40-50 52-50 7 0 21 3 21 25 0 12-7 39-21 93-6 24-19 39-37 39-2 0-11 0-18-4 8-2 17-10 17-21s-9-13-14-13c-11 0-21 10-21 22 0 17 19 25 36 25 26 0 40-27 41-30 4 15 19 30 42 30 40 0 62-49 62-59 0-4-4-4-5-4-4 0-4 1-5 4-14 41-39 50-52 50-14 0-21-12-21-25 0-9 2-17 7-34 4-18 8-35 13-53z"><text:p/></draw:path><draw:path draw:style-name="gr3" draw:text-style-name="P6" svg:width="0.035in" svg:height="0.1512in" svg:x="0.2378in" svg:y="0in" svg:viewBox="0 0 90 385" svg:d="M90 193c0-30-4-76-25-120-23-48-57-73-61-73-2 0-4 2-4 4s0 2 8 9c37 38 59 99 59 180 0 65-14 133-61 181-6 6-6 6-6 7 0 2 2 4 4 4 4 0 39-26 62-76 20-41 24-84 24-116z"><text:p/></draw:path><draw:path draw:style-name="gr3" draw:text-style-name="P6" svg:width="0.1012in" svg:height="0.0354in" svg:x="0.3386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6" svg:width="0.0638in" svg:height="0.1035in" svg:x="0.4969in" svg:y="0.013in" svg:viewBox="0 0 163 264" svg:d="M163 133c0-31-2-61-15-90-18-37-50-43-67-43-23 0-51 10-67 45-12 28-14 57-14 88 0 29 1 64 18 92 16 32 44 39 63 39 21 0 50-7 68-45 12-25 14-55 14-86zM81 255c-15 0-38-9-45-46-4-22-4-58-4-80 0-26 0-51 3-72 8-45 37-49 46-49 13 0 38 7 46 45 4 22 4 52 4 76 0 28 0 55-4 79-7 36-29 47-46 47z"><text:p/></draw:path></draw:g></text:span><text:span text:style-name="T8"><text:s/>אז </text:span><text:span text:style-name="T8"><draw:g text:anchor-type="as-char" svg:y="-0.1134in" draw:z-index="213" draw:name="Shape30" draw:style-name="gr1"><svg:title>TexMaths</svg:title><svg:desc>11§display§h(f(x)) = h(0) = 0 \bmod 2 = 0 = f(x)§svg§600§FALSE§</svg:desc><draw:path draw:style-name="gr2" draw:text-style-name="P5" svg:width="2.4654in" svg:height="0.1354in" svg:x="-0.0004in" svg:y="0.0071in" svg:viewBox="0 0 6263 345" svg:d="M0 0c2088 0 4175 0 6263 0 0 115 0 230 0 345-2088 0-4175 0-6263 0 0-115 0-230 0-345z"><text:p/></draw:path><draw:path draw:style-name="gr3" draw:text-style-name="P6" svg:width="0.0744in" svg:height="0.1059in" svg:x="0in" svg:y="0.0071in" svg:viewBox="0 0 190 270" svg:d="M90 3c-2-1 0-3-5-3-9 0-37 2-48 3-2 0-6 1-6 8 0 4 3 4 9 4 18 0 19 4 19 7 0 2-1 6-1 8-18 73-37 147-56 221-2 6-2 6-2 9 0 9 8 10 12 10 6 0 12-5 14-10 3-9 5-19 7-29 3-11 6-23 9-35 2-8 4-15 6-24 2-2 4-16 5-18 1-3 13-25 26-35 8-7 19-14 37-14 16 0 20 13 20 27 0 21-14 62-23 85-3 9-5 14-5 22 0 18 13 31 32 31 36 0 50-56 50-60 0-3-3-3-4-3-4 0-4 1-7 7-5 21-17 48-38 48-7 0-10-4-10-13 0-10 3-19 7-28 6-16 24-60 24-83 0-25-16-41-45-41-25 0-43 12-58 30 10-42 21-83 31-124z"><text:p/></draw:path><draw:path draw:style-name="gr3" draw:text-style-name="P6" svg:width="0.035in" svg:height="0.1508in" svg:x="0.0945in" svg:y="0in" svg:viewBox="0 0 90 384" svg:d="M90 380c0-1 0-1-6-8-49-48-61-121-61-179 0-67 14-135 62-183 5-4 5-4 5-7 0-2-2-3-4-3-3 0-39 26-62 75-20 43-24 86-24 118 0 28 4 76 25 119 25 47 58 72 61 72 2 0 4-1 4-4z"><text:p/></draw:path><draw:path draw:style-name="gr3" draw:text-style-name="P6" svg:width="0.0756in" svg:height="0.137in" svg:x="0.1469in" svg:y="0.0071in" svg:viewBox="0 0 193 349" svg:d="M121 118c11 0 22 0 33 0 8 0 12 0 12-9 0-3-4-3-11-3-11 0-21 0-32 0 4-16 6-30 9-44 1-9 7-36 9-41 3-7 10-13 19-13 1 0 11 0 18 7-17 2-21 15-21 21 0 9 7 14 15 14 10 0 21-9 21-24 0-17-18-26-33-26-14 0-39 7-50 45-2 8-3 12-13 61-9 0-18 0-27 0-7 0-12 0-12 6s5 6 11 6c9 0 18 0 27 0-10 50-20 100-30 151-7 37-13 72-33 72-2 0-12 0-19-7 18-1 21-15 21-21 0-9-6-14-14-14-10 0-21 9-21 24 0 17 17 26 33 26 21 0 36-22 43-37 13-25 22-71 22-74 8-40 15-81 23-120z"><text:p/></draw:path><draw:path draw:style-name="gr3" draw:text-style-name="P6" svg:width="0.0346in" svg:height="0.1508in" svg:x="0.2449in" svg:y="0in" svg:viewBox="0 0 89 384" svg:d="M89 380c0-1 0-1-6-8-49-48-61-121-61-179 0-67 14-135 63-183 4-4 4-4 4-7 0-2-1-3-3-3-5 0-39 26-62 75-20 43-24 86-24 118 0 28 4 76 25 119 23 47 56 72 61 72 2 0 3-1 3-4z"><text:p/></draw:path><draw:path draw:style-name="gr3" draw:text-style-name="P6" svg:width="0.0756in" svg:height="0.0681in" svg:x="0.2933in" svg:y="0.0453in" svg:viewBox="0 0 193 174" svg:d="M118 54c2-10 11-46 38-46 2 0 11 0 19 5-10 2-19 12-19 21 0 7 5 13 16 13 8 0 21-6 21-22 0-19-24-25-37-25-22 0-36 20-40 29-10-26-31-29-42-29-40 0-62 50-62 59 0 4 3 4 5 4 3 0 4-1 4-5 13-40 40-50 53-50 6 0 21 4 21 26 0 12-7 38-21 92-7 24-20 40-38 40-2 0-11 0-18-5 8-2 17-10 17-21 0-10-9-13-14-13-11 0-21 10-21 22 0 17 19 25 36 25 26 0 40-26 41-29 4 15 19 29 42 29 39 0 61-50 61-59 0-4-3-4-4-4-3 0-4 1-5 5-13 40-39 50-52 50-14 0-21-13-21-25 0-9 2-18 7-34 4-18 8-35 13-53z"><text:p/></draw:path><draw:path draw:style-name="gr3" draw:text-style-name="P6" svg:width="0.035in" svg:height="0.1508in" svg:x="0.3843in" svg:y="0in" svg:viewBox="0 0 90 384" svg:d="M90 193c0-30-4-77-25-120-23-48-56-73-61-73-2 0-4 1-4 3 0 3 0 3 8 10 38 38 60 99 60 180 0 65-14 132-62 181-6 5-6 5-6 6 0 3 2 4 4 4 5 0 39-26 62-75 20-43 24-85 24-116z"><text:p/></draw:path><draw:path draw:style-name="gr3" draw:text-style-name="P6" svg:width="0.035in" svg:height="0.1508in" svg:x="0.4437in" svg:y="0in" svg:viewBox="0 0 90 384" svg:d="M90 193c0-30-4-77-26-120-23-48-56-73-60-73-2 0-4 1-4 3 0 3 0 3 8 10 37 38 59 99 59 180 0 65-14 132-61 181-6 5-6 5-6 6 0 3 2 4 4 4 4 0 39-26 62-75 19-43 24-85 24-116z"><text:p/></draw:path><draw:path draw:style-name="gr3" draw:text-style-name="P6" svg:width="0.1008in" svg:height="0.035in" svg:x="0.5449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74in" svg:height="0.1059in" svg:x="0.7055in" svg:y="0.0071in" svg:viewBox="0 0 189 270" svg:d="M89 3c-1-1 0-3-4-3-10 0-38 2-48 3-3 0-7 1-7 8 0 4 3 4 9 4 18 0 19 4 19 7 0 2-1 6-1 8-18 73-37 147-56 221-1 6-1 6-1 9 0 9 8 10 11 10 6 0 12-5 14-10 3-9 5-19 7-29 3-11 5-23 9-35 2-8 4-15 6-24 1-2 5-16 5-18 1-3 13-25 26-35 9-7 21-14 38-14 16 0 20 13 20 27 0 21-15 62-24 85-3 9-5 14-5 22 0 18 14 31 32 31 36 0 50-56 50-60 0-3-3-3-4-3-5 0-5 1-6 7-6 21-18 48-39 48-7 0-10-4-10-13 0-10 4-19 8-28 5-16 23-60 23-83 0-25-16-41-44-41-25 0-43 12-58 30 10-42 20-83 30-124z"><text:p/></draw:path><draw:path draw:style-name="gr3" draw:text-style-name="P6" svg:width="0.0346in" svg:height="0.1508in" svg:x="0.8in" svg:y="0in" svg:viewBox="0 0 89 384" svg:d="M89 380c0-1 0-1-6-8-49-48-61-121-61-179 0-67 14-135 62-183 5-4 5-4 5-7 0-2-1-3-3-3-5 0-40 26-62 75-20 43-24 86-24 118 0 28 3 76 25 119 23 47 56 72 61 72 2 0 3-1 3-4z"><text:p/></draw:path><draw:path draw:style-name="gr3" draw:text-style-name="P6" svg:width="0.0638in" svg:height="0.1035in" svg:x="0.85in" svg:y="0.0126in" svg:viewBox="0 0 163 264" svg:d="M163 133c0-30-2-61-16-89-17-37-49-44-66-44-23 0-50 10-67 46-12 27-14 57-14 87s2 63 18 93c16 31 45 38 63 38 21 0 51-7 68-44 12-27 14-56 14-87zM81 257c-15 0-38-10-45-48-4-22-4-57-4-80 0-24 0-50 3-71 8-46 37-49 46-49 13 0 39 6 46 45 4 22 4 51 4 75 0 30 0 55-4 79-6 36-28 49-46 49z"><text:p/></draw:path><draw:path draw:style-name="gr3" draw:text-style-name="P6" svg:width="0.035in" svg:height="0.1508in" svg:x="0.9287in" svg:y="0in" svg:viewBox="0 0 90 384" svg:d="M90 193c0-30-4-77-26-120-23-48-56-73-60-73-2 0-4 1-4 3 0 3 0 3 8 10 37 38 59 99 59 180 0 65-14 132-61 181-6 5-6 5-6 6 0 3 2 4 4 4 4 0 39-26 62-75 19-43 24-85 24-116z"><text:p/></draw:path><draw:path draw:style-name="gr3" draw:text-style-name="P6" svg:width="0.1008in" svg:height="0.035in" svg:x="1.0299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38in" svg:height="0.1035in" svg:x="1.1882in" svg:y="0.0126in" svg:viewBox="0 0 163 264" svg:d="M163 133c0-30-2-61-16-89-17-37-49-44-66-44-23 0-51 10-67 46-12 27-14 57-14 87s1 63 18 93c16 31 45 38 63 38 21 0 50-7 68-44 12-27 14-56 14-87zM81 257c-15 0-38-10-45-48-4-22-4-57-4-80 0-24 0-50 3-71 8-46 37-49 46-49 13 0 39 6 46 45 4 22 4 51 4 75 0 30 0 55-4 79-6 36-28 49-46 49z"><text:p/></draw:path><draw:path draw:style-name="gr3" draw:text-style-name="P6" svg:width="0.1181in" svg:height="0.0669in" svg:x="1.3051in" svg:y="0.0453in" svg:viewBox="0 0 301 171" svg:d="M30 37c0 35 0 69 0 104 0 18-5 18-30 18 0 3 0 7 0 12 13-1 33-3 44-3 10 0 30 2 43 3 0-5 0-9 0-12-26 0-31 0-31-18 0-24 0-49 0-72 0-39 28-61 53-61 24 0 29 21 29 43 0 29 0 59 0 90 0 18-5 18-31 18 0 3 0 7 0 12 14-1 34-3 44-3s31 2 44 3c0-5 0-9 0-12-27 0-31 0-31-18 0-24 0-49 0-72 0-39 27-61 53-61 24 0 28 21 28 43 0 29 0 59 0 90 0 18-4 18-30 18 0 3 0 7 0 12 13-1 33-3 44-3 9 0 29 2 42 3 0-5 0-9 0-12-19 0-29 0-29-13 0-25 0-49 0-73 0-33 0-45-12-59-6-6-19-14-41-14-32 0-50 23-56 37-6-33-34-37-52-37-27 0-46 17-57 41 0-13 0-28 0-41-18 1-36 3-54 4 0 5 0 8 0 13 26 0 30 2 30 20z"><text:p/></draw:path><draw:path draw:style-name="gr3" draw:text-style-name="P6" svg:width="0.0673in" svg:height="0.0689in" svg:x="1.4311in" svg:y="0.0453in" svg:viewBox="0 0 172 176" svg:d="M172 90c0-49-39-90-86-90-49 0-86 42-86 90 0 50 41 86 86 86 46 0 86-37 86-86zM86 167c-17 0-33-8-44-26-10-17-10-41-10-54 0-15 0-36 10-53s28-26 44-26 33 9 44 25c10 17 10 39 10 54 0 13 0 34-9 52-9 16-25 28-45 28z"><text:p/></draw:path><draw:path draw:style-name="gr3" draw:text-style-name="P6" svg:width="0.0744in" svg:height="0.1059in" svg:x="1.5126in" svg:y="0.0071in" svg:viewBox="0 0 190 270" svg:d="M133 244c0 9 0 18 0 26 19-1 39-2 57-4 0-3 0-7 0-12-27 0-29-3-29-22 0-77 0-155 0-232-19 1-38 2-56 3 0 5 0 8 0 12 27 0 29 4 29 22 0 28 0 55 0 83-11-13-27-23-48-23-45 0-86 37-86 87 0 48 37 86 81 86 26 0 43-13 52-26zM133 142c0 26 0 52 0 78 0 8 0 8-3 15-12 18-30 27-46 27-18 0-31-10-41-25-10-16-11-38-11-52s1-37 12-55c8-12 23-25 44-25 13 0 30 6 42 23 3 6 3 7 3 14z"><text:p/></draw:path><draw:path draw:style-name="gr3" draw:text-style-name="P6" svg:width="0.0602in" svg:height="0.1008in" svg:x="1.6417in" svg:y="0.0126in" svg:viewBox="0 0 154 257" svg:d="M30 227c14-13 27-27 42-40 59-53 82-74 82-112 0-44-34-75-81-75-44 0-73 36-73 70 0 21 20 21 21 21 7 0 20-4 20-19 0-10-7-20-20-20-3 0-4 0-6 0 9-26 30-40 52-40 35 0 52 32 52 63s-19 62-40 86c-25 27-49 54-75 81-4 4-4 5-4 15 48 0 96 0 144 0 3-22 7-45 10-67-3 0-5 0-9 0-2 10-5 27-9 34-3 3-28 3-36 3-23 0-47 0-70 0z"><text:p/></draw:path><draw:path draw:style-name="gr3" draw:text-style-name="P6" svg:width="0.1004in" svg:height="0.035in" svg:x="1.761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638in" svg:height="0.1035in" svg:x="1.9193in" svg:y="0.0126in" svg:viewBox="0 0 163 264" svg:d="M163 133c0-30-2-61-17-89-17-37-49-44-65-44-23 0-51 10-67 46-13 27-14 57-14 87s1 63 17 93c17 31 45 38 63 38 21 0 51-7 69-44 12-27 14-56 14-87zM80 257c-14 0-37-10-44-48-4-22-4-57-4-80 0-24 0-50 3-71 7-46 37-49 45-49 14 0 39 6 47 45 3 22 3 51 3 75 0 30 0 55-5 79-5 36-27 49-45 49z"><text:p/></draw:path><draw:path draw:style-name="gr3" draw:text-style-name="P6" svg:width="0.1008in" svg:height="0.035in" svg:x="2.0402in" svg:y="0.0571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6" svg:width="0.0756in" svg:height="0.137in" svg:x="2.2004in" svg:y="0.0071in" svg:viewBox="0 0 193 349" svg:d="M121 118c11 0 22 0 33 0 8 0 12 0 12-9 0-3-4-3-11-3-11 0-21 0-32 0 4-16 6-30 9-44 1-9 7-36 9-41 3-7 10-13 19-13 1 0 11 0 18 7-17 2-21 15-21 21 0 9 7 14 15 14 10 0 21-9 21-24 0-17-18-26-33-26-14 0-39 7-50 45-2 8-3 12-13 61-9 0-18 0-27 0-7 0-12 0-12 6s5 6 11 6c9 0 18 0 27 0-10 50-20 100-30 151-7 37-13 72-33 72-2 0-12 0-19-7 18-1 21-15 21-21 0-9-6-14-14-14-10 0-21 9-21 24 0 17 17 26 33 26 21 0 36-22 43-37 13-25 22-71 22-74 8-40 15-81 23-120z"><text:p/></draw:path><draw:path draw:style-name="gr3" draw:text-style-name="P6" svg:width="0.0346in" svg:height="0.1508in" svg:x="2.298in" svg:y="0in" svg:viewBox="0 0 89 384" svg:d="M89 380c0-1 0-1-6-8-49-48-61-121-61-179 0-67 14-135 63-183 4-4 4-4 4-7 0-2-1-3-3-3-5 0-39 26-62 75-20 43-24 86-24 118 0 28 4 76 25 119 23 47 56 72 61 72 2 0 3-1 3-4z"><text:p/></draw:path><draw:path draw:style-name="gr3" draw:text-style-name="P6" svg:width="0.0756in" svg:height="0.0681in" svg:x="2.3469in" svg:y="0.0453in" svg:viewBox="0 0 193 174" svg:d="M118 54c2-10 11-46 38-46 2 0 11 0 19 5-10 2-19 12-19 21 0 7 5 13 16 13 8 0 21-6 21-22 0-19-24-25-37-25-22 0-36 20-40 29-10-26-31-29-42-29-40 0-62 50-62 59 0 4 3 4 5 4 3 0 4-1 4-5 13-40 40-50 53-50 6 0 21 4 21 26 0 12-7 38-21 92-7 24-20 40-38 40-2 0-11 0-18-5 8-2 17-10 17-21 0-10-9-13-14-13-11 0-21 10-21 22 0 17 19 25 36 25 26 0 40-26 41-29 4 15 19 29 42 29 39 0 61-50 61-59 0-4-3-4-4-4-3 0-4 1-5 5-13 40-39 50-52 50-14 0-21-13-21-25 0-9 2-18 7-34 4-18 8-35 13-53z"><text:p/></draw:path><draw:path draw:style-name="gr3" draw:text-style-name="P6" svg:width="0.035in" svg:height="0.1508in" svg:x="2.4378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8"><text:s/>כדרוש. </text:span></text:p>
            </text:list-item>
            <text:list-item>
              <text:p text:style-name="P12">אם <text:span text:style-name="T8"><draw:g text:anchor-type="as-char" svg:y="-0.1134in" draw:z-index="212" draw:name="Shape31" draw:style-name="gr1"><svg:title>TexMaths</svg:title><svg:desc>11§display§f(x) = 1§svg§600§FALSE§</svg:desc><draw:path draw:style-name="gr2" draw:text-style-name="P5" svg:width="0.5465in" svg:height="0.1358in" svg:x="-0.0004in" svg:y="0.0071in" svg:viewBox="0 0 1389 346" svg:d="M695 346c-233 0-464 0-695 0 0-116 0-230 0-346 463 0 926 0 1389 0 0 116 0 230 0 346-231 0-463 0-694 0z"><text:p/></draw:path><draw:path draw:style-name="gr3" draw:text-style-name="P6" svg:width="0.0756in" svg:height="0.1374in" svg:x="0in" svg:y="0.0067in" svg:viewBox="0 0 193 350" svg:d="M121 118c11 0 22 0 33 0 8 0 12 0 12-8 0-4-4-4-11-4-11 0-21 0-32 0 4-16 6-30 9-44 1-8 7-36 9-40 3-8 10-13 17-13 3 0 13 0 20 6-17 2-21 16-21 21 0 9 7 14 15 14 10 0 21-9 21-24 0-17-18-26-35-26-12 0-37 7-48 45-2 8-3 12-13 61-9 0-18 0-27 0-7 0-11 0-11 7 0 5 4 5 10 5 9 0 18 0 27 0-10 50-20 100-30 151-7 37-13 72-33 72-2 0-12 0-19-6 18-1 21-16 21-21 0-9-6-13-14-13-10 0-21 8-21 23 0 17 17 26 33 26 21 0 36-23 43-37 13-25 22-71 22-74 8-40 15-80 23-121z"><text:p/></draw:path><draw:path draw:style-name="gr3" draw:text-style-name="P6" svg:width="0.0346in" svg:height="0.1512in" svg:x="0.098in" svg:y="0in" svg:viewBox="0 0 89 385" svg:d="M89 381c0-1 0-1-6-8-49-49-61-122-61-180 0-67 14-135 63-182 4-5 4-5 4-7 0-3-1-4-3-4-5 0-40 26-62 76-20 42-24 85-24 117 0 29 4 76 25 120 23 47 56 72 61 72 2 0 3-1 3-4z"><text:p/></draw:path><draw:path draw:style-name="gr3" draw:text-style-name="P6" svg:width="0.0752in" svg:height="0.0685in" svg:x="0.1465in" svg:y="0.0453in" svg:viewBox="0 0 192 175" svg:d="M118 54c2-10 11-45 37-45 2 0 12 0 20 4-11 2-19 12-19 21 0 7 5 14 15 14 8 0 21-7 21-23 0-19-22-25-36-25-23 0-36 21-40 30-10-26-31-30-42-30-41 0-63 50-63 59 0 5 4 5 6 5s4-1 4-5c13-40 38-50 52-50 7 0 21 3 21 25 0 12-7 39-21 93-6 24-20 39-37 39-2 0-11 0-19-4 9-2 18-10 18-21s-9-13-14-13c-12 0-21 10-21 22 0 17 19 25 36 25 26 0 39-27 40-30 5 15 19 30 42 30 40 0 63-49 63-59 0-4-5-4-6-4-3 0-4 1-4 4-14 41-40 50-52 50-16 0-21-12-21-25 0-9 2-17 7-34 4-18 8-35 13-53z"><text:p/></draw:path><draw:path draw:style-name="gr3" draw:text-style-name="P6" svg:width="0.035in" svg:height="0.1512in" svg:x="0.2374in" svg:y="0in" svg:viewBox="0 0 90 385" svg:d="M90 193c0-30-4-76-26-120-23-48-56-73-60-73-3 0-4 2-4 4s0 2 8 9c37 38 59 99 59 180 0 65-14 133-61 181-6 6-6 6-6 7 0 2 1 4 4 4 4 0 39-26 61-76 20-41 25-84 25-116z"><text:p/></draw:path><draw:path draw:style-name="gr3" draw:text-style-name="P6" svg:width="0.1004in" svg:height="0.0354in" svg:x="0.3386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5in" svg:height="0.1in" svg:x="0.5039in" svg:y="0.013in" svg:viewBox="0 0 128 255" svg:d="M79 10c0-10 0-10-9-10-24 24-58 24-70 24 0 5 0 8 0 12 8 0 31 0 51-10 0 66 0 133 0 199 0 14-1 18-37 18-4 0-7 0-12 0 0 5 0 9 0 12 13-1 48-1 63-1s48 0 63 1c0-3 0-7 0-12-5 0-8 0-12 0-36 0-37-4-37-18 0-72 0-144 0-215z"><text:p/></draw:path></draw:g></text:span><text:span text:style-name="T8"><text:s/>אז </text:span><text:span text:style-name="T8"><draw:g text:anchor-type="as-char" svg:y="-0.1134in" draw:z-index="211" draw:name="Shape32" draw:style-name="gr1"><svg:title>TexMaths</svg:title><svg:desc>11§display§h(f(x)) = h(1) = 1 \bmod 2 = 1 = f(x)§svg§600§FALSE§</svg:desc><draw:path draw:style-name="gr2" draw:text-style-name="P5" svg:width="2.4654in" svg:height="0.1354in" svg:x="-0.0004in" svg:y="0.0071in" svg:viewBox="0 0 6263 345" svg:d="M0 0c2088 0 4175 0 6263 0 0 115 0 230 0 345-2088 0-4175 0-6263 0 0-115 0-230 0-345z"><text:p/></draw:path><draw:path draw:style-name="gr3" draw:text-style-name="P6" svg:width="0.0744in" svg:height="0.1059in" svg:x="0in" svg:y="0.0071in" svg:viewBox="0 0 190 270" svg:d="M90 3c-2-1 0-3-5-3-9 0-37 2-48 3-2 0-6 1-6 8 0 4 3 4 9 4 18 0 19 4 19 7 0 2-1 6-1 8-18 73-37 147-56 221-2 6-2 6-2 9 0 9 8 10 12 10 6 0 12-5 14-10 3-9 5-19 7-29 3-11 6-23 9-35 2-8 4-15 6-24 2-2 4-16 5-18 1-3 13-25 26-35 8-7 19-14 37-14 16 0 20 13 20 27 0 21-14 62-23 85-3 9-5 14-5 22 0 18 13 31 32 31 36 0 50-56 50-60 0-3-3-3-4-3-4 0-4 1-7 7-5 21-17 48-38 48-7 0-10-4-10-13 0-10 3-19 7-28 6-16 24-60 24-83 0-25-16-41-45-41-25 0-43 12-58 30 10-42 21-83 31-124z"><text:p/></draw:path><draw:path draw:style-name="gr3" draw:text-style-name="P6" svg:width="0.035in" svg:height="0.1508in" svg:x="0.0945in" svg:y="0in" svg:viewBox="0 0 90 384" svg:d="M90 380c0-1 0-1-6-8-49-48-61-121-61-179 0-67 14-135 62-183 5-4 5-4 5-7 0-2-2-3-4-3-3 0-39 26-62 75-20 43-24 86-24 118 0 28 4 76 25 119 25 47 58 72 61 72 2 0 4-1 4-4z"><text:p/></draw:path><draw:path draw:style-name="gr3" draw:text-style-name="P6" svg:width="0.0756in" svg:height="0.137in" svg:x="0.1469in" svg:y="0.0071in" svg:viewBox="0 0 193 349" svg:d="M121 118c11 0 22 0 33 0 8 0 12 0 12-9 0-3-4-3-11-3-11 0-21 0-32 0 4-16 6-30 9-44 1-9 7-36 9-41 3-7 10-13 19-13 1 0 11 0 18 7-17 2-21 15-21 21 0 9 7 14 15 14 10 0 21-9 21-24 0-17-18-26-33-26-14 0-39 7-50 45-2 8-3 12-13 61-9 0-18 0-27 0-7 0-12 0-12 6s5 6 11 6c9 0 18 0 27 0-10 50-20 100-30 151-7 37-13 72-33 72-2 0-12 0-19-7 18-1 21-15 21-21 0-9-6-14-14-14-10 0-21 9-21 24 0 17 17 26 33 26 21 0 36-22 43-37 13-25 22-71 22-74 8-40 15-81 23-120z"><text:p/></draw:path><draw:path draw:style-name="gr3" draw:text-style-name="P6" svg:width="0.0346in" svg:height="0.1508in" svg:x="0.2449in" svg:y="0in" svg:viewBox="0 0 89 384" svg:d="M89 380c0-1 0-1-6-8-49-48-61-121-61-179 0-67 14-135 63-183 4-4 4-4 4-7 0-2-1-3-3-3-5 0-39 26-62 75-20 43-24 86-24 118 0 28 4 76 25 119 23 47 56 72 61 72 2 0 3-1 3-4z"><text:p/></draw:path><draw:path draw:style-name="gr3" draw:text-style-name="P6" svg:width="0.0756in" svg:height="0.0681in" svg:x="0.2933in" svg:y="0.0453in" svg:viewBox="0 0 193 174" svg:d="M118 54c2-10 11-46 38-46 2 0 11 0 19 5-10 2-19 12-19 21 0 7 5 13 16 13 8 0 21-6 21-22 0-19-24-25-37-25-22 0-36 20-40 29-10-26-31-29-42-29-40 0-62 50-62 59 0 4 3 4 5 4 3 0 4-1 4-5 13-40 40-50 53-50 6 0 21 4 21 26 0 12-7 38-21 92-7 24-20 40-38 40-2 0-11 0-18-5 8-2 17-10 17-21 0-10-9-13-14-13-11 0-21 10-21 22 0 17 19 25 36 25 26 0 40-26 41-29 4 15 19 29 42 29 39 0 61-50 61-59 0-4-3-4-4-4-3 0-4 1-5 5-13 40-39 50-52 50-14 0-21-13-21-25 0-9 2-18 7-34 4-18 8-35 13-53z"><text:p/></draw:path><draw:path draw:style-name="gr3" draw:text-style-name="P6" svg:width="0.035in" svg:height="0.1508in" svg:x="0.3843in" svg:y="0in" svg:viewBox="0 0 90 384" svg:d="M90 193c0-30-4-77-25-120-23-48-56-73-61-73-2 0-4 1-4 3 0 3 0 3 8 10 38 38 60 99 60 180 0 65-14 132-62 181-6 5-6 5-6 6 0 3 2 4 4 4 5 0 39-26 62-75 20-43 24-85 24-116z"><text:p/></draw:path><draw:path draw:style-name="gr3" draw:text-style-name="P6" svg:width="0.035in" svg:height="0.1508in" svg:x="0.4437in" svg:y="0in" svg:viewBox="0 0 90 384" svg:d="M90 193c0-30-4-77-26-120-23-48-56-73-60-73-2 0-4 1-4 3 0 3 0 3 8 10 37 38 59 99 59 180 0 65-14 132-61 181-6 5-6 5-6 6 0 3 2 4 4 4 4 0 39-26 62-75 19-43 24-85 24-116z"><text:p/></draw:path><draw:path draw:style-name="gr3" draw:text-style-name="P6" svg:width="0.1008in" svg:height="0.035in" svg:x="0.5449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74in" svg:height="0.1059in" svg:x="0.7055in" svg:y="0.0071in" svg:viewBox="0 0 189 270" svg:d="M89 3c-1-1 0-3-4-3-10 0-38 2-48 3-3 0-7 1-7 8 0 4 3 4 9 4 18 0 19 4 19 7 0 2-1 6-1 8-18 73-37 147-56 221-1 6-1 6-1 9 0 9 8 10 11 10 6 0 12-5 14-10 3-9 5-19 7-29 3-11 5-23 9-35 2-8 4-15 6-24 1-2 5-16 5-18 1-3 13-25 26-35 9-7 21-14 38-14 16 0 20 13 20 27 0 21-15 62-24 85-3 9-5 14-5 22 0 18 14 31 32 31 36 0 50-56 50-60 0-3-3-3-4-3-5 0-5 1-6 7-6 21-18 48-39 48-7 0-10-4-10-13 0-10 4-19 8-28 5-16 23-60 23-83 0-25-16-41-44-41-25 0-43 12-58 30 10-42 20-83 30-124z"><text:p/></draw:path><draw:path draw:style-name="gr3" draw:text-style-name="P6" svg:width="0.0346in" svg:height="0.1508in" svg:x="0.8in" svg:y="0in" svg:viewBox="0 0 89 384" svg:d="M89 380c0-1 0-1-6-8-49-48-61-121-61-179 0-67 14-135 62-183 5-4 5-4 5-7 0-2-1-3-3-3-5 0-40 26-62 75-20 43-24 86-24 118 0 28 3 76 25 119 23 47 56 72 61 72 2 0 3-1 3-4z"><text:p/></draw:path><draw:path draw:style-name="gr3" draw:text-style-name="P6" svg:width="0.05in" svg:height="0.1008in" svg:x="0.8575in" svg:y="0.0126in" svg:viewBox="0 0 128 257" svg:d="M79 10c0-9 0-10-9-10-24 25-58 25-70 25 0 5 0 8 0 12 8 0 30 0 51-9 0 66 0 132 0 198 0 13-1 18-37 18-4 0-7 0-12 0 0 5 0 9 0 13 13-3 48-3 63-3s48 0 63 3c0-4 0-8 0-13-5 0-9 0-14 0-34 0-35-4-35-18 0-72 0-145 0-216z"><text:p/></draw:path><draw:path draw:style-name="gr3" draw:text-style-name="P6" svg:width="0.035in" svg:height="0.1508in" svg:x="0.9287in" svg:y="0in" svg:viewBox="0 0 90 384" svg:d="M90 193c0-30-4-77-26-120-23-48-56-73-60-73-2 0-4 1-4 3 0 3 0 3 8 10 37 38 59 99 59 180 0 65-14 132-61 181-6 5-6 5-6 6 0 3 2 4 4 4 4 0 39-26 62-75 19-43 24-85 24-116z"><text:p/></draw:path><draw:path draw:style-name="gr3" draw:text-style-name="P6" svg:width="0.1008in" svg:height="0.035in" svg:x="1.0299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496in" svg:height="0.1008in" svg:x="1.1961in" svg:y="0.0126in" svg:viewBox="0 0 127 257" svg:d="M79 10c0-9 0-10-10-10-23 25-57 25-69 25 0 5 0 8 0 12 8 0 30 0 51-9 0 66 0 132 0 198 0 13-1 18-37 18-4 0-7 0-12 0 0 5 0 9 0 13 13-3 48-3 63-3s48 0 62 3c0-4 0-8 0-13-5 0-8 0-13 0-34 0-35-4-35-18 0-72 0-145 0-216z"><text:p/></draw:path><draw:path draw:style-name="gr3" draw:text-style-name="P6" svg:width="0.1181in" svg:height="0.0669in" svg:x="1.3051in" svg:y="0.0453in" svg:viewBox="0 0 301 171" svg:d="M30 37c0 35 0 69 0 104 0 18-5 18-30 18 0 3 0 7 0 12 13-1 33-3 44-3 10 0 30 2 43 3 0-5 0-9 0-12-26 0-31 0-31-18 0-24 0-49 0-72 0-39 28-61 53-61 24 0 29 21 29 43 0 29 0 59 0 90 0 18-5 18-31 18 0 3 0 7 0 12 14-1 34-3 44-3s31 2 44 3c0-5 0-9 0-12-27 0-31 0-31-18 0-24 0-49 0-72 0-39 27-61 53-61 24 0 28 21 28 43 0 29 0 59 0 90 0 18-4 18-30 18 0 3 0 7 0 12 13-1 33-3 44-3 9 0 29 2 42 3 0-5 0-9 0-12-19 0-29 0-29-13 0-25 0-49 0-73 0-33 0-45-12-59-6-6-19-14-41-14-32 0-50 23-56 37-6-33-34-37-52-37-27 0-46 17-57 41 0-13 0-28 0-41-18 1-36 3-54 4 0 5 0 8 0 13 26 0 30 2 30 20z"><text:p/></draw:path><draw:path draw:style-name="gr3" draw:text-style-name="P6" svg:width="0.0673in" svg:height="0.0689in" svg:x="1.4311in" svg:y="0.0453in" svg:viewBox="0 0 172 176" svg:d="M172 90c0-49-39-90-86-90-49 0-86 42-86 90 0 50 41 86 86 86 46 0 86-37 86-86zM86 167c-17 0-33-8-44-26-10-17-10-41-10-54 0-15 0-36 10-53s28-26 44-26 33 9 44 25c10 17 10 39 10 54 0 13 0 34-9 52-9 16-25 28-45 28z"><text:p/></draw:path><draw:path draw:style-name="gr3" draw:text-style-name="P6" svg:width="0.0744in" svg:height="0.1059in" svg:x="1.5126in" svg:y="0.0071in" svg:viewBox="0 0 190 270" svg:d="M133 244c0 9 0 18 0 26 19-1 39-2 57-4 0-3 0-7 0-12-27 0-29-3-29-22 0-77 0-155 0-232-19 1-38 2-56 3 0 5 0 8 0 12 27 0 29 4 29 22 0 28 0 55 0 83-11-13-27-23-48-23-45 0-86 37-86 87 0 48 37 86 81 86 26 0 43-13 52-26zM133 142c0 26 0 52 0 78 0 8 0 8-3 15-12 18-30 27-46 27-18 0-31-10-41-25-10-16-11-38-11-52s1-37 12-55c8-12 23-25 44-25 13 0 30 6 42 23 3 6 3 7 3 14z"><text:p/></draw:path><draw:path draw:style-name="gr3" draw:text-style-name="P6" svg:width="0.0602in" svg:height="0.1008in" svg:x="1.6417in" svg:y="0.0126in" svg:viewBox="0 0 154 257" svg:d="M30 227c14-13 27-27 42-40 59-53 82-74 82-112 0-44-34-75-81-75-44 0-73 36-73 70 0 21 20 21 21 21 7 0 20-4 20-19 0-10-7-20-20-20-3 0-4 0-6 0 9-26 30-40 52-40 35 0 52 32 52 63s-19 62-40 86c-25 27-49 54-75 81-4 4-4 5-4 15 48 0 96 0 144 0 3-22 7-45 10-67-3 0-5 0-9 0-2 10-5 27-9 34-3 3-28 3-36 3-23 0-47 0-70 0z"><text:p/></draw:path><draw:path draw:style-name="gr3" draw:text-style-name="P6" svg:width="0.1004in" svg:height="0.035in" svg:x="1.761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5in" svg:height="0.1008in" svg:x="1.9264in" svg:y="0.0126in" svg:viewBox="0 0 128 257" svg:d="M79 10c0-9 0-10-9-10-24 25-58 25-70 25 0 5 0 8 0 12 8 0 31 0 51-9 0 66 0 132 0 198 0 13-1 18-36 18-4 0-8 0-13 0 0 5 0 9 0 13 15-3 48-3 63-3s49 0 63 3c0-4 0-8 0-13-5 0-8 0-12 0-36 0-37-4-37-18 0-72 0-145 0-216z"><text:p/></draw:path><draw:path draw:style-name="gr3" draw:text-style-name="P6" svg:width="0.1008in" svg:height="0.035in" svg:x="2.0402in" svg:y="0.0571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6" svg:width="0.0756in" svg:height="0.137in" svg:x="2.2004in" svg:y="0.0071in" svg:viewBox="0 0 193 349" svg:d="M121 118c11 0 22 0 33 0 8 0 12 0 12-9 0-3-4-3-11-3-11 0-21 0-32 0 4-16 6-30 9-44 1-9 7-36 9-41 3-7 10-13 19-13 1 0 11 0 18 7-17 2-21 15-21 21 0 9 7 14 15 14 10 0 21-9 21-24 0-17-18-26-33-26-14 0-39 7-50 45-2 8-3 12-13 61-9 0-18 0-27 0-7 0-12 0-12 6s5 6 11 6c9 0 18 0 27 0-10 50-20 100-30 151-7 37-13 72-33 72-2 0-12 0-19-7 18-1 21-15 21-21 0-9-6-14-14-14-10 0-21 9-21 24 0 17 17 26 33 26 21 0 36-22 43-37 13-25 22-71 22-74 8-40 15-81 23-120z"><text:p/></draw:path><draw:path draw:style-name="gr3" draw:text-style-name="P6" svg:width="0.0346in" svg:height="0.1508in" svg:x="2.298in" svg:y="0in" svg:viewBox="0 0 89 384" svg:d="M89 380c0-1 0-1-6-8-49-48-61-121-61-179 0-67 14-135 63-183 4-4 4-4 4-7 0-2-1-3-3-3-5 0-39 26-62 75-20 43-24 86-24 118 0 28 4 76 25 119 23 47 56 72 61 72 2 0 3-1 3-4z"><text:p/></draw:path><draw:path draw:style-name="gr3" draw:text-style-name="P6" svg:width="0.0756in" svg:height="0.0681in" svg:x="2.3469in" svg:y="0.0453in" svg:viewBox="0 0 193 174" svg:d="M118 54c2-10 11-46 38-46 2 0 11 0 19 5-10 2-19 12-19 21 0 7 5 13 16 13 8 0 21-6 21-22 0-19-24-25-37-25-22 0-36 20-40 29-10-26-31-29-42-29-40 0-62 50-62 59 0 4 3 4 5 4 3 0 4-1 4-5 13-40 40-50 53-50 6 0 21 4 21 26 0 12-7 38-21 92-7 24-20 40-38 40-2 0-11 0-18-5 8-2 17-10 17-21 0-10-9-13-14-13-11 0-21 10-21 22 0 17 19 25 36 25 26 0 40-26 41-29 4 15 19 29 42 29 39 0 61-50 61-59 0-4-3-4-4-4-3 0-4 1-5 5-13 40-39 50-52 50-14 0-21-13-21-25 0-9 2-18 7-34 4-18 8-35 13-53z"><text:p/></draw:path><draw:path draw:style-name="gr3" draw:text-style-name="P6" svg:width="0.035in" svg:height="0.1508in" svg:x="2.4378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8"><text:s/>כדרוש. </text:span></text:p>
            </text:list-item>
            <text:list-item>
              <text:p text:style-name="P12">אם <text:span text:style-name="T8"><draw:g text:anchor-type="as-char" svg:y="-0.1134in" draw:z-index="209" draw:name="Shape33" draw:style-name="gr1"><svg:title>TexMaths</svg:title><svg:desc>11§display§f(x) \neq 0, 1§svg§600§FALSE§</svg:desc><draw:path draw:style-name="gr2" draw:text-style-name="P5" svg:width="0.6898in" svg:height="0.1358in" svg:x="-0.0004in" svg:y="0.0071in" svg:viewBox="0 0 1753 346" svg:d="M878 346c-293 0-585 0-878 0 0-116 0-230 0-346 584 0 1169 0 1753 0 0 116 0 230 0 346-292 0-584 0-875 0z"><text:p/></draw:path><draw:path draw:style-name="gr3" draw:text-style-name="P6" svg:width="0.0752in" svg:height="0.1374in" svg:x="0in" svg:y="0.0067in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2 0-19-6 18-1 21-16 21-21 0-9-6-13-14-13-10 0-21 8-21 23 0 17 16 26 33 26 21 0 36-23 43-37 13-25 22-71 22-74 8-40 15-80 23-121z"><text:p/></draw:path><draw:path draw:style-name="gr3" draw:text-style-name="P6" svg:width="0.0346in" svg:height="0.1512in" svg:x="0.098in" svg:y="0in" svg:viewBox="0 0 89 385" svg:d="M89 381c0-1 0-1-7-8-48-49-60-122-60-179 0-68 14-136 63-183 4-5 4-5 4-7 0-3-1-4-3-4-5 0-39 26-62 76-20 42-24 85-24 118 0 28 4 75 25 119 23 47 56 72 61 72 2 0 3-1 3-4z"><text:p/></draw:path><draw:path draw:style-name="gr3" draw:text-style-name="P6" svg:width="0.0752in" svg:height="0.0685in" svg:x="0.1465in" svg:y="0.0453in" svg:viewBox="0 0 192 175" svg:d="M118 54c2-10 11-45 38-45 1 0 11 0 19 4-11 2-19 12-19 21 0 7 5 14 16 14 7 0 20-7 20-23 0-19-23-25-36-25-22 0-36 21-41 30-9-26-30-30-41-30-40 0-62 50-62 59 0 5 3 5 4 5 4 0 5-1 5-5 13-40 38-50 52-50 7 0 20 3 20 25 0 12-6 39-20 93-6 24-19 39-37 39-2 0-11 0-20-4 10-2 19-10 19-21s-9-13-14-13c-12 0-21 10-21 22 0 17 19 25 36 25 26 0 40-27 41-30 4 15 18 30 41 30 40 0 62-49 62-59 0-4-3-4-5-4-3 0-3 1-5 4-13 41-39 50-51 50-15 0-21-12-21-25 0-9 2-17 6-34 5-18 9-35 14-53z"><text:p/></draw:path><draw:path draw:style-name="gr3" draw:text-style-name="P6" svg:width="0.035in" svg:height="0.1512in" svg:x="0.2374in" svg:y="0in" svg:viewBox="0 0 90 385" svg:d="M90 194c0-31-4-77-25-121-24-48-57-73-61-73-2 0-4 2-4 4s0 2 8 9c37 38 59 99 59 181 0 64-14 132-62 180-5 6-5 6-5 7 0 2 2 4 4 4 4 0 39-26 62-76 19-41 24-84 24-115z"><text:p/></draw:path><draw:path draw:style-name="gr3" draw:text-style-name="P6" svg:width="0.0752in" svg:height="0.1409in" svg:x="0.3508in" svg:y="0.0043in" svg:viewBox="0 0 192 359" svg:d="M190 15c2-5 2-6 2-7 0-2-2-8-7-8s-6 2-8 8c-58 112-115 223-174 336-3 5-3 6-3 7 0 4 3 8 8 8 4 0 5-2 8-8 59-112 116-223 174-336z"><text:p/></draw:path><draw:path draw:style-name="gr3" draw:text-style-name="P6" svg:width="0.1008in" svg:height="0.0354in" svg:x="0.3386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638in" svg:height="0.1035in" svg:x="0.4961in" svg:y="0.013in" svg:viewBox="0 0 163 264" svg:d="M163 133c0-31-2-61-17-90-17-37-48-43-65-43-23 0-51 10-67 45-13 28-14 57-14 88 0 29 1 64 16 92 18 32 46 39 64 39 21 0 51-7 68-45 13-25 15-55 15-86zM80 255c-14 0-37-9-44-46-4-22-4-58-4-80 0-26 0-51 3-72 7-45 36-49 45-49 13 0 39 7 46 45 4 22 4 52 4 76 0 28 0 55-4 79-6 36-28 47-46 47z"><text:p/></draw:path><draw:path draw:style-name="gr3" draw:text-style-name="P6" svg:width="0.0173in" svg:height="0.0453in" svg:x="0.5795in" svg:y="0.0972in" svg:viewBox="0 0 45 116" svg:d="M45 41c0-26-10-41-25-41-12 0-20 10-20 21 0 10 8 20 20 20 5 0 10-1 14-5 1-1 1-1 1-1 1 0 1 0 1 6 0 28-13 51-26 64-5 4-5 5-5 6 0 2 3 5 5 5 4 0 35-30 35-75z"><text:p/></draw:path><draw:path draw:style-name="gr3" draw:text-style-name="P6" svg:width="0.05in" svg:height="0.1in" svg:x="0.6472in" svg:y="0.013in" svg:viewBox="0 0 128 255" svg:d="M79 10c0-10 0-10-9-10-24 24-58 24-70 24 0 5 0 8 0 12 8 0 31 0 51-10 0 66 0 133 0 199 0 14-2 18-37 18-4 0-7 0-12 0 0 5 0 9 0 12 13-1 47-1 63-1 15 0 48 0 63 1 0-3 0-7 0-12-5 0-8 0-13 0-35 0-36-4-36-18 0-72 0-144 0-215z"><text:p/></draw:path></draw:g></text:span><text:span text:style-name="T8"><text:s/>אז </text:span><text:span text:style-name="T8"><draw:g text:anchor-type="as-char" svg:y="-0.1134in" draw:z-index="208" draw:name="Shape34" draw:style-name="gr1"><svg:title>TexMaths</svg:title><svg:desc>11§display§f(x) \not\in \range(f)§svg§600§FALSE§</svg:desc><draw:path draw:style-name="gr2" draw:text-style-name="P5" svg:width="1.0236in" svg:height="0.1358in" svg:x="-0.0004in" svg:y="0.0071in" svg:viewBox="0 0 2601 346" svg:d="M1301 346c-434 0-868 0-1301 0 0-116 0-230 0-346 867 0 1735 0 2601 0 0 116 0 230 0 346-433 0-866 0-1300 0z"><text:p/></draw:path><draw:path draw:style-name="gr3" draw:text-style-name="P6" svg:width="0.0752in" svg:height="0.1374in" svg:x="0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0346in" svg:height="0.1512in" svg:x="0.098in" svg:y="0in" svg:viewBox="0 0 89 385" svg:d="M89 381c0-1 0-1-7-8-48-49-60-122-60-180 0-67 15-135 63-182 4-5 4-5 4-7 0-3-1-4-3-4-5 0-39 26-62 76-20 42-24 85-24 117 0 29 4 76 25 120 23 47 56 72 61 72 2 0 3-1 3-4z"><text:p/></draw:path><draw:path draw:style-name="gr3" draw:text-style-name="P6" svg:width="0.0752in" svg:height="0.0685in" svg:x="0.1465in" svg:y="0.0453in" svg:viewBox="0 0 192 175" svg:d="M118 54c2-10 11-45 38-45 2 0 11 0 19 4-10 2-18 12-18 21 0 7 4 14 15 14 8 0 20-7 20-23 0-19-23-25-36-25-22 0-36 21-41 30-9-26-29-30-41-30-40 0-62 50-62 59 0 5 3 5 4 5 4 0 5-1 6-5 12-40 38-50 52-50 6 0 21 3 21 25 0 12-7 39-21 93-7 24-20 39-38 39-2 0-11 0-18-4 8-2 17-10 17-21s-9-13-14-13c-11 0-21 10-21 22 0 17 19 25 36 25 26 0 40-27 41-30 4 15 19 30 42 30 39 0 61-49 61-59 0-4-3-4-4-4-3 0-4 1-6 4-12 41-38 50-51 50-15 0-21-12-21-25 0-9 2-17 6-34 5-18 9-35 14-53z"><text:p/></draw:path><draw:path draw:style-name="gr3" draw:text-style-name="P6" svg:width="0.0346in" svg:height="0.1512in" svg:x="0.2378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0752in" svg:height="0.1409in" svg:x="0.3516in" svg:y="0.0043in" svg:viewBox="0 0 192 359" svg:d="M189 15c3-5 3-6 3-7 0-2-2-8-7-8s-6 2-9 8c-58 112-116 223-174 336-2 5-2 6-2 7 0 4 2 8 8 8 4 0 5-2 7-8 59-112 116-223 174-336z"><text:p/></draw:path><draw:path draw:style-name="gr3" draw:text-style-name="P6" svg:width="0.076in" svg:height="0.087in" svg:x="0.3429in" svg:y="0.0307in" svg:viewBox="0 0 194 222" svg:d="M179 120c7 0 15-1 15-9 0-9-8-8-15-8-55 0-109 0-164 0 5-50 50-88 104-88 20 0 40 0 60 0 7 0 15 0 15-7 0-8-8-8-15-8-20 0-40 0-60 0-66 0-119 48-119 111 0 62 53 111 119 111 20 0 40 0 60 0 7 0 15 0 15-7s-8-7-15-7c-20 0-40 0-60 0-54 0-99-37-104-88 55 0 109 0 164 0z"><text:p/></draw:path><draw:path draw:style-name="gr3" draw:text-style-name="P6" svg:width="0.0508in" svg:height="0.0669in" svg:x="0.4783in" svg:y="0.0453in" svg:viewBox="0 0 130 171" svg:d="M54 43c0-14 0-29 0-43-18 1-36 3-54 4 0 5 0 8 0 13 27 0 31 2 31 22 0 34 0 68 0 103 0 17-5 17-31 17 0 3 0 7 0 12 15 0 34-1 44-1 15 0 34 0 49 1 0-5 0-9 0-12-2 0-5 0-7 0-29 0-30-5-30-18 0-20 0-40 0-60 0-38 17-72 45-72 3 0 3 0 5 0-2 1-9 5-9 15 0 11 9 17 16 17 8 0 17-5 17-17 0-13-11-24-29-24-27 0-42 26-47 43z"><text:p/></draw:path><draw:path draw:style-name="gr3" draw:text-style-name="P6" svg:width="0.0681in" svg:height="0.0693in" svg:x="0.5398in" svg:y="0.0453in" svg:viewBox="0 0 174 177" svg:d="M112 144c2 16 12 31 31 31 8 0 31-5 31-36 0-8 0-16 0-22-4 0-6 0-9 0 0 6 0 14 0 22 0 22-10 24-14 24-14 0-15-17-15-19 0-26 0-52 0-77 0-16 0-32-14-46s-34-21-53-21c-32 0-58 19-58 44 0 11 8 18 18 18 11 0 17-8 17-18 0-4-1-18-20-18 11-13 30-17 42-17 20 0 42 14 42 49 0 5 0 10 0 15-20 1-47 2-72 13-28 13-38 33-38 51 0 30 37 40 62 40s42-15 50-33zM110 80c0 12 0 26 0 39 0 36-29 49-45 49-20 0-35-13-35-33s16-52 80-55z"><text:p/></draw:path><draw:path draw:style-name="gr3" draw:text-style-name="P6" svg:width="0.0764in" svg:height="0.0669in" svg:x="0.6142in" svg:y="0.0453in" svg:viewBox="0 0 195 171" svg:d="M30 39c0 34 0 68 0 103 0 17-4 17-30 17 0 3 0 7 0 12 13 0 33-1 44-1 10 0 30 1 43 1 0-5 0-9 0-12-25 0-30 0-30-17 0-24 0-48 0-72 0-39 28-61 52-61s28 21 28 43c0 29 0 59 0 90 0 17-4 17-29 17 0 3 0 7 0 12 13 0 33-1 43-1 11 0 30 1 44 1 0-5 0-9 0-12-21 0-30 0-31-11 0-26 0-50 0-74 0-33 0-45-12-60-5-6-18-14-40-14-28 0-47 17-57 41 0-13 0-28 0-41-19 1-36 3-55 4 0 5 0 8 0 13 27 0 30 2 30 22z"><text:p/></draw:path><draw:path draw:style-name="gr3" draw:text-style-name="P6" svg:width="0.0689in" svg:height="0.0992in" svg:x="0.698in" svg:y="0.0449in" svg:viewBox="0 0 176 253" svg:d="M75 109c-34 0-34-39-34-47 0-11 1-23 6-33 4-5 12-16 28-16 34 0 34 39 34 48 0 11-1 23-7 33-3 4-12 15-27 15zM30 124c0-2 0-11 6-18 16 11 31 12 39 12 36 0 62-27 62-56 0-15-6-29-16-38 14-13 29-15 35-15 1 0 3 0 5 0-5 2-7 6-7 11 0 6 5 11 11 11 4 0 11-2 11-11 0-7-4-20-20-20-8 0-24 2-41 19-16-13-31-15-40-15-37 0-63 27-63 57 0 17 9 31 19 39-6 7-12 19-12 33 0 11 4 27 16 34-23 7-35 23-35 39 0 26 38 47 85 47 46 0 85-20 85-48 0-13-4-33-24-44-21-11-43-11-67-11-10 0-26 0-28 0-13-1-21-13-21-26zM86 244c-40 0-66-19-66-38 0-18 14-32 32-33 7 0 15 0 23 0 33 0 76 0 76 33 0 20-28 38-65 38z"><text:p/></draw:path><draw:path draw:style-name="gr3" draw:text-style-name="P6" svg:width="0.0587in" svg:height="0.0693in" svg:x="0.774in" svg:y="0.0453in" svg:viewBox="0 0 150 177" svg:d="M33 76c2-57 35-67 48-67 40 0 43 52 43 67-31 0-60 0-91 0zM33 84c36 0 71 0 108 0 7 0 9 0 9-8 0-39-21-76-69-76-45 0-81 40-81 88 0 52 41 89 86 89 47 0 64-43 64-50 0-4-3-5-5-5-3 0-4 2-5 6-14 39-49 39-52 39-20 0-35-11-44-25-11-19-11-44-11-58z"><text:p/></draw:path><draw:path draw:style-name="gr3" draw:text-style-name="P6" svg:width="0.0346in" svg:height="0.1512in" svg:x="0.8528in" svg:y="0in" svg:viewBox="0 0 89 385" svg:d="M89 381c0-1 0-1-7-8-48-49-60-122-60-180 0-67 14-135 63-182 4-5 4-5 4-7 0-3-1-4-3-4-5 0-40 26-62 76-20 42-24 85-24 117 0 29 3 76 25 120 23 47 56 72 61 72 2 0 3-1 3-4z"><text:p/></draw:path><draw:path draw:style-name="gr3" draw:text-style-name="P6" svg:width="0.0752in" svg:height="0.1374in" svg:x="0.9047in" svg:y="0.0067in" svg:viewBox="0 0 192 350" svg:d="M121 118c11 0 23 0 34 0 8 0 11 0 11-8 0-4-3-4-10-4-11 0-22 0-33 0 3-16 6-30 9-44 1-8 7-36 9-40 3-8 10-13 18-13 2 0 11 0 19 6-16 2-21 16-21 21 0 9 7 14 15 14 9 0 20-9 20-24 0-17-17-26-33-26-13 0-37 7-49 45-2 8-3 12-12 61-9 0-19 0-28 0-6 0-11 0-11 7 0 5 4 5 11 5 9 0 17 0 26 0-10 50-20 100-30 151-7 37-13 72-33 72-2 0-11 0-19-6 18-1 21-16 21-21 0-9-6-13-14-13-10 0-21 8-21 23 0 17 16 26 33 26 21 0 36-23 44-37 12-25 21-71 21-74 8-40 15-80 23-121z"><text:p/></draw:path><draw:path draw:style-name="gr3" draw:text-style-name="P6" svg:width="0.035in" svg:height="0.1512in" svg:x="0.9961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8"><text:s/>וזו </text:span><text:span text:style-name="T12">סתירה</text:span><text:span text:style-name="T8">. </text:span></text:p>
            </text:list-item>
          </text:list>
          <text:p text:style-name="P12">סה"כ <text:span text:style-name="T8"><draw:g text:anchor-type="as-char" svg:y="-0.1075in" draw:z-index="207" draw:name="Shape35" draw:style-name="gr1"><svg:title>TexMaths</svg:title><svg:desc>11§display§f = h \circ f§svg§600§FALSE§</svg:desc><draw:path draw:style-name="gr2" draw:text-style-name="P5" svg:width="0.5929in" svg:height="0.1217in" svg:x="-0.0004in" svg:y="0.0075in" svg:viewBox="0 0 1507 310" svg:d="M0 0c502 0 1005 0 1507 0 0 103 0 207 0 310-502 0-1005 0-1507 0 0-103 0-207 0-310z"><text:p/></draw:path><draw:path draw:style-name="gr3" draw:text-style-name="P6" svg:width="0.0756in" svg:height="0.1374in" svg:x="0in" svg:y="0in" svg:viewBox="0 0 193 350" svg:d="M121 118c11 0 22 0 33 0 8 0 12 0 12-8 0-4-4-4-11-4-11 0-21 0-32 0 2-16 6-30 8-44 2-8 8-36 10-40 3-8 10-13 17-13 3 0 13 0 20 6-17 1-21 16-21 21 0 9 7 13 15 13 10 0 21-7 21-23 0-17-18-26-35-26-13 0-37 7-48 45-2 8-3 12-13 61-9 0-18 0-27 0-7 0-12 0-12 7 0 5 5 5 11 5 9 0 17 0 26 0-10 50-19 100-29 150-7 38-13 73-34 73-1 0-11 0-18-7 18-1 21-15 21-21 0-8-6-13-14-13-10 0-21 8-21 23 0 18 17 27 32 27 22 0 37-23 44-38 12-24 21-71 22-73 8-41 15-81 23-121z"><text:p/></draw:path><draw:path draw:style-name="gr3" draw:text-style-name="P6" svg:width="0.1012in" svg:height="0.0354in" svg:x="0.1335in" svg:y="0.052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6" svg:width="0.0744in" svg:height="0.1063in" svg:x="0.2937in" svg:y="0.002in" svg:viewBox="0 0 190 271" svg:d="M90 4c0-1 0-4-5-4-9 0-37 3-48 3-2 1-6 1-6 8 0 6 3 6 9 6 18 0 19 2 19 6 0 2-1 6-1 8-18 73-37 146-56 220-2 5-2 6-2 9 0 8 8 11 12 11 6 0 12-5 14-10 3-10 5-20 7-30 3-11 6-22 9-34 2-9 4-18 6-25 2-3 4-15 5-18s13-24 26-35c8-6 20-13 37-13 16 0 20 13 20 26 0 21-14 63-23 86-3 9-5 13-5 21 0 18 13 32 32 32 36 0 50-57 50-60s-3-3-4-3c-4 0-4 1-7 7-5 19-17 47-38 47-7 0-10-3-10-12 0-10 3-19 7-28 6-16 24-61 24-83 0-26-16-42-45-42-25 0-43 12-58 30 10-41 21-82 31-123z"><text:p/></draw:path><draw:path draw:style-name="gr3" draw:text-style-name="P6" svg:width="0.0587in" svg:height="0.0591in" svg:x="0.4154in" svg:y="0.0402in" svg:viewBox="0 0 150 151" svg:d="M150 76c0-42-34-76-75-76-42 0-75 35-75 76s33 75 75 75c41 0 75-34 75-75zM75 134c-33 0-60-26-60-58 0-33 27-59 60-59 32 0 59 25 59 59 0 33-27 58-59 58z"><text:p/></draw:path><draw:path draw:style-name="gr3" draw:text-style-name="P6" svg:width="0.0756in" svg:height="0.1374in" svg:x="0.5248in" svg:y="0in" svg:viewBox="0 0 193 350" svg:d="M121 118c11 0 22 0 33 0 8 0 12 0 12-8 0-4-4-4-11-4-11 0-21 0-32 0 4-16 6-30 9-44 1-8 7-36 9-40 3-8 10-13 17-13 3 0 13 0 20 6-17 1-21 16-21 21 0 9 7 13 15 13 10 0 21-7 21-23 0-17-18-26-35-26-12 0-37 7-48 45-2 8-3 12-13 61-9 0-18 0-27 0-7 0-12 0-12 7 0 5 5 5 11 5 9 0 17 0 26 0-10 50-19 100-29 150-7 38-13 73-33 73-2 0-12 0-19-7 18-1 21-15 21-21 0-8-6-13-14-13-10 0-21 8-21 23 0 18 17 27 33 27 21 0 36-23 43-38 13-24 22-71 22-73 8-41 15-81 23-121z"><text:p/></draw:path></draw:g></text:span><text:span text:style-name="T8"><text:s/>כדרוש. </text:span></text:p>
        </text:list-header>
      </text:list>
      <text:p text:style-name="P11">עתה, ניגש להוכחה עצמה: </text:p>
      <text:list text:style-name="L3">
        <text:list-item>
          <text:p text:style-name="P13"><text:soft-page-break/><text:span text:style-name="T8">קיום: תהי פונקציה </text:span><text:span text:style-name="T8"><draw:g text:anchor-type="as-char" svg:y="-0.1075in" draw:z-index="222" draw:name="Shape36" draw:style-name="gr1"><svg:title>TexMaths</svg:title><svg:desc>11§display§f \colon \N \to \N§svg§600§FALSE§</svg:desc><draw:path draw:style-name="gr2" draw:text-style-name="P5" svg:width="0.637in" svg:height="0.1217in" svg:x="-0.0004in" svg:y="0.0075in" svg:viewBox="0 0 1619 310" svg:d="M0 0c540 0 1080 0 1619 0 0 103 0 207 0 310-539 0-1079 0-1619 0 0-103 0-207 0-310z"><text:p/></draw:path><draw:path draw:style-name="gr3" draw:text-style-name="P6" svg:width="0.0752in" svg:height="0.1374in" svg:x="0in" svg:y="0in" svg:viewBox="0 0 192 350" svg:d="M121 118c11 0 22 0 33 0 8 0 12 0 12-8 0-4-4-4-11-4-11 0-21 0-32 0 2-16 6-30 8-44 2-8 8-36 10-40 3-8 10-13 17-13 3 0 12 0 20 6-17 2-21 16-21 21 0 9 7 13 15 13 9 0 20-7 20-23 0-17-17-26-34-26-13 0-37 7-48 45-2 8-3 12-13 61-9 0-18 0-27 0-7 0-12 0-12 7 0 5 5 5 11 5 9 0 17 0 26 0-10 50-19 100-29 150-7 38-13 73-34 73-1 0-11 0-18-7 18-1 21-15 21-21 0-8-6-13-14-13-10 0-21 8-21 23 0 18 16 27 32 27 22 0 37-23 44-38 12-24 21-71 22-73 8-41 15-81 23-121z"><text:p/></draw:path><draw:path draw:style-name="gr3" draw:text-style-name="P6" svg:width="0.0157in" svg:height="0.065in" svg:x="0.1126in" svg:y="0.0429in" svg:viewBox="0 0 41 166" svg:d="M41 21c0-12-9-21-20-21-12 0-21 9-21 21 0 11 9 20 21 20 11 0 20-9 20-20zM41 146c0-12-9-21-20-21-12 0-21 9-21 21 0 11 9 20 21 20 11 0 20-9 20-20z"><text:p/></draw:path><draw:path draw:style-name="gr3" draw:text-style-name="P6" svg:width="0.1028in" svg:height="0.1063in" svg:x="0.1961in" svg:y="0.0028in" svg:viewBox="0 0 262 271" svg:d="M34 35c0 63 0 126 0 187 0 20-3 28-23 28-4 0-11 0-11 6 0 7 7 7 13 7 20 0 41 0 61 0 6 0 12 0 12-7 0-6-6-6-11-6-22 0-24-9-24-29 0-58 0-118 0-176 55 74 111 146 166 220 3 4 5 6 8 6 7 0 7-7 7-14 0-72 0-144 0-216 0-21 3-27 21-28 2 0 9 0 9-6 0-7-6-7-14-7-18 0-37 0-56 0-6 0-13 0-13 7 0 6 7 6 11 6 22 1 25 9 25 29 0 39 0 80 0 121-38-53-78-105-116-158-4-5-6-5-14-5-22 0-45 0-67 0-7 0-14 0-14 7 0 6 7 6 9 6 10 1 18 8 21 12 0 4 0 5 0 10zM218 243c-56-73-111-146-167-220-5-5-5-5-9-10 15 0 31 0 46 0 43 58 87 117 130 175 0 19 0 37 0 55z"><text:p/></draw:path><draw:path draw:style-name="gr3" draw:text-style-name="P6" svg:width="0.1346in" svg:height="0.0783in" svg:x="0.3524in" svg:y="0.0291in" svg:viewBox="0 0 343 200" svg:d="M301 109c-22 15-32 32-35 36-18 27-21 50-21 51 0 4 6 4 8 4 6 0 8-1 9-7 8-37 32-70 76-87 4-1 5-3 5-5 0-3-2-4-3-4-17-7-64-27-78-91-1-5-3-6-9-6-2 0-8 0-8 4 0 2 5 26 20 51 8 12 19 25 36 37-95 0-191 0-287 0-7 0-14 0-14 9 0 8 7 8 14 8 96 0 192 0 287 0z"><text:p/></draw:path><draw:path draw:style-name="gr3" draw:text-style-name="P6" svg:width="0.1028in" svg:height="0.1063in" svg:x="0.5421in" svg:y="0.0028in" svg:viewBox="0 0 262 271" svg:d="M34 35c0 63 0 126 0 187 0 20-3 28-23 28-4 0-11 0-11 6 0 7 7 7 13 7 20 0 41 0 61 0 6 0 12 0 12-7 0-6-6-6-11-6-22 0-24-9-24-29 0-58 0-118 0-176 55 74 111 146 166 220 3 4 5 6 8 6 7 0 7-7 7-14 0-72 0-144 0-216 0-21 3-27 21-28 2 0 9 0 9-6 0-7-6-7-14-7-18 0-37 0-56 0-6 0-13 0-13 7 0 6 8 6 11 6 22 1 25 9 25 29 0 39 0 80 0 121-38-53-78-105-116-158-4-5-6-5-14-5-22 0-45 0-67 0-7 0-14 0-14 7 0 6 7 6 9 6 10 1 18 8 21 12 0 4 0 5 0 10zM218 243c-56-73-111-146-167-220-5-5-5-5-9-10 15 0 31 0 46 0 43 58 87 117 130 175 0 19 0 37 0 55z"><text:p/></draw:path></draw:g></text:span><text:span text:style-name="T8">, נוכיח קיום </text:span><text:span text:style-name="T8"><draw:g text:anchor-type="as-char" svg:y="-0.1134in" draw:z-index="221" draw:name="Shape37" draw:style-name="gr1"><svg:title>TexMaths</svg:title><svg:desc>11§display§g \in \N \to \{0, 1\}§svg§600§FALSE§</svg:desc><draw:path draw:style-name="gr2" draw:text-style-name="P5" svg:width="0.9551in" svg:height="0.1358in" svg:x="0.0051in" svg:y="0.0071in" svg:viewBox="0 0 2427 346" svg:d="M1215 346c-405 0-810 0-1215 0 0-116 0-230 0-346 809 0 1618 0 2427 0 0 116 0 230 0 346-404 0-809 0-1212 0z"><text:p/></draw:path><draw:path draw:style-name="gr3" draw:text-style-name="P6" svg:width="0.0697in" svg:height="0.0976in" svg:x="-0.0004in" svg:y="0.0453in" svg:viewBox="0 0 178 249" svg:d="M177 25c0-2 1-4 1-6 0-7-4-11-11-11-4 0-14 3-16 16-7-14-20-24-37-24-44 0-91 54-91 110 0 38 23 61 52 61 22 0 41-18 44-22h1c-9 34-9 33-13 50-1 5-15 41-55 41-8 0-21 0-32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" draw:text-style-name="P6" svg:width="0.076in" svg:height="0.087in" svg:x="0.1303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6" svg:width="0.1028in" svg:height="0.1063in" svg:x="0.2654in" svg:y="0.0098in" svg:viewBox="0 0 262 271" svg:d="M34 35c0 63 0 126 0 187 0 20-3 28-23 28-4 0-11 0-11 7 0 6 7 6 13 6 20 0 41 0 61 0 6 0 12 0 12-6 0-7-6-7-11-7-21 0-24-9-24-29 0-58 0-118 0-176 56 74 111 148 167 220 3 5 4 6 8 6 6 0 6-7 6-13 0-72 0-145 0-217 0-21 3-27 21-28 2 0 9 0 9-6 0-7-6-7-12-7-19 0-39 0-57 0-7 0-14 0-14 7 0 6 8 6 12 6 21 1 25 9 25 29 0 39 0 80 0 121-39-53-78-105-117-157-3-6-5-6-14-6-22 0-45 0-67 0-7 0-12 0-12 7 0 6 5 6 7 6 11 1 18 8 22 12-1 4-1 5-1 10zM219 243c-56-72-112-146-168-220-5-5-5-5-9-10 15 0 31 0 46 0 44 59 87 117 131 176 0 18 0 37 0 54z"><text:p/></draw:path><draw:path draw:style-name="gr3" draw:text-style-name="P6" svg:width="0.1346in" svg:height="0.0787in" svg:x="0.422in" svg:y="0.0362in" svg:viewBox="0 0 343 201" svg:d="M301 109c-20 15-31 32-35 36-17 27-20 51-20 52 0 4 5 4 8 4 7 0 7-1 8-7 9-38 32-71 76-88 4-1 5-4 5-6 0-3-2-3-3-3-17-7-64-27-78-91-1-5-1-6-8-6-3 0-8 0-8 4 0 2 4 26 20 51 8 12 19 25 35 37-95 0-191 0-287 0-6 0-14-1-14 8 0 8 8 9 14 9 96 0 192 0 287 0z"><text:p/></draw:path><draw:path draw:style-name="gr3" draw:text-style-name="P6" svg:width="0.0539in" svg:height="0.1512in" svg:x="0.6185in" svg:y="0in" svg:viewBox="0 0 138 385" svg:d="M81 52c0-16 10-41 53-43 1 0 4-2 4-5 0-4-4-4-8-4-39 0-74 20-74 48 0 29 0 59 0 89 0 15 0 27-15 39s-29 12-38 13c-2 0-3 1-3 4 0 4 2 4 7 4 25 2 44 14 48 34 1 4 1 5 1 19 0 25 0 51 0 76 0 16 0 29 19 43 14 12 39 16 55 16 4 0 8 0 8-4s-3-4-7-4c-24-2-43-15-48-33-2-5-2-5-2-19 0-27 0-54 0-82 0-17-3-24-15-35-8-8-19-12-30-15 32-9 45-27 45-49 0-31 0-61 0-92z"><text:p/></draw:path><draw:path draw:style-name="gr3" draw:text-style-name="P6" svg:width="0.0638in" svg:height="0.1035in" svg:x="0.6898in" svg:y="0.013in" svg:viewBox="0 0 163 264" svg:d="M163 133c0-31-2-61-16-90-17-37-49-43-66-43-23 0-50 10-67 45-12 28-14 57-14 88 0 29 2 64 18 92 16 32 45 39 63 39 21 0 51-7 68-45 12-25 14-55 14-86zM81 255c-15 0-38-9-45-46-4-22-4-58-4-80 0-26 0-51 3-72 8-45 37-49 46-49 13 0 39 7 46 45 4 22 4 52 4 76 0 28 0 55-4 79-6 36-28 47-46 47z"><text:p/></draw:path><draw:path draw:style-name="gr3" draw:text-style-name="P6" svg:width="0.0173in" svg:height="0.0453in" svg:x="0.7728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6" svg:width="0.05in" svg:height="0.1in" svg:x="0.8409in" svg:y="0.013in" svg:viewBox="0 0 128 255" svg:d="M79 10c0-10 0-10-9-10-23 24-57 24-70 24 0 5 0 8 0 12 8 0 31 0 51-10 0 66 0 133 0 199 0 14-1 18-36 18-4 0-7 0-12 0 0 5 0 9 0 12 14-1 47-1 62-1s49 0 63 1c0-3 0-7 0-12-5 0-8 0-12 0-36 0-37-4-37-18 0-72 0-144 0-215z"><text:p/></draw:path><draw:path draw:style-name="gr3" draw:text-style-name="P6" svg:width="0.0539in" svg:height="0.1512in" svg:x="0.9146in" svg:y="0in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/text:span><text:span text:style-name="T8"><text:s/>כך ש־</text:span><text:span text:style-name="T8"><draw:g text:anchor-type="as-char" svg:y="-0.1075in" draw:z-index="220" draw:name="Shape38" draw:style-name="gr1"><svg:title>TexMaths</svg:title><svg:desc>11§display§h \circ f = h \circ g§svg§600§FALSE§</svg:desc><draw:path draw:style-name="gr2" draw:text-style-name="P5" svg:width="0.8118in" svg:height="0.1217in" svg:x="-0.0004in" svg:y="0.0075in" svg:viewBox="0 0 2063 310" svg:d="M0 0c687 0 1376 0 2063 0 0 103 0 207 0 310-687 0-1376 0-2063 0 0-103 0-207 0-310z"><text:p/></draw:path><draw:path draw:style-name="gr3" draw:text-style-name="P6" svg:width="0.0744in" svg:height="0.1063in" svg:x="0in" svg:y="0.002in" svg:viewBox="0 0 190 271" svg:d="M90 4c0-1 0-4-5-4-9 0-37 3-48 3-2 1-6 1-6 8 0 6 3 6 9 6 18 0 19 2 19 6 0 2-1 6-1 8-18 73-37 146-56 220-2 5-2 6-2 9 0 8 8 11 12 11 6 0 12-5 14-10 3-10 5-20 7-30 3-11 5-22 9-34 2-9 4-18 6-25 1-3 4-15 5-18s13-24 26-35c8-6 20-13 36-13 17 0 21 13 21 26 0 21-14 63-23 86-3 9-5 13-5 21 0 18 13 32 32 32 36 0 50-57 50-60s-3-3-4-3c-5 0-5 1-7 7-5 19-17 47-39 47-6 0-9-3-9-12 0-10 3-19 6-28 7-16 25-61 25-83 0-26-16-42-45-42-25 0-43 12-58 30 10-41 21-82 31-123z"><text:p/></draw:path><draw:path draw:style-name="gr3" draw:text-style-name="P6" svg:width="0.0587in" svg:height="0.0591in" svg:x="0.1217in" svg:y="0.0402in" svg:viewBox="0 0 150 151" svg:d="M150 76c0-42-35-76-75-76-42 0-75 35-75 76s33 75 75 75c40 0 75-34 75-75zM75 134c-33 0-60-26-60-58 0-33 27-60 60-60 32 0 59 26 59 60 0 33-27 58-59 58z"><text:p/></draw:path><draw:path draw:style-name="gr3" draw:text-style-name="P6" svg:width="0.0752in" svg:height="0.1374in" svg:x="0.2315in" svg:y="0in" svg:viewBox="0 0 192 350" svg:d="M121 118c11 0 22 0 33 0 8 0 12 0 12-8 0-4-4-4-11-4-11 0-21 0-32 0 3-16 6-30 9-44 1-8 7-36 9-40 3-8 10-13 18-13 2 0 11 0 19 6-17 2-21 16-21 21 0 9 7 13 15 13 9 0 20-7 20-23 0-17-17-26-33-26-13 0-38 7-49 45-2 8-3 12-13 61-9 0-18 0-27 0-7 0-11 0-11 7 0 5 4 5 10 5 9 0 18 0 27 0-10 50-20 100-30 150-7 38-13 73-33 73-2 0-12 0-19-7 18-1 21-15 21-21 0-8-6-13-14-13-10 0-21 8-21 23 0 18 16 27 33 27 21 0 36-23 43-38 13-24 22-71 22-73 8-41 15-81 23-121z"><text:p/></draw:path><draw:path draw:style-name="gr3" draw:text-style-name="P6" svg:width="0.1008in" svg:height="0.0354in" svg:x="0.3646in" svg:y="0.052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4in" svg:height="0.1063in" svg:x="0.5248in" svg:y="0.002in" svg:viewBox="0 0 189 271" svg:d="M89 4c0-1 0-4-4-4-9 0-38 3-48 3-3 1-7 1-7 8 0 6 3 6 8 6 19 0 20 2 20 6 0 2-1 6-1 8-19 73-37 146-56 220-1 5-1 6-1 9 0 8 8 11 11 11 5 0 12-5 14-10 2-10 6-20 8-30 2-11 5-22 8-34 2-9 4-18 6-25 1-3 5-15 5-18 1-3 13-24 26-35 9-6 21-13 37-13 17 0 21 13 21 26 0 21-15 63-24 86-3 9-5 13-5 21 0 18 14 32 32 32 36 0 50-57 50-60s-3-3-4-3c-5 0-5 1-6 7-6 19-18 47-39 47-7 0-10-3-10-12 0-10 4-19 7-28 6-16 24-61 24-83 0-26-16-42-44-42-25 0-43 12-58 30 10-41 20-82 30-123z"><text:p/></draw:path><draw:path draw:style-name="gr3" draw:text-style-name="P6" svg:width="0.0591in" svg:height="0.0591in" svg:x="0.6461in" svg:y="0.0402in" svg:viewBox="0 0 151 151" svg:d="M151 76c0-42-36-76-75-76-42 0-76 35-76 76s34 75 76 75c39 0 75-34 75-75zM76 134c-34 0-61-26-61-58 0-33 27-60 61-60 32 0 59 26 59 60 0 33-27 58-59 58z"><text:p/></draw:path><draw:path draw:style-name="gr3" draw:text-style-name="P6" svg:width="0.0693in" svg:height="0.0976in" svg:x="0.75in" svg:y="0.0402in" svg:viewBox="0 0 177 249" svg:d="M176 25c0-2 1-4 1-6 0-7-4-11-11-11-4 0-14 3-16 16-7-14-20-24-36-24-44 0-92 54-92 110 0 37 24 61 52 61 23 0 40-18 45-22-8 33-9 33-13 49-2 4-15 42-55 42-8 0-20 0-31-3 11-4 15-14 15-20 0-7-4-15-14-15-9 0-21 8-21 24 0 15 14 23 51 23 48 0 77-30 82-53 14-56 29-113 43-171zM125 121c-2 10-11 20-19 28-8 6-20 13-31 13-20 0-26-20-26-35 0-19 11-64 22-84 10-19 27-34 43-34 26 0 31 31 31 33s-1 4-1 5c-7 25-12 49-19 74z"><text:p/></draw:path></draw:g></text:span><text:span text:style-name="T8">. </text:span><text:span text:style-name="T13">נבחר </text:span><text:span text:style-name="T13"><draw:g text:anchor-type="as-char" svg:y="-0.1075in" draw:z-index="206" draw:name="Shape39" draw:style-name="gr1"><svg:title>TexMaths</svg:title><svg:desc>11§display§g = h \circ f§svg§600§FALSE§</svg:desc><draw:path draw:style-name="gr2" draw:text-style-name="P5" svg:width="0.5799in" svg:height="0.1217in" svg:x="0.0051in" svg:y="0.0075in" svg:viewBox="0 0 1474 310" svg:d="M0 0c491 0 983 0 1474 0 0 103 0 207 0 310-491 0-983 0-1474 0 0-103 0-207 0-310z"><text:p/></draw:path><draw:path draw:style-name="gr3" draw:text-style-name="P6" svg:width="0.0693in" svg:height="0.0976in" svg:x="-0.0004in" svg:y="0.0402in" svg:viewBox="0 0 177 249" svg:d="M176 25c1-2 1-4 1-6 0-7-4-11-11-11-3 0-14 3-15 16-7-14-21-24-37-24-44 0-91 54-91 110 0 37 23 61 51 61 23 0 42-18 45-22-8 33-8 33-12 49-2 4-16 42-56 42-7 0-20 0-31-3 12-4 16-14 16-20 0-7-4-15-15-15-8 0-21 8-21 24 0 15 14 23 52 23 48 0 76-30 81-53 14-56 29-113 43-171zM127 121c-3 10-11 20-20 28-9 6-20 13-32 13-19 0-24-20-24-35 0-19 11-64 21-84 11-19 27-34 44-34 25 0 30 31 30 33s-1 4-1 5c-6 25-12 49-18 74z"><text:p/></draw:path><draw:path draw:style-name="gr3" draw:text-style-name="P6" svg:width="0.1012in" svg:height="0.0354in" svg:x="0.1264in" svg:y="0.052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6" svg:width="0.074in" svg:height="0.1063in" svg:x="0.287in" svg:y="0.002in" svg:viewBox="0 0 189 271" svg:d="M89 4c0-1 0-4-5-4-9 0-37 3-47 3-3 1-7 1-7 8 0 6 3 6 9 6 18 0 19 2 19 6 0 2-1 6-1 8-18 73-37 146-56 220-1 5-1 6-1 9 0 8 8 11 11 11 6 0 12-5 14-10 3-10 5-20 7-30 3-11 5-22 9-34 2-9 4-18 6-25 1-3 5-15 5-18 1-3 13-24 26-35 9-6 20-13 38-13 16 0 20 13 20 26 0 21-15 63-24 86-3 9-5 13-5 21 0 18 13 32 32 32 36 0 50-57 50-60s-3-3-4-3c-5 0-5 1-7 7-5 19-17 47-38 47-7 0-10-3-10-12 0-10 3-19 8-28 5-16 23-61 23-83 0-26-16-42-44-42-26 0-43 12-58 30 10-41 20-82 30-123z"><text:p/></draw:path><draw:path draw:style-name="gr3" draw:text-style-name="P6" svg:width="0.0587in" svg:height="0.0591in" svg:x="0.4079in" svg:y="0.0402in" svg:viewBox="0 0 150 151" svg:d="M150 76c0-42-34-76-75-76-42 0-75 35-75 76s33 75 75 75c41 0 75-34 75-75zM75 134c-33 0-60-26-60-58 0-33 27-59 60-59s59 25 59 59c0 33-26 58-59 58z"><text:p/></draw:path><draw:path draw:style-name="gr3" draw:text-style-name="P6" svg:width="0.0756in" svg:height="0.1374in" svg:x="0.5173in" svg:y="0in" svg:viewBox="0 0 193 350" svg:d="M121 118c11 0 22 0 33 0 8 0 12 0 12-8 0-4-4-4-11-4-11 0-21 0-32 0 4-16 6-30 9-44 1-8 7-36 9-40 3-8 10-13 17-13 3 0 13 0 20 6-17 1-21 16-21 21 0 9 7 13 15 13 10 0 21-7 21-23 0-17-18-26-35-26-12 0-37 7-48 45-2 8-3 12-13 61-9 0-18 0-27 0-7 0-11 0-11 7 0 5 4 5 10 5 9 0 18 0 27 0-10 50-20 100-30 150-7 38-13 73-33 73-2 0-12 0-19-7 18-1 21-15 21-21 0-8-6-13-14-13-10 0-21 8-21 23 0 18 17 27 33 27 21 0 36-23 43-38 13-24 22-71 22-73 8-41 15-81 23-121z"><text:p/></draw:path></draw:g></text:span><text:span text:style-name="T13">, לפי טענה (1) </text:span><text:span text:style-name="T13"><draw:g text:anchor-type="as-char" svg:y="-0.1063in" draw:z-index="205" draw:name="Shape40" draw:style-name="gr1"><svg:title>TexMaths</svg:title><svg:desc>11§display§g = h \circ g§svg§600§FALSE§</svg:desc><draw:path draw:style-name="gr2" draw:text-style-name="P5" svg:width="0.5677in" svg:height="0.1201in" svg:x="0.0051in" svg:y="0.0071in" svg:viewBox="0 0 1443 306" svg:d="M0 0c481 0 962 0 1443 0 0 102 0 204 0 306-481 0-962 0-1443 0 0-102 0-204 0-306z"><text:p/></draw:path><draw:path draw:style-name="gr3" draw:text-style-name="P6" svg:width="0.0693in" svg:height="0.0976in" svg:x="-0.0004in" svg:y="0.0382in" svg:viewBox="0 0 177 249" svg:d="M176 25c1-2 1-4 1-6 0-7-4-11-11-11-3 0-14 3-15 16-7-14-21-24-37-24-44 0-91 54-91 110 0 38 23 61 51 61 23 0 41-18 45-22-8 33-8 33-12 49-3 5-15 42-56 42-7 0-20 0-31-3 12-4 16-13 16-20s-4-14-15-14c-8 0-21 7-21 23 0 15 14 23 52 23 48 0 76-30 81-53 14-56 29-113 43-171zM126 121c-2 10-11 20-19 28-9 6-20 13-32 13-19 0-24-20-24-35 0-19 11-64 20-84 11-19 28-34 44-34 26 0 31 31 31 33s-1 4-1 5c-6 25-12 49-19 74z"><text:p/></draw:path><draw:path draw:style-name="gr3" draw:text-style-name="P6" svg:width="0.1008in" svg:height="0.035in" svg:x="0.126in" svg:y="0.0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74in" svg:height="0.1063in" svg:x="0.2866in" svg:y="0in" svg:viewBox="0 0 189 271" svg:d="M89 4c-1-1 0-4-4-4-9 0-38 3-48 4-3 0-7 0-7 8 0 5 3 5 10 5 17 0 18 2 18 6 0 2-1 6-1 8-19 74-37 147-56 221-1 5-1 6-1 8 0 9 8 11 11 11 7 0 12-5 14-10 2-10 6-20 8-30 2-11 5-22 8-34 2-9 5-18 6-25 1-2 5-15 5-17 1-4 13-25 26-36 9-6 21-13 37-13 17 0 21 13 21 27 0 20-15 62-24 85-3 9-5 13-5 21 0 19 14 32 32 32 36 0 50-56 50-60 0-3-3-3-4-3-5 0-5 1-6 7-6 20-18 47-39 47-7 0-10-3-10-12 0-10 4-19 7-28 6-16 24-61 24-83 0-26-16-42-44-42-25 0-43 12-58 30 10-41 20-82 30-123z"><text:p/></draw:path><draw:path draw:style-name="gr3" draw:text-style-name="P6" svg:width="0.0591in" svg:height="0.0587in" svg:x="0.4075in" svg:y="0.0382in" svg:viewBox="0 0 151 150" svg:d="M151 75c0-42-34-75-75-75-42 0-76 34-76 75s34 75 76 75c41 0 75-34 75-75zM76 134c-34 0-61-27-61-59 0-33 27-60 61-60 32 0 59 26 59 60 0 33-27 59-59 59z"><text:p/></draw:path><draw:path draw:style-name="gr3" draw:text-style-name="P6" svg:width="0.0693in" svg:height="0.0976in" svg:x="0.5114in" svg:y="0.0382in" svg:viewBox="0 0 177 249" svg:d="M176 25c0-2 1-4 1-6 0-7-4-11-11-11-4 0-14 3-16 16-7-14-20-24-36-24-44 0-92 54-92 110 0 38 24 61 52 61 23 0 40-18 45-22-8 33-9 33-13 49-2 5-15 42-55 42-8 0-20 0-31-3 11-4 15-13 15-20s-4-14-14-14c-9 0-21 7-21 23 0 15 14 23 51 23 48 0 77-30 82-53 14-56 29-113 43-171zM125 121c-2 10-11 20-19 28-8 6-20 13-31 13-20 0-26-20-26-35 0-19 11-64 22-84 10-19 27-34 43-34 26 0 31 31 31 33s-1 4-1 5c-7 25-12 49-19 74z"><text:p/></draw:path></draw:g></text:span><text:span text:style-name="T13"><text:s/>ולכן סה"כ מהצבה </text:span><text:span text:style-name="T13"><draw:g text:anchor-type="as-char" svg:y="-0.1075in" draw:z-index="204" draw:name="Shape41" draw:style-name="gr1"><svg:title>TexMaths</svg:title><svg:desc>11§display§ h \circ f = h \circ g§svg§600§FALSE§</svg:desc><draw:path draw:style-name="gr2" draw:text-style-name="P5" svg:width="0.8118in" svg:height="0.1217in" svg:x="-0.0004in" svg:y="0.0075in" svg:viewBox="0 0 2063 310" svg:d="M0 0c687 0 1376 0 2063 0 0 103 0 207 0 310-687 0-1376 0-2063 0 0-103 0-207 0-310z"><text:p/></draw:path><draw:path draw:style-name="gr3" draw:text-style-name="P6" svg:width="0.0744in" svg:height="0.1063in" svg:x="0in" svg:y="0.002in" svg:viewBox="0 0 190 271" svg:d="M90 4c0-1 0-4-5-4-9 0-37 3-48 3-2 1-6 1-6 8 0 6 3 6 9 6 18 0 19 2 19 6 0 2-1 6-1 8-18 73-37 146-56 220-2 5-2 6-2 9 0 8 8 11 12 11 6 0 12-5 14-10 3-10 5-20 7-30 3-11 5-22 9-34 2-9 4-18 6-25 1-3 4-15 5-18s13-24 26-35c8-6 20-13 36-13 17 0 21 13 21 26 0 21-14 63-23 86-3 9-5 13-5 21 0 18 13 32 32 32 36 0 50-57 50-60s-3-3-4-3c-5 0-5 1-7 7-5 19-17 47-39 47-6 0-9-3-9-12 0-10 3-19 6-28 7-16 25-61 25-83 0-26-16-42-45-42-25 0-43 12-58 30 10-41 21-82 31-123z"><text:p/></draw:path><draw:path draw:style-name="gr3" draw:text-style-name="P6" svg:width="0.0587in" svg:height="0.0591in" svg:x="0.1217in" svg:y="0.0402in" svg:viewBox="0 0 150 151" svg:d="M150 76c0-42-35-76-75-76-42 0-75 35-75 76s33 75 75 75c40 0 75-34 75-75zM75 134c-33 0-60-26-60-58 0-33 27-60 60-60 32 0 59 26 59 60 0 33-27 58-59 58z"><text:p/></draw:path><draw:path draw:style-name="gr3" draw:text-style-name="P6" svg:width="0.0752in" svg:height="0.1374in" svg:x="0.2315in" svg:y="0in" svg:viewBox="0 0 192 350" svg:d="M121 118c11 0 22 0 33 0 8 0 12 0 12-8 0-4-4-4-11-4-11 0-21 0-32 0 3-16 6-30 9-44 1-8 7-36 9-40 3-8 10-13 18-13 2 0 11 0 19 6-17 2-21 16-21 21 0 9 7 13 15 13 9 0 20-7 20-23 0-17-17-26-33-26-13 0-38 7-49 45-2 8-3 12-13 61-9 0-18 0-27 0-7 0-11 0-11 7 0 5 4 5 10 5 9 0 18 0 27 0-10 50-20 100-30 150-7 38-13 73-33 73-2 0-12 0-19-7 18-1 21-15 21-21 0-8-6-13-14-13-10 0-21 8-21 23 0 18 16 27 33 27 21 0 36-23 43-38 13-24 22-71 22-73 8-41 15-81 23-121z"><text:p/></draw:path><draw:path draw:style-name="gr3" draw:text-style-name="P6" svg:width="0.1008in" svg:height="0.0354in" svg:x="0.3646in" svg:y="0.052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4in" svg:height="0.1063in" svg:x="0.5248in" svg:y="0.002in" svg:viewBox="0 0 189 271" svg:d="M89 4c0-1 0-4-4-4-9 0-38 3-48 3-3 1-7 1-7 8 0 6 3 6 8 6 19 0 20 2 20 6 0 2-1 6-1 8-19 73-37 146-56 220-1 5-1 6-1 9 0 8 8 11 11 11 5 0 12-5 14-10 2-10 6-20 8-30 2-11 5-22 8-34 2-9 4-18 6-25 1-3 5-15 5-18 1-3 13-24 26-35 9-6 21-13 37-13 17 0 21 13 21 26 0 21-15 63-24 86-3 9-5 13-5 21 0 18 14 32 32 32 36 0 50-57 50-60s-3-3-4-3c-5 0-5 1-6 7-6 19-18 47-39 47-7 0-10-3-10-12 0-10 4-19 7-28 6-16 24-61 24-83 0-26-16-42-44-42-25 0-43 12-58 30 10-41 20-82 30-123z"><text:p/></draw:path><draw:path draw:style-name="gr3" draw:text-style-name="P6" svg:width="0.0591in" svg:height="0.0591in" svg:x="0.6461in" svg:y="0.0402in" svg:viewBox="0 0 151 151" svg:d="M151 76c0-42-36-76-75-76-42 0-76 35-76 76s34 75 76 75c39 0 75-34 75-75zM76 134c-34 0-61-26-61-58 0-33 27-60 61-60 32 0 59 26 59 60 0 33-27 58-59 58z"><text:p/></draw:path><draw:path draw:style-name="gr3" draw:text-style-name="P6" svg:width="0.0693in" svg:height="0.0976in" svg:x="0.75in" svg:y="0.0402in" svg:viewBox="0 0 177 249" svg:d="M176 25c0-2 1-4 1-6 0-7-4-11-11-11-4 0-14 3-16 16-7-14-20-24-36-24-44 0-92 54-92 110 0 37 24 61 52 61 23 0 40-18 45-22-8 33-9 33-13 49-2 4-15 42-55 42-8 0-20 0-31-3 11-4 15-14 15-20 0-7-4-15-14-15-9 0-21 8-21 24 0 15 14 23 51 23 48 0 77-30 82-53 14-56 29-113 43-171zM125 121c-2 10-11 20-19 28-8 6-20 13-31 13-20 0-26-20-26-35 0-19 11-64 22-84 10-19 27-34 43-34 26 0 31 31 31 33s-1 4-1 5c-7 25-12 49-19 74z"><text:p/></draw:path></draw:g></text:span><text:span text:style-name="T13"><text:s/>כלומר </text:span><text:span text:style-name="T13"><draw:g text:anchor-type="as-char" svg:y="-0.1075in" draw:z-index="203" draw:name="Shape42" draw:style-name="gr1"><svg:title>TexMaths</svg:title><svg:desc>11§display§fR_hg§svg§600§FALSE§</svg:desc><draw:path draw:style-name="gr2" draw:text-style-name="P5" svg:width="0.3402in" svg:height="0.1217in" svg:x="-0.0004in" svg:y="0.0075in" svg:viewBox="0 0 865 310" svg:d="M0 0c288 0 577 0 865 0 0 103 0 207 0 310-288 0-577 0-865 0 0-103 0-207 0-310z"><text:p/></draw:path><draw:path draw:style-name="gr3" draw:text-style-name="P6" svg:width="0.0752in" svg:height="0.1374in" svg:x="0in" svg:y="0in" svg:viewBox="0 0 192 350" svg:d="M121 118c11 0 22 0 33 0 8 0 11 0 11-8 0-4-3-4-10-4-11 0-21 0-32 0 2-16 6-30 8-44 2-8 7-36 10-40 3-8 10-13 17-13 2 0 12 0 19 6-17 2-21 16-21 21 0 9 8 13 14 13 10 0 22-7 22-23 0-17-17-26-34-26-13 0-37 7-48 45-3 8-5 12-13 61-9 0-18 0-27 0-7 0-12 0-12 7 0 5 4 5 11 5 9 0 17 0 25 0-9 50-18 100-28 150-7 38-13 73-34 73-1 0-11 0-18-7 18-1 21-15 21-21 0-8-6-13-14-13-10 0-21 8-21 23 0 18 16 27 32 27 22 0 37-23 44-38 12-24 21-71 22-73 7-41 15-81 23-121z"><text:p/></draw:path><draw:path draw:style-name="gr3" draw:text-style-name="P6" svg:width="0.1079in" svg:height="0.1063in" svg:x="0.0886in" svg:y="0.0047in" svg:viewBox="0 0 275 271" svg:d="M129 26c2-10 3-13 11-14 3 0 15 0 23 0 27 0 70 0 70 38 0 13-6 39-21 55-10 9-31 22-65 22-14 0-29 0-44 0 9-35 17-68 26-101zM185 132c38-9 84-35 84-75 0-33-35-57-86-57-36 0-73 0-109 0-8 0-11 0-11 8 0 4 3 4 11 4 1 0 7 0 14 0 8 1 11 1 11 7 0 1-1 2-2 7-18 69-34 138-52 206-3 14-4 18-35 18-7 0-10 0-10 7 0 5 4 5 5 5 11 0 38-1 49-1s38 1 49 1c2 0 8 0 8-8 0-4-4-4-11-4-14 0-25 0-25-7 0-2 1-4 1-6 9-35 16-68 25-102 15 0 31 0 46 0 35 0 42 22 42 36 0 5-3 16-6 25-2 11-5 25-5 33 0 42 46 42 51 42 32 0 46-40 46-44 0-6-4-6-5-6-3 0-4 3-4 6-10 28-26 35-35 35-13 0-16-9-16-23 0-12 3-32 4-44 1-6 2-13 2-19 0-29-27-41-36-44z"><text:p/></draw:path><draw:path draw:style-name="gr3" draw:text-style-name="P6" svg:width="0.0575in" svg:height="0.074in" svg:x="0.2051in" svg:y="0.0555in" svg:viewBox="0 0 147 189" svg:d="M65 9c0-1 1-3 1-5 0-1-1-4-4-4-6 0-28 2-36 3-2 0-5 0-5 7 0 3 3 3 6 3 14 0 14 2 14 5 0 1 0 3-1 5-13 51-26 101-38 153-2 3-1 3-2 4 0 5 3 9 10 9 2 0 8-1 11-6 0-3 3-11 4-17 2-9 5-16 7-24 0-3 3-14 4-18 2-11 2-11 8-19 9-14 22-29 43-29 15 0 16 13 16 20 0 15-12 46-16 57-4 8-5 10-5 14 0 13 12 22 27 22 26 0 38-36 38-39 0-5-3-5-4-5-3 0-3 2-5 6-6 21-18 30-28 30-7 0-8-3-8-7 0-7 2-10 7-22 3-9 14-38 14-53 0-3 0-15-10-23-4-3-12-7-25-7-20 0-34 10-44 22 7-27 14-55 21-82z"><text:p/></draw:path><draw:path draw:style-name="gr3" draw:text-style-name="P6" svg:width="0.0693in" svg:height="0.0976in" svg:x="0.2783in" svg:y="0.0402in" svg:viewBox="0 0 177 249" svg:d="M176 25c0-2 1-4 1-6 0-7-5-11-11-11-4 0-14 3-17 16-6-14-19-24-35-24-44 0-92 54-92 110 0 37 24 61 52 61 23 0 40-18 45-22-8 33-9 33-14 49-1 4-14 42-54 42-8 0-20 0-31-3 11-4 15-14 15-20 0-7-4-15-14-15-9 0-21 8-21 24 0 15 14 23 52 23 47 0 75-30 81-53 14-56 29-113 43-171zM125 121c-2 10-11 20-20 28-7 6-19 13-30 13-20 0-26-20-26-35 0-19 11-64 22-84 10-19 27-34 43-34 26 0 31 31 31 33s0 4-1 5c-7 25-12 49-19 74z"><text:p/></draw:path></draw:g></text:span><text:span text:style-name="T13"><text:s/>כדרוש. </text:span></text:p>
        </text:list-item>
        <text:list-item>
          <text:p text:style-name="P14"><text:span text:style-name="T13">י</text:span><text:span text:style-name="T8">חידות: תהי </text:span><text:span text:style-name="T8"><draw:g text:anchor-type="as-char" svg:y="-0.1075in" draw:z-index="202" draw:name="Shape43" draw:style-name="gr1"><svg:title>TexMaths</svg:title><svg:desc>11§display§f \colon \N \to \N§svg§600§FALSE§</svg:desc><draw:path draw:style-name="gr2" draw:text-style-name="P5" svg:width="0.637in" svg:height="0.1217in" svg:x="-0.0004in" svg:y="0.0075in" svg:viewBox="0 0 1619 310" svg:d="M0 0c540 0 1080 0 1619 0 0 103 0 207 0 310-539 0-1079 0-1619 0 0-103 0-207 0-310z"><text:p/></draw:path><draw:path draw:style-name="gr3" draw:text-style-name="P6" svg:width="0.0752in" svg:height="0.1374in" svg:x="0in" svg:y="0in" svg:viewBox="0 0 192 350" svg:d="M121 118c11 0 22 0 33 0 8 0 12 0 12-8 0-4-4-4-11-4-11 0-21 0-32 0 2-16 6-30 8-44 2-8 8-36 10-40 3-8 10-13 17-13 3 0 12 0 20 6-17 2-21 16-21 21 0 9 7 14 15 14 9 0 20-8 20-24 0-17-17-26-34-26-13 0-37 7-48 45-2 8-3 12-13 61-9 0-18 0-27 0-7 0-12 0-12 7 0 5 5 5 11 5 9 0 17 0 26 0-10 50-19 100-29 150-7 38-13 73-34 73-1 0-11 0-18-7 18-1 21-15 21-20 0-9-6-14-14-14-10 0-21 8-21 23 0 18 16 27 32 27 22 0 37-23 44-38 12-24 21-71 22-73 8-41 15-81 23-121z"><text:p/></draw:path><draw:path draw:style-name="gr3" draw:text-style-name="P6" svg:width="0.0157in" svg:height="0.065in" svg:x="0.1126in" svg:y="0.0429in" svg:viewBox="0 0 41 166" svg:d="M41 21c0-12-9-21-20-21-12 0-21 9-21 21 0 11 9 20 21 20 11 0 20-9 20-20zM41 146c0-12-9-21-20-21-12 0-21 9-21 21 0 11 9 20 21 20 11 0 20-9 20-20z"><text:p/></draw:path><draw:path draw:style-name="gr3" draw:text-style-name="P6" svg:width="0.1028in" svg:height="0.1063in" svg:x="0.1961in" svg:y="0.0028in" svg:viewBox="0 0 262 271" svg:d="M34 35c0 63 0 126 0 187 0 20-3 28-23 28-4 0-11 0-11 6 0 7 7 7 13 7 20 0 41 0 61 0 6 0 12 0 12-7 0-6-6-6-11-6-22 0-24-9-24-29 0-58 0-118 0-176 55 74 111 146 166 220 3 4 5 6 8 6 7 0 7-7 7-14 0-72 0-144 0-216 0-21 3-27 21-28 2 0 9 0 9-6 0-7-6-7-14-7-18 0-37 0-56 0-6 0-13 0-13 7 0 6 7 6 11 6 22 1 25 9 25 29 0 39 0 80 0 121-38-53-78-105-116-158-4-5-6-5-14-5-22 0-45 0-67 0-7 0-14 0-14 7 0 6 7 6 9 6 10 1 18 8 21 12 0 4 0 5 0 10zM218 243c-56-73-111-146-167-220-5-5-5-5-9-10 15 0 31 0 46 0 43 58 87 117 130 175 0 19 0 37 0 55z"><text:p/></draw:path><draw:path draw:style-name="gr3" draw:text-style-name="P6" svg:width="0.1346in" svg:height="0.0783in" svg:x="0.3524in" svg:y="0.0291in" svg:viewBox="0 0 343 200" svg:d="M301 109c-22 15-32 32-35 36-18 27-21 50-21 51 0 4 6 4 8 4 6 0 8-1 9-8 8-36 32-69 76-86 4-1 5-3 5-5 0-3-2-4-3-4-17-7-64-27-78-91-1-5-3-6-9-6-2 0-8 0-8 4 0 2 5 26 20 51 8 12 19 25 36 37-95 0-191 0-287 0-7 0-14 0-14 9 0 8 7 8 14 8 96 0 192 0 287 0z"><text:p/></draw:path><draw:path draw:style-name="gr3" draw:text-style-name="P6" svg:width="0.1028in" svg:height="0.1063in" svg:x="0.5421in" svg:y="0.0028in" svg:viewBox="0 0 262 271" svg:d="M34 35c0 63 0 126 0 187 0 20-3 28-23 28-4 0-11 0-11 6 0 7 7 7 13 7 20 0 41 0 61 0 6 0 12 0 12-7 0-6-6-6-11-6-22 0-24-9-24-29 0-58 0-118 0-176 55 74 111 146 166 220 3 4 5 6 8 6 7 0 7-7 7-14 0-72 0-144 0-216 0-21 3-27 21-28 2 0 9 0 9-6 0-7-6-7-14-7-18 0-37 0-56 0-6 0-13 0-13 7 0 6 8 6 11 6 22 1 25 9 25 29 0 39 0 80 0 121-38-53-78-105-116-158-4-5-6-5-14-5-22 0-45 0-67 0-7 0-14 0-14 7 0 6 7 6 9 6 10 1 18 8 21 12 0 4 0 5 0 10zM218 243c-56-73-111-146-167-220-5-5-5-5-9-10 15 0 31 0 46 0 43 58 87 117 130 175 0 19 0 37 0 55z"><text:p/></draw:path></draw:g></text:span><text:span text:style-name="T11">, ויהיו </text:span><text:span text:style-name="T11"><draw:g text:anchor-type="as-char" svg:y="-0.1134in" draw:z-index="201" draw:name="Shape44" draw:style-name="gr1"><svg:title>TexMaths</svg:title><svg:desc>11§display§g_1, g_2 \colon \N \to \{0, 1\}§svg§600§FALSE§</svg:desc><draw:path draw:style-name="gr2" draw:text-style-name="P5" svg:width="1.15in" svg:height="0.1354in" svg:x="0.0051in" svg:y="0.0071in" svg:viewBox="0 0 2922 345" svg:d="M0 0c974 0 1948 0 2922 0 0 115 0 230 0 345-974 0-1948 0-2922 0 0-115 0-230 0-345z"><text:p/></draw:path><draw:path draw:style-name="gr3" draw:text-style-name="P6" svg:width="0.0697in" svg:height="0.0972in" svg:x="-0.0004in" svg:y="0.0453in" svg:viewBox="0 0 178 248" svg:d="M176 25c1-3 2-4 2-7 0-7-5-10-12-10-3 0-14 2-15 16-7-14-21-24-37-24-44 0-91 54-91 109 0 39 23 62 51 62 23 0 41-19 45-23v1c-8 34-12 48-12 49-3 3-15 42-56 42-7 0-20-1-31-4 12-4 16-14 16-20 0-7-4-13-15-13-8 0-21 6-21 22 0 15 14 23 52 23 48 0 76-30 81-53 14-56 29-114 43-170zM126 121c-2 10-11 20-19 27-8 6-20 14-32 14-19 0-24-20-24-35 0-19 11-65 20-84 11-20 28-35 44-35 26 0 31 32 31 34 0 1-1 3-1 5-6 25-12 49-19 74z"><text:p/></draw:path><draw:path draw:style-name="gr3" draw:text-style-name="P6" svg:width="0.0386in" svg:height="0.0701in" svg:x="0.0815in" svg:y="0.0661in" svg:viewBox="0 0 99 179" svg:d="M62 8c0-7 0-8-8-8-18 18-43 18-54 18 0 3 0 6 0 10 7 0 25 0 40-8 0 45 0 91 0 137 0 9 0 13-28 13-3 0-7 0-10 0 0 3 0 6 0 9 6 0 39-1 49-1 8 0 42 1 48 1 0-3 0-6 0-9-3 0-7 0-10 0-27 0-27-4-27-13 0-50 0-100 0-149z"><text:p/></draw:path><draw:path draw:style-name="gr3" draw:text-style-name="P6" svg:width="0.0177in" svg:height="0.0453in" svg:x="0.1512in" svg:y="0.0972in" svg:viewBox="0 0 46 116" svg:d="M46 41c0-26-10-41-25-41-13 0-21 10-21 21 0 10 8 21 21 21 4 0 10-2 13-6 1-1 1-1 2-1 0 2 1 0 1 6 0 28-13 51-26 65-4 3-4 4-4 5 0 4 2 5 4 5 3 0 35-30 35-75z"><text:p/></draw:path><draw:path draw:style-name="gr3" draw:text-style-name="P6" svg:width="0.0693in" svg:height="0.0972in" svg:x="0.2083in" svg:y="0.0453in" svg:viewBox="0 0 177 248" svg:d="M176 25c0-3 1-4 1-7 0-7-4-10-11-10-4 0-14 2-16 16-7-14-20-24-36-24-44 0-92 54-92 109 0 39 23 62 52 62 23 0 40-19 45-23v1c-8 34-13 48-13 49-2 3-15 42-55 42-8 0-21-1-31-4 11-4 15-14 15-20 0-7-4-13-14-13-9 0-21 6-21 22 0 15 14 23 51 23 48 0 77-30 82-53 14-56 29-114 43-170zM125 121c-2 10-11 20-19 27-8 6-20 14-31 14-20 0-26-20-26-35 0-19 11-65 22-84 10-20 27-35 43-35 26 0 31 32 31 34 0 1-1 3-1 5-7 25-12 49-19 74z"><text:p/></draw:path><draw:path draw:style-name="gr3" draw:text-style-name="P6" svg:width="0.0469in" svg:height="0.0701in" svg:x="0.285in" svg:y="0.0661in" svg:viewBox="0 0 120 179" svg:d="M120 130c-3 0-6 0-9 0-1 7-3 22-8 25-2 1-22 1-26 1-17 0-33 0-50 0 29-25 38-32 54-45 20-15 39-33 39-58 0-33-29-53-63-53s-57 24-57 48c0 15 12 16 15 16 6 0 15-5 15-14 0-6-3-15-17-15 9-18 27-25 40-25 27 0 40 21 40 43 0 23-16 42-25 52-22 21-43 41-65 63-3 4-3 4-3 11 37 0 75 0 112 0 2-16 6-33 8-49z"><text:p/></draw:path><draw:path draw:style-name="gr3" draw:text-style-name="P6" svg:width="0.0157in" svg:height="0.065in" svg:x="0.3768in" svg:y="0.048in" svg:viewBox="0 0 41 166" svg:d="M41 20c0-11-10-20-21-20-12 0-20 9-20 20s8 21 20 21c11 0 21-10 21-21zM41 145c0-11-10-21-21-21-12 0-20 10-20 21s8 21 20 21c11 0 21-10 21-21z"><text:p/></draw:path><draw:path draw:style-name="gr3" draw:text-style-name="P6" svg:width="0.1028in" svg:height="0.1059in" svg:x="0.4602in" svg:y="0.0098in" svg:viewBox="0 0 262 270" svg:d="M34 34c0 63 0 126 0 187 0 21-3 28-23 28-4 0-11 1-11 6 0 8 7 8 13 8 20 0 41 0 61 0 6 0 12 0 12-8 0-5-6-6-11-6-22 0-26-8-26-29 0-58 0-117 0-175 57 73 112 147 168 219 3 5 5 6 8 6 7 0 7-6 7-12 0-72 0-145 0-217 0-22 3-28 21-28 2 0 9 0 9-6 0-7-6-7-13-7-19 0-38 0-57 0-6 0-13 0-13 7 0 6 8 6 11 6 22 0 26 8 26 29 0 39 0 79 0 120-39-53-79-105-117-156-4-6-6-6-14-6-22 0-45 0-67 0-7 0-14 0-14 7 0 5 7 6 9 6 10 1 18 8 21 12 0 4 0 4 0 9zM218 243c-56-73-112-147-169-221-3-4-3-5-7-9 15 0 31 0 46 0 43 59 87 117 130 175 0 18 0 37 0 55z"><text:p/></draw:path><draw:path draw:style-name="gr3" draw:text-style-name="P6" svg:width="0.1346in" svg:height="0.078in" svg:x="0.6165in" svg:y="0.0362in" svg:viewBox="0 0 343 199" svg:d="M301 108c-22 16-32 32-35 37-17 27-13 33-20 50 0 4 5 4 8 4 7 0 7 0 8-6 9-38 32-70 76-87 4-3 5-4 5-6s-2-4-3-4c-17-7-64-26-78-90-1-5-1-6-8-6-3 0-8 0-8 4 0 2 4 26 19 51 9 12 20 25 36 37-95 0-191 0-287 0-7 0-14 0-14 8s7 8 14 8c96 0 192 0 287 0z"><text:p/></draw:path><draw:path draw:style-name="gr3" draw:text-style-name="P6" svg:width="0.0535in" svg:height="0.1508in" svg:x="0.8138in" svg:y="0in" svg:viewBox="0 0 137 384" svg:d="M81 52c0-16 10-41 53-43 1-1 3-2 3-5 0-4-3-4-7-4-39 0-74 20-74 48 0 29 0 59 0 89 0 14 0 26-15 39-15 11-29 12-38 12-2 0-3 2-3 5 0 2 2 2 7 3 25 1 44 15 48 34 1 5 1 6 1 19 0 25 0 50 0 76 0 16 0 28 18 44 15 11 40 15 56 15 4 0 7 0 7-4 0-3-2-3-6-5-24-1-43-13-49-33-1-3-1-4-1-18 0-27 0-53 0-81 0-17-3-23-15-36-8-8-19-12-30-14 32-9 45-27 45-49 0-31 0-61 0-92z"><text:p/></draw:path><draw:path draw:style-name="gr3" draw:text-style-name="P6" svg:width="0.0638in" svg:height="0.1035in" svg:x="0.8846in" svg:y="0.0126in" svg:viewBox="0 0 163 264" svg:d="M163 133c0-30-2-61-16-89-17-37-49-44-66-44-23 0-50 10-67 46-12 27-14 57-14 87s2 63 18 93c16 31 45 38 63 38 21 0 51-7 67-44 13-27 15-56 15-87zM81 257c-15 0-38-10-45-48-4-22-4-57-4-80 0-24 0-50 3-71 8-46 36-49 46-49 14 0 39 6 45 45 5 22 5 51 5 75 0 30 0 55-5 79-5 36-27 49-45 49z"><text:p/></draw:path><draw:path draw:style-name="gr3" draw:text-style-name="P6" svg:width="0.0173in" svg:height="0.0453in" svg:x="0.9677in" svg:y="0.0972in" svg:viewBox="0 0 45 116" svg:d="M45 41c0-26-9-41-24-41-13 0-21 10-21 21 0 10 8 21 21 21 4 0 10-2 13-6 1-1 1-1 2-1 0 2 1 0 1 6 0 28-13 51-26 65-4 3-4 4-4 5 0 4 2 5 3 5 4 0 35-30 35-75z"><text:p/></draw:path><draw:path draw:style-name="gr3" draw:text-style-name="P6" svg:width="0.05in" svg:height="0.1008in" svg:x="1.0362in" svg:y="0.0126in" svg:viewBox="0 0 128 257" svg:d="M79 10c0-9 0-10-10-10-23 25-57 25-69 25 0 5 0 8 0 12 8 0 30 0 51-9 0 66 0 132 0 198 0 13-2 18-37 18-4 0-7 0-12 0 0 5 0 9 0 13 13-3 47-3 63-3 15 0 48 0 63 3 0-4 0-8 0-13-5 0-9 0-14 0-34 0-35-4-35-18 0-72 0-145 0-216z"><text:p/></draw:path><draw:path draw:style-name="gr3" draw:text-style-name="P6" svg:width="0.0535in" svg:height="0.1508in" svg:x="1.1094in" svg:y="0in" svg:viewBox="0 0 137 384" svg:d="M56 333c0 15-10 40-53 42-1 2-3 3-3 5 0 4 4 4 8 4 37 0 73-18 73-48 0-29 0-59 0-88 0-15 0-27 16-40 14-11 28-12 37-12 2-1 3-2 3-3 0-5-2-5-6-5-25-1-44-15-49-34-1-4-1-5-1-19 0-25 0-50 0-76 0-16 0-28-17-44-17-12-43-15-56-15-4 0-8 0-8 4s2 4 7 5c24 1 42 13 48 33 1 3 1 4 1 19 0 26 0 52 0 80 0 18 3 24 15 36 8 9 19 12 30 16-31 7-45 25-45 47 0 31 0 62 0 93z"><text:p/></draw:path></draw:g></text:span><text:span text:style-name="T11">, נניח </text:span><text:span text:style-name="T11"><draw:g text:anchor-type="as-char" svg:y="-0.1075in" draw:z-index="200" draw:name="Shape45" draw:style-name="gr1"><svg:title>TexMaths</svg:title><svg:desc>11§display§g_1R_{h'}f \land g_2R_{h'}f§svg§600§FALSE§</svg:desc><draw:path draw:style-name="gr2" draw:text-style-name="P5" svg:width="1.0799in" svg:height="0.1217in" svg:x="0.0051in" svg:y="0.0075in" svg:viewBox="0 0 2744 310" svg:d="M0 0c915 0 1829 0 2744 0 0 103 0 207 0 310-915 0-1829 0-2744 0 0-103 0-207 0-310z"><text:p/></draw:path><draw:path draw:style-name="gr3" draw:text-style-name="P6" svg:width="0.0697in" svg:height="0.0976in" svg:x="-0.0004in" svg:y="0.0402in" svg:viewBox="0 0 178 249" svg:d="M176 25c1-2 2-4 2-6 0-7-5-11-12-11-3 0-14 3-15 16-7-14-21-24-37-24-44 0-91 54-91 110 0 37 23 61 51 61 23 0 41-18 45-22-8 33-8 33-12 49-3 4-15 42-56 42-7 0-20 0-31-3 12-4 16-14 16-20 0-7-4-15-15-15-8 0-21 8-21 24 0 15 14 23 52 23 48 0 76-30 81-53 14-56 29-113 43-171zM126 121c-2 10-11 20-19 28-8 6-20 13-32 13-19 0-24-20-24-35 0-19 11-64 20-84 11-19 28-34 44-34 26 0 31 31 31 33s-1 4-1 5c-6 25-12 49-19 74z"><text:p/></draw:path><draw:path draw:style-name="gr3" draw:text-style-name="P6" svg:width="0.0386in" svg:height="0.0697in" svg:x="0.0815in" svg:y="0.0591in" svg:viewBox="0 0 99 178" svg:d="M62 8c0-8-2-8-8-8-18 17-43 16-54 16 0 4 0 7 0 10 7 0 24 0 40-7 0 46 0 92 0 138 0 9 0 12-28 12-3 0-7 0-10 0 0 4 0 6 0 9 6-1 39-1 49-1 7 0 41 0 48 1 0-3 0-5 0-9-3 0-7 0-10 0-27 0-27-3-27-12 0-50 0-100 0-149z"><text:p/></draw:path><draw:path draw:style-name="gr3" draw:text-style-name="P6" svg:width="0.1079in" svg:height="0.1063in" svg:x="0.1449in" svg:y="0.0047in" svg:viewBox="0 0 275 271" svg:d="M129 26c2-10 3-13 11-14 3 0 15 0 23 0 27 0 70 0 70 37 0 14-6 40-21 56-10 9-31 22-66 22-14 0-28 0-43 0 9-35 17-68 26-101zM184 132c39-9 85-35 85-75 0-33-35-57-85-57-37 0-74 0-110 0-8 0-11 0-11 8 0 4 3 4 11 4 4 0 7 0 14 0 7 1 11 1 11 7 0 1-1 2-2 7-18 69-34 138-52 206-3 14-4 18-35 18-7 0-10 0-10 7 0 5 3 4 4 5 11 0 39-1 50-1s38 1 48 1c4 0 8 0 8-8 0-4-3-4-10-4-14 0-25 0-25-7 0-2 0-4 1-6 9-35 16-68 25-102 16 0 31 0 46 0 36 0 42 22 42 36 0 5-3 16-5 25-3 11-6 25-6 33 0 42 46 42 51 42 33 0 46-40 46-44 0-6-3-6-4-6-4 0-5 3-5 6-10 28-26 35-35 35-13 0-15-9-15-23 0-12 2-32 3-44 1-6 2-14 2-19 0-29-26-41-37-44z"><text:p/></draw:path><draw:path draw:style-name="gr3" draw:text-style-name="P6" svg:width="0.0575in" svg:height="0.074in" svg:x="0.2618in" svg:y="0.0555in" svg:viewBox="0 0 147 189" svg:d="M65 9c0-1 1-3 1-5 0-1-1-4-4-4-6 0-28 2-36 3-2 0-5 0-5 7 0 3 3 3 6 3 14 0 14 2 14 5 0 1 0 3-1 5-13 51-26 101-38 153-2 3-1 3-2 4 0 5 3 9 10 9 2 0 8-1 11-6 1-3 3-11 4-17 2-9 5-16 7-24 0-3 3-14 4-18 2-11 2-11 8-19 9-14 22-29 43-29 15 0 16 13 16 20 0 15-12 46-16 57-2 8-3 10-3 14 0 13 11 22 25 22 27 0 38-36 38-39 0-5-3-5-4-5-3 0-3 2-4 6-7 21-19 30-29 30-6 0-7-3-7-7 0-7 1-10 6-22 3-9 14-38 14-53 0-3 0-15-10-23-4-3-12-7-25-7-20 0-34 10-44 22 7-27 14-55 21-82z"><text:p/></draw:path><draw:path draw:style-name="gr3" draw:text-style-name="P6" svg:width="0.0205in" svg:height="0.039in" svg:x="0.3323in" svg:y="0.0575in" svg:viewBox="0 0 53 100" svg:d="M52 18c0-3 1-4 1-7 0-7-6-11-12-11-8 0-10 5-11 9-10 27-20 55-30 83 0 3 0 1 0 3 0 3 5 3 8 5 2 0 2-1 3-3 13-27 27-53 41-79z"><text:p/></draw:path><draw:path draw:style-name="gr3" draw:text-style-name="P6" svg:width="0.0752in" svg:height="0.1374in" svg:x="0.3819in" svg:y="0in" svg:viewBox="0 0 192 350" svg:d="M121 118c11 0 22 0 33 0 8 0 12 0 12-8 0-4-4-4-11-4-11 0-21 0-32 0 2-16 6-30 8-44 2-8 8-36 10-40 3-8 10-13 17-13 3 0 12 0 20 6-17 2-21 16-21 21 0 9 7 14 15 14 9 0 20-8 20-24 0-17-17-26-34-26-13 0-37 7-48 45-2 8-3 12-13 61-9 0-18 0-27 0-7 0-12 0-12 7 0 5 4 5 11 5 9 0 17 0 26 0-10 50-19 100-29 150-7 38-13 73-34 73-1 0-11 0-18-7 18-1 21-15 21-20 0-9-6-14-14-14-10 0-21 8-21 23 0 18 16 27 32 27 22 0 37-23 44-38 12-24 21-71 22-73 8-41 15-81 23-121z"><text:p/></draw:path><draw:path draw:style-name="gr3" draw:text-style-name="P6" svg:width="0.0839in" svg:height="0.0933in" svg:x="0.5067in" svg:y="0.0165in" svg:viewBox="0 0 214 238" svg:d="M117 8c-4-7-6-8-9-8-6 0-7 2-9 8-32 71-64 143-96 214-2 5-3 6-3 8 0 4 3 8 8 8 3 0 5-1 8-9 31-67 61-136 92-203 29 67 60 136 90 203 4 9 8 9 9 9 4 0 7-4 7-8 0-1 0-2-2-7-32-71-64-144-95-215z"><text:p/></draw:path><draw:path draw:style-name="gr3" draw:text-style-name="P6" svg:width="0.0697in" svg:height="0.0976in" svg:x="0.6354in" svg:y="0.0402in" svg:viewBox="0 0 178 249" svg:d="M177 25c0-2 1-4 1-6 0-7-5-11-12-11-3 0-14 3-15 16-7-14-21-24-37-24-44 0-91 54-91 110 0 37 23 61 51 61 23 0 41-18 45-22h1c-9 33-9 33-13 49-1 4-15 42-56 42-7 0-20 0-31-3 12-4 16-14 16-20 0-7-4-15-15-15-8 0-21 8-21 24 0 15 14 23 52 23 48 0 76-30 82-53 14-56 29-113 43-171zM126 121c-2 10-11 20-19 28-8 6-20 13-31 13-20 0-25-20-25-35 0-19 11-64 20-84 11-19 28-34 44-34 26 0 31 31 31 33s-1 4-1 5c-6 25-12 49-19 74z"><text:p/></draw:path><draw:path draw:style-name="gr3" draw:text-style-name="P6" svg:width="0.0469in" svg:height="0.0697in" svg:x="0.7126in" svg:y="0.0591in" svg:viewBox="0 0 120 178" svg:d="M120 130c-3 0-7 0-10 0 0 5-3 22-7 24-2 2-23 2-26 2-17 0-33 0-50 0 28-25 38-33 54-45 20-16 39-33 39-58 0-33-29-53-64-53-33 0-56 23-56 48 0 14 12 15 14 15 7 0 15-5 15-15 0-4-2-14-16-14 8-19 27-24 40-24 26 0 40 21 40 43 0 23-16 42-25 52-22 20-43 41-65 63-3 3-3 4-3 10 37 0 74 0 111 0 3-15 6-32 9-48z"><text:p/></draw:path><draw:path draw:style-name="gr3" draw:text-style-name="P6" svg:width="0.1083in" svg:height="0.1063in" svg:x="0.7803in" svg:y="0.0047in" svg:viewBox="0 0 276 271" svg:d="M129 26c2-10 3-13 11-14 3 0 15 0 23 0 27 0 70 0 70 37 0 14-5 40-21 56-10 9-31 22-65 22-14 0-29 0-44 0 9-35 17-68 26-101zM185 132c38-9 84-35 84-75 0-33-35-57-85-57-37 0-74 0-110 0-8 0-11 0-11 8 0 4 3 4 11 4 4 0 7 0 14 0 7 1 11 1 11 7 0 1-1 2-2 7-18 69-34 138-52 206-3 14-4 18-35 18-7 0-10 0-10 7 0 5 4 5 5 5 10 0 38-1 49-1s38 1 48 1c4 0 9 0 9-8 0-4-4-4-11-4-14 0-25 0-25-7 0-2 1-4 1-6 9-35 16-68 25-102 16 0 31 0 46 0 36 0 42 22 42 36 0 5-3 16-5 25-3 11-6 25-6 33 0 42 46 42 51 42 33 0 47-40 47-44 0-6-4-6-5-6-4 0-5 3-5 6-10 28-26 35-35 35-13 0-15-9-15-23 0-12 2-32 3-44 1-6 2-14 2-19 0-29-26-41-36-44z"><text:p/></draw:path><draw:path draw:style-name="gr3" draw:text-style-name="P6" svg:width="0.0575in" svg:height="0.074in" svg:x="0.8972in" svg:y="0.0555in" svg:viewBox="0 0 147 189" svg:d="M65 9c0-1 1-3 1-5 0-1-1-4-4-4-6 0-28 2-35 3-2 0-6 0-6 7 0 3 4 3 8 3 12 0 12 2 12 5 0 1 0 3-1 5-13 51-26 101-38 153-2 3-1 3-2 4 0 5 3 9 10 9 3 0 8-1 11-6 1-3 3-11 4-17 2-9 5-16 7-24 0-3 3-14 4-18 2-11 2-11 8-19 9-14 22-29 43-29 15 0 16 13 16 20 0 15-12 46-16 57-2 8-3 10-3 14 0 13 12 22 25 22 27 0 38-36 38-39 0-5-2-4-3-5-4 0-4 2-5 6-7 21-19 30-29 30-6 0-7-3-7-7 0-7 1-10 6-22 3-9 14-38 14-53 0-3 0-15-10-23-4-3-12-7-25-7-20 0-34 10-44 22 7-27 14-55 21-82z"><text:p/></draw:path><draw:path draw:style-name="gr3" draw:text-style-name="P6" svg:width="0.0205in" svg:height="0.039in" svg:x="0.9677in" svg:y="0.0575in" svg:viewBox="0 0 53 100" svg:d="M52 18c0-3 1-4 1-7 0-7-6-11-11-11-9 0-11 5-11 9-10 27-20 55-30 83-1 3-1 1-1 3 0 3 5 3 8 5 2 0 2-1 3-3 13-27 27-53 41-79z"><text:p/></draw:path><draw:path draw:style-name="gr3" draw:text-style-name="P6" svg:width="0.0752in" svg:height="0.1374in" svg:x="1.0177in" svg:y="0in" svg:viewBox="0 0 192 350" svg:d="M121 118c11 0 22 0 33 0 8 0 12 0 12-8 0-4-4-4-11-4-11 0-21 0-32 0 2-16 6-30 8-44 2-8 8-36 10-40 3-8 10-13 17-13 3 0 12 0 20 6-17 2-21 16-21 21 0 9 7 14 15 14 9 0 20-8 20-24 0-17-17-26-34-26-13 0-37 7-48 45-2 8-3 12-13 61-9 0-18 0-27 0-7 0-12 0-12 7 0 5 5 5 11 5 9 0 17 0 26 0-10 50-19 100-29 150-7 38-13 73-33 73-2 0-12 0-19-7 18-1 21-15 21-20 0-9-6-14-14-14-10 0-21 8-21 23 0 18 16 27 33 27 21 0 36-23 43-38 12-24 22-71 22-73 8-41 15-81 23-121z"><text:p/></draw:path></draw:g></text:span><text:span text:style-name="T11"><text:s/>ונוכיח </text:span><text:span text:style-name="T11"><draw:g text:anchor-type="as-char" svg:y="-0.0681in" draw:z-index="199" draw:name="Shape46" draw:style-name="gr1"><svg:title>TexMaths</svg:title><svg:desc>11§display§g_1 = g_2§svg§600§FALSE§</svg:desc><draw:path draw:style-name="gr2" draw:text-style-name="P5" svg:width="0.4535in" svg:height="0.0819in" svg:x="0.0051in" svg:y="0.0063in" svg:viewBox="0 0 1153 209" svg:d="M577 209c-192 0-385 0-577 0 0-69 0-140 0-209 384 0 769 0 1153 0 0 69 0 140 0 209-192 0-384 0-576 0z"><text:p/></draw:path><draw:path draw:style-name="gr3" draw:text-style-name="P6" svg:width="0.0697in" svg:height="0.0976in" svg:x="-0.0004in" svg:y="-0.0004in" svg:viewBox="0 0 178 249" svg:d="M177 25c0-2 1-4 1-6 0-7-5-11-12-11-3 0-14 3-15 16-7-14-21-24-37-24-44 0-91 54-91 110 0 37 23 60 52 60 22 0 40-18 44-22h1c-9 34-9 34-13 50-1 4-15 42-56 42-7 0-20 0-31-3 12-5 16-14 16-21 0-6-4-13-15-13-8 0-21 6-21 22s14 24 52 24c48 0 76-31 82-54 14-56 29-113 43-170zM126 121c-2 10-11 19-19 27-8 6-20 13-31 13-20 0-25-20-25-34 0-19 11-64 20-84 11-19 28-34 44-34 26 0 31 31 31 33s-1 4-1 5c-6 25-12 49-19 74z"><text:p/></draw:path><draw:path draw:style-name="gr3" draw:text-style-name="P6" svg:width="0.0386in" svg:height="0.0697in" svg:x="0.0815in" svg:y="0.0181in" svg:viewBox="0 0 99 178" svg:d="M62 8c0-8-2-8-8-8-18 17-42 17-54 17 0 3 0 6 0 9 7 0 25 0 40-7 0 45 0 91 0 136 0 10 0 14-27 14-3 0-8 0-11 0 0 3 0 6 0 9 6-1 39-1 49-1 8 0 41 0 48 1 0-3 0-6 0-9-3 0-7 0-10 0-27 0-27-4-27-14 0-48 0-98 0-147z"><text:p/></draw:path><draw:path draw:style-name="gr3" draw:text-style-name="P6" svg:width="0.1008in" svg:height="0.035in" svg:x="0.189in" svg:y="0.01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93in" svg:height="0.0976in" svg:x="0.3429in" svg:y="-0.0004in" svg:viewBox="0 0 177 249" svg:d="M176 25c0-2 1-4 1-6 0-7-5-11-12-11-3 0-14 3-15 16-7-14-21-24-37-24-44 0-91 54-91 110 0 37 23 60 52 60 22 0 40-18 44-22h1c-9 34-9 34-13 50-2 4-15 42-57 42-6 0-19 0-30-3 12-5 16-14 16-21 0-6-4-13-15-13-8 0-20 6-20 22s13 24 51 24c48 0 75-31 82-54 14-56 29-113 43-170zM125 121c-2 10-11 19-19 27-8 6-20 13-31 13-20 0-26-20-26-34 0-19 11-64 21-84 11-19 28-34 44-34 26 0 31 31 31 33s-1 4-1 5c-7 25-12 49-19 74z"><text:p/></draw:path><draw:path draw:style-name="gr3" draw:text-style-name="P6" svg:width="0.0469in" svg:height="0.0697in" svg:x="0.4197in" svg:y="0.0181in" svg:viewBox="0 0 120 178" svg:d="M120 130c-3 0-7 0-10 0 0 5-3 21-7 23-2 2-23 2-26 2-17 0-34 0-51 0 29-24 39-32 55-44 20-16 39-33 39-58 0-33-29-53-64-53-33 0-56 23-56 48 0 14 12 15 14 15 7 0 15-5 15-15 0-4-3-14-16-14 8-19 27-24 40-24 26 0 40 21 40 43 0 23-16 42-25 52-22 21-43 42-65 62-3 3-3 4-3 11 37 0 74 0 111 0 3-16 6-33 9-48z"><text:p/></draw:path></draw:g></text:span><text:span text:style-name="T11">. לפי ההנחה בשילוב עם טענה (1) נסיק </text:span><text:span text:style-name="T11"><draw:g text:anchor-type="as-char" svg:y="-0.1075in" draw:z-index="198" draw:name="Shape47" draw:style-name="gr1"><svg:title>TexMaths</svg:title><svg:desc>11§display§g_1 = g_1 \circ h = f \circ h \land g_2 = g_2 \circ h = f \circ h§svg§600§FALSE§</svg:desc><draw:path draw:style-name="gr2" draw:text-style-name="P5" svg:width="2.6303in" svg:height="0.1217in" svg:x="0.0051in" svg:y="0.0075in" svg:viewBox="0 0 6682 310" svg:d="M0 0c2227 0 4455 0 6682 0 0 103 0 207 0 310-2227 0-4455 0-6682 0 0-103 0-207 0-310z"><text:p/></draw:path><draw:path draw:style-name="gr3" draw:text-style-name="P6" svg:width="0.0697in" svg:height="0.0976in" svg:x="-0.0004in" svg:y="0.0402in" svg:viewBox="0 0 178 249" svg:d="M177 25c0-2 1-4 1-6 0-7-5-11-12-11-3 0-14 3-15 16-7-14-21-24-37-24-44 0-91 54-91 110 0 37 23 61 51 61 23 0 41-18 45-22h1c-9 33-9 33-13 49-3 4-15 42-56 42-7 0-20 0-31-3 12-4 16-14 16-20 0-7-4-15-15-15-8 0-21 8-21 24 0 15 14 23 52 23 48 0 76-30 82-53 14-56 29-113 43-171zM126 121c-2 10-11 20-19 28-8 6-20 13-32 13-19 0-24-20-24-35 0-19 11-64 20-84 11-19 28-34 44-34 26 0 31 31 31 33s-1 4-1 5c-6 25-12 49-19 74z"><text:p/></draw:path><draw:path draw:style-name="gr3" draw:text-style-name="P6" svg:width="0.0386in" svg:height="0.0697in" svg:x="0.0815in" svg:y="0.0591in" svg:viewBox="0 0 99 178" svg:d="M62 8c0-8 0-8-8-8-18 17-42 17-54 17 0 3 0 6 0 9 7 0 25 0 40-7 0 46 0 92 0 138 0 9 0 12-28 12-3 0-7 0-10 0 0 4 0 6 0 9 6-1 39-1 49-1 8 0 42 0 48 1 0-3 0-5 0-9-3 0-7 0-10 0-27 0-27-3-27-12 0-50 0-100 0-149z"><text:p/></draw:path><draw:path draw:style-name="gr3" draw:text-style-name="P6" svg:width="0.1004in" svg:height="0.0354in" svg:x="0.1894in" svg:y="0.052in" svg:viewBox="0 0 256 91" svg:d="M243 16c7 0 13-1 13-8 0-8-6-8-12-8-77 0-155 0-232 0-5 0-12 0-12 8 0 7 7 8 12 8 77 0 154 0 231 0zM244 91c6 0 12 0 12-7 0-9-6-9-13-9-77 0-154 0-231 0-5 0-12 0-12 9 0 7 7 7 12 7 77 0 155 0 232 0z"><text:p/></draw:path><draw:path draw:style-name="gr3" draw:text-style-name="P6" svg:width="0.0693in" svg:height="0.0976in" svg:x="0.3437in" svg:y="0.0402in" svg:viewBox="0 0 177 249" svg:d="M176 25c1-2 1-4 1-6 0-7-4-11-11-11-3 0-14 3-15 16-8-14-21-24-37-24-44 0-92 54-92 110 0 37 24 61 52 61 23 0 40-18 45-22-8 33-8 33-12 49-3 4-16 42-56 42-8 0-20 0-31-3 12-4 15-14 15-20 0-7-3-15-14-15-9 0-21 8-21 24 0 15 14 23 52 23 48 0 76-30 81-53 14-56 29-113 43-171zM126 121c-3 10-12 20-19 28-9 6-21 13-32 13-19 0-26-20-26-35 0-19 13-64 22-84 11-19 28-34 43-34 27 0 32 31 32 33s-1 4-2 5c-5 25-12 49-18 74z"><text:p/></draw:path><draw:path draw:style-name="gr3" draw:text-style-name="P6" svg:width="0.0386in" svg:height="0.0697in" svg:x="0.4252in" svg:y="0.0591in" svg:viewBox="0 0 99 178" svg:d="M62 8c0-8-2-8-9-8-17 17-42 17-53 17 0 3 0 6 0 9 7 0 24 0 40-7 0 46 0 92 0 138 0 9 0 12-28 12-3 0-7 0-10 0 0 4 0 6 0 9 5-1 39-1 49-1 7 0 41 0 48 1 0-3 0-5 0-9-3 0-8 0-11 0-26 0-26-3-26-12 0-50 0-100 0-149z"><text:p/></draw:path><draw:path draw:style-name="gr3" draw:text-style-name="P6" svg:width="0.0591in" svg:height="0.0591in" svg:x="0.524in" svg:y="0.0402in" svg:viewBox="0 0 151 151" svg:d="M151 76c0-42-34-76-75-76-42 0-76 35-76 76s34 75 76 75c41 0 75-34 75-75zM76 134c-34 0-61-26-61-58 0-33 28-59 61-59 32 0 59 25 59 59 0 33-27 58-59 58z"><text:p/></draw:path><draw:path draw:style-name="gr3" draw:text-style-name="P6" svg:width="0.0744in" svg:height="0.1063in" svg:x="0.6343in" svg:y="0.002in" svg:viewBox="0 0 190 271" svg:d="M90 4c0-1 0-4-5-4-9 0-38 3-48 3-3 1-6 1-6 8 0 6 3 6 9 6 18 0 19 2 19 6 0 2-1 6-1 8-18 73-37 146-56 220-2 5-2 6-2 9 0 8 8 11 11 11 7 0 13-5 14-10 2-10 6-20 8-30 3-11 5-22 9-34 2-9 4-18 6-25 0-3 4-15 5-18s13-24 26-35c8-6 20-13 36-13 17 0 21 13 21 26 0 21-14 63-24 86-2 9-4 13-4 21 0 18 13 32 32 32 36 0 50-57 50-60s-3-3-4-3c-5 0-5 1-7 7-5 19-17 47-39 47-7 0-9-3-9-12 0-10 3-19 6-28 7-16 25-61 25-83 0-26-16-42-45-42-25 0-43 12-58 30 10-41 21-82 31-123z"><text:p/></draw:path><draw:path draw:style-name="gr3" draw:text-style-name="P6" svg:width="0.1004in" svg:height="0.0354in" svg:x="0.7646in" svg:y="0.052in" svg:viewBox="0 0 256 91" svg:d="M243 16c7 0 13-1 13-8 0-8-6-8-12-8-77 0-155 0-232 0-5 0-12 0-12 8 0 7 7 8 13 8 77 0 153 0 230 0zM244 91c6 0 12 0 12-7 0-9-6-9-13-9-77 0-153 0-230 0-6 0-13 0-13 9 0 7 7 7 12 7 77 0 155 0 232 0z"><text:p/></draw:path><draw:path draw:style-name="gr3" draw:text-style-name="P6" svg:width="0.0752in" svg:height="0.1374in" svg:x="0.9248in" svg:y="0in" svg:viewBox="0 0 192 350" svg:d="M121 118c11 0 22 0 33 0 8 0 12 0 12-8 0-4-4-4-11-4-11 0-21 0-32 0 2-16 6-30 8-44 2-8 8-36 10-40 3-8 10-13 17-13 3 0 12 0 20 6-17 2-21 16-21 21 0 9 7 14 15 14 9 0 20-8 20-24 0-17-17-26-34-26-13 0-37 7-48 45-2 8-4 12-13 61-9 0-18 0-27 0-7 0-12 0-12 7 0 5 4 5 11 5 9 0 17 0 26 0-10 50-19 100-29 150-7 38-13 73-34 73-1 0-11 0-18-7 18-1 21-15 21-21 0-8-6-13-14-13-10 0-21 8-21 23 0 18 16 27 32 27 22 0 37-23 44-38 12-24 21-71 22-73 8-41 15-81 23-121z"><text:p/></draw:path><draw:path draw:style-name="gr3" draw:text-style-name="P6" svg:width="0.0591in" svg:height="0.0591in" svg:x="1.0492in" svg:y="0.0402in" svg:viewBox="0 0 151 151" svg:d="M151 76c0-42-34-76-75-76-42 0-76 35-76 76s34 75 76 75c41 0 75-34 75-75zM76 134c-34 0-61-26-61-58 0-33 27-59 61-59 32 0 59 25 59 59 0 33-27 58-59 58z"><text:p/></draw:path><draw:path draw:style-name="gr3" draw:text-style-name="P6" svg:width="0.074in" svg:height="0.1063in" svg:x="1.1594in" svg:y="0.002in" svg:viewBox="0 0 189 271" svg:d="M89 4c0-1 0-4-4-4-9 0-38 3-48 3-3 1-7 1-7 8 0 6 4 6 10 6 18 0 18 2 18 6 0 2-1 6-1 8-19 73-37 146-56 220-1 5-1 6-1 9 0 8 8 11 11 11 7 0 12-5 14-10 2-10 6-20 8-30 3-11 5-22 9-34 2-9 4-18 6-25 0-3 4-15 4-18 1-3 13-24 26-35 9-6 21-13 37-13 17 0 21 13 21 26 0 21-14 63-24 86-3 9-4 13-4 21 0 18 13 32 31 32 36 0 50-57 50-60s-3-3-4-3c-4 0-4 1-6 7-5 19-18 47-39 47-7 0-9-3-9-12 0-10 3-19 6-28 7-16 24-61 24-83 0-26-16-42-44-42-25 0-43 12-58 30 10-41 20-82 30-123z"><text:p/></draw:path><draw:path draw:style-name="gr3" draw:text-style-name="P6" svg:width="0.0846in" svg:height="0.0933in" svg:x="1.2807in" svg:y="0.0165in" svg:viewBox="0 0 216 238" svg:d="M117 8c-4-7-6-8-9-8-5 0-6 2-9 8-32 71-64 143-96 214-2 5-3 6-3 8 0 4 4 8 9 8 2 0 5-1 9-9 29-67 60-136 90-203 31 67 60 136 91 203 3 9 7 9 9 9 4 0 8-4 8-8 0-1 0-2-3-7-32-71-65-144-96-215z"><text:p/></draw:path><draw:path draw:style-name="gr3" draw:text-style-name="P6" svg:width="0.0693in" svg:height="0.0976in" svg:x="1.4098in" svg:y="0.0402in" svg:viewBox="0 0 177 249" svg:d="M176 25c0-2 1-4 1-6 0-7-4-11-11-11-4 0-14 3-16 16-7-14-20-24-36-24-44 0-92 54-92 110 0 37 24 61 52 61 23 0 40-18 45-22-8 33-9 33-13 49-2 4-15 42-55 42-8 0-20 0-31-3 11-4 15-14 15-20 0-7-4-15-14-15-9 0-21 8-21 24 0 15 14 23 52 23 47 0 76-30 81-53 14-56 29-113 43-171zM125 121c-2 10-11 20-19 28-8 6-20 13-31 13-20 0-26-20-26-35 0-19 11-64 22-84 10-19 27-34 43-34 26 0 31 31 31 33s0 4-1 5c-7 25-12 49-19 74z"><text:p/></draw:path><draw:path draw:style-name="gr3" draw:text-style-name="P6" svg:width="0.0465in" svg:height="0.0697in" svg:x="1.4866in" svg:y="0.0591in" svg:viewBox="0 0 119 178" svg:d="M119 130c-4 0-6 0-9 0-1 5-3 22-7 24-2 2-23 2-27 2-17 0-33 0-50 0 29-25 38-33 54-45 20-16 39-33 39-58 0-33-29-53-63-53s-56 23-56 48c0 14 11 15 14 15 7 0 15-5 15-15 0-4-3-14-17-14 9-19 28-24 40-24 27 0 40 21 40 43 0 23-16 42-25 52-22 20-43 41-65 63-2 3-2 4-2 10 37 0 74 0 111 0 2-15 6-32 8-48z"><text:p/></draw:path><draw:path draw:style-name="gr3" draw:text-style-name="P6" svg:width="0.1008in" svg:height="0.0354in" svg:x="1.5988in" svg:y="0.052in" svg:viewBox="0 0 257 91" svg:d="M244 16c6 0 13-1 13-8 0-8-7-8-13-8-77 0-154 0-231 0-5 0-13 0-13 8 0 7 8 8 13 8 77 0 154 0 231 0zM244 91c6 0 13 0 13-7 0-9-7-9-13-9-77 0-154 0-231 0-5 0-13 0-13 9 0 7 8 7 13 7 77 0 154 0 231 0z"><text:p/></draw:path><draw:path draw:style-name="gr3" draw:text-style-name="P6" svg:width="0.0693in" svg:height="0.0976in" svg:x="1.7535in" svg:y="0.0402in" svg:viewBox="0 0 177 249" svg:d="M176 25c0-2 1-4 1-6 0-7-4-11-11-11-4 0-14 3-16 16-7-14-20-24-36-24-44 0-92 54-92 110 0 37 23 61 52 61 22 0 40-18 44-22h1c-9 33-9 33-13 49-2 4-15 42-55 42-8 0-21 0-32-3 12-4 16-14 16-20 0-7-4-15-14-15-9 0-21 8-21 24 0 15 14 23 51 23 48 0 77-30 82-53 14-56 29-113 43-171zM125 121c-2 10-11 20-19 28-8 6-20 13-31 13-20 0-26-20-26-35 0-19 11-64 22-84 10-19 27-34 43-34 26 0 31 31 31 33s-1 4-1 5c-7 25-12 49-19 74z"><text:p/></draw:path><draw:path draw:style-name="gr3" draw:text-style-name="P6" svg:width="0.0469in" svg:height="0.0697in" svg:x="1.8303in" svg:y="0.0591in" svg:viewBox="0 0 120 178" svg:d="M120 130c-3 0-6 0-9 0-1 5-3 22-8 24-2 2-23 2-26 2-17 0-33 0-50 0 29-25 38-33 54-45 20-16 39-33 39-58 0-33-29-53-63-53s-57 23-57 48c0 14 12 15 14 15 7 0 15-5 15-15 0-4-2-14-16-14 9-19 27-24 40-24 26 0 40 21 40 43 0 23-16 42-25 52-22 20-43 41-65 63-3 3-3 4-3 10 37 0 75 0 112 0 2-15 6-32 8-48z"><text:p/></draw:path><draw:path draw:style-name="gr3" draw:text-style-name="P6" svg:width="0.0591in" svg:height="0.0591in" svg:x="1.9343in" svg:y="0.0402in" svg:viewBox="0 0 151 151" svg:d="M151 76c0-42-36-76-76-76-41 0-75 35-75 76s34 75 75 75c40 0 76-34 76-75zM75 134c-33 0-60-26-60-58 0-33 27-59 60-59s60 25 60 59c0 33-27 58-60 58z"><text:p/></draw:path><draw:path draw:style-name="gr3" draw:text-style-name="P6" svg:width="0.074in" svg:height="0.1063in" svg:x="2.0441in" svg:y="0.002in" svg:viewBox="0 0 189 271" svg:d="M89 4c0-1 0-4-4-4-9 0-38 3-48 3-3 1-7 1-7 8 0 6 3 6 10 6 17 0 18 2 18 6 0 2-1 6-1 8-19 73-37 146-56 220-1 5-1 6-1 9 0 8 8 11 11 11 7 0 12-5 14-10 2-10 6-20 8-30 2-11 5-22 8-34 2-9 5-18 6-25 1-3 5-15 5-18 1-3 13-24 26-35 9-6 21-13 37-13 17 0 21 13 21 26 0 21-15 63-24 86-3 9-5 13-5 21 0 18 14 32 32 32 36 0 50-57 50-60s-3-3-4-3c-4 0-4 1-6 7-5 19-18 47-39 47-7 0-9-3-9-12 0-10 3-19 6-28 6-16 24-61 24-83 0-26-16-42-44-42-25 0-43 12-58 30 10-41 20-82 30-123z"><text:p/></draw:path><draw:path draw:style-name="gr3" draw:text-style-name="P6" svg:width="0.1008in" svg:height="0.0354in" svg:x="2.174in" svg:y="0.052in" svg:viewBox="0 0 257 91" svg:d="M244 16c6 0 13-1 13-8 0-8-7-8-13-8-77 0-154 0-231 0-5 0-13 0-13 8 0 7 8 8 13 8 77 0 154 0 231 0zM244 91c6 0 13 0 13-7 0-9-7-9-13-9-77 0-154 0-231 0-5 0-13 0-13 9 0 7 8 7 13 7 77 0 154 0 231 0z"><text:p/></draw:path><draw:path draw:style-name="gr3" draw:text-style-name="P6" svg:width="0.0752in" svg:height="0.1374in" svg:x="2.3343in" svg:y="0in" svg:viewBox="0 0 192 350" svg:d="M121 118c11 0 23 0 34 0 8 0 11 0 11-8 0-4-3-4-10-4-11 0-22 0-33 0 3-16 6-30 9-44 1-8 7-36 9-40 3-8 10-13 18-13 2 0 11 0 19 6-16 2-21 16-21 21 0 9 7 14 15 14 9 0 20-8 20-24 0-17-17-26-33-26-13 0-37 7-49 45-2 8-3 12-12 61-9 0-19 0-28 0-6 0-11 0-11 7 0 5 4 5 11 5 9 0 17 0 26 0-10 50-20 100-30 150-7 38-13 73-33 73-2 0-11 0-19-7 18-1 21-15 21-21 0-8-6-13-14-13-10 0-21 8-21 23 0 18 16 27 33 27 21 0 36-23 44-38 12-24 21-71 21-73 8-41 15-81 23-121z"><text:p/></draw:path><draw:path draw:style-name="gr3" draw:text-style-name="P6" svg:width="0.0587in" svg:height="0.0591in" svg:x="2.4594in" svg:y="0.0402in" svg:viewBox="0 0 150 151" svg:d="M150 76c0-42-35-76-75-76-42 0-75 35-75 76s33 75 75 75c40 0 75-34 75-75zM75 134c-33 0-60-26-60-58 0-33 27-59 60-59 32 0 59 25 59 59 0 33-27 58-59 58z"><text:p/></draw:path><draw:path draw:style-name="gr3" draw:text-style-name="P6" svg:width="0.0744in" svg:height="0.1063in" svg:x="2.5689in" svg:y="0.002in" svg:viewBox="0 0 190 271" svg:d="M90 4c0-1 0-4-5-4-9 0-37 3-47 3-3 1-7 1-7 8 0 6 3 6 9 6 18 0 19 2 19 6 0 2-1 6-1 8-18 73-37 146-56 220-2 5-2 6-2 9 0 8 8 11 12 11 6 0 12-5 14-10 3-10 5-20 7-30 3-11 5-22 9-34 2-9 4-18 6-25 1-3 5-15 5-18 1-3 13-24 26-35 9-6 20-13 38-13 16 0 20 13 20 26 0 21-15 63-24 86-3 9-5 13-5 21 0 18 13 32 32 32 36 0 50-57 50-60s-3-3-4-3c-5 0-5 1-6 7-6 19-18 47-39 47-7 0-10-3-10-12 0-10 3-19 8-28 5-16 23-61 23-83 0-26-16-42-44-42-26 0-43 12-58 30 10-41 20-82 30-123z"><text:p/></draw:path></draw:g></text:span><text:span text:style-name="T11"><text:s/></text:span><text:span text:style-name="T14">כלומר מטרנזיטיביות </text:span><text:span text:style-name="T14"><draw:g text:anchor-type="as-char" svg:y="-0.0681in" draw:z-index="197" draw:name="Shape48" draw:style-name="gr1"><svg:title>TexMaths</svg:title><svg:desc>11§display§g_1 = g_2§svg§600§FALSE§</svg:desc><draw:path draw:style-name="gr2" draw:text-style-name="P5" svg:width="0.4535in" svg:height="0.0819in" svg:x="0.0051in" svg:y="0.0063in" svg:viewBox="0 0 1153 209" svg:d="M577 209c-192 0-385 0-577 0 0-69 0-140 0-209 384 0 769 0 1153 0 0 69 0 140 0 209-192 0-384 0-576 0z"><text:p/></draw:path><draw:path draw:style-name="gr3" draw:text-style-name="P6" svg:width="0.0697in" svg:height="0.0976in" svg:x="-0.0004in" svg:y="-0.0004in" svg:viewBox="0 0 178 249" svg:d="M177 25c0-2 1-4 1-6 0-7-5-11-12-11-3 0-14 3-15 16-7-14-21-24-37-24-44 0-91 54-91 110 0 37 23 60 52 60 22 0 40-18 44-22h1c-9 34-9 34-13 50-1 4-15 42-56 42-7 0-20 0-31-3 12-5 16-14 16-21 0-6-4-13-15-13-8 0-21 6-21 22s14 24 52 24c48 0 76-31 82-54 14-56 29-113 43-170zM126 121c-2 10-11 19-19 27-8 6-20 13-31 13-20 0-25-20-25-34 0-19 11-64 20-84 11-19 28-34 44-34 26 0 31 31 31 33s-1 4-1 5c-6 25-12 49-19 74z"><text:p/></draw:path><draw:path draw:style-name="gr3" draw:text-style-name="P6" svg:width="0.0386in" svg:height="0.0697in" svg:x="0.0815in" svg:y="0.0181in" svg:viewBox="0 0 99 178" svg:d="M62 8c0-8-2-8-8-8-18 17-42 17-54 17 0 3 0 6 0 9 7 0 25 0 40-7 0 45 0 91 0 136 0 10 0 14-27 14-3 0-8 0-11 0 0 3 0 6 0 9 6-1 39-1 49-1 8 0 41 0 48 1 0-3 0-6 0-9-3 0-7 0-10 0-27 0-27-4-27-14 0-48 0-98 0-147z"><text:p/></draw:path><draw:path draw:style-name="gr3" draw:text-style-name="P6" svg:width="0.1008in" svg:height="0.035in" svg:x="0.189in" svg:y="0.01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93in" svg:height="0.0976in" svg:x="0.3429in" svg:y="-0.0004in" svg:viewBox="0 0 177 249" svg:d="M176 25c0-2 1-4 1-6 0-7-5-11-12-11-3 0-14 3-15 16-7-14-21-24-37-24-44 0-91 54-91 110 0 37 23 60 52 60 22 0 40-18 44-22h1c-9 34-9 34-13 50-2 4-15 42-57 42-6 0-19 0-30-3 12-5 16-14 16-21 0-6-4-13-15-13-8 0-20 6-20 22s13 24 51 24c48 0 75-31 82-54 14-56 29-113 43-170zM125 121c-2 10-11 19-19 27-8 6-20 13-31 13-20 0-26-20-26-34 0-19 11-64 21-84 11-19 28-34 44-34 26 0 31 31 31 33s-1 4-1 5c-7 25-12 49-19 74z"><text:p/></draw:path><draw:path draw:style-name="gr3" draw:text-style-name="P6" svg:width="0.0469in" svg:height="0.0697in" svg:x="0.4197in" svg:y="0.0181in" svg:viewBox="0 0 120 178" svg:d="M120 130c-3 0-7 0-10 0 0 5-3 21-7 23-2 2-23 2-26 2-17 0-34 0-51 0 29-24 39-32 55-44 20-16 39-33 39-58 0-33-29-53-64-53-33 0-56 23-56 48 0 14 12 15 14 15 7 0 15-5 15-15 0-4-3-14-16-14 8-19 27-24 40-24 26 0 40 21 40 43 0 23-16 42-25 52-22 21-43 42-65 62-3 3-3 4-3 11 37 0 74 0 111 0 3-16 6-33 9-48z"><text:p/></draw:path></draw:g></text:span><text:span text:style-name="T14"><text:s/>כדרוש. </text:span></text:p>
        </text:list-item>
      </text:list>
      <text:p text:style-name="P9"><draw:g text:anchor-type="as-char" svg:y="-0.1134in" draw:z-index="196" draw:name="Shape49" draw:style-name="gr1"><svg:title>TexMaths</svg:title><svg:desc>11§display§\QED§svg§600§FALSE§</svg:desc><draw:path draw:style-name="gr2" draw:text-style-name="P5" svg:width="0.6894in" svg:height="0.0972in" svg:x="-0.0004in" svg:y="0.0071in" svg:viewBox="0 0 1752 248" svg:d="M0 0c584 0 1168 0 1752 0 0 83 0 165 0 248-584 0-1168 0-1752 0 0-83 0-165 0-248z"><text:p/></draw:path><draw:path draw:style-name="gr3" draw:text-style-name="P6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6" svg:width="0.0157in" svg:height="0.0157in" svg:x="0.1441in" svg:y="0.0925in" svg:viewBox="0 0 41 41" svg:d="M41 21c0-12-10-21-21-21-12 0-20 9-20 21 0 11 8 20 20 20 11 0 21-9 21-20z"><text:p/></draw:path><draw:path draw:style-name="gr3" draw:text-style-name="P6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4-17 19-7 4-13 7-18 7-12 0-17-5-17-13 0-6 3-14 9-22 4-5 8-11 15-15 5-3 11-5 15-5 1 0 2 0 2-2zM130 123c7 0 14 1 18 3 3 1 3 1 3 2-1 1-3 2-4 3-2 0-4 0-6 0-10 0-18-2-23-7 4 0 7-1 12-1z"><text:p/></draw:path><draw:path draw:style-name="gr3" draw:text-style-name="P6" svg:width="0.0157in" svg:height="0.0157in" svg:x="0.3in" svg:y="0.0925in" svg:viewBox="0 0 41 41" svg:d="M41 21c0-12-9-21-20-21-12 0-21 9-21 21 0 11 9 20 21 20 11 0 20-9 20-20z"><text:p/></draw:path><draw:path draw:style-name="gr3" draw:text-style-name="P6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36in" svg:y="0.0925in" svg:viewBox="0 0 42 41" svg:d="M42 21c0-12-10-21-21-21s-21 9-21 21c0 11 10 20 21 20s21-9 21-20z"><text:p/></draw:path><draw:path draw:style-name="gr3" draw:text-style-name="P6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p>
      <text:h text:style-name="Heading_20_3" text:outline-level="3">סעיף (ג)</text:h>
      <text:p text:style-name="P15">נניח <text:span text:style-name="T8"><draw:g text:anchor-type="as-char" svg:y="-0.1063in" draw:z-index="194" draw:name="Shape50" draw:style-name="gr1"><svg:title>TexMaths</svg:title><svg:desc>11§display§h§svg§600§FALSE§</svg:desc><draw:path draw:style-name="gr2" draw:text-style-name="P5" svg:width="0.0665in" svg:height="0.0906in" svg:x="-0.0004in" svg:y="0.0071in" svg:viewBox="0 0 170 231" svg:d="M0 0c56 0 114 0 170 0 0 77 0 154 0 231-56 0-114 0-170 0 0-77 0-154 0-231z"><text:p/></draw:path><draw:path draw:style-name="gr3" draw:text-style-name="P6" svg:width="0.074in" svg:height="0.1063in" svg:x="0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8"><text:s/>זיווג. נוכיח ש־</text:span><text:span text:style-name="T8"><draw:g text:anchor-type="as-char" svg:y="-0.1134in" draw:z-index="183" draw:name="Shape51" draw:style-name="gr1"><svg:title>TexMaths</svg:title><svg:desc>11§display§(A \to \N) / R_h = \{\{f\} \mid f \in \N \to \N\}§svg§600§FALSE§</svg:desc><draw:path draw:style-name="gr2" draw:text-style-name="P5" svg:width="2.2807in" svg:height="0.1358in" svg:x="-0.0004in" svg:y="0.0071in" svg:viewBox="0 0 5794 346" svg:d="M2898 346c-966 0-1932 0-2898 0 0-116 0-230 0-346 1932 0 3863 0 5794 0 0 116 0 230 0 346-966 0-1931 0-2896 0z"><text:p/></draw:path><draw:path draw:style-name="gr3" draw:text-style-name="P6" svg:width="0.035in" svg:height="0.1512in" svg:x="0.0071in" svg:y="0in" svg:viewBox="0 0 90 385" svg:d="M90 381c0-1 0-1-6-8-49-49-62-122-62-180 0-67 15-135 63-182 5-5 5-5 5-7 0-3-2-4-4-4-3 0-39 26-62 76-20 42-24 85-24 117 0 29 4 76 25 120 23 47 58 72 61 72 2 0 4-1 4-4z"><text:p/></draw:path><draw:path draw:style-name="gr3" draw:text-style-name="P6" svg:width="0.1039in" svg:height="0.1079in" svg:x="0.0563in" svg:y="0.0043in" svg:viewBox="0 0 265 275" svg:d="M56 231c-15 26-31 31-47 32-6 1-9 1-9 8 0 2 2 4 6 4 9 0 22-1 33-1 13 0 26 1 38 1 2 0 8 0 8-7 0-4-4-5-7-5-9 0-17-3-17-13 0-4 2-9 5-14 10-17 19-32 29-49 32 0 65 0 96 0 2 9 7 60 7 64 0 11-20 12-27 12-6 0-10 0-10 8 0 4 3 3 5 4 17 0 33-1 49-1 9 0 34 1 44 1 2 0 6 0 6-7 0-5-3-5-9-5-24 0-24-2-25-13-8-79-15-160-23-240-1-8-1-10-8-10-5 0-7 3-10 7-45 74-89 149-134 224zM102 175c26-43 51-85 76-127 5 42 8 84 12 127-29 0-58 0-88 0z"><text:p/></draw:path><draw:path draw:style-name="gr3" draw:text-style-name="P6" svg:width="0.1346in" svg:height="0.0787in" svg:x="0.2157in" svg:y="0.0362in" svg:viewBox="0 0 343 201" svg:d="M301 109c-20 15-31 32-35 36-16 27-20 51-20 52 0 4 5 4 8 4 7 0 7-1 9-7 9-38 31-71 75-88 4-1 5-4 5-6 0-3-1-2-2-3-18-7-64-27-79-91-1-5-1-6-8-6-3 0-8 0-8 4 0 2 4 26 20 51 8 12 19 25 35 37-95 0-191 0-287 0-6 0-14-1-14 8 0 8 8 9 14 9 96 0 192 0 287 0z"><text:p/></draw:path><draw:path draw:style-name="gr3" draw:text-style-name="P6" svg:width="0.1028in" svg:height="0.1063in" svg:x="0.4059in" svg:y="0.0098in" svg:viewBox="0 0 262 271" svg:d="M33 35c0 63 0 126 0 187 0 20-2 28-22 28-4 0-11 0-11 7 0 6 6 6 13 6 20 0 40 0 60 0 7 0 13 0 13-6 0-7-7-7-12-7-21 0-24-9-24-29 0-58 0-118 0-176 56 74 111 148 167 220 3 5 5 6 7 6 7 0 7-7 7-13 0-72 0-145 0-217 0-21 3-27 22-28 2 0 9 0 9-6 0-7-7-7-13-7-19 0-38 0-56 0-8 0-14 0-14 7 0 6 7 6 11 6 22 1 26 9 26 29 0 39 0 80 0 121-40-53-78-105-118-157-3-6-4-6-13-6-22 0-45 0-67 0-8 0-14 0-14 7 0 6 6 6 8 6 11 1 19 8 22 12-1 4-1 5-1 10zM218 243c-56-72-112-146-168-220-4-5-4-5-8-10 15 0 31 0 46 0 43 59 87 117 130 176 0 18 0 37 0 54z"><text:p/></draw:path><draw:path draw:style-name="gr3" draw:text-style-name="P6" svg:width="0.0346in" svg:height="0.1512in" svg:x="0.5209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0587in" svg:height="0.1512in" svg:x="0.5795in" svg:y="0in" svg:viewBox="0 0 150 385" svg:d="M149 15c1-5 1-6 1-7 0-5-4-8-8-8-2 0-4 1-7 3-44 123-89 245-133 367-2 5-2 7-2 8 0 4 3 7 8 7 4 0 5-3 9-10 44-120 88-240 132-360z"><text:p/></draw:path><draw:path draw:style-name="gr3" draw:text-style-name="P6" svg:width="0.1079in" svg:height="0.1063in" svg:x="0.6535in" svg:y="0.0098in" svg:viewBox="0 0 275 271" svg:d="M129 26c2-9 3-13 11-14 3 0 15 0 23 0 27 0 70 0 70 38 0 13-6 39-21 55-10 10-30 22-66 22-14 0-28 0-43 0 9-35 17-68 26-101zM184 132c39-9 86-35 86-75 0-33-36-57-86-57-37 0-74 0-110 0-8 0-11 0-11 8 0 4 3 4 11 4 4 0 7 0 14 0 7 1 10 1 10 7 0 1 0 2-1 7-18 69-34 138-52 206-4 15-4 18-35 18-7 0-10 0-10 8 0 4 3 3 4 4 11 0 39-1 50-1s38 1 48 1c4 0 8 0 8-8 0-4-3-4-10-4-14 0-25 0-25-7 0-2 0-4 1-6 9-33 16-67 25-102 16 0 31 0 46 0 36 0 42 22 42 36 0 5-3 17-5 26-2 10-6 24-6 32 0 42 46 42 51 42 33 0 46-40 46-44 0-6-3-6-4-6-4 0-5 4-5 6-10 28-26 35-35 35-13 0-15-9-15-23 0-12 2-31 3-43 1-6 2-13 2-19 0-29-26-42-37-45z"><text:p/></draw:path><draw:path draw:style-name="gr3" draw:text-style-name="P6" svg:width="0.0575in" svg:height="0.0744in" svg:x="0.7705in" svg:y="0.0626in" svg:viewBox="0 0 147 190" svg:d="M65 9c0-1 1-3 1-5 0-1-1-4-4-4-6 0-28 2-36 3-1 0-5 0-5 7 0 3 4 3 7 3 13 0 13 2 13 5 0 1 0 3-1 5-12 51-26 101-38 153-2 5-1 3-2 6 0 4 3 8 10 8 2 0 8-1 11-6 1-2 3-11 4-18 3-7 5-15 7-23 0-4 3-14 4-19 3-11 3-11 8-19 9-14 22-29 43-29 15 0 16 13 16 20 0 15-12 46-16 57-2 8-3 10-3 14 0 15 11 23 25 23 27 0 38-37 38-40 0-5-3-5-4-5-3 0-3 3-4 6-7 21-19 32-29 32-5 0-7-4-7-9 0-7 2-10 6-22 3-9 14-37 14-53 0-3 0-15-10-23-4-3-12-7-25-7-20 0-34 10-44 22 7-27 14-55 21-82z"><text:p/></draw:path><draw:path draw:style-name="gr3" draw:text-style-name="P6" svg:width="0.1008in" svg:height="0.0354in" svg:x="0.8925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539in" svg:height="0.1512in" svg:x="1.0555in" svg:y="0in" svg:viewBox="0 0 138 385" svg:d="M81 52c0-16 10-41 52-43 2 0 5-2 5-5 0-4-4-4-8-4-39 0-74 20-75 48 0 29 0 59 0 89 0 15 0 27-15 39-14 12-28 12-37 13-2 0-3 1-3 4 0 4 2 4 6 4 26 2 44 14 48 34 1 4 1 5 1 19 0 25 0 51 0 76 0 16 0 29 19 43 15 12 40 16 56 16 4 0 8 0 8-4s-4-4-7-4c-24-2-43-15-48-33-2-5-2-5-2-19 0-27 0-54 0-82 0-17-3-24-15-35-8-8-20-12-31-15 32-9 46-27 46-49 0-31 0-61 0-92z"><text:p/></draw:path><draw:path draw:style-name="gr3" draw:text-style-name="P6" svg:width="0.0531in" svg:height="0.1512in" svg:x="1.1319in" svg:y="0in" svg:viewBox="0 0 136 385" svg:d="M81 52c0-16 10-41 52-43 2 0 3-2 3-5 0-4-3-4-6-4-40 0-75 20-75 48 0 29 0 59 0 89 0 15 0 27-15 39-14 12-29 12-37 13-2 0-3 1-3 4 0 4 2 4 6 4 25 2 44 14 48 34 1 4 1 5 1 19 0 25 0 51 0 76 0 16 0 29 19 43 15 12 40 16 56 16 3 0 6 0 6-4s-2-4-5-4c-25-2-44-15-48-33-2-5-2-5-2-19 0-27 0-54 0-82 0-17-3-24-15-35-9-8-20-12-31-15 32-9 46-27 46-49 0-31 0-61 0-92z"><text:p/></draw:path><draw:path draw:style-name="gr3" draw:text-style-name="P6" svg:width="0.0756in" svg:height="0.1374in" svg:x="1.2047in" svg:y="0.0067in" svg:viewBox="0 0 193 350" svg:d="M121 118c11 0 22 0 33 0 8 0 12 0 12-8 0-4-4-4-11-4-11 0-21 0-32 0 2-16 6-30 8-44 2-8 8-36 10-40 3-8 10-13 17-13 3 0 13 0 20 6-17 2-21 16-21 21 0 9 7 14 15 14 10 0 21-9 21-24 0-17-18-26-35-26-13 0-37 7-48 45-2 8-3 12-13 61-9 0-18 0-27 0-7 0-12 0-12 7 0 5 4 5 11 5 9 0 17 0 26 0-10 50-19 100-29 151-7 37-13 72-34 72-1 0-11 0-18-6 18-1 21-16 21-21 0-9-6-13-14-13-10 0-21 8-21 23 0 17 17 26 32 26 22 0 37-23 44-37 12-25 21-71 22-74 8-40 15-80 23-121z"><text:p/></draw:path><draw:path draw:style-name="gr3" draw:text-style-name="P6" svg:width="0.0539in" svg:height="0.1512in" svg:x="1.298in" svg:y="0in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3 16 36 7 7 18 12 29 15-32 10-45 26-45 48 0 31 0 62 0 93z"><text:p/></draw:path><draw:path draw:style-name="gr3" draw:text-style-name="P6" svg:width="0.0055in" svg:height="0.1512in" svg:x="1.4236in" svg:y="0in" svg:viewBox="0 0 15 385" svg:d="M15 14c0-6 0-14-7-14-8 0-8 8-8 14 0 119 0 238 0 357 0 7 0 14 8 14 7 0 7-7 7-14 0-119 0-238 0-357z"><text:p/></draw:path><draw:path draw:style-name="gr3" draw:text-style-name="P6" svg:width="0.0756in" svg:height="0.1374in" svg:x="1.4984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6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" svg:width="0.076in" svg:height="0.087in" svg:x="1.6358in" svg:y="0.0307in" svg:viewBox="0 0 194 222" svg:d="M179 120c7 0 15-1 15-9 0-9-8-8-15-8-55 0-109 0-164 0 6-50 50-88 104-88 20 0 41 0 60 0 7 0 15 0 15-7 0-8-8-8-15-8-19 0-40 0-60 0-66 0-119 48-119 111 0 62 53 111 119 111 20 0 41 0 60 0 7 0 15 0 15-7s-8-7-15-7c-19 0-40 0-60 0-54 0-98-37-104-88 55 0 109 0 164 0z"><text:p/></draw:path><draw:path draw:style-name="gr3" draw:text-style-name="P6" svg:width="0.1028in" svg:height="0.1063in" svg:x="1.7709in" svg:y="0.0098in" svg:viewBox="0 0 262 271" svg:d="M34 35c0 63 0 126 0 187 0 20-3 28-23 28-4 0-11 0-11 7 0 6 7 6 13 6 20 0 41 0 61 0 6 0 12 0 12-6 0-7-6-7-11-7-21 0-24-9-24-29 0-58 0-118 0-176 55 74 111 148 166 220 4 5 5 6 9 6 6 0 6-7 6-13 0-72 0-145 0-217 0-21 3-27 21-28 2 0 9 0 9-6 0-7-6-7-12-7-19 0-39 0-57 0-7 0-14 0-14 7 0 6 8 6 12 6 21 1 25 9 25 29 0 39 0 80 0 121-39-53-78-105-117-157-4-6-5-6-14-6-22 0-45 0-67 0-7 0-12 0-12 7 0 6 5 6 7 6 10 1 18 8 22 12-1 4-1 5-1 10zM219 243c-56-72-112-146-168-220-5-5-5-5-9-10 15 0 31 0 46 0 44 59 87 117 131 176 0 18 0 37 0 54z"><text:p/></draw:path><draw:path draw:style-name="gr3" draw:text-style-name="P6" svg:width="0.1346in" svg:height="0.0787in" svg:x="1.9276in" svg:y="0.0362in" svg:viewBox="0 0 343 201" svg:d="M301 109c-20 15-31 32-35 36-16 27-20 51-20 52 0 4 5 4 8 4 7 0 7-1 9-7 9-38 31-71 75-88 4-1 5-4 5-6 0-3-1-2-2-3-18-7-64-27-79-91-1-5-1-6-8-6-3 0-8 0-8 4 0 2 4 26 20 51 8 12 19 25 35 37-95 0-191 0-287 0-6 0-14-1-14 8 0 8 8 9 14 9 96 0 192 0 287 0z"><text:p/></draw:path><draw:path draw:style-name="gr3" draw:text-style-name="P6" svg:width="0.1028in" svg:height="0.1063in" svg:x="2.1177in" svg:y="0.0098in" svg:viewBox="0 0 262 271" svg:d="M33 35c0 63 0 126 0 187 0 20-3 28-22 28-4 0-11 0-11 7 0 6 6 6 13 6 20 0 40 0 60 0 6 0 13 0 13-6 0-7-7-7-12-7-21 0-24-9-24-29 0-58 0-118 0-176 56 74 111 148 167 220 3 5 5 6 7 6 7 0 7-7 7-13 0-72 0-145 0-217 0-21 3-27 22-28 2 0 9 0 9-6 0-7-7-7-13-7-19 0-38 0-56 0-8 0-14 0-14 7 0 6 7 6 11 6 22 1 25 9 25 29 0 39 0 80 0 121-39-53-79-105-117-157-3-6-4-6-13-6-22 0-45 0-67 0-8 0-14 0-14 7 0 6 6 6 8 6 11 1 18 8 22 12-1 4-1 5-1 10zM218 243c-56-72-112-146-168-220-4-5-4-5-8-10 15 0 31 0 46 0 43 59 87 117 130 176 0 18 0 37 0 54z"><text:p/></draw:path><draw:path draw:style-name="gr3" draw:text-style-name="P6" svg:width="0.0539in" svg:height="0.1512in" svg:x="2.2346in" svg:y="0in" svg:viewBox="0 0 138 385" svg:d="M56 334c0 15-11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/text:span><text:span text:style-name="T8">. </text:span></text:p>
      <text:p text:style-name="P16">תהי <text:span text:style-name="T8"><draw:g text:anchor-type="as-char" svg:y="-0.1075in" draw:z-index="193" draw:name="Shape52" draw:style-name="gr1"><svg:title>TexMaths</svg:title><svg:desc>11§display§f \in \N \to \N§svg§600§FALSE§</svg:desc><draw:path draw:style-name="gr2" draw:text-style-name="P5" svg:width="0.7146in" svg:height="0.122in" svg:x="0in" svg:y="0.0075in" svg:viewBox="0 0 1816 311" svg:d="M0 0c605 0 1210 0 1816 0 0 103 0 208 0 311-606 0-1211 0-1816 0 0-103 0-208 0-311z"><text:p/></draw:path><draw:path draw:style-name="gr3" draw:text-style-name="P6" svg:width="0.0756in" svg:height="0.1378in" svg:x="0.0004in" svg:y="0in" svg:viewBox="0 0 193 351" svg:d="M121 118c11 0 22 0 33 0 8 0 12 0 12-8 0-4-4-4-11-4-11 0-21 0-32 0 2-15 6-30 8-44 2-8 8-36 10-40 3-8 10-13 17-13 3 0 13 0 20 6-17 1-21 16-21 21 0 9 7 13 15 13 10 0 21-7 21-23 0-17-18-26-35-26-13 0-37 7-48 45-2 8-3 12-13 61-9 0-18 0-27 0-7 0-12 0-12 7 0 5 5 5 11 5 9 0 17 0 26 0-10 50-19 101-29 151-7 38-13 73-34 73-1 0-11 0-18-7 18-1 21-15 21-21 0-8-6-13-14-13-10 0-21 8-21 23 0 18 17 27 32 27 22 0 37-23 44-38 12-24 22-71 22-73 8-41 15-82 23-122z"><text:p/></draw:path><draw:path draw:style-name="gr3" draw:text-style-name="P6" svg:width="0.0756in" svg:height="0.0874in" svg:x="0.1382in" svg:y="0.0256in" svg:viewBox="0 0 193 223" svg:d="M179 120c7 0 14 1 14-8 0-8-7-9-14-9-55 0-109 0-164 0 5-50 50-88 104-88 20 0 41 0 60 0 7 0 14 0 14-7 0-8-7-8-14-8-21 0-40 0-61 0-66 0-118 51-118 112 0 63 52 111 118 111 21 0 40 0 61 0 7 0 14 0 14-8 0-7-7-7-14-7-19 0-40 0-60 0-54 0-99-38-104-88 55 0 109 0 164 0z"><text:p/></draw:path><draw:path draw:style-name="gr3" draw:text-style-name="P6" svg:width="0.1028in" svg:height="0.1067in" svg:x="0.2728in" svg:y="0.0028in" svg:viewBox="0 0 262 272" svg:d="M34 35c0 63 0 126 0 188 0 20-3 28-23 28-4 0-11 0-11 6 0 7 7 7 13 7 20 0 40 0 60 0 7 0 13 0 13-7 0-6-7-6-12-6-21 0-24-9-24-29 0-59 0-118 0-177 56 74 111 147 167 221 3 4 5 6 7 6 7 0 7-7 7-14 0-72 0-145 0-217 0-21 4-27 22-28 2 0 9 0 9-6 0-7-6-7-13-7-19 0-38 0-56 0-7 0-14 0-14 7 0 6 7 6 11 6 22 1 26 9 26 29 0 40 0 80 0 121-39-53-78-105-117-158-4-5-5-5-14-5-22 0-45 0-67 0-8 0-14 0-14 7 0 6 6 6 9 6 10 1 18 8 21 12 0 4 0 5 0 10zM218 244c-56-74-112-147-168-221-4-5-4-5-8-10 15 0 31 0 46 0 43 58 87 118 130 176 0 19 0 36 0 55z"><text:p/></draw:path><draw:path draw:style-name="gr3" draw:text-style-name="P6" svg:width="0.1346in" svg:height="0.0787in" svg:x="0.4299in" svg:y="0.0291in" svg:viewBox="0 0 343 201" svg:d="M300 109c-20 15-30 32-34 36-17 27-21 51-21 52 0 4 5 4 8 4 7 0 8-1 9-7 9-38 32-71 76-88 4-2 5-2 5-5 0-2-2-4-3-4-16-7-64-27-78-92-1-4-2-5-9-5-3 0-8 0-8 4 0 1 4 26 20 51 8 12 19 25 35 37-95 0-191 0-287 0-6 0-13 1-13 9 0 9 7 8 13 8 96 0 192 0 287 0z"><text:p/></draw:path><draw:path draw:style-name="gr3" draw:text-style-name="P6" svg:width="0.1028in" svg:height="0.1067in" svg:x="0.6197in" svg:y="0.0028in" svg:viewBox="0 0 262 272" svg:d="M34 35c0 63 0 126 0 188 0 20-3 28-23 28-4 0-11 0-11 6 0 7 7 7 13 7 20 0 41 0 61 0 6 0 12 0 12-7 0-6-6-6-11-6-22 0-25-9-25-29 0-59 0-118 0-177 56 74 111 147 167 221 3 4 5 6 9 6 6 0 6-7 6-14 0-72 0-145 0-217 0-21 3-27 21-28 2 0 9 0 9-6 0-7-6-7-13-7-19 0-38 0-56 0-7 0-14 0-14 7 0 6 7 6 11 6 22 1 26 9 26 29 0 40 0 80 0 121-39-53-78-105-117-158-4-5-5-5-14-5-22 0-45 0-67 0-7 0-14 0-14 7 0 6 7 6 9 6 10 1 18 8 21 12 0 4 0 5 0 10zM218 244c-56-74-112-147-168-221-4-5-4-5-8-10 15 0 31 0 46 0 43 58 87 118 130 176 0 19 0 36 0 55z"><text:p/></draw:path></draw:g></text:span><text:span text:style-name="T8">, נוכיח </text:span><text:span text:style-name="T8"><draw:g text:anchor-type="as-char" svg:y="-0.1138in" draw:z-index="191" draw:name="Shape53" draw:style-name="gr1"><svg:title>TexMaths</svg:title><svg:desc>11§display§[f]_{R_h} = \{f\}§svg§600§FALSE§</svg:desc><draw:path draw:style-name="gr2" draw:text-style-name="P5" svg:width="0.7634in" svg:height="0.1374in" svg:x="-0.0004in" svg:y="0.0079in" svg:viewBox="0 0 1940 350" svg:d="M971 350c-324 0-648 0-971 0 0-117 0-233 0-350 647 0 1294 0 1940 0 0 117 0 233 0 350-323 0-646 0-969 0z"><text:p/></draw:path><draw:path draw:style-name="gr3" draw:text-style-name="P6" svg:width="0.0205in" svg:height="0.1512in" svg:x="0.0102in" svg:y="0in" svg:viewBox="0 0 53 385" svg:d="M53 385c0-5 0-10 0-15-12 0-26 0-38 0 0-118 0-237 0-355 12 0 26 0 38 0 0-5 0-9 0-15-18 0-35 0-53 0 0 129 0 256 0 385 18 0 35 0 53 0z"><text:p/></draw:path><draw:path draw:style-name="gr3" draw:text-style-name="P6" svg:width="0.076in" svg:height="0.1374in" svg:x="0.0421in" svg:y="0.0075in" svg:viewBox="0 0 194 350" svg:d="M122 118c11 0 22 0 33 0 8 0 11 0 11-8 0-4-3-4-10-4-11 0-21 0-32 0 3-16 6-30 8-44 2-8 7-36 10-40 3-8 10-13 17-13 3 0 13 0 19 6-16 1-21 16-21 21 0 9 8 13 15 13 9 0 22-8 22-23 0-17-18-26-35-26-13 0-37 7-49 45-2 8-3 12-12 61-9 0-18 0-26 0s-13 0-13 7c0 5 4 5 11 5 9 0 17 0 26 0-10 50-19 100-29 150-8 38-13 73-34 73-1 0-11 0-19-7 19-1 22-15 22-20 0-9-7-14-14-14-10 0-22 8-22 23 0 18 18 27 33 27 22 0 37-23 44-38 12-24 21-71 22-73 8-40 15-81 23-121z"><text:p/></draw:path><draw:path draw:style-name="gr3" draw:text-style-name="P6" svg:width="0.0205in" svg:height="0.1512in" svg:x="0.1283in" svg:y="0in" svg:viewBox="0 0 53 385" svg:d="M53 0c-18 0-35 0-53 0 0 6 0 10 0 15 12 0 25 0 37 0 0 118 0 237 0 355-12 0-25 0-37 0 0 5 0 10 0 15 18 0 35 0 53 0 0-129 0-256 0-385z"><text:p/></draw:path><draw:path draw:style-name="gr3" draw:text-style-name="P6" svg:width="0.0823in" svg:height="0.0744in" svg:x="0.1752in" svg:y="0.0642in" svg:viewBox="0 0 210 190" svg:d="M92 19c1-8 3-8 8-9 6 0 12 0 18 0 25 0 56 0 56 27 0 11-6 29-18 39-11 8-27 12-46 12-12 0-23 0-35 0 5-23 12-46 17-69zM141 92c32-7 60-26 60-50 0-23-27-42-66-42-27 0-56 0-83 0-5 0-9 0-9 5s3 5 9 5c1 0 5 0 11 0 5 1 5 1 5 4s0 2-1 6c-12 48-23 96-35 144-2 9-3 11-24 11-5 0-8 0-8 5 0 3 1 5 3 5 6 0 12-1 18-1 4 0 13 0 17 0 6 0 13 0 18 0 6 0 12 1 18 1 1 0 5 0 5-6 0-4-2-4-9-4-4 0-5 0-10-1-6 0-6-1-6-3s0-3 1-7c5-23 12-46 18-68 12 0 24 0 36 0 24 0 34 12 34 24 0 3-3 13-4 19-4 13-5 16-5 22 0 21 20 29 40 29 25 0 36-26 36-32 0-1-1-3-4-3-5 0-5 1-6 4-3 13-13 24-25 24-7 0-12-4-12-18 0-7 2-22 3-29s1-10 1-12c0-3 0-12-8-19-5-7-12-10-18-13z"><text:p/></draw:path><draw:path draw:style-name="gr3" draw:text-style-name="P6" svg:width="0.0465in" svg:height="0.0531in" svg:x="0.2681in" svg:y="0.0996in" svg:viewBox="0 0 119 136" svg:d="M47 8c1-4 1-4 1-5 0-3-3-3-5-3-8 1-17 1-24 2-4 0-4 0-5 1s-1 4-1 5c0 3 2 3 6 3 2 0 3 0 6 0 4 1 4 1 4 3 0 1 0 1-1 5-9 35-18 70-27 105-1 4-1 4-1 5 0 5 3 7 8 7 3 0 9-3 10-7 0-3 1-5 3-17 1-5 3-10 4-14 3-11 2-11 8-20 8-12 20-23 35-23 10 0 13 5 13 14 0 11-8 32-11 39-3 6-3 8-3 11 0 10 9 17 21 17 20 0 31-25 31-29s-3-4-5-4c-3 0-3 1-4 5-3 11-12 22-21 22-4 0-7-3-7-8 0-3 3-9 5-14s11-26 11-37c0-13-10-23-30-23-18 0-30 12-35 19 4-20 10-39 14-59z"><text:p/></draw:path><draw:path draw:style-name="gr3" draw:text-style-name="P6" svg:width="0.1008in" svg:height="0.035in" svg:x="0.3874in" svg:y="0.0579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531in" svg:height="0.1512in" svg:x="0.5504in" svg:y="0in" svg:viewBox="0 0 136 385" svg:d="M81 52c0-16 10-41 52-43 2 0 3-2 3-5 0-4-2-4-6-4-39 0-74 20-75 48 0 29 0 59 0 88 0 16 0 28-15 40-14 12-28 12-37 13-2 0-3 1-3 3 0 5 2 5 5 5 27 2 44 14 49 34 1 3 1 4 1 19 0 25 0 50 0 76 0 16 0 28 19 43 15 12 40 16 56 16 4 0 6 0 6-4 0-5-2-5-5-5-24-1-44-14-49-33-1-4-1-4-1-18 0-27 0-54 0-82 0-17-3-24-15-35-9-8-20-12-31-16 32-8 46-26 46-48 0-31 0-61 0-92z"><text:p/></draw:path><draw:path draw:style-name="gr3" draw:text-style-name="P6" svg:width="0.0756in" svg:height="0.1374in" svg:x="0.6236in" svg:y="0.0075in" svg:viewBox="0 0 193 350" svg:d="M121 118c11 0 22 0 33 0 8 0 12 0 12-8 0-4-4-4-11-4-11 0-21 0-32 0 2-16 6-30 8-44 2-8 8-36 10-40 3-8 10-13 17-13 3 0 13 0 20 6-17 1-21 16-21 21 0 9 7 13 15 13 10 0 21-8 21-23 0-17-18-26-35-26-13 0-37 7-48 45-2 8-3 12-13 61-9 0-18 0-27 0-7 0-12 0-12 7 0 5 5 5 11 5 9 0 17 0 26 0-10 50-19 100-29 150-7 38-13 73-33 73-2 0-12 0-19-7 18-1 21-15 21-20 0-9-6-14-14-14-10 0-21 8-21 23 0 18 16 27 33 27 21 0 36-23 43-38 12-24 22-71 22-73 8-40 15-81 23-121z"><text:p/></draw:path><draw:path draw:style-name="gr3" draw:text-style-name="P6" svg:width="0.0535in" svg:height="0.1512in" svg:x="0.7173in" svg:y="0in" svg:viewBox="0 0 137 385" svg:d="M56 333c0 16-10 41-53 43-1 0-3 2-3 5 0 4 4 4 8 4 37 0 73-19 73-48s0-59 0-88c0-16 0-28 16-39 14-12 28-12 37-13 1 0 3-1 3-5 0-3-2-3-6-3-25-2-44-15-49-35-1-3-1-4-1-19 0-25 0-50 0-76 0-16 0-28-18-42-16-13-42-17-55-17-4 0-8 0-8 4 0 5 2 5 7 5 24 1 42 14 48 33 1 4 1 4 1 19 0 26 0 52 0 80 0 18 2 25 15 37 8 8 19 12 30 14-32 10-45 27-45 49 0 31 0 62 0 92z"><text:p/></draw:path></draw:g></text:span><text:span text:style-name="T8"><text:s/>באמצעות הכלה דו־כיוונית: מרפלקסיביות </text:span><text:span text:style-name="T8"><draw:g text:anchor-type="as-char" svg:y="-0.1138in" draw:z-index="192" draw:name="Shape54" draw:style-name="gr1"><svg:title>TexMaths</svg:title><svg:desc>11§display§\{f\} \subseteq [f]_{R_h}§svg§600§FALSE§</svg:desc><draw:path draw:style-name="gr2" draw:text-style-name="P5" svg:width="0.7531in" svg:height="0.1374in" svg:x="-0.0004in" svg:y="0.0079in" svg:viewBox="0 0 1914 350" svg:d="M957 350c-319 0-638 0-957 0 0-117 0-233 0-350 638 0 1275 0 1914 0 0 117 0 233 0 350-320 0-639 0-957 0z"><text:p/></draw:path><draw:path draw:style-name="gr3" draw:text-style-name="P6" svg:width="0.0531in" svg:height="0.1512in" svg:x="0.0031in" svg:y="0in" svg:viewBox="0 0 136 385" svg:d="M81 52c0-16 10-41 52-43 2 0 3-2 3-5 0-4-3-4-6-4-40 0-75 20-75 48 0 29 0 59 0 88 0 16 0 28-15 40-14 12-29 12-37 13-2 0-3 1-3 3 0 5 2 5 6 5 25 2 44 14 48 34 1 3 1 4 1 19 0 25 0 50 0 76 0 16 0 28 19 43 15 12 40 16 56 16 3 0 6 0 6-4 0-5-2-5-5-5-25-1-44-14-48-33-2-4-2-4-2-18 0-27 0-54 0-82 0-17-3-24-15-35-9-8-20-12-31-16 32-8 46-26 46-48 0-31 0-61 0-92z"><text:p/></draw:path><draw:path draw:style-name="gr3" draw:text-style-name="P6" svg:width="0.076in" svg:height="0.1374in" svg:x="0.076in" svg:y="0.0075in" svg:viewBox="0 0 194 350" svg:d="M122 118c11 0 22 0 33 0 8 0 12 0 12-8 0-4-4-4-11-4-11 0-21 0-32 0 3-16 6-30 8-44 2-8 8-36 10-40 3-8 10-13 18-13 2 0 12 0 18 6-16 1-21 16-21 21 0 9 8 13 15 13 11 0 22-8 22-23 0-17-18-26-34-26-14 0-38 7-49 45-2 8-4 12-13 61-9 0-18 0-26 0s-13 0-13 7c0 5 4 5 11 5 9 0 17 0 26 0-10 50-19 100-29 150-6 38-13 73-34 73-1 0-11 0-19-7 19-1 22-15 22-20 0-9-7-14-14-14-10 0-22 8-22 23 0 18 18 27 33 27 22 0 37-23 44-38 12-24 21-71 22-73 8-40 15-81 23-121z"><text:p/></draw:path><draw:path draw:style-name="gr3" draw:text-style-name="P6" svg:width="0.0539in" svg:height="0.1512in" svg:x="0.1701in" svg:y="0in" svg:viewBox="0 0 138 385" svg:d="M56 333c0 16-11 41-53 43-2 0-3 2-3 5 0 4 4 4 8 4 37 0 73-19 73-48s0-59 0-88c0-16 0-28 16-39 13-12 28-12 37-13 1 0 4-1 4-5 0-3-3-3-7-3-25-2-44-15-48-35-2-3-2-4-2-19 0-25 0-50 0-76 0-16 0-28-18-42-16-13-42-17-55-17-4 0-8 0-8 4 0 5 2 5 7 5 24 1 43 14 48 33 1 4 1 4 1 19 0 26 0 52 0 80 0 18 2 24 16 37 7 7 18 12 29 14-32 10-45 27-45 49 0 31 0 62 0 92z"><text:p/></draw:path><draw:path draw:style-name="gr3" draw:text-style-name="P6" svg:width="0.0929in" svg:height="0.1165in" svg:x="0.2898in" svg:y="0.0173in" svg:viewBox="0 0 237 297" svg:d="M222 15c7 0 15 0 15-7 0-8-8-8-15-8-34 0-69 0-103 0-67 0-119 51-119 111 0 63 54 111 119 111 34 0 69 0 103 0 7 0 15 0 15-8 0-6-8-6-15-6-34 0-68 0-102 0-62 0-105-45-105-96 0-53 44-97 105-97 34 0 68 0 102 0zM21 282c-7 0-13 0-13 7 0 8 6 8 13 8 67 0 134 0 201 0 7 0 15 0 15-8 0-7-8-7-15-7-67 0-134 0-201 0z"><text:p/></draw:path><draw:path draw:style-name="gr3" draw:text-style-name="P6" svg:width="0.0205in" svg:height="0.1512in" svg:x="0.4555in" svg:y="0in" svg:viewBox="0 0 53 385" svg:d="M53 385c0-5 0-10 0-15-12 0-25 0-38 0 0-118 0-237 0-355 13 0 26 0 38 0 0-5 0-9 0-15-18 0-35 0-53 0 0 129 0 256 0 385 18 0 35 0 53 0z"><text:p/></draw:path><draw:path draw:style-name="gr3" draw:text-style-name="P6" svg:width="0.0756in" svg:height="0.1374in" svg:x="0.4878in" svg:y="0.0075in" svg:viewBox="0 0 193 350" svg:d="M121 118c11 0 22 0 33 0 8 0 12 0 12-8 0-4-4-4-11-4-11 0-21 0-32 0 4-16 6-30 9-44 1-8 7-36 9-40 3-8 10-13 19-13 1 0 11 0 18 6-17 1-21 16-21 21 0 9 7 13 15 13 10 0 21-8 21-23 0-17-18-26-33-26-14 0-38 7-50 45-2 8-3 12-13 61-9 0-18 0-27 0-6 0-11 0-11 7 0 5 4 5 11 5 9 0 17 0 26 0-10 50-20 100-30 150-7 38-13 73-33 73-2 0-11 0-19-7 18-1 21-15 21-20 0-9-6-14-14-14-10 0-21 8-21 23 0 18 17 27 33 27 21 0 36-23 43-38 13-24 22-71 22-73 8-40 15-81 23-121z"><text:p/></draw:path><draw:path draw:style-name="gr3" draw:text-style-name="P6" svg:width="0.0205in" svg:height="0.1512in" svg:x="0.574in" svg:y="0in" svg:viewBox="0 0 53 385" svg:d="M53 0c-18 0-35 0-53 0 0 6 0 10 0 15 12 0 25 0 37 0 0 118 0 237 0 355-12 0-25 0-37 0 0 5 0 10 0 15 18 0 35 0 53 0 0-129 0-256 0-385z"><text:p/></draw:path><draw:path draw:style-name="gr3" draw:text-style-name="P6" svg:width="0.0823in" svg:height="0.0744in" svg:x="0.6205in" svg:y="0.0642in" svg:viewBox="0 0 210 190" svg:d="M92 19c3-8 3-8 9-9 6 0 12 0 18 0 24 0 56 0 56 27 0 11-6 29-18 39-12 8-28 12-47 12-11 0-23 0-34 0 5-23 11-46 16-69zM142 92c32-7 60-26 60-50 0-23-27-42-67-42-27 0-55 0-82 0-6 0-9 0-9 5s3 5 9 5c3 0 5 0 10 0 5 1 6 1 6 4s0 2-1 6c-12 48-24 96-36 144-2 9-2 11-23 11-6 0-9 0-9 5 0 3 2 5 4 5 6 0 11-1 17-1 5 0 13 0 19 0 4 0 11 0 16 0 6 0 13 1 19 1 1 0 5 0 5-6 0-4-3-4-8-4s-6 0-11-1c-6 0-6-1-6-3s0-3 1-7c6-23 12-46 18-68 12 0 24 0 36 0 23 0 33 12 33 24 0 3-2 13-3 19-4 13-5 16-5 22 0 21 20 29 40 29 25 0 35-26 35-32 0-1 0-3-4-3s-4 1-5 4c-4 13-14 24-25 24-7 0-12-4-12-18 0-7 1-22 2-29s1-10 1-12c0-3 0-12-7-19-5-7-13-10-18-13z"><text:p/></draw:path><draw:path draw:style-name="gr3" draw:text-style-name="P6" svg:width="0.0465in" svg:height="0.0531in" svg:x="0.7142in" svg:y="0.0996in" svg:viewBox="0 0 119 136" svg:d="M47 8c1-4 1-4 1-5 0-3-3-3-6-3-8 1-16 1-23 2-4 0-5 0-6 1 0 1-1 4-1 5 0 3 3 3 6 3 1 0 4 0 6 0 5 1 5 1 5 3 0 1 0 1-1 5-9 35-18 70-27 105-1 4-1 4-1 5 0 5 3 7 8 7 3 0 7-3 9-7 1-3 1-5 4-17 1-5 2-10 3-14 4-11 4-11 9-20 8-12 19-23 34-23 10 0 14 5 14 14 0 11-8 32-11 39-3 6-4 8-4 11 0 10 10 17 21 17 21 0 32-25 32-29s-3-4-5-4c-3 0-3 1-4 5-3 11-12 22-22 22-4 0-5-3-5-8 0-3 2-9 4-14s10-26 10-37c0-13-9-23-29-23-18 0-29 12-36 19 5-20 10-39 15-59z"><text:p/></draw:path></draw:g></text:span><text:span text:style-name="T8">, ונשאר להוכיח </text:span><text:span text:style-name="T8"><draw:g text:anchor-type="as-char" svg:y="-0.1138in" draw:z-index="190" draw:name="Shape55" draw:style-name="gr1"><svg:title>TexMaths</svg:title><svg:desc>11§display§[f]_{R_h} \subseteq \{f\}§svg§600§FALSE§</svg:desc><draw:path draw:style-name="gr2" draw:text-style-name="P5" svg:width="0.7634in" svg:height="0.1374in" svg:x="-0.0004in" svg:y="0.0079in" svg:viewBox="0 0 1940 350" svg:d="M971 350c-324 0-648 0-971 0 0-117 0-233 0-350 647 0 1294 0 1940 0 0 117 0 233 0 350-323 0-646 0-969 0z"><text:p/></draw:path><draw:path draw:style-name="gr3" draw:text-style-name="P6" svg:width="0.0205in" svg:height="0.1512in" svg:x="0.0102in" svg:y="0in" svg:viewBox="0 0 53 385" svg:d="M53 385c0-5 0-10 0-15-12 0-26 0-38 0 0-118 0-237 0-355 12 0 26 0 38 0 0-5 0-9 0-15-18 0-35 0-53 0 0 129 0 256 0 385 18 0 35 0 53 0z"><text:p/></draw:path><draw:path draw:style-name="gr3" draw:text-style-name="P6" svg:width="0.076in" svg:height="0.1374in" svg:x="0.0421in" svg:y="0.0075in" svg:viewBox="0 0 194 350" svg:d="M122 118c11 0 22 0 33 0 8 0 11 0 11-8 0-4-3-4-10-4-11 0-21 0-32 0 3-16 6-30 8-44 2-8 7-36 10-40 3-8 10-13 17-13 3 0 13 0 19 6-16 2-21 16-21 21 0 9 8 13 15 13 9 0 22-8 22-23 0-17-18-26-35-26-13 0-37 7-49 45-2 8-3 12-12 61-9 0-18 0-26 0s-13 0-13 7c0 5 4 5 11 5 9 0 17 0 26 0-10 50-19 100-29 150-8 38-13 73-34 73-1 0-11 0-19-7 19-1 22-15 22-20 0-9-7-14-14-14-10 0-22 8-22 23 0 18 18 27 33 27 22 0 37-23 44-38 12-24 21-71 22-73 8-40 15-81 23-121z"><text:p/></draw:path><draw:path draw:style-name="gr3" draw:text-style-name="P6" svg:width="0.0205in" svg:height="0.1512in" svg:x="0.1283in" svg:y="0in" svg:viewBox="0 0 53 385" svg:d="M53 0c-18 0-35 0-53 0 0 6 0 10 0 15 12 0 25 0 37 0 0 118 0 237 0 355-12 0-25 0-37 0 0 5 0 10 0 15 18 0 35 0 53 0 0-129 0-256 0-385z"><text:p/></draw:path><draw:path draw:style-name="gr3" draw:text-style-name="P6" svg:width="0.0823in" svg:height="0.0744in" svg:x="0.1752in" svg:y="0.0642in" svg:viewBox="0 0 210 190" svg:d="M92 19c1-8 3-8 8-9 6 0 12 0 18 0 25 0 56 0 56 27 0 11-6 29-18 39-11 8-27 12-46 12-12 0-23 0-35 0 5-23 12-46 17-69zM141 92c32-7 60-26 60-50 0-23-27-42-66-42-27 0-56 0-83 0-5 0-9 0-9 5s3 5 9 5c1 0 5 0 11 0 5 1 5 1 5 4s0 2-1 6c-12 48-23 96-35 144-2 9-3 11-24 11-5 0-8 0-8 5 0 3 1 5 3 5 6 0 12-1 18-1 4 0 13 0 17 0 6 0 13 0 18 0 6 0 12 1 18 1 1 0 5 0 5-6 0-4-2-4-9-4-4 0-5 0-10-1-6 0-6-1-6-3s0-3 1-7c5-23 12-46 18-68 12 0 24 0 36 0 24 0 34 12 34 24 0 3-3 13-4 19-4 13-5 16-5 22 0 21 20 29 40 29 25 0 36-26 36-32 0-1-1-3-4-3-5 0-5 1-6 4-3 13-13 24-25 24-7 0-12-4-12-18 0-7 2-22 3-29s1-10 1-12c0-3 0-12-8-19-5-7-12-10-18-13z"><text:p/></draw:path><draw:path draw:style-name="gr3" draw:text-style-name="P6" svg:width="0.0465in" svg:height="0.0531in" svg:x="0.2681in" svg:y="0.0996in" svg:viewBox="0 0 119 136" svg:d="M47 8c1-4 1-4 1-5 0-3-3-3-5-3-8 1-17 1-24 2-4 0-4 0-5 1s-1 4-1 5c0 3 2 3 6 3 2 0 3 0 6 0 4 1 4 1 4 3 0 1 0 1-1 5-9 35-18 70-27 105-1 4-1 4-1 5 0 5 3 7 8 7 3 0 9-3 10-7 0-2 1-5 3-17 1-5 3-10 4-14 3-11 2-11 8-20 8-12 20-23 35-23 10 0 13 5 13 14 0 11-8 32-11 39-3 6-3 8-3 11 0 10 9 17 21 17 20 0 31-25 31-29s-3-4-5-4c-3 0-3 2-4 5-3 11-12 22-21 22-4 0-7-3-7-8 0-3 3-9 5-14s11-26 11-37c0-13-10-23-30-23-18 0-30 13-35 19 4-20 10-39 14-59z"><text:p/></draw:path><draw:path draw:style-name="gr3" draw:text-style-name="P6" svg:width="0.0921in" svg:height="0.1165in" svg:x="0.3917in" svg:y="0.0173in" svg:viewBox="0 0 235 297" svg:d="M222 15c7 0 13 0 13-7 0-8-6-8-13-8-34 0-69 0-103 0-67 0-119 51-119 111 0 63 53 111 119 111 34 0 69 0 103 0 7 0 13 0 13-7s-6-7-13-7c-34 0-69 0-103 0-61 0-104-45-104-96 0-53 44-97 104-97 34 0 69 0 103 0zM21 282c-7 0-13 0-13 7 0 8 6 8 13 8 67 0 134 0 201 0 7 0 13 0 13-8 0-7-6-7-13-7-67 0-134 0-201 0z"><text:p/></draw:path><draw:path draw:style-name="gr3" draw:text-style-name="P6" svg:width="0.0531in" svg:height="0.1512in" svg:x="0.5504in" svg:y="0in" svg:viewBox="0 0 136 385" svg:d="M81 52c0-16 10-41 52-43 2 0 3-2 3-5 0-4-2-4-6-4-39 0-74 20-75 48 0 29 0 59 0 88 0 16 0 28-15 40-14 12-28 12-37 13-2 0-3 1-3 3 0 5 2 5 5 5 27 2 44 14 49 34 1 3 1 4 1 19 0 25 0 50 0 76 0 16 0 28 19 43 15 12 40 16 56 16 4 0 6 0 6-4 0-5-2-5-5-5-24-1-44-14-49-33-1-4-1-4-1-18 0-27 0-54 0-82 0-17-3-24-15-35-9-8-20-12-31-16 32-8 46-26 46-48 0-31 0-61 0-92z"><text:p/></draw:path><draw:path draw:style-name="gr3" draw:text-style-name="P6" svg:width="0.0756in" svg:height="0.1374in" svg:x="0.6236in" svg:y="0.0075in" svg:viewBox="0 0 193 350" svg:d="M121 118c11 0 22 0 33 0 8 0 12 0 12-8 0-4-4-4-11-4-11 0-21 0-32 0 2-16 6-30 8-44 2-8 8-36 10-40 3-8 10-13 17-13 3 0 13 0 20 6-17 2-21 16-21 21 0 9 7 13 15 13 10 0 21-8 21-23 0-17-18-26-35-26-13 0-37 7-48 45-2 8-3 12-13 61-9 0-18 0-27 0-7 0-12 0-12 7 0 5 5 5 11 5 9 0 17 0 26 0-10 50-19 100-29 150-7 38-13 73-33 73-2 0-12 0-19-7 18-1 21-15 21-20 0-9-6-14-14-14-10 0-21 8-21 23 0 18 16 27 33 27 21 0 36-23 43-38 12-24 22-71 22-73 8-40 15-81 23-121z"><text:p/></draw:path><draw:path draw:style-name="gr3" draw:text-style-name="P6" svg:width="0.0535in" svg:height="0.1512in" svg:x="0.7173in" svg:y="0in" svg:viewBox="0 0 137 385" svg:d="M56 333c0 16-10 41-53 43-1 0-3 2-3 5 0 4 4 4 8 4 37 0 73-19 73-48s0-59 0-88c0-16 0-28 16-39 14-12 28-12 37-13 1 0 3-1 3-5 0-3-2-3-6-3-25-2-44-15-49-35-1-3-1-4-1-19 0-25 0-50 0-76 0-16 0-28-18-42-16-13-42-17-55-17-4 0-8 0-8 4 0 5 2 5 7 5 24 1 42 14 48 33 1 4 1 4 1 19 0 26 0 52 0 80 0 18 2 25 15 37 8 8 19 12 30 14-32 10-45 27-45 49 0 31 0 62 0 92z"><text:p/></draw:path></draw:g></text:span><text:span text:style-name="T8">, כלומר תהי </text:span><text:span text:style-name="T8"><draw:g text:anchor-type="as-char" svg:y="-0.1138in" draw:z-index="189" draw:name="Shape56" draw:style-name="gr1"><svg:title>TexMaths</svg:title><svg:desc>11§display§g \in [f]_{R_h}§svg§600§FALSE§</svg:desc><draw:path draw:style-name="gr2" draw:text-style-name="P5" svg:width="0.5705in" svg:height="0.1374in" svg:x="0.0051in" svg:y="0.0079in" svg:viewBox="0 0 1450 350" svg:d="M726 350c-242 0-484 0-726 0 0-117 0-233 0-350 484 0 966 0 1450 0 0 117 0 233 0 350-242 0-484 0-724 0z"><text:p/></draw:path><draw:path draw:style-name="gr3" draw:text-style-name="P6" svg:width="0.0697in" svg:height="0.0976in" svg:x="-0.0004in" svg:y="0.0469in" svg:viewBox="0 0 178 249" svg:d="M177 25c0-2 1-4 1-6 0-7-4-11-11-11-4 0-14 3-16 16-7-14-20-24-37-24-44 0-91 54-91 110 0 37 23 60 52 60 22 0 40-17 44-21h1c-9 34-9 33-13 50-1 5-15 41-55 41-8 0-21 0-32-4 12-3 16-14 16-19 0-7-4-14-15-14-8 0-21 7-21 23 0 15 14 23 52 23 48 0 76-30 82-52 14-57 29-114 43-172zM126 121c-2 10-11 20-19 28-8 6-20 13-31 13-20 0-25-20-25-35 0-19 11-64 20-84 11-19 28-34 44-34 26 0 31 31 31 33s-1 4-1 5c-6 24-12 49-19 74z"><text:p/></draw:path><draw:path draw:style-name="gr3" draw:text-style-name="P6" svg:width="0.0756in" svg:height="0.087in" svg:x="0.1303in" svg:y="0.0319in" svg:viewBox="0 0 193 222" svg:d="M179 119c7 0 14 0 14-8s-7-8-14-8c-54 0-109 0-163 0 5-51 49-88 104-88 20 0 39 0 59 0 7 0 14 0 14-7 0-8-7-8-14-8-20 0-40 0-60 0-66 0-119 48-119 111 0 62 53 111 119 111 20 0 40 0 60 0 7 0 14 0 14-8 0-6-7-6-14-6-20 0-39 0-59 0-55 0-99-37-104-89 54 0 109 0 163 0z"><text:p/></draw:path><draw:path draw:style-name="gr3" draw:text-style-name="P6" svg:width="0.0205in" svg:height="0.1512in" svg:x="0.2791in" svg:y="0in" svg:viewBox="0 0 53 385" svg:d="M53 385c0-5 0-10 0-15-12 0-26 0-38 0 0-118 0-237 0-355 12 0 26 0 38 0 0-5 0-9 0-15-18 0-35 0-53 0 0 129 0 256 0 385 18 0 35 0 53 0z"><text:p/></draw:path><draw:path draw:style-name="gr3" draw:text-style-name="P6" svg:width="0.0752in" svg:height="0.1374in" svg:x="0.3114in" svg:y="0.0075in" svg:viewBox="0 0 192 350" svg:d="M121 118c11 0 22 0 33 0 8 0 12 0 12-8 0-4-4-4-10-4-11 0-22 0-33 0 3-16 6-30 9-44 1-8 7-36 9-40 3-8 10-13 18-13 2 0 11 0 19 6-17 2-21 16-21 21 0 9 7 13 14 13 10 0 21-8 21-23 0-17-17-26-33-26-13 0-37 7-49 45-2 8-3 12-13 61-9 0-18 0-27 0-6 0-11 0-11 7 0 5 4 5 11 5 9 0 17 0 26 0-10 50-20 100-30 150-7 38-13 73-33 73-2 0-11 0-19-7 18-1 21-15 21-20 0-9-6-14-14-14-10 0-21 8-21 23 0 18 16 27 33 27 21 0 36-23 43-38 13-24 22-71 22-73 8-40 15-81 23-121z"><text:p/></draw:path><draw:path draw:style-name="gr3" draw:text-style-name="P6" svg:width="0.0205in" svg:height="0.1512in" svg:x="0.3972in" svg:y="0in" svg:viewBox="0 0 53 385" svg:d="M53 0c-18 0-35 0-53 0 0 6 0 10 0 15 12 0 25 0 37 0 0 118 0 237 0 355-12 0-25 0-37 0 0 5 0 10 0 15 18 0 35 0 53 0 0-129 0-256 0-385z"><text:p/></draw:path><draw:path draw:style-name="gr3" draw:text-style-name="P6" svg:width="0.0823in" svg:height="0.0744in" svg:x="0.4437in" svg:y="0.0642in" svg:viewBox="0 0 210 190" svg:d="M92 19c3-8 3-8 9-9 6 0 12 0 18 0 24 0 56 0 56 27 0 11-6 29-18 39-12 8-28 12-47 12-11 0-23 0-34 0 5-23 11-46 16-69zM142 92c32-7 60-26 60-50 0-23-27-42-67-42-27 0-55 0-82 0-6 0-9 0-9 5s3 5 9 5c3 0 5 0 10 0 5 1 6 1 6 4s0 2-1 6c-12 48-24 96-36 144-2 9-2 11-23 11-6 0-9 0-9 5 0 3 2 5 4 5 6 0 11-1 17-1 5 0 13 0 19 0 4 0 11 0 16 0 6 0 13 1 19 1 1 0 5 0 5-6 0-4-3-4-9-4-4 0-5 0-11-1-5 0-5-1-5-3s0-3 1-7c6-23 12-46 18-68 12 0 24 0 36 0 23 0 33 12 33 24 0 3-2 13-3 19-4 13-5 16-5 22 0 21 20 29 40 29 25 0 35-26 35-32 0-1 0-3-4-3s-4 1-5 4c-4 13-14 24-25 24-7 0-12-4-12-18 0-7 1-22 2-29s1-10 1-12c0-3 0-12-8-19-4-7-12-10-17-13z"><text:p/></draw:path><draw:path draw:style-name="gr3" draw:text-style-name="P6" svg:width="0.0465in" svg:height="0.0531in" svg:x="0.5374in" svg:y="0.0996in" svg:viewBox="0 0 119 136" svg:d="M47 8c1-4 1-4 1-5 0-3-3-3-6-3-8 1-16 1-23 2-4 0-5 0-6 1 0 1-1 4-1 5 0 3 3 3 6 3 1 0 4 0 6 0 5 1 5 1 5 3 0 1 0 1-2 5-8 35-17 70-26 105-1 4-1 4-1 5 0 5 3 7 8 7 3 0 7-3 8-7 2-2 2-5 5-17 1-5 2-10 3-14 3-11 3-11 9-20 8-12 19-23 34-23 10 0 14 5 14 14 0 11-8 32-11 39-3 6-4 8-4 11 0 10 10 17 21 17 21 0 32-25 32-29s-4-4-5-4c-3 0-3 2-4 5-3 11-12 22-22 22-4 0-6-3-6-8 0-3 3-9 5-14s10-26 10-37c0-13-9-23-29-23-19 0-30 13-36 19 5-20 10-39 15-59z"><text:p/></draw:path></draw:g></text:span><text:span text:style-name="T8"><text:s/>ונוכיח </text:span><text:span text:style-name="T8"><draw:g text:anchor-type="as-char" svg:y="-0.1134in" draw:z-index="188" draw:name="Shape57" draw:style-name="gr1"><svg:title>TexMaths</svg:title><svg:desc>11§display§g \in \{f\}§svg§600§FALSE§</svg:desc><draw:path draw:style-name="gr2" draw:text-style-name="P5" svg:width="0.4799in" svg:height="0.1354in" svg:x="0.0051in" svg:y="0.0071in" svg:viewBox="0 0 1220 345" svg:d="M0 0c406 0 813 0 1220 0 0 115 0 230 0 345-407 0-814 0-1220 0 0-115 0-230 0-345z"><text:p/></draw:path><draw:path draw:style-name="gr3" draw:text-style-name="P6" svg:width="0.0697in" svg:height="0.0972in" svg:x="-0.0004in" svg:y="0.0453in" svg:viewBox="0 0 178 248" svg:d="M176 25c1-3 2-4 2-7 0-7-5-10-12-10-3 0-14 2-15 16-7-14-21-24-37-24-44 0-91 54-91 109 0 39 23 62 51 62 23 0 42-19 45-23v1c-8 34-12 48-12 49-2 3-15 42-56 42-7 0-20-1-31-4 12-4 16-14 16-20 0-7-4-13-15-13-8 0-21 6-21 22 0 15 14 23 52 23 48 0 76-30 81-53 15-56 29-114 43-170zM127 121c-3 10-11 20-20 27-8 6-20 14-32 14-19 0-24-20-24-35 0-19 11-65 21-84 11-20 27-35 44-35 25 0 30 32 30 34 0 1-1 3-1 5-6 25-12 49-18 74z"><text:p/></draw:path><draw:path draw:style-name="gr3" draw:text-style-name="P6" svg:width="0.076in" svg:height="0.087in" svg:x="0.1307in" svg:y="0.0307in" svg:viewBox="0 0 194 222" svg:d="M179 120c7 0 15 0 15-8 0-7-8-7-15-7-55 0-109 0-164 0 6-52 50-88 104-88 20 0 41 0 60 0 7 0 15-2 15-9 0-8-8-8-15-8-19 0-40 0-60 0-66 0-119 51-119 112 0 62 53 110 119 110 20 0 41 0 60 0 7 0 15 0 15-7 0-8-8-7-15-7-19 0-40 0-60 0-54 0-98-36-104-88 55 0 109 0 164 0z"><text:p/></draw:path><draw:path draw:style-name="gr3" draw:text-style-name="P6" svg:width="0.0539in" svg:height="0.1508in" svg:x="0.2724in" svg:y="0in" svg:viewBox="0 0 138 384" svg:d="M81 52c0-16 10-41 52-43 2-1 5-2 5-5 0-4-4-4-8-4-39 0-74 20-75 48 0 29 0 59 0 89 0 14 0 26-15 39-14 11-28 12-37 12-2 0-3 2-3 5 0 2 2 2 6 3 26 1 44 15 48 34 1 5 1 6 1 19 0 25 0 50 0 76 0 16 0 28 19 44 15 11 40 15 56 15 4 0 8 0 8-4 0-3-4-3-7-5-24-1-43-13-48-33-2-3-2-4-2-18 0-27 0-53 0-81 0-17-3-24-15-36-8-9-20-12-31-14 32-9 46-27 46-49 0-31 0-61 0-92z"><text:p/></draw:path><draw:path draw:style-name="gr3" draw:text-style-name="P6" svg:width="0.0756in" svg:height="0.137in" svg:x="0.3457in" svg:y="0.0071in" svg:viewBox="0 0 193 349" svg:d="M121 118c11 0 22 0 33 0 8 0 12 0 12-9 0-3-4-3-11-3-11 0-21 0-32 0 4-16 6-30 9-44 1-9 7-36 9-41 3-7 10-13 19-13 1 0 11 0 18 7-17 2-21 15-21 21 0 9 7 14 15 14 10 0 21-9 21-24 0-17-18-26-33-26-14 0-39 7-50 45-2 8-3 12-13 61-9 0-18 0-27 0-7 0-11 0-11 6s4 6 10 6c9 0 18 0 27 0-10 50-20 100-30 151-7 37-13 72-33 72-2 0-12 0-19-7 18-1 21-15 21-21 0-9-6-14-14-14-10 0-21 9-21 24 0 17 17 26 33 26 21 0 36-22 43-37 13-25 22-71 22-74 8-40 15-81 23-120z"><text:p/></draw:path><draw:path draw:style-name="gr3" draw:text-style-name="P6" svg:width="0.0539in" svg:height="0.1508in" svg:x="0.439in" svg:y="0in" svg:viewBox="0 0 138 384" svg:d="M56 333c0 15-10 40-53 42-1 2-3 3-3 5 0 4 4 4 8 4 37 0 73-18 73-48 0-29 0-59 0-88 0-15 0-27 16-40 14-11 28-12 37-12 2-1 4-2 4-3 0-5-3-5-7-5-25-1-44-15-48-34-2-4-2-5-2-19 0-25 0-50 0-76 0-16 0-28-17-44-17-12-43-15-56-15-4 0-8 0-8 4s2 4 7 5c24 1 43 13 48 33 1 3 1 4 1 19 0 26 0 52 0 80 0 18 3 23 16 36 7 8 18 12 29 16-31 7-45 25-45 47 0 31 0 62 0 93z"><text:p/></draw:path></draw:g></text:span><text:span text:style-name="T8"><text:s/>ובניסוח שקול </text:span><text:span text:style-name="T8"><draw:g text:anchor-type="as-char" svg:y="-0.1075in" draw:z-index="187" draw:name="Shape58" draw:style-name="gr1"><svg:title>TexMaths</svg:title><svg:desc>11§display§g = f§svg§600§FALSE§</svg:desc><draw:path draw:style-name="gr2" draw:text-style-name="P5" svg:width="0.3488in" svg:height="0.1217in" svg:x="0.0051in" svg:y="0.0075in" svg:viewBox="0 0 887 310" svg:d="M0 0c295 0 591 0 887 0 0 103 0 207 0 310-296 0-592 0-887 0 0-103 0-207 0-310z"><text:p/></draw:path><draw:path draw:style-name="gr3" draw:text-style-name="P6" svg:width="0.0693in" svg:height="0.0976in" svg:x="-0.0004in" svg:y="0.0402in" svg:viewBox="0 0 177 249" svg:d="M176 25c1-2 1-4 1-6 0-7-4-11-11-11-3 0-14 3-15 16-7-14-21-24-36-24-45 0-92 54-92 110 0 37 23 61 51 61 23 0 42-18 45-22-8 33-8 33-12 49-2 4-16 42-56 42-7 0-20 0-31-3 12-4 16-14 16-20 0-7-4-15-15-15-8 0-21 8-21 24 0 15 14 23 52 23 48 0 76-30 81-53 15-56 29-113 43-171zM127 121c-3 10-11 20-20 28-9 6-20 13-32 13-19 0-24-20-24-35 0-19 11-64 21-84 11-19 27-34 44-34 25 0 30 31 30 33s-1 4-1 5c-6 25-12 49-18 74z"><text:p/></draw:path><draw:path draw:style-name="gr3" draw:text-style-name="P6" svg:width="0.1012in" svg:height="0.0354in" svg:x="0.1264in" svg:y="0.052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6" svg:width="0.0756in" svg:height="0.1374in" svg:x="0.2862in" svg:y="0in" svg:viewBox="0 0 193 350" svg:d="M121 118c11 0 22 0 33 0 8 0 12 0 12-8 0-4-4-4-11-4-11 0-21 0-32 0 4-16 6-30 9-44 1-8 7-36 9-40 3-8 10-13 18-13 2 0 12 0 19 6-17 2-21 16-21 21 0 9 7 14 15 14 10 0 21-8 21-24 0-17-18-26-34-26-13 0-38 7-49 45-2 8-3 12-13 61-9 0-18 0-27 0-7 0-11 0-11 7 0 5 4 5 10 5 9 0 18 0 27 0-10 50-20 100-30 150-7 38-13 73-33 73-2 0-12 0-19-7 18-1 21-15 21-20 0-9-6-14-14-14-10 0-21 8-21 23 0 18 17 27 33 27 21 0 36-23 43-38 13-24 22-71 22-73 8-41 15-81 23-121z"><text:p/></draw:path></draw:g></text:span><text:span text:style-name="T8">). נניח בשלילה </text:span><text:span text:style-name="T8"><draw:g text:anchor-type="as-char" svg:y="-0.1102in" draw:z-index="186" draw:name="Shape59" draw:style-name="gr1"><svg:title>TexMaths</svg:title><svg:desc>11§display§g \neq f§svg§600§FALSE§</svg:desc><draw:path draw:style-name="gr2" draw:text-style-name="P5" svg:width="0.3488in" svg:height="0.1256in" svg:x="0.0051in" svg:y="0.0075in" svg:viewBox="0 0 887 320" svg:d="M0 0c295 0 591 0 887 0 0 107 0 213 0 320-296 0-592 0-887 0 0-107 0-213 0-320z"><text:p/></draw:path><draw:path draw:style-name="gr3" draw:text-style-name="P6" svg:width="0.0693in" svg:height="0.0976in" svg:x="-0.0004in" svg:y="0.0429in" svg:viewBox="0 0 177 249" svg:d="M176 25c1-2 1-4 1-6 0-7-4-11-11-11-3 0-14 3-15 16-7-14-21-24-36-24-45 0-92 54-92 110 0 39 23 61 51 61 23 0 42-18 45-22-8 33-12 49-12 51-2 3-16 40-56 40-7 0-20 0-31-3 12-3 16-13 16-20 0-6-4-14-15-14-8 0-21 8-21 23s14 23 52 23c48 0 76-30 81-53 15-56 29-113 43-171zM127 121c-3 10-11 20-20 28-9 6-20 13-32 13-19 0-24-20-24-35 0-19 11-64 21-84 11-19 27-34 44-34 25 0 30 31 30 33s-1 4-1 5c-6 25-12 49-18 74z"><text:p/></draw:path><draw:path draw:style-name="gr3" draw:text-style-name="P6" svg:width="0.076in" svg:height="0.1409in" svg:x="0.139in" svg:y="0in" svg:viewBox="0 0 194 359" svg:d="M191 15c3-5 3-6 3-7 0-2-3-8-8-8s-6 2-9 8c-58 112-115 224-174 336-3 6-3 7-3 8 0 3 3 7 8 7s6-2 9-7c58-113 115-224 174-337z"><text:p/></draw:path><draw:path draw:style-name="gr3" draw:text-style-name="P6" svg:width="0.1012in" svg:height="0.0358in" svg:x="0.1264in" svg:y="0.0528in" svg:viewBox="0 0 258 92" svg:d="M244 15c6 0 14 0 14-7 0-8-8-8-14-8-77 0-154 0-231 0-5 0-13 0-13 8 0 7 8 7 13 7 77 0 154 0 231 0zM244 92c6 0 14 0 14-8s-8-8-14-8c-77 0-154 0-231 0-5 0-13 0-13 8s8 8 13 8c77 0 154 0 231 0z"><text:p/></draw:path><draw:path draw:style-name="gr3" draw:text-style-name="P6" svg:width="0.0756in" svg:height="0.1378in" svg:x="0.2862in" svg:y="0.002in" svg:viewBox="0 0 193 351" svg:d="M121 118c11 0 22 0 33 0 8 0 12 0 12-8 0-4-4-4-11-4-11 0-21 0-32 0 4-16 6-30 9-44 1-8 7-36 9-40 3-8 10-13 18-13 2 0 12 0 19 6-17 2-21 16-21 21 0 9 7 14 15 14 10 0 21-9 21-24 0-17-18-26-34-26-13 0-38 7-49 45-2 8-3 12-13 61-9 0-18 0-27 0-7 0-11 0-11 8 0 4 4 4 10 4 9 0 18 0 27 0-10 51-20 100-30 151-7 38-13 73-33 73-2 0-12 0-19-7 18-1 21-15 21-21 0-9-6-13-14-13-10 0-21 9-21 23 0 18 17 27 33 27 21 0 36-23 43-38 13-24 22-70 22-74 8-41 15-80 23-121z"><text:p/></draw:path></draw:g></text:span><text:span text:style-name="T8">. </text:span><text:span text:style-name="T15">משוויון פונקציות, קיים </text:span><text:span text:style-name="T15"><draw:g text:anchor-type="as-char" svg:y="-0.1035in" draw:z-index="358" draw:name="Shape60" draw:style-name="gr1"><svg:title>TexMaths</svg:title><svg:desc>11§inline§\tilde{x}§svg§600§FALSE§</svg:desc><draw:path draw:style-name="gr2" draw:text-style-name="P5" svg:width="0.0642in" svg:height="0.0874in" svg:x="0.0035in" svg:y="0.0071in" svg:viewBox="0 0 164 223" svg:d="M81 223c-27 0-53 0-81 0 0-74 0-149 0-223 55 0 109 0 164 0 0 74 0 149 0 223-27 0-55 0-83 0z"><text:p/></draw:path><draw:path draw:style-name="gr3" draw:text-style-name="P6" svg:width="0.05in" svg:height="0.0138in" svg:x="0.0181in" svg:y="0in" svg:viewBox="0 0 128 36" svg:d="M128 6c-2-3-4-4-6-6 0 1-15 19-32 19-9 0-18-6-25-10-10-6-18-9-24-9-15 0-22 9-41 30 2 2 3 4 6 6 0-1 14-18 31-18 9 0 19 5 26 10 10 5 16 8 23 8 15 0 22-8 42-30z"><text:p/></draw:path><draw:path draw:style-name="gr3" draw:text-style-name="P6" svg:width="0.0756in" svg:height="0.0685in" svg:x="0in" svg:y="0.0335in" svg:viewBox="0 0 193 175" svg:d="M118 54c2-10 11-45 38-45 3 0 11 0 19 5-10 1-18 11-18 20 0 7 4 15 15 15 9 0 21-8 21-24 0-19-23-25-37-25-22 0-35 21-40 30-9-26-30-30-41-30-41 0-63 50-63 60 0 4 3 3 5 4 3 0 4-1 5-4 13-41 39-51 52-51 7 0 21 3 21 25 0 12-7 39-21 93-7 23-20 40-37 40-2 0-12 0-19-5 10-2 18-11 18-21 0-11-8-14-14-14-12 0-22 11-22 23 0 18 20 25 36 25 26 0 40-27 41-29 4 14 19 29 42 29 40 0 62-49 62-59 0-5-4-5-5-5-3 0-4 3-5 5-12 42-39 51-51 51-15 0-22-12-22-26 0-9 2-16 7-34 4-18 8-35 13-53z"><text:p/></draw:path></draw:g></text:span><text:span text:style-name="T15"><text:s/>כך ש־</text:span><draw:g text:anchor-type="as-char" svg:y="-0.1134in" draw:z-index="359" draw:name="Shape61" draw:style-name="gr1"><svg:title>TexMaths</svg:title><svg:desc>11§inline§g(\tilde{x}) \neq f(\tilde{x})§svg§600§FALSE§</svg:desc><draw:path draw:style-name="gr2" draw:text-style-name="P5" svg:width="0.7504in" svg:height="0.1354in" svg:x="0.0051in" svg:y="0.0071in" svg:viewBox="0 0 1907 345" svg:d="M0 0c636 0 1272 0 1907 0 0 115 0 230 0 345-635 0-1271 0-1907 0 0-115 0-230 0-345z"><text:p/></draw:path><draw:path draw:style-name="gr3" draw:text-style-name="P6" svg:width="0.0693in" svg:height="0.0972in" svg:x="-0.0004in" svg:y="0.0457in" svg:viewBox="0 0 177 248" svg:d="M176 25c1-3 1-4 1-7 0-7-4-10-11-10-3 0-14 2-15 16-7-14-21-24-37-24-44 0-91 54-91 109 0 39 23 62 51 62 23 0 42-19 45-23v1c-8 34-12 48-12 49-3 3-15 42-56 42-7 0-20-1-31-4 12-4 16-14 16-20 0-7-4-13-15-13-8 0-21 6-21 22 0 15 14 23 52 23 48 0 76-30 81-53 14-56 29-114 43-170zM127 121c-3 10-12 20-20 27-9 6-20 14-32 14-19 0-24-20-24-35 0-19 11-65 21-84 11-20 27-35 44-35 25 0 30 32 30 34 0 1-1 3-1 5-6 25-12 49-18 74z"><text:p/></draw:path><draw:path draw:style-name="gr3" draw:text-style-name="P6" svg:width="0.0346in" svg:height="0.1508in" svg:x="0.0906in" svg:y="0in" svg:viewBox="0 0 89 384" svg:d="M89 380c0-1 0-1-7-8-47-48-60-121-60-179 0-67 15-135 63-183 4-4 4-4 4-7 0-2-1-3-3-3-5 0-39 26-62 75-20 43-24 86-24 118 0 28 4 76 25 119 23 47 56 72 61 72 2 0 3-1 3-4z"><text:p/></draw:path><draw:path draw:style-name="gr3" draw:text-style-name="P6" svg:width="0.0504in" svg:height="0.0134in" svg:x="0.1567in" svg:y="0.0126in" svg:viewBox="0 0 129 35" svg:d="M129 6c-2-3-4-4-6-6-11 6-15 18-32 18-8 0-18-6-25-9-11-7-18-9-24-9-15 0-22 8-42 30 2 2 4 3 7 5 11-6 14-18 32-18 8 0 17 6 24 9 11 7 17 9 24 9 15 0 22-7 42-29z"><text:p/></draw:path><draw:path draw:style-name="gr3" draw:text-style-name="P6" svg:width="0.0752in" svg:height="0.0681in" svg:x="0.139in" svg:y="0.0457in" svg:viewBox="0 0 192 174" svg:d="M118 54c2-10 11-46 38-46 2 0 11 0 19 5-10 2-18 12-18 21 0 7 4 13 15 13 8 0 20-6 20-22 0-19-23-25-36-25-22 0-35 20-41 29-8-26-29-29-41-29-40 0-62 50-62 59 0 4 3 4 4 4 4 0 5-1 6-5 13-40 39-50 52-50 6 0 21 4 21 26 0 12-7 38-21 92-7 24-20 40-38 40-2 0-11 0-18-5 10-2 17-10 17-21 0-10-8-13-14-13-11 0-21 10-21 22 0 17 19 25 36 25 26 0 40-26 41-29 4 15 19 29 42 29 39 0 61-50 61-59 0-4-3-4-4-4-3 0-4 1-6 5-12 40-38 50-51 50-15 0-21-13-21-25 0-9 2-18 7-34 4-18 8-35 13-53z"><text:p/></draw:path><draw:path draw:style-name="gr3" draw:text-style-name="P6" svg:width="0.035in" svg:height="0.1508in" svg:x="0.2299in" svg:y="0in" svg:viewBox="0 0 90 384" svg:d="M90 193c0-30-4-77-25-120-23-48-56-73-61-73-2 0-4 1-4 3 0 3 0 3 8 10 38 38 60 99 60 180 0 65-14 132-63 181-5 5-5 5-5 6 0 3 2 4 4 4 5 0 39-26 62-75 20-43 24-85 24-116z"><text:p/></draw:path><draw:path draw:style-name="gr3" draw:text-style-name="P6" svg:width="0.076in" svg:height="0.1406in" svg:x="0.3441in" svg:y="0.0043in" svg:viewBox="0 0 194 358" svg:d="M190 15c4-5 4-6 4-7 0-4-3-8-8-8-6 0-7 2-9 8-58 111-115 223-174 334-3 6-3 7-3 8 0 3 3 8 8 8s6-2 9-8c58-111 115-223 173-335z"><text:p/></draw:path><draw:path draw:style-name="gr3" draw:text-style-name="P6" svg:width="0.1008in" svg:height="0.035in" svg:x="0.3315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756in" svg:height="0.137in" svg:x="0.4913in" svg:y="0.0071in" svg:viewBox="0 0 193 349" svg:d="M121 118c11 0 22 0 33 0 9 0 12 0 12-9 0-3-3-3-10-3-11 0-22 0-33 0 4-16 6-30 9-44 1-9 7-36 9-41 3-7 10-13 19-13 1 0 11 0 18 7-17 2-21 15-21 21 0 9 7 14 15 14 10 0 21-9 21-24 0-17-18-26-33-26-14 0-38 7-50 45-2 8-3 12-12 61-9 0-19 0-28 0-6 0-11 0-11 6s4 6 11 6c9 0 17 0 26 0-10 50-20 100-30 151-7 37-13 72-33 72-2 0-11 0-19-7 18-1 21-15 21-21 0-9-6-14-14-14-10 0-21 9-21 24 0 17 16 26 33 26 21 0 36-22 44-37 12-25 21-71 21-74 8-40 15-81 23-120z"><text:p/></draw:path><draw:path draw:style-name="gr3" draw:text-style-name="P6" svg:width="0.0346in" svg:height="0.1508in" svg:x="0.589in" svg:y="0in" svg:viewBox="0 0 89 384" svg:d="M89 380c0-1 0-1-6-8-48-48-61-121-61-179 0-67 15-135 63-183 4-4 4-4 4-7 0-2-1-3-3-3-5 0-39 26-62 75-20 43-24 86-24 118 0 28 4 76 25 119 23 47 56 72 61 72 2 0 3-1 3-4z"><text:p/></draw:path><draw:path draw:style-name="gr3" draw:text-style-name="P6" svg:width="0.0504in" svg:height="0.0134in" svg:x="0.6555in" svg:y="0.0126in" svg:viewBox="0 0 129 35" svg:d="M129 6c-2-3-4-4-6-6-11 6-15 18-32 18-8 0-18-6-25-9-11-7-18-9-24-9-14 0-22 8-42 30 2 2 4 3 7 5 11-6 14-18 32-18 8 0 18 6 24 9 11 7 17 9 24 9 15 0 22-7 42-29z"><text:p/></draw:path><draw:path draw:style-name="gr3" draw:text-style-name="P6" svg:width="0.0756in" svg:height="0.0681in" svg:x="0.6374in" svg:y="0.0457in" svg:viewBox="0 0 193 174" svg:d="M118 54c2-10 11-46 38-46 2 0 11 0 19 5-10 2-18 12-18 21 0 7 4 13 15 13 8 0 21-6 21-22 0-19-24-25-37-25-22 0-35 20-40 29-9-26-30-29-42-29-40 0-62 50-62 59 0 4 3 4 5 4 3 0 4-1 5-5 13-40 39-50 52-50 6 0 21 4 21 26 0 12-7 38-21 92-7 24-20 40-38 40-2 0-11 0-18-5 10-2 17-10 17-21 0-10-7-13-14-13-11 0-21 10-21 22 0 17 19 25 36 25 26 0 40-26 41-29 4 15 19 29 42 29 39 0 61-50 61-59 0-4-3-4-4-4-3 0-4 1-5 5-13 40-39 50-52 50-14 0-21-13-21-25 0-9 2-18 7-34 4-18 8-35 13-53z"><text:p/></draw:path><draw:path draw:style-name="gr3" draw:text-style-name="P6" svg:width="0.0346in" svg:height="0.1508in" svg:x="0.7291in" svg:y="0in" svg:viewBox="0 0 89 384" svg:d="M89 193c0-30-4-77-25-120-23-48-56-73-61-73-2 0-3 1-3 3 0 3 0 3 7 10 38 38 60 99 60 180 0 65-14 132-63 181-4 5-4 5-4 6 0 3 1 4 3 4 5 0 39-26 62-75 20-43 24-85 24-116z"><text:p/></draw:path></draw:g>. <text:span text:style-name="T16">מההנחה </text:span><text:span text:style-name="T17"><draw:g text:anchor-type="as-char" svg:y="-0.1138in" draw:z-index="361" draw:name="Shape62" draw:style-name="gr1"><svg:title>TexMaths</svg:title><svg:desc>11§inline§g \in [f]_{R_h}§svg§600§FALSE§</svg:desc><draw:path draw:style-name="gr2" draw:text-style-name="P5" svg:width="0.5705in" svg:height="0.1374in" svg:x="0.0051in" svg:y="0.0079in" svg:viewBox="0 0 1450 350" svg:d="M726 350c-242 0-484 0-726 0 0-117 0-233 0-350 484 0 966 0 1450 0 0 117 0 233 0 350-242 0-484 0-724 0z"><text:p/></draw:path><draw:path draw:style-name="gr3" draw:text-style-name="P6" svg:width="0.0697in" svg:height="0.0976in" svg:x="-0.0004in" svg:y="0.0469in" svg:viewBox="0 0 178 249" svg:d="M177 25c0-2 1-4 1-6 0-7-4-11-11-11-4 0-14 3-16 16-7-14-20-24-37-24-44 0-91 54-91 110 0 37 23 60 52 60 22 0 40-17 44-21h1c-9 34-9 33-13 50-1 5-15 41-55 41-8 0-21 0-32-4 12-3 16-14 16-19 0-7-4-14-15-14-8 0-21 7-21 23 0 15 14 23 52 23 48 0 76-30 82-52 14-57 29-114 43-172zM126 121c-2 10-11 20-19 28-8 6-20 13-31 13-20 0-25-20-25-35 0-19 11-64 20-84 11-19 28-34 44-34 26 0 31 31 31 33s-1 4-1 5c-6 24-12 49-19 74z"><text:p/></draw:path><draw:path draw:style-name="gr3" draw:text-style-name="P6" svg:width="0.0756in" svg:height="0.087in" svg:x="0.1303in" svg:y="0.0319in" svg:viewBox="0 0 193 222" svg:d="M179 119c7 0 14 0 14-8s-7-8-14-8c-54 0-109 0-163 0 5-51 49-88 104-88 20 0 39 0 59 0 7 0 14 0 14-7 0-8-7-8-14-8-20 0-40 0-60 0-66 0-119 48-119 111 0 62 53 111 119 111 20 0 40 0 60 0 7 0 14 0 14-7s-7-7-14-7c-20 0-39 0-59 0-55 0-99-37-104-89 54 0 109 0 163 0z"><text:p/></draw:path><draw:path draw:style-name="gr3" draw:text-style-name="P6" svg:width="0.0205in" svg:height="0.1512in" svg:x="0.2791in" svg:y="0in" svg:viewBox="0 0 53 385" svg:d="M53 385c0-5 0-10 0-15-12 0-26 0-38 0 0-118 0-237 0-355 12 0 26 0 38 0 0-5 0-9 0-15-18 0-35 0-53 0 0 129 0 256 0 385 18 0 35 0 53 0z"><text:p/></draw:path><draw:path draw:style-name="gr3" draw:text-style-name="P6" svg:width="0.0752in" svg:height="0.1374in" svg:x="0.3114in" svg:y="0.0075in" svg:viewBox="0 0 192 350" svg:d="M121 118c11 0 22 0 33 0 8 0 12 0 12-8 0-4-4-4-10-4-11 0-22 0-33 0 3-16 6-30 9-44 1-8 7-36 9-40 3-8 10-13 18-13 2 0 11 0 19 6-17 2-21 16-21 21 0 9 7 14 14 14 10 0 21-9 21-24 0-17-17-26-33-26-13 0-37 7-49 45-2 8-3 12-13 61-9 0-18 0-27 0-6 0-11 0-11 7 0 5 4 5 11 5 9 0 17 0 26 0-10 50-20 100-30 150-7 38-13 73-33 73-2 0-11 0-19-7 18-1 21-15 21-20 0-9-6-14-14-14-10 0-21 8-21 23 0 18 16 27 33 27 21 0 36-23 43-38 13-24 22-71 22-73 8-40 15-81 23-121z"><text:p/></draw:path><draw:path draw:style-name="gr3" draw:text-style-name="P6" svg:width="0.0205in" svg:height="0.1512in" svg:x="0.3972in" svg:y="0in" svg:viewBox="0 0 53 385" svg:d="M53 0c-18 0-35 0-53 0 0 6 0 10 0 15 12 0 25 0 37 0 0 118 0 237 0 355-12 0-25 0-37 0 0 5 0 10 0 15 18 0 35 0 53 0 0-129 0-256 0-385z"><text:p/></draw:path><draw:path draw:style-name="gr3" draw:text-style-name="P6" svg:width="0.0823in" svg:height="0.0744in" svg:x="0.4437in" svg:y="0.0642in" svg:viewBox="0 0 210 190" svg:d="M92 19c3-8 3-8 9-9 6 0 12 0 18 0 24 0 56 0 56 27 0 11-6 29-18 39-12 8-28 12-47 12-11 0-23 0-34 0 5-23 11-46 16-69zM142 92c32-7 60-26 60-50 0-23-27-42-67-42-27 0-55 0-82 0-6 0-9 0-9 6 0 4 3 4 9 4 3 0 5 0 10 0 5 1 6 1 6 4s0 2-1 6c-12 48-24 96-36 144-2 9-2 11-23 11-6 0-9 0-9 5 0 3 2 5 4 5 6 0 11-1 17-1 5 0 13 0 19 0 4 0 11 0 16 0 6 0 13 1 19 1 1 0 5 0 5-6 0-4-3-4-9-4-4 0-5 0-11-1-5 0-5-1-5-3s0-3 1-7c6-23 12-46 18-68 12 0 24 0 36 0 23 0 33 12 33 24 0 3-2 13-3 19-4 13-5 16-5 22 0 21 20 29 40 29 25 0 35-26 35-32 0-1 0-3-4-3s-4 1-5 4c-4 13-14 24-25 24-7 0-12-4-12-18 0-7 1-22 2-29s1-10 1-12c0-3 0-12-8-19-4-7-12-10-17-13z"><text:p/></draw:path><draw:path draw:style-name="gr3" draw:text-style-name="P6" svg:width="0.0465in" svg:height="0.0531in" svg:x="0.5374in" svg:y="0.0996in" svg:viewBox="0 0 119 136" svg:d="M47 8c1-4 1-4 1-5 0-3-3-3-6-3-8 1-16 1-23 2-4 0-5 0-6 1 0 1-1 4-1 5 0 3 3 3 6 3 1 0 4 0 6 0 5 1 5 1 5 3 0 1 0 1-2 5-8 35-17 70-26 105-1 4-1 4-1 5 0 5 3 7 8 7 3 0 7-3 8-7 2-3 2-5 5-17 1-5 2-10 3-14 3-11 3-11 9-20 8-12 19-23 34-23 10 0 14 5 14 14 0 11-8 32-11 39-3 6-4 8-4 11 0 10 10 17 21 17 21 0 32-25 32-29s-4-4-5-4c-3 0-3 1-4 5-3 11-12 22-22 22-4 0-6-3-6-8 0-3 3-9 5-14s10-26 10-37c0-13-9-23-29-23-19 0-30 12-36 19 5-20 10-40 15-59z"><text:p/></draw:path></draw:g></text:span><text:span text:style-name="T17"><text:s/>נסיק </text:span><text:span text:style-name="T17"><draw:g text:anchor-type="as-char" svg:y="-0.1075in" draw:z-index="362" draw:name="Shape63" draw:style-name="gr1"><svg:title>TexMaths</svg:title><svg:desc>11§inline§fR_hg§svg§600§FALSE§</svg:desc><draw:path draw:style-name="gr2" draw:text-style-name="P5" svg:width="0.3402in" svg:height="0.1217in" svg:x="-0.0004in" svg:y="0.0075in" svg:viewBox="0 0 865 310" svg:d="M0 0c288 0 577 0 865 0 0 103 0 207 0 310-288 0-577 0-865 0 0-103 0-207 0-310z"><text:p/></draw:path><draw:path draw:style-name="gr3" draw:text-style-name="P6" svg:width="0.0752in" svg:height="0.1374in" svg:x="0in" svg:y="0in" svg:viewBox="0 0 192 350" svg:d="M121 118c11 0 22 0 33 0 8 0 11 0 11-8 0-4-3-4-10-4-11 0-21 0-32 0 2-16 6-30 8-44 2-8 7-36 10-40 3-8 10-13 17-13 2 0 12 0 19 6-17 2-21 16-21 21 0 9 8 13 14 13 10 0 22-7 22-23 0-17-17-26-34-26-13 0-37 7-48 45-3 8-5 12-13 61-9 0-18 0-27 0-7 0-12 0-12 7 0 5 4 5 11 5 9 0 17 0 25 0-9 50-18 100-28 150-7 38-13 73-34 73-1 0-11 0-18-7 18-1 21-15 21-21 0-8-6-13-14-13-10 0-21 8-21 23 0 18 16 27 32 27 22 0 37-23 44-38 12-24 21-71 22-73 7-41 15-81 23-121z"><text:p/></draw:path><draw:path draw:style-name="gr3" draw:text-style-name="P6" svg:width="0.1079in" svg:height="0.1063in" svg:x="0.0886in" svg:y="0.0043in" svg:viewBox="0 0 275 271" svg:d="M129 26c2-10 3-13 11-14 3 0 15 0 23 0 27 0 70 0 70 38 0 13-6 39-21 55-10 9-31 22-65 22-14 0-29 0-44 0 9-35 17-68 26-101zM185 132c38-9 84-35 84-75 0-33-35-57-86-57-36 0-73 0-109 0-8 0-11 0-11 8 0 4 3 4 11 4 1 0 7 0 14 0 8 1 11 1 11 7 0 1-1 2-2 7-18 69-34 138-52 206-3 14-4 18-35 18-7 0-10 0-10 7 0 5 4 5 5 5 11 0 38-1 49-1s38 1 49 1c2 0 8 0 8-8 0-4-4-4-11-4-14 0-25 0-25-7 0-2 1-4 1-6 9-35 16-68 25-102 15 0 31 0 46 0 35 0 42 22 42 36 0 5-3 16-6 25-2 11-5 25-5 33 0 42 46 42 51 42 32 0 46-40 46-44 0-6-4-6-5-6-3 0-4 3-4 6-10 28-26 35-35 35-13 0-16-9-16-23 0-12 3-32 4-44 1-6 2-13 2-19 0-29-27-41-36-44z"><text:p/></draw:path><draw:path draw:style-name="gr3" draw:text-style-name="P6" svg:width="0.0575in" svg:height="0.074in" svg:x="0.2051in" svg:y="0.0555in" svg:viewBox="0 0 147 189" svg:d="M65 9c0-1 1-3 1-5 0-1-1-4-4-4-6 0-28 2-36 3-2 0-5 0-5 7 0 3 3 3 6 3 14 0 14 2 14 5 0 1 0 3-1 5-13 51-26 101-38 153-2 3-1 3-2 4 0 5 3 9 10 9 2 0 8-1 11-6 0-3 3-11 4-17 2-9 5-16 7-24 0-3 3-14 4-18 2-11 2-11 8-19 9-14 22-29 43-29 15 0 16 13 16 20 0 15-12 46-16 57-4 8-5 10-5 14 0 13 12 22 27 22 26 0 38-36 38-39 0-5-3-5-4-5-3 0-3 2-5 6-6 21-18 30-28 30-7 0-8-3-8-7 0-7 2-10 7-22 3-9 14-38 14-53 0-3 0-15-10-23-4-3-12-7-25-7-20 0-34 10-44 22 7-27 14-55 21-82z"><text:p/></draw:path><draw:path draw:style-name="gr3" draw:text-style-name="P6" svg:width="0.0693in" svg:height="0.0976in" svg:x="0.2783in" svg:y="0.0402in" svg:viewBox="0 0 177 249" svg:d="M176 25c0-2 1-4 1-6 0-7-5-11-11-11-4 0-14 3-17 16-6-14-19-24-35-24-44 0-92 54-92 110 0 37 24 61 52 61 23 0 40-18 45-22-8 33-9 33-14 49-1 4-14 42-54 42-8 0-20 0-31-3 11-4 15-14 15-20 0-7-4-15-14-15-9 0-21 8-21 24 0 15 14 23 52 23 47 0 75-30 81-53 14-56 29-113 43-171zM125 121c-2 10-11 20-20 28-7 6-19 13-30 13-20 0-26-20-26-35 0-19 11-64 22-84 10-19 27-34 43-34 26 0 31 31 31 33s0 4-1 5c-7 25-12 49-19 74z"><text:p/></draw:path></draw:g></text:span><text:span text:style-name="T17">, כלומר </text:span><text:span text:style-name="T17"><draw:g text:anchor-type="as-char" svg:y="-0.1075in" draw:z-index="363" draw:name="Shape64" draw:style-name="gr1"><svg:title>TexMaths</svg:title><svg:desc>11§inline§h \circ f = h \circ g§svg§600§FALSE§</svg:desc><draw:path draw:style-name="gr2" draw:text-style-name="P5" svg:width="0.8118in" svg:height="0.1217in" svg:x="-0.0004in" svg:y="0.0075in" svg:viewBox="0 0 2063 310" svg:d="M0 0c687 0 1376 0 2063 0 0 103 0 207 0 310-687 0-1376 0-2063 0 0-103 0-207 0-310z"><text:p/></draw:path><draw:path draw:style-name="gr3" draw:text-style-name="P6" svg:width="0.0744in" svg:height="0.1063in" svg:x="0in" svg:y="0.002in" svg:viewBox="0 0 190 271" svg:d="M90 4c0-1 0-4-5-4-9 0-37 3-48 3-2 1-6 1-6 8 0 6 3 6 9 6 18 0 19 2 19 6 0 2-1 6-1 8-18 73-37 146-56 220-2 5-2 6-2 9 0 8 8 11 12 11 6 0 12-5 14-10 3-10 5-20 7-30 3-11 5-22 9-34 2-9 4-18 6-25 1-3 4-15 5-18s13-24 26-35c8-6 20-13 36-13 17 0 21 13 21 26 0 21-14 63-23 86-3 9-5 13-5 21 0 18 13 32 32 32 36 0 50-57 50-60s-3-3-4-3c-5 0-5 1-7 7-5 19-17 47-39 47-6 0-9-3-9-12 0-10 3-19 6-28 7-16 25-61 25-83 0-26-16-42-45-42-25 0-43 12-58 30 10-41 21-82 31-123z"><text:p/></draw:path><draw:path draw:style-name="gr3" draw:text-style-name="P6" svg:width="0.0587in" svg:height="0.0591in" svg:x="0.1217in" svg:y="0.0402in" svg:viewBox="0 0 150 151" svg:d="M150 76c0-42-35-76-75-76-42 0-75 35-75 76s33 75 75 75c40 0 75-34 75-75zM75 134c-33 0-60-26-60-58 0-33 27-60 60-60 32 0 59 26 59 60 0 33-27 58-59 58z"><text:p/></draw:path><draw:path draw:style-name="gr3" draw:text-style-name="P6" svg:width="0.0752in" svg:height="0.1374in" svg:x="0.2315in" svg:y="0in" svg:viewBox="0 0 192 350" svg:d="M121 118c11 0 22 0 33 0 8 0 12 0 12-8 0-4-4-4-11-4-11 0-21 0-32 0 3-16 6-30 9-44 1-8 7-36 9-40 3-8 10-13 18-13 2 0 11 0 19 6-17 2-21 16-21 21 0 9 7 13 15 13 9 0 20-7 20-23 0-17-17-26-33-26-13 0-38 7-49 45-2 8-3 12-13 61-9 0-18 0-27 0-7 0-11 0-11 7 0 5 4 5 10 5 9 0 18 0 27 0-10 50-20 100-30 150-7 38-13 73-33 73-2 0-12 0-19-7 18-1 21-15 21-21 0-8-6-13-14-13-10 0-21 8-21 23 0 18 16 27 33 27 21 0 36-23 43-38 13-24 22-71 22-73 8-41 15-81 23-121z"><text:p/></draw:path><draw:path draw:style-name="gr3" draw:text-style-name="P6" svg:width="0.1008in" svg:height="0.0354in" svg:x="0.3646in" svg:y="0.052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4in" svg:height="0.1063in" svg:x="0.5248in" svg:y="0.002in" svg:viewBox="0 0 189 271" svg:d="M89 4c0-1 0-4-4-4-9 0-38 3-48 3-3 1-7 1-7 8 0 6 3 6 8 6 19 0 20 2 20 6 0 2-1 6-1 8-19 73-37 146-56 220-1 5-1 6-1 9 0 8 8 11 11 11 5 0 12-5 14-10 2-10 6-20 8-30 2-11 5-22 8-34 2-9 4-18 6-25 1-3 5-15 5-18 1-3 13-24 26-35 9-6 21-13 37-13 17 0 21 13 21 26 0 21-15 63-24 86-3 9-5 13-5 21 0 18 14 32 32 32 36 0 50-57 50-60s-3-3-4-3c-5 0-5 1-6 7-6 19-18 47-39 47-7 0-10-3-10-12 0-10 4-19 7-28 6-16 24-61 24-83 0-26-16-42-44-42-25 0-43 12-58 30 10-41 20-82 30-123z"><text:p/></draw:path><draw:path draw:style-name="gr3" draw:text-style-name="P6" svg:width="0.0591in" svg:height="0.0591in" svg:x="0.6461in" svg:y="0.0402in" svg:viewBox="0 0 151 151" svg:d="M151 76c0-42-36-76-75-76-42 0-76 35-76 76s34 75 76 75c39 0 75-34 75-75zM76 134c-34 0-61-26-61-58 0-33 27-60 61-60 32 0 59 26 59 60 0 33-27 58-59 58z"><text:p/></draw:path><draw:path draw:style-name="gr3" draw:text-style-name="P6" svg:width="0.0693in" svg:height="0.0976in" svg:x="0.75in" svg:y="0.0402in" svg:viewBox="0 0 177 249" svg:d="M176 25c0-2 1-4 1-6 0-7-4-11-11-11-4 0-14 3-16 16-7-14-20-24-36-24-44 0-92 54-92 110 0 37 24 61 52 61 23 0 40-18 45-22-8 33-9 33-13 49-2 4-15 42-55 42-8 0-20 0-31-3 11-4 15-14 15-20 0-7-4-15-14-15-9 0-21 8-21 24 0 15 14 23 51 23 48 0 77-30 82-53 14-56 29-113 43-171zM125 121c-2 10-11 20-19 28-8 6-20 13-31 13-20 0-26-20-26-35 0-19 11-64 22-84 10-19 27-34 43-34 26 0 31 31 31 33s-1 4-1 5c-7 25-12 49-19 74z"><text:p/></draw:path></draw:g></text:span><text:span text:style-name="T17">, ומשוויון פונקציות </text:span><text:span text:style-name="T17"><draw:g text:anchor-type="as-char" svg:y="-0.1134in" draw:z-index="364" draw:name="Shape65" draw:style-name="gr1"><svg:title>TexMaths</svg:title><svg:desc>11§inline§\forall x \in. h(f(x)) = h(g(x))§svg§600§FALSE§</svg:desc><draw:path draw:style-name="gr2" draw:text-style-name="P5" svg:width="1.5634in" svg:height="0.1358in" svg:x="0.0075in" svg:y="0.0071in" svg:viewBox="0 0 3972 346" svg:d="M1987 346c-662 0-1325 0-1987 0 0-116 0-230 0-346 1323 0 2648 0 3972 0 0 116 0 230 0 346-662 0-1324 0-1985 0z"><text:p/></draw:path><draw:path draw:style-name="gr3" draw:text-style-name="P6" svg:width="0.0846in" svg:height="0.1079in" svg:x="-0.0004in" svg:y="0.0075in" svg:viewBox="0 0 216 275" svg:d="M213 14c3-4 3-4 3-6 0-5-4-8-8-8-6 0-8 4-10 9-11 28-21 56-32 85-38 0-78 0-116 0-11-29-22-57-33-85-2-6-4-9-9-9-4 0-8 3-8 8 0 1 0 1 2 6 32 84 65 169 97 252 2 6 3 9 9 9 5 0 6-4 9-7 32-84 65-169 96-254zM55 109c35 0 70 0 106 0-18 45-36 91-53 137-18-46-35-92-53-137z"><text:p/></draw:path><draw:path draw:style-name="gr3" draw:text-style-name="P6" svg:width="0.0756in" svg:height="0.0685in" svg:x="0.089in" svg:y="0.0457in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40-27 41-30 4 15 18 30 42 30 39 0 61-49 61-59 0-4-3-4-4-4-4 0-4 1-5 4-14 41-40 50-52 50-14 0-21-12-21-25 0-9 2-17 7-34 4-18 8-35 13-53z"><text:p/></draw:path><draw:path draw:style-name="gr3" draw:text-style-name="P6" svg:width="0.076in" svg:height="0.087in" svg:x="0.2264in" svg:y="0.0307in" svg:viewBox="0 0 194 222" svg:d="M179 120c7 0 15 0 15-8 0-9-8-9-15-9-55 0-109 0-164 0 6-50 50-88 105-88 20 0 40 0 59 0 7 0 15 0 15-7 0-8-8-8-15-8-19 0-40 0-60 0-66 0-119 50-119 112s53 110 119 110c20 0 41 0 60 0 7 0 15 0 15-7s-8-7-15-7c-19 0-39 0-59 0-55 0-99-37-105-88 55 0 109 0 164 0z"><text:p/></draw:path><draw:path draw:style-name="gr3" draw:text-style-name="P6" svg:width="0.0157in" svg:height="0.0157in" svg:x="0.3705in" svg:y="0.0972in" svg:viewBox="0 0 41 41" svg:d="M41 21c0-12-9-21-20-21-12 0-21 9-21 21 0 11 9 20 21 20 11 0 20-9 20-20z"><text:p/></draw:path><draw:path draw:style-name="gr3" draw:text-style-name="P6" svg:width="0.074in" svg:height="0.1063in" svg:x="0.4083in" svg:y="0.0075in" svg:viewBox="0 0 189 271" svg:d="M89 4c0-1 0-4-4-4-9 0-38 3-48 3-3 1-7 1-7 8 0 6 3 6 10 6 17 0 18 2 18 6 0 2-1 6-1 8-18 74-37 147-56 220-1 6-1 7-1 9 0 9 8 11 11 11 7 0 12-5 14-10 3-10 6-20 8-30 2-11 6-22 8-33 2-9 5-17 6-26 1-2 5-15 5-18 1-3 13-24 26-35 9-6 21-13 38-13 16 0 20 13 20 26 0 21-15 64-24 86-3 9-5 13-5 21 0 19 14 32 32 32 36 0 50-56 50-60 0-3-3-3-4-3-3 0-3 1-6 7-6 20-18 47-39 47-7 0-10-3-10-12 0-10 4-19 8-28 5-15 23-61 23-83 0-26-16-42-44-42-25 0-43 12-58 30 10-41 20-82 30-123z"><text:p/></draw:path><draw:path draw:style-name="gr3" draw:text-style-name="P6" svg:width="0.0346in" svg:height="0.1512in" svg:x="0.5024in" svg:y="0in" svg:viewBox="0 0 89 385" svg:d="M89 381c0-1 0-1-6-8-49-49-61-122-61-179 0-68 14-136 63-183 4-5 4-5 4-7 0-3-1-4-3-4-5 0-39 26-62 76-20 42-24 85-24 118 0 28 4 75 25 119 23 47 56 72 61 72 2 0 3-1 3-4z"><text:p/></draw:path><draw:path draw:style-name="gr3" draw:text-style-name="P6" svg:width="0.0756in" svg:height="0.1374in" svg:x="0.5543in" svg:y="0.0067in" svg:viewBox="0 0 193 350" svg:d="M121 118c11 0 23 0 34 0 8 0 11 0 11-8 0-4-3-4-10-4-11 0-21 0-32 0 3-16 6-30 8-44 1-8 7-36 9-40 4-8 11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6" svg:width="0.035in" svg:height="0.1512in" svg:x="0.6524in" svg:y="0in" svg:viewBox="0 0 90 385" svg:d="M90 381c0-1 0-1-6-8-49-49-61-122-61-179 0-68 14-136 62-183 5-5 5-5 5-7 0-3-2-4-4-4-3 0-39 26-62 76-20 42-24 85-24 118 0 28 4 75 25 119 23 47 58 72 61 72 2 0 4-1 4-4z"><text:p/></draw:path><draw:path draw:style-name="gr3" draw:text-style-name="P6" svg:width="0.0756in" svg:height="0.0685in" svg:x="0.7008in" svg:y="0.0457in" svg:viewBox="0 0 193 175" svg:d="M118 54c3-10 12-45 38-45 2 0 11 0 20 4-11 2-19 12-19 21 0 7 5 14 15 14 8 0 21-7 21-23 0-19-24-25-36-25-23 0-36 21-40 30-10-26-31-30-42-30-41 0-63 50-63 59 0 5 3 4 5 5 3 0 4-1 5-5 13-40 39-50 52-50 7 0 21 3 21 25 0 12-7 39-21 93-7 24-20 39-37 39-2 0-12 0-19-4 10-2 18-10 18-21s-8-13-14-13c-12 0-22 10-22 22 0 17 20 25 36 25 26 0 40-27 41-30 4 15 19 30 42 30 39 0 61-49 61-59 0-4-3-4-4-4-3 0-4 1-4 4-14 41-40 50-52 50-15 0-22-12-22-25 0-9 3-17 7-34 4-18 8-35 13-53z"><text:p/></draw:path><draw:path draw:style-name="gr3" draw:text-style-name="P6" svg:width="0.0346in" svg:height="0.1512in" svg:x="0.7917in" svg:y="0in" svg:viewBox="0 0 89 385" svg:d="M89 194c0-31-3-77-25-121-23-48-56-73-61-73-2 0-3 2-3 4s0 2 8 9c37 38 59 99 59 181 0 64-14 132-63 180-4 6-4 6-4 7 0 2 1 4 3 4 5 0 40-26 62-76 20-41 24-84 24-115z"><text:p/></draw:path><draw:path draw:style-name="gr3" draw:text-style-name="P6" svg:width="0.0346in" svg:height="0.1512in" svg:x="0.8512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6" svg:width="0.1008in" svg:height="0.0354in" svg:x="0.952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3" draw:text-style-name="P6" svg:width="0.0744in" svg:height="0.1063in" svg:x="1.113in" svg:y="0.0075in" svg:viewBox="0 0 190 271" svg:d="M90 4c0-1 0-4-5-4-9 0-38 3-48 3-3 1-7 1-7 8 0 6 4 6 10 6 18 0 18 2 18 6 0 2-1 6-1 8-18 74-37 147-56 220-1 6-1 7-1 9 0 9 8 11 11 11 7 0 12-5 14-10 3-10 6-20 8-30 3-11 6-22 9-33 2-9 4-17 6-26 0-2 4-15 4-18 2-3 13-24 26-35 9-6 21-13 38-13 16 0 20 13 20 26 0 21-14 64-24 86-2 9-4 13-4 21 0 19 13 32 32 32 36 0 50-56 50-60 0-3-4-3-5-3-3 0-3 1-6 7-5 20-17 47-39 47-7 0-9-3-9-12 0-10 3-19 7-28 6-15 24-61 24-83 0-26-16-42-45-42-25 0-43 12-58 30 10-41 21-82 31-123z"><text:p/></draw:path><draw:path draw:style-name="gr3" draw:text-style-name="P6" svg:width="0.035in" svg:height="0.1512in" svg:x="1.2071in" svg:y="0in" svg:viewBox="0 0 90 385" svg:d="M90 381c0-1 0-1-6-8-49-49-62-122-62-179 0-68 15-136 63-183 5-5 5-5 5-7 0-3-2-4-4-4-5 0-39 26-62 76-20 42-24 85-24 118 0 28 4 75 25 119 23 47 56 72 61 72 2 0 4-1 4-4z"><text:p/></draw:path><draw:path draw:style-name="gr3" draw:text-style-name="P6" svg:width="0.0693in" svg:height="0.0976in" svg:x="1.2535in" svg:y="0.0457in" svg:viewBox="0 0 177 249" svg:d="M176 25c1-2 1-4 1-6 0-7-4-11-11-11-3 0-14 3-15 16-8-14-21-24-37-24-44 0-91 54-91 110 0 38 23 61 51 61 23 0 40-18 45-22-8 34-8 33-12 50-2 5-16 41-56 41-8 0-20 0-31-3 12-4 15-13 15-20s-3-13-14-13c-9 0-21 6-21 22 0 15 14 23 52 23 48 0 76-30 81-52 14-57 29-114 43-172zM127 121c-3 10-13 20-20 28-9 6-21 13-32 13-19 0-25-20-25-35 0-19 12-64 22-84 11-19 27-34 42-34 27 0 32 31 32 33s-1 4-1 5c-6 25-12 49-18 74z"><text:p/></draw:path><draw:path draw:style-name="gr3" draw:text-style-name="P6" svg:width="0.0346in" svg:height="0.1512in" svg:x="1.3445in" svg:y="0in" svg:viewBox="0 0 89 385" svg:d="M89 381c0-1 0-1-6-8-49-49-61-122-61-179 0-68 15-136 63-183 4-5 4-5 4-7 0-3-1-4-3-4-5 0-39 26-62 76-20 42-24 85-24 118 0 28 4 75 25 119 23 47 56 72 61 72 2 0 3-1 3-4z"><text:p/></draw:path><draw:path draw:style-name="gr3" draw:text-style-name="P6" svg:width="0.0756in" svg:height="0.0685in" svg:x="1.3929in" svg:y="0.0457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19 25 36 25 26 0 40-27 41-30 4 15 19 30 42 30 39 0 61-49 61-59 0-4-3-4-4-4-3 0-4 1-5 4-13 41-39 50-52 50-14 0-21-12-21-25 0-9 2-17 7-34 4-18 8-35 13-53z"><text:p/></draw:path><draw:path draw:style-name="gr3" draw:text-style-name="P6" svg:width="0.0346in" svg:height="0.1512in" svg:x="1.4843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6" svg:width="0.035in" svg:height="0.1512in" svg:x="1.5433in" svg:y="0in" svg:viewBox="0 0 90 385" svg:d="M90 194c0-31-4-77-25-121-24-48-57-73-61-73-2 0-4 2-4 4s0 2 8 9c37 38 59 99 59 181 0 64-14 132-61 180-6 6-6 6-6 7 0 2 2 4 4 4 4 0 39-26 62-76 20-41 24-84 24-115z"><text:p/></draw:path></draw:g></text:span><text:span text:style-name="T17">. משום ש־</text:span><text:span text:style-name="T17"><draw:g text:anchor-type="as-char" svg:y="-0.1063in" draw:z-index="365" draw:name="Shape66" draw:style-name="gr1"><svg:title>TexMaths</svg:title><svg:desc>11§inline§h§svg§600§FALSE§</svg:desc><draw:path draw:style-name="gr2" draw:text-style-name="P5" svg:width="0.0665in" svg:height="0.0906in" svg:x="-0.0004in" svg:y="0.0071in" svg:viewBox="0 0 170 231" svg:d="M0 0c56 0 114 0 170 0 0 77 0 154 0 231-56 0-114 0-170 0 0-77 0-154 0-231z"><text:p/></draw:path><draw:path draw:style-name="gr3" draw:text-style-name="P6" svg:width="0.074in" svg:height="0.1063in" svg:x="0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17"> זיווג </text:span><text:span text:style-name="T18">ובפרט על </text:span><text:span text:style-name="T17">אז קיים </text:span><text:span text:style-name="T17"><draw:g text:anchor-type="as-char" svg:y="-0.1047in" draw:z-index="366" draw:name="Shape67" draw:style-name="gr1"><svg:title>TexMaths</svg:title><svg:desc>11§inline§y_1, y_2 \in \R§svg§600§FALSE§</svg:desc><draw:path draw:style-name="gr2" draw:text-style-name="P5" svg:width="0.6299in" svg:height="0.1185in" svg:x="0.0031in" svg:y="0.0079in" svg:viewBox="0 0 1601 302" svg:d="M801 302c-267 0-534 0-801 0 0-101 0-201 0-302 534 0 1067 0 1601 0 0 101 0 201 0 302-267 0-534 0-800 0z"><text:p/></draw:path><draw:path draw:style-name="gr3" draw:text-style-name="P6" svg:width="0.0697in" svg:height="0.0972in" svg:x="-0.0004in" svg:y="0.037in" svg:viewBox="0 0 178 248" svg:d="M177 24c1-5 1-6 1-9 0-7-5-11-11-11-3 0-10 3-13 8-1 2-4 14-5 21-4 10-6 21-8 31-6 23-12 46-18 69-1 6-17 33-44 33-20 0-23-17-23-31 0-18 7-42 20-76 5-15 8-20 8-27 0-18-14-32-32-32-38 0-52 56-52 59 0 5 4 5 6 5 3 0 3-1 5-8 11-36 26-47 40-47 3 0 8 0 8 12 0 10-3 20-5 27-17 41-23 63-23 80 0 34 24 46 47 46 16 0 29-6 39-17-5 20-9 37-25 58-11 13-25 24-42 24-6 0-24-1-30-16 6 0 11 0 16-5 5-3 8-7 8-15 0-12-10-13-14-13-9 0-21 5-21 24 0 20 16 34 41 34 39 0 79-35 90-78 12-49 25-98 37-146z"><text:p/></draw:path><draw:path draw:style-name="gr3" draw:text-style-name="P6" svg:width="0.0386in" svg:height="0.0701in" svg:x="0.0815in" svg:y="0.0559in" svg:viewBox="0 0 99 179" svg:d="M62 8c0-8-1-8-9-8-17 16-42 16-53 16 0 4 0 7 0 10 7 0 24 0 40-7 0 45 0 91 0 137 0 10 0 13-28 13-3 0-6 0-10 0 0 3 0 6 0 10 5-1 39-1 49-1 7 0 41 0 48 1 0-4 0-7 0-10-3 0-8 0-11 0-26 0-26-3-26-13 0-50 0-99 0-148z"><text:p/></draw:path><draw:path draw:style-name="gr3" draw:text-style-name="P6" svg:width="0.0173in" svg:height="0.0449in" svg:x="0.1512in" svg:y="0.087in" svg:viewBox="0 0 45 115" svg:d="M45 41c0-26-10-41-24-41-13 0-21 10-21 20 0 11 8 21 21 21 4 0 10-2 13-6 1 0 1-1 2-1 0 2 0 1 0 7 0 28-13 51-25 63-4 5-4 6-4 7 0 2 2 4 3 4 4 0 35-29 35-74z"><text:p/></draw:path><draw:path draw:style-name="gr3" draw:text-style-name="P6" svg:width="0.0697in" svg:height="0.0972in" svg:x="0.2102in" svg:y="0.037in" svg:viewBox="0 0 178 248" svg:d="M177 24c1-5 1-6 1-9 0-7-5-11-11-11-4 0-10 3-13 8-1 2-4 14-5 21-4 10-6 21-8 31-6 23-12 46-18 69-2 6-18 33-44 33-20 0-24-17-24-31 0-18 7-42 20-76 6-15 8-20 8-27 0-18-13-32-31-32-38 0-52 56-52 59 0 5 3 2 4 5 5 0 5-1 7-8 10-36 26-47 39-47 3 0 9 0 9 12 0 10-3 20-6 27-16 41-22 63-22 80 0 34 24 46 47 46 14 0 28-6 39-17-5 20-10 37-26 58-10 13-24 24-41 24-6 0-24-1-30-16 6 0 11 0 16-5 5-3 8-7 8-15 0-12-10-13-14-13-9 0-21 5-21 24 0 20 16 34 41 34 39 0 79-35 90-78 12-49 25-98 37-146z"><text:p/></draw:path><draw:path draw:style-name="gr3" draw:text-style-name="P6" svg:width="0.0465in" svg:height="0.0701in" svg:x="0.2874in" svg:y="0.0559in" svg:viewBox="0 0 119 179" svg:d="M119 129c-3 0-6 0-9 0-1 6-3 22-7 25-2 2-23 2-27 2-17 0-33 0-50 0 29-26 38-33 54-45 20-17 39-33 39-58 0-33-29-53-63-53s-56 23-56 48c0 13 11 15 14 15 7 0 15-5 15-15 0-4-3-14-17-14 9-19 28-24 40-24 27 0 40 21 40 43 0 23-16 41-25 51-22 21-43 42-65 64-2 2-2 3-2 11 37 0 74 0 111 0 2-17 6-33 8-50z"><text:p/></draw:path><draw:path draw:style-name="gr3" draw:text-style-name="P6" svg:width="0.076in" svg:height="0.087in" svg:x="0.4028in" svg:y="0.0224in" svg:viewBox="0 0 194 222" svg:d="M180 120c7 0 14-2 14-9 0-9-7-8-14-8-55 0-108 0-163 0 4-50 48-88 103-88 20 0 41 0 60 0 7 0 14 0 14-7 0-8-7-8-14-8-20 0-40 0-61 0-66 0-119 48-119 111 0 61 53 111 119 111 21 0 41 0 61 0 7 0 14 0 14-8s-7-8-14-8c-19 0-40 0-60 0-55 0-99-36-103-86 55 0 108 0 163 0z"><text:p/></draw:path><draw:path draw:style-name="gr3" draw:text-style-name="P6" svg:width="0.1039in" svg:height="0.1028in" svg:x="0.5366in" svg:y="0in" svg:viewBox="0 0 265 262" svg:d="M97 143c4 0 10 0 14 0 19 29 39 58 57 87 5 7 14 22 18 28 3 4 4 4 13 4 18 0 35 0 53 0 8 0 13 0 13-6 0-4-2-7-5-7-15-3-34-29-43-41-4-4-22-28-49-70 36-5 69-21 69-66 0-53-58-72-103-72-40 0-81 0-122 0-6 0-12 0-12 7 0 6 7 6 10 6 22 0 24 3 24 22 0 64 0 128 0 192 0 19-2 22-24 22-3 0-10 0-10 7 0 6 6 6 12 6 35 0 72 0 107 0 6 0 12 0 12-6 0-7-7-7-11-7-22 0-23-3-23-22 0-29 0-56 0-84zM172 124c11-14 12-35 12-52 0-18-2-38-16-54 17 3 55 15 55 54 0 25-12 44-51 52zM97 34c0-8 0-21 24-21 33 0 48 14 48 59 0 50-11 57-72 57 0-31 0-63 0-95zM44 249c3-8 3-18 3-21 0-64 0-128 0-193 0-4 0-14-3-22 14 0 30 0 44 0-4 7-4 14-4 20 0 65 0 130 0 195 0 3 0 13 3 21-14 0-29 0-43 0zM127 143c3 0 4-2 7-2 6 0 15 0 20-1 6 9 47 77 79 109-12 0-25 0-37 0-23-35-46-71-69-106z"><text:p/></draw:path></draw:g></text:span><text:span text:style-name="T17"><text:s/>כך ש־</text:span><text:span text:style-name="T17"><draw:g text:anchor-type="as-char" svg:y="-0.1134in" draw:z-index="368" draw:name="Shape68" draw:style-name="gr1"><svg:title>TexMaths</svg:title><svg:desc>11§inline§f(\tilde{x}) = h(y_1), g(\tilde{x}) = h(y_2)§svg§600§FALSE§</svg:desc><draw:path draw:style-name="gr2" draw:text-style-name="P5" svg:width="1.7193in" svg:height="0.1358in" svg:x="-0.0004in" svg:y="0.0071in" svg:viewBox="0 0 4368 346" svg:d="M2185 346c-729 0-1457 0-2185 0 0-116 0-230 0-346 1456 0 2912 0 4368 0 0 116 0 230 0 346-728 0-1456 0-2183 0z"><text:p/></draw:path><draw:path draw:style-name="gr3" draw:text-style-name="P6" svg:width="0.0752in" svg:height="0.1374in" svg:x="0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0346in" svg:height="0.1512in" svg:x="0.098in" svg:y="0in" svg:viewBox="0 0 89 385" svg:d="M89 381c0-1 0-1-7-8-48-49-60-122-60-180 0-67 15-135 63-182 4-5 4-5 4-7 0-3-1-4-3-4-5 0-39 26-62 76-20 42-24 85-24 117 0 29 4 76 25 120 23 47 56 72 61 72 2 0 3-1 3-4z"><text:p/></draw:path><draw:path draw:style-name="gr3" draw:text-style-name="P6" svg:width="0.0504in" svg:height="0.0138in" svg:x="0.1642in" svg:y="0.0126in" svg:viewBox="0 0 129 36" svg:d="M129 6c-3-3-4-4-6-6-11 7-15 19-32 19-9 0-18-6-25-10-11-7-18-9-24-9-15 0-22 9-42 30 2 2 4 4 7 6 0-1 14-18 31-18 9 0 19 5 25 8 11 7 17 10 24 10 15 0 22-8 42-30z"><text:p/></draw:path><draw:path draw:style-name="gr3" draw:text-style-name="P6" svg:width="0.0752in" svg:height="0.0685in" svg:x="0.1465in" svg:y="0.0457in" svg:viewBox="0 0 192 175" svg:d="M118 54c2-10 11-45 38-45 2 0 11 0 19 4-10 2-18 12-18 21 0 7 4 14 15 14 8 0 20-7 20-23 0-19-23-25-36-25-22 0-35 21-41 30-8-26-29-30-41-30-40 0-62 50-62 59 0 5 3 5 4 5 4 0 5-1 6-5 13-40 38-50 52-50 6 0 21 3 21 25 0 12-7 39-21 93-7 24-20 39-38 39-2 0-11 0-18-4 9-2 17-10 17-21s-8-13-14-13c-11 0-21 10-21 22 0 17 19 25 36 25 26 0 40-27 41-30 4 15 19 30 42 30 39 0 61-49 61-59 0-4-3-4-4-4-3 0-4 1-6 4-12 41-38 50-51 50-15 0-21-12-21-25 0-9 2-17 6-34 5-18 9-35 14-53z"><text:p/></draw:path><draw:path draw:style-name="gr3" draw:text-style-name="P6" svg:width="0.0346in" svg:height="0.1512in" svg:x="0.2378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008in" svg:height="0.0354in" svg:x="0.3386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3" draw:text-style-name="P6" svg:width="0.0744in" svg:height="0.1063in" svg:x="0.4996in" svg:y="0.0075in" svg:viewBox="0 0 190 271" svg:d="M90 4c0-1 0-4-5-4-9 0-38 3-48 3-3 1-7 1-7 8 0 6 4 6 10 6 18 0 18 2 18 6 0 2-1 6-1 8-19 74-37 147-56 220-1 6-1 7-1 9 0 9 8 11 11 11 7 0 12-5 14-10 2-10 6-20 8-30 3-11 5-22 9-33 2-9 4-17 6-26 0-2 4-15 4-18 1-3 13-24 26-35 9-6 21-13 37-13 17 0 21 13 21 26 0 21-14 64-24 86-3 9-4 13-4 21 0 19 13 32 31 32 37 0 51-56 51-60 0-3-4-3-5-3-4 0-4 1-6 7-5 20-17 47-39 47-7 0-9-3-9-12 0-10 3-19 6-28 7-15 25-61 25-83 0-26-17-42-45-42-25 0-43 12-58 30 10-41 21-82 31-123z"><text:p/></draw:path><draw:path draw:style-name="gr3" draw:text-style-name="P6" svg:width="0.0346in" svg:height="0.1512in" svg:x="0.5937in" svg:y="0in" svg:viewBox="0 0 89 385" svg:d="M89 381c0-1 0-1-7-8-47-49-60-122-60-180 0-67 15-135 63-182 4-5 4-5 4-7 0-3-1-4-3-4-5 0-39 26-62 76-20 42-24 85-24 117 0 29 4 76 25 120 23 47 56 72 61 72 2 0 3-1 3-4z"><text:p/></draw:path><draw:path draw:style-name="gr3" draw:text-style-name="P6" svg:width="0.0697in" svg:height="0.0976in" svg:x="0.6421in" svg:y="0.0457in" svg:viewBox="0 0 178 249" svg:d="M177 24c1-5 1-6 1-9 0-7-5-11-11-11-4 0-10 3-14 8 0 2-3 14-5 21-3 10-5 21-8 31-6 23-11 46-17 69-2 7-19 33-44 33-20 0-24-16-24-31 0-17 7-41 20-76 6-15 7-19 7-27 0-18-12-32-31-32-37 0-51 56-51 59 0 5 3 5 4 5 5 0 5-1 7-8 10-36 25-47 38-47 4 0 10 0 10 12 0 10-3 20-6 27-16 41-22 63-22 81 0 34 24 46 47 46 14 0 28-7 39-18-6 20-10 40-26 59-10 13-24 24-42 24-5 0-23-1-29-15 5 0 11 0 16-6 4-3 8-8 8-14 0-12-10-13-14-13-9 0-22 5-22 24s17 33 41 33c40 0 80-35 91-77 12-50 25-99 37-148z"><text:p/></draw:path><draw:path draw:style-name="gr3" draw:text-style-name="P6" svg:width="0.0382in" svg:height="0.0701in" svg:x="0.724in" svg:y="0.0661in" svg:viewBox="0 0 98 179" svg:d="M60 8c0-8 0-8-7-8-18 17-42 17-53 17 0 3 0 6 0 9 7 0 24 0 38-7 0 46 0 92 0 138 0 9 0 13-26 13-3 0-7 0-10 0 0 3 0 6 0 9 5-1 38-1 47-1s43 0 49 1c0-3 0-6 0-9-3 0-7 0-10 0-28 0-28-4-28-13 0-50 0-100 0-149z"><text:p/></draw:path><draw:path draw:style-name="gr3" draw:text-style-name="P6" svg:width="0.0346in" svg:height="0.1512in" svg:x="0.7894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0173in" svg:height="0.0453in" svg:x="0.8531in" svg:y="0.0972in" svg:viewBox="0 0 45 116" svg:d="M45 41c0-26-10-41-25-41-12 0-20 10-20 21 0 10 8 20 20 20 4 0 10-1 13-5 1-1 1-1 2-1s1 0 1 6c0 28-13 51-26 64-5 4-5 5-5 6 0 2 3 5 5 5 4 0 35-30 35-75z"><text:p/></draw:path><draw:path draw:style-name="gr3" draw:text-style-name="P6" svg:width="0.0693in" svg:height="0.0976in" svg:x="0.9094in" svg:y="0.0457in" svg:viewBox="0 0 177 249" svg:d="M176 25c0-2 1-4 1-6 0-7-4-11-11-11-4 0-14 3-16 16-7-14-20-24-36-24-44 0-92 54-92 110 0 38 24 61 52 61 23 0 40-18 45-22-8 34-9 33-13 50-2 5-15 41-55 41-8 0-21 0-31-3 11-4 15-13 15-20s-4-13-14-13c-9 0-21 6-21 22 0 15 14 23 51 23 48 0 77-30 82-52 14-57 29-114 43-172zM125 121c-2 10-11 20-19 28-8 6-20 13-31 13-20 0-26-20-26-35 0-19 11-64 22-84 10-19 27-34 43-34 26 0 31 31 31 33s-1 4-1 5c-7 25-12 49-19 74z"><text:p/></draw:path><draw:path draw:style-name="gr3" draw:text-style-name="P6" svg:width="0.035in" svg:height="0.1512in" svg:x="1in" svg:y="0in" svg:viewBox="0 0 90 385" svg:d="M90 381c0-1 0-1-6-8-49-49-61-122-61-180 0-67 14-135 62-182 5-5 5-5 5-7 0-3-1-4-4-4-4 0-39 26-61 76-20 42-25 85-25 117 0 29 4 76 26 120 23 47 56 72 60 72 3 0 4-1 4-4z"><text:p/></draw:path><draw:path draw:style-name="gr3" draw:text-style-name="P6" svg:width="0.0504in" svg:height="0.0138in" svg:x="1.0665in" svg:y="0.0126in" svg:viewBox="0 0 129 36" svg:d="M129 6c-3-3-5-4-7-6-11 7-14 19-32 19-9 0-19-6-24-10-11-7-18-9-24-9-16 0-22 9-42 30 2 2 3 4 5 6 0-1 16-18 32-18 9 0 19 5 26 8 11 7 17 10 24 10 14 0 22-8 42-30z"><text:p/></draw:path><draw:path draw:style-name="gr3" draw:text-style-name="P6" svg:width="0.0752in" svg:height="0.0685in" svg:x="1.0484in" svg:y="0.0457in" svg:viewBox="0 0 192 175" svg:d="M119 54c2-10 11-45 37-45 2 0 12 0 20 4-11 2-19 12-19 21 0 7 5 14 15 14 8 0 20-7 20-23 0-19-22-25-35-25-23 0-36 21-40 30-10-26-31-30-42-30-41 0-63 50-63 59 0 5 4 5 6 5s3-1 4-5c13-40 38-50 52-50 7 0 21 3 21 25 0 12-7 39-21 93-6 24-20 39-37 39-2 0-11 0-19-4 9-2 18-10 18-21s-9-13-14-13c-12 0-22 10-22 22 0 17 20 25 37 25 26 0 39-27 40-30 5 15 19 30 42 30 40 0 62-49 62-59 0-4-4-4-5-4-3 0-4 1-4 4-14 41-40 50-52 50-16 0-21-12-21-25 0-9 2-17 7-34 4-18 8-35 13-53z"><text:p/></draw:path><draw:path draw:style-name="gr3" draw:text-style-name="P6" svg:width="0.035in" svg:height="0.1512in" svg:x="1.1398in" svg:y="0in" svg:viewBox="0 0 90 385" svg:d="M90 193c0-30-4-76-26-120-23-48-56-73-60-73-2 0-4 2-4 4s0 2 8 9c37 38 59 99 59 180 0 65-14 133-62 181-5 6-5 6-5 7 0 2 2 4 4 4 4 0 39-26 62-76 19-41 24-84 24-116z"><text:p/></draw:path><draw:path draw:style-name="gr3" draw:text-style-name="P6" svg:width="0.1008in" svg:height="0.0354in" svg:x="1.2413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4in" svg:height="0.1063in" svg:x="1.402in" svg:y="0.0075in" svg:viewBox="0 0 189 271" svg:d="M89 4c0-1 0-4-4-4-10 0-38 3-48 3-3 1-7 1-7 8 0 6 3 6 8 6 19 0 20 2 20 6 0 2-1 6-1 8-19 74-37 147-56 220-1 6-1 7-1 9 0 9 8 11 11 11 5 0 12-5 14-10 2-10 5-20 7-30 3-11 5-22 9-33 2-9 4-17 6-26 1-2 5-15 5-18 1-3 13-24 26-35 9-6 21-13 37-13 17 0 21 13 21 26 0 21-15 64-24 86-3 9-5 13-5 21 0 19 14 32 32 32 36 0 50-56 50-60 0-3-3-3-4-3-5 0-5 1-6 7-6 20-18 47-39 47-7 0-10-3-10-12 0-10 3-19 7-28 6-15 24-61 24-83 0-26-16-42-44-42-25 0-43 12-58 30 10-41 20-82 30-123z"><text:p/></draw:path><draw:path draw:style-name="gr3" draw:text-style-name="P6" svg:width="0.035in" svg:height="0.1512in" svg:x="1.4961in" svg:y="0in" svg:viewBox="0 0 90 385" svg:d="M90 381c0-1 0-1-6-8-49-49-61-122-61-180 0-67 14-135 62-182 5-5 5-5 5-7 0-3-1-4-4-4-4 0-39 26-61 76-20 42-25 85-25 117 0 29 4 76 26 120 23 47 56 72 60 72 3 0 4-1 4-4z"><text:p/></draw:path><draw:path draw:style-name="gr3" draw:text-style-name="P6" svg:width="0.0697in" svg:height="0.0976in" svg:x="1.5449in" svg:y="0.0457in" svg:viewBox="0 0 178 249" svg:d="M176 24c2-5 2-6 2-9 0-7-5-11-12-11-3 0-10 3-13 8-1 2-3 14-6 21-2 10-5 21-7 31-6 23-12 46-18 69-1 7-18 33-43 33-20 0-24-16-24-31 0-17 7-41 20-76 5-15 7-19 7-27 0-18-13-32-31-32-37 0-51 56-51 59 0 5 3 5 4 5 4 0 5-1 6-8 11-36 26-47 39-47 4 0 10 0 10 12 0 10-4 20-6 27-16 41-23 63-23 81 0 34 24 46 47 46 15 0 29-7 40-18-6 20-10 40-26 59-10 13-25 24-43 24-5 0-23-1-29-15 6 0 12 0 17-6 4-3 8-8 8-14 0-12-11-13-14-13-10 0-22 5-22 24s16 33 40 33c40 0 81-35 91-77 12-50 25-99 37-148z"><text:p/></draw:path><draw:path draw:style-name="gr3" draw:text-style-name="P6" svg:width="0.0469in" svg:height="0.0701in" svg:x="1.6213in" svg:y="0.0661in" svg:viewBox="0 0 120 179" svg:d="M120 130c-3 0-7 0-10 0 0 5-3 22-7 24-2 2-23 2-26 2-17 0-34 0-51 0 29-25 39-33 55-45 20-16 39-33 39-58 0-33-29-53-64-53-33 0-56 23-56 48 0 14 12 15 14 15 7 0 15-5 15-15 0-4-3-14-16-14 8-19 27-24 40-24 26 0 40 21 40 43 0 23-16 42-25 52-22 21-43 41-65 63-3 3-3 4-3 11 37 0 74 0 111 0 3-16 6-33 9-49z"><text:p/></draw:path><draw:path draw:style-name="gr3" draw:text-style-name="P6" svg:width="0.035in" svg:height="0.1512in" svg:x="1.6917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17">, </text:span><text:span text:style-name="T18">ומשום שהטענה לעיל מקיימת בפרט עבור </text:span><text:span text:style-name="T18"><draw:g text:anchor-type="as-char" svg:y="-0.102in" draw:z-index="367" draw:name="Shape69" draw:style-name="gr1"><svg:title>TexMaths</svg:title><svg:desc>11§inline§x = \tilde{x}§svg§600§FALSE§</svg:desc><draw:path draw:style-name="gr2" draw:text-style-name="P5" svg:width="0.3531in" svg:height="0.0866in" svg:x="0.0031in" svg:y="0.0079in" svg:viewBox="0 0 898 221" svg:d="M449 221c-150 0-300 0-449 0 0-74 0-148 0-221 299 0 599 0 898 0 0 73 0 147 0 221-150 0-299 0-449 0z"><text:p/></draw:path><draw:path draw:style-name="gr3" draw:text-style-name="P6" svg:width="0.0752in" svg:height="0.0677in" svg:x="-0.0004in" svg:y="0.0343in" svg:viewBox="0 0 192 173" svg:d="M118 54c3-10 12-45 38-45 2 0 11 0 20 5-11 1-19 11-19 20 0 7 4 14 14 14 9 0 21-7 21-23 0-20-23-25-35-25-23 0-36 21-41 30-9-26-30-30-41-30-41 0-63 49-63 59 0 5 3 2 4 5 4 0 5-1 6-5 13-40 38-50 52-50 7 0 20 3 20 25 0 12-6 38-20 92-7 22-20 39-37 39-2 0-11 0-19-5 9-2 18-11 18-20 0-11-9-14-14-14-12 0-22 11-22 22 0 18 20 25 36 25 27 0 40-27 41-28 4 13 19 28 42 28 39 0 61-48 61-58 0-4-3-4-4-4-4 0-5 2-5 4-13 41-39 50-51 50-16 0-21-13-21-25 0-8 2-16 6-34 5-17 8-35 13-52z"><text:p/></draw:path><draw:path draw:style-name="gr3" draw:text-style-name="P6" svg:width="0.1004in" svg:height="0.0346in" svg:x="0.1331in" svg:y="0.0461in" svg:viewBox="0 0 256 89" svg:d="M243 15c6 0 13 0 13-7 0-8-7-8-12-8-77 0-154 0-231 0-5 0-13 0-13 8 0 7 8 7 13 7 77 0 153 0 230 0zM244 89c5 0 12 0 12-8 0-7-7-7-13-7-77 0-153 0-230 0-5 0-13 0-13 7 0 8 8 8 13 8 77 0 154 0 231 0z"><text:p/></draw:path><draw:path draw:style-name="gr3" draw:text-style-name="P6" svg:width="0.0504in" svg:height="0.0138in" svg:x="0.3063in" svg:y="0in" svg:viewBox="0 0 129 36" svg:d="M129 5c-3-2-4-3-6-5 0 1-15 19-32 19-9 0-18-6-25-10-11-6-18-9-24-9-15 0-22 9-42 30 2 2 4 4 7 6 0-1 14-18 31-18 9 0 18 5 25 9 11 6 17 9 24 9 15 0 22-9 42-31z"><text:p/></draw:path><draw:path draw:style-name="gr3" draw:text-style-name="P6" svg:width="0.0752in" svg:height="0.0677in" svg:x="0.2886in" svg:y="0.0343in" svg:viewBox="0 0 192 173" svg:d="M118 54c2-10 11-45 38-45 2 0 11 0 19 5-10 1-19 11-19 20 0 7 4 14 15 14 9 0 21-7 21-23 0-20-23-25-36-25-22 0-35 21-41 30-8-26-29-30-41-30-40 0-62 49-62 59 0 5 3 5 4 5 4 0 5-1 6-5 13-40 38-50 52-50 6 0 20 3 20 25 0 12-6 38-20 92-7 22-20 39-38 39-2 0-11 0-18-5 9-2 17-11 17-20 0-11-8-14-14-14-11 0-21 11-21 22 0 18 20 25 36 25 26 0 40-27 41-28 4 13 19 28 42 28 39 0 61-48 61-58 0-4-3-4-4-4-4 0-5 2-6 4-12 41-38 50-51 50-15 0-21-13-21-25 0-8 2-16 6-34 5-17 9-35 14-52z"><text:p/></draw:path></draw:g></text:span><text:span text:style-name="T18"><text:s/>אז </text:span><text:span text:style-name="T18"><draw:g text:anchor-type="as-char" svg:y="-0.1134in" draw:z-index="369" draw:name="Shape70" draw:style-name="gr1"><svg:title>TexMaths</svg:title><svg:desc>11§inline§h(f(\tilde{x})) = h(g(\tilde{x}))§svg§600§FALSE§</svg:desc><draw:path draw:style-name="gr2" draw:text-style-name="P5" svg:width="1.1626in" svg:height="0.1358in" svg:x="-0.0004in" svg:y="0.0071in" svg:viewBox="0 0 2954 346" svg:d="M1478 346c-493 0-985 0-1478 0 0-116 0-230 0-346 984 0 1970 0 2954 0 0 116 0 230 0 346-492 0-984 0-1476 0z"><text:p/></draw:path><draw:path draw:style-name="gr3" draw:text-style-name="P6" svg:width="0.074in" svg:height="0.1063in" svg:x="0.0004in" svg:y="0.0075in" svg:viewBox="0 0 189 271" svg:d="M89 4c0-1 0-4-5-4-9 0-37 3-47 3-3 1-7 1-7 8 0 6 3 6 8 6 19 0 20 2 20 6 0 2-1 6-1 8-19 74-37 147-56 220-1 6-1 7-1 9 0 9 8 11 11 11 5 0 12-5 14-10 2-10 5-20 7-30 3-11 5-22 9-33 2-9 4-17 6-26 1-2 5-15 5-18 1-3 13-24 26-35 9-6 20-13 37-13s21 13 21 26c0 21-15 64-24 86-3 9-5 13-5 21 0 19 14 32 32 32 36 0 50-56 50-60 0-3-3-3-4-3-5 0-5 1-6 7-6 20-18 47-39 47-7 0-10-3-10-12 0-10 3-19 7-28 6-15 24-61 24-83 0-26-16-42-44-42-25 0-43 12-58 30 10-41 20-82 30-123z"><text:p/></draw:path><draw:path draw:style-name="gr3" draw:text-style-name="P6" svg:width="0.035in" svg:height="0.1512in" svg:x="0.0945in" svg:y="0in" svg:viewBox="0 0 90 385" svg:d="M90 381c0-1 0-1-6-8-49-49-61-122-61-180 0-67 14-135 62-182 5-5 5-5 5-7 0-3-1-4-4-4-4 0-39 26-61 76-20 42-25 85-25 117 0 29 4 76 26 120 23 47 56 72 60 72 3 0 4-1 4-4z"><text:p/></draw:path><draw:path draw:style-name="gr3" draw:text-style-name="P6" svg:width="0.0752in" svg:height="0.1374in" svg:x="0.1469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0346in" svg:height="0.1512in" svg:x="0.2449in" svg:y="0in" svg:viewBox="0 0 89 385" svg:d="M89 381c0-1 0-1-7-8-48-49-60-122-60-180 0-67 15-135 63-182 4-5 4-5 4-7 0-3-1-4-3-4-5 0-39 26-62 76-20 42-24 85-24 117 0 29 4 76 25 120 23 47 56 72 61 72 2 0 3-1 3-4z"><text:p/></draw:path><draw:path draw:style-name="gr3" draw:text-style-name="P6" svg:width="0.0504in" svg:height="0.0138in" svg:x="0.311in" svg:y="0.0126in" svg:viewBox="0 0 129 36" svg:d="M129 6c-3-3-4-4-6-6-11 7-15 19-32 19-9 0-18-6-25-10-11-7-18-9-24-9-15 0-22 9-42 30 2 2 4 4 7 6 0-1 14-18 31-18 9 0 18 5 25 8 11 7 17 10 24 10 15 0 22-8 42-30z"><text:p/></draw:path><draw:path draw:style-name="gr3" draw:text-style-name="P6" svg:width="0.0752in" svg:height="0.0685in" svg:x="0.2933in" svg:y="0.0457in" svg:viewBox="0 0 192 175" svg:d="M118 54c2-10 11-45 38-45 2 0 11 0 19 4-10 2-19 12-19 21 0 7 5 14 16 14 8 0 20-7 20-23 0-19-23-25-36-25-22 0-36 21-41 30-9-26-30-30-41-30-40 0-62 50-62 59 0 5 3 5 4 5 4 0 5-1 6-5 12-40 38-50 52-50 6 0 21 3 21 25 0 12-7 39-21 93-7 24-20 39-38 39-2 0-11 0-18-4 8-2 17-10 17-21s-9-13-14-13c-11 0-21 10-21 22 0 17 19 25 36 25 26 0 40-27 41-30 4 15 19 30 42 30 39 0 61-49 61-59 0-4-3-4-4-4-3 0-4 1-6 4-12 41-38 50-51 50-15 0-21-12-21-25 0-9 2-17 6-34 5-18 9-35 14-53z"><text:p/></draw:path><draw:path draw:style-name="gr3" draw:text-style-name="P6" svg:width="0.035in" svg:height="0.1512in" svg:x="0.3843in" svg:y="0in" svg:viewBox="0 0 90 385" svg:d="M90 193c0-30-4-76-25-120-23-48-57-73-61-73-2 0-4 2-4 4s0 2 8 9c38 38 60 99 60 180 0 65-14 133-63 181-5 6-5 6-5 7 0 2 2 4 4 4 4 0 39-26 62-76 20-41 24-84 24-116z"><text:p/></draw:path><draw:path draw:style-name="gr3" draw:text-style-name="P6" svg:width="0.035in" svg:height="0.1512in" svg:x="0.4433in" svg:y="0in" svg:viewBox="0 0 90 385" svg:d="M90 193c0-30-4-76-26-120-23-48-56-73-60-73-3 0-4 2-4 4s0 2 8 9c37 38 59 99 59 180 0 65-14 133-62 181-5 6-5 6-5 7 0 2 1 4 4 4 4 0 39-26 61-76 20-41 25-84 25-116z"><text:p/></draw:path><draw:path draw:style-name="gr3" draw:text-style-name="P6" svg:width="0.1008in" svg:height="0.0354in" svg:x="0.544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44in" svg:height="0.1063in" svg:x="0.7047in" svg:y="0.0075in" svg:viewBox="0 0 190 271" svg:d="M90 4c0-1 0-4-5-4-9 0-37 3-48 3-2 1-6 1-6 8 0 6 3 6 9 6 18 0 19 2 19 6 0 2-1 6-1 8-18 74-37 147-56 220-2 6-2 7-2 9 0 9 8 11 12 11 6 0 12-5 14-10 3-10 5-20 7-30 3-11 5-22 9-33 2-9 4-17 6-26 1-2 4-15 5-18s13-24 26-35c8-6 19-13 36-13s21 13 21 26c0 21-14 64-23 86-3 9-5 13-5 21 0 19 13 32 32 32 36 0 50-56 50-60 0-3-3-3-4-3-5 0-5 1-7 7-5 20-17 47-38 47-7 0-10-3-10-12 0-10 3-19 6-28 7-15 25-61 25-83 0-26-16-42-45-42-25 0-43 12-58 30 10-41 21-82 31-123z"><text:p/></draw:path><draw:path draw:style-name="gr3" draw:text-style-name="P6" svg:width="0.035in" svg:height="0.1512in" svg:x="0.7988in" svg:y="0in" svg:viewBox="0 0 90 385" svg:d="M90 381c0-1 0-1-6-8-49-49-61-122-61-180 0-67 14-135 62-182 5-5 5-5 5-7 0-3-2-4-4-4-4 0-39 26-62 76-20 42-24 85-24 117 0 29 4 76 25 120 24 47 57 72 61 72 2 0 4-1 4-4z"><text:p/></draw:path><draw:path draw:style-name="gr3" draw:text-style-name="P6" svg:width="0.0697in" svg:height="0.0976in" svg:x="0.8453in" svg:y="0.0457in" svg:viewBox="0 0 178 249" svg:d="M177 25c0-2 1-4 1-6 0-7-5-11-12-11-3 0-14 3-15 16-7-14-21-24-37-24-44 0-91 54-91 110 0 38 23 61 51 61 23 0 41-18 45-22h1c-9 34-9 33-13 50-1 5-15 41-56 41-7 0-20 0-31-3 12-4 16-13 16-20s-4-13-15-13c-8 0-21 6-21 22 0 15 14 23 52 23 48 0 76-30 82-52 14-57 29-114 43-172zM126 121c-2 10-11 20-19 28-8 6-20 13-31 13-20 0-25-20-25-35 0-19 11-64 20-84 11-19 28-34 44-34 26 0 31 31 31 33s-1 4-1 5c-6 25-12 49-19 74z"><text:p/></draw:path><draw:path draw:style-name="gr3" draw:text-style-name="P6" svg:width="0.035in" svg:height="0.1512in" svg:x="0.9362in" svg:y="0in" svg:viewBox="0 0 90 385" svg:d="M90 381c0-1 0-1-6-8-49-49-62-122-62-180 0-67 15-135 63-182 5-5 5-5 5-7 0-3-2-4-4-4-5 0-39 26-62 76-20 42-24 85-24 117 0 29 4 76 25 120 23 47 56 72 61 72 2 0 4-1 4-4z"><text:p/></draw:path><draw:path draw:style-name="gr3" draw:text-style-name="P6" svg:width="0.0504in" svg:height="0.0138in" svg:x="1.0024in" svg:y="0.0126in" svg:viewBox="0 0 129 36" svg:d="M129 6c-3-3-4-4-6-6-11 7-15 19-32 19-9 0-18-6-25-10-10-7-18-9-24-9-15 0-22 9-42 30 2 2 4 4 7 6 0-1 14-18 31-18 9 0 19 5 26 8 10 7 16 10 23 10 15 0 22-8 42-30z"><text:p/></draw:path><draw:path draw:style-name="gr3" draw:text-style-name="P6" svg:width="0.0752in" svg:height="0.0685in" svg:x="0.9846in" svg:y="0.0457in" svg:viewBox="0 0 192 175" svg:d="M118 54c2-10 11-45 38-45 2 0 11 0 20 4-11 2-19 12-19 21 0 7 5 14 15 14 8 0 20-7 20-23 0-19-23-25-36-25-22 0-35 21-41 30-8-26-29-30-41-30-40 0-62 50-62 59 0 5 3 5 4 5 4 0 5-1 6-5 13-40 38-50 52-50 6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3" draw:text-style-name="P6" svg:width="0.0346in" svg:height="0.1512in" svg:x="1.076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035in" svg:height="0.1512in" svg:x="1.135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18">, ולכן </text:span><text:span text:style-name="T18"><draw:g text:anchor-type="as-char" svg:y="-0.1134in" draw:z-index="370" draw:name="Shape71" draw:style-name="gr1"><svg:title>TexMaths</svg:title><svg:desc>11§inline§h(y_1) = h(y_2)§svg§600§FALSE§</svg:desc><draw:path draw:style-name="gr2" draw:text-style-name="P5" svg:width="0.8693in" svg:height="0.1358in" svg:x="-0.0004in" svg:y="0.0071in" svg:viewBox="0 0 2209 346" svg:d="M1106 346c-369 0-737 0-1106 0 0-116 0-230 0-346 736 0 1473 0 2209 0 0 116 0 230 0 346-367 0-736 0-1103 0z"><text:p/></draw:path><draw:path draw:style-name="gr3" draw:text-style-name="P6" svg:width="0.074in" svg:height="0.1063in" svg:x="0.0004in" svg:y="0.0075in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4 32 32 32 36 0 50-56 50-60 0-3-3-3-4-3-5 0-5 1-6 7-6 20-18 47-39 47-7 0-10-3-10-12 0-10 3-19 8-28 5-15 23-61 23-83 0-26-16-42-44-42-25 0-43 12-58 30 10-41 20-82 30-123z"><text:p/></draw:path><draw:path draw:style-name="gr3" draw:text-style-name="P6" svg:width="0.035in" svg:height="0.1512in" svg:x="0.0945in" svg:y="0in" svg:viewBox="0 0 90 385" svg:d="M90 381c0-1 0-1-6-8-49-49-61-122-61-180 0-67 14-135 62-182 5-5 5-5 5-7 0-3-1-4-4-4s-39 26-61 76c-19 42-25 85-25 117 0 29 4 76 26 120 24 47 57 72 60 72s4-1 4-4z"><text:p/></draw:path><draw:path draw:style-name="gr3" draw:text-style-name="P6" svg:width="0.0697in" svg:height="0.0976in" svg:x="0.1429in" svg:y="0.0457in" svg:viewBox="0 0 178 249" svg:d="M177 24c1-5 1-6 1-9 0-7-4-11-11-11-3 0-10 3-13 8-1 2-4 14-5 21-3 10-6 21-8 31-6 23-12 46-18 69-1 7-17 33-43 33-19 0-24-16-24-31 0-17 7-41 20-76 5-15 8-19 8-27 0-18-14-32-32-32-38 0-52 56-52 59 0 5 4 5 6 5 3 0 4-1 5-8 11-36 26-47 40-47 3 0 10 0 10 12 0 10-5 20-7 27-15 41-23 63-23 81 0 34 24 46 47 46 16 0 29-7 40-18-6 20-10 40-26 59-9 13-25 24-42 24-6 0-24-1-30-15 6 0 12 0 17-6 4-3 8-8 8-14 0-12-11-13-14-13-10 0-22 5-22 24s16 33 41 33c39 0 79-35 90-77 12-50 25-99 37-148z"><text:p/></draw:path><draw:path draw:style-name="gr3" draw:text-style-name="P6" svg:width="0.0386in" svg:height="0.0701in" svg:x="0.2248in" svg:y="0.0661in" svg:viewBox="0 0 99 179" svg:d="M62 8c0-8-1-8-8-8-18 17-43 17-54 17 0 3 0 6 0 9 7 0 25 0 40-7 0 46 0 92 0 138 0 9 0 13-28 13-3 0-6 0-10 0 0 3 0 6 0 9 6-1 39-1 49-1 7 0 41 0 48 1 0-3 0-6 0-9-3 0-7 0-10 0-27 0-27-4-27-13 0-50 0-100 0-149z"><text:p/></draw:path><draw:path draw:style-name="gr3" draw:text-style-name="P6" svg:width="0.035in" svg:height="0.1512in" svg:x="0.2902in" svg:y="0in" svg:viewBox="0 0 90 385" svg:d="M90 193c0-30-4-76-25-120-24-48-57-73-61-73-2 0-4 2-4 4s0 2 8 9c37 38 59 99 59 180 0 65-14 133-61 181-6 6-6 6-6 7 0 2 2 4 4 4 4 0 39-26 62-76 20-41 24-84 24-116z"><text:p/></draw:path><draw:path draw:style-name="gr3" draw:text-style-name="P6" svg:width="0.1008in" svg:height="0.0354in" svg:x="0.3917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4in" svg:height="0.1063in" svg:x="0.552in" svg:y="0.0075in" svg:viewBox="0 0 189 271" svg:d="M89 4c0-1 0-4-4-4-10 0-38 3-48 3-3 1-7 1-7 8 0 6 3 6 9 6 18 0 19 2 19 6 0 2-1 6-1 8-18 74-37 147-56 220-1 6-1 7-1 9 0 9 8 11 11 11 6 0 12-5 14-10 3-10 5-20 7-30 3-11 5-22 9-33 2-9 4-17 6-26 1-2 5-15 5-18 1-3 13-24 26-35 9-6 21-13 38-13 16 0 20 13 20 26 0 21-15 64-24 86-3 9-5 13-5 21 0 19 14 32 32 32 36 0 50-56 50-60 0-3-3-3-4-3-5 0-5 1-6 7-6 20-18 47-39 47-7 0-10-3-10-12 0-10 4-19 8-28 5-15 23-61 23-83 0-26-16-42-44-42-25 0-43 12-58 30 10-41 20-82 30-123z"><text:p/></draw:path><draw:path draw:style-name="gr3" draw:text-style-name="P6" svg:width="0.035in" svg:height="0.1512in" svg:x="0.6461in" svg:y="0in" svg:viewBox="0 0 90 385" svg:d="M90 381c0-1 0-1-6-8-49-49-61-122-61-180 0-67 14-135 62-182 5-5 5-5 5-7 0-3-1-4-4-4s-39 26-61 76c-19 42-25 85-25 117 0 29 4 76 26 120 24 47 57 72 60 72s4-1 4-4z"><text:p/></draw:path><draw:path draw:style-name="gr3" draw:text-style-name="P6" svg:width="0.0697in" svg:height="0.0976in" svg:x="0.6949in" svg:y="0.0457in" svg:viewBox="0 0 178 249" svg:d="M176 24c2-5 2-6 2-9 0-7-5-11-12-11-3 0-10 3-13 8-1 2-3 14-6 21-2 10-5 21-7 31-6 23-12 46-18 69-1 7-17 33-43 33-20 0-24-16-24-31 0-17 7-41 20-76 5-15 8-19 8-27 0-18-14-32-32-32-37 0-51 56-51 59 0 5 3 5 4 5 4 0 5-1 6-8 11-36 26-47 40-47 3 0 9 0 9 12 0 10-4 20-6 27-16 41-23 63-23 81 0 34 24 46 47 46 15 0 29-7 40-18-6 20-10 40-26 59-10 13-25 24-43 24-5 0-23-1-29-15 6 0 12 0 17-6 4-3 8-8 8-14 0-12-11-13-14-13-9 0-22 5-22 24s16 33 40 33c40 0 81-35 91-77 12-50 25-99 37-148z"><text:p/></draw:path><draw:path draw:style-name="gr3" draw:text-style-name="P6" svg:width="0.0469in" svg:height="0.0701in" svg:x="0.7717in" svg:y="0.0661in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draw:path draw:style-name="gr3" draw:text-style-name="P6" svg:width="0.035in" svg:height="0.1512in" svg:x="0.8417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18">. מהצבה </text:span><text:span text:style-name="T18"><draw:g text:anchor-type="as-char" svg:y="-0.1134in" draw:z-index="371" draw:name="Shape72" draw:style-name="gr1"><svg:title>TexMaths</svg:title><svg:desc>11§inline§f(\tilde{x}) \neq g(\tilde{x}) \implies y_1 \neq y_2§svg§600§FALSE§</svg:desc><draw:path draw:style-name="gr2" draw:text-style-name="P5" svg:width="1.6551in" svg:height="0.1358in" svg:x="-0.0004in" svg:y="0.0071in" svg:viewBox="0 0 4205 346" svg:d="M2103 346c-701 0-1402 0-2103 0 0-116 0-230 0-346 1402 0 2803 0 4205 0 0 116 0 230 0 346-701 0-1402 0-2102 0z"><text:p/></draw:path><draw:path draw:style-name="gr3" draw:text-style-name="P6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" svg:width="0.0346in" svg:height="0.1512in" svg:x="0.098in" svg:y="0in" svg:viewBox="0 0 89 385" svg:d="M89 381c0-1 0-1-6-8-48-49-61-122-61-180 0-67 15-135 63-182 4-5 4-5 4-7 0-3-1-4-3-4-5 0-39 26-62 76-20 42-24 85-24 117 0 29 4 76 25 120 23 47 56 72 61 72 2 0 3-1 3-4z"><text:p/></draw:path><draw:path draw:style-name="gr3" draw:text-style-name="P6" svg:width="0.0504in" svg:height="0.0138in" svg:x="0.1642in" svg:y="0.0126in" svg:viewBox="0 0 129 36" svg:d="M129 6c-2-3-4-4-6-6-11 7-15 19-32 19-8 0-18-6-25-10-10-7-18-9-24-9-14 0-22 9-42 30 2 2 4 4 7 6 0-1 14-18 32-18 8 0 18 5 25 8 10 7 16 10 23 10 15 0 22-8 42-30z"><text:p/></draw:path><draw:path draw:style-name="gr3" draw:text-style-name="P6" svg:width="0.0756in" svg:height="0.0685in" svg:x="0.1465in" svg:y="0.0457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6" svg:width="0.0346in" svg:height="0.1512in" svg:x="0.2378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0756in" svg:height="0.1409in" svg:x="0.352in" svg:y="0.0043in" svg:viewBox="0 0 193 359" svg:d="M189 15c4-5 4-6 4-7 0-2-3-8-8-8s-6 2-9 8c-57 112-115 223-173 336-3 5-3 6-3 7 0 4 2 8 8 8 4 0 5-2 7-8 59-112 116-223 174-336z"><text:p/></draw:path><draw:path draw:style-name="gr3" draw:text-style-name="P6" svg:width="0.1004in" svg:height="0.0354in" svg:x="0.3394in" svg:y="0.0571in" svg:viewBox="0 0 256 91" svg:d="M243 17c7 0 13-2 13-9 0-8-6-8-12-8-77 0-155 0-232 0-5 0-12 0-12 8 0 7 7 9 12 9 77 0 154 0 231 0zM244 91c6 0 12 0 12-7 0-9-6-9-13-9-77 0-154 0-231 0-5 0-12 0-12 9 0 7 7 7 12 7 77 0 155 0 232 0z"><text:p/></draw:path><draw:path draw:style-name="gr3" draw:text-style-name="P6" svg:width="0.0693in" svg:height="0.0976in" svg:x="0.4933in" svg:y="0.0457in" svg:viewBox="0 0 177 249" svg:d="M176 25c1-2 1-4 1-6 0-7-4-11-11-11-3 0-14 3-15 16-8-14-21-24-37-24-44 0-92 54-92 110 0 38 24 61 52 61 23 0 40-18 45-22-8 34-8 33-12 50-2 5-16 41-56 41-8 0-20 0-31-3 12-4 15-13 15-20s-3-13-14-13c-9 0-21 6-21 22 0 15 14 23 52 23 48 0 76-30 81-52 14-57 29-114 43-172zM127 121c-3 10-13 20-20 28-9 6-21 13-32 13-19 0-25-20-25-35 0-19 12-64 22-84 11-19 27-34 42-34 27 0 32 31 32 33s-1 4-2 5c-5 25-12 49-17 74z"><text:p/></draw:path><draw:path draw:style-name="gr3" draw:text-style-name="P6" svg:width="0.0346in" svg:height="0.1512in" svg:x="0.5843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6" svg:width="0.0504in" svg:height="0.0138in" svg:x="0.6508in" svg:y="0.0126in" svg:viewBox="0 0 129 36" svg:d="M129 6c-2-3-4-4-6-6-11 7-15 19-32 19-8 0-18-6-25-10-11-7-18-9-24-9-14 0-22 9-42 30 2 2 4 4 7 6 0-1 14-18 32-18 8 0 17 5 24 8 11 7 17 10 24 10 15 0 22-8 42-30z"><text:p/></draw:path><draw:path draw:style-name="gr3" draw:text-style-name="P6" svg:width="0.0756in" svg:height="0.0685in" svg:x="0.6331in" svg:y="0.0457in" svg:viewBox="0 0 193 175" svg:d="M118 54c2-10 11-45 38-45 2 0 11 0 19 4-10 2-18 12-18 21 0 7 4 14 15 14 8 0 21-7 21-23 0-19-24-25-37-25-22 0-35 21-40 30-9-26-30-30-42-30-40 0-62 50-62 59 0 5 3 5 5 5 3 0 4-1 5-5 12-40 39-50 52-50 6 0 21 3 21 25 0 12-7 39-21 93-7 24-20 39-38 39-2 0-11 0-18-4 8-2 17-10 17-21s-9-13-14-13c-11 0-21 10-21 22 0 17 19 25 36 25 26 0 40-27 41-30 4 15 19 30 42 30 39 0 61-49 61-59 0-4-3-4-4-4-3 0-4 1-5 4-13 41-39 50-52 50-14 0-21-12-21-25 0-9 2-17 7-34 4-18 8-35 13-53z"><text:p/></draw:path><draw:path draw:style-name="gr3" draw:text-style-name="P6" svg:width="0.0346in" svg:height="0.1512in" svg:x="0.7244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008in" svg:height="0.0354in" svg:x="0.8673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135in" svg:height="0.0827in" svg:x="0.9598in" svg:y="0.0335in" svg:viewBox="0 0 344 211" svg:d="M260 77c16 13 36 23 49 29-14 6-33 16-49 29-82 0-164 0-246 0-6 0-14 0-14 9 0 8 8 8 14 8 76 0 152 0 228 0-18 18-38 52-38 56 0 3 5 3 7 3 4 0 6 0 8-3 8-13 19-34 44-56 26-24 53-34 73-40 6-2 6-3 7-3 1-1 1-2 1-3s0-1-1-3h-1c-1-1-1-1-9-3-51-15-90-50-112-92-4-8-4-8-10-8-2 0-7 0-7 4 0 5 19 39 38 57-76 0-152 0-228 0-6 0-14-2-14 7 0 8 8 9 14 9 82 0 164 0 246 0z"><text:p/></draw:path><draw:path draw:style-name="gr3" draw:text-style-name="P6" svg:width="0.0697in" svg:height="0.0976in" svg:x="1.1929in" svg:y="0.0457in" svg:viewBox="0 0 178 249" svg:d="M177 24c1-5 1-6 1-9 0-7-5-11-11-11-4 0-10 3-14 8 0 2-3 14-4 21-4 10-6 21-8 31-6 23-12 46-18 69-2 7-18 33-44 33-20 0-24-16-24-31 0-17 7-41 20-76 6-15 8-19 8-27 0-18-13-32-32-32-37 0-51 56-51 59 0 5 3 5 4 5 5 0 5-1 7-8 10-36 25-47 39-47 3 0 9 0 9 12 0 10-3 20-6 27-16 41-22 63-22 81 0 34 24 46 47 46 14 0 28-7 39-18-5 20-10 40-26 59-10 13-24 24-41 24-6 0-24-1-30-15 6 0 11 0 16-6 5-3 8-8 8-14 0-12-10-13-14-13-9 0-22 5-22 24s17 33 42 33c39 0 79-35 90-77 12-50 25-99 37-148z"><text:p/></draw:path><draw:path draw:style-name="gr3" draw:text-style-name="P6" svg:width="0.0382in" svg:height="0.0701in" svg:x="1.2748in" svg:y="0.0661in" svg:viewBox="0 0 98 179" svg:d="M61 8c0-8 0-8-8-8-18 17-42 17-53 17 0 3 0 6 0 9 7 0 24 0 40-7 0 46 0 92 0 138 0 9 0 13-28 13-3 0-6 0-10 0 0 3 0 6 0 9 5-1 38-1 48-1 8 0 42 0 48 1 0-3 0-6 0-9-3 0-7 0-10 0-27 0-27-4-27-13 0-50 0-100 0-149z"><text:p/></draw:path><draw:path draw:style-name="gr3" draw:text-style-name="P6" svg:width="0.076in" svg:height="0.1409in" svg:x="1.3949in" svg:y="0.0043in" svg:viewBox="0 0 194 359" svg:d="M190 15c4-5 4-6 4-7 0-2-4-8-8-8-6 0-7 2-9 8-58 112-115 223-174 336-3 5-3 6-3 7 0 4 3 8 8 8 4 0 5-2 9-8 58-112 115-223 173-336z"><text:p/></draw:path><draw:path draw:style-name="gr3" draw:text-style-name="P6" svg:width="0.1008in" svg:height="0.0354in" svg:x="1.3823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697in" svg:height="0.0976in" svg:x="1.5386in" svg:y="0.0457in" svg:viewBox="0 0 178 249" svg:d="M177 24c1-5 1-6 1-9 0-7-4-11-11-11-3 0-10 3-13 8-1 2-4 14-5 21-3 10-6 21-8 31-6 23-12 46-18 69-1 7-17 33-44 33-18 0-23-16-23-31 0-17 7-41 20-76 5-15 8-19 8-27 0-18-14-32-32-32-38 0-52 56-52 59 0 5 4 5 6 5 3 0 4-1 5-8 11-36 26-47 40-47 3 0 10 0 10 12 0 10-5 20-7 27-15 41-23 63-23 81 0 34 24 46 47 46 16 0 29-7 40-18-6 20-10 40-26 59-9 13-25 24-42 24-6 0-24-1-30-15 6 0 12 0 16-6 5-3 9-8 9-14 0-12-11-13-14-13-10 0-22 5-22 24s16 33 41 33c39 0 79-35 90-77 12-50 25-99 37-148z"><text:p/></draw:path><draw:path draw:style-name="gr3" draw:text-style-name="P6" svg:width="0.0469in" svg:height="0.0701in" svg:x="1.6157in" svg:y="0.0661in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/draw:g></text:span><text:span text:style-name="T18"><text:s/>ומשום ש־</text:span><text:span text:style-name="T18"><draw:g text:anchor-type="as-char" svg:y="-0.1063in" draw:z-index="372" draw:name="Shape73" draw:style-name="gr1"><svg:title>TexMaths</svg:title><svg:desc>11§inline§h§svg§600§FALSE§</svg:desc><draw:path draw:style-name="gr2" draw:text-style-name="P5" svg:width="0.0665in" svg:height="0.0906in" svg:x="-0.0004in" svg:y="0.0071in" svg:viewBox="0 0 170 231" svg:d="M0 0c56 0 114 0 170 0 0 77 0 154 0 231-56 0-114 0-170 0 0-77 0-154 0-231z"><text:p/></draw:path><draw:path draw:style-name="gr3" draw:text-style-name="P6" svg:width="0.074in" svg:height="0.1063in" svg:x="0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18"> זיווג ובפרט חח"ע אז מסיבה זו </text:span><text:span text:style-name="T18"><draw:g text:anchor-type="as-char" svg:y="-0.1134in" draw:z-index="373" draw:name="Shape74" draw:style-name="gr1"><svg:title>TexMaths</svg:title><svg:desc>11§inline§h(y_1) \neq h(y_2)§svg§600§FALSE§</svg:desc><draw:path draw:style-name="gr2" draw:text-style-name="P5" svg:width="0.8693in" svg:height="0.1358in" svg:x="-0.0004in" svg:y="0.0071in" svg:viewBox="0 0 2209 346" svg:d="M1106 346c-369 0-737 0-1106 0 0-116 0-230 0-346 736 0 1473 0 2209 0 0 116 0 230 0 346-367 0-736 0-1103 0z"><text:p/></draw:path><draw:path draw:style-name="gr3" draw:text-style-name="P6" svg:width="0.074in" svg:height="0.1063in" svg:x="0.0004in" svg:y="0.0075in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4 32 32 32 36 0 50-56 50-60 0-3-3-3-4-3-5 0-5 1-6 7-6 20-18 47-39 47-7 0-10-3-10-12 0-10 3-19 8-28 5-15 23-61 23-83 0-26-16-42-44-42-25 0-43 12-58 30 10-41 20-82 30-123z"><text:p/></draw:path><draw:path draw:style-name="gr3" draw:text-style-name="P6" svg:width="0.035in" svg:height="0.1512in" svg:x="0.0945in" svg:y="0in" svg:viewBox="0 0 90 385" svg:d="M90 381c0-1 0-1-6-8-49-49-61-122-61-180 0-67 14-135 62-182 5-5 5-5 5-7 0-3-1-4-4-4s-39 26-61 76c-19 42-25 85-25 117 0 29 4 76 26 120 24 47 57 72 60 72s4-1 4-4z"><text:p/></draw:path><draw:path draw:style-name="gr3" draw:text-style-name="P6" svg:width="0.0697in" svg:height="0.0976in" svg:x="0.1429in" svg:y="0.0457in" svg:viewBox="0 0 178 249" svg:d="M177 24c1-5 1-6 1-9 0-7-4-11-11-11-3 0-10 3-13 8-1 2-4 14-5 21-3 10-6 21-8 31-6 23-12 46-18 69-1 7-17 33-43 33-19 0-24-16-24-31 0-17 7-41 20-76 5-15 8-19 8-27 0-18-14-32-32-32-38 0-52 56-52 59 0 5 4 5 6 5 3 0 4-1 5-8 11-36 26-47 40-47 3 0 10 0 10 12 0 10-5 20-7 27-15 41-23 63-23 81 0 34 24 46 47 46 16 0 29-7 40-18-6 20-10 40-26 59-9 13-25 24-42 24-6 0-24-1-30-15 6 0 12 0 17-6 4-3 8-8 8-14 0-12-11-13-14-13-10 0-22 5-22 24s16 33 41 33c39 0 79-35 90-77 12-50 25-99 37-148z"><text:p/></draw:path><draw:path draw:style-name="gr3" draw:text-style-name="P6" svg:width="0.0386in" svg:height="0.0701in" svg:x="0.2248in" svg:y="0.0661in" svg:viewBox="0 0 99 179" svg:d="M62 8c0-8-1-8-8-8-18 17-43 17-54 17 0 3 0 6 0 9 7 0 25 0 40-7 0 46 0 92 0 138 0 9 0 13-28 13-3 0-6 0-10 0 0 3 0 6 0 9 6-1 39-1 49-1 7 0 41 0 48 1 0-3 0-6 0-9-3 0-7 0-10 0-27 0-27-4-27-13 0-50 0-100 0-149z"><text:p/></draw:path><draw:path draw:style-name="gr3" draw:text-style-name="P6" svg:width="0.035in" svg:height="0.1512in" svg:x="0.2902in" svg:y="0in" svg:viewBox="0 0 90 385" svg:d="M90 193c0-30-4-76-25-120-24-48-57-73-61-73-2 0-4 2-4 4s0 2 8 9c37 38 59 99 59 180 0 65-14 133-61 181-6 6-6 6-6 7 0 2 2 4 4 4 4 0 39-26 62-76 20-41 24-84 24-116z"><text:p/></draw:path><draw:path draw:style-name="gr3" draw:text-style-name="P6" svg:width="0.076in" svg:height="0.1409in" svg:x="0.4043in" svg:y="0.0043in" svg:viewBox="0 0 194 359" svg:d="M190 15c4-5 4-6 4-7 0-2-4-8-8-8-6 0-7 2-9 8-58 112-115 223-174 336-3 5-3 6-3 7 0 4 3 8 8 8 4 0 6-2 9-8 58-112 115-223 173-336z"><text:p/></draw:path><draw:path draw:style-name="gr3" draw:text-style-name="P6" svg:width="0.1008in" svg:height="0.0354in" svg:x="0.3917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4in" svg:height="0.1063in" svg:x="0.552in" svg:y="0.0075in" svg:viewBox="0 0 189 271" svg:d="M89 4c0-1 0-4-4-4-10 0-38 3-48 3-3 1-7 1-7 8 0 6 3 6 9 6 18 0 19 2 19 6 0 2-1 6-1 8-18 74-37 147-56 220-1 6-1 7-1 9 0 9 8 11 11 11 6 0 12-5 14-10 3-10 5-20 7-30 3-11 5-22 9-33 2-9 4-17 6-26 1-2 5-15 5-18 1-3 13-24 26-35 9-6 21-13 38-13 16 0 20 13 20 26 0 21-15 64-24 86-3 9-5 13-5 21 0 19 14 32 32 32 36 0 50-56 50-60 0-3-3-3-4-3-5 0-5 1-6 7-6 20-18 47-39 47-7 0-10-3-10-12 0-10 4-19 8-28 5-15 23-61 23-83 0-26-16-42-44-42-25 0-43 12-58 30 10-41 20-82 30-123z"><text:p/></draw:path><draw:path draw:style-name="gr3" draw:text-style-name="P6" svg:width="0.035in" svg:height="0.1512in" svg:x="0.6461in" svg:y="0in" svg:viewBox="0 0 90 385" svg:d="M90 381c0-1 0-1-6-8-49-49-61-122-61-180 0-67 14-135 62-182 5-5 5-5 5-7 0-3-1-4-4-4s-39 26-61 76c-19 42-25 85-25 117 0 29 4 76 26 120 24 47 57 72 60 72s4-1 4-4z"><text:p/></draw:path><draw:path draw:style-name="gr3" draw:text-style-name="P6" svg:width="0.0697in" svg:height="0.0976in" svg:x="0.6949in" svg:y="0.0457in" svg:viewBox="0 0 178 249" svg:d="M176 24c2-5 2-6 2-9 0-7-5-11-12-11-3 0-10 3-13 8-1 2-3 14-6 21-2 10-5 21-7 31-6 23-12 46-18 69-1 7-17 33-43 33-20 0-24-16-24-31 0-17 7-41 20-76 5-15 8-19 8-27 0-18-14-32-32-32-37 0-51 56-51 59 0 5 3 5 4 5 4 0 5-1 6-8 11-36 26-47 40-47 3 0 9 0 9 12 0 10-4 20-6 27-16 41-23 63-23 81 0 34 24 46 47 46 15 0 29-7 40-18-6 20-10 40-26 59-10 13-25 24-43 24-5 0-23-1-29-15 6 0 12 0 17-6 4-3 8-8 8-14 0-12-11-13-14-13-9 0-22 5-22 24s16 33 40 33c40 0 81-35 91-77 12-50 25-99 37-148z"><text:p/></draw:path><draw:path draw:style-name="gr3" draw:text-style-name="P6" svg:width="0.0469in" svg:height="0.0701in" svg:x="0.7717in" svg:y="0.0661in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draw:path draw:style-name="gr3" draw:text-style-name="P6" svg:width="0.035in" svg:height="0.1512in" svg:x="0.8417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18"><text:s/>וסה"כ </text:span><text:span text:style-name="T18"><draw:g text:anchor-type="as-char" svg:y="-0.1134in" draw:z-index="374" draw:name="Shape75" draw:style-name="gr1"><svg:title>TexMaths</svg:title><svg:desc>11§inline§h(y_1) = h(y_2) \land h(y_1) \neq h(y_2)§svg§600§FALSE§</svg:desc><draw:path draw:style-name="gr2" draw:text-style-name="P5" svg:width="1.9382in" svg:height="0.1358in" svg:x="-0.0004in" svg:y="0.0071in" svg:viewBox="0 0 4924 346" svg:d="M2463 346c-821 0-1642 0-2463 0 0-116 0-230 0-346 1642 0 3283 0 4924 0 0 116 0 230 0 346-820 0-1640 0-2461 0z"><text:p/></draw:path><draw:path draw:style-name="gr3" draw:text-style-name="P6" svg:width="0.074in" svg:height="0.1063in" svg:x="0.0004in" svg:y="0.0075in" svg:viewBox="0 0 189 271" svg:d="M89 4c0-1 0-4-5-4-9 0-37 3-47 3-3 1-7 1-7 8 0 6 3 6 8 6 19 0 20 2 20 6 0 2-1 6-1 8-19 74-37 147-56 220-1 6-1 7-1 9 0 9 8 11 11 11 5 0 12-5 14-10 2-10 5-20 7-30 3-11 5-22 9-33 2-9 4-17 6-26 1-2 5-15 5-18 1-3 13-24 26-35 9-6 20-13 37-13s21 13 21 26c0 21-15 64-24 86-3 9-5 13-5 21 0 19 14 32 32 32 36 0 50-56 50-60 0-3-3-3-4-3-5 0-5 1-6 7-6 20-18 47-39 47-7 0-10-3-10-12 0-10 3-19 7-28 6-15 24-61 24-83 0-26-16-42-44-42-25 0-43 12-58 30 10-41 20-82 30-123z"><text:p/></draw:path><draw:path draw:style-name="gr3" draw:text-style-name="P6" svg:width="0.035in" svg:height="0.1512in" svg:x="0.0945in" svg:y="0in" svg:viewBox="0 0 90 385" svg:d="M90 381c0-1 0-1-6-8-49-49-61-122-61-180 0-67 14-135 62-182 5-5 5-5 5-7 0-3-1-4-4-4-4 0-39 26-61 76-20 42-25 85-25 117 0 29 4 76 26 120 23 47 56 72 60 72 3 0 4-1 4-4z"><text:p/></draw:path><draw:path draw:style-name="gr3" draw:text-style-name="P6" svg:width="0.0697in" svg:height="0.0976in" svg:x="0.1429in" svg:y="0.0457in" svg:viewBox="0 0 178 249" svg:d="M177 24c1-5 1-6 1-9 0-7-4-11-11-11-3 0-10 3-13 8-1 2-4 14-6 21-2 10-5 21-7 31-6 23-12 46-18 69-1 7-17 33-43 33-20 0-24-16-24-31 0-17 7-41 20-76 5-15 8-19 8-27 0-18-14-32-32-32-38 0-52 56-52 59 0 5 4 5 5 5 4 0 5-1 6-8 11-36 26-47 40-47 3 0 9 0 9 12 0 10-4 20-6 27-16 41-23 63-23 81 0 34 24 46 47 46 15 0 29-7 40-18-6 20-10 40-26 59-10 13-25 24-43 24-5 0-23-1-29-15 6 0 12 0 17-6 4-3 8-8 8-14 0-12-11-13-14-13-10 0-22 5-22 24s16 33 40 33c40 0 80-35 91-77 12-50 25-99 37-148z"><text:p/></draw:path><draw:path draw:style-name="gr3" draw:text-style-name="P6" svg:width="0.0386in" svg:height="0.0701in" svg:x="0.2248in" svg:y="0.0661in" svg:viewBox="0 0 99 179" svg:d="M62 8c0-8-2-8-8-8-18 17-43 17-54 17 0 3 0 6 0 9 7 0 24 0 40-7 0 46 0 92 0 138 0 9 0 13-28 13-3 0-7 0-10 0 0 3 0 6 0 9 6-1 39-1 49-1 7 0 41 0 48 1 0-3 0-6 0-9-3 0-7 0-10 0-27 0-27-4-27-13 0-50 0-100 0-149z"><text:p/></draw:path><draw:path draw:style-name="gr3" draw:text-style-name="P6" svg:width="0.035in" svg:height="0.1512in" svg:x="0.2902in" svg:y="0in" svg:viewBox="0 0 90 385" svg:d="M90 193c0-30-4-76-25-120-24-48-57-73-61-73-2 0-4 2-4 4s0 2 8 9c37 38 59 99 59 180 0 65-14 133-62 181-5 6-5 6-5 7 0 2 2 4 4 4 4 0 39-26 62-76 19-41 24-84 24-116z"><text:p/></draw:path><draw:path draw:style-name="gr3" draw:text-style-name="P6" svg:width="0.1008in" svg:height="0.0354in" svg:x="0.3913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4in" svg:height="0.1063in" svg:x="0.552in" svg:y="0.0075in" svg:viewBox="0 0 189 271" svg:d="M89 4c0-1 0-4-4-4-10 0-38 3-48 3-3 1-7 1-7 8 0 6 3 6 8 6 19 0 20 2 20 6 0 2-1 6-1 8-19 74-37 147-56 220-1 6-1 7-1 9 0 9 8 11 11 11 5 0 12-5 14-10 2-10 5-20 7-30 3-11 5-22 9-33 2-9 4-17 6-26 1-2 5-15 5-18 1-3 13-24 26-35 9-6 21-13 37-13 17 0 21 13 21 26 0 21-15 64-24 86-3 9-5 13-5 21 0 19 14 32 32 32 36 0 50-56 50-60 0-3-3-3-4-3-5 0-5 1-6 7-6 20-18 47-39 47-7 0-10-3-10-12 0-10 4-19 7-28 6-15 24-61 24-83 0-26-16-42-44-42-25 0-43 12-58 30 10-41 20-82 30-123z"><text:p/></draw:path><draw:path draw:style-name="gr3" draw:text-style-name="P6" svg:width="0.035in" svg:height="0.1512in" svg:x="0.6461in" svg:y="0in" svg:viewBox="0 0 90 385" svg:d="M90 381c0-1 0-1-6-8-49-49-61-122-61-180 0-67 14-135 62-182 5-5 5-5 5-7 0-3-1-4-4-4-4 0-39 26-61 76-20 42-25 85-25 117 0 29 4 76 26 120 23 47 56 72 60 72 3 0 4-1 4-4z"><text:p/></draw:path><draw:path draw:style-name="gr3" draw:text-style-name="P6" svg:width="0.0697in" svg:height="0.0976in" svg:x="0.6949in" svg:y="0.0457in" svg:viewBox="0 0 178 249" svg:d="M176 24c2-5 2-6 2-9 0-7-5-11-12-11-3 0-10 3-13 8-1 2-3 14-6 21-2 10-5 21-7 31-6 23-12 46-18 69-1 7-18 33-43 33-20 0-24-16-24-31 0-17 7-41 20-76 5-15 7-19 7-27 0-18-13-32-31-32-37 0-51 56-51 59 0 5 3 5 4 5 4 0 5-1 6-8 11-36 26-47 39-47 4 0 10 0 10 12 0 10-4 20-6 27-16 41-23 63-23 81 0 34 24 46 47 46 15 0 29-7 40-18-6 20-10 40-26 59-10 13-25 24-43 24-5 0-23-1-29-15 6 0 12 0 17-6 4-3 8-8 8-14 0-12-11-13-14-13-9 0-22 5-22 24s16 33 40 33c40 0 81-35 91-77 12-50 25-99 37-148z"><text:p/></draw:path><draw:path draw:style-name="gr3" draw:text-style-name="P6" svg:width="0.0469in" svg:height="0.0701in" svg:x="0.7717in" svg:y="0.0661in" svg:viewBox="0 0 120 179" svg:d="M120 130c-3 0-7 0-10 0 0 5-3 22-7 24-2 2-23 2-26 2-17 0-34 0-51 0 29-25 39-33 55-45 20-16 39-33 39-58 0-33-29-53-64-53-33 0-56 23-56 48 0 14 12 15 14 15 7 0 15-5 15-15 0-4-3-14-16-14 8-19 27-24 40-24 26 0 40 21 40 43 0 23-16 42-25 52-22 21-43 41-65 63-3 3-3 4-3 11 37 0 74 0 111 0 3-16 6-33 9-49z"><text:p/></draw:path><draw:path draw:style-name="gr3" draw:text-style-name="P6" svg:width="0.035in" svg:height="0.1512in" svg:x="0.8417in" svg:y="0in" svg:viewBox="0 0 90 385" svg:d="M90 193c0-30-4-76-25-120-24-48-57-73-61-73-2 0-4 2-4 4s0 2 8 9c37 38 59 99 59 180 0 65-14 133-62 181-5 6-5 6-5 7 0 2 2 4 4 4 4 0 39-26 62-76 20-41 24-84 24-116z"><text:p/></draw:path><draw:path draw:style-name="gr3" draw:text-style-name="P6" svg:width="0.0846in" svg:height="0.0937in" svg:x="0.9343in" svg:y="0.0217in" svg:viewBox="0 0 216 239" svg:d="M117 9c-4-7-6-9-9-9-6 0-7 3-9 9-32 71-64 143-96 215-2 4-3 5-3 7 0 5 3 8 8 8 3 0 6-1 8-8 31-67 61-135 92-203 29 68 60 136 90 203 4 8 8 8 10 8 3 0 8-3 8-8 0-1 0-2-4-6-32-72-64-145-95-216z"><text:p/></draw:path><draw:path draw:style-name="gr3" draw:text-style-name="P6" svg:width="0.074in" svg:height="0.1063in" svg:x="1.0693in" svg:y="0.0075in" svg:viewBox="0 0 189 271" svg:d="M89 4c0-1 0-4-4-4-10 0-38 3-48 3-3 1-7 1-7 8 0 6 3 6 8 6 19 0 20 2 20 6 0 2-1 6-1 8-19 74-37 147-56 220-1 6-1 7-1 9 0 9 8 11 11 11 5 0 12-5 14-10 2-10 5-20 7-30 3-11 5-22 9-33 2-9 4-17 6-26 1-2 5-15 5-18 1-3 13-24 26-35 9-6 21-13 37-13 17 0 21 13 21 26 0 21-15 64-24 86-3 9-5 13-5 21 0 19 14 32 32 32 36 0 50-56 50-60 0-3-3-3-4-3-5 0-5 1-6 7-6 20-18 47-39 47-7 0-10-3-10-12 0-10 3-19 7-28 6-15 24-61 24-83 0-26-16-42-44-42-25 0-43 12-58 30 10-41 20-82 30-123z"><text:p/></draw:path><draw:path draw:style-name="gr3" draw:text-style-name="P6" svg:width="0.035in" svg:height="0.1512in" svg:x="1.1634in" svg:y="0in" svg:viewBox="0 0 90 385" svg:d="M90 381c0-1 0-1-6-8-49-49-61-122-61-180 0-67 14-135 62-182 5-5 5-5 5-7 0-3-1-4-4-4-4 0-39 26-61 76-20 42-25 85-25 117 0 29 4 76 26 120 23 47 56 72 60 72 3 0 4-1 4-4z"><text:p/></draw:path><draw:path draw:style-name="gr3" draw:text-style-name="P6" svg:width="0.0697in" svg:height="0.0976in" svg:x="1.2118in" svg:y="0.0457in" svg:viewBox="0 0 178 249" svg:d="M177 24c1-5 1-6 1-9 0-7-4-11-11-11-3 0-10 3-13 8-1 2-4 14-6 21-2 10-5 21-7 31-6 23-12 46-18 69-1 7-17 33-43 33-20 0-24-16-24-31 0-17 7-41 20-76 5-15 8-19 8-27 0-18-14-32-32-32-38 0-52 56-52 59 0 5 4 5 5 5 4 0 5-1 6-8 11-36 26-47 40-47 3 0 9 0 9 12 0 10-4 20-6 27-16 41-23 63-23 81 0 34 24 46 47 46 15 0 29-7 40-18-6 20-10 40-26 59-10 13-25 24-43 24-5 0-23-1-29-15 6 0 12 0 17-6 4-3 8-8 8-14 0-12-11-13-14-13-10 0-22 5-22 24s16 33 40 33c40 0 80-35 91-77 12-50 25-99 37-148z"><text:p/></draw:path><draw:path draw:style-name="gr3" draw:text-style-name="P6" svg:width="0.0386in" svg:height="0.0701in" svg:x="1.2937in" svg:y="0.0661in" svg:viewBox="0 0 99 179" svg:d="M62 8c0-8-2-8-8-8-18 17-43 17-54 17 0 3 0 6 0 9 7 0 25 0 40-7 0 46 0 92 0 138 0 9 0 13-28 13-3 0-7 0-10 0 0 3 0 6 0 9 6-1 39-1 49-1 8 0 41 0 48 1 0-3 0-6 0-9-3 0-7 0-10 0-27 0-27-4-27-13 0-50 0-100 0-149z"><text:p/></draw:path><draw:path draw:style-name="gr3" draw:text-style-name="P6" svg:width="0.035in" svg:height="0.1512in" svg:x="1.3591in" svg:y="0in" svg:viewBox="0 0 90 385" svg:d="M90 193c0-30-4-76-25-120-24-48-57-73-61-73-2 0-4 2-4 4s0 2 8 9c37 38 59 99 59 180 0 65-14 133-62 181-5 6-5 6-5 7 0 2 2 4 4 4 4 0 39-26 62-76 20-41 24-84 24-116z"><text:p/></draw:path><draw:path draw:style-name="gr3" draw:text-style-name="P6" svg:width="0.076in" svg:height="0.1409in" svg:x="1.4728in" svg:y="0.0043in" svg:viewBox="0 0 194 359" svg:d="M190 15c4-5 4-6 4-7 0-2-4-8-8-8-6 0-7 2-9 8-58 112-115 223-174 336-3 5-3 6-3 7 0 4 3 8 8 8s6-2 8-8c59-112 116-223 174-336z"><text:p/></draw:path><draw:path draw:style-name="gr3" draw:text-style-name="P6" svg:width="0.1008in" svg:height="0.0354in" svg:x="1.4606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4in" svg:height="0.1063in" svg:x="1.6209in" svg:y="0.0075in" svg:viewBox="0 0 189 271" svg:d="M89 4c0-1 0-4-4-4-10 0-38 3-48 3-3 1-7 1-7 8 0 6 3 6 8 6 19 0 20 2 20 6 0 2-1 6-1 8-19 74-37 147-56 220-1 6-1 7-1 9 0 9 8 11 11 11 5 0 12-5 14-10 2-10 5-20 7-30 3-11 5-22 9-33 2-9 4-17 6-26 1-2 5-15 5-18 1-3 13-24 26-35 9-6 21-13 37-13 17 0 21 13 21 26 0 21-15 64-24 86-3 9-5 13-5 21 0 19 14 32 32 32 36 0 50-56 50-60 0-3-3-3-4-3-5 0-5 1-6 7-6 20-18 47-39 47-7 0-10-3-10-12 0-10 4-19 7-28 6-15 24-61 24-83 0-26-16-42-44-42-25 0-43 12-58 30 10-41 20-82 30-123z"><text:p/></draw:path><draw:path draw:style-name="gr3" draw:text-style-name="P6" svg:width="0.0346in" svg:height="0.1512in" svg:x="1.7154in" svg:y="0in" svg:viewBox="0 0 89 385" svg:d="M89 381c0-1 0-1-7-8-48-49-60-122-60-180 0-67 14-135 62-182 5-5 5-5 5-7 0-3-1-4-3-4-5 0-40 26-62 76-20 42-24 85-24 117 0 29 3 76 25 120 23 47 56 72 61 72 2 0 3-1 3-4z"><text:p/></draw:path><draw:path draw:style-name="gr3" draw:text-style-name="P6" svg:width="0.0697in" svg:height="0.0976in" svg:x="1.7638in" svg:y="0.0457in" svg:viewBox="0 0 178 249" svg:d="M176 24c2-5 2-6 2-9 0-7-5-11-12-11-3 0-10 3-13 8-1 2-3 14-6 21-2 10-5 21-7 31-6 23-12 46-18 69-1 7-18 33-43 33-20 0-24-16-24-31 0-17 7-41 20-76 5-15 7-19 7-27 0-18-13-32-31-32-37 0-51 56-51 59 0 5 3 5 4 5 4 0 5-1 6-8 11-36 26-47 39-47 4 0 10 0 10 12 0 10-4 20-6 27-16 41-23 63-23 81 0 34 24 46 47 46 15 0 29-7 40-18-6 20-10 40-26 59-10 13-25 24-43 24-5 0-23-1-29-15 6 0 12 0 17-6 4-3 8-8 8-14 0-12-11-13-14-13-9 0-22 5-22 24s16 33 40 33c40 0 81-35 91-77 12-50 25-99 37-148z"><text:p/></draw:path><draw:path draw:style-name="gr3" draw:text-style-name="P6" svg:width="0.0469in" svg:height="0.0701in" svg:x="1.8406in" svg:y="0.0661in" svg:viewBox="0 0 120 179" svg:d="M120 130c-3 0-7 0-10 0 0 5-3 22-7 24-2 2-23 2-26 2-17 0-34 0-51 0 29-25 39-33 55-45 20-16 39-33 39-58 0-33-29-53-64-53-33 0-56 23-56 48 0 14 12 15 14 15 7 0 15-5 15-15 0-4-3-14-16-14 8-19 27-24 40-24 26 0 40 21 40 43 0 23-16 42-25 52-22 21-43 41-65 63-3 3-3 4-3 11 37 0 74 0 111 0 3-16 6-33 9-49z"><text:p/></draw:path><draw:path draw:style-name="gr3" draw:text-style-name="P6" svg:width="0.035in" svg:height="0.1512in" svg:x="1.9106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18"><text:s/>שזו </text:span><text:span text:style-name="T19">סתירה</text:span><text:span text:style-name="T18"> לח"ע הפונקציה </text:span><text:span text:style-name="T18"><draw:g text:anchor-type="as-char" svg:y="-0.1063in" draw:z-index="375" draw:name="Shape76" draw:style-name="gr1"><svg:title>TexMaths</svg:title><svg:desc>11§inline§h§svg§600§FALSE§</svg:desc><draw:path draw:style-name="gr2" draw:text-style-name="P5" svg:width="0.0665in" svg:height="0.0906in" svg:x="-0.0004in" svg:y="0.0071in" svg:viewBox="0 0 170 231" svg:d="M0 0c56 0 114 0 170 0 0 77 0 154 0 231-56 0-114 0-170 0 0-77 0-154 0-231z"><text:p/></draw:path><draw:path draw:style-name="gr3" draw:text-style-name="P6" svg:width="0.074in" svg:height="0.1063in" svg:x="0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18">. </text:span></text:p>
      <text:p text:style-name="P17"><text:span text:style-name="T20">מ</text:span><text:span text:style-name="T8">שום שהוכחנו שלכל </text:span><text:span text:style-name="T8"><draw:g text:anchor-type="as-char" svg:y="-0.1075in" draw:z-index="184" draw:name="Shape75" draw:style-name="gr1"><svg:title>TexMaths</svg:title><svg:desc>11§display§f \colon \N \to \N§svg§600§FALSE§</svg:desc><draw:path draw:style-name="gr2" draw:text-style-name="P5" svg:width="0.637in" svg:height="0.1217in" svg:x="-0.0004in" svg:y="0.0075in" svg:viewBox="0 0 1619 310" svg:d="M0 0c540 0 1080 0 1619 0 0 103 0 207 0 310-539 0-1079 0-1619 0 0-103 0-207 0-310z"><text:p/></draw:path><draw:path draw:style-name="gr3" draw:text-style-name="P6" svg:width="0.0752in" svg:height="0.1374in" svg:x="0in" svg:y="0in" svg:viewBox="0 0 192 350" svg:d="M121 118c11 0 22 0 33 0 8 0 12 0 12-8 0-4-4-4-11-4-11 0-21 0-32 0 2-16 6-30 8-44 2-8 8-36 10-40 3-8 10-13 17-13 3 0 12 0 20 6-17 2-21 16-21 21 0 9 7 14 15 14 9 0 20-8 20-24 0-17-17-26-34-26-13 0-37 7-48 45-2 8-3 12-13 61-9 0-18 0-27 0-7 0-12 0-12 7 0 5 5 5 11 5 9 0 17 0 26 0-10 50-19 100-29 150-7 38-13 73-34 73-1 0-11 0-18-7 18-1 21-15 21-21 0-8-6-13-14-13-10 0-21 8-21 23 0 18 16 27 32 27 22 0 37-23 44-38 12-24 21-71 22-73 8-41 15-81 23-121z"><text:p/></draw:path><draw:path draw:style-name="gr3" draw:text-style-name="P6" svg:width="0.0157in" svg:height="0.065in" svg:x="0.1126in" svg:y="0.0429in" svg:viewBox="0 0 41 166" svg:d="M41 21c0-12-9-21-20-21-12 0-21 9-21 21 0 11 9 20 21 20 11 0 20-9 20-20zM41 146c0-12-9-21-20-21-12 0-21 9-21 21 0 11 9 20 21 20 11 0 20-9 20-20z"><text:p/></draw:path><draw:path draw:style-name="gr3" draw:text-style-name="P6" svg:width="0.1028in" svg:height="0.1063in" svg:x="0.1961in" svg:y="0.0028in" svg:viewBox="0 0 262 271" svg:d="M34 35c0 63 0 126 0 187 0 20-3 28-23 28-4 0-11 0-11 6 0 7 7 7 13 7 20 0 41 0 61 0 6 0 12 0 12-7 0-6-6-6-11-6-22 0-24-9-24-29 0-58 0-118 0-176 55 74 111 146 166 220 3 4 5 6 8 6 7 0 7-7 7-14 0-72 0-144 0-216 0-21 3-27 21-28 2 0 9 0 9-6 0-7-6-7-14-7-18 0-37 0-56 0-6 0-13 0-13 7 0 6 7 6 11 6 22 1 25 9 25 29 0 39 0 80 0 121-38-53-78-105-116-158-4-5-6-5-14-5-22 0-45 0-67 0-7 0-14 0-14 7 0 6 7 6 9 6 10 1 18 8 21 12 0 4 0 5 0 10zM218 243c-56-73-111-146-167-220-5-5-5-5-9-10 15 0 31 0 46 0 43 58 87 117 130 175 0 19 0 37 0 55z"><text:p/></draw:path><draw:path draw:style-name="gr3" draw:text-style-name="P6" svg:width="0.1346in" svg:height="0.0783in" svg:x="0.3524in" svg:y="0.0291in" svg:viewBox="0 0 343 200" svg:d="M301 109c-22 15-32 32-35 36-18 27-21 50-21 51 0 4 6 4 8 4 6 0 8-1 9-8 8-36 32-69 76-86 4-1 5-3 5-5 0-3-2-4-3-4-17-7-64-27-78-91-1-5-3-6-9-6-2 0-8 0-8 4 0 2 5 26 20 51 8 12 19 25 36 37-95 0-191 0-287 0-7 0-14 0-14 9 0 8 7 8 14 8 96 0 192 0 287 0z"><text:p/></draw:path><draw:path draw:style-name="gr3" draw:text-style-name="P6" svg:width="0.1028in" svg:height="0.1063in" svg:x="0.5421in" svg:y="0.0028in" svg:viewBox="0 0 262 271" svg:d="M34 35c0 63 0 126 0 187 0 20-3 28-23 28-4 0-11 0-11 6 0 7 7 7 13 7 20 0 41 0 61 0 6 0 12 0 12-7 0-6-6-6-11-6-22 0-24-9-24-29 0-58 0-118 0-176 55 74 111 146 166 220 3 4 5 6 8 6 7 0 7-7 7-14 0-72 0-144 0-216 0-21 3-27 21-28 2 0 9 0 9-6 0-7-6-7-14-7-18 0-37 0-56 0-6 0-13 0-13 7 0 6 8 6 11 6 22 1 25 9 25 29 0 39 0 80 0 121-38-53-78-105-116-158-4-5-6-5-14-5-22 0-45 0-67 0-7 0-14 0-14 7 0 6 7 6 9 6 10 1 18 8 21 12 0 4 0 5 0 10zM218 243c-56-73-111-146-167-220-5-5-5-5-9-10 15 0 31 0 46 0 43 58 87 117 130 175 0 19 0 37 0 55z"><text:p/></draw:path></draw:g></text:span><text:span text:style-name="T8"><text:s/>מתקיים </text:span><text:span text:style-name="T8"><draw:g text:anchor-type="as-char" svg:y="-0.1138in" draw:z-index="185" draw:name="Shape76" draw:style-name="gr1"><svg:title>TexMaths</svg:title><svg:desc>11§display§[f]_{R_h} = \{f\}§svg§600§FALSE§</svg:desc><draw:path draw:style-name="gr2" draw:text-style-name="P5" svg:width="0.7634in" svg:height="0.1374in" svg:x="-0.0004in" svg:y="0.0079in" svg:viewBox="0 0 1940 350" svg:d="M971 350c-324 0-648 0-971 0 0-117 0-233 0-350 647 0 1294 0 1940 0 0 117 0 233 0 350-323 0-646 0-969 0z"><text:p/></draw:path><draw:path draw:style-name="gr3" draw:text-style-name="P6" svg:width="0.0205in" svg:height="0.1512in" svg:x="0.0102in" svg:y="0in" svg:viewBox="0 0 53 385" svg:d="M53 385c0-5 0-10 0-15-12 0-26 0-38 0 0-118 0-237 0-355 12 0 26 0 38 0 0-5 0-9 0-15-18 0-35 0-53 0 0 129 0 256 0 385 18 0 35 0 53 0z"><text:p/></draw:path><draw:path draw:style-name="gr3" draw:text-style-name="P6" svg:width="0.076in" svg:height="0.1374in" svg:x="0.0421in" svg:y="0.0075in" svg:viewBox="0 0 194 350" svg:d="M122 118c11 0 22 0 33 0 8 0 11 0 11-8 0-4-3-4-10-4-11 0-21 0-32 0 3-16 6-30 8-44 2-8 7-36 10-40 3-8 10-13 17-13 3 0 13 0 19 6-16 1-21 16-21 21 0 9 8 13 15 13 9 0 22-8 22-23 0-17-18-26-35-26-13 0-37 7-49 45-2 8-3 12-12 61-9 0-18 0-26 0s-13 0-13 7c0 5 4 5 11 5 9 0 17 0 26 0-10 50-19 100-29 150-8 38-13 73-34 73-1 0-11 0-19-7 19-1 22-15 22-20 0-9-7-14-14-14-10 0-22 8-22 23 0 18 18 27 33 27 22 0 37-23 44-38 12-24 21-71 22-73 8-40 15-81 23-121z"><text:p/></draw:path><draw:path draw:style-name="gr3" draw:text-style-name="P6" svg:width="0.0205in" svg:height="0.1512in" svg:x="0.1283in" svg:y="0in" svg:viewBox="0 0 53 385" svg:d="M53 0c-18 0-35 0-53 0 0 6 0 10 0 15 12 0 25 0 37 0 0 118 0 237 0 355-12 0-25 0-37 0 0 5 0 10 0 15 18 0 35 0 53 0 0-129 0-256 0-385z"><text:p/></draw:path><draw:path draw:style-name="gr3" draw:text-style-name="P6" svg:width="0.0823in" svg:height="0.0744in" svg:x="0.1752in" svg:y="0.0642in" svg:viewBox="0 0 210 190" svg:d="M92 19c1-8 3-8 8-9 6 0 12 0 18 0 25 0 56 0 56 27 0 11-6 29-18 39-11 8-27 12-46 12-12 0-23 0-35 0 5-23 12-46 17-69zM141 92c32-7 60-26 60-50 0-23-27-42-66-42-27 0-56 0-83 0-5 0-9 0-9 5s3 5 9 5c1 0 5 0 11 0 5 1 5 1 5 4s0 2-1 6c-12 48-23 96-35 144-2 9-3 11-24 11-5 0-8 0-8 5 0 3 1 5 3 5 6 0 12-1 18-1 4 0 13 0 17 0 6 0 13 0 18 0 6 0 12 1 18 1 1 0 5 0 5-6 0-4-2-4-9-4-4 0-5 0-10-1-6 0-6-1-6-3s0-3 1-7c5-23 12-46 18-68 12 0 24 0 36 0 24 0 34 12 34 24 0 3-3 13-4 19-4 13-5 16-5 22 0 21 20 29 40 29 25 0 36-26 36-32 0-1-1-3-4-3-5 0-5 1-6 4-3 13-13 24-25 24-7 0-12-4-12-18 0-7 2-22 3-29s1-10 1-12c0-3 0-12-8-19-5-7-12-10-18-13z"><text:p/></draw:path><draw:path draw:style-name="gr3" draw:text-style-name="P6" svg:width="0.0465in" svg:height="0.0531in" svg:x="0.2681in" svg:y="0.0996in" svg:viewBox="0 0 119 136" svg:d="M47 8c1-4 1-4 1-5 0-3-3-3-5-3-8 1-17 1-24 2-4 0-4 0-5 1s-1 4-1 5c0 3 2 3 6 3 2 0 3 0 6 0 4 1 4 1 4 3 0 1 0 1-1 5-9 35-18 70-27 105-1 4-1 4-1 5 0 5 3 7 8 7 3 0 9-3 10-7 0-3 1-5 3-17 1-5 3-10 4-14 3-11 2-11 8-20 8-12 20-23 35-23 10 0 13 5 13 14 0 11-8 32-11 39-3 6-3 8-3 11 0 10 9 17 21 17 20 0 31-25 31-29s-3-4-5-4c-3 0-3 1-4 5-3 11-12 22-21 22-4 0-7-3-7-8 0-3 3-9 5-14s11-26 11-37c0-13-10-23-30-23-18 0-30 12-35 19 4-20 10-39 14-59z"><text:p/></draw:path><draw:path draw:style-name="gr3" draw:text-style-name="P6" svg:width="0.1008in" svg:height="0.035in" svg:x="0.3874in" svg:y="0.0579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531in" svg:height="0.1512in" svg:x="0.5504in" svg:y="0in" svg:viewBox="0 0 136 385" svg:d="M81 52c0-16 10-41 52-43 2 0 3-2 3-5 0-4-2-4-6-4-39 0-74 20-75 48 0 29 0 59 0 88 0 16 0 28-15 40-14 12-28 12-37 13-2 0-3 1-3 3 0 5 2 5 5 5 27 2 44 14 49 34 1 3 1 4 1 19 0 25 0 50 0 76 0 16 0 28 19 43 15 12 40 16 56 16 4 0 6 0 6-4 0-5-2-5-5-5-24-1-44-14-49-33-1-4-1-4-1-18 0-27 0-54 0-82 0-17-3-24-15-35-9-8-20-12-31-16 32-8 46-26 46-48 0-31 0-61 0-92z"><text:p/></draw:path><draw:path draw:style-name="gr3" draw:text-style-name="P6" svg:width="0.0756in" svg:height="0.1374in" svg:x="0.6236in" svg:y="0.0075in" svg:viewBox="0 0 193 350" svg:d="M121 118c11 0 22 0 33 0 8 0 12 0 12-8 0-4-4-4-11-4-11 0-21 0-32 0 2-16 6-30 8-44 2-8 8-36 10-40 3-8 10-13 17-13 3 0 13 0 20 6-17 1-21 16-21 21 0 9 7 13 15 13 10 0 21-8 21-23 0-17-18-26-35-26-13 0-37 7-48 45-2 8-3 12-13 61-9 0-18 0-27 0-7 0-12 0-12 7 0 5 5 5 11 5 9 0 17 0 26 0-10 50-19 100-29 150-7 38-13 73-33 73-2 0-12 0-19-7 18-1 21-15 21-20 0-9-6-14-14-14-10 0-21 8-21 23 0 18 16 27 33 27 21 0 36-23 43-38 12-24 22-71 22-73 8-40 15-81 23-121z"><text:p/></draw:path><draw:path draw:style-name="gr3" draw:text-style-name="P6" svg:width="0.0535in" svg:height="0.1512in" svg:x="0.7173in" svg:y="0in" svg:viewBox="0 0 137 385" svg:d="M56 333c0 16-10 41-53 43-1 0-3 2-3 5 0 4 4 4 8 4 37 0 73-19 73-48s0-59 0-88c0-16 0-28 16-39 14-12 28-12 37-13 1 0 3-1 3-5 0-3-2-3-6-3-25-2-44-15-49-35-1-3-1-4-1-19 0-25 0-50 0-76 0-16 0-28-18-42-16-13-42-17-55-17-4 0-8 0-8 4 0 5 2 5 7 5 24 1 42 14 48 33 1 4 1 4 1 19 0 26 0 52 0 80 0 18 2 25 15 37 8 8 19 12 30 14-32 10-45 27-45 49 0 31 0 62 0 92z"><text:p/></draw:path></draw:g></text:span><text:span text:style-name="T8">, אזי נוכל לקבוע: </text:span></text:p>
      <text:p text:style-name="P7"><draw:g text:anchor-type="as-char" svg:y="-0.1138in" draw:z-index="182" draw:name="Shape77" draw:style-name="gr1"><svg:title>TexMaths</svg:title><svg:desc>11§display§(A \to \N) / R_h  := \{[f]_{R_h} \mid f \in \N \to \N\} = \{\{f\} \mid f \in \N \to \N\} \QEF§svg§600§FALSE§</svg:desc><draw:path draw:style-name="gr2" draw:text-style-name="P5" svg:width="4.724in" svg:height="0.1374in" svg:x="-0.0004in" svg:y="0.0079in" svg:viewBox="0 0 12000 350" svg:d="M6000 350c-2000 0-4000 0-6000 0 0-117 0-233 0-350 4000 0 8000 0 12000 0 0 117 0 233 0 350-2000 0-4000 0-6000 0z"><text:p/></draw:path><draw:path draw:style-name="gr3" draw:text-style-name="P6" svg:width="0.035in" svg:height="0.1512in" svg:x="0.0071in" svg:y="0in" svg:viewBox="0 0 90 385" svg:d="M90 381c0-1 0-3-6-8-49-50-62-122-62-181 0-67 15-134 63-181 5-5 5-5 5-7 0-3-2-4-4-4-3 0-39 26-62 76-20 42-24 85-24 116 0 30 4 76 25 120 23 48 58 73 61 73 2 0 4-1 4-4z"><text:p/></draw:path><draw:path draw:style-name="gr3" draw:text-style-name="P6" svg:width="0.1039in" svg:height="0.1079in" svg:x="0.0563in" svg:y="0.0051in" svg:viewBox="0 0 265 275" svg:d="M56 231c-15 25-31 31-47 32-6 1-9 1-9 8 0 2 2 4 6 4 9 0 22-1 33-1 13 0 26 1 38 1 2 0 8 0 8-8 0-3-4-4-7-4-9 0-17-3-17-13 0-5 2-9 5-15 10-16 19-32 29-48 33 0 65 0 98 0 0 8 5 59 5 64 0 11-20 12-27 12-6 0-10 0-10 8 0 4 3 3 5 4 17 0 33-1 49-1 9 0 34 1 44 1 2 0 6 0 6-8 0-4-3-4-9-4-24 0-24-2-25-13-8-80-15-160-23-240-1-8-1-10-8-10-5 0-7 3-10 7-45 74-89 149-134 224zM102 175c26-43 51-85 76-127 5 42 8 84 12 127-29 0-58 0-88 0z"><text:p/></draw:path><draw:path draw:style-name="gr3" draw:text-style-name="P6" svg:width="0.135in" svg:height="0.0787in" svg:x="0.2157in" svg:y="0.0366in" svg:viewBox="0 0 344 201" svg:d="M301 108c-20 16-31 33-34 37-17 27-21 51-21 52 0 4 5 4 8 4 7 0 7-1 9-7 9-38 32-71 75-88 4-2 6-4 6-6 0-3-2-2-3-3-18-7-64-27-79-91-1-5-1-6-8-6-3 0-8 0-8 4 0 2 4 26 20 51 8 12 19 25 35 37-95 0-191 0-287 0-6 0-14 0-14 8s8 8 14 8c96 0 192 0 287 0z"><text:p/></draw:path><draw:path draw:style-name="gr3" draw:text-style-name="P6" svg:width="0.1028in" svg:height="0.1063in" svg:x="0.4059in" svg:y="0.0102in" svg:viewBox="0 0 262 271" svg:d="M34 35c0 63 0 126 0 187 0 20-3 27-23 28-4 0-11 0-11 6 0 7 7 7 13 7 20 0 40 0 60 0 7 0 13 0 13-7 0-6-7-6-12-6-21-1-24-9-24-29 0-58 0-118 0-176 56 74 111 148 167 220 3 5 5 6 7 6 7 0 7-7 7-14 0-71 0-144 0-216 0-21 4-27 22-28 2 0 9 0 9-6 0-7-6-7-13-7-19 0-38 0-56 0-7 0-14 0-14 7 0 6 7 6 11 6 22 1 26 9 26 29 0 39 0 80 0 121-39-53-78-105-117-157-4-6-5-6-14-6-22 0-45 0-67 0-8 0-14 0-14 7 0 6 6 6 9 6 10 1 18 8 21 12 0 4 0 5 0 10zM218 243c-56-72-112-146-168-220-4-5-4-5-8-10 15 0 31 0 46 0 43 59 87 117 130 176 0 18 0 37 0 54z"><text:p/></draw:path><draw:path draw:style-name="gr3" draw:text-style-name="P6" svg:width="0.035in" svg:height="0.1512in" svg:x="0.5209in" svg:y="0in" svg:viewBox="0 0 90 385" svg:d="M90 192c0-29-4-75-26-119-23-48-56-73-60-73-3 0-4 2-4 4s0 2 8 9c37 38 59 99 59 179 0 65-14 134-61 182-6 4-6 6-6 7 0 2 1 4 4 4 4 0 39-26 61-76 20-42 25-85 25-117z"><text:p/></draw:path><draw:path draw:style-name="gr3" draw:text-style-name="P6" svg:width="0.0591in" svg:height="0.1512in" svg:x="0.5795in" svg:y="0in" svg:viewBox="0 0 151 385" svg:d="M149 15c2-5 2-6 2-7 0-5-4-8-8-8-3 0-5 1-7 3-45 122-89 245-134 367-2 5-2 6-2 7 0 5 3 8 8 8s6-3 9-10c44-120 88-240 132-360z"><text:p/></draw:path><draw:path draw:style-name="gr3" draw:text-style-name="P6" svg:width="0.1083in" svg:height="0.1063in" svg:x="0.6535in" svg:y="0.0106in" svg:viewBox="0 0 276 271" svg:d="M129 26c2-9 3-13 11-14 3 0 15 0 23 0 27 0 70 0 70 37 0 14-5 40-21 56-10 9-30 22-65 22-14 0-29 0-44 0 9-35 17-68 26-101zM185 132c38-9 85-35 85-75 0-33-36-57-86-57-37 0-74 0-110 0-8 0-11 0-11 8 0 4 3 4 11 4 1 0 7 0 14 0 8 1 11 1 11 7 0 1-1 2-2 7-18 69-34 138-52 206-3 14-4 18-35 18-7 0-10 0-10 7 0 5 4 5 6 5 11 0 37-1 48-1s38 1 49 1c3 0 8 0 8-8 0-4-4-4-11-4-14 0-25 0-25-7 0-2 1-4 1-6 9-33 16-68 25-102 16 0 31 0 46 0 36 0 42 22 42 36 0 5-2 17-5 26-2 11-6 24-6 32 0 42 46 42 52 42 32 0 46-40 46-44 0-6-3-4-4-6-5 0-5 3-6 6-10 28-26 35-35 35-13 0-15-9-15-23 0-12 2-31 3-43 1-6 2-13 2-19 0-30-26-42-36-45z"><text:p/></draw:path><draw:path draw:style-name="gr3" draw:text-style-name="P6" svg:width="0.0575in" svg:height="0.0744in" svg:x="0.7709in" svg:y="0.0638in" svg:viewBox="0 0 147 190" svg:d="M64 9c0-1 1-4 1-5s-1-4-4-4c-6 0-28 2-35 3-2 0-6 0-6 6 0 4 4 4 8 4 13 0 13 2 13 5 0 1-1 3-1 5-14 51-26 101-39 153-1 4-1 3-1 6 0 4 3 8 9 8 3 0 8-1 11-6 1-2 3-12 4-18 2-9 5-16 7-24 1-3 3-14 4-18 2-11 2-11 8-20 9-13 22-28 44-28 14 0 15 13 15 20 0 15-11 45-15 57-3 8-4 10-4 14 0 15 12 23 25 23 27 0 39-37 39-40 0-5-3-5-4-5-4 0-4 2-5 6-7 21-18 32-29 32-6 0-7-4-7-9 0-7 1-10 7-22 3-9 14-38 14-53 0-3 0-15-10-23-5-3-13-8-25-8-20 0-34 11-44 23 7-27 13-55 20-82z"><text:p/></draw:path><draw:path draw:style-name="gr3" draw:text-style-name="P6" svg:width="0.0157in" svg:height="0.065in" svg:x="0.8972in" svg:y="0.0488in" svg:viewBox="0 0 41 166" svg:d="M41 21c0-12-9-21-20-21s-21 9-21 21c0 11 10 20 21 20s20-9 20-20zM41 146c0-12-9-21-20-21s-21 9-21 21c0 11 10 20 21 20s20-9 20-20z"><text:p/></draw:path><draw:path draw:style-name="gr3" draw:text-style-name="P6" svg:width="0.1008in" svg:height="0.035in" svg:x="0.9346in" svg:y="0.0579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539in" svg:height="0.1512in" svg:x="1.098in" svg:y="0in" svg:viewBox="0 0 138 385" svg:d="M81 52c0-16 10-41 52-43 2 0 5-2 5-5 0-4-4-4-8-4-39 0-74 20-75 48 0 29 0 59 0 88 0 16 0 28-15 40-14 12-28 12-37 13-2 0-3 1-3 3 0 5 2 5 6 5 26 2 45 14 48 34 1 3 1 4 1 19 0 25 0 50 0 76 0 16 0 28 19 43 15 12 40 16 56 16 4 0 8 0 8-4 0-5-4-5-7-5-24-1-43-14-48-33-2-4-2-4-2-18 0-27 0-54 0-82 0-17-3-24-15-35-8-8-20-12-30-16 31-8 45-26 45-48 0-31 0-61 0-92z"><text:p/></draw:path><draw:path draw:style-name="gr3" draw:text-style-name="P6" svg:width="0.0205in" svg:height="0.1512in" svg:x="1.1811in" svg:y="0in" svg:viewBox="0 0 53 385" svg:d="M53 385c0-5 0-10 0-15-12 0-25 0-38 0 0-118 0-237 0-355 13 0 26 0 38 0 0-5 0-9 0-15-18 0-35 0-53 0 0 129 0 256 0 385 18 0 35 0 53 0z"><text:p/></draw:path><draw:path draw:style-name="gr3" draw:text-style-name="P6" svg:width="0.0756in" svg:height="0.1374in" svg:x="1.2138in" svg:y="0.0075in" svg:viewBox="0 0 193 350" svg:d="M121 118c11 0 22 0 33 0 8 0 12 0 12-8 0-4-4-4-11-4-11 0-21 0-32 0 2-16 6-30 8-44 2-8 8-36 10-40 3-8 10-13 17-13 3 0 13 0 20 6-17 1-21 16-21 21 0 9 7 13 15 13 10 0 21-8 21-23 0-17-18-26-35-26-13 0-37 7-48 45-2 8-3 12-13 61-9 0-18 0-27 0-7 0-12 0-12 7 0 5 4 5 11 5 9 0 17 0 26 0-10 50-19 100-29 150-7 38-13 73-34 73-1 0-11 0-18-7 18-1 21-15 21-20 0-9-6-14-14-14-10 0-21 8-21 23 0 18 17 27 32 27 22 0 37-23 44-38 12-24 21-71 22-73 8-40 15-81 23-121z"><text:p/></draw:path><draw:path draw:style-name="gr3" draw:text-style-name="P6" svg:width="0.0205in" svg:height="0.1512in" svg:x="1.3in" svg:y="0in" svg:viewBox="0 0 53 385" svg:d="M53 0c-18 0-35 0-53 0 0 6 0 10 0 15 12 0 25 0 37 0 0 118 0 237 0 355-12 0-25 0-37 0 0 5 0 10 0 15 18 0 35 0 53 0 0-129 0-256 0-385z"><text:p/></draw:path><draw:path draw:style-name="gr3" draw:text-style-name="P6" svg:width="0.0823in" svg:height="0.0744in" svg:x="1.3461in" svg:y="0.0642in" svg:viewBox="0 0 210 190" svg:d="M92 19c3-8 3-8 9-9 6 0 11 0 17 0 25 0 57 0 57 27 0 11-6 29-19 39-11 8-27 12-46 12-12 0-23 0-35 0 5-23 12-46 17-69zM142 92c32-7 60-26 60-50 0-23-27-42-67-42-27 0-55 0-82 0-6 0-9 0-9 5s3 5 9 5c3 0 5 0 10 0 5 1 6 1 6 4s0 2-1 6c-12 48-24 96-36 144-2 9-3 11-24 11-5 0-8 0-8 5 0 3 2 5 4 5 5 0 11-1 17-1 5 0 13 0 18 0s12 0 17 0c6 0 12 1 19 1 1 0 5 0 5-6 0-4-3-4-8-4s-6 0-11-1c-6 0-6-1-6-3s0-3 1-7c6-23 11-46 17-68 12 0 25 0 37 0 23 0 33 12 33 24 0 3-2 13-3 19-4 13-5 16-5 22 0 21 20 29 40 29 24 0 35-26 35-32 0-1 0-3-4-3s-5 1-5 4c-4 13-14 24-25 24-8 0-12-4-12-18 0-7 1-22 2-29s1-10 1-12c0-3 0-12-7-19-5-7-13-10-18-13z"><text:p/></draw:path><draw:path draw:style-name="gr3" draw:text-style-name="P6" svg:width="0.0465in" svg:height="0.0531in" svg:x="1.4398in" svg:y="0.0996in" svg:viewBox="0 0 119 136" svg:d="M47 8c0-4 0-4 0-5 0-3-2-3-5-3-8 1-17 1-24 2-4 0-4 0-5 1 0 1-1 4-1 5 0 3 3 3 6 3 2 0 4 0 6 0 5 1 5 1 5 3 0 1 0 1-1 5-9 35-18 70-27 105-1 4-1 4-1 5 0 5 3 7 8 7 3 0 7-3 9-7 1-3 1-5 4-17 1-5 2-10 3-14 4-11 4-11 9-20 8-12 19-23 34-23 10 0 13 5 13 14 0 11-7 32-11 39-2 6-3 8-3 11 0 10 10 17 21 17 21 0 32-25 32-29s-3-4-5-4c-3 0-3 1-4 5-3 11-12 22-22 22-4 0-5-3-5-8 0-3 2-9 3-14 2-5 11-26 11-37 0-13-9-23-29-23-18 0-31 12-36 19 5-20 10-39 15-59z"><text:p/></draw:path><draw:path draw:style-name="gr3" draw:text-style-name="P6" svg:width="0.0055in" svg:height="0.1512in" svg:x="1.5689in" svg:y="0in" svg:viewBox="0 0 15 385" svg:d="M15 14c0-6 0-14-7-14-8 0-8 8-8 14 0 119 0 238 0 357 0 6 0 14 8 14 7 0 7-8 7-14 0-119 0-238 0-357z"><text:p/></draw:path><draw:path draw:style-name="gr3" draw:text-style-name="P6" svg:width="0.076in" svg:height="0.1374in" svg:x="1.6433in" svg:y="0.0075in" svg:viewBox="0 0 194 350" svg:d="M122 118c11 0 22 0 33 0 8 0 11 0 11-8 0-4-3-4-10-4-11 0-21 0-32 0 3-16 6-30 8-44 1-8 7-36 9-40 4-8 11-13 19-13 1 0 12 0 18 6-16 1-21 16-21 21 0 9 8 13 15 13 10 0 22-8 22-23 0-17-19-26-34-26-14 0-38 7-50 45-2 8-3 12-12 61-9 0-19 0-28 0-6 0-11 0-11 7 0 5 4 5 11 5 9 0 17 0 26 0-10 50-19 100-29 150-8 38-14 73-34 73-1 0-11 0-19-7 18-1 22-15 22-20 0-9-7-14-14-14-11 0-22 8-22 23 0 18 18 27 33 27 21 0 36-23 44-38 12-24 21-71 21-73 8-40 16-81 24-121z"><text:p/></draw:path><draw:path draw:style-name="gr3" draw:text-style-name="P6" svg:width="0.076in" svg:height="0.087in" svg:x="1.7811in" svg:y="0.0319in" svg:viewBox="0 0 194 222" svg:d="M180 119c7 0 14 0 14-8s-7-8-14-8c-55 0-108 0-163 0 4-51 48-88 103-88 20 0 41 0 60 0 7 0 14 0 14-7 0-8-7-8-14-8-20 0-40 0-61 0-66 0-119 48-119 111 0 62 53 111 119 111 21 0 41 0 61 0 7 0 14 0 14-8 0-6-7-6-14-6-19 0-40 0-60 0-55 0-99-37-103-89 55 0 108 0 163 0z"><text:p/></draw:path><draw:path draw:style-name="gr3" draw:text-style-name="P6" svg:width="0.1028in" svg:height="0.1063in" svg:x="1.9161in" svg:y="0.0102in" svg:viewBox="0 0 262 271" svg:d="M33 35c0 63 0 126 0 187 0 20-2 27-22 28-4 0-11 0-11 6 0 7 6 7 13 7 20 0 40 0 60 0 7 0 13 0 13-7 0-6-7-6-12-6-21-1-24-9-24-29 0-58 0-118 0-176 56 74 111 148 167 220 3 5 5 6 7 6 7 0 7-7 7-14 0-71 0-144 0-216 0-21 3-27 22-28 2 0 9 0 9-6 0-7-7-7-13-7-19 0-38 0-56 0-8 0-14 0-14 7 0 6 7 6 11 6 22 1 26 9 26 29 0 39 0 80 0 121-40-53-78-105-118-157-3-6-4-6-13-6-22 0-45 0-67 0-8 0-14 0-14 7 0 6 6 6 8 6 11 1 19 8 22 12-1 4-1 5-1 10zM218 243c-56-72-112-146-168-220-4-5-4-5-8-10 15 0 31 0 46 0 43 59 87 117 130 176 0 18 0 37 0 54z"><text:p/></draw:path><draw:path draw:style-name="gr3" draw:text-style-name="P6" svg:width="0.1346in" svg:height="0.0787in" svg:x="2.0728in" svg:y="0.0366in" svg:viewBox="0 0 343 201" svg:d="M301 108c-22 16-31 33-35 37-17 27-21 51-21 52 0 4 5 4 8 4 7 0 8-1 9-7 9-38 32-71 76-88 4-2 5-4 5-6 0-3-2-3-3-3-17-7-64-27-78-91-1-5-2-6-9-6-3 0-8 0-8 4 0 2 4 26 20 51 8 12 19 25 36 37-95 0-192 0-288 0-6 0-13 0-13 8s7 8 13 8c96 0 193 0 288 0z"><text:p/></draw:path><draw:path draw:style-name="gr3" draw:text-style-name="P6" svg:width="0.1028in" svg:height="0.1063in" svg:x="2.2626in" svg:y="0.0102in" svg:viewBox="0 0 262 271" svg:d="M34 35c0 63 0 126 0 187 0 20-3 27-23 28-4 0-11 0-11 6 0 7 7 7 13 7 20 0 41 0 61 0 6 0 12 0 12-7 0-6-6-6-11-6-22-1-24-9-24-29 0-58 0-118 0-176 55 74 111 148 166 220 4 5 5 6 9 6 6 0 6-7 6-14 0-71 0-144 0-216 0-21 3-27 21-28 2 0 9 0 9-6 0-7-6-7-12-7-19 0-39 0-57 0-7 0-14 0-14 7 0 6 8 6 12 6 21 1 25 9 25 29 0 39 0 80 0 121-39-53-78-105-117-157-4-6-5-6-14-6-22 0-45 0-67 0-7 0-14 0-14 7 0 6 7 6 9 6 10 1 18 8 22 12-1 4-1 5-1 10zM218 243c-56-72-111-146-167-220-5-5-5-5-9-10 15 0 31 0 46 0 43 59 87 117 130 176 0 18 0 37 0 54z"><text:p/></draw:path><draw:path draw:style-name="gr3" draw:text-style-name="P6" svg:width="0.0531in" svg:height="0.1512in" svg:x="2.3795in" svg:y="0in" svg:viewBox="0 0 136 385" svg:d="M55 333c0 16-10 41-52 43-2 0-3 2-3 5 0 4 3 4 8 4 37 0 72-19 73-48 0-29 0-59 0-88 0-16 0-28 16-39 13-12 27-12 36-13 2 0 3-1 3-5 0-3-2-3-5-3-25-2-44-15-48-35-2-3-2-4-2-19 0-25 0-50 0-76 0-16 0-28-18-42-16-13-42-17-55-17-5 0-8 0-8 4 0 5 2 5 6 5 24 1 44 14 48 33 1 4 1 4 1 19 0 26 0 52 0 80 0 18 3 25 15 37 9 8 20 12 31 14-32 10-46 27-46 49 0 31 0 62 0 92z"><text:p/></draw:path><draw:path draw:style-name="gr3" draw:text-style-name="P6" svg:width="0.1008in" svg:height="0.035in" svg:x="2.4953in" svg:y="0.0579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539in" svg:height="0.1512in" svg:x="2.6587in" svg:y="0in" svg:viewBox="0 0 138 385" svg:d="M81 52c0-16 10-41 53-43 1 0 4-2 4-5 0-4-4-4-8-4-39 0-74 20-74 48 0 29 0 59 0 88 0 16 0 28-16 40-14 12-28 12-37 13-2 0-3 1-3 3 0 5 2 5 7 5 25 2 44 14 47 34 2 3 2 4 2 19 0 25 0 50 0 76 0 16 0 28 18 43 15 12 40 16 56 16 4 0 8 0 8-4 0-5-3-5-7-5-24-1-43-14-48-33-2-4-2-4-2-18 0-27 0-54 0-82 0-17-3-24-15-35-8-8-20-12-30-16 31-8 45-26 45-48 0-31 0-61 0-92z"><text:p/></draw:path><draw:path draw:style-name="gr3" draw:text-style-name="P6" svg:width="0.0531in" svg:height="0.1512in" svg:x="2.7346in" svg:y="0in" svg:viewBox="0 0 136 385" svg:d="M81 52c0-16 10-41 52-43 2 0 3-2 3-5 0-4-2-4-6-4-39 0-74 20-75 48 0 29 0 59 0 88 0 16 0 28-15 40-14 12-28 12-37 13-2 0-3 1-3 3 0 5 2 5 6 5 25 2 44 14 48 34 1 3 1 4 1 19 0 25 0 50 0 76 0 16 0 28 19 43 15 12 40 16 56 16 4 0 6 0 6-4 0-5-2-5-5-5-24-1-44-14-48-33-2-4-2-4-2-18 0-27 0-54 0-82 0-17-3-24-15-35-9-8-20-12-31-16 32-8 46-26 46-48 0-31 0-61 0-92z"><text:p/></draw:path><draw:path draw:style-name="gr3" draw:text-style-name="P6" svg:width="0.0756in" svg:height="0.1374in" svg:x="2.8079in" svg:y="0.0075in" svg:viewBox="0 0 193 350" svg:d="M121 118c11 0 22 0 33 0 8 0 12 0 12-8 0-4-4-4-11-4-11 0-21 0-32 0 4-16 6-30 9-44 1-8 7-36 9-40 3-8 10-13 17-13 3 0 13 0 20 6-17 1-21 16-21 21 0 9 7 13 15 13 10 0 21-8 21-23 0-17-18-26-35-26-12 0-37 7-48 45-2 8-3 12-13 61-9 0-18 0-27 0-7 0-12 0-12 7 0 5 5 5 11 5 9 0 17 0 26 0-10 50-19 100-29 150-7 38-13 73-33 73-2 0-12 0-19-7 18-1 21-15 21-20 0-9-6-14-14-14-10 0-21 8-21 23 0 18 17 27 33 27 21 0 36-23 43-38 13-24 22-71 22-73 8-40 15-81 23-121z"><text:p/></draw:path><draw:path draw:style-name="gr3" draw:text-style-name="P6" svg:width="0.0539in" svg:height="0.1512in" svg:x="2.9016in" svg:y="0in" svg:viewBox="0 0 138 385" svg:d="M56 333c0 16-10 41-53 43-1 0-3 2-3 5 0 4 4 4 8 4 37 0 73-19 73-48s0-59 0-88c0-16 0-28 16-39 14-12 28-12 37-13 2 0 4-1 4-5 0-3-3-3-7-3-25-2-44-15-48-35-2-3-2-4-2-19 0-25 0-50 0-76 0-16 0-28-17-42-17-13-43-17-56-17-4 0-8 0-8 4 0 5 2 5 7 5 24 1 43 14 48 33 1 4 1 4 1 19 0 26 0 52 0 80 0 18 3 25 16 37 7 8 18 12 29 14-32 10-45 27-45 49 0 31 0 62 0 92z"><text:p/></draw:path><draw:path draw:style-name="gr3" draw:text-style-name="P6" svg:width="0.0055in" svg:height="0.1512in" svg:x="3.0272in" svg:y="0in" svg:viewBox="0 0 15 385" svg:d="M15 14c0-6 0-14-7-14-8 0-8 8-8 14 0 119 0 238 0 357 0 6 0 14 8 14 7 0 7-8 7-14 0-119 0-238 0-357z"><text:p/></draw:path><draw:path draw:style-name="gr3" draw:text-style-name="P6" svg:width="0.076in" svg:height="0.1374in" svg:x="3.1016in" svg:y="0.0075in" svg:viewBox="0 0 194 350" svg:d="M121 118c11 0 23 0 34 0 8 0 11 0 11-8 0-4-3-4-10-4-11 0-21 0-32 0 3-16 6-30 8-44 1-8 7-36 9-40 4-8 11-13 19-13 1 0 11 0 18 6-16 1-21 16-21 21 0 9 8 13 15 13 10 0 22-8 22-23 0-17-19-26-34-26-14 0-38 7-50 45-2 8-3 12-12 61-9 0-19 0-28 0-6 0-11 0-11 7 0 5 4 5 11 5 9 0 17 0 26 0-10 50-19 100-29 150-8 38-14 73-34 73-1 0-11 0-19-7 18-1 21-15 21-20 0-9-6-14-14-14-10 0-21 8-21 23 0 18 18 27 33 27 21 0 36-23 44-38 12-24 21-71 21-73 8-40 15-81 23-121z"><text:p/></draw:path><draw:path draw:style-name="gr3" draw:text-style-name="P6" svg:width="0.076in" svg:height="0.087in" svg:x="3.2394in" svg:y="0.0319in" svg:viewBox="0 0 194 222" svg:d="M180 119c7 0 14 0 14-8s-7-8-14-8c-55 0-108 0-163 0 4-51 48-88 103-88 20 0 41 0 60 0 7 0 14 0 14-7 0-8-7-8-14-8-20 0-40 0-61 0-66 0-119 48-119 111 0 62 53 111 119 111 21 0 41 0 61 0 7 0 14 0 14-8 0-6-7-6-14-6-19 0-40 0-60 0-55 0-99-37-103-89 55 0 108 0 163 0z"><text:p/></draw:path><draw:path draw:style-name="gr3" draw:text-style-name="P6" svg:width="0.1028in" svg:height="0.1063in" svg:x="3.3744in" svg:y="0.0102in" svg:viewBox="0 0 262 271" svg:d="M33 35c0 63 0 126 0 187 0 20-3 27-22 28-4 0-11 0-11 6 0 7 6 7 13 7 20 0 40 0 60 0 6 0 13 0 13-7 0-6-7-6-12-6-21-1-24-9-24-29 0-58 0-118 0-176 56 74 111 148 167 220 3 5 5 6 7 6 7 0 7-7 7-14 0-71 0-144 0-216 0-21 3-27 22-28 2 0 9 0 9-6 0-7-7-7-13-7-19 0-38 0-56 0-8 0-14 0-14 7 0 6 7 6 11 6 22 1 25 9 25 29 0 39 0 80 0 121-39-53-79-105-117-157-3-6-4-6-13-6-22 0-45 0-67 0-8 0-14 0-14 7 0 6 6 6 8 6 11 1 18 8 22 12-1 4-1 5-1 10zM218 243c-56-72-112-146-168-220-4-5-4-5-8-10 15 0 31 0 46 0 43 59 87 117 130 176 0 18 0 37 0 54z"><text:p/></draw:path><draw:path draw:style-name="gr3" draw:text-style-name="P6" svg:width="0.1346in" svg:height="0.0787in" svg:x="3.5311in" svg:y="0.0366in" svg:viewBox="0 0 343 201" svg:d="M300 108c-21 16-30 33-34 37-17 27-21 51-21 52 0 4 5 4 8 4 7 0 8-1 9-7 9-38 32-71 76-88 4-2 5-4 5-6 0-3-2-3-3-3-17-7-64-27-78-91-1-5-2-6-9-6-3 0-8 0-8 4 0 2 4 26 20 51 8 12 19 25 35 37-95 0-191 0-287 0-6 0-13 0-13 8s7 8 13 8c96 0 192 0 287 0z"><text:p/></draw:path><draw:path draw:style-name="gr3" draw:text-style-name="P6" svg:width="0.1028in" svg:height="0.1063in" svg:x="3.7209in" svg:y="0.0102in" svg:viewBox="0 0 262 271" svg:d="M34 35c0 63 0 126 0 187 0 20-3 27-23 28-4 0-11 0-11 6 0 7 7 7 13 7 20 0 41 0 61 0 6 0 12 0 12-7 0-6-6-6-11-6-22-1-24-9-24-29 0-58 0-118 0-176 55 74 111 148 166 220 4 5 5 6 9 6 6 0 6-7 6-14 0-71 0-144 0-216 0-21 3-27 21-28 2 0 9 0 9-6 0-7-6-7-12-7-19 0-39 0-57 0-7 0-14 0-14 7 0 6 8 6 11 6 22 1 26 9 26 29 0 39 0 80 0 121-39-53-78-105-117-157-4-6-5-6-14-6-22 0-45 0-67 0-7 0-14 0-14 7 0 6 7 6 9 6 10 1 18 8 22 12-1 4-1 5-1 10zM218 243c-56-72-111-146-167-220-5-5-5-5-9-10 15 0 31 0 46 0 43 59 87 117 130 176 0 18 0 37 0 54z"><text:p/></draw:path><draw:path draw:style-name="gr3" draw:text-style-name="P6" svg:width="0.0531in" svg:height="0.1512in" svg:x="3.8382in" svg:y="0in" svg:viewBox="0 0 136 385" svg:d="M55 333c0 16-10 41-52 43-2 0-3 2-3 5 0 4 3 4 8 4 37 0 72-19 73-48 0-29 0-59 0-88 0-16 0-28 16-39 13-12 27-12 36-13 2 0 3-1 3-5 0-3-2-3-5-3-25-2-44-15-48-35-2-3-2-4-2-19 0-25 0-50 0-76 0-16 0-28-18-42-16-13-42-17-55-17-5 0-8 0-8 4 0 5 2 5 6 5 24 1 44 14 48 33 1 4 1 4 1 19 0 26 0 52 0 80 0 18 3 25 15 37 9 8 20 12 31 14-32 10-46 27-46 49 0 31 0 62 0 92z"><text:p/></draw:path><draw:path draw:style-name="gr3" draw:text-style-name="P6" svg:width="0.126in" svg:height="0.1106in" svg:x="4.2161in" svg:y="0.0051in" svg:viewBox="0 0 321 282" svg:d="M59 221c-8 0-20 1-33 6-7 3-16 7-22 14-3 4-4 10-4 14 0 6 3 11 9 16 11 8 27 11 45 11 23 0 51-7 78-17 21 9 43 17 72 17 15 0 33-8 49-19 19-11 34-25 44-40 1-1 1-1 1-2s-1-3-3-3c-1 0-3 0-5 0-1 0-1 1-2 1-9 12-22 24-36 33s-30 13-41 13c-22 0-38-5-54-12 8-3 16-8 23-12 44-27 84-61 110-98 20-28 31-55 31-78 0-8-2-16-4-22-10-29-39-43-78-43-22 0-49 7-74 21-24 13-47 31-62 50-13 19-19 38-19 53 0 4 0 8 1 11 4 18 20 28 44 28 15 0 34-5 54-13 15-9 32-20 41-33 9-14 14-26 14-37 0-15-9-28-19-38-1 0-1 0-2 0-2 1-5 1-7 2-1 0-2 1-2 3v1l1 1c7 6 10 15 10 24 0 12-4 25-15 39-8 11-19 22-32 30-16 9-30 12-42 12-19 0-28-8-29-21 0-1 0-2 0-3 0-15 9-34 23-54 12-18 30-35 52-49 22-13 44-18 62-18 33 0 51 13 56 36 0 3 1 6 1 9 0 24-16 54-38 86-24 34-56 68-95 94-7 4-13 8-20 12-2-1-3-2-6-3-22-11-45-22-77-22zM29 242c1 0 2 0 3 0 5 1 12 1 18 1 26 0 47 7 67 15-22 9-43 15-62 15-15 0-29-2-36-9-2-1-4-4-4-8 0-3 2-7 5-12 1-1 3-2 9-2z"><text:p/></draw:path><draw:path draw:style-name="gr3" draw:text-style-name="P6" svg:width="0.0157in" svg:height="0.0157in" svg:x="4.3602in" svg:y="0.0972in" svg:viewBox="0 0 41 41" svg:d="M41 21c0-12-9-21-20-21-12 0-21 9-21 21 0 11 9 20 21 20 11 0 20-9 20-20z"><text:p/></draw:path><draw:path draw:style-name="gr3" draw:text-style-name="P6" svg:width="0.1008in" svg:height="0.1079in" svg:x="4.3961in" svg:y="0.0075in" svg:viewBox="0 0 257 275" svg:d="M224 37c2-1 2-1 3-2 0-1 0-1 0-2s-1-3-4-3c-6 0-14 3-21 7-7 5-14 11-19 18-6 9-10 18-10 25 0 3 1 5 1 7 3 10 13 14 25 14 8 0 17-3 24-9 9-5 17-13 22-19 8-12 12-25 12-34 0-7-1-13-4-18-9-14-27-21-51-21-15 0-34 5-52 16-18 10-34 25-45 39-11 15-17 31-17 44 0 5 1 11 2 15 1 3 2 5 5 7-9 2-18 6-27 9-18 10-37 23-48 38-13 19-20 38-20 52 0 9 2 17 6 23 11 22 37 32 69 32 16 0 35-4 55-14 17-9 33-22 44-35 6-10 9-17 9-25 0-6-3-13-6-17-10-13-28-18-49-18-27 0-55 35-60 65 0 1 0 1 1 1 0 1 1 2 3 2h1c1 0 2 0 3-1 1 0 1-1 1-2 4-26 29-56 48-56 18 0 31 4 37 13 1 2 1 6 1 9 0 6-2 14-10 24-8 12-20 24-34 33-16 9-30 12-42 12-27 0-46-9-53-26-1-4-1-8-1-11 0-17 9-35 24-56 9-14 21-27 37-35 5-4 12-7 17-9 10 7 23 11 39 11 4 0 9-1 12-2 2-2 6-3 8-6 2-2 2-4 2-5 0-5-5-7-7-8-6-4-15-5-23-5-7 0-13 1-20 3-1-3-1-4-2-6 0-1 0-2 0-4 0-14 9-30 22-48 8-13 18-25 31-34 12-9 25-13 35-13 21 0 37 4 45 17 2 3 3 7 3 12 0 7-3 17-11 27-4 7-9 13-17 18-7 5-13 7-18 7-11 0-17-4-17-12 0-6 4-14 10-22 3-5 8-11 14-15 5-3 11-5 15-5 1 0 2 0 2-2zM130 123c8 0 14 0 19 2 2 2 2 2 2 3-1 0-2 2-4 2-2 1-3 1-6 1-10 0-18-2-23-7 4-1 9-1 12-1z"><text:p/></draw:path><draw:path draw:style-name="gr3" draw:text-style-name="P6" svg:width="0.0161in" svg:height="0.0157in" svg:x="4.5161in" svg:y="0.0972in" svg:viewBox="0 0 42 41" svg:d="M42 21c0-12-10-21-21-21s-21 9-21 21c0 11 10 20 21 20s21-9 21-20z"><text:p/></draw:path><draw:path draw:style-name="gr3" draw:text-style-name="P6" svg:width="0.1441in" svg:height="0.113in" svg:x="4.5516in" svg:y="0.0047in" svg:viewBox="0 0 367 288" svg:d="M299 124c-6 0-14 5-21 10-8 7-16 16-22 23-1 2-3 5-4 7-10 2-20 3-29 3 8-20 12-39 28-60 12-18 27-35 46-52 0-1 1-1 1-2s-1-3-1-5c0-1-1-2-3-2 0 0-1 0-1 1-26 16-48 36-62 56-16 22-27 44-41 65-15 1-33 5-51 11-16 5-34 11-43 25-1 0-1 0-1 1s1 2 1 3c1 0 1 0 2 0s3 0 4 0 3 0 3-1c7-10 23-17 37-21 15-4 30-7 43-8-3 6-8 13-13 20-30 41-72 81-106 81-33 0-57-6-57-24 0-3 1-7 3-12 2 3 7 6 11 6 10 0 22-8 22-16 0-9-5-13-13-13s-18 6-22 12c-7 9-10 18-10 24 0 23 32 32 64 32 46 0 108-40 141-87 6-7 11-16 14-25 9 0 18-1 27-2-4 6-7 14-11 22v1 1c2 0 2 1 3 1h1c1 0 1 0 1 0 8-3 14-7 22-9 1 0 1-1 1-2s0-1 0-1c0-1 0-2 0-4 0-4 1-9 4-15 15-3 32-8 40-21 3-4 5-8 5-12 0-1 0-2 0-3-2-5-6-8-13-8zM365 31c0-1-1-1-2-1-49 0-74-30-125-30-22 0-49 8-75 22-25 14-49 33-64 54-9 14-15 29-15 41 0 2 0 5 1 7 3 13 15 21 33 21 15 0 33-2 51-11 15-5 30-15 39-27s13-26 13-35c0-11-4-20-14-25-1 0-1 0-2 0h-1c-2 1-3 1-4 3-1 0-1 1-1 2s0 1 0 2c2 3 3 8 3 12 0 10-4 23-14 37-6 9-17 19-28 25-15 6-29 10-41 10-14 0-22-7-24-16-1-2-1-3-1-5 0-10 5-23 15-37 12-17 32-33 53-43 23-12 46-15 65-15 50 0 74 30 126 30 1 0 2-1 2-2 4-6 8-10 11-16l1-1c0-1-1-2-2-2zM298 144c-5 7-14 11-25 14 5-6 11-14 14-17 5-6 9-9 11-9s3 2 5 3c0 3-2 5-5 9z"><text:p/></draw:path><draw:path draw:style-name="gr3" draw:text-style-name="P6" svg:width="0.0157in" svg:height="0.0157in" svg:x="4.7157in" svg:y="0.0972in" svg:viewBox="0 0 41 41" svg:d="M41 21c0-12-10-21-21-21s-20 9-20 21c0 11 9 20 20 20s21-9 21-20z"><text:p/></draw:path></draw:g></text:p>
      <text:p text:style-name="P18">כאשר השוויון הראשון מתקיים לפי הגדרה והשוויון השני מתקיים מהצבה בטענה שהוכחנו. </text:p>
      <text:p text:style-name="P9"><draw:g text:anchor-type="as-char" svg:y="-0.1134in" draw:z-index="181" draw:name="Shape78" draw:style-name="gr1"><svg:title>TexMaths</svg:title><svg:desc>11§display§\QED§svg§600§FALSE§</svg:desc><draw:path draw:style-name="gr2" draw:text-style-name="P5" svg:width="0.6894in" svg:height="0.0972in" svg:x="-0.0004in" svg:y="0.0071in" svg:viewBox="0 0 1752 248" svg:d="M0 0c584 0 1168 0 1752 0 0 83 0 165 0 248-584 0-1168 0-1752 0 0-83 0-165 0-248z"><text:p/></draw:path><draw:path draw:style-name="gr3" draw:text-style-name="P6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6" svg:width="0.0157in" svg:height="0.0157in" svg:x="0.1441in" svg:y="0.0925in" svg:viewBox="0 0 41 41" svg:d="M41 21c0-12-10-21-21-21-12 0-20 9-20 21 0 11 8 20 20 20 11 0 21-9 21-20z"><text:p/></draw:path><draw:path draw:style-name="gr3" draw:text-style-name="P6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4-17 19-7 4-13 7-18 7-12 0-17-5-17-13 0-6 3-14 9-22 4-5 8-11 15-15 5-3 11-5 15-5 1 0 2 0 2-2zM130 123c7 0 14 1 18 3 3 1 3 1 3 2-1 1-3 2-4 3-2 0-4 0-6 0-10 0-18-2-23-7 4 0 7-1 12-1z"><text:p/></draw:path><draw:path draw:style-name="gr3" draw:text-style-name="P6" svg:width="0.0157in" svg:height="0.0157in" svg:x="0.3in" svg:y="0.0925in" svg:viewBox="0 0 41 41" svg:d="M41 21c0-12-9-21-20-21-12 0-21 9-21 21 0 11 9 20 21 20 11 0 20-9 20-20z"><text:p/></draw:path><draw:path draw:style-name="gr3" draw:text-style-name="P6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36in" svg:y="0.0925in" svg:viewBox="0 0 42 41" svg:d="M42 21c0-12-10-21-21-21s-21 9-21 21c0 11 10 20 21 20s21-9 21-20z"><text:p/></draw:path><draw:path draw:style-name="gr3" draw:text-style-name="P6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p>
      <text:h text:style-name="Heading_20_3" text:outline-level="3">סעיף (ד)</text:h>
      <text:p text:style-name="P19">נוכיח: </text:p>
      <text:p text:style-name="P7"><draw:g text:anchor-type="as-char" svg:y="-0.1134in" draw:z-index="180" draw:name="Shape79" draw:style-name="gr1"><svg:title>TexMaths</svg:title><svg:desc>11§display§A := \{h \in \N \to \N \colon |(A \to \N) / R_h| = 1\} = \{ f \in \N \to \N \colon \exists c \in \N. \forall n \in \N. f(n) = c \} := B§svg§600§FALSE§</svg:desc><draw:path draw:style-name="gr2" draw:text-style-name="P5" svg:width="5.6799in" svg:height="0.1358in" svg:x="0.002in" svg:y="0.0071in" svg:viewBox="0 0 14428 346" svg:d="M7214 346c-2405 0-4809 0-7214 0 0-116 0-230 0-346 4809 0 9619 0 14428 0 0 116 0 230 0 346-2405 0-4809 0-7214 0z"><text:p/></draw:path><draw:path draw:style-name="gr3" draw:text-style-name="P6" svg:width="0.1039in" svg:height="0.1079in" svg:x="-0.0004in" svg:y="0.0043in" svg:viewBox="0 0 265 275" svg:d="M55 231c-15 26-31 31-47 32-5 1-8 1-8 8 0 2 1 4 4 4 11 0 22-1 33-1 14 0 27 1 39 1 3 0 8 0 8-7 0-4-4-5-6-5-10 0-19-3-19-13 0-4 3-9 6-14 10-17 20-32 30-49 32 0 65 0 96 0 2 9 6 60 6 64 0 11-20 12-28 12-5 0-8 0-8 8 0 4 4 4 5 4 16 0 32-1 49-1 8 0 33 1 42 1 3 0 8 0 8-7 0-5-4-5-9-5-24 0-24-2-25-13-8-79-16-160-24-240 0-8 0-10-7-10-6 0-7 3-11 7-45 74-89 149-134 224zM101 175c26-43 52-85 77-127 5 42 8 84 12 127-29 0-59 0-89 0z"><text:p/></draw:path><draw:path draw:style-name="gr3" draw:text-style-name="P6" svg:width="0.0157in" svg:height="0.065in" svg:x="0.1638in" svg:y="0.048in" svg:viewBox="0 0 41 166" svg:d="M41 21c0-12-10-21-21-21s-20 9-20 21c0 11 9 20 20 20s21-9 21-20zM41 146c0-12-10-20-21-20s-20 8-20 20c0 11 9 20 20 20s21-9 21-20z"><text:p/></draw:path><draw:path draw:style-name="gr3" draw:text-style-name="P6" svg:width="0.1004in" svg:height="0.0354in" svg:x="0.2016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539in" svg:height="0.1512in" svg:x="0.3642in" svg:y="0in" svg:viewBox="0 0 138 385" svg:d="M81 52c0-16 11-41 53-43 2 0 4-2 4-5 0-4-4-4-8-4-39 0-74 20-74 48 0 29 0 59 0 89 0 15 0 27-15 39-13 12-29 12-38 13-1 0-3 1-3 4 0 4 2 4 7 4 25 2 44 14 48 34 1 4 1 5 1 19 0 25 0 51 0 76 0 16 0 29 19 43 14 12 41 16 55 16 4 0 8 0 8-4s-3-4-7-4c-24-2-43-15-47-33-3-5-3-5-3-19 0-27 0-54 0-82 0-17-2-24-15-35-8-8-19-12-30-15 32-9 45-27 45-49 0-31 0-61 0-92z"><text:p/></draw:path><draw:path draw:style-name="gr3" draw:text-style-name="P6" svg:width="0.0744in" svg:height="0.1063in" svg:x="0.4378in" svg:y="0.0071in" svg:viewBox="0 0 190 271" svg:d="M90 4c0-1 0-4-5-4-9 0-38 3-48 3-3 1-7 1-7 8 0 6 4 6 10 6 18 0 18 2 18 6 0 2-1 6-1 8-18 74-37 147-56 220-1 6-1 7-1 9 0 9 8 11 11 11 7 0 12-5 14-10 3-10 6-20 8-30 3-11 6-22 9-33 2-9 4-17 6-26 0-2 4-15 4-18 2-3 13-24 26-35 9-6 21-13 38-13 16 0 20 13 20 26 0 21-14 64-24 86-3 9-4 13-4 21 0 19 13 32 32 32 36 0 50-56 50-60 0-3-4-3-5-3-3 0-3 1-6 7-5 20-17 47-39 47-7 0-9-3-9-12 0-10 3-19 7-28 6-15 24-61 24-83 0-26-16-42-45-42-25 0-43 12-58 30 10-41 21-82 31-123z"><text:p/></draw:path><draw:path draw:style-name="gr3" draw:text-style-name="P6" svg:width="0.076in" svg:height="0.087in" svg:x="0.572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6" svg:width="0.1024in" svg:height="0.1063in" svg:x="0.7075in" svg:y="0.0098in" svg:viewBox="0 0 261 271" svg:d="M33 35c0 63 0 126 0 187 0 20-3 28-23 28-4 0-10 0-10 7 0 6 6 6 12 6 20 0 41 0 61 0 6 0 13 0 13-6 0-7-7-7-12-7-21 0-24-9-24-29 0-58 0-118 0-176 56 74 111 148 167 220 3 5 5 6 7 6 7 0 7-7 7-13 0-72 0-145 0-217 0-21 3-27 21-28 2 0 9 0 9-6 0-7-6-7-12-7-19 0-38 0-56 0-8 0-14 0-14 7 0 6 7 6 11 6 21 1 25 9 25 29 0 39 0 80 0 121-39-53-79-105-117-157-3-6-4-6-14-6-22 0-45 0-67 0-7 0-13 0-13 7 0 6 6 6 8 6 11 1 18 8 22 12-1 4-1 5-1 10zM218 243c-56-72-112-146-168-220-5-5-5-5-9-10 15 0 31 0 46 0 44 59 87 117 131 176 0 18 0 37 0 54z"><text:p/></draw:path><draw:path draw:style-name="gr3" draw:text-style-name="P6" svg:width="0.135in" svg:height="0.0787in" svg:x="0.8638in" svg:y="0.0362in" svg:viewBox="0 0 344 201" svg:d="M301 109c-20 15-31 32-34 36-17 27-21 51-21 52 0 4 5 4 8 4 7 0 7-1 9-7 9-38 32-71 75-88 4-1 6-4 6-6 0-3-2-2-3-3-18-7-64-27-79-91-1-5-1-6-8-6-3 0-8 0-8 4 0 2 4 26 20 51 8 12 19 25 35 37-95 0-191 0-287 0-6 0-14-1-14 8 0 8 8 9 14 9 96 0 192 0 287 0z"><text:p/></draw:path><draw:path draw:style-name="gr3" draw:text-style-name="P6" svg:width="0.1028in" svg:height="0.1063in" svg:x="1.0539in" svg:y="0.0098in" svg:viewBox="0 0 262 271" svg:d="M34 35c0 63 0 126 0 187 0 20-3 28-23 28-4 0-11 0-11 7 0 6 7 6 13 6 20 0 40 0 60 0 7 0 13 0 13-6 0-7-7-7-12-7-21 0-24-9-24-29 0-58 0-118 0-176 56 74 111 148 167 220 3 5 5 6 9 6 5 0 5-7 5-13 0-72 0-145 0-217 0-21 4-27 22-28 2 0 9 0 9-6 0-7-6-7-13-7-19 0-38 0-56 0-7 0-14 0-14 7 0 6 7 6 11 6 22 1 26 9 26 29 0 39 0 80 0 121-39-53-78-105-117-157-4-6-5-6-14-6-22 0-45 0-67 0-8 0-14 0-14 7 0 6 6 6 9 6 10 1 18 8 21 12 0 4 0 5 0 10zM218 243c-56-72-112-146-168-220-4-5-4-5-8-10 15 0 31 0 46 0 43 59 87 117 130 176 0 18 0 37 0 54z"><text:p/></draw:path><draw:path draw:style-name="gr3" draw:text-style-name="P6" svg:width="0.0161in" svg:height="0.065in" svg:x="1.1898in" svg:y="0.048in" svg:viewBox="0 0 42 166" svg:d="M42 21c0-12-10-21-21-21s-21 9-21 21c0 11 10 20 21 20s21-9 21-20zM42 146c0-12-10-20-21-20s-21 8-21 20c0 11 10 20 21 20s21-9 21-20z"><text:p/></draw:path><draw:path draw:style-name="gr3" draw:text-style-name="P6" svg:width="0.0055in" svg:height="0.1512in" svg:x="1.2882in" svg:y="0in" svg:viewBox="0 0 15 385" svg:d="M15 14c0-6 0-14-7-14-8 0-8 8-8 14 0 119 0 238 0 357 0 7 0 14 8 14 7 0 7-7 7-14 0-119 0-238 0-357z"><text:p/></draw:path><draw:path draw:style-name="gr3" draw:text-style-name="P6" svg:width="0.035in" svg:height="0.1512in" svg:x="1.3272in" svg:y="0in" svg:viewBox="0 0 90 385" svg:d="M90 381c0-1 0-1-6-8-49-49-61-122-61-180 0-67 14-135 62-182 5-5 5-5 5-7 0-3-2-4-4-4-3 0-39 26-62 76-20 42-24 85-24 117 0 29 4 76 25 120 25 47 58 72 61 72 2 0 4-1 4-4z"><text:p/></draw:path><draw:path draw:style-name="gr3" draw:text-style-name="P6" svg:width="0.1039in" svg:height="0.1079in" svg:x="1.3764in" svg:y="0.0043in" svg:viewBox="0 0 265 275" svg:d="M56 231c-15 26-31 31-47 32-5 1-9 1-9 8 0 2 2 4 6 4 9 0 22-1 33-1 13 0 26 1 38 1 2 0 8 0 8-7 0-4-4-5-7-5-9 0-17-3-17-13 0-4 2-9 5-14 10-17 20-32 30-49 32 0 65 0 97 0 0 9 5 60 5 64 0 11-20 12-27 12-6 0-9 0-9 8 0 4 4 4 5 4 16 0 32-1 48-1 9 0 34 1 44 1 2 0 6 0 6-7 0-5-3-5-9-5-23 0-23-2-24-13-8-79-16-160-24-240-1-8-1-10-8-10-5 0-7 3-10 7-45 74-89 149-134 224zM102 175c26-43 51-85 76-127 5 42 9 84 13 127-29 0-59 0-89 0z"><text:p/></draw:path><draw:path draw:style-name="gr3" draw:text-style-name="P6" svg:width="0.1346in" svg:height="0.0787in" svg:x="1.5362in" svg:y="0.0362in" svg:viewBox="0 0 343 201" svg:d="M300 109c-21 15-30 32-34 36-17 27-21 51-21 52 0 4 5 4 8 4 7 0 8-1 9-7 9-38 32-71 75-88 5-1 6-4 6-6 0-3-2-3-3-3-18-7-64-27-78-91-1-5-2-6-9-6-3 0-8 0-8 4 0 2 4 26 20 51 8 12 19 25 35 37-95 0-191 0-287 0-6 0-13-1-13 8 0 8 7 9 13 9 96 0 192 0 287 0z"><text:p/></draw:path><draw:path draw:style-name="gr3" draw:text-style-name="P6" svg:width="0.1028in" svg:height="0.1063in" svg:x="1.726in" svg:y="0.0098in" svg:viewBox="0 0 262 271" svg:d="M34 35c0 63 0 126 0 187 0 20-3 28-23 28-4 0-11 0-11 7 0 6 7 6 13 6 20 0 41 0 61 0 6 0 12 0 12-6 0-7-6-7-11-7-22 0-25-9-25-29 0-58 0-118 0-176 56 74 111 148 167 220 3 5 5 6 9 6 6 0 6-7 6-13 0-72 0-145 0-217 0-21 3-27 21-28 2 0 9 0 9-6 0-7-6-7-13-7-19 0-38 0-56 0-7 0-14 0-14 7 0 6 8 6 11 6 22 1 26 9 26 29 0 39 0 80 0 121-39-53-78-105-117-157-4-6-5-6-14-6-22 0-45 0-67 0-7 0-14 0-14 7 0 6 7 6 9 6 10 1 18 8 21 12 0 4 0 5 0 10zM218 243c-56-72-112-146-168-220-4-5-4-5-8-10 15 0 31 0 46 0 43 59 87 117 130 176 0 18 0 37 0 54z"><text:p/></draw:path><draw:path draw:style-name="gr3" draw:text-style-name="P6" svg:width="0.035in" svg:height="0.1512in" svg:x="1.8406in" svg:y="0in" svg:viewBox="0 0 90 385" svg:d="M90 193c0-30-4-76-25-120-24-48-57-73-61-73-2 0-4 2-4 4s0 2 8 9c37 38 59 99 59 180 0 65-14 133-61 181-6 6-6 6-6 7 0 2 2 4 4 4 4 0 39-26 62-76 20-41 24-84 24-116z"><text:p/></draw:path><draw:path draw:style-name="gr3" draw:text-style-name="P6" svg:width="0.0591in" svg:height="0.1512in" svg:x="1.8996in" svg:y="0in" svg:viewBox="0 0 151 385" svg:d="M149 15c2-5 2-6 2-7 0-5-4-8-8-8-3 0-5 1-7 3-45 123-89 245-134 367-2 5-2 7-2 8 0 4 3 7 8 7s6-3 9-10c44-120 88-240 132-360z"><text:p/></draw:path><draw:path draw:style-name="gr3" draw:text-style-name="P6" svg:width="0.1083in" svg:height="0.1063in" svg:x="1.9736in" svg:y="0.0098in" svg:viewBox="0 0 276 271" svg:d="M129 26c2-9 4-13 11-14 3 0 16 0 24 0 27 0 70 0 70 38 0 13-6 39-22 55-10 10-30 22-65 22-14 0-28 0-42 0 7-35 16-68 24-101zM185 132c38-9 85-35 85-75 0-33-35-57-85-57-38 0-74 0-111 0-8 0-11 0-11 8 0 4 3 4 11 4 1 0 7 0 14 0 8 1 11 1 11 7 0 1 0 2-1 7-18 69-35 138-53 206-3 15-4 18-35 18-7 0-10 0-10 8 0 4 4 4 6 4 11 0 37-1 48-1s38 1 49 1c4 0 8 0 8-8 0-4-3-4-11-4-14 0-25 0-25-7 0-2 1-4 1-6 9-33 16-67 25-102 16 0 31 0 46 0 36 0 43 22 43 36 0 5-3 17-5 26-3 10-7 24-7 32 0 42 46 42 52 42 33 0 46-40 46-44 0-6-3-3-4-6-4 0-5 4-6 6-10 28-26 35-35 35-12 0-15-9-15-23 0-12 2-31 4-43 0-6 1-13 1-19 0-29-26-42-36-45z"><text:p/></draw:path><draw:path draw:style-name="gr3" draw:text-style-name="P6" svg:width="0.0575in" svg:height="0.0744in" svg:x="2.0909in" svg:y="0.0626in" svg:viewBox="0 0 147 190" svg:d="M64 9c1-1 1-3 1-5 0-1-1-4-4-4-5 0-28 2-35 3-2 0-5 0-5 7 0 3 3 3 7 3 13 0 13 2 13 5 0 1-1 3-1 5-14 51-26 101-39 153-1 5-1 3-1 6 0 4 3 8 9 8 3 0 9-1 11-6 1-2 3-11 4-18 2-7 5-15 7-23 1-4 3-14 4-19 4-11 4-11 8-19 9-14 23-29 44-29 15 0 15 13 15 20 0 15-11 46-15 57-3 8-4 10-4 14 0 15 12 23 25 23 27 0 39-37 39-40 0-5-3-5-4-5-3 0-4 3-5 6-6 21-18 32-29 32-6 0-7-4-7-9 0-7 1-10 7-22 3-9 14-37 14-53 0-3 0-15-10-23-5-3-13-7-25-7-20 0-34 10-44 22 7-27 13-55 20-82z"><text:p/></draw:path><draw:path draw:style-name="gr3" draw:text-style-name="P6" svg:width="0.0055in" svg:height="0.1512in" svg:x="2.1799in" svg:y="0in" svg:viewBox="0 0 15 385" svg:d="M15 14c0-6 0-14-7-14-8 0-8 8-8 14 0 119 0 238 0 357 0 7 0 14 8 14 7 0 7-7 7-14 0-119 0-238 0-357z"><text:p/></draw:path><draw:path draw:style-name="gr3" draw:text-style-name="P6" svg:width="0.1008in" svg:height="0.0354in" svg:x="2.2547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3" draw:text-style-name="P6" svg:width="0.05in" svg:height="0.1in" svg:x="2.4205in" svg:y="0.013in" svg:viewBox="0 0 128 255" svg:d="M79 10c0-10 0-10-9-10-24 24-58 24-70 24 0 5 0 8 0 12 8 0 31 0 51-10 0 66 0 133 0 199 0 14-1 18-37 18-4 0-7 0-12 0 0 5 0 9 0 12 13-1 48-1 63-1s49 0 63 1c0-3 0-7 0-12-5 0-8 0-12 0-36 0-37-4-37-18 0-72 0-144 0-215z"><text:p/></draw:path><draw:path draw:style-name="gr3" draw:text-style-name="P6" svg:width="0.0531in" svg:height="0.1512in" svg:x="2.4941in" svg:y="0in" svg:viewBox="0 0 136 385" svg:d="M55 334c0 15-10 40-52 43-2 0-3 2-3 4 0 4 4 4 8 4 37 0 73-18 73-48 0-29 0-58 0-88 0-16 0-28 16-40 13-11 28-11 36-12 2 0 3-1 3-4 0-4-2-4-5-4-25-2-44-15-48-35-2-3-2-4-2-19 0-25 0-50 0-76 0-16 0-28-18-42-16-13-42-17-55-17-4 0-8 0-8 4 0 5 2 5 6 5 24 1 44 14 48 33 1 4 1 4 1 19 0 26 0 54 0 81 0 18 3 24 15 36 9 8 20 12 31 15-32 10-46 26-46 48 0 31 0 62 0 93z"><text:p/></draw:path><draw:path draw:style-name="gr3" draw:text-style-name="P6" svg:width="0.1008in" svg:height="0.0354in" svg:x="2.6098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3" draw:text-style-name="P6" svg:width="0.0539in" svg:height="0.1512in" svg:x="2.7732in" svg:y="0in" svg:viewBox="0 0 138 385" svg:d="M81 52c0-16 10-41 53-43 1 0 4-2 4-5 0-4-4-4-8-4-39 0-74 20-74 48 0 29 0 59 0 89 0 15 0 27-15 39s-29 12-38 13c-2 0-3 1-3 4 0 4 2 4 7 4 25 2 44 14 48 34 1 4 1 5 1 19 0 25 0 51 0 76 0 16 0 29 18 43 15 12 40 16 56 16 4 0 8 0 8-4s-3-4-7-4c-24-2-43-15-48-33-2-5-2-5-2-19 0-27 0-54 0-82 0-17-3-24-15-35-8-8-19-12-30-15 32-9 45-27 45-49 0-31 0-61 0-92z"><text:p/></draw:path><draw:path draw:style-name="gr3" draw:text-style-name="P6" svg:width="0.0756in" svg:height="0.1374in" svg:x="2.8461in" svg:y="0.0067in" svg:viewBox="0 0 193 350" svg:d="M121 118c11 0 23 0 34 0 8 0 11 0 11-8 0-4-3-4-10-4-11 0-21 0-32 0 3-16 6-30 8-44 1-8 7-36 9-40 3-8 10-13 19-13 1 0 11 0 18 6-16 2-21 16-21 21 0 9 7 14 15 14 10 0 21-9 21-24 0-17-18-26-33-26-14 0-38 7-50 45-2 8-3 12-12 61-9 0-19 0-28 0-6 0-11 0-11 7 0 5 4 5 11 5 9 0 17 0 26 0-10 50-20 100-30 151-7 37-13 72-33 72-1 0-11 0-19-6 18-1 21-16 21-21 0-9-6-13-14-13-10 0-21 8-21 23 0 17 18 26 33 26 21 0 36-23 44-37 12-25 21-71 21-74 8-40 15-80 23-121z"><text:p/></draw:path><draw:path draw:style-name="gr3" draw:text-style-name="P6" svg:width="0.076in" svg:height="0.087in" svg:x="2.9835in" svg:y="0.0307in" svg:viewBox="0 0 194 222" svg:d="M180 120c6 0 14-1 14-9 0-9-8-8-14-8-55 0-110 0-165 0 6-50 50-88 105-88 20 0 41 0 60 0 6 0 14 0 14-7 0-8-8-8-14-8-20 0-40 0-61 0-66 0-119 48-119 111 0 62 53 111 119 111 21 0 41 0 61 0 6 0 14 0 14-7s-8-7-14-7c-19 0-40 0-60 0-55 0-99-37-105-88 55 0 110 0 165 0z"><text:p/></draw:path><draw:path draw:style-name="gr3" draw:text-style-name="P6" svg:width="0.1028in" svg:height="0.1063in" svg:x="3.1189in" svg:y="0.0098in" svg:viewBox="0 0 262 271" svg:d="M33 35c0 63 0 126 0 187 0 20-3 28-23 28-3 0-10 0-10 7 0 6 6 6 13 6 20 0 40 0 60 0 6 0 13 0 13-6 0-7-7-7-12-7-21 0-24-9-24-29 0-58 0-118 0-176 56 74 111 148 167 220 3 5 5 6 7 6 7 0 7-7 7-13 0-72 0-145 0-217 0-21 3-27 21-28 3 0 10 0 10-6 0-7-7-7-13-7-19 0-38 0-56 0-8 0-14 0-14 7 0 6 7 6 11 6 22 1 25 9 25 29 0 39 0 80 0 121-39-53-79-105-117-157-3-6-4-6-13-6-23 0-45 0-68 0-7 0-13 0-13 7 0 6 6 6 8 6 11 1 18 8 22 12-1 4-1 5-1 10zM218 243c-56-72-112-146-168-220-5-5-5-5-8-10 15 0 30 0 45 0 44 59 87 117 131 176 0 18 0 37 0 54z"><text:p/></draw:path><draw:path draw:style-name="gr3" draw:text-style-name="P6" svg:width="0.1346in" svg:height="0.0787in" svg:x="3.2756in" svg:y="0.0362in" svg:viewBox="0 0 343 201" svg:d="M300 109c-21 15-30 32-34 36-17 27-21 51-21 52 0 4 5 4 8 4 7 0 7-1 9-7 9-38 32-71 75-88 5-1 6-4 6-6 0-3-2-3-3-3-18-7-64-27-78-91-2-5-2-6-9-6-3 0-8 0-8 4 0 2 4 26 20 51 8 12 19 25 35 37-95 0-191 0-287 0-6 0-13-1-13 8 0 8 7 9 13 9 96 0 192 0 287 0z"><text:p/></draw:path><draw:path draw:style-name="gr3" draw:text-style-name="P6" svg:width="0.1028in" svg:height="0.1063in" svg:x="3.4654in" svg:y="0.0098in" svg:viewBox="0 0 262 271" svg:d="M34 35c0 63 0 126 0 187 0 20-3 28-23 28-4 0-11 0-11 7 0 6 7 6 13 6 20 0 41 0 61 0 6 0 12 0 12-6 0-7-7-7-11-7-22 0-25-9-25-29 0-58 0-118 0-176 56 74 111 148 167 220 3 5 5 6 9 6 6 0 6-7 6-13 0-72 0-145 0-217 0-21 3-27 21-28 2 0 9 0 9-6 0-7-6-7-13-7-19 0-38 0-56 0-7 0-14 0-14 7 0 6 7 6 11 6 22 1 26 9 26 29 0 39 0 80 0 121-39-53-78-105-117-157-4-6-5-6-14-6-22 0-45 0-67 0-7 0-14 0-14 7 0 6 7 6 9 6 10 1 18 8 21 12 0 4 0 5 0 10zM218 243c-56-72-112-146-168-220-4-5-4-5-8-10 15 0 31 0 46 0 43 59 87 117 130 176 0 18 0 37 0 54z"><text:p/></draw:path><draw:path draw:style-name="gr3" draw:text-style-name="P6" svg:width="0.0161in" svg:height="0.065in" svg:x="3.6012in" svg:y="0.048in" svg:viewBox="0 0 42 166" svg:d="M42 21c0-12-10-21-21-21s-21 9-21 21c0 11 10 20 21 20s21-9 21-20zM42 146c0-12-10-20-21-20s-21 8-21 20c0 11 10 20 21 20s21-9 21-20z"><text:p/></draw:path><draw:path draw:style-name="gr3" draw:text-style-name="P6" svg:width="0.0677in" svg:height="0.1043in" svg:x="3.6894in" svg:y="0.0071in" svg:viewBox="0 0 173 266" svg:d="M173 13c0-12-1-13-15-13-48 0-95 0-144 0-6 0-14 0-14 8 0 7 8 7 14 7 48 0 96 0 143 0 0 37 0 73 0 111-46 0-92 0-138 0-6 0-13-2-13 7 0 8 7 9 13 9 46 0 92 0 138 0 0 36 0 73 0 109-47 0-95 0-143 0-6 0-14 0-14 8 0 7 8 7 14 7 49 0 96 0 144 0 14 0 15-1 15-13 0-79 0-159 0-240z"><text:p/></draw:path><draw:path draw:style-name="gr3" draw:text-style-name="P6" svg:width="0.0587in" svg:height="0.0685in" svg:x="3.772in" svg:y="0.0453in" svg:viewBox="0 0 150 175" svg:d="M136 24c-5 0-11 0-16 6-7 5-7 12-7 15 0 9 7 13 15 13 11 0 21-10 21-25 0-19-18-33-46-33-52 0-103 55-103 110 0 34 22 65 63 65 55 0 87-41 87-45 0-2-3-6-5-6s-2 2-4 5c-31 37-74 37-78 37-24 0-34-18-34-42 0-15 7-52 21-77 11-22 33-38 53-38 14 0 28 4 33 15z"><text:p/></draw:path><draw:path draw:style-name="gr3" draw:text-style-name="P6" svg:width="0.076in" svg:height="0.087in" svg:x="3.8866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6" svg:width="0.1024in" svg:height="0.1063in" svg:x="4.0217in" svg:y="0.0098in" svg:viewBox="0 0 261 271" svg:d="M33 35c0 63 0 126 0 187 0 20-3 28-23 28-3 0-10 0-10 7 0 6 6 6 13 6 20 0 40 0 60 0 6 0 13 0 13-6 0-7-7-7-12-7-21 0-24-9-24-29 0-58 0-118 0-176 56 74 111 148 167 220 3 5 5 6 7 6 7 0 7-7 7-13 0-72 0-145 0-217 0-21 3-27 21-28 3 0 9 0 9-6 0-7-6-7-12-7-19 0-38 0-56 0-8 0-14 0-14 7 0 6 7 6 11 6 22 1 25 9 25 29 0 39 0 80 0 121-39-53-79-105-117-157-3-6-4-6-13-6-23 0-45 0-68 0-7 0-13 0-13 7 0 6 6 6 8 6 11 1 18 8 22 12-1 4-1 5-1 10zM218 243c-56-72-112-146-168-220-5-5-5-5-8-10 15 0 30 0 45 0 44 59 87 117 131 176 0 18 0 37 0 54z"><text:p/></draw:path><draw:path draw:style-name="gr3" draw:text-style-name="P6" svg:width="0.0157in" svg:height="0.0157in" svg:x="4.1409in" svg:y="0.0972in" svg:viewBox="0 0 41 41" svg:d="M41 21c0-12-10-21-21-21-12 0-20 9-20 21 0 11 8 20 20 20 11 0 21-9 21-20z"><text:p/></draw:path><draw:path draw:style-name="gr3" draw:text-style-name="P6" svg:width="0.0846in" svg:height="0.1079in" svg:x="4.1697in" svg:y="0.0071in" svg:viewBox="0 0 216 275" svg:d="M213 14c3-4 3-4 3-6 0-5-4-8-8-8-6 0-8 4-10 9-11 28-21 56-32 85-39 0-78 0-118 0-11-29-20-57-31-85-2-6-4-9-9-9-4 0-8 3-8 8 0 1 0 1 2 6 32 84 65 169 97 252 2 6 3 9 9 9 5 0 6-4 9-7 32-84 65-169 96-254zM55 109c35 0 70 0 106 0-18 45-36 91-53 137-18-46-35-92-53-137z"><text:p/></draw:path><draw:path draw:style-name="gr3" draw:text-style-name="P6" svg:width="0.0819in" svg:height="0.0685in" svg:x="4.2591in" svg:y="0.0453in" svg:viewBox="0 0 209 175" svg:d="M22 148c-1 6-3 15-3 17 0 7 5 10 11 10 5 0 12-3 14-11 1-1 6-19 8-29 3-12 5-23 9-34 2-9 4-17 6-26 1-7 5-18 5-19 6-12 26-47 63-47 17 0 21 14 21 26 0 24-20 74-25 91-3 8-4 13-4 17 0 19 14 32 31 32 37 0 51-56 51-59 0-4-3-4-4-4-5 0-5 1-6 7-8 26-21 47-39 47-7 0-10-3-10-12 0-10 4-19 7-27 7-21 23-63 23-85 0-27-16-42-44-42-35 0-53 25-60 34-2-22-18-34-35-34-19 0-26 15-30 22-5 13-11 36-11 37 0 5 3 5 4 5 4 0 5-1 7-9 7-27 14-46 28-46 8 0 12 4 12 17 0 8-1 13-6 32-8 30-15 60-23 90z"><text:p/></draw:path><draw:path draw:style-name="gr3" draw:text-style-name="P6" svg:width="0.076in" svg:height="0.087in" svg:x="4.4008in" svg:y="0.0307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6" svg:width="0.1028in" svg:height="0.1063in" svg:x="4.5358in" svg:y="0.0098in" svg:viewBox="0 0 262 271" svg:d="M33 35c0 63 0 126 0 187 0 20-3 28-22 28-4 0-11 0-11 7 0 6 6 6 13 6 20 0 40 0 60 0 6 0 13 0 13-6 0-7-7-7-12-7-21 0-24-9-24-29 0-58 0-118 0-176 56 74 111 148 167 220 3 5 5 6 7 6 7 0 7-7 7-13 0-72 0-145 0-217 0-21 3-27 22-28 2 0 9 0 9-6 0-7-7-7-13-7-19 0-38 0-56 0-8 0-14 0-14 7 0 6 7 6 11 6 22 1 25 9 25 29 0 39 0 80 0 121-39-53-79-105-117-157-3-6-4-6-13-6-22 0-45 0-67 0-8 0-14 0-14 7 0 6 6 6 8 6 11 1 18 8 22 12-1 4-1 5-1 10zM218 243c-56-72-112-146-168-220-4-5-4-5-8-10 15 0 30 0 45 0 44 59 87 117 131 176 0 18 0 37 0 54z"><text:p/></draw:path><draw:path draw:style-name="gr3" draw:text-style-name="P6" svg:width="0.0157in" svg:height="0.0157in" svg:x="4.6547in" svg:y="0.0972in" svg:viewBox="0 0 41 41" svg:d="M41 21c0-12-9-21-20-21-12 0-21 9-21 21 0 11 9 20 21 20 11 0 20-9 20-20z"><text:p/></draw:path><draw:path draw:style-name="gr3" draw:text-style-name="P6" svg:width="0.0756in" svg:height="0.1374in" svg:x="4.6921in" svg:y="0.0067in" svg:viewBox="0 0 193 350" svg:d="M121 118c11 0 23 0 34 0 8 0 11 0 11-8 0-4-3-4-10-4-11 0-22 0-33 0 4-16 6-30 9-44 1-8 7-36 9-40 3-8 10-13 19-13 1 0 11 0 18 6-16 2-21 16-21 21 0 9 7 14 15 14 10 0 21-9 21-24 0-17-18-26-33-26-14 0-38 7-50 45-2 8-3 12-12 61-9 0-19 0-28 0-6 0-11 0-11 7 0 5 4 5 11 5 9 0 17 0 26 0-10 50-20 100-30 151-7 37-13 72-33 72-2 0-11 0-19-6 18-1 21-16 21-21 0-9-6-13-14-13-10 0-21 8-21 23 0 17 17 26 33 26 21 0 36-23 44-37 12-25 21-71 21-74 8-40 15-80 23-121z"><text:p/></draw:path><draw:path draw:style-name="gr3" draw:text-style-name="P6" svg:width="0.035in" svg:height="0.1512in" svg:x="4.7902in" svg:y="0in" svg:viewBox="0 0 90 385" svg:d="M90 381c0-1 0-1-6-8-49-49-62-122-62-180 0-67 15-135 63-182 5-5 5-5 5-7 0-3-2-4-4-4-3 0-39 26-62 76-20 42-24 85-24 117 0 29 4 76 25 120 23 47 58 72 61 72 2 0 4-1 4-4z"><text:p/></draw:path><draw:path draw:style-name="gr3" draw:text-style-name="P6" svg:width="0.0823in" svg:height="0.0685in" svg:x="4.8386in" svg:y="0.0453in" svg:viewBox="0 0 210 175" svg:d="M23 148c-1 6-3 15-3 17 0 7 5 10 11 10 4 0 11-3 14-11 0-1 5-19 8-29 2-12 5-23 8-34 2-9 4-17 6-26 2-7 5-18 6-19 5-12 26-47 62-47 18 0 21 14 21 26 0 24-18 74-25 91-3 8-3 13-3 17 0 19 13 32 32 32 36 0 50-56 50-59 0-4-4-4-5-4-4 0-4 1-6 7-8 26-21 47-39 47-7 0-9-3-9-12 0-10 3-19 6-27 8-21 25-63 25-85 0-27-18-42-46-42-34 0-53 25-60 34-1-22-18-34-35-34-18 0-26 15-29 22-6 13-12 36-12 37 0 5 3 4 4 5 5 0 5-1 7-9 7-27 14-46 29-46 7 0 12 4 12 17 0 8-1 13-7 32-8 30-14 60-22 90z"><text:p/></draw:path><draw:path draw:style-name="gr3" draw:text-style-name="P6" svg:width="0.0346in" svg:height="0.1512in" svg:x="4.9343in" svg:y="0in" svg:viewBox="0 0 89 385" svg:d="M89 193c0-30-3-76-25-120-23-48-56-73-61-73-2 0-3 2-3 4s0 2 8 9c37 38 59 99 59 180 0 65-14 133-63 181-4 6-4 6-4 7 0 2 1 4 3 4 5 0 40-26 62-76 20-41 24-84 24-116z"><text:p/></draw:path><draw:path draw:style-name="gr3" draw:text-style-name="P6" svg:width="0.1008in" svg:height="0.0354in" svg:x="5.0354in" svg:y="0.0571in" svg:viewBox="0 0 257 91" svg:d="M244 17c6 0 13-2 13-9 0-8-7-8-13-8-77 0-155 0-232 0-5 0-12 0-12 8 0 7 7 9 13 9 77 0 154 0 231 0zM244 91c6 0 13 0 13-7 0-9-7-9-13-9-77 0-154 0-231 0-6 0-13 0-13 9 0 7 7 7 12 7 77 0 155 0 232 0z"><text:p/></draw:path><draw:path draw:style-name="gr3" draw:text-style-name="P6" svg:width="0.0587in" svg:height="0.0685in" svg:x="5.1941in" svg:y="0.0453in" svg:viewBox="0 0 150 175" svg:d="M136 24c-5 0-11 0-16 6-7 5-8 12-8 15 0 9 8 13 15 13 12 0 22-10 22-25 0-19-18-33-46-33-52 0-103 55-103 110 0 34 22 65 62 65 56 0 88-41 88-45 0-2-3-6-5-6s-2 2-5 5c-30 37-73 37-77 37-24 0-34-18-34-42 0-15 7-52 19-77 13-22 35-38 55-38 14 0 28 4 33 15z"><text:p/></draw:path><draw:path draw:style-name="gr3" draw:text-style-name="P6" svg:width="0.0539in" svg:height="0.1512in" svg:x="5.2642in" svg:y="0in" svg:viewBox="0 0 138 385" svg:d="M56 334c0 15-10 40-52 43-2 0-4 2-4 4 0 4 4 4 9 4 37 0 72-18 74-48 0-29 0-58 0-88 0-16 0-28 15-40 13-11 27-11 36-12 2 0 4-1 4-4 0-4-3-4-6-4-26-2-44-15-48-35-1-3-1-4-1-19 0-25 0-50 0-76 0-16 0-28-19-42-16-13-43-17-55-17-5 0-9 0-9 4 0 5 3 5 7 5 24 1 43 14 48 33 1 4 1 4 1 19 0 26 0 54 0 81 0 18 3 24 16 36 8 8 19 12 30 15-32 10-46 26-46 48 0 31 0 62 0 93z"><text:p/></draw:path><draw:path draw:style-name="gr3" draw:text-style-name="P6" svg:width="0.0157in" svg:height="0.065in" svg:x="5.385in" svg:y="0.048in" svg:viewBox="0 0 41 166" svg:d="M41 21c0-12-10-21-21-21-12 0-20 9-20 21 0 11 8 20 20 20 11 0 21-9 21-20zM41 146c0-12-10-20-21-20-12 0-20 8-20 20 0 11 8 20 20 20 11 0 21-9 21-20z"><text:p/></draw:path><draw:path draw:style-name="gr3" draw:text-style-name="P6" svg:width="0.1008in" svg:height="0.0354in" svg:x="5.4228in" svg:y="0.0571in" svg:viewBox="0 0 257 91" svg:d="M244 17c6 0 13-2 13-9 0-8-7-8-13-8-77 0-155 0-232 0-5 0-12 0-12 8 0 7 7 9 13 9 77 0 154 0 231 0zM244 91c6 0 13 0 13-7 0-9-7-9-13-9-77 0-154 0-231 0-6 0-13 0-13 9 0 7 7 7 12 7 77 0 155 0 232 0z"><text:p/></draw:path><draw:path draw:style-name="gr3" draw:text-style-name="P6" svg:width="0.1083in" svg:height="0.1028in" svg:x="5.5811in" svg:y="0.0098in" svg:viewBox="0 0 276 262" svg:d="M45 232c-3 15-4 18-35 18-7 0-10 0-10 8 0 4 3 4 10 4 46 0 92 0 139 0 60 0 106-45 106-83 0-27-23-49-60-53 40-8 81-37 81-73 0-29-25-53-72-53-43 0-87 0-130 0-7 0-11 0-11 8 0 4 3 4 11 4 1 0 7 0 14 0 8 1 11 1 11 7 0 1-1 2-2 7-18 69-34 138-52 206zM103 122c8-32 17-64 25-96 3-13 4-14 21-14 16 0 33 0 49 0 34 0 43 22 43 40 0 34-33 70-80 70-19 0-39 0-58 0zM87 250c-6 0-7 0-9 0-4 0-5-1-5-4 0-2 0-2 2-9 9-36 17-71 26-106 24 0 50 0 74 0 36 0 44 28 44 45 0 36-34 74-80 74-18 0-34 0-52 0z"><text:p/></draw:path></draw:g></text:p>
      <text:p text:style-name="P20">נעשה זאת באמצעות הכלה דו כיוונית. </text:p>
      <text:list text:style-name="L4">
        <text:list-item>
          <text:p text:style-name="P21">יהי <text:span text:style-name="T8"><draw:g text:anchor-type="as-char" svg:y="-0.1091in" draw:z-index="179" draw:name="Shape80" draw:style-name="gr1"><svg:title>TexMaths</svg:title><svg:desc>11§display§f \in A§svg§600§FALSE§</svg:desc><draw:path draw:style-name="gr2" draw:text-style-name="P5" svg:width="0.3697in" svg:height="0.1232in" svg:x="-0.0004in" svg:y="0.0079in" svg:viewBox="0 0 940 314" svg:d="M0 0c313 0 627 0 940 0 0 104 0 210 0 314-313 0-627 0-940 0 0-104 0-210 0-314z"><text:p/></draw:path><draw:path draw:style-name="gr3" draw:text-style-name="P6" svg:width="0.0752in" svg:height="0.137in" svg:x="0in" svg:y="0.0016in" svg:viewBox="0 0 192 349" svg:d="M121 118c11 0 22 0 33 0 8 0 12 0 12-8 0-5-4-5-11-5-11 0-21 0-32 0 2-15 6-29 8-43 2-8 7-36 10-41 3-7 10-12 17-12 2 0 12 0 19 6-17 1-20 16-20 21 0 9 7 13 14 13 10 0 21-8 21-23 0-17-17-26-34-26-13 0-37 7-48 45-2 8-3 12-13 60-9 0-18 0-27 0-7 0-12 0-12 8 0 5 4 5 11 5 9 0 17 0 26 0-10 50-19 99-29 150-7 37-13 72-34 72-1 0-11 0-18-6 18-1 21-15 21-21 0-9-6-13-14-13-10 0-21 8-21 23 0 17 16 26 32 26 22 0 37-23 44-37 12-24 21-71 22-74 8-40 15-80 23-120z"><text:p/></draw:path><draw:path draw:style-name="gr3" draw:text-style-name="P6" svg:width="0.0756in" svg:height="0.087in" svg:x="0.1374in" svg:y="0.0268in" svg:viewBox="0 0 193 222" svg:d="M180 119c7 0 13 0 13-8s-6-8-13-8c-55 0-109 0-164 0 5-51 49-88 104-88 20 0 40 0 60 0 7 0 13 0 13-7 0-8-6-8-13-8-21 0-40 0-61 0-66 0-119 48-119 111 0 61 53 111 119 111 21 0 40 0 61 0 7 0 13 0 13-8s-6-8-13-8c-20 0-40 0-60 0-55 0-99-36-104-87 55 0 109 0 164 0z"><text:p/></draw:path><draw:path draw:style-name="gr3" draw:text-style-name="P6" svg:width="0.1039in" svg:height="0.1079in" svg:x="0.2732in" svg:y="0in" svg:viewBox="0 0 265 275" svg:d="M56 231c-15 25-31 30-47 32-6 1-9 1-9 7 0 2 2 5 5 5 10 0 22-2 33-2 13 0 27 2 39 2 2 0 8 0 8-8 0-3-4-4-7-4-9 0-18-4-18-14 0-4 3-8 5-14 10-16 20-33 30-49 31 0 64 0 96 0 1 7 7 60 7 64 0 11-20 13-28 13-5 0-10 0-10 7 0 5 5 5 6 5 16 0 33-2 48-2 10 0 34 2 44 2 3 0 7 0 7-8 0-4-4-4-9-4-24 0-24-3-25-14-8-80-16-160-23-240-1-8-1-9-8-9s-8 2-10 7c-45 74-89 149-134 224zM102 175c26-43 51-86 76-128 3 42 8 85 12 128-30 0-58 0-88 0z"><text:p/></draw:path></draw:g></text:span><text:span text:style-name="T8">, נוכיח </text:span><text:span text:style-name="T8"><draw:g text:anchor-type="as-char" svg:y="-0.1075in" draw:z-index="178" draw:name="Shape81" draw:style-name="gr1"><svg:title>TexMaths</svg:title><svg:desc>11§display§f \in B§svg§600§FALSE§</svg:desc><draw:path draw:style-name="gr2" draw:text-style-name="P5" svg:width="0.3752in" svg:height="0.1217in" svg:x="-0.0004in" svg:y="0.0075in" svg:viewBox="0 0 954 310" svg:d="M0 0c318 0 636 0 954 0 0 103 0 207 0 310-318 0-636 0-954 0 0-103 0-207 0-310z"><text:p/></draw:path><draw:path draw:style-name="gr3" draw:text-style-name="P6" svg:width="0.0752in" svg:height="0.1374in" svg:x="0in" svg:y="0in" svg:viewBox="0 0 192 350" svg:d="M121 118c11 0 22 0 33 0 8 0 12 0 12-8 0-4-4-4-11-4-11 0-21 0-32 0 2-16 6-30 8-44 2-8 8-36 10-40 3-8 10-13 17-13 3 0 12 0 19 6-16 2-21 16-21 21 0 9 8 14 14 14 11 0 22-8 22-24 0-17-17-26-34-26-13 0-37 7-48 45-2 8-4 12-13 61-9 0-18 0-27 0-7 0-12 0-12 7 0 5 4 5 11 5 9 0 17 0 26 0-10 50-19 100-29 150-7 38-13 73-34 73-1 0-11 0-18-7 18-1 21-15 21-21 0-8-6-13-14-13-10 0-21 8-21 23 0 18 16 27 32 27 22 0 37-23 44-38 12-24 21-71 22-73 8-41 15-81 23-121z"><text:p/></draw:path><draw:path draw:style-name="gr3" draw:text-style-name="P6" svg:width="0.076in" svg:height="0.087in" svg:x="0.1374in" svg:y="0.0256in" svg:viewBox="0 0 194 222" svg:d="M179 120c7 0 15 0 15-8 0-9-8-9-15-9-54 0-109 0-163 0 5-50 49-88 104-88 20 0 39 0 59 0 7 0 15 0 15-7 0-8-8-8-15-8-20 0-40 0-60 0-66 0-119 49-119 112 0 62 53 110 119 110 20 0 40 0 60 0 7 0 15 0 15-7 0-8-8-8-15-8-20 0-39 0-59 0-55 0-99-37-104-87 54 0 109 0 163 0z"><text:p/></draw:path><draw:path draw:style-name="gr3" draw:text-style-name="P6" svg:width="0.1083in" svg:height="0.1028in" svg:x="0.274in" svg:y="0.0047in" svg:viewBox="0 0 276 262" svg:d="M46 232c-4 14-4 18-35 18-7 0-11 0-11 7 0 5 4 5 11 5 46 0 91 0 137 0 62 0 107-45 107-84 0-26-22-48-59-53 39-7 80-36 80-72 0-29-25-53-71-53-43 0-87 0-130 0-8 0-11 0-11 8 0 4 3 4 10 4 1 0 8 0 15 0 7 1 10 1 10 7 0 1 0 2-1 7-18 69-34 138-52 206zM104 122c8-32 17-64 25-96 3-13 3-14 21-14 16 0 33 0 49 0 34 0 42 22 42 40 0 34-33 70-80 70-19 0-38 0-57 0zM87 250c-6 0-7 0-9 0-3 0-4-1-4-5 0-1 0-1 1-8 9-36 18-71 27-106 24 0 49 0 73 0 37 0 44 27 44 45 0 36-34 74-79 74-18 0-36 0-53 0z"><text:p/></draw:path></draw:g></text:span><text:span text:style-name="T8">. לפי ההנחה </text:span><text:span text:style-name="T8"><draw:g text:anchor-type="as-char" svg:y="-0.1075in" draw:z-index="177" draw:name="Shape82" draw:style-name="gr1"><svg:title>TexMaths</svg:title><svg:desc>11§display§f \colon \N \to \N§svg§600§FALSE§</svg:desc><draw:path draw:style-name="gr2" draw:text-style-name="P5" svg:width="0.637in" svg:height="0.1217in" svg:x="-0.0004in" svg:y="0.0075in" svg:viewBox="0 0 1619 310" svg:d="M0 0c540 0 1080 0 1619 0 0 103 0 207 0 310-539 0-1079 0-1619 0 0-103 0-207 0-310z"><text:p/></draw:path><draw:path draw:style-name="gr3" draw:text-style-name="P6" svg:width="0.0752in" svg:height="0.1374in" svg:x="0in" svg:y="0in" svg:viewBox="0 0 192 350" svg:d="M121 118c11 0 22 0 33 0 8 0 12 0 12-8 0-4-4-4-11-4-11 0-21 0-32 0 2-16 6-30 8-44 2-8 8-36 10-40 3-8 10-13 17-13 3 0 12 0 20 6-17 2-21 16-21 21 0 9 7 14 15 14 9 0 20-8 20-24 0-17-17-26-34-26-13 0-37 7-48 45-2 8-3 12-13 61-9 0-18 0-27 0-7 0-12 0-12 7 0 5 5 5 11 5 9 0 17 0 26 0-10 50-19 100-29 150-7 38-13 73-34 73-1 0-11 0-18-7 18-1 21-15 21-21 0-8-6-13-14-13-10 0-21 8-21 23 0 18 16 27 32 27 22 0 37-23 44-38 12-24 21-71 22-73 8-41 15-81 23-121z"><text:p/></draw:path><draw:path draw:style-name="gr3" draw:text-style-name="P6" svg:width="0.0157in" svg:height="0.065in" svg:x="0.1126in" svg:y="0.0429in" svg:viewBox="0 0 41 166" svg:d="M41 21c0-12-9-21-20-21-12 0-21 9-21 21 0 11 9 20 21 20 11 0 20-9 20-20zM41 146c0-12-9-21-20-21-12 0-21 9-21 21 0 11 9 20 21 20 11 0 20-9 20-20z"><text:p/></draw:path><draw:path draw:style-name="gr3" draw:text-style-name="P6" svg:width="0.1028in" svg:height="0.1063in" svg:x="0.1961in" svg:y="0.0028in" svg:viewBox="0 0 262 271" svg:d="M34 35c0 63 0 126 0 187 0 20-3 28-23 28-4 0-11 0-11 6 0 7 7 7 13 7 20 0 41 0 61 0 6 0 12 0 12-7 0-6-6-6-11-6-22 0-24-9-24-29 0-58 0-118 0-176 55 74 111 146 166 220 3 4 5 6 8 6 7 0 7-7 7-14 0-72 0-144 0-216 0-21 3-27 21-28 2 0 9 0 9-6 0-7-6-7-14-7-18 0-37 0-56 0-6 0-13 0-13 7 0 6 7 6 11 6 22 1 25 9 25 29 0 39 0 80 0 121-38-53-78-105-116-158-4-5-6-5-14-5-22 0-45 0-67 0-7 0-14 0-14 7 0 6 7 6 9 6 10 1 18 8 21 12 0 4 0 5 0 10zM218 243c-56-73-111-146-167-220-5-5-5-5-9-10 15 0 31 0 46 0 43 58 87 117 130 175 0 19 0 37 0 55z"><text:p/></draw:path><draw:path draw:style-name="gr3" draw:text-style-name="P6" svg:width="0.1346in" svg:height="0.0783in" svg:x="0.3524in" svg:y="0.0291in" svg:viewBox="0 0 343 200" svg:d="M301 109c-22 15-32 32-35 36-18 27-21 50-21 51 0 4 6 4 8 4 6 0 8-1 9-8 8-36 32-69 76-86 4-1 5-3 5-5 0-3-2-4-3-4-17-7-64-27-78-91-1-5-3-6-9-6-2 0-8 0-8 4 0 2 5 26 20 51 8 12 19 25 36 37-95 0-191 0-287 0-7 0-14 0-14 9 0 8 7 8 14 8 96 0 192 0 287 0z"><text:p/></draw:path><draw:path draw:style-name="gr3" draw:text-style-name="P6" svg:width="0.1028in" svg:height="0.1063in" svg:x="0.5421in" svg:y="0.0028in" svg:viewBox="0 0 262 271" svg:d="M34 35c0 63 0 126 0 187 0 20-3 28-23 28-4 0-11 0-11 6 0 7 7 7 13 7 20 0 41 0 61 0 6 0 12 0 12-7 0-6-6-6-11-6-22 0-24-9-24-29 0-58 0-118 0-176 55 74 111 146 166 220 3 4 5 6 8 6 7 0 7-7 7-14 0-72 0-144 0-216 0-21 3-27 21-28 2 0 9 0 9-6 0-7-6-7-14-7-18 0-37 0-56 0-6 0-13 0-13 7 0 6 8 6 11 6 22 1 25 9 25 29 0 39 0 80 0 121-38-53-78-105-116-158-4-5-6-5-14-5-22 0-45 0-67 0-7 0-14 0-14 7 0 6 7 6 9 6 10 1 18 8 21 12 0 4 0 5 0 10zM218 243c-56-73-111-146-167-220-5-5-5-5-9-10 15 0 31 0 46 0 43 58 87 117 130 175 0 19 0 37 0 55z"><text:p/></draw:path></draw:g></text:span><text:span text:style-name="T8"><text:s/></text:span><text:span text:style-name="T21">וגם </text:span><text:span text:style-name="T21"><draw:g text:anchor-type="as-char" svg:y="-0.1134in" draw:z-index="176" draw:name="Shape83" draw:style-name="gr1"><svg:title>TexMaths</svg:title><svg:desc>11§display§|(A \to \N) / R_h | = 1§svg§600§FALSE§</svg:desc><draw:path draw:style-name="gr2" draw:text-style-name="P5" svg:width="1.1843in" svg:height="0.1358in" svg:x="-0.0004in" svg:y="0.0071in" svg:viewBox="0 0 3009 346" svg:d="M1506 346c-503 0-1004 0-1506 0 0-116 0-230 0-346 1003 0 2006 0 3009 0 0 116 0 230 0 346-501 0-1003 0-1503 0z"><text:p/></draw:path><draw:path draw:style-name="gr3" draw:text-style-name="P6" svg:width="0.0055in" svg:height="0.1512in" svg:x="0.0102in" svg:y="0in" svg:viewBox="0 0 15 385" svg:d="M15 14c0-6 0-14-7-14-8 0-8 8-8 14 0 119 0 238 0 357 0 7 0 14 8 14 7 0 7-7 7-14 0-119 0-238 0-357z"><text:p/></draw:path><draw:path draw:style-name="gr3" draw:text-style-name="P6" svg:width="0.0346in" svg:height="0.1512in" svg:x="0.0496in" svg:y="0in" svg:viewBox="0 0 89 385" svg:d="M89 381c0-1 0-1-7-8-48-49-60-122-60-180 0-67 14-135 63-182 4-5 4-5 4-7 0-3-1-4-3-4-5 0-40 26-62 76-20 42-24 85-24 117 0 29 3 76 25 120 23 47 56 72 61 72 2 0 3-1 3-4z"><text:p/></draw:path><draw:path draw:style-name="gr3" draw:text-style-name="P6" svg:width="0.1039in" svg:height="0.1079in" svg:x="0.0988in" svg:y="0.0043in" svg:viewBox="0 0 265 275" svg:d="M55 231c-15 26-30 31-47 32-5 1-8 1-8 8 0 2 2 4 4 4 11 0 23-1 34-1 13 0 26 1 39 1 2 0 7 0 7-7 0-4-4-5-6-5-9 0-19-3-19-13 0-4 3-9 6-14 10-17 20-32 30-49 31 0 64 0 96 0 1 9 7 60 7 64 0 11-21 12-29 12-5 0-8 0-8 8 0 4 4 4 5 4 15 0 32-1 48-1 10 0 35 1 43 1 4 0 8 0 8-7 0-5-4-5-9-5-24 0-24-2-25-13-8-79-17-160-24-240 0-8 0-10-7-10-6 0-8 3-10 7-45 74-90 149-135 224zM102 175c26-43 51-85 76-127 5 42 8 84 12 127-29 0-58 0-88 0z"><text:p/></draw:path><draw:path draw:style-name="gr3" draw:text-style-name="P6" svg:width="0.1346in" svg:height="0.0787in" svg:x="0.2583in" svg:y="0.0362in" svg:viewBox="0 0 343 201" svg:d="M301 109c-22 15-32 32-35 36-17 27-21 51-21 52 0 4 6 4 8 4 7 0 8-1 9-7 9-38 32-71 76-88 4-1 5-4 5-6 0-3-2-3-3-3-17-7-64-27-78-91-1-5-2-6-9-6-2 0-8 0-8 4 0 2 5 26 20 51 8 12 20 25 36 37-95 0-191 0-287 0-7 0-14-1-14 8 0 8 7 9 14 9 96 0 192 0 287 0z"><text:p/></draw:path><draw:path draw:style-name="gr3" draw:text-style-name="P6" svg:width="0.1028in" svg:height="0.1063in" svg:x="0.448in" svg:y="0.0098in" svg:viewBox="0 0 262 271" svg:d="M34 35c0 63 0 126 0 187 0 20-3 28-23 28-4 0-11 0-11 7 0 6 7 6 13 6 20 0 41 0 61 0 6 0 12 0 12-6 0-7-6-7-11-7-22 0-24-9-24-29 0-58 0-118 0-176 55 74 111 148 166 220 4 5 5 6 8 6 7 0 7-7 7-13 0-72 0-145 0-217 0-21 3-27 21-28 2 0 9 0 9-6 0-7-6-7-12-7-19 0-39 0-58 0-6 0-13 0-13 7 0 6 8 6 12 6 21 1 25 9 25 29 0 39 0 80 0 121-39-53-79-105-117-157-4-6-6-6-14-6-22 0-45 0-67 0-7 0-13 0-13 7 0 6 6 6 8 6 10 1 18 8 22 12-1 4-1 5-1 10zM218 243c-56-72-111-146-167-220-5-5-5-5-9-10 15 0 31 0 46 0 43 59 87 117 130 176 0 18 0 37 0 54z"><text:p/></draw:path><draw:path draw:style-name="gr3" draw:text-style-name="P6" svg:width="0.035in" svg:height="0.1512in" svg:x="0.5626in" svg:y="0in" svg:viewBox="0 0 90 385" svg:d="M90 193c0-30-4-76-25-120-23-48-57-73-61-73-2 0-4 2-4 4s0 2 8 9c37 38 59 99 59 180 0 65-14 133-62 181-5 6-5 6-5 7 0 2 2 4 4 4 4 0 39-26 62-76 20-41 24-84 24-116z"><text:p/></draw:path><draw:path draw:style-name="gr3" draw:text-style-name="P6" svg:width="0.0591in" svg:height="0.1512in" svg:x="0.6213in" svg:y="0in" svg:viewBox="0 0 151 385" svg:d="M148 15c3-5 3-6 3-7 0-5-4-8-8-8-3 0-6 1-7 3-45 123-89 245-134 367-2 5-2 7-2 8 0 4 3 7 8 7s6-3 8-10c44-120 88-240 132-360z"><text:p/></draw:path><draw:path draw:style-name="gr3" draw:text-style-name="P6" svg:width="0.1083in" svg:height="0.1063in" svg:x="0.6953in" svg:y="0.0098in" svg:viewBox="0 0 276 271" svg:d="M129 26c2-9 4-13 11-14 3 0 16 0 24 0 27 0 70 0 70 38 0 13-6 39-22 55-10 10-29 22-65 22-14 0-28 0-43 0 8-35 17-68 25-101zM185 132c38-9 84-35 84-75 0-33-34-57-84-57-38 0-74 0-111 0-8 0-11 0-11 8 0 4 3 4 11 4 1 0 8 0 14 0 8 1 11 1 11 7 0 1 0 2-1 7-18 69-35 138-53 206-3 15-4 18-34 18-8 0-11 0-11 8 0 4 4 4 5 4 11 0 38-1 49-1s38 1 49 1c4 0 8 0 8-8 0-4-3-4-11-4-14 0-25 0-25-7 0-2 1-4 1-6 9-33 16-67 25-102 16 0 31 0 46 0 36 0 43 22 43 36 0 5-3 17-5 26-4 10-7 24-7 32 0 42 46 42 52 42 33 0 46-40 46-44 0-6-3-3-4-6-4 0-5 4-6 6-10 28-26 35-35 35-12 0-15-9-15-23 0-12 2-31 4-43 0-6 1-13 1-19 0-29-26-42-36-45z"><text:p/></draw:path><draw:path draw:style-name="gr3" draw:text-style-name="P6" svg:width="0.0575in" svg:height="0.0744in" svg:x="0.8126in" svg:y="0.0626in" svg:viewBox="0 0 147 190" svg:d="M64 9c1-1 1-3 1-5 0-1-1-4-5-4s-27 2-34 3c-2 0-5 0-5 7 0 3 3 3 6 3 14 0 14 2 14 5 0 1-1 3-1 5-14 51-26 101-39 153-1 5-1 3-1 6 0 4 3 8 9 8 3 0 9-1 11-6 1-2 3-11 4-18 2-7 5-15 7-23 1-4 3-14 4-19 3-11 3-11 8-19 9-14 23-29 44-29 15 0 15 13 15 20 0 15-11 46-15 57-3 8-5 10-5 14 0 15 13 23 26 23 27 0 39-37 39-40 0-5-3-5-4-5-3 0-4 3-6 6-5 21-17 32-28 32-6 0-7-4-7-9 0-7 1-10 7-22 3-9 14-37 14-53 0-3 0-15-10-23-5-3-13-7-25-7-20 0-34 10-44 22 7-27 13-55 20-82z"><text:p/></draw:path><draw:path draw:style-name="gr3" draw:text-style-name="P6" svg:width="0.0055in" svg:height="0.1512in" svg:x="0.9012in" svg:y="0in" svg:viewBox="0 0 15 385" svg:d="M15 14c0-6 0-14-7-14-8 0-8 8-8 14 0 119 0 238 0 357 0 7 0 14 8 14 7 0 7-7 7-14 0-119 0-238 0-357z"><text:p/></draw:path><draw:path draw:style-name="gr3" draw:text-style-name="P6" svg:width="0.1008in" svg:height="0.0354in" svg:x="0.9764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5in" svg:height="0.1in" svg:x="1.1421in" svg:y="0.013in" svg:viewBox="0 0 128 255" svg:d="M79 10c0-10 0-10-9-10-24 24-58 24-70 24 0 5 0 8 0 12 8 0 31 0 51-10 0 66 0 133 0 199 0 14-2 18-37 18-4 0-7 0-12 0 0 5 0 9 0 12 13-1 47-1 63-1 15 0 48 0 63 1 0-3 0-7 0-12-5 0-8 0-13 0-35 0-36-4-36-18 0-72 0-144 0-215z"><text:p/></draw:path></draw:g></text:span><text:span text:style-name="T21">. לפיכך, נסיק שלכל </text:span><text:span text:style-name="T21"><draw:g text:anchor-type="as-char" svg:y="-0.1075in" draw:z-index="175" draw:name="Shape84" draw:style-name="gr1"><svg:title>TexMaths</svg:title><svg:desc>11§display§f, g \in \N \to \N§svg§600§FALSE§</svg:desc><draw:path draw:style-name="gr2" draw:text-style-name="P5" svg:width="0.8508in" svg:height="0.1217in" svg:x="-0.0004in" svg:y="0.0075in" svg:viewBox="0 0 2162 310" svg:d="M0 0c720 0 1442 0 2162 0 0 103 0 207 0 310-720 0-1442 0-2162 0 0-103 0-207 0-310z"><text:p/></draw:path><draw:path draw:style-name="gr3" draw:text-style-name="P6" svg:width="0.0752in" svg:height="0.1374in" svg:x="0in" svg:y="0in" svg:viewBox="0 0 192 350" svg:d="M121 118c11 0 22 0 33 0 8 0 12 0 12-8 0-4-4-4-11-4-11 0-21 0-32 0 2-16 6-30 8-44 2-8 8-36 10-40 3-8 10-13 17-13 3 0 12 0 20 6-17 2-21 16-21 21 0 9 7 14 15 14 9 0 20-8 20-24 0-17-17-26-34-26-13 0-37 7-48 45-2 8-3 12-13 61-9 0-18 0-27 0-7 0-12 0-12 7 0 5 5 5 11 5 9 0 17 0 26 0-10 50-19 100-29 150-7 38-13 73-34 73-1 0-11 0-18-7 18-1 21-15 21-20 0-9-6-14-14-14-10 0-21 8-21 23 0 18 16 27 32 27 22 0 37-23 44-38 12-24 22-71 22-73 8-41 15-81 23-121z"><text:p/></draw:path><draw:path draw:style-name="gr3" draw:text-style-name="P6" svg:width="0.0173in" svg:height="0.0449in" svg:x="0.0874in" svg:y="0.0902in" svg:viewBox="0 0 45 115" svg:d="M45 41c0-26-10-41-25-41-12 0-20 10-20 21 0 10 8 20 20 20 4 0 10-1 13-5 2-1 1-1 2-1s1 0 1 6c0 28-13 51-26 64-5 4-5 5-5 6 0 2 3 4 5 4 4 0 35-29 35-74z"><text:p/></draw:path><draw:path draw:style-name="gr3" draw:text-style-name="P6" svg:width="0.0693in" svg:height="0.0976in" svg:x="0.1441in" svg:y="0.0402in" svg:viewBox="0 0 177 249" svg:d="M176 25c0-2 1-4 1-6 0-7-4-11-11-11-4 0-14 3-16 16-7-14-20-24-36-24-44 0-92 54-92 110 0 37 24 61 52 61 23 0 40-18 45-22-8 33-9 33-13 49-2 4-15 42-55 42-8 0-21 0-31-3 11-4 15-14 15-20 0-7-4-15-14-15-9 0-21 8-21 24 0 15 14 23 51 23 48 0 77-30 82-53 14-56 29-113 43-171zM125 121c-2 10-11 20-19 28-8 6-20 13-31 13-20 0-26-20-26-35 0-19 11-64 22-84 10-19 27-34 43-34 26 0 31 31 31 33s-1 4-1 5c-7 25-12 49-19 74z"><text:p/></draw:path><draw:path draw:style-name="gr3" draw:text-style-name="P6" svg:width="0.076in" svg:height="0.087in" svg:x="0.2744in" svg:y="0.0256in" svg:viewBox="0 0 194 222" svg:d="M180 120c7 0 14 0 14-8 0-9-7-9-14-9-55 0-109 0-164 0 5-50 49-88 104-88 20 0 41 0 60 0 7 0 14 0 14-7 0-8-7-8-14-8-21 0-40 0-61 0-66 0-119 49-119 112 0 62 53 110 119 110 21 0 40 0 61 0 7 0 14 0 14-8 0-7-7-7-14-7-19 0-40 0-60 0-55 0-99-37-104-87 55 0 109 0 164 0z"><text:p/></draw:path><draw:path draw:style-name="gr3" draw:text-style-name="P6" svg:width="0.1028in" svg:height="0.1063in" svg:x="0.4098in" svg:y="0.0028in" svg:viewBox="0 0 262 271" svg:d="M33 35c0 63 0 126 0 187 0 20-2 28-22 28-4 0-11 0-11 6 0 7 5 7 13 7 20 0 40 0 60 0 7 0 13 0 13-7 0-6-7-6-12-6-21 0-25-9-25-29 0-58 0-118 0-176 57 74 112 146 168 220 3 4 5 6 7 6 7 0 7-7 7-14 0-72 0-144 0-216 0-21 3-27 22-28 2 0 9 0 9-6 0-7-7-7-13-7-19 0-38 0-57 0-6 0-13 0-13 7 0 6 7 6 11 6 22 1 26 9 26 29 0 39 0 80 0 121-40-53-79-105-118-158-3-5-5-5-13-5-22 0-45 0-67 0-8 0-14 0-14 7 0 6 6 6 8 6 11 1 19 8 22 12-1 4-1 5-1 10zM218 243c-56-73-112-146-169-220-3-5-3-5-7-10 15 0 31 0 46 0 43 58 87 117 130 175 0 19 0 37 0 55z"><text:p/></draw:path><draw:path draw:style-name="gr3" draw:text-style-name="P6" svg:width="0.1346in" svg:height="0.0783in" svg:x="0.5657in" svg:y="0.0291in" svg:viewBox="0 0 343 200" svg:d="M300 109c-21 15-31 32-34 36-17 27-21 50-21 51 0 4 5 4 8 4 7 0 8-1 9-8 9-36 32-69 74-86 6-1 7-3 7-5 0-3-2-4-3-4-18-7-64-27-78-91-1-5-2-6-9-6-3 0-8 0-8 4 0 2 4 26 20 51 8 12 19 25 35 37-95 0-191 0-287 0-6 0-13 0-13 9 0 8 7 8 13 8 96 0 192 0 287 0z"><text:p/></draw:path><draw:path draw:style-name="gr3" draw:text-style-name="P6" svg:width="0.1028in" svg:height="0.1063in" svg:x="0.7555in" svg:y="0.0028in" svg:viewBox="0 0 262 271" svg:d="M34 35c0 63 0 126 0 187 0 20-3 28-23 28-4 0-11 0-11 6 0 7 7 7 13 7 20 0 41 0 61 0 6 0 12 0 12-7 0-6-6-6-11-6-22 0-26-9-26-29 0-58 0-118 0-176 57 74 112 146 168 220 3 4 5 6 8 6 7 0 7-7 7-14 0-72 0-144 0-216 0-21 3-27 21-28 2 0 9 0 9-6 0-7-6-7-13-7-19 0-38 0-57 0-6 0-13 0-13 7 0 6 7 6 11 6 22 1 26 9 26 29 0 39 0 80 0 121-39-53-79-105-117-158-4-5-6-5-14-5-22 0-45 0-67 0-7 0-14 0-14 7 0 6 7 6 9 6 10 1 18 8 21 12 0 4 0 5 0 10zM218 243c-56-73-112-146-169-220-3-5-3-5-7-10 15 0 31 0 46 0 43 58 87 117 130 175 0 19 0 37 0 55z"><text:p/></draw:path></draw:g></text:span><text:span text:style-name="T21"><text:s/>מתקיים </text:span><text:span text:style-name="T21"><draw:g text:anchor-type="as-char" svg:y="-0.1075in" draw:z-index="174" draw:name="Shape85" draw:style-name="gr1"><svg:title>TexMaths</svg:title><svg:desc>11§display§fR_hg§svg§600§FALSE§</svg:desc><draw:path draw:style-name="gr2" draw:text-style-name="P5" svg:width="0.3402in" svg:height="0.1217in" svg:x="-0.0004in" svg:y="0.0075in" svg:viewBox="0 0 865 310" svg:d="M0 0c288 0 577 0 865 0 0 103 0 207 0 310-288 0-577 0-865 0 0-103 0-207 0-310z"><text:p/></draw:path><draw:path draw:style-name="gr3" draw:text-style-name="P6" svg:width="0.0752in" svg:height="0.1374in" svg:x="0in" svg:y="0in" svg:viewBox="0 0 192 350" svg:d="M121 118c11 0 22 0 33 0 8 0 11 0 11-8 0-4-3-4-10-4-11 0-21 0-32 0 2-16 6-30 8-44 2-8 7-36 10-40 3-8 10-13 17-13 2 0 12 0 19 6-17 2-21 16-21 21 0 9 8 14 14 14 10 0 22-8 22-24 0-17-17-26-34-26-13 0-37 7-48 45-3 8-5 12-13 61-9 0-18 0-27 0-7 0-12 0-12 7 0 5 4 5 11 5 9 0 17 0 25 0-9 50-18 100-28 150-7 38-13 73-34 73-1 0-11 0-18-7 18-1 21-15 21-20 0-9-6-14-14-14-10 0-21 8-21 23 0 18 16 27 32 27 22 0 37-23 44-38 12-24 21-71 22-73 7-41 15-81 23-121z"><text:p/></draw:path><draw:path draw:style-name="gr3" draw:text-style-name="P6" svg:width="0.1079in" svg:height="0.1063in" svg:x="0.0886in" svg:y="0.0047in" svg:viewBox="0 0 275 271" svg:d="M129 26c2-10 3-13 11-14 3 0 15 0 23 0 27 0 70 0 70 37 0 14-6 40-21 56-10 9-31 22-65 22-14 0-29 0-44 0 9-35 17-68 26-101zM185 132c38-9 84-35 84-75 0-33-35-57-86-57-36 0-73 0-109 0-8 0-11 0-11 8 0 4 3 4 11 4 1 0 7 0 14 0 8 1 11 1 11 7 0 1-1 2-2 7-18 69-34 138-52 206-3 14-4 18-35 18-7 0-10 0-10 7 0 5 4 5 5 5 11 0 38-1 49-1s38 1 49 1c2 0 8 0 8-8 0-4-4-4-11-4-14 0-25 0-25-7 0-2 1-4 1-6 9-35 16-68 25-102 15 0 31 0 46 0 35 0 42 22 42 36 0 5-3 16-6 25-2 11-5 25-5 33 0 42 46 42 51 42 32 0 46-40 46-44 0-6-4-6-5-6-3 0-4 3-4 6-10 28-26 35-35 35-13 0-16-9-16-23 0-12 3-32 4-44 1-6 2-14 2-19 0-29-27-41-36-44z"><text:p/></draw:path><draw:path draw:style-name="gr3" draw:text-style-name="P6" svg:width="0.0575in" svg:height="0.074in" svg:x="0.2051in" svg:y="0.0555in" svg:viewBox="0 0 147 189" svg:d="M65 9c0-1 1-3 1-5 0-1-1-4-4-4-6 0-28 2-36 3-2 0-5 0-5 7 0 3 3 3 6 3 14 0 14 2 14 5 0 1 0 3-1 5-13 51-26 101-38 153-2 3-1 3-2 4 0 5 3 9 10 9 2 0 8-1 11-6 0-3 3-11 4-17 2-9 5-16 7-24 0-3 3-14 4-18 2-11 2-11 8-19 9-14 22-29 43-29 15 0 16 13 16 20 0 15-12 46-16 57-4 8-5 10-5 14 0 13 12 22 27 22 26 0 38-36 38-39 0-5-3-5-4-5-3 0-3 2-5 6-6 21-18 30-28 30-7 0-8-3-8-7 0-7 2-10 7-22 3-9 14-38 14-53 0-3 0-15-10-23-4-3-12-7-25-7-20 0-34 10-44 22 7-27 14-55 21-82z"><text:p/></draw:path><draw:path draw:style-name="gr3" draw:text-style-name="P6" svg:width="0.0693in" svg:height="0.0976in" svg:x="0.2783in" svg:y="0.0402in" svg:viewBox="0 0 177 249" svg:d="M176 25c0-2 1-4 1-6 0-7-5-11-11-11-4 0-14 3-17 16-6-14-19-24-35-24-44 0-92 54-92 110 0 37 24 61 52 61 23 0 40-18 45-22-8 33-9 33-14 49-1 4-14 42-54 42-8 0-20 0-31-3 11-4 15-14 15-20 0-7-4-15-14-15-9 0-21 8-21 24 0 15 14 23 52 23 47 0 75-30 81-53 14-56 29-113 43-171zM125 121c-2 10-11 20-20 28-7 6-19 13-30 13-20 0-26-20-26-35 0-19 11-64 22-84 10-19 27-34 43-34 26 0 31 31 31 33s0 4-1 5c-7 25-12 49-19 74z"><text:p/></draw:path></draw:g></text:span><text:span text:style-name="T21"><text:s/>כלומר </text:span><text:span text:style-name="T21"><draw:g text:anchor-type="as-char" svg:y="-0.1075in" draw:z-index="150" draw:name="Shape86" draw:style-name="gr1"><svg:title>TexMaths</svg:title><svg:desc>11§display§h \circ f = h \circ g§svg§600§FALSE§</svg:desc><draw:path draw:style-name="gr2" draw:text-style-name="P5" svg:width="0.8118in" svg:height="0.1217in" svg:x="-0.0004in" svg:y="0.0075in" svg:viewBox="0 0 2063 310" svg:d="M0 0c687 0 1376 0 2063 0 0 103 0 207 0 310-687 0-1376 0-2063 0 0-103 0-207 0-310z"><text:p/></draw:path><draw:path draw:style-name="gr3" draw:text-style-name="P6" svg:width="0.0744in" svg:height="0.1063in" svg:x="0in" svg:y="0.002in" svg:viewBox="0 0 190 271" svg:d="M90 4c0-1 0-4-5-4-9 0-37 3-48 3-2 1-6 1-6 8 0 6 3 5 9 5 18 0 19 3 19 7 0 2-1 6-1 8-18 73-37 146-56 220-2 5-2 6-2 9 0 8 8 11 12 11 6 0 12-5 14-10 3-10 5-20 7-30 3-11 5-22 9-34 2-9 4-18 6-25 1-3 4-15 5-18s13-24 26-35c8-6 20-13 36-13 17 0 21 13 21 26 0 21-14 63-23 86-3 9-5 13-5 21 0 18 13 32 32 32 36 0 50-57 50-60s-3-3-4-3c-5 0-5 1-7 7-5 19-17 47-39 47-6 0-9-3-9-12 0-10 3-19 6-28 7-16 25-61 25-83 0-26-16-42-45-42-25 0-43 12-58 30 10-41 21-82 31-123z"><text:p/></draw:path><draw:path draw:style-name="gr3" draw:text-style-name="P6" svg:width="0.0587in" svg:height="0.0591in" svg:x="0.1217in" svg:y="0.0402in" svg:viewBox="0 0 150 151" svg:d="M150 76c0-42-35-76-75-76-42 0-75 35-75 76s33 75 75 75c40 0 75-34 75-75zM75 134c-33 0-60-26-60-58 0-33 27-59 60-59 32 0 59 25 59 59 0 33-27 58-59 58z"><text:p/></draw:path><draw:path draw:style-name="gr3" draw:text-style-name="P6" svg:width="0.0752in" svg:height="0.1374in" svg:x="0.2315in" svg:y="0in" svg:viewBox="0 0 192 350" svg:d="M121 118c11 0 22 0 33 0 8 0 12 0 12-8 0-4-4-4-11-4-11 0-21 0-32 0 3-16 6-30 9-44 1-8 7-36 9-40 3-8 10-13 18-13 2 0 11 0 19 6-17 2-21 16-21 21 0 9 7 14 15 14 9 0 20-8 20-24 0-17-17-26-33-26-13 0-38 7-49 45-2 8-3 12-13 61-9 0-18 0-27 0-7 0-11 0-11 7 0 5 4 5 10 5 9 0 18 0 27 0-10 50-20 100-30 150-7 38-13 73-33 73-2 0-12 0-19-7 18-1 21-15 21-20 0-9-6-14-14-14-10 0-21 8-21 23 0 18 16 27 33 27 21 0 36-23 43-38 13-24 22-71 22-73 8-41 15-81 23-121z"><text:p/></draw:path><draw:path draw:style-name="gr3" draw:text-style-name="P6" svg:width="0.1008in" svg:height="0.0354in" svg:x="0.3646in" svg:y="0.052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4in" svg:height="0.1063in" svg:x="0.5248in" svg:y="0.002in" svg:viewBox="0 0 189 271" svg:d="M89 4c0-1 0-4-4-4-9 0-38 3-48 3-3 1-7 1-7 8 0 6 3 5 8 5 19 0 20 3 20 7 0 2-1 6-1 8-19 73-37 146-56 220-1 5-1 6-1 9 0 8 8 11 11 11 5 0 12-5 14-10 2-10 6-20 8-30 2-11 5-22 8-34 2-9 4-18 6-25 1-3 5-15 5-18 1-3 13-24 26-35 9-6 21-13 37-13 17 0 21 13 21 26 0 21-15 63-24 86-3 9-5 13-5 21 0 18 14 32 32 32 36 0 50-57 50-60s-3-3-4-3c-5 0-5 1-6 7-6 19-18 47-39 47-7 0-10-3-10-12 0-10 4-19 7-28 6-16 24-61 24-83 0-26-16-42-44-42-25 0-43 12-58 30 10-41 20-82 30-123z"><text:p/></draw:path><draw:path draw:style-name="gr3" draw:text-style-name="P6" svg:width="0.0591in" svg:height="0.0591in" svg:x="0.6461in" svg:y="0.0402in" svg:viewBox="0 0 151 151" svg:d="M151 76c0-42-36-76-75-76-42 0-76 35-76 76s34 75 76 75c39 0 75-34 75-75zM76 134c-34 0-61-26-61-58 0-33 27-59 61-59 32 0 59 25 59 59 0 33-27 58-59 58z"><text:p/></draw:path><draw:path draw:style-name="gr3" draw:text-style-name="P6" svg:width="0.0693in" svg:height="0.0976in" svg:x="0.75in" svg:y="0.0402in" svg:viewBox="0 0 177 249" svg:d="M176 25c0-2 1-4 1-6 0-7-4-11-11-11-4 0-14 3-16 16-7-14-20-24-36-24-44 0-92 54-92 110 0 37 24 61 52 61 23 0 40-18 45-22-8 33-9 33-13 49-2 4-15 42-55 42-8 0-20 0-31-3 11-4 15-14 15-20 0-7-4-15-14-15-9 0-21 8-21 24 0 15 14 23 51 23 48 0 77-30 82-53 14-56 29-113 43-171zM125 121c-2 10-11 20-19 28-8 6-20 13-31 13-20 0-26-20-26-35 0-19 11-64 22-84 10-19 27-34 43-34 26 0 31 31 31 33s-1 4-1 5c-7 25-12 49-19 74z"><text:p/></draw:path></draw:g></text:span><text:span text:style-name="T21">. נניח בשלילה שלא קיים </text:span><text:span text:style-name="T21"><draw:g text:anchor-type="as-char" svg:y="-0.1035in" draw:z-index="173" draw:name="Shape87" draw:style-name="gr1"><svg:title>TexMaths</svg:title><svg:desc>11§display§c \in \N§svg§600§FALSE§</svg:desc><draw:path draw:style-name="gr2" draw:text-style-name="P5" svg:width="0.3421in" svg:height="0.0933in" svg:x="0.0008in" svg:y="0.0063in" svg:viewBox="0 0 870 238" svg:d="M436 238c-146 0-291 0-436 0 0-79 0-159 0-238 290 0 580 0 870 0 0 79 0 159 0 238-145 0-290 0-434 0z"><text:p/></draw:path><draw:path draw:style-name="gr3" draw:text-style-name="P6" svg:width="0.0587in" svg:height="0.0677in" svg:x="-0.0004in" svg:y="0.0354in" svg:viewBox="0 0 150 173" svg:d="M136 24c-5 0-11 0-16 6-7 5-8 12-8 14 0 10 8 14 15 14 12 0 22-10 22-25 0-19-18-33-46-33-52 0-103 55-103 110 0 34 22 63 62 63 56 0 88-39 88-45 0-2-3-4-5-4s-2 1-5 3c-30 38-73 38-77 38-24 0-34-18-34-41 0-15 7-53 21-77 11-22 33-38 53-38 14 0 28 4 33 15z"><text:p/></draw:path><draw:path draw:style-name="gr3" draw:text-style-name="P6" svg:width="0.0752in" svg:height="0.087in" svg:x="0.1142in" svg:y="0.0209in" svg:viewBox="0 0 192 222" svg:d="M179 119c7 0 13 0 13-8s-6-8-13-8c-55 0-109 0-164 0 5-51 50-88 104-88 20 0 39 0 60 0 7 0 13 0 13-7 0-8-6-8-13-8-21 0-40 0-60 0-66 0-119 49-119 111 0 60 53 111 119 111 20 0 39 0 60 0 7 0 13 0 13-8s-6-8-13-8c-21 0-40 0-60 0-54 0-99-37-104-87 55 0 109 0 164 0z"><text:p/></draw:path><draw:path draw:style-name="gr3" draw:text-style-name="P6" svg:width="0.1028in" svg:height="0.1055in" svg:x="0.2484in" svg:y="-0.0004in" svg:viewBox="0 0 262 269" svg:d="M34 35c0 62 0 124 0 186 0 21-3 27-23 28-4 0-11 0-11 7 0 6 7 6 13 6 20 0 40 0 60 0 7 0 13 0 13-6 0-7-7-7-12-7-21-1-25-9-25-28 0-59 0-118 0-176 57 72 112 146 168 218 3 5 5 6 7 6 7 0 7-6 7-12 0-73 0-144 0-216 0-21 4-27 22-28 2 0 9 0 9-6 0-7-6-7-13-7-19 0-38 0-56 0-7 0-14 0-14 7 0 6 7 6 11 6 22 1 26 9 26 29 0 39 0 80 0 119-40-51-79-104-117-156-4-5-6-5-14-5-22 0-45 0-67 0-7 0-14 0-14 7 0 6 7 6 9 6 10 1 18 8 21 12 0 4 0 5 0 10zM218 243c-56-74-112-146-169-220-3-4-3-5-7-10 15 0 31 0 46 0 43 58 86 117 130 175 0 18 0 37 0 55z"><text:p/></draw:path></draw:g></text:span><text:span text:style-name="T21"><text:s/>ש־</text:span><text:span text:style-name="T21"><draw:g text:anchor-type="as-char" svg:y="-0.1063in" draw:z-index="172" draw:name="Shape88" draw:style-name="gr1"><svg:title>TexMaths</svg:title><svg:desc>11§display§h§svg§600§FALSE§</svg:desc><draw:path draw:style-name="gr2" draw:text-style-name="P5" svg:width="0.0665in" svg:height="0.0906in" svg:x="-0.0004in" svg:y="0.0071in" svg:viewBox="0 0 170 231" svg:d="M0 0c56 0 114 0 170 0 0 77 0 154 0 231-56 0-114 0-170 0 0-77 0-154 0-231z"><text:p/></draw:path><draw:path draw:style-name="gr3" draw:text-style-name="P6" svg:width="0.074in" svg:height="0.1063in" svg:x="0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21"> קבועה בו. לפיכך, קיימים </text:span><text:span text:style-name="T21"><draw:g text:anchor-type="as-char" svg:y="-0.1043in" draw:z-index="171" draw:name="Shape89" draw:style-name="gr1"><svg:title>TexMaths</svg:title><svg:desc>11§display§x_1, x_2 \in \N§svg§600§FALSE§</svg:desc><draw:path draw:style-name="gr2" draw:text-style-name="P5" svg:width="0.6543in" svg:height="0.1173in" svg:x="0.0031in" svg:y="0.0071in" svg:viewBox="0 0 1663 299" svg:d="M0 0c554 0 1109 0 1663 0 0 99 0 200 0 299-554 0-1109 0-1663 0 0-99 0-200 0-299z"><text:p/></draw:path><draw:path draw:style-name="gr3" draw:text-style-name="P6" svg:width="0.0752in" svg:height="0.0681in" svg:x="-0.0004in" svg:y="0.0362in" svg:viewBox="0 0 192 174" svg:d="M118 54c2-10 12-45 38-45 2 0 11 0 20 5-11 1-19 11-19 20 0 7 5 15 15 15 8 0 20-8 20-24 0-19-23-25-36-25-22 0-35 21-39 30-10-26-31-30-42-30-41 0-63 50-63 60 0 4 3 2 4 4 4 0 5-1 6-4 13-41 38-51 52-51 7 0 21 3 21 25 0 12-7 39-21 93-7 24-20 40-37 40-3 0-12 0-19-5 9-2 18-10 18-21s-9-13-14-13c-12 0-22 10-22 22 0 18 20 24 36 24 26 0 40-25 41-28 4 14 19 28 42 28 39 0 61-48 61-58 0-3-3-3-4-3-3 0-4 1-6 3-12 42-38 51-50 51-16 0-22-13-22-26 0-7 3-16 6-34 5-18 9-35 14-53z"><text:p/></draw:path><draw:path draw:style-name="gr3" draw:text-style-name="P6" svg:width="0.0382in" svg:height="0.0701in" svg:x="0.0941in" svg:y="0.0567in" svg:viewBox="0 0 98 179" svg:d="M60 8c0-8 0-8-7-8-18 17-42 18-53 18 0 3 0 5 0 8 7 0 24 0 38-6 0 45 0 91 0 138 0 9 0 12-26 12-3 0-8 0-11 0 0 2 0 5 0 9 6 0 39-1 48-1s43 1 49 1c0-4 0-7 0-9-3 0-7 0-10 0-28 0-28-3-28-12 0-51 0-101 0-150z"><text:p/></draw:path><draw:path draw:style-name="gr3" draw:text-style-name="P6" svg:width="0.0173in" svg:height="0.0453in" svg:x="0.1638in" svg:y="0.0862in" svg:viewBox="0 0 45 116" svg:d="M45 41c0-26-10-41-25-41-12 0-20 10-20 21 0 10 8 20 20 20 4 0 10-1 14-5 1-1 1-1 1-1 1 0 1 0 1 6 0 29-13 52-26 65-5 3-5 4-5 5 0 4 3 5 5 5 4 0 35-30 35-75z"><text:p/></draw:path><draw:path draw:style-name="gr3" draw:text-style-name="P6" svg:width="0.0752in" svg:height="0.0681in" svg:x="0.2228in" svg:y="0.0362in" svg:viewBox="0 0 192 174" svg:d="M118 54c2-10 11-45 38-45 1 0 11 0 19 5-11 1-19 11-19 20 0 7 5 15 16 15 7 0 20-8 20-24 0-19-23-25-36-25-22 0-36 21-41 30-9-26-30-30-41-30-40 0-62 50-62 60 0 4 3 4 4 4 4 0 5-1 5-4 13-41 39-51 52-51 7 0 20 3 20 25 0 12-6 39-20 93-6 24-19 40-37 40-2 0-11 0-18-5 8-2 17-10 17-21s-9-13-14-13c-11 0-21 10-21 22 0 18 19 24 36 24 26 0 40-25 41-28 4 14 19 28 42 28 39 0 61-48 61-58 0-3-3-3-4-3-4 0-4 1-6 3-13 42-38 51-51 51-15 0-21-13-21-26 0-7 2-16 6-34 5-18 9-35 14-53z"><text:p/></draw:path><draw:path draw:style-name="gr3" draw:text-style-name="P6" svg:width="0.0469in" svg:height="0.0701in" svg:x="0.3118in" svg:y="0.0567in" svg:viewBox="0 0 120 179" svg:d="M120 130c-3 0-7 0-10 0-1 7-3 22-7 26-2 1-23 1-27 1-17 0-33 0-50 0 29-26 39-33 54-46 21-16 40-33 40-58 0-33-30-53-64-53-33 0-56 23-56 49 0 13 11 15 14 15 7 0 15-6 15-14 0-6-3-15-17-15 9-20 28-25 40-25 27 0 41 21 41 43 0 23-17 42-25 52-22 21-44 42-66 64-2 2-2 2-2 10 37 0 74 0 111 0 3-16 6-32 9-49z"><text:p/></draw:path><draw:path draw:style-name="gr3" draw:text-style-name="P6" svg:width="0.0752in" svg:height="0.0874in" svg:x="0.428in" svg:y="0.0217in" svg:viewBox="0 0 192 223" svg:d="M179 120c7 0 13 0 13-7 0-8-6-8-13-8-55 0-109 0-164 0 5-52 50-90 104-90 20 0 40 0 60 0 7 0 13 0 13-7 0-8-6-8-13-8-20 0-40 0-60 0-67 0-119 50-119 113 0 61 52 110 119 110 20 0 40 0 60 0 7 0 13 0 13-8s-6-8-13-8c-20 0-40 0-60 0-54 0-99-36-104-87 55 0 109 0 164 0z"><text:p/></draw:path><draw:path draw:style-name="gr3" draw:text-style-name="P6" svg:width="0.1028in" svg:height="0.1063in" svg:x="0.5626in" svg:y="0in" svg:viewBox="0 0 262 271" svg:d="M34 35c0 63 0 126 0 188 0 20-3 27-23 27-4 0-11 0-11 7s7 7 13 7c20 0 41 0 61 0 6 0 12 0 12-7s-6-7-11-7c-22 0-26-8-26-28 0-59 0-118 0-177 57 74 112 147 168 221 3 4 5 5 8 5 7 0 7-6 7-13 0-73 0-144 0-217 0-21 3-27 21-28 2 0 9 0 9-6 0-7-6-7-13-7-19 0-38 0-57 0-6 0-13 0-13 7 0 6 7 6 11 6 22 1 26 9 26 29 0 40 0 80 0 121-39-53-79-106-117-157-4-6-6-6-14-6-22 0-45 0-67 0-7 0-14 0-14 7 0 6 7 6 9 6 10 1 18 8 21 12 0 4 0 5 0 10zM218 244c-56-74-112-147-169-221-3-5-3-5-7-10 15 0 31 0 46 0 43 59 87 117 130 176 0 18 0 37 0 55z"><text:p/></draw:path></draw:g></text:span><text:span text:style-name="T21"><text:s/>כך ש־</text:span><text:span text:style-name="T21"><draw:g text:anchor-type="as-char" svg:y="-0.1134in" draw:z-index="170" draw:name="Shape90" draw:style-name="gr1"><svg:title>TexMaths</svg:title><svg:desc>11§display§h(x_1) \neq h(x_2)§svg§600§FALSE§</svg:desc><draw:path draw:style-name="gr2" draw:text-style-name="P5" svg:width="0.8933in" svg:height="0.1354in" svg:x="-0.0004in" svg:y="0.0071in" svg:viewBox="0 0 2270 345" svg:d="M0 0c757 0 1514 0 2270 0 0 115 0 230 0 345-756 0-1513 0-2270 0 0-115 0-230 0-345z"><text:p/></draw:path><draw:path draw:style-name="gr3" draw:text-style-name="P6" svg:width="0.0744in" svg:height="0.1059in" svg:x="0in" svg:y="0.0071in" svg:viewBox="0 0 190 270" svg:d="M90 3c-2-1 0-3-5-3-9 0-37 2-48 3-2 0-6 1-6 8 0 4 3 4 9 4 18 0 19 4 19 7 0 2-1 6-1 8-18 73-37 147-56 221-2 6-2 6-2 9 0 9 8 10 12 10 6 0 12-5 14-10 3-9 5-19 7-29 3-11 6-23 9-35 2-8 4-15 6-24 1-2 4-16 5-18 1-3 13-25 26-35 8-7 20-14 37-14 16 0 20 13 20 27 0 21-14 62-23 85-3 9-5 14-5 22 0 18 13 31 32 31 36 0 50-56 50-60 0-3-3-3-4-3-4 0-5 1-7 7-5 21-17 48-39 48-7 0-9-4-9-13 0-10 3-19 7-28 6-16 24-60 24-83 0-25-16-41-45-41-25 0-43 12-58 30 10-42 21-83 31-124z"><text:p/></draw:path><draw:path draw:style-name="gr3" draw:text-style-name="P6" svg:width="0.035in" svg:height="0.1508in" svg:x="0.0945in" svg:y="0in" svg:viewBox="0 0 90 384" svg:d="M90 380c0-1 0-1-6-8-49-48-61-121-61-179 0-67 14-135 62-183 5-4 5-4 5-7 0-2-2-3-4-3-3 0-39 26-62 75-20 43-24 86-24 118 0 28 4 76 25 119 23 47 58 72 61 72 2 0 4-1 4-4z"><text:p/></draw:path><draw:path draw:style-name="gr3" draw:text-style-name="P6" svg:width="0.0752in" svg:height="0.0681in" svg:x="0.1429in" svg:y="0.0453in" svg:viewBox="0 0 192 174" svg:d="M118 54c2-10 11-46 38-46 2 0 11 0 20 5-11 2-19 12-19 21 0 7 5 13 15 13 8 0 20-6 20-22 0-19-23-25-36-25-22 0-35 20-39 29-10-26-31-29-42-29-41 0-63 50-63 59 0 4 3 3 4 4 4 0 5-1 6-5 13-40 39-50 52-50 7 0 21 4 21 26 0 12-7 38-21 92-7 24-20 40-37 40-3 0-12 0-19-5 9-2 17-10 17-21 0-10-8-13-14-13-11 0-21 10-21 22 0 17 20 25 36 25 26 0 40-26 41-29 4 15 19 29 42 29 39 0 61-50 61-59 0-4-3-4-4-4-3 0-4 1-6 5-12 40-38 50-50 50-16 0-22-13-22-25 0-9 2-18 6-34 5-18 9-35 14-53z"><text:p/></draw:path><draw:path draw:style-name="gr3" draw:text-style-name="P6" svg:width="0.0382in" svg:height="0.0701in" svg:x="0.2374in" svg:y="0.0661in" svg:viewBox="0 0 98 179" svg:d="M61 8c0-7 0-8-8-8-18 18-42 18-53 18 0 3 0 6 0 10 6 0 24 0 39-8 0 45 0 91 0 137 0 9 0 13-27 13-3 0-8 0-11 0 0 3 0 6 0 9 6 0 39-1 48-1s43 1 49 1c0-3 0-6 0-9-3 0-7 0-10 0-27 0-27-4-27-13 0-50 0-100 0-149z"><text:p/></draw:path><draw:path draw:style-name="gr3" draw:text-style-name="P6" svg:width="0.035in" svg:height="0.1508in" svg:x="0.3024in" svg:y="0in" svg:viewBox="0 0 90 384" svg:d="M90 193c0-30-4-77-25-120-23-48-57-73-61-73-2 0-4 1-4 3 0 3 0 3 8 10 37 38 59 99 59 180 0 65-14 132-61 181-6 5-6 5-6 6 0 3 2 4 4 4 4 0 39-26 62-75 20-43 24-85 24-116z"><text:p/></draw:path><draw:path draw:style-name="gr3" draw:text-style-name="P6" svg:width="0.076in" svg:height="0.1406in" svg:x="0.4161in" svg:y="0.0043in" svg:viewBox="0 0 194 358" svg:d="M190 15c4-5 4-6 4-7 0-4-4-8-8-8-6 0-7 2-9 8-58 111-115 223-174 334-3 6-3 7-3 8 0 3 3 8 8 8s6-2 9-8c58-111 115-223 173-335z"><text:p/></draw:path><draw:path draw:style-name="gr3" draw:text-style-name="P6" svg:width="0.1008in" svg:height="0.035in" svg:x="0.4035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74in" svg:height="0.1059in" svg:x="0.5638in" svg:y="0.0071in" svg:viewBox="0 0 189 270" svg:d="M89 3c-2-1 0-3-5-3-9 0-37 2-47 3-3 0-7 1-7 8 0 4 3 4 8 4 19 0 20 4 20 7 0 2-1 6-1 8-19 73-37 147-56 221-1 6-1 6-1 9 0 9 8 10 11 10 6 0 12-5 14-10 2-9 5-19 7-29 3-11 5-23 9-35 2-8 4-15 6-24 1-2 5-16 5-18 1-3 13-25 26-35 9-7 20-14 37-14s21 13 21 27c0 21-15 62-24 85-3 9-5 14-5 22 0 18 13 31 32 31 36 0 50-56 50-60 0-3-3-3-4-3-5 0-5 1-7 7-5 21-17 48-38 48-7 0-10-4-10-13 0-10 3-19 7-28 6-16 24-60 24-83 0-25-16-41-44-41-26 0-43 12-58 30 10-42 20-83 30-124z"><text:p/></draw:path><draw:path draw:style-name="gr3" draw:text-style-name="P6" svg:width="0.035in" svg:height="0.1508in" svg:x="0.6579in" svg:y="0in" svg:viewBox="0 0 90 384" svg:d="M90 380c0-1 0-1-6-8-49-48-61-121-61-179 0-67 14-135 62-183 5-4 5-4 5-7 0-2-2-3-4-3-3 0-39 26-62 75-18 43-24 86-24 118 0 28 4 76 26 119 23 47 57 72 60 72 2 0 4-1 4-4z"><text:p/></draw:path><draw:path draw:style-name="gr3" draw:text-style-name="P6" svg:width="0.0756in" svg:height="0.0681in" svg:x="0.7063in" svg:y="0.0453in" svg:viewBox="0 0 193 174" svg:d="M118 54c3-10 12-46 38-46 2 0 11 0 20 5-11 2-19 12-19 21 0 7 5 13 15 13 8 0 21-6 21-22 0-19-22-25-36-25-23 0-36 20-40 29-10-26-31-29-42-29-41 0-63 50-63 59 0 4 3 3 4 4 4 0 5-1 6-5 13-40 39-50 52-50 7 0 21 4 21 26 0 12-7 38-21 92-7 24-20 40-37 40-2 0-11 0-19-5 10-2 18-10 18-21 0-10-8-13-14-13-12 0-22 10-22 22 0 17 20 25 36 25 27 0 40-26 41-29 4 15 19 29 42 29 39 0 61-50 61-59 0-4-3-4-4-4-3 0-4 1-4 5-14 40-40 50-52 50-16 0-21-13-21-25 0-9 2-18 7-34 4-18 7-35 12-53z"><text:p/></draw:path><draw:path draw:style-name="gr3" draw:text-style-name="P6" svg:width="0.0469in" svg:height="0.0701in" svg:x="0.7957in" svg:y="0.0661in" svg:viewBox="0 0 120 179" svg:d="M120 130c-3 0-6 0-9 0-1 7-3 22-8 25-2 1-23 1-26 1-16 0-33 0-49 0 28-25 37-32 53-45 20-15 39-33 39-58 0-33-29-53-63-53s-57 24-57 48c0 15 12 16 14 16 7 0 15-5 15-14 0-6-1-15-16-15 9-18 27-25 40-25 26 0 41 21 41 43 0 23-17 42-26 52-22 21-43 41-65 63-3 4-3 4-3 11 37 0 75 0 112 0 2-16 6-33 8-49z"><text:p/></draw:path><draw:path draw:style-name="gr3" draw:text-style-name="P6" svg:width="0.0346in" svg:height="0.1508in" svg:x="0.8661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21">. נתבונן בפונקציות הבאות: </text:span></text:p>
          <text:p text:style-name="P22"><draw:g text:anchor-type="as-char" svg:y="-0.0689in" draw:z-index="169" draw:name="Shape91" draw:style-name="gr1"><svg:title>TexMaths</svg:title><svg:desc>11§latex§f = \lambda x \in \N. x_1, g = \lambda x \in \N. x_2§svg§600§FALSE§</svg:desc><draw:path draw:style-name="gr2" draw:text-style-name="P5" svg:width="1.9224in" svg:height="0.1217in" svg:x="0.0024in" svg:y="0.0071in" svg:viewBox="0 0 4884 310" svg:d="M0 0c1628 0 3256 0 4884 0 0 103 0 207 0 310-1628 0-3256 0-4884 0 0-103 0-207 0-310z"><text:p/></draw:path><draw:path draw:style-name="gr3" draw:text-style-name="P6" svg:width="0.0484in" svg:height="0.1063in" svg:x="-0.0004in" svg:y="0in" svg:viewBox="0 0 124 271" svg:d="M54 106c0-16 0-31 0-46 0-33 19-51 36-51 1 0 7 0 12 2-4 2-11 7-11 16s7 17 17 17c11 0 16-8 16-17 0-14-14-27-34-27-27 0-60 21-60 62 0 14 0 28 0 44-10 0-20 0-30 0 0 3 0 7 0 12 10 0 20 0 30 0 0 40 0 82 0 123 0 17-5 18-30 18 0 4 0 8 0 12 15 0 33-1 44-1 15 0 34 0 49 1 0-4 0-8 0-12-3 0-5 0-8 0-29 0-29-5-29-18 0-41 0-83 0-123 14 0 30 0 44 0 0-5 0-9 0-12-15 0-31 0-46 0z"><text:p/></draw:path><draw:path draw:style-name="gr3" draw:text-style-name="P6" svg:width="0.1008in" svg:height="0.0354in" svg:x="0.1in" svg:y="0.0512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48in" svg:height="0.1067in" svg:x="0.2689in" svg:y="0.0016in" svg:viewBox="0 0 191 272" svg:d="M117 155c16 40 35 98 40 107 7 9 10 9 21 9 3 0 6 0 9 0s4-3 4-5c0-1-1-1-2-3-4-5-6-10-9-18-26-72-52-145-79-217-7-24-28-28-47-28-2 0-7 0-7 4s2 3 4 4c13 2 15 4 25 30 12 36 25 71 37 106-35 34-71 69-106 105-5 4-7 6-7 12 0 5 4 11 11 11 6 0 10-5 13-9 31-36 62-73 93-108z"><text:p/></draw:path><draw:path draw:style-name="gr3" draw:text-style-name="P6" svg:width="0.0752in" svg:height="0.0685in" svg:x="0.3539in" svg:y="0.0398in" svg:viewBox="0 0 192 175" svg:d="M118 54c2-10 12-45 38-45 2 0 11 0 20 4-11 2-19 12-19 21 0 7 5 14 15 14 8 0 20-7 20-23 0-19-23-25-36-25-22 0-35 21-39 30-10-26-31-30-42-30-41 0-63 50-63 59 0 5 3 3 5 5 3 0 4-1 5-5 13-40 39-50 52-50 7 0 21 3 21 25 0 12-7 39-21 93-7 24-20 39-37 39-3 0-12 0-19-4 10-2 17-10 17-21s-7-13-14-13c-11 0-21 10-21 22 0 17 20 25 36 25 26 0 40-28 41-30 4 15 19 30 42 30 39 0 61-50 61-59 0-4-3-4-4-4-3 0-4 1-5 4-13 41-39 50-51 50-15 0-22-12-22-25 0-9 3-17 7-34 4-18 8-35 13-53z"><text:p/></draw:path><draw:path draw:style-name="gr3" draw:text-style-name="P6" svg:width="0.0752in" svg:height="0.087in" svg:x="0.4917in" svg:y="0.0252in" svg:viewBox="0 0 192 222" svg:d="M179 120c7 0 13 0 13-8 0-9-6-9-13-9-55 0-109 0-164 0 5-50 50-88 104-88 20 0 40 0 60 0 7 0 13 0 13-7 0-8-6-8-13-8-21 0-40 0-61 0-66 0-118 49-118 112 0 62 52 110 118 110 21 0 40 0 61 0 7 0 13 0 13-8 0-7-6-7-13-7-20 0-40 0-60 0-54 0-99-37-104-87 55 0 109 0 164 0z"><text:p/></draw:path><draw:path draw:style-name="gr3" draw:text-style-name="P6" svg:width="0.1028in" svg:height="0.1063in" svg:x="0.6264in" svg:y="0.0031in" svg:viewBox="0 0 262 271" svg:d="M34 35c0 63 0 126 0 187 0 20-3 28-23 28-4 0-11 0-11 6 0 7 7 7 13 7 20 0 41 0 61 0 6 0 12 0 12-7 0-6-7-6-11-6-22 0-25-9-25-29 0-58 0-118 0-176 56 74 111 146 167 220 3 4 5 6 9 6 6 0 6-7 6-14 0-72 0-144 0-216 0-21 3-27 21-28 2 0 9 0 9-6 0-7-6-7-13-7-19 0-38 0-56 0-7 0-14 0-14 7 0 6 7 6 11 6 22 1 26 9 26 29 0 39 0 80 0 121-39-53-78-105-117-158-4-5-5-5-14-5-22 0-45 0-67 0-7 0-14 0-14 7 0 6 7 6 9 6 10 1 18 8 21 12 0 4 0 5 0 10zM218 243c-56-73-112-146-168-220-4-5-4-5-8-10 15 0 31 0 46 0 43 58 87 117 130 175 0 19 0 37 0 55z"><text:p/></draw:path><draw:path draw:style-name="gr3" draw:text-style-name="P6" svg:width="0.0161in" svg:height="0.0157in" svg:x="0.7453in" svg:y="0.0898in" svg:viewBox="0 0 42 41" svg:d="M42 21c0-12-10-21-21-21s-21 9-21 21c0 11 10 20 21 20s21-9 21-20z"><text:p/></draw:path><draw:path draw:style-name="gr3" draw:text-style-name="P6" svg:width="0.0752in" svg:height="0.0685in" svg:x="0.7791in" svg:y="0.0398in" svg:viewBox="0 0 192 175" svg:d="M118 54c2-10 11-45 38-45 2 0 11 0 19 4-10 2-18 12-18 21 0 7 4 14 15 14 8 0 20-7 20-23 0-19-23-25-36-25-22 0-35 21-41 30-8-26-29-30-41-30-40 0-62 50-62 59 0 5 3 5 5 5 3 0 4-1 5-5 13-40 38-50 52-50 6 0 21 3 21 25 0 12-7 39-21 93-7 24-20 39-38 39-2 0-11 0-18-4 10-2 17-10 17-21s-8-13-14-13c-11 0-21 10-21 22 0 17 19 25 36 25 26 0 40-28 41-30 4 15 19 30 42 30 39 0 61-50 61-59 0-4-3-4-4-4-3 0-4 1-5 4-13 41-39 50-51 50-16 0-22-12-22-25 0-9 2-17 6-34 5-18 9-35 14-53z"><text:p/></draw:path><draw:path draw:style-name="gr3" draw:text-style-name="P6" svg:width="0.0386in" svg:height="0.0697in" svg:x="0.8732in" svg:y="0.0594in" svg:viewBox="0 0 99 178" svg:d="M62 8c0-8-1-8-8-8-18 17-43 16-54 16 0 4 0 7 0 10 7 0 25 0 40-7 0 46 0 92 0 138 0 9 0 12-28 12-3 0-6 0-10 0 0 4 0 6 0 9 6-1 39-1 49-1 8 0 42 0 48 1 0-3 0-5 0-9-3 0-7 0-10 0-27 0-27-3-27-12 0-50 0-100 0-149z"><text:p/></draw:path><draw:path draw:style-name="gr3" draw:text-style-name="P6" svg:width="0.0177in" svg:height="0.0449in" svg:x="0.9429in" svg:y="0.0898in" svg:viewBox="0 0 46 115" svg:d="M46 41c0-26-10-41-25-41-13 0-21 10-21 21 0 10 8 20 21 20 4 0 10-1 13-5 1-1 1-1 2-1 0 2 1 0 1 6 0 28-13 51-26 64-4 4-4 5-4 6 0 2 2 4 4 4 3 0 35-29 35-74z"><text:p/></draw:path><draw:path draw:style-name="gr3" draw:text-style-name="P6" svg:width="0.0693in" svg:height="0.0976in" svg:x="0.9996in" svg:y="0.0398in" svg:viewBox="0 0 177 249" svg:d="M176 25c0-2 1-4 1-6 0-7-4-11-11-11-4 0-14 3-16 16-7-14-20-24-36-24-44 0-92 54-92 110 0 37 23 61 52 61 23 0 40-18 45-22-8 33-9 33-13 49-2 4-15 42-55 42-8 0-21 0-31-3 11-4 15-14 15-20 0-7-4-15-14-15-9 0-21 8-21 24 0 15 14 23 51 23 48 0 77-30 82-53 14-56 29-113 43-171zM125 121c-2 10-11 20-19 28-8 6-20 13-31 13-20 0-26-20-26-35 0-19 11-64 22-84 10-19 27-34 43-34 26 0 31 31 31 33s-1 4-1 5c-7 25-12 49-19 74z"><text:p/></draw:path><draw:path draw:style-name="gr3" draw:text-style-name="P6" svg:width="0.1008in" svg:height="0.0354in" svg:x="1.126in" svg:y="0.0512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48in" svg:height="0.1067in" svg:x="1.2862in" svg:y="0.0016in" svg:viewBox="0 0 191 272" svg:d="M118 155c15 40 34 98 40 107s10 9 20 9c3 0 6 0 9 0s4-3 4-5c0-1-1-1-2-3-4-5-6-10-9-18-26-72-52-145-79-217-8-24-28-28-47-28-1 0-7 0-7 4s2 3 4 4c13 2 15 4 25 30 12 36 25 71 37 106-35 34-71 69-106 105-5 4-7 6-7 12 0 5 4 11 11 11 5 0 10-5 13-9 31-36 63-73 94-108z"><text:p/></draw:path><draw:path draw:style-name="gr3" draw:text-style-name="P6" svg:width="0.0752in" svg:height="0.0685in" svg:x="1.3713in" svg:y="0.0398in" svg:viewBox="0 0 192 175" svg:d="M119 54c2-10 11-45 37-45 2 0 12 0 20 4-11 2-19 12-19 21 0 7 5 14 15 14 8 0 20-7 20-23 0-19-21-25-35-25-23 0-36 21-40 30-10-26-31-30-42-30-41 0-63 50-63 59 0 5 3 3 4 5 4 0 5-1 6-5 13-40 39-50 52-50 7 0 21 3 21 25 0 12-7 39-21 93-6 24-20 39-37 39-2 0-11 0-19-4 10-2 18-10 18-21s-8-13-14-13c-12 0-22 10-22 22 0 17 20 25 36 25 27 0 40-28 41-30 6 15 19 30 42 30 39 0 61-50 61-59 0-4-3-4-4-4-3 0-4 1-4 4-14 41-40 50-52 50-16 0-21-12-21-25 0-9 2-17 7-34 4-18 8-35 13-53z"><text:p/></draw:path><draw:path draw:style-name="gr3" draw:text-style-name="P6" svg:width="0.076in" svg:height="0.087in" svg:x="1.5091in" svg:y="0.0252in" svg:viewBox="0 0 194 222" svg:d="M179 120c7 0 15 0 15-8 0-9-8-9-15-9-55 0-109 0-164 0 5-50 50-88 104-88 20 0 40 0 60 0 7 0 15 0 15-7 0-8-8-8-15-8-20 0-40 0-60 0-66 0-119 49-119 112 0 62 53 110 119 110 20 0 40 0 60 0 7 0 15 0 15-8 0-7-8-7-15-7-20 0-40 0-60 0-54 0-99-37-104-87 55 0 109 0 164 0z"><text:p/></draw:path><draw:path draw:style-name="gr3" draw:text-style-name="P6" svg:width="0.1028in" svg:height="0.1063in" svg:x="1.6437in" svg:y="0.0031in" svg:viewBox="0 0 262 271" svg:d="M34 35c0 63 0 126 0 187 0 20-3 28-23 28-4 0-11 0-11 6 0 7 7 7 13 7 20 0 41 0 61 0 6 0 12 0 12-7 0-6-6-6-11-6-22 0-24-9-24-29 0-58 0-118 0-176 55 74 111 146 166 220 4 4 5 6 9 6 6 0 6-7 6-14 0-72 0-144 0-216 0-21 3-27 21-28 2 0 9 0 9-6 0-7-6-7-12-7-19 0-39 0-57 0-7 0-14 0-14 7 0 6 8 6 12 6 21 1 25 9 25 29 0 39 0 80 0 121-39-53-79-105-117-158-4-5-6-5-14-5-22 0-45 0-67 0-7 0-12 0-12 7 0 6 5 6 7 6 10 1 18 8 22 12-1 4-1 5-1 10zM218 243c-56-73-111-146-167-220-5-5-5-5-9-10 15 0 31 0 46 0 43 58 87 117 130 175 0 19 0 37 0 55z"><text:p/></draw:path><draw:path draw:style-name="gr3" draw:text-style-name="P6" svg:width="0.0157in" svg:height="0.0157in" svg:x="1.763in" svg:y="0.0898in" svg:viewBox="0 0 41 41" svg:d="M41 21c0-12-10-21-21-21s-20 9-20 21c0 11 9 20 20 20s21-9 21-20z"><text:p/></draw:path><draw:path draw:style-name="gr3" draw:text-style-name="P6" svg:width="0.0756in" svg:height="0.0685in" svg:x="1.7965in" svg:y="0.0398in" svg:viewBox="0 0 193 175" svg:d="M118 54c2-10 11-45 38-45 2 0 11 0 20 4-11 2-19 12-19 21 0 7 5 14 15 14 8 0 21-7 21-23 0-19-24-25-37-25-22 0-35 21-39 30-10-26-31-30-42-30-41 0-63 50-63 59 0 5 3 3 4 5 4 0 5-1 6-5 13-40 39-50 52-50 7 0 21 3 21 25 0 12-7 39-21 93-7 24-20 39-37 39-3 0-12 0-19-4 9-2 17-10 17-21s-8-13-14-13c-11 0-21 10-21 22 0 17 20 25 36 25 26 0 40-28 41-30 4 15 19 30 42 30 39 0 61-50 61-59 0-4-3-4-4-4-3 0-4 1-6 4-12 41-38 50-50 50-16 0-22-12-22-25 0-9 2-17 7-34 4-18 8-35 13-53z"><text:p/></draw:path><draw:path draw:style-name="gr3" draw:text-style-name="P6" svg:width="0.0469in" svg:height="0.0697in" svg:x="1.8858in" svg:y="0.0594in" svg:viewBox="0 0 120 178" svg:d="M120 130c-3 0-6 0-9 0-1 5-4 22-8 24-2 2-23 2-26 2-17 0-33 0-49 0 27-25 37-33 53-45 20-16 39-33 39-58 0-33-29-53-64-53-33 0-56 23-56 48 0 14 12 15 14 15 7 0 15-5 15-15 0-4-2-14-16-14 8-19 27-24 40-24 26 0 40 21 40 43 0 23-16 42-25 52-22 20-43 41-65 63-3 3-3 4-3 10 37 0 75 0 112 0 2-15 6-32 8-48z"><text:p/></draw:path></draw:g></text:p>
          <text:p text:style-name="P23">מההנחה <text:span text:style-name="T8"><draw:g text:anchor-type="as-char" svg:y="-0.1075in" draw:z-index="149" draw:name="Shape92" draw:style-name="gr1"><svg:title>TexMaths</svg:title><svg:desc>11§display§h \circ f = h \circ g§svg§600§FALSE§</svg:desc><draw:path draw:style-name="gr2" draw:text-style-name="P5" svg:width="0.8118in" svg:height="0.1217in" svg:x="-0.0004in" svg:y="0.0075in" svg:viewBox="0 0 2063 310" svg:d="M0 0c687 0 1376 0 2063 0 0 103 0 207 0 310-687 0-1376 0-2063 0 0-103 0-207 0-310z"><text:p/></draw:path><draw:path draw:style-name="gr3" draw:text-style-name="P6" svg:width="0.0744in" svg:height="0.1063in" svg:x="0in" svg:y="0.002in" svg:viewBox="0 0 190 271" svg:d="M90 4c0-1 0-4-5-4-9 0-37 3-48 3-2 1-6 1-6 8 0 6 3 6 9 6 18 0 19 2 19 6 0 2-1 6-1 8-18 73-37 146-56 220-2 5-2 6-2 9 0 8 8 11 12 11 6 0 12-5 14-10 3-10 5-20 7-30 3-11 5-22 9-34 2-9 4-18 6-25 1-3 4-15 5-18s13-24 26-35c8-6 20-13 36-13 17 0 21 13 21 26 0 21-14 63-23 86-3 9-5 13-5 21 0 18 13 32 32 32 36 0 50-57 50-60s-3-3-4-3c-5 0-5 1-7 7-5 19-17 47-39 47-6 0-9-3-9-12 0-10 3-19 6-28 7-16 25-61 25-83 0-26-16-42-45-42-25 0-43 12-58 30 10-41 21-82 31-123z"><text:p/></draw:path><draw:path draw:style-name="gr3" draw:text-style-name="P6" svg:width="0.0587in" svg:height="0.0591in" svg:x="0.1217in" svg:y="0.0402in" svg:viewBox="0 0 150 151" svg:d="M150 76c0-42-35-76-75-76-42 0-75 35-75 76s33 75 75 75c40 0 75-34 75-75zM75 134c-33 0-60-26-60-58 0-33 27-59 60-59 32 0 59 25 59 59 0 33-27 58-59 58z"><text:p/></draw:path><draw:path draw:style-name="gr3" draw:text-style-name="P6" svg:width="0.0752in" svg:height="0.1374in" svg:x="0.2315in" svg:y="0in" svg:viewBox="0 0 192 350" svg:d="M121 118c11 0 22 0 33 0 8 0 12 0 12-8 0-4-4-4-11-4-11 0-21 0-32 0 3-16 6-30 9-44 1-8 7-36 9-40 3-8 10-13 18-13 2 0 11 0 19 6-17 2-21 16-21 21 0 9 7 13 15 13 9 0 20-7 20-23 0-17-17-26-33-26-13 0-38 7-49 45-2 8-3 12-13 61-9 0-18 0-27 0-7 0-11 0-11 7 0 5 4 5 10 5 9 0 18 0 27 0-10 50-20 100-30 150-7 38-13 73-33 73-2 0-12 0-19-7 18-1 21-15 21-21 0-8-6-13-14-13-10 0-21 8-21 23 0 18 16 27 33 27 21 0 36-23 43-38 13-24 22-71 22-73 8-41 15-81 23-121z"><text:p/></draw:path><draw:path draw:style-name="gr3" draw:text-style-name="P6" svg:width="0.1008in" svg:height="0.0354in" svg:x="0.3646in" svg:y="0.052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4in" svg:height="0.1063in" svg:x="0.5248in" svg:y="0.002in" svg:viewBox="0 0 189 271" svg:d="M89 4c0-1 0-4-4-4-9 0-38 3-48 3-3 1-7 1-7 8 0 6 3 6 8 6 19 0 20 2 20 6 0 2-1 6-1 8-19 73-37 146-56 220-1 5-1 6-1 9 0 8 8 11 11 11 5 0 12-5 14-10 2-10 6-20 8-30 2-11 5-22 8-34 2-9 4-18 6-25 1-3 5-15 5-18 1-3 13-24 26-35 9-6 21-13 37-13 17 0 21 13 21 26 0 21-15 63-24 86-3 9-5 13-5 21 0 18 14 32 32 32 36 0 50-57 50-60s-3-3-4-3c-5 0-5 1-6 7-6 19-18 47-39 47-7 0-10-3-10-12 0-10 4-19 7-28 6-16 24-61 24-83 0-26-16-42-44-42-25 0-43 12-58 30 10-41 20-82 30-123z"><text:p/></draw:path><draw:path draw:style-name="gr3" draw:text-style-name="P6" svg:width="0.0591in" svg:height="0.0591in" svg:x="0.6461in" svg:y="0.0402in" svg:viewBox="0 0 151 151" svg:d="M151 76c0-42-36-76-75-76-42 0-76 35-76 76s34 75 76 75c39 0 75-34 75-75zM76 134c-34 0-61-26-61-58 0-33 27-59 61-59 32 0 59 25 59 59 0 33-27 58-59 58z"><text:p/></draw:path><draw:path draw:style-name="gr3" draw:text-style-name="P6" svg:width="0.0693in" svg:height="0.0976in" svg:x="0.75in" svg:y="0.0402in" svg:viewBox="0 0 177 249" svg:d="M176 25c0-2 1-4 1-6 0-7-4-11-11-11-4 0-14 3-16 16-7-14-20-24-36-24-44 0-92 54-92 110 0 37 24 61 52 61 23 0 40-18 45-22-8 33-9 33-13 49-2 4-15 42-55 42-8 0-20 0-31-3 11-4 15-14 15-20 0-7-4-15-14-15-9 0-21 8-21 24 0 15 14 23 51 23 48 0 77-30 82-53 14-56 29-113 43-171zM125 121c-2 10-11 20-19 28-8 6-20 13-31 13-20 0-26-20-26-35 0-19 11-64 22-84 10-19 27-34 43-34 26 0 31 31 31 33s-1 4-1 5c-7 25-12 49-19 74z"><text:p/></draw:path></draw:g></text:span><text:span text:style-name="T8"><text:s/>משוויון פונקציות </text:span><text:span text:style-name="T8"><draw:g text:anchor-type="as-char" svg:y="-0.1134in" draw:z-index="148" draw:name="Shape93" draw:style-name="gr1"><svg:title>TexMaths</svg:title><svg:desc>11§display§\forall x \in \N. h(f(x)) =  h(g(x))§svg§600§FALSE§</svg:desc><draw:path draw:style-name="gr2" draw:text-style-name="P5" svg:width="1.6724in" svg:height="0.1358in" svg:x="0.0075in" svg:y="0.0071in" svg:viewBox="0 0 4249 346" svg:d="M2125 346c-708 0-1417 0-2125 0 0-116 0-230 0-346 1417 0 2832 0 4249 0 0 116 0 230 0 346-708 0-1417 0-2124 0z"><text:p/></draw:path><draw:path draw:style-name="gr3" draw:text-style-name="P6" svg:width="0.0846in" svg:height="0.1079in" svg:x="-0.0004in" svg:y="0.0071in" svg:viewBox="0 0 216 275" svg:d="M213 14c3-4 3-4 3-6 0-5-4-8-8-8-6 0-8 4-10 9-11 28-21 56-32 85-39 0-78 0-118 0-11-29-21-57-32-85-1-6-3-9-8-9-4 0-8 3-8 8 0 1 0 1 2 6 32 84 65 169 97 252 2 6 3 9 9 9 5 0 6-4 9-7 32-84 65-169 96-254zM55 109c35 0 70 0 106 0-18 45-36 91-53 137-18-46-35-92-53-137z"><text:p/></draw:path><draw:path draw:style-name="gr3" draw:text-style-name="P6" svg:width="0.0752in" svg:height="0.0685in" svg:x="0.089in" svg:y="0.0453in" svg:viewBox="0 0 192 175" svg:d="M118 54c2-10 11-45 38-45 1 0 11 0 19 4-11 2-19 12-19 21 0 7 5 14 16 14 7 0 20-7 20-23 0-19-23-25-36-25-22 0-36 21-41 30-9-26-30-30-41-30-40 0-63 50-63 59 0 5 4 5 5 5 4 0 5-1 5-5 13-40 38-50 52-50 7 0 20 3 20 25 0 12-6 39-20 93-6 24-20 39-37 39-2 0-11 0-20-4 10-2 19-10 19-21s-9-13-14-13c-12 0-21 10-21 22 0 17 19 25 36 25 26 0 39-27 41-30 4 15 18 30 41 30 40 0 62-49 62-59 0-4-3-4-5-4-3 0-3 1-5 4-13 41-39 50-51 50-16 0-21-12-21-25 0-9 2-17 7-34 4-18 8-35 13-53z"><text:p/></draw:path><draw:path draw:style-name="gr3" draw:text-style-name="P6" svg:width="0.076in" svg:height="0.087in" svg:x="0.226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6" svg:width="0.1028in" svg:height="0.1063in" svg:x="0.361in" svg:y="0.0098in" svg:viewBox="0 0 262 271" svg:d="M34 35c0 63 0 126 0 187 0 20-3 28-23 28-4 0-11 0-11 7 0 6 7 6 13 6 20 0 41 0 61 0 6 0 12 0 12-6 0-7-6-7-11-7-21 0-24-9-24-29 0-58 0-118 0-176 55 74 111 148 166 220 4 5 5 6 9 6 6 0 6-7 6-13 0-72 0-145 0-217 0-21 3-27 21-28 2 0 9 0 9-6 0-7-6-7-12-7-19 0-39 0-57 0-7 0-14 0-14 7 0 6 8 6 12 6 21 1 25 9 25 29 0 39 0 80 0 121-39-53-79-105-117-157-4-6-5-6-14-6-22 0-45 0-67 0-7 0-12 0-12 7 0 6 5 6 7 6 10 1 18 8 22 12-1 4-1 5-1 10zM219 243c-56-72-112-146-168-220-5-5-5-5-9-10 15 0 31 0 46 0 44 59 87 117 131 176 0 18 0 37 0 54z"><text:p/></draw:path><draw:path draw:style-name="gr3" draw:text-style-name="P6" svg:width="0.0157in" svg:height="0.0157in" svg:x="0.4803in" svg:y="0.0972in" svg:viewBox="0 0 41 41" svg:d="M41 21c0-12-10-21-21-21s-20 9-20 21c0 11 9 20 20 20s21-9 21-20z"><text:p/></draw:path><draw:path draw:style-name="gr3" draw:text-style-name="P6" svg:width="0.0744in" svg:height="0.1063in" svg:x="0.5177in" svg:y="0.0071in" svg:viewBox="0 0 190 271" svg:d="M90 4c0-1 0-4-5-4-9 0-38 3-48 3-2 1-6 1-6 8 0 6 3 6 9 6 18 0 19 2 19 6 0 2-1 6-1 8-18 74-37 147-56 220-2 6-2 7-2 9 0 9 8 11 11 11 7 0 13-5 14-10 2-10 6-20 8-30 3-11 5-22 9-33 2-9 4-17 6-26 1-2 4-15 5-18s13-24 26-35c8-6 20-13 37-13 16 0 20 13 20 26 0 21-14 64-23 86-3 9-5 13-5 21 0 19 13 32 32 32 36 0 50-56 50-60 0-3-3-3-4-3-4 0-5 1-7 7-5 20-17 47-39 47-7 0-9-3-9-12 0-10 3-19 7-28 6-15 24-61 24-83 0-26-16-42-45-42-25 0-43 12-58 30 10-41 21-82 31-123z"><text:p/></draw:path><draw:path draw:style-name="gr3" draw:text-style-name="P6" svg:width="0.035in" svg:height="0.1512in" svg:x="0.6122in" svg:y="0in" svg:viewBox="0 0 90 385" svg:d="M90 381c0-1 0-1-6-8-49-49-61-122-61-180 0-67 14-135 62-182 5-5 5-5 5-7 0-3-2-4-4-4-3 0-39 26-62 76-20 42-24 85-24 117 0 29 4 76 25 120 23 47 58 72 61 72 2 0 4-1 4-4z"><text:p/></draw:path><draw:path draw:style-name="gr3" draw:text-style-name="P6" svg:width="0.0752in" svg:height="0.1374in" svg:x="0.6646in" svg:y="0.0067in" svg:viewBox="0 0 192 350" svg:d="M121 118c11 0 22 0 33 0 8 0 12 0 12-8 0-4-4-4-11-4-11 0-21 0-32 0 2-16 6-30 8-44 2-8 8-36 10-40 3-8 10-13 17-13 3 0 13 0 20 6-17 2-21 16-21 21 0 9 7 14 15 14 10 0 20-9 20-24 0-17-17-26-34-26-13 0-37 7-48 45-2 8-3 12-13 61-9 0-18 0-27 0-7 0-12 0-12 7 0 5 5 5 11 5 9 0 17 0 26 0-10 50-19 100-29 151-7 37-13 72-34 72-1 0-11 0-18-6 18-1 21-16 21-21 0-9-6-13-14-13-10 0-21 8-21 23 0 17 17 26 32 26 22 0 37-23 44-37 12-25 22-71 22-74 8-40 15-80 23-121z"><text:p/></draw:path><draw:path draw:style-name="gr3" draw:text-style-name="P6" svg:width="0.0346in" svg:height="0.1512in" svg:x="0.7622in" svg:y="0in" svg:viewBox="0 0 89 385" svg:d="M89 381c0-1 0-1-7-8-48-49-60-122-60-180 0-67 14-135 63-182 4-5 4-5 4-7 0-3-1-4-3-4-5 0-40 26-62 76-20 42-24 85-24 117 0 29 3 76 25 120 23 47 56 72 61 72 2 0 3-1 3-4z"><text:p/></draw:path><draw:path draw:style-name="gr3" draw:text-style-name="P6" svg:width="0.0752in" svg:height="0.0685in" svg:x="0.8106in" svg:y="0.0453in" svg:viewBox="0 0 192 175" svg:d="M118 54c2-10 11-45 38-45 1 0 11 0 19 4-11 2-19 12-19 21 0 7 5 14 16 14 7 0 20-7 20-23 0-19-23-25-36-25-22 0-36 21-41 30-9-26-30-30-41-30-40 0-62 50-62 59 0 5 3 5 5 5 3 0 4-1 4-5 13-40 38-50 52-50 7 0 20 3 20 25 0 12-6 39-20 93-6 24-20 39-37 39-2 0-11 0-19-4 9-2 18-10 18-21s-9-13-14-13c-12 0-21 10-21 22 0 17 19 25 36 25 26 0 40-27 41-30 4 15 18 30 42 30 39 0 61-49 61-59 0-4-3-4-5-4-3 0-3 1-5 4-13 41-39 50-51 50-15 0-21-12-21-25 0-9 2-17 6-34 5-18 9-35 14-53z"><text:p/></draw:path><draw:path draw:style-name="gr3" draw:text-style-name="P6" svg:width="0.035in" svg:height="0.1512in" svg:x="0.9012in" svg:y="0in" svg:viewBox="0 0 90 385" svg:d="M90 193c0-30-4-76-25-120-23-48-57-73-61-73-2 0-4 2-4 4s0 2 8 9c37 38 59 99 59 180 0 65-14 133-61 181-6 6-6 6-6 7 0 2 2 4 4 4 4 0 39-26 62-76 20-41 24-84 24-116z"><text:p/></draw:path><draw:path draw:style-name="gr3" draw:text-style-name="P6" svg:width="0.0346in" svg:height="0.1512in" svg:x="0.9606in" svg:y="0in" svg:viewBox="0 0 89 385" svg:d="M89 193c0-30-3-76-25-120-23-48-56-73-61-73-2 0-3 2-3 4s0 2 8 9c37 38 59 99 59 180 0 65-14 133-63 181-4 6-4 6-4 7 0 2 1 4 3 4 5 0 40-26 62-76 20-41 24-84 24-116z"><text:p/></draw:path><draw:path draw:style-name="gr3" draw:text-style-name="P6" svg:width="0.1004in" svg:height="0.0354in" svg:x="1.0618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744in" svg:height="0.1063in" svg:x="1.222in" svg:y="0.0071in" svg:viewBox="0 0 190 271" svg:d="M90 4c0-1 0-4-5-4-9 0-38 3-48 3-2 1-6 1-6 8 0 6 3 6 9 6 18 0 19 2 19 6 0 2-1 6-1 8-18 74-37 147-56 220-2 6-2 7-2 9 0 9 8 11 11 11 7 0 13-5 14-10 2-10 6-20 8-30 3-11 5-22 9-33 2-9 4-17 6-26 2-2 4-15 5-18s13-24 26-35c8-6 20-13 36-13 17 0 21 13 21 26 0 21-14 64-23 86-3 9-5 13-5 21 0 19 13 32 32 32 36 0 50-56 50-60 0-3-3-3-4-3-5 0-5 1-7 7-5 20-17 47-39 47-7 0-9-3-9-12 0-10 3-19 6-28 7-15 25-61 25-83 0-26-16-42-45-42-25 0-43 12-58 30 10-41 21-82 31-123z"><text:p/></draw:path><draw:path draw:style-name="gr3" draw:text-style-name="P6" svg:width="0.035in" svg:height="0.1512in" svg:x="1.3165in" svg:y="0in" svg:viewBox="0 0 90 385" svg:d="M90 381c0-1 0-1-6-8-49-49-61-122-61-180 0-67 14-135 62-182 5-5 5-5 5-7 0-3-2-4-4-4-4 0-39 26-62 76-20 42-24 85-24 117 0 29 4 76 25 120 23 47 57 72 61 72 2 0 4-1 4-4z"><text:p/></draw:path><draw:path draw:style-name="gr3" draw:text-style-name="P6" svg:width="0.0697in" svg:height="0.0976in" svg:x="1.363in" svg:y="0.0453in" svg:viewBox="0 0 178 249" svg:d="M176 25c1-2 2-4 2-6 0-7-5-11-12-11-3 0-14 3-15 16-7-14-21-24-37-24-44 0-91 54-91 110 0 38 23 61 51 61 23 0 42-18 45-22-8 34-8 33-12 50-2 5-15 41-56 41-7 0-20 0-31-3 12-4 16-13 16-20s-4-13-15-13c-8 0-21 6-21 22 0 15 14 23 52 23 48 0 76-30 81-52 14-57 29-114 43-172zM127 121c-3 10-11 20-20 28-8 6-20 13-32 13-19 0-24-20-24-35 0-19 11-64 21-84 11-19 27-34 44-34 25 0 30 31 30 33s-1 4-1 5c-6 25-12 49-18 74z"><text:p/></draw:path><draw:path draw:style-name="gr3" draw:text-style-name="P6" svg:width="0.0346in" svg:height="0.1512in" svg:x="1.4539in" svg:y="0in" svg:viewBox="0 0 89 385" svg:d="M89 381c0-1 0-1-5-8-49-49-62-122-62-180 0-67 15-135 63-182 4-5 4-5 4-7 0-3-1-4-3-4-5 0-39 26-62 76-20 42-24 85-24 117 0 29 4 76 25 120 23 47 56 72 61 72 2 0 3-1 3-4z"><text:p/></draw:path><draw:path draw:style-name="gr3" draw:text-style-name="P6" svg:width="0.0756in" svg:height="0.0685in" svg:x="1.5024in" svg:y="0.0453in" svg:viewBox="0 0 193 175" svg:d="M118 54c2-10 11-45 38-45 2 0 11 0 20 4-11 2-19 12-19 21 0 7 5 14 15 14 8 0 21-7 21-23 0-19-24-25-37-25-22 0-35 21-40 30-9-26-30-30-42-30-40 0-62 50-62 59 0 5 3 5 4 5 4 0 5-1 6-5 13-40 39-50 52-50 6 0 21 3 21 25 0 12-7 39-21 93-7 24-20 39-38 39-2 0-11 0-18-4 10-2 17-10 17-21s-8-13-14-13c-11 0-21 10-21 22 0 17 20 25 36 25 26 0 40-27 41-30 4 15 19 30 42 30 39 0 61-49 61-59 0-4-3-4-4-4-3 0-4 1-5 4-13 41-39 50-51 50-15 0-22-12-22-25 0-9 2-17 7-34 4-18 8-35 13-53z"><text:p/></draw:path><draw:path draw:style-name="gr3" draw:text-style-name="P6" svg:width="0.0346in" svg:height="0.1512in" svg:x="1.5937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035in" svg:height="0.1512in" svg:x="1.6528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8"><text:s/></text:span><text:span text:style-name="T22">ומכלל </text:span><text:span text:style-name="T22"><draw:g text:anchor-type="as-char" svg:y="-0.1063in" draw:z-index="168" draw:name="Shape94" draw:style-name="gr1"><svg:title>TexMaths</svg:title><svg:desc>11§display§\beta§svg§600§FALSE§</svg:desc><draw:path draw:style-name="gr2" draw:text-style-name="P5" svg:width="0.0709in" svg:height="0.1201in" svg:x="0.0031in" svg:y="0.0071in" svg:viewBox="0 0 181 306" svg:d="M0 0c61 0 120 0 181 0 0 102 0 204 0 306-61 0-120 0-181 0 0-102 0-204 0-306z"><text:p/></draw:path><draw:path draw:style-name="gr3" draw:text-style-name="P6" svg:width="0.0823in" svg:height="0.1358in" svg:x="-0.0004in" svg:y="0in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/text:span><text:span text:style-name="T22"><text:s/>מתקיים </text:span><text:span text:style-name="T22"><draw:g text:anchor-type="as-char" svg:y="-0.1134in" draw:z-index="147" draw:name="Shape95" draw:style-name="gr1"><svg:title>TexMaths</svg:title><svg:desc>11§display§\forall x. h(x_1) = h(x_2)§svg§600§FALSE§</svg:desc><draw:path draw:style-name="gr2" draw:text-style-name="P5" svg:width="1.1083in" svg:height="0.1358in" svg:x="0.0075in" svg:y="0.0071in" svg:viewBox="0 0 2816 346" svg:d="M1409 346c-470 0-939 0-1409 0 0-116 0-230 0-346 939 0 1878 0 2816 0 0 116 0 230 0 346-468 0-938 0-1407 0z"><text:p/></draw:path><draw:path draw:style-name="gr3" draw:text-style-name="P6" svg:width="0.0846in" svg:height="0.1079in" svg:x="-0.0004in" svg:y="0.0071in" svg:viewBox="0 0 216 275" svg:d="M214 14c2-4 2-4 2-6 0-5-4-8-8-8-5 0-8 4-10 9-11 28-21 56-32 85-38 0-78 0-116 0-11-29-22-57-33-85-2-6-4-9-9-9-4 0-8 3-8 8 0 1 0 1 2 6 32 84 65 169 97 252 2 6 3 9 9 9 5 0 6-4 9-7 32-84 65-169 97-254zM55 109c35 0 70 0 106 0-18 45-36 91-53 137-18-46-35-92-53-137z"><text:p/></draw:path><draw:path draw:style-name="gr3" draw:text-style-name="P6" svg:width="0.0756in" svg:height="0.0685in" svg:x="0.089in" svg:y="0.0453in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40-27 41-30 4 15 18 30 42 30 39 0 62-49 62-59 0-4-4-4-5-4-4 0-4 1-5 4-14 41-40 50-52 50-14 0-21-12-21-25 0-9 2-17 7-34 4-18 8-35 13-53z"><text:p/></draw:path><draw:path draw:style-name="gr3" draw:text-style-name="P6" svg:width="0.0161in" svg:height="0.0157in" svg:x="0.1843in" svg:y="0.0972in" svg:viewBox="0 0 42 41" svg:d="M42 21c0-12-10-21-21-21s-21 9-21 21c0 11 10 20 21 20s21-9 21-20z"><text:p/></draw:path><draw:path draw:style-name="gr3" draw:text-style-name="P6" svg:width="0.0744in" svg:height="0.1063in" svg:x="0.222in" svg:y="0.0071in" svg:viewBox="0 0 190 271" svg:d="M90 4c0-1 0-4-5-4-9 0-38 3-48 3-3 1-6 1-6 8 0 6 3 6 9 6 18 0 19 2 19 6 0 2-1 6-1 8-18 74-37 147-56 220-2 6-2 7-2 9 0 9 8 11 11 11 7 0 13-5 14-10 3-10 6-20 8-30 3-11 6-22 9-33 2-9 4-17 6-26 0-2 4-15 5-18s13-24 26-35c8-6 20-13 37-13 16 0 20 13 20 26 0 21-14 64-24 86-2 9-4 13-4 21 0 19 13 32 32 32 36 0 50-56 50-60 0-3-3-3-4-3-4 0-4 1-7 7-5 20-17 47-39 47-7 0-9-3-9-12 0-10 3-19 7-28 6-15 24-61 24-83 0-26-16-42-45-42-25 0-43 12-58 30 10-41 21-82 31-123z"><text:p/></draw:path><draw:path draw:style-name="gr3" draw:text-style-name="P6" svg:width="0.035in" svg:height="0.1512in" svg:x="0.3165in" svg:y="0in" svg:viewBox="0 0 90 385" svg:d="M90 381c0-1 0-1-6-8-49-49-61-122-61-180 0-67 14-135 62-182 5-5 5-5 5-7 0-3-2-4-4-4-3 0-39 26-62 76-20 42-24 85-24 117 0 29 4 76 25 120 23 47 58 72 61 72 2 0 4-1 4-4z"><text:p/></draw:path><draw:path draw:style-name="gr3" draw:text-style-name="P6" svg:width="0.0756in" svg:height="0.0685in" svg:x="0.365in" svg:y="0.0453in" svg:viewBox="0 0 193 175" svg:d="M118 54c2-10 12-45 38-45 2 0 11 0 20 4-11 2-19 12-19 21 0 7 5 14 15 14 9 0 21-7 21-23 0-19-24-25-36-25-23 0-36 21-40 30-10-26-31-30-42-30-41 0-63 50-63 59 0 5 3 4 5 5 3 0 4-1 5-5 13-40 39-50 52-50 7 0 21 3 21 25 0 12-7 39-21 93-7 24-20 39-37 39-3 0-12 0-19-4 10-2 18-10 18-21s-8-13-14-13c-12 0-22 10-22 22 0 17 20 25 36 25 26 0 40-27 41-30 4 15 19 30 42 30 39 0 62-49 62-59 0-4-4-4-5-4-3 0-4 1-4 4-14 41-40 50-52 50-15 0-22-12-22-25 0-9 3-17 7-34 4-18 8-35 13-53z"><text:p/></draw:path><draw:path draw:style-name="gr3" draw:text-style-name="P6" svg:width="0.0382in" svg:height="0.0701in" svg:x="0.4594in" svg:y="0.0661in" svg:viewBox="0 0 98 179" svg:d="M61 8c0-8 0-8-8-8-18 17-42 17-53 17 0 3 0 6 0 9 7 0 24 0 39-7 0 46 0 92 0 138 0 9 0 13-27 13-3 0-8 0-11 0 0 3 0 6 0 9 6-1 39-1 49-1 8 0 42 0 48 1 0-3 0-6 0-9-3 0-7 0-10 0-27 0-27-4-27-13 0-50 0-100 0-149z"><text:p/></draw:path><draw:path draw:style-name="gr3" draw:text-style-name="P6" svg:width="0.035in" svg:height="0.1512in" svg:x="0.5244in" svg:y="0in" svg:viewBox="0 0 90 385" svg:d="M90 193c0-30-4-76-25-120-23-48-56-73-61-73-2 0-4 2-4 4s0 2 8 9c38 38 60 99 60 180 0 65-14 133-62 181-6 6-6 6-6 7 0 2 2 4 4 4 5 0 39-26 62-76 20-41 24-84 24-116z"><text:p/></draw:path><draw:path draw:style-name="gr3" draw:text-style-name="P6" svg:width="0.1012in" svg:height="0.0354in" svg:x="0.6252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6" svg:width="0.074in" svg:height="0.1063in" svg:x="0.7862in" svg:y="0.0071in" svg:viewBox="0 0 189 271" svg:d="M89 4c0-1 0-4-4-4-9 0-38 3-48 3-3 1-7 1-7 8 0 6 4 6 10 6 18 0 18 2 18 6 0 2-1 6-1 8-18 74-37 147-56 220-1 6-1 7-1 9 0 9 8 11 11 11 7 0 12-5 14-10 3-10 6-20 8-30 3-11 6-22 9-33 2-9 4-17 6-26 0-2 4-15 4-18 1-3 13-24 26-35 9-6 21-13 38-13 16 0 20 13 20 26 0 21-14 64-24 86-3 9-4 13-4 21 0 19 13 32 31 32 36 0 50-56 50-60 0-3-3-3-4-3-3 0-3 1-6 7-5 20-18 47-39 47-7 0-9-3-9-12 0-10 3-19 7-28 6-15 23-61 23-83 0-26-16-42-44-42-25 0-43 12-58 30 10-41 20-82 30-123z"><text:p/></draw:path><draw:path draw:style-name="gr3" draw:text-style-name="P6" svg:width="0.0346in" svg:height="0.1512in" svg:x="0.8807in" svg:y="0in" svg:viewBox="0 0 89 385" svg:d="M89 381c0-1 0-1-6-8-48-49-61-122-61-180 0-67 15-135 63-182 4-5 4-5 4-7 0-3-1-4-3-4-5 0-39 26-62 76-20 42-24 85-24 117 0 29 4 76 25 120 23 47 56 72 61 72 2 0 3-1 3-4z"><text:p/></draw:path><draw:path draw:style-name="gr3" draw:text-style-name="P6" svg:width="0.0756in" svg:height="0.0685in" svg:x="0.9291in" svg:y="0.0453in" svg:viewBox="0 0 193 175" svg:d="M118 54c2-10 11-45 38-45 2 0 11 0 19 4-10 2-18 12-18 21 0 7 4 14 15 14 9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2-49 62-59 0-4-4-4-5-4-3 0-4 1-5 4-13 41-39 50-51 50-15 0-22-12-22-25 0-9 2-17 7-34 4-18 8-35 13-53z"><text:p/></draw:path><draw:path draw:style-name="gr3" draw:text-style-name="P6" svg:width="0.0469in" svg:height="0.0701in" svg:x="1.0185in" svg:y="0.0661in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draw:path draw:style-name="gr3" draw:text-style-name="P6" svg:width="0.035in" svg:height="0.1512in" svg:x="1.0886in" svg:y="0in" svg:viewBox="0 0 90 385" svg:d="M90 193c0-30-4-76-25-120-24-48-57-73-61-73-2 0-4 2-4 4s0 2 8 9c37 38 59 99 59 180 0 65-14 133-61 181-6 6-6 6-6 7 0 2 2 4 4 4 4 0 39-26 62-76 20-41 24-84 24-116z"><text:p/></draw:path></draw:g></text:span><text:span text:style-name="T22"><text:s/>וזו </text:span><text:span text:style-name="T23">סתירה</text:span><text:span text:style-name="T22">. </text:span><text:span text:style-name="T24"><text:s/></text:span></text:p>
        </text:list-item>
        <text:list-item>
          <text:p text:style-name="P24"><text:span text:style-name="T22">נ</text:span><text:span text:style-name="T8">ניח </text:span><text:span text:style-name="T8"><draw:g text:anchor-type="as-char" svg:y="-0.1047in" draw:z-index="167" draw:name="Shape96" draw:style-name="gr1"><svg:title>TexMaths</svg:title><svg:desc>11§display§h \in B§svg§600§FALSE§</svg:desc><draw:path draw:style-name="gr2" draw:text-style-name="P5" svg:width="0.3724in" svg:height="0.0953in" svg:x="-0.0004in" svg:y="0.0079in" svg:viewBox="0 0 947 243" svg:d="M474 243c-158 0-316 0-474 0 0-81 0-162 0-243 316 0 631 0 947 0 0 81 0 162 0 243-158 0-315 0-473 0z"><text:p/></draw:path><draw:path draw:style-name="gr3" draw:text-style-name="P6" svg:width="0.074in" svg:height="0.1063in" svg:x="0.0004in" svg:y="0in" svg:viewBox="0 0 189 271" svg:d="M89 4c-2-1 0-4-5-4-9 0-37 3-47 4-3 0-7 0-7 8 0 5 3 5 9 5 18 0 19 2 19 6 0 2-1 6-1 8-18 74-37 147-56 221-1 5-1 6-1 8 0 9 8 11 11 11 6 0 12-5 14-9 3-10 5-20 7-30 3-11 5-22 9-34 2-9 4-18 6-27 1-2 5-14 5-17 1-3 13-24 26-35 8-5 19-13 36-13s21 13 21 26c0 21-14 62-23 86-3 9-5 14-5 21 0 18 13 32 32 32 36 0 50-56 50-59 0-5-3-5-4-5-5 0-5 2-7 8-5 20-17 48-38 48-7 0-10-4-10-14 0-8 3-18 6-26 7-17 25-63 25-84 0-25-16-42-44-42-26 0-43 12-58 30 10-41 20-82 30-123z"><text:p/></draw:path><draw:path draw:style-name="gr3" draw:text-style-name="P6" svg:width="0.076in" svg:height="0.0874in" svg:x="0.1343in" svg:y="0.0232in" svg:viewBox="0 0 194 223" svg:d="M179 119c7 0 15 0 15-8 0-7-8-7-15-7-55 0-109 0-164 0 6-51 50-89 105-89 20 0 40 0 59 0 7 0 15 0 15-7 0-8-8-8-15-8-19 0-40 0-60 0-66 0-119 50-119 111s53 112 119 112c20 0 41 0 60 0 7 0 15 0 15-8s-8-8-15-8c-19 0-39 0-59 0-55 0-99-37-105-88 55 0 109 0 164 0z"><text:p/></draw:path><draw:path draw:style-name="gr3" draw:text-style-name="P6" svg:width="0.1083in" svg:height="0.1031in" svg:x="0.2713in" svg:y="0.002in" svg:viewBox="0 0 276 263" svg:d="M46 233c-4 14-5 17-35 17-7 0-11 0-11 8 0 5 3 5 11 5 46 0 91 0 138 0 60 0 106-46 106-84 0-27-23-49-60-53 41-8 81-37 81-73 0-29-25-53-71-53-43 0-87 0-130 0-8 0-12 0-12 8 0 4 4 4 11 4 1 0 9 0 15 1 7 0 10 1 10 6 0 2 0 3-1 7-18 69-34 138-52 207zM105 122c7-32 15-64 23-96 4-13 4-14 21-14 16 0 33 0 50 0 33 0 42 22 42 40 0 34-33 70-80 70-19 0-38 0-56 0zM87 250c-6 0-7 0-9 0-3-1-4-1-4-4 0-1 0-2 1-9 9-35 17-70 26-106 24 0 50 0 74 0 37 0 44 27 44 43 0 39-34 76-79 76-18 0-35 0-53 0z"><text:p/></draw:path></draw:g></text:span><text:span text:style-name="T8"><text:s/>ונוכיח </text:span><text:span text:style-name="T8"><draw:g text:anchor-type="as-char" svg:y="-0.1075in" draw:z-index="166" draw:name="Shape97" draw:style-name="gr1"><svg:title>TexMaths</svg:title><svg:desc>11§display§h \in A§svg§600§FALSE§</svg:desc><draw:path draw:style-name="gr2" draw:text-style-name="P5" svg:width="0.3669in" svg:height="0.0984in" svg:x="-0.0004in" svg:y="0.0079in" svg:viewBox="0 0 933 251" svg:d="M467 251c-156 0-311 0-467 0 0-84 0-167 0-251 311 0 621 0 933 0 0 84 0 167 0 251-155 0-311 0-466 0z"><text:p/></draw:path><draw:path draw:style-name="gr3" draw:text-style-name="P6" svg:width="0.074in" svg:height="0.1063in" svg:x="0.0004in" svg:y="0.0047in" svg:viewBox="0 0 189 271" svg:d="M89 4c0-1 0-4-5-4-9 0-37 3-47 3-3 1-7 1-7 8 0 6 3 6 8 6 19 0 20 2 20 6 0 2-1 6-1 8-19 74-37 146-56 220-1 5-1 7-1 9 0 9 8 11 11 11 5 0 12-6 14-10 2-10 5-20 7-30 3-11 5-23 9-35 2-8 4-17 6-25 1-3 5-15 5-17 1-3 13-25 26-35 9-7 20-13 37-13s20 13 20 26c0 21-14 62-23 86-3 9-5 13-5 21 0 17 13 32 32 32 36 0 50-56 50-60s-3-4-4-4c-5 0-5 1-7 8-5 19-17 47-38 47-7 0-10-4-10-13s3-19 7-27c6-16 24-61 24-83 0-26-16-42-44-42-26 0-43 12-58 30 10-41 20-82 30-123z"><text:p/></draw:path><draw:path draw:style-name="gr3" draw:text-style-name="P6" svg:width="0.076in" svg:height="0.087in" svg:x="0.1343in" svg:y="0.0283in" svg:viewBox="0 0 194 222" svg:d="M179 119c7 0 15 0 15-8s-8-8-15-8c-54 0-109 0-163 0 5-51 49-88 104-88 20 0 39 0 59 0 7 0 15 0 15-7 0-8-8-8-15-8-20 0-40 0-60 0-66 0-119 50-119 111s53 111 119 111c20 0 40 0 60 0 7 0 15 0 15-7 0-8-8-8-15-8-20 0-39 0-59 0-55 0-99-37-104-88 54 0 109 0 163 0z"><text:p/></draw:path><draw:path draw:style-name="gr3" draw:text-style-name="P6" svg:width="0.1039in" svg:height="0.1079in" svg:x="0.2705in" svg:y="0in" svg:viewBox="0 0 265 275" svg:d="M55 231c-15 25-30 31-47 32-5 0-8 0-8 8 0 2 2 4 4 4 11 0 23-1 34-1 13 0 27 1 39 1 2 0 7 0 7-8 0-4-4-4-6-4-9-1-19-4-19-13 0-5 3-9 6-14 10-17 20-33 30-50 31 0 64 0 96 0 1 8 7 61 7 64 0 12-21 13-29 13-5 0-8 0-8 8 0 4 4 4 5 4 15 0 32-1 48-1 10 0 35 1 43 1 4 0 8 0 8-8 0-4-4-4-9-4-24 0-24-2-25-14-9-79-17-160-24-239 0-8 0-10-7-10-6 0-8 3-10 7-45 74-90 149-135 224zM102 174c26-42 51-84 76-126 3 42 8 84 12 126-29 0-58 0-88 0z"><text:p/></draw:path></draw:g></text:span><text:span text:style-name="T8">. מההנחה קיים </text:span><text:span text:style-name="T8"><draw:g text:anchor-type="as-char" svg:y="-0.1035in" draw:z-index="165" draw:name="Shape98" draw:style-name="gr1"><svg:title>TexMaths</svg:title><svg:desc>11§display§c \in \N§svg§600§FALSE§</svg:desc><draw:path draw:style-name="gr2" draw:text-style-name="P5" svg:width="0.3421in" svg:height="0.0933in" svg:x="0.0008in" svg:y="0.0063in" svg:viewBox="0 0 870 238" svg:d="M436 238c-146 0-291 0-436 0 0-79 0-159 0-238 290 0 580 0 870 0 0 79 0 159 0 238-145 0-290 0-434 0z"><text:p/></draw:path><draw:path draw:style-name="gr3" draw:text-style-name="P6" svg:width="0.0587in" svg:height="0.0677in" svg:x="-0.0004in" svg:y="0.0354in" svg:viewBox="0 0 150 173" svg:d="M136 24c-5 0-11 0-16 6-7 5-8 12-8 14 0 10 8 14 15 14 12 0 22-10 22-25 0-19-18-33-46-33-52 0-103 55-103 110 0 34 22 63 62 63 56 0 88-39 88-45 0-2-3-4-5-4s-2 1-5 3c-30 38-73 38-77 38-24 0-34-18-34-41 0-15 7-53 20-77 11-22 34-38 54-38 14 0 28 4 33 15z"><text:p/></draw:path><draw:path draw:style-name="gr3" draw:text-style-name="P6" svg:width="0.0756in" svg:height="0.087in" svg:x="0.1142in" svg:y="0.0209in" svg:viewBox="0 0 193 222" svg:d="M179 119c7 0 14 0 14-8s-7-8-14-8c-55 0-109 0-164 0 5-51 50-88 104-88 20 0 39 0 60 0 7 0 14 0 14-7 0-8-7-8-14-8-21 0-40 0-60 0-66 0-119 49-119 111 0 60 53 111 119 111 20 0 39 0 60 0 7 0 14 0 14-8s-7-8-14-8c-21 0-40 0-60 0-54 0-99-37-104-87 55 0 109 0 164 0z"><text:p/></draw:path><draw:path draw:style-name="gr3" draw:text-style-name="P6" svg:width="0.1028in" svg:height="0.1055in" svg:x="0.2484in" svg:y="-0.0004in" svg:viewBox="0 0 262 269" svg:d="M34 35c0 62 0 124 0 186 0 21-3 27-23 28-4 0-11 0-11 7 0 6 7 6 13 6 20 0 40 0 60 0 7 0 13 0 13-6 0-7-7-7-12-7-21-1-25-9-25-28 0-59 0-118 0-176 57 72 112 146 168 218 3 5 5 6 7 6 7 0 7-6 7-12 0-73 0-144 0-216 0-21 4-27 22-28 2 0 9 0 9-6 0-7-6-7-13-7-19 0-38 0-56 0-7 0-14 0-14 7 0 6 7 6 11 6 22 1 26 9 26 29 0 39 0 80 0 119-40-51-79-104-117-156-4-5-5-5-14-5-22 0-45 0-67 0-7 0-14 0-14 7 0 6 7 6 9 6 10 1 18 8 21 12 0 4 0 5 0 10zM218 243c-56-74-112-146-169-220-3-4-3-5-7-10 15 0 31 0 46 0 43 58 86 117 130 175 0 18 0 37 0 55z"><text:p/></draw:path></draw:g></text:span><text:span text:style-name="T8"><text:s/>כך ש־</text:span><text:span text:style-name="T8"><draw:g text:anchor-type="as-char" svg:y="-0.1134in" draw:z-index="164" draw:name="Shape99" draw:style-name="gr1"><svg:title>TexMaths</svg:title><svg:desc>11§display§\foral n \in \N. f(n) = c§svg§600§FALSE§</svg:desc><draw:path draw:style-name="gr2" draw:text-style-name="P5" svg:width="0.9819in" svg:height="0.1358in" svg:x="0.0031in" svg:y="0.0071in" svg:viewBox="0 0 2495 346" svg:d="M1248 346c-416 0-832 0-1248 0 0-116 0-230 0-346 832 0 1663 0 2495 0 0 116 0 230 0 346-416 0-832 0-1247 0z"><text:p/></draw:path><draw:path draw:style-name="gr3" draw:text-style-name="P6" svg:width="0.0823in" svg:height="0.0685in" svg:x="-0.0004in" svg:y="0.0453in" svg:viewBox="0 0 210 175" svg:d="M23 148c-1 6-3 15-3 17 0 7 5 10 11 10 4 0 12-3 14-11 1-1 6-19 8-29 3-12 5-23 9-34 2-9 4-17 6-26 1-7 5-18 5-19 5-12 26-47 62-47 18 0 21 14 21 26 0 24-19 74-25 91-3 8-3 13-3 17 0 19 13 32 32 32 36 0 50-56 50-59 0-4-3-4-4-4-5 0-5 1-7 7-8 26-20 47-39 47-6 0-9-3-9-12 0-10 3-19 6-27 8-21 25-63 25-85 0-27-17-42-46-42-34 0-52 25-59 34-2-22-19-34-36-34-18 0-26 15-29 22-7 13-12 36-12 37 0 5 4 5 6 5 3 0 3-1 6-9 7-27 14-46 28-46 7 0 12 4 12 17 0 8-1 13-6 32-7 30-15 60-23 90z"><text:p/></draw:path><draw:path draw:style-name="gr3" draw:text-style-name="P6" svg:width="0.0756in" svg:height="0.087in" svg:x="0.1417in" svg:y="0.0307in" svg:viewBox="0 0 193 222" svg:d="M179 120c7 0 14 0 14-8 0-9-7-9-14-9-55 0-109 0-164 0 5-50 50-88 104-88 20 0 41 0 60 0 7 0 14 0 14-7 0-8-7-8-14-8-19 0-40 0-60 0-66 0-119 50-119 112s53 110 119 110c20 0 41 0 60 0 7 0 14 0 14-7s-7-7-14-7c-19 0-40 0-60 0-54 0-99-37-104-88 55 0 109 0 164 0z"><text:p/></draw:path><draw:path draw:style-name="gr3" draw:text-style-name="P6" svg:width="0.1028in" svg:height="0.1063in" svg:x="0.2764in" svg:y="0.0098in" svg:viewBox="0 0 262 271" svg:d="M34 35c0 63 0 126 0 187 0 20-3 28-23 28-4 0-11 0-11 7 0 6 7 6 13 6 20 0 41 0 61 0 6 0 12 0 12-6 0-7-7-7-11-7-22 0-26-9-26-29 0-58 0-118 0-176 57 74 112 148 168 220 3 5 5 6 8 6 7 0 7-7 7-13 0-72 0-145 0-217 0-21 3-27 21-28 2 0 9 0 9-6 0-7-6-7-13-7-19 0-38 0-57 0-6 0-13 0-13 7 0 6 7 6 11 6 22 1 26 9 26 29 0 39 0 80 0 121-39-53-79-105-117-157-4-6-6-6-14-6-22 0-45 0-67 0-7 0-14 0-14 7 0 6 7 6 9 6 10 1 18 8 21 12 0 4 0 5 0 10zM218 243c-56-72-112-146-169-220-3-5-3-5-7-10 15 0 31 0 46 0 43 59 87 117 130 176 0 18 0 37 0 54z"><text:p/></draw:path><draw:path draw:style-name="gr3" draw:text-style-name="P6" svg:width="0.0157in" svg:height="0.0157in" svg:x="0.3957in" svg:y="0.0972in" svg:viewBox="0 0 41 41" svg:d="M41 21c0-12-9-21-20-21s-21 9-21 21c0 11 10 20 21 20s20-9 20-20z"><text:p/></draw:path><draw:path draw:style-name="gr3" draw:text-style-name="P6" svg:width="0.0756in" svg:height="0.1374in" svg:x="0.4327in" svg:y="0.0067in" svg:viewBox="0 0 193 350" svg:d="M122 118c11 0 22 0 33 0 8 0 11 0 11-8 0-4-3-4-10-4-11 0-21 0-32 0 2-16 6-30 8-44 1-8 7-36 9-40 4-8 11-13 19-13 1 0 11 0 18 6-16 2-21 16-21 21 0 9 8 14 15 14 10 0 21-9 21-24 0-17-18-26-33-26-14 0-38 7-50 45-2 8-3 12-12 61-9 0-18 0-26 0s-13 0-13 7c0 5 4 5 11 5 9 0 17 0 26 0-10 50-19 100-29 151-8 37-14 72-34 72-1 0-11 0-19-6 18-1 22-16 22-21 0-9-7-13-14-13-11 0-22 8-22 23 0 17 18 26 33 26 21 0 36-23 44-37 12-25 21-71 21-74 8-40 16-80 24-121z"><text:p/></draw:path><draw:path draw:style-name="gr3" draw:text-style-name="P6" svg:width="0.035in" svg:height="0.1512in" svg:x="0.5303in" svg:y="0in" svg:viewBox="0 0 90 385" svg:d="M90 381c0-1 0-1-6-8-49-49-61-122-61-179 0-68 14-136 62-183 5-5 5-5 5-7 0-3-2-4-4-4-3 0-39 26-62 76-20 42-24 85-24 118 0 28 4 75 25 119 23 47 58 72 61 72 2 0 4-1 4-4z"><text:p/></draw:path><draw:path draw:style-name="gr3" draw:text-style-name="P6" svg:width="0.0823in" svg:height="0.0685in" svg:x="0.5787in" svg:y="0.0453in" svg:viewBox="0 0 210 175" svg:d="M23 148c-1 6-3 15-3 17 0 7 5 10 11 10 4 0 11-3 14-11 0-1 5-19 8-29 2-12 5-23 8-34 2-9 5-17 6-26 2-7 5-18 6-19 5-12 26-47 62-47 18 0 21 14 21 26 0 24-18 74-25 91-3 8-3 13-3 17 0 19 13 32 32 32 36 0 50-56 50-59 0-4-4-4-5-4-4 0-4 1-6 7-8 26-21 47-39 47-7 0-9-3-9-12 0-10 3-19 6-27 8-21 25-63 25-85 0-27-18-42-46-42-34 0-53 25-60 34-1-22-18-34-35-34-18 0-26 15-29 22-6 13-12 36-12 37 0 5 3 4 4 5 5 0 5-1 7-9 7-27 14-46 29-46 7 0 12 4 12 17 0 8-1 13-7 32-8 30-14 60-22 90z"><text:p/></draw:path><draw:path draw:style-name="gr3" draw:text-style-name="P6" svg:width="0.0346in" svg:height="0.1512in" svg:x="0.6744in" svg:y="0in" svg:viewBox="0 0 89 385" svg:d="M89 194c0-31-4-77-25-121-23-48-56-73-61-73-2 0-3 2-3 4s0 2 8 9c37 38 59 99 59 181 0 64-14 132-63 180-4 6-4 6-4 7 0 2 1 4 3 4 5 0 39-26 62-76 20-41 24-84 24-115z"><text:p/></draw:path><draw:path draw:style-name="gr3" draw:text-style-name="P6" svg:width="0.1004in" svg:height="0.0354in" svg:x="0.7756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591in" svg:height="0.0685in" svg:x="0.9339in" svg:y="0.0453in" svg:viewBox="0 0 151 175" svg:d="M137 24c-6 0-12 0-17 6-6 5-7 12-7 15 0 9 7 13 15 13 11 0 22-10 22-25 0-19-19-33-47-33-51 0-103 55-103 110 0 34 23 65 63 65 55 0 88-41 88-45 0-2-3-6-5-6s-3 2-5 5c-31 37-73 37-77 37-24 0-35-18-35-42 0-15 7-52 21-77 12-22 32-38 54-38 14 0 28 4 33 15z"><text:p/></draw:path></draw:g></text:span><text:span text:style-name="T8"> ולכן מכלל </text:span><text:span text:style-name="T8"><draw:g text:anchor-type="as-char" svg:y="-0.0689in" draw:z-index="163" draw:name="Shape100" draw:style-name="gr1"><svg:title>TexMaths</svg:title><svg:desc>11§display§\eta§svg§600§FALSE§</svg:desc><draw:path draw:style-name="gr2" draw:text-style-name="P5" svg:width="0.0583in" svg:height="0.0831in" svg:x="0.0031in" svg:y="0.0071in" svg:viewBox="0 0 149 212" svg:d="M0 0c49 0 100 0 149 0 0 70 0 142 0 212-49 0-100 0-149 0 0-70 0-142 0-212z"><text:p/></draw:path><draw:path draw:style-name="gr3" draw:text-style-name="P6" svg:width="0.0697in" svg:height="0.0988in" svg:x="-0.0004in" svg:y="0in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6 5 10 11 10 12 0 15-11 16-16 15-57 29-115 44-172z"><text:p/></draw:path></draw:g></text:span><text:span text:style-name="T8"><text:s/>אפשר לקבוע </text:span><text:span text:style-name="T8"><draw:g text:anchor-type="as-char" svg:y="-0.1075in" draw:z-index="162" draw:name="Shape101" draw:style-name="gr1"><svg:title>TexMaths</svg:title><svg:desc>11§display§f = \lambda n \in \N. c§svg§600§FALSE§</svg:desc><draw:path draw:style-name="gr2" draw:text-style-name="P5" svg:width="0.861in" svg:height="0.1217in" svg:x="-0.0004in" svg:y="0.0075in" svg:viewBox="0 0 2188 310" svg:d="M0 0c729 0 1459 0 2188 0 0 103 0 207 0 310-729 0-1459 0-2188 0 0-103 0-207 0-310z"><text:p/></draw:path><draw:path draw:style-name="gr3" draw:text-style-name="P6" svg:width="0.0756in" svg:height="0.1374in" svg:x="0in" svg:y="0in" svg:viewBox="0 0 193 350" svg:d="M121 118c11 0 22 0 33 0 8 0 12 0 12-8 0-4-4-4-11-4-11 0-21 0-32 0 2-16 6-30 8-44 2-8 8-36 10-40 3-8 10-13 17-13 3 0 13 0 20 6-17 2-21 16-21 21 0 9 7 13 15 13 10 0 21-7 21-23 0-17-18-26-35-26-13 0-37 7-48 45-2 8-3 12-13 61-9 0-18 0-27 0-7 0-12 0-12 7 0 5 5 5 11 5 9 0 17 0 26 0-10 50-19 100-29 150-7 38-13 73-34 73-1 0-11 0-18-7 18-1 21-15 21-20 0-9-6-14-14-14-10 0-21 8-21 23 0 18 17 27 32 27 22 0 37-23 44-38 12-24 22-71 22-73 8-41 15-81 23-121z"><text:p/></draw:path><draw:path draw:style-name="gr3" draw:text-style-name="P6" svg:width="0.1008in" svg:height="0.0354in" svg:x="0.1335in" svg:y="0.052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48in" svg:height="0.1067in" svg:x="0.2937in" svg:y="0.002in" svg:viewBox="0 0 191 272" svg:d="M118 155c15 40 34 98 40 107s10 9 20 9c4 0 6 0 9 0s4-3 4-5c0-1-1-1-2-3-3-4-6-10-9-18-26-72-52-145-79-217-7-24-28-28-47-28-1 0-7 0-7 4s3 3 4 4c13 2 15 4 25 31 12 35 25 70 37 105-35 34-71 69-106 105-5 4-7 6-7 12 0 5 4 11 11 11 6 0 10-5 13-9 31-36 63-73 94-108z"><text:p/></draw:path><draw:path draw:style-name="gr3" draw:text-style-name="P6" svg:width="0.0823in" svg:height="0.0685in" svg:x="0.3787in" svg:y="0.0402in" svg:viewBox="0 0 210 175" svg:d="M23 147c-1 7-3 16-3 18 0 7 5 10 11 10 4 0 12-3 14-11 1-1 6-19 8-29 3-12 5-23 9-34 2-9 4-17 6-26 1-7 5-18 5-19 5-12 26-47 62-47 18 0 21 14 21 26 0 24-18 74-24 90-4 9-4 14-4 18 0 19 13 32 32 32 36 0 50-56 50-59 0-4-3-4-4-4-5 0-5 1-7 7-8 26-20 47-38 47-7 0-10-3-10-12 0-10 3-19 6-28 8-20 25-62 25-84 0-27-17-42-46-42-34 0-52 25-59 34-2-22-19-34-36-34-18 0-26 15-29 22-6 13-12 36-12 37 0 5 4 5 6 5 3 0 4-1 6-9 7-27 14-46 28-46 7 0 12 4 12 17 0 8-1 12-6 32-7 30-15 60-23 89z"><text:p/></draw:path><draw:path draw:style-name="gr3" draw:text-style-name="P6" svg:width="0.076in" svg:height="0.087in" svg:x="0.5205in" svg:y="0.0256in" svg:viewBox="0 0 194 222" svg:d="M179 120c7 0 15 0 15-8 0-9-8-9-15-9-55 0-109 0-164 0 6-50 50-88 104-88 20 0 41 0 60 0 7 0 15 0 15-7 0-8-8-8-15-8-19 0-40 0-60 0-66 0-119 50-119 112s53 110 119 110c20 0 41 0 60 0 7 0 15 0 15-8 0-7-8-7-15-7-19 0-40 0-60 0-54 0-98-36-104-87 55 0 109 0 164 0z"><text:p/></draw:path><draw:path draw:style-name="gr3" draw:text-style-name="P6" svg:width="0.1028in" svg:height="0.1063in" svg:x="0.6551in" svg:y="0.0028in" svg:viewBox="0 0 262 271" svg:d="M34 35c0 63 0 126 0 187 0 20-3 28-23 28-4 0-11 0-11 6 0 7 7 7 13 7 20 0 41 0 61 0 6 0 12 0 12-7 0-6-6-6-11-6-22 0-24-9-24-29 0-58 0-118 0-176 55 74 111 146 166 220 4 5 5 6 9 6 6 0 6-7 6-14 0-72 0-144 0-216 0-21 3-27 21-28 2 0 9 0 9-6 0-7-6-7-12-7-19 0-39 0-57 0-7 0-14 0-14 7 0 6 8 6 12 6 21 1 25 9 25 29 0 39 0 80 0 121-39-53-78-105-117-157-4-6-5-6-14-6-22 0-45 0-67 0-7 0-12 0-12 7 0 6 5 6 7 6 10 1 18 8 22 12-1 4-1 5-1 10zM219 243c-56-73-112-146-168-220-5-5-5-5-9-10 15 0 31 0 46 0 44 59 87 117 131 175 0 19 0 37 0 55z"><text:p/></draw:path><draw:path draw:style-name="gr3" draw:text-style-name="P6" svg:width="0.0157in" svg:height="0.0157in" svg:x="0.7748in" svg:y="0.0902in" svg:viewBox="0 0 41 41" svg:d="M41 21c0-12-10-21-21-21s-20 9-20 21c0 11 9 20 20 20s21-9 21-20z"><text:p/></draw:path><draw:path draw:style-name="gr3" draw:text-style-name="P6" svg:width="0.0591in" svg:height="0.0685in" svg:x="0.8098in" svg:y="0.0402in" svg:viewBox="0 0 151 175" svg:d="M138 24c-7 0-11 0-17 6-7 5-8 12-8 15 0 9 8 13 15 13 11 0 22-10 22-25 0-19-19-33-47-33-51 0-103 55-103 110 0 34 23 65 63 65 55 0 88-41 88-45 0-2-2-6-5-6-2 0-3 1-5 5-31 37-73 37-77 37-24 0-35-19-35-42 0-15 7-52 21-77 12-22 34-38 55-38 13 0 27 4 33 15z"><text:p/></draw:path></draw:g></text:span><text:span text:style-name="T8">. נוכיח </text:span><text:span text:style-name="T8"><draw:g text:anchor-type="as-char" svg:y="-0.1091in" draw:z-index="161" draw:name="Shape102" draw:style-name="gr1"><svg:title>TexMaths</svg:title><svg:desc>11§display§f \in A§svg§600§FALSE§</svg:desc><draw:path draw:style-name="gr2" draw:text-style-name="P5" svg:width="0.3697in" svg:height="0.1232in" svg:x="-0.0004in" svg:y="0.0079in" svg:viewBox="0 0 940 314" svg:d="M0 0c313 0 627 0 940 0 0 104 0 210 0 314-313 0-627 0-940 0 0-104 0-210 0-314z"><text:p/></draw:path><draw:path draw:style-name="gr3" draw:text-style-name="P6" svg:width="0.0752in" svg:height="0.137in" svg:x="0in" svg:y="0.0016in" svg:viewBox="0 0 192 349" svg:d="M121 118c11 0 22 0 33 0 8 0 12 0 12-8 0-5-4-5-11-5-11 0-21 0-32 0 2-15 6-29 8-43 2-8 7-36 10-41 3-7 10-12 17-12 2 0 12 0 19 6-17 1-20 16-20 21 0 9 7 13 14 13 10 0 21-8 21-23 0-17-17-26-34-26-13 0-37 7-48 45-2 8-3 12-13 60-9 0-18 0-27 0-7 0-12 0-12 8 0 5 4 5 11 5 9 0 17 0 26 0-10 50-19 99-29 150-7 37-13 72-34 72-1 0-11 0-18-6 18-1 21-15 21-21 0-9-6-13-14-13-10 0-21 8-21 23 0 17 16 26 32 26 22 0 37-23 44-37 12-24 21-71 22-74 8-40 15-80 23-120z"><text:p/></draw:path><draw:path draw:style-name="gr3" draw:text-style-name="P6" svg:width="0.0756in" svg:height="0.087in" svg:x="0.1374in" svg:y="0.0268in" svg:viewBox="0 0 193 222" svg:d="M180 119c7 0 13 0 13-8s-6-8-13-8c-55 0-109 0-164 0 5-51 49-88 104-88 20 0 40 0 60 0 7 0 13 0 13-7 0-8-6-8-13-8-21 0-40 0-61 0-66 0-119 48-119 111 0 61 53 111 119 111 21 0 40 0 61 0 7 0 13 0 13-8s-6-8-13-8c-20 0-40 0-60 0-55 0-99-36-104-87 55 0 109 0 164 0z"><text:p/></draw:path><draw:path draw:style-name="gr3" draw:text-style-name="P6" svg:width="0.1039in" svg:height="0.1079in" svg:x="0.2732in" svg:y="0in" svg:viewBox="0 0 265 275" svg:d="M56 231c-15 25-31 30-47 32-6 1-9 1-9 7 0 2 2 5 5 5 10 0 22-2 33-2 13 0 27 2 39 2 2 0 8 0 8-8 0-3-4-4-7-4-9 0-18-4-18-14 0-4 3-8 5-14 10-16 20-33 30-49 31 0 64 0 96 0 1 7 7 60 7 64 0 11-20 13-28 13-5 0-10 0-10 7 0 5 5 5 6 5 16 0 33-2 48-2 10 0 34 2 44 2 3 0 7 0 7-8 0-4-4-4-9-4-24 0-24-3-25-14-8-80-16-160-23-240-1-8-1-9-8-9s-8 2-10 7c-45 74-89 149-134 224zM102 175c26-43 51-86 76-128 3 42 8 85 12 128-30 0-58 0-88 0z"><text:p/></draw:path></draw:g></text:span><text:span text:style-name="T8">, כלומר נוכיח </text:span><text:span text:style-name="T8"><draw:g text:anchor-type="as-char" svg:y="-0.1134in" draw:z-index="160" draw:name="Shape103" draw:style-name="gr1"><svg:title>TexMaths</svg:title><svg:desc>11§display§|(A \to \N) / R_h| = 1§svg§600§FALSE§</svg:desc><draw:path draw:style-name="gr2" draw:text-style-name="P5" svg:width="1.1843in" svg:height="0.1358in" svg:x="-0.0004in" svg:y="0.0071in" svg:viewBox="0 0 3009 346" svg:d="M1506 346c-503 0-1004 0-1506 0 0-116 0-230 0-346 1003 0 2006 0 3009 0 0 116 0 230 0 346-501 0-1003 0-1503 0z"><text:p/></draw:path><draw:path draw:style-name="gr3" draw:text-style-name="P6" svg:width="0.0055in" svg:height="0.1512in" svg:x="0.0102in" svg:y="0in" svg:viewBox="0 0 15 385" svg:d="M15 14c0-6 0-14-7-14-8 0-8 8-8 14 0 119 0 238 0 357 0 7 0 14 8 14 7 0 7-7 7-14 0-119 0-238 0-357z"><text:p/></draw:path><draw:path draw:style-name="gr3" draw:text-style-name="P6" svg:width="0.0346in" svg:height="0.1512in" svg:x="0.0496in" svg:y="0in" svg:viewBox="0 0 89 385" svg:d="M89 381c0-1 0-1-7-8-48-49-60-122-60-180 0-67 14-135 63-182 4-5 4-5 4-7 0-3-1-4-3-4-5 0-40 26-62 76-20 42-24 85-24 117 0 29 3 76 25 120 23 47 56 72 61 72 2 0 3-1 3-4z"><text:p/></draw:path><draw:path draw:style-name="gr3" draw:text-style-name="P6" svg:width="0.1039in" svg:height="0.1079in" svg:x="0.0988in" svg:y="0.0043in" svg:viewBox="0 0 265 275" svg:d="M55 231c-15 26-30 31-47 32-5 1-8 1-8 8 0 2 2 4 4 4 11 0 23-1 34-1 13 0 26 1 39 1 2 0 7 0 7-7 0-4-4-5-6-5-9 0-19-3-19-13 0-4 3-9 6-14 10-17 20-32 30-49 31 0 64 0 96 0 1 9 7 60 7 64 0 11-21 12-29 12-5 0-8 0-8 8 0 4 4 4 5 4 15 0 32-1 48-1 10 0 35 1 43 1 4 0 8 0 8-7 0-5-4-5-9-5-24 0-24-2-25-13-8-79-17-160-24-240 0-8 0-10-7-10-6 0-8 3-10 7-45 74-90 149-135 224zM102 175c26-43 51-85 76-127 5 42 8 84 12 127-29 0-58 0-88 0z"><text:p/></draw:path><draw:path draw:style-name="gr3" draw:text-style-name="P6" svg:width="0.1346in" svg:height="0.0787in" svg:x="0.2583in" svg:y="0.0362in" svg:viewBox="0 0 343 201" svg:d="M301 109c-22 15-32 32-35 36-17 27-21 51-21 52 0 4 6 4 8 4 7 0 8-1 9-7 9-38 32-71 76-88 4-1 5-4 5-6 0-3-2-3-3-3-17-7-64-27-78-91-1-5-2-6-9-6-2 0-8 0-8 4 0 2 5 26 20 51 8 12 20 25 36 37-95 0-191 0-287 0-7 0-14-1-14 8 0 8 7 9 14 9 96 0 192 0 287 0z"><text:p/></draw:path><draw:path draw:style-name="gr3" draw:text-style-name="P6" svg:width="0.1028in" svg:height="0.1063in" svg:x="0.448in" svg:y="0.0098in" svg:viewBox="0 0 262 271" svg:d="M34 35c0 63 0 126 0 187 0 20-3 28-23 28-4 0-11 0-11 7 0 6 7 6 13 6 20 0 41 0 61 0 6 0 12 0 12-6 0-7-6-7-11-7-22 0-24-9-24-29 0-58 0-118 0-176 55 74 111 148 166 220 4 5 5 6 8 6 7 0 7-7 7-13 0-72 0-145 0-217 0-21 3-27 21-28 2 0 9 0 9-6 0-7-6-7-12-7-19 0-39 0-58 0-6 0-13 0-13 7 0 6 8 6 12 6 21 1 25 9 25 29 0 39 0 80 0 121-39-53-79-105-117-157-4-6-6-6-14-6-22 0-45 0-67 0-7 0-13 0-13 7 0 6 6 6 8 6 10 1 18 8 22 12-1 4-1 5-1 10zM218 243c-56-72-111-146-167-220-5-5-5-5-9-10 15 0 31 0 46 0 43 59 87 117 130 176 0 18 0 37 0 54z"><text:p/></draw:path><draw:path draw:style-name="gr3" draw:text-style-name="P6" svg:width="0.035in" svg:height="0.1512in" svg:x="0.5626in" svg:y="0in" svg:viewBox="0 0 90 385" svg:d="M90 193c0-30-4-76-25-120-23-48-57-73-61-73-2 0-4 2-4 4s0 2 8 9c37 38 59 99 59 180 0 65-14 133-62 181-5 6-5 6-5 7 0 2 2 4 4 4 4 0 39-26 62-76 20-41 24-84 24-116z"><text:p/></draw:path><draw:path draw:style-name="gr3" draw:text-style-name="P6" svg:width="0.0591in" svg:height="0.1512in" svg:x="0.6213in" svg:y="0in" svg:viewBox="0 0 151 385" svg:d="M148 15c3-5 3-6 3-7 0-5-4-8-8-8-3 0-6 1-7 3-45 123-89 245-134 367-2 5-2 7-2 8 0 4 3 7 8 7s6-3 8-10c44-120 88-240 132-360z"><text:p/></draw:path><draw:path draw:style-name="gr3" draw:text-style-name="P6" svg:width="0.1083in" svg:height="0.1063in" svg:x="0.6953in" svg:y="0.0098in" svg:viewBox="0 0 276 271" svg:d="M129 26c2-9 4-13 11-14 3 0 16 0 24 0 27 0 70 0 70 38 0 13-6 39-22 55-10 10-29 22-65 22-14 0-28 0-43 0 8-35 17-68 25-101zM185 132c38-9 84-35 84-75 0-33-34-57-84-57-38 0-74 0-111 0-8 0-11 0-11 8 0 4 3 4 11 4 1 0 8 0 14 0 8 1 11 1 11 7 0 1 0 2-1 7-18 69-35 138-53 206-3 15-4 18-34 18-8 0-11 0-11 8 0 4 4 4 5 4 11 0 38-1 49-1s38 1 49 1c4 0 8 0 8-8 0-4-3-4-11-4-14 0-25 0-25-7 0-2 1-4 1-6 9-33 16-67 25-102 16 0 31 0 46 0 36 0 43 22 43 36 0 5-3 17-5 26-4 10-7 24-7 32 0 42 46 42 52 42 33 0 46-40 46-44 0-6-3-3-4-6-4 0-5 4-6 6-10 28-26 35-35 35-12 0-15-9-15-23 0-12 2-31 4-43 0-6 1-13 1-19 0-29-26-42-36-45z"><text:p/></draw:path><draw:path draw:style-name="gr3" draw:text-style-name="P6" svg:width="0.0575in" svg:height="0.0744in" svg:x="0.8126in" svg:y="0.0626in" svg:viewBox="0 0 147 190" svg:d="M64 9c1-1 1-3 1-5 0-1-1-4-5-4s-27 2-34 3c-2 0-5 0-5 7 0 3 3 3 6 3 14 0 14 2 14 5 0 1-1 3-1 5-14 51-26 101-39 153-1 5-1 3-1 6 0 4 3 8 9 8 3 0 9-1 11-6 1-2 3-11 4-18 2-7 5-15 7-23 1-4 3-14 4-19 3-11 3-11 8-19 9-14 23-29 44-29 15 0 15 13 15 20 0 15-11 46-15 57-3 8-5 10-5 14 0 15 13 23 26 23 27 0 39-37 39-40 0-5-3-5-4-5-3 0-4 3-6 6-5 21-17 32-28 32-6 0-7-4-7-9 0-7 1-10 7-22 3-9 14-37 14-53 0-3 0-15-10-23-5-3-13-7-25-7-20 0-34 10-44 22 7-27 13-55 20-82z"><text:p/></draw:path><draw:path draw:style-name="gr3" draw:text-style-name="P6" svg:width="0.0055in" svg:height="0.1512in" svg:x="0.9012in" svg:y="0in" svg:viewBox="0 0 15 385" svg:d="M15 14c0-6 0-14-7-14-8 0-8 8-8 14 0 119 0 238 0 357 0 7 0 14 8 14 7 0 7-7 7-14 0-119 0-238 0-357z"><text:p/></draw:path><draw:path draw:style-name="gr3" draw:text-style-name="P6" svg:width="0.1008in" svg:height="0.0354in" svg:x="0.9764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5in" svg:height="0.1in" svg:x="1.1421in" svg:y="0.013in" svg:viewBox="0 0 128 255" svg:d="M79 10c0-10 0-10-9-10-24 24-58 24-70 24 0 5 0 8 0 12 8 0 31 0 51-10 0 66 0 133 0 199 0 14-2 18-37 18-4 0-7 0-12 0 0 5 0 9 0 12 13-1 47-1 63-1 15 0 48 0 63 1 0-3 0-7 0-12-5 0-8 0-13 0-35 0-36-4-36-18 0-72 0-144 0-215z"><text:p/></draw:path></draw:g></text:span><text:span text:style-name="T8">. ידוע </text:span><text:span text:style-name="T8"><draw:g text:anchor-type="as-char" svg:y="-0.1134in" draw:z-index="159" draw:name="Shape104" draw:style-name="gr1"><svg:title>TexMaths</svg:title><svg:desc>11§display§|(A \to \N) / R_h| \neq 0§svg§600§FALSE§</svg:desc><draw:path draw:style-name="gr2" draw:text-style-name="P5" svg:width="1.1906in" svg:height="0.1358in" svg:x="-0.0004in" svg:y="0.0071in" svg:viewBox="0 0 3025 346" svg:d="M1513 346c-505 0-1009 0-1513 0 0-116 0-230 0-346 1009 0 2016 0 3025 0 0 116 0 230 0 346-504 0-1009 0-1512 0z"><text:p/></draw:path><draw:path draw:style-name="gr3" draw:text-style-name="P6" svg:width="0.0055in" svg:height="0.1512in" svg:x="0.0102in" svg:y="0in" svg:viewBox="0 0 15 385" svg:d="M15 14c0-6 0-14-7-14-8 0-8 8-8 14 0 119 0 238 0 357 0 7 0 14 8 14 7 0 7-7 7-14 0-119 0-238 0-357z"><text:p/></draw:path><draw:path draw:style-name="gr3" draw:text-style-name="P6" svg:width="0.0346in" svg:height="0.1512in" svg:x="0.0496in" svg:y="0in" svg:viewBox="0 0 89 385" svg:d="M89 381c0-1 0-1-6-8-49-49-61-122-61-180 0-67 14-135 63-182 4-5 4-5 4-7 0-3-1-4-3-4-5 0-40 26-62 76-20 42-24 85-24 117 0 29 3 76 25 120 23 47 56 72 61 72 2 0 3-1 3-4z"><text:p/></draw:path><draw:path draw:style-name="gr3" draw:text-style-name="P6" svg:width="0.1039in" svg:height="0.1079in" svg:x="0.0988in" svg:y="0.0043in" svg:viewBox="0 0 265 275" svg:d="M55 231c-15 26-30 31-47 32-5 1-8 1-8 8 0 2 1 4 4 4 11 0 24-1 35-1 12 0 25 1 38 1 2 0 7 0 7-7 0-4-4-5-6-5-9 0-19-3-19-13 0-4 3-9 6-14 10-17 20-32 30-49 32 0 65 0 96 0 2 9 7 60 7 64 0 11-21 12-29 12-5 0-8 0-8 8 0 4 4 4 5 4 16 0 32-1 49-1 8 0 34 1 42 1 4 0 8 0 8-7 0-5-4-5-9-5-24 0-24-2-25-13-8-79-16-160-24-240 0-8 0-10-7-10-6 0-7 3-10 7-45 74-90 149-135 224zM101 175c26-43 52-85 77-127 5 42 8 84 12 127-29 0-59 0-89 0z"><text:p/></draw:path><draw:path draw:style-name="gr3" draw:text-style-name="P6" svg:width="0.1346in" svg:height="0.0787in" svg:x="0.2583in" svg:y="0.0362in" svg:viewBox="0 0 343 201" svg:d="M300 109c-21 15-30 32-34 36-17 27-21 51-21 52 0 4 5 4 8 4 7 0 8-1 9-7 9-38 32-71 76-88 4-1 5-4 5-6 0-3-2-3-3-3-17-7-64-27-78-91-1-5-2-6-9-6-3 0-8 0-8 4 0 2 4 26 20 51 8 12 19 25 35 37-95 0-191 0-287 0-6 0-13-1-13 8 0 8 7 9 13 9 96 0 192 0 287 0z"><text:p/></draw:path><draw:path draw:style-name="gr3" draw:text-style-name="P6" svg:width="0.1028in" svg:height="0.1063in" svg:x="0.448in" svg:y="0.0098in" svg:viewBox="0 0 262 271" svg:d="M34 35c0 63 0 126 0 187 0 20-3 28-23 28-4 0-11 0-11 7 0 6 7 6 13 6 20 0 41 0 61 0 6 0 12 0 12-6 0-7-6-7-11-7-22 0-25-9-25-29 0-58 0-118 0-176 56 74 111 148 167 220 3 5 5 6 9 6 6 0 6-7 6-13 0-72 0-145 0-217 0-21 3-27 21-28 2 0 9 0 9-6 0-7-6-7-13-7-19 0-38 0-56 0-7 0-14 0-14 7 0 6 8 6 11 6 22 1 26 9 26 29 0 39 0 80 0 121-39-53-78-105-117-157-4-6-5-6-14-6-22 0-45 0-67 0-7 0-14 0-14 7 0 6 7 6 9 6 10 1 18 8 21 12 0 4 0 5 0 10zM218 243c-56-72-112-146-168-220-4-5-4-5-8-10 15 0 31 0 46 0 43 59 87 117 130 176 0 18 0 37 0 54z"><text:p/></draw:path><draw:path draw:style-name="gr3" draw:text-style-name="P6" svg:width="0.035in" svg:height="0.1512in" svg:x="0.5626in" svg:y="0in" svg:viewBox="0 0 90 385" svg:d="M90 193c0-30-4-76-26-120-23-48-56-73-60-73-2 0-4 2-4 4s0 2 8 9c37 38 59 99 59 180 0 65-14 133-61 181-6 6-6 6-6 7 0 2 2 4 4 4 4 0 39-26 62-76 19-41 24-84 24-116z"><text:p/></draw:path><draw:path draw:style-name="gr3" draw:text-style-name="P6" svg:width="0.0591in" svg:height="0.1512in" svg:x="0.6213in" svg:y="0in" svg:viewBox="0 0 151 385" svg:d="M149 15c2-5 2-6 2-7 0-5-4-8-8-8-3 0-5 1-7 3-45 123-89 245-134 367-2 5-2 7-2 8 0 4 3 7 8 7s6-3 9-10c44-120 88-240 132-360z"><text:p/></draw:path><draw:path draw:style-name="gr3" draw:text-style-name="P6" svg:width="0.1083in" svg:height="0.1063in" svg:x="0.6953in" svg:y="0.0098in" svg:viewBox="0 0 276 271" svg:d="M129 26c2-9 3-13 11-14 3 0 15 0 23 0 27 0 70 0 70 38 0 13-5 39-21 55-10 10-30 22-65 22-14 0-29 0-44 0 9-35 17-68 26-101zM185 132c38-9 85-35 85-75 0-33-36-57-86-57-37 0-74 0-110 0-8 0-11 0-11 8 0 4 3 4 11 4 1 0 7 0 14 0 8 1 11 1 11 7 0 1-1 2-2 7-18 69-34 138-52 206-3 15-4 18-35 18-7 0-10 0-10 8 0 4 4 4 6 4 11 0 37-1 48-1s38 1 49 1c3 0 8 0 8-8 0-4-4-4-11-4-14 0-25 0-25-7 0-2 1-4 1-6 9-33 16-67 25-102 16 0 31 0 46 0 36 0 42 22 42 36 0 5-3 17-5 26-2 10-6 24-6 32 0 42 46 42 51 42 33 0 47-40 47-44 0-6-4-6-5-6-4 0-4 4-5 6-10 28-26 35-35 35-13 0-15-9-15-23 0-12 2-31 3-43 1-6 2-13 2-19 0-29-26-42-36-45z"><text:p/></draw:path><draw:path draw:style-name="gr3" draw:text-style-name="P6" svg:width="0.0575in" svg:height="0.0744in" svg:x="0.8126in" svg:y="0.0626in" svg:viewBox="0 0 147 190" svg:d="M64 9c0-1 1-3 1-5 0-1-1-4-4-4-6 0-28 2-35 3-2 0-6 0-6 7 0 3 4 3 8 3 12 0 12 2 12 5 0 1 0 3-1 5-13 51-26 101-38 153-1 5-1 3-1 6 0 4 3 8 9 8 3 0 8-1 11-6 1-2 3-11 4-18 2-7 5-15 7-23 1-4 3-14 4-19 2-11 2-11 8-19 9-14 22-29 44-29 14 0 15 13 15 20 0 15-12 46-15 57-3 8-4 10-4 14 0 15 12 23 25 23 27 0 39-37 39-40 0-5-3-4-4-5-4 0-4 3-5 6-7 21-18 32-29 32-6 0-7-4-7-9 0-7 1-10 6-22 3-9 14-37 14-53 0-3 0-15-10-23-4-3-12-7-24-7-20 0-34 10-45 22 7-27 14-55 21-82z"><text:p/></draw:path><draw:path draw:style-name="gr3" draw:text-style-name="P6" svg:width="0.0055in" svg:height="0.1512in" svg:x="0.9012in" svg:y="0in" svg:viewBox="0 0 15 385" svg:d="M15 14c0-6 0-14-7-14-8 0-8 8-8 14 0 119 0 238 0 357 0 7 0 14 8 14 7 0 7-7 7-14 0-119 0-238 0-357z"><text:p/></draw:path><draw:path draw:style-name="gr3" draw:text-style-name="P6" svg:width="0.0756in" svg:height="0.1409in" svg:x="0.989in" svg:y="0.0043in" svg:viewBox="0 0 193 359" svg:d="M190 15c3-5 3-6 3-7 0-2-3-8-8-8s-6 2-8 8c-58 112-115 223-174 336-3 5-3 6-3 7 0 4 3 8 8 8 4 0 5-2 9-8 58-112 115-223 173-336z"><text:p/></draw:path><draw:path draw:style-name="gr3" draw:text-style-name="P6" svg:width="0.1008in" svg:height="0.0354in" svg:x="0.9764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638in" svg:height="0.1035in" svg:x="1.1343in" svg:y="0.013in" svg:viewBox="0 0 163 264" svg:d="M163 133c0-31-2-61-16-90-17-37-49-43-66-43-23 0-51 10-67 45-12 28-14 57-14 88 0 29 1 64 18 92 16 32 44 39 63 39 21 0 50-7 68-45 12-25 14-55 14-86zM81 255c-15 0-38-9-45-46-4-22-4-58-4-80 0-26 0-51 3-72 8-45 37-49 46-49 13 0 38 7 46 45 4 22 4 52 4 76 0 28 0 55-4 79-7 36-29 47-46 47z"><text:p/></draw:path></draw:g></text:span><text:span text:style-name="T8"><text:s/>כי </text:span><text:span text:style-name="T8"><draw:g text:anchor-type="as-char" svg:y="-0.1043in" draw:z-index="158" draw:name="Shape105" draw:style-name="gr1"><svg:title>TexMaths</svg:title><svg:desc>11§display§R_h§svg§600§FALSE§</svg:desc><draw:path draw:style-name="gr2" draw:text-style-name="P5" svg:width="0.1646in" svg:height="0.111in" svg:x="0.0016in" svg:y="0.0071in" svg:viewBox="0 0 419 283" svg:d="M0 0c140 0 280 0 419 0 0 95 0 189 0 283-139 0-279 0-419 0 0-94 0-188 0-283z"><text:p/></draw:path><draw:path draw:style-name="gr3" draw:text-style-name="P6" svg:width="0.1075in" svg:height="0.1063in" svg:x="-0.0004in" svg:y="0in" svg:viewBox="0 0 274 271" svg:d="M129 26c2-8 4-13 11-14 3 0 16 0 24 0 26 0 68 0 68 39 0 12-4 39-20 54-9 10-30 23-64 23-15 0-29 0-43 0 7-34 15-68 24-102zM185 132c38-9 84-35 84-74 0-34-36-58-85-58-36 0-73 0-109 0-8 0-12 0-12 8 0 4 4 4 11 4 1 0 9 0 15 1 7 0 10 1 10 6 0 2 0 3-1 7-18 69-34 138-52 207-4 14-5 17-35 17-7 0-11 0-11 8 0 4 3 3 6 4 11 0 37-1 48-1 10 0 38 1 49 1 4 0 8 0 8-7 0-5-3-5-11-5-14 0-25 0-25-6 0-3 1-5 1-7 8-34 16-68 25-101 16 0 31 0 47 0 35 0 41 22 41 34 0 5-2 17-5 26-2 11-6 26-6 33 0 42 47 42 51 42 32 0 45-39 45-44s-3-5-4-5c-4 0-5 3-5 5-10 29-26 35-35 35-12 0-14-8-14-23 0-12 2-32 3-44 1-5 2-13 2-19 0-28-26-39-36-44z"><text:p/></draw:path><draw:path draw:style-name="gr3" draw:text-style-name="P6" svg:width="0.0579in" svg:height="0.074in" svg:x="0.1161in" svg:y="0.0531in" svg:viewBox="0 0 148 189" svg:d="M65 8c0-1 1-4 1-5s-1-3-4-3c-6 0-28 1-36 2-2 0-5 0-5 7 0 3 3 3 7 3 13 0 13 2 13 5 0 1 0 3-1 5-12 51-26 101-38 152-2 5-1 5-2 6 0 4 3 9 10 9 2 0 8-2 11-7 0-2 3-12 4-18 3-7 5-15 7-23 0-3 3-14 3-18 4-11 4-11 9-19 9-14 22-29 43-29 15 0 16 13 16 20 0 15-12 45-16 57-3 8-4 10-4 13 0 15 12 24 26 24 26 0 39-37 39-40 0-5-4-5-5-5-3 0-4 3-5 5-6 21-18 32-29 32-6 0-7-4-7-9 0-7 3-10 7-21 3-9 14-37 14-53 0-3 0-15-10-23-4-3-12-7-25-7-20 0-34 10-44 22 7-27 14-55 21-82z"><text:p/></draw:path></draw:g></text:span><text:span text:style-name="T8"><text:s/>אינו היחס הריק ולכן ניתן לבצע החלפה. נניח בשלילה </text:span><text:span text:style-name="T8"><draw:g text:anchor-type="as-char" svg:y="-0.1134in" draw:z-index="157" draw:name="Shape106" draw:style-name="gr1"><svg:title>TexMaths</svg:title><svg:desc>11§display§|(A \to \N) / R_h| &gt; 1§svg§600§FALSE§</svg:desc><draw:path draw:style-name="gr2" draw:text-style-name="P5" svg:width="1.1843in" svg:height="0.1358in" svg:x="-0.0004in" svg:y="0.0071in" svg:viewBox="0 0 3009 346" svg:d="M1506 346c-503 0-1004 0-1506 0 0-116 0-230 0-346 1003 0 2006 0 3009 0 0 116 0 230 0 346-501 0-1003 0-1503 0z"><text:p/></draw:path><draw:path draw:style-name="gr3" draw:text-style-name="P6" svg:width="0.0055in" svg:height="0.1512in" svg:x="0.0102in" svg:y="0in" svg:viewBox="0 0 15 385" svg:d="M15 14c0-6 0-14-7-14-8 0-8 8-8 14 0 119 0 238 0 357 0 7 0 14 8 14 7 0 7-7 7-14 0-119 0-238 0-357z"><text:p/></draw:path><draw:path draw:style-name="gr3" draw:text-style-name="P6" svg:width="0.0346in" svg:height="0.1512in" svg:x="0.0496in" svg:y="0in" svg:viewBox="0 0 89 385" svg:d="M89 381c0-1 0-1-7-8-48-49-60-122-60-180 0-67 14-135 63-182 4-5 4-5 4-7 0-3-1-4-3-4-5 0-40 26-62 76-20 42-24 85-24 117 0 29 3 76 25 120 23 47 56 72 61 72 2 0 3-1 3-4z"><text:p/></draw:path><draw:path draw:style-name="gr3" draw:text-style-name="P6" svg:width="0.1039in" svg:height="0.1079in" svg:x="0.0988in" svg:y="0.0043in" svg:viewBox="0 0 265 275" svg:d="M55 231c-15 26-30 31-47 32-5 1-8 1-8 8 0 2 2 4 4 4 11 0 23-1 34-1 13 0 26 1 39 1 2 0 7 0 7-7 0-4-4-5-6-5-9 0-19-3-19-13 0-4 3-9 6-14 10-17 20-32 30-49 31 0 64 0 96 0 1 9 7 60 7 64 0 11-21 12-29 12-5 0-8 0-8 8 0 4 4 4 5 4 15 0 32-1 48-1 10 0 35 1 43 1 4 0 8 0 8-7 0-5-4-5-9-5-24 0-24-2-25-13-8-79-17-160-24-240 0-8 0-10-7-10-6 0-8 3-10 7-45 74-90 149-135 224zM102 175c26-43 51-85 76-127 5 42 8 84 12 127-29 0-58 0-88 0z"><text:p/></draw:path><draw:path draw:style-name="gr3" draw:text-style-name="P6" svg:width="0.1346in" svg:height="0.0787in" svg:x="0.2583in" svg:y="0.0362in" svg:viewBox="0 0 343 201" svg:d="M301 109c-22 15-32 32-35 36-17 27-21 51-21 52 0 4 6 4 8 4 7 0 8-1 9-7 9-38 32-71 76-88 4-1 5-4 5-6 0-3-2-3-3-3-17-7-64-27-78-91-1-5-2-6-9-6-2 0-8 0-8 4 0 2 5 26 20 51 8 12 20 25 36 37-95 0-191 0-287 0-7 0-14-1-14 8 0 8 7 9 14 9 96 0 192 0 287 0z"><text:p/></draw:path><draw:path draw:style-name="gr3" draw:text-style-name="P6" svg:width="0.1028in" svg:height="0.1063in" svg:x="0.448in" svg:y="0.0098in" svg:viewBox="0 0 262 271" svg:d="M34 35c0 63 0 126 0 187 0 20-3 28-23 28-4 0-11 0-11 7 0 6 7 6 13 6 20 0 41 0 61 0 6 0 12 0 12-6 0-7-6-7-11-7-22 0-24-9-24-29 0-58 0-118 0-176 55 74 111 148 166 220 4 5 5 6 8 6 7 0 7-7 7-13 0-72 0-145 0-217 0-21 3-27 21-28 2 0 9 0 9-6 0-7-6-7-12-7-19 0-39 0-58 0-6 0-13 0-13 7 0 6 8 6 12 6 21 1 25 9 25 29 0 39 0 80 0 121-39-53-79-105-117-157-4-6-6-6-14-6-22 0-45 0-67 0-7 0-13 0-13 7 0 6 6 6 8 6 10 1 18 8 22 12-1 4-1 5-1 10zM218 243c-56-72-111-146-167-220-5-5-5-5-9-10 15 0 31 0 46 0 43 59 87 117 130 176 0 18 0 37 0 54z"><text:p/></draw:path><draw:path draw:style-name="gr3" draw:text-style-name="P6" svg:width="0.035in" svg:height="0.1512in" svg:x="0.5626in" svg:y="0in" svg:viewBox="0 0 90 385" svg:d="M90 193c0-30-4-76-25-120-23-48-57-73-61-73-2 0-4 2-4 4s0 2 8 9c37 38 59 99 59 180 0 65-14 133-62 181-5 6-5 6-5 7 0 2 2 4 4 4 4 0 39-26 62-76 20-41 24-84 24-116z"><text:p/></draw:path><draw:path draw:style-name="gr3" draw:text-style-name="P6" svg:width="0.0591in" svg:height="0.1512in" svg:x="0.6213in" svg:y="0in" svg:viewBox="0 0 151 385" svg:d="M148 15c3-5 3-6 3-7 0-5-4-8-8-8-3 0-6 1-7 3-45 123-89 245-134 367-2 5-2 7-2 8 0 4 3 7 8 7s6-3 8-10c44-120 88-240 132-360z"><text:p/></draw:path><draw:path draw:style-name="gr3" draw:text-style-name="P6" svg:width="0.1083in" svg:height="0.1063in" svg:x="0.6953in" svg:y="0.0098in" svg:viewBox="0 0 276 271" svg:d="M129 26c2-9 4-13 11-14 3 0 16 0 24 0 27 0 70 0 70 38 0 13-6 39-22 55-10 10-29 22-65 22-14 0-28 0-43 0 8-35 17-68 25-101zM185 132c38-9 84-35 84-75 0-33-34-57-84-57-38 0-74 0-111 0-8 0-11 0-11 8 0 4 3 4 11 4 1 0 8 0 14 0 8 1 11 1 11 7 0 1 0 2-1 7-18 69-35 138-53 206-3 15-4 18-34 18-8 0-11 0-11 8 0 4 4 4 5 4 11 0 38-1 49-1s38 1 49 1c4 0 8 0 8-8 0-4-3-4-11-4-14 0-25 0-25-7 0-2 1-4 1-6 9-33 16-67 25-102 16 0 31 0 46 0 36 0 43 22 43 36 0 5-3 17-5 26-4 10-7 24-7 32 0 42 46 42 52 42 33 0 46-40 46-44 0-6-3-3-4-6-4 0-5 4-6 6-10 28-26 35-35 35-12 0-15-9-15-23 0-12 2-31 4-43 0-6 1-13 1-19 0-29-26-42-36-45z"><text:p/></draw:path><draw:path draw:style-name="gr3" draw:text-style-name="P6" svg:width="0.0575in" svg:height="0.0744in" svg:x="0.8126in" svg:y="0.0626in" svg:viewBox="0 0 147 190" svg:d="M64 9c1-1 1-3 1-5 0-1-1-4-5-4s-27 2-34 3c-2 0-5 0-5 7 0 3 3 3 6 3 14 0 14 2 14 5 0 1-1 3-1 5-14 51-26 101-39 153-1 5-1 3-1 6 0 4 3 8 9 8 3 0 9-1 11-6 1-2 3-11 4-18 2-7 5-15 7-23 1-4 3-14 4-19 3-11 3-11 8-19 9-14 23-29 44-29 15 0 15 13 15 20 0 15-11 46-15 57-3 8-5 10-5 14 0 15 13 23 26 23 27 0 39-37 39-40 0-5-3-5-4-5-3 0-4 3-6 6-5 21-17 32-28 32-6 0-7-4-7-9 0-7 1-10 7-22 3-9 14-37 14-53 0-3 0-15-10-23-5-3-13-7-25-7-20 0-34 10-44 22 7-27 13-55 20-82z"><text:p/></draw:path><draw:path draw:style-name="gr3" draw:text-style-name="P6" svg:width="0.0055in" svg:height="0.1512in" svg:x="0.9012in" svg:y="0in" svg:viewBox="0 0 15 385" svg:d="M15 14c0-6 0-14-7-14-8 0-8 8-8 14 0 119 0 238 0 357 0 7 0 14 8 14 7 0 7-7 7-14 0-119 0-238 0-357z"><text:p/></draw:path><draw:path draw:style-name="gr3" draw:text-style-name="P6" svg:width="0.0925in" svg:height="0.087in" svg:x="0.9807in" svg:y="0.0307in" svg:viewBox="0 0 236 222" svg:d="M229 120c4-2 7-4 7-9s-3-5-7-8c-72-34-143-67-215-101-4-2-5-2-6-2-5 0-8 3-8 8 0 3 2 5 8 9 67 31 135 62 202 94-67 32-135 64-202 96-6 2-8 4-8 8s3 7 8 7c1 0 2 0 6-2 72-33 143-67 215-100z"><text:p/></draw:path><draw:path draw:style-name="gr3" draw:text-style-name="P6" svg:width="0.05in" svg:height="0.1in" svg:x="1.1421in" svg:y="0.013in" svg:viewBox="0 0 128 255" svg:d="M79 10c0-10 0-10-9-10-24 24-58 24-70 24 0 5 0 8 0 12 8 0 31 0 51-10 0 66 0 133 0 199 0 14-2 18-37 18-4 0-7 0-12 0 0 5 0 9 0 12 13-1 47-1 63-1 15 0 48 0 63 1 0-3 0-7 0-12-5 0-8 0-13 0-35 0-36-4-36-18 0-72 0-144 0-215z"><text:p/></draw:path></draw:g></text:span><text:span text:style-name="T8">, ומהנחת השלילה קיימים </text:span><text:span text:style-name="T8"><draw:g text:anchor-type="as-char" svg:y="-0.1075in" draw:z-index="156" draw:name="Shape107" draw:style-name="gr1"><svg:title>TexMaths</svg:title><svg:desc>11§display§f_1, f_2 \in \N \to \N§svg§600§FALSE§</svg:desc><draw:path draw:style-name="gr2" draw:text-style-name="P5" svg:width="0.9764in" svg:height="0.1217in" svg:x="-0.0004in" svg:y="0.0075in" svg:viewBox="0 0 2481 310" svg:d="M0 0c827 0 1654 0 2481 0 0 103 0 207 0 310-827 0-1654 0-2481 0 0-103 0-207 0-310z"><text:p/></draw:path><draw:path draw:style-name="gr3" draw:text-style-name="P6" svg:width="0.0756in" svg:height="0.1374in" svg:x="0in" svg:y="0in" svg:viewBox="0 0 193 350" svg:d="M121 118c11 0 22 0 33 0 8 0 12 0 12-8 0-4-4-4-11-4-11 0-21 0-32 0 2-16 6-30 8-44 2-8 8-36 10-40 3-8 10-13 17-13 3 0 13 0 20 6-17 1-21 16-21 21 0 9 7 13 15 13 10 0 21-7 21-23 0-17-18-26-35-26-13 0-37 7-48 45-2 8-3 12-13 61-9 0-18 0-27 0-7 0-12 0-12 7 0 5 5 5 11 5 9 0 17 0 26 0-10 50-19 100-29 150-7 38-13 73-34 73-1 0-11 0-18-7 18-1 21-15 21-20 0-9-6-14-14-14-10 0-21 8-21 23 0 18 17 27 32 27 22 0 37-23 44-38 12-24 22-71 22-73 8-41 15-81 23-121z"><text:p/></draw:path><draw:path draw:style-name="gr3" draw:text-style-name="P6" svg:width="0.0382in" svg:height="0.0697in" svg:x="0.078in" svg:y="0.0591in" svg:viewBox="0 0 98 178" svg:d="M61 8c0-8 0-8-8-8-18 17-42 16-53 16 0 4 0 7 0 10 7 0 24 0 40-7 0 46 0 92 0 138 0 9 0 12-28 12-3 0-6 0-10 0 0 4 0 6 0 9 5-1 38-1 48-1 8 0 42 0 48 1 0-3 0-5 0-9-3 0-7 0-10 0-27 0-27-3-27-12 0-50 0-100 0-149z"><text:p/></draw:path><draw:path draw:style-name="gr3" draw:text-style-name="P6" svg:width="0.0173in" svg:height="0.0449in" svg:x="0.1476in" svg:y="0.0902in" svg:viewBox="0 0 45 115" svg:d="M45 41c0-26-10-41-24-41-13 0-21 10-21 21 0 10 8 20 21 20 4 0 9-1 13-5 1-1 1-1 2-1 0 2 0 0 0 6 0 28-13 50-26 63-4 4-3 6-3 7 0 2 1 4 3 4 4 0 35-29 35-74z"><text:p/></draw:path><draw:path draw:style-name="gr3" draw:text-style-name="P6" svg:width="0.076in" svg:height="0.1374in" svg:x="0.2102in" svg:y="0in" svg:viewBox="0 0 194 350" svg:d="M122 118c11 0 22 0 33 0 8 0 12 0 12-8 0-4-4-4-11-4-11 0-21 0-32 0 3-16 6-30 8-44 2-8 8-36 10-40 3-8 10-13 18-13 2 0 12 0 18 6-16 1-21 16-21 21 0 9 8 13 15 13 11 0 22-7 22-23 0-17-18-26-34-26-14 0-38 7-49 45-3 8-4 12-13 61-9 0-18 0-26 0s-13 0-13 7c0 5 4 5 11 5 9 0 17 0 26 0-10 50-19 100-29 150-6 38-13 73-34 73-1 0-11 0-19-7 19-1 22-15 22-20 0-9-7-14-14-14-10 0-22 8-22 23 0 18 18 27 33 27 22 0 37-23 44-38 12-24 21-71 22-73 8-41 15-81 23-121z"><text:p/></draw:path><draw:path draw:style-name="gr3" draw:text-style-name="P6" svg:width="0.0469in" svg:height="0.0697in" svg:x="0.2835in" svg:y="0.0591in" svg:viewBox="0 0 120 178" svg:d="M120 130c-3 0-6 0-9 0-1 5-3 22-8 24-2 2-23 2-26 2-16 0-33 0-49 0 28-25 37-33 53-45 20-16 39-33 39-58 0-33-29-53-63-53s-57 23-57 48c0 14 12 15 14 15 7 0 15-5 15-15 0-4-1-14-16-14 9-19 27-24 40-24 26 0 41 21 41 43 0 23-17 42-26 51-22 21-43 42-65 64-3 2-3 4-3 10 37 0 75 0 112 0 2-15 6-32 8-48z"><text:p/></draw:path><draw:path draw:style-name="gr3" draw:text-style-name="P6" svg:width="0.076in" svg:height="0.087in" svg:x="0.4in" svg:y="0.0256in" svg:viewBox="0 0 194 222" svg:d="M180 120c7 0 14 0 14-8 0-9-7-9-14-9-55 0-108 0-163 0 4-50 48-88 103-88 20 0 41 0 60 0 7 0 14 0 14-7 0-8-7-8-14-8-20 0-40 0-61 0-66 0-119 49-119 112 0 62 53 110 119 110 21 0 41 0 61 0 7 0 14 0 14-8 0-7-7-7-14-7-19 0-40 0-60 0-55 0-99-36-103-87 55 0 108 0 163 0z"><text:p/></draw:path><draw:path draw:style-name="gr3" draw:text-style-name="P6" svg:width="0.1028in" svg:height="0.1063in" svg:x="0.5346in" svg:y="0.0028in" svg:viewBox="0 0 262 271" svg:d="M33 35c0 63 0 126 0 187 0 20-2 28-22 28-4 0-11 0-11 6 0 7 6 7 13 7 20 0 40 0 60 0 6 0 13 0 13-7 0-6-7-6-12-6-21 0-24-9-24-29 0-58 0-118 0-176 56 74 111 146 167 220 3 5 5 6 7 6 7 0 7-7 7-14 0-72 0-144 0-216 0-21 3-27 22-28 2 0 9 0 9-6 0-7-7-7-13-7-19 0-38 0-56 0-8 0-14 0-14 7 0 6 7 6 11 6 22 1 25 9 25 29 0 39 0 80 0 121-39-53-79-105-117-157-3-6-4-6-13-6-22 0-45 0-67 0-8 0-14 0-14 7 0 6 6 6 8 6 11 1 19 8 22 12-1 4-1 5-1 10zM218 243c-56-73-112-146-168-220-4-5-4-5-8-10 15 0 31 0 46 0 43 59 87 117 130 175 0 19 0 37 0 55z"><text:p/></draw:path><draw:path draw:style-name="gr3" draw:text-style-name="P6" svg:width="0.1346in" svg:height="0.0783in" svg:x="0.6913in" svg:y="0.0291in" svg:viewBox="0 0 343 200" svg:d="M300 109c-21 15-30 32-34 36-17 27-21 50-21 51 0 4 5 4 8 4 7 0 8-1 9-7 9-37 32-70 75-87 5-2 6-3 6-5 0-3-2-4-3-4-18-7-64-27-78-91-1-5-2-6-9-6-3 0-8 0-8 4 0 2 4 26 20 51 8 12 19 25 35 37-95 0-191 0-287 0-6 0-13 0-13 9 0 8 7 8 13 8 96 0 192 0 287 0z"><text:p/></draw:path><draw:path draw:style-name="gr3" draw:text-style-name="P6" svg:width="0.1028in" svg:height="0.1063in" svg:x="0.8811in" svg:y="0.0028in" svg:viewBox="0 0 262 271" svg:d="M34 35c0 63 0 126 0 187 0 20-3 28-23 28-4 0-11 0-11 6 0 7 7 7 13 7 20 0 41 0 61 0 6 0 12 0 12-7 0-6-7-6-11-6-22 0-25-9-25-29 0-58 0-118 0-176 56 74 111 146 167 220 3 5 5 6 9 6 6 0 6-7 6-14 0-72 0-144 0-216 0-21 3-27 21-28 2 0 9 0 9-6 0-7-6-7-13-7-19 0-38 0-56 0-7 0-14 0-14 7 0 6 7 6 11 6 22 1 26 9 26 29 0 39 0 80 0 121-39-53-78-105-117-157-4-6-5-6-14-6-22 0-45 0-67 0-7 0-14 0-14 7 0 6 7 6 9 6 10 1 18 8 21 12 0 4 0 5 0 10zM218 243c-56-73-112-146-168-220-4-5-4-5-8-10 15 0 31 0 46 0 43 59 87 117 130 175 0 19 0 37 0 55z"><text:p/></draw:path></draw:g></text:span><text:span text:style-name="T8"><text:s/></text:span><text:span text:style-name="T25">כך ש־</text:span><text:span text:style-name="T25"><draw:g text:anchor-type="as-char" svg:y="-0.1138in" draw:z-index="155" draw:name="Shape108" draw:style-name="gr1"><svg:title>TexMaths</svg:title><svg:desc>11§display§[f_1]_{R_h} \neq [f_2]_{R_h}§svg§600§FALSE§</svg:desc><draw:path draw:style-name="gr2" draw:text-style-name="P5" svg:width="0.9583in" svg:height="0.1374in" svg:x="-0.0004in" svg:y="0.0079in" svg:viewBox="0 0 2435 350" svg:d="M1218 350c-407 0-812 0-1218 0 0-117 0-233 0-350 811 0 1624 0 2435 0 0 117 0 233 0 350-405 0-811 0-1217 0z"><text:p/></draw:path><draw:path draw:style-name="gr3" draw:text-style-name="P6" svg:width="0.0205in" svg:height="0.1512in" svg:x="0.0102in" svg:y="0in" svg:viewBox="0 0 53 385" svg:d="M53 385c0-6 0-10 0-15-12 0-26 0-38 0 0-118 0-237 0-355 12 0 26 0 38 0 0-5 0-9 0-15-18 0-35 0-53 0 0 129 0 256 0 385 18 0 35 0 53 0z"><text:p/></draw:path><draw:path draw:style-name="gr3" draw:text-style-name="P6" svg:width="0.076in" svg:height="0.1374in" svg:x="0.0421in" svg:y="0.0075in" svg:viewBox="0 0 194 350" svg:d="M122 118c11 0 22 0 33 0 8 0 12 0 12-8 0-4-4-4-11-4-11 0-21 0-32 0 2-16 6-30 8-44 2-8 8-36 10-40 3-8 10-13 17-13 3 0 13 0 19 6-16 1-21 16-21 21 0 9 8 13 15 13 11 0 22-8 22-23 0-17-18-26-35-26-13 0-37 7-48 45-3 8-4 12-13 61-9 0-18 0-27 0-7 0-12 0-12 7 0 5 4 5 11 5 9 0 17 0 26 0-10 50-19 100-29 150-7 38-13 73-34 73-1 0-11 0-19-7 19-1 22-15 22-21 0-8-7-13-14-13-10 0-22 8-22 23 0 18 18 27 33 27 22 0 37-23 44-38 12-24 21-71 22-73 8-40 15-81 23-121z"><text:p/></draw:path><draw:path draw:style-name="gr3" draw:text-style-name="P6" svg:width="0.0382in" svg:height="0.0701in" svg:x="0.1205in" svg:y="0.0665in" svg:viewBox="0 0 98 179" svg:d="M60 8c0-8 0-8-7-8-18 17-42 17-53 17 0 3 0 6 0 9 7 0 24 0 38-7 0 46 0 92 0 138 0 9 0 12-26 12-3 0-8 0-11 0 0 4 0 7 0 10 6-1 39-1 48-1s43 0 49 1c0-3 0-6 0-10-3 0-7 0-10 0-28 0-28-3-28-12 0-50 0-100 0-149z"><text:p/></draw:path><draw:path draw:style-name="gr3" draw:text-style-name="P6" svg:width="0.0205in" svg:height="0.1512in" svg:x="0.1803in" svg:y="0in" svg:viewBox="0 0 53 385" svg:d="M53 0c-18 0-35 0-53 0 0 6 0 10 0 15 12 0 25 0 37 0 0 118 0 237 0 355-12 0-25 0-37 0 0 5 0 9 0 15 18 0 35 0 53 0 0-129 0-256 0-385z"><text:p/></draw:path><draw:path draw:style-name="gr3" draw:text-style-name="P6" svg:width="0.0823in" svg:height="0.0744in" svg:x="0.2268in" svg:y="0.0642in" svg:viewBox="0 0 210 190" svg:d="M92 19c1-8 3-8 8-9 6 0 12 0 18 0 25 0 56 0 56 27 0 11-5 29-18 39-11 8-27 12-46 12-12 0-23 0-35 0 5-23 12-46 17-69zM141 92c32-7 61-26 61-50 0-23-28-42-67-42-27 0-56 0-83 0-5 0-9 0-9 5s3 5 9 5c1 0 5 0 11 0 5 1 5 1 5 4s0 3-1 6c-12 48-23 96-35 144-2 9-3 11-24 11-5 0-8 0-8 5 0 3 1 5 3 5 6 0 12-1 18-1 4 0 13 0 17 0 6 0 13 0 18 0 6 0 12 1 18 1 1 0 5 0 5-6 0-4-2-4-9-4-4 0-5 0-10-1-6 0-6-1-6-4 0-1 0-2 1-6 5-23 12-46 18-68 12 0 24 0 36 0 24 0 34 12 34 24 0 3-3 13-4 19-4 13-5 16-5 22 0 20 20 29 40 29 25 0 36-26 36-32 0-1-1-3-4-3-4 0-5 1-6 5-3 12-13 23-25 23-7 0-12-4-12-18 0-7 2-22 3-29s1-10 1-12c0-3 0-12-8-20-5-6-12-9-18-12z"><text:p/></draw:path><draw:path draw:style-name="gr3" draw:text-style-name="P6" svg:width="0.0461in" svg:height="0.0531in" svg:x="0.3205in" svg:y="0.0996in" svg:viewBox="0 0 118 136" svg:d="M46 8c1-4 1-4 1-5 0-3-3-3-5-3-8 1-17 1-24 2-4 0-4 0-5 1s-1 4-1 5c0 3 2 3 6 3 2 0 3 0 6 0 3 1 3 1 3 3 0 1 0 1-1 5-8 35-17 70-26 105 0 4 0 4 0 5 0 5 2 7 7 7 3 0 8-3 9-7 0-3 2-5 5-17 1-5 2-10 3-14 2-11 2-11 8-20 8-12 20-23 35-23 10 0 13 6 13 14 0 11-9 32-11 39-3 6-3 7-3 11 0 10 10 17 21 17 21 0 31-25 31-29s-3-3-4-4c-3 0-4 2-5 5-3 11-12 22-21 22-4 0-7-3-7-8 0-3 3-9 5-14s11-25 11-36c0-14-10-24-29-24-20 0-31 13-36 19 4-20 10-40 14-59z"><text:p/></draw:path><draw:path draw:style-name="gr3" draw:text-style-name="P6" svg:width="0.0752in" svg:height="0.1409in" svg:x="0.4524in" svg:y="0.0051in" svg:viewBox="0 0 192 359" svg:d="M189 15c3-5 3-6 3-7 0-3-2-8-7-8s-6 2-9 8c-57 112-116 223-173 335-3 6-3 7-3 8 0 3 2 8 8 8 4 0 5-3 7-8 59-112 116-223 174-336z"><text:p/></draw:path><draw:path draw:style-name="gr3" draw:text-style-name="P6" svg:width="0.1004in" svg:height="0.035in" svg:x="0.4398in" svg:y="0.0579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6" svg:width="0.0205in" svg:height="0.1512in" svg:x="0.6091in" svg:y="0in" svg:viewBox="0 0 53 385" svg:d="M53 385c0-6 0-10 0-15-12 0-26 0-38 0 0-118 0-237 0-355 12 0 26 0 38 0 0-5 0-9 0-15-18 0-35 0-53 0 0 129 0 256 0 385 18 0 35 0 53 0z"><text:p/></draw:path><draw:path draw:style-name="gr3" draw:text-style-name="P6" svg:width="0.0752in" svg:height="0.1374in" svg:x="0.6417in" svg:y="0.0075in" svg:viewBox="0 0 192 350" svg:d="M121 118c11 0 23 0 34 0 8 0 11 0 11-8 0-4-3-4-10-4-11 0-22 0-33 0 3-16 6-30 9-44 1-8 7-36 9-40 3-8 10-13 18-13 2 0 11 0 19 6-16 1-21 16-21 21 0 9 7 13 15 13 9 0 20-8 20-23 0-17-17-26-33-26-13 0-37 7-49 45-2 8-3 12-12 61-9 0-19 0-28 0-6 0-11 0-11 7 0 5 4 5 11 5 9 0 17 0 26 0-10 50-20 100-30 150-7 38-13 73-33 73-2 0-11 0-19-7 18-1 21-15 21-21 0-8-6-13-14-13-10 0-21 8-21 23 0 18 16 27 33 27 21 0 36-23 44-38 12-24 21-71 21-73 8-40 15-81 23-121z"><text:p/></draw:path><draw:path draw:style-name="gr3" draw:text-style-name="P6" svg:width="0.0469in" svg:height="0.0701in" svg:x="0.715in" svg:y="0.0665in" svg:viewBox="0 0 120 179" svg:d="M120 130c-3 0-7 0-10 0 0 5-3 22-7 24-2 2-23 2-27 2-17 0-33 0-50 0 29-25 39-33 54-45 21-16 40-33 40-58 0-33-29-53-64-53-33 0-56 23-56 48 0 14 11 15 14 15 7 0 15-5 15-15 0-4-3-14-17-14 9-19 28-24 40-24 27 0 41 21 41 43 0 23-17 42-25 52-22 20-44 41-66 63-2 3-2 4-2 11 37 0 74 0 111 0 3-16 6-33 9-49z"><text:p/></draw:path><draw:path draw:style-name="gr3" draw:text-style-name="P6" svg:width="0.0205in" svg:height="0.1512in" svg:x="0.7799in" svg:y="0in" svg:viewBox="0 0 53 385" svg:d="M53 0c-18 0-35 0-53 0 0 6 0 10 0 15 12 0 25 0 37 0 0 118 0 237 0 355-12 0-25 0-37 0 0 5 0 9 0 15 18 0 35 0 53 0 0-129 0-256 0-385z"><text:p/></draw:path><draw:path draw:style-name="gr3" draw:text-style-name="P6" svg:width="0.0823in" svg:height="0.0744in" svg:x="0.826in" svg:y="0.0642in" svg:viewBox="0 0 210 190" svg:d="M92 19c3-8 3-8 9-9 6 0 12 0 18 0 24 0 56 0 56 27 0 11-6 29-19 39-11 8-27 12-46 12-12 0-23 0-35 0 5-23 12-46 17-69zM142 92c32-7 60-26 60-50 0-23-27-42-67-42-27 0-55 0-82 0-6 0-9 0-9 5s3 5 9 5c3 0 5 0 10 0 5 1 6 1 6 4s0 3-1 6c-12 48-24 96-36 144-2 9-2 11-24 11-5 0-8 0-8 5 0 3 2 5 4 5 6 0 11-1 17-1 5 0 13 0 19 0 4 0 11 0 16 0 6 0 13 1 19 1 1 0 5 0 5-6 0-4-3-4-9-4-4 0-5 0-11-1-5 0-5-1-5-4 0-1 0-2 1-6 6-23 11-46 17-68 12 0 25 0 37 0 23 0 33 12 33 24 0 3-2 13-3 19-4 13-5 16-5 22 0 20 20 29 40 29 25 0 35-26 35-32 0-1 0-3-4-3s-4 1-5 5c-4 12-14 23-25 23-7 0-12-4-12-18 0-7 1-22 2-29s1-10 1-12c0-3 0-12-8-20-4-6-12-9-17-12z"><text:p/></draw:path><draw:path draw:style-name="gr3" draw:text-style-name="P6" svg:width="0.0465in" svg:height="0.0531in" svg:x="0.9197in" svg:y="0.0996in" svg:viewBox="0 0 119 136" svg:d="M47 8c1-4 1-4 1-5 0-3-3-3-6-3-8 1-16 1-23 2-4 0-5 0-6 1 0 1-1 4-1 5 0 3 3 3 6 3 1 0 4 0 6 0 5 1 5 1 5 3 0 1 0 1-2 5-8 35-17 70-26 105-1 4-1 4-1 5 0 5 3 7 8 7 3 0 7-3 8-7 2-3 2-5 5-17 1-5 2-10 3-14 3-11 3-11 9-20 8-12 19-23 34-23 10 0 14 6 14 14 0 11-8 32-11 39-3 6-4 7-4 11 0 10 10 17 21 17 21 0 32-25 32-29s-4-4-5-4c-3 0-3 2-4 5-3 11-12 22-22 22-4 0-6-3-6-8 0-3 3-9 5-14s10-25 10-36c0-14-9-24-29-24-19 0-30 13-36 19 5-20 10-40 15-59z"><text:p/></draw:path></draw:g></text:span><text:span text:style-name="T25">. לכן, </text:span><text:span text:style-name="T25"><draw:g text:anchor-type="as-char" svg:y="-0.1075in" draw:z-index="154" draw:name="Shape109" draw:style-name="gr1"><svg:title>TexMaths</svg:title><svg:desc>11§display§\lnot f_1R_hf_2§svg§600§FALSE§</svg:desc><draw:path draw:style-name="gr2" draw:text-style-name="P5" svg:width="0.55in" svg:height="0.1217in" svg:x="-0.0004in" svg:y="0.0075in" svg:viewBox="0 0 1398 310" svg:d="M0 0c466 0 932 0 1398 0 0 103 0 207 0 310-466 0-932 0-1398 0 0-103 0-207 0-310z"><text:p/></draw:path><draw:path draw:style-name="gr3" draw:text-style-name="P6" svg:width="0.0846in" svg:height="0.0402in" svg:x="0in" svg:y="0.0528in" svg:viewBox="0 0 216 103" svg:d="M216 14c0-13-3-14-15-14-62 0-124 0-187 0-6 0-14 0-14 8 0 7 8 7 14 7 62 0 123 0 185 0 0 25 0 49 0 74 0 8 0 14 9 14 8 0 8-6 8-14 0-25 0-49 0-75z"><text:p/></draw:path><draw:path draw:style-name="gr3" draw:text-style-name="P6" svg:width="0.0756in" svg:height="0.1374in" svg:x="0.1016in" svg:y="0in" svg:viewBox="0 0 193 350" svg:d="M121 118c11 0 22 0 33 0 8 0 12 0 12-8 0-4-4-4-11-4-11 0-21 0-32 0 2-16 6-30 8-44 2-8 8-36 10-40 3-8 10-13 17-13 3 0 13 0 20 6-17 1-21 16-21 21 0 9 7 13 15 13 10 0 21-7 21-23 0-17-18-26-35-26-13 0-37 7-48 45-2 8-3 12-13 61-9 0-18 0-27 0-7 0-12 0-12 7 0 5 5 5 11 5 9 0 17 0 26 0-10 50-19 100-29 150-7 38-13 73-33 73-2 0-12 0-19-7 18-1 21-15 21-20 0-9-6-14-14-14-10 0-21 8-21 23 0 18 16 27 33 27 21 0 36-23 43-38 12-24 22-71 22-73 8-41 15-81 23-121z"><text:p/></draw:path><draw:path draw:style-name="gr3" draw:text-style-name="P6" svg:width="0.0382in" svg:height="0.0697in" svg:x="0.1795in" svg:y="0.0591in" svg:viewBox="0 0 98 178" svg:d="M61 8c0-8 0-8-8-8-18 17-42 16-53 16 0 4 0 7 0 10 7 0 24 0 39-7 0 46 0 92 0 138 0 9 0 12-27 12-3 0-8 0-11 0 0 4 0 6 0 9 6-1 39-1 49-1 8 0 42 0 48 1 0-3 0-5 0-9-3 0-7 0-10 0-27 0-27-3-27-12 0-50 0-100 0-149z"><text:p/></draw:path><draw:path draw:style-name="gr3" draw:text-style-name="P6" svg:width="0.1083in" svg:height="0.1063in" svg:x="0.2421in" svg:y="0.0047in" svg:viewBox="0 0 276 271" svg:d="M129 26c2-10 3-13 11-14 3 0 15 0 23 0 27 0 70 0 70 37 0 14-5 40-21 56-10 9-30 22-65 22-14 0-29 0-44 0 9-35 17-68 26-101zM185 132c38-9 85-35 85-75 0-33-36-57-86-57-37 0-74 0-110 0-8 0-11 0-11 8 0 4 3 4 11 4 1 0 7 0 14 0 8 1 11 1 11 7 0 1-1 2-2 7-18 69-34 138-52 206-3 14-4 18-35 18-7 0-10 0-10 7 0 5 4 5 6 5 11 0 37-1 48-1s38 1 49 1c3 0 8 0 8-8 0-4-4-4-11-4-14 0-25 0-25-7 0-2 1-4 1-6 9-35 16-68 25-102 16 0 31 0 46 0 36 0 42 22 42 36 0 5-3 16-5 25-2 11-6 25-6 33 0 42 46 42 51 42 33 0 47-40 47-44 0-6-4-6-5-6-4 0-5 3-5 6-10 28-26 35-35 35-13 0-15-9-15-23 0-12 2-32 3-44 1-6 2-14 2-19 0-29-26-41-36-44z"><text:p/></draw:path><draw:path draw:style-name="gr3" draw:text-style-name="P6" svg:width="0.0575in" svg:height="0.074in" svg:x="0.3587in" svg:y="0.0555in" svg:viewBox="0 0 147 189" svg:d="M65 9c0-1 1-3 1-5 0-1-1-4-4-4-6 0-28 2-34 3-3 0-7 0-7 7 0 3 4 3 8 3 12 0 12 2 12 5 0 1 0 3-1 5-12 51-26 101-38 153-2 3-1 3-2 4 0 5 3 9 10 9 3 0 8-1 11-6 1-3 3-11 4-17 2-9 5-16 7-24 0-3 3-14 4-18 3-11 3-11 8-19 9-14 22-29 43-29 15 0 16 13 16 20 0 15-12 46-16 57-2 8-3 10-3 14 0 13 12 22 25 22 27 0 38-36 38-39 0-5-2-4-3-5-4 0-4 2-5 6-7 21-19 31-29 31-5 0-7-4-7-8 0-7 2-10 6-22 3-9 14-38 14-53 0-3 0-15-10-23-4-3-12-7-25-7-20 0-34 10-44 22 7-27 14-55 21-82z"><text:p/></draw:path><draw:path draw:style-name="gr3" draw:text-style-name="P6" svg:width="0.0756in" svg:height="0.1374in" svg:x="0.4378in" svg:y="0in" svg:viewBox="0 0 193 350" svg:d="M121 118c11 0 22 0 33 0 8 0 12 0 12-8 0-4-4-4-11-4-11 0-21 0-32 0 2-16 6-30 8-44 2-8 8-36 10-40 3-8 10-13 17-13 3 0 12 0 19 6-16 1-21 16-21 21 0 9 8 13 15 13 11 0 22-7 22-23 0-17-18-26-35-26-13 0-37 7-48 45-2 8-3 12-13 61-9 0-18 0-27 0-7 0-12 0-12 7 0 5 4 5 11 5 9 0 17 0 26 0-10 50-19 100-29 150-7 38-13 73-34 73-1 0-11 0-18-7 18-1 21-15 21-20 0-9-6-14-14-14-10 0-21 8-21 23 0 18 17 27 32 27 22 0 37-23 44-38 12-24 21-71 22-73 8-41 15-81 23-121z"><text:p/></draw:path><draw:path draw:style-name="gr3" draw:text-style-name="P6" svg:width="0.0469in" svg:height="0.0697in" svg:x="0.5106in" svg:y="0.0591in" svg:viewBox="0 0 120 178" svg:d="M120 130c-3 0-6 0-9 0-1 5-4 22-8 24-2 2-23 2-26 2-16 0-33 0-49 0 28-25 37-33 53-45 20-16 39-33 39-58 0-33-29-53-64-53-33 0-56 23-56 48 0 14 12 15 14 15 7 0 15-5 15-15 0-4-1-14-16-14 9-19 27-24 40-24 26 0 41 21 41 43 0 23-17 42-26 51-22 21-43 42-65 64-3 2-3 4-3 10 37 0 75 0 112 0 2-15 6-32 8-48z"><text:p/></draw:path></draw:g></text:span><text:span text:style-name="T25"><text:s/>ולכן </text:span><text:span text:style-name="T25"><draw:g text:anchor-type="as-char" svg:y="-0.1102in" draw:z-index="153" draw:name="Shape110" draw:style-name="gr1"><svg:title>TexMaths</svg:title><svg:desc>11§display§f_1 \circ h \neq f_2 \circ h§svg§600§FALSE§</svg:desc><draw:path draw:style-name="gr2" draw:text-style-name="P5" svg:width="0.9303in" svg:height="0.1256in" svg:x="-0.0004in" svg:y="0.0079in" svg:viewBox="0 0 2364 320" svg:d="M1183 320c-395 0-789 0-1183 0 0-107 0-213 0-320 788 0 1577 0 2364 0 0 107 0 213 0 320-394 0-787 0-1181 0z"><text:p/></draw:path><draw:path draw:style-name="gr3" draw:text-style-name="P6" svg:width="0.0756in" svg:height="0.1378in" svg:x="0in" svg:y="0.002in" svg:viewBox="0 0 193 351" svg:d="M121 118c11 0 22 0 33 0 8 0 12 0 12-8 0-4-4-4-11-4-11 0-21 0-32 0 4-16 6-30 9-44 1-8 7-36 9-40 3-8 10-13 19-13 1 0 11 0 18 6-17 2-21 16-21 21 0 9 7 14 15 14 10 0 21-8 21-24 0-17-18-26-33-26-14 0-38 7-50 45-2 8-3 12-13 61-9 0-18 0-27 0-7 0-11 0-11 8 0 4 4 4 10 4 9 0 18 0 27 0-10 51-20 100-30 151-7 38-13 73-33 73-2 0-11 0-19-7 18-1 21-15 21-21 0-8-6-13-14-13-10 0-21 8-21 23 0 18 17 27 33 27 21 0 36-23 43-38 13-24 22-71 22-74 8-40 15-80 23-121z"><text:p/></draw:path><draw:path draw:style-name="gr3" draw:text-style-name="P6" svg:width="0.0386in" svg:height="0.0705in" svg:x="0.078in" svg:y="0.061in" svg:viewBox="0 0 99 180" svg:d="M62 8c0-8-1-8-9-8-17 17-42 17-53 17 0 3 0 6 0 9 7 0 24 0 40-7 0 46 0 92 0 139 0 9 0 12-28 12-3 0-6 0-10 0 0 3 0 7 0 10 5-1 38-1 49-1 7 0 41 0 48 1 0-3 0-7 0-10-3 0-8 0-11 0-26 0-26-3-26-12 0-51 0-101 0-150z"><text:p/></draw:path><draw:path draw:style-name="gr3" draw:text-style-name="P6" svg:width="0.0591in" svg:height="0.0583in" svg:x="0.1768in" svg:y="0.0429in" svg:viewBox="0 0 151 149" svg:d="M151 75c0-42-34-75-75-75-42 0-76 34-76 75s34 74 76 74c41 0 75-33 75-74zM76 133c-34 0-61-26-61-58 0-33 28-60 61-60 32 0 59 26 59 60 0 33-27 58-59 58z"><text:p/></draw:path><draw:path draw:style-name="gr3" draw:text-style-name="P6" svg:width="0.074in" svg:height="0.1063in" svg:x="0.287in" svg:y="0.0047in" svg:viewBox="0 0 189 271" svg:d="M89 4c0-1 0-4-4-4-9 0-38 3-48 3-3 1-7 1-7 8 0 6 4 6 10 6 18 0 18 2 18 6 0 2-1 6-1 8-18 74-37 148-56 221-1 5-1 6-1 8 0 9 8 11 11 11 7 0 12-4 14-10 3-9 6-19 8-29 3-11 6-22 9-35 2-7 4-16 6-25 0-2 4-14 4-18 1-3 13-24 26-35 9-5 21-13 38-13 16 0 20 13 20 26 0 21-14 63-24 86-3 9-4 14-4 21 0 19 13 32 31 32 36 0 50-56 50-59 0-5-3-5-4-5-3 0-3 3-6 8-5 20-18 48-39 48-7 0-9-4-9-13s3-18 7-27c6-17 23-62 23-84 0-25-16-42-44-42-25 0-43 12-58 30 10-41 20-82 30-123z"><text:p/></draw:path><draw:path draw:style-name="gr3" draw:text-style-name="P6" svg:width="0.0756in" svg:height="0.1413in" svg:x="0.4299in" svg:y="0in" svg:viewBox="0 0 193 360" svg:d="M189 15c4-5 4-6 4-7 0-2-3-8-8-8s-6 2-9 8c-58 112-115 224-174 336-2 6-2 7-2 8 0 3 2 8 8 8 4 0 5-3 7-8 59-113 116-224 174-337z"><text:p/></draw:path><draw:path draw:style-name="gr3" draw:text-style-name="P6" svg:width="0.1008in" svg:height="0.0358in" svg:x="0.4169in" svg:y="0.0528in" svg:viewBox="0 0 257 92" svg:d="M244 17c6 0 13 0 13-8 0-9-7-9-13-9-77 0-154 0-231 0-5 0-13 0-13 9 0 8 8 8 13 8 77 0 154 0 231 0zM244 92c6 0 13-2 13-9 0-9-7-8-13-8-77 0-154 0-231 0-5 0-13-1-13 8 0 7 8 9 13 9 77 0 154 0 231 0z"><text:p/></draw:path><draw:path draw:style-name="gr3" draw:text-style-name="P6" svg:width="0.0756in" svg:height="0.1378in" svg:x="0.5768in" svg:y="0.002in" svg:viewBox="0 0 193 351" svg:d="M121 118c11 0 23 0 34 0 8 0 11 0 11-8 0-4-3-4-10-4-11 0-21 0-32 0 3-16 6-30 8-44 1-8 7-36 9-40 4-8 11-13 19-13 1 0 11 0 18 6-16 2-21 16-21 21 0 9 7 14 15 14 10 0 21-8 21-24 0-17-18-26-33-26-14 0-38 7-50 45-2 8-3 12-12 61-9 0-19 0-28 0-6 0-11 0-11 8 0 4 4 4 11 4 9 0 17 0 26 0-10 51-19 100-29 151-8 38-14 73-34 73-1 0-11 0-19-7 18-1 21-15 21-21 0-8-6-13-14-13-10 0-21 8-21 23 0 18 18 27 33 27 21 0 36-23 44-38 12-24 21-71 21-74 8-40 15-80 23-121z"><text:p/></draw:path><draw:path draw:style-name="gr3" draw:text-style-name="P6" svg:width="0.0469in" svg:height="0.0705in" svg:x="0.65in" svg:y="0.061in" svg:viewBox="0 0 120 180" svg:d="M120 130c-3 0-7 0-10 0 0 6-3 22-7 24-2 3-23 3-26 3-16 0-34 0-51 0 29-26 39-33 55-46 20-16 39-33 39-58 0-33-29-53-64-53-33 0-56 23-56 49 0 13 12 14 14 14 7 0 15-5 15-14 0-5-3-15-16-15 8-19 27-24 39-24 27 0 42 21 42 43 0 23-17 42-26 52-22 21-44 42-66 64-2 2-2 3-2 11 37 0 74 0 111 0 3-17 6-33 9-50z"><text:p/></draw:path><draw:path draw:style-name="gr3" draw:text-style-name="P6" svg:width="0.0587in" svg:height="0.0583in" svg:x="0.7539in" svg:y="0.0429in" svg:viewBox="0 0 150 149" svg:d="M150 75c0-42-34-75-75-75-42 0-75 34-75 75s33 74 75 74c41 0 75-33 75-74zM75 133c-34 0-60-26-60-58 0-33 27-60 60-60 32 0 59 26 59 60 0 33-27 58-59 58z"><text:p/></draw:path><draw:path draw:style-name="gr3" draw:text-style-name="P6" svg:width="0.0744in" svg:height="0.1063in" svg:x="0.8634in" svg:y="0.0047in" svg:viewBox="0 0 190 271" svg:d="M90 4c0-1 0-4-5-4-9 0-38 3-48 3-2 1-6 1-6 8 0 6 3 6 9 6 18 0 19 2 19 6 0 2-1 6-1 8-18 74-37 148-56 221-2 5-2 6-2 8 0 9 8 11 11 11 7 0 13-4 14-10 3-9 6-19 8-29 3-11 6-22 9-35 2-7 4-16 6-25 2-2 4-14 5-18 1-3 13-24 26-35 8-5 20-13 37-13 16 0 20 13 20 26 0 21-14 63-23 86-3 9-5 14-5 21 0 19 13 32 32 32 36 0 50-56 50-59 0-5-3-5-4-5-4 0-4 3-7 8-5 20-17 48-39 48-7 0-9-4-9-13s3-18 7-27c6-17 24-62 24-84 0-25-16-42-45-42-25 0-43 12-58 30 10-41 21-82 31-123z"><text:p/></draw:path></draw:g></text:span><text:span text:style-name="T25">. </text:span></text:p>
          <text:p text:style-name="P25"><text:span text:style-name="T8">נראה שזו סתירה; נוכיח </text:span><text:span text:style-name="T8"><draw:g text:anchor-type="as-char" svg:y="-0.1075in" draw:z-index="152" draw:name="Shape111" draw:style-name="gr1"><svg:title>TexMaths</svg:title><svg:desc>11§display§f_1 \circ h = f_2 \circ h§svg§600§FALSE§</svg:desc><draw:path draw:style-name="gr2" draw:text-style-name="P5" svg:width="0.9303in" svg:height="0.122in" svg:x="0in" svg:y="0.0075in" svg:viewBox="0 0 2364 311" svg:d="M0 0c788 0 1576 0 2364 0 0 103 0 208 0 311-788 0-1576 0-2364 0 0-103 0-208 0-311z"><text:p/></draw:path><draw:path draw:style-name="gr3" draw:text-style-name="P6" svg:width="0.0756in" svg:height="0.1378in" svg:x="0.0004in" svg:y="0in" svg:viewBox="0 0 193 351" svg:d="M121 118c11 0 22 0 33 0 8 0 12 0 12-8 0-4-4-4-11-4-11 0-21 0-32 0 2-15 6-30 8-44 2-8 8-36 10-40 3-8 10-13 17-13 3 0 13 0 20 6-17 1-21 16-21 21 0 9 7 13 15 13 10 0 21-7 21-23 0-17-18-26-35-26-13 0-37 7-48 45-2 8-3 12-13 61-9 0-18 0-27 0-7 0-12 0-12 7 0 5 5 5 11 5 9 0 17 0 26 0-10 50-19 101-29 151-7 38-13 73-34 73-1 0-11 0-18-7 18-1 21-15 21-21 0-8-6-13-14-13-10 0-21 8-21 23 0 18 17 27 32 27 22 0 37-23 44-38 12-24 21-71 22-73 8-41 15-82 23-122z"><text:p/></draw:path><draw:path draw:style-name="gr3" draw:text-style-name="P6" svg:width="0.0382in" svg:height="0.0701in" svg:x="0.0783in" svg:y="0.0591in" svg:viewBox="0 0 98 179" svg:d="M61 8c0-8 0-8-8-8-18 16-42 16-53 16 0 4 0 7 0 10 7 0 24 0 39-7 0 46 0 92 0 138 0 9 0 12-27 12-3 0-8 0-11 0 0 4 0 7 0 10 6-1 39-1 49-1 8 0 42 0 48 1 0-3 0-6 0-10-3 0-7 0-10 0-27 0-27-3-27-12 0-49 0-100 0-149z"><text:p/></draw:path><draw:path draw:style-name="gr3" draw:text-style-name="P6" svg:width="0.0591in" svg:height="0.0591in" svg:x="0.1772in" svg:y="0.0402in" svg:viewBox="0 0 151 151" svg:d="M151 76c0-42-35-76-76-76-42 0-75 35-75 76s33 75 75 75c41 0 76-34 76-75zM75 134c-33 0-60-25-60-58 0-32 27-60 60-60s59 27 59 60c0 34-26 58-59 58z"><text:p/></draw:path><draw:path draw:style-name="gr3" draw:text-style-name="P6" svg:width="0.074in" svg:height="0.1067in" svg:x="0.287in" svg:y="0.002in" svg:viewBox="0 0 189 272" svg:d="M89 4c0-1 0-4-4-4-10 0-38 3-48 3-3 1-7 1-7 8 0 5 3 5 9 5 18 0 19 3 19 7 0 2-1 6-1 8-18 73-37 147-56 221-1 5-1 6-1 9 0 8 8 11 11 11 6 0 12-5 14-10 3-10 5-20 7-30 3-11 5-23 9-34 2-9 4-18 6-26 1-3 5-15 5-18 1-3 13-24 26-35 9-6 21-13 38-13 16 0 20 13 20 26 0 21-15 64-24 87-3 9-5 13-5 21 0 18 14 32 32 32 36 0 50-57 50-60s-3-3-4-3c-5 0-5 1-6 6-6 20-18 48-39 48-7 0-10-4-10-12 0-10 3-19 8-28 5-16 23-62 23-84 0-26-16-42-44-42-25 0-43 12-58 29 10-40 20-81 30-122z"><text:p/></draw:path><draw:path draw:style-name="gr3" draw:text-style-name="P6" svg:width="0.1004in" svg:height="0.0354in" svg:x="0.4169in" svg:y="0.052in" svg:viewBox="0 0 256 91" svg:d="M244 16c6 0 12 0 12-8s-6-8-12-8c-77 0-155 0-232 0-4 0-12 0-12 8s8 8 13 8c77 0 154 0 231 0zM244 91c6 0 12 1 12-7s-6-9-12-9c-77 0-154 0-231 0-5 0-13 1-13 9s8 7 12 7c77 0 155 0 232 0z"><text:p/></draw:path><draw:path draw:style-name="gr3" draw:text-style-name="P6" svg:width="0.0756in" svg:height="0.1378in" svg:x="0.5772in" svg:y="0in" svg:viewBox="0 0 193 351" svg:d="M121 118c11 0 22 0 33 0 8 0 12 0 12-8 0-4-4-4-11-4-11 0-21 0-32 0 2-15 6-30 8-44 2-8 8-36 10-40 3-8 10-13 17-13 3 0 13 0 19 6-16 1-20 16-20 21 0 9 7 13 15 13 10 0 21-7 21-23 0-17-18-26-35-26-13 0-37 7-48 45-2 8-3 12-13 61-9 0-18 0-27 0-7 0-12 0-12 7 0 5 4 5 11 5 9 0 17 0 26 0-10 50-19 101-29 151-7 38-13 73-34 73-1 0-11 0-18-7 18-1 21-15 21-21 0-8-6-13-14-13-10 0-21 8-21 23 0 18 17 27 32 27 22 0 37-23 44-38 12-24 21-71 22-73 8-41 15-82 23-122z"><text:p/></draw:path><draw:path draw:style-name="gr3" draw:text-style-name="P6" svg:width="0.0469in" svg:height="0.0701in" svg:x="0.65in" svg:y="0.0591in" svg:viewBox="0 0 120 179" svg:d="M120 130c-3 0-6 0-9 0-1 5-3 22-8 24-2 2-23 2-26 2-16 0-33 0-49 0 28-25 37-33 53-45 20-16 39-33 39-58 0-33-29-53-63-53s-57 23-57 48c0 14 12 15 14 15 7 0 15-5 15-15 0-4-1-14-16-14 9-19 27-24 40-24 26 0 41 21 41 43 0 23-17 42-26 51-22 21-43 43-65 64-3 2-3 4-3 11 37 0 75 0 112 0 2-16 6-33 8-49z"><text:p/></draw:path><draw:path draw:style-name="gr3" draw:text-style-name="P6" svg:width="0.0587in" svg:height="0.0591in" svg:x="0.7539in" svg:y="0.0402in" svg:viewBox="0 0 150 151" svg:d="M150 76c0-42-34-76-75-76-42 0-75 35-75 76s33 75 75 75c41 0 75-34 75-75zM75 134c-33 0-60-25-60-58 0-32 27-60 60-60s59 27 59 60c0 34-26 58-59 58z"><text:p/></draw:path><draw:path draw:style-name="gr3" draw:text-style-name="P6" svg:width="0.074in" svg:height="0.1067in" svg:x="0.8642in" svg:y="0.002in" svg:viewBox="0 0 189 272" svg:d="M89 4c0-1 0-4-5-4-9 0-37 3-47 3-3 1-7 1-7 8 0 5 3 5 9 5 18 0 19 3 19 7 0 2-1 6-1 8-18 73-37 147-56 221-1 5-1 6-1 9 0 8 8 11 11 11 6 0 12-5 14-10 3-10 5-20 7-30 3-11 5-23 9-34 2-9 4-18 6-26 1-3 5-15 5-18 1-3 13-24 26-35 9-6 21-13 38-13s20 13 20 26c0 21-15 64-24 87-3 9-5 13-5 21 0 18 13 32 32 32 36 0 50-57 50-60s-3-3-4-3c-5 0-5 1-6 6-6 20-18 48-39 48-7 0-10-4-10-12 0-10 3-19 8-28 5-16 23-62 23-84 0-26-16-42-44-42-26 0-43 12-58 29 10-40 20-81 30-122z"><text:p/></draw:path></draw:g></text:span><text:span text:style-name="T8"><text:s/>באמצעות כלל </text:span><text:span text:style-name="T8"><draw:g text:anchor-type="as-char" svg:y="-0.0689in" draw:z-index="151" draw:name="Shape112" draw:style-name="gr1"><svg:title>TexMaths</svg:title><svg:desc>11§display§\eta§svg§600§FALSE§</svg:desc><draw:path draw:style-name="gr2" draw:text-style-name="P5" svg:width="0.0583in" svg:height="0.0831in" svg:x="0.0031in" svg:y="0.0071in" svg:viewBox="0 0 149 212" svg:d="M0 0c49 0 100 0 149 0 0 70 0 142 0 212-49 0-100 0-149 0 0-70 0-142 0-212z"><text:p/></draw:path><draw:path draw:style-name="gr3" draw:text-style-name="P6" svg:width="0.0697in" svg:height="0.0988in" svg:x="-0.0004in" svg:y="0in" svg:viewBox="0 0 178 252" svg:d="M175 64c2-8 3-12 3-23 0-24-15-41-44-41-31 0-49 20-58 33-2-22-19-33-35-33-18 0-26 15-29 22-7 13-12 36-12 37 0 4 3 3 4 4 5 0 5 0 7-9 7-28 14-45 29-45 6 0 12 2 12 17 0 8-3 13-7 32-8 30-14 60-22 88-1 6-3 15-3 17 0 6 4 10 11 10 4 0 11-2 14-10 0-1 4-20 7-29 2-11 5-23 8-34 3-8 5-16 7-25 1-2 3-16 4-18 2-3 14-25 25-35 8-7 20-13 37-13 16 0 21 13 21 26 0 2 0 9-5 24-14 59-28 118-44 176-1 5-1 6-1 7 0 6 5 10 11 10 12 0 15-11 16-15 15-58 29-116 44-173z"><text:p/></draw:path></draw:g></text:span><text:span text:style-name="T8">;</text:span></text:p>
          <text:p text:style-name="P22"><text:soft-page-break/><draw:g text:anchor-type="as-char" svg:y="-0.2882in" draw:z-index="146" draw:name="Shape113" draw:style-name="gr1"><svg:title>TexMaths</svg:title><svg:desc>11§latex§\begin{align*}
  &amp;\forall x \in \N. (h \circ f_1)(x) = (h \circ f _2)(x) \\
  \iff &amp;\forall x \in \N. h(f_1(x)) = h(f_2(x)) \\
  \iff &amp;\forall x \in \N. c = c \\
\end{align}§svg§600§FALSE§</svg:desc><draw:path draw:style-name="gr2" draw:text-style-name="P5" svg:width="2.3972in" svg:height="0.5598in" svg:x="-0.0004in" svg:y="0.0079in" svg:viewBox="0 0 6090 1423" svg:d="M0 0c2030 0 4060 0 6090 0 0 474 0 949 0 1423-2030 0-4060 0-6090 0 0-474 0-949 0-1423z"><text:p/></draw:path><draw:path draw:style-name="gr3" draw:text-style-name="P6" svg:width="0.0839in" svg:height="0.1083in" svg:x="0.313in" svg:y="0.0087in" svg:viewBox="0 0 214 276" svg:d="M212 14c2-4 2-5 2-6 0-5-3-8-7-8-5 0-8 4-9 9-11 28-21 56-32 84-40 0-78 0-118 0-11-28-21-56-32-84-2-6-4-9-8-9-5 0-8 3-8 8 1 2 0 1 2 6 32 85 64 169 96 253 2 6 4 9 10 9 4 0 6-4 7-8 32-84 65-169 97-254zM55 109c35 0 69 0 104 0-17 46-34 91-51 137-18-46-35-91-53-137z"><text:p/></draw:path><draw:path draw:style-name="gr3" draw:text-style-name="P6" svg:width="0.0752in" svg:height="0.0685in" svg:x="0.402in" svg:y="0.0469in" svg:viewBox="0 0 192 175" svg:d="M118 54c3-10 12-45 38-45 2 0 11 0 20 4-11 2-19 12-19 21 0 7 5 14 15 14 8 0 20-7 20-23 0-20-23-25-35-25-23 0-36 21-40 30-10-26-31-30-42-30-41 0-63 49-63 59 0 5 3 4 4 5 4 0 5-1 6-5 13-40 38-50 52-50 7 0 21 3 21 25 0 12-7 39-21 92-7 25-20 41-37 41-2 0-12 0-19-5 9-3 18-10 18-21 0-10-9-13-14-13-12 0-22 9-22 22 0 17 20 25 36 25 26 0 40-27 41-29 4 15 19 29 42 29 39 0 61-50 61-60 0-3-3-3-4-3-3 0-4 1-4 5-14 40-40 50-52 50-16 0-22-13-22-26 0-8 3-17 6-34 5-18 9-36 14-53z"><text:p/></draw:path><draw:path draw:style-name="gr3" draw:text-style-name="P6" svg:width="0.0752in" svg:height="0.0874in" svg:x="0.5398in" svg:y="0.0319in" svg:viewBox="0 0 192 223" svg:d="M179 120c7 0 13 0 13-8s-6-8-13-8c-55 0-109 0-164 0 5-51 50-89 104-89 20 0 40 0 60 0 7 0 13 0 13-7 0-8-6-8-13-8-20 0-40 0-60 0-67 0-119 49-119 112 0 62 52 111 119 111 20 0 40 0 60 0 7 0 13 0 13-8 0-7-6-7-13-7-20 0-40 0-60 0-54 0-99-36-104-88 55 0 109 0 164 0z"><text:p/></draw:path><draw:path draw:style-name="gr3" draw:text-style-name="P6" svg:width="0.1028in" svg:height="0.1067in" svg:x="0.6744in" svg:y="0.0098in" svg:viewBox="0 0 262 272" svg:d="M34 34c0 63 0 127 0 189 0 20-3 28-23 28-4 0-11 0-11 6 0 7 7 7 13 7 20 0 41 0 61 0 6 0 12 0 12-7 0-6-6-6-11-6-22 0-26-9-26-29 0-59 0-118 0-177 57 74 112 147 168 221 3 4 5 6 8 6 7 0 7-7 7-14 0-72 0-145 0-217 0-22 3-28 21-28 2 0 9 0 9-6 0-7-6-7-13-7-19 0-38 0-57 0-6 0-13 0-13 7 0 6 7 6 11 6 22 0 26 8 26 29 0 40 0 80 0 121-39-53-79-105-117-158-4-5-6-5-14-5-22 0-45 0-67 0-7 0-14 0-14 7 0 5 7 6 9 6 10 1 18 8 21 12 0 4 0 5 0 9zM218 244c-56-74-112-147-169-221-3-5-3-5-7-10 15 0 31 0 46 0 43 58 87 118 130 176 0 19 0 36 0 55z"><text:p/></draw:path><draw:path draw:style-name="gr3" draw:text-style-name="P6" svg:width="0.0161in" svg:height="0.0157in" svg:x="0.7933in" svg:y="0.0976in" svg:viewBox="0 0 42 41" svg:d="M42 21c0-11-10-21-21-21s-21 10-21 21 10 20 21 20 21-9 21-20z"><text:p/></draw:path><draw:path draw:style-name="gr3" draw:text-style-name="P6" svg:width="0.0346in" svg:height="0.1516in" svg:x="0.8378in" svg:y="0in" svg:viewBox="0 0 89 386" svg:d="M89 383c0-1 0-3-7-9-48-49-60-122-60-180 0-69 14-136 62-184 5-5 5-5 5-6 0-3-1-4-3-4-5 0-40 26-62 75-20 43-24 86-24 119 0 29 3 75 25 119 23 48 56 73 61 73 2 0 3-1 3-3z"><text:p/></draw:path><draw:path draw:style-name="gr3" draw:text-style-name="P6" svg:width="0.074in" svg:height="0.1067in" svg:x="0.8902in" svg:y="0.0087in" svg:viewBox="0 0 189 272" svg:d="M89 4c0-1 0-4-4-4-9 0-38 2-48 3-3 1-7 1-7 8 0 4 3 4 10 4 17 0 18 4 18 7 0 2-1 5-1 8-19 74-37 148-56 223-1 5-1 5-1 8 0 8 8 11 11 11 7 0 12-5 14-10 2-10 6-20 8-30 2-11 5-23 8-34 2-9 5-18 6-26 1-3 5-15 5-18 1-3 13-24 26-35 9-6 21-13 37-13 17 0 21 13 21 26 0 21-15 64-24 87-3 9-5 13-5 21 0 18 14 32 32 32 36 0 50-57 50-60s-3-3-4-3c-4 0-4 1-6 6-6 21-18 49-39 49-7 0-10-5-10-13 0-10 4-19 7-28 6-16 24-62 24-84 0-26-16-42-44-42-25 0-43 12-58 29 10-40 20-81 30-122z"><text:p/></draw:path><draw:path draw:style-name="gr3" draw:text-style-name="P6" svg:width="0.0591in" svg:height="0.0591in" svg:x="1.0114in" svg:y="0.0465in" svg:viewBox="0 0 151 151" svg:d="M151 76c0-42-34-76-75-76-42 0-76 35-76 76s34 75 76 75c41 0 75-34 75-75zM76 135c-34 0-61-27-61-59 0-33 28-60 61-60 32 0 59 26 59 60 0 33-27 59-59 59z"><text:p/></draw:path><draw:path draw:style-name="gr3" draw:text-style-name="P6" svg:width="0.076in" svg:height="0.1378in" svg:x="1.1209in" svg:y="0.0071in" svg:viewBox="0 0 194 351" svg:d="M122 118c11 0 22 0 33 0 8 0 11 0 11-8 0-4-3-4-10-4-11 0-21 0-32 0 2-15 6-30 8-44 2-8 7-36 10-41 3-7 10-12 17-12 3 0 13 0 19 6-16 1-21 16-21 21 0 9 8 13 15 13 9 0 22-8 22-23 0-17-18-26-35-26-13 0-37 7-49 45-2 8-3 12-12 61-9 0-18 0-27 0-7 0-12 0-12 7 0 5 4 5 11 5 9 0 17 0 26 0-10 50-19 102-29 152-8 38-14 73-34 73-1 0-11 0-19-8 18-1 22-14 22-21 0-8-7-13-14-13-10 0-22 9-22 23 0 18 18 27 33 27 22 0 37-22 44-38 12-24 21-70 22-73 8-41 15-82 23-122z"><text:p/></draw:path><draw:path draw:style-name="gr3" draw:text-style-name="P6" svg:width="0.0382in" svg:height="0.0701in" svg:x="1.1988in" svg:y="0.0661in" svg:viewBox="0 0 98 179" svg:d="M60 8c0-8 0-8-7-8-18 16-42 18-53 18 0 3 0 5 0 8 5 0 24 0 38-6 0 46 0 91 0 137 0 9 0 12-26 12-3 0-8 0-11 0 0 4 0 7 0 10 6 0 39-1 48-1s43 1 49 1c0-3 0-6 0-10-3 0-7 0-10 0-28 0-28-3-28-12 0-49 0-100 0-149z"><text:p/></draw:path><draw:path draw:style-name="gr3" draw:text-style-name="P6" svg:width="0.035in" svg:height="0.1516in" svg:x="1.2638in" svg:y="0in" svg:viewBox="0 0 90 386" svg:d="M90 194c0-31-4-77-25-121-23-48-57-73-61-73-2 0-4 1-4 4 0 1 0 1 8 9 38 38 60 99 60 181 0 65-14 133-63 182-5 4-5 6-5 7 0 2 2 3 4 3 4 0 39-26 62-75 20-43 24-86 24-117z"><text:p/></draw:path><draw:path draw:style-name="gr3" draw:text-style-name="P6" svg:width="0.0346in" svg:height="0.1516in" svg:x="1.3295in" svg:y="0in" svg:viewBox="0 0 89 386" svg:d="M89 383c0-1 0-3-7-9-48-49-60-122-60-180 0-69 15-136 63-184 4-5 4-5 4-6 0-3-1-4-3-4-5 0-39 26-62 75-20 43-24 86-24 119 0 29 4 75 25 119 23 48 56 73 61 73 2 0 3-1 3-3z"><text:p/></draw:path><draw:path draw:style-name="gr3" draw:text-style-name="P6" svg:width="0.0752in" svg:height="0.0685in" svg:x="1.3783in" svg:y="0.0469in" svg:viewBox="0 0 192 175" svg:d="M118 54c2-10 11-45 38-45 2 0 11 0 19 4-10 2-18 12-18 21 0 7 4 14 15 14 8 0 20-7 20-23 0-20-23-25-36-25-22 0-36 21-41 30-9-26-29-30-41-30-40 0-62 49-62 59 0 5 3 5 4 5 4 0 5-1 6-5 12-40 38-50 52-50 6 0 21 3 21 25 0 12-7 39-21 92-7 25-20 41-38 41-2 0-11 0-18-5 8-3 17-10 17-21 0-10-9-13-14-13-11 0-21 9-21 22 0 17 19 25 36 25 26 0 40-27 41-29 4 15 19 29 42 29 39 0 61-50 61-60 0-3-3-3-4-3-3 0-4 1-6 5-12 40-38 50-51 50-15 0-21-13-21-26 0-8 2-17 6-34 5-18 9-36 14-53z"><text:p/></draw:path><draw:path draw:style-name="gr3" draw:text-style-name="P6" svg:width="0.0346in" svg:height="0.1516in" svg:x="1.4697in" svg:y="0in" svg:viewBox="0 0 89 386" svg:d="M89 194c0-31-4-77-25-121-23-48-56-73-61-73-2 0-3 1-3 4 0 1 0 1 7 9 38 38 60 99 60 181 0 65-14 133-63 182-4 4-4 6-4 7 0 2 1 3 3 3 5 0 39-26 62-75 20-43 24-86 24-117z"><text:p/></draw:path><draw:path draw:style-name="gr3" draw:text-style-name="P6" svg:width="0.1008in" svg:height="0.035in" svg:x="1.5705in" svg:y="0.0583in" svg:viewBox="0 0 257 90" svg:d="M244 15c6 0 13 0 13-7 0-8-7-8-12-8-77 0-155 0-232 0-5 0-13 0-13 8 0 7 8 7 13 7 77 0 154 0 231 0zM245 90c5 0 12 0 12-8 0-7-7-7-13-7-77 0-154 0-231 0-5 0-13 0-13 7 0 8 8 8 13 8 77 0 155 0 232 0z"><text:p/></draw:path><draw:path draw:style-name="gr3" draw:text-style-name="P6" svg:width="0.035in" svg:height="0.1516in" svg:x="1.7374in" svg:y="0in" svg:viewBox="0 0 90 386" svg:d="M90 383c0-1 0-3-6-9-49-49-61-122-61-180 0-69 14-136 62-184 5-5 5-5 5-6 0-3-1-4-4-4-4 0-39 26-61 75-20 43-25 86-25 119 0 29 4 75 26 119 23 48 56 73 60 73 3 0 4-1 4-3z"><text:p/></draw:path><draw:path draw:style-name="gr3" draw:text-style-name="P6" svg:width="0.074in" svg:height="0.1067in" svg:x="1.7906in" svg:y="0.0087in" svg:viewBox="0 0 189 272" svg:d="M89 4c0-1 0-4-4-4-9 0-38 2-48 3-3 1-7 1-7 8 0 4 3 4 8 4 19 0 20 4 20 7 0 2-1 5-1 8-19 74-37 148-56 223-1 5-1 5-1 8 0 8 8 11 11 11 5 0 12-5 14-10 2-10 6-20 8-30 2-11 5-23 8-34 2-9 4-18 6-26 1-3 5-15 5-18 1-3 13-24 26-35 9-6 21-13 37-13 17 0 21 13 21 26 0 21-15 64-24 87-3 9-5 13-5 21 0 18 14 32 32 32 36 0 50-57 50-60s-3-3-4-3c-5 0-5 1-6 6-6 21-18 49-39 49-7 0-10-5-10-13 0-10 4-19 7-28 6-16 24-62 24-84 0-26-16-42-44-42-25 0-43 12-58 29 10-40 20-81 30-122z"><text:p/></draw:path><draw:path draw:style-name="gr3" draw:text-style-name="P6" svg:width="0.0591in" svg:height="0.0591in" svg:x="1.9114in" svg:y="0.0465in" svg:viewBox="0 0 151 151" svg:d="M151 76c0-42-34-76-75-76-42 0-76 35-76 76s34 75 76 75c41 0 75-34 75-75zM76 135c-34 0-61-27-61-59 0-33 27-60 61-60 32 0 59 26 59 60 0 33-27 59-59 59z"><text:p/></draw:path><draw:path draw:style-name="gr3" draw:text-style-name="P6" svg:width="0.076in" svg:height="0.1378in" svg:x="2.0213in" svg:y="0.0071in" svg:viewBox="0 0 194 351" svg:d="M122 118c11 0 22 0 33 0 8 0 11 0 11-8 0-4-3-4-10-4-11 0-21 0-32 0 2-15 6-30 8-44 1-8 7-36 10-41 3-7 10-12 17-12 2 0 13 0 19 6-16 1-21 16-21 21 0 9 8 13 15 13 9 0 22-8 22-23 0-17-19-26-35-26-13 0-37 7-49 45-2 8-3 12-12 61-9 0-18 0-27 0-7 0-12 0-12 7 0 5 4 5 11 5 9 0 17 0 26 0-10 50-19 102-29 152-8 38-14 73-34 73-1 0-11 0-19-8 18-1 22-14 22-21 0-8-7-13-14-13-11 0-22 9-22 23 0 18 18 27 33 27 21 0 37-22 44-38 12-24 21-70 22-73 8-41 15-82 23-122z"><text:p/></draw:path><draw:path draw:style-name="gr3" draw:text-style-name="P6" svg:width="0.0469in" svg:height="0.0701in" svg:x="2.0945in" svg:y="0.0661in" svg:viewBox="0 0 120 179" svg:d="M120 130c-3 0-6 0-9 0-1 6-4 22-8 25-2 1-23 1-26 1-17 0-33 0-50 0 28-25 38-33 54-45 20-16 39-33 39-58 0-33-29-53-64-53-33 0-56 23-56 48 0 14 12 16 14 16 7 0 15-6 15-15 0-5-2-14-16-14 8-20 27-25 40-25 26 0 40 21 40 43 0 23-16 42-25 51-22 21-43 43-65 64-3 4-3 4-3 11 37 0 75 0 112 0 2-16 6-33 8-49z"><text:p/></draw:path><draw:path draw:style-name="gr3" draw:text-style-name="P6" svg:width="0.035in" svg:height="0.1516in" svg:x="2.1646in" svg:y="0in" svg:viewBox="0 0 90 386" svg:d="M90 194c0-31-4-77-25-121-23-48-57-73-61-73-2 0-4 1-4 4 0 1 0 1 8 9 37 38 59 99 59 181 0 65-14 133-62 182-5 4-5 6-5 7 0 2 2 3 4 3 4 0 39-26 62-75 20-43 24-86 24-117z"><text:p/></draw:path><draw:path draw:style-name="gr3" draw:text-style-name="P6" svg:width="0.0346in" svg:height="0.1516in" svg:x="2.2303in" svg:y="0in" svg:viewBox="0 0 89 386" svg:d="M89 383c0-1 0-3-7-9-48-49-60-122-60-180 0-69 14-136 63-184 4-5 4-5 4-6 0-3-1-4-3-4-5 0-39 26-62 75-20 43-24 86-24 119 0 29 4 75 25 119 23 48 56 73 61 73 2 0 3-1 3-3z"><text:p/></draw:path><draw:path draw:style-name="gr3" draw:text-style-name="P6" svg:width="0.0752in" svg:height="0.0685in" svg:x="2.2787in" svg:y="0.0469in" svg:viewBox="0 0 192 175" svg:d="M118 54c2-10 11-45 38-45 2 0 11 0 19 4-10 2-19 12-19 21 0 7 5 14 16 14 8 0 20-7 20-23 0-20-23-25-36-25-22 0-36 21-41 30-9-26-30-30-41-30-40 0-62 49-62 59 0 5 3 5 4 5 4 0 5-1 5-5 13-40 39-50 53-50 6 0 21 3 21 25 0 12-7 39-21 92-7 25-20 41-38 41-2 0-11 0-18-5 8-3 17-10 17-21 0-10-9-13-14-13-11 0-21 9-21 22 0 17 19 25 36 25 26 0 40-27 41-29 4 15 19 29 42 29 39 0 61-50 61-60 0-3-3-3-4-3-3 0-4 1-6 5-12 40-38 50-51 50-15 0-21-13-21-26 0-8 2-17 6-34 5-18 9-36 14-53z"><text:p/></draw:path><draw:path draw:style-name="gr3" draw:text-style-name="P6" svg:width="0.035in" svg:height="0.1516in" svg:x="2.3697in" svg:y="0in" svg:viewBox="0 0 90 386" svg:d="M90 194c0-31-4-77-25-121-23-48-56-73-61-73-2 0-4 1-4 4 0 1 0 1 8 9 38 38 60 99 60 181 0 65-14 133-63 182-5 4-5 6-5 7 0 2 2 3 4 3 5 0 39-26 62-75 20-43 24-86 24-117z"><text:p/></draw:path><draw:path draw:style-name="gr3" draw:text-style-name="P6" svg:width="0.1346in" svg:height="0.0831in" svg:x="0.0004in" svg:y="0.2622in" svg:viewBox="0 0 343 212" svg:d="M329 151c6 0 14 0 14-8s-8-8-14-8c-82 0-164 0-245 0-17-13-37-23-49-29 13-6 33-16 49-30 81 0 163 0 245 0 6 0 14 0 14-8s-8-8-14-8c-76 0-152 0-228 0 19-17 39-51 39-56 0-4-6-4-8-4-3 0-6 0-7 3-8 15-19 35-45 57-26 24-51 35-72 40-7 2-7 3-8 3 0 1 0 1 0 3 0 1 0 1 0 2l1 1c1 1 1 1 9 3 52 16 90 51 112 93 4 7 4 7 10 7 2 0 8 0 8-4 0-5-20-39-39-57 76 0 152 0 228 0z"><text:p/></draw:path><draw:path draw:style-name="gr3" draw:text-style-name="P6" svg:width="0.1346in" svg:height="0.0831in" svg:x="0.1268in" svg:y="0.2622in" svg:viewBox="0 0 343 212" svg:d="M260 76c16 14 36 24 48 30-13 6-33 16-48 29-82 0-164 0-246 0-6 0-14 0-14 8s7 8 13 8c76 0 153 0 229 0-19 18-39 52-39 57 0 4 6 4 8 4s6 0 7-3c9-14 20-35 44-57 27-24 53-34 72-40 7-2 8-3 8-4 1 0 1-1 1-2 0-2 0-2 0-3h-1c-1-1-1-1-9-3-51-15-91-51-112-92-4-8-4-8-10-8-2 0-8 0-8 4 0 5 20 39 39 56-76 0-153 0-229 0-6 0-13 0-13 8s8 8 14 8c82 0 164 0 246 0z"><text:p/></draw:path><draw:path draw:style-name="gr3" draw:text-style-name="P6" svg:width="0.0839in" svg:height="0.1087in" svg:x="0.313in" svg:y="0.2362in" svg:viewBox="0 0 214 277" svg:d="M212 15c2-4 2-5 2-7 0-4-3-8-7-8-5 0-8 5-9 10-11 28-21 56-32 85-40 0-78 0-118 0-11-29-21-57-32-85-2-6-4-10-8-10-5 0-8 4-8 8 0 1 0 2 2 7 32 85 64 169 96 253 2 6 4 9 10 9 4 0 6-4 7-8 32-84 65-169 97-254zM55 110c35 0 69 0 104 0-17 46-34 91-51 137-18-46-35-91-53-137z"><text:p/></draw:path><draw:path draw:style-name="gr3" draw:text-style-name="P6" svg:width="0.0752in" svg:height="0.0685in" svg:x="0.402in" svg:y="0.2756in" svg:viewBox="0 0 192 175" svg:d="M118 54c3-10 12-45 38-45 2 0 11 0 20 4-11 2-19 12-19 21 0 7 5 13 15 13 8 0 20-6 20-22 0-20-23-25-35-25-23 0-36 21-40 30-10-27-31-30-42-30-41 0-63 49-63 59 0 5 3 4 4 5 4 0 5-1 6-5 13-41 38-50 52-50 7 0 21 3 21 25 0 12-7 39-21 92-7 25-20 40-37 40-2 0-12 0-19-4 9-3 18-10 18-21s-9-15-14-15c-12 0-22 11-22 24 0 17 20 25 36 25 26 0 40-28 41-30 4 14 19 30 42 30 39 0 61-50 61-60 0-4-3-4-4-4-3 0-4 2-4 4-14 42-40 51-52 51-16 0-22-12-22-25 0-9 3-17 6-34 5-18 9-36 14-53z"><text:p/></draw:path><draw:path draw:style-name="gr3" draw:text-style-name="P6" svg:width="0.0752in" svg:height="0.0874in" svg:x="0.5398in" svg:y="0.2602in" svg:viewBox="0 0 192 223" svg:d="M179 119c7 0 13 0 13-8s-6-8-13-8c-55 0-109 0-164 0 5-51 50-88 104-88 20 0 40 0 60 0 7 0 13 0 13-7 0-8-6-8-13-8-20 0-40 0-60 0-67 0-119 48-119 111 0 62 52 112 119 112 20 0 40 0 60 0 7 0 13 0 13-8 0-7-6-7-13-7-20 0-40 0-60 0-54 0-99-38-104-89 55 0 109 0 164 0z"><text:p/></draw:path><draw:path draw:style-name="gr3" draw:text-style-name="P6" svg:width="0.1028in" svg:height="0.1067in" svg:x="0.6744in" svg:y="0.2382in" svg:viewBox="0 0 262 272" svg:d="M34 34c0 63 0 127 0 189 0 20-3 28-23 28-4 0-11 0-11 6 0 7 7 7 13 7 20 0 41 0 61 0 6 0 12 0 12-7 0-6-6-6-11-6-22 0-26-9-26-29 0-59 0-118 0-177 57 74 112 147 168 221 3 4 5 6 8 6 7 0 7-7 7-14 0-72 0-145 0-217 0-22 3-28 21-28 2 0 9 0 9-6 0-7-6-7-13-7-19 0-38 0-57 0-6 0-13 0-13 7 0 6 7 6 11 6 22 0 26 8 26 29 0 40 0 80 0 121-39-53-79-105-117-158-4-5-6-5-14-5-22 0-45 0-67 0-7 0-14 0-14 7 0 5 7 6 9 6 10 1 18 8 21 12 0 4 0 4 0 9zM218 244c-56-74-112-148-169-222-3-4-3-6-7-9 15 0 31 0 46 0 43 58 87 118 130 176 0 19 0 36 0 55z"><text:p/></draw:path><draw:path draw:style-name="gr3" draw:text-style-name="P6" svg:width="0.0161in" svg:height="0.0157in" svg:x="0.7933in" svg:y="0.3256in" svg:viewBox="0 0 42 41" svg:d="M42 21c0-12-10-21-21-21s-21 9-21 21c0 11 10 20 21 20s21-9 21-20z"><text:p/></draw:path><draw:path draw:style-name="gr3" draw:text-style-name="P6" svg:width="0.0744in" svg:height="0.1071in" svg:x="0.8311in" svg:y="0.2362in" svg:viewBox="0 0 190 273" svg:d="M90 4c-2-1 0-4-5-4-9 0-38 3-48 4-3 0-7 1-7 8 0 4 4 4 10 4 18 0 18 4 18 7 0 2-1 6-1 8-19 73-37 148-56 222-1 5-1 6-1 9 0 8 8 11 11 11 7 0 12-5 14-10 2-10 6-20 8-30 3-11 5-23 9-34 2-9 4-18 6-26 0-3 4-16 4-18 2-3 13-25 26-35 9-7 21-13 37-13 17 0 21 13 21 26 0 21-14 63-24 87-3 9-4 13-4 21 0 18 13 32 32 32 36 0 50-56 50-60s-4-4-5-4c-4 0-4 1-6 8-5 19-17 47-39 47-7 0-9-3-9-12 0-10 3-19 6-28 7-16 25-62 25-84 0-26-16-42-45-42-25 0-43 12-58 30 10-41 21-83 31-124z"><text:p/></draw:path><draw:path draw:style-name="gr3" draw:text-style-name="P6" svg:width="0.0346in" svg:height="0.1516in" svg:x="0.9252in" svg:y="0.228in" svg:viewBox="0 0 89 386" svg:d="M89 382c0-2 0-2-5-8-49-50-62-122-62-182 0-67 15-134 63-182 4-5 4-6 4-7 0-2-1-3-3-3-5 0-39 26-62 75-20 43-24 86-24 117s4 77 25 121c23 48 56 73 61 73 2 0 3-1 3-4z"><text:p/></draw:path><draw:path draw:style-name="gr3" draw:text-style-name="P6" svg:width="0.076in" svg:height="0.1378in" svg:x="0.9772in" svg:y="0.235in" svg:viewBox="0 0 194 351" svg:d="M122 118c11 0 22 0 33 0 8 0 12 0 12-8 0-4-4-4-11-4-11 0-21 0-32 0 2-15 6-30 8-44 2-9 8-37 10-41 3-7 10-13 17-13 3 0 13 0 19 7-16 1-21 15-21 21 0 9 8 13 15 13 11 0 22-8 22-23 0-17-18-26-35-26-13 0-37 7-48 45-3 8-4 12-13 61-9 0-18 0-27 0-7 0-12 0-12 6s4 6 11 6c9 0 17 0 26 0-10 50-19 101-29 151-7 38-13 73-34 73-1 0-11 0-19-7 19-1 22-15 22-21 0-8-7-13-14-13-10 0-22 9-22 23 0 18 18 27 33 27 22 0 37-23 44-38 12-24 21-71 22-73 8-41 15-82 23-122z"><text:p/></draw:path><draw:path draw:style-name="gr3" draw:text-style-name="P6" svg:width="0.0382in" svg:height="0.0701in" svg:x="1.0555in" svg:y="0.2941in" svg:viewBox="0 0 98 179" svg:d="M60 8c0-8 0-8-7-8-18 16-42 16-53 16 0 4 0 7 0 10 7 0 24 0 38-7 0 46 0 92 0 138 0 9 0 12-26 12-3 0-8 0-11 0 0 4 0 7 0 10 6 0 39-1 48-1s43 1 49 1c0-3 0-6 0-10-3 0-7 0-10 0-28 0-28-3-28-12 0-49 0-100 0-149z"><text:p/></draw:path><draw:path draw:style-name="gr3" draw:text-style-name="P6" svg:width="0.035in" svg:height="0.1516in" svg:x="1.1272in" svg:y="0.228in" svg:viewBox="0 0 90 386" svg:d="M90 382c0-2 0-2-6-8-49-50-61-122-61-182 0-67 14-134 62-182 5-5 5-6 5-7 0-2-2-3-4-3-4 0-39 26-62 75-19 43-24 86-24 117s4 77 25 121c24 48 57 73 61 73 2 0 4-1 4-4z"><text:p/></draw:path><draw:path draw:style-name="gr3" draw:text-style-name="P6" svg:width="0.0752in" svg:height="0.0685in" svg:x="1.1756in" svg:y="0.2756in" svg:viewBox="0 0 192 175" svg:d="M119 54c2-10 11-45 37-45 2 0 12 0 20 4-11 2-19 12-19 21 0 7 5 13 15 13 8 0 20-6 20-22 0-20-22-25-35-25-23 0-36 21-40 30-10-27-31-30-42-30-41 0-63 49-63 59 0 5 3 4 4 5 4 0 5-1 6-5 13-41 38-50 52-50 7 0 21 3 21 25 0 12-7 39-21 92-7 25-20 40-37 40-2 0-11 0-19-4 9-3 18-10 18-21s-9-15-14-15c-12 0-22 11-22 24 0 17 20 25 36 25 27 0 40-28 41-30 4 14 19 30 42 30 39 0 61-50 61-60 0-4-3-4-4-4-3 0-4 2-4 4-14 42-40 51-52 51-16 0-21-12-21-25 0-9 2-17 7-34 4-18 8-36 13-53z"><text:p/></draw:path><draw:path draw:style-name="gr3" draw:text-style-name="P6" svg:width="0.035in" svg:height="0.1516in" svg:x="1.2665in" svg:y="0.228in" svg:viewBox="0 0 90 386" svg:d="M90 192c0-29-4-77-26-119-23-48-56-73-60-73-3 0-4 1-4 3 0 1 0 2 8 9 37 39 59 100 59 180 0 66-14 135-62 183-5 5-5 5-5 7 0 3 1 4 4 4 4 0 39-26 61-76 20-42 25-85 25-118z"><text:p/></draw:path><draw:path draw:style-name="gr3" draw:text-style-name="P6" svg:width="0.0346in" svg:height="0.1516in" svg:x="1.326in" svg:y="0.228in" svg:viewBox="0 0 89 386" svg:d="M89 192c0-29-4-77-25-119-23-48-56-73-61-73-2 0-3 1-3 3 0 1 0 2 7 9 38 39 60 100 60 180 0 66-14 135-63 183-4 5-4 5-4 7 0 3 1 4 3 4 5 0 39-26 62-76 20-42 24-85 24-118z"><text:p/></draw:path><draw:path draw:style-name="gr3" draw:text-style-name="P6" svg:width="0.1004in" svg:height="0.035in" svg:x="1.4272in" svg:y="0.2862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6" svg:width="0.0744in" svg:height="0.1071in" svg:x="1.5874in" svg:y="0.2362in" svg:viewBox="0 0 190 273" svg:d="M90 4c-2-1 0-4-5-4-9 0-38 3-48 4-3 0-6 1-6 8 0 4 3 4 9 4 18 0 19 4 19 7-1 2-1 6-2 8-19 73-36 148-55 222-2 5-2 6-2 9 0 8 8 11 11 11 7 0 13-5 14-10 2-10 6-20 8-30 3-11 5-23 9-34 2-9 4-18 6-26 0-3 4-16 5-18 1-3 13-25 25-35 9-7 21-13 37-13 17 0 21 13 21 26 0 21-14 63-24 87-2 9-4 13-4 21 0 18 13 32 32 32 36 0 50-56 50-60s-3-4-5-4c-4 0-4 1-6 8-5 19-17 47-39 47-7 0-9-3-9-12 0-10 3-19 6-28 7-16 25-62 25-84 0-26-16-42-45-42-25 0-43 12-58 30 10-41 21-83 31-124z"><text:p/></draw:path><draw:path draw:style-name="gr3" draw:text-style-name="P6" svg:width="0.035in" svg:height="0.1516in" svg:x="1.6819in" svg:y="0.228in" svg:viewBox="0 0 90 386" svg:d="M90 382c0-2 0-2-6-8-49-50-62-122-62-182 0-67 15-134 63-182 5-5 5-6 5-7 0-2-2-3-4-3-4 0-39 26-62 75-20 43-24 86-24 117s4 77 25 121c23 48 57 73 61 73 2 0 4-1 4-4z"><text:p/></draw:path><draw:path draw:style-name="gr3" draw:text-style-name="P6" svg:width="0.0752in" svg:height="0.1378in" svg:x="1.7343in" svg:y="0.235in" svg:viewBox="0 0 192 351" svg:d="M121 118c11 0 22 0 33 0 8 0 12 0 12-8 0-4-4-4-11-4-11 0-21 0-32 0 2-15 6-30 8-44 2-9 8-37 10-41 3-7 10-13 17-13 3 0 12 0 20 7-17 1-21 15-21 21 0 9 7 13 15 13 9 0 20-8 20-23 0-17-17-26-34-26-13 0-37 7-48 45-2 8-3 12-13 61-9 0-18 0-27 0-7 0-12 0-12 6s4 6 11 6c9 0 17 0 26 0-10 50-19 101-29 151-7 38-13 73-34 73-1 0-11 0-18-7 18-1 21-15 21-21 0-8-6-13-14-13-10 0-21 9-21 23 0 18 16 27 32 27 22 0 37-23 44-38 12-24 21-71 22-73 8-41 15-82 23-122z"><text:p/></draw:path><draw:path draw:style-name="gr3" draw:text-style-name="P6" svg:width="0.0469in" svg:height="0.0701in" svg:x="1.8067in" svg:y="0.2941in" svg:viewBox="0 0 120 179" svg:d="M120 130c-3 0-6 0-9 0-1 6-3 22-8 24-2 2-22 2-26 2-17 0-33 0-50 0 29-25 38-33 54-45 20-16 39-33 39-58 0-33-29-53-63-53s-57 23-57 48c0 14 12 15 14 15 7 0 16-5 16-15 0-4-3-14-17-14 9-19 27-25 40-25 27 0 40 22 40 44 0 23-16 42-25 51-22 21-43 43-65 64-3 2-3 4-3 11 37 0 75 0 112 0 2-16 6-33 8-49z"><text:p/></draw:path><draw:path draw:style-name="gr3" draw:text-style-name="P6" svg:width="0.035in" svg:height="0.1516in" svg:x="1.8835in" svg:y="0.228in" svg:viewBox="0 0 90 386" svg:d="M90 382c0-2 0-2-6-8-49-50-61-122-61-182 0-67 14-134 62-182 5-5 5-6 5-7 0-2-2-3-4-3-4 0-39 26-61 75-20 43-25 86-25 117s4 77 26 121c23 48 56 73 60 73 2 0 4-1 4-4z"><text:p/></draw:path><draw:path draw:style-name="gr3" draw:text-style-name="P6" svg:width="0.0752in" svg:height="0.0685in" svg:x="1.9319in" svg:y="0.2756in" svg:viewBox="0 0 192 175" svg:d="M119 54c2-10 11-45 37-45 2 0 12 0 20 4-11 2-19 12-19 21 0 7 5 13 15 13 8 0 20-6 20-22 0-20-22-25-35-25-23 0-36 21-40 30-10-27-31-30-42-30-41 0-63 49-63 59 0 5 4 5 6 5s3-1 4-5c13-41 38-50 52-50 7 0 21 3 21 25 0 12-7 39-21 92-6 25-20 40-37 40-2 0-11 0-19-4 9-3 18-10 18-21s-9-15-14-15c-12 0-22 11-22 24 0 17 20 25 36 25 27 0 40-28 41-30 5 14 19 30 42 30 39 0 62-50 62-60 0-4-4-4-5-4-3 0-4 2-4 4-14 42-40 51-52 51-16 0-21-12-21-25 0-9 2-17 7-34 4-18 8-36 13-53z"><text:p/></draw:path><draw:path draw:style-name="gr3" draw:text-style-name="P6" svg:width="0.035in" svg:height="0.1516in" svg:x="2.0232in" svg:y="0.228in" svg:viewBox="0 0 90 386" svg:d="M90 192c0-29-4-77-26-119-23-48-56-73-60-73-2 0-4 1-4 3 0 1 0 2 8 9 37 39 59 100 59 180 0 66-14 135-62 183-5 5-5 5-5 7 0 3 2 4 4 4 4 0 39-26 61-76 20-42 25-85 25-118z"><text:p/></draw:path><draw:path draw:style-name="gr3" draw:text-style-name="P6" svg:width="0.0346in" svg:height="0.1516in" svg:x="2.0827in" svg:y="0.228in" svg:viewBox="0 0 89 386" svg:d="M89 192c0-29-4-77-25-119-23-48-56-73-61-73-2 0-3 1-3 3 0 1 0 2 7 9 38 39 60 100 60 180 0 66-14 135-63 183-4 5-4 5-4 7 0 3 1 4 3 4 5 0 39-26 62-76 20-42 24-85 24-118z"><text:p/></draw:path><draw:path draw:style-name="gr3" draw:text-style-name="P6" svg:width="0.1346in" svg:height="0.0831in" svg:x="0.0004in" svg:y="0.4902in" svg:viewBox="0 0 343 212" svg:d="M329 151c6 0 14 0 14-8s-8-8-14-8c-82 0-164 0-245 0-17-13-37-24-49-29 13-6 33-17 49-30 81 0 163 0 245 0 6 0 14 0 14-8s-8-8-14-8c-76 0-152 0-228 0 19-17 39-51 39-57 0-3-6-3-8-3-3 0-6 0-7 2-8 16-19 35-45 58-26 24-51 35-72 40-7 2-7 2-8 3 0 1 0 1 0 3 0 1 0 1 0 2l1 1c1 0 1 1 9 3 52 16 90 51 112 91 4 8 4 9 10 9 2 0 8 0 8-4 0-6-20-39-39-57 76 0 152 0 228 0z"><text:p/></draw:path><draw:path draw:style-name="gr3" draw:text-style-name="P6" svg:width="0.1346in" svg:height="0.0831in" svg:x="0.1268in" svg:y="0.4902in" svg:viewBox="0 0 343 212" svg:d="M260 76c16 14 36 24 48 30-13 6-33 16-48 29-82 0-164 0-246 0-6 0-14 0-14 8s7 8 13 8c76 0 153 0 229 0-19 17-39 51-39 57 0 4 6 4 8 4s6 0 7-3c9-14 20-35 44-57 27-24 53-34 72-41 7-2 8-2 8-3 1 0 1-1 1-2 0-2 0-2 0-3l-1-1c-1 0-1 0-9-2-51-16-91-51-112-92-4-8-4-8-10-8-2 0-8 0-8 3 0 6 20 40 39 57-76 0-153 0-229 0-6 0-13 0-13 8s8 8 14 8c82 0 164 0 246 0z"><text:p/></draw:path><draw:path draw:style-name="gr3" draw:text-style-name="P6" svg:width="0.0839in" svg:height="0.1087in" svg:x="0.313in" svg:y="0.4642in" svg:viewBox="0 0 214 277" svg:d="M212 15c2-4 2-5 2-7 0-4-3-8-7-8-5 0-8 4-9 9-11 28-21 57-32 86-40 0-78 0-118 0-11-29-21-58-32-86-2-6-4-9-8-9-5 0-8 4-8 8 0 1 0 2 2 7 32 85 64 169 96 253 2 6 4 9 10 9 4 0 6-4 7-9 32-84 65-168 97-253zM55 110c35 0 69 0 104 0-17 46-34 91-51 137-18-46-35-91-53-137z"><text:p/></draw:path><draw:path draw:style-name="gr3" draw:text-style-name="P6" svg:width="0.0752in" svg:height="0.0685in" svg:x="0.402in" svg:y="0.5024in" svg:viewBox="0 0 192 175" svg:d="M118 54c3-10 12-46 38-46 2 0 11 0 20 5-11 2-19 12-19 21 0 7 5 13 15 13 8 0 20-6 20-22 0-20-23-25-35-25-23 0-36 20-40 29-10-26-31-29-42-29-41 0-63 49-63 59 0 4 3 3 4 4 4 0 5 0 6-5 13-40 38-50 52-50 7 0 21 4 21 26 0 12-7 37-21 92-7 24-20 40-37 40-2 0-12 0-19-4 9-3 18-11 18-21 0-11-9-15-14-15-12 0-22 10-22 24 0 17 20 25 36 25 26 0 40-28 41-30 4 14 19 30 42 30 39 0 61-50 61-60 0-4-3-4-4-4-3 0-4 2-4 4-14 42-40 51-52 51-16 0-22-12-22-25 0-9 3-18 6-34 5-18 9-36 14-53z"><text:p/></draw:path><draw:path draw:style-name="gr3" draw:text-style-name="P6" svg:width="0.0752in" svg:height="0.0878in" svg:x="0.5398in" svg:y="0.4874in" svg:viewBox="0 0 192 224" svg:d="M179 120c7 0 13 0 13-8s-6-8-13-8c-55 0-109 0-164 0 5-51 50-89 104-89 20 0 40 0 60 0 7 0 13 0 13-7 0-8-6-8-13-8-20 0-40 0-60 0-67 0-119 51-119 112 0 62 52 112 119 112 20 0 40 0 60 0 7 0 13 0 13-7 0-8-6-8-13-8-20 0-40 0-60 0-54 0-99-37-104-89 55 0 109 0 164 0z"><text:p/></draw:path><draw:path draw:style-name="gr3" draw:text-style-name="P6" svg:width="0.1028in" svg:height="0.1071in" svg:x="0.6744in" svg:y="0.4654in" svg:viewBox="0 0 262 273" svg:d="M34 35c0 63 0 126 0 188 0 21-3 28-23 29-4 0-11 0-11 6 0 7 7 7 13 7 20 0 41 0 61 0 6 0 12 0 12-7 0-6-6-6-11-6-22-1-26-9-26-29 0-59 0-117 0-177 57 74 112 146 168 220 3 6 5 7 8 7 7 0 7-7 7-14 0-72 0-145 0-217 0-22 3-28 21-28 2 0 9-1 9-6 0-8-6-8-13-8-19 0-38 0-57 0-6 0-13 0-13 8 0 6 7 6 11 6 22 0 26 8 26 29 0 41 0 80 0 121-39-53-79-106-117-159-4-5-6-5-14-5-22 0-45 0-67 0-7 0-14 0-14 8 0 5 7 6 9 6 10 1 18 7 21 12 0 3 0 4 0 9zM218 245c-56-73-112-148-169-222-3-4-3-5-7-9 15 0 31 0 46 0 43 59 87 117 130 175 0 19 0 37 0 56z"><text:p/></draw:path><draw:path draw:style-name="gr3" draw:text-style-name="P6" svg:width="0.0161in" svg:height="0.0157in" svg:x="0.7933in" svg:y="0.5535in" svg:viewBox="0 0 42 41" svg:d="M42 20c0-11-10-20-21-20s-21 8-21 20c0 11 10 21 21 21s21-9 21-21z"><text:p/></draw:path><draw:path draw:style-name="gr3" draw:text-style-name="P6" svg:width="0.0591in" svg:height="0.0685in" svg:x="0.8287in" svg:y="0.5024in" svg:viewBox="0 0 151 175" svg:d="M137 24c-6 0-12 0-17 5-6 6-7 13-7 15 0 10 7 13 15 13 11 0 22-9 22-24 0-19-19-33-47-33-51 0-103 55-103 109 0 35 23 66 63 66 55 0 88-41 88-46 0-3-3-5-5-5s-3 1-5 4c-31 38-73 38-77 38-24 0-35-19-35-42 0-16 7-54 20-77 13-22 33-39 55-39 14 0 28 5 33 16z"><text:p/></draw:path><draw:path draw:style-name="gr3" draw:text-style-name="P6" svg:width="0.1008in" svg:height="0.035in" svg:x="0.9394in" svg:y="0.513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587in" svg:height="0.0685in" svg:x="1.0976in" svg:y="0.5024in" svg:viewBox="0 0 150 175" svg:d="M136 24c-5 0-11 0-16 5-7 6-7 13-7 15 0 10 7 13 15 13 11 0 20-9 20-24 0-19-17-33-45-33-52 0-103 55-103 109 0 35 22 66 63 66 55 0 87-41 87-46 0-3-3-5-5-5s-2 1-4 4c-31 38-73 38-78 38-25 0-34-19-34-42 0-16 7-54 20-77 13-22 33-39 54-39 14 0 29 5 33 16z"><text:p/></draw:path></draw:g></text:p>
          <text:p text:style-name="P26">כאשר האחרון פסוק אמת. סה"כ הגענו ל<text:span text:style-name="T26">סתירה</text:span> ולכן <text:span text:style-name="T8"><draw:g text:anchor-type="as-char" svg:y="-0.1134in" draw:z-index="145" draw:name="Shape114" draw:style-name="gr1"><svg:title>TexMaths</svg:title><svg:desc>11§display§|(A \to \N) / R_h| = 1§svg§600§FALSE§</svg:desc><draw:path draw:style-name="gr2" draw:text-style-name="P5" svg:width="1.1843in" svg:height="0.1358in" svg:x="-0.0004in" svg:y="0.0071in" svg:viewBox="0 0 3009 346" svg:d="M1506 346c-503 0-1004 0-1506 0 0-116 0-230 0-346 1003 0 2006 0 3009 0 0 116 0 230 0 346-501 0-1003 0-1503 0z"><text:p/></draw:path><draw:path draw:style-name="gr3" draw:text-style-name="P6" svg:width="0.0055in" svg:height="0.1512in" svg:x="0.0102in" svg:y="0in" svg:viewBox="0 0 15 385" svg:d="M15 14c0-6 0-14-7-14-8 0-8 8-8 14 0 119 0 238 0 357 0 7 0 14 8 14 7 0 7-7 7-14 0-119 0-238 0-357z"><text:p/></draw:path><draw:path draw:style-name="gr3" draw:text-style-name="P6" svg:width="0.0346in" svg:height="0.1512in" svg:x="0.0496in" svg:y="0in" svg:viewBox="0 0 89 385" svg:d="M89 381c0-1 0-1-7-8-48-49-60-122-60-180 0-67 14-135 63-182 4-5 4-5 4-7 0-3-1-4-3-4-5 0-40 26-62 76-20 42-24 85-24 117 0 29 3 76 25 120 23 47 56 72 61 72 2 0 3-1 3-4z"><text:p/></draw:path><draw:path draw:style-name="gr3" draw:text-style-name="P6" svg:width="0.1039in" svg:height="0.1079in" svg:x="0.0988in" svg:y="0.0043in" svg:viewBox="0 0 265 275" svg:d="M55 231c-15 26-30 31-47 32-5 1-8 1-8 8 0 2 2 4 4 4 11 0 23-1 34-1 13 0 26 1 39 1 2 0 7 0 7-7 0-4-4-5-6-5-9 0-19-3-19-13 0-4 3-9 6-14 10-17 20-32 30-49 31 0 64 0 96 0 1 9 7 60 7 64 0 11-21 12-29 12-5 0-8 0-8 8 0 4 4 4 5 4 15 0 32-1 48-1 10 0 35 1 43 1 4 0 8 0 8-7 0-5-4-5-9-5-24 0-24-2-25-13-8-79-17-160-24-240 0-8 0-10-7-10-6 0-8 3-10 7-45 74-90 149-135 224zM102 175c26-43 51-85 76-127 5 42 8 84 12 127-29 0-58 0-88 0z"><text:p/></draw:path><draw:path draw:style-name="gr3" draw:text-style-name="P6" svg:width="0.1346in" svg:height="0.0787in" svg:x="0.2583in" svg:y="0.0362in" svg:viewBox="0 0 343 201" svg:d="M301 109c-22 15-32 32-35 36-17 27-21 51-21 52 0 4 6 4 8 4 7 0 8-1 9-7 9-38 32-71 76-88 4-1 5-4 5-6 0-3-2-3-3-3-17-7-64-27-78-91-1-5-2-6-9-6-2 0-8 0-8 4 0 2 5 26 20 51 8 12 20 25 36 37-95 0-191 0-287 0-7 0-14-1-14 8 0 8 7 9 14 9 96 0 192 0 287 0z"><text:p/></draw:path><draw:path draw:style-name="gr3" draw:text-style-name="P6" svg:width="0.1028in" svg:height="0.1063in" svg:x="0.448in" svg:y="0.0098in" svg:viewBox="0 0 262 271" svg:d="M34 35c0 63 0 126 0 187 0 20-3 28-23 28-4 0-11 0-11 7 0 6 7 6 13 6 20 0 41 0 61 0 6 0 12 0 12-6 0-7-6-7-11-7-22 0-24-9-24-29 0-58 0-118 0-176 55 74 111 148 166 220 4 5 5 6 8 6 7 0 7-7 7-13 0-72 0-145 0-217 0-21 3-27 21-28 2 0 9 0 9-6 0-7-6-7-12-7-19 0-39 0-58 0-6 0-13 0-13 7 0 6 8 6 12 6 21 1 25 9 25 29 0 39 0 80 0 121-39-53-79-105-117-157-4-6-6-6-14-6-22 0-45 0-67 0-7 0-13 0-13 7 0 6 6 6 8 6 10 1 18 8 22 12-1 4-1 5-1 10zM218 243c-56-72-111-146-167-220-5-5-5-5-9-10 15 0 31 0 46 0 43 59 87 117 130 176 0 18 0 37 0 54z"><text:p/></draw:path><draw:path draw:style-name="gr3" draw:text-style-name="P6" svg:width="0.035in" svg:height="0.1512in" svg:x="0.5626in" svg:y="0in" svg:viewBox="0 0 90 385" svg:d="M90 193c0-30-4-76-25-120-23-48-57-73-61-73-2 0-4 2-4 4s0 2 8 9c37 38 59 99 59 180 0 65-14 133-62 181-5 6-5 6-5 7 0 2 2 4 4 4 4 0 39-26 62-76 20-41 24-84 24-116z"><text:p/></draw:path><draw:path draw:style-name="gr3" draw:text-style-name="P6" svg:width="0.0591in" svg:height="0.1512in" svg:x="0.6213in" svg:y="0in" svg:viewBox="0 0 151 385" svg:d="M148 15c3-5 3-6 3-7 0-5-4-8-8-8-3 0-6 1-7 3-45 123-89 245-134 367-2 5-2 7-2 8 0 4 3 7 8 7s6-3 8-10c44-120 88-240 132-360z"><text:p/></draw:path><draw:path draw:style-name="gr3" draw:text-style-name="P6" svg:width="0.1083in" svg:height="0.1063in" svg:x="0.6953in" svg:y="0.0098in" svg:viewBox="0 0 276 271" svg:d="M129 26c2-9 4-13 11-14 3 0 16 0 24 0 27 0 70 0 70 38 0 13-6 39-22 55-10 10-29 22-65 22-14 0-28 0-43 0 8-35 17-68 25-101zM185 132c38-9 84-35 84-75 0-33-34-57-84-57-38 0-74 0-111 0-8 0-11 0-11 8 0 4 3 4 11 4 1 0 8 0 14 0 8 1 11 1 11 7 0 1 0 2-1 7-18 69-35 138-53 206-3 15-4 18-34 18-8 0-11 0-11 8 0 4 4 4 5 4 11 0 38-1 49-1s38 1 49 1c4 0 8 0 8-8 0-4-3-4-11-4-14 0-25 0-25-7 0-2 1-4 1-6 9-33 16-67 25-102 16 0 31 0 46 0 36 0 43 22 43 36 0 5-3 17-5 26-4 10-7 24-7 32 0 42 46 42 52 42 33 0 46-40 46-44 0-6-3-3-4-6-4 0-5 4-6 6-10 28-26 35-35 35-12 0-15-9-15-23 0-12 2-31 4-43 0-6 1-13 1-19 0-29-26-42-36-45z"><text:p/></draw:path><draw:path draw:style-name="gr3" draw:text-style-name="P6" svg:width="0.0575in" svg:height="0.0744in" svg:x="0.8126in" svg:y="0.0626in" svg:viewBox="0 0 147 190" svg:d="M64 9c1-1 1-3 1-5 0-1-1-4-5-4s-27 2-34 3c-2 0-5 0-5 7 0 3 3 3 6 3 14 0 14 2 14 5 0 1-1 3-1 5-14 51-26 101-39 153-1 5-1 3-1 6 0 4 3 8 9 8 3 0 9-1 11-6 1-2 3-11 4-18 2-7 5-15 7-23 1-4 3-14 4-19 3-11 3-11 8-19 9-14 23-29 44-29 15 0 15 13 15 20 0 15-11 46-15 57-3 8-5 10-5 14 0 15 13 23 26 23 27 0 39-37 39-40 0-5-3-5-4-5-3 0-4 3-6 6-5 21-17 32-28 32-6 0-7-4-7-9 0-7 1-10 7-22 3-9 14-37 14-53 0-3 0-15-10-23-5-3-13-7-25-7-20 0-34 10-44 22 7-27 13-55 20-82z"><text:p/></draw:path><draw:path draw:style-name="gr3" draw:text-style-name="P6" svg:width="0.0055in" svg:height="0.1512in" svg:x="0.9012in" svg:y="0in" svg:viewBox="0 0 15 385" svg:d="M15 14c0-6 0-14-7-14-8 0-8 8-8 14 0 119 0 238 0 357 0 7 0 14 8 14 7 0 7-7 7-14 0-119 0-238 0-357z"><text:p/></draw:path><draw:path draw:style-name="gr3" draw:text-style-name="P6" svg:width="0.1008in" svg:height="0.0354in" svg:x="0.9764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5in" svg:height="0.1in" svg:x="1.1421in" svg:y="0.013in" svg:viewBox="0 0 128 255" svg:d="M79 10c0-10 0-10-9-10-24 24-58 24-70 24 0 5 0 8 0 12 8 0 31 0 51-10 0 66 0 133 0 199 0 14-2 18-37 18-4 0-7 0-12 0 0 5 0 9 0 12 13-1 47-1 63-1 15 0 48 0 63 1 0-3 0-7 0-12-5 0-8 0-13 0-35 0-36-4-36-18 0-72 0-144 0-215z"><text:p/></draw:path></draw:g></text:span>, ובאופן שקול מעקרון ההפרדה <text:span text:style-name="T8"><draw:g text:anchor-type="as-char" svg:y="-0.1075in" draw:z-index="144" draw:name="Shape115" draw:style-name="gr1"><svg:title>TexMaths</svg:title><svg:desc>11§display§h \in A§svg§600§FALSE§</svg:desc><draw:path draw:style-name="gr2" draw:text-style-name="P5" svg:width="0.3669in" svg:height="0.0984in" svg:x="-0.0004in" svg:y="0.0079in" svg:viewBox="0 0 933 251" svg:d="M467 251c-156 0-311 0-467 0 0-84 0-167 0-251 311 0 621 0 933 0 0 84 0 167 0 251-155 0-311 0-466 0z"><text:p/></draw:path><draw:path draw:style-name="gr3" draw:text-style-name="P6" svg:width="0.074in" svg:height="0.1063in" svg:x="0.0004in" svg:y="0.0047in" svg:viewBox="0 0 189 271" svg:d="M89 4c0-1 0-4-5-4-9 0-37 3-47 3-3 1-7 1-7 8 0 6 3 6 8 6 19 0 20 2 20 6 0 2-1 6-1 8-19 74-37 146-56 220-1 5-1 7-1 9 0 9 8 11 11 11 5 0 12-6 14-10 2-10 5-20 7-30 3-11 5-23 9-35 2-8 4-17 6-25 1-3 5-15 5-17 1-3 13-25 26-35 9-7 20-13 37-13s20 13 20 26c0 21-14 62-23 86-3 9-5 13-5 21 0 17 13 32 32 32 36 0 50-56 50-60s-3-4-4-4c-5 0-5 1-7 8-5 19-17 47-38 47-7 0-10-4-10-13s3-19 7-27c6-16 24-61 24-83 0-26-16-42-44-42-26 0-43 12-58 30 10-41 20-82 30-123z"><text:p/></draw:path><draw:path draw:style-name="gr3" draw:text-style-name="P6" svg:width="0.076in" svg:height="0.087in" svg:x="0.1343in" svg:y="0.0283in" svg:viewBox="0 0 194 222" svg:d="M179 119c7 0 15 0 15-8s-8-8-15-8c-54 0-109 0-163 0 5-51 49-88 104-88 20 0 39 0 59 0 7 0 15 0 15-7 0-8-8-8-15-8-20 0-40 0-60 0-66 0-119 50-119 111s53 111 119 111c20 0 40 0 60 0 7 0 15 0 15-7 0-8-8-8-15-8-20 0-39 0-59 0-55 0-99-37-104-88 54 0 109 0 163 0z"><text:p/></draw:path><draw:path draw:style-name="gr3" draw:text-style-name="P6" svg:width="0.1039in" svg:height="0.1079in" svg:x="0.2705in" svg:y="0in" svg:viewBox="0 0 265 275" svg:d="M55 231c-15 25-30 31-47 32-5 0-8 0-8 8 0 2 2 4 4 4 11 0 23-1 34-1 13 0 27 1 39 1 2 0 7 0 7-8 0-4-4-4-6-4-9-1-19-4-19-13 0-5 3-9 6-14 10-17 20-33 30-50 31 0 64 0 96 0 1 8 7 61 7 64 0 12-21 13-29 13-5 0-8 0-8 8 0 4 4 4 5 4 15 0 32-1 48-1 10 0 35 1 43 1 4 0 8 0 8-8 0-4-4-4-9-4-24 0-24-2-25-14-9-79-17-160-24-239 0-8 0-10-7-10-6 0-8 3-10 7-45 74-90 149-135 224zM102 174c26-42 51-84 76-126 3 42 8 84 12 126-29 0-58 0-88 0z"><text:p/></draw:path></draw:g></text:span><text:span text:style-name="T8"><text:s/>כדרוש. </text:span></text:p>
        </text:list-item>
      </text:list>
      <text:p text:style-name="P9"><draw:g text:anchor-type="as-char" svg:y="-0.1134in" draw:z-index="120" draw:name="Shape116" draw:style-name="gr1"><svg:title>TexMaths</svg:title><svg:desc>11§display§\QED§svg§600§FALSE§</svg:desc><draw:path draw:style-name="gr2" draw:text-style-name="P5" svg:width="0.6894in" svg:height="0.0972in" svg:x="-0.0004in" svg:y="0.0071in" svg:viewBox="0 0 1752 248" svg:d="M0 0c584 0 1168 0 1752 0 0 83 0 165 0 248-584 0-1168 0-1752 0 0-83 0-165 0-248z"><text:p/></draw:path><draw:path draw:style-name="gr3" draw:text-style-name="P6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6" svg:width="0.0157in" svg:height="0.0157in" svg:x="0.1441in" svg:y="0.0925in" svg:viewBox="0 0 41 41" svg:d="M41 21c0-12-10-21-21-21-12 0-20 9-20 21 0 11 8 20 20 20 11 0 21-9 21-20z"><text:p/></draw:path><draw:path draw:style-name="gr3" draw:text-style-name="P6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6" svg:width="0.0157in" svg:height="0.0157in" svg:x="0.3in" svg:y="0.0925in" svg:viewBox="0 0 41 41" svg:d="M41 21c0-12-9-21-20-21-12 0-21 9-21 21 0 11 9 20 21 20 11 0 20-9 20-20z"><text:p/></draw:path><draw:path draw:style-name="gr3" draw:text-style-name="P6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36in" svg:y="0.0925in" svg:viewBox="0 0 42 41" svg:d="M42 21c0-12-10-21-21-21s-21 9-21 21c0 11 10 20 21 20s21-9 21-20z"><text:p/></draw:path><draw:path draw:style-name="gr3" draw:text-style-name="P6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p>
      <text:h text:style-name="Heading_20_3" text:outline-level="3">סעיף (ה)</text:h>
      <text:p text:style-name="P27">נקבע: </text:p>
      <text:p text:style-name="P7"><draw:g text:anchor-type="as-char" svg:y="-0.228in" draw:z-index="143" draw:name="Shape117" draw:style-name="gr1"><svg:title>TexMaths</svg:title><svg:desc>11§latex§h = \lambda n \in \N \begin{cases}
n &amp; n \in \Neven \\
n - 1 &amp; n \in \Nodd
\end{cases}§svg§600§FALSE§</svg:desc><draw:path draw:style-name="gr2" draw:text-style-name="P5" svg:width="2.0362in" svg:height="0.4394in" svg:x="0.0028in" svg:y="0.0071in" svg:viewBox="0 0 5173 1117" svg:d="M0 0c1725 0 3449 0 5173 0 0 373 0 744 0 1117-1724 0-3448 0-5173 0 0-373 0-744 0-1117z"><text:p/></draw:path><draw:path draw:style-name="gr3" draw:text-style-name="P6" svg:width="0.0764in" svg:height="0.1047in" svg:x="-0.0004in" svg:y="0.1598in" svg:viewBox="0 0 195 267" svg:d="M31 238c0 18-5 18-31 18 0 3 0 7 0 11 14 0 33-1 44-1 10 0 30 1 43 1 0-4 0-8 0-11-25 0-30 0-30-18 0-24 0-47 0-71 0-40 28-61 52-61s29 20 29 42c0 30 0 60 0 90 0 18-5 18-30 18 0 3 0 7 0 11 13 0 33-1 44-1 10 0 29 1 43 1 0-4 0-8 0-11-20 0-30 0-30-12 0-25 0-49 0-74 0-33 0-45-12-59-6-7-19-14-41-14-33 0-49 23-56 38 0-45 0-90 0-135-19 1-37 3-56 4 0 5 0 8 0 12 28 0 31 3 31 21 0 67 0 134 0 201z"><text:p/></draw:path><draw:path draw:style-name="gr3" draw:text-style-name="P6" svg:width="0.1008in" svg:height="0.035in" svg:x="0.1386in" svg:y="0.209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748in" svg:height="0.1071in" svg:x="0.3071in" svg:y="0.1598in" svg:viewBox="0 0 191 273" svg:d="M118 155c16 41 34 100 40 109 7 7 10 7 21 7 2 0 6 0 8 0 4 0 4-2 4-3s0-2-1-3c-4-5-6-10-10-18-26-73-51-146-78-220-9-23-29-27-47-27-2 0-7 0-7 4 0 3 3 4 4 4 12 2 15 4 25 30 12 36 25 71 37 106-35 35-71 70-106 105-6 5-8 7-8 13s6 11 12 11c7 0 10-5 12-8 31-38 63-74 94-110z"><text:p/></draw:path><draw:path draw:style-name="gr3" draw:text-style-name="P6" svg:width="0.0819in" svg:height="0.0685in" svg:x="0.3925in" svg:y="0.198in" svg:viewBox="0 0 209 175" svg:d="M23 148c-1 6-4 15-4 17 0 6 5 10 12 10 4 0 11-2 14-11 2-9 4-19 7-28 3-12 5-23 9-35 2-9 4-17 6-26 1-7 5-18 6-19 5-12 25-47 62-47 18 0 21 14 21 27 0 23-18 73-25 89-3 9-4 15-4 19 0 18 14 31 31 31 37 0 51-56 51-60 0-3-3-3-4-3-4 0-4 1-6 7-8 26-21 48-39 48-7 0-9-4-9-13 0-10 3-19 6-28 8-20 23-62 23-84 0-27-16-42-44-42-35 0-53 25-60 34-2-22-18-34-35-34-18 0-26 15-30 22-5 13-11 36-11 37 0 5 3 5 4 5 5 0 5-1 7-9 7-28 14-46 29-46 7 0 12 5 12 17 0 9-1 12-7 33-8 30-14 60-22 89z"><text:p/></draw:path><draw:path draw:style-name="gr3" draw:text-style-name="P6" svg:width="0.076in" svg:height="0.0878in" svg:x="0.5343in" svg:y="0.1835in" svg:viewBox="0 0 194 224" svg:d="M180 120c7 0 14 0 14-8s-7-8-14-8c-55 0-108 0-163 0 4-51 48-89 103-89 20 0 41 0 60 0 7 0 14 0 14-7 0-8-7-8-14-8-20 0-40 0-61 0-66 0-119 51-119 112 0 62 53 112 119 112 21 0 41 0 61 0 7 0 14-1 14-9s-7-7-14-7c-19 0-40 0-60 0-55 0-99-37-103-88 55 0 108 0 163 0z"><text:p/></draw:path><draw:path draw:style-name="gr3" draw:text-style-name="P6" svg:width="0.1028in" svg:height="0.1063in" svg:x="0.6693in" svg:y="0.1618in" svg:viewBox="0 0 262 271" svg:d="M33 35c0 63 0 125 0 188 0 21-2 28-22 28-4 0-11 1-11 6 0 7 6 7 13 7 20 0 40 0 60 0 7 0 13 0 13-7 0-5-7-6-12-6-21 0-24-9-24-29 0-59 0-118 0-177 56 74 111 147 167 221 3 4 5 5 7 5 7 0 7-5 7-12 0-72 0-146 0-218 0-21 3-27 22-28 2 0 9 0 9-6 0-7-7-7-13-7-19 0-38 0-56 0-8 0-14 0-14 7 0 6 7 6 11 6 22 1 26 9 26 29 0 40 0 80 0 121-40-53-78-105-118-158-3-5-4-5-13-5-22 0-45 0-67 0-8 0-14 0-14 7 0 6 6 6 8 6 11 1 19 8 22 12-1 4-1 5-1 10zM218 245c-56-74-112-148-168-222-4-5-4-5-8-10 15 0 31 0 46 0 43 58 87 118 130 176 0 19 0 37 0 56z"><text:p/></draw:path><draw:path draw:style-name="gr3" draw:text-style-name="P6" svg:width="0.0783in" svg:height="0.4547in" svg:x="0.8224in" svg:y="0in" svg:viewBox="0 0 200 1156" svg:d="M119 720c0-43-30-108-97-141 42-23 91-68 97-139 0-2 0-3 0-4 0-89 0-178 0-267 0-32 0-38 3-53 7-30 25-69 74-97 3-3 4-4 4-10 0-9-1-9-9-9-7 0-7 0-18 7-87 48-92 120-92 134 0 91 0 182 0 273 0 29 0 60-21 95-17 32-38 48-55 59-5 3-5 3-5 10s0 7 3 9c33 21 69 56 77 119 1 8 1 8 1 14 0 99 0 198 0 295 0 32 19 97 94 136 9 5 10 5 16 5 8 0 9 0 9-9 0-6-1-7-2-7-17-11-67-42-78-109-1-10-1-11-1-16 0-97 0-196 0-295z"><text:p/></draw:path><draw:path draw:style-name="gr3" draw:text-style-name="P6" svg:width="0.0819in" svg:height="0.0685in" svg:x="0.9276in" svg:y="0.0953in" svg:viewBox="0 0 209 175" svg:d="M22 147c-1 7-3 16-3 17 0 7 5 11 11 11 5 0 12-4 14-11 1-1 5-19 8-29 3-12 5-23 9-35 2-8 4-16 6-25 1-7 5-18 5-20 6-12 26-46 63-46 17 0 21 14 21 26 0 24-20 74-25 90-3 9-5 13-5 18 0 19 15 32 32 32 37 0 51-56 51-60s-3-4-4-4c-5 0-5 1-6 8-8 25-21 47-40 47-6 0-9-3-9-12 0-10 3-20 7-28 7-20 23-63 23-85 0-26-16-41-44-41-35 0-54 24-60 33-2-21-18-33-35-33-19 0-26 14-30 22-6 13-11 35-11 37 0 4 3 4 4 4 4 0 5 0 7-9 7-28 14-45 28-45 7 0 12 4 12 17 0 8-2 12-6 32-8 30-15 60-23 89z"><text:p/></draw:path><draw:path draw:style-name="gr3" draw:text-style-name="P6" svg:width="0.0819in" svg:height="0.0685in" svg:x="1.4327in" svg:y="0.0953in" svg:viewBox="0 0 209 175" svg:d="M23 147c-1 7-3 16-3 17 0 7 5 11 11 11 4 0 11-4 14-11 0-1 5-19 7-29 3-12 5-23 9-35 2-8 4-16 6-25 2-7 5-18 6-20 5-12 26-46 62-46 18 0 21 14 21 26 0 24-19 74-25 90-3 9-3 13-3 18 0 19 13 32 30 32 37 0 51-56 51-60s-3-4-4-4c-4 0-4 1-6 8-8 25-21 47-39 47-7 0-9-3-9-12 0-10 3-20 6-28 8-20 23-63 23-85 0-26-16-41-44-41-35 0-54 24-60 33-2-21-18-33-35-33-18 0-26 14-29 22-6 13-12 35-12 37 0 4 3 3 4 4 5 0 5 0 7-9 7-28 14-45 29-45 7 0 12 4 12 17 0 8-1 12-7 32-8 30-14 60-22 89z"><text:p/></draw:path><draw:path draw:style-name="gr3" draw:text-style-name="P6" svg:width="0.0752in" svg:height="0.0878in" svg:x="1.5748in" svg:y="0.0807in" svg:viewBox="0 0 192 224" svg:d="M179 120c7 0 13 0 13-8s-6-8-13-8c-55 0-109 0-164 0 5-51 50-89 104-89 20 0 40 0 60 0 7 0 13 0 13-7 0-8-6-8-13-8-21 0-40 0-61 0-66 0-118 51-118 112 0 62 52 112 118 112 21 0 40 0 61 0 7 0 13 0 13-7 0-8-6-8-13-8-20 0-40 0-60 0-54 0-99-38-104-89 55 0 109 0 164 0z"><text:p/></draw:path><draw:path draw:style-name="gr3" draw:text-style-name="P6" svg:width="0.1028in" svg:height="0.1071in" svg:x="1.7094in" svg:y="0.0571in" svg:viewBox="0 0 262 273" svg:d="M34 35c0 63 0 125 0 188 0 21-3 28-23 29-4 0-11 0-11 6 0 7 7 7 13 7 20 0 40 0 60 0 7 0 13 0 13-7 0-6-7-6-12-6-21-1-25-9-25-29 0-59 0-117 0-177 57 74 112 146 168 220 3 5 5 7 7 7 7 0 7-7 7-14 0-72 0-145 0-217 0-22 4-28 22-28 2 0 9-1 9-6 0-8-6-8-13-8-19 0-38 0-57 0-6 0-13 0-13 8 0 6 7 6 11 6 22 0 26 8 26 29 0 41 0 80 0 121-39-53-79-106-117-159-4-5-6-5-14-5-22 0-45 0-67 0-8 0-14 0-14 8 0 5 6 6 9 6 10 1 18 7 21 12 0 3 0 4 0 9zM218 245c-56-74-112-148-169-222-3-4-3-5-7-9 15 0 31 0 46 0 43 59 87 118 130 176 0 18 0 36 0 55z"><text:p/></draw:path><draw:path draw:style-name="gr3" draw:text-style-name="P6" svg:width="0.0449in" svg:height="0.048in" svg:x="1.8197in" svg:y="0.1362in" svg:viewBox="0 0 115 123" svg:d="M108 59c5 0 7 0 7-6 0-23-13-53-53-53-36 0-62 29-62 62 0 34 30 61 66 61s49-28 49-35c0-1 0-3-4-3-3 0-4 1-5 4-8 22-29 25-39 25-12 0-24-5-33-15-10-13-10-30-10-40 28 0 56 0 84 0zM24 52c4-38 28-44 38-44 34 0 35 37 35 44-24 0-49 0-73 0z"><text:p/></draw:path><draw:path draw:style-name="gr3" draw:text-style-name="P6" svg:width="0.0567in" svg:height="0.0465in" svg:x="1.8732in" svg:y="0.1398in" svg:viewBox="0 0 145 119" svg:d="M119 26c7-16 22-16 26-16 0-3 0-7 0-10-8 0-14 1-21 1s-17-1-24-1c0 3 0 7 0 10 11 0 11 9 11 10s0 4-2 7c-10 22-21 46-31 68-11-25-22-50-33-74-1-2-2-3-2-6 0-5 9-5 14-5 0-3 0-7 0-10-1 0-20 1-31 1-8 0-18-1-26-1 0 3 0 7 0 10 14 0 18 0 22 9 14 32 29 62 43 94 1 3 2 6 6 6 6 0 7-3 8-6 13-28 27-58 40-87z"><text:p/></draw:path><draw:path draw:style-name="gr3" draw:text-style-name="P6" svg:width="0.0449in" svg:height="0.048in" svg:x="1.9346in" svg:y="0.1362in" svg:viewBox="0 0 115 123" svg:d="M108 59c5 0 7 0 7-6 0-23-13-53-53-53-36 0-62 29-62 62 0 34 30 61 66 61s49-28 49-35c0-1 1-3-4-3-3 0-4 1-5 4-8 22-29 25-39 25-12 0-24-5-33-15-10-13-10-30-10-40 28 0 56 0 84 0zM24 52c3-38 28-44 38-44 34 0 35 37 35 44-24 0-49 0-73 0z"><text:p/></draw:path><draw:path draw:style-name="gr3" draw:text-style-name="P6" svg:width="0.0567in" svg:height="0.0469in" svg:x="1.9902in" svg:y="0.1382in" svg:viewBox="0 0 145 120" svg:d="M125 37c0-23-12-37-40-37-23 0-38 12-44 26h-1c0-8 0-17 0-26-14 1-27 2-40 3 0 4 0 7 0 10 19 0 21 2 21 16 0 23 0 46 0 69 0 12-3 12-21 12 0 3 0 6 0 10 1 0 20-1 31-1 10 0 28 0 31 1 0-4 0-7 0-10-17 0-20 0-20-12 0-17 0-32 0-49 0-28 22-41 40-41 19 0 21 15 21 28 0 21 0 41 0 62 0 12-2 12-19 12 0 3 0 6 0 10 9 0 18-1 30-1 10 0 29 0 31 1 0-4 0-7 0-10-17 0-20 0-20-12 0-20 0-41 0-61z"><text:p/></draw:path><draw:path draw:style-name="gr3" draw:text-style-name="P6" svg:width="0.0819in" svg:height="0.0685in" svg:x="0.9276in" svg:y="0.3134in" svg:viewBox="0 0 209 175" svg:d="M22 148c-1 6-3 15-3 17 0 6 5 10 11 10 5 0 12-2 14-10 1-1 5-20 8-29 3-12 5-23 9-35 2-9 4-16 6-25 1-7 5-19 5-20 6-12 26-47 63-47 17 0 21 14 21 27 0 23-20 73-25 90-3 9-5 14-5 18 0 18 15 31 32 31 37 0 51-56 51-60 0-3-3-3-4-3-5 0-5 1-6 7-8 26-21 48-40 48-6 0-9-4-9-13 0-10 3-19 7-28 7-19 23-62 23-84 0-27-16-42-44-42-35 0-54 25-60 34-2-22-18-34-35-34-19 0-26 15-30 22-6 13-11 36-11 37 0 5 3 5 4 5 4 0 5 0 7-9 7-28 14-46 28-46 7 0 12 5 12 17 0 9-2 14-6 33-8 30-15 60-23 89z"><text:p/></draw:path><draw:path draw:style-name="gr3" draw:text-style-name="P6" svg:width="0.0921in" svg:height="0.0055in" svg:x="1.0606in" svg:y="0.3398in" svg:viewBox="0 0 235 15" svg:d="M222 15c7 0 13 0 13-7 0-8-6-8-13-8-69 0-139 0-209 0-6 0-13 0-13 8 0 7 7 7 13 7 70 0 140 0 209 0z"><text:p/></draw:path><draw:path draw:style-name="gr3" draw:text-style-name="P6" svg:width="0.05in" svg:height="0.1008in" svg:x="1.2134in" svg:y="0.278in" svg:viewBox="0 0 128 257" svg:d="M79 10c0-10 0-10-9-10-24 24-58 24-70 24 0 5 0 8 0 12 8 0 31 0 51-10 0 67 0 133 0 200 0 15-2 19-37 19-4 0-7 0-12 0 0 3 0 8 0 12 13-1 47-1 63-1 15 0 49 0 63 1 0-4 0-9 0-12-5 0-8 0-13 0-35 0-36-4-36-19 0-72 0-144 0-216z"><text:p/></draw:path><draw:path draw:style-name="gr3" draw:text-style-name="P6" svg:width="0.0819in" svg:height="0.0685in" svg:x="1.4327in" svg:y="0.3134in" svg:viewBox="0 0 209 175" svg:d="M23 148c-1 6-3 15-3 17 0 6 5 10 11 10 4 0 11-2 14-10 0-1 5-20 7-29 3-12 5-23 9-35 2-9 4-16 6-25 2-7 5-19 6-20 5-12 26-47 62-47 18 0 21 14 21 27 0 23-19 73-25 90-3 9-3 14-3 18 0 18 13 31 30 31 37 0 51-56 51-60 0-3-3-3-4-3-4 0-4 1-6 7-8 26-21 48-39 48-7 0-9-4-9-13 0-10 3-19 6-28 8-19 23-62 23-84 0-27-16-42-44-42-35 0-54 25-60 34-2-22-18-34-35-34-18 0-26 15-29 22-6 13-12 36-12 37 0 5 3 4 4 5 5 0 5 0 7-9 7-28 14-46 29-46 7 0 12 5 12 17 0 9-1 14-7 33-8 30-14 60-22 89z"><text:p/></draw:path><draw:path draw:style-name="gr3" draw:text-style-name="P6" svg:width="0.0752in" svg:height="0.0878in" svg:x="1.5748in" svg:y="0.298in" svg:viewBox="0 0 192 224" svg:d="M179 120c7 0 13 0 13-8s-6-8-13-8c-55 0-109 0-164 0 5-51 50-89 104-89 20 0 40 0 60 0 7 0 13 0 13-7 0-8-6-8-13-8-21 0-40 0-61 0-66 0-118 51-118 112 0 62 52 112 118 112 21 0 40 0 61 0 7 0 13 0 13-7 0-8-6-8-13-8-20 0-40 0-60 0-54 0-99-38-104-89 55 0 109 0 164 0z"><text:p/></draw:path><draw:path draw:style-name="gr3" draw:text-style-name="P6" svg:width="0.1028in" svg:height="0.1063in" svg:x="1.7094in" svg:y="0.2768in" svg:viewBox="0 0 262 271" svg:d="M34 35c0 63 0 125 0 188 0 21-3 28-23 28-4 0-11 1-11 6 0 8 7 8 13 8 20 0 40 0 60 0 7 0 13 0 13-8 0-5-7-6-12-6-21 0-25-8-25-29 0-58 0-118 0-176 57 74 112 146 168 220 3 4 5 5 7 5 7 0 7-5 7-12 0-72 0-146 0-218 0-21 4-27 22-28 2 0 9 0 9-6 0-7-6-7-13-7-19 0-38 0-57 0-6 0-13 0-13 7 0 6 7 6 11 6 22 1 26 9 26 29 0 40 0 80 0 121-39-53-79-105-117-158-4-5-6-5-14-5-22 0-45 0-67 0-8 0-14 0-14 7 0 6 6 6 9 6 10 1 18 8 21 12 0 4 0 5 0 10zM218 245c-56-74-112-148-169-222-3-4-3-5-7-10 15 0 31 0 46 0 43 58 87 118 130 176 0 19 0 37 0 56z"><text:p/></draw:path><draw:path draw:style-name="gr3" draw:text-style-name="P6" svg:width="0.0516in" svg:height="0.048in" svg:x="1.8197in" svg:y="0.3563in" svg:viewBox="0 0 132 123" svg:d="M132 63c0-34-29-63-66-63s-66 29-66 63c0 33 30 60 66 60s66-27 66-60zM66 114c-10 0-25-3-34-16-7-11-8-25-8-38 0-12 0-27 10-39 7-8 18-13 32-13 15 0 27 6 33 15 8 11 9 24 9 37 0 14-1 28-9 39-8 10-20 15-33 15z"><text:p/></draw:path><draw:path draw:style-name="gr3" draw:text-style-name="P6" svg:width="0.0563in" svg:height="0.0744in" svg:x="1.8843in" svg:y="0.3299in" svg:viewBox="0 0 144 190" svg:d="M84 2c0 3 0 7 0 10 18 0 20 2 20 15 0 19 0 38 0 57-11-10-23-16-38-16-36 0-66 27-66 61s29 61 63 61c22 0 35-12 40-17 0 5 0 12 0 17 14-1 28-2 41-3 0-3 0-7 0-10-18 0-20-1-20-14 0-54 0-109 0-163-13 1-27 1-40 2zM103 158c-7 13-21 24-38 24-16 0-27-8-32-16-6-9-9-20-9-36 0-7 0-27 11-40 11-12 24-14 32-14 13 0 25 5 33 15 3 5 3 5 3 10 0 19 0 39 0 57z"><text:p/></draw:path><draw:path draw:style-name="gr3" draw:text-style-name="P6" svg:width="0.0567in" svg:height="0.0744in" svg:x="1.9516in" svg:y="0.3299in" svg:viewBox="0 0 145 190" svg:d="M84 2c0 3 0 7 0 10 18 0 20 2 20 15 0 19 0 38 0 57-9-10-23-16-38-16-35 0-66 27-66 61s29 61 63 61c23 0 36-12 40-17 0 5 0 12 0 17 15-1 28-2 42-3 0-3 0-7 0-10-19 0-21-1-21-14 0-54 0-109 0-163-13 1-27 1-40 2zM103 158c-7 13-21 24-38 24-16 0-27-8-32-16-6-9-9-20-9-36 0-7 0-27 12-40 10-12 23-14 32-14 12 0 24 5 32 15 3 5 3 5 3 10 0 19 0 39 0 57z"><text:p/></draw:path></draw:g></text:p>
      <text:p text:style-name="P28">נוכיח ש־<text:span text:style-name="T8"><draw:g text:anchor-type="as-char" svg:y="-0.102in" draw:z-index="142" draw:name="Shape118" draw:style-name="gr1"><svg:title>TexMaths</svg:title><svg:desc>11§display§F§svg§600§FALSE§</svg:desc><draw:path draw:style-name="gr2" draw:text-style-name="P5" svg:width="0.0976in" svg:height="0.0862in" svg:x="0.002in" svg:y="0.0075in" svg:viewBox="0 0 249 220" svg:d="M0 0c83 0 166 0 249 0 0 73 0 147 0 220-83 0-166 0-249 0 0-73 0-147 0-220z"><text:p/></draw:path><draw:path draw:style-name="gr3" draw:text-style-name="P6" svg:width="0.1071in" svg:height="0.102in" svg:x="-0.0004in" svg:y="0in" svg:viewBox="0 0 273 260" svg:d="M102 135c12 0 25 0 38 0 27 0 31 7 31 17 0 3 0 8-3 19-1 2-1 3-1 5 0 3 2 4 5 4s3-1 5-8c8-27 14-55 21-82 1-4 1-6 1-7-1-2 0-4-4-4s-5 2-6 9c-7 29-16 36-48 36-12 0-24 0-35 0 7-33 15-65 24-97 3-14 4-15 20-15 17 0 34 0 50 0 49 0 57 12 57 42 0 9 0 11-1 21-1 5-1 6-1 7s1 5 5 5 4-3 5-10c2-23 6-45 8-67 1-10-1-10-11-10-63 0-124 0-187 0-8 0-12 0-12 8 0 4 4 4 11 4 14 0 25 0 25 7 0 2 0 2-2 10-18 66-34 134-51 201-4 15-4 18-35 18-7 0-11 0-11 8 0 4 6 4 7 4 11 0 39-1 50-1 12 0 44 1 57 1 4 0 8 0 8-8 0-2-2-2-2-3-1-1-2-1-11-1-8 0-10 0-20-1-11-1-12-2-12-8 0-3 0-2 1-9 8-31 16-63 24-95z"><text:p/></draw:path></draw:g></text:span><text:span text:style-name="T8"> מוגדרת היטב: </text:span></text:p>
      <text:p text:style-name="P7"><draw:g text:anchor-type="as-char" svg:y="-0.2201in" draw:z-index="141" draw:name="Shape119" draw:style-name="gr1"><svg:title>TexMaths</svg:title><svg:desc>11§display§F = \colon (\N \to \N) / R_h \to (\N \to \N), F = \lambda [f]_{R_h} \in (\N \to \N) / R_h . \lambda n \in \N. \lf \frac{f(n)}{2} \rf§svg§600§FALSE§</svg:desc><draw:path draw:style-name="gr2" draw:text-style-name="P5" svg:width="4.9484in" svg:height="0.348in" svg:x="0.0016in" svg:y="0.0075in" svg:viewBox="0 0 12570 885" svg:d="M6285 885c-2095 0-4189 0-6285 0 0-295 0-589 0-885 4190 0 8380 0 12570 0 0 296 0 590 0 885-2095 0-4190 0-6285 0z"><text:p/></draw:path><draw:path draw:style-name="gr3" draw:text-style-name="P6" svg:width="0.1075in" svg:height="0.1024in" svg:x="-0.0004in" svg:y="0.1169in" svg:viewBox="0 0 274 261" svg:d="M102 136c12 0 26 0 38 0 28 0 32 7 32 18 0 3 0 7-3 18-1 3-1 3-2 5 0 3 3 4 6 4s3-1 5-7c7-28 15-56 21-84 1-4 1-5 1-7-1-1-1-4-4-4-5 0-5 2-6 9-9 30-17 36-49 36-12 0-23 0-35 0 7-33 16-65 24-98 3-13 4-14 21-14 16 0 34 0 50 0 49 0 58 12 58 42 0 9 0 11-2 21-1 5-1 5-1 6 0 2 1 6 5 6s4-2 5-10c2-22 6-45 8-67 1-10-1-10-10-10-64 0-126 0-190 0-8 0-11 0-11 8 0 4 3 4 11 4 14 0 25 0 25 7 0 1 0 2-2 8-18 69-34 137-52 205-3 15-4 18-35 18-7 0-10 0-10 7 0 4 4 4 5 4 11 0 40-1 51-1 13 0 45 1 58 1 4 0 8 0 8-6 0-3-1-3-2-5-1 0-2 0-11 0s-10 0-20-1c-11-1-12-3-12-7 0-1 0-4 1-9 8-33 17-65 24-97z"><text:p/></draw:path><draw:path draw:style-name="gr3" draw:text-style-name="P6" svg:width="0.1008in" svg:height="0.035in" svg:x="0.1634in" svg:y="0.1646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161in" svg:height="0.065in" svg:x="0.3031in" svg:y="0.1547in" svg:viewBox="0 0 42 166" svg:d="M42 21c0-11-10-21-21-21s-21 10-21 21 10 20 21 20 21-9 21-20zM42 146c0-11-10-21-21-21s-21 10-21 21 10 20 21 20 21-9 21-20z"><text:p/></draw:path><draw:path draw:style-name="gr3" draw:text-style-name="P6" svg:width="0.0346in" svg:height="0.1516in" svg:x="0.3984in" svg:y="0.1075in" svg:viewBox="0 0 89 386" svg:d="M89 382c0-1 0-2-6-8-49-49-61-122-61-181 0-67 14-135 63-182 4-6 4-6 4-7 0-3-1-4-3-4-5 0-40 26-62 76-20 42-24 84-24 117 0 30 3 77 25 120 23 47 56 73 61 73 2 0 3-2 3-4z"><text:p/></draw:path><draw:path draw:style-name="gr3" draw:text-style-name="P6" svg:width="0.1028in" svg:height="0.1063in" svg:x="0.4461in" svg:y="0.1165in" svg:viewBox="0 0 262 271" svg:d="M34 35c0 63 0 125 0 188 0 21-3 27-23 27-4 0-11 2-11 7 0 7 7 7 13 7 20 0 41 0 61 0 6 0 12 0 12-7 0-5-6-7-11-7-22 0-24-8-24-28 0-59 0-118 0-177 55 74 111 147 166 221 4 4 5 5 8 5 7 0 7-5 7-12 0-73 0-146 0-218 0-22 3-27 21-28 2 0 9 0 9-6 0-7-6-7-12-7-19 0-39 0-58 0-6 0-13 0-13 7 0 6 8 6 12 6 21 1 25 9 25 29 0 40 0 80 0 121-39-53-78-105-117-158-4-5-5-5-14-5-22 0-45 0-67 0-7 0-14 0-14 7 0 5 7 6 9 6 10 1 18 8 22 12-1 4-1 5-1 10zM218 245c-56-75-111-148-167-222-5-5-5-5-9-10 15 0 31 0 46 0 43 58 87 118 130 176 0 19 0 37 0 56z"><text:p/></draw:path><draw:path draw:style-name="gr3" draw:text-style-name="P6" svg:width="0.1346in" svg:height="0.0787in" svg:x="0.6028in" svg:y="0.1429in" svg:viewBox="0 0 343 201" svg:d="M301 109c-21 15-32 32-35 36-16 27-13 34-20 52 0 4 5 4 8 4 7 0 7 0 9-8 9-37 31-70 75-88 4-1 5-2 5-4 0-3-1-3-2-4-18-7-64-27-79-92-1-4-1-5-8-5-3 0-8 0-8 4 0 1 4 26 20 52 8 11 19 24 35 37-95 0-191 0-287 0-6 0-14 0-14 8s8 8 14 8c96 0 192 0 287 0z"><text:p/></draw:path><draw:path draw:style-name="gr3" draw:text-style-name="P6" svg:width="0.1028in" svg:height="0.1063in" svg:x="0.7929in" svg:y="0.1165in" svg:viewBox="0 0 262 271" svg:d="M33 35c0 63 0 125 0 188 0 21-2 27-22 27-4 0-11 2-11 7 0 7 6 7 13 7 20 0 40 0 60 0 7 0 13 0 13-7 0-5-7-7-12-7-21 0-24-8-24-28 0-59 0-118 0-177 56 74 111 147 167 221 3 4 5 5 7 5 7 0 7-5 7-12 0-73 0-146 0-218 0-22 3-27 22-28 2 0 9 0 9-6 0-7-7-7-13-7-19 0-38 0-57 0-7 0-13 0-13 7 0 6 7 6 11 6 22 1 26 9 26 29 0 40 0 80 0 121-40-53-78-105-118-158-3-5-4-5-13-5-22 0-45 0-67 0-8 0-14 0-14 7 0 5 6 6 8 6 11 1 19 8 22 12-1 4-1 5-1 10zM218 245c-56-75-112-148-168-222-4-5-4-5-8-10 15 0 31 0 46 0 43 58 87 118 130 176 0 19 0 37 0 56z"><text:p/></draw:path><draw:path draw:style-name="gr3" draw:text-style-name="P6" svg:width="0.0346in" svg:height="0.1516in" svg:x="0.9079in" svg:y="0.1075in" svg:viewBox="0 0 89 386" svg:d="M89 193c0-30-3-77-25-120-23-48-56-73-61-73-2 0-3 1-3 4 0 1 0 1 8 9 37 38 59 99 59 180 0 66-14 134-63 183-4 4-4 5-4 6 0 2 1 4 3 4 5 0 40-27 62-75 20-43 24-86 24-118z"><text:p/></draw:path><draw:path draw:style-name="gr3" draw:text-style-name="P6" svg:width="0.0591in" svg:height="0.1516in" svg:x="0.9665in" svg:y="0.1075in" svg:viewBox="0 0 151 386" svg:d="M149 14c2-4 1-4 2-6 0-5-5-8-8-8s-5 1-7 3c-45 123-89 245-134 368-2 6-1 5-2 7 0 4 3 8 8 8 4 0 5-3 9-9 44-121 88-242 132-363z"><text:p/></draw:path><draw:path draw:style-name="gr3" draw:text-style-name="P6" svg:width="0.1083in" svg:height="0.1063in" svg:x="1.0409in" svg:y="0.1165in" svg:viewBox="0 0 276 271" svg:d="M129 26c2-10 3-13 11-14 3-1 15-1 23-1 27 0 70 0 70 38 0 14-5 40-21 55-10 10-31 23-65 23-14 0-29 0-44 0 9-34 17-67 26-101zM185 132c38-9 84-35 84-75 0-33-35-57-85-57-37 0-74 0-110 0-8 0-11 0-11 8 0 3 3 3 11 3 4 0 7 0 14 1s11 1 11 7c0 1-1 2-2 6-18 69-34 139-52 208-3 15-4 19-35 19-7 0-10 0-10 7 0 4 4 4 5 4 10 0 38-2 49-2s38 2 48 2c4 0 8 0 8-8 0-3-3-3-10-3-14 0-25 0-25-8 0-2 1-5 1-7 9-34 16-68 25-102 16 0 31 0 46 0 36 0 42 22 42 35 0 6-3 18-5 27-3 11-6 25-6 33 0 41 46 41 51 41 33 0 47-38 47-44 0-4-4-4-5-4-4 0-5 2-5 5-10 29-26 35-35 35-13 0-15-8-15-24 0-12 2-31 3-43 1-6 2-14 2-18 0-31-26-42-36-46z"><text:p/></draw:path><draw:path draw:style-name="gr3" draw:text-style-name="P6" svg:width="0.0575in" svg:height="0.0744in" svg:x="1.1583in" svg:y="0.1693in" svg:viewBox="0 0 147 190" svg:d="M64 8c0-1 1-4 1-5s-1-3-5-3c-5 0-27 2-34 2-2 0-6 0-6 7 0 3 4 3 7 3 13 0 13 2 13 4 0 3 0 4-2 6-12 51-25 102-37 153-1 5-1 5-1 6 0 4 2 9 9 9 3 0 7-2 11-8 1-1 3-11 4-16 2-8 5-17 7-24 1-5 3-15 4-19 2-10 2-10 8-19 9-13 22-28 43-28 15 0 16 12 16 18 0 17-12 47-16 58-2 7-4 9-4 14 0 15 13 24 26 24 27 0 39-37 39-42 0-3-3-2-4-3-4 0-4 1-5 4-7 22-19 33-29 33-6 0-7-4-7-10s1-9 6-22c3-7 14-36 14-51 0-5 0-16-10-24-4-4-12-7-25-7-19 0-34 11-44 22 7-27 14-55 21-82z"><text:p/></draw:path><draw:path draw:style-name="gr3" draw:text-style-name="P6" svg:width="0.1346in" svg:height="0.0787in" svg:x="1.2795in" svg:y="0.1429in" svg:viewBox="0 0 343 201" svg:d="M301 109c-21 15-32 32-35 36-17 27-13 34-20 52 0 4 5 4 8 4 7 0 7 0 8-8 9-37 32-70 76-88 4-1 5-2 5-4 0-3-2-4-3-4-17-7-64-27-78-92-1-4-1-5-8-5-3 0-8 0-8 4 0 1 4 26 20 52 8 11 19 24 35 37-95 0-191 0-287 0-7 0-14 0-14 8s7 8 14 8c96 0 192 0 287 0z"><text:p/></draw:path><draw:path draw:style-name="gr3" draw:text-style-name="P6" svg:width="0.0346in" svg:height="0.1516in" svg:x="1.4807in" svg:y="0.1075in" svg:viewBox="0 0 89 386" svg:d="M89 382c0-1 0-2-7-8-48-49-60-122-60-181 0-67 14-135 63-182 4-6 4-6 4-7 0-3-1-4-3-4-5 0-39 26-62 76-20 42-24 84-24 117 0 30 4 77 25 120 23 47 56 73 61 73 2 0 3-2 3-4z"><text:p/></draw:path><draw:path draw:style-name="gr3" draw:text-style-name="P6" svg:width="0.1028in" svg:height="0.1063in" svg:x="1.5283in" svg:y="0.1165in" svg:viewBox="0 0 262 271" svg:d="M34 35c0 63 0 125 0 188 0 21-3 27-23 27-4 0-11 2-11 7 0 7 7 7 13 7 20 0 41 0 61 0 6 0 12 0 12-7 0-5-6-7-11-7-22 0-24-8-24-28 0-59 0-118 0-177 55 74 111 147 166 221 4 4 5 5 9 5 6 0 6-5 6-12 0-73 0-146 0-218 0-22 3-27 21-28 2 0 9 0 9-6 0-7-6-7-12-7-19 0-39 0-58 0-6 0-13 0-13 7 0 6 8 6 12 6 21 1 25 9 25 29 0 40 0 80 0 121-39-53-78-105-117-158-4-5-5-5-14-5-22 0-45 0-67 0-7 0-12 0-12 7 0 5 5 6 7 6 10 1 18 8 22 12-1 4-1 5-1 10zM219 245c-56-75-112-148-168-222-5-5-5-5-9-10 15 0 31 0 46 0 44 58 87 118 131 176 0 19 0 37 0 56z"><text:p/></draw:path><draw:path draw:style-name="gr3" draw:text-style-name="P6" svg:width="0.1346in" svg:height="0.0787in" svg:x="1.685in" svg:y="0.1429in" svg:viewBox="0 0 343 201" svg:d="M301 109c-20 15-32 32-35 36-16 27-13 34-20 52 0 4 5 4 8 4 7 0 7 0 9-8 9-37 31-70 75-88 4-1 5-2 5-4 0-3-1-3-2-4-18-7-64-27-79-92-1-4-1-5-8-5-3 0-8 0-8 4 0 1 4 26 20 52 8 11 19 24 35 37-95 0-191 0-287 0-6 0-14 0-14 8s8 8 14 8c96 0 192 0 287 0z"><text:p/></draw:path><draw:path draw:style-name="gr3" draw:text-style-name="P6" svg:width="0.1028in" svg:height="0.1063in" svg:x="1.8752in" svg:y="0.1165in" svg:viewBox="0 0 262 271" svg:d="M33 35c0 63 0 125 0 188 0 21-2 27-22 27-4 0-11 2-11 7 0 7 6 7 13 7 20 0 40 0 60 0 7 0 13 0 13-7 0-5-7-7-12-7-21 0-25-8-25-28 0-59 0-118 0-177 57 74 112 147 168 221 3 4 5 5 7 5 7 0 7-5 7-12 0-73 0-146 0-218 0-22 3-27 22-28 2 0 9 0 9-6 0-7-7-7-13-7-19 0-38 0-57 0-6 0-13 0-13 7 0 6 7 6 11 6 22 1 26 9 26 29 0 40 0 80 0 121-40-53-78-105-118-158-3-5-4-5-13-5-22 0-45 0-67 0-8 0-14 0-14 7 0 5 6 6 8 6 11 1 19 8 22 12-1 4-1 5-1 10zM218 245c-56-75-112-148-169-222-3-5-3-5-7-10 15 0 31 0 46 0 43 58 87 118 130 176 0 19 0 37 0 56z"><text:p/></draw:path><draw:path draw:style-name="gr3" draw:text-style-name="P6" svg:width="0.0346in" svg:height="0.1516in" svg:x="1.9902in" svg:y="0.1075in" svg:viewBox="0 0 89 386" svg:d="M89 193c0-30-3-77-25-120-23-48-56-73-61-73-2 0-3 1-3 4 0 1 0 1 8 9 37 38 59 99 59 180 0 66-14 134-63 183-4 4-4 5-4 6 0 2 1 4 3 4 5 0 40-27 62-75 20-43 24-86 24-118z"><text:p/></draw:path><draw:path draw:style-name="gr3" draw:text-style-name="P6" svg:width="0.0173in" svg:height="0.0449in" svg:x="2.0535in" svg:y="0.2047in" svg:viewBox="0 0 45 115" svg:d="M45 41c0-26-10-41-25-41-12 0-20 10-20 21 0 10 8 20 20 20 5 0 10-1 14-5 1-1 1-1 1-1 1 0 1 0 1 6 0 28-13 51-26 64-4 5-4 5-4 6 0 3 2 4 4 4 4 0 35-29 35-74z"><text:p/></draw:path><draw:path draw:style-name="gr3" draw:text-style-name="P6" svg:width="0.1079in" svg:height="0.1024in" svg:x="2.1138in" svg:y="0.1169in" svg:viewBox="0 0 275 261" svg:d="M102 136c12 0 26 0 38 0 29 0 32 7 32 18 0 3 0 7-3 18-1 3-1 3-1 5 0 3 3 4 5 4 4 0 4-1 5-7 8-28 15-56 22-84 1-4 1-5 1-7-1-1-1-4-4-4-4 0-4 2-7 9-7 30-16 36-49 36-12 0-23 0-35 0 8-33 16-65 25-98 3-13 3-14 20-14s34 0 51 0c48 0 57 12 57 42 0 9 0 11-2 21-1 5-1 5-1 6 0 2 1 6 6 6 4 0 4-2 5-10 2-22 6-45 8-67 1-10-1-10-11-10-63 0-126 0-189 0-8 0-12 0-12 8 0 4 4 4 11 4 14 0 25 0 25 7 0 1 0 2-2 8-17 69-34 137-51 205-4 15-4 18-35 18-7 0-11 0-11 7 0 4 4 4 6 4 12 0 40-1 51-1 12 0 44 1 57 1 4 0 8 0 8-6 0-3-1-3-2-5-1 0-1 0-10 0s-11 0-21-1c-11-1-12-3-12-7 0-1 0-4 1-9 8-33 17-65 24-97z"><text:p/></draw:path><draw:path draw:style-name="gr3" draw:text-style-name="P6" svg:width="0.1008in" svg:height="0.035in" svg:x="2.278in" svg:y="0.1646in" svg:viewBox="0 0 257 90" svg:d="M244 15c6 0 13 0 13-7 0-8-7-8-13-8-77 0-155 0-232 0-4 0-12 0-12 8 0 7 8 7 13 7 77 0 154 0 231 0zM244 90c6 0 13 0 13-8 0-7-7-7-13-7-77 0-154 0-231 0-5 0-13 0-13 7 0 8 8 8 12 8 77 0 155 0 232 0z"><text:p/></draw:path><draw:path draw:style-name="gr3" draw:text-style-name="P6" svg:width="0.0748in" svg:height="0.1067in" svg:x="2.4382in" svg:y="0.1146in" svg:viewBox="0 0 191 272" svg:d="M118 155c15 41 34 100 39 109 7 7 11 7 21 7 3 0 6 0 9 0s4-2 4-3-1-2-2-3c-4-5-6-10-9-18-26-73-52-146-79-220-8-23-28-27-47-27-1 0-7 0-7 4 0 3 2 3 4 4 13 2 15 4 25 30 12 36 25 71 37 106-35 35-71 70-106 105-5 5-7 7-7 12 0 7 4 11 11 11 6 0 10-4 13-7 31-38 63-74 94-110z"><text:p/></draw:path><draw:path draw:style-name="gr3" draw:text-style-name="P6" svg:width="0.0205in" svg:height="0.1516in" svg:x="2.5366in" svg:y="0.1075in" svg:viewBox="0 0 53 386" svg:d="M53 386c0-6 0-11 0-16-12 0-26 0-38 0 0-118 0-236 0-355 12 0 26 0 38 0 0-5 0-10 0-15-18 0-35 0-53 0 0 129 0 257 0 386 18 0 35 0 53 0z"><text:p/></draw:path><draw:path draw:style-name="gr3" draw:text-style-name="P6" svg:width="0.076in" svg:height="0.1374in" svg:x="2.5685in" svg:y="0.1138in" svg:viewBox="0 0 194 350" svg:d="M122 118c11 0 22 0 33 0 8 0 11 0 11-8 0-5-3-5-10-5-11 0-21 0-32 0 2-14 6-29 8-43 2-8 8-36 10-40 3-8 10-13 17-13 3 0 13 0 19 6-16 1-21 16-21 21 0 9 8 13 15 13 11 0 22-8 22-23 0-17-18-26-35-26-13 0-37 7-48 45-3 8-4 12-13 60-9 0-18 0-27 0-7 0-12 0-12 8 0 5 4 5 11 5 9 0 17 0 26 0-10 50-19 101-29 152-8 38-13 73-34 73-1 0-11 0-19-8 19-1 22-14 22-21 0-9-7-13-14-13-10 0-22 9-22 23 0 18 18 26 33 26 22 0 37-22 44-37 12-24 21-70 22-74 8-40 15-81 23-121z"><text:p/></draw:path><draw:path draw:style-name="gr3" draw:text-style-name="P6" svg:width="0.0209in" svg:height="0.1516in" svg:x="2.6547in" svg:y="0.1075in" svg:viewBox="0 0 54 386" svg:d="M54 0c-18 0-36 0-54 0 0 5 0 10 0 15 12 0 25 0 37 0 0 119 0 237 0 355-12 0-25 0-37 0 0 5 0 10 0 16 18 0 36 0 54 0 0-129 0-257 0-386z"><text:p/></draw:path><draw:path draw:style-name="gr3" draw:text-style-name="P6" svg:width="0.0823in" svg:height="0.0744in" svg:x="2.7016in" svg:y="0.1701in" svg:viewBox="0 0 210 190" svg:d="M92 19c3-7 3-8 8-9 6 0 12 0 18 0 25 0 56 0 56 27 0 12-5 29-18 39-11 9-27 13-46 13-12 0-23 0-35 0 5-23 12-47 17-70zM141 93c33-7 61-27 61-51 0-23-27-42-67-42-27 0-56 0-83 0-5 0-8 0-8 7 0 3 3 3 8 3 1 0 5 0 11 1 5 0 5 1 5 3 0 1 0 2-1 6-12 48-23 95-35 144-2 8-3 11-24 11-5 0-8 0-8 5 0 3 1 5 4 5 5 0 11-2 17-2 5 0 13 0 17 0 6 0 13 0 18 0 6 0 12 2 18 2 2 0 6 0 6-6 0-4-3-4-10-4-4 0-4 0-9 0-6-1-6-1-6-5 0-2 0-2 1-5 6-23 11-45 17-68 12 0 25 0 37 0 23 0 33 11 33 24 0 3-2 12-4 19-4 12-5 16-5 20 0 21 20 30 41 30 24 0 35-26 35-31 0-1 0-4-4-4s-5 2-5 4c-4 12-14 23-25 23-8 0-12-3-12-17 0-7 1-21 2-28s1-10 1-13 0-12-7-20c-6-5-13-8-19-11z"><text:p/></draw:path><draw:path draw:style-name="gr3" draw:text-style-name="P6" svg:width="0.0461in" svg:height="0.0528in" svg:x="2.7953in" svg:y="0.2075in" svg:viewBox="0 0 118 135" svg:d="M47 7c0-3 0-3 0-4 0-3-2-3-5-3-8 0-17 1-24 1-4 0-4 1-5 1-1 1-1 3-1 5 0 3 3 3 6 3 2 0 3 0 6 1 3 0 5 1 5 2s0 1-2 5c-8 35-18 71-27 106 0 3 0 3 0 5 0 4 2 6 7 6 3 0 8-2 9-6 0-3 2-6 5-18 1-4 2-9 3-13 3-12 3-12 8-20 9-12 20-23 35-23 10 0 13 5 13 13 0 11-7 32-11 39-2 7-3 8-3 12 0 10 10 16 21 16 21 0 31-24 31-30 0-2-3-1-4-2-3 0-3 0-4 5-3 10-12 21-22 21-4 0-6-3-6-7s3-10 4-14c2-6 11-27 11-37 0-13-9-23-29-23s-31 12-36 19c5-20 10-41 15-60z"><text:p/></draw:path><draw:path draw:style-name="gr3" draw:text-style-name="P6" svg:width="0.076in" svg:height="0.0878in" svg:x="2.9185in" svg:y="0.1382in" svg:viewBox="0 0 194 224" svg:d="M180 120c7 0 14 0 14-8s-7-8-14-8c-55 0-108 0-163 0 4-51 48-89 103-89 20 0 41 0 60 0 7 0 14 0 14-7 0-8-7-8-14-8-21 0-40 0-61 0-66 0-119 49-119 112 0 62 53 112 119 112 21 0 40 0 61 0 7 0 14 0 14-8s-7-8-14-8c-19 0-40 0-60 0-55 0-99-37-103-88 55 0 108 0 163 0z"><text:p/></draw:path><draw:path draw:style-name="gr3" draw:text-style-name="P6" svg:width="0.0346in" svg:height="0.1516in" svg:x="3.065in" svg:y="0.1075in" svg:viewBox="0 0 89 386" svg:d="M89 382c0-1 0-2-7-8-48-49-60-122-60-181 0-67 15-135 63-182 4-6 4-6 4-7 0-3-1-4-3-4-5 0-39 26-62 76-20 42-24 84-24 117 0 30 4 77 25 120 23 47 56 73 61 73 2 0 3-2 3-4z"><text:p/></draw:path><draw:path draw:style-name="gr3" draw:text-style-name="P6" svg:width="0.1024in" svg:height="0.1063in" svg:x="3.113in" svg:y="0.1165in" svg:viewBox="0 0 261 271" svg:d="M33 35c0 63 0 125 0 188 0 21-3 27-23 27-3 0-10 2-10 7 0 7 6 7 12 7 20 0 41 0 61 0 6 0 13 0 13-7 0-5-7-7-12-7-21 0-25-8-25-28 0-59 0-118 0-177 57 74 112 147 168 221 3 4 5 5 7 5 7 0 7-5 7-12 0-73 0-146 0-218 0-22 3-27 21-28 2 0 9 0 9-6 0-7-6-7-12-7-19 0-38 0-57 0-7 0-13 0-13 7 0 6 7 6 11 6 21 1 24 9 24 29 0 40 0 80 0 121-38-53-78-105-116-158-3-5-4-5-14-5-22 0-45 0-67 0-7 0-13 0-13 7 0 5 6 6 8 6 11 1 18 8 22 12-1 4-1 5-1 10zM218 245c-56-75-112-148-169-222-4-5-4-5-8-10 15 0 30 0 46 0 44 58 87 118 131 176 0 19 0 37 0 56z"><text:p/></draw:path><draw:path draw:style-name="gr3" draw:text-style-name="P6" svg:width="0.1346in" svg:height="0.0787in" svg:x="3.2697in" svg:y="0.1429in" svg:viewBox="0 0 343 201" svg:d="M300 109c-21 15-32 32-34 36-17 27-14 34-21 52 0 4 5 4 8 4 7 0 7 0 9-8 9-37 32-70 75-88 5-1 6-2 6-4 0-3-2-3-3-4-18-7-64-27-79-92-1-4-1-5-8-5-3 0-8 0-8 4 0 1 4 26 20 52 8 11 19 24 35 37-95 0-191 0-287 0-6 0-13 0-13 8s7 8 13 8c96 0 192 0 287 0z"><text:p/></draw:path><draw:path draw:style-name="gr3" draw:text-style-name="P6" svg:width="0.1028in" svg:height="0.1063in" svg:x="3.4594in" svg:y="0.1165in" svg:viewBox="0 0 262 271" svg:d="M34 35c0 63 0 125 0 188 0 21-3 27-23 27-4 0-11 2-11 7 0 7 7 7 13 7 20 0 40 0 60 0 7 0 13 0 13-7 0-5-7-7-11-7-22 0-26-8-26-28 0-59 0-118 0-177 57 74 112 147 168 221 3 4 5 5 9 5 6 0 6-5 6-12 0-73 0-146 0-218 0-22 3-27 21-28 2 0 9 0 9-6 0-7-6-7-13-7-19 0-38 0-56 0-7 0-14 0-14 7 0 6 7 6 11 6 22 1 26 9 26 29 0 40 0 80 0 121-39-53-79-105-117-158-4-5-6-5-14-5-22 0-45 0-67 0-7 0-14 0-14 7 0 5 7 6 9 6 10 1 18 8 21 12 0 4 0 5 0 10zM218 245c-56-75-112-148-169-222-3-5-3-5-7-10 15 0 31 0 46 0 43 58 87 118 130 176 0 19 0 37 0 56z"><text:p/></draw:path><draw:path draw:style-name="gr3" draw:text-style-name="P6" svg:width="0.035in" svg:height="0.1516in" svg:x="3.5744in" svg:y="0.1075in" svg:viewBox="0 0 90 386" svg:d="M90 193c0-30-4-77-26-120-23-48-56-73-60-73-2 0-4 1-4 4 0 1 0 1 8 9 37 38 59 99 59 180 0 66-14 134-61 183-6 4-6 5-6 6 0 2 2 4 4 4 4 0 39-27 61-75 20-43 25-86 25-118z"><text:p/></draw:path><draw:path draw:style-name="gr3" draw:text-style-name="P6" svg:width="0.0591in" svg:height="0.1516in" svg:x="3.6331in" svg:y="0.1075in" svg:viewBox="0 0 151 386" svg:d="M148 14c3-4 2-4 3-6 0-5-4-8-8-8-3 0-6 1-7 3-45 123-89 245-134 368-2 6-1 5-2 7 0 4 3 8 8 8s6-3 9-9c44-121 87-242 131-363z"><text:p/></draw:path><draw:path draw:style-name="gr3" draw:text-style-name="P6" svg:width="0.1083in" svg:height="0.1063in" svg:x="3.7071in" svg:y="0.1165in" svg:viewBox="0 0 276 271" svg:d="M129 26c2-10 3-13 11-14 3-1 16-1 24-1 26 0 69 0 69 38 0 14-5 40-21 55-10 10-30 23-65 23-14 0-29 0-44 0 9-34 17-67 26-101zM185 132c38-9 85-35 85-75 0-33-35-57-85-57-38 0-74 0-111 0-8 0-11 0-11 8 0 3 3 3 11 3 1 0 7 0 14 1 8 1 11 1 11 7 0 1-1 2-2 6-18 69-34 139-52 208-3 15-4 19-35 19-7 0-10 0-10 7 0 4 4 4 6 4 11 0 37-2 48-2s38 2 49 2c4 0 8 0 8-8 0-3-3-3-11-3-14 0-25 0-25-8 0-2 1-5 1-7 9-34 16-68 25-102 16 0 31 0 46 0 36 0 42 22 42 35 0 6-2 18-4 27-3 11-7 25-7 33 0 41 46 41 52 41 33 0 46-38 46-44 0-4-3-3-4-4-5 0-5 2-6 5-10 29-26 35-35 35-13 0-15-8-15-24 0-12 2-31 3-43 1-6 2-14 2-18 0-31-26-42-36-46z"><text:p/></draw:path><draw:path draw:style-name="gr3" draw:text-style-name="P6" svg:width="0.0575in" svg:height="0.0744in" svg:x="3.8244in" svg:y="0.1693in" svg:viewBox="0 0 147 190" svg:d="M64 8c1-1 1-4 1-5s-1-3-4-3c-6 0-28 2-35 2-2 0-6 0-6 7 0 3 4 3 8 3 13 0 13 2 13 4 0 3-1 4-1 6-14 51-26 102-39 153-1 5-1 5-1 6 0 4 3 9 9 9 3 0 9-2 11-8 1-1 3-11 4-16 2-8 5-17 7-24 1-5 3-15 4-19 2-10 2-10 8-19 9-13 23-28 44-28 15 0 15 12 15 18 0 17-11 47-15 58-3 7-5 9-5 14 0 15 13 24 26 24 27 0 39-37 39-42 0-3-3-3-4-3-4 0-4 1-5 4-6 22-18 33-29 33-6 0-7-4-7-10s1-9 7-22c3-7 14-36 14-51 0-5 0-16-10-24-5-4-13-7-25-7-20 0-34 11-44 22 7-27 13-55 20-82z"><text:p/></draw:path><draw:path draw:style-name="gr3" draw:text-style-name="P6" svg:width="0.0157in" svg:height="0.0157in" svg:x="3.9087in" svg:y="0.2047in" svg:viewBox="0 0 41 41" svg:d="M41 21c0-11-10-21-21-21s-20 10-20 21 9 20 20 20 21-9 21-20z"><text:p/></draw:path><draw:path draw:style-name="gr3" draw:text-style-name="P6" svg:width="0.0748in" svg:height="0.1067in" svg:x="3.9457in" svg:y="0.1146in" svg:viewBox="0 0 191 272" svg:d="M118 155c15 41 34 100 39 109 7 7 11 7 21 7 4 0 6 0 9 0s4-2 4-3-1-2-2-3c-4-5-6-10-9-18-26-73-52-146-79-220-7-23-28-27-47-27-2 0-7 0-7 4 0 3 2 3 4 4 13 2 15 4 25 30 12 36 25 71 37 106-35 35-71 70-106 105-5 5-7 7-7 12 0 7 4 11 11 11 6 0 10-4 13-7 31-38 63-74 94-110z"><text:p/></draw:path><draw:path draw:style-name="gr3" draw:text-style-name="P6" svg:width="0.0823in" svg:height="0.0685in" svg:x="4.0307in" svg:y="0.1528in" svg:viewBox="0 0 210 175" svg:d="M23 148c-1 6-3 15-3 17 0 6 5 10 11 10 4 0 12-3 14-10 0-1 6-20 8-29 2-12 5-23 8-35 3-9 5-18 6-26 2-7 6-18 6-19 5-12 26-47 62-47 18 0 21 14 21 27 0 23-18 73-25 89-3 9-3 15-3 19 0 17 13 31 32 31 36 0 50-56 50-60 0-3-3-3-4-3-5 0-5 1-7 7-8 26-20 48-39 48-7 0-9-4-9-13 0-10 3-19 6-28 8-21 25-62 25-84 0-27-17-42-46-42-34 0-53 25-60 34-1-22-18-34-35-34-18 0-26 15-29 22-6 13-12 36-12 37 0 5 3 4 4 5 5 0 5-1 7-9 7-28 14-46 29-46 7 0 12 5 12 17 0 9-1 12-7 33-8 30-14 60-22 89z"><text:p/></draw:path><draw:path draw:style-name="gr3" draw:text-style-name="P6" svg:width="0.076in" svg:height="0.0878in" svg:x="4.1728in" svg:y="0.1382in" svg:viewBox="0 0 194 224" svg:d="M179 120c7 0 15 0 15-8s-8-8-15-8c-55 0-109 0-164 0 5-51 50-89 104-89 20 0 40 0 60 0 7 0 15 0 15-7 0-8-8-8-15-8-20 0-40 0-60 0-66 0-119 49-119 112 0 62 53 112 119 112 20 0 40 0 60 0 7 0 15 0 15-8s-8-8-15-8c-20 0-40 0-60 0-54 0-99-37-104-88 55 0 109 0 164 0z"><text:p/></draw:path><draw:path draw:style-name="gr3" draw:text-style-name="P6" svg:width="0.1028in" svg:height="0.1063in" svg:x="4.3075in" svg:y="0.1165in" svg:viewBox="0 0 262 271" svg:d="M34 35c0 63 0 125 0 188 0 21-3 27-23 27-4 0-11 2-11 7 0 7 7 7 13 7 20 0 41 0 61 0 6 0 12 0 12-7 0-5-6-7-11-7-22 0-24-8-24-28 0-59 0-118 0-177 55 74 111 147 166 221 4 4 5 5 8 5 7 0 7-5 7-12 0-73 0-146 0-218 0-22 3-27 21-28 2 0 9 0 9-6 0-7-6-7-12-7-19 0-39 0-58 0-6 0-13 0-13 7 0 6 8 6 12 6 21 1 25 9 25 29 0 40 0 80 0 121-39-53-78-105-117-158-4-5-5-5-14-5-22 0-45 0-67 0-7 0-13 0-13 7 0 5 6 6 8 6 10 1 18 8 22 12-1 4-1 5-1 10zM219 245c-56-75-112-148-168-222-5-5-5-5-9-10 15 0 31 0 46 0 44 58 87 118 131 176 0 19 0 37 0 56z"><text:p/></draw:path><draw:path draw:style-name="gr3" draw:text-style-name="P6" svg:width="0.0157in" svg:height="0.0157in" svg:x="4.4268in" svg:y="0.2047in" svg:viewBox="0 0 41 41" svg:d="M41 21c0-11-10-21-21-21s-20 10-20 21 9 20 20 20 21-9 21-20z"><text:p/></draw:path><draw:path draw:style-name="gr3" draw:text-style-name="P6" svg:width="0.048in" svg:height="0.3638in" svg:x="4.5193in" svg:y="-0.0004in" svg:viewBox="0 0 123 925" svg:d="M0 925c41 0 83 0 123 0 0-8 0-14 0-22-34 0-67 0-101 0 0-301 0-602 0-903-8 0-14 0-22 0 0 309 0 616 0 925z"><text:p/></draw:path><draw:path draw:style-name="gr3" draw:text-style-name="P6" svg:width="0.076in" svg:height="0.1382in" svg:x="4.5965in" svg:y="0.0098in" svg:viewBox="0 0 194 352" svg:d="M122 118c11 0 22 0 33 0 8 0 11 0 11-8 0-3-3-3-10-3-11 0-21 0-32 0 2-16 6-30 8-45 2-8 8-36 10-40 3-8 10-13 17-13 3 0 13 0 19 6-16 3-21 16-21 21 0 9 8 15 15 15 11 0 22-9 22-24 0-18-18-27-35-27-13 0-37 8-48 45-3 9-4 12-13 62-9 0-18 0-27 0-7 0-12 0-12 6 0 5 4 5 11 5 9 0 17 0 26 0-10 50-19 101-29 152-8 38-13 73-34 73-1 0-11 0-19-7 19-1 22-15 22-21 0-9-7-13-14-13-10 0-22 8-22 23 0 17 18 27 33 27 22 0 37-24 44-38 12-24 21-71 22-73 8-42 15-83 23-123z"><text:p/></draw:path><draw:path draw:style-name="gr3" draw:text-style-name="P6" svg:width="0.035in" svg:height="0.152in" svg:x="4.6941in" svg:y="0.0047in" svg:viewBox="0 0 90 387" svg:d="M90 382c0-1 0-2-6-8-49-49-61-121-61-181 0-67 14-134 62-182 5-4 5-6 5-7 0-2-1-4-4-4s-39 26-61 76c-19 43-25 85-25 117 0 30 4 77 26 121 24 47 57 73 60 73s4-1 4-5z"><text:p/></draw:path><draw:path draw:style-name="gr3" draw:text-style-name="P6" svg:width="0.0823in" svg:height="0.0685in" svg:x="4.7425in" svg:y="0.052in" svg:viewBox="0 0 210 175" svg:d="M23 147c-1 6-3 16-3 17 0 7 5 11 11 11 4 0 12-4 14-11 1-1 6-19 8-29 3-12 5-23 9-35 2-8 4-17 6-25 1-7 5-18 5-20 5-12 26-47 62-47 18 0 21 14 21 27 0 24-18 74-24 90-4 9-4 13-4 18 0 17 13 32 32 32 36 0 50-57 50-60 0-4-3-4-4-4-5 0-5 1-7 7-8 26-20 48-38 48-7 0-10-3-10-13 0-9 3-19 7-28 7-20 24-62 24-84 0-26-17-41-44-41-36 0-54 24-61 33-2-21-19-33-36-33-19 0-24 14-29 22-6 13-12 35-12 37 0 4 4 4 6 4 3 0 4 0 6-9 7-28 14-46 28-46 7 0 12 5 12 18 0 8-1 12-6 32-7 30-15 60-23 89z"><text:p/></draw:path><draw:path draw:style-name="gr3" draw:text-style-name="P6" svg:width="0.035in" svg:height="0.152in" svg:x="4.8382in" svg:y="0.0047in" svg:viewBox="0 0 90 387" svg:d="M90 193c0-29-4-77-25-119-23-49-57-74-61-74-2 0-4 2-4 4 0 1 0 3 8 9 37 39 59 100 59 180 0 66-14 134-61 183-6 4-6 5-6 6 0 2 2 5 4 5 4 0 39-27 62-76 20-42 24-85 24-118z"><text:p/></draw:path><draw:path draw:style-name="gr3" draw:text-style-name="P6" svg:width="0.3in" svg:height="0.0055in" svg:x="4.5886in" svg:y="0.1791in" svg:viewBox="0 0 763 15" svg:d="M382 15c-128 0-254 0-382 0 0-5 0-10 0-15 254 0 509 0 763 0 0 5 0 10 0 15-127 0-254 0-381 0z"><text:p/></draw:path><draw:path draw:style-name="gr3" draw:text-style-name="P6" svg:width="0.0602in" svg:height="0.1008in" svg:x="4.7083in" svg:y="0.2224in" svg:viewBox="0 0 154 257" svg:d="M30 227c13-13 27-26 40-39 61-53 84-74 84-112 0-44-35-76-82-76-43 0-72 36-72 70 0 22 19 22 20 22 6 0 20-4 20-21 0-9-7-19-20-19-3 0-5 0-6 0 9-26 30-40 53-40 35 0 52 32 52 64 0 31-20 60-41 84-25 28-49 55-75 83-3 4-3 5-3 14 47 0 96 0 143 0 3-23 8-45 11-67-3 0-7 0-10 0-2 12-4 29-9 35-2 2-27 2-36 2-23 0-46 0-69 0z"><text:p/></draw:path><draw:path draw:style-name="gr3" draw:text-style-name="P6" svg:width="0.048in" svg:height="0.3638in" svg:x="4.9094in" svg:y="-0.0004in" svg:viewBox="0 0 123 925" svg:d="M101 903c-34 0-67 0-101 0 0 8 0 14 0 22 41 0 83 0 123 0 0-309 0-616 0-925-7 0-14 0-22 0 0 301 0 602 0 903z"><text:p/></draw:path></draw:g></text:p>
      <text:p text:style-name="P29"><text:span text:style-name="T27">או באופן שקול, נוכיח שהפונקציה </text:span><text:span text:style-name="T28"><draw:g text:anchor-type="as-char" svg:y="-0.1744in" draw:z-index="140" draw:name="Shape120" draw:style-name="gr1"><svg:title>TexMaths</svg:title><svg:desc>11§display§G = \lambda f \in \N \to \N. \lambda n \in \N. \lf \tfrac{f(n)}{2} \rf§svg§600§FALSE§</svg:desc><draw:path draw:style-name="gr2" draw:text-style-name="P5" svg:width="2.1189in" svg:height="0.2575in" svg:x="-0.0004in" svg:y="0.0067in" svg:viewBox="0 0 5383 655" svg:d="M2692 655c-898 0-1794 0-2692 0 0-218 0-437 0-655 1794 0 3589 0 5383 0 0 218 0 437 0 655-896 0-1794 0-2691 0z"><text:p/></draw:path><draw:path draw:style-name="gr3" draw:text-style-name="P6" svg:width="0.1075in" svg:height="0.1106in" svg:x="-0.0004in" svg:y="0.0673in" svg:viewBox="0 0 274 282" svg:d="M274 4c0-1 0-4-4-4-2 0-2 1-6 6-9 9-18 19-26 29-5-5-22-35-65-35-86 0-173 86-173 175 0 62 43 107 106 107 16 0 34-3 48-10 19-8 26-16 33-23 3 10 14 24 18 24 2 0 2-1 2-2 1-1 5-16 6-23 3-10 6-20 8-30 2-7 3-13 6-20 4-17 4-19 26-19 2 0 7 0 7-7 0-2-3-5-6-5-9 0-32 1-41 1-12 0-41-1-53-1-4 0-8 0-8 8 0 4 2 4 11 4 6 0 12 0 21 2 10 1 12 2 12 6 0 5-5 21-9 35-11 43-60 48-75 48-36 0-77-22-77-82 0-12 4-76 44-125 21-27 59-51 97-51 40 0 63 30 63 75 0 15-1 15-1 20 0 3 3 3 5 3 5 0 5 0 7-8 7-33 16-65 24-98z"><text:p/></draw:path><draw:path draw:style-name="gr3" draw:text-style-name="P6" svg:width="0.1004in" svg:height="0.035in" svg:x="0.1626in" svg:y="0.1185in" svg:viewBox="0 0 256 90" svg:d="M244 15c6 0 12 0 12-7 0-8-6-8-12-8-77 0-155 0-232 0-5 0-12 0-12 8 0 7 7 7 13 7 77 0 154 0 231 0zM244 90c6 0 12 0 12-7 0-8-6-8-12-8-77 0-154 0-231 0-6 0-13 0-13 8 0 7 7 7 12 7 77 0 155 0 232 0z"><text:p/></draw:path><draw:path draw:style-name="gr3" draw:text-style-name="P6" svg:width="0.0748in" svg:height="0.1075in" svg:x="0.3228in" svg:y="0.0693in" svg:viewBox="0 0 191 274" svg:d="M117 155c16 41 35 100 40 109 7 9 10 9 21 9 4 0 6 0 9 0 3-1 4-3 4-4s-1-1-2-4c-4-4-6-10-9-17-26-74-52-147-79-220-7-22-28-28-47-28-2 0-7 0-7 4s3 4 4 5c13 2 15 4 25 31 12 35 25 69 37 104-35 35-71 71-106 106-5 5-7 8-7 12 0 7 4 12 11 12 6 0 10-4 13-9 31-37 62-73 93-110z"><text:p/></draw:path><draw:path draw:style-name="gr3" draw:text-style-name="P6" svg:width="0.0756in" svg:height="0.1382in" svg:x="0.4114in" svg:y="0.0673in" svg:viewBox="0 0 193 352" svg:d="M121 119c11 0 22 0 33 0 8 0 12 0 12-9 0-3-4-3-11-3-11 0-21 0-32 0 2-15 6-30 8-44 2-9 8-37 10-41 3-8 10-13 17-13 3 0 13 0 20 6-17 3-21 16-21 21 0 10 7 15 15 15 10 0 21-9 21-23 0-18-18-28-35-28-13 0-37 8-48 46-2 8-3 11-13 61-9 0-18 0-27 0-7 0-12 0-12 6s5 6 11 6c9 0 17 0 26 0-10 51-19 101-29 152-7 37-13 72-34 72-1 0-11 0-18-6 18-1 21-16 21-21 0-9-6-13-14-13-10 0-21 7-21 23s17 26 32 26c22 0 37-23 44-37 12-24 21-72 22-74 8-41 15-81 23-122z"><text:p/></draw:path><draw:path draw:style-name="gr3" draw:text-style-name="P6" svg:width="0.0756in" svg:height="0.0882in" svg:x="0.5492in" svg:y="0.0921in" svg:viewBox="0 0 193 225" svg:d="M179 120c7 0 14 0 14-8 0-7-7-7-14-7-55 0-109 0-164 0 5-52 50-90 104-90 20 0 41 0 60 0 7 0 14 0 14-7 0-8-7-8-14-8-21 0-40 0-61 0-66 0-118 51-118 112 0 62 52 113 118 113 21 0 40 0 61 0 7 0 14 0 14-8s-7-8-14-8c-19 0-40 0-60 0-54 0-99-37-104-89 55 0 109 0 164 0z"><text:p/></draw:path><draw:path draw:style-name="gr3" draw:text-style-name="P6" svg:width="0.1028in" svg:height="0.1071in" svg:x="0.6843in" svg:y="0.0705in" svg:viewBox="0 0 262 273" svg:d="M34 35c0 63 0 126 0 188 0 21-3 28-23 29-4 0-11 0-11 7 0 6 7 6 13 6 20 0 40 0 60 0 7 0 13 0 13-6 0-7-7-7-11-7-22-1-25-9-25-29 0-59 0-117 0-177 56 74 111 147 167 220 3 6 5 7 9 7 6 0 6-7 6-13 0-73 0-146 0-218 0-22 3-28 21-28 2 0 9-1 9-6 0-8-6-8-13-8-19 0-38 0-56 0-7 0-14 0-14 8 0 6 7 6 11 6 22 0 26 8 26 29 0 41 0 80 0 121-39-53-78-106-117-158-4-6-5-6-14-6-22 0-45 0-67 0-7 0-14 0-14 8 0 5 7 6 9 6 10 1 18 7 21 12 0 3 0 4 0 9zM218 245c-56-74-112-148-168-222-4-4-4-5-8-9 15 0 31 0 46 0 43 59 87 117 130 175 0 19 0 38 0 56z"><text:p/></draw:path><draw:path draw:style-name="gr3" draw:text-style-name="P6" svg:width="0.1346in" svg:height="0.0787in" svg:x="0.8409in" svg:y="0.0976in" svg:viewBox="0 0 343 201" svg:d="M301 108c-22 16-31 32-35 37-17 27-21 51-21 52 0 4 6 4 9 4 6 0 7-1 8-7 9-39 32-71 76-88 4-3 5-4 5-6 0-3-2-3-3-4-17-7-64-26-78-90-1-5-2-6-8-6-3 0-9 0-9 4 7 17 5 26 20 51 8 12 20 25 36 37-95 0-191 0-287 0-7 0-14 0-14 8s7 8 14 8c96 0 192 0 287 0z"><text:p/></draw:path><draw:path draw:style-name="gr3" draw:text-style-name="P6" svg:width="0.1028in" svg:height="0.1071in" svg:x="1.0307in" svg:y="0.0705in" svg:viewBox="0 0 262 273" svg:d="M34 35c0 63 0 126 0 188 0 21-3 28-23 29-4 0-11 0-11 7 0 6 7 6 13 6 20 0 41 0 61 0 6 0 12 0 12-6 0-7-6-7-11-7-21-1-24-9-24-29 0-59 0-117 0-177 56 74 111 147 167 220 3 6 4 7 8 7 6 0 6-7 6-13 0-73 0-146 0-218 0-22 3-28 21-28 2 0 9-1 9-6 0-8-6-8-12-8-19 0-39 0-57 0-7 0-14 0-14 8 0 6 8 6 12 6 21 0 25 8 25 29 0 41 0 80 0 121-39-53-78-106-117-158-3-6-5-6-14-6-22 0-45 0-67 0-7 0-12 0-12 8 0 5 5 6 7 6 11 1 18 7 22 12-1 3-1 4-1 9zM219 245c-56-74-112-148-168-222-5-4-5-5-9-9 15 0 31 0 46 0 44 59 87 117 131 175 0 19 0 38 0 56z"><text:p/></draw:path><draw:path draw:style-name="gr3" draw:text-style-name="P6" svg:width="0.0157in" svg:height="0.0157in" svg:x="1.1496in" svg:y="0.1583in" svg:viewBox="0 0 41 41" svg:d="M41 20c0-11-10-20-21-20s-20 9-20 20c0 12 9 21 20 21s21-9 21-21z"><text:p/></draw:path><draw:path draw:style-name="gr3" draw:text-style-name="P6" svg:width="0.0748in" svg:height="0.1075in" svg:x="1.187in" svg:y="0.0693in" svg:viewBox="0 0 191 274" svg:d="M117 155c16 41 35 100 40 109 7 9 11 9 21 9 4 0 6 0 9 0 3-1 4-3 4-4s-1-1-2-4c-4-4-6-10-9-17-26-74-52-147-79-220-7-22-28-28-47-28-2 0-7 0-7 4s3 4 4 5c13 2 15 4 25 31 12 35 25 69 37 104-35 35-71 71-106 106-5 5-7 8-7 12 0 7 4 12 11 12 6 0 10-4 13-9 31-37 62-73 93-110z"><text:p/></draw:path><draw:path draw:style-name="gr3" draw:text-style-name="P6" svg:width="0.0823in" svg:height="0.0685in" svg:x="1.2717in" svg:y="0.1075in" svg:viewBox="0 0 210 175" svg:d="M23 148c-1 5-3 15-3 16 0 8 5 11 11 11 4 0 11-3 14-11 0-1 6-19 8-29 2-12 5-23 8-35 2-8 5-16 6-25 2-7 6-18 6-20 5-12 26-47 62-47 18 0 21 14 21 27 0 24-18 74-25 90-3 9-3 14-3 18 0 19 13 32 32 32 36 0 50-56 50-59 0-5-4-5-5-5-4 0-4 1-6 8-8 25-20 47-39 47-7 0-9-3-9-13 0-9 3-19 6-26 8-21 25-64 25-86 0-26-17-41-46-41-34 0-53 24-60 33-1-21-18-33-35-33-18 0-26 14-29 22-6 13-12 35-12 37 0 4 3 3 4 4 5 0 5 0 7-9 7-28 14-46 29-46 7 0 12 5 12 18 0 8-1 13-7 32-8 30-14 60-22 90z"><text:p/></draw:path><draw:path draw:style-name="gr3" draw:text-style-name="P6" svg:width="0.0756in" svg:height="0.0882in" svg:x="1.4138in" svg:y="0.0921in" svg:viewBox="0 0 193 225" svg:d="M179 120c7 0 14 0 14-8 0-7-7-7-14-7-55 0-109 0-164 0 5-52 50-90 104-90 20 0 41 0 60 0 7 0 14 0 14-7 0-8-7-8-14-8-19 0-40 0-60 0-67 0-119 51-119 112 0 62 52 113 119 113 20 0 41 0 60 0 7 0 14 0 14-8s-7-8-14-8c-19 0-40 0-60 0-54 0-99-37-104-89 55 0 109 0 164 0z"><text:p/></draw:path><draw:path draw:style-name="gr3" draw:text-style-name="P6" svg:width="0.1028in" svg:height="0.1071in" svg:x="1.5488in" svg:y="0.0705in" svg:viewBox="0 0 262 273" svg:d="M34 35c0 63 0 126 0 188 0 21-3 28-23 29-4 0-11 0-11 7 0 6 7 6 13 6 20 0 41 0 61 0 6 0 12 0 12-6 0-7-6-7-11-7-22-1-25-9-25-29 0-59 0-117 0-177 56 74 111 147 167 220 3 6 5 7 9 7 6 0 6-7 6-13 0-73 0-146 0-218 0-22 3-28 21-28 2 0 9-1 9-6 0-8-6-8-13-8-19 0-38 0-56 0-7 0-14 0-14 8 0 6 8 6 11 6 22 0 26 8 26 29 0 41 0 80 0 121-39-53-78-106-117-158-4-6-5-6-14-6-22 0-45 0-67 0-7 0-14 0-14 8 0 5 7 6 9 6 10 1 18 7 21 12 0 3 0 4 0 9zM218 245c-56-74-112-148-168-222-4-4-4-5-8-9 15 0 31 0 46 0 43 59 87 117 130 175 0 19 0 38 0 56z"><text:p/></draw:path><draw:path draw:style-name="gr3" draw:text-style-name="P6" svg:width="0.0161in" svg:height="0.0157in" svg:x="1.6677in" svg:y="0.1583in" svg:viewBox="0 0 42 41" svg:d="M42 20c0-11-10-20-21-20s-21 9-21 20c0 12 10 21 21 21s21-9 21-21z"><text:p/></draw:path><draw:path draw:style-name="gr3" draw:text-style-name="P6" svg:width="0.0425in" svg:height="0.2732in" svg:x="1.7571in" svg:y="-0.0004in" svg:viewBox="0 0 109 695" svg:d="M0 695c36 0 73 0 109 0 0-7 0-12 0-19-31 0-61 0-91 0 0-226 0-450 0-676-6 0-12 0-18 0 0 231 0 463 0 695z"><text:p/></draw:path><draw:path draw:style-name="gr3" draw:text-style-name="P6" svg:width="0.0563in" svg:height="0.0961in" svg:x="1.8287in" svg:y="0.0264in" svg:viewBox="0 0 144 245" svg:d="M90 84c9 0 18 0 27 0 5 0 8 0 8-7 0-3-3-3-7-3-9 0-17 0-26 0 6-34 8-48 10-55 3-6 8-11 15-11 4 1 7 0 12 3-11 3-11 13-11 14 0 6 4 10 10 10 7 0 16-6 16-16 0-12-14-19-27-19-12 0-26 7-33 20-6 10-7 22-14 54-6 0-14 0-20 0s-9 0-9 5 3 5 7 5c7 0 15 0 21 0-1 1-17 99-24 127-1 6-5 27-19 27-4-1-6 0-12-4 11-3 12-13 12-15 0-5-4-10-11-10s-15 7-15 17c0 12 12 19 26 19 17 0 29-17 32-24 10-17 17-51 17-54 5-28 10-56 15-83z"><text:p/></draw:path><draw:path draw:style-name="gr3" draw:text-style-name="P6" svg:width="0.0272in" svg:height="0.1063in" svg:x="1.9047in" svg:y="0.0213in" svg:viewBox="0 0 70 271" svg:d="M65 0c-52 36-65 94-65 135 0 39 11 97 65 136 2 0 5 0 5-3s-1-3-3-5c-35-32-48-78-48-128 0-72 27-109 49-128 1-1 2-1 2-4s-3-3-5-3z"><text:p/></draw:path><draw:path draw:style-name="gr3" draw:text-style-name="P6" svg:width="0.0646in" svg:height="0.0476in" svg:x="1.9449in" svg:y="0.0539in" svg:viewBox="0 0 165 122" svg:d="M20 102c-1 4-1 8-2 11 0 7 4 9 8 9 6 0 10-3 11-5 2-3 4-11 5-18 1-4 4-16 6-24 2-6 4-11 5-18 3-11 3-13 11-24s21-25 41-25c15 0 16 14 16 18 0 17-12 47-16 59-4 7-5 10-5 14 0 14 12 23 27 23 26 0 38-37 38-41s-3-4-4-4c-4 0-4 2-5 6-6 20-18 31-28 31-7 0-8-3-8-8 0-7 2-10 7-22 3-9 14-38 14-53 0-27-21-31-35-31-22 0-38 14-45 25-3-18-19-25-30-25s-18 9-21 15c-7 10-10 26-10 27 0 3 3 3 4 3 5 0 5-1 6-8 4-16 10-29 20-29 7 0 10 6 10 13 0 5-4 15-5 23-2 7-5 18-6 24-4 11-6 23-9 34z"><text:p/></draw:path><draw:path draw:style-name="gr3" draw:text-style-name="P6" svg:width="0.0272in" svg:height="0.1063in" svg:x="2.0224in" svg:y="0.0213in" svg:viewBox="0 0 70 271" svg:d="M6 0c-3 0-6 0-6 3s1 3 3 5c23 21 49 58 49 127 0 57-18 99-46 126-5 4-6 5-6 7 0 1 1 3 4 3 4 0 29-18 47-52 12-22 19-52 19-84 0-37-11-96-64-135z"><text:p/></draw:path><draw:path draw:style-name="gr3" draw:text-style-name="P6" svg:width="0.2413in" svg:height="0.0055in" svg:x="1.8213in" svg:y="0.1339in" svg:viewBox="0 0 614 15" svg:d="M307 15c-102 0-205 0-307 0 0-5 0-9 0-15 205 0 409 0 614 0 0 6 0 10 0 15-102 0-205 0-307 0z"><text:p/></draw:path><draw:path draw:style-name="gr3" draw:text-style-name="P6" svg:width="0.0469in" svg:height="0.0701in" svg:x="1.9181in" svg:y="0.1567in" svg:viewBox="0 0 120 179" svg:d="M120 130c-3 0-6 0-9 0-1 7-3 22-8 25-2 1-23 1-26 1-16 0-33 0-49 0 28-25 37-33 53-45 20-16 39-33 39-58 0-33-29-53-63-53s-57 23-57 48c0 14 12 16 14 16 7 0 15-6 15-14 0-6-1-15-16-15 9-20 27-25 40-25 26 0 41 21 41 43 0 23-17 42-26 52-22 20-43 41-65 63-3 4-3 4-3 11 37 0 75 0 112 0 2-16 6-33 8-49z"><text:p/></draw:path><draw:path draw:style-name="gr3" draw:text-style-name="P6" svg:width="0.0429in" svg:height="0.2732in" svg:x="2.0835in" svg:y="-0.0004in" svg:viewBox="0 0 110 695" svg:d="M91 676c-30 0-60 0-91 0 0 7 0 12 0 19 36 0 74 0 110 0 0-232 0-464 0-695-7 0-12 0-19 0 0 226 0 450 0 676z"><text:p/></draw:path></draw:g></text:span><text:span text:style-name="T28"><text:s/>בלתי תלויה בנציג. </text:span><text:span text:style-name="T29">יהיו </text:span><text:span text:style-name="T29"><draw:g text:anchor-type="as-char" svg:y="-0.1075in" draw:z-index="139" draw:name="Shape121" draw:style-name="gr1"><svg:title>TexMaths</svg:title><svg:desc>11§display§f, g \in \N \to \N§svg§600§FALSE§</svg:desc><draw:path draw:style-name="gr2" draw:text-style-name="P5" svg:width="0.8508in" svg:height="0.1217in" svg:x="-0.0004in" svg:y="0.0075in" svg:viewBox="0 0 2162 310" svg:d="M0 0c720 0 1442 0 2162 0 0 103 0 207 0 310-720 0-1442 0-2162 0 0-103 0-207 0-310z"><text:p/></draw:path><draw:path draw:style-name="gr3" draw:text-style-name="P6" svg:width="0.0752in" svg:height="0.1374in" svg:x="0in" svg:y="0in" svg:viewBox="0 0 192 350" svg:d="M121 118c11 0 22 0 33 0 8 0 12 0 12-8 0-4-4-4-11-4-11 0-21 0-32 0 2-16 6-30 8-44 2-8 8-36 10-40 3-8 10-13 17-13 3 0 12 0 20 6-17 1-21 16-21 21 0 9 7 13 15 13 9 0 20-7 20-23 0-17-17-26-34-26-13 0-37 7-48 45-2 8-3 12-13 61-9 0-18 0-27 0-7 0-12 0-12 7 0 5 5 5 11 5 9 0 17 0 26 0-10 50-19 100-29 150-7 38-13 73-34 73-1 0-11 0-18-7 18-1 21-15 21-21 0-8-6-13-14-13-10 0-21 8-21 23 0 18 16 27 32 27 22 0 37-23 44-38 12-24 22-71 22-73 8-41 15-81 23-121z"><text:p/></draw:path><draw:path draw:style-name="gr3" draw:text-style-name="P6" svg:width="0.0173in" svg:height="0.0453in" svg:x="0.0874in" svg:y="0.0902in" svg:viewBox="0 0 45 116" svg:d="M45 41c0-26-10-41-25-41-12 0-20 10-20 21 0 10 8 20 20 20 4 0 10-1 13-5 2-1 1-1 2-1s1 0 1 6c0 28-13 51-26 63-5 5-5 6-5 7 0 2 3 5 5 5 4 0 35-30 35-75z"><text:p/></draw:path><draw:path draw:style-name="gr3" draw:text-style-name="P6" svg:width="0.0693in" svg:height="0.0976in" svg:x="0.1441in" svg:y="0.0402in" svg:viewBox="0 0 177 249" svg:d="M176 25c0-2 1-4 1-6 0-7-4-11-11-11-4 0-14 3-16 16-7-14-20-24-36-24-44 0-92 54-92 110 0 37 24 61 52 61 23 0 40-18 45-22-8 33-9 32-13 49-2 4-15 42-55 42-8 0-21 0-31-3 11-4 15-14 15-20 0-7-4-15-14-15-9 0-21 8-21 24 0 15 14 23 51 23 48 0 77-30 82-53 14-56 29-113 43-171zM125 121c-2 10-11 20-19 28-8 6-20 13-31 13-20 0-26-20-26-36 0-18 11-63 22-83 10-19 27-34 43-34 26 0 31 31 31 33s-1 4-1 5c-7 25-12 49-19 74z"><text:p/></draw:path><draw:path draw:style-name="gr3" draw:text-style-name="P6" svg:width="0.076in" svg:height="0.087in" svg:x="0.2744in" svg:y="0.0256in" svg:viewBox="0 0 194 222" svg:d="M180 120c7 0 14 0 14-8 0-9-7-9-14-9-55 0-109 0-164 0 5-50 49-88 104-88 20 0 41 0 60 0 7 0 14 0 14-7 0-8-7-8-14-8-21 0-40 0-61 0-66 0-119 50-119 112s53 110 119 110c21 0 40 0 61 0 7 0 14 0 14-7 0-8-7-8-14-8-19 0-40 0-60 0-55 0-99-36-104-87 55 0 109 0 164 0z"><text:p/></draw:path><draw:path draw:style-name="gr3" draw:text-style-name="P6" svg:width="0.1028in" svg:height="0.1063in" svg:x="0.4098in" svg:y="0.0028in" svg:viewBox="0 0 262 271" svg:d="M33 35c0 63 0 126 0 187 0 20-2 28-22 28-4 0-11 0-11 6 0 7 5 7 13 7 20 0 40 0 60 0 7 0 13 0 13-7 0-6-7-6-12-6-21 0-25-9-25-29 0-58 0-118 0-176 57 74 112 146 168 220 3 4 5 6 7 6 7 0 7-7 7-14 0-72 0-144 0-216 0-21 3-27 22-28 2 0 9 0 9-6 0-7-7-7-13-7-19 0-38 0-57 0-6 0-13 0-13 7 0 6 7 6 11 6 22 1 26 9 26 29 0 39 0 80 0 121-40-53-79-105-118-157-3-6-5-6-13-6-22 0-45 0-67 0-8 0-14 0-14 7 0 6 6 6 8 6 11 1 19 8 22 12-1 4-1 5-1 10zM218 243c-56-73-112-146-169-220-3-5-3-5-7-10 15 0 31 0 46 0 43 59 87 117 130 175 0 19 0 37 0 55z"><text:p/></draw:path><draw:path draw:style-name="gr3" draw:text-style-name="P6" svg:width="0.1346in" svg:height="0.0783in" svg:x="0.5657in" svg:y="0.0291in" svg:viewBox="0 0 343 200" svg:d="M300 109c-21 15-31 32-34 36-17 27-21 50-21 51 0 4 5 4 8 4 7 0 8-1 9-7 9-37 32-70 74-87 6-2 7-3 7-5 0-3-2-4-3-4-18-7-64-27-78-91-1-5-2-6-9-6-3 0-8 0-8 4 0 2 4 26 20 51 8 12 19 25 35 37-95 0-191 0-287 0-6 0-13 0-13 9 0 8 7 8 13 8 96 0 192 0 287 0z"><text:p/></draw:path><draw:path draw:style-name="gr3" draw:text-style-name="P6" svg:width="0.1028in" svg:height="0.1063in" svg:x="0.7555in" svg:y="0.0028in" svg:viewBox="0 0 262 271" svg:d="M34 35c0 63 0 126 0 187 0 20-3 28-23 28-4 0-11 0-11 6 0 7 7 7 13 7 20 0 41 0 61 0 6 0 12 0 12-7 0-6-6-6-11-6-22 0-26-9-26-29 0-58 0-118 0-176 57 74 112 146 168 220 3 4 5 6 8 6 7 0 7-7 7-14 0-72 0-144 0-216 0-21 3-27 21-28 2 0 9 0 9-6 0-7-6-7-13-7-19 0-38 0-57 0-6 0-13 0-13 7 0 6 7 6 11 6 22 1 26 9 26 29 0 39 0 80 0 121-39-53-79-105-117-157-4-6-6-6-14-6-22 0-45 0-67 0-7 0-14 0-14 7 0 6 7 6 9 6 10 1 18 8 21 12 0 4 0 5 0 10zM218 243c-56-73-112-146-169-220-3-5-3-5-7-10 15 0 31 0 46 0 43 59 87 117 130 175 0 19 0 37 0 55z"><text:p/></draw:path></draw:g></text:span><text:span text:style-name="T29"><text:s/>ונניח </text:span><text:span text:style-name="T29"><draw:g text:anchor-type="as-char" svg:y="-0.1075in" draw:z-index="138" draw:name="Shape122" draw:style-name="gr1"><svg:title>TexMaths</svg:title><svg:desc>11§display§fR_hg§svg§600§FALSE§</svg:desc><draw:path draw:style-name="gr2" draw:text-style-name="P5" svg:width="0.3402in" svg:height="0.1217in" svg:x="-0.0004in" svg:y="0.0075in" svg:viewBox="0 0 865 310" svg:d="M0 0c288 0 577 0 865 0 0 103 0 207 0 310-288 0-577 0-865 0 0-103 0-207 0-310z"><text:p/></draw:path><draw:path draw:style-name="gr3" draw:text-style-name="P6" svg:width="0.0752in" svg:height="0.1374in" svg:x="0in" svg:y="0in" svg:viewBox="0 0 192 350" svg:d="M121 118c11 0 22 0 33 0 8 0 11 0 11-8 0-4-3-4-10-4-11 0-21 0-32 0 2-16 6-30 8-44 2-8 7-36 10-40 3-8 10-13 17-13 2 0 12 0 19 6-17 1-21 16-21 21 0 9 8 13 14 13 10 0 22-7 22-23 0-17-17-26-34-26-13 0-37 7-48 45-3 8-5 12-13 61-9 0-18 0-27 0-7 0-12 0-12 7 0 5 4 5 11 5 9 0 17 0 25 0-9 50-18 100-28 150-7 38-13 73-34 73-1 0-11 0-18-7 18-1 21-15 21-20 0-9-6-14-14-14-10 0-21 8-21 23 0 18 16 27 32 27 22 0 37-23 44-38 12-24 21-71 22-73 7-41 15-81 23-121z"><text:p/></draw:path><draw:path draw:style-name="gr3" draw:text-style-name="P6" svg:width="0.1079in" svg:height="0.1063in" svg:x="0.0886in" svg:y="0.0047in" svg:viewBox="0 0 275 271" svg:d="M129 26c2-10 3-13 11-14 3 0 15 0 23 0 27 0 70 0 70 37 0 14-6 40-21 56-10 9-31 22-65 22-14 0-29 0-44 0 9-35 17-68 26-101zM185 132c38-9 84-35 84-75 0-33-35-57-86-57-36 0-73 0-109 0-8 0-11 0-11 8 0 4 3 4 11 4 1 0 7 0 14 0 8 1 11 1 11 7 0 1-1 2-2 7-18 69-34 138-52 206-3 14-4 18-35 18-7 0-10 0-10 7 0 5 4 5 5 5 11 0 38-1 49-1s38 1 49 1c2 0 8 0 8-8 0-4-4-4-11-4-14 0-25 0-25-7 0-2 1-4 1-6 9-35 16-68 25-102 15 0 31 0 46 0 35 0 42 22 42 36 0 5-3 16-6 25-2 11-5 25-5 33 0 42 46 42 51 42 32 0 46-40 46-44 0-6-4-6-5-6-3 0-4 3-4 6-10 28-26 35-35 35-13 0-16-9-16-23 0-12 3-32 4-44 1-6 2-14 2-19 0-29-27-41-36-44z"><text:p/></draw:path><draw:path draw:style-name="gr3" draw:text-style-name="P6" svg:width="0.0575in" svg:height="0.074in" svg:x="0.2051in" svg:y="0.0555in" svg:viewBox="0 0 147 189" svg:d="M65 9c0-1 1-3 1-5 0-1-1-4-4-4-6 0-28 2-36 3-2 0-5 0-5 7 0 3 3 3 6 3 14 0 14 2 14 5 0 1 0 3-1 5-13 51-26 101-38 153-2 3-1 3-2 4 0 5 3 9 10 9 2 0 8-1 11-6 0-3 3-11 4-17 2-9 5-16 7-24 0-3 3-14 4-18 2-11 2-11 8-19 9-14 22-29 43-29 15 0 16 13 16 20 0 15-12 46-16 57-4 8-5 10-5 14 0 13 12 22 27 22 26 0 38-36 38-39 0-5-3-5-4-5-3 0-3 2-5 6-6 21-18 31-28 31-7 0-8-4-8-8 0-7 2-10 7-22 3-9 14-38 14-53 0-3 0-15-10-23-4-3-12-7-25-7-20 0-34 10-44 22 7-27 14-55 21-82z"><text:p/></draw:path><draw:path draw:style-name="gr3" draw:text-style-name="P6" svg:width="0.0693in" svg:height="0.0976in" svg:x="0.2783in" svg:y="0.0402in" svg:viewBox="0 0 177 249" svg:d="M176 25c0-2 1-4 1-6 0-7-5-11-11-11-4 0-14 3-17 16-6-14-19-24-35-24-44 0-92 54-92 110 0 37 24 61 52 61 23 0 40-18 45-22-8 33-9 32-14 49-1 4-14 42-54 42-8 0-20 0-31-3 11-4 15-14 15-20 0-7-4-15-14-15-9 0-21 8-21 24 0 15 14 23 52 23 47 0 75-30 81-53 14-56 29-113 43-171zM125 121c-2 10-11 20-20 28-7 6-19 13-30 13-20 0-26-20-26-36 0-18 11-63 22-83 10-19 27-34 43-34 26 0 31 31 31 33s0 4-1 5c-7 25-12 49-19 74z"><text:p/></draw:path></draw:g></text:span><text:span text:style-name="T29">. </text:span><text:span text:style-name="T30">נוכיח </text:span><text:span text:style-name="T30"><draw:g text:anchor-type="as-char" svg:y="-0.1134in" draw:z-index="322" draw:name="Shape123" draw:style-name="gr1"><svg:title>TexMaths</svg:title><svg:desc>11§inline§F(f) = F(g)§svg§600§FALSE§</svg:desc><draw:path draw:style-name="gr2" draw:text-style-name="P5" svg:width="0.8146in" svg:height="0.1358in" svg:x="0.0024in" svg:y="0.0071in" svg:viewBox="0 0 2070 346" svg:d="M1036 346c-345 0-691 0-1036 0 0-116 0-230 0-346 690 0 1381 0 2070 0 0 116 0 230 0 346-344 0-689 0-1034 0z"><text:p/></draw:path><draw:path draw:style-name="gr3" draw:text-style-name="P6" svg:width="0.1075in" svg:height="0.1024in" svg:x="0.0004in" svg:y="0.0098in" svg:viewBox="0 0 274 261" svg:d="M102 137c12 0 26 0 38 0 28 0 32 6 32 17 0 2 0 8-4 19 0 2-1 3-1 4 0 4 2 5 6 5 3 0 3-1 5-8 7-29 15-56 21-84 1-4 1-5 1-6s-1-5-4-5c-5 0-5 2-6 9-8 30-17 36-50 36-12 0-23 0-35 0 8-33 16-65 25-98 3-13 3-14 21-14 16 0 34 0 50 0 48 0 58 12 58 42 0 9 0 11-3 21 0 5 0 5 0 6 0 3 1 6 5 6s4-2 5-10c2-22 6-45 8-67 1-10-1-10-11-10-63 0-127 0-189 0-8 0-11 0-11 8 0 4 3 4 11 4 14 0 24 0 24 7 0 1 0 2-1 9-18 68-34 136-52 203-3 15-4 18-35 18-7 0-10 0-10 8 0 4 4 4 6 4 11 0 39-1 50-1 13 0 45 1 58 1 4 0 8 0 8-8 0-2-1-2-2-3s-2-1-11-1-11 0-20 0c-11-1-13-3-13-8 0-1 0-3 2-9 8-32 17-64 24-95z"><text:p/></draw:path><draw:path draw:style-name="gr3" draw:text-style-name="P6" svg:width="0.0346in" svg:height="0.1512in" svg:x="0.1287in" svg:y="0in" svg:viewBox="0 0 89 385" svg:d="M89 381c0-1 0-1-6-8-49-49-61-122-61-180 0-67 14-135 63-182 4-5 4-5 4-7 0-3-1-4-3-4-5 0-40 26-62 76-20 42-24 85-24 117 0 29 3 76 25 120 23 47 56 72 61 72 2 0 3-1 3-4z"><text:p/></draw:path><draw:path draw:style-name="gr3" draw:text-style-name="P6" svg:width="0.0756in" svg:height="0.1374in" svg:x="0.1807in" svg:y="0.0067in" svg:viewBox="0 0 193 350" svg:d="M121 118c11 0 23 0 34 0 8 0 11 0 11-8 0-4-3-4-10-4-11 0-22 0-33 0 4-16 6-30 9-44 1-8 7-36 9-40 3-8 10-13 19-13 1 0 11 0 18 6-17 2-21 16-21 21 0 9 7 14 15 14 10 0 21-9 21-24 0-17-18-26-33-26-14 0-38 7-50 45-2 8-3 12-12 61-9 0-19 0-28 0-6 0-11 0-11 7 0 5 4 5 11 5 9 0 17 0 26 0-10 50-20 100-30 151-7 37-13 72-33 72-2 0-11 0-19-6 18-1 21-16 21-21 0-9-6-13-14-13-10 0-21 8-21 23 0 17 17 26 33 26 21 0 36-23 44-37 12-25 21-71 21-74 8-40 15-80 23-121z"><text:p/></draw:path><draw:path draw:style-name="gr3" draw:text-style-name="P6" svg:width="0.035in" svg:height="0.1512in" svg:x="0.272in" svg:y="0in" svg:viewBox="0 0 90 385" svg:d="M90 193c0-30-4-76-26-120-23-48-56-73-60-73-2 0-4 2-4 4s0 2 8 9c37 38 59 99 59 180 0 65-14 133-61 181-6 6-6 6-6 7 0 2 2 4 4 4 4 0 39-26 62-76 19-41 24-84 24-116z"><text:p/></draw:path><draw:path draw:style-name="gr3" draw:text-style-name="P6" svg:width="0.1004in" svg:height="0.0354in" svg:x="0.3732in" svg:y="0.0571in" svg:viewBox="0 0 256 91" svg:d="M244 17c6 0 12-2 12-9 0-8-6-8-12-8-77 0-154 0-231 0-5 0-13 0-13 8 0 7 8 9 13 9 77 0 154 0 231 0zM244 91c6 0 12 0 12-7 0-9-6-9-12-9-77 0-154 0-231 0-5 0-13 0-13 9 0 7 8 7 13 7 77 0 154 0 231 0z"><text:p/></draw:path><draw:path draw:style-name="gr3" draw:text-style-name="P6" svg:width="0.1079in" svg:height="0.1024in" svg:x="0.5307in" svg:y="0.0098in" svg:viewBox="0 0 275 261" svg:d="M102 137c12 0 26 0 38 0 29 0 33 6 33 17 0 2 0 8-4 19-1 2-1 3-1 4 0 4 3 5 5 5 4 0 4-1 6-8 7-29 15-56 21-84 1-4 1-5 1-6s-1-5-4-5c-4 0-4 2-7 9-7 30-16 36-49 36-12 0-23 0-35 0 8-33 16-65 25-98 3-13 3-14 21-14 16 0 34 0 50 0 48 0 57 12 57 42 0 9 0 11-2 21 0 5 0 5 0 6 0 3 2 6 5 6 4 0 4-2 5-10 3-22 6-45 8-67 1-10-1-10-11-10-63 0-126 0-189 0-8 0-11 0-11 8 0 4 3 4 10 4 14 0 25 0 25 7 0 1 0 2-2 9-17 68-34 136-51 203-3 15-4 18-35 18-7 0-11 0-11 8 0 4 6 4 7 4 11 0 39-1 50-1 13 0 45 1 57 1 4 0 9 0 9-8 0-2-1-2-2-3-2-1-2-1-11-1s-11 0-21 0c-11-1-12-3-12-8 0-1 0-3 2-9 8-32 16-64 23-95z"><text:p/></draw:path><draw:path draw:style-name="gr3" draw:text-style-name="P6" svg:width="0.035in" svg:height="0.1512in" svg:x="0.6587in" svg:y="0in" svg:viewBox="0 0 90 385" svg:d="M90 381c0-1 0-1-6-8-49-49-61-122-61-180 0-67 14-135 62-182 5-5 5-5 5-7 0-3-2-4-4-4-3 0-39 26-62 76-18 42-24 85-24 117 0 29 4 76 26 120 24 47 57 72 60 72 2 0 4-1 4-4z"><text:p/></draw:path><draw:path draw:style-name="gr3" draw:text-style-name="P6" svg:width="0.0697in" svg:height="0.0976in" svg:x="0.7051in" svg:y="0.0453in" svg:viewBox="0 0 178 249" svg:d="M177 25c0-2 1-4 1-6 0-7-5-11-12-11-3 0-14 3-15 16-7-14-21-24-37-24-44 0-91 54-91 110 0 38 23 61 52 61 22 0 41-18 44-22h1c-9 34-9 33-13 50-1 5-15 41-56 41-7 0-20 0-31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" draw:text-style-name="P6" svg:width="0.035in" svg:height="0.1512in" svg:x="0.7898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30">, כלומר </text:span><text:span text:style-name="T30"><draw:g text:anchor-type="as-char" svg:y="-0.1744in" draw:z-index="323" draw:name="Shape124" draw:style-name="gr1"><svg:title>TexMaths</svg:title><svg:desc>11§inline§\lambda n \in \N. \lf \tfrac{f(n)}{2} \rf = \lambda n \in \N. \lf \tfrac{g(n)}{2} \rf§svg§600§FALSE§</svg:desc><draw:path draw:style-name="gr2" draw:text-style-name="P5" svg:width="2.1087in" svg:height="0.2571in" svg:x="0.0004in" svg:y="0.0071in" svg:viewBox="0 0 5357 654" svg:d="M0 0c1785 0 3572 0 5357 0 0 218 0 436 0 654-1785 0-3572 0-5357 0 0-218 0-436 0-654z"><text:p/></draw:path><draw:path draw:style-name="gr3" draw:text-style-name="P6" svg:width="0.0748in" svg:height="0.1071in" svg:x="0.0008in" svg:y="0.0689in" svg:viewBox="0 0 191 273" svg:d="M117 155c16 41 35 99 40 109 7 8 10 8 21 8 3 0 6 0 9 0s4-2 4-3-1-3-2-4c-4-4-6-11-9-18-26-74-52-147-79-219-8-22-28-28-47-28-2 0-7 0-7 4s2 3 4 4c13 2 15 5 25 31 12 35 25 70 37 105-35 35-71 71-106 106-5 4-7 6-7 12 0 7 4 11 11 11 5 0 10-4 13-8 31-37 62-73 93-110z"><text:p/></draw:path><draw:path draw:style-name="gr3" draw:text-style-name="P6" svg:width="0.0823in" svg:height="0.0685in" svg:x="0.0858in" svg:y="0.1071in" svg:viewBox="0 0 210 175" svg:d="M23 149c-1 5-3 14-3 16 0 7 5 10 11 10 4 0 11-3 14-11 2-10 4-19 8-29 2-12 5-23 7-34 3-9 6-17 7-26 2-7 6-18 6-19 5-12 26-47 62-47 18 0 21 14 21 27 0 23-19 73-25 89-3 9-3 15-3 18 0 19 13 32 31 32 37 0 51-56 51-59 0-4-4-4-5-4-4 0-4 1-6 7-8 26-20 48-40 48-6 0-8-4-8-13 0-10 3-19 6-27 8-21 24-63 24-85 0-27-16-42-45-42-34 0-54 25-60 34-1-22-18-34-35-34-18 0-26 15-29 22-7 13-12 36-12 37 0 5 3 4 4 5 5 0 5 0 7-9 7-27 14-46 29-46 7 0 12 5 12 17 0 9-1 13-7 33-8 30-14 60-22 90z"><text:p/></draw:path><draw:path draw:style-name="gr3" draw:text-style-name="P6" svg:width="0.0752in" svg:height="0.0874in" svg:x="0.228in" svg:y="0.0925in" svg:viewBox="0 0 192 223" svg:d="M179 120c7 0 13 0 13-8 0-7-6-7-13-7-55 0-109 0-164 0 5-52 50-90 104-90 20 0 40 0 60 0 7 0 13 0 13-7 0-8-6-8-13-8-20 0-40 0-60 0-67 0-119 51-119 112 0 62 52 111 119 111 20 0 40 0 60 0 7 0 13 0 13-7 0-8-6-8-13-8-20 0-40 0-60 0-54 0-99-36-104-88 55 0 109 0 164 0z"><text:p/></draw:path><draw:path draw:style-name="gr3" draw:text-style-name="P6" svg:width="0.1028in" svg:height="0.1067in" svg:x="0.3626in" svg:y="0.0709in" svg:viewBox="0 0 262 272" svg:d="M34 35c0 63 0 126 0 188 0 20-3 28-23 28-4 0-11 0-11 7 0 6 7 6 13 6 20 0 41 0 61 0 6 0 12 0 12-6 0-7-6-7-11-7-22 0-26-9-26-29 0-59 0-117 0-177 57 74 112 148 168 221 3 5 5 6 8 6 7 0 7-7 7-13 0-73 0-146 0-218 0-21 3-27 21-28 2 0 9 0 9-6 0-7-6-7-13-7-19 0-38 0-57 0-6 0-13 0-13 7 0 6 7 6 11 6 22 1 26 9 26 29 0 41 0 80 0 121-39-53-79-105-117-157-4-6-6-6-14-6-22 0-45 0-67 0-7 0-14 0-14 7 0 6 7 6 9 6 10 1 18 8 21 12 0 4 0 5 0 10zM218 244c-56-73-112-147-169-221-3-4-3-5-7-10 15 0 31 0 46 0 43 59 87 117 130 176 0 18 0 37 0 55z"><text:p/></draw:path><draw:path draw:style-name="gr3" draw:text-style-name="P6" svg:width="0.0161in" svg:height="0.0157in" svg:x="0.4815in" svg:y="0.1583in" svg:viewBox="0 0 42 41" svg:d="M42 21c0-11-10-21-21-21s-21 10-21 21 10 20 21 20 21-9 21-20z"><text:p/></draw:path><draw:path draw:style-name="gr3" draw:text-style-name="P6" svg:width="0.0425in" svg:height="0.2728in" svg:x="0.5709in" svg:y="0in" svg:viewBox="0 0 109 694" svg:d="M0 694c36 0 73 0 109 0 0-6 0-13 0-18-31 0-61 0-91 0 0-226 0-450 0-676-6 0-13 0-18 0 0 231 0 462 0 694z"><text:p/></draw:path><draw:path draw:style-name="gr3" draw:text-style-name="P6" svg:width="0.0559in" svg:height="0.0961in" svg:x="0.6425in" svg:y="0.0252in" svg:viewBox="0 0 143 245" svg:d="M90 84c9 0 18 0 27 0 5 0 8 0 8-6 0-4-3-4-7-4-9 0-17 0-26 0 6-34 8-46 10-54 2-7 8-12 15-12 4 1 7 0 12 3-11 3-11 13-11 15 0 6 4 10 10 10 7 0 15-6 15-16 0-12-13-20-26-20s-26 8-33 21c-6 10-8 22-14 53-6 0-14 0-21 0-5 0-8 0-8 6 0 4 3 4 7 4 7 0 15 0 21 0-1 2-17 99-24 127-1 7-5 27-19 27-1 0-6 0-12-2 11-5 12-15 12-16 0-5-4-10-11-10s-15 7-15 17c0 12 12 18 26 18 17 0 29-17 32-23 10-18 17-51 17-55 5-28 10-56 15-83z"><text:p/></draw:path><draw:path draw:style-name="gr3" draw:text-style-name="P6" svg:width="0.0272in" svg:height="0.1059in" svg:x="0.7185in" svg:y="0.0213in" svg:viewBox="0 0 70 270" svg:d="M65 0c-52 36-65 94-65 135 0 38 11 97 65 135 2 0 5 0 5-4 0-1-1-2-3-3-35-33-48-78-48-128 0-72 27-109 49-128 1-1 2-3 2-4 0-3-3-3-5-3z"><text:p/></draw:path><draw:path draw:style-name="gr3" draw:text-style-name="P6" svg:width="0.0646in" svg:height="0.0476in" svg:x="0.7587in" svg:y="0.0543in" svg:viewBox="0 0 165 122" svg:d="M20 102c-1 4-2 10-2 11 0 6 4 9 8 9 6 0 10-4 11-6 1-4 4-11 5-17 1-5 4-18 6-24 1-6 4-12 5-18 3-12 3-13 11-25 7-10 21-24 40-24 16 0 17 13 17 18 0 17-12 47-17 58-3 7-4 10-4 15 0 14 12 23 26 23 27 0 39-37 39-42 0-3-3-3-4-3-4 0-4 1-5 4-6 22-19 33-30 33-5 0-6-4-6-9 0-6 2-10 6-22 4-8 15-37 15-52 0-27-21-31-35-31-22 0-38 13-47 24-1-18-17-24-28-24s-18 9-21 14c-7 10-10 26-10 28 0 3 3 3 4 3 4 0 5-1 6-9 4-15 10-28 20-28 7 0 10 5 10 13 0 5-4 14-5 22-2 7-5 19-6 24-4 12-6 23-9 35z"><text:p/></draw:path><draw:path draw:style-name="gr3" draw:text-style-name="P6" svg:width="0.0272in" svg:height="0.1059in" svg:x="0.8362in" svg:y="0.0213in" svg:viewBox="0 0 70 270" svg:d="M5 0c-2 0-5 0-5 3 0 1 1 3 3 5 23 21 49 57 49 127 0 57-18 99-47 126-4 4-5 3-5 5s1 4 4 4c4 0 29-18 47-52 12-22 19-51 19-83 0-38-11-98-65-135z"><text:p/></draw:path><draw:path draw:style-name="gr3" draw:text-style-name="P6" svg:width="0.2413in" svg:height="0.0055in" svg:x="0.635in" svg:y="0.1335in" svg:viewBox="0 0 614 15" svg:d="M0 0c205 0 409 0 614 0 0 6 0 10 0 15-205 0-409 0-614 0 0-5 0-9 0-15z"><text:p/></draw:path><draw:path draw:style-name="gr3" draw:text-style-name="P6" svg:width="0.0469in" svg:height="0.0701in" svg:x="0.7319in" svg:y="0.1563in" svg:viewBox="0 0 120 179" svg:d="M120 131c-3 0-6 0-9 0-1 6-4 22-8 24-2 1-23 1-26 1-17 0-33 0-50 0 29-24 38-32 54-45 20-15 39-33 39-58 0-33-29-53-64-53-33 0-56 24-56 48 0 15 12 16 14 16 7 0 15-5 15-14 0-5-2-15-16-15 9-18 27-25 40-25 26 0 40 21 40 43 0 24-16 42-25 52-22 20-43 43-65 65-3 2-3 2-3 9 37 0 75 0 112 0 2-16 6-33 8-48z"><text:p/></draw:path><draw:path draw:style-name="gr3" draw:text-style-name="P6" svg:width="0.0429in" svg:height="0.2728in" svg:x="0.8972in" svg:y="0in" svg:viewBox="0 0 110 694" svg:d="M91 676c-31 0-60 0-91 0 0 5 0 12 0 18 36 0 74 0 110 0 0-232 0-463 0-694-7 0-12 0-19 0 0 226 0 450 0 676z"><text:p/></draw:path><draw:path draw:style-name="gr3" draw:text-style-name="P6" svg:width="0.1004in" svg:height="0.035in" svg:x="1.026in" svg:y="0.1189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744in" svg:height="0.1071in" svg:x="1.1858in" svg:y="0.0689in" svg:viewBox="0 0 190 273" svg:d="M117 155c16 41 35 99 40 109 7 8 10 8 21 8 3 0 6 0 9 0s3-2 3-3 0-3-1-4c-4-4-6-11-9-18-26-74-52-147-79-219-8-22-28-28-47-28-2 0-7 0-7 4s2 3 4 4c13 2 15 5 25 31 12 35 25 70 37 105-35 35-71 71-106 106-5 4-7 6-7 12 0 7 4 11 11 11s10-4 13-8c31-37 62-73 93-110z"><text:p/></draw:path><draw:path draw:style-name="gr3" draw:text-style-name="P6" svg:width="0.0823in" svg:height="0.0685in" svg:x="1.2705in" svg:y="0.1071in" svg:viewBox="0 0 210 175" svg:d="M23 149c-1 5-3 14-3 16 0 7 5 10 11 10 4 0 11-3 14-11 2-10 4-19 8-29 2-12 5-23 7-34 3-9 5-17 7-26 2-7 4-18 6-19 5-12 26-47 62-47 18 0 21 14 21 27 0 23-19 73-25 89-3 9-3 15-3 18 0 19 13 32 31 32 37 0 51-56 51-59 0-4-4-4-5-4-4 0-4 1-6 7-8 26-21 48-40 48-6 0-8-4-8-13 0-10 3-19 6-27 8-21 24-63 24-85 0-27-17-42-45-42-34 0-54 25-60 34-1-22-18-34-35-34-18 0-26 15-29 22-7 13-12 36-12 37 0 5 3 4 4 5 5 0 5 0 7-9 7-27 14-46 29-46 7 0 12 5 12 17 0 9-1 13-7 33-8 30-14 60-22 90z"><text:p/></draw:path><draw:path draw:style-name="gr3" draw:text-style-name="P6" svg:width="0.0752in" svg:height="0.0874in" svg:x="1.4126in" svg:y="0.0925in" svg:viewBox="0 0 192 223" svg:d="M179 120c7 0 13 0 13-8 0-7-6-7-13-7-55 0-109 0-164 0 5-52 50-90 104-90 20 0 40 0 60 0 7 0 13 0 13-7 0-8-6-8-13-8-21 0-40 0-61 0-66 0-118 51-118 112 0 62 52 111 118 111 21 0 40 0 61 0 7 0 13 0 13-7 0-8-6-8-13-8-20 0-40 0-60 0-54 0-99-36-104-88 55 0 109 0 164 0z"><text:p/></draw:path><draw:path draw:style-name="gr3" draw:text-style-name="P6" svg:width="0.1028in" svg:height="0.1067in" svg:x="1.5472in" svg:y="0.0709in" svg:viewBox="0 0 262 272" svg:d="M34 35c0 63 0 126 0 188 0 20-3 28-23 28-4 0-11 0-11 7 0 6 7 6 13 6 20 0 40 0 60 0 7 0 13 0 13-6 0-7-7-7-11-7-22 0-26-9-26-29 0-59 0-117 0-177 57 74 112 148 168 221 3 5 5 6 8 6 7 0 7-7 7-13 0-73 0-146 0-218 0-21 3-27 21-28 2 0 9 0 9-6 0-7-6-7-13-7-19 0-38 0-57 0-6 0-13 0-13 7 0 6 7 6 11 6 22 1 26 9 26 29 0 41 0 80 0 121-39-53-79-105-117-157-4-6-6-6-14-6-22 0-45 0-67 0-7 0-14 0-14 7 0 6 7 6 9 6 10 1 18 8 21 12 0 4 0 5 0 10zM218 244c-56-73-112-147-169-221-3-4-3-5-7-10 15 0 31 0 46 0 43 59 87 117 130 176 0 18 0 37 0 55z"><text:p/></draw:path><draw:path draw:style-name="gr3" draw:text-style-name="P6" svg:width="0.0161in" svg:height="0.0157in" svg:x="1.6665in" svg:y="0.1583in" svg:viewBox="0 0 42 41" svg:d="M42 21c0-11-10-21-21-21s-21 10-21 21 10 20 21 20 21-9 21-20z"><text:p/></draw:path><draw:path draw:style-name="gr3" draw:text-style-name="P6" svg:width="0.0425in" svg:height="0.2728in" svg:x="1.7555in" svg:y="0in" svg:viewBox="0 0 109 694" svg:d="M0 694c36 0 73 0 109 0 0-6 0-13 0-18-31 0-61 0-91 0 0-226 0-450 0-676-6 0-13 0-18 0 0 231 0 462 0 694z"><text:p/></draw:path><draw:path draw:style-name="gr3" draw:text-style-name="P6" svg:width="0.0524in" svg:height="0.0681in" svg:x="1.824in" svg:y="0.0543in" svg:viewBox="0 0 134 174" svg:d="M133 20c1-5 1-6 1-7 0-5-5-7-10-7s-11 4-12 9c-4-7-14-15-27-15-34 0-70 36-70 75 0 27 19 44 41 44 12 0 24-6 34-14-2 7-4 15-6 24-3 11-5 19-15 27-12 10-24 10-31 10-12 0-15 0-20-1 6-3 8-10 8-14 0-6-5-10-11-10s-15 7-15 16c0 17 24 17 38 17 43 0 61-21 65-36 10-40 20-79 30-118zM96 84c-1 3-1 4-6 10-10 11-23 17-33 17-14 0-21-11-21-25 0-12 8-42 15-54 12-19 24-24 34-24 18 0 24 20 24 23 0 1 0 1-1 3-5 17-8 33-12 50z"><text:p/></draw:path><draw:path draw:style-name="gr3" draw:text-style-name="P6" svg:width="0.0272in" svg:height="0.1059in" svg:x="1.8953in" svg:y="0.0213in" svg:viewBox="0 0 70 270" svg:d="M65 0c-52 36-65 94-65 135 0 38 11 97 65 135 2 0 5 0 5-4 0-1-1-2-2-3-36-33-49-78-49-128 0-72 27-109 49-128 1-1 2-3 2-4 0-3-3-3-5-3z"><text:p/></draw:path><draw:path draw:style-name="gr3" draw:text-style-name="P6" svg:width="0.0646in" svg:height="0.0476in" svg:x="1.9354in" svg:y="0.0543in" svg:viewBox="0 0 165 122" svg:d="M21 102c-1 4-3 10-3 11 0 6 5 9 8 9 6 0 10-4 11-6 1-4 4-11 5-17 2-5 4-18 6-24 1-6 4-12 5-18 3-12 3-13 11-25 7-10 21-24 40-24 17 0 17 13 17 18 0 17-12 47-17 58-2 7-3 10-3 15 0 14 11 23 25 23 28 0 39-37 39-42 0-3-3-3-4-3-4 0-4 1-5 4-6 22-17 33-28 33-6 0-7-4-7-9 0-6 1-10 5-22 4-8 15-37 15-52 0-27-21-31-35-31-22 0-38 13-46 24-2-18-18-24-29-24s-18 9-21 14c-6 10-10 26-10 28 0 3 3 2 4 3 5 0 5-1 7-9 3-15 9-28 20-28 6 0 9 5 9 13 0 5-3 14-5 22-2 7-4 19-6 24-3 12-6 23-8 35z"><text:p/></draw:path><draw:path draw:style-name="gr3" draw:text-style-name="P6" svg:width="0.0268in" svg:height="0.1059in" svg:x="2.0134in" svg:y="0.0213in" svg:viewBox="0 0 69 270" svg:d="M4 0c-1 0-4 0-4 3 0 1 0 3 2 5 23 21 50 57 50 127 0 57-18 99-48 126-4 4-4 3-4 5s0 4 3 4c4 0 29-18 46-52 13-22 20-51 20-83 0-38-11-98-65-135z"><text:p/></draw:path><draw:path draw:style-name="gr3" draw:text-style-name="P6" svg:width="0.2331in" svg:height="0.0055in" svg:x="1.8197in" svg:y="0.1335in" svg:viewBox="0 0 593 15" svg:d="M0 0c198 0 395 0 593 0 0 6 0 10 0 15-198 0-395 0-593 0 0-5 0-9 0-15z"><text:p/></draw:path><draw:path draw:style-name="gr3" draw:text-style-name="P6" svg:width="0.0469in" svg:height="0.0701in" svg:x="1.913in" svg:y="0.1563in" svg:viewBox="0 0 120 179" svg:d="M120 131c-3 0-7 0-10 0 0 6-3 22-7 24-2 1-23 1-26 1-17 0-34 0-51 0 29-24 39-32 54-45 21-15 40-33 40-58 0-33-29-53-64-53-33 0-56 24-56 48 0 15 11 16 14 16 7 0 15-5 15-14 0-5-3-15-17-15 9-18 28-25 40-25 27 0 41 21 41 43 0 24-16 42-25 52-22 20-44 43-66 65-2 2-2 2-2 9 37 0 74 0 111 0 3-16 6-33 9-48z"><text:p/></draw:path><draw:path draw:style-name="gr3" draw:text-style-name="P6" svg:width="0.0425in" svg:height="0.2728in" svg:x="2.0744in" svg:y="0in" svg:viewBox="0 0 109 694" svg:d="M90 676c-30 0-60 0-90 0 0 5 0 12 0 18 36 0 73 0 109 0 0-232 0-463 0-694-7 0-12 0-19 0 0 226 0 450 0 676z"><text:p/></draw:path></draw:g></text:span><text:span text:style-name="T30">, ומכלל </text:span><text:span text:style-name="T30"><draw:g text:anchor-type="as-char" svg:y="-0.0689in" draw:z-index="324" draw:name="Shape125" draw:style-name="gr1"><svg:title>TexMaths</svg:title><svg:desc>11§inline§\eta§svg§600§FALSE§</svg:desc><draw:path draw:style-name="gr2" draw:text-style-name="P5" svg:width="0.0583in" svg:height="0.0831in" svg:x="0.0039in" svg:y="0.0071in" svg:viewBox="0 0 149 212" svg:d="M0 0c49 0 100 0 149 0 0 70 0 142 0 212-49 0-100 0-149 0 0-70 0-142 0-212z"><text:p/></draw:path><draw:path draw:style-name="gr3" draw:text-style-name="P6" svg:width="0.0697in" svg:height="0.0988in" svg:x="0.0004in" svg:y="0in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6 5 10 11 10 12 0 15-11 16-15 15-58 29-116 44-173z"><text:p/></draw:path></draw:g></text:span><text:span text:style-name="T30"><text:s/>יהי </text:span><text:span text:style-name="T30"><draw:g text:anchor-type="as-char" svg:y="-0.1035in" draw:z-index="325" draw:name="Shape126" draw:style-name="gr1"><svg:title>TexMaths</svg:title><svg:desc>11§inline§n \in \N§svg§600§FALSE§</svg:desc><draw:path draw:style-name="gr2" draw:text-style-name="P5" svg:width="0.3681in" svg:height="0.0933in" svg:x="0.0039in" svg:y="0.0071in" svg:viewBox="0 0 936 238" svg:d="M468 238c-156 0-312 0-468 0 0-79 0-159 0-238 312 0 624 0 936 0 0 79 0 159 0 238-157 0-313 0-468 0z"><text:p/></draw:path><draw:path draw:style-name="gr3" draw:text-style-name="P6" svg:width="0.0823in" svg:height="0.0677in" svg:x="0.0004in" svg:y="0.0362in" svg:viewBox="0 0 210 173" svg:d="M23 147c-1 6-3 13-3 15 0 8 5 11 11 11 4 0 12-3 14-11 0-1 6-17 8-27 3-12 5-23 9-34 2-9 4-18 6-26 1-7 5-18 5-19 5-12 26-47 62-47 18 0 21 14 21 26 0 24-18 74-25 90-3 9-3 13-3 18 0 16 13 30 32 30 36 0 50-54 50-58s-3-4-4-4c-5 0-5 1-7 8-7 25-20 46-39 46-7 0-9-5-9-12 0-9 3-19 6-27 8-21 25-62 25-84 0-27-17-42-45-42-35 0-53 25-60 34-2-22-19-34-36-34-18 0-26 15-29 22-6 13-12 36-12 37 0 5 4 5 6 5 3 0 3-1 6-9 7-28 14-46 28-46 7 0 12 4 12 17 0 8-1 12-7 32-8 30-14 59-22 89z"><text:p/></draw:path><draw:path draw:style-name="gr3" draw:text-style-name="P6" svg:width="0.0756in" svg:height="0.087in" svg:x="0.1425in" svg:y="0.0217in" svg:viewBox="0 0 193 222" svg:d="M179 119c7 0 14 0 14-8s-7-8-14-8c-55 0-109 0-164 0 5-51 50-88 104-88 20 0 41 0 60 0 7 0 14 0 14-7 0-8-7-8-14-8-19 0-40 0-60 0-67 0-119 49-119 111 0 60 52 111 119 111 20 0 41 0 60 0 7 0 14 0 14-8s-7-8-14-8c-19 0-40 0-60 0-54 0-99-37-104-87 55 0 109 0 164 0z"><text:p/></draw:path><draw:path draw:style-name="gr3" draw:text-style-name="P6" svg:width="0.1028in" svg:height="0.1055in" svg:x="0.2768in" svg:y="0.0004in" svg:viewBox="0 0 262 269" svg:d="M34 35c0 62 0 124 0 186 0 21-3 27-23 28-4 0-11 0-11 7 0 6 7 6 13 6 20 0 40 0 60 0 7 0 13 0 13-6 0-7-7-7-12-7-21-1-24-9-24-28 0-59 0-118 0-176 56 72 111 146 167 218 3 5 5 6 8 6 6 0 6-6 6-12 0-73 0-144 0-216 0-21 5-27 22-28 2 0 9 0 9-6 0-7-6-7-13-7-19 0-38 0-56 0-7 0-14 0-14 7 0 6 7 6 11 6 22 1 26 9 26 29 0 39 0 80 0 119-40-51-78-104-117-156-4-5-5-5-14-5-22 0-45 0-67 0-7 0-14 0-14 7 0 6 7 6 9 6 10 1 18 8 21 12 0 4 0 5 0 10zM218 243c-56-74-112-146-168-220-4-4-4-5-8-10 15 0 31 0 46 0 43 58 86 117 130 175 0 18 0 37 0 55z"><text:p/></draw:path></draw:g></text:span><text:span text:style-name="T30">, ונוכיח </text:span><text:span text:style-name="T30"><draw:g text:anchor-type="as-char" svg:y="-0.1744in" draw:z-index="326" draw:name="Shape127" draw:style-name="gr1"><svg:title>TexMaths</svg:title><svg:desc>11§inline§\lf \tfrac{f(n)}{2} \rf = \lf \tfrac{g(n)}{2} \rf§svg§600§FALSE§</svg:desc><draw:path draw:style-name="gr2" draw:text-style-name="P5" svg:width="1.0213in" svg:height="0.2571in" svg:x="0.0004in" svg:y="0.0071in" svg:viewBox="0 0 2595 654" svg:d="M0 0c865 0 1731 0 2595 0 0 218 0 436 0 654-864 0-1730 0-2595 0 0-218 0-436 0-654z"><text:p/></draw:path><draw:path draw:style-name="gr3" draw:text-style-name="P6" svg:width="0.0429in" svg:height="0.2728in" svg:x="0.0268in" svg:y="0in" svg:viewBox="0 0 110 694" svg:d="M0 694c36 0 74 0 110 0 0-6 0-13 0-18-31 0-60 0-91 0 0-226 0-450 0-676-7 0-12 0-19 0 0 231 0 462 0 694z"><text:p/></draw:path><draw:path draw:style-name="gr3" draw:text-style-name="P6" svg:width="0.0559in" svg:height="0.0961in" svg:x="0.0992in" svg:y="0.0252in" svg:viewBox="0 0 143 245" svg:d="M90 84c9 0 18 0 27 0 5 0 8 0 8-6 0-4-3-4-8-4-9 0-17 0-26 0 7-34 9-46 11-54 1-7 8-12 15-12 4 1 6 0 12 3-11 3-12 13-12 15 0 6 4 10 11 10s15-6 15-16c0-12-13-20-26-20-12 0-26 8-33 21-6 10-8 22-14 53-6 0-14 0-20 0s-10 0-10 6c0 4 4 4 8 4 7 0 14 0 20 0 0 2-16 99-23 127-2 7-6 27-20 27-3-1-6 0-11-2 11-5 11-15 11-16 0-5-4-10-10-10-7 0-15 7-15 17 0 12 12 18 25 18 18 0 30-17 33-23 10-18 16-51 17-55 5-28 10-56 15-83z"><text:p/></draw:path><draw:path draw:style-name="gr3" draw:text-style-name="P6" svg:width="0.0272in" svg:height="0.1059in" svg:x="0.1744in" svg:y="0.0213in" svg:viewBox="0 0 70 270" svg:d="M65 0c-51 36-65 94-65 135 0 38 12 97 65 135 2 0 5 0 5-4 0-1 0-2-2-3-36-33-49-78-49-128 0-72 27-109 50-128 1-1 1-3 1-4 0-3-3-3-5-3z"><text:p/></draw:path><draw:path draw:style-name="gr3" draw:text-style-name="P6" svg:width="0.065in" svg:height="0.0476in" svg:x="0.215in" svg:y="0.0543in" svg:viewBox="0 0 166 122" svg:d="M21 102c-1 4-3 10-3 11 0 6 5 9 10 9 4 0 7-4 9-6 3-4 5-11 6-17 1-5 4-18 5-24 3-6 4-12 5-18 3-12 4-13 12-25 8-10 20-24 41-24 15 0 15 13 15 18 0 17-11 47-15 58-4 7-5 10-5 15 0 14 12 23 26 23 27 0 39-37 39-42 0-3-3-3-4-3-5 0-5 1-6 4-6 22-17 33-28 33-6 0-7-4-7-9 0-6 1-10 7-22 3-8 14-37 14-52 0-27-21-31-35-31-23 0-39 13-46 24-3-18-18-24-29-24-12 0-18 9-22 14-6 10-10 26-10 28 0 3 4 3 6 3 3 0 3-1 5-9 4-15 9-28 20-28 6 0 9 5 9 13 0 5-3 14-5 22-2 7-4 19-5 24-4 12-6 23-9 35z"><text:p/></draw:path><draw:path draw:style-name="gr3" draw:text-style-name="P6" svg:width="0.0272in" svg:height="0.1059in" svg:x="0.2929in" svg:y="0.0213in" svg:viewBox="0 0 70 270" svg:d="M6 0c-3 0-6 0-6 3 0 1 1 3 2 5 23 21 50 57 50 127 0 57-18 99-48 126-4 4-4 3-4 5s1 4 3 4c4 0 30-18 48-52 12-22 19-51 19-83 0-38-12-98-64-135z"><text:p/></draw:path><draw:path draw:style-name="gr3" draw:text-style-name="P6" svg:width="0.2409in" svg:height="0.0055in" svg:x="0.0913in" svg:y="0.1335in" svg:viewBox="0 0 613 15" svg:d="M0 0c205 0 408 0 613 0 0 6 0 10 0 15-205 0-408 0-613 0 0-5 0-9 0-15z"><text:p/></draw:path><draw:path draw:style-name="gr3" draw:text-style-name="P6" svg:width="0.0469in" svg:height="0.0701in" svg:x="0.1886in" svg:y="0.1563in" svg:viewBox="0 0 120 179" svg:d="M120 131c-3 0-7 0-10 0 0 6-3 22-7 24-2 1-23 1-26 1-16 0-34 0-51 0 29-24 39-32 54-45 21-15 40-33 40-58 0-33-29-53-64-53-33 0-56 24-56 48 0 15 12 16 14 16 7 0 15-5 15-14 0-5-3-15-16-15 8-18 27-25 39-25 27 0 42 21 42 43 0 24-17 42-26 52-22 20-44 43-66 65-2 2-2 2-2 9 37 0 74 0 111 0 3-16 6-33 9-48z"><text:p/></draw:path><draw:path draw:style-name="gr3" draw:text-style-name="P6" svg:width="0.0425in" svg:height="0.2728in" svg:x="0.3539in" svg:y="0in" svg:viewBox="0 0 109 694" svg:d="M91 676c-30 0-60 0-91 0 0 5 0 12 0 18 36 0 73 0 109 0 0-232 0-463 0-694-6 0-12 0-18 0 0 226 0 450 0 676z"><text:p/></draw:path><draw:path draw:style-name="gr3" draw:text-style-name="P6" svg:width="0.1008in" svg:height="0.035in" svg:x="0.4823in" svg:y="0.1189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425in" svg:height="0.2728in" svg:x="0.6685in" svg:y="0in" svg:viewBox="0 0 109 694" svg:d="M0 694c36 0 73 0 109 0 0-6 0-13 0-18-31 0-61 0-91 0 0-226 0-450 0-676-6 0-12 0-18 0 0 231 0 462 0 694z"><text:p/></draw:path><draw:path draw:style-name="gr3" draw:text-style-name="P6" svg:width="0.052in" svg:height="0.0681in" svg:x="0.7374in" svg:y="0.0543in" svg:viewBox="0 0 133 174" svg:d="M132 20c1-5 1-6 1-7 0-5-5-7-10-7s-11 4-12 9c-4-7-13-15-27-15-34 0-70 36-70 75 0 27 19 44 41 44 13 0 24-6 34-14-2 7-3 15-5 24-4 11-6 19-16 27-12 10-24 10-31 10-12 0-15 0-20-1 6-3 8-10 8-14 0-6-5-10-10-10-7 0-15 7-15 16 0 17 23 17 37 17 43 0 62-21 65-36 10-40 20-79 30-118zM95 84c-1 3-1 4-6 10-10 11-23 17-33 17-14 0-21-11-21-25 0-12 8-42 16-54 11-19 23-24 33-24 18 0 24 20 24 23 0 1 0 1-1 3-5 17-8 33-12 50z"><text:p/></draw:path><draw:path draw:style-name="gr3" draw:text-style-name="P6" svg:width="0.0272in" svg:height="0.1059in" svg:x="0.8079in" svg:y="0.0213in" svg:viewBox="0 0 70 270" svg:d="M65 0c-52 36-65 94-65 135 0 38 11 97 65 135 2 0 5 0 5-4 0-1-1-2-2-3-36-33-49-78-49-128 0-72 27-109 49-128 1-1 2-3 2-4 0-3-3-3-5-3z"><text:p/></draw:path><draw:path draw:style-name="gr3" draw:text-style-name="P6" svg:width="0.0646in" svg:height="0.0476in" svg:x="0.848in" svg:y="0.0543in" svg:viewBox="0 0 165 122" svg:d="M21 102c-1 4-3 10-3 11 0 6 5 9 10 9 4 0 8-4 9-6 2-4 4-11 6-17 1-5 3-18 5-24s4-12 5-18c3-12 3-13 11-25 8-10 21-24 41-24 16 0 16 13 16 18 0 17-12 47-16 58-3 7-4 10-4 15 0 14 12 23 26 23 27 0 38-37 38-42 0-3-2-2-3-3-5 0-5 1-6 4-6 22-17 33-28 33-6 0-7-4-7-9 0-6 1-10 6-22 3-8 14-37 14-52 0-27-21-31-35-31-22 0-38 13-45 24-3-18-18-24-30-24-11 0-18 9-21 14-6 10-10 26-10 28 0 3 3 2 4 3 5 0 5-1 7-9 3-15 9-28 20-28 6 0 9 5 9 13 0 5-3 14-5 22-2 7-4 19-5 24-4 12-6 23-9 35z"><text:p/></draw:path><draw:path draw:style-name="gr3" draw:text-style-name="P6" svg:width="0.0268in" svg:height="0.1059in" svg:x="0.926in" svg:y="0.0213in" svg:viewBox="0 0 69 270" svg:d="M4 0c-1 0-4 0-4 3 0 1 1 3 2 5 23 21 50 57 50 127 0 57-18 99-48 126-4 4-4 3-4 5s1 4 3 4c4 0 29-18 48-52 11-22 18-51 18-83 0-38-11-98-65-135z"><text:p/></draw:path><draw:path draw:style-name="gr3" draw:text-style-name="P6" svg:width="0.2331in" svg:height="0.0055in" svg:x="0.7327in" svg:y="0.1335in" svg:viewBox="0 0 593 15" svg:d="M0 0c198 0 395 0 593 0 0 6 0 10 0 15-198 0-395 0-593 0 0-5 0-9 0-15z"><text:p/></draw:path><draw:path draw:style-name="gr3" draw:text-style-name="P6" svg:width="0.0469in" svg:height="0.0701in" svg:x="0.8256in" svg:y="0.1563in" svg:viewBox="0 0 120 179" svg:d="M120 131c-3 0-7 0-10 0 0 6-3 22-7 24-2 1-23 1-26 1-16 0-34 0-51 0 29-24 39-32 55-45 20-15 39-33 39-58 0-33-29-53-64-53-33 0-56 24-56 48 0 15 12 16 14 16 7 0 15-5 15-14 0-5-3-15-16-15 8-18 27-25 39-25 27 0 42 21 42 43 0 24-17 42-26 52-22 20-44 43-66 65-2 2-2 2-2 9 37 0 74 0 111 0 3-16 6-33 9-48z"><text:p/></draw:path><draw:path draw:style-name="gr3" draw:text-style-name="P6" svg:width="0.0425in" svg:height="0.2728in" svg:x="0.987in" svg:y="0in" svg:viewBox="0 0 109 694" svg:d="M90 676c-29 0-60 0-90 0 0 5 0 12 0 18 36 0 73 0 109 0 0-232 0-463 0-694-7 0-12 0-19 0 0 226 0 450 0 676z"><text:p/></draw:path></draw:g></text:span><text:span text:style-name="T30">. מההנחה </text:span><text:span text:style-name="T30"><draw:g text:anchor-type="as-char" svg:y="-0.1075in" draw:z-index="327" draw:name="Shape128" draw:style-name="gr1"><svg:title>TexMaths</svg:title><svg:desc>11§inline§fR_hg§svg§600§FALSE§</svg:desc><draw:path draw:style-name="gr2" draw:text-style-name="P5" svg:width="0.3402in" svg:height="0.1217in" svg:x="0.0004in" svg:y="0.0075in" svg:viewBox="0 0 865 310" svg:d="M0 0c288 0 577 0 865 0 0 103 0 207 0 310-288 0-577 0-865 0 0-103 0-207 0-310z"><text:p/></draw:path><draw:path draw:style-name="gr3" draw:text-style-name="P6" svg:width="0.0752in" svg:height="0.1374in" svg:x="0.0008in" svg:y="0in" svg:viewBox="0 0 192 350" svg:d="M121 118c11 0 22 0 33 0 8 0 11 0 11-8 0-4-3-4-10-4-11 0-21 0-32 0 2-16 6-30 8-44 2-8 7-36 10-40 3-8 10-13 17-13 2 0 12 0 19 6-17 1-21 16-21 21 0 9 8 13 14 13 10 0 22-7 22-23 0-17-17-26-34-26-13 0-37 7-48 45-3 8-5 12-13 61-9 0-18 0-27 0-7 0-12 0-12 7 0 5 4 5 11 5 9 0 17 0 25 0-9 50-18 100-28 150-7 38-13 73-34 73-1 0-11 0-18-7 18-1 21-15 21-20 0-9-6-14-14-14-10 0-21 8-21 23 0 18 16 27 32 27 22 0 37-23 44-38 12-24 21-71 22-73 7-41 15-81 23-121z"><text:p/></draw:path><draw:path draw:style-name="gr3" draw:text-style-name="P6" svg:width="0.1079in" svg:height="0.1063in" svg:x="0.0894in" svg:y="0.0047in" svg:viewBox="0 0 275 271" svg:d="M129 26c2-10 3-13 11-14 3 0 15 0 23 0 27 0 70 0 70 37 0 14-6 40-21 56-10 9-31 22-65 22-14 0-29 0-44 0 9-35 17-68 26-101zM185 132c38-9 84-35 84-75 0-33-35-57-86-57-36 0-73 0-109 0-8 0-11 0-11 8 0 4 3 4 11 4 1 0 7 0 14 0 8 1 11 1 11 7 0 1-1 2-2 7-18 69-34 138-52 206-3 14-4 18-35 18-7 0-10 0-10 7 0 5 4 5 5 5 11 0 38-1 49-1s38 1 49 1c2 0 8 0 8-8 0-4-4-4-11-4-14 0-25 0-25-7 0-2 1-4 1-6 9-35 16-68 25-102 15 0 31 0 46 0 35 0 42 22 42 36 0 5-3 16-6 25-2 11-5 25-5 33 0 42 46 42 51 42 32 0 46-40 46-44 0-6-4-6-5-6-3 0-4 3-4 6-10 28-26 35-35 35-13 0-16-9-16-23 0-12 3-32 4-44 1-6 2-14 2-19 0-29-27-41-36-44z"><text:p/></draw:path><draw:path draw:style-name="gr3" draw:text-style-name="P6" svg:width="0.0575in" svg:height="0.074in" svg:x="0.2059in" svg:y="0.0555in" svg:viewBox="0 0 147 189" svg:d="M65 9c0-1 1-3 1-5 0-1-1-4-4-4-6 0-28 2-36 3-2 0-5 0-5 7 0 3 3 3 6 3 14 0 14 2 14 5 0 1 0 3-1 5-13 51-26 101-38 153-2 3-1 3-2 4 0 5 3 9 10 9 2 0 8-1 11-6 0-3 3-11 4-17 2-9 5-16 7-24 0-3 3-14 4-18 2-11 2-11 8-19 9-14 22-29 43-29 15 0 16 13 16 20 0 15-12 46-16 57-4 8-5 10-5 14 0 13 12 22 27 22 26 0 38-36 38-39 0-5-3-5-4-5-3 0-3 2-5 6-6 21-18 31-28 31-7 0-8-4-8-8 0-7 2-10 7-22 3-9 14-38 14-53 0-3 0-15-10-23-4-3-12-7-25-7-20 0-34 10-44 22 7-27 14-55 21-82z"><text:p/></draw:path><draw:path draw:style-name="gr3" draw:text-style-name="P6" svg:width="0.0693in" svg:height="0.0976in" svg:x="0.2791in" svg:y="0.0402in" svg:viewBox="0 0 177 249" svg:d="M176 25c0-2 1-4 1-6 0-7-5-11-11-11-4 0-14 3-17 16-6-14-19-24-35-24-44 0-92 54-92 110 0 37 24 61 52 61 23 0 40-18 45-22-8 33-9 32-14 49-1 4-14 42-54 42-8 0-20 0-31-3 11-4 15-14 15-20 0-7-4-15-14-15-9 0-21 8-21 24 0 15 14 23 52 23 47 0 75-30 81-53 14-56 29-113 43-171zM125 121c-2 10-11 20-20 28-7 6-19 13-30 13-20 0-26-20-26-36 0-18 11-63 22-83 10-19 27-34 43-34 26 0 31 31 31 33s0 4-1 5c-7 25-12 49-19 74z"><text:p/></draw:path></draw:g></text:span><text:span text:style-name="T30"><text:s/>נסיק ש־</text:span><text:span text:style-name="T30"><draw:g text:anchor-type="as-char" svg:y="-0.1075in" draw:z-index="328" draw:name="Shape129" draw:style-name="gr1"><svg:title>TexMaths</svg:title><svg:desc>11§inline§h \circ f = h \circ g§svg§600§FALSE§</svg:desc><draw:path draw:style-name="gr2" draw:text-style-name="P5" svg:width="0.8118in" svg:height="0.1217in" svg:x="0.0004in" svg:y="0.0075in" svg:viewBox="0 0 2063 310" svg:d="M0 0c687 0 1376 0 2063 0 0 103 0 207 0 310-687 0-1376 0-2063 0 0-103 0-207 0-310z"><text:p/></draw:path><draw:path draw:style-name="gr3" draw:text-style-name="P6" svg:width="0.0744in" svg:height="0.1063in" svg:x="0.0008in" svg:y="0.002in" svg:viewBox="0 0 190 271" svg:d="M90 4c0-1 0-4-5-4-9 0-37 3-48 3-2 1-6 1-6 8 0 6 3 6 9 6 18 0 19 2 19 6 0 2-1 6-1 8-18 73-37 146-56 220-2 5-2 6-2 9 0 8 8 11 12 11 6 0 12-5 14-10 3-10 5-20 7-30 3-11 5-22 9-34 2-9 4-18 6-25 1-3 4-15 5-18s13-24 26-35c8-6 20-13 36-13 17 0 21 13 21 26 0 21-14 63-23 86-3 9-5 13-5 21 0 18 13 32 32 32 36 0 50-56 50-60 0-3-3-3-4-3-5 0-5 1-7 7-5 19-17 47-39 47-6 0-9-3-9-12 0-10 3-19 6-28 7-16 25-61 25-83 0-26-16-42-45-42-25 0-43 12-58 30 10-41 21-82 31-123z"><text:p/></draw:path><draw:path draw:style-name="gr3" draw:text-style-name="P6" svg:width="0.0587in" svg:height="0.0591in" svg:x="0.1224in" svg:y="0.0402in" svg:viewBox="0 0 150 151" svg:d="M150 76c0-42-35-76-75-76-42 0-75 35-75 76s33 75 75 75c40 0 75-34 75-75zM75 134c-33 0-60-26-60-58 0-33 27-60 60-60 32 0 59 26 59 60 0 33-27 58-59 58z"><text:p/></draw:path><draw:path draw:style-name="gr3" draw:text-style-name="P6" svg:width="0.0752in" svg:height="0.1374in" svg:x="0.2323in" svg:y="0in" svg:viewBox="0 0 192 350" svg:d="M121 118c11 0 22 0 33 0 8 0 12 0 12-8 0-4-4-4-11-4-11 0-21 0-32 0 3-16 6-30 9-44 1-8 7-36 9-40 3-8 10-13 18-13 2 0 11 0 19 6-17 1-21 16-21 21 0 9 7 13 15 13 9 0 20-7 20-23 0-17-17-26-33-26-13 0-38 7-49 45-2 8-3 12-13 61-9 0-18 0-27 0-7 0-11 0-11 7 0 5 4 5 10 5 9 0 18 0 27 0-10 50-20 100-30 150-7 38-13 73-33 73-2 0-12 0-19-7 18-1 21-15 21-21 0-8-6-13-14-13-10 0-21 8-21 23 0 18 16 27 33 27 21 0 36-23 43-38 13-24 22-71 22-73 8-41 15-81 23-121z"><text:p/></draw:path><draw:path draw:style-name="gr3" draw:text-style-name="P6" svg:width="0.1008in" svg:height="0.0354in" svg:x="0.3654in" svg:y="0.052in" svg:viewBox="0 0 257 91" svg:d="M244 16c6 0 13-1 13-8 0-8-7-8-13-8-77 0-154 0-231 0-5 0-13 0-13 8 0 7 8 8 13 8 77 0 154 0 231 0zM244 91c6 0 13 0 13-7 0-9-7-9-13-9-77 0-154 0-231 0-5 0-13 0-13 9 0 7 8 7 13 7 77 0 154 0 231 0z"><text:p/></draw:path><draw:path draw:style-name="gr3" draw:text-style-name="P6" svg:width="0.074in" svg:height="0.1063in" svg:x="0.5256in" svg:y="0.002in" svg:viewBox="0 0 189 271" svg:d="M89 4c0-1 0-4-4-4-9 0-38 3-48 3-3 1-7 1-7 8 0 6 3 6 8 6 19 0 20 2 20 6 0 2-1 6-1 8-19 73-37 146-56 220-1 5-1 6-1 9 0 8 8 11 11 11 5 0 12-5 14-10 2-10 6-20 8-30 2-11 5-22 8-34 2-9 4-18 6-25 1-3 5-15 5-18 1-3 13-24 26-35 9-6 21-13 37-13 17 0 21 13 21 26 0 21-15 63-24 86-3 9-5 13-5 21 0 18 14 32 32 32 36 0 50-56 50-60 0-3-3-3-4-3-5 0-5 1-6 7-6 19-18 47-39 47-7 0-10-3-10-12 0-10 4-19 7-28 6-16 24-61 24-83 0-26-16-42-44-42-25 0-43 12-58 30 10-41 20-82 30-123z"><text:p/></draw:path><draw:path draw:style-name="gr3" draw:text-style-name="P6" svg:width="0.0591in" svg:height="0.0591in" svg:x="0.6469in" svg:y="0.0402in" svg:viewBox="0 0 151 151" svg:d="M151 76c0-42-36-76-75-76-42 0-76 35-76 76s34 75 76 75c39 0 75-34 75-75zM76 134c-34 0-61-26-61-58 0-33 27-60 61-60 32 0 59 26 59 60 0 33-27 58-59 58z"><text:p/></draw:path><draw:path draw:style-name="gr3" draw:text-style-name="P6" svg:width="0.0693in" svg:height="0.0976in" svg:x="0.7508in" svg:y="0.0402in" svg:viewBox="0 0 177 249" svg:d="M176 25c0-2 1-4 1-6 0-7-4-11-11-11-4 0-14 3-16 16-7-14-20-24-36-24-44 0-92 54-92 110 0 37 24 61 52 61 23 0 40-18 45-22-8 33-9 32-13 49-2 4-15 42-55 42-8 0-20 0-31-3 11-4 15-14 15-20 0-7-4-15-14-15-9 0-21 8-21 24 0 15 14 23 51 23 48 0 77-30 82-53 14-56 29-113 43-171zM125 121c-2 10-11 20-19 28-8 6-20 13-31 13-20 0-26-20-26-36 0-18 11-63 22-83 10-19 27-34 43-34 26 0 31 31 31 33s-1 4-1 5c-7 25-12 49-19 74z"><text:p/></draw:path></draw:g></text:span><text:span text:style-name="T30">, כלומר לכל </text:span><text:span text:style-name="T30"><draw:g text:anchor-type="as-char" svg:y="-0.1035in" draw:z-index="329" draw:name="Shape130" draw:style-name="gr1"><svg:title>TexMaths</svg:title><svg:desc>11§inline§n \in \N§svg§600§FALSE§</svg:desc><draw:path draw:style-name="gr2" draw:text-style-name="P5" svg:width="0.3681in" svg:height="0.0933in" svg:x="0.0039in" svg:y="0.0071in" svg:viewBox="0 0 936 238" svg:d="M468 238c-156 0-312 0-468 0 0-79 0-159 0-238 312 0 624 0 936 0 0 79 0 159 0 238-157 0-313 0-468 0z"><text:p/></draw:path><draw:path draw:style-name="gr3" draw:text-style-name="P6" svg:width="0.0823in" svg:height="0.0677in" svg:x="0.0004in" svg:y="0.0362in" svg:viewBox="0 0 210 173" svg:d="M23 147c-1 6-3 13-3 15 0 8 5 11 11 11 4 0 12-3 14-11 0-1 6-17 8-27 3-12 5-23 9-34 2-9 4-18 6-26 1-7 5-18 5-19 5-12 26-47 62-47 18 0 21 14 21 26 0 24-18 74-25 90-3 9-3 13-3 18 0 16 13 30 32 30 36 0 50-54 50-58s-3-4-4-4c-5 0-5 1-7 8-7 25-20 46-39 46-7 0-9-5-9-12 0-9 3-19 6-27 8-21 25-62 25-84 0-27-17-42-45-42-35 0-53 25-60 34-2-22-19-34-36-34-18 0-26 15-29 22-6 13-12 36-12 37 0 5 4 5 6 5 3 0 3-1 6-9 7-28 14-46 28-46 7 0 12 4 12 17 0 8-1 12-7 32-8 30-14 59-22 89z"><text:p/></draw:path><draw:path draw:style-name="gr3" draw:text-style-name="P6" svg:width="0.0756in" svg:height="0.087in" svg:x="0.1425in" svg:y="0.0217in" svg:viewBox="0 0 193 222" svg:d="M179 119c7 0 14 0 14-8s-7-8-14-8c-55 0-109 0-164 0 5-51 50-88 104-88 20 0 41 0 60 0 7 0 14 0 14-7 0-8-7-8-14-8-19 0-40 0-60 0-67 0-119 49-119 111 0 60 52 111 119 111 20 0 41 0 60 0 7 0 14 0 14-8s-7-8-14-8c-19 0-40 0-60 0-54 0-99-37-104-87 55 0 109 0 164 0z"><text:p/></draw:path><draw:path draw:style-name="gr3" draw:text-style-name="P6" svg:width="0.1028in" svg:height="0.1055in" svg:x="0.2768in" svg:y="0.0004in" svg:viewBox="0 0 262 269" svg:d="M34 35c0 62 0 124 0 186 0 21-3 27-23 28-4 0-11 0-11 7 0 6 7 6 13 6 20 0 40 0 60 0 7 0 13 0 13-6 0-7-7-7-12-7-21-1-24-9-24-28 0-59 0-118 0-176 56 72 111 146 167 218 3 5 5 6 8 6 6 0 6-6 6-12 0-73 0-144 0-216 0-21 5-27 22-28 2 0 9 0 9-6 0-7-6-7-13-7-19 0-38 0-56 0-7 0-14 0-14 7 0 6 7 6 11 6 22 1 26 9 26 29 0 39 0 80 0 119-40-51-78-104-117-156-4-5-5-5-14-5-22 0-45 0-67 0-7 0-14 0-14 7 0 6 7 6 9 6 10 1 18 8 21 12 0 4 0 5 0 10zM218 243c-56-74-112-146-168-220-4-4-4-5-8-10 15 0 31 0 46 0 43 58 86 117 130 175 0 18 0 37 0 55z"><text:p/></draw:path></draw:g></text:span><text:span text:style-name="T30"><text:s/>מתקיים ש־</text:span><text:span text:style-name="T30"><draw:g text:anchor-type="as-char" svg:y="-0.1134in" draw:z-index="330" draw:name="Shape131" draw:style-name="gr1"><svg:title>TexMaths</svg:title><svg:desc>11§inline§h(f(n)) = h(g(n))§svg§600§FALSE§</svg:desc><draw:path draw:style-name="gr2" draw:text-style-name="P5" svg:width="1.1713in" svg:height="0.1354in" svg:x="0.0004in" svg:y="0.0071in" svg:viewBox="0 0 2976 345" svg:d="M0 0c992 0 1984 0 2976 0 0 115 0 230 0 345-992 0-1984 0-2976 0 0-115 0-230 0-345z"><text:p/></draw:path><draw:path draw:style-name="gr3" draw:text-style-name="P6" svg:width="0.0744in" svg:height="0.1059in" svg:x="0.0008in" svg:y="0.0071in" svg:viewBox="0 0 190 270" svg:d="M90 3c-2-1 0-3-5-3-9 0-37 2-48 3-2 0-6 1-6 8 0 4 3 4 9 4 18 0 19 4 19 7 0 2-1 6-1 8-18 73-37 147-56 221-2 6-2 6-2 9 0 9 8 10 12 10 6 0 12-5 14-10 3-9 5-19 7-29 3-11 5-23 9-35 2-8 4-15 6-24 1-2 4-16 5-18 1-3 13-25 26-35 8-7 20-14 36-14 17 0 21 13 21 27 0 21-14 62-23 85-3 9-5 14-5 22 0 18 13 31 32 31 36 0 50-56 50-60 0-3-3-3-4-3-5 0-5 1-7 7-5 21-17 48-38 48-7 0-10-4-10-13 0-10 3-19 6-28 7-16 25-60 25-83 0-25-16-41-45-41-25 0-43 12-58 30 10-42 21-83 31-124z"><text:p/></draw:path><draw:path draw:style-name="gr3" draw:text-style-name="P6" svg:width="0.035in" svg:height="0.1508in" svg:x="0.0953in" svg:y="0in" svg:viewBox="0 0 90 384" svg:d="M90 380c0-1 0-1-6-8-49-48-61-121-61-179 0-67 14-135 62-183 5-4 5-4 5-7 0-2-2-3-4-3-4 0-39 26-62 75-20 43-24 86-24 118 0 28 4 76 25 119 23 47 57 72 61 72 2 0 4-1 4-4z"><text:p/></draw:path><draw:path draw:style-name="gr3" draw:text-style-name="P6" svg:width="0.0752in" svg:height="0.137in" svg:x="0.1476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3 72-2 0-12 0-19-7 18-1 21-15 21-21 0-9-6-14-14-14-10 0-21 9-21 24 0 17 16 26 33 26 21 0 36-22 43-37 12-25 22-71 22-74 8-40 15-81 23-120z"><text:p/></draw:path><draw:path draw:style-name="gr3" draw:text-style-name="P6" svg:width="0.0346in" svg:height="0.1508in" svg:x="0.2457in" svg:y="0in" svg:viewBox="0 0 89 384" svg:d="M89 380c0-1 0-1-7-8-48-48-60-121-60-179 0-67 14-135 63-183 4-4 4-4 4-7 0-2-1-3-3-3-5 0-39 26-62 75-20 43-24 86-24 118 0 28 4 76 25 119 23 47 56 72 61 72 2 0 3-1 3-4z"><text:p/></draw:path><draw:path draw:style-name="gr3" draw:text-style-name="P6" svg:width="0.0819in" svg:height="0.0681in" svg:x="0.2941in" svg:y="0.0453in" svg:viewBox="0 0 209 174" svg:d="M22 148c-1 5-3 14-3 16 0 7 5 10 11 10 5 0 12-2 14-10 1-1 5-20 8-29 3-12 5-24 8-35 3-9 5-16 7-25 1-7 4-18 4-20 7-12 27-47 64-47 17 0 21 14 21 27 0 24-20 73-25 91-3 8-5 13-5 17 0 18 15 31 32 31 37 0 51-56 51-59 0-4-3-4-4-4-5 0-5 1-6 7-8 26-21 48-40 48-6 0-9-4-9-13 0-10 4-19 7-27 7-20 23-63 23-85 0-26-16-41-44-41-35 0-54 24-60 33-2-21-18-33-35-33-19 0-26 14-30 22-6 13-11 35-11 37 0 4 3 4 4 4 4 0 5 0 7-9 7-28 14-46 29-46 7 0 11 5 11 18 0 8-2 13-6 32-8 30-15 60-23 90z"><text:p/></draw:path><draw:path draw:style-name="gr3" draw:text-style-name="P6" svg:width="0.035in" svg:height="0.1508in" svg:x="0.3894in" svg:y="0in" svg:viewBox="0 0 90 384" svg:d="M90 193c0-30-4-77-25-120-23-48-57-73-61-73-2 0-4 1-4 3 0 3 0 3 8 10 38 38 60 99 60 180 0 65-14 132-63 181-5 5-5 5-5 6 0 3 2 4 4 4 4 0 39-26 62-75 20-43 24-85 24-116z"><text:p/></draw:path><draw:path draw:style-name="gr3" draw:text-style-name="P6" svg:width="0.035in" svg:height="0.1508in" svg:x="0.4484in" svg:y="0in" svg:viewBox="0 0 90 384" svg:d="M90 193c0-30-4-77-26-120-23-48-56-73-60-73-3 0-4 1-4 3 0 3 0 3 8 10 37 38 59 99 59 180 0 65-14 132-62 181-5 5-5 5-5 6 0 3 1 4 4 4 4 0 39-26 61-75 20-43 25-85 25-116z"><text:p/></draw:path><draw:path draw:style-name="gr3" draw:text-style-name="P6" svg:width="0.1008in" svg:height="0.035in" svg:x="0.55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744in" svg:height="0.1059in" svg:x="0.7098in" svg:y="0.0071in" svg:viewBox="0 0 190 270" svg:d="M90 3c-2-1 0-3-5-3-9 0-37 2-48 3-2 0-6 1-6 8 0 4 3 4 9 4 18 0 19 4 19 7 0 2-1 6-1 8-18 73-37 147-56 221-2 6-2 6-2 9 0 9 8 10 12 10 6 0 12-5 14-10 3-9 5-19 7-29 3-11 5-23 9-35 2-8 4-15 6-24 1-2 4-16 5-18 1-3 13-25 26-35 8-7 19-14 36-14s21 13 21 27c0 21-14 62-23 85-3 9-5 14-5 22 0 18 13 31 32 31 36 0 50-56 50-60 0-3-3-3-4-3-5 0-5 1-7 7-5 21-17 48-38 48-7 0-10-4-10-13 0-10 3-19 6-28 7-16 25-60 25-83 0-25-16-41-44-41-26 0-43 12-58 30 10-42 20-83 30-124z"><text:p/></draw:path><draw:path draw:style-name="gr3" draw:text-style-name="P6" svg:width="0.035in" svg:height="0.1508in" svg:x="0.8039in" svg:y="0in" svg:viewBox="0 0 90 384" svg:d="M90 380c0-1 0-1-6-8-49-48-61-121-61-179 0-67 14-135 62-183 5-4 5-4 5-7 0-2-2-3-4-3-4 0-39 26-62 75-19 43-24 86-24 118 0 28 4 76 25 119 24 47 57 72 61 72 2 0 4-1 4-4z"><text:p/></draw:path><draw:path draw:style-name="gr3" draw:text-style-name="P6" svg:width="0.0697in" svg:height="0.0972in" svg:x="0.8504in" svg:y="0.0453in" svg:viewBox="0 0 178 248" svg:d="M177 25c0-3 1-4 1-7 0-7-5-10-12-10-3 0-14 2-15 16-7-14-21-24-37-24-44 0-91 54-91 109 0 39 23 62 52 62 22 0 40-19 44-23 0 0 1 0 1 1-9 34-13 48-13 49-1 3-15 42-56 42-7 0-20-1-31-4 12-4 16-14 16-20 0-7-4-13-15-13-8 0-21 6-21 22 0 15 14 23 52 23 48 0 76-30 82-53 14-56 29-114 43-170zM126 121c-2 10-11 20-19 27-8 6-20 14-31 14-20 0-25-20-25-35 0-19 11-65 20-84 11-20 28-35 44-35 26 0 31 32 31 34 0 1-1 3-1 5-6 25-12 49-19 74z"><text:p/></draw:path><draw:path draw:style-name="gr3" draw:text-style-name="P6" svg:width="0.035in" svg:height="0.1508in" svg:x="0.9413in" svg:y="0in" svg:viewBox="0 0 90 384" svg:d="M90 380c0-1 0-1-6-8-49-48-62-121-62-179 0-67 15-135 63-183 5-4 5-4 5-7 0-2-2-3-4-3-4 0-39 26-62 75-20 43-24 86-24 118 0 28 4 76 25 119 23 47 57 72 61 72 2 0 4-1 4-4z"><text:p/></draw:path><draw:path draw:style-name="gr3" draw:text-style-name="P6" svg:width="0.0823in" svg:height="0.0681in" svg:x="0.9898in" svg:y="0.0453in" svg:viewBox="0 0 210 174" svg:d="M23 148c-1 5-3 14-3 16 0 7 5 10 11 10 4 0 11-2 14-10 0-1 4-20 8-29 2-12 5-24 7-35 3-9 6-16 7-25 2-7 4-18 6-20 5-12 26-47 62-47 18 0 21 14 21 27 0 24-19 73-25 91-3 8-3 13-3 17 0 18 13 31 31 31 37 0 51-56 51-59 0-4-4-4-5-4-4 0-4 1-6 7-8 26-21 48-40 48-6 0-8-4-8-13 0-10 3-19 6-27 8-20 24-63 24-85 0-26-17-41-45-41-34 0-54 24-60 33-1-21-18-33-35-33-18 0-26 14-29 22-7 13-12 35-12 37 0 4 3 3 4 4 5 0 5 0 7-9 7-28 14-46 29-46 7 0 12 5 12 18 0 8-1 13-7 32-8 30-14 60-22 90z"><text:p/></draw:path><draw:path draw:style-name="gr3" draw:text-style-name="P6" svg:width="0.0346in" svg:height="0.1508in" svg:x="1.0854in" svg:y="0in" svg:viewBox="0 0 89 384" svg:d="M89 193c0-30-3-77-25-120-23-48-56-73-61-73-2 0-3 1-3 3 0 3 0 3 8 10 37 38 59 99 59 180 0 65-14 132-63 181-4 5-4 5-4 6 0 3 1 4 3 4 5 0 40-26 62-75 20-43 24-85 24-116z"><text:p/></draw:path><draw:path draw:style-name="gr3" draw:text-style-name="P6" svg:width="0.035in" svg:height="0.1508in" svg:x="1.1445in" svg:y="0in" svg:viewBox="0 0 90 384" svg:d="M90 193c0-30-4-77-25-120-23-48-56-73-61-73-2 0-4 1-4 3 0 3 0 3 8 10 38 38 60 99 60 180 0 65-14 132-63 181-5 5-5 5-5 6 0 3 2 4 4 4 5 0 39-26 62-75 20-43 24-85 24-116z"><text:p/></draw:path></draw:g></text:span><text:span text:style-name="T30">. נפלג למקרים:</text:span></text:p>
      <text:list text:style-name="L5">
        <text:list-item>
          <text:p text:style-name="P30"><text:span text:style-name="T30">אם </text:span><text:span text:style-name="T30"><draw:g text:anchor-type="as-char" svg:y="-0.1134in" draw:z-index="331" draw:name="Shape132" draw:style-name="gr1"><svg:title>TexMaths</svg:title><svg:desc>11§inline§f(n) \in \Neven§svg§600§FALSE§</svg:desc><draw:path draw:style-name="gr2" draw:text-style-name="P5" svg:width="0.8114in" svg:height="0.1358in" svg:x="0.0004in" svg:y="0.0071in" svg:viewBox="0 0 2062 346" svg:d="M1032 346c-345 0-688 0-1032 0 0-116 0-230 0-346 687 0 1375 0 2062 0 0 116 0 230 0 346-343 0-687 0-1030 0z"><text:p/></draw:path><draw:path draw:style-name="gr3" draw:text-style-name="P6" svg:width="0.0752in" svg:height="0.1374in" svg:x="0.0008in" svg:y="0.0067in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0346in" svg:height="0.1512in" svg:x="0.0988in" svg:y="0in" svg:viewBox="0 0 89 385" svg:d="M89 381c0-1 0-1-7-8-48-49-60-122-60-179 0-68 14-136 63-183 4-5 4-5 4-7 0-3-1-4-3-4-5 0-39 26-62 76-20 42-24 85-24 118 0 28 4 75 25 119 23 47 56 72 61 72 2 0 3-1 3-4z"><text:p/></draw:path><draw:path draw:style-name="gr3" draw:text-style-name="P6" svg:width="0.0819in" svg:height="0.0685in" svg:x="0.1472in" svg:y="0.0453in" svg:viewBox="0 0 209 175" svg:d="M22 148c-1 6-3 15-3 17 0 7 5 10 12 10 4 0 11-3 14-11 0-1 4-19 7-29 3-12 5-23 8-34 3-9 5-17 7-26 1-7 4-18 4-19 7-12 27-47 64-47 18 0 21 14 21 26 0 24-20 74-25 91-3 8-5 13-5 17 0 19 15 32 32 32 37 0 51-56 51-59 0-4-3-4-4-4-5 0-5 1-6 7-8 26-21 47-40 47-6 0-9-3-9-12 0-10 4-19 7-27 7-21 23-63 23-85 0-27-16-42-44-42-35 0-54 25-60 34-2-22-18-34-35-34-19 0-26 15-30 22-6 13-11 36-11 37 0 5 3 5 4 5 4 0 5-1 7-9 7-27 14-46 29-46 7 0 11 4 11 17 0 8-2 13-6 32-8 30-15 60-23 90z"><text:p/></draw:path><draw:path draw:style-name="gr3" draw:text-style-name="P6" svg:width="0.035in" svg:height="0.1512in" svg:x="0.2425in" svg:y="0in" svg:viewBox="0 0 90 385" svg:d="M90 194c0-31-4-77-25-121-23-48-57-73-61-73-2 0-4 2-4 4s0 2 8 9c38 38 60 99 60 181 0 64-14 132-63 180-5 6-5 6-5 7 0 2 2 4 4 4 4 0 39-26 62-76 20-41 24-84 24-115z"><text:p/></draw:path><draw:path draw:style-name="gr3" draw:text-style-name="P6" svg:width="0.0752in" svg:height="0.087in" svg:x="0.348in" svg:y="0.0307in" svg:viewBox="0 0 192 222" svg:d="M179 120c7 0 13 0 13-8 0-9-6-9-13-9-55 0-109 0-164 0 5-50 50-88 104-88 20 0 40 0 60 0 7 0 13 0 13-7 0-8-6-8-13-8-20 0-40 0-60 0-67 0-119 50-119 112s52 110 119 110c20 0 40 0 60 0 7 0 13 0 13-7s-6-7-13-7c-20 0-40 0-60 0-54 0-99-37-104-88 55 0 109 0 164 0z"><text:p/></draw:path><draw:path draw:style-name="gr3" draw:text-style-name="P6" svg:width="0.1028in" svg:height="0.1063in" svg:x="0.4823in" svg:y="0.0098in" svg:viewBox="0 0 262 271" svg:d="M34 35c0 63 0 126 0 187 0 20-3 28-23 28-4 0-11 0-11 7 0 6 7 6 13 6 20 0 40 0 60 0 7 0 13 0 13-6 0-7-7-7-12-7-21 0-25-9-25-29 0-58 0-118 0-176 57 74 112 148 168 220 3 5 5 6 7 6 7 0 7-7 7-13 0-72 0-145 0-217 0-21 4-27 22-28 2 0 9 0 9-6 0-7-6-7-13-7-19 0-38 0-57 0-6 0-13 0-13 7 0 6 7 6 11 6 22 1 26 9 26 29 0 39 0 80 0 121-39-53-79-105-117-157-4-6-6-6-14-6-22 0-45 0-67 0-7 0-14 0-14 7 0 6 7 6 9 6 10 1 18 8 21 12 0 4 0 5 0 10zM218 243c-56-72-112-146-169-220-3-5-3-5-7-10 15 0 31 0 46 0 43 59 87 117 130 176 0 18 0 37 0 54z"><text:p/></draw:path><draw:path draw:style-name="gr3" draw:text-style-name="P6" svg:width="0.0449in" svg:height="0.048in" svg:x="0.5929in" svg:y="0.0886in" svg:viewBox="0 0 115 123" svg:d="M108 59c5 0 7 0 7-6 0-23-13-53-53-53-36 0-62 29-62 62 0 34 30 61 66 61s49-28 49-35c0-1 0-3-4-3-3 0-4 1-5 4-8 22-29 26-39 26-12 0-24-6-33-16-10-13-10-30-10-40 28 0 56 0 84 0zM24 52c3-38 28-44 38-44 34 0 35 37 35 44-24 0-49 0-73 0z"><text:p/></draw:path><draw:path draw:style-name="gr3" draw:text-style-name="P6" svg:width="0.0567in" svg:height="0.0465in" svg:x="0.6457in" svg:y="0.0898in" svg:viewBox="0 0 145 119" svg:d="M120 26c8-16 22-16 25-16 0-3 0-7 0-10-6 0-13 1-20 1s-17 0-25-1c0 3 0 7 0 10 12 0 12 9 12 10s0 4-2 8c-10 22-21 44-31 67-11-26-22-50-33-74-1-2-2-3-2-6 0-5 9-5 14-5 0-3 0-7 0-10-1 0-20 1-31 1-8 0-18 0-27-1 0 3 0 7 0 10 15 0 19 0 23 10 14 31 28 61 42 93 2 4 3 6 8 6s6-2 7-6c13-29 27-58 40-87z"><text:p/></draw:path><draw:path draw:style-name="gr3" draw:text-style-name="P6" svg:width="0.0457in" svg:height="0.048in" svg:x="0.7071in" svg:y="0.0886in" svg:viewBox="0 0 117 123" svg:d="M109 59c5 0 8 0 8-6 0-23-14-53-54-53-36 0-63 29-63 62 0 34 31 61 66 61 37 0 51-28 51-35 0-1-2-3-5-3s-4 1-5 4c-8 22-29 26-39 26-12 0-24-6-33-16-10-13-10-30-10-40 28 0 56 0 84 0zM25 52c4-38 28-44 38-44 33 0 34 37 35 44-24 0-49 0-73 0z"><text:p/></draw:path><draw:path draw:style-name="gr3" draw:text-style-name="P6" svg:width="0.0567in" svg:height="0.0465in" svg:x="0.763in" svg:y="0.0898in" svg:viewBox="0 0 145 119" svg:d="M124 36c0-23-11-36-40-36-22 0-37 12-44 25 0-8 0-16 0-25-14 1-27 1-40 2 0 4 0 7 0 10 18 0 20 2 20 16 0 23 0 46 0 69 0 12-2 12-20 12 0 3 0 7 0 10 10-1 20-1 31-1 10 0 28 0 31 1 0-3 0-7 0-10-18 0-20 0-20-12 0-17 0-32 0-49 0-28 22-41 39-41 20 0 22 15 22 28 0 21 0 41 0 62 0 12-3 12-21 12 0 3 0 7 0 10 2 0 20-1 32-1 10 0 29 0 31 1 0-3 0-7 0-10-17 0-21 0-21-12 0-21 0-41 0-61z"><text:p/></draw:path></draw:g></text:span><text:span text:style-name="T30"><text:s/>אז </text:span><text:span text:style-name="T30"><draw:g text:anchor-type="as-char" svg:y="-0.1134in" draw:z-index="332" draw:name="Shape133" draw:style-name="gr1"><svg:title>TexMaths</svg:title><svg:desc>11§inline§h(f(n)) = f(n) = h(g(n))§svg§600§FALSE§</svg:desc><draw:path draw:style-name="gr2" draw:text-style-name="P5" svg:width="1.6756in" svg:height="0.1358in" svg:x="0.0004in" svg:y="0.0071in" svg:viewBox="0 0 4257 346" svg:d="M2129 346c-710 0-1419 0-2129 0 0-116 0-230 0-346 1419 0 2838 0 4257 0 0 116 0 230 0 346-710 0-1419 0-2128 0z"><text:p/></draw:path><draw:path draw:style-name="gr3" draw:text-style-name="P6" svg:width="0.074in" svg:height="0.1063in" svg:x="0.0012in" svg:y="0.0071in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4 32 32 32 36 0 50-56 50-60 0-3-3-3-4-3-5 0-5 1-6 7-6 20-18 47-39 47-7 0-10-3-10-12 0-10 3-19 8-28 5-15 23-61 23-83 0-26-16-42-44-42-25 0-43 12-58 30 10-41 20-82 30-123z"><text:p/></draw:path><draw:path draw:style-name="gr3" draw:text-style-name="P6" svg:width="0.035in" svg:height="0.1512in" svg:x="0.0953in" svg:y="0in" svg:viewBox="0 0 90 385" svg:d="M90 381c0-1 0-1-6-8-49-49-61-122-61-180 0-67 14-135 62-182 5-5 5-5 5-7 0-3-1-4-4-4s-39 26-61 76c-19 42-25 85-25 117 0 29 4 76 26 120 24 47 57 72 60 72s4-1 4-4z"><text:p/></draw:path><draw:path draw:style-name="gr3" draw:text-style-name="P6" svg:width="0.0756in" svg:height="0.1374in" svg:x="0.1476in" svg:y="0.0067in" svg:viewBox="0 0 193 350" svg:d="M121 118c11 0 22 0 33 0 8 0 12 0 12-8 0-4-4-4-10-4-11 0-22 0-33 0 4-16 6-30 9-44 1-8 7-36 9-40 3-8 10-13 19-13 1 0 11 0 18 6-17 2-21 16-21 21 0 9 7 14 15 14 10 0 21-9 21-24 0-17-18-26-33-26-14 0-38 7-50 45-2 8-3 12-13 61-9 0-18 0-27 0-6 0-11 0-11 7 0 5 4 5 11 5 9 0 17 0 26 0-10 50-20 100-30 151-7 37-13 72-33 72-2 0-11 0-19-6 18-1 21-16 21-21 0-9-6-13-14-13-10 0-21 8-21 23 0 17 17 26 33 26 21 0 36-23 43-37 13-25 22-71 22-74 8-40 15-80 23-121z"><text:p/></draw:path><draw:path draw:style-name="gr3" draw:text-style-name="P6" svg:width="0.0346in" svg:height="0.1512in" svg:x="0.2457in" svg:y="0in" svg:viewBox="0 0 89 385" svg:d="M89 381c0-1 0-1-6-8-48-49-61-122-61-180 0-67 15-135 63-182 4-5 4-5 4-7 0-3-1-4-3-4-5 0-39 26-62 76-20 42-24 85-24 117 0 29 4 76 25 120 23 47 56 72 61 72 2 0 3-1 3-4z"><text:p/></draw:path><draw:path draw:style-name="gr3" draw:text-style-name="P6" svg:width="0.0819in" svg:height="0.0685in" svg:x="0.2941in" svg:y="0.0453in" svg:viewBox="0 0 209 175" svg:d="M23 148c-1 6-3 15-3 17 0 7 4 10 11 10 4 0 11-3 14-11 0-1 5-19 7-29 3-12 5-23 9-34 2-9 4-17 6-26 1-7 5-18 6-19 5-12 26-47 62-47 18 0 21 14 21 26 0 24-18 74-25 91-3 8-3 13-3 17 0 19 13 32 30 32 37 0 51-56 51-59 0-4-3-4-4-4-4 0-4 1-6 7-8 26-21 47-39 47-7 0-9-3-9-12 0-10 3-19 6-27 8-21 23-63 23-85 0-27-16-42-44-42-35 0-53 25-60 34-2-22-18-34-35-34-18 0-26 15-30 22-5 13-11 36-11 37 0 5 3 5 4 5 5 0 5-1 7-9 7-27 14-46 29-46 7 0 12 4 12 17 0 8-1 13-7 32-8 30-14 60-22 90z"><text:p/></draw:path><draw:path draw:style-name="gr3" draw:text-style-name="P6" svg:width="0.0346in" svg:height="0.1512in" svg:x="0.3898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035in" svg:height="0.1512in" svg:x="0.4488in" svg:y="0in" svg:viewBox="0 0 90 385" svg:d="M90 193c0-30-4-76-25-120-23-48-57-73-61-73-2 0-4 2-4 4s0 2 8 9c37 38 59 99 59 180 0 65-14 133-61 181-6 6-6 6-6 7 0 2 2 4 4 4 4 0 39-26 62-76 20-41 24-84 24-116z"><text:p/></draw:path><draw:path draw:style-name="gr3" draw:text-style-name="P6" svg:width="0.1008in" svg:height="0.0354in" svg:x="0.55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56in" svg:height="0.1374in" svg:x="0.7106in" svg:y="0.0067in" svg:viewBox="0 0 193 350" svg:d="M121 118c11 0 23 0 34 0 8 0 11 0 11-8 0-4-3-4-10-4-11 0-22 0-33 0 4-16 6-30 9-44 1-8 7-36 9-40 3-8 10-13 19-13 1 0 11 0 18 6-16 2-21 16-21 21 0 9 7 14 15 14 10 0 21-9 21-24 0-17-18-26-33-26-14 0-38 7-50 45-2 8-3 12-12 61-9 0-19 0-28 0-6 0-11 0-11 7 0 5 4 5 11 5 9 0 17 0 26 0-10 50-20 100-30 151-7 37-13 72-33 72-2 0-11 0-19-6 18-1 21-16 21-21 0-9-6-13-14-13-10 0-21 8-21 23 0 17 17 26 33 26 21 0 36-23 44-37 12-25 21-71 21-74 8-40 15-80 23-121z"><text:p/></draw:path><draw:path draw:style-name="gr3" draw:text-style-name="P6" svg:width="0.035in" svg:height="0.1512in" svg:x="0.8083in" svg:y="0in" svg:viewBox="0 0 90 385" svg:d="M90 381c0-1 0-1-6-8-49-49-62-122-62-180 0-67 15-135 63-182 5-5 5-5 5-7 0-3-2-4-4-4-5 0-39 26-62 76-20 42-24 85-24 117 0 29 4 76 25 120 23 47 56 72 61 72 2 0 4-1 4-4z"><text:p/></draw:path><draw:path draw:style-name="gr3" draw:text-style-name="P6" svg:width="0.0819in" svg:height="0.0685in" svg:x="0.8563in" svg:y="0.0453in" svg:viewBox="0 0 209 175" svg:d="M23 148c-1 6-3 15-3 17 0 7 5 10 11 10 4 0 11-3 14-11 0-1 5-19 7-29 3-12 5-23 9-34 2-9 4-17 6-26 2-7 5-18 6-19 5-12 26-47 62-47 18 0 21 14 21 26 0 24-18 74-25 91-3 8-3 13-3 17 0 19 13 32 30 32 37 0 51-56 51-59 0-4-3-4-4-4-4 0-4 1-6 7-8 26-21 47-39 47-7 0-9-3-9-12 0-10 3-19 6-27 8-21 23-63 23-85 0-27-16-42-44-42-35 0-53 25-60 34-2-22-18-34-35-34-18 0-26 15-29 22-6 13-12 36-12 37 0 5 3 4 4 5 5 0 5-1 7-9 7-27 14-46 29-46 7 0 12 4 12 17 0 8-1 13-7 32-8 30-14 60-22 90z"><text:p/></draw:path><draw:path draw:style-name="gr3" draw:text-style-name="P6" svg:width="0.0346in" svg:height="0.1512in" svg:x="0.9524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004in" svg:height="0.0354in" svg:x="1.0535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744in" svg:height="0.1063in" svg:x="1.2138in" svg:y="0.0071in" svg:viewBox="0 0 190 271" svg:d="M90 4c0-1 0-4-5-4-9 0-38 3-48 3-3 1-6 1-6 8 0 6 3 6 9 6 18 0 19 2 19 6-1 2-1 6-2 8-18 74-36 147-55 220-2 6-2 7-2 9 0 9 8 11 11 11 7 0 13-5 14-10 3-10 6-20 8-30 3-11 6-22 9-33 2-9 4-17 6-26 0-2 4-15 5-18s13-24 25-35c9-6 21-13 38-13 16 0 20 13 20 26 0 21-14 64-24 86-2 9-4 13-4 21 0 19 13 32 32 32 36 0 50-56 50-60 0-3-4-3-5-3-3 0-3 1-6 7-5 20-17 47-39 47-7 0-9-3-9-12 0-10 3-19 7-28 6-15 24-61 24-83 0-26-16-42-45-42-25 0-43 12-58 30 10-41 21-82 31-123z"><text:p/></draw:path><draw:path draw:style-name="gr3" draw:text-style-name="P6" svg:width="0.035in" svg:height="0.1512in" svg:x="1.3083in" svg:y="0in" svg:viewBox="0 0 90 385" svg:d="M90 381c0-1 0-1-6-8-49-49-62-122-62-180 0-67 15-135 63-182 5-5 5-5 5-7 0-3-2-4-4-4-3 0-39 26-62 76-20 42-24 85-24 117 0 29 4 76 25 120 23 47 58 72 61 72 2 0 4-1 4-4z"><text:p/></draw:path><draw:path draw:style-name="gr3" draw:text-style-name="P6" svg:width="0.0693in" svg:height="0.0976in" svg:x="1.3547in" svg:y="0.0453in" svg:viewBox="0 0 177 249" svg:d="M176 25c1-2 1-4 1-6 0-7-4-11-11-11-3 0-14 3-15 16-7-14-21-24-37-24-44 0-91 54-91 110 0 38 23 61 51 61 23 0 42-18 45-22-8 34-8 33-12 50-2 5-16 41-56 41-7 0-20 0-31-3 12-4 15-13 15-20s-3-13-14-13c-9 0-21 6-21 22 0 15 14 23 52 23 48 0 76-30 81-52 14-57 29-114 43-172zM127 121c-3 10-11 20-20 28-9 6-20 13-32 13-19 0-25-20-25-35 0-19 12-64 22-84 11-19 27-34 44-34 25 0 30 31 30 33s-1 4-1 5c-6 25-12 49-18 74z"><text:p/></draw:path><draw:path draw:style-name="gr3" draw:text-style-name="P6" svg:width="0.0346in" svg:height="0.1512in" svg:x="1.4457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6" svg:width="0.0819in" svg:height="0.0685in" svg:x="1.4941in" svg:y="0.0453in" svg:viewBox="0 0 209 175" svg:d="M23 148c-1 6-4 15-4 17 0 7 5 10 12 10 4 0 11-3 14-11 0-1 5-19 7-29 3-12 5-23 9-34 2-9 4-17 6-26 1-7 5-18 6-19 5-12 25-47 62-47 18 0 21 14 21 26 0 24-18 74-25 91-3 8-4 13-4 17 0 19 14 32 31 32 37 0 51-56 51-59 0-4-3-4-4-4-4 0-4 1-6 7-8 26-21 47-39 47-7 0-9-3-9-12 0-10 3-19 6-27 8-21 23-63 23-85 0-27-16-42-44-42-35 0-53 25-60 34-2-22-18-34-35-34-18 0-26 15-30 22-5 13-11 36-11 37 0 5 3 5 4 5 5 0 5-1 7-9 7-27 14-46 29-46 7 0 12 4 12 17 0 8-1 13-7 32-8 30-14 60-22 90z"><text:p/></draw:path><draw:path draw:style-name="gr3" draw:text-style-name="P6" svg:width="0.0346in" svg:height="0.1512in" svg:x="1.5898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035in" svg:height="0.1512in" svg:x="1.6488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30">. לכן, </text:span><text:span text:style-name="T30"><draw:g text:anchor-type="as-char" svg:y="-0.1134in" draw:z-index="333" draw:name="Shape134" draw:style-name="gr1"><svg:title>TexMaths</svg:title><svg:desc>11§inline§g(n) = f(n) + 1 \lor g(n) = f(n)§svg§600§FALSE§</svg:desc><draw:path draw:style-name="gr2" draw:text-style-name="P5" svg:width="1.9819in" svg:height="0.1358in" svg:x="0.0059in" svg:y="0.0071in" svg:viewBox="0 0 5035 346" svg:d="M2519 346c-841 0-1680 0-2519 0 0-116 0-230 0-346 1678 0 3357 0 5035 0 0 116 0 230 0 346-839 0-1678 0-2516 0z"><text:p/></draw:path><draw:path draw:style-name="gr3" draw:text-style-name="P6" svg:width="0.0697in" svg:height="0.0976in" svg:x="0.0004in" svg:y="0.0453in" svg:viewBox="0 0 178 249" svg:d="M177 25c0-2 1-4 1-6 0-7-4-11-11-11-4 0-14 3-16 16-7-14-20-24-36-24-45 0-92 54-92 110 0 38 23 61 52 61 22 0 40-18 44-22h1c-9 34-9 33-13 50-1 5-15 41-55 41-8 0-21 0-32-3 12-4 16-13 16-20s-4-13-15-13c-8 0-21 6-21 22 0 15 14 23 52 23 48 0 76-30 82-52 14-57 29-114 43-172zM126 121c-2 10-11 20-19 28-8 6-20 13-31 13-20 0-25-20-25-35 0-19 11-64 22-84 9-19 26-34 42-34 26 0 31 31 31 33s-1 4-1 5c-6 25-12 49-19 74z"><text:p/></draw:path><draw:path draw:style-name="gr3" draw:text-style-name="P6" svg:width="0.035in" svg:height="0.1512in" svg:x="0.0913in" svg:y="0in" svg:viewBox="0 0 90 385" svg:d="M90 381c0-1 0-1-6-8-49-49-61-122-61-179 0-68 14-136 62-183 5-5 5-5 5-7 0-3-2-4-4-4-4 0-39 26-62 76-20 42-24 85-24 118 0 28 4 75 25 119 23 47 57 72 61 72 2 0 4-1 4-4z"><text:p/></draw:path><draw:path draw:style-name="gr3" draw:text-style-name="P6" svg:width="0.0823in" svg:height="0.0685in" svg:x="0.1398in" svg:y="0.0453in" svg:viewBox="0 0 210 175" svg:d="M23 148c-1 6-3 15-3 17 0 7 5 10 11 10 4 0 12-3 14-11 0-1 6-19 8-29 2-12 5-23 7-34 4-9 6-17 7-26 2-7 6-18 6-19 5-12 26-47 62-47 18 0 21 14 21 26 0 24-19 74-25 91-3 8-3 13-3 17 0 19 13 32 31 32 37 0 51-56 51-59 0-4-3-4-4-4-5 0-5 1-7 7-8 26-20 47-40 47-6 0-8-3-8-12 0-10 3-19 6-27 8-21 24-63 24-85 0-27-16-42-45-42-34 0-54 25-59 34-2-22-19-34-36-34-18 0-26 15-29 22-7 13-12 36-12 37 0 5 3 4 4 5 5 0 5-1 7-9 7-27 14-46 29-46 7 0 12 4 12 17 0 8-1 13-7 32-8 30-14 60-22 90z"><text:p/></draw:path><draw:path draw:style-name="gr3" draw:text-style-name="P6" svg:width="0.035in" svg:height="0.1512in" svg:x="0.2354in" svg:y="0in" svg:viewBox="0 0 90 385" svg:d="M90 194c0-31-4-77-26-121-23-48-56-73-60-73-3 0-4 2-4 4s0 2 8 9c37 38 59 99 59 181 0 64-14 132-62 180-5 6-5 6-5 7 0 2 1 4 4 4 4 0 39-26 61-76 20-41 25-84 25-115z"><text:p/></draw:path><draw:path draw:style-name="gr3" draw:text-style-name="P6" svg:width="0.1008in" svg:height="0.0354in" svg:x="0.337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52in" svg:height="0.1374in" svg:x="0.4972in" svg:y="0.0067in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2 0-19-6 18-1 21-16 21-21 0-9-6-13-14-13-10 0-21 8-21 23 0 17 16 26 33 26 21 0 36-23 43-37 13-25 22-71 22-74 8-40 15-80 23-121z"><text:p/></draw:path><draw:path draw:style-name="gr3" draw:text-style-name="P6" svg:width="0.0346in" svg:height="0.1512in" svg:x="0.5949in" svg:y="0in" svg:viewBox="0 0 89 385" svg:d="M89 381c0-1 0-1-7-8-48-49-60-122-60-179 0-68 15-136 63-183 4-5 4-5 4-7 0-3-1-4-3-4-5 0-39 26-62 76-20 42-24 85-24 118 0 28 4 75 25 119 23 47 56 72 61 72 2 0 3-1 3-4z"><text:p/></draw:path><draw:path draw:style-name="gr3" draw:text-style-name="P6" svg:width="0.0819in" svg:height="0.0685in" svg:x="0.6433in" svg:y="0.0453in" svg:viewBox="0 0 209 175" svg:d="M23 148c-1 6-4 15-4 17 0 7 5 10 12 10 4 0 11-3 14-11 0-1 4-19 7-29 3-12 5-23 8-34 3-9 5-17 7-26 1-7 4-18 6-19 5-12 25-47 62-47 18 0 21 14 21 26 0 24-19 74-25 91-3 8-5 13-5 17 0 19 15 32 32 32 37 0 51-56 51-59 0-4-3-4-4-4-4 0-4 1-6 7-8 26-21 47-40 47-6 0-8-3-8-12 0-10 3-19 6-27 8-21 23-63 23-85 0-27-16-42-44-42-35 0-54 25-60 34-2-22-18-34-35-34-18 0-26 15-30 22-6 13-11 36-11 37 0 5 3 5 4 5 5 0 5-1 7-9 7-27 14-46 29-46 7 0 12 4 12 17 0 8-1 13-7 32-8 30-14 60-22 90z"><text:p/></draw:path><draw:path draw:style-name="gr3" draw:text-style-name="P6" svg:width="0.0346in" svg:height="0.1512in" svg:x="0.7394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6" svg:width="0.1008in" svg:height="0.1in" svg:x="0.8319in" svg:y="0.0252in" svg:viewBox="0 0 257 255" svg:d="M136 137c37 0 72 0 108 0 6 0 13 0 13-8 0-9-7-9-13-9-36 0-71 0-108 0 0-36 0-72 0-108 0-5 0-12-7-12-8 0-8 7-8 12 0 36 0 72 0 108-36 0-72 0-108 0-5 0-13 0-13 9 0 8 8 8 13 8 36 0 72 0 108 0 0 35 0 71 0 106 0 6 0 12 8 12 7 0 7-6 7-12 0-35 0-71 0-106z"><text:p/></draw:path><draw:path draw:style-name="gr3" draw:text-style-name="P6" svg:width="0.05in" svg:height="0.1in" svg:x="0.989in" svg:y="0.013in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3" draw:text-style-name="P6" svg:width="0.0839in" svg:height="0.0937in" svg:x="1.0933in" svg:y="0.0217in" svg:viewBox="0 0 214 239" svg:d="M212 17c2-6 2-7 2-8 0-5-3-9-7-9s-6 3-9 9c-30 68-61 136-90 203-31-67-61-135-92-203-3-8-6-9-8-9-5 0-8 4-8 9 1 2 0 1 2 5 32 73 64 146 96 217 3 6 5 8 10 8 4 0 5-3 7-8 32-71 65-143 97-214z"><text:p/></draw:path><draw:path draw:style-name="gr3" draw:text-style-name="P6" svg:width="0.0693in" svg:height="0.0976in" svg:x="1.2224in" svg:y="0.0453in" svg:viewBox="0 0 177 249" svg:d="M176 25c1-2 1-4 1-6 0-7-4-11-11-11-3 0-14 3-15 16-8-14-21-24-37-24-44 0-91 54-91 110 0 38 23 61 51 61 23 0 40-18 45-22-8 34-8 33-12 50-3 5-16 41-56 41-8 0-20 0-31-3 12-4 15-13 15-20s-3-13-14-13c-9 0-21 6-21 22 0 15 14 23 52 23 48 0 76-30 81-52 14-57 29-114 43-172zM126 121c-2 10-12 20-19 28-9 6-21 13-32 13-19 0-26-20-26-35 0-19 13-64 22-84 11-19 28-34 43-34 27 0 32 31 32 33s-1 4-1 5c-6 25-12 49-19 74z"><text:p/></draw:path><draw:path draw:style-name="gr3" draw:text-style-name="P6" svg:width="0.0346in" svg:height="0.1512in" svg:x="1.3134in" svg:y="0in" svg:viewBox="0 0 89 385" svg:d="M89 381c0-1 0-1-7-8-48-49-60-122-60-179 0-68 15-136 63-183 4-5 4-5 4-7 0-3-1-4-3-4-5 0-39 26-62 76-20 42-24 85-24 118 0 28 4 75 25 119 23 47 56 72 61 72 2 0 3-1 3-4z"><text:p/></draw:path><draw:path draw:style-name="gr3" draw:text-style-name="P6" svg:width="0.0819in" svg:height="0.0685in" svg:x="1.3618in" svg:y="0.0453in" svg:viewBox="0 0 209 175" svg:d="M23 148c-1 6-4 15-4 17 0 7 5 10 12 10 4 0 11-3 14-11 0-1 4-19 7-29 3-12 5-23 8-34 3-9 5-17 7-26 1-7 4-18 6-19 5-12 26-47 62-47 18 0 21 14 21 26 0 24-19 74-25 91-3 8-3 13-3 17 0 19 13 32 30 32 37 0 51-56 51-59 0-4-3-4-4-4-4 0-4 1-6 7-8 26-21 47-40 47-6 0-8-3-8-12 0-10 3-19 6-27 8-21 23-63 23-85 0-27-16-42-44-42-35 0-54 25-60 34-2-22-18-34-35-34-18 0-26 15-30 22-6 13-11 36-11 37 0 5 3 5 4 5 5 0 5-1 7-9 7-27 14-46 29-46 7 0 12 4 12 17 0 8-1 13-7 32-8 30-14 60-22 90z"><text:p/></draw:path><draw:path draw:style-name="gr3" draw:text-style-name="P6" svg:width="0.0346in" svg:height="0.1512in" svg:x="1.4575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6" svg:width="0.1004in" svg:height="0.0354in" svg:x="1.5591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76in" svg:height="0.1374in" svg:x="1.7189in" svg:y="0.0067in" svg:viewBox="0 0 194 350" svg:d="M122 118c11 0 22 0 33 0 8 0 12 0 12-8 0-4-4-4-11-4-11 0-21 0-32 0 2-16 6-30 8-44 2-8 8-36 10-40 3-8 10-13 17-13 3 0 13 0 19 6-16 2-21 16-21 21 0 9 8 14 15 14 11 0 22-9 22-24 0-17-18-26-35-26-13 0-37 7-48 45-3 8-4 12-13 61-9 0-18 0-27 0-7 0-12 0-12 7 0 5 4 5 11 5 9 0 17 0 26 0-10 50-19 100-29 151-7 37-13 72-34 72-1 0-11 0-19-6 19-1 22-16 22-21 0-9-7-13-14-13-10 0-22 8-22 23 0 17 18 26 33 26 22 0 37-23 44-37 12-25 21-71 22-74 8-40 15-80 23-121z"><text:p/></draw:path><draw:path draw:style-name="gr3" draw:text-style-name="P6" svg:width="0.035in" svg:height="0.1512in" svg:x="1.8165in" svg:y="0in" svg:viewBox="0 0 90 385" svg:d="M90 381c0-1 0-1-6-8-49-49-61-122-61-179 0-68 14-136 62-183 5-5 5-5 5-7 0-3-1-4-4-4-4 0-39 26-61 76-20 42-25 85-25 118 0 28 4 75 26 119 23 47 56 72 60 72 3 0 4-1 4-4z"><text:p/></draw:path><draw:path draw:style-name="gr3" draw:text-style-name="P6" svg:width="0.0823in" svg:height="0.0685in" svg:x="1.865in" svg:y="0.0453in" svg:viewBox="0 0 210 175" svg:d="M23 148c-1 6-3 15-3 17 0 7 5 10 11 10 4 0 12-3 14-11 1-1 6-19 8-29 3-12 5-23 9-34 2-9 4-17 6-26 1-7 5-18 5-19 5-12 26-47 62-47 18 0 21 14 21 26 0 24-19 74-24 91-4 8-4 13-4 17 0 19 13 32 31 32 37 0 51-56 51-59 0-4-3-4-4-4-5 0-5 1-7 7-8 26-20 47-38 47-7 0-10-3-10-12 0-10 3-19 7-27 7-21 23-63 23-85 0-27-16-42-44-42-35 0-53 25-60 34-2-22-19-34-36-34-19 0-25 15-29 22-7 13-12 36-12 37 0 5 4 5 5 5 4 0 5-1 7-9 7-27 14-46 28-46 7 0 12 4 12 17 0 8-1 13-6 32-8 30-15 60-23 90z"><text:p/></draw:path><draw:path draw:style-name="gr3" draw:text-style-name="P6" svg:width="0.035in" svg:height="0.1512in" svg:x="1.9606in" svg:y="0in" svg:viewBox="0 0 90 385" svg:d="M90 194c0-31-4-77-25-121-24-48-57-73-61-73-2 0-4 2-4 4s0 2 8 9c37 38 59 99 59 181 0 64-14 132-62 180-5 6-5 6-5 7 0 2 2 4 4 4 4 0 39-26 62-76 20-41 24-84 24-115z"><text:p/></draw:path></draw:g></text:span><text:span text:style-name="T30"><text:s/>לפי הפיצול למקרים של </text:span><text:span text:style-name="T30"><draw:g text:anchor-type="as-char" svg:y="-0.1063in" draw:z-index="334" draw:name="Shape135" draw:style-name="gr1"><svg:title>TexMaths</svg:title><svg:desc>11§inline§h§svg§600§FALSE§</svg:desc><draw:path draw:style-name="gr2" draw:text-style-name="P5" svg:width="0.0665in" svg:height="0.0906in" svg:x="0.0004in" svg:y="0.0071in" svg:viewBox="0 0 170 231" svg:d="M0 0c56 0 114 0 170 0 0 77 0 154 0 231-56 0-114 0-170 0 0-77 0-154 0-231z"><text:p/></draw:path><draw:path draw:style-name="gr3" draw:text-style-name="P6" svg:width="0.074in" svg:height="0.1063in" svg:x="0.0008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30"><text:s/>(אפשר להוכיח את זה עם עוד שתי שורות אבל זה נראה לי מיותר). נפלג למקרים:</text:span></text:p>
          <text:list>
            <text:list-item>
              <text:p text:style-name="P31"><text:span text:style-name="T8">אם </text:span><text:span text:style-name="T8"><draw:g text:anchor-type="as-char" svg:y="-0.1134in" draw:z-index="335" draw:name="Shape136" draw:style-name="gr1"><svg:title>TexMaths</svg:title><svg:desc>11§inline§g(n) = f(n)§svg§600§FALSE§</svg:desc><draw:path draw:style-name="gr2" draw:text-style-name="P5" svg:width="0.7591in" svg:height="0.1354in" svg:x="0.0059in" svg:y="0.0071in" svg:viewBox="0 0 1929 345" svg:d="M0 0c643 0 1286 0 1929 0 0 115 0 230 0 345-643 0-1286 0-1929 0 0-115 0-230 0-345z"><text:p/></draw:path><draw:path draw:style-name="gr3" draw:text-style-name="P6" svg:width="0.0693in" svg:height="0.0972in" svg:x="0.0004in" svg:y="0.0453in" svg:viewBox="0 0 177 248" svg:d="M176 25c1-3 1-4 1-7 0-7-4-10-11-10-3 0-14 2-15 16-7-14-21-24-37-24-44 0-91 54-91 109 0 39 23 62 51 62 23 0 41-19 45-23v1c-8 34-12 48-12 49-3 3-15 42-56 42-7 0-20-1-31-4 12-4 16-14 16-20 0-7-4-13-15-13-8 0-21 6-21 22 0 15 14 23 52 23 48 0 76-30 81-53 14-56 29-114 43-170zM126 121c-2 10-11 20-19 27-9 6-20 14-32 14-19 0-24-20-24-35 0-19 11-65 20-84 11-20 28-35 44-35 26 0 31 32 31 34 0 1-1 3-1 5-6 25-12 49-19 74z"><text:p/></draw:path><draw:path draw:style-name="gr3" draw:text-style-name="P6" svg:width="0.0346in" svg:height="0.1508in" svg:x="0.0913in" svg:y="0in" svg:viewBox="0 0 89 384" svg:d="M89 380c0-1 0-1-7-8-48-48-60-121-60-179 0-67 15-135 63-183 4-4 4-4 4-7 0-2-1-3-3-3-5 0-39 26-62 75-20 43-24 86-24 118 0 28 4 76 25 119 23 47 56 72 61 72 2 0 3-1 3-4z"><text:p/></draw:path><draw:path draw:style-name="gr3" draw:text-style-name="P6" svg:width="0.0819in" svg:height="0.0681in" svg:x="0.1398in" svg:y="0.0453in" svg:viewBox="0 0 209 174" svg:d="M23 148c-1 5-4 14-4 16 0 7 5 10 12 10 4 0 11-2 14-10 0-1 4-20 7-29 3-12 5-24 8-35 3-9 5-16 7-25 1-7 4-18 6-20 5-12 25-47 62-47 18 0 21 14 21 27 0 24-19 73-25 91-3 8-5 13-5 17 0 18 15 31 32 31 37 0 51-56 51-59 0-4-3-4-4-4-4 0-4 1-6 7-8 26-21 48-40 48-6 0-8-4-8-13 0-10 3-19 6-27 7-20 23-63 23-85 0-26-16-41-44-41-35 0-54 24-60 33-2-21-18-33-35-33-18 0-26 14-30 22-6 13-11 35-11 37 0 4 3 4 4 4 5 0 5 0 7-9 7-28 14-46 29-46 7 0 12 5 12 18 0 8-1 13-7 32-8 30-14 60-22 90z"><text:p/></draw:path><draw:path draw:style-name="gr3" draw:text-style-name="P6" svg:width="0.0346in" svg:height="0.1508in" svg:x="0.2354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6" svg:width="0.1008in" svg:height="0.035in" svg:x="0.3366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752in" svg:height="0.137in" svg:x="0.4961in" svg:y="0.0071in" svg:viewBox="0 0 192 349" svg:d="M121 118c11 0 22 0 33 0 8 0 12 0 12-9 0-3-4-3-10-3-11 0-22 0-33 0 3-16 6-30 9-44 1-9 7-36 9-41 3-7 10-13 18-13 2 0 11 0 19 7-17 2-21 15-21 21 0 9 7 14 15 14 9 0 20-9 20-24 0-17-17-26-33-26-13 0-37 7-49 45-2 8-3 12-13 61-9 0-18 0-27 0-6 0-11 0-11 6s4 6 11 6c9 0 17 0 26 0-10 50-20 100-30 151-7 37-13 72-33 72-2 0-11 0-19-7 18-1 21-15 21-21 0-9-6-14-14-14-10 0-21 9-21 24 0 17 16 26 33 26 21 0 36-22 44-37 12-25 21-71 21-74 8-40 15-81 23-120z"><text:p/></draw:path><draw:path draw:style-name="gr3" draw:text-style-name="P6" svg:width="0.0346in" svg:height="0.1508in" svg:x="0.5941in" svg:y="0in" svg:viewBox="0 0 89 384" svg:d="M89 380c0-1 0-1-7-8-48-48-60-121-60-179 0-67 15-135 63-183 4-4 4-4 4-7 0-2-1-3-3-3-5 0-39 26-62 75-20 43-24 86-24 118 0 28 4 76 25 119 23 47 56 72 61 72 2 0 3-1 3-4z"><text:p/></draw:path><draw:path draw:style-name="gr3" draw:text-style-name="P6" svg:width="0.0819in" svg:height="0.0681in" svg:x="0.6425in" svg:y="0.0453in" svg:viewBox="0 0 209 174" svg:d="M23 148c-1 5-4 14-4 16 0 7 5 10 12 10 4 0 11-2 14-10 0-1 4-20 7-29 3-12 5-24 8-35 3-9 5-16 7-25 1-7 4-18 6-20 5-12 25-47 62-47 18 0 21 14 21 27 0 24-19 73-25 91-3 8-5 13-5 17 0 18 15 31 32 31 37 0 51-56 51-59 0-4-3-4-4-4-4 0-4 1-6 7-8 26-21 48-40 48-6 0-9-4-9-13 0-10 4-19 7-27 7-20 23-63 23-85 0-26-16-41-44-41-35 0-54 24-60 33-2-21-18-33-35-33-18 0-26 14-30 22-6 13-11 35-11 37 0 4 3 4 4 4 5 0 5 0 7-9 7-28 14-46 29-46 7 0 12 5 12 18 0 8-1 13-7 32-8 30-14 60-22 90z"><text:p/></draw:path><draw:path draw:style-name="gr3" draw:text-style-name="P6" svg:width="0.0346in" svg:height="0.1508in" svg:x="0.7382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8"><text:s/>אז </text:span><text:span text:style-name="T8"><draw:g text:anchor-type="as-char" svg:y="-0.1744in" draw:z-index="336" draw:name="Shape137" draw:style-name="gr1"><svg:title>TexMaths</svg:title><svg:desc>11§inline§\lf \tfrac{f(n)}{2} \rf = \lf \tfrac{g(n)}{2} \rf§svg§600§FALSE§</svg:desc><draw:path draw:style-name="gr2" draw:text-style-name="P5" svg:width="1.0213in" svg:height="0.2571in" svg:x="0.0004in" svg:y="0.0071in" svg:viewBox="0 0 2595 654" svg:d="M0 0c865 0 1731 0 2595 0 0 218 0 436 0 654-864 0-1730 0-2595 0 0-218 0-436 0-654z"><text:p/></draw:path><draw:path draw:style-name="gr3" draw:text-style-name="P6" svg:width="0.0429in" svg:height="0.2728in" svg:x="0.0268in" svg:y="0in" svg:viewBox="0 0 110 694" svg:d="M0 694c36 0 74 0 110 0 0-6 0-13 0-18-31 0-60 0-91 0 0-226 0-450 0-676-7 0-12 0-19 0 0 231 0 462 0 694z"><text:p/></draw:path><draw:path draw:style-name="gr3" draw:text-style-name="P6" svg:width="0.0559in" svg:height="0.0961in" svg:x="0.0992in" svg:y="0.0252in" svg:viewBox="0 0 143 245" svg:d="M90 84c9 0 18 0 27 0 5 0 8 0 8-6 0-4-3-4-8-4-9 0-17 0-26 0 7-34 9-46 11-54 1-7 8-12 15-12 4 1 6 0 12 3-11 3-12 13-12 15 0 6 4 10 11 10s15-6 15-16c0-12-13-20-26-20-12 0-26 8-33 21-6 10-8 22-14 53-6 0-14 0-20 0s-10 0-10 6c0 4 4 4 8 4 7 0 14 0 20 0 0 2-16 99-23 127-2 7-6 27-20 27-3-1-6 0-11-2 11-5 11-15 11-16 0-5-4-10-10-10-7 0-15 7-15 17 0 12 12 18 25 18 18 0 30-17 33-23 10-18 16-51 17-55 5-28 10-56 15-83z"><text:p/></draw:path><draw:path draw:style-name="gr3" draw:text-style-name="P6" svg:width="0.0272in" svg:height="0.1059in" svg:x="0.1744in" svg:y="0.0213in" svg:viewBox="0 0 70 270" svg:d="M65 0c-51 36-65 94-65 135 0 38 12 97 65 135 2 0 5 0 5-4 0-1 0-2-2-3-36-33-49-78-49-128 0-72 27-109 50-128 1-1 1-3 1-4 0-3-3-3-5-3z"><text:p/></draw:path><draw:path draw:style-name="gr3" draw:text-style-name="P6" svg:width="0.065in" svg:height="0.0476in" svg:x="0.215in" svg:y="0.0543in" svg:viewBox="0 0 166 122" svg:d="M21 102c-1 4-3 10-3 11 0 6 5 9 10 9 4 0 7-4 9-6 3-4 5-11 6-17 1-5 4-18 5-24 3-6 4-12 5-18 3-12 4-13 12-25 8-10 20-24 41-24 15 0 15 13 15 18 0 17-11 47-15 58-4 7-5 10-5 15 0 14 12 23 26 23 27 0 39-37 39-42 0-3-3-3-4-3-5 0-5 1-6 4-6 22-17 33-28 33-6 0-7-4-7-9 0-6 1-10 7-22 3-8 14-37 14-52 0-27-21-31-35-31-23 0-39 13-46 24-3-18-18-24-29-24-12 0-18 9-22 14-6 10-10 26-10 28 0 3 4 3 6 3 3 0 3-1 5-9 4-15 9-28 20-28 6 0 9 5 9 13 0 5-3 14-5 22-2 7-4 19-5 24-4 12-6 23-9 35z"><text:p/></draw:path><draw:path draw:style-name="gr3" draw:text-style-name="P6" svg:width="0.0272in" svg:height="0.1059in" svg:x="0.2929in" svg:y="0.0213in" svg:viewBox="0 0 70 270" svg:d="M6 0c-3 0-6 0-6 3 0 1 1 3 2 5 23 21 50 57 50 127 0 57-18 99-48 126-4 4-4 3-4 5s1 4 3 4c4 0 30-18 48-52 12-22 19-51 19-83 0-38-12-98-64-135z"><text:p/></draw:path><draw:path draw:style-name="gr3" draw:text-style-name="P6" svg:width="0.2409in" svg:height="0.0055in" svg:x="0.0913in" svg:y="0.1335in" svg:viewBox="0 0 613 15" svg:d="M0 0c205 0 408 0 613 0 0 6 0 10 0 15-205 0-408 0-613 0 0-5 0-9 0-15z"><text:p/></draw:path><draw:path draw:style-name="gr3" draw:text-style-name="P6" svg:width="0.0469in" svg:height="0.0701in" svg:x="0.1886in" svg:y="0.1563in" svg:viewBox="0 0 120 179" svg:d="M120 131c-3 0-7 0-10 0 0 6-3 22-7 24-2 1-23 1-26 1-16 0-34 0-51 0 29-24 39-32 54-45 21-15 40-33 40-58 0-33-29-53-64-53-33 0-56 24-56 48 0 15 12 16 14 16 7 0 15-5 15-14 0-5-3-15-16-15 8-18 27-25 39-25 27 0 42 21 42 43 0 24-17 42-26 52-22 20-44 43-66 65-2 2-2 2-2 9 37 0 74 0 111 0 3-16 6-33 9-48z"><text:p/></draw:path><draw:path draw:style-name="gr3" draw:text-style-name="P6" svg:width="0.0425in" svg:height="0.2728in" svg:x="0.3539in" svg:y="0in" svg:viewBox="0 0 109 694" svg:d="M91 676c-30 0-60 0-91 0 0 5 0 12 0 18 36 0 73 0 109 0 0-232 0-463 0-694-6 0-12 0-18 0 0 226 0 450 0 676z"><text:p/></draw:path><draw:path draw:style-name="gr3" draw:text-style-name="P6" svg:width="0.1008in" svg:height="0.035in" svg:x="0.4823in" svg:y="0.1189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425in" svg:height="0.2728in" svg:x="0.6685in" svg:y="0in" svg:viewBox="0 0 109 694" svg:d="M0 694c36 0 73 0 109 0 0-6 0-13 0-18-31 0-61 0-91 0 0-226 0-450 0-676-6 0-12 0-18 0 0 231 0 462 0 694z"><text:p/></draw:path><draw:path draw:style-name="gr3" draw:text-style-name="P6" svg:width="0.052in" svg:height="0.0681in" svg:x="0.7374in" svg:y="0.0543in" svg:viewBox="0 0 133 174" svg:d="M132 20c1-5 1-6 1-7 0-5-5-7-10-7s-11 4-12 9c-4-7-13-15-27-15-34 0-70 36-70 75 0 27 19 44 41 44 13 0 24-6 34-14-2 7-3 15-5 24-4 11-6 19-16 27-12 10-24 10-31 10-12 0-15 0-20-1 6-3 8-10 8-14 0-6-5-10-10-10-7 0-15 7-15 16 0 17 23 17 37 17 43 0 62-21 65-36 10-40 20-79 30-118zM95 84c-1 3-1 4-6 10-10 11-23 17-33 17-14 0-21-11-21-25 0-12 8-42 16-54 11-19 23-24 33-24 18 0 24 20 24 23 0 1 0 1-1 3-5 17-8 33-12 50z"><text:p/></draw:path><draw:path draw:style-name="gr3" draw:text-style-name="P6" svg:width="0.0272in" svg:height="0.1059in" svg:x="0.8079in" svg:y="0.0213in" svg:viewBox="0 0 70 270" svg:d="M65 0c-52 36-65 94-65 135 0 38 11 97 65 135 2 0 5 0 5-4 0-1-1-2-2-3-36-33-49-78-49-128 0-72 27-109 49-128 1-1 2-3 2-4 0-3-3-3-5-3z"><text:p/></draw:path><draw:path draw:style-name="gr3" draw:text-style-name="P6" svg:width="0.0646in" svg:height="0.0476in" svg:x="0.848in" svg:y="0.0543in" svg:viewBox="0 0 165 122" svg:d="M21 102c-1 4-3 10-3 11 0 6 5 9 10 9 4 0 8-4 9-6 2-4 4-11 6-17 1-5 3-18 5-24s4-12 5-18c3-12 3-13 11-25 8-10 21-24 41-24 16 0 16 13 16 18 0 17-12 47-16 58-3 7-4 10-4 15 0 14 12 23 26 23 27 0 38-37 38-42 0-3-2-2-3-3-5 0-5 1-6 4-6 22-17 33-28 33-6 0-7-4-7-9 0-6 1-10 6-22 3-8 14-37 14-52 0-27-21-31-35-31-22 0-38 13-45 24-3-18-18-24-30-24-11 0-18 9-21 14-6 10-10 26-10 28 0 3 3 2 4 3 5 0 5-1 7-9 3-15 9-28 20-28 6 0 9 5 9 13 0 5-3 14-5 22-2 7-4 19-5 24-4 12-6 23-9 35z"><text:p/></draw:path><draw:path draw:style-name="gr3" draw:text-style-name="P6" svg:width="0.0268in" svg:height="0.1059in" svg:x="0.926in" svg:y="0.0213in" svg:viewBox="0 0 69 270" svg:d="M4 0c-1 0-4 0-4 3 0 1 1 3 2 5 23 21 50 57 50 127 0 57-18 99-48 126-4 4-4 3-4 5s1 4 3 4c4 0 29-18 48-52 11-22 18-51 18-83 0-38-11-98-65-135z"><text:p/></draw:path><draw:path draw:style-name="gr3" draw:text-style-name="P6" svg:width="0.2331in" svg:height="0.0055in" svg:x="0.7327in" svg:y="0.1335in" svg:viewBox="0 0 593 15" svg:d="M0 0c198 0 395 0 593 0 0 6 0 10 0 15-198 0-395 0-593 0 0-5 0-9 0-15z"><text:p/></draw:path><draw:path draw:style-name="gr3" draw:text-style-name="P6" svg:width="0.0469in" svg:height="0.0701in" svg:x="0.8256in" svg:y="0.1563in" svg:viewBox="0 0 120 179" svg:d="M120 131c-3 0-7 0-10 0 0 6-3 22-7 24-2 1-23 1-26 1-16 0-34 0-51 0 29-24 39-32 55-45 20-15 39-33 39-58 0-33-29-53-64-53-33 0-56 24-56 48 0 15 12 16 14 16 7 0 15-5 15-14 0-5-3-15-16-15 8-18 27-25 39-25 27 0 42 21 42 43 0 24-17 42-26 52-22 20-44 43-66 65-2 2-2 2-2 9 37 0 74 0 111 0 3-16 6-33 9-48z"><text:p/></draw:path><draw:path draw:style-name="gr3" draw:text-style-name="P6" svg:width="0.0425in" svg:height="0.2728in" svg:x="0.987in" svg:y="0in" svg:viewBox="0 0 109 694" svg:d="M90 676c-29 0-60 0-90 0 0 5 0 12 0 18 36 0 73 0 109 0 0-232 0-463 0-694-7 0-12 0-19 0 0 226 0 450 0 676z"><text:p/></draw:path></draw:g></text:span><text:span text:style-name="T8"><text:s/>כדרוש. </text:span></text:p>
            </text:list-item>
            <text:list-item>
              <text:p text:style-name="P32">אם <text:span text:style-name="T8"><draw:g text:anchor-type="as-char" svg:y="-0.1134in" draw:z-index="337" draw:name="Shape138" draw:style-name="gr1"><svg:title>TexMaths</svg:title><svg:desc>11§inline§g(n) = f(n) + 1§svg§600§FALSE§</svg:desc><draw:path draw:style-name="gr2" draw:text-style-name="P5" svg:width="1.0244in" svg:height="0.1354in" svg:x="0.0059in" svg:y="0.0071in" svg:viewBox="0 0 2603 345" svg:d="M0 0c868 0 1735 0 2603 0 0 115 0 230 0 345-868 0-1735 0-2603 0 0-115 0-230 0-345z"><text:p/></draw:path><draw:path draw:style-name="gr3" draw:text-style-name="P6" svg:width="0.0697in" svg:height="0.0972in" svg:x="0.0004in" svg:y="0.0453in" svg:viewBox="0 0 178 248" svg:d="M176 25c1-3 2-4 2-7 0-7-5-10-12-10-3 0-14 2-15 16-7-14-21-24-37-24-44 0-91 54-91 109 0 39 23 62 51 62 23 0 42-19 45-23v1c-8 34-12 48-12 49-2 3-15 42-56 42-7 0-20-1-31-4 12-4 16-14 16-20 0-7-4-13-15-13-8 0-21 6-21 22 0 15 14 23 52 23 48 0 76-30 81-53 14-56 29-114 43-170zM127 121c-3 10-11 20-20 27-9 6-20 14-32 14-19 0-24-20-24-35 0-19 11-65 21-84 11-20 27-35 44-35 25 0 30 32 30 34 0 1-1 3-1 5-6 25-12 49-18 74z"><text:p/></draw:path><draw:path draw:style-name="gr3" draw:text-style-name="P6" svg:width="0.0346in" svg:height="0.1508in" svg:x="0.0913in" svg:y="0in" svg:viewBox="0 0 89 384" svg:d="M89 380c0-1 0-1-6-8-48-48-61-121-61-179 0-67 15-135 63-183 4-4 4-4 4-7 0-2-1-3-3-3-5 0-39 26-62 75-20 43-24 86-24 118 0 28 4 76 25 119 23 47 56 72 61 72 2 0 3-1 3-4z"><text:p/></draw:path><draw:path draw:style-name="gr3" draw:text-style-name="P6" svg:width="0.0819in" svg:height="0.0681in" svg:x="0.1398in" svg:y="0.0453in" svg:viewBox="0 0 209 174" svg:d="M23 148c-1 5-3 14-3 16 0 7 4 10 11 10 4 0 11-2 14-10 0-1 5-20 7-29 3-12 5-24 9-35 2-9 4-16 6-25 1-7 5-18 6-20 5-12 26-47 62-47 18 0 21 14 21 27 0 24-18 73-25 91-3 8-3 13-3 17 0 18 13 31 30 31 37 0 51-56 51-59 0-4-3-4-4-4-4 0-4 1-6 7-8 26-21 48-39 48-7 0-9-4-9-13 0-10 3-19 6-27 8-20 23-63 23-85 0-26-16-41-44-41-35 0-53 24-60 33-2-21-18-33-35-33-18 0-26 14-30 22-5 13-11 35-11 37 0 4 3 4 4 4 5 0 5 0 7-9 7-28 14-46 29-46 7 0 12 5 12 18 0 8-1 13-7 32-8 30-14 60-22 90z"><text:p/></draw:path><draw:path draw:style-name="gr3" draw:text-style-name="P6" svg:width="0.0346in" svg:height="0.1508in" svg:x="0.2358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6" svg:width="0.1008in" svg:height="0.035in" svg:x="0.3366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76in" svg:height="0.137in" svg:x="0.4969in" svg:y="0.0071in" svg:viewBox="0 0 194 349" svg:d="M122 118c11 0 22 0 33 0 8 0 11 0 11-9 0-3-3-3-10-3-11 0-21 0-32 0 3-16 6-30 8-44 1-9 7-36 9-41 4-7 11-13 19-13 1 0 11 0 18 7-16 2-21 15-21 21 0 9 8 14 15 14 10 0 22-9 22-24 0-17-19-26-34-26-14 0-38 7-50 45-2 8-3 12-12 61-9 0-18 0-26 0s-13 0-13 6 4 6 11 6c9 0 17 0 26 0-10 50-19 100-29 151-8 37-14 72-34 72-1 0-11 0-19-7 18-1 22-15 22-21 0-9-7-14-14-14-11 0-22 9-22 24 0 17 18 26 33 26 21 0 36-22 44-37 12-25 21-71 21-74 8-40 16-81 24-120z"><text:p/></draw:path><draw:path draw:style-name="gr3" draw:text-style-name="P6" svg:width="0.035in" svg:height="0.1508in" svg:x="0.5941in" svg:y="0in" svg:viewBox="0 0 90 384" svg:d="M90 380c0-1 0-1-6-8-49-48-61-121-61-179 0-67 14-135 62-183 5-4 5-4 5-7 0-2-2-3-4-3-3 0-39 26-62 75-20 43-24 86-24 118 0 28 4 76 25 119 23 47 58 72 61 72 2 0 4-1 4-4z"><text:p/></draw:path><draw:path draw:style-name="gr3" draw:text-style-name="P6" svg:width="0.0823in" svg:height="0.0681in" svg:x="0.6429in" svg:y="0.0453in" svg:viewBox="0 0 210 174" svg:d="M23 148c-1 5-3 14-3 16 0 7 5 10 11 10 4 0 11-2 14-10 0-1 6-20 8-29 2-12 5-24 8-35 2-9 5-16 6-25 2-7 6-18 6-20 5-12 26-47 62-47 18 0 21 14 21 27 0 24-18 73-25 91-3 8-3 13-3 17 0 18 13 31 32 31 36 0 50-56 50-59 0-4-4-4-5-4-4 0-4 1-6 7-8 26-21 48-39 48-7 0-9-4-9-13 0-10 3-19 6-27 8-20 25-63 25-85 0-26-18-41-46-41-34 0-53 24-60 33-1-21-18-33-35-33-18 0-26 14-29 22-6 13-12 35-12 37 0 4 3 3 4 4 5 0 5 0 7-9 7-28 14-46 29-46 7 0 12 5 12 18 0 8-1 13-7 32-8 30-14 60-22 90z"><text:p/></draw:path><draw:path draw:style-name="gr3" draw:text-style-name="P6" svg:width="0.0346in" svg:height="0.1508in" svg:x="0.7386in" svg:y="0in" svg:viewBox="0 0 89 384" svg:d="M89 193c0-30-3-77-25-120-23-48-56-73-61-73-2 0-3 1-3 3 0 3 0 3 8 10 37 38 59 99 59 180 0 65-14 132-63 181-4 5-4 5-4 6 0 3 1 4 3 4 5 0 40-26 62-75 20-43 24-85 24-116z"><text:p/></draw:path><draw:path draw:style-name="gr3" draw:text-style-name="P6" svg:width="0.1008in" svg:height="0.1008in" svg:x="0.8311in" svg:y="0.0252in" svg:viewBox="0 0 257 257" svg:d="M136 137c37 0 72 0 108 0 6 0 13 0 13-8s-7-8-13-8c-36 0-71 0-108 0 0-36 0-71 0-108 0-5 0-13-7-13-8 0-8 8-8 13 0 37 0 72 0 108-36 0-71 0-108 0-5 0-13 0-13 8s8 8 13 8c37 0 72 0 108 0 0 35 0 71 0 106 0 6 0 14 8 14 7 0 7-8 7-14 0-35 0-71 0-106z"><text:p/></draw:path><draw:path draw:style-name="gr3" draw:text-style-name="P6" svg:width="0.05in" svg:height="0.1008in" svg:x="0.9886in" svg:y="0.0126in" svg:viewBox="0 0 128 257" svg:d="M79 10c0-9 0-10-9-10-24 25-58 25-70 25 0 5 0 8 0 12 8 0 31 0 51-9 0 66 0 132 0 198 0 13-1 18-37 18-4 0-7 0-12 0 0 5 0 9 0 13 13-3 48-3 63-3s49 0 63 3c0-4 0-8 0-13-5 0-8 0-12 0-36 0-37-4-37-18 0-72 0-145 0-216z"><text:p/></draw:path></draw:g></text:span><text:span text:style-name="T8"><text:s/>אז משום ש־</text:span><text:span text:style-name="T8"><draw:g text:anchor-type="as-char" svg:y="-0.1134in" draw:z-index="338" draw:name="Shape139" draw:style-name="gr1"><svg:title>TexMaths</svg:title><svg:desc>11§inline§f(n) \in \Neven§svg§600§FALSE§</svg:desc><draw:path draw:style-name="gr2" draw:text-style-name="P5" svg:width="0.8114in" svg:height="0.1358in" svg:x="0.0004in" svg:y="0.0071in" svg:viewBox="0 0 2062 346" svg:d="M1032 346c-345 0-688 0-1032 0 0-116 0-230 0-346 687 0 1375 0 2062 0 0 116 0 230 0 346-343 0-687 0-1030 0z"><text:p/></draw:path><draw:path draw:style-name="gr3" draw:text-style-name="P6" svg:width="0.0752in" svg:height="0.1374in" svg:x="0.0008in" svg:y="0.0067in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0346in" svg:height="0.1512in" svg:x="0.0988in" svg:y="0in" svg:viewBox="0 0 89 385" svg:d="M89 381c0-1 0-1-7-8-48-49-60-122-60-179 0-68 14-136 63-183 4-5 4-5 4-7 0-3-1-4-3-4-5 0-39 26-62 76-20 42-24 85-24 118 0 28 4 75 25 119 23 47 56 72 61 72 2 0 3-1 3-4z"><text:p/></draw:path><draw:path draw:style-name="gr3" draw:text-style-name="P6" svg:width="0.0819in" svg:height="0.0685in" svg:x="0.1472in" svg:y="0.0453in" svg:viewBox="0 0 209 175" svg:d="M22 148c-1 6-3 15-3 17 0 7 5 10 12 10 4 0 11-3 14-11 0-1 4-19 7-29 3-12 5-23 8-34 3-9 5-17 7-26 1-7 4-18 4-19 7-12 27-47 64-47 18 0 21 14 21 26 0 24-20 74-25 91-3 8-5 13-5 17 0 19 15 32 32 32 37 0 51-56 51-59 0-4-3-4-4-4-5 0-5 1-6 7-8 26-21 47-40 47-6 0-9-3-9-12 0-10 4-19 7-27 7-21 23-63 23-85 0-27-16-42-44-42-35 0-54 25-60 34-2-22-18-34-35-34-19 0-26 15-30 22-6 13-11 36-11 37 0 5 3 5 4 5 4 0 5-1 7-9 7-27 14-46 29-46 7 0 11 4 11 17 0 8-2 13-6 32-8 30-15 60-23 90z"><text:p/></draw:path><draw:path draw:style-name="gr3" draw:text-style-name="P6" svg:width="0.035in" svg:height="0.1512in" svg:x="0.2425in" svg:y="0in" svg:viewBox="0 0 90 385" svg:d="M90 194c0-31-4-77-25-121-23-48-57-73-61-73-2 0-4 2-4 4s0 2 8 9c38 38 60 99 60 181 0 64-14 132-63 180-5 6-5 6-5 7 0 2 2 4 4 4 4 0 39-26 62-76 20-41 24-84 24-115z"><text:p/></draw:path><draw:path draw:style-name="gr3" draw:text-style-name="P6" svg:width="0.0752in" svg:height="0.087in" svg:x="0.348in" svg:y="0.0307in" svg:viewBox="0 0 192 222" svg:d="M179 120c7 0 13 0 13-8 0-9-6-9-13-9-55 0-109 0-164 0 5-50 50-88 104-88 20 0 40 0 60 0 7 0 13 0 13-7 0-8-6-8-13-8-20 0-40 0-60 0-67 0-119 50-119 112s52 110 119 110c20 0 40 0 60 0 7 0 13 0 13-7s-6-7-13-7c-20 0-40 0-60 0-54 0-99-37-104-88 55 0 109 0 164 0z"><text:p/></draw:path><draw:path draw:style-name="gr3" draw:text-style-name="P6" svg:width="0.1028in" svg:height="0.1063in" svg:x="0.4823in" svg:y="0.0098in" svg:viewBox="0 0 262 271" svg:d="M34 35c0 63 0 126 0 187 0 20-3 28-23 28-4 0-11 0-11 7 0 6 7 6 13 6 20 0 40 0 60 0 7 0 13 0 13-6 0-7-7-7-12-7-21 0-25-9-25-29 0-58 0-118 0-176 57 74 112 148 168 220 3 5 5 6 7 6 7 0 7-7 7-13 0-72 0-145 0-217 0-21 4-27 22-28 2 0 9 0 9-6 0-7-6-7-13-7-19 0-38 0-57 0-6 0-13 0-13 7 0 6 7 6 11 6 22 1 26 9 26 29 0 39 0 80 0 121-39-53-79-105-117-157-4-6-6-6-14-6-22 0-45 0-67 0-7 0-14 0-14 7 0 6 7 6 9 6 10 1 18 8 21 12 0 4 0 5 0 10zM218 243c-56-72-112-146-169-220-3-5-3-5-7-10 15 0 31 0 46 0 43 59 87 117 130 176 0 18 0 37 0 54z"><text:p/></draw:path><draw:path draw:style-name="gr3" draw:text-style-name="P6" svg:width="0.0449in" svg:height="0.048in" svg:x="0.5929in" svg:y="0.0886in" svg:viewBox="0 0 115 123" svg:d="M108 59c5 0 7 0 7-6 0-23-13-53-53-53-36 0-62 29-62 62 0 34 30 61 66 61s49-28 49-35c0-1 0-3-4-3-3 0-4 1-5 4-8 22-29 26-39 26-12 0-24-6-33-16-10-13-10-30-10-40 28 0 56 0 84 0zM24 52c3-38 28-44 38-44 34 0 35 37 35 44-24 0-49 0-73 0z"><text:p/></draw:path><draw:path draw:style-name="gr3" draw:text-style-name="P6" svg:width="0.0567in" svg:height="0.0465in" svg:x="0.6457in" svg:y="0.0898in" svg:viewBox="0 0 145 119" svg:d="M120 26c8-16 22-16 25-16 0-3 0-7 0-10-6 0-13 1-20 1s-17 0-25-1c0 3 0 7 0 10 12 0 12 9 12 10s0 4-2 8c-10 22-21 44-31 67-11-26-22-50-33-74-1-2-2-3-2-6 0-5 9-5 14-5 0-3 0-7 0-10-1 0-20 1-31 1-8 0-18 0-27-1 0 3 0 7 0 10 15 0 19 0 23 10 14 31 28 61 42 93 2 4 3 6 8 6s6-2 7-6c13-29 27-58 40-87z"><text:p/></draw:path><draw:path draw:style-name="gr3" draw:text-style-name="P6" svg:width="0.0457in" svg:height="0.048in" svg:x="0.7071in" svg:y="0.0886in" svg:viewBox="0 0 117 123" svg:d="M109 59c5 0 8 0 8-6 0-23-14-53-54-53-36 0-63 29-63 62 0 34 31 61 66 61 37 0 51-28 51-35 0-1-2-3-5-3s-4 1-5 4c-8 22-29 26-39 26-12 0-24-6-33-16-10-13-10-30-10-40 28 0 56 0 84 0zM25 52c4-38 28-44 38-44 33 0 34 37 35 44-24 0-49 0-73 0z"><text:p/></draw:path><draw:path draw:style-name="gr3" draw:text-style-name="P6" svg:width="0.0567in" svg:height="0.0465in" svg:x="0.763in" svg:y="0.0898in" svg:viewBox="0 0 145 119" svg:d="M124 36c0-23-11-36-40-36-22 0-37 12-44 25 0-8 0-16 0-25-14 1-27 1-40 2 0 4 0 7 0 10 18 0 20 2 20 16 0 23 0 46 0 69 0 12-2 12-20 12 0 3 0 7 0 10 10-1 20-1 31-1 10 0 28 0 31 1 0-3 0-7 0-10-18 0-20 0-20-12 0-17 0-32 0-49 0-28 22-41 39-41 20 0 22 15 22 28 0 21 0 41 0 62 0 12-3 12-21 12 0 3 0 7 0 10 2 0 20-1 32-1 10 0 29 0 31 1 0-3 0-7 0-10-17 0-21 0-21-12 0-21 0-41 0-61z"><text:p/></draw:path></draw:g></text:span><text:span text:style-name="T8"> אז </text:span><text:span text:style-name="T8"><draw:g text:anchor-type="as-char" svg:y="-0.1744in" draw:z-index="339" draw:name="Shape140" draw:style-name="gr1"><svg:title>TexMaths</svg:title><svg:desc>11§inline§\lf \tfrac{f(n)}{2} \rf = \tfrac{f(n)}{2} := c \in \N§svg§600§FALSE§</svg:desc><draw:path draw:style-name="gr2" draw:text-style-name="P5" svg:width="1.5075in" svg:height="0.2575in" svg:x="0.0004in" svg:y="0.0071in" svg:viewBox="0 0 3830 655" svg:d="M1916 655c-640 0-1278 0-1916 0 0-218 0-437 0-655 1276 0 2554 0 3830 0 0 218 0 437 0 655-638 0-1276 0-1914 0z"><text:p/></draw:path><draw:path draw:style-name="gr3" draw:text-style-name="P6" svg:width="0.0425in" svg:height="0.2732in" svg:x="0.0272in" svg:y="0.0004in" svg:viewBox="0 0 109 695" svg:d="M0 695c36 0 73 0 109 0 0-7 0-12 0-19-31 0-61 0-91 0 0-226 0-450 0-676-6 0-12 0-18 0 0 231 0 463 0 695z"><text:p/></draw:path><draw:path draw:style-name="gr3" draw:text-style-name="P6" svg:width="0.0559in" svg:height="0.0961in" svg:x="0.0992in" svg:y="0.0272in" svg:viewBox="0 0 143 245" svg:d="M90 84c9 0 18 0 27 0 5 0 8 0 8-7 0-3-3-3-8-3-8 0-17 0-25 0 6-34 8-48 10-55 1-6 8-11 15-11 4 1 7 0 12 3-11 3-12 13-12 14 0 6 5 10 11 10 7 0 15-6 15-16 0-12-13-19-26-19-12 0-26 7-33 20-6 10-8 22-14 54-6 0-14 0-20 0s-9 0-9 5 3 5 7 5c7 0 14 0 20 0 0 1-16 99-23 127-1 6-6 27-19 27-1 0-7 0-12-4 11-3 12-13 12-15 0-5-5-10-11-10-7 0-15 7-15 17 0 12 12 19 26 19 17 0 29-17 32-24 10-17 17-51 17-54 5-28 10-56 15-83z"><text:p/></draw:path><draw:path draw:style-name="gr3" draw:text-style-name="P6" svg:width="0.0272in" svg:height="0.1063in" svg:x="0.1752in" svg:y="0.0217in" svg:viewBox="0 0 70 271" svg:d="M65 0c-52 36-65 94-65 135 0 39 11 97 65 136 2 0 5 0 5-3s-1-3-3-5c-36-32-49-78-49-128 0-72 28-109 50-128 1-1 2-1 2-4s-3-3-5-3z"><text:p/></draw:path><draw:path draw:style-name="gr3" draw:text-style-name="P6" svg:width="0.0646in" svg:height="0.0476in" svg:x="0.2154in" svg:y="0.0543in" svg:viewBox="0 0 165 122" svg:d="M20 102c-1 4-1 8-2 11 0 7 4 9 8 9 5 0 9-3 11-5 3-3 4-11 5-18 1-4 4-16 5-24 3-6 4-11 6-18 2-11 3-13 11-24s20-25 41-25c15 0 15 14 15 18 0 17-11 47-15 59-4 7-5 10-5 14 0 14 12 23 27 23 26 0 38-37 38-41s-3-4-4-4c-4 0-5 2-6 6-5 20-17 31-28 31-6 0-7-3-7-8 0-7 1-10 7-22 3-9 14-38 14-53 0-27-21-31-35-31-23 0-38 14-47 25-1-18-17-25-28-25-12 0-18 9-21 15-7 10-10 26-10 27 0 3 3 3 4 3 4 0 5-1 6-8 4-16 10-29 20-29 7 0 9 6 9 13 0 5-4 15-5 23-2 7-4 18-5 24-4 11-6 23-9 34z"><text:p/></draw:path><draw:path draw:style-name="gr3" draw:text-style-name="P6" svg:width="0.0272in" svg:height="0.1063in" svg:x="0.2929in" svg:y="0.0217in" svg:viewBox="0 0 70 271" svg:d="M6 0c-3 0-6 0-6 3s1 3 2 5c24 21 50 58 50 127 0 57-18 99-46 126-5 4-6 5-6 7 0 1 1 3 3 3 4 0 30-18 48-52 12-22 19-52 19-84 0-37-11-96-64-135z"><text:p/></draw:path><draw:path draw:style-name="gr3" draw:text-style-name="P6" svg:width="0.2413in" svg:height="0.0055in" svg:x="0.0913in" svg:y="0.1346in" svg:viewBox="0 0 614 15" svg:d="M307 15c-102 0-205 0-307 0 0-5 0-9 0-15 205 0 409 0 614 0 0 6 0 10 0 15-102 0-205 0-307 0z"><text:p/></draw:path><draw:path draw:style-name="gr3" draw:text-style-name="P6" svg:width="0.0469in" svg:height="0.0701in" svg:x="0.1886in" svg:y="0.1571in" svg:viewBox="0 0 120 179" svg:d="M120 130c-3 0-6 0-9 0-1 7-4 22-8 25-2 1-23 1-26 1-16 0-33 0-49 0 27-25 37-33 53-45 20-16 39-33 39-58 0-33-29-53-64-53-33 0-56 23-56 48 0 14 12 16 14 16 7 0 15-6 15-14 0-6-1-15-16-15 8-20 27-25 40-25 26 0 41 21 41 43 0 23-17 42-26 52-22 20-43 41-65 63-3 4-3 4-3 11 37 0 74 0 111 0 3-16 6-33 9-49z"><text:p/></draw:path><draw:path draw:style-name="gr3" draw:text-style-name="P6" svg:width="0.0429in" svg:height="0.2732in" svg:x="0.3539in" svg:y="0.0004in" svg:viewBox="0 0 110 695" svg:d="M91 676c-30 0-60 0-91 0 0 7 0 12 0 19 36 0 74 0 110 0 0-232 0-464 0-695-7 0-12 0-19 0 0 226 0 450 0 676z"><text:p/></draw:path><draw:path draw:style-name="gr3" draw:text-style-name="P6" svg:width="0.1008in" svg:height="0.035in" svg:x="0.4823in" svg:y="0.1189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559in" svg:height="0.0961in" svg:x="0.6606in" svg:y="0.0272in" svg:viewBox="0 0 143 245" svg:d="M90 84c9 0 18 0 27 0 5 0 8 0 8-7 0-3-3-3-8-3-8 0-17 0-25 0 6-34 8-48 10-55 1-6 8-11 15-11 4 1 7 0 12 3-11 3-12 13-12 14 0 6 5 10 11 10 7 0 15-6 15-16 0-12-13-19-26-19-12 0-26 7-33 20-6 10-8 22-14 54-6 0-14 0-20 0s-9 0-9 5 3 5 7 5c7 0 14 0 20 0 0 1-16 99-23 127-1 6-6 27-19 27-1 0-7 0-12-4 11-3 12-13 12-15 0-5-5-10-11-10-7 0-15 7-15 17 0 12 12 19 26 19 17 0 29-17 32-24 10-17 17-51 17-54 5-28 10-56 15-83z"><text:p/></draw:path><draw:path draw:style-name="gr3" draw:text-style-name="P6" svg:width="0.0272in" svg:height="0.1063in" svg:x="0.7366in" svg:y="0.0217in" svg:viewBox="0 0 70 271" svg:d="M65 0c-52 36-65 94-65 135 0 39 11 97 65 136 2 0 5 0 5-3s-1-3-3-5c-36-32-49-78-49-128 0-72 28-109 50-128 1-1 2-1 2-4s-3-3-5-3z"><text:p/></draw:path><draw:path draw:style-name="gr3" draw:text-style-name="P6" svg:width="0.0646in" svg:height="0.0476in" svg:x="0.7764in" svg:y="0.0543in" svg:viewBox="0 0 165 122" svg:d="M20 102c-1 4-1 8-2 11 0 7 4 9 8 9 5 0 9-3 11-5 3-3 4-11 5-18 1-4 4-16 5-24 3-6 4-11 6-18 2-11 3-13 11-24s20-25 41-25c15 0 15 14 15 18 0 17-11 47-15 59-4 7-5 10-5 14 0 14 12 23 27 23 26 0 38-37 38-41s-3-4-4-4c-4 0-5 2-6 6-5 20-17 31-28 31-6 0-7-3-7-8 0-7 1-10 7-22 3-9 14-38 14-53 0-27-21-31-35-31-23 0-38 14-47 25-1-18-17-25-28-25-12 0-18 9-21 15-7 10-10 26-10 27 0 3 3 3 4 3 4 0 5-1 6-8 4-16 10-29 20-29 7 0 9 6 9 13 0 5-4 15-5 23-2 7-4 18-5 24-4 11-6 23-9 34z"><text:p/></draw:path><draw:path draw:style-name="gr3" draw:text-style-name="P6" svg:width="0.0272in" svg:height="0.1063in" svg:x="0.8539in" svg:y="0.0217in" svg:viewBox="0 0 70 271" svg:d="M6 0c-3 0-6 0-6 3s1 3 2 5c24 21 50 58 50 127 0 57-18 99-46 126-6 4-6 5-6 7 0 1 1 3 3 3 4 0 30-18 48-52 12-22 19-52 19-84 0-37-11-96-64-135z"><text:p/></draw:path><draw:path draw:style-name="gr3" draw:text-style-name="P6" svg:width="0.2413in" svg:height="0.0055in" svg:x="0.6528in" svg:y="0.1346in" svg:viewBox="0 0 614 15" svg:d="M307 15c-102 0-205 0-307 0 0-5 0-9 0-15 205 0 409 0 614 0 0 6 0 10 0 15-102 0-205 0-307 0z"><text:p/></draw:path><draw:path draw:style-name="gr3" draw:text-style-name="P6" svg:width="0.0469in" svg:height="0.0701in" svg:x="0.75in" svg:y="0.1571in" svg:viewBox="0 0 120 179" svg:d="M120 130c-3 0-7 0-10 0 0 7-3 22-7 25-2 1-23 1-26 1-16 0-34 0-51 0 29-25 39-33 55-45 20-16 39-33 39-58 0-33-29-53-64-53-33 0-56 23-56 48 0 14 12 16 14 16 7 0 15-6 15-14 0-6-3-15-16-15 8-20 27-25 40-25 26 0 41 21 41 43 0 23-17 42-26 52-22 20-43 41-65 63-3 4-3 4-3 11 37 0 74 0 111 0 3-16 6-33 9-49z"><text:p/></draw:path><draw:path draw:style-name="gr3" draw:text-style-name="P6" svg:width="0.0157in" svg:height="0.065in" svg:x="0.9677in" svg:y="0.1098in" svg:viewBox="0 0 41 166" svg:d="M41 20c0-11-10-20-21-20s-20 9-20 20 9 21 20 21 21-10 21-21zM41 145c0-11-10-20-21-20s-20 9-20 20c0 12 9 21 20 21s21-9 21-21z"><text:p/></draw:path><draw:path draw:style-name="gr3" draw:text-style-name="P6" svg:width="0.1004in" svg:height="0.035in" svg:x="1.0055in" svg:y="0.1189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591in" svg:height="0.0685in" svg:x="1.1638in" svg:y="0.1083in" svg:viewBox="0 0 151 175" svg:d="M138 24c-7 0-13 0-18 5-6 6-7 13-7 15 0 10 7 13 15 13 11 0 22-9 22-24 0-19-19-33-47-33-51 0-103 55-103 109 0 35 23 66 63 66 55 0 88-41 88-46 0-2-2-5-5-5-2 0-3 1-5 4-31 38-73 38-77 38-24 0-35-18-35-42 0-16 7-54 21-77 12-22 33-39 55-39 13 0 27 5 33 16z"><text:p/></draw:path><draw:path draw:style-name="gr3" draw:text-style-name="P6" svg:width="0.0756in" svg:height="0.0882in" svg:x="1.2783in" svg:y="0.0925in" svg:viewBox="0 0 193 225" svg:d="M179 120c7 0 14 0 14-8 0-7-7-7-14-7-55 0-109 0-164 0 5-52 50-90 104-90 20 0 41 0 60 0 7 0 14 0 14-7 0-8-7-8-14-8-21 0-40 0-61 0-66 0-118 51-118 112 0 62 52 113 118 113 21 0 40 0 61 0 7 0 14 0 14-8s-7-8-14-8c-19 0-40 0-60 0-54 0-99-37-104-89 55 0 109 0 164 0z"><text:p/></draw:path><draw:path draw:style-name="gr3" draw:text-style-name="P6" svg:width="0.1028in" svg:height="0.1071in" svg:x="1.413in" svg:y="0.0713in" svg:viewBox="0 0 262 273" svg:d="M33 35c0 63 0 126 0 188 0 21-2 28-22 29-4 0-11 0-11 7 0 6 7 6 13 6 20 0 40 0 60 0 7 0 13 0 13-6 0-7-7-7-12-7-21-1-24-9-24-29 0-59 0-117 0-177 56 74 111 147 167 220 3 6 5 7 7 7 7 0 7-7 7-13 0-73 0-146 0-218 0-22 4-28 22-28 2 0 9-1 9-6 0-8-6-8-13-8-19 0-38 0-56 0-7 0-14 0-14 8 0 6 7 6 11 6 22 0 26 8 26 29 0 41 0 80 0 121-39-53-78-106-117-158-4-6-5-6-14-6-22 0-45 0-67 0-8 0-14 0-14 8 0 5 6 6 9 6 10 1 18 7 21 12-1 3-1 4-1 9zM218 245c-56-74-112-148-168-222-4-4-4-5-8-9 15 0 31 0 46 0 43 59 87 117 130 175 0 19 0 38 0 56z"><text:p/></draw:path></draw:g></text:span><text:span text:style-name="T8"><text:s/>ולכן </text:span><text:span text:style-name="T8"><draw:g text:anchor-type="as-char" svg:y="-0.1134in" draw:z-index="360" draw:name="Shape141" draw:style-name="gr1"><svg:title>TexMaths</svg:title><svg:desc>11§inline§g(n) \in \Nodd§svg§600§FALSE§</svg:desc><draw:path draw:style-name="gr2" draw:text-style-name="P5" svg:width="0.7606in" svg:height="0.1358in" svg:x="0.0051in" svg:y="0.0071in" svg:viewBox="0 0 1933 346" svg:d="M968 346c-323 0-645 0-968 0 0-116 0-230 0-346 644 0 1289 0 1933 0 0 116 0 230 0 346-322 0-644 0-965 0z"><text:p/></draw:path><draw:path draw:style-name="gr3" draw:text-style-name="P6" svg:width="0.0697in" svg:height="0.0976in" svg:x="-0.0004in" svg:y="0.0457in" svg:viewBox="0 0 178 249" svg:d="M177 25c0-2 1-4 1-6 0-7-5-11-11-11-4 0-14 3-16 16-7-14-21-24-37-24-44 0-91 54-91 110 0 38 23 61 52 61 22 0 41-18 44-22h1c-9 34-9 33-13 50-1 5-15 41-56 41-7 0-20 0-31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" draw:text-style-name="P6" svg:width="0.035in" svg:height="0.1512in" svg:x="0.0906in" svg:y="0in" svg:viewBox="0 0 90 385" svg:d="M90 381c0-1 0-1-6-8-49-49-62-122-62-180 0-67 15-135 63-182 5-5 5-5 5-7 0-3-2-4-4-4-3 0-39 26-62 76-20 42-24 85-24 117 0 29 4 76 25 120 23 47 58 72 61 72 2 0 4-1 4-4z"><text:p/></draw:path><draw:path draw:style-name="gr3" draw:text-style-name="P6" svg:width="0.0819in" svg:height="0.0685in" svg:x="0.1394in" svg:y="0.0457in" svg:viewBox="0 0 209 175" svg:d="M23 148c-1 6-3 15-3 17 0 7 5 10 11 10 4 0 11-3 14-11 0-1 5-19 8-29 2-12 5-23 8-34 2-9 4-17 6-26 2-7 5-18 6-19 5-12 26-47 62-47 18 0 21 14 21 26 0 24-18 74-25 91-3 8-3 13-3 17 0 19 13 32 30 32 37 0 51-56 51-59 0-4-3-4-4-4-4 0-4 1-6 7-7 26-21 47-39 47-7 0-9-3-9-12 0-10 3-19 6-27 8-21 24-63 24-85 0-27-17-42-45-42-35 0-53 25-60 34-1-22-18-34-35-34-18 0-26 15-29 22-6 13-12 36-12 37 0 5 3 4 4 5 5 0 5-1 7-9 7-27 14-46 29-46 7 0 12 4 12 17 0 8-1 13-7 32-8 30-14 60-22 90z"><text:p/></draw:path><draw:path draw:style-name="gr3" draw:text-style-name="P6" svg:width="0.0346in" svg:height="0.1512in" svg:x="0.235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076in" svg:height="0.087in" svg:x="0.3402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6" svg:width="0.1028in" svg:height="0.1063in" svg:x="0.4748in" svg:y="0.0098in" svg:viewBox="0 0 262 271" svg:d="M34 35c0 63 0 126 0 187 0 20-3 28-23 28-4 0-11 0-11 7 0 6 7 6 13 6 20 0 41 0 61 0 6 0 12 0 12-6 0-7-6-7-11-7-22 0-24-9-24-29 0-58 0-118 0-176 55 74 111 148 166 220 4 5 5 6 9 6 6 0 6-7 6-13 0-72 0-145 0-217 0-21 4-27 21-28 2 0 9 0 9-6 0-7-6-7-12-7-19 0-39 0-57 0-7 0-14 0-14 7 0 6 8 6 13 6 20 1 24 9 24 29 0 39 0 80 0 121-39-53-78-105-117-157-4-6-5-6-14-6-22 0-45 0-67 0-7 0-12 0-12 7 0 6 5 6 7 6 10 1 18 8 22 12-1 4-1 5-1 10zM218 243c-56-72-111-146-167-220-5-5-5-5-9-10 15 0 31 0 46 0 43 59 87 117 130 176 0 18 0 37 0 54z"><text:p/></draw:path><draw:path draw:style-name="gr3" draw:text-style-name="P6" svg:width="0.0516in" svg:height="0.048in" svg:x="0.585in" svg:y="0.0886in" svg:viewBox="0 0 132 123" svg:d="M132 63c0-33-29-63-66-63s-66 30-66 63c0 34 30 60 66 60s66-26 66-60zM66 115c-10 0-24-4-33-17-8-11-9-24-9-37 0-11 0-28 10-39 7-8 19-14 32-14 17 0 28 7 33 16 8 10 9 23 9 37 0 13-1 27-9 38-8 10-20 16-33 16z"><text:p/></draw:path><draw:path draw:style-name="gr3" draw:text-style-name="P6" svg:width="0.0567in" svg:height="0.0744in" svg:x="0.6496in" svg:y="0.0626in" svg:viewBox="0 0 145 190" svg:d="M84 3c0 4 0 7 0 10 18 0 21 2 21 16 0 18 0 36 0 55-10-9-24-15-39-15-35 0-66 27-66 61s29 60 63 60c23 0 36-12 40-16 0 5 0 11 0 16 15-1 28-2 42-2 0-3 0-6 0-10-18 0-21-2-21-15 0-55 0-109 0-163-13 1-27 2-40 3zM103 160c-7 13-20 23-38 23-15 0-26-9-32-17-5-7-9-18-9-36 0-6 0-27 12-39 10-12 23-15 32-15 12 0 24 7 32 16 3 5 3 5 3 9 0 19 0 39 0 59z"><text:p/></draw:path><draw:path draw:style-name="gr3" draw:text-style-name="P6" svg:width="0.0567in" svg:height="0.0744in" svg:x="0.7169in" svg:y="0.0626in" svg:viewBox="0 0 145 190" svg:d="M84 3c0 4 0 7 0 10 18 0 21 2 21 16 0 18 0 36 0 55-10-9-24-15-39-15-35 0-66 27-66 61s29 60 64 60c22 0 35-12 39-16 0 5 0 11 0 16 15-1 28-2 42-2 0-3 0-6 0-10-18 0-21-2-21-15 0-55 0-109 0-163-13 1-27 2-40 3zM103 160c-6 13-20 23-38 23-15 0-26-9-32-17-4-7-8-18-8-36 0-6 0-27 11-39s25-15 32-15c13 0 24 7 32 16 3 5 3 5 3 9 0 19 0 39 0 59z"><text:p/></draw:path></draw:g></text:span><text:span text:style-name="T8"><text:s/>ולכן </text:span><text:span text:style-name="T8"><draw:g text:anchor-type="as-char" svg:y="-0.1528in" draw:z-index="340" draw:name="Shape142" draw:style-name="gr1"><svg:title>TexMaths</svg:title><svg:desc>11§inline§\tfrac{g(n)}{2} = \tfrac{f(n)}{2} + 0.5 = c.5§svg§600§FALSE§</svg:desc><draw:path draw:style-name="gr2" draw:text-style-name="P5" svg:width="1.4764in" svg:height="0.1886in" svg:x="0.0079in" svg:y="0.0079in" svg:viewBox="0 0 3751 480" svg:d="M0 0c1250 0 2501 0 3751 0 0 160 0 320 0 480-1250 0-2501 0-3751 0 0-160 0-320 0-480z"><text:p/></draw:path><draw:path draw:style-name="gr3" draw:text-style-name="P6" svg:width="0.052in" svg:height="0.0677in" svg:x="0.0047in" svg:y="0.0327in" svg:viewBox="0 0 133 173" svg:d="M132 20c1-5 1-6 1-7 0-5-5-9-10-9s-11 6-12 11c-4-7-13-15-27-15-34 0-70 36-70 75 0 27 19 43 41 43 13 0 24-6 34-14-2 8-3 16-5 24-4 11-6 19-16 28-12 10-24 10-31 10-12 0-15 0-20-2 6-3 8-9 8-14 0-6-4-10-10-10-7 0-15 7-15 17 0 16 23 16 37 16 43 0 62-22 65-36 10-39 20-78 30-117zM95 82c-1 5-1 6-6 11-10 11-23 18-33 18-14 0-20-11-20-25 0-13 7-42 15-54 11-19 23-24 33-24 18 0 24 19 24 23 0 1 0 1-1 3-5 16-8 32-12 48z"><text:p/></draw:path><draw:path draw:style-name="gr3" draw:text-style-name="P6" svg:width="0.0272in" svg:height="0.1051in" svg:x="0.0752in" svg:y="0in" svg:viewBox="0 0 70 268" svg:d="M65 0c-52 36-65 93-65 134 0 38 11 97 65 134 2 0 5 0 5-4 0-1-1-2-2-3-36-32-49-78-49-126 0-74 27-109 49-128 1-2 2-3 2-4 0-3-3-3-5-3z"><text:p/></draw:path><draw:path draw:style-name="gr3" draw:text-style-name="P6" svg:width="0.0646in" svg:height="0.0476in" svg:x="0.1157in" svg:y="0.0327in" svg:viewBox="0 0 165 122" svg:d="M21 102c-1 3-3 10-3 11 0 5 5 9 10 9 4 0 8-5 9-7 2-2 4-11 6-16 1-6 4-18 5-24 2-7 4-12 5-19 3-11 3-13 12-24 7-11 20-24 40-24 16 0 16 13 16 18 0 17-12 46-16 57-3 8-4 10-4 15 0 14 12 24 26 24 27 0 38-38 38-42 0-3-2-2-3-3-5 0-5 1-6 4-6 22-17 33-28 33-6 0-7-4-7-10s1-10 6-22c3-7 14-36 14-51 0-27-21-31-35-31-22 0-38 13-45 24-3-19-18-24-29-24-12 0-19 8-22 14-6 10-10 25-10 27 0 4 3 3 4 4 5 0 5-1 7-9 4-15 9-28 20-28 6 0 9 5 9 13 0 4-3 14-5 22-2 7-4 18-5 24-4 12-6 23-9 35z"><text:p/></draw:path><draw:path draw:style-name="gr3" draw:text-style-name="P6" svg:width="0.0272in" svg:height="0.1051in" svg:x="0.1937in" svg:y="0in" svg:viewBox="0 0 70 268" svg:d="M4 0c-1 0-4 0-4 3 0 1 1 2 2 5 23 21 50 57 50 126 0 57-18 100-48 126-4 3-4 3-4 4s1 4 3 4c4 0 29-17 48-51 11-22 19-51 19-82 0-38-12-98-66-135z"><text:p/></draw:path><draw:path draw:style-name="gr3" draw:text-style-name="P6" svg:width="0.2331in" svg:height="0.0055in" svg:x="0in" svg:y="0.1114in" svg:viewBox="0 0 593 15" svg:d="M0 0c198 0 395 0 593 0 0 5 0 10 0 15-198 0-395 0-593 0 0-5 0-10 0-15z"><text:p/></draw:path><draw:path draw:style-name="gr3" draw:text-style-name="P6" svg:width="0.0469in" svg:height="0.0701in" svg:x="0.0933in" svg:y="0.1343in" svg:viewBox="0 0 120 179" svg:d="M120 129c-3 0-7 0-10 0 0 7-3 22-7 26-2 1-23 1-26 1-16 0-34 0-51 0 29-25 39-33 55-45 20-17 39-33 39-58 0-33-29-53-64-53-33 0-56 23-56 48 0 13 12 16 14 16 7 0 15-5 15-15 0-5-3-14-16-14 8-20 27-25 40-25 26 0 41 21 41 43 0 23-17 41-26 51-22 21-43 42-65 64-3 3-3 3-3 11 37 0 74 0 111 0 3-17 6-33 9-50z"><text:p/></draw:path><draw:path draw:style-name="gr3" draw:text-style-name="P6" svg:width="0.1004in" svg:height="0.035in" svg:x="0.3028in" svg:y="0.0972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6" svg:width="0.0559in" svg:height="0.0961in" svg:x="0.4807in" svg:y="0.0047in" svg:viewBox="0 0 143 245" svg:d="M90 83c9 0 18 0 27 0 5 0 8 0 8-5s-3-5-7-5c-9 0-17 0-26 0 6-34 8-46 10-53 3-7 8-12 15-12 4 1 7 0 12 3-11 3-11 13-11 15 0 6 4 10 10 10 7 0 15-6 15-16 0-13-13-20-26-20-12 0-26 7-33 21-6 10-8 22-14 52-6 0-14 0-20 0s-9 0-9 7c0 3 3 3 7 3 7 0 15 0 21 0-1 3-17 99-24 128-1 6-5 26-19 26-1 0-6 0-12-3 11-4 12-14 12-15 0-6-4-10-11-10s-15 6-15 17c0 12 12 19 26 19 17 0 29-18 32-23 10-19 17-52 17-55 5-29 10-56 15-84z"><text:p/></draw:path><draw:path draw:style-name="gr3" draw:text-style-name="P6" svg:width="0.0272in" svg:height="0.1051in" svg:x="0.5567in" svg:y="0in" svg:viewBox="0 0 70 268" svg:d="M65 0c-52 36-65 93-65 134 0 38 11 97 65 134 2 0 5 0 5-4 0-1-1-2-3-3-35-32-49-78-49-126 0-74 28-109 50-128 1-2 2-3 2-4 0-3-3-3-5-3z"><text:p/></draw:path><draw:path draw:style-name="gr3" draw:text-style-name="P6" svg:width="0.0646in" svg:height="0.0476in" svg:x="0.5969in" svg:y="0.0327in" svg:viewBox="0 0 165 122" svg:d="M20 102c-1 3-2 10-2 11 0 5 4 9 8 9 6 0 10-5 11-7 2-2 4-11 5-16 1-6 4-18 6-24 2-7 4-12 5-19 2-11 3-13 11-24s21-24 41-24c15 0 15 13 15 18 0 17-11 46-15 57-4 8-5 10-5 15 0 14 12 24 27 24 26 0 38-38 38-42 0-3-3-3-4-3-4 0-5 1-6 4-5 22-17 33-28 33-6 0-7-4-7-10s1-10 7-22c3-7 14-36 14-51 0-27-21-31-35-31-22 0-38 13-47 24-1-19-17-24-28-24s-18 8-21 14c-7 10-10 25-10 27 0 4 3 4 4 4 4 0 5-1 6-9 4-15 10-28 20-28 7 0 9 5 9 13 0 4-3 14-4 22-2 7-5 18-6 24-4 12-6 23-9 35z"><text:p/></draw:path><draw:path draw:style-name="gr3" draw:text-style-name="P6" svg:width="0.0272in" svg:height="0.1051in" svg:x="0.6744in" svg:y="0in" svg:viewBox="0 0 70 268" svg:d="M6 0c-3 0-6 0-6 3 0 1 1 2 3 5 23 21 49 57 49 126 0 57-18 100-46 126-5 3-6 3-6 4s1 4 4 4c4 0 29-17 47-51 12-22 19-51 19-82 0-38-11-98-64-135z"><text:p/></draw:path><draw:path draw:style-name="gr3" draw:text-style-name="P6" svg:width="0.2413in" svg:height="0.0055in" svg:x="0.4732in" svg:y="0.1114in" svg:viewBox="0 0 614 15" svg:d="M0 0c205 0 409 0 614 0 0 5 0 10 0 15-205 0-409 0-614 0 0-5 0-10 0-15z"><text:p/></draw:path><draw:path draw:style-name="gr3" draw:text-style-name="P6" svg:width="0.0469in" svg:height="0.0701in" svg:x="0.5701in" svg:y="0.1343in" svg:viewBox="0 0 120 179" svg:d="M120 129c-3 0-6 0-9 0-1 7-4 22-8 26-2 1-23 1-26 1-16 0-33 0-49 0 27-25 37-33 53-45 20-17 39-33 39-58 0-33-29-53-64-53-33 0-56 23-56 48 0 13 12 16 14 16 7 0 15-5 15-15 0-5-1-14-16-14 8-20 27-25 40-25 26 0 41 21 41 43 0 23-17 41-26 51-22 21-43 42-65 64-3 3-3 3-3 11 37 0 75 0 112 0 2-17 6-33 8-50z"><text:p/></draw:path><draw:path draw:style-name="gr3" draw:text-style-name="P6" svg:width="0.1004in" svg:height="0.1004in" svg:x="0.7752in" svg:y="0.0646in" svg:viewBox="0 0 256 256" svg:d="M136 135c37 0 72 0 108 0 6 0 12 0 12-8 0-7-6-7-12-7-36 0-71 0-108 0 0-37 0-72 0-108 0-5 0-12-7-12-8 0-8 7-8 12 0 36 0 71 0 108-36 0-73 0-109 0-5 0-12 0-12 7 0 8 7 8 12 8 36 0 73 0 109 0 0 36 0 72 0 108 0 6 0 13 8 13 7 0 7-7 7-13 0-36 0-72 0-108z"><text:p/></draw:path><draw:path draw:style-name="gr3" draw:text-style-name="P6" svg:width="0.0638in" svg:height="0.1031in" svg:x="0.9244in" svg:y="0.0524in" svg:viewBox="0 0 163 263" svg:d="M163 133c0-31-2-62-16-90-17-38-49-43-66-43-23 0-51 10-67 45-12 27-14 57-14 88 0 28 1 63 18 92 16 32 45 38 63 38 21 0 50-7 68-44 12-26 14-56 14-86zM81 256c-15 0-38-10-45-47-4-23-4-59-4-81 0-25 0-50 3-71 8-46 37-49 46-49 13 0 39 7 46 45 4 22 4 51 4 75 0 29 0 55-4 79-6 38-28 49-46 49z"><text:p/></draw:path><draw:path draw:style-name="gr3" draw:text-style-name="P6" svg:width="0.0157in" svg:height="0.0157in" svg:x="1.0075in" svg:y="0.1362in" svg:viewBox="0 0 41 41" svg:d="M41 21c0-12-9-21-20-21s-21 9-21 21c0 11 10 20 21 20s20-9 20-20z"><text:p/></draw:path><draw:path draw:style-name="gr3" draw:text-style-name="P6" svg:width="0.0602in" svg:height="0.1031in" svg:x="1.0445in" svg:y="0.0524in" svg:viewBox="0 0 154 263" svg:d="M154 179c0-46-32-85-73-85-18 0-35 6-49 20 0-25 0-50 0-76 8 3 21 6 33 6 47 0 75-35 75-41 0-2-1-3-5-3-1 0-1 0-3 1-8 3-26 11-53 11-15 0-33-3-50-11-4-1-4-1-5-1-4 0-4 3-4 9 0 38 0 75 0 114 0 6 0 10 5 10 3 0 4-1 5-4 4-6 18-26 50-26 20 0 30 18 33 24 6 14 7 30 7 48 0 14 0 37-9 53-10 15-24 25-42 25-28 0-50-21-57-42 1 0 2 0 7 0 13 0 20-10 20-19 0-10-7-19-20-19-6 0-19 4-19 21 0 33 26 69 70 69s84-36 84-84z"><text:p/></draw:path><draw:path draw:style-name="gr3" draw:text-style-name="P6" svg:width="0.1008in" svg:height="0.035in" svg:x="1.1638in" svg:y="0.0972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591in" svg:height="0.0681in" svg:x="1.322in" svg:y="0.0858in" svg:viewBox="0 0 151 174" svg:d="M138 24c-7 0-13 0-18 6-6 5-7 12-7 14 0 10 7 14 15 14 11 0 22-10 22-25 0-19-19-33-47-33-51 0-103 55-103 110 0 34 22 64 63 64 55 0 88-40 88-45 0-3-2-5-6-5-1 0-2 1-4 4-31 38-73 38-77 38-24 0-35-19-35-42 0-15 7-53 21-77 12-22 33-38 55-38 12 0 27 4 33 15z"><text:p/></draw:path><draw:path draw:style-name="gr3" draw:text-style-name="P6" svg:width="0.0157in" svg:height="0.0157in" svg:x="1.3949in" svg:y="0.1362in" svg:viewBox="0 0 41 41" svg:d="M41 21c0-12-10-21-21-21-12 0-20 9-20 21 0 11 8 20 20 20 11 0 21-9 21-20z"><text:p/></draw:path><draw:path draw:style-name="gr3" draw:text-style-name="P6" svg:width="0.0602in" svg:height="0.1031in" svg:x="1.4319in" svg:y="0.0524in" svg:viewBox="0 0 154 263" svg:d="M154 179c0-46-32-85-74-85-18 0-35 6-48 20 0-25 0-50 0-76 8 3 20 6 32 6 48 0 75-35 75-41 0-2-1-3-4-3-1 0-1 0-3 1-8 3-26 11-53 11-15 0-33-3-51-11-3-1-4-1-5-1-3 0-3 3-3 9 0 38 0 75 0 114 0 6 0 10 5 10 3 0 4-1 5-4 4-6 18-26 50-26 20 0 30 18 32 24 7 14 8 30 8 48 0 14 0 37-10 53-9 15-23 25-41 25-28 0-50-21-57-42 1 0 2 0 7 0 13 0 20-10 20-19 0-10-7-19-20-19-6 0-19 4-19 21 0 33 26 69 69 69 45 0 85-36 85-84z"><text:p/></draw:path></draw:g></text:span><text:span text:style-name="T8"><text:s/>וסה"כ </text:span><text:span text:style-name="T8"><draw:g text:anchor-type="as-char" svg:y="-0.1134in" draw:z-index="341" draw:name="Shape143" draw:style-name="gr1"><svg:title>TexMaths</svg:title><svg:desc>11§inline§\lf c.5 \rf = c§svg§600§FALSE§</svg:desc><draw:path draw:style-name="gr2" draw:text-style-name="P5" svg:width="0.5713in" svg:height="0.1358in" svg:x="0.0004in" svg:y="0.0071in" svg:viewBox="0 0 1452 346" svg:d="M727 346c-243 0-485 0-727 0 0-116 0-230 0-346 484 0 968 0 1452 0 0 116 0 230 0 346-242 0-484 0-725 0z"><text:p/></draw:path><draw:path draw:style-name="gr3" draw:text-style-name="P6" svg:width="0.0374in" svg:height="0.1512in" svg:x="0.0189in" svg:y="0in" svg:viewBox="0 0 96 385" svg:d="M83 385c5 0 13 0 13-7 0-8-8-8-13-8-22 0-46 0-68 0 0-119 0-237 0-356 0-6 0-14-7-14-8 0-8 9-8 14 0 119 0 238 0 357 0 12 2 14 14 14 23 0 45 0 69 0z"><text:p/></draw:path><draw:path draw:style-name="gr3" draw:text-style-name="P6" svg:width="0.0587in" svg:height="0.0685in" svg:x="0.0665in" svg:y="0.0453in" svg:viewBox="0 0 150 175" svg:d="M136 24c-5 0-11 0-16 6-7 5-7 12-7 15 0 9 7 13 15 13 11 0 21-10 21-25 0-19-18-33-46-33-52 0-103 55-103 110 0 34 22 65 63 65 55 0 87-41 87-45 0-2-3-6-5-6s-2 2-4 5c-31 37-73 37-78 37-24 0-34-18-34-42 0-15 7-52 21-77 12-22 33-38 53-38 14 0 28 4 33 15z"><text:p/></draw:path><draw:path draw:style-name="gr3" draw:text-style-name="P6" svg:width="0.0161in" svg:height="0.0157in" svg:x="0.139in" svg:y="0.0972in" svg:viewBox="0 0 42 41" svg:d="M42 21c0-12-10-21-21-21s-21 9-21 21c0 11 10 20 21 20s21-9 21-20z"><text:p/></draw:path><draw:path draw:style-name="gr3" draw:text-style-name="P6" svg:width="0.0606in" svg:height="0.1035in" svg:x="0.176in" svg:y="0.013in" svg:viewBox="0 0 155 264" svg:d="M155 179c0-46-32-84-74-84-18 0-35 6-49 20 0-26 0-51 0-76 8 3 21 5 33 5 47 0 75-35 75-40 0-3-1-4-5-4-1 0-1 0-2 1-9 3-27 11-53 11-15 0-33-3-51-11-4-1-4-1-5-1-4 0-4 3-4 9 0 38 0 76 0 114 0 8 0 10 5 10 4 0 4-1 6-3 4-6 19-27 49-27 20 0 30 18 33 25 7 14 7 29 7 48 0 13 0 36-9 52-10 15-24 25-42 25-27 0-49-21-56-43 1 0 2 0 7 0 12 0 19-9 19-17 0-10-7-19-19-19-6 0-20 3-20 21 0 32 28 69 70 69 46 0 85-37 85-85z"><text:p/></draw:path><draw:path draw:style-name="gr3" draw:text-style-name="P6" svg:width="0.0374in" svg:height="0.1512in" svg:x="0.2476in" svg:y="0in" svg:viewBox="0 0 96 385" svg:d="M96 14c0-6 0-14-8-14s-8 9-8 14c0 119 0 237 0 356-22 0-45 0-67 0-5 0-13 0-13 8 0 7 8 7 13 7 23 0 46 0 70 0 12 0 13-1 13-14 0-119 0-238 0-357z"><text:p/></draw:path><draw:path draw:style-name="gr3" draw:text-style-name="P6" svg:width="0.1004in" svg:height="0.0354in" svg:x="0.3626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591in" svg:height="0.0685in" svg:x="0.5209in" svg:y="0.0453in" svg:viewBox="0 0 151 175" svg:d="M138 24c-7 0-13 0-18 6-6 5-7 12-7 15 0 9 7 13 15 13 11 0 22-10 22-25 0-19-19-33-47-33-51 0-103 55-103 110 0 34 23 65 63 65 55 0 88-41 88-45 0-2-2-6-5-6-2 0-3 2-5 5-31 37-73 37-77 37-24 0-35-18-35-42 0-15 7-52 21-77 12-22 33-38 55-38 13 0 27 4 33 15z"><text:p/></draw:path></draw:g></text:span><text:span text:style-name="T8"><text:s/>ומטרנזיטיביות והצבה </text:span><text:span text:style-name="T8"><draw:g text:anchor-type="as-char" svg:y="-0.1744in" draw:z-index="342" draw:name="Shape144" draw:style-name="gr1"><svg:title>TexMaths</svg:title><svg:desc>11§inline§\lf \tfrac{f(n)}{2} \rf = \lf \tfrac{g(n)}{2} \rf§svg§600§FALSE§</svg:desc><draw:path draw:style-name="gr2" draw:text-style-name="P5" svg:width="1.0213in" svg:height="0.2571in" svg:x="0.0004in" svg:y="0.0071in" svg:viewBox="0 0 2595 654" svg:d="M0 0c865 0 1731 0 2595 0 0 218 0 436 0 654-864 0-1730 0-2595 0 0-218 0-436 0-654z"><text:p/></draw:path><draw:path draw:style-name="gr3" draw:text-style-name="P6" svg:width="0.0429in" svg:height="0.2728in" svg:x="0.0268in" svg:y="0in" svg:viewBox="0 0 110 694" svg:d="M0 694c36 0 74 0 110 0 0-6 0-13 0-18-31 0-60 0-91 0 0-226 0-450 0-676-7 0-12 0-19 0 0 231 0 462 0 694z"><text:p/></draw:path><draw:path draw:style-name="gr3" draw:text-style-name="P6" svg:width="0.0559in" svg:height="0.0961in" svg:x="0.0992in" svg:y="0.0252in" svg:viewBox="0 0 143 245" svg:d="M90 84c9 0 18 0 27 0 5 0 8 0 8-6 0-4-3-4-8-4-9 0-17 0-26 0 7-34 9-46 11-54 1-7 8-12 15-12 4 1 6 0 12 3-11 3-12 13-12 15 0 6 4 10 11 10s15-6 15-16c0-12-13-20-26-20-12 0-26 8-33 21-6 10-8 22-14 53-6 0-14 0-20 0s-10 0-10 6c0 4 4 4 8 4 7 0 14 0 20 0 0 2-16 99-23 127-2 7-6 27-20 27-3-1-6 0-11-2 11-5 11-15 11-16 0-5-4-10-10-10-7 0-15 7-15 17 0 12 12 18 25 18 18 0 30-17 33-23 10-18 16-51 17-55 5-28 10-56 15-83z"><text:p/></draw:path><draw:path draw:style-name="gr3" draw:text-style-name="P6" svg:width="0.0272in" svg:height="0.1059in" svg:x="0.1744in" svg:y="0.0213in" svg:viewBox="0 0 70 270" svg:d="M65 0c-51 36-65 94-65 135 0 38 12 97 65 135 2 0 5 0 5-4 0-1 0-2-2-3-36-33-49-78-49-128 0-72 27-109 50-128 1-1 1-3 1-4 0-3-3-3-5-3z"><text:p/></draw:path><draw:path draw:style-name="gr3" draw:text-style-name="P6" svg:width="0.065in" svg:height="0.0476in" svg:x="0.215in" svg:y="0.0543in" svg:viewBox="0 0 166 122" svg:d="M21 102c-1 4-3 10-3 11 0 6 5 9 10 9 4 0 7-4 9-6 3-4 5-11 6-17 1-5 4-18 5-24 3-6 4-12 5-18 3-12 4-13 12-25 8-10 20-24 41-24 15 0 15 13 15 18 0 17-11 47-15 58-4 7-5 10-5 15 0 14 12 23 26 23 27 0 39-37 39-42 0-3-3-3-4-3-5 0-5 1-6 4-6 22-17 33-28 33-6 0-7-4-7-9 0-6 1-10 7-22 3-8 14-37 14-52 0-27-21-31-35-31-23 0-39 13-46 24-3-18-18-24-29-24-12 0-18 9-22 14-6 10-10 26-10 28 0 3 4 3 6 3 3 0 3-1 5-9 4-15 9-28 20-28 6 0 9 5 9 13 0 5-3 14-5 22-2 7-4 19-5 24-4 12-6 23-9 35z"><text:p/></draw:path><draw:path draw:style-name="gr3" draw:text-style-name="P6" svg:width="0.0272in" svg:height="0.1059in" svg:x="0.2929in" svg:y="0.0213in" svg:viewBox="0 0 70 270" svg:d="M6 0c-3 0-6 0-6 3 0 1 1 3 2 5 23 21 50 57 50 127 0 57-18 99-48 126-4 4-4 3-4 5s1 4 3 4c4 0 30-18 48-52 12-22 19-51 19-83 0-38-12-98-64-135z"><text:p/></draw:path><draw:path draw:style-name="gr3" draw:text-style-name="P6" svg:width="0.2409in" svg:height="0.0055in" svg:x="0.0913in" svg:y="0.1335in" svg:viewBox="0 0 613 15" svg:d="M0 0c205 0 408 0 613 0 0 6 0 10 0 15-205 0-408 0-613 0 0-5 0-9 0-15z"><text:p/></draw:path><draw:path draw:style-name="gr3" draw:text-style-name="P6" svg:width="0.0469in" svg:height="0.0701in" svg:x="0.1886in" svg:y="0.1563in" svg:viewBox="0 0 120 179" svg:d="M120 131c-3 0-7 0-10 0 0 6-3 22-7 24-2 1-23 1-26 1-16 0-34 0-51 0 29-24 39-32 54-45 21-15 40-33 40-58 0-33-29-53-64-53-33 0-56 24-56 48 0 15 12 16 14 16 7 0 15-5 15-14 0-5-3-15-16-15 8-18 27-25 39-25 27 0 42 21 42 43 0 24-17 42-26 52-22 20-44 43-66 65-2 2-2 2-2 9 37 0 74 0 111 0 3-16 6-33 9-48z"><text:p/></draw:path><draw:path draw:style-name="gr3" draw:text-style-name="P6" svg:width="0.0425in" svg:height="0.2728in" svg:x="0.3539in" svg:y="0in" svg:viewBox="0 0 109 694" svg:d="M91 676c-30 0-60 0-91 0 0 5 0 12 0 18 36 0 73 0 109 0 0-232 0-463 0-694-6 0-12 0-18 0 0 226 0 450 0 676z"><text:p/></draw:path><draw:path draw:style-name="gr3" draw:text-style-name="P6" svg:width="0.1008in" svg:height="0.035in" svg:x="0.4823in" svg:y="0.1189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425in" svg:height="0.2728in" svg:x="0.6685in" svg:y="0in" svg:viewBox="0 0 109 694" svg:d="M0 694c36 0 73 0 109 0 0-6 0-13 0-18-31 0-61 0-91 0 0-226 0-450 0-676-6 0-12 0-18 0 0 231 0 462 0 694z"><text:p/></draw:path><draw:path draw:style-name="gr3" draw:text-style-name="P6" svg:width="0.052in" svg:height="0.0681in" svg:x="0.7374in" svg:y="0.0543in" svg:viewBox="0 0 133 174" svg:d="M132 20c1-5 1-6 1-7 0-5-5-7-10-7s-11 4-12 9c-4-7-13-15-27-15-34 0-70 36-70 75 0 27 19 44 41 44 13 0 24-6 34-14-2 7-3 15-5 24-4 11-6 19-16 27-12 10-24 10-31 10-12 0-15 0-20-1 6-3 8-10 8-14 0-6-5-10-10-10-7 0-15 7-15 16 0 17 23 17 37 17 43 0 62-21 65-36 10-40 20-79 30-118zM95 84c-1 3-1 4-6 10-10 11-23 17-33 17-14 0-21-11-21-25 0-12 8-42 16-54 11-19 23-24 33-24 18 0 24 20 24 23 0 1 0 1-1 3-5 17-8 33-12 50z"><text:p/></draw:path><draw:path draw:style-name="gr3" draw:text-style-name="P6" svg:width="0.0272in" svg:height="0.1059in" svg:x="0.8079in" svg:y="0.0213in" svg:viewBox="0 0 70 270" svg:d="M65 0c-52 36-65 94-65 135 0 38 11 97 65 135 2 0 5 0 5-4 0-1-1-2-2-3-36-33-49-78-49-128 0-72 27-109 49-128 1-1 2-3 2-4 0-3-3-3-5-3z"><text:p/></draw:path><draw:path draw:style-name="gr3" draw:text-style-name="P6" svg:width="0.0646in" svg:height="0.0476in" svg:x="0.848in" svg:y="0.0543in" svg:viewBox="0 0 165 122" svg:d="M21 102c-1 4-3 10-3 11 0 6 5 9 10 9 4 0 8-4 9-6 2-4 4-11 6-17 1-5 3-18 5-24s4-12 5-18c3-12 3-13 11-25 8-10 21-24 41-24 16 0 16 13 16 18 0 17-12 47-16 58-3 7-4 10-4 15 0 14 12 23 26 23 27 0 38-37 38-42 0-3-2-2-3-3-5 0-5 1-6 4-6 22-17 33-28 33-6 0-7-4-7-9 0-6 1-10 6-22 3-8 14-37 14-52 0-27-21-31-35-31-22 0-38 13-45 24-3-18-18-24-30-24-11 0-18 9-21 14-6 10-10 26-10 28 0 3 3 2 4 3 5 0 5-1 7-9 3-15 9-28 20-28 6 0 9 5 9 13 0 5-3 14-5 22-2 7-4 19-5 24-4 12-6 23-9 35z"><text:p/></draw:path><draw:path draw:style-name="gr3" draw:text-style-name="P6" svg:width="0.0268in" svg:height="0.1059in" svg:x="0.926in" svg:y="0.0213in" svg:viewBox="0 0 69 270" svg:d="M4 0c-1 0-4 0-4 3 0 1 1 3 2 5 23 21 50 57 50 127 0 57-18 99-48 126-4 4-4 3-4 5s1 4 3 4c4 0 29-18 48-52 11-22 18-51 18-83 0-38-11-98-65-135z"><text:p/></draw:path><draw:path draw:style-name="gr3" draw:text-style-name="P6" svg:width="0.2331in" svg:height="0.0055in" svg:x="0.7327in" svg:y="0.1335in" svg:viewBox="0 0 593 15" svg:d="M0 0c198 0 395 0 593 0 0 6 0 10 0 15-198 0-395 0-593 0 0-5 0-9 0-15z"><text:p/></draw:path><draw:path draw:style-name="gr3" draw:text-style-name="P6" svg:width="0.0469in" svg:height="0.0701in" svg:x="0.8256in" svg:y="0.1563in" svg:viewBox="0 0 120 179" svg:d="M120 131c-3 0-7 0-10 0 0 6-3 22-7 24-2 1-23 1-26 1-16 0-34 0-51 0 29-24 39-32 55-45 20-15 39-33 39-58 0-33-29-53-64-53-33 0-56 24-56 48 0 15 12 16 14 16 7 0 15-5 15-14 0-5-3-15-16-15 8-18 27-25 39-25 27 0 42 21 42 43 0 24-17 42-26 52-22 20-44 43-66 65-2 2-2 2-2 9 37 0 74 0 111 0 3-16 6-33 9-48z"><text:p/></draw:path><draw:path draw:style-name="gr3" draw:text-style-name="P6" svg:width="0.0425in" svg:height="0.2728in" svg:x="0.987in" svg:y="0in" svg:viewBox="0 0 109 694" svg:d="M90 676c-29 0-60 0-90 0 0 5 0 12 0 18 36 0 73 0 109 0 0-232 0-463 0-694-7 0-12 0-19 0 0 226 0 450 0 676z"><text:p/></draw:path></draw:g></text:span><text:span text:style-name="T8"><text:s/>כדרוש. </text:span></text:p>
            </text:list-item>
          </text:list>
        </text:list-item>
        <text:list-item>
          <text:p text:style-name="P31">אם <text:span text:style-name="T8"><draw:g text:anchor-type="as-char" svg:y="-0.1134in" draw:z-index="343" draw:name="Shape145" draw:style-name="gr1"><svg:title>TexMaths</svg:title><svg:desc>11§inline§f(n) \in \Nodd§svg§600§FALSE§</svg:desc><draw:path draw:style-name="gr2" draw:text-style-name="P5" svg:width="0.7724in" svg:height="0.1354in" svg:x="0.0004in" svg:y="0.0071in" svg:viewBox="0 0 1963 345" svg:d="M0 0c654 0 1309 0 1963 0 0 115 0 230 0 345-654 0-1309 0-1963 0 0-115 0-230 0-345z"><text:p/></draw:path><draw:path draw:style-name="gr3" draw:text-style-name="P6" svg:width="0.0752in" svg:height="0.137in" svg:x="0.0008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1-71 22-74 8-40 15-81 23-120z"><text:p/></draw:path><draw:path draw:style-name="gr3" draw:text-style-name="P6" svg:width="0.0346in" svg:height="0.1508in" svg:x="0.0988in" svg:y="0in" svg:viewBox="0 0 89 384" svg:d="M89 380c0-1 0-1-7-8-48-48-60-121-60-179 0-67 14-135 62-183 5-4 5-4 5-7 0-2-1-3-4-3-4 0-39 26-61 75-20 43-24 86-24 118 0 28 3 76 25 119 23 47 56 72 60 72 3 0 4-1 4-4z"><text:p/></draw:path><draw:path draw:style-name="gr3" draw:text-style-name="P6" svg:width="0.0823in" svg:height="0.0681in" svg:x="0.1469in" svg:y="0.0453in" svg:viewBox="0 0 210 174" svg:d="M23 148c-1 5-3 14-3 16 0 7 5 10 11 10 4 0 12-2 14-10 1-1 6-20 8-29 3-12 5-24 9-35 2-9 4-16 6-25 1-7 5-18 5-20 5-12 26-47 62-47 18 0 21 14 21 27 0 24-19 73-24 91-4 8-4 13-4 17 0 18 13 31 31 31 37 0 51-56 51-59 0-4-3-4-4-4-5 0-5 1-7 7-8 26-20 48-38 48-7 0-10-4-10-13 0-10 3-19 6-27 8-20 24-63 24-85 0-26-16-41-45-41-34 0-52 24-59 33-2-21-19-33-36-33-19 0-25 14-29 22-7 13-12 35-12 37 0 4 4 4 5 4 4 0 5 0 7-9 7-28 14-46 28-46 7 0 12 5 12 18 0 8-1 13-6 32-8 30-15 60-23 90z"><text:p/></draw:path><draw:path draw:style-name="gr3" draw:text-style-name="P6" svg:width="0.035in" svg:height="0.1508in" svg:x="0.2425in" svg:y="0in" svg:viewBox="0 0 90 384" svg:d="M90 193c0-30-4-77-26-120-23-48-56-73-60-73-2 0-4 1-4 3 0 3 0 3 8 10 37 38 59 99 59 180 0 65-14 132-62 181-5 5-5 5-5 6 0 3 2 4 4 4 4 0 39-26 61-75 20-43 25-85 25-116z"><text:p/></draw:path><draw:path draw:style-name="gr3" draw:text-style-name="P6" svg:width="0.076in" svg:height="0.087in" svg:x="0.3476in" svg:y="0.0307in" svg:viewBox="0 0 194 222" svg:d="M180 120c7 0 14 0 14-8 0-7-7-7-14-7-55 0-109 0-164 0 5-52 49-90 104-90 20 0 41 0 60 0 7 0 14 0 14-7 0-8-7-8-14-8-21 0-40 0-61 0-66 0-119 51-119 112 0 62 53 110 119 110 21 0 40 0 61 0 7 0 14 0 14-7 0-8-7-7-14-7-19 0-40 0-60 0-55 0-99-36-104-88 55 0 109 0 164 0z"><text:p/></draw:path><draw:path draw:style-name="gr3" draw:text-style-name="P6" svg:width="0.1024in" svg:height="0.1059in" svg:x="0.4823in" svg:y="0.0098in" svg:viewBox="0 0 261 270" svg:d="M33 34c0 63 0 126 0 187 0 21-3 28-22 28-4 0-11 1-11 6 0 8 5 8 13 8 20 0 40 0 60 0 6 0 13 0 13-8 0-5-7-6-12-6-21 0-25-8-25-29 0-58 0-117 0-175 57 73 112 147 168 219 3 5 5 6 7 6 7 0 7-6 7-12 0-72 0-145 0-217 0-22 3-28 21-28 2 0 9 0 9-6 0-7-6-7-12-7-19 0-38 0-57 0-7 0-13 0-13 7 0 6 7 6 11 6 21 0 24 8 24 29 0 39 0 79 0 120-38-53-78-105-116-156-3-6-5-6-13-6-23 0-45 0-69 0-6 0-12 0-12 7 0 5 6 6 8 6 11 1 18 8 22 12-1 4-1 4-1 9zM218 243c-56-73-112-147-169-221-4-4-4-5-7-9 15 0 29 0 45 0 44 59 87 117 131 175 0 18 0 37 0 55z"><text:p/></draw:path><draw:path draw:style-name="gr3" draw:text-style-name="P6" svg:width="0.052in" svg:height="0.0476in" svg:x="0.5925in" svg:y="0.089in" svg:viewBox="0 0 133 122" svg:d="M133 63c0-34-30-63-67-63s-66 29-66 63c0 33 29 59 66 59 36 0 67-26 67-59zM66 115c-10 0-24-4-33-17-8-11-9-25-9-37 0-13 1-28 10-40 7-8 19-13 32-13 16 0 27 6 34 15 7 11 8 24 8 38 0 12-1 26-9 37-7 11-20 17-33 17z"><text:p/></draw:path><draw:path draw:style-name="gr3" draw:text-style-name="P6" svg:width="0.0567in" svg:height="0.074in" svg:x="0.6567in" svg:y="0.063in" svg:viewBox="0 0 145 189" svg:d="M85 3c0 4 0 6 0 9 17 0 19 2 19 16 0 18 0 37 0 56-9-10-23-16-37-16-36 0-67 27-67 61s29 60 64 60c22 0 35-11 39-16 0 5 0 11 0 16 15-1 28-2 42-2 0-3 0-6 0-10-19 0-21-2-21-15 0-54 0-108 0-162-13 1-26 2-39 3zM103 159c-6 13-21 24-38 24-16 0-25-9-31-18-5-8-9-19-9-35 0-7 0-27 11-40 11-12 24-14 32-14 13 0 24 5 32 15 3 5 3 5 3 10 0 19 0 38 0 58z"><text:p/></draw:path><draw:path draw:style-name="gr3" draw:text-style-name="P6" svg:width="0.0567in" svg:height="0.074in" svg:x="0.724in" svg:y="0.063in" svg:viewBox="0 0 145 189" svg:d="M85 3c0 4 0 6 0 9 17 0 19 2 19 16 0 18 0 37 0 56-9-10-23-16-37-16-36 0-67 27-67 61s30 60 64 60c22 0 35-11 39-16 0 5 0 11 0 16 15-1 28-2 42-2 0-3 0-6 0-10-17 0-20-2-20-15 0-54 0-108 0-162-13 1-27 2-40 3zM103 159c-6 13-21 24-38 24-16 0-25-9-31-18-5-8-9-19-9-35 0-7 0-27 11-40 11-12 24-14 32-14 13 0 24 5 32 15 3 5 3 5 3 10 0 19 0 38 0 58z"><text:p/></draw:path></draw:g></text:span><text:span text:style-name="T8"><text:s/>אז </text:span><text:span text:style-name="T8"><draw:g text:anchor-type="as-char" svg:y="-0.1744in" draw:z-index="344" draw:name="Shape146" draw:style-name="gr1"><svg:title>TexMaths</svg:title><svg:desc>11§inline§\lf \tfrac{f(n)}{2} \rf = \lf \tfrac{g(n)}{2} \rf§svg§600§FALSE§</svg:desc><draw:path draw:style-name="gr2" draw:text-style-name="P5" svg:width="1.0213in" svg:height="0.2571in" svg:x="0.0004in" svg:y="0.0071in" svg:viewBox="0 0 2595 654" svg:d="M0 0c865 0 1731 0 2595 0 0 218 0 436 0 654-864 0-1730 0-2595 0 0-218 0-436 0-654z"><text:p/></draw:path><draw:path draw:style-name="gr3" draw:text-style-name="P6" svg:width="0.0429in" svg:height="0.2728in" svg:x="0.0268in" svg:y="0in" svg:viewBox="0 0 110 694" svg:d="M0 694c36 0 74 0 110 0 0-6 0-13 0-18-31 0-60 0-91 0 0-226 0-450 0-676-7 0-12 0-19 0 0 231 0 462 0 694z"><text:p/></draw:path><draw:path draw:style-name="gr3" draw:text-style-name="P6" svg:width="0.0559in" svg:height="0.0961in" svg:x="0.0992in" svg:y="0.0252in" svg:viewBox="0 0 143 245" svg:d="M90 84c9 0 18 0 27 0 5 0 8 0 8-6 0-4-3-4-8-4-9 0-17 0-26 0 7-34 9-46 11-54 1-7 8-12 15-12 4 1 6 0 12 3-11 3-12 13-12 15 0 6 4 10 11 10s15-6 15-16c0-12-13-20-26-20-12 0-26 8-33 21-6 10-8 22-14 53-6 0-14 0-20 0s-10 0-10 6c0 4 4 4 8 4 7 0 14 0 20 0 0 2-16 99-23 127-2 7-6 27-20 27-3-1-6 0-11-2 11-5 11-15 11-16 0-5-4-10-10-10-7 0-15 7-15 17 0 12 12 18 25 18 18 0 30-17 33-23 10-18 16-51 17-55 5-28 10-56 15-83z"><text:p/></draw:path><draw:path draw:style-name="gr3" draw:text-style-name="P6" svg:width="0.0272in" svg:height="0.1059in" svg:x="0.1744in" svg:y="0.0213in" svg:viewBox="0 0 70 270" svg:d="M65 0c-51 36-65 94-65 135 0 38 12 97 65 135 2 0 5 0 5-4 0-1 0-2-2-3-36-33-49-78-49-128 0-72 27-109 50-128 1-1 1-3 1-4 0-3-3-3-5-3z"><text:p/></draw:path><draw:path draw:style-name="gr3" draw:text-style-name="P6" svg:width="0.065in" svg:height="0.0476in" svg:x="0.215in" svg:y="0.0543in" svg:viewBox="0 0 166 122" svg:d="M21 102c-1 4-3 10-3 11 0 6 5 9 10 9 4 0 7-4 9-6 3-4 5-11 6-17 1-5 4-18 5-24 3-6 4-12 5-18 3-12 4-13 12-25 8-10 20-24 41-24 15 0 15 13 15 18 0 17-11 47-15 58-4 7-5 10-5 15 0 14 12 23 26 23 27 0 39-37 39-42 0-3-3-3-4-3-5 0-5 1-6 4-6 22-17 33-28 33-6 0-7-4-7-9 0-6 1-10 7-22 3-8 14-37 14-52 0-27-21-31-35-31-23 0-39 13-46 24-3-18-18-24-29-24-12 0-18 9-22 14-6 10-10 26-10 28 0 3 4 3 6 3 3 0 3-1 5-9 4-15 9-28 20-28 6 0 9 5 9 13 0 5-3 14-5 22-2 7-4 19-5 24-4 12-6 23-9 35z"><text:p/></draw:path><draw:path draw:style-name="gr3" draw:text-style-name="P6" svg:width="0.0272in" svg:height="0.1059in" svg:x="0.2929in" svg:y="0.0213in" svg:viewBox="0 0 70 270" svg:d="M6 0c-3 0-6 0-6 3 0 1 1 3 2 5 23 21 50 57 50 127 0 57-18 99-48 126-4 4-4 3-4 5s1 4 3 4c4 0 30-18 48-52 12-22 19-51 19-83 0-38-12-98-64-135z"><text:p/></draw:path><draw:path draw:style-name="gr3" draw:text-style-name="P6" svg:width="0.2409in" svg:height="0.0055in" svg:x="0.0913in" svg:y="0.1335in" svg:viewBox="0 0 613 15" svg:d="M0 0c205 0 408 0 613 0 0 6 0 10 0 15-205 0-408 0-613 0 0-5 0-9 0-15z"><text:p/></draw:path><draw:path draw:style-name="gr3" draw:text-style-name="P6" svg:width="0.0469in" svg:height="0.0701in" svg:x="0.1886in" svg:y="0.1563in" svg:viewBox="0 0 120 179" svg:d="M120 131c-3 0-7 0-10 0 0 6-3 22-7 24-2 1-23 1-26 1-16 0-34 0-51 0 29-24 39-32 54-45 21-15 40-33 40-58 0-33-29-53-64-53-33 0-56 24-56 48 0 15 12 16 14 16 7 0 15-5 15-14 0-5-3-15-16-15 8-18 27-25 39-25 27 0 42 21 42 43 0 24-17 42-26 52-22 20-44 43-66 65-2 2-2 2-2 9 37 0 74 0 111 0 3-16 6-33 9-48z"><text:p/></draw:path><draw:path draw:style-name="gr3" draw:text-style-name="P6" svg:width="0.0425in" svg:height="0.2728in" svg:x="0.3539in" svg:y="0in" svg:viewBox="0 0 109 694" svg:d="M91 676c-30 0-60 0-91 0 0 5 0 12 0 18 36 0 73 0 109 0 0-232 0-463 0-694-6 0-12 0-18 0 0 226 0 450 0 676z"><text:p/></draw:path><draw:path draw:style-name="gr3" draw:text-style-name="P6" svg:width="0.1008in" svg:height="0.035in" svg:x="0.4823in" svg:y="0.1189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425in" svg:height="0.2728in" svg:x="0.6685in" svg:y="0in" svg:viewBox="0 0 109 694" svg:d="M0 694c36 0 73 0 109 0 0-6 0-13 0-18-31 0-61 0-91 0 0-226 0-450 0-676-6 0-12 0-18 0 0 231 0 462 0 694z"><text:p/></draw:path><draw:path draw:style-name="gr3" draw:text-style-name="P6" svg:width="0.052in" svg:height="0.0681in" svg:x="0.7374in" svg:y="0.0543in" svg:viewBox="0 0 133 174" svg:d="M132 20c1-5 1-6 1-7 0-5-5-7-10-7s-11 4-12 9c-4-7-13-15-27-15-34 0-70 36-70 75 0 27 19 44 41 44 13 0 24-6 34-14-2 7-3 15-5 24-4 11-6 19-16 27-12 10-24 10-31 10-12 0-15 0-20-1 6-3 8-10 8-14 0-6-5-10-10-10-7 0-15 7-15 16 0 17 23 17 37 17 43 0 62-21 65-36 10-40 20-79 30-118zM95 84c-1 3-1 4-6 10-10 11-23 17-33 17-14 0-21-11-21-25 0-12 8-42 16-54 11-19 23-24 33-24 18 0 24 20 24 23 0 1 0 1-1 3-5 17-8 33-12 50z"><text:p/></draw:path><draw:path draw:style-name="gr3" draw:text-style-name="P6" svg:width="0.0272in" svg:height="0.1059in" svg:x="0.8079in" svg:y="0.0213in" svg:viewBox="0 0 70 270" svg:d="M65 0c-52 36-65 94-65 135 0 38 11 97 65 135 2 0 5 0 5-4 0-1-1-2-2-3-36-33-49-78-49-128 0-72 27-109 49-128 1-1 2-3 2-4 0-3-3-3-5-3z"><text:p/></draw:path><draw:path draw:style-name="gr3" draw:text-style-name="P6" svg:width="0.0646in" svg:height="0.0476in" svg:x="0.848in" svg:y="0.0543in" svg:viewBox="0 0 165 122" svg:d="M21 102c-1 4-3 10-3 11 0 6 5 9 10 9 4 0 8-4 9-6 2-4 4-11 6-17 1-5 3-18 5-24s4-12 5-18c3-12 3-13 11-25 8-10 21-24 41-24 16 0 16 13 16 18 0 17-12 47-16 58-3 7-4 10-4 15 0 14 12 23 26 23 27 0 38-37 38-42 0-3-2-2-3-3-5 0-5 1-6 4-6 22-17 33-28 33-6 0-7-4-7-9 0-6 1-10 6-22 3-8 14-37 14-52 0-27-21-31-35-31-22 0-38 13-45 24-3-18-18-24-30-24-11 0-18 9-21 14-6 10-10 26-10 28 0 3 3 2 4 3 5 0 5-1 7-9 3-15 9-28 20-28 6 0 9 5 9 13 0 5-3 14-5 22-2 7-4 19-5 24-4 12-6 23-9 35z"><text:p/></draw:path><draw:path draw:style-name="gr3" draw:text-style-name="P6" svg:width="0.0268in" svg:height="0.1059in" svg:x="0.926in" svg:y="0.0213in" svg:viewBox="0 0 69 270" svg:d="M4 0c-1 0-4 0-4 3 0 1 1 3 2 5 23 21 50 57 50 127 0 57-18 99-48 126-4 4-4 3-4 5s1 4 3 4c4 0 29-18 48-52 11-22 18-51 18-83 0-38-11-98-65-135z"><text:p/></draw:path><draw:path draw:style-name="gr3" draw:text-style-name="P6" svg:width="0.2331in" svg:height="0.0055in" svg:x="0.7327in" svg:y="0.1335in" svg:viewBox="0 0 593 15" svg:d="M0 0c198 0 395 0 593 0 0 6 0 10 0 15-198 0-395 0-593 0 0-5 0-9 0-15z"><text:p/></draw:path><draw:path draw:style-name="gr3" draw:text-style-name="P6" svg:width="0.0469in" svg:height="0.0701in" svg:x="0.8256in" svg:y="0.1563in" svg:viewBox="0 0 120 179" svg:d="M120 131c-3 0-7 0-10 0 0 6-3 22-7 24-2 1-23 1-26 1-16 0-34 0-51 0 29-24 39-32 55-45 20-15 39-33 39-58 0-33-29-53-64-53-33 0-56 24-56 48 0 15 12 16 14 16 7 0 15-5 15-14 0-5-3-15-16-15 8-18 27-25 39-25 27 0 42 21 42 43 0 24-17 42-26 52-22 20-44 43-66 65-2 2-2 2-2 9 37 0 74 0 111 0 3-16 6-33 9-48z"><text:p/></draw:path><draw:path draw:style-name="gr3" draw:text-style-name="P6" svg:width="0.0425in" svg:height="0.2728in" svg:x="0.987in" svg:y="0in" svg:viewBox="0 0 109 694" svg:d="M90 676c-29 0-60 0-90 0 0 5 0 12 0 18 36 0 73 0 109 0 0-232 0-463 0-694-7 0-12 0-19 0 0 226 0 450 0 676z"><text:p/></draw:path></draw:g></text:span><text:span text:style-name="T8"><text:s/>באופן דומה למקרה לעיל. </text:span></text:p>
        </text:list-item>
      </text:list>
      <text:p text:style-name="P33">סה"כ <text:span text:style-name="T8"><draw:g text:anchor-type="as-char" svg:y="-0.1134in" draw:z-index="345" draw:name="Shape147" draw:style-name="gr1"><svg:title>TexMaths</svg:title><svg:desc>11§inline§G(f) = G(g)§svg§600§FALSE§</svg:desc><draw:path draw:style-name="gr2" draw:text-style-name="P5" svg:width="0.8154in" svg:height="0.1358in" svg:x="0.0004in" svg:y="0.0071in" svg:viewBox="0 0 2072 346" svg:d="M1037 346c-347 0-692 0-1037 0 0-116 0-230 0-346 690 0 1382 0 2072 0 0 116 0 230 0 346-345 0-690 0-1035 0z"><text:p/></draw:path><draw:path draw:style-name="gr3" draw:text-style-name="P6" svg:width="0.1075in" svg:height="0.1098in" svg:x="0.0004in" svg:y="0.0067in" svg:viewBox="0 0 274 280" svg:d="M274 3c0-1-1-3-5-3-1 0-1 0-5 4-9 10-19 20-28 30-3-5-21-34-63-34-86 0-173 85-173 175 0 61 43 105 106 105 16 0 34-4 48-10 19-8 26-16 33-23 3 10 13 24 17 24 3 0 3-1 3-2 1 0 5-16 6-23 2-10 6-20 8-30 1-7 3-12 5-19 4-18 5-18 27-19 2 0 5 0 5-7 0-3-1-5-4-5-9 0-32 1-41 1-12 0-42-1-54-1-3 0-8 0-8 8 0 4 3 4 12 4 6 0 12 0 21 1 9 2 11 3 11 8 0 3-4 21-8 34-11 42-61 47-75 47-36 0-77-22-77-81 0-12 3-75 44-125 21-27 58-50 97-50s61 30 61 75c0 15-1 14-1 19 0 3 5 4 7 4 4 0 4-1 7-8 7-33 16-66 24-99z"><text:p/></draw:path><draw:path draw:style-name="gr3" draw:text-style-name="P6" svg:width="0.035in" svg:height="0.1512in" svg:x="0.1272in" svg:y="0in" svg:viewBox="0 0 90 385" svg:d="M90 381c0-1 0-1-6-8-49-49-62-122-62-180 0-67 15-135 63-182 5-5 5-5 5-7 0-3-2-4-4-4-4 0-39 26-62 76-20 42-24 85-24 117 0 29 4 76 25 120 23 47 57 72 61 72 2 0 4-1 4-4z"><text:p/></draw:path><draw:path draw:style-name="gr3" draw:text-style-name="P6" svg:width="0.0752in" svg:height="0.1374in" svg:x="0.1795in" svg:y="0.0067in" svg:viewBox="0 0 192 350" svg:d="M121 118c11 0 22 0 33 0 8 0 12 0 12-8 0-4-4-4-11-4-11 0-21 0-32 0 2-16 6-30 8-44 2-8 8-36 10-40 3-8 10-13 17-13 2 0 12 0 19 6-17 2-21 16-21 21 0 9 8 14 14 14 11 0 22-9 22-24 0-17-17-26-34-26-13 0-37 7-48 45-2 8-4 12-13 61-9 0-18 0-27 0-7 0-12 0-12 7 0 5 4 5 11 5 9 0 17 0 26 0-10 50-19 100-29 151-7 37-13 72-34 72-1 0-11 0-18-6 18-1 21-16 21-21 0-9-6-13-14-13-10 0-21 8-21 23 0 17 16 26 32 26 22 0 37-23 44-37 12-25 21-71 22-74 8-40 15-80 23-121z"><text:p/></draw:path><draw:path draw:style-name="gr3" draw:text-style-name="P6" svg:width="0.0346in" svg:height="0.1512in" svg:x="0.2709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008in" svg:height="0.0354in" svg:x="0.3717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1075in" svg:height="0.1098in" svg:x="0.5311in" svg:y="0.0067in" svg:viewBox="0 0 274 280" svg:d="M274 3c0-1 0-3-4-3-2 0-2 0-6 4-9 10-18 20-27 30-3-5-22-34-64-34-86 0-173 85-173 175 0 61 43 105 106 105 16 0 34-4 48-10 19-8 26-16 33-23 4 10 14 24 17 24s4-1 4-2c2-8 4-16 6-23 3-10 5-20 7-30 2-7 3-12 5-19 5-18 5-18 27-19 2 0 6 0 6-7 0-3-2-5-5-5-9 0-32 1-41 1-12 0-42-1-54-1-3 0-7 0-7 8 0 4 3 4 11 4 1 0 12 0 21 1 9 2 12 3 12 8 0 3-5 21-9 34-10 42-61 47-74 47-37 0-78-22-78-81 0-12 5-75 44-125 21-27 58-50 97-50s63 30 63 75c0 15-2 14-2 19 0 3 5 4 6 4 5 0 5-1 7-8 7-33 16-66 24-99z"><text:p/></draw:path><draw:path draw:style-name="gr3" draw:text-style-name="P6" svg:width="0.035in" svg:height="0.1512in" svg:x="0.6579in" svg:y="0in" svg:viewBox="0 0 90 385" svg:d="M90 381c0-1 0-1-6-8-49-49-61-122-61-180 0-67 14-135 62-182 5-5 5-5 5-7 0-3-2-4-4-4-4 0-39 26-62 76-19 42-24 85-24 117 0 29 4 76 26 120 23 47 56 72 60 72 2 0 4-1 4-4z"><text:p/></draw:path><draw:path draw:style-name="gr3" draw:text-style-name="P6" svg:width="0.0697in" svg:height="0.0976in" svg:x="0.7043in" svg:y="0.0453in" svg:viewBox="0 0 178 249" svg:d="M177 25c0-2 1-4 1-6 0-7-5-11-12-11-3 0-14 3-15 16-7-14-21-24-37-24-44 0-91 54-91 110 0 38 23 61 52 61 22 0 40-18 44-22h1c-9 34-9 33-13 50-1 5-15 41-56 41-7 0-20 0-31-3 12-4 16-13 16-20s-4-13-15-13c-8 0-21 6-21 22 0 15 14 23 52 23 48 0 76-30 82-52 14-57 29-114 43-172zM126 121c-2 10-11 20-19 28-8 6-20 13-31 13-20 0-25-20-25-35 0-19 11-64 20-84 11-19 28-34 44-34 26 0 31 31 31 33s-1 4-1 5c-6 25-12 49-19 74z"><text:p/></draw:path><draw:path draw:style-name="gr3" draw:text-style-name="P6" svg:width="0.035in" svg:height="0.1512in" svg:x="0.7886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8"><text:s/></text:span><text:span text:style-name="T31">ולכן </text:span><text:span text:style-name="T31"><draw:g text:anchor-type="as-char" svg:y="-0.1098in" draw:z-index="346" draw:name="Shape148" draw:style-name="gr1"><svg:title>TexMaths</svg:title><svg:desc>11§inline§G§svg§600§FALSE§</svg:desc><draw:path draw:style-name="gr2" draw:text-style-name="P5" svg:width="0.0988in" svg:height="0.0937in" svg:x="0.0004in" svg:y="0.0071in" svg:viewBox="0 0 252 239" svg:d="M0 0c84 0 168 0 252 0 0 80 0 159 0 239-84 0-168 0-252 0 0-80 0-159 0-239z"><text:p/></draw:path><draw:path draw:style-name="gr3" draw:text-style-name="P6" svg:width="0.1067in" svg:height="0.1094in" svg:x="0.0004in" svg:y="0in" svg:viewBox="0 0 272 279" svg:d="M272 4c0-2-1-4-5-4-1 0-1 0-5 4-9 10-18 20-28 30-3-5-21-34-63-34-85 0-171 86-171 173 0 62 42 106 105 106 16 0 34-4 47-9 19-8 26-17 33-24 3 10 14 24 17 24s3-1 3-1c1-1 5-17 6-24 4-10 6-20 8-30 1-7 3-13 5-20 4-17 5-17 27-18 1 0 5 0 5-8 0-2-1-3-4-3-9 0-32 1-41 1-12 0-42-1-54-1-3 0-7 0-7 7 0 4 3 4 11 4 1 0 12 0 21 1s12 2 12 7c0 4-5 21-9 36-11 41-60 46-73 46-37 0-78-22-78-82 0-11 5-73 45-124 20-26 57-49 95-49 39 0 61 30 61 75 0 15-1 14-1 18s5 5 7 5c4 0 4-1 7-8 7-33 16-65 24-98z"><text:p/></draw:path></draw:g></text:span><text:span text:style-name="T31"><text:s/>בלתי תלויה בנציג ובפרט </text:span><text:span text:style-name="T31"><draw:g text:anchor-type="as-char" svg:y="-0.102in" draw:z-index="347" draw:name="Shape149" draw:style-name="gr1"><svg:title>TexMaths</svg:title><svg:desc>11§inline§F§svg§600§FALSE§</svg:desc><draw:path draw:style-name="gr2" draw:text-style-name="P5" svg:width="0.0976in" svg:height="0.0862in" svg:x="0.0028in" svg:y="0.0075in" svg:viewBox="0 0 249 220" svg:d="M0 0c83 0 166 0 249 0 0 73 0 147 0 220-83 0-166 0-249 0 0-73 0-147 0-220z"><text:p/></draw:path><draw:path draw:style-name="gr3" draw:text-style-name="P6" svg:width="0.1071in" svg:height="0.102in" svg:x="0.0004in" svg:y="0in" svg:viewBox="0 0 273 260" svg:d="M102 135c12 0 24 0 38 0 27 0 31 7 31 17 0 3-1 8-3 19-1 2-1 3-1 5 0 3 2 4 5 4s3-1 5-8c8-27 14-55 21-82 1-4 1-6 1-7-1-2 0-4-4-4s-5 2-6 9c-8 29-16 36-48 36-12 0-24 0-35 0 7-33 15-65 24-97 3-14 4-15 20-15 17 0 34 0 50 0 49 0 57 12 57 42 0 9 0 11-1 21-1 5-1 6-1 7s1 5 5 5 4-3 5-10c2-23 6-45 8-67 1-10-1-10-11-10-63 0-124 0-187 0-8 0-12 0-12 8 0 4 4 4 11 4 14 0 25 0 25 7 0 2 0 2-2 10-18 66-34 134-51 201-4 15-4 18-35 18-7 0-11 0-11 8 0 4 6 4 7 4 11 0 39-1 50-1 12 0 44 1 57 1 4 0 8 0 8-8 0-2-2-2-2-3-1-1-2-1-11-1-8 0-10 0-20-1-11-1-12-2-12-8 0-3 0-2 1-9 8-31 16-63 24-95z"><text:p/></draw:path></draw:g></text:span><text:span text:style-name="T31"><text:s/>מוגדרת היטב כדרוש. </text:span></text:p>
      <text:p text:style-name="P34"><draw:g text:anchor-type="as-char" svg:y="-0.1134in" draw:z-index="348" draw:name="Shape150" draw:style-name="gr1"><svg:title>TexMaths</svg:title><svg:desc>11§inline§\QED§svg§600§FALSE§</svg:desc><draw:path draw:style-name="gr2" draw:text-style-name="P5" svg:width="0.6894in" svg:height="0.0972in" svg:x="0.0012in" svg:y="0.0071in" svg:viewBox="0 0 1752 248" svg:d="M0 0c584 0 1168 0 1752 0 0 83 0 165 0 248-584 0-1168 0-1752 0 0-83 0-165 0-248z"><text:p/></draw:path><draw:path draw:style-name="gr3" draw:text-style-name="P6" svg:width="0.1256in" svg:height="0.1106in" svg:x="0.0004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6" svg:width="0.0157in" svg:height="0.0157in" svg:x="0.1449in" svg:y="0.0925in" svg:viewBox="0 0 41 41" svg:d="M41 21c0-12-10-21-21-21-12 0-20 9-20 21 0 11 8 20 20 20 11 0 21-9 21-20z"><text:p/></draw:path><draw:path draw:style-name="gr3" draw:text-style-name="P6" svg:width="0.1008in" svg:height="0.1079in" svg:x="0.1807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6" svg:width="0.0157in" svg:height="0.0157in" svg:x="0.3004in" svg:y="0.0925in" svg:viewBox="0 0 41 41" svg:d="M41 21c0-12-9-21-20-21-12 0-21 9-21 21 0 11 9 20 21 20 11 0 20-9 20-20z"><text:p/></draw:path><draw:path draw:style-name="gr3" draw:text-style-name="P6" svg:width="0.1193in" svg:height="0.1114in" svg:x="0.339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4in" svg:y="0.0925in" svg:viewBox="0 0 42 41" svg:d="M42 21c0-12-10-21-21-21s-21 9-21 21c0 11 10 20 21 20s21-9 21-20z"><text:p/></draw:path><draw:path draw:style-name="gr3" draw:text-style-name="P6" svg:width="0.1008in" svg:height="0.1031in" svg:x="0.5965in" svg:y="0.0043in" svg:viewBox="0 0 257 263" svg:d="M257 13c0-12-1-13-13-13-77 0-153 0-230 0-12 0-14 1-14 13 0 80 0 158 0 237 0 12 2 13 14 13 76 0 153 0 229 0 13 0 14-1 14-13 0-79 0-157 0-237z"><text:p/></draw:path></draw:g></text:p>
      <text:h text:style-name="Heading_20_2" text:outline-level="2">שאלה 2</text:h>
      <text:h text:style-name="P35" text:outline-level="3">סעיף (א)</text:h>
      <text:p text:style-name="P36">יהי <text:span text:style-name="T8"><draw:g text:anchor-type="as-char" svg:y="-0.1047in" draw:z-index="137" draw:name="Shape127" draw:style-name="gr1"><svg:title>TexMaths</svg:title><svg:desc>11§display§h \in \R \to \R§svg§600§FALSE§</svg:desc><draw:path draw:style-name="gr2" draw:text-style-name="P5" svg:width="0.7106in" svg:height="0.0953in" svg:x="-0.0004in" svg:y="0.0079in" svg:viewBox="0 0 1806 243" svg:d="M904 243c-301 0-603 0-904 0 0-81 0-162 0-243 602 0 1204 0 1806 0 0 81 0 162 0 243-300 0-602 0-902 0z"><text:p/></draw:path><draw:path draw:style-name="gr3" draw:text-style-name="P6" svg:width="0.074in" svg:height="0.1063in" svg:x="0.0004in" svg:y="0in" svg:viewBox="0 0 189 271" svg:d="M89 4c-2-1 0-4-5-4-9 0-37 3-47 4-3 0-7 0-7 8 0 5 3 5 8 5 19 0 20 2 20 6 0 2-1 6-1 8-19 74-37 147-56 221-1 5-1 6-1 8 0 9 8 11 11 11 5 0 12-5 14-9 2-10 5-20 7-30 3-11 5-22 9-34 2-9 4-18 6-27 1-2 5-14 5-17 1-3 13-24 26-35 9-5 20-13 37-13s21 13 21 26c0 21-15 62-24 86-3 9-5 14-5 21 0 18 13 32 32 32 36 0 50-56 50-59 0-5-3-5-4-5-5 0-5 2-6 8-6 20-18 48-39 48-7 0-10-4-10-14 0-8 3-18 7-26 6-17 24-63 24-84 0-25-16-42-44-42-26 0-43 12-58 30 10-41 20-82 30-123z"><text:p/></draw:path><draw:path draw:style-name="gr3" draw:text-style-name="P6" svg:width="0.076in" svg:height="0.0874in" svg:x="0.1343in" svg:y="0.0232in" svg:viewBox="0 0 194 223" svg:d="M180 119c7 0 14 0 14-8 0-7-7-7-14-7-55 0-109 0-164 0 5-51 49-89 104-89 20 0 41 0 60 0 7 0 14 0 14-7 0-8-7-8-14-8-21 0-40 0-61 0-66 0-119 50-119 111s53 112 119 112c21 0 40 0 61 0 7 0 14 0 14-8s-7-8-14-8c-19 0-40 0-60 0-55 0-99-37-104-88 55 0 109 0 164 0z"><text:p/></draw:path><draw:path draw:style-name="gr3" draw:text-style-name="P6" svg:width="0.1043in" svg:height="0.1035in" svg:x="0.2677in" svg:y="0.002in" svg:viewBox="0 0 266 264" svg:d="M98 143c4 0 10 0 14 0 19 29 39 59 57 89 5 6 14 21 18 27 3 5 4 5 13 5 18 0 35 0 53 0 7 0 13 0 13-7 0-3-2-7-6-7-14-3-33-28-42-40-4-5-22-30-49-71 36-5 69-21 69-66 0-54-58-73-103-73-40 0-81 0-122 0-6 0-13 0-13 8 0 6 8 6 11 6 22 0 24 3 24 21 0 64 0 129 0 193 0 19-2 22-24 22-3 0-11 0-11 7s7 7 13 7c35 0 72 0 107 0 6 0 12 0 12-7s-7-7-11-7c-22 0-23-3-23-22 0-28 0-57 0-85zM173 125c11-15 12-36 12-52 0-19-2-39-16-55 17 4 54 15 54 55 0 24-11 44-50 52zM98 34c0-8 0-20 24-20 33 0 48 14 48 59 0 49-12 57-72 57 0-32 0-64 0-96zM45 250c3-7 3-17 3-22 0-64 0-129 0-193 0-4 0-14-3-21 14 0 30 0 44 0-4 6-4 14-4 19 0 65 0 130 0 195 0 5 0 15 3 22-14 0-29 0-43 0zM128 143c2 0 4-1 7-1 6 0 15 0 20-1 6 9 47 77 79 109-12 0-25 0-37 0-23-35-46-71-69-107z"><text:p/></draw:path><draw:path draw:style-name="gr3" draw:text-style-name="P6" svg:width="0.1346in" svg:height="0.0787in" svg:x="0.4252in" svg:y="0.0283in" svg:viewBox="0 0 343 201" svg:d="M301 108c-21 17-32 32-35 38-16 25-13 33-20 49 0 6 5 6 8 6 7 0 7-1 9-8 9-37 31-69 75-87 4-1 5-3 5-6s-2-3-3-3c-17-7-63-26-78-91-1-5-1-6-8-6-3 0-8 0-8 4 0 2 4 26 20 52 8 11 19 25 35 37-95 0-191 0-287 0-6 0-14 0-14 7 0 8 8 8 14 8 96 0 192 0 287 0z"><text:p/></draw:path><draw:path draw:style-name="gr3" draw:text-style-name="P6" svg:width="0.1043in" svg:height="0.1035in" svg:x="0.6138in" svg:y="0.002in" svg:viewBox="0 0 266 264" svg:d="M98 143c4 0 10 0 14 0 19 29 39 59 57 89 5 6 14 21 18 27 3 5 4 5 13 5 18 0 35 0 53 0 8 0 13 0 13-7 0-3-2-7-5-7-15-3-34-28-43-40-4-5-22-30-49-71 36-5 69-21 69-66 0-54-58-73-103-73-40 0-81 0-122 0-6 0-13 0-13 8 0 6 8 6 11 6 22 0 24 3 24 21 0 64 0 129 0 193 0 19-2 22-24 22-3 0-11 0-11 7s7 7 13 7c35 0 72 0 107 0 6 0 12 0 12-7s-7-7-11-7c-22 0-23-3-23-22 0-28 0-57 0-85zM173 125c11-15 12-36 12-52 0-19-2-39-16-55 17 4 54 15 54 55 0 24-11 44-50 52zM98 34c0-8 0-20 24-20 33 0 48 14 48 59 0 49-12 57-72 57 0-32 0-64 0-96zM45 250c3-7 3-17 3-22 0-64 0-129 0-193 0-4 0-14-3-21 14 0 30 0 44 0-4 6-4 14-4 19 0 65 0 130 0 195 0 5 0 15 3 22-14 0-29 0-43 0zM128 143c2 0 4-1 7-1 6 0 15 0 20-1 6 9 47 77 79 109-12 0-25 0-37 0-23-35-46-71-69-107z"><text:p/></draw:path></draw:g></text:span><text:span text:style-name="T8">. נגדיר לסעיף הזה ולסעיפים הבאים את </text:span><text:span text:style-name="T8"><draw:g text:anchor-type="as-char" svg:y="-0.1071in" draw:z-index="136" draw:name="Shape128" draw:style-name="gr1"><svg:title>TexMaths</svg:title><svg:desc>11§display§S_h \subseteq \R \to \R§svg§600§FALSE§</svg:desc><draw:path draw:style-name="gr2" draw:text-style-name="P5" svg:width="0.8118in" svg:height="0.1142in" svg:x="-0.0004in" svg:y="0.0071in" svg:viewBox="0 0 2063 291" svg:d="M1032 291c-345 0-688 0-1032 0 0-96 0-194 0-291 687 0 1376 0 2063 0 0 97 0 195 0 291-344 0-688 0-1031 0z"><text:p/></draw:path><draw:path draw:style-name="gr3" draw:text-style-name="P6" svg:width="0.0902in" svg:height="0.1094in" svg:x="-0.0004in" svg:y="0in" svg:viewBox="0 0 230 279" svg:d="M230 4c0-1-1-4-5-4-2 0-2 1-6 6-7 7-12 14-19 22-10-18-31-28-56-28-48 0-95 44-95 91 0 31 20 49 40 54 14 4 28 7 42 11s35 10 35 40c0 35-32 71-69 71-26 0-68-8-68-56 0-10 2-18 3-21 0-2 0-2 0-3 0-3-2-4-5-4-2 0-2 2-3 2-2 2-24 89-24 90 0 2 2 4 4 4 3 0 3-1 8-6 7-7 12-14 19-22 16 23 43 28 65 28 52 0 98-51 98-99 0-25-13-38-19-44-9-8-14-11-49-19-8-3-23-6-26-7-10-3-23-14-23-35 0-31 31-64 67-64 32 0 56 17 56 59 0 13-2 20-2 22 2 1 0 4 5 4 4 0 4-1 6-8 7-27 14-56 21-84z"><text:p/></draw:path><draw:path draw:style-name="gr3" draw:text-style-name="P6" svg:width="0.0575in" svg:height="0.074in" svg:x="0.0933in" svg:y="0.0555in" svg:viewBox="0 0 147 189" svg:d="M65 9c0-1 1-4 1-5s-1-4-4-4c-6 0-29 2-36 3-2 0-5 0-5 6 0 4 3 4 6 4 14 0 14 2 14 5 0 1-1 3-1 5-14 51-26 101-39 153-1 4-1 4-1 4 0 5 3 9 9 9 3 0 9-1 11-8 1-1 3-9 5-15 2-9 4-16 6-24 1-3 3-14 4-18 3-11 3-11 9-20 8-13 22-28 43-28 15 0 15 12 15 19 0 16-11 46-15 58-3 6-5 10-5 14 0 13 13 22 27 22 26 0 38-36 38-41 0-3-3-3-4-3-3 0-4 2-6 5-5 22-17 31-28 31-6 0-7-2-7-8s1-9 7-21c3-9 14-38 14-53 0-4 0-15-10-23-4-3-13-8-25-8-20 0-34 11-44 23 7-27 14-55 21-82z"><text:p/></draw:path><draw:path draw:style-name="gr3" draw:text-style-name="P6" svg:width="0.0925in" svg:height="0.1165in" svg:x="0.2189in" svg:y="0.0098in" svg:viewBox="0 0 236 297" svg:d="M223 15c7 0 13 0 13-7 0-8-6-8-13-8-35 0-69 0-104 0-66 0-119 51-119 111 0 63 54 111 119 111 35 0 69 0 104 0 7 0 13 0 13-7 0-8-6-8-13-8-34 0-69 0-103 0-62 0-105-44-105-95 0-53 44-97 105-97 34 0 69 0 103 0zM22 282c-7 0-14 0-14 7 0 8 7 8 14 8 67 0 134 0 201 0 7 0 13 0 13-8 0-7-6-7-13-7-67 0-134 0-201 0z"><text:p/></draw:path><draw:path draw:style-name="gr3" draw:text-style-name="P6" svg:width="0.1043in" svg:height="0.1031in" svg:x="0.3689in" svg:y="0.0028in" svg:viewBox="0 0 266 263" svg:d="M98 143c4 0 10 0 14 0 19 30 39 58 57 88 5 7 14 21 18 28 3 4 4 4 13 4 18 0 35 0 53 0 8 0 13 0 13-7 0-3-2-6-5-6-15-4-34-29-43-41-4-4-22-29-49-70 36-6 69-21 69-66 0-54-58-73-103-73-40 0-81 0-122 0-6 0-13 0-13 7 0 6 8 6 11 6 22 0 24 4 24 22 0 64 0 129 0 193 0 18-2 22-24 22-3 0-11 0-11 6 0 7 7 7 13 7 35 0 72 0 107 0 6 0 12 0 12-7 0-6-7-6-11-6-22 0-23-4-23-22 0-29 0-56 0-85zM173 124c11-14 12-35 12-51 0-19-2-39-16-55 17 3 54 15 54 55 0 24-11 44-50 51zM98 34c0-8 0-21 24-21 33 0 48 15 48 60 0 49-12 57-72 57 0-32 0-64 0-96zM45 250c3-8 3-18 3-22 0-64 0-129 0-193 0-4 0-14-3-22 14 0 30 0 44 0-4 7-4 15-4 20 0 65 0 130 0 195 0 4 0 14 3 22-14 0-29 0-43 0zM128 143c3 0 4-1 7-1 6 0 15 0 20-1 6 9 47 77 79 109-12 0-25 0-37 0-23-36-46-72-69-107z"><text:p/></draw:path><draw:path draw:style-name="gr3" draw:text-style-name="P6" svg:width="0.1346in" svg:height="0.0783in" svg:x="0.5268in" svg:y="0.0291in" svg:viewBox="0 0 343 200" svg:d="M301 108c-21 16-32 32-35 37-16 27-20 50-20 51 0 4 5 4 8 4 7 0 7-1 9-8 9-37 31-69 75-86 4-2 5-4 5-6 0-3-2-3-3-3-17-7-63-27-78-91-1-5-1-6-8-6-3 0-8 0-8 4 0 2 4 26 20 51 8 12 19 25 35 37-95 0-191 0-287 0-6 0-14 0-14 8s8 8 14 8c96 0 192 0 287 0z"><text:p/></draw:path><draw:path draw:style-name="gr3" draw:text-style-name="P6" svg:width="0.1043in" svg:height="0.1031in" svg:x="0.715in" svg:y="0.0028in" svg:viewBox="0 0 266 263" svg:d="M98 143c4 0 10 0 14 0 19 30 39 58 57 88 5 7 14 21 18 28 3 4 4 4 13 4 18 0 35 0 53 0 8 0 13 0 13-7 0-3-2-6-5-6-15-4-34-29-43-41-4-4-22-29-49-70 36-6 69-21 69-66 0-54-58-73-103-73-40 0-81 0-122 0-6 0-13 0-13 7 0 6 8 6 11 6 22 0 24 4 24 22 0 64 0 129 0 193 0 18-2 22-24 22-3 0-11 0-11 6 0 7 7 7 13 7 35 0 72 0 107 0 6 0 12 0 12-7 0-6-7-6-11-6-22 0-23-4-23-22 0-29 0-56 0-85zM173 124c11-14 12-35 12-51 0-19-2-39-16-55 17 3 54 15 54 55 0 24-11 44-50 51zM98 34c0-8 0-21 24-21 33 0 48 15 48 60 0 49-12 57-72 57 0-32 0-64 0-96zM45 250c3-8 3-18 3-22 0-64 0-129 0-193 0-4 0-14-3-22 14 0 30 0 44 0-4 7-4 15-4 20 0 65 0 130 0 195 0 4 0 14 3 22-14 0-29 0-43 0zM128 143c3 0 4-1 7-1 6 0 15 0 20-1 6 9 47 77 79 109-12 0-25 0-37 0-23-36-46-72-69-107z"><text:p/></draw:path></draw:g></text:span><text:span text:style-name="T8"><text:s/>באופן הבא:</text:span></text:p>
      <text:p text:style-name="P7"><draw:g text:anchor-type="as-char" svg:y="-0.1319in" draw:z-index="135" draw:name="Shape129" draw:style-name="gr1"><svg:title>TexMaths</svg:title><svg:desc>11§display§S_h = \big\{ \la f, g \ra \in (\R \to \R)^2 \mid \forall x \in \R. f(x) \cdot h(x) = g(x) \cdot h(x) \big\}§svg§600§FALSE§</svg:desc><draw:path draw:style-name="gr2" draw:text-style-name="P5" svg:width="3.9197in" svg:height="0.1709in" svg:x="-0.0004in" svg:y="0.0075in" svg:viewBox="0 0 9957 435" svg:d="M4980 435c-1660 0-3320 0-4980 0 0-145 0-291 0-435 3319 0 6638 0 9957 0 0 144 0 290 0 435-1659 0-3319 0-4977 0z"><text:p/></draw:path><draw:path draw:style-name="gr3" draw:text-style-name="P6" svg:width="0.0898in" svg:height="0.1098in" svg:x="0in" svg:y="0.026in" svg:viewBox="0 0 229 280" svg:d="M229 3c0-1-1-3-5-3-2 0-2 0-6 6-7 7-12 14-19 22-10-18-31-28-55-28-49 0-96 44-96 92 0 30 20 48 40 55 14 3 27 6 42 10 14 3 35 10 35 42 0 34-32 69-69 69-25 0-67-9-67-55 0-10 1-19 2-21 0-1 0-2 0-3 0-4-2-4-5-4-2 0-2 0-3 1-2 1-23 89-23 91s1 3 3 3 2 0 8-5c7-7 12-15 19-22 16 22 43 27 65 27 52 0 99-51 99-98 0-26-14-40-20-45-9-9-15-11-49-20-8-2-23-6-26-7-10-3-23-14-23-35 0-32 31-64 67-64 32 0 56 17 56 60 0 12-2 19-2 22 2 1 0 3 5 3 4 0 5-1 6-8 6-28 14-56 21-85z"><text:p/></draw:path><draw:path draw:style-name="gr3" draw:text-style-name="P6" svg:width="0.0575in" svg:height="0.0748in" svg:x="0.0933in" svg:y="0.0823in" svg:viewBox="0 0 147 191" svg:d="M65 9c0-1 1-3 1-5 0-1-1-4-4-4-6 0-29 2-36 3-2 0-5 0-5 7 0 3 3 3 6 3 14 0 14 2 14 5 0 1 0 3-1 5-14 51-26 102-39 153-1 6-1 6-1 7 0 3 3 8 10 8 2 0 8-1 11-7 0-1 3-11 4-16 2-9 4-17 6-25 1-4 4-14 4-18 3-10 3-11 9-19 9-14 22-30 43-30 15 0 16 13 16 20 0 15-12 46-16 57-3 8-5 10-5 15 0 14 13 23 27 23 26 0 38-38 38-41s-3-3-4-3c-3 0-3 1-4 4-7 21-19 33-29 33-7 0-8-4-8-10s2-10 7-22c3-9 14-37 14-52 0-4 0-16-10-24-4-3-12-7-25-7-20 0-34 10-44 23 7-28 14-56 21-83z"><text:p/></draw:path><draw:path draw:style-name="gr3" draw:text-style-name="P6" svg:width="0.1008in" svg:height="0.0358in" svg:x="0.215in" svg:y="0.0783in" svg:viewBox="0 0 257 92" svg:d="M244 17c6 0 13-2 13-9 0-8-7-8-13-8-77 0-154 0-231 0-5 0-13 0-13 8 0 7 8 9 13 9 77 0 154 0 231 0zM244 92c6 0 13 0 13-8s-7-8-13-8c-77 0-154 0-231 0-5 0-13 0-13 8s8 8 13 8c77 0 154 0 231 0z"><text:p/></draw:path><draw:path draw:style-name="gr3" draw:text-style-name="P6" svg:width="0.0535in" svg:height="0.1819in" svg:x="0.3843in" svg:y="0.0047in" svg:viewBox="0 0 137 463" svg:d="M56 170c0 27-14 42-53 57-2 1-3 2-3 5s1 4 4 5c52 19 52 40 52 62 0 36 0 72 0 107 0 10 6 24 23 36 19 12 50 21 54 21 3 0 4-2 4-5 0-4-1-4-6-6-11-4-41-16-47-40-2-4-2-5-2-19 0-31 0-63 0-95 0-20 0-48-62-65 62-20 62-47 62-69 0-32 0-64 0-95 0-20 0-40 53-60 2 0 2-3 2-5 0-3-1-4-4-4s-57 12-71 37c-6 13-6 16-6 32 0 34 0 67 0 101z"><text:p/></draw:path><draw:path draw:style-name="gr3" draw:text-style-name="P6" svg:width="0.0335in" svg:height="0.1516in" svg:x="0.4724in" svg:y="0.0193in" svg:viewBox="0 0 86 386" svg:d="M85 14c1-3 1-4 1-6 0-5-4-8-8-8-3 0-5 2-9 9-22 59-45 118-67 177-1 3-2 5-2 8 0 1 0 1 2 7 22 58 45 118 67 176 2 3 4 9 9 9 4 0 8-3 8-8 0-1 0-2-1-6-23-60-47-119-70-178 23-61 47-120 70-180z"><text:p/></draw:path><draw:path draw:style-name="gr3" draw:text-style-name="P6" svg:width="0.0752in" svg:height="0.1378in" svg:x="0.5232in" svg:y="0.026in" svg:viewBox="0 0 192 351" svg:d="M121 118c11 0 22 0 33 0 8 0 12 0 12-8 0-4-4-4-11-4-11 0-21 0-32 0 2-16 6-30 8-44 2-8 8-36 10-41 3-7 10-12 17-12 3 0 12 0 20 6-17 2-21 16-21 21 0 9 7 14 15 14 9 0 20-9 20-24 0-17-17-26-34-26-13 0-37 7-48 45-2 8-3 12-13 61-9 0-18 0-27 0-7 0-12 0-12 8 0 4 5 4 11 4 9 0 17 0 26 0-10 51-19 101-29 152-7 38-13 73-33 73-2 0-12 0-19-8 18-1 21-14 21-21 0-9-6-13-14-13-10 0-21 9-21 23 0 18 16 27 33 27 21 0 36-22 43-38 12-24 22-69 22-73 8-40 15-81 23-122z"><text:p/></draw:path><draw:path draw:style-name="gr3" draw:text-style-name="P6" svg:width="0.0173in" svg:height="0.0453in" svg:x="0.6106in" svg:y="0.1169in" svg:viewBox="0 0 45 116" svg:d="M45 41c0-26-10-41-25-41-12 0-20 10-20 21 0 10 8 20 20 20 4 0 10-1 14-5 1-1 1-1 1-1 1 0 1 0 1 6 0 28-13 52-26 65-5 3-5 4-5 5 0 4 3 5 5 5 4 0 35-30 35-75z"><text:p/></draw:path><draw:path draw:style-name="gr3" draw:text-style-name="P6" svg:width="0.0693in" svg:height="0.098in" svg:x="0.6673in" svg:y="0.0665in" svg:viewBox="0 0 177 250" svg:d="M176 25c0-2 1-4 1-6 0-7-4-11-11-11-4 0-14 3-15 16-8-14-21-24-37-24-44 0-92 54-92 110 0 39 24 61 52 61 23 0 40-18 45-22-8 35-13 51-13 52-2 3-15 42-55 42-8 0-20-1-31-5 11-3 15-13 15-20 0-6-4-14-14-14-9 0-21 8-21 23 0 16 14 23 52 23 48 0 76-29 81-53 14-57 29-114 43-172zM125 121c-2 10-11 20-19 28-8 7-20 14-31 14-20 0-26-21-26-36 0-19 11-64 22-84 10-19 27-34 43-34 26 0 31 31 31 33s0 4-1 5c-7 25-12 49-19 74z"><text:p/></draw:path><draw:path draw:style-name="gr3" draw:text-style-name="P6" svg:width="0.0335in" svg:height="0.1516in" svg:x="0.7516in" svg:y="0.0193in" svg:viewBox="0 0 86 386" svg:d="M85 201c1-6 1-6 1-7 0-2 0-2-1-7-23-59-45-119-69-178-2-7-4-9-8-9-5 0-8 3-8 8 0 1 0 2 2 6 23 60 45 119 68 180-23 59-45 118-68 178-2 4-2 4-2 6 0 5 3 8 8 8s6-3 8-8c24-59 46-119 69-177z"><text:p/></draw:path><draw:path draw:style-name="gr3" draw:text-style-name="P6" svg:width="0.076in" svg:height="0.0878in" svg:x="0.8571in" svg:y="0.052in" svg:viewBox="0 0 194 224" svg:d="M180 120c7 0 14 0 14-8 0-7-7-7-14-7-55 0-109 0-164 0 5-53 49-90 104-90 20 0 41 0 60 0 7 0 14 0 14-7 0-8-7-8-14-8-21 0-40 0-61 0-66 0-119 50-119 112s53 112 119 112c21 0 40 0 61 0 7 0 14 0 14-8s-7-8-14-8c-19 0-40 0-60 0-55 0-99-36-104-88 55 0 109 0 164 0z"><text:p/></draw:path><draw:path draw:style-name="gr3" draw:text-style-name="P6" svg:width="0.0346in" svg:height="0.1516in" svg:x="1.0035in" svg:y="0.0193in" svg:viewBox="0 0 89 386" svg:d="M89 383c0-3 0-3-7-9-48-49-60-121-60-180 0-68 14-136 63-183 4-5 4-5 4-7 0-3-1-4-3-4-5 0-39 26-62 75-20 43-24 86-24 119 0 30 4 75 25 119 23 48 56 73 61 73 2 0 3-1 3-3z"><text:p/></draw:path><draw:path draw:style-name="gr3" draw:text-style-name="P6" svg:width="0.1043in" svg:height="0.1035in" svg:x="1.05in" svg:y="0.0291in" svg:viewBox="0 0 266 264" svg:d="M98 143c4 0 9 0 13 0 20 30 39 60 58 91 5 5 14 20 18 25 2 5 4 5 13 5 18 0 35 0 53 0 7 0 13 0 13-7 0-3-2-6-6-6-15-3-33-28-42-40-4-5-22-30-49-72 34-6 69-21 69-67 0-53-58-72-103-72-40 0-81 0-122 0-6 0-13 0-13 7 0 6 8 6 11 6 22 0 24 4 24 22 0 64 0 129 0 194 0 20-2 22-24 22-3 0-11 0-11 6 0 7 7 7 13 7 35 0 71 0 106 0 7 0 13 0 13-7 0-6-7-6-11-6-22 0-23-3-23-22 0-28 0-57 0-86zM173 125c10-15 12-36 12-52 0-19-4-40-16-55 17 3 54 15 54 54 0 25-11 45-50 53zM98 34c0-8 0-21 24-21 32 0 48 13 48 60 0 49-12 57-72 57 0-32 0-64 0-96zM45 251c3-6 3-17 3-20 0-67 0-132 0-197 0-3 0-14-3-21 14 0 30 0 44 0-4 7-4 15-4 20 0 65 0 131 0 198 0 3 0 14 2 20-14 0-28 0-42 0zM128 143c2 0 4-1 7-1 6 0 15 0 20-1 6 9 47 78 79 110-12 0-25 0-37 0-23-36-46-72-69-108z"><text:p/></draw:path><draw:path draw:style-name="gr3" draw:text-style-name="P6" svg:width="0.1346in" svg:height="0.0791in" svg:x="1.2079in" svg:y="0.0555in" svg:viewBox="0 0 343 202" svg:d="M301 109c-21 16-32 32-34 37-17 26-14 34-21 51 0 5 5 5 8 5 7 0 7-1 9-8 9-37 31-70 75-88 4-1 5-2 5-5s-1-3-2-4c-18-7-64-26-79-91-1-5-1-6-8-6-3 0-8 0-8 4 0 2 4 26 20 51 8 12 19 26 35 39-95 0-191 0-287 0-6 0-14 0-14 7 0 8 8 8 14 8 96 0 192 0 287 0z"><text:p/></draw:path><draw:path draw:style-name="gr3" draw:text-style-name="P6" svg:width="0.1039in" svg:height="0.1035in" svg:x="1.3969in" svg:y="0.0291in" svg:viewBox="0 0 265 264" svg:d="M97 143c4 0 10 0 14 0 20 30 39 60 58 91 4 5 14 20 17 25s4 5 13 5c18 0 36 0 54 0 7 0 12 0 12-7 0-3-2-6-5-6-15-3-33-28-43-40-3-5-22-30-48-72 34-6 67-21 67-67 0-53-57-72-102-72-41 0-80 0-121 0-8 0-13 0-13 7 0 6 7 6 10 6 22 0 24 4 24 22 0 64 0 129 0 194 0 20-2 22-24 22-3 0-10 0-10 6 0 7 5 7 13 7 35 0 71 0 106 0 6 0 13 0 13-7 0-6-7-6-11-6-22 0-24-3-24-22 0-28 0-57 0-86zM172 125c11-15 12-36 12-52 0-19-3-40-15-55 16 3 54 15 54 54 0 25-12 45-51 53zM97 34c0-8 0-21 24-21 33 0 49 13 49 60 0 49-12 57-73 57 0-32 0-64 0-96zM44 251c3-6 3-17 3-20 0-67 0-132 0-197 0-3 0-14-3-21 15 0 30 0 45 0-5 7-5 15-5 20 0 65 0 131 0 198 0 3 0 14 3 20-14 0-29 0-43 0zM126 143c4 0 5-1 8-1 6 0 14 0 20-1 7 9 47 78 80 110-12 0-25 0-37 0-23-36-47-72-71-108z"><text:p/></draw:path><draw:path draw:style-name="gr3" draw:text-style-name="P6" svg:width="0.0346in" svg:height="0.1516in" svg:x="1.5126in" svg:y="0.0193in" svg:viewBox="0 0 89 386" svg:d="M89 194c0-31-3-77-25-121-23-48-56-73-61-73-2 0-3 1-3 4 0 2 0 2 8 9 37 38 59 99 59 181 0 65-14 132-63 182-4 4-4 4-4 7 0 2 1 3 3 3 5 0 40-26 62-75 20-43 24-85 24-117z"><text:p/></draw:path><draw:path draw:style-name="gr3" draw:text-style-name="P6" svg:width="0.0469in" svg:height="0.0705in" svg:x="1.5701in" svg:y="-0.0004in" svg:viewBox="0 0 120 180" svg:d="M120 131c-3 0-7 0-10 0 0 6-3 22-7 25-2 1-23 1-26 1-17 0-34 0-51 0 29-25 39-32 55-46 20-15 39-33 39-58 0-33-29-53-64-53-33 0-56 24-56 49 0 14 12 15 14 15 7 0 15-4 15-14 0-5-3-15-16-15 8-20 27-25 40-25 26 0 40 21 40 43 0 24-16 42-25 52-22 21-43 43-65 65-3 2-3 2-3 10 37 0 74 0 111 0 3-17 6-33 9-49z"><text:p/></draw:path><draw:path draw:style-name="gr3" draw:text-style-name="P6" svg:width="0.0055in" svg:height="0.1516in" svg:x="1.6921in" svg:y="0.0193in" svg:viewBox="0 0 15 386" svg:d="M15 14c0-7 0-14-7-14-8 0-8 7-8 14 0 119 0 239 0 358 0 7 0 14 8 14 7 0 7-7 7-14 0-119 0-239 0-358z"><text:p/></draw:path><draw:path draw:style-name="gr3" draw:text-style-name="P6" svg:width="0.0839in" svg:height="0.1083in" svg:x="1.7583in" svg:y="0.0283in" svg:viewBox="0 0 214 276" svg:d="M213 14c1-4 1-5 1-6 0-5-2-8-7-8s-7 4-9 9c-11 28-21 56-32 85-40 0-78 0-118 0-11-29-21-57-32-85-2-6-3-9-8-9-4 0-8 3-8 8 1 2 0 1 2 6 32 84 65 169 97 253 1 5 3 9 9 9 5 0 6-5 7-8 33-84 65-169 98-254zM55 109c35 0 70 0 106 0-18 45-36 92-53 138-18-46-35-93-53-138z"><text:p/></draw:path><draw:path draw:style-name="gr3" draw:text-style-name="P6" svg:width="0.0752in" svg:height="0.0685in" svg:x="1.8472in" svg:y="0.0665in" svg:viewBox="0 0 192 175" svg:d="M119 54c2-10 11-45 37-45 2 0 12 0 20 4-11 2-19 12-19 21 0 7 5 15 16 15 7 0 19-8 19-24 0-19-22-25-35-25-23 0-36 21-40 30-10-26-31-30-42-30-41 0-63 50-63 60 0 4 4 4 6 4s3-1 4-4c13-41 38-51 52-51 7 0 21 3 21 25 0 12-7 39-21 93-6 24-20 40-37 40-2 0-11 0-19-5 9-2 18-10 18-21s-9-13-14-13c-12 0-22 10-22 22 0 18 20 25 37 25 26 0 39-26 40-29 5 14 19 29 42 29 40 0 62-49 62-59 0-4-4-4-5-4-3 0-3 2-4 4-14 42-40 51-52 51-16 0-21-13-21-26 0-8 2-16 7-34 4-18 8-35 13-53z"><text:p/></draw:path><draw:path draw:style-name="gr3" draw:text-style-name="P6" svg:width="0.076in" svg:height="0.0878in" svg:x="1.9843in" svg:y="0.052in" svg:viewBox="0 0 194 224" svg:d="M179 120c7 0 15 0 15-8 0-7-8-7-15-7-55 0-109 0-164 0 6-53 50-90 104-90 20 0 40 0 60 0 7 0 15 0 15-7 0-8-8-8-15-8-20 0-40 0-60 0-66 0-119 50-119 112s53 112 119 112c20 0 40 0 60 0 7 0 15 0 15-8s-8-8-15-8c-20 0-40 0-60 0-54 0-98-36-104-88 55 0 109 0 164 0z"><text:p/></draw:path><draw:path draw:style-name="gr3" draw:text-style-name="P6" svg:width="0.1043in" svg:height="0.1035in" svg:x="2.1177in" svg:y="0.0291in" svg:viewBox="0 0 266 264" svg:d="M98 143c4 0 9 0 13 0 20 30 39 60 58 91 5 5 14 20 18 25 2 5 4 5 13 5 18 0 35 0 53 0 7 0 13 0 13-7 0-3-2-6-6-6-15-3-33-28-42-40-4-5-22-30-49-72 34-6 69-21 69-67 0-53-58-72-103-72-40 0-81 0-122 0-6 0-13 0-13 7 0 6 8 6 11 6 22 0 24 4 24 22 0 64 0 129 0 194 0 20-2 22-24 22-3 0-11 0-11 6 0 7 7 7 13 7 35 0 71 0 106 0 7 0 13 0 13-7 0-6-7-6-11-6-22 0-23-3-23-22 0-28 0-57 0-86zM173 125c10-15 12-36 12-52 0-19-4-40-16-55 17 3 54 15 54 54 0 25-11 45-50 53zM98 34c0-8 0-21 24-21 32 0 48 13 48 60 0 49-12 57-72 57 0-32 0-64 0-96zM45 251c3-6 3-17 3-20 0-67 0-132 0-197 0-3 0-14-3-21 14 0 30 0 44 0-4 7-4 15-4 20 0 65 0 131 0 198 0 3 0 14 2 20-14 0-28 0-42 0zM128 143c2 0 4-1 7-1 6 0 15 0 20-1 6 9 47 78 79 110-12 0-25 0-37 0-23-36-46-72-69-108z"><text:p/></draw:path><draw:path draw:style-name="gr3" draw:text-style-name="P6" svg:width="0.0157in" svg:height="0.0157in" svg:x="2.2386in" svg:y="0.1169in" svg:viewBox="0 0 41 41" svg:d="M41 21c0-11-10-21-21-21s-20 10-20 21 9 20 20 20 21-9 21-20z"><text:p/></draw:path><draw:path draw:style-name="gr3" draw:text-style-name="P6" svg:width="0.0752in" svg:height="0.1378in" svg:x="2.276in" svg:y="0.026in" svg:viewBox="0 0 192 351" svg:d="M121 118c11 0 22 0 33 0 8 0 12 0 12-8 0-4-4-4-11-4-11 0-21 0-32 0 3-16 6-30 9-44 1-8 7-36 9-41 3-7 10-12 17-12 3 0 12 0 20 6-17 2-21 16-21 21 0 9 7 14 15 14 9 0 20-9 20-24 0-17-17-26-34-26-12 0-37 7-48 45-2 8-3 12-13 61-9 0-18 0-27 0-7 0-12 0-12 8 0 4 5 4 11 4 9 0 17 0 26 0-10 51-19 101-29 152-7 38-13 73-33 73-2 0-12 0-19-8 18-1 21-14 21-21 0-9-6-13-14-13-10 0-21 9-21 23 0 18 16 27 33 27 21 0 36-22 43-38 13-24 22-69 22-73 8-40 15-81 23-122z"><text:p/></draw:path><draw:path draw:style-name="gr3" draw:text-style-name="P6" svg:width="0.0346in" svg:height="0.1516in" svg:x="2.3736in" svg:y="0.0193in" svg:viewBox="0 0 89 386" svg:d="M89 383c0-3 0-3-7-9-48-49-60-121-60-180 0-68 14-136 63-183 4-5 4-5 4-7 0-3-1-4-3-4-5 0-39 26-62 75-20 43-24 86-24 119 0 30 4 75 25 119 23 48 56 73 61 73 2 0 3-1 3-3z"><text:p/></draw:path><draw:path draw:style-name="gr3" draw:text-style-name="P6" svg:width="0.0752in" svg:height="0.0685in" svg:x="2.422in" svg:y="0.0665in" svg:viewBox="0 0 192 175" svg:d="M118 54c2-10 11-45 38-45 2 0 11 0 19 4-11 2-19 12-19 21 0 7 5 15 16 15 8 0 20-8 20-24 0-19-23-25-36-25-22 0-36 21-41 30-9-26-30-30-41-30-40 0-62 50-62 60 0 4 3 4 4 4 4 0 5-1 5-4 13-41 39-51 53-51 6 0 21 3 21 25 0 12-7 39-21 93-7 24-20 40-38 40-2 0-11 0-18-5 8-2 17-10 17-21s-9-13-14-13c-11 0-21 10-21 22 0 18 19 25 36 25 26 0 40-26 41-29 4 14 19 29 42 29 39 0 61-49 61-59 0-4-3-4-4-4-3 0-4 2-6 4-12 42-38 51-51 51-15 0-21-13-21-26 0-8 2-16 6-34 5-18 9-35 14-53z"><text:p/></draw:path><draw:path draw:style-name="gr3" draw:text-style-name="P6" svg:width="0.035in" svg:height="0.1516in" svg:x="2.513in" svg:y="0.0193in" svg:viewBox="0 0 90 386" svg:d="M90 194c0-31-4-77-25-121-23-48-56-73-61-73-2 0-4 1-4 4 0 2 0 2 8 9 38 38 60 99 60 181 0 65-14 132-63 182-5 4-5 4-5 7 0 2 2 3 4 3 5 0 39-26 62-75 20-43 24-85 24-117z"><text:p/></draw:path><draw:path draw:style-name="gr3" draw:text-style-name="P6" svg:width="0.0161in" svg:height="0.0157in" svg:x="2.6106in" svg:y="0.0874in" svg:viewBox="0 0 42 41" svg:d="M42 21c0-12-10-21-21-21s-21 9-21 21c0 11 10 20 21 20s21-9 21-20z"><text:p/></draw:path><draw:path draw:style-name="gr3" draw:text-style-name="P6" svg:width="0.0744in" svg:height="0.1063in" svg:x="2.6819in" svg:y="0.0283in" svg:viewBox="0 0 190 271" svg:d="M90 4c0-1 0-4-5-4-9 0-38 2-48 3-2 1-6 1-6 8 0 4 3 4 9 4 18 0 19 4 19 7 0 2-1 6-1 8-18 74-37 149-56 223-2 5-2 5-2 7 0 9 8 11 11 11 7 0 13-4 14-10 2-8 6-18 8-28 3-12 5-23 9-34 2-9 4-18 6-27 1-2 4-14 5-18 1-3 13-24 26-35 8-5 20-13 36-13 17 0 21 13 21 26 0 21-14 64-24 87-2 9-4 14-4 21 0 18 13 31 32 31 36 0 50-55 50-58s-3-3-4-3c-5 0-5 1-7 6-5 21-17 46-39 46-7 0-9-3-9-11 0-9 3-18 6-27 7-17 25-63 25-85 0-25-16-42-45-42-25 0-43 12-58 30 10-41 21-82 31-123z"><text:p/></draw:path><draw:path draw:style-name="gr3" draw:text-style-name="P6" svg:width="0.035in" svg:height="0.1516in" svg:x="2.7764in" svg:y="0.0193in" svg:viewBox="0 0 90 386" svg:d="M90 383c0-3 0-3-6-9-49-49-61-121-61-180 0-68 14-136 62-183 5-5 5-5 5-7 0-3-2-4-4-4-4 0-39 26-62 75-20 43-24 86-24 119 0 30 4 75 25 119 23 48 57 73 61 73 2 0 4-1 4-3z"><text:p/></draw:path><draw:path draw:style-name="gr3" draw:text-style-name="P6" svg:width="0.0752in" svg:height="0.0685in" svg:x="2.8248in" svg:y="0.0665in" svg:viewBox="0 0 192 175" svg:d="M118 54c3-10 12-45 38-45 2 0 11 0 20 4-11 2-19 12-19 21 0 7 5 15 15 15 8 0 20-8 20-24 0-19-22-25-35-25-23 0-36 21-40 30-10-26-31-30-42-30-41 0-63 50-63 60 0 4 3 3 4 4 4 0 5-1 6-4 13-41 38-51 52-51 7 0 21 3 21 25 0 12-7 39-21 93-7 24-20 40-37 40-2 0-12 0-19-5 9-2 18-10 18-21s-9-13-14-13c-12 0-22 10-22 22 0 18 20 25 36 25 26 0 40-26 41-29 4 14 19 29 42 29 39 0 61-49 61-59 0-4-3-4-4-4-3 0-4 2-4 4-14 42-40 51-52 51-16 0-22-13-22-26 0-8 3-16 6-34 5-18 9-35 14-53z"><text:p/></draw:path><draw:path draw:style-name="gr3" draw:text-style-name="P6" svg:width="0.0346in" svg:height="0.1516in" svg:x="2.9161in" svg:y="0.0193in" svg:viewBox="0 0 89 386" svg:d="M89 194c0-31-3-77-25-121-23-48-56-73-61-73-2 0-3 1-3 4 0 2 0 2 8 9 37 38 59 99 59 181 0 65-14 132-63 182-4 4-4 4-4 7 0 2 1 3 3 3 5 0 40-26 62-75 20-43 24-85 24-117z"><text:p/></draw:path><draw:path draw:style-name="gr3" draw:text-style-name="P6" svg:width="0.1008in" svg:height="0.0358in" svg:x="3.0177in" svg:y="0.0783in" svg:viewBox="0 0 257 92" svg:d="M244 17c6 0 13-2 13-9 0-8-7-8-13-8-77 0-155 0-232 0-4 0-12 0-12 8 0 7 8 9 13 9 77 0 154 0 231 0zM244 92c6 0 13 0 13-8s-7-8-13-8c-77 0-154 0-231 0-5 0-13 0-13 8s8 8 12 8c77 0 155 0 232 0z"><text:p/></draw:path><draw:path draw:style-name="gr3" draw:text-style-name="P6" svg:width="0.0697in" svg:height="0.098in" svg:x="3.1717in" svg:y="0.0665in" svg:viewBox="0 0 178 250" svg:d="M177 25c0-2 1-4 1-6 0-7-5-11-12-11-3 0-14 3-15 16-7-14-21-24-37-24-44 0-91 54-91 110 0 39 23 61 52 61 22 0 40-18 44-22h1c-9 35-13 51-13 52-1 3-15 42-56 42-7 0-20-1-31-5 12-3 16-13 16-20 0-6-4-14-15-14-8 0-21 8-21 23 0 16 14 23 52 23 48 0 76-29 82-53 14-57 29-114 43-172zM126 121c-2 10-11 20-19 28-8 7-20 14-31 14-20 0-25-21-25-36 0-19 11-64 20-84 11-19 28-34 44-34 26 0 31 31 31 33s-1 4-1 5c-6 25-12 49-19 74z"><text:p/></draw:path><draw:path draw:style-name="gr3" draw:text-style-name="P6" svg:width="0.035in" svg:height="0.1516in" svg:x="3.2626in" svg:y="0.0193in" svg:viewBox="0 0 90 386" svg:d="M90 383c0-3 0-3-6-9-49-49-61-121-61-180 0-68 14-136 62-183 5-5 5-5 5-7 0-3-2-4-4-4-4 0-39 26-62 75-20 43-24 86-24 119 0 30 4 75 25 119 23 48 57 73 61 73 2 0 4-1 4-3z"><text:p/></draw:path><draw:path draw:style-name="gr3" draw:text-style-name="P6" svg:width="0.0752in" svg:height="0.0685in" svg:x="3.3114in" svg:y="0.0665in" svg:viewBox="0 0 192 175" svg:d="M118 54c2-10 12-45 38-45 2 0 11 0 20 4-11 2-19 12-19 21 0 7 5 15 15 15 8 0 20-8 20-24 0-19-23-25-35-25-23 0-36 21-40 30-10-26-31-30-42-30-41 0-63 50-63 60 0 4 3 3 4 4 4 0 5-1 6-4 13-41 38-51 52-51 7 0 21 3 21 25 0 12-7 39-21 93-7 24-20 40-37 40-3 0-12 0-19-5 9-2 18-10 18-21s-9-13-14-13c-12 0-22 10-22 22 0 18 20 25 36 25 26 0 40-26 41-29 4 14 19 29 42 29 39 0 61-49 61-59 0-4-3-4-4-4-3 0-4 2-4 4-14 42-40 51-52 51-16 0-22-13-22-26 0-8 3-16 6-34 5-18 9-35 14-53z"><text:p/></draw:path><draw:path draw:style-name="gr3" draw:text-style-name="P6" svg:width="0.0346in" svg:height="0.1516in" svg:x="3.4028in" svg:y="0.0193in" svg:viewBox="0 0 89 386" svg:d="M89 194c0-31-3-77-25-121-23-48-56-73-61-73-2 0-3 1-3 4 0 2 0 2 8 9 37 38 59 99 59 181 0 65-14 132-63 182-4 4-4 4-4 7 0 2 1 3 3 3 5 0 40-26 62-75 20-43 24-85 24-117z"><text:p/></draw:path><draw:path draw:style-name="gr3" draw:text-style-name="P6" svg:width="0.0157in" svg:height="0.0157in" svg:x="3.5in" svg:y="0.0874in" svg:viewBox="0 0 41 41" svg:d="M41 21c0-12-10-21-21-21-12 0-20 9-20 21 0 11 8 20 20 20 11 0 21-9 21-20z"><text:p/></draw:path><draw:path draw:style-name="gr3" draw:text-style-name="P6" svg:width="0.074in" svg:height="0.1063in" svg:x="3.5717in" svg:y="0.0283in" svg:viewBox="0 0 189 271" svg:d="M89 4c0-1 0-4-4-4-9 0-38 2-48 3-3 1-7 1-7 8 0 4 3 4 8 4 19 0 20 4 20 7 0 2-1 6-1 8-19 74-37 149-56 223-1 5-1 5-1 7 0 9 8 11 11 11 5 0 12-4 14-10 2-8 6-18 8-28 2-12 5-23 8-34 2-9 4-18 6-27 1-2 5-14 5-18 1-3 13-24 26-35 9-5 21-13 37-13 17 0 21 13 21 26 0 21-15 64-24 87-3 9-5 14-5 21 0 18 14 31 32 31 36 0 50-55 50-58s-3-3-4-3c-5 0-5 1-6 6-6 21-18 46-39 46-7 0-10-3-10-11 0-9 4-18 7-27 6-17 24-63 24-85 0-25-16-42-44-42-25 0-43 12-58 30 10-41 20-82 30-123z"><text:p/></draw:path><draw:path draw:style-name="gr3" draw:text-style-name="P6" svg:width="0.0346in" svg:height="0.1516in" svg:x="3.6657in" svg:y="0.0193in" svg:viewBox="0 0 89 386" svg:d="M89 383c0-3 0-3-7-9-48-49-60-121-60-180 0-68 14-136 63-183 4-5 4-5 4-7 0-3-1-4-3-4-5 0-40 26-62 75-20 43-24 86-24 119 0 30 3 75 25 119 23 48 56 73 61 73 2 0 3-1 3-3z"><text:p/></draw:path><draw:path draw:style-name="gr3" draw:text-style-name="P6" svg:width="0.0752in" svg:height="0.0685in" svg:x="3.7146in" svg:y="0.0665in" svg:viewBox="0 0 192 175" svg:d="M118 54c2-10 11-45 38-45 1 0 11 0 19 4-11 2-19 12-19 21 0 7 5 15 16 15 7 0 20-8 20-24 0-19-23-25-36-25-22 0-36 21-41 30-9-26-30-30-41-30-40 0-62 50-62 60 0 4 3 4 4 4 4 0 5-1 5-4 13-41 38-51 52-51 7 0 20 3 20 25 0 12-6 39-20 93-6 24-20 40-37 40-2 0-11 0-20-5 10-2 19-10 19-21s-9-13-14-13c-12 0-21 10-21 22 0 18 19 25 36 25 26 0 40-26 41-29 4 14 18 29 42 29 39 0 61-49 61-59 0-4-3-4-4-4-4 0-4 2-6 4-13 42-39 51-51 51-15 0-21-13-21-26 0-8 2-16 6-34 5-18 9-35 14-53z"><text:p/></draw:path><draw:path draw:style-name="gr3" draw:text-style-name="P6" svg:width="0.035in" svg:height="0.1516in" svg:x="3.8055in" svg:y="0.0193in" svg:viewBox="0 0 90 386" svg:d="M90 194c0-31-4-77-25-121-23-48-57-73-61-73-2 0-4 1-4 4 0 2 0 2 8 9 37 38 59 99 59 181 0 65-14 132-62 182-5 4-5 4-5 7 0 2 2 3 4 3 4 0 39-26 62-75 20-43 24-85 24-117z"><text:p/></draw:path><draw:path draw:style-name="gr3" draw:text-style-name="P6" svg:width="0.0535in" svg:height="0.1819in" svg:x="3.8732in" svg:y="0.0047in" svg:viewBox="0 0 137 463" svg:d="M82 293c0-13 0-37 50-56 4-1 5-1 5-5 0-1 0-4-3-5-52-20-52-41-52-63 0-36 0-71 0-107-1-21-18-33-24-37-16-11-49-20-54-20-3 0-4 2-4 4 0 5 1 5 4 6 51 20 51 39 51 61 0 30 0 62 0 94 0 21 0 48 63 67-63 21-63 42-63 66 0 32 0 64 0 95 0 21 0 40-50 59-4 2-5 2-5 6 0 3 1 5 4 5 1 0 52-10 70-35 8-11 8-20 8-34 0-33 0-66 0-101z"><text:p/></draw:path></draw:g></text:p>
      <text:p text:style-name="P36">נוכיח <text:span text:style-name="T8"><draw:g text:anchor-type="as-char" svg:y="-0.1071in" draw:z-index="134" draw:name="Shape130" draw:style-name="gr1"><svg:title>TexMaths</svg:title><svg:desc>11§display§S_h§svg§600§FALSE§</svg:desc><draw:path draw:style-name="gr2" draw:text-style-name="P5" svg:width="0.1433in" svg:height="0.1142in" svg:x="-0.0004in" svg:y="0.0071in" svg:viewBox="0 0 365 291" svg:d="M183 291c-62 0-122 0-183 0 0-96 0-194 0-291 121 0 243 0 365 0 0 97 0 195 0 291-61 0-122 0-182 0z"><text:p/></draw:path><draw:path draw:style-name="gr3" draw:text-style-name="P6" svg:width="0.0898in" svg:height="0.1094in" svg:x="-0.0004in" svg:y="0in" svg:viewBox="0 0 229 279" svg:d="M229 4c0-1-1-4-4-4-2 0-2 1-8 6-6 7-11 14-17 22-11-18-30-28-56-28-48 0-94 44-94 91 0 31 19 49 39 54 13 4 28 7 42 11s35 10 35 40c0 35-32 71-69 71-25 0-68-8-68-56 0-10 2-18 3-21 0-2 0-2 0-3 0-3-2-4-4-4-3 0-3 2-4 2-2 2-24 89-24 90 0 2 2 4 4 4 3 0 3-1 8-6 7-7 12-14 19-22 16 23 43 28 65 28 53 0 98-51 98-99 0-25-13-38-19-44-9-8-14-11-48-19-9-3-23-6-27-7-10-3-23-14-23-35 0-31 31-64 67-64 32 0 56 17 56 59 0 13-2 20-2 22 1 2 0 4 5 4 4 0 4-1 6-8 7-27 14-56 20-84z"><text:p/></draw:path><draw:path draw:style-name="gr3" draw:text-style-name="P6" svg:width="0.0579in" svg:height="0.074in" svg:x="0.0929in" svg:y="0.0555in" svg:viewBox="0 0 148 189" svg:d="M64 9c1-1 1-4 1-5s-1-4-4-4c-6 0-28 2-35 3-2 0-5 0-5 6 0 4 3 4 7 4 13 0 13 2 13 5 0 1-1 3-1 5-14 51-26 101-39 153-1 4-1 4-1 4 0 5 3 9 9 9 3 0 9-1 11-8 1-1 3-9 4-15 2-9 5-16 7-24 1-3 3-14 4-18 4-11 4-11 8-20 9-13 23-28 44-28 15 0 15 12 15 19 0 16-11 46-15 58-3 6-4 10-4 14 0 13 12 22 25 22 27 0 40-36 40-41 0-3-4-3-5-3-4 0-4 2-5 5-6 22-18 31-29 31-5 0-7-2-7-8s2-9 7-21c3-9 14-38 14-53 0-4 0-15-10-23-5-3-13-8-25-8-20 0-34 11-44 23 7-27 13-55 20-82z"><text:p/></draw:path></draw:g></text:span><text:span text:style-name="T8"><text:s/>יחס שקילות. </text:span></text:p>
      <text:list text:style-name="L6">
        <text:list-item>
          <text:p text:style-name="P37"><text:soft-page-break/>רפלקסיביות: יהי <text:span text:style-name="T8"><draw:g text:anchor-type="as-char" svg:y="-0.1075in" draw:z-index="133" draw:name="Shape131" draw:style-name="gr1"><svg:title>TexMaths</svg:title><svg:desc>11§display§f \in \N \to \N§svg§600§FALSE§</svg:desc><draw:path draw:style-name="gr2" draw:text-style-name="P5" svg:width="0.7146in" svg:height="0.122in" svg:x="0in" svg:y="0.0075in" svg:viewBox="0 0 1816 311" svg:d="M0 0c605 0 1210 0 1816 0 0 103 0 208 0 311-606 0-1211 0-1816 0 0-103 0-208 0-311z"><text:p/></draw:path><draw:path draw:style-name="gr3" draw:text-style-name="P6" svg:width="0.0756in" svg:height="0.1378in" svg:x="0.0004in" svg:y="0in" svg:viewBox="0 0 193 351" svg:d="M121 118c11 0 22 0 33 0 8 0 12 0 12-8 0-4-4-4-11-4-11 0-21 0-32 0 2-15 6-30 8-44 2-8 8-36 10-40 3-8 10-13 17-13 3 0 13 0 20 6-17 1-21 16-21 21 0 9 7 13 15 13 10 0 21-7 21-23 0-17-18-26-35-26-13 0-37 7-48 45-2 8-3 12-13 61-9 0-18 0-27 0-7 0-12 0-12 7 0 5 5 5 11 5 9 0 17 0 26 0-10 50-19 101-29 151-7 38-13 73-34 73-1 0-11 0-18-7 18-1 21-15 21-21 0-8-6-13-14-13-10 0-21 8-21 23 0 18 17 27 32 27 22 0 37-23 44-38 12-24 22-71 22-73 8-41 15-82 23-122z"><text:p/></draw:path><draw:path draw:style-name="gr3" draw:text-style-name="P6" svg:width="0.0756in" svg:height="0.0874in" svg:x="0.1382in" svg:y="0.0256in" svg:viewBox="0 0 193 223" svg:d="M179 120c7 0 14 1 14-8 0-8-7-9-14-9-55 0-109 0-164 0 5-50 50-88 104-88 20 0 41 0 60 0 7 0 14 0 14-7 0-8-7-8-14-8-21 0-40 0-61 0-66 0-118 51-118 112 0 63 52 111 118 111 21 0 40 0 61 0 7 0 14 0 14-8 0-7-7-7-14-7-19 0-40 0-60 0-54 0-99-38-104-88 55 0 109 0 164 0z"><text:p/></draw:path><draw:path draw:style-name="gr3" draw:text-style-name="P6" svg:width="0.1028in" svg:height="0.1067in" svg:x="0.2728in" svg:y="0.0028in" svg:viewBox="0 0 262 272" svg:d="M34 35c0 63 0 126 0 188 0 20-3 28-23 28-4 0-11 0-11 6 0 7 7 7 13 7 20 0 40 0 60 0 7 0 13 0 13-7 0-6-7-6-12-6-21 0-24-9-24-29 0-59 0-118 0-177 56 74 111 147 167 221 3 4 5 6 7 6 7 0 7-7 7-14 0-72 0-145 0-217 0-21 4-27 22-28 2 0 9 0 9-6 0-7-6-7-13-7-19 0-38 0-56 0-7 0-14 0-14 7 0 6 7 6 11 6 22 1 26 9 26 29 0 40 0 80 0 121-39-53-78-105-117-158-4-5-5-5-14-5-22 0-45 0-67 0-8 0-14 0-14 7 0 6 6 6 9 6 10 1 18 8 21 12 0 4 0 5 0 10zM218 244c-56-74-112-147-168-221-4-5-4-5-8-10 15 0 31 0 46 0 43 58 87 118 130 176 0 19 0 36 0 55z"><text:p/></draw:path><draw:path draw:style-name="gr3" draw:text-style-name="P6" svg:width="0.1346in" svg:height="0.0787in" svg:x="0.4299in" svg:y="0.0291in" svg:viewBox="0 0 343 201" svg:d="M300 109c-20 15-30 32-34 36-17 27-21 51-21 52 0 4 5 4 8 4 7 0 8-1 9-7 9-38 32-71 76-88 4-2 5-2 5-5 0-2-2-4-3-4-16-7-64-27-78-92-1-4-2-5-9-5-3 0-8 0-8 4 0 1 4 26 20 51 8 12 19 25 35 37-95 0-191 0-287 0-6 0-13 1-13 9 0 9 7 8 13 8 96 0 192 0 287 0z"><text:p/></draw:path><draw:path draw:style-name="gr3" draw:text-style-name="P6" svg:width="0.1028in" svg:height="0.1067in" svg:x="0.6197in" svg:y="0.0028in" svg:viewBox="0 0 262 272" svg:d="M34 35c0 63 0 126 0 188 0 20-3 28-23 28-4 0-11 0-11 6 0 7 7 7 13 7 20 0 41 0 61 0 6 0 12 0 12-7 0-6-6-6-11-6-22 0-25-9-25-29 0-59 0-118 0-177 56 74 111 147 167 221 3 4 5 6 9 6 6 0 6-7 6-14 0-72 0-145 0-217 0-21 3-27 21-28 2 0 9 0 9-6 0-7-6-7-13-7-19 0-38 0-56 0-7 0-14 0-14 7 0 6 7 6 11 6 22 1 26 9 26 29 0 40 0 80 0 121-39-53-78-105-117-158-4-5-5-5-14-5-22 0-45 0-67 0-7 0-14 0-14 7 0 6 7 6 9 6 10 1 18 8 21 12 0 4 0 5 0 10zM218 244c-56-74-112-147-168-221-4-5-4-5-8-10 15 0 31 0 46 0 43 58 87 118 130 176 0 19 0 36 0 55z"><text:p/></draw:path></draw:g></text:span><text:span text:style-name="T8">, נוכיח </text:span><text:span text:style-name="T8"><draw:g text:anchor-type="as-char" svg:y="-0.1075in" draw:z-index="132" draw:name="Shape132" draw:style-name="gr1"><svg:title>TexMaths</svg:title><svg:desc>11§display§fS_hf§svg§600§FALSE§</svg:desc><draw:path draw:style-name="gr2" draw:text-style-name="P5" svg:width="0.3303in" svg:height="0.1217in" svg:x="-0.0004in" svg:y="0.0075in" svg:viewBox="0 0 840 310" svg:d="M0 0c280 0 560 0 840 0 0 103 0 207 0 310-280 0-560 0-840 0 0-103 0-207 0-310z"><text:p/></draw:path><draw:path draw:style-name="gr3" draw:text-style-name="P6" svg:width="0.0752in" svg:height="0.1374in" svg:x="0in" svg:y="0in" svg:viewBox="0 0 192 350" svg:d="M121 118c11 0 22 0 33 0 8 0 12 0 12-8 0-4-4-4-11-4-11 0-21 0-32 0 2-16 6-30 8-44 2-8 8-36 10-40 3-8 10-13 17-13 3 0 12 0 20 6-17 2-21 16-21 21 0 9 7 14 14 14 10 0 21-8 21-24 0-17-17-26-34-26-13 0-37 7-48 45-2 8-3 12-13 61-9 0-18 0-27 0-7 0-12 0-12 7 0 5 5 5 11 5 9 0 17 0 26 0-10 50-19 100-29 150-7 38-13 73-34 73-1 0-11 0-18-7 18-1 21-15 21-20 0-9-6-14-14-14-10 0-21 8-21 23 0 18 16 27 32 27 22 0 37-23 44-38 12-24 21-71 22-73 8-41 15-81 23-121z"><text:p/></draw:path><draw:path draw:style-name="gr3" draw:text-style-name="P6" svg:width="0.0898in" svg:height="0.1094in" svg:x="0.0906in" svg:y="0in" svg:viewBox="0 0 229 279" svg:d="M229 4c0-2 0-4-5-4-1 0-2 0-6 6-7 7-14 14-19 21-10-17-30-27-55-27-49 0-96 44-96 91 0 31 21 49 41 55 13 4 28 7 41 10 14 4 36 10 36 40 0 35-32 71-70 71-25 0-67-8-67-56 0-10 2-18 2-21 0-2 1-2 1-3 0-3-3-3-5-3s-3 0-4 1-23 89-23 90c0 2 2 4 4 4 3 0 3-1 7-5 7-7 12-14 19-22 17 22 43 27 66 27 52 0 97-51 97-99 0-25-13-38-18-44-9-8-16-11-50-19-8-3-22-6-25-7-11-3-24-14-24-35 0-31 31-64 68-64 32 0 55 16 55 59 0 12-1 20-1 22 1 2 0 4 4 4 5 0 5-1 6-8 6-29 13-56 21-84z"><text:p/></draw:path><draw:path draw:style-name="gr3" draw:text-style-name="P6" svg:width="0.0575in" svg:height="0.074in" svg:x="0.1835in" svg:y="0.0555in" svg:viewBox="0 0 147 189" svg:d="M64 9c0-1 1-3 1-5 0-1-1-4-5-4-5 0-27 2-34 3-2 0-6 0-6 7 0 3 4 3 7 3 13 0 13 2 13 5 0 1 0 3-2 5-12 51-25 101-37 153-1 3-1 3-1 4 0 5 3 9 9 9 3 0 7-1 11-6 1-3 3-11 4-17 2-9 5-16 7-24 1-3 3-14 4-18 2-11 2-11 8-19 9-14 22-29 43-29 15 0 16 13 16 20 0 15-12 46-16 57-2 8-4 10-4 14 0 13 13 22 26 22 27 0 39-36 39-39 0-5-3-4-4-5-4 0-4 2-6 6-6 21-18 31-28 31-6 0-7-4-7-8 0-7 1-10 6-22 3-9 14-38 14-53 0-3 0-15-10-23-4-3-12-7-25-7-19 0-34 10-44 22 6-27 14-55 21-82z"><text:p/></draw:path><draw:path draw:style-name="gr3" draw:text-style-name="P6" svg:width="0.0752in" svg:height="0.1374in" svg:x="0.2622in" svg:y="0in" svg:viewBox="0 0 192 350" svg:d="M121 118c11 0 22 0 33 0 8 0 12 0 12-8 0-4-4-4-11-4-11 0-21 0-32 0 3-16 6-30 9-44 1-8 7-36 9-40 3-8 10-13 17-13 3 0 12 0 20 6-17 2-21 16-21 21 0 9 7 14 14 14 10 0 21-8 21-24 0-17-17-26-34-26-12 0-37 7-48 45-2 8-3 12-13 61-9 0-18 0-27 0-7 0-12 0-12 7 0 5 5 5 11 5 9 0 17 0 26 0-10 50-19 100-29 150-7 38-13 73-33 73-2 0-12 0-19-7 18-1 21-15 21-20 0-9-6-14-14-14-10 0-21 8-21 23 0 18 16 27 33 27 21 0 36-23 43-38 13-24 22-71 22-73 8-41 15-81 23-121z"><text:p/></draw:path></draw:g></text:span><text:span text:style-name="T8"><text:s/>כלומר נוכיח </text:span><text:span text:style-name="T8"><draw:g text:anchor-type="as-char" svg:y="-0.1134in" draw:z-index="131" draw:name="Shape133" draw:style-name="gr1"><svg:title>TexMaths</svg:title><svg:desc>11§display§f(x) \cdot h(x) = f(x) \cdot h(x)§svg§600§FALSE§</svg:desc><draw:path draw:style-name="gr2" draw:text-style-name="P5" svg:width="1.5693in" svg:height="0.1358in" svg:x="-0.0004in" svg:y="0.0071in" svg:viewBox="0 0 3987 346" svg:d="M1994 346c-665 0-1330 0-1994 0 0-116 0-230 0-346 1329 0 2658 0 3987 0 0 116 0 230 0 346-665 0-1329 0-1993 0z"><text:p/></draw:path><draw:path draw:style-name="gr3" draw:text-style-name="P6" svg:width="0.0752in" svg:height="0.1374in" svg:x="0in" svg:y="0.0071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0346in" svg:height="0.1512in" svg:x="0.098in" svg:y="0in" svg:viewBox="0 0 89 385" svg:d="M89 381c0-1 0-1-7-8-48-49-60-122-60-180 0-67 15-135 63-182 4-5 4-5 4-7 0-3-1-4-3-4-5 0-39 26-62 76-20 42-24 85-24 117 0 29 4 76 25 120 23 47 56 72 61 72 2 0 3-1 3-4z"><text:p/></draw:path><draw:path draw:style-name="gr3" draw:text-style-name="P6" svg:width="0.0752in" svg:height="0.0685in" svg:x="0.1465in" svg:y="0.0453in" svg:viewBox="0 0 192 175" svg:d="M118 54c2-10 11-45 38-45 2 0 11 0 19 4-10 2-18 12-18 21 0 7 4 14 15 14 8 0 20-7 20-23 0-19-23-25-36-25-22 0-36 21-41 30-9-26-29-30-41-30-40 0-62 50-62 59 0 5 3 5 4 5 4 0 5-1 6-5 12-40 38-50 52-50 6 0 21 3 21 25 0 12-7 39-21 93-7 24-20 39-38 39-2 0-11 0-18-4 8-2 17-10 17-21s-9-13-14-13c-11 0-21 10-21 22 0 17 19 25 36 25 26 0 40-27 41-30 4 15 19 30 42 30 39 0 61-49 61-59 0-4-3-4-4-4-3 0-4 1-6 4-12 41-38 50-51 50-15 0-21-12-21-25 0-9 2-17 6-34 5-18 9-35 14-53z"><text:p/></draw:path><draw:path draw:style-name="gr3" draw:text-style-name="P6" svg:width="0.0346in" svg:height="0.1512in" svg:x="0.2378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0161in" svg:height="0.0157in" svg:x="0.3346in" svg:y="0.0681in" svg:viewBox="0 0 42 41" svg:d="M42 20c0-11-10-20-21-20s-21 8-21 20c0 11 10 21 21 21s21-9 21-21z"><text:p/></draw:path><draw:path draw:style-name="gr3" draw:text-style-name="P6" svg:width="0.0744in" svg:height="0.1063in" svg:x="0.4063in" svg:y="0.0071in" svg:viewBox="0 0 190 271" svg:d="M90 4c0-1 0-4-5-4-9 0-38 3-48 3-3 1-6 1-6 8 0 6 3 6 9 6 18 0 19 2 19 6 0 2-1 6-1 8-18 74-37 147-56 220-2 6-2 7-2 9 0 9 8 11 11 11 7 0 13-5 14-10 2-10 6-20 8-30 3-11 5-22 9-33 2-9 4-17 6-26 0-2 4-15 5-18s13-24 25-35c9-6 21-13 37-13 17 0 21 13 21 26 0 21-14 64-24 86-2 9-4 13-4 21 0 19 13 32 32 32 36 0 50-56 50-60 0-3-3-3-5-3-4 0-4 1-6 7-5 20-17 47-39 47-7 0-9-3-9-12 0-10 3-19 6-28 7-15 25-61 25-83 0-26-16-42-45-42-25 0-43 12-58 30 10-41 21-82 31-123z"><text:p/></draw:path><draw:path draw:style-name="gr3" draw:text-style-name="P6" svg:width="0.035in" svg:height="0.1512in" svg:x="0.5008in" svg:y="0in" svg:viewBox="0 0 90 385" svg:d="M90 381c0-1 0-1-6-8-49-49-62-122-62-180 0-67 15-135 63-182 5-5 5-5 5-7 0-3-2-4-4-4-4 0-39 26-62 76-20 42-24 85-24 117 0 29 4 76 25 120 23 47 57 72 61 72 2 0 4-1 4-4z"><text:p/></draw:path><draw:path draw:style-name="gr3" draw:text-style-name="P6" svg:width="0.0752in" svg:height="0.0685in" svg:x="0.5492in" svg:y="0.0453in" svg:viewBox="0 0 192 175" svg:d="M118 54c2-10 11-45 38-45 2 0 11 0 20 4-11 2-19 12-19 21 0 7 5 14 15 14 8 0 20-7 20-23 0-19-23-25-36-25-22 0-35 21-41 30-8-26-29-30-40-30-41 0-63 50-63 59 0 5 3 5 4 5 4 0 5-1 6-5 13-40 38-50 52-50 7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3" draw:text-style-name="P6" svg:width="0.0346in" svg:height="0.1512in" svg:x="0.6406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004in" svg:height="0.0354in" svg:x="0.7417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76in" svg:height="0.1374in" svg:x="0.9012in" svg:y="0.0071in" svg:viewBox="0 0 194 350" svg:d="M122 118c11 0 22 0 33 0 8 0 11 0 11-8 0-4-3-4-10-4-11 0-21 0-32 0 2-16 6-30 8-44 2-8 8-36 10-40 3-8 10-13 17-13 3 0 13 0 19 6-16 2-21 16-21 21 0 9 8 14 15 14 11 0 22-9 22-24 0-17-18-26-35-26-13 0-37 7-48 45-3 8-4 12-13 61-9 0-18 0-27 0-7 0-12 0-12 7 0 5 4 5 11 5 9 0 17 0 26 0-10 50-19 100-29 151-8 37-13 72-34 72-1 0-11 0-19-6 19-1 22-16 22-21 0-9-7-13-14-13-10 0-22 8-22 23 0 17 18 26 33 26 22 0 37-23 44-37 12-25 21-71 22-74 8-40 15-80 23-121z"><text:p/></draw:path><draw:path draw:style-name="gr3" draw:text-style-name="P6" svg:width="0.035in" svg:height="0.1512in" svg:x="0.9988in" svg:y="0in" svg:viewBox="0 0 90 385" svg:d="M90 381c0-1 0-1-6-8-49-49-61-122-61-180 0-67 14-135 62-182 5-5 5-5 5-7 0-3-2-4-4-4-4 0-39 26-61 76-20 42-25 85-25 117 0 29 4 76 26 120 23 47 56 72 60 72 2 0 4-1 4-4z"><text:p/></draw:path><draw:path draw:style-name="gr3" draw:text-style-name="P6" svg:width="0.0752in" svg:height="0.0685in" svg:x="1.0476in" svg:y="0.0453in" svg:viewBox="0 0 192 175" svg:d="M119 54c2-10 11-45 37-45 2 0 12 0 20 4-11 2-19 12-19 21 0 7 5 14 15 14 8 0 20-7 20-23 0-19-22-25-35-25-23 0-36 21-40 30-10-26-31-30-42-30-41 0-63 50-63 59 0 5 4 5 6 5s3-1 4-5c13-40 38-50 52-50 7 0 21 3 21 25 0 12-7 39-21 93-6 24-20 39-37 39-2 0-11 0-19-4 9-2 18-10 18-21s-9-13-14-13c-12 0-22 10-22 22 0 17 20 25 36 25 27 0 40-27 41-30 5 15 19 30 42 30 39 0 61-49 61-59 0-4-3-4-4-4-3 0-4 1-4 4-14 41-40 50-52 50-16 0-21-12-21-25 0-9 2-17 7-34 4-18 8-35 13-53z"><text:p/></draw:path><draw:path draw:style-name="gr3" draw:text-style-name="P6" svg:width="0.035in" svg:height="0.1512in" svg:x="1.139in" svg:y="0in" svg:viewBox="0 0 90 385" svg:d="M90 193c0-30-4-76-26-120-23-48-56-73-60-73-3 0-4 2-4 4s0 2 8 9c37 38 59 99 59 180 0 65-14 133-62 181-5 6-5 6-5 7 0 2 1 4 4 4 4 0 39-26 61-76 20-41 25-84 25-116z"><text:p/></draw:path><draw:path draw:style-name="gr3" draw:text-style-name="P6" svg:width="0.0157in" svg:height="0.0157in" svg:x="1.2362in" svg:y="0.0681in" svg:viewBox="0 0 41 41" svg:d="M41 20c0-11-9-20-20-20-12 0-21 8-21 20 0 11 9 21 21 21 11 0 20-9 20-21z"><text:p/></draw:path><draw:path draw:style-name="gr3" draw:text-style-name="P6" svg:width="0.074in" svg:height="0.1063in" svg:x="1.3079in" svg:y="0.0071in" svg:viewBox="0 0 189 271" svg:d="M89 4c0-1 0-4-4-4-9 0-38 3-48 3-3 1-7 1-7 8 0 6 3 6 10 6 17 0 18 2 18 6 0 2-1 6-1 8-19 74-37 147-56 220-1 6-1 7-1 9 0 9 8 11 11 11 7 0 12-5 14-10 2-10 6-20 8-30 2-11 5-22 8-33 2-9 5-17 6-26 1-2 5-15 5-18 1-3 13-24 26-35 9-6 21-13 37-13 17 0 21 13 21 26 0 21-15 64-24 86-3 9-5 13-5 21 0 19 14 32 32 32 36 0 50-56 50-60 0-3-3-3-4-3-5 0-5 1-6 7-6 20-18 47-39 47-7 0-10-3-10-12 0-10 4-19 7-28 6-15 24-61 24-83 0-26-16-42-44-42-25 0-43 12-58 30 10-41 20-82 30-123z"><text:p/></draw:path><draw:path draw:style-name="gr3" draw:text-style-name="P6" svg:width="0.0346in" svg:height="0.1512in" svg:x="1.402in" svg:y="0in" svg:viewBox="0 0 89 385" svg:d="M89 381c0-1 0-1-7-8-48-49-60-122-60-180 0-67 14-135 63-182 4-5 4-5 4-7 0-3-1-4-3-4-5 0-40 26-62 76-20 42-24 85-24 117 0 29 3 76 25 120 23 47 56 72 61 72 2 0 3-1 3-4z"><text:p/></draw:path><draw:path draw:style-name="gr3" draw:text-style-name="P6" svg:width="0.0752in" svg:height="0.0685in" svg:x="1.4504in" svg:y="0.0453in" svg:viewBox="0 0 192 175" svg:d="M118 54c2-10 11-45 38-45 1 0 11 0 19 4-11 2-19 12-19 21 0 7 5 14 16 14 7 0 20-7 20-23 0-19-23-25-36-25-22 0-36 21-41 30-9-26-30-30-41-30-40 0-62 50-62 59 0 5 3 5 4 5 4 0 5-1 5-5 13-40 38-50 52-50 7 0 20 3 20 25 0 12-6 39-20 93-6 24-20 39-37 39-2 0-11 0-20-4 10-2 19-10 19-21s-9-13-14-13c-12 0-21 10-21 22 0 17 19 25 36 25 26 0 39-27 41-30 4 15 18 30 41 30 40 0 62-49 62-59 0-4-3-4-5-4-3 0-3 1-5 4-13 41-39 50-51 50-16 0-21-12-21-25 0-9 2-17 6-34 5-18 9-35 14-53z"><text:p/></draw:path><draw:path draw:style-name="gr3" draw:text-style-name="P6" svg:width="0.035in" svg:height="0.1512in" svg:x="1.5413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8"><text:s/>שמתקיים באופן ברור. </text:span></text:p>
        </text:list-item>
        <text:list-item>
          <text:p text:style-name="P37">סימטריות: <text:span text:style-name="T32">יהיו </text:span><text:span text:style-name="T33"><draw:g text:anchor-type="as-char" svg:y="-0.1075in" draw:z-index="130" draw:name="Shape134" draw:style-name="gr1"><svg:title>TexMaths</svg:title><svg:desc>11§display§f, g \colon \N \to \N§svg§600§FALSE§</svg:desc><draw:path draw:style-name="gr2" draw:text-style-name="P5" svg:width="0.7752in" svg:height="0.1217in" svg:x="-0.0004in" svg:y="0.0075in" svg:viewBox="0 0 1970 310" svg:d="M0 0c657 0 1313 0 1970 0 0 103 0 207 0 310-657 0-1313 0-1970 0 0-103 0-207 0-310z"><text:p/></draw:path><draw:path draw:style-name="gr3" draw:text-style-name="P6" svg:width="0.0756in" svg:height="0.1374in" svg:x="0in" svg:y="0in" svg:viewBox="0 0 193 350" svg:d="M121 118c11 0 22 0 33 0 8 0 12 0 12-8 0-4-4-4-11-4-11 0-21 0-32 0 2-16 6-30 8-44 2-8 8-36 10-40 3-8 10-13 17-13 3 0 13 0 20 6-17 1-21 16-21 21 0 9 7 13 15 13 10 0 21-7 21-23 0-17-18-26-35-26-13 0-37 7-48 45-2 8-3 12-13 61-9 0-18 0-27 0-7 0-12 0-12 7 0 5 5 5 11 5 9 0 17 0 26 0-10 50-19 100-29 150-7 38-13 73-34 73-1 0-11 0-18-7 18-1 21-15 21-21 0-8-6-13-14-13-10 0-21 8-21 23 0 18 17 27 32 27 22 0 37-23 44-38 12-24 21-71 22-73 8-41 15-81 23-121z"><text:p/></draw:path><draw:path draw:style-name="gr3" draw:text-style-name="P6" svg:width="0.0177in" svg:height="0.0453in" svg:x="0.087in" svg:y="0.0902in" svg:viewBox="0 0 46 116" svg:d="M46 41c0-26-10-41-25-41-12 0-21 10-21 21 0 10 9 20 21 20 4 0 10-1 13-5 1-1 1-1 2-1s1 0 1 6c0 28-13 51-26 63-4 5-4 6-4 7 0 2 2 5 4 5 3 0 35-30 35-75z"><text:p/></draw:path><draw:path draw:style-name="gr3" draw:text-style-name="P6" svg:width="0.0693in" svg:height="0.0976in" svg:x="0.1445in" svg:y="0.0402in" svg:viewBox="0 0 177 249" svg:d="M176 25c0-2 1-4 1-6 0-7-4-11-11-11-4 0-14 3-16 16-7-14-20-24-36-24-44 0-92 54-92 110 0 37 23 61 52 61 22 0 40-18 45-22-9 33-9 32-13 49-1 4-15 42-55 42-8 0-21 0-31-3 11-4 15-14 15-20 0-7-4-15-14-15-9 0-21 8-21 24 0 15 14 23 51 23 48 0 77-30 82-53 14-56 29-113 43-171zM125 121c-2 10-11 20-19 28-8 6-20 13-31 13-20 0-25-20-25-36 0-18 11-63 22-83 9-19 26-34 42-34 26 0 31 31 31 33s-1 4-1 5c-6 25-12 49-19 74z"><text:p/></draw:path><draw:path draw:style-name="gr3" draw:text-style-name="P6" svg:width="0.0157in" svg:height="0.065in" svg:x="0.25in" svg:y="0.0429in" svg:viewBox="0 0 41 166" svg:d="M41 21c0-12-10-21-21-21-12 0-20 9-20 21 0 11 8 20 20 20 11 0 21-9 21-20zM41 146c0-12-10-21-21-21-12 0-20 9-20 21 0 11 8 20 20 20 11 0 21-9 21-20z"><text:p/></draw:path><draw:path draw:style-name="gr3" draw:text-style-name="P6" svg:width="0.1028in" svg:height="0.1063in" svg:x="0.3339in" svg:y="0.0028in" svg:viewBox="0 0 262 271" svg:d="M34 35c0 63 0 126 0 187 0 20-3 28-23 28-4 0-11 0-11 6 0 7 7 7 13 7 20 0 40 0 60 0 7 0 13 0 13-7 0-6-7-6-12-6-21 0-24-9-24-29 0-58 0-118 0-176 56 74 111 146 167 220 3 4 5 6 7 6 7 0 7-7 7-14 0-72 0-144 0-216 0-21 5-27 22-28 2 0 9 0 9-6 0-7-6-7-13-7-19 0-38 0-56 0-7 0-14 0-14 7 0 6 7 6 11 6 22 1 26 9 26 29 0 39 0 80 0 121-39-53-78-105-117-157-4-6-5-6-14-6-22 0-45 0-67 0-7 0-14 0-14 7 0 6 7 6 9 6 10 1 18 8 21 12 0 4 0 5 0 10zM218 243c-56-73-112-146-168-220-4-5-4-5-8-10 15 0 31 0 46 0 43 59 87 117 130 175 0 19 0 37 0 55z"><text:p/></draw:path><draw:path draw:style-name="gr3" draw:text-style-name="P6" svg:width="0.1346in" svg:height="0.0783in" svg:x="0.4902in" svg:y="0.0291in" svg:viewBox="0 0 343 200" svg:d="M302 109c-22 15-32 32-36 36-17 27-21 50-21 51 0 4 5 4 8 4 7 0 8-1 9-7 9-37 32-70 76-87 4-2 5-3 5-5 0-3-2-4-3-4-16-7-64-27-78-91-1-5-2-6-9-6-3 0-8 0-8 4 0 2 4 26 20 51 8 12 19 25 37 37-96 0-192 0-288 0-7 0-14 0-14 9 0 8 7 8 14 8 96 0 192 0 288 0z"><text:p/></draw:path><draw:path draw:style-name="gr3" draw:text-style-name="P6" svg:width="0.1028in" svg:height="0.1063in" svg:x="0.6799in" svg:y="0.0028in" svg:viewBox="0 0 262 271" svg:d="M34 35c0 63 0 126 0 187 0 20-3 28-23 28-4 0-11 0-11 6 0 7 7 7 13 7 20 0 41 0 61 0 6 0 12 0 12-7 0-6-6-6-11-6-22 0-25-9-25-29 0-58 0-118 0-176 56 74 111 146 167 220 3 4 5 6 9 6 6 0 6-7 6-14 0-72 0-144 0-216 0-21 4-27 21-28 2 0 9 0 9-6 0-7-6-7-13-7-19 0-38 0-56 0-7 0-14 0-14 7 0 6 7 6 11 6 22 1 26 9 26 29 0 39 0 80 0 121-39-53-78-105-117-157-4-6-5-6-14-6-22 0-45 0-67 0-7 0-14 0-14 7 0 6 7 6 9 6 10 1 18 8 21 12 0 4 0 5 0 10zM218 243c-56-73-112-146-168-220-4-5-4-5-8-10 15 0 31 0 46 0 43 59 87 117 130 175 0 19 0 37 0 55z"><text:p/></draw:path></draw:g></text:span><text:span text:style-name="T33">, נניח </text:span><text:span text:style-name="T33"><draw:g text:anchor-type="as-char" svg:y="-0.1075in" draw:z-index="129" draw:name="Shape135" draw:style-name="gr1"><svg:title>TexMaths</svg:title><svg:desc>11§display§fS_hg§svg§600§FALSE§</svg:desc><draw:path draw:style-name="gr2" draw:text-style-name="P5" svg:width="0.3177in" svg:height="0.1217in" svg:x="-0.0004in" svg:y="0.0075in" svg:viewBox="0 0 808 310" svg:d="M0 0c269 0 539 0 808 0 0 103 0 207 0 310-269 0-539 0-808 0 0-103 0-207 0-310z"><text:p/></draw:path><draw:path draw:style-name="gr3" draw:text-style-name="P6" svg:width="0.0752in" svg:height="0.1374in" svg:x="0in" svg:y="0in" svg:viewBox="0 0 192 350" svg:d="M121 118c11 0 22 0 33 0 7 0 12 0 12-8 0-4-5-4-11-4-11 0-21 0-32 0 2-16 6-30 8-44 2-8 7-36 10-40 3-8 9-13 17-13 2 0 12 0 19 6-17 1-21 16-21 21 0 9 8 13 14 13 11 0 22-7 22-23 0-17-17-26-34-26-13 0-37 7-48 45-2 8-5 12-13 61-9 0-18 0-27 0-7 0-12 0-12 7 0 5 4 5 11 5 9 0 17 0 25 0-9 50-18 100-28 150-7 38-13 73-34 73-1 0-11 0-18-7 18-1 21-15 21-21 0-8-6-13-14-13-10 0-21 8-21 23 0 18 16 27 32 27 22 0 37-23 44-38 12-24 21-71 22-73 7-41 15-81 23-121z"><text:p/></draw:path><draw:path draw:style-name="gr3" draw:text-style-name="P6" svg:width="0.0894in" svg:height="0.1094in" svg:x="0.0906in" svg:y="0in" svg:viewBox="0 0 228 279" svg:d="M228 4c0-2-1-4-4-4-2 0-2 0-7 6-6 7-13 14-18 21-10-17-30-27-55-27-50 0-96 44-96 91 0 31 21 49 41 55 13 4 27 7 41 10 14 4 35 10 35 40 0 35-31 71-69 71-25 0-67-8-67-56 0-10 2-19 2-21s1-2 1-3c0-3-5-3-6-3-2 0-2 0-3 1-2 1-23 89-23 90 0 2 2 4 4 4 1 0 3-1 7-5 7-7 12-14 19-22 16 22 42 27 66 27 51 0 97-51 97-99 0-25-13-38-19-44-9-8-15-11-49-19-9-3-22-6-26-7-10-3-23-14-23-35 0-31 31-64 67-64 33 0 56 16 56 59 0 12-1 20-1 22 1 1 0 4 4 4 3 0 4-1 6-8 6-29 13-56 20-84z"><text:p/></draw:path><draw:path draw:style-name="gr3" draw:text-style-name="P6" svg:width="0.0575in" svg:height="0.074in" svg:x="0.1831in" svg:y="0.0555in" svg:viewBox="0 0 147 189" svg:d="M65 9c0-1 1-3 1-5 0-1-1-4-4-4-6 0-29 2-36 3-2 0-5 0-5 7 0 3 3 3 6 3 14 0 14 2 14 5 0 1 0 3-1 5-14 51-26 101-39 153-1 3-1 3-1 4 0 5 3 9 10 9 2 0 8-1 11-6 0-3 3-11 4-17 2-9 4-16 6-24 1-3 4-14 4-18 3-11 3-11 9-19 9-14 22-29 43-29 15 0 16 13 16 20 0 15-12 46-16 57-4 8-5 10-5 14 0 13 12 22 27 22 26 0 38-36 38-39 0-5-3-5-4-5-4 0-5 2-5 6-6 21-18 31-29 31-6 0-7-4-7-8 0-7 2-10 7-22 3-9 14-38 14-53 0-3 0-15-10-23-4-3-12-7-25-7-20 0-34 10-44 22 7-27 14-55 21-82z"><text:p/></draw:path><draw:path draw:style-name="gr3" draw:text-style-name="P6" svg:width="0.0693in" svg:height="0.0976in" svg:x="0.2559in" svg:y="0.0402in" svg:viewBox="0 0 177 249" svg:d="M176 25c0-2 1-4 1-6 0-7-5-11-11-11-5 0-14 3-17 16-6-14-19-24-35-24-44 0-92 54-92 110 0 37 24 61 52 61 23 0 40-18 45-22-8 33-9 32-14 49-1 4-14 42-54 42-8 0-20 0-31-3 11-4 15-14 15-20 0-7-4-15-14-15-9 0-21 8-21 24 0 15 14 23 52 23 47 0 75-30 81-53 14-56 28-113 43-171zM125 121c-2 10-11 20-20 28-7 6-19 13-30 13-20 0-26-20-26-36 0-18 11-63 22-83 10-19 27-34 43-34 25 0 31 31 31 33s0 4-1 5c-7 25-12 49-19 74z"><text:p/></draw:path></draw:g></text:span><text:span text:style-name="T33"><text:s/>כלומר </text:span><text:span text:style-name="T33"><draw:g text:anchor-type="as-char" svg:y="-0.1134in" draw:z-index="128" draw:name="Shape136" draw:style-name="gr1"><svg:title>TexMaths</svg:title><svg:desc>11§display§f(x) \cdot h(x) = g(x) \cdot h(x)§svg§600§FALSE§</svg:desc><draw:path draw:style-name="gr2" draw:text-style-name="P5" svg:width="1.5563in" svg:height="0.1358in" svg:x="0.0004in" svg:y="0.0071in" svg:viewBox="0 0 3954 346" svg:d="M1978 346c-660 0-1318 0-1978 0 0-116 0-230 0-346 1318 0 2636 0 3954 0 0 116 0 230 0 346-658 0-1317 0-1976 0z"><text:p/></draw:path><draw:path draw:style-name="gr3" draw:text-style-name="P6" svg:width="0.0752in" svg:height="0.1374in" svg:x="0.0008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0346in" svg:height="0.1512in" svg:x="0.0988in" svg:y="0in" svg:viewBox="0 0 89 385" svg:d="M89 381c0-1 0-1-7-8-47-49-60-122-60-180 0-67 15-135 63-182 4-5 4-5 4-7 0-3-1-4-3-4-5 0-39 26-62 76-20 42-24 85-24 117 0 29 4 76 25 120 23 47 56 72 61 72 2 0 3-1 3-4z"><text:p/></draw:path><draw:path draw:style-name="gr3" draw:text-style-name="P6" svg:width="0.0752in" svg:height="0.0685in" svg:x="0.1472in" svg:y="0.0453in" svg:viewBox="0 0 192 175" svg:d="M118 54c2-10 11-45 38-45 2 0 11 0 19 4-10 2-18 12-18 21 0 7 4 14 15 14 8 0 20-7 20-23 0-19-23-25-36-25-22 0-35 21-41 30-8-26-29-30-41-30-40 0-62 50-62 59 0 5 3 5 4 5 4 0 5-1 6-5 13-40 38-50 52-50 6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3" draw:text-style-name="P6" svg:width="0.0346in" svg:height="0.1512in" svg:x="0.2386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0157in" svg:height="0.0157in" svg:x="0.3358in" svg:y="0.0681in" svg:viewBox="0 0 41 41" svg:d="M41 20c0-11-10-20-21-20s-20 8-20 20c0 11 9 21 20 21s21-9 21-21z"><text:p/></draw:path><draw:path draw:style-name="gr3" draw:text-style-name="P6" svg:width="0.0744in" svg:height="0.1063in" svg:x="0.4071in" svg:y="0.0071in" svg:viewBox="0 0 190 271" svg:d="M90 4c0-1 0-4-5-4-9 0-37 3-48 3-2 1-6 1-6 8 0 6 3 6 9 6 18 0 19 2 19 6 0 2-1 6-1 8-18 74-37 147-56 220-2 6-2 7-2 9 0 9 8 11 12 11 6 0 12-5 14-10 3-10 5-20 7-30 3-11 5-22 9-33 2-9 4-17 6-26 1-2 4-15 5-18s13-24 26-35c8-6 19-13 36-13s21 13 21 26c0 21-14 64-23 86-3 9-5 13-5 21 0 19 13 32 32 32 36 0 50-56 50-60 0-3-3-3-4-3-5 0-5 1-7 7-5 20-17 47-38 47-7 0-10-3-10-12 0-10 3-19 6-28 7-15 25-61 25-83 0-26-16-42-45-42-25 0-43 12-58 30 10-41 21-82 31-123z"><text:p/></draw:path><draw:path draw:style-name="gr3" draw:text-style-name="P6" svg:width="0.035in" svg:height="0.1512in" svg:x="0.5012in" svg:y="0in" svg:viewBox="0 0 90 385" svg:d="M90 381c0-1 0-1-6-8-49-49-61-122-61-180 0-67 14-135 62-182 5-5 5-5 5-7 0-3-2-4-4-4-4 0-39 26-62 76-20 42-24 85-24 117 0 29 4 76 25 120 24 47 57 72 61 72 2 0 4-1 4-4z"><text:p/></draw:path><draw:path draw:style-name="gr3" draw:text-style-name="P6" svg:width="0.0752in" svg:height="0.0685in" svg:x="0.55in" svg:y="0.0453in" svg:viewBox="0 0 192 175" svg:d="M118 54c3-10 12-45 38-45 2 0 11 0 20 4-11 2-19 12-19 21 0 7 5 14 15 14 8 0 20-7 20-23 0-19-22-25-35-25-23 0-36 21-40 30-10-26-31-30-42-30-41 0-63 50-63 59 0 5 3 4 4 5 4 0 5-1 6-5 13-40 38-50 52-50 7 0 21 3 21 25 0 12-7 39-21 93-7 24-20 39-37 39-2 0-11 0-19-4 9-2 18-10 18-21s-9-13-14-13c-12 0-22 10-22 22 0 17 20 25 36 25 27 0 40-27 41-30 4 15 19 30 42 30 39 0 61-49 61-59 0-4-3-4-4-4-3 0-4 1-4 4-14 41-40 50-52 50-16 0-21-12-21-25 0-9 2-17 7-34 4-18 7-35 12-53z"><text:p/></draw:path><draw:path draw:style-name="gr3" draw:text-style-name="P6" svg:width="0.035in" svg:height="0.1512in" svg:x="0.6413in" svg:y="0in" svg:viewBox="0 0 90 385" svg:d="M90 193c0-30-4-76-26-120-23-48-56-73-60-73-3 0-4 2-4 4s0 2 8 9c37 38 59 99 59 180 0 65-14 133-62 181-5 6-5 6-5 7 0 2 1 4 4 4 4 0 39-26 61-76 20-41 25-84 25-116z"><text:p/></draw:path><draw:path draw:style-name="gr3" draw:text-style-name="P6" svg:width="0.1008in" svg:height="0.0354in" svg:x="0.7425in" svg:y="0.0571in" svg:viewBox="0 0 257 91" svg:d="M244 17c6 0 13-2 13-9 0-8-7-8-13-8-77 0-155 0-232 0-4 0-12 0-12 8 0 7 8 9 13 9 77 0 154 0 231 0zM244 91c6 0 13 0 13-7 0-9-7-9-13-9-77 0-154 0-231 0-5 0-13 0-13 9 0 7 8 7 12 7 77 0 155 0 232 0z"><text:p/></draw:path><draw:path draw:style-name="gr3" draw:text-style-name="P6" svg:width="0.0697in" svg:height="0.0976in" svg:x="0.8961in" svg:y="0.0453in" svg:viewBox="0 0 178 249" svg:d="M177 25c0-2 1-4 1-6 0-7-5-11-11-11-4 0-14 3-16 16-7-14-21-24-37-24-44 0-91 54-91 110 0 38 23 61 52 61 22 0 40-18 44-22h1c-9 34-9 33-13 50-1 5-15 41-56 41-7 0-20 0-31-3 12-4 16-13 16-20s-4-13-15-13c-8 0-21 6-21 22 0 15 14 23 52 23 48 0 76-30 82-52 14-57 29-114 43-172zM126 121c-2 10-11 20-19 28-8 6-20 13-31 13-20 0-25-20-25-35 0-19 11-64 20-84 11-19 28-34 44-34 26 0 31 31 31 33s-1 4-1 5c-6 25-12 49-19 74z"><text:p/></draw:path><draw:path draw:style-name="gr3" draw:text-style-name="P6" svg:width="0.035in" svg:height="0.1512in" svg:x="0.987in" svg:y="0in" svg:viewBox="0 0 90 385" svg:d="M90 381c0-1 0-1-6-8-49-49-61-122-61-180 0-67 14-135 62-182 5-5 5-5 5-7 0-3-2-4-4-4-4 0-39 26-62 76-20 42-24 85-24 117 0 29 4 76 25 120 23 47 57 72 61 72 2 0 4-1 4-4z"><text:p/></draw:path><draw:path draw:style-name="gr3" draw:text-style-name="P6" svg:width="0.0752in" svg:height="0.0685in" svg:x="1.0354in" svg:y="0.0453in" svg:viewBox="0 0 192 175" svg:d="M118 54c2-10 12-45 38-45 2 0 11 0 20 4-11 2-19 12-19 21 0 7 5 14 15 14 8 0 20-7 20-23 0-19-23-25-35-25-23 0-36 21-40 30-10-26-31-30-42-30-41 0-63 50-63 59 0 5 3 4 4 5 4 0 5-1 6-5 13-40 38-50 52-50 7 0 21 3 21 25 0 12-7 39-21 93-7 24-20 39-37 39-3 0-12 0-19-4 9-2 18-10 18-21s-9-13-14-13c-12 0-22 10-22 22 0 17 20 25 36 25 26 0 40-27 41-30 4 15 19 30 42 30 39 0 61-49 61-59 0-4-3-4-4-4-3 0-4 1-4 4-14 41-40 50-52 50-16 0-22-12-22-25 0-9 3-17 6-34 5-18 9-35 14-53z"><text:p/></draw:path><draw:path draw:style-name="gr3" draw:text-style-name="P6" svg:width="0.0346in" svg:height="0.1512in" svg:x="1.1268in" svg:y="0in" svg:viewBox="0 0 89 385" svg:d="M89 193c0-30-3-76-25-120-23-48-56-73-61-73-2 0-3 2-3 4s0 2 8 9c37 38 59 99 59 180 0 65-14 133-63 181-4 6-4 6-4 7 0 2 1 4 3 4 5 0 40-26 62-76 20-41 24-84 24-116z"><text:p/></draw:path><draw:path draw:style-name="gr3" draw:text-style-name="P6" svg:width="0.0157in" svg:height="0.0157in" svg:x="1.2244in" svg:y="0.0681in" svg:viewBox="0 0 41 41" svg:d="M41 20c0-11-10-20-21-20-12 0-20 8-20 20 0 11 8 21 20 21 11 0 21-9 21-21z"><text:p/></draw:path><draw:path draw:style-name="gr3" draw:text-style-name="P6" svg:width="0.074in" svg:height="0.1063in" svg:x="1.2957in" svg:y="0.0071in" svg:viewBox="0 0 189 271" svg:d="M89 4c0-1 0-4-4-4-10 0-38 3-48 3-3 1-7 1-7 8 0 6 3 6 8 6 19 0 20 2 20 6 0 2-1 6-1 8-19 74-37 147-56 220-1 6-1 7-1 9 0 9 8 11 11 11 5 0 12-5 14-10 2-10 5-20 7-30 3-11 5-22 9-33 2-9 4-17 6-26 1-2 5-15 5-18 1-3 13-24 26-35 9-6 21-13 37-13 17 0 21 13 21 26 0 21-15 64-24 86-3 9-5 13-5 21 0 19 14 32 32 32 36 0 50-56 50-60 0-3-3-3-4-3-5 0-5 1-6 7-6 20-18 47-39 47-7 0-10-3-10-12 0-10 4-19 7-28 6-15 24-61 24-83 0-26-16-42-44-42-25 0-43 12-58 30 10-41 20-82 30-123z"><text:p/></draw:path><draw:path draw:style-name="gr3" draw:text-style-name="P6" svg:width="0.0346in" svg:height="0.1512in" svg:x="1.3902in" svg:y="0in" svg:viewBox="0 0 89 385" svg:d="M89 381c0-1 0-1-7-8-48-49-60-122-60-180 0-67 14-135 62-182 5-5 5-5 5-7 0-3-1-4-3-4-5 0-40 26-62 76-20 42-24 85-24 117 0 29 3 76 25 120 23 47 56 72 61 72 2 0 3-1 3-4z"><text:p/></draw:path><draw:path draw:style-name="gr3" draw:text-style-name="P6" svg:width="0.0752in" svg:height="0.0685in" svg:x="1.4386in" svg:y="0.0453in" svg:viewBox="0 0 192 175" svg:d="M118 54c2-10 11-45 38-45 1 0 11 0 19 4-11 2-19 12-19 21 0 7 5 14 16 14 7 0 20-7 20-23 0-19-23-25-36-25-22 0-36 21-41 30-9-26-30-30-41-30-40 0-63 50-63 59 0 5 4 5 5 5 3 0 5-1 5-5 13-40 38-50 52-50 7 0 20 3 20 25 0 12-6 39-20 93-6 24-20 39-37 39-2 0-11 0-20-4 10-2 19-10 19-21s-9-13-14-13c-12 0-21 10-21 22 0 17 19 25 36 25 26 0 39-27 41-30 4 15 18 30 41 30 40 0 62-49 62-59 0-4-3-4-5-4-3 0-3 1-5 4-13 41-39 50-51 50-16 0-21-12-21-25 0-9 2-17 6-34 5-18 9-35 14-53z"><text:p/></draw:path><draw:path draw:style-name="gr3" draw:text-style-name="P6" svg:width="0.035in" svg:height="0.1512in" svg:x="1.5295in" svg:y="0in" svg:viewBox="0 0 90 385" svg:d="M90 193c0-30-4-76-25-120-24-48-57-73-61-73-2 0-4 2-4 4s0 2 8 9c37 38 59 99 59 180 0 65-14 133-62 181-5 6-5 6-5 7 0 2 2 4 4 4 4 0 39-26 62-76 20-41 24-84 24-116z"><text:p/></draw:path></draw:g></text:span><text:span text:style-name="T33"><text:s/>ומקומטטיביות שוויון מספרים </text:span><text:span text:style-name="T33"><draw:g text:anchor-type="as-char" svg:y="-0.1075in" draw:z-index="127" draw:name="Shape137" draw:style-name="gr1"><svg:title>TexMaths</svg:title><svg:desc>11§display§gS_hf§svg§600§FALSE§</svg:desc><draw:path draw:style-name="gr2" draw:text-style-name="P5" svg:width="0.3173in" svg:height="0.1217in" svg:x="0.0051in" svg:y="0.0075in" svg:viewBox="0 0 807 310" svg:d="M0 0c269 0 538 0 807 0 0 103 0 207 0 310-269 0-538 0-807 0 0-103 0-207 0-310z"><text:p/></draw:path><draw:path draw:style-name="gr3" draw:text-style-name="P6" svg:width="0.0693in" svg:height="0.0976in" svg:x="-0.0004in" svg:y="0.0402in" svg:viewBox="0 0 177 249" svg:d="M176 25c1-2 1-4 1-6 0-7-4-11-11-11-3 0-14 3-15 16-7-14-21-24-37-24-44 0-91 54-91 110 0 37 23 61 51 61 23 0 41-18 45-22-8 33-8 32-12 49-3 4-16 42-56 42-7 0-20 0-31-3 12-4 16-14 16-20 0-7-4-15-15-15-9 0-21 8-21 24 0 15 14 23 52 23 48 0 76-30 81-53 14-56 29-114 43-171zM126 121c-2 10-11 20-19 28-9 6-20 13-32 13-19 0-24-20-24-36 0-18 11-63 20-83 11-19 28-34 44-34 26 0 31 31 31 33s-1 4-1 5c-6 25-12 49-19 74z"><text:p/></draw:path><draw:path draw:style-name="gr3" draw:text-style-name="P6" svg:width="0.0898in" svg:height="0.1094in" svg:x="0.0831in" svg:y="0in" svg:viewBox="0 0 229 279" svg:d="M229 4c0-2 0-4-4-4-2 0-2 0-7 6-7 7-14 14-19 21-10-17-30-27-55-27-48 0-95 44-95 91 0 31 20 49 40 55 14 4 28 7 42 10 14 4 35 10 35 40 0 35-32 71-69 71-26 0-68-8-68-56 0-10 2-18 2-21 1-2 1-2 1-3 0-3-2-3-5-3-2 0-3 0-4 1s-23 89-23 90c0 2 2 4 4 4 3 0 3-1 7-5 7-7 13-14 20-22 16 22 43 27 65 27 52 0 97-51 97-99 0-25-13-38-18-44-9-8-15-11-50-19-7-3-22-6-25-7-11-3-24-14-24-35 0-31 32-64 68-64 32 0 55 16 55 59 0 12-1 20-1 22 1 2 0 4 4 4 5 0 5-1 7-8 6-29 13-56 20-84z"><text:p/></draw:path><draw:path draw:style-name="gr3" draw:text-style-name="P6" svg:width="0.0575in" svg:height="0.074in" svg:x="0.1764in" svg:y="0.0555in" svg:viewBox="0 0 147 189" svg:d="M64 9c0-1 1-3 1-5 0-1-1-4-5-4-5 0-27 2-34 3-2 0-6 0-6 7 0 3 4 3 7 3 14 0 14 2 14 5 0 1-1 3-1 5-14 51-26 101-39 153-1 3-1 3-1 4 0 5 3 9 9 9 3 0 7-1 11-6 1-3 3-11 4-17 2-9 5-16 7-24 1-3 3-14 4-18 2-11 2-11 8-19 9-14 22-29 44-29 14 0 15 13 15 20 0 15-11 46-15 57-3 8-5 10-5 14 0 13 13 22 26 22 27 0 39-36 39-39 0-5-3-4-4-5-4 0-4 2-6 6-6 21-17 31-28 31-6 0-7-4-7-8 0-7 1-10 7-22 2-9 14-38 14-53 0-3 0-15-11-23-4-3-12-7-24-7-20 0-34 10-44 22 7-27 13-55 20-82z"><text:p/></draw:path><draw:path draw:style-name="gr3" draw:text-style-name="P6" svg:width="0.0752in" svg:height="0.1374in" svg:x="0.2551in" svg:y="0in" svg:viewBox="0 0 192 350" svg:d="M121 118c11 0 22 0 33 0 8 0 12 0 12-8 0-4-4-4-11-4-11 0-21 0-32 0 3-16 6-30 9-44 1-8 7-36 9-40 3-8 10-13 17-13 2 0 12 0 20 6-18 2-21 16-21 21 0 9 7 14 14 14 10 0 21-8 21-24 0-17-17-26-34-26-12 0-37 7-48 45-2 8-3 12-13 61-9 0-18 0-27 0-7 0-11 0-11 7 0 5 4 5 10 5 9 0 18 0 27 0-10 50-20 100-30 150-7 38-13 73-33 73-2 0-12 0-19-7 18-1 21-15 21-20 0-9-6-14-14-14-10 0-21 8-21 23 0 18 16 27 33 27 21 0 36-23 43-38 13-24 22-71 22-73 8-41 15-81 23-121z"><text:p/></draw:path></draw:g></text:span><text:span text:style-name="T33"><text:s/>כדרוש. </text:span></text:p>
        </text:list-item>
        <text:list-item>
          <text:p text:style-name="P38"><text:span text:style-name="T8">טרנזיטיביות: יהיו </text:span><text:span text:style-name="T8"><draw:g text:anchor-type="as-char" svg:y="-0.1075in" draw:z-index="126" draw:name="Shape138" draw:style-name="gr1"><svg:title>TexMaths</svg:title><svg:desc>11§display§f, g, k \colon \N \to \N§svg§600§FALSE§</svg:desc><draw:path draw:style-name="gr2" draw:text-style-name="P5" svg:width="0.9264in" svg:height="0.122in" svg:x="0in" svg:y="0.0075in" svg:viewBox="0 0 2354 311" svg:d="M0 0c785 0 1569 0 2354 0 0 103 0 208 0 311-785 0-1569 0-2354 0 0-103 0-208 0-311z"><text:p/></draw:path><draw:path draw:style-name="gr3" draw:text-style-name="P6" svg:width="0.0752in" svg:height="0.1378in" svg:x="0.0004in" svg:y="0in" svg:viewBox="0 0 192 351" svg:d="M121 118c11 0 22 0 33 0 8 0 12 0 12-8 0-4-4-4-11-4-11 0-21 0-32 0 2-15 6-30 8-44 2-8 8-36 10-40 3-8 10-13 17-13 3 0 12 0 20 6-17 1-21 16-21 21 0 9 7 13 15 13 9 0 20-7 20-23 0-17-17-26-34-26-13 0-37 7-48 45-2 8-3 12-13 61-9 0-18 0-27 0-7 0-12 0-12 7 0 5 5 5 11 5 9 0 17 0 26 0-10 50-19 101-29 151-7 38-13 73-34 73-1 0-11 0-18-7 18-1 21-15 21-21 0-8-6-13-14-13-10 0-21 8-21 23 0 18 16 27 32 27 22 0 37-23 44-38 12-24 21-71 22-73 8-41 15-82 23-122z"><text:p/></draw:path><draw:path draw:style-name="gr3" draw:text-style-name="P6" svg:width="0.0177in" svg:height="0.0449in" svg:x="0.0874in" svg:y="0.0906in" svg:viewBox="0 0 46 115" svg:d="M46 41c0-26-10-41-25-41-12 0-21 10-21 21 0 10 9 20 21 20 4 0 10-1 13-5 1-1 1-1 2-1s1 0 1 6c0 28-13 51-26 63-4 5-4 6-4 7 0 2 2 4 4 4 3 0 35-29 35-74z"><text:p/></draw:path><draw:path draw:style-name="gr3" draw:text-style-name="P6" svg:width="0.0693in" svg:height="0.098in" svg:x="0.1445in" svg:y="0.0402in" svg:viewBox="0 0 177 250" svg:d="M176 25c0-2 1-4 1-6 0-7-4-11-11-11-4 0-14 3-16 16-7-14-20-24-36-24-44 0-92 54-92 110 0 37 23 60 52 60 22 0 40-17 45-22-9 35-9 35-13 51-2 4-15 42-55 42-8 0-21 0-31-4 11-3 15-13 15-19 0-7-4-15-14-15-9 0-21 8-21 23 0 16 14 24 51 24 48 0 77-30 82-53 14-57 29-115 43-172zM125 121c-2 10-11 20-19 27s-20 14-31 14c-20 0-26-20-26-36 0-18 11-63 22-83 10-19 27-34 43-34 26 0 31 31 31 33s-1 4-1 5c-7 24-12 50-19 74z"><text:p/></draw:path><draw:path draw:style-name="gr3" draw:text-style-name="P6" svg:width="0.0173in" svg:height="0.0449in" svg:x="0.2335in" svg:y="0.0906in" svg:viewBox="0 0 45 115" svg:d="M45 41c0-26-10-41-25-41-12 0-20 10-20 21 0 10 8 20 20 20 5 0 10-1 14-5 1-1 1-1 1-1 1 0 1 0 1 6 0 28-13 51-26 63-5 5-5 6-5 7 0 2 3 4 5 4 4 0 35-29 35-74z"><text:p/></draw:path><draw:path draw:style-name="gr3" draw:text-style-name="P6" svg:width="0.0685in" svg:height="0.1067in" svg:x="0.2961in" svg:y="0.002in" svg:viewBox="0 0 175 272" svg:d="M89 4c0-1 0-4-4-4-9 0-38 3-48 3-3 1-7 1-7 8 0 5 4 5 10 5 18 0 18 3 18 7 0 2-1 6-1 8-19 73-37 147-56 221-1 5-1 6-1 9 0 8 8 11 11 11 5 0 11-4 13-8 2-5 20-75 22-85 13 1 45 8 45 33 0 2 0 5-2 8 0 4-1 9-1 13 0 23 15 39 35 39 12 0 22-7 31-21 10-17 14-38 14-39 0-3-3-3-4-3-5 0-5 1-6 6-7 28-16 48-34 48-7 0-12-5-12-18 0-6 1-15 3-22 2-6 2-8 2-12 0-24-25-36-58-39 12-8 25-20 33-29 19-21 37-37 56-37 3 0 3 0 4 0 4 1 4 1 7 3 2 0 2 1 2 1-18 2-22 16-22 21 0 6 4 14 15 14 10 0 21-9 21-24 0-11-9-24-27-24-11 0-28 3-56 34-13 14-28 30-43 36 14-54 27-109 40-163z"><text:p/></draw:path><draw:path draw:style-name="gr3" draw:text-style-name="P6" svg:width="0.0157in" svg:height="0.065in" svg:x="0.4016in" svg:y="0.0429in" svg:viewBox="0 0 41 166" svg:d="M41 21c0-12-9-21-21-21-11 0-20 10-20 21 0 12 9 20 20 20 12 0 21-9 21-20zM41 146c0-12-9-21-21-21-11 0-20 10-20 21 0 12 9 20 20 20 12 0 21-9 21-20z"><text:p/></draw:path><draw:path draw:style-name="gr3" draw:text-style-name="P6" svg:width="0.1028in" svg:height="0.1067in" svg:x="0.4854in" svg:y="0.0028in" svg:viewBox="0 0 262 272" svg:d="M34 35c0 63 0 126 0 188 0 20-3 28-23 28-4 0-11 0-11 6 0 7 7 7 13 7 20 0 40 0 60 0 7 0 13 0 13-7 0-6-7-6-11-6-22 0-26-9-26-29 0-59 0-118 0-177 57 74 112 147 168 221 3 4 5 6 8 6 6 0 6-7 6-14 0-72 0-145 0-217 0-21 4-27 22-28 2 0 9 0 9-6 0-7-6-7-13-7-19 0-38 0-57 0-6 0-13 0-13 7 0 6 7 6 11 6 22 1 26 9 26 29 0 40 0 80 0 121-39-53-79-105-117-158-4-5-6-5-14-5-22 0-45 0-67 0-7 0-14 0-14 7 0 6 7 6 9 6 10 1 18 8 21 12 0 4 0 5 0 10zM218 244c-56-74-112-147-169-221-3-5-3-5-7-10 15 0 31 0 46 0 43 58 87 118 130 176 0 19 0 36 0 55z"><text:p/></draw:path><draw:path draw:style-name="gr3" draw:text-style-name="P6" svg:width="0.1346in" svg:height="0.0787in" svg:x="0.6421in" svg:y="0.0291in" svg:viewBox="0 0 343 201" svg:d="M301 109c-22 15-32 32-35 36-17 27-21 51-21 52 0 4 6 4 8 4 7 0 8-1 9-7 9-38 32-71 76-88 4-2 5-2 5-5 0-2-2-4-3-4-17-7-64-27-78-92-1-4-2-5-9-5-2 0-8 0-8 4 0 1 4 26 20 51 8 12 19 25 36 37-95 0-191 0-287 0-7 0-14 1-14 9 0 9 7 8 14 8 96 0 192 0 287 0z"><text:p/></draw:path><draw:path draw:style-name="gr3" draw:text-style-name="P6" svg:width="0.1028in" svg:height="0.1067in" svg:x="0.8315in" svg:y="0.0028in" svg:viewBox="0 0 262 272" svg:d="M34 35c0 63 0 126 0 188 0 20-3 28-23 28-4 0-11 0-11 6 0 7 7 7 13 7 20 0 41 0 61 0 6 0 12 0 12-7 0-6-6-6-11-6-22 0-24-9-24-29 0-59 0-118 0-177 55 74 111 147 166 221 3 4 5 6 8 6 7 0 7-7 7-14 0-72 0-145 0-217 0-21 3-27 21-28 2 0 9 0 9-6 0-7-6-7-13-7-19 0-38 0-57 0-6 0-13 0-13 7 0 6 8 6 11 6 22 1 26 9 26 29 0 40 0 80 0 121-39-53-79-105-117-158-4-5-6-5-14-5-22 0-45 0-67 0-7 0-14 0-14 7 0 6 7 6 9 6 10 1 18 8 21 12 0 4 0 5 0 10zM218 244c-56-74-111-147-167-221-5-5-5-5-9-10 15 0 31 0 46 0 43 58 87 118 130 176 0 19 0 36 0 55z"><text:p/></draw:path></draw:g></text:span><text:span text:style-name="T8">, נניח </text:span><text:span text:style-name="T8"><draw:g text:anchor-type="as-char" svg:y="-0.1075in" draw:z-index="125" draw:name="Shape139" draw:style-name="gr1"><svg:title>TexMaths</svg:title><svg:desc>11§display§fS_hg \land hS_hk§svg§600§FALSE§</svg:desc><draw:path draw:style-name="gr2" draw:text-style-name="P5" svg:width="0.8307in" svg:height="0.1217in" svg:x="-0.0004in" svg:y="0.0075in" svg:viewBox="0 0 2111 310" svg:d="M0 0c704 0 1407 0 2111 0 0 103 0 207 0 310-704 0-1407 0-2111 0 0-103 0-207 0-310z"><text:p/></draw:path><draw:path draw:style-name="gr3" draw:text-style-name="P6" svg:width="0.0756in" svg:height="0.1374in" svg:x="0in" svg:y="0in" svg:viewBox="0 0 193 350" svg:d="M121 118c11 0 22 0 33 0 8 0 12 0 12-8 0-4-4-4-11-4-11 0-21 0-32 0 2-16 6-30 8-44 2-8 8-36 10-40 3-8 10-13 17-13 3 0 13 0 20 6-17 2-21 16-21 21 0 9 7 13 15 13 10 0 21-7 21-23 0-17-18-26-35-26-13 0-37 7-48 45-2 8-3 12-13 61-9 0-18 0-27 0-7 0-12 0-12 7 0 5 5 5 11 5 9 0 17 0 26 0-10 50-19 100-29 150-7 38-13 73-34 73-1 0-11 0-18-7 18-1 21-15 21-20 0-9-6-14-14-14-10 0-21 8-21 23 0 18 17 27 32 27 22 0 37-23 44-38 12-24 21-71 22-73 8-41 15-81 23-121z"><text:p/></draw:path><draw:path draw:style-name="gr3" draw:text-style-name="P6" svg:width="0.0898in" svg:height="0.1094in" svg:x="0.0906in" svg:y="0in" svg:viewBox="0 0 229 279" svg:d="M229 4c0-2 0-4-3-4s-4 0-8 6c-7 7-12 14-19 21-10-17-30-27-55-27-49 0-96 44-96 91 0 31 21 49 41 55 13 4 28 7 41 10 14 4 36 10 36 40 0 35-32 71-69 71-25 0-68-8-68-56 0-10 2-18 2-21 1-2 1-2 1-3 0-3-3-3-4-3-3 0-4 0-5 1s-23 89-23 90c0 2 2 4 4 4 3 0 3-1 7-5 7-7 12-14 19-22 17 22 43 27 66 27 53 0 98-51 98-99 0-25-14-38-19-44-9-8-15-11-50-19-7-3-22-6-25-7-11-3-24-14-24-35 0-31 31-64 68-64 32 0 55 16 55 59 0 12-1 20-1 22 1 1 0 4 4 4 5 0 5-1 6-8 7-29 14-56 21-84z"><text:p/></draw:path><draw:path draw:style-name="gr3" draw:text-style-name="P6" svg:width="0.0575in" svg:height="0.074in" svg:x="0.1843in" svg:y="0.0555in" svg:viewBox="0 0 147 189" svg:d="M64 9c0-1 1-3 1-5 0-1-1-4-4-4-6 0-28 2-35 3-2 0-6 0-6 7 0 3 4 3 8 3 13 0 13 2 13 5 0 1-1 3-1 5-14 51-26 101-39 153-1 3-1 3-1 4 0 5 3 9 9 9 3 0 8-1 11-6 1-3 3-11 4-17 2-9 5-16 7-24 1-3 3-14 4-18 2-11 2-11 8-19 9-14 22-29 44-29 14 0 15 13 15 20 0 15-11 46-15 57-3 8-4 10-4 14 0 13 12 22 25 22 27 0 39-36 39-39 0-5-3-4-4-5-4 0-4 2-5 6-7 21-18 31-29 31-6 0-7-4-7-8 0-7 1-10 7-22 2-9 14-38 14-53 0-3 0-15-11-23-4-3-12-7-24-7-20 0-34 10-45 22 7-27 14-55 21-82z"><text:p/></draw:path><draw:path draw:style-name="gr3" draw:text-style-name="P6" svg:width="0.0693in" svg:height="0.0976in" svg:x="0.2575in" svg:y="0.0402in" svg:viewBox="0 0 177 249" svg:d="M176 25c0-2 1-4 1-6 0-7-4-11-11-11-4 0-14 3-16 16-7-14-20-24-37-24-44 0-91 54-91 110 0 37 23 61 52 61 22 0 40-18 44-22h1c-9 33-9 32-13 49-1 4-15 42-55 42-8 0-21 0-32-4 12-3 16-13 16-19 0-7-4-15-15-15-8 0-20 8-20 24 0 15 14 23 51 23 48 0 76-30 82-53 14-56 29-114 43-171zM125 121c-2 10-11 20-19 28-8 6-20 13-31 13-20 0-25-20-25-36 0-18 11-63 20-83 11-19 28-34 44-34 26 0 31 31 31 33s-1 4-1 5c-6 25-12 49-19 74z"><text:p/></draw:path><draw:path draw:style-name="gr3" draw:text-style-name="P6" svg:width="0.0843in" svg:height="0.0933in" svg:x="0.3752in" svg:y="0.0165in" svg:viewBox="0 0 215 238" svg:d="M117 8c-4-7-6-8-10-8-5 0-6 2-8 8-32 71-65 143-97 214-2 5-2 6-2 8 0 4 3 8 8 8 2 0 5-1 9-9 29-67 60-136 90-203 31 67 60 136 91 203 3 9 8 9 9 9 4 0 8-4 8-8 0-1 0-2-3-7-32-71-63-144-95-215z"><text:p/></draw:path><draw:path draw:style-name="gr3" draw:text-style-name="P6" svg:width="0.0744in" svg:height="0.1063in" svg:x="0.5098in" svg:y="0.002in" svg:viewBox="0 0 190 271" svg:d="M90 4c0-1 0-4-5-4-9 0-38 3-48 3-3 1-7 1-7 8 0 6 4 6 10 6 18 0 18 2 18 6 0 2-1 6-1 8-18 74-37 146-56 220-1 5-1 6-1 9 0 8 8 11 11 11 7 0 12-5 14-10 3-10 6-20 8-30 3-11 6-22 9-34 2-9 4-18 6-25 0-3 4-15 4-18 2-3 13-24 26-35 9-6 21-13 38-13 16 0 20 13 20 26 0 21-14 63-24 86-3 9-4 13-4 21 0 18 13 32 31 32 37 0 51-56 51-60 0-3-4-3-5-3-3 0-3 1-6 7-5 19-17 47-39 47-7 0-9-3-9-12 0-10 3-19 7-28 6-16 24-61 24-83 0-26-17-42-45-42-25 0-43 12-58 30 10-41 21-82 31-123z"><text:p/></draw:path><draw:path draw:style-name="gr3" draw:text-style-name="P6" svg:width="0.0902in" svg:height="0.1094in" svg:x="0.5969in" svg:y="0in" svg:viewBox="0 0 230 279" svg:d="M230 4c0-2-1-4-4-4s-3 0-7 6c-7 7-12 14-19 21-10-17-31-27-56-27-48 0-94 44-94 91 0 31 19 49 39 55 14 4 28 7 42 10 14 4 35 10 35 40 0 35-32 71-69 71-25 0-68-8-68-56 0-10 2-18 2-21 1-2 1-2 1-3 0-3-2-3-4-3-3 0-3 0-5 1-1 1-23 89-23 90 0 2 2 4 4 4 3 0 3-1 8-5 7-7 12-14 19-22 16 22 43 27 65 27 53 0 98-51 98-99 0-25-14-38-19-44-9-8-14-11-48-19-9-3-24-6-27-7-10-3-23-14-23-35 0-31 31-64 67-64 32 0 56 16 56 59 0 12-2 20-2 22 1 1 0 4 4 4 5 0 5-1 7-8 7-29 14-56 21-84z"><text:p/></draw:path><draw:path draw:style-name="gr3" draw:text-style-name="P6" svg:width="0.0575in" svg:height="0.074in" svg:x="0.6906in" svg:y="0.0555in" svg:viewBox="0 0 147 189" svg:d="M64 9c1-1 1-3 1-5 0-1-1-4-3-4-6 0-29 2-36 3-2 0-5 0-5 7 0 3 3 3 7 3 13 0 13 2 13 5 0 1-1 3-1 5-14 51-26 101-39 153-1 3-1 3-1 4 0 5 3 9 9 9 3 0 9-1 11-6 1-3 3-11 5-17 3-9 4-16 6-24 1-3 3-14 4-18 4-11 4-11 9-19 8-14 22-29 43-29 15 0 15 13 15 20 0 15-11 46-15 57-3 8-4 10-4 14 0 13 12 22 26 22 26 0 38-36 38-39 0-5-3-5-4-5-3 0-4 2-5 6-6 21-18 31-29 31-6 0-7-4-7-8 0-7 1-10 7-22 3-9 14-38 14-53 0-3 0-15-10-23-4-3-13-7-25-7-20 0-34 10-44 22 7-27 13-55 20-82z"><text:p/></draw:path><draw:path draw:style-name="gr3" draw:text-style-name="P6" svg:width="0.0685in" svg:height="0.1063in" svg:x="0.7697in" svg:y="0.002in" svg:viewBox="0 0 175 271" svg:d="M89 4c0-1 0-4-4-4-9 0-38 3-48 3-3 1-7 1-7 8 0 6 3 6 10 6 18 0 18 2 18 6 0 2-1 6-1 8-18 74-37 146-56 220-1 5-1 6-1 9 0 8 8 11 11 11 6 0 11-4 13-8s20-75 22-85c13 1 44 8 44 33 0 2 0 5-1 8 0 4-1 9-1 13 0 23 15 39 35 39 12 0 22-7 31-21 10-17 14-38 14-39 0-3-3-3-5-3-3 0-3 1-5 7-7 27-17 47-34 47-7 0-12-5-12-18 0-6 1-15 4-22 1-6 1-7 1-12 0-24-25-35-58-38 13-8 25-20 33-29 19-21 37-37 55-37 4 0 4 0 5 0 4 1 4 1 8 3 1 0 1 0 1 1-19 2-22 17-22 21 0 7 4 14 15 14 10 0 21-9 21-24 0-11-9-24-26-24-11 0-29 3-57 34-13 14-28 30-42 36 13-55 26-109 39-163z"><text:p/></draw:path></draw:g></text:span><text:span text:style-name="T8"><text:s/>ונסיק:</text:span></text:p>
          <text:p text:style-name="P39"><text:s/><text:span text:style-name="T8"><draw:g text:anchor-type="as-char" svg:y="-0.1134in" draw:z-index="124" draw:name="Shape140" draw:style-name="gr1"><svg:title>TexMaths</svg:title><svg:desc>11§display§f(x) \cdot h(x) = g(x) \cdot h(x) \land g(x) \cdot h(x) = k(x) \cdot h(x)§svg§600§FALSE§</svg:desc><draw:path draw:style-name="gr2" draw:text-style-name="P5" svg:width="3.3079in" svg:height="0.1358in" svg:x="-0.0004in" svg:y="0.0071in" svg:viewBox="0 0 8403 346" svg:d="M4202 346c-1401 0-2802 0-4202 0 0-116 0-230 0-346 2801 0 5602 0 8403 0 0 116 0 230 0 346-1401 0-2801 0-4201 0z"><text:p/></draw:path><draw:path draw:style-name="gr3" draw:text-style-name="P6" svg:width="0.0752in" svg:height="0.1374in" svg:x="0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0346in" svg:height="0.1512in" svg:x="0.098in" svg:y="0in" svg:viewBox="0 0 89 385" svg:d="M89 381c0-1 0-1-7-8-47-49-60-122-60-179 0-68 15-136 63-183 4-5 4-5 4-7 0-3-1-4-3-4-5 0-39 26-62 76-20 42-24 85-24 118 0 28 4 75 25 119 23 47 56 72 61 72 2 0 3-1 3-4z"><text:p/></draw:path><draw:path draw:style-name="gr3" draw:text-style-name="P6" svg:width="0.0752in" svg:height="0.0685in" svg:x="0.1465in" svg:y="0.0453in" svg:viewBox="0 0 192 175" svg:d="M118 54c2-10 11-45 38-45 2 0 11 0 20 4-11 2-19 12-19 21 0 7 5 14 15 14 8 0 20-7 20-23 0-19-23-25-36-25-22 0-35 21-41 30-8-26-29-30-41-30-40 0-62 50-62 59 0 5 3 5 4 5 4 0 5-1 6-5 13-40 38-50 52-50 6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3" draw:text-style-name="P6" svg:width="0.0346in" svg:height="0.1512in" svg:x="0.2378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6" svg:width="0.0157in" svg:height="0.0157in" svg:x="0.3354in" svg:y="0.0681in" svg:viewBox="0 0 41 41" svg:d="M41 21c0-12-10-21-21-21s-20 9-20 21c0 11 9 20 20 20s21-9 21-20z"><text:p/></draw:path><draw:path draw:style-name="gr3" draw:text-style-name="P6" svg:width="0.0744in" svg:height="0.1063in" svg:x="0.4063in" svg:y="0.0071in" svg:viewBox="0 0 190 271" svg:d="M90 4c0-1 0-4-5-4-9 0-37 3-47 3-3 1-7 1-7 8 0 6 3 6 9 6 18 0 19 2 19 6 0 2-1 6-1 8-18 74-37 147-56 220-2 6-2 7-2 9 0 9 8 11 12 11 6 0 12-5 14-10 3-10 5-20 7-30 3-11 5-22 9-33 2-9 4-17 6-26 1-2 5-15 5-18 1-3 13-24 26-35 9-6 20-13 38-13 16 0 19 13 19 26 0 21-14 64-23 86-3 9-5 13-5 21 0 19 13 32 32 32 36 0 50-56 50-60 0-3-3-3-4-3-5 0-5 1-6 7-6 20-18 47-39 47-7 0-10-3-10-12 0-10 3-19 8-28 5-15 23-61 23-83 0-26-16-42-44-42-26 0-43 12-58 30 10-41 20-82 30-123z"><text:p/></draw:path><draw:path draw:style-name="gr3" draw:text-style-name="P6" svg:width="0.035in" svg:height="0.1512in" svg:x="0.5008in" svg:y="0in" svg:viewBox="0 0 90 385" svg:d="M90 381c0-1 0-1-6-8-49-49-61-122-61-179 0-68 14-136 62-183 5-5 5-5 5-7 0-3-1-4-4-4-4 0-39 26-61 76-20 42-25 85-25 118 0 28 4 75 26 119 23 47 56 72 60 72 3 0 4-1 4-4z"><text:p/></draw:path><draw:path draw:style-name="gr3" draw:text-style-name="P6" svg:width="0.0752in" svg:height="0.0685in" svg:x="0.5492in" svg:y="0.0453in" svg:viewBox="0 0 192 175" svg:d="M119 54c2-10 11-45 37-45 2 0 12 0 20 4-11 2-19 12-19 21 0 7 5 14 15 14 8 0 20-7 20-23 0-19-22-25-35-25-23 0-36 21-40 30-10-26-31-30-42-30-41 0-63 50-63 59 0 5 4 5 6 5s3-1 4-5c13-40 38-50 52-50 7 0 21 3 21 25 0 12-7 39-21 93-6 24-20 39-37 39-2 0-11 0-19-4 9-2 18-10 18-21s-9-13-14-13c-12 0-22 10-22 22 0 17 20 25 36 25 27 0 40-27 41-30 5 15 19 30 42 30 40 0 62-49 62-59 0-4-4-4-5-4-3 0-4 1-4 4-14 41-40 50-52 50-16 0-21-12-21-25 0-9 2-17 7-34 4-18 8-35 13-53z"><text:p/></draw:path><draw:path draw:style-name="gr3" draw:text-style-name="P6" svg:width="0.035in" svg:height="0.1512in" svg:x="0.6406in" svg:y="0in" svg:viewBox="0 0 90 385" svg:d="M90 194c0-31-4-77-26-121-23-48-56-73-60-73-2 0-4 2-4 4s0 2 8 9c37 38 59 99 59 181 0 64-14 132-62 180-5 6-5 6-5 7 0 2 2 4 4 4 4 0 39-26 62-76 19-41 24-84 24-115z"><text:p/></draw:path><draw:path draw:style-name="gr3" draw:text-style-name="P6" svg:width="0.1008in" svg:height="0.0354in" svg:x="0.7421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693in" svg:height="0.0976in" svg:x="0.8965in" svg:y="0.0453in" svg:viewBox="0 0 177 249" svg:d="M176 25c0-2 1-4 1-6 0-7-4-11-11-11-4 0-14 3-16 16-7-14-20-24-36-24-44 0-92 54-92 110 0 38 23 61 52 61 22 0 40-18 45-22-9 34-9 33-13 50-2 5-15 41-55 41-8 0-21 0-31-3 11-4 15-13 15-20s-4-13-14-13c-9 0-21 6-21 22 0 15 14 23 51 23 48 0 77-30 82-52 14-57 29-114 43-172zM125 121c-2 10-11 20-19 28-8 6-20 13-31 13-20 0-26-20-26-35 0-19 11-64 22-84 10-19 27-34 43-34 26 0 31 31 31 33s-1 4-1 5c-7 25-12 49-19 74z"><text:p/></draw:path><draw:path draw:style-name="gr3" draw:text-style-name="P6" svg:width="0.035in" svg:height="0.1512in" svg:x="0.987in" svg:y="0in" svg:viewBox="0 0 90 385" svg:d="M90 381c0-1 0-1-6-8-49-49-61-122-61-179 0-68 14-136 62-183 5-5 5-5 5-7 0-3-2-4-4-4-4 0-39 26-61 76-20 42-25 85-25 118 0 28 4 75 26 119 23 47 56 72 60 72 2 0 4-1 4-4z"><text:p/></draw:path><draw:path draw:style-name="gr3" draw:text-style-name="P6" svg:width="0.0752in" svg:height="0.0685in" svg:x="1.0354in" svg:y="0.0453in" svg:viewBox="0 0 192 175" svg:d="M119 54c2-10 11-45 37-45 2 0 12 0 20 4-11 2-19 12-19 21 0 7 5 14 15 14 8 0 20-7 20-23 0-19-22-25-35-25-23 0-36 21-40 30-10-26-31-30-42-30-41 0-63 50-63 59 0 5 4 5 6 5s3-1 4-5c13-40 38-50 52-50 7 0 21 3 21 25 0 12-7 39-21 93-6 24-20 39-37 39-2 0-11 0-19-4 9-2 18-10 18-21s-9-13-14-13c-12 0-22 10-22 22 0 17 20 25 36 25 27 0 40-27 41-30 5 15 19 30 42 30 40 0 62-49 62-59 0-4-4-4-5-4-3 0-4 1-4 4-14 41-40 50-52 50-16 0-21-12-21-25 0-9 2-17 7-34 4-18 8-35 13-53z"><text:p/></draw:path><draw:path draw:style-name="gr3" draw:text-style-name="P6" svg:width="0.035in" svg:height="0.1512in" svg:x="1.1268in" svg:y="0in" svg:viewBox="0 0 90 385" svg:d="M90 194c0-31-4-77-26-121-23-48-56-73-60-73-2 0-4 2-4 4s0 2 8 9c37 38 59 99 59 181 0 64-14 132-62 180-5 6-5 6-5 7 0 2 2 4 4 4 4 0 39-26 62-76 19-41 24-84 24-115z"><text:p/></draw:path><draw:path draw:style-name="gr3" draw:text-style-name="P6" svg:width="0.0157in" svg:height="0.0157in" svg:x="1.2244in" svg:y="0.0681in" svg:viewBox="0 0 41 41" svg:d="M41 21c0-12-9-21-20-21s-21 9-21 21c0 11 10 20 21 20s20-9 20-20z"><text:p/></draw:path><draw:path draw:style-name="gr3" draw:text-style-name="P6" svg:width="0.074in" svg:height="0.1063in" svg:x="1.2957in" svg:y="0.0071in" svg:viewBox="0 0 189 271" svg:d="M89 4c0-1 0-4-4-4-9 0-38 3-48 3-3 1-7 1-7 8 0 6 3 6 10 6 18 0 18 2 18 6 0 2-1 6-1 8-19 74-37 147-56 220-1 6-1 7-1 9 0 9 8 11 11 11 7 0 12-5 14-10 2-10 6-20 8-30 3-11 5-22 9-33 2-9 4-17 5-26 1-2 5-15 5-18 1-3 13-24 26-35 9-6 21-13 37-13 17 0 21 13 21 26 0 21-14 64-24 86-3 9-4 13-4 21 0 19 13 32 31 32 36 0 50-56 50-60 0-3-3-3-4-3-4 0-4 1-6 7-5 20-18 47-39 47-7 0-9-3-9-12 0-10 3-19 6-28 7-15 24-61 24-83 0-26-16-42-44-42-25 0-43 12-58 30 10-41 20-82 30-123z"><text:p/></draw:path><draw:path draw:style-name="gr3" draw:text-style-name="P6" svg:width="0.0346in" svg:height="0.1512in" svg:x="1.3902in" svg:y="0in" svg:viewBox="0 0 89 385" svg:d="M89 381c0-1 0-1-7-8-48-49-60-122-60-179 0-68 15-136 63-183 4-5 4-5 4-7 0-3-1-4-3-4-5 0-39 26-62 76-20 42-24 85-24 118 0 28 4 75 25 119 23 47 56 72 61 72 2 0 3-1 3-4z"><text:p/></draw:path><draw:path draw:style-name="gr3" draw:text-style-name="P6" svg:width="0.0752in" svg:height="0.0685in" svg:x="1.4386in" svg:y="0.0453in" svg:viewBox="0 0 192 175" svg:d="M118 54c2-10 11-45 38-45 2 0 11 0 19 4-10 2-18 12-18 21 0 7 4 14 15 14 8 0 20-7 20-23 0-19-23-25-36-25-22 0-35 21-41 30-8-26-29-30-41-30-40 0-62 50-62 59 0 5 3 5 4 5 4 0 5-1 6-5 13-40 38-50 52-50 6 0 21 3 21 25 0 12-7 39-21 93-7 24-20 39-38 39-2 0-11 0-18-4 9-2 17-10 17-21s-8-13-14-13c-11 0-21 10-21 22 0 17 19 25 36 25 26 0 40-27 41-30 4 15 19 30 42 30 39 0 61-49 61-59 0-4-3-4-4-4-3 0-4 1-6 4-12 41-38 50-50 50-16 0-22-12-22-25 0-9 2-17 6-34 5-18 9-35 14-53z"><text:p/></draw:path><draw:path draw:style-name="gr3" draw:text-style-name="P6" svg:width="0.0346in" svg:height="0.1512in" svg:x="1.5299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6" svg:width="0.0839in" svg:height="0.0937in" svg:x="1.6228in" svg:y="0.0217in" svg:viewBox="0 0 214 239" svg:d="M115 9c-2-7-4-9-8-9-5 0-6 3-8 9-32 71-65 143-97 215-2 4-2 5-2 7 0 5 3 8 8 8 2 0 5-1 8-8 30-67 61-135 91-203 30 68 60 136 91 203 3 8 8 8 9 8 4 0 7-3 7-8 0-1 0-2-2-6-32-72-65-145-97-216z"><text:p/></draw:path><draw:path draw:style-name="gr3" draw:text-style-name="P6" svg:width="0.0693in" svg:height="0.0976in" svg:x="1.7516in" svg:y="0.0453in" svg:viewBox="0 0 177 249" svg:d="M176 25c1-2 1-4 1-6 0-7-4-11-11-11-3 0-14 3-15 16-8-14-21-24-37-24-44 0-92 54-92 110 0 38 24 61 52 61 23 0 40-18 45-22-8 34-8 33-12 50-3 5-16 41-56 41-8 0-20 0-31-3 11-4 15-13 15-20s-4-13-14-13c-9 0-21 6-21 22 0 15 14 23 52 23 48 0 76-30 81-52 14-57 29-114 43-172zM126 121c-3 10-12 20-19 28-9 6-21 13-32 13-19 0-26-20-26-35 0-19 13-64 22-84 10-19 28-34 43-34 27 0 31 31 31 33s0 4-1 5c-5 25-12 49-18 74z"><text:p/></draw:path><draw:path draw:style-name="gr3" draw:text-style-name="P6" svg:width="0.0346in" svg:height="0.1512in" svg:x="1.8425in" svg:y="0in" svg:viewBox="0 0 89 385" svg:d="M89 381c0-1 0-1-7-8-48-49-60-122-60-179 0-68 14-136 63-183 4-5 4-5 4-7 0-3-1-4-3-4-5 0-39 26-62 76-20 42-24 85-24 118 0 28 4 75 25 119 23 47 56 72 61 72 2 0 3-1 3-4z"><text:p/></draw:path><draw:path draw:style-name="gr3" draw:text-style-name="P6" svg:width="0.0752in" svg:height="0.0685in" svg:x="1.8909in" svg:y="0.0453in" svg:viewBox="0 0 192 175" svg:d="M118 54c2-10 11-45 38-45 2 0 11 0 19 4-10 2-19 12-19 21 0 7 5 14 16 14 8 0 20-7 20-23 0-19-23-25-36-25-22 0-36 21-41 30-9-26-30-30-41-30-40 0-62 50-62 59 0 5 3 5 4 5 4 0 5-1 5-5 13-40 39-50 53-50 6 0 21 3 21 25 0 12-7 39-21 93-7 24-20 39-38 39-2 0-11 0-18-4 8-2 17-10 17-21s-9-13-14-13c-11 0-21 10-21 22 0 17 19 25 36 25 26 0 40-27 41-30 4 15 19 30 42 30 39 0 61-49 61-59 0-4-3-4-4-4-3 0-4 1-6 4-12 41-38 50-51 50-15 0-21-12-21-25 0-9 2-17 6-34 5-18 9-35 14-53z"><text:p/></draw:path><draw:path draw:style-name="gr3" draw:text-style-name="P6" svg:width="0.0346in" svg:height="0.1512in" svg:x="1.9823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6" svg:width="0.0161in" svg:height="0.0157in" svg:x="2.0791in" svg:y="0.0681in" svg:viewBox="0 0 42 41" svg:d="M42 21c0-12-10-21-21-21s-21 9-21 21c0 11 10 20 21 20s21-9 21-20z"><text:p/></draw:path><draw:path draw:style-name="gr3" draw:text-style-name="P6" svg:width="0.0744in" svg:height="0.1063in" svg:x="2.1508in" svg:y="0.0071in" svg:viewBox="0 0 190 271" svg:d="M90 4c0-1 0-4-5-4-9 0-37 3-48 3-2 1-6 1-6 8 0 6 3 6 9 6 18 0 19 2 19 6 0 2-1 6-1 8-18 74-37 147-56 220-2 6-2 7-2 9 0 9 8 11 11 11 7 0 13-5 14-10 2-10 6-20 8-30 3-11 5-22 9-33 2-9 4-17 6-26 1-2 4-15 5-18s13-24 26-35c8-6 20-13 36-13 17 0 21 13 21 26 0 21-14 64-23 86-3 9-5 13-5 21 0 19 13 32 32 32 36 0 50-56 50-60 0-3-3-3-4-3-5 0-5 1-7 7-5 20-17 47-39 47-6 0-9-3-9-12 0-10 3-19 6-28 7-15 25-61 25-83 0-26-16-42-45-42-25 0-43 12-58 30 10-41 21-82 31-123z"><text:p/></draw:path><draw:path draw:style-name="gr3" draw:text-style-name="P6" svg:width="0.035in" svg:height="0.1512in" svg:x="2.2453in" svg:y="0in" svg:viewBox="0 0 90 385" svg:d="M90 381c0-1 0-1-6-8-49-49-61-122-61-179 0-68 14-136 62-183 5-5 5-5 5-7 0-3-2-4-4-4-4 0-39 26-62 76-20 42-24 85-24 118 0 28 4 75 25 119 24 47 57 72 61 72 2 0 4-1 4-4z"><text:p/></draw:path><draw:path draw:style-name="gr3" draw:text-style-name="P6" svg:width="0.0752in" svg:height="0.0685in" svg:x="2.2937in" svg:y="0.0453in" svg:viewBox="0 0 192 175" svg:d="M118 54c3-10 12-45 38-45 2 0 11 0 20 4-11 2-19 12-19 21 0 7 5 14 15 14 8 0 20-7 20-23 0-19-22-25-35-25-23 0-36 21-40 30-10-26-31-30-42-30-41 0-63 50-63 59 0 5 3 4 4 5 4 0 5-1 6-5 13-40 38-50 52-50 7 0 21 3 21 25 0 12-7 39-21 93-7 24-20 39-37 39-2 0-12 0-19-4 9-2 18-10 18-21s-9-13-14-13c-12 0-22 10-22 22 0 17 20 25 36 25 27 0 40-27 41-30 4 15 19 30 42 30 39 0 61-49 61-59 0-4-3-4-4-4-3 0-4 1-4 4-14 41-40 50-52 50-16 0-21-12-21-25 0-9 2-17 7-34 4-18 7-35 12-53z"><text:p/></draw:path><draw:path draw:style-name="gr3" draw:text-style-name="P6" svg:width="0.035in" svg:height="0.1512in" svg:x="2.385in" svg:y="0in" svg:viewBox="0 0 90 385" svg:d="M90 194c0-31-4-77-26-121-23-48-56-73-61-73-2 0-3 2-3 4s0 2 8 9c37 38 59 99 59 181 0 64-14 132-62 180-5 6-5 6-5 7 0 2 1 4 3 4 5 0 40-26 62-76 20-41 25-84 25-115z"><text:p/></draw:path><draw:path draw:style-name="gr3" draw:text-style-name="P6" svg:width="0.1008in" svg:height="0.0354in" svg:x="2.4862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685in" svg:height="0.1063in" svg:x="2.6469in" svg:y="0.0071in" svg:viewBox="0 0 175 271" svg:d="M89 4c0-1 0-4-5-4-9 0-37 3-47 3-3 1-7 1-7 8 0 6 3 6 8 6 19 0 20 2 20 6 0 2-1 6-1 8-19 74-37 147-56 220-1 6-1 7-1 9 0 9 8 11 11 11 4 0 11-3 13-8 1-4 19-74 21-84 13 2 45 8 45 32 0 3 0 5-1 8-1 5-1 9-1 13 0 23 15 39 35 39 12 0 22-7 31-21 10-17 13-38 13-39 0-3-3-3-4-3-4 0-5 1-6 7-7 27-16 47-33 47-7 0-13-4-13-18 0-6 2-15 3-22 3-6 3-7 3-12 0-23-25-35-58-38 12-8 25-20 33-29 19-21 37-37 55-37 3 0 3 0 4 0 4 1 5 1 8 3 0 0 0 1 2 1-19 2-22 17-22 21 0 7 4 14 14 14 11 0 22-8 22-24 0-11-9-24-27-24-11 0-28 3-56 34-13 14-28 30-43 36 14-55 27-109 40-163z"><text:p/></draw:path><draw:path draw:style-name="gr3" draw:text-style-name="P6" svg:width="0.035in" svg:height="0.1512in" svg:x="2.7374in" svg:y="0in" svg:viewBox="0 0 90 385" svg:d="M90 381c0-1 0-1-6-8-49-49-62-122-62-179 0-68 15-136 63-183 5-5 5-5 5-7 0-3-2-4-4-4-4 0-39 26-62 76-20 42-24 85-24 118 0 28 4 75 25 119 23 47 57 72 61 72 2 0 4-1 4-4z"><text:p/></draw:path><draw:path draw:style-name="gr3" draw:text-style-name="P6" svg:width="0.0752in" svg:height="0.0685in" svg:x="2.7858in" svg:y="0.0453in" svg:viewBox="0 0 192 175" svg:d="M118 54c2-10 11-45 38-45 2 0 11 0 20 4-11 2-19 12-19 21 0 7 5 14 15 14 8 0 20-7 20-23 0-19-23-25-36-25-22 0-35 21-41 30-8-26-29-30-40-30-41 0-63 50-63 59 0 5 3 5 4 5 4 0 5-1 6-5 13-40 38-50 52-50 7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3" draw:text-style-name="P6" svg:width="0.0346in" svg:height="0.1512in" svg:x="2.8776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6" svg:width="0.0157in" svg:height="0.0157in" svg:x="2.9748in" svg:y="0.0681in" svg:viewBox="0 0 41 41" svg:d="M41 21c0-12-10-21-21-21-12 0-20 9-20 21 0 11 8 20 20 20 11 0 21-9 21-20z"><text:p/></draw:path><draw:path draw:style-name="gr3" draw:text-style-name="P6" svg:width="0.074in" svg:height="0.1063in" svg:x="3.0461in" svg:y="0.0071in" svg:viewBox="0 0 189 271" svg:d="M89 4c0-1 0-4-5-4-9 0-37 3-47 3-3 1-7 1-7 8 0 6 3 6 8 6 19 0 20 2 20 6 0 2-1 6-1 8-19 74-37 147-56 220-1 6-1 7-1 9 0 9 8 11 11 11 5 0 12-5 14-10 2-10 5-20 7-30 3-11 5-22 9-33 2-9 4-17 6-26 1-2 5-15 5-18 1-3 13-24 26-35 9-6 21-13 37-13 17 0 21 13 21 26 0 21-15 64-24 86-3 9-5 13-5 21 0 19 14 32 32 32 36 0 50-56 50-60 0-3-3-3-4-3-5 0-5 1-6 7-6 20-18 47-39 47-7 0-10-3-10-12 0-10 3-19 7-28 6-15 24-61 24-83 0-26-16-42-44-42-25 0-43 12-58 30 10-41 20-82 30-123z"><text:p/></draw:path><draw:path draw:style-name="gr3" draw:text-style-name="P6" svg:width="0.035in" svg:height="0.1512in" svg:x="3.1402in" svg:y="0in" svg:viewBox="0 0 90 385" svg:d="M90 381c0-1 0-1-6-8-49-49-61-122-61-179 0-68 14-136 62-183 5-5 5-5 5-7 0-3-1-4-4-4-4 0-39 26-61 76-20 42-25 85-25 118 0 28 4 75 26 119 23 47 56 72 60 72 3 0 4-1 4-4z"><text:p/></draw:path><draw:path draw:style-name="gr3" draw:text-style-name="P6" svg:width="0.0752in" svg:height="0.0685in" svg:x="3.189in" svg:y="0.0453in" svg:viewBox="0 0 192 175" svg:d="M118 54c2-10 11-45 38-45 1 0 11 0 19 4-11 2-19 12-19 21 0 7 5 14 16 14 7 0 20-7 20-23 0-19-23-25-36-25-23 0-36 21-41 30-9-26-30-30-41-30-41 0-63 50-63 59 0 5 4 5 5 5 3 0 5-1 5-5 13-40 38-50 52-50 7 0 20 3 20 25 0 12-6 39-20 93-6 24-20 39-37 39-2 0-11 0-20-4 10-2 19-10 19-21s-9-13-14-13c-12 0-21 10-21 22 0 17 19 25 36 25 26 0 39-27 40-30 5 15 19 30 42 30 40 0 62-49 62-59 0-4-3-4-5-4-3 0-3 1-5 4-13 41-39 50-51 50-16 0-21-12-21-25 0-9 2-17 6-34 5-18 9-35 14-53z"><text:p/></draw:path><draw:path draw:style-name="gr3" draw:text-style-name="P6" svg:width="0.035in" svg:height="0.1512in" svg:x="3.2799in" svg:y="0in" svg:viewBox="0 0 90 385" svg:d="M90 194c0-31-4-77-25-121-24-48-57-73-61-73-2 0-4 2-4 4s0 2 8 9c37 38 59 99 59 181 0 64-14 132-62 180-5 6-5 6-5 7 0 2 2 4 4 4 4 0 39-26 62-76 20-41 24-84 24-115z"><text:p/></draw:path></draw:g></text:span></text:p>
          <text:p text:style-name="P40"><text:span text:style-name="T34">לפי </text:span>טרזיטיביות שוויון מספרים <text:span text:style-name="T8"><draw:g text:anchor-type="as-char" svg:y="-0.1134in" draw:z-index="123" draw:name="Shape141" draw:style-name="gr1"><svg:title>TexMaths</svg:title><svg:desc>11§display§f(x) \cdot h(x) = k(x) \cdot h(x)§svg§600§FALSE§</svg:desc><draw:path draw:style-name="gr2" draw:text-style-name="P5" svg:width="1.563in" svg:height="0.1358in" svg:x="-0.0004in" svg:y="0.0071in" svg:viewBox="0 0 3971 346" svg:d="M1986 346c-662 0-1324 0-1986 0 0-116 0-230 0-346 1324 0 2647 0 3971 0 0 116 0 230 0 346-662 0-1324 0-1985 0z"><text:p/></draw:path><draw:path draw:style-name="gr3" draw:text-style-name="P6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" svg:width="0.0346in" svg:height="0.1512in" svg:x="0.098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6" svg:width="0.0756in" svg:height="0.0685in" svg:x="0.1465in" svg:y="0.0453in" svg:viewBox="0 0 193 175" svg:d="M118 54c2-10 11-45 38-45 2 0 11 0 19 4-10 2-19 12-19 21 0 7 5 14 16 14 8 0 21-7 21-23 0-19-24-25-37-25-22 0-36 21-40 30-10-26-31-30-42-30-40 0-62 50-62 59 0 5 3 5 5 5 3 0 4-1 5-5 12-40 39-50 52-50 6 0 21 3 21 25 0 12-7 39-21 93-7 24-20 39-38 39-2 0-11 0-18-4 8-2 17-10 17-21s-9-13-14-13c-11 0-21 10-21 22 0 17 19 25 36 25 26 0 40-27 41-30 4 15 19 30 42 30 39 0 61-49 61-59 0-4-3-4-4-4-3 0-4 1-5 4-13 41-39 50-52 50-14 0-21-12-21-25 0-9 2-17 7-34 4-18 8-35 13-53z"><text:p/></draw:path><draw:path draw:style-name="gr3" draw:text-style-name="P6" svg:width="0.035in" svg:height="0.1512in" svg:x="0.2374in" svg:y="0in" svg:viewBox="0 0 90 385" svg:d="M90 193c0-30-4-76-25-120-23-48-56-73-61-73-2 0-4 2-4 4s0 2 8 9c38 38 60 99 60 180 0 65-14 133-62 181-6 6-6 6-6 7 0 2 2 4 4 4 5 0 39-26 62-76 20-41 24-84 24-116z"><text:p/></draw:path><draw:path draw:style-name="gr3" draw:text-style-name="P6" svg:width="0.0161in" svg:height="0.0157in" svg:x="0.335in" svg:y="0.0681in" svg:viewBox="0 0 42 41" svg:d="M42 20c0-11-10-20-21-20s-21 8-21 20c0 11 10 21 21 21s21-9 21-21z"><text:p/></draw:path><draw:path draw:style-name="gr3" draw:text-style-name="P6" svg:width="0.0744in" svg:height="0.1063in" svg:x="0.4063in" svg:y="0.0071in" svg:viewBox="0 0 190 271" svg:d="M90 4c0-1 0-4-5-4-9 0-38 3-48 3-3 1-6 1-6 8 0 6 3 6 9 6 18 0 19 2 19 6-1 2-1 6-2 8-18 74-36 147-55 220-2 6-2 7-2 9 0 9 8 11 11 11 7 0 13-5 14-10 3-10 6-20 8-30 3-11 6-22 9-33 2-9 4-17 6-26 0-2 4-15 5-18s13-24 25-35c9-6 21-13 38-13 16 0 20 13 20 26 0 21-14 64-24 86-2 9-4 13-4 21 0 19 13 32 32 32 36 0 50-56 50-60 0-3-4-3-5-3-3 0-3 1-6 7-5 20-17 47-39 47-7 0-9-3-9-12 0-10 3-19 7-28 6-15 24-61 24-83 0-26-16-42-45-42-25 0-43 12-58 30 10-41 21-82 31-123z"><text:p/></draw:path><draw:path draw:style-name="gr3" draw:text-style-name="P6" svg:width="0.035in" svg:height="0.1512in" svg:x="0.5008in" svg:y="0in" svg:viewBox="0 0 90 385" svg:d="M90 381c0-1 0-1-6-8-49-49-62-122-62-180 0-67 15-135 63-182 5-5 5-5 5-7 0-3-2-4-4-4-5 0-39 26-62 76-20 42-24 85-24 117 0 29 4 76 25 120 23 47 56 72 61 72 2 0 4-1 4-4z"><text:p/></draw:path><draw:path draw:style-name="gr3" draw:text-style-name="P6" svg:width="0.0756in" svg:height="0.0685in" svg:x="0.5492in" svg:y="0.0453in" svg:viewBox="0 0 193 175" svg:d="M118 54c2-10 11-45 38-45 2 0 11 0 20 4-11 2-19 12-19 21 0 7 5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6" svg:width="0.0346in" svg:height="0.1512in" svg:x="0.6406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004in" svg:height="0.0354in" svg:x="0.7421in" svg:y="0.0571in" svg:viewBox="0 0 256 91" svg:d="M243 17c6 0 13-2 13-9 0-8-7-8-12-8-77 0-155 0-232 0-5 0-12 0-12 8 0 7 7 9 12 9 77 0 154 0 231 0zM244 91c5 0 12 0 12-7 0-9-7-9-13-9-77 0-154 0-231 0-5 0-12 0-12 9 0 7 7 7 12 7 77 0 155 0 232 0z"><text:p/></draw:path><draw:path draw:style-name="gr3" draw:text-style-name="P6" svg:width="0.0685in" svg:height="0.1063in" svg:x="0.902in" svg:y="0.0071in" svg:viewBox="0 0 175 271" svg:d="M90 4c0-1 0-4-5-4-9 0-38 3-48 3-3 1-7 1-7 8 0 6 4 6 10 6 18 0 18 2 18 6 0 2-1 6-1 8-18 74-37 147-56 220-1 6-1 7-1 9 0 9 8 11 11 11 6 0 11-3 13-8 2-4 20-74 22-84 13 2 45 8 45 32 0 3 0 5-1 8-1 5-2 9-2 13 0 23 15 39 35 39 12 0 22-7 31-21 10-17 14-38 14-39 0-3-3-3-4-3-4 0-4 1-6 7-7 27-16 47-34 47-7 0-12-4-12-18 0-6 1-15 4-22 1-6 1-7 1-12 0-23-25-35-58-39 13-7 25-19 33-28 19-21 37-37 57-37 2 0 2 0 3 0 4 1 4 1 8 3 1 0 1 1 2 1-19 2-23 17-23 21 0 7 4 14 15 14 10 0 21-8 21-24 0-11-9-24-26-24-11 0-29 3-57 34-13 14-28 30-42 36 13-55 27-109 40-163z"><text:p/></draw:path><draw:path draw:style-name="gr3" draw:text-style-name="P6" svg:width="0.035in" svg:height="0.1512in" svg:x="0.9925in" svg:y="0in" svg:viewBox="0 0 90 385" svg:d="M90 381c0-1 0-1-6-8-49-49-61-122-61-180 0-67 14-135 62-182 5-5 5-5 5-7 0-3-1-4-4-4s-39 26-61 76c-19 42-25 85-25 117 0 29 4 76 26 120 24 47 57 72 60 72s4-1 4-4z"><text:p/></draw:path><draw:path draw:style-name="gr3" draw:text-style-name="P6" svg:width="0.0756in" svg:height="0.0685in" svg:x="1.0409in" svg:y="0.0453in" svg:viewBox="0 0 193 175" svg:d="M119 54c2-10 11-45 37-45 2 0 12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41 0 63-49 63-59 0-4-5-4-6-4-3 0-4 1-4 4-14 41-40 50-52 50-15 0-21-12-21-25 0-9 2-17 7-34 4-18 8-35 13-53z"><text:p/></draw:path><draw:path draw:style-name="gr3" draw:text-style-name="P6" svg:width="0.035in" svg:height="0.1512in" svg:x="1.1323in" svg:y="0in" svg:viewBox="0 0 90 385" svg:d="M90 193c0-30-4-76-26-120-23-48-56-73-60-73-3 0-4 2-4 4s0 2 8 9c37 38 59 99 59 180 0 65-14 133-61 181-6 6-6 6-6 7 0 2 1 4 4 4 4 0 39-26 61-76 20-41 25-84 25-116z"><text:p/></draw:path><draw:path draw:style-name="gr3" draw:text-style-name="P6" svg:width="0.0157in" svg:height="0.0157in" svg:x="1.2299in" svg:y="0.0681in" svg:viewBox="0 0 41 41" svg:d="M41 20c0-11-9-20-20-20-12 0-21 8-21 20 0 11 9 21 21 21 11 0 20-9 20-21z"><text:p/></draw:path><draw:path draw:style-name="gr3" draw:text-style-name="P6" svg:width="0.074in" svg:height="0.1063in" svg:x="1.3012in" svg:y="0.0071in" svg:viewBox="0 0 189 271" svg:d="M89 4c0-1 0-4-4-4-9 0-38 3-48 3-3 1-7 1-7 8 0 6 3 6 10 6 17 0 18 2 18 6 0 2-1 6-1 8-18 74-37 147-56 220-1 6-1 7-1 9 0 9 8 11 11 11 7 0 12-5 14-10 3-10 6-20 8-30 2-11 6-22 8-33 2-9 5-17 6-26 1-2 5-15 5-18 1-3 13-24 26-35 9-6 21-13 38-13 16 0 20 13 20 26 0 21-15 64-24 86-3 9-5 13-5 21 0 19 14 32 32 32 36 0 50-56 50-60 0-3-3-3-4-3-3 0-3 1-6 7-6 20-18 47-39 47-7 0-10-3-10-12 0-10 4-19 8-28 5-15 23-61 23-83 0-26-16-42-44-42-25 0-43 12-58 30 10-41 20-82 30-123z"><text:p/></draw:path><draw:path draw:style-name="gr3" draw:text-style-name="P6" svg:width="0.0346in" svg:height="0.1512in" svg:x="1.3957in" svg:y="0in" svg:viewBox="0 0 89 385" svg:d="M89 381c0-1 0-1-6-8-49-49-61-122-61-180 0-67 14-135 63-182 4-5 4-5 4-7 0-3-1-4-3-4-5 0-40 26-62 76-20 42-24 85-24 117 0 29 3 76 25 120 23 47 56 72 61 72 2 0 3-1 3-4z"><text:p/></draw:path><draw:path draw:style-name="gr3" draw:text-style-name="P6" svg:width="0.0756in" svg:height="0.0685in" svg:x="1.4441in" svg:y="0.0453in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40-27 41-30 4 15 18 30 41 30 40 0 62-49 62-59 0-4-3-4-5-4-3 0-3 1-4 4-14 41-40 50-52 50-16 0-21-12-21-25 0-9 2-17 7-34 4-18 8-35 13-53z"><text:p/></draw:path><draw:path draw:style-name="gr3" draw:text-style-name="P6" svg:width="0.035in" svg:height="0.1512in" svg:x="1.535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8"><text:s/>וסה"כ </text:span><text:span text:style-name="T8"><draw:g text:anchor-type="as-char" svg:y="-0.1075in" draw:z-index="122" draw:name="Shape142" draw:style-name="gr1"><svg:title>TexMaths</svg:title><svg:desc>11§display§fS_hk§svg§600§FALSE§</svg:desc><draw:path draw:style-name="gr2" draw:text-style-name="P5" svg:width="0.324in" svg:height="0.1217in" svg:x="-0.0004in" svg:y="0.0075in" svg:viewBox="0 0 824 310" svg:d="M0 0c274 0 550 0 824 0 0 103 0 207 0 310-274 0-550 0-824 0 0-103 0-207 0-310z"><text:p/></draw:path><draw:path draw:style-name="gr3" draw:text-style-name="P6" svg:width="0.0756in" svg:height="0.1374in" svg:x="0in" svg:y="0in" svg:viewBox="0 0 193 350" svg:d="M121 118c11 0 22 0 33 0 8 0 12 0 12-8 0-4-4-4-11-4-11 0-21 0-32 0 3-16 6-30 8-44 2-8 8-36 10-40 3-8 10-13 18-13 2 0 12 0 18 6-16 2-21 16-21 21 0 9 8 13 15 13 11 0 22-7 22-23 0-17-18-26-34-26-14 0-38 7-49 45-2 8-4 12-13 61-9 0-18 0-27 0-7 0-12 0-12 7 0 5 4 5 11 5 9 0 17 0 26 0-10 50-19 100-29 150-7 38-13 73-34 73-1 0-11 0-18-7 18-1 21-15 21-20 0-9-6-14-14-14-10 0-21 8-21 23 0 18 17 27 32 27 22 0 37-23 44-38 12-24 21-71 22-73 8-41 15-81 23-121z"><text:p/></draw:path><draw:path draw:style-name="gr3" draw:text-style-name="P6" svg:width="0.0898in" svg:height="0.1094in" svg:x="0.0906in" svg:y="0in" svg:viewBox="0 0 229 279" svg:d="M229 4c0-2-1-4-4-4s-3 0-7 6c-7 7-13 14-19 21-10-17-29-27-55-27-49 0-96 44-96 91 0 31 21 49 41 55 13 4 28 7 41 10 14 4 35 10 35 40 0 35-31 71-69 71-24 0-67-8-67-56 0-10 2-18 2-21 0-2 1-2 1-3 0-3-4-3-6-3s-2 0-3 1-23 89-23 90c0 2 2 4 4 4s3-1 7-5c7-7 12-14 19-22 16 22 43 27 66 27 52 0 98-51 98-99 0-25-13-38-19-44-10-8-15-11-49-19-9-3-22-6-27-7-10-3-23-14-23-35 0-31 31-64 67-64 33 0 56 16 56 59 0 12-1 20-1 22 1 1 0 4 5 4 3 0 4-1 5-8 7-29 13-56 21-84z"><text:p/></draw:path><draw:path draw:style-name="gr3" draw:text-style-name="P6" svg:width="0.0579in" svg:height="0.074in" svg:x="0.1835in" svg:y="0.0555in" svg:viewBox="0 0 148 189" svg:d="M65 9c0-1 1-3 1-5 0-1-1-4-4-4-6 0-29 2-36 3-2 0-5 0-5 7 0 3 3 3 7 3 13 0 13 2 13 5 0 1 0 3-1 5-14 51-26 101-39 153-1 3-1 3-1 4 0 5 3 9 10 9 2 0 8-1 11-6 0-3 3-11 4-17 3-9 5-16 7-24 0-3 3-14 3-18 4-11 4-11 9-19 9-14 22-29 43-29 15 0 17 13 17 20 0 15-13 46-17 57-3 8-4 10-4 14 0 13 12 22 26 22 26 0 39-36 39-39 0-5-4-5-5-5-3 0-3 2-4 6-7 21-19 31-29 31-6 0-8-4-8-8 0-7 3-10 7-22 3-9 14-38 14-53 0-3 0-15-10-23-4-3-12-7-25-7-20 0-34 10-44 22 7-27 14-55 21-82z"><text:p/></draw:path><draw:path draw:style-name="gr3" draw:text-style-name="P6" svg:width="0.0685in" svg:height="0.1063in" svg:x="0.263in" svg:y="0.002in" svg:viewBox="0 0 175 271" svg:d="M89 4c0-1 0-4-4-4-9 0-38 3-48 3-3 1-7 1-7 8 0 6 4 6 10 6 18 0 18 2 18 6 0 2-1 6-1 8-18 74-37 146-56 220-1 5-1 6-1 9 0 8 8 11 11 11 6 0 11-4 13-8s20-75 22-85c13 1 44 8 44 33 0 2 0 5-1 8 0 4-1 9-1 13 0 23 16 39 35 39 12 0 22-7 31-21 10-17 15-38 15-39 0-3-4-3-6-3-3 0-3 1-4 7-8 27-18 47-35 47-7 0-12-5-12-18 0-6 1-15 4-22 1-6 1-7 1-12 0-24-24-35-58-38 13-8 25-20 34-29 18-21 36-37 55-37 3 0 3 0 4 0 4 1 4 1 8 3 1 0 0 0 1 1-18 2-22 17-22 21 0 7 4 14 15 14 10 0 21-9 21-24 0-11-9-24-26-24-11 0-29 3-56 34-14 14-29 30-43 36 13-55 26-109 39-163z"><text:p/></draw:path></draw:g></text:span><text:span text:style-name="T8"><text:s/>כדרוש. </text:span></text:p>
        </text:list-item>
      </text:list>
      <text:p text:style-name="P9"><draw:g text:anchor-type="as-char" svg:y="-0.1134in" draw:z-index="121" draw:name="Shape143" draw:style-name="gr1"><svg:title>TexMaths</svg:title><svg:desc>11§display§\QED§svg§600§FALSE§</svg:desc><draw:path draw:style-name="gr2" draw:text-style-name="P5" svg:width="0.6894in" svg:height="0.0972in" svg:x="-0.0004in" svg:y="0.0071in" svg:viewBox="0 0 1752 248" svg:d="M0 0c584 0 1168 0 1752 0 0 83 0 165 0 248-584 0-1168 0-1752 0 0-83 0-165 0-248z"><text:p/></draw:path><draw:path draw:style-name="gr3" draw:text-style-name="P6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6" svg:width="0.0157in" svg:height="0.0157in" svg:x="0.1441in" svg:y="0.0925in" svg:viewBox="0 0 41 41" svg:d="M41 21c0-12-10-21-21-21-12 0-20 9-20 21 0 11 8 20 20 20 11 0 21-9 21-20z"><text:p/></draw:path><draw:path draw:style-name="gr3" draw:text-style-name="P6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6" svg:width="0.0157in" svg:height="0.0157in" svg:x="0.3in" svg:y="0.0925in" svg:viewBox="0 0 41 41" svg:d="M41 21c0-12-9-21-20-21-12 0-21 9-21 21 0 11 9 20 21 20 11 0 20-9 20-20z"><text:p/></draw:path><draw:path draw:style-name="gr3" draw:text-style-name="P6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36in" svg:y="0.0925in" svg:viewBox="0 0 42 41" svg:d="M42 21c0-12-10-21-21-21s-21 9-21 21c0 11 10 20 21 20s21-9 21-20z"><text:p/></draw:path><draw:path draw:style-name="gr3" draw:text-style-name="P6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p>
      <text:h text:style-name="P35" text:outline-level="3">סעיף (ב)</text:h>
      <text:p text:style-name="P41">טענה: <text:span text:style-name="T8"><draw:g text:anchor-type="as-char" svg:y="-0.1134in" draw:z-index="8" draw:name="Shape144" draw:style-name="gr1"><svg:title>TexMaths</svg:title><svg:desc>11§display§S_h = id_{\R \to \R} \iff \forall x \in \R. h(x) \neq 0§svg§600§FALSE§</svg:desc><draw:path draw:style-name="gr2" draw:text-style-name="P5" svg:width="2.2969in" svg:height="0.1354in" svg:x="-0.0004in" svg:y="0.0071in" svg:viewBox="0 0 5835 345" svg:d="M0 0c1945 0 3890 0 5835 0 0 115 0 230 0 345-1945 0-3890 0-5835 0 0-115 0-230 0-345z"><text:p/></draw:path><draw:path draw:style-name="gr3" draw:text-style-name="P6" svg:width="0.0902in" svg:height="0.1094in" svg:x="-0.0004in" svg:y="0.0071in" svg:viewBox="0 0 230 279" svg:d="M230 3c0-1-1-3-4-3s-3 0-8 6c-6 7-12 14-18 22-11-19-31-28-56-28-48 0-94 44-94 90 0 32 19 50 39 55 14 4 28 7 42 11s35 9 35 40c0 34-32 70-69 70-25 0-68-7-68-56 0-9 2-17 2-20 1-1 1-1 1-2 0-4-2-4-4-4-3 0-4-1-5 1-1 1-23 89-23 90 0 2 2 4 4 4 3 0 3 0 7-6 7-7 13-14 20-22 16 22 43 28 65 28 53 0 98-51 98-98 0-27-14-40-19-46-9-8-14-9-50-18-7-2-22-7-25-8-11-3-24-14-24-34 0-32 32-64 68-64 32 0 56 17 56 59 0 13-2 19-2 21 0 1 0 5 4 5 5 0 5-1 7-8 7-29 14-56 21-85z"><text:p/></draw:path><draw:path draw:style-name="gr3" draw:text-style-name="P6" svg:width="0.0575in" svg:height="0.074in" svg:x="0.0933in" svg:y="0.063in" svg:viewBox="0 0 147 189" svg:d="M64 8c1 0 1-4 1-5s-1-3-4-3c-5 0-28 2-35 2-2 1-5 1-5 7 0 3 3 3 7 3 13 0 13 2 13 5 0 2-1 3-1 6-14 51-26 101-39 152-1 6-1 6-1 7 0 3 3 7 9 7 3 0 9-1 11-6 1-1 3-11 5-17 3-9 4-16 6-24 1-4 3-14 4-19 4-10 4-10 9-18 8-14 22-29 43-29 15 0 15 12 15 19 0 16-11 46-15 57-3 8-4 10-4 14 0 15 12 23 26 23 26 0 38-36 38-40s-3-4-4-4c-3 0-4 1-5 5-6 22-18 33-29 33-6 0-7-5-7-10 0-7 1-10 7-22 3-8 14-36 14-52 0-4 0-15-10-23-4-4-13-8-25-8-20 0-34 11-44 22 7-27 13-55 20-82z"><text:p/></draw:path><draw:path draw:style-name="gr3" draw:text-style-name="P6" svg:width="0.1004in" svg:height="0.035in" svg:x="0.215in" svg:y="0.0571in" svg:viewBox="0 0 256 90" svg:d="M244 15c6 0 12 0 12-7 0-8-6-8-12-8-77 0-155 0-232 0-5 0-12 0-12 8 0 7 7 7 13 7 77 0 154 0 231 0zM244 90c6 0 12 0 12-7 0-8-6-8-12-8-77 0-154 0-231 0-6 0-13 0-13 8 0 7 7 7 12 7 77 0 155 0 232 0z"><text:p/></draw:path><draw:path draw:style-name="gr3" draw:text-style-name="P6" svg:width="0.0398in" svg:height="0.1012in" svg:x="0.3713in" svg:y="0.0134in" svg:viewBox="0 0 102 258" svg:d="M99 14c0-7-5-14-14-14-11 0-21 10-21 21 0 7 5 13 14 13s21-9 21-20zM69 159c5-11 5-13 9-22 3-8 5-14 5-21 0-17-13-31-31-31-37 0-52 56-52 59 0 4 3 2 4 4 5 0 5-2 7-7 11-36 26-49 40-49 2 0 8 0 8 14 0 7-2 15-4 20-2 9-20 55-26 70-4 10-9 22-9 31 0 17 13 31 32 31 36 0 50-55 50-60 0-3-3-3-4-3-4 0-4 1-7 6-6 25-18 49-38 49-7 0-10-4-10-13 0-10 2-16 11-39 5-13 10-26 15-39z"><text:p/></draw:path><draw:path draw:style-name="gr3" draw:text-style-name="P6" svg:width="0.072in" svg:height="0.1059in" svg:x="0.4256in" svg:y="0.0071in" svg:viewBox="0 0 184 270" svg:d="M184 3c-1-1 0-3-5-3s-43 3-49 3c-3 1-6 4-6 8s4 4 10 4c19 0 19 4 19 7 0 2-1 6-1 8-8 31-16 60-23 91-7-14-18-24-35-24-46 0-94 56-94 111 0 36 21 62 52 62 7 0 26-1 50-29 3 17 17 29 36 29 13 0 22-9 28-21 6-14 11-38 11-39 0-3-3-3-4-3-5 0-5 1-6 7-6 25-13 48-29 48-10 0-11-10-11-18 0-9 0-12 2-18 18-74 36-149 55-223zM103 220c-1 7-1 8-7 15-17 20-33 27-43 27-20 0-25-22-25-36 0-20 12-66 20-84 13-23 30-37 46-37 25 0 30 32 30 34s-1 4-1 6c-6 26-13 50-20 75z"><text:p/></draw:path><draw:path draw:style-name="gr3" draw:text-style-name="P6" svg:width="0.0728in" svg:height="0.0724in" svg:x="0.5004in" svg:y="0.0634in" svg:viewBox="0 0 186 185" svg:d="M68 100c4 0 7 0 10 0 13 21 28 42 41 63 2 4 9 14 12 19 1 3 2 3 9 3 12 0 25 0 37 0 5 0 9 0 9-4 0-3-2-5-4-6-10-2-24-20-30-29-2-2-16-19-33-49 24-5 47-14 47-46 0-38-39-51-72-51-29 0-57 0-85 0-5 0-9 0-9 6 0 4 6 4 8 4 15 0 16 1 16 15 0 44 0 90 0 135 0 14-1 15-16 15-2 0-8 0-8 6 0 4 4 4 9 4 25 0 49 0 75 0 4 0 8 0 8-4 0-6-4-6-7-6-16 0-17-2-17-15 0-20 0-40 0-60zM120 87c8-10 9-24 9-36 0-14-2-28-10-39 11 3 37 11 37 39 0 17-7 30-36 36zM68 24c0-5 0-14 17-14 23 0 34 9 34 41 0 35-8 39-51 39 0-22 0-44 0-66zM31 175c2-4 2-12 2-14 0-46 0-92 0-137 0-2 0-10-2-14 10 0 21 0 31 0-4 4-4 10-4 13 0 45 0 92 0 138 0 2 0 10 3 14-10 0-20 0-30 0zM89 100c2 0 3 0 5 0 4 0 11-1 14-1 4 6 34 54 56 76-9 0-18 0-26 0-17-25-32-51-49-75z"><text:p/></draw:path><draw:path draw:style-name="gr3" draw:text-style-name="P6" svg:width="0.1043in" svg:height="0.0555in" svg:x="0.5839in" svg:y="0.0807in" svg:viewBox="0 0 266 142" svg:d="M228 78c-34 24-39 60-39 61 0 3 2 3 7 3 4 0 5 0 6-4 2-7 6-25 20-39 16-16 30-21 41-24 2-1 3-2 3-3 0-4-2-4-5-5-40-12-53-39-59-64-1-3-3-3-6-3-5 0-7 0-7 4 6 13 2 19 16 38 6 9 14 16 23 23-73 0-145 0-218 0-4 0-10 0-10 7 0 6 6 6 10 6 73 0 145 0 218 0z"><text:p/></draw:path><draw:path draw:style-name="gr3" draw:text-style-name="P6" svg:width="0.0728in" svg:height="0.0724in" svg:x="0.6988in" svg:y="0.0634in" svg:viewBox="0 0 186 185" svg:d="M68 100c4 0 6 0 9 0 13 21 28 42 41 63 3 4 10 14 12 19 2 3 3 3 10 3 12 0 24 0 36 0 6 0 10 0 10-4 0-3-2-5-4-6-10-2-24-20-30-29-2-2-16-19-34-49 24-5 47-14 47-46 0-38-40-51-71-51-29 0-57 0-85 0-5 0-9 0-9 6 0 4 4 4 7 4 15 0 17 1 17 15 0 44 0 90 0 135 0 14-2 15-17 15-3 0-7 0-7 6 0 4 4 4 9 4 24 0 49 0 74 0 5 0 9 0 9-4 0-6-5-6-7-6-16 0-17-2-17-15 0-20 0-40 0-60zM120 87c8-10 9-24 9-36 0-14-2-28-11-39 11 3 38 11 38 39 0 17-9 30-36 36zM68 24c0-5 0-14 17-14 23 0 34 9 34 41 0 35-9 39-51 39 0-22 0-44 0-66zM31 175c2-4 2-12 2-14 0-46 0-92 0-137 0-2 0-10-2-14 10 0 21 0 31 0-4 4-4 10-4 13 0 45 0 92 0 138 0 2 0 10 3 14-10 0-20 0-30 0zM89 100c1 0 2 0 5 0 4 0 9-1 14-1 4 6 33 54 56 76-9 0-18 0-26 0-17-25-32-51-49-75z"><text:p/></draw:path><draw:path draw:style-name="gr3" draw:text-style-name="P6" svg:width="0.1346in" svg:height="0.0823in" svg:x="0.8744in" svg:y="0.0335in" svg:viewBox="0 0 343 210" svg:d="M330 151c6 0 13 0 13-8s-7-8-14-8c-81 0-164 0-245 0-17-14-37-24-49-29 13-7 33-17 49-30 81 0 164 0 245 0 7 0 14 0 14-8 0-7-7-7-13-7-76 0-153 0-229 0 19-18 39-52 39-57 0-4-6-4-8-4-3 0-5 0-7 3-8 15-19 34-44 58-27 23-52 33-72 39-7 2-8 2-9 3 0 0 0 2 0 3s0 1 0 2c0 0 1 0 1 1 1 0 1 0 9 3 52 16 90 50 112 91 5 7 5 7 10 7 2 0 8 0 8-4 0-5-20-38-39-55 76 0 153 0 229 0z"><text:p/></draw:path><draw:path draw:style-name="gr3" draw:text-style-name="P6" svg:width="0.1346in" svg:height="0.0823in" svg:x="1.0012in" svg:y="0.0335in" svg:viewBox="0 0 343 210" svg:d="M260 76c16 14 36 24 48 30-13 6-33 16-48 29-82 0-164 0-246 0-6 0-14 0-14 8s8 8 14 8c76 0 152 0 228 0-19 17-38 50-38 55 0 4 5 4 7 4 4 0 6 0 7-3 9-14 20-33 44-56 27-23 53-34 74-40 6-2 6-2 7-3 0-1 0-1 0-2s0-1 0-3c0-1-1-1-1-1-1 0-1-1-9-3-51-15-90-49-112-91-4-8-4-8-10-8-2 0-7 0-7 4 0 5 19 39 38 57-76 0-152 0-228 0-6 0-14 0-14 7 0 8 8 8 14 8 82 0 164 0 246 0z"><text:p/></draw:path><draw:path draw:style-name="gr3" draw:text-style-name="P6" svg:width="0.0846in" svg:height="0.1075in" svg:x="1.2287in" svg:y="0.0071in" svg:viewBox="0 0 216 274" svg:d="M213 14c3-4 3-5 3-6 0-5-4-8-8-8-6 0-8 4-9 9-11 28-21 56-32 85-39 0-78 0-117 0-11-29-21-57-32-85-3-6-5-9-9-9-5 0-9 3-9 8 1 2 0 1 3 6 32 84 64 168 96 251 2 6 4 9 9 9s6-4 9-8c32-83 65-168 96-252zM55 109c35 0 70 0 106 0-18 45-36 90-53 135-18-45-35-90-53-135z"><text:p/></draw:path><draw:path draw:style-name="gr3" draw:text-style-name="P6" svg:width="0.0756in" svg:height="0.0681in" svg:x="1.3181in" svg:y="0.0453in" svg:viewBox="0 0 193 174" svg:d="M118 54c2-10 11-46 38-46 2 0 11 0 19 5-10 2-18 12-18 21 0 7 4 13 15 13 8 0 21-6 21-22 0-19-24-25-37-25-22 0-35 20-40 29-9-26-30-29-42-29-40 0-62 50-62 59 0 4 3 4 5 4 3 0 4-1 5-5 13-40 39-50 52-50 6 0 21 4 21 26 0 12-7 38-21 92-7 24-20 40-38 40-2 0-11 0-18-5 8-2 17-10 17-21 0-10-9-13-14-13-11 0-21 10-21 22 0 17 19 25 36 25 26 0 40-26 41-29 4 15 19 29 42 29 39 0 61-50 61-59 0-4-3-4-4-4-3 0-4 1-5 5-13 40-39 50-52 50-14 0-21-13-21-25 0-9 2-18 7-34 4-18 8-35 13-53z"><text:p/></draw:path><draw:path draw:style-name="gr3" draw:text-style-name="P6" svg:width="0.076in" svg:height="0.087in" svg:x="1.4555in" svg:y="0.0307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6" svg:width="0.1039in" svg:height="0.1031in" svg:x="1.5894in" svg:y="0.0098in" svg:viewBox="0 0 265 263" svg:d="M97 143c4 0 10 0 14 0 19 30 39 58 57 88 5 6 14 21 18 27 3 5 4 5 13 5 18 0 35 0 53 0 8 0 13 0 13-8 0-3-2-5-5-6-15-3-34-29-43-41-2-3-22-27-49-69 36-7 69-21 69-67 0-53-58-72-103-72-40 0-80 0-121 0-7 0-13 0-13 7 0 6 7 6 10 6 22 0 24 2 24 22 0 64 0 128 0 192 0 20-2 22-24 22-3 0-10 0-10 6 0 8 6 8 13 8 35 0 71 0 106 0 6 0 12 0 12-8 0-6-7-6-10-6-22 0-24-3-24-22 0-28 0-56 0-84zM172 123c11-13 12-34 12-50 0-19-2-40-16-55 17 3 55 15 55 54 0 25-12 45-51 51zM97 34c0-8 0-21 24-21 33 0 50 13 50 60 0 49-13 56-74 56 0-32 0-64 0-95zM44 249c3-7 3-18 3-21 0-64 0-129 0-194 0-3 0-14-3-21 14 0 30 0 44 0-4 7-4 15-4 20 0 65 0 130 0 195 0 3 0 14 3 21-14 0-29 0-43 0zM127 143c3-1 4-1 7-1 6 0 15-1 20-2 6 10 47 77 80 109-13 0-25 0-38 0-23-35-46-71-69-106z"><text:p/></draw:path><draw:path draw:style-name="gr3" draw:text-style-name="P6" svg:width="0.0157in" svg:height="0.0161in" svg:x="1.7094in" svg:y="0.0972in" svg:viewBox="0 0 41 42" svg:d="M41 21c0-11-9-21-20-21-12 0-21 10-21 21s9 21 21 21c11 0 20-10 20-21z"><text:p/></draw:path><draw:path draw:style-name="gr3" draw:text-style-name="P6" svg:width="0.074in" svg:height="0.1059in" svg:x="1.7472in" svg:y="0.0071in" svg:viewBox="0 0 189 270" svg:d="M89 3c-1-1 0-3-4-3-9 0-38 2-48 3-3 0-7 1-7 8 0 4 3 4 9 4 18 0 19 4 19 7 0 2-1 6-1 8-18 73-37 147-56 221-1 6-1 6-1 9 0 9 8 10 11 10 6 0 12-5 14-10 3-9 6-19 8-29 2-11 6-23 8-35 2-8 4-15 6-24 1-2 5-16 5-18 1-3 13-25 26-35 9-7 21-14 38-14 16 0 20 13 20 27 0 21-15 62-24 85-3 9-5 14-5 22 0 18 14 31 32 31 36 0 50-56 50-60 0-3-3-3-4-3-5 0-5 1-6 7-6 21-18 48-39 48-7 0-10-4-10-13 0-10 4-19 8-28 5-16 23-60 23-83 0-25-16-41-44-41-25 0-43 12-58 30 10-42 20-83 30-124z"><text:p/></draw:path><draw:path draw:style-name="gr3" draw:text-style-name="P6" svg:width="0.0346in" svg:height="0.1508in" svg:x="1.8417in" svg:y="0in" svg:viewBox="0 0 89 384" svg:d="M89 380c0-1 0-1-6-8-49-48-61-121-61-179 0-67 14-135 63-183 4-4 4-4 4-7 0-2-1-3-3-3-5 0-40 26-62 75-20 43-24 86-24 118 0 28 3 76 25 119 23 47 56 72 61 72 2 0 3-1 3-4z"><text:p/></draw:path><draw:path draw:style-name="gr3" draw:text-style-name="P6" svg:width="0.0756in" svg:height="0.0681in" svg:x="1.8902in" svg:y="0.0453in" svg:viewBox="0 0 193 174" svg:d="M118 54c2-10 11-46 38-46 1 0 11 0 19 5-11 2-19 12-19 21 0 7 5 13 16 13 7 0 21-6 21-22 0-19-24-25-37-25-22 0-36 20-40 29-10-26-31-29-42-29-40 0-62 50-62 59 0 4 3 4 5 4 3 0 4-1 4-5 13-40 38-50 52-50 7 0 21 4 21 26 0 12-7 38-21 92-6 24-20 40-37 40-2 0-11 0-19-5 9-2 18-10 18-21 0-10-9-13-14-13-12 0-21 10-21 22 0 17 19 25 36 25 26 0 39-26 41-29 4 15 18 29 41 29 40 0 62-50 62-59 0-4-3-4-5-4-3 0-3 1-4 5-14 40-40 50-52 50-16 0-21-13-21-25 0-9 2-18 7-34 4-18 8-35 13-53z"><text:p/></draw:path><draw:path draw:style-name="gr3" draw:text-style-name="P6" svg:width="0.035in" svg:height="0.1508in" svg:x="1.9811in" svg:y="0in" svg:viewBox="0 0 90 384" svg:d="M90 193c0-30-4-77-25-120-23-48-57-73-61-73-2 0-4 1-4 3 0 3 0 3 8 10 37 38 59 99 59 180 0 65-14 132-61 181-6 5-6 5-6 6 0 3 2 4 4 4 4 0 39-26 62-75 20-43 24-85 24-116z"><text:p/></draw:path><draw:path draw:style-name="gr3" draw:text-style-name="P6" svg:width="0.076in" svg:height="0.1406in" svg:x="2.0949in" svg:y="0.0043in" svg:viewBox="0 0 194 358" svg:d="M190 15c4-5 4-6 4-7 0-4-3-8-8-8-6 0-7 2-9 8-58 111-115 223-174 334-3 6-3 7-3 8 0 3 3 8 8 8s6-2 9-8c58-111 115-223 173-335z"><text:p/></draw:path><draw:path draw:style-name="gr3" draw:text-style-name="P6" svg:width="0.1008in" svg:height="0.035in" svg:x="2.0827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38in" svg:height="0.1035in" svg:x="2.2406in" svg:y="0.0126in" svg:viewBox="0 0 163 264" svg:d="M163 133c0-30-2-61-16-89-17-37-49-44-66-44-23 0-51 10-67 46-12 27-14 57-14 87s1 63 18 93c16 31 45 38 63 38 21 0 51-7 68-44 12-27 14-56 14-87zM81 257c-15 0-38-10-45-48-4-22-4-57-4-80 0-24 0-50 3-71 8-46 37-49 46-49 13 0 39 6 46 45 4 22 4 51 4 75 0 30 0 55-4 79-6 36-28 49-46 49z"><text:p/></draw:path></draw:g></text:span><text:span text:style-name="T8">. נוכיח את שתי הגרירות. </text:span></text:p>
      <text:list text:style-name="L7">
        <text:list-item>
          <text:p text:style-name="P42">נניח <text:span text:style-name="T8"><draw:g text:anchor-type="as-char" svg:y="-0.1075in" draw:z-index="119" draw:name="Shape145" draw:style-name="gr1"><svg:title>TexMaths</svg:title><svg:desc>11§display§S_h = id_{\R \to \R}§svg§600§FALSE§</svg:desc><draw:path draw:style-name="gr2" draw:text-style-name="P5" svg:width="0.763in" svg:height="0.1146in" svg:x="-0.0004in" svg:y="0.0075in" svg:viewBox="0 0 1939 292" svg:d="M0 0c647 0 1293 0 1939 0 0 98 0 195 0 292-646 0-1292 0-1939 0 0-97 0-194 0-292z"><text:p/></draw:path><draw:path draw:style-name="gr3" draw:text-style-name="P6" svg:width="0.0902in" svg:height="0.1094in" svg:x="-0.0004in" svg:y="0in" svg:viewBox="0 0 230 279" svg:d="M230 4c0-2-1-4-4-4s-3 0-8 5c-6 8-12 15-18 22-11-17-31-27-56-27-48 0-94 44-94 91 0 31 19 49 39 55 14 4 28 7 42 10 14 5 35 10 35 41 0 34-32 70-69 70-25 0-68-9-68-56 0-10 2-19 2-21 1-1 1-2 1-3 0-3-2-3-4-3-3 0-4 0-5 1s-23 89-23 90c0 3 2 4 4 4 3 0 3 0 7-5 7-7 13-15 20-22 16 22 43 27 65 27 53 0 98-51 98-99 0-25-14-38-19-44-9-8-14-11-50-19-7-3-22-6-25-7-11-3-24-14-24-35 0-31 32-64 68-64 32 0 56 16 56 59 0 12-2 20-2 22 1 1 0 4 4 4 5 0 5-1 7-8 7-29 14-56 21-84z"><text:p/></draw:path><draw:path draw:style-name="gr3" draw:text-style-name="P6" svg:width="0.0575in" svg:height="0.074in" svg:x="0.0933in" svg:y="0.0555in" svg:viewBox="0 0 147 189" svg:d="M64 9c1-1 1-4 1-5s-1-4-4-4c-6 0-28 2-35 3-2 0-5 0-5 7 0 3 3 3 7 3 13 0 13 2 13 5 0 1-1 3-1 5-14 51-26 101-39 152-1 4-1 4-1 5 0 5 3 9 9 9 3 0 9-1 11-6 1-3 3-11 4-17 2-8 5-15 7-23 1-4 3-14 4-19 2-10 2-11 8-20 9-13 23-28 44-28 15 0 15 13 15 20 0 15-11 46-15 57-3 8-4 10-4 13 0 14 12 23 25 23 27 0 39-36 39-39 0-4-3-4-4-4-4 0-4 1-5 5-6 19-18 30-29 30-6 0-7-3-7-8 0-7 1-9 7-21 3-9 14-38 14-52 0-4 0-16-10-24-5-3-13-7-25-7-20 0-34 10-44 22 7-27 13-55 20-82z"><text:p/></draw:path><draw:path draw:style-name="gr3" draw:text-style-name="P6" svg:width="0.1004in" svg:height="0.035in" svg:x="0.215in" svg:y="0.052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6" svg:width="0.0398in" svg:height="0.1012in" svg:x="0.3713in" svg:y="0.0075in" svg:viewBox="0 0 102 258" svg:d="M98 14c0-7-4-14-14-14s-20 11-20 21c0 8 4 14 14 14 9 0 20-9 20-21zM69 159c5-11 5-12 9-22 2-7 5-13 5-20 0-18-13-32-32-32-37 0-51 56-51 59 0 4 3 4 4 4 5 0 5-1 7-7 10-37 25-48 39-48 3 0 9 0 9 13 0 8-2 16-4 19-3 11-20 54-26 71-5 10-9 23-9 30 0 19 13 32 32 32 36 0 50-56 50-59s-4-3-5-3c-3 0-3 1-6 6-6 24-19 48-39 48-7 0-9-4-9-13s2-15 11-38c5-13 10-26 15-40z"><text:p/></draw:path><draw:path draw:style-name="gr3" draw:text-style-name="P6" svg:width="0.072in" svg:height="0.1059in" svg:x="0.4248in" svg:y="0.002in" svg:viewBox="0 0 184 270" svg:d="M184 4c0-1 0-4-6-4-5 0-42 3-48 4-3 0-6 3-6 7 0 5 4 5 9 5 19 0 20 3 20 7 0 2-1 6-1 8-8 29-16 60-23 91-8-14-19-25-37-25-45 0-92 57-92 112 0 36 21 61 51 61 8 0 27-1 50-28 4 15 17 28 35 28 14 0 22-8 29-20 7-15 12-38 12-39 0-3-4-3-5-3-4 0-4 1-5 6-6 26-14 48-29 48-11 0-13-10-13-18 0-9 2-12 3-19 18-73 37-147 56-221zM103 220c-2 8-2 8-7 14-18 22-33 28-44 28-19 0-24-21-24-37 0-18 12-64 20-82 13-23 30-37 46-37 25 0 30 31 30 34 0 2-1 4-2 6-6 24-12 50-19 74z"><text:p/></draw:path><draw:path draw:style-name="gr3" draw:text-style-name="P6" svg:width="0.0728in" svg:height="0.072in" svg:x="0.4996in" svg:y="0.0575in" svg:viewBox="0 0 186 184" svg:d="M68 100c4 0 7 0 10 0 13 21 28 42 41 63 3 3 10 13 12 17s3 4 9 4c12 0 25 0 37 0 6 0 9 0 9-6 0-2-1-3-3-4-10-2-23-19-30-28-2-2-15-20-34-49 24-5 47-15 47-46 0-39-39-51-71-51-29 0-56 0-85 0-6 0-10 0-10 4 0 5 6 5 8 5 15 0 16 2 16 15 0 45 0 90 0 135 0 13-1 15-16 15-2 0-8 0-8 4 0 6 4 6 10 6 24 0 49 0 74 0 5 0 8 0 8-6 0-4-4-4-7-4-16 0-17-2-17-15 0-19 0-39 0-59zM121 87c8-10 9-24 9-36 0-14-2-28-11-39 11 2 38 11 38 39 0 17-8 30-36 36zM68 24c0-6 0-15 18-15 23 0 34 10 34 42 0 34-9 39-52 39 0-22 0-44 0-66zM32 174c2-5 2-11 2-13 0-47 0-92 0-137 0-3 0-10-2-15 10 0 21 0 31 0-4 4-4 10-4 14 0 45 0 91 0 138 0 2 0 8 3 13-10 0-20 0-30 0zM89 100c2-1 3-1 6-1 4 0 10 0 14-1 4 6 33 55 55 76-9 0-17 0-25 0-17-24-33-50-50-74z"><text:p/></draw:path><draw:path draw:style-name="gr3" draw:text-style-name="P6" svg:width="0.1043in" svg:height="0.0555in" svg:x="0.5831in" svg:y="0.0756in" svg:viewBox="0 0 266 142" svg:d="M228 77c-34 25-26 40-39 60 0 5 4 5 7 5 4 0 5 0 6-5 3-6 7-24 21-39 16-16 29-20 41-23 1-1 2-2 2-5 0-2-1-3-5-3-39-13-53-41-59-64-1-3-3-3-6-3-5 0-7 0-7 3 0 1 4 19 17 38 5 10 13 16 22 23-73 0-144 0-217 0-4 0-11 0-11 6 0 7 7 7 11 7 73 0 144 0 217 0z"><text:p/></draw:path><draw:path draw:style-name="gr3" draw:text-style-name="P6" svg:width="0.0728in" svg:height="0.072in" svg:x="0.698in" svg:y="0.0575in" svg:viewBox="0 0 186 184" svg:d="M68 100c4 0 7 0 10 0 13 21 28 42 41 63 2 3 9 13 12 17 2 4 2 4 9 4 12 0 25 0 37 0 5 0 9 0 9-6 0-2-1-3-4-4-10-2-24-19-30-28-1-2-16-20-33-49 24-5 47-15 47-46 0-39-39-51-71-51-29 0-58 0-86 0-5 0-9 0-9 4 0 5 6 5 8 5 15 0 16 2 16 15 0 45 0 90 0 135 0 13-1 15-16 15-2 0-8 0-8 4 0 6 4 6 9 6 25 0 49 0 75 0 4 0 8 0 8-6 0-4-4-4-7-4-16 0-17-2-17-15 0-19 0-39 0-59zM120 87c8-10 9-24 9-36 0-14-1-28-10-39 11 2 37 11 37 39 0 17-7 30-36 36zM68 24c0-6 0-15 17-15 23 0 35 10 35 42 0 34-9 39-52 39 0-22 0-44 0-66zM32 174c2-5 2-11 2-13 0-47 0-92 0-137 0-3 0-10-2-15 10 0 21 0 31 0-5 4-5 10-5 14 0 45 0 91 0 138 0 2 0 8 3 13-10 0-19 0-29 0zM89 100c2-1 3-1 6-1s10 0 13-1c4 6 34 55 56 76-9 0-18 0-26 0-17-24-32-50-49-74z"><text:p/></draw:path></draw:g></text:span><text:span text:style-name="T8">. נניח בשלילה שקיי</text:span><text:span text:style-name="T35">ם </text:span><text:span text:style-name="T35"><draw:g text:anchor-type="as-char" svg:y="-0.1043in" draw:z-index="7" draw:name="Shape146" draw:style-name="gr1"><svg:title>TexMaths</svg:title><svg:desc>11§display§x_1 \in \R§svg§600§FALSE§</svg:desc><draw:path draw:style-name="gr2" draw:text-style-name="P5" svg:width="0.4323in" svg:height="0.111in" svg:x="0.0035in" svg:y="0.0071in" svg:viewBox="0 0 1099 283" svg:d="M550 283c-184 0-366 0-550 0 0-94 0-188 0-283 366 0 732 0 1099 0 0 95 0 189 0 283-183 0-367 0-549 0z"><text:p/></draw:path><draw:path draw:style-name="gr3" draw:text-style-name="P6" svg:width="0.0752in" svg:height="0.0685in" svg:x="0in" svg:y="0.0362in" svg:viewBox="0 0 192 175" svg:d="M119 54c2-10 11-45 37-45 2 0 11 0 20 5-11 1-19 11-19 21 0 6 5 14 15 14 8 0 20-8 20-24 0-19-22-25-35-25-23 0-36 21-40 30-10-26-31-30-42-30-41 0-63 51-63 60 0 4 4 4 6 4s3-1 4-4c13-41 38-51 52-51 7 0 21 3 21 26 0 11-7 38-21 92-6 24-20 39-37 39-2 0-11 0-19-4 9-2 18-10 18-21s-9-13-14-13c-12 0-22 10-22 22 0 18 20 25 36 25 27 0 40-26 41-29 5 14 19 29 42 29 39 0 61-49 61-59 0-4-3-4-4-4-3 0-4 2-4 4-14 42-40 50-52 50-16 0-21-12-21-25 0-8 2-16 7-34 4-18 8-35 13-53z"><text:p/></draw:path><draw:path draw:style-name="gr3" draw:text-style-name="P6" svg:width="0.0382in" svg:height="0.0705in" svg:x="0.0945in" svg:y="0.0567in" svg:viewBox="0 0 98 180" svg:d="M60 8c0-8 0-8-7-8-18 17-42 18-53 18 0 3 0 5 0 8 7 0 24 0 38-6 0 46 0 91 0 138 0 8 0 12-26 12-3 0-8 0-11 0 0 3 0 6 0 10 6 0 39-1 48-1s43 1 49 1c0-4 0-7 0-10-3 0-7 0-10 0-28 0-28-4-28-12 0-50 0-101 0-150z"><text:p/></draw:path><draw:path draw:style-name="gr3" draw:text-style-name="P6" svg:width="0.076in" svg:height="0.0878in" svg:x="0.2055in" svg:y="0.0217in" svg:viewBox="0 0 194 224" svg:d="M180 120c7 0 14 0 14-8 0-7-7-7-14-7-55 0-109 0-164 0 5-52 49-90 104-90 20 0 41 0 60 0 7 0 14 0 14-7 0-8-7-8-14-8-21 0-40 0-61 0-66 0-119 51-119 112 0 62 53 112 119 112 21 0 40 0 61 0 7 0 14 0 14-8s-7-8-14-8c-19 0-40 0-60 0-55 0-99-36-104-88 55 0 109 0 164 0z"><text:p/></draw:path><draw:path draw:style-name="gr3" draw:text-style-name="P6" svg:width="0.1043in" svg:height="0.1039in" svg:x="0.339in" svg:y="0in" svg:viewBox="0 0 266 265" svg:d="M98 143c4 0 10 0 14 0 19 30 39 61 57 91 5 5 14 21 18 26 3 5 4 5 13 5 18 0 35 0 53 0 8 0 13 0 13-7 0-3-2-6-5-7-15-3-34-28-43-40-4-5-22-30-49-72 36-6 69-21 69-66 0-54-58-73-103-73-40 0-81 0-122 0-6 0-13 0-13 7 0 6 8 6 11 6 22 0 24 4 24 22 0 65 0 129 0 194 0 20-2 22-24 22-3 0-11 0-11 7s7 7 13 7c35 0 72 0 107 0 6 0 12 0 12-7s-7-7-11-7c-22 0-23-3-23-22 0-28 0-57 0-86zM173 125c11-15 12-36 12-52 0-19-2-39-16-55 17 3 54 15 54 55 0 25-11 44-50 52zM98 34c0-8 0-21 24-21 33 0 48 15 48 60 0 49-12 57-72 57 0-32 0-64 0-96zM45 251c3-6 3-17 3-21 0-65 0-130 0-195 0-4 0-14-3-22 14 0 30 0 44 0-4 7-4 15-4 20 0 66 0 131 0 197 0 4 0 15 3 21-14 0-29 0-43 0zM128 143c2 0 4 0 7 0 6 0 15-1 20-2 6 10 47 78 79 110-12 0-25 0-37 0-23-36-46-71-69-108z"><text:p/></draw:path></draw:g></text:span><text:span text:style-name="T8"><text:s/>כך ש־</text:span><text:span text:style-name="T8"><draw:g text:anchor-type="as-char" svg:y="-0.1134in" draw:z-index="6" draw:name="Shape147" draw:style-name="gr1"><svg:title>TexMaths</svg:title><svg:desc>11§display§h(x_1) = 0§svg§600§FALSE§</svg:desc><draw:path draw:style-name="gr2" draw:text-style-name="P5" svg:width="0.6177in" svg:height="0.1358in" svg:x="0.0004in" svg:y="0.0071in" svg:viewBox="0 0 1570 346" svg:d="M785 346c-261 0-523 0-785 0 0-116 0-230 0-346 524 0 1046 0 1570 0 0 116 0 230 0 346-262 0-524 0-785 0z"><text:p/></draw:path><draw:path draw:style-name="gr3" draw:text-style-name="P6" svg:width="0.074in" svg:height="0.1063in" svg:x="0.0012in" svg:y="0.0071in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3 32 32 32 36 0 50-56 50-60 0-3-3-3-4-3-5 0-5 1-7 7-5 20-17 47-38 47-7 0-10-3-10-12 0-10 3-19 8-28 5-15 23-61 23-83 0-26-16-42-44-42-26 0-43 12-58 30 10-41 20-82 30-123z"><text:p/></draw:path><draw:path draw:style-name="gr3" draw:text-style-name="P6" svg:width="0.035in" svg:height="0.1512in" svg:x="0.0953in" svg:y="0in" svg:viewBox="0 0 90 385" svg:d="M90 381c0-1 0-1-6-8-49-49-61-122-61-179 0-68 14-136 62-183 5-5 5-5 5-7 0-3-2-4-4-4-3 0-39 26-62 76-18 42-24 85-24 118 0 28 4 75 26 119 24 47 57 72 60 72 2 0 4-1 4-4z"><text:p/></draw:path><draw:path draw:style-name="gr3" draw:text-style-name="P6" svg:width="0.0756in" svg:height="0.0685in" svg:x="0.1437in" svg:y="0.0453in" svg:viewBox="0 0 193 175" svg:d="M118 54c3-10 12-45 38-45 2 0 11 0 20 4-11 2-19 12-19 21 0 7 5 14 15 14 8 0 21-7 21-23 0-19-24-25-36-25-23 0-36 21-40 30-10-26-31-30-42-30-41 0-63 50-63 59 0 5 3 4 5 5 3 0 4-1 5-5 13-40 39-50 52-50 7 0 21 3 21 25 0 12-7 39-21 93-7 24-20 39-37 39-2 0-11 0-19-4 10-2 18-10 18-21s-8-13-14-13c-12 0-22 10-22 22 0 17 20 25 36 25 27 0 40-27 41-30 4 15 19 30 42 30 39 0 61-49 61-59 0-4-3-4-4-4-3 0-4 1-4 4-14 41-40 50-52 50-15 0-21-12-21-25 0-9 2-17 6-34 4-18 8-35 13-53z"><text:p/></draw:path><draw:path draw:style-name="gr3" draw:text-style-name="P6" svg:width="0.0382in" svg:height="0.0701in" svg:x="0.2382in" svg:y="0.0661in" svg:viewBox="0 0 98 179" svg:d="M61 8c0-8 0-8-8-8-18 17-42 17-53 17 0 3 0 6 0 9 7 0 24 0 39-7 0 46 0 92 0 138 0 9 0 13-27 13-3 0-8 0-11 0 0 3 0 6 0 9 6-1 39-1 49-1 8 0 42 0 48 1 0-3 0-6 0-9-3 0-7 0-10 0-27 0-27-4-27-13 0-50 0-100 0-149z"><text:p/></draw:path><draw:path draw:style-name="gr3" draw:text-style-name="P6" svg:width="0.035in" svg:height="0.1512in" svg:x="0.3031in" svg:y="0in" svg:viewBox="0 0 90 385" svg:d="M90 194c0-31-4-77-25-121-23-48-57-73-61-73-2 0-4 2-4 4s0 2 8 9c38 38 60 99 60 181 0 64-14 132-62 180-6 6-6 6-6 7 0 2 2 4 4 4 4 0 39-26 62-76 20-41 24-84 24-115z"><text:p/></draw:path><draw:path draw:style-name="gr3" draw:text-style-name="P6" svg:width="0.1008in" svg:height="0.0354in" svg:x="0.403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638in" svg:height="0.1035in" svg:x="0.5622in" svg:y="0.013in" svg:viewBox="0 0 163 264" svg:d="M163 133c0-31-2-61-16-90-17-37-49-43-66-43-23 0-51 10-67 45-12 28-14 57-14 88 0 29 1 64 18 92 16 32 44 39 63 39 21 0 50-7 68-45 12-25 14-55 14-86zM81 255c-15 0-38-9-45-46-4-22-4-58-4-80 0-26 0-51 3-72 8-45 37-49 46-49 13 0 38 7 46 45 4 22 4 52 4 76 0 28 0 55-4 79-6 36-29 47-46 47z"><text:p/></draw:path></draw:g></text:span><text:span text:style-name="T8">. </text:span><text:span text:style-name="T36">נתבונן בפונקציות הבאות: </text:span></text:p>
          <text:p text:style-name="P43"><draw:g text:anchor-type="as-char" svg:y="-0.228in" draw:z-index="5" draw:name="Shape148" draw:style-name="gr1"><svg:title>TexMaths</svg:title><svg:desc>11§latex§f = \lambda x \in \R. \begin{cases}
1 &amp;\case x = x_1 \\=
x &amp;\else
\end{cases}, 
g = \lambda x \in \R. \begin{cases}
2 &amp;\case x = x_1 \\
x &amp;\else
\end{cases}, §svg§600§FALSE§</svg:desc><draw:path draw:style-name="gr2" draw:text-style-name="P5" svg:width="3.8488in" svg:height="0.4394in" svg:x="0.0024in" svg:y="0.0071in" svg:viewBox="0 0 9777 1117" svg:d="M4889 1117c-1630 0-3259 0-4889 0 0-373 0-744 0-1117 3259 0 6518 0 9777 0 0 373 0 744 0 1117-1629 0-3259 0-4888 0z"><text:p/></draw:path><draw:path draw:style-name="gr3" draw:text-style-name="P6" svg:width="0.0488in" svg:height="0.1063in" svg:x="-0.0004in" svg:y="0.1571in" svg:viewBox="0 0 125 271" svg:d="M55 106c0-16 0-30 0-46 0-33 19-51 35-51 1 0 7 0 13 2-5 2-12 7-12 16s7 17 17 17c11 0 17-8 17-17 0-14-14-27-35-27-27 0-59 21-59 62 0 14 0 29 0 44-10 0-21 0-31 0 0 4 0 7 0 12 10 0 21 0 31 0 0 41 0 83 0 125 0 17-5 17-31 17 0 4 0 7 0 11 15 0 33-1 44-1 15 0 34 0 49 1 0-4 0-7 0-11-3 0-5 0-8 0-29 0-29-4-29-18 0-42 0-83 0-124 14 0 30 0 44 0 0-5 0-8 0-12-15 0-30 0-45 0z"><text:p/></draw:path><draw:path draw:style-name="gr3" draw:text-style-name="P6" svg:width="0.1008in" svg:height="0.035in" svg:x="0.1in" svg:y="0.2098in" svg:viewBox="0 0 257 90" svg:d="M244 15c6 0 13 0 13-7 0-8-7-8-12-8-77 0-155 0-232 0-5 0-13 0-13 8 0 7 8 7 13 7 77 0 154 0 231 0zM245 90c5 0 12 0 12-8 0-7-7-7-13-7-77 0-154 0-231 0-5 0-13 0-13 7 0 8 8 8 13 8 77 0 155 0 232 0z"><text:p/></draw:path><draw:path draw:style-name="gr3" draw:text-style-name="P6" svg:width="0.0748in" svg:height="0.1071in" svg:x="0.2689in" svg:y="0.1598in" svg:viewBox="0 0 191 273" svg:d="M118 155c15 41 34 99 40 109 6 7 10 7 20 7 3 0 6 0 9 0s4-2 4-3-1-2-2-3c-3-5-6-11-9-19-26-72-52-146-79-219-8-23-28-27-47-27-1 0-7 0-7 4s2 3 4 4c13 2 15 4 25 30 12 36 25 71 37 106-35 35-71 70-106 105-5 5-7 7-7 13s4 11 11 11c5 0 10-5 13-8 31-38 63-74 94-110z"><text:p/></draw:path><draw:path draw:style-name="gr3" draw:text-style-name="P6" svg:width="0.0752in" svg:height="0.0685in" svg:x="0.3539in" svg:y="0.198in" svg:viewBox="0 0 192 175" svg:d="M119 54c2-10 11-45 37-45 2 0 12 0 20 5-11 1-19 11-19 21 0 6 5 13 15 13 8 0 20-7 20-23 0-20-22-25-35-25-23 0-36 21-40 30-10-26-31-30-42-30-41 0-63 51-63 59 0 5 4 5 6 5s3-1 4-5c13-40 38-50 52-50 7 0 21 3 21 26 0 11-7 38-21 91-6 25-20 41-37 41-2 0-11 0-19-5 9-3 18-10 18-21 0-10-9-14-14-14-12 0-22 10-22 22 0 18 20 26 36 26 27 0 40-27 41-29 5 14 19 29 42 29 40 0 62-50 62-60 0-3-4-3-5-3-3 0-4 1-4 4-14 41-40 51-52 51-16 0-21-13-21-26 0-8 2-17 7-33 4-18 8-37 13-54z"><text:p/></draw:path><draw:path draw:style-name="gr3" draw:text-style-name="P6" svg:width="0.076in" svg:height="0.0874in" svg:x="0.4917in" svg:y="0.1835in" svg:viewBox="0 0 194 223" svg:d="M179 120c7 0 15 0 15-8s-8-8-15-8c-55 0-109 0-164 0 6-51 50-89 104-89 20 0 40 0 60 0 7 0 15 0 15-7 0-8-8-8-15-8-20 0-40 0-60 0-66 0-119 51-119 112 0 62 53 111 119 111 20 0 40 0 60 0 7 0 15 0 15-8 0-7-8-7-15-7-20 0-40 0-60 0-54 0-98-37-104-88 55 0 109 0 164 0z"><text:p/></draw:path><draw:path draw:style-name="gr3" draw:text-style-name="P6" svg:width="0.1043in" svg:height="0.1035in" svg:x="0.6248in" svg:y="0.1618in" svg:viewBox="0 0 266 264" svg:d="M98 143c4 0 9 0 13 0 20 30 39 59 58 90 5 5 14 21 18 26 2 5 4 5 13 5 18 0 35 0 53 0 7 0 13 0 13-7 0-3-2-5-6-6-15-4-33-29-42-41-4-4-22-30-49-72 34-5 69-20 69-65 0-54-58-73-103-73-40 0-81 0-122 0-6 0-13 0-13 7 0 6 8 6 11 6 22 0 24 3 24 22 0 65 0 129 0 194 0 19-2 22-24 22-3 0-11 0-11 6 0 7 7 7 13 7 35 0 71 0 106 0 7 0 13 0 13-7 0-6-7-6-11-6-22 0-23-4-23-22 0-29 0-58 0-86zM173 124c10-14 12-35 12-51 0-19-4-39-16-55 17 3 54 15 54 55 0 24-11 43-50 51zM98 34c0-8 0-21 24-21 32 0 48 14 48 60 0 49-12 57-72 57 0-32 0-64 0-96zM45 251c3-7 3-18 3-21 0-65 0-130 0-195 0-4 0-14-3-22 14 0 30 0 44 0-4 7-4 14-4 20 0 66 0 131 0 197 0 3 0 14 2 21-14 0-28 0-42 0zM128 143c2 0 4 0 7 0 6 0 15-1 20-2 6 10 47 78 79 110-12 0-25 0-37 0-23-37-46-72-69-108z"><text:p/></draw:path><draw:path draw:style-name="gr3" draw:text-style-name="P6" svg:width="0.0157in" svg:height="0.0157in" svg:x="0.7457in" svg:y="0.248in" svg:viewBox="0 0 41 41" svg:d="M41 21c0-11-10-21-21-21s-20 10-20 21 9 20 20 20 21-9 21-20z"><text:p/></draw:path><draw:path draw:style-name="gr3" draw:text-style-name="P6" svg:width="0.0783in" svg:height="0.4547in" svg:x="0.822in" svg:y="0in" svg:viewBox="0 0 200 1156" svg:d="M119 719c0-42-30-107-97-140 42-23 92-68 97-139 0-2 0-3 0-3 0-90 0-179 0-268 0-31 0-38 3-53 7-30 25-69 75-97 3-3 3-3 3-10 0-8 0-9-9-9-6 0-7 0-18 7-86 48-92 120-92 134 0 91 0 182 0 274 0 28 0 59-19 94-18 32-39 48-55 59-6 3-7 3-7 10 0 8 1 8 3 10 33 20 68 55 77 118 1 8 1 8 1 13 0 99 0 198 0 296 0 31 20 96 94 136 10 5 10 5 16 5 9 0 9-1 9-9 0-7 0-7-2-8-17-10-67-41-77-108-2-10-2-11-2-16 0-98 0-197 0-296z"><text:p/></draw:path><draw:path draw:style-name="gr3" draw:text-style-name="P6" svg:width="0.05in" svg:height="0.1008in" svg:x="0.9362in" svg:y="0.0598in" svg:viewBox="0 0 128 257" svg:d="M79 10c0-9 0-10-9-10-24 25-58 25-70 25 0 5 0 8 0 12 8 0 31 0 51-10 0 66 0 133 0 199 0 15-2 19-37 19-4 0-7 0-12 0 0 3 0 8 0 12 13-1 47-1 63-1 15 0 49 0 63 1 0-4 0-9 0-12-5 0-8 0-13 0-35 0-36-4-36-19 0-72 0-144 0-216z"><text:p/></draw:path><draw:path draw:style-name="gr3" draw:text-style-name="P6" svg:width="0.0319in" svg:height="0.1012in" svg:x="1.328in" svg:y="0.0598in" svg:viewBox="0 0 82 258" svg:d="M55 88c-18 1-36 3-54 4 0 5 0 8 0 12 25 0 29 3 29 21 0 34 0 70 0 104 0 17-5 17-30 17 0 3 0 8 0 12 12 0 33-1 42-1 14 0 27 1 40 1 0-4 0-9 0-12-25 0-27-2-27-16 0-48 0-95 0-142zM57 21c0-12-10-21-21-21-12 0-21 11-21 21s9 20 21 20c11 0 21-8 21-20z"><text:p/></draw:path><draw:path draw:style-name="gr3" draw:text-style-name="P6" svg:width="0.0488in" svg:height="0.1063in" svg:x="1.3697in" svg:y="0.0543in" svg:viewBox="0 0 125 271" svg:d="M55 106c0-16 0-30 0-46 0-34 19-52 35-52 1 0 8 0 13 3-4 1-12 7-12 16s7 17 18 17 16-8 16-18c0-14-14-26-35-26-26 0-59 20-59 60 0 16 0 30 0 46-10 0-21 0-31 0 0 4 0 7 0 12 10 0 21 0 31 0 0 41 0 82 0 124 0 17-5 17-30 17 0 4 0 8 0 12 14 0 33-1 44-1 15 0 33 0 48 1 0-4 0-8 0-12-2 0-5 0-7 0-29 0-30-4-30-17 0-42 0-83 0-124 14 0 30 0 44 0 0-5 0-8 0-12-15 0-30 0-45 0z"><text:p/></draw:path><draw:path draw:style-name="gr3" draw:text-style-name="P6" svg:width="0.0752in" svg:height="0.0685in" svg:x="1.4665in" svg:y="0.0949in" svg:viewBox="0 0 192 175" svg:d="M119 54c2-10 11-45 37-45 2 0 11 0 20 4-11 2-19 12-19 21 0 7 5 13 15 13 8 0 20-6 20-22 0-20-22-25-35-25-23 0-36 21-40 30-10-27-31-30-42-30-41 0-63 49-63 59 0 4 3 3 4 4 4 0 5 0 6-4 13-41 38-50 52-50 7 0 21 3 21 25 0 12-7 39-21 92-7 23-20 40-37 40-2 0-11 0-19-4 9-3 18-10 18-21s-9-15-14-15c-12 0-22 11-22 23 0 18 20 26 36 26 27 0 40-28 41-30 4 14 19 30 42 30 39 0 61-50 61-60 0-4-3-4-4-4-3 0-4 2-4 4-14 42-40 51-52 51-16 0-21-12-21-25 0-9 2-17 7-34 4-18 8-36 13-53z"><text:p/></draw:path><draw:path draw:style-name="gr3" draw:text-style-name="P6" svg:width="0.1008in" svg:height="0.035in" svg:x="1.5996in" svg:y="0.1063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752in" svg:height="0.0685in" svg:x="1.7567in" svg:y="0.0949in" svg:viewBox="0 0 192 175" svg:d="M118 54c2-10 11-45 38-45 1 0 11 0 19 4-11 2-19 12-19 21 0 7 5 13 16 13 8 0 20-6 20-22 0-20-23-25-36-25-22 0-36 21-41 30-9-27-30-30-41-30-40 0-62 49-62 59 0 4 3 4 4 4 4 0 5 0 5-4 13-41 39-50 53-50 6 0 21 3 21 25 0 12-7 39-21 92-7 23-20 40-38 40-2 0-11 0-18-4 8-3 17-10 17-21s-9-15-14-15c-11 0-21 11-21 23 0 18 19 26 36 26 26 0 40-28 41-30 4 14 19 30 42 30 39 0 61-50 61-60 0-4-3-4-4-4-4 0-4 2-6 4-13 42-38 51-51 51-15 0-21-12-21-25 0-9 2-17 6-34 5-18 9-36 14-53z"><text:p/></draw:path><draw:path draw:style-name="gr3" draw:text-style-name="P6" svg:width="0.0386in" svg:height="0.0701in" svg:x="1.8504in" svg:y="0.1146in" svg:viewBox="0 0 99 179" svg:d="M62 7c0-7-2-7-9-7-17 16-42 16-53 16 0 4 0 7 0 10 7 0 24 0 40-7 0 46 0 92 0 138 0 9 0 12-28 12-3 0-7 0-10 0 0 4 0 7 0 10 5-1 39-1 49-1 7 0 41 0 48 1 0-3 0-6 0-10-3 0-8 0-11 0-26 0-26-3-26-12 0-50 0-100 0-150z"><text:p/></draw:path><draw:path draw:style-name="gr3" draw:text-style-name="P6" svg:width="0.1008in" svg:height="0.035in" svg:x="0.9311in" svg:y="0.3248in" svg:viewBox="0 0 257 90" svg:d="M244 15c6 0 13 0 13-7 0-8-7-8-12-8-77 0-155 0-232 0-5 0-13 0-13 8 0 7 8 7 13 7 77 0 154 0 231 0zM245 90c5 0 12 0 12-8 0-7-7-7-13-7-77 0-154 0-231 0-5 0-13 0-13 7 0 8 8 8 13 8 77 0 155 0 232 0z"><text:p/></draw:path><draw:path draw:style-name="gr3" draw:text-style-name="P6" svg:width="0.0752in" svg:height="0.0685in" svg:x="1.0878in" svg:y="0.313in" svg:viewBox="0 0 192 175" svg:d="M118 54c2-10 11-45 38-45 2 0 11 0 19 5-10 1-18 11-18 21 0 6 4 13 15 13 8 0 20-6 20-23 0-20-23-25-36-25-22 0-35 21-41 30-8-26-29-30-41-30-40 0-62 51-62 59 0 5 3 5 4 5 4 0 5-1 6-5 13-40 38-50 52-50 6 0 21 3 21 26 0 11-7 38-21 91-7 25-20 41-38 41-2 0-11 0-18-5 8-3 17-10 17-21 0-10-9-14-14-14-11 0-21 10-21 22 0 18 19 26 36 26 26 0 40-27 41-29 4 14 19 29 42 29 39 0 61-50 61-60 0-3-3-3-4-3-3 0-4 1-6 4-12 41-38 51-51 51-15 0-21-13-21-26 0-8 2-17 6-33 5-18 9-37 14-54z"><text:p/></draw:path><draw:path draw:style-name="gr3" draw:text-style-name="P6" svg:width="0.0173in" svg:height="0.0449in" svg:x="1.9634in" svg:y="0.248in" svg:viewBox="0 0 45 115" svg:d="M45 41c0-26-10-41-24-41-13 0-21 10-21 21 0 10 8 20 21 20 4 0 9-1 13-5 1-1 1-1 2-1 0 2 0 0 0 6 0 28-13 51-25 65-4 4-4 4-4 5 0 3 1 4 3 4 4 0 35-29 35-74z"><text:p/></draw:path><draw:path draw:style-name="gr3" draw:text-style-name="P6" svg:width="0.0697in" svg:height="0.0976in" svg:x="2.0201in" svg:y="0.198in" svg:viewBox="0 0 178 249" svg:d="M177 25c0-2 1-4 1-6 0-7-5-11-12-11-3 0-14 3-15 16-7-14-21-24-37-24-44 0-91 54-91 110 0 38 23 60 51 60 23 0 41-17 45-22h1c-9 36-13 51-13 52-1 3-15 42-56 42-7 0-20-1-31-5 12-3 16-13 16-19 0-7-4-14-15-14-8 0-21 7-21 22 0 16 14 23 52 23 48 0 76-29 82-52 14-57 29-115 43-172zM126 122c-2 10-11 19-19 26s-20 15-32 15c-19 0-24-21-24-37 0-17 11-63 20-83 11-19 28-34 44-34 26 0 31 31 31 33s-1 4-1 5c-6 26-12 50-19 75z"><text:p/></draw:path><draw:path draw:style-name="gr3" draw:text-style-name="P6" svg:width="0.1004in" svg:height="0.035in" svg:x="2.1472in" svg:y="0.2098in" svg:viewBox="0 0 256 90" svg:d="M243 15c7 0 13 0 13-7 0-8-6-8-12-8-77 0-155 0-232 0-5 0-12 0-12 8 0 7 7 7 12 7 77 0 154 0 231 0zM244 90c6 0 12 0 12-8 0-7-6-7-13-7-77 0-154 0-231 0-5 0-12 0-12 7 0 8 7 8 12 8 77 0 155 0 232 0z"><text:p/></draw:path><draw:path draw:style-name="gr3" draw:text-style-name="P6" svg:width="0.0748in" svg:height="0.1071in" svg:x="2.3071in" svg:y="0.1598in" svg:viewBox="0 0 191 273" svg:d="M118 155c16 41 35 99 40 109 7 7 10 7 21 7 4 0 6 0 9 0s3-2 3-3 0-2-1-3c-4-5-6-11-9-19-26-72-52-146-79-219-9-23-28-27-47-27-2 0-7 0-7 4s3 4 4 4c12 2 15 4 25 30 12 36 25 71 37 106-35 35-71 70-106 105-5 5-8 7-8 13s5 11 12 11 10-5 13-8c31-38 62-74 93-110z"><text:p/></draw:path><draw:path draw:style-name="gr3" draw:text-style-name="P6" svg:width="0.0752in" svg:height="0.0685in" svg:x="2.3921in" svg:y="0.198in" svg:viewBox="0 0 192 175" svg:d="M118 54c2-10 11-45 38-45 2 0 11 0 20 5-11 1-19 11-19 21 0 6 5 13 15 13 8 0 20-7 20-23 0-20-23-25-36-25-22 0-35 21-41 30-8-26-29-30-41-30-40 0-62 51-62 59 0 5 3 5 4 5 4 0 5-1 6-5 13-40 38-50 52-50 6 0 21 3 21 26 0 11-7 38-21 91-7 25-20 41-38 41-2 0-11 0-18-5 9-3 17-10 17-21 0-10-8-14-14-14-11 0-21 10-21 22 0 18 20 26 36 26 26 0 40-27 41-29 4 14 19 29 42 29 39 0 61-50 61-60 0-3-3-3-4-3-3 0-4 1-6 4-12 41-38 51-50 51-16 0-22-13-22-26 0-8 2-17 6-33 5-18 9-37 14-54z"><text:p/></draw:path><draw:path draw:style-name="gr3" draw:text-style-name="P6" svg:width="0.076in" svg:height="0.0874in" svg:x="2.5295in" svg:y="0.1835in" svg:viewBox="0 0 194 223" svg:d="M180 120c7 0 14 0 14-8s-7-8-14-8c-55 0-109 0-164 0 5-51 50-89 104-89 20 0 41 0 60 0 7 0 14 0 14-7 0-8-7-8-14-8-21 0-40 0-61 0-66 0-119 51-119 112 0 62 53 111 119 111 21 0 40 0 61 0 7 0 14 0 14-8 0-7-7-7-14-7-19 0-40 0-60 0-54 0-99-37-104-88 55 0 109 0 164 0z"><text:p/></draw:path><draw:path draw:style-name="gr3" draw:text-style-name="P6" svg:width="0.1039in" svg:height="0.1035in" svg:x="2.6634in" svg:y="0.1618in" svg:viewBox="0 0 265 264" svg:d="M97 143c4 0 10 0 14 0 20 30 39 59 58 90 4 5 14 21 18 26 2 5 3 5 12 5 18 0 36 0 54 0 7 0 12 0 12-7 0-3-2-5-5-6-15-4-33-29-43-41-3-4-22-30-48-72 34-5 67-20 67-65 0-54-56-73-102-73-41 0-80 0-121 0-8 0-13 0-13 7 0 6 7 6 10 6 22 0 24 3 24 22 0 65 0 129 0 194 0 19-2 22-24 22-3 0-10 0-10 6 0 7 5 7 13 7 35 0 71 0 106 0 6 0 13 0 13-7 0-6-7-6-11-6-22 0-24-4-24-22 0-29 0-58 0-86zM172 124c11-14 12-35 12-51 0-19-3-39-15-55 16 3 54 15 54 55 0 24-12 43-51 51zM97 34c0-8 0-21 24-21 33 0 49 14 49 60 0 49-12 57-73 57 0-32 0-64 0-96zM45 251c2-7 2-18 2-21 0-65 0-130 0-195 0-4 0-14-2-22 14 0 30 0 44 0-5 7-5 14-5 20 0 66 0 131 0 197 0 3 0 14 3 21-14 0-28 0-42 0zM126 143c4 0 5 0 8 0 6 0 14-1 20-2 7 10 48 78 80 110-12 0-25 0-37 0-23-37-47-72-71-108z"><text:p/></draw:path><draw:path draw:style-name="gr3" draw:text-style-name="P6" svg:width="0.0157in" svg:height="0.0157in" svg:x="2.7839in" svg:y="0.248in" svg:viewBox="0 0 41 41" svg:d="M41 21c0-11-9-21-20-21s-21 10-21 21 10 20 21 20 20-9 20-20z"><text:p/></draw:path><draw:path draw:style-name="gr3" draw:text-style-name="P6" svg:width="0.0783in" svg:height="0.4547in" svg:x="2.8602in" svg:y="0in" svg:viewBox="0 0 200 1156" svg:d="M119 719c0-42-30-107-97-140 42-23 91-68 96-139 0-2 1-3 1-3 0-90 0-179 0-268 0-31 0-38 3-53 7-30 25-69 74-97 3-3 4-3 4-10 0-8-1-9-10-9-6 0-7 0-17 7-87 48-92 120-92 134 0 91 0 182 0 274 0 28 0 59-21 94-17 32-38 48-55 59-5 3-5 3-5 10 0 8 0 8 3 10 33 20 68 55 77 118 1 8 1 8 1 13 0 99 0 198 0 296 0 31 19 96 94 136 9 5 10 5 15 5 9 0 10-1 10-9 0-7-1-7-2-8-17-10-67-41-78-108-1-10-1-11-1-16 0-98 0-197 0-296z"><text:p/></draw:path><draw:path draw:style-name="gr3" draw:text-style-name="P6" svg:width="0.0602in" svg:height="0.1008in" svg:x="2.9685in" svg:y="0.0598in" svg:viewBox="0 0 154 257" svg:d="M30 227c13-13 27-26 40-39 61-54 84-75 84-113 0-44-35-75-81-75-44 0-73 36-73 70 0 21 19 21 21 21 5 0 20-4 20-20 0-9-8-19-21-19-4 0-4 0-5 0 9-26 30-40 52-40 35 0 52 32 52 63s-19 61-41 85c-24 28-49 55-74 83-4 4-4 5-4 14 47 0 96 0 143 0 3-23 8-45 11-67-3 0-7 0-10 0-1 12-4 29-8 34-3 3-28 3-37 3-23 0-46 0-69 0z"><text:p/></draw:path><draw:path draw:style-name="gr3" draw:text-style-name="P6" svg:width="0.0319in" svg:height="0.1012in" svg:x="3.2051in" svg:y="0.0598in" svg:viewBox="0 0 82 258" svg:d="M56 88c-18 1-36 3-54 4 0 5 0 8 0 12 24 0 29 3 29 21 0 34 0 70 0 104 0 17-5 17-31 17 0 3 0 8 0 12 12 0 33-1 43-1 13 0 26 1 39 1 0-4 0-9 0-12-25 0-26-2-26-16 0-48 0-95 0-142zM57 21c0-12-10-21-20-21-12 0-21 11-21 21s9 20 21 20c10 0 20-8 20-20z"><text:p/></draw:path><draw:path draw:style-name="gr3" draw:text-style-name="P6" svg:width="0.0488in" svg:height="0.1063in" svg:x="3.2476in" svg:y="0.0543in" svg:viewBox="0 0 125 271" svg:d="M55 106c0-16 0-30 0-46 0-34 19-52 35-52 1 0 7 0 13 3-5 1-12 7-12 16s7 17 17 17c11 0 17-8 17-18 0-14-14-26-35-26-27 0-59 20-59 60 0 16 0 30 0 46-10 0-21 0-31 0 0 4 0 7 0 12 10 0 21 0 31 0 0 41 0 82 0 124 0 17-5 17-31 17 0 4 0 8 0 12 15 0 33-1 44-1 15 0 34 0 49 1 0-4 0-8 0-12-3 0-5 0-8 0-29 0-29-4-29-17 0-42 0-83 0-124 14 0 30 0 44 0 0-5 0-8 0-12-15 0-30 0-45 0z"><text:p/></draw:path><draw:path draw:style-name="gr3" draw:text-style-name="P6" svg:width="0.0752in" svg:height="0.0685in" svg:x="3.3441in" svg:y="0.0949in" svg:viewBox="0 0 192 175" svg:d="M118 54c2-10 11-45 38-45 2 0 11 0 19 4-10 2-18 12-18 21 0 7 4 13 15 13 8 0 20-6 20-22 0-20-23-25-36-25-22 0-35 21-41 30-8-27-29-30-41-30-40 0-62 49-62 59 0 4 3 4 4 4 4 0 5 0 6-4 13-41 38-50 52-50 6 0 21 3 21 25 0 12-7 39-21 92-7 23-20 40-38 40-2 0-11 0-18-4 9-3 17-10 17-21s-8-15-14-15c-11 0-21 11-21 23 0 18 20 26 36 26 26 0 40-28 41-30 4 14 19 30 42 30 39 0 61-50 61-60 0-4-3-4-4-4-3 0-4 2-6 4-12 42-38 51-50 51-16 0-22-12-22-25 0-9 2-17 6-34 5-18 9-36 14-53z"><text:p/></draw:path><draw:path draw:style-name="gr3" draw:text-style-name="P6" svg:width="0.1008in" svg:height="0.035in" svg:x="3.4776in" svg:y="0.1063in" svg:viewBox="0 0 257 90" svg:d="M244 15c6 0 13 0 13-7 0-8-7-8-13-8-77 0-155 0-232 0-4 0-12 0-12 8 0 7 8 7 13 7 77 0 154 0 231 0zM244 90c6 0 13 0 13-8 0-7-7-7-13-7-77 0-154 0-231 0-5 0-13 0-13 7 0 8 8 8 12 8 77 0 155 0 232 0z"><text:p/></draw:path><draw:path draw:style-name="gr3" draw:text-style-name="P6" svg:width="0.0752in" svg:height="0.0685in" svg:x="3.6339in" svg:y="0.0949in" svg:viewBox="0 0 192 175" svg:d="M119 54c2-10 11-45 37-45 2 0 12 0 20 4-11 2-19 12-19 21 0 7 5 13 15 13 8 0 20-6 20-22 0-20-22-25-35-25-23 0-36 21-40 30-10-27-31-30-42-30-41 0-63 49-63 59 0 4 3 3 4 4 4 0 5 0 6-4 13-41 38-50 52-50 7 0 21 3 21 25 0 12-7 39-21 92-6 23-20 40-37 40-2 0-11 0-19-4 9-3 18-10 18-21s-9-15-14-15c-12 0-22 11-22 23 0 18 20 26 36 26 27 0 40-28 41-30 5 14 19 30 42 30 39 0 61-50 61-60 0-4-3-4-4-4-3 0-4 2-4 4-14 42-40 51-52 51-16 0-21-12-21-25 0-9 2-17 7-34 4-18 8-36 13-53z"><text:p/></draw:path><draw:path draw:style-name="gr3" draw:text-style-name="P6" svg:width="0.0382in" svg:height="0.0701in" svg:x="3.7283in" svg:y="0.1146in" svg:viewBox="0 0 98 179" svg:d="M60 7c0-7 0-7-7-7-18 16-42 16-53 16 0 4 0 7 0 10 7 0 24 0 40-7 0 46 0 92 0 138 0 9 0 12-28 12-3 0-7 0-10 0 0 4 0 7 0 10 5-1 38-1 47-1s43 0 49 1c0-3 0-6 0-10-3 0-7 0-10 0-28 0-28-3-28-12 0-50 0-100 0-150z"><text:p/></draw:path><draw:path draw:style-name="gr3" draw:text-style-name="P6" svg:width="0.076in" svg:height="0.0685in" svg:x="2.9654in" svg:y="0.313in" svg:viewBox="0 0 194 175" svg:d="M119 54c2-10 11-45 37-45 2 0 12 0 20 5-11 1-19 11-19 21 0 6 5 13 16 13 7 0 21-6 21-23 0-20-24-25-37-25-23 0-36 21-40 30-10-26-31-30-42-30-41 0-63 51-63 59 0 5 4 5 6 5s3-1 4-5c13-40 38-50 52-50 7 0 21 3 21 26 0 11-7 38-21 91-6 25-20 41-37 41-2 0-11 0-19-5 9-3 18-10 18-21 0-10-9-14-14-14-12 0-22 10-22 22 0 18 20 26 37 26 26 0 39-27 40-29 5 14 19 29 42 29 40 0 62-50 62-60 0-3-4-3-5-3-3 0-3 1-4 4-14 41-40 51-52 51-16 0-21-13-21-26 0-8 2-17 7-33 4-18 8-37 13-54z"><text:p/></draw:path><draw:path draw:style-name="gr3" draw:text-style-name="P6" svg:width="0.0173in" svg:height="0.0449in" svg:x="3.8417in" svg:y="0.248in" svg:viewBox="0 0 45 115" svg:d="M45 41c0-26-10-41-25-41-12 0-20 10-20 21 0 10 8 20 20 20 4 0 10-1 14-5 1-1 1-1 1-1 1 0 1 0 1 6 0 28-13 51-26 65-5 4-5 4-5 5 0 3 3 4 5 4 4 0 35-29 35-74z"><text:p/></draw:path></draw:g></text:p>
          <text:p text:style-name="P44">ידוע <text:span text:style-name="T8"><draw:g text:anchor-type="as-char" svg:y="-0.1102in" draw:z-index="118" draw:name="Shape149" draw:style-name="gr1"><svg:title>TexMaths</svg:title><svg:desc>11§display§f \neq g§svg§600§FALSE§</svg:desc><draw:path draw:style-name="gr2" draw:text-style-name="P5" svg:width="0.3496in" svg:height="0.1256in" svg:x="-0.0004in" svg:y="0.0079in" svg:viewBox="0 0 889 320" svg:d="M446 320c-149 0-297 0-446 0 0-107 0-213 0-320 296 0 593 0 889 0 0 107 0 213 0 320-147 0-296 0-443 0z"><text:p/></draw:path><draw:path draw:style-name="gr3" draw:text-style-name="P6" svg:width="0.0756in" svg:height="0.1378in" svg:x="0in" svg:y="0.002in" svg:viewBox="0 0 193 351" svg:d="M121 118c11 0 22 0 33 0 8 0 12 0 12-8 0-4-4-4-11-4-11 0-21 0-32 0 4-16 6-30 9-44 1-8 7-36 9-40 3-8 10-13 19-13 1 0 11 0 18 6-17 2-21 16-21 21 0 9 7 14 15 14 10 0 21-8 21-24 0-17-18-26-33-26-14 0-39 7-50 45-2 8-3 12-13 61-9 0-18 0-27 0-7 0-11 0-11 8 0 4 4 4 10 4 9 0 18 0 27 0-10 51-20 100-30 151-7 38-13 73-33 73-2 0-11 0-19-7 18-1 21-15 21-21 0-8-6-13-14-13-10 0-21 8-21 23 0 18 17 27 33 27 21 0 36-23 43-38 13-24 22-71 22-74 8-40 15-80 23-121z"><text:p/></draw:path><draw:path draw:style-name="gr3" draw:text-style-name="P6" svg:width="0.076in" svg:height="0.1413in" svg:x="0.1461in" svg:y="0in" svg:viewBox="0 0 194 360" svg:d="M190 15c4-5 4-6 4-7 0-2-3-8-8-8-6 0-7 2-9 8-58 112-115 224-174 336-3 6-3 7-3 8 0 3 3 8 8 8s6-3 9-8c58-113 115-224 173-337z"><text:p/></draw:path><draw:path draw:style-name="gr3" draw:text-style-name="P6" svg:width="0.1012in" svg:height="0.0358in" svg:x="0.1335in" svg:y="0.0528in" svg:viewBox="0 0 258 92" svg:d="M244 17c6 0 14 0 14-8 0-9-8-9-14-9-77 0-154 0-231 0-5 0-13 0-13 9 0 8 8 8 13 8 77 0 154 0 231 0zM244 92c6 0 14-2 14-9 0-9-8-8-14-8-77 0-154 0-231 0-5 0-13-1-13 8 0 7 8 9 13 9 77 0 154 0 231 0z"><text:p/></draw:path><draw:path draw:style-name="gr3" draw:text-style-name="P6" svg:width="0.0693in" svg:height="0.0976in" svg:x="0.2878in" svg:y="0.0429in" svg:viewBox="0 0 177 249" svg:d="M176 25c0-2 1-4 1-6 0-7-4-11-11-11-4 0-14 3-16 16-7-14-20-24-36-24-45 0-92 54-92 110 0 38 23 61 52 61 22 0 40-18 44-22h1c-9 34-9 33-13 50-1 4-15 42-55 42-8 0-21 0-32-4 12-3 16-14 16-20s-4-14-14-14c-9 0-21 8-21 23 0 16 14 23 51 23 48 0 76-29 82-53 14-56 29-113 43-171zM125 121c-2 10-11 20-19 28-8 7-20 13-31 13-20 0-25-20-25-35 0-19 11-64 22-84 9-19 26-34 42-34 26 0 31 31 31 33s-1 4-1 5c-6 25-12 49-19 74z"><text:p/></draw:path></draw:g></text:span><text:span text:style-name="T8"><text:s/>כי . נוכיח , כלומר </text:span><text:span text:style-name="T8"><draw:g text:anchor-type="as-char" svg:y="-0.1134in" draw:z-index="115" draw:name="Shape150" draw:style-name="gr1"><svg:title>TexMaths</svg:title><svg:desc>11§display§\forall x \in \R. f(x)h(x) = g(x)h(x)§svg§600§FALSE§</svg:desc><draw:path draw:style-name="gr2" draw:text-style-name="P5" svg:width="1.8469in" svg:height="0.1354in" svg:x="0.0079in" svg:y="0.0071in" svg:viewBox="0 0 4692 345" svg:d="M0 0c1564 0 3128 0 4692 0 0 115 0 230 0 345-1564 0-3128 0-4692 0 0-115 0-230 0-345z"><text:p/></draw:path><draw:path draw:style-name="gr3" draw:text-style-name="P6" svg:width="0.0843in" svg:height="0.1075in" svg:x="0in" svg:y="0.0071in" svg:viewBox="0 0 215 274" svg:d="M213 14c2-4 2-5 2-6 0-5-3-8-8-8s-7 4-9 9c-11 28-21 56-32 85-39 0-78 0-118 0-11-29-20-57-31-85-3-6-4-9-9-9-4 0-8 3-8 8 1 2 0 1 2 6 32 84 65 168 97 251 1 6 3 9 9 9 5 0 6-4 8-8 33-83 64-168 97-252zM55 109c35 0 69 0 105 0-18 45-35 90-52 135-18-45-35-90-53-135z"><text:p/></draw:path><draw:path draw:style-name="gr3" draw:text-style-name="P6" svg:width="0.0756in" svg:height="0.0681in" svg:x="0.089in" svg:y="0.0453in" svg:viewBox="0 0 193 174" svg:d="M119 54c2-10 11-46 37-46 2 0 12 0 20 5-11 2-19 12-19 21 0 7 5 13 15 13 8 0 21-6 21-22 0-19-22-25-36-25-23 0-36 20-40 29-10-26-31-29-42-29-41 0-63 50-63 59 0 4 5 4 6 4 2 0 3-1 4-5 13-40 39-50 52-50 7 0 21 4 21 26 0 12-7 38-21 92-6 24-20 40-37 40-2 0-11 0-19-5 10-2 18-10 18-21 0-10-8-13-14-13-12 0-22 10-22 22 0 17 20 25 36 25 27 0 40-26 41-29 6 15 19 29 42 29 39 0 63-50 63-59 0-4-5-4-6-4-3 0-4 1-4 5-14 40-40 50-52 50-15 0-21-13-21-25 0-9 2-18 7-34 4-18 8-35 13-53z"><text:p/></draw:path><draw:path draw:style-name="gr3" draw:text-style-name="P6" svg:width="0.076in" svg:height="0.087in" svg:x="0.2264in" svg:y="0.0307in" svg:viewBox="0 0 194 222" svg:d="M179 120c7 0 15 0 15-8 0-7-8-7-15-7-55 0-109 0-164 0 5-52 50-88 104-88 20 0 41 0 60 0 7 0 15-2 15-9 0-8-8-8-15-8-19 0-40 0-60 0-66 0-119 51-119 112 0 62 53 110 119 110 20 0 41 0 60 0 7 0 15 0 15-7 0-8-8-7-15-7-19 0-40 0-60 0-54 0-99-36-104-88 55 0 109 0 164 0z"><text:p/></draw:path><draw:path draw:style-name="gr3" draw:text-style-name="P6" svg:width="0.1043in" svg:height="0.1031in" svg:x="0.3598in" svg:y="0.0098in" svg:viewBox="0 0 266 263" svg:d="M98 143c4 0 9 0 13 0 20 30 39 58 58 88 5 6 14 21 18 27 2 5 3 5 12 5 18 0 36 0 54 0 7 0 13 0 13-8 0-3-3-5-6-6-15-3-33-29-42-41-3-3-22-27-49-69 35-7 69-21 69-67 0-53-58-72-104-72-40 0-80 0-121 0-6 0-13 0-13 7 0 6 8 6 11 6 22 0 23 2 23 22 0 64 0 128 0 192 0 20-1 22-23 22-3 0-11 0-11 6 0 8 7 8 13 8 35 0 71 0 106 0 8 0 13 0 13-8 0-6-7-6-11-6-22 0-23-3-23-22 0-28 0-56 0-84zM173 123c10-13 11-34 11-50 0-19-2-40-15-55 16 3 54 15 54 54 0 25-11 45-50 51zM98 34c0-8 0-21 24-21 32 0 49 13 49 60 0 49-13 56-73 56 0-32 0-64 0-95zM45 249c3-7 3-18 3-21 0-64 0-129 0-194 0-3 0-14-3-21 14 0 30 0 44 0-5 7-5 15-5 20 0 65 0 130 0 195 0 3 0 14 3 21-14 0-28 0-42 0zM128 143c2-1 4-1 6-1 7 0 15-1 21-2 6 10 47 77 79 109-12 0-25 0-37 0-23-35-46-71-69-106z"><text:p/></draw:path><draw:path draw:style-name="gr3" draw:text-style-name="P6" svg:width="0.0157in" svg:height="0.0161in" svg:x="0.4807in" svg:y="0.0972in" svg:viewBox="0 0 41 42" svg:d="M41 21c0-11-10-21-21-21s-20 10-20 21 9 21 20 21 21-10 21-21z"><text:p/></draw:path><draw:path draw:style-name="gr3" draw:text-style-name="P6" svg:width="0.0756in" svg:height="0.137in" svg:x="0.5181in" svg:y="0.0071in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4 72-1 0-11 0-18-7 18-1 21-15 21-21 0-9-6-14-14-14-10 0-21 9-21 24 0 17 17 26 32 26 22 0 37-22 44-37 12-25 21-71 22-74 8-40 15-81 23-120z"><text:p/></draw:path><draw:path draw:style-name="gr3" draw:text-style-name="P6" svg:width="0.0346in" svg:height="0.1508in" svg:x="0.6157in" svg:y="0in" svg:viewBox="0 0 89 384" svg:d="M89 380c0-1 0-1-6-8-49-48-61-121-61-179 0-67 14-135 63-183 4-4 4-4 4-7 0-2-1-3-3-3-5 0-40 26-62 75-20 43-24 86-24 118 0 28 3 76 25 119 23 47 56 72 61 72 2 0 3-1 3-4z"><text:p/></draw:path><draw:path draw:style-name="gr3" draw:text-style-name="P6" svg:width="0.0756in" svg:height="0.0681in" svg:x="0.6646in" svg:y="0.0453in" svg:viewBox="0 0 193 174" svg:d="M118 54c2-10 11-46 38-46 1 0 11 0 19 5-11 2-19 12-19 21 0 7 5 13 16 13 7 0 21-6 21-22 0-19-24-25-37-25-22 0-36 20-40 29-10-26-31-29-42-29-40 0-62 50-62 59 0 4 3 4 5 4 3 0 4-1 4-5 13-40 38-50 52-50 7 0 21 4 21 26 0 12-7 38-21 92-6 24-19 40-37 40-2 0-11 0-19-5 9-2 18-10 18-21 0-10-9-13-14-13-12 0-21 10-21 22 0 17 19 25 36 25 26 0 40-26 41-29 4 15 18 29 42 29 39 0 61-50 61-59 0-4-3-4-4-4-4 0-4 1-5 5-14 40-40 50-52 50-14 0-21-13-21-25 0-9 2-18 7-34 4-18 8-35 13-53z"><text:p/></draw:path><draw:path draw:style-name="gr3" draw:text-style-name="P6" svg:width="0.035in" svg:height="0.1508in" svg:x="0.7555in" svg:y="0in" svg:viewBox="0 0 90 384" svg:d="M90 193c0-30-4-77-25-120-23-48-57-73-61-73-2 0-4 1-4 3 0 3 0 3 8 10 37 38 59 99 59 180 0 65-14 132-61 181-6 5-6 5-6 6 0 3 2 4 4 4 4 0 39-26 62-75 20-43 24-85 24-116z"><text:p/></draw:path><draw:path draw:style-name="gr3" draw:text-style-name="P6" svg:width="0.0744in" svg:height="0.1059in" svg:x="0.8142in" svg:y="0.0071in" svg:viewBox="0 0 190 270" svg:d="M90 3c-2-1 0-3-5-3-9 0-37 2-48 3-2 0-6 1-6 8 0 4 3 4 9 4 18 0 19 4 19 7 0 2-1 6-1 8-18 73-37 147-56 221-2 6-2 6-2 9 0 9 8 10 11 10 7 0 13-5 14-10 3-9 6-19 8-29 3-11 6-23 9-35 2-8 4-15 6-24 2-2 4-16 5-18 1-3 13-25 26-35 8-7 20-14 37-14 16 0 20 13 20 27 0 21-14 62-23 85-3 9-5 14-5 22 0 18 13 31 32 31 36 0 50-56 50-60 0-3-3-3-4-3-4 0-4 1-7 7-5 21-17 48-38 48-7 0-10-4-10-13 0-10 3-19 7-28 6-16 24-60 24-83 0-25-16-41-45-41-25 0-43 12-58 30 10-42 21-83 31-124z"><text:p/></draw:path><draw:path draw:style-name="gr3" draw:text-style-name="P6" svg:width="0.035in" svg:height="0.1508in" svg:x="0.9087in" svg:y="0in" svg:viewBox="0 0 90 384" svg:d="M90 380c0-1 0-1-6-8-49-48-61-121-61-179 0-67 14-135 62-183 5-4 5-4 5-7 0-2-2-3-4-3-3 0-39 26-62 75-20 43-24 86-24 118 0 28 4 76 25 119 25 47 58 72 61 72 2 0 4-1 4-4z"><text:p/></draw:path><draw:path draw:style-name="gr3" draw:text-style-name="P6" svg:width="0.0756in" svg:height="0.0681in" svg:x="0.9567in" svg:y="0.0453in" svg:viewBox="0 0 193 174" svg:d="M118 54c3-10 12-46 38-46 2 0 11 0 20 5-11 2-19 12-19 21 0 7 5 13 15 13 8 0 21-6 21-22 0-19-22-25-36-25-23 0-36 20-40 29-10-26-31-29-42-29-41 0-63 50-63 59 0 4 3 3 5 4 3 0 4-1 5-5 13-40 39-50 52-50 7 0 21 4 21 26 0 12-7 38-21 92-7 24-20 40-37 40-2 0-12 0-19-5 10-2 18-10 18-21 0-10-8-13-14-13-12 0-22 10-22 22 0 17 20 25 36 25 27 0 40-26 41-29 4 15 19 29 42 29 39 0 61-50 61-59 0-4-3-4-4-4-3 0-4 1-4 5-14 40-40 50-52 50-15 0-21-13-21-25 0-9 2-18 7-34 4-18 7-35 12-53z"><text:p/></draw:path><draw:path draw:style-name="gr3" draw:text-style-name="P6" svg:width="0.0346in" svg:height="0.1508in" svg:x="1.048in" svg:y="0in" svg:viewBox="0 0 89 384" svg:d="M89 193c0-30-3-77-25-120-23-48-56-73-61-73-2 0-3 1-3 3 0 3 0 3 8 10 37 38 59 99 59 180 0 65-14 132-61 181-6 5-6 5-6 6 0 3 1 4 3 4 5 0 40-26 62-75 20-43 24-85 24-116z"><text:p/></draw:path><draw:path draw:style-name="gr3" draw:text-style-name="P6" svg:width="0.1008in" svg:height="0.035in" svg:x="1.1496in" svg:y="0.0571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6" svg:width="0.0697in" svg:height="0.0972in" svg:x="1.3035in" svg:y="0.0453in" svg:viewBox="0 0 178 248" svg:d="M177 25c0-3 1-4 1-7 0-7-5-10-12-10-3 0-14 2-15 16-7-14-21-24-37-24-44 0-91 54-91 109 0 39 23 62 52 62 22 0 41-19 44-23 0 0 1 0 1 1-9 34-13 48-13 49-1 3-15 42-56 42-7 0-20-1-31-4 12-4 16-14 16-20 0-7-4-13-15-13-8 0-21 6-21 22 0 15 14 23 52 23 48 0 76-30 82-53 15-56 29-114 43-170zM127 121c-3 10-11 20-20 27-8 6-20 14-31 14-20 0-25-20-25-35 0-19 11-65 21-84 11-20 27-35 44-35 25 0 30 32 30 34 0 1-1 3-1 5-6 25-12 49-18 74z"><text:p/></draw:path><draw:path draw:style-name="gr3" draw:text-style-name="P6" svg:width="0.035in" svg:height="0.1508in" svg:x="1.3945in" svg:y="0in" svg:viewBox="0 0 90 384" svg:d="M90 380c0-1 0-1-6-8-49-48-61-121-61-179 0-67 14-135 62-183 5-4 5-4 5-7 0-2-2-3-4-3-3 0-39 26-62 75-20 43-24 86-24 118 0 28 4 76 25 119 23 47 58 72 61 72 2 0 4-1 4-4z"><text:p/></draw:path><draw:path draw:style-name="gr3" draw:text-style-name="P6" svg:width="0.0756in" svg:height="0.0681in" svg:x="1.4429in" svg:y="0.0453in" svg:viewBox="0 0 193 174" svg:d="M118 54c2-10 12-46 38-46 2 0 11 0 20 5-11 2-19 12-19 21 0 7 5 13 15 13 8 0 21-6 21-22 0-19-24-25-36-25-23 0-36 20-40 29-10-26-31-29-42-29-41 0-63 50-63 59 0 4 3 3 5 4 3 0 4-1 5-5 13-40 39-50 52-50 7 0 21 4 21 26 0 12-7 38-21 92-7 24-20 40-37 40-3 0-12 0-19-5 10-2 18-10 18-21 0-10-8-13-14-13-12 0-22 10-22 22 0 17 20 25 36 25 26 0 40-26 41-29 4 15 19 29 42 29 39 0 61-50 61-59 0-4-3-4-4-4-3 0-4 1-4 5-14 40-40 50-52 50-15 0-22-13-22-25 0-9 3-18 7-34 4-18 8-35 13-53z"><text:p/></draw:path><draw:path draw:style-name="gr3" draw:text-style-name="P6" svg:width="0.0346in" svg:height="0.1508in" svg:x="1.5346in" svg:y="0in" svg:viewBox="0 0 89 384" svg:d="M89 193c0-30-3-77-25-120-23-48-56-73-61-73-2 0-3 1-3 3 0 3 0 3 8 10 37 38 59 99 59 180 0 65-14 132-63 181-4 5-4 5-4 6 0 3 1 4 3 4 5 0 40-26 62-75 20-43 24-85 24-116z"><text:p/></draw:path><draw:path draw:style-name="gr3" draw:text-style-name="P6" svg:width="0.074in" svg:height="0.1059in" svg:x="1.5933in" svg:y="0.0071in" svg:viewBox="0 0 189 270" svg:d="M89 3c-1-1 0-3-4-3-9 0-38 2-48 3-3 0-7 1-7 8 0 4 3 4 10 4 18 0 18 4 18 7 0 2-1 6-1 8-18 73-37 147-56 221-1 6-1 6-1 9 0 9 8 10 11 10 7 0 12-5 14-10 3-9 6-19 8-29 2-11 6-23 8-35 3-8 5-15 6-24 1-2 5-16 5-18 1-3 13-25 26-35 9-7 21-14 38-14 16 0 20 13 20 27 0 21-14 62-24 85-3 9-4 14-4 22 0 18 13 31 31 31 36 0 50-56 50-60 0-3-3-3-4-3-3 0-3 1-6 7-5 21-18 48-39 48-7 0-9-4-9-13 0-10 3-19 7-28 6-16 23-60 23-83 0-25-16-41-44-41-25 0-43 12-58 30 10-42 20-83 30-124z"><text:p/></draw:path><draw:path draw:style-name="gr3" draw:text-style-name="P6" svg:width="0.0346in" svg:height="0.1508in" svg:x="1.6878in" svg:y="0in" svg:viewBox="0 0 89 384" svg:d="M89 380c0-1 0-1-6-8-49-48-61-121-61-179 0-67 14-135 63-183 4-4 4-4 4-7 0-2-1-3-3-3-5 0-39 26-62 75-20 43-24 86-24 118 0 28 4 76 25 119 23 47 56 72 61 72 2 0 3-1 3-4z"><text:p/></draw:path><draw:path draw:style-name="gr3" draw:text-style-name="P6" svg:width="0.0756in" svg:height="0.0681in" svg:x="1.7362in" svg:y="0.0453in" svg:viewBox="0 0 193 174" svg:d="M118 54c2-10 11-46 38-46 2 0 11 0 19 5-11 2-19 12-19 21 0 7 5 13 16 13 8 0 21-6 21-22 0-19-24-25-37-25-22 0-36 20-40 29-10-26-31-29-42-29-40 0-62 50-62 59 0 4 3 4 5 4 3 0 4-1 4-5 13-40 40-50 53-50 6 0 21 4 21 26 0 12-7 38-21 92-7 24-20 40-38 40-2 0-11 0-18-5 8-2 17-10 17-21 0-10-9-13-14-13-11 0-21 10-21 22 0 17 19 25 36 25 26 0 40-26 41-29 4 15 19 29 42 29 39 0 61-50 61-59 0-4-3-4-4-4-3 0-4 1-5 5-13 40-39 50-52 50-14 0-21-13-21-25 0-9 2-18 7-34 4-18 8-35 13-53z"><text:p/></draw:path><draw:path draw:style-name="gr3" draw:text-style-name="P6" svg:width="0.035in" svg:height="0.1508in" svg:x="1.8272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8">. יהי </text:span><text:span text:style-name="T8"><draw:g text:anchor-type="as-char" svg:y="-0.1035in" draw:z-index="114" draw:name="Shape151" draw:style-name="gr1"><svg:title>TexMaths</svg:title><svg:desc>11§display§x \in \R§svg§600§FALSE§</svg:desc><draw:path draw:style-name="gr2" draw:text-style-name="P5" svg:width="0.3634in" svg:height="0.0933in" svg:x="0.0031in" svg:y="0.0063in" svg:viewBox="0 0 924 238" svg:d="M462 238c-154 0-308 0-462 0 0-79 0-159 0-238 308 0 616 0 924 0 0 79 0 159 0 238-154 0-308 0-462 0z"><text:p/></draw:path><draw:path draw:style-name="gr3" draw:text-style-name="P6" svg:width="0.0752in" svg:height="0.0677in" svg:x="-0.0004in" svg:y="0.0354in" svg:viewBox="0 0 192 173" svg:d="M118 54c3-10 12-45 38-45 2 0 11 0 20 4-11 2-19 12-19 21 0 7 5 14 15 14 8 0 20-7 20-23 0-20-22-25-35-25-23 0-36 21-40 30-10-26-31-30-42-30-41 0-63 49-63 59 0 5 3 2 4 5 4 0 5-1 6-5 13-40 38-50 52-50 7 0 21 3 21 25 0 12-7 38-21 92-7 23-20 39-37 39-2 0-11 0-19-6 9-1 18-9 18-18 0-11-9-15-14-15-12 0-22 10-22 23 0 17 20 24 36 24 27 0 40-26 41-28 4 13 19 28 42 28 39 0 61-48 61-58 0-4-3-4-4-4-3 0-4 2-4 4-14 41-40 50-52 50-16 0-21-11-21-24 0-9 2-17 7-35 4-17 7-35 12-52z"><text:p/></draw:path><draw:path draw:style-name="gr3" draw:text-style-name="P6" svg:width="0.0752in" svg:height="0.087in" svg:x="0.1374in" svg:y="0.0209in" svg:viewBox="0 0 192 222" svg:d="M179 119c7 0 13 0 13-8s-6-8-13-8c-55 0-109 0-164 0 5-51 50-88 104-88 20 0 40 0 60 0 7 0 13 0 13-7 0-8-6-8-13-8-21 0-40 0-61 0-66 0-118 49-118 111 0 60 52 111 118 111 21 0 40 0 61 0 7 0 13 0 13-8s-6-8-13-8c-20 0-40 0-60 0-54 0-99-37-104-87 55 0 109 0 164 0z"><text:p/></draw:path><draw:path draw:style-name="gr3" draw:text-style-name="P6" svg:width="0.1039in" svg:height="0.1028in" svg:x="0.2705in" svg:y="-0.0004in" svg:viewBox="0 0 265 262" svg:d="M97 143c4 0 10 0 14 0 19 28 39 58 57 88 5 6 13 20 18 27 3 4 4 4 13 4 18 0 35 0 53 0 8 0 13 0 13-6 0-3-2-7-5-7-15-3-35-28-43-40-4-5-22-30-49-71 35-5 68-21 68-66 0-53-57-72-102-72-41 0-80 0-121 0-8 0-13 0-13 7 0 6 7 6 10 6 22 0 24 3 24 22 0 64 0 129 0 192 0 19-2 22-24 22-3 0-10 0-10 7 0 6 5 6 13 6 35 0 71 0 106 0 6 0 12 0 12-6 0-7-7-7-11-7-22 0-23-3-23-22 0-28 0-57 0-84zM172 124c11-14 12-35 12-52 0-18-3-38-16-54 17 3 55 15 55 54 0 25-12 44-51 52zM97 34c0-8 0-21 24-21 33 0 48 14 48 59 0 50-11 58-72 58 0-32 0-64 0-96zM44 249c3-7 3-18 3-22 0-63 0-128 0-192 0-4 0-14-3-22 14 0 30 0 44 0-4 7-4 14-4 20 0 65 0 129 0 194 0 5 0 15 3 22-14 0-29 0-43 0zM126 143c4 0 5-1 8-1 6 0 14 0 20-1 5 8 47 76 79 108-13 0-25 0-37 0-23-35-46-71-70-106z"><text:p/></draw:path></draw:g></text:span><text:span text:style-name="T8">, נפצל למקרים: </text:span></text:p>
          <text:list>
            <text:list-item>
              <text:p text:style-name="P44">אם <text:span text:style-name="T8"><draw:g text:anchor-type="as-char" svg:y="-0.0661in" draw:z-index="113" draw:name="Shape152" draw:style-name="gr1"><svg:title>TexMaths</svg:title><svg:desc>11§display§x = x_1§svg§600§FALSE§</svg:desc><draw:path draw:style-name="gr2" draw:text-style-name="P5" svg:width="0.4106in" svg:height="0.0732in" svg:x="0.0031in" svg:y="0.0071in" svg:viewBox="0 0 1044 187" svg:d="M0 0c347 0 696 0 1044 0 0 63 0 125 0 187-348 0-697 0-1044 0 0-62 0-124 0-187z"><text:p/></draw:path><draw:path draw:style-name="gr3" draw:text-style-name="P6" svg:width="0.0752in" svg:height="0.0677in" svg:x="-0.0004in" svg:y="0in" svg:viewBox="0 0 192 173" svg:d="M118 54c2-10 11-45 38-45 2 0 11 0 20 4-11 2-19 12-19 21 0 7 5 13 15 13 8 0 20-6 20-22 0-19-23-25-36-25-22 0-35 21-39 30-10-27-31-30-42-30-41 0-63 50-63 60 0 3 3 2 4 3 4 0 5 0 6-5 13-40 38-49 52-49 7 0 21 3 21 25 0 12-7 38-21 91-7 24-20 40-37 40-3 0-12 0-19-5 9-2 17-10 17-21 0-10-8-13-13-13-12 0-22 10-22 22 0 17 20 25 36 25 26 0 40-26 41-29 4 15 19 29 42 29 39 0 61-50 61-58 0-4-3-4-4-4-3 0-4 1-6 4-12 40-38 50-50 50-16 0-22-12-22-25 0-9 2-18 6-33 5-18 9-35 14-53z"><text:p/></draw:path><draw:path draw:style-name="gr3" draw:text-style-name="P6" svg:width="0.1004in" svg:height="0.035in" svg:x="0.1331in" svg:y="0.0098in" svg:viewBox="0 0 256 90" svg:d="M244 15c6 0 12 0 12-7 0-8-6-8-12-8-77 0-154 0-231 0-5 0-13 0-13 8 0 7 8 7 13 7 77 0 154 0 231 0zM244 90c6 0 12 0 12-7 0-8-6-8-12-8-77 0-154 0-231 0-5 0-13 0-13 8 0 7 8 7 13 7 77 0 154 0 231 0z"><text:p/></draw:path><draw:path draw:style-name="gr3" draw:text-style-name="P6" svg:width="0.0752in" svg:height="0.0677in" svg:x="0.289in" svg:y="0in" svg:viewBox="0 0 192 173" svg:d="M118 54c2-10 11-45 38-45 2 0 11 0 20 4-11 2-19 12-19 21 0 7 5 13 15 13 8 0 20-6 20-22 0-19-23-25-36-25-22 0-35 21-39 30-10-27-31-30-42-30-41 0-63 50-63 60 0 3 3 2 4 3 4 0 5 0 6-5 13-40 38-49 52-49 7 0 21 3 21 25 0 12-7 38-21 91-7 24-20 40-37 40-3 0-12 0-19-5 9-2 17-10 17-21 0-10-8-13-14-13-11 0-21 10-21 22 0 17 20 25 36 25 26 0 40-26 41-29 4 15 19 29 42 29 39 0 61-50 61-58 0-4-3-4-4-4-3 0-4 1-6 4-12 40-38 50-50 50-16 0-22-12-22-25 0-9 2-18 6-33 5-18 9-35 14-53z"><text:p/></draw:path><draw:path draw:style-name="gr3" draw:text-style-name="P6" svg:width="0.0382in" svg:height="0.0701in" svg:x="0.3831in" svg:y="0.0189in" svg:viewBox="0 0 98 179" svg:d="M60 8c0-7 0-8-7-8-18 18-42 18-53 18 0 3 0 6 0 10 5 0 24 0 38-8 0 45 0 91 0 137 0 8 0 12-26 12-3 0-8 0-11 0 0 3 0 6 0 10 6 0 39-1 48-1s43 1 49 1c0-4 0-7 0-10-3 0-7 0-10 0-28 0-28-4-28-12 0-50 0-100 0-149z"><text:p/></draw:path></draw:g></text:span><text:span text:style-name="T8"><text:s/>אז </text:span><text:span text:style-name="T8"><draw:g text:anchor-type="as-char" svg:y="-0.1134in" draw:z-index="112" draw:name="Shape153" draw:style-name="gr1"><svg:title>TexMaths</svg:title><svg:desc>11§display§f(x)h(x) = 1 \cdot 0 = 2 \cdot 0 = g(x)h(x)§svg§600§FALSE§</svg:desc><draw:path draw:style-name="gr2" draw:text-style-name="P5" svg:width="2.2673in" svg:height="0.1358in" svg:x="-0.0004in" svg:y="0.0071in" svg:viewBox="0 0 5760 346" svg:d="M2881 346c-960 0-1921 0-2881 0 0-116 0-230 0-346 1920 0 3840 0 5760 0 0 116 0 230 0 346-959 0-1920 0-2879 0z"><text:p/></draw:path><draw:path draw:style-name="gr3" draw:text-style-name="P6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" svg:width="0.0346in" svg:height="0.1512in" svg:x="0.098in" svg:y="0in" svg:viewBox="0 0 89 385" svg:d="M89 381c0-1 0-1-6-8-48-49-61-122-61-180 0-67 15-135 63-182 4-5 4-5 4-7 0-3-1-4-3-4-5 0-39 26-62 76-20 42-24 85-24 117 0 29 4 76 25 120 23 47 56 72 61 72 2 0 3-1 3-4z"><text:p/></draw:path><draw:path draw:style-name="gr3" draw:text-style-name="P6" svg:width="0.0756in" svg:height="0.0685in" svg:x="0.1465in" svg:y="0.0453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6" svg:width="0.0346in" svg:height="0.1512in" svg:x="0.2378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074in" svg:height="0.1063in" svg:x="0.2969in" svg:y="0.0071in" svg:viewBox="0 0 189 271" svg:d="M89 4c0-1 0-4-4-4-10 0-38 3-48 3-3 1-7 1-7 8 0 6 3 6 9 6 18 0 19 2 19 6 0 2-1 6-1 8-18 74-37 147-56 220-1 6-1 7-1 9 0 9 8 11 11 11 6 0 12-5 14-10 3-10 5-20 7-30 3-11 5-22 9-33 2-9 4-17 6-26 1-2 5-15 5-18 1-3 13-24 26-35 9-6 21-13 38-13 16 0 20 13 20 26 0 21-15 64-24 86-3 9-5 13-5 21 0 19 14 32 32 32 36 0 50-56 50-60 0-3-3-3-4-3-5 0-5 1-6 7-6 20-18 47-39 47-7 0-10-3-10-12 0-10 4-19 8-28 5-15 23-61 23-83 0-26-16-42-44-42-25 0-43 12-58 30 10-41 20-82 30-123z"><text:p/></draw:path><draw:path draw:style-name="gr3" draw:text-style-name="P6" svg:width="0.0346in" svg:height="0.1512in" svg:x="0.3913in" svg:y="0in" svg:viewBox="0 0 89 385" svg:d="M89 381c0-1 0-1-6-8-49-49-61-122-61-180 0-67 14-135 62-182 5-5 5-5 5-7 0-3-1-4-3-4-5 0-40 26-62 76-20 42-24 85-24 117 0 29 3 76 25 120 23 47 56 72 61 72 2 0 3-1 3-4z"><text:p/></draw:path><draw:path draw:style-name="gr3" draw:text-style-name="P6" svg:width="0.0756in" svg:height="0.0685in" svg:x="0.4398in" svg:y="0.0453in" svg:viewBox="0 0 193 175" svg:d="M118 54c2-10 11-45 38-45 1 0 11 0 19 4-11 2-19 12-19 21 0 7 5 14 16 14 7 0 21-7 21-23 0-19-24-25-37-25-22 0-36 21-40 30-10-26-31-30-42-30-41 0-63 50-63 59 0 5 4 5 6 5s4-1 4-5c13-40 38-50 52-50 7 0 21 3 21 25 0 12-7 39-21 93-6 24-20 39-37 39-2 0-11 0-19-4 9-2 18-10 18-21s-9-13-14-13c-12 0-21 10-21 22 0 17 19 25 36 25 26 0 39-27 40-30 5 15 19 30 42 30 40 0 62-49 62-59 0-4-3-4-5-4-3 0-3 1-4 4-14 41-40 50-52 50-16 0-21-12-21-25 0-9 2-17 7-34 4-18 8-35 13-53z"><text:p/></draw:path><draw:path draw:style-name="gr3" draw:text-style-name="P6" svg:width="0.035in" svg:height="0.1512in" svg:x="0.5307in" svg:y="0in" svg:viewBox="0 0 90 385" svg:d="M90 193c0-30-4-76-25-120-24-48-57-73-61-73-2 0-4 2-4 4s0 2 8 9c37 38 59 99 59 180 0 65-14 133-61 181-6 6-6 6-6 7 0 2 2 4 4 4 4 0 39-26 62-76 20-41 24-84 24-116z"><text:p/></draw:path><draw:path draw:style-name="gr3" draw:text-style-name="P6" svg:width="0.1008in" svg:height="0.0354in" svg:x="0.631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5in" svg:height="0.1in" svg:x="0.798in" svg:y="0.013in" svg:viewBox="0 0 128 255" svg:d="M79 10c0-10 0-10-9-10-24 24-58 24-70 24 0 5 0 8 0 12 8 0 30 0 51-10 0 66 0 133 0 199 0 14-1 18-37 18-4 0-7 0-12 0 0 5 0 9 0 12 13-1 48-1 63-1s48 0 63 1c0-3 0-7 0-12-5 0-9 0-14 0-34 0-35-4-35-18 0-72 0-144 0-215z"><text:p/></draw:path><draw:path draw:style-name="gr3" draw:text-style-name="P6" svg:width="0.0161in" svg:height="0.0157in" svg:x="0.9071in" svg:y="0.0681in" svg:viewBox="0 0 42 41" svg:d="M42 20c0-11-10-20-21-20s-21 8-21 20c0 11 10 21 21 21s21-9 21-21z"><text:p/></draw:path><draw:path draw:style-name="gr3" draw:text-style-name="P6" svg:width="0.0638in" svg:height="0.1035in" svg:x="0.9764in" svg:y="0.013in" svg:viewBox="0 0 163 264" svg:d="M163 133c0-31-2-61-17-90-17-37-48-43-65-43-23 0-51 10-67 45-13 28-14 57-14 88 0 29 1 64 17 92 17 32 45 39 63 39 21 0 51-7 69-45 12-25 14-55 14-86zM80 255c-14 0-37-9-44-46-4-22-4-58-4-80 0-26 0-51 3-72 7-45 37-49 45-49 14 0 39 7 47 45 3 22 3 52 3 76 0 28 0 55-3 79-7 36-29 47-47 47z"><text:p/></draw:path><draw:path draw:style-name="gr3" draw:text-style-name="P6" svg:width="0.1008in" svg:height="0.0354in" svg:x="1.0972in" svg:y="0.0571in" svg:viewBox="0 0 257 91" svg:d="M244 17c6 0 13-2 13-9 0-8-7-8-13-8-77 0-155 0-232 0-4 0-12 0-12 8 0 7 8 9 13 9 77 0 154 0 231 0zM244 91c6 0 13 0 13-7 0-9-7-9-13-9-77 0-154 0-231 0-5 0-13 0-13 9 0 7 8 7 12 7 77 0 155 0 232 0z"><text:p/></draw:path><draw:path draw:style-name="gr3" draw:text-style-name="P6" svg:width="0.0602in" svg:height="0.1in" svg:x="1.2567in" svg:y="0.013in" svg:viewBox="0 0 154 255" svg:d="M30 226c13-14 27-26 40-39 61-53 84-74 84-112 0-44-35-75-82-75-43 0-72 35-72 69 0 22 19 22 20 22 6 0 21-4 21-21 0-9-8-19-21-19-3 0-5 0-6 0 10-26 30-39 53-39 35 0 52 31 52 63 0 31-20 60-41 85-24 27-49 54-74 81-4 5-4 6-4 14 47 0 96 0 143 0 3-22 8-44 11-66-3 0-7 0-10 0-2 12-4 28-9 33-2 4-27 4-36 4-23 0-46 0-69 0z"><text:p/></draw:path><draw:path draw:style-name="gr3" draw:text-style-name="P6" svg:width="0.0157in" svg:height="0.0157in" svg:x="1.3717in" svg:y="0.0681in" svg:viewBox="0 0 41 41" svg:d="M41 20c0-11-9-20-20-20s-21 8-21 20c0 11 10 21 21 21s20-9 20-21z"><text:p/></draw:path><draw:path draw:style-name="gr3" draw:text-style-name="P6" svg:width="0.0638in" svg:height="0.1035in" svg:x="1.4406in" svg:y="0.013in" svg:viewBox="0 0 163 264" svg:d="M163 133c0-31-1-61-16-90-17-37-49-43-66-43-23 0-50 10-67 45-12 28-14 57-14 88 0 29 2 64 18 92 16 32 45 39 63 39 21 0 51-7 68-45 13-25 14-55 14-86zM81 255c-15 0-37-9-45-46-3-22-3-58-3-80 0-26 0-51 2-72 8-45 37-49 46-49 14 0 39 7 47 45 3 22 3 52 3 76 0 28 0 55-4 79-6 36-28 47-46 47z"><text:p/></draw:path><draw:path draw:style-name="gr3" draw:text-style-name="P6" svg:width="0.1004in" svg:height="0.0354in" svg:x="1.5618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693in" svg:height="0.0976in" svg:x="1.7161in" svg:y="0.0453in" svg:viewBox="0 0 177 249" svg:d="M176 25c1-2 1-4 1-6 0-7-4-11-11-11-3 0-14 3-15 16-7-14-21-24-37-24-44 0-91 54-91 110 0 38 23 61 51 61 23 0 42-18 45-22-8 34-8 33-12 50-2 5-16 41-56 41-7 0-20 0-31-3 12-4 15-13 15-20s-3-13-14-13c-9 0-21 6-21 22 0 15 14 23 52 23 48 0 76-30 81-52 14-57 29-114 43-172zM127 121c-3 10-11 20-20 28-9 6-20 13-32 13-19 0-25-20-25-35 0-19 12-64 22-84 11-19 27-34 44-34 25 0 30 31 30 33s-1 4-1 5c-6 25-12 49-18 74z"><text:p/></draw:path><draw:path draw:style-name="gr3" draw:text-style-name="P6" svg:width="0.0346in" svg:height="0.1512in" svg:x="1.8071in" svg:y="0in" svg:viewBox="0 0 89 385" svg:d="M89 381c0-1 0-1-6-8-48-49-61-122-61-180 0-67 15-135 63-182 4-5 4-5 4-7 0-3-1-4-3-4-5 0-39 26-62 76-20 42-24 85-24 117 0 29 4 76 25 120 23 47 56 72 61 72 2 0 3-1 3-4z"><text:p/></draw:path><draw:path draw:style-name="gr3" draw:text-style-name="P6" svg:width="0.0756in" svg:height="0.0685in" svg:x="1.8555in" svg:y="0.0453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6" svg:width="0.0346in" svg:height="0.1512in" svg:x="1.9469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074in" svg:height="0.1063in" svg:x="2.0059in" svg:y="0.0071in" svg:viewBox="0 0 189 271" svg:d="M89 4c0-1 0-4-4-4-10 0-38 3-48 3-3 1-7 1-7 8 0 6 3 6 9 6 18 0 19 2 19 6 0 2-1 6-1 8-18 74-37 147-56 220-1 6-1 7-1 9 0 9 8 11 11 11 6 0 12-5 14-10 3-10 5-20 7-30 3-11 5-22 9-33 2-9 4-17 6-26 1-2 5-15 5-18 1-3 13-24 26-35 9-6 21-13 38-13 16 0 20 13 20 26 0 21-15 64-24 86-3 9-5 13-5 21 0 19 14 32 32 32 36 0 50-56 50-60 0-3-3-3-4-3-5 0-5 1-6 7-6 20-18 47-39 47-7 0-10-3-10-12 0-10 4-19 8-28 5-15 23-61 23-83 0-26-16-42-44-42-25 0-43 12-58 30 10-41 20-82 30-123z"><text:p/></draw:path><draw:path draw:style-name="gr3" draw:text-style-name="P6" svg:width="0.0346in" svg:height="0.1512in" svg:x="2.1in" svg:y="0in" svg:viewBox="0 0 89 385" svg:d="M89 381c0-1 0-1-6-8-49-49-61-122-61-180 0-67 14-135 62-182 5-5 5-5 5-7 0-3-1-4-3-4-5 0-40 26-62 76-20 42-24 85-24 117 0 29 3 76 25 120 23 47 56 72 61 72 2 0 3-1 3-4z"><text:p/></draw:path><draw:path draw:style-name="gr3" draw:text-style-name="P6" svg:width="0.0756in" svg:height="0.0685in" svg:x="2.1488in" svg:y="0.0453in" svg:viewBox="0 0 193 175" svg:d="M118 54c2-10 11-45 38-45 1 0 11 0 19 4-11 2-19 12-19 21 0 7 5 14 16 14 7 0 21-7 21-23 0-19-24-25-37-25-22 0-36 21-40 30-10-26-31-30-42-30-41 0-63 50-63 59 0 5 4 5 6 5s4-1 4-5c13-40 38-50 52-50 7 0 21 3 21 25 0 12-7 39-21 93-6 24-20 39-37 39-2 0-11 0-19-4 9-2 18-10 18-21s-9-13-14-13c-12 0-21 10-21 22 0 17 19 25 36 25 26 0 39-27 40-30 5 15 19 30 42 30 40 0 62-49 62-59 0-4-3-4-5-4-3 0-3 1-4 4-14 41-40 50-52 50-16 0-21-12-21-25 0-9 2-17 7-34 4-18 8-35 13-53z"><text:p/></draw:path><draw:path draw:style-name="gr3" draw:text-style-name="P6" svg:width="0.035in" svg:height="0.1512in" svg:x="2.2398in" svg:y="0in" svg:viewBox="0 0 90 385" svg:d="M90 193c0-30-4-76-25-120-24-48-57-73-61-73-2 0-4 2-4 4s0 2 8 9c37 38 59 99 59 180 0 65-14 133-61 181-6 6-6 6-6 7 0 2 2 4 4 4 4 0 39-26 62-76 20-41 24-84 24-116z"><text:p/></draw:path></draw:g></text:span><text:span text:style-name="T8"><text:s/>כדרוש.</text:span></text:p>
            </text:list-item>
            <text:list-item>
              <text:p text:style-name="P44">אם <text:span text:style-name="T8"><draw:g text:anchor-type="as-char" svg:y="-0.1102in" draw:z-index="4" draw:name="Shape154" draw:style-name="gr1"><svg:title>TexMaths</svg:title><svg:desc>11§display§x \neq x_1§svg§600§FALSE§</svg:desc><draw:path draw:style-name="gr2" draw:text-style-name="P5" svg:width="0.4106in" svg:height="0.1256in" svg:x="0.0031in" svg:y="0.0075in" svg:viewBox="0 0 1044 320" svg:d="M0 0c347 0 696 0 1044 0 0 107 0 213 0 320-348 0-697 0-1044 0 0-107 0-213 0-320z"><text:p/></draw:path><draw:path draw:style-name="gr3" draw:text-style-name="P6" svg:width="0.0752in" svg:height="0.0685in" svg:x="-0.0004in" svg:y="0.0429in" svg:viewBox="0 0 192 175" svg:d="M118 54c2-10 11-45 38-45 2 0 11 0 20 4-11 2-19 12-19 21 0 7 5 15 15 15 8 0 20-8 20-24 0-19-23-25-36-25-22 0-35 21-39 30-10-26-31-30-42-30-41 0-63 50-63 60 0 4 3 2 4 4 4 0 5-1 6-4 13-41 38-51 52-51 7 0 21 3 21 25 0 12-7 39-21 93-7 24-20 40-37 40-3 0-12 0-19-5 9-2 17-10 17-21s-8-13-13-13c-12 0-22 10-22 22 0 18 20 25 36 25 26 0 40-26 41-29 4 14 19 29 42 29 39 0 61-49 61-59 0-4-3-4-4-4-3 0-4 2-6 4-12 42-38 51-50 51-16 0-22-13-22-26 0-9 2-16 6-34 5-18 9-35 14-53z"><text:p/></draw:path><draw:path draw:style-name="gr3" draw:text-style-name="P6" svg:width="0.0752in" svg:height="0.1409in" svg:x="0.1457in" svg:y="0in" svg:viewBox="0 0 192 359" svg:d="M190 15c2-5 2-6 2-7 0-2-2-8-7-8s-6 2-8 8c-58 112-115 224-174 336-3 6-3 7-3 8 0 3 3 7 8 7 4 0 5-2 8-7 59-113 116-224 174-337z"><text:p/></draw:path><draw:path draw:style-name="gr3" draw:text-style-name="P6" svg:width="0.1004in" svg:height="0.0358in" svg:x="0.1331in" svg:y="0.0528in" svg:viewBox="0 0 256 92" svg:d="M244 15c6 0 12 0 12-7 0-8-6-8-12-8-77 0-154 0-231 0-5 0-13 0-13 8 0 7 8 7 13 7 77 0 154 0 231 0zM244 92c6 0 12 0 12-8s-6-8-12-8c-77 0-154 0-231 0-5 0-13 0-13 8s8 8 13 8c77 0 154 0 231 0z"><text:p/></draw:path><draw:path draw:style-name="gr3" draw:text-style-name="P6" svg:width="0.0752in" svg:height="0.0685in" svg:x="0.289in" svg:y="0.0429in" svg:viewBox="0 0 192 175" svg:d="M118 54c2-10 11-45 38-45 2 0 11 0 20 4-11 2-19 12-19 21 0 7 5 15 15 15 8 0 20-8 20-24 0-19-23-25-36-25-22 0-35 21-39 30-10-26-31-30-42-30-41 0-63 50-63 60 0 4 3 2 4 4 4 0 5-1 6-4 13-41 38-51 52-51 7 0 21 3 21 25 0 12-7 39-21 93-7 24-20 40-37 40-3 0-12 0-19-5 9-2 17-10 17-21s-8-13-14-13c-11 0-21 10-21 22 0 18 20 25 36 25 26 0 40-26 41-29 4 14 19 29 42 29 39 0 61-49 61-59 0-4-3-4-4-4-3 0-4 2-6 4-12 42-38 51-50 51-16 0-22-13-22-26 0-9 2-16 6-34 5-18 9-35 14-53z"><text:p/></draw:path><draw:path draw:style-name="gr3" draw:text-style-name="P6" svg:width="0.0382in" svg:height="0.0705in" svg:x="0.3831in" svg:y="0.061in" svg:viewBox="0 0 98 180" svg:d="M60 8c0-8 0-8-7-8-18 17-42 17-53 17 0 3 0 6 0 9 5 0 24 0 38-7 0 46 0 92 0 139 0 9 0 12-26 12-3 0-8 0-11 0 0 3 0 6 0 10 6 0 39-1 48-1s43 1 49 1c0-4 0-7 0-10-3 0-7 0-10 0-28 0-28-3-28-12 0-51 0-101 0-150z"><text:p/></draw:path></draw:g></text:span><text:span text:style-name="T8"><text:s/>אז </text:span><text:span text:style-name="T8"><draw:g text:anchor-type="as-char" svg:y="-0.1134in" draw:z-index="111" draw:name="Shape155" draw:style-name="gr1"><svg:title>TexMaths</svg:title><svg:desc>11§display§f(x)h(x) = xh(x) = g(x)h(x)§svg§600§FALSE§</svg:desc><draw:path draw:style-name="gr2" draw:text-style-name="P5" svg:width="1.9197in" svg:height="0.1358in" svg:x="-0.0004in" svg:y="0.0071in" svg:viewBox="0 0 4877 346" svg:d="M2438 346c-812 0-1625 0-2438 0 0-116 0-230 0-346 1626 0 3251 0 4877 0 0 116 0 230 0 346-813 0-1626 0-2439 0z"><text:p/></draw:path><draw:path draw:style-name="gr3" draw:text-style-name="P6" svg:width="0.0752in" svg:height="0.1374in" svg:x="0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0346in" svg:height="0.1512in" svg:x="0.098in" svg:y="0in" svg:viewBox="0 0 89 385" svg:d="M89 381c0-1 0-1-7-8-48-49-60-122-60-180 0-67 15-135 63-182 4-5 4-5 4-7 0-3-1-4-3-4-5 0-39 26-62 76-20 42-24 85-24 117 0 29 4 76 25 120 23 47 56 72 61 72 2 0 3-1 3-4z"><text:p/></draw:path><draw:path draw:style-name="gr3" draw:text-style-name="P6" svg:width="0.0752in" svg:height="0.0685in" svg:x="0.1465in" svg:y="0.0453in" svg:viewBox="0 0 192 175" svg:d="M118 54c2-10 11-45 38-45 2 0 11 0 19 4-10 2-18 12-18 21 0 7 4 14 15 14 8 0 20-7 20-23 0-19-23-25-36-25-22 0-35 21-41 30-8-26-29-30-41-30-40 0-62 50-62 59 0 5 3 5 4 5 4 0 5-1 6-5 13-40 38-50 52-50 6 0 21 3 21 25 0 12-7 39-21 93-7 24-20 39-38 39-2 0-11 0-18-4 8-2 17-10 17-21s-9-13-14-13c-11 0-21 10-21 22 0 17 19 25 36 25 26 0 40-27 41-30 4 15 19 30 42 30 39 0 61-49 61-59 0-4-3-4-4-4-3 0-4 1-6 4-12 41-38 50-51 50-15 0-21-12-21-25 0-9 2-17 6-34 5-18 9-35 14-53z"><text:p/></draw:path><draw:path draw:style-name="gr3" draw:text-style-name="P6" svg:width="0.0346in" svg:height="0.1512in" svg:x="0.2378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0744in" svg:height="0.1063in" svg:x="0.2965in" svg:y="0.0071in" svg:viewBox="0 0 190 271" svg:d="M90 4c0-1 0-4-5-4-9 0-37 3-47 3-3 1-7 1-7 8 0 6 3 6 9 6 18 0 19 2 19 6 0 2-1 6-1 8-18 74-37 147-56 220-2 6-2 7-2 9 0 9 9 11 12 11 6 0 12-5 14-10 3-10 5-20 7-30 3-11 5-22 9-33 2-9 4-17 6-26 1-2 5-15 5-18 1-3 13-24 26-35 9-6 20-13 38-13 16 0 20 13 20 26 0 21-15 64-24 86-3 9-5 13-5 21 0 19 13 32 32 32 36 0 50-56 50-60 0-3-3-3-4-3-5 0-5 1-6 7-6 20-18 47-39 47-7 0-10-3-10-12 0-10 3-19 8-28 5-15 23-61 23-83 0-26-16-42-44-42-26 0-43 12-58 30 10-41 20-82 30-123z"><text:p/></draw:path><draw:path draw:style-name="gr3" draw:text-style-name="P6" svg:width="0.035in" svg:height="0.1512in" svg:x="0.3906in" svg:y="0in" svg:viewBox="0 0 90 385" svg:d="M90 381c0-1 0-1-6-8-49-49-61-122-61-180 0-67 14-135 62-182 5-5 5-5 5-7 0-3-1-4-4-4-4 0-39 26-61 76-20 42-25 85-25 117 0 29 4 76 26 120 23 47 56 72 60 72 3 0 4-1 4-4z"><text:p/></draw:path><draw:path draw:style-name="gr3" draw:text-style-name="P6" svg:width="0.0752in" svg:height="0.0685in" svg:x="0.439in" svg:y="0.0453in" svg:viewBox="0 0 192 175" svg:d="M119 54c2-10 11-45 37-45 2 0 12 0 20 4-11 2-19 12-19 21 0 7 5 14 15 14 8 0 20-7 20-23 0-19-22-25-35-25-23 0-36 21-40 30-10-26-31-30-42-30-41 0-63 50-63 59 0 5 4 5 6 5s3-1 4-5c13-40 38-50 52-50 7 0 21 3 21 25 0 12-7 39-21 93-6 24-20 39-37 39-2 0-11 0-19-4 9-2 18-10 18-21s-9-13-14-13c-12 0-22 10-22 22 0 17 20 25 36 25 27 0 40-27 41-30 5 15 19 30 42 30 40 0 62-49 62-59 0-4-4-4-5-4-3 0-4 1-4 4-14 41-40 50-52 50-16 0-21-12-21-25 0-9 2-17 7-34 4-18 8-35 13-53z"><text:p/></draw:path><draw:path draw:style-name="gr3" draw:text-style-name="P6" svg:width="0.035in" svg:height="0.1512in" svg:x="0.5307in" svg:y="0in" svg:viewBox="0 0 90 385" svg:d="M90 193c0-30-4-76-26-120-23-48-56-73-60-73-2 0-4 2-4 4s0 2 8 9c37 38 59 99 59 180 0 65-14 133-62 181-5 6-5 6-5 7 0 2 2 4 4 4 4 0 39-26 61-76 20-41 25-84 25-116z"><text:p/></draw:path><draw:path draw:style-name="gr3" draw:text-style-name="P6" svg:width="0.1008in" svg:height="0.0354in" svg:x="0.631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52in" svg:height="0.0685in" svg:x="0.7882in" svg:y="0.0453in" svg:viewBox="0 0 192 175" svg:d="M119 54c2-10 11-45 37-45 2 0 12 0 20 4-11 2-19 12-19 21 0 7 5 14 15 14 8 0 20-7 20-23 0-19-22-25-35-25-23 0-36 21-40 30-10-26-31-30-42-30-41 0-63 50-63 59 0 5 3 4 4 5 4 0 5-1 6-5 13-40 38-50 52-50 7 0 21 3 21 25 0 12-7 39-21 93-6 24-20 39-37 39-2 0-11 0-19-4 9-2 18-10 18-21s-9-13-14-13c-12 0-22 10-22 22 0 17 20 25 36 25 27 0 40-27 41-30 5 15 19 30 42 30 39 0 61-49 61-59 0-4-3-4-4-4-3 0-4 1-4 4-14 41-40 50-52 50-16 0-21-12-21-25 0-9 2-17 7-34 4-18 8-35 13-53z"><text:p/></draw:path><draw:path draw:style-name="gr3" draw:text-style-name="P6" svg:width="0.0744in" svg:height="0.1063in" svg:x="0.8791in" svg:y="0.0071in" svg:viewBox="0 0 190 271" svg:d="M90 4c0-1 0-4-5-4-9 0-37 3-48 3-2 1-6 1-6 8 0 6 3 6 9 6 18 0 19 2 19 6 0 2-1 6-1 8-18 74-37 147-56 220-2 6-2 7-2 9 0 9 8 11 12 11 6 0 12-5 14-10 3-10 5-20 7-30 3-11 5-22 9-33 2-9 4-17 6-26 1-2 4-15 5-18s13-24 26-35c8-6 19-13 36-13s21 13 21 26c0 21-14 64-23 86-3 9-5 13-5 21 0 19 13 32 32 32 36 0 50-56 50-60 0-3-3-3-4-3-5 0-5 1-7 7-5 20-17 47-38 47-7 0-10-3-10-12 0-10 3-19 6-28 7-15 25-61 25-83 0-26-16-42-45-42-25 0-43 12-58 30 10-41 21-82 31-123z"><text:p/></draw:path><draw:path draw:style-name="gr3" draw:text-style-name="P6" svg:width="0.035in" svg:height="0.1512in" svg:x="0.9732in" svg:y="0in" svg:viewBox="0 0 90 385" svg:d="M90 381c0-1 0-1-6-8-49-49-61-122-61-180 0-67 14-135 62-182 5-5 5-5 5-7 0-3-2-4-4-4-4 0-39 26-62 76-20 42-24 85-24 117 0 29 4 76 25 120 24 47 57 72 61 72 2 0 4-1 4-4z"><text:p/></draw:path><draw:path draw:style-name="gr3" draw:text-style-name="P6" svg:width="0.0752in" svg:height="0.0685in" svg:x="1.0217in" svg:y="0.0453in" svg:viewBox="0 0 192 175" svg:d="M118 54c3-10 12-45 38-45 2 0 11 0 20 4-11 2-19 12-19 21 0 7 5 14 15 14 8 0 20-7 20-23 0-19-22-25-35-25-23 0-36 21-40 30-10-26-31-30-42-30-41 0-63 50-63 59 0 5 3 4 4 5 4 0 5-1 6-5 13-40 38-50 52-50 7 0 21 3 21 25 0 12-7 39-21 93-7 24-20 39-37 39-2 0-12 0-19-4 9-2 18-10 18-21s-9-13-14-13c-12 0-22 10-22 22 0 17 20 25 36 25 27 0 40-27 41-30 4 15 19 30 42 30 39 0 61-49 61-59 0-4-3-4-4-4-3 0-4 1-4 4-14 41-40 50-52 50-16 0-21-12-21-25 0-9 2-17 7-34 4-18 7-35 12-53z"><text:p/></draw:path><draw:path draw:style-name="gr3" draw:text-style-name="P6" svg:width="0.0346in" svg:height="0.1512in" svg:x="1.113in" svg:y="0in" svg:viewBox="0 0 89 385" svg:d="M89 193c0-30-3-76-25-120-23-48-56-73-61-73-2 0-3 2-3 4s0 2 8 9c37 38 59 99 59 180 0 65-14 133-62 181-5 6-5 6-5 7 0 2 1 4 3 4 5 0 40-26 62-76 20-41 24-84 24-116z"><text:p/></draw:path><draw:path draw:style-name="gr3" draw:text-style-name="P6" svg:width="0.1004in" svg:height="0.0354in" svg:x="1.2142in" svg:y="0.0571in" svg:viewBox="0 0 256 91" svg:d="M244 17c6 0 12-2 12-9 0-8-6-8-12-8-77 0-155 0-232 0-4 0-12 0-12 8 0 7 8 9 13 9 77 0 154 0 231 0zM244 91c6 0 12 0 12-7 0-9-6-9-12-9-77 0-154 0-231 0-5 0-13 0-13 9 0 7 8 7 12 7 77 0 155 0 232 0z"><text:p/></draw:path><draw:path draw:style-name="gr3" draw:text-style-name="P6" svg:width="0.0697in" svg:height="0.0976in" svg:x="1.3685in" svg:y="0.0453in" svg:viewBox="0 0 178 249" svg:d="M177 25c0-2 1-4 1-6 0-7-5-11-12-11-3 0-14 3-15 16-7-14-21-24-37-24-44 0-91 54-91 110 0 38 23 61 51 61 23 0 41-18 45-22h1c-9 34-9 33-13 50-1 5-15 41-56 41-7 0-20 0-31-3 12-4 16-13 16-20s-4-13-15-13c-8 0-21 6-21 22 0 15 14 23 52 23 48 0 76-30 82-52 14-57 29-114 43-172zM126 121c-2 10-11 20-19 28-8 6-20 13-32 13-19 0-24-20-24-35 0-19 11-64 20-84 11-19 28-34 44-34 26 0 31 31 31 33s-1 4-1 5c-6 25-12 49-19 74z"><text:p/></draw:path><draw:path draw:style-name="gr3" draw:text-style-name="P6" svg:width="0.035in" svg:height="0.1512in" svg:x="1.4594in" svg:y="0in" svg:viewBox="0 0 90 385" svg:d="M90 381c0-1 0-1-6-8-49-49-62-122-62-180 0-67 15-135 63-182 5-5 5-5 5-7 0-3-2-4-4-4-4 0-39 26-62 76-20 42-24 85-24 117 0 29 4 76 25 120 23 47 57 72 61 72 2 0 4-1 4-4z"><text:p/></draw:path><draw:path draw:style-name="gr3" draw:text-style-name="P6" svg:width="0.0752in" svg:height="0.0685in" svg:x="1.5079in" svg:y="0.0453in" svg:viewBox="0 0 192 175" svg:d="M118 54c2-10 11-45 38-45 2 0 11 0 20 4-11 2-19 12-19 21 0 7 5 14 15 14 8 0 20-7 20-23 0-19-23-25-36-25-22 0-35 21-41 30-8-26-29-30-40-30-41 0-63 50-63 59 0 5 3 5 4 5 4 0 5-1 6-5 13-40 38-50 52-50 6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3" draw:text-style-name="P6" svg:width="0.0346in" svg:height="0.1512in" svg:x="1.5992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074in" svg:height="0.1063in" svg:x="1.6583in" svg:y="0.0071in" svg:viewBox="0 0 189 271" svg:d="M89 4c0-1 0-4-4-4-9 0-38 3-48 3-3 1-7 1-7 8 0 6 3 6 8 6 19 0 20 2 20 6 0 2-1 6-1 8-19 74-37 147-56 220-1 6-1 7-1 9 0 9 8 11 11 11 5 0 12-5 14-10 2-10 6-20 8-30 2-11 5-22 8-33 2-9 4-17 6-26 1-2 5-15 5-18 1-3 13-24 26-35 9-6 21-13 37-13 17 0 21 13 21 26 0 21-15 64-24 86-3 9-5 13-5 21 0 19 14 32 32 32 36 0 50-56 50-60 0-3-3-3-4-3-5 0-5 1-6 7-6 20-18 47-39 47-7 0-10-3-10-12 0-10 4-19 7-28 6-15 24-61 24-83 0-26-16-42-44-42-25 0-43 12-58 30 10-41 20-82 30-123z"><text:p/></draw:path><draw:path draw:style-name="gr3" draw:text-style-name="P6" svg:width="0.0346in" svg:height="0.1512in" svg:x="1.7524in" svg:y="0in" svg:viewBox="0 0 89 385" svg:d="M89 381c0-1 0-1-7-8-48-49-60-122-60-180 0-67 14-135 63-182 4-5 4-5 4-7 0-3-1-4-3-4-5 0-40 26-62 76-20 42-24 85-24 117 0 29 3 76 25 120 23 47 56 72 61 72 2 0 3-1 3-4z"><text:p/></draw:path><draw:path draw:style-name="gr3" draw:text-style-name="P6" svg:width="0.0752in" svg:height="0.0685in" svg:x="1.8012in" svg:y="0.0453in" svg:viewBox="0 0 192 175" svg:d="M118 54c2-10 11-45 38-45 1 0 11 0 19 4-11 2-19 12-19 21 0 7 5 14 16 14 7 0 20-7 20-23 0-19-23-25-36-25-22 0-36 21-41 30-9-26-30-30-41-30-40 0-63 50-63 59 0 5 4 5 5 5 4 0 5-1 5-5 13-40 38-50 52-50 7 0 20 3 20 25 0 12-6 39-20 93-6 24-20 39-37 39-2 0-11 0-20-4 10-2 19-10 19-21s-9-13-14-13c-12 0-21 10-21 22 0 17 19 25 36 25 26 0 39-27 41-30 4 15 18 30 41 30 40 0 62-49 62-59 0-4-3-4-5-4-3 0-3 1-5 4-13 41-39 50-51 50-16 0-21-12-21-25 0-9 2-17 6-34 5-18 9-35 14-53z"><text:p/></draw:path><draw:path draw:style-name="gr3" draw:text-style-name="P6" svg:width="0.035in" svg:height="0.1512in" svg:x="1.8917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8"><draw:g text:anchor-type="as-char" svg:y="-0.1134in" draw:z-index="117" draw:name="Shape156" draw:style-name="gr1"><svg:title>TexMaths</svg:title><svg:desc>11§display§f(x_1) = 1 \neq 2 = g(x_1)§svg§600§FALSE§</svg:desc><draw:path draw:style-name="gr2" draw:text-style-name="P5" svg:width="1.4461in" svg:height="0.1358in" svg:x="-0.0004in" svg:y="0.0071in" svg:viewBox="0 0 3674 346" svg:d="M1838 346c-613 0-1225 0-1838 0 0-116 0-230 0-346 1225 0 2449 0 3674 0 0 116 0 230 0 346-612 0-1225 0-1836 0z"><text:p/></draw:path><draw:path draw:style-name="gr3" draw:text-style-name="P6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" svg:width="0.0346in" svg:height="0.1512in" svg:x="0.098in" svg:y="0in" svg:viewBox="0 0 89 385" svg:d="M89 381c0-1 0-1-6-8-48-49-61-122-61-180 0-67 15-135 63-182 4-5 4-5 4-7 0-3-1-4-3-4-5 0-39 26-62 76-20 42-24 85-24 117 0 29 4 76 25 120 23 47 56 72 61 72 2 0 3-1 3-4z"><text:p/></draw:path><draw:path draw:style-name="gr3" draw:text-style-name="P6" svg:width="0.0756in" svg:height="0.0685in" svg:x="0.1465in" svg:y="0.0453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6" svg:width="0.0386in" svg:height="0.0701in" svg:x="0.2406in" svg:y="0.0661in" svg:viewBox="0 0 99 179" svg:d="M62 8c0-8-1-8-8-8-18 17-43 17-54 17 0 3 0 6 0 9 7 0 25 0 40-7 0 46 0 92 0 138 0 9 0 13-28 13-3 0-6 0-10 0 0 3 0 6 0 9 6-1 39-1 49-1 8 0 43 0 48 1 0-3 0-6 0-9-3 0-7 0-10 0-27 0-27-4-27-13 0-50 0-100 0-149z"><text:p/></draw:path><draw:path draw:style-name="gr3" draw:text-style-name="P6" svg:width="0.035in" svg:height="0.1512in" svg:x="0.3059in" svg:y="0in" svg:viewBox="0 0 90 385" svg:d="M90 193c0-30-4-76-25-120-23-48-57-73-61-73-2 0-4 2-4 4s0 2 8 9c37 38 59 99 59 180 0 65-14 133-61 181-6 6-6 6-6 7 0 2 2 4 4 4 4 0 39-26 62-76 20-41 24-84 24-116z"><text:p/></draw:path><draw:path draw:style-name="gr3" draw:text-style-name="P6" svg:width="0.1008in" svg:height="0.0354in" svg:x="0.4075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5in" svg:height="0.1in" svg:x="0.5732in" svg:y="0.013in" svg:viewBox="0 0 128 255" svg:d="M79 10c0-10 0-10-9-10-24 24-58 24-70 24 0 5 0 8 0 12 8 0 30 0 51-10 0 66 0 133 0 199 0 14-1 18-37 18-4 0-7 0-12 0 0 5 0 9 0 12 13-1 48-1 63-1s48 0 63 1c0-3 0-7 0-12-5 0-9 0-14 0-34 0-35-4-35-18 0-72 0-144 0-215z"><text:p/></draw:path><draw:path draw:style-name="gr3" draw:text-style-name="P6" svg:width="0.0756in" svg:height="0.1409in" svg:x="0.6992in" svg:y="0.0043in" svg:viewBox="0 0 193 359" svg:d="M189 15c4-5 4-6 4-7 0-2-3-8-8-8s-6 2-9 8c-58 112-115 223-174 336-2 5-2 6-2 7 0 4 2 8 8 8 4 0 5-2 7-8 59-112 116-223 174-336z"><text:p/></draw:path><draw:path draw:style-name="gr3" draw:text-style-name="P6" svg:width="0.1008in" svg:height="0.0354in" svg:x="0.6862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602in" svg:height="0.1in" svg:x="0.8457in" svg:y="0.013in" svg:viewBox="0 0 154 255" svg:d="M30 226c14-14 27-26 42-39 59-53 82-74 82-112 0-44-34-75-81-75-44 0-73 35-73 69 0 22 20 22 21 22 7 0 20-4 20-21 0-9-7-19-21-19-2 0-3 0-5 0 9-26 30-39 52-39 35 0 52 31 52 63 0 31-19 60-40 85-25 27-49 54-75 81-4 5-4 6-4 14 48 0 96 0 144 0 3-22 7-44 10-66-3 0-5 0-9 0-2 12-5 28-9 33-3 4-28 4-36 4-23 0-47 0-70 0z"><text:p/></draw:path><draw:path draw:style-name="gr3" draw:text-style-name="P6" svg:width="0.1004in" svg:height="0.0354in" svg:x="0.9654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693in" svg:height="0.0976in" svg:x="1.1197in" svg:y="0.0453in" svg:viewBox="0 0 177 249" svg:d="M176 25c1-2 1-4 1-6 0-7-4-11-11-11-3 0-14 3-15 16-7-14-21-24-37-24-44 0-91 54-91 110 0 38 23 61 51 61 23 0 42-18 45-22-8 34-8 33-12 50-2 5-16 41-56 41-8 0-20 0-31-3 12-4 15-13 15-20s-3-13-14-13c-9 0-21 6-21 22 0 15 14 23 52 23 48 0 76-30 81-52 14-57 29-114 43-172zM127 121c-3 10-11 20-20 28-9 6-20 13-32 13-19 0-25-20-25-35 0-19 12-64 22-84 11-19 27-34 44-34 25 0 30 31 30 33s-1 4-1 5c-6 25-12 49-18 74z"><text:p/></draw:path><draw:path draw:style-name="gr3" draw:text-style-name="P6" svg:width="0.0346in" svg:height="0.1512in" svg:x="1.2106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6" svg:width="0.0756in" svg:height="0.0685in" svg:x="1.2591in" svg:y="0.0453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6" svg:width="0.0386in" svg:height="0.0701in" svg:x="1.3531in" svg:y="0.0661in" svg:viewBox="0 0 99 179" svg:d="M62 8c0-8-1-8-8-8-18 17-43 17-54 17 0 3 0 6 0 9 7 0 25 0 40-7 0 46 0 92 0 138 0 9 0 13-28 13-3 0-6 0-10 0 0 3 0 6 0 9 6-1 39-1 49-1 8 0 43 0 48 1 0-3 0-6 0-9-3 0-7 0-10 0-27 0-27-4-27-13 0-50 0-100 0-149z"><text:p/></draw:path><draw:path draw:style-name="gr3" draw:text-style-name="P6" svg:width="0.035in" svg:height="0.1512in" svg:x="1.4185in" svg:y="0in" svg:viewBox="0 0 90 385" svg:d="M90 193c0-30-4-76-25-120-24-48-57-73-61-73-2 0-4 2-4 4s0 2 8 9c37 38 59 99 59 180 0 65-14 133-61 181-6 6-6 6-6 7 0 2 2 4 4 4 4 0 39-26 62-76 20-41 24-84 24-116z"><text:p/></draw:path></draw:g></text:span><text:span text:style-name="T8"><draw:g text:anchor-type="as-char" svg:y="-0.1075in" draw:z-index="116" draw:name="Shape157" draw:style-name="gr1"><svg:title>TexMaths</svg:title><svg:desc>11§display§fS_hg§svg§600§FALSE§</svg:desc><draw:path draw:style-name="gr2" draw:text-style-name="P5" svg:width="0.3177in" svg:height="0.1217in" svg:x="-0.0004in" svg:y="0.0075in" svg:viewBox="0 0 808 310" svg:d="M0 0c269 0 539 0 808 0 0 103 0 207 0 310-269 0-539 0-808 0 0-103 0-207 0-310z"><text:p/></draw:path><draw:path draw:style-name="gr3" draw:text-style-name="P6" svg:width="0.0752in" svg:height="0.1374in" svg:x="0in" svg:y="0in" svg:viewBox="0 0 192 350" svg:d="M121 118c11 0 22 0 33 0 7 0 12 0 12-8 0-4-5-4-11-4-11 0-21 0-32 0 2-16 6-30 8-44 2-8 7-36 10-40 3-8 9-13 17-13 2 0 12 0 19 6-17 1-21 16-21 21 0 9 8 13 14 13 11 0 22-7 22-23 0-17-17-26-34-26-13 0-37 7-48 45-2 8-5 12-13 61-9 0-18 0-27 0-7 0-12 0-12 7 0 5 4 5 11 5 9 0 17 0 25 0-9 50-18 100-28 150-7 38-13 73-34 73-1 0-11 0-18-7 18-1 21-15 21-21 0-8-6-13-14-13-10 0-21 8-21 23 0 18 16 27 32 27 22 0 37-23 44-38 12-24 21-71 22-73 7-41 15-81 23-121z"><text:p/></draw:path><draw:path draw:style-name="gr3" draw:text-style-name="P6" svg:width="0.0894in" svg:height="0.1094in" svg:x="0.0906in" svg:y="0in" svg:viewBox="0 0 228 279" svg:d="M228 4c0-2-1-4-4-4-2 0-2 0-7 6-6 7-13 14-18 21-10-17-30-27-55-27-50 0-96 44-96 91 0 31 21 49 41 55 13 4 27 7 41 10s35 10 35 40c0 35-31 71-69 71-25 0-67-8-67-56 0-10 2-19 2-21s1-2 1-3c0-3-5-3-6-3-2 0-2 0-3 1-2 1-23 89-23 90 0 2 2 4 4 4 1 0 3-1 7-5 7-7 12-14 19-22 16 22 42 27 66 27 51 0 97-51 97-99 0-25-13-38-19-44-9-8-15-11-49-19-9-3-22-6-26-7-10-3-23-14-23-35 0-31 31-64 67-64 33 0 56 16 56 59 0 12-1 20-1 22 1 1 0 4 4 4 3 0 4-1 6-8 6-29 13-56 20-84z"><text:p/></draw:path><draw:path draw:style-name="gr3" draw:text-style-name="P6" svg:width="0.0575in" svg:height="0.074in" svg:x="0.1831in" svg:y="0.0555in" svg:viewBox="0 0 147 189" svg:d="M65 9c0-1 1-3 1-5 0-1-1-4-4-4-6 0-29 2-36 3-2 0-5 0-5 7 0 3 3 3 6 3 14 0 14 2 14 5 0 1 0 3-1 5-14 51-26 101-39 153-1 3-1 3-1 4 0 5 3 9 10 9 2 0 8-1 11-6 0-3 3-11 4-17 2-9 4-16 6-24 1-3 4-14 4-18 3-11 3-11 9-19 9-14 22-29 43-29 15 0 16 13 16 20 0 15-12 46-16 57-4 8-5 10-5 14 0 13 12 22 27 22 26 0 38-36 38-39 0-5-3-5-4-5-4 0-5 2-5 6-6 21-18 31-29 31-6 0-7-4-7-8 0-7 2-10 7-22 3-9 14-38 14-53 0-3 0-15-10-23-4-3-12-7-25-7-20 0-34 10-44 22 7-27 14-55 21-82z"><text:p/></draw:path><draw:path draw:style-name="gr3" draw:text-style-name="P6" svg:width="0.0693in" svg:height="0.0976in" svg:x="0.2559in" svg:y="0.0402in" svg:viewBox="0 0 177 249" svg:d="M176 25c0-2 1-4 1-6 0-7-5-11-11-11-5 0-14 3-17 16-6-14-19-24-35-24-44 0-92 54-92 110 0 37 24 61 52 61 23 0 40-18 45-22-8 33-9 32-14 49-1 4-14 42-54 42-8 0-20 0-31-3 11-4 15-14 15-20 0-7-4-15-14-15-9 0-21 8-21 24 0 15 14 23 52 23 47 0 75-30 81-53 14-56 28-113 43-171zM125 121c-2 10-11 20-20 28-7 6-19 13-30 13-20 0-26-20-26-36 0-18 11-63 22-83 10-19 27-34 43-34 25 0 31 31 31 33s0 4-1 5c-7 25-12 49-19 74z"><text:p/></draw:path></draw:g></text:span><text:span text:style-name="T8"><text:s/>כדרוש. </text:span></text:p>
            </text:list-item>
          </text:list>
          <text:p text:style-name="P44">סה"כ הפונקציות אינן שוות אך שקולות, וזו <text:span text:style-name="T26">סתירה</text:span>. <text:span text:style-name="T8"><draw:g text:anchor-type="as-char" svg:y="-0.1134in" draw:z-index="3" draw:name="Shape158" draw:style-name="gr1"><svg:title>TexMaths</svg:title><svg:desc>11§display§\lnot(\exists x \in \R. h(x) = 0)§svg§600§FALSE§</svg:desc><draw:path draw:style-name="gr2" draw:text-style-name="P5" svg:width="1.2697in" svg:height="0.1354in" svg:x="-0.0004in" svg:y="0.0071in" svg:viewBox="0 0 3226 345" svg:d="M0 0c1076 0 2150 0 3226 0 0 115 0 230 0 345-1076 0-2150 0-3226 0 0-115 0-230 0-345z"><text:p/></draw:path><draw:path draw:style-name="gr3" draw:text-style-name="P6" svg:width="0.0846in" svg:height="0.0398in" svg:x="0in" svg:y="0.0598in" svg:viewBox="0 0 216 102" svg:d="M216 13c0-12-2-13-15-13-62 0-124 0-187 0-6 0-14 0-14 8 0 7 8 7 14 7 62 0 125 0 186 0 0 25 0 49 0 74 0 7 0 13 8 13s8-6 8-13c0-25 0-50 0-76z"><text:p/></draw:path><draw:path draw:style-name="gr3" draw:text-style-name="P6" svg:width="0.035in" svg:height="0.1508in" svg:x="0.1083in" svg:y="0in" svg:viewBox="0 0 90 384" svg:d="M90 380c0-1 0-1-6-8-49-48-62-121-62-179 0-67 15-135 63-183 5-4 5-4 5-7 0-2-2-3-4-3-4 0-39 26-62 75-20 43-24 86-24 118 0 28 4 76 25 119 23 47 57 72 61 72 2 0 4-1 4-4z"><text:p/></draw:path><draw:path draw:style-name="gr3" draw:text-style-name="P6" svg:width="0.0677in" svg:height="0.1043in" svg:x="0.1606in" svg:y="0.0071in" svg:viewBox="0 0 173 266" svg:d="M173 13c0-12-1-13-15-13-48 0-95 0-144 0-6 0-14 0-14 8 0 7 8 7 14 7 48 0 96 0 143 0 0 37 0 73 0 111-46 0-92 0-138 0-7 0-14 0-14 7 0 8 7 8 14 8 46 0 92 0 138 0 0 36 0 73 0 109-47 0-95 0-143 0-6 0-14 0-14 8s8 8 14 8c49 0 96 0 144 0 14 0 15-2 15-14 0-79 0-160 0-239z"><text:p/></draw:path><draw:path draw:style-name="gr3" draw:text-style-name="P6" svg:width="0.0752in" svg:height="0.0681in" svg:x="0.2413in" svg:y="0.0453in" svg:viewBox="0 0 192 174" svg:d="M118 54c3-10 12-46 38-46 2 0 11 0 20 5-11 2-19 12-19 21 0 7 5 13 15 13 8 0 20-6 20-22 0-19-22-25-35-25-23 0-36 20-40 29-10-26-31-29-42-29-41 0-63 50-63 59 0 4 3 3 4 4 4 0 5-1 6-5 13-40 38-50 52-50 7 0 21 4 21 26 0 12-7 38-21 92-7 24-20 40-37 40-2 0-12 0-19-5 9-2 18-10 18-21 0-10-9-13-14-13-12 0-22 10-22 22 0 17 20 25 36 25 27 0 40-26 41-29 4 15 19 29 42 29 39 0 61-50 61-59 0-4-3-4-4-4-3 0-4 1-4 5-14 40-40 50-52 50-16 0-21-13-21-25 0-9 2-18 7-34 4-18 7-35 12-53z"><text:p/></draw:path><draw:path draw:style-name="gr3" draw:text-style-name="P6" svg:width="0.0752in" svg:height="0.087in" svg:x="0.3791in" svg:y="0.0307in" svg:viewBox="0 0 192 222" svg:d="M179 120c7 0 13 0 13-8 0-7-6-7-13-7-55 0-109 0-164 0 5-52 50-88 104-88 20 0 40 0 60 0 7 0 13-2 13-9 0-8-6-8-13-8-20 0-40 0-60 0-67 0-119 51-119 112 0 62 52 110 119 110 20 0 40 0 60 0 7 0 13 0 13-7 0-8-6-7-13-7-20 0-40 0-60 0-54 0-99-36-104-88 55 0 109 0 164 0z"><text:p/></draw:path><draw:path draw:style-name="gr3" draw:text-style-name="P6" svg:width="0.1039in" svg:height="0.1031in" svg:x="0.5122in" svg:y="0.0098in" svg:viewBox="0 0 265 263" svg:d="M98 143c4 0 9 0 13 0 20 30 39 58 58 88 4 6 14 21 18 27 2 5 3 5 12 5 18 0 36 0 54 0 7 0 12 0 12-8 0-3-2-5-5-6-15-3-33-29-43-41-3-3-22-27-48-69 34-7 67-21 67-67 0-53-56-72-102-72-41 0-80 0-121 0-6 0-13 0-13 7 0 6 8 6 10 6 22 0 24 2 24 22 0 64 0 128 0 192 0 20-2 22-24 22-2 0-10 0-10 6 0 8 7 8 13 8 35 0 71 0 106 0 7 0 13 0 13-8 0-6-7-6-11-6-22 0-23-3-23-22 0-28 0-56 0-84zM172 123c11-13 12-34 12-50 0-19-3-40-15-55 16 3 54 15 54 54 0 25-11 45-51 51zM98 34c0-8 0-21 23-21 33 0 49 13 49 60 0 49-12 56-72 56 0-32 0-64 0-95zM45 249c3-7 3-18 3-21 0-64 0-129 0-194 0-3 0-14-3-21 14 0 30 0 44 0-5 7-5 15-5 20 0 65 0 130 0 195 0 3 0 14 3 21-14 0-28 0-42 0zM128 143c2-1 3-1 6-1 7 0 14-1 21-2 6 10 47 77 79 109-12 0-25 0-37 0-23-35-46-71-69-106z"><text:p/></draw:path><draw:path draw:style-name="gr3" draw:text-style-name="P6" svg:width="0.0161in" svg:height="0.0161in" svg:x="0.6327in" svg:y="0.0972in" svg:viewBox="0 0 42 42" svg:d="M42 21c0-11-10-21-21-21s-21 10-21 21 10 21 21 21 21-10 21-21z"><text:p/></draw:path><draw:path draw:style-name="gr3" draw:text-style-name="P6" svg:width="0.0744in" svg:height="0.1059in" svg:x="0.6701in" svg:y="0.0071in" svg:viewBox="0 0 190 270" svg:d="M90 3c-2-1 0-3-5-3-9 0-38 2-48 3-3 0-7 1-7 8 0 4 4 4 10 4 18 0 18 4 18 7 0 2-1 6-1 8-19 73-37 147-56 221-1 6-1 6-1 9 0 9 8 10 11 10 7 0 12-5 14-10 2-9 6-19 8-29 3-11 5-23 9-35 2-8 4-15 6-24 0-2 4-16 4-18 2-3 13-25 26-35 9-7 21-14 37-14 17 0 21 13 21 27 0 21-14 62-24 85-3 9-4 14-4 22 0 18 13 31 32 31 36 0 50-56 50-60 0-3-4-3-5-3-4 0-4 1-6 7-5 21-17 48-39 48-7 0-9-4-9-13 0-10 3-19 6-28 7-16 25-60 25-83 0-25-16-41-45-41-25 0-43 12-58 30 10-42 21-83 31-124z"><text:p/></draw:path><draw:path draw:style-name="gr3" draw:text-style-name="P6" svg:width="0.0346in" svg:height="0.1508in" svg:x="0.7642in" svg:y="0in" svg:viewBox="0 0 89 384" svg:d="M89 380c0-1 0-1-5-8-49-48-62-121-62-179 0-67 15-135 63-183 4-4 4-4 4-7 0-2-1-3-3-3-5 0-39 26-62 75-20 43-24 86-24 118 0 28 4 76 25 119 23 47 56 72 61 72 2 0 3-1 3-4z"><text:p/></draw:path><draw:path draw:style-name="gr3" draw:text-style-name="P6" svg:width="0.0752in" svg:height="0.0681in" svg:x="0.813in" svg:y="0.0453in" svg:viewBox="0 0 192 174" svg:d="M118 54c2-10 11-46 38-46 2 0 11 0 20 5-11 2-19 12-19 21 0 7 5 13 15 13 8 0 20-6 20-22 0-19-23-25-36-25-22 0-35 20-41 29-8-26-29-29-41-29-40 0-62 50-62 59 0 4 3 4 4 4 4 0 5-1 6-5 13-40 38-50 52-50 6 0 21 4 21 26 0 12-7 38-21 92-7 24-20 40-38 40-2 0-11 0-18-5 9-2 17-10 17-21 0-10-8-13-14-13-11 0-21 10-21 22 0 17 20 25 36 25 26 0 40-26 41-29 4 15 19 29 42 29 39 0 61-50 61-59 0-4-3-4-4-4-3 0-4 1-6 5-12 40-38 50-50 50-16 0-22-13-22-25 0-9 2-18 6-34 5-18 9-35 14-53z"><text:p/></draw:path><draw:path draw:style-name="gr3" draw:text-style-name="P6" svg:width="0.0346in" svg:height="0.1508in" svg:x="0.9043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6" svg:width="0.1004in" svg:height="0.035in" svg:x="1.0055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638in" svg:height="0.1035in" svg:x="1.163in" svg:y="0.0126in" svg:viewBox="0 0 163 264" svg:d="M163 133c0-30-1-61-16-89-17-37-49-44-65-44-23 0-51 10-68 46-12 27-14 57-14 87s2 63 18 93c16 31 45 38 63 38 21 0 51-7 67-44 14-27 15-56 15-87zM81 257c-14 0-37-10-44-48-4-22-4-57-4-80 0-24 0-50 2-71 8-46 36-49 46-49 14 0 39 6 47 45 3 22 3 51 3 75 0 30 0 55-5 79-5 36-27 49-45 49z"><text:p/></draw:path><draw:path draw:style-name="gr3" draw:text-style-name="P6" svg:width="0.035in" svg:height="0.1508in" svg:x="1.2421in" svg:y="0in" svg:viewBox="0 0 90 384" svg:d="M90 193c0-30-4-77-25-120-23-48-56-73-61-73-2 0-4 1-4 3 0 3 0 3 8 10 38 38 60 99 60 180 0 65-14 132-63 181-5 5-5 5-5 6 0 3 2 4 4 4 5 0 39-26 62-75 20-43 24-85 24-116z"><text:p/></draw:path></draw:g></text:span><text:span text:style-name="T8"><text:s/></text:span><text:span text:style-name="T35">ובאופן שקול </text:span><text:span text:style-name="T35"><draw:g text:anchor-type="as-char" svg:y="-0.1134in" draw:z-index="2" draw:name="Shape159" draw:style-name="gr1"><svg:title>TexMaths</svg:title><svg:desc>11§display§\forall x \in \R. h(x) \neq 0§svg§600§FALSE§</svg:desc><draw:path draw:style-name="gr2" draw:text-style-name="P5" svg:width="1.0594in" svg:height="0.1358in" svg:x="0.0075in" svg:y="0.0071in" svg:viewBox="0 0 2692 346" svg:d="M1347 346c-449 0-898 0-1347 0 0-116 0-230 0-346 898 0 1794 0 2692 0 0 116 0 230 0 346-449 0-898 0-1345 0z"><text:p/></draw:path><draw:path draw:style-name="gr3" draw:text-style-name="P6" svg:width="0.0846in" svg:height="0.1079in" svg:x="-0.0004in" svg:y="0.0071in" svg:viewBox="0 0 216 275" svg:d="M213 14c3-4 3-4 3-6 0-5-4-8-8-8-6 0-8 4-10 9-11 28-21 56-32 85-39 0-78 0-118 0-11-29-20-57-31-85-2-6-4-9-9-9-4 0-8 3-8 8 0 1 0 1 2 6 32 84 65 169 97 252 2 6 3 9 9 9 5 0 6-4 9-7 32-84 65-169 96-254zM55 109c35 0 70 0 106 0-18 45-36 91-53 137-18-46-35-92-53-137z"><text:p/></draw:path><draw:path draw:style-name="gr3" draw:text-style-name="P6" svg:width="0.0756in" svg:height="0.0685in" svg:x="0.089in" svg:y="0.0453in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39-27 41-30 4 15 18 30 41 30 40 0 62-49 62-59 0-4-3-4-4-4-4 0-4 1-5 4-14 41-40 50-52 50-16 0-21-12-21-25 0-9 2-17 7-34 4-18 8-35 13-53z"><text:p/></draw:path><draw:path draw:style-name="gr3" draw:text-style-name="P6" svg:width="0.076in" svg:height="0.087in" svg:x="0.2264in" svg:y="0.0307in" svg:viewBox="0 0 194 222" svg:d="M179 120c7 0 15 0 15-8 0-9-8-9-15-9-55 0-109 0-164 0 6-50 50-88 105-88 20 0 40 0 59 0 7 0 15 0 15-7 0-8-8-8-15-8-19 0-40 0-60 0-66 0-119 50-119 112s53 110 119 110c20 0 41 0 60 0 7 0 15 0 15-7s-8-7-15-7c-19 0-39 0-59 0-55 0-99-37-105-88 55 0 109 0 164 0z"><text:p/></draw:path><draw:path draw:style-name="gr3" draw:text-style-name="P6" svg:width="0.1043in" svg:height="0.1031in" svg:x="0.3594in" svg:y="0.0098in" svg:viewBox="0 0 266 263" svg:d="M98 143c4 0 10 0 14 0 19 30 39 60 57 88 5 7 14 22 18 28 3 4 4 4 13 4 18 0 35 0 53 0 7 0 13 0 13-6 0-4-2-6-6-7-15-3-33-29-42-41-3-3-22-28-49-70 36-6 69-21 69-66 0-54-58-73-103-73-40 0-81 0-122 0-6 0-13 0-13 7 0 6 8 6 11 6 22 0 24 4 24 22 0 64 0 129 0 193 0 19-2 22-24 22-3 0-11 0-11 7 0 6 7 6 13 6 35 0 72 0 107 0 7 0 12 0 12-6 0-7-7-7-11-7-22 0-23-3-23-22 0-28 0-56 0-85zM173 124c11-14 12-35 12-51 0-19-3-40-16-55 17 3 54 15 54 55 0 24-11 44-50 51zM98 34c0-8 0-21 24-21 33 0 49 15 49 60 0 49-13 57-73 57 0-32 0-64 0-96zM45 250c3-7 3-18 3-21 0-64 0-129 0-194 0-4 0-14-3-22 14 0 30 0 44 0-4 7-4 15-4 20 0 65 0 131 0 196 0 3 0 14 2 21-14 0-28 0-42 0zM128 143c2 0 4-1 7-1 6 0 15 0 20-1 6 9 47 77 79 109-12 0-25 0-37 0-23-35-46-72-69-107z"><text:p/></draw:path><draw:path draw:style-name="gr3" draw:text-style-name="P6" svg:width="0.0157in" svg:height="0.0157in" svg:x="0.4803in" svg:y="0.0972in" svg:viewBox="0 0 41 41" svg:d="M41 21c0-12-10-21-21-21-12 0-20 9-20 21 0 11 8 20 20 20 11 0 21-9 21-20z"><text:p/></draw:path><draw:path draw:style-name="gr3" draw:text-style-name="P6" svg:width="0.0744in" svg:height="0.1063in" svg:x="0.5177in" svg:y="0.0071in" svg:viewBox="0 0 190 271" svg:d="M90 4c0-1 0-4-5-4-9 0-37 3-48 3-2 1-6 1-6 8 0 6 3 6 9 6 18 0 19 2 19 6 0 2-1 6-1 8-18 74-37 147-56 220-2 6-2 7-2 9 0 9 8 11 12 11 6 0 12-5 14-10 3-10 5-20 7-30 3-11 6-22 9-33 2-9 4-17 6-26 2-2 4-15 5-18s13-24 26-35c8-6 19-13 37-13 16 0 20 13 20 26 0 21-14 64-23 86-3 9-5 13-5 21 0 19 13 32 32 32 36 0 50-56 50-60 0-3-3-3-4-3-4 0-4 1-7 7-5 20-17 47-38 47-7 0-10-3-10-12 0-10 3-19 8-28 5-15 23-61 23-83 0-26-16-42-44-42-26 0-43 12-57 30 9-41 19-82 29-123z"><text:p/></draw:path><draw:path draw:style-name="gr3" draw:text-style-name="P6" svg:width="0.035in" svg:height="0.1512in" svg:x="0.6118in" svg:y="0in" svg:viewBox="0 0 90 385" svg:d="M90 381c0-1 0-1-6-8-49-49-61-122-61-179 0-68 14-136 62-183 5-5 5-5 5-7 0-3-2-4-4-4-3 0-39 26-62 76-18 42-24 85-24 118 0 28 4 75 26 119 24 47 57 72 60 72 2 0 4-1 4-4z"><text:p/></draw:path><draw:path draw:style-name="gr3" draw:text-style-name="P6" svg:width="0.0756in" svg:height="0.0685in" svg:x="0.6602in" svg:y="0.0453in" svg:viewBox="0 0 193 175" svg:d="M119 54c2-10 11-45 37-45 2 0 12 0 20 4-11 2-19 12-19 21 0 7 5 14 15 14 8 0 21-7 21-23 0-19-22-25-36-25-23 0-36 21-40 30-10-26-31-30-42-30-41 0-63 50-63 59 0 5 3 4 5 5 3 0 4-1 5-5 13-40 39-50 52-50 7 0 21 3 21 25 0 12-7 39-21 93-6 24-20 39-37 39-2 0-11 0-19-4 10-2 18-10 18-21s-8-13-14-13c-12 0-22 10-22 22 0 17 20 25 36 25 27 0 40-27 41-30 6 15 19 30 42 30 39 0 61-49 61-59 0-4-3-4-4-4-3 0-4 1-4 4-14 41-40 50-52 50-15 0-21-12-21-25 0-9 2-17 7-34 4-18 8-35 13-53z"><text:p/></draw:path><draw:path draw:style-name="gr3" draw:text-style-name="P6" svg:width="0.035in" svg:height="0.1512in" svg:x="0.7516in" svg:y="0in" svg:viewBox="0 0 90 385" svg:d="M90 194c0-31-4-77-26-121-23-48-56-73-60-73-3 0-4 2-4 4s0 2 8 9c37 38 59 99 59 181 0 64-14 132-61 180-6 6-6 6-6 7 0 2 1 4 4 4 4 0 39-26 61-76 20-41 25-84 25-115z"><text:p/></draw:path><draw:path draw:style-name="gr3" draw:text-style-name="P6" svg:width="0.0756in" svg:height="0.1409in" svg:x="0.8654in" svg:y="0.0043in" svg:viewBox="0 0 193 359" svg:d="M190 15c3-5 3-6 3-7 0-2-3-8-8-8s-6 2-8 8c-58 112-115 223-174 336-3 5-3 6-3 7 0 4 3 8 8 8 4 0 5-2 9-8 58-112 115-223 173-336z"><text:p/></draw:path><draw:path draw:style-name="gr3" draw:text-style-name="P6" svg:width="0.1008in" svg:height="0.0354in" svg:x="0.8531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638in" svg:height="0.1035in" svg:x="1.011in" svg:y="0.013in" svg:viewBox="0 0 163 264" svg:d="M163 133c0-31-2-61-16-90-17-37-49-43-66-43-23 0-51 10-67 45-12 28-14 57-14 88 0 29 1 64 18 92 16 32 44 39 63 39 21 0 50-7 68-45 12-25 14-55 14-86zM81 255c-15 0-38-9-45-46-4-22-4-58-4-80 0-26 0-51 3-72 7-45 37-49 46-49 13 0 38 7 46 45 4 22 4 52 4 76 0 28 0 55-4 79-7 36-29 47-46 47z"><text:p/></draw:path></draw:g></text:span><text:span text:style-name="T35"><text:s/>כדרוש. </text:span></text:p>
        </text:list-item>
        <text:list-item>
          <text:p text:style-name="P45">נניח שלכל <text:span text:style-name="T8"><draw:g text:anchor-type="as-char" svg:y="-0.0681in" draw:z-index="110" draw:name="Shape160" draw:style-name="gr1"><svg:title>TexMaths</svg:title><svg:desc>11§display§x§svg§600§FALSE§</svg:desc><draw:path draw:style-name="gr2" draw:text-style-name="P5" svg:width="0.0634in" svg:height="0.052in" svg:x="0.0031in" svg:y="0.0071in" svg:viewBox="0 0 162 133" svg:d="M0 0c54 0 108 0 162 0 0 44 0 89 0 133-54 0-108 0-162 0 0-44 0-89 0-133z"><text:p/></draw:path><draw:path draw:style-name="gr3" draw:text-style-name="P6" svg:width="0.0748in" svg:height="0.0677in" svg:x="-0.0004in" svg:y="0in" svg:viewBox="0 0 191 173" svg:d="M117 54c2-10 11-45 37-45 2 0 11 0 20 4-11 2-19 12-19 21 0 7 5 13 15 13 9 0 21-6 21-22 0-19-23-25-36-25-23 0-36 20-40 30-10-27-30-30-41-30-40 0-62 50-62 59 0 4 3 4 5 4 3 0 4 0 5-5 13-40 39-49 51-49 7 0 21 3 21 25 0 12-7 38-21 90-6 25-19 40-37 40-2 0-11 0-18-4 10-3 17-10 17-21 0-10-7-13-14-13-11 0-21 9-21 22 0 17 20 25 36 25 26 0 40-27 41-30 5 14 18 30 40 30 39 0 62-50 62-60 0-3-4-3-5-3-3 0-4 1-5 5-13 40-39 49-51 49-16 0-20-12-20-25 0-8 2-17 6-33 4-18 8-34 13-52z"><text:p/></draw:path></draw:g></text:span><text:span text:style-name="T8"><text:s/></text:span><text:span text:style-name="T35">לא מתקיים </text:span><text:span text:style-name="T35"><draw:g text:anchor-type="as-char" svg:y="-0.1134in" draw:z-index="109" draw:name="Shape161" draw:style-name="gr1"><svg:title>TexMaths</svg:title><svg:desc>11§display§h(x) = 0§svg§600§FALSE§</svg:desc><draw:path draw:style-name="gr2" draw:text-style-name="P5" svg:width="0.5492in" svg:height="0.1354in" svg:x="-0.0004in" svg:y="0.0071in" svg:viewBox="0 0 1396 345" svg:d="M0 0c465 0 931 0 1396 0 0 115 0 230 0 345-465 0-931 0-1396 0 0-115 0-230 0-345z"><text:p/></draw:path><draw:path draw:style-name="gr3" draw:text-style-name="P6" svg:width="0.0744in" svg:height="0.1059in" svg:x="0in" svg:y="0.0071in" svg:viewBox="0 0 190 270" svg:d="M90 3c-2-1 0-3-5-3-9 0-37 2-48 3-2 0-6 1-6 8 0 4 3 4 9 4 18 0 19 4 19 7 0 2-1 6-1 8-18 73-37 147-56 221-2 6-2 6-2 9 0 9 8 10 11 10 7 0 13-5 14-10 3-9 6-19 8-29 3-11 6-23 9-35 2-8 4-15 6-24 2-2 4-16 5-18 1-3 13-25 26-35 8-7 20-14 37-14 16 0 20 13 20 27 0 21-14 62-23 85-3 9-5 14-5 22 0 18 13 31 32 31 36 0 50-56 50-60 0-3-3-3-4-3-4 0-4 1-7 7-5 21-17 48-39 48-7 0-9-4-9-13 0-10 3-19 7-28 6-16 24-60 24-83 0-25-16-41-45-41-25 0-43 12-58 30 10-42 21-83 31-124z"><text:p/></draw:path><draw:path draw:style-name="gr3" draw:text-style-name="P6" svg:width="0.035in" svg:height="0.1508in" svg:x="0.0945in" svg:y="0in" svg:viewBox="0 0 90 384" svg:d="M90 380c0-1 0-1-6-8-49-48-62-121-62-179 0-67 15-135 63-183 5-4 5-4 5-7 0-2-2-3-4-3-3 0-39 26-62 75-20 43-24 86-24 118 0 28 4 76 25 119 23 47 58 72 61 72 2 0 4-1 4-4z"><text:p/></draw:path><draw:path draw:style-name="gr3" draw:text-style-name="P6" svg:width="0.0756in" svg:height="0.0681in" svg:x="0.1429in" svg:y="0.0453in" svg:viewBox="0 0 193 174" svg:d="M118 54c2-10 11-46 38-46 2 0 11 0 20 5-11 2-19 12-19 21 0 7 5 13 15 13 8 0 21-6 21-22 0-19-24-25-37-25-22 0-35 20-40 29-9-26-30-29-41-29-41 0-63 50-63 59 0 4 3 4 5 4 3 0 4-1 5-5 13-40 39-50 52-50 6 0 21 4 21 26 0 12-7 38-21 92-7 24-20 40-38 40-2 0-11 0-18-5 10-2 17-10 17-21 0-10-7-13-14-13-11 0-21 10-21 22 0 17 20 25 36 25 26 0 40-26 41-29 4 15 19 29 42 29 39 0 61-50 61-59 0-4-3-4-4-4-3 0-4 1-5 5-13 40-39 50-51 50-15 0-22-13-22-25 0-9 2-18 7-34 4-18 8-35 13-53z"><text:p/></draw:path><draw:path draw:style-name="gr3" draw:text-style-name="P6" svg:width="0.0346in" svg:height="0.1508in" svg:x="0.2343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6" svg:width="0.1008in" svg:height="0.035in" svg:x="0.335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38in" svg:height="0.1035in" svg:x="0.4929in" svg:y="0.0126in" svg:viewBox="0 0 163 264" svg:d="M163 133c0-30-2-61-16-89-17-37-49-44-66-44-23 0-50 10-67 46-12 27-14 57-14 87s2 63 18 93c16 31 45 38 63 38 21 0 51-7 68-44 12-27 14-56 14-87zM81 257c-15 0-38-10-45-48-4-22-4-57-4-80 0-24 0-50 3-71 8-46 37-49 46-49 13 0 39 6 46 45 4 22 4 51 4 75 0 30 0 55-4 79-6 36-28 49-46 49z"><text:p/></draw:path></draw:g></text:span><text:span text:style-name="T8">. </text:span><text:span text:style-name="T37">נוכיח </text:span><text:span text:style-name="T37"><draw:g text:anchor-type="as-char" svg:y="-0.1075in" draw:z-index="108" draw:name="Shape162" draw:style-name="gr1"><svg:title>TexMaths</svg:title><svg:desc>11§display§S_h = id_{\R \to \R}§svg§600§FALSE§</svg:desc><draw:path draw:style-name="gr2" draw:text-style-name="P5" svg:width="0.763in" svg:height="0.1146in" svg:x="-0.0004in" svg:y="0.0075in" svg:viewBox="0 0 1939 292" svg:d="M0 0c647 0 1293 0 1939 0 0 98 0 195 0 292-646 0-1292 0-1939 0 0-97 0-194 0-292z"><text:p/></draw:path><draw:path draw:style-name="gr3" draw:text-style-name="P6" svg:width="0.0902in" svg:height="0.1094in" svg:x="-0.0004in" svg:y="0in" svg:viewBox="0 0 230 279" svg:d="M230 4c0-2-1-4-4-4s-3 0-8 5c-6 8-12 15-18 22-11-17-31-27-56-27-48 0-94 44-94 91 0 31 19 49 39 55 14 4 28 7 42 10 14 5 35 10 35 41 0 34-32 70-69 70-25 0-68-9-68-56 0-10 2-19 2-21 1-1 1-2 1-3 0-3-2-3-4-3-3 0-4 0-5 1s-23 89-23 90c0 3 2 4 4 4 3 0 3 0 7-5 7-7 13-15 20-22 16 22 43 27 65 27 53 0 98-51 98-99 0-25-14-38-19-44-9-8-14-11-50-19-7-3-22-6-25-7-11-3-24-14-24-35 0-31 32-64 68-64 32 0 56 16 56 59 0 12-2 20-2 22 1 1 0 4 4 4 5 0 5-1 7-8 7-29 14-56 21-84z"><text:p/></draw:path><draw:path draw:style-name="gr3" draw:text-style-name="P6" svg:width="0.0575in" svg:height="0.074in" svg:x="0.0933in" svg:y="0.0555in" svg:viewBox="0 0 147 189" svg:d="M64 9c1-1 1-4 1-5s-1-4-4-4c-6 0-28 2-35 3-2 0-5 0-5 7 0 3 3 3 7 3 13 0 13 2 13 5 0 1-1 3-1 5-14 51-26 101-39 152-1 4-1 4-1 5 0 5 3 9 9 9 3 0 9-1 11-6 1-3 3-11 4-17 2-8 5-15 7-23 1-4 3-14 4-19 2-10 2-11 8-20 9-13 23-28 44-28 15 0 15 13 15 20 0 15-11 46-15 57-3 8-4 10-4 13 0 14 12 23 25 23 27 0 39-36 39-39 0-4-3-4-4-4-4 0-4 1-5 5-6 19-18 30-29 30-6 0-7-3-7-8 0-7 1-9 7-21 3-9 14-38 14-52 0-4 0-16-10-24-5-3-13-7-25-7-20 0-34 10-44 22 7-27 13-55 20-82z"><text:p/></draw:path><draw:path draw:style-name="gr3" draw:text-style-name="P6" svg:width="0.1004in" svg:height="0.035in" svg:x="0.215in" svg:y="0.052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6" svg:width="0.0398in" svg:height="0.1012in" svg:x="0.3713in" svg:y="0.0075in" svg:viewBox="0 0 102 258" svg:d="M98 14c0-7-4-14-14-14s-20 11-20 21c0 8 4 14 14 14 9 0 20-9 20-21zM69 159c5-11 5-12 9-22 2-7 5-13 5-20 0-18-13-32-32-32-37 0-51 56-51 59 0 4 3 4 4 4 5 0 5-1 7-7 10-37 25-48 39-48 3 0 9 0 9 13 0 8-2 16-4 19-3 11-20 54-26 71-5 10-9 23-9 30 0 19 13 32 32 32 36 0 50-56 50-59s-4-3-5-3c-3 0-3 1-6 6-6 24-19 48-39 48-7 0-9-4-9-13s2-15 11-38c5-13 10-26 15-40z"><text:p/></draw:path><draw:path draw:style-name="gr3" draw:text-style-name="P6" svg:width="0.072in" svg:height="0.1059in" svg:x="0.4248in" svg:y="0.002in" svg:viewBox="0 0 184 270" svg:d="M184 4c0-1 0-4-6-4-5 0-42 3-48 4-3 0-6 3-6 7 0 5 4 5 9 5 19 0 20 3 20 7 0 2-1 6-1 8-8 29-16 60-23 91-8-14-19-25-37-25-45 0-92 57-92 112 0 36 21 61 51 61 8 0 27-1 50-28 4 15 17 28 35 28 14 0 22-8 29-20 7-15 12-38 12-39 0-3-4-3-5-3-4 0-4 1-5 6-6 26-14 48-29 48-11 0-13-10-13-18 0-9 2-12 3-19 18-73 37-147 56-221zM103 220c-2 8-2 8-7 14-18 22-33 28-44 28-19 0-24-21-24-37 0-18 12-64 20-82 13-23 30-37 46-37 25 0 30 31 30 34 0 2-1 4-2 6-6 24-12 50-19 74z"><text:p/></draw:path><draw:path draw:style-name="gr3" draw:text-style-name="P6" svg:width="0.0728in" svg:height="0.072in" svg:x="0.4996in" svg:y="0.0575in" svg:viewBox="0 0 186 184" svg:d="M68 100c4 0 7 0 10 0 13 21 28 42 41 63 3 3 10 13 12 17s3 4 9 4c12 0 25 0 37 0 6 0 9 0 9-6 0-2-1-3-3-4-10-2-23-19-30-28-2-2-15-20-34-49 24-5 47-15 47-46 0-39-39-51-71-51-29 0-56 0-85 0-6 0-10 0-10 4 0 5 6 5 8 5 15 0 16 2 16 15 0 45 0 90 0 135 0 13-1 15-16 15-2 0-8 0-8 4 0 6 4 6 10 6 24 0 49 0 74 0 5 0 8 0 8-6 0-4-4-4-7-4-16 0-17-2-17-15 0-19 0-39 0-59zM121 87c8-10 9-24 9-36 0-14-2-28-11-39 11 2 38 11 38 39 0 17-8 30-36 36zM68 24c0-6 0-15 18-15 23 0 34 10 34 42 0 34-9 39-52 39 0-22 0-44 0-66zM32 174c2-5 2-11 2-13 0-47 0-92 0-137 0-3 0-10-2-15 10 0 21 0 31 0-4 4-4 10-4 14 0 45 0 91 0 138 0 2 0 8 3 13-10 0-20 0-30 0zM89 100c2-1 3-1 6-1 4 0 10 0 14-1 4 6 33 55 55 76-9 0-17 0-25 0-17-24-33-50-50-74z"><text:p/></draw:path><draw:path draw:style-name="gr3" draw:text-style-name="P6" svg:width="0.1043in" svg:height="0.0555in" svg:x="0.5831in" svg:y="0.0756in" svg:viewBox="0 0 266 142" svg:d="M228 77c-34 25-26 40-39 60 0 5 4 5 7 5 4 0 5 0 6-5 3-6 7-24 21-39 16-16 29-20 41-23 1-1 2-2 2-5 0-2-1-3-5-3-39-13-53-41-59-64-1-3-3-3-6-3-5 0-7 0-7 3 0 1 4 19 17 38 5 10 13 16 22 23-73 0-144 0-217 0-4 0-11 0-11 6 0 7 7 7 11 7 73 0 144 0 217 0z"><text:p/></draw:path><draw:path draw:style-name="gr3" draw:text-style-name="P6" svg:width="0.0728in" svg:height="0.072in" svg:x="0.698in" svg:y="0.0575in" svg:viewBox="0 0 186 184" svg:d="M68 100c4 0 7 0 10 0 13 21 28 42 41 63 2 3 9 13 12 17 2 4 2 4 9 4 12 0 25 0 37 0 5 0 9 0 9-6 0-2-1-3-4-4-10-2-24-19-30-28-1-2-16-20-33-49 24-5 47-15 47-46 0-39-39-51-71-51-29 0-58 0-86 0-5 0-9 0-9 4 0 5 6 5 8 5 15 0 16 2 16 15 0 45 0 90 0 135 0 13-1 15-16 15-2 0-8 0-8 4 0 6 4 6 9 6 25 0 49 0 75 0 4 0 8 0 8-6 0-4-4-4-7-4-16 0-17-2-17-15 0-19 0-39 0-59zM120 87c8-10 9-24 9-36 0-14-1-28-10-39 11 2 37 11 37 39 0 17-7 30-36 36zM68 24c0-6 0-15 17-15 23 0 35 10 35 42 0 34-9 39-52 39 0-22 0-44 0-66zM32 174c2-5 2-11 2-13 0-47 0-92 0-137 0-3 0-10-2-15 10 0 21 0 31 0-5 4-5 10-5 14 0 45 0 91 0 138 0 2 0 8 3 13-10 0-19 0-29 0zM89 100c2-1 3-1 6-1s10 0 13-1c4 6 34 55 56 76-9 0-18 0-26 0-17-24-32-50-49-74z"><text:p/></draw:path></draw:g></text:span><text:span text:style-name="T37">, כלומר </text:span><text:span text:style-name="T38">יהיו </text:span><text:span text:style-name="T38"><draw:g text:anchor-type="as-char" svg:y="-0.1075in" draw:z-index="107" draw:name="Shape163" draw:style-name="gr1"><svg:title>TexMaths</svg:title><svg:desc>11§display§f, g \in \N \to \N§svg§600§FALSE§</svg:desc><draw:path draw:style-name="gr2" draw:text-style-name="P5" svg:width="0.8508in" svg:height="0.1217in" svg:x="-0.0004in" svg:y="0.0075in" svg:viewBox="0 0 2162 310" svg:d="M0 0c720 0 1442 0 2162 0 0 103 0 207 0 310-720 0-1442 0-2162 0 0-103 0-207 0-310z"><text:p/></draw:path><draw:path draw:style-name="gr3" draw:text-style-name="P6" svg:width="0.0752in" svg:height="0.1374in" svg:x="0in" svg:y="0in" svg:viewBox="0 0 192 350" svg:d="M121 118c11 0 22 0 33 0 8 0 12 0 12-8 0-4-4-4-11-4-11 0-21 0-32 0 2-16 6-30 8-44 2-8 8-36 10-40 3-8 10-13 17-13 3 0 12 0 20 6-17 1-21 16-21 21 0 9 7 13 15 13 9 0 20-7 20-23 0-17-17-26-34-26-13 0-37 7-48 45-2 8-3 12-13 61-9 0-18 0-27 0-7 0-12 0-12 7 0 5 5 5 11 5 9 0 17 0 26 0-10 50-19 100-29 150-7 38-13 73-34 73-1 0-11 0-18-7 18-1 21-15 21-21 0-8-6-13-14-13-10 0-21 8-21 23 0 18 16 27 32 27 22 0 37-23 44-38 12-24 22-71 22-73 8-41 15-81 23-121z"><text:p/></draw:path><draw:path draw:style-name="gr3" draw:text-style-name="P6" svg:width="0.0173in" svg:height="0.0453in" svg:x="0.0874in" svg:y="0.0902in" svg:viewBox="0 0 45 116" svg:d="M45 41c0-26-10-41-25-41-12 0-20 10-20 21 0 10 8 20 20 20 4 0 10-1 13-5 2-1 1-1 2-1s1 0 1 6c0 28-13 51-26 63-5 5-5 6-5 7 0 2 3 5 5 5 4 0 35-30 35-75z"><text:p/></draw:path><draw:path draw:style-name="gr3" draw:text-style-name="P6" svg:width="0.0693in" svg:height="0.0976in" svg:x="0.1441in" svg:y="0.0402in" svg:viewBox="0 0 177 249" svg:d="M176 25c0-2 1-4 1-6 0-7-4-11-11-11-4 0-14 3-16 16-7-14-20-24-36-24-44 0-92 54-92 110 0 37 24 61 52 61 23 0 40-18 45-22-8 33-9 33-13 49-2 4-15 42-55 42-8 0-21 0-31-3 11-4 15-14 15-20 0-7-4-15-14-15-9 0-21 8-21 24 0 15 14 23 51 23 48 0 77-30 82-53 14-56 29-113 43-171zM125 121c-2 10-11 20-19 28-8 6-20 13-31 13-20 0-26-20-26-36 0-18 11-63 22-83 10-19 27-34 43-34 26 0 31 31 31 33s-1 4-1 5c-7 25-12 49-19 74z"><text:p/></draw:path><draw:path draw:style-name="gr3" draw:text-style-name="P6" svg:width="0.076in" svg:height="0.087in" svg:x="0.2744in" svg:y="0.0256in" svg:viewBox="0 0 194 222" svg:d="M180 120c7 0 14 0 14-8 0-9-7-9-14-9-55 0-109 0-164 0 5-50 49-88 104-88 20 0 41 0 60 0 7 0 14 0 14-7 0-8-7-8-14-8-21 0-40 0-61 0-66 0-119 49-119 112 0 62 53 110 119 110 21 0 40 0 61 0 7 0 14 0 14-8 0-7-7-7-14-7-19 0-40 0-60 0-55 0-99-36-104-87 55 0 109 0 164 0z"><text:p/></draw:path><draw:path draw:style-name="gr3" draw:text-style-name="P6" svg:width="0.1028in" svg:height="0.1063in" svg:x="0.4098in" svg:y="0.0028in" svg:viewBox="0 0 262 271" svg:d="M33 35c0 63 0 126 0 187 0 20-2 28-22 28-4 0-11 0-11 6 0 7 5 7 13 7 20 0 40 0 60 0 7 0 13 0 13-7 0-6-7-6-12-6-21 0-25-9-25-29 0-58 0-118 0-176 57 74 112 146 168 220 3 4 5 6 7 6 7 0 7-7 7-14 0-72 0-144 0-216 0-21 3-27 22-28 2 0 9 0 9-6 0-7-7-7-13-7-19 0-38 0-57 0-6 0-13 0-13 7 0 6 7 6 11 6 22 1 26 9 26 29 0 39 0 80 0 121-40-53-79-105-118-158-3-5-5-5-13-5-22 0-45 0-67 0-8 0-14 0-14 7 0 6 6 6 8 6 11 1 19 8 22 12-1 4-1 5-1 10zM218 243c-56-73-112-146-169-220-3-5-3-5-7-10 15 0 31 0 46 0 43 59 87 117 130 175 0 19 0 37 0 55z"><text:p/></draw:path><draw:path draw:style-name="gr3" draw:text-style-name="P6" svg:width="0.1346in" svg:height="0.0783in" svg:x="0.5657in" svg:y="0.0291in" svg:viewBox="0 0 343 200" svg:d="M300 109c-21 15-31 32-34 36-17 27-21 50-21 51 0 4 5 4 8 4 7 0 8-1 9-7 9-37 32-70 74-87 6-2 7-3 7-5 0-3-2-4-3-4-18-7-64-27-78-91-1-5-2-6-9-6-3 0-8 0-8 4 0 2 4 26 20 51 8 12 19 25 35 37-95 0-191 0-287 0-6 0-13 0-13 9 0 8 7 8 13 8 96 0 192 0 287 0z"><text:p/></draw:path><draw:path draw:style-name="gr3" draw:text-style-name="P6" svg:width="0.1028in" svg:height="0.1063in" svg:x="0.7555in" svg:y="0.0028in" svg:viewBox="0 0 262 271" svg:d="M34 35c0 63 0 126 0 187 0 20-3 28-23 28-4 0-11 0-11 6 0 7 7 7 13 7 20 0 41 0 61 0 6 0 12 0 12-7 0-6-6-6-11-6-22 0-26-9-26-29 0-58 0-118 0-176 57 74 112 146 168 220 3 4 5 6 8 6 7 0 7-7 7-14 0-72 0-144 0-216 0-21 3-27 21-28 2 0 9 0 9-6 0-7-6-7-13-7-19 0-38 0-57 0-6 0-13 0-13 7 0 6 7 6 11 6 22 1 26 9 26 29 0 39 0 80 0 121-39-53-79-105-117-158-4-5-6-5-14-5-22 0-45 0-67 0-7 0-14 0-14 7 0 6 7 6 9 6 10 1 18 8 21 12 0 4 0 5 0 10zM218 243c-56-73-112-146-169-220-3-5-3-5-7-10 15 0 31 0 46 0 43 59 87 117 130 175 0 19 0 37 0 55z"><text:p/></draw:path></draw:g></text:span><text:span text:style-name="T37"><text:s/>מתקיים </text:span><text:span text:style-name="T37"><draw:g text:anchor-type="as-char" svg:y="-0.1075in" draw:z-index="106" draw:name="Shape164" draw:style-name="gr1"><svg:title>TexMaths</svg:title><svg:desc>11§display§fS_hg \siff f = g§svg§600§FALSE§</svg:desc><draw:path draw:style-name="gr2" draw:text-style-name="P5" svg:width="1.0535in" svg:height="0.1217in" svg:x="-0.0004in" svg:y="0.0075in" svg:viewBox="0 0 2677 310" svg:d="M0 0c892 0 1785 0 2677 0 0 103 0 207 0 310-892 0-1785 0-2677 0 0-103 0-207 0-310z"><text:p/></draw:path><draw:path draw:style-name="gr3" draw:text-style-name="P6" svg:width="0.0756in" svg:height="0.1374in" svg:x="0in" svg:y="0in" svg:viewBox="0 0 193 350" svg:d="M121 118c11 0 22 0 33 0 8 0 12 0 12-8 0-4-4-4-11-4-11 0-21 0-32 0 2-16 6-30 8-44 2-8 8-36 10-40 3-8 10-13 17-13 3 0 13 0 20 6-17 2-21 16-21 21 0 9 7 13 15 13 9 0 21-7 21-23 0-17-18-26-35-26-13 0-37 7-48 45-2 8-3 12-13 61-9 0-18 0-27 0-7 0-12 0-12 7 0 5 5 5 11 5 9 0 17 0 26 0-10 50-19 100-29 150-7 38-13 73-34 73-1 0-11 0-18-7 18-1 21-15 21-20 0-9-6-14-14-14-10 0-21 8-21 23 0 18 16 27 32 27 22 0 37-23 44-38 12-24 21-71 22-73 8-41 15-81 23-121z"><text:p/></draw:path><draw:path draw:style-name="gr3" draw:text-style-name="P6" svg:width="0.0898in" svg:height="0.1094in" svg:x="0.0906in" svg:y="0in" svg:viewBox="0 0 229 279" svg:d="M229 4c0-2 0-4-5-4-1 0-2 0-6 6-7 7-12 14-19 21-10-17-30-27-55-27-49 0-96 44-96 91 0 31 21 49 41 55 13 4 28 7 41 10 14 4 36 10 36 40 0 35-32 71-69 71-26 0-68-8-68-56 0-10 2-18 2-21 0-2 1-2 1-3 0-3-3-3-5-3s-3 0-4 1-23 89-23 90c0 2 2 4 4 4 3 0 3-1 7-5 7-7 12-14 19-22 17 22 43 27 66 27 53 0 98-51 98-99 0-25-14-38-19-44-9-8-16-11-50-19-8-3-22-6-25-7-11-3-24-14-24-35 0-31 31-64 68-64 32 0 55 16 55 59 0 12-1 20-1 22 1 1 0 4 4 4 5 0 5-1 6-8 6-29 14-56 21-84z"><text:p/></draw:path><draw:path draw:style-name="gr3" draw:text-style-name="P6" svg:width="0.0575in" svg:height="0.074in" svg:x="0.1843in" svg:y="0.0555in" svg:viewBox="0 0 147 189" svg:d="M64 9c0-1 1-3 1-5 0-1-1-4-4-4-6 0-28 2-35 3-2 0-6 0-6 7 0 3 4 3 8 3 12 0 12 2 12 5 0 1 0 3-1 5-13 51-26 101-38 153-1 3-1 3-1 4 0 5 3 9 9 9 3 0 8-1 11-6 1-3 3-11 4-17 2-9 5-16 7-24 1-3 3-14 4-18 2-11 2-11 8-20 9-13 22-28 44-28 14 0 15 13 15 20 0 15-12 46-15 57-3 8-4 10-4 14 0 13 12 22 25 22 27 0 39-36 39-39 0-5-3-4-4-5-4 0-4 2-5 6-7 21-18 31-29 31-6 0-7-4-7-8 0-7 1-10 6-22 3-9 14-38 14-53 0-3 0-15-10-23-4-3-12-7-24-7-20 0-34 10-45 22 7-27 14-55 21-82z"><text:p/></draw:path><draw:path draw:style-name="gr3" draw:text-style-name="P6" svg:width="0.0697in" svg:height="0.0976in" svg:x="0.2571in" svg:y="0.0402in" svg:viewBox="0 0 178 249" svg:d="M177 25c0-2 1-4 1-6 0-7-5-11-12-11-3 0-14 3-15 16-7-14-21-24-37-24-44 0-91 54-91 110 0 37 23 60 52 60 22 0 40-17 44-21h1c-9 33-9 32-13 49-1 4-15 42-56 42-7 0-20 0-31-4 12-3 16-13 16-19 0-7-4-15-15-15-8 0-21 8-21 24 0 15 14 23 52 23 48 0 76-30 82-53 15-56 29-114 43-171zM127 121c-3 10-12 20-20 28-8 6-20 13-31 13-20 0-25-20-25-36 0-18 11-63 21-83 11-19 27-34 44-34 25 0 30 31 30 33s-1 4-1 5c-6 25-12 49-18 74z"><text:p/></draw:path><draw:path draw:style-name="gr3" draw:text-style-name="P6" svg:width="0.1343in" svg:height="0.0783in" svg:x="0.3839in" svg:y="0.0291in" svg:viewBox="0 0 342 200" svg:d="M329 109c6 0 13 0 13-8 0-9-7-9-13-9-96 0-192 0-287 0 21-15 32-32 34-36 17-26 21-50 21-52 0-4-5-4-8-4-7 0-7 1-9 8-9 37-31 69-75 88-4 1-5 2-5 5 0 2 1 4 5 5 40 16 66 46 76 89 1 4 1 5 8 5 3 0 8 0 8-4 0-1-4-24-20-50-8-12-19-25-35-37 95 0 191 0 287 0z"><text:p/></draw:path><draw:path draw:style-name="gr3" draw:text-style-name="P6" svg:width="0.1346in" svg:height="0.0783in" svg:x="0.5102in" svg:y="0.0291in" svg:viewBox="0 0 343 200" svg:d="M301 109c-22 15-31 32-35 36-17 27-21 50-21 51 0 4 6 4 8 4 7 0 8-1 9-7 9-37 32-70 76-87 4-1 5-3 5-5 0-3-2-4-3-4-17-7-64-27-78-91-1-5-2-6-9-6-2 0-8 0-8 4 0 2 4 26 20 51 8 12 19 25 36 37-95 0-191 0-287 0-7 0-14 0-14 9 0 8 7 8 14 8 96 0 192 0 287 0z"><text:p/></draw:path><draw:path draw:style-name="gr3" draw:text-style-name="P6" svg:width="0.0756in" svg:height="0.1374in" svg:x="0.7039in" svg:y="0in" svg:viewBox="0 0 193 350" svg:d="M121 118c11 0 23 0 34 0 8 0 11 0 11-8 0-4-3-4-10-4-11 0-22 0-33 0 4-16 6-30 9-44 1-8 7-36 9-40 3-8 10-13 19-13 1 0 11 0 18 6-17 2-21 16-21 21 0 9 7 13 15 13 9 0 21-7 21-23 0-17-18-26-33-26-14 0-38 7-50 45-2 8-3 12-12 61-9 0-19 0-28 0-6 0-11 0-11 7 0 5 4 5 11 5 9 0 17 0 26 0-10 50-20 100-30 150-7 38-13 73-33 73-2 0-11 0-19-7 18-1 21-15 21-20 0-9-6-14-14-14-10 0-21 8-21 23 0 18 17 27 33 27 21 0 36-23 44-38 12-24 21-71 21-73 8-41 15-81 23-121z"><text:p/></draw:path><draw:path draw:style-name="gr3" draw:text-style-name="P6" svg:width="0.1008in" svg:height="0.0354in" svg:x="0.8374in" svg:y="0.052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693in" svg:height="0.0976in" svg:x="0.9917in" svg:y="0.0402in" svg:viewBox="0 0 177 249" svg:d="M176 25c0-2 1-4 1-6 0-7-4-11-11-11-4 0-14 3-16 16-7-14-20-24-36-24-44 0-92 54-92 110 0 37 24 60 52 60 23 0 40-17 45-21-8 33-9 32-13 49-2 4-15 42-55 42-8 0-20 0-31-4 11-3 15-13 15-19 0-7-4-15-14-15-9 0-21 8-21 24 0 15 14 23 51 23 48 0 77-30 82-53 14-56 29-114 43-171zM125 121c-2 10-11 20-19 28-8 6-20 13-31 13-20 0-25-20-25-36 0-18 11-63 22-83 9-19 26-34 42-34 26 0 31 31 31 33s-1 4-1 5c-6 25-12 49-19 74z"><text:p/></draw:path></draw:g></text:span><text:span text:style-name="T37">. </text:span><text:span text:style-name="T38">נוכיח את שתי הגרירות. </text:span></text:p>
          <text:list>
            <text:list-item>
              <text:p text:style-name="P46"><text:span text:style-name="T8">נניח </text:span><text:span text:style-name="T8"><draw:g text:anchor-type="as-char" svg:y="-0.1075in" draw:z-index="105" draw:name="Shape165" draw:style-name="gr1"><svg:title>TexMaths</svg:title><svg:desc>11§display§f = g§svg§600§FALSE§</svg:desc><draw:path draw:style-name="gr2" draw:text-style-name="P5" svg:width="0.3492in" svg:height="0.1217in" svg:x="-0.0004in" svg:y="0.0075in" svg:viewBox="0 0 888 310" svg:d="M0 0c296 0 592 0 888 0 0 103 0 207 0 310-296 0-592 0-888 0 0-103 0-207 0-310z"><text:p/></draw:path><draw:path draw:style-name="gr3" draw:text-style-name="P6" svg:width="0.0756in" svg:height="0.1374in" svg:x="0in" svg:y="0in" svg:viewBox="0 0 193 350" svg:d="M121 118c11 0 22 0 33 0 8 0 12 0 12-8 0-4-4-4-11-4-11 0-21 0-32 0 2-16 6-30 8-44 2-8 8-36 10-40 3-8 10-13 17-13 3 0 13 0 19 6-16 1-21 16-21 21 0 9 8 13 15 13 11 0 22-7 22-23 0-17-18-26-35-26-13 0-37 7-48 45-2 8-4 12-13 61-9 0-18 0-27 0-7 0-12 0-12 7 0 5 4 5 11 5 9 0 17 0 26 0-10 50-19 100-29 150-7 38-13 73-34 73-1 0-11 0-18-7 18-1 21-15 21-21 0-8-6-13-14-13-10 0-21 8-21 23 0 18 17 27 32 27 22 0 37-23 44-38 12-24 21-71 22-73 8-41 15-81 23-121z"><text:p/></draw:path><draw:path draw:style-name="gr3" draw:text-style-name="P6" svg:width="0.1004in" svg:height="0.0354in" svg:x="0.1335in" svg:y="0.052in" svg:viewBox="0 0 256 91" svg:d="M243 17c7 0 13-2 13-9 0-8-6-8-12-8-78 0-155 0-232 0-5 0-12 0-12 8 0 7 7 9 13 9 77 0 153 0 230 0zM244 91c6 0 12 0 12-7 0-9-6-9-13-9-77 0-153 0-230 0-6 0-13 0-13 9 0 7 7 7 12 7 77 0 154 0 232 0z"><text:p/></draw:path><draw:path draw:style-name="gr3" draw:text-style-name="P6" svg:width="0.0693in" svg:height="0.0976in" svg:x="0.2874in" svg:y="0.0402in" svg:viewBox="0 0 177 249" svg:d="M176 25c0-2 1-4 1-6 0-7-4-11-11-11-4 0-14 3-16 16-7-14-20-24-36-24-44 0-92 54-92 110 0 37 24 61 52 61 23 0 40-18 45-22-8 33-9 32-13 49-1 4-15 42-55 42-8 0-20 0-31-4 11-3 15-13 15-19 0-7-4-15-14-15-9 0-21 8-21 24 0 15 14 23 52 23 47 0 76-30 81-53 14-56 29-113 43-171zM125 121c-2 10-11 20-19 28-8 6-20 13-31 13-20 0-25-20-25-36 0-18 11-63 22-83 9-19 26-34 42-34 26 0 31 31 31 33s0 4-1 5c-6 25-12 49-19 74z"><text:p/></draw:path></draw:g></text:span><text:span text:style-name="T8">, נוכיח </text:span><text:span text:style-name="T8"><draw:g text:anchor-type="as-char" svg:y="-0.1134in" draw:z-index="104" draw:name="Shape166" draw:style-name="gr1"><svg:title>TexMaths</svg:title><svg:desc>11§display§f(x)h(x) = g(x)h(x)§svg§600§FALSE§</svg:desc><draw:path draw:style-name="gr2" draw:text-style-name="P5" svg:width="1.3362in" svg:height="0.1354in" svg:x="-0.0004in" svg:y="0.0071in" svg:viewBox="0 0 3395 345" svg:d="M0 0c1131 0 2264 0 3395 0 0 115 0 230 0 345-1131 0-2264 0-3395 0 0-115 0-230 0-345z"><text:p/></draw:path><draw:path draw:style-name="gr3" draw:text-style-name="P6" svg:width="0.0752in" svg:height="0.137in" svg:x="0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" draw:text-style-name="P6" svg:width="0.0346in" svg:height="0.1508in" svg:x="0.098in" svg:y="0in" svg:viewBox="0 0 89 384" svg:d="M89 380c0-1 0-1-7-8-48-48-60-121-60-179 0-67 14-135 63-183 4-4 4-4 4-7 0-2-1-3-3-3-5 0-39 26-62 75-20 43-24 86-24 118 0 28 4 76 25 119 23 47 56 72 61 72 2 0 3-1 3-4z"><text:p/></draw:path><draw:path draw:style-name="gr3" draw:text-style-name="P6" svg:width="0.0752in" svg:height="0.0681in" svg:x="0.1465in" svg:y="0.0453in" svg:viewBox="0 0 192 174" svg:d="M118 54c2-10 11-46 38-46 1 0 11 0 19 5-11 2-19 12-19 21 0 7 5 13 16 13 7 0 20-6 20-22 0-19-23-25-36-25-22 0-36 20-41 29-9-26-30-29-41-29-40 0-62 50-62 59 0 4 3 4 4 4 4 0 5-1 5-5 13-40 39-50 52-50 7 0 20 4 20 26 0 12-6 38-20 92-6 24-19 40-37 40-2 0-11 0-18-5 8-2 17-10 17-21 0-10-9-13-14-13-12 0-21 10-21 22 0 17 19 25 36 25 26 0 40-26 41-29 4 15 19 29 42 29 39 0 61-50 61-59 0-4-3-4-4-4-4 0-4 1-6 5-13 40-38 50-51 50-15 0-21-13-21-25 0-9 2-18 6-34 5-18 9-35 14-53z"><text:p/></draw:path><draw:path draw:style-name="gr3" draw:text-style-name="P6" svg:width="0.035in" svg:height="0.1508in" svg:x="0.2374in" svg:y="0in" svg:viewBox="0 0 90 384" svg:d="M90 193c0-30-4-77-25-120-23-48-57-73-61-73-2 0-4 1-4 3 0 3 0 3 8 10 37 38 60 99 60 180 0 65-14 132-63 181-5 5-5 5-5 6 0 3 2 4 4 4 4 0 39-26 62-75 20-43 24-85 24-116z"><text:p/></draw:path><draw:path draw:style-name="gr3" draw:text-style-name="P6" svg:width="0.0744in" svg:height="0.1059in" svg:x="0.2961in" svg:y="0.0071in" svg:viewBox="0 0 190 270" svg:d="M90 3c-2-1 0-3-5-3-9 0-37 2-48 3-2 0-6 1-6 8 0 4 3 4 9 4 18 0 19 4 19 7 0 2-1 6-1 8-18 73-37 147-56 221-2 6-2 6-2 9 0 9 8 10 12 10 6 0 12-5 14-10 3-9 5-19 7-29 3-11 5-23 9-35 2-8 4-15 6-24 1-2 4-16 5-18 1-3 13-25 26-35 8-7 19-14 36-14s21 13 21 27c0 21-14 62-23 85-3 9-5 14-5 22 0 18 13 31 32 31 36 0 50-56 50-60 0-3-3-3-4-3-5 0-5 1-7 7-5 21-17 48-38 48-7 0-10-4-10-13 0-10 3-19 6-28 7-16 25-60 25-83 0-25-16-41-45-41-25 0-43 12-58 30 10-42 21-83 31-124z"><text:p/></draw:path><draw:path draw:style-name="gr3" draw:text-style-name="P6" svg:width="0.035in" svg:height="0.1508in" svg:x="0.3906in" svg:y="0in" svg:viewBox="0 0 90 384" svg:d="M90 380c0-1 0-1-6-8-49-48-61-121-61-179 0-67 14-135 62-183 5-4 5-4 5-7 0-2-2-3-4-3-4 0-39 26-62 75-20 43-24 86-24 118 0 28 4 76 25 119 24 47 57 72 61 72 2 0 4-1 4-4z"><text:p/></draw:path><draw:path draw:style-name="gr3" draw:text-style-name="P6" svg:width="0.0752in" svg:height="0.0681in" svg:x="0.439in" svg:y="0.0453in" svg:viewBox="0 0 192 174" svg:d="M118 54c3-10 12-46 38-46 2 0 11 0 20 5-11 2-19 12-19 21 0 7 5 13 15 13 8 0 20-6 20-22 0-19-22-25-35-25-23 0-36 20-40 29-10-26-31-29-42-29-41 0-63 50-63 59 0 4 3 3 4 4 4 0 5-1 6-5 13-40 38-50 52-50 7 0 21 4 21 26 0 12-7 38-21 92-7 24-20 40-37 40-2 0-11 0-19-5 9-2 18-10 18-21 0-10-9-13-14-13-12 0-22 10-22 22 0 17 20 25 36 25 27 0 40-26 41-29 4 15 19 29 42 29 39 0 61-50 61-59 0-4-3-4-4-4-3 0-4 1-4 5-14 40-40 50-52 50-16 0-21-13-21-25 0-9 2-18 7-34 4-18 7-35 12-53z"><text:p/></draw:path><draw:path draw:style-name="gr3" draw:text-style-name="P6" svg:width="0.035in" svg:height="0.1508in" svg:x="0.5303in" svg:y="0in" svg:viewBox="0 0 90 384" svg:d="M90 193c0-30-4-77-26-120-23-48-56-73-60-73-3 0-4 1-4 3 0 3 0 3 8 10 37 38 59 99 59 180 0 65-14 132-62 181-5 5-5 5-5 6 0 3 1 4 4 4 4 0 39-26 61-75 20-43 25-85 25-116z"><text:p/></draw:path><draw:path draw:style-name="gr3" draw:text-style-name="P6" svg:width="0.1008in" svg:height="0.035in" svg:x="0.6315in" svg:y="0.0571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6" svg:width="0.0697in" svg:height="0.0972in" svg:x="0.7854in" svg:y="0.0453in" svg:viewBox="0 0 178 248" svg:d="M177 25c0-3 1-4 1-7 0-7-5-10-11-10-4 0-14 2-16 16-7-14-21-24-37-24-44 0-91 54-91 109 0 39 23 62 52 62 22 0 40-19 44-23 0 0 1 0 1 1-9 34-13 48-13 49-1 3-15 42-56 42-7 0-20-1-31-4 12-4 16-14 16-20 0-7-4-13-15-13-8 0-21 6-21 22 0 15 14 23 52 23 48 0 76-30 82-53 14-56 29-114 43-170zM126 121c-2 10-11 20-19 27-8 6-20 14-31 14-20 0-25-20-25-35 0-19 11-65 20-84 11-20 28-35 44-35 26 0 31 32 31 34 0 1-1 3-1 5-6 25-12 49-19 74z"><text:p/></draw:path><draw:path draw:style-name="gr3" draw:text-style-name="P6" svg:width="0.035in" svg:height="0.1508in" svg:x="0.8764in" svg:y="0in" svg:viewBox="0 0 90 384" svg:d="M90 380c0-1 0-1-6-8-49-48-61-121-61-179 0-67 14-135 62-183 5-4 5-4 5-7 0-2-2-3-4-3-4 0-39 26-62 75-20 43-24 86-24 118 0 28 4 76 25 119 23 47 57 72 61 72 2 0 4-1 4-4z"><text:p/></draw:path><draw:path draw:style-name="gr3" draw:text-style-name="P6" svg:width="0.0752in" svg:height="0.0681in" svg:x="0.9248in" svg:y="0.0453in" svg:viewBox="0 0 192 174" svg:d="M118 54c2-10 12-46 38-46 2 0 11 0 20 5-11 2-19 12-19 21 0 7 5 13 15 13 8 0 20-6 20-22 0-19-23-25-35-25-23 0-36 20-40 29-10-26-31-29-42-29-41 0-63 50-63 59 0 4 3 3 4 4 4 0 5-1 6-5 13-40 38-50 52-50 7 0 21 4 21 26 0 12-7 38-21 92-7 24-20 40-37 40-3 0-12 0-19-5 9-2 18-10 18-21 0-10-9-13-14-13-12 0-22 10-22 22 0 17 20 25 36 25 26 0 40-26 41-29 4 15 19 29 42 29 39 0 61-50 61-59 0-4-3-4-4-4-3 0-4 1-4 5-14 40-40 50-52 50-16 0-22-13-22-25 0-9 3-18 6-34 5-18 9-35 14-53z"><text:p/></draw:path><draw:path draw:style-name="gr3" draw:text-style-name="P6" svg:width="0.0346in" svg:height="0.1508in" svg:x="1.0161in" svg:y="0in" svg:viewBox="0 0 89 384" svg:d="M89 193c0-30-3-77-25-120-23-48-56-73-61-73-2 0-3 1-3 3 0 3 0 3 8 10 37 38 59 99 59 180 0 65-14 132-63 181-4 5-4 5-4 6 0 3 1 4 3 4 5 0 40-26 62-75 20-43 24-85 24-116z"><text:p/></draw:path><draw:path draw:style-name="gr3" draw:text-style-name="P6" svg:width="0.074in" svg:height="0.1059in" svg:x="1.0748in" svg:y="0.0071in" svg:viewBox="0 0 189 270" svg:d="M89 3c-1-1 0-3-4-3-9 0-38 2-48 3-3 0-7 1-7 8 0 4 3 4 10 4 18 0 18 4 18 7 0 2-1 6-1 8-19 73-37 147-56 221-1 6-1 6-1 9 0 9 8 10 11 10 7 0 12-5 14-10 2-9 6-19 8-29 2-11 5-23 8-35 3-8 5-15 6-24 1-2 5-16 5-18 1-3 13-25 26-35 9-7 21-14 37-14 17 0 21 13 21 27 0 21-14 62-24 85-3 9-4 14-4 22 0 18 13 31 31 31 36 0 50-56 50-60 0-3-3-3-4-3-4 0-4 1-6 7-5 21-18 48-39 48-7 0-9-4-9-13 0-10 3-19 6-28 7-16 24-60 24-83 0-25-16-41-44-41-25 0-43 12-58 30 10-42 20-83 30-124z"><text:p/></draw:path><draw:path draw:style-name="gr3" draw:text-style-name="P6" svg:width="0.0346in" svg:height="0.1508in" svg:x="1.1693in" svg:y="0in" svg:viewBox="0 0 89 384" svg:d="M89 380c0-1 0-1-7-8-48-48-60-121-60-179 0-67 14-135 63-183 4-4 4-4 4-7 0-2-1-3-3-3-5 0-39 26-62 75-20 43-24 86-24 118 0 28 4 76 25 119 23 47 56 72 61 72 2 0 3-1 3-4z"><text:p/></draw:path><draw:path draw:style-name="gr3" draw:text-style-name="P6" svg:width="0.0752in" svg:height="0.0681in" svg:x="1.2177in" svg:y="0.0453in" svg:viewBox="0 0 192 174" svg:d="M118 54c2-10 11-46 38-46 2 0 11 0 19 5-11 2-19 12-19 21 0 7 5 13 16 13 8 0 20-6 20-22 0-19-23-25-36-25-22 0-36 20-41 29-9-26-30-29-41-29-40 0-62 50-62 59 0 4 3 4 4 4 4 0 5-1 5-5 13-40 39-50 53-50 6 0 21 4 21 26 0 12-7 38-21 92-7 24-20 40-38 40-2 0-11 0-18-5 8-2 17-10 17-21 0-10-9-13-14-13-11 0-21 10-21 22 0 17 19 25 36 25 26 0 40-26 41-29 4 15 19 29 42 29 39 0 61-50 61-59 0-4-3-4-4-4-3 0-4 1-6 5-12 40-38 50-51 50-15 0-21-13-21-25 0-9 2-18 6-34 5-18 9-35 14-53z"><text:p/></draw:path><draw:path draw:style-name="gr3" draw:text-style-name="P6" svg:width="0.035in" svg:height="0.1508in" svg:x="1.3087in" svg:y="0in" svg:viewBox="0 0 90 384" svg:d="M90 193c0-30-4-77-25-120-23-48-56-73-61-73-2 0-4 1-4 3 0 3 0 3 8 10 38 38 60 99 60 180 0 65-14 132-63 181-5 5-5 5-5 6 0 3 2 4 4 4 5 0 39-26 62-75 20-43 24-85 24-116z"><text:p/></draw:path></draw:g></text:span><text:span text:style-name="T8">. משוויון פונקציות </text:span><text:span text:style-name="T8"><draw:g text:anchor-type="as-char" svg:y="-0.1134in" draw:z-index="103" draw:name="Shape167" draw:style-name="gr1"><svg:title>TexMaths</svg:title><svg:desc>11§display§\forall x. f(x) = g(x)§svg§600§FALSE§</svg:desc><draw:path draw:style-name="gr2" draw:text-style-name="P5" svg:width="0.965in" svg:height="0.1354in" svg:x="0.0079in" svg:y="0.0071in" svg:viewBox="0 0 2452 345" svg:d="M0 0c818 0 1634 0 2452 0 0 115 0 230 0 345-818 0-1634 0-2452 0 0-115 0-230 0-345z"><text:p/></draw:path><draw:path draw:style-name="gr3" draw:text-style-name="P6" svg:width="0.0843in" svg:height="0.1075in" svg:x="0in" svg:y="0.0071in" svg:viewBox="0 0 215 274" svg:d="M213 14c2-4 2-5 2-6 0-5-3-8-8-8s-7 4-9 9c-11 28-21 56-32 85-39 0-78 0-118 0-11-29-20-57-31-85-3-6-4-9-9-9-4 0-8 3-8 8 1 2 0 1 2 6 32 84 65 168 97 251 1 6 3 9 9 9 5 0 6-4 8-8 33-83 64-168 97-252zM55 109c35 0 69 0 105 0-18 45-35 90-52 135-18-45-35-90-53-135z"><text:p/></draw:path><draw:path draw:style-name="gr3" draw:text-style-name="P6" svg:width="0.0756in" svg:height="0.0681in" svg:x="0.089in" svg:y="0.0453in" svg:viewBox="0 0 193 174" svg:d="M119 54c2-10 11-46 37-46 2 0 11 0 20 5-11 2-19 12-19 21 0 7 5 13 15 13 8 0 21-6 21-22 0-19-22-25-36-25-23 0-36 20-40 29-10-26-31-29-42-29-41 0-63 50-63 59 0 4 3 3 5 4 3 0 4-1 5-5 13-40 39-50 52-50 7 0 21 4 21 26 0 12-7 38-21 92-6 24-20 40-37 40-2 0-11 0-19-5 10-2 18-10 18-21 0-10-8-13-14-13-12 0-22 10-22 22 0 17 20 25 36 25 27 0 40-26 41-29 6 15 19 29 42 29 39 0 61-50 61-59 0-4-3-4-4-4-3 0-4 1-4 5-14 40-40 50-52 50-15 0-21-13-21-25 0-9 2-18 7-34 4-18 8-35 13-53z"><text:p/></draw:path><draw:path draw:style-name="gr3" draw:text-style-name="P6" svg:width="0.0157in" svg:height="0.0161in" svg:x="0.1846in" svg:y="0.0972in" svg:viewBox="0 0 41 42" svg:d="M41 21c0-11-9-21-20-21s-21 10-21 21 10 21 21 21 20-10 20-21z"><text:p/></draw:path><draw:path draw:style-name="gr3" draw:text-style-name="P6" svg:width="0.0756in" svg:height="0.137in" svg:x="0.2217in" svg:y="0.0071in" svg:viewBox="0 0 193 349" svg:d="M122 118c11 0 22 0 33 0 8 0 11 0 11-9 0-3-3-3-10-3-11 0-21 0-32 0 3-16 6-30 8-44 1-9 7-36 9-41 4-7 11-13 19-13 1 0 11 0 18 7-16 2-21 15-21 21 0 9 8 14 15 14 10 0 21-9 21-24 0-17-18-26-33-26-14 0-38 7-50 45-2 8-3 12-12 61-9 0-19 0-28 0-6 0-11 0-11 6s4 6 11 6c9 0 17 0 26 0-10 50-19 100-29 151-8 37-14 72-34 72-1 0-11 0-19-7 18-1 22-15 22-21 0-9-7-14-14-14-11 0-22 9-22 24 0 17 18 26 33 26 21 0 36-22 44-37 12-25 21-71 21-74 8-40 16-81 24-120z"><text:p/></draw:path><draw:path draw:style-name="gr3" draw:text-style-name="P6" svg:width="0.035in" svg:height="0.1508in" svg:x="0.3197in" svg:y="0in" svg:viewBox="0 0 90 384" svg:d="M90 380c0-1 0-1-6-8-49-48-61-121-61-179 0-67 14-135 62-183 5-4 5-4 5-7 0-2-2-3-4-3-3 0-39 26-62 75-20 43-24 86-24 118 0 28 4 76 25 119 23 47 58 72 61 72 2 0 4-1 4-4z"><text:p/></draw:path><draw:path draw:style-name="gr3" draw:text-style-name="P6" svg:width="0.0756in" svg:height="0.0681in" svg:x="0.3681in" svg:y="0.0453in" svg:viewBox="0 0 193 174" svg:d="M118 54c2-10 12-46 38-46 2 0 11 0 20 5-11 2-19 12-19 21 0 7 5 13 15 13 8 0 21-6 21-22 0-19-24-25-37-25-22 0-35 20-39 29-10-26-31-29-42-29-41 0-63 50-63 59 0 4 3 3 5 4 3 0 4-1 5-5 13-40 39-50 52-50 7 0 21 4 21 26 0 12-7 38-21 92-7 24-20 40-37 40-3 0-12 0-19-5 10-2 18-10 18-21 0-10-8-13-14-13-12 0-22 10-22 22 0 17 20 25 36 25 26 0 40-26 41-29 4 15 19 29 42 29 39 0 61-50 61-59 0-4-3-4-4-4-3 0-4 1-5 5-13 40-39 50-51 50-15 0-22-13-22-25 0-9 3-18 7-34 4-18 8-35 13-53z"><text:p/></draw:path><draw:path draw:style-name="gr3" draw:text-style-name="P6" svg:width="0.0346in" svg:height="0.1508in" svg:x="0.4598in" svg:y="0in" svg:viewBox="0 0 89 384" svg:d="M89 193c0-30-4-77-25-120-23-48-56-73-61-73-2 0-3 1-3 3 0 3 0 3 8 10 37 38 59 99 59 180 0 65-14 132-63 181-4 5-4 5-4 6 0 3 1 4 3 4 5 0 39-26 62-75 20-43 24-85 24-116z"><text:p/></draw:path><draw:path draw:style-name="gr3" draw:text-style-name="P6" svg:width="0.1004in" svg:height="0.035in" svg:x="0.5606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693in" svg:height="0.0972in" svg:x="0.715in" svg:y="0.0453in" svg:viewBox="0 0 177 248" svg:d="M176 25c1-3 1-4 1-7 0-7-4-10-11-10-3 0-14 2-15 16-8-14-21-24-37-24-44 0-91 54-91 109 0 39 23 62 51 62 23 0 40-19 45-23v1c-8 34-12 48-12 49-2 3-16 42-56 42-8 0-20-1-31-4 12-4 15-14 15-20 0-7-3-13-14-13-9 0-21 6-21 22 0 15 14 23 52 23 48 0 76-30 81-53 14-56 29-114 43-170zM127 121c-3 10-13 20-20 27-9 6-21 14-32 14-19 0-25-20-25-35 0-19 12-65 22-84 11-20 27-35 42-35 27 0 32 32 32 34 0 1-1 3-1 5-6 25-12 49-18 74z"><text:p/></draw:path><draw:path draw:style-name="gr3" draw:text-style-name="P6" svg:width="0.0346in" svg:height="0.1508in" svg:x="0.8059in" svg:y="0in" svg:viewBox="0 0 89 384" svg:d="M89 380c0-1 0-1-6-8-49-48-61-121-61-179 0-67 15-135 63-183 4-4 4-4 4-7 0-2-1-3-3-3-5 0-39 26-62 75-20 43-24 86-24 118 0 28 4 76 25 119 23 47 56 72 61 72 2 0 3-1 3-4z"><text:p/></draw:path><draw:path draw:style-name="gr3" draw:text-style-name="P6" svg:width="0.0756in" svg:height="0.0681in" svg:x="0.8543in" svg:y="0.0453in" svg:viewBox="0 0 193 174" svg:d="M118 54c2-10 11-46 38-46 2 0 11 0 19 5-10 2-18 12-18 21 0 7 4 13 15 13 8 0 21-6 21-22 0-19-24-25-37-25-22 0-36 20-40 29-10-26-30-29-42-29-40 0-62 50-62 59 0 4 3 4 5 4 3 0 4-1 5-5 12-40 39-50 52-50 6 0 21 4 21 26 0 12-7 38-21 92-7 24-20 40-38 40-2 0-11 0-18-5 8-2 17-10 17-21 0-10-9-13-14-13-11 0-21 10-21 22 0 17 19 25 36 25 26 0 40-26 41-29 4 15 19 29 42 29 39 0 61-50 61-59 0-4-3-4-4-4-3 0-4 1-5 5-13 40-39 50-52 50-14 0-21-13-21-25 0-9 2-18 7-34 4-18 8-35 13-53z"><text:p/></draw:path><draw:path draw:style-name="gr3" draw:text-style-name="P6" svg:width="0.035in" svg:height="0.1508in" svg:x="0.9453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8"><text:s/>ולכן </text:span><text:span text:style-name="T8"><draw:g text:anchor-type="as-char" svg:y="-0.1134in" draw:z-index="102" draw:name="Shape168" draw:style-name="gr1"><svg:title>TexMaths</svg:title><svg:desc>11§display§f(x)h(x) = g(x)h(x)§svg§600§FALSE§</svg:desc><draw:path draw:style-name="gr2" draw:text-style-name="P5" svg:width="1.3362in" svg:height="0.1354in" svg:x="-0.0004in" svg:y="0.0071in" svg:viewBox="0 0 3395 345" svg:d="M0 0c1131 0 2264 0 3395 0 0 115 0 230 0 345-1131 0-2264 0-3395 0 0-115 0-230 0-345z"><text:p/></draw:path><draw:path draw:style-name="gr3" draw:text-style-name="P6" svg:width="0.0752in" svg:height="0.137in" svg:x="0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" draw:text-style-name="P6" svg:width="0.0346in" svg:height="0.1508in" svg:x="0.098in" svg:y="0in" svg:viewBox="0 0 89 384" svg:d="M89 380c0-1 0-1-7-8-48-48-60-121-60-179 0-67 14-135 63-183 4-4 4-4 4-7 0-2-1-3-3-3-5 0-39 26-62 75-20 43-24 86-24 118 0 28 4 76 25 119 23 47 56 72 61 72 2 0 3-1 3-4z"><text:p/></draw:path><draw:path draw:style-name="gr3" draw:text-style-name="P6" svg:width="0.0752in" svg:height="0.0681in" svg:x="0.1465in" svg:y="0.0453in" svg:viewBox="0 0 192 174" svg:d="M118 54c2-10 11-46 38-46 1 0 11 0 19 5-11 2-19 12-19 21 0 7 5 13 16 13 7 0 20-6 20-22 0-19-23-25-36-25-22 0-36 20-41 29-9-26-30-29-41-29-40 0-62 50-62 59 0 4 3 4 4 4 4 0 5-1 5-5 13-40 39-50 52-50 7 0 20 4 20 26 0 12-6 38-20 92-6 24-19 40-37 40-2 0-11 0-18-5 8-2 17-10 17-21 0-10-9-13-14-13-12 0-21 10-21 22 0 17 19 25 36 25 26 0 40-26 41-29 4 15 19 29 42 29 39 0 61-50 61-59 0-4-3-4-4-4-4 0-4 1-6 5-13 40-38 50-51 50-15 0-21-13-21-25 0-9 2-18 6-34 5-18 9-35 14-53z"><text:p/></draw:path><draw:path draw:style-name="gr3" draw:text-style-name="P6" svg:width="0.035in" svg:height="0.1508in" svg:x="0.2374in" svg:y="0in" svg:viewBox="0 0 90 384" svg:d="M90 193c0-30-4-77-25-120-23-48-57-73-61-73-2 0-4 1-4 3 0 3 0 3 8 10 37 38 60 99 60 180 0 65-14 132-63 181-5 5-5 5-5 6 0 3 2 4 4 4 4 0 39-26 62-75 20-43 24-85 24-116z"><text:p/></draw:path><draw:path draw:style-name="gr3" draw:text-style-name="P6" svg:width="0.0744in" svg:height="0.1059in" svg:x="0.2961in" svg:y="0.0071in" svg:viewBox="0 0 190 270" svg:d="M90 3c-2-1 0-3-5-3-9 0-37 2-48 3-2 0-6 1-6 8 0 4 3 4 9 4 18 0 19 4 19 7 0 2-1 6-1 8-18 73-37 147-56 221-2 6-2 6-2 9 0 9 8 10 12 10 6 0 12-5 14-10 3-9 5-19 7-29 3-11 5-23 9-35 2-8 4-15 6-24 1-2 4-16 5-18 1-3 13-25 26-35 8-7 19-14 36-14s21 13 21 27c0 21-14 62-23 85-3 9-5 14-5 22 0 18 13 31 32 31 36 0 50-56 50-60 0-3-3-3-4-3-5 0-5 1-7 7-5 21-17 48-38 48-7 0-10-4-10-13 0-10 3-19 6-28 7-16 25-60 25-83 0-25-16-41-45-41-25 0-43 12-58 30 10-42 21-83 31-124z"><text:p/></draw:path><draw:path draw:style-name="gr3" draw:text-style-name="P6" svg:width="0.035in" svg:height="0.1508in" svg:x="0.3906in" svg:y="0in" svg:viewBox="0 0 90 384" svg:d="M90 380c0-1 0-1-6-8-49-48-61-121-61-179 0-67 14-135 62-183 5-4 5-4 5-7 0-2-2-3-4-3-4 0-39 26-62 75-20 43-24 86-24 118 0 28 4 76 25 119 24 47 57 72 61 72 2 0 4-1 4-4z"><text:p/></draw:path><draw:path draw:style-name="gr3" draw:text-style-name="P6" svg:width="0.0752in" svg:height="0.0681in" svg:x="0.439in" svg:y="0.0453in" svg:viewBox="0 0 192 174" svg:d="M118 54c3-10 12-46 38-46 2 0 11 0 20 5-11 2-19 12-19 21 0 7 5 13 15 13 8 0 20-6 20-22 0-19-22-25-35-25-23 0-36 20-40 29-10-26-31-29-42-29-41 0-63 50-63 59 0 4 3 3 4 4 4 0 5-1 6-5 13-40 38-50 52-50 7 0 21 4 21 26 0 12-7 38-21 92-7 24-20 40-37 40-2 0-11 0-19-5 9-2 18-10 18-21 0-10-9-13-14-13-12 0-22 10-22 22 0 17 20 25 36 25 27 0 40-26 41-29 4 15 19 29 42 29 39 0 61-50 61-59 0-4-3-4-4-4-3 0-4 1-4 5-14 40-40 50-52 50-16 0-21-13-21-25 0-9 2-18 7-34 4-18 7-35 12-53z"><text:p/></draw:path><draw:path draw:style-name="gr3" draw:text-style-name="P6" svg:width="0.035in" svg:height="0.1508in" svg:x="0.5303in" svg:y="0in" svg:viewBox="0 0 90 384" svg:d="M90 193c0-30-4-77-26-120-23-48-56-73-60-73-3 0-4 1-4 3 0 3 0 3 8 10 37 38 59 99 59 180 0 65-14 132-62 181-5 5-5 5-5 6 0 3 1 4 4 4 4 0 39-26 61-75 20-43 25-85 25-116z"><text:p/></draw:path><draw:path draw:style-name="gr3" draw:text-style-name="P6" svg:width="0.1008in" svg:height="0.035in" svg:x="0.6315in" svg:y="0.0571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6" svg:width="0.0697in" svg:height="0.0972in" svg:x="0.7854in" svg:y="0.0453in" svg:viewBox="0 0 178 248" svg:d="M177 25c0-3 1-4 1-7 0-7-5-10-11-10-4 0-14 2-16 16-7-14-21-24-37-24-44 0-91 54-91 109 0 39 23 62 52 62 22 0 40-19 44-23 0 0 1 0 1 1-9 34-13 48-13 49-1 3-15 42-56 42-7 0-20-1-31-4 12-4 16-14 16-20 0-7-4-13-15-13-8 0-21 6-21 22 0 15 14 23 52 23 48 0 76-30 82-53 14-56 29-114 43-170zM126 121c-2 10-11 20-19 27-8 6-20 14-31 14-20 0-25-20-25-35 0-19 11-65 20-84 11-20 28-35 44-35 26 0 31 32 31 34 0 1-1 3-1 5-6 25-12 49-19 74z"><text:p/></draw:path><draw:path draw:style-name="gr3" draw:text-style-name="P6" svg:width="0.035in" svg:height="0.1508in" svg:x="0.8764in" svg:y="0in" svg:viewBox="0 0 90 384" svg:d="M90 380c0-1 0-1-6-8-49-48-61-121-61-179 0-67 14-135 62-183 5-4 5-4 5-7 0-2-2-3-4-3-4 0-39 26-62 75-20 43-24 86-24 118 0 28 4 76 25 119 23 47 57 72 61 72 2 0 4-1 4-4z"><text:p/></draw:path><draw:path draw:style-name="gr3" draw:text-style-name="P6" svg:width="0.0752in" svg:height="0.0681in" svg:x="0.9248in" svg:y="0.0453in" svg:viewBox="0 0 192 174" svg:d="M118 54c2-10 12-46 38-46 2 0 11 0 20 5-11 2-19 12-19 21 0 7 5 13 15 13 8 0 20-6 20-22 0-19-23-25-35-25-23 0-36 20-40 29-10-26-31-29-42-29-41 0-63 50-63 59 0 4 3 3 4 4 4 0 5-1 6-5 13-40 38-50 52-50 7 0 21 4 21 26 0 12-7 38-21 92-7 24-20 40-37 40-3 0-12 0-19-5 9-2 18-10 18-21 0-10-9-13-14-13-12 0-22 10-22 22 0 17 20 25 36 25 26 0 40-26 41-29 4 15 19 29 42 29 39 0 61-50 61-59 0-4-3-4-4-4-3 0-4 1-4 5-14 40-40 50-52 50-16 0-22-13-22-25 0-9 3-18 6-34 5-18 9-35 14-53z"><text:p/></draw:path><draw:path draw:style-name="gr3" draw:text-style-name="P6" svg:width="0.0346in" svg:height="0.1508in" svg:x="1.0161in" svg:y="0in" svg:viewBox="0 0 89 384" svg:d="M89 193c0-30-3-77-25-120-23-48-56-73-61-73-2 0-3 1-3 3 0 3 0 3 8 10 37 38 59 99 59 180 0 65-14 132-63 181-4 5-4 5-4 6 0 3 1 4 3 4 5 0 40-26 62-75 20-43 24-85 24-116z"><text:p/></draw:path><draw:path draw:style-name="gr3" draw:text-style-name="P6" svg:width="0.074in" svg:height="0.1059in" svg:x="1.0748in" svg:y="0.0071in" svg:viewBox="0 0 189 270" svg:d="M89 3c-1-1 0-3-4-3-9 0-38 2-48 3-3 0-7 1-7 8 0 4 3 4 10 4 18 0 18 4 18 7 0 2-1 6-1 8-19 73-37 147-56 221-1 6-1 6-1 9 0 9 8 10 11 10 7 0 12-5 14-10 2-9 6-19 8-29 2-11 5-23 8-35 3-8 5-15 6-24 1-2 5-16 5-18 1-3 13-25 26-35 9-7 21-14 37-14 17 0 21 13 21 27 0 21-14 62-24 85-3 9-4 14-4 22 0 18 13 31 31 31 36 0 50-56 50-60 0-3-3-3-4-3-4 0-4 1-6 7-5 21-18 48-39 48-7 0-9-4-9-13 0-10 3-19 6-28 7-16 24-60 24-83 0-25-16-41-44-41-25 0-43 12-58 30 10-42 20-83 30-124z"><text:p/></draw:path><draw:path draw:style-name="gr3" draw:text-style-name="P6" svg:width="0.0346in" svg:height="0.1508in" svg:x="1.1693in" svg:y="0in" svg:viewBox="0 0 89 384" svg:d="M89 380c0-1 0-1-7-8-48-48-60-121-60-179 0-67 14-135 63-183 4-4 4-4 4-7 0-2-1-3-3-3-5 0-39 26-62 75-20 43-24 86-24 118 0 28 4 76 25 119 23 47 56 72 61 72 2 0 3-1 3-4z"><text:p/></draw:path><draw:path draw:style-name="gr3" draw:text-style-name="P6" svg:width="0.0752in" svg:height="0.0681in" svg:x="1.2177in" svg:y="0.0453in" svg:viewBox="0 0 192 174" svg:d="M118 54c2-10 11-46 38-46 2 0 11 0 19 5-11 2-19 12-19 21 0 7 5 13 16 13 8 0 20-6 20-22 0-19-23-25-36-25-22 0-36 20-41 29-9-26-30-29-41-29-40 0-62 50-62 59 0 4 3 4 4 4 4 0 5-1 5-5 13-40 39-50 53-50 6 0 21 4 21 26 0 12-7 38-21 92-7 24-20 40-38 40-2 0-11 0-18-5 8-2 17-10 17-21 0-10-9-13-14-13-11 0-21 10-21 22 0 17 19 25 36 25 26 0 40-26 41-29 4 15 19 29 42 29 39 0 61-50 61-59 0-4-3-4-4-4-3 0-4 1-6 5-12 40-38 50-51 50-15 0-21-13-21-25 0-9 2-18 6-34 5-18 9-35 14-53z"><text:p/></draw:path><draw:path draw:style-name="gr3" draw:text-style-name="P6" svg:width="0.035in" svg:height="0.1508in" svg:x="1.3087in" svg:y="0in" svg:viewBox="0 0 90 384" svg:d="M90 193c0-30-4-77-25-120-23-48-56-73-61-73-2 0-4 1-4 3 0 3 0 3 8 10 38 38 60 99 60 180 0 65-14 132-63 181-5 5-5 5-5 6 0 3 2 4 4 4 5 0 39-26 62-75 20-43 24-85 24-116z"><text:p/></draw:path></draw:g></text:span><text:span text:style-name="T8"><text:s/>מהצבה כדרוש. </text:span></text:p>
            </text:list-item>
            <text:list-item>
              <text:p text:style-name="P46">יהי <text:span text:style-name="T8"><draw:g text:anchor-type="as-char" svg:y="-0.1035in" draw:z-index="100" draw:name="Shape169" draw:style-name="gr1"><svg:title>TexMaths</svg:title><svg:desc>11§display§x \in \R§svg§600§FALSE§</svg:desc><draw:path draw:style-name="gr2" draw:text-style-name="P5" svg:width="0.3634in" svg:height="0.0933in" svg:x="0.0031in" svg:y="0.0063in" svg:viewBox="0 0 924 238" svg:d="M462 238c-154 0-308 0-462 0 0-79 0-159 0-238 308 0 616 0 924 0 0 79 0 159 0 238-154 0-308 0-462 0z"><text:p/></draw:path><draw:path draw:style-name="gr3" draw:text-style-name="P6" svg:width="0.0752in" svg:height="0.0677in" svg:x="-0.0004in" svg:y="0.0354in" svg:viewBox="0 0 192 173" svg:d="M118 54c3-10 12-45 38-45 2 0 11 0 20 4-11 2-19 12-19 21 0 7 5 14 15 14 8 0 20-7 20-23 0-20-22-25-35-25-23 0-36 21-40 30-10-26-31-30-42-30-41 0-63 49-63 59 0 5 3 2 4 5 4 0 5-1 6-5 13-40 38-50 52-50 7 0 21 3 21 25 0 12-7 38-21 92-7 23-20 39-37 39-2 0-11 0-19-6 9-1 18-9 18-18 0-11-9-15-14-15-12 0-22 10-22 23 0 17 20 24 36 24 27 0 40-26 41-28 4 13 19 28 42 28 39 0 61-48 61-58 0-4-3-4-4-4-3 0-4 2-4 4-14 41-40 50-52 50-16 0-21-11-21-24 0-9 2-17 7-35 4-17 7-35 12-52z"><text:p/></draw:path><draw:path draw:style-name="gr3" draw:text-style-name="P6" svg:width="0.0752in" svg:height="0.087in" svg:x="0.1374in" svg:y="0.0209in" svg:viewBox="0 0 192 222" svg:d="M179 119c7 0 13 0 13-8s-6-8-13-8c-55 0-109 0-164 0 5-51 50-88 104-88 20 0 40 0 60 0 7 0 13 0 13-7 0-8-6-8-13-8-21 0-40 0-61 0-66 0-118 49-118 111 0 60 52 111 118 111 21 0 40 0 61 0 7 0 13 0 13-8s-6-8-13-8c-20 0-40 0-60 0-54 0-99-37-104-87 55 0 109 0 164 0z"><text:p/></draw:path><draw:path draw:style-name="gr3" draw:text-style-name="P6" svg:width="0.1039in" svg:height="0.1028in" svg:x="0.2705in" svg:y="-0.0004in" svg:viewBox="0 0 265 262" svg:d="M97 143c4 0 10 0 14 0 19 28 39 58 57 88 5 6 13 20 18 27 3 4 4 4 13 4 18 0 35 0 53 0 8 0 13 0 13-6 0-3-2-7-5-7-15-3-35-28-43-40-4-5-22-30-49-71 35-5 68-21 68-66 0-53-57-72-102-72-41 0-80 0-121 0-8 0-13 0-13 7 0 6 7 6 10 6 22 0 24 3 24 22 0 64 0 129 0 192 0 19-2 22-24 22-3 0-10 0-10 7 0 6 5 6 13 6 35 0 71 0 106 0 6 0 12 0 12-6 0-7-7-7-11-7-22 0-23-3-23-22 0-28 0-57 0-84zM172 124c11-14 12-35 12-52 0-18-3-38-16-54 17 3 55 15 55 54 0 25-12 44-51 52zM97 34c0-8 0-21 24-21 33 0 48 14 48 59 0 50-11 58-72 58 0-32 0-64 0-96zM44 249c3-7 3-18 3-22 0-63 0-128 0-192 0-4 0-14-3-22 14 0 30 0 44 0-4 7-4 14-4 20 0 65 0 129 0 194 0 5 0 15 3 22-14 0-29 0-43 0zM126 143c4 0 5-1 8-1 6 0 14 0 20-1 5 8 47 76 79 108-13 0-25 0-37 0-23-35-46-71-70-106z"><text:p/></draw:path></draw:g></text:span><text:span text:style-name="T8">, </text:span>נניח <text:span text:style-name="T8"><draw:g text:anchor-type="as-char" svg:y="-0.1134in" draw:z-index="101" draw:name="Shape170" draw:style-name="gr1"><svg:title>TexMaths</svg:title><svg:desc>11§display§f(x)h(x) = g(x)h(x)§svg§600§FALSE§</svg:desc><draw:path draw:style-name="gr2" draw:text-style-name="P5" svg:width="1.3362in" svg:height="0.1354in" svg:x="-0.0004in" svg:y="0.0071in" svg:viewBox="0 0 3395 345" svg:d="M0 0c1131 0 2264 0 3395 0 0 115 0 230 0 345-1131 0-2264 0-3395 0 0-115 0-230 0-345z"><text:p/></draw:path><draw:path draw:style-name="gr3" draw:text-style-name="P6" svg:width="0.0752in" svg:height="0.137in" svg:x="0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" draw:text-style-name="P6" svg:width="0.0346in" svg:height="0.1508in" svg:x="0.098in" svg:y="0in" svg:viewBox="0 0 89 384" svg:d="M89 380c0-1 0-1-7-8-48-48-60-121-60-179 0-67 14-135 63-183 4-4 4-4 4-7 0-2-1-3-3-3-5 0-39 26-62 75-20 43-24 86-24 118 0 28 4 76 25 119 23 47 56 72 61 72 2 0 3-1 3-4z"><text:p/></draw:path><draw:path draw:style-name="gr3" draw:text-style-name="P6" svg:width="0.0752in" svg:height="0.0681in" svg:x="0.1465in" svg:y="0.0453in" svg:viewBox="0 0 192 174" svg:d="M118 54c2-10 11-46 38-46 1 0 11 0 19 5-11 2-19 12-19 21 0 7 5 13 16 13 7 0 20-6 20-22 0-19-23-25-36-25-22 0-36 20-41 29-9-26-30-29-41-29-40 0-62 50-62 59 0 4 3 4 4 4 4 0 5-1 5-5 13-40 39-50 52-50 7 0 20 4 20 26 0 12-6 38-20 92-6 24-19 40-37 40-2 0-11 0-18-5 8-2 17-10 17-21 0-10-9-13-14-13-12 0-21 10-21 22 0 17 19 25 36 25 26 0 40-26 41-29 4 15 19 29 42 29 39 0 61-50 61-59 0-4-3-4-4-4-4 0-4 1-6 5-13 40-38 50-51 50-15 0-21-13-21-25 0-9 2-18 6-34 5-18 9-35 14-53z"><text:p/></draw:path><draw:path draw:style-name="gr3" draw:text-style-name="P6" svg:width="0.035in" svg:height="0.1508in" svg:x="0.2374in" svg:y="0in" svg:viewBox="0 0 90 384" svg:d="M90 193c0-30-4-77-25-120-23-48-57-73-61-73-2 0-4 1-4 3 0 3 0 3 8 10 37 38 60 99 60 180 0 65-14 132-63 181-5 5-5 5-5 6 0 3 2 4 4 4 4 0 39-26 62-75 20-43 24-85 24-116z"><text:p/></draw:path><draw:path draw:style-name="gr3" draw:text-style-name="P6" svg:width="0.0744in" svg:height="0.1059in" svg:x="0.2961in" svg:y="0.0071in" svg:viewBox="0 0 190 270" svg:d="M90 3c-2-1 0-3-5-3-9 0-37 2-48 3-2 0-6 1-6 8 0 4 3 4 9 4 18 0 19 4 19 7 0 2-1 6-1 8-18 73-37 147-56 221-2 6-2 6-2 9 0 9 8 10 12 10 6 0 12-5 14-10 3-9 5-19 7-29 3-11 5-23 9-35 2-8 4-15 6-24 1-2 4-16 5-18 1-3 13-25 26-35 8-7 19-14 36-14s21 13 21 27c0 21-14 62-23 85-3 9-5 14-5 22 0 18 13 31 32 31 36 0 50-56 50-60 0-3-3-3-4-3-5 0-5 1-7 7-5 21-17 48-38 48-7 0-10-4-10-13 0-10 3-19 6-28 7-16 25-60 25-83 0-25-16-41-45-41-25 0-43 12-58 30 10-42 21-83 31-124z"><text:p/></draw:path><draw:path draw:style-name="gr3" draw:text-style-name="P6" svg:width="0.035in" svg:height="0.1508in" svg:x="0.3906in" svg:y="0in" svg:viewBox="0 0 90 384" svg:d="M90 380c0-1 0-1-6-8-49-48-61-121-61-179 0-67 14-135 62-183 5-4 5-4 5-7 0-2-2-3-4-3-4 0-39 26-62 75-20 43-24 86-24 118 0 28 4 76 25 119 24 47 57 72 61 72 2 0 4-1 4-4z"><text:p/></draw:path><draw:path draw:style-name="gr3" draw:text-style-name="P6" svg:width="0.0752in" svg:height="0.0681in" svg:x="0.439in" svg:y="0.0453in" svg:viewBox="0 0 192 174" svg:d="M118 54c3-10 12-46 38-46 2 0 11 0 20 5-11 2-19 12-19 21 0 7 5 13 15 13 8 0 20-6 20-22 0-19-22-25-35-25-23 0-36 20-40 29-10-26-31-29-42-29-41 0-63 50-63 59 0 4 3 3 4 4 4 0 5-1 6-5 13-40 38-50 52-50 7 0 21 4 21 26 0 12-7 38-21 92-7 24-20 40-37 40-2 0-11 0-19-5 9-2 18-10 18-21 0-10-9-13-14-13-12 0-22 10-22 22 0 17 20 25 36 25 27 0 40-26 41-29 4 15 19 29 42 29 39 0 61-50 61-59 0-4-3-4-4-4-3 0-4 1-4 5-14 40-40 50-52 50-16 0-21-13-21-25 0-9 2-18 7-34 4-18 7-35 12-53z"><text:p/></draw:path><draw:path draw:style-name="gr3" draw:text-style-name="P6" svg:width="0.035in" svg:height="0.1508in" svg:x="0.5303in" svg:y="0in" svg:viewBox="0 0 90 384" svg:d="M90 193c0-30-4-77-26-120-23-48-56-73-60-73-3 0-4 1-4 3 0 3 0 3 8 10 37 38 59 99 59 180 0 65-14 132-62 181-5 5-5 5-5 6 0 3 1 4 4 4 4 0 39-26 61-75 20-43 25-85 25-116z"><text:p/></draw:path><draw:path draw:style-name="gr3" draw:text-style-name="P6" svg:width="0.1008in" svg:height="0.035in" svg:x="0.6315in" svg:y="0.0571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6" svg:width="0.0697in" svg:height="0.0972in" svg:x="0.7854in" svg:y="0.0453in" svg:viewBox="0 0 178 248" svg:d="M177 25c0-3 1-4 1-7 0-7-5-10-11-10-4 0-14 2-16 16-7-14-21-24-37-24-44 0-91 54-91 109 0 39 23 62 52 62 22 0 40-19 44-23 0 0 1 0 1 1-9 34-13 48-13 49-1 3-15 42-56 42-7 0-20-1-31-4 12-4 16-14 16-20 0-7-4-13-15-13-8 0-21 6-21 22 0 15 14 23 52 23 48 0 76-30 82-53 14-56 29-114 43-170zM126 121c-2 10-11 20-19 27-8 6-20 14-31 14-20 0-25-20-25-35 0-19 11-65 20-84 11-20 28-35 44-35 26 0 31 32 31 34 0 1-1 3-1 5-6 25-12 49-19 74z"><text:p/></draw:path><draw:path draw:style-name="gr3" draw:text-style-name="P6" svg:width="0.035in" svg:height="0.1508in" svg:x="0.8764in" svg:y="0in" svg:viewBox="0 0 90 384" svg:d="M90 380c0-1 0-1-6-8-49-48-61-121-61-179 0-67 14-135 62-183 5-4 5-4 5-7 0-2-2-3-4-3-4 0-39 26-62 75-20 43-24 86-24 118 0 28 4 76 25 119 23 47 57 72 61 72 2 0 4-1 4-4z"><text:p/></draw:path><draw:path draw:style-name="gr3" draw:text-style-name="P6" svg:width="0.0752in" svg:height="0.0681in" svg:x="0.9248in" svg:y="0.0453in" svg:viewBox="0 0 192 174" svg:d="M118 54c2-10 12-46 38-46 2 0 11 0 20 5-11 2-19 12-19 21 0 7 5 13 15 13 8 0 20-6 20-22 0-19-23-25-35-25-23 0-36 20-40 29-10-26-31-29-42-29-41 0-63 50-63 59 0 4 3 3 4 4 4 0 5-1 6-5 13-40 38-50 52-50 7 0 21 4 21 26 0 12-7 38-21 92-7 24-20 40-37 40-3 0-12 0-19-5 9-2 18-10 18-21 0-10-9-13-14-13-12 0-22 10-22 22 0 17 20 25 36 25 26 0 40-26 41-29 4 15 19 29 42 29 39 0 61-50 61-59 0-4-3-4-4-4-3 0-4 1-4 5-14 40-40 50-52 50-16 0-22-13-22-25 0-9 3-18 6-34 5-18 9-35 14-53z"><text:p/></draw:path><draw:path draw:style-name="gr3" draw:text-style-name="P6" svg:width="0.0346in" svg:height="0.1508in" svg:x="1.0161in" svg:y="0in" svg:viewBox="0 0 89 384" svg:d="M89 193c0-30-3-77-25-120-23-48-56-73-61-73-2 0-3 1-3 3 0 3 0 3 8 10 37 38 59 99 59 180 0 65-14 132-63 181-4 5-4 5-4 6 0 3 1 4 3 4 5 0 40-26 62-75 20-43 24-85 24-116z"><text:p/></draw:path><draw:path draw:style-name="gr3" draw:text-style-name="P6" svg:width="0.074in" svg:height="0.1059in" svg:x="1.0748in" svg:y="0.0071in" svg:viewBox="0 0 189 270" svg:d="M89 3c-1-1 0-3-4-3-9 0-38 2-48 3-3 0-7 1-7 8 0 4 3 4 10 4 18 0 18 4 18 7 0 2-1 6-1 8-19 73-37 147-56 221-1 6-1 6-1 9 0 9 8 10 11 10 7 0 12-5 14-10 2-9 6-19 8-29 2-11 5-23 8-35 3-8 5-15 6-24 1-2 5-16 5-18 1-3 13-25 26-35 9-7 21-14 37-14 17 0 21 13 21 27 0 21-14 62-24 85-3 9-4 14-4 22 0 18 13 31 31 31 36 0 50-56 50-60 0-3-3-3-4-3-4 0-4 1-6 7-5 21-18 48-39 48-7 0-9-4-9-13 0-10 3-19 6-28 7-16 24-60 24-83 0-25-16-41-44-41-25 0-43 12-58 30 10-42 20-83 30-124z"><text:p/></draw:path><draw:path draw:style-name="gr3" draw:text-style-name="P6" svg:width="0.0346in" svg:height="0.1508in" svg:x="1.1693in" svg:y="0in" svg:viewBox="0 0 89 384" svg:d="M89 380c0-1 0-1-7-8-48-48-60-121-60-179 0-67 14-135 63-183 4-4 4-4 4-7 0-2-1-3-3-3-5 0-39 26-62 75-20 43-24 86-24 118 0 28 4 76 25 119 23 47 56 72 61 72 2 0 3-1 3-4z"><text:p/></draw:path><draw:path draw:style-name="gr3" draw:text-style-name="P6" svg:width="0.0752in" svg:height="0.0681in" svg:x="1.2177in" svg:y="0.0453in" svg:viewBox="0 0 192 174" svg:d="M118 54c2-10 11-46 38-46 2 0 11 0 19 5-11 2-19 12-19 21 0 7 5 13 16 13 8 0 20-6 20-22 0-19-23-25-36-25-22 0-36 20-41 29-9-26-30-29-41-29-40 0-62 50-62 59 0 4 3 4 4 4 4 0 5-1 5-5 13-40 39-50 53-50 6 0 21 4 21 26 0 12-7 38-21 92-7 24-20 40-38 40-2 0-11 0-18-5 8-2 17-10 17-21 0-10-9-13-14-13-11 0-21 10-21 22 0 17 19 25 36 25 26 0 40-26 41-29 4 15 19 29 42 29 39 0 61-50 61-59 0-4-3-4-4-4-3 0-4 1-6 5-12 40-38 50-51 50-15 0-21-13-21-25 0-9 2-18 6-34 5-18 9-35 14-53z"><text:p/></draw:path><draw:path draw:style-name="gr3" draw:text-style-name="P6" svg:width="0.035in" svg:height="0.1508in" svg:x="1.3087in" svg:y="0in" svg:viewBox="0 0 90 384" svg:d="M90 193c0-30-4-77-25-120-23-48-56-73-61-73-2 0-4 1-4 3 0 3 0 3 8 10 38 38 60 99 60 180 0 65-14 132-63 181-5 5-5 5-5 6 0 3 2 4 4 4 5 0 39-26 62-75 20-43 24-85 24-116z"><text:p/></draw:path></draw:g></text:span><text:span text:style-name="T8">, נוכיח </text:span><text:span text:style-name="T8"><draw:g text:anchor-type="as-char" svg:y="-0.1075in" draw:z-index="99" draw:name="Shape171" draw:style-name="gr1"><svg:title>TexMaths</svg:title><svg:desc>11§display§f = g§svg§600§FALSE§</svg:desc><draw:path draw:style-name="gr2" draw:text-style-name="P5" svg:width="0.3492in" svg:height="0.1217in" svg:x="-0.0004in" svg:y="0.0075in" svg:viewBox="0 0 888 310" svg:d="M0 0c296 0 592 0 888 0 0 103 0 207 0 310-296 0-592 0-888 0 0-103 0-207 0-310z"><text:p/></draw:path><draw:path draw:style-name="gr3" draw:text-style-name="P6" svg:width="0.0756in" svg:height="0.1374in" svg:x="0in" svg:y="0in" svg:viewBox="0 0 193 350" svg:d="M121 118c11 0 22 0 33 0 8 0 12 0 12-8 0-4-4-4-11-4-11 0-21 0-32 0 2-16 6-30 8-44 2-8 8-36 10-40 3-8 10-13 17-13 3 0 13 0 19 6-16 1-21 16-21 21 0 9 8 13 15 13 11 0 22-7 22-23 0-17-18-26-35-26-13 0-37 7-48 45-2 8-4 12-13 61-9 0-18 0-27 0-7 0-12 0-12 7 0 5 4 5 11 5 9 0 17 0 26 0-10 50-19 100-29 150-7 38-13 73-34 73-1 0-11 0-18-7 18-1 21-15 21-21 0-8-6-13-14-13-10 0-21 8-21 23 0 18 17 27 32 27 22 0 37-23 44-38 12-24 21-71 22-73 8-41 15-81 23-121z"><text:p/></draw:path><draw:path draw:style-name="gr3" draw:text-style-name="P6" svg:width="0.1004in" svg:height="0.0354in" svg:x="0.1335in" svg:y="0.052in" svg:viewBox="0 0 256 91" svg:d="M243 16c7 0 13-1 13-8 0-8-6-8-12-8-78 0-155 0-232 0-5 0-12 0-12 8 0 7 7 8 13 8 77 0 153 0 230 0zM244 91c6 0 12 0 12-7 0-9-6-9-13-9-77 0-153 0-230 0-6 0-13 0-13 9 0 7 7 7 12 7 77 0 154 0 232 0z"><text:p/></draw:path><draw:path draw:style-name="gr3" draw:text-style-name="P6" svg:width="0.0693in" svg:height="0.0976in" svg:x="0.2874in" svg:y="0.0402in" svg:viewBox="0 0 177 249" svg:d="M176 25c0-2 1-4 1-6 0-7-4-11-11-11-4 0-14 3-16 16-7-14-20-24-36-24-44 0-92 54-92 110 0 37 24 61 52 61 23 0 40-18 45-22-8 33-9 33-13 49-1 4-15 42-55 42-8 0-20 0-31-3 11-4 15-14 15-20 0-7-4-15-14-15-9 0-21 8-21 24 0 15 14 23 52 23 47 0 76-30 81-53 14-56 29-113 43-171zM125 121c-2 10-11 20-19 28-8 6-20 13-31 13-20 0-25-20-25-36 0-18 11-63 22-83 9-19 26-34 42-34 26 0 31 31 31 33s0 4-1 5c-6 25-12 49-19 74z"><text:p/></draw:path></draw:g></text:span><text:span text:style-name="T8">, כלומר </text:span><text:span text:style-name="T8"><draw:g text:anchor-type="as-char" svg:y="-0.1134in" draw:z-index="98" draw:name="Shape172" draw:style-name="gr1"><svg:title>TexMaths</svg:title><svg:desc>11§display§f(x) = g(x)§svg§600§FALSE§</svg:desc><draw:path draw:style-name="gr2" draw:text-style-name="P5" svg:width="0.7504in" svg:height="0.1354in" svg:x="-0.0004in" svg:y="0.0071in" svg:viewBox="0 0 1907 345" svg:d="M0 0c636 0 1271 0 1907 0 0 115 0 230 0 345-636 0-1271 0-1907 0 0-115 0-230 0-345z"><text:p/></draw:path><draw:path draw:style-name="gr3" draw:text-style-name="P6" svg:width="0.0752in" svg:height="0.137in" svg:x="0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1-71 22-74 8-40 15-81 23-120z"><text:p/></draw:path><draw:path draw:style-name="gr3" draw:text-style-name="P6" svg:width="0.0346in" svg:height="0.1508in" svg:x="0.098in" svg:y="0in" svg:viewBox="0 0 89 384" svg:d="M89 380c0-1 0-1-7-8-48-48-60-121-60-179 0-67 14-135 62-183 5-4 5-4 5-7 0-2-1-3-3-3-5 0-40 26-62 75-20 43-24 86-24 118 0 28 3 76 25 119 23 47 56 72 61 72 2 0 3-1 3-4z"><text:p/></draw:path><draw:path draw:style-name="gr3" draw:text-style-name="P6" svg:width="0.0748in" svg:height="0.0681in" svg:x="0.1465in" svg:y="0.0453in" svg:viewBox="0 0 191 174" svg:d="M118 54c2-10 11-46 37-46 2 0 12 0 20 5-11 2-19 12-19 21 0 7 5 13 16 13 7 0 19-6 19-22 0-19-22-25-35-25-23 0-36 20-41 29-9-26-30-29-41-29-41 0-63 50-63 59 0 4 4 4 5 4 3 0 5-1 5-5 13-40 38-50 52-50 7 0 20 4 20 26 0 12-6 38-20 92-6 24-20 40-37 40-2 0-11 0-20-5 10-2 19-10 19-21 0-10-9-13-14-13-12 0-21 10-21 22 0 17 19 25 36 25 26 0 39-26 40-29 5 15 19 29 42 29 40 0 62-50 62-59 0-4-4-4-5-4-3 0-3 1-5 5-13 40-39 50-51 50-16 0-21-13-21-25 0-9 2-18 6-34 5-18 9-35 14-53z"><text:p/></draw:path><draw:path draw:style-name="gr3" draw:text-style-name="P6" svg:width="0.035in" svg:height="0.1508in" svg:x="0.2374in" svg:y="0in" svg:viewBox="0 0 90 384" svg:d="M90 193c0-30-4-77-26-120-23-48-56-73-60-73-2 0-4 1-4 3 0 3 0 3 8 10 37 38 59 99 59 180 0 65-14 132-62 181-5 5-5 5-5 6 0 3 2 4 4 4 4 0 39-26 61-75 20-43 25-85 25-116z"><text:p/></draw:path><draw:path draw:style-name="gr3" draw:text-style-name="P6" svg:width="0.1008in" svg:height="0.035in" svg:x="0.3386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97in" svg:height="0.0972in" svg:x="0.4925in" svg:y="0.0453in" svg:viewBox="0 0 178 248" svg:d="M176 25c1-3 2-4 2-7 0-7-5-10-12-10-3 0-14 2-15 16-7-14-21-24-37-24-44 0-91 54-91 109 0 39 23 62 51 62 23 0 41-19 45-23v1c-8 34-12 48-12 49-3 3-15 42-56 42-7 0-20-1-31-4 12-4 16-14 16-20 0-7-4-13-15-13-8 0-21 6-21 22 0 15 14 23 52 23 48 0 76-30 81-53 14-56 29-114 43-170zM126 121c-2 10-11 20-19 27-8 6-20 14-32 14-19 0-24-20-24-35 0-19 11-65 20-84 11-20 28-35 44-35 26 0 31 32 31 34 0 1-1 3-1 5-6 25-12 49-19 74z"><text:p/></draw:path><draw:path draw:style-name="gr3" draw:text-style-name="P6" svg:width="0.0346in" svg:height="0.1508in" svg:x="0.5835in" svg:y="0in" svg:viewBox="0 0 89 384" svg:d="M89 380c0-1 0-1-7-8-47-48-60-121-60-179 0-67 15-135 63-183 4-4 4-4 4-7 0-2-1-3-3-3-5 0-39 26-62 75-20 43-24 86-24 118 0 28 4 76 25 119 23 47 56 72 61 72 2 0 3-1 3-4z"><text:p/></draw:path><draw:path draw:style-name="gr3" draw:text-style-name="P6" svg:width="0.0752in" svg:height="0.0681in" svg:x="0.6319in" svg:y="0.0453in" svg:viewBox="0 0 192 174" svg:d="M118 54c2-10 11-46 38-46 2 0 11 0 19 5-10 2-18 12-18 21 0 7 4 13 15 13 8 0 20-6 20-22 0-19-23-25-36-25-22 0-35 20-41 29-8-26-29-29-41-29-40 0-62 50-62 59 0 4 3 4 4 4 4 0 5-1 6-5 13-40 38-50 52-50 6 0 21 4 21 26 0 12-7 38-21 92-7 24-20 40-38 40-2 0-11 0-18-5 9-2 17-10 17-21 0-10-8-13-14-13-11 0-21 10-21 22 0 17 19 25 36 25 26 0 40-26 41-29 4 15 19 29 42 29 39 0 61-50 61-59 0-4-3-4-4-4-3 0-4 1-6 5-12 40-38 50-51 50-15 0-21-13-21-25 0-9 2-18 6-34 5-18 9-35 14-53z"><text:p/></draw:path><draw:path draw:style-name="gr3" draw:text-style-name="P6" svg:width="0.0346in" svg:height="0.1508in" svg:x="0.7232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8">. </text:span><text:span text:style-name="T35">משום ש־</text:span><text:span text:style-name="T35"><draw:g text:anchor-type="as-char" svg:y="-0.1134in" draw:z-index="1" draw:name="Shape173" draw:style-name="gr1"><svg:title>TexMaths</svg:title><svg:desc>11§display§h(x) \neq 0§svg§600§FALSE§</svg:desc><draw:path draw:style-name="gr2" draw:text-style-name="P5" svg:width="0.5492in" svg:height="0.1354in" svg:x="-0.0004in" svg:y="0.0071in" svg:viewBox="0 0 1396 345" svg:d="M0 0c465 0 931 0 1396 0 0 115 0 230 0 345-465 0-931 0-1396 0 0-115 0-230 0-345z"><text:p/></draw:path><draw:path draw:style-name="gr3" draw:text-style-name="P6" svg:width="0.0744in" svg:height="0.1059in" svg:x="0in" svg:y="0.0071in" svg:viewBox="0 0 190 270" svg:d="M90 3c-2-1 0-3-5-3-9 0-37 2-48 3-2 0-6 1-6 8 0 4 3 4 9 4 18 0 19 4 19 7 0 2-1 6-1 8-18 73-37 147-56 221-2 6-2 6-2 9 0 9 8 10 11 10 7 0 13-5 14-10 3-9 6-19 8-29 3-11 6-23 9-35 2-8 4-15 6-24 2-2 4-16 5-18 1-3 13-25 26-35 8-7 20-14 37-14 16 0 20 13 20 27 0 21-14 62-23 85-3 9-5 14-5 22 0 18 13 31 32 31 36 0 50-56 50-60 0-3-3-3-4-3-4 0-4 1-7 7-5 21-17 48-39 48-7 0-9-4-9-13 0-10 3-19 7-28 6-16 24-60 24-83 0-25-16-41-45-41-25 0-43 12-58 30 10-42 21-83 31-124z"><text:p/></draw:path><draw:path draw:style-name="gr3" draw:text-style-name="P6" svg:width="0.035in" svg:height="0.1508in" svg:x="0.0945in" svg:y="0in" svg:viewBox="0 0 90 384" svg:d="M90 380c0-1 0-1-6-8-49-48-62-121-62-179 0-67 15-135 63-183 5-4 5-4 5-7 0-2-2-3-4-3-3 0-39 26-62 75-20 43-24 86-24 118 0 28 4 76 25 119 23 47 58 72 61 72 2 0 4-1 4-4z"><text:p/></draw:path><draw:path draw:style-name="gr3" draw:text-style-name="P6" svg:width="0.0756in" svg:height="0.0681in" svg:x="0.1429in" svg:y="0.0453in" svg:viewBox="0 0 193 174" svg:d="M118 54c2-10 11-46 38-46 2 0 11 0 20 5-11 2-19 12-19 21 0 7 5 13 15 13 8 0 21-6 21-22 0-19-24-25-37-25-22 0-35 20-40 29-9-26-30-29-41-29-41 0-63 50-63 59 0 4 3 4 5 4 3 0 4-1 5-5 13-40 39-50 52-50 6 0 21 4 21 26 0 12-7 38-21 92-7 24-20 40-38 40-2 0-11 0-18-5 10-2 17-10 17-21 0-10-7-13-14-13-11 0-21 10-21 22 0 17 20 25 36 25 26 0 40-26 41-29 4 15 19 29 42 29 39 0 61-50 61-59 0-4-3-4-4-4-3 0-4 1-5 5-13 40-39 50-51 50-15 0-22-13-22-25 0-9 2-18 7-34 4-18 8-35 13-53z"><text:p/></draw:path><draw:path draw:style-name="gr3" draw:text-style-name="P6" svg:width="0.0346in" svg:height="0.1508in" svg:x="0.2343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6" svg:width="0.0756in" svg:height="0.1406in" svg:x="0.348in" svg:y="0.0043in" svg:viewBox="0 0 193 358" svg:d="M189 15c4-5 4-6 4-7 0-4-3-8-8-8s-6 2-9 8c-58 111-115 223-174 334-2 6-2 7-2 8 0 3 2 8 8 8 4 0 5-2 7-8 59-111 116-223 174-335z"><text:p/></draw:path><draw:path draw:style-name="gr3" draw:text-style-name="P6" svg:width="0.1008in" svg:height="0.035in" svg:x="0.335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38in" svg:height="0.1035in" svg:x="0.4929in" svg:y="0.0126in" svg:viewBox="0 0 163 264" svg:d="M163 133c0-30-2-61-16-89-17-37-49-44-66-44-23 0-50 10-67 46-12 27-14 57-14 87s2 63 18 93c16 31 45 38 63 38 21 0 51-7 68-44 12-27 14-56 14-87zM81 257c-15 0-38-10-45-48-4-22-4-57-4-80 0-24 0-50 3-71 8-46 37-49 46-49 13 0 39 6 46 45 4 22 4 51 4 75 0 30 0 55-4 79-6 36-28 49-46 49z"><text:p/></draw:path></draw:g></text:span><text:span text:style-name="T35"> אז נוכל לחלק אגפים ולקבל </text:span><text:span text:style-name="T35"><draw:g text:anchor-type="as-char" svg:y="-0.1134in" draw:z-index="0" draw:name="Shape174" draw:style-name="gr1"><svg:title>TexMaths</svg:title><svg:desc>11§display§f(x) = g(x)§svg§600§FALSE§</svg:desc><draw:path draw:style-name="gr2" draw:text-style-name="P5" svg:width="0.7504in" svg:height="0.1354in" svg:x="-0.0004in" svg:y="0.0071in" svg:viewBox="0 0 1907 345" svg:d="M0 0c636 0 1271 0 1907 0 0 115 0 230 0 345-636 0-1271 0-1907 0 0-115 0-230 0-345z"><text:p/></draw:path><draw:path draw:style-name="gr3" draw:text-style-name="P6" svg:width="0.0752in" svg:height="0.137in" svg:x="0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1-71 22-74 8-40 15-81 23-120z"><text:p/></draw:path><draw:path draw:style-name="gr3" draw:text-style-name="P6" svg:width="0.0346in" svg:height="0.1508in" svg:x="0.098in" svg:y="0in" svg:viewBox="0 0 89 384" svg:d="M89 380c0-1 0-1-7-8-48-48-60-121-60-179 0-67 14-135 62-183 5-4 5-4 5-7 0-2-1-3-3-3-5 0-40 26-62 75-20 43-24 86-24 118 0 28 3 76 25 119 23 47 56 72 61 72 2 0 3-1 3-4z"><text:p/></draw:path><draw:path draw:style-name="gr3" draw:text-style-name="P6" svg:width="0.0748in" svg:height="0.0681in" svg:x="0.1465in" svg:y="0.0453in" svg:viewBox="0 0 191 174" svg:d="M118 54c2-10 11-46 37-46 2 0 12 0 20 5-11 2-19 12-19 21 0 7 5 13 16 13 7 0 19-6 19-22 0-19-22-25-35-25-23 0-36 20-41 29-9-26-30-29-41-29-41 0-63 50-63 59 0 4 4 4 5 4 3 0 5-1 5-5 13-40 38-50 52-50 7 0 20 4 20 26 0 12-6 38-20 92-6 24-20 40-37 40-2 0-11 0-20-5 10-2 19-10 19-21 0-10-9-13-14-13-12 0-21 10-21 22 0 17 19 25 36 25 26 0 39-26 40-29 5 15 19 29 42 29 40 0 62-50 62-59 0-4-4-4-5-4-3 0-3 1-5 5-13 40-39 50-51 50-16 0-21-13-21-25 0-9 2-18 6-34 5-18 9-35 14-53z"><text:p/></draw:path><draw:path draw:style-name="gr3" draw:text-style-name="P6" svg:width="0.035in" svg:height="0.1508in" svg:x="0.2374in" svg:y="0in" svg:viewBox="0 0 90 384" svg:d="M90 193c0-30-4-77-26-120-23-48-56-73-60-73-2 0-4 1-4 3 0 3 0 3 8 10 37 38 59 99 59 180 0 65-14 132-62 181-5 5-5 5-5 6 0 3 2 4 4 4 4 0 39-26 61-75 20-43 25-85 25-116z"><text:p/></draw:path><draw:path draw:style-name="gr3" draw:text-style-name="P6" svg:width="0.1008in" svg:height="0.035in" svg:x="0.3386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97in" svg:height="0.0972in" svg:x="0.4925in" svg:y="0.0453in" svg:viewBox="0 0 178 248" svg:d="M176 25c1-3 2-4 2-7 0-7-5-10-12-10-3 0-14 2-15 16-7-14-21-24-37-24-44 0-91 54-91 109 0 39 23 62 51 62 23 0 41-19 45-23v1c-8 34-12 48-12 49-3 3-15 42-56 42-7 0-20-1-31-4 12-4 16-14 16-20 0-7-4-13-15-13-8 0-21 6-21 22 0 15 14 23 52 23 48 0 76-30 81-53 14-56 29-114 43-170zM126 121c-2 10-11 20-19 27-8 6-20 14-32 14-19 0-24-20-24-35 0-19 11-65 20-84 11-20 28-35 44-35 26 0 31 32 31 34 0 1-1 3-1 5-6 25-12 49-19 74z"><text:p/></draw:path><draw:path draw:style-name="gr3" draw:text-style-name="P6" svg:width="0.0346in" svg:height="0.1508in" svg:x="0.5835in" svg:y="0in" svg:viewBox="0 0 89 384" svg:d="M89 380c0-1 0-1-7-8-47-48-60-121-60-179 0-67 15-135 63-183 4-4 4-4 4-7 0-2-1-3-3-3-5 0-39 26-62 75-20 43-24 86-24 118 0 28 4 76 25 119 23 47 56 72 61 72 2 0 3-1 3-4z"><text:p/></draw:path><draw:path draw:style-name="gr3" draw:text-style-name="P6" svg:width="0.0752in" svg:height="0.0681in" svg:x="0.6319in" svg:y="0.0453in" svg:viewBox="0 0 192 174" svg:d="M118 54c2-10 11-46 38-46 2 0 11 0 19 5-10 2-18 12-18 21 0 7 4 13 15 13 8 0 20-6 20-22 0-19-23-25-36-25-22 0-35 20-41 29-8-26-29-29-41-29-40 0-62 50-62 59 0 4 3 4 4 4 4 0 5-1 6-5 13-40 38-50 52-50 6 0 21 4 21 26 0 12-7 38-21 92-7 24-20 40-38 40-2 0-11 0-18-5 9-2 17-10 17-21 0-10-8-13-14-13-11 0-21 10-21 22 0 17 19 25 36 25 26 0 40-26 41-29 4 15 19 29 42 29 39 0 61-50 61-59 0-4-3-4-4-4-3 0-4 1-6 5-12 40-38 50-51 50-15 0-21-13-21-25 0-9 2-18 6-34 5-18 9-35 14-53z"><text:p/></draw:path><draw:path draw:style-name="gr3" draw:text-style-name="P6" svg:width="0.0346in" svg:height="0.1508in" svg:x="0.7232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35"><text:s/>כדרוש. </text:span></text:p>
            </text:list-item>
          </text:list>
        </text:list-item>
      </text:list>
      <text:p text:style-name="P47"><draw:g text:anchor-type="as-char" svg:y="-0.1134in" draw:z-index="276" draw:name="Shape175" draw:style-name="gr1"><svg:title>TexMaths</svg:title><svg:desc>11§inline§\QED§svg§600§FALSE§</svg:desc><draw:path draw:style-name="gr2" draw:text-style-name="P5" svg:width="0.6894in" svg:height="0.0972in" svg:x="0.0004in" svg:y="0.0071in" svg:viewBox="0 0 1752 248" svg:d="M0 0c584 0 1168 0 1752 0 0 83 0 165 0 248-584 0-1168 0-1752 0 0-83 0-165 0-248z"><text:p/></draw:path><draw:path draw:style-name="gr3" draw:text-style-name="P6" svg:width="0.1256in" svg:height="0.1106in" svg:x="0.0008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6" svg:width="0.0157in" svg:height="0.0157in" svg:x="0.1449in" svg:y="0.0925in" svg:viewBox="0 0 41 41" svg:d="M41 21c0-12-10-21-21-21-12 0-20 9-20 21 0 11 8 20 20 20 11 0 21-9 21-20z"><text:p/></draw:path><draw:path draw:style-name="gr3" draw:text-style-name="P6" svg:width="0.1008in" svg:height="0.1079in" svg:x="0.1811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6" svg:width="0.0157in" svg:height="0.0157in" svg:x="0.3008in" svg:y="0.0925in" svg:viewBox="0 0 41 41" svg:d="M41 21c0-12-9-21-20-21-12 0-21 9-21 21 0 11 9 20 21 20 11 0 20-9 20-20z"><text:p/></draw:path><draw:path draw:style-name="gr3" draw:text-style-name="P6" svg:width="0.1193in" svg:height="0.1114in" svg:x="0.3394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44in" svg:y="0.0925in" svg:viewBox="0 0 42 41" svg:d="M42 21c0-12-10-21-21-21s-21 9-21 21c0 11 10 20 21 20s21-9 21-20z"><text:p/></draw:path><draw:path draw:style-name="gr3" draw:text-style-name="P6" svg:width="0.1008in" svg:height="0.1031in" svg:x="0.5965in" svg:y="0.0043in" svg:viewBox="0 0 257 263" svg:d="M257 13c0-12-1-13-13-13-77 0-153 0-230 0-12 0-14 1-14 13 0 80 0 158 0 237 0 12 2 13 14 13 76 0 153 0 229 0 13 0 14-1 14-13 0-79 0-157 0-237z"><text:p/></draw:path></draw:g></text:p>
      <text:h text:style-name="P35" text:outline-level="3">סעיף (ג)</text:h>
      <text:p text:style-name="P48">נגדיר <text:span text:style-name="T39">לסעיף זה ולסעיף הבא</text:span>:</text:p>
      <text:p text:style-name="P7"><draw:g text:anchor-type="as-char" svg:y="-0.1063in" draw:z-index="97" draw:name="Shape175" draw:style-name="gr1"><svg:title>TexMaths</svg:title><svg:desc>11§display§h_1 \sim h_2 \iff S_{h_1} = S_{h_2}§svg§600§FALSE§</svg:desc><draw:path draw:style-name="gr2" draw:text-style-name="P5" svg:width="1.5902in" svg:height="0.128in" svg:x="-0.0004in" svg:y="0.0063in" svg:viewBox="0 0 4040 326" svg:d="M2021 326c-675 0-1348 0-2021 0 0-108 0-218 0-326 1346 0 2694 0 4040 0 0 108 0 218 0 326-673 0-1346 0-2019 0z"><text:p/></draw:path><draw:path draw:style-name="gr3" draw:text-style-name="P6" svg:width="0.074in" svg:height="0.1055in" svg:x="0.0004in" svg:y="0.0016in" svg:viewBox="0 0 189 269" svg:d="M89 4c-2-1 0-4-5-4-9 0-37 3-47 4-3 0-7 0-7 8 0 4 3 4 8 4 19 0 20 3 20 7 0 2-1 5-1 8-19 73-37 146-56 220-1 4-1 5-1 7 0 9 8 11 11 11 5 0 12-4 14-9 2-10 5-20 7-30 3-11 5-22 9-33 2-9 4-17 6-26 1-2 5-14 5-17 1-4 13-25 26-36 9-5 20-13 37-13s21 13 21 28c0 19-15 62-24 84-3 9-5 13-5 21 0 18 14 31 32 31 36 0 50-55 50-59 0-3-3-3-4-3-5 0-5 1-6 7-6 19-18 47-39 47-7 0-10-4-10-12 0-10 3-19 7-28 6-16 24-61 24-83 0-25-16-42-44-42-25 0-43 12-58 30 10-41 20-81 30-122z"><text:p/></draw:path><draw:path draw:style-name="gr3" draw:text-style-name="P6" svg:width="0.0386in" svg:height="0.0701in" svg:x="0.0909in" svg:y="0.0587in" svg:viewBox="0 0 99 179" svg:d="M62 8c0-8 0-8-8-8-18 16-42 18-54 18 0 3 0 5 0 8 7 0 25 0 40-6 0 46 0 91 0 137 0 8 0 12-27 12-3 0-8 0-11 0 0 3 0 6 0 10 6 0 39-2 49-2 8 0 42 2 48 2 0-4 0-7 0-10-3 0-7 0-10 0-27 0-27-4-27-12 0-51 0-100 0-149z"><text:p/></draw:path><draw:path draw:style-name="gr3" draw:text-style-name="P6" svg:width="0.1012in" svg:height="0.035in" svg:x="0.1984in" svg:y="0.0512in" svg:viewBox="0 0 258 90" svg:d="M258 12c0-9-3-12-5-12s-6 2-6 10c-2 37-27 58-53 58s-43-17-63-33c-20-17-40-35-66-35-42 0-65 42-65 77 0 12 3 7 5 12 5 0 6-8 6-9 1-42 31-59 54-59 24 0 43 16 61 33 20 17 41 36 68 36 41 0 64-43 64-78z"><text:p/></draw:path><draw:path draw:style-name="gr3" draw:text-style-name="P6" svg:width="0.0744in" svg:height="0.1055in" svg:x="0.3591in" svg:y="0.0016in" svg:viewBox="0 0 190 269" svg:d="M90 4c-2-1 0-4-5-4-9 0-38 3-48 4-3 0-7 0-7 8 0 4 4 4 10 4 18 0 18 3 18 7 0 2-1 5-1 8-19 73-37 146-56 220-1 4-1 5-1 7 0 9 8 11 11 11 7 0 12-4 14-9 2-10 6-20 8-30 3-11 5-22 9-33 2-9 4-17 6-26 0-2 4-14 4-17 2-4 13-25 26-36 9-5 21-13 37-13 17 0 21 13 21 28 0 19-14 62-24 84-3 9-4 13-4 21 0 18 13 31 32 31 36 0 50-55 50-59 0-3-4-3-5-3-4 0-4 1-6 7-5 19-17 47-39 47-7 0-9-4-9-12 0-10 3-19 6-28 7-16 25-61 25-83 0-25-16-42-45-42-25 0-43 12-58 30 10-41 21-81 31-122z"><text:p/></draw:path><draw:path draw:style-name="gr3" draw:text-style-name="P6" svg:width="0.0465in" svg:height="0.0701in" svg:x="0.4453in" svg:y="0.0587in" svg:viewBox="0 0 119 179" svg:d="M119 129c-4 0-6 0-9 0-1 7-3 22-7 24-2 3-23 3-27 3-17 0-33 0-50 0 29-26 38-33 54-45 20-17 39-33 39-58 0-33-29-53-63-53s-56 23-56 48c0 13 11 16 14 16 7 0 15-6 15-15 0-5-3-14-17-14 9-20 28-25 40-25 27 0 41 21 41 43 0 23-17 41-26 51-22 21-43 42-65 64-2 2-2 3-2 11 37 0 74 0 111 0 2-17 6-33 8-50z"><text:p/></draw:path><draw:path draw:style-name="gr3" draw:text-style-name="P6" svg:width="0.1346in" svg:height="0.0823in" svg:x="0.6in" svg:y="0.0268in" svg:viewBox="0 0 343 210" svg:d="M329 151c6 0 14 0 14-8 0-7-8-7-14-7-82 0-164 0-245 0-17-14-37-24-49-30 13-6 32-16 49-29 81 0 163 0 245 0 6 0 14 0 14-8s-8-8-14-8c-76 0-152 0-228 0 19-17 39-51 39-57 0-4-6-4-8-4-3 0-6 0-8 3-7 15-18 35-44 57-26 24-51 34-72 40-7 2-7 3-8 4 0 0 0 1 0 2 0 0 0 1 0 2h1c1 2 1 2 9 4 52 15 90 50 112 91 4 7 4 7 10 7 2 0 8 0 8-4s-20-37-39-55c76 0 152 0 228 0z"><text:p/></draw:path><draw:path draw:style-name="gr3" draw:text-style-name="P6" svg:width="0.1346in" svg:height="0.0823in" svg:x="0.7264in" svg:y="0.0268in" svg:viewBox="0 0 343 210" svg:d="M260 77c16 13 36 23 48 29-14 6-33 16-48 30-82 0-164 0-246 0-6 0-14 0-14 7 0 8 7 8 13 8 76 0 153 0 229 0-19 18-39 51-39 55s5 4 8 4c2 0 6 0 7-3 9-13 18-34 44-56 27-23 53-34 72-39 7-2 6-2 8-4 1-1 1-2 1-2 0-1 0-2 0-2 0-1-1-1-1-1-1-1-1-1-9-3-51-16-91-51-112-91-4-8-5-9-10-9-3 0-8 0-8 4 0 6 20 39 39 57-76 0-153 0-229 0-6 0-13 0-13 8s8 8 14 8c82 0 164 0 246 0z"><text:p/></draw:path><draw:path draw:style-name="gr3" draw:text-style-name="P6" svg:width="0.0898in" svg:height="0.1091in" svg:x="0.9622in" svg:y="-0.0004in" svg:viewBox="0 0 229 278" svg:d="M229 4c0-1-1-4-5-4-2 0-2 1-6 5-7 8-12 15-19 22-10-17-31-27-55-27-49 0-96 44-96 91 0 31 20 48 40 55 14 3 27 6 42 10 14 4 35 9 35 41 0 33-32 69-69 69-25 0-67-9-67-56 0-10 1-17 2-19 0-2 0-3 0-3 0-4-2-4-5-4-2 0-2 0-3 1-2 1-23 88-23 89 0 3 1 4 3 4s4 0 8-5c7-7 12-15 19-22 16 22 43 27 65 27 52 0 99-51 99-97 0-27-14-40-20-45-9-9-15-11-49-20-8-2-23-5-26-6-10-4-23-15-23-36 0-30 31-63 67-63 32 0 56 16 56 59 0 13-2 20-2 22 2 1 0 3 5 3 4 0 5-1 6-7 6-28 14-56 21-84z"><text:p/></draw:path><draw:path draw:style-name="gr3" draw:text-style-name="P6" svg:width="0.0575in" svg:height="0.0736in" svg:x="1.0555in" svg:y="0.0559in" svg:viewBox="0 0 147 188" svg:d="M65 8c0-1 1-4 1-5s-1-3-4-3c-6 0-29 2-36 2-2 0-5 0-5 7 0 3 3 3 6 3 14 0 14 2 14 4s0 4-1 6c-14 50-26 101-39 152-1 5-1 3-1 6 0 4 3 8 10 8 2 0 8-1 11-6 0-2 3-11 4-18 2-7 4-15 6-23 1-4 4-14 4-18 3-10 3-11 9-20 9-13 22-29 43-29 15 0 16 14 16 20 0 16-12 46-16 57-3 8-5 10-5 14 0 15 13 23 27 23 26 0 38-37 38-40s-3-3-4-3c-3 0-3 1-4 4-7 21-19 32-29 32-7 0-8-4-8-9 0-7 2-10 7-22 3-9 14-37 14-51 0-5 0-17-10-25-4-3-12-6-25-6-20 0-34 10-44 22 7-28 14-55 21-82z"><text:p/></draw:path><draw:path draw:style-name="gr3" draw:text-style-name="P6" svg:width="0.0311in" svg:height="0.05in" svg:x="1.1295in" svg:y="0.0933in" svg:viewBox="0 0 80 128" svg:d="M49 5c0-5 0-5-6-5-14 12-35 12-40 12-1 0-2 0-3 0 0 3 0 6 0 9 1 0 2 0 3 0 5 0 18 0 29-6 0 32 0 64 0 97 0 5 0 7-21 7-3 0-6 0-9 0 0 3 0 6 0 9 10-1 28-1 39-1s28 0 39 1c0-3 0-6 0-9-3 0-6 0-10 0-21 0-21-2-21-7 0-36 0-71 0-107z"><text:p/></draw:path><draw:path draw:style-name="gr3" draw:text-style-name="P6" svg:width="0.1008in" svg:height="0.035in" svg:x="1.2362in" svg:y="0.0512in" svg:viewBox="0 0 257 90" svg:d="M244 15c6 0 13 0 13-7 0-8-7-8-13-8-77 0-154 0-231 0-5 0-13 0-13 8 0 7 8 7 13 7 77 0 154 0 231 0zM244 90c6 0 13 0 13-8s-7-8-13-8c-77 0-154 0-231 0-5 0-13 0-13 8s8 8 13 8c77 0 154 0 231 0z"><text:p/></draw:path><draw:path draw:style-name="gr3" draw:text-style-name="P6" svg:width="0.0898in" svg:height="0.1091in" svg:x="1.3965in" svg:y="-0.0004in" svg:viewBox="0 0 229 278" svg:d="M229 4c0-1-1-4-5-4-2 0-2 1-6 5-7 8-12 15-19 22-10-17-30-27-55-27-49 0-96 44-96 91 0 31 21 48 40 55 14 3 27 6 42 10 14 4 35 9 35 41 0 33-31 69-69 69-25 0-67-9-67-56 0-10 1-17 2-19 0-2 0-3 0-3 0-4-2-4-5-4-2 0-2 0-3 1-2 1-23 88-23 89 0 3 1 4 4 4 1 0 3 0 7-5 7-7 12-15 19-22 16 22 43 27 65 27 52 0 99-51 99-97 0-27-14-40-20-45-9-9-15-11-49-20-8-2-23-5-26-6-10-4-23-15-23-36 0-30 31-63 67-63 33 0 56 16 56 59 0 13-1 20-1 22 1 1 0 3 4 3s5-1 6-7c6-28 14-56 21-84z"><text:p/></draw:path><draw:path draw:style-name="gr3" draw:text-style-name="P6" svg:width="0.0575in" svg:height="0.0736in" svg:x="1.4898in" svg:y="0.0559in" svg:viewBox="0 0 147 188" svg:d="M65 8c0-1 1-4 1-5s-1-3-4-3c-6 0-28 2-36 2-2 0-5 0-5 7 0 3 3 3 6 3 14 0 14 2 14 4s0 4-1 6c-14 50-26 101-39 152-1 5-1 3-1 6 0 4 3 8 10 8 2 0 8-1 11-6 0-2 3-11 4-18 2-7 5-15 7-23 0-4 3-14 3-18 3-10 3-11 9-20 9-13 22-29 43-29 15 0 16 14 16 20 0 16-12 46-16 57-2 8-3 10-3 14 0 15 11 23 25 23 26 0 38-37 38-40s-3-3-4-3c-3 0-3 1-4 4-7 21-19 32-29 32-7 0-8-4-8-9 0-7 2-10 7-22 3-9 14-37 14-51 0-5 0-17-10-25-4-3-12-6-25-6-20 0-34 10-44 22 7-28 14-55 21-82z"><text:p/></draw:path><draw:path draw:style-name="gr3" draw:text-style-name="P6" svg:width="0.0378in" svg:height="0.05in" svg:x="1.5598in" svg:y="0.0933in" svg:viewBox="0 0 97 128" svg:d="M97 91c-4 0-6 0-9 0 0 3-2 15-6 17-1 2-17 2-19 2-14 0-26 0-39 0 13-10 28-20 39-28 17-12 34-23 34-44 0-24-23-38-52-38-25 0-45 15-45 34 0 10 9 12 11 12 5 0 12-4 12-12 0-7-5-10-11-11 6-9 17-14 30-14 18 0 34 11 34 29 0 17-11 29-27 41-15 13-31 26-47 40-1 1-2 1-2 4 0 1 0 3 0 5 30 0 60 0 90 0 2-13 5-25 7-37z"><text:p/></draw:path></draw:g></text:p>
      <text:p text:style-name="P49">טענה: <text:span text:style-name="T8"><draw:g text:anchor-type="as-char" svg:y="-0.1047in" draw:z-index="353" draw:name="Shape176" draw:style-name="gr1"><svg:title>TexMaths</svg:title><svg:desc>11§display§h_1 = \lambda n \in \N. 1, h_2 = \lambda n \in \N. 0§svg§600§FALSE§</svg:desc><draw:path draw:style-name="gr2" draw:text-style-name="P5" svg:width="1.9512in" svg:height="0.1177in" svg:x="-0.0004in" svg:y="0.0075in" svg:viewBox="0 0 4957 300" svg:d="M0 0c1652 0 3305 0 4957 0 0 100 0 201 0 300-1652 0-3305 0-4957 0 0-99 0-200 0-300z"><text:p/></draw:path><draw:path draw:style-name="gr3" draw:text-style-name="P6" svg:width="0.0744in" svg:height="0.1059in" svg:x="0in" svg:y="0in" svg:viewBox="0 0 190 270" svg:d="M90 4c-2-1 0-4-5-4-9 0-37 3-48 4-2 0-6 0-6 8 0 4 3 4 9 4 18 0 19 3 19 7 0 2-1 6-1 8-18 73-37 147-56 220-2 6-2 6-2 8 0 9 8 11 12 11 6 0 12-5 14-10 3-10 5-20 7-30 3-11 5-22 9-34 2-8 4-17 6-25 1-2 4-14 5-16 1-5 13-26 26-37 8-5 20-13 36-13 17 0 21 13 21 28 0 21-14 61-23 84-3 9-5 13-5 21 0 19 13 32 32 32 36 0 50-56 50-59 0-4-3-4-4-4-5 0-5 1-7 7-5 21-17 47-38 47-7 0-10-3-10-12 0-10 3-19 6-27 7-17 25-62 25-84 0-25-16-41-45-41-25 0-43 12-58 29 10-40 21-81 31-122z"><text:p/></draw:path><draw:path draw:style-name="gr3" draw:text-style-name="P6" svg:width="0.0386in" svg:height="0.0697in" svg:x="0.0909in" svg:y="0.0575in" svg:viewBox="0 0 99 178" svg:d="M62 8c0-8-2-8-9-8-17 16-42 18-53 18 0 3 0 5 0 8 7 0 24 0 40-6 0 45 0 91 0 137 0 9 0 12-28 12-3 0-7 0-10 0 0 2 0 5 0 9 5 0 39-1 49-1 7 0 41 1 48 1 0-4 0-7 0-9-3 0-8 0-11 0-26 0-26-3-26-12 0-51 0-100 0-149z"><text:p/></draw:path><draw:path draw:style-name="gr3" draw:text-style-name="P6" svg:width="0.1008in" svg:height="0.035in" svg:x="0.1984in" svg:y="0.0496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748in" svg:height="0.1063in" svg:x="0.3587in" svg:y="0in" svg:viewBox="0 0 191 271" svg:d="M118 155c15 39 34 97 40 106 7 9 10 9 21 9 2 0 6 0 8 0 4 0 4-2 4-4 0-1-1-2-2-3-3-4-5-11-9-18-26-73-51-145-78-218-9-22-29-27-47-27-2 0-8 0-8 4s4 4 5 4c12 2 15 5 24 30 12 35 25 71 37 106-35 34-70 69-105 104-6 4-8 6-8 12s5 11 12 11c6 0 10-5 12-8 31-36 63-72 94-108z"><text:p/></draw:path><draw:path draw:style-name="gr3" draw:text-style-name="P6" svg:width="0.0819in" svg:height="0.0677in" svg:x="0.4441in" svg:y="0.0378in" svg:viewBox="0 0 209 173" svg:d="M22 148c-1 6-3 14-3 16 0 7 5 9 11 9 5 0 12-2 14-10 1 0 5-18 8-28 3-12 5-23 8-34 3-9 5-18 7-26 1-7 4-18 4-19 7-12 27-47 64-47 18 0 21 14 21 27 0 23-20 73-25 89-3 9-5 14-5 18 0 18 15 30 32 30 37 0 51-55 51-58s-3-3-4-3c-5 0-5 1-6 6-8 27-21 48-40 48-6 0-9-4-9-12 0-10 4-19 7-28 7-21 23-62 23-84 0-27-16-42-44-42-35 0-54 25-60 34-2-22-18-34-35-34-19 0-26 15-30 22-6 13-11 36-11 37 0 5 3 5 4 5 4 0 5 0 7-9 7-28 14-46 29-46 7 0 11 5 11 17 0 9-2 12-6 33-8 30-15 59-23 89z"><text:p/></draw:path><draw:path draw:style-name="gr3" draw:text-style-name="P6" svg:width="0.076in" svg:height="0.087in" svg:x="0.5854in" svg:y="0.0232in" svg:viewBox="0 0 194 222" svg:d="M180 120c7 0 14 0 14-8s-7-8-14-8c-55 0-109 0-164 0 5-51 49-89 104-89 20 0 41 0 60 0 7 0 14 0 14-7 0-8-7-8-14-8-21 0-40 0-61 0-66 0-119 50-119 112 0 60 53 110 119 110 21 0 40 0 61 0 7 0 14 0 14-8s-7-8-14-8c-19 0-40 0-60 0-55 0-99-35-104-86 55 0 109 0 164 0z"><text:p/></draw:path><draw:path draw:style-name="gr3" draw:text-style-name="P6" svg:width="0.1028in" svg:height="0.1059in" svg:x="0.7205in" svg:y="0.002in" svg:viewBox="0 0 262 270" svg:d="M33 35c0 63 0 125 0 187 0 19-3 27-22 27-4 0-11 0-11 7 0 6 5 6 13 6 20 0 40 0 60 0 6 0 13 0 13-6 0-7-7-7-12-7-21 0-25-9-25-29 0-58 0-116 0-174 57 72 112 146 168 218 3 5 5 6 7 6 7 0 7-7 7-13 0-73 0-144 0-216 0-21 3-27 21-28 3 0 10 0 10-6 0-7-7-7-13-7-19 0-38 0-57 0-7 0-13 0-13 7 0 6 7 6 11 6 22 1 24 9 24 29 0 39 0 80 0 120-38-52-78-105-116-157-3-5-5-5-13-5-23 0-45 0-69 0-6 0-12 0-12 7 0 6 6 6 8 6 11 1 18 8 22 12-1 4-1 5-1 10zM218 242c-56-72-112-146-169-219-4-4-4-5-7-10 15 0 29 0 45 0 44 58 87 116 131 175 0 18 0 37 0 54z"><text:p/></draw:path><draw:path draw:style-name="gr3" draw:text-style-name="P6" svg:width="0.0157in" svg:height="0.0157in" svg:x="0.8398in" svg:y="0.0882in" svg:viewBox="0 0 41 41" svg:d="M41 21c0-11-10-21-21-21-12 0-20 10-20 21s8 20 20 20c11 0 21-9 21-20z"><text:p/></draw:path><draw:path draw:style-name="gr3" draw:text-style-name="P6" svg:width="0.0492in" svg:height="0.0996in" svg:x="0.8827in" svg:y="0.0047in" svg:viewBox="0 0 126 254" svg:d="M79 10c0-9 0-10-10-10-23 24-57 24-69 24 0 5 0 8 0 12 8 0 30 0 51-10 0 66 0 133 0 199 0 13-2 17-37 17-4 0-7 0-12 0 0 5 0 9 0 12 13-1 47-1 63-1 15 0 48 0 61 1 0-3 0-7 0-12-4 0-7 0-12 0-34 0-35-3-35-17 0-71 0-144 0-215z"><text:p/></draw:path><draw:path draw:style-name="gr3" draw:text-style-name="P6" svg:width="0.0173in" svg:height="0.0449in" svg:x="0.9579in" svg:y="0.0882in" svg:viewBox="0 0 45 115" svg:d="M45 41c0-26-10-41-24-41-13 0-21 10-21 21 0 10 8 20 21 20 4 0 10-2 13-5 1-1 1-1 2-1 0 2 1 0 1 6 0 28-13 51-26 64-4 4-4 5-4 6 0 3 2 4 3 4 4 0 35-29 35-74z"><text:p/></draw:path><draw:path draw:style-name="gr3" draw:text-style-name="P6" svg:width="0.0744in" svg:height="0.1059in" svg:x="1.0201in" svg:y="0in" svg:viewBox="0 0 190 270" svg:d="M90 4c-2-1 0-4-5-4-9 0-37 3-47 4-3 0-7 0-7 8 0 4 3 4 9 4 18 0 19 3 19 7 0 2-1 6-1 8-18 73-37 147-56 220-2 6-2 6-2 8 0 9 8 11 12 11 6 0 12-5 14-10 3-10 5-20 7-30 3-11 5-22 9-34 2-8 4-17 6-25 1-2 5-14 5-16 1-5 13-26 26-37 8-5 19-13 36-13s21 13 21 28c0 21-14 61-23 84-3 9-5 13-5 21 0 19 13 32 32 32 36 0 50-56 50-59 0-4-3-4-4-4-5 0-5 1-7 7-5 21-17 47-38 47-7 0-10-3-10-12 0-10 3-19 8-27 5-17 23-62 23-84 0-25-16-41-44-41-26 0-43 12-58 29 10-40 20-81 30-122z"><text:p/></draw:path><draw:path draw:style-name="gr3" draw:text-style-name="P6" svg:width="0.0469in" svg:height="0.0697in" svg:x="1.1063in" svg:y="0.0575in" svg:viewBox="0 0 120 178" svg:d="M120 129c-3 0-7 0-10 0 0 7-3 22-7 26-2 1-23 1-26 1-17 0-34 0-51 0 29-26 39-33 55-45 20-17 39-33 39-58 0-33-29-53-64-53-33 0-56 23-56 48 0 13 12 16 14 16 7 0 15-6 15-15 0-5-3-14-16-14 8-20 27-25 40-25 26 0 40 21 40 43 0 23-16 41-25 51-22 21-43 42-65 64-3 2-3 3-3 10 37 0 74 0 111 0 3-16 6-32 9-49z"><text:p/></draw:path><draw:path draw:style-name="gr3" draw:text-style-name="P6" svg:width="0.1008in" svg:height="0.035in" svg:x="1.2185in" svg:y="0.0496in" svg:viewBox="0 0 257 90" svg:d="M244 15c6 0 13 0 13-7 0-8-7-8-12-8-77 0-155 0-232 0-5 0-13 0-13 8 0 7 8 7 13 7 77 0 154 0 231 0zM245 90c5 0 12 0 12-8 0-7-7-7-13-7-77 0-154 0-231 0-5 0-13 0-13 7 0 8 8 8 13 8 77 0 155 0 232 0z"><text:p/></draw:path><draw:path draw:style-name="gr3" draw:text-style-name="P6" svg:width="0.0748in" svg:height="0.1063in" svg:x="1.3787in" svg:y="0in" svg:viewBox="0 0 191 271" svg:d="M118 155c16 39 34 97 40 106 7 9 10 9 21 9 2 0 6 0 8 0 4 0 4-2 4-4 0-1 0-2-2-3-3-4-5-11-9-18-26-73-51-145-78-218-9-22-29-27-47-27-2 0-7 0-7 4s3 4 4 4c12 2 15 5 25 30 12 35 25 71 37 106-35 34-71 69-106 104-6 4-8 6-8 12s5 11 12 11c6 0 10-5 12-8 31-36 63-72 94-108z"><text:p/></draw:path><draw:path draw:style-name="gr3" draw:text-style-name="P6" svg:width="0.0819in" svg:height="0.0677in" svg:x="1.4642in" svg:y="0.0378in" svg:viewBox="0 0 209 173" svg:d="M23 148c-1 6-4 14-4 16 0 7 5 9 12 9 4 0 11-2 14-10 2-9 4-18 7-28 3-12 5-23 8-34 3-9 5-18 7-26 1-7 4-18 6-19 5-12 25-47 62-47 18 0 21 14 21 27 0 23-19 73-25 89-3 9-5 14-5 18 0 18 15 30 32 30 37 0 51-55 51-58s-3-3-4-3c-4 0-4 1-6 6-8 27-21 48-40 48-6 0-8-4-8-12 0-10 3-19 6-28 8-21 23-62 23-84 0-27-16-42-44-42-35 0-54 25-60 34-2-22-18-34-35-34-18 0-26 15-30 22-6 13-11 36-11 37 0 5 3 5 4 5 5 0 5 0 7-9 7-28 14-46 29-46 7 0 12 5 12 17 0 9-1 12-7 33-8 30-14 59-22 89z"><text:p/></draw:path><draw:path draw:style-name="gr3" draw:text-style-name="P6" svg:width="0.076in" svg:height="0.087in" svg:x="1.6055in" svg:y="0.0232in" svg:viewBox="0 0 194 222" svg:d="M180 120c7 0 14 0 14-8s-7-8-14-8c-55 0-109 0-164 0 5-51 49-89 104-89 20 0 41 0 60 0 7 0 14 0 14-7 0-8-7-8-14-8-21 0-40 0-61 0-66 0-119 50-119 112 0 60 53 110 119 110 21 0 40 0 61 0 7 0 14 0 14-8s-7-8-14-8c-19 0-40 0-60 0-55 0-99-35-104-86 55 0 109 0 164 0z"><text:p/></draw:path><draw:path draw:style-name="gr3" draw:text-style-name="P6" svg:width="0.1028in" svg:height="0.1059in" svg:x="1.7406in" svg:y="0.002in" svg:viewBox="0 0 262 270" svg:d="M33 35c0 63 0 125 0 187 0 19-2 27-22 27-4 0-11 0-11 7 0 6 5 6 13 6 20 0 40 0 60 0 7 0 13 0 13-6 0-7-7-7-12-7-21 0-25-9-25-29 0-58 0-116 0-174 57 72 112 146 168 218 3 5 5 6 7 6 7 0 7-7 7-13 0-73 0-144 0-216 0-21 3-27 22-28 2 0 9 0 9-6 0-7-7-7-13-7-19 0-38 0-57 0-7 0-13 0-13 7 0 6 7 6 11 6 22 1 24 9 24 29 0 39 0 80 0 120-38-52-78-105-116-157-3-5-5-5-13-5-22 0-45 0-67 0-8 0-14 0-14 7 0 6 6 6 8 6 11 1 19 8 22 12-1 4-1 5-1 10zM218 242c-56-72-112-146-169-219-3-4-3-5-7-10 15 0 31 0 46 0 43 58 87 116 130 175 0 18 0 37 0 54z"><text:p/></draw:path><draw:path draw:style-name="gr3" draw:text-style-name="P6" svg:width="0.0157in" svg:height="0.0157in" svg:x="1.8598in" svg:y="0.0882in" svg:viewBox="0 0 41 41" svg:d="M41 21c0-11-9-21-20-21-12 0-21 10-21 21s9 20 21 20c11 0 20-9 20-20z"><text:p/></draw:path><draw:path draw:style-name="gr3" draw:text-style-name="P6" svg:width="0.0638in" svg:height="0.1031in" svg:x="1.8949in" svg:y="0.0047in" svg:viewBox="0 0 163 263" svg:d="M163 133c0-31-2-62-16-90-17-38-49-43-66-43-23 0-51 10-67 46-12 26-14 56-14 87 0 28 1 62 18 92 16 31 45 38 63 38 21 0 51-7 67-45 13-26 15-55 15-85zM81 254c-15 0-38-8-45-46-4-23-4-57-4-80 0-25 0-50 3-71 8-45 36-48 46-48 12 0 39 6 45 45 5 21 5 50 5 74 0 29 0 54-5 79-5 36-27 47-45 47z"><text:p/></draw:path></draw:g></text:span><text:span text:style-name="T8"><text:s/>מקיימות </text:span><text:span text:style-name="T8"><draw:g text:anchor-type="as-char" svg:y="-0.1047in" draw:z-index="349" draw:name="Shape177" draw:style-name="gr1"><svg:title>TexMaths</svg:title><svg:desc>11§display§\lnot h_1 \sim h_2§svg§600§FALSE§</svg:desc><draw:path draw:style-name="gr2" draw:text-style-name="P5" svg:width="0.5854in" svg:height="0.1118in" svg:x="-0.0004in" svg:y="0.0079in" svg:viewBox="0 0 1488 285" svg:d="M744 285c-249 0-496 0-744 0 0-94 0-190 0-285 496 0 992 0 1488 0 0 95 0 191 0 285-248 0-496 0-744 0z"><text:p/></draw:path><draw:path draw:style-name="gr3" draw:text-style-name="P6" svg:width="0.0843in" svg:height="0.0398in" svg:x="0.0004in" svg:y="0.052in" svg:viewBox="0 0 215 102" svg:d="M215 13c0-12-2-13-15-13-62 0-124 0-187 0-6 0-13 0-13 8 0 7 7 7 13 7 62 0 125 0 186 0 0 25 0 49 0 73 0 8 0 14 8 14s8-6 8-14c0-25 0-49 0-75z"><text:p/></draw:path><draw:path draw:style-name="gr3" draw:text-style-name="P6" svg:width="0.074in" svg:height="0.1063in" svg:x="0.102in" svg:y="0in" svg:viewBox="0 0 189 271" svg:d="M89 4c-1-1 0-4-4-4-10 0-38 3-48 4-3 0-7 0-7 8 0 5 3 5 9 5 18 0 19 2 19 6 0 2-1 6-1 8-18 74-37 147-56 221-1 6-1 6-1 8 0 9 8 11 11 11 6 0 12-4 14-10 3-10 5-20 7-30 3-11 5-22 9-34 2-9 4-17 6-25 1-2 5-14 5-17 1-4 13-25 26-36 9-6 21-13 38-13 16 0 20 13 20 27 0 21-15 62-24 85-3 9-5 13-5 21 0 19 14 32 32 32 36 0 50-56 50-59 0-4-3-4-4-4-5 0-5 1-6 7-6 21-18 47-39 47-7 0-10-3-10-12 0-10 3-19 8-27 5-17 23-62 23-84 0-26-16-42-44-42-25 0-43 12-58 30 10-41 20-82 30-123z"><text:p/></draw:path><draw:path draw:style-name="gr3" draw:text-style-name="P6" svg:width="0.0386in" svg:height="0.0697in" svg:x="0.1925in" svg:y="0.0575in" svg:viewBox="0 0 99 178" svg:d="M62 8c0-8-1-8-8-8-18 17-43 18-54 18 0 3 0 6 0 10 7 0 25 0 40-8 0 45 0 91 0 138 0 8 0 12-28 12-3 0-6 0-10 0 0 3 0 6 0 8 6 0 39-1 49-1 8 0 41 1 48 1 0-2 0-5 0-8-3 0-7 0-10 0-27 0-27-4-27-12 0-51 0-101 0-150z"><text:p/></draw:path><draw:path draw:style-name="gr3" draw:text-style-name="P6" svg:width="0.1012in" svg:height="0.035in" svg:x="0.2996in" svg:y="0.05in" svg:viewBox="0 0 258 90" svg:d="M258 12c0-8-3-12-6-12-1 0-4 3-5 10-2 37-27 58-54 58-25 0-43-16-62-33-20-17-40-35-66-35-42 0-65 42-65 77 0 12 3 8 6 12 4 0 5-7 5-9 1-41 31-59 54-59 24 0 43 16 62 33 19 19 39 36 66 36 41 0 65-43 65-78z"><text:p/></draw:path><draw:path draw:style-name="gr3" draw:text-style-name="P6" svg:width="0.074in" svg:height="0.1063in" svg:x="0.4602in" svg:y="0in" svg:viewBox="0 0 189 271" svg:d="M89 4c-1-1 0-4-4-4-10 0-38 3-48 4-3 0-7 0-7 8 0 5 3 5 9 5 18 0 19 2 19 6 0 2-1 6-1 8-18 74-37 147-56 221-1 6-1 6-1 8 0 9 8 11 11 11 6 0 12-4 14-10 3-10 5-20 7-30 3-11 5-22 9-34 2-9 4-17 6-25 1-2 5-14 5-17 1-4 13-25 26-36 9-6 21-13 38-13 16 0 20 13 20 27 0 21-15 62-24 85-3 9-5 13-5 21 0 19 14 32 32 32 36 0 50-56 50-59 0-4-3-4-4-4-5 0-5 1-6 7-6 21-18 47-39 47-7 0-10-3-10-12 0-10 3-19 8-27 5-17 23-62 23-84 0-26-16-42-44-42-25 0-43 12-58 30 10-41 20-82 30-123z"><text:p/></draw:path><draw:path draw:style-name="gr3" draw:text-style-name="P6" svg:width="0.0469in" svg:height="0.0697in" svg:x="0.5461in" svg:y="0.0575in" svg:viewBox="0 0 120 178" svg:d="M120 130c-3 0-7 0-10 0 0 7-3 22-7 25-2 1-23 1-26 1-16 0-34 0-51 0 29-25 39-33 55-45 20-16 39-33 39-58 0-33-29-53-64-53-33 0-56 23-56 48 0 14 12 16 14 16 7 0 15-6 15-14 0-6-3-15-16-15 8-20 27-25 40-25 26 0 41 21 41 43 0 23-17 42-26 52-22 21-43 42-65 64-3 2-3 3-3 9 37 0 74 0 111 0 3-15 6-31 9-48z"><text:p/></draw:path></draw:g></text:span><text:span text:style-name="T8">. </text:span><text:span text:style-name="T40">כדי להוכיח זאת נסתמך על סעיף (ד) שהוכח ללא תלות בסעיף זה. </text:span><text:span text:style-name="T41">נניח בשלילה שהן מקיימות </text:span><text:span text:style-name="T41"><draw:g text:anchor-type="as-char" svg:y="-0.1055in" draw:z-index="350" draw:name="Shape178" draw:style-name="gr1"><svg:title>TexMaths</svg:title><svg:desc>11§inline§h_1 \sim h_2§svg§600§FALSE§</svg:desc><draw:path draw:style-name="gr2" draw:text-style-name="P5" svg:width="0.4846in" svg:height="0.1122in" svg:x="0in" svg:y="0.0079in" svg:viewBox="0 0 1232 286" svg:d="M0 0c411 0 821 0 1232 0 0 96 0 191 0 286-411 0-821 0-1232 0 0-95 0-190 0-286z"><text:p/></draw:path><draw:path draw:style-name="gr3" draw:text-style-name="P6" svg:width="0.0744in" svg:height="0.1067in" svg:x="0.0004in" svg:y="0in" svg:viewBox="0 0 190 272" svg:d="M90 4c-2-1 0-4-5-4-9 0-37 3-48 4-2 0-6 0-6 8 0 5 3 5 9 5 18 0 19 2 19 6 0 2-1 6-1 8-18 74-37 148-56 222-2 6-2 6-2 8 0 9 8 11 12 11 6 0 12-4 14-10 3-10 5-20 7-30 3-11 6-23 9-34 2-9 4-17 6-26 2-2 4-15 5-17 1-4 13-25 26-36 8-6 20-13 37-13 16 0 20 13 20 27 0 21-14 63-23 86-3 9-5 13-5 21 0 19 13 32 32 32 36 0 50-56 50-59 0-4-3-4-4-4-4 0-4 1-7 7-5 21-17 48-39 48-6 0-9-4-9-13 0-10 3-19 7-27 6-17 24-63 24-85 0-26-16-42-45-42-25 0-43 12-58 30 10-41 21-82 31-123z"><text:p/></draw:path><draw:path draw:style-name="gr3" draw:text-style-name="P6" svg:width="0.0386in" svg:height="0.0701in" svg:x="0.0913in" svg:y="0.0575in" svg:viewBox="0 0 99 179" svg:d="M62 8c0-8-1-8-9-8-17 17-42 18-53 18 0 3 0 6 0 10 7 0 24 0 40-8 0 46 0 91 0 137 0 9 0 13-28 13-3 0-6 0-10 0 0 3 0 6 0 9 5 0 39-1 49-1 7 0 41 1 48 1 0-3 0-6 0-9-3 0-8 0-11 0-26 0-26-4-26-13 0-49 0-100 0-149z"><text:p/></draw:path><draw:path draw:style-name="gr3" draw:text-style-name="P6" svg:width="0.1012in" svg:height="0.035in" svg:x="0.1988in" svg:y="0.05in" svg:viewBox="0 0 258 90" svg:d="M258 12c0-8-3-12-6-12-1 0-4 2-5 10-2 37-27 58-54 58-25 0-43-16-62-33-20-17-40-35-66-35-42 0-65 42-65 77 0 12 4 12 6 12 4 0 5-8 5-9 1-41 30-59 54-59s43 16 62 33c19 19 39 36 66 36 43 0 65-43 65-78z"><text:p/></draw:path><draw:path draw:style-name="gr3" draw:text-style-name="P6" svg:width="0.074in" svg:height="0.1067in" svg:x="0.3598in" svg:y="0in" svg:viewBox="0 0 189 272" svg:d="M89 4c-1-1 0-4-4-4-9 0-38 3-48 4-3 0-7 0-7 8 0 5 3 5 10 5 17 0 18 2 18 6 0 2-1 6-1 8-18 74-37 148-56 222-1 6-1 6-1 8 0 9 8 11 11 11 7 0 12-4 14-10 3-10 6-20 8-30 2-11 6-23 8-34 2-9 5-17 6-26 1-2 5-15 5-17 1-4 13-25 26-36 9-6 21-13 38-13 16 0 20 13 20 27 0 21-15 63-24 86-3 9-5 13-5 21 0 19 14 32 32 32 36 0 50-56 50-59 0-4-3-4-4-4-4 0-4 1-6 7-6 21-18 48-39 48-7 0-10-4-10-13 0-10 4-19 8-27 5-17 23-63 23-85 0-26-16-42-44-42-25 0-43 12-58 30 10-41 20-82 30-123z"><text:p/></draw:path><draw:path draw:style-name="gr3" draw:text-style-name="P6" svg:width="0.0469in" svg:height="0.0701in" svg:x="0.4457in" svg:y="0.0575in" svg:viewBox="0 0 120 179" svg:d="M120 130c-3 0-6 0-9 0-1 7-4 22-8 25-2 1-23 1-26 1-16 0-33 0-49 0 27-25 37-33 53-45 20-16 39-33 39-58 0-33-29-53-64-53-33 0-56 23-56 48 0 14 12 16 14 16 7 0 15-5 15-14 0-6-1-15-16-15 8-20 27-25 40-25 26 0 41 21 41 43 0 23-17 42-26 52-22 21-43 43-65 63-3 4-3 4-3 11 37 0 75 0 112 0 2-16 6-33 8-49z"><text:p/></draw:path></draw:g></text:span><text:span text:style-name="T41">, לפיכך מסעיף (ד) </text:span><text:span text:style-name="T41"><draw:g text:anchor-type="as-char" svg:y="-0.1134in" draw:z-index="354" draw:name="Shape179" draw:style-name="gr1"><svg:title>TexMaths</svg:title><svg:desc>11§inline§F([h_1]_\sim) = F([h_2]_\sim)§svg§600§FALSE§</svg:desc><draw:path draw:style-name="gr2" draw:text-style-name="P5" svg:width="1.3323in" svg:height="0.1354in" svg:x="0.002in" svg:y="0.0071in" svg:viewBox="0 0 3385 345" svg:d="M0 0c1129 0 2256 0 3385 0 0 115 0 230 0 345-1129 0-2256 0-3385 0 0-115 0-230 0-345z"><text:p/></draw:path><draw:path draw:style-name="gr3" draw:text-style-name="P6" svg:width="0.1079in" svg:height="0.1028in" svg:x="-0.0004in" svg:y="0.0098in" svg:viewBox="0 0 275 262" svg:d="M102 138c14 0 26 0 39 0 28 0 32 5 32 16 0 3 0 8-4 20 0 1-1 2-1 3 0 4 3 6 5 6 4 0 4-1 6-9 7-29 15-56 21-84 1-3 1-4 1-5s-1-5-4-5c-4 0-4 3-6 8-8 31-17 38-50 38-12 0-23 0-35 0 8-34 16-65 25-98 3-14 3-16 21-16 16 0 34 0 50 0 48 0 57 13 57 43 0 9 0 10-2 21 0 4 0 5 0 7s2 4 5 4c4 0 4-2 5-10 3-22 6-44 8-66 1-11-1-11-11-11-63 0-126 0-189 0-8 0-11 0-11 8 0 4 3 4 10 4 14 0 25 0 25 8 0 1 0 2-1 9-18 67-34 135-52 202-3 16-4 19-35 19-7 0-11 0-11 7 0 5 6 5 7 5 11 0 39-2 50-2 13 0 45 2 57 2 5 0 9 0 9-8 0-3-1-2-2-4-1 0-2 0-11 0s-11 0-20-1c-12-1-13-3-13-8 0-1 0-3 2-9 8-32 16-62 23-94z"><text:p/></draw:path><draw:path draw:style-name="gr3" draw:text-style-name="P6" svg:width="0.0346in" svg:height="0.1508in" svg:x="0.1283in" svg:y="0in" svg:viewBox="0 0 89 384" svg:d="M89 380c0-1 0-1-6-8-49-48-61-121-61-179 0-67 14-135 62-183 5-4 5-4 5-7 0-2-1-3-4-3-4 0-39 26-61 75-20 43-24 86-24 118 0 28 3 76 25 119 23 47 56 72 60 72 3 0 4-1 4-4z"><text:p/></draw:path><draw:path draw:style-name="gr3" draw:text-style-name="P6" svg:width="0.0205in" svg:height="0.1508in" svg:x="0.1902in" svg:y="0in" svg:viewBox="0 0 53 384" svg:d="M53 384c0-5 0-10 0-15-12 0-25 0-38 0 0-118 0-236 0-354 13 0 26 0 38 0 0-5 0-9 0-15-18 0-35 0-53 0 0 128 0 257 0 384 18 0 35 0 53 0z"><text:p/></draw:path><draw:path draw:style-name="gr3" draw:text-style-name="P6" svg:width="0.0744in" svg:height="0.1059in" svg:x="0.2228in" svg:y="0.0079in" svg:viewBox="0 0 190 270" svg:d="M90 3c-2-1 0-3-5-3-9 0-38 2-48 3-2 0-6 1-6 8 0 4 3 4 9 4 18 0 19 4 19 7 0 2-1 6-1 8-18 73-37 147-56 221-2 6-2 6-2 9 0 9 8 10 11 10 7 0 13-5 14-10 3-9 6-19 8-29 3-11 6-23 9-35 2-8 4-15 6-24 2-2 4-16 5-18 1-3 13-25 26-35 8-7 20-14 37-14 16 0 20 13 20 27 0 21-14 62-24 85-2 9-4 14-4 22 0 18 13 31 32 31 36 0 50-56 50-60 0-3-3-3-4-3-4 0-4 1-7 7-5 21-17 48-39 48-7 0-9-4-9-13 0-10 3-19 7-28 6-16 24-60 24-83 0-25-16-41-45-41-25 0-43 12-58 30 10-42 21-83 31-124z"><text:p/></draw:path><draw:path draw:style-name="gr3" draw:text-style-name="P6" svg:width="0.0386in" svg:height="0.0701in" svg:x="0.3138in" svg:y="0.0661in" svg:viewBox="0 0 99 179" svg:d="M62 8c0-7-1-8-9-8-17 18-42 18-53 18 0 3 0 6 0 10 7 0 24 0 40-8 0 45 0 91 0 137 0 9 0 13-28 13-3 0-6 0-10 0 0 3 0 6 0 9 5 0 39-1 49-1 7 0 41 1 48 1 0-3 0-6 0-9-3 0-8 0-11 0-26 0-26-4-26-13 0-50 0-100 0-149z"><text:p/></draw:path><draw:path draw:style-name="gr3" draw:text-style-name="P6" svg:width="0.0205in" svg:height="0.1508in" svg:x="0.374in" svg:y="0in" svg:viewBox="0 0 53 384" svg:d="M53 0c-18 0-35 0-53 0 0 6 0 10 0 15 12 0 25 0 37 0 0 118 0 236 0 354-12 0-25 0-37 0 0 5 0 10 0 15 18 0 35 0 53 0 0-127 0-256 0-384z"><text:p/></draw:path><draw:path draw:style-name="gr3" draw:text-style-name="P6" svg:width="0.0783in" svg:height="0.0283in" svg:x="0.4209in" svg:y="0.0953in" svg:viewBox="0 0 200 73" svg:d="M200 11c0-11-3-11-4-11-5 0-5 8-5 11-1 20-16 43-41 43-19 0-33-13-48-26-14-14-30-28-51-28-31 0-51 32-51 62 0 10 4 10 6 10 3 0 4-7 4-11 1-20 15-42 41-42 18 0 33 12 48 26 14 12 30 28 51 28 32 0 50-32 50-62z"><text:p/></draw:path><draw:path draw:style-name="gr3" draw:text-style-name="P6" svg:width="0.0346in" svg:height="0.1508in" svg:x="0.524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6" svg:width="0.1004in" svg:height="0.035in" svg:x="0.6256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1079in" svg:height="0.1028in" svg:x="0.7827in" svg:y="0.0098in" svg:viewBox="0 0 275 262" svg:d="M102 138c12 0 26 0 38 0 29 0 32 5 32 16 0 3 0 8-3 20-1 1-1 2-1 3 0 4 3 6 5 6 4 0 4-1 5-9 8-29 15-56 22-84 1-3 1-4 1-5s-1-5-4-5c-4 0-4 3-7 8-7 31-16 38-49 38-12 0-23 0-35 0 8-34 16-65 25-98 3-14 3-16 20-16s34 0 51 0c48 0 57 13 57 43 0 9 0 10-2 21-1 4-1 5-1 7s1 4 6 4c3 0 4-2 5-10 3-22 6-44 8-66 1-11-1-11-11-11-63 0-126 0-189 0-8 0-12 0-12 8 0 4 4 4 11 4 14 0 25 0 25 8 0 1 0 2-2 9-17 67-34 135-51 202-4 16-4 19-35 19-7 0-11 0-11 7 0 5 4 5 6 5 12 0 40-2 51-2 12 0 45 2 57 2 4 0 8 0 8-8 0-3-1-2-2-4-1 0-1 0-10 0s-11 0-21-1c-11-1-12-3-12-8 0-1 0-3 1-9 8-32 17-62 24-94z"><text:p/></draw:path><draw:path draw:style-name="gr3" draw:text-style-name="P6" svg:width="0.035in" svg:height="0.1508in" svg:x="0.911in" svg:y="0in" svg:viewBox="0 0 90 384" svg:d="M90 380c0-1 0-1-6-8-49-48-61-121-61-179 0-67 14-135 62-183 5-4 5-4 5-7 0-2-2-3-4-3-3 0-39 26-62 75-20 43-24 86-24 118 0 28 4 76 25 119 25 47 58 72 61 72 2 0 4-1 4-4z"><text:p/></draw:path><draw:path draw:style-name="gr3" draw:text-style-name="P6" svg:width="0.0205in" svg:height="0.1508in" svg:x="0.9732in" svg:y="0in" svg:viewBox="0 0 53 384" svg:d="M53 384c0-5 0-10 0-15-12 0-25 0-38 0 0-118 0-236 0-354 13 0 26 0 38 0 0-5 0-9 0-15-18 0-35 0-53 0 0 128 0 257 0 384 18 0 35 0 53 0z"><text:p/></draw:path><draw:path draw:style-name="gr3" draw:text-style-name="P6" svg:width="0.0744in" svg:height="0.1059in" svg:x="1.0059in" svg:y="0.0079in" svg:viewBox="0 0 190 270" svg:d="M90 3c-2-1 0-3-5-3-9 0-38 2-48 3-3 0-7 1-7 8 0 4 4 4 10 4 18 0 18 4 18 7 0 2-1 6-1 8-18 73-37 147-56 221-1 6-1 6-1 9 0 9 8 10 11 10 7 0 12-5 14-10 3-9 6-19 8-29 3-11 6-23 9-35 2-8 4-15 6-24 0-2 4-16 4-18 2-3 13-25 26-35 9-7 21-14 38-14 16 0 20 13 20 27 0 21-14 62-24 85-3 9-4 14-4 22 0 18 13 31 32 31 36 0 50-56 50-60 0-3-4-3-5-3-3 0-3 1-6 7-5 21-17 48-39 48-7 0-9-4-9-13 0-10 3-19 7-28 6-16 24-60 24-83 0-25-17-41-45-41-25 0-43 12-58 30 10-42 21-83 31-124z"><text:p/></draw:path><draw:path draw:style-name="gr3" draw:text-style-name="P6" svg:width="0.0465in" svg:height="0.0701in" svg:x="1.0921in" svg:y="0.0661in" svg:viewBox="0 0 119 179" svg:d="M119 130c-3 0-6 0-9 0-1 7-3 22-7 25-2 1-23 1-27 1-17 0-33 0-50 0 29-25 38-32 54-45 20-15 39-33 39-58 0-33-29-53-63-53s-56 24-56 48c0 15 11 16 14 16 7 0 15-5 15-14 0-6-3-15-17-15 9-18 28-25 40-25 27 0 40 21 40 43 0 23-16 42-25 52-22 21-43 41-65 63-2 4-2 4-2 11 37 0 74 0 111 0 2-16 6-33 8-49z"><text:p/></draw:path><draw:path draw:style-name="gr3" draw:text-style-name="P6" svg:width="0.0209in" svg:height="0.1508in" svg:x="1.1567in" svg:y="0in" svg:viewBox="0 0 54 384" svg:d="M54 0c-18 0-36 0-54 0 0 6 0 10 0 15 13 0 25 0 39 0 0 118 0 236 0 354-14 0-26 0-39 0 0 5 0 10 0 15 18 0 36 0 54 0 0-127 0-256 0-384z"><text:p/></draw:path><draw:path draw:style-name="gr3" draw:text-style-name="P6" svg:width="0.0783in" svg:height="0.0283in" svg:x="1.2039in" svg:y="0.0953in" svg:viewBox="0 0 200 73" svg:d="M200 11c0-11-3-8-4-11-5 0-6 8-6 11-1 20-15 43-40 43-19 0-33-13-48-26-14-14-30-28-51-28-31 0-51 32-51 62 0 10 3 6 4 10 5 0 5-7 6-11 1-20 15-42 41-42 18 0 33 12 47 26 14 12 31 28 52 28 30 0 50-32 50-62z"><text:p/></draw:path><draw:path draw:style-name="gr3" draw:text-style-name="P6" svg:width="0.035in" svg:height="0.1508in" svg:x="1.3067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41"><text:s/>אחרת </text:span><text:span text:style-name="T41"><draw:g text:anchor-type="as-char" svg:y="-0.102in" draw:z-index="351" draw:name="Shape180" draw:style-name="gr1"><svg:title>TexMaths</svg:title><svg:desc>11§inline§F§svg§600§FALSE§</svg:desc><draw:path draw:style-name="gr2" draw:text-style-name="P5" svg:width="0.0976in" svg:height="0.0862in" svg:x="0.002in" svg:y="0.0075in" svg:viewBox="0 0 249 220" svg:d="M0 0c83 0 166 0 249 0 0 73 0 147 0 220-83 0-166 0-249 0 0-73 0-147 0-220z"><text:p/></draw:path><draw:path draw:style-name="gr3" draw:text-style-name="P6" svg:width="0.1071in" svg:height="0.102in" svg:x="-0.0004in" svg:y="0in" svg:viewBox="0 0 273 260" svg:d="M102 135c12 0 24 0 38 0 27 0 31 7 31 17 0 3 0 8-3 19-1 2-1 3-1 5 0 3 2 4 5 4s3-1 5-8c8-27 14-55 21-82 1-4 1-6 1-7-1-2 0-4-4-4s-5 2-6 9c-7 29-16 36-48 36-12 0-24 0-35 0 7-33 15-65 24-97 3-14 4-15 20-15 17 0 34 0 50 0 49 0 57 12 57 42 0 9 0 11-1 21-1 5-1 6-1 7s1 5 5 5 4-3 5-10c2-23 6-45 8-67 1-10-1-10-11-10-63 0-124 0-187 0-8 0-12 0-12 8 0 4 4 4 11 4 14 0 25 0 25 7 0 2 0 2-2 10-18 66-34 134-51 201-4 15-4 18-35 18-7 0-11 0-11 8 0 4 6 4 7 4 11 0 39-1 50-1 12 0 44 1 57 1 4 0 8 0 8-8 0-2-2-2-2-3-1-1-2-1-11-1-8 0-10 0-20-1-11-1-12-2-12-8 0-3 0-2 1-9 8-31 16-63 24-95z"><text:p/></draw:path></draw:g></text:span><text:span text:style-name="T41"><text:s/>אינה מוגדרת היטב. לכן, </text:span><text:span text:style-name="T41"><draw:g text:anchor-type="as-char" svg:y="-0.1134in" draw:z-index="352" draw:name="Shape181" draw:style-name="gr1"><svg:title>TexMaths</svg:title><svg:desc>11§inline§\{x \in \R \mid h_1(x) = 0\} = \{x \in \R \mid h_2(x) = 0\}§svg§600§FALSE§</svg:desc><draw:path draw:style-name="gr2" draw:text-style-name="P5" svg:width="2.7799in" svg:height="0.1354in" svg:x="0.022in" svg:y="0.0071in" svg:viewBox="0 0 7062 345" svg:d="M0 0c2354 0 4708 0 7062 0 0 115 0 230 0 345-2354 0-4708 0-7062 0 0-115 0-230 0-345z"><text:p/></draw:path><draw:path draw:style-name="gr3" draw:text-style-name="P6" svg:width="0.0539in" svg:height="0.1508in" svg:x="0.0004in" svg:y="0in" svg:viewBox="0 0 138 384" svg:d="M81 52c0-16 11-41 53-43 2-1 4-2 4-5 0-4-4-4-8-4-39 0-74 20-74 48 0 29 0 59 0 89 0 14 0 26-15 39-13 11-29 12-38 12-1 0-3 2-3 5 0 2 2 2 7 3 25 1 44 15 48 34 1 5 1 6 1 19 0 25 0 50 0 76 0 16 0 28 19 44 14 11 41 15 55 15 4 0 8 0 8-4 0-3-3-3-7-5-24-1-43-13-47-33-3-3-3-4-3-18 0-27 0-53 0-81 0-17-2-24-15-36-8-9-19-12-30-14 32-9 45-27 45-49 0-31 0-61 0-92z"><text:p/></draw:path><draw:path draw:style-name="gr3" draw:text-style-name="P6" svg:width="0.0756in" svg:height="0.0681in" svg:x="0.0701in" svg:y="0.0457in" svg:viewBox="0 0 193 174" svg:d="M118 54c2-10 11-46 38-46 2 0 11 0 19 5-10 2-18 12-18 21 0 7 4 13 15 13 8 0 21-6 21-22 0-19-24-25-37-25-22 0-35 20-40 29-9-26-30-29-42-29-40 0-62 50-62 59 0 4 3 4 5 4 3 0 4-1 5-5 13-40 39-50 52-50 6 0 21 4 21 26 0 12-7 38-21 92-7 24-20 40-38 40-2 0-11 0-18-5 10-2 17-10 17-21 0-10-7-13-14-13-11 0-21 10-21 22 0 17 19 25 36 25 26 0 40-26 41-29 4 15 19 29 42 29 39 0 61-50 61-59 0-4-3-4-4-4-3 0-4 1-5 5-13 40-39 50-52 50-14 0-21-13-21-25 0-9 2-18 7-34 4-18 8-35 13-53z"><text:p/></draw:path><draw:path draw:style-name="gr3" draw:text-style-name="P6" svg:width="0.076in" svg:height="0.087in" svg:x="0.2075in" svg:y="0.0307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6" svg:width="0.1039in" svg:height="0.1031in" svg:x="0.3413in" svg:y="0.0098in" svg:viewBox="0 0 265 263" svg:d="M97 143c4 0 10 0 14 0 20 30 39 58 58 88 4 6 14 21 17 27 3 5 4 5 13 5 18 0 36 0 54 0 7 0 12 0 12-8 0-3-2-5-5-6-15-3-33-29-43-41-2-3-22-27-48-69 35-7 68-21 68-67 0-53-58-72-103-72-40 0-80 0-121 0-7 0-13 0-13 7 0 6 7 6 10 6 22 0 24 2 24 22 0 64 0 128 0 192 0 20-2 22-24 22-3 0-10 0-10 6 0 8 6 8 13 8 35 0 71 0 106 0 6 0 13 0 13-8 0-6-7-6-11-6-22 0-24-3-24-22 0-28 0-56 0-84zM172 123c11-13 12-34 12-50 0-19-2-40-15-55 16 3 54 15 54 54 0 25-12 45-51 51zM97 34c0-8 0-21 24-21 33 0 50 13 50 60 0 49-13 56-74 56 0-32 0-64 0-95zM44 249c3-7 3-18 3-21 0-64 0-129 0-194 0-3 0-14-3-21 15 0 30 0 45 0-5 7-5 15-5 20 0 65 0 130 0 195 0 3 0 14 3 21-14 0-29 0-43 0zM127 143c3-1 4-1 7-1 6 0 15-1 20-2 7 10 47 77 80 109-12 0-25 0-37 0-23-35-47-71-70-106z"><text:p/></draw:path><draw:path draw:style-name="gr3" draw:text-style-name="P6" svg:width="0.0055in" svg:height="0.1508in" svg:x="0.5087in" svg:y="0in" svg:viewBox="0 0 15 384" svg:d="M15 14c0-7 0-14-7-14-8 0-8 7-8 14 0 119 0 237 0 356 0 8 0 14 8 14 7 0 7-6 7-14 0-119 0-237 0-356z"><text:p/></draw:path><draw:path draw:style-name="gr3" draw:text-style-name="P6" svg:width="0.0744in" svg:height="0.1059in" svg:x="0.5839in" svg:y="0.0079in" svg:viewBox="0 0 190 270" svg:d="M90 3c-2-1 0-3-5-3-9 0-38 2-48 3-3 0-7 1-7 8 0 4 4 4 10 4 18 0 18 4 18 7 0 2-1 6-1 8-18 73-37 147-56 221-1 6-1 6-1 9 0 9 8 10 11 10 7 0 13-5 14-10 3-9 6-19 8-29 3-11 6-23 9-35 2-8 4-15 6-24 0-2 4-16 5-18 1-3 12-25 25-35 9-7 21-14 38-14 16 0 20 13 20 27 0 21-14 62-24 85-2 9-4 14-4 22 0 18 13 31 32 31 36 0 50-56 50-60 0-3-4-3-5-3-3 0-3 1-6 7-5 21-17 48-39 48-7 0-9-4-9-13 0-10 3-19 7-28 6-16 24-60 24-83 0-25-16-41-45-41-25 0-43 12-58 30 10-42 21-83 31-124z"><text:p/></draw:path><draw:path draw:style-name="gr3" draw:text-style-name="P6" svg:width="0.0386in" svg:height="0.0701in" svg:x="0.6748in" svg:y="0.0661in" svg:viewBox="0 0 99 179" svg:d="M62 8c0-7-1-8-9-8-17 18-42 18-53 18 0 3 0 6 0 10 7 0 24 0 40-8 0 45 0 91 0 137 0 9 0 13-28 13-3 0-6 0-10 0 0 3 0 6 0 9 5 0 38-1 49-1 7 0 41 1 48 1 0-3 0-6 0-9-3 0-8 0-11 0-26 0-26-4-26-13 0-50 0-100 0-149z"><text:p/></draw:path><draw:path draw:style-name="gr3" draw:text-style-name="P6" svg:width="0.0346in" svg:height="0.1508in" svg:x="0.7465in" svg:y="0in" svg:viewBox="0 0 89 384" svg:d="M89 380c0-1 0-1-6-8-49-48-61-121-61-179 0-67 14-135 63-183 4-4 4-4 4-7 0-2-1-3-3-3-5 0-39 26-62 75-20 43-24 86-24 118 0 28 4 76 25 119 23 47 56 72 61 72 2 0 3-1 3-4z"><text:p/></draw:path><draw:path draw:style-name="gr3" draw:text-style-name="P6" svg:width="0.0756in" svg:height="0.0681in" svg:x="0.7949in" svg:y="0.0457in" svg:viewBox="0 0 193 174" svg:d="M118 54c2-10 11-46 38-46 1 0 11 0 19 5-11 2-19 12-19 21 0 7 5 13 16 13 7 0 21-6 21-22 0-19-24-25-37-25-22 0-36 20-40 29-10-26-31-29-42-29-40 0-62 50-62 59 0 4 3 4 5 4 3 0 4-1 4-5 13-40 40-50 52-50 7 0 21 4 21 26 0 12-6 38-21 92-6 24-19 40-37 40-2 0-11 0-18-5 8-2 17-10 17-21 0-10-9-13-14-13-11 0-21 10-21 22 0 17 19 25 36 25 26 0 40-26 41-29 4 15 19 29 42 29 39 0 61-50 61-59 0-4-3-4-4-4-4 0-4 1-5 5-14 40-39 50-52 50-14 0-21-13-21-25 0-9 2-18 7-34 4-18 8-35 13-53z"><text:p/></draw:path><draw:path draw:style-name="gr3" draw:text-style-name="P6" svg:width="0.035in" svg:height="0.1508in" svg:x="0.8858in" svg:y="0in" svg:viewBox="0 0 90 384" svg:d="M90 193c0-30-4-77-25-120-23-48-57-73-61-73-2 0-4 1-4 3 0 3 0 3 8 10 38 38 60 99 60 180 0 65-14 132-62 181-6 5-6 5-6 6 0 3 2 4 4 4 4 0 39-26 62-75 20-43 24-85 24-116z"><text:p/></draw:path><draw:path draw:style-name="gr3" draw:text-style-name="P6" svg:width="0.1008in" svg:height="0.035in" svg:x="0.9874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38in" svg:height="0.1035in" svg:x="1.1453in" svg:y="0.0126in" svg:viewBox="0 0 163 264" svg:d="M163 133c0-30-1-61-16-89-17-37-49-44-66-44-23 0-50 10-67 46-12 27-14 57-14 87s2 63 18 93c16 31 45 38 63 38 21 0 51-7 68-44 13-27 14-56 14-87zM81 257c-15 0-37-10-45-48-4-22-4-57-4-80 0-24 0-50 3-71 8-46 37-49 46-49 14 0 39 6 47 45 3 22 3 51 3 75 0 30 0 55-4 79-6 36-28 49-46 49z"><text:p/></draw:path><draw:path draw:style-name="gr3" draw:text-style-name="P6" svg:width="0.0531in" svg:height="0.1508in" svg:x="1.2268in" svg:y="0in" svg:viewBox="0 0 136 384" svg:d="M55 333c0 15-10 40-52 42-2 2-3 3-3 5 0 4 3 4 8 4 37 0 72-18 73-48 0-29 0-59 0-88 0-15 0-27 16-40 13-11 27-12 36-12 2-1 3-2 3-3 0-5-2-5-5-5-25-1-44-15-48-34-2-4-2-5-2-19 0-25 0-50 0-76 0-16 0-28-18-44-16-12-42-15-55-15-5 0-8 0-8 4s2 4 6 5c24 1 44 13 48 33 1 3 1 4 1 19 0 26 0 52 0 80 0 18 3 24 15 36 9 9 20 12 31 16-32 7-46 25-46 47 0 31 0 62 0 93z"><text:p/></draw:path><draw:path draw:style-name="gr3" draw:text-style-name="P6" svg:width="0.1008in" svg:height="0.035in" svg:x="1.3425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539in" svg:height="0.1508in" svg:x="1.5051in" svg:y="0in" svg:viewBox="0 0 138 384" svg:d="M81 52c0-16 10-41 53-43 1-1 4-2 4-5 0-4-4-4-8-4-39 0-74 20-74 48 0 29 0 59 0 89 0 14 0 26-16 39-14 11-28 12-37 12-2 0-3 2-3 5 0 2 2 2 7 3 25 1 44 15 47 34 2 5 2 6 2 19 0 25 0 50 0 76 0 16 0 28 18 44 15 11 40 15 56 15 4 0 8 0 8-4 0-3-3-3-7-5-24-1-43-13-48-33-2-3-2-4-2-18 0-27 0-53 0-81 0-17-3-23-15-36-8-8-20-12-30-14 31-9 45-27 45-49 0-31 0-61 0-92z"><text:p/></draw:path><draw:path draw:style-name="gr3" draw:text-style-name="P6" svg:width="0.0756in" svg:height="0.0681in" svg:x="1.5752in" svg:y="0.0457in" svg:viewBox="0 0 193 174" svg:d="M118 54c2-10 11-46 37-46 2 0 12 0 20 5-11 2-19 12-19 21 0 7 5 13 16 13 7 0 21-6 21-22 0-19-24-25-37-25-23 0-36 20-40 29-10-26-31-29-42-29-41 0-63 50-63 59 0 4 4 4 6 4s3-1 4-5c13-40 38-50 52-50 7 0 21 4 21 26 0 12-7 38-21 92-6 24-20 40-37 40-2 0-11 0-19-5 9-2 18-10 18-21 0-10-9-13-14-13-12 0-21 10-21 22 0 17 19 25 36 25 26 0 39-26 40-29 5 15 19 29 42 29 40 0 62-50 62-59 0-4-4-4-5-4-3 0-3 1-4 5-14 40-40 50-52 50-16 0-21-13-21-25 0-9 2-18 7-34 4-18 8-35 13-53z"><text:p/></draw:path><draw:path draw:style-name="gr3" draw:text-style-name="P6" svg:width="0.076in" svg:height="0.087in" svg:x="1.7122in" svg:y="0.0307in" svg:viewBox="0 0 194 222" svg:d="M179 120c7 0 15 0 15-8 0-7-8-7-15-7-55 0-109 0-164 0 6-52 50-88 105-88 20 0 40 0 59 0 7 0 15-2 15-9 0-8-8-8-15-8-19 0-40 0-60 0-66 0-119 51-119 112 0 62 53 110 119 110 20 0 41 0 60 0 7 0 15 0 15-7 0-8-8-7-15-7-19 0-39 0-59 0-55 0-99-36-105-88 55 0 109 0 164 0z"><text:p/></draw:path><draw:path draw:style-name="gr3" draw:text-style-name="P6" svg:width="0.1043in" svg:height="0.1031in" svg:x="1.8457in" svg:y="0.0098in" svg:viewBox="0 0 266 263" svg:d="M98 143c4 0 10 0 14 0 19 30 39 58 57 88 5 6 14 21 18 27 3 5 4 5 13 5 18 0 35 0 53 0 7 0 13 0 13-8 0-3-2-5-6-6-15-3-33-29-42-41-3-3-22-27-49-69 36-7 69-21 69-67 0-53-58-72-103-72-40 0-81 0-122 0-6 0-13 0-13 7 0 6 8 6 11 6 22 0 24 2 24 22 0 64 0 128 0 192 0 20-2 22-24 22-3 0-11 0-11 6 0 8 7 8 13 8 35 0 72 0 107 0 7 0 12 0 12-8 0-6-7-6-11-6-22 0-23-3-23-22 0-28 0-56 0-84zM173 123c11-13 12-34 12-50 0-19-3-40-16-55 17 3 54 15 54 54 0 25-11 45-50 51zM98 34c0-8 0-21 24-21 33 0 49 13 49 60 0 49-13 56-73 56 0-32 0-64 0-95zM45 249c3-7 3-18 3-21 0-64 0-129 0-194 0-3 0-14-3-21 14 0 30 0 44 0-4 7-4 15-4 20 0 65 0 130 0 195 0 3 0 14 2 21-14 0-28 0-42 0zM128 143c2-1 4-1 7-1 6 0 15-1 20-2 6 10 47 77 79 109-12 0-25 0-37 0-23-35-46-71-69-106z"><text:p/></draw:path><draw:path draw:style-name="gr3" draw:text-style-name="P6" svg:width="0.0055in" svg:height="0.1508in" svg:x="2.0138in" svg:y="0in" svg:viewBox="0 0 15 384" svg:d="M15 14c0-7 0-14-7-14-8 0-8 7-8 14 0 119 0 237 0 356 0 8 0 14 8 14 7 0 7-6 7-14 0-119 0-237 0-356z"><text:p/></draw:path><draw:path draw:style-name="gr3" draw:text-style-name="P6" svg:width="0.074in" svg:height="0.1059in" svg:x="2.0886in" svg:y="0.0079in" svg:viewBox="0 0 189 270" svg:d="M89 3c-1-1 0-3-4-3-9 0-38 2-48 3-3 0-7 1-7 8 0 4 3 4 10 4 17 0 18 4 18 7 0 2-1 6-1 8-18 73-37 147-56 221-1 6-1 6-1 9 0 9 8 10 11 10 6 0 12-5 14-10 3-9 6-19 8-29 2-11 6-23 8-35 2-8 4-15 6-24 1-2 5-16 5-18 1-3 13-25 26-35 9-7 21-14 38-14 16 0 20 13 20 27 0 21-15 62-24 85-3 9-5 14-5 22 0 18 14 31 32 31 36 0 50-56 50-60 0-3-3-3-4-3-5 0-5 1-6 7-6 21-18 48-39 48-7 0-10-4-10-13 0-10 4-19 8-28 5-16 23-60 23-83 0-25-16-41-44-41-25 0-43 12-58 30 10-42 20-83 30-124z"><text:p/></draw:path><draw:path draw:style-name="gr3" draw:text-style-name="P6" svg:width="0.0469in" svg:height="0.0701in" svg:x="2.1744in" svg:y="0.0661in" svg:viewBox="0 0 120 179" svg:d="M120 130c-3 0-6 0-9 0-1 7-4 22-8 25-2 1-23 1-26 1-16 0-33 0-49 0 28-25 37-32 53-45 20-15 39-33 39-58 0-33-29-53-64-53-33 0-56 24-56 48 0 15 12 16 14 16 7 0 15-5 15-14 0-6-1-15-16-15 9-18 27-25 40-25 26 0 41 21 41 43 0 23-17 42-26 52-22 21-43 41-65 63-3 4-3 4-3 11 37 0 75 0 112 0 2-16 6-33 8-49z"><text:p/></draw:path><draw:path draw:style-name="gr3" draw:text-style-name="P6" svg:width="0.035in" svg:height="0.1508in" svg:x="2.2512in" svg:y="0in" svg:viewBox="0 0 90 384" svg:d="M90 380c0-1 0-1-6-8-49-48-61-121-61-179 0-67 14-135 62-183 5-4 5-4 5-7 0-2-2-3-4-3-3 0-39 26-62 75-20 43-24 86-24 118 0 28 4 76 25 119 25 47 58 72 61 72 2 0 4-1 4-4z"><text:p/></draw:path><draw:path draw:style-name="gr3" draw:text-style-name="P6" svg:width="0.0756in" svg:height="0.0681in" svg:x="2.2996in" svg:y="0.0457in" svg:viewBox="0 0 193 174" svg:d="M119 54c2-10 11-46 37-46 2 0 12 0 20 5-11 2-19 12-19 21 0 7 5 13 15 13 8 0 21-6 21-22 0-19-22-25-36-25-23 0-36 20-40 29-10-26-31-29-42-29-41 0-63 50-63 59 0 4 3 3 5 4 3 0 4-1 5-5 13-40 39-50 52-50 7 0 21 4 21 26 0 12-7 38-21 92-7 24-20 40-37 40-2 0-11 0-19-5 10-2 18-10 18-21 0-10-8-13-14-13-12 0-22 10-22 22 0 17 20 25 36 25 27 0 40-26 41-29 4 15 19 29 42 29 39 0 61-50 61-59 0-4-3-4-4-4-3 0-4 1-4 5-14 40-40 50-52 50-15 0-21-13-21-25 0-9 2-18 7-34 4-18 8-35 13-53z"><text:p/></draw:path><draw:path draw:style-name="gr3" draw:text-style-name="P6" svg:width="0.035in" svg:height="0.1508in" svg:x="2.3909in" svg:y="0in" svg:viewBox="0 0 90 384" svg:d="M90 193c0-30-4-77-26-120-23-48-56-73-60-73-3 0-4 1-4 3 0 3 0 3 8 10 37 38 59 99 59 180 0 65-14 132-61 181-6 5-6 5-6 6 0 3 1 4 4 4 4 0 39-26 61-75 20-43 25-85 25-116z"><text:p/></draw:path><draw:path draw:style-name="gr3" draw:text-style-name="P6" svg:width="0.1008in" svg:height="0.035in" svg:x="2.4921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38in" svg:height="0.1035in" svg:x="2.6504in" svg:y="0.0126in" svg:viewBox="0 0 163 264" svg:d="M163 133c0-30-2-61-16-89-17-37-49-44-66-44-23 0-51 10-67 46-12 27-14 57-14 87s1 63 18 93c16 31 45 38 63 38 21 0 50-7 68-44 12-27 14-56 14-87zM81 257c-15 0-38-10-45-48-4-22-4-57-4-80 0-24 0-50 3-71 8-46 37-49 46-49 13 0 39 6 46 45 4 22 4 51 4 75 0 30 0 55-4 79-6 36-28 49-46 49z"><text:p/></draw:path><draw:path draw:style-name="gr3" draw:text-style-name="P6" svg:width="0.0539in" svg:height="0.1508in" svg:x="2.7315in" svg:y="0in" svg:viewBox="0 0 138 384" svg:d="M56 333c0 15-10 40-53 42-1 2-3 3-3 5 0 4 4 4 8 4 37 0 73-18 73-48 0-29 0-59 0-88 0-15 0-27 16-40 14-11 28-12 37-12 2-1 4-2 4-3 0-5-3-5-7-5-25-1-44-15-48-34-2-4-2-5-2-19 0-25 0-50 0-76 0-16 0-28-17-44-17-12-43-15-56-15-4 0-8 0-8 4s2 4 7 5c24 1 43 13 48 33 1 3 1 4 1 19 0 26 0 52 0 80 0 18 3 24 16 36 7 9 18 12 29 16-31 7-45 25-45 47 0 31 0 62 0 93z"><text:p/></draw:path></draw:g></text:span><text:span text:style-name="T41">. מכלל </text:span><text:span text:style-name="T41"><draw:g text:anchor-type="as-char" svg:y="-0.1063in" draw:z-index="355" draw:name="Shape182" draw:style-name="gr1"><svg:title>TexMaths</svg:title><svg:desc>11§inline§\beta§svg§600§FALSE§</svg:desc><draw:path draw:style-name="gr2" draw:text-style-name="P5" svg:width="0.0709in" svg:height="0.1201in" svg:x="0.0031in" svg:y="0.0071in" svg:viewBox="0 0 181 306" svg:d="M0 0c61 0 120 0 181 0 0 102 0 204 0 306-61 0-120 0-181 0 0-102 0-204 0-306z"><text:p/></draw:path><draw:path draw:style-name="gr3" draw:text-style-name="P6" svg:width="0.0823in" svg:height="0.1358in" svg:x="-0.0004in" svg:y="0in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/text:span><text:span text:style-name="T41"><text:s/>נקבל </text:span><text:span text:style-name="T41"><draw:g text:anchor-type="as-char" svg:y="-0.1134in" draw:z-index="356" draw:name="Shape183" draw:style-name="gr1"><svg:title>TexMaths</svg:title><svg:desc>11§inline§\{ x \in \R \mid 1 = 0 \} = \{x \in \R \mid 0 = 0 \}§svg§600§FALSE§</svg:desc><draw:path draw:style-name="gr2" draw:text-style-name="P5" svg:width="2.2102in" svg:height="0.1358in" svg:x="-0.0004in" svg:y="0.0071in" svg:viewBox="0 0 5615 346" svg:d="M2808 346c-936 0-1872 0-2808 0 0-116 0-230 0-346 1872 0 3743 0 5615 0 0 116 0 230 0 346-936 0-1872 0-2807 0z"><text:p/></draw:path><draw:path draw:style-name="gr3" draw:text-style-name="P6" svg:width="0.0531in" svg:height="0.1512in" svg:x="0.0031in" svg:y="0in" svg:viewBox="0 0 136 385" svg:d="M81 52c0-16 10-41 52-43 2 0 3-2 3-5 0-4-3-4-6-4-40 0-75 20-75 48 0 29 0 59 0 89 0 15 0 27-15 39-14 12-29 12-37 13-2 0-3 1-3 5 0 3 2 3 6 3 25 2 44 14 48 34 1 4 1 5 1 19 0 25 0 51 0 76 0 16 0 29 19 43 15 12 40 16 56 16 3 0 6 0 6-4s-2-4-5-4c-24-2-44-15-48-33-2-5-2-5-2-19 0-27 0-54 0-82 0-17-3-24-15-35-9-8-20-12-31-14 32-10 46-28 46-50 0-31 0-61 0-92z"><text:p/></draw:path><draw:path draw:style-name="gr3" draw:text-style-name="P6" svg:width="0.0756in" svg:height="0.0685in" svg:x="0.0724in" svg:y="0.0457in" svg:viewBox="0 0 193 175" svg:d="M118 54c2-10 11-45 38-45 2 0 11 0 20 4-11 2-19 12-19 21 0 7 5 14 15 14 8 0 21-7 21-23 0-19-24-25-37-25-22 0-35 21-39 30-10-26-31-30-42-30-41 0-63 50-63 59 0 5 3 4 5 5 3 0 4-1 5-5 13-40 39-50 52-50 7 0 21 3 21 25 0 12-7 39-21 93-7 24-20 39-37 39-3 0-12 0-19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6" svg:width="0.0756in" svg:height="0.087in" svg:x="0.2102in" svg:y="0.0307in" svg:viewBox="0 0 193 222" svg:d="M179 120c7 0 14 0 14-8 0-9-7-9-14-9-55 0-109 0-164 0 5-50 50-88 104-88 20 0 41 0 60 0 7 0 14 0 14-7 0-8-7-8-14-8-21 0-40 0-61 0-66 0-118 50-118 112s52 110 118 110c21 0 40 0 61 0 7 0 14 0 14-7s-7-7-14-7c-19 0-40 0-60 0-54 0-99-37-104-88 55 0 109 0 164 0z"><text:p/></draw:path><draw:path draw:style-name="gr3" draw:text-style-name="P6" svg:width="0.1039in" svg:height="0.1031in" svg:x="0.3437in" svg:y="0.0098in" svg:viewBox="0 0 265 263" svg:d="M97 143c4 0 10 0 14 0 20 30 39 60 58 88 4 7 14 22 18 28 2 4 3 4 12 4 18 0 36 0 54 0 7 0 12 0 12-6 0-4-2-6-5-7-15-3-33-29-43-41-2-3-22-28-48-70 35-6 68-21 68-66 0-54-57-73-103-73-40 0-80 0-121 0-6 0-13 0-13 7 0 6 8 6 10 6 22 0 24 4 24 22 0 64 0 129 0 193 0 19-2 22-24 22-2 0-10 0-10 7 0 6 7 6 13 6 35 0 71 0 106 0 6 0 13 0 13-6 0-7-7-7-11-7-22 0-24-3-24-22 0-28 0-56 0-85zM172 124c11-14 12-35 12-51 0-19-2-40-15-55 16 3 54 15 54 55 0 24-12 44-51 51zM97 34c0-8 0-21 24-21 33 0 50 15 50 60 0 49-13 57-74 57 0-32 0-64 0-96zM45 250c2-7 2-18 2-21 0-64 0-129 0-194 0-4 0-14-2-22 14 0 30 0 44 0-5 7-5 15-5 20 0 65 0 131 0 196 0 3 0 14 3 21-14 0-28 0-42 0zM128 143c2 0 3-1 6-1 6 0 15 0 20-1 7 9 48 77 80 109-12 0-25 0-37 0-23-35-46-72-69-107z"><text:p/></draw:path><draw:path draw:style-name="gr3" draw:text-style-name="P6" svg:width="0.0063in" svg:height="0.1512in" svg:x="0.5114in" svg:y="0in" svg:viewBox="0 0 17 385" svg:d="M17 14c0-6 0-14-8-14-9 0-9 8-9 14 0 119 0 238 0 357 0 7 0 14 9 14 8 0 8-7 8-14 0-119 0-238 0-357z"><text:p/></draw:path><draw:path draw:style-name="gr3" draw:text-style-name="P6" svg:width="0.05in" svg:height="0.1in" svg:x="0.5913in" svg:y="0.013in" svg:viewBox="0 0 128 255" svg:d="M79 10c0-10 0-10-9-10-24 24-58 24-70 24 0 5 0 8 0 12 8 0 31 0 51-10 0 66 0 133 0 199 0 14-1 18-36 18-4 0-8 0-13 0 0 5 0 9 0 12 15-1 48-1 63-1s49 0 63 1c0-3 0-7 0-12-5 0-8 0-12 0-36 0-37-4-37-18 0-72 0-144 0-215z"><text:p/></draw:path><draw:path draw:style-name="gr3" draw:text-style-name="P6" svg:width="0.1008in" svg:height="0.0354in" svg:x="0.7047in" svg:y="0.0571in" svg:viewBox="0 0 257 91" svg:d="M244 17c6 0 13-2 13-9 0-8-7-8-13-8-77 0-155 0-232 0-4 0-12 0-12 8 0 7 8 9 13 9 77 0 154 0 231 0zM244 91c6 0 13 0 13-7 0-9-7-9-13-9-77 0-154 0-231 0-5 0-13 0-13 9 0 7 8 7 12 7 77 0 155 0 232 0z"><text:p/></draw:path><draw:path draw:style-name="gr3" draw:text-style-name="P6" svg:width="0.0638in" svg:height="0.1035in" svg:x="0.863in" svg:y="0.013in" svg:viewBox="0 0 163 264" svg:d="M163 133c0-31-2-61-16-90-17-37-49-43-66-43-23 0-51 10-67 45-12 28-14 57-14 88 0 29 1 64 18 92 16 32 44 39 63 39 21 0 50-7 68-45 12-25 14-55 14-86zM81 255c-15 0-38-9-45-46-4-22-4-58-4-80 0-26 0-51 3-72 8-45 37-49 46-49 13 0 38 7 46 45 4 22 4 52 4 76 0 28 0 55-4 79-7 36-29 47-46 47z"><text:p/></draw:path><draw:path draw:style-name="gr3" draw:text-style-name="P6" svg:width="0.0539in" svg:height="0.1512in" svg:x="0.9441in" svg:y="0in" svg:viewBox="0 0 138 385" svg:d="M56 334c0 15-10 40-53 43-1 0-3 2-3 4 0 4 4 4 8 4 37 0 73-18 73-48 0-29 0-58 0-88 0-16 0-28 16-40 14-11 28-11 37-12 1 0 4-1 4-3 0-5-3-5-7-5-25-2-44-15-48-35-2-3-2-4-2-19 0-25 0-50 0-76 0-16 0-28-18-42-16-13-42-17-55-17-4 0-8 0-8 4 0 5 2 5 7 5 24 1 43 14 48 33 1 4 1 4 1 19 0 26 0 54 0 81 0 18 3 24 16 36 7 8 18 12 29 16-32 9-45 25-45 47 0 31 0 62 0 93z"><text:p/></draw:path><draw:path draw:style-name="gr3" draw:text-style-name="P6" svg:width="0.1008in" svg:height="0.0354in" svg:x="1.0602in" svg:y="0.0571in" svg:viewBox="0 0 257 91" svg:d="M244 17c6 0 13-2 13-9 0-8-7-8-13-8-77 0-155 0-232 0-4 0-12 0-12 8 0 7 8 9 13 9 77 0 154 0 231 0zM244 91c6 0 13 0 13-7 0-9-7-9-13-9-77 0-154 0-231 0-5 0-13 0-13 9 0 7 8 7 12 7 77 0 155 0 232 0z"><text:p/></draw:path><draw:path draw:style-name="gr3" draw:text-style-name="P6" svg:width="0.0539in" svg:height="0.1512in" svg:x="1.2224in" svg:y="0in" svg:viewBox="0 0 138 385" svg:d="M83 52c0-16 9-41 51-43 2 0 4-2 4-5 0-4-4-4-8-4-39 0-74 20-74 48 0 29 0 59 0 89 0 15 0 27-15 39-13 12-29 12-37 13-2 0-4 1-4 5 0 3 3 3 7 3 25 2 44 14 48 34 1 4 1 5 1 19 0 25 0 51 0 76 0 16 0 29 19 43 15 12 41 16 55 16 4 0 8 0 8-4s-3-4-6-4c-25-2-44-15-48-33-1-5-1-5-1-19 0-27 0-54 0-82 0-17-4-24-17-35-8-8-19-12-30-14 32-10 47-28 47-50 0-31 0-61 0-92z"><text:p/></draw:path><draw:path draw:style-name="gr3" draw:text-style-name="P6" svg:width="0.0756in" svg:height="0.0685in" svg:x="1.2921in" svg:y="0.0457in" svg:viewBox="0 0 193 175" svg:d="M118 54c2-10 11-45 38-45 2 0 11 0 20 4-11 2-19 12-19 21 0 7 5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6" svg:width="0.076in" svg:height="0.087in" svg:x="1.4295in" svg:y="0.0307in" svg:viewBox="0 0 194 222" svg:d="M180 120c7 0 14 0 14-8 0-9-7-9-14-9-55 0-108 0-163 0 4-50 48-88 103-88 20 0 41 0 60 0 7 0 14 0 14-7 0-8-7-8-14-8-20 0-40 0-61 0-66 0-119 50-119 112s53 110 119 110c21 0 41 0 61 0 7 0 14 0 14-7s-7-7-14-7c-19 0-40 0-60 0-55 0-99-37-103-88 55 0 108 0 163 0z"><text:p/></draw:path><draw:path draw:style-name="gr3" draw:text-style-name="P6" svg:width="0.1039in" svg:height="0.1031in" svg:x="1.5634in" svg:y="0.0098in" svg:viewBox="0 0 265 263" svg:d="M97 143c4 0 10 0 14 0 20 30 39 60 58 88 4 7 14 22 17 28 3 4 4 4 13 4 18 0 36 0 54 0 7 0 12 0 12-6 0-4-2-6-5-7-15-3-33-29-43-41-2-3-22-28-48-70 35-6 68-21 68-66 0-54-57-73-103-73-40 0-80 0-121 0-7 0-13 0-13 7 0 6 7 6 10 6 22 0 24 4 24 22 0 64 0 129 0 193 0 19-2 22-24 22-3 0-10 0-10 7 0 6 6 6 13 6 35 0 71 0 106 0 6 0 13 0 13-6 0-7-7-7-11-7-22 0-24-3-24-22 0-28 0-56 0-85zM172 124c11-14 12-35 12-51 0-19-2-40-15-55 16 3 54 15 54 55 0 24-12 44-51 51zM97 34c0-8 0-21 24-21 33 0 50 15 50 60 0 49-13 57-74 57 0-32 0-64 0-96zM45 250c2-7 2-18 2-21 0-64 0-129 0-194 0-4 0-14-2-22 14 0 30 0 44 0-5 7-5 15-5 20 0 65 0 131 0 196 0 3 0 14 3 21-14 0-28 0-42 0zM127 143c3 0 4-1 7-1 6 0 15 0 20-1 7 9 48 77 80 109-12 0-25 0-37 0-23-35-47-72-70-107z"><text:p/></draw:path><draw:path draw:style-name="gr3" draw:text-style-name="P6" svg:width="0.0055in" svg:height="0.1512in" svg:x="1.7311in" svg:y="0in" svg:viewBox="0 0 15 385" svg:d="M15 14c0-6 0-14-7-14-8 0-8 8-8 14 0 119 0 238 0 357 0 7 0 14 8 14 7 0 7-7 7-14 0-119 0-238 0-357z"><text:p/></draw:path><draw:path draw:style-name="gr3" draw:text-style-name="P6" svg:width="0.0638in" svg:height="0.1035in" svg:x="1.8035in" svg:y="0.013in" svg:viewBox="0 0 163 264" svg:d="M163 133c0-31-1-61-16-90-17-37-49-43-64-43-24 0-52 10-69 45-12 28-14 57-14 88 0 29 2 64 18 92 16 32 45 39 63 39 21 0 51-7 68-45 13-25 14-55 14-86zM81 255c-14 0-37-9-44-46-4-22-4-58-4-80 0-26 0-51 2-72 8-45 37-49 46-49 14 0 39 7 47 45 3 22 3 52 3 76 0 28 0 55-4 79-6 36-28 47-46 47z"><text:p/></draw:path><draw:path draw:style-name="gr3" draw:text-style-name="P6" svg:width="0.1004in" svg:height="0.0354in" svg:x="1.9248in" svg:y="0.0571in" svg:viewBox="0 0 256 91" svg:d="M244 17c6 0 12-2 12-9 0-8-6-8-12-8-77 0-155 0-232 0-5 0-12 0-12 8 0 7 7 9 13 9 77 0 154 0 231 0zM244 91c6 0 12 0 12-7 0-9-6-9-12-9-77 0-154 0-231 0-6 0-13 0-13 9 0 7 7 7 12 7 77 0 155 0 232 0z"><text:p/></draw:path><draw:path draw:style-name="gr3" draw:text-style-name="P6" svg:width="0.0638in" svg:height="0.1035in" svg:x="2.0827in" svg:y="0.013in" svg:viewBox="0 0 163 264" svg:d="M163 133c0-31-2-61-16-90-18-37-49-43-66-43-23 0-51 10-67 45-13 28-14 57-14 88 0 29 1 64 18 92 16 32 44 39 63 39 20 0 50-7 68-45 12-25 14-55 14-86zM81 255c-15 0-38-9-45-46-4-22-4-58-4-80 0-26 0-51 3-72 7-45 37-49 46-49 13 0 38 7 46 45 3 22 3 52 3 76 0 28 0 55-3 79-7 36-29 47-46 47z"><text:p/></draw:path><draw:path draw:style-name="gr3" draw:text-style-name="P6" svg:width="0.0539in" svg:height="0.1512in" svg:x="2.1638in" svg:y="0in" svg:viewBox="0 0 138 385" svg:d="M56 334c0 15-11 40-53 43-2 0-3 2-3 4 0 4 4 4 8 4 37 0 73-18 73-48 0-29 0-58 0-88 0-16 0-28 16-40 14-11 28-11 37-12 1 0 4-1 4-3 0-5-3-5-7-5-25-2-44-15-48-35-2-3-2-4-2-19 0-25 0-50 0-76 0-16 0-28-18-42-16-13-42-17-55-17-4 0-8 0-8 4 0 5 2 5 7 5 24 1 43 14 48 33 1 4 1 4 1 19 0 26 0 54 0 81 0 18 2 23 16 36 7 7 18 12 29 16-32 9-45 25-45 47 0 31 0 62 0 93z"><text:p/></draw:path></draw:g></text:span><text:span text:style-name="T41"><text:s/>כלומר </text:span><text:span text:style-name="T41"><draw:g text:anchor-type="as-char" svg:y="-0.1193in" draw:z-index="357" draw:name="Shape184" draw:style-name="gr1"><svg:title>TexMaths</svg:title><svg:desc>11§inline§\emptyset = \R§svg§600§FALSE§</svg:desc><draw:path draw:style-name="gr2" draw:text-style-name="P5" svg:width="0.3689in" svg:height="0.1126in" svg:x="0.0004in" svg:y="0.0075in" svg:viewBox="0 0 938 287" svg:d="M0 0c312 0 625 0 938 0 0 96 0 192 0 287-313 0-626 0-938 0 0-95 0-191 0-287z"><text:p/></draw:path><draw:path draw:style-name="gr3" draw:text-style-name="P6" svg:width="0.0614in" svg:height="0.1283in" svg:x="-0.0004in" svg:y="0in" svg:viewBox="0 0 157 327" svg:d="M132 8c0-5-3-8-8-8s-6 4-9 12c-5 16-1 2-5 18-4-2-17-8-31-8-22 0-47 11-61 41-16 32-18 66-18 101 0 24 0 94 34 123-9 30-9 31-9 32 0 5 4 8 8 8 5 0 7-4 9-12 5-15 1-2 5-18 9 6 21 8 31 8 44 0 60-36 67-54 11-27 12-59 12-87 0-27 0-91-34-124 3-11 6-21 9-32zM40 270c-14-27-14-74-14-110 0-31 0-58 6-83 8-35 30-47 47-47 8 0 18 2 28 11-22 76-45 153-67 229zM119 56c12 23 12 67 12 104 0 27 0 56-5 82-6 40-27 55-48 55-9 0-18-3-27-12 23-76 45-153 68-229z"><text:p/></draw:path><draw:path draw:style-name="gr3" draw:text-style-name="P6" svg:width="0.1004in" svg:height="0.035in" svg:x="0.1197in" svg:y="0.0614in" svg:viewBox="0 0 256 90" svg:d="M243 15c5 0 13 0 13-7 0-8-8-8-13-8-77 0-154 0-231 0-5 0-12 0-12 8 0 7 7 7 13 7 77 0 153 0 230 0zM243 90c5 0 13 0 13-7 0-8-8-8-13-8-77 0-153 0-230 0-6 0-13 0-13 8 0 7 7 7 12 7 77 0 154 0 231 0z"><text:p/></draw:path><draw:path draw:style-name="gr3" draw:text-style-name="P6" svg:width="0.1039in" svg:height="0.1031in" svg:x="0.2732in" svg:y="0.0138in" svg:viewBox="0 0 265 263" svg:d="M97 143c4 0 10 0 14 0 20 29 38 59 58 88 4 7 13 21 17 27 3 5 4 5 13 5 18 0 35 0 53 0 7 0 13 0 13-8 0-2-2-5-6-6-14-2-33-29-42-41-3-3-22-29-48-69 34-7 67-21 67-67 0-54-57-72-102-72-41 0-80 0-121 0-6 0-13 0-13 7 0 6 8 6 10 6 22 0 24 2 24 22 0 64 0 128 0 192 0 20-2 22-24 22-2 0-10 0-10 6 0 8 7 8 13 8 35 0 71 0 106 0 6 0 13 0 13-8 0-6-7-6-11-6-22 0-24-2-24-22 0-28 0-56 0-84zM171 123c11-14 13-34 13-51 0-18-3-39-15-54 16 3 54 15 54 54 0 25-12 45-52 51zM97 34c0-9 0-21 24-21 33 0 49 13 49 59 0 50-12 57-73 57 0-32 0-64 0-95zM45 249c2-7 2-18 2-21 0-64 0-129 0-194 0-3 0-14-2-21 14 0 30 0 44 0-5 6-5 13-5 20 0 65 0 130 0 195 0 4 0 14 3 21-14 0-28 0-42 0zM126 143c4-1 5-1 8-1 6 0 14-1 20-2 6 10 47 77 80 109-13 0-25 0-37 0-24-35-48-71-71-106z"><text:p/></draw:path></draw:g></text:span><text:span text:style-name="T41"><text:s/>וזו סתירה. </text:span></text:p>
      <text:p text:style-name="P50"><draw:g text:anchor-type="as-char" svg:y="-0.1134in" draw:z-index="277" draw:name="Shape183" draw:style-name="gr1"><svg:title>TexMaths</svg:title><svg:desc>11§inline§\QED§svg§600§FALSE§</svg:desc><draw:path draw:style-name="gr2" draw:text-style-name="P5" svg:width="0.6894in" svg:height="0.0972in" svg:x="0.0004in" svg:y="0.0071in" svg:viewBox="0 0 1752 248" svg:d="M0 0c584 0 1168 0 1752 0 0 83 0 165 0 248-584 0-1168 0-1752 0 0-83 0-165 0-248z"><text:p/></draw:path><draw:path draw:style-name="gr3" draw:text-style-name="P6" svg:width="0.1256in" svg:height="0.1106in" svg:x="0.0008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2 1-2 3-3 9-3z"><text:p/></draw:path><draw:path draw:style-name="gr3" draw:text-style-name="P6" svg:width="0.0157in" svg:height="0.0157in" svg:x="0.1449in" svg:y="0.0925in" svg:viewBox="0 0 41 41" svg:d="M41 21c0-12-10-21-21-21-12 0-20 9-20 21 0 11 8 20 20 20 11 0 21-9 21-20z"><text:p/></draw:path><draw:path draw:style-name="gr3" draw:text-style-name="P6" svg:width="0.1008in" svg:height="0.1079in" svg:x="0.1811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6" svg:width="0.0157in" svg:height="0.0157in" svg:x="0.3008in" svg:y="0.0925in" svg:viewBox="0 0 41 41" svg:d="M41 21c0-12-9-21-20-21-12 0-21 9-21 21 0 11 9 20 21 20 11 0 20-9 20-20z"><text:p/></draw:path><draw:path draw:style-name="gr3" draw:text-style-name="P6" svg:width="0.1193in" svg:height="0.1114in" svg:x="0.3394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44in" svg:y="0.0925in" svg:viewBox="0 0 42 41" svg:d="M42 21c0-12-10-21-21-21s-21 9-21 21c0 11 10 20 21 20s21-9 21-20z"><text:p/></draw:path><draw:path draw:style-name="gr3" draw:text-style-name="P6" svg:width="0.1008in" svg:height="0.1031in" svg:x="0.5965in" svg:y="0.0043in" svg:viewBox="0 0 257 263" svg:d="M257 13c0-12-1-13-13-13-77 0-153 0-230 0-12 0-14 1-14 13 0 80 0 158 0 237 0 12 2 13 14 13 76 0 153 0 229 0 13 0 14-1 14-13 0-79 0-157 0-237z"><text:p/></draw:path></draw:g></text:p>
      <text:h text:style-name="P35" text:outline-level="3"><text:soft-page-break/>סעיף (ד)</text:h>
      <text:p text:style-name="P51">נגדיר: </text:p>
      <text:p text:style-name="P7"><draw:g text:anchor-type="as-char" svg:y="-0.1134in" draw:z-index="92" draw:name="Shape183" draw:style-name="gr1"><svg:title>TexMaths</svg:title><svg:desc>11§display§F \colon ((\R \to \R) / \sim) \to \ps(\R), F = \lambda [f]_\sim. \{x \in \R \mid f(x) = 0\}§svg§600§FALSE§</svg:desc><draw:path draw:style-name="gr2" draw:text-style-name="P5" svg:width="3.7508in" svg:height="0.1358in" svg:x="0.0016in" svg:y="0.0071in" svg:viewBox="0 0 9528 346" svg:d="M4765 346c-1588 0-3177 0-4765 0 0-116 0-230 0-346 3176 0 6352 0 9528 0 0 116 0 230 0 346-1588 0-3176 0-4763 0z"><text:p/></draw:path><draw:path draw:style-name="gr3" draw:text-style-name="P6" svg:width="0.1075in" svg:height="0.1024in" svg:x="-0.0004in" svg:y="0.0098in" svg:viewBox="0 0 274 261" svg:d="M102 137c12 0 26 0 38 0 28 0 32 6 32 17 0 2 0 8-4 19 0 2-1 3-1 4 0 4 3 5 6 5s3-1 5-8c7-29 14-56 21-84 1-4 1-5 1-6s-1-5-4-5c-5 0-5 2-6 9-9 30-17 36-50 36-11 0-23 0-34 0 7-33 16-65 24-98 3-13 4-14 21-14 16 0 34 0 50 0 49 0 57 12 57 42 0 9 0 11-1 21-1 5-1 5-1 6 0 3 1 6 5 6s4-2 5-10c2-22 6-45 8-67 1-10-1-10-10-10-64 0-127 0-190 0-8 0-11 0-11 8 0 4 3 4 11 4 14 0 25 0 25 7 0 1 0 2-2 9-18 68-34 136-52 203-3 15-4 18-35 18-7 0-10 0-10 8 0 4 4 4 5 4 11 0 40-1 51-1 13 0 45 1 58 1 4 0 8 0 8-8 0-2-1-2-2-3s-2-1-11-1-10 0-20 0c-11-1-12-3-12-8 0-1 0-3 1-9 8-32 17-64 24-95z"><text:p/></draw:path><draw:path draw:style-name="gr3" draw:text-style-name="P6" svg:width="0.0161in" svg:height="0.065in" svg:x="0.1425in" svg:y="0.048in" svg:viewBox="0 0 42 166" svg:d="M42 21c0-12-10-21-21-21s-21 9-21 21c0 11 10 20 21 20s21-9 21-20zM42 146c0-12-10-20-21-20s-21 8-21 20c0 11 10 20 21 20s21-9 21-20z"><text:p/></draw:path><draw:path draw:style-name="gr3" draw:text-style-name="P6" svg:width="0.0346in" svg:height="0.1512in" svg:x="0.2378in" svg:y="0in" svg:viewBox="0 0 89 385" svg:d="M89 381c0-1 0-1-7-8-48-49-60-122-60-180 0-67 14-135 63-182 4-5 4-5 4-7 0-3-1-4-3-4-5 0-40 26-62 76-20 42-24 85-24 117 0 29 3 76 25 120 23 47 56 72 61 72 2 0 3-1 3-4z"><text:p/></draw:path><draw:path draw:style-name="gr3" draw:text-style-name="P6" svg:width="0.035in" svg:height="0.1512in" svg:x="0.2969in" svg:y="0in" svg:viewBox="0 0 90 385" svg:d="M90 381c0-1 0-1-6-8-49-49-61-122-61-180 0-67 14-135 62-182 5-5 5-5 5-7 0-3-2-4-4-4-4 0-39 26-62 76-20 42-24 85-24 117 0 29 4 76 25 120 24 47 57 72 61 72 2 0 4-1 4-4z"><text:p/></draw:path><draw:path draw:style-name="gr3" draw:text-style-name="P6" svg:width="0.1039in" svg:height="0.1031in" svg:x="0.3437in" svg:y="0.0098in" svg:viewBox="0 0 265 263" svg:d="M97 143c4 0 10 0 14 0 20 30 39 60 58 88 4 7 14 22 17 28 3 4 4 4 13 4 18 0 36 0 54 0 7 0 12 0 12-6 0-4-2-6-5-7-15-3-33-29-43-41-3-3-22-28-48-70 34-6 67-21 67-66 0-54-57-73-102-73-41 0-80 0-121 0-8 0-13 0-13 7 0 6 7 6 10 6 22 0 24 4 24 22 0 64 0 129 0 193 0 19-2 22-24 22-3 0-10 0-10 7 0 6 5 6 13 6 35 0 71 0 106 0 6 0 13 0 13-6 0-7-7-7-11-7-22 0-24-3-24-22 0-28 0-56 0-85zM172 124c11-14 12-35 12-51 0-19-3-40-15-55 16 3 54 15 54 55 0 24-12 44-51 51zM97 34c0-8 0-21 24-21 33 0 49 15 49 60 0 49-12 57-73 57 0-32 0-64 0-96zM45 250c2-7 2-18 2-21 0-64 0-129 0-194 0-4 0-14-2-22 14 0 30 0 44 0-5 7-5 15-5 20 0 65 0 131 0 196 0 3 0 14 3 21-14 0-28 0-42 0zM126 143c4 0 5-1 8-1 6 0 14 0 20-1 7 9 48 77 80 109-12 0-25 0-37 0-23-35-47-72-71-107z"><text:p/></draw:path><draw:path draw:style-name="gr3" draw:text-style-name="P6" svg:width="0.1346in" svg:height="0.0787in" svg:x="0.5016in" svg:y="0.0362in" svg:viewBox="0 0 343 201" svg:d="M301 109c-22 15-32 32-35 36-17 27-21 51-21 52 0 4 6 4 8 4 7 0 8-1 9-7 9-38 32-71 76-88 4-1 5-4 5-6 0-3-2-3-3-3-17-7-64-27-78-91-1-5-2-6-9-6-2 0-8 0-8 4 0 2 5 26 20 51 8 12 19 25 36 37-95 0-191 0-287 0-7 0-14-1-14 8 0 8 7 9 14 9 96 0 192 0 287 0z"><text:p/></draw:path><draw:path draw:style-name="gr3" draw:text-style-name="P6" svg:width="0.1043in" svg:height="0.1031in" svg:x="0.6898in" svg:y="0.0098in" svg:viewBox="0 0 266 263" svg:d="M98 143c4 0 9 0 13 0 20 30 39 60 58 88 5 7 14 22 18 28 2 4 3 4 12 4 18 0 36 0 54 0 7 0 13 0 13-6 0-4-3-6-6-7-15-3-33-29-42-41-4-3-22-28-49-70 34-6 69-21 69-66 0-54-58-73-104-73-41 0-80 0-121 0-6 0-13 0-13 7 0 6 8 6 11 6 22 0 23 4 23 22 0 64 0 129 0 193 0 19-1 22-23 22-3 0-11 0-11 7 0 6 7 6 13 6 35 0 71 0 106 0 7 0 13 0 13-6 0-7-7-7-11-7-22 0-23-3-23-22 0-28 0-56 0-85zM173 124c10-14 11-35 11-51 0-19-3-40-15-55 16 3 54 15 54 55 0 24-11 44-50 51zM98 34c0-8 0-21 24-21 32 0 48 15 48 60 0 49-12 57-72 57 0-32 0-64 0-96zM45 250c3-7 3-18 3-21 0-64 0-129 0-194 0-4 0-14-3-22 14 0 30 0 44 0-5 7-5 15-5 20 0 65 0 131 0 196 0 3 0 14 3 21-14 0-28 0-42 0zM128 143c2 0 4-1 6-1 7 0 14 0 21-1 6 9 47 77 79 109-12 0-25 0-37 0-23-35-46-72-69-107z"><text:p/></draw:path><draw:path draw:style-name="gr3" draw:text-style-name="P6" svg:width="0.035in" svg:height="0.1512in" svg:x="0.8059in" svg:y="0in" svg:viewBox="0 0 90 385" svg:d="M90 193c0-30-4-76-25-120-23-48-57-73-61-73-2 0-4 2-4 4s0 2 8 9c37 38 60 99 60 180 0 65-14 133-63 181-5 6-5 6-5 7 0 2 2 4 4 4 4 0 39-26 62-76 20-41 24-84 24-116z"><text:p/></draw:path><draw:path draw:style-name="gr3" draw:text-style-name="P6" svg:width="0.0591in" svg:height="0.1512in" svg:x="0.865in" svg:y="0in" svg:viewBox="0 0 151 385" svg:d="M148 15c3-5 3-6 3-7 0-5-4-8-8-8-2 0-6 1-7 3-45 123-89 245-134 367-2 5-2 7-2 8 0 4 3 7 8 7s6-3 8-10c44-120 88-240 132-360z"><text:p/></draw:path><draw:path draw:style-name="gr3" draw:text-style-name="P6" svg:width="0.1008in" svg:height="0.0354in" svg:x="0.9835in" svg:y="0.0571in" svg:viewBox="0 0 257 91" svg:d="M257 13c0-9-2-12-5-12-2 0-5 2-6 10-1 37-26 58-54 58-24 0-42-16-61-33-20-17-40-36-66-36-43 0-65 43-65 78 0 12 4 12 5 12 4 0 5-7 5-9 2-41 31-59 55-59s43 17 61 33c20 18 40 36 66 36 42 0 65-43 65-78z"><text:p/></draw:path><draw:path draw:style-name="gr3" draw:text-style-name="P6" svg:width="0.0346in" svg:height="0.1512in" svg:x="1.1024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346in" svg:height="0.0787in" svg:x="1.2031in" svg:y="0.0362in" svg:viewBox="0 0 343 201" svg:d="M301 109c-21 15-32 32-35 36-16 27-20 51-20 52 0 4 5 4 8 4 7 0 7-1 8-7 10-38 32-71 76-88 4-1 5-4 5-6 0-3-2-3-3-3-17-7-64-27-78-91-1-5-1-6-8-6-3 0-8 0-8 4 0 2 4 26 20 51 8 12 19 25 35 37-95 0-191 0-287 0-6 0-14-1-14 8 0 8 8 9 14 9 96 0 192 0 287 0z"><text:p/></draw:path><draw:path draw:style-name="gr3" draw:text-style-name="P6" svg:width="0.1083in" svg:height="0.1106in" svg:x="1.3925in" svg:y="0.0098in" svg:viewBox="0 0 276 282" svg:d="M126 0c-53 0-95 26-111 44-14 15-15 26-15 28s2 3 4 3c6 0 16-6 18-8 9-5 10-8 12-15 6-16 17-29 65-31-7 87-30 172-63 251-2 5-1 4-2 7 0 1 1 3 3 3 7 0 26-9 30-19 20-47 52-135 63-242 6 0 14 0 21 0 47 0 92 18 92 57 0 29-29 83-103 85-8 0-12 0-23 8-7 4-10 8-10 11 0 2 2 2 7 2 71 0 162-60 162-123 0-44-53-61-98-61-17 0-34 0-52 0z"><text:p/></draw:path><draw:path draw:style-name="gr3" draw:text-style-name="P6" svg:width="0.035in" svg:height="0.1512in" svg:x="1.5228in" svg:y="0in" svg:viewBox="0 0 90 385" svg:d="M90 381c0-1 0-1-6-8-49-49-62-122-62-180 0-67 15-135 63-182 5-5 5-5 5-7 0-3-2-4-4-4-4 0-39 26-62 76-20 42-24 85-24 117 0 29 4 76 25 120 23 47 57 72 61 72 2 0 4-1 4-4z"><text:p/></draw:path><draw:path draw:style-name="gr3" draw:text-style-name="P6" svg:width="0.1039in" svg:height="0.1031in" svg:x="1.5693in" svg:y="0.0098in" svg:viewBox="0 0 265 263" svg:d="M97 143c4 0 10 0 14 0 19 30 39 60 57 88 5 7 13 22 18 28 3 4 4 4 13 4 18 0 35 0 53 0 8 0 13 0 13-6 0-4-2-6-5-7-15-3-35-29-43-41-3-3-22-28-49-70 35-6 68-21 68-66 0-54-57-73-102-73-41 0-81 0-122 0-7 0-12 0-12 7 0 6 7 6 10 6 22 0 24 4 24 22 0 64 0 129 0 193 0 19-2 22-24 22-3 0-10 0-10 7 0 6 5 6 12 6 35 0 72 0 107 0 6 0 12 0 12-6 0-7-7-7-10-7-23 0-24-3-24-22 0-28 0-56 0-85zM172 124c11-14 12-35 12-51 0-19-3-40-16-55 17 3 55 15 55 55 0 24-12 44-51 51zM97 34c0-8 0-21 24-21 33 0 49 15 49 60 0 49-12 57-73 57 0-32 0-64 0-96zM44 250c3-7 3-18 3-21 0-64 0-129 0-194 0-4 0-14-3-22 14 0 30 0 44 0-4 7-4 15-4 20 0 65 0 131 0 196 0 3 0 14 3 21-14 0-29 0-43 0zM126 143c4 0 5-1 8-1 6 0 14 0 20-1 5 9 47 77 79 109-12 0-25 0-37 0-23-35-46-72-70-107z"><text:p/></draw:path><draw:path draw:style-name="gr3" draw:text-style-name="P6" svg:width="0.0346in" svg:height="0.1512in" svg:x="1.6854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0173in" svg:height="0.0453in" svg:x="1.7492in" svg:y="0.0972in" svg:viewBox="0 0 45 116" svg:d="M45 41c0-26-10-41-25-41-12 0-20 10-20 21 0 10 8 20 20 20 4 0 10-1 14-5 1-1 1-1 1-1 1 0 1 0 1 6 0 28-13 51-26 64-5 4-5 5-5 6 0 2 3 5 5 5 4 0 35-30 35-75z"><text:p/></draw:path><draw:path draw:style-name="gr3" draw:text-style-name="P6" svg:width="0.1075in" svg:height="0.1024in" svg:x="1.8094in" svg:y="0.0098in" svg:viewBox="0 0 274 261" svg:d="M102 137c12 0 26 0 38 0 28 0 32 6 32 17 0 2 0 8-3 19-1 2-1 3-1 4 0 4 2 5 5 5s3-1 5-8c8-29 14-56 22-84 1-4 1-5 1-6s-2-5-5-5c-5 0-4 2-6 9-7 30-16 36-49 36-12 0-23 0-35 0 7-33 16-65 24-98 3-13 4-14 21-14s34 0 51 0c48 0 56 12 56 42 0 9 0 11-1 21-1 5-1 5-1 6 0 3 1 6 5 6s5-2 5-10c2-22 6-45 8-67 1-10 0-10-10-10-63 0-127 0-189 0-8 0-12 0-12 8 0 4 3 4 11 4 14 0 25 0 25 7 0 1 0 2-2 9-17 68-34 136-51 203-4 15-5 18-35 18-7 0-11 0-11 8 0 4 4 4 5 4 11 0 40-1 52-1s44 1 57 1c4 0 8 0 8-8 0-2-1-2-2-3s-2-1-11-1c-8 0-10 0-20 0-11-1-12-3-12-8 0-1 0-3 1-9 8-32 17-64 24-95z"><text:p/></draw:path><draw:path draw:style-name="gr3" draw:text-style-name="P6" svg:width="0.1004in" svg:height="0.0354in" svg:x="1.9732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748in" svg:height="0.1067in" svg:x="2.1327in" svg:y="0.0071in" svg:viewBox="0 0 191 272" svg:d="M118 155c16 41 35 98 40 107 7 9 10 9 21 9 4 0 6 0 9 0s3-1 3-3 0-3-1-5c-4-4-6-10-9-17-26-73-52-146-79-218-7-24-28-28-47-28-2 0-7 0-7 4 0 3 3 3 4 4 12 2 15 4 25 31 12 35 25 70 37 105-35 35-71 70-106 105-5 4-8 6-8 12 0 7 5 11 12 11s10-4 13-9c31-36 62-71 93-108z"><text:p/></draw:path><draw:path draw:style-name="gr3" draw:text-style-name="P6" svg:width="0.0205in" svg:height="0.1512in" svg:x="2.2315in" svg:y="0in" svg:viewBox="0 0 53 385" svg:d="M53 385c0-5 0-10 0-15-12 0-26 0-38 0 0-118 0-237 0-355 12 0 26 0 38 0 0-5 0-9 0-15-18 0-35 0-53 0 0 129 0 257 0 385 18 0 35 0 53 0z"><text:p/></draw:path><draw:path draw:style-name="gr3" draw:text-style-name="P6" svg:width="0.0752in" svg:height="0.1374in" svg:x="2.2642in" svg:y="0.0067in" svg:viewBox="0 0 192 350" svg:d="M121 118c11 0 23 0 34 0 8 0 11 0 11-8 0-4-3-4-10-4-11 0-21 0-32 0 2-16 6-30 8-44 1-8 7-36 9-40 4-8 10-13 18-13 2 0 11 0 19 6-16 2-21 16-21 21 0 9 7 14 15 14 9 0 20-9 20-24 0-17-17-26-33-26-13 0-37 7-49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6" svg:width="0.0205in" svg:height="0.1512in" svg:x="2.3504in" svg:y="0in" svg:viewBox="0 0 53 385" svg:d="M53 0c-18 0-35 0-53 0 0 6 0 10 0 15 12 0 25 0 37 0 0 118 0 237 0 355-12 0-25 0-37 0 0 5 0 10 0 15 18 0 35 0 53 0 0-128 0-256 0-385z"><text:p/></draw:path><draw:path draw:style-name="gr3" draw:text-style-name="P6" svg:width="0.078in" svg:height="0.0283in" svg:x="2.3976in" svg:y="0.0953in" svg:viewBox="0 0 199 73" svg:d="M199 11c0-10-3-10-4-10-4 0-5 8-5 11-1 20-15 42-40 42-20 0-33-12-49-25-14-14-30-29-52-29-30 0-49 32-49 62 0 11 3 11 4 11 5 0 5-7 5-11 1-20 15-43 40-43 20 0 33 13 49 26 14 13 31 28 52 28 30 0 49-31 49-62z"><text:p/></draw:path><draw:path draw:style-name="gr3" draw:text-style-name="P6" svg:width="0.0161in" svg:height="0.0157in" svg:x="2.5047in" svg:y="0.0972in" svg:viewBox="0 0 42 41" svg:d="M42 21c0-12-10-21-21-21s-21 9-21 21c0 11 10 20 21 20s21-9 21-20z"><text:p/></draw:path><draw:path draw:style-name="gr3" draw:text-style-name="P6" svg:width="0.0535in" svg:height="0.1512in" svg:x="2.5453in" svg:y="0in" svg:viewBox="0 0 137 385" svg:d="M81 52c0-16 10-41 53-43 1 0 3-2 3-5 0-4-3-4-7-4-39 0-74 20-74 48 0 29 0 59 0 89 0 15 0 27-15 39s-29 12-38 13c-2 0-3 1-3 4 0 4 2 4 7 4 25 2 44 14 48 34 1 4 1 5 1 19 0 25 0 51 0 76 0 16 0 29 19 43 14 12 39 16 55 16 4 0 7 0 7-4s-2-4-6-4c-24-2-43-15-49-33-1-5-1-5-1-19 0-27 0-54 0-82 0-17-3-24-15-35-8-8-19-12-30-15 32-9 45-27 45-49 0-31 0-61 0-92z"><text:p/></draw:path><draw:path draw:style-name="gr3" draw:text-style-name="P6" svg:width="0.0752in" svg:height="0.0685in" svg:x="2.615in" svg:y="0.0453in" svg:viewBox="0 0 192 175" svg:d="M118 54c2-10 11-45 38-45 1 0 11 0 19 4-11 2-19 12-19 21 0 7 5 14 16 14 7 0 20-7 20-23 0-19-23-25-36-25-22 0-36 21-41 30-9-26-30-30-41-30-40 0-62 50-62 59 0 5 3 5 4 5 4 0 5-1 5-5 13-40 38-50 52-50 7 0 20 3 20 25 0 12-6 39-20 93-6 24-19 39-37 39-2 0-11 0-20-4 10-2 19-10 19-21s-9-13-14-13c-12 0-21 10-21 22 0 17 19 25 36 25 26 0 40-27 41-30 4 15 18 30 42 30 39 0 61-49 61-59 0-4-3-4-4-4-4 0-4 1-6 4-13 41-39 50-51 50-15 0-21-12-21-25 0-9 2-17 6-34 5-18 9-35 14-53z"><text:p/></draw:path><draw:path draw:style-name="gr3" draw:text-style-name="P6" svg:width="0.076in" svg:height="0.087in" svg:x="2.752in" svg:y="0.0307in" svg:viewBox="0 0 194 222" svg:d="M180 120c6 0 14-1 14-9 0-9-8-8-14-8-55 0-109 0-164 0 5-50 49-88 104-88 20 0 41 0 60 0 6 0 14 0 14-7 0-8-8-8-14-8-21 0-40 0-61 0-66 0-119 48-119 111 0 62 53 111 119 111 21 0 40 0 61 0 6 0 14 0 14-7s-8-7-14-7c-19 0-40 0-60 0-55 0-99-37-104-88 55 0 109 0 164 0z"><text:p/></draw:path><draw:path draw:style-name="gr3" draw:text-style-name="P6" svg:width="0.1043in" svg:height="0.1031in" svg:x="2.8854in" svg:y="0.0098in" svg:viewBox="0 0 266 263" svg:d="M98 143c4 0 10 0 14 0 19 30 39 60 57 88 5 7 14 22 18 28 3 4 4 4 13 4 18 0 35 0 53 0 8 0 13 0 13-6 0-4-2-6-5-7-15-3-34-29-43-41-4-3-22-28-49-70 36-6 69-21 69-66 0-54-58-73-103-73-40 0-81 0-122 0-6 0-13 0-13 7 0 6 8 6 11 6 22 0 24 4 24 22 0 64 0 129 0 193 0 19-2 22-24 22-3 0-11 0-11 7 0 6 7 6 13 6 35 0 72 0 107 0 6 0 12 0 12-6 0-7-7-7-11-7-22 0-23-3-23-22 0-28 0-56 0-85zM173 124c11-14 12-35 12-51 0-19-2-40-16-55 17 3 55 15 55 55 0 24-12 44-51 51zM98 34c0-8 0-21 24-21 33 0 48 15 48 60 0 49-11 57-72 57 0-32 0-64 0-96zM45 250c3-7 3-18 3-21 0-64 0-129 0-194 0-4 0-14-3-22 14 0 30 0 44 0-4 7-4 15-4 20 0 65 0 131 0 196 0 3 0 14 3 21-14 0-29 0-43 0zM128 143c3 0 4-1 7-1 6 0 15 0 20-1 6 9 47 77 79 109-12 0-25 0-37 0-23-35-46-72-69-107z"><text:p/></draw:path><draw:path draw:style-name="gr3" draw:text-style-name="P6" svg:width="0.0055in" svg:height="0.1512in" svg:x="3.0535in" svg:y="0in" svg:viewBox="0 0 15 385" svg:d="M15 14c0-6 0-14-7-14-8 0-8 8-8 14 0 119 0 238 0 357 0 7 0 14 8 14 7 0 7-7 7-14 0-119 0-238 0-357z"><text:p/></draw:path><draw:path draw:style-name="gr3" draw:text-style-name="P6" svg:width="0.0752in" svg:height="0.1374in" svg:x="3.128in" svg:y="0.0067in" svg:viewBox="0 0 192 350" svg:d="M121 118c11 0 23 0 34 0 8 0 11 0 11-8 0-4-3-4-10-4-11 0-21 0-32 0 2-16 6-30 8-44 1-8 7-36 9-40 3-8 10-13 18-13 2 0 11 0 19 6-16 2-21 16-21 21 0 9 7 14 15 14 9 0 20-9 20-24 0-17-17-26-33-26-13 0-37 7-49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6" svg:width="0.035in" svg:height="0.1512in" svg:x="3.226in" svg:y="0in" svg:viewBox="0 0 90 385" svg:d="M90 381c0-1 0-1-6-8-49-49-62-122-62-180 0-67 15-135 63-182 5-5 5-5 5-7 0-3-2-4-4-4-4 0-39 26-62 76-20 42-24 85-24 117 0 29 4 76 25 120 23 47 57 72 61 72 2 0 4-1 4-4z"><text:p/></draw:path><draw:path draw:style-name="gr3" draw:text-style-name="P6" svg:width="0.0752in" svg:height="0.0685in" svg:x="3.2744in" svg:y="0.0453in" svg:viewBox="0 0 192 175" svg:d="M118 54c2-10 12-45 38-45 2 0 11 0 20 4-11 2-19 12-19 21 0 7 5 14 15 14 8 0 20-7 20-23 0-19-23-25-36-25-22 0-35 21-39 30-10-26-31-30-42-30-41 0-63 50-63 59 0 5 3 4 4 5 4 0 5-1 6-5 13-40 38-50 52-50 7 0 21 3 21 25 0 12-7 39-21 93-7 24-20 39-37 39-3 0-12 0-19-4 9-2 17-10 17-21s-8-13-14-13c-11 0-21 10-21 22 0 17 20 25 36 25 26 0 40-27 41-30 4 15 19 30 42 30 39 0 61-49 61-59 0-4-3-4-4-4-3 0-4 1-6 4-12 41-38 50-50 50-16 0-22-12-22-25 0-9 3-17 6-34 5-18 9-35 14-53z"><text:p/></draw:path><draw:path draw:style-name="gr3" draw:text-style-name="P6" svg:width="0.0346in" svg:height="0.1512in" svg:x="3.3657in" svg:y="0in" svg:viewBox="0 0 89 385" svg:d="M89 193c0-30-3-76-25-120-23-48-56-73-61-73-2 0-3 2-3 4s0 2 8 9c37 38 59 99 59 180 0 65-14 133-63 181-4 6-4 6-4 7 0 2 1 4 3 4 5 0 40-26 62-76 20-41 24-84 24-116z"><text:p/></draw:path><draw:path draw:style-name="gr3" draw:text-style-name="P6" svg:width="0.1004in" svg:height="0.0354in" svg:x="3.4669in" svg:y="0.0571in" svg:viewBox="0 0 256 91" svg:d="M244 17c6 0 12-2 12-9 0-8-6-8-12-8-77 0-155 0-232 0-5 0-12 0-12 8 0 7 7 9 13 9 77 0 154 0 231 0zM244 91c6 0 12 0 12-7 0-9-6-9-12-9-77 0-154 0-231 0-6 0-13 0-13 9 0 7 7 7 12 7 77 0 155 0 232 0z"><text:p/></draw:path><draw:path draw:style-name="gr3" draw:text-style-name="P6" svg:width="0.0638in" svg:height="0.1035in" svg:x="3.6252in" svg:y="0.013in" svg:viewBox="0 0 163 264" svg:d="M163 133c0-31-2-61-16-90-18-37-49-43-66-43-23 0-51 10-67 45-13 28-14 57-14 88 0 29 1 64 18 92 16 32 44 39 63 39 20 0 50-7 67-45 13-25 15-55 15-86zM81 255c-15 0-38-9-45-46-4-22-4-58-4-80 0-26 0-51 3-72 7-45 36-49 46-49 12 0 38 7 45 45 4 22 4 52 4 76 0 28 0 55-4 79-6 36-28 47-45 47z"><text:p/></draw:path><draw:path draw:style-name="gr3" draw:text-style-name="P6" svg:width="0.0535in" svg:height="0.1512in" svg:x="3.7063in" svg:y="0in" svg:viewBox="0 0 137 385" svg:d="M56 334c0 15-11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4 15 36 8 8 19 12 30 15-32 10-45 26-45 48 0 31 0 62 0 93z"><text:p/></draw:path></draw:g></text:p>
      <text:p text:style-name="P52">נוכיח ש־<text:span text:style-name="T8"><draw:g text:anchor-type="as-char" svg:y="-0.102in" draw:z-index="96" draw:name="Shape184" draw:style-name="gr1"><svg:title>TexMaths</svg:title><svg:desc>11§display§F§svg§600§FALSE§</svg:desc><draw:path draw:style-name="gr2" draw:text-style-name="P5" svg:width="0.0976in" svg:height="0.0862in" svg:x="0.002in" svg:y="0.0075in" svg:viewBox="0 0 249 220" svg:d="M0 0c83 0 166 0 249 0 0 73 0 147 0 220-83 0-166 0-249 0 0-73 0-147 0-220z"><text:p/></draw:path><draw:path draw:style-name="gr3" draw:text-style-name="P6" svg:width="0.1071in" svg:height="0.102in" svg:x="-0.0004in" svg:y="0in" svg:viewBox="0 0 273 260" svg:d="M102 135c12 0 25 0 38 0 27 0 31 7 31 17 0 3-1 8-3 19-1 2-1 3-1 5 0 3 2 4 5 4s3-1 5-8c8-27 14-55 21-82 1-4 1-6 1-7-1-2 0-4-4-4s-5 2-6 9c-8 29-16 36-48 36-12 0-24 0-35 0 7-33 15-65 24-97 3-14 4-15 20-15 17 0 34 0 50 0 49 0 57 12 57 42 0 9 0 11-1 21-1 5-1 6-1 7s1 5 5 5 4-3 5-10c2-23 6-45 8-67 1-10-1-10-11-10-63 0-124 0-187 0-8 0-12 0-12 8 0 4 4 4 11 4 14 0 25 0 25 7 0 2 0 2-2 10-18 66-34 134-51 201-4 15-4 18-35 18-7 0-11 0-11 8 0 4 6 4 7 4 11 0 39-1 50-1 12 0 44 1 57 1 4 0 8 0 8-8 0-2-2-2-2-3-1-1-2-1-11-1-8 0-10 0-20-1-11-1-12-2-12-8 0-3 0-2 1-9 8-31 16-63 24-95z"><text:p/></draw:path></draw:g></text:span><text:span text:style-name="T8"> חח"ע ומוגדרת היטב. </text:span></text:p>
      <text:h text:style-name="Heading_20_4" text:outline-level="4">מוגדרת היטב</text:h>
      <text:p text:style-name="P53">נוכיח <text:span text:style-name="T8"><draw:g text:anchor-type="as-char" svg:y="-0.122in" draw:z-index="93" draw:name="Shape185" draw:style-name="gr1"><svg:title>TexMaths</svg:title><svg:desc>11§display§F' = \lambda f \in \R \to \R. \{x \in \R \mid f(x) = 0\}§svg§600§FALSE§</svg:desc><draw:path draw:style-name="gr2" draw:text-style-name="P5" svg:width="2.4394in" svg:height="0.1441in" svg:x="0.0016in" svg:y="0.0075in" svg:viewBox="0 0 6197 367" svg:d="M3098 367c-1033 0-2065 0-3098 0 0-122 0-245 0-367 2066 0 4131 0 6197 0 0 122 0 245 0 367-1033 0-2066 0-3099 0z"><text:p/></draw:path><draw:path draw:style-name="gr3" draw:text-style-name="P6" svg:width="0.1075in" svg:height="0.1028in" svg:x="0in" svg:y="0.0193in" svg:viewBox="0 0 274 262" svg:d="M102 136c12 0 26 0 38 0 28 0 32 7 32 18 0 2 0 8-4 19 0 2-1 3-1 4 0 3 4 4 6 4 3 0 3-1 5-7 7-28 15-56 21-84 1-4 1-5 1-6 0-2 0-5-4-5-3 0-5 2-6 9-8 30-17 36-50 36-11 0-23 0-34 0 7-33 16-65 24-98 3-13 4-14 21-14 16 0 34 0 50 0 49 0 58 12 58 42 0 9 0 11-2 21-1 5-1 5-1 6 0 3 1 6 5 6s4-2 5-10c2-22 6-45 8-67 1-10-1-10-10-10-64 0-126 0-190 0-8 0-11 0-11 8 0 4 3 4 11 4 14 0 25 0 25 7 0 1 0 2-2 8-18 69-34 137-52 205-3 14-4 18-35 18-7 0-10 0-10 7 0 5 4 5 6 5 11 0 39-1 50-1 13 0 45 1 58 1 4 0 8 0 8-8 0-2-1-2-2-3s-2-1-11-1-10 0-20 0c-11-1-12-4-12-8 0-1 0-3 1-9 8-32 17-65 24-97z"><text:p/></draw:path><draw:path draw:style-name="gr3" draw:text-style-name="P6" svg:width="0.0264in" svg:height="0.0547in" svg:x="0.1181in" svg:y="0in" svg:viewBox="0 0 68 140" svg:d="M65 24c2-5 3-8 3-9 0-8-7-15-16-15-10 0-13 9-16 13-12 39-23 78-35 117 0 1-1 3-1 4 0 4 8 6 10 6s2 0 4-5c17-37 34-73 51-111z"><text:p/></draw:path><draw:path draw:style-name="gr3" draw:text-style-name="P6" svg:width="0.1008in" svg:height="0.0354in" svg:x="0.2067in" svg:y="0.0665in" svg:viewBox="0 0 257 91" svg:d="M244 17c6 0 13 0 13-9 0-8-7-8-13-8-77 0-155 0-232 0-4 0-12 0-12 8 0 9 8 9 13 9 77 0 154 0 231 0zM244 91c6 0 13 1 13-7s-7-9-13-9c-77 0-154 0-231 0-5 0-13 1-13 9s8 7 12 7c77 0 155 0 232 0z"><text:p/></draw:path><draw:path draw:style-name="gr3" draw:text-style-name="P6" svg:width="0.0748in" svg:height="0.1071in" svg:x="0.3669in" svg:y="0.0165in" svg:viewBox="0 0 191 273" svg:d="M117 155c16 41 35 99 40 108 7 9 11 9 21 9 4 0 6 0 9 0s4-1 4-4c0-1-1-2-2-4-4-4-6-10-9-18-26-72-52-146-79-219-7-23-28-27-47-27-2 0-7 0-7 4 0 3 3 3 4 4 13 2 15 4 25 31 12 35 25 70 37 105-35 35-71 71-106 106-5 4-7 6-7 12s6 11 11 11c7 0 10-5 13-9 31-36 62-73 93-109z"><text:p/></draw:path><draw:path draw:style-name="gr3" draw:text-style-name="P6" svg:width="0.0756in" svg:height="0.1378in" svg:x="0.4555in" svg:y="0.0165in" svg:viewBox="0 0 193 351" svg:d="M121 118c11 0 22 0 33 0 8 0 12 0 12-8 0-4-4-4-11-4-11 0-21 0-32 0 2-15 6-30 8-44 2-8 8-36 10-40 3-8 10-13 17-13 3 0 13 0 20 6-17 1-21 16-21 21 0 9 7 14 15 14 10 0 21-9 21-24 0-17-18-26-35-26-13 0-37 7-48 45-2 8-3 12-13 61-9 0-18 0-27 0-7 0-12 0-12 7 0 5 5 5 11 5 9 0 17 0 26 0-10 50-19 101-29 151-7 38-13 73-33 73-2 0-12 0-19-6 18-2 21-16 21-21 0-9-6-14-14-14-10 0-21 9-21 23 0 18 17 27 33 27 21 0 36-23 43-37 12-25 22-71 22-74 8-41 15-82 23-122z"><text:p/></draw:path><draw:path draw:style-name="gr3" draw:text-style-name="P6" svg:width="0.0756in" svg:height="0.0874in" svg:x="0.5933in" svg:y="0.0402in" svg:viewBox="0 0 193 223" svg:d="M179 120c7 0 14 1 14-8 0-8-7-9-14-9-55 0-109 0-164 0 5-50 50-88 104-88 20 0 41 0 60 0 7 0 14 0 14-7 0-8-7-8-14-8-19 0-40 0-60 0-67 0-119 51-119 112 0 63 52 111 119 111 20 0 41 0 60 0 7 0 14 0 14-7 0-8-7-8-14-8-19 0-40 0-60 0-54 0-99-37-104-88 55 0 109 0 164 0z"><text:p/></draw:path><draw:path draw:style-name="gr3" draw:text-style-name="P6" svg:width="0.1039in" svg:height="0.1035in" svg:x="0.7268in" svg:y="0.0193in" svg:viewBox="0 0 265 264" svg:d="M97 143c4 0 10 0 14 0 20 30 39 59 58 89 4 7 14 22 18 28 2 4 3 4 12 4 18 0 36 0 54 0 7 0 12 0 12-7 0-3-2-5-5-6-15-4-33-29-43-41-2-4-22-30-48-71 35-6 68-21 68-66 0-54-57-73-103-73-40 0-80 0-121 0-6 0-13 0-13 7 0 6 8 6 10 6 22 0 24 3 24 22 0 65 0 129 0 194 0 18-2 22-24 22-2 0-10 0-10 6 0 7 7 7 13 7 35 0 71 0 106 0 6 0 13 0 13-7 0-6-7-6-11-6-22 0-24-4-24-22 0-29 0-57 0-86zM172 124c11-14 12-35 12-51 0-19-2-40-15-55 16 3 54 15 54 55 0 24-11 44-51 51zM97 34c0-8 0-21 24-21 33 0 50 14 50 60 0 49-13 57-74 57 0-32 0-64 0-96zM45 251c3-7 3-18 3-21 0-65 0-130 0-195 0-4 0-14-3-22 14 0 30 0 44 0-5 7-5 14-5 20 0 66 0 131 0 197 0 3 0 14 3 21-14 0-28 0-42 0zM128 143c2 0 3-1 6-1 6 0 15 0 21-1 6 9 47 78 79 110-12 0-25 0-37 0-23-37-46-72-69-108z"><text:p/></draw:path><draw:path draw:style-name="gr3" draw:text-style-name="P6" svg:width="0.1346in" svg:height="0.0787in" svg:x="0.885in" svg:y="0.0457in" svg:viewBox="0 0 343 201" svg:d="M301 109c-22 15-31 32-35 36-17 27-20 51-20 52 0 4 5 4 8 4 7 0 7-1 8-7 9-38 32-71 76-88 4-1 5-2 5-5 0-2-2-4-3-4-17-7-64-27-78-92-1-4-1-5-8-5-3 0-8 0-8 4 0 1 4 26 19 51 8 12 20 25 36 37-95 0-191 0-287 0-7 0-14 1-14 9 0 9 7 8 14 8 96 0 192 0 287 0z"><text:p/></draw:path><draw:path draw:style-name="gr3" draw:text-style-name="P6" svg:width="0.1043in" svg:height="0.1035in" svg:x="1.0732in" svg:y="0.0193in" svg:viewBox="0 0 266 264" svg:d="M98 143c4 0 9 0 13 0 20 30 39 59 58 89 5 7 14 22 18 28 2 4 4 4 13 4 18 0 35 0 53 0 7 0 13 0 13-7 0-3-2-5-6-6-15-4-33-29-42-41-3-4-22-30-49-71 35-6 69-21 69-66 0-54-58-73-103-73-40 0-81 0-122 0-6 0-13 0-13 7 0 6 8 6 11 6 22 0 24 3 24 22 0 65 0 129 0 194 0 18-2 22-24 22-3 0-11 0-11 6 0 7 7 7 13 7 35 0 72 0 107 0 7 0 12 0 12-7 0-6-7-6-11-6-22 0-23-4-23-22 0-29 0-57 0-86zM173 124c10-14 12-35 12-51 0-19-3-40-16-55 17 3 54 15 54 55 0 24-11 44-50 51zM98 34c0-8 0-21 24-21 32 0 49 14 49 60 0 49-13 57-73 57 0-32 0-64 0-96zM45 251c3-7 3-18 3-21 0-65 0-130 0-195 0-4 0-14-3-22 14 0 30 0 44 0-4 7-4 14-4 20 0 66 0 131 0 197 0 3 0 14 2 21-14 0-28 0-42 0zM128 143c2 0 4-1 7-1 6 0 15 0 20-1 6 9 47 78 79 110-12 0-25 0-37 0-23-37-46-72-69-108z"><text:p/></draw:path><draw:path draw:style-name="gr3" draw:text-style-name="P6" svg:width="0.0157in" svg:height="0.0157in" svg:x="1.1941in" svg:y="0.1075in" svg:viewBox="0 0 41 41" svg:d="M41 21c0-12-10-21-21-21s-20 10-20 21c0 12 9 20 20 20s21-9 21-20z"><text:p/></draw:path><draw:path draw:style-name="gr3" draw:text-style-name="P6" svg:width="0.0539in" svg:height="0.1516in" svg:x="1.2339in" svg:y="0.0079in" svg:viewBox="0 0 138 386" svg:d="M81 52c0-16 11-41 53-43 2 0 4-2 4-5 0-4-4-4-8-4-39 0-74 20-74 48 0 30 0 59 0 88 0 16 0 28-15 40-13 12-29 12-37 13-2 0-4 1-4 5 0 3 2 3 7 3 25 2 44 15 48 35 1 3 1 4 1 19 0 25 0 50 0 76 0 16 0 28 19 43 15 12 41 16 55 16 4 0 8 0 8-4 0-5-3-5-7-5-24-1-43-14-47-33-3-4-3-4-3-18 0-28 0-54 0-82 0-17-2-24-15-36-8-8-19-12-30-14 32-10 45-28 45-50 0-31 0-61 0-92z"><text:p/></draw:path><draw:path draw:style-name="gr3" draw:text-style-name="P6" svg:width="0.0756in" svg:height="0.0685in" svg:x="1.3035in" svg:y="0.0547in" svg:viewBox="0 0 193 175" svg:d="M118 54c2-10 11-45 38-45 2 0 11 0 19 4-10 2-18 12-18 21 0 7 4 14 15 14 8 0 21-7 21-23 0-19-24-25-37-25-22 0-35 21-40 30-9-26-30-30-42-30-40 0-62 49-62 59 0 5 3 5 5 5 3 0 4-1 5-5 13-40 39-50 52-50 6 0 21 3 21 25 0 12-7 39-21 92-7 25-20 40-38 40-2 0-11 0-18-4 10-2 17-10 17-21s-7-13-14-13c-11 0-21 9-21 22 0 17 19 25 36 25 26 0 40-28 41-30 4 15 19 30 42 30 39 0 61-50 61-59 0-4-3-4-4-4-3 0-4 1-5 4-13 41-39 50-51 50-15 0-22-12-22-25 0-9 2-17 7-34 4-18 8-35 13-53z"><text:p/></draw:path><draw:path draw:style-name="gr3" draw:text-style-name="P6" svg:width="0.076in" svg:height="0.0874in" svg:x="1.4409in" svg:y="0.0402in" svg:viewBox="0 0 194 223" svg:d="M180 120c7 0 14 1 14-8 0-8-7-9-14-9-55 0-108 0-163 0 4-50 48-88 103-88 20 0 41 0 60 0 7 0 14 0 14-7 0-8-7-8-14-8-20 0-40 0-61 0-66 0-119 51-119 112 0 63 53 111 119 111 21 0 41 0 61 0 7 0 14 0 14-7 0-8-7-8-14-8-19 0-40 0-60 0-55 0-99-37-103-88 55 0 108 0 163 0z"><text:p/></draw:path><draw:path draw:style-name="gr3" draw:text-style-name="P6" svg:width="0.1039in" svg:height="0.1035in" svg:x="1.5748in" svg:y="0.0193in" svg:viewBox="0 0 265 264" svg:d="M97 143c4 0 10 0 14 0 20 30 39 59 58 89 4 7 13 22 17 28 3 4 4 4 13 4 18 0 35 0 53 0 8 0 13 0 13-7 0-3-2-5-5-6-15-4-33-29-43-41-2-4-22-30-48-71 35-6 68-21 68-66 0-54-58-73-103-73-40 0-80 0-121 0-7 0-13 0-13 7 0 6 7 6 10 6 22 0 24 3 24 22 0 65 0 129 0 194 0 18-2 22-24 22-3 0-10 0-10 6 0 7 6 7 13 7 35 0 71 0 106 0 6 0 12 0 12-7 0-6-7-6-10-6-22 0-24-4-24-22 0-29 0-57 0-86zM172 124c11-14 12-35 12-51 0-19-2-40-15-55 16 3 54 15 54 55 0 24-12 44-51 51zM97 34c0-8 0-21 24-21 33 0 50 14 50 60 0 49-13 57-74 57 0-32 0-64 0-96zM44 251c3-7 3-18 3-21 0-65 0-130 0-195 0-4 0-14-3-22 14 0 30 0 44 0-4 7-4 14-4 20 0 66 0 131 0 197 0 3 0 14 3 21-14 0-29 0-43 0zM127 143c3 0 4-1 7-1 6 0 15 0 20-1 6 9 47 78 80 110-13 0-25 0-38 0-23-37-46-72-69-108z"><text:p/></draw:path><draw:path draw:style-name="gr3" draw:text-style-name="P6" svg:width="0.0055in" svg:height="0.1516in" svg:x="1.7425in" svg:y="0.0079in" svg:viewBox="0 0 15 386" svg:d="M15 14c0-6 0-14-7-14-8 0-8 8-8 14 0 119 0 239 0 358 0 6 0 14 8 14 7 0 7-8 7-14 0-119 0-239 0-358z"><text:p/></draw:path><draw:path draw:style-name="gr3" draw:text-style-name="P6" svg:width="0.076in" svg:height="0.1378in" svg:x="1.8169in" svg:y="0.0165in" svg:viewBox="0 0 194 351" svg:d="M122 118c11 0 22 0 33 0 8 0 11 0 11-8 0-4-3-4-10-4-11 0-21 0-32 0 3-15 6-30 8-44 1-8 7-36 9-40 4-8 11-13 19-13 1 0 12 0 18 6-16 1-21 16-21 21 0 9 8 14 15 14 10 0 22-9 22-24 0-17-19-26-34-26-14 0-38 7-50 45-2 8-3 12-12 61-9 0-18 0-26 0s-13 0-13 7c0 5 4 5 11 5 9 0 17 0 26 0-10 50-19 101-29 151-8 38-14 73-34 73-1 0-11 0-19-6 18-2 22-16 22-21 0-9-7-14-14-14-11 0-22 9-22 23 0 18 18 27 33 27 21 0 36-23 44-37 12-25 21-71 21-74 8-41 16-82 24-122z"><text:p/></draw:path><draw:path draw:style-name="gr3" draw:text-style-name="P6" svg:width="0.035in" svg:height="0.1516in" svg:x="1.915in" svg:y="0.0079in" svg:viewBox="0 0 90 386" svg:d="M90 382c0-1 0-1-6-8-49-50-61-122-61-180 0-69 14-136 62-183 5-6 5-6 5-7 0-3-2-4-4-4-3 0-39 26-62 76-20 42-24 85-24 118 0 29 4 75 25 119 25 48 58 73 61 73 2 0 4-1 4-4z"><text:p/></draw:path><draw:path draw:style-name="gr3" draw:text-style-name="P6" svg:width="0.0756in" svg:height="0.0685in" svg:x="1.9634in" svg:y="0.0547in" svg:viewBox="0 0 193 175" svg:d="M118 54c3-10 12-45 38-45 2 0 11 0 20 4-11 2-19 12-19 21 0 7 5 14 15 14 8 0 21-7 21-23 0-19-22-25-36-25-23 0-36 21-40 30-10-26-31-30-42-30-41 0-63 49-63 59 0 5 3 4 5 5 3 0 4-1 5-5 13-40 39-50 52-50 7 0 21 3 21 25 0 12-7 39-21 92-7 25-20 40-37 40-2 0-12 0-19-4 10-2 18-10 18-21s-8-13-14-13c-12 0-22 9-22 22 0 17 20 25 36 25 26 0 40-28 41-30 4 15 19 30 42 30 39 0 61-50 61-59 0-4-3-4-4-4-3 0-4 1-4 4-14 41-40 50-52 50-15 0-21-12-21-25 0-9 2-17 7-34 4-18 7-35 12-53z"><text:p/></draw:path><draw:path draw:style-name="gr3" draw:text-style-name="P6" svg:width="0.0346in" svg:height="0.1516in" svg:x="2.0547in" svg:y="0.0079in" svg:viewBox="0 0 89 386" svg:d="M89 194c0-31-3-77-25-121-23-48-56-73-61-73-2 0-3 2-3 4 0 1 0 2 8 9 37 38 59 99 59 181 0 64-14 133-61 181-6 6-6 6-6 7 0 2 1 4 3 4 5 0 40-26 62-76 20-42 24-85 24-116z"><text:p/></draw:path><draw:path draw:style-name="gr3" draw:text-style-name="P6" svg:width="0.1004in" svg:height="0.0354in" svg:x="2.1559in" svg:y="0.0665in" svg:viewBox="0 0 256 91" svg:d="M244 17c6 0 12 0 12-9 0-8-6-8-12-8-77 0-155 0-232 0-4 0-12 0-12 8 0 9 8 9 13 9 77 0 154 0 231 0zM244 91c6 0 12 1 12-7s-6-9-12-9c-77 0-154 0-231 0-5 0-13 1-13 9s8 7 12 7c77 0 155 0 232 0z"><text:p/></draw:path><draw:path draw:style-name="gr3" draw:text-style-name="P6" svg:width="0.0638in" svg:height="0.1039in" svg:x="2.3142in" svg:y="0.022in" svg:viewBox="0 0 163 265" svg:d="M163 133c0-31-2-62-16-90-18-38-49-43-66-43-23 0-51 10-67 45-12 28-14 57-14 88 0 29 1 64 18 92 16 32 44 40 63 40 21 0 50-8 68-45 12-26 14-56 14-87zM81 256c-15 0-38-10-45-46-4-23-4-59-4-81 0-26 0-51 3-72 7-45 37-49 46-49 13 0 38 7 46 45 4 22 4 51 4 76 0 28 0 55-4 79-7 37-29 48-46 48z"><text:p/></draw:path><draw:path draw:style-name="gr3" draw:text-style-name="P6" svg:width="0.0539in" svg:height="0.1516in" svg:x="2.3953in" svg:y="0.0079in" svg:viewBox="0 0 138 386" svg:d="M56 334c0 16-11 41-53 43-2 0-3 3-3 5 0 4 4 4 8 4 37 0 73-19 73-48 0-30 0-59 0-88 0-16 0-28 16-40 14-12 28-12 37-13 1 0 4-1 4-3 0-5-3-5-7-5-25-2-44-15-48-35-2-3-2-4-2-19 0-25 0-50 0-76 0-16 0-28-18-42-16-13-42-17-55-17-4 0-8 0-8 4 0 5 2 5 7 5 24 1 43 14 48 33 1 4 1 4 1 18 0 28 0 54 0 82 0 17 2 24 16 36 7 8 18 12 29 16-32 8-45 26-45 48 0 31 0 62 0 92z"><text:p/></draw:path></draw:g></text:span><text:span text:style-name="T8"><text:s/>בלתי תלויה בנציג, כלומר לכל </text:span><text:span text:style-name="T8"><draw:g text:anchor-type="as-char" svg:y="-0.1075in" draw:z-index="95" draw:name="Shape186" draw:style-name="gr1"><svg:title>TexMaths</svg:title><svg:desc>11§display§f \sim g§svg§600§FALSE§</svg:desc><draw:path draw:style-name="gr2" draw:text-style-name="P5" svg:width="0.3492in" svg:height="0.1217in" svg:x="-0.0004in" svg:y="0.0075in" svg:viewBox="0 0 888 310" svg:d="M0 0c296 0 592 0 888 0 0 103 0 207 0 310-296 0-592 0-888 0 0-103 0-207 0-310z"><text:p/></draw:path><draw:path draw:style-name="gr3" draw:text-style-name="P6" svg:width="0.0756in" svg:height="0.1374in" svg:x="0in" svg:y="0in" svg:viewBox="0 0 193 350" svg:d="M121 118c11 0 22 0 33 0 8 0 12 0 12-8 0-4-4-4-11-4-11 0-21 0-32 0 2-16 6-30 8-44 2-8 8-36 10-40 3-8 10-13 17-13 3 0 13 0 19 6-16 1-21 16-21 21 0 9 8 14 15 14 11 0 22-8 22-24 0-17-18-26-35-26-13 0-37 7-48 45-2 8-4 12-13 61-9 0-18 0-27 0-7 0-12 0-12 7 0 5 4 5 11 5 9 0 17 0 26 0-10 50-19 100-29 150-7 38-13 73-34 73-1 0-11 0-18-7 18-1 21-15 21-20 0-9-6-14-14-14-10 0-21 8-21 23 0 18 17 27 32 27 22 0 37-23 44-38 12-24 21-71 22-73 8-41 15-81 23-121z"><text:p/></draw:path><draw:path draw:style-name="gr3" draw:text-style-name="P6" svg:width="0.1016in" svg:height="0.0354in" svg:x="0.1331in" svg:y="0.052in" svg:viewBox="0 0 259 91" svg:d="M259 13c0-9-4-12-6-12s-5 2-5 10c-3 37-28 58-54 58s-43-16-63-33c-19-17-40-36-66-36-42 0-65 43-65 78 0 12 3 8 6 12 4 0 5-7 5-9 2-41 31-59 54-59 25 0 43 16 63 33 18 18 39 36 66 36 42 0 65-43 65-78z"><text:p/></draw:path><draw:path draw:style-name="gr3" draw:text-style-name="P6" svg:width="0.0693in" svg:height="0.0976in" svg:x="0.2874in" svg:y="0.0402in" svg:viewBox="0 0 177 249" svg:d="M176 25c0-2 1-4 1-6 0-7-4-11-11-11-4 0-14 3-16 16-7-14-20-24-36-24-44 0-92 54-92 110 0 37 24 61 52 61 23 0 40-18 45-23-8 33-9 34-13 50-1 4-15 42-55 42-8 0-20 0-31-3 11-4 15-14 15-20 0-7-4-15-14-15-9 0-21 8-21 23 0 16 14 24 52 24 47 0 76-30 81-53 14-56 29-113 43-171zM125 121c-2 10-11 20-19 27s-20 14-31 14c-20 0-25-20-25-35 0-19 11-64 22-84 9-19 26-34 42-34 26 0 31 31 31 33s0 4-1 5c-6 24-12 49-19 74z"><text:p/></draw:path></draw:g></text:span><text:span text:style-name="T8"><text:s/>מתקיים </text:span><text:span text:style-name="T8"><draw:g text:anchor-type="as-char" svg:y="-0.122in" draw:z-index="94" draw:name="Shape187" draw:style-name="gr1"><svg:title>TexMaths</svg:title><svg:desc>11§display§F'(f) = F'(g)§svg§600§FALSE§</svg:desc><draw:path draw:style-name="gr2" draw:text-style-name="P5" svg:width="0.9008in" svg:height="0.1441in" svg:x="0.0016in" svg:y="0.0075in" svg:viewBox="0 0 2289 367" svg:d="M1145 367c-382 0-763 0-1145 0 0-122 0-245 0-367 763 0 1525 0 2289 0 0 122 0 245 0 367-382 0-762 0-1144 0z"><text:p/></draw:path><draw:path draw:style-name="gr3" draw:text-style-name="P6" svg:width="0.1075in" svg:height="0.1028in" svg:x="0in" svg:y="0.0193in" svg:viewBox="0 0 274 262" svg:d="M102 136c12 0 26 0 38 0 28 0 32 7 32 18 0 2 0 8-4 19 0 2-1 3-1 4 0 3 3 4 6 4s3-1 5-7c7-28 14-56 21-84 1-4 1-5 1-6 0-2 0-5-4-5s-5 2-6 9c-9 30-17 36-50 36-12 0-23 0-36 0 9-33 17-65 26-98 3-13 3-14 21-14 16 0 34 0 50 0 49 0 57 12 57 42 0 9 0 11-1 21-1 5-1 5-1 6 0 3 1 6 5 6s4-2 5-10c2-22 6-45 8-67 1-10-1-10-10-10-64 0-127 0-190 0-8 0-11 0-11 8 0 4 3 4 11 4 14 0 25 0 25 7 0 1 0 2-2 8-18 69-34 137-52 205-3 14-4 18-35 18-7 0-10 0-10 7 0 5 4 5 5 5 11 0 40-1 51-1 13 0 45 1 58 1 4 0 8 0 8-8 0-2-1-2-2-3s-2-1-11-1-10 0-20 0c-11-1-13-4-13-8 0-1 0-3 2-9 8-32 17-65 24-97z"><text:p/></draw:path><draw:path draw:style-name="gr3" draw:text-style-name="P6" svg:width="0.026in" svg:height="0.0547in" svg:x="0.1181in" svg:y="0in" svg:viewBox="0 0 67 140" svg:d="M65 24c2-5 2-8 2-9 0-8-7-15-15-15-10 0-14 9-16 13-12 39-23 78-35 117 0 1-1 3-1 4 0 4 8 6 10 6s2 0 4-5c17-37 34-73 51-111z"><text:p/></draw:path><draw:path draw:style-name="gr3" draw:text-style-name="P6" svg:width="0.035in" svg:height="0.1516in" svg:x="0.1705in" svg:y="0.0079in" svg:viewBox="0 0 90 386" svg:d="M90 382c0-1 0-1-6-8-49-50-61-122-61-180 0-69 14-136 62-183 5-6 5-6 5-7 0-3-2-4-4-4-4 0-39 26-62 76-19 42-24 85-24 118 0 29 4 75 26 119 23 48 56 73 60 73 2 0 4-1 4-4z"><text:p/></draw:path><draw:path draw:style-name="gr3" draw:text-style-name="P6" svg:width="0.0752in" svg:height="0.1378in" svg:x="0.2228in" svg:y="0.0165in" svg:viewBox="0 0 192 351" svg:d="M121 118c11 0 22 0 33 0 8 0 12 0 12-8 0-4-4-4-11-4-11 0-21 0-32 0 3-15 6-30 9-44 1-8 7-36 9-40 3-8 10-13 18-13 2 0 11 0 19 6-17 1-21 16-21 21 0 9 7 14 15 14 9 0 20-9 20-24 0-17-17-26-33-26-13 0-38 7-49 45-2 8-3 12-13 61-9 0-18 0-27 0-7 0-11 0-11 7 0 5 4 5 10 5 9 0 18 0 27 0-10 50-20 101-30 151-7 38-13 73-33 73-2 0-12 0-19-6 18-2 21-16 21-21 0-9-6-14-14-14-10 0-21 9-21 23 0 18 16 27 33 27 21 0 36-23 43-37 13-25 22-71 22-74 8-41 15-82 23-122z"><text:p/></draw:path><draw:path draw:style-name="gr3" draw:text-style-name="P6" svg:width="0.035in" svg:height="0.1516in" svg:x="0.3142in" svg:y="0.0079in" svg:viewBox="0 0 90 386" svg:d="M90 194c0-31-4-77-26-121-23-48-56-73-60-73-3 0-4 2-4 4 0 1 0 2 8 9 37 38 59 99 59 181 0 64-14 133-62 181-5 6-5 6-5 7 0 2 1 4 4 4 4 0 39-26 61-76 20-42 25-85 25-116z"><text:p/></draw:path><draw:path draw:style-name="gr3" draw:text-style-name="P6" svg:width="0.1008in" svg:height="0.0354in" svg:x="0.4157in" svg:y="0.0665in" svg:viewBox="0 0 257 91" svg:d="M244 17c6 0 13 0 13-9 0-8-7-8-13-8-77 0-154 0-231 0-5 0-13 0-13 8 0 9 8 9 13 9 77 0 154 0 231 0zM244 91c6 0 13 1 13-7s-7-9-13-9c-77 0-154 0-231 0-5 0-13 1-13 9s8 7 13 7c77 0 154 0 231 0z"><text:p/></draw:path><draw:path draw:style-name="gr3" draw:text-style-name="P6" svg:width="0.1079in" svg:height="0.1028in" svg:x="0.5732in" svg:y="0.0193in" svg:viewBox="0 0 275 262" svg:d="M103 136c12 0 26 0 38 0 28 0 32 7 32 18 0 2 0 8-4 19 0 2-1 3-1 4 0 3 2 4 6 4 3 0 3-1 5-7 7-28 15-56 21-84 1-4 1-5 1-6 0-2 0-5-4-5-3 0-5 2-6 9-8 30-17 36-50 36-12 0-23 0-35 0 8-33 16-65 25-98 3-13 3-14 21-14 16 0 34 0 50 0 48 0 58 12 58 42 0 9 0 11-3 21 0 5 0 5 0 6 0 3 1 6 5 6s4-2 5-10c2-22 6-45 8-67 1-10-1-10-11-10-63 0-127 0-189 0-8 0-11 0-11 8 0 4 3 4 11 4 14 0 24 0 24 7 0 1 0 2-1 8-18 69-34 137-52 205-3 14-4 18-35 18-7 0-11 0-11 7 0 5 5 5 7 5 11 0 39-1 50-1 13 0 45 1 57 1 5 0 9 0 9-8 0-2-1-2-2-3s-2-1-11-1-11 0-20 0c-12-1-13-4-13-8 0-1 0-3 2-9 8-32 17-65 24-97z"><text:p/></draw:path><draw:path draw:style-name="gr3" draw:text-style-name="P6" svg:width="0.026in" svg:height="0.0547in" svg:x="0.6921in" svg:y="0in" svg:viewBox="0 0 67 140" svg:d="M65 24c2-5 2-8 2-9 0-8-8-15-15-15-10 0-14 9-16 13-12 39-23 78-35 117 0 1-1 3-1 4 0 4 8 6 10 6s2 0 4-5c17-37 34-73 51-111z"><text:p/></draw:path><draw:path draw:style-name="gr3" draw:text-style-name="P6" svg:width="0.035in" svg:height="0.1516in" svg:x="0.7445in" svg:y="0.0079in" svg:viewBox="0 0 90 386" svg:d="M90 382c0-1 0-1-6-8-49-50-61-122-61-180 0-69 14-136 62-183 5-6 5-6 5-7 0-3-2-4-4-4-4 0-39 26-62 76-20 42-24 85-24 118 0 29 4 75 25 119 23 48 57 73 61 73 2 0 4-1 4-4z"><text:p/></draw:path><draw:path draw:style-name="gr3" draw:text-style-name="P6" svg:width="0.0697in" svg:height="0.098in" svg:x="0.7906in" svg:y="0.0547in" svg:viewBox="0 0 178 250" svg:d="M177 25c0-2 1-4 1-6 0-7-5-11-12-11-3 0-14 3-15 16-7-14-21-24-37-24-44 0-91 54-91 110 0 37 23 61 51 61 23 0 41-18 45-23h1c-9 35-9 35-13 51-1 4-15 42-56 42-7 0-20 0-31-3 12-4 16-14 16-20 0-7-4-14-15-14-8 0-21 7-21 23 0 15 14 23 52 23 48 0 76-30 82-53 14-57 29-114 43-172zM126 121c-2 10-11 20-19 27s-20 14-32 14c-19 0-24-20-24-36 0-18 11-63 20-83 11-19 28-34 44-34 26 0 31 31 31 33s-1 4-1 5c-6 24-12 50-19 74z"><text:p/></draw:path><draw:path draw:style-name="gr3" draw:text-style-name="P6" svg:width="0.035in" svg:height="0.1516in" svg:x="0.8752in" svg:y="0.0079in" svg:viewBox="0 0 90 386" svg:d="M90 194c0-31-4-77-25-121-23-48-57-73-61-73-2 0-4 2-4 4 0 1 0 2 8 9 37 38 59 99 59 181 0 64-14 133-62 181-5 6-5 6-5 7 0 2 2 4 4 4 4 0 39-26 62-76 20-42 24-85 24-116z"><text:p/></draw:path></draw:g></text:span><text:span text:style-name="T8">. באופן שקול, נוכיח </text:span><text:span text:style-name="T8"><draw:g text:anchor-type="as-char" svg:y="-0.1134in" draw:z-index="91" draw:name="Shape188" draw:style-name="gr1"><svg:title>TexMaths</svg:title><svg:desc>11§display§\{x \in \R \mid f(x) = 0\} = \{x \in \R \mid g(x) = 0\}§svg§600§FALSE§</svg:desc><draw:path draw:style-name="gr2" draw:text-style-name="P5" svg:width="2.6374in" svg:height="0.1358in" svg:x="-0.0004in" svg:y="0.0071in" svg:viewBox="0 0 6700 346" svg:d="M3351 346c-1118 0-2234 0-3351 0 0-116 0-230 0-346 2233 0 4467 0 6700 0 0 116 0 230 0 346-1116 0-2233 0-3349 0z"><text:p/></draw:path><draw:path draw:style-name="gr3" draw:text-style-name="P6" svg:width="0.0531in" svg:height="0.1512in" svg:x="0.0031in" svg:y="0in" svg:viewBox="0 0 136 385" svg:d="M81 52c0-16 10-41 52-43 2 0 3-2 3-5 0-4-3-4-6-4-40 0-75 20-75 48 0 29 0 59 0 89 0 15 0 27-15 39-14 12-29 12-37 13-2 0-3 1-3 5 0 3 2 3 6 3 25 2 44 14 48 34 1 4 1 5 1 19 0 25 0 51 0 76 0 16 0 29 19 43 15 12 40 16 56 16 3 0 6 0 6-4s-2-4-5-4c-24-2-44-15-48-33-2-5-2-5-2-19 0-27 0-54 0-82 0-17-3-24-15-35-9-8-20-12-31-14 32-10 46-28 46-50 0-31 0-61 0-92z"><text:p/></draw:path><draw:path draw:style-name="gr3" draw:text-style-name="P6" svg:width="0.0756in" svg:height="0.0685in" svg:x="0.0724in" svg:y="0.0453in" svg:viewBox="0 0 193 175" svg:d="M118 54c2-10 11-45 38-45 2 0 11 0 20 4-11 2-19 12-19 21 0 7 5 14 15 14 8 0 21-7 21-23 0-19-24-25-37-25-22 0-35 21-39 30-10-26-31-30-42-30-41 0-63 50-63 59 0 5 3 4 5 5 3 0 4-1 5-5 13-40 39-50 52-50 7 0 21 3 21 25 0 12-7 39-21 93-7 24-20 39-37 39-3 0-12 0-19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6" svg:width="0.0756in" svg:height="0.087in" svg:x="0.2102in" svg:y="0.0307in" svg:viewBox="0 0 193 222" svg:d="M179 120c7 0 14 0 14-8 0-9-7-9-14-9-55 0-109 0-164 0 5-50 50-88 104-88 20 0 41 0 60 0 7 0 14 0 14-7 0-8-7-8-14-8-21 0-40 0-61 0-66 0-118 50-118 112s52 110 118 110c21 0 40 0 61 0 7 0 14 0 14-7s-7-7-14-7c-19 0-40 0-60 0-54 0-99-37-104-88 55 0 109 0 164 0z"><text:p/></draw:path><draw:path draw:style-name="gr3" draw:text-style-name="P6" svg:width="0.1039in" svg:height="0.1031in" svg:x="0.3437in" svg:y="0.0098in" svg:viewBox="0 0 265 263" svg:d="M97 143c4 0 10 0 14 0 20 30 39 60 58 88 4 7 14 22 18 28 2 4 3 4 12 4 18 0 36 0 54 0 7 0 12 0 12-6 0-4-2-6-5-7-15-3-33-29-43-41-2-3-22-28-48-70 35-6 68-21 68-66 0-54-57-73-103-73-40 0-80 0-121 0-6 0-13 0-13 7 0 6 8 6 10 6 22 0 24 4 24 22 0 64 0 129 0 193 0 19-2 22-24 22-2 0-10 0-10 7 0 6 7 6 13 6 35 0 71 0 106 0 6 0 13 0 13-6 0-7-7-7-11-7-22 0-24-3-24-22 0-28 0-56 0-85zM172 124c11-14 12-35 12-51 0-19-2-40-15-55 16 3 54 15 54 55 0 24-12 44-51 51zM97 34c0-8 0-21 24-21 33 0 50 15 50 60 0 49-13 57-74 57 0-32 0-64 0-96zM45 250c2-7 2-18 2-21 0-64 0-129 0-194 0-4 0-14-2-22 14 0 30 0 44 0-5 7-5 15-5 20 0 65 0 131 0 196 0 3 0 14 3 21-14 0-28 0-42 0zM128 143c2 0 3-1 6-1 6 0 15 0 20-1 7 9 48 77 80 109-12 0-25 0-37 0-23-35-46-72-69-107z"><text:p/></draw:path><draw:path draw:style-name="gr3" draw:text-style-name="P6" svg:width="0.0063in" svg:height="0.1512in" svg:x="0.5114in" svg:y="0in" svg:viewBox="0 0 17 385" svg:d="M17 14c0-6 0-14-8-14-9 0-9 8-9 14 0 119 0 238 0 357 0 7 0 14 9 14 8 0 8-7 8-14 0-119 0-238 0-357z"><text:p/></draw:path><draw:path draw:style-name="gr3" draw:text-style-name="P6" svg:width="0.0756in" svg:height="0.1374in" svg:x="0.5862in" svg:y="0.0067in" svg:viewBox="0 0 193 350" svg:d="M121 118c11 0 22 0 33 0 8 0 12 0 12-8 0-4-4-4-11-4-11 0-21 0-32 0 2-16 6-30 8-44 2-8 8-36 10-40 3-8 10-13 17-13 3 0 13 0 20 6-17 2-21 16-21 21 0 9 7 14 15 14 10 0 21-9 21-24 0-17-18-26-35-26-13 0-37 7-48 45-2 8-3 12-13 61-9 0-18 0-27 0-7 0-12 0-12 7 0 5 4 5 11 5 9 0 17 0 26 0-10 50-19 100-29 151-7 37-13 72-34 72-1 0-11 0-18-6 18-1 21-16 21-21 0-9-6-13-14-13-10 0-21 8-21 23 0 17 17 26 32 26 22 0 37-23 44-37 12-25 21-71 22-74 8-40 15-80 23-121z"><text:p/></draw:path><draw:path draw:style-name="gr3" draw:text-style-name="P6" svg:width="0.0346in" svg:height="0.1512in" svg:x="0.6843in" svg:y="0in" svg:viewBox="0 0 89 385" svg:d="M89 381c0-1 0-1-6-8-49-49-61-122-61-179 0-68 14-136 63-183 4-5 4-5 4-7 0-3-1-4-3-4-5 0-40 26-62 76-20 42-24 85-24 118 0 28 3 75 25 119 23 47 56 72 61 72 2 0 3-1 3-4z"><text:p/></draw:path><draw:path draw:style-name="gr3" draw:text-style-name="P6" svg:width="0.0756in" svg:height="0.0685in" svg:x="0.7327in" svg:y="0.0453in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39-27 41-30 4 15 18 30 42 30 39 0 61-49 61-59 0-4-3-4-4-4-4 0-4 1-5 4-14 41-40 50-52 50-14 0-21-12-21-25 0-9 2-17 7-34 4-18 8-35 13-53z"><text:p/></draw:path><draw:path draw:style-name="gr3" draw:text-style-name="P6" svg:width="0.035in" svg:height="0.1512in" svg:x="0.8236in" svg:y="0in" svg:viewBox="0 0 90 385" svg:d="M90 194c0-31-4-77-25-121-23-48-57-73-61-73-2 0-4 2-4 4s0 2 8 9c37 38 59 99 59 181 0 64-14 132-61 180-6 6-6 6-6 7 0 2 2 4 4 4 4 0 39-26 62-76 20-41 24-84 24-115z"><text:p/></draw:path><draw:path draw:style-name="gr3" draw:text-style-name="P6" svg:width="0.1008in" svg:height="0.0354in" svg:x="0.9248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638in" svg:height="0.1035in" svg:x="1.0831in" svg:y="0.013in" svg:viewBox="0 0 163 264" svg:d="M163 133c0-31-2-61-16-90-17-37-49-43-66-43-23 0-50 10-67 45-12 28-14 57-14 88 0 29 2 64 18 92 16 32 45 39 63 39 21 0 51-7 68-45 12-25 14-55 14-86zM81 255c-15 0-37-9-45-46-4-22-4-58-4-80 0-26 0-51 3-72 8-45 37-49 46-49 14 0 39 7 46 45 4 22 4 52 4 76 0 28 0 55-4 79-6 36-28 47-46 47z"><text:p/></draw:path><draw:path draw:style-name="gr3" draw:text-style-name="P6" svg:width="0.0539in" svg:height="0.1512in" svg:x="1.1642in" svg:y="0in" svg:viewBox="0 0 138 385" svg:d="M56 334c0 15-10 40-52 43-2 0-4 2-4 4 0 4 4 4 9 4 37 0 72-18 74-48 0-29 0-58 0-88 0-16 0-28 15-40 13-11 27-11 36-12 2 0 4-1 4-3 0-5-3-5-6-5-26-2-44-15-48-35-1-3-1-4-1-19 0-25 0-50 0-76 0-16 0-28-19-42-16-13-43-17-55-17-5 0-9 0-9 4 0 5 3 5 7 5 24 1 43 14 48 33 1 4 1 4 1 19 0 26 0 54 0 81 0 18 3 24 16 36 8 8 19 12 30 16-32 9-46 25-46 47 0 31 0 62 0 93z"><text:p/></draw:path><draw:path draw:style-name="gr3" draw:text-style-name="P6" svg:width="0.1008in" svg:height="0.0354in" svg:x="1.279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531in" svg:height="0.1512in" svg:x="1.4429in" svg:y="0in" svg:viewBox="0 0 136 385" svg:d="M81 52c0-16 10-41 52-43 2 0 3-2 3-5 0-4-2-4-6-4-39 0-74 20-75 48 0 29 0 59 0 89 0 15 0 27-15 39-14 12-28 12-37 13-2 0-3 1-3 5 0 3 2 3 6 3 26 2 44 14 48 34 1 4 1 5 1 19 0 25 0 51 0 76 0 16 0 29 19 43 15 12 40 16 56 16 4 0 6 0 6-4s-2-4-5-4c-24-2-44-15-48-33-2-5-2-5-2-19 0-27 0-54 0-82 0-17-3-24-15-35-9-8-20-12-31-14 32-10 46-28 46-50 0-31 0-61 0-92z"><text:p/></draw:path><draw:path draw:style-name="gr3" draw:text-style-name="P6" svg:width="0.0756in" svg:height="0.0685in" svg:x="1.5122in" svg:y="0.0453in" svg:viewBox="0 0 193 175" svg:d="M118 54c3-10 12-45 38-45 2 0 11 0 20 4-11 2-19 12-19 21 0 7 5 14 15 14 8 0 21-7 21-23 0-19-22-25-36-25-23 0-36 21-40 30-10-26-31-30-42-30-41 0-63 50-63 59 0 5 3 4 5 5 3 0 4-1 5-5 13-40 39-50 52-50 7 0 21 3 21 25 0 12-7 39-21 93-7 24-20 39-37 39-2 0-11 0-19-4 10-2 18-10 18-21s-8-13-14-13c-12 0-22 10-22 22 0 17 20 25 36 25 27 0 40-27 41-30 4 15 19 30 42 30 39 0 61-49 61-59 0-4-3-4-4-4-3 0-4 1-4 4-14 41-40 50-52 50-15 0-21-12-21-25 0-9 2-17 7-34 4-18 7-35 12-53z"><text:p/></draw:path><draw:path draw:style-name="gr3" draw:text-style-name="P6" svg:width="0.0756in" svg:height="0.087in" svg:x="1.65in" svg:y="0.0307in" svg:viewBox="0 0 193 222" svg:d="M179 120c7 0 14 0 14-8 0-9-7-9-14-9-55 0-109 0-164 0 5-50 50-88 104-88 20 0 41 0 60 0 7 0 14 0 14-7 0-8-7-8-14-8-19 0-40 0-60 0-66 0-119 50-119 112s53 110 119 110c20 0 41 0 60 0 7 0 14 0 14-7s-7-7-14-7c-19 0-40 0-60 0-54 0-99-37-104-88 55 0 109 0 164 0z"><text:p/></draw:path><draw:path draw:style-name="gr3" draw:text-style-name="P6" svg:width="0.1043in" svg:height="0.1031in" svg:x="1.7835in" svg:y="0.0098in" svg:viewBox="0 0 266 263" svg:d="M98 143c4 0 9 0 13 0 20 30 39 60 58 88 5 7 14 22 18 28 2 4 3 4 12 4 18 0 36 0 54 0 7 0 13 0 13-6 0-4-3-6-6-7-15-3-33-29-42-41-3-3-22-28-49-70 35-6 69-21 69-66 0-54-58-73-104-73-40 0-80 0-121 0-6 0-13 0-13 7 0 6 8 6 11 6 22 0 23 4 23 22 0 64 0 129 0 193 0 19-1 22-23 22-3 0-11 0-11 7 0 6 7 6 13 6 35 0 71 0 106 0 8 0 13 0 13-6 0-7-7-7-11-7-22 0-23-3-23-22 0-28 0-56 0-85zM172 124c11-14 12-35 12-51 0-19-2-40-15-55 16 3 54 15 54 55 0 24-11 44-51 51zM98 34c0-8 0-21 23-21 33 0 50 15 50 60 0 49-13 57-73 57 0-32 0-64 0-96zM45 250c3-7 3-18 3-21 0-64 0-129 0-194 0-4 0-14-3-22 14 0 30 0 44 0-5 7-5 15-5 20 0 65 0 131 0 196 0 3 0 14 3 21-14 0-28 0-42 0zM128 143c2 0 4-1 6-1 7 0 15 0 21-1 6 9 47 77 79 109-12 0-25 0-37 0-23-35-46-72-69-107z"><text:p/></draw:path><draw:path draw:style-name="gr3" draw:text-style-name="P6" svg:width="0.0055in" svg:height="0.1512in" svg:x="1.9516in" svg:y="0in" svg:viewBox="0 0 15 385" svg:d="M15 14c0-6 0-14-7-14-8 0-8 8-8 14 0 119 0 238 0 357 0 7 0 14 8 14 7 0 7-7 7-14 0-119 0-238 0-357z"><text:p/></draw:path><draw:path draw:style-name="gr3" draw:text-style-name="P6" svg:width="0.0697in" svg:height="0.0976in" svg:x="2.0201in" svg:y="0.0453in" svg:viewBox="0 0 178 249" svg:d="M177 25c0-2 1-4 1-6 0-7-5-11-12-11-3 0-14 3-15 16-7-14-21-24-37-24-44 0-91 54-91 110 0 38 23 61 51 61 23 0 42-18 45-22h1c-9 34-9 33-13 50-1 5-15 41-56 41-7 0-20 0-31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" draw:text-style-name="P6" svg:width="0.035in" svg:height="0.1512in" svg:x="2.111in" svg:y="0in" svg:viewBox="0 0 90 385" svg:d="M90 381c0-1 0-1-6-8-49-49-62-122-62-179 0-68 15-136 63-183 5-5 5-5 5-7 0-3-2-4-4-4-3 0-39 26-62 76-20 42-24 85-24 118 0 28 4 75 25 119 23 47 58 72 61 72 2 0 4-1 4-4z"><text:p/></draw:path><draw:path draw:style-name="gr3" draw:text-style-name="P6" svg:width="0.0756in" svg:height="0.0685in" svg:x="2.1594in" svg:y="0.0453in" svg:viewBox="0 0 193 175" svg:d="M118 54c2-10 12-45 38-45 2 0 11 0 20 4-11 2-19 12-19 21 0 7 5 14 15 14 8 0 21-7 21-23 0-19-24-25-37-25-22 0-35 21-39 30-10-26-31-30-42-30-41 0-63 50-63 59 0 5 3 4 5 5 3 0 4-1 5-5 13-40 39-50 52-50 7 0 21 3 21 25 0 12-7 39-21 93-7 24-20 39-37 39-3 0-12 0-19-4 10-2 17-10 17-21s-7-13-14-13c-11 0-21 10-21 22 0 17 20 25 36 25 26 0 40-27 41-30 4 15 19 30 42 30 39 0 61-49 61-59 0-4-3-4-4-4-3 0-4 1-5 4-13 41-39 50-51 50-15 0-22-12-22-25 0-9 3-17 7-34 4-18 8-35 13-53z"><text:p/></draw:path><draw:path draw:style-name="gr3" draw:text-style-name="P6" svg:width="0.0346in" svg:height="0.1512in" svg:x="2.2508in" svg:y="0in" svg:viewBox="0 0 89 385" svg:d="M89 194c0-31-3-77-25-121-23-48-56-73-61-73-2 0-3 2-3 4s0 2 8 9c37 38 59 99 59 181 0 64-14 132-63 180-4 6-4 6-4 7 0 2 1 4 3 4 5 0 40-26 62-76 20-41 24-84 24-115z"><text:p/></draw:path><draw:path draw:style-name="gr3" draw:text-style-name="P6" svg:width="0.1004in" svg:height="0.0354in" svg:x="2.3524in" svg:y="0.0571in" svg:viewBox="0 0 256 91" svg:d="M244 17c6 0 12-2 12-9 0-8-6-8-12-8-77 0-155 0-232 0-5 0-12 0-12 8 0 7 7 9 13 9 77 0 154 0 231 0zM244 91c6 0 12 0 12-7 0-9-6-9-12-9-77 0-154 0-231 0-6 0-13 0-13 9 0 7 7 7 12 7 77 0 155 0 232 0z"><text:p/></draw:path><draw:path draw:style-name="gr3" draw:text-style-name="P6" svg:width="0.0638in" svg:height="0.1035in" svg:x="2.5102in" svg:y="0.013in" svg:viewBox="0 0 163 264" svg:d="M163 133c0-31-2-61-16-90-18-37-49-43-66-43-23 0-51 10-67 45-13 28-14 57-14 88 0 29 1 64 18 92 16 32 44 39 63 39 20 0 50-7 68-45 12-25 14-55 14-86zM81 255c-15 0-38-9-45-46-4-22-4-58-4-80 0-26 0-51 3-72 7-45 37-49 46-49 13 0 38 7 46 45 3 22 3 52 3 76 0 28 0 55-3 79-7 36-29 47-46 47z"><text:p/></draw:path><draw:path draw:style-name="gr3" draw:text-style-name="P6" svg:width="0.0539in" svg:height="0.1512in" svg:x="2.5913in" svg:y="0in" svg:viewBox="0 0 138 385" svg:d="M56 334c0 15-11 40-53 43-2 0-3 2-3 4 0 4 4 4 8 4 37 0 73-18 73-48 0-29 0-58 0-88 0-16 0-28 16-40 14-11 28-11 37-12 1 0 4-1 4-3 0-5-3-5-7-5-25-2-44-15-48-35-2-3-2-4-2-19 0-25 0-50 0-76 0-16 0-28-18-42-16-13-42-17-55-17-4 0-8 0-8 4 0 5 2 5 7 5 24 1 43 14 48 33 1 4 1 4 1 19 0 26 0 54 0 81 0 18 2 23 16 36 7 7 18 12 29 16-32 9-45 25-45 47 0 31 0 62 0 93z"><text:p/></draw:path></draw:g></text:span><text:span text:style-name="T8">, </text:span><text:span text:style-name="T42">לכן, משוויון קבוצות, יהי </text:span><text:span text:style-name="T42"><draw:g text:anchor-type="as-char" svg:y="-0.1035in" draw:z-index="81" draw:name="Shape189" draw:style-name="gr1"><svg:title>TexMaths</svg:title><svg:desc>11§display§\tilde{x} \in \R§svg§600§FALSE§</svg:desc><draw:path draw:style-name="gr2" draw:text-style-name="P5" svg:width="0.3634in" svg:height="0.0933in" svg:x="0.0031in" svg:y="0.0063in" svg:viewBox="0 0 924 238" svg:d="M463 238c-155 0-309 0-463 0 0-79 0-159 0-238 308 0 616 0 924 0 0 79 0 159 0 238-154 0-308 0-461 0z"><text:p/></draw:path><draw:path draw:style-name="gr3" draw:text-style-name="P6" svg:width="0.0504in" svg:height="0.0138in" svg:x="0.0177in" svg:y="0.0024in" svg:viewBox="0 0 129 36" svg:d="M129 5c-3-2-5-3-7-5-11 7-14 19-32 19-9 0-19-6-25-10-10-6-17-9-23-9-16 0-22 9-42 30 2 2 3 4 5 6 0-1 16-18 32-18 9 0 19 5 26 9 10 6 17 9 24 9 14 0 22-9 42-31z"><text:p/></draw:path><draw:path draw:style-name="gr3" draw:text-style-name="P6" svg:width="0.0752in" svg:height="0.0677in" svg:x="-0.0004in" svg:y="0.0354in" svg:viewBox="0 0 192 173" svg:d="M118 54c3-10 12-45 38-45 2 0 11 0 20 4-11 2-19 12-19 21 0 7 5 14 15 14 8 0 20-7 20-23 0-20-22-25-35-25-23 0-36 21-40 30-10-26-31-30-42-30-41 0-63 49-63 59 0 5 3 2 4 5 4 0 5-1 6-5 13-40 38-50 52-50 7 0 21 3 21 25 0 12-7 38-21 92-7 23-20 39-37 39-2 0-11 0-19-6 9-1 18-9 18-18 0-11-9-15-14-15-12 0-22 10-22 23 0 17 20 24 36 24 27 0 40-26 41-28 4 13 19 28 42 28 39 0 61-48 61-58 0-4-3-4-4-4-3 0-4 2-4 4-14 41-40 50-52 50-16 0-21-11-21-24 0-9 2-17 7-35 4-17 7-35 12-52z"><text:p/></draw:path><draw:path draw:style-name="gr3" draw:text-style-name="P6" svg:width="0.0752in" svg:height="0.087in" svg:x="0.1374in" svg:y="0.0209in" svg:viewBox="0 0 192 222" svg:d="M179 119c7 0 13 0 13-8s-6-8-13-8c-55 0-109 0-164 0 5-51 50-88 104-88 20 0 40 0 60 0 7 0 13 0 13-7 0-8-6-8-13-8-21 0-40 0-61 0-66 0-118 49-118 111 0 60 52 111 118 111 21 0 40 0 61 0 7 0 13 0 13-8s-6-8-13-8c-20 0-40 0-60 0-54 0-99-37-104-87 55 0 109 0 164 0z"><text:p/></draw:path><draw:path draw:style-name="gr3" draw:text-style-name="P6" svg:width="0.1039in" svg:height="0.1028in" svg:x="0.2705in" svg:y="-0.0004in" svg:viewBox="0 0 265 262" svg:d="M97 143c4 0 10 0 14 0 19 28 39 58 57 88 5 6 13 20 18 27 3 4 4 4 13 4 18 0 35 0 53 0 8 0 13 0 13-6 0-3-2-7-5-7-15-3-35-28-43-40-4-5-22-30-49-71 35-5 68-21 68-66 0-53-57-72-102-72-41 0-80 0-121 0-8 0-13 0-13 7 0 6 7 6 10 6 22 0 24 3 24 22 0 64 0 129 0 192 0 19-2 22-24 22-3 0-10 0-10 7 0 6 5 6 13 6 35 0 71 0 106 0 6 0 12 0 12-6 0-7-7-7-11-7-22 0-23-3-23-22 0-28 0-57 0-84zM172 124c11-14 12-35 12-52 0-18-3-38-16-54 17 3 55 15 55 54 0 25-12 44-51 52zM97 34c0-8 0-21 24-21 33 0 48 14 48 59 0 50-11 58-72 58 0-32 0-64 0-96zM44 249c3-7 3-18 3-22 0-63 0-128 0-192 0-4 0-14-3-22 14 0 30 0 44 0-4 7-4 14-4 20 0 65 0 129 0 194 0 5 0 15 3 22-14 0-29 0-43 0zM126 143c4 0 5-1 8-1 6 0 14 0 20-1 5 8 47 76 79 108-13 0-25 0-37 0-23-35-46-71-70-106z"><text:p/></draw:path></draw:g></text:span><text:span text:style-name="T42">, נוכיח </text:span><text:span text:style-name="T42"><draw:g text:anchor-type="as-char" svg:y="-0.1134in" draw:z-index="90" draw:name="Shape190" draw:style-name="gr1"><svg:title>TexMaths</svg:title><svg:desc>11§display§f(x) = 0 \siff g(x) = 0§svg§600§FALSE§</svg:desc><draw:path draw:style-name="gr2" draw:text-style-name="P5" svg:width="1.4787in" svg:height="0.1358in" svg:x="-0.0004in" svg:y="0.0071in" svg:viewBox="0 0 3757 346" svg:d="M1879 346c-627 0-1253 0-1879 0 0-116 0-230 0-346 1252 0 2505 0 3757 0 0 116 0 230 0 346-626 0-1252 0-1878 0z"><text:p/></draw:path><draw:path draw:style-name="gr3" draw:text-style-name="P6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" svg:width="0.0346in" svg:height="0.1512in" svg:x="0.098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6" svg:width="0.0756in" svg:height="0.0685in" svg:x="0.1465in" svg:y="0.0453in" svg:viewBox="0 0 193 175" svg:d="M118 54c2-10 11-45 38-45 2 0 11 0 19 4-10 2-18 12-18 21 0 7 4 14 15 14 8 0 21-7 21-23 0-19-24-25-37-25-22 0-36 21-40 30-10-26-30-30-42-30-40 0-62 50-62 59 0 5 3 5 5 5 3 0 4-1 5-5 12-40 39-50 52-50 6 0 21 3 21 25 0 12-7 39-21 93-7 24-20 39-38 39-2 0-11 0-18-4 8-2 17-10 17-21s-9-13-14-13c-11 0-21 10-21 22 0 17 19 25 36 25 26 0 40-27 41-30 4 15 19 30 42 30 39 0 61-49 61-59 0-4-3-4-4-4-3 0-4 1-5 4-13 41-39 50-52 50-14 0-21-12-21-25 0-9 2-17 7-34 4-18 8-35 13-53z"><text:p/></draw:path><draw:path draw:style-name="gr3" draw:text-style-name="P6" svg:width="0.035in" svg:height="0.1512in" svg:x="0.2374in" svg:y="0in" svg:viewBox="0 0 90 385" svg:d="M90 193c0-30-4-76-25-120-23-48-56-73-61-73-2 0-4 2-4 4s0 2 8 9c38 38 60 99 60 180 0 65-14 133-62 181-6 6-6 6-6 7 0 2 2 4 4 4 5 0 39-26 62-76 20-41 24-84 24-116z"><text:p/></draw:path><draw:path draw:style-name="gr3" draw:text-style-name="P6" svg:width="0.1008in" svg:height="0.0354in" svg:x="0.33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638in" svg:height="0.1035in" svg:x="0.4969in" svg:y="0.013in" svg:viewBox="0 0 163 264" svg:d="M163 133c0-31-2-61-16-90-17-37-49-43-66-43-23 0-50 10-67 45-12 28-14 57-14 88 0 29 2 64 18 92 16 32 45 39 63 39 21 0 51-7 68-45 12-25 14-55 14-86zM81 255c-15 0-37-9-45-46-4-22-4-58-4-80 0-26 0-51 3-72 8-45 37-49 46-49 14 0 39 7 46 45 4 22 4 52 4 76 0 28 0 55-4 79-6 36-28 47-46 47z"><text:p/></draw:path><draw:path draw:style-name="gr3" draw:text-style-name="P6" svg:width="0.1346in" svg:height="0.0787in" svg:x="0.6177in" svg:y="0.0362in" svg:viewBox="0 0 343 201" svg:d="M330 109c7 0 13-1 13-9 0-9-6-8-13-8-96 0-191 0-287 0 21-15 32-31 34-36 18-26 21-50 21-52 0-4-4-4-8-4-6 0-6 1-9 8-8 37-31 69-74 88-5 1-7 1-7 4 0 2 2 5 7 6 39 16 66 46 76 90 1 4 1 5 7 5 4 0 8 0 8-4 0-1-3-25-20-51-8-12-19-25-35-37 96 0 191 0 287 0z"><text:p/></draw:path><draw:path draw:style-name="gr3" draw:text-style-name="P6" svg:width="0.1346in" svg:height="0.0787in" svg:x="0.7441in" svg:y="0.0362in" svg:viewBox="0 0 343 201" svg:d="M301 109c-22 15-31 32-35 36-17 27-21 51-21 52 0 4 6 4 8 4 7 0 8-1 9-7 9-38 32-71 76-88 4-1 5-4 5-6 0-3-2-3-3-3-17-7-64-27-78-91-1-5-2-6-9-6-2 0-8 0-8 4 0 2 5 26 20 51 8 12 19 25 36 37-95 0-191 0-287 0-7 0-14-1-14 8 0 8 7 9 14 9 96 0 192 0 287 0z"><text:p/></draw:path><draw:path draw:style-name="gr3" draw:text-style-name="P6" svg:width="0.0693in" svg:height="0.0976in" svg:x="0.9327in" svg:y="0.0453in" svg:viewBox="0 0 177 249" svg:d="M176 25c0-2 1-4 1-6 0-7-4-11-11-11-4 0-14 3-16 16-7-14-20-24-36-24-44 0-92 54-92 110 0 38 24 61 52 61 23 0 40-18 45-22-8 34-9 33-13 50-1 5-15 41-55 41-8 0-20 0-31-3 11-4 15-13 15-20s-4-13-14-13c-9 0-21 6-21 22 0 15 14 23 51 23 48 0 77-30 82-52 14-57 29-114 43-172zM125 121c-2 10-11 20-19 28-8 6-20 13-31 13-20 0-25-20-25-35 0-19 11-64 22-84 9-19 26-34 42-34 26 0 31 31 31 33s0 4-1 5c-6 25-12 49-19 74z"><text:p/></draw:path><draw:path draw:style-name="gr3" draw:text-style-name="P6" svg:width="0.035in" svg:height="0.1512in" svg:x="1.0232in" svg:y="0in" svg:viewBox="0 0 90 385" svg:d="M90 381c0-1 0-1-6-8-49-49-61-122-61-180 0-67 14-135 62-182 5-5 5-5 5-7 0-3-1-4-4-4s-39 26-61 76c-19 42-25 85-25 117 0 29 4 76 26 120 24 47 57 72 60 72s4-1 4-4z"><text:p/></draw:path><draw:path draw:style-name="gr3" draw:text-style-name="P6" svg:width="0.0756in" svg:height="0.0685in" svg:x="1.0717in" svg:y="0.0453in" svg:viewBox="0 0 193 175" svg:d="M119 54c2-10 11-45 37-45 2 0 12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7 25 26 0 39-27 40-30 6 15 19 30 42 30 41 0 63-49 63-59 0-4-5-4-6-4-3 0-4 1-4 4-14 41-40 50-52 50-15 0-21-12-21-25 0-9 2-17 7-34 4-18 8-35 13-53z"><text:p/></draw:path><draw:path draw:style-name="gr3" draw:text-style-name="P6" svg:width="0.035in" svg:height="0.1512in" svg:x="1.163in" svg:y="0in" svg:viewBox="0 0 90 385" svg:d="M90 193c0-30-4-76-26-120-23-48-56-73-60-73-2 0-4 2-4 4s0 2 8 9c37 38 59 99 59 180 0 65-14 133-61 181-6 6-6 6-6 7 0 2 2 4 4 4 4 0 39-26 61-76 20-41 25-84 25-116z"><text:p/></draw:path><draw:path draw:style-name="gr3" draw:text-style-name="P6" svg:width="0.1008in" svg:height="0.0354in" svg:x="1.2646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638in" svg:height="0.1035in" svg:x="1.4224in" svg:y="0.013in" svg:viewBox="0 0 163 264" svg:d="M163 133c0-31-2-61-16-90-17-37-49-43-66-43-23 0-51 10-67 45-12 28-14 57-14 88 0 29 1 64 18 92 16 32 44 39 63 39 21 0 50-7 68-45 12-25 14-55 14-86zM81 255c-15 0-38-9-45-46-4-22-4-58-4-80 0-26 0-51 3-72 8-45 37-49 46-49 13 0 38 7 46 45 4 22 4 52 4 76 0 28 0 55-4 79-7 36-29 47-46 47z"><text:p/></draw:path></draw:g></text:span><text:span text:style-name="T42">, ובה"כ נוכיח </text:span><text:span text:style-name="T42"><draw:g text:anchor-type="as-char" svg:y="-0.1134in" draw:z-index="80" draw:name="Shape191" draw:style-name="gr1"><svg:title>TexMaths</svg:title><svg:desc>11§display§f(\tilde{x}) = 0 \implies g(\tilde{x}) = 0§svg§600§FALSE§</svg:desc><draw:path draw:style-name="gr2" draw:text-style-name="P5" svg:width="1.5291in" svg:height="0.1358in" svg:x="-0.0004in" svg:y="0.0071in" svg:viewBox="0 0 3885 346" svg:d="M1942 346c-647 0-1294 0-1942 0 0-116 0-230 0-346 1295 0 2590 0 3885 0 0 116 0 230 0 346-648 0-1296 0-1943 0z"><text:p/></draw:path><draw:path draw:style-name="gr3" draw:text-style-name="P6" svg:width="0.0752in" svg:height="0.1374in" svg:x="0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0346in" svg:height="0.1512in" svg:x="0.098in" svg:y="0in" svg:viewBox="0 0 89 385" svg:d="M89 381c0-1 0-1-7-8-48-49-60-122-60-180 0-67 15-135 63-182 4-5 4-5 4-7 0-3-1-4-3-4-5 0-39 26-62 76-20 42-24 85-24 117 0 29 4 76 25 120 23 47 56 72 61 72 2 0 3-1 3-4z"><text:p/></draw:path><draw:path draw:style-name="gr3" draw:text-style-name="P6" svg:width="0.0504in" svg:height="0.0138in" svg:x="0.1642in" svg:y="0.0126in" svg:viewBox="0 0 129 36" svg:d="M129 6c-3-3-4-4-6-6-11 7-15 19-32 19-9 0-18-6-25-10-11-7-18-9-24-9-15 0-22 9-42 30 2 2 4 4 7 6 0-1 14-18 31-18 9 0 18 5 25 8 11 7 17 10 24 10 15 0 22-8 42-30z"><text:p/></draw:path><draw:path draw:style-name="gr3" draw:text-style-name="P6" svg:width="0.0752in" svg:height="0.0685in" svg:x="0.1465in" svg:y="0.0453in" svg:viewBox="0 0 192 175" svg:d="M118 54c2-10 11-45 38-45 2 0 11 0 19 4-10 2-19 12-19 21 0 7 5 14 16 14 8 0 20-7 20-23 0-19-23-25-36-25-22 0-36 21-41 30-9-26-30-30-41-30-40 0-62 50-62 59 0 5 3 5 4 5 4 0 5-1 6-5 12-40 38-50 52-50 6 0 21 3 21 25 0 12-7 39-21 93-7 24-20 39-38 39-2 0-11 0-18-4 8-2 17-10 17-21s-9-13-14-13c-11 0-21 10-21 22 0 17 19 25 36 25 26 0 40-27 41-30 4 15 19 30 42 30 39 0 61-49 61-59 0-4-3-4-4-4-3 0-4 1-6 4-12 41-38 50-51 50-15 0-21-12-21-25 0-9 2-17 6-34 5-18 9-35 14-53z"><text:p/></draw:path><draw:path draw:style-name="gr3" draw:text-style-name="P6" svg:width="0.035in" svg:height="0.1512in" svg:x="0.2374in" svg:y="0in" svg:viewBox="0 0 90 385" svg:d="M90 193c0-30-4-76-25-120-23-48-56-73-61-73-2 0-4 2-4 4s0 2 8 9c38 38 60 99 60 180 0 65-14 133-63 181-5 6-5 6-5 7 0 2 2 4 4 4 5 0 39-26 62-76 20-41 24-84 24-116z"><text:p/></draw:path><draw:path draw:style-name="gr3" draw:text-style-name="P6" svg:width="0.1008in" svg:height="0.0354in" svg:x="0.3386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638in" svg:height="0.1035in" svg:x="0.4969in" svg:y="0.013in" svg:viewBox="0 0 163 264" svg:d="M163 133c0-31-2-61-16-90-17-37-49-43-66-43-23 0-50 10-67 45-12 28-14 57-14 88 0 29 2 64 18 92 16 32 45 39 63 39 21 0 51-7 67-45 13-25 15-55 15-86zM81 255c-15 0-37-9-45-46-4-22-4-58-4-80 0-26 0-51 3-72 8-45 36-49 46-49 14 0 39 7 45 45 5 22 5 52 5 76 0 28 0 55-5 79-5 36-27 47-45 47z"><text:p/></draw:path><draw:path draw:style-name="gr3" draw:text-style-name="P6" svg:width="0.1008in" svg:height="0.0354in" svg:x="0.6602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1346in" svg:height="0.0827in" svg:x="0.7528in" svg:y="0.0335in" svg:viewBox="0 0 343 211" svg:d="M260 77c16 13 36 23 48 29-13 6-32 16-48 29-82 0-164 0-246 0-6 0-14 0-14 9 0 8 8 8 14 8 76 0 152 0 228 0-19 18-39 52-39 56 0 3 6 3 8 3 3 0 6 0 8-3 8-13 19-34 44-56 26-24 52-34 72-40 7-2 7-3 8-3 0-1 0-2 0-3s0-1 0-3h-1c-1-1-1-1-9-3-51-15-90-50-112-92-4-8-4-8-10-8-2 0-8 0-8 4 0 5 20 39 39 57-76 0-152 0-228 0-6 0-14-2-14 7 0 8 8 9 14 9 82 0 164 0 246 0z"><text:p/></draw:path><draw:path draw:style-name="gr3" draw:text-style-name="P6" svg:width="0.0693in" svg:height="0.0976in" svg:x="0.9831in" svg:y="0.0453in" svg:viewBox="0 0 177 249" svg:d="M176 25c0-2 1-4 1-6 0-7-4-11-11-11-4 0-14 3-16 16-7-14-20-24-36-24-44 0-92 54-92 110 0 38 24 61 52 61 23 0 40-18 45-22-8 34-9 33-13 50-2 5-15 41-55 41-8 0-20 0-31-3 11-4 15-13 15-20s-4-13-14-13c-9 0-21 6-21 22 0 15 14 23 52 23 47 0 76-30 81-52 14-57 29-114 43-172zM125 121c-2 10-11 20-19 28-8 6-20 13-31 13-20 0-26-20-26-35 0-19 11-64 22-84 10-19 27-34 43-34 26 0 31 31 31 33s0 4-1 5c-7 25-12 49-19 74z"><text:p/></draw:path><draw:path draw:style-name="gr3" draw:text-style-name="P6" svg:width="0.035in" svg:height="0.1512in" svg:x="1.0736in" svg:y="0in" svg:viewBox="0 0 90 385" svg:d="M90 381c0-1 0-1-6-8-49-49-61-122-61-180 0-67 14-135 62-182 5-5 5-5 5-7 0-3-1-4-4-4-4 0-39 26-61 76-20 42-25 85-25 117 0 29 4 76 26 120 23 47 56 72 60 72 3 0 4-1 4-4z"><text:p/></draw:path><draw:path draw:style-name="gr3" draw:text-style-name="P6" svg:width="0.0504in" svg:height="0.0138in" svg:x="1.1402in" svg:y="0.0126in" svg:viewBox="0 0 129 36" svg:d="M129 6c-3-3-5-4-7-6-11 7-14 19-32 19-9 0-17-6-24-10-11-7-18-9-24-9-16 0-22 9-42 30 2 2 3 4 5 6 0-1 16-18 32-18 9 0 19 5 26 8 11 7 17 10 24 10 14 0 22-8 42-30z"><text:p/></draw:path><draw:path draw:style-name="gr3" draw:text-style-name="P6" svg:width="0.0748in" svg:height="0.0685in" svg:x="1.1224in" svg:y="0.0453in" svg:viewBox="0 0 191 175" svg:d="M118 54c2-10 11-45 37-45 2 0 12 0 20 4-11 2-19 12-19 21 0 7 5 14 16 14 7 0 19-7 19-23 0-19-22-25-35-25-23 0-36 21-41 30-9-26-30-30-41-30-41 0-63 50-63 59 0 5 4 5 5 5 3 0 4-1 5-5 13-40 38-50 52-50 7 0 20 3 20 25 0 12-6 39-20 93-6 24-20 39-37 39-2 0-11 0-20-4 10-2 19-10 19-21s-9-13-14-13c-12 0-21 10-21 22 0 17 19 25 36 25 26 0 39-27 40-30 5 15 19 30 42 30 40 0 62-49 62-59 0-4-4-4-5-4-3 0-3 1-5 4-13 41-39 50-51 50-16 0-21-12-21-25 0-9 2-17 6-34 5-18 9-35 14-53z"><text:p/></draw:path><draw:path draw:style-name="gr3" draw:text-style-name="P6" svg:width="0.035in" svg:height="0.1512in" svg:x="1.2134in" svg:y="0in" svg:viewBox="0 0 90 385" svg:d="M90 193c0-30-4-76-26-120-23-48-56-73-60-73-2 0-4 2-4 4s0 2 8 9c37 38 59 99 59 180 0 65-14 133-62 181-5 6-5 6-5 7 0 2 2 4 4 4 4 0 39-26 62-76 19-41 24-84 24-116z"><text:p/></draw:path><draw:path draw:style-name="gr3" draw:text-style-name="P6" svg:width="0.1008in" svg:height="0.0354in" svg:x="1.315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638in" svg:height="0.1035in" svg:x="1.4728in" svg:y="0.013in" svg:viewBox="0 0 163 264" svg:d="M163 133c0-31-2-61-16-90-17-37-49-43-66-43-23 0-51 10-67 45-12 28-14 57-14 88 0 29 1 64 18 92 16 32 44 39 63 39 21 0 50-7 67-45 13-25 15-55 15-86zM81 255c-15 0-38-9-45-46-4-22-4-58-4-80 0-26 0-51 3-72 8-45 36-49 46-49 12 0 38 7 45 45 5 22 5 52 5 76 0 28 0 55-5 79-6 36-28 47-45 47z"><text:p/></draw:path></draw:g></text:span><text:span text:style-name="T42">. </text:span><text:span text:style-name="T43">נניח </text:span><text:span text:style-name="T43"><draw:g text:anchor-type="as-char" svg:y="-0.1134in" draw:z-index="79" draw:name="Shape192" draw:style-name="gr1"><svg:title>TexMaths</svg:title><svg:desc>11§display§f(\tilde{x}) = 0§svg§600§FALSE§</svg:desc><draw:path draw:style-name="gr2" draw:text-style-name="P5" svg:width="0.5531in" svg:height="0.1358in" svg:x="-0.0004in" svg:y="0.0071in" svg:viewBox="0 0 1406 346" svg:d="M703 346c-234 0-469 0-703 0 0-116 0-230 0-346 469 0 937 0 1406 0 0 116 0 230 0 346-235 0-469 0-703 0z"><text:p/></draw:path><draw:path draw:style-name="gr3" draw:text-style-name="P6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" svg:width="0.0346in" svg:height="0.1512in" svg:x="0.098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6" svg:width="0.0504in" svg:height="0.0138in" svg:x="0.1642in" svg:y="0.0126in" svg:viewBox="0 0 129 36" svg:d="M129 6c-2-3-5-4-7-6-10 7-14 19-31 19-8 0-18-6-25-10-11-7-18-9-24-9-14 0-22 9-42 30 2 2 4 4 7 6 0-1 14-18 30-18 10 0 19 5 26 8 11 7 17 10 24 10 14 0 22-8 42-30z"><text:p/></draw:path><draw:path draw:style-name="gr3" draw:text-style-name="P6" svg:width="0.0756in" svg:height="0.0685in" svg:x="0.1465in" svg:y="0.0453in" svg:viewBox="0 0 193 175" svg:d="M118 54c2-10 11-45 38-45 1 0 11 0 19 4-11 2-19 12-19 21 0 7 5 14 16 14 7 0 21-7 21-23 0-19-23-25-37-25-22 0-36 21-40 30-10-26-31-30-42-30-40 0-62 50-62 59 0 5 3 5 5 5 3 0 4-1 4-5 13-40 40-50 52-50 7 0 21 3 21 25 0 12-7 39-21 93-6 24-19 39-37 39-2 0-11 0-18-4 8-2 17-10 17-21s-9-13-14-13c-11 0-21 10-21 22 0 17 19 25 36 25 26 0 40-27 41-30 4 15 19 30 42 30 40 0 62-49 62-59 0-4-4-4-5-4-4 0-4 1-5 4-14 41-39 50-52 50-14 0-21-12-21-25 0-9 2-17 7-34 4-18 8-35 13-53z"><text:p/></draw:path><draw:path draw:style-name="gr3" draw:text-style-name="P6" svg:width="0.035in" svg:height="0.1512in" svg:x="0.2378in" svg:y="0in" svg:viewBox="0 0 90 385" svg:d="M90 193c0-30-4-76-25-120-23-48-57-73-61-73-2 0-4 2-4 4s0 2 8 9c37 38 59 99 59 180 0 65-14 133-61 181-6 6-6 6-6 7 0 2 2 4 4 4 4 0 39-26 62-76 20-41 24-84 24-116z"><text:p/></draw:path><draw:path draw:style-name="gr3" draw:text-style-name="P6" svg:width="0.1012in" svg:height="0.0354in" svg:x="0.3386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6" svg:width="0.0638in" svg:height="0.1035in" svg:x="0.4969in" svg:y="0.013in" svg:viewBox="0 0 163 264" svg:d="M163 133c0-31-2-61-15-90-18-37-50-43-67-43-23 0-51 10-67 45-12 28-14 57-14 88 0 29 1 64 18 92 16 32 44 39 63 39 21 0 50-7 68-45 12-25 14-55 14-86zM81 255c-15 0-38-9-45-46-4-22-4-58-4-80 0-26 0-51 3-72 8-45 37-49 46-49 13 0 38 7 46 45 4 22 4 52 4 76 0 28 0 55-4 79-7 36-29 47-46 47z"><text:p/></draw:path></draw:g></text:span><text:span text:style-name="T43">, </text:span><text:span text:style-name="T44">ונניח בשלילה </text:span><text:span text:style-name="T44"><draw:g text:anchor-type="as-char" svg:y="-0.1134in" draw:z-index="78" draw:name="Shape193" draw:style-name="gr1"><svg:title>TexMaths</svg:title><svg:desc>11§display§g(\tilde{x}) \neq 0§svg§600§FALSE§</svg:desc><draw:path draw:style-name="gr2" draw:text-style-name="P5" svg:width="0.5402in" svg:height="0.1358in" svg:x="0.0051in" svg:y="0.0071in" svg:viewBox="0 0 1373 346" svg:d="M687 346c-229 0-458 0-687 0 0-116 0-230 0-346 458 0 915 0 1373 0 0 116 0 230 0 346-229 0-458 0-686 0z"><text:p/></draw:path><draw:path draw:style-name="gr3" draw:text-style-name="P6" svg:width="0.0697in" svg:height="0.0976in" svg:x="-0.0004in" svg:y="0.0453in" svg:viewBox="0 0 178 249" svg:d="M177 25c0-2 1-4 1-6 0-7-5-11-12-11-3 0-14 3-15 16-7-14-21-24-37-24-44 0-91 54-91 110 0 38 23 61 52 61 22 0 41-18 44-22h1c-9 34-9 33-13 50-1 5-15 41-56 41-7 0-20 0-31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" draw:text-style-name="P6" svg:width="0.035in" svg:height="0.1512in" svg:x="0.0906in" svg:y="0in" svg:viewBox="0 0 90 385" svg:d="M90 381c0-1 0-1-6-8-49-49-62-122-62-179 0-68 15-136 63-183 5-5 5-5 5-7 0-3-2-4-4-4-5 0-39 26-62 76-20 42-24 85-24 118 0 28 4 75 25 119 23 47 56 72 61 72 2 0 4-1 4-4z"><text:p/></draw:path><draw:path draw:style-name="gr3" draw:text-style-name="P6" svg:width="0.0504in" svg:height="0.0138in" svg:x="0.1571in" svg:y="0.0126in" svg:viewBox="0 0 129 36" svg:d="M129 6c-2-3-4-4-6-6-11 7-15 19-32 19-8 0-18-6-25-10-10-7-18-9-24-9-14 0-22 9-42 30 2 2 4 4 7 6 0-1 14-18 32-18 8 0 18 5 25 8 10 7 16 10 23 10 15 0 22-8 42-30z"><text:p/></draw:path><draw:path draw:style-name="gr3" draw:text-style-name="P6" svg:width="0.0756in" svg:height="0.0685in" svg:x="0.1394in" svg:y="0.0453in" svg:viewBox="0 0 193 175" svg:d="M118 54c2-10 11-45 38-45 3 0 11 0 19 4-10 2-18 12-18 21 0 7 4 14 15 14 9 0 21-7 21-23 0-19-23-25-37-25-22 0-35 21-40 30-9-26-30-30-42-30-40 0-62 50-62 59 0 5 3 5 5 5 3 0 4-1 5-5 13-40 39-50 52-50 6 0 21 3 21 25 0 12-7 39-21 93-7 24-20 39-38 39-2 0-11 0-18-4 10-2 17-10 17-21s-7-13-14-13c-11 0-21 10-21 22 0 17 20 25 36 25 26 0 40-27 41-30 4 15 19 30 42 30 40 0 62-49 62-59 0-4-4-4-5-4-3 0-4 1-5 4-12 41-39 50-51 50-15 0-22-12-22-25 0-9 2-17 7-34 4-18 8-35 13-53z"><text:p/></draw:path><draw:path draw:style-name="gr3" draw:text-style-name="P6" svg:width="0.0346in" svg:height="0.1512in" svg:x="0.2307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6" svg:width="0.076in" svg:height="0.1409in" svg:x="0.3437in" svg:y="0.0043in" svg:viewBox="0 0 194 359" svg:d="M190 15c4-5 4-6 4-7 0-2-2-8-8-8-5 0-7 2-9 8-58 112-115 223-174 336-3 5-3 6-3 7 0 4 3 8 8 8s6-2 9-8c58-112 115-223 173-336z"><text:p/></draw:path><draw:path draw:style-name="gr3" draw:text-style-name="P6" svg:width="0.1012in" svg:height="0.0354in" svg:x="0.3311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6" svg:width="0.0638in" svg:height="0.1035in" svg:x="0.4894in" svg:y="0.013in" svg:viewBox="0 0 163 264" svg:d="M163 133c0-31-2-61-15-90-18-37-50-43-67-43-23 0-51 10-67 45-12 28-14 57-14 88 0 29 1 64 18 92 16 32 44 39 63 39 21 0 50-7 68-45 12-25 14-55 14-86zM81 255c-15 0-38-9-45-46-4-22-4-58-4-80 0-26 0-51 3-72 8-45 37-49 46-49 13 0 38 7 46 45 4 22 4 52 4 76 0 28 0 55-4 79-6 36-29 47-46 47z"><text:p/></draw:path></draw:g></text:span><text:span text:style-name="T44">. מההנחה </text:span><text:span text:style-name="T44"><draw:g text:anchor-type="as-char" svg:y="-0.1075in" draw:z-index="89" draw:name="Shape194" draw:style-name="gr1"><svg:title>TexMaths</svg:title><svg:desc>11§display§f \sim g§svg§600§FALSE§</svg:desc><draw:path draw:style-name="gr2" draw:text-style-name="P5" svg:width="0.3492in" svg:height="0.1217in" svg:x="-0.0004in" svg:y="0.0075in" svg:viewBox="0 0 888 310" svg:d="M0 0c296 0 592 0 888 0 0 103 0 207 0 310-296 0-592 0-888 0 0-103 0-207 0-310z"><text:p/></draw:path><draw:path draw:style-name="gr3" draw:text-style-name="P6" svg:width="0.0756in" svg:height="0.1374in" svg:x="0in" svg:y="0in" svg:viewBox="0 0 193 350" svg:d="M121 118c11 0 22 0 33 0 8 0 12 0 12-8 0-4-4-4-11-4-11 0-21 0-32 0 2-16 6-30 8-44 2-8 8-36 10-40 3-8 10-13 17-13 3 0 13 0 19 6-16 1-21 16-21 21 0 9 8 14 15 14 11 0 22-8 22-24 0-17-18-26-35-26-13 0-37 7-48 45-2 8-4 12-13 61-9 0-18 0-27 0-7 0-12 0-12 7 0 5 4 5 11 5 9 0 17 0 26 0-10 50-19 100-29 150-7 38-13 73-34 73-1 0-11 0-18-7 18-1 21-15 21-20 0-9-6-14-14-14-10 0-21 8-21 23 0 18 17 27 32 27 22 0 37-23 44-38 12-24 21-71 22-73 8-41 15-81 23-121z"><text:p/></draw:path><draw:path draw:style-name="gr3" draw:text-style-name="P6" svg:width="0.1016in" svg:height="0.0354in" svg:x="0.1331in" svg:y="0.052in" svg:viewBox="0 0 259 91" svg:d="M259 13c0-9-4-12-6-12s-5 2-5 10c-3 37-28 58-54 58s-43-16-63-33c-19-17-40-36-66-36-42 0-65 43-65 78 0 12 3 8 6 12 4 0 5-7 5-9 2-41 31-59 54-59 25 0 43 16 63 33 18 18 39 36 66 36 42 0 65-43 65-78z"><text:p/></draw:path><draw:path draw:style-name="gr3" draw:text-style-name="P6" svg:width="0.0693in" svg:height="0.0976in" svg:x="0.2874in" svg:y="0.0402in" svg:viewBox="0 0 177 249" svg:d="M176 25c0-2 1-4 1-6 0-7-4-11-11-11-4 0-14 3-16 16-7-14-20-24-36-24-44 0-92 54-92 110 0 37 24 61 52 61 23 0 40-18 45-23-8 33-9 34-13 50-1 4-15 42-55 42-8 0-20 0-31-3 11-4 15-14 15-20 0-7-4-15-14-15-9 0-21 8-21 24 0 15 14 23 52 23 47 0 76-30 81-53 14-56 29-113 43-171zM125 121c-2 10-11 20-19 27s-20 14-31 14c-20 0-25-20-25-35 0-19 11-64 22-84 9-19 26-34 42-34 26 0 31 31 31 33s0 4-1 5c-6 24-12 49-19 74z"><text:p/></draw:path></draw:g></text:span><text:span text:style-name="T44"><text:s/>נסיק </text:span><text:span text:style-name="T44"><draw:g text:anchor-type="as-char" svg:y="-0.1063in" draw:z-index="88" draw:name="Shape195" draw:style-name="gr1"><svg:title>TexMaths</svg:title><svg:desc>11§display§S_f = S_g§svg§600§FALSE§</svg:desc><draw:path draw:style-name="gr2" draw:text-style-name="P5" svg:width="0.5087in" svg:height="0.1354in" svg:x="-0.0004in" svg:y="0.0063in" svg:viewBox="0 0 1293 345" svg:d="M646 345c-215 0-431 0-646 0 0-115 0-230 0-345 431 0 862 0 1293 0 0 115 0 230 0 345-216 0-431 0-647 0z"><text:p/></draw:path><draw:path draw:style-name="gr3" draw:text-style-name="P6" svg:width="0.0902in" svg:height="0.1098in" svg:x="-0.0004in" svg:y="-0.0004in" svg:viewBox="0 0 230 280" svg:d="M230 4c0-1-1-4-5-4-2 0-2 1-6 6-7 7-12 14-19 22-10-18-31-28-56-28-48 0-95 44-95 91 0 31 20 49 40 56 14 3 28 6 42 9 14 5 35 10 35 42 0 33-32 70-69 70-26 0-68-9-68-57 0-8 2-17 3-19 0-1 0-3 0-3 0-4-2-4-5-4-2 0-2 0-3 1-2 1-24 88-24 89 0 4 2 5 4 5 3 0 3 0 8-6 7-6 12-14 19-22 16 22 43 28 65 28 52 0 97-52 97-98 0-27-13-40-18-45-9-9-15-11-49-20-8-2-23-6-26-7-10-3-23-14-23-35 0-31 31-64 67-64 32 0 56 17 56 59 0 14-2 20-2 23 1 1 0 3 4 3 5 0 5-1 7-8 6-27 14-56 21-84z"><text:p/></draw:path><draw:path draw:style-name="gr3" draw:text-style-name="P6" svg:width="0.0563in" svg:height="0.0961in" svg:x="0.0925in" svg:y="0.0547in" svg:viewBox="0 0 144 245" svg:d="M91 84c9 0 18 0 27 0 5 0 8 0 8-7 0-3-3-3-8-3-9 0-17 0-26 0 7-34 9-46 11-54 1-7 8-12 14-12 1 0 7 0 13 3-11 3-12 13-12 14 0 7 4 10 11 10s15-5 15-15c0-13-13-20-27-20-11 0-25 7-32 20-6 11-8 23-14 54-7 0-14 0-22 0-4 0-8 0-8 5s4 5 8 5c7 0 14 0 20 0 0 1-17 99-23 126-2 6-6 27-20 27-4-1-6 0-12-3 12-4 12-14 12-15 0-6-4-11-11-11-6 0-15 7-15 17 0 12 13 20 26 20 18 0 30-18 33-25 10-16 16-49 17-53 5-28 10-56 15-83z"><text:p/></draw:path><draw:path draw:style-name="gr3" draw:text-style-name="P6" svg:width="0.1004in" svg:height="0.035in" svg:x="0.2146in" svg:y="0.0512in" svg:viewBox="0 0 256 90" svg:d="M243 15c6 0 13 0 13-7 0-8-7-8-12-8-77 0-155 0-232 0-5 0-12 0-12 8 0 7 7 7 13 7 77 0 153 0 230 0zM244 90c5 0 12 0 12-7 0-8-7-8-13-8-77 0-153 0-230 0-6 0-13 0-13 8 0 7 7 7 12 7 77 0 155 0 232 0z"><text:p/></draw:path><draw:path draw:style-name="gr3" draw:text-style-name="P6" svg:width="0.0898in" svg:height="0.1098in" svg:x="0.374in" svg:y="-0.0004in" svg:viewBox="0 0 229 280" svg:d="M229 4c0-1 0-4-5-4-1 0-2 1-6 6-7 7-12 14-19 22-10-18-30-28-55-28-49 0-96 44-96 91 0 31 21 49 41 56 13 3 28 6 41 9 14 5 36 10 36 42 0 33-32 70-70 70-25 0-67-9-67-57 0-8 2-17 2-19 0-1 1-3 1-3 0-4-3-4-5-4s-3 0-4 1-23 88-23 89c0 4 2 5 4 5 3 0 3 0 7-6 7-6 12-14 19-22 16 22 43 28 66 28 51 0 97-52 97-98 0-27-13-40-18-45-9-9-16-11-50-20-8-2-22-6-25-7-11-3-24-14-24-35 0-31 31-64 68-64 32 0 55 17 55 59 0 14-1 20-1 23 1 1 0 3 4 3s5-1 6-8c6-27 14-56 21-84z"><text:p/></draw:path><draw:path draw:style-name="gr3" draw:text-style-name="P6" svg:width="0.052in" svg:height="0.0681in" svg:x="0.4642in" svg:y="0.0827in" svg:viewBox="0 0 133 174" svg:d="M132 19c1-4 1-4 1-6 0-5-6-9-10-9-5 0-11 6-12 11-4-7-13-15-27-15-35 0-70 35-70 75 0 27 19 44 41 44 13 0 24-7 34-14-2 7-3 15-5 24-4 11-6 19-16 27-12 10-24 10-31 10-12 0-15-1-21-2 7-3 9-10 9-13 0-7-4-10-10-10-7 0-15 7-15 17 0 16 23 16 38 16 42 0 61-22 64-37 10-40 20-79 30-118zM95 83c-2 4-2 4-6 10-10 12-23 18-33 18-14 0-20-12-20-25 0-12 7-43 15-54 11-20 23-25 33-25 18 0 24 21 24 23 0 1 0 1-1 4-5 17-8 32-12 49z"><text:p/></draw:path></draw:g></text:span><text:span text:style-name="T44">, כלומר סה"כ נגרר לכל </text:span><text:span text:style-name="T44"><draw:g text:anchor-type="as-char" svg:y="-0.1047in" draw:z-index="87" draw:name="Shape196" draw:style-name="gr1"><svg:title>TexMaths</svg:title><svg:desc>11§display§h_1, h_2§svg§600§FALSE§</svg:desc><draw:path draw:style-name="gr2" draw:text-style-name="P5" svg:width="0.3484in" svg:height="0.1177in" svg:x="-0.0004in" svg:y="0.0075in" svg:viewBox="0 0 886 300" svg:d="M0 0c295 0 591 0 886 0 0 100 0 201 0 300-295 0-591 0-886 0 0-99 0-200 0-300z"><text:p/></draw:path><draw:path draw:style-name="gr3" draw:text-style-name="P6" svg:width="0.0744in" svg:height="0.1059in" svg:x="0in" svg:y="0in" svg:viewBox="0 0 190 270" svg:d="M90 4c-2-1 0-4-5-4-9 0-38 3-48 4-2 0-6 0-6 8 0 4 3 4 9 4 18 0 19 3 19 7 0 2-1 6-1 8-18 73-37 147-56 220-2 6-2 6-2 8 0 9 8 11 11 11 7 0 13-5 14-10 3-10 6-20 8-30 3-11 6-22 9-34 2-8 4-17 6-25 2-2 4-14 5-16 1-5 13-26 26-37 8-5 20-13 37-13 16 0 21 13 21 28 0 21-15 61-25 84-2 9-4 13-4 21 0 19 13 32 32 32 36 0 50-56 50-59 0-4-4-4-5-4-3 0-3 1-6 7-5 21-17 47-39 47-7 0-9-3-9-12 0-10 3-19 7-27 6-17 24-62 24-84 0-25-16-42-45-42-25 0-43 13-58 30 10-40 21-81 31-122z"><text:p/></draw:path><draw:path draw:style-name="gr3" draw:text-style-name="P6" svg:width="0.0382in" svg:height="0.0697in" svg:x="0.0909in" svg:y="0.0575in" svg:viewBox="0 0 98 178" svg:d="M62 8c0-8-1-8-9-8-18 16-42 18-53 18 0 3 0 5 0 8 7 0 24 0 40-6 0 45 0 91 0 137 0 9 0 12-28 12-3 0-6 0-10 0 0 2 0 5 0 9 5 0 38-1 48-1 8 0 42 1 48 1 0-4 0-7 0-9-3 0-7 0-10 0-26 0-26-3-26-12 0-51 0-100 0-149z"><text:p/></draw:path><draw:path draw:style-name="gr3" draw:text-style-name="P6" svg:width="0.0173in" svg:height="0.0449in" svg:x="0.161in" svg:y="0.0882in" svg:viewBox="0 0 45 115" svg:d="M45 41c0-26-10-41-25-41-12 0-20 10-20 21 0 10 8 20 20 20 5 0 10-2 14-5 1-1 1-1 2-1 0 2 0 0 0 6 0 28-13 51-26 64-4 4-4 5-4 6 0 3 2 4 4 4 4 0 35-29 35-74z"><text:p/></draw:path><draw:path draw:style-name="gr3" draw:text-style-name="P6" svg:width="0.074in" svg:height="0.1059in" svg:x="0.2232in" svg:y="0in" svg:viewBox="0 0 189 270" svg:d="M89 4c-1-1 0-4-4-4-9 0-38 3-48 4-3 0-7 0-7 8 0 4 4 4 10 4 18 0 18 3 18 7 0 2-1 6-1 8-18 73-37 147-56 220-1 6-1 6-1 8 0 9 8 11 11 11 7 0 12-5 14-10 3-10 6-20 8-30 3-11 6-22 9-34 2-8 4-17 6-25 0-2 4-14 4-16 1-5 13-26 26-37 9-5 21-13 38-13 16 0 21 13 21 28 0 21-15 61-25 84-3 9-4 13-4 21 0 19 13 32 31 32 36 0 50-56 50-59 0-4-3-4-4-4-3 0-3 1-6 7-5 21-18 47-39 47-7 0-9-3-9-12 0-10 3-19 7-27 6-17 23-62 23-84 0-25-16-42-44-42-25 0-43 13-58 30 10-40 20-81 30-122z"><text:p/></draw:path><draw:path draw:style-name="gr3" draw:text-style-name="P6" svg:width="0.0469in" svg:height="0.0697in" svg:x="0.3091in" svg:y="0.0575in" svg:viewBox="0 0 120 178" svg:d="M120 129c-3 0-6 0-9 0-1 7-4 22-8 26-2 1-23 1-26 1-16 0-33 0-49 0 28-26 37-33 53-45 20-17 39-33 39-58 0-33-29-53-63-53s-57 23-57 48c0 13 12 16 14 16 7 0 15-6 15-15 0-5-1-14-16-14 9-20 27-25 40-25 26 0 41 21 41 43 0 23-17 41-26 51-22 21-43 42-65 64-3 2-3 3-3 10 37 0 75 0 112 0 2-16 6-32 8-49z"><text:p/></draw:path></draw:g></text:span><text:span text:style-name="T44"><text:s/>מתקיים שאם לכל </text:span><text:span text:style-name="T44"><draw:g text:anchor-type="as-char" svg:y="-0.1035in" draw:z-index="85" draw:name="Shape197" draw:style-name="gr1"><svg:title>TexMaths</svg:title><svg:desc>11§display§x \in \R§svg§600§FALSE§</svg:desc><draw:path draw:style-name="gr2" draw:text-style-name="P5" svg:width="0.3634in" svg:height="0.0933in" svg:x="0.0031in" svg:y="0.0063in" svg:viewBox="0 0 924 238" svg:d="M462 238c-154 0-308 0-462 0 0-79 0-159 0-238 308 0 616 0 924 0 0 79 0 159 0 238-154 0-308 0-462 0z"><text:p/></draw:path><draw:path draw:style-name="gr3" draw:text-style-name="P6" svg:width="0.0752in" svg:height="0.0677in" svg:x="-0.0004in" svg:y="0.0354in" svg:viewBox="0 0 192 173" svg:d="M118 54c3-10 12-45 38-45 2 0 11 0 20 4-11 2-19 12-19 21 0 7 5 14 15 14 8 0 20-7 20-23 0-20-22-25-35-25-23 0-36 21-40 30-10-26-31-30-42-30-41 0-63 49-63 59 0 5 3 2 4 5 4 0 5-1 6-5 13-40 38-50 52-50 7 0 21 3 21 25 0 12-7 38-21 92-7 23-20 39-37 39-2 0-11 0-19-6 9-1 18-9 18-18 0-11-9-15-14-15-12 0-22 10-22 23 0 17 20 24 36 24 27 0 40-26 41-28 4 13 19 28 42 28 39 0 61-48 61-58 0-4-3-4-4-4-3 0-4 2-4 4-14 41-40 50-52 50-16 0-21-11-21-24 0-9 2-17 7-35 4-17 7-35 12-52z"><text:p/></draw:path><draw:path draw:style-name="gr3" draw:text-style-name="P6" svg:width="0.0752in" svg:height="0.087in" svg:x="0.1374in" svg:y="0.0209in" svg:viewBox="0 0 192 222" svg:d="M179 119c7 0 13 0 13-8s-6-8-13-8c-55 0-109 0-164 0 5-51 50-88 104-88 20 0 40 0 60 0 7 0 13 0 13-7 0-8-6-8-13-8-21 0-40 0-61 0-66 0-118 49-118 111 0 60 52 111 118 111 21 0 40 0 61 0 7 0 13 0 13-8s-6-8-13-8c-20 0-40 0-60 0-54 0-99-37-104-87 55 0 109 0 164 0z"><text:p/></draw:path><draw:path draw:style-name="gr3" draw:text-style-name="P6" svg:width="0.1039in" svg:height="0.1028in" svg:x="0.2705in" svg:y="-0.0004in" svg:viewBox="0 0 265 262" svg:d="M97 143c4 0 10 0 14 0 19 28 39 58 57 88 5 6 13 20 18 27 3 4 4 4 13 4 18 0 35 0 53 0 8 0 13 0 13-6 0-3-2-7-5-7-15-3-35-28-43-40-4-5-22-30-49-71 35-5 68-21 68-66 0-53-57-72-102-72-41 0-80 0-121 0-8 0-13 0-13 7 0 6 7 6 10 6 22 0 24 3 24 22 0 64 0 129 0 192 0 19-2 22-24 22-3 0-10 0-10 7 0 6 5 6 13 6 35 0 71 0 106 0 6 0 12 0 12-6 0-7-7-7-11-7-22 0-23-3-23-22 0-28 0-57 0-84zM172 124c11-14 12-35 12-52 0-18-3-38-16-54 17 3 55 15 55 54 0 25-12 44-51 52zM97 34c0-8 0-21 24-21 33 0 48 14 48 59 0 50-11 58-72 58 0-32 0-64 0-96zM44 249c3-7 3-18 3-22 0-63 0-128 0-192 0-4 0-14-3-22 14 0 30 0 44 0-4 7-4 14-4 20 0 65 0 129 0 194 0 5 0 15 3 22-14 0-29 0-43 0zM126 143c4 0 5-1 8-1 6 0 14 0 20-1 5 8 47 76 79 108-13 0-25 0-37 0-23-35-46-71-70-106z"><text:p/></draw:path></draw:g></text:span><text:span text:style-name="T44"><text:s/>מתקיים</text:span><text:span text:style-name="T44"><draw:g text:anchor-type="as-char" svg:y="-0.1134in" draw:z-index="86" draw:name="Shape198" draw:style-name="gr1"><svg:title>TexMaths</svg:title><svg:desc>11§display§f(x)h_1(x) = f(x)h_2(x)§svg§600§FALSE§</svg:desc><draw:path draw:style-name="gr2" draw:text-style-name="P5" svg:width="1.4858in" svg:height="0.1358in" svg:x="-0.0004in" svg:y="0.0071in" svg:viewBox="0 0 3775 346" svg:d="M1888 346c-630 0-1259 0-1888 0 0-116 0-230 0-346 1258 0 2517 0 3775 0 0 116 0 230 0 346-629 0-1258 0-1887 0z"><text:p/></draw:path><draw:path draw:style-name="gr3" draw:text-style-name="P6" svg:width="0.0752in" svg:height="0.1374in" svg:x="0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0346in" svg:height="0.1512in" svg:x="0.098in" svg:y="0in" svg:viewBox="0 0 89 385" svg:d="M89 381c0-1 0-1-7-8-48-49-60-122-60-179 0-68 15-136 63-183 4-5 4-5 4-7 0-3-1-4-3-4-5 0-39 26-62 76-20 42-24 85-24 118 0 28 4 75 25 119 23 47 56 72 61 72 2 0 3-1 3-4z"><text:p/></draw:path><draw:path draw:style-name="gr3" draw:text-style-name="P6" svg:width="0.0752in" svg:height="0.0685in" svg:x="0.1465in" svg:y="0.0453in" svg:viewBox="0 0 192 175" svg:d="M118 54c2-10 11-45 38-45 2 0 11 0 19 4-10 2-18 12-18 21 0 7 4 14 15 14 8 0 20-7 20-23 0-19-23-25-36-25-22 0-35 21-41 30-8-26-29-30-41-30-40 0-62 50-62 59 0 5 3 5 4 5 4 0 5-1 6-5 13-40 38-50 52-50 6 0 21 3 21 25 0 12-7 39-21 93-7 24-20 39-38 39-2 0-11 0-18-4 8-2 17-10 17-21s-9-13-14-13c-11 0-21 10-21 22 0 17 19 25 36 25 26 0 40-27 41-30 4 15 19 30 42 30 39 0 61-49 61-59 0-4-3-4-4-4-3 0-4 1-6 4-12 41-38 50-51 50-15 0-21-12-21-25 0-9 2-17 6-34 5-18 9-35 14-53z"><text:p/></draw:path><draw:path draw:style-name="gr3" draw:text-style-name="P6" svg:width="0.0346in" svg:height="0.1512in" svg:x="0.2378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6" svg:width="0.0744in" svg:height="0.1063in" svg:x="0.2961in" svg:y="0.0071in" svg:viewBox="0 0 190 271" svg:d="M90 4c0-1 0-4-5-4-9 0-37 3-47 3-3 1-7 1-7 8 0 6 3 6 9 6 18 0 19 2 19 6 0 2-1 6-1 8-18 74-37 147-56 220-2 6-2 7-2 9 0 9 9 11 12 11 6 0 12-5 14-10 3-10 5-20 7-30 3-11 5-22 9-33 2-9 4-17 6-26 1-2 5-15 5-18 1-3 13-24 26-35 9-6 20-13 38-13 16 0 20 13 20 26 0 21-15 64-24 86-3 9-5 13-5 21 0 19 13 32 32 32 36 0 50-56 50-60 0-3-3-3-4-3-5 0-5 1-6 7-6 20-18 47-39 47-7 0-10-3-10-12 0-10 3-19 8-28 5-15 23-61 23-83 0-26-16-42-44-42-26 0-43 12-58 30 10-41 20-82 30-123z"><text:p/></draw:path><draw:path draw:style-name="gr3" draw:text-style-name="P6" svg:width="0.0386in" svg:height="0.0701in" svg:x="0.387in" svg:y="0.0661in" svg:viewBox="0 0 99 179" svg:d="M62 8c0-8-2-8-8-8-18 17-43 17-54 17 0 3 0 6 0 9 7 0 25 0 40-7 0 46 0 92 0 138 0 9 0 13-28 13-3 0-7 0-10 0 0 3 0 6 0 9 6-1 39-1 49-1 8 0 42 0 48 1 0-3 0-6 0-9-3 0-7 0-10 0-27 0-27-4-27-13 0-50 0-100 0-149z"><text:p/></draw:path><draw:path draw:style-name="gr3" draw:text-style-name="P6" svg:width="0.035in" svg:height="0.1512in" svg:x="0.4591in" svg:y="0in" svg:viewBox="0 0 90 385" svg:d="M90 381c0-1 0-1-6-8-49-49-62-122-62-179 0-68 15-136 63-183 5-5 5-5 5-7 0-3-2-4-4-4-5 0-39 26-62 76-20 42-24 85-24 118 0 28 4 75 25 119 23 47 56 72 61 72 2 0 4-1 4-4z"><text:p/></draw:path><draw:path draw:style-name="gr3" draw:text-style-name="P6" svg:width="0.0752in" svg:height="0.0685in" svg:x="0.5075in" svg:y="0.0453in" svg:viewBox="0 0 192 175" svg:d="M118 54c2-10 11-45 38-45 2 0 11 0 20 4-11 2-19 12-19 21 0 7 5 14 15 14 8 0 20-7 20-23 0-19-23-25-36-25-22 0-35 21-41 30-8-26-29-30-40-30-41 0-63 50-63 59 0 5 3 5 4 5 4 0 5-1 6-5 13-40 38-50 52-50 6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3" draw:text-style-name="P6" svg:width="0.0346in" svg:height="0.1512in" svg:x="0.5988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6" svg:width="0.1004in" svg:height="0.0354in" svg:x="0.7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76in" svg:height="0.1374in" svg:x="0.8594in" svg:y="0.0067in" svg:viewBox="0 0 194 350" svg:d="M122 118c11 0 22 0 33 0 8 0 11 0 11-8 0-4-3-4-10-4-11 0-21 0-32 0 2-16 6-30 8-44 2-8 8-36 10-40 3-8 10-13 17-13 3 0 13 0 19 6-16 2-21 16-21 21 0 9 8 14 15 14 11 0 22-9 22-24 0-17-18-26-35-26-13 0-37 7-48 45-3 8-4 12-13 61-9 0-18 0-27 0-7 0-12 0-12 7 0 5 4 5 11 5 9 0 17 0 26 0-10 50-19 100-29 151-7 37-13 72-34 72-1 0-11 0-19-6 19-1 22-16 22-21 0-9-7-13-14-13-10 0-22 8-22 23 0 17 18 26 33 26 22 0 37-23 44-37 12-25 21-71 22-74 8-40 15-80 23-121z"><text:p/></draw:path><draw:path draw:style-name="gr3" draw:text-style-name="P6" svg:width="0.035in" svg:height="0.1512in" svg:x="0.9575in" svg:y="0in" svg:viewBox="0 0 90 385" svg:d="M90 381c0-1 0-1-6-8-49-49-61-122-61-179 0-68 14-136 62-183 5-5 5-5 5-7 0-3-1-4-4-4-4 0-39 26-61 76-20 42-25 85-25 118 0 28 4 75 26 119 23 47 56 72 60 72 3 0 4-1 4-4z"><text:p/></draw:path><draw:path draw:style-name="gr3" draw:text-style-name="P6" svg:width="0.0752in" svg:height="0.0685in" svg:x="1.0059in" svg:y="0.0453in" svg:viewBox="0 0 192 175" svg:d="M119 54c2-10 11-45 37-45 2 0 12 0 20 4-11 2-19 12-19 21 0 7 5 14 15 14 8 0 20-7 20-23 0-19-22-25-35-25-23 0-36 21-40 30-10-26-31-30-42-30-41 0-63 50-63 59 0 5 4 5 6 5s3-1 4-5c13-40 38-50 52-50 7 0 21 3 21 25 0 12-7 39-21 93-6 24-20 39-37 39-2 0-11 0-19-4 9-2 18-10 18-21s-9-13-14-13c-12 0-22 10-22 22 0 17 20 25 36 25 27 0 40-27 41-30 5 15 19 30 42 30 40 0 62-49 62-59 0-4-4-4-5-4-3 0-4 1-4 4-14 41-40 50-52 50-16 0-21-12-21-25 0-9 2-17 7-34 4-18 8-35 13-53z"><text:p/></draw:path><draw:path draw:style-name="gr3" draw:text-style-name="P6" svg:width="0.035in" svg:height="0.1512in" svg:x="1.0972in" svg:y="0in" svg:viewBox="0 0 90 385" svg:d="M90 194c0-31-4-77-26-121-23-48-56-73-60-73-2 0-4 2-4 4s0 2 8 9c37 38 59 99 59 181 0 64-14 132-62 180-5 6-5 6-5 7 0 2 2 4 4 4 4 0 39-26 61-76 20-41 25-84 25-115z"><text:p/></draw:path><draw:path draw:style-name="gr3" draw:text-style-name="P6" svg:width="0.0744in" svg:height="0.1063in" svg:x="1.1559in" svg:y="0.0071in" svg:viewBox="0 0 190 271" svg:d="M90 4c0-1 0-4-5-4-9 0-38 3-48 3-3 1-7 1-7 8 0 6 4 6 10 6 18 0 18 2 18 6 0 2-1 6-1 8-19 74-37 147-56 220-1 6-1 7-1 9 0 9 8 11 11 11 7 0 12-5 14-10 2-10 6-20 8-30 3-11 5-22 9-33 2-9 4-17 6-26 0-2 4-15 4-18 2-3 13-24 26-35 9-6 21-13 37-13 17 0 21 13 21 26 0 21-14 64-24 86-3 9-4 13-4 21 0 19 13 32 32 32 36 0 50-56 50-60 0-3-4-3-5-3-4 0-4 1-6 7-5 20-17 47-39 47-7 0-9-3-9-12 0-10 3-19 6-28 7-15 25-61 25-83 0-26-16-42-45-42-25 0-43 12-58 30 10-41 21-82 31-123z"><text:p/></draw:path><draw:path draw:style-name="gr3" draw:text-style-name="P6" svg:width="0.0465in" svg:height="0.0701in" svg:x="1.2421in" svg:y="0.0661in" svg:viewBox="0 0 119 179" svg:d="M119 130c-4 0-6 0-9 0-1 5-3 22-7 24-2 2-23 2-27 2-17 0-33 0-50 0 29-25 38-33 54-45 20-16 39-33 39-58 0-33-29-53-63-53s-56 23-56 48c0 14 11 15 14 15 7 0 15-5 15-15 0-4-3-14-17-14 9-19 28-24 40-24 27 0 41 21 41 43 0 23-17 42-26 52-22 21-43 41-65 63-2 3-2 4-2 11 37 0 74 0 111 0 2-16 6-33 8-49z"><text:p/></draw:path><draw:path draw:style-name="gr3" draw:text-style-name="P6" svg:width="0.0346in" svg:height="0.1512in" svg:x="1.3189in" svg:y="0in" svg:viewBox="0 0 89 385" svg:d="M89 381c0-1 0-1-7-8-48-49-60-122-60-179 0-68 14-136 63-183 4-5 4-5 4-7 0-3-1-4-3-4-5 0-40 26-62 76-20 42-24 85-24 118 0 28 3 75 25 119 23 47 56 72 61 72 2 0 3-1 3-4z"><text:p/></draw:path><draw:path draw:style-name="gr3" draw:text-style-name="P6" svg:width="0.0752in" svg:height="0.0685in" svg:x="1.3673in" svg:y="0.0453in" svg:viewBox="0 0 192 175" svg:d="M118 54c2-10 11-45 38-45 1 0 11 0 19 4-11 2-19 12-19 21 0 7 5 14 16 14 7 0 20-7 20-23 0-19-23-25-36-25-22 0-36 21-41 30-9-26-30-30-41-30-40 0-62 50-62 59 0 5 3 5 4 5 4 0 5-1 5-5 13-40 38-50 52-50 7 0 20 3 20 25 0 12-6 39-20 93-6 24-20 39-37 39-2 0-11 0-20-4 10-2 19-10 19-21s-9-13-14-13c-12 0-21 10-21 22 0 17 19 25 36 25 26 0 39-27 41-30 4 15 18 30 41 30 40 0 62-49 62-59 0-4-3-4-5-4-3 0-3 1-5 4-13 41-39 50-51 50-16 0-21-12-21-25 0-9 2-17 6-34 5-18 9-35 14-53z"><text:p/></draw:path><draw:path draw:style-name="gr3" draw:text-style-name="P6" svg:width="0.035in" svg:height="0.1512in" svg:x="1.4583in" svg:y="0in" svg:viewBox="0 0 90 385" svg:d="M90 194c0-31-4-77-25-121-23-48-57-73-61-73-2 0-4 2-4 4s0 2 8 9c37 38 59 99 59 181 0 64-14 132-62 180-5 6-5 6-5 7 0 2 2 4 4 4 4 0 39-26 62-76 20-41 24-84 24-115z"><text:p/></draw:path></draw:g></text:span><text:span text:style-name="T44"> אז נגרר שלכל </text:span><text:span text:style-name="T44"><draw:g text:anchor-type="as-char" svg:y="-0.1035in" draw:z-index="84" draw:name="Shape199" draw:style-name="gr1"><svg:title>TexMaths</svg:title><svg:desc>11§display§x \in \R§svg§600§FALSE§</svg:desc><draw:path draw:style-name="gr2" draw:text-style-name="P5" svg:width="0.3634in" svg:height="0.0933in" svg:x="0.0031in" svg:y="0.0063in" svg:viewBox="0 0 924 238" svg:d="M462 238c-154 0-308 0-462 0 0-79 0-159 0-238 308 0 616 0 924 0 0 79 0 159 0 238-154 0-308 0-462 0z"><text:p/></draw:path><draw:path draw:style-name="gr3" draw:text-style-name="P6" svg:width="0.0752in" svg:height="0.0677in" svg:x="-0.0004in" svg:y="0.0354in" svg:viewBox="0 0 192 173" svg:d="M118 54c3-10 12-45 38-45 2 0 11 0 20 4-11 2-19 12-19 21 0 7 5 14 15 14 8 0 20-7 20-23 0-20-22-25-35-25-23 0-36 21-40 30-10-26-31-30-42-30-41 0-63 49-63 59 0 5 3 2 4 5 4 0 5-1 6-5 13-40 38-50 52-50 7 0 21 3 21 25 0 12-7 38-21 92-7 23-20 39-37 39-2 0-11 0-19-6 9-1 18-9 18-18 0-11-9-15-14-15-12 0-22 10-22 23 0 17 20 24 36 24 27 0 40-26 41-28 4 13 19 28 42 28 39 0 61-48 61-58 0-4-3-4-4-4-3 0-4 2-4 4-14 41-40 50-52 50-16 0-21-11-21-24 0-9 2-17 7-35 4-17 7-35 12-52z"><text:p/></draw:path><draw:path draw:style-name="gr3" draw:text-style-name="P6" svg:width="0.0752in" svg:height="0.087in" svg:x="0.1374in" svg:y="0.0209in" svg:viewBox="0 0 192 222" svg:d="M179 119c7 0 13 0 13-8s-6-8-13-8c-55 0-109 0-164 0 5-51 50-88 104-88 20 0 40 0 60 0 7 0 13 0 13-7 0-8-6-8-13-8-21 0-40 0-61 0-66 0-118 49-118 111 0 60 52 111 118 111 21 0 40 0 61 0 7 0 13 0 13-8s-6-8-13-8c-20 0-40 0-60 0-54 0-99-37-104-87 55 0 109 0 164 0z"><text:p/></draw:path><draw:path draw:style-name="gr3" draw:text-style-name="P6" svg:width="0.1039in" svg:height="0.1028in" svg:x="0.2705in" svg:y="-0.0004in" svg:viewBox="0 0 265 262" svg:d="M97 143c4 0 10 0 14 0 19 28 39 58 57 88 5 6 13 20 18 27 3 4 4 4 13 4 18 0 35 0 53 0 8 0 13 0 13-6 0-3-2-7-5-7-15-3-35-28-43-40-4-5-22-30-49-71 35-5 68-21 68-66 0-53-57-72-102-72-41 0-80 0-121 0-8 0-13 0-13 7 0 6 7 6 10 6 22 0 24 3 24 22 0 64 0 129 0 192 0 19-2 22-24 22-3 0-10 0-10 7 0 6 5 6 13 6 35 0 71 0 106 0 6 0 12 0 12-6 0-7-7-7-11-7-22 0-23-3-23-22 0-28 0-57 0-84zM172 124c11-14 12-35 12-52 0-18-3-38-16-54 17 3 55 15 55 54 0 25-12 44-51 52zM97 34c0-8 0-21 24-21 33 0 48 14 48 59 0 50-11 58-72 58 0-32 0-64 0-96zM44 249c3-7 3-18 3-22 0-63 0-128 0-192 0-4 0-14-3-22 14 0 30 0 44 0-4 7-4 14-4 20 0 65 0 129 0 194 0 5 0 15 3 22-14 0-29 0-43 0zM126 143c4 0 5-1 8-1 6 0 14 0 20-1 5 8 47 76 79 108-13 0-25 0-37 0-23-35-46-71-70-106z"><text:p/></draw:path></draw:g></text:span><text:span text:style-name="T44"><text:s/>מתקיים </text:span><text:span text:style-name="T44"><draw:g text:anchor-type="as-char" svg:y="-0.1134in" draw:z-index="83" draw:name="Shape200" draw:style-name="gr1"><svg:title>TexMaths</svg:title><svg:desc>11§display§g(x)h_1(x) = f(x)h_2(x)§svg§600§FALSE§</svg:desc><draw:path draw:style-name="gr2" draw:text-style-name="P5" svg:width="1.4736in" svg:height="0.1354in" svg:x="0.0051in" svg:y="0.0071in" svg:viewBox="0 0 3744 345" svg:d="M0 0c1248 0 2496 0 3744 0 0 115 0 230 0 345-1248 0-2496 0-3744 0 0-115 0-230 0-345z"><text:p/></draw:path><draw:path draw:style-name="gr3" draw:text-style-name="P6" svg:width="0.0697in" svg:height="0.0972in" svg:x="-0.0004in" svg:y="0.0453in" svg:viewBox="0 0 178 248" svg:d="M176 25c1-3 2-4 2-7 0-7-5-10-12-10-3 0-14 2-15 16-7-14-21-24-37-24-44 0-91 54-91 109 0 39 23 62 51 62 23 0 42-19 45-23v1c-8 34-12 48-12 49-2 3-15 42-56 42-7 0-20-1-31-4 12-4 16-14 16-20 0-7-4-13-15-13-8 0-21 6-21 22 0 15 14 23 52 23 48 0 76-30 81-53 14-56 29-114 43-170zM127 121c-3 10-11 20-20 27-8 6-20 14-32 14-19 0-24-20-24-35 0-19 11-65 21-84 11-20 27-35 44-35 25 0 30 32 30 34 0 1-1 3-1 5-6 25-12 49-18 74z"><text:p/></draw:path><draw:path draw:style-name="gr3" draw:text-style-name="P6" svg:width="0.035in" svg:height="0.1508in" svg:x="0.0906in" svg:y="0in" svg:viewBox="0 0 90 384" svg:d="M90 380c0-1 0-1-6-8-49-48-62-121-62-179 0-67 15-135 63-183 5-4 5-4 5-7 0-2-2-3-4-3-5 0-39 26-62 75-20 43-24 86-24 118 0 28 4 76 25 119 23 47 56 72 61 72 2 0 4-1 4-4z"><text:p/></draw:path><draw:path draw:style-name="gr3" draw:text-style-name="P6" svg:width="0.0756in" svg:height="0.0681in" svg:x="0.139in" svg:y="0.0453in" svg:viewBox="0 0 193 174" svg:d="M118 54c2-10 11-46 38-46 2 0 11 0 20 5-11 2-19 12-19 21 0 7 5 13 15 13 8 0 21-6 21-22 0-19-24-25-37-25-22 0-35 20-40 29-9-26-30-29-42-29-40 0-62 50-62 59 0 4 3 4 5 4 3 0 4-1 5-5 13-40 39-50 52-50 6 0 21 4 21 26 0 12-7 38-21 92-7 24-20 40-38 40-2 0-11 0-18-5 10-2 17-10 17-21 0-10-7-13-14-13-11 0-21 10-21 22 0 17 20 25 36 25 26 0 40-26 41-29 4 15 19 29 42 29 39 0 61-50 61-59 0-4-3-4-4-4-3 0-4 1-5 5-13 40-39 50-51 50-15 0-22-13-22-25 0-9 2-18 7-34 4-18 8-35 13-53z"><text:p/></draw:path><draw:path draw:style-name="gr3" draw:text-style-name="P6" svg:width="0.0346in" svg:height="0.1508in" svg:x="0.2307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6" svg:width="0.074in" svg:height="0.1059in" svg:x="0.2894in" svg:y="0.0071in" svg:viewBox="0 0 189 270" svg:d="M89 3c-1-1 0-3-4-3-10 0-38 2-48 3-3 0-7 1-7 8 0 4 3 4 9 4 18 0 19 4 19 7 0 2-1 6-1 8-18 73-37 147-56 221-1 6-1 6-1 9 0 9 8 10 11 10 6 0 12-5 14-10 3-9 5-19 7-29 3-11 5-23 9-35 2-8 4-15 6-24 1-2 5-16 5-18 1-3 13-25 26-35 9-7 21-14 38-14 16 0 20 13 20 27 0 21-15 62-24 85-3 9-5 14-5 22 0 18 14 31 32 31 36 0 50-56 50-60 0-3-3-3-4-3-5 0-5 1-6 7-6 21-18 48-39 48-7 0-10-4-10-13 0-10 4-19 8-28 5-16 23-60 23-83 0-25-16-41-44-41-25 0-43 12-58 30 10-42 20-83 30-124z"><text:p/></draw:path><draw:path draw:style-name="gr3" draw:text-style-name="P6" svg:width="0.0382in" svg:height="0.0701in" svg:x="0.3803in" svg:y="0.0661in" svg:viewBox="0 0 98 179" svg:d="M61 8c0-7 0-8-8-8-18 18-42 18-53 18 0 3 0 6 0 10 6 0 24 0 39-8 0 45 0 91 0 137 0 9 0 13-27 13-3 0-8 0-11 0 0 3 0 6 0 9 6 0 39-1 49-1 8 0 42 1 48 1 0-3 0-6 0-9-3 0-7 0-10 0-27 0-27-4-27-13 0-50 0-100 0-149z"><text:p/></draw:path><draw:path draw:style-name="gr3" draw:text-style-name="P6" svg:width="0.035in" svg:height="0.1508in" svg:x="0.452in" svg:y="0in" svg:viewBox="0 0 90 384" svg:d="M90 380c0-1 0-1-6-8-49-48-61-121-61-179 0-67 14-135 62-183 5-4 5-4 5-7 0-2-2-3-4-3-3 0-39 26-62 75-20 43-24 86-24 118 0 28 4 76 25 119 23 47 58 72 61 72 2 0 4-1 4-4z"><text:p/></draw:path><draw:path draw:style-name="gr3" draw:text-style-name="P6" svg:width="0.0756in" svg:height="0.0681in" svg:x="0.5004in" svg:y="0.0453in" svg:viewBox="0 0 193 174" svg:d="M118 54c2-10 12-46 38-46 2 0 11 0 20 5-11 2-19 12-19 21 0 7 5 13 15 13 8 0 21-6 21-22 0-19-24-25-36-25-23 0-36 20-40 29-10-26-31-29-42-29-41 0-63 50-63 59 0 4 3 3 5 4 3 0 4-1 5-5 13-40 39-50 52-50 7 0 21 4 21 26 0 12-7 38-21 92-7 24-20 40-37 40-3 0-12 0-19-5 10-2 18-10 18-21 0-10-8-13-14-13-12 0-22 10-22 22 0 17 20 25 36 25 26 0 40-26 41-29 4 15 19 29 42 29 39 0 61-50 61-59 0-4-3-4-4-4-3 0-4 1-4 5-14 40-40 50-52 50-15 0-22-13-22-25 0-9 3-18 7-34 4-18 8-35 13-53z"><text:p/></draw:path><draw:path draw:style-name="gr3" draw:text-style-name="P6" svg:width="0.0346in" svg:height="0.1508in" svg:x="0.5917in" svg:y="0in" svg:viewBox="0 0 89 384" svg:d="M89 193c0-30-3-77-25-120-23-48-56-73-61-73-2 0-3 1-3 3 0 3 0 3 8 10 37 38 59 99 59 180 0 65-14 132-63 181-4 5-4 5-4 6 0 3 1 4 3 4 5 0 40-26 62-75 20-43 24-85 24-116z"><text:p/></draw:path><draw:path draw:style-name="gr3" draw:text-style-name="P6" svg:width="0.1004in" svg:height="0.035in" svg:x="0.6933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756in" svg:height="0.137in" svg:x="0.8531in" svg:y="0.0071in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4 72-1 0-11 0-18-7 18-1 21-15 21-21 0-9-6-14-14-14-10 0-21 9-21 24 0 17 17 26 32 26 22 0 37-22 44-37 12-25 21-71 22-74 8-40 15-81 23-120z"><text:p/></draw:path><draw:path draw:style-name="gr3" draw:text-style-name="P6" svg:width="0.0346in" svg:height="0.1508in" svg:x="0.9508in" svg:y="0in" svg:viewBox="0 0 89 384" svg:d="M89 380c0-1 0-1-6-8-49-48-61-121-61-179 0-67 14-135 63-183 4-4 4-4 4-7 0-2-1-3-3-3-5 0-40 26-62 75-20 43-24 86-24 118 0 28 3 76 25 119 23 47 56 72 61 72 2 0 3-1 3-4z"><text:p/></draw:path><draw:path draw:style-name="gr3" draw:text-style-name="P6" svg:width="0.0756in" svg:height="0.0681in" svg:x="0.9992in" svg:y="0.0453in" svg:viewBox="0 0 193 174" svg:d="M118 54c2-10 11-46 38-46 1 0 11 0 19 5-11 2-19 12-19 21 0 7 5 13 16 13 7 0 21-6 21-22 0-19-24-25-37-25-22 0-36 20-40 29-10-26-31-29-42-29-40 0-62 50-62 59 0 4 3 4 5 4 3 0 4-1 4-5 13-40 38-50 52-50 7 0 21 4 21 26 0 12-7 38-21 92-6 24-20 40-37 40-2 0-11 0-19-5 9-2 18-10 18-21 0-10-9-13-14-13-12 0-21 10-21 22 0 17 19 25 36 25 26 0 40-26 41-29 4 15 18 29 42 29 39 0 61-50 61-59 0-4-3-4-4-4-4 0-4 1-5 5-14 40-40 50-52 50-14 0-21-13-21-25 0-9 2-18 7-34 4-18 8-35 13-53z"><text:p/></draw:path><draw:path draw:style-name="gr3" draw:text-style-name="P6" svg:width="0.035in" svg:height="0.1508in" svg:x="1.0902in" svg:y="0in" svg:viewBox="0 0 90 384" svg:d="M90 193c0-30-4-77-25-120-23-48-57-73-61-73-2 0-4 1-4 3 0 3 0 3 8 10 37 38 59 99 59 180 0 65-14 132-61 181-6 5-6 5-6 6 0 3 2 4 4 4 4 0 39-26 62-75 20-43 24-85 24-116z"><text:p/></draw:path><draw:path draw:style-name="gr3" draw:text-style-name="P6" svg:width="0.0744in" svg:height="0.1059in" svg:x="1.1492in" svg:y="0.0071in" svg:viewBox="0 0 190 270" svg:d="M90 3c-2-1 0-3-5-3-9 0-38 2-48 3-2 0-6 1-6 8 0 4 3 4 9 4 18 0 19 4 19 7 0 2-1 6-1 8-18 73-37 147-56 221-2 6-2 6-2 9 0 9 8 10 11 10 7 0 13-5 14-10 3-9 6-19 8-29 3-11 6-23 9-35 2-8 4-15 6-24 2-2 4-16 5-18 1-3 13-25 26-35 8-7 20-14 37-14 16 0 20 13 20 27 0 21-14 62-24 85-2 9-4 14-4 22 0 18 13 31 32 31 36 0 50-56 50-60 0-3-3-3-4-3-4 0-4 1-7 7-5 21-17 48-39 48-7 0-9-4-9-13 0-10 3-19 7-28 6-16 24-60 24-83 0-25-16-41-45-41-25 0-43 12-58 30 10-42 21-83 31-124z"><text:p/></draw:path><draw:path draw:style-name="gr3" draw:text-style-name="P6" svg:width="0.0469in" svg:height="0.0701in" svg:x="1.2354in" svg:y="0.0661in" svg:viewBox="0 0 120 179" svg:d="M120 130c-3 0-7 0-10 0-1 7-3 22-7 25-2 1-23 1-27 1-17 0-33 0-50 0 29-25 39-32 54-45 21-15 40-33 40-58 0-33-29-53-64-53-33 0-56 24-56 48 0 15 11 16 14 16 7 0 15-5 15-14 0-6-3-15-17-15 9-18 28-25 40-25 27 0 42 21 42 43 0 23-18 42-26 52-22 21-44 41-66 63-2 4-2 4-2 11 37 0 74 0 111 0 3-16 6-33 9-49z"><text:p/></draw:path><draw:path draw:style-name="gr3" draw:text-style-name="P6" svg:width="0.0346in" svg:height="0.1508in" svg:x="1.3122in" svg:y="0in" svg:viewBox="0 0 89 384" svg:d="M89 380c0-1 0-1-6-8-49-48-61-121-61-179 0-67 15-135 63-183 4-4 4-4 4-7 0-2-1-3-3-3-5 0-39 26-62 75-20 43-24 86-24 118 0 28 4 76 25 119 23 47 56 72 61 72 2 0 3-1 3-4z"><text:p/></draw:path><draw:path draw:style-name="gr3" draw:text-style-name="P6" svg:width="0.0756in" svg:height="0.0681in" svg:x="1.3606in" svg:y="0.0453in" svg:viewBox="0 0 193 174" svg:d="M118 54c2-10 11-46 38-46 2 0 11 0 19 5-10 2-19 12-19 21 0 7 5 13 16 13 8 0 21-6 21-22 0-19-24-25-37-25-22 0-36 20-40 29-10-26-31-29-42-29-40 0-62 50-62 59 0 4 3 4 5 4 3 0 4-1 5-5 12-40 39-50 52-50 6 0 21 4 21 26 0 12-7 38-21 92-7 24-20 40-38 40-2 0-11 0-18-5 8-2 17-10 17-21 0-10-9-13-14-13-11 0-21 10-21 22 0 17 19 25 36 25 26 0 40-26 41-29 4 15 19 29 42 29 39 0 61-50 61-59 0-4-3-4-4-4-3 0-4 1-5 5-13 40-39 50-52 50-14 0-21-13-21-25 0-9 2-18 7-34 4-18 8-35 13-53z"><text:p/></draw:path><draw:path draw:style-name="gr3" draw:text-style-name="P6" svg:width="0.035in" svg:height="0.1508in" svg:x="1.4516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44">. נתבונן בפונקציות </text:span><text:span text:style-name="T44"><draw:g text:anchor-type="as-char" svg:y="-0.1047in" draw:z-index="82" draw:name="Shape201" draw:style-name="gr1"><svg:title>TexMaths</svg:title><svg:desc>11§display§h_1, h_2§svg§600§FALSE§</svg:desc><draw:path draw:style-name="gr2" draw:text-style-name="P5" svg:width="0.3484in" svg:height="0.1177in" svg:x="-0.0004in" svg:y="0.0075in" svg:viewBox="0 0 886 300" svg:d="M0 0c295 0 591 0 886 0 0 100 0 201 0 300-295 0-591 0-886 0 0-99 0-200 0-300z"><text:p/></draw:path><draw:path draw:style-name="gr3" draw:text-style-name="P6" svg:width="0.0744in" svg:height="0.1059in" svg:x="0in" svg:y="0in" svg:viewBox="0 0 190 270" svg:d="M90 4c-2-1 0-4-5-4-9 0-38 3-48 4-2 0-6 0-6 8 0 4 3 4 9 4 18 0 19 3 19 7 0 2-1 6-1 8-18 73-37 147-56 220-2 6-2 6-2 8 0 9 8 11 11 11 7 0 13-5 14-10 3-10 6-20 8-30 3-11 6-22 9-34 2-8 4-17 6-25 2-2 4-14 5-16 1-5 13-26 26-37 8-5 20-13 37-13 16 0 21 13 21 28 0 21-15 61-25 84-2 9-4 13-4 21 0 19 13 32 32 32 36 0 50-56 50-59 0-4-4-4-5-4-3 0-3 1-6 7-5 21-17 47-39 47-7 0-9-3-9-12 0-10 3-19 7-27 6-17 24-62 24-84 0-25-16-41-45-41-25 0-43 12-58 29 10-40 21-81 31-122z"><text:p/></draw:path><draw:path draw:style-name="gr3" draw:text-style-name="P6" svg:width="0.0382in" svg:height="0.0697in" svg:x="0.0909in" svg:y="0.0575in" svg:viewBox="0 0 98 178" svg:d="M62 8c0-8-1-8-9-8-18 16-42 18-53 18 0 3 0 5 0 8 7 0 24 0 40-6 0 45 0 91 0 137 0 9 0 12-28 12-3 0-6 0-10 0 0 2 0 5 0 9 5 0 38-1 48-1 8 0 42 1 48 1 0-4 0-7 0-9-3 0-7 0-10 0-26 0-26-3-26-12 0-51 0-100 0-149z"><text:p/></draw:path><draw:path draw:style-name="gr3" draw:text-style-name="P6" svg:width="0.0173in" svg:height="0.0449in" svg:x="0.161in" svg:y="0.0882in" svg:viewBox="0 0 45 115" svg:d="M45 41c0-26-10-41-25-41-12 0-20 10-20 21 0 10 8 20 20 20 5 0 10-2 14-5 1-1 1-1 2-1 0 2 0 0 0 6 0 28-13 51-26 64-4 4-4 5-4 6 0 3 2 4 4 4 4 0 35-29 35-74z"><text:p/></draw:path><draw:path draw:style-name="gr3" draw:text-style-name="P6" svg:width="0.074in" svg:height="0.1059in" svg:x="0.2232in" svg:y="0in" svg:viewBox="0 0 189 270" svg:d="M89 4c-1-1 0-4-4-4-9 0-38 3-48 4-3 0-7 0-7 8 0 4 4 4 10 4 18 0 18 3 18 7 0 2-1 6-1 8-18 73-37 147-56 220-1 6-1 6-1 8 0 9 8 11 11 11 7 0 12-5 14-10 3-10 6-20 8-30 3-11 6-22 9-34 2-8 4-17 6-25 0-2 4-14 4-16 1-5 13-26 26-37 9-5 21-13 38-13 16 0 21 13 21 28 0 21-15 61-25 84-3 9-4 13-4 21 0 19 13 32 31 32 36 0 50-56 50-59 0-4-3-4-4-4-3 0-3 1-6 7-5 21-18 47-39 47-7 0-9-3-9-12 0-10 3-19 7-27 6-17 23-62 23-84 0-25-16-41-44-41-25 0-43 12-58 29 10-40 20-81 30-122z"><text:p/></draw:path><draw:path draw:style-name="gr3" draw:text-style-name="P6" svg:width="0.0469in" svg:height="0.0697in" svg:x="0.3091in" svg:y="0.0575in" svg:viewBox="0 0 120 178" svg:d="M120 129c-3 0-6 0-9 0-1 7-4 22-8 26-2 1-23 1-26 1-16 0-33 0-49 0 28-26 37-33 53-45 20-17 39-33 39-58 0-33-29-53-63-53s-57 23-57 48c0 13 12 16 14 16 7 0 15-6 15-15 0-5-1-14-16-14 9-20 27-25 40-25 26 0 41 21 41 43 0 23-17 41-26 51-22 21-43 42-65 64-3 2-3 3-3 10 37 0 75 0 112 0 2-16 6-32 8-49z"><text:p/></draw:path></draw:g></text:span><text:span text:style-name="T44"><text:s/>המוגדרות באופן הבא: </text:span></text:p>
      <text:p text:style-name="P7"><draw:g text:anchor-type="as-char" svg:y="-0.228in" draw:z-index="74" draw:name="Shape202" draw:style-name="gr1"><svg:title>TexMaths</svg:title><svg:desc>11§latex§h_1 = \lambda x \in \R.
\begin{cases}
  1 &amp;\case x = \tilde{x} \\
  x &amp;\other
\end{cases}, 
h_2 = \lambda x \in \R.
\begin{cases}
  2 &amp;\case x = \tilde{x} \\
  x &amp;\other
\end{cases}§svg§600§FALSE§</svg:desc><draw:path draw:style-name="gr2" draw:text-style-name="P5" svg:width="3.6382in" svg:height="0.4394in" svg:x="0.0028in" svg:y="0.0071in" svg:viewBox="0 0 9242 1117" svg:d="M4621 1117c-1541 0-3081 0-4621 0 0-373 0-744 0-1117 3080 0 6161 0 9242 0 0 373 0 744 0 1117-1540 0-3081 0-4621 0z"><text:p/></draw:path><draw:path draw:style-name="gr3" draw:text-style-name="P6" svg:width="0.0764in" svg:height="0.1047in" svg:x="-0.0004in" svg:y="0.1598in" svg:viewBox="0 0 195 267" svg:d="M31 238c0 18-5 18-31 18 0 3 0 7 0 11 14 0 34-1 44-1s31 1 44 1c0-4 0-8 0-11-26 0-31 0-31-18 0-24 0-47 0-71 0-40 28-61 53-61 24 0 29 20 29 42 0 30 0 60 0 90 0 18-5 18-31 18 0 3 0 7 0 11 13 0 33-1 44-1 10 0 30 1 43 1 0-4 0-8 0-11-20 0-30 0-30-12 0-25 0-49 0-74 0-33 0-45-12-59-6-7-19-14-41-14-32 0-49 23-56 38 0-45 0-90 0-135-19 1-37 3-56 4 0 5 0 8 0 12 28 0 31 3 31 21 0 67 0 134 0 201z"><text:p/></draw:path><draw:path draw:style-name="gr3" draw:text-style-name="P6" svg:width="0.0386in" svg:height="0.0701in" svg:x="0.0909in" svg:y="0.2177in" svg:viewBox="0 0 99 179" svg:d="M62 8c0-8-1-8-9-8-17 16-42 18-53 18 0 3 0 6 0 9 7 0 24 0 40-7 0 46 0 91 0 137 0 9 0 12-28 12-3 0-6 0-10 0 0 4 0 7 0 10 5 0 39-1 49-1 7 0 41 1 48 1 0-3 0-6 0-10-3 0-8 0-11 0-26 0-26-3-26-12 0-49 0-100 0-149z"><text:p/></draw:path><draw:path draw:style-name="gr3" draw:text-style-name="P6" svg:width="0.1008in" svg:height="0.035in" svg:x="0.1984in" svg:y="0.2098in" svg:viewBox="0 0 257 90" svg:d="M244 15c6 0 13 0 13-7 0-8-7-8-12-8-77 0-155 0-232 0-5 0-13 0-13 8 0 7 8 7 13 7 77 0 154 0 231 0zM245 90c5 0 12 0 12-8 0-7-7-7-13-7-77 0-154 0-231 0-5 0-13 0-13 7 0 8 8 8 13 8 77 0 155 0 232 0z"><text:p/></draw:path><draw:path draw:style-name="gr3" draw:text-style-name="P6" svg:width="0.0748in" svg:height="0.1071in" svg:x="0.3587in" svg:y="0.1598in" svg:viewBox="0 0 191 273" svg:d="M118 155c16 41 34 99 40 109 7 7 10 7 21 7 3 0 6 0 8 0 4 0 4-2 4-3s0-2-2-3c-3-5-5-11-9-19-26-72-51-146-78-219-8-23-29-27-47-27-2 0-7 0-7 4s3 4 4 4c12 2 15 4 25 30 12 36 25 71 37 106-35 35-71 70-106 105-6 5-8 7-8 13s6 11 12 11 10-5 12-8c31-38 63-74 94-110z"><text:p/></draw:path><draw:path draw:style-name="gr3" draw:text-style-name="P6" svg:width="0.0756in" svg:height="0.0685in" svg:x="0.4441in" svg:y="0.198in" svg:viewBox="0 0 193 175" svg:d="M118 54c2-10 11-45 38-45 2 0 11 0 19 5-10 1-18 11-18 21 0 6 4 13 15 13 8 0 21-7 21-23 0-20-24-25-37-25-22 0-36 21-40 30-10-26-30-30-42-30-40 0-62 51-62 59 0 5 3 5 5 5 3 0 4-1 5-5 12-40 39-50 52-50 6 0 21 3 21 26 0 11-7 38-21 91-7 25-20 41-38 41-2 0-11 0-18-5 8-3 17-10 17-21 0-10-9-14-14-14-11 0-21 10-21 22 0 18 19 26 36 26 26 0 40-27 41-29 4 14 19 29 42 29 39 0 61-50 61-60 0-3-3-3-4-3-3 0-4 1-5 4-13 41-39 51-52 51-14 0-21-13-21-26 0-8 2-17 7-33 4-18 8-37 13-54z"><text:p/></draw:path><draw:path draw:style-name="gr3" draw:text-style-name="P6" svg:width="0.076in" svg:height="0.0874in" svg:x="0.5815in" svg:y="0.1835in" svg:viewBox="0 0 194 223" svg:d="M180 120c7 0 14 0 14-8s-7-8-14-8c-55 0-108 0-163 0 4-51 48-89 103-89 20 0 41 0 60 0 7 0 14 0 14-7 0-8-7-8-14-8-20 0-40 0-61 0-66 0-119 51-119 112 0 62 53 111 119 111 21 0 41 0 61 0 7 0 14 0 14-8 0-7-7-7-14-7-19 0-40 0-60 0-55 0-99-37-103-88 55 0 108 0 163 0z"><text:p/></draw:path><draw:path draw:style-name="gr3" draw:text-style-name="P6" svg:width="0.1039in" svg:height="0.1035in" svg:x="0.715in" svg:y="0.1618in" svg:viewBox="0 0 265 264" svg:d="M97 143c4 0 10 0 14 0 20 30 39 59 58 90 4 5 14 21 17 26s4 5 13 5c18 0 35 0 53 0 8 0 13 0 13-7 0-3-2-5-5-6-15-4-33-29-43-41-2-4-22-30-48-72 35-5 68-20 68-65 0-54-58-73-103-73-40 0-80 0-121 0-7 0-13 0-13 7 0 6 7 6 10 6 22 0 24 3 24 22 0 65 0 129 0 194 0 19-2 22-24 22-3 0-10 0-10 6 0 7 6 7 13 7 35 0 71 0 106 0 6 0 12 0 12-7 0-6-7-6-10-6-22 0-24-4-24-22 0-29 0-58 0-86zM172 124c11-14 12-35 12-51 0-19-2-39-15-55 16 3 54 15 54 55 0 24-12 43-51 51zM97 34c0-8 0-21 24-21 33 0 50 14 50 60 0 49-13 57-74 57 0-32 0-64 0-96zM44 251c3-7 3-18 3-21 0-65 0-130 0-195 0-4 0-14-3-22 14 0 30 0 44 0-4 7-4 14-4 20 0 66 0 131 0 197 0 3 0 14 3 21-14 0-29 0-43 0zM127 143c3 0 4 0 7 0 6 0 15-1 20-2 6 10 47 78 80 110-12 0-25 0-37 0-23-37-47-72-70-108z"><text:p/></draw:path><draw:path draw:style-name="gr3" draw:text-style-name="P6" svg:width="0.0157in" svg:height="0.0157in" svg:x="0.8354in" svg:y="0.248in" svg:viewBox="0 0 41 41" svg:d="M41 21c0-11-9-21-20-21-12 0-21 10-21 21s9 20 21 20c11 0 20-9 20-20z"><text:p/></draw:path><draw:path draw:style-name="gr3" draw:text-style-name="P6" svg:width="0.078in" svg:height="0.4547in" svg:x="0.9122in" svg:y="0in" svg:viewBox="0 0 199 1156" svg:d="M118 719c0-42-29-107-96-140 42-23 91-68 96-139 0-2 0-3 0-3 0-90 0-179 0-268 0-31 0-38 3-53 8-30 26-69 75-97 3-3 3-3 3-10 0-8 0-9-9-9-6 0-7 0-17 7-87 48-93 120-93 134 0 91 0 182 0 274 0 28 0 59-19 94-18 32-39 48-55 59-6 3-6 3-6 10 0 8 0 8 3 10 33 20 69 55 76 118 1 8 1 8 1 13 0 99 0 198 0 296 0 31 20 96 95 136 9 5 10 5 15 5 9 0 9-1 9-9 0-7 0-7-1-8-18-10-68-41-78-108-2-10-2-11-2-16 0-98 0-197 0-296z"><text:p/></draw:path><draw:path draw:style-name="gr3" draw:text-style-name="P6" svg:width="0.05in" svg:height="0.1008in" svg:x="1.026in" svg:y="0.0598in" svg:viewBox="0 0 128 257" svg:d="M79 10c0-9 0-10-9-10-23 25-57 25-70 25 0 5 0 8 0 12 8 0 31 0 51-10 0 66 0 133 0 199 0 15-1 19-36 19-4 0-8 0-13 0 0 3 0 8 0 12 15-1 48-1 63-1s49 0 63 1c0-4 0-9 0-12-5 0-8 0-12 0-36 0-37-4-37-19 0-72 0-144 0-216z"><text:p/></draw:path><draw:path draw:style-name="gr3" draw:text-style-name="P6" svg:width="0.0323in" svg:height="0.1012in" svg:x="1.2571in" svg:y="0.0598in" svg:viewBox="0 0 83 258" svg:d="M56 88c-19 1-36 3-55 4 0 5 0 8 0 12 25 0 29 3 29 21 0 34 0 70 0 104 0 17-4 17-30 17 0 3 0 8 0 12 12 0 33-1 43-1 13 0 26 1 40 1 0-4 0-9 0-12-26 0-27-2-27-16 0-48 0-95 0-142zM57 21c0-12-10-21-21-21-12 0-19 11-19 21s7 20 19 20c11 0 21-8 21-20z"><text:p/></draw:path><draw:path draw:style-name="gr3" draw:text-style-name="P6" svg:width="0.0484in" svg:height="0.1063in" svg:x="1.2992in" svg:y="0.0543in" svg:viewBox="0 0 124 271" svg:d="M54 106c0-16 0-30 0-46 0-34 19-52 36-52 1 0 7 0 12 3-4 1-11 7-11 16s6 17 17 17 16-8 16-18c0-14-14-26-34-26-27 0-60 20-60 60 0 16 0 30 0 46-10 0-20 0-30 0 0 4 0 7 0 12 10 0 20 0 30 0 0 41 0 82 0 124 0 17-5 17-30 17 0 4 0 8 0 12 15 0 33-1 44-1 15 0 34 0 50 1 0-4 0-8 0-12-4 0-6 0-9 0-29 0-29-4-29-17 0-42 0-83 0-124 14 0 30 0 44 0 0-5 0-8 0-12-15 0-31 0-46 0z"><text:p/></draw:path><draw:path draw:style-name="gr3" draw:text-style-name="P6" svg:width="0.0756in" svg:height="0.0685in" svg:x="1.3961in" svg:y="0.0949in" svg:viewBox="0 0 193 175" svg:d="M118 54c2-10 11-45 38-45 1 0 11 0 19 4-11 2-19 12-19 21 0 7 5 13 16 13 7 0 21-6 21-22 0-20-24-25-37-25-22 0-36 21-40 30-10-27-31-30-42-30-40 0-62 49-62 59 0 4 3 4 5 4 3 0 4 0 4-4 13-41 40-50 52-50 7 0 21 3 21 25 0 12-7 39-21 92-6 23-19 40-37 40-2 0-11 0-18-4 8-3 17-10 17-21s-9-15-14-15c-12 0-21 11-21 23 0 18 19 26 36 26 26 0 40-28 41-30 4 14 18 30 42 30 39 0 61-50 61-60 0-4-3-4-4-4-4 0-4 2-5 4-14 42-39 51-52 51-14 0-21-12-21-25 0-9 2-17 7-34 4-18 8-36 13-53z"><text:p/></draw:path><draw:path draw:style-name="gr3" draw:text-style-name="P6" svg:width="0.1004in" svg:height="0.035in" svg:x="1.5295in" svg:y="0.1063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6" svg:width="0.0504in" svg:height="0.0134in" svg:x="1.7035in" svg:y="0.0598in" svg:viewBox="0 0 129 35" svg:d="M129 5c-2-2-4-3-6-5-11 5-15 18-32 18-8 0-18-6-25-9-10-7-18-9-24-9-14 0-22 8-42 30 2 2 4 3 7 5 11-6 14-19 32-19 8 0 18 7 25 10 10 7 16 9 23 9 15 0 22-8 42-30z"><text:p/></draw:path><draw:path draw:style-name="gr3" draw:text-style-name="P6" svg:width="0.0756in" svg:height="0.0685in" svg:x="1.6858in" svg:y="0.0949in" svg:viewBox="0 0 193 175" svg:d="M118 54c2-10 11-45 38-45 2 0 11 0 20 4-11 2-19 12-19 21 0 7 5 13 15 13 8 0 21-6 21-22 0-20-24-25-37-25-22 0-35 21-39 30-10-27-31-30-42-30-41 0-63 49-63 59 0 4 3 4 5 4 3 0 4 0 5-4 13-41 39-50 52-50 7 0 21 3 21 25 0 12-7 39-21 92-7 23-20 40-38 40-2 0-11 0-18-4 10-3 17-10 17-21s-7-15-14-15c-11 0-21 11-21 23 0 18 20 26 36 26 26 0 40-28 41-30 4 14 19 30 42 30 39 0 61-50 61-60 0-4-3-4-4-4-3 0-4 2-5 4-13 42-39 51-51 51-15 0-22-12-22-25 0-9 2-17 7-34 4-18 8-36 13-53z"><text:p/></draw:path><draw:path draw:style-name="gr3" draw:text-style-name="P6" svg:width="0.0756in" svg:height="0.0685in" svg:x="1.0169in" svg:y="0.313in" svg:viewBox="0 0 193 175" svg:d="M118 54c3-10 12-45 38-45 2 0 11 0 20 5-11 1-19 11-19 21 0 6 5 13 15 13 8 0 21-6 21-23 0-20-22-25-36-25-23 0-36 21-40 30-10-26-31-30-42-30-41 0-63 51-63 59 0 5 3 4 5 5 3 0 4-1 5-5 13-40 39-50 52-50 7 0 21 3 21 26 0 11-7 38-21 91-7 25-20 41-37 41-2 0-12 0-19-5 10-3 18-10 18-21 0-10-8-14-14-14-12 0-22 10-22 22 0 18 20 26 36 26 27 0 40-27 41-29 4 14 19 29 42 29 39 0 61-50 61-60 0-3-3-3-4-3-3 0-4 1-4 4-14 41-40 51-52 51-15 0-21-13-21-26 0-8 2-17 7-33 4-18 7-37 12-54z"><text:p/></draw:path><draw:path draw:style-name="gr3" draw:text-style-name="P6" svg:width="0.0587in" svg:height="0.0693in" svg:x="1.2559in" svg:y="0.3122in" svg:viewBox="0 0 150 177" svg:d="M33 76c2-57 34-67 47-67 40 0 44 51 44 67-30 0-60 0-91 0zM32 84c36 0 71 0 108 0 9 0 10 0 10-8 0-39-21-76-70-76-44 0-80 40-80 88 0 52 41 89 86 89 46 0 64-43 64-50 0-4-4-5-5-5-4 0-4 3-5 5-13 41-49 41-52 41-20 0-35-12-44-26-12-19-12-44-12-58z"><text:p/></draw:path><draw:path draw:style-name="gr3" draw:text-style-name="P6" svg:width="0.0335in" svg:height="0.1047in" svg:x="1.3244in" svg:y="0.2752in" svg:viewBox="0 0 86 267" svg:d="M56 0c-19 1-37 3-56 4 0 5 0 8 0 12 28 0 31 3 31 21 0 67 0 134 0 201 0 18-5 18-31 18 0 3 0 7 0 11 13 0 33-1 43-1s29 1 43 1c0-4 0-8 0-11-25 0-30 0-30-18 0-79 0-159 0-238z"><text:p/></draw:path><draw:path draw:style-name="gr3" draw:text-style-name="P6" svg:width="0.0496in" svg:height="0.0693in" svg:x="1.3669in" svg:y="0.3122in" svg:viewBox="0 0 127 177" svg:d="M67 98c9 2 41 8 41 36 0 20-13 35-44 35-32 0-46-22-54-55-1-5-1-6-6-6-4 0-4 2-4 10 0 16 0 34 0 50 0 7 0 9 4 9 2 0 3 0 9-8 1 0 1-1 8-9 18 17 35 17 43 17 45 0 63-25 63-53 0-21-13-33-17-37-13-12-27-16-44-19-22-4-47-9-47-31 0-14 10-29 43-29 43 0 44 34 45 46 0 4 3 3 4 4 6 0 6-2 6-10 0-13 0-25 0-38 0-7 0-10-5-10-2 0-2 0-7 4-2 3-6 6-7 7-14-11-31-11-36-11-48 0-62 26-62 47 0 15 6 26 17 33 12 10 23 12 50 18z"><text:p/></draw:path><draw:path draw:style-name="gr3" draw:text-style-name="P6" svg:width="0.0587in" svg:height="0.0693in" svg:x="1.4264in" svg:y="0.3122in" svg:viewBox="0 0 150 177" svg:d="M32 76c2-57 35-67 48-67 40 0 43 51 43 67-31 0-60 0-91 0zM32 84c36 0 71 0 108 0 9 0 10 0 10-8 0-39-21-76-70-76-45 0-80 40-80 88 0 52 41 89 85 89 47 0 65-43 65-50 0-4-4-5-6-5-3 0-4 3-5 5-14 41-48 41-52 41-20 0-35-12-44-26-11-19-11-44-11-58z"><text:p/></draw:path><draw:path draw:style-name="gr3" draw:text-style-name="P6" svg:width="0.0173in" svg:height="0.0449in" svg:x="1.8248in" svg:y="0.248in" svg:viewBox="0 0 45 115" svg:d="M45 41c0-26-10-41-25-41-12 0-20 10-20 21 0 10 8 20 20 20 5 0 10-1 14-5 1-1 1-1 1-1 1 0 1 0 1 6 0 28-13 51-26 65-4 4-4 4-4 5 0 3 2 4 4 4 4 0 35-29 35-74z"><text:p/></draw:path><draw:path draw:style-name="gr3" draw:text-style-name="P6" svg:width="0.0744in" svg:height="0.1063in" svg:x="1.8874in" svg:y="0.1598in" svg:viewBox="0 0 190 271" svg:d="M90 4c0-1 0-4-5-4-9 0-38 3-48 3-3 1-7 1-7 8 0 5 4 5 10 5 18 0 18 3 18 7 0 2-1 6-1 8-18 73-37 148-56 222-1 5-1 5-1 7 0 10 8 11 11 11 7 0 12-4 14-9 3-10 6-20 8-30 3-12 6-23 9-34 2-9 4-18 6-27 0-2 4-14 4-16 1-4 13-25 26-36 9-6 21-13 38-13 16 0 20 13 20 27 0 21-14 63-24 86-3 8-4 13-4 22 0 17 13 30 32 30 36 0 50-56 50-59s-4-3-5-3c-3 0-3 1-6 6-5 21-17 49-39 49-7 0-9-5-9-13 0-10 3-19 7-28 6-16 24-63 24-85 0-25-17-41-45-41-25 0-43 12-58 29 10-40 21-81 31-122z"><text:p/></draw:path><draw:path draw:style-name="gr3" draw:text-style-name="P6" svg:width="0.0465in" svg:height="0.0701in" svg:x="1.9736in" svg:y="0.2177in" svg:viewBox="0 0 119 179" svg:d="M119 130c-3 0-6 0-9 0-1 6-3 22-7 25-2 1-23 1-27 1-17 0-33 0-50 0 29-25 38-33 54-45 20-16 39-33 39-58 0-33-29-53-63-53s-56 23-56 48c0 14 11 16 14 16 7 0 15-6 15-15 0-5-3-14-17-14 9-20 28-25 40-25 27 0 42 21 42 43 0 23-18 42-27 51-22 21-43 43-65 64-2 3-2 3-2 11 37 0 74 0 111 0 2-16 6-33 8-49z"><text:p/></draw:path><draw:path draw:style-name="gr3" draw:text-style-name="P6" svg:width="0.1008in" svg:height="0.035in" svg:x="2.0858in" svg:y="0.209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748in" svg:height="0.1071in" svg:x="2.2461in" svg:y="0.1598in" svg:viewBox="0 0 191 273" svg:d="M118 155c15 41 34 99 40 109 6 7 10 7 20 7 4 0 6 0 9 0 4 0 4-2 4-3s-1-2-2-3c-3-5-5-11-9-19-26-72-52-146-79-219-7-23-28-27-46-27-2 0-8 0-8 4s3 3 4 4c13 2 15 4 25 30 12 36 25 71 37 106-35 35-71 70-106 105-5 5-7 7-7 13s6 11 12 11 9-5 12-8c31-38 63-74 94-110z"><text:p/></draw:path><draw:path draw:style-name="gr3" draw:text-style-name="P6" svg:width="0.0756in" svg:height="0.0685in" svg:x="2.3315in" svg:y="0.198in" svg:viewBox="0 0 193 175" svg:d="M118 54c2-10 11-45 38-45 1 0 11 0 19 5-11 1-19 11-19 21 0 6 5 13 16 13 7 0 21-7 21-23 0-20-24-25-37-25-23 0-36 21-40 30-10-26-31-30-42-30-41 0-63 51-63 59 0 5 4 5 6 5s4-1 4-5c13-40 38-50 52-50 7 0 21 3 21 26 0 11-7 38-21 91-6 25-20 41-37 41-2 0-11 0-19-5 9-3 18-10 18-21 0-10-9-14-14-14-12 0-21 10-21 22 0 18 19 26 36 26 26 0 39-27 40-29 5 14 19 29 42 29 40 0 62-50 62-60 0-3-4-3-5-3-3 0-3 1-4 4-14 41-40 51-52 51-16 0-21-13-21-26 0-8 2-17 7-33 4-18 8-37 13-54z"><text:p/></draw:path><draw:path draw:style-name="gr3" draw:text-style-name="P6" svg:width="0.076in" svg:height="0.0874in" svg:x="2.4689in" svg:y="0.1835in" svg:viewBox="0 0 194 223" svg:d="M179 120c7 0 15 0 15-8s-8-8-15-8c-55 0-109 0-164 0 6-51 50-89 105-89 20 0 40 0 59 0 7 0 15 0 15-7 0-8-8-8-15-8-19 0-40 0-60 0-66 0-119 51-119 112 0 62 53 111 119 111 20 0 41 0 60 0 7 0 15 0 15-8 0-7-8-7-15-7-19 0-39 0-59 0-55 0-99-37-105-88 55 0 109 0 164 0z"><text:p/></draw:path><draw:path draw:style-name="gr3" draw:text-style-name="P6" svg:width="0.1043in" svg:height="0.1035in" svg:x="2.602in" svg:y="0.1618in" svg:viewBox="0 0 266 264" svg:d="M98 143c4 0 10 0 14 0 19 30 39 59 57 90 5 5 14 21 18 26 3 5 4 5 13 5 18 0 35 0 53 0 7 0 13 0 13-7 0-3-2-5-6-6-15-4-33-29-42-41-3-4-22-30-49-72 36-5 69-20 69-65 0-54-58-73-103-73-40 0-81 0-122 0-6 0-13 0-13 7 0 6 8 6 11 6 22 0 24 3 24 22 0 65 0 129 0 194 0 19-2 22-24 22-3 0-11 0-11 6 0 7 7 7 13 7 35 0 72 0 107 0 7 0 12 0 12-7 0-6-7-6-11-6-22 0-23-4-23-22 0-29 0-58 0-86zM173 124c11-14 12-35 12-51 0-19-3-39-16-55 17 3 54 15 54 55 0 24-11 43-50 51zM98 34c0-8 0-21 24-21 33 0 49 14 49 60 0 49-13 57-73 57 0-32 0-64 0-96zM45 251c3-7 3-18 3-21 0-65 0-130 0-195 0-4 0-14-3-22 14 0 30 0 44 0-4 7-4 14-4 20 0 66 0 131 0 197 0 3 0 14 2 21-14 0-28 0-42 0zM128 143c2 0 4 0 7 0 6 0 15-1 20-2 6 10 47 78 79 110-12 0-25 0-37 0-23-37-46-72-69-108z"><text:p/></draw:path><draw:path draw:style-name="gr3" draw:text-style-name="P6" svg:width="0.0157in" svg:height="0.0157in" svg:x="2.7228in" svg:y="0.248in" svg:viewBox="0 0 41 41" svg:d="M41 21c0-11-10-21-21-21-12 0-20 10-20 21s9 20 20 20c12 0 21-9 21-20z"><text:p/></draw:path><draw:path draw:style-name="gr3" draw:text-style-name="P6" svg:width="0.0783in" svg:height="0.4547in" svg:x="2.7992in" svg:y="0in" svg:viewBox="0 0 200 1156" svg:d="M119 719c0-42-30-107-97-140 42-23 92-68 97-139 0-2 0-3 0-3 0-90 0-179 0-268 0-31 0-38 3-53 7-30 25-69 75-97 3-3 3-3 3-10 0-8 0-9-9-9-6 0-7 0-18 7-86 48-92 120-92 134 0 91 0 182 0 274 0 28 0 59-19 94-18 32-39 48-55 59-6 3-7 3-7 10 0 8 1 8 3 10 33 20 69 55 77 118 1 8 1 8 1 13 0 99 0 198 0 296 0 31 20 96 94 136 10 5 10 5 16 5 9 0 9-1 9-9 0-7 0-7-2-8-16-10-67-41-77-108-2-10-2-11-2-16 0-98 0-197 0-296z"><text:p/></draw:path><draw:path draw:style-name="gr3" draw:text-style-name="P6" svg:width="0.0606in" svg:height="0.1008in" svg:x="2.9075in" svg:y="0.0598in" svg:viewBox="0 0 155 257" svg:d="M30 227c14-13 27-26 42-39 59-54 83-75 83-113 0-44-35-75-82-75-44 0-73 36-73 70 0 21 20 21 21 21 7 0 20-4 20-20 0-9-7-19-20-19-3 0-4 0-6 0 9-26 30-40 52-40 35 0 53 32 53 63s-20 61-41 85c-25 28-49 55-75 83-4 4-4 5-4 14 48 0 96 0 144 0 3-23 8-45 11-67-3 0-6 0-10 0-2 12-4 29-9 34-2 3-28 3-36 3-23 0-47 0-70 0z"><text:p/></draw:path><draw:path draw:style-name="gr3" draw:text-style-name="P6" svg:width="0.0323in" svg:height="0.1012in" svg:x="3.1445in" svg:y="0.0598in" svg:viewBox="0 0 83 258" svg:d="M55 88c-18 1-36 3-54 4 0 5 0 8 0 12 25 0 29 3 29 21 0 34 0 70 0 104 0 17-5 17-30 17 0 3 0 8 0 12 12 0 33-1 42-1 14 0 27 1 41 1 0-4 0-9 0-12-26 0-28-2-28-16 0-48 0-95 0-142zM57 21c0-12-10-21-21-21-12 0-21 11-21 21s9 20 21 20c11 0 21-8 21-20z"><text:p/></draw:path><draw:path draw:style-name="gr3" draw:text-style-name="P6" svg:width="0.0488in" svg:height="0.1063in" svg:x="3.1862in" svg:y="0.0543in" svg:viewBox="0 0 125 271" svg:d="M55 106c0-16 0-30 0-46 0-34 19-52 35-52 2 0 8 0 13 3-4 1-11 7-11 16s6 17 17 17 16-8 16-18c0-14-14-26-35-26-26 0-59 20-59 60 0 16 0 30 0 46-10 0-21 0-31 0 0 4 0 7 0 12 10 0 21 0 31 0 0 41 0 82 0 124 0 17-5 17-30 17 0 4 0 8 0 12 14 0 33-1 44-1 16 0 33 0 49 1 0-4 0-8 0-12-3 0-6 0-8 0-29 0-30-4-30-17 0-42 0-83 0-124 14 0 30 0 44 0 0-5 0-8 0-12-15 0-30 0-45 0z"><text:p/></draw:path><draw:path draw:style-name="gr3" draw:text-style-name="P6" svg:width="0.0756in" svg:height="0.0685in" svg:x="3.2831in" svg:y="0.0949in" svg:viewBox="0 0 193 175" svg:d="M119 54c2-10 11-45 37-45 2 0 12 0 20 4-11 2-19 12-19 21 0 7 5 13 15 13 8 0 21-6 21-22 0-20-22-25-36-25-23 0-36 21-40 30-10-27-31-30-42-30-41 0-63 49-63 59 0 4 3 3 5 4 3 0 4 0 5-4 13-41 39-50 52-50 7 0 21 3 21 25 0 12-7 39-21 92-6 23-20 40-37 40-2 0-11 0-19-4 10-3 18-10 18-21s-8-15-14-15c-12 0-22 11-22 23 0 18 20 26 36 26 27 0 40-28 41-30 6 14 19 30 42 30 39 0 61-50 61-60 0-4-3-4-4-4-3 0-4 2-4 4-14 42-40 51-52 51-15 0-21-12-21-25 0-9 2-17 7-34 4-18 8-36 13-53z"><text:p/></draw:path><draw:path draw:style-name="gr3" draw:text-style-name="P6" svg:width="0.1008in" svg:height="0.035in" svg:x="3.4165in" svg:y="0.1063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504in" svg:height="0.0134in" svg:x="3.5909in" svg:y="0.0598in" svg:viewBox="0 0 129 35" svg:d="M129 5c-2-2-5-3-7-5-10 5-14 18-31 18-8 0-18-6-25-9-11-7-18-9-24-9-14 0-22 8-42 30 2 2 4 3 7 5 11-6 14-19 32-19 8 0 17 7 24 10 11 7 17 9 24 9 14 0 22-8 42-30z"><text:p/></draw:path><draw:path draw:style-name="gr3" draw:text-style-name="P6" svg:width="0.0756in" svg:height="0.0685in" svg:x="3.5732in" svg:y="0.0949in" svg:viewBox="0 0 193 175" svg:d="M118 54c2-10 11-45 38-45 1 0 11 0 19 4-11 2-19 12-19 21 0 7 5 13 16 13 8 0 21-6 21-22 0-20-24-25-37-25-22 0-36 21-40 30-10-27-31-30-42-30-40 0-62 49-62 59 0 4 3 4 5 4 3 0 4 0 4-4 13-41 40-50 53-50 6 0 21 3 21 25 0 12-7 39-21 92-7 23-20 40-38 40-2 0-11 0-18-4 8-3 17-10 17-21s-9-15-14-15c-11 0-21 11-21 23 0 18 19 26 36 26 26 0 40-28 41-30 4 14 19 30 42 30 39 0 61-50 61-60 0-4-3-4-4-4-4 0-4 2-5 4-14 42-39 51-52 51-14 0-21-12-21-25 0-9 2-17 7-34 4-18 8-36 13-53z"><text:p/></draw:path><draw:path draw:style-name="gr3" draw:text-style-name="P6" svg:width="0.0756in" svg:height="0.0685in" svg:x="2.9043in" svg:y="0.313in" svg:viewBox="0 0 193 175" svg:d="M118 54c2-10 11-45 38-45 2 0 11 0 20 5-11 1-19 11-19 21 0 6 5 13 15 13 8 0 21-6 21-23 0-20-24-25-37-25-22 0-35 21-40 30-9-26-30-30-42-30-40 0-62 51-62 59 0 5 3 5 5 5 3 0 4-1 5-5 13-40 39-50 52-50 6 0 21 3 21 26 0 11-7 38-21 91-7 25-20 41-38 41-2 0-11 0-18-5 10-3 17-10 17-21 0-10-7-14-14-14-11 0-21 10-21 22 0 18 20 26 36 26 26 0 40-27 41-29 4 14 19 29 42 29 39 0 61-50 61-60 0-3-3-3-4-3-3 0-4 1-5 4-13 41-39 51-51 51-15 0-22-13-22-26 0-8 2-17 7-33 4-18 8-37 13-54z"><text:p/></draw:path><draw:path draw:style-name="gr3" draw:text-style-name="P6" svg:width="0.0587in" svg:height="0.0693in" svg:x="3.1437in" svg:y="0.3122in" svg:viewBox="0 0 150 177" svg:d="M32 76c3-57 35-67 48-67 40 0 44 51 44 67-30 0-61 0-92 0zM32 84c36 0 71 0 108 0 9 0 10 0 10-8 0-39-21-76-70-76-45 0-80 40-80 88 0 52 41 89 85 89 47 0 65-43 65-50 0-4-4-5-6-5-3 0-4 3-4 5-15 41-49 41-53 41-19 0-34-12-43-26-12-19-12-44-12-58z"><text:p/></draw:path><draw:path draw:style-name="gr3" draw:text-style-name="P6" svg:width="0.0335in" svg:height="0.1047in" svg:x="3.2118in" svg:y="0.2752in" svg:viewBox="0 0 86 267" svg:d="M55 0c-19 1-36 3-55 4 0 5 0 8 0 12 26 0 30 3 30 21 0 67 0 134 0 201 0 18-5 18-30 18 0 3 0 7 0 11 12 0 33-1 43-1s29 1 43 1c0-4 0-8 0-11-27 0-31 0-31-18 0-79 0-159 0-238z"><text:p/></draw:path><draw:path draw:style-name="gr3" draw:text-style-name="P6" svg:width="0.0496in" svg:height="0.0693in" svg:x="3.2539in" svg:y="0.3122in" svg:viewBox="0 0 127 177" svg:d="M68 98c9 2 40 8 40 36 0 20-13 35-43 35-33 0-46-22-54-55-1-5-1-6-5-6-6 0-6 2-6 10 0 16 0 34 0 50 0 7 0 9 4 9 3 0 3 0 10-8 1 0 1-1 8-9 18 17 34 17 43 17 44 0 62-25 62-53 0-21-11-33-16-37-13-12-28-16-44-19-22-4-48-9-48-31 0-14 10-29 44-29 42 0 44 34 45 46 0 4 3 4 4 4 6 0 6-2 6-10 0-13 0-25 0-38 0-7 0-10-5-10-2 0-3 0-7 4-1 3-6 6-7 7-15-11-31-11-36-11-48 0-63 26-63 47 0 15 7 26 18 33 12 10 23 12 50 18z"><text:p/></draw:path><draw:path draw:style-name="gr3" draw:text-style-name="P6" svg:width="0.0587in" svg:height="0.0693in" svg:x="3.3134in" svg:y="0.3122in" svg:viewBox="0 0 150 177" svg:d="M33 76c2-57 34-67 47-67 41 0 44 51 44 67-30 0-60 0-91 0zM32 84c36 0 73 0 109 0 8 0 9 0 9-8 0-39-21-76-70-76-44 0-80 40-80 88 0 52 41 89 86 89 46 0 64-43 64-50 0-4-4-5-5-5-3 0-4 3-5 5-13 41-49 41-52 41-20 0-35-12-44-26-12-19-12-44-12-58z"><text:p/></draw:path></draw:g></text:p>
      <text:p text:style-name="P54">מההנחה, בפרט עבור <text:span text:style-name="T8"><draw:g text:anchor-type="as-char" svg:y="-0.102in" draw:z-index="77" draw:name="Shape203" draw:style-name="gr1"><svg:title>TexMaths</svg:title><svg:desc>11§display§x = \tilde{x}§svg§600§FALSE§</svg:desc><draw:path draw:style-name="gr2" draw:text-style-name="P5" svg:width="0.3531in" svg:height="0.0862in" svg:x="0.0031in" svg:y="0.0079in" svg:viewBox="0 0 898 220" svg:d="M449 220c-150 0-300 0-449 0 0-73 0-147 0-220 299 0 599 0 898 0 0 73 0 147 0 220-150 0-299 0-449 0z"><text:p/></draw:path><draw:path draw:style-name="gr3" draw:text-style-name="P6" svg:width="0.0752in" svg:height="0.0677in" svg:x="-0.0004in" svg:y="0.0343in" svg:viewBox="0 0 192 173" svg:d="M118 54c3-10 12-45 38-45 2 0 11 0 20 5-11 1-19 11-19 20 0 7 4 14 14 14 9 0 21-7 21-23 0-20-23-25-35-25-23 0-36 21-41 30-9-26-30-30-41-30-41 0-63 49-63 59 0 5 3 2 4 5 4 0 5-1 6-5 13-40 38-50 52-50 7 0 20 3 20 25 0 12-6 38-20 92-7 22-20 39-37 39-2 0-11 0-19-5 9-2 18-11 18-20 0-11-9-14-14-14-12 0-22 11-22 22 0 18 20 25 36 25 27 0 40-27 41-28 4 13 19 28 42 28 39 0 61-48 61-58 0-4-3-4-4-4-4 0-5 2-5 4-13 41-39 50-51 50-16 0-21-13-21-25 0-8 2-16 6-34 5-17 8-35 13-52z"><text:p/></draw:path><draw:path draw:style-name="gr3" draw:text-style-name="P6" svg:width="0.1004in" svg:height="0.0346in" svg:x="0.1331in" svg:y="0.0461in" svg:viewBox="0 0 256 89" svg:d="M243 15c6 0 13 0 13-7 0-8-7-8-12-8-77 0-154 0-231 0-5 0-13 0-13 8 0 7 8 7 13 7 77 0 153 0 230 0zM244 89c5 0 12 0 12-8 0-7-7-7-13-7-77 0-153 0-230 0-5 0-13 0-13 7 0 8 8 8 13 8 77 0 154 0 231 0z"><text:p/></draw:path><draw:path draw:style-name="gr3" draw:text-style-name="P6" svg:width="0.0504in" svg:height="0.0138in" svg:x="0.3063in" svg:y="0in" svg:viewBox="0 0 129 36" svg:d="M129 5c-3-2-4-3-6-5 0 1-15 19-32 19-9 0-18-6-25-10-11-6-18-9-24-9-15 0-22 9-42 30 2 2 4 4 7 6 0-1 14-18 31-18 9 0 18 5 25 9 11 6 17 9 24 9 15 0 22-9 42-31z"><text:p/></draw:path><draw:path draw:style-name="gr3" draw:text-style-name="P6" svg:width="0.0752in" svg:height="0.0677in" svg:x="0.2886in" svg:y="0.0343in" svg:viewBox="0 0 192 173" svg:d="M118 54c2-10 11-45 38-45 2 0 11 0 19 5-10 1-19 11-19 20 0 7 4 14 15 14 9 0 21-7 21-23 0-20-23-25-36-25-22 0-35 21-41 30-8-26-29-30-41-30-40 0-62 49-62 59 0 5 3 5 4 5 4 0 5-1 6-5 13-40 38-50 52-50 6 0 20 3 20 25 0 12-6 38-20 92-7 22-20 39-38 39-2 0-11 0-18-5 9-2 17-11 17-20 0-11-8-14-14-14-11 0-21 11-21 22 0 18 20 25 36 25 26 0 40-27 41-28 4 13 19 28 42 28 39 0 61-48 61-58 0-4-3-4-4-4-4 0-5 2-6 4-12 41-38 50-51 50-15 0-21-13-21-25 0-8 2-16 6-34 5-17 9-35 14-52z"><text:p/></draw:path></draw:g></text:span><text:span text:style-name="T8"><text:s/>מתקיים </text:span><text:span text:style-name="T8"><draw:g text:anchor-type="as-char" svg:y="-0.1134in" draw:z-index="76" draw:name="Shape204" draw:style-name="gr1"><svg:title>TexMaths</svg:title><svg:desc>11§display§g(\tilde{x})h_1(\tilde{x}) = f(\tilde{x})h_2(\tilde{x})§svg§600§FALSE§</svg:desc><draw:path draw:style-name="gr2" draw:text-style-name="P5" svg:width="1.4736in" svg:height="0.1354in" svg:x="0.0051in" svg:y="0.0071in" svg:viewBox="0 0 3744 345" svg:d="M0 0c1248 0 2496 0 3744 0 0 115 0 230 0 345-1248 0-2496 0-3744 0 0-115 0-230 0-345z"><text:p/></draw:path><draw:path draw:style-name="gr3" draw:text-style-name="P6" svg:width="0.0697in" svg:height="0.0972in" svg:x="-0.0004in" svg:y="0.0453in" svg:viewBox="0 0 178 248" svg:d="M176 25c1-3 2-4 2-7 0-7-5-10-12-10-3 0-14 2-15 16-7-14-21-24-37-24-44 0-91 54-91 109 0 39 23 62 51 62 23 0 42-19 45-23v1c-8 34-12 48-12 49-2 3-15 42-56 42-7 0-20-1-31-4 12-4 16-14 16-20 0-7-4-13-15-13-8 0-21 6-21 22 0 15 14 23 52 23 48 0 76-30 81-53 14-56 29-114 43-170zM127 121c-3 10-11 20-20 27-8 6-20 14-32 14-19 0-24-20-24-35 0-19 11-65 21-84 11-20 27-35 44-35 25 0 30 32 30 34 0 1-1 3-1 5-6 25-12 49-18 74z"><text:p/></draw:path><draw:path draw:style-name="gr3" draw:text-style-name="P6" svg:width="0.035in" svg:height="0.1508in" svg:x="0.0906in" svg:y="0in" svg:viewBox="0 0 90 384" svg:d="M90 380c0-1 0-1-6-8-49-48-62-121-62-179 0-67 15-135 63-183 5-4 5-4 5-7 0-2-2-3-4-3-5 0-39 26-62 75-20 43-24 86-24 118 0 28 4 76 25 119 23 47 56 72 61 72 2 0 4-1 4-4z"><text:p/></draw:path><draw:path draw:style-name="gr3" draw:text-style-name="P6" svg:width="0.0504in" svg:height="0.0134in" svg:x="0.1571in" svg:y="0.0126in" svg:viewBox="0 0 129 35" svg:d="M129 6c-2-3-4-4-6-6-11 6-15 18-32 18-8 0-18-6-25-9-10-7-18-9-24-9-14 0-22 8-42 30 2 2 4 3 7 5 11-6 14-18 32-18 8 0 18 6 25 9 10 7 16 9 23 9 15 0 22-7 42-29z"><text:p/></draw:path><draw:path draw:style-name="gr3" draw:text-style-name="P6" svg:width="0.0756in" svg:height="0.0681in" svg:x="0.139in" svg:y="0.0453in" svg:viewBox="0 0 193 174" svg:d="M118 54c2-10 11-46 38-46 2 0 11 0 20 5-11 2-19 12-19 21 0 7 5 13 15 13 8 0 21-6 21-22 0-19-24-25-37-25-22 0-35 20-40 29-9-26-30-29-42-29-40 0-62 50-62 59 0 4 3 4 5 4 3 0 4-1 5-5 13-40 39-50 52-50 6 0 21 4 21 26 0 12-7 38-21 92-7 24-20 40-38 40-2 0-11 0-18-5 10-2 17-10 17-21 0-10-7-13-14-13-11 0-21 10-21 22 0 17 20 25 36 25 26 0 40-26 41-29 4 15 19 29 42 29 39 0 61-50 61-59 0-4-3-4-4-4-3 0-4 1-5 5-13 40-39 50-51 50-15 0-22-13-22-25 0-9 2-18 7-34 4-18 8-35 13-53z"><text:p/></draw:path><draw:path draw:style-name="gr3" draw:text-style-name="P6" svg:width="0.0346in" svg:height="0.1508in" svg:x="0.2307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6" svg:width="0.074in" svg:height="0.1059in" svg:x="0.2894in" svg:y="0.0071in" svg:viewBox="0 0 189 270" svg:d="M89 3c-1-1 0-3-4-3-10 0-38 2-48 3-3 0-7 1-7 8 0 4 3 4 9 4 18 0 19 4 19 7 0 2-1 6-1 8-18 73-37 147-56 221-1 6-1 6-1 9 0 9 8 10 11 10 6 0 12-5 14-10 3-9 5-19 7-29 3-11 5-23 9-35 2-8 4-15 6-24 1-2 5-16 5-18 1-3 13-25 26-35 9-7 21-14 38-14 16 0 20 13 20 27 0 21-15 62-24 85-3 9-5 14-5 22 0 18 14 31 32 31 36 0 50-56 50-60 0-3-3-3-4-3-5 0-5 1-6 7-6 21-18 48-39 48-7 0-10-4-10-13 0-10 4-19 8-28 5-16 23-60 23-83 0-25-16-41-44-41-25 0-43 12-58 30 10-42 20-83 30-124z"><text:p/></draw:path><draw:path draw:style-name="gr3" draw:text-style-name="P6" svg:width="0.0382in" svg:height="0.0701in" svg:x="0.3803in" svg:y="0.0661in" svg:viewBox="0 0 98 179" svg:d="M61 8c0-7 0-8-8-8-18 18-42 18-53 18 0 3 0 6 0 10 6 0 24 0 39-8 0 45 0 91 0 137 0 9 0 13-27 13-3 0-8 0-11 0 0 3 0 6 0 9 6 0 39-1 49-1 8 0 42 1 48 1 0-3 0-6 0-9-3 0-7 0-10 0-27 0-27-4-27-13 0-50 0-100 0-149z"><text:p/></draw:path><draw:path draw:style-name="gr3" draw:text-style-name="P6" svg:width="0.035in" svg:height="0.1508in" svg:x="0.452in" svg:y="0in" svg:viewBox="0 0 90 384" svg:d="M90 380c0-1 0-1-6-8-49-48-61-121-61-179 0-67 14-135 62-183 5-4 5-4 5-7 0-2-2-3-4-3-3 0-39 26-62 75-20 43-24 86-24 118 0 28 4 76 25 119 23 47 58 72 61 72 2 0 4-1 4-4z"><text:p/></draw:path><draw:path draw:style-name="gr3" draw:text-style-name="P6" svg:width="0.0504in" svg:height="0.0134in" svg:x="0.5185in" svg:y="0.0126in" svg:viewBox="0 0 129 35" svg:d="M129 6c-2-3-5-4-7-6-11 6-14 18-32 18-9 0-18-6-25-9-10-7-18-9-24-9-15 0-22 8-41 30 2 2 3 3 6 5 11-6 14-18 31-18 9 0 19 6 26 9 10 7 17 9 24 9 14 0 22-7 42-29z"><text:p/></draw:path><draw:path draw:style-name="gr3" draw:text-style-name="P6" svg:width="0.0756in" svg:height="0.0681in" svg:x="0.5004in" svg:y="0.0453in" svg:viewBox="0 0 193 174" svg:d="M118 54c2-10 12-46 38-46 2 0 11 0 20 5-11 2-19 12-19 21 0 7 5 13 15 13 8 0 21-6 21-22 0-19-24-25-36-25-23 0-36 20-40 29-10-26-31-29-42-29-41 0-63 50-63 59 0 4 3 3 5 4 3 0 4-1 5-5 13-40 39-50 52-50 7 0 21 4 21 26 0 12-7 38-21 92-7 24-20 40-37 40-3 0-12 0-19-5 10-2 18-10 18-21 0-10-8-13-14-13-12 0-22 10-22 22 0 17 20 25 36 25 26 0 40-26 41-29 4 15 19 29 42 29 39 0 61-50 61-59 0-4-3-4-4-4-3 0-4 1-4 5-14 40-40 50-52 50-15 0-22-13-22-25 0-9 3-18 7-34 4-18 8-35 13-53z"><text:p/></draw:path><draw:path draw:style-name="gr3" draw:text-style-name="P6" svg:width="0.0346in" svg:height="0.1508in" svg:x="0.5917in" svg:y="0in" svg:viewBox="0 0 89 384" svg:d="M89 193c0-30-3-77-25-120-23-48-56-73-61-73-2 0-3 1-3 3 0 3 0 3 8 10 37 38 59 99 59 180 0 65-14 132-63 181-4 5-4 5-4 6 0 3 1 4 3 4 5 0 40-26 62-75 20-43 24-85 24-116z"><text:p/></draw:path><draw:path draw:style-name="gr3" draw:text-style-name="P6" svg:width="0.1004in" svg:height="0.035in" svg:x="0.6933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756in" svg:height="0.137in" svg:x="0.8531in" svg:y="0.0071in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4 72-1 0-11 0-18-7 18-1 21-15 21-21 0-9-6-14-14-14-10 0-21 9-21 24 0 17 17 26 32 26 22 0 37-22 44-37 12-25 21-71 22-74 8-40 15-81 23-120z"><text:p/></draw:path><draw:path draw:style-name="gr3" draw:text-style-name="P6" svg:width="0.0346in" svg:height="0.1508in" svg:x="0.9508in" svg:y="0in" svg:viewBox="0 0 89 384" svg:d="M89 380c0-1 0-1-6-8-49-48-61-121-61-179 0-67 14-135 63-183 4-4 4-4 4-7 0-2-1-3-3-3-5 0-40 26-62 75-20 43-24 86-24 118 0 28 3 76 25 119 23 47 56 72 61 72 2 0 3-1 3-4z"><text:p/></draw:path><draw:path draw:style-name="gr3" draw:text-style-name="P6" svg:width="0.0504in" svg:height="0.0134in" svg:x="1.0173in" svg:y="0.0126in" svg:viewBox="0 0 129 35" svg:d="M129 6c-2-3-5-4-7-6-10 6-14 18-31 18-10 0-18-6-25-9-11-7-18-9-24-9-14 0-22 8-42 30 2 2 4 3 7 5 10-6 14-18 30-18 9 0 19 6 26 9 11 7 17 9 24 9 14 0 22-7 42-29z"><text:p/></draw:path><draw:path draw:style-name="gr3" draw:text-style-name="P6" svg:width="0.0756in" svg:height="0.0681in" svg:x="0.9992in" svg:y="0.0453in" svg:viewBox="0 0 193 174" svg:d="M118 54c2-10 11-46 38-46 1 0 11 0 19 5-11 2-19 12-19 21 0 7 5 13 16 13 7 0 21-6 21-22 0-19-24-25-37-25-22 0-36 20-40 29-10-26-31-29-42-29-40 0-62 50-62 59 0 4 3 4 5 4 3 0 4-1 4-5 13-40 38-50 52-50 7 0 21 4 21 26 0 12-7 38-21 92-6 24-20 40-37 40-2 0-11 0-19-5 9-2 18-10 18-21 0-10-9-13-14-13-12 0-21 10-21 22 0 17 19 25 36 25 26 0 40-26 41-29 4 15 18 29 42 29 39 0 61-50 61-59 0-4-3-4-4-4-4 0-4 1-5 5-14 40-40 50-52 50-14 0-21-13-21-25 0-9 2-18 7-34 4-18 8-35 13-53z"><text:p/></draw:path><draw:path draw:style-name="gr3" draw:text-style-name="P6" svg:width="0.035in" svg:height="0.1508in" svg:x="1.0902in" svg:y="0in" svg:viewBox="0 0 90 384" svg:d="M90 193c0-30-4-77-25-120-23-48-57-73-61-73-2 0-4 1-4 3 0 3 0 3 8 10 37 38 59 99 59 180 0 65-14 132-61 181-6 5-6 5-6 6 0 3 2 4 4 4 4 0 39-26 62-75 20-43 24-85 24-116z"><text:p/></draw:path><draw:path draw:style-name="gr3" draw:text-style-name="P6" svg:width="0.0744in" svg:height="0.1059in" svg:x="1.1492in" svg:y="0.0071in" svg:viewBox="0 0 190 270" svg:d="M90 3c-2-1 0-3-5-3-9 0-38 2-48 3-2 0-6 1-6 8 0 4 3 4 9 4 18 0 19 4 19 7 0 2-1 6-1 8-18 73-37 147-56 221-2 6-2 6-2 9 0 9 8 10 11 10 7 0 13-5 14-10 3-9 6-19 8-29 3-11 6-23 9-35 2-8 4-15 6-24 2-2 4-16 5-18 1-3 13-25 26-35 8-7 20-14 37-14 16 0 20 13 20 27 0 21-14 62-24 85-2 9-4 14-4 22 0 18 13 31 32 31 36 0 50-56 50-60 0-3-3-3-4-3-4 0-4 1-7 7-5 21-17 48-39 48-7 0-9-4-9-13 0-10 3-19 7-28 6-16 24-60 24-83 0-25-16-41-45-41-25 0-43 12-58 30 10-42 21-83 31-124z"><text:p/></draw:path><draw:path draw:style-name="gr3" draw:text-style-name="P6" svg:width="0.0469in" svg:height="0.0701in" svg:x="1.2354in" svg:y="0.0661in" svg:viewBox="0 0 120 179" svg:d="M120 130c-3 0-7 0-10 0-1 7-3 22-7 25-2 1-23 1-27 1-17 0-33 0-50 0 29-25 39-32 54-45 21-15 40-33 40-58 0-33-29-53-64-53-33 0-56 24-56 48 0 15 11 16 14 16 7 0 15-5 15-14 0-6-3-15-17-15 9-18 28-25 40-25 27 0 42 21 42 43 0 23-18 42-26 52-22 21-44 41-66 63-2 4-2 4-2 11 37 0 74 0 111 0 3-16 6-33 9-49z"><text:p/></draw:path><draw:path draw:style-name="gr3" draw:text-style-name="P6" svg:width="0.0346in" svg:height="0.1508in" svg:x="1.3122in" svg:y="0in" svg:viewBox="0 0 89 384" svg:d="M89 380c0-1 0-1-6-8-49-48-61-121-61-179 0-67 15-135 63-183 4-4 4-4 4-7 0-2-1-3-3-3-5 0-39 26-62 75-20 43-24 86-24 118 0 28 4 76 25 119 23 47 56 72 61 72 2 0 3-1 3-4z"><text:p/></draw:path><draw:path draw:style-name="gr3" draw:text-style-name="P6" svg:width="0.0504in" svg:height="0.0134in" svg:x="1.3783in" svg:y="0.0126in" svg:viewBox="0 0 129 35" svg:d="M129 6c-2-3-4-4-6-6-11 6-15 18-32 18-8 0-18-6-25-9-11-7-18-9-24-9-14 0-22 8-42 30 2 2 4 3 7 5 11-6 14-18 32-18 8 0 17 6 24 9 11 7 17 9 24 9 15 0 22-7 42-29z"><text:p/></draw:path><draw:path draw:style-name="gr3" draw:text-style-name="P6" svg:width="0.0756in" svg:height="0.0681in" svg:x="1.3606in" svg:y="0.0453in" svg:viewBox="0 0 193 174" svg:d="M118 54c2-10 11-46 38-46 2 0 11 0 19 5-10 2-19 12-19 21 0 7 5 13 16 13 8 0 21-6 21-22 0-19-24-25-37-25-22 0-36 20-40 29-10-26-31-29-42-29-40 0-62 50-62 59 0 4 3 4 5 4 3 0 4-1 5-5 12-40 39-50 52-50 6 0 21 4 21 26 0 12-7 38-21 92-7 24-20 40-38 40-2 0-11 0-18-5 8-2 17-10 17-21 0-10-9-13-14-13-11 0-21 10-21 22 0 17 19 25 36 25 26 0 40-26 41-29 4 15 19 29 42 29 39 0 61-50 61-59 0-4-3-4-4-4-3 0-4 1-5 5-13 40-39 50-52 50-14 0-21-13-21-25 0-9 2-18 7-34 4-18 8-35 13-53z"><text:p/></draw:path><draw:path draw:style-name="gr3" draw:text-style-name="P6" svg:width="0.035in" svg:height="0.1508in" svg:x="1.4516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8"><text:s/>ולכן </text:span><text:span text:style-name="T8"><draw:g text:anchor-type="as-char" svg:y="-0.1134in" draw:z-index="75" draw:name="Shape205" draw:style-name="gr1"><svg:title>TexMaths</svg:title><svg:desc>11§display§2f(\tilde{x}) = 1g(\tilde{x})§svg§600§FALSE§</svg:desc><draw:path draw:style-name="gr2" draw:text-style-name="P5" svg:width="0.9028in" svg:height="0.1358in" svg:x="-0.0004in" svg:y="0.0071in" svg:viewBox="0 0 2294 346" svg:d="M1147 346c-383 0-764 0-1147 0 0-116 0-230 0-346 764 0 1530 0 2294 0 0 116 0 230 0 346-382 0-765 0-1147 0z"><text:p/></draw:path><draw:path draw:style-name="gr3" draw:text-style-name="P6" svg:width="0.0602in" svg:height="0.1in" svg:x="-0.0004in" svg:y="0.013in" svg:viewBox="0 0 154 255" svg:d="M30 226c13-14 27-26 40-39 61-53 84-74 84-112 0-44-35-75-83-75-42 0-71 35-71 69 0 22 19 22 20 22 6 0 21-4 21-21 0-9-8-19-21-19-4 0-4 0-6 0 10-26 31-39 53-39 35 0 52 31 52 63 0 31-20 60-41 85-24 27-49 54-74 81-4 5-4 6-4 14 47 0 96 0 143 0 3-22 8-44 11-66-3 0-7 0-10 0-2 12-4 28-9 33-2 4-27 4-36 4-23 0-46 0-69 0z"><text:p/></draw:path><draw:path draw:style-name="gr3" draw:text-style-name="P6" svg:width="0.076in" svg:height="0.1374in" svg:x="0.076in" svg:y="0.0067in" svg:viewBox="0 0 194 350" svg:d="M122 118c11 0 22 0 33 0 8 0 12 0 12-8 0-4-4-4-11-4-11 0-21 0-32 0 2-16 6-30 8-44 2-8 8-36 10-40 3-8 10-13 17-13 3 0 13 0 19 6-16 2-21 16-21 21 0 9 8 14 15 14 11 0 22-9 22-24 0-17-18-26-35-26-13 0-37 7-48 45-3 8-4 12-13 61-9 0-18 0-27 0-7 0-12 0-12 7 0 5 4 5 11 5 9 0 17 0 26 0-10 50-19 100-29 151-7 37-13 72-34 72-1 0-11 0-19-6 19-1 22-16 22-21 0-9-7-13-14-13-10 0-22 8-22 23 0 17 18 26 33 26 22 0 37-23 44-37 12-25 21-71 22-74 8-40 15-80 23-121z"><text:p/></draw:path><draw:path draw:style-name="gr3" draw:text-style-name="P6" svg:width="0.035in" svg:height="0.1512in" svg:x="0.1736in" svg:y="0in" svg:viewBox="0 0 90 385" svg:d="M90 381c0-1 0-1-6-8-49-49-61-122-61-180 0-67 14-135 62-182 5-5 5-5 5-7 0-3-1-4-4-4-4 0-39 26-61 76-20 42-25 85-25 117 0 29 4 76 26 120 23 47 56 72 60 72 3 0 4-1 4-4z"><text:p/></draw:path><draw:path draw:style-name="gr3" draw:text-style-name="P6" svg:width="0.0504in" svg:height="0.0138in" svg:x="0.2406in" svg:y="0.0126in" svg:viewBox="0 0 129 36" svg:d="M129 6c-3-3-5-4-7-6-11 7-14 19-32 19-9 0-19-6-25-10-10-7-17-9-23-9-16 0-22 9-42 30 2 2 3 4 5 6 0-1 16-18 32-18 9 0 19 5 26 8 11 7 17 10 24 10 14 0 22-8 42-30z"><text:p/></draw:path><draw:path draw:style-name="gr3" draw:text-style-name="P6" svg:width="0.0752in" svg:height="0.0685in" svg:x="0.222in" svg:y="0.0453in" svg:viewBox="0 0 192 175" svg:d="M119 54c2-10 11-45 37-45 2 0 12 0 20 4-11 2-19 12-19 21 0 7 5 14 15 14 8 0 20-7 20-23 0-19-22-25-35-25-23 0-36 21-40 30-10-26-31-30-42-30-41 0-63 50-63 59 0 5 4 5 6 5s3-1 4-5c13-40 38-50 52-50 7 0 21 3 21 25 0 12-7 39-21 93-6 24-20 39-37 39-2 0-11 0-19-4 9-2 18-10 18-21s-9-13-14-13c-12 0-22 10-22 22 0 17 20 25 36 25 27 0 40-27 41-30 5 15 19 30 42 30 40 0 62-49 62-59 0-4-4-4-5-4-3 0-4 1-4 4-14 41-40 50-52 50-16 0-21-12-21-25 0-9 2-17 7-34 4-18 8-35 13-53z"><text:p/></draw:path><draw:path draw:style-name="gr3" draw:text-style-name="P6" svg:width="0.035in" svg:height="0.1512in" svg:x="0.3138in" svg:y="0in" svg:viewBox="0 0 90 385" svg:d="M90 193c0-30-4-76-26-120-23-48-56-73-60-73-3 0-4 2-4 4s0 2 8 9c37 38 59 99 59 180 0 65-14 133-62 181-5 6-5 6-5 7 0 2 1 4 4 4 4 0 39-26 61-76 20-41 25-84 25-116z"><text:p/></draw:path><draw:path draw:style-name="gr3" draw:text-style-name="P6" svg:width="0.1008in" svg:height="0.0354in" svg:x="0.415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5in" svg:height="0.1in" svg:x="0.5799in" svg:y="0.013in" svg:viewBox="0 0 128 255" svg:d="M79 10c0-10 0-10-9-10-24 24-57 24-70 24 0 5 0 8 0 12 8 0 31 0 51-10 0 66 0 133 0 199 0 14-2 18-36 18-4 0-8 0-13 0 0 5 0 9 0 12 14-1 47-1 63-1 15 0 49 0 63 1 0-3 0-7 0-12-5 0-8 0-13 0-35 0-36-4-36-18 0-72 0-144 0-215z"><text:p/></draw:path><draw:path draw:style-name="gr3" draw:text-style-name="P6" svg:width="0.0693in" svg:height="0.0976in" svg:x="0.6449in" svg:y="0.0453in" svg:viewBox="0 0 177 249" svg:d="M176 25c1-2 1-4 1-6 0-7-4-11-11-11-3 0-14 3-15 16-8-14-21-24-37-24-44 0-92 54-92 110 0 38 24 61 52 61 23 0 40-18 45-22-8 34-8 33-12 50-3 5-16 41-56 41-8 0-20 0-31-3 11-4 15-13 15-20s-4-13-14-13c-9 0-21 6-21 22 0 15 14 23 52 23 48 0 76-30 81-52 14-57 29-114 43-172zM125 121c-2 10-11 20-18 28-9 6-21 13-32 13-19 0-26-20-26-35 0-19 11-64 22-84 10-19 28-34 43-34 26 0 31 31 31 33s0 4-1 5c-7 25-12 49-19 74z"><text:p/></draw:path><draw:path draw:style-name="gr3" draw:text-style-name="P6" svg:width="0.0346in" svg:height="0.1512in" svg:x="0.7358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6" svg:width="0.0504in" svg:height="0.0138in" svg:x="0.802in" svg:y="0.0126in" svg:viewBox="0 0 129 36" svg:d="M129 6c-3-3-5-4-7-6-10 7-14 19-31 19-10 0-18-6-25-10-11-7-18-9-24-9-15 0-22 9-42 30 2 2 4 4 7 6 0-1 14-18 30-18 9 0 19 5 26 8 11 7 17 10 24 10 14 0 22-8 42-30z"><text:p/></draw:path><draw:path draw:style-name="gr3" draw:text-style-name="P6" svg:width="0.0752in" svg:height="0.0685in" svg:x="0.7843in" svg:y="0.0453in" svg:viewBox="0 0 192 175" svg:d="M118 54c2-10 11-45 38-45 1 0 11 0 19 4-11 2-19 12-19 21 0 7 5 14 16 14 7 0 20-7 20-23 0-19-23-25-36-25-22 0-36 21-41 30-9-26-30-30-41-30-40 0-62 50-62 59 0 5 3 5 4 5 4 0 5-1 5-5 13-40 38-50 52-50 7 0 20 3 20 25 0 12-6 39-20 93-6 24-20 39-37 39-2 0-11 0-20-4 10-2 19-10 19-21s-9-13-14-13c-12 0-21 10-21 22 0 17 19 25 36 25 26 0 40-27 41-30 4 15 18 30 42 30 39 0 61-49 61-59 0-4-3-4-4-4-4 0-4 1-6 4-13 41-39 50-51 50-15 0-21-12-21-25 0-9 2-17 6-34 5-18 9-35 14-53z"><text:p/></draw:path><draw:path draw:style-name="gr3" draw:text-style-name="P6" svg:width="0.035in" svg:height="0.1512in" svg:x="0.8752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8">. ידוע </text:span><text:span text:style-name="T8"><draw:g text:anchor-type="as-char" svg:y="-0.1134in" draw:z-index="73" draw:name="Shape206" draw:style-name="gr1"><svg:title>TexMaths</svg:title><svg:desc>11§display§f(\tilde{x}) = 0§svg§600§FALSE§</svg:desc><draw:path draw:style-name="gr2" draw:text-style-name="P5" svg:width="0.5531in" svg:height="0.1358in" svg:x="-0.0004in" svg:y="0.0071in" svg:viewBox="0 0 1406 346" svg:d="M703 346c-234 0-469 0-703 0 0-116 0-230 0-346 469 0 937 0 1406 0 0 116 0 230 0 346-235 0-469 0-703 0z"><text:p/></draw:path><draw:path draw:style-name="gr3" draw:text-style-name="P6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" svg:width="0.0346in" svg:height="0.1512in" svg:x="0.098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6" svg:width="0.0504in" svg:height="0.0138in" svg:x="0.1642in" svg:y="0.0126in" svg:viewBox="0 0 129 36" svg:d="M129 6c-2-3-5-4-7-6-10 7-14 19-31 19-8 0-18-6-25-10-11-7-18-9-24-9-14 0-22 9-42 30 2 2 4 4 7 6 0-1 14-18 30-18 10 0 19 5 26 8 11 7 17 10 24 10 14 0 22-8 42-30z"><text:p/></draw:path><draw:path draw:style-name="gr3" draw:text-style-name="P6" svg:width="0.0756in" svg:height="0.0685in" svg:x="0.1465in" svg:y="0.0453in" svg:viewBox="0 0 193 175" svg:d="M118 54c2-10 11-45 38-45 1 0 11 0 19 4-11 2-19 12-19 21 0 7 5 14 16 14 7 0 21-7 21-23 0-19-23-25-37-25-22 0-36 21-40 30-10-26-31-30-42-30-40 0-62 50-62 59 0 5 3 5 5 5 3 0 4-1 4-5 13-40 40-50 52-50 7 0 21 3 21 25 0 12-7 39-21 93-6 24-19 39-37 39-2 0-11 0-18-4 8-2 17-10 17-21s-9-13-14-13c-11 0-21 10-21 22 0 17 19 25 36 25 26 0 40-27 41-30 4 15 19 30 42 30 40 0 62-49 62-59 0-4-4-4-5-4-4 0-4 1-5 4-14 41-39 50-52 50-14 0-21-12-21-25 0-9 2-17 7-34 4-18 8-35 13-53z"><text:p/></draw:path><draw:path draw:style-name="gr3" draw:text-style-name="P6" svg:width="0.035in" svg:height="0.1512in" svg:x="0.2378in" svg:y="0in" svg:viewBox="0 0 90 385" svg:d="M90 193c0-30-4-76-25-120-23-48-57-73-61-73-2 0-4 2-4 4s0 2 8 9c37 38 59 99 59 180 0 65-14 133-61 181-6 6-6 6-6 7 0 2 2 4 4 4 4 0 39-26 62-76 20-41 24-84 24-116z"><text:p/></draw:path><draw:path draw:style-name="gr3" draw:text-style-name="P6" svg:width="0.1012in" svg:height="0.0354in" svg:x="0.3386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6" svg:width="0.0638in" svg:height="0.1035in" svg:x="0.4969in" svg:y="0.013in" svg:viewBox="0 0 163 264" svg:d="M163 133c0-31-2-61-15-90-18-37-50-43-67-43-23 0-51 10-67 45-12 28-14 57-14 88 0 29 1 64 18 92 16 32 44 39 63 39 21 0 50-7 68-45 12-25 14-55 14-86zM81 255c-15 0-38-9-45-46-4-22-4-58-4-80 0-26 0-51 3-72 8-45 37-49 46-49 13 0 38 7 46 45 4 22 4 52 4 76 0 28 0 55-4 79-7 36-29 47-46 47z"><text:p/></draw:path></draw:g></text:span><text:span text:style-name="T8"><text:s/>וסה"כ </text:span><text:span text:style-name="T8"><draw:g text:anchor-type="as-char" svg:y="-0.1134in" draw:z-index="72" draw:name="Shape207" draw:style-name="gr1"><svg:title>TexMaths</svg:title><svg:desc>11§display§0 = 2 \cdot 0 = g(\tilde{x})§svg§600§FALSE§</svg:desc><draw:path draw:style-name="gr2" draw:text-style-name="P5" svg:width="0.9953in" svg:height="0.1358in" svg:x="0.0016in" svg:y="0.0071in" svg:viewBox="0 0 2529 346" svg:d="M1266 346c-423 0-844 0-1266 0 0-116 0-230 0-346 843 0 1686 0 2529 0 0 116 0 230 0 346-421 0-842 0-1263 0z"><text:p/></draw:path><draw:path draw:style-name="gr3" draw:text-style-name="P6" svg:width="0.0638in" svg:height="0.1035in" svg:x="-0.0004in" svg:y="0.013in" svg:viewBox="0 0 163 264" svg:d="M163 133c0-31-2-61-16-90-17-37-49-43-66-43-23 0-51 10-67 45-12 28-14 57-14 88 0 29 1 64 18 92 16 32 44 39 63 39 21 0 50-7 67-45 13-25 15-55 15-86zM81 255c-15 0-38-9-45-46-4-22-4-58-4-80 0-26 0-51 3-72 8-45 36-49 46-49 12 0 38 7 45 45 5 22 5 52 5 76 0 28 0 55-5 79-5 36-27 47-45 47z"><text:p/></draw:path><draw:path draw:style-name="gr3" draw:text-style-name="P6" svg:width="0.1008in" svg:height="0.0354in" svg:x="0.1205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602in" svg:height="0.1in" svg:x="0.2803in" svg:y="0.013in" svg:viewBox="0 0 154 255" svg:d="M30 226c13-14 27-26 40-39 61-53 84-74 84-112 0-44-35-75-81-75-44 0-73 35-73 69 0 22 19 22 20 22 6 0 21-4 21-21 0-9-8-19-21-19-4 0-4 0-5 0 9-26 30-39 52-39 35 0 52 31 52 63 0 31-20 60-41 85-24 27-49 54-74 81-4 5-4 6-4 14 47 0 96 0 143 0 3-22 8-44 11-66-3 0-7 0-10 0-2 12-4 28-9 33-2 4-27 4-36 4-23 0-46 0-69 0z"><text:p/></draw:path><draw:path draw:style-name="gr3" draw:text-style-name="P6" svg:width="0.0157in" svg:height="0.0157in" svg:x="0.3953in" svg:y="0.0681in" svg:viewBox="0 0 41 41" svg:d="M41 20c0-11-9-20-20-20s-21 8-21 20c0 11 10 21 21 21s20-9 20-21z"><text:p/></draw:path><draw:path draw:style-name="gr3" draw:text-style-name="P6" svg:width="0.0638in" svg:height="0.1035in" svg:x="0.4642in" svg:y="0.013in" svg:viewBox="0 0 163 264" svg:d="M163 133c0-31-2-61-16-90-17-37-49-43-66-43-23 0-50 10-67 45-12 28-14 57-14 88 0 29 2 64 18 92 16 32 45 39 63 39 21 0 51-7 67-45 13-25 15-55 15-86zM81 255c-15 0-37-9-45-46-4-22-4-58-4-80 0-26 0-51 3-72 8-45 36-49 46-49 14 0 39 7 47 45 3 22 3 52 3 76 0 28 0 55-5 79-5 36-27 47-45 47z"><text:p/></draw:path><draw:path draw:style-name="gr3" draw:text-style-name="P6" svg:width="0.1004in" svg:height="0.0354in" svg:x="0.585in" svg:y="0.0571in" svg:viewBox="0 0 256 91" svg:d="M243 17c5 0 13-2 13-9 0-8-8-8-12-8-77 0-155 0-232 0-5 0-12 0-12 8 0 7 7 9 12 9 77 0 154 0 231 0zM244 91c4 0 12 0 12-7 0-9-8-9-13-9-77 0-154 0-231 0-5 0-12 0-12 9 0 7 7 7 12 7 77 0 155 0 232 0z"><text:p/></draw:path><draw:path draw:style-name="gr3" draw:text-style-name="P6" svg:width="0.0693in" svg:height="0.0976in" svg:x="0.739in" svg:y="0.0453in" svg:viewBox="0 0 177 249" svg:d="M176 25c1-2 1-4 1-6 0-7-4-11-11-11-3 0-14 3-15 16-8-14-21-24-37-24-44 0-92 54-92 110 0 38 24 61 52 61 23 0 40-18 45-22-8 34-8 33-12 50-3 5-16 41-56 41-8 0-20 0-31-3 11-4 15-13 15-20s-4-13-14-13c-9 0-21 6-21 22 0 15 14 23 52 23 48 0 76-30 81-52 14-57 29-114 43-172zM125 121c-2 10-11 20-18 28-9 6-21 13-32 13-19 0-26-20-26-35 0-19 11-64 22-84 10-19 28-34 43-34 26 0 31 31 31 33s0 4-1 5c-7 25-12 49-19 74z"><text:p/></draw:path><draw:path draw:style-name="gr3" draw:text-style-name="P6" svg:width="0.0346in" svg:height="0.1512in" svg:x="0.8299in" svg:y="0in" svg:viewBox="0 0 89 385" svg:d="M89 381c0-1 0-1-7-8-48-49-60-122-60-180 0-67 14-135 63-182 4-5 4-5 4-7 0-3-1-4-3-4-5 0-40 26-62 76-20 42-24 85-24 117 0 29 3 76 25 120 23 47 56 72 61 72 2 0 3-1 3-4z"><text:p/></draw:path><draw:path draw:style-name="gr3" draw:text-style-name="P6" svg:width="0.0504in" svg:height="0.0138in" svg:x="0.8961in" svg:y="0.0126in" svg:viewBox="0 0 129 36" svg:d="M129 6c-3-3-5-4-7-6-10 7-14 19-31 19-10 0-18-6-25-10-11-7-18-9-24-9-15 0-22 9-42 30 2 2 4 4 7 6 0-1 14-18 30-18 9 0 19 5 26 8 11 7 17 10 24 10 14 0 22-8 42-30z"><text:p/></draw:path><draw:path draw:style-name="gr3" draw:text-style-name="P6" svg:width="0.0752in" svg:height="0.0685in" svg:x="0.8783in" svg:y="0.0453in" svg:viewBox="0 0 192 175" svg:d="M118 54c2-10 11-45 38-45 1 0 11 0 19 4-11 2-19 12-19 21 0 7 5 14 16 14 7 0 20-7 20-23 0-19-23-25-36-25-22 0-36 21-41 30-9-26-30-30-41-30-40 0-62 50-62 59 0 5 3 5 4 5 4 0 5-1 5-5 13-40 38-50 52-50 7 0 20 3 20 25 0 12-6 39-20 93-6 24-20 39-37 39-2 0-11 0-20-4 10-2 19-10 19-21s-9-13-14-13c-12 0-21 10-21 22 0 17 19 25 36 25 26 0 40-27 41-30 4 15 18 30 42 30 39 0 61-49 61-59 0-4-3-4-4-4-4 0-4 1-6 4-13 41-39 50-51 50-15 0-21-12-21-25 0-9 2-17 6-34 5-18 9-35 14-53z"><text:p/></draw:path><draw:path draw:style-name="gr3" draw:text-style-name="P6" svg:width="0.035in" svg:height="0.1512in" svg:x="0.9693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8"><text:s/>כלומר </text:span><text:span text:style-name="T8"><draw:g text:anchor-type="as-char" svg:y="-0.1134in" draw:z-index="71" draw:name="Shape208" draw:style-name="gr1"><svg:title>TexMaths</svg:title><svg:desc>11§display§g(\tilde{x}) = 0 \land g(\tilde{x}) \neq 0§svg§600§FALSE§</svg:desc><draw:path draw:style-name="gr2" draw:text-style-name="P5" svg:width="1.2713in" svg:height="0.1358in" svg:x="0.0051in" svg:y="0.0071in" svg:viewBox="0 0 3230 346" svg:d="M1616 346c-539 0-1077 0-1616 0 0-116 0-230 0-346 1077 0 2154 0 3230 0 0 116 0 230 0 346-537 0-1076 0-1614 0z"><text:p/></draw:path><draw:path draw:style-name="gr3" draw:text-style-name="P6" svg:width="0.0697in" svg:height="0.0976in" svg:x="-0.0004in" svg:y="0.0453in" svg:viewBox="0 0 178 249" svg:d="M177 25c0-2 1-4 1-6 0-7-4-11-11-11-4 0-14 3-16 16-7-14-20-24-36-24-45 0-92 54-92 110 0 38 23 61 52 61 22 0 40-18 44-22h1c-9 34-9 33-13 50-1 5-15 41-55 41-8 0-21 0-32-3 12-4 16-13 16-20s-4-13-15-13c-8 0-21 6-21 22 0 15 14 23 52 23 48 0 76-30 82-52 14-57 29-114 43-172zM126 121c-2 10-11 20-19 28-8 6-20 13-31 13-20 0-25-20-25-35 0-19 11-64 22-84 9-19 26-34 42-34 26 0 31 31 31 33s-1 4-1 5c-6 25-12 49-19 74z"><text:p/></draw:path><draw:path draw:style-name="gr3" draw:text-style-name="P6" svg:width="0.035in" svg:height="0.1512in" svg:x="0.0906in" svg:y="0in" svg:viewBox="0 0 90 385" svg:d="M90 381c0-1 0-1-6-8-49-49-61-122-61-180 0-67 14-135 62-182 5-5 5-5 5-7 0-3-2-4-4-4-4 0-39 26-62 76-20 42-24 85-24 117 0 29 4 76 25 120 24 47 57 72 61 72 2 0 4-1 4-4z"><text:p/></draw:path><draw:path draw:style-name="gr3" draw:text-style-name="P6" svg:width="0.0504in" svg:height="0.0138in" svg:x="0.1575in" svg:y="0.0126in" svg:viewBox="0 0 129 36" svg:d="M129 6c-3-3-5-4-7-6-11 7-14 19-32 19-9 0-19-6-25-10-10-7-17-9-23-9-16 0-22 9-42 30 2 2 3 4 5 6 0-1 16-18 32-18 9 0 19 5 26 8 10 7 17 10 24 10 14 0 22-8 42-30z"><text:p/></draw:path><draw:path draw:style-name="gr3" draw:text-style-name="P6" svg:width="0.0752in" svg:height="0.0685in" svg:x="0.139in" svg:y="0.0453in" svg:viewBox="0 0 192 175" svg:d="M118 54c3-10 12-45 38-45 2 0 11 0 20 4-11 2-19 12-19 21 0 7 5 14 15 14 8 0 20-7 20-23 0-19-22-25-35-25-23 0-36 21-40 30-10-26-31-30-42-30-41 0-63 50-63 59 0 5 3 4 4 5 4 0 5-1 6-5 13-40 38-50 52-50 7 0 21 3 21 25 0 12-7 39-21 93-7 24-20 39-37 39-2 0-12 0-19-4 9-2 18-10 18-21s-9-13-14-13c-12 0-22 10-22 22 0 17 20 25 36 25 27 0 40-27 41-30 4 15 19 30 42 30 39 0 61-49 61-59 0-4-3-4-4-4-3 0-4 1-4 4-14 41-40 50-52 50-16 0-21-12-21-25 0-9 2-17 7-34 4-18 7-35 12-53z"><text:p/></draw:path><draw:path draw:style-name="gr3" draw:text-style-name="P6" svg:width="0.0346in" svg:height="0.1512in" svg:x="0.2303in" svg:y="0in" svg:viewBox="0 0 89 385" svg:d="M89 193c0-30-3-76-25-120-23-48-56-73-61-73-2 0-3 2-3 4s0 2 8 9c37 38 59 99 59 180 0 65-14 133-62 181-5 6-5 6-5 7 0 2 1 4 3 4 5 0 40-26 62-76 20-41 24-84 24-116z"><text:p/></draw:path><draw:path draw:style-name="gr3" draw:text-style-name="P6" svg:width="0.1008in" svg:height="0.0354in" svg:x="0.3319in" svg:y="0.0571in" svg:viewBox="0 0 257 91" svg:d="M244 17c6 0 13-2 13-9 0-8-7-8-13-8-77 0-155 0-232 0-4 0-12 0-12 8 0 7 8 9 13 9 77 0 154 0 231 0zM244 91c6 0 13 0 13-7 0-9-7-9-13-9-77 0-154 0-231 0-5 0-13 0-13 9 0 7 8 7 12 7 77 0 155 0 232 0z"><text:p/></draw:path><draw:path draw:style-name="gr3" draw:text-style-name="P6" svg:width="0.0638in" svg:height="0.1035in" svg:x="0.4898in" svg:y="0.013in" svg:viewBox="0 0 163 264" svg:d="M163 133c0-31-2-61-16-90-17-37-49-43-66-43-23 0-51 10-67 45-12 28-14 57-14 88 0 29 1 64 18 92 16 32 44 39 63 39 21 0 50-7 67-45 13-25 15-55 15-86zM81 255c-15 0-38-9-45-46-4-22-4-58-4-80 0-26 0-51 3-72 7-45 36-49 46-49 12 0 38 7 45 45 5 22 5 52 5 76 0 28 0 55-5 79-6 36-28 47-45 47z"><text:p/></draw:path><draw:path draw:style-name="gr3" draw:text-style-name="P6" svg:width="0.0846in" svg:height="0.0937in" svg:x="0.602in" svg:y="0.0217in" svg:viewBox="0 0 216 239" svg:d="M117 9c-4-7-6-9-9-9-6 0-7 3-9 9-32 71-64 143-96 215-2 4-3 5-3 7 0 5 3 8 8 8 3 0 6-1 8-8 31-67 61-135 92-203 29 68 60 136 90 203 4 8 8 8 10 8 3 0 8-3 8-8 0-1 0-2-4-6-32-72-64-145-95-216z"><text:p/></draw:path><draw:path draw:style-name="gr3" draw:text-style-name="P6" svg:width="0.0693in" svg:height="0.0976in" svg:x="0.7311in" svg:y="0.0453in" svg:viewBox="0 0 177 249" svg:d="M176 25c0-2 1-4 1-6 0-7-4-11-11-11-4 0-14 3-16 16-7-14-20-24-36-24-45 0-92 54-92 110 0 38 23 61 52 61 22 0 40-18 44-22h1c-9 34-9 33-13 50-2 5-15 41-55 41-8 0-21 0-32-3 12-4 16-13 16-20s-4-13-15-13c-8 0-20 6-20 22 0 15 14 23 51 23 48 0 75-30 82-52 14-57 29-114 43-172zM125 121c-2 10-11 20-19 28-8 6-20 13-31 13-20 0-26-20-26-35 0-19 11-64 22-84 10-19 27-34 43-34 26 0 31 31 31 33s-1 4-1 5c-7 25-12 49-19 74z"><text:p/></draw:path><draw:path draw:style-name="gr3" draw:text-style-name="P6" svg:width="0.035in" svg:height="0.1512in" svg:x="0.8217in" svg:y="0in" svg:viewBox="0 0 90 385" svg:d="M90 381c0-1 0-1-6-8-49-49-61-122-61-180 0-67 14-135 62-182 5-5 5-5 5-7 0-3-2-4-4-4-4 0-39 26-62 76-20 42-24 85-24 117 0 29 4 76 25 120 24 47 57 72 61 72 2 0 4-1 4-4z"><text:p/></draw:path><draw:path draw:style-name="gr3" draw:text-style-name="P6" svg:width="0.0504in" svg:height="0.0138in" svg:x="0.8882in" svg:y="0.0126in" svg:viewBox="0 0 129 36" svg:d="M129 6c-3-3-5-4-7-6-11 7-14 19-32 19-9 0-19-6-25-10-10-7-17-9-23-9-16 0-22 9-42 30 2 2 3 4 5 6 0-1 16-18 32-18 9 0 19 5 26 8 10 7 17 10 24 10 14 0 22-8 42-30z"><text:p/></draw:path><draw:path draw:style-name="gr3" draw:text-style-name="P6" svg:width="0.0752in" svg:height="0.0685in" svg:x="0.8701in" svg:y="0.0453in" svg:viewBox="0 0 192 175" svg:d="M118 54c3-10 12-45 38-45 2 0 11 0 20 4-11 2-19 12-19 21 0 7 5 14 15 14 8 0 20-7 20-23 0-19-22-25-35-25-23 0-36 21-40 30-10-26-31-30-42-30-41 0-63 50-63 59 0 5 3 4 4 5 4 0 5-1 6-5 13-40 38-50 52-50 7 0 21 3 21 25 0 12-7 39-21 93-7 24-20 39-37 39-2 0-12 0-19-4 9-2 18-10 18-21s-9-13-14-13c-12 0-22 10-22 22 0 17 20 25 36 25 27 0 40-27 41-30 4 15 19 30 42 30 39 0 61-49 61-59 0-4-3-4-4-4-3 0-4 1-4 4-14 41-40 50-52 50-16 0-21-12-21-25 0-9 2-17 7-34 4-18 7-35 12-53z"><text:p/></draw:path><draw:path draw:style-name="gr3" draw:text-style-name="P6" svg:width="0.035in" svg:height="0.1512in" svg:x="0.9614in" svg:y="0in" svg:viewBox="0 0 90 385" svg:d="M90 193c0-30-4-76-26-120-23-48-56-73-61-73-2 0-3 2-3 4s0 2 8 9c37 38 59 99 59 180 0 65-14 133-62 181-5 6-5 6-5 7 0 2 1 4 3 4 5 0 40-26 62-76 20-41 25-84 25-116z"><text:p/></draw:path><draw:path draw:style-name="gr3" draw:text-style-name="P6" svg:width="0.0752in" svg:height="0.1409in" svg:x="1.0752in" svg:y="0.0043in" svg:viewBox="0 0 192 359" svg:d="M190 15c2-5 2-6 2-7 0-2-2-8-7-8s-6 2-8 8c-58 112-115 223-174 336-3 5-3 6-3 7 0 4 3 8 8 8 4 0 5-2 8-8 59-112 116-223 174-336z"><text:p/></draw:path><draw:path draw:style-name="gr3" draw:text-style-name="P6" svg:width="0.1008in" svg:height="0.0354in" svg:x="1.0626in" svg:y="0.0571in" svg:viewBox="0 0 257 91" svg:d="M244 17c6 0 13-2 13-9 0-8-7-8-13-8-77 0-155 0-232 0-4 0-12 0-12 8 0 7 8 9 13 9 77 0 154 0 231 0zM244 91c6 0 13 0 13-7 0-9-7-9-13-9-77 0-154 0-231 0-5 0-13 0-13 9 0 7 8 7 12 7 77 0 155 0 232 0z"><text:p/></draw:path><draw:path draw:style-name="gr3" draw:text-style-name="P6" svg:width="0.0638in" svg:height="0.1035in" svg:x="1.2209in" svg:y="0.013in" svg:viewBox="0 0 163 264" svg:d="M163 133c0-31-2-61-16-90-17-37-49-43-66-43-23 0-51 10-67 45-12 28-14 57-14 88 0 29 1 64 18 92 16 32 44 39 63 39 21 0 50-7 67-45 13-25 15-55 15-86zM81 255c-15 0-38-9-45-46-4-22-4-58-4-80 0-26 0-51 3-72 7-45 36-49 46-49 12 0 38 7 45 45 5 22 5 52 5 76 0 28 0 55-5 79-6 36-28 47-45 47z"><text:p/></draw:path></draw:g></text:span><text:span text:style-name="T8"><text:s/>וזו </text:span><text:span text:style-name="T12">סתירה</text:span><text:span text:style-name="T8"> להיות </text:span><text:span text:style-name="T8"><draw:g text:anchor-type="as-char" svg:y="-0.0681in" draw:z-index="70" draw:name="Shape209" draw:style-name="gr1"><svg:title>TexMaths</svg:title><svg:desc>11§display§g§svg§600§FALSE§</svg:desc><draw:path draw:style-name="gr2" draw:text-style-name="P5" svg:width="0.0555in" svg:height="0.0819in" svg:x="0.0051in" svg:y="0.0063in" svg:viewBox="0 0 142 209" svg:d="M71 209c-24 0-47 0-71 0 0-69 0-140 0-209 47 0 95 0 142 0 0 69 0 140 0 209-23 0-47 0-71 0z"><text:p/></draw:path><draw:path draw:style-name="gr3" draw:text-style-name="P6" svg:width="0.0689in" svg:height="0.0976in" svg:x="-0.0004in" svg:y="-0.0004in" svg:viewBox="0 0 176 249" svg:d="M175 25c0-2 1-4 1-6 0-7-4-11-11-11-4 0-14 3-16 16-7-14-20-24-36-24-43 0-90 54-90 110 0 37 23 60 51 60 23 0 39-18 44-22-8 34-8 34-12 50-1 4-15 42-55 42-7 0-20 0-31-3 12-5 16-14 16-21 0-6-4-13-15-13-8 0-21 6-21 22s14 24 52 24c48 0 75-31 80-54 14-56 29-113 43-170zM124 121c-2 10-11 19-18 27-8 6-20 13-31 13-19 0-26-20-26-34 0-19 13-64 23-84 11-19 27-34 41-34 26 0 31 31 31 33s-1 4-1 5c-5 25-12 49-19 74z"><text:p/></draw:path></draw:g></text:span><text:span text:style-name="T8"><text:s/>פונקציה ובפרט ח"ע. </text:span></text:p>
      <text:p text:style-name="P54"><text:span text:style-name="T45">סה"כ </text:span><text:span text:style-name="T45"><draw:g text:anchor-type="as-char" svg:y="-0.1134in" draw:z-index="69" draw:name="Shape210" draw:style-name="gr1"><svg:title>TexMaths</svg:title><svg:desc>11§display§f(\tilde{x}) = 0 \implies g(\tilde{x}) = 0§svg§600§FALSE§</svg:desc><draw:path draw:style-name="gr2" draw:text-style-name="P5" svg:width="1.5291in" svg:height="0.1358in" svg:x="-0.0004in" svg:y="0.0071in" svg:viewBox="0 0 3885 346" svg:d="M1942 346c-647 0-1294 0-1942 0 0-116 0-230 0-346 1295 0 2590 0 3885 0 0 116 0 230 0 346-648 0-1296 0-1943 0z"><text:p/></draw:path><draw:path draw:style-name="gr3" draw:text-style-name="P6" svg:width="0.0752in" svg:height="0.1374in" svg:x="0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0346in" svg:height="0.1512in" svg:x="0.098in" svg:y="0in" svg:viewBox="0 0 89 385" svg:d="M89 381c0-1 0-1-7-8-48-49-60-122-60-180 0-67 15-135 63-182 4-5 4-5 4-7 0-3-1-4-3-4-5 0-39 26-62 76-20 42-24 85-24 117 0 29 4 76 25 120 23 47 56 72 61 72 2 0 3-1 3-4z"><text:p/></draw:path><draw:path draw:style-name="gr3" draw:text-style-name="P6" svg:width="0.0504in" svg:height="0.0138in" svg:x="0.1642in" svg:y="0.0126in" svg:viewBox="0 0 129 36" svg:d="M129 6c-3-3-4-4-6-6-11 7-15 19-32 19-9 0-18-6-25-10-11-7-18-9-24-9-15 0-22 9-42 30 2 2 4 4 7 6 0-1 14-18 31-18 9 0 18 5 25 8 11 7 17 10 24 10 15 0 22-8 42-30z"><text:p/></draw:path><draw:path draw:style-name="gr3" draw:text-style-name="P6" svg:width="0.0752in" svg:height="0.0685in" svg:x="0.1465in" svg:y="0.0453in" svg:viewBox="0 0 192 175" svg:d="M118 54c2-10 11-45 38-45 2 0 11 0 19 4-10 2-19 12-19 21 0 7 5 14 16 14 8 0 20-7 20-23 0-19-23-25-36-25-22 0-36 21-41 30-9-26-30-30-41-30-40 0-62 50-62 59 0 5 3 5 4 5 4 0 5-1 6-5 12-40 38-50 52-50 6 0 21 3 21 25 0 12-7 39-21 93-7 24-20 39-38 39-2 0-11 0-18-4 8-2 17-10 17-21s-9-13-14-13c-11 0-21 10-21 22 0 17 19 25 36 25 26 0 40-27 41-30 4 15 19 30 42 30 39 0 61-49 61-59 0-4-3-4-4-4-3 0-4 1-6 4-12 41-38 50-51 50-15 0-21-12-21-25 0-9 2-17 6-34 5-18 9-35 14-53z"><text:p/></draw:path><draw:path draw:style-name="gr3" draw:text-style-name="P6" svg:width="0.035in" svg:height="0.1512in" svg:x="0.2374in" svg:y="0in" svg:viewBox="0 0 90 385" svg:d="M90 193c0-30-4-76-25-120-23-48-56-73-61-73-2 0-4 2-4 4s0 2 8 9c38 38 60 99 60 180 0 65-14 133-63 181-5 6-5 6-5 7 0 2 2 4 4 4 5 0 39-26 62-76 20-41 24-84 24-116z"><text:p/></draw:path><draw:path draw:style-name="gr3" draw:text-style-name="P6" svg:width="0.1008in" svg:height="0.0354in" svg:x="0.3386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638in" svg:height="0.1035in" svg:x="0.4969in" svg:y="0.013in" svg:viewBox="0 0 163 264" svg:d="M163 133c0-31-2-61-16-90-17-37-49-43-66-43-23 0-50 10-67 45-12 28-14 57-14 88 0 29 2 64 18 92 16 32 45 39 63 39 21 0 51-7 67-45 13-25 15-55 15-86zM81 255c-15 0-37-9-45-46-4-22-4-58-4-80 0-26 0-51 3-72 8-45 36-49 46-49 14 0 39 7 45 45 5 22 5 52 5 76 0 28 0 55-5 79-5 36-27 47-45 47z"><text:p/></draw:path><draw:path draw:style-name="gr3" draw:text-style-name="P6" svg:width="0.1008in" svg:height="0.0354in" svg:x="0.6602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1346in" svg:height="0.0827in" svg:x="0.7528in" svg:y="0.0335in" svg:viewBox="0 0 343 211" svg:d="M260 77c16 13 36 23 48 29-13 6-32 16-48 29-82 0-164 0-246 0-6 0-14 0-14 9 0 8 8 8 14 8 76 0 152 0 228 0-19 18-39 52-39 56 0 3 6 3 8 3 3 0 6 0 8-3 8-13 19-34 44-56 26-24 52-34 72-40 7-2 7-3 8-3 0-1 0-2 0-3s0-1 0-3h-1c-1-1-1-1-9-3-51-15-90-50-112-92-4-8-4-8-10-8-2 0-8 0-8 4 0 5 20 39 39 57-76 0-152 0-228 0-6 0-14-2-14 7 0 8 8 9 14 9 82 0 164 0 246 0z"><text:p/></draw:path><draw:path draw:style-name="gr3" draw:text-style-name="P6" svg:width="0.0693in" svg:height="0.0976in" svg:x="0.9831in" svg:y="0.0453in" svg:viewBox="0 0 177 249" svg:d="M176 25c0-2 1-4 1-6 0-7-4-11-11-11-4 0-14 3-16 16-7-14-20-24-36-24-44 0-92 54-92 110 0 38 24 61 52 61 23 0 40-18 45-22-8 34-9 33-13 50-2 5-15 41-55 41-8 0-20 0-31-3 11-4 15-13 15-20s-4-13-14-13c-9 0-21 6-21 22 0 15 14 23 52 23 47 0 76-30 81-52 14-57 29-114 43-172zM125 121c-2 10-11 20-19 28-8 6-20 13-31 13-20 0-26-20-26-35 0-19 11-64 22-84 10-19 27-34 43-34 26 0 31 31 31 33s0 4-1 5c-7 25-12 49-19 74z"><text:p/></draw:path><draw:path draw:style-name="gr3" draw:text-style-name="P6" svg:width="0.035in" svg:height="0.1512in" svg:x="1.0736in" svg:y="0in" svg:viewBox="0 0 90 385" svg:d="M90 381c0-1 0-1-6-8-49-49-61-122-61-180 0-67 14-135 62-182 5-5 5-5 5-7 0-3-1-4-4-4-4 0-39 26-61 76-20 42-25 85-25 117 0 29 4 76 26 120 23 47 56 72 60 72 3 0 4-1 4-4z"><text:p/></draw:path><draw:path draw:style-name="gr3" draw:text-style-name="P6" svg:width="0.0504in" svg:height="0.0138in" svg:x="1.1402in" svg:y="0.0126in" svg:viewBox="0 0 129 36" svg:d="M129 6c-3-3-5-4-7-6-11 7-14 19-32 19-9 0-17-6-24-10-11-7-18-9-24-9-16 0-22 9-42 30 2 2 3 4 5 6 0-1 16-18 32-18 9 0 19 5 26 8 11 7 17 10 24 10 14 0 22-8 42-30z"><text:p/></draw:path><draw:path draw:style-name="gr3" draw:text-style-name="P6" svg:width="0.0748in" svg:height="0.0685in" svg:x="1.1224in" svg:y="0.0453in" svg:viewBox="0 0 191 175" svg:d="M118 54c2-10 11-45 37-45 2 0 12 0 20 4-11 2-19 12-19 21 0 7 5 14 16 14 7 0 19-7 19-23 0-19-22-25-35-25-23 0-36 21-41 30-9-26-30-30-41-30-41 0-63 50-63 59 0 5 4 5 5 5 3 0 4-1 5-5 13-40 38-50 52-50 7 0 20 3 20 25 0 12-6 39-20 93-6 24-20 39-37 39-2 0-11 0-20-4 10-2 19-10 19-21s-9-13-14-13c-12 0-21 10-21 22 0 17 19 25 36 25 26 0 39-27 40-30 5 15 19 30 42 30 40 0 62-49 62-59 0-4-4-4-5-4-3 0-3 1-5 4-13 41-39 50-51 50-16 0-21-12-21-25 0-9 2-17 6-34 5-18 9-35 14-53z"><text:p/></draw:path><draw:path draw:style-name="gr3" draw:text-style-name="P6" svg:width="0.035in" svg:height="0.1512in" svg:x="1.2134in" svg:y="0in" svg:viewBox="0 0 90 385" svg:d="M90 193c0-30-4-76-26-120-23-48-56-73-60-73-2 0-4 2-4 4s0 2 8 9c37 38 59 99 59 180 0 65-14 133-62 181-5 6-5 6-5 7 0 2 2 4 4 4 4 0 39-26 62-76 19-41 24-84 24-116z"><text:p/></draw:path><draw:path draw:style-name="gr3" draw:text-style-name="P6" svg:width="0.1008in" svg:height="0.0354in" svg:x="1.315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638in" svg:height="0.1035in" svg:x="1.4728in" svg:y="0.013in" svg:viewBox="0 0 163 264" svg:d="M163 133c0-31-2-61-16-90-17-37-49-43-66-43-23 0-51 10-67 45-12 28-14 57-14 88 0 29 1 64 18 92 16 32 44 39 63 39 21 0 50-7 67-45 13-25 15-55 15-86zM81 255c-15 0-38-9-45-46-4-22-4-58-4-80 0-26 0-51 3-72 8-45 36-49 46-49 12 0 38 7 45 45 5 22 5 52 5 76 0 28 0 55-5 79-6 36-28 47-45 47z"><text:p/></draw:path></draw:g></text:span><text:span text:style-name="T45"><text:s/>ומסימטריה </text:span><text:span text:style-name="T45"><draw:g text:anchor-type="as-char" svg:y="-0.1134in" draw:z-index="68" draw:name="Shape211" draw:style-name="gr1"><svg:title>TexMaths</svg:title><svg:desc>11§display§f(x) = 0 \siff g(x) = 0§svg§600§FALSE§</svg:desc><draw:path draw:style-name="gr2" draw:text-style-name="P5" svg:width="1.4787in" svg:height="0.1358in" svg:x="-0.0004in" svg:y="0.0071in" svg:viewBox="0 0 3757 346" svg:d="M1879 346c-627 0-1253 0-1879 0 0-116 0-230 0-346 1252 0 2505 0 3757 0 0 116 0 230 0 346-626 0-1252 0-1878 0z"><text:p/></draw:path><draw:path draw:style-name="gr3" draw:text-style-name="P6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" svg:width="0.0346in" svg:height="0.1512in" svg:x="0.098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6" svg:width="0.0756in" svg:height="0.0685in" svg:x="0.1465in" svg:y="0.0453in" svg:viewBox="0 0 193 175" svg:d="M118 54c2-10 11-45 38-45 2 0 11 0 19 4-10 2-18 12-18 21 0 7 4 14 15 14 8 0 21-7 21-23 0-19-24-25-37-25-22 0-36 21-40 30-10-26-30-30-42-30-40 0-62 50-62 59 0 5 3 5 5 5 3 0 4-1 5-5 12-40 39-50 52-50 6 0 21 3 21 25 0 12-7 39-21 93-7 24-20 39-38 39-2 0-11 0-18-4 8-2 17-10 17-21s-9-13-14-13c-11 0-21 10-21 22 0 17 19 25 36 25 26 0 40-27 41-30 4 15 19 30 42 30 39 0 61-49 61-59 0-4-3-4-4-4-3 0-4 1-5 4-13 41-39 50-52 50-14 0-21-12-21-25 0-9 2-17 7-34 4-18 8-35 13-53z"><text:p/></draw:path><draw:path draw:style-name="gr3" draw:text-style-name="P6" svg:width="0.035in" svg:height="0.1512in" svg:x="0.2374in" svg:y="0in" svg:viewBox="0 0 90 385" svg:d="M90 193c0-30-4-76-25-120-23-48-56-73-61-73-2 0-4 2-4 4s0 2 8 9c38 38 60 99 60 180 0 65-14 133-62 181-6 6-6 6-6 7 0 2 2 4 4 4 5 0 39-26 62-76 20-41 24-84 24-116z"><text:p/></draw:path><draw:path draw:style-name="gr3" draw:text-style-name="P6" svg:width="0.1008in" svg:height="0.0354in" svg:x="0.33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638in" svg:height="0.1035in" svg:x="0.4969in" svg:y="0.013in" svg:viewBox="0 0 163 264" svg:d="M163 133c0-31-2-61-16-90-17-37-49-43-66-43-23 0-50 10-67 45-12 28-14 57-14 88 0 29 2 64 18 92 16 32 45 39 63 39 21 0 51-7 68-45 12-25 14-55 14-86zM81 255c-15 0-37-9-45-46-4-22-4-58-4-80 0-26 0-51 3-72 8-45 37-49 46-49 14 0 39 7 46 45 4 22 4 52 4 76 0 28 0 55-4 79-6 36-28 47-46 47z"><text:p/></draw:path><draw:path draw:style-name="gr3" draw:text-style-name="P6" svg:width="0.1346in" svg:height="0.0787in" svg:x="0.6177in" svg:y="0.0362in" svg:viewBox="0 0 343 201" svg:d="M330 109c7 0 13-1 13-9 0-9-6-8-13-8-96 0-191 0-287 0 21-15 32-31 34-36 18-26 21-50 21-52 0-4-4-4-8-4-6 0-6 1-9 8-8 37-31 69-74 88-5 1-7 1-7 4 0 2 2 5 7 6 39 16 66 46 76 90 1 4 1 5 7 5 4 0 8 0 8-4 0-1-3-25-20-51-8-12-19-25-35-37 96 0 191 0 287 0z"><text:p/></draw:path><draw:path draw:style-name="gr3" draw:text-style-name="P6" svg:width="0.1346in" svg:height="0.0787in" svg:x="0.7441in" svg:y="0.0362in" svg:viewBox="0 0 343 201" svg:d="M301 109c-22 15-31 32-35 36-17 27-21 51-21 52 0 4 6 4 8 4 7 0 8-1 9-7 9-38 32-71 76-88 4-1 5-4 5-6 0-3-2-3-3-3-17-7-64-27-78-91-1-5-2-6-9-6-2 0-8 0-8 4 0 2 5 26 20 51 8 12 19 25 36 37-95 0-191 0-287 0-7 0-14-1-14 8 0 8 7 9 14 9 96 0 192 0 287 0z"><text:p/></draw:path><draw:path draw:style-name="gr3" draw:text-style-name="P6" svg:width="0.0693in" svg:height="0.0976in" svg:x="0.9327in" svg:y="0.0453in" svg:viewBox="0 0 177 249" svg:d="M176 25c0-2 1-4 1-6 0-7-4-11-11-11-4 0-14 3-16 16-7-14-20-24-36-24-44 0-92 54-92 110 0 38 24 61 52 61 23 0 40-18 45-22-8 34-9 33-13 50-1 5-15 41-55 41-8 0-20 0-31-3 11-4 15-13 15-20s-4-13-14-13c-9 0-21 6-21 22 0 15 14 23 51 23 48 0 77-30 82-52 14-57 29-114 43-172zM125 121c-2 10-11 20-19 28-8 6-20 13-31 13-20 0-25-20-25-35 0-19 11-64 22-84 9-19 26-34 42-34 26 0 31 31 31 33s0 4-1 5c-6 25-12 49-19 74z"><text:p/></draw:path><draw:path draw:style-name="gr3" draw:text-style-name="P6" svg:width="0.035in" svg:height="0.1512in" svg:x="1.0232in" svg:y="0in" svg:viewBox="0 0 90 385" svg:d="M90 381c0-1 0-1-6-8-49-49-61-122-61-180 0-67 14-135 62-182 5-5 5-5 5-7 0-3-1-4-4-4s-39 26-61 76c-19 42-25 85-25 117 0 29 4 76 26 120 24 47 57 72 60 72s4-1 4-4z"><text:p/></draw:path><draw:path draw:style-name="gr3" draw:text-style-name="P6" svg:width="0.0756in" svg:height="0.0685in" svg:x="1.0717in" svg:y="0.0453in" svg:viewBox="0 0 193 175" svg:d="M119 54c2-10 11-45 37-45 2 0 12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7 25 26 0 39-27 40-30 6 15 19 30 42 30 41 0 63-49 63-59 0-4-5-4-6-4-3 0-4 1-4 4-14 41-40 50-52 50-15 0-21-12-21-25 0-9 2-17 7-34 4-18 8-35 13-53z"><text:p/></draw:path><draw:path draw:style-name="gr3" draw:text-style-name="P6" svg:width="0.035in" svg:height="0.1512in" svg:x="1.163in" svg:y="0in" svg:viewBox="0 0 90 385" svg:d="M90 193c0-30-4-76-26-120-23-48-56-73-60-73-2 0-4 2-4 4s0 2 8 9c37 38 59 99 59 180 0 65-14 133-61 181-6 6-6 6-6 7 0 2 2 4 4 4 4 0 39-26 61-76 20-41 25-84 25-116z"><text:p/></draw:path><draw:path draw:style-name="gr3" draw:text-style-name="P6" svg:width="0.1008in" svg:height="0.0354in" svg:x="1.2646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638in" svg:height="0.1035in" svg:x="1.4224in" svg:y="0.013in" svg:viewBox="0 0 163 264" svg:d="M163 133c0-31-2-61-16-90-17-37-49-43-66-43-23 0-51 10-67 45-12 28-14 57-14 88 0 29 1 64 18 92 16 32 44 39 63 39 21 0 50-7 68-45 12-25 14-55 14-86zM81 255c-15 0-38-9-45-46-4-22-4-58-4-80 0-26 0-51 3-72 8-45 37-49 46-49 13 0 38 7 46 45 4 22 4 52 4 76 0 28 0 55-4 79-7 36-29 47-46 47z"><text:p/></draw:path></draw:g></text:span><text:span text:style-name="T45"><text:s/>כדרוש. </text:span></text:p>
      <text:h text:style-name="Heading_20_4" text:outline-level="4">חח"ע</text:h>
      <text:p text:style-name="P55">יהיו <text:span text:style-name="T8"><draw:g text:anchor-type="as-char" svg:y="-0.1075in" draw:z-index="67" draw:name="Shape212" draw:style-name="gr1"><svg:title>TexMaths</svg:title><svg:desc>11§display§f_1, f_2§svg§600§FALSE§</svg:desc><draw:path draw:style-name="gr2" draw:text-style-name="P5" svg:width="0.3217in" svg:height="0.1217in" svg:x="-0.0004in" svg:y="0.0075in" svg:viewBox="0 0 818 310" svg:d="M0 0c273 0 545 0 818 0 0 103 0 207 0 310-273 0-545 0-818 0 0-103 0-207 0-310z"><text:p/></draw:path><draw:path draw:style-name="gr3" draw:text-style-name="P6" svg:width="0.0752in" svg:height="0.1374in" svg:x="0in" svg:y="0in" svg:viewBox="0 0 192 350" svg:d="M121 118c11 0 22 0 33 0 8 0 11 0 11-8 0-4-3-4-10-4-11 0-21 0-32 0 2-16 6-30 8-44 2-8 8-36 10-40 3-8 10-13 17-13 3 0 12 0 19 6-16 1-21 16-21 21 0 9 8 14 14 14 11 0 22-8 22-24 0-17-17-26-34-26-13 0-37 7-48 45-3 8-4 12-13 61-9 0-18 0-27 0-7 0-12 0-12 7 0 5 4 5 11 5 9 0 17 0 26 0-10 50-19 100-29 150-7 38-13 73-34 73-1 0-11 0-18-7 18-1 21-15 21-20 0-9-6-14-14-14-10 0-21 8-21 23 0 18 16 27 32 27 22 0 37-23 44-38 12-24 21-71 22-73 8-41 15-81 23-121z"><text:p/></draw:path><draw:path draw:style-name="gr3" draw:text-style-name="P6" svg:width="0.0382in" svg:height="0.0697in" svg:x="0.078in" svg:y="0.0591in" svg:viewBox="0 0 98 178" svg:d="M60 8c0-8 0-8-7-8-18 17-42 16-53 16 0 4 0 7 0 10 5 0 24 0 38-7 0 46 0 92 0 138 0 9 0 12-26 12-3 0-8 0-11 0 0 4 0 6 0 9 6-1 39-1 48-1s43 0 49 1c0-3 0-5 0-9-3 0-7 0-10 0-28 0-28-3-28-12 0-50 0-100 0-149z"><text:p/></draw:path><draw:path draw:style-name="gr3" draw:text-style-name="P6" svg:width="0.0173in" svg:height="0.0453in" svg:x="0.1472in" svg:y="0.0902in" svg:viewBox="0 0 45 116" svg:d="M45 41c0-26-9-41-24-41-13 0-21 10-21 21 0 10 8 20 21 20 4 0 10-1 13-5 1-1 1-1 2-1 0 2 1 0 1 6 0 28-14 51-26 64-4 4-4 5-4 6 0 2 2 5 4 5 3 0 34-30 34-75z"><text:p/></draw:path><draw:path draw:style-name="gr3" draw:text-style-name="P6" svg:width="0.0752in" svg:height="0.1374in" svg:x="0.2094in" svg:y="0in" svg:viewBox="0 0 192 350" svg:d="M121 118c11 0 22 0 33 0 8 0 12 0 12-8 0-4-4-4-11-4-11 0-21 0-32 0 2-16 6-30 8-44 2-8 8-36 10-40 3-8 10-13 17-13 3 0 12 0 20 6-17 1-21 16-21 21 0 9 7 14 15 14 9 0 20-8 20-24 0-17-17-26-34-26-13 0-37 7-48 45-2 8-3 12-13 61-9 0-18 0-27 0-7 0-12 0-12 7 0 5 5 5 11 5 9 0 17 0 26 0-10 50-19 100-29 150-7 38-13 73-33 73-2 0-12 0-19-7 18-1 21-15 21-20 0-9-6-14-14-14-10 0-21 8-21 23 0 18 16 27 33 27 21 0 36-23 43-38 12-24 22-71 22-73 8-41 15-81 23-121z"><text:p/></draw:path><draw:path draw:style-name="gr3" draw:text-style-name="P6" svg:width="0.0469in" svg:height="0.0697in" svg:x="0.2823in" svg:y="0.0591in" svg:viewBox="0 0 120 178" svg:d="M120 130c-3 0-6 0-9 0-1 5-4 22-8 24-2 2-23 2-26 2-17 0-33 0-50 0 29-25 38-33 54-45 20-16 39-33 39-58 0-33-29-53-63-53s-57 23-57 48c0 14 12 15 14 15 7 0 15-5 15-15 0-4-2-14-16-14 9-19 27-24 40-24 26 0 40 21 40 43 0 23-16 42-25 52-22 20-43 41-65 63-3 2-3 4-3 10 37 0 75 0 112 0 2-15 6-32 8-48z"><text:p/></draw:path></draw:g></text:span><text:span text:style-name="T8"><text:s/>ונניח </text:span><text:span text:style-name="T8"><draw:g text:anchor-type="as-char" svg:y="-0.1134in" draw:z-index="66" draw:name="Shape213" draw:style-name="gr1"><svg:title>TexMaths</svg:title><svg:desc>11§display§[f_1]_\sim \neq [f_2]_\sim§svg§600§FALSE§</svg:desc><draw:path draw:style-name="gr2" draw:text-style-name="P5" svg:width="0.8307in" svg:height="0.1358in" svg:x="-0.0004in" svg:y="0.0071in" svg:viewBox="0 0 2111 346" svg:d="M1056 346c-352 0-704 0-1056 0 0-116 0-230 0-346 704 0 1407 0 2111 0 0 116 0 230 0 346-352 0-704 0-1055 0z"><text:p/></draw:path><draw:path draw:style-name="gr3" draw:text-style-name="P6" svg:width="0.0205in" svg:height="0.1512in" svg:x="0.0102in" svg:y="0in" svg:viewBox="0 0 53 385" svg:d="M53 385c0-5 0-10 0-15-12 0-25 0-38 0 0-118 0-237 0-355 13 0 26 0 38 0 0-5 0-9 0-15-18 0-35 0-53 0 0 129 0 257 0 385 18 0 35 0 53 0z"><text:p/></draw:path><draw:path draw:style-name="gr3" draw:text-style-name="P6" svg:width="0.076in" svg:height="0.1374in" svg:x="0.0421in" svg:y="0.0067in" svg:viewBox="0 0 194 350" svg:d="M122 118c11 0 22 0 33 0 8 0 11 0 11-8 0-4-3-4-10-4-11 0-21 0-32 0 3-16 6-30 8-44 2-8 8-36 10-40 3-8 10-13 18-13 2 0 12 0 18 6-16 2-21 16-21 21 0 9 8 14 15 14 11 0 22-9 22-24 0-17-18-26-34-26-14 0-38 7-49 45-3 8-4 12-13 61-9 0-18 0-26 0s-13 0-13 7c0 5 4 5 11 5 9 0 17 0 26 0-10 50-19 100-29 151-6 37-13 72-34 72-1 0-11 0-19-6 19-1 22-16 22-21 0-9-7-13-14-13-10 0-22 8-22 23 0 17 18 26 33 26 22 0 37-23 44-37 12-25 21-71 22-74 8-40 15-80 23-121z"><text:p/></draw:path><draw:path draw:style-name="gr3" draw:text-style-name="P6" svg:width="0.0382in" svg:height="0.0701in" svg:x="0.1205in" svg:y="0.0661in" svg:viewBox="0 0 98 179" svg:d="M61 8c0-8 0-8-8-8-18 17-42 17-53 17 0 3 0 6 0 9 7 0 24 0 39-7 0 46 0 92 0 138 0 9 0 13-27 13-3 0-8 0-11 0 0 3 0 6 0 9 6-1 39-1 49-1 8 0 42 0 48 1 0-3 0-6 0-9-3 0-7 0-10 0-27 0-27-4-27-13 0-50 0-100 0-149z"><text:p/></draw:path><draw:path draw:style-name="gr3" draw:text-style-name="P6" svg:width="0.0205in" svg:height="0.1512in" svg:x="0.1803in" svg:y="0in" svg:viewBox="0 0 53 385" svg:d="M53 0c-18 0-35 0-53 0 0 6 0 10 0 15 12 0 25 0 37 0 0 118 0 237 0 355-12 0-25 0-37 0 0 5 0 10 0 15 18 0 35 0 53 0 0-128 0-256 0-385z"><text:p/></draw:path><draw:path draw:style-name="gr3" draw:text-style-name="P6" svg:width="0.078in" svg:height="0.0283in" svg:x="0.2276in" svg:y="0.0953in" svg:viewBox="0 0 199 73" svg:d="M199 11c0-10-3-10-4-10-4 0-5 8-5 11-1 20-15 42-40 42-20 0-33-12-49-25-14-14-29-29-51-29-31 0-50 32-50 62 0 11 3 11 4 11 5 0 5-7 5-11 1-20 15-43 41-43 19 0 33 13 48 26 14 13 31 28 52 28 30 0 49-31 49-62z"><text:p/></draw:path><draw:path draw:style-name="gr3" draw:text-style-name="P6" svg:width="0.0756in" svg:height="0.1409in" svg:x="0.3854in" svg:y="0.0043in" svg:viewBox="0 0 193 359" svg:d="M189 15c4-5 4-6 4-7 0-2-3-8-8-8s-6 2-9 8c-58 112-115 223-174 336-2 5-2 6-2 7 0 4 2 8 8 8 4 0 5-2 7-8 59-112 116-223 174-336z"><text:p/></draw:path><draw:path draw:style-name="gr3" draw:text-style-name="P6" svg:width="0.1008in" svg:height="0.0354in" svg:x="0.3724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205in" svg:height="0.1512in" svg:x="0.5425in" svg:y="0in" svg:viewBox="0 0 53 385" svg:d="M53 385c0-5 0-10 0-15-12 0-25 0-38 0 0-118 0-237 0-355 13 0 26 0 38 0 0-5 0-9 0-15-18 0-35 0-53 0 0 129 0 257 0 385 18 0 35 0 53 0z"><text:p/></draw:path><draw:path draw:style-name="gr3" draw:text-style-name="P6" svg:width="0.0756in" svg:height="0.1374in" svg:x="0.5748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2 0-19-6 18-1 21-16 21-21 0-9-6-13-14-13-10 0-21 8-21 23 0 17 17 26 33 26 21 0 36-23 43-37 13-25 22-71 22-74 8-40 15-80 23-121z"><text:p/></draw:path><draw:path draw:style-name="gr3" draw:text-style-name="P6" svg:width="0.0465in" svg:height="0.0701in" svg:x="0.648in" svg:y="0.0661in" svg:viewBox="0 0 119 179" svg:d="M119 130c-3 0-6 0-9 0-1 5-3 22-7 24-2 2-23 2-27 2-17 0-33 0-50 0 29-25 38-33 54-45 20-16 39-33 39-58 0-33-29-53-63-53s-56 23-56 48c0 14 11 15 14 15 7 0 15-5 15-15 0-4-3-14-17-14 9-19 28-24 40-24 27 0 40 21 40 43 0 23-16 42-25 52-22 21-43 41-65 63-2 3-2 4-2 11 37 0 74 0 111 0 2-16 6-33 8-49z"><text:p/></draw:path><draw:path draw:style-name="gr3" draw:text-style-name="P6" svg:width="0.0209in" svg:height="0.1512in" svg:x="0.7126in" svg:y="0in" svg:viewBox="0 0 54 385" svg:d="M54 0c-18 0-36 0-54 0 0 6 0 10 0 15 13 0 25 0 39 0 0 118 0 237 0 355-14 0-26 0-39 0 0 5 0 10 0 15 18 0 36 0 54 0 0-128 0-256 0-385z"><text:p/></draw:path><draw:path draw:style-name="gr3" draw:text-style-name="P6" svg:width="0.0783in" svg:height="0.0283in" svg:x="0.7598in" svg:y="0.0953in" svg:viewBox="0 0 200 73" svg:d="M200 11c0-10-3-7-4-10-5 0-6 8-6 11-1 20-15 42-40 42-19 0-33-12-48-25-14-14-30-29-51-29-31 0-51 32-51 62 0 11 3 7 4 11 5 0 5-7 6-11 1-20 15-43 41-43 18 0 33 13 47 26s31 28 52 28c30 0 50-31 50-62z"><text:p/></draw:path></draw:g></text:span><text:span text:style-name="T8">. נוכיח </text:span><text:span text:style-name="T8"><draw:g text:anchor-type="as-char" svg:y="-0.1134in" draw:z-index="65" draw:name="Shape214" draw:style-name="gr1"><svg:title>TexMaths</svg:title><svg:desc>11§display§F([f_1]_\sim) \neq F([f_1]_\sim)§svg§600§FALSE§</svg:desc><draw:path draw:style-name="gr2" draw:text-style-name="P5" svg:width="1.3055in" svg:height="0.1354in" svg:x="0.002in" svg:y="0.0071in" svg:viewBox="0 0 3317 345" svg:d="M0 0c1105 0 2212 0 3317 0 0 115 0 230 0 345-1105 0-2212 0-3317 0 0-115 0-230 0-345z"><text:p/></draw:path><draw:path draw:style-name="gr3" draw:text-style-name="P6" svg:width="0.1079in" svg:height="0.1028in" svg:x="-0.0004in" svg:y="0.0098in" svg:viewBox="0 0 275 262" svg:d="M102 138c13 0 26 0 39 0 28 0 32 5 32 16 0 3 0 8-4 20 0 1-1 2-1 3 0 4 2 6 5 6 4 0 4-1 6-9 7-29 15-56 21-84 1-3 1-4 1-5s-1-5-4-5c-5 0-5 3-6 8-8 31-17 38-50 38-12 0-23 0-35 0 8-34 16-65 25-98 3-14 3-16 21-16 16 0 34 0 50 0 48 0 56 13 56 43 0 9 0 10-1 21 0 4 0 5 0 7s1 4 5 4 4-2 5-10c2-22 6-44 8-66 1-11-1-11-11-11-63 0-127 0-189 0-8 0-11 0-11 8 0 4 3 4 10 4 14 0 25 0 25 8 0 1 0 2-1 9-18 67-34 135-52 202-3 16-4 19-35 19-7 0-11 0-11 7 0 5 5 5 7 5 11 0 39-2 50-2 13 0 45 2 57 2 4 0 9 0 9-8 0-3-1-2-2-4-1 0-2 0-11 0s-11 0-20-1c-12-1-13-3-13-8 0-1 0-3 2-9 8-32 16-62 23-94z"><text:p/></draw:path><draw:path draw:style-name="gr3" draw:text-style-name="P6" svg:width="0.035in" svg:height="0.1508in" svg:x="0.128in" svg:y="0in" svg:viewBox="0 0 90 384" svg:d="M90 380c0-1 0-1-6-8-49-48-61-121-61-179 0-67 14-135 62-183 5-4 5-4 5-7 0-2-1-3-4-3-4 0-39 26-61 75-20 43-25 86-25 118 0 28 4 76 26 119 23 47 56 72 60 72 3 0 4-1 4-4z"><text:p/></draw:path><draw:path draw:style-name="gr3" draw:text-style-name="P6" svg:width="0.0205in" svg:height="0.1508in" svg:x="0.1902in" svg:y="0in" svg:viewBox="0 0 53 384" svg:d="M53 384c0-5 0-10 0-15-12 0-26 0-38 0 0-118 0-236 0-354 12 0 26 0 38 0 0-5 0-9 0-15-18 0-35 0-53 0 0 128 0 257 0 384 18 0 35 0 53 0z"><text:p/></draw:path><draw:path draw:style-name="gr3" draw:text-style-name="P6" svg:width="0.0752in" svg:height="0.137in" svg:x="0.2228in" svg:y="0.0071in" svg:viewBox="0 0 192 349" svg:d="M121 118c11 0 22 0 33 0 8 0 12 0 12-9 0-3-4-3-11-3-11 0-21 0-32 0 2-16 6-30 8-44 2-9 8-36 10-41 3-7 10-13 17-13 3 0 12 0 19 7-16 2-20 15-20 21 0 9 7 14 15 14 9 0 20-9 20-24 0-17-17-26-34-26-13 0-37 7-48 45-2 8-4 12-13 61-9 0-18 0-27 0-7 0-12 0-12 6s4 6 11 6c9 0 17 0 26 0-10 50-19 100-29 151-7 37-13 72-34 72-1 0-11 0-18-7 18-1 21-15 21-21 0-9-6-14-14-14-10 0-21 9-21 24 0 17 16 26 32 26 22 0 37-22 44-37 12-25 21-71 22-74 8-40 15-81 23-120z"><text:p/></draw:path><draw:path draw:style-name="gr3" draw:text-style-name="P6" svg:width="0.0382in" svg:height="0.0701in" svg:x="0.3008in" svg:y="0.0661in" svg:viewBox="0 0 98 179" svg:d="M60 8c0-7 0-8-7-8-18 18-42 18-53 18 0 3 0 6 0 10 7 0 24 0 38-8 0 45 0 91 0 137 0 9 0 13-26 13-3 0-8 0-11 0 0 3 0 6 0 9 6 0 39-1 48-1s43 1 49 1c0-3 0-6 0-9-3 0-7 0-10 0-28 0-28-4-28-13 0-50 0-100 0-149z"><text:p/></draw:path><draw:path draw:style-name="gr3" draw:text-style-name="P6" svg:width="0.0205in" svg:height="0.1508in" svg:x="0.3602in" svg:y="0in" svg:viewBox="0 0 53 384" svg:d="M53 0c-18 0-35 0-53 0 0 6 0 10 0 15 12 0 25 0 37 0 0 118 0 236 0 354-12 0-25 0-37 0 0 5 0 10 0 15 18 0 35 0 53 0 0-127 0-256 0-384z"><text:p/></draw:path><draw:path draw:style-name="gr3" draw:text-style-name="P6" svg:width="0.0783in" svg:height="0.0283in" svg:x="0.4075in" svg:y="0.0953in" svg:viewBox="0 0 200 73" svg:d="M200 11c0-11-4-11-5-11-4 0-5 8-5 11-1 20-15 43-40 43-19 0-33-13-49-26-14-14-30-28-50-28-32 0-51 32-51 62 0 10 3 10 4 10 5 0 5-7 5-11 1-20 15-42 42-42 18 0 33 12 47 26 14 12 31 28 52 28 30 0 50-32 50-62z"><text:p/></draw:path><draw:path draw:style-name="gr3" draw:text-style-name="P6" svg:width="0.035in" svg:height="0.1508in" svg:x="0.5106in" svg:y="0in" svg:viewBox="0 0 90 384" svg:d="M90 193c0-30-4-77-25-120-24-48-57-73-61-73-2 0-4 1-4 3 0 3 0 3 8 10 37 38 59 99 59 180 0 65-14 132-62 181-5 5-5 5-5 6 0 3 2 4 4 4 4 0 39-26 62-75 20-43 24-85 24-116z"><text:p/></draw:path><draw:path draw:style-name="gr3" draw:text-style-name="P6" svg:width="0.076in" svg:height="0.1406in" svg:x="0.6244in" svg:y="0.0043in" svg:viewBox="0 0 194 358" svg:d="M190 15c4-5 4-6 4-7 0-4-4-8-8-8-6 0-7 2-9 8-58 111-115 223-174 334-3 6-3 7-3 8 0 3 3 8 8 8 4 0 6-2 8-8 59-111 116-223 174-335z"><text:p/></draw:path><draw:path draw:style-name="gr3" draw:text-style-name="P6" svg:width="0.1008in" svg:height="0.035in" svg:x="0.6118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1075in" svg:height="0.1028in" svg:x="0.7697in" svg:y="0.0098in" svg:viewBox="0 0 274 262" svg:d="M102 138c12 0 26 0 38 0 28 0 32 5 32 16 0 3 0 8-4 20 0 1-1 2-1 3 0 4 3 6 6 6s3-1 5-9c7-29 14-56 21-84 1-3 1-4 1-5s-1-5-4-5c-5 0-5 3-6 8-9 31-17 38-50 38-11 0-23 0-34 0 7-34 16-65 24-98 3-14 4-16 21-16 16 0 34 0 50 0 49 0 57 13 57 43 0 9 0 10-1 21-1 4-1 5-1 7s1 4 5 4 4-2 5-10c2-22 6-44 8-66 1-11-1-11-10-11-64 0-127 0-190 0-8 0-11 0-11 8 0 4 3 4 11 4 14 0 25 0 25 8 0 1 0 2-2 9-18 67-34 135-52 202-3 16-4 19-35 19-7 0-10 0-10 7 0 5 4 5 5 5 11 0 40-2 51-2 13 0 45 2 58 2 4 0 8 0 8-8 0-3-1-2-2-4-1 0-2 0-11 0s-10 0-20-1c-11-1-12-3-12-8 0-1 0-3 1-9 8-32 17-62 24-94z"><text:p/></draw:path><draw:path draw:style-name="gr3" draw:text-style-name="P6" svg:width="0.0346in" svg:height="0.1508in" svg:x="0.8976in" svg:y="0in" svg:viewBox="0 0 89 384" svg:d="M89 380c0-1 0-1-7-8-48-48-60-121-60-179 0-67 14-135 63-183 4-4 4-4 4-7 0-2-1-3-3-3-5 0-39 26-62 75-20 43-24 86-24 118 0 28 4 76 25 119 23 47 56 72 61 72 2 0 3-1 3-4z"><text:p/></draw:path><draw:path draw:style-name="gr3" draw:text-style-name="P6" svg:width="0.0205in" svg:height="0.1508in" svg:x="0.9598in" svg:y="0in" svg:viewBox="0 0 53 384" svg:d="M53 384c0-5 0-10 0-15-12 0-26 0-38 0 0-118 0-236 0-354 12 0 26 0 38 0 0-5 0-9 0-15-18 0-35 0-53 0 0 128 0 257 0 384 18 0 35 0 53 0z"><text:p/></draw:path><draw:path draw:style-name="gr3" draw:text-style-name="P6" svg:width="0.0752in" svg:height="0.137in" svg:x="0.9921in" svg:y="0.0071in" svg:viewBox="0 0 192 349" svg:d="M121 118c11 0 22 0 33 0 8 0 12 0 12-9 0-3-4-3-11-3-11 0-21 0-32 0 3-16 6-30 9-44 1-9 7-36 9-41 3-7 10-13 18-13 2 0 11 0 19 7-17 2-21 15-21 21 0 9 7 14 15 14 9 0 20-9 20-24 0-17-17-26-33-26-13 0-38 7-49 45-2 8-3 12-13 61-9 0-18 0-27 0-7 0-11 0-11 6s4 6 10 6c9 0 18 0 27 0-10 50-20 100-30 151-7 37-13 72-33 72-2 0-12 0-19-7 18-1 21-15 21-21 0-9-6-14-14-14-10 0-21 9-21 24 0 17 16 26 33 26 21 0 36-22 43-37 13-25 22-71 22-74 8-40 15-81 23-120z"><text:p/></draw:path><draw:path draw:style-name="gr3" draw:text-style-name="P6" svg:width="0.0382in" svg:height="0.0701in" svg:x="1.0701in" svg:y="0.0661in" svg:viewBox="0 0 98 179" svg:d="M62 8c0-7-2-8-9-8-18 18-42 18-53 18 0 3 0 6 0 10 7 0 24 0 40-8 0 45 0 91 0 137 0 9 0 13-28 13-3 0-7 0-10 0 0 3 0 6 0 9 5 0 38-1 47-1s43 1 49 1c0-3 0-6 0-9-3 0-7 0-10 0-26 0-26-4-26-13 0-50 0-100 0-149z"><text:p/></draw:path><draw:path draw:style-name="gr3" draw:text-style-name="P6" svg:width="0.0209in" svg:height="0.1508in" svg:x="1.1299in" svg:y="0in" svg:viewBox="0 0 54 384" svg:d="M54 0c-18 0-36 0-54 0 0 6 0 10 0 15 13 0 25 0 38 0 0 118 0 236 0 354-13 0-25 0-38 0 0 5 0 10 0 15 18 0 36 0 54 0 0-127 0-256 0-384z"><text:p/></draw:path><draw:path draw:style-name="gr3" draw:text-style-name="P6" svg:width="0.0783in" svg:height="0.0283in" svg:x="1.1772in" svg:y="0.0953in" svg:viewBox="0 0 200 73" svg:d="M200 11c0-11-3-8-4-11-5 0-6 8-6 11-1 20-15 43-40 43-19 0-33-13-48-26-14-14-31-28-51-28-31 0-51 32-51 62 0 10 3 6 4 10 5 0 5-7 6-11 1-20 15-42 41-42 18 0 33 12 47 26 14 12 31 28 52 28 30 0 50-32 50-62z"><text:p/></draw:path><draw:path draw:style-name="gr3" draw:text-style-name="P6" svg:width="0.035in" svg:height="0.1508in" svg:x="1.2803in" svg:y="0in" svg:viewBox="0 0 90 384" svg:d="M90 193c0-30-4-77-25-120-23-48-56-73-61-73-2 0-4 1-4 3 0 3 0 3 8 10 38 38 60 99 60 180 0 65-14 132-63 181-5 5-5 5-5 6 0 3 2 4 4 4 5 0 39-26 62-75 20-43 24-85 24-116z"><text:p/></draw:path></draw:g></text:span><text:span text:style-name="T8">, ובאופן שקול נוכיח:</text:span></text:p>
      <text:p text:style-name="P7"><draw:g text:anchor-type="as-char" svg:y="-0.1134in" draw:z-index="64" draw:name="Shape215" draw:style-name="gr1"><svg:title>TexMaths</svg:title><svg:desc>11§display§\{x \in \R \mid f_1(x) = 0\} \neq \{x \in \R \mid f_2(x) = 0\}§svg§600§FALSE§</svg:desc><draw:path draw:style-name="gr2" draw:text-style-name="P5" svg:width="2.7531in" svg:height="0.1354in" svg:x="-0.0004in" svg:y="0.0071in" svg:viewBox="0 0 6994 345" svg:d="M0 0c2332 0 4662 0 6994 0 0 115 0 230 0 345-2332 0-4662 0-6994 0 0-115 0-230 0-345z"><text:p/></draw:path><draw:path draw:style-name="gr3" draw:text-style-name="P6" svg:width="0.0535in" svg:height="0.1508in" svg:x="0.0028in" svg:y="0in" svg:viewBox="0 0 137 384" svg:d="M81 52c0-16 11-41 53-43 2-1 3-2 3-5 0-4-3-4-7-4-39 0-74 20-74 48 0 29 0 59 0 89 0 14 0 26-15 39-14 11-29 12-38 12-1 0-3 2-3 5 0 2 2 2 7 3 25 1 44 15 48 34 1 5 1 6 1 19 0 25 0 50 0 76 0 16 0 28 19 44 14 11 40 15 55 15 4 0 7 0 7-4 0-3-2-3-6-5-24-1-43-13-47-33-3-3-3-4-3-18 0-27 0-53 0-81 0-17-2-24-15-36-8-9-19-12-30-14 32-9 45-27 45-49 0-31 0-61 0-92z"><text:p/></draw:path><draw:path draw:style-name="gr3" draw:text-style-name="P6" svg:width="0.0752in" svg:height="0.0681in" svg:x="0.0724in" svg:y="0.0453in" svg:viewBox="0 0 192 174" svg:d="M118 54c2-10 11-46 38-46 2 0 11 0 19 5-10 2-18 12-18 21 0 7 4 13 15 13 8 0 20-6 20-22 0-19-23-25-36-25-22 0-35 20-41 29-8-26-29-29-41-29-40 0-62 50-62 59 0 4 3 4 4 4 4 0 5-1 6-5 13-40 38-50 52-50 6 0 21 4 21 26 0 12-7 38-21 92-7 24-20 40-38 40-2 0-11 0-18-5 8-2 17-10 17-21 0-10-9-13-14-13-11 0-21 10-21 22 0 17 19 25 36 25 26 0 40-26 41-29 4 15 19 29 42 29 39 0 61-50 61-59 0-4-3-4-4-4-3 0-4 1-6 5-12 40-38 50-51 50-15 0-21-13-21-25 0-9 2-18 6-34 5-18 9-35 14-53z"><text:p/></draw:path><draw:path draw:style-name="gr3" draw:text-style-name="P6" svg:width="0.076in" svg:height="0.087in" svg:x="0.2098in" svg:y="0.0307in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3" draw:text-style-name="P6" svg:width="0.1039in" svg:height="0.1031in" svg:x="0.3433in" svg:y="0.0098in" svg:viewBox="0 0 265 263" svg:d="M97 143c4 0 10 0 14 0 20 30 39 58 58 88 4 6 14 21 17 27 3 5 4 5 13 5 18 0 36 0 54 0 7 0 12 0 12-8 0-3-2-5-5-6-15-3-33-29-43-41-3-3-22-27-48-69 34-7 67-21 67-67 0-53-57-72-102-72-41 0-80 0-121 0-8 0-13 0-13 7 0 6 7 6 10 6 22 0 24 2 24 22 0 64 0 128 0 192 0 20-2 22-24 22-3 0-10 0-10 6 0 8 5 8 13 8 35 0 71 0 106 0 6 0 13 0 13-8 0-6-7-6-11-6-22 0-24-3-24-22 0-28 0-56 0-84zM172 123c11-13 12-34 12-50 0-19-3-40-15-55 16 3 54 15 54 54 0 25-12 45-51 51zM97 34c0-8 0-21 24-21 33 0 49 13 49 60 0 49-12 56-73 56 0-32 0-64 0-95zM44 249c3-7 3-18 3-21 0-64 0-129 0-194 0-3 0-14-3-21 15 0 30 0 45 0-5 7-5 15-5 20 0 65 0 130 0 195 0 3 0 14 3 21-14 0-29 0-43 0zM126 143c4-1 5-1 8-1 6 0 14-1 20-2 7 10 47 77 80 109-12 0-25 0-37 0-23-35-47-71-71-106z"><text:p/></draw:path><draw:path draw:style-name="gr3" draw:text-style-name="P6" svg:width="0.0055in" svg:height="0.1508in" svg:x="0.511in" svg:y="0in" svg:viewBox="0 0 15 384" svg:d="M15 14c0-7 0-14-7-14-8 0-8 7-8 14 0 119 0 237 0 356 0 8 0 14 8 14 7 0 7-6 7-14 0-119 0-237 0-356z"><text:p/></draw:path><draw:path draw:style-name="gr3" draw:text-style-name="P6" svg:width="0.076in" svg:height="0.137in" svg:x="0.5854in" svg:y="0.0071in" svg:viewBox="0 0 194 349" svg:d="M122 118c11 0 22 0 33 0 8 0 11 0 11-9 0-3-3-3-10-3-11 0-21 0-32 0 2-16 6-30 8-44 2-9 7-36 10-41 3-7 10-13 17-13 3 0 13 0 19 7-16 2-21 15-21 21 0 9 8 14 15 14 9 0 22-9 22-24 0-17-18-26-35-26-13 0-37 7-49 45-2 8-3 12-12 61-9 0-18 0-27 0-7 0-12 0-12 6s4 6 11 6c9 0 17 0 26 0-10 50-19 100-29 151-8 37-14 72-34 72-1 0-11 0-19-7 19-1 22-15 22-21 0-9-7-14-14-14-10 0-22 9-22 24 0 17 18 26 33 26 22 0 37-22 44-37 12-25 21-71 22-74 8-40 15-81 23-120z"><text:p/></draw:path><draw:path draw:style-name="gr3" draw:text-style-name="P6" svg:width="0.0382in" svg:height="0.0701in" svg:x="0.6638in" svg:y="0.0661in" svg:viewBox="0 0 98 179" svg:d="M60 8c0-7 0-8-7-8-18 18-42 18-53 18 0 3 0 6 0 10 5 0 24 0 38-8 0 45 0 91 0 137 0 9 0 13-26 13-3 0-8 0-11 0 0 3 0 6 0 9 6 0 39-1 48-1s43 1 49 1c0-3 0-6 0-9-3 0-7 0-10 0-28 0-28-4-28-13 0-50 0-100 0-149z"><text:p/></draw:path><draw:path draw:style-name="gr3" draw:text-style-name="P6" svg:width="0.035in" svg:height="0.1508in" svg:x="0.7354in" svg:y="0in" svg:viewBox="0 0 90 384" svg:d="M90 380c0-1 0-1-6-8-49-48-61-121-61-179 0-67 14-135 62-183 5-4 5-4 5-7 0-2-2-3-4-3-4 0-39 26-62 75-20 43-24 86-24 118 0 28 4 76 25 119 23 47 57 72 61 72 2 0 4-1 4-4z"><text:p/></draw:path><draw:path draw:style-name="gr3" draw:text-style-name="P6" svg:width="0.0752in" svg:height="0.0681in" svg:x="0.7839in" svg:y="0.0453in" svg:viewBox="0 0 192 174" svg:d="M118 54c3-10 12-46 38-46 2 0 11 0 20 5-11 2-19 12-19 21 0 7 5 13 15 13 8 0 20-6 20-22 0-19-22-25-35-25-23 0-36 20-40 29-10-26-31-29-42-29-41 0-63 50-63 59 0 4 3 3 4 4 4 0 5-1 6-5 13-40 38-50 52-50 7 0 21 4 21 26 0 12-7 38-21 92-7 24-20 40-37 40-2 0-12 0-19-5 9-2 18-10 18-21 0-10-9-13-14-13-12 0-22 10-22 22 0 17 20 25 36 25 26 0 40-26 41-29 4 15 19 29 42 29 39 0 61-50 61-59 0-4-3-4-4-4-3 0-4 1-4 5-14 40-40 50-52 50-16 0-21-13-21-25 0-9 2-18 5-34 5-18 9-35 14-53z"><text:p/></draw:path><draw:path draw:style-name="gr3" draw:text-style-name="P6" svg:width="0.0346in" svg:height="0.1508in" svg:x="0.8752in" svg:y="0in" svg:viewBox="0 0 89 384" svg:d="M89 193c0-30-3-77-25-120-23-48-56-73-61-73-2 0-3 1-3 3 0 3 0 3 8 10 37 38 59 99 59 180 0 65-14 132-62 181-5 5-5 5-5 6 0 3 1 4 3 4 5 0 40-26 62-75 20-43 24-85 24-116z"><text:p/></draw:path><draw:path draw:style-name="gr3" draw:text-style-name="P6" svg:width="0.1008in" svg:height="0.035in" svg:x="0.9764in" svg:y="0.0571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6" svg:width="0.0638in" svg:height="0.1035in" svg:x="1.1346in" svg:y="0.0126in" svg:viewBox="0 0 163 264" svg:d="M163 133c0-30-2-61-16-89-17-37-49-44-66-44-23 0-51 10-67 46-12 27-14 57-14 87s1 63 18 93c16 31 44 38 63 38 21 0 50-7 67-44 13-27 15-56 15-87zM81 257c-15 0-38-10-45-48-4-22-4-57-4-80 0-24 0-50 3-71 7-46 36-49 46-49 12 0 38 6 45 45 5 22 5 51 5 75 0 30 0 55-5 79-6 36-28 49-45 49z"><text:p/></draw:path><draw:path draw:style-name="gr3" draw:text-style-name="P6" svg:width="0.0535in" svg:height="0.1508in" svg:x="1.2157in" svg:y="0in" svg:viewBox="0 0 137 384" svg:d="M56 333c0 15-10 40-53 42-1 2-3 3-3 5 0 4 4 4 8 4 37 0 73-18 73-48 0-29 0-59 0-88 0-15 0-27 16-40 14-11 28-12 37-12 1-1 3-2 3-3 0-5-2-5-6-5-25-1-44-15-49-34-1-4-1-5-1-19 0-25 0-50 0-76 0-16 0-28-18-44-16-12-42-15-55-15-4 0-8 0-8 4s2 4 7 5c24 1 42 13 48 33 1 3 1 4 1 19 0 26 0 52 0 80 0 18 3 24 15 36 8 9 19 12 30 16-32 7-45 25-45 47 0 31 0 62 0 93z"><text:p/></draw:path><draw:path draw:style-name="gr3" draw:text-style-name="P6" svg:width="0.0752in" svg:height="0.1406in" svg:x="1.3441in" svg:y="0.0043in" svg:viewBox="0 0 192 358" svg:d="M190 15c2-5 2-6 2-7 0-4-2-8-7-8s-6 2-8 8c-58 111-115 223-174 334-3 6-3 7-3 8 0 3 2 8 8 8 4 0 5-2 8-8 59-111 116-223 174-335z"><text:p/></draw:path><draw:path draw:style-name="gr3" draw:text-style-name="P6" svg:width="0.1008in" svg:height="0.035in" svg:x="1.3315in" svg:y="0.0571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6" svg:width="0.0535in" svg:height="0.1508in" svg:x="1.4941in" svg:y="0in" svg:viewBox="0 0 137 384" svg:d="M82 52c0-16 10-41 52-43 2-1 3-2 3-5 0-4-3-4-7-4-39 0-74 20-74 48 0 29 0 59 0 89 0 14 0 26-15 39-14 11-29 12-37 12-2 0-4 2-4 5 0 2 3 2 7 3 25 1 44 15 48 34 1 5 1 6 1 19 0 25 0 50 0 76 0 16 0 28 19 44 15 11 40 15 55 15 4 0 7 0 7-4 0-3-2-3-5-5-25-1-44-13-48-33-2-3-2-4-2-18 0-27 0-53 0-81 0-17-3-24-16-36-8-9-19-12-30-14 32-9 46-27 46-49 0-31 0-61 0-92z"><text:p/></draw:path><draw:path draw:style-name="gr3" draw:text-style-name="P6" svg:width="0.0752in" svg:height="0.0681in" svg:x="1.5638in" svg:y="0.0453in" svg:viewBox="0 0 192 174" svg:d="M118 54c2-10 11-46 38-46 2 0 11 0 20 5-11 2-19 12-19 21 0 7 5 13 15 13 8 0 20-6 20-22 0-19-23-25-36-25-22 0-35 20-41 29-8-26-29-29-41-29-40 0-62 50-62 59 0 4 3 4 4 4 4 0 5-1 6-5 13-40 38-50 52-50 6 0 21 4 21 26 0 12-7 38-21 92-7 24-20 40-38 40-2 0-11 0-18-5 9-2 17-10 17-21 0-10-8-13-14-13-11 0-21 10-21 22 0 17 20 25 36 25 26 0 40-26 41-29 4 15 19 29 42 29 39 0 61-50 61-59 0-4-3-4-4-4-3 0-4 1-6 5-12 40-38 50-50 50-16 0-22-13-22-25 0-9 2-18 6-34 5-18 9-35 14-53z"><text:p/></draw:path><draw:path draw:style-name="gr3" draw:text-style-name="P6" svg:width="0.076in" svg:height="0.087in" svg:x="1.7012in" svg:y="0.0307in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3" draw:text-style-name="P6" svg:width="0.1039in" svg:height="0.1031in" svg:x="1.8346in" svg:y="0.0098in" svg:viewBox="0 0 265 263" svg:d="M97 143c4 0 10 0 14 0 20 30 39 58 58 88 4 6 14 21 18 27 2 5 3 5 12 5 18 0 36 0 54 0 7 0 12 0 12-8 0-3-2-5-5-6-15-3-33-29-43-41-3-3-22-27-48-69 34-7 67-21 67-67 0-53-56-72-102-72-41 0-80 0-121 0-8 0-13 0-13 7 0 6 7 6 10 6 22 0 24 2 24 22 0 64 0 128 0 192 0 20-2 22-24 22-3 0-10 0-10 6 0 8 5 8 13 8 35 0 71 0 106 0 6 0 13 0 13-8 0-6-7-6-11-6-22 0-24-3-24-22 0-28 0-56 0-84zM172 123c11-13 12-34 12-50 0-19-3-40-15-55 16 3 54 15 54 54 0 25-12 45-51 51zM97 34c0-8 0-21 24-21 33 0 49 13 49 60 0 49-12 56-73 56 0-32 0-64 0-95zM45 249c2-7 2-18 2-21 0-64 0-129 0-194 0-3 0-14-2-21 14 0 30 0 44 0-5 7-5 15-5 20 0 65 0 130 0 195 0 3 0 14 3 21-14 0-28 0-42 0zM126 143c4-1 5-1 8-1 6 0 14-1 20-2 7 10 48 77 80 109-12 0-25 0-37 0-23-35-47-71-71-106z"><text:p/></draw:path><draw:path draw:style-name="gr3" draw:text-style-name="P6" svg:width="0.0055in" svg:height="0.1508in" svg:x="2.0024in" svg:y="0in" svg:viewBox="0 0 15 384" svg:d="M15 14c0-7 0-14-7-14-8 0-8 7-8 14 0 119 0 237 0 356 0 8 0 14 8 14 7 0 7-6 7-14 0-119 0-237 0-356z"><text:p/></draw:path><draw:path draw:style-name="gr3" draw:text-style-name="P6" svg:width="0.076in" svg:height="0.137in" svg:x="2.0768in" svg:y="0.0071in" svg:viewBox="0 0 194 349" svg:d="M122 118c11 0 22 0 33 0 8 0 12 0 12-9 0-3-4-3-11-3-11 0-21 0-32 0 2-16 6-30 8-44 2-9 8-36 10-41 3-7 10-13 17-13 3 0 13 0 19 7-16 2-21 15-21 21 0 9 8 14 15 14 11 0 22-9 22-24 0-17-18-26-35-26-13 0-37 7-48 45-3 8-4 12-13 61-9 0-18 0-27 0-7 0-12 0-12 6s4 6 11 6c9 0 17 0 26 0-10 50-19 100-29 151-7 37-13 72-34 72-1 0-11 0-19-7 19-1 22-15 22-21 0-9-7-14-14-14-10 0-22 9-22 24 0 17 18 26 33 26 22 0 37-22 44-37 12-25 21-71 22-74 8-40 15-81 23-120z"><text:p/></draw:path><draw:path draw:style-name="gr3" draw:text-style-name="P6" svg:width="0.0469in" svg:height="0.0701in" svg:x="2.15in" svg:y="0.0661in" svg:viewBox="0 0 120 179" svg:d="M120 130c-3 0-6 0-9 0-1 7-3 22-8 25-2 1-23 1-26 1-17 0-33 0-50 0 29-25 38-32 54-45 20-15 39-33 39-58 0-33-29-53-63-53s-57 24-57 48c0 15 12 16 14 16 7 0 15-5 15-14 0-6-2-15-16-15 9-18 27-25 40-25 26 0 40 21 40 43 0 23-16 42-25 52-22 21-43 41-65 63-3 4-3 4-3 11 37 0 75 0 112 0 2-16 6-33 8-49z"><text:p/></draw:path><draw:path draw:style-name="gr3" draw:text-style-name="P6" svg:width="0.035in" svg:height="0.1508in" svg:x="2.2268in" svg:y="0in" svg:viewBox="0 0 90 384" svg:d="M90 380c0-1 0-1-6-8-49-48-61-121-61-179 0-67 14-135 62-183 5-4 5-4 5-7 0-2-2-3-4-3-4 0-39 26-62 75-19 43-24 86-24 118 0 28 4 76 25 119 24 47 57 72 61 72 2 0 4-1 4-4z"><text:p/></draw:path><draw:path draw:style-name="gr3" draw:text-style-name="P6" svg:width="0.0752in" svg:height="0.0681in" svg:x="2.2752in" svg:y="0.0453in" svg:viewBox="0 0 192 174" svg:d="M119 54c2-10 11-46 37-46 2 0 12 0 20 5-11 2-19 12-19 21 0 7 5 13 15 13 8 0 20-6 20-22 0-19-22-25-35-25-23 0-36 20-40 29-10-26-31-29-42-29-41 0-63 50-63 59 0 4 3 3 4 4 4 0 5-1 6-5 13-40 38-50 52-50 7 0 21 4 21 26 0 12-7 38-21 92-6 24-20 40-37 40-2 0-11 0-19-5 9-2 18-10 18-21 0-10-9-13-14-13-12 0-22 10-22 22 0 17 20 25 36 25 27 0 40-26 41-29 5 15 19 29 42 29 39 0 61-50 61-59 0-4-3-4-4-4-3 0-4 1-4 5-14 40-40 50-52 50-16 0-21-13-21-25 0-9 2-18 7-34 4-18 8-35 13-53z"><text:p/></draw:path><draw:path draw:style-name="gr3" draw:text-style-name="P6" svg:width="0.035in" svg:height="0.1508in" svg:x="2.3665in" svg:y="0in" svg:viewBox="0 0 90 384" svg:d="M90 193c0-30-4-77-26-120-23-48-56-73-60-73-3 0-4 1-4 3 0 3 0 3 8 10 37 38 59 99 59 180 0 65-14 132-62 181-5 5-5 5-5 6 0 3 1 4 4 4 4 0 39-26 61-75 20-43 25-85 25-116z"><text:p/></draw:path><draw:path draw:style-name="gr3" draw:text-style-name="P6" svg:width="0.1008in" svg:height="0.035in" svg:x="2.4677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38in" svg:height="0.1035in" svg:x="2.626in" svg:y="0.0126in" svg:viewBox="0 0 163 264" svg:d="M163 133c0-30-2-61-16-89-17-37-49-44-66-44-23 0-51 10-67 46-12 27-14 57-14 87s1 63 18 93c16 31 45 38 63 38 21 0 50-7 67-44 13-27 15-56 15-87zM81 257c-15 0-38-10-45-48-4-22-4-57-4-80 0-24 0-50 3-71 8-46 36-49 46-49 12 0 39 6 45 45 5 22 5 51 5 75 0 30 0 55-5 79-5 36-27 49-45 49z"><text:p/></draw:path><draw:path draw:style-name="gr3" draw:text-style-name="P6" svg:width="0.0535in" svg:height="0.1508in" svg:x="2.7067in" svg:y="0in" svg:viewBox="0 0 137 384" svg:d="M56 333c0 15-10 40-53 42-1 2-3 3-3 5 0 4 4 4 8 4 37 0 73-18 73-48 0-29 0-59 0-88 0-15 0-27 16-40 14-11 28-12 37-12 2-1 3-2 3-3 0-5-2-5-6-5-25-1-44-15-49-34-1-4-1-5-1-19 0-25 0-50 0-76 0-16 0-28-17-44-17-12-43-15-56-15-4 0-8 0-8 4s2 4 7 5c24 1 42 13 48 33 1 3 1 4 1 19 0 26 0 52 0 80 0 18 3 24 15 36 8 9 19 12 30 16-31 7-45 25-45 47 0 31 0 62 0 93z"><text:p/></draw:path></draw:g></text:p>
      <text:p text:style-name="P55">כלומר קיום <text:span text:style-name="T8"><draw:g text:anchor-type="as-char" svg:y="-0.1035in" draw:z-index="63" draw:name="Shape216" draw:style-name="gr1"><svg:title>TexMaths</svg:title><svg:desc>11§display§x \in \R§svg§600§FALSE§</svg:desc><draw:path draw:style-name="gr2" draw:text-style-name="P5" svg:width="0.3634in" svg:height="0.0933in" svg:x="0.0031in" svg:y="0.0063in" svg:viewBox="0 0 924 238" svg:d="M462 238c-154 0-308 0-462 0 0-79 0-159 0-238 308 0 616 0 924 0 0 79 0 159 0 238-154 0-308 0-462 0z"><text:p/></draw:path><draw:path draw:style-name="gr3" draw:text-style-name="P6" svg:width="0.0752in" svg:height="0.0677in" svg:x="-0.0004in" svg:y="0.0354in" svg:viewBox="0 0 192 173" svg:d="M118 54c3-10 12-45 38-45 2 0 11 0 20 4-11 2-19 12-19 21 0 7 5 14 15 14 8 0 20-7 20-23 0-20-22-25-35-25-23 0-36 21-40 30-10-26-31-30-42-30-41 0-63 49-63 59 0 5 3 2 4 5 4 0 5-1 6-5 13-40 38-50 52-50 7 0 21 3 21 25 0 12-7 38-21 92-7 23-20 39-37 39-2 0-11 0-19-6 9-1 18-9 18-18 0-11-9-15-14-15-12 0-22 10-22 23 0 17 20 24 36 24 27 0 40-26 41-28 4 13 19 28 42 28 39 0 61-48 61-58 0-4-3-4-4-4-3 0-4 2-4 4-14 41-40 50-52 50-16 0-21-11-21-24 0-9 2-17 7-35 4-17 7-35 12-52z"><text:p/></draw:path><draw:path draw:style-name="gr3" draw:text-style-name="P6" svg:width="0.0752in" svg:height="0.087in" svg:x="0.1374in" svg:y="0.0209in" svg:viewBox="0 0 192 222" svg:d="M179 119c7 0 13 0 13-8s-6-8-13-8c-55 0-109 0-164 0 5-51 50-88 104-88 20 0 40 0 60 0 7 0 13 0 13-7 0-8-6-8-13-8-21 0-40 0-61 0-66 0-118 49-118 111 0 60 52 111 118 111 21 0 40 0 61 0 7 0 13 0 13-8s-6-8-13-8c-20 0-40 0-60 0-54 0-99-37-104-87 55 0 109 0 164 0z"><text:p/></draw:path><draw:path draw:style-name="gr3" draw:text-style-name="P6" svg:width="0.1039in" svg:height="0.1028in" svg:x="0.2705in" svg:y="-0.0004in" svg:viewBox="0 0 265 262" svg:d="M97 143c4 0 10 0 14 0 19 28 39 58 57 88 5 6 13 20 18 27 3 4 4 4 13 4 18 0 35 0 53 0 8 0 13 0 13-6 0-3-2-7-5-7-15-3-35-28-43-40-4-5-22-30-49-71 35-5 68-21 68-66 0-53-57-72-102-72-41 0-80 0-121 0-8 0-13 0-13 7 0 6 7 6 10 6 22 0 24 3 24 22 0 64 0 129 0 192 0 19-2 22-24 22-3 0-10 0-10 7 0 6 5 6 13 6 35 0 71 0 106 0 6 0 12 0 12-6 0-7-7-7-11-7-22 0-23-3-23-22 0-28 0-57 0-84zM172 124c11-14 12-35 12-52 0-18-3-38-16-54 17 3 55 15 55 54 0 25-12 44-51 52zM97 34c0-8 0-21 24-21 33 0 48 14 48 59 0 50-11 58-72 58 0-32 0-64 0-96zM44 249c3-7 3-18 3-22 0-63 0-128 0-192 0-4 0-14-3-22 14 0 30 0 44 0-4 7-4 14-4 20 0 65 0 129 0 194 0 5 0 15 3 22-14 0-29 0-43 0zM126 143c4 0 5-1 8-1 6 0 14 0 20-1 5 8 47 76 79 108-13 0-25 0-37 0-23-35-46-71-70-106z"><text:p/></draw:path></draw:g></text:span><text:span text:style-name="T8"><text:s/>בעבורו </text:span><text:span text:style-name="T8"><draw:g text:anchor-type="as-char" svg:y="-0.1134in" draw:z-index="62" draw:name="Shape217" draw:style-name="gr1"><svg:title>TexMaths</svg:title><svg:desc>11§display§\lnot (f_1(x) = 0 \siff f_2(x) = 0)§svg§600§FALSE§</svg:desc><draw:path draw:style-name="gr2" draw:text-style-name="P5" svg:width="1.8055in" svg:height="0.1358in" svg:x="-0.0004in" svg:y="0.0071in" svg:viewBox="0 0 4587 346" svg:d="M2294 346c-765 0-1530 0-2294 0 0-116 0-230 0-346 1529 0 3059 0 4587 0 0 116 0 230 0 346-764 0-1528 0-2293 0z"><text:p/></draw:path><draw:path draw:style-name="gr3" draw:text-style-name="P6" svg:width="0.0839in" svg:height="0.0402in" svg:x="0.0004in" svg:y="0.0598in" svg:viewBox="0 0 214 103" svg:d="M214 14c0-13-1-14-13-14-62 0-125 0-188 0-6 0-13 0-13 8 0 7 7 7 13 7 62 0 124 0 186 0 0 25 0 50 0 74 0 8 0 14 8 14 7 0 7-6 7-14 0-25 0-49 0-75z"><text:p/></draw:path><draw:path draw:style-name="gr3" draw:text-style-name="P6" svg:width="0.035in" svg:height="0.1512in" svg:x="0.1083in" svg:y="0in" svg:viewBox="0 0 90 385" svg:d="M90 381c0-1 0-1-6-8-49-49-61-122-61-180 0-67 14-135 62-182 5-5 5-5 5-7 0-3-2-4-4-4-4 0-39 26-62 76-20 42-24 85-24 117 0 29 4 76 25 120 24 47 57 72 61 72 2 0 4-1 4-4z"><text:p/></draw:path><draw:path draw:style-name="gr3" draw:text-style-name="P6" svg:width="0.0752in" svg:height="0.1374in" svg:x="0.1606in" svg:y="0.0067in" svg:viewBox="0 0 192 350" svg:d="M121 118c11 0 22 0 33 0 8 0 12 0 12-8 0-4-4-4-11-4-11 0-21 0-32 0 3-16 6-30 9-44 1-8 7-36 9-40 3-8 10-13 17-13 3 0 12 0 20 6-17 2-21 16-21 21 0 9 7 14 15 14 9 0 20-9 20-24 0-17-17-26-34-26-12 0-37 7-48 45-2 8-3 12-13 61-9 0-18 0-27 0-7 0-12 0-12 7 0 5 5 5 11 5 9 0 18 0 27 0-10 50-20 100-30 151-7 37-13 72-33 72-2 0-12 0-19-6 18-1 21-16 21-21 0-9-6-13-14-13-10 0-21 8-21 23 0 17 16 26 33 26 21 0 36-23 43-37 13-25 22-71 22-74 8-40 15-80 23-121z"><text:p/></draw:path><draw:path draw:style-name="gr3" draw:text-style-name="P6" svg:width="0.0382in" svg:height="0.0701in" svg:x="0.2386in" svg:y="0.0661in" svg:viewBox="0 0 98 179" svg:d="M62 8c0-8-2-8-9-8-18 17-42 17-53 17 0 3 0 6 0 9 7 0 24 0 40-7 0 46 0 92 0 138 0 9 0 13-28 13-3 0-7 0-10 0 0 3 0 6 0 9 5-1 38-1 47-1s43 0 49 1c0-3 0-6 0-9-3 0-7 0-10 0-26 0-26-4-26-13 0-50 0-100 0-149z"><text:p/></draw:path><draw:path draw:style-name="gr3" draw:text-style-name="P6" svg:width="0.0346in" svg:height="0.1512in" svg:x="0.3106in" svg:y="0in" svg:viewBox="0 0 89 385" svg:d="M89 381c0-1 0-1-7-8-48-49-60-122-60-180 0-67 14-135 62-182 5-5 5-5 5-7 0-3-1-4-3-4-5 0-40 26-62 76-20 42-24 85-24 117 0 29 3 76 25 120 23 47 56 72 61 72 2 0 3-1 3-4z"><text:p/></draw:path><draw:path draw:style-name="gr3" draw:text-style-name="P6" svg:width="0.0752in" svg:height="0.0685in" svg:x="0.3591in" svg:y="0.0453in" svg:viewBox="0 0 192 175" svg:d="M118 54c2-10 11-45 38-45 1 0 11 0 19 4-11 2-19 12-19 21 0 7 5 14 16 14 7 0 20-7 20-23 0-19-23-25-36-25-23 0-36 21-41 30-9-26-30-30-41-30-41 0-63 50-63 59 0 5 4 5 5 5 3 0 5-1 5-5 13-40 38-50 52-50 7 0 20 3 20 25 0 12-6 39-20 93-6 24-20 39-37 39-2 0-11 0-20-4 10-2 19-10 19-21s-9-13-14-13c-12 0-21 10-21 22 0 17 19 25 36 25 26 0 39-27 40-30 5 15 19 30 42 30 40 0 62-49 62-59 0-4-4-4-5-4-3 0-3 1-5 4-13 41-39 50-51 50-16 0-21-12-21-25 0-9 2-17 6-34 5-18 9-35 14-53z"><text:p/></draw:path><draw:path draw:style-name="gr3" draw:text-style-name="P6" svg:width="0.035in" svg:height="0.1512in" svg:x="0.45in" svg:y="0in" svg:viewBox="0 0 90 385" svg:d="M90 193c0-30-4-76-25-120-24-48-57-73-61-73-2 0-4 2-4 4s0 2 8 9c37 38 59 99 59 180 0 65-14 133-62 181-5 6-5 6-5 7 0 2 2 4 4 4 4 0 39-26 62-76 20-41 24-84 24-116z"><text:p/></draw:path><draw:path draw:style-name="gr3" draw:text-style-name="P6" svg:width="0.1008in" svg:height="0.0354in" svg:x="0.5512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638in" svg:height="0.1035in" svg:x="0.7094in" svg:y="0.013in" svg:viewBox="0 0 163 264" svg:d="M163 133c0-31-2-61-16-90-17-37-49-43-66-43-23 0-51 10-67 45-12 28-14 57-14 88 0 29 1 64 18 92 16 32 45 39 63 39 21 0 50-7 67-45 13-25 15-55 15-86zM81 255c-15 0-38-9-45-46-4-22-4-58-4-80 0-26 0-51 3-72 8-45 36-49 46-49 12 0 39 7 45 45 5 22 5 52 5 76 0 28 0 55-5 79-5 36-27 47-45 47z"><text:p/></draw:path><draw:path draw:style-name="gr3" draw:text-style-name="P6" svg:width="0.1346in" svg:height="0.0787in" svg:x="0.8303in" svg:y="0.0362in" svg:viewBox="0 0 343 201" svg:d="M330 109c7 0 13-1 13-9 0-9-6-8-13-8-96 0-191 0-287 0 21-15 31-31 34-36 18-26 21-50 21-52 0-4-5-4-8-4-6 0-8 1-9 8-8 37-32 69-74 88-5 1-7 1-7 4 0 2 2 5 7 6 39 16 66 46 74 90 1 4 3 5 9 5 3 0 8 0 8-4 0-1-3-25-20-51-8-12-19-25-35-37 96 0 191 0 287 0z"><text:p/></draw:path><draw:path draw:style-name="gr3" draw:text-style-name="P6" svg:width="0.1346in" svg:height="0.0787in" svg:x="0.9567in" svg:y="0.0362in" svg:viewBox="0 0 343 201" svg:d="M300 109c-21 15-31 32-34 36-17 27-21 51-21 52 0 4 5 4 8 4 7 0 8-1 9-7 9-38 32-71 75-88 5-1 6-4 6-6 0-3-2-3-3-3-18-7-64-27-78-91-1-5-2-6-9-6-3 0-8 0-8 4 0 2 4 26 20 51 8 12 19 25 35 37-95 0-191 0-287 0-6 0-13-1-13 8 0 8 7 9 13 9 96 0 192 0 287 0z"><text:p/></draw:path><draw:path draw:style-name="gr3" draw:text-style-name="P6" svg:width="0.0752in" svg:height="0.1374in" svg:x="1.1508in" svg:y="0.0067in" svg:viewBox="0 0 192 350" svg:d="M121 118c11 0 23 0 34 0 8 0 11 0 11-8 0-4-3-4-10-4-11 0-22 0-33 0 3-16 6-30 9-44 1-8 7-36 9-40 3-8 10-13 18-13 2 0 11 0 19 6-17 2-21 16-21 21 0 9 7 14 15 14 9 0 20-9 20-24 0-17-17-26-33-26-13 0-37 7-49 45-2 8-3 12-12 61-9 0-19 0-28 0-6 0-11 0-11 7 0 5 4 5 11 5 9 0 17 0 26 0-10 50-20 100-30 151-7 37-13 72-33 72-2 0-11 0-19-6 18-1 21-16 21-21 0-9-6-13-14-13-10 0-21 8-21 23 0 17 16 26 33 26 21 0 36-23 44-37 12-25 21-71 21-74 8-40 15-80 23-121z"><text:p/></draw:path><draw:path draw:style-name="gr3" draw:text-style-name="P6" svg:width="0.0469in" svg:height="0.0701in" svg:x="1.2236in" svg:y="0.0661in" svg:viewBox="0 0 120 179" svg:d="M120 130c-3 0-7 0-10 0-1 5-3 22-7 24-2 2-23 2-27 2-17 0-33 0-50 0 29-25 39-33 54-45 21-16 40-33 40-58 0-33-30-53-64-53-33 0-56 23-56 48 0 14 11 15 14 15 7 0 15-5 15-15 0-4-3-14-17-14 9-19 28-24 40-24 27 0 41 21 41 43 0 23-17 42-25 52-22 21-44 41-66 63-2 3-2 4-2 11 37 0 74 0 111 0 3-16 6-33 9-49z"><text:p/></draw:path><draw:path draw:style-name="gr3" draw:text-style-name="P6" svg:width="0.0346in" svg:height="0.1512in" svg:x="1.3004in" svg:y="0in" svg:viewBox="0 0 89 385" svg:d="M89 381c0-1 0-1-7-8-48-49-60-122-60-180 0-67 15-135 63-182 4-5 4-5 4-7 0-3-1-4-3-4-5 0-39 26-62 76-20 42-24 85-24 117 0 29 4 76 25 120 23 47 56 72 61 72 2 0 3-1 3-4z"><text:p/></draw:path><draw:path draw:style-name="gr3" draw:text-style-name="P6" svg:width="0.0752in" svg:height="0.0685in" svg:x="1.3488in" svg:y="0.0453in" svg:viewBox="0 0 192 175" svg:d="M118 54c2-10 11-45 38-45 2 0 11 0 19 4-11 2-19 12-19 21 0 7 5 14 16 14 8 0 20-7 20-23 0-19-23-25-36-25-22 0-36 21-41 30-9-26-30-30-41-30-40 0-62 50-62 59 0 5 3 5 4 5 4 0 5-1 5-5 13-40 39-50 53-50 6 0 21 3 21 25 0 12-7 39-21 93-7 24-20 39-38 39-2 0-11 0-18-4 8-2 17-10 17-21s-9-13-14-13c-11 0-21 10-21 22 0 17 19 25 36 25 26 0 40-27 41-30 4 15 19 30 42 30 39 0 61-49 61-59 0-4-3-4-4-4-3 0-4 1-6 4-12 41-38 50-51 50-15 0-21-12-21-25 0-9 2-17 6-34 5-18 9-35 14-53z"><text:p/></draw:path><draw:path draw:style-name="gr3" draw:text-style-name="P6" svg:width="0.035in" svg:height="0.1512in" svg:x="1.4398in" svg:y="0in" svg:viewBox="0 0 90 385" svg:d="M90 193c0-30-4-76-25-120-23-48-57-73-61-73-2 0-4 2-4 4s0 2 8 9c38 38 60 99 60 180 0 65-14 133-63 181-5 6-5 6-5 7 0 2 2 4 4 4 4 0 39-26 62-76 20-41 24-84 24-116z"><text:p/></draw:path><draw:path draw:style-name="gr3" draw:text-style-name="P6" svg:width="0.1008in" svg:height="0.0354in" svg:x="1.5413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638in" svg:height="0.1035in" svg:x="1.6992in" svg:y="0.013in" svg:viewBox="0 0 163 264" svg:d="M163 133c0-31-2-61-16-90-17-37-49-43-66-43-23 0-50 10-67 45-12 28-14 57-14 88 0 29 2 64 18 92 16 32 45 39 63 39 21 0 51-7 67-45 13-25 15-55 15-86zM81 255c-15 0-37-9-45-46-4-22-4-58-4-80 0-26 0-51 3-72 8-45 36-49 46-49 14 0 39 7 47 45 3 22 3 52 3 76 0 28 0 55-5 79-5 36-27 47-45 47z"><text:p/></draw:path><draw:path draw:style-name="gr3" draw:text-style-name="P6" svg:width="0.035in" svg:height="0.1512in" svg:x="1.778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8">, </text:span><text:span text:style-name="T46">ולכן:</text:span></text:p>
      <text:p text:style-name="P56"><text:s/><text:span text:style-name="T8"><draw:g text:anchor-type="as-char" svg:y="-0.1134in" draw:z-index="55" draw:name="Shape218" draw:style-name="gr1"><svg:title>TexMaths</svg:title><svg:desc>11§display§\lnot(f_1(x) = 0 \so f_2(x) = 0) \lor \lnot(f_2(x) = 0 \so f_1(x) = 0)§svg§600§FALSE§</svg:desc><draw:path draw:style-name="gr2" draw:text-style-name="P5" svg:width="3.7457in" svg:height="0.1354in" svg:x="-0.0004in" svg:y="0.0071in" svg:viewBox="0 0 9515 345" svg:d="M0 0c3172 0 6343 0 9515 0 0 115 0 230 0 345-3172 0-6343 0-9515 0 0-115 0-230 0-345z"><text:p/></draw:path><draw:path draw:style-name="gr3" draw:text-style-name="P6" svg:width="0.0846in" svg:height="0.0398in" svg:x="0in" svg:y="0.0598in" svg:viewBox="0 0 216 102" svg:d="M216 13c0-12-1-13-15-13-62 0-124 0-187 0-6 0-14 0-14 8 0 7 8 7 14 7 62 0 125 0 186 0 0 25 0 49 0 74 0 7 0 13 8 13s8-6 8-13c0-25 0-50 0-76z"><text:p/></draw:path><draw:path draw:style-name="gr3" draw:text-style-name="P6" svg:width="0.035in" svg:height="0.1508in" svg:x="0.1083in" svg:y="0in" svg:viewBox="0 0 90 384" svg:d="M90 380c0-1 0-1-6-8-49-48-62-121-62-179 0-67 15-135 63-183 5-4 5-4 5-7 0-2-2-3-4-3-3 0-39 26-62 75-20 43-24 86-24 118 0 28 4 76 25 119 23 47 58 72 61 72 2 0 4-1 4-4z"><text:p/></draw:path><draw:path draw:style-name="gr3" draw:text-style-name="P6" svg:width="0.0756in" svg:height="0.137in" svg:x="0.1606in" svg:y="0.0071in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4 72-1 0-11 0-18-7 18-1 21-15 21-21 0-9-6-14-14-14-10 0-21 9-21 24 0 17 17 26 32 26 22 0 37-22 44-37 12-25 21-71 22-74 8-40 15-81 23-120z"><text:p/></draw:path><draw:path draw:style-name="gr3" draw:text-style-name="P6" svg:width="0.0382in" svg:height="0.0701in" svg:x="0.2386in" svg:y="0.0661in" svg:viewBox="0 0 98 179" svg:d="M61 8c0-7 0-8-8-8-18 18-42 18-53 18 0 3 0 6 0 10 7 0 24 0 39-8 0 45 0 91 0 137 0 9 0 13-27 13-3 0-6 0-10 0 0 3 0 6 0 9 5 0 38-1 48-1 8 0 42 1 48 1 0-3 0-6 0-9-3 0-7 0-10 0-27 0-27-4-27-13 0-50 0-100 0-149z"><text:p/></draw:path><draw:path draw:style-name="gr3" draw:text-style-name="P6" svg:width="0.035in" svg:height="0.1508in" svg:x="0.3102in" svg:y="0in" svg:viewBox="0 0 90 384" svg:d="M90 380c0-1 0-1-6-8-49-48-61-121-61-179 0-67 14-135 62-183 5-4 5-4 5-7 0-2-1-3-4-3s-39 26-61 75c-19 43-25 86-25 118 0 28 4 76 26 119 24 47 57 72 60 72s4-1 4-4z"><text:p/></draw:path><draw:path draw:style-name="gr3" draw:text-style-name="P6" svg:width="0.0756in" svg:height="0.0681in" svg:x="0.3591in" svg:y="0.0453in" svg:viewBox="0 0 193 174" svg:d="M118 54c2-10 11-46 37-46 2 0 12 0 20 5-11 2-19 12-19 21 0 7 5 13 16 13 7 0 21-6 21-22 0-19-24-25-37-25-23 0-36 20-40 29-10-26-31-29-42-29-41 0-63 50-63 59 0 4 4 4 6 4s3-1 4-5c13-40 38-50 52-50 7 0 21 4 21 26 0 12-7 38-21 92-6 24-20 40-37 40-2 0-11 0-19-5 9-2 18-10 18-21 0-10-9-13-14-13-12 0-21 10-21 22 0 17 19 25 36 25 26 0 39-26 40-29 5 15 19 29 42 29 40 0 62-50 62-59 0-4-4-4-5-4-3 0-3 1-4 5-14 40-40 50-52 50-16 0-21-13-21-25 0-9 2-18 7-34 4-18 8-35 13-53z"><text:p/></draw:path><draw:path draw:style-name="gr3" draw:text-style-name="P6" svg:width="0.035in" svg:height="0.1508in" svg:x="0.45in" svg:y="0in" svg:viewBox="0 0 90 384" svg:d="M90 193c0-30-4-77-25-120-24-48-57-73-61-73-2 0-4 1-4 3 0 3 0 3 8 10 37 38 59 99 59 180 0 65-14 132-61 181-6 5-6 5-6 6 0 3 2 4 4 4 4 0 39-26 62-75 20-43 24-85 24-116z"><text:p/></draw:path><draw:path draw:style-name="gr3" draw:text-style-name="P6" svg:width="0.1008in" svg:height="0.035in" svg:x="0.5516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38in" svg:height="0.1035in" svg:x="0.7094in" svg:y="0.0126in" svg:viewBox="0 0 163 264" svg:d="M163 133c0-30-2-61-16-89-17-37-49-44-66-44-23 0-51 10-67 46-12 27-14 57-14 87s1 63 18 93c16 31 45 38 63 38 21 0 51-7 68-44 12-27 14-56 14-87zM81 257c-15 0-38-10-45-48-4-22-4-57-4-80 0-24 0-50 3-71 8-46 37-49 46-49 13 0 39 6 46 45 4 22 4 51 4 75 0 30 0 55-4 79-6 36-28 49-46 49z"><text:p/></draw:path><draw:path draw:style-name="gr3" draw:text-style-name="P6" svg:width="0.0929in" svg:height="0.0055in" svg:x="0.8346in" svg:y="0.0717in" svg:viewBox="0 0 237 15" svg:d="M222 15c7 0 15 0 15-7 0-8-8-8-15-8-69 0-139 0-209 0-6 0-13 0-13 8 0 7 7 7 13 7 70 0 140 0 209 0z"><text:p/></draw:path><draw:path draw:style-name="gr3" draw:text-style-name="P6" svg:width="0.1346in" svg:height="0.078in" svg:x="0.9236in" svg:y="0.0362in" svg:viewBox="0 0 343 199" svg:d="M301 108c-22 16-31 32-35 37-17 27-14 33-21 50 0 4 6 4 8 4 7 0 8 0 9-6 9-38 32-70 76-87 4-3 5-4 5-6s-2-4-3-4c-17-7-64-26-78-90-1-5-2-6-9-6-2 0-8 0-8 4 0 2 4 26 20 51 8 12 19 25 36 37-95 0-192 0-288 0-6 0-13 0-13 8s7 8 13 8c96 0 193 0 288 0z"><text:p/></draw:path><draw:path draw:style-name="gr3" draw:text-style-name="P6" svg:width="0.0756in" svg:height="0.137in" svg:x="1.1177in" svg:y="0.0071in" svg:viewBox="0 0 193 349" svg:d="M121 118c11 0 23 0 34 0 8 0 11 0 11-9 0-3-3-3-10-3-11 0-21 0-32 0 3-16 6-30 8-44 1-9 7-36 9-41 4-7 11-13 19-13 1 0 11 0 18 7-16 2-21 15-21 21 0 9 7 14 15 14 10 0 21-9 21-24 0-17-18-26-33-26-14 0-38 7-50 45-2 8-3 12-12 61-9 0-19 0-28 0-6 0-11 0-11 6s4 6 11 6c9 0 17 0 26 0-10 50-19 100-29 151-8 37-14 72-34 72-1 0-11 0-19-7 18-1 21-15 21-21 0-9-6-14-14-14-10 0-21 9-21 24 0 17 18 26 33 26 21 0 36-22 44-37 12-25 21-71 21-74 8-40 15-81 23-120z"><text:p/></draw:path><draw:path draw:style-name="gr3" draw:text-style-name="P6" svg:width="0.0469in" svg:height="0.0701in" svg:x="1.1909in" svg:y="0.0661in" svg:viewBox="0 0 120 179" svg:d="M120 130c-3 0-7 0-10 0 0 7-3 22-7 25-2 1-23 1-26 1-16 0-34 0-51 0 29-25 39-32 55-45 20-15 39-33 39-58 0-33-29-53-64-53-33 0-56 24-56 48 0 15 12 16 14 16 7 0 15-5 15-14 0-6-3-15-16-15 8-18 27-25 40-25 26 0 41 21 41 43 0 23-17 42-26 52-22 21-43 41-65 63-3 4-3 4-3 11 37 0 74 0 111 0 3-16 6-33 9-49z"><text:p/></draw:path><draw:path draw:style-name="gr3" draw:text-style-name="P6" svg:width="0.035in" svg:height="0.1508in" svg:x="1.2673in" svg:y="0in" svg:viewBox="0 0 90 384" svg:d="M90 380c0-1 0-1-6-8-49-48-62-121-62-179 0-67 15-135 63-183 5-4 5-4 5-7 0-2-2-3-4-3-3 0-39 26-62 75-20 43-24 86-24 118 0 28 4 76 25 119 23 47 58 72 61 72 2 0 4-1 4-4z"><text:p/></draw:path><draw:path draw:style-name="gr3" draw:text-style-name="P6" svg:width="0.0756in" svg:height="0.0681in" svg:x="1.3157in" svg:y="0.0453in" svg:viewBox="0 0 193 174" svg:d="M118 54c2-10 11-46 38-46 2 0 11 0 20 5-11 2-19 12-19 21 0 7 5 13 15 13 8 0 21-6 21-22 0-19-24-25-37-25-22 0-35 20-40 29-9-26-30-29-41-29-41 0-63 50-63 59 0 4 3 4 5 4 3 0 4-1 5-5 13-40 39-50 52-50 7 0 21 4 21 26 0 12-7 38-21 92-7 24-20 40-38 40-2 0-11 0-18-5 10-2 17-10 17-21 0-10-7-13-14-13-11 0-21 10-21 22 0 17 20 25 36 25 26 0 40-26 41-29 4 15 19 29 42 29 39 0 61-50 61-59 0-4-3-4-4-4-3 0-4 1-5 5-13 40-39 50-51 50-15 0-22-13-22-25 0-9 2-18 7-34 4-18 8-35 13-53z"><text:p/></draw:path><draw:path draw:style-name="gr3" draw:text-style-name="P6" svg:width="0.0346in" svg:height="0.1508in" svg:x="1.4075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6" svg:width="0.1004in" svg:height="0.035in" svg:x="1.5087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638in" svg:height="0.1035in" svg:x="1.6669in" svg:y="0.0126in" svg:viewBox="0 0 163 264" svg:d="M163 133c0-30-2-61-16-89-18-37-49-44-66-44-23 0-51 10-67 46-13 27-14 57-14 87s1 63 17 93c17 31 45 38 63 38 21 0 51-7 69-44 12-27 14-56 14-87zM80 257c-14 0-37-10-44-48-4-22-4-57-4-80 0-24 0-50 3-71 7-46 37-49 45-49 14 0 39 6 47 45 3 22 3 51 3 75 0 30 0 55-3 79-7 36-29 49-47 49z"><text:p/></draw:path><draw:path draw:style-name="gr3" draw:text-style-name="P6" svg:width="0.0346in" svg:height="0.1508in" svg:x="1.7457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6" svg:width="0.0843in" svg:height="0.0933in" svg:x="1.8382in" svg:y="0.0217in" svg:viewBox="0 0 215 238" svg:d="M212 15c3-4 3-5 3-7 0-5-4-8-8-8-3 0-7 3-9 9-31 67-60 135-91 202-30-67-61-135-90-202-4-8-7-9-9-9-5 0-8 3-8 8 0 1 0 2 2 6 32 72 64 145 96 216 3 7 5 8 9 8 5 0 6-2 9-8 31-71 64-143 96-215z"><text:p/></draw:path><draw:path draw:style-name="gr3" draw:text-style-name="P6" svg:width="0.0846in" svg:height="0.0398in" svg:x="1.9728in" svg:y="0.0598in" svg:viewBox="0 0 216 102" svg:d="M216 13c0-12-3-13-15-13-62 0-125 0-188 0-6 0-13 0-13 8 0 7 7 7 13 7 62 0 125 0 186 0 0 25 0 49 0 74 0 7-1 13 8 13 8 0 9-6 9-13 0-25 0-50 0-76z"><text:p/></draw:path><draw:path draw:style-name="gr3" draw:text-style-name="P6" svg:width="0.0346in" svg:height="0.1508in" svg:x="2.0811in" svg:y="0in" svg:viewBox="0 0 89 384" svg:d="M89 380c0-1 0-1-6-8-49-48-61-121-61-179 0-67 15-135 63-183 4-4 4-4 4-7 0-2-1-3-3-3-5 0-39 26-62 75-20 43-24 86-24 118 0 28 4 76 25 119 23 47 56 72 61 72 2 0 3-1 3-4z"><text:p/></draw:path><draw:path draw:style-name="gr3" draw:text-style-name="P6" svg:width="0.076in" svg:height="0.137in" svg:x="2.1331in" svg:y="0.0071in" svg:viewBox="0 0 194 349" svg:d="M122 118c11 0 22 0 33 0 8 0 11 0 11-9 0-3-3-3-10-3-11 0-21 0-32 0 3-16 6-30 8-44 2-9 8-36 10-41 3-7 10-13 18-13 2 0 12 0 18 7-16 2-21 15-21 21 0 9 8 14 15 14 11 0 22-9 22-24 0-17-18-26-34-26-14 0-38 7-49 45-3 8-4 12-13 61-9 0-18 0-26 0s-13 0-13 6 4 6 11 6c9 0 17 0 26 0-10 50-19 100-29 151-8 37-13 72-34 72-1 0-11 0-19-7 19-1 22-15 22-21 0-9-7-14-14-14-10 0-22 9-22 24 0 17 18 26 33 26 22 0 37-22 44-37 12-25 21-71 22-74 8-40 15-81 23-120z"><text:p/></draw:path><draw:path draw:style-name="gr3" draw:text-style-name="P6" svg:width="0.0469in" svg:height="0.0701in" svg:x="2.2063in" svg:y="0.0661in" svg:viewBox="0 0 120 179" svg:d="M120 130c-3 0-6 0-9 0-1 7-4 22-8 25-2 1-23 1-26 1-16 0-33 0-49 0 27-25 37-32 53-45 20-15 39-33 39-58 0-33-29-53-64-53-33 0-56 24-56 48 0 15 12 16 14 16 7 0 15-5 15-14 0-6-1-15-16-15 8-18 27-25 40-25 26 0 41 21 41 43 0 23-17 42-26 52-22 21-43 41-65 63-3 4-3 4-3 11 37 0 75 0 112 0 2-16 6-33 8-49z"><text:p/></draw:path><draw:path draw:style-name="gr3" draw:text-style-name="P6" svg:width="0.035in" svg:height="0.1508in" svg:x="2.2831in" svg:y="0in" svg:viewBox="0 0 90 384" svg:d="M90 380c0-1 0-1-6-8-49-48-61-121-61-179 0-67 14-135 62-183 5-4 5-4 5-7 0-2-2-3-4-3-3 0-39 26-62 75-20 43-24 86-24 118 0 28 4 76 25 119 25 47 58 72 61 72 2 0 4-1 4-4z"><text:p/></draw:path><draw:path draw:style-name="gr3" draw:text-style-name="P6" svg:width="0.0756in" svg:height="0.0681in" svg:x="2.3315in" svg:y="0.0453in" svg:viewBox="0 0 193 174" svg:d="M118 54c3-10 12-46 38-46 2 0 11 0 20 5-11 2-19 12-19 21 0 7 5 13 15 13 8 0 21-6 21-22 0-19-22-25-36-25-23 0-36 20-40 29-10-26-31-29-42-29-41 0-63 50-63 59 0 4 3 3 5 4 3 0 4-1 5-5 13-40 39-50 52-50 7 0 21 4 21 26 0 12-7 38-21 92-7 24-20 40-37 40-2 0-12 0-19-5 10-2 18-10 18-21 0-10-8-13-14-13-12 0-22 10-22 22 0 17 20 25 36 25 27 0 40-26 41-29 4 15 19 29 42 29 39 0 61-50 61-59 0-4-3-4-4-4-3 0-4 1-4 5-14 40-40 50-52 50-15 0-21-13-21-25 0-9 2-18 7-34 4-18 7-35 12-53z"><text:p/></draw:path><draw:path draw:style-name="gr3" draw:text-style-name="P6" svg:width="0.035in" svg:height="0.1508in" svg:x="2.4228in" svg:y="0in" svg:viewBox="0 0 90 384" svg:d="M90 193c0-30-4-77-26-120-23-48-56-73-61-73-2 0-3 1-3 3 0 3 0 3 8 10 37 38 59 99 59 180 0 65-14 132-61 181-6 5-6 5-6 6 0 3 1 4 3 4 5 0 40-26 62-75 20-43 25-85 25-116z"><text:p/></draw:path><draw:path draw:style-name="gr3" draw:text-style-name="P6" svg:width="0.1008in" svg:height="0.035in" svg:x="2.5244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38in" svg:height="0.1035in" svg:x="2.6823in" svg:y="0.0126in" svg:viewBox="0 0 163 264" svg:d="M163 133c0-30-2-61-16-89-17-37-49-44-66-44-23 0-51 10-67 46-12 27-14 57-14 87s1 63 18 93c16 31 44 38 63 38 21 0 50-7 68-44 12-27 14-56 14-87zM81 257c-15 0-38-10-45-48-4-22-4-57-4-80 0-24 0-50 3-71 8-46 37-49 46-49 13 0 38 6 46 45 4 22 4 51 4 75 0 30 0 55-4 79-6 36-29 49-46 49z"><text:p/></draw:path><draw:path draw:style-name="gr3" draw:text-style-name="P6" svg:width="0.0921in" svg:height="0.0055in" svg:x="2.8075in" svg:y="0.0717in" svg:viewBox="0 0 235 15" svg:d="M222 15c7 0 13 0 13-7 0-8-6-8-13-8-69 0-139 0-209 0-6 0-13 0-13 8 0 7 7 7 13 7 70 0 140 0 209 0z"><text:p/></draw:path><draw:path draw:style-name="gr3" draw:text-style-name="P6" svg:width="0.1346in" svg:height="0.078in" svg:x="2.8965in" svg:y="0.0362in" svg:viewBox="0 0 343 199" svg:d="M300 108c-21 16-30 32-34 37-17 27-14 33-21 50 0 4 5 4 8 4 7 0 7 0 9-6 9-38 32-70 75-87 5-3 6-4 6-6s-2-4-3-4c-18-7-64-26-79-90-1-5-1-6-8-6-3 0-8 0-8 4 0 2 4 26 20 51 8 12 19 25 35 37-95 0-191 0-287 0-6 0-13 0-13 8s7 8 13 8c96 0 192 0 287 0z"><text:p/></draw:path><draw:path draw:style-name="gr3" draw:text-style-name="P6" svg:width="0.0756in" svg:height="0.137in" svg:x="3.0906in" svg:y="0.0071in" svg:viewBox="0 0 193 349" svg:d="M121 118c11 0 22 0 33 0 9 0 12 0 12-9 0-3-3-3-10-3-11 0-22 0-33 0 4-16 6-30 9-44 1-9 7-36 9-41 3-7 10-13 19-13 1 0 11 0 18 7-17 2-21 15-21 21 0 9 7 14 15 14 10 0 21-9 21-24 0-17-18-26-33-26-14 0-38 7-50 45-2 8-3 12-13 61-9 0-18 0-27 0-6 0-11 0-11 6s4 6 11 6c9 0 17 0 26 0-10 50-20 100-30 151-7 37-13 72-33 72-2 0-11 0-19-7 18-1 21-15 21-21 0-9-6-14-14-14-10 0-21 9-21 24 0 17 17 26 33 26 21 0 36-22 43-37 13-25 22-71 22-74 8-40 15-81 23-120z"><text:p/></draw:path><draw:path draw:style-name="gr3" draw:text-style-name="P6" svg:width="0.0386in" svg:height="0.0701in" svg:x="3.1685in" svg:y="0.0661in" svg:viewBox="0 0 99 179" svg:d="M62 8c0-7-1-8-9-8-17 18-42 18-53 18 0 3 0 6 0 10 7 0 24 0 40-8 0 45 0 91 0 137 0 9 0 13-28 13-3 0-6 0-10 0 0 3 0 6 0 9 5 0 39-1 49-1 7 0 41 1 48 1 0-3 0-6 0-9-3 0-8 0-11 0-26 0-26-4-26-13 0-50 0-100 0-149z"><text:p/></draw:path><draw:path draw:style-name="gr3" draw:text-style-name="P6" svg:width="0.0346in" svg:height="0.1508in" svg:x="3.2402in" svg:y="0in" svg:viewBox="0 0 89 384" svg:d="M89 380c0-1 0-1-6-8-49-48-61-121-61-179 0-67 15-135 63-183 4-4 4-4 4-7 0-2-1-3-3-3-5 0-39 26-62 75-20 43-24 86-24 118 0 28 4 76 25 119 23 47 56 72 61 72 2 0 3-1 3-4z"><text:p/></draw:path><draw:path draw:style-name="gr3" draw:text-style-name="P6" svg:width="0.0756in" svg:height="0.0681in" svg:x="3.289in" svg:y="0.0453in" svg:viewBox="0 0 193 174" svg:d="M118 54c2-10 11-46 38-46 2 0 11 0 19 5-10 2-18 12-18 21 0 7 4 13 15 13 8 0 21-6 21-22 0-19-24-25-37-25-22 0-36 20-40 29-10-26-30-29-42-29-40 0-62 50-62 59 0 4 3 4 5 4 3 0 4-1 5-5 12-40 39-50 52-50 6 0 21 4 21 26 0 12-7 38-21 92-7 24-20 40-38 40-2 0-11 0-18-5 8-2 17-10 17-21 0-10-9-13-14-13-11 0-21 10-21 22 0 17 19 25 36 25 26 0 40-26 41-29 4 15 19 29 42 29 39 0 61-50 61-59 0-4-3-4-4-4-3 0-4 1-5 5-13 40-39 50-52 50-14 0-21-13-21-25 0-9 2-18 7-34 4-18 8-35 13-53z"><text:p/></draw:path><draw:path draw:style-name="gr3" draw:text-style-name="P6" svg:width="0.0346in" svg:height="0.1508in" svg:x="3.3803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6" svg:width="0.1008in" svg:height="0.035in" svg:x="3.4811in" svg:y="0.0571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6" svg:width="0.0638in" svg:height="0.1035in" svg:x="3.6394in" svg:y="0.0126in" svg:viewBox="0 0 163 264" svg:d="M163 133c0-30-1-61-16-89-17-37-49-44-64-44-25 0-52 10-69 46-12 27-14 57-14 87s2 63 18 93c16 31 45 38 63 38 21 0 51-7 68-44 13-27 14-56 14-87zM81 257c-14 0-37-10-45-48-3-22-3-57-3-80 0-24 0-50 2-71 8-46 37-49 46-49 14 0 39 6 47 45 3 22 3 51 3 75 0 30 0 55-4 79-6 36-28 49-46 49z"><text:p/></draw:path><draw:path draw:style-name="gr3" draw:text-style-name="P6" svg:width="0.035in" svg:height="0.1508in" svg:x="3.7181in" svg:y="0in" svg:viewBox="0 0 90 384" svg:d="M90 193c0-30-4-77-25-120-23-48-57-73-61-73-2 0-4 1-4 3 0 3 0 3 8 10 38 38 60 99 60 180 0 65-14 132-62 181-6 5-6 5-6 6 0 3 2 4 4 4 4 0 39-26 62-75 20-43 24-85 24-116z"><text:p/></draw:path></draw:g></text:span></text:p>
      <text:p text:style-name="P55"><text:span text:style-name="T8">שלפי חוקי הלוגיקה שקול לכך ש־</text:span><text:span text:style-name="T8"><draw:g text:anchor-type="as-char" svg:y="-0.1134in" draw:z-index="54" draw:name="Shape219" draw:style-name="gr1"><svg:title>TexMaths</svg:title><svg:desc>11§display§(f_1(x) = 0 \land f_2(x) \neq 0) \lor (f_2(x) = 0 \land f_1(x) \neq 0)§svg§600§FALSE§</svg:desc><draw:path draw:style-name="gr2" draw:text-style-name="P5" svg:width="3.2209in" svg:height="0.1354in" svg:x="-0.0004in" svg:y="0.0071in" svg:viewBox="0 0 8182 345" svg:d="M0 0c2727 0 5455 0 8182 0 0 115 0 230 0 345-2727 0-5455 0-8182 0 0-115 0-230 0-345z"><text:p/></draw:path><draw:path draw:style-name="gr3" draw:text-style-name="P6" svg:width="0.0346in" svg:height="0.1508in" svg:x="0.0071in" svg:y="0in" svg:viewBox="0 0 89 384" svg:d="M89 380c0-1 0-1-6-8-49-48-61-121-61-179 0-67 15-135 63-183 4-4 4-4 4-7 0-2-1-3-3-3-5 0-39 26-62 75-20 43-24 86-24 118 0 28 4 76 25 119 23 47 56 72 61 72 2 0 3-1 3-4z"><text:p/></draw:path><draw:path draw:style-name="gr3" draw:text-style-name="P6" svg:width="0.076in" svg:height="0.137in" svg:x="0.0591in" svg:y="0.0071in" svg:viewBox="0 0 194 349" svg:d="M122 118c11 0 22 0 33 0 8 0 11 0 11-9 0-3-3-3-10-3-11 0-21 0-32 0 3-16 6-30 8-44 2-9 7-36 10-41 3-7 10-13 18-13 1 0 12 0 18 7-16 2-21 15-21 21 0 9 8 14 15 14 10 0 22-9 22-24 0-17-19-26-34-26-14 0-38 7-50 45-2 8-3 12-12 61-9 0-18 0-26 0s-13 0-13 6 4 6 11 6c9 0 17 0 26 0-10 50-19 100-29 151-8 37-14 72-34 72-1 0-11 0-19-7 18-1 22-15 22-21 0-9-7-14-14-14-11 0-22 9-22 24 0 17 18 26 33 26 21 0 37-22 44-37 12-25 21-71 22-74 8-40 15-81 23-120z"><text:p/></draw:path><draw:path draw:style-name="gr3" draw:text-style-name="P6" svg:width="0.0382in" svg:height="0.0701in" svg:x="0.1374in" svg:y="0.0661in" svg:viewBox="0 0 98 179" svg:d="M61 8c0-7 0-8-8-8-18 18-42 18-53 18 0 3 0 6 0 10 6 0 24 0 39-8 0 45 0 91 0 137 0 9 0 13-27 13-3 0-8 0-11 0 0 3 0 6 0 9 6 0 39-1 49-1 8 0 42 1 48 1 0-3 0-6 0-9-3 0-7 0-10 0-27 0-27-4-27-13 0-50 0-100 0-149z"><text:p/></draw:path><draw:path draw:style-name="gr3" draw:text-style-name="P6" svg:width="0.035in" svg:height="0.1508in" svg:x="0.2087in" svg:y="0in" svg:viewBox="0 0 90 384" svg:d="M90 380c0-1 0-1-6-8-49-48-61-121-61-179 0-67 14-135 62-183 5-4 5-4 5-7 0-2-2-3-4-3-3 0-39 26-62 75-20 43-24 86-24 118 0 28 4 76 25 119 23 47 58 72 61 72 2 0 4-1 4-4z"><text:p/></draw:path><draw:path draw:style-name="gr3" draw:text-style-name="P6" svg:width="0.0756in" svg:height="0.0681in" svg:x="0.2575in" svg:y="0.0453in" svg:viewBox="0 0 193 174" svg:d="M118 54c2-10 12-46 38-46 2 0 11 0 20 5-11 2-19 12-19 21 0 7 5 13 15 13 8 0 21-6 21-22 0-19-24-25-37-25-22 0-35 20-39 29-10-26-31-29-42-29-41 0-63 50-63 59 0 4 3 3 5 4 3 0 4-1 5-5 13-40 39-50 52-50 7 0 21 4 21 26 0 12-7 38-21 92-7 24-20 40-37 40-3 0-12 0-19-5 10-2 18-10 18-21 0-10-8-13-14-13-12 0-22 10-22 22 0 17 20 25 36 25 26 0 40-26 41-29 4 15 19 29 42 29 39 0 61-50 61-59 0-4-3-4-4-4-3 0-4 1-5 5-13 40-39 50-51 50-15 0-22-13-22-25 0-9 3-18 7-34 4-18 8-35 13-53z"><text:p/></draw:path><draw:path draw:style-name="gr3" draw:text-style-name="P6" svg:width="0.0346in" svg:height="0.1508in" svg:x="0.3488in" svg:y="0in" svg:viewBox="0 0 89 384" svg:d="M89 193c0-30-3-77-25-120-23-48-56-73-61-73-2 0-3 1-3 3 0 3 0 3 8 10 37 38 59 99 59 180 0 65-14 132-63 181-4 5-4 5-4 6 0 3 1 4 3 4 5 0 40-26 62-75 20-43 24-85 24-116z"><text:p/></draw:path><draw:path draw:style-name="gr3" draw:text-style-name="P6" svg:width="0.1004in" svg:height="0.035in" svg:x="0.45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638in" svg:height="0.1035in" svg:x="0.6083in" svg:y="0.0126in" svg:viewBox="0 0 163 264" svg:d="M163 133c0-30-2-61-16-89-18-37-49-44-66-44-23 0-51 10-67 46-13 27-14 57-14 87s1 63 18 93c16 31 44 38 62 38 21 0 51-7 69-44 12-27 14-56 14-87zM80 257c-14 0-37-10-44-48-4-22-4-57-4-80 0-24 0-50 3-71 7-46 37-49 45-49 14 0 39 6 47 45 3 22 3 51 3 75 0 30 0 55-3 79-7 36-29 49-47 49z"><text:p/></draw:path><draw:path draw:style-name="gr3" draw:text-style-name="P6" svg:width="0.0843in" svg:height="0.0933in" svg:x="0.7205in" svg:y="0.0217in" svg:viewBox="0 0 215 238" svg:d="M117 9c-4-7-6-9-9-9-6 0-7 3-9 9-32 71-64 143-96 213-3 6-3 6-3 8 0 5 3 8 8 8 3 0 5-1 9-8 30-67 60-135 91-204 30 69 60 137 90 204 4 8 8 8 9 8 4 0 8-3 8-8-2-1 0-1-3-5-32-72-63-145-95-216z"><text:p/></draw:path><draw:path draw:style-name="gr3" draw:text-style-name="P6" svg:width="0.0756in" svg:height="0.137in" svg:x="0.8555in" svg:y="0.0071in" svg:viewBox="0 0 193 349" svg:d="M121 118c11 0 22 0 33 0 8 0 12 0 12-9 0-3-4-3-11-3-11 0-21 0-32 0 4-16 6-30 9-44 1-9 7-36 9-41 3-7 10-13 19-13 1 0 11 0 18 7-17 2-21 15-21 21 0 9 7 14 15 14 10 0 21-9 21-24 0-17-18-26-33-26-14 0-39 7-50 45-2 8-3 12-13 61-9 0-18 0-27 0-7 0-11 0-11 6s4 6 10 6c9 0 18 0 27 0-10 50-20 100-30 151-7 37-13 72-33 72-2 0-12 0-19-7 18-1 21-15 21-21 0-9-6-14-14-14-10 0-21 9-21 24 0 17 17 26 33 26 21 0 36-22 43-37 13-25 22-71 22-74 8-40 15-81 23-120z"><text:p/></draw:path><draw:path draw:style-name="gr3" draw:text-style-name="P6" svg:width="0.0465in" svg:height="0.0701in" svg:x="0.9287in" svg:y="0.0661in" svg:viewBox="0 0 119 179" svg:d="M119 130c-3 0-6 0-9 0-1 7-3 22-7 25-2 1-23 1-27 1-17 0-33 0-50 0 29-25 38-32 54-45 20-15 39-33 39-58 0-33-29-53-63-53s-56 24-56 48c0 15 11 16 14 16 7 0 15-5 15-14 0-6-3-15-17-15 9-18 28-25 40-25 27 0 42 21 42 43 0 23-18 42-27 52-22 21-43 41-65 63-2 4-2 4-2 11 37 0 74 0 111 0 2-16 6-33 8-49z"><text:p/></draw:path><draw:path draw:style-name="gr3" draw:text-style-name="P6" svg:width="0.0346in" svg:height="0.1508in" svg:x="1.0055in" svg:y="0in" svg:viewBox="0 0 89 384" svg:d="M89 380c0-1 0-1-6-8-49-48-61-121-61-179 0-67 14-135 63-183 4-4 4-4 4-7 0-2-1-3-3-3-5 0-40 26-62 75-20 43-24 86-24 118 0 28 3 76 25 119 23 47 56 72 61 72 2 0 3-1 3-4z"><text:p/></draw:path><draw:path draw:style-name="gr3" draw:text-style-name="P6" svg:width="0.0756in" svg:height="0.0681in" svg:x="1.0539in" svg:y="0.0453in" svg:viewBox="0 0 193 174" svg:d="M118 54c2-10 11-46 38-46 1 0 11 0 19 5-11 2-19 12-19 21 0 7 5 13 16 13 7 0 21-6 21-22 0-19-24-25-37-25-22 0-36 20-40 29-10-26-31-29-42-29-40 0-62 50-62 59 0 4 3 4 5 4 3 0 4-1 4-5 13-40 38-50 52-50 7 0 21 4 21 26 0 12-7 38-21 92-6 24-19 40-37 40-2 0-11 0-19-5 9-2 18-10 18-21 0-10-9-13-14-13-12 0-21 10-21 22 0 17 19 25 36 25 26 0 40-26 41-29 4 15 18 29 42 29 39 0 61-50 61-59 0-4-3-4-4-4-4 0-4 1-5 5-14 40-40 50-52 50-14 0-21-13-21-25 0-9 2-18 7-34 4-18 8-35 13-53z"><text:p/></draw:path><draw:path draw:style-name="gr3" draw:text-style-name="P6" svg:width="0.035in" svg:height="0.1508in" svg:x="1.1449in" svg:y="0in" svg:viewBox="0 0 90 384" svg:d="M90 193c0-30-4-77-25-120-23-48-57-73-61-73-2 0-4 1-4 3 0 3 0 3 8 10 37 38 59 99 59 180 0 65-14 132-61 181-6 5-6 5-6 6 0 3 2 4 4 4 4 0 39-26 62-75 20-43 24-85 24-116z"><text:p/></draw:path><draw:path draw:style-name="gr3" draw:text-style-name="P6" svg:width="0.076in" svg:height="0.1406in" svg:x="1.2587in" svg:y="0.0043in" svg:viewBox="0 0 194 358" svg:d="M190 15c4-5 4-6 4-7 0-4-3-8-8-8-4 0-7 2-9 8-58 111-115 223-174 334-3 6-3 7-3 8 0 3 3 8 8 8s6-2 9-8c58-111 115-223 173-335z"><text:p/></draw:path><draw:path draw:style-name="gr3" draw:text-style-name="P6" svg:width="0.1008in" svg:height="0.035in" svg:x="1.2461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38in" svg:height="0.1035in" svg:x="1.4043in" svg:y="0.0126in" svg:viewBox="0 0 163 264" svg:d="M163 133c0-30-2-61-16-89-17-37-49-44-66-44-23 0-50 10-67 46-12 27-14 57-14 87s2 63 18 93c16 31 45 38 63 38 21 0 51-7 68-44 12-27 14-56 14-87zM81 257c-15 0-37-10-45-48-4-22-4-57-4-80 0-24 0-50 3-71 8-46 37-49 46-49 14 0 39 6 46 45 4 22 4 51 4 75 0 30 0 55-4 79-6 36-28 49-46 49z"><text:p/></draw:path><draw:path draw:style-name="gr3" draw:text-style-name="P6" svg:width="0.035in" svg:height="0.1508in" svg:x="1.4831in" svg:y="0in" svg:viewBox="0 0 90 384" svg:d="M90 193c0-30-4-77-25-120-24-48-57-73-61-73-2 0-4 1-4 3 0 3 0 3 8 10 37 38 59 99 59 180 0 65-14 132-61 181-6 5-6 5-6 6 0 3 2 4 4 4 4 0 39-26 62-75 20-43 24-85 24-116z"><text:p/></draw:path><draw:path draw:style-name="gr3" draw:text-style-name="P6" svg:width="0.0846in" svg:height="0.0933in" svg:x="1.5756in" svg:y="0.0217in" svg:viewBox="0 0 216 238" svg:d="M212 15c3-4 4-5 4-7 0-5-5-8-8-8-4 0-7 3-9 9-31 67-60 135-91 202-31-67-61-135-91-202-3-8-6-9-9-9-5 0-8 3-8 8 0 1 0 2 2 6 32 72 65 145 97 216 3 7 6 8 9 8 5 0 6-2 9-8 32-71 63-143 95-215z"><text:p/></draw:path><draw:path draw:style-name="gr3" draw:text-style-name="P6" svg:width="0.035in" svg:height="0.1508in" svg:x="1.7173in" svg:y="0in" svg:viewBox="0 0 90 384" svg:d="M90 380c0-1 0-1-6-8-49-48-62-121-62-179 0-67 15-135 63-183 5-4 5-4 5-7 0-2-2-3-4-3-3 0-39 26-62 75-20 43-24 86-24 118 0 28 4 76 25 119 23 47 58 72 61 72 2 0 4-1 4-4z"><text:p/></draw:path><draw:path draw:style-name="gr3" draw:text-style-name="P6" svg:width="0.0756in" svg:height="0.137in" svg:x="1.7697in" svg:y="0.0071in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4 6 11 6c9 0 17 0 26 0-10 50-19 100-29 151-7 37-13 72-34 72-1 0-11 0-18-7 18-1 21-15 21-21 0-9-6-14-14-14-10 0-21 9-21 24 0 17 17 26 32 26 22 0 37-22 44-37 12-25 21-71 22-74 8-40 15-81 23-120z"><text:p/></draw:path><draw:path draw:style-name="gr3" draw:text-style-name="P6" svg:width="0.0469in" svg:height="0.0701in" svg:x="1.8425in" svg:y="0.0661in" svg:viewBox="0 0 120 179" svg:d="M120 130c-3 0-6 0-9 0-1 7-3 22-8 25-2 1-22 1-26 1-16 0-33 0-49 0 28-25 37-32 53-45 20-15 39-33 39-58 0-33-29-53-63-53s-57 24-57 48c0 15 12 16 14 16 7 0 16-5 16-14 0-6-2-15-17-15 9-18 27-25 40-25 27 0 41 21 41 43 0 23-17 42-26 52-22 21-43 41-65 63-3 4-3 4-3 11 37 0 75 0 112 0 2-16 6-33 8-49z"><text:p/></draw:path><draw:path draw:style-name="gr3" draw:text-style-name="P6" svg:width="0.035in" svg:height="0.1508in" svg:x="1.9193in" svg:y="0in" svg:viewBox="0 0 90 384" svg:d="M90 380c0-1 0-1-6-8-49-48-61-121-61-179 0-67 14-135 62-183 5-4 5-4 5-7 0-2-1-3-4-3s-39 26-61 75c-19 43-25 86-25 118 0 28 4 76 26 119 24 47 57 72 60 72s4-1 4-4z"><text:p/></draw:path><draw:path draw:style-name="gr3" draw:text-style-name="P6" svg:width="0.0756in" svg:height="0.0681in" svg:x="1.9677in" svg:y="0.0453in" svg:viewBox="0 0 193 174" svg:d="M119 54c2-10 11-46 37-46 2 0 12 0 20 5-11 2-19 12-19 21 0 7 5 13 15 13 8 0 21-6 21-22 0-19-22-25-36-25-23 0-36 20-40 29-10-26-31-29-42-29-41 0-63 50-63 59 0 4 5 4 6 4 2 0 3-1 4-5 13-40 39-50 52-50 7 0 21 4 21 26 0 12-7 38-21 92-6 24-20 40-37 40-2 0-11 0-19-5 10-2 18-10 18-21 0-10-8-13-14-13-12 0-22 10-22 22 0 17 20 25 36 25 27 0 40-26 41-29 6 15 19 29 42 29 41 0 63-50 63-59 0-4-5-4-6-4-3 0-4 1-4 5-14 40-40 50-52 50-15 0-21-13-21-25 0-9 2-18 7-34 4-18 8-35 13-53z"><text:p/></draw:path><draw:path draw:style-name="gr3" draw:text-style-name="P6" svg:width="0.035in" svg:height="0.1508in" svg:x="2.0591in" svg:y="0in" svg:viewBox="0 0 90 384" svg:d="M90 193c0-30-4-77-26-120-23-48-56-73-60-73-2 0-4 1-4 3 0 3 0 3 8 10 37 38 59 99 59 180 0 65-14 132-61 181-6 5-6 5-6 6 0 3 2 4 4 4 4 0 39-26 62-75 19-43 24-85 24-116z"><text:p/></draw:path><draw:path draw:style-name="gr3" draw:text-style-name="P6" svg:width="0.1008in" svg:height="0.035in" svg:x="2.1602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38in" svg:height="0.1035in" svg:x="2.3185in" svg:y="0.0126in" svg:viewBox="0 0 163 264" svg:d="M163 133c0-30-2-61-16-89-17-37-49-44-66-44-23 0-51 10-67 46-12 27-14 57-14 87s1 63 18 93c16 31 45 38 63 38 21 0 50-7 68-44 12-27 14-56 14-87zM81 257c-15 0-38-10-45-48-4-22-4-57-4-80 0-24 0-50 3-71 8-46 37-49 46-49 13 0 39 6 46 45 4 22 4 51 4 75 0 30 0 55-4 79-6 36-28 49-46 49z"><text:p/></draw:path><draw:path draw:style-name="gr3" draw:text-style-name="P6" svg:width="0.0846in" svg:height="0.0933in" svg:x="2.4307in" svg:y="0.0217in" svg:viewBox="0 0 216 238" svg:d="M117 9c-4-7-6-9-9-9-6 0-7 3-9 9-32 71-64 143-96 213-2 6-3 6-3 8 0 5 4 8 8 8 3 0 6-1 9-8 30-67 60-135 91-204 31 69 60 137 91 204 3 8 7 8 9 8 4 0 8-3 8-8-1-1 0-1-3-5-31-72-64-145-96-216z"><text:p/></draw:path><draw:path draw:style-name="gr3" draw:text-style-name="P6" svg:width="0.0756in" svg:height="0.137in" svg:x="2.5657in" svg:y="0.0071in" svg:viewBox="0 0 193 349" svg:d="M121 118c11 0 23 0 34 0 8 0 11 0 11-9 0-3-3-3-10-3-11 0-22 0-33 0 4-16 6-30 9-44 1-9 7-36 9-41 3-7 10-13 19-13 1 0 11 0 18 7-16 2-21 15-21 21 0 9 7 14 15 14 10 0 21-9 21-24 0-17-18-26-33-26-14 0-38 7-50 45-2 8-3 12-12 61-9 0-19 0-28 0-6 0-11 0-11 6s4 6 11 6c9 0 17 0 26 0-10 50-20 100-30 151-7 37-13 72-33 72-2 0-11 0-19-7 18-1 21-15 21-21 0-9-6-14-14-14-10 0-21 9-21 24 0 17 17 26 33 26 21 0 36-22 44-37 12-25 21-71 21-74 8-40 15-81 23-120z"><text:p/></draw:path><draw:path draw:style-name="gr3" draw:text-style-name="P6" svg:width="0.0386in" svg:height="0.0701in" svg:x="2.6437in" svg:y="0.0661in" svg:viewBox="0 0 99 179" svg:d="M62 8c0-7-1-8-9-8-17 18-42 18-53 18 0 3 0 6 0 10 7 0 24 0 40-8 0 45 0 91 0 137 0 9 0 13-28 13-3 0-6 0-10 0 0 3 0 6 0 9 5 0 39-1 49-1 7 0 41 1 48 1 0-3 0-6 0-9-3 0-8 0-11 0-26 0-26-4-26-13 0-50 0-100 0-149z"><text:p/></draw:path><draw:path draw:style-name="gr3" draw:text-style-name="P6" svg:width="0.0346in" svg:height="0.1508in" svg:x="2.7157in" svg:y="0in" svg:viewBox="0 0 89 384" svg:d="M89 380c0-1 0-1-6-8-49-48-61-121-61-179 0-67 15-135 63-183 4-4 4-4 4-7 0-2-1-3-3-3-5 0-39 26-62 75-20 43-24 86-24 118 0 28 4 76 25 119 23 47 56 72 61 72 2 0 3-1 3-4z"><text:p/></draw:path><draw:path draw:style-name="gr3" draw:text-style-name="P6" svg:width="0.0756in" svg:height="0.0681in" svg:x="2.7642in" svg:y="0.0453in" svg:viewBox="0 0 193 174" svg:d="M118 54c2-10 11-46 38-46 2 0 11 0 19 5-10 2-18 12-18 21 0 7 4 13 15 13 8 0 21-6 21-22 0-19-24-25-37-25-22 0-35 20-40 29-9-26-30-29-42-29-40 0-62 50-62 59 0 4 3 4 5 4 3 0 4-1 5-5 13-40 39-50 52-50 6 0 21 4 21 26 0 12-7 38-21 92-7 24-20 40-38 40-2 0-11 0-18-5 10-2 17-10 17-21 0-10-7-13-14-13-11 0-21 10-21 22 0 17 19 25 36 25 26 0 40-26 41-29 4 15 19 29 42 29 39 0 61-50 61-59 0-4-3-4-4-4-3 0-4 1-5 5-13 40-39 50-51 50-15 0-22-13-22-25 0-9 2-18 7-34 4-18 8-35 13-53z"><text:p/></draw:path><draw:path draw:style-name="gr3" draw:text-style-name="P6" svg:width="0.0346in" svg:height="0.1508in" svg:x="2.8555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6" svg:width="0.0756in" svg:height="0.1406in" svg:x="2.9693in" svg:y="0.0043in" svg:viewBox="0 0 193 358" svg:d="M189 15c4-5 4-6 4-7 0-4-3-8-8-8s-6 2-9 8c-58 111-115 223-174 334-2 6-2 7-2 8 0 3 2 8 8 8 4 0 5-2 7-8 59-111 116-223 174-335z"><text:p/></draw:path><draw:path draw:style-name="gr3" draw:text-style-name="P6" svg:width="0.1004in" svg:height="0.035in" svg:x="2.9567in" svg:y="0.0571in" svg:viewBox="0 0 256 90" svg:d="M243 15c7 0 13 0 13-7 0-8-6-8-12-8-77 0-155 0-232 0-5 0-12 0-12 8 0 7 7 7 12 7 77 0 154 0 231 0zM244 90c6 0 12 0 12-7 0-8-6-8-13-8-77 0-154 0-231 0-5 0-12 0-12 8 0 7 7 7 12 7 77 0 155 0 232 0z"><text:p/></draw:path><draw:path draw:style-name="gr3" draw:text-style-name="P6" svg:width="0.0638in" svg:height="0.1035in" svg:x="3.1146in" svg:y="0.0126in" svg:viewBox="0 0 163 264" svg:d="M163 133c0-30-1-61-16-89-17-37-49-44-64-44-24 0-52 10-69 46-12 27-14 57-14 87s2 63 18 93c16 31 45 38 63 38 21 0 51-7 68-44 13-27 14-56 14-87zM81 257c-14 0-37-10-45-48-3-22-3-57-3-80 0-24 0-50 2-71 8-46 37-49 46-49 14 0 39 6 47 45 3 22 3 51 3 75 0 30 0 55-4 79-6 36-28 49-46 49z"><text:p/></draw:path><draw:path draw:style-name="gr3" draw:text-style-name="P6" svg:width="0.035in" svg:height="0.1508in" svg:x="3.1933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8">. <text:s/></text:span></text:p>
      <text:p text:style-name="P57"><text:span text:style-name="T8">מההנחה </text:span><text:span text:style-name="T8"><draw:g text:anchor-type="as-char" svg:y="-0.1134in" draw:z-index="61" draw:name="Shape220" draw:style-name="gr1"><svg:title>TexMaths</svg:title><svg:desc>11§display§[f_1]_\sim \neq [f_2]_\sim§svg§600§FALSE§</svg:desc><draw:path draw:style-name="gr2" draw:text-style-name="P5" svg:width="0.8307in" svg:height="0.1358in" svg:x="-0.0004in" svg:y="0.0071in" svg:viewBox="0 0 2111 346" svg:d="M1056 346c-352 0-704 0-1056 0 0-116 0-230 0-346 704 0 1407 0 2111 0 0 116 0 230 0 346-352 0-704 0-1055 0z"><text:p/></draw:path><draw:path draw:style-name="gr3" draw:text-style-name="P6" svg:width="0.0205in" svg:height="0.1512in" svg:x="0.0102in" svg:y="0in" svg:viewBox="0 0 53 385" svg:d="M53 385c0-5 0-10 0-15-12 0-25 0-38 0 0-118 0-237 0-355 13 0 26 0 38 0 0-5 0-9 0-15-18 0-35 0-53 0 0 129 0 257 0 385 18 0 35 0 53 0z"><text:p/></draw:path><draw:path draw:style-name="gr3" draw:text-style-name="P6" svg:width="0.076in" svg:height="0.1374in" svg:x="0.0421in" svg:y="0.0067in" svg:viewBox="0 0 194 350" svg:d="M122 118c11 0 22 0 33 0 8 0 11 0 11-8 0-4-3-4-10-4-11 0-21 0-32 0 3-16 6-30 8-44 2-8 8-36 10-40 3-8 10-13 18-13 2 0 12 0 18 6-16 2-21 16-21 21 0 9 8 14 15 14 11 0 22-9 22-24 0-17-18-26-34-26-14 0-38 7-49 45-3 8-4 12-13 61-9 0-18 0-26 0s-13 0-13 7c0 5 4 5 11 5 9 0 17 0 26 0-10 50-19 100-29 151-6 37-13 72-34 72-1 0-11 0-19-6 19-1 22-16 22-21 0-9-7-13-14-13-10 0-22 8-22 23 0 17 18 26 33 26 22 0 37-23 44-37 12-25 21-71 22-74 8-40 15-80 23-121z"><text:p/></draw:path><draw:path draw:style-name="gr3" draw:text-style-name="P6" svg:width="0.0382in" svg:height="0.0701in" svg:x="0.1205in" svg:y="0.0661in" svg:viewBox="0 0 98 179" svg:d="M61 8c0-8 0-8-8-8-18 17-42 17-53 17 0 3 0 6 0 9 7 0 24 0 39-7 0 46 0 92 0 138 0 9 0 13-27 13-3 0-8 0-11 0 0 3 0 6 0 9 6-1 39-1 49-1 8 0 42 0 48 1 0-3 0-6 0-9-3 0-7 0-10 0-27 0-27-4-27-13 0-50 0-100 0-149z"><text:p/></draw:path><draw:path draw:style-name="gr3" draw:text-style-name="P6" svg:width="0.0205in" svg:height="0.1512in" svg:x="0.1803in" svg:y="0in" svg:viewBox="0 0 53 385" svg:d="M53 0c-18 0-35 0-53 0 0 6 0 10 0 15 12 0 25 0 37 0 0 118 0 237 0 355-12 0-25 0-37 0 0 5 0 10 0 15 18 0 35 0 53 0 0-128 0-256 0-385z"><text:p/></draw:path><draw:path draw:style-name="gr3" draw:text-style-name="P6" svg:width="0.078in" svg:height="0.0283in" svg:x="0.2276in" svg:y="0.0953in" svg:viewBox="0 0 199 73" svg:d="M199 11c0-10-3-10-4-10-4 0-5 8-5 11-1 20-15 42-40 42-20 0-33-12-49-25-14-14-29-29-51-29-31 0-50 32-50 62 0 11 3 11 4 11 5 0 5-7 5-11 1-20 15-43 41-43 19 0 33 13 48 26 14 13 31 28 52 28 30 0 49-31 49-62z"><text:p/></draw:path><draw:path draw:style-name="gr3" draw:text-style-name="P6" svg:width="0.0756in" svg:height="0.1409in" svg:x="0.3854in" svg:y="0.0043in" svg:viewBox="0 0 193 359" svg:d="M189 15c4-5 4-6 4-7 0-2-3-8-8-8s-6 2-9 8c-58 112-115 223-174 336-2 5-2 6-2 7 0 4 2 8 8 8 4 0 5-2 7-8 59-112 116-223 174-336z"><text:p/></draw:path><draw:path draw:style-name="gr3" draw:text-style-name="P6" svg:width="0.1008in" svg:height="0.0354in" svg:x="0.3724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205in" svg:height="0.1512in" svg:x="0.5425in" svg:y="0in" svg:viewBox="0 0 53 385" svg:d="M53 385c0-5 0-10 0-15-12 0-25 0-38 0 0-118 0-237 0-355 13 0 26 0 38 0 0-5 0-9 0-15-18 0-35 0-53 0 0 129 0 257 0 385 18 0 35 0 53 0z"><text:p/></draw:path><draw:path draw:style-name="gr3" draw:text-style-name="P6" svg:width="0.0756in" svg:height="0.1374in" svg:x="0.5748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2 0-19-6 18-1 21-16 21-21 0-9-6-13-14-13-10 0-21 8-21 23 0 17 17 26 33 26 21 0 36-23 43-37 13-25 22-71 22-74 8-40 15-80 23-121z"><text:p/></draw:path><draw:path draw:style-name="gr3" draw:text-style-name="P6" svg:width="0.0465in" svg:height="0.0701in" svg:x="0.648in" svg:y="0.0661in" svg:viewBox="0 0 119 179" svg:d="M119 130c-3 0-6 0-9 0-1 5-3 22-7 24-2 2-23 2-27 2-17 0-33 0-50 0 29-25 38-33 54-45 20-16 39-33 39-58 0-33-29-53-63-53s-56 23-56 48c0 14 11 15 14 15 7 0 15-5 15-15 0-4-3-14-17-14 9-19 28-24 40-24 27 0 40 21 40 43 0 23-16 42-25 52-22 21-43 41-65 63-2 3-2 4-2 11 37 0 74 0 111 0 2-16 6-33 8-49z"><text:p/></draw:path><draw:path draw:style-name="gr3" draw:text-style-name="P6" svg:width="0.0209in" svg:height="0.1512in" svg:x="0.7126in" svg:y="0in" svg:viewBox="0 0 54 385" svg:d="M54 0c-18 0-36 0-54 0 0 6 0 10 0 15 13 0 25 0 39 0 0 118 0 237 0 355-14 0-26 0-39 0 0 5 0 10 0 15 18 0 36 0 54 0 0-128 0-256 0-385z"><text:p/></draw:path><draw:path draw:style-name="gr3" draw:text-style-name="P6" svg:width="0.0783in" svg:height="0.0283in" svg:x="0.7598in" svg:y="0.0953in" svg:viewBox="0 0 200 73" svg:d="M200 11c0-10-3-7-4-10-5 0-6 8-6 11-1 20-15 42-40 42-19 0-33-12-48-25-14-14-30-29-51-29-31 0-51 32-51 62 0 11 3 7 4 11 5 0 5-7 6-11 1-20 15-43 41-43 18 0 33 13 47 26s31 28 52 28c30 0 50-31 50-62z"><text:p/></draw:path></draw:g></text:span><text:span text:style-name="T8"><text:s/>נסיק </text:span><text:span text:style-name="T8"><draw:g text:anchor-type="as-char" svg:y="-0.1075in" draw:z-index="60" draw:name="Shape221" draw:style-name="gr1"><svg:title>TexMaths</svg:title><svg:desc>11§display§\lnot f_1 \sim f_2§svg§600§FALSE§</svg:desc><draw:path draw:style-name="gr2" draw:text-style-name="P5" svg:width="0.5587in" svg:height="0.1217in" svg:x="-0.0004in" svg:y="0.0075in" svg:viewBox="0 0 1420 310" svg:d="M0 0c473 0 947 0 1420 0 0 103 0 207 0 310-473 0-947 0-1420 0 0-103 0-207 0-310z"><text:p/></draw:path><draw:path draw:style-name="gr3" draw:text-style-name="P6" svg:width="0.0846in" svg:height="0.0402in" svg:x="0in" svg:y="0.0528in" svg:viewBox="0 0 216 103" svg:d="M216 14c0-13-2-14-15-14-62 0-124 0-187 0-6 0-14 0-14 8 0 7 8 7 14 7 62 0 125 0 186 0 0 25 0 49 0 74 0 8 0 14 8 14s8-6 8-14c0-25 0-49 0-75z"><text:p/></draw:path><draw:path draw:style-name="gr3" draw:text-style-name="P6" svg:width="0.0752in" svg:height="0.1374in" svg:x="0.1016in" svg:y="0in" svg:viewBox="0 0 192 350" svg:d="M121 118c11 0 22 0 33 0 8 0 12 0 12-8 0-4-4-4-11-4-11 0-21 0-32 0 3-16 6-30 9-44 1-8 7-36 9-40 3-8 10-13 17-13 3 0 12 0 20 6-17 1-21 16-21 21 0 9 7 14 15 14 9 0 20-8 20-24 0-17-17-26-34-26-12 0-37 7-48 45-2 8-3 12-13 61-9 0-18 0-27 0-7 0-12 0-12 7 0 5 5 5 11 5 9 0 17 0 26 0-10 50-19 100-29 150-7 38-13 73-33 73-2 0-12 0-19-7 18-1 21-15 21-20 0-9-6-14-14-14-10 0-21 8-21 23 0 18 16 27 33 27 21 0 36-23 43-38 13-24 22-71 22-73 8-41 15-81 23-121z"><text:p/></draw:path><draw:path draw:style-name="gr3" draw:text-style-name="P6" svg:width="0.0382in" svg:height="0.0697in" svg:x="0.1795in" svg:y="0.0591in" svg:viewBox="0 0 98 178" svg:d="M60 8c0-8 0-8-7-8-18 17-42 16-53 16 0 4 0 7 0 10 7 0 24 0 40-7 0 46 0 92 0 138 0 9 0 12-28 12-3 0-7 0-10 0 0 4 0 6 0 9 5-1 38-1 47-1s43 0 49 1c0-3 0-5 0-9-3 0-7 0-10 0-28 0-28-3-28-12 0-50 0-100 0-149z"><text:p/></draw:path><draw:path draw:style-name="gr3" draw:text-style-name="P6" svg:width="0.1008in" svg:height="0.0354in" svg:x="0.2862in" svg:y="0.052in" svg:viewBox="0 0 257 91" svg:d="M257 13c0-9-2-12-5-12-2 0-6 2-6 10-1 37-27 58-54 58-24 0-42-16-61-33-20-17-41-36-66-36-43 0-65 43-65 78 0 12 3 8 4 12 5 0 6-7 6-9 2-41 31-59 55-59s42 16 61 33c20 18 40 36 66 36 42 0 65-43 65-78z"><text:p/></draw:path><draw:path draw:style-name="gr3" draw:text-style-name="P6" svg:width="0.0752in" svg:height="0.1374in" svg:x="0.4465in" svg:y="0in" svg:viewBox="0 0 192 350" svg:d="M121 118c11 0 22 0 33 0 8 0 12 0 12-8 0-4-4-4-11-4-11 0-21 0-32 0 2-16 6-30 8-44 2-8 8-36 10-40 3-8 10-13 17-13 3 0 12 0 19 6-16 1-21 16-21 21 0 9 8 14 14 14 11 0 22-8 22-24 0-17-17-26-34-26-13 0-37 7-48 45-2 8-4 12-13 61-9 0-18 0-27 0-7 0-12 0-12 7 0 5 4 5 11 5 9 0 17 0 26 0-10 50-19 100-29 150-7 38-13 73-34 73-1 0-11 0-18-7 18-1 21-15 21-20 0-9-6-14-14-14-10 0-21 8-21 23 0 18 16 27 32 27 22 0 37-23 44-38 12-24 21-71 22-73 8-41 15-81 23-121z"><text:p/></draw:path><draw:path draw:style-name="gr3" draw:text-style-name="P6" svg:width="0.0469in" svg:height="0.0697in" svg:x="0.5193in" svg:y="0.0591in" svg:viewBox="0 0 120 178" svg:d="M120 130c-3 0-6 0-9 0-1 5-4 22-8 24-2 2-23 2-26 2-17 0-33 0-50 0 28-25 38-33 54-45 20-16 39-33 39-58 0-33-29-53-64-53-33 0-56 23-56 48 0 14 12 15 14 15 7 0 15-5 15-15 0-4-2-14-16-14 9-19 27-24 40-24 26 0 40 21 40 43 0 23-16 42-25 52-22 20-43 41-65 63-3 2-3 4-3 10 37 0 75 0 112 0 2-15 6-32 8-48z"><text:p/></draw:path></draw:g></text:span><text:span text:style-name="T8">, כלומר </text:span><text:span text:style-name="T8"><draw:g text:anchor-type="as-char" svg:y="-0.1083in" draw:z-index="59" draw:name="Shape222" draw:style-name="gr1"><svg:title>TexMaths</svg:title><svg:desc>11§display§S_{f_1} \neq S_{f_2}§svg§600§FALSE§</svg:desc><draw:path draw:style-name="gr2" draw:text-style-name="P5" svg:width="0.6031in" svg:height="0.137in" svg:x="-0.0004in" svg:y="0.0075in" svg:viewBox="0 0 1533 349" svg:d="M768 349c-256 0-512 0-768 0 0-117 0-232 0-349 512 0 1022 0 1533 0 0 117 0 232 0 349-255 0-510 0-765 0z"><text:p/></draw:path><draw:path draw:style-name="gr3" draw:text-style-name="P6" svg:width="0.0902in" svg:height="0.1094in" svg:x="-0.0004in" svg:y="0.002in" svg:viewBox="0 0 230 279" svg:d="M230 4c0-1-1-4-4-4s-3 0-7 5c-7 8-12 15-19 22-10-17-31-27-56-27-48 0-95 44-95 91 0 31 20 49 40 55 14 4 28 7 42 10 14 5 35 10 35 42 0 33-32 69-69 69-25 0-68-9-68-56 0-9 2-17 3-20 0-1 0-2 0-3 0-3-2-3-4-3-3 0-3 0-4 1-2 1-24 88-24 89 0 2 2 4 4 4 3 0 3 0 8-5 7-7 12-14 19-22 16 22 43 27 65 27 53 0 98-51 98-98 0-26-14-39-19-45-9-8-14-11-48-19-9-3-24-6-27-7-10-3-23-14-23-35 0-31 31-64 67-64 32 0 56 16 56 59 0 12-2 20-2 22 1 1 0 4 4 4 5 0 5-1 7-8 7-28 14-56 21-84z"><text:p/></draw:path><draw:path draw:style-name="gr3" draw:text-style-name="P6" svg:width="0.0563in" svg:height="0.0957in" svg:x="0.0929in" svg:y="0.0575in" svg:viewBox="0 0 144 244" svg:d="M91 84c9 0 18 0 27 0 5 0 8 0 8-7 0-3-3-3-8-3-9 0-17 0-26 0 7-34 9-47 11-55 1-6 7-11 14-11 1 0 7 0 13 3-11 3-12 13-12 14 0 7 4 10 11 10s15-5 15-16c0-12-13-19-27-19-11 0-25 7-32 20-6 10-8 23-14 54-7 0-14 0-22 0-4 0-8 0-8 5s4 5 8 5c7 0 14 0 20 0 0 1-17 99-23 126-2 6-6 26-20 26-4-1-6 0-12-3 12-3 12-13 12-15 0-6-4-9-11-9-6 0-15 5-15 15 0 12 13 20 26 20 18 0 30-17 33-24 10-17 16-50 17-53 5-28 10-56 15-83z"><text:p/></draw:path><draw:path draw:style-name="gr3" draw:text-style-name="P6" svg:width="0.0307in" svg:height="0.0504in" svg:x="0.1555in" svg:y="0.0957in" svg:viewBox="0 0 79 129" svg:d="M48 5c0-5 0-5-6-5-13 12-35 12-39 12-1 0-2 0-3 0 0 3 0 6 0 9 1 0 2 0 3 0 5 0 17-1 28-6 0 32 0 64 0 97 0 6 0 8-20 8-3 0-7 0-10 0 0 2 0 5 0 9 10-1 28-1 39-1s28 0 39 1c0-4 0-7 0-9-3 0-6 0-10 0-21 0-21-2-21-8 0-36 0-71 0-107z"><text:p/></draw:path><draw:path draw:style-name="gr3" draw:text-style-name="P6" svg:width="0.076in" svg:height="0.1409in" svg:x="0.2748in" svg:y="-0.0004in" svg:viewBox="0 0 194 359" svg:d="M190 15c4-5 4-6 4-7 0-3-4-8-8-8-6 0-7 2-9 8-58 112-115 223-174 335-3 6-3 7-3 8 0 3 3 8 8 8s6-3 8-8c59-112 116-223 174-336z"><text:p/></draw:path><draw:path draw:style-name="gr3" draw:text-style-name="P6" svg:width="0.1008in" svg:height="0.035in" svg:x="0.2622in" svg:y="0.0528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902in" svg:height="0.1094in" svg:x="0.4217in" svg:y="0.002in" svg:viewBox="0 0 230 279" svg:d="M230 4c0-1-1-4-4-4s-3 0-8 5c-6 8-12 15-18 22-11-17-31-27-56-27-48 0-95 44-95 91 0 31 20 49 40 55 14 4 28 7 42 10 14 5 35 10 35 42 0 33-32 69-69 69-25 0-68-9-68-56 0-9 2-17 3-20 0-1 0-2 0-3 0-3-2-3-4-3-3 0-3-1-5 1-1 0-23 88-23 89 0 2 2 4 4 4 3 0 3 0 8-5 7-7 12-14 19-22 16 22 43 27 65 27 52 0 98-51 98-98 0-26-14-39-19-45-9-8-14-11-48-19-9-3-24-6-27-7-10-3-23-14-23-35 0-31 31-64 67-64 32 0 56 16 56 59 0 12-2 20-2 22 1 1 0 4 4 4 5 0 5-1 7-8 7-28 14-56 21-84z"><text:p/></draw:path><draw:path draw:style-name="gr3" draw:text-style-name="P6" svg:width="0.0563in" svg:height="0.0957in" svg:x="0.5146in" svg:y="0.0575in" svg:viewBox="0 0 144 244" svg:d="M91 84c9 0 18 0 27 0 5 0 9 0 9-7 0-3-4-3-9-3-9 0-17 0-26 0 7-34 9-47 11-55 2-6 7-11 14-11 1 0 7 0 13 3-11 3-12 13-12 14 0 7 4 10 11 10s15-5 15-16c0-12-13-19-27-19-11 0-26 7-32 20-6 10-8 23-13 54-8 0-15 0-23 0-5 0-8 0-8 5s3 5 8 5c7 0 14 0 20 0 0 1-17 99-24 126-1 6-5 26-19 26-4-1-6 0-12-3 12-3 12-13 12-15 0-6-4-9-11-9-6 0-15 5-15 15 0 12 13 20 26 20 18 0 30-17 33-24 10-17 16-50 17-53 5-28 10-56 15-83z"><text:p/></draw:path><draw:path draw:style-name="gr3" draw:text-style-name="P6" svg:width="0.0378in" svg:height="0.0504in" svg:x="0.5732in" svg:y="0.0957in" svg:viewBox="0 0 97 129" svg:d="M97 91c-4 0-6 0-9 0 0 4-2 16-6 18-1 1-17 1-19 1-14 0-26 0-39 0 13-10 28-20 39-28 17-12 34-23 34-43 0-25-23-39-52-39-25 0-45 15-45 34 0 10 9 12 12 12 5 0 11-4 11-12 0-6-5-11-11-11 6-9 17-14 30-14 18 0 34 11 34 30 0 16-11 28-27 40-15 13-31 27-47 41-1 1-1 1-2 3 0 1 0 3 0 6 30 0 61 0 90 0 2-14 5-26 7-38z"><text:p/></draw:path></draw:g></text:span><text:span text:style-name="T8">. לכן ידוע שקיימות </text:span><text:span text:style-name="T8"><draw:g text:anchor-type="as-char" svg:y="-0.1063in" draw:z-index="58" draw:name="Shape223" draw:style-name="gr1"><svg:title>TexMaths</svg:title><svg:desc>11§display§g, h§svg§600§FALSE§</svg:desc><draw:path draw:style-name="gr2" draw:text-style-name="P5" svg:width="0.2114in" svg:height="0.1201in" svg:x="0.0051in" svg:y="0.0071in" svg:viewBox="0 0 538 306" svg:d="M0 0c179 0 359 0 538 0 0 102 0 204 0 306-179 0-359 0-538 0 0-102 0-204 0-306z"><text:p/></draw:path><draw:path draw:style-name="gr3" draw:text-style-name="P6" svg:width="0.0693in" svg:height="0.0976in" svg:x="-0.0004in" svg:y="0.0382in" svg:viewBox="0 0 177 249" svg:d="M176 25c0-2 1-4 1-6 0-7-5-11-11-11-5 0-14 3-16 16-7-14-20-24-36-24-44 0-91 54-91 110 0 38 23 61 51 61 23 0 40-18 45-22-8 33-9 33-12 49-3 5-16 42-56 42-7 0-20 0-31-3 12-4 16-13 16-20s-4-14-15-14c-9 0-21 7-21 23 0 15 14 23 52 23 48 0 75-30 81-53 14-56 28-113 43-171zM126 121c-3 10-12 20-19 28-9 6-21 13-32 13-19 0-26-20-26-35 0-19 13-64 22-84 11-19 28-34 43-34 27 0 31 31 31 33s0 4-1 5c-7 25-12 49-18 74z"><text:p/></draw:path><draw:path draw:style-name="gr3" draw:text-style-name="P6" svg:width="0.0173in" svg:height="0.0453in" svg:x="0.0882in" svg:y="0.089in" svg:viewBox="0 0 45 116" svg:d="M45 41c0-26-10-41-24-41-13 0-21 10-21 21 0 10 8 20 21 20 4 0 9-1 13-5 1-1 1-1 2-1 0 2 0 0 0 6 0 28-14 50-26 64-5 3-3 5-3 6 0 2 1 5 3 5 4 0 35-30 35-75z"><text:p/></draw:path><draw:path draw:style-name="gr3" draw:text-style-name="P6" svg:width="0.074in" svg:height="0.1063in" svg:x="0.1504in" svg:y="0in" svg:viewBox="0 0 189 271" svg:d="M89 4c-1-1 0-4-4-4-9 0-38 3-48 4-3 0-7 0-7 8 0 5 3 5 10 5 17 0 18 2 18 6 0 2-1 6-1 8-19 74-37 147-56 221-1 5-1 6-1 8 0 9 8 11 11 11 7 0 12-5 14-10 2-10 6-20 8-30 2-11 5-22 8-34 2-9 5-18 6-25 1-2 5-15 5-17 1-4 13-25 26-36 9-6 21-13 37-13 17 0 21 13 21 27 0 20-15 62-24 85-3 9-5 13-5 21 0 19 14 32 31 32 37 0 51-56 51-60 0-3-3-3-4-3-5 0-5 1-6 7-7 20-19 47-40 47-6 0-9-3-9-12 0-10 4-19 7-28 6-16 23-61 23-83 0-26-15-42-44-42-24 0-42 12-57 30 10-41 20-82 30-123z"><text:p/></draw:path></draw:g></text:span><text:span text:style-name="T8"><text:s/>עבורן קיים </text:span><text:span text:style-name="T8"><draw:g text:anchor-type="as-char" svg:y="-0.1035in" draw:z-index="57" draw:name="Shape224" draw:style-name="gr1"><svg:title>TexMaths</svg:title><svg:desc>11§display§\tilde{x} \in \R§svg§600§FALSE§</svg:desc><draw:path draw:style-name="gr2" draw:text-style-name="P5" svg:width="0.3634in" svg:height="0.0933in" svg:x="0.0031in" svg:y="0.0063in" svg:viewBox="0 0 924 238" svg:d="M463 238c-155 0-309 0-463 0 0-79 0-159 0-238 308 0 616 0 924 0 0 79 0 159 0 238-154 0-308 0-461 0z"><text:p/></draw:path><draw:path draw:style-name="gr3" draw:text-style-name="P6" svg:width="0.0504in" svg:height="0.0138in" svg:x="0.0177in" svg:y="0.0024in" svg:viewBox="0 0 129 36" svg:d="M129 5c-3-2-5-3-7-5-11 7-14 19-32 19-9 0-19-6-25-10-10-6-17-9-23-9-16 0-22 9-42 30 2 2 3 4 5 6 0-1 16-18 32-18 9 0 19 5 26 9 10 6 17 9 24 9 14 0 22-9 42-31z"><text:p/></draw:path><draw:path draw:style-name="gr3" draw:text-style-name="P6" svg:width="0.0752in" svg:height="0.0677in" svg:x="-0.0004in" svg:y="0.0354in" svg:viewBox="0 0 192 173" svg:d="M118 54c3-10 12-45 38-45 2 0 11 0 20 4-11 2-19 12-19 21 0 7 5 14 15 14 8 0 20-7 20-23 0-20-22-25-35-25-23 0-36 21-40 30-10-26-31-30-42-30-41 0-63 49-63 59 0 5 3 2 4 5 4 0 5-1 6-5 13-40 38-50 52-50 7 0 21 3 21 25 0 12-7 38-21 92-7 23-20 39-37 39-2 0-11 0-19-6 9-1 18-9 18-18 0-11-9-15-14-15-12 0-22 10-22 23 0 17 20 24 36 24 27 0 40-26 41-28 4 13 19 28 42 28 39 0 61-48 61-58 0-4-3-4-4-4-3 0-4 2-4 4-14 41-40 50-52 50-16 0-21-11-21-24 0-9 2-17 7-35 4-17 7-35 12-52z"><text:p/></draw:path><draw:path draw:style-name="gr3" draw:text-style-name="P6" svg:width="0.0752in" svg:height="0.087in" svg:x="0.1374in" svg:y="0.0209in" svg:viewBox="0 0 192 222" svg:d="M179 119c7 0 13 0 13-8s-6-8-13-8c-55 0-109 0-164 0 5-51 50-88 104-88 20 0 40 0 60 0 7 0 13 0 13-7 0-8-6-8-13-8-21 0-40 0-61 0-66 0-118 49-118 111 0 60 52 111 118 111 21 0 40 0 61 0 7 0 13 0 13-8s-6-8-13-8c-20 0-40 0-60 0-54 0-99-37-104-87 55 0 109 0 164 0z"><text:p/></draw:path><draw:path draw:style-name="gr3" draw:text-style-name="P6" svg:width="0.1039in" svg:height="0.1028in" svg:x="0.2705in" svg:y="-0.0004in" svg:viewBox="0 0 265 262" svg:d="M97 143c4 0 10 0 14 0 19 28 39 58 57 88 5 6 13 20 18 27 3 4 4 4 13 4 18 0 35 0 53 0 8 0 13 0 13-6 0-3-2-7-5-7-15-3-35-28-43-40-4-5-22-30-49-71 35-5 68-21 68-66 0-53-57-72-102-72-41 0-80 0-121 0-8 0-13 0-13 7 0 6 7 6 10 6 22 0 24 3 24 22 0 64 0 129 0 192 0 19-2 22-24 22-3 0-10 0-10 7 0 6 5 6 13 6 35 0 71 0 106 0 6 0 12 0 12-6 0-7-7-7-11-7-22 0-23-3-23-22 0-28 0-57 0-84zM172 124c11-14 12-35 12-52 0-18-3-38-16-54 17 3 55 15 55 54 0 25-12 44-51 52zM97 34c0-8 0-21 24-21 33 0 48 14 48 59 0 50-11 58-72 58 0-32 0-64 0-96zM44 249c3-7 3-18 3-22 0-63 0-128 0-192 0-4 0-14-3-22 14 0 30 0 44 0-4 7-4 14-4 20 0 65 0 129 0 194 0 5 0 15 3 22-14 0-29 0-43 0zM126 143c4 0 5-1 8-1 6 0 14 0 20-1 5 8 47 76 79 108-13 0-25 0-37 0-23-35-46-71-70-106z"><text:p/></draw:path></draw:g></text:span><text:span text:style-name="T8"><text:s/>כך ש־</text:span><text:span text:style-name="T8"><draw:g text:anchor-type="as-char" svg:y="-0.1134in" draw:z-index="53" draw:name="Shape225" draw:style-name="gr1"><svg:title>TexMaths</svg:title><svg:desc>11§display§\lnot(f_1(\tilde{x})g(\tilde{x}) = f_1(\tilde{x})h(\tilde{x}) \siff f_2(\tilde{x})g(\tilde{x}) = f_2(\tilde{x})h(\tilde{x}))§svg§600§FALSE§</svg:desc><draw:path draw:style-name="gr2" draw:text-style-name="P5" svg:width="3.5035in" svg:height="0.1358in" svg:x="-0.0004in" svg:y="0.0071in" svg:viewBox="0 0 8900 346" svg:d="M4451 346c-1484 0-2967 0-4451 0 0-116 0-230 0-346 2967 0 5933 0 8900 0 0 116 0 230 0 346-1483 0-2966 0-4449 0z"><text:p/></draw:path><draw:path draw:style-name="gr3" draw:text-style-name="P6" svg:width="0.0843in" svg:height="0.0402in" svg:x="0.0004in" svg:y="0.0598in" svg:viewBox="0 0 215 103" svg:d="M215 14c0-13-2-14-14-14-62 0-125 0-188 0-6 0-13 0-13 8 0 7 7 7 13 7 62 0 125 0 186 0 0 25 0 50 0 74 0 8 0 14 8 14s8-6 8-14c0-25 0-49 0-75z"><text:p/></draw:path><draw:path draw:style-name="gr3" draw:text-style-name="P6" svg:width="0.035in" svg:height="0.1512in" svg:x="0.1083in" svg:y="0in" svg:viewBox="0 0 90 385" svg:d="M90 381c0-1 0-1-6-8-49-49-61-122-61-179 0-68 14-136 62-183 5-5 5-5 5-7 0-3-2-4-4-4-3 0-39 26-62 76-18 42-24 85-24 118 0 28 4 75 25 119 25 47 58 72 61 72 2 0 4-1 4-4z"><text:p/></draw:path><draw:path draw:style-name="gr3" draw:text-style-name="P6" svg:width="0.0756in" svg:height="0.1374in" svg:x="0.1606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2 0-19-6 18-1 21-16 21-21 0-9-6-13-14-13-10 0-21 8-21 23 0 17 17 26 33 26 21 0 36-23 43-37 13-25 22-71 22-74 8-40 15-80 23-121z"><text:p/></draw:path><draw:path draw:style-name="gr3" draw:text-style-name="P6" svg:width="0.0386in" svg:height="0.0701in" svg:x="0.2386in" svg:y="0.0661in" svg:viewBox="0 0 99 179" svg:d="M62 8c0-8-1-8-9-8-18 17-42 17-53 17 0 3 0 6 0 9 7 0 24 0 40-7 0 46 0 92 0 138 0 9 0 13-28 13-3 0-6 0-10 0 0 3 0 6 0 9 5-1 38-1 49-1 7 0 41 0 48 1 0-3 0-6 0-9-3 0-8 0-11 0-26 0-26-4-26-13 0-50 0-100 0-149z"><text:p/></draw:path><draw:path draw:style-name="gr3" draw:text-style-name="P6" svg:width="0.0346in" svg:height="0.1512in" svg:x="0.3106in" svg:y="0in" svg:viewBox="0 0 89 385" svg:d="M89 381c0-1 0-1-6-8-49-49-61-122-61-179 0-68 14-136 63-183 4-5 4-5 4-7 0-3-1-4-3-4-5 0-39 26-62 76-20 42-24 85-24 118 0 28 4 75 25 119 23 47 56 72 61 72 2 0 3-1 3-4z"><text:p/></draw:path><draw:path draw:style-name="gr3" draw:text-style-name="P6" svg:width="0.0504in" svg:height="0.0138in" svg:x="0.3768in" svg:y="0.0126in" svg:viewBox="0 0 129 36" svg:d="M129 6c-2-3-5-4-7-6-10 7-14 19-31 19-8 0-18-6-25-10-11-7-18-9-24-9-14 0-22 9-42 30 2 2 4 4 7 6 0-1 14-18 30-18 10 0 19 5 26 8 11 7 17 10 24 10 14 0 22-8 42-30z"><text:p/></draw:path><draw:path draw:style-name="gr3" draw:text-style-name="P6" svg:width="0.0756in" svg:height="0.0685in" svg:x="0.3591in" svg:y="0.0453in" svg:viewBox="0 0 193 175" svg:d="M118 54c2-10 11-45 38-45 1 0 11 0 19 4-11 2-19 12-19 21 0 7 5 14 16 14 7 0 21-7 21-23 0-19-24-25-37-25-22 0-36 21-40 30-10-26-31-30-42-30-40 0-62 50-62 59 0 5 3 5 5 5 3 0 4-1 4-5 13-40 40-50 52-50 7 0 21 3 21 25 0 12-7 39-21 93-6 24-19 39-37 39-2 0-11 0-18-4 8-2 17-10 17-21s-9-13-14-13c-12 0-21 10-21 22 0 17 19 25 36 25 26 0 40-27 41-30 4 15 19 30 42 30 39 0 61-49 61-59 0-4-3-4-4-4-4 0-4 1-5 4-14 41-39 50-52 50-14 0-21-12-21-25 0-9 2-17 7-34 4-18 8-35 13-53z"><text:p/></draw:path><draw:path draw:style-name="gr3" draw:text-style-name="P6" svg:width="0.035in" svg:height="0.1512in" svg:x="0.45in" svg:y="0in" svg:viewBox="0 0 90 385" svg:d="M90 194c0-31-4-77-25-121-23-48-57-73-61-73-2 0-4 2-4 4s0 2 8 9c38 38 60 99 60 181 0 64-14 132-62 180-6 6-6 6-6 7 0 2 2 4 4 4 4 0 39-26 62-76 20-41 24-84 24-115z"><text:p/></draw:path><draw:path draw:style-name="gr3" draw:text-style-name="P6" svg:width="0.0697in" svg:height="0.0976in" svg:x="0.5028in" svg:y="0.0453in" svg:viewBox="0 0 178 249" svg:d="M177 25c0-2 1-4 1-6 0-7-5-11-12-11-3 0-14 3-15 16-7-14-21-24-37-24-44 0-91 54-91 110 0 38 23 61 51 61 23 0 42-18 45-22h1c-9 34-9 33-13 50-1 5-15 41-56 41-7 0-20 0-31-3 12-4 16-13 16-20s-4-13-15-13c-8 0-21 6-21 22 0 15 14 23 52 23 48 0 76-30 82-52 15-57 29-114 43-172zM127 121c-3 10-11 20-20 28-8 6-20 13-32 13-19 0-24-20-24-35 0-19 11-64 21-84 11-19 27-34 44-34 25 0 30 31 30 33s-1 4-1 5c-6 25-12 49-18 74z"><text:p/></draw:path><draw:path draw:style-name="gr3" draw:text-style-name="P6" svg:width="0.035in" svg:height="0.1512in" svg:x="0.5937in" svg:y="0in" svg:viewBox="0 0 90 385" svg:d="M90 381c0-1 0-1-6-8-49-49-62-122-62-179 0-68 15-136 63-183 5-5 5-5 5-7 0-3-2-4-4-4-3 0-39 26-62 76-20 42-24 85-24 118 0 28 4 75 25 119 23 47 58 72 61 72 2 0 4-1 4-4z"><text:p/></draw:path><draw:path draw:style-name="gr3" draw:text-style-name="P6" svg:width="0.0504in" svg:height="0.0138in" svg:x="0.6602in" svg:y="0.0126in" svg:viewBox="0 0 129 36" svg:d="M129 6c-2-3-4-4-6-6-11 7-15 19-32 19-8 0-18-6-25-10-10-7-18-9-24-9-14 0-22 9-42 30 2 2 4 4 7 6 0-1 14-18 32-18 8 0 18 5 25 8 10 7 16 10 23 10 15 0 23-8 42-30z"><text:p/></draw:path><draw:path draw:style-name="gr3" draw:text-style-name="P6" svg:width="0.0756in" svg:height="0.0685in" svg:x="0.6425in" svg:y="0.0453in" svg:viewBox="0 0 193 175" svg:d="M118 54c2-10 11-45 38-45 2 0 11 0 20 4-11 2-19 12-19 21 0 7 5 14 15 14 8 0 21-7 21-23 0-19-24-25-37-25-22 0-35 21-39 30-10-26-31-30-42-30-41 0-63 50-63 59 0 5 3 4 5 5 3 0 4-1 5-5 13-40 39-50 52-50 7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6" svg:width="0.0346in" svg:height="0.1512in" svg:x="0.7339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6" svg:width="0.1004in" svg:height="0.0354in" svg:x="0.835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756in" svg:height="0.1374in" svg:x="0.9953in" svg:y="0.0067in" svg:viewBox="0 0 193 350" svg:d="M121 118c11 0 22 0 33 0 8 0 12 0 12-8 0-4-4-4-11-4-11 0-21 0-32 0 2-16 6-30 8-44 2-8 8-36 10-40 3-8 10-13 17-13 3 0 13 0 20 6-17 2-21 16-21 21 0 9 7 14 15 14 10 0 21-9 21-24 0-17-18-26-35-26-13 0-37 7-48 45-2 8-3 12-13 61-9 0-18 0-27 0-7 0-12 0-12 7 0 5 5 5 11 5 9 0 17 0 26 0-10 50-19 100-29 151-7 37-13 72-34 72-1 0-11 0-18-6 18-1 21-16 21-21 0-9-6-13-14-13-10 0-21 8-21 23 0 17 17 26 32 26 22 0 37-23 44-37 12-25 21-71 22-74 8-40 15-80 23-121z"><text:p/></draw:path><draw:path draw:style-name="gr3" draw:text-style-name="P6" svg:width="0.0382in" svg:height="0.0701in" svg:x="1.0732in" svg:y="0.0661in" svg:viewBox="0 0 98 179" svg:d="M61 8c0-8 0-8-8-8-18 17-42 17-53 17 0 3 0 6 0 9 7 0 24 0 39-7 0 46 0 92 0 138 0 9 0 13-27 13-3 0-6 0-10 0 0 3 0 6 0 9 5-1 38-1 48-1 8 0 42 0 48 1 0-3 0-6 0-9-3 0-7 0-10 0-27 0-27-4-27-13 0-50 0-100 0-149z"><text:p/></draw:path><draw:path draw:style-name="gr3" draw:text-style-name="P6" svg:width="0.035in" svg:height="0.1512in" svg:x="1.1449in" svg:y="0in" svg:viewBox="0 0 90 385" svg:d="M90 381c0-1 0-1-6-8-49-49-61-122-61-179 0-68 14-136 62-183 5-5 5-5 5-7 0-3-1-4-4-4s-39 26-61 76c-19 42-25 85-25 118 0 28 4 75 26 119 24 47 57 72 60 72s4-1 4-4z"><text:p/></draw:path><draw:path draw:style-name="gr3" draw:text-style-name="P6" svg:width="0.0504in" svg:height="0.0138in" svg:x="1.2114in" svg:y="0.0126in" svg:viewBox="0 0 129 36" svg:d="M129 6c-2-3-5-4-7-6-11 7-14 19-32 19-9 0-17-6-24-10-11-7-18-9-24-9-16 0-22 9-42 30 2 2 3 4 6 6 0-1 15-18 31-18 9 0 19 5 26 8 11 7 17 10 24 10 14 0 22-8 42-30z"><text:p/></draw:path><draw:path draw:style-name="gr3" draw:text-style-name="P6" svg:width="0.0756in" svg:height="0.0685in" svg:x="1.1937in" svg:y="0.0453in" svg:viewBox="0 0 193 175" svg:d="M118 54c2-10 11-45 37-45 2 0 12 0 20 4-11 2-19 12-19 21 0 7 5 14 16 14 7 0 21-7 21-23 0-19-24-25-37-25-23 0-36 21-40 30-10-26-31-30-42-30-41 0-63 50-63 59 0 5 4 5 6 5s3-1 4-5c13-40 38-50 52-50 7 0 21 3 21 25 0 12-7 39-21 93-6 24-20 39-37 39-2 0-11 0-19-4 9-2 18-10 18-21s-9-13-14-13c-12 0-21 10-21 22 0 17 19 25 36 25 26 0 39-27 40-30 5 15 19 30 42 30 40 0 62-49 62-59 0-4-4-4-5-4-3 0-3 1-4 4-14 41-40 50-52 50-16 0-21-12-21-25 0-9 2-17 7-34 4-18 8-35 13-53z"><text:p/></draw:path><draw:path draw:style-name="gr3" draw:text-style-name="P6" svg:width="0.035in" svg:height="0.1512in" svg:x="1.2846in" svg:y="0in" svg:viewBox="0 0 90 385" svg:d="M90 194c0-31-4-77-25-121-24-48-57-73-61-73-2 0-4 2-4 4s0 2 8 9c37 38 59 99 59 181 0 64-14 132-61 180-6 6-6 6-6 7 0 2 2 4 4 4 4 0 39-26 62-76 19-41 24-84 24-115z"><text:p/></draw:path><draw:path draw:style-name="gr3" draw:text-style-name="P6" svg:width="0.0744in" svg:height="0.1063in" svg:x="1.3437in" svg:y="0.0071in" svg:viewBox="0 0 190 271" svg:d="M90 4c0-1 0-4-5-4-9 0-38 3-48 3-3 1-6 1-6 8 0 6 3 6 9 6 18 0 19 2 19 6 0 2-1 6-1 8-18 74-37 147-56 220-2 6-2 7-2 9 0 9 8 11 11 11 7 0 13-5 14-10 3-10 6-20 8-30 3-11 6-22 9-33 2-9 4-17 6-26 0-2 4-15 5-18s13-24 25-35c9-6 21-13 38-13 16 0 20 13 20 26 0 21-14 64-24 86-2 9-4 13-4 21 0 19 13 32 32 32 36 0 50-56 50-60 0-3-3-3-5-3-3 0-3 1-6 7-5 20-17 47-39 47-7 0-9-3-9-12 0-10 3-19 7-28 6-15 24-61 24-83 0-26-16-42-45-42-25 0-43 12-58 30 10-41 21-82 31-123z"><text:p/></draw:path><draw:path draw:style-name="gr3" draw:text-style-name="P6" svg:width="0.035in" svg:height="0.1512in" svg:x="1.4382in" svg:y="0in" svg:viewBox="0 0 90 385" svg:d="M90 381c0-1 0-1-6-8-49-49-62-122-62-179 0-68 15-136 63-183 5-5 5-5 5-7 0-3-2-4-4-4-3 0-39 26-62 76-20 42-24 85-24 118 0 28 4 75 25 119 23 47 58 72 61 72 2 0 4-1 4-4z"><text:p/></draw:path><draw:path draw:style-name="gr3" draw:text-style-name="P6" svg:width="0.0504in" svg:height="0.0138in" svg:x="1.5043in" svg:y="0.0126in" svg:viewBox="0 0 129 36" svg:d="M129 6c-2-3-4-4-6-6-11 7-15 19-32 19-8 0-18-6-25-10-10-7-18-9-24-9-14 0-22 9-42 30 2 2 4 4 7 6 0-1 14-18 32-18 8 0 18 5 25 8 10 7 17 10 24 10 14 0 22-8 41-30z"><text:p/></draw:path><draw:path draw:style-name="gr3" draw:text-style-name="P6" svg:width="0.0756in" svg:height="0.0685in" svg:x="1.4866in" svg:y="0.0453in" svg:viewBox="0 0 193 175" svg:d="M118 54c2-10 12-45 38-45 2 0 11 0 20 4-11 2-19 12-19 21 0 7 5 14 15 14 8 0 21-7 21-23 0-19-24-25-37-25-22 0-35 21-39 30-10-26-31-30-42-30-41 0-63 50-63 59 0 5 3 4 5 5 3 0 4-1 5-5 13-40 39-50 52-50 7 0 21 3 21 25 0 12-7 39-21 93-7 24-20 39-37 39-3 0-12 0-19-4 10-2 17-10 17-21s-7-13-14-13c-11 0-21 10-21 22 0 17 20 25 36 25 26 0 40-27 41-30 4 15 19 30 42 30 39 0 61-49 61-59 0-4-3-4-4-4-3 0-4 1-5 4-13 41-39 50-51 50-15 0-22-12-22-25 0-9 3-17 7-34 4-18 8-35 13-53z"><text:p/></draw:path><draw:path draw:style-name="gr3" draw:text-style-name="P6" svg:width="0.0346in" svg:height="0.1512in" svg:x="1.578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6" svg:width="0.1346in" svg:height="0.0787in" svg:x="1.6791in" svg:y="0.0362in" svg:viewBox="0 0 343 201" svg:d="M329 109c7 0 14 0 14-8 0-9-7-9-14-9-96 0-191 0-287 0 21-15 32-31 35-36 17-26 20-50 20-52 0-4-5-4-8-4-6 0-6 1-8 8-9 37-31 69-75 88-5 1-6 2-6 5 0 2 1 4 6 5 40 16 66 46 75 90 2 4 2 5 8 5 3 0 8 0 8-4 0-1-3-25-20-51-8-12-19-25-35-37 96 0 191 0 287 0z"><text:p/></draw:path><draw:path draw:style-name="gr3" draw:text-style-name="P6" svg:width="0.1346in" svg:height="0.0787in" svg:x="1.8051in" svg:y="0.0362in" svg:viewBox="0 0 343 201" svg:d="M301 109c-20 15-31 32-35 36-16 27-20 51-20 52 0 4 5 4 8 4 7 0 7-1 8-7 10-38 32-71 76-88 4-1 5-3 5-5 0-3-2-4-3-4-17-7-64-27-78-91-1-5-1-6-8-6-3 0-8 0-8 4 0 2 4 26 20 51 8 12 19 25 35 37-95 0-191 0-287 0-6 0-14 0-14 9 0 8 8 8 14 8 96 0 192 0 287 0z"><text:p/></draw:path><draw:path draw:style-name="gr3" draw:text-style-name="P6" svg:width="0.0756in" svg:height="0.1374in" svg:x="1.9996in" svg:y="0.0067in" svg:viewBox="0 0 193 350" svg:d="M121 118c11 0 22 0 33 0 8 0 12 0 12-8 0-4-4-4-11-4-11 0-21 0-32 0 2-16 6-30 8-44 2-8 8-36 10-40 3-8 10-13 17-13 3 0 13 0 20 6-17 2-21 16-21 21 0 9 7 14 15 14 10 0 21-9 21-24 0-17-18-26-35-26-13 0-37 7-48 45-2 8-3 12-13 61-9 0-18 0-27 0-7 0-12 0-12 7 0 5 4 5 11 5 9 0 17 0 26 0-10 50-19 100-29 151-7 37-13 72-34 72-1 0-11 0-18-6 18-1 21-16 21-21 0-9-6-13-14-13-10 0-21 8-21 23 0 17 17 26 32 26 22 0 37-23 44-37 12-25 21-71 22-74 8-40 15-80 23-121z"><text:p/></draw:path><draw:path draw:style-name="gr3" draw:text-style-name="P6" svg:width="0.0469in" svg:height="0.0701in" svg:x="2.0724in" svg:y="0.0661in" svg:viewBox="0 0 120 179" svg:d="M120 130c-3 0-6 0-9 0-1 5-3 22-8 24-2 2-22 2-26 2-16 0-33 0-49 0 28-25 37-33 53-45 20-16 39-33 39-58 0-33-29-53-63-53s-57 23-57 48c0 14 12 15 15 15 6 0 15-5 15-15 0-4-2-14-17-14 9-19 27-24 40-24 27 0 41 21 41 43 0 23-17 42-26 52-22 21-43 41-65 63-3 3-3 4-3 11 37 0 75 0 112 0 2-16 6-33 8-49z"><text:p/></draw:path><draw:path draw:style-name="gr3" draw:text-style-name="P6" svg:width="0.035in" svg:height="0.1512in" svg:x="2.1492in" svg:y="0in" svg:viewBox="0 0 90 385" svg:d="M90 381c0-1 0-1-6-8-49-49-61-122-61-179 0-68 14-136 62-183 5-5 5-5 5-7 0-3-1-4-4-4s-39 26-61 76c-19 42-25 85-25 118 0 28 4 75 26 119 24 47 57 72 60 72s4-1 4-4z"><text:p/></draw:path><draw:path draw:style-name="gr3" draw:text-style-name="P6" svg:width="0.0504in" svg:height="0.0138in" svg:x="2.2157in" svg:y="0.0126in" svg:viewBox="0 0 129 36" svg:d="M129 6c-2-3-5-4-7-6-11 7-14 19-32 19-9 0-18-6-24-10-11-7-18-9-24-9-16 0-22 9-42 30 2 2 3 4 6 6 0-1 15-18 31-18 9 0 19 5 26 8 11 7 17 10 24 10 14 0 22-8 42-30z"><text:p/></draw:path><draw:path draw:style-name="gr3" draw:text-style-name="P6" svg:width="0.0756in" svg:height="0.0685in" svg:x="2.1976in" svg:y="0.0453in" svg:viewBox="0 0 193 175" svg:d="M119 54c2-10 11-45 37-45 2 0 12 0 20 4-11 2-19 12-19 21 0 7 5 14 16 14 7 0 20-7 20-23 0-19-22-25-36-25-23 0-36 21-40 30-10-26-31-30-42-30-41 0-63 50-63 59 0 5 5 5 6 5 2 0 3-1 4-5 13-40 39-50 52-50 7 0 21 3 21 25 0 12-7 39-21 93-6 24-20 39-37 39-2 0-11 0-19-4 10-2 18-10 18-21s-8-13-14-13c-12 0-22 10-22 22 0 17 20 25 37 25 26 0 39-27 40-30 6 15 19 30 42 30 41 0 63-49 63-59 0-4-5-4-6-4-3 0-3 1-4 4-14 41-40 50-52 50-15 0-21-12-21-25 0-9 2-17 7-34 4-18 8-35 13-53z"><text:p/></draw:path><draw:path draw:style-name="gr3" draw:text-style-name="P6" svg:width="0.035in" svg:height="0.1512in" svg:x="2.289in" svg:y="0in" svg:viewBox="0 0 90 385" svg:d="M90 194c0-31-4-77-26-121-23-48-56-73-60-73-2 0-4 2-4 4s0 2 8 9c37 38 59 99 59 181 0 64-14 132-61 180-6 6-6 6-6 7 0 2 2 4 4 4 4 0 39-26 62-76 19-41 24-84 24-115z"><text:p/></draw:path><draw:path draw:style-name="gr3" draw:text-style-name="P6" svg:width="0.0693in" svg:height="0.0976in" svg:x="2.3417in" svg:y="0.0453in" svg:viewBox="0 0 177 249" svg:d="M176 25c1-2 1-4 1-6 0-7-4-11-11-11-3 0-14 3-15 16-8-14-21-24-37-24-44 0-92 54-92 110 0 38 24 61 52 61 23 0 40-18 45-22-8 34-8 33-12 50-2 5-16 41-56 41-8 0-20 0-31-3 12-4 15-13 15-20s-3-13-14-13c-9 0-21 6-21 22 0 15 14 23 52 23 48 0 76-30 81-52 14-57 29-114 43-172zM127 121c-3 10-13 20-20 28-9 6-21 13-32 13-19 0-25-20-25-35 0-19 12-64 22-84 11-19 27-34 42-34 27 0 32 31 32 33s-1 4-2 5c-5 25-12 49-17 74z"><text:p/></draw:path><draw:path draw:style-name="gr3" draw:text-style-name="P6" svg:width="0.0346in" svg:height="0.1512in" svg:x="2.4327in" svg:y="0in" svg:viewBox="0 0 89 385" svg:d="M89 381c0-1 0-1-6-8-49-49-61-122-61-179 0-68 15-136 63-183 4-5 4-5 4-7 0-3-1-4-3-4-5 0-39 26-62 76-20 42-24 85-24 118 0 28 4 75 25 119 23 47 56 72 61 72 2 0 3-1 3-4z"><text:p/></draw:path><draw:path draw:style-name="gr3" draw:text-style-name="P6" svg:width="0.0504in" svg:height="0.0138in" svg:x="2.4992in" svg:y="0.0126in" svg:viewBox="0 0 129 36" svg:d="M129 6c-2-3-4-4-6-6-11 7-15 19-32 19-8 0-18-6-25-10-11-7-18-9-24-9-14 0-22 9-42 30 2 2 4 4 7 6 0-1 14-18 32-18 8 0 17 5 24 8 11 7 17 10 24 10 15 0 22-8 42-30z"><text:p/></draw:path><draw:path draw:style-name="gr3" draw:text-style-name="P6" svg:width="0.0756in" svg:height="0.0685in" svg:x="2.4815in" svg:y="0.0453in" svg:viewBox="0 0 193 175" svg:d="M118 54c2-10 11-45 38-45 2 0 11 0 19 4-10 2-18 12-18 21 0 7 4 14 15 14 8 0 21-7 21-23 0-19-24-25-37-25-22 0-35 21-40 30-9-26-30-30-42-30-40 0-62 50-62 59 0 5 3 5 5 5 3 0 4-1 5-5 12-40 39-50 52-50 6 0 21 3 21 25 0 12-7 39-21 93-7 24-20 39-38 39-2 0-11 0-18-4 8-2 17-10 17-21s-9-13-14-13c-11 0-21 10-21 22 0 17 19 25 36 25 26 0 40-27 41-30 4 15 19 30 42 30 39 0 61-49 61-59 0-4-3-4-4-4-3 0-4 1-5 4-13 41-39 50-52 50-14 0-21-12-21-25 0-9 2-17 7-34 4-18 8-35 13-53z"><text:p/></draw:path><draw:path draw:style-name="gr3" draw:text-style-name="P6" svg:width="0.0346in" svg:height="0.1512in" svg:x="2.5728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6" svg:width="0.1008in" svg:height="0.0354in" svg:x="2.6736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3" draw:text-style-name="P6" svg:width="0.076in" svg:height="0.1374in" svg:x="2.8339in" svg:y="0.0067in" svg:viewBox="0 0 194 350" svg:d="M122 118c11 0 22 0 33 0 8 0 11 0 11-8 0-4-3-4-10-4-11 0-21 0-32 0 3-16 6-30 8-44 2-8 8-36 10-40 3-8 10-13 18-13 2 0 12 0 18 6-16 2-21 16-21 21 0 9 8 14 15 14 11 0 22-9 22-24 0-17-18-26-34-26-14 0-38 7-50 45-2 8-3 12-12 61-9 0-18 0-26 0s-13 0-13 7c0 5 4 5 11 5 9 0 17 0 26 0-10 50-19 100-29 151-8 37-14 72-34 72-1 0-11 0-19-6 19-1 22-16 22-21 0-9-7-13-14-13-10 0-22 8-22 23 0 17 18 26 33 26 22 0 37-23 44-37 12-25 21-71 22-74 8-40 15-80 23-121z"><text:p/></draw:path><draw:path draw:style-name="gr3" draw:text-style-name="P6" svg:width="0.0469in" svg:height="0.0701in" svg:x="2.9071in" svg:y="0.0661in" svg:viewBox="0 0 120 179" svg:d="M120 130c-3 0-6 0-9 0-1 5-4 22-8 24-2 2-23 2-26 2-16 0-33 0-49 0 27-25 37-33 53-45 20-16 39-33 39-58 0-33-29-53-64-53-33 0-56 23-56 48 0 14 12 15 14 15 7 0 15-5 15-15 0-4-1-14-16-14 8-19 27-24 40-24 26 0 41 21 41 43 0 23-17 42-26 52-22 21-43 41-65 63-3 3-3 4-3 11 37 0 75 0 112 0 2-16 6-33 8-49z"><text:p/></draw:path><draw:path draw:style-name="gr3" draw:text-style-name="P6" svg:width="0.035in" svg:height="0.1512in" svg:x="2.9839in" svg:y="0in" svg:viewBox="0 0 90 385" svg:d="M90 381c0-1 0-1-6-8-49-49-61-122-61-179 0-68 14-136 62-183 5-5 5-5 5-7 0-3-2-4-4-4-3 0-39 26-62 76-20 42-24 85-24 118 0 28 4 75 25 119 23 47 58 72 61 72 2 0 4-1 4-4z"><text:p/></draw:path><draw:path draw:style-name="gr3" draw:text-style-name="P6" svg:width="0.0504in" svg:height="0.0138in" svg:x="3.0504in" svg:y="0.0126in" svg:viewBox="0 0 129 36" svg:d="M129 6c-2-3-5-4-7-6-11 7-14 19-32 19-9 0-18-6-25-10-10-7-17-9-23-9-16 0-23 9-42 30 2 2 3 4 6 6 0-1 15-18 31-18 9 0 19 5 26 8 10 7 17 10 24 10 14 0 22-8 42-30z"><text:p/></draw:path><draw:path draw:style-name="gr3" draw:text-style-name="P6" svg:width="0.0756in" svg:height="0.0685in" svg:x="3.0323in" svg:y="0.0453in" svg:viewBox="0 0 193 175" svg:d="M118 54c3-10 12-45 38-45 2 0 11 0 20 4-11 2-19 12-19 21 0 7 5 14 15 14 8 0 21-7 21-23 0-19-22-25-36-25-23 0-36 21-40 30-10-26-31-30-42-30-41 0-63 50-63 59 0 5 3 4 5 5 3 0 4-1 5-5 13-40 39-50 52-50 7 0 21 3 21 25 0 12-7 39-21 93-7 24-20 39-37 39-2 0-12 0-19-4 10-2 18-10 18-21s-8-13-14-13c-12 0-22 10-22 22 0 17 20 25 36 25 26 0 40-27 41-30 4 15 19 30 42 30 39 0 61-49 61-59 0-4-3-4-4-4-3 0-4 1-4 4-14 41-40 50-52 50-15 0-21-12-21-25 0-9 2-17 7-34 4-18 7-35 12-53z"><text:p/></draw:path><draw:path draw:style-name="gr3" draw:text-style-name="P6" svg:width="0.0346in" svg:height="0.1512in" svg:x="3.1236in" svg:y="0in" svg:viewBox="0 0 89 385" svg:d="M89 194c0-31-3-77-25-121-23-48-56-73-61-73-2 0-3 2-3 4s0 2 8 9c37 38 59 99 59 181 0 64-14 132-61 180-6 6-6 6-6 7 0 2 1 4 3 4 5 0 40-26 62-76 20-41 24-84 24-115z"><text:p/></draw:path><draw:path draw:style-name="gr3" draw:text-style-name="P6" svg:width="0.074in" svg:height="0.1063in" svg:x="3.1827in" svg:y="0.0071in" svg:viewBox="0 0 189 271" svg:d="M89 4c0-1 0-4-4-4-9 0-38 3-48 3-3 1-7 1-7 8 0 6 3 6 10 6 18 0 18 2 18 6 0 2-1 6-1 8-18 74-37 147-56 220-1 6-1 7-1 9 0 9 8 11 11 11 7 0 12-5 14-10 3-10 6-20 8-30 3-11 6-22 9-33 2-9 4-17 5-26 1-2 5-15 5-18 1-3 13-24 26-35 9-6 21-13 38-13 16 0 20 13 20 26 0 21-14 64-24 86-3 9-4 13-4 21 0 19 13 32 31 32 36 0 50-56 50-60 0-3-3-3-4-3-3 0-3 1-6 7-5 20-18 47-39 47-7 0-9-3-9-12 0-10 3-19 7-28 6-15 23-61 23-83 0-26-16-42-44-42-25 0-43 12-58 30 10-41 20-82 30-123z"><text:p/></draw:path><draw:path draw:style-name="gr3" draw:text-style-name="P6" svg:width="0.0346in" svg:height="0.1512in" svg:x="3.2772in" svg:y="0in" svg:viewBox="0 0 89 385" svg:d="M89 381c0-1 0-1-6-8-49-49-61-122-61-179 0-68 15-136 63-183 4-5 4-5 4-7 0-3-1-4-3-4-5 0-39 26-62 76-20 42-24 85-24 118 0 28 4 75 25 119 23 47 56 72 61 72 2 0 3-1 3-4z"><text:p/></draw:path><draw:path draw:style-name="gr3" draw:text-style-name="P6" svg:width="0.0504in" svg:height="0.0138in" svg:x="3.3433in" svg:y="0.0126in" svg:viewBox="0 0 129 36" svg:d="M129 6c-2-3-4-4-6-6-11 7-15 19-32 19-8 0-18-6-25-10-11-7-18-9-24-9-14 0-22 9-42 30 2 2 4 4 7 6 0-1 14-18 32-18 8 0 18 5 24 8 11 7 17 10 24 10 15 0 22-8 42-30z"><text:p/></draw:path><draw:path draw:style-name="gr3" draw:text-style-name="P6" svg:width="0.0756in" svg:height="0.0685in" svg:x="3.3256in" svg:y="0.0453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19 25 36 25 26 0 40-27 41-30 4 15 19 30 42 30 39 0 61-49 61-59 0-4-3-4-4-4-3 0-4 1-5 4-13 41-39 50-52 50-14 0-21-12-21-25 0-9 2-17 7-34 4-18 8-35 13-53z"><text:p/></draw:path><draw:path draw:style-name="gr3" draw:text-style-name="P6" svg:width="0.0346in" svg:height="0.1512in" svg:x="3.4169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6" svg:width="0.035in" svg:height="0.1512in" svg:x="3.4756in" svg:y="0in" svg:viewBox="0 0 90 385" svg:d="M90 194c0-31-4-77-25-121-24-48-57-73-61-73-2 0-4 2-4 4s0 2 8 9c37 38 59 99 59 181 0 64-14 132-61 180-6 6-6 6-6 7 0 2 2 4 4 4 4 0 39-26 62-76 20-41 24-84 24-115z"><text:p/></draw:path></draw:g></text:span><text:span text:style-name="T8">. </text:span><text:span text:style-name="T46">נבחר </text:span><text:span text:style-name="T46"><draw:g text:anchor-type="as-char" svg:y="-0.102in" draw:z-index="56" draw:name="Shape226" draw:style-name="gr1"><svg:title>TexMaths</svg:title><svg:desc>11§display§x = \tilde{x}§svg§600§FALSE§</svg:desc><draw:path draw:style-name="gr2" draw:text-style-name="P5" svg:width="0.3531in" svg:height="0.0862in" svg:x="0.0031in" svg:y="0.0079in" svg:viewBox="0 0 898 220" svg:d="M449 220c-150 0-300 0-449 0 0-73 0-147 0-220 299 0 599 0 898 0 0 73 0 147 0 220-150 0-299 0-449 0z"><text:p/></draw:path><draw:path draw:style-name="gr3" draw:text-style-name="P6" svg:width="0.0752in" svg:height="0.0677in" svg:x="-0.0004in" svg:y="0.0343in" svg:viewBox="0 0 192 173" svg:d="M118 54c3-10 12-45 38-45 2 0 11 0 20 5-11 1-19 11-19 20 0 7 4 14 14 14 9 0 21-7 21-23 0-20-23-25-35-25-23 0-36 21-41 30-9-26-30-30-41-30-41 0-63 49-63 59 0 5 3 2 4 5 4 0 5-1 6-5 13-40 38-50 52-50 7 0 20 3 20 25 0 12-6 38-20 92-7 22-20 39-37 39-2 0-11 0-19-5 9-2 18-11 18-20 0-11-9-14-14-14-12 0-22 11-22 22 0 18 20 25 36 25 27 0 40-27 41-28 4 13 19 28 42 28 39 0 61-48 61-58 0-4-3-4-4-4-4 0-5 2-5 4-13 41-39 50-51 50-16 0-21-13-21-25 0-8 2-16 6-34 5-17 8-35 13-52z"><text:p/></draw:path><draw:path draw:style-name="gr3" draw:text-style-name="P6" svg:width="0.1004in" svg:height="0.0346in" svg:x="0.1331in" svg:y="0.0461in" svg:viewBox="0 0 256 89" svg:d="M243 15c6 0 13 0 13-7 0-8-7-8-12-8-77 0-154 0-231 0-5 0-13 0-13 8 0 7 8 7 13 7 77 0 153 0 230 0zM244 89c5 0 12 0 12-8 0-7-7-7-13-7-77 0-153 0-230 0-5 0-13 0-13 7 0 8 8 8 13 8 77 0 154 0 231 0z"><text:p/></draw:path><draw:path draw:style-name="gr3" draw:text-style-name="P6" svg:width="0.0504in" svg:height="0.0138in" svg:x="0.3063in" svg:y="0in" svg:viewBox="0 0 129 36" svg:d="M129 5c-3-2-4-3-6-5 0 1-15 19-32 19-9 0-18-6-25-10-11-6-18-9-24-9-15 0-22 9-42 30 2 2 4 4 7 6 0-1 14-18 31-18 9 0 18 5 25 9 11 6 17 9 24 9 15 0 22-9 42-31z"><text:p/></draw:path><draw:path draw:style-name="gr3" draw:text-style-name="P6" svg:width="0.0752in" svg:height="0.0677in" svg:x="0.2886in" svg:y="0.0343in" svg:viewBox="0 0 192 173" svg:d="M118 54c2-10 11-45 38-45 2 0 11 0 19 5-10 1-19 11-19 20 0 7 4 14 15 14 9 0 21-7 21-23 0-20-23-25-36-25-22 0-35 21-41 30-8-26-29-30-41-30-40 0-62 49-62 59 0 5 3 5 4 5 4 0 5-1 6-5 13-40 38-50 52-50 6 0 20 3 20 25 0 12-6 38-20 92-7 22-20 39-38 39-2 0-11 0-18-5 9-2 17-11 17-20 0-11-8-14-14-14-11 0-21 11-21 22 0 18 20 25 36 25 26 0 40-27 41-28 4 13 19 28 42 28 39 0 61-48 61-58 0-4-3-4-4-4-4 0-5 2-6 4-12 41-38 50-51 50-15 0-21-13-21-25 0-8 2-16 6-34 5-17 9-35 14-52z"><text:p/></draw:path></draw:g></text:span><text:span text:style-name="T46">. </text:span><text:span text:style-name="T47">אם </text:span><text:span text:style-name="T47"><draw:g text:anchor-type="as-char" svg:y="-0.1134in" draw:z-index="51" draw:name="Shape227" draw:style-name="gr1"><svg:title>TexMaths</svg:title><svg:desc>11§display§f_1(x) = 0 \land f_2(x) = 0§svg§600§FALSE§</svg:desc><draw:path draw:style-name="gr2" draw:text-style-name="P5" svg:width="1.4004in" svg:height="0.1354in" svg:x="-0.0004in" svg:y="0.0071in" svg:viewBox="0 0 3558 345" svg:d="M0 0c1186 0 2372 0 3558 0 0 115 0 230 0 345-1186 0-2372 0-3558 0 0-115 0-230 0-345z"><text:p/></draw:path><draw:path draw:style-name="gr3" draw:text-style-name="P6" svg:width="0.0752in" svg:height="0.137in" svg:x="0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" draw:text-style-name="P6" svg:width="0.0382in" svg:height="0.0701in" svg:x="0.078in" svg:y="0.0661in" svg:viewBox="0 0 98 179" svg:d="M60 8c0-7 0-8-7-8-18 18-42 18-53 18 0 3 0 6 0 10 7 0 24 0 38-8 0 45 0 91 0 137 0 9 0 13-26 13-3 0-7 0-10 0 0 3 0 6 0 9 5 0 38-1 47-1s43 1 49 1c0-3 0-6 0-9-3 0-7 0-10 0-28 0-28-4-28-13 0-50 0-100 0-149z"><text:p/></draw:path><draw:path draw:style-name="gr3" draw:text-style-name="P6" svg:width="0.035in" svg:height="0.1508in" svg:x="0.1496in" svg:y="0in" svg:viewBox="0 0 90 384" svg:d="M90 380c0-1 0-1-6-8-49-48-61-121-61-179 0-67 14-135 62-183 5-4 5-4 5-7 0-2-1-3-4-3-4 0-39 26-61 75-20 43-25 86-25 118 0 28 4 76 26 119 23 47 56 72 60 72 3 0 4-1 4-4z"><text:p/></draw:path><draw:path draw:style-name="gr3" draw:text-style-name="P6" svg:width="0.0752in" svg:height="0.0681in" svg:x="0.198in" svg:y="0.0453in" svg:viewBox="0 0 192 174" svg:d="M119 54c2-10 11-46 37-46 2 0 12 0 20 5-11 2-19 12-19 21 0 7 5 13 15 13 8 0 20-6 20-22 0-19-22-25-35-25-23 0-36 20-40 29-10-26-31-29-42-29-41 0-63 50-63 59 0 4 4 4 6 4s3-1 4-5c13-40 38-50 52-50 7 0 21 4 21 26 0 12-7 38-21 92-6 24-20 40-37 40-2 0-11 0-19-5 9-2 18-10 18-21 0-10-9-13-14-13-12 0-22 10-22 22 0 17 20 25 36 25 27 0 40-26 41-29 5 15 19 29 42 29 40 0 62-50 62-59 0-4-4-4-5-4-3 0-4 1-4 5-14 40-40 50-52 50-16 0-21-13-21-25 0-9 2-18 7-34 4-18 8-35 13-53z"><text:p/></draw:path><draw:path draw:style-name="gr3" draw:text-style-name="P6" svg:width="0.035in" svg:height="0.1508in" svg:x="0.2894in" svg:y="0in" svg:viewBox="0 0 90 384" svg:d="M90 193c0-30-4-77-26-120-23-48-56-73-60-73-2 0-4 1-4 3 0 3 0 3 8 10 37 38 59 99 59 180 0 65-14 132-62 181-5 5-5 5-5 6 0 3 2 4 4 4 4 0 39-26 61-75 20-43 25-85 25-116z"><text:p/></draw:path><draw:path draw:style-name="gr3" draw:text-style-name="P6" svg:width="0.1008in" svg:height="0.035in" svg:x="0.3906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38in" svg:height="0.1035in" svg:x="0.5488in" svg:y="0.0126in" svg:viewBox="0 0 163 264" svg:d="M163 133c0-30-2-61-16-89-17-37-49-44-66-44-23 0-51 10-67 46-12 27-14 57-14 87s1 63 18 93c16 31 44 38 63 38 21 0 50-7 67-44 13-27 15-56 15-87zM81 257c-15 0-38-10-45-48-4-22-4-57-4-80 0-24 0-50 3-71 8-46 36-49 46-49 12 0 38 6 45 45 5 22 5 51 5 75 0 30 0 55-5 79-6 36-28 49-45 49z"><text:p/></draw:path><draw:path draw:style-name="gr3" draw:text-style-name="P6" svg:width="0.0846in" svg:height="0.0933in" svg:x="0.661in" svg:y="0.0217in" svg:viewBox="0 0 216 238" svg:d="M117 9c-4-7-6-9-9-9-6 0-7 3-9 9-32 71-64 143-96 213-2 6-3 6-3 8 0 5 3 8 8 8 3 0 6-1 8-8 31-67 61-135 92-204 29 69 60 137 90 204 4 8 8 8 10 8 3 0 8-3 8-8-2-1 0-1-4-5-32-72-64-145-95-216z"><text:p/></draw:path><draw:path draw:style-name="gr3" draw:text-style-name="P6" svg:width="0.0752in" svg:height="0.137in" svg:x="0.7957in" svg:y="0.0071in" svg:viewBox="0 0 192 349" svg:d="M121 118c11 0 22 0 33 0 8 0 12 0 12-9 0-3-4-3-11-3-11 0-21 0-32 0 3-16 6-30 9-44 1-9 7-36 9-41 3-7 10-13 18-13 2 0 11 0 19 7-17 2-21 15-21 21 0 9 7 14 15 14 9 0 20-9 20-24 0-17-17-26-33-26-13 0-37 7-49 45-2 8-3 12-13 61-9 0-18 0-27 0-7 0-11 0-11 6s4 6 10 6c9 0 18 0 27 0-10 50-20 100-30 151-7 37-13 72-33 72-2 0-11 0-19-7 18-1 21-15 21-21 0-9-6-14-14-14-10 0-21 9-21 24 0 17 16 26 33 26 21 0 36-22 43-37 13-25 22-71 22-74 8-40 15-81 23-120z"><text:p/></draw:path><draw:path draw:style-name="gr3" draw:text-style-name="P6" svg:width="0.0465in" svg:height="0.0701in" svg:x="0.8685in" svg:y="0.0661in" svg:viewBox="0 0 119 179" svg:d="M119 130c-4 0-6 0-9 0-1 7-3 22-7 25-2 1-23 1-27 1-17 0-33 0-50 0 29-25 39-32 54-45 20-15 39-33 39-58 0-33-29-53-63-53s-56 24-56 48c0 15 11 16 14 16 7 0 15-5 15-14 0-6-3-15-17-15 9-18 28-25 40-25 27 0 41 21 41 43 0 23-17 42-26 52-22 21-43 41-65 63-2 4-2 4-2 11 37 0 74 0 111 0 2-16 6-33 8-49z"><text:p/></draw:path><draw:path draw:style-name="gr3" draw:text-style-name="P6" svg:width="0.0346in" svg:height="0.1508in" svg:x="0.9453in" svg:y="0in" svg:viewBox="0 0 89 384" svg:d="M89 380c0-1 0-1-7-8-48-48-60-121-60-179 0-67 14-135 63-183 4-4 4-4 4-7 0-2-1-3-3-3-5 0-40 26-62 75-20 43-24 86-24 118 0 28 3 76 25 119 23 47 56 72 61 72 2 0 3-1 3-4z"><text:p/></draw:path><draw:path draw:style-name="gr3" draw:text-style-name="P6" svg:width="0.0752in" svg:height="0.0681in" svg:x="0.9937in" svg:y="0.0453in" svg:viewBox="0 0 192 174" svg:d="M118 54c2-10 11-46 38-46 1 0 11 0 19 5-11 2-19 12-19 21 0 7 5 13 16 13 7 0 20-6 20-22 0-19-23-25-36-25-22 0-36 20-41 29-9-26-30-29-41-29-40 0-62 50-62 59 0 4 3 4 4 4 4 0 5-1 5-5 13-40 38-50 52-50 7 0 20 4 20 26 0 12-6 38-20 92-6 24-19 40-37 40-2 0-11 0-20-5 10-2 19-10 19-21 0-10-9-13-14-13-12 0-21 10-21 22 0 17 19 25 36 25 26 0 40-26 41-29 4 15 18 29 42 29 39 0 61-50 61-59 0-4-3-4-4-4-4 0-4 1-6 5-13 40-39 50-51 50-15 0-21-13-21-25 0-9 2-18 6-34 5-18 9-35 14-53z"><text:p/></draw:path><draw:path draw:style-name="gr3" draw:text-style-name="P6" svg:width="0.035in" svg:height="0.1508in" svg:x="1.0846in" svg:y="0in" svg:viewBox="0 0 90 384" svg:d="M90 193c0-30-4-77-25-120-23-48-57-73-61-73-2 0-4 1-4 3 0 3 0 3 8 10 37 38 59 99 59 180 0 65-14 132-62 181-5 5-5 5-5 6 0 3 2 4 4 4 4 0 39-26 62-75 20-43 24-85 24-116z"><text:p/></draw:path><draw:path draw:style-name="gr3" draw:text-style-name="P6" svg:width="0.1008in" svg:height="0.035in" svg:x="1.1862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38in" svg:height="0.1035in" svg:x="1.3441in" svg:y="0.0126in" svg:viewBox="0 0 163 264" svg:d="M163 133c0-30-2-61-16-89-17-37-49-44-66-44-23 0-51 10-67 46-12 27-14 57-14 87s1 63 18 93c16 31 45 38 63 38 21 0 51-7 67-44 13-27 15-56 15-87zM81 257c-15 0-38-10-45-48-4-22-4-57-4-80 0-24 0-50 3-71 8-46 36-49 46-49 12 0 39 6 45 45 5 22 5 51 5 75 0 30 0 55-5 79-5 36-27 49-45 49z"><text:p/></draw:path></draw:g></text:span><text:span text:style-name="T47"><text:s/>אז סה"כ </text:span><text:span text:style-name="T47"><draw:g text:anchor-type="as-char" svg:y="-0.1134in" draw:z-index="52" draw:name="Shape228" draw:style-name="gr1"><svg:title>TexMaths</svg:title><svg:desc>11§display§\lnot(0 = 0 \siff 0 = 0)§svg§600§FALSE§</svg:desc><draw:path draw:style-name="gr2" draw:text-style-name="P5" svg:width="1.2618in" svg:height="0.1358in" svg:x="-0.0004in" svg:y="0.0071in" svg:viewBox="0 0 3206 346" svg:d="M1604 346c-535 0-1069 0-1604 0 0-116 0-230 0-346 1069 0 2137 0 3206 0 0 116 0 230 0 346-534 0-1069 0-1602 0z"><text:p/></draw:path><draw:path draw:style-name="gr3" draw:text-style-name="P6" svg:width="0.0839in" svg:height="0.0402in" svg:x="0.0004in" svg:y="0.0598in" svg:viewBox="0 0 214 103" svg:d="M214 14c0-13-1-14-13-14-62 0-125 0-188 0-6 0-13 0-13 8 0 7 7 7 13 7 62 0 124 0 186 0 0 25 0 50 0 74 0 8 0 14 8 14 7 0 7-6 7-14 0-25 0-49 0-75z"><text:p/></draw:path><draw:path draw:style-name="gr3" draw:text-style-name="P6" svg:width="0.035in" svg:height="0.1512in" svg:x="0.1083in" svg:y="0in" svg:viewBox="0 0 90 385" svg:d="M90 381c0-1 0-1-6-8-49-49-61-122-61-180 0-67 14-135 62-182 5-5 5-5 5-7 0-3-2-4-4-4-4 0-39 26-62 76-20 42-24 85-24 117 0 29 4 76 25 120 24 47 57 72 61 72 2 0 4-1 4-4z"><text:p/></draw:path><draw:path draw:style-name="gr3" draw:text-style-name="P6" svg:width="0.0638in" svg:height="0.1035in" svg:x="0.1587in" svg:y="0.013in" svg:viewBox="0 0 163 264" svg:d="M163 133c0-31-2-61-16-90-17-37-49-43-66-43-23 0-51 10-67 45-12 28-14 57-14 88 0 29 1 64 18 92 16 32 44 39 63 39 21 0 50-7 67-45 13-25 15-55 15-86zM81 255c-15 0-38-9-45-46-4-22-4-58-4-80 0-26 0-51 3-72 7-45 36-49 46-49 12 0 38 7 45 45 5 22 5 52 5 76 0 28 0 55-5 79-6 36-28 47-45 47z"><text:p/></draw:path><draw:path draw:style-name="gr3" draw:text-style-name="P6" svg:width="0.1008in" svg:height="0.0354in" svg:x="0.2795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638in" svg:height="0.1035in" svg:x="0.4374in" svg:y="0.013in" svg:viewBox="0 0 163 264" svg:d="M163 133c0-31-2-61-16-90-17-37-49-43-66-43-23 0-51 10-67 45-12 28-14 57-14 88 0 29 1 64 18 92 16 32 45 39 63 39 21 0 50-7 67-45 13-25 15-55 15-86zM81 255c-15 0-38-9-45-46-4-22-4-58-4-80 0-26 0-51 3-72 8-45 36-49 46-49 12 0 39 7 45 45 5 22 5 52 5 76 0 28 0 55-5 79-5 36-27 47-45 47z"><text:p/></draw:path><draw:path draw:style-name="gr3" draw:text-style-name="P6" svg:width="0.1346in" svg:height="0.0787in" svg:x="0.5583in" svg:y="0.0362in" svg:viewBox="0 0 343 201" svg:d="M330 109c7 0 13-1 13-9 0-9-6-8-13-8-96 0-191 0-287 0 21-15 31-31 34-36 18-26 21-50 21-52 0-4-5-4-8-4-6 0-8 1-9 8-8 37-32 69-74 88-5 1-7 1-7 4 0 2 2 5 7 6 39 16 66 46 74 90 1 4 3 5 9 5 3 0 8 0 8-4 0-1-3-25-20-51-8-12-19-25-35-37 96 0 191 0 287 0z"><text:p/></draw:path><draw:path draw:style-name="gr3" draw:text-style-name="P6" svg:width="0.1346in" svg:height="0.0787in" svg:x="0.6846in" svg:y="0.0362in" svg:viewBox="0 0 343 201" svg:d="M300 109c-21 15-31 32-34 36-17 27-21 51-21 52 0 4 5 4 8 4 7 0 8-1 9-7 9-38 32-71 75-88 5-1 6-4 6-6 0-3-2-3-3-3-18-7-64-27-78-91-1-5-2-6-9-6-3 0-8 0-8 4 0 2 4 26 20 51 8 12 19 25 35 37-95 0-191 0-287 0-6 0-13-1-13 8 0 8 7 9 13 9 96 0 192 0 287 0z"><text:p/></draw:path><draw:path draw:style-name="gr3" draw:text-style-name="P6" svg:width="0.0638in" svg:height="0.1035in" svg:x="0.8764in" svg:y="0.013in" svg:viewBox="0 0 163 264" svg:d="M163 133c0-31-2-61-16-90-17-37-49-43-66-43-23 0-51 10-67 45-12 28-14 57-14 88 0 29 1 64 18 92 16 32 45 39 63 39 21 0 51-7 67-45 13-25 15-55 15-86zM81 255c-15 0-38-9-45-46-4-22-4-58-4-80 0-26 0-51 3-72 8-45 36-49 46-49 12 0 39 7 45 45 5 22 5 52 5 76 0 28 0 55-5 79-5 36-27 47-45 47z"><text:p/></draw:path><draw:path draw:style-name="gr3" draw:text-style-name="P6" svg:width="0.1008in" svg:height="0.0354in" svg:x="0.9972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638in" svg:height="0.1035in" svg:x="1.1555in" svg:y="0.013in" svg:viewBox="0 0 163 264" svg:d="M163 133c0-31-2-61-16-90-17-37-49-43-66-43-23 0-50 10-67 45-12 28-14 57-14 88 0 29 2 64 18 92 16 32 45 39 63 39 21 0 51-7 67-45 13-25 15-55 15-86zM81 255c-15 0-37-9-45-46-4-22-4-58-4-80 0-26 0-51 3-72 8-45 36-49 46-49 14 0 39 7 45 45 5 22 5 52 5 76 0 28 0 55-5 79-5 36-27 47-45 47z"><text:p/></draw:path><draw:path draw:style-name="gr3" draw:text-style-name="P6" svg:width="0.035in" svg:height="0.1512in" svg:x="1.2343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47"><text:s/>וזו </text:span><text:span text:style-name="T48">סתירה</text:span><text:span text:style-name="T47">, ולכן </text:span><text:span text:style-name="T47"><draw:g text:anchor-type="as-char" svg:y="-0.1134in" draw:z-index="50" draw:name="Shape229" draw:style-name="gr1"><svg:title>TexMaths</svg:title><svg:desc>11§display§f_1(x) \neq 0 \lor f_2(x) \neq 0§svg§600§FALSE§</svg:desc><draw:path draw:style-name="gr2" draw:text-style-name="P5" svg:width="1.4004in" svg:height="0.1354in" svg:x="-0.0004in" svg:y="0.0071in" svg:viewBox="0 0 3558 345" svg:d="M0 0c1186 0 2372 0 3558 0 0 115 0 230 0 345-1186 0-2372 0-3558 0 0-115 0-230 0-345z"><text:p/></draw:path><draw:path draw:style-name="gr3" draw:text-style-name="P6" svg:width="0.0752in" svg:height="0.137in" svg:x="0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" draw:text-style-name="P6" svg:width="0.0382in" svg:height="0.0701in" svg:x="0.078in" svg:y="0.0661in" svg:viewBox="0 0 98 179" svg:d="M60 8c0-7 0-8-7-8-18 18-42 18-53 18 0 3 0 6 0 10 7 0 24 0 38-8 0 45 0 91 0 137 0 9 0 13-26 13-3 0-7 0-10 0 0 3 0 6 0 9 5 0 38-1 47-1s43 1 49 1c0-3 0-6 0-9-3 0-7 0-10 0-28 0-28-4-28-13 0-50 0-100 0-149z"><text:p/></draw:path><draw:path draw:style-name="gr3" draw:text-style-name="P6" svg:width="0.035in" svg:height="0.1508in" svg:x="0.1496in" svg:y="0in" svg:viewBox="0 0 90 384" svg:d="M90 380c0-1 0-1-6-8-49-48-61-121-61-179 0-67 14-135 62-183 5-4 5-4 5-7 0-2-1-3-4-3-4 0-39 26-61 75-20 43-25 86-25 118 0 28 4 76 26 119 23 47 56 72 60 72 3 0 4-1 4-4z"><text:p/></draw:path><draw:path draw:style-name="gr3" draw:text-style-name="P6" svg:width="0.0752in" svg:height="0.0681in" svg:x="0.198in" svg:y="0.0453in" svg:viewBox="0 0 192 174" svg:d="M119 54c2-10 11-46 37-46 2 0 12 0 20 5-11 2-19 12-19 21 0 7 5 13 15 13 8 0 20-6 20-22 0-19-22-25-35-25-23 0-36 20-40 29-10-26-31-29-42-29-41 0-63 50-63 59 0 4 4 4 6 4s3-1 4-5c13-40 38-50 52-50 7 0 21 4 21 26 0 12-7 38-21 92-6 24-20 40-37 40-2 0-11 0-19-5 9-2 18-10 18-21 0-10-9-13-14-13-12 0-22 10-22 22 0 17 20 25 36 25 27 0 40-26 41-29 5 15 19 29 42 29 40 0 62-50 62-59 0-4-4-4-5-4-3 0-4 1-4 5-14 40-40 50-52 50-16 0-21-13-21-25 0-9 2-18 7-34 4-18 8-35 13-53z"><text:p/></draw:path><draw:path draw:style-name="gr3" draw:text-style-name="P6" svg:width="0.035in" svg:height="0.1508in" svg:x="0.2894in" svg:y="0in" svg:viewBox="0 0 90 384" svg:d="M90 193c0-30-4-77-26-120-23-48-56-73-60-73-2 0-4 1-4 3 0 3 0 3 8 10 37 38 59 99 59 180 0 65-14 132-62 181-5 5-5 5-5 6 0 3 2 4 4 4 4 0 39-26 61-75 20-43 25-85 25-116z"><text:p/></draw:path><draw:path draw:style-name="gr3" draw:text-style-name="P6" svg:width="0.0752in" svg:height="0.1406in" svg:x="0.4031in" svg:y="0.0043in" svg:viewBox="0 0 192 358" svg:d="M190 15c2-5 2-6 2-7 0-4-2-8-7-8s-6 2-8 8c-58 111-115 223-174 334-3 6-3 7-3 8 0 3 3 8 8 8 4 0 5-2 8-8 59-111 116-223 174-335z"><text:p/></draw:path><draw:path draw:style-name="gr3" draw:text-style-name="P6" svg:width="0.1008in" svg:height="0.035in" svg:x="0.3906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38in" svg:height="0.1035in" svg:x="0.5488in" svg:y="0.0126in" svg:viewBox="0 0 163 264" svg:d="M163 133c0-30-2-61-16-89-17-37-49-44-66-44-23 0-51 10-67 46-12 27-14 57-14 87s1 63 18 93c16 31 44 38 63 38 21 0 50-7 67-44 13-27 15-56 15-87zM81 257c-15 0-38-10-45-48-4-22-4-57-4-80 0-24 0-50 3-71 8-46 36-49 46-49 12 0 38 6 45 45 5 22 5 51 5 75 0 30 0 55-5 79-6 36-28 49-45 49z"><text:p/></draw:path><draw:path draw:style-name="gr3" draw:text-style-name="P6" svg:width="0.0846in" svg:height="0.0933in" svg:x="0.661in" svg:y="0.0217in" svg:viewBox="0 0 216 238" svg:d="M212 15c2-4 4-5 4-7 0-5-5-8-8-8-5 0-7 3-10 9-30 67-61 135-90 202-31-67-61-135-92-202-2-8-5-9-8-9-5 0-8 3-8 8 0 1 0 2 2 6 32 72 65 145 97 216 3 7 5 8 9 8s6-2 9-8c31-71 63-143 95-215z"><text:p/></draw:path><draw:path draw:style-name="gr3" draw:text-style-name="P6" svg:width="0.0752in" svg:height="0.137in" svg:x="0.7957in" svg:y="0.0071in" svg:viewBox="0 0 192 349" svg:d="M121 118c11 0 22 0 33 0 8 0 12 0 12-9 0-3-4-3-11-3-11 0-21 0-32 0 3-16 6-30 9-44 1-9 7-36 9-41 3-7 10-13 18-13 2 0 11 0 19 7-17 2-21 15-21 21 0 9 7 14 15 14 9 0 20-9 20-24 0-17-17-26-33-26-13 0-37 7-49 45-2 8-3 12-13 61-9 0-18 0-27 0-7 0-11 0-11 6s4 6 10 6c9 0 18 0 27 0-10 50-20 100-30 151-7 37-13 72-33 72-2 0-11 0-19-7 18-1 21-15 21-21 0-9-6-14-14-14-10 0-21 9-21 24 0 17 16 26 33 26 21 0 36-22 43-37 13-25 22-71 22-74 8-40 15-81 23-120z"><text:p/></draw:path><draw:path draw:style-name="gr3" draw:text-style-name="P6" svg:width="0.0465in" svg:height="0.0701in" svg:x="0.8685in" svg:y="0.0661in" svg:viewBox="0 0 119 179" svg:d="M119 130c-4 0-6 0-9 0-1 7-3 22-7 25-2 1-23 1-27 1-17 0-33 0-50 0 29-25 39-32 54-45 20-15 39-33 39-58 0-33-29-53-63-53s-56 24-56 48c0 15 11 16 14 16 7 0 15-5 15-14 0-6-3-15-17-15 9-18 28-25 40-25 27 0 41 21 41 43 0 23-17 42-26 52-22 21-43 41-65 63-2 4-2 4-2 11 37 0 74 0 111 0 2-16 6-33 8-49z"><text:p/></draw:path><draw:path draw:style-name="gr3" draw:text-style-name="P6" svg:width="0.0346in" svg:height="0.1508in" svg:x="0.9453in" svg:y="0in" svg:viewBox="0 0 89 384" svg:d="M89 380c0-1 0-1-7-8-48-48-60-121-60-179 0-67 14-135 63-183 4-4 4-4 4-7 0-2-1-3-3-3-5 0-40 26-62 75-20 43-24 86-24 118 0 28 3 76 25 119 23 47 56 72 61 72 2 0 3-1 3-4z"><text:p/></draw:path><draw:path draw:style-name="gr3" draw:text-style-name="P6" svg:width="0.0752in" svg:height="0.0681in" svg:x="0.9937in" svg:y="0.0453in" svg:viewBox="0 0 192 174" svg:d="M118 54c2-10 11-46 38-46 1 0 11 0 19 5-11 2-19 12-19 21 0 7 5 13 16 13 7 0 20-6 20-22 0-19-23-25-36-25-22 0-36 20-41 29-9-26-30-29-41-29-40 0-62 50-62 59 0 4 3 4 4 4 4 0 5-1 5-5 13-40 38-50 52-50 7 0 20 4 20 26 0 12-6 38-20 92-6 24-19 40-37 40-2 0-11 0-20-5 10-2 19-10 19-21 0-10-9-13-14-13-12 0-21 10-21 22 0 17 19 25 36 25 26 0 40-26 41-29 4 15 18 29 42 29 39 0 61-50 61-59 0-4-3-4-4-4-4 0-4 1-6 5-13 40-39 50-51 50-15 0-21-13-21-25 0-9 2-18 6-34 5-18 9-35 14-53z"><text:p/></draw:path><draw:path draw:style-name="gr3" draw:text-style-name="P6" svg:width="0.035in" svg:height="0.1508in" svg:x="1.0846in" svg:y="0in" svg:viewBox="0 0 90 384" svg:d="M90 193c0-30-4-77-25-120-23-48-57-73-61-73-2 0-4 1-4 3 0 3 0 3 8 10 37 38 59 99 59 180 0 65-14 132-62 181-5 5-5 5-5 6 0 3 2 4 4 4 4 0 39-26 62-75 20-43 24-85 24-116z"><text:p/></draw:path><draw:path draw:style-name="gr3" draw:text-style-name="P6" svg:width="0.076in" svg:height="0.1406in" svg:x="1.1984in" svg:y="0.0043in" svg:viewBox="0 0 194 358" svg:d="M190 15c4-5 4-6 4-7 0-4-3-8-8-8-6 0-7 2-9 8-58 111-115 223-174 334-3 6-3 7-3 8 0 3 3 8 8 8s6-2 8-8c59-111 116-223 174-335z"><text:p/></draw:path><draw:path draw:style-name="gr3" draw:text-style-name="P6" svg:width="0.1008in" svg:height="0.035in" svg:x="1.1862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38in" svg:height="0.1035in" svg:x="1.3441in" svg:y="0.0126in" svg:viewBox="0 0 163 264" svg:d="M163 133c0-30-2-61-16-89-17-37-49-44-66-44-23 0-51 10-67 46-12 27-14 57-14 87s1 63 18 93c16 31 45 38 63 38 21 0 51-7 67-44 13-27 15-56 15-87zM81 257c-15 0-38-10-45-48-4-22-4-57-4-80 0-24 0-50 3-71 8-46 36-49 46-49 12 0 39 6 45 45 5 22 5 51 5 75 0 30 0 55-5 79-5 36-27 49-45 49z"><text:p/></draw:path></draw:g></text:span><text:span text:style-name="T47"><text:s/>ובה"כ </text:span><text:span text:style-name="T47"><draw:g text:anchor-type="as-char" svg:y="-0.1134in" draw:z-index="45" draw:name="Shape230" draw:style-name="gr1"><svg:title>TexMaths</svg:title><svg:desc>11§display§c_1 := f_2(x) \neq 0§svg§600§FALSE§</svg:desc><draw:path draw:style-name="gr2" draw:text-style-name="P5" svg:width="0.9839in" svg:height="0.1358in" svg:x="0.0008in" svg:y="0.0071in" svg:viewBox="0 0 2500 346" svg:d="M1251 346c-417 0-834 0-1251 0 0-116 0-230 0-346 834 0 1666 0 2500 0 0 116 0 230 0 346-417 0-833 0-1249 0z"><text:p/></draw:path><draw:path draw:style-name="gr3" draw:text-style-name="P6" svg:width="0.0587in" svg:height="0.0685in" svg:x="-0.0004in" svg:y="0.0453in" svg:viewBox="0 0 150 175" svg:d="M136 24c-5 0-11 0-16 6-7 5-7 12-7 15 0 9 7 13 15 13 11 0 21-10 21-25 0-19-18-33-46-33-52 0-103 55-103 110 0 34 22 65 63 65 55 0 87-41 87-45 0-2-3-6-5-6s-2 2-4 5c-31 37-74 37-78 37-24 0-34-18-34-42 0-15 7-52 21-77 11-22 33-38 53-38 14 0 28 4 33 15z"><text:p/></draw:path><draw:path draw:style-name="gr3" draw:text-style-name="P6" svg:width="0.0386in" svg:height="0.0701in" svg:x="0.0709in" svg:y="0.0661in" svg:viewBox="0 0 99 179" svg:d="M62 8c0-8-1-8-9-8-17 17-42 17-53 17 0 3 0 6 0 9 7 0 24 0 40-7 0 46 0 92 0 138 0 9 0 13-28 13-3 0-6 0-10 0 0 3 0 6 0 9 5-1 38-1 49-1 7 0 41 0 48 1 0-3 0-6 0-9-3 0-8 0-11 0-26 0-26-4-26-13 0-50 0-100 0-149z"><text:p/></draw:path><draw:path draw:style-name="gr3" draw:text-style-name="P6" svg:width="0.0157in" svg:height="0.065in" svg:x="0.1827in" svg:y="0.048in" svg:viewBox="0 0 41 166" svg:d="M41 21c0-12-10-21-21-21-12 0-20 9-20 21 0 11 8 20 20 20 11 0 21-9 21-20zM41 146c0-12-10-20-21-20-12 0-20 8-20 20 0 11 8 20 20 20 11 0 21-9 21-20z"><text:p/></draw:path><draw:path draw:style-name="gr3" draw:text-style-name="P6" svg:width="0.1004in" svg:height="0.0354in" svg:x="0.2205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756in" svg:height="0.1374in" svg:x="0.3807in" svg:y="0.0067in" svg:viewBox="0 0 193 350" svg:d="M121 118c11 0 22 0 33 0 8 0 12 0 12-8 0-4-4-4-11-4-11 0-21 0-32 0 2-16 6-30 8-44 2-8 8-36 10-40 3-8 10-13 17-13 3 0 12 0 20 6-17 2-21 16-21 21 0 9 7 14 15 14 9 0 21-9 21-24 0-17-18-26-35-26-13 0-37 7-48 45-2 8-3 12-13 61-9 0-18 0-27 0-7 0-12 0-12 7 0 5 5 5 11 5 9 0 17 0 26 0-10 50-19 100-29 151-7 37-13 72-34 72-1 0-11 0-18-6 18-1 21-16 21-21 0-9-6-13-14-13-10 0-21 8-21 23 0 17 16 26 32 26 22 0 37-23 44-37 12-25 21-71 22-74 8-40 15-80 23-121z"><text:p/></draw:path><draw:path draw:style-name="gr3" draw:text-style-name="P6" svg:width="0.0469in" svg:height="0.0701in" svg:x="0.4535in" svg:y="0.0661in" svg:viewBox="0 0 120 179" svg:d="M120 130c-3 0-6 0-9 0-1 5-3 22-8 24-2 2-22 2-26 2-17 0-33 0-50 0 29-25 38-33 54-45 20-16 39-33 39-58 0-33-29-53-63-53s-57 23-57 48c0 14 12 15 15 15 6 0 15-5 15-15 0-4-3-14-17-14 9-19 27-24 40-24 27 0 40 21 40 43 0 23-16 42-25 52-22 21-43 41-65 63-3 3-3 4-3 11 37 0 75 0 112 0 2-16 6-33 8-49z"><text:p/></draw:path><draw:path draw:style-name="gr3" draw:text-style-name="P6" svg:width="0.035in" svg:height="0.1512in" svg:x="0.5299in" svg:y="0in" svg:viewBox="0 0 90 385" svg:d="M90 381c0-1 0-1-6-8-49-49-61-122-61-180 0-67 14-135 62-182 5-5 5-5 5-7 0-3-2-4-4-4-3 0-39 26-61 76-20 42-25 85-25 117 0 29 4 76 26 120 23 47 57 72 60 72 2 0 4-1 4-4z"><text:p/></draw:path><draw:path draw:style-name="gr3" draw:text-style-name="P6" svg:width="0.0752in" svg:height="0.0685in" svg:x="0.5783in" svg:y="0.0453in" svg:viewBox="0 0 192 175" svg:d="M119 54c2-10 11-45 37-45 2 0 12 0 20 4-11 2-19 12-19 21 0 7 5 14 15 14 8 0 20-7 20-23 0-19-22-25-35-25-23 0-36 21-40 30-10-26-31-30-42-30-41 0-63 50-63 59 0 5 4 5 6 5s3-1 4-5c13-40 39-50 52-50 7 0 21 3 21 25 0 12-7 39-21 93-6 24-20 39-37 39-2 0-11 0-19-4 9-2 18-10 18-21s-9-13-14-13c-12 0-22 10-22 22 0 17 20 25 36 25 27 0 40-27 41-30 5 15 19 30 42 30 39 0 62-49 62-59 0-4-4-4-5-4-3 0-4 1-4 4-14 41-40 50-52 50-16 0-21-12-21-25 0-9 2-17 7-34 4-18 8-35 13-53z"><text:p/></draw:path><draw:path draw:style-name="gr3" draw:text-style-name="P6" svg:width="0.035in" svg:height="0.1512in" svg:x="0.6697in" svg:y="0in" svg:viewBox="0 0 90 385" svg:d="M90 193c0-30-4-76-26-120-23-48-56-73-60-73-3 0-4 2-4 4s0 2 8 9c37 38 59 99 59 180 0 65-14 133-61 181-6 6-6 6-6 7 0 2 1 4 4 4 4 0 39-26 61-76 20-41 25-84 25-116z"><text:p/></draw:path><draw:path draw:style-name="gr3" draw:text-style-name="P6" svg:width="0.0756in" svg:height="0.1409in" svg:x="0.7835in" svg:y="0.0043in" svg:viewBox="0 0 193 359" svg:d="M190 15c2-5 3-6 3-7 0-2-3-8-8-8s-6 2-8 8c-58 112-115 223-174 336-3 5-3 6-3 7 0 4 3 8 8 8 4 0 5-2 9-8 58-112 115-223 173-336z"><text:p/></draw:path><draw:path draw:style-name="gr3" draw:text-style-name="P6" svg:width="0.1008in" svg:height="0.0354in" svg:x="0.770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638in" svg:height="0.1035in" svg:x="0.9291in" svg:y="0.013in" svg:viewBox="0 0 163 264" svg:d="M163 133c0-31-2-61-16-90-17-37-49-43-66-43-23 0-51 10-67 45-12 28-14 57-14 88 0 29 1 64 18 92 16 32 44 39 63 39 21 0 50-7 67-45 13-25 15-55 15-86zM81 255c-15 0-38-9-45-46-4-22-4-58-4-80 0-26 0-51 3-72 8-45 36-49 46-49 12 0 38 7 45 45 5 22 5 52 5 76 0 28 0 55-5 79-6 36-28 47-45 47z"><text:p/></draw:path></draw:g></text:span><text:span text:style-name="T47">. נוכיח </text:span><text:span text:style-name="T47"><draw:g text:anchor-type="as-char" svg:y="-0.1134in" draw:z-index="49" draw:name="Shape231" draw:style-name="gr1"><svg:title>TexMaths</svg:title><svg:desc>11§display§f_1(x) = 0§svg§600§FALSE§</svg:desc><draw:path draw:style-name="gr2" draw:text-style-name="P5" svg:width="0.6051in" svg:height="0.1358in" svg:x="-0.0004in" svg:y="0.0071in" svg:viewBox="0 0 1538 346" svg:d="M770 346c-257 0-513 0-770 0 0-116 0-230 0-346 513 0 1025 0 1538 0 0 116 0 230 0 346-256 0-513 0-768 0z"><text:p/></draw:path><draw:path draw:style-name="gr3" draw:text-style-name="P6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" svg:width="0.0386in" svg:height="0.0701in" svg:x="0.078in" svg:y="0.0661in" svg:viewBox="0 0 99 179" svg:d="M62 8c0-8-1-8-9-8-18 17-42 17-53 17 0 3 0 6 0 9 7 0 24 0 40-7 0 46 0 92 0 138 0 9 0 13-28 13-3 0-6 0-10 0 0 3 0 6 0 9 5-1 38-1 49-1 7 0 41 0 48 1 0-3 0-6 0-9-3 0-8 0-11 0-26 0-26-4-26-13 0-50 0-100 0-149z"><text:p/></draw:path><draw:path draw:style-name="gr3" draw:text-style-name="P6" svg:width="0.0346in" svg:height="0.1512in" svg:x="0.15in" svg:y="0in" svg:viewBox="0 0 89 385" svg:d="M89 381c0-1 0-1-6-8-49-49-61-122-61-180 0-67 14-135 63-182 4-5 4-5 4-7 0-3-1-4-3-4-5 0-40 26-62 76-20 42-24 85-24 117 0 29 3 76 25 120 23 47 56 72 61 72 2 0 3-1 3-4z"><text:p/></draw:path><draw:path draw:style-name="gr3" draw:text-style-name="P6" svg:width="0.0756in" svg:height="0.0685in" svg:x="0.1988in" svg:y="0.0453in" svg:viewBox="0 0 193 175" svg:d="M118 54c2-10 11-45 38-45 1 0 11 0 19 4-11 2-19 12-19 21 0 7 5 14 16 14 7 0 21-7 21-23 0-19-23-25-37-25-22 0-36 21-40 30-10-26-31-30-42-30-40 0-63 50-63 59 0 5 4 5 6 5 3 0 4-1 4-5 13-40 38-50 52-50 7 0 21 3 21 25 0 12-7 39-21 93-6 24-20 39-37 39-2 0-11 0-19-4 9-2 18-10 18-21s-9-13-14-13c-12 0-21 10-21 22 0 17 19 25 36 25 26 0 39-27 41-30 4 15 18 30 41 30 41 0 63-49 63-59 0-4-5-4-6-4-3 0-3 1-4 4-14 41-40 50-52 50-16 0-21-12-21-25 0-9 2-17 7-34 4-18 8-35 13-53z"><text:p/></draw:path><draw:path draw:style-name="gr3" draw:text-style-name="P6" svg:width="0.035in" svg:height="0.1512in" svg:x="0.2898in" svg:y="0in" svg:viewBox="0 0 90 385" svg:d="M90 193c0-30-4-76-25-120-24-48-57-73-61-73-2 0-4 2-4 4s0 2 8 9c37 38 59 99 59 180 0 65-14 133-61 181-6 6-6 6-6 7 0 2 2 4 4 4 4 0 39-26 62-76 19-41 24-84 24-116z"><text:p/></draw:path><draw:path draw:style-name="gr3" draw:text-style-name="P6" svg:width="0.1012in" svg:height="0.0354in" svg:x="0.3906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6" svg:width="0.0638in" svg:height="0.1035in" svg:x="0.5488in" svg:y="0.013in" svg:viewBox="0 0 163 264" svg:d="M163 133c0-31-2-61-15-90-18-37-50-43-67-43-23 0-51 10-67 45-12 28-14 57-14 88 0 29 1 64 18 92 16 32 44 39 63 39 21 0 50-7 68-45 12-25 14-55 14-86zM81 255c-15 0-38-9-45-46-4-22-4-58-4-80 0-26 0-51 3-72 8-45 37-49 46-49 13 0 38 7 46 45 4 22 4 52 4 76 0 28 0 55-4 79-7 36-29 47-46 47z"><text:p/></draw:path></draw:g></text:span><text:span text:style-name="T47">. </text:span><text:span text:style-name="T49">נניח בשלילה </text:span><text:span text:style-name="T49"><draw:g text:anchor-type="as-char" svg:y="-0.1134in" draw:z-index="46" draw:name="Shape232" draw:style-name="gr1"><svg:title>TexMaths</svg:title><svg:desc>11§display§c_2 := f_1(x) \neq 0§svg§600§FALSE§</svg:desc><draw:path draw:style-name="gr2" draw:text-style-name="P5" svg:width="0.9839in" svg:height="0.1358in" svg:x="0.0008in" svg:y="0.0071in" svg:viewBox="0 0 2500 346" svg:d="M1251 346c-417 0-834 0-1251 0 0-116 0-230 0-346 834 0 1666 0 2500 0 0 116 0 230 0 346-417 0-834 0-1249 0z"><text:p/></draw:path><draw:path draw:style-name="gr3" draw:text-style-name="P6" svg:width="0.0587in" svg:height="0.0685in" svg:x="-0.0004in" svg:y="0.0453in" svg:viewBox="0 0 150 175" svg:d="M136 24c-5 0-11 0-16 6-7 5-7 12-7 15 0 9 7 13 15 13 11 0 21-10 21-25 0-19-18-33-46-33-52 0-103 55-103 110 0 34 22 65 63 65 55 0 87-41 87-45 0-2-3-6-5-6s-2 2-4 5c-31 37-74 37-78 37-24 0-34-18-34-42 0-15 7-52 20-77 11-22 34-38 54-38 14 0 28 4 33 15z"><text:p/></draw:path><draw:path draw:style-name="gr3" draw:text-style-name="P6" svg:width="0.0465in" svg:height="0.0701in" svg:x="0.0657in" svg:y="0.0661in" svg:viewBox="0 0 119 179" svg:d="M119 130c-4 0-6 0-9 0-1 5-3 22-7 24-2 2-23 2-27 2-17 0-33 0-50 0 29-25 39-33 54-45 21-16 39-33 39-58 0-33-29-53-63-53s-56 23-56 48c0 14 11 15 14 15 7 0 15-5 15-15 0-4-3-14-17-14 9-19 28-24 40-24 27 0 42 21 42 43 0 23-18 42-26 52-22 21-44 41-66 63-2 3-2 4-2 11 37 0 74 0 111 0 2-16 6-33 8-49z"><text:p/></draw:path><draw:path draw:style-name="gr3" draw:text-style-name="P6" svg:width="0.0157in" svg:height="0.065in" svg:x="0.1827in" svg:y="0.048in" svg:viewBox="0 0 41 166" svg:d="M41 21c0-12-10-21-21-21-12 0-20 9-20 21 0 11 8 20 20 20 11 0 21-9 21-20zM41 146c0-12-10-20-21-20-12 0-20 8-20 20 0 11 8 20 20 20 11 0 21-9 21-20z"><text:p/></draw:path><draw:path draw:style-name="gr3" draw:text-style-name="P6" svg:width="0.1004in" svg:height="0.0354in" svg:x="0.2205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752in" svg:height="0.1374in" svg:x="0.3807in" svg:y="0.0067in" svg:viewBox="0 0 192 350" svg:d="M121 118c11 0 22 0 33 0 8 0 12 0 12-8 0-4-4-4-11-4-11 0-21 0-32 0 2-16 6-30 8-44 2-8 8-36 10-40 3-8 10-13 17-13 3 0 12 0 20 6-17 2-21 16-21 21 0 9 7 14 15 14 9 0 20-9 20-24 0-17-17-26-34-26-13 0-37 7-48 45-2 8-3 12-13 61-9 0-18 0-27 0-7 0-12 0-12 7 0 5 5 5 11 5 9 0 17 0 26 0-10 50-19 100-29 151-7 37-13 72-34 72-1 0-11 0-18-6 18-1 21-16 21-21 0-9-6-13-14-13-10 0-21 8-21 23 0 17 16 26 32 26 22 0 37-23 44-37 12-25 21-71 22-74 8-40 15-80 23-121z"><text:p/></draw:path><draw:path draw:style-name="gr3" draw:text-style-name="P6" svg:width="0.0382in" svg:height="0.0701in" svg:x="0.4587in" svg:y="0.0661in" svg:viewBox="0 0 98 179" svg:d="M61 8c0-8 0-8-8-8-18 17-42 17-53 17 0 3 0 6 0 9 7 0 24 0 39-7 0 46 0 92 0 138 0 9 0 13-27 13-3 0-7 0-10 0 0 3 0 6 0 9 5-1 38-1 47-1s43 0 49 1c0-3 0-6 0-9-3 0-7 0-10 0-28 0-27-4-27-13 0-50 0-100 0-149z"><text:p/></draw:path><draw:path draw:style-name="gr3" draw:text-style-name="P6" svg:width="0.035in" svg:height="0.1512in" svg:x="0.5299in" svg:y="0in" svg:viewBox="0 0 90 385" svg:d="M90 381c0-1 0-1-6-8-49-49-61-122-61-180 0-67 14-135 62-182 5-5 5-5 5-7 0-3-2-4-4-4-3 0-39 26-61 76-20 42-25 85-25 117 0 29 4 76 26 120 24 47 57 72 60 72 2 0 4-1 4-4z"><text:p/></draw:path><draw:path draw:style-name="gr3" draw:text-style-name="P6" svg:width="0.0756in" svg:height="0.0685in" svg:x="0.5783in" svg:y="0.0453in" svg:viewBox="0 0 193 175" svg:d="M119 54c2-10 11-45 37-45 2 0 12 0 20 4-11 2-19 12-19 21 0 7 5 14 15 14 8 0 21-7 21-23 0-19-23-25-36-25-23 0-36 21-40 30-10-26-31-30-42-30-41 0-63 50-63 59 0 5 4 5 6 5s3-1 4-5c13-40 39-50 52-50 7 0 21 3 21 25 0 12-7 39-21 93-6 24-20 39-37 39-2 0-11 0-19-4 9-2 18-10 18-21s-9-13-14-13c-12 0-22 10-22 22 0 17 20 25 36 25 27 0 40-27 41-30 6 15 19 30 42 30 39 0 62-49 62-59 0-4-4-4-5-4-3 0-4 1-4 4-14 41-40 50-52 50-16 0-21-12-21-25 0-9 2-17 7-34 4-18 8-35 13-53z"><text:p/></draw:path><draw:path draw:style-name="gr3" draw:text-style-name="P6" svg:width="0.035in" svg:height="0.1512in" svg:x="0.6697in" svg:y="0in" svg:viewBox="0 0 90 385" svg:d="M90 193c0-30-4-76-26-120-23-48-56-73-60-73-3 0-4 2-4 4s0 2 8 9c37 38 59 99 59 180 0 65-14 133-61 181-6 6-6 6-6 7 0 2 1 4 4 4 4 0 39-26 61-76 20-41 25-84 25-116z"><text:p/></draw:path><draw:path draw:style-name="gr3" draw:text-style-name="P6" svg:width="0.0756in" svg:height="0.1409in" svg:x="0.7835in" svg:y="0.0043in" svg:viewBox="0 0 193 359" svg:d="M190 15c2-5 3-6 3-7 0-2-3-8-8-8s-6 2-8 8c-58 112-115 223-174 336-3 5-3 6-3 7 0 4 3 8 8 8 4 0 5-2 9-8 58-112 115-223 173-336z"><text:p/></draw:path><draw:path draw:style-name="gr3" draw:text-style-name="P6" svg:width="0.1008in" svg:height="0.0354in" svg:x="0.770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638in" svg:height="0.1035in" svg:x="0.9291in" svg:y="0.013in" svg:viewBox="0 0 163 264" svg:d="M163 133c0-31-2-61-16-90-17-37-49-43-66-43-23 0-51 10-67 45-12 28-14 57-14 88 0 29 1 64 18 92 16 32 44 39 63 39 21 0 50-7 67-45 13-25 15-55 15-86zM81 255c-15 0-38-9-45-46-4-22-4-58-4-80 0-26 0-51 3-72 8-45 36-49 46-49 12 0 38 7 45 45 5 22 5 52 5 76 0 28 0 55-5 79-6 36-28 47-45 47z"><text:p/></draw:path></draw:g></text:span><text:span text:style-name="T49"><text:s/>ונסיק </text:span><text:span text:style-name="T49"><draw:g text:anchor-type="as-char" svg:y="-0.1134in" draw:z-index="48" draw:name="Shape233" draw:style-name="gr1"><svg:title>TexMaths</svg:title><svg:desc>11§display§\lnot(c_1g(\tilde{x}) = c_1h(\tilde{x}) \siff c_2g(\tilde{x}) = c_2h(\tilde{x}))§svg§600§FALSE§</svg:desc><draw:path draw:style-name="gr2" draw:text-style-name="P5" svg:width="2.6472in" svg:height="0.1358in" svg:x="-0.0004in" svg:y="0.0071in" svg:viewBox="0 0 6725 346" svg:d="M3363 346c-1121 0-2242 0-3363 0 0-116 0-230 0-346 2242 0 4483 0 6725 0 0 116 0 230 0 346-1121 0-2242 0-3362 0z"><text:p/></draw:path><draw:path draw:style-name="gr3" draw:text-style-name="P6" svg:width="0.0843in" svg:height="0.0402in" svg:x="0.0004in" svg:y="0.0598in" svg:viewBox="0 0 215 103" svg:d="M215 14c0-13-2-14-14-14-62 0-125 0-188 0-6 0-13 0-13 8 0 7 7 7 13 7 62 0 125 0 186 0 0 25 0 50 0 74 0 8 0 14 8 14s8-6 8-14c0-25 0-49 0-75z"><text:p/></draw:path><draw:path draw:style-name="gr3" draw:text-style-name="P6" svg:width="0.035in" svg:height="0.1512in" svg:x="0.1083in" svg:y="0in" svg:viewBox="0 0 90 385" svg:d="M90 381c0-1 0-1-6-8-49-49-61-122-61-179 0-68 14-136 62-183 5-5 5-5 5-7 0-3-2-4-4-4-3 0-39 26-62 76-20 42-24 85-24 118 0 28 4 75 25 119 25 47 58 72 61 72 2 0 4-1 4-4z"><text:p/></draw:path><draw:path draw:style-name="gr3" draw:text-style-name="P6" svg:width="0.0587in" svg:height="0.0685in" svg:x="0.1591in" svg:y="0.0453in" svg:viewBox="0 0 150 175" svg:d="M136 24c-5 0-11 0-16 6-7 5-8 12-8 15 0 9 8 13 15 13 12 0 22-10 22-25 0-19-18-33-46-33-52 0-103 55-103 110 0 34 22 65 62 65 56 0 88-41 88-45 0-2-3-6-5-6s-2 2-5 5c-30 37-73 37-77 37-24 0-34-18-34-42 0-15 7-52 21-77 11-22 33-38 53-38 14 0 28 4 33 15z"><text:p/></draw:path><draw:path draw:style-name="gr3" draw:text-style-name="P6" svg:width="0.0386in" svg:height="0.0701in" svg:x="0.2299in" svg:y="0.0661in" svg:viewBox="0 0 99 179" svg:d="M62 8c0-8-1-8-9-8-18 17-42 17-53 17 0 3 0 6 0 9 7 0 24 0 40-7 0 46 0 92 0 138 0 9 0 13-28 13-3 0-6 0-10 0 0 3 0 6 0 9 5-1 38-1 49-1 7 0 41 0 48 1 0-3 0-6 0-9-3 0-8 0-11 0-26 0-26-4-26-13 0-50 0-100 0-149z"><text:p/></draw:path><draw:path draw:style-name="gr3" draw:text-style-name="P6" svg:width="0.0693in" svg:height="0.0976in" svg:x="0.289in" svg:y="0.0453in" svg:viewBox="0 0 177 249" svg:d="M176 25c1-2 1-4 1-6 0-7-4-11-11-11-3 0-14 3-15 16-8-14-21-24-37-24-44 0-92 54-92 110 0 38 24 61 52 61 23 0 40-18 45-22-8 34-8 33-12 50-2 5-16 41-56 41-8 0-20 0-31-3 12-4 15-13 15-20s-3-13-14-13c-9 0-21 6-21 22 0 15 14 23 52 23 48 0 76-30 81-52 14-57 29-114 43-172zM127 121c-3 10-13 20-20 28-9 6-21 13-32 13-19 0-25-20-25-35 0-19 12-64 22-84 11-19 27-34 42-34 27 0 32 31 32 33s-1 4-1 5c-6 25-12 49-18 74z"><text:p/></draw:path><draw:path draw:style-name="gr3" draw:text-style-name="P6" svg:width="0.0346in" svg:height="0.1512in" svg:x="0.3799in" svg:y="0in" svg:viewBox="0 0 89 385" svg:d="M89 381c0-1 0-1-6-8-49-49-61-122-61-179 0-68 15-136 63-183 4-5 4-5 4-7 0-3-1-4-3-4-5 0-39 26-62 76-20 42-24 85-24 118 0 28 4 75 25 119 23 47 56 72 61 72 2 0 3-1 3-4z"><text:p/></draw:path><draw:path draw:style-name="gr3" draw:text-style-name="P6" svg:width="0.0504in" svg:height="0.0138in" svg:x="0.4461in" svg:y="0.0126in" svg:viewBox="0 0 129 36" svg:d="M129 6c-2-3-4-4-6-6-11 7-15 19-32 19-8 0-18-6-25-10-11-7-18-9-24-9-14 0-22 9-42 30 2 2 4 4 7 6 0-1 14-18 32-18 8 0 17 5 24 8 11 7 17 10 24 10 15 0 22-8 42-30z"><text:p/></draw:path><draw:path draw:style-name="gr3" draw:text-style-name="P6" svg:width="0.0756in" svg:height="0.0685in" svg:x="0.4283in" svg:y="0.0453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8-2 17-10 17-21s-9-13-14-13c-11 0-21 10-21 22 0 17 19 25 36 25 26 0 40-27 41-30 4 15 19 30 42 30 39 0 61-49 61-59 0-4-3-4-4-4-3 0-4 1-5 4-13 41-39 50-52 50-14 0-21-12-21-25 0-9 2-17 7-34 4-18 8-35 13-53z"><text:p/></draw:path><draw:path draw:style-name="gr3" draw:text-style-name="P6" svg:width="0.0346in" svg:height="0.1512in" svg:x="0.5197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6" svg:width="0.1008in" svg:height="0.0354in" svg:x="0.6209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3" draw:text-style-name="P6" svg:width="0.0591in" svg:height="0.0685in" svg:x="0.7791in" svg:y="0.0453in" svg:viewBox="0 0 151 175" svg:d="M138 24c-7 0-13 0-18 6-6 5-7 12-7 15 0 9 7 13 15 13 11 0 22-10 22-25 0-19-19-33-47-33-51 0-103 55-103 110 0 34 22 65 63 65 55 0 88-41 88-45 0-2-2-6-5-6-2 0-3 2-5 5-31 37-73 37-77 37-24 0-35-18-35-42 0-15 7-52 21-77 12-22 33-38 55-38 13 0 27 4 33 15z"><text:p/></draw:path><draw:path draw:style-name="gr3" draw:text-style-name="P6" svg:width="0.0382in" svg:height="0.0701in" svg:x="0.8508in" svg:y="0.0661in" svg:viewBox="0 0 98 179" svg:d="M61 8c0-8 0-8-8-8-18 17-42 17-53 17 0 3 0 6 0 9 6 0 24 0 39-7 0 46 0 92 0 138 0 9 0 13-27 13-3 0-8 0-11 0 0 3 0 6 0 9 6-1 39-1 49-1 8 0 42 0 48 1 0-3 0-6 0-9-3 0-7 0-10 0-27 0-27-4-27-13 0-50 0-100 0-149z"><text:p/></draw:path><draw:path draw:style-name="gr3" draw:text-style-name="P6" svg:width="0.074in" svg:height="0.1063in" svg:x="0.9157in" svg:y="0.0071in" svg:viewBox="0 0 189 271" svg:d="M89 4c0-1 0-4-4-4-9 0-38 3-48 3-3 1-7 1-7 8 0 6 3 6 10 6 17 0 18 2 18 6 0 2-1 6-1 8-18 74-37 147-56 220-1 6-1 7-1 9 0 9 8 11 11 11 7 0 12-5 14-10 3-10 6-20 8-30 2-11 6-22 8-33 2-9 5-17 6-26 1-2 5-15 5-18 1-3 13-24 26-35 9-6 21-13 38-13 16 0 20 13 20 26 0 21-15 64-24 86-3 9-5 13-5 21 0 19 14 32 32 32 36 0 50-56 50-60 0-3-3-3-4-3-3 0-3 1-6 7-6 20-18 47-39 47-7 0-10-3-10-12 0-10 4-19 8-28 5-15 23-61 23-83 0-26-16-42-44-42-25 0-43 12-58 30 10-41 20-82 30-123z"><text:p/></draw:path><draw:path draw:style-name="gr3" draw:text-style-name="P6" svg:width="0.0346in" svg:height="0.1512in" svg:x="1.0102in" svg:y="0in" svg:viewBox="0 0 89 385" svg:d="M89 381c0-1 0-1-6-8-49-49-61-122-61-179 0-68 14-136 63-183 4-5 4-5 4-7 0-3-1-4-3-4-5 0-40 26-62 76-20 42-24 85-24 118 0 28 3 75 25 119 23 47 56 72 61 72 2 0 3-1 3-4z"><text:p/></draw:path><draw:path draw:style-name="gr3" draw:text-style-name="P6" svg:width="0.0504in" svg:height="0.0138in" svg:x="1.0764in" svg:y="0.0126in" svg:viewBox="0 0 129 36" svg:d="M129 6c-2-3-5-4-7-6-10 7-14 19-31 19-10 0-18-6-25-10-11-7-18-9-24-9-14 0-22 9-42 30 2 2 4 4 7 6 0-1 14-18 30-18 10 0 19 5 26 8 11 7 17 10 24 10 14 0 22-8 42-30z"><text:p/></draw:path><draw:path draw:style-name="gr3" draw:text-style-name="P6" svg:width="0.0756in" svg:height="0.0685in" svg:x="1.0587in" svg:y="0.0453in" svg:viewBox="0 0 193 175" svg:d="M118 54c2-10 11-45 38-45 1 0 11 0 19 4-11 2-19 12-19 21 0 7 5 14 16 14 7 0 21-7 21-23 0-19-24-25-37-25-22 0-36 21-40 30-10-26-31-30-42-30-40 0-62 50-62 59 0 5 3 5 5 5 3 0 4-1 4-5 13-40 38-50 52-50 7 0 21 3 21 25 0 12-7 39-21 93-6 24-19 39-37 39-2 0-11 0-19-4 9-2 18-10 18-21s-9-13-14-13c-12 0-21 10-21 22 0 17 19 25 36 25 26 0 40-27 41-30 4 15 18 30 42 30 39 0 61-49 61-59 0-4-3-4-4-4-4 0-4 1-5 4-14 41-39 50-52 50-14 0-21-12-21-25 0-9 2-17 7-34 4-18 8-35 13-53z"><text:p/></draw:path><draw:path draw:style-name="gr3" draw:text-style-name="P6" svg:width="0.035in" svg:height="0.1512in" svg:x="1.1496in" svg:y="0in" svg:viewBox="0 0 90 385" svg:d="M90 194c0-31-4-77-25-121-23-48-57-73-61-73-2 0-4 2-4 4s0 2 8 9c37 38 59 99 59 181 0 64-14 132-61 180-6 6-6 6-6 7 0 2 2 4 4 4 4 0 39-26 62-76 20-41 24-84 24-115z"><text:p/></draw:path><draw:path draw:style-name="gr3" draw:text-style-name="P6" svg:width="0.1346in" svg:height="0.0787in" svg:x="1.2508in" svg:y="0.0362in" svg:viewBox="0 0 343 201" svg:d="M330 109c7 0 13 0 13-8 0-9-6-9-13-9-96 0-191 0-287 0 21-15 31-31 34-36 18-26 21-50 21-52 0-4-4-4-8-4-6 0-7 1-9 8-8 37-31 69-74 88-5 1-7 2-7 5 0 2 2 4 7 5 39 16 66 46 74 90 2 4 3 5 9 5 4 0 8 0 8-4 0-1-3-25-20-51-8-12-19-25-35-37 96 0 191 0 287 0z"><text:p/></draw:path><draw:path draw:style-name="gr3" draw:text-style-name="P6" svg:width="0.1346in" svg:height="0.0787in" svg:x="1.3776in" svg:y="0.0362in" svg:viewBox="0 0 343 201" svg:d="M300 109c-21 15-30 32-34 36-17 27-21 51-21 52 0 4 5 4 8 4 7 0 8-1 9-7 9-38 32-71 75-88 5-1 6-3 6-5 0-3-2-4-3-4-18-7-64-27-78-91-1-5-2-6-9-6-3 0-8 0-8 4 0 2 4 26 20 51 8 12 19 25 35 37-95 0-191 0-287 0-6 0-13 0-13 9 0 8 7 8 13 8 96 0 192 0 287 0z"><text:p/></draw:path><draw:path draw:style-name="gr3" draw:text-style-name="P6" svg:width="0.0587in" svg:height="0.0685in" svg:x="1.5697in" svg:y="0.0453in" svg:viewBox="0 0 150 175" svg:d="M138 24c-7 0-13 0-18 6-7 5-7 12-7 15 0 9 7 13 15 13 11 0 21-10 21-25 0-19-18-33-46-33-51 0-103 55-103 110 0 34 22 65 63 65 55 0 87-41 87-45 0-2-3-6-5-6-1 0-2 2-4 5-31 37-73 37-78 37-24 0-34-18-34-42 0-15 7-52 21-77 12-22 33-38 53-38 14 0 29 4 35 15z"><text:p/></draw:path><draw:path draw:style-name="gr3" draw:text-style-name="P6" svg:width="0.0469in" svg:height="0.0701in" svg:x="1.6362in" svg:y="0.0661in" svg:viewBox="0 0 120 179" svg:d="M120 130c-3 0-7 0-10 0 0 5-3 22-7 24-2 2-23 2-26 2-16 0-34 0-51 0 29-25 39-33 54-45 21-16 40-33 40-58 0-33-29-53-64-53-33 0-56 23-56 48 0 14 12 15 14 15 7 0 15-5 15-15 0-4-3-14-16-14 8-19 27-24 39-24 27 0 42 21 42 43 0 23-17 42-26 52-22 21-44 41-66 63-2 3-2 4-2 11 37 0 74 0 111 0 3-16 6-33 9-49z"><text:p/></draw:path><draw:path draw:style-name="gr3" draw:text-style-name="P6" svg:width="0.0697in" svg:height="0.0976in" svg:x="1.6996in" svg:y="0.0453in" svg:viewBox="0 0 178 249" svg:d="M177 25c0-2 1-4 1-6 0-7-5-11-12-11-3 0-14 3-15 16-7-14-21-24-37-24-44 0-91 54-91 110 0 38 23 61 51 61 23 0 42-18 45-22h1c-9 34-9 33-13 50-1 5-15 41-56 41-7 0-20 0-31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" draw:text-style-name="P6" svg:width="0.035in" svg:height="0.1512in" svg:x="1.7906in" svg:y="0in" svg:viewBox="0 0 90 385" svg:d="M90 381c0-1 0-1-6-8-49-49-62-122-62-179 0-68 15-136 63-183 5-5 5-5 5-7 0-3-2-4-4-4-3 0-39 26-62 76-20 42-24 85-24 118 0 28 4 75 25 119 23 47 58 72 61 72 2 0 4-1 4-4z"><text:p/></draw:path><draw:path draw:style-name="gr3" draw:text-style-name="P6" svg:width="0.0504in" svg:height="0.0138in" svg:x="1.8571in" svg:y="0.0126in" svg:viewBox="0 0 129 36" svg:d="M129 6c-2-3-4-4-6-6-11 7-15 19-32 19-8 0-18-6-25-10-10-7-18-9-24-9-14 0-22 9-42 30 2 2 4 4 7 6 0-1 14-18 32-18 8 0 18 5 25 8 10 7 17 10 24 10 14 0 22-8 41-30z"><text:p/></draw:path><draw:path draw:style-name="gr3" draw:text-style-name="P6" svg:width="0.0756in" svg:height="0.0685in" svg:x="1.839in" svg:y="0.0453in" svg:viewBox="0 0 193 175" svg:d="M118 54c2-10 12-45 38-45 2 0 11 0 20 4-11 2-19 12-19 21 0 7 5 14 15 14 8 0 21-7 21-23 0-19-24-25-37-25-22 0-35 21-39 30-10-26-31-30-42-30-41 0-63 50-63 59 0 5 3 4 5 5 3 0 4-1 5-5 13-40 39-50 52-50 7 0 21 3 21 25 0 12-7 39-21 93-7 24-20 39-37 39-3 0-12 0-19-4 10-2 17-10 17-21s-7-13-14-13c-11 0-21 10-21 22 0 17 20 25 36 25 26 0 40-27 41-30 4 15 19 30 42 30 39 0 61-49 61-59 0-4-3-4-4-4-3 0-4 1-5 4-13 41-39 50-51 50-15 0-22-12-22-25 0-9 3-17 7-34 4-18 8-35 13-53z"><text:p/></draw:path><draw:path draw:style-name="gr3" draw:text-style-name="P6" svg:width="0.0346in" svg:height="0.1512in" svg:x="1.9307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6" svg:width="0.1004in" svg:height="0.0354in" svg:x="2.0319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591in" svg:height="0.0685in" svg:x="2.1902in" svg:y="0.0453in" svg:viewBox="0 0 151 175" svg:d="M138 24c-7 0-11 0-17 6-7 5-8 12-8 15 0 9 8 13 15 13 11 0 22-10 22-25 0-19-19-33-45-33-53 0-105 55-105 110 0 34 23 65 63 65 56 0 88-41 88-45 0-2-2-6-5-6-2 0-3 2-5 5-31 37-73 37-77 37-24 0-35-18-35-42 0-15 7-52 21-77 12-22 34-38 55-38 13 0 27 4 33 15z"><text:p/></draw:path><draw:path draw:style-name="gr3" draw:text-style-name="P6" svg:width="0.0469in" svg:height="0.0701in" svg:x="2.2563in" svg:y="0.0661in" svg:viewBox="0 0 120 179" svg:d="M120 130c-3 0-6 0-9 0-1 5-3 22-8 24-2 2-22 2-26 2-16 0-33 0-49 0 28-25 37-33 53-45 20-16 39-33 39-58 0-33-29-53-63-53s-57 23-57 48c0 14 12 15 15 15 6 0 15-5 15-15 0-4-2-14-17-14 9-19 27-24 40-24 27 0 41 21 41 43 0 23-17 42-26 52-22 21-43 41-65 63-3 3-3 4-3 11 37 0 75 0 112 0 2-16 6-33 8-49z"><text:p/></draw:path><draw:path draw:style-name="gr3" draw:text-style-name="P6" svg:width="0.074in" svg:height="0.1063in" svg:x="2.3264in" svg:y="0.0071in" svg:viewBox="0 0 189 271" svg:d="M89 4c0-1 0-4-4-4-9 0-38 3-48 3-3 1-7 1-7 8 0 6 4 6 10 6 18 0 18 2 18 6 0 2-1 6-1 8-18 74-37 147-56 220-1 6-1 7-1 9 0 9 8 11 11 11 7 0 12-5 14-10 3-10 6-20 8-30 3-11 6-22 9-33 2-9 4-17 6-26 0-2 4-15 4-18 1-3 13-24 26-35 9-6 21-13 38-13 16 0 20 13 20 26 0 21-14 64-24 86-3 9-4 13-4 21 0 19 13 32 31 32 36 0 50-56 50-60 0-3-3-3-4-3-3 0-3 1-6 7-5 20-18 47-39 47-7 0-9-3-9-12 0-10 3-19 7-28 6-15 23-61 23-83 0-26-16-42-44-42-25 0-43 12-58 30 10-41 20-82 30-123z"><text:p/></draw:path><draw:path draw:style-name="gr3" draw:text-style-name="P6" svg:width="0.0346in" svg:height="0.1512in" svg:x="2.4209in" svg:y="0in" svg:viewBox="0 0 89 385" svg:d="M89 381c0-1 0-1-6-8-48-49-61-122-61-179 0-68 15-136 63-183 4-5 4-5 4-7 0-3-1-4-3-4-5 0-39 26-62 76-20 42-24 85-24 118 0 28 4 75 25 119 23 47 56 72 61 72 2 0 3-1 3-4z"><text:p/></draw:path><draw:path draw:style-name="gr3" draw:text-style-name="P6" svg:width="0.0504in" svg:height="0.0138in" svg:x="2.487in" svg:y="0.0126in" svg:viewBox="0 0 129 36" svg:d="M129 6c-2-3-4-4-6-6-11 7-15 19-32 19-8 0-18-6-25-10-11-7-18-9-24-9-14 0-22 9-42 30 2 2 4 4 7 6 0-1 14-18 32-18 8 0 18 5 25 8 10 7 16 10 23 10 15 0 22-8 42-30z"><text:p/></draw:path><draw:path draw:style-name="gr3" draw:text-style-name="P6" svg:width="0.0756in" svg:height="0.0685in" svg:x="2.4693in" svg:y="0.0453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6" svg:width="0.0346in" svg:height="0.1512in" svg:x="2.5606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6" svg:width="0.035in" svg:height="0.1512in" svg:x="2.6197in" svg:y="0in" svg:viewBox="0 0 90 385" svg:d="M90 194c0-31-4-77-25-121-24-48-57-73-61-73-2 0-4 2-4 4s0 2 8 9c37 38 59 99 59 181 0 64-14 132-61 180-6 6-6 6-6 7 0 2 2 4 4 4 4 0 39-26 62-76 20-41 24-84 24-115z"><text:p/></draw:path></draw:g></text:span><text:span text:style-name="T49"><text:s/></text:span><text:span text:style-name="T50">כלומר מחלוקת אגפים</text:span><text:span text:style-name="T51"> סה"כ נקבל</text:span><text:span text:style-name="T50"> </text:span><text:span text:style-name="T50"><draw:g text:anchor-type="as-char" svg:y="-0.1134in" draw:z-index="47" draw:name="Shape234" draw:style-name="gr1"><svg:title>TexMaths</svg:title><svg:desc>11§display§\lnot(g(\tilde{x}) = h(\tilde{x}) \siff g(\tilde{x}) = h(\tilde{x}))§svg§600§FALSE§</svg:desc><draw:path draw:style-name="gr2" draw:text-style-name="P5" svg:width="2.1102in" svg:height="0.1354in" svg:x="-0.0004in" svg:y="0.0071in" svg:viewBox="0 0 5361 345" svg:d="M0 0c1787 0 3574 0 5361 0 0 115 0 230 0 345-1787 0-3574 0-5361 0 0-115 0-230 0-345z"><text:p/></draw:path><draw:path draw:style-name="gr3" draw:text-style-name="P6" svg:width="0.0846in" svg:height="0.0398in" svg:x="0in" svg:y="0.0598in" svg:viewBox="0 0 216 102" svg:d="M216 13c0-12-2-13-15-13-62 0-124 0-187 0-6 0-14 0-14 8 0 7 8 7 14 7 62 0 125 0 186 0 0 25 0 49 0 74 0 7 0 13 8 13s8-6 8-13c0-25 0-50 0-76z"><text:p/></draw:path><draw:path draw:style-name="gr3" draw:text-style-name="P6" svg:width="0.035in" svg:height="0.1508in" svg:x="0.1083in" svg:y="0in" svg:viewBox="0 0 90 384" svg:d="M90 380c0-1 0-1-6-8-49-48-62-121-62-179 0-67 15-135 63-183 5-4 5-4 5-7 0-2-2-3-4-3-4 0-39 26-62 75-20 43-24 86-24 118 0 28 4 76 25 119 23 47 57 72 61 72 2 0 4-1 4-4z"><text:p/></draw:path><draw:path draw:style-name="gr3" draw:text-style-name="P6" svg:width="0.0693in" svg:height="0.0972in" svg:x="0.1547in" svg:y="0.0453in" svg:viewBox="0 0 177 248" svg:d="M176 25c1-3 1-4 1-7 0-7-4-10-11-10-3 0-14 2-15 16-7-14-21-24-37-24-44 0-91 54-91 109 0 39 23 62 51 62 23 0 41-19 45-23v1c-8 34-12 48-12 49-3 3-16 42-56 42-7 0-20-1-31-4 12-4 16-14 16-20 0-7-4-13-15-13-9 0-21 6-21 22 0 15 14 23 52 23 48 0 76-30 81-53 14-56 29-114 43-170zM126 121c-2 10-11 20-19 27-9 6-20 14-32 14-19 0-24-20-24-35 0-19 11-65 20-84 11-20 28-35 44-35 26 0 31 32 31 34 0 1-1 3-1 5-6 25-12 49-19 74z"><text:p/></draw:path><draw:path draw:style-name="gr3" draw:text-style-name="P6" svg:width="0.0346in" svg:height="0.1508in" svg:x="0.2457in" svg:y="0in" svg:viewBox="0 0 89 384" svg:d="M89 380c0-1 0-1-7-8-47-48-60-121-60-179 0-67 15-135 63-183 4-4 4-4 4-7 0-2-1-3-3-3-5 0-39 26-62 75-20 43-24 86-24 118 0 28 4 76 25 119 23 47 56 72 61 72 2 0 3-1 3-4z"><text:p/></draw:path><draw:path draw:style-name="gr3" draw:text-style-name="P6" svg:width="0.0504in" svg:height="0.0134in" svg:x="0.3118in" svg:y="0.0126in" svg:viewBox="0 0 129 35" svg:d="M129 6c-3-3-4-4-6-6-11 6-15 18-32 18-9 0-18-6-25-9-10-7-18-9-24-9-15 0-22 8-42 30 2 2 4 3 7 5 11-6 14-18 31-18 9 0 19 6 26 9 10 7 16 9 23 9 15 0 22-7 42-29z"><text:p/></draw:path><draw:path draw:style-name="gr3" draw:text-style-name="P6" svg:width="0.0752in" svg:height="0.0681in" svg:x="0.2941in" svg:y="0.0453in" svg:viewBox="0 0 192 174" svg:d="M118 54c2-10 11-46 38-46 2 0 11 0 20 5-11 2-19 12-19 21 0 7 5 13 15 13 8 0 20-6 20-22 0-19-23-25-36-25-22 0-35 20-41 29-8-26-29-29-41-29-40 0-62 50-62 59 0 4 3 4 4 4 4 0 5-1 6-5 13-40 38-50 52-50 6 0 21 4 21 26 0 12-7 38-21 92-7 24-20 40-38 40-2 0-11 0-18-5 9-2 17-10 17-21 0-10-8-13-14-13-11 0-21 10-21 22 0 17 20 25 36 25 26 0 40-26 41-29 4 15 19 29 42 29 39 0 61-50 61-59 0-4-3-4-4-4-3 0-4 1-6 5-12 40-38 50-50 50-16 0-22-13-22-25 0-9 2-18 6-34 5-18 9-35 14-53z"><text:p/></draw:path><draw:path draw:style-name="gr3" draw:text-style-name="P6" svg:width="0.0346in" svg:height="0.1508in" svg:x="0.3854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6" svg:width="0.1004in" svg:height="0.035in" svg:x="0.487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744in" svg:height="0.1059in" svg:x="0.6469in" svg:y="0.0071in" svg:viewBox="0 0 190 270" svg:d="M90 3c-2-1 0-3-5-3-9 0-38 2-48 3-3 0-6 1-6 8 0 4 3 4 9 4 18 0 19 4 19 7 0 2-1 6-1 8-18 73-37 147-56 221-2 6-2 6-2 9 0 9 8 10 11 10 7 0 13-5 14-10 2-9 6-19 8-29 3-11 5-23 9-35 2-8 4-15 6-24 0-2 4-16 5-18 1-3 13-25 25-35 9-7 21-14 37-14 17 0 21 13 21 27 0 21-14 62-24 85-2 9-4 14-4 22 0 18 13 31 32 31 36 0 50-56 50-60 0-3-3-3-5-3-4 0-4 1-6 7-5 21-17 48-39 48-7 0-9-4-9-13 0-10 3-19 6-28 7-16 25-60 25-83 0-25-16-41-45-41-25 0-43 12-58 30 10-42 21-83 31-124z"><text:p/></draw:path><draw:path draw:style-name="gr3" draw:text-style-name="P6" svg:width="0.035in" svg:height="0.1508in" svg:x="0.7413in" svg:y="0in" svg:viewBox="0 0 90 384" svg:d="M90 380c0-1 0-1-6-8-49-48-62-121-62-179 0-67 15-135 63-183 5-4 5-4 5-7 0-2-2-3-4-3-4 0-39 26-62 75-20 43-24 86-24 118 0 28 4 76 25 119 23 47 57 72 61 72 2 0 4-1 4-4z"><text:p/></draw:path><draw:path draw:style-name="gr3" draw:text-style-name="P6" svg:width="0.0504in" svg:height="0.0134in" svg:x="0.8079in" svg:y="0.0126in" svg:viewBox="0 0 129 35" svg:d="M129 6c-3-3-4-4-6-6-11 6-15 18-32 18-9 0-18-6-25-9-10-7-18-9-24-9-15 0-22 8-42 30 2 2 4 3 7 5 11-6 14-18 31-18 9 0 19 6 26 9 10 7 17 9 24 9 14 0 22-7 41-29z"><text:p/></draw:path><draw:path draw:style-name="gr3" draw:text-style-name="P6" svg:width="0.0752in" svg:height="0.0681in" svg:x="0.7898in" svg:y="0.0453in" svg:viewBox="0 0 192 174" svg:d="M118 54c2-10 12-46 38-46 2 0 11 0 20 5-11 2-19 12-19 21 0 7 5 13 15 13 8 0 20-6 20-22 0-19-23-25-36-25-22 0-35 20-39 29-10-26-31-29-42-29-41 0-63 50-63 59 0 4 3 3 4 4 4 0 5-1 6-5 13-40 38-50 52-50 7 0 21 4 21 26 0 12-7 38-21 92-7 24-20 40-37 40-3 0-12 0-19-5 9-2 17-10 17-21 0-10-8-13-14-13-11 0-21 10-21 22 0 17 20 25 36 25 26 0 40-26 41-29 4 15 19 29 42 29 39 0 61-50 61-59 0-4-3-4-4-4-3 0-4 1-6 5-12 40-38 50-50 50-16 0-22-13-22-25 0-9 3-18 6-34 5-18 9-35 14-53z"><text:p/></draw:path><draw:path draw:style-name="gr3" draw:text-style-name="P6" svg:width="0.0346in" svg:height="0.1508in" svg:x="0.8815in" svg:y="0in" svg:viewBox="0 0 89 384" svg:d="M89 193c0-30-4-77-25-120-23-48-56-73-61-73-2 0-3 1-3 3 0 3 0 3 8 10 37 38 59 99 59 180 0 65-14 132-63 181-4 5-4 5-4 6 0 3 1 4 3 4 5 0 39-26 62-75 20-43 24-85 24-116z"><text:p/></draw:path><draw:path draw:style-name="gr3" draw:text-style-name="P6" svg:width="0.1346in" svg:height="0.078in" svg:x="0.9827in" svg:y="0.0362in" svg:viewBox="0 0 343 199" svg:d="M329 108c6 0 14 0 14-8s-8-8-14-8c-96 0-192 0-287 0 21-16 32-31 35-37 16-26 13-34 20-51 0-4-5-4-8-4-7 0-7 0-8 8-10 37-32 69-76 87-4 2-5 3-5 5s1 3 5 6c41 16 66 46 76 88 1 4 1 5 8 5 3 0 8 0 8-4 0-1-4-24-20-50-8-12-19-25-35-37 95 0 191 0 287 0z"><text:p/></draw:path><draw:path draw:style-name="gr3" draw:text-style-name="P6" svg:width="0.1346in" svg:height="0.078in" svg:x="1.1087in" svg:y="0.0362in" svg:viewBox="0 0 343 199" svg:d="M301 108c-21 16-32 32-35 37-16 27-13 33-20 50 0 4 5 4 8 4 7 0 7 0 8-6 10-38 32-70 76-87 4-3 5-4 5-6s-2-4-3-4c-17-7-64-26-78-90-1-5-1-6-8-6-3 0-8 0-8 4 0 2 4 26 20 51 8 12 19 25 35 37-95 0-191 0-287 0-6 0-14 0-14 8s8 8 14 8c96 0 192 0 287 0z"><text:p/></draw:path><draw:path draw:style-name="gr3" draw:text-style-name="P6" svg:width="0.0693in" svg:height="0.0972in" svg:x="1.2969in" svg:y="0.0453in" svg:viewBox="0 0 177 248" svg:d="M176 25c1-3 1-4 1-7 0-7-4-10-11-10-3 0-14 2-15 16-7-14-21-24-37-24-44 0-91 54-91 109 0 39 23 62 51 62 23 0 41-19 45-23v1c-8 34-12 48-12 49-3 3-16 42-56 42-7 0-20-1-31-4 12-4 16-14 16-20 0-7-4-13-15-13-9 0-21 6-21 22 0 15 14 23 52 23 48 0 76-30 81-53 14-56 29-114 43-170zM126 121c-2 10-11 20-19 27-9 6-20 14-32 14-19 0-24-20-24-35 0-19 11-65 20-84 11-20 28-35 44-35 26 0 31 32 31 34 0 1-1 3-1 5-6 25-12 49-19 74z"><text:p/></draw:path><draw:path draw:style-name="gr3" draw:text-style-name="P6" svg:width="0.0346in" svg:height="0.1508in" svg:x="1.3878in" svg:y="0in" svg:viewBox="0 0 89 384" svg:d="M89 380c0-1 0-1-7-8-47-48-60-121-60-179 0-67 15-135 63-183 4-4 4-4 4-7 0-2-1-3-3-3-5 0-39 26-62 75-20 43-24 86-24 118 0 28 4 76 25 119 23 47 56 72 61 72 2 0 3-1 3-4z"><text:p/></draw:path><draw:path draw:style-name="gr3" draw:text-style-name="P6" svg:width="0.0504in" svg:height="0.0134in" svg:x="1.4543in" svg:y="0.0126in" svg:viewBox="0 0 129 35" svg:d="M129 6c-3-3-4-4-6-6-11 6-15 18-32 18-9 0-18-6-25-9-10-7-18-9-24-9-15 0-22 8-42 30 2 2 4 3 7 5 11-6 14-18 31-18 9 0 19 6 26 9 10 7 16 9 23 9 15 0 22-7 42-29z"><text:p/></draw:path><draw:path draw:style-name="gr3" draw:text-style-name="P6" svg:width="0.0752in" svg:height="0.0681in" svg:x="1.4366in" svg:y="0.0453in" svg:viewBox="0 0 192 174" svg:d="M118 54c2-10 11-46 38-46 2 0 11 0 20 5-11 2-19 12-19 21 0 7 5 13 15 13 8 0 20-6 20-22 0-19-23-25-36-25-22 0-35 20-41 29-8-26-29-29-41-29-40 0-62 50-62 59 0 4 3 4 4 4 4 0 5-1 6-5 13-40 38-50 52-50 6 0 21 4 21 26 0 12-7 38-21 92-7 24-20 40-38 40-2 0-11 0-18-5 9-2 17-10 17-21 0-10-8-13-14-13-11 0-21 10-21 22 0 17 20 25 36 25 26 0 40-26 41-29 4 15 19 29 42 29 39 0 61-50 61-59 0-4-3-4-4-4-3 0-4 1-6 5-12 40-38 50-50 50-16 0-22-13-22-25 0-9 2-18 6-34 5-18 9-35 14-53z"><text:p/></draw:path><draw:path draw:style-name="gr3" draw:text-style-name="P6" svg:width="0.0346in" svg:height="0.1508in" svg:x="1.528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6" svg:width="0.1004in" svg:height="0.035in" svg:x="1.6291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744in" svg:height="0.1059in" svg:x="1.7894in" svg:y="0.0071in" svg:viewBox="0 0 190 270" svg:d="M90 3c-2-1 0-3-5-3-9 0-38 2-48 3-3 0-6 1-6 8 0 4 3 4 9 4 18 0 19 4 19 7 0 2-1 6-1 8-18 73-37 147-56 221-2 6-2 6-2 9 0 9 8 10 11 10 7 0 13-5 14-10 2-9 6-19 8-29 3-11 5-23 9-35 2-8 4-15 6-24 0-2 4-16 5-18 1-3 13-25 25-35 9-7 21-14 37-14 17 0 21 13 21 27 0 21-14 62-24 85-2 9-4 14-4 22 0 18 13 31 32 31 36 0 50-56 50-60 0-3-3-3-5-3-4 0-4 1-6 7-5 21-17 48-39 48-7 0-9-4-9-13 0-10 3-19 6-28 7-16 25-60 25-83 0-25-16-41-45-41-25 0-43 12-58 30 10-42 21-83 31-124z"><text:p/></draw:path><draw:path draw:style-name="gr3" draw:text-style-name="P6" svg:width="0.035in" svg:height="0.1508in" svg:x="1.8839in" svg:y="0in" svg:viewBox="0 0 90 384" svg:d="M90 380c0-1 0-1-6-8-49-48-62-121-62-179 0-67 15-135 63-183 5-4 5-4 5-7 0-2-2-3-4-3-4 0-39 26-62 75-20 43-24 86-24 118 0 28 4 76 25 119 23 47 57 72 61 72 2 0 4-1 4-4z"><text:p/></draw:path><draw:path draw:style-name="gr3" draw:text-style-name="P6" svg:width="0.0504in" svg:height="0.0134in" svg:x="1.95in" svg:y="0.0126in" svg:viewBox="0 0 129 35" svg:d="M129 6c-3-3-4-4-6-6-11 6-15 18-32 18-9 0-18-6-25-9-10-7-18-9-24-9-15 0-22 8-42 30 2 2 4 3 7 5 11-6 14-18 31-18 9 0 19 6 26 9 10 7 17 9 24 9 14 0 22-7 41-29z"><text:p/></draw:path><draw:path draw:style-name="gr3" draw:text-style-name="P6" svg:width="0.0752in" svg:height="0.0681in" svg:x="1.9323in" svg:y="0.0453in" svg:viewBox="0 0 192 174" svg:d="M118 54c2-10 12-46 38-46 2 0 11 0 20 5-11 2-19 12-19 21 0 7 5 13 15 13 8 0 20-6 20-22 0-19-23-25-36-25-22 0-35 20-39 29-10-26-31-29-42-29-41 0-63 50-63 59 0 4 3 3 4 4 4 0 5-1 6-5 13-40 38-50 52-50 7 0 21 4 21 26 0 12-7 38-21 92-7 24-20 40-37 40-3 0-12 0-19-5 9-2 17-10 17-21 0-10-8-13-14-13-11 0-21 10-21 22 0 17 20 25 36 25 26 0 40-26 41-29 4 15 19 29 42 29 39 0 61-50 61-59 0-4-3-4-4-4-3 0-4 1-6 5-12 40-38 50-50 50-16 0-22-13-22-25 0-9 3-18 6-34 5-18 9-35 14-53z"><text:p/></draw:path><draw:path draw:style-name="gr3" draw:text-style-name="P6" svg:width="0.0346in" svg:height="0.1508in" svg:x="2.0236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6" svg:width="0.035in" svg:height="0.1508in" svg:x="2.0827in" svg:y="0in" svg:viewBox="0 0 90 384" svg:d="M90 193c0-30-4-77-25-120-23-48-56-73-61-73-2 0-4 1-4 3 0 3 0 3 8 10 38 38 60 99 60 180 0 65-14 132-63 181-5 5-5 5-5 6 0 3 2 4 4 4 5 0 39-26 62-75 20-43 24-85 24-116z"><text:p/></draw:path></draw:g></text:span><text:span text:style-name="T50"><text:s/>וזו </text:span><text:span text:style-name="T52">סתירה</text:span><text:span text:style-name="T50">. </text:span><text:span text:style-name="T53">סה"כ </text:span><text:span text:style-name="T53"><draw:g text:anchor-type="as-char" svg:y="-0.1134in" draw:z-index="44" draw:name="Shape235" draw:style-name="gr1"><svg:title>TexMaths</svg:title><svg:desc>11§display§f_1(x) = 0 \land f_2(x) \neq 0§svg§600§FALSE§</svg:desc><draw:path draw:style-name="gr2" draw:text-style-name="P5" svg:width="1.4004in" svg:height="0.1354in" svg:x="-0.0004in" svg:y="0.0071in" svg:viewBox="0 0 3558 345" svg:d="M0 0c1186 0 2372 0 3558 0 0 115 0 230 0 345-1186 0-2372 0-3558 0 0-115 0-230 0-345z"><text:p/></draw:path><draw:path draw:style-name="gr3" draw:text-style-name="P6" svg:width="0.0752in" svg:height="0.137in" svg:x="0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" draw:text-style-name="P6" svg:width="0.0382in" svg:height="0.0701in" svg:x="0.078in" svg:y="0.0661in" svg:viewBox="0 0 98 179" svg:d="M60 8c0-7 0-8-7-8-18 18-42 18-53 18 0 3 0 6 0 10 7 0 24 0 38-8 0 45 0 91 0 137 0 9 0 13-26 13-3 0-7 0-10 0 0 3 0 6 0 9 5 0 38-1 47-1s43 1 49 1c0-3 0-6 0-9-3 0-7 0-10 0-28 0-28-4-28-13 0-50 0-100 0-149z"><text:p/></draw:path><draw:path draw:style-name="gr3" draw:text-style-name="P6" svg:width="0.035in" svg:height="0.1508in" svg:x="0.1496in" svg:y="0in" svg:viewBox="0 0 90 384" svg:d="M90 380c0-1 0-1-6-8-49-48-61-121-61-179 0-67 14-135 62-183 5-4 5-4 5-7 0-2-1-3-4-3-4 0-39 26-61 75-20 43-25 86-25 118 0 28 4 76 26 119 23 47 56 72 60 72 3 0 4-1 4-4z"><text:p/></draw:path><draw:path draw:style-name="gr3" draw:text-style-name="P6" svg:width="0.0752in" svg:height="0.0681in" svg:x="0.198in" svg:y="0.0453in" svg:viewBox="0 0 192 174" svg:d="M119 54c2-10 11-46 37-46 2 0 12 0 20 5-11 2-19 12-19 21 0 7 5 13 15 13 8 0 20-6 20-22 0-19-22-25-35-25-23 0-36 20-40 29-10-26-31-29-42-29-41 0-63 50-63 59 0 4 4 4 6 4s3-1 4-5c13-40 38-50 52-50 7 0 21 4 21 26 0 12-7 38-21 92-6 24-20 40-37 40-2 0-11 0-19-5 9-2 18-10 18-21 0-10-9-13-14-13-12 0-22 10-22 22 0 17 20 25 36 25 27 0 40-26 41-29 5 15 19 29 42 29 40 0 62-50 62-59 0-4-4-4-5-4-3 0-4 1-4 5-14 40-40 50-52 50-16 0-21-13-21-25 0-9 2-18 7-34 4-18 8-35 13-53z"><text:p/></draw:path><draw:path draw:style-name="gr3" draw:text-style-name="P6" svg:width="0.035in" svg:height="0.1508in" svg:x="0.2894in" svg:y="0in" svg:viewBox="0 0 90 384" svg:d="M90 193c0-30-4-77-26-120-23-48-56-73-60-73-2 0-4 1-4 3 0 3 0 3 8 10 37 38 59 99 59 180 0 65-14 132-62 181-5 5-5 5-5 6 0 3 2 4 4 4 4 0 39-26 61-75 20-43 25-85 25-116z"><text:p/></draw:path><draw:path draw:style-name="gr3" draw:text-style-name="P6" svg:width="0.1008in" svg:height="0.035in" svg:x="0.3906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38in" svg:height="0.1035in" svg:x="0.5488in" svg:y="0.0126in" svg:viewBox="0 0 163 264" svg:d="M163 133c0-30-2-61-16-89-17-37-49-44-66-44-23 0-51 10-67 46-12 27-14 57-14 87s1 63 18 93c16 31 44 38 63 38 21 0 50-7 67-44 13-27 15-56 15-87zM81 257c-15 0-38-10-45-48-4-22-4-57-4-80 0-24 0-50 3-71 8-46 36-49 46-49 12 0 38 6 45 45 5 22 5 51 5 75 0 30 0 55-5 79-6 36-28 49-45 49z"><text:p/></draw:path><draw:path draw:style-name="gr3" draw:text-style-name="P6" svg:width="0.0846in" svg:height="0.0933in" svg:x="0.661in" svg:y="0.0217in" svg:viewBox="0 0 216 238" svg:d="M117 9c-4-7-6-9-9-9-6 0-7 3-9 9-32 71-64 143-96 213-2 6-3 6-3 8 0 5 3 8 8 8 3 0 6-1 8-8 31-67 61-135 92-204 29 69 60 137 90 204 4 8 8 8 10 8 3 0 8-3 8-8-2-1 0-1-4-5-32-72-64-145-95-216z"><text:p/></draw:path><draw:path draw:style-name="gr3" draw:text-style-name="P6" svg:width="0.0752in" svg:height="0.137in" svg:x="0.7957in" svg:y="0.0071in" svg:viewBox="0 0 192 349" svg:d="M121 118c11 0 22 0 33 0 8 0 12 0 12-9 0-3-4-3-11-3-11 0-21 0-32 0 3-16 6-30 9-44 1-9 7-36 9-41 3-7 10-13 18-13 2 0 11 0 19 7-17 2-21 15-21 21 0 9 7 14 15 14 9 0 20-9 20-24 0-17-17-26-33-26-13 0-37 7-49 45-2 8-3 12-13 61-9 0-18 0-27 0-7 0-11 0-11 6s4 6 10 6c9 0 18 0 27 0-10 50-20 100-30 151-7 37-13 72-33 72-2 0-11 0-19-7 18-1 21-15 21-21 0-9-6-14-14-14-10 0-21 9-21 24 0 17 16 26 33 26 21 0 36-22 43-37 13-25 22-71 22-74 8-40 15-81 23-120z"><text:p/></draw:path><draw:path draw:style-name="gr3" draw:text-style-name="P6" svg:width="0.0465in" svg:height="0.0701in" svg:x="0.8685in" svg:y="0.0661in" svg:viewBox="0 0 119 179" svg:d="M119 130c-4 0-6 0-9 0-1 7-3 22-7 25-2 1-23 1-27 1-17 0-33 0-50 0 29-25 39-32 54-45 20-15 39-33 39-58 0-33-29-53-63-53s-56 24-56 48c0 15 11 16 14 16 7 0 15-5 15-14 0-6-3-15-17-15 9-18 28-25 40-25 27 0 41 21 41 43 0 23-17 42-26 52-22 21-43 41-65 63-2 4-2 4-2 11 37 0 74 0 111 0 2-16 6-33 8-49z"><text:p/></draw:path><draw:path draw:style-name="gr3" draw:text-style-name="P6" svg:width="0.0346in" svg:height="0.1508in" svg:x="0.9453in" svg:y="0in" svg:viewBox="0 0 89 384" svg:d="M89 380c0-1 0-1-7-8-48-48-60-121-60-179 0-67 14-135 63-183 4-4 4-4 4-7 0-2-1-3-3-3-5 0-40 26-62 75-20 43-24 86-24 118 0 28 3 76 25 119 23 47 56 72 61 72 2 0 3-1 3-4z"><text:p/></draw:path><draw:path draw:style-name="gr3" draw:text-style-name="P6" svg:width="0.0752in" svg:height="0.0681in" svg:x="0.9937in" svg:y="0.0453in" svg:viewBox="0 0 192 174" svg:d="M118 54c2-10 11-46 38-46 1 0 11 0 19 5-11 2-19 12-19 21 0 7 5 13 16 13 7 0 20-6 20-22 0-19-23-25-36-25-22 0-36 20-41 29-9-26-30-29-41-29-40 0-62 50-62 59 0 4 3 4 4 4 4 0 5-1 5-5 13-40 38-50 52-50 7 0 20 4 20 26 0 12-6 38-20 92-6 24-19 40-37 40-2 0-11 0-20-5 10-2 19-10 19-21 0-10-9-13-14-13-12 0-21 10-21 22 0 17 19 25 36 25 26 0 40-26 41-29 4 15 18 29 42 29 39 0 61-50 61-59 0-4-3-4-4-4-4 0-4 1-6 5-13 40-39 50-51 50-15 0-21-13-21-25 0-9 2-18 6-34 5-18 9-35 14-53z"><text:p/></draw:path><draw:path draw:style-name="gr3" draw:text-style-name="P6" svg:width="0.035in" svg:height="0.1508in" svg:x="1.0846in" svg:y="0in" svg:viewBox="0 0 90 384" svg:d="M90 193c0-30-4-77-25-120-23-48-57-73-61-73-2 0-4 1-4 3 0 3 0 3 8 10 37 38 59 99 59 180 0 65-14 132-62 181-5 5-5 5-5 6 0 3 2 4 4 4 4 0 39-26 62-75 20-43 24-85 24-116z"><text:p/></draw:path><draw:path draw:style-name="gr3" draw:text-style-name="P6" svg:width="0.076in" svg:height="0.1406in" svg:x="1.1984in" svg:y="0.0043in" svg:viewBox="0 0 194 358" svg:d="M190 15c4-5 4-6 4-7 0-4-3-8-8-8-6 0-7 2-9 8-58 111-115 223-174 334-3 6-3 7-3 8 0 3 3 8 8 8s6-2 8-8c59-111 116-223 174-335z"><text:p/></draw:path><draw:path draw:style-name="gr3" draw:text-style-name="P6" svg:width="0.1008in" svg:height="0.035in" svg:x="1.1862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38in" svg:height="0.1035in" svg:x="1.3441in" svg:y="0.0126in" svg:viewBox="0 0 163 264" svg:d="M163 133c0-30-2-61-16-89-17-37-49-44-66-44-23 0-51 10-67 46-12 27-14 57-14 87s1 63 18 93c16 31 45 38 63 38 21 0 51-7 67-44 13-27 15-56 15-87zM81 257c-15 0-38-10-45-48-4-22-4-57-4-80 0-24 0-50 3-71 8-46 36-49 46-49 12 0 39 6 45 45 5 22 5 51 5 75 0 30 0 55-5 79-5 36-27 49-45 49z"><text:p/></draw:path></draw:g></text:span><text:span text:style-name="T53"><text:s/>כדרוש. </text:span></text:p>
      <text:p text:style-name="P9"><draw:g text:anchor-type="as-char" svg:y="-0.1134in" draw:z-index="43" draw:name="Shape236" draw:style-name="gr1"><svg:title>TexMaths</svg:title><svg:desc>11§display§\QED§svg§600§FALSE§</svg:desc><draw:path draw:style-name="gr2" draw:text-style-name="P5" svg:width="0.6894in" svg:height="0.0972in" svg:x="-0.0004in" svg:y="0.0071in" svg:viewBox="0 0 1752 248" svg:d="M0 0c584 0 1168 0 1752 0 0 83 0 165 0 248-584 0-1168 0-1752 0 0-83 0-165 0-248z"><text:p/></draw:path><draw:path draw:style-name="gr3" draw:text-style-name="P6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2 1-2 3-3 9-3z"><text:p/></draw:path><draw:path draw:style-name="gr3" draw:text-style-name="P6" svg:width="0.0157in" svg:height="0.0157in" svg:x="0.1441in" svg:y="0.0925in" svg:viewBox="0 0 41 41" svg:d="M41 21c0-12-10-21-21-21-12 0-20 9-20 21 0 11 8 20 20 20 11 0 21-9 21-20z"><text:p/></draw:path><draw:path draw:style-name="gr3" draw:text-style-name="P6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6" svg:width="0.0157in" svg:height="0.0157in" svg:x="0.3in" svg:y="0.0925in" svg:viewBox="0 0 41 41" svg:d="M41 21c0-12-9-21-20-21-12 0-21 9-21 21 0 11 9 20 21 20 11 0 20-9 20-20z"><text:p/></draw:path><draw:path draw:style-name="gr3" draw:text-style-name="P6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36in" svg:y="0.0925in" svg:viewBox="0 0 42 41" svg:d="M42 21c0-12-10-21-21-21s-21 9-21 21c0 11 10 20 21 20s21-9 21-20z"><text:p/></draw:path><draw:path draw:style-name="gr3" draw:text-style-name="P6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p>
      <text:h text:style-name="Heading_20_2" text:outline-level="2">שאלה 3</text:h>
      <text:h text:style-name="P35" text:outline-level="3">סעיף (א)</text:h>
      <text:p text:style-name="P58">נגידר באופן הבא לסעיף הזה ולסעיפים הבאים את <text:span text:style-name="T8"><draw:g text:anchor-type="as-char" svg:y="-0.1327in" draw:z-index="42" draw:name="Shape237" draw:style-name="gr1"><svg:title>TexMaths</svg:title><svg:desc>11§display§T \subseteq (\N \to \N)^2§svg§600§FALSE§</svg:desc><draw:path draw:style-name="gr2" draw:text-style-name="P5" svg:width="0.9252in" svg:height="0.1555in" svg:x="0.0035in" svg:y="0.0075in" svg:viewBox="0 0 2351 396" svg:d="M1176 396c-393 0-784 0-1176 0 0-132 0-264 0-396 783 0 1568 0 2351 0 0 132 0 264 0 396-391 0-783 0-1175 0z"><text:p/></draw:path><draw:path draw:style-name="gr3" draw:text-style-name="P6" svg:width="0.1031in" svg:height="0.102in" svg:x="-0.0004in" svg:y="0.0307in" svg:viewBox="0 0 263 260" svg:d="M155 26c3-11 5-13 9-14 3-1 16-1 24-1 40 0 57 2 57 32 0 7-2 21-3 31 0 2-1 6-1 8s1 5 4 5c5 0 6-3 6-10 3-22 8-45 11-67 0-1 1-4 1-7s-4-3-11-3c-72 0-143 0-215 0-8 0-9 0-12 8-7 22-15 45-23 67-1 1-2 7-2 8 0 2 1 4 4 4 4 0 5-2 7-9 21-59 31-67 88-67 6 0 10 0 15 0 10 0 10 2 10 6 0 2-1 6-1 7-17 69-34 137-51 206-4 14-5 18-47 18-13 0-16 0-16 8 0 4 4 4 6 4 11 0 22-1 32-1 11 0 22 0 33 0s22 0 32 0c11 0 23 1 34 1 4 0 9 0 9-7 0-5-3-5-13-5s-15 0-25 0c-11-2-15-3-15-9 0-1 0-2 1-7 18-69 35-137 52-206z"><text:p/></draw:path><draw:path draw:style-name="gr3" draw:text-style-name="P6" svg:width="0.0929in" svg:height="0.1169in" svg:x="0.1606in" svg:y="0.0354in" svg:viewBox="0 0 237 298" svg:d="M222 15c7 0 15 0 15-7 0-8-8-8-15-8-34 0-69 0-103 0-67 0-119 51-119 111 0 63 53 113 119 113 34 0 69 0 103 0 7 0 15 0 15-8s-8-8-15-8c-34 0-68 0-102 0-62 0-105-45-105-96 0-52 44-97 105-97 34 0 68 0 102 0zM21 282c-7 0-13 0-13 8s6 8 13 8c67 0 134 0 201 0 7 0 15 0 15-8s-8-8-15-8c-67 0-134 0-201 0z"><text:p/></draw:path><draw:path draw:style-name="gr3" draw:text-style-name="P6" svg:width="0.035in" svg:height="0.1516in" svg:x="0.3236in" svg:y="0.0193in" svg:viewBox="0 0 90 386" svg:d="M90 382c0-2 0-2-6-8-49-50-61-123-61-181 0-67 14-135 62-183 5-4 5-4 5-6 0-3-2-4-4-4-3 0-39 26-61 75-19 43-25 86-25 118 0 31 4 76 26 120 24 48 57 73 60 73 2 0 4-1 4-4z"><text:p/></draw:path><draw:path draw:style-name="gr3" draw:text-style-name="P6" svg:width="0.1028in" svg:height="0.1063in" svg:x="0.3717in" svg:y="0.0291in" svg:viewBox="0 0 262 271" svg:d="M34 34c0 63 0 126 0 190 0 19-3 25-23 26-4 0-11 0-11 7s7 7 13 7c20 0 40 0 60 0 7 0 13 0 13-7s-7-7-12-7c-21-1-24-9-24-27 0-60 0-119 0-178 56 73 111 147 167 220 3 5 5 6 7 6 7 0 7-6 7-13 0-72 0-144 0-217 0-22 4-28 22-28 2 0 9 0 9-6 0-7-6-7-13-7-19 0-38 0-56 0-7 0-14 0-14 7 0 6 7 6 11 6 22 0 26 8 26 29 0 40 0 80 0 121-39-53-78-105-117-157-4-6-5-6-14-6-22 0-45 0-67 0-8 0-14 0-14 7 0 5 6 6 9 6 10 1 18 8 21 12 0 4 0 4 0 9zM218 244c-56-74-112-148-168-222-4-4-4-4-8-9 15 0 31 0 46 0 43 59 87 117 130 177 0 17 0 36 0 54z"><text:p/></draw:path><draw:path draw:style-name="gr3" draw:text-style-name="P6" svg:width="0.1346in" svg:height="0.0791in" svg:x="0.5283in" svg:y="0.0559in" svg:viewBox="0 0 343 202" svg:d="M300 108c-21 17-30 33-34 38-17 26-21 50-21 51 0 5 5 5 8 5 7 0 8-1 9-8 9-37 32-71 75-88 5-1 6-3 6-6s-2-3-3-3c-18-7-64-26-78-91-1-5-2-6-9-6-3 0-8 0-8 4 0 2 4 26 20 51 8 12 19 25 35 38-95 0-191 0-287 0-6 0-13 0-13 7 0 8 7 8 13 8 96 0 192 0 287 0z"><text:p/></draw:path><draw:path draw:style-name="gr3" draw:text-style-name="P6" svg:width="0.1028in" svg:height="0.1063in" svg:x="0.7181in" svg:y="0.0291in" svg:viewBox="0 0 262 271" svg:d="M34 34c0 63 0 126 0 190 0 19-3 25-23 26-4 0-11 0-11 7s7 7 13 7c20 0 40 0 60 0 7 0 13 0 13-7s-7-7-11-7c-22-1-25-9-25-27 0-60 0-119 0-178 56 73 111 147 167 220 3 5 5 6 9 6 6 0 6-6 6-13 0-72 0-144 0-217 0-22 3-28 21-28 2 0 9 0 9-6 0-7-6-7-13-7-19 0-38 0-56 0-7 0-14 0-14 7 0 6 7 6 11 6 22 0 26 8 26 29 0 40 0 80 0 121-39-53-78-105-117-157-4-6-5-6-14-6-22 0-45 0-67 0-7 0-14 0-14 7 0 5 7 6 9 6 10 1 18 8 21 12 0 4 0 4 0 9zM218 244c-56-74-112-148-168-222-4-4-4-4-8-9 15 0 31 0 46 0 43 59 87 117 130 177 0 17 0 36 0 54z"><text:p/></draw:path><draw:path draw:style-name="gr3" draw:text-style-name="P6" svg:width="0.035in" svg:height="0.1516in" svg:x="0.8327in" svg:y="0.0193in" svg:viewBox="0 0 90 386" svg:d="M90 193c0-30-4-76-26-120-23-48-56-73-60-73-3 0-4 1-4 4 0 2 0 2 8 9 37 38 59 99 59 180 0 65-14 133-61 182-6 5-6 5-6 7s1 4 4 4c4 0 39-27 61-76 20-42 25-84 25-117z"><text:p/></draw:path><draw:path draw:style-name="gr3" draw:text-style-name="P6" svg:width="0.0469in" svg:height="0.0705in" svg:x="0.8898in" svg:y="-0.0004in" svg:viewBox="0 0 120 180" svg:d="M120 131c-3 0-7 0-10 0 0 6-3 21-7 24-2 2-23 2-26 2-16 0-34 0-51 0 29-25 39-32 55-46 20-15 39-33 39-58 0-33-29-53-64-53-33 0-56 24-56 49 0 14 12 15 14 15 7 0 15-4 15-14 0-6-3-15-16-15 8-20 27-25 40-25 26 0 41 21 41 43 0 23-17 42-26 52-22 21-43 43-65 65-3 2-3 2-3 10 37 0 74 0 111 0 3-17 6-33 9-49z"><text:p/></draw:path></draw:g></text:span><text:span text:style-name="T8"><text:s/>באופן הבא: </text:span></text:p>
      <text:p text:style-name="P7"><draw:g text:anchor-type="as-char" svg:y="-0.1319in" draw:z-index="40" draw:name="Shape238" draw:style-name="gr1"><svg:title>TexMaths</svg:title><svg:desc>11§display§T = \big\{ \la f, g  \ra \in (\N \to \N)^2 \colon \forall n \in \N. 2 \mid (f(n) - g(n)) \big\}§svg§600§FALSE§</svg:desc><draw:path draw:style-name="gr2" draw:text-style-name="P5" svg:width="3.352in" svg:height="0.1709in" svg:x="0.0035in" svg:y="0.0075in" svg:viewBox="0 0 8515 435" svg:d="M4259 435c-1420 0-2839 0-4259 0 0-145 0-291 0-435 2839 0 5677 0 8515 0 0 144 0 290 0 435-1418 0-2837 0-4256 0z"><text:p/></draw:path><draw:path draw:style-name="gr3" draw:text-style-name="P6" svg:width="0.1031in" svg:height="0.102in" svg:x="-0.0004in" svg:y="0.0311in" svg:viewBox="0 0 263 260" svg:d="M155 26c3-11 4-13 9-14 4 0 16 0 25 0 39 0 56 1 56 31 0 7-2 21-3 31 0 2-1 7-1 8 0 2 1 5 4 5 5 0 6-3 6-9 3-23 7-45 11-68 0-1 1-4 1-6 0-4-5-4-11-4-72 0-143 0-215 0-8 0-10 0-12 8-7 22-15 45-23 67-1 1-2 7-2 8 0 2 1 4 4 4 4 0 5-2 7-9 21-59 31-66 88-66 5 0 10 0 15 0 11 0 11 1 11 5 0 2-2 6-2 7-17 69-34 138-52 208-3 14-4 17-46 17-13 0-16 0-16 7 0 4 4 4 6 4 11 0 22 0 32 0 11 0 22-1 33-1s22 1 32 1c11 0 23 0 34 0 4 0 9 0 9-7 0-4-3-4-13-4s-16 0-25 0c-11-1-15-2-15-9 1-3 0-2 2-7 17-70 35-138 51-207z"><text:p/></draw:path><draw:path draw:style-name="gr3" draw:text-style-name="P6" svg:width="0.1004in" svg:height="0.0358in" svg:x="0.1567in" svg:y="0.0783in" svg:viewBox="0 0 256 92" svg:d="M243 17c7 0 13-2 13-9 0-8-6-8-12-8-77 0-155 0-232 0-5 0-12 0-12 8 0 7 7 9 13 9 77 0 153 0 230 0zM244 92c6 0 12 0 12-8s-6-8-13-8c-77 0-153 0-230 0-6 0-13 0-13 8s7 8 12 8c77 0 155 0 232 0z"><text:p/></draw:path><draw:path draw:style-name="gr3" draw:text-style-name="P6" svg:width="0.0535in" svg:height="0.1819in" svg:x="0.326in" svg:y="0.0047in" svg:viewBox="0 0 137 463" svg:d="M55 170c0 27-13 42-52 57-2 1-3 2-3 5s0 4 3 5c52 19 52 40 52 62 0 36 0 72 0 107 1 10 7 24 23 36 20 12 51 21 54 21 4 0 5-2 5-5 0-4-1-4-6-6-11-4-42-16-47-40-2-4-2-5-2-19 0-31 0-63 0-95 0-20 0-48-63-65 63-20 63-47 63-69 0-32 0-64 0-95 0-20 0-40 52-60 3 0 3-3 3-5 0-3-1-4-5-4-2 0-57 12-70 37-7 13-7 16-7 32 0 34 0 67 0 101z"><text:p/></draw:path><draw:path draw:style-name="gr3" draw:text-style-name="P6" svg:width="0.0335in" svg:height="0.1516in" svg:x="0.4146in" svg:y="0.0193in" svg:viewBox="0 0 86 386" svg:d="M84 14c2-3 2-4 2-6 0-5-4-8-8-8-3 0-7 2-9 9-23 59-45 118-68 177 0 3-1 5-1 8 0 1 0 1 1 7 23 58 45 118 68 176 1 3 4 9 9 9 4 0 8-3 8-8 0-1 0-2-2-6-24-60-46-119-69-178 23-61 45-120 69-180z"><text:p/></draw:path><draw:path draw:style-name="gr3" draw:text-style-name="P6" svg:width="0.076in" svg:height="0.1378in" svg:x="0.4646in" svg:y="0.026in" svg:viewBox="0 0 194 351" svg:d="M122 118c11 0 22 0 33 0 8 0 11 0 11-8 0-4-3-4-10-4-11 0-21 0-32 0 2-16 6-30 8-44 2-8 7-36 10-41 3-7 10-12 17-12 2 0 13 0 19 6-16 2-21 16-21 21 0 9 8 14 15 14 9 0 22-9 22-24 0-17-19-26-35-26-13 0-37 7-49 45-2 8-3 12-12 61-9 0-18 0-27 0-7 0-12 0-12 8 0 4 4 4 11 4 9 0 17 0 26 0-10 51-19 101-29 152-8 38-14 73-34 73-1 0-11 0-19-8 18-1 22-14 22-21 0-9-7-13-14-13-11 0-22 9-22 23 0 18 18 27 33 27 21 0 37-22 44-38 12-24 21-69 22-73 8-40 15-81 23-122z"><text:p/></draw:path><draw:path draw:style-name="gr3" draw:text-style-name="P6" svg:width="0.0173in" svg:height="0.0453in" svg:x="0.5524in" svg:y="0.1169in" svg:viewBox="0 0 45 116" svg:d="M45 41c0-26-9-41-24-41-13 0-21 10-21 21 0 10 8 20 21 20 4 0 10-1 13-5 1-1 1-1 2-1 0 2 1 0 1 6 0 28-13 52-26 65-4 3-4 4-4 5 0 4 2 5 3 5 4 0 35-30 35-75z"><text:p/></draw:path><draw:path draw:style-name="gr3" draw:text-style-name="P6" svg:width="0.0697in" svg:height="0.098in" svg:x="0.6091in" svg:y="0.0665in" svg:viewBox="0 0 178 250" svg:d="M177 25c0-2 1-4 1-6 0-7-4-11-11-11-4 0-14 3-16 16-7-14-20-24-37-24-44 0-91 54-91 110 0 39 23 61 52 61 22 0 40-18 44-22h1c-9 35-13 51-13 52-1 3-15 42-55 42-8 0-21-1-32-5 12-3 16-13 16-20 0-6-4-14-15-14-8 0-21 8-21 23 0 16 14 23 52 23 48 0 76-29 82-53 14-57 29-114 43-172zM126 121c-2 10-11 20-19 28-8 7-20 14-31 14-20 0-25-21-25-36 0-19 11-64 20-84 11-19 28-34 44-34 26 0 31 31 31 33s-1 4-1 5c-6 25-12 49-19 74z"><text:p/></draw:path><draw:path draw:style-name="gr3" draw:text-style-name="P6" svg:width="0.0335in" svg:height="0.1516in" svg:x="0.6933in" svg:y="0.0193in" svg:viewBox="0 0 86 386" svg:d="M84 201c2-6 2-6 2-7 0-2 0-2-2-7-22-59-46-119-68-178-2-7-4-9-8-9-5 0-8 3-8 8 0 1 0 2 2 6 23 60 45 119 68 180-23 59-45 118-68 178-2 4-2 4-2 6 0 5 3 8 8 8 4 0 6-3 7-8 23-59 45-119 69-177z"><text:p/></draw:path><draw:path draw:style-name="gr3" draw:text-style-name="P6" svg:width="0.076in" svg:height="0.0878in" svg:x="0.7992in" svg:y="0.052in" svg:viewBox="0 0 194 224" svg:d="M179 120c7 0 15 0 15-8 0-7-8-7-15-7-55 0-109 0-164 0 6-53 50-90 104-90 20 0 40 0 60 0 7 0 15 0 15-7 0-8-8-8-15-8-20 0-40 0-60 0-66 0-119 50-119 112s53 112 119 112c20 0 40 0 60 0 7 0 15 0 15-8s-8-8-15-8c-20 0-40 0-60 0-54 0-98-36-104-88 55 0 109 0 164 0z"><text:p/></draw:path><draw:path draw:style-name="gr3" draw:text-style-name="P6" svg:width="0.035in" svg:height="0.1516in" svg:x="0.9449in" svg:y="0.0193in" svg:viewBox="0 0 90 386" svg:d="M90 383c0-3 0-3-6-9-49-49-61-121-61-180 0-68 14-136 62-183 5-5 5-5 5-7 0-3-1-4-4-4-4 0-39 26-61 75-20 43-25 86-25 119 0 30 4 75 26 119 23 48 56 73 60 73 3 0 4-1 4-3z"><text:p/></draw:path><draw:path draw:style-name="gr3" draw:text-style-name="P6" svg:width="0.1028in" svg:height="0.1063in" svg:x="0.9929in" svg:y="0.0291in" svg:viewBox="0 0 262 271" svg:d="M34 34c0 63 0 126 0 190 0 20-3 27-23 27-4 0-11 0-11 6 0 7 7 7 13 7 20 0 40 0 60 0 7 0 13 0 13-7 0-6-7-6-11-6-22 0-26-8-26-28 0-60 0-119 0-178 57 74 112 148 168 221 3 4 5 5 8 5 7 0 7-6 7-13 0-72 0-144 0-217 0-22 3-28 21-28 2 0 9 0 9-6 0-7-6-7-13-7-19 0-38 0-57 0-6 0-13 0-13 7 0 6 7 6 11 6 22 0 26 9 26 29 0 41 0 80 0 121-39-53-79-105-117-157-4-6-6-6-14-6-22 0-45 0-67 0-7 0-14 0-14 7 0 5 7 6 9 6 10 1 18 8 21 12 0 4 0 5 0 9zM218 245c-56-74-112-148-169-222-3-5-3-5-7-10 15 0 31 0 46 0 43 59 87 117 130 177 0 17 0 36 0 55z"><text:p/></draw:path><draw:path draw:style-name="gr3" draw:text-style-name="P6" svg:width="0.1346in" svg:height="0.0791in" svg:x="1.15in" svg:y="0.0555in" svg:viewBox="0 0 343 202" svg:d="M301 109c-22 16-32 32-35 37-17 26-13 34-20 51 0 5 5 5 8 5 7 0 7-1 8-8 9-37 32-70 76-88 4-1 5-2 5-5s-2-4-3-4c-17-7-64-26-78-91-1-5-1-6-8-6-3 0-8 0-8 4 0 2 4 26 19 51 9 12 20 26 36 39-95 0-191 0-287 0-7 0-14 0-14 7 0 8 7 8 14 8 96 0 192 0 287 0z"><text:p/></draw:path><draw:path draw:style-name="gr3" draw:text-style-name="P6" svg:width="0.1024in" svg:height="0.1063in" svg:x="1.3398in" svg:y="0.0291in" svg:viewBox="0 0 261 271" svg:d="M33 34c0 63 0 126 0 190 0 20-3 27-23 27-3 0-10 0-10 6 0 7 5 7 13 7 20 0 40 0 60 0 6 0 13 0 13-7 0-6-7-6-12-6-21 0-25-8-25-28 0-60 0-119 0-178 57 74 112 148 168 221 3 4 5 5 7 5 7 0 7-6 7-13 0-72 0-144 0-217 0-22 3-28 21-28 2 0 9 0 9-6 0-7-6-7-12-7-19 0-38 0-57 0-7 0-13 0-13 7 0 6 7 6 11 6 21 0 24 9 24 29 0 41 0 80 0 121-38-53-78-105-116-157-3-6-5-6-13-6-23 0-45 0-69 0-6 0-12 0-12 7 0 5 6 6 8 6 11 1 18 8 22 12-1 4-1 5-1 9zM218 245c-56-74-112-148-169-222-4-5-4-5-7-10 15 0 29 0 45 0 44 59 87 117 131 177 0 17 0 36 0 55z"><text:p/></draw:path><draw:path draw:style-name="gr3" draw:text-style-name="P6" svg:width="0.0346in" svg:height="0.1516in" svg:x="1.4547in" svg:y="0.0193in" svg:viewBox="0 0 89 386" svg:d="M89 194c0-31-4-77-25-121-23-48-56-73-61-73-2 0-3 1-3 4 0 2 0 2 7 9 38 38 60 99 60 181 0 65-14 132-63 182-4 4-4 4-4 7 0 2 1 3 3 3 5 0 39-26 62-75 20-43 24-85 24-117z"><text:p/></draw:path><draw:path draw:style-name="gr3" draw:text-style-name="P6" svg:width="0.0465in" svg:height="0.0705in" svg:x="1.5118in" svg:y="-0.0004in" svg:viewBox="0 0 119 180" svg:d="M119 131c-4 0-6 0-9 0-1 6-3 22-7 25-2 1-23 1-27 1-17 0-33 0-50 0 29-25 39-32 54-46 21-15 39-33 39-58 0-33-29-53-63-53s-56 24-56 49c0 14 11 15 14 15 7 0 15-4 15-14 0-5-3-15-17-15 9-20 28-25 40-25 27 0 41 21 41 43 0 24-17 42-26 52-22 21-43 43-65 65-2 2-2 2-2 10 37 0 74 0 111 0 2-17 6-33 8-49z"><text:p/></draw:path><draw:path draw:style-name="gr3" draw:text-style-name="P6" svg:width="0.0157in" svg:height="0.0654in" svg:x="1.6031in" svg:y="0.0693in" svg:viewBox="0 0 41 167" svg:d="M41 21c0-12-9-21-20-21s-21 9-21 21c0 11 10 20 21 20s20-9 20-20zM41 147c0-11-9-21-20-21s-21 10-21 21 10 20 21 20 20-9 20-20z"><text:p/></draw:path><draw:path draw:style-name="gr3" draw:text-style-name="P6" svg:width="0.0839in" svg:height="0.1083in" svg:x="1.6831in" svg:y="0.0283in" svg:viewBox="0 0 214 276" svg:d="M212 14c2-4 2-5 2-6 0-5-3-8-7-8-5 0-8 4-9 9-11 28-21 56-32 85-40 0-78 0-118 0-11-29-21-57-32-85-2-6-4-9-8-9-5 0-8 3-8 8 1 2 0 1 2 6 32 84 64 169 96 253 2 5 4 9 9 9s7-5 8-8c32-84 65-169 97-254zM55 109c35 0 69 0 104 0-17 45-35 92-52 138-18-46-34-93-52-138z"><text:p/></draw:path><draw:path draw:style-name="gr3" draw:text-style-name="P6" svg:width="0.0823in" svg:height="0.0685in" svg:x="1.7717in" svg:y="0.0665in" svg:viewBox="0 0 210 175" svg:d="M23 149c-1 5-3 14-3 16 0 7 5 10 11 10 4 0 11-3 14-11 2-10 4-18 8-28 2-12 5-24 7-35 3-8 6-17 7-26 2-7 6-18 6-19 5-12 26-47 62-47 18 0 21 14 21 26 0 25-19 74-25 91-3 9-3 14-3 17 0 19 13 32 31 32 37 0 51-56 51-59 0-4-4-4-5-4-4 0-4 2-6 7-8 27-20 48-40 48-6 0-8-4-8-13 0-10 3-18 6-27 8-21 24-63 24-85 0-27-16-42-45-42-34 0-54 25-60 34-1-22-18-34-35-34-18 0-26 15-29 22-7 13-12 36-12 38 0 4 3 3 4 4 5 0 5-1 7-9 7-27 14-46 29-46 7 0 12 4 12 17 0 8-1 13-7 32-8 30-14 60-22 91z"><text:p/></draw:path><draw:path draw:style-name="gr3" draw:text-style-name="P6" svg:width="0.0752in" svg:height="0.0878in" svg:x="1.9138in" svg:y="0.052in" svg:viewBox="0 0 192 224" svg:d="M179 120c7 0 13 0 13-8 0-7-6-7-13-7-55 0-109 0-164 0 5-53 50-90 104-90 20 0 40 0 60 0 7 0 13 0 13-7 0-8-6-8-13-8-20 0-40 0-60 0-67 0-119 50-119 112s52 112 119 112c20 0 40 0 60 0 7 0 13 0 13-8s-6-8-13-8c-20 0-40 0-60 0-54 0-99-36-104-88 55 0 109 0 164 0z"><text:p/></draw:path><draw:path draw:style-name="gr3" draw:text-style-name="P6" svg:width="0.1028in" svg:height="0.1063in" svg:x="2.0484in" svg:y="0.0291in" svg:viewBox="0 0 262 271" svg:d="M34 34c0 63 0 126 0 190 0 20-3 27-23 27-4 0-11 0-11 6 0 7 7 7 13 7 20 0 41 0 61 0 6 0 12 0 12-7 0-6-6-6-11-6-22 0-24-8-24-28 0-60 0-119 0-178 55 74 111 148 166 221 4 4 5 5 8 5 7 0 7-6 7-13 0-72 0-144 0-217 0-22 3-28 21-28 2 0 9 0 9-6 0-7-6-7-12-7-19 0-39 0-58 0-6 0-13 0-13 7 0 6 8 6 11 6 22 0 26 9 26 29 0 41 0 80 0 121-39-53-79-105-117-157-4-6-6-6-14-6-22 0-45 0-67 0-7 0-14 0-14 7 0 5 7 6 9 6 10 1 18 8 21 12 0 4 0 5 0 9zM218 245c-56-74-111-148-167-222-5-5-5-5-9-10 15 0 31 0 46 0 43 59 87 117 130 177 0 17 0 36 0 55z"><text:p/></draw:path><draw:path draw:style-name="gr3" draw:text-style-name="P6" svg:width="0.0161in" svg:height="0.0157in" svg:x="2.1673in" svg:y="0.1169in" svg:viewBox="0 0 42 41" svg:d="M42 21c0-11-10-21-21-21s-21 10-21 21 10 20 21 20 21-9 21-20z"><text:p/></draw:path><draw:path draw:style-name="gr3" draw:text-style-name="P6" svg:width="0.0606in" svg:height="0.1004in" svg:x="2.2043in" svg:y="0.0323in" svg:viewBox="0 0 155 256" svg:d="M30 227c14-13 27-26 41-40 61-52 84-73 84-112 0-44-35-75-82-75-44 0-73 35-73 69 0 23 20 23 21 23 6 0 20-6 20-21 0-10-7-20-20-20-3 0-5 0-6 0 9-26 30-40 53-40 35 0 52 32 52 64 0 31-20 61-41 85-25 27-49 55-75 83-4 4-4 5-4 13 48 0 96 0 144 0 3-22 8-44 11-66-3 0-7 0-10 0-2 12-4 28-9 34-2 3-28 3-36 3-23 0-47 0-70 0z"><text:p/></draw:path><draw:path draw:style-name="gr3" draw:text-style-name="P6" svg:width="0.0055in" svg:height="0.1516in" svg:x="2.3335in" svg:y="0.0193in" svg:viewBox="0 0 15 386" svg:d="M15 14c0-7 0-14-7-14-8 0-8 7-8 14 0 119 0 239 0 358 0 7 0 14 8 14 7 0 7-7 7-14 0-119 0-239 0-358z"><text:p/></draw:path><draw:path draw:style-name="gr3" draw:text-style-name="P6" svg:width="0.035in" svg:height="0.1516in" svg:x="2.4146in" svg:y="0.0193in" svg:viewBox="0 0 90 386" svg:d="M90 383c0-3 0-3-6-9-49-49-61-121-61-180 0-68 14-136 62-183 5-5 5-5 5-7 0-3-2-4-4-4-4 0-39 26-62 75-20 43-24 86-24 119 0 30 4 75 25 119 23 48 57 73 61 73 2 0 4-1 4-3z"><text:p/></draw:path><draw:path draw:style-name="gr3" draw:text-style-name="P6" svg:width="0.0752in" svg:height="0.1378in" svg:x="2.4669in" svg:y="0.026in" svg:viewBox="0 0 192 351" svg:d="M121 118c11 0 22 0 33 0 8 0 12 0 12-8 0-4-4-4-11-4-11 0-21 0-32 0 3-16 6-30 9-44 1-8 7-36 9-41 3-7 10-12 18-12 2 0 11 0 19 6-17 2-21 16-21 21 0 9 7 14 15 14 9 0 20-9 20-24 0-17-17-26-33-26-13 0-38 7-49 45-2 8-3 12-13 61-9 0-18 0-27 0-7 0-12 0-12 8 0 4 5 4 11 4 9 0 18 0 27 0-10 51-20 101-30 152-7 38-13 73-33 73-2 0-12 0-19-8 18-1 21-14 21-21 0-9-6-13-14-13-10 0-21 9-21 23 0 18 16 27 33 27 21 0 36-22 43-38 13-24 22-69 22-73 8-40 15-81 23-122z"><text:p/></draw:path><draw:path draw:style-name="gr3" draw:text-style-name="P6" svg:width="0.0346in" svg:height="0.1516in" svg:x="2.565in" svg:y="0.0193in" svg:viewBox="0 0 89 386" svg:d="M89 383c0-3 0-3-7-9-48-49-60-121-60-180 0-68 15-136 63-183 4-5 4-5 4-7 0-3-1-4-3-4-5 0-39 26-62 75-20 43-24 86-24 119 0 30 4 75 25 119 23 48 56 73 61 73 2 0 3-1 3-3z"><text:p/></draw:path><draw:path draw:style-name="gr3" draw:text-style-name="P6" svg:width="0.0819in" svg:height="0.0685in" svg:x="2.6134in" svg:y="0.0665in" svg:viewBox="0 0 209 175" svg:d="M23 149c-1 5-4 14-4 16 0 7 5 10 12 10 4 0 11-3 14-11 2-10 4-18 7-28 3-12 5-24 8-35 3-8 5-17 7-26 1-7 4-18 6-19 5-12 25-47 62-47 18 0 21 14 21 26 0 25-19 74-25 91-3 9-5 14-5 17 0 19 15 32 32 32 37 0 51-56 51-59 0-4-3-4-4-4-4 0-4 2-6 7-8 27-21 48-40 48-6 0-8-4-8-13 0-10 3-18 6-27 8-21 23-63 23-85 0-27-16-42-44-42-35 0-54 25-60 34-2-22-18-34-35-34-18 0-26 15-30 22-6 13-11 36-11 38 0 4 3 4 4 4 5 0 5-1 7-9 7-27 14-46 29-46 7 0 12 4 12 17 0 8-1 13-7 32-8 30-14 60-22 91z"><text:p/></draw:path><draw:path draw:style-name="gr3" draw:text-style-name="P6" svg:width="0.0346in" svg:height="0.1516in" svg:x="2.7091in" svg:y="0.0193in" svg:viewBox="0 0 89 386" svg:d="M89 194c0-31-4-77-25-121-23-48-56-73-61-73-2 0-3 1-3 4 0 2 0 2 7 9 38 38 60 99 60 181 0 65-14 132-63 182-4 4-4 4-4 7 0 2 1 3 3 3 5 0 39-26 62-75 20-43 24-85 24-117z"><text:p/></draw:path><draw:path draw:style-name="gr3" draw:text-style-name="P6" svg:width="0.0921in" svg:height="0.0055in" svg:x="2.8063in" svg:y="0.0929in" svg:viewBox="0 0 235 15" svg:d="M222 15c7 0 13 0 13-7 0-8-6-8-13-8-69 0-140 0-209 0-6 0-13 0-13 8 0 7 7 7 13 7 69 0 140 0 209 0z"><text:p/></draw:path><draw:path draw:style-name="gr3" draw:text-style-name="P6" svg:width="0.0693in" svg:height="0.098in" svg:x="2.9476in" svg:y="0.0665in" svg:viewBox="0 0 177 250" svg:d="M176 25c1-2 1-4 1-6 0-7-4-11-11-11-3 0-14 3-15 16-8-14-21-24-37-24-44 0-92 54-92 110 0 39 24 61 52 61 23 0 40-18 45-22-8 35-12 51-12 52-3 3-16 42-56 42-8 0-20-1-31-5 12-3 15-13 15-20 0-6-3-14-14-14-9 0-21 8-21 23 0 16 14 23 52 23 48 0 76-29 81-53 14-57 29-114 43-172zM126 121c-2 10-12 20-19 28-9 7-21 14-32 14-19 0-26-21-26-36 0-19 13-64 22-84 11-19 28-34 43-34 27 0 32 31 32 33s-1 4-2 5c-5 25-12 49-18 74z"><text:p/></draw:path><draw:path draw:style-name="gr3" draw:text-style-name="P6" svg:width="0.0346in" svg:height="0.1516in" svg:x="3.0386in" svg:y="0.0193in" svg:viewBox="0 0 89 386" svg:d="M89 383c0-3 0-3-7-9-48-49-60-121-60-180 0-68 15-136 63-183 4-5 4-5 4-7 0-3-1-4-3-4-5 0-39 26-62 75-20 43-24 86-24 119 0 30 4 75 25 119 23 48 56 73 61 73 2 0 3-1 3-3z"><text:p/></draw:path><draw:path draw:style-name="gr3" draw:text-style-name="P6" svg:width="0.0819in" svg:height="0.0685in" svg:x="3.0874in" svg:y="0.0665in" svg:viewBox="0 0 209 175" svg:d="M23 149c-1 5-4 14-4 16 0 7 5 10 12 10 4 0 11-3 14-11 2-10 4-18 7-28 3-12 5-24 8-35 3-8 5-17 7-26 1-7 4-18 6-19 5-12 25-47 62-47 18 0 21 14 21 26 0 25-19 74-25 91-3 9-5 14-5 17 0 19 15 32 32 32 37 0 51-56 51-59 0-4-3-4-4-4-4 0-4 2-6 7-8 27-21 48-40 48-6 0-8-4-8-13 0-10 3-18 6-27 8-21 23-63 23-85 0-27-16-42-44-42-35 0-54 25-60 34-2-22-18-34-35-34-18 0-26 15-30 22-6 13-11 36-11 38 0 4 3 4 4 4 5 0 5-1 7-9 7-27 14-46 29-46 7 0 12 4 12 17 0 8-1 13-7 32-8 30-14 60-22 91z"><text:p/></draw:path><draw:path draw:style-name="gr3" draw:text-style-name="P6" svg:width="0.0346in" svg:height="0.1516in" svg:x="3.1831in" svg:y="0.0193in" svg:viewBox="0 0 89 386" svg:d="M89 194c0-31-4-77-25-121-23-48-56-73-61-73-2 0-3 1-3 4 0 2 0 2 7 9 38 38 60 99 60 181 0 65-14 132-63 182-4 4-4 4-4 7 0 2 1 3 3 3 5 0 39-26 62-75 20-43 24-85 24-117z"><text:p/></draw:path><draw:path draw:style-name="gr3" draw:text-style-name="P6" svg:width="0.035in" svg:height="0.1516in" svg:x="3.2417in" svg:y="0.0193in" svg:viewBox="0 0 90 386" svg:d="M90 194c0-31-4-77-25-121-23-48-57-73-61-73-2 0-4 1-4 4 0 2 0 2 8 9 37 38 59 99 59 181 0 65-14 132-62 182-5 4-5 4-5 7 0 2 2 3 4 3 4 0 39-26 62-75 20-43 24-85 24-117z"><text:p/></draw:path><draw:path draw:style-name="gr3" draw:text-style-name="P6" svg:width="0.0535in" svg:height="0.1819in" svg:x="3.3098in" svg:y="0.0047in" svg:viewBox="0 0 137 463" svg:d="M82 293c0-13 0-37 50-56 4-1 5-1 5-5 0-1 0-4-3-5-52-20-52-41-52-63 0-36 0-71 0-107-1-21-18-33-24-37-16-11-49-20-54-20-3 0-4 2-4 4 0 5 1 5 4 6 51 20 51 39 51 61 0 30 0 62 0 94 0 21 0 48 63 67-63 21-63 42-63 66 0 32 0 64 0 95 0 21 0 40-50 59-4 2-5 2-5 6 0 3 1 5 4 5 1 0 52-10 70-35 8-11 8-20 8-34 0-33 0-66 0-101z"><text:p/></draw:path></draw:g></text:p>
      <text:p text:style-name="P59"><text:soft-page-break/>נוכיח ש־<text:span text:style-name="T8"><draw:g text:anchor-type="as-char" svg:y="-0.102in" draw:z-index="41" draw:name="Shape239" draw:style-name="gr1"><svg:title>TexMaths</svg:title><svg:desc>11§display§T§svg§600§FALSE§</svg:desc><draw:path draw:style-name="gr2" draw:text-style-name="P5" svg:width="0.0898in" svg:height="0.0858in" svg:x="0.0039in" svg:y="0.0075in" svg:viewBox="0 0 229 219" svg:d="M0 0c77 0 152 0 229 0 0 73 0 146 0 219-77 0-152 0-229 0 0-73 0-146 0-219z"><text:p/></draw:path><draw:path draw:style-name="gr3" draw:text-style-name="P6" svg:width="0.102in" svg:height="0.1016in" svg:x="-0.0004in" svg:y="0in" svg:viewBox="0 0 260 259" svg:d="M154 27c3-11 4-13 8-14s17-1 24-1c40 0 56 1 56 32 0 5-1 20-3 31 0 1-1 5-1 6 0 2 1 6 6 6 3 0 4-4 5-9 3-23 7-45 10-67 1-2 1-6 1-7 0-4-3-4-10-4-70 0-141 0-212 0-9 0-9 0-13 8-7 23-15 45-23 68-1 2-2 5-2 6 0 2 2 5 5 5 4 0 4-3 7-9 20-59 30-66 87-66 4 0 10 0 15 0 11 0 11 1 11 4s-1 7-2 8c-18 68-35 136-52 204-3 14-4 19-45 19-14 0-16 0-16 8 0 4 4 4 6 4 10 0 21-1 32-1 10 0 21 0 32 0 10 0 22 0 32 0 12 0 23 1 33 1 3 0 9 0 9-8 0-4-4-4-14-4-8 0-14 0-24-1-11-1-14-2-14-8 0-1 0-2 2-9 17-67 33-135 50-202z"><text:p/></draw:path></draw:g></text:span><text:span text:style-name="T8"> יחס שקילות. </text:span></text:p>
      <text:list text:style-name="L8">
        <text:list-item>
          <text:p text:style-name="P60">רפלקסיביות: יהי <text:span text:style-name="T8"><draw:g text:anchor-type="as-char" svg:y="-0.1075in" draw:z-index="39" draw:name="Shape240" draw:style-name="gr1"><svg:title>TexMaths</svg:title><svg:desc>11§display§f \colon \N \to \N§svg§600§FALSE§</svg:desc><draw:path draw:style-name="gr2" draw:text-style-name="P5" svg:width="0.637in" svg:height="0.1217in" svg:x="-0.0004in" svg:y="0.0075in" svg:viewBox="0 0 1619 310" svg:d="M0 0c540 0 1080 0 1619 0 0 103 0 207 0 310-539 0-1079 0-1619 0 0-103 0-207 0-310z"><text:p/></draw:path><draw:path draw:style-name="gr3" draw:text-style-name="P6" svg:width="0.0752in" svg:height="0.1374in" svg:x="0in" svg:y="0in" svg:viewBox="0 0 192 350" svg:d="M121 118c11 0 22 0 33 0 8 0 12 0 12-8 0-4-4-4-11-4-11 0-21 0-32 0 2-16 6-30 8-44 2-8 8-36 10-40 3-8 10-13 17-13 3 0 12 0 20 6-17 1-21 16-21 21 0 9 7 14 15 14 9 0 20-8 20-24 0-17-17-26-34-26-13 0-37 7-48 45-2 8-3 12-13 61-9 0-18 0-27 0-7 0-12 0-12 7 0 5 5 5 11 5 9 0 17 0 26 0-10 50-19 100-29 150-7 38-13 73-34 73-1 0-11 0-18-7 18-1 21-15 21-20 0-9-6-14-14-14-10 0-21 8-21 23 0 18 16 27 32 27 22 0 37-23 44-38 12-24 21-71 22-73 8-41 15-81 23-121z"><text:p/></draw:path><draw:path draw:style-name="gr3" draw:text-style-name="P6" svg:width="0.0157in" svg:height="0.065in" svg:x="0.1126in" svg:y="0.0429in" svg:viewBox="0 0 41 166" svg:d="M41 21c0-12-9-21-20-21-12 0-21 9-21 21 0 11 9 20 21 20 11 0 20-9 20-20zM41 146c0-12-9-21-20-21-12 0-21 9-21 21 0 11 9 20 21 20 11 0 20-9 20-20z"><text:p/></draw:path><draw:path draw:style-name="gr3" draw:text-style-name="P6" svg:width="0.1028in" svg:height="0.1063in" svg:x="0.1961in" svg:y="0.0028in" svg:viewBox="0 0 262 271" svg:d="M34 35c0 63 0 126 0 187 0 20-3 28-23 28-4 0-11 0-11 6 0 7 7 7 13 7 20 0 41 0 61 0 6 0 12 0 12-7 0-6-6-6-11-6-22 0-24-9-24-29 0-58 0-118 0-176 55 74 111 146 166 220 3 4 5 6 8 6 7 0 7-7 7-14 0-72 0-144 0-216 0-21 3-27 21-28 2 0 9 0 9-6 0-7-6-7-14-7-18 0-37 0-56 0-6 0-13 0-13 7 0 6 7 6 11 6 22 1 25 9 25 29 0 39 0 80 0 121-38-53-78-105-116-157-4-6-6-6-14-6-22 0-45 0-67 0-7 0-14 0-14 7 0 6 7 6 9 6 10 1 18 8 21 12 0 4 0 5 0 10zM218 243c-56-72-111-146-167-220-5-5-5-5-9-10 15 0 31 0 46 0 43 59 87 117 130 175 0 19 0 38 0 55z"><text:p/></draw:path><draw:path draw:style-name="gr3" draw:text-style-name="P6" svg:width="0.1346in" svg:height="0.0783in" svg:x="0.3524in" svg:y="0.0291in" svg:viewBox="0 0 343 200" svg:d="M301 109c-22 15-32 32-35 36-18 27-21 50-21 51 0 4 6 4 8 4 6 0 8-1 9-7 8-37 32-70 76-87 4-1 5-3 5-5 0-3-2-4-3-4-17-7-64-27-78-91-1-5-3-6-9-6-2 0-8 0-8 4 0 2 5 26 20 51 8 12 19 25 36 37-95 0-191 0-287 0-7 0-14 0-14 9 0 8 7 8 14 8 96 0 192 0 287 0z"><text:p/></draw:path><draw:path draw:style-name="gr3" draw:text-style-name="P6" svg:width="0.1028in" svg:height="0.1063in" svg:x="0.5421in" svg:y="0.0028in" svg:viewBox="0 0 262 271" svg:d="M34 35c0 63 0 126 0 187 0 20-3 28-23 28-4 0-11 0-11 6 0 7 7 7 13 7 20 0 41 0 61 0 6 0 12 0 12-7 0-6-6-6-11-6-22 0-24-9-24-29 0-58 0-118 0-176 55 74 111 146 166 220 3 4 5 6 8 6 7 0 7-7 7-14 0-72 0-144 0-216 0-21 3-27 21-28 2 0 9 0 9-6 0-7-6-7-14-7-18 0-37 0-56 0-6 0-13 0-13 7 0 6 8 6 11 6 22 1 25 9 25 29 0 39 0 80 0 121-38-53-78-105-116-157-4-6-6-6-14-6-22 0-45 0-67 0-7 0-14 0-14 7 0 6 7 6 9 6 10 1 18 8 21 12 0 4 0 5 0 10zM218 243c-56-72-111-146-167-220-5-5-5-5-9-10 15 0 31 0 46 0 43 59 87 117 130 175 0 19 0 38 0 55z"><text:p/></draw:path></draw:g></text:span><text:span text:style-name="T8">, נוכיח </text:span><text:span text:style-name="T8"><draw:g text:anchor-type="as-char" svg:y="-0.1075in" draw:z-index="38" draw:name="Shape241" draw:style-name="gr1"><svg:title>TexMaths</svg:title><svg:desc>11§display§fTf§svg§600§FALSE§</svg:desc><draw:path draw:style-name="gr2" draw:text-style-name="P5" svg:width="0.2689in" svg:height="0.122in" svg:x="0in" svg:y="0.0075in" svg:viewBox="0 0 684 311" svg:d="M0 0c228 0 456 0 684 0 0 103 0 208 0 311-228 0-456 0-684 0 0-103 0-208 0-311z"><text:p/></draw:path><draw:path draw:style-name="gr3" draw:text-style-name="P6" svg:width="0.0756in" svg:height="0.1378in" svg:x="0.0004in" svg:y="0in" svg:viewBox="0 0 193 351" svg:d="M121 118c11 0 22 0 33 0 8 0 11 0 11-8 0-4-3-4-10-4-11 0-21 0-32 0 3-15 6-30 8-44 2-8 8-36 10-40 3-8 10-13 18-13 2 0 12 0 18 6-16 1-20 16-20 21 0 9 7 13 14 13 11 0 22-7 22-23 0-17-18-26-34-26-14 0-38 7-49 45-3 8-4 12-13 61-9 0-18 0-26 0s-13 0-13 7c0 5 4 5 11 5 9 0 17 0 26 0-10 50-19 101-29 151-6 38-13 73-34 73-1 0-11 0-18-7 18-1 21-15 21-21 0-8-6-13-14-13-10 0-21 8-21 23 0 18 17 27 32 27 22 0 37-23 44-38 12-24 21-71 22-73 8-41 16-82 23-122z"><text:p/></draw:path><draw:path draw:style-name="gr3" draw:text-style-name="P6" svg:width="0.1031in" svg:height="0.1024in" svg:x="0.0866in" svg:y="0.0047in" svg:viewBox="0 0 263 261" svg:d="M155 26c4-10 5-13 9-14 5 0 17 0 26 0 38 0 56 1 56 31 0 6-2 21-4 31 0 2-1 6-1 7 0 3 1 6 5 6s5-3 5-9c4-22 8-45 11-67 0-2 1-6 1-7 0-4-4-4-11-4-71 0-143 0-215 0-8 0-8 0-12 8-7 23-15 45-23 68-1 2-2 5-2 6 0 3 2 5 4 5 5 0 5-2 7-9 21-59 31-66 88-66 6 0 10 0 16 0 11 0 11 1 11 4s-1 7-3 8c-17 68-34 138-51 206-4 14-5 18-47 18-13 0-15 0-15 8 0 5 4 5 7 5 9 0 20-2 30-2 11 0 22 0 33 0s23 0 32 0c13 0 24 2 35 2 3 0 8 0 8-8 0-5-3-5-13-5s-15 0-25 0c-11-1-14-3-14-8 1-4 0-3 2-9 16-68 34-136 50-205z"><text:p/></draw:path><draw:path draw:style-name="gr3" draw:text-style-name="P6" svg:width="0.0756in" svg:height="0.1378in" svg:x="0.2012in" svg:y="0in" svg:viewBox="0 0 193 351" svg:d="M121 118c11 0 22 0 33 0 8 0 12 0 12-8 0-4-4-4-11-4-11 0-21 0-32 0 4-15 6-30 9-44 1-8 7-36 9-40 3-8 10-13 18-13 2 0 12 0 20 6-18 1-21 16-21 21 0 9 6 13 14 13 10 0 21-7 21-23 0-17-18-26-34-26-12 0-38 7-49 45-2 8-3 12-13 61-9 0-18 0-26 0s-11 0-11 7c0 5 3 5 9 5 9 0 18 0 27 0-10 50-20 101-30 151-6 38-13 73-33 73-2 0-11 0-19-7 18-1 21-15 21-21 0-8-6-13-14-13-10 0-21 8-21 23 0 18 17 27 33 27 21 0 36-23 43-38 13-24 22-71 22-73 8-41 16-82 23-122z"><text:p/></draw:path></draw:g></text:span><text:span text:style-name="T8"><text:s/>כלומר </text:span><text:span text:style-name="T8"><draw:g text:anchor-type="as-char" svg:y="-0.1134in" draw:z-index="37" draw:name="Shape242" draw:style-name="gr1"><svg:title>TexMaths</svg:title><svg:desc>11§display§\forall n \in \N. 2 \mid (f(n) - f(n)) = 0§svg§600§FALSE§</svg:desc><draw:path draw:style-name="gr2" draw:text-style-name="P5" svg:width="1.8783in" svg:height="0.1358in" svg:x="0.0075in" svg:y="0.0071in" svg:viewBox="0 0 4772 346" svg:d="M2386 346c-796 0-1591 0-2386 0 0-116 0-230 0-346 1591 0 3181 0 4772 0 0 116 0 230 0 346-795 0-1591 0-2386 0z"><text:p/></draw:path><draw:path draw:style-name="gr3" draw:text-style-name="P6" svg:width="0.0846in" svg:height="0.1079in" svg:x="-0.0004in" svg:y="0.0071in" svg:viewBox="0 0 216 275" svg:d="M213 14c3-4 3-4 3-6 0-5-4-8-8-8-6 0-8 4-10 9-11 28-21 56-32 85-38 0-78 0-117 0-11-29-22-57-33-85-1-6-3-9-8-9-4 0-8 3-8 8 0 1 0 1 2 6 32 84 65 169 97 252 2 6 3 9 9 9 5 0 6-4 9-7 31-84 64-169 96-254zM55 109c35 0 70 0 106 0-18 45-36 91-53 137-18-46-35-92-53-137z"><text:p/></draw:path><draw:path draw:style-name="gr3" draw:text-style-name="P6" svg:width="0.0819in" svg:height="0.0685in" svg:x="0.089in" svg:y="0.0453in" svg:viewBox="0 0 209 175" svg:d="M22 148c-1 6-3 15-3 17 0 7 5 10 11 10 5 0 12-3 14-11 1-1 5-19 8-29 3-12 5-23 8-34 3-9 5-17 7-26 1-7 4-18 4-19 7-12 27-47 64-47 17 0 21 14 21 26 0 24-20 74-25 91-3 8-5 13-5 17 0 19 15 32 32 32 37 0 51-56 51-59 0-4-3-4-4-4-5 0-5 1-6 7-8 26-21 47-40 47-6 0-9-3-9-12 0-10 3-19 7-27 7-21 23-63 23-85 0-27-16-42-44-42-35 0-54 25-60 34-2-22-18-34-35-34-19 0-26 15-30 22-6 13-11 36-11 37 0 5 3 5 4 5 4 0 5-1 7-9 7-27 14-46 27-46 9 0 13 4 13 17 0 8-2 13-6 32-8 30-15 60-23 90z"><text:p/></draw:path><draw:path draw:style-name="gr3" draw:text-style-name="P6" svg:width="0.076in" svg:height="0.087in" svg:x="0.2303in" svg:y="0.0307in" svg:viewBox="0 0 194 222" svg:d="M180 120c6 0 14-1 14-9 0-9-8-8-14-8-55 0-109 0-164 0 5-50 49-88 104-88 20 0 41 0 60 0 6 0 14 0 14-7 0-8-8-8-14-8-21 0-40 0-61 0-66 0-119 48-119 111 0 62 53 111 119 111 21 0 40 0 61 0 6 0 14 0 14-7s-8-7-14-7c-19 0-40 0-60 0-55 0-99-37-104-88 55 0 109 0 164 0z"><text:p/></draw:path><draw:path draw:style-name="gr3" draw:text-style-name="P6" svg:width="0.1024in" svg:height="0.1063in" svg:x="0.3654in" svg:y="0.0098in" svg:viewBox="0 0 261 271" svg:d="M33 35c0 63 0 126 0 187 0 20-3 28-23 28-3 0-10 0-10 7 0 6 5 6 13 6 20 0 40 0 60 0 6 0 13 0 13-6 0-7-7-7-12-7-21 0-25-9-25-29 0-58 0-118 0-176 57 74 112 148 168 220 3 5 5 6 7 6 7 0 7-7 7-13 0-72 0-145 0-217 0-21 3-27 21-28 3 0 9 0 9-6 0-7-6-7-12-7-19 0-38 0-57 0-7 0-13 0-13 7 0 6 7 6 11 6 22 1 24 9 24 29 0 39 0 80 0 121-38-53-78-105-116-157-3-6-5-6-13-6-23 0-45 0-69 0-6 0-12 0-12 7 0 6 6 6 8 6 11 1 18 8 22 12-1 4-1 5-1 10zM218 243c-56-72-112-146-169-220-4-5-4-5-7-10 15 0 29 0 45 0 44 59 87 117 131 176 0 18 0 37 0 54z"><text:p/></draw:path><draw:path draw:style-name="gr3" draw:text-style-name="P6" svg:width="0.0157in" svg:height="0.0157in" svg:x="0.4846in" svg:y="0.0972in" svg:viewBox="0 0 41 41" svg:d="M41 21c0-12-10-21-21-21-12 0-20 9-20 21 0 11 8 20 20 20 11 0 21-9 21-20z"><text:p/></draw:path><draw:path draw:style-name="gr3" draw:text-style-name="P6" svg:width="0.0602in" svg:height="0.1in" svg:x="0.5213in" svg:y="0.013in" svg:viewBox="0 0 154 255" svg:d="M30 226c13-14 27-26 40-39 61-53 84-74 84-112 0-44-35-75-83-75-42 0-71 35-71 69 0 22 19 22 20 22 6 0 21-4 21-21 0-9-8-19-21-19-4 0-4 0-6 0 10-26 31-39 53-39 35 0 52 31 52 63 0 31-20 60-41 85-24 27-49 54-74 81-4 5-4 6-4 14 47 0 96 0 143 0 3-22 8-44 11-66-3 0-7 0-10 0-2 12-4 28-9 33-2 4-27 4-36 4-23 0-46 0-69 0z"><text:p/></draw:path><draw:path draw:style-name="gr3" draw:text-style-name="P6" svg:width="0.0055in" svg:height="0.1512in" svg:x="0.65in" svg:y="0in" svg:viewBox="0 0 15 385" svg:d="M15 14c0-6 0-14-7-14-8 0-8 8-8 14 0 119 0 238 0 357 0 7 0 14 8 14 7 0 7-7 7-14 0-119 0-238 0-357z"><text:p/></draw:path><draw:path draw:style-name="gr3" draw:text-style-name="P6" svg:width="0.0346in" svg:height="0.1512in" svg:x="0.7319in" svg:y="0in" svg:viewBox="0 0 89 385" svg:d="M89 381c0-1 0-1-7-8-48-49-60-122-60-180 0-67 14-135 62-182 5-5 5-5 5-7 0-3-1-4-3-4-5 0-40 26-62 76-20 42-24 85-24 117 0 29 3 76 25 120 23 47 56 72 61 72 2 0 3-1 3-4z"><text:p/></draw:path><draw:path draw:style-name="gr3" draw:text-style-name="P6" svg:width="0.0752in" svg:height="0.1374in" svg:x="0.7839in" svg:y="0.0067in" svg:viewBox="0 0 192 350" svg:d="M121 118c11 0 23 0 34 0 8 0 11 0 11-8 0-4-3-4-10-4-11 0-22 0-33 0 3-16 6-30 9-44 1-8 7-36 9-40 3-8 10-13 18-13 2 0 11 0 19 6-16 2-21 16-21 21 0 9 7 14 15 14 9 0 20-9 20-24 0-17-17-26-33-26-13 0-37 7-49 45-2 8-3 12-12 61-9 0-19 0-28 0-6 0-11 0-11 7 0 5 4 5 11 5 9 0 17 0 26 0-10 50-20 100-30 151-7 37-13 72-33 72-2 0-11 0-19-6 18-1 21-16 21-21 0-9-6-13-14-13-10 0-21 8-21 23 0 17 16 26 33 26 21 0 36-23 44-37 12-25 21-71 21-74 8-40 15-80 23-121z"><text:p/></draw:path><draw:path draw:style-name="gr3" draw:text-style-name="P6" svg:width="0.035in" svg:height="0.1512in" svg:x="0.8815in" svg:y="0in" svg:viewBox="0 0 90 385" svg:d="M90 381c0-1 0-1-6-8-49-49-62-122-62-180 0-67 15-135 63-182 5-5 5-5 5-7 0-3-2-4-4-4-4 0-39 26-62 76-20 42-24 85-24 117 0 29 4 76 25 120 23 47 57 72 61 72 2 0 4-1 4-4z"><text:p/></draw:path><draw:path draw:style-name="gr3" draw:text-style-name="P6" svg:width="0.0823in" svg:height="0.0685in" svg:x="0.9299in" svg:y="0.0453in" svg:viewBox="0 0 210 175" svg:d="M23 148c-1 6-3 15-3 17 0 7 5 10 11 10 4 0 11-3 14-11 0-1 4-19 8-29 2-12 5-23 7-34 3-9 5-17 7-26 2-7 4-18 6-19 5-12 26-47 62-47 18 0 21 14 21 26 0 24-19 74-25 91-3 8-3 13-3 17 0 19 13 32 30 32 38 0 52-56 52-59 0-4-4-4-5-4-4 0-4 1-6 7-8 26-21 47-40 47-6 0-8-3-8-12 0-10 3-19 6-27 8-21 24-63 24-85 0-27-17-42-45-42-35 0-54 25-60 34-1-22-18-34-35-34-18 0-26 15-29 22-7 13-12 36-12 37 0 5 3 4 4 5 5 0 5-1 7-9 7-27 14-46 29-46 7 0 12 4 12 17 0 8-1 13-7 32-8 30-14 60-22 90z"><text:p/></draw:path><draw:path draw:style-name="gr3" draw:text-style-name="P6" svg:width="0.0346in" svg:height="0.1512in" svg:x="1.0252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0921in" svg:height="0.0063in" svg:x="1.122in" svg:y="0.0717in" svg:viewBox="0 0 235 17" svg:d="M222 17c7 0 13-2 13-9 0-8-6-8-13-8-69 0-140 0-209 0-6 0-13 0-13 8 0 7 7 9 13 9 69 0 140 0 209 0z"><text:p/></draw:path><draw:path draw:style-name="gr3" draw:text-style-name="P6" svg:width="0.0752in" svg:height="0.1374in" svg:x="1.2697in" svg:y="0.0067in" svg:viewBox="0 0 192 350" svg:d="M121 118c11 0 22 0 33 0 8 0 12 0 12-8 0-4-4-4-11-4-11 0-21 0-32 0 2-16 6-30 8-44 2-8 8-36 10-40 3-8 10-13 17-13 3 0 12 0 20 6-17 2-21 16-21 21 0 9 7 14 15 14 9 0 20-9 20-24 0-17-17-26-34-26-13 0-37 7-48 45-2 8-3 12-13 61-9 0-18 0-27 0-7 0-12 0-12 7 0 5 4 5 11 5 9 0 17 0 26 0-10 50-19 100-29 151-7 37-13 72-34 72-1 0-11 0-18-6 18-1 21-16 21-21 0-9-6-13-14-13-10 0-21 8-21 23 0 17 16 26 32 26 22 0 37-23 44-37 12-25 21-71 22-74 8-40 15-80 23-121z"><text:p/></draw:path><draw:path draw:style-name="gr3" draw:text-style-name="P6" svg:width="0.0346in" svg:height="0.1512in" svg:x="1.3677in" svg:y="0in" svg:viewBox="0 0 89 385" svg:d="M89 381c0-1 0-1-7-8-48-49-60-122-60-180 0-67 14-135 63-182 4-5 4-5 4-7 0-3-1-4-3-4-5 0-40 26-62 76-20 42-24 85-24 117 0 29 3 76 25 120 23 47 56 72 61 72 2 0 3-1 3-4z"><text:p/></draw:path><draw:path draw:style-name="gr3" draw:text-style-name="P6" svg:width="0.0819in" svg:height="0.0685in" svg:x="1.4161in" svg:y="0.0453in" svg:viewBox="0 0 209 175" svg:d="M22 148c-1 6-3 15-3 17 0 7 5 10 11 10 5 0 12-3 14-11 1-1 5-19 8-29 3-12 5-23 8-34 3-9 5-17 7-26 1-7 4-18 4-19 7-12 27-47 64-47 17 0 21 14 21 26 0 24-20 74-25 91-3 8-5 13-5 17 0 19 15 32 32 32 37 0 51-56 51-59 0-4-3-4-4-4-5 0-5 1-6 7-8 26-21 47-40 47-6 0-9-3-9-12 0-10 3-19 7-27 7-21 23-63 23-85 0-27-16-42-44-42-35 0-54 25-60 34-2-22-19-34-36-34-19 0-25 15-29 22-6 13-11 36-11 37 0 5 3 5 4 5 4 0 5-1 7-9 7-27 14-46 27-46 8 0 13 4 13 17 0 8-2 13-6 32-8 30-15 60-23 90z"><text:p/></draw:path><draw:path draw:style-name="gr3" draw:text-style-name="P6" svg:width="0.035in" svg:height="0.1512in" svg:x="1.5114in" svg:y="0in" svg:viewBox="0 0 90 385" svg:d="M90 193c0-30-4-76-25-120-23-48-57-73-61-73-2 0-4 2-4 4s0 2 8 9c37 38 59 99 59 180 0 65-14 133-62 181-5 6-5 6-5 7 0 2 2 4 4 4 4 0 39-26 62-76 20-41 24-84 24-116z"><text:p/></draw:path><draw:path draw:style-name="gr3" draw:text-style-name="P6" svg:width="0.035in" svg:height="0.1512in" svg:x="1.5709in" svg:y="0in" svg:viewBox="0 0 90 385" svg:d="M90 193c0-30-4-76-26-120-23-48-56-73-60-73-3 0-4 2-4 4s0 2 8 9c37 38 59 99 59 180 0 65-14 133-62 181-5 6-5 6-5 7 0 2 1 4 4 4 4 0 39-26 61-76 20-41 25-84 25-116z"><text:p/></draw:path><draw:path draw:style-name="gr3" draw:text-style-name="P6" svg:width="0.1008in" svg:height="0.0354in" svg:x="1.672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638in" svg:height="0.1035in" svg:x="1.8299in" svg:y="0.013in" svg:viewBox="0 0 163 264" svg:d="M163 133c0-31-2-61-16-90-17-37-49-43-66-43-23 0-51 10-67 45-12 28-14 57-14 88 0 29 1 64 18 92 16 32 44 39 63 39 21 0 50-7 67-45 13-25 15-55 15-86zM81 255c-15 0-38-9-45-46-4-22-4-58-4-80 0-26 0-51 3-72 7-45 36-49 46-49 12 0 38 7 45 45 5 22 5 52 5 76 0 28 0 55-5 79-6 36-28 47-45 47z"><text:p/></draw:path></draw:g></text:span><text:span text:style-name="T8"><text:s/>וסה"כ </text:span><text:span text:style-name="T8"><draw:g text:anchor-type="as-char" svg:y="-0.1134in" draw:z-index="36" draw:name="Shape243" draw:style-name="gr1"><svg:title>TexMaths</svg:title><svg:desc>11§display§2 \mid 0§svg§600§FALSE§</svg:desc><draw:path draw:style-name="gr2" draw:text-style-name="P5" svg:width="0.2563in" svg:height="0.1354in" svg:x="-0.0004in" svg:y="0.0071in" svg:viewBox="0 0 652 345" svg:d="M0 0c217 0 435 0 652 0 0 115 0 230 0 345-217 0-435 0-652 0 0-115 0-230 0-345z"><text:p/></draw:path><draw:path draw:style-name="gr3" draw:text-style-name="P6" svg:width="0.0598in" svg:height="0.1008in" svg:x="-0.0004in" svg:y="0.0126in" svg:viewBox="0 0 153 257" svg:d="M30 227c13-13 27-27 40-40 60-53 83-74 83-112 0-44-34-75-81-75-44 0-72 36-72 70 0 21 19 21 20 21 6 0 20-4 20-19 0-10-7-20-20-20-3 0-5 0-6 0 9-26 30-40 53-40 34 0 52 32 52 63s-20 62-41 86c-25 27-49 54-75 81-3 4-3 5-3 15 47 0 96 0 143 0 3-22 7-45 10-67-3 0-7 0-9 0-2 10-4 27-9 34-2 3-28 3-36 3-23 0-46 0-69 0z"><text:p/></draw:path><draw:path draw:style-name="gr3" draw:text-style-name="P6" svg:width="0.0055in" svg:height="0.1508in" svg:x="0.1283in" svg:y="0in" svg:viewBox="0 0 15 384" svg:d="M15 14c0-7 0-14-7-14-8 0-8 7-8 14 0 119 0 237 0 356 0 8 0 14 8 14 7 0 7-6 7-14 0-119 0-237 0-356z"><text:p/></draw:path><draw:path draw:style-name="gr3" draw:text-style-name="P6" svg:width="0.0638in" svg:height="0.1035in" svg:x="0.2in" svg:y="0.0126in" svg:viewBox="0 0 163 264" svg:d="M163 133c0-30-2-61-15-89-18-37-50-44-66-44-24 0-51 10-68 46-12 27-14 57-14 87s2 63 18 93c16 31 45 38 64 38 20 0 50-7 67-44 12-27 14-56 14-87zM82 257c-16 0-38-10-46-48-4-22-4-57-4-80 0-24 0-50 3-71 8-46 37-49 47-49 13 0 38 6 45 45 4 22 4 51 4 75 0 30 0 55-4 79-6 36-28 49-45 49z"><text:p/></draw:path></draw:g></text:span><text:span text:style-name="T8"><text:s/>כדרוש. </text:span></text:p>
        </text:list-item>
        <text:list-item>
          <text:p text:style-name="P60">סימטריות: יהיו <text:span text:style-name="T8"><draw:g text:anchor-type="as-char" svg:y="-0.1075in" draw:z-index="35" draw:name="Shape244" draw:style-name="gr1"><svg:title>TexMaths</svg:title><svg:desc>11§display§f, g \colon \N \to \N§svg§600§FALSE§</svg:desc><draw:path draw:style-name="gr2" draw:text-style-name="P5" svg:width="0.7752in" svg:height="0.1217in" svg:x="-0.0004in" svg:y="0.0075in" svg:viewBox="0 0 1970 310" svg:d="M0 0c657 0 1313 0 1970 0 0 103 0 207 0 310-657 0-1313 0-1970 0 0-103 0-207 0-310z"><text:p/></draw:path><draw:path draw:style-name="gr3" draw:text-style-name="P6" svg:width="0.0756in" svg:height="0.1374in" svg:x="0in" svg:y="0in" svg:viewBox="0 0 193 350" svg:d="M121 118c11 0 22 0 33 0 8 0 12 0 12-8 0-4-4-4-11-4-11 0-21 0-32 0 2-16 6-30 8-44 2-8 8-36 10-40 3-8 10-13 17-13 3 0 13 0 20 6-17 1-21 16-21 21 0 9 7 14 15 14 10 0 21-8 21-24 0-17-18-26-35-26-13 0-37 7-48 45-2 8-3 12-13 61-9 0-18 0-27 0-7 0-12 0-12 7 0 5 5 5 11 5 9 0 17 0 26 0-10 50-19 100-29 150-7 38-13 73-34 73-1 0-11 0-18-7 18-1 21-15 21-20 0-9-6-14-14-14-10 0-21 8-21 23 0 18 17 27 32 27 22 0 37-23 44-38 12-24 21-71 22-73 8-41 15-81 23-121z"><text:p/></draw:path><draw:path draw:style-name="gr3" draw:text-style-name="P6" svg:width="0.0177in" svg:height="0.0453in" svg:x="0.087in" svg:y="0.0902in" svg:viewBox="0 0 46 116" svg:d="M46 41c0-26-10-41-25-41-12 0-21 10-21 21 0 10 9 20 21 20 4 0 10-1 13-5 1-1 1-1 2-1s1 0 1 6c0 28-13 51-26 64-4 4-4 5-4 6 0 2 2 5 4 5 3 0 35-30 35-75z"><text:p/></draw:path><draw:path draw:style-name="gr3" draw:text-style-name="P6" svg:width="0.0693in" svg:height="0.0976in" svg:x="0.1445in" svg:y="0.0402in" svg:viewBox="0 0 177 249" svg:d="M176 25c0-2 1-4 1-6 0-7-4-11-11-11-4 0-14 3-16 16-7-14-20-24-36-24-44 0-92 54-92 110 0 37 23 61 52 61 22 0 40-18 45-23-9 33-9 34-13 50-1 4-15 42-55 42-8 0-21 0-31-3 11-4 15-14 15-20 0-7-4-15-14-15-9 0-21 8-21 23 0 16 14 24 51 24 48 0 77-30 82-53 14-56 29-113 43-171zM125 121c-2 10-11 20-19 27s-20 14-31 14c-20 0-25-20-25-35 0-19 11-64 22-84 9-19 26-34 42-34 26 0 31 31 31 33s-1 4-1 5c-6 24-12 49-19 74z"><text:p/></draw:path><draw:path draw:style-name="gr3" draw:text-style-name="P6" svg:width="0.0157in" svg:height="0.065in" svg:x="0.25in" svg:y="0.0429in" svg:viewBox="0 0 41 166" svg:d="M41 21c0-12-10-21-21-21-12 0-20 9-20 21 0 11 8 20 20 20 11 0 21-9 21-20zM41 146c0-12-10-21-21-21-12 0-20 9-20 21 0 11 8 20 20 20 11 0 21-9 21-20z"><text:p/></draw:path><draw:path draw:style-name="gr3" draw:text-style-name="P6" svg:width="0.1028in" svg:height="0.1063in" svg:x="0.3339in" svg:y="0.0028in" svg:viewBox="0 0 262 271" svg:d="M34 35c0 63 0 126 0 187 0 20-3 28-23 28-4 0-11 0-11 6 0 7 7 7 13 7 20 0 40 0 60 0 7 0 13 0 13-7 0-6-7-6-12-6-21 0-24-9-24-29 0-58 0-118 0-176 56 74 111 146 167 220 3 4 5 6 7 6 7 0 7-7 7-14 0-72 0-144 0-216 0-21 5-27 22-28 2 0 9 0 9-6 0-7-6-7-13-7-19 0-38 0-56 0-7 0-14 0-14 7 0 6 7 6 11 6 22 1 26 9 26 29 0 39 0 80 0 121-39-53-78-105-117-158-4-5-5-5-14-5-22 0-45 0-67 0-7 0-14 0-14 7 0 6 7 6 9 6 10 1 18 8 21 12 0 4 0 5 0 10zM218 243c-56-72-112-146-168-220-4-5-4-5-8-10 15 0 31 0 46 0 43 59 87 117 130 175 0 19 0 38 0 55z"><text:p/></draw:path><draw:path draw:style-name="gr3" draw:text-style-name="P6" svg:width="0.1346in" svg:height="0.0783in" svg:x="0.4902in" svg:y="0.0291in" svg:viewBox="0 0 343 200" svg:d="M302 109c-22 15-32 32-36 36-17 27-21 50-21 51 0 4 5 4 8 4 7 0 8-1 9-7 9-37 32-70 76-87 4-1 5-3 5-5 0-3-2-4-3-4-16-7-64-27-78-91-1-5-2-6-9-6-3 0-8 0-8 4 0 2 4 26 20 51 8 12 19 25 37 37-96 0-192 0-288 0-7 0-14 0-14 9 0 8 7 8 14 8 96 0 192 0 288 0z"><text:p/></draw:path><draw:path draw:style-name="gr3" draw:text-style-name="P6" svg:width="0.1028in" svg:height="0.1063in" svg:x="0.6799in" svg:y="0.0028in" svg:viewBox="0 0 262 271" svg:d="M34 35c0 63 0 126 0 187 0 20-3 28-23 28-4 0-11 0-11 6 0 7 7 7 13 7 20 0 41 0 61 0 6 0 12 0 12-7 0-6-6-6-11-6-22 0-25-9-25-29 0-58 0-118 0-176 56 74 111 146 167 220 3 4 5 6 9 6 6 0 6-7 6-14 0-72 0-144 0-216 0-21 4-27 21-28 2 0 9 0 9-6 0-7-6-7-13-7-19 0-38 0-56 0-7 0-14 0-14 7 0 6 7 6 11 6 22 1 26 9 26 29 0 39 0 80 0 121-39-53-78-105-117-158-4-5-5-5-14-5-22 0-45 0-67 0-7 0-14 0-14 7 0 6 7 6 9 6 10 1 18 8 21 12 0 4 0 5 0 10zM218 243c-56-72-112-146-168-220-4-5-4-5-8-10 15 0 31 0 46 0 43 59 87 117 130 175 0 19 0 38 0 55z"><text:p/></draw:path></draw:g></text:span><text:span text:style-name="T8">, נניח </text:span><text:span text:style-name="T8"><draw:g text:anchor-type="as-char" svg:y="-0.1075in" draw:z-index="34" draw:name="Shape245" draw:style-name="gr1"><svg:title>TexMaths</svg:title><svg:desc>11§display§fTg§svg§600§FALSE§</svg:desc><draw:path draw:style-name="gr2" draw:text-style-name="P5" svg:width="0.2559in" svg:height="0.1217in" svg:x="-0.0004in" svg:y="0.0075in" svg:viewBox="0 0 651 310" svg:d="M0 0c217 0 434 0 651 0 0 103 0 207 0 310-217 0-434 0-651 0 0-103 0-207 0-310z"><text:p/></draw:path><draw:path draw:style-name="gr3" draw:text-style-name="P6" svg:width="0.0752in" svg:height="0.1374in" svg:x="0in" svg:y="0in" svg:viewBox="0 0 192 350" svg:d="M121 118c11 0 22 0 33 0 7 0 12 0 12-8 0-4-5-4-11-4-11 0-22 0-32 0 2-16 4-30 8-44 2-8 7-36 10-40 3-8 9-13 17-13 2 0 12 0 19 6-17 1-21 16-21 21 0 9 8 14 14 14 11 0 22-8 22-24 0-17-17-26-34-26-13 0-37 7-48 45-2 8-3 12-13 61-9 0-18 0-27 0-7 0-12 0-12 7 0 5 4 5 11 5 9 0 17 0 25 0-9 50-18 100-28 150-7 38-13 73-34 73-1 0-11 0-18-7 18-1 21-15 21-20 0-9-6-14-14-14-10 0-21 8-21 23 0 18 16 27 32 27 22 0 37-23 44-38 12-24 21-71 22-73 7-41 15-81 23-121z"><text:p/></draw:path><draw:path draw:style-name="gr3" draw:text-style-name="P6" svg:width="0.1028in" svg:height="0.102in" svg:x="0.0862in" svg:y="0.0047in" svg:viewBox="0 0 262 260" svg:d="M156 26c2-9 3-13 9-14 3 0 15 0 24 0 38 0 56 1 56 31 0 6-1 21-3 31 0 2-1 6-1 7 0 3 1 6 4 6 4 0 5-3 7-9 3-22 6-45 9-67 0-2 1-6 1-7 0-4-4-4-10-4-72 0-142 0-214 0-9 0-9 0-13 8-7 23-15 45-23 68-1 2-2 5-2 6 0 3 2 5 4 5 5 0 5-2 7-9 21-59 31-66 88-66 5 0 10 0 15 0 11 0 11 1 11 4s-1 7-2 8c-18 68-34 137-52 205-3 14-4 18-45 18-14 0-16 0-16 8 0 5 4 5 6 5 10 0 21-2 32-2 10 0 21 0 32 0 10 0 22 0 33 0s22 2 33 2c4 0 9 0 9-8 0-4-3-5-13-5s-15 0-26 0c-11-1-14-3-14-8 1-3 0-3 2-9 17-67 34-135 52-204z"><text:p/></draw:path><draw:path draw:style-name="gr3" draw:text-style-name="P6" svg:width="0.0693in" svg:height="0.0976in" svg:x="0.1941in" svg:y="0.0402in" svg:viewBox="0 0 177 249" svg:d="M176 25c0-2 1-4 1-6 0-7-5-11-11-11-5 0-14 3-17 16-6-14-19-24-35-24-44 0-92 54-92 110 0 37 24 61 52 61 23 0 40-18 45-23-8 33-9 34-14 50-1 4-14 42-54 42-8 0-20 0-31-3 11-4 15-14 15-20 0-7-4-15-14-15-9 0-21 8-21 23 0 16 14 24 52 24 47 0 75-30 81-53 14-56 28-113 43-171zM125 121c-2 10-11 20-20 27-7 7-19 14-30 14-20 0-26-20-26-35 0-19 11-64 22-84 10-19 27-34 43-34 25 0 31 31 31 33s0 4-1 5c-7 24-13 49-19 74z"><text:p/></draw:path></draw:g></text:span><text:span text:style-name="T8"><text:s/>ונוכיח </text:span><text:span text:style-name="T8"><draw:g text:anchor-type="as-char" svg:y="-0.1075in" draw:z-index="33" draw:name="Shape246" draw:style-name="gr1"><svg:title>TexMaths</svg:title><svg:desc>11§display§gTf§svg§600§FALSE§</svg:desc><draw:path draw:style-name="gr2" draw:text-style-name="P5" svg:width="0.2551in" svg:height="0.1217in" svg:x="0.0051in" svg:y="0.0075in" svg:viewBox="0 0 649 310" svg:d="M0 0c217 0 432 0 649 0 0 103 0 207 0 310-217 0-432 0-649 0 0-103 0-207 0-310z"><text:p/></draw:path><draw:path draw:style-name="gr3" draw:text-style-name="P6" svg:width="0.0693in" svg:height="0.0976in" svg:x="-0.0004in" svg:y="0.0402in" svg:viewBox="0 0 177 249" svg:d="M176 25c1-2 1-4 1-6 0-7-4-11-11-11-3 0-14 3-15 16-8-14-21-24-37-24-44 0-91 54-91 110 0 37 23 61 51 61 23 0 40-18 45-23-8 33-8 34-12 50-3 4-16 42-56 42-7 0-20 0-31-3 12-4 16-14 16-20 0-7-4-15-15-15-9 0-21 8-21 23 0 16 14 24 52 24 48 0 76-30 81-53 14-56 29-113 43-171zM126 121c-3 10-12 20-19 27-9 7-21 14-32 14-19 0-26-20-26-35 0-19 13-64 22-84 11-19 28-34 43-34 27 0 31 31 31 33s0 4-1 5c-7 24-12 49-18 74z"><text:p/></draw:path><draw:path draw:style-name="gr3" draw:text-style-name="P6" svg:width="0.1031in" svg:height="0.102in" svg:x="0.0787in" svg:y="0.0047in" svg:viewBox="0 0 263 260" svg:d="M156 26c2-9 3-13 9-14 3 0 15 0 24 0 39 0 56 1 56 31 0 6-1 21-3 31 0 2-1 6-1 7 0 3 1 6 4 6 5 0 6-3 7-9 3-22 6-45 10-67 0-2 1-6 1-7 0-4-5-4-11-4-72 0-142 0-214 0-9 0-9 0-13 8-7 23-15 45-23 68-1 2-2 5-2 6 0 3 2 5 4 5 5 0 5-2 7-9 21-59 31-66 88-66 5 0 10 0 15 0 11 0 11 1 11 4s-1 7-2 8c-17 68-34 137-52 205-3 14-4 18-45 18-14 0-16 0-16 8 0 5 4 5 6 5 10 0 21-2 32-2s22 0 33 0c10 0 21 0 32 0s22 2 33 2c5 0 9 0 9-8 0-4-3-5-13-5s-14 0-25 0c-11-1-14-3-14-8 0-3 0-3 1-9 17-67 35-135 52-204z"><text:p/></draw:path><draw:path draw:style-name="gr3" draw:text-style-name="P6" svg:width="0.0752in" svg:height="0.1374in" svg:x="0.1929in" svg:y="0in" svg:viewBox="0 0 192 350" svg:d="M121 118c11 0 22 0 33 0 8 0 12 0 12-8 0-4-4-4-11-4-11 0-22 0-32 0 2-16 6-30 9-44 1-8 7-36 9-40 3-8 10-13 17-13 3 0 12 0 20 6-17 1-21 16-21 21 0 9 7 14 15 14 9 0 20-8 20-24 0-17-17-26-34-26-12 0-37 7-48 45-2 8-3 12-13 61-9 0-18 0-27 0-6 0-11 0-11 7 0 5 4 5 10 5 9 0 18 0 27 0-10 50-20 100-30 150-7 38-13 73-33 73-2 0-11 0-19-7 18-1 21-15 21-20 0-9-6-14-14-14-10 0-21 8-21 23 0 18 16 27 33 27 21 0 36-23 43-38 13-24 22-71 22-73 8-41 15-81 23-121z"><text:p/></draw:path></draw:g></text:span><text:span text:style-name="T8">. יהי </text:span><text:span text:style-name="T8"><draw:g text:anchor-type="as-char" svg:y="-0.1035in" draw:z-index="32" draw:name="Shape247" draw:style-name="gr1"><svg:title>TexMaths</svg:title><svg:desc>11§display§n \in \N§svg§600§FALSE§</svg:desc><draw:path draw:style-name="gr2" draw:text-style-name="P5" svg:width="0.3681in" svg:height="0.0933in" svg:x="0.0031in" svg:y="0.0063in" svg:viewBox="0 0 936 238" svg:d="M468 238c-156 0-312 0-468 0 0-79 0-159 0-238 312 0 624 0 936 0 0 79 0 159 0 238-157 0-313 0-468 0z"><text:p/></draw:path><draw:path draw:style-name="gr3" draw:text-style-name="P6" svg:width="0.0823in" svg:height="0.0677in" svg:x="-0.0004in" svg:y="0.0354in" svg:viewBox="0 0 210 173" svg:d="M23 147c-1 6-3 13-3 15 0 8 5 11 11 11 4 0 12-3 14-11 0-1 6-17 8-27 3-12 5-23 9-34 2-9 4-18 6-26 1-7 5-18 5-19 5-12 26-47 62-47 18 0 21 14 21 26 0 24-18 74-25 90-3 9-3 13-3 18 0 16 13 30 32 30 36 0 50-54 50-58s-3-4-4-4c-5 0-5 1-7 8-7 25-20 46-39 46-7 0-9-5-9-12 0-9 3-19 6-27 8-21 25-62 25-84 0-27-17-42-45-42-35 0-53 25-60 34-2-22-19-34-36-34-18 0-26 15-29 22-6 13-12 36-12 37 0 5 4 5 6 5 3 0 3-1 6-9 7-28 14-46 28-46 7 0 12 4 12 17 0 8-1 12-7 32-8 30-14 59-22 89z"><text:p/></draw:path><draw:path draw:style-name="gr3" draw:text-style-name="P6" svg:width="0.0756in" svg:height="0.087in" svg:x="0.1417in" svg:y="0.0209in" svg:viewBox="0 0 193 222" svg:d="M179 119c7 0 14 0 14-8s-7-8-14-8c-55 0-109 0-164 0 5-51 50-88 104-88 20 0 41 0 60 0 7 0 14 0 14-7 0-8-7-8-14-8-19 0-40 0-60 0-67 0-119 49-119 111 0 60 52 111 119 111 20 0 41 0 60 0 7 0 14 0 14-8s-7-8-14-8c-19 0-40 0-60 0-54 0-99-37-104-87 55 0 109 0 164 0z"><text:p/></draw:path><draw:path draw:style-name="gr3" draw:text-style-name="P6" svg:width="0.1028in" svg:height="0.1055in" svg:x="0.276in" svg:y="-0.0004in" svg:viewBox="0 0 262 269" svg:d="M34 35c0 62 0 124 0 186 0 21-3 27-23 28-4 0-11 0-11 7 0 6 7 6 13 6 20 0 40 0 60 0 7 0 13 0 13-6 0-7-7-7-12-7-21-1-24-9-24-28 0-59 0-118 0-176 56 72 111 146 167 218 3 5 5 6 8 6 6 0 6-6 6-12 0-73 0-144 0-216 0-21 5-27 22-28 2 0 9 0 9-6 0-7-6-7-13-7-19 0-38 0-56 0-7 0-14 0-14 7 0 6 7 6 11 6 22 1 26 9 26 29 0 39 0 80 0 119-40-51-78-104-117-156-4-5-5-5-14-5-22 0-45 0-67 0-7 0-14 0-14 7 0 6 7 6 9 6 10 1 18 8 21 12 0 4 0 5 0 10zM218 243c-56-74-112-146-168-220-4-4-4-5-8-10 15 0 31 0 46 0 43 58 86 117 130 175 0 18 0 37 0 55z"><text:p/></draw:path></draw:g></text:span><text:span text:style-name="T8">, נוכיח </text:span><text:span text:style-name="T8"><draw:g text:anchor-type="as-char" svg:y="-0.1134in" draw:z-index="31" draw:name="Shape248" draw:style-name="gr1"><svg:title>TexMaths</svg:title><svg:desc>11§display§2 \mid g(n) - f(n)§svg§600§FALSE§</svg:desc><draw:path draw:style-name="gr2" draw:text-style-name="P5" svg:width="0.9457in" svg:height="0.1354in" svg:x="-0.0004in" svg:y="0.0071in" svg:viewBox="0 0 2403 345" svg:d="M0 0c801 0 1602 0 2403 0 0 115 0 230 0 345-801 0-1602 0-2403 0 0-115 0-230 0-345z"><text:p/></draw:path><draw:path draw:style-name="gr3" draw:text-style-name="P6" svg:width="0.0602in" svg:height="0.1008in" svg:x="-0.0004in" svg:y="0.0126in" svg:viewBox="0 0 154 257" svg:d="M30 227c13-13 27-27 40-40 61-53 84-74 84-112 0-44-35-75-82-75-43 0-72 36-72 70 0 21 19 21 20 21 6 0 20-4 20-19 0-10-7-20-20-20-3 0-5 0-6 0 9-26 30-40 53-40 35 0 52 32 52 63s-20 62-41 86c-25 27-49 54-75 81-3 4-3 5-3 15 47 0 96 0 143 0 3-22 8-45 11-67-3 0-7 0-10 0-2 10-4 27-9 34-2 3-27 3-36 3-23 0-46 0-69 0z"><text:p/></draw:path><draw:path draw:style-name="gr3" draw:text-style-name="P6" svg:width="0.0055in" svg:height="0.1508in" svg:x="0.1283in" svg:y="0in" svg:viewBox="0 0 15 384" svg:d="M15 14c0-7 0-14-7-14-8 0-8 7-8 14 0 119 0 237 0 356 0 8 0 14 8 14 7 0 7-6 7-14 0-119 0-237 0-356z"><text:p/></draw:path><draw:path draw:style-name="gr3" draw:text-style-name="P6" svg:width="0.0693in" svg:height="0.0972in" svg:x="0.1972in" svg:y="0.0453in" svg:viewBox="0 0 177 248" svg:d="M176 25c0-3 1-4 1-7 0-7-4-10-11-10-4 0-14 2-16 16-7-14-20-24-36-24-44 0-92 54-92 109 0 39 24 62 52 62 23 0 40-19 45-23v1c-8 34-13 48-13 49-1 3-15 42-55 42-8 0-21-1-31-4 11-4 15-14 15-20 0-7-4-13-14-13-9 0-21 6-21 22 0 15 14 23 51 23 48 0 77-30 82-53 14-56 29-114 43-170zM125 121c-2 10-11 20-19 27-8 6-20 14-31 14-20 0-25-20-25-35 0-19 11-65 22-84 9-20 26-35 42-35 26 0 31 32 31 34 0 1-1 3-1 5-6 25-12 49-19 74z"><text:p/></draw:path><draw:path draw:style-name="gr3" draw:text-style-name="P6" svg:width="0.035in" svg:height="0.1508in" svg:x="0.2878in" svg:y="0in" svg:viewBox="0 0 90 384" svg:d="M90 380c0-1 0-1-6-8-49-48-61-121-61-179 0-67 14-135 62-183 5-4 5-4 5-7 0-2-2-3-4-3-3 0-39 26-61 75-19 43-25 86-25 118 0 28 4 76 26 119 24 47 57 72 60 72 2 0 4-1 4-4z"><text:p/></draw:path><draw:path draw:style-name="gr3" draw:text-style-name="P6" svg:width="0.0823in" svg:height="0.0681in" svg:x="0.3362in" svg:y="0.0453in" svg:viewBox="0 0 210 174" svg:d="M23 148c-1 5-3 14-3 16 0 7 5 10 11 10 4 0 12-2 14-10 1-1 6-20 8-29 3-12 5-24 9-35 2-9 4-16 6-25 1-7 5-18 5-20 5-12 26-47 62-47 18 0 21 14 21 27 0 24-18 73-24 91-4 8-4 13-4 17 0 18 13 31 32 31 36 0 50-56 50-59 0-4-3-4-4-4-5 0-5 1-7 7-8 26-20 48-38 48-7 0-10-4-10-13 0-10 3-19 6-27 8-20 25-63 25-85 0-26-17-41-46-41-34 0-52 24-59 33-2-21-19-33-36-33-18 0-26 14-29 22-6 13-12 35-12 37 0 4 4 4 6 4 3 0 4 0 6-9 7-28 14-46 28-46 7 0 12 5 12 18 0 8-1 13-6 32-7 30-15 60-23 90z"><text:p/></draw:path><draw:path draw:style-name="gr3" draw:text-style-name="P6" svg:width="0.035in" svg:height="0.1508in" svg:x="0.4319in" svg:y="0in" svg:viewBox="0 0 90 384" svg:d="M90 193c0-30-4-77-26-120-23-48-56-73-60-73-2 0-4 1-4 3 0 3 0 3 8 10 37 38 59 99 59 180 0 65-14 132-61 181-6 5-6 5-6 6 0 3 2 4 4 4 4 0 39-26 62-75 19-43 24-85 24-116z"><text:p/></draw:path><draw:path draw:style-name="gr3" draw:text-style-name="P6" svg:width="0.0929in" svg:height="0.0055in" svg:x="0.5283in" svg:y="0.0717in" svg:viewBox="0 0 237 15" svg:d="M222 15c7 0 15 0 15-7 0-8-8-8-15-8-69 0-139 0-209 0-6 0-13 0-13 8 0 7 7 7 13 7 70 0 140 0 209 0z"><text:p/></draw:path><draw:path draw:style-name="gr3" draw:text-style-name="P6" svg:width="0.0756in" svg:height="0.137in" svg:x="0.6764in" svg:y="0.0071in" svg:viewBox="0 0 193 349" svg:d="M121 118c11 0 22 0 33 0 8 0 12 0 12-9 0-3-4-3-11-3-11 0-21 0-32 0 4-16 6-30 9-44 1-9 7-36 9-41 3-7 10-13 19-13 1 0 11 0 18 7-17 2-21 15-21 21 0 9 7 14 15 14 10 0 21-9 21-24 0-17-18-26-33-26-14 0-39 7-50 45-2 8-3 12-13 61-9 0-18 0-27 0-7 0-11 0-11 6s4 6 10 6c9 0 18 0 27 0-10 50-20 100-30 151-7 37-13 72-33 72-2 0-12 0-19-7 18-1 21-15 21-21 0-9-6-14-14-14-10 0-21 9-21 24 0 17 17 26 33 26 21 0 36-22 43-37 13-25 22-71 22-74 8-40 15-81 23-120z"><text:p/></draw:path><draw:path draw:style-name="gr3" draw:text-style-name="P6" svg:width="0.0346in" svg:height="0.1508in" svg:x="0.774in" svg:y="0in" svg:viewBox="0 0 89 384" svg:d="M89 380c0-1 0-1-6-8-49-48-61-121-61-179 0-67 14-135 63-183 4-4 4-4 4-7 0-2-1-3-3-3-5 0-39 26-62 75-20 43-24 86-24 118 0 28 4 76 25 119 23 47 56 72 61 72 2 0 3-1 3-4z"><text:p/></draw:path><draw:path draw:style-name="gr3" draw:text-style-name="P6" svg:width="0.0819in" svg:height="0.0681in" svg:x="0.8224in" svg:y="0.0453in" svg:viewBox="0 0 209 174" svg:d="M23 148c-2 5-4 14-4 16 0 7 5 10 12 10 4 0 11-2 14-10 0-1 5-20 7-29 3-12 5-24 9-35 2-9 4-16 6-25 1-7 5-18 5-20 6-12 26-47 63-47 18 0 21 14 21 27 0 24-20 73-25 91-3 8-4 13-4 17 0 18 14 31 31 31 37 0 51-56 51-59 0-4-3-4-4-4-5 0-5 1-6 7-8 26-21 48-39 48-7 0-10-4-10-13 0-10 4-19 7-27 7-20 23-63 23-85 0-26-16-41-44-41-35 0-53 24-60 33-2-21-18-33-35-33-18 0-26 14-30 22-5 13-11 35-11 37 0 4 3 4 4 4 5 0 5 0 7-9 7-28 14-46 29-46 7 0 12 5 12 18 0 8-2 13-7 32-8 30-14 60-22 90z"><text:p/></draw:path><draw:path draw:style-name="gr3" draw:text-style-name="P6" svg:width="0.035in" svg:height="0.1508in" svg:x="0.9177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8">. מההנחה </text:span><text:span text:style-name="T8"><draw:g text:anchor-type="as-char" svg:y="-0.1134in" draw:z-index="30" draw:name="Shape249" draw:style-name="gr1"><svg:title>TexMaths</svg:title><svg:desc>11§display§2 \mid f(n) -  g(n)§svg§600§FALSE§</svg:desc><draw:path draw:style-name="gr2" draw:text-style-name="P5" svg:width="0.9457in" svg:height="0.1354in" svg:x="-0.0004in" svg:y="0.0071in" svg:viewBox="0 0 2403 345" svg:d="M0 0c801 0 1602 0 2403 0 0 115 0 230 0 345-801 0-1602 0-2403 0 0-115 0-230 0-345z"><text:p/></draw:path><draw:path draw:style-name="gr3" draw:text-style-name="P6" svg:width="0.0602in" svg:height="0.1008in" svg:x="-0.0004in" svg:y="0.0126in" svg:viewBox="0 0 154 257" svg:d="M30 227c13-13 27-27 40-40 61-53 84-74 84-112 0-44-35-75-82-75-43 0-72 36-72 70 0 21 19 21 20 21 6 0 20-4 20-19 0-10-7-20-20-20-3 0-5 0-6 0 9-26 30-40 53-40 35 0 52 32 52 63s-20 62-41 86c-25 27-49 54-75 81-3 4-3 5-3 15 47 0 96 0 143 0 3-22 8-45 11-67-3 0-7 0-10 0-2 10-4 27-9 34-2 3-27 3-36 3-23 0-46 0-69 0z"><text:p/></draw:path><draw:path draw:style-name="gr3" draw:text-style-name="P6" svg:width="0.0055in" svg:height="0.1508in" svg:x="0.1283in" svg:y="0in" svg:viewBox="0 0 15 384" svg:d="M15 14c0-7 0-14-7-14-8 0-8 7-8 14 0 119 0 237 0 356 0 8 0 14 8 14 7 0 7-6 7-14 0-119 0-237 0-356z"><text:p/></draw:path><draw:path draw:style-name="gr3" draw:text-style-name="P6" svg:width="0.0756in" svg:height="0.137in" svg:x="0.2028in" svg:y="0.0071in" svg:viewBox="0 0 193 349" svg:d="M121 118c11 0 23 0 34 0 8 0 11 0 11-9 0-3-3-3-10-3-11 0-22 0-33 0 4-16 6-30 9-44 1-9 7-36 9-41 3-7 10-13 19-13 1 0 11 0 18 7-16 2-21 15-21 21 0 9 7 14 15 14 10 0 21-9 21-24 0-17-18-26-33-26-14 0-38 7-50 45-2 8-3 12-12 61-9 0-19 0-28 0-6 0-11 0-11 6s4 6 11 6c9 0 17 0 26 0-10 50-20 100-30 151-7 37-13 72-33 72-1 0-11 0-19-7 18-1 21-15 21-21 0-9-6-14-14-14-10 0-21 9-21 24 0 17 18 26 33 26 21 0 36-22 44-37 12-25 21-71 21-74 8-40 15-81 23-120z"><text:p/></draw:path><draw:path draw:style-name="gr3" draw:text-style-name="P6" svg:width="0.035in" svg:height="0.1508in" svg:x="0.3008in" svg:y="0in" svg:viewBox="0 0 90 384" svg:d="M90 380c0-1 0-1-6-8-49-48-62-121-62-179 0-67 15-135 63-183 5-4 5-4 5-7 0-2-2-3-4-3-3 0-39 26-62 75-20 43-24 86-24 118 0 28 4 76 25 119 23 47 58 72 61 72 2 0 4-1 4-4z"><text:p/></draw:path><draw:path draw:style-name="gr3" draw:text-style-name="P6" svg:width="0.0819in" svg:height="0.0681in" svg:x="0.3492in" svg:y="0.0453in" svg:viewBox="0 0 209 174" svg:d="M23 148c-1 5-3 14-3 16 0 7 5 10 11 10 4 0 11-2 14-10 0-1 5-20 7-29 3-12 5-24 9-35 2-9 4-16 6-25 2-7 5-18 6-20 5-12 26-47 62-47 18 0 21 14 21 27 0 24-18 73-25 91-3 8-3 13-3 17 0 18 13 31 30 31 37 0 51-56 51-59 0-4-3-4-4-4-4 0-4 1-6 7-8 26-21 48-39 48-7 0-9-4-9-13 0-10 3-19 6-27 8-20 23-63 23-85 0-26-16-41-44-41-35 0-53 24-60 33-1-21-18-33-35-33-18 0-26 14-29 22-6 13-12 35-12 37 0 4 3 3 4 4 5 0 5 0 7-9 7-28 14-46 29-46 7 0 12 5 12 18 0 8-1 13-7 32-8 30-14 60-22 90z"><text:p/></draw:path><draw:path draw:style-name="gr3" draw:text-style-name="P6" svg:width="0.0346in" svg:height="0.1508in" svg:x="0.4449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6" svg:width="0.0921in" svg:height="0.0055in" svg:x="0.5413in" svg:y="0.0717in" svg:viewBox="0 0 235 15" svg:d="M222 15c7 0 13 0 13-7 0-8-6-8-13-8-69 0-139 0-209 0-6 0-13 0-13 8 0 7 7 7 13 7 70 0 140 0 209 0z"><text:p/></draw:path><draw:path draw:style-name="gr3" draw:text-style-name="P6" svg:width="0.0693in" svg:height="0.0972in" svg:x="0.6831in" svg:y="0.0453in" svg:viewBox="0 0 177 248" svg:d="M176 25c1-3 1-4 1-7 0-7-4-10-11-10-3 0-14 2-15 16-8-14-21-24-37-24-44 0-92 54-92 109 0 39 24 62 52 62 23 0 40-19 45-23v1c-8 34-12 48-12 49-2 3-16 42-56 42-8 0-20-1-31-4 12-4 15-14 15-20 0-7-3-13-14-13-9 0-21 6-21 22 0 15 14 23 52 23 48 0 76-30 81-53 14-56 29-114 43-170zM127 121c-4 10-13 20-20 27-9 6-21 14-32 14-19 0-25-20-25-35 0-19 12-65 22-84 11-20 27-35 42-35 27 0 32 32 32 34 0 1-1 3-2 5-5 25-12 49-17 74z"><text:p/></draw:path><draw:path draw:style-name="gr3" draw:text-style-name="P6" svg:width="0.0346in" svg:height="0.1508in" svg:x="0.774in" svg:y="0in" svg:viewBox="0 0 89 384" svg:d="M89 380c0-1 0-1-6-8-49-48-61-121-61-179 0-67 14-135 63-183 4-4 4-4 4-7 0-2-1-3-3-3-5 0-39 26-62 75-20 43-24 86-24 118 0 28 4 76 25 119 23 47 56 72 61 72 2 0 3-1 3-4z"><text:p/></draw:path><draw:path draw:style-name="gr3" draw:text-style-name="P6" svg:width="0.0819in" svg:height="0.0681in" svg:x="0.8224in" svg:y="0.0453in" svg:viewBox="0 0 209 174" svg:d="M23 148c-2 5-4 14-4 16 0 7 5 10 12 10 4 0 11-2 14-10 0-1 5-20 7-29 3-12 5-24 9-35 2-9 4-16 6-25 1-7 5-18 5-20 6-12 26-47 63-47 18 0 21 14 21 27 0 24-20 73-25 91-3 8-4 13-4 17 0 18 14 31 31 31 37 0 51-56 51-59 0-4-3-4-4-4-5 0-5 1-6 7-8 26-21 48-39 48-7 0-10-4-10-13 0-10 4-19 7-27 7-20 23-63 23-85 0-26-16-41-44-41-35 0-53 24-60 33-2-21-18-33-35-33-18 0-26 14-30 22-5 13-11 35-11 37 0 4 3 4 4 4 5 0 5 0 7-9 7-28 14-46 29-46 7 0 12 5 12 18 0 8-2 13-7 32-8 30-14 60-22 90z"><text:p/></draw:path><draw:path draw:style-name="gr3" draw:text-style-name="P6" svg:width="0.035in" svg:height="0.1508in" svg:x="0.9177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8">, כלומר קיים </text:span><text:span text:style-name="T8"><draw:g text:anchor-type="as-char" svg:y="-0.1047in" draw:z-index="29" draw:name="Shape250" draw:style-name="gr1"><svg:title>TexMaths</svg:title><svg:desc>11§display§k \in \N§svg§600§FALSE§</svg:desc><draw:path draw:style-name="gr2" draw:text-style-name="P5" svg:width="0.3602in" svg:height="0.0953in" svg:x="-0.0004in" svg:y="0.0079in" svg:viewBox="0 0 916 243" svg:d="M459 243c-153 0-306 0-459 0 0-81 0-162 0-243 306 0 610 0 916 0 0 81 0 162 0 243-153 0-306 0-457 0z"><text:p/></draw:path><draw:path draw:style-name="gr3" draw:text-style-name="P6" svg:width="0.0685in" svg:height="0.1063in" svg:x="0.0004in" svg:y="0in" svg:viewBox="0 0 175 271" svg:d="M89 4c-2-1 0-4-5-4-9 0-37 3-47 4-3 0-7 0-7 8 0 5 3 5 8 5 19 0 20 2 20 6 0 2-1 6-1 8-19 74-37 147-56 221-1 5-1 6-1 8 0 9 8 11 11 11 4 0 11-3 13-8 1-4 19-74 21-84 13 1 45 6 45 32 0 3 0 4-1 9-1 4-1 8-1 13 0 23 15 38 35 38 11 0 22-6 31-21 9-16 13-37 13-38 0-5-3-5-4-5-4 0-5 3-6 8-7 28-16 48-33 48-7 0-13-5-13-18 0-7 2-15 3-22 3-7 3-8 3-12 0-26-26-37-58-41 11-7 25-18 33-27 19-21 37-37 55-37 3 0 3 0 4 0 4 1 5 1 8 3 0 0 0 1 2 2-19 2-22 16-22 20 0 7 4 15 14 15s22-9 22-25c0-11-9-24-27-24-11 0-28 3-57 34-12 15-27 29-43 36 14-54 28-109 41-163z"><text:p/></draw:path><draw:path draw:style-name="gr3" draw:text-style-name="P6" svg:width="0.0752in" svg:height="0.0874in" svg:x="0.1307in" svg:y="0.0232in" svg:viewBox="0 0 192 223" svg:d="M179 119c7 0 13 0 13-8 0-7-6-7-13-7-55 0-109 0-164 0 5-51 50-89 104-89 20 0 40 0 60 0 7 0 13 0 13-7 0-8-6-8-13-8-20 0-40 0-60 0-66 0-119 50-119 111s53 112 119 112c20 0 40 0 60 0 7 0 13 0 13-8s-6-8-13-8c-20 0-40 0-60 0-54 0-99-37-104-88 55 0 109 0 164 0z"><text:p/></draw:path><draw:path draw:style-name="gr3" draw:text-style-name="P6" svg:width="0.1028in" svg:height="0.1059in" svg:x="0.265in" svg:y="0.002in" svg:viewBox="0 0 262 270" svg:d="M34 35c0 62 0 125 0 187 0 21-3 27-23 28-4 0-11 0-11 7s7 7 13 7c20 0 40 0 60 0 7 0 13 0 13-7s-7-7-12-7c-21-1-25-8-25-28 0-59 0-117 0-176 57 73 112 146 168 219 3 4 5 5 7 5 7 0 7-5 7-12 0-73 0-144 0-217 0-21 4-27 22-27 2 0 9-1 9-6 0-8-6-8-13-8-19 0-38 0-57 0-6 0-13 0-13 8 0 6 7 6 11 6 22 0 26 8 26 28 0 40 0 80 0 120-40-52-79-105-117-156-4-6-6-6-14-6-22 0-45 0-67 0-7 0-14 0-14 8 0 5 7 6 9 6 10 1 18 7 21 11 0 4 0 5 0 10zM218 244c-56-74-112-147-169-221-3-4-3-5-7-9 15 0 31 0 46 0 43 59 86 117 130 175 0 18 0 37 0 55z"><text:p/></draw:path></draw:g></text:span><text:span text:style-name="T8"><text:s/>כך ש־</text:span><text:span text:style-name="T8"><draw:g text:anchor-type="as-char" svg:y="-0.1134in" draw:z-index="28" draw:name="Shape251" draw:style-name="gr1"><svg:title>TexMaths</svg:title><svg:desc>11§display§2k = f(n) - g(n)§svg§600§FALSE§</svg:desc><draw:path draw:style-name="gr2" draw:text-style-name="P5" svg:width="1.1059in" svg:height="0.1358in" svg:x="-0.0004in" svg:y="0.0071in" svg:viewBox="0 0 2810 346" svg:d="M1405 346c-469 0-936 0-1405 0 0-116 0-230 0-346 936 0 1874 0 2810 0 0 116 0 230 0 346-469 0-938 0-1405 0z"><text:p/></draw:path><draw:path draw:style-name="gr3" draw:text-style-name="P6" svg:width="0.0602in" svg:height="0.1in" svg:x="-0.0004in" svg:y="0.013in" svg:viewBox="0 0 154 255" svg:d="M30 226c13-14 27-26 40-39 61-53 84-74 84-112 0-44-35-75-82-75-43 0-72 35-72 69 0 22 19 22 20 22 6 0 21-4 21-21 0-9-8-19-21-19-3 0-3 0-6 0 10-26 31-39 53-39 35 0 52 31 52 63 0 31-20 60-41 85-24 27-49 54-74 81-4 5-4 6-4 14 47 0 96 0 143 0 3-22 8-44 11-66-3 0-7 0-10 0-2 12-4 28-9 33-2 4-27 4-36 4-23 0-46 0-69 0z"><text:p/></draw:path><draw:path draw:style-name="gr3" draw:text-style-name="P6" svg:width="0.0685in" svg:height="0.1063in" svg:x="0.0764in" svg:y="0.0071in" svg:viewBox="0 0 175 271" svg:d="M90 4c0-1 0-4-5-4-9 0-38 3-48 3-3 1-6 1-6 8 0 6 3 6 9 6 18 0 19 2 19 6 0 2-1 6-1 8-18 74-37 147-56 220-2 6-2 7-2 9 0 9 8 11 11 11 6 0 11-3 13-8 2-4 20-74 22-84 13 2 45 8 45 32 0 3 0 5-1 8-1 5-2 9-2 13 0 23 15 39 36 39 11 0 22-7 30-21 10-17 14-38 14-39 0-3-3-3-4-3-4 0-4 1-6 7-7 27-16 47-34 47-6 0-12-4-12-18 0-6 1-15 4-22 1-6 1-7 1-12 0-23-25-35-58-39 13-7 25-19 35-28 17-21 36-37 55-37 2 0 2 0 3 0 4 1 4 1 8 3 1 0 1 1 2 1-19 2-22 17-22 21 0 7 4 14 14 14s21-8 21-24c0-11-9-24-26-24-10 0-29 3-57 34-13 14-27 30-42 36 13-55 27-109 40-163z"><text:p/></draw:path><draw:path draw:style-name="gr3" draw:text-style-name="P6" svg:width="0.1008in" svg:height="0.0354in" svg:x="0.2028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56in" svg:height="0.1374in" svg:x="0.363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" svg:width="0.0346in" svg:height="0.1512in" svg:x="0.461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6" svg:width="0.0819in" svg:height="0.0685in" svg:x="0.5094in" svg:y="0.0453in" svg:viewBox="0 0 209 175" svg:d="M23 148c-1 6-4 15-4 17 0 7 5 10 12 10 4 0 11-3 14-11 0-1 5-19 7-29 3-12 5-23 9-34 2-9 4-17 6-26 1-7 5-18 6-19 5-12 25-47 62-47 18 0 21 14 21 26 0 24-18 74-25 91-3 8-4 13-4 17 0 19 14 32 31 32 37 0 51-56 51-59 0-4-3-4-4-4-4 0-4 1-6 7-8 26-21 47-39 47-7 0-9-3-9-12 0-10 3-19 6-27 8-21 23-63 23-85 0-27-16-42-44-42-35 0-53 25-60 34-2-22-18-34-35-34-18 0-26 15-30 22-5 13-11 36-11 37 0 5 3 5 4 5 5 0 5-1 7-9 7-27 14-46 29-46 7 0 12 4 12 17 0 8-1 13-7 32-8 30-14 60-22 90z"><text:p/></draw:path><draw:path draw:style-name="gr3" draw:text-style-name="P6" svg:width="0.0346in" svg:height="0.1512in" svg:x="0.6047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0929in" svg:height="0.0063in" svg:x="0.7012in" svg:y="0.0717in" svg:viewBox="0 0 237 17" svg:d="M223 17c7 0 14-2 14-9 0-8-7-8-14-8-69 0-139 0-209 0-6 0-14 0-14 8 0 7 8 9 14 9 70 0 140 0 209 0z"><text:p/></draw:path><draw:path draw:style-name="gr3" draw:text-style-name="P6" svg:width="0.0693in" svg:height="0.0976in" svg:x="0.8433in" svg:y="0.0453in" svg:viewBox="0 0 177 249" svg:d="M176 25c0-2 1-4 1-6 0-7-4-11-11-11-4 0-14 3-15 16-8-14-21-24-37-24-44 0-92 54-92 110 0 38 24 61 52 61 23 0 40-18 45-22-8 34-9 33-13 50-1 5-15 41-55 41-8 0-20 0-31-3 11-4 15-13 15-20s-4-13-14-13c-9 0-21 6-21 22 0 15 14 23 52 23 47 0 76-30 81-52 14-57 29-114 43-172zM125 121c-2 10-11 20-19 28-8 6-20 13-31 13-20 0-25-20-25-35 0-19 11-64 22-84 9-19 26-34 42-34 26 0 31 31 31 33s0 4-1 5c-6 25-12 49-19 74z"><text:p/></draw:path><draw:path draw:style-name="gr3" draw:text-style-name="P6" svg:width="0.0346in" svg:height="0.1512in" svg:x="0.9343in" svg:y="0in" svg:viewBox="0 0 89 385" svg:d="M89 381c0-1 0-1-6-8-49-49-61-122-61-180 0-67 14-135 62-182 5-5 5-5 5-7 0-3-1-4-3-4-5 0-40 26-62 76-20 42-24 85-24 117 0 29 3 76 25 120 23 47 56 72 61 72 2 0 3-1 3-4z"><text:p/></draw:path><draw:path draw:style-name="gr3" draw:text-style-name="P6" svg:width="0.0819in" svg:height="0.0685in" svg:x="0.9827in" svg:y="0.0453in" svg:viewBox="0 0 209 175" svg:d="M22 148c-1 6-3 15-3 17 0 7 5 10 11 10 5 0 12-3 14-11 1-1 6-19 8-29 3-12 5-23 9-34 2-9 4-17 6-26 1-7 5-18 5-19 6-12 26-47 63-47 17 0 20 14 20 26 0 24-19 74-24 91-4 8-4 13-4 17 0 19 13 32 31 32 37 0 51-56 51-59 0-4-3-4-4-4-5 0-5 1-7 7-8 26-20 47-38 47-7 0-10-3-10-12 0-10 3-19 7-27 7-21 23-63 23-85 0-27-16-42-44-42-35 0-53 25-60 34-2-22-19-34-36-34-19 0-25 15-29 22-7 13-11 36-11 37 0 5 3 5 4 5 4 0 5-1 7-9 7-27 14-46 28-46 7 0 12 4 12 17 0 8-1 13-6 32-8 30-15 60-23 90z"><text:p/></draw:path><draw:path draw:style-name="gr3" draw:text-style-name="P6" svg:width="0.035in" svg:height="0.1512in" svg:x="1.0783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8">. נתבונן ב־</text:span><text:span text:style-name="T8"><draw:g text:anchor-type="as-char" svg:y="-0.1311in" draw:z-index="27" draw:name="Shape252" draw:style-name="gr1"><svg:title>TexMaths</svg:title><svg:desc>11§display§\tilde{k} = -k§svg§600§FALSE§</svg:desc><draw:path draw:style-name="gr2" draw:text-style-name="P5" svg:width="0.4661in" svg:height="0.1268in" svg:x="-0.0004in" svg:y="0.0075in" svg:viewBox="0 0 1185 323" svg:d="M0 0c395 0 790 0 1185 0 0 108 0 215 0 323-395 0-790 0-1185 0 0-108 0-215 0-323z"><text:p/></draw:path><draw:path draw:style-name="gr3" draw:text-style-name="P6" svg:width="0.0504in" svg:height="0.0138in" svg:x="0.0083in" svg:y="0in" svg:viewBox="0 0 129 36" svg:d="M129 6c-2-3-4-4-6-6-11 7-15 19-32 19-8 0-18-6-25-10-10-7-18-9-24-9-14 0-22 9-42 30 2 2 4 4 7 6 0-1 14-18 31-18 9 0 19 5 26 8 10 7 16 10 23 10 15 0 22-8 42-30z"><text:p/></draw:path><draw:path draw:style-name="gr3" draw:text-style-name="P6" svg:width="0.0685in" svg:height="0.1063in" svg:x="0in" svg:y="0.0366in" svg:viewBox="0 0 175 271" svg:d="M90 4c-2-1 0-4-5-4-9 0-37 3-48 4-2 0-6 0-6 8 0 5 3 5 9 5 18 0 19 2 19 6 0 2-1 6-1 8-18 74-37 147-56 221-2 5-2 6-2 8 0 9 8 11 12 11s10-3 12-8c2-3 20-75 22-83 13 1 45 6 45 32 0 2 0 4-1 7-1 5-2 10-2 13 0 24 15 39 36 39 11 0 22-7 30-21 10-16 14-37 14-38 0-4-3-4-4-4-4 0-5 1-6 7-7 27-16 47-34 47-6 0-12-4-12-17 0-7 2-16 3-22 2-7 2-8 2-13 0-24-25-34-58-38 12-8 26-20 34-29 18-21 37-37 55-37 3 0 3 0 4 1 4 0 5 0 8 2 1 1 1 1 2 2-19 1-22 16-22 21 0 6 4 13 14 13s21-8 21-23c0-12-9-25-25-25-11 0-29 3-58 34-13 16-27 31-43 36 14-55 28-109 41-163z"><text:p/></draw:path><draw:path draw:style-name="gr3" draw:text-style-name="P6" svg:width="0.1008in" svg:height="0.035in" svg:x="0.1264in" svg:y="0.085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929in" svg:height="0.0055in" svg:x="0.2906in" svg:y="0.1in" svg:viewBox="0 0 237 15" svg:d="M223 15c7 0 14 0 14-7 0-8-7-8-14-8-69 0-139 0-209 0-6 0-14 0-14 8 0 7 8 7 14 7 70 0 140 0 209 0z"><text:p/></draw:path><draw:path draw:style-name="gr3" draw:text-style-name="P6" svg:width="0.0685in" svg:height="0.1063in" svg:x="0.4051in" svg:y="0.0366in" svg:viewBox="0 0 175 271" svg:d="M89 4c-1-1 0-4-4-4-9 0-38 3-48 4-3 0-7 0-7 8 0 5 3 5 10 5 18 0 18 2 18 6 0 2-1 6-1 8-19 74-37 147-56 221-1 5-1 6-1 8 0 9 8 11 11 11 5 0 11-3 13-8 2-3 20-75 22-83 13 1 44 6 44 32 0 2 0 4-1 7 0 5-1 10-1 13 0 24 15 39 35 39 12 0 22-7 31-21 10-16 14-37 14-38 0-4-3-4-5-4-4 0-4 1-5 7-7 27-17 47-34 47-7 0-12-4-12-17 0-7 1-16 3-22 2-7 2-8 2-13 0-24-25-34-58-38 12-8 25-20 33-29 19-21 37-37 55-37 4 0 4 0 5 1 4 0 4 0 7 2 2 1 2 1 2 2-19 1-22 16-22 21 0 6 4 13 15 13 10 0 21-8 21-23 0-12-9-25-27-25-11 0-28 3-56 34-13 16-28 31-43 36 14-55 27-109 40-163z"><text:p/></draw:path></draw:g></text:span><text:span text:style-name="T8"> ומהכפלת האגפים ב־</text:span><text:span text:style-name="T8"><draw:g text:anchor-type="as-char" svg:y="-0.0898in" draw:z-index="26" draw:name="Shape253" draw:style-name="gr1"><svg:title>TexMaths</svg:title><svg:desc>11§display§-1§svg§600§FALSE§</svg:desc><draw:path draw:style-name="gr2" draw:text-style-name="P5" svg:width="0.165in" svg:height="0.0843in" svg:x="-0.0004in" svg:y="0.0071in" svg:viewBox="0 0 420 215" svg:d="M0 0c140 0 280 0 420 0 0 71 0 144 0 215-140 0-280 0-420 0 0-71 0-144 0-215z"><text:p/></draw:path><draw:path draw:style-name="gr3" draw:text-style-name="P6" svg:width="0.0921in" svg:height="0.0055in" svg:x="0.0043in" svg:y="0.0598in" svg:viewBox="0 0 235 15" svg:d="M222 15c6 0 13 0 13-7 0-8-7-8-13-8-71 0-140 0-209 0-6 0-13 0-13 8 0 7 7 7 13 7 69 0 138 0 209 0z"><text:p/></draw:path><draw:path draw:style-name="gr3" draw:text-style-name="P6" svg:width="0.0496in" svg:height="0.1in" svg:x="0.1228in" svg:y="0in" svg:viewBox="0 0 127 255" svg:d="M79 10c0-9 0-10-9-10-24 24-58 24-70 24 0 5 0 8 0 12 8 0 31 0 50-10 0 66 0 132 0 198 0 14-1 19-35 19-4 0-8 0-13 0 0 4 0 7 0 12 14-1 47-1 63-1 15 0 49 0 62 1 0-5 0-8 0-12-4 0-9 0-12 0-35 0-36-5-36-19 0-71 0-143 0-214z"><text:p/></draw:path></draw:g></text:span><text:span text:style-name="T8"> נמצא ש־</text:span><text:span text:style-name="T8"><draw:g text:anchor-type="as-char" svg:y="-0.1409in" draw:z-index="25" draw:name="Shape254" draw:style-name="gr1"><svg:title>TexMaths</svg:title><svg:desc>11§display§2\tilde{k} = -2k = g(n) - f(n)§svg§600§FALSE§</svg:desc><draw:path draw:style-name="gr2" draw:text-style-name="P5" svg:width="1.587in" svg:height="0.1626in" svg:x="-0.0004in" svg:y="0.0079in" svg:viewBox="0 0 4032 414" svg:d="M0 0c1344 0 2688 0 4032 0 0 138 0 276 0 414-1344 0-2688 0-4032 0 0-138 0-276 0-414z"><text:p/></draw:path><draw:path draw:style-name="gr3" draw:text-style-name="P6" svg:width="0.0602in" svg:height="0.1in" svg:x="-0.0004in" svg:y="0.0402in" svg:viewBox="0 0 154 255" svg:d="M30 226c13-13 27-26 40-39 61-53 84-74 84-112 0-44-35-75-82-75-43 0-72 35-72 70 0 21 19 21 20 21 6 0 20-4 20-20 0-11-7-20-20-20-3 0-5 0-6 1 9-26 30-40 53-40 35 0 52 31 52 63 0 30-20 61-41 85-25 27-49 54-75 81-3 4-3 5-3 14 47 0 96 0 143 0 3-22 8-44 11-66-3 0-7 0-10 0-2 12-4 28-9 35-2 2-27 2-36 2-23 0-46 0-69 0z"><text:p/></draw:path><draw:path draw:style-name="gr3" draw:text-style-name="P6" svg:width="0.0504in" svg:height="0.0138in" svg:x="0.0846in" svg:y="0in" svg:viewBox="0 0 129 36" svg:d="M129 5c-2-2-5-3-7-5-10 7-14 19-31 19-10 0-18-6-25-10-11-7-18-9-24-9-14 0-22 9-42 30 2 2 4 4 7 6 0-1 14-18 30-18 9 0 19 5 26 9 11 6 17 9 24 9 14 0 22-9 42-31z"><text:p/></draw:path><draw:path draw:style-name="gr3" draw:text-style-name="P6" svg:width="0.0685in" svg:height="0.1059in" svg:x="0.0764in" svg:y="0.0358in" svg:viewBox="0 0 175 270" svg:d="M89 4c-1-1 0-4-4-4-9 0-38 3-48 4-3 0-7 1-7 8 0 4 4 4 10 4 18 0 18 3 18 7 0 2-1 6-1 8-18 73-37 147-56 221-1 5-1 5-1 7 0 10 8 11 11 11 6 0 11-3 13-8 2-3 20-73 22-83 13 1 45 8 45 33 0 2 0 4-2 8 0 5-1 8-1 13 0 22 15 37 35 37 12 0 22-5 31-20 10-17 14-37 14-38 0-3-3-3-4-3-4 0-4 1-6 6-7 28-16 47-34 47-7 0-12-4-12-18 0-7 1-16 4-21 1-6 1-8 1-11 0-25-25-36-58-41 13-6 25-19 33-28 19-21 37-38 57-38 2 0 2 0 3 2 4 0 4 0 8 2 1 1 1 1 1 2-18 1-22 16-22 21s4 13 15 13c10 0 21-9 21-23 0-12-9-24-26-24-11 0-29 2-57 33-13 15-28 30-42 36 13-55 26-109 39-163z"><text:p/></draw:path><draw:path draw:style-name="gr3" draw:text-style-name="P6" svg:width="0.1008in" svg:height="0.035in" svg:x="0.2028in" svg:y="0.0854in" svg:viewBox="0 0 257 90" svg:d="M244 15c6 0 13 0 13-7 0-8-7-8-13-8-77 0-155 0-232 0-4 0-12 0-12 8 0 7 8 7 13 7 77 0 154 0 231 0zM244 90c6 0 13 0 13-8 0-7-7-7-13-7-77 0-154 0-231 0-5 0-13 0-13 7 0 8 8 8 12 8 77 0 155 0 232 0z"><text:p/></draw:path><draw:path draw:style-name="gr3" draw:text-style-name="P6" svg:width="0.0929in" svg:height="0.0055in" svg:x="0.3673in" svg:y="0.1in" svg:viewBox="0 0 237 15" svg:d="M223 15c7 0 14 0 14-7 0-8-7-8-14-8-69 0-139 0-209 0-6 0-14 0-14 8 0 7 8 7 14 7 70 0 140 0 209 0z"><text:p/></draw:path><draw:path draw:style-name="gr3" draw:text-style-name="P6" svg:width="0.0602in" svg:height="0.1in" svg:x="0.4807in" svg:y="0.0402in" svg:viewBox="0 0 154 255" svg:d="M30 226c13-13 27-26 40-39 61-53 84-74 84-112 0-44-35-75-81-75-44 0-73 35-73 70 0 21 19 21 21 21 5 0 20-4 20-20 0-11-8-20-21-20-3 0-3 0-5 1 9-26 30-40 52-40 35 0 52 31 52 63 0 30-19 61-41 85-24 27-49 54-74 81-4 4-4 5-4 14 47 0 96 0 143 0 3-22 8-44 11-66-3 0-7 0-10 0-1 12-4 28-8 35-3 2-28 2-37 2-23 0-46 0-69 0z"><text:p/></draw:path><draw:path draw:style-name="gr3" draw:text-style-name="P6" svg:width="0.0685in" svg:height="0.1059in" svg:x="0.5575in" svg:y="0.0358in" svg:viewBox="0 0 175 270" svg:d="M90 4c-2-1 0-4-5-4-9 0-37 3-48 4-2 0-6 1-6 8 0 4 3 4 9 4 18 0 19 3 19 7 0 2-1 6-1 8-18 73-37 147-56 221-2 5-2 5-2 7 0 10 8 11 12 11 5 0 10-3 12-8 2-3 20-73 22-83 13 1 45 8 45 33 0 2 0 4-1 8-1 5-2 8-2 13 0 22 15 37 36 37 11 0 22-5 31-20 9-17 13-37 13-38 0-3-3-3-4-3-4 0-4 1-6 6-7 28-16 47-34 47-6 0-12-4-12-18 0-7 2-16 4-21 1-6 1-8 1-11 0-25-25-36-58-41 13-6 26-19 35-28 18-21 36-38 55-38 2 0 2 0 3 2 4 0 5 0 8 2 1 1 1 1 2 2-19 1-22 16-22 21s4 13 14 13 21-9 21-23c0-12-9-24-25-24-11 0-29 2-58 33-13 15-27 30-42 36 13-55 27-109 40-163z"><text:p/></draw:path><draw:path draw:style-name="gr3" draw:text-style-name="P6" svg:width="0.1008in" svg:height="0.035in" svg:x="0.6839in" svg:y="0.0854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693in" svg:height="0.0969in" svg:x="0.8382in" svg:y="0.0744in" svg:viewBox="0 0 177 247" svg:d="M176 24c0-2 1-3 1-6 0-7-4-10-11-10-4 0-14 2-16 16-7-14-20-24-36-24-44 0-92 54-92 109 0 38 23 60 52 60 23 0 40-17 45-22-8 35-13 51-13 52-1 3-15 40-55 40-8 0-21-1-31-4 11-3 15-12 15-19 0-6-4-13-14-13-9 0-21 7-21 22 0 14 14 22 51 22 48 0 77-28 82-52 14-57 29-114 43-171zM125 121c-2 10-11 18-19 26-8 7-20 14-31 14-20 0-25-19-25-36s11-63 22-83c9-19 26-34 42-34 26 0 31 30 31 33 0 1-1 4-1 6-6 24-12 49-19 74z"><text:p/></draw:path><draw:path draw:style-name="gr3" draw:text-style-name="P6" svg:width="0.035in" svg:height="0.1504in" svg:x="0.9287in" svg:y="0.0283in" svg:viewBox="0 0 90 383" svg:d="M90 379c0-1 0-1-6-8-49-48-61-122-61-179 0-67 14-134 62-182 5-5 5-6 5-7 0-2-2-3-4-3-3 0-39 26-62 75-18 43-24 84-24 117 0 30 4 76 26 119 24 47 57 72 60 72 2 0 4-1 4-4z"><text:p/></draw:path><draw:path draw:style-name="gr3" draw:text-style-name="P6" svg:width="0.0823in" svg:height="0.0681in" svg:x="0.9772in" svg:y="0.0744in" svg:viewBox="0 0 210 174" svg:d="M23 147c-1 6-3 14-3 17 0 6 5 10 11 10 4 0 12-4 14-11 1 0 6-19 8-28 3-12 5-24 9-35 2-9 4-17 6-25 1-7 5-19 5-20 5-12 26-47 62-47 18 0 21 14 21 27 0 24-18 73-24 89-4 10-4 14-4 19 0 17 13 31 32 31 36 0 50-56 50-60 0-3-3-3-4-3-5 0-5 1-7 7-8 26-20 48-38 48-7 0-10-5-10-13 0-10 3-19 6-28 8-20 25-62 25-84 0-26-17-41-46-41-34 0-52 24-59 33-2-22-19-33-36-33-18 0-26 14-29 22-6 12-12 35-12 37 0 4 4 4 6 4 3 0 3 0 6-9 7-28 14-46 28-46 7 0 12 5 12 17 0 9-1 13-6 33-7 30-15 60-23 89z"><text:p/></draw:path><draw:path draw:style-name="gr3" draw:text-style-name="P6" svg:width="0.035in" svg:height="0.1504in" svg:x="1.0728in" svg:y="0.0283in" svg:viewBox="0 0 90 383" svg:d="M90 192c0-29-4-77-26-120-23-48-56-72-60-72-2 0-4 1-4 3 0 1 0 2 8 9 37 39 59 100 59 180 0 65-14 132-61 181-6 5-6 5-6 6 0 3 2 4 4 4 4 0 39-26 61-74 20-43 25-85 25-117z"><text:p/></draw:path><draw:path draw:style-name="gr3" draw:text-style-name="P6" svg:width="0.0929in" svg:height="0.0055in" svg:x="1.1701in" svg:y="0.1in" svg:viewBox="0 0 237 15" svg:d="M222 15c7 0 15 0 15-7 0-8-8-8-15-8-69 0-139 0-209 0-6 0-13 0-13 8 0 7 7 7 13 7 70 0 140 0 209 0z"><text:p/></draw:path><draw:path draw:style-name="gr3" draw:text-style-name="P6" svg:width="0.0756in" svg:height="0.137in" svg:x="1.3177in" svg:y="0.0343in" svg:viewBox="0 0 193 349" svg:d="M121 118c11 0 22 0 33 0 8 0 12 0 12-8 0-5-4-5-11-5-11 0-21 0-32 0 4-14 6-28 9-42 1-9 7-37 9-41 3-8 10-13 17-13 3 0 13 0 20 6-17 3-21 16-21 21 0 9 7 15 15 15 10 0 21-9 21-24 0-17-18-27-35-27-12 0-37 8-48 45-2 9-3 12-13 60-9 0-18 0-27 0-7 0-11 0-11 8 0 5 4 5 10 5 9 0 18 0 27 0-10 50-20 101-30 151-7 37-13 73-33 73-2 0-12 0-19-8 18-1 21-14 21-21 0-9-6-13-14-13-10 0-21 9-21 23 0 17 17 26 33 26 21 0 36-22 43-37 13-24 22-70 22-74 8-39 15-80 23-120z"><text:p/></draw:path><draw:path draw:style-name="gr3" draw:text-style-name="P6" svg:width="0.0346in" svg:height="0.1504in" svg:x="1.4154in" svg:y="0.0283in" svg:viewBox="0 0 89 383" svg:d="M89 379c0-1 0-1-6-8-49-48-61-122-61-179 0-67 14-134 63-182 4-5 4-6 4-7 0-2-1-3-3-3-5 0-39 26-62 75-20 43-24 84-24 117 0 30 4 76 25 119 23 47 56 72 61 72 2 0 3-1 3-4z"><text:p/></draw:path><draw:path draw:style-name="gr3" draw:text-style-name="P6" svg:width="0.0819in" svg:height="0.0681in" svg:x="1.4642in" svg:y="0.0744in" svg:viewBox="0 0 209 174" svg:d="M23 147c-2 6-4 14-4 17 0 6 5 10 12 10 4 0 11-4 14-11 2-10 5-19 7-28 3-12 5-24 9-35 2-9 4-17 6-25 1-7 5-19 5-20 6-12 26-47 63-47 18 0 21 14 21 27 0 24-20 73-25 89-3 10-4 14-4 19 0 17 14 31 31 31 37 0 51-56 51-60 0-3-3-3-4-3-5 0-5 1-6 7-8 26-21 48-39 48-7 0-10-5-10-13 0-10 4-19 7-28 7-20 23-62 23-84 0-26-16-41-44-41-35 0-53 24-60 33-2-22-18-33-35-33-18 0-26 14-30 22-5 12-11 35-11 37 0 4 3 4 4 4 5 0 5 0 7-9 7-28 14-46 29-46 7 0 11 5 11 17 0 9-1 13-6 33-8 30-14 60-22 89z"><text:p/></draw:path><draw:path draw:style-name="gr3" draw:text-style-name="P6" svg:width="0.035in" svg:height="0.1504in" svg:x="1.5594in" svg:y="0.0283in" svg:viewBox="0 0 90 383" svg:d="M90 192c0-29-4-77-25-120-23-48-56-72-61-72-2 0-4 1-4 3 0 1 0 2 8 9 38 39 60 100 60 180 0 65-14 132-62 181-6 5-6 5-6 6 0 3 2 4 4 4 5 0 39-26 62-74 20-43 24-85 24-117z"><text:p/></draw:path></draw:g></text:span><text:span text:style-name="T8"> כלומר </text:span><text:span text:style-name="T8"><draw:g text:anchor-type="as-char" svg:y="-0.1134in" draw:z-index="24" draw:name="Shape255" draw:style-name="gr1"><svg:title>TexMaths</svg:title><svg:desc>11§display§2 \mid g(n) - f(n)§svg§600§FALSE§</svg:desc><draw:path draw:style-name="gr2" draw:text-style-name="P5" svg:width="0.9457in" svg:height="0.1354in" svg:x="-0.0004in" svg:y="0.0071in" svg:viewBox="0 0 2403 345" svg:d="M0 0c801 0 1602 0 2403 0 0 115 0 230 0 345-801 0-1602 0-2403 0 0-115 0-230 0-345z"><text:p/></draw:path><draw:path draw:style-name="gr3" draw:text-style-name="P6" svg:width="0.0602in" svg:height="0.1008in" svg:x="-0.0004in" svg:y="0.0126in" svg:viewBox="0 0 154 257" svg:d="M30 227c13-13 27-27 40-40 61-53 84-74 84-112 0-44-35-75-82-75-43 0-72 36-72 70 0 21 19 21 20 21 6 0 20-4 20-19 0-10-7-20-20-20-3 0-5 0-6 0 9-26 30-40 53-40 35 0 52 32 52 63s-20 62-41 86c-25 27-49 54-75 81-3 4-3 5-3 15 47 0 96 0 143 0 3-22 8-45 11-67-3 0-7 0-10 0-2 10-4 27-9 34-2 3-27 3-36 3-23 0-46 0-69 0z"><text:p/></draw:path><draw:path draw:style-name="gr3" draw:text-style-name="P6" svg:width="0.0055in" svg:height="0.1508in" svg:x="0.1283in" svg:y="0in" svg:viewBox="0 0 15 384" svg:d="M15 14c0-7 0-14-7-14-8 0-8 7-8 14 0 119 0 237 0 356 0 8 0 14 8 14 7 0 7-6 7-14 0-119 0-237 0-356z"><text:p/></draw:path><draw:path draw:style-name="gr3" draw:text-style-name="P6" svg:width="0.0693in" svg:height="0.0972in" svg:x="0.1972in" svg:y="0.0453in" svg:viewBox="0 0 177 248" svg:d="M176 25c0-3 1-4 1-7 0-7-4-10-11-10-4 0-14 2-16 16-7-14-20-24-36-24-44 0-92 54-92 109 0 39 24 62 52 62 23 0 40-19 45-23v1c-8 34-13 48-13 49-1 3-15 42-55 42-8 0-21-1-31-4 11-4 15-14 15-20 0-7-4-13-14-13-9 0-21 6-21 22 0 15 14 23 51 23 48 0 77-30 82-53 14-56 29-114 43-170zM125 121c-2 10-11 20-19 27-8 6-20 14-31 14-20 0-25-20-25-35 0-19 11-65 22-84 9-20 26-35 42-35 26 0 31 32 31 34 0 1-1 3-1 5-6 25-12 49-19 74z"><text:p/></draw:path><draw:path draw:style-name="gr3" draw:text-style-name="P6" svg:width="0.035in" svg:height="0.1508in" svg:x="0.2878in" svg:y="0in" svg:viewBox="0 0 90 384" svg:d="M90 380c0-1 0-1-6-8-49-48-61-121-61-179 0-67 14-135 62-183 5-4 5-4 5-7 0-2-2-3-4-3-3 0-39 26-61 75-19 43-25 86-25 118 0 28 4 76 26 119 24 47 57 72 60 72 2 0 4-1 4-4z"><text:p/></draw:path><draw:path draw:style-name="gr3" draw:text-style-name="P6" svg:width="0.0823in" svg:height="0.0681in" svg:x="0.3362in" svg:y="0.0453in" svg:viewBox="0 0 210 174" svg:d="M23 148c-1 5-3 14-3 16 0 7 5 10 11 10 4 0 12-2 14-10 1-1 6-20 8-29 3-12 5-24 9-35 2-9 4-16 6-25 1-7 5-18 5-20 5-12 26-47 62-47 18 0 21 14 21 27 0 24-18 73-24 91-4 8-4 13-4 17 0 18 13 31 32 31 36 0 50-56 50-59 0-4-3-4-4-4-5 0-5 1-7 7-8 26-20 48-38 48-7 0-10-4-10-13 0-10 3-19 6-27 8-20 25-63 25-85 0-26-17-41-46-41-34 0-52 24-59 33-2-21-19-33-36-33-18 0-26 14-29 22-6 13-12 35-12 37 0 4 4 4 6 4 3 0 4 0 6-9 7-28 14-46 28-46 7 0 12 5 12 18 0 8-1 13-6 32-7 30-15 60-23 90z"><text:p/></draw:path><draw:path draw:style-name="gr3" draw:text-style-name="P6" svg:width="0.035in" svg:height="0.1508in" svg:x="0.4319in" svg:y="0in" svg:viewBox="0 0 90 384" svg:d="M90 193c0-30-4-77-26-120-23-48-56-73-60-73-2 0-4 1-4 3 0 3 0 3 8 10 37 38 59 99 59 180 0 65-14 132-61 181-6 5-6 5-6 6 0 3 2 4 4 4 4 0 39-26 62-75 19-43 24-85 24-116z"><text:p/></draw:path><draw:path draw:style-name="gr3" draw:text-style-name="P6" svg:width="0.0929in" svg:height="0.0055in" svg:x="0.5283in" svg:y="0.0717in" svg:viewBox="0 0 237 15" svg:d="M222 15c7 0 15 0 15-7 0-8-8-8-15-8-69 0-139 0-209 0-6 0-13 0-13 8 0 7 7 7 13 7 70 0 140 0 209 0z"><text:p/></draw:path><draw:path draw:style-name="gr3" draw:text-style-name="P6" svg:width="0.0756in" svg:height="0.137in" svg:x="0.6764in" svg:y="0.0071in" svg:viewBox="0 0 193 349" svg:d="M121 118c11 0 22 0 33 0 8 0 12 0 12-9 0-3-4-3-11-3-11 0-21 0-32 0 4-16 6-30 9-44 1-9 7-36 9-41 3-7 10-13 19-13 1 0 11 0 18 7-17 2-21 15-21 21 0 9 7 14 15 14 10 0 21-9 21-24 0-17-18-26-33-26-14 0-39 7-50 45-2 8-3 12-13 61-9 0-18 0-27 0-7 0-11 0-11 6s4 6 10 6c9 0 18 0 27 0-10 50-20 100-30 151-7 37-13 72-33 72-2 0-12 0-19-7 18-1 21-15 21-21 0-9-6-14-14-14-10 0-21 9-21 24 0 17 17 26 33 26 21 0 36-22 43-37 13-25 22-71 22-74 8-40 15-81 23-120z"><text:p/></draw:path><draw:path draw:style-name="gr3" draw:text-style-name="P6" svg:width="0.0346in" svg:height="0.1508in" svg:x="0.774in" svg:y="0in" svg:viewBox="0 0 89 384" svg:d="M89 380c0-1 0-1-6-8-49-48-61-121-61-179 0-67 14-135 63-183 4-4 4-4 4-7 0-2-1-3-3-3-5 0-39 26-62 75-20 43-24 86-24 118 0 28 4 76 25 119 23 47 56 72 61 72 2 0 3-1 3-4z"><text:p/></draw:path><draw:path draw:style-name="gr3" draw:text-style-name="P6" svg:width="0.0819in" svg:height="0.0681in" svg:x="0.8224in" svg:y="0.0453in" svg:viewBox="0 0 209 174" svg:d="M23 148c-2 5-4 14-4 16 0 7 5 10 12 10 4 0 11-2 14-10 0-1 5-20 7-29 3-12 5-24 9-35 2-9 4-16 6-25 1-7 5-18 5-20 6-12 26-47 63-47 18 0 21 14 21 27 0 24-20 73-25 91-3 8-4 13-4 17 0 18 14 31 31 31 37 0 51-56 51-59 0-4-3-4-4-4-5 0-5 1-6 7-8 26-21 48-39 48-7 0-10-4-10-13 0-10 4-19 7-27 7-20 23-63 23-85 0-26-16-41-44-41-35 0-53 24-60 33-2-21-18-33-35-33-18 0-26 14-30 22-5 13-11 35-11 37 0 4 3 4 4 4 5 0 5 0 7-9 7-28 14-46 29-46 7 0 12 5 12 18 0 8-2 13-7 32-8 30-14 60-22 90z"><text:p/></draw:path><draw:path draw:style-name="gr3" draw:text-style-name="P6" svg:width="0.035in" svg:height="0.1508in" svg:x="0.9177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8"><text:s/>ו־</text:span><text:span text:style-name="T8"><draw:g text:anchor-type="as-char" svg:y="-0.1075in" draw:z-index="23" draw:name="Shape256" draw:style-name="gr1"><svg:title>TexMaths</svg:title><svg:desc>11§display§gTf§svg§600§FALSE§</svg:desc><draw:path draw:style-name="gr2" draw:text-style-name="P5" svg:width="0.2551in" svg:height="0.1217in" svg:x="0.0051in" svg:y="0.0075in" svg:viewBox="0 0 649 310" svg:d="M0 0c217 0 432 0 649 0 0 103 0 207 0 310-217 0-432 0-649 0 0-103 0-207 0-310z"><text:p/></draw:path><draw:path draw:style-name="gr3" draw:text-style-name="P6" svg:width="0.0693in" svg:height="0.0976in" svg:x="-0.0004in" svg:y="0.0402in" svg:viewBox="0 0 177 249" svg:d="M176 25c1-2 1-4 1-6 0-7-4-11-11-11-3 0-14 3-15 16-8-14-21-24-37-24-44 0-91 54-91 110 0 37 23 60 51 60 23 0 40-17 45-22-8 33-8 33-12 50-3 4-16 42-56 42-7 0-20 0-31-4 12-3 16-13 16-19 0-7-4-15-15-15-9 0-21 8-21 23 0 16 14 24 52 24 48 0 76-30 81-53 14-56 29-114 43-171zM126 121c-3 10-12 20-19 27-9 7-21 14-32 14-19 0-26-20-26-35 0-19 13-64 22-84 11-19 28-34 43-34 27 0 31 31 31 33s0 4-1 5c-7 24-12 49-18 74z"><text:p/></draw:path><draw:path draw:style-name="gr3" draw:text-style-name="P6" svg:width="0.1031in" svg:height="0.102in" svg:x="0.0787in" svg:y="0.0047in" svg:viewBox="0 0 263 260" svg:d="M156 26c2-9 3-13 9-14 3 0 15 0 24 0 39 0 56 1 56 31 0 6-1 21-3 31 0 2-1 6-1 7 0 3 1 6 4 6 5 0 6-3 7-9 3-22 6-45 10-67 0-2 1-6 1-7 0-4-5-4-11-4-72 0-142 0-214 0-9 0-9 0-13 8-7 23-15 45-23 68-1 2-2 5-2 6 0 3 2 5 4 5 5 0 5-2 7-9 21-59 31-66 88-66 5 0 10 0 15 0 11 0 11 1 11 4s-1 7-2 8c-17 68-34 137-52 205-3 14-4 18-45 18-14 0-16 0-16 8 0 5 4 5 6 5 10 0 21-2 32-2s22 0 33 0c10 0 21 0 32 0s22 2 33 2c5 0 9 0 9-8 0-5-3-5-13-5s-14 0-25 0c-11-1-14-3-14-8 0-3 0-3 1-9 17-67 35-135 52-204z"><text:p/></draw:path><draw:path draw:style-name="gr3" draw:text-style-name="P6" svg:width="0.0752in" svg:height="0.1374in" svg:x="0.1929in" svg:y="0in" svg:viewBox="0 0 192 350" svg:d="M121 118c11 0 22 0 33 0 8 0 12 0 12-8 0-4-4-4-11-4-11 0-22 0-32 0 2-16 6-30 9-44 1-8 7-36 9-40 3-8 10-13 17-13 3 0 12 0 20 6-17 2-21 16-21 21 0 9 7 14 15 14 9 0 20-8 20-24 0-17-17-26-34-26-12 0-37 7-48 45-2 8-3 12-13 61-9 0-18 0-27 0-6 0-11 0-11 7 0 5 4 5 10 5 9 0 18 0 27 0-10 50-20 100-30 150-7 38-13 73-33 73-2 0-11 0-19-7 18-1 21-15 21-20 0-9-6-14-14-14-10 0-21 8-21 23 0 18 16 27 33 27 21 0 36-23 43-38 13-24 22-71 22-73 8-41 15-81 23-121z"><text:p/></draw:path></draw:g></text:span><text:span text:style-name="T8"> כדרוש. </text:span></text:p>
        </text:list-item>
        <text:list-item>
          <text:p text:style-name="P61">טרנזיטיביות: יהיו <text:span text:style-name="T8"><draw:g text:anchor-type="as-char" svg:y="-0.1075in" draw:z-index="22" draw:name="Shape257" draw:style-name="gr1"><svg:title>TexMaths</svg:title><svg:desc>11§display§f, g, h \in \N \to \N§svg§600§FALSE§</svg:desc><draw:path draw:style-name="gr2" draw:text-style-name="P5" svg:width="1.0063in" svg:height="0.1217in" svg:x="-0.0004in" svg:y="0.0075in" svg:viewBox="0 0 2557 310" svg:d="M0 0c853 0 1704 0 2557 0 0 103 0 207 0 310-853 0-1704 0-2557 0 0-103 0-207 0-310z"><text:p/></draw:path><draw:path draw:style-name="gr3" draw:text-style-name="P6" svg:width="0.0756in" svg:height="0.1374in" svg:x="0in" svg:y="0in" svg:viewBox="0 0 193 350" svg:d="M121 118c11 0 22 0 33 0 8 0 12 0 12-8 0-4-4-4-11-4-11 0-21 0-32 0 2-16 6-30 8-44 2-8 8-36 10-40 3-8 10-13 17-13 3 0 13 0 20 6-17 1-21 16-21 21 0 9 7 14 15 14 10 0 21-8 21-24 0-17-18-26-35-26-13 0-37 7-48 45-2 8-3 12-13 61-9 0-18 0-27 0-7 0-12 0-12 7 0 5 5 5 11 5 9 0 17 0 26 0-10 50-19 100-29 150-7 38-13 73-34 73-1 0-11 0-18-7 18-1 21-15 21-20 0-9-6-14-14-14-10 0-21 8-21 23 0 18 17 27 32 27 22 0 37-23 44-38 12-24 21-71 22-73 8-41 15-81 23-121z"><text:p/></draw:path><draw:path draw:style-name="gr3" draw:text-style-name="P6" svg:width="0.0177in" svg:height="0.0453in" svg:x="0.087in" svg:y="0.0902in" svg:viewBox="0 0 46 116" svg:d="M46 41c0-26-10-41-25-41-13 0-21 10-21 21 0 10 8 20 21 20 4 0 10-1 13-5 1-1 1-1 2-1 0 2 1 0 1 6 0 28-13 51-26 64-4 4-4 5-4 6 0 2 2 5 4 5 3 0 35-30 35-75z"><text:p/></draw:path><draw:path draw:style-name="gr3" draw:text-style-name="P6" svg:width="0.0693in" svg:height="0.0976in" svg:x="0.1445in" svg:y="0.0402in" svg:viewBox="0 0 177 249" svg:d="M176 25c0-2 1-4 1-6 0-7-4-11-11-11-4 0-14 3-16 16-7-14-20-24-36-24-44 0-92 54-92 110 0 37 23 61 52 61 22 0 40-18 44-23h1c-9 33-9 34-13 50-1 4-15 42-55 42-8 0-21 0-31-3 11-4 15-14 15-20 0-7-4-15-14-15-9 0-21 8-21 23 0 16 14 24 51 24 48 0 77-30 82-53 14-56 29-113 43-171zM125 121c-2 10-11 20-19 27s-20 14-31 14c-20 0-25-20-25-35 0-19 11-64 22-84 9-19 26-34 42-34 26 0 31 31 31 33s-1 4-1 5c-6 24-12 49-19 74z"><text:p/></draw:path><draw:path draw:style-name="gr3" draw:text-style-name="P6" svg:width="0.0173in" svg:height="0.0453in" svg:x="0.2331in" svg:y="0.0902in" svg:viewBox="0 0 45 116" svg:d="M45 41c0-26-10-41-25-41-12 0-20 10-20 21 0 10 8 20 20 20 5 0 10-1 14-5 1-1 1-1 1-1 1 0 1 0 1 6 0 28-13 51-26 64-4 4-4 5-4 6 0 2 2 5 4 5 4 0 35-30 35-75z"><text:p/></draw:path><draw:path draw:style-name="gr3" draw:text-style-name="P6" svg:width="0.074in" svg:height="0.1063in" svg:x="0.2961in" svg:y="0.002in" svg:viewBox="0 0 189 271" svg:d="M89 4c0-1 0-4-4-4-9 0-38 3-48 3-3 1-7 1-7 8 0 6 4 6 10 6 18 0 18 2 18 6 0 2-1 6-1 8-18 73-37 146-56 220-1 5-1 6-1 9 0 8 8 11 11 11 7 0 12-5 14-10 3-10 6-20 8-30 3-11 6-22 9-34 2-9 4-18 6-25 0-3 4-15 4-18 1-3 13-24 26-35 9-6 21-13 38-13 16 0 20 13 20 26 0 21-14 63-24 86-3 9-4 13-4 21 0 18 13 32 31 32 36 0 50-56 50-60 0-3-3-3-4-3-3 0-3 1-6 7-5 19-18 47-39 47-7 0-9-3-9-12 0-10 3-19 7-28 6-16 23-61 23-83 0-26-16-42-44-42-25 0-43 12-58 30 10-41 20-82 30-123z"><text:p/></draw:path><draw:path draw:style-name="gr3" draw:text-style-name="P6" svg:width="0.0756in" svg:height="0.087in" svg:x="0.4303in" svg:y="0.0256in" svg:viewBox="0 0 193 222" svg:d="M179 120c7 0 14 0 14-8 0-9-7-9-14-9-55 0-109 0-164 0 5-50 50-88 104-88 20 0 41 0 60 0 7 0 14 0 14-7 0-8-7-8-14-8-19 0-40 0-60 0-66 0-119 49-119 112 0 62 53 110 119 110 20 0 41 0 60 0 7 0 14 0 14-7 0-8-7-8-14-8-19 0-40 0-60 0-54 0-99-37-104-87 55 0 109 0 164 0z"><text:p/></draw:path><draw:path draw:style-name="gr3" draw:text-style-name="P6" svg:width="0.1028in" svg:height="0.1063in" svg:x="0.5646in" svg:y="0.0028in" svg:viewBox="0 0 262 271" svg:d="M34 35c0 63 0 126 0 187 0 20-3 28-23 28-4 0-11 0-11 6 0 7 7 7 13 7 20 0 40 0 60 0 7 0 13 0 13-7 0-6-7-6-11-6-22 0-25-9-25-29 0-58 0-118 0-176 56 74 111 146 167 220 3 4 5 6 9 6 6 0 6-7 6-14 0-72 0-144 0-216 0-21 3-27 21-28 2 0 9 0 9-6 0-7-6-7-13-7-19 0-38 0-56 0-7 0-14 0-14 7 0 6 7 6 11 6 22 1 26 9 26 29 0 39 0 80 0 121-39-53-78-105-117-158-4-5-5-5-14-5-22 0-45 0-67 0-7 0-14 0-14 7 0 6 7 6 9 6 10 1 18 8 21 12 0 4 0 5 0 10zM218 243c-56-72-112-146-168-220-4-5-4-5-8-10 15 0 31 0 46 0 43 59 87 117 130 175 0 19 0 38 0 55z"><text:p/></draw:path><draw:path draw:style-name="gr3" draw:text-style-name="P6" svg:width="0.1346in" svg:height="0.0783in" svg:x="0.7213in" svg:y="0.0291in" svg:viewBox="0 0 343 200" svg:d="M301 109c-22 15-31 32-35 36-17 27-21 50-21 51 0 4 6 4 8 4 7 0 8-1 9-7 9-37 32-70 76-87 4-1 5-3 5-5 0-3-2-4-3-4-17-7-64-27-78-91-1-5-2-6-9-6-2 0-8 0-8 4 0 2 4 26 20 51 8 12 19 25 36 37-95 0-191 0-287 0-7 0-14 0-14 9 0 8 7 8 14 8 96 0 192 0 287 0z"><text:p/></draw:path><draw:path draw:style-name="gr3" draw:text-style-name="P6" svg:width="0.1028in" svg:height="0.1063in" svg:x="0.911in" svg:y="0.0028in" svg:viewBox="0 0 262 271" svg:d="M34 35c0 63 0 126 0 187 0 20-3 28-23 28-4 0-11 0-11 6 0 7 7 7 13 7 20 0 41 0 61 0 6 0 12 0 12-7 0-6-6-6-11-6-22 0-24-9-24-29 0-58 0-118 0-176 55 74 111 146 166 220 3 4 5 6 9 6 6 0 6-7 6-14 0-72 0-144 0-216 0-21 3-27 21-28 2 0 9 0 9-6 0-7-6-7-13-7-19 0-38 0-56 0-7 0-14 0-14 7 0 6 8 6 11 6 22 1 26 9 26 29 0 39 0 80 0 121-39-53-78-105-117-158-4-5-5-5-14-5-22 0-45 0-67 0-7 0-14 0-14 7 0 6 7 6 9 6 10 1 18 8 21 12 0 4 0 5 0 10zM218 243c-56-72-111-146-167-220-5-5-5-5-9-10 15 0 31 0 46 0 43 59 87 117 130 175 0 19 0 38 0 55z"><text:p/></draw:path></draw:g></text:span><text:span text:style-name="T8">, נניח </text:span><text:span text:style-name="T8"><draw:g text:anchor-type="as-char" svg:y="-0.1075in" draw:z-index="21" draw:name="Shape258" draw:style-name="gr1"><svg:title>TexMaths</svg:title><svg:desc>11§display§fTg \land gTh§svg§600§FALSE§</svg:desc><draw:path draw:style-name="gr2" draw:text-style-name="P5" svg:width="0.7024in" svg:height="0.1217in" svg:x="-0.0004in" svg:y="0.0075in" svg:viewBox="0 0 1785 310" svg:d="M0 0c595 0 1190 0 1785 0 0 103 0 207 0 310-595 0-1190 0-1785 0 0-103 0-207 0-310z"><text:p/></draw:path><draw:path draw:style-name="gr3" draw:text-style-name="P6" svg:width="0.0756in" svg:height="0.1374in" svg:x="0in" svg:y="0in" svg:viewBox="0 0 193 350" svg:d="M121 118c11 0 22 0 33 0 8 0 12 0 12-8 0-4-4-4-11-4-11 0-21 0-32 0 2-16 6-30 8-44 2-8 8-36 10-40 3-8 10-13 17-13 3 0 13 0 20 6-17 1-21 16-21 21 0 9 7 14 15 14 9 0 21-8 21-24 0-17-18-26-35-26-13 0-37 7-48 45-2 8-3 12-13 61-9 0-18 0-27 0-7 0-12 0-12 7 0 5 5 5 11 5 9 0 17 0 26 0-10 50-19 100-29 150-7 38-13 73-34 73-1 0-11 0-18-7 18-1 21-15 21-20 0-9-6-14-14-14-10 0-21 8-21 23 0 18 16 27 32 27 22 0 37-23 44-38 12-24 21-71 22-73 8-41 15-81 23-121z"><text:p/></draw:path><draw:path draw:style-name="gr3" draw:text-style-name="P6" svg:width="0.1031in" svg:height="0.102in" svg:x="0.0862in" svg:y="0.0047in" svg:viewBox="0 0 263 260" svg:d="M156 26c2-9 5-13 9-14 3 0 16 0 24 0 39 0 56 1 56 31 0 6-1 21-3 31 0 2-1 6-1 7 0 3 1 6 5 6s5-3 6-9c3-22 6-45 10-67 1-2 1-6 1-7 0-4-5-4-10-4-72 0-143 0-215 0-9 0-9 0-13 8-7 23-15 45-23 68-1 2-2 5-2 6 0 3 2 5 4 5 5 0 5-2 7-9 21-59 31-66 88-66 5 0 10 0 15 0 11 0 11 1 11 4s-1 7-1 8c-17 68-34 137-51 205-5 14-6 18-47 18-14 0-16 0-16 8 0 5 4 5 6 5 10 0 21-2 32-2s22 0 33 0c10 0 21 0 32 0s22 2 33 2c5 0 9 0 9-8 0-4-3-5-13-5s-14 0-24 0c-12-1-15-3-15-8 0-3 0-3 1-9 18-67 35-135 52-204z"><text:p/></draw:path><draw:path draw:style-name="gr3" draw:text-style-name="P6" svg:width="0.0693in" svg:height="0.0976in" svg:x="0.1949in" svg:y="0.0402in" svg:viewBox="0 0 177 249" svg:d="M176 25c1-2 1-4 1-6 0-7-4-11-11-11-3 0-14 3-15 16-8-14-21-24-37-24-44 0-92 54-92 110 0 37 24 61 52 61 23 0 40-18 45-23-8 33-8 34-12 50-3 4-16 42-56 42-8 0-20 0-31-3 11-4 15-14 15-20 0-7-4-15-14-15-9 0-21 8-21 23 0 16 14 24 52 24 48 0 76-30 81-53 14-56 29-113 43-171zM127 121c-4 10-13 20-20 27-9 7-21 14-32 14-19 0-26-20-26-35 0-19 13-64 23-84 9-19 27-34 42-34 27 0 31 31 31 33s0 4-1 5c-5 24-12 49-17 74z"><text:p/></draw:path><draw:path draw:style-name="gr3" draw:text-style-name="P6" svg:width="0.0846in" svg:height="0.0933in" svg:x="0.3126in" svg:y="0.0165in" svg:viewBox="0 0 216 238" svg:d="M117 8c-4-7-6-8-9-8-6 0-7 2-9 8-32 71-64 143-96 214-2 5-3 6-3 8 0 4 3 8 8 8 3 0 6-2 9-9 30-67 60-136 91-203 29 67 60 136 90 203 4 9 8 9 9 9 4 0 9-4 9-8 0-1 0-2-4-7-32-71-64-144-95-215z"><text:p/></draw:path><draw:path draw:style-name="gr3" draw:text-style-name="P6" svg:width="0.0697in" svg:height="0.0976in" svg:x="0.4413in" svg:y="0.0402in" svg:viewBox="0 0 178 249" svg:d="M177 25c0-2 1-4 1-6 0-7-5-11-12-11-3 0-14 3-15 16-7-14-21-24-37-24-44 0-91 54-91 110 0 37 23 61 51 61 23 0 41-18 45-23h1c-9 33-9 34-13 50-1 4-15 42-56 42-7 0-20 0-31-3 12-4 16-14 16-20 0-7-4-15-15-15-8 0-21 8-21 23 0 16 14 24 52 24 48 0 76-30 82-53 15-56 29-113 43-171zM127 121c-3 10-12 20-20 27s-20 14-31 14c-20 0-25-20-25-35 0-19 11-64 21-84 11-19 27-34 44-34 25 0 30 31 30 33s-1 4-1 5c-6 24-12 49-18 74z"><text:p/></draw:path><draw:path draw:style-name="gr3" draw:text-style-name="P6" svg:width="0.1028in" svg:height="0.102in" svg:x="0.5213in" svg:y="0.0047in" svg:viewBox="0 0 262 260" svg:d="M155 26c3-9 5-13 9-14 3 0 16 0 24 0 40 0 57 1 57 31 0 6-2 21-3 31 0 2-1 6-1 7 0 3 1 6 4 6 5 0 6-3 6-9 3-22 7-45 11-67 0-2 0-6 0-7 0-4-3-4-10-4-72 0-143 0-215 0-8 0-9 0-12 8-7 23-15 45-23 68-1 0-2 5-2 6 0 3 1 5 4 5 4 0 5-2 7-9 21-59 31-66 88-66 6 0 10 0 15 0 10 0 10 1 10 4s-1 7-1 8c-17 68-34 137-51 205-4 14-5 18-47 18-13 0-16 0-16 8 0 5 4 5 6 5 11 0 22-2 32-2 11 0 22 0 33 0s22 0 32 0c11 0 23 2 34 2 4 0 8 0 8-8 0-4-2-5-12-5s-15 0-25 0c-11-1-15-3-15-8 0-3 0-3 1-9 18-67 34-135 52-204z"><text:p/></draw:path><draw:path draw:style-name="gr3" draw:text-style-name="P6" svg:width="0.074in" svg:height="0.1063in" svg:x="0.6358in" svg:y="0.002in" svg:viewBox="0 0 189 271" svg:d="M89 4c0-1 0-4-5-4-9 0-37 3-47 3-3 1-7 1-7 8 0 6 3 6 9 6 18 0 19 2 19 6 0 2-1 6-1 8-19 73-37 146-56 220-1 5-1 6-1 9 0 8 8 11 11 11 5 0 12-5 14-10 3-10 5-20 7-30 3-11 5-22 9-34 2-9 4-18 6-25 1-3 5-15 5-18 1-3 13-24 26-35 9-6 20-13 38-13 16 0 20 13 20 26 0 21-15 63-24 86-3 9-5 13-5 21 0 18 13 32 32 32 36 0 50-56 50-60 0-3-3-3-4-3-5 0-5 1-6 7-6 19-18 47-39 47-7 0-10-3-10-12 0-10 3-19 7-28 6-16 24-61 24-83 0-26-16-42-44-42-26 0-43 12-58 30 10-41 20-82 30-123z"><text:p/></draw:path></draw:g></text:span><text:span text:style-name="T8">, ונוכיח </text:span><text:span text:style-name="T8"><draw:g text:anchor-type="as-char" svg:y="-0.1075in" draw:z-index="20" draw:name="Shape259" draw:style-name="gr1"><svg:title>TexMaths</svg:title><svg:desc>11§display§fTh§svg§600§FALSE§</svg:desc><draw:path draw:style-name="gr2" draw:text-style-name="P5" svg:width="0.2677in" svg:height="0.122in" svg:x="0in" svg:y="0.0075in" svg:viewBox="0 0 681 311" svg:d="M0 0c227 0 454 0 681 0 0 103 0 208 0 311-227 0-454 0-681 0 0-103 0-208 0-311z"><text:p/></draw:path><draw:path draw:style-name="gr3" draw:text-style-name="P6" svg:width="0.0752in" svg:height="0.1378in" svg:x="0.0004in" svg:y="0in" svg:viewBox="0 0 192 351" svg:d="M121 118c11 0 22 0 33 0 8 0 11 0 11-8 0-4-3-4-10-4-11 0-21 0-32 0 2-15 6-30 8-44 2-8 8-36 10-40 3-8 10-13 17-13 3 0 12 0 19 6-16 1-21 16-21 21 0 9 8 13 14 13 11 0 22-7 22-23 0-17-17-26-34-26-13 0-37 7-48 45-2 8-4 12-13 61-9 0-18 0-27 0-7 0-12 0-12 7 0 5 4 5 11 5 9 0 17 0 26 0-10 50-19 101-29 151-7 38-13 73-34 73-1 0-11 0-18-7 18-1 21-15 21-21 0-8-6-13-14-13-10 0-21 8-21 23 0 18 16 27 32 27 22 0 37-23 44-38 12-24 21-71 22-73 8-41 15-82 23-122z"><text:p/></draw:path><draw:path draw:style-name="gr3" draw:text-style-name="P6" svg:width="0.1031in" svg:height="0.1024in" svg:x="0.0866in" svg:y="0.0047in" svg:viewBox="0 0 263 261" svg:d="M155 26c3-10 4-13 9-14 4 0 16 0 25 0 39 0 56 1 56 31 0 6-2 21-3 31 0 2-1 6-1 7 0 3 1 6 4 6 5 0 6-3 6-9 3-22 7-45 11-67 0-2 1-6 1-7 0-4-5-4-11-4-72 0-143 0-215 0-8 0-8 0-12 8-7 23-15 45-23 68-1 2-2 5-2 6 0 3 2 5 4 5 5 0 5-2 7-9 21-59 31-66 88-66 5 0 10 0 15 0 11 0 11 1 11 4s-1 7-2 8c-17 68-34 138-52 206-3 14-4 18-45 18-14 0-16 0-16 8 0 5 4 5 6 5 10 0 21-2 32-2 10 0 22 0 32 0 11 0 22 0 32 0 12 0 23 2 34 2 5 0 9 0 9-8 0-5-3-5-13-5s-16 0-25 0c-11-1-15-3-15-8 1-4 0-3 2-9 17-68 35-136 51-205z"><text:p/></draw:path><draw:path draw:style-name="gr3" draw:text-style-name="P6" svg:width="0.074in" svg:height="0.1067in" svg:x="0.2012in" svg:y="0.002in" svg:viewBox="0 0 189 272" svg:d="M89 4c0-1 0-4-4-4-10 0-38 3-48 3-3 1-7 1-7 8 0 5 3 5 8 5 19 0 20 3 20 7 0 2-1 6-1 8-19 73-37 147-56 221-1 5-1 6-1 9 0 8 8 11 11 11 5 0 12-5 14-10 2-10 6-20 8-30 2-11 5-23 8-34 2-9 4-18 6-26 1-3 5-15 5-18 1-3 13-24 26-35 9-6 21-13 37-13 17 0 21 13 21 26 0 21-15 64-24 87-3 9-5 13-5 21 0 18 14 32 32 32 36 0 50-57 50-60s-3-3-4-3c-5 0-5 1-6 6-6 20-18 48-39 48-7 0-10-4-10-12 0-10 3-19 7-28 6-16 24-62 24-84 0-26-16-42-44-42-25 0-43 12-58 29 10-40 20-81 30-122z"><text:p/></draw:path></draw:g></text:span><text:span text:style-name="T8">. יהי </text:span><text:span text:style-name="T8"><draw:g text:anchor-type="as-char" svg:y="-0.1035in" draw:z-index="18" draw:name="Shape260" draw:style-name="gr1"><svg:title>TexMaths</svg:title><svg:desc>11§display§n \in \N§svg§600§FALSE§</svg:desc><draw:path draw:style-name="gr2" draw:text-style-name="P5" svg:width="0.3681in" svg:height="0.0933in" svg:x="0.0031in" svg:y="0.0063in" svg:viewBox="0 0 936 238" svg:d="M468 238c-156 0-312 0-468 0 0-79 0-159 0-238 312 0 624 0 936 0 0 79 0 159 0 238-157 0-313 0-468 0z"><text:p/></draw:path><draw:path draw:style-name="gr3" draw:text-style-name="P6" svg:width="0.0823in" svg:height="0.0677in" svg:x="-0.0004in" svg:y="0.0354in" svg:viewBox="0 0 210 173" svg:d="M23 147c-1 6-3 13-3 15 0 8 5 11 11 11 4 0 12-3 14-11 0-1 6-17 8-27 3-12 5-23 9-34 2-9 4-18 6-26 1-7 5-18 5-19 5-12 26-47 62-47 18 0 21 14 21 26 0 24-18 74-25 90-3 9-3 13-3 18 0 16 13 30 32 30 36 0 50-54 50-58s-3-4-4-4c-5 0-5 1-7 8-7 25-20 46-39 46-7 0-9-5-9-12 0-9 3-19 6-27 8-21 25-62 25-84 0-27-17-42-45-42-35 0-53 25-60 34-2-22-19-34-36-34-18 0-26 15-29 22-6 13-12 36-12 37 0 5 4 5 6 5 3 0 3-1 6-9 7-28 14-46 28-46 7 0 12 4 12 17 0 8-1 12-7 32-8 30-14 59-22 89z"><text:p/></draw:path><draw:path draw:style-name="gr3" draw:text-style-name="P6" svg:width="0.0756in" svg:height="0.087in" svg:x="0.1417in" svg:y="0.0209in" svg:viewBox="0 0 193 222" svg:d="M179 119c7 0 14 0 14-8s-7-8-14-8c-55 0-109 0-164 0 5-51 50-88 104-88 20 0 41 0 60 0 7 0 14 0 14-7 0-8-7-8-14-8-19 0-40 0-60 0-67 0-119 49-119 111 0 60 52 111 119 111 20 0 41 0 60 0 7 0 14 0 14-8s-7-8-14-8c-19 0-40 0-60 0-54 0-99-37-104-87 55 0 109 0 164 0z"><text:p/></draw:path><draw:path draw:style-name="gr3" draw:text-style-name="P6" svg:width="0.1028in" svg:height="0.1055in" svg:x="0.276in" svg:y="-0.0004in" svg:viewBox="0 0 262 269" svg:d="M34 35c0 62 0 124 0 186 0 21-3 27-23 28-4 0-11 0-11 7 0 6 7 6 13 6 20 0 40 0 60 0 7 0 13 0 13-6 0-7-7-7-12-7-21-1-24-9-24-28 0-59 0-118 0-176 56 72 111 146 167 218 3 5 5 6 8 6 6 0 6-6 6-12 0-73 0-144 0-216 0-21 5-27 22-28 2 0 9 0 9-6 0-7-6-7-13-7-19 0-38 0-56 0-7 0-14 0-14 7 0 6 7 6 11 6 22 1 26 9 26 29 0 39 0 80 0 119-40-51-78-104-117-156-4-5-5-5-14-5-22 0-45 0-67 0-7 0-14 0-14 7 0 6 7 6 9 6 10 1 18 8 21 12 0 4 0 5 0 10zM218 243c-56-74-112-146-168-220-4-4-4-5-8-10 15 0 31 0 46 0 43 58 86 117 130 175 0 18 0 37 0 55z"><text:p/></draw:path></draw:g></text:span><text:span text:style-name="T8">, נוכיח קיום </text:span><text:span text:style-name="T8"><draw:g text:anchor-type="as-char" svg:y="-0.1071in" draw:z-index="17" draw:name="Shape261" draw:style-name="gr1"><svg:title>TexMaths</svg:title><svg:desc>11§display§k_3 \in \N§svg§600§FALSE§</svg:desc><draw:path draw:style-name="gr2" draw:text-style-name="P5" svg:width="0.424in" svg:height="0.1138in" svg:x="-0.0004in" svg:y="0.0071in" svg:viewBox="0 0 1078 290" svg:d="M0 0c359 0 719 0 1078 0 0 97 0 194 0 290-359 0-719 0-1078 0 0-96 0-193 0-290z"><text:p/></draw:path><draw:path draw:style-name="gr3" draw:text-style-name="P6" svg:width="0.0685in" svg:height="0.1063in" svg:x="0in" svg:y="0in" svg:viewBox="0 0 175 271" svg:d="M90 4c-2-1 0-4-5-4-9 0-37 3-48 4-2 0-6 0-6 8 0 4 3 4 9 4 18 0 19 3 19 7 0 2-1 6-1 8-18 73-37 147-56 221-2 5-2 5-2 9 0 8 8 10 11 10 6 0 11-4 13-8 2-3 20-75 22-85 13 1 45 8 45 33 0 2 0 5-1 8-1 5-2 10-2 14 0 22 15 38 36 38 11 0 22-6 30-20 10-18 14-39 14-40 0-3-3-3-4-3-4 0-4 1-5 6-8 29-17 49-35 49-6 0-12-4-12-19 0-6 2-15 4-22 1-5 1-7 1-11 0-25-25-36-58-40 13-7 26-19 35-28 17-21 36-37 55-37 2 0 2 0 3 0 4 1 5 1 8 3 1 1 1 1 2 2-19 1-22 16-22 21 0 6 4 13 14 13s21-9 21-23c0-12-9-25-25-25-11 0-29 3-58 34-13 15-27 31-42 35 13-54 27-108 40-162z"><text:p/></draw:path><draw:path draw:style-name="gr3" draw:text-style-name="P6" svg:width="0.0484in" svg:height="0.072in" svg:x="0.0768in" svg:y="0.0571in" svg:viewBox="0 0 124 184" svg:d="M59 89c21 0 37 14 37 44 0 33-20 42-35 42-11 0-36-3-47-18 14-1 16-10 16-15 0-9-7-14-15-14-7 0-15 4-15 15 0 24 29 41 61 41 38 0 63-25 63-51 0-22-17-43-47-48 29-11 40-31 40-48 0-21-26-37-55-37-30 0-53 14-53 36 0 9 5 15 13 15 9 0 14-7 14-15 0-7-5-13-14-13 10-12 29-15 39-15 12 0 29 6 29 29 0 11-4 25-11 32-9 10-16 11-29 12-8 0-8 0-9 0s-4 1-4 5c0 3 3 3 8 3s10 0 14 0z"><text:p/></draw:path><draw:path draw:style-name="gr3" draw:text-style-name="P6" svg:width="0.076in" svg:height="0.087in" svg:x="0.1941in" svg:y="0.0236in" svg:viewBox="0 0 194 222" svg:d="M179 120c7 0 15 0 15-8s-8-8-15-8c-55 0-109 0-164 0 6-51 50-89 105-89 20 0 40 0 59 0 7 0 15 0 15-7 0-8-8-8-15-8-19 0-40 0-60 0-66 0-119 51-119 112s53 110 119 110c20 0 41 0 60 0 7 0 15 0 15-7 0-8-8-8-15-8-19 0-39 0-59 0-55 0-99-36-105-87 55 0 109 0 164 0z"><text:p/></draw:path><draw:path draw:style-name="gr3" draw:text-style-name="P6" svg:width="0.1028in" svg:height="0.1063in" svg:x="0.3287in" svg:y="0.0016in" svg:viewBox="0 0 262 271" svg:d="M34 35c0 63 0 126 0 187 0 21-3 28-23 28-4 0-11 1-11 6 0 7 7 7 13 7 20 0 41 0 61 0 6 0 12 0 12-7 0-5-6-6-11-6-22 0-24-9-24-29 0-58 0-117 0-175 55 73 111 146 166 219 3 4 5 6 9 6 6 0 6-6 6-13 0-72 0-145 0-217 0-21 4-27 21-28 2 0 9 0 9-6 0-7-5-7-13-7-19 0-38 0-56 0-7 0-14 0-14 7 0 6 8 6 11 6 22 1 26 9 26 29 0 39 0 80 0 121-39-53-78-106-117-158-4-5-5-5-14-5-22 0-45 0-67 0-7 0-14 0-14 7 0 6 7 6 9 6 10 1 18 8 22 12-1 4-1 5-1 10zM218 244c-56-73-111-147-167-221-5-4-5-5-9-10 15 0 31 0 46 0 43 58 87 117 130 175 0 19 0 38 0 56z"><text:p/></draw:path></draw:g></text:span><text:span text:style-name="T8"><text:s/>כך ש־</text:span><text:span text:style-name="T8"><draw:g text:anchor-type="as-char" svg:y="-0.1134in" draw:z-index="16" draw:name="Shape262" draw:style-name="gr1"><svg:title>TexMaths</svg:title><svg:desc>11§display§2k_3 = f(n) - h(n)§svg§600§FALSE§</svg:desc><draw:path draw:style-name="gr2" draw:text-style-name="P5" svg:width="1.1783in" svg:height="0.1354in" svg:x="-0.0004in" svg:y="0.0071in" svg:viewBox="0 0 2994 345" svg:d="M0 0c998 0 1996 0 2994 0 0 115 0 230 0 345-998 0-1996 0-2994 0 0-115 0-230 0-345z"><text:p/></draw:path><draw:path draw:style-name="gr3" draw:text-style-name="P6" svg:width="0.0602in" svg:height="0.1008in" svg:x="-0.0004in" svg:y="0.0126in" svg:viewBox="0 0 154 257" svg:d="M30 227c13-13 27-27 40-40 61-53 84-74 84-112 0-44-35-75-83-75-42 0-71 36-71 70 0 21 19 21 20 21 6 0 20-4 20-19 0-10-7-20-20-20-4 0-5 0-6 0 9-26 30-40 53-40 35 0 52 32 52 63s-20 62-41 86c-25 27-49 54-75 81-3 4-3 5-3 15 47 0 96 0 143 0 3-22 8-45 11-67-3 0-7 0-10 0-2 10-4 27-9 34-2 3-27 3-36 3-23 0-46 0-69 0z"><text:p/></draw:path><draw:path draw:style-name="gr3" draw:text-style-name="P6" svg:width="0.0685in" svg:height="0.1059in" svg:x="0.0764in" svg:y="0.0071in" svg:viewBox="0 0 175 270" svg:d="M89 3c-1-1 0-3-4-3-9 0-38 2-48 3-3 0-7 1-7 8 0 4 4 4 10 4 18 0 18 4 18 7 0 2-1 6-1 8-19 73-37 147-56 221-1 6-1 6-1 9 0 9 8 10 11 10 5 0 11-4 13-8 2-3 20-74 22-84 13 1 45 8 45 32 0 4 0 5-2 8 0 6-1 10-1 14 0 22 15 38 35 38 12 0 22-6 31-20 10-18 14-39 14-40 0-3-3-3-4-3-5 0-5 1-6 7-7 28-16 48-34 48-7 0-12-4-12-19 0-6 1-15 3-21s2-8 2-12c0-24-25-35-58-39 12-7 25-19 33-29 19-20 37-37 55-37 4 0 4 0 5 1 4 1 4 1 7 3 2 0 2 0 2 1-18 1-22 17-22 21 0 7 4 13 15 13 10 0 21-9 21-23 0-12-9-24-27-24-11 0-28 3-56 34-13 14-28 30-43 35 14-55 27-109 40-163z"><text:p/></draw:path><draw:path draw:style-name="gr3" draw:text-style-name="P6" svg:width="0.0484in" svg:height="0.0724in" svg:x="0.1528in" svg:y="0.0661in" svg:viewBox="0 0 124 185" svg:d="M59 89c21 0 37 14 37 44 0 33-20 43-36 43-11 0-35-3-46-19 12-1 16-9 16-15 0-9-7-14-15-14-7 0-15 4-15 15 0 25 27 42 60 42 38 0 64-25 64-52 0-21-17-43-47-48 29-11 38-31 38-48 0-20-24-37-53-37-31 0-54 15-54 36 0 9 6 15 14 15 9 0 14-7 14-14s-5-14-14-14c10-12 29-15 38-15 13 0 29 6 29 29 0 11-3 25-10 32-10 11-16 11-31 12-6 0-6 0-8 2-2 1-3 0-3 3s3 3 7 3c5 0 10 0 15 0z"><text:p/></draw:path><draw:path draw:style-name="gr3" draw:text-style-name="P6" svg:width="0.1008in" svg:height="0.035in" svg:x="0.2661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752in" svg:height="0.137in" svg:x="0.426in" svg:y="0.0071in" svg:viewBox="0 0 192 349" svg:d="M121 118c11 0 23 0 34 0 8 0 11 0 11-9 0-3-3-3-10-3-11 0-22 0-33 0 3-16 6-30 9-44 1-9 7-36 9-41 3-7 10-13 18-13 2 0 11 0 19 7-16 2-21 15-21 21 0 9 7 14 15 14 9 0 20-9 20-24 0-17-17-26-33-26-13 0-37 7-49 45-2 8-3 12-12 61-9 0-19 0-28 0-6 0-11 0-11 6s4 6 11 6c9 0 17 0 26 0-10 50-20 100-30 151-7 37-13 72-33 72-1 0-11 0-19-7 18-1 21-15 21-21 0-9-6-14-14-14-10 0-21 9-21 24 0 17 18 26 33 26 21 0 36-22 44-37 12-25 21-71 21-74 8-40 15-81 23-120z"><text:p/></draw:path><draw:path draw:style-name="gr3" draw:text-style-name="P6" svg:width="0.035in" svg:height="0.1508in" svg:x="0.524in" svg:y="0in" svg:viewBox="0 0 90 384" svg:d="M90 380c0-1 0-1-6-8-49-48-62-121-62-179 0-67 15-135 63-183 5-4 5-4 5-7 0-2-2-3-4-3-5 0-39 26-62 75-20 43-24 86-24 118 0 28 4 76 25 119 23 47 56 72 61 72 2 0 4-1 4-4z"><text:p/></draw:path><draw:path draw:style-name="gr3" draw:text-style-name="P6" svg:width="0.0819in" svg:height="0.0681in" svg:x="0.5724in" svg:y="0.0453in" svg:viewBox="0 0 209 174" svg:d="M23 148c-1 5-3 14-3 16 0 7 5 10 11 10 4 0 11-2 14-10 0-1 4-20 7-29 3-12 5-24 8-35 3-9 5-16 7-25 2-7 4-18 6-20 5-12 26-47 62-47 18 0 21 14 21 27 0 24-19 73-25 91-3 8-3 13-3 17 0 18 13 31 30 31 37 0 51-56 51-59 0-4-3-4-4-4-4 0-4 1-6 7-8 26-21 48-40 48-6 0-8-4-8-13 0-10 3-19 6-27 8-20 23-63 23-85 0-26-16-41-44-41-35 0-54 24-60 33-2-21-18-33-35-33-18 0-26 14-29 22-7 13-12 35-12 37 0 4 3 3 4 4 5 0 5 0 7-9 7-28 14-46 29-46 7 0 12 5 12 18 0 8-1 13-7 32-8 30-14 60-22 90z"><text:p/></draw:path><draw:path draw:style-name="gr3" draw:text-style-name="P6" svg:width="0.0346in" svg:height="0.1508in" svg:x="0.6677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6" svg:width="0.0921in" svg:height="0.0055in" svg:x="0.765in" svg:y="0.0717in" svg:viewBox="0 0 235 15" svg:d="M222 15c7 0 13 0 13-7 0-8-6-8-13-8-69 0-140 0-209 0-6 0-13 0-13 8 0 7 7 7 13 7 69 0 140 0 209 0z"><text:p/></draw:path><draw:path draw:style-name="gr3" draw:text-style-name="P6" svg:width="0.074in" svg:height="0.1059in" svg:x="0.9126in" svg:y="0.0071in" svg:viewBox="0 0 189 270" svg:d="M89 3c-1-1 0-3-4-3-9 0-38 2-48 3-3 0-7 1-7 8 0 4 4 4 10 4 18 0 18 4 18 7 0 2-1 6-1 8-19 73-37 147-56 221-1 6-1 6-1 9 0 9 8 10 11 10 7 0 12-5 14-10 2-9 6-19 8-29 3-11 5-23 9-35 2-8 4-15 6-24 0-2 4-16 4-18 1-3 13-25 26-35 9-7 21-14 37-14 17 0 21 13 21 27 0 21-14 62-24 85-3 9-4 14-4 22 0 18 13 31 31 31 36 0 50-56 50-60 0-3-3-3-4-3-4 0-4 1-6 7-5 21-18 48-39 48-7 0-9-4-9-13 0-10 3-19 6-28 7-16 24-60 24-83 0-25-16-41-44-41-25 0-43 12-58 30 10-42 20-83 30-124z"><text:p/></draw:path><draw:path draw:style-name="gr3" draw:text-style-name="P6" svg:width="0.0346in" svg:height="0.1508in" svg:x="1.0067in" svg:y="0in" svg:viewBox="0 0 89 384" svg:d="M89 380c0-1 0-1-7-8-48-48-60-121-60-179 0-67 15-135 63-183 4-4 4-4 4-7 0-2-1-3-3-3-5 0-39 26-62 75-20 43-24 86-24 118 0 28 4 76 25 119 23 47 56 72 61 72 2 0 3-1 3-4z"><text:p/></draw:path><draw:path draw:style-name="gr3" draw:text-style-name="P6" svg:width="0.0819in" svg:height="0.0681in" svg:x="1.0551in" svg:y="0.0453in" svg:viewBox="0 0 209 174" svg:d="M23 148c-2 5-4 14-4 16 0 7 5 10 12 10 4 0 11-2 14-10 0-1 4-20 7-29 3-12 5-24 8-35 3-9 5-16 7-25 1-7 4-18 6-20 5-12 25-47 62-47 18 0 21 14 21 27 0 24-19 73-25 91-3 8-5 13-5 17 0 18 15 31 32 31 37 0 51-56 51-59 0-4-3-4-4-4-5 0-5 1-6 7-8 26-21 48-40 48-6 0-9-4-9-13 0-10 4-19 7-27 7-20 23-63 23-85 0-26-16-41-44-41-35 0-54 24-60 33-2-21-18-33-35-33-18 0-26 14-30 22-6 13-11 35-11 37 0 4 3 4 4 4 5 0 5 0 7-9 7-28 14-46 29-46 7 0 12 5 12 18 0 8-3 13-7 32-8 30-14 60-22 90z"><text:p/></draw:path><draw:path draw:style-name="gr3" draw:text-style-name="P6" svg:width="0.0346in" svg:height="0.1508in" svg:x="1.1512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8">. מההנחה נסיק קיום </text:span><text:span text:style-name="T8"><draw:g text:anchor-type="as-char" svg:y="-0.1047in" draw:z-index="19" draw:name="Shape263" draw:style-name="gr1"><svg:title>TexMaths</svg:title><svg:desc>11§display§k_1, k_2 \in \N§svg§600§FALSE§</svg:desc><draw:path draw:style-name="gr2" draw:text-style-name="P5" svg:width="0.6382in" svg:height="0.1177in" svg:x="-0.0004in" svg:y="0.0075in" svg:viewBox="0 0 1622 300" svg:d="M0 0c541 0 1082 0 1622 0 0 100 0 201 0 300-540 0-1081 0-1622 0 0-99 0-200 0-300z"><text:p/></draw:path><draw:path draw:style-name="gr3" draw:text-style-name="P6" svg:width="0.0685in" svg:height="0.1059in" svg:x="0in" svg:y="0in" svg:viewBox="0 0 175 270" svg:d="M90 4c-2-1 0-4-5-4-9 0-37 3-48 4-2 0-6 0-6 8 0 4 3 4 9 4 18 0 19 3 19 7 0 2-1 6-1 8-18 73-37 147-56 220-2 6-2 6-2 8 0 9 8 11 12 11s10-4 12-8c2-3 20-74 22-84 13 1 45 7 45 33 0 2 0 4-1 7-1 5-2 10-2 13 0 23 15 39 36 39 11 0 22-6 30-20 10-18 14-38 14-39 0-4-3-4-4-4-5 0-5 1-6 7-7 28-16 47-34 47-6 0-12-3-12-18 0-6 2-15 3-21 2-7 2-8 2-13 0-24-25-35-58-38 12-8 26-20 34-28 18-21 37-38 55-38 3 0 3 0 4 0 4 1 5 1 7 4 1 1 1 1 3 2-19 1-22 15-22 21 0 5 4 13 14 13s21-9 21-24c0-11-9-24-26-24-11 0-28 3-57 33-13 16-27 31-43 37 14-55 28-109 41-163z"><text:p/></draw:path><draw:path draw:style-name="gr3" draw:text-style-name="P6" svg:width="0.0382in" svg:height="0.0697in" svg:x="0.0827in" svg:y="0.0575in" svg:viewBox="0 0 98 178" svg:d="M60 8c0-8 0-8-7-8-18 16-42 18-53 18 0 3 0 5 0 8 7 0 24 0 38-6 0 45 0 91 0 137 0 9 0 12-26 12-3 0-8 0-11 0 0 2 0 5 0 9 6 0 39-1 48-1s43 1 49 1c0-4 0-7 0-9-3 0-7 0-10 0-28 0-28-3-28-12 0-51 0-100 0-149z"><text:p/></draw:path><draw:path draw:style-name="gr3" draw:text-style-name="P6" svg:width="0.0173in" svg:height="0.0449in" svg:x="0.1524in" svg:y="0.0882in" svg:viewBox="0 0 45 115" svg:d="M45 41c0-26-10-41-25-41-12 0-20 10-20 21 0 10 8 20 20 20 5 0 10-2 14-5 1-1 1-1 1-1 1 0 1 0 1 6 0 28-13 51-26 64-5 4-5 5-5 6 0 3 3 4 5 4 4 0 35-29 35-74z"><text:p/></draw:path><draw:path draw:style-name="gr3" draw:text-style-name="P6" svg:width="0.0685in" svg:height="0.1059in" svg:x="0.2154in" svg:y="0in" svg:viewBox="0 0 175 270" svg:d="M89 4c-1-1 0-4-4-4-9 0-38 3-48 4-3 0-7 0-7 8 0 4 3 4 10 4 18 0 18 3 18 7 0 2-1 6-1 8-19 73-37 147-56 220-1 6-1 6-1 8 0 9 8 11 11 11 5 0 11-4 13-8 2-3 20-74 22-84 13 1 44 7 44 33 0 2 0 4-1 7 0 5-1 10-1 13 0 23 15 39 35 39 12 0 22-6 31-20 10-18 14-38 14-39 0-4-3-4-4-4-5 0-5 1-6 7-7 28-17 47-34 47-7 0-12-3-12-18 0-6 1-15 3-21 2-7 2-8 2-13 0-24-25-35-58-38 12-8 25-20 33-28 19-21 37-38 55-38 4 0 4 0 5 0 4 1 4 1 7 4 1 1 1 1 1 2-17 1-22 15-22 21 0 5 5 13 16 13 10 0 21-9 21-24 0-11-9-24-27-24-11 0-28 3-56 33-13 16-28 31-43 37 14-55 27-109 40-163z"><text:p/></draw:path><draw:path draw:style-name="gr3" draw:text-style-name="P6" svg:width="0.0469in" svg:height="0.0697in" svg:x="0.2925in" svg:y="0.0575in" svg:viewBox="0 0 120 178" svg:d="M120 129c-3 0-7 0-10 0 0 7-3 22-7 26-2 1-23 1-26 1-17 0-34 0-51 0 29-26 39-33 54-45 21-17 40-33 40-58 0-33-29-53-64-53-33 0-56 23-56 48 0 13 12 16 14 16 7 0 15-6 15-15 0-5-3-14-16-14 8-20 27-25 39-25 27 0 41 21 41 43 0 23-16 41-25 51-22 21-44 42-66 64-2 2-2 3-2 10 37 0 74 0 111 0 3-16 6-32 9-49z"><text:p/></draw:path><draw:path draw:style-name="gr3" draw:text-style-name="P6" svg:width="0.0752in" svg:height="0.087in" svg:x="0.4087in" svg:y="0.0232in" svg:viewBox="0 0 192 222" svg:d="M179 120c7 0 13 0 13-8s-6-8-13-8c-55 0-109 0-164 0 5-51 50-89 104-89 19 0 40 0 60 0 7 0 13 0 13-7 0-8-6-8-13-8-20 0-41 0-60 0-66 0-119 50-119 112 0 60 53 110 119 110 19 0 40 0 60 0 7 0 13 0 13-8s-6-8-13-8c-20 0-41 0-60 0-54 0-99-35-104-86 55 0 109 0 164 0z"><text:p/></draw:path><draw:path draw:style-name="gr3" draw:text-style-name="P6" svg:width="0.1028in" svg:height="0.1059in" svg:x="0.5433in" svg:y="0.002in" svg:viewBox="0 0 262 270" svg:d="M34 35c0 63 0 125 0 187 0 19-3 27-23 27-4 0-11 0-11 7 0 6 7 6 13 6 20 0 41 0 61 0 6 0 12 0 12-6 0-7-6-7-11-7-22 0-26-9-26-29 0-58 0-116 0-174 57 72 111 146 168 218 3 5 5 6 8 6 7 0 7-7 7-13 0-73 0-144 0-216 0-21 3-27 21-28 2 0 9 0 9-6 0-7-6-7-14-7-18 0-37 0-56 0-6 0-13 0-13 7 0 6 8 6 11 6 22 1 25 9 25 29 0 39 0 80 0 120-38-52-78-105-116-157-4-5-6-5-14-5-22 0-45 0-67 0-7 0-14 0-14 7 0 6 7 6 9 6 10 1 18 8 21 12 0 4 0 5 0 10zM218 242c-56-72-112-145-169-219-3-4-3-5-7-10 15 0 31 0 46 0 43 58 87 116 130 175 0 18 0 37 0 54z"><text:p/></draw:path></draw:g></text:span><text:span text:style-name="T8"><text:s/>כך ש־</text:span><text:span text:style-name="T8"><draw:g text:anchor-type="as-char" svg:y="-0.1134in" draw:z-index="15" draw:name="Shape264" draw:style-name="gr1"><svg:title>TexMaths</svg:title><svg:desc>11§display§2k_1 = f(n) - g(n)§svg§600§FALSE§</svg:desc><draw:path draw:style-name="gr2" draw:text-style-name="P5" svg:width="1.1693in" svg:height="0.1358in" svg:x="-0.0004in" svg:y="0.0071in" svg:viewBox="0 0 2971 346" svg:d="M1486 346c-496 0-991 0-1486 0 0-116 0-230 0-346 990 0 1981 0 2971 0 0 116 0 230 0 346-495 0-990 0-1485 0z"><text:p/></draw:path><draw:path draw:style-name="gr3" draw:text-style-name="P6" svg:width="0.0602in" svg:height="0.1in" svg:x="-0.0004in" svg:y="0.013in" svg:viewBox="0 0 154 255" svg:d="M30 226c13-14 27-26 40-39 61-53 84-74 84-112 0-44-35-75-81-75-44 0-73 35-73 69 0 22 19 22 20 22 6 0 21-4 21-21 0-9-8-19-21-19-4 0-4 0-6 0 10-26 31-39 53-39 35 0 52 31 52 63 0 31-20 60-41 85-24 27-49 54-74 81-4 5-4 6-4 14 47 0 96 0 143 0 3-22 8-44 11-66-3 0-7 0-10 0-2 12-4 28-9 33-2 4-27 4-36 4-23 0-46 0-69 0z"><text:p/></draw:path><draw:path draw:style-name="gr3" draw:text-style-name="P6" svg:width="0.0685in" svg:height="0.1063in" svg:x="0.0764in" svg:y="0.0071in" svg:viewBox="0 0 175 271" svg:d="M90 4c0-1 0-4-5-4-9 0-38 3-48 3-2 1-6 1-6 8 0 6 3 6 9 6 18 0 19 2 19 6 0 2-1 6-1 8-18 74-37 147-56 220-2 6-2 7-2 9 0 9 8 11 11 11 5 0 11-3 13-8 2-4 20-74 22-84 13 2 45 8 45 32 0 3 0 5-1 8-1 5-2 9-2 13 0 23 15 39 36 39 11 0 22-7 30-21 10-17 14-38 14-39 0-3-3-3-4-3-5 0-5 1-6 7-7 27-16 47-34 47-6 0-12-4-12-18 0-6 2-15 3-22 2-6 2-7 2-12 0-23-25-35-58-39 12-7 25-19 34-28 18-21 37-37 55-37 3 0 3 0 4 0 4 1 5 1 7 3 2 0 2 1 3 1-19 2-22 17-22 21 0 7 4 14 14 14s21-8 21-24c0-11-9-24-25-24-11 0-29 3-58 34-13 14-27 30-43 36 14-55 28-109 41-163z"><text:p/></draw:path><draw:path draw:style-name="gr3" draw:text-style-name="P6" svg:width="0.0382in" svg:height="0.0701in" svg:x="0.1591in" svg:y="0.0661in" svg:viewBox="0 0 98 179" svg:d="M60 8c0-8 0-8-7-8-18 17-42 17-53 17 0 3 0 6 0 9 7 0 24 0 38-7 0 46 0 92 0 138 0 9 0 13-26 13-3 0-8 0-11 0 0 3 0 6 0 9 6-1 39-1 48-1s43 0 49 1c0-3 0-6 0-9-3 0-7 0-10 0-28 0-28-4-28-13 0-50 0-100 0-149z"><text:p/></draw:path><draw:path draw:style-name="gr3" draw:text-style-name="P6" svg:width="0.1004in" svg:height="0.0354in" svg:x="0.2665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752in" svg:height="0.1374in" svg:x="0.4268in" svg:y="0.0067in" svg:viewBox="0 0 192 350" svg:d="M121 118c11 0 22 0 33 0 8 0 12 0 12-8 0-4-4-4-11-4-11 0-21 0-32 0 2-16 6-30 8-44 2-8 8-36 10-40 3-8 10-13 17-13 3 0 12 0 20 6-17 2-21 16-21 21 0 9 7 14 15 14 9 0 20-9 20-24 0-17-17-26-34-26-13 0-37 7-48 45-2 8-3 12-13 61-9 0-18 0-27 0-7 0-12 0-12 7 0 5 5 5 11 5 9 0 17 0 26 0-10 50-19 100-29 151-7 37-13 72-34 72-1 0-11 0-18-6 18-1 21-16 21-21 0-9-6-13-14-13-10 0-21 8-21 23 0 17 16 26 32 26 22 0 37-23 44-37 12-25 21-71 22-74 8-40 15-80 23-121z"><text:p/></draw:path><draw:path draw:style-name="gr3" draw:text-style-name="P6" svg:width="0.0346in" svg:height="0.1512in" svg:x="0.5244in" svg:y="0in" svg:viewBox="0 0 89 385" svg:d="M89 381c0-1 0-1-7-8-48-49-60-122-60-180 0-67 14-135 63-182 4-5 4-5 4-7 0-3-1-4-3-4-5 0-40 26-62 76-20 42-24 85-24 117 0 29 3 76 25 120 23 47 56 72 61 72 2 0 3-1 3-4z"><text:p/></draw:path><draw:path draw:style-name="gr3" draw:text-style-name="P6" svg:width="0.0819in" svg:height="0.0685in" svg:x="0.5728in" svg:y="0.0453in" svg:viewBox="0 0 209 175" svg:d="M22 148c-1 6-3 15-3 17 0 7 5 10 11 10 5 0 12-3 14-11 1-1 5-19 8-29 3-12 5-23 8-34 3-9 5-17 7-26 1-7 4-18 4-19 7-12 27-47 64-47 17 0 21 14 21 26 0 24-20 74-25 91-3 8-5 13-5 17 0 19 15 32 32 32 37 0 51-56 51-59 0-4-3-4-4-4-5 0-5 1-6 7-8 26-21 47-40 47-6 0-9-3-9-12 0-10 4-19 7-27 7-21 23-63 23-85 0-27-16-42-44-42-35 0-54 25-60 34-2-22-18-34-35-34-19 0-26 15-30 22-6 13-11 36-11 37 0 5 3 5 4 5 4 0 5-1 7-9 7-27 14-46 27-46 9 0 13 4 13 17 0 8-2 13-6 32-8 30-15 60-23 90z"><text:p/></draw:path><draw:path draw:style-name="gr3" draw:text-style-name="P6" svg:width="0.035in" svg:height="0.1512in" svg:x="0.6677in" svg:y="0in" svg:viewBox="0 0 90 385" svg:d="M90 193c0-30-4-76-25-120-23-48-57-73-61-73-2 0-4 2-4 4s0 2 8 9c38 38 60 99 60 180 0 65-14 133-63 181-5 6-5 6-5 7 0 2 2 4 4 4 4 0 39-26 62-76 20-41 24-84 24-116z"><text:p/></draw:path><draw:path draw:style-name="gr3" draw:text-style-name="P6" svg:width="0.0925in" svg:height="0.0063in" svg:x="0.765in" svg:y="0.0717in" svg:viewBox="0 0 236 17" svg:d="M223 17c7 0 13-2 13-9 0-8-6-8-13-8-69 0-139 0-209 0-6 0-14 0-14 8 0 7 8 9 14 9 70 0 140 0 209 0z"><text:p/></draw:path><draw:path draw:style-name="gr3" draw:text-style-name="P6" svg:width="0.0693in" svg:height="0.0976in" svg:x="0.9071in" svg:y="0.0453in" svg:viewBox="0 0 177 249" svg:d="M176 25c0-2 1-4 1-6 0-7-4-11-11-11-4 0-14 3-16 16-7-14-20-24-36-24-44 0-92 54-92 110 0 38 24 61 52 61 23 0 40-18 45-22-8 34-9 33-13 50-2 5-15 41-55 41-8 0-20 0-31-3 11-4 15-13 15-20s-4-13-14-13c-9 0-21 6-21 22 0 15 14 23 51 23 48 0 77-30 82-52 14-57 29-114 43-172zM125 121c-2 10-11 20-19 28-8 6-20 13-31 13-20 0-26-20-26-35 0-19 11-64 22-84 10-19 27-34 43-34 26 0 31 31 31 33s0 4-1 5c-7 25-12 49-19 74z"><text:p/></draw:path><draw:path draw:style-name="gr3" draw:text-style-name="P6" svg:width="0.035in" svg:height="0.1512in" svg:x="0.9972in" svg:y="0in" svg:viewBox="0 0 90 385" svg:d="M90 381c0-1 0-1-6-8-49-49-61-122-61-180 0-67 14-135 62-182 5-5 5-5 5-7 0-3-1-4-4-4-4 0-39 26-61 76-20 42-25 85-25 117 0 29 4 76 26 120 23 47 56 72 60 72 3 0 4-1 4-4z"><text:p/></draw:path><draw:path draw:style-name="gr3" draw:text-style-name="P6" svg:width="0.0819in" svg:height="0.0685in" svg:x="1.0465in" svg:y="0.0453in" svg:viewBox="0 0 209 175" svg:d="M22 148c-1 6-3 15-3 17 0 7 5 10 11 10 4 0 12-3 14-11 1-1 5-19 8-29 3-12 5-23 8-34 3-9 5-17 7-26 1-7 4-18 4-19 6-12 27-47 63-47 18 0 21 14 21 26 0 24-19 74-24 91-5 8-5 13-5 17 0 19 14 32 32 32 37 0 51-56 51-59 0-4-3-4-4-4-5 0-5 1-7 7-8 26-20 47-39 47-6 0-9-3-9-12 0-10 3-19 7-27 7-21 23-63 23-85 0-27-16-42-44-42-35 0-54 25-60 34-2-22-19-34-36-34-19 0-25 15-29 22-7 13-11 36-11 37 0 5 3 5 4 5 4 0 5-1 7-9 7-27 14-46 27-46 8 0 13 4 13 17 0 8-2 13-6 32-8 30-15 60-23 90z"><text:p/></draw:path><draw:path draw:style-name="gr3" draw:text-style-name="P6" svg:width="0.035in" svg:height="0.1512in" svg:x="1.1417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8"> וגם </text:span><text:span text:style-name="T8"><draw:g text:anchor-type="as-char" svg:y="-0.1134in" draw:z-index="14" draw:name="Shape265" draw:style-name="gr1"><svg:title>TexMaths</svg:title><svg:desc>11§display§2k_2 = g(n) - h(n)§svg§600§FALSE§</svg:desc><draw:path draw:style-name="gr2" draw:text-style-name="P5" svg:width="1.1661in" svg:height="0.1358in" svg:x="-0.0004in" svg:y="0.0071in" svg:viewBox="0 0 2963 346" svg:d="M1482 346c-494 0-988 0-1482 0 0-116 0-230 0-346 988 0 1975 0 2963 0 0 116 0 230 0 346-494 0-988 0-1481 0z"><text:p/></draw:path><draw:path draw:style-name="gr3" draw:text-style-name="P6" svg:width="0.0602in" svg:height="0.1in" svg:x="-0.0004in" svg:y="0.013in" svg:viewBox="0 0 154 255" svg:d="M30 226c13-14 27-26 40-39 61-53 84-74 84-112 0-44-35-75-82-75-43 0-72 35-72 69 0 22 19 22 20 22 6 0 21-4 21-21 0-9-8-19-21-19-3 0-3 0-6 0 10-26 31-39 53-39 35 0 52 31 52 63 0 31-20 60-41 85-24 27-49 54-74 81-4 5-4 6-4 14 47 0 96 0 143 0 3-22 8-44 11-66-3 0-7 0-10 0-2 12-4 28-9 33-2 4-27 4-36 4-23 0-46 0-69 0z"><text:p/></draw:path><draw:path draw:style-name="gr3" draw:text-style-name="P6" svg:width="0.0685in" svg:height="0.1063in" svg:x="0.0764in" svg:y="0.0071in" svg:viewBox="0 0 175 271" svg:d="M90 4c0-1 0-4-5-4-9 0-38 3-48 3-3 1-6 1-6 8 0 6 3 6 9 6 18 0 19 2 19 6 0 2-1 6-1 8-18 74-37 147-56 220-2 6-2 7-2 9 0 9 8 11 11 11 6 0 11-3 13-8 2-4 20-74 22-84 13 2 45 8 45 32 0 3 0 5-1 8-1 5-2 9-2 13 0 23 15 39 36 39 11 0 22-7 30-21 10-17 14-38 14-39 0-3-3-3-4-3-4 0-4 1-6 7-7 27-16 47-34 47-6 0-12-4-12-18 0-6 1-15 4-22 1-6 1-7 1-12 0-23-25-35-58-39 13-7 25-19 35-28 17-21 36-37 55-37 2 0 2 0 3 0 4 1 4 1 8 3 1 0 1 1 2 1-19 2-22 17-22 21 0 7 4 14 14 14s21-8 21-24c0-11-9-24-26-24-10 0-29 3-57 34-13 14-27 30-42 36 13-55 27-109 40-163z"><text:p/></draw:path><draw:path draw:style-name="gr3" draw:text-style-name="P6" svg:width="0.0469in" svg:height="0.0701in" svg:x="0.1539in" svg:y="0.0661in" svg:viewBox="0 0 120 179" svg:d="M120 130c-3 0-6 0-9 0-1 5-4 22-8 24-2 2-23 2-26 2-16 0-33 0-49 0 27-25 37-33 53-45 20-16 39-33 39-58 0-33-29-53-64-53-33 0-56 23-56 48 0 14 12 15 14 15 7 0 15-5 15-15 0-4-1-14-16-14 8-19 27-24 40-24 26 0 41 21 41 43 0 23-17 42-26 52-22 21-43 41-65 63-3 3-3 4-3 11 37 0 75 0 112 0 2-16 6-33 8-49z"><text:p/></draw:path><draw:path draw:style-name="gr3" draw:text-style-name="P6" svg:width="0.1004in" svg:height="0.0354in" svg:x="0.2665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693in" svg:height="0.0976in" svg:x="0.4209in" svg:y="0.0453in" svg:viewBox="0 0 177 249" svg:d="M176 25c1-2 1-4 1-6 0-7-4-11-11-11-3 0-14 3-15 16-8-14-21-24-37-24-44 0-92 54-92 110 0 38 24 61 52 61 23 0 40-18 45-22-8 34-8 33-12 50-2 5-16 41-56 41-8 0-20 0-31-3 11-4 15-13 15-20s-4-13-14-13c-9 0-21 6-21 22 0 15 14 23 52 23 48 0 76-30 81-52 14-57 29-114 43-172zM127 121c-4 10-13 20-20 28-9 6-21 13-32 13-19 0-25-20-25-35 0-19 12-64 22-84 9-19 27-34 42-34 27 0 31 31 31 33s0 4-1 5c-5 25-12 49-17 74z"><text:p/></draw:path><draw:path draw:style-name="gr3" draw:text-style-name="P6" svg:width="0.0346in" svg:height="0.1512in" svg:x="0.5118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6" svg:width="0.0819in" svg:height="0.0685in" svg:x="0.5602in" svg:y="0.0453in" svg:viewBox="0 0 209 175" svg:d="M22 148c-1 6-3 15-3 17 0 7 5 10 11 10 5 0 12-3 14-11 1-1 6-19 8-29 3-12 5-23 9-34 2-9 4-17 6-26 1-7 5-18 5-19 6-12 26-47 63-47 17 0 21 14 21 26 0 24-20 74-25 91-3 8-4 13-4 17 0 19 14 32 31 32 37 0 51-56 51-59 0-4-3-4-4-4-5 0-5 1-6 7-8 26-21 47-39 47-7 0-10-3-10-12 0-10 4-19 7-27 7-21 23-63 23-85 0-27-16-42-44-42-35 0-53 25-60 34-2-22-18-34-35-34-19 0-26 15-30 22-5 13-11 36-11 37 0 5 3 5 4 5 4 0 5-1 7-9 7-27 14-46 29-46 7 0 11 4 11 17 0 8-1 13-6 32-8 30-15 60-23 90z"><text:p/></draw:path><draw:path draw:style-name="gr3" draw:text-style-name="P6" svg:width="0.035in" svg:height="0.1512in" svg:x="0.6551in" svg:y="0in" svg:viewBox="0 0 90 385" svg:d="M90 193c0-30-4-76-25-120-23-48-57-73-61-73-2 0-4 2-4 4s0 2 8 9c38 38 60 99 60 180 0 65-14 133-62 181-6 6-6 6-6 7 0 2 2 4 4 4 4 0 39-26 62-76 20-41 24-84 24-116z"><text:p/></draw:path><draw:path draw:style-name="gr3" draw:text-style-name="P6" svg:width="0.0929in" svg:height="0.0063in" svg:x="0.752in" svg:y="0.0717in" svg:viewBox="0 0 237 17" svg:d="M223 17c7 0 14-2 14-9 0-8-7-8-14-8-69 0-139 0-209 0-6 0-14 0-14 8 0 7 8 9 14 9 70 0 140 0 209 0z"><text:p/></draw:path><draw:path draw:style-name="gr3" draw:text-style-name="P6" svg:width="0.074in" svg:height="0.1063in" svg:x="0.9in" svg:y="0.0071in" svg:viewBox="0 0 189 271" svg:d="M89 4c0-1 0-4-4-4-9 0-38 3-48 3-3 1-7 1-7 8 0 6 3 6 10 6 17 0 18 2 18 6 0 2-1 6-1 8-18 74-37 147-56 220-1 6-1 7-1 9 0 9 8 11 11 11 6 0 12-5 14-10 3-10 6-20 8-30 2-11 6-22 8-33 2-9 4-17 6-26 1-2 5-15 5-18 1-3 13-24 26-35 9-6 21-13 38-13 16 0 20 13 20 26 0 21-15 64-24 86-3 9-5 13-5 21 0 19 14 32 32 32 36 0 50-56 50-60 0-3-3-3-4-3-5 0-5 1-6 7-6 20-18 47-39 47-7 0-10-3-10-12 0-10 4-19 8-28 5-15 23-61 23-83 0-26-16-42-44-42-25 0-43 12-58 30 10-41 20-82 30-123z"><text:p/></draw:path><draw:path draw:style-name="gr3" draw:text-style-name="P6" svg:width="0.0346in" svg:height="0.1512in" svg:x="0.9945in" svg:y="0in" svg:viewBox="0 0 89 385" svg:d="M89 381c0-1 0-1-6-8-49-49-61-122-61-180 0-67 14-135 62-182 5-5 5-5 5-7 0-3-1-4-3-4-5 0-40 26-62 76-20 42-24 85-24 117 0 29 3 76 25 120 23 47 56 72 61 72 2 0 3-1 3-4z"><text:p/></draw:path><draw:path draw:style-name="gr3" draw:text-style-name="P6" svg:width="0.0819in" svg:height="0.0685in" svg:x="1.0433in" svg:y="0.0453in" svg:viewBox="0 0 209 175" svg:d="M22 148c-1 6-3 15-3 17 0 7 5 10 11 10 5 0 12-3 14-11 1-1 6-19 8-29 3-12 5-23 9-34 2-9 4-17 6-26 1-7 5-18 5-19 6-12 26-47 63-47 17 0 21 14 21 26 0 24-20 74-25 91-3 8-4 13-4 17 0 19 13 32 31 32 37 0 51-56 51-59 0-4-3-4-4-4-5 0-5 1-7 7-8 26-20 47-38 47-7 0-10-3-10-12 0-10 3-19 7-27 7-21 23-63 23-85 0-27-16-42-44-42-35 0-53 25-60 34-2-22-19-34-36-34-19 0-25 15-29 22-7 13-11 36-11 37 0 5 3 5 4 5 4 0 5-1 7-9 7-27 14-46 28-46 7 0 12 4 12 17 0 8-1 13-6 32-8 30-15 60-23 90z"><text:p/></draw:path><draw:path draw:style-name="gr3" draw:text-style-name="P6" svg:width="0.035in" svg:height="0.1512in" svg:x="1.1386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8">. נבחר </text:span><text:span text:style-name="T8"><draw:g text:anchor-type="as-char" svg:y="-0.1071in" draw:z-index="12" draw:name="Shape266" draw:style-name="gr1"><svg:title>TexMaths</svg:title><svg:desc>11§display§k_3 = k_1 + k_2 \in \N§svg§600§FALSE§</svg:desc><draw:path draw:style-name="gr2" draw:text-style-name="P5" svg:width="1.1075in" svg:height="0.1138in" svg:x="-0.0004in" svg:y="0.0071in" svg:viewBox="0 0 2814 290" svg:d="M0 0c938 0 1876 0 2814 0 0 97 0 194 0 290-938 0-1876 0-2814 0 0-96 0-193 0-290z"><text:p/></draw:path><draw:path draw:style-name="gr3" draw:text-style-name="P6" svg:width="0.0685in" svg:height="0.1063in" svg:x="0in" svg:y="0in" svg:viewBox="0 0 175 271" svg:d="M90 4c-2-1 0-4-5-4-9 0-37 3-48 4-2 0-6 0-6 8 0 4 3 4 9 4 18 0 19 3 19 7 0 2-1 6-1 8-18 73-37 147-56 221-2 5-2 5-2 9 0 8 8 10 12 10 5 0 10-4 12-8 2-3 20-75 22-85 13 1 45 8 45 33 0 2 0 5-1 8-1 5-2 10-2 14 0 22 15 38 36 38 11 0 22-6 30-20 10-18 14-39 14-40 0-3-3-3-4-3-4 0-5 1-6 6-7 29-16 49-34 49-6 0-12-4-12-19 0-6 2-15 4-22 1-5 1-8 1-11 0-25-25-36-58-41 12-6 26-18 34-27 18-21 37-37 56-37 2 0 2 0 3 0 4 1 5 1 7 3 2 1 2 1 3 2-19 1-22 15-22 21 0 5 4 13 14 13s21-9 21-23c0-12-9-25-25-25-11 0-29 3-58 34-13 15-27 31-43 35 14-54 28-108 41-162z"><text:p/></draw:path><draw:path draw:style-name="gr3" draw:text-style-name="P6" svg:width="0.0484in" svg:height="0.072in" svg:x="0.0768in" svg:y="0.0571in" svg:viewBox="0 0 124 184" svg:d="M59 89c21 0 37 14 37 44 0 33-20 42-35 42-11 0-35-3-47-18 13-1 16-10 16-15 0-9-6-14-15-14-7 0-15 4-15 15 0 24 29 41 61 41 38 0 63-25 63-51 0-22-16-43-47-48 29-11 40-31 40-48 0-21-26-37-55-37-30 0-53 14-53 36 0 9 5 15 14 15 8 0 13-7 13-15 0-7-5-13-13-13 9-12 28-15 38-15 12 0 29 6 29 29 0 11-4 25-11 32-9 10-16 11-30 12-6 0-7 0-8 0s-4 1-4 5c0 3 4 3 8 3s10 0 14 0z"><text:p/></draw:path><draw:path draw:style-name="gr3" draw:text-style-name="P6" svg:width="0.1004in" svg:height="0.035in" svg:x="0.1902in" svg:y="0.05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685in" svg:height="0.1063in" svg:x="0.3504in" svg:y="0in" svg:viewBox="0 0 175 271" svg:d="M90 4c-2-1 0-4-5-4-9 0-38 3-48 4-3 0-6 0-6 8 0 4 3 4 9 4 18 0 19 3 19 7-1 2-1 6-2 8-18 73-36 147-55 221-2 5-2 5-2 9 0 8 8 10 11 10 6 0 11-4 13-8 2-3 20-75 22-85 13 1 45 8 45 33 0 2 0 5-1 8-1 5-2 10-2 14 0 22 15 38 36 38 11 0 22-6 30-20 10-18 14-39 14-40 0-3-3-3-4-3-4 0-4 1-6 6-7 29-16 49-34 49-6 0-12-4-12-19 0-6 1-15 3-22 2-5 2-8 2-11 0-25-25-36-58-41 13-6 25-18 33-27 19-21 37-37 56-37 3 0 3 0 4 0 4 1 4 1 8 3 1 1 1 1 2 2-19 1-22 15-22 21 0 5 3 13 14 13 10 0 21-9 21-23 0-12-9-25-27-25-9 0-28 3-56 34-13 15-28 31-43 35 14-54 28-108 41-162z"><text:p/></draw:path><draw:path draw:style-name="gr3" draw:text-style-name="P6" svg:width="0.0386in" svg:height="0.0697in" svg:x="0.4327in" svg:y="0.0571in" svg:viewBox="0 0 99 178" svg:d="M62 8c0-8 0-8-8-8-18 18-42 18-54 18 0 3 0 6 0 9 7 0 25 0 40-7 0 45 0 91 0 137 0 8 0 11-27 11-3 0-8 0-11 0 0 4 0 7 0 10 6 0 39-1 49-1 8 0 42 1 48 1 0-3 0-6 0-10-3 0-7 0-10 0-27 0-27-3-27-11 0-50 0-100 0-149z"><text:p/></draw:path><draw:path draw:style-name="gr3" draw:text-style-name="P6" svg:width="0.1008in" svg:height="0.1004in" svg:x="0.5319in" svg:y="0.0161in" svg:viewBox="0 0 257 256" svg:d="M136 136c37 0 72 0 108 0 6 0 13 0 13-7 0-8-7-8-13-8-36 0-71 0-108 0 0-36 0-71 0-108 0-5 0-13-7-13-8 0-8 8-8 13 0 37 0 72 0 108-36 0-71 0-108 0-5 0-13 0-13 8 0 7 8 7 13 7 37 0 72 0 108 0 0 36 0 72 0 107 0 6 0 13 8 13 7 0 7-7 7-13 0-35 0-71 0-107z"><text:p/></draw:path><draw:path draw:style-name="gr3" draw:text-style-name="P6" svg:width="0.0685in" svg:height="0.1063in" svg:x="0.6835in" svg:y="0in" svg:viewBox="0 0 175 271" svg:d="M89 4c-1-1 0-4-4-4-9 0-38 3-48 4-3 0-7 0-7 8 0 4 3 4 10 4 18 0 18 3 18 7 0 2-1 6-1 8-19 73-37 147-56 221-1 5-1 5-1 9 0 8 8 10 11 10 6 0 11-4 13-8 2-3 20-75 22-85 13 1 44 8 44 33 0 2 0 5-1 8 0 5-1 10-1 14 0 22 15 38 35 38 12 0 22-6 31-20 10-18 14-39 14-40 0-3-3-3-4-3-4 0-5 1-6 6-7 29-16 49-34 49-7 0-12-4-12-19 0-6 1-15 3-22 2-5 2-8 2-11 0-25-25-36-58-41 12-6 25-18 33-27 19-21 37-37 55-37 4 0 4 0 5 0 4 1 4 1 8 3 1 1 1 1 1 2-18 1-22 15-22 21 0 5 4 13 15 13 10 0 21-9 21-23 0-12-9-25-27-25-11 0-28 3-56 34-13 15-28 31-43 35 14-54 27-108 40-162z"><text:p/></draw:path><draw:path draw:style-name="gr3" draw:text-style-name="P6" svg:width="0.0469in" svg:height="0.0697in" svg:x="0.761in" svg:y="0.0571in" svg:viewBox="0 0 120 178" svg:d="M120 130c-3 0-7 0-10 0 0 6-3 22-7 25-2 1-23 1-26 1-16 0-34 0-51 0 29-25 39-32 55-45 20-16 39-33 39-58 0-33-29-53-64-53-33 0-56 23-56 48 0 15 12 16 14 16 7 0 15-5 15-15 0-5-3-14-16-14 8-20 27-25 39-25 27 0 42 21 42 43 0 23-17 42-26 52-22 20-44 42-66 63-2 2-2 2-2 10 37 0 74 0 111 0 3-15 6-32 9-48z"><text:p/></draw:path><draw:path draw:style-name="gr3" draw:text-style-name="P6" svg:width="0.0752in" svg:height="0.087in" svg:x="0.8776in" svg:y="0.0236in" svg:viewBox="0 0 192 222" svg:d="M179 120c7 0 13 0 13-8 0-7-6-7-13-7-55 0-109 0-164 0 5-52 50-90 104-90 20 0 40 0 60 0 7 0 13 0 13-7 0-8-6-8-13-8-20 0-40 0-60 0-66 0-119 51-119 112s53 110 119 110c20 0 40 0 60 0 7 0 13 0 13-7 0-8-6-8-13-8-20 0-40 0-60 0-54 0-99-36-104-87 55 0 109 0 164 0z"><text:p/></draw:path><draw:path draw:style-name="gr3" draw:text-style-name="P6" svg:width="0.1028in" svg:height="0.1063in" svg:x="1.0122in" svg:y="0.0016in" svg:viewBox="0 0 262 271" svg:d="M34 35c0 63 0 126 0 187 0 21-3 28-23 28-4 0-11 1-11 6 0 7 7 7 13 7 20 0 41 0 61 0 6 0 12 0 12-7 0-5-6-6-11-6-22 0-24-9-24-29 0-58 0-116 0-175 55 73 111 146 166 219 3 4 5 6 9 6 6 0 6-6 6-13 0-72 0-145 0-217 0-21 3-27 21-28 2 0 9 0 9-6 0-7-6-7-13-7-19 0-38 0-56 0-7 0-14 0-14 7 0 6 8 6 11 6 22 1 26 9 26 29 0 39 0 80 0 121-39-53-79-106-117-158-4-5-5-5-14-5-22 0-45 0-67 0-7 0-14 0-14 7 0 6 7 6 9 6 10 1 18 8 21 12 0 4 0 5 0 10zM218 244c-56-73-111-147-167-221-5-4-5-5-9-10 15 0 31 0 46 0 43 58 87 117 130 175 0 19 0 38 0 56z"><text:p/></draw:path></draw:g></text:span><text:span text:style-name="T8">. נחבר משוואות ונקבל:</text:span></text:p>
          <text:p text:style-name="P62"><text:s/><text:span text:style-name="T8"><draw:g text:anchor-type="as-char" svg:y="-0.1902in" draw:z-index="13" draw:name="Shape267" draw:style-name="gr1"><svg:title>TexMaths</svg:title><svg:desc>11§latex§\begin{gather*}
  2k_1 + 2k_2 = f(n) - g(n) + g(n) - h(n) \\
  2k_3 = 2(k_1 + k_2) = f(n) - h(n)
\end{gather}§svg§600§FALSE§</svg:desc><draw:path draw:style-name="gr2" draw:text-style-name="P5" svg:width="2.5362in" svg:height="0.3642in" svg:x="-0.0004in" svg:y="0.0079in" svg:viewBox="0 0 6443 926" svg:d="M0 0c2147 0 4295 0 6443 0 0 308 0 617 0 926-2148 0-4296 0-6443 0 0-309 0-618 0-926z"><text:p/></draw:path><draw:path draw:style-name="gr3" draw:text-style-name="P6" svg:width="0.0602in" svg:height="0.1004in" svg:x="-0.0004in" svg:y="0.0138in" svg:viewBox="0 0 154 256" svg:d="M30 227c13-13 27-27 40-40 61-53 84-74 84-112 0-44-35-75-83-75-42 0-71 35-71 69 0 22 19 22 20 22 6 0 20-4 20-21 0-9-7-19-20-19-4 0-5 0-6 0 9-26 30-40 53-40 35 0 52 32 52 64 0 31-20 60-41 85-25 27-49 55-75 82-3 5-3 6-3 14 47 0 96 0 143 0 3-23 8-45 11-67-3 0-7 0-10 0-2 12-4 29-9 36-2 2-27 2-36 2-23 0-46 0-69 0z"><text:p/></draw:path><draw:path draw:style-name="gr3" draw:text-style-name="P6" svg:width="0.0685in" svg:height="0.1067in" svg:x="0.0764in" svg:y="0.0087in" svg:viewBox="0 0 175 272" svg:d="M90 4c0-1 0-4-5-4-9 0-38 2-48 3-3 1-7 1-7 8 0 4 4 4 10 4 18 0 18 4 18 7 0 2-1 6-1 8-19 75-37 148-56 223-1 6-1 6-1 8 0 10 8 11 11 11 6 0 11-3 13-8 2-3 20-75 22-85 13 1 45 8 45 33 0 3 0 5-1 8-1 5-2 10-2 13 0 23 15 39 35 39 12 0 23-6 31-20 10-18 14-38 14-40 0-3-3-3-4-3-4 0-4 1-6 7-7 28-16 48-34 48-6 0-12-4-12-19 0-6 1-15 4-22 1-6 1-7 1-12 0-24-25-36-58-39 13-8 25-20 33-29 19-21 37-37 56-37 3 0 3 0 4 0 4 1 4 1 8 3 1 0 1 1 2 1-19 2-22 17-22 21 0 7 3 14 14 14 10 0 21-9 21-24 0-11-9-24-27-24-11 0-28 3-56 34-13 14-28 30-42 36 13-54 27-109 40-163z"><text:p/></draw:path><draw:path draw:style-name="gr3" draw:text-style-name="P6" svg:width="0.0386in" svg:height="0.0701in" svg:x="0.1587in" svg:y="0.0665in" svg:viewBox="0 0 99 179" svg:d="M62 8c0-8 0-8-8-8-18 17-42 18-54 18 0 3 0 5 0 8 7 0 25 0 40-6 0 46 0 91 0 137 0 9 0 12-27 12-3 0-8 0-11 0 0 4 0 7 0 10 6 0 39-1 49-1 8 0 42 1 48 1 0-3 0-6 0-10-3 0-7 0-10 0-27 0-27-3-27-12 0-49 0-100 0-149z"><text:p/></draw:path><draw:path draw:style-name="gr3" draw:text-style-name="P6" svg:width="0.1008in" svg:height="0.1012in" svg:x="0.2579in" svg:y="0.0256in" svg:viewBox="0 0 257 258" svg:d="M136 136c37 0 72 0 108 0 6 0 13 0 13-7 0-8-7-8-13-8-36 0-71 0-108 0 0-36 0-73 0-109 0-5 0-12-7-12-8 0-8 7-8 12 0 36 0 73 0 109-36 0-72 0-108 0-5 0-13 0-13 8 0 7 8 7 13 7 36 0 72 0 108 0 0 36 0 72 0 108 0 6 0 14 8 14 7 0 7-8 7-14 0-36 0-72 0-108z"><text:p/></draw:path><draw:path draw:style-name="gr3" draw:text-style-name="P6" svg:width="0.0606in" svg:height="0.1004in" svg:x="0.4091in" svg:y="0.0138in" svg:viewBox="0 0 155 256" svg:d="M30 227c14-13 27-27 41-40 61-53 84-74 84-112 0-44-35-75-82-75-44 0-73 35-73 69 0 22 20 22 21 22 7 0 20-4 20-21 0-9-7-19-20-19-3 0-4 0-6 0 9-26 30-40 53-40 35 0 52 32 52 64 0 31-20 60-41 85-25 27-49 55-75 82-4 5-4 6-4 14 48 0 96 0 144 0 3-23 8-45 11-67-3 0-7 0-10 0-2 12-4 29-9 36-2 2-28 2-36 2-23 0-47 0-70 0z"><text:p/></draw:path><draw:path draw:style-name="gr3" draw:text-style-name="P6" svg:width="0.0685in" svg:height="0.1067in" svg:x="0.4858in" svg:y="0.0087in" svg:viewBox="0 0 175 272" svg:d="M89 4c0-1 0-4-4-4-9 0-38 2-48 3-3 1-7 1-7 8 0 4 3 4 10 4 18 0 18 4 18 7 0 2-1 6-1 8-18 75-37 148-56 223-1 6-1 6-1 8 0 10 8 11 11 11 5 0 11-3 13-8 2-3 20-75 22-85 13 1 44 8 44 33 0 3 0 5-1 8 0 5-1 10-1 13 0 23 15 39 35 39 12 0 22-6 31-20 10-18 14-38 14-40 0-3-3-3-4-3-5 0-4 1-6 7-7 28-17 48-34 48-7 0-12-4-12-19 0-6 1-15 3-22 2-6 2-7 2-12 0-24-25-36-58-39 13-8 25-20 33-29 19-21 37-37 55-37 4 0 4 0 5 0 4 1 4 1 8 3 1 0 1 1 1 1-18 2-22 17-22 21 0 7 4 14 15 14 10 0 21-9 21-24 0-11-9-24-27-24-11 0-28 3-56 34-13 14-28 30-43 36 14-54 27-109 40-163z"><text:p/></draw:path><draw:path draw:style-name="gr3" draw:text-style-name="P6" svg:width="0.0469in" svg:height="0.0701in" svg:x="0.5634in" svg:y="0.0665in" svg:viewBox="0 0 120 179" svg:d="M120 130c-3 0-7 0-10 0 0 6-3 22-7 25-2 1-23 1-26 1-17 0-34 0-51 0 29-25 39-33 55-45 20-16 39-33 39-58 0-33-29-53-64-53-33 0-56 23-56 48 0 14 12 16 14 16 7 0 15-6 15-14 0-6-3-15-16-15 8-20 27-25 39-25 27 0 41 21 41 43 0 23-16 42-25 52-22 20-44 42-66 63-2 4-2 4-2 11 37 0 74 0 111 0 3-16 6-33 9-49z"><text:p/></draw:path><draw:path draw:style-name="gr3" draw:text-style-name="P6" svg:width="0.1008in" svg:height="0.035in" svg:x="0.6756in" svg:y="0.0583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6" svg:width="0.076in" svg:height="0.1378in" svg:x="0.8358in" svg:y="0.0075in" svg:viewBox="0 0 194 351" svg:d="M122 118c11 0 22 0 33 0 8 0 11 0 11-8 0-4-3-4-10-4-11 0-21 0-32 0 2-15 6-30 8-44 2-8 7-36 10-41 3-7 10-12 17-12 3 0 13 0 19 6-16 2-21 16-21 21 0 9 8 14 15 14 9 0 22-9 22-24 0-17-18-26-35-26-13 0-37 7-49 45-2 8-3 12-12 61-9 0-18 0-27 0-7 0-12 0-12 7 0 5 4 5 11 5 9 0 17 0 26 0-10 50-19 101-29 153-8 37-14 72-34 72-1 0-11 0-19-7 18-1 22-15 22-21 0-9-7-13-14-13-10 0-22 8-22 23 0 17 18 26 33 26 22 0 37-22 44-37 12-25 21-71 22-74 8-41 15-82 23-122z"><text:p/></draw:path><draw:path draw:style-name="gr3" draw:text-style-name="P6" svg:width="0.035in" svg:height="0.1516in" svg:x="0.9339in" svg:y="0in" svg:viewBox="0 0 90 386" svg:d="M90 383c0-1 0-2-6-9-49-48-61-122-61-180 0-69 14-136 62-184 5-4 5-4 5-6 0-3-2-4-4-4-4 0-39 26-61 75-20 43-25 86-25 119 0 29 4 76 26 120 24 47 56 72 60 72 2 0 4-1 4-3z"><text:p/></draw:path><draw:path draw:style-name="gr3" draw:text-style-name="P6" svg:width="0.0823in" svg:height="0.0685in" svg:x="0.9823in" svg:y="0.0469in" svg:viewBox="0 0 210 175" svg:d="M23 149c-1 5-3 14-3 16 0 7 5 10 11 10 4 0 12-3 14-11 1 0 6-19 8-29 3-11 5-23 9-34 2-9 4-17 6-26 1-7 5-18 5-19 5-12 26-47 62-47 18 0 21 14 21 26 0 24-19 74-24 90-4 9-4 15-4 18 0 19 13 32 31 32 37 0 51-56 51-59 0-4-3-4-4-4-5 0-5 1-7 7-8 26-20 48-38 48-7 0-10-4-10-13 0-10 3-19 6-27 8-21 25-63 25-85 0-27-17-42-46-42-34 0-52 25-59 34-2-22-19-34-36-34-19 0-26 15-29 22-6 13-12 36-12 37 0 5 4 5 5 5 4 0 5-1 7-9 7-27 14-46 28-46 7 0 12 4 12 17 0 8-1 13-6 33-8 30-15 60-23 90z"><text:p/></draw:path><draw:path draw:style-name="gr3" draw:text-style-name="P6" svg:width="0.035in" svg:height="0.1516in" svg:x="1.078in" svg:y="0in" svg:viewBox="0 0 90 386" svg:d="M90 194c0-31-4-77-25-121-24-48-57-73-61-73-2 0-4 1-4 4 0 2 0 2 8 9 37 38 59 99 59 181 0 66-14 133-62 182-5 5-5 6-5 7 0 2 2 3 4 3 4 0 39-26 62-75 20-42 24-85 24-117z"><text:p/></draw:path><draw:path draw:style-name="gr3" draw:text-style-name="P6" svg:width="0.0929in" svg:height="0.0055in" svg:x="1.1752in" svg:y="0.0732in" svg:viewBox="0 0 237 15" svg:d="M223 15c6 0 14 0 14-7 0-8-8-8-14-8-70 0-139 0-210 0-6 0-13 0-13 8 0 7 7 7 13 7 71 0 140 0 210 0z"><text:p/></draw:path><draw:path draw:style-name="gr3" draw:text-style-name="P6" svg:width="0.0693in" svg:height="0.098in" svg:x="1.3165in" svg:y="0.0469in" svg:viewBox="0 0 177 250" svg:d="M176 25c0-2 1-4 1-6 0-7-4-11-11-11-4 0-14 3-16 16-7-14-20-24-36-24-44 0-92 54-92 110 0 39 23 61 52 61 22 0 40-18 45-22-9 35-13 50-13 51-2 4-15 42-55 42-8 0-21-1-31-4 11-4 15-13 15-20s-4-13-14-13c-9 0-21 6-21 22 0 15 14 23 51 23 48 0 77-30 82-53 14-57 29-114 43-172zM125 121c-2 11-11 20-19 28-8 6-20 14-31 14-20 0-26-21-26-36 0-18 11-64 22-84 10-19 27-34 43-34 26 0 31 31 31 33s-1 4-1 5c-7 25-12 50-19 74z"><text:p/></draw:path><draw:path draw:style-name="gr3" draw:text-style-name="P6" svg:width="0.035in" svg:height="0.1516in" svg:x="1.4071in" svg:y="0in" svg:viewBox="0 0 90 386" svg:d="M90 383c0-1 0-2-6-9-49-48-61-122-61-180 0-69 14-136 62-184 5-4 5-4 5-6 0-3-2-4-4-4-3 0-39 26-61 75-19 43-25 86-25 119 0 29 4 76 26 120 24 47 57 72 60 72 2 0 4-1 4-3z"><text:p/></draw:path><draw:path draw:style-name="gr3" draw:text-style-name="P6" svg:width="0.0823in" svg:height="0.0685in" svg:x="1.4555in" svg:y="0.0469in" svg:viewBox="0 0 210 175" svg:d="M23 149c-1 5-3 14-3 16 0 7 5 10 11 10 4 0 12-3 14-11 1 0 6-19 8-29 3-11 5-23 9-34 2-9 4-17 6-26 1-7 5-18 5-19 5-12 26-47 62-47 18 0 21 14 21 26 0 24-18 74-24 90-4 9-4 15-4 18 0 19 13 32 32 32 36 0 50-56 50-59 0-4-3-4-4-4-5 0-5 1-7 7-8 26-20 48-38 48-7 0-10-4-10-13 0-10 3-19 6-27 8-21 25-63 25-85 0-27-17-42-46-42-34 0-52 25-59 34-2-22-19-34-36-34-19 0-26 15-29 22-6 13-12 36-12 37 0 5 4 5 6 5 3 0 4-1 6-9 7-27 14-46 28-46 7 0 12 4 12 17 0 8-1 13-6 33-7 30-15 60-23 90z"><text:p/></draw:path><draw:path draw:style-name="gr3" draw:text-style-name="P6" svg:width="0.035in" svg:height="0.1516in" svg:x="1.5512in" svg:y="0in" svg:viewBox="0 0 90 386" svg:d="M90 194c0-31-4-77-25-121-24-48-57-73-61-73-2 0-4 1-4 4 0 2 0 2 8 9 37 38 59 99 59 181 0 66-14 133-62 182-5 5-5 6-5 7 0 2 2 3 4 3 4 0 39-26 62-75 20-42 24-85 24-117z"><text:p/></draw:path><draw:path draw:style-name="gr3" draw:text-style-name="P6" svg:width="0.1004in" svg:height="0.1012in" svg:x="1.6445in" svg:y="0.0256in" svg:viewBox="0 0 256 258" svg:d="M136 136c37 0 72 0 108 0 6 0 12 0 12-7 0-8-6-8-12-8-36 0-71 0-108 0 0-36 0-73 0-109 0-5 0-12-7-12-8 0-8 7-8 12 0 36 0 73 0 109-36 0-73 0-109 0-5 0-12 0-12 8 0 7 7 7 12 7 36 0 73 0 109 0 0 36 0 72 0 108 0 6 0 14 8 14 7 0 7-8 7-14 0-36 0-72 0-108z"><text:p/></draw:path><draw:path draw:style-name="gr3" draw:text-style-name="P6" svg:width="0.0693in" svg:height="0.098in" svg:x="1.7906in" svg:y="0.0469in" svg:viewBox="0 0 177 250" svg:d="M176 25c0-2 1-4 1-6 0-7-4-11-11-11-4 0-14 3-16 16-7-14-20-24-36-24-44 0-92 54-92 110 0 39 23 61 52 61 22 0 40-18 45-22-9 35-13 50-13 51-1 4-15 42-55 42-8 0-21-1-31-4 11-4 15-13 15-20s-4-13-14-13c-9 0-21 6-21 22 0 15 14 23 51 23 48 0 77-30 82-53 14-57 29-114 43-172zM125 121c-2 11-11 20-19 28-8 6-20 14-31 14-20 0-26-21-26-36 0-18 12-64 23-84 9-19 26-34 42-34 26 0 31 31 31 33s-1 4-1 5c-7 25-12 50-19 74z"><text:p/></draw:path><draw:path draw:style-name="gr3" draw:text-style-name="P6" svg:width="0.035in" svg:height="0.1516in" svg:x="1.8811in" svg:y="0in" svg:viewBox="0 0 90 386" svg:d="M90 383c0-1 0-2-6-9-49-48-61-122-61-180 0-69 14-136 62-184 5-4 5-4 5-6 0-3-1-4-4-4s-39 26-61 75c-19 43-25 86-25 119 0 29 4 76 26 120 24 47 57 72 60 72s4-1 4-3z"><text:p/></draw:path><draw:path draw:style-name="gr3" draw:text-style-name="P6" svg:width="0.0823in" svg:height="0.0685in" svg:x="1.9295in" svg:y="0.0469in" svg:viewBox="0 0 210 175" svg:d="M23 149c-1 5-3 14-3 16 0 7 5 10 11 10 4 0 12-3 14-11 1 0 6-19 8-29 3-11 5-23 9-34 2-9 4-17 6-26 1-7 5-18 5-19 5-12 26-47 62-47 18 0 21 14 21 26 0 24-19 74-24 90-4 9-4 15-4 18 0 19 13 32 32 32 36 0 50-56 50-59 0-4-3-4-4-4-5 0-5 1-7 7-8 26-20 48-38 48-7 0-10-4-10-13 0-10 3-19 6-27 8-21 25-63 25-85 0-27-17-42-46-42-34 0-52 25-59 34-2-22-19-34-36-34-19 0-26 15-29 22-6 13-12 36-12 37 0 5 4 5 6 5 3 0 4-1 6-9 7-27 14-46 28-46 7 0 12 4 12 17 0 8-1 13-6 33-7 30-15 60-23 90z"><text:p/></draw:path><draw:path draw:style-name="gr3" draw:text-style-name="P6" svg:width="0.035in" svg:height="0.1516in" svg:x="2.0252in" svg:y="0in" svg:viewBox="0 0 90 386" svg:d="M90 194c0-31-4-77-25-121-24-48-57-73-61-73-2 0-4 1-4 4 0 2 0 2 8 9 37 38 59 99 59 181 0 66-14 133-61 182-6 5-6 6-6 7 0 2 2 3 4 3 4 0 39-26 62-75 20-42 24-85 24-117z"><text:p/></draw:path><draw:path draw:style-name="gr3" draw:text-style-name="P6" svg:width="0.0929in" svg:height="0.0055in" svg:x="2.122in" svg:y="0.0732in" svg:viewBox="0 0 237 15" svg:d="M223 15c7 0 14 0 14-7 0-8-7-8-14-8-70 0-139 0-210 0-6 0-13 0-13 8 0 7 7 7 13 7 71 0 140 0 210 0z"><text:p/></draw:path><draw:path draw:style-name="gr3" draw:text-style-name="P6" svg:width="0.074in" svg:height="0.1067in" svg:x="2.2701in" svg:y="0.0087in" svg:viewBox="0 0 189 272" svg:d="M89 4c0-1 0-4-4-4-9 0-38 2-48 3-3 1-7 1-7 8 0 4 3 4 10 4 17 0 18 4 18 7 0 2-1 6-1 8-19 75-37 148-56 223-1 6-1 6-1 8 0 10 8 11 11 11 7 0 12-5 14-10 2-10 6-20 8-30 2-12 6-23 8-34 2-9 5-18 6-26 1-3 5-15 5-18 1-3 13-24 26-35 9-6 21-13 37-13 17 0 21 13 21 26 0 21-15 64-24 87-3 9-5 13-5 21 0 19 14 32 32 32 36 0 50-56 50-60 0-3-3-3-4-3-3 0-4 1-6 7-6 21-18 48-39 48-7 0-10-4-10-13 0-10 4-19 7-28 6-16 24-62 24-84 0-26-16-42-44-42-25 0-43 12-58 30 10-41 20-82 30-123z"><text:p/></draw:path><draw:path draw:style-name="gr3" draw:text-style-name="P6" svg:width="0.0346in" svg:height="0.1516in" svg:x="2.3646in" svg:y="0in" svg:viewBox="0 0 89 386" svg:d="M89 383c0-1 0-2-7-9-48-48-60-122-60-180 0-69 14-136 63-184 4-4 4-4 4-6 0-3-1-4-3-4-5 0-39 26-62 75-20 43-24 86-24 119 0 29 3 76 25 120 23 47 56 72 61 72 2 0 3-1 3-3z"><text:p/></draw:path><draw:path draw:style-name="gr3" draw:text-style-name="P6" svg:width="0.0819in" svg:height="0.0685in" svg:x="2.413in" svg:y="0.0469in" svg:viewBox="0 0 209 175" svg:d="M22 149c-1 5-3 14-3 16 0 7 5 10 11 10 5 0 12-3 14-11 1 0 6-19 8-29 3-11 5-23 9-34 2-9 4-17 6-26 1-7 5-18 5-19 6-12 26-47 63-47 18 0 21 14 21 26 0 24-20 74-25 90-3 9-4 15-4 18 0 19 14 32 31 32 37 0 51-56 51-59 0-4-3-4-4-4-5 0-5 1-6 7-8 26-21 48-39 48-7 0-10-4-10-13 0-10 4-19 7-27 7-21 23-63 23-85 0-27-16-42-44-42-35 0-53 25-60 34-2-22-18-34-35-34-19 0-26 15-30 22-5 13-11 36-11 37 0 5 3 5 4 5 4 0 5-1 7-9 7-27 14-46 29-46 7 0 11 4 11 17 0 8-2 13-6 33-8 30-15 60-23 90z"><text:p/></draw:path><draw:path draw:style-name="gr3" draw:text-style-name="P6" svg:width="0.035in" svg:height="0.1516in" svg:x="2.5083in" svg:y="0in" svg:viewBox="0 0 90 386" svg:d="M90 194c0-31-4-77-25-121-23-48-57-73-61-73-2 0-4 1-4 4 0 2 0 2 8 9 38 38 60 99 60 181 0 66-14 133-62 182-6 5-6 6-6 7 0 2 2 3 4 3 4 0 39-26 62-75 20-42 24-85 24-117z"><text:p/></draw:path><draw:path draw:style-name="gr3" draw:text-style-name="P6" svg:width="0.0606in" svg:height="0.1012in" svg:x="0.2386in" svg:y="0.2406in" svg:viewBox="0 0 155 258" svg:d="M30 228c14-13 27-27 42-40 59-53 83-74 83-113 0-44-35-75-82-75-44 0-73 36-73 70 0 22 20 22 21 22 6 0 20-5 20-20 0-10-7-20-20-20-3 0-4 0-6 0 9-26 30-40 52-40 35 0 53 32 53 63 0 32-20 61-41 86-25 27-49 55-75 82-4 5-4 6-4 15 48 0 96 0 144 0 3-24 8-46 11-68-3 0-6 0-10 0-2 13-4 29-9 35-2 3-28 3-36 3-23 0-47 0-70 0z"><text:p/></draw:path><draw:path draw:style-name="gr3" draw:text-style-name="P6" svg:width="0.0685in" svg:height="0.1071in" svg:x="0.3157in" svg:y="0.2366in" svg:viewBox="0 0 175 273" svg:d="M89 4c-1-1 0-4-4-4-9 0-38 3-48 4-3 0-7 2-7 8 0 5 3 5 10 5 18 0 18 3 18 6 0 2-1 6-1 8-19 75-37 148-56 223-1 5-1 6-1 8 0 9 8 11 11 11 6 0 11-3 13-8 2-3 20-75 22-85 13 2 44 7 44 34 0 2 0 3-1 7 0 5-1 9-1 13 0 24 15 39 35 39 12 0 22-7 31-21 10-16 14-37 14-38 0-5-3-5-5-5-3 0-3 2-5 8-8 27-17 47-34 47-7 0-12-4-12-17 0-7 1-16 3-22 2-7 2-8 2-13 0-25-25-36-58-40 12-7 25-19 33-29 19-20 37-36 55-36 3 0 4 0 5 0 4 1 4 1 8 3 1 0 1 1 1 1-19 1-22 17-22 21 0 7 4 14 15 14 10 0 21-8 21-24 0-11-9-24-26-24-11 0-29 3-57 34-13 14-28 30-43 36 14-55 27-109 40-164z"><text:p/></draw:path><draw:path draw:style-name="gr3" draw:text-style-name="P6" svg:width="0.0484in" svg:height="0.0724in" svg:x="0.3925in" svg:y="0.2941in" svg:viewBox="0 0 124 185" svg:d="M59 89c21 0 37 14 37 43 0 34-20 44-35 44-11 0-36-3-47-19 12-1 16-10 16-15 0-9-7-15-16-15-6 0-14 5-14 16 0 25 28 42 61 42 37 0 63-25 63-53 0-21-17-42-47-48 29-10 39-30 39-47 0-22-25-37-54-37-31 0-54 14-54 36 0 9 6 15 14 15 9 0 14-7 14-15 0-7-5-13-14-14 10-12 29-14 39-14 12 0 28 5 28 29 0 11-3 24-10 32-10 10-16 11-31 11-6 1-6 1-8 1-1 2-3 2-3 4 0 4 3 4 7 4 5 0 10 0 15 0z"><text:p/></draw:path><draw:path draw:style-name="gr3" draw:text-style-name="P6" svg:width="0.1008in" svg:height="0.035in" svg:x="0.5055in" svg:y="0.2866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02in" svg:height="0.1012in" svg:x="0.6654in" svg:y="0.2406in" svg:viewBox="0 0 154 258" svg:d="M30 228c14-13 27-27 41-40 60-53 83-74 83-113 0-44-34-75-81-75-44 0-73 36-73 70 0 22 20 22 21 22 7 0 20-5 20-20 0-10-7-20-21-20-2 0-4 0-5 0 9-26 30-40 52-40 35 0 52 32 52 63 0 32-19 61-40 86-25 27-49 55-75 82-4 5-4 6-4 15 48 0 96 0 144 0 3-24 7-46 10-68-3 0-6 0-9 0-2 13-5 29-9 35-3 3-28 3-36 3-23 0-47 0-70 0z"><text:p/></draw:path><draw:path draw:style-name="gr3" draw:text-style-name="P6" svg:width="0.035in" svg:height="0.1516in" svg:x="0.7488in" svg:y="0.2283in" svg:viewBox="0 0 90 386" svg:d="M90 382c0-1 0-1-6-8-49-48-61-122-61-181 0-68 14-135 62-183 5-4 5-6 5-7 0-2-2-3-4-3-3 0-39 26-62 75-20 43-24 86-24 118 0 30 4 77 25 121 23 47 58 72 61 72 2 0 4-1 4-4z"><text:p/></draw:path><draw:path draw:style-name="gr3" draw:text-style-name="P6" svg:width="0.0689in" svg:height="0.1071in" svg:x="0.8012in" svg:y="0.2366in" svg:viewBox="0 0 176 273" svg:d="M90 4c-2-1 0-4-5-4-9 0-37 3-48 4-2 0-6 2-6 8 0 5 3 5 9 5 18 0 19 3 19 6 0 2-1 6-1 8-18 75-37 148-56 223-2 5-2 6-2 8 0 9 8 11 12 11 5 0 10-3 12-8 2-3 20-75 22-85 13 2 45 7 45 34 0 2 0 3-1 7-1 5-2 9-2 13 0 24 16 39 36 39 11 0 22-7 31-21 9-16 13-37 13-38 0-5-3-5-4-5-4 0-4 2-6 8-7 27-16 47-34 47-6 0-12-4-12-17 0-7 2-16 4-22 1-7 1-8 1-13 0-25-25-36-58-40 13-7 26-19 34-29 19-20 37-36 56-36 2 0 2 0 3 0 4 1 5 1 8 3 1 0 1 1 2 1-19 1-22 17-22 21 0 7 4 14 14 14s22-8 22-24c0-11-10-24-26-24-11 0-29 3-58 34-13 14-27 30-43 36 14-55 28-109 41-164z"><text:p/></draw:path><draw:path draw:style-name="gr3" draw:text-style-name="P6" svg:width="0.0382in" svg:height="0.0701in" svg:x="0.8839in" svg:y="0.2941in" svg:viewBox="0 0 98 179" svg:d="M61 8c0-8-1-8-8-8-18 17-42 17-53 17 0 3 0 6 0 9 7 0 24 0 38-7 0 46 0 92 0 138 0 9 1 12-26 12-3 0-8 0-11 0 0 4 0 7 0 10 6 0 39-1 48-1s43 1 49 1c0-3 0-6 0-10-3 0-7 0-10 0-28 0-27-3-27-12 0-49 0-100 0-149z"><text:p/></draw:path><draw:path draw:style-name="gr3" draw:text-style-name="P6" svg:width="0.1008in" svg:height="0.1012in" svg:x="0.9827in" svg:y="0.2528in" svg:viewBox="0 0 257 258" svg:d="M136 136c37 0 72 0 108 0 6 0 13 0 13-7 0-8-7-8-13-8-36 0-71 0-108 0 0-36 0-71 0-108 0-5 0-13-7-13-8 0-8 8-8 13 0 37 0 72 0 108-36 0-72 0-108 0-5 0-13 0-13 8 0 7 8 7 13 7 36 0 72 0 108 0 0 37 0 73 0 109 0 6 0 13 8 13 7 0 7-7 7-13 0-36 0-72 0-109z"><text:p/></draw:path><draw:path draw:style-name="gr3" draw:text-style-name="P6" svg:width="0.0689in" svg:height="0.1071in" svg:x="1.1346in" svg:y="0.2366in" svg:viewBox="0 0 176 273" svg:d="M90 4c-2-1 0-4-5-4-9 0-37 3-47 4-3 0-7 2-7 8 0 5 3 5 9 5 18 0 19 3 19 6 0 2-1 6-1 8-18 75-37 148-56 223-2 5-2 6-2 8 0 9 8 11 12 11 5 0 10-3 13-8 1-3 19-75 21-85 13 2 45 7 45 34 0 2 0 3-1 7-1 5-1 9-1 13 0 24 15 39 35 39 11 0 22-7 31-21 9-16 13-37 13-38 0-5-3-5-4-5-3 0-5 2-6 8-7 27-16 47-33 47-7 0-13-4-13-17 0-7 2-16 3-22 3-7 3-8 3-13 0-25-26-36-57-40 11-7 24-19 32-29 19-20 37-36 55-36 3 0 3 0 4 0 4 1 5 1 9 3 0 0 0 1 1 1-19 1-22 17-22 21 0 7 4 14 14 14s22-8 22-24c0-11-9-24-26-24-11 0-29 3-58 34-13 14-27 30-43 36 14-55 28-109 41-164z"><text:p/></draw:path><draw:path draw:style-name="gr3" draw:text-style-name="P6" svg:width="0.0465in" svg:height="0.0701in" svg:x="1.2126in" svg:y="0.2941in" svg:viewBox="0 0 119 179" svg:d="M119 130c-3 0-6 0-9 0-1 6-3 22-7 25-2 1-23 1-27 1-17 0-33 0-50 0 29-25 38-33 54-45 20-16 39-33 39-58 0-33-29-53-63-53s-56 23-56 48c0 14 11 15 14 15 7 0 15-5 15-15 0-4-3-14-17-14 9-19 27-25 40-25 27 0 40 22 40 44 0 23-16 42-25 52-22 20-43 42-65 63-2 4-2 4-2 11 37 0 74 0 111 0 2-16 6-33 8-49z"><text:p/></draw:path><draw:path draw:style-name="gr3" draw:text-style-name="P6" svg:width="0.0346in" svg:height="0.1516in" svg:x="1.2823in" svg:y="0.2283in" svg:viewBox="0 0 89 386" svg:d="M89 193c0-30-4-76-25-120-23-48-56-73-61-73-2 0-3 1-3 3 0 1 0 3 7 9 38 39 60 100 60 181 0 66-14 134-63 183-4 5-4 5-4 6 0 3 1 4 3 4 5 0 39-26 62-75 20-42 24-85 24-118z"><text:p/></draw:path><draw:path draw:style-name="gr3" draw:text-style-name="P6" svg:width="0.1004in" svg:height="0.035in" svg:x="1.3839in" svg:y="0.2866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752in" svg:height="0.1378in" svg:x="1.5441in" svg:y="0.2346in" svg:viewBox="0 0 192 351" svg:d="M121 118c11 0 22 0 33 0 8 0 12 0 12-8 0-4-4-4-11-4-11 0-21 0-32 0 2-15 6-30 8-44 2-9 8-37 10-41 3-7 10-13 17-13 3 0 12 0 20 7-17 2-21 15-21 21 0 9 7 14 15 14 10 0 20-9 20-24 0-17-17-26-34-26-13 0-37 7-48 45-2 8-3 12-13 61-9 0-18 0-27 0-7 0-12 0-12 7 0 5 5 5 11 5 9 0 17 0 26 0-10 50-19 101-29 152-7 38-13 72-34 72-1 0-11 0-18-6 18-1 21-16 21-21 0-9-6-13-14-13-10 0-21 8-21 23 0 17 16 26 32 26 22 0 37-23 44-37 12-25 21-71 22-74 8-41 15-82 23-122z"><text:p/></draw:path><draw:path draw:style-name="gr3" draw:text-style-name="P6" svg:width="0.0346in" svg:height="0.1516in" svg:x="1.6417in" svg:y="0.2283in" svg:viewBox="0 0 89 386" svg:d="M89 382c0-1 0-1-7-8-48-48-60-122-60-181 0-68 14-135 63-183 4-4 4-6 4-7 0-2-1-3-3-3-5 0-40 26-62 75-20 43-24 86-24 118 0 30 3 77 25 121 23 47 56 72 61 72 2 0 3-1 3-4z"><text:p/></draw:path><draw:path draw:style-name="gr3" draw:text-style-name="P6" svg:width="0.0819in" svg:height="0.0685in" svg:x="1.6906in" svg:y="0.2756in" svg:viewBox="0 0 209 175" svg:d="M22 147c-1 7-3 16-3 18 0 7 5 10 11 10 5 0 12-3 14-11 1 0 5-19 8-29 3-11 5-23 8-34 3-9 5-17 7-26 1-7 5-18 5-19 6-12 26-47 63-47 17 0 21 14 21 26 0 24-20 74-25 90-3 9-5 14-5 18 0 19 15 32 32 32 37 0 51-56 51-59 0-5-3-5-4-5-5 0-5 2-6 8-8 26-21 47-40 47-6 0-9-3-9-12 0-10 4-19 7-27 7-21 23-63 23-85 0-27-16-42-44-42-35 0-53 24-60 34-2-22-18-34-35-34-19 0-26 15-30 22-6 13-11 36-11 37 0 5 3 5 4 5 4 0 5-1 7-10 7-26 14-45 29-45 7 0 11 4 11 17 0 8-1 13-6 32-8 30-15 60-23 89z"><text:p/></draw:path><draw:path draw:style-name="gr3" draw:text-style-name="P6" svg:width="0.035in" svg:height="0.1516in" svg:x="1.7858in" svg:y="0.2283in" svg:viewBox="0 0 90 386" svg:d="M90 193c0-30-4-76-25-120-23-48-57-73-61-73-2 0-4 1-4 3 0 1 0 3 8 9 38 39 60 100 60 181 0 66-14 134-62 183-6 5-6 5-6 6 0 3 2 4 4 4 4 0 39-26 62-75 20-42 24-85 24-118z"><text:p/></draw:path><draw:path draw:style-name="gr3" draw:text-style-name="P6" svg:width="0.0929in" svg:height="0.0055in" svg:x="1.8827in" svg:y="0.302in" svg:viewBox="0 0 237 15" svg:d="M223 15c7 0 14 0 14-7 0-8-7-8-14-8-69 0-139 0-209 0-6 0-14 0-14 8 0 7 8 7 14 7 70 0 140 0 209 0z"><text:p/></draw:path><draw:path draw:style-name="gr3" draw:text-style-name="P6" svg:width="0.074in" svg:height="0.1071in" svg:x="2.0307in" svg:y="0.2366in" svg:viewBox="0 0 189 273" svg:d="M89 4c-1-1 0-4-4-4-9 0-38 3-48 4-3 0-7 2-7 8 0 5 4 5 10 5 18 0 18 3 18 6 0 2-1 6-1 8-18 75-37 148-56 223-1 5-1 6-1 8 0 9 8 11 11 11 7 0 12-4 14-10 2-10 6-20 8-30 3-12 5-23 9-34 2-9 4-17 6-26 0-2 4-16 4-18 1-3 13-25 26-35 9-7 21-13 38-13 16 0 20 13 20 26 0 21-14 64-24 87-3 9-4 13-4 21 0 19 13 32 31 32 36 0 50-56 50-59 0-5-3-5-4-5-3 0-4 2-6 8-5 20-18 47-39 47-7 0-9-3-9-12 0-10 3-19 6-27 7-17 24-63 24-85 0-26-16-42-44-42-25 0-43 12-58 30 10-41 20-83 30-124z"><text:p/></draw:path><draw:path draw:style-name="gr3" draw:text-style-name="P6" svg:width="0.0346in" svg:height="0.1516in" svg:x="2.1252in" svg:y="0.2283in" svg:viewBox="0 0 89 386" svg:d="M89 382c0-1 0-1-7-8-47-48-60-122-60-181 0-68 15-135 63-183 4-4 4-6 4-7 0-2-1-3-3-3-5 0-39 26-62 75-20 43-24 86-24 118 0 30 4 77 25 121 23 47 56 72 61 72 2 0 3-1 3-4z"><text:p/></draw:path><draw:path draw:style-name="gr3" draw:text-style-name="P6" svg:width="0.0819in" svg:height="0.0685in" svg:x="2.1736in" svg:y="0.2756in" svg:viewBox="0 0 209 175" svg:d="M23 147c-1 7-3 16-3 18 0 7 4 10 11 10 4 0 11-3 14-11 2-10 5-19 7-29 3-11 5-23 9-34 2-9 4-17 6-26 1-7 5-18 6-19 5-12 26-47 62-47 18 0 21 14 21 26 0 24-19 74-25 90-3 9-3 14-3 18 0 19 13 32 30 32 37 0 51-56 51-59 0-5-3-5-4-5-4 0-4 2-6 8-8 26-21 47-39 47-7 0-9-3-9-12 0-10 3-19 6-27 8-21 23-63 23-85 0-27-16-42-44-42-35 0-53 24-60 34-2-22-18-34-35-34-18 0-26 15-30 22-5 13-11 36-11 37 0 5 3 5 4 5 5 0 5-1 7-10 7-26 14-45 29-45 7 0 12 4 12 17 0 8-1 13-7 32-8 30-14 60-22 89z"><text:p/></draw:path><draw:path draw:style-name="gr3" draw:text-style-name="P6" svg:width="0.0346in" svg:height="0.1516in" svg:x="2.2693in" svg:y="0.2283in" svg:viewBox="0 0 89 386" svg:d="M89 193c0-30-4-76-25-120-23-48-56-73-61-73-2 0-3 1-3 3 0 1 0 3 7 9 38 39 60 100 60 181 0 66-14 134-63 183-4 5-4 5-4 6 0 3 1 4 3 4 5 0 39-26 62-75 20-42 24-85 24-118z"><text:p/></draw:path></draw:g></text:span></text:p>
          <text:p text:style-name="P61">וסה"כ <text:span text:style-name="T8"><draw:g text:anchor-type="as-char" svg:y="-0.1134in" draw:z-index="11" draw:name="Shape268" draw:style-name="gr1"><svg:title>TexMaths</svg:title><svg:desc>11§display§2 \mid f(n) - h(n)§svg§600§FALSE§</svg:desc><draw:path draw:style-name="gr2" draw:text-style-name="P5" svg:width="0.9555in" svg:height="0.1358in" svg:x="-0.0004in" svg:y="0.0071in" svg:viewBox="0 0 2428 346" svg:d="M1214 346c-404 0-809 0-1214 0 0-116 0-230 0-346 810 0 1618 0 2428 0 0 116 0 230 0 346-405 0-810 0-1214 0z"><text:p/></draw:path><draw:path draw:style-name="gr3" draw:text-style-name="P6" svg:width="0.0602in" svg:height="0.1in" svg:x="-0.0004in" svg:y="0.013in" svg:viewBox="0 0 154 255" svg:d="M30 226c13-14 27-26 40-39 61-53 84-74 84-112 0-44-35-75-81-75-44 0-73 35-73 69 0 22 19 22 20 22 6 0 21-4 21-21 0-9-8-19-21-19-4 0-4 0-6 0 10-26 31-39 53-39 35 0 52 31 52 63 0 31-20 60-41 85-24 27-49 54-74 81-4 5-4 6-4 14 47 0 96 0 143 0 3-22 8-44 11-66-3 0-7 0-10 0-2 12-4 28-9 33-2 4-27 4-36 4-23 0-46 0-69 0z"><text:p/></draw:path><draw:path draw:style-name="gr3" draw:text-style-name="P6" svg:width="0.0055in" svg:height="0.1512in" svg:x="0.1283in" svg:y="0in" svg:viewBox="0 0 15 385" svg:d="M15 14c0-6 0-14-7-14-8 0-8 8-8 14 0 119 0 238 0 357 0 7 0 14 8 14 7 0 7-7 7-14 0-119 0-238 0-357z"><text:p/></draw:path><draw:path draw:style-name="gr3" draw:text-style-name="P6" svg:width="0.076in" svg:height="0.1374in" svg:x="0.2028in" svg:y="0.0067in" svg:viewBox="0 0 194 350" svg:d="M122 118c11 0 22 0 33 0 8 0 11 0 11-8 0-4-3-4-10-4-11 0-21 0-32 0 2-16 6-30 8-44 2-8 7-36 10-40 3-8 10-13 17-13 3 0 13 0 19 6-16 2-21 16-21 21 0 9 8 14 15 14 9 0 22-9 22-24 0-17-18-26-35-26-13 0-37 7-49 45-2 8-3 12-12 61-9 0-18 0-27 0-7 0-12 0-12 7 0 5 4 5 11 5 9 0 17 0 26 0-10 50-19 100-29 151-8 37-14 72-34 72-1 0-11 0-19-6 19-1 22-16 22-21 0-9-7-13-14-13-10 0-22 8-22 23 0 17 18 26 33 26 22 0 37-23 44-37 12-25 21-71 22-74 8-40 15-80 23-121z"><text:p/></draw:path><draw:path draw:style-name="gr3" draw:text-style-name="P6" svg:width="0.035in" svg:height="0.1512in" svg:x="0.3008in" svg:y="0in" svg:viewBox="0 0 90 385" svg:d="M90 381c0-1 0-1-6-8-49-49-61-122-61-180 0-67 14-135 62-182 5-5 5-5 5-7 0-3-2-4-4-4-4 0-39 26-62 76-19 42-24 85-24 117 0 29 4 76 26 120 23 47 56 72 60 72 2 0 4-1 4-4z"><text:p/></draw:path><draw:path draw:style-name="gr3" draw:text-style-name="P6" svg:width="0.0823in" svg:height="0.0685in" svg:x="0.3492in" svg:y="0.0453in" svg:viewBox="0 0 210 175" svg:d="M23 148c-1 6-3 15-3 17 0 7 5 10 11 10 4 0 12-3 14-11 1-1 6-19 8-29 3-12 5-23 9-34 2-9 4-17 6-26 1-7 5-18 5-19 5-12 26-47 62-47 18 0 21 14 21 26 0 24-19 74-24 91-4 8-4 13-4 17 0 19 13 32 31 32 37 0 51-56 51-59 0-4-3-4-4-4-5 0-5 1-7 7-8 26-20 47-38 47-7 0-10-3-10-12 0-10 3-19 6-27 8-21 24-63 24-85 0-27-16-42-45-42-34 0-52 25-59 34-2-22-19-34-36-34-18 0-26 15-29 22-7 13-12 36-12 37 0 5 4 5 5 5 4 0 4-1 7-9 7-27 14-46 28-46 7 0 12 4 12 17 0 8-1 13-6 32-8 30-15 60-23 90z"><text:p/></draw:path><draw:path draw:style-name="gr3" draw:text-style-name="P6" svg:width="0.035in" svg:height="0.1512in" svg:x="0.4449in" svg:y="0in" svg:viewBox="0 0 90 385" svg:d="M90 193c0-30-4-76-26-120-23-48-56-73-60-73-2 0-4 2-4 4s0 2 8 9c37 38 59 99 59 180 0 65-14 133-62 181-5 6-5 6-5 7 0 2 2 4 4 4 4 0 39-26 62-76 19-41 24-84 24-116z"><text:p/></draw:path><draw:path draw:style-name="gr3" draw:text-style-name="P6" svg:width="0.0925in" svg:height="0.0063in" svg:x="0.5413in" svg:y="0.0717in" svg:viewBox="0 0 236 17" svg:d="M222 17c7 0 14-2 14-9 0-8-7-8-14-8-69 0-140 0-209 0-6 0-13 0-13 8 0 7 7 9 13 9 69 0 140 0 209 0z"><text:p/></draw:path><draw:path draw:style-name="gr3" draw:text-style-name="P6" svg:width="0.074in" svg:height="0.1063in" svg:x="0.6894in" svg:y="0.0071in" svg:viewBox="0 0 189 271" svg:d="M89 4c0-1 0-4-4-4-10 0-38 3-48 3-3 1-7 1-7 8 0 6 3 6 8 6 19 0 20 2 20 6 0 2-1 6-1 8-19 74-37 147-56 220-1 6-1 7-1 9 0 9 8 11 11 11 5 0 12-5 14-10 2-10 5-20 7-30 3-11 5-22 9-33 2-9 4-17 6-26 1-2 5-15 5-18 1-3 13-24 26-35 9-6 21-13 37-13 17 0 21 13 21 26 0 21-15 64-24 86-3 9-5 13-5 21 0 19 14 32 32 32 36 0 50-56 50-60 0-3-3-3-4-3-5 0-5 1-6 7-6 20-18 47-39 47-7 0-10-3-10-12 0-10 3-19 7-28 6-15 24-61 24-83 0-26-16-42-44-42-25 0-43 12-58 30 10-41 20-82 30-123z"><text:p/></draw:path><draw:path draw:style-name="gr3" draw:text-style-name="P6" svg:width="0.035in" svg:height="0.1512in" svg:x="0.7835in" svg:y="0in" svg:viewBox="0 0 90 385" svg:d="M90 381c0-1 0-1-6-8-49-49-61-122-61-180 0-67 14-135 62-182 5-5 5-5 5-7 0-3-1-4-4-4-4 0-39 26-61 76-20 42-25 85-25 117 0 29 4 76 26 120 23 47 56 72 60 72 3 0 4-1 4-4z"><text:p/></draw:path><draw:path draw:style-name="gr3" draw:text-style-name="P6" svg:width="0.0819in" svg:height="0.0685in" svg:x="0.8323in" svg:y="0.0453in" svg:viewBox="0 0 209 175" svg:d="M22 148c-1 6-3 15-3 17 0 7 5 10 11 10 4 0 12-3 14-11 1-1 5-19 8-29 3-12 5-23 8-34 3-9 5-17 7-26 1-7 4-18 4-19 6-12 27-47 63-47 18 0 21 14 21 26 0 24-19 74-24 91-5 8-5 13-5 17 0 19 14 32 32 32 37 0 51-56 51-59 0-4-3-4-4-4-5 0-5 1-7 7-8 26-20 47-39 47-6 0-9-3-9-12 0-10 3-19 7-27 7-21 23-63 23-85 0-27-16-42-44-42-35 0-54 25-60 34-2-22-19-34-36-34-19 0-25 15-29 22-7 13-11 36-11 37 0 5 3 5 4 5 4 0 5-1 7-9 7-27 14-46 27-46 8 0 13 4 13 17 0 8-2 13-6 32-8 30-15 60-23 90z"><text:p/></draw:path><draw:path draw:style-name="gr3" draw:text-style-name="P6" svg:width="0.035in" svg:height="0.1512in" svg:x="0.9276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8"><text:s/>כלומר </text:span><text:span text:style-name="T8"><draw:g text:anchor-type="as-char" svg:y="-0.1075in" draw:z-index="10" draw:name="Shape269" draw:style-name="gr1"><svg:title>TexMaths</svg:title><svg:desc>11§display§fTh§svg§600§FALSE§</svg:desc><draw:path draw:style-name="gr2" draw:text-style-name="P5" svg:width="0.2677in" svg:height="0.122in" svg:x="0in" svg:y="0.0075in" svg:viewBox="0 0 681 311" svg:d="M0 0c227 0 454 0 681 0 0 103 0 208 0 311-227 0-454 0-681 0 0-103 0-208 0-311z"><text:p/></draw:path><draw:path draw:style-name="gr3" draw:text-style-name="P6" svg:width="0.0752in" svg:height="0.1378in" svg:x="0.0004in" svg:y="0in" svg:viewBox="0 0 192 351" svg:d="M121 118c11 0 22 0 33 0 8 0 11 0 11-8 0-4-3-4-10-4-11 0-21 0-32 0 2-15 6-30 8-44 2-8 8-36 10-40 3-8 10-13 17-13 3 0 12 0 19 6-16 1-21 16-21 21 0 9 8 13 14 13 11 0 22-7 22-23 0-17-17-26-34-26-13 0-37 7-48 45-2 8-4 12-13 61-9 0-18 0-27 0-7 0-12 0-12 7 0 5 4 5 11 5 9 0 17 0 26 0-10 50-19 101-29 151-7 38-13 73-34 73-1 0-11 0-18-7 18-1 21-15 21-21 0-8-6-13-14-13-10 0-21 8-21 23 0 18 16 27 32 27 22 0 37-23 44-38 12-24 21-71 22-73 8-41 15-82 23-122z"><text:p/></draw:path><draw:path draw:style-name="gr3" draw:text-style-name="P6" svg:width="0.1031in" svg:height="0.1024in" svg:x="0.0866in" svg:y="0.0047in" svg:viewBox="0 0 263 261" svg:d="M155 26c3-10 4-13 9-14 4 0 16 0 25 0 39 0 56 1 56 31 0 6-2 21-3 31 0 2-1 6-1 7 0 3 1 6 4 6 5 0 6-3 6-9 3-22 7-45 11-67 0-2 1-6 1-7 0-4-5-4-11-4-72 0-143 0-215 0-8 0-8 0-12 8-7 23-15 45-23 68-1 2-2 5-2 6 0 3 2 5 4 5 5 0 5-2 7-9 21-59 31-66 88-66 5 0 10 0 15 0 11 0 11 1 11 4s-1 7-2 8c-17 68-34 138-52 206-3 14-4 18-45 18-14 0-16 0-16 8 0 5 4 5 6 5 10 0 21-2 32-2 10 0 22 0 32 0 11 0 22 0 32 0 12 0 23 2 34 2 5 0 9 0 9-8 0-5-3-5-13-5s-16 0-25 0c-11-1-15-3-15-8 1-4 0-3 2-9 17-68 35-136 51-205z"><text:p/></draw:path><draw:path draw:style-name="gr3" draw:text-style-name="P6" svg:width="0.074in" svg:height="0.1067in" svg:x="0.2012in" svg:y="0.002in" svg:viewBox="0 0 189 272" svg:d="M89 4c0-1 0-4-4-4-10 0-38 3-48 3-3 1-7 1-7 8 0 5 3 5 8 5 19 0 20 3 20 7 0 2-1 6-1 8-19 73-37 147-56 221-1 5-1 6-1 9 0 8 8 11 11 11 5 0 12-5 14-10 2-10 6-20 8-30 2-11 5-23 8-34 2-9 4-18 6-26 1-3 5-15 5-18 1-3 13-24 26-35 9-6 21-13 37-13 17 0 21 13 21 26 0 21-15 64-24 87-3 9-5 13-5 21 0 18 14 32 32 32 36 0 50-57 50-60s-3-3-4-3c-5 0-5 1-6 6-6 20-18 48-39 48-7 0-10-4-10-12 0-10 3-19 7-28 6-16 24-62 24-84 0-26-16-42-44-42-25 0-43 12-58 29 10-40 20-81 30-122z"><text:p/></draw:path></draw:g></text:span><text:span text:style-name="T8"><text:s/>כדרוש. </text:span></text:p>
        </text:list-item>
      </text:list>
      <text:p text:style-name="P9"><draw:g text:anchor-type="as-char" svg:y="-0.1134in" draw:z-index="275" draw:name="Shape270" draw:style-name="gr1"><svg:title>TexMaths</svg:title><svg:desc>11§inline§\QED§svg§600§FALSE§</svg:desc><draw:path draw:style-name="gr2" draw:text-style-name="P5" svg:width="0.6894in" svg:height="0.0972in" svg:x="-0.0004in" svg:y="0.0071in" svg:viewBox="0 0 1752 248" svg:d="M0 0c584 0 1168 0 1752 0 0 83 0 165 0 248-584 0-1168 0-1752 0 0-83 0-165 0-248z"><text:p/></draw:path><draw:path draw:style-name="gr3" draw:text-style-name="P6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2 1-2 3-3 9-3z"><text:p/></draw:path><draw:path draw:style-name="gr3" draw:text-style-name="P6" svg:width="0.0157in" svg:height="0.0157in" svg:x="0.1441in" svg:y="0.0925in" svg:viewBox="0 0 41 41" svg:d="M41 21c0-12-10-21-21-21-12 0-20 9-20 21 0 11 8 20 20 20 11 0 21-9 21-20z"><text:p/></draw:path><draw:path draw:style-name="gr3" draw:text-style-name="P6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6" svg:width="0.0157in" svg:height="0.0157in" svg:x="0.3in" svg:y="0.0925in" svg:viewBox="0 0 41 41" svg:d="M41 21c0-12-9-21-20-21-12 0-21 9-21 21 0 11 9 20 21 20 11 0 20-9 20-20z"><text:p/></draw:path><draw:path draw:style-name="gr3" draw:text-style-name="P6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36in" svg:y="0.0925in" svg:viewBox="0 0 42 41" svg:d="M42 21c0-12-10-21-21-21s-21 9-21 21c0 11 10 20 21 20s21-9 21-20z"><text:p/></draw:path><draw:path draw:style-name="gr3" draw:text-style-name="P6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p>
      <text:h text:style-name="P35" text:outline-level="3">סעיף (ב)</text:h>
      <text:p text:style-name="P63">טענה: <text:span text:style-name="T8"><draw:g text:anchor-type="as-char" svg:y="-0.1134in" draw:z-index="9" draw:name="Shape271" draw:style-name="gr1"><svg:title>TexMaths</svg:title><svg:desc>11§display§\N \to \{0, 1\}§svg§600§FALSE§</svg:desc><draw:path draw:style-name="gr2" draw:text-style-name="P5" svg:width="0.6909in" svg:height="0.1358in" svg:x="0.0035in" svg:y="0.0071in" svg:viewBox="0 0 1756 346" svg:d="M879 346c-294 0-586 0-879 0 0-116 0-230 0-346 585 0 1170 0 1756 0 0 116 0 230 0 346-293 0-586 0-877 0z"><text:p/></draw:path><draw:path draw:style-name="gr3" draw:text-style-name="P6" svg:width="0.1028in" svg:height="0.1063in" svg:x="-0.0004in" svg:y="0.0098in" svg:viewBox="0 0 262 271" svg:d="M34 35c0 63 0 126 0 187 0 20-3 28-23 28-4 0-11 0-11 7 0 6 7 6 13 6 20 0 40 0 60 0 7 0 13 0 13-6 0-7-7-7-12-7-21 0-25-9-25-29 0-58 0-118 0-176 57 74 112 148 168 220 3 5 5 6 7 6 7 0 7-7 7-13 0-72 0-145 0-217 0-21 3-27 22-28 2 0 9 0 9-6 0-7-7-7-13-7-19 0-38 0-56 0-7 0-14 0-14 7 0 6 7 6 11 6 22 1 26 9 26 29 0 39 0 80 0 121-39-53-79-105-117-157-4-6-5-6-14-6-22 0-45 0-67 0-8 0-14 0-14 7 0 6 6 6 9 6 10 1 18 8 21 12 0 4 0 5 0 10zM218 243c-56-72-112-146-169-220-3-5-3-5-7-10 15 0 31 0 46 0 43 59 87 117 130 176 0 18 0 37 0 54z"><text:p/></draw:path><draw:path draw:style-name="gr3" draw:text-style-name="P6" svg:width="0.1343in" svg:height="0.0787in" svg:x="0.1563in" svg:y="0.0362in" svg:viewBox="0 0 342 201" svg:d="M300 109c-21 15-32 32-34 36-17 27-21 51-21 52 0 4 5 4 8 4 7 0 7-1 9-7 9-38 32-71 75-88 4-1 5-4 5-6 0-3-2-2-2-3-18-7-64-27-79-91-1-5-1-6-8-6-3 0-8 0-8 4 0 2 4 26 20 51 8 12 19 25 35 37-95 0-191 0-287 0-6 0-13-1-13 8 0 8 7 9 13 9 96 0 192 0 287 0z"><text:p/></draw:path><draw:path draw:style-name="gr3" draw:text-style-name="P6" svg:width="0.0535in" svg:height="0.1512in" svg:x="0.3528in" svg:y="0in" svg:viewBox="0 0 137 385" svg:d="M81 52c0-16 11-41 53-43 2 0 3-2 3-5 0-4-3-4-7-4-39 0-74 20-74 48 0 29 0 59 0 89 0 15 0 27-15 39-14 12-29 12-38 13-1 0-3 1-3 4 0 4 2 4 7 4 25 2 44 14 48 34 1 4 1 5 1 19 0 25 0 51 0 76 0 16 0 29 19 43 14 12 40 16 55 16 4 0 7 0 7-4s-2-4-6-4c-24-2-43-15-49-33-1-5-1-5-1-19 0-27 0-54 0-82 0-17-2-24-15-35-8-8-19-12-30-15 32-9 45-27 45-49 0-31 0-61 0-92z"><text:p/></draw:path><draw:path draw:style-name="gr3" draw:text-style-name="P6" svg:width="0.0638in" svg:height="0.1035in" svg:x="0.4236in" svg:y="0.013in" svg:viewBox="0 0 163 264" svg:d="M163 133c0-31-2-61-16-90-17-37-49-43-66-43-23 0-50 10-67 45-12 28-14 57-14 88 0 29 2 64 18 92 16 32 45 39 63 39 21 0 51-7 68-45 12-25 14-55 14-86zM81 255c-15 0-37-9-45-46-4-22-4-58-4-80 0-26 0-51 3-72 8-45 37-49 46-49 14 0 39 7 46 45 4 22 4 52 4 76 0 28 0 55-4 79-6 36-28 47-46 47z"><text:p/></draw:path><draw:path draw:style-name="gr3" draw:text-style-name="P6" svg:width="0.0173in" svg:height="0.0453in" svg:x="0.5067in" svg:y="0.0972in" svg:viewBox="0 0 45 116" svg:d="M45 41c0-26-9-41-24-41-13 0-21 10-21 21 0 10 8 20 21 20 4 0 10-1 13-5 1-1 1-1 2-1 0 2 1 0 1 6 0 28-14 51-26 64-4 4-4 5-4 6 0 2 2 5 4 5 3 0 34-30 34-75z"><text:p/></draw:path><draw:path draw:style-name="gr3" draw:text-style-name="P6" svg:width="0.0496in" svg:height="0.1in" svg:x="0.5752in" svg:y="0.013in" svg:viewBox="0 0 127 255" svg:d="M79 10c0-10 0-10-10-10-23 24-57 24-69 24 0 5 0 8 0 12 8 0 30 0 51-10 0 66 0 133 0 199 0 14-3 18-37 18-4 0-7 0-12 0 0 5 0 9 0 12 13-1 46-1 63-1 15 0 48 0 62 1 0-3 0-7 0-12-5 0-8 0-13 0-34 0-35-4-35-18 0-72 0-144 0-215z"><text:p/></draw:path><draw:path draw:style-name="gr3" draw:text-style-name="P6" svg:width="0.0539in" svg:height="0.1512in" svg:x="0.6484in" svg:y="0in" svg:viewBox="0 0 138 385" svg:d="M56 334c0 15-10 40-53 43-1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/text:span><text:span text:style-name="T8"><text:s/>מערכת נציגים. </text:span></text:p>
      <text:list text:style-name="L9">
        <text:list-item>
          <text:p text:style-name="P64">קיום נציג: <text:span text:style-name="T5">יהי </text:span><text:span text:style-name="T54"><draw:g text:anchor-type="as-char" svg:y="-0.1075in" draw:z-index="244" draw:name="Shape272" draw:style-name="gr1"><svg:title>TexMaths</svg:title><svg:desc>11§inline§f \colon \N \to \N§svg§600§FALSE§</svg:desc><draw:path draw:style-name="gr2" draw:text-style-name="P5" svg:width="0.637in" svg:height="0.1217in" svg:x="-0.0004in" svg:y="0.0075in" svg:viewBox="0 0 1619 310" svg:d="M0 0c540 0 1080 0 1619 0 0 103 0 207 0 310-539 0-1079 0-1619 0 0-103 0-207 0-310z"><text:p/></draw:path><draw:path draw:style-name="gr3" draw:text-style-name="P6" svg:width="0.0752in" svg:height="0.1374in" svg:x="0in" svg:y="0in" svg:viewBox="0 0 192 350" svg:d="M121 118c11 0 22 0 33 0 8 0 12 0 12-8 0-4-4-4-11-4-11 0-21 0-32 0 2-16 6-30 8-44 2-8 8-36 10-40 3-8 10-13 17-13 3 0 12 0 20 6-17 1-21 16-21 21 0 9 7 14 15 14 9 0 20-8 20-24 0-17-17-26-34-26-13 0-37 7-48 45-2 8-3 12-13 61-9 0-18 0-27 0-7 0-12 0-12 7 0 5 5 5 11 5 9 0 17 0 26 0-10 50-19 100-29 150-7 38-13 73-34 73-1 0-11 0-18-7 18-1 21-15 21-20 0-9-6-14-14-14-10 0-21 8-21 23 0 18 16 27 32 27 22 0 37-23 44-38 12-24 21-71 22-73 8-41 15-81 23-121z"><text:p/></draw:path><draw:path draw:style-name="gr3" draw:text-style-name="P6" svg:width="0.0157in" svg:height="0.065in" svg:x="0.1126in" svg:y="0.0429in" svg:viewBox="0 0 41 166" svg:d="M41 21c0-12-9-21-20-21-12 0-21 9-21 21 0 11 9 20 21 20 11 0 20-9 20-20zM41 146c0-12-9-21-20-21-12 0-21 9-21 21 0 11 9 20 21 20 11 0 20-9 20-20z"><text:p/></draw:path><draw:path draw:style-name="gr3" draw:text-style-name="P6" svg:width="0.1028in" svg:height="0.1063in" svg:x="0.1961in" svg:y="0.0028in" svg:viewBox="0 0 262 271" svg:d="M34 35c0 63 0 126 0 187 0 20-3 28-23 28-4 0-11 0-11 6 0 7 7 7 13 7 20 0 41 0 61 0 6 0 12 0 12-7 0-6-6-6-11-6-22 0-24-9-24-29 0-58 0-118 0-176 55 74 111 146 166 220 3 4 5 6 8 6 7 0 7-7 7-14 0-72 0-144 0-216 0-21 3-27 21-28 2 0 9 0 9-6 0-7-6-7-14-7-18 0-37 0-56 0-6 0-13 0-13 7 0 6 7 6 11 6 22 1 25 9 25 29 0 39 0 80 0 121-38-53-78-105-116-158-4-5-6-5-14-5-22 0-45 0-67 0-7 0-14 0-14 7 0 6 7 6 9 6 10 1 18 8 21 12 0 4 0 5 0 10zM218 243c-56-72-111-146-167-220-5-5-5-5-9-10 15 0 31 0 46 0 43 59 87 117 130 175 0 19 0 38 0 55z"><text:p/></draw:path><draw:path draw:style-name="gr3" draw:text-style-name="P6" svg:width="0.1346in" svg:height="0.0783in" svg:x="0.3524in" svg:y="0.0291in" svg:viewBox="0 0 343 200" svg:d="M301 109c-22 15-32 32-35 36-18 27-21 50-21 51 0 4 6 4 8 4 6 0 8-1 9-7 8-37 32-70 76-87 4-1 5-3 5-5 0-3-2-4-3-4-17-7-64-27-78-91-1-5-3-6-9-6-2 0-8 0-8 4 0 2 5 26 20 51 8 12 19 25 36 37-95 0-191 0-287 0-7 0-14 0-14 9 0 8 7 8 14 8 96 0 192 0 287 0z"><text:p/></draw:path><draw:path draw:style-name="gr3" draw:text-style-name="P6" svg:width="0.1028in" svg:height="0.1063in" svg:x="0.5421in" svg:y="0.0028in" svg:viewBox="0 0 262 271" svg:d="M34 35c0 63 0 126 0 187 0 20-3 28-23 28-4 0-11 0-11 6 0 7 7 7 13 7 20 0 41 0 61 0 6 0 12 0 12-7 0-6-6-6-11-6-22 0-24-9-24-29 0-58 0-118 0-176 55 74 111 146 166 220 3 4 5 6 8 6 7 0 7-7 7-14 0-72 0-144 0-216 0-21 3-27 21-28 2 0 9 0 9-6 0-7-6-7-14-7-18 0-37 0-56 0-6 0-13 0-13 7 0 6 8 6 11 6 22 1 25 9 25 29 0 39 0 80 0 121-38-53-78-105-116-158-4-5-6-5-14-5-22 0-45 0-67 0-7 0-14 0-14 7 0 6 7 6 9 6 10 1 18 8 21 12 0 4 0 5 0 10zM218 243c-56-72-111-146-167-220-5-5-5-5-9-10 15 0 31 0 46 0 43 59 87 117 130 175 0 19 0 38 0 55z"><text:p/></draw:path></draw:g></text:span><text:span text:style-name="T54">, נוכיח קיום </text:span><text:span text:style-name="T54"><draw:g text:anchor-type="as-char" svg:y="-0.1134in" draw:z-index="245" draw:name="Shape273" draw:style-name="gr1"><svg:title>TexMaths</svg:title><svg:desc>11§display§g \colon \N \to \{0, 1\}§svg§600§FALSE§</svg:desc><draw:path draw:style-name="gr2" draw:text-style-name="P5" svg:width="0.8791in" svg:height="0.1358in" svg:x="0.0051in" svg:y="0.0071in" svg:viewBox="0 0 2234 346" svg:d="M1118 346c-373 0-745 0-1118 0 0-116 0-230 0-346 745 0 1490 0 2234 0 0 116 0 230 0 346-372 0-744 0-1116 0z"><text:p/></draw:path><draw:path draw:style-name="gr3" draw:text-style-name="P6" svg:width="0.0697in" svg:height="0.0976in" svg:x="-0.0004in" svg:y="0.0453in" svg:viewBox="0 0 178 249" svg:d="M177 25c0-2 1-4 1-6 0-7-4-11-11-11-4 0-14 3-16 16-7-14-20-24-35-24-46 0-93 54-93 110 0 38 23 61 52 61 22 0 41-18 44-22h1c-9 34-9 33-13 50-1 5-15 41-55 41-8 0-21 0-32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" draw:text-style-name="P6" svg:width="0.0157in" svg:height="0.065in" svg:x="0.1059in" svg:y="0.048in" svg:viewBox="0 0 41 166" svg:d="M41 21c0-12-10-21-21-21s-20 9-20 21c0 11 9 20 20 20s21-9 21-20zM41 146c0-12-10-20-21-20s-20 8-20 20c0 11 9 20 20 20s21-9 21-20z"><text:p/></draw:path><draw:path draw:style-name="gr3" draw:text-style-name="P6" svg:width="0.1028in" svg:height="0.1063in" svg:x="0.1894in" svg:y="0.0098in" svg:viewBox="0 0 262 271" svg:d="M34 35c0 63 0 126 0 187 0 20-3 28-23 28-4 0-11 0-11 7 0 6 7 6 13 6 20 0 40 0 60 0 7 0 13 0 13-6 0-7-7-7-12-7-21 0-24-9-24-29 0-58 0-118 0-176 56 74 111 148 167 220 3 5 5 6 7 6 7 0 7-7 7-13 0-72 0-145 0-217 0-21 4-27 22-28 2 0 9 0 9-6 0-7-6-7-13-7-19 0-38 0-56 0-7 0-14 0-14 7 0 6 7 6 11 6 22 1 26 9 26 29 0 39 0 80 0 121-39-53-78-105-117-157-4-6-5-6-14-6-22 0-45 0-67 0-8 0-14 0-14 7 0 6 6 6 9 6 10 1 18 8 21 12 0 4 0 5 0 10zM218 243c-56-72-112-146-168-220-4-5-4-5-8-10 15 0 31 0 46 0 43 59 87 117 130 176 0 18 0 37 0 54z"><text:p/></draw:path><draw:path draw:style-name="gr3" draw:text-style-name="P6" svg:width="0.1346in" svg:height="0.0787in" svg:x="0.3461in" svg:y="0.0362in" svg:viewBox="0 0 343 201" svg:d="M301 109c-22 15-31 32-35 36-17 27-21 51-21 52 0 4 6 4 8 4 7 0 8-1 9-7 9-38 32-71 76-88 4-1 5-4 5-6 0-3-2-3-3-3-17-7-64-27-78-91-1-5-2-6-9-6-2 0-8 0-8 4 0 2 5 26 20 51 8 12 19 25 36 37-95 0-191 0-287 0-7 0-14-1-14 8 0 8 7 9 14 9 96 0 192 0 287 0z"><text:p/></draw:path><draw:path draw:style-name="gr3" draw:text-style-name="P6" svg:width="0.0539in" svg:height="0.1512in" svg:x="0.5429in" svg:y="0in" svg:viewBox="0 0 138 385" svg:d="M81 52c0-16 10-41 52-43 2 0 5-2 5-5 0-4-4-4-8-4-39 0-74 20-75 48 0 29 0 59 0 89 0 15 0 27-15 39-14 12-28 12-37 13-2 0-3 1-3 4 0 4 2 4 6 4 26 2 44 14 48 34 1 4 1 5 1 19 0 25 0 51 0 76 0 16 0 29 19 43 15 12 40 16 56 16 4 0 8 0 8-4s-4-4-7-4c-24-2-43-15-48-33-2-5-2-5-2-19 0-27 0-54 0-82 0-17-3-24-15-35-8-8-20-12-31-15 32-9 46-27 46-49 0-31 0-61 0-92z"><text:p/></draw:path><draw:path draw:style-name="gr3" draw:text-style-name="P6" svg:width="0.0638in" svg:height="0.1035in" svg:x="0.6138in" svg:y="0.013in" svg:viewBox="0 0 163 264" svg:d="M163 133c0-31-2-61-16-90-17-37-49-43-66-43-23 0-51 10-67 45-12 28-14 57-14 88 0 29 1 64 18 92 16 32 44 39 63 39 21 0 50-7 68-45 12-25 14-55 14-86zM81 255c-15 0-38-9-45-46-4-22-4-58-4-80 0-26 0-51 3-72 8-45 37-49 46-49 13 0 38 7 46 45 4 22 4 52 4 76 0 28 0 55-4 79-6 36-28 47-46 47z"><text:p/></draw:path><draw:path draw:style-name="gr3" draw:text-style-name="P6" svg:width="0.0173in" svg:height="0.0453in" svg:x="0.6969in" svg:y="0.0972in" svg:viewBox="0 0 45 116" svg:d="M45 41c0-26-10-41-24-41-13 0-21 10-21 21 0 10 8 20 21 20 4 0 10-1 13-5 1-1 1-1 2-1 0 2 0 0 0 6 0 28-13 51-25 64-4 4-4 5-4 6 0 2 1 5 3 5 4 0 35-30 35-75z"><text:p/></draw:path><draw:path draw:style-name="gr3" draw:text-style-name="P6" svg:width="0.05in" svg:height="0.1in" svg:x="0.765in" svg:y="0.013in" svg:viewBox="0 0 128 255" svg:d="M79 10c0-10 0-10-9-10-24 24-57 24-70 24 0 5 0 8 0 12 8 0 31 0 51-10 0 66 0 133 0 199 0 14-1 18-36 18-4 0-8 0-13 0 0 5 0 9 0 12 15-1 48-1 63-1s49 0 63 1c0-3 0-7 0-12-5 0-8 0-12 0-36 0-37-4-37-18 0-72 0-144 0-215z"><text:p/></draw:path><draw:path draw:style-name="gr3" draw:text-style-name="P6" svg:width="0.0539in" svg:height="0.1512in" svg:x="0.8386in" svg:y="0in" svg:viewBox="0 0 138 385" svg:d="M56 334c0 15-11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/text:span><text:span text:style-name="T54"><text:s/>כך ש־</text:span><text:span text:style-name="T54"><draw:g text:anchor-type="as-char" svg:y="-0.1075in" draw:z-index="246" draw:name="Shape274" draw:style-name="gr1"><svg:title>TexMaths</svg:title><svg:desc>11§inline§fTg§svg§600§FALSE§</svg:desc><draw:path draw:style-name="gr2" draw:text-style-name="P5" svg:width="0.2559in" svg:height="0.1217in" svg:x="-0.0004in" svg:y="0.0075in" svg:viewBox="0 0 651 310" svg:d="M0 0c217 0 434 0 651 0 0 103 0 207 0 310-217 0-434 0-651 0 0-103 0-207 0-310z"><text:p/></draw:path><draw:path draw:style-name="gr3" draw:text-style-name="P6" svg:width="0.0752in" svg:height="0.1374in" svg:x="0in" svg:y="0in" svg:viewBox="0 0 192 350" svg:d="M121 118c11 0 22 0 33 0 7 0 12 0 12-8 0-4-5-4-11-4-11 0-22 0-32 0 2-16 4-30 8-44 2-8 7-36 10-40 3-8 9-13 17-13 2 0 12 0 19 6-17 1-21 16-21 21 0 9 8 14 14 14 11 0 22-8 22-24 0-17-17-26-34-26-13 0-37 7-48 45-2 8-3 12-13 61-9 0-18 0-27 0-7 0-12 0-12 7 0 5 4 5 11 5 9 0 17 0 25 0-9 50-18 100-28 150-7 38-13 73-34 73-1 0-11 0-18-7 18-1 21-15 21-20 0-9-6-14-14-14-10 0-21 8-21 23 0 18 16 27 32 27 22 0 37-23 44-38 12-24 21-71 22-73 7-41 15-81 23-121z"><text:p/></draw:path><draw:path draw:style-name="gr3" draw:text-style-name="P6" svg:width="0.1028in" svg:height="0.102in" svg:x="0.0862in" svg:y="0.0047in" svg:viewBox="0 0 262 260" svg:d="M156 26c2-9 3-13 9-14 3 0 15 0 24 0 38 0 56 1 56 31 0 6-1 21-3 31 0 2-1 6-1 7 0 3 1 6 4 6 4 0 5-3 7-9 3-22 6-45 9-67 0-2 1-6 1-7 0-4-4-4-10-4-72 0-142 0-214 0-9 0-9 0-13 8-7 23-15 45-23 68-1 2-2 5-2 6 0 3 2 5 4 5 5 0 5-2 7-9 21-59 31-66 88-66 5 0 10 0 15 0 11 0 11 1 11 4s-1 7-2 8c-18 68-34 137-52 205-3 14-4 18-45 18-14 0-16 0-16 8 0 5 4 5 6 5 10 0 21-2 32-2 10 0 21 0 32 0 10 0 22 0 33 0s22 2 33 2c4 0 9 0 9-8 0-4-3-5-13-5s-15 0-26 0c-11-1-14-3-14-8 1-3 0-3 2-9 17-67 34-135 52-204z"><text:p/></draw:path><draw:path draw:style-name="gr3" draw:text-style-name="P6" svg:width="0.0693in" svg:height="0.0976in" svg:x="0.1941in" svg:y="0.0402in" svg:viewBox="0 0 177 249" svg:d="M176 25c0-2 1-4 1-6 0-7-5-11-11-11-5 0-14 3-17 16-6-14-19-24-35-24-44 0-92 54-92 110 0 37 24 61 52 61 23 0 40-18 45-23-8 33-9 34-14 50-1 4-14 42-54 42-8 0-20 0-31-3 11-4 15-14 15-20 0-7-4-15-14-15-9 0-21 8-21 24 0 15 14 23 52 23 47 0 75-30 81-53 14-56 28-113 43-171zM125 121c-2 10-11 20-20 27-7 7-19 14-30 14-20 0-26-20-26-35 0-19 11-64 22-84 10-19 27-34 43-34 25 0 31 31 31 33s0 4-1 5c-7 24-13 49-19 74z"><text:p/></draw:path></draw:g></text:span><text:span text:style-name="T54">. נבחר את הפונקציה הבאה: </text:span></text:p>
          <text:p text:style-name="P65"><draw:g text:anchor-type="as-char" svg:y="-0.228in" draw:z-index="376" draw:name="Shape275" draw:style-name="gr1"><svg:title>TexMaths</svg:title><svg:desc>11§latex§g = \lambda n \in \N. 
\begin{cases}
  0 &amp;\case f(n) \in \Neven \\
  1 &amp;\case f(n) \in \Nodd
\end{cases}§svg§600§FALSE§</svg:desc><draw:path draw:style-name="gr2" draw:text-style-name="P5" svg:width="2.1417in" svg:height="0.4394in" svg:x="0.0039in" svg:y="0.0071in" svg:viewBox="0 0 5441 1117" svg:d="M0 0c1814 0 3627 0 5441 0 0 373 0 744 0 1117-1814 0-3627 0-5441 0 0-373 0-744 0-1117z"><text:p/></draw:path><draw:path draw:style-name="gr3" draw:text-style-name="P6" svg:width="0.0689in" svg:height="0.1in" svg:x="0.0004in" svg:y="0.1961in" svg:viewBox="0 0 176 255" svg:d="M75 109c-34 0-34-39-34-47 0-11 1-24 6-33 4-5 12-16 28-16 34 0 34 39 34 49 0 9-1 22-7 31-3 5-12 16-27 16zM30 124c0-2 0-11 6-18 16 10 31 12 39 12 36 0 63-27 63-56 0-15-7-29-16-38 13-13 28-15 34-15 1 0 4 0 5 0-5 2-7 6-7 11 0 6 6 11 11 11 4 0 11-2 11-11 0-7-4-20-20-20-7 0-24 3-40 19-17-14-32-15-41-15-36 0-63 27-63 58 0 16 9 30 19 39-6 6-12 19-12 32 0 12 4 26 16 34-23 7-35 23-35 39 0 27 39 49 85 49s86-20 86-51c0-13-5-33-25-44-21-9-43-9-67-9-10 0-26 0-28-2-12-1-21-13-21-25zM86 246c-40 0-66-20-66-40 0-18 14-32 32-33 7 0 15 0 23 0 33 0 76 0 76 33 0 20-28 40-65 40z"><text:p/></draw:path><draw:path draw:style-name="gr3" draw:text-style-name="P6" svg:width="0.1008in" svg:height="0.035in" svg:x="0.1311in" svg:y="0.2098in" svg:viewBox="0 0 257 90" svg:d="M244 15c6 0 13 0 13-7 0-8-7-8-12-8-77 0-155 0-232 0-5 0-13 0-13 8 0 7 8 7 13 7 77 0 154 0 231 0zM245 90c5 0 12 0 12-8 0-7-7-7-13-7-77 0-154 0-231 0-5 0-13 0-13 7 0 8 8 8 13 8 77 0 155 0 232 0z"><text:p/></draw:path><draw:path draw:style-name="gr3" draw:text-style-name="P6" svg:width="0.0748in" svg:height="0.1071in" svg:x="0.3in" svg:y="0.1598in" svg:viewBox="0 0 191 273" svg:d="M118 155c15 41 34 100 40 109 6 7 10 7 20 7 4 0 6 0 9 0s4-2 4-3-1-2-2-3c-3-5-6-10-9-18-26-73-52-146-79-220-7-23-28-27-47-27-1 0-7 0-7 4 0 3 3 3 4 4 13 2 15 4 25 30 12 36 25 71 37 106-35 35-71 70-106 105-5 5-7 7-7 13s4 11 11 11c6 0 10-5 13-8 31-38 63-74 94-110z"><text:p/></draw:path><draw:path draw:style-name="gr3" draw:text-style-name="P6" svg:width="0.0823in" svg:height="0.0685in" svg:x="0.385in" svg:y="0.198in" svg:viewBox="0 0 210 175" svg:d="M23 148c-1 6-3 15-3 17 0 6 5 10 11 10 4 0 12-2 14-11s6-19 8-28c3-12 5-23 9-35 2-9 4-17 6-26 1-7 5-18 5-19 5-12 26-47 62-47 18 0 21 14 21 27 0 23-18 73-25 89-3 9-3 15-3 19 0 18 13 31 32 31 36 0 50-56 50-60 0-3-3-3-4-3-5 0-5 1-7 7-8 26-20 48-38 48-7 0-10-4-10-13 0-10 3-19 6-28 8-20 25-62 25-84 0-27-17-42-46-42-34 0-52 25-59 34-2-22-19-34-36-34-18 0-26 15-29 22-6 13-12 36-12 37 0 5 4 5 6 5 3 0 3-1 6-9 7-28 14-46 28-46 7 0 12 5 12 17 0 9-1 12-7 33-8 30-14 60-22 89z"><text:p/></draw:path><draw:path draw:style-name="gr3" draw:text-style-name="P6" svg:width="0.076in" svg:height="0.0878in" svg:x="0.5272in" svg:y="0.1835in" svg:viewBox="0 0 194 224" svg:d="M179 120c7 0 15 0 15-8s-8-8-15-8c-55 0-109 0-164 0 5-51 50-89 104-89 20 0 41 0 60 0 7 0 15 0 15-7 0-8-8-8-15-8-19 0-40 0-60 0-66 0-119 51-119 112 0 62 53 112 119 112 20 0 41 0 60 0 7 0 15-1 15-9s-8-7-15-7c-19 0-40 0-60 0-54 0-99-37-104-88 55 0 109 0 164 0z"><text:p/></draw:path><draw:path draw:style-name="gr3" draw:text-style-name="P6" svg:width="0.1028in" svg:height="0.1063in" svg:x="0.6618in" svg:y="0.1618in" svg:viewBox="0 0 262 271" svg:d="M34 35c0 63 0 125 0 188 0 21-3 28-23 28-4 0-11 1-11 6 0 7 7 7 13 7 20 0 41 0 61 0 6 0 12 0 12-7 0-5-6-6-11-6-22 0-24-9-24-29 0-59 0-118 0-177 55 74 111 147 166 221 4 4 5 5 9 5 6 0 6-5 6-12 0-72 0-146 0-218 0-21 3-27 21-28 2 0 9 0 9-6 0-7-6-7-12-7-19 0-39 0-57 0-7 0-14 0-14 7 0 6 8 6 12 6 21 1 25 9 25 29 0 40 0 80 0 121-39-53-78-105-117-158-4-5-5-5-14-5-22 0-45 0-67 0-7 0-12 0-12 7 0 6 5 6 7 6 10 1 18 8 22 12-1 4-1 5-1 10zM219 245c-56-74-112-148-168-222-5-5-5-5-9-10 15 0 31 0 46 0 44 58 87 118 131 176 0 19 0 37 0 56z"><text:p/></draw:path><draw:path draw:style-name="gr3" draw:text-style-name="P6" svg:width="0.0157in" svg:height="0.0157in" svg:x="0.7815in" svg:y="0.2484in" svg:viewBox="0 0 41 41" svg:d="M41 21c0-11-10-21-21-21s-20 10-20 21 9 20 20 20 21-9 21-20z"><text:p/></draw:path><draw:path draw:style-name="gr3" draw:text-style-name="P6" svg:width="0.0783in" svg:height="0.4547in" svg:x="0.8575in" svg:y="0in" svg:viewBox="0 0 200 1156" svg:d="M119 720c0-43-30-108-97-141 42-23 91-68 97-139 0-2 0-3 0-4 0-89 0-178 0-267 0-32 0-38 3-53 7-30 25-69 75-97 2-3 3-4 3-10 0-9-1-9-9-9-7 0-7 0-18 7-87 48-92 120-92 134 0 91 0 182 0 273 0 29 0 60-19 95-19 32-40 48-56 59-6 3-6 3-6 10s0 7 3 9c33 21 69 56 77 119 1 8 1 8 1 14 0 99 0 198 0 295 0 32 19 97 94 136 9 5 10 5 16 5 8 0 9 0 9-9 0-6-1-7-2-7-16-11-67-42-78-109-1-10-1-11-1-16 0-97 0-196 0-295z"><text:p/></draw:path><draw:path draw:style-name="gr3" draw:text-style-name="P6" svg:width="0.0638in" svg:height="0.1043in" svg:x="0.9642in" svg:y="0.0602in" svg:viewBox="0 0 163 266" svg:d="M163 134c0-31-2-63-16-91-17-36-49-43-66-43-23 0-50 10-67 46-12 27-14 57-14 88 0 29 2 64 18 92 16 32 45 40 63 40 21 0 51-9 68-45 12-26 14-57 14-87zM81 257c-15 0-37-10-45-46-4-24-4-59-4-82 0-25 0-50 3-71 8-46 37-49 46-49 14 0 39 6 46 45 4 22 4 50 4 75 0 29 0 56-4 80-6 36-28 48-46 48z"><text:p/></draw:path><draw:path draw:style-name="gr3" draw:text-style-name="P6" svg:width="0.0323in" svg:height="0.1012in" svg:x="1.1909in" svg:y="0.0598in" svg:viewBox="0 0 83 258" svg:d="M56 88c-17 1-36 3-54 4 0 5 0 8 0 12 24 0 29 3 29 21 0 34 0 68 0 104 0 17-5 17-31 17 0 3 0 8 0 12 12 0 33-1 43-1 13 0 26 1 40 1 0-4 0-9 0-12-26 0-27-2-27-16 0-48 0-95 0-142zM57 21c0-13-10-21-20-21-12 0-20 11-20 21s8 20 20 20c10 0 20-8 20-20z"><text:p/></draw:path><draw:path draw:style-name="gr3" draw:text-style-name="P6" svg:width="0.0488in" svg:height="0.1071in" svg:x="1.2335in" svg:y="0.0543in" svg:viewBox="0 0 125 273" svg:d="M55 107c0-16 0-30 0-45 0-35 19-53 35-53 1 0 7 0 13 3-5 1-12 7-12 15 0 9 7 17 17 17 11 0 17-8 17-17 0-14-14-27-35-27-27 0-59 21-59 62 0 15 0 29 0 45-10 0-21 0-31 0 0 4 0 7 0 12 10 0 21 0 31 0 0 41 0 82 0 124 0 17-5 17-31 17 0 4 0 8 0 13 15 0 33-2 44-2 15 0 34 0 50 2 0-5 0-9 0-13-4 0-6 0-9 0-29 0-29-4-29-17 0-42 0-83 0-124 14 0 30 0 44 0 0-5 0-8 0-12-15 0-30 0-45 0z"><text:p/></draw:path><draw:path draw:style-name="gr3" draw:text-style-name="P6" svg:width="0.076in" svg:height="0.1382in" svg:x="1.3335in" svg:y="0.0543in" svg:viewBox="0 0 194 352" svg:d="M122 119c11 0 22 0 33 0 8 0 11 0 11-8 0-4-3-4-10-4-11 0-21 0-32 0 3-15 6-30 8-44 2-9 7-37 10-41 3-8 10-13 18-13 1 0 12 0 18 7-16 2-21 15-21 20 0 10 8 15 15 15 10 0 22-9 22-24 0-17-19-27-34-27-14 0-38 8-50 46-2 8-3 11-12 61-9 0-18 0-26 0s-13 0-13 6 4 6 11 6c9 0 17 0 26 0-10 50-19 101-29 151-8 38-14 73-34 73-1 0-11 0-19-7 18-1 22-15 22-21 0-8-7-13-14-13-10 0-22 8-22 23 0 18 18 27 33 27 22 0 37-23 44-38 12-24 21-71 22-73 8-41 15-82 23-122z"><text:p/></draw:path><draw:path draw:style-name="gr3" draw:text-style-name="P6" svg:width="0.035in" svg:height="0.1516in" svg:x="1.4315in" svg:y="0.048in" svg:viewBox="0 0 90 386" svg:d="M90 381c0-1 0-1-6-7-49-50-61-122-61-182 0-67 14-134 62-182 5-5 5-6 5-7 0-2-2-3-4-3-3 0-39 26-62 75-18 43-24 85-24 117 0 31 4 77 26 121 24 47 57 73 60 73 2 0 4-1 4-5z"><text:p/></draw:path><draw:path draw:style-name="gr3" draw:text-style-name="P6" svg:width="0.0823in" svg:height="0.0685in" svg:x="1.4799in" svg:y="0.0953in" svg:viewBox="0 0 210 175" svg:d="M23 147c-1 7-3 16-3 17 0 7 5 11 11 11 4 0 12-4 14-11 0-1 6-19 8-29 3-12 5-23 9-35 2-8 4-16 6-25 1-7 5-18 5-20 5-12 26-46 62-46 18 0 21 14 21 26 0 24-18 74-25 90-3 9-3 13-3 18 0 19 13 32 32 32 36 0 50-56 50-60s-3-4-4-4c-5 0-5 1-7 8-8 25-20 47-39 47-6 0-9-3-9-12 0-10 3-20 6-28 8-20 25-63 25-85 0-26-17-41-46-41-34 0-52 24-59 33-2-21-19-33-36-33-18 0-26 14-29 22-6 13-12 35-12 37 0 4 4 4 6 4 3 0 3 0 6-9 7-28 14-45 28-45 7 0 12 4 12 17 0 8-1 12-7 32-8 30-14 60-22 89z"><text:p/></draw:path><draw:path draw:style-name="gr3" draw:text-style-name="P6" svg:width="0.035in" svg:height="0.1516in" svg:x="1.5756in" svg:y="0.048in" svg:viewBox="0 0 90 386" svg:d="M90 192c0-29-4-77-26-119-23-49-56-73-60-73-2 0-4 1-4 3 0 1 0 2 8 9 37 39 59 100 59 180 0 66-14 134-61 183-6 5-6 5-6 6 0 3 2 5 4 5 4 0 39-27 61-76 20-42 25-85 25-118z"><text:p/></draw:path><draw:path draw:style-name="gr3" draw:text-style-name="P6" svg:width="0.076in" svg:height="0.0878in" svg:x="1.6807in" svg:y="0.0803in" svg:viewBox="0 0 194 224" svg:d="M180 120c7 0 14 0 14-8s-7-8-14-8c-55 0-108 0-163 0 4-51 49-89 103-89 20 0 41 0 60 0 7 0 14 0 14-7 0-8-7-8-14-8-20 0-40 0-61 0-66 0-119 51-119 112 0 62 53 112 119 112 21 0 41 0 61 0 7 0 14 0 14-7 0-8-7-8-14-8-19 0-40 0-60 0-54 0-99-38-103-89 55 0 108 0 163 0z"><text:p/></draw:path><draw:path draw:style-name="gr3" draw:text-style-name="P6" svg:width="0.1028in" svg:height="0.1071in" svg:x="1.8161in" svg:y="0.0575in" svg:viewBox="0 0 262 273" svg:d="M34 35c0 63 0 125 0 188 0 21-3 28-23 29-4 0-11 0-11 6 0 7 7 7 13 7 20 0 40 0 60 0 7 0 13 0 13-7 0-6-7-6-12-6-21-1-24-9-24-29 0-59 0-117 0-177 56 74 111 146 167 220 3 5 5 7 7 7 7 0 7-7 7-14 0-72 0-145 0-217 0-22 4-28 22-28 2 0 9-1 9-6 0-8-6-8-13-8-19 0-38 0-56 0-7 0-14 0-14 8 0 6 7 6 11 6 22 0 26 8 26 29 0 41 0 80 0 121-39-53-78-106-117-159-4-5-5-5-14-5-22 0-45 0-67 0-8 0-14 0-14 8 0 5 6 6 9 6 10 1 18 7 21 12 0 3 0 4 0 9zM218 245c-56-74-112-148-168-222-4-4-4-5-8-9 15 0 31 0 46 0 43 59 87 118 130 176 0 18 0 36 0 55z"><text:p/></draw:path><draw:path draw:style-name="gr3" draw:text-style-name="P6" svg:width="0.0453in" svg:height="0.048in" svg:x="1.9264in" svg:y="0.137in" svg:viewBox="0 0 116 123" svg:d="M108 59c5 0 8 0 8-6 0-23-14-53-54-53-36 0-62 29-62 62 0 34 30 61 66 61s50-28 50-35c0-1 0-3-5-3-3 0-4 1-5 4-8 22-29 25-39 25-12 0-24-5-33-15-10-13-10-30-10-40 28 0 56 0 84 0zM24 52c4-38 28-44 38-44 34 0 35 37 35 44-24 0-49 0-73 0z"><text:p/></draw:path><draw:path draw:style-name="gr3" draw:text-style-name="P6" svg:width="0.0567in" svg:height="0.0465in" svg:x="1.9795in" svg:y="0.1394in" svg:viewBox="0 0 145 119" svg:d="M119 26c8-16 22-16 26-16 0-3 0-7 0-10-7 0-14 1-21 1s-17-1-24-1c0 3 0 7 0 10 11 0 11 9 11 10s0 4-2 7c-10 22-21 46-31 68-11-25-22-50-33-74-1-2-2-3-2-6 0-5 9-5 14-5 0-3 0-7 0-10-1 0-20 1-31 1-8 0-18-1-26-1 0 3 0 7 0 10 14 0 18 0 22 9 14 32 29 62 43 94 1 3 2 6 7 6s6-3 7-6c13-28 27-58 40-87z"><text:p/></draw:path><draw:path draw:style-name="gr3" draw:text-style-name="P6" svg:width="0.0453in" svg:height="0.048in" svg:x="2.0413in" svg:y="0.137in" svg:viewBox="0 0 116 123" svg:d="M108 59c5 0 8 0 8-6 0-23-14-53-54-53-36 0-62 29-62 62 0 34 30 61 66 61s50-28 50-35c0-1 0-3-5-3-3 0-4 1-5 4-8 22-29 25-39 25-12 0-24-5-33-15-10-13-10-30-10-40 28 0 56 0 84 0zM24 52c4-38 28-44 38-44 34 0 35 37 35 44-24 0-49 0-73 0z"><text:p/></draw:path><draw:path draw:style-name="gr3" draw:text-style-name="P6" svg:width="0.0567in" svg:height="0.0469in" svg:x="2.0969in" svg:y="0.1382in" svg:viewBox="0 0 145 120" svg:d="M125 37c0-23-12-37-40-37-23 0-38 12-44 26h-1c0-8 0-17 0-26-14 1-27 2-40 3 0 4 0 7 0 10 19 0 21 2 21 16 0 23 0 46 0 69 0 12-3 12-21 12 0 3 0 6 0 10 1 0 20-1 31-1 10 0 28 0 31 1 0-4 0-7 0-10-17 0-20 0-20-12 0-17 0-32 0-49 0-28 22-41 41-41 18 0 20 15 20 28 0 21 0 41 0 62 0 12-2 12-19 12 0 3 0 6 0 10 10 0 18-1 30-1 10 0 29 0 31 1 0-4 0-7 0-10-17 0-20 0-20-12 0-20 0-41 0-61z"><text:p/></draw:path><draw:path draw:style-name="gr3" draw:text-style-name="P6" svg:width="0.05in" svg:height="0.1008in" svg:x="0.972in" svg:y="0.2787in" svg:viewBox="0 0 128 257" svg:d="M79 10c0-10 0-10-9-10-24 24-58 24-70 24 0 5 0 8 0 12 8 0 31 0 51-10 0 67 0 133 0 200 0 15-1 19-37 19-4 0-7 0-12 0 0 3 0 8 0 12 13-1 48-1 63-1s48 0 63 1c0-4 0-9 0-12-5 0-8 0-12 0-36 0-37-4-37-19 0-72 0-144 0-216z"><text:p/></draw:path><draw:path draw:style-name="gr3" draw:text-style-name="P6" svg:width="0.0323in" svg:height="0.1012in" svg:x="1.1909in" svg:y="0.2783in" svg:viewBox="0 0 83 258" svg:d="M56 87c-17 1-36 3-54 4 0 5 0 8 0 12 24 0 29 3 29 21 0 35 0 69 0 105 0 17-5 17-31 17 0 3 0 8 0 12 12-1 33-1 43-1 13 0 26 0 40 1 0-4 0-9 0-12-26 0-27-2-27-17 0-48 0-95 0-142zM57 20c0-12-10-20-20-20-12 0-20 10-20 20 0 11 8 21 20 21 10 0 20-8 20-21z"><text:p/></draw:path><draw:path draw:style-name="gr3" draw:text-style-name="P6" svg:width="0.0488in" svg:height="0.1071in" svg:x="1.2335in" svg:y="0.2736in" svg:viewBox="0 0 125 273" svg:d="M55 106c0-15 0-30 0-44 0-35 19-53 35-53 1 0 7 0 13 2-5 2-12 7-12 16s7 17 17 17c11 0 17-8 17-17 0-14-14-27-35-27-27 0-59 21-59 62 0 14 0 29 0 44-10 0-21 0-31 0 0 4 0 7 0 12 10 0 21 0 31 0 0 41 0 83 0 125 0 17-5 17-31 17 0 4 0 8 0 13 15-2 33-2 44-2 15 0 34 0 50 2 0-5 0-9 0-13-4 0-6 0-9 0-29 0-29-4-29-18 0-42 0-83 0-124 14 0 30 0 44 0 0-5 0-8 0-12-15 0-30 0-45 0z"><text:p/></draw:path><draw:path draw:style-name="gr3" draw:text-style-name="P6" svg:width="0.076in" svg:height="0.1382in" svg:x="1.3335in" svg:y="0.2736in" svg:viewBox="0 0 194 352" svg:d="M122 118c11 0 22 0 33 0 8 0 11 0 11-8 0-4-3-4-10-4-11 0-21 0-32 0 3-15 6-30 8-44 2-8 7-36 10-40 3-8 10-13 18-13 1 0 12 0 18 6-16 3-21 16-21 21 0 9 8 13 15 13 10 0 22-7 22-23 0-17-19-26-34-26-14 0-38 7-50 45-2 9-3 12-12 61-9 0-18 0-26 0s-13 0-13 7c0 5 4 5 11 5 9 0 17 0 26 0-10 50-19 101-29 152-8 38-14 73-34 73-1 0-11 0-19-7 18-2 22-15 22-21 0-8-7-14-14-14-10 0-22 9-22 23 0 18 18 28 33 28 22 0 37-23 44-38 12-25 21-71 22-74 8-41 15-82 23-122z"><text:p/></draw:path><draw:path draw:style-name="gr3" draw:text-style-name="P6" svg:width="0.035in" svg:height="0.1516in" svg:x="1.4315in" svg:y="0.2661in" svg:viewBox="0 0 90 386" svg:d="M90 382c0-1 0-2-6-8-49-49-61-121-61-181 0-67 14-134 62-182 5-4 5-6 5-7 0-3-2-4-4-4-3 0-39 26-62 76-18 42-24 84-24 117 0 30 4 77 26 120 24 49 57 73 60 73 2 0 4-1 4-4z"><text:p/></draw:path><draw:path draw:style-name="gr3" draw:text-style-name="P6" svg:width="0.0823in" svg:height="0.0685in" svg:x="1.4799in" svg:y="0.3134in" svg:viewBox="0 0 210 175" svg:d="M23 148c-1 6-3 15-3 17 0 6 5 10 11 10 4 0 12-2 14-10 0-1 6-20 8-29 3-12 5-23 9-35 2-9 4-16 6-25 1-7 5-19 5-20 5-12 26-47 62-47 18 0 21 14 21 27 0 23-18 73-25 90-3 9-3 14-3 18 0 18 13 31 32 31 36 0 50-56 50-60 0-3-3-3-4-3-5 0-5 1-7 7-8 26-20 48-39 48-6 0-9-4-9-13 0-10 3-19 6-28 8-19 25-62 25-84 0-27-17-42-46-42-34 0-52 25-59 34-2-22-19-34-36-34-18 0-26 15-29 22-6 13-12 36-12 37 0 5 4 5 6 5 3 0 3 0 6-9 7-28 14-46 28-46 7 0 12 5 12 17 0 9-1 14-7 33-8 30-14 60-22 89z"><text:p/></draw:path><draw:path draw:style-name="gr3" draw:text-style-name="P6" svg:width="0.035in" svg:height="0.1516in" svg:x="1.5756in" svg:y="0.2661in" svg:viewBox="0 0 90 386" svg:d="M90 193c0-30-4-77-26-120-23-48-56-73-60-73-2 0-4 2-4 4 0 1 0 3 8 9 37 39 59 99 59 180 0 66-14 135-61 183-6 4-6 5-6 6 0 3 2 4 4 4 4 0 39-26 61-75 20-43 25-86 25-118z"><text:p/></draw:path><draw:path draw:style-name="gr3" draw:text-style-name="P6" svg:width="0.076in" svg:height="0.0878in" svg:x="1.6807in" svg:y="0.298in" svg:viewBox="0 0 194 224" svg:d="M180 120c7 0 14 0 14-8s-7-8-14-8c-55 0-108 0-163 0 4-51 49-89 103-89 20 0 41 0 60 0 7 0 14 0 14-7 0-8-7-8-14-8-20 0-40 0-61 0-66 0-119 51-119 112 0 62 53 112 119 112 21 0 41 0 61 0 7 0 14 0 14-7 0-8-7-8-14-8-19 0-40 0-60 0-54 0-99-38-103-89 55 0 108 0 163 0z"><text:p/></draw:path><draw:path draw:style-name="gr3" draw:text-style-name="P6" svg:width="0.1028in" svg:height="0.1063in" svg:x="1.8161in" svg:y="0.2768in" svg:viewBox="0 0 262 271" svg:d="M34 35c0 63 0 125 0 188 0 21-3 28-23 28-4 0-11 1-11 6 0 8 7 8 13 8 20 0 40 0 60 0 7 0 13 0 13-8 0-5-7-6-12-6-21 0-24-8-24-29 0-58 0-118 0-176 56 74 111 146 167 220 3 4 5 5 7 5 7 0 7-5 7-12 0-72 0-146 0-218 0-21 4-27 22-28 2 0 9 0 9-6 0-7-6-7-13-7-19 0-38 0-56 0-7 0-14 0-14 7 0 6 7 6 11 6 22 1 26 9 26 29 0 40 0 80 0 121-39-53-78-105-117-158-4-5-5-5-14-5-22 0-45 0-67 0-8 0-14 0-14 7 0 6 6 6 9 6 10 1 18 8 21 12 0 4 0 5 0 10zM218 245c-56-74-112-148-168-222-4-4-4-5-8-10 15 0 31 0 46 0 43 58 87 118 130 176 0 19 0 37 0 56z"><text:p/></draw:path><draw:path draw:style-name="gr3" draw:text-style-name="P6" svg:width="0.0516in" svg:height="0.048in" svg:x="1.9264in" svg:y="0.3563in" svg:viewBox="0 0 132 123" svg:d="M132 63c0-34-29-63-66-63s-66 29-66 63c0 33 30 60 66 60s66-27 66-60zM66 114c-10 0-25-3-34-16-7-11-8-25-8-38 0-12 0-27 10-39 7-8 18-13 32-13 15 0 28 6 33 15 8 11 9 24 9 37 0 14-1 28-9 39-8 10-20 15-33 15z"><text:p/></draw:path><draw:path draw:style-name="gr3" draw:text-style-name="P6" svg:width="0.0563in" svg:height="0.0744in" svg:x="1.9909in" svg:y="0.3299in" svg:viewBox="0 0 144 190" svg:d="M84 2c0 3 0 7 0 10 18 0 21 2 21 15 0 19 0 38 0 57-11-10-24-16-39-16-36 0-66 27-66 61s29 61 63 61c22 0 35-12 40-17 0 5 0 12 0 17 14-1 28-2 41-3 0-3 0-7 0-10-17 0-20-1-20-14 0-54 0-109 0-163-13 1-27 1-40 2zM103 158c-7 13-20 24-38 24-15 0-26-8-32-16-5-9-9-20-9-36 0-7 0-27 11-40 11-12 24-14 32-14 13 0 25 5 33 15 3 5 3 5 3 10 0 19 0 39 0 57z"><text:p/></draw:path><draw:path draw:style-name="gr3" draw:text-style-name="P6" svg:width="0.0567in" svg:height="0.0744in" svg:x="2.0583in" svg:y="0.3299in" svg:viewBox="0 0 145 190" svg:d="M84 2c0 3 0 7 0 10 18 0 21 2 21 15 0 19 0 38 0 57-10-10-24-16-39-16-35 0-66 27-66 61s29 61 63 61c23 0 36-12 40-17 0 5 0 12 0 17 15-1 28-2 42-3 0-3 0-7 0-10-18 0-21-1-21-14 0-54 0-109 0-163-13 1-27 1-40 2zM103 158c-7 13-20 24-38 24-15 0-26-8-32-16-5-9-9-20-9-36 0-7 0-27 12-40 10-12 23-14 32-14 12 0 24 5 32 15 3 5 3 5 3 10 0 19 0 39 0 57z"><text:p/></draw:path></draw:g></text:p>
          <text:p text:style-name="P66">יהי <text:span text:style-name="T8"><draw:g text:anchor-type="as-char" svg:y="-0.1035in" draw:z-index="247" draw:name="Shape276" draw:style-name="gr1"><svg:title>TexMaths</svg:title><svg:desc>11§inline§n \in \N§svg§600§FALSE§</svg:desc><draw:path draw:style-name="gr2" draw:text-style-name="P5" svg:width="0.3681in" svg:height="0.0933in" svg:x="0.0031in" svg:y="0.0063in" svg:viewBox="0 0 936 238" svg:d="M468 238c-156 0-312 0-468 0 0-79 0-159 0-238 312 0 624 0 936 0 0 79 0 159 0 238-157 0-313 0-468 0z"><text:p/></draw:path><draw:path draw:style-name="gr3" draw:text-style-name="P6" svg:width="0.0823in" svg:height="0.0677in" svg:x="-0.0004in" svg:y="0.0354in" svg:viewBox="0 0 210 173" svg:d="M23 147c-1 6-3 13-3 15 0 8 5 11 11 11 4 0 12-3 14-11 0-1 6-17 8-27 3-12 5-23 9-34 2-9 4-18 6-26 1-7 5-18 5-19 5-12 26-47 62-47 18 0 21 14 21 26 0 24-18 74-25 90-3 9-3 13-3 18 0 16 13 30 32 30 36 0 50-54 50-58s-3-4-4-4c-5 0-5 1-7 8-7 25-20 46-39 46-7 0-9-5-9-12 0-9 3-19 6-27 8-21 25-62 25-84 0-27-17-42-45-42-35 0-53 25-60 34-2-22-19-34-36-34-18 0-26 15-29 22-6 13-12 36-12 37 0 5 4 5 6 5 3 0 3-1 6-9 7-28 14-46 28-46 7 0 12 4 12 17 0 8-1 12-7 32-8 30-14 59-22 89z"><text:p/></draw:path><draw:path draw:style-name="gr3" draw:text-style-name="P6" svg:width="0.0756in" svg:height="0.087in" svg:x="0.1417in" svg:y="0.0209in" svg:viewBox="0 0 193 222" svg:d="M179 119c7 0 14 0 14-8s-7-8-14-8c-55 0-109 0-164 0 5-51 50-88 104-88 20 0 41 0 60 0 7 0 14 0 14-7 0-8-7-8-14-8-19 0-40 0-60 0-67 0-119 49-119 111 0 60 52 111 119 111 20 0 41 0 60 0 7 0 14 0 14-8s-7-8-14-8c-19 0-40 0-60 0-54 0-99-37-104-87 55 0 109 0 164 0z"><text:p/></draw:path><draw:path draw:style-name="gr3" draw:text-style-name="P6" svg:width="0.1028in" svg:height="0.1055in" svg:x="0.276in" svg:y="-0.0004in" svg:viewBox="0 0 262 269" svg:d="M34 35c0 62 0 124 0 186 0 21-3 27-23 28-4 0-11 0-11 7 0 6 7 6 13 6 20 0 40 0 60 0 7 0 13 0 13-6 0-7-7-7-12-7-21-1-24-9-24-28 0-59 0-118 0-176 56 72 111 146 167 218 3 5 5 6 8 6 6 0 6-6 6-12 0-73 0-144 0-216 0-21 5-27 22-28 2 0 9 0 9-6 0-7-6-7-13-7-19 0-38 0-56 0-7 0-14 0-14 7 0 6 7 6 11 6 22 1 26 9 26 29 0 39 0 80 0 119-40-51-78-104-117-156-4-5-5-5-14-5-22 0-45 0-67 0-7 0-14 0-14 7 0 6 7 6 9 6 10 1 18 8 21 12 0 4 0 5 0 10zM218 243c-56-74-112-146-168-220-4-4-4-5-8-10 15 0 31 0 46 0 43 58 86 117 130 175 0 18 0 37 0 55z"><text:p/></draw:path></draw:g></text:span><text:span text:style-name="T8">, נוכיח </text:span><text:span text:style-name="T8"><draw:g text:anchor-type="as-char" svg:y="-0.1134in" draw:z-index="248" draw:name="Shape277" draw:style-name="gr1"><svg:title>TexMaths</svg:title><svg:desc>11§inline§2 \mid f(n) - g(n)§svg§600§FALSE§</svg:desc><draw:path draw:style-name="gr2" draw:text-style-name="P5" svg:width="0.9457in" svg:height="0.1354in" svg:x="-0.0004in" svg:y="0.0071in" svg:viewBox="0 0 2403 345" svg:d="M0 0c801 0 1602 0 2403 0 0 115 0 230 0 345-801 0-1602 0-2403 0 0-115 0-230 0-345z"><text:p/></draw:path><draw:path draw:style-name="gr3" draw:text-style-name="P6" svg:width="0.0602in" svg:height="0.1008in" svg:x="-0.0004in" svg:y="0.0126in" svg:viewBox="0 0 154 257" svg:d="M30 227c13-13 27-27 40-40 61-53 84-74 84-112 0-44-35-75-82-75-43 0-72 36-72 70 0 21 19 21 20 21 6 0 20-4 20-19 0-10-7-20-20-20-3 0-5 0-6 0 9-26 30-40 53-40 35 0 52 32 52 63s-20 62-41 86c-25 27-49 54-75 81-3 4-3 5-3 15 47 0 96 0 143 0 3-22 8-45 11-67-3 0-7 0-10 0-2 10-4 27-9 34-2 3-27 3-36 3-23 0-46 0-69 0z"><text:p/></draw:path><draw:path draw:style-name="gr3" draw:text-style-name="P6" svg:width="0.0055in" svg:height="0.1508in" svg:x="0.1283in" svg:y="0in" svg:viewBox="0 0 15 384" svg:d="M15 14c0-7 0-14-7-14-8 0-8 7-8 14 0 119 0 237 0 356 0 8 0 14 8 14 7 0 7-6 7-14 0-119 0-237 0-356z"><text:p/></draw:path><draw:path draw:style-name="gr3" draw:text-style-name="P6" svg:width="0.0756in" svg:height="0.137in" svg:x="0.2028in" svg:y="0.0071in" svg:viewBox="0 0 193 349" svg:d="M121 118c11 0 23 0 34 0 8 0 11 0 11-9 0-3-3-3-10-3-11 0-22 0-33 0 4-16 6-30 9-44 1-9 7-36 9-41 3-7 10-13 19-13 1 0 11 0 18 7-16 2-21 15-21 21 0 9 7 14 15 14 10 0 21-9 21-24 0-17-18-26-33-26-14 0-38 7-50 45-2 8-3 12-12 61-9 0-19 0-28 0-6 0-11 0-11 6s4 6 11 6c9 0 17 0 26 0-10 50-20 100-30 151-7 37-13 72-33 72-1 0-11 0-19-7 18-1 21-15 21-21 0-9-6-14-14-14-10 0-21 9-21 24 0 17 18 26 33 26 21 0 36-22 44-37 12-25 21-71 21-74 8-40 15-81 23-120z"><text:p/></draw:path><draw:path draw:style-name="gr3" draw:text-style-name="P6" svg:width="0.035in" svg:height="0.1508in" svg:x="0.3008in" svg:y="0in" svg:viewBox="0 0 90 384" svg:d="M90 380c0-1 0-1-6-8-49-48-62-121-62-179 0-67 15-135 63-183 5-4 5-4 5-7 0-2-2-3-4-3-3 0-39 26-62 75-20 43-24 86-24 118 0 28 4 76 25 119 23 47 58 72 61 72 2 0 4-1 4-4z"><text:p/></draw:path><draw:path draw:style-name="gr3" draw:text-style-name="P6" svg:width="0.0819in" svg:height="0.0681in" svg:x="0.3492in" svg:y="0.0453in" svg:viewBox="0 0 209 174" svg:d="M23 148c-1 5-3 14-3 16 0 7 5 10 11 10 4 0 11-2 14-10 0-1 5-20 7-29 3-12 5-24 9-35 2-9 4-16 6-25 2-7 5-18 6-20 5-12 26-47 62-47 18 0 21 14 21 27 0 24-18 73-25 91-3 8-3 13-3 17 0 18 13 31 30 31 37 0 51-56 51-59 0-4-3-4-4-4-4 0-4 1-6 7-8 26-21 48-39 48-7 0-9-4-9-13 0-10 3-19 6-27 8-20 23-63 23-85 0-26-16-41-44-41-35 0-53 24-60 33-1-21-18-33-35-33-18 0-26 14-29 22-6 13-12 35-12 37 0 4 3 3 4 4 5 0 5 0 7-9 7-28 14-46 29-46 7 0 12 5 12 18 0 8-1 13-7 32-8 30-14 60-22 90z"><text:p/></draw:path><draw:path draw:style-name="gr3" draw:text-style-name="P6" svg:width="0.0346in" svg:height="0.1508in" svg:x="0.4449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6" svg:width="0.0921in" svg:height="0.0055in" svg:x="0.5413in" svg:y="0.0717in" svg:viewBox="0 0 235 15" svg:d="M222 15c7 0 13 0 13-7 0-8-6-8-13-8-69 0-139 0-209 0-6 0-13 0-13 8 0 7 7 7 13 7 70 0 140 0 209 0z"><text:p/></draw:path><draw:path draw:style-name="gr3" draw:text-style-name="P6" svg:width="0.0693in" svg:height="0.0972in" svg:x="0.6831in" svg:y="0.0453in" svg:viewBox="0 0 177 248" svg:d="M176 25c1-3 1-4 1-7 0-7-4-10-11-10-3 0-14 2-15 16-8-14-21-24-37-24-44 0-92 54-92 109 0 39 24 62 52 62 23 0 40-19 45-23v1c-8 34-12 48-12 49-2 3-16 42-56 42-8 0-20-1-31-4 12-4 15-14 15-20 0-7-3-13-14-13-9 0-21 6-21 22 0 15 14 23 52 23 48 0 76-30 81-53 14-56 29-114 43-170zM127 121c-4 10-13 20-20 27-9 6-21 14-32 14-19 0-25-20-25-35 0-19 12-65 22-84 11-20 27-35 42-35 27 0 32 32 32 34 0 1-1 3-2 5-5 25-12 49-17 74z"><text:p/></draw:path><draw:path draw:style-name="gr3" draw:text-style-name="P6" svg:width="0.0346in" svg:height="0.1508in" svg:x="0.774in" svg:y="0in" svg:viewBox="0 0 89 384" svg:d="M89 380c0-1 0-1-6-8-49-48-61-121-61-179 0-67 14-135 63-183 4-4 4-4 4-7 0-2-1-3-3-3-5 0-39 26-62 75-20 43-24 86-24 118 0 28 4 76 25 119 23 47 56 72 61 72 2 0 3-1 3-4z"><text:p/></draw:path><draw:path draw:style-name="gr3" draw:text-style-name="P6" svg:width="0.0819in" svg:height="0.0681in" svg:x="0.8224in" svg:y="0.0453in" svg:viewBox="0 0 209 174" svg:d="M23 148c-2 5-4 14-4 16 0 7 5 10 12 10 4 0 11-2 14-10 0-1 5-20 7-29 3-12 5-24 9-35 2-9 4-16 6-25 1-7 5-18 5-20 6-12 26-47 63-47 18 0 21 14 21 27 0 24-20 73-25 91-3 8-4 13-4 17 0 18 14 31 31 31 37 0 51-56 51-59 0-4-3-4-4-4-5 0-5 1-6 7-8 26-21 48-39 48-7 0-10-4-10-13 0-10 4-19 7-27 7-20 23-63 23-85 0-26-16-41-44-41-35 0-53 24-60 33-2-21-18-33-35-33-18 0-26 14-30 22-5 13-11 35-11 37 0 4 3 4 4 4 5 0 5 0 7-9 7-28 14-46 29-46 7 0 12 5 12 18 0 8-2 13-7 32-8 30-14 60-22 90z"><text:p/></draw:path><draw:path draw:style-name="gr3" draw:text-style-name="P6" svg:width="0.035in" svg:height="0.1508in" svg:x="0.9177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8">, כלומר </text:span><text:span text:style-name="T8"><draw:g text:anchor-type="as-char" svg:y="-0.1134in" draw:z-index="249" draw:name="Shape278" draw:style-name="gr1"><svg:title>TexMaths</svg:title><svg:desc>11§inline§f(n) - g(n)§svg§600§FALSE§</svg:desc><draw:path draw:style-name="gr2" draw:text-style-name="P5" svg:width="0.7421in" svg:height="0.1354in" svg:x="-0.0004in" svg:y="0.0071in" svg:viewBox="0 0 1886 345" svg:d="M0 0c629 0 1257 0 1886 0 0 115 0 230 0 345-629 0-1257 0-1886 0 0-115 0-230 0-345z"><text:p/></draw:path><draw:path draw:style-name="gr3" draw:text-style-name="P6" svg:width="0.0752in" svg:height="0.137in" svg:x="0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1-71 22-74 8-40 15-81 23-120z"><text:p/></draw:path><draw:path draw:style-name="gr3" draw:text-style-name="P6" svg:width="0.0346in" svg:height="0.1508in" svg:x="0.098in" svg:y="0in" svg:viewBox="0 0 89 384" svg:d="M89 380c0-1 0-1-7-8-48-48-60-121-60-179 0-67 14-135 62-183 5-4 5-4 5-7 0-2-1-3-4-3-4 0-39 26-61 75-20 43-24 86-24 118 0 28 3 76 25 119 23 47 56 72 60 72 3 0 4-1 4-4z"><text:p/></draw:path><draw:path draw:style-name="gr3" draw:text-style-name="P6" svg:width="0.0819in" svg:height="0.0681in" svg:x="0.1465in" svg:y="0.0453in" svg:viewBox="0 0 209 174" svg:d="M22 148c-1 5-3 14-3 16 0 7 5 10 11 10 4 0 12-2 14-10 1-1 5-20 8-29 3-12 5-24 8-35 3-9 5-16 7-25 1-7 4-18 4-20 6-12 27-47 63-47 18 0 21 14 21 27 0 24-19 73-24 91-5 8-5 13-5 17 0 18 14 31 32 31 37 0 51-56 51-59 0-4-3-4-4-4-5 0-5 1-7 7-8 26-20 48-39 48-6 0-9-4-9-13 0-10 3-19 6-27 8-20 24-63 24-85 0-26-16-41-44-41-35 0-54 24-60 33-2-21-19-33-36-33-19 0-25 14-29 22-7 13-11 35-11 37 0 4 3 4 4 4 4 0 5 0 7-9 7-28 14-46 27-46 8 0 13 5 13 18 0 8-2 13-6 32-8 30-15 60-23 90z"><text:p/></draw:path><draw:path draw:style-name="gr3" draw:text-style-name="P6" svg:width="0.035in" svg:height="0.1508in" svg:x="0.2417in" svg:y="0in" svg:viewBox="0 0 90 384" svg:d="M90 193c0-30-4-77-26-120-23-48-56-73-60-73-2 0-4 1-4 3 0 3 0 3 8 10 37 38 59 99 59 180 0 65-14 132-62 181-5 5-5 5-5 6 0 3 2 4 4 4 4 0 39-26 62-75 19-43 24-85 24-116z"><text:p/></draw:path><draw:path draw:style-name="gr3" draw:text-style-name="P6" svg:width="0.0925in" svg:height="0.0055in" svg:x="0.3386in" svg:y="0.0717in" svg:viewBox="0 0 236 15" svg:d="M222 15c7 0 14 0 14-7 0-8-7-8-14-8-69 0-140 0-209 0-6 0-13 0-13 8 0 7 7 7 13 7 69 0 140 0 209 0z"><text:p/></draw:path><draw:path draw:style-name="gr3" draw:text-style-name="P6" svg:width="0.0693in" svg:height="0.0972in" svg:x="0.4799in" svg:y="0.0453in" svg:viewBox="0 0 177 248" svg:d="M176 25c1-3 1-4 1-7 0-7-4-10-11-10-3 0-14 2-15 16-7-14-21-24-37-24-44 0-91 54-91 109 0 39 23 62 51 62 23 0 41-19 45-23v1c-8 34-12 48-12 49-3 3-16 42-56 42-7 0-20-1-31-4 12-4 16-14 16-20 0-7-4-13-15-13-9 0-21 6-21 22 0 15 14 23 52 23 48 0 76-30 81-53 14-56 29-114 43-170zM126 121c-2 10-11 20-19 27-9 6-20 14-32 14-19 0-24-20-24-35 0-19 11-65 20-84 11-20 28-35 44-35 26 0 31 32 31 34 0 1-1 3-1 5-6 25-12 49-19 74z"><text:p/></draw:path><draw:path draw:style-name="gr3" draw:text-style-name="P6" svg:width="0.0346in" svg:height="0.1508in" svg:x="0.5709in" svg:y="0in" svg:viewBox="0 0 89 384" svg:d="M89 380c0-1 0-1-7-8-48-48-60-121-60-179 0-67 15-135 63-183 4-4 4-4 4-7 0-2-1-3-3-3-5 0-39 26-62 75-20 43-24 86-24 118 0 28 4 76 25 119 23 47 56 72 61 72 2 0 3-1 3-4z"><text:p/></draw:path><draw:path draw:style-name="gr3" draw:text-style-name="P6" svg:width="0.0819in" svg:height="0.0681in" svg:x="0.6193in" svg:y="0.0453in" svg:viewBox="0 0 209 174" svg:d="M23 148c-1 5-4 14-4 16 0 7 5 10 12 10 4 0 11-2 14-10 0-1 4-20 7-29 3-12 5-24 8-35 3-9 5-16 7-25 1-7 4-18 6-20 5-12 25-47 62-47 18 0 21 14 21 27 0 24-19 73-25 91-3 8-5 13-5 17 0 18 15 31 32 31 37 0 51-56 51-59 0-4-3-4-4-4-4 0-4 1-6 7-8 26-21 48-40 48-6 0-9-4-9-13 0-10 4-19 7-27 7-20 23-63 23-85 0-26-16-41-44-41-35 0-54 24-60 33-2-21-18-33-35-33-18 0-26 14-30 22-6 13-11 35-11 37 0 4 3 4 4 4 5 0 5 0 7-9 7-28 14-46 29-46 7 0 12 5 12 18 0 8-1 13-7 32-8 30-14 60-22 90z"><text:p/></draw:path><draw:path draw:style-name="gr3" draw:text-style-name="P6" svg:width="0.0346in" svg:height="0.1508in" svg:x="0.715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8"><text:s/>זוגי. נפלג למקרים: </text:span></text:p>
          <text:list>
            <text:list-item>
              <text:p text:style-name="P66">אם <text:span text:style-name="T8"><draw:g text:anchor-type="as-char" svg:y="-0.1134in" draw:z-index="250" draw:name="Shape279" draw:style-name="gr1"><svg:title>TexMaths</svg:title><svg:desc>11§inline§f(n) \in \Neven§svg§600§FALSE§</svg:desc><draw:path draw:style-name="gr2" draw:text-style-name="P5" svg:width="0.8114in" svg:height="0.1358in" svg:x="-0.0004in" svg:y="0.0071in" svg:viewBox="0 0 2062 346" svg:d="M1032 346c-345 0-688 0-1032 0 0-116 0-230 0-346 687 0 1375 0 2062 0 0 116 0 230 0 346-343 0-687 0-1030 0z"><text:p/></draw:path><draw:path draw:style-name="gr3" draw:text-style-name="P6" svg:width="0.0752in" svg:height="0.1374in" svg:x="0in" svg:y="0.0067in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0346in" svg:height="0.1512in" svg:x="0.098in" svg:y="0in" svg:viewBox="0 0 89 385" svg:d="M89 381c0-1 0-1-7-8-48-49-60-122-60-179 0-68 14-136 63-183 4-5 4-5 4-7 0-3-1-4-3-4-5 0-39 26-62 76-20 42-24 85-24 118 0 28 4 75 25 119 23 47 56 72 61 72 2 0 3-1 3-4z"><text:p/></draw:path><draw:path draw:style-name="gr3" draw:text-style-name="P6" svg:width="0.0819in" svg:height="0.0685in" svg:x="0.1465in" svg:y="0.0453in" svg:viewBox="0 0 209 175" svg:d="M22 148c-1 6-3 15-3 17 0 7 5 10 12 10 4 0 11-3 14-11 0-1 4-19 7-29 3-12 5-23 8-34 3-9 5-17 7-26 1-7 4-18 4-19 7-12 27-47 64-47 18 0 21 14 21 26 0 24-20 74-25 91-3 8-5 13-5 17 0 19 15 32 32 32 37 0 51-56 51-59 0-4-3-4-4-4-5 0-5 1-6 7-8 26-21 47-40 47-6 0-9-3-9-12 0-10 4-19 7-27 7-21 23-63 23-85 0-27-16-42-44-42-35 0-54 25-60 34-2-22-18-34-35-34-19 0-26 15-30 22-6 13-11 36-11 37 0 5 3 5 4 5 4 0 5-1 7-9 7-27 14-46 29-46 7 0 11 4 11 17 0 8-2 13-6 32-8 30-15 60-23 90z"><text:p/></draw:path><draw:path draw:style-name="gr3" draw:text-style-name="P6" svg:width="0.035in" svg:height="0.1512in" svg:x="0.2417in" svg:y="0in" svg:viewBox="0 0 90 385" svg:d="M90 194c0-31-4-77-25-121-23-48-57-73-61-73-2 0-4 2-4 4s0 2 8 9c38 38 60 99 60 181 0 64-14 132-63 180-5 6-5 6-5 7 0 2 2 4 4 4 4 0 39-26 62-76 20-41 24-84 24-115z"><text:p/></draw:path><draw:path draw:style-name="gr3" draw:text-style-name="P6" svg:width="0.0752in" svg:height="0.087in" svg:x="0.3472in" svg:y="0.0307in" svg:viewBox="0 0 192 222" svg:d="M179 120c7 0 13 0 13-8 0-9-6-9-13-9-55 0-109 0-164 0 5-50 50-88 104-88 20 0 40 0 60 0 7 0 13 0 13-7 0-8-6-8-13-8-20 0-40 0-60 0-67 0-119 50-119 112s52 110 119 110c20 0 40 0 60 0 7 0 13 0 13-7s-6-7-13-7c-20 0-40 0-60 0-54 0-99-37-104-88 55 0 109 0 164 0z"><text:p/></draw:path><draw:path draw:style-name="gr3" draw:text-style-name="P6" svg:width="0.1028in" svg:height="0.1063in" svg:x="0.4815in" svg:y="0.0098in" svg:viewBox="0 0 262 271" svg:d="M34 35c0 63 0 126 0 187 0 20-3 28-23 28-4 0-11 0-11 7 0 6 7 6 13 6 20 0 40 0 60 0 7 0 13 0 13-6 0-7-7-7-12-7-21 0-25-9-25-29 0-58 0-118 0-176 57 74 112 148 168 220 3 5 5 6 7 6 7 0 7-7 7-13 0-72 0-145 0-217 0-21 4-27 22-28 2 0 9 0 9-6 0-7-6-7-13-7-19 0-38 0-57 0-6 0-13 0-13 7 0 6 7 6 11 6 22 1 26 9 26 29 0 39 0 80 0 121-39-53-79-105-117-157-4-6-6-6-14-6-22 0-45 0-67 0-7 0-14 0-14 7 0 6 7 6 9 6 10 1 18 8 21 12 0 4 0 5 0 10zM218 243c-56-72-112-146-169-220-3-5-3-5-7-10 15 0 31 0 46 0 43 59 87 117 130 176 0 18 0 37 0 54z"><text:p/></draw:path><draw:path draw:style-name="gr3" draw:text-style-name="P6" svg:width="0.0449in" svg:height="0.048in" svg:x="0.5921in" svg:y="0.0886in" svg:viewBox="0 0 115 123" svg:d="M108 59c5 0 7 0 7-6 0-23-13-53-53-53-36 0-62 29-62 62 0 34 30 61 66 61s49-28 49-35c0-1 0-3-4-3-3 0-4 1-5 4-8 22-29 26-39 26-12 0-24-6-33-16-10-13-10-30-10-40 28 0 56 0 84 0zM24 52c3-38 28-44 38-44 34 0 35 37 35 44-24 0-49 0-73 0z"><text:p/></draw:path><draw:path draw:style-name="gr3" draw:text-style-name="P6" svg:width="0.0567in" svg:height="0.0465in" svg:x="0.6449in" svg:y="0.0898in" svg:viewBox="0 0 145 119" svg:d="M120 26c8-16 22-16 25-16 0-3 0-7 0-10-6 0-13 1-20 1s-17 0-25-1c0 3 0 7 0 10 12 0 12 9 12 10s0 4-2 8c-10 22-21 44-31 67-11-26-22-50-33-74-1-2-2-3-2-6 0-5 9-5 14-5 0-3 0-7 0-10-1 0-20 1-31 1-8 0-18 0-27-1 0 3 0 7 0 10 15 0 19 0 23 10 14 31 28 61 42 93 2 4 3 6 8 6s6-2 7-6c13-29 27-58 40-87z"><text:p/></draw:path><draw:path draw:style-name="gr3" draw:text-style-name="P6" svg:width="0.0457in" svg:height="0.048in" svg:x="0.7063in" svg:y="0.0886in" svg:viewBox="0 0 117 123" svg:d="M109 59c5 0 8 0 8-6 0-23-14-53-54-53-36 0-63 29-63 62 0 34 31 61 66 61 37 0 51-28 51-35 0-1-2-3-5-3s-4 1-5 4c-8 22-29 26-39 26-12 0-24-6-33-16-10-13-10-30-10-40 28 0 56 0 84 0zM25 52c4-38 28-44 38-44 33 0 34 37 35 44-24 0-49 0-73 0z"><text:p/></draw:path><draw:path draw:style-name="gr3" draw:text-style-name="P6" svg:width="0.0567in" svg:height="0.0465in" svg:x="0.7622in" svg:y="0.0898in" svg:viewBox="0 0 145 119" svg:d="M124 36c0-23-11-36-40-36-22 0-37 12-44 25 0-8 0-16 0-25-14 1-27 1-40 2 0 4 0 7 0 10 18 0 20 2 20 16 0 23 0 46 0 69 0 12-2 12-20 12 0 3 0 7 0 10 10-1 20-1 31-1 10 0 28 0 31 1 0-3 0-7 0-10-18 0-20 0-20-12 0-17 0-32 0-49 0-28 22-41 39-41 20 0 22 15 22 28 0 21 0 41 0 62 0 12-3 12-21 12 0 3 0 7 0 10 2 0 20-1 32-1 10 0 29 0 31 1 0-3 0-7 0-10-17 0-21 0-21-12 0-21 0-41 0-61z"><text:p/></draw:path></draw:g></text:span><text:span text:style-name="T8">, אז </text:span><text:span text:style-name="T8"><draw:g text:anchor-type="as-char" svg:y="-0.1134in" draw:z-index="251" draw:name="Shape280" draw:style-name="gr1"><svg:title>TexMaths</svg:title><svg:desc>11§inline§g(n) = 0§svg§600§FALSE§</svg:desc><draw:path draw:style-name="gr2" draw:text-style-name="P5" svg:width="0.5441in" svg:height="0.1358in" svg:x="0.0051in" svg:y="0.0071in" svg:viewBox="0 0 1383 346" svg:d="M692 346c-231 0-461 0-692 0 0-116 0-230 0-346 461 0 922 0 1383 0 0 116 0 230 0 346-230 0-461 0-691 0z"><text:p/></draw:path><draw:path draw:style-name="gr3" draw:text-style-name="P6" svg:width="0.0697in" svg:height="0.0976in" svg:x="-0.0004in" svg:y="0.0453in" svg:viewBox="0 0 178 249" svg:d="M177 25c0-2 1-4 1-6 0-7-5-11-12-11-3 0-14 3-15 16-7-14-21-24-37-24-44 0-91 54-91 110 0 38 23 61 52 61 22 0 40-18 44-22h1c-9 34-9 33-13 50-1 5-15 41-56 41-7 0-20 0-31-3 12-4 16-13 16-20s-4-13-15-13c-8 0-21 6-21 22 0 15 14 23 52 23 48 0 76-30 82-52 15-57 29-114 43-172zM127 121c-3 10-12 20-20 28-8 6-20 13-31 13-20 0-25-20-25-35 0-19 11-64 21-84 11-19 27-34 44-34 25 0 30 31 30 33s-1 4-1 5c-6 25-12 49-18 74z"><text:p/></draw:path><draw:path draw:style-name="gr3" draw:text-style-name="P6" svg:width="0.035in" svg:height="0.1512in" svg:x="0.0906in" svg:y="0in" svg:viewBox="0 0 90 385" svg:d="M90 381c0-1 0-1-6-8-49-49-62-122-62-180 0-67 15-135 63-182 5-5 5-5 5-7 0-3-2-4-4-4-5 0-39 26-62 76-20 42-24 85-24 117 0 29 4 76 25 120 23 47 56 72 61 72 2 0 4-1 4-4z"><text:p/></draw:path><draw:path draw:style-name="gr3" draw:text-style-name="P6" svg:width="0.0819in" svg:height="0.0685in" svg:x="0.139in" svg:y="0.0453in" svg:viewBox="0 0 209 175" svg:d="M23 148c-1 6-3 15-3 17 0 7 4 10 11 10 4 0 11-3 14-11 0-1 4-19 7-29 3-12 5-23 8-34 3-9 5-17 7-26 2-7 4-18 6-19 5-12 26-47 62-47 18 0 21 14 21 26 0 24-19 74-25 91-3 8-3 13-3 17 0 19 13 32 30 32 37 0 51-56 51-59 0-4-3-4-4-4-4 0-4 1-6 7-8 26-21 47-40 47-6 0-8-3-8-12 0-10 3-19 6-27 8-21 23-63 23-85 0-27-16-42-44-42-35 0-53 25-60 34-2-22-18-34-35-34-18 0-26 15-29 22-6 13-12 36-12 37 0 5 3 4 4 5 5 0 5-1 7-9 7-27 14-46 29-46 7 0 12 4 12 17 0 8-1 13-7 32-8 30-14 60-22 90z"><text:p/></draw:path><draw:path draw:style-name="gr3" draw:text-style-name="P6" svg:width="0.0346in" svg:height="0.1512in" svg:x="0.2346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008in" svg:height="0.0354in" svg:x="0.3354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638in" svg:height="0.1035in" svg:x="0.4933in" svg:y="0.013in" svg:viewBox="0 0 163 264" svg:d="M163 133c0-31-2-61-16-90-17-37-49-43-66-43-23 0-51 10-67 45-12 28-14 57-14 88 0 29 1 64 18 92 16 32 44 39 63 39 21 0 50-7 67-45 13-25 15-55 15-86zM81 255c-15 0-38-9-45-46-4-22-4-58-4-80 0-26 0-51 3-72 8-45 36-49 46-49 12 0 38 7 45 45 5 22 5 52 5 76 0 28 0 55-5 79-5 36-28 47-45 47z"><text:p/></draw:path></draw:g></text:span><text:span text:style-name="T8"><text:s/>וסה"כ </text:span><text:span text:style-name="T8"><draw:g text:anchor-type="as-char" svg:y="-0.1134in" draw:z-index="252" draw:name="Shape281" draw:style-name="gr1"><svg:title>TexMaths</svg:title><svg:desc>11§inline§f(n) - g(n) = f(n) - 0 = f(n) \in \Neven§svg§600§FALSE§</svg:desc><draw:path draw:style-name="gr2" draw:text-style-name="P5" svg:width="2.5551in" svg:height="0.1358in" svg:x="-0.0004in" svg:y="0.0071in" svg:viewBox="0 0 6491 346" svg:d="M3247 346c-1083 0-2164 0-3247 0 0-116 0-230 0-346 2164 0 4327 0 6491 0 0 116 0 230 0 346-1082 0-2163 0-3244 0z"><text:p/></draw:path><draw:path draw:style-name="gr3" draw:text-style-name="P6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" svg:width="0.0346in" svg:height="0.1512in" svg:x="0.098in" svg:y="0in" svg:viewBox="0 0 89 385" svg:d="M89 381c0-1 0-1-6-8-49-49-61-122-61-179 0-68 15-136 63-183 4-5 4-5 4-7 0-3-1-4-3-4-5 0-39 26-62 76-20 42-24 85-24 118 0 28 4 75 25 119 23 47 56 72 61 72 2 0 3-1 3-4z"><text:p/></draw:path><draw:path draw:style-name="gr3" draw:text-style-name="P6" svg:width="0.0819in" svg:height="0.0685in" svg:x="0.1465in" svg:y="0.0453in" svg:viewBox="0 0 209 175" svg:d="M23 148c-1 6-4 15-4 17 0 7 5 10 12 10 4 0 11-3 14-11 0-1 5-19 7-29 3-12 5-23 9-34 2-9 4-17 6-26 1-7 5-18 6-19 5-12 26-47 62-47 18 0 21 14 21 26 0 24-18 74-25 91-3 8-3 13-3 17 0 19 13 32 30 32 37 0 51-56 51-59 0-4-3-4-4-4-4 0-4 1-6 7-8 26-21 47-39 47-7 0-9-3-9-12 0-10 3-19 6-27 8-21 23-63 23-85 0-27-16-42-44-42-35 0-53 25-60 34-2-22-18-34-35-34-18 0-26 15-30 22-5 13-11 36-11 37 0 5 3 5 4 5 5 0 5-1 7-9 7-27 14-46 29-46 7 0 12 4 12 17 0 8-1 13-7 32-8 30-14 60-22 90z"><text:p/></draw:path><draw:path draw:style-name="gr3" draw:text-style-name="P6" svg:width="0.0346in" svg:height="0.1512in" svg:x="0.2421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6" svg:width="0.0921in" svg:height="0.0063in" svg:x="0.3394in" svg:y="0.0717in" svg:viewBox="0 0 235 17" svg:d="M222 17c7 0 13 0 13-8 0-9-6-9-13-9-69 0-139 0-209 0-6 0-13 0-13 9 0 8 7 8 13 8 70 0 140 0 209 0z"><text:p/></draw:path><draw:path draw:style-name="gr3" draw:text-style-name="P6" svg:width="0.0693in" svg:height="0.0976in" svg:x="0.4807in" svg:y="0.0453in" svg:viewBox="0 0 177 249" svg:d="M176 25c1-2 1-4 1-6 0-7-4-11-11-11-3 0-14 3-15 16-8-14-21-24-37-24-44 0-92 54-92 110 0 38 24 61 52 61 23 0 40-18 45-22-8 34-8 33-12 50-2 5-16 41-56 41-8 0-20 0-31-3 11-4 15-13 15-20s-4-13-14-13c-9 0-21 6-21 22 0 15 14 23 52 23 48 0 76-30 81-52 14-57 29-114 43-172zM127 121c-4 10-13 20-20 28-9 6-21 13-32 13-19 0-25-20-25-35 0-19 12-64 22-84 11-19 27-34 42-34 27 0 31 31 31 33s0 4-1 5c-5 25-12 49-17 74z"><text:p/></draw:path><draw:path draw:style-name="gr3" draw:text-style-name="P6" svg:width="0.0346in" svg:height="0.1512in" svg:x="0.5717in" svg:y="0in" svg:viewBox="0 0 89 385" svg:d="M89 381c0-1 0-1-6-8-49-49-61-122-61-179 0-68 14-136 63-183 4-5 4-5 4-7 0-3-1-4-3-4-5 0-39 26-62 76-20 42-24 85-24 118 0 28 4 75 25 119 23 47 56 72 61 72 2 0 3-1 3-4z"><text:p/></draw:path><draw:path draw:style-name="gr3" draw:text-style-name="P6" svg:width="0.0819in" svg:height="0.0685in" svg:x="0.6205in" svg:y="0.0453in" svg:viewBox="0 0 209 175" svg:d="M23 148c-2 6-4 15-4 17 0 7 5 10 12 10 4 0 11-3 14-11 0-1 5-19 7-29 3-12 5-23 9-34 2-9 4-17 6-26 1-7 5-18 6-19 5-12 25-47 62-47 18 0 21 14 21 26 0 24-18 74-25 91-3 8-4 13-4 17 0 19 14 32 31 32 37 0 51-56 51-59 0-4-3-4-4-4-4 0-4 1-6 7-8 26-21 47-39 47-7 0-10-3-10-12 0-10 4-19 7-27 7-21 23-63 23-85 0-27-16-42-44-42-35 0-53 25-60 34-2-22-18-34-35-34-18 0-26 15-30 22-5 13-11 36-11 37 0 5 3 5 4 5 5 0 5-1 7-9 7-27 14-46 29-46 7 0 12 4 12 17 0 8-2 13-7 32-8 30-14 60-22 90z"><text:p/></draw:path><draw:path draw:style-name="gr3" draw:text-style-name="P6" svg:width="0.0346in" svg:height="0.1512in" svg:x="0.7161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6" svg:width="0.1008in" svg:height="0.0354in" svg:x="0.8169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3" draw:text-style-name="P6" svg:width="0.076in" svg:height="0.1374in" svg:x="0.9772in" svg:y="0.0067in" svg:viewBox="0 0 194 350" svg:d="M122 118c11 0 22 0 33 0 8 0 11 0 11-8 0-4-3-4-10-4-11 0-21 0-32 0 3-16 6-30 8-44 2-8 7-36 10-40 3-8 10-13 18-13 1 0 12 0 18 6-16 2-21 16-21 21 0 9 8 14 15 14 10 0 22-9 22-24 0-17-19-26-34-26-14 0-38 7-50 45-2 8-3 12-12 61-9 0-18 0-26 0s-13 0-13 7c0 5 4 5 11 5 9 0 17 0 26 0-10 50-19 100-29 151-8 37-14 72-34 72-1 0-11 0-19-6 18-1 22-16 22-21 0-9-7-13-14-13-11 0-22 8-22 23 0 17 18 26 33 26 21 0 37-23 44-37 12-25 21-71 22-74 8-40 15-80 23-121z"><text:p/></draw:path><draw:path draw:style-name="gr3" draw:text-style-name="P6" svg:width="0.035in" svg:height="0.1512in" svg:x="1.0752in" svg:y="0in" svg:viewBox="0 0 90 385" svg:d="M90 381c0-1 0-1-6-8-49-49-61-122-61-179 0-68 14-136 62-183 5-5 5-5 5-7 0-3-2-4-4-4-3 0-39 26-62 76-18 42-24 85-24 118 0 28 4 75 26 119 24 47 57 72 60 72 2 0 4-1 4-4z"><text:p/></draw:path><draw:path draw:style-name="gr3" draw:text-style-name="P6" svg:width="0.0823in" svg:height="0.0685in" svg:x="1.1236in" svg:y="0.0453in" svg:viewBox="0 0 210 175" svg:d="M23 148c-1 6-3 15-3 17 0 7 5 10 11 10 4 0 12-3 14-11 0-1 6-19 8-29 3-12 5-23 9-34 2-9 4-17 6-26 1-7 5-18 5-19 5-12 26-47 62-47 18 0 21 14 21 26 0 24-18 74-25 91-3 8-3 13-3 17 0 19 13 32 32 32 36 0 50-56 50-59 0-4-3-4-4-4-5 0-5 1-7 7-8 26-20 47-39 47-6 0-9-3-9-12 0-10 3-19 6-27 8-21 25-63 25-85 0-27-17-42-46-42-34 0-52 25-59 34-2-22-19-34-36-34-18 0-26 15-29 22-6 13-12 36-12 37 0 5 4 5 6 5 3 0 3-1 6-9 7-27 14-46 28-46 7 0 12 4 12 17 0 8-1 13-7 32-8 30-14 60-22 90z"><text:p/></draw:path><draw:path draw:style-name="gr3" draw:text-style-name="P6" svg:width="0.035in" svg:height="0.1512in" svg:x="1.2193in" svg:y="0in" svg:viewBox="0 0 90 385" svg:d="M90 194c0-31-4-77-26-121-23-48-56-73-60-73-2 0-4 2-4 4s0 2 8 9c37 38 59 99 59 181 0 64-14 132-61 180-6 6-6 6-6 7 0 2 2 4 4 4 4 0 39-26 62-76 19-41 24-84 24-115z"><text:p/></draw:path><draw:path draw:style-name="gr3" draw:text-style-name="P6" svg:width="0.0929in" svg:height="0.0063in" svg:x="1.3161in" svg:y="0.0717in" svg:viewBox="0 0 237 17" svg:d="M222 17c7 0 15 0 15-8 0-9-8-9-15-9-69 0-139 0-209 0-6 0-13 0-13 9 0 8 7 8 13 8 70 0 140 0 209 0z"><text:p/></draw:path><draw:path draw:style-name="gr3" draw:text-style-name="P6" svg:width="0.0638in" svg:height="0.1035in" svg:x="1.4614in" svg:y="0.013in" svg:viewBox="0 0 163 264" svg:d="M163 133c0-31-2-61-16-90-17-37-49-43-66-43-23 0-51 10-67 45-12 28-14 57-14 88 0 29 1 64 18 92 16 32 44 39 63 39 21 0 50-7 68-45 12-25 14-55 14-86zM81 255c-15 0-38-9-45-46-4-22-4-58-4-80 0-26 0-51 3-72 8-45 37-49 46-49 13 0 38 7 46 45 4 22 4 52 4 76 0 28 0 55-4 79-6 36-28 47-46 47z"><text:p/></draw:path><draw:path draw:style-name="gr3" draw:text-style-name="P6" svg:width="0.1008in" svg:height="0.0354in" svg:x="1.5823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56in" svg:height="0.1374in" svg:x="1.7425in" svg:y="0.0067in" svg:viewBox="0 0 193 350" svg:d="M121 118c11 0 23 0 34 0 8 0 11 0 11-8 0-4-3-4-10-4-11 0-22 0-33 0 4-16 6-30 9-44 1-8 7-36 9-40 3-8 10-13 19-13 1 0 11 0 18 6-16 2-21 16-21 21 0 9 7 14 15 14 10 0 21-9 21-24 0-17-18-26-33-26-14 0-38 7-50 45-2 8-3 12-12 61-9 0-19 0-28 0-6 0-11 0-11 7 0 5 4 5 11 5 9 0 17 0 26 0-10 50-20 100-30 151-7 37-13 72-33 72-2 0-11 0-19-6 18-1 21-16 21-21 0-9-6-13-14-13-10 0-21 8-21 23 0 17 17 26 33 26 21 0 36-23 44-37 12-25 21-71 21-74 8-40 15-80 23-121z"><text:p/></draw:path><draw:path draw:style-name="gr3" draw:text-style-name="P6" svg:width="0.035in" svg:height="0.1512in" svg:x="1.8406in" svg:y="0in" svg:viewBox="0 0 90 385" svg:d="M90 381c0-1 0-1-6-8-49-49-62-122-62-179 0-68 15-136 63-183 5-5 5-5 5-7 0-3-2-4-4-4-3 0-39 26-62 76-20 42-24 85-24 118 0 28 4 75 25 119 23 47 58 72 61 72 2 0 4-1 4-4z"><text:p/></draw:path><draw:path draw:style-name="gr3" draw:text-style-name="P6" svg:width="0.0823in" svg:height="0.0685in" svg:x="1.889in" svg:y="0.0453in" svg:viewBox="0 0 210 175" svg:d="M23 148c-1 6-3 15-3 17 0 7 5 10 11 10 4 0 11-3 14-11 0-1 5-19 8-29 2-12 5-23 8-34 2-9 4-17 6-26 2-7 5-18 6-19 5-12 26-47 62-47 18 0 21 14 21 26 0 24-18 74-25 91-3 8-3 13-3 17 0 19 13 32 32 32 36 0 50-56 50-59 0-4-4-4-5-4-4 0-4 1-6 7-8 26-21 47-39 47-7 0-9-3-9-12 0-10 3-19 6-27 8-21 25-63 25-85 0-27-18-42-46-42-34 0-53 25-60 34-1-22-18-34-35-34-18 0-26 15-29 22-6 13-12 36-12 37 0 5 3 4 4 5 5 0 5-1 7-9 7-27 14-46 29-46 7 0 12 4 12 17 0 8-1 13-7 32-8 30-14 60-22 90z"><text:p/></draw:path><draw:path draw:style-name="gr3" draw:text-style-name="P6" svg:width="0.0346in" svg:height="0.1512in" svg:x="1.9846in" svg:y="0in" svg:viewBox="0 0 89 385" svg:d="M89 194c0-31-3-77-25-121-23-48-56-73-61-73-2 0-3 2-3 4s0 2 8 9c37 38 59 99 59 181 0 64-14 132-63 180-4 6-4 6-4 7 0 2 1 4 3 4 5 0 40-26 62-76 20-41 24-84 24-115z"><text:p/></draw:path><draw:path draw:style-name="gr3" draw:text-style-name="P6" svg:width="0.076in" svg:height="0.087in" svg:x="2.0898in" svg:y="0.0307in" svg:viewBox="0 0 194 222" svg:d="M180 120c7 0 14 0 14-8 0-9-7-9-14-9-55 0-108 0-163 0 4-50 48-88 103-88 20 0 41 0 60 0 7 0 14 0 14-7 0-8-7-8-14-8-20 0-40 0-61 0-66 0-119 50-119 112s53 110 119 110c21 0 41 0 61 0 7 0 14 0 14-7s-7-7-14-7c-19 0-40 0-60 0-55 0-99-37-103-88 55 0 108 0 163 0z"><text:p/></draw:path><draw:path draw:style-name="gr3" draw:text-style-name="P6" svg:width="0.1028in" svg:height="0.1063in" svg:x="2.2252in" svg:y="0.0098in" svg:viewBox="0 0 262 271" svg:d="M33 35c0 63 0 126 0 187 0 20-3 28-22 28-4 0-11 0-11 7 0 6 6 6 13 6 20 0 40 0 60 0 6 0 13 0 13-6 0-7-7-7-12-7-21 0-24-9-24-29 0-58 0-118 0-176 56 74 111 148 167 220 3 5 5 6 7 6 7 0 7-7 7-13 0-72 0-145 0-217 0-21 3-27 22-28 2 0 9 0 9-6 0-7-7-7-13-7-19 0-38 0-56 0-8 0-14 0-14 7 0 6 7 6 11 6 22 1 25 9 25 29 0 39 0 80 0 121-39-53-79-105-117-157-3-6-4-6-13-6-22 0-45 0-67 0-8 0-14 0-14 7 0 6 6 6 8 6 11 1 18 8 22 12-1 4-1 5-1 10zM218 243c-56-72-112-146-168-220-4-5-4-5-8-10 15 0 30 0 45 0 44 59 87 117 131 176 0 18 0 37 0 54z"><text:p/></draw:path><draw:path draw:style-name="gr3" draw:text-style-name="P6" svg:width="0.0457in" svg:height="0.048in" svg:x="2.335in" svg:y="0.0886in" svg:viewBox="0 0 117 123" svg:d="M109 59c5 0 8 0 8-6 0-23-14-53-54-53-35 0-63 29-63 62 0 34 31 61 66 61 37 0 51-28 51-35 0-1-1-3-5-3s-4 1-5 4c-8 22-29 26-39 26-13 0-25-6-33-16-10-13-10-30-10-40 28 0 56 0 84 0zM25 52c4-38 28-44 38-44 33 0 34 37 35 44-24 0-48 0-73 0z"><text:p/></draw:path><draw:path draw:style-name="gr3" draw:text-style-name="P6" svg:width="0.0567in" svg:height="0.0465in" svg:x="2.3882in" svg:y="0.0898in" svg:viewBox="0 0 145 119" svg:d="M120 26c8-16 21-16 25-16 0-3 0-7 0-10-6 0-13 1-20 1s-17 0-25-1c0 3 0 7 0 10 12 0 12 9 12 10s-1 4-2 8c-10 22-21 44-31 67-11-26-23-50-34-74 0-2-1-3-1-6 0-5 9-5 13-5 0-3 0-7 0-10-10 0-20 1-31 1-7 0-18 0-26-1 0 3 0 7 0 10 15 0 19 0 22 10 14 31 29 61 43 93 2 4 3 6 8 6s6-2 7-6c14-29 27-58 40-87z"><text:p/></draw:path><draw:path draw:style-name="gr3" draw:text-style-name="P6" svg:width="0.0457in" svg:height="0.048in" svg:x="2.45in" svg:y="0.0886in" svg:viewBox="0 0 117 123" svg:d="M109 59c5 0 8 0 8-6 0-23-14-53-54-53-35 0-63 29-63 62 0 34 31 61 66 61 37 0 51-28 51-35 0-1-1-3-5-3s-4 1-5 4c-8 22-29 26-39 26-13 0-25-6-33-16-10-13-10-30-10-40 28 0 56 0 84 0zM25 52c4-38 28-44 38-44 33 0 34 37 35 44-24 0-48 0-73 0z"><text:p/></draw:path><draw:path draw:style-name="gr3" draw:text-style-name="P6" svg:width="0.0567in" svg:height="0.0465in" svg:x="2.5059in" svg:y="0.0898in" svg:viewBox="0 0 145 119" svg:d="M124 36c0-23-11-36-40-36-22 0-37 12-44 25 0-8 0-16 0-25-14 1-27 1-40 2 0 4 0 7 0 10 18 0 20 2 20 16 0 23 0 46 0 69 0 12-2 12-20 12 0 3 0 7 0 10 10-1 20-1 31-1 10 0 28 0 31 1 0-3 0-7 0-10-18 0-20 0-20-12 0-17 0-32 0-49 0-28 22-41 39-41 20 0 22 15 22 28 0 21 0 41 0 62 0 12-3 12-20 12 0 3 0 7 0 10 1 0 19-1 30-1s30 0 32 1c0-3 0-7 0-10-17 0-21 0-21-12 0-21 0-41 0-61z"><text:p/></draw:path></draw:g></text:span><text:span text:style-name="T8">. </text:span></text:p>
            </text:list-item>
            <text:list-item>
              <text:p text:style-name="P66">אם <text:span text:style-name="T8"><draw:g text:anchor-type="as-char" svg:y="-0.1134in" draw:z-index="253" draw:name="Shape282" draw:style-name="gr1"><svg:title>TexMaths</svg:title><svg:desc>11§inline§f(n) \in \Nodd§svg§600§FALSE§</svg:desc><draw:path draw:style-name="gr2" draw:text-style-name="P5" svg:width="0.7724in" svg:height="0.1354in" svg:x="-0.0004in" svg:y="0.0071in" svg:viewBox="0 0 1963 345" svg:d="M0 0c654 0 1309 0 1963 0 0 115 0 230 0 345-654 0-1309 0-1963 0 0-115 0-230 0-345z"><text:p/></draw:path><draw:path draw:style-name="gr3" draw:text-style-name="P6" svg:width="0.0752in" svg:height="0.137in" svg:x="0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1-71 22-74 8-40 15-81 23-120z"><text:p/></draw:path><draw:path draw:style-name="gr3" draw:text-style-name="P6" svg:width="0.0346in" svg:height="0.1508in" svg:x="0.098in" svg:y="0in" svg:viewBox="0 0 89 384" svg:d="M89 380c0-1 0-1-7-8-48-48-60-121-60-179 0-67 14-135 62-183 5-4 5-4 5-7 0-2-1-3-4-3-4 0-39 26-61 75-20 43-24 86-24 118 0 28 3 76 25 119 23 47 56 72 60 72 3 0 4-1 4-4z"><text:p/></draw:path><draw:path draw:style-name="gr3" draw:text-style-name="P6" svg:width="0.0823in" svg:height="0.0681in" svg:x="0.1461in" svg:y="0.0453in" svg:viewBox="0 0 210 174" svg:d="M23 148c-1 5-3 14-3 16 0 7 5 10 11 10 4 0 12-2 14-10 1-1 6-20 8-29 3-12 5-24 9-35 2-9 4-16 6-25 1-7 5-18 5-20 5-12 26-47 62-47 18 0 21 14 21 27 0 24-19 73-24 91-4 8-4 13-4 17 0 18 13 31 31 31 37 0 51-56 51-59 0-4-3-4-4-4-5 0-5 1-7 7-8 26-20 48-38 48-7 0-10-4-10-13 0-10 3-19 6-27 8-20 24-63 24-85 0-26-16-41-45-41-34 0-52 24-59 33-2-21-19-33-36-33-19 0-25 14-29 22-7 13-12 35-12 37 0 4 4 4 5 4 4 0 5 0 7-9 7-28 14-46 28-46 7 0 12 5 12 18 0 8-1 13-6 32-8 30-15 60-23 90z"><text:p/></draw:path><draw:path draw:style-name="gr3" draw:text-style-name="P6" svg:width="0.035in" svg:height="0.1508in" svg:x="0.2417in" svg:y="0in" svg:viewBox="0 0 90 384" svg:d="M90 193c0-30-4-77-26-120-23-48-56-73-60-73-2 0-4 1-4 3 0 3 0 3 8 10 37 38 59 99 59 180 0 65-14 132-62 181-5 5-5 5-5 6 0 3 2 4 4 4 4 0 39-26 61-75 20-43 25-85 25-116z"><text:p/></draw:path><draw:path draw:style-name="gr3" draw:text-style-name="P6" svg:width="0.076in" svg:height="0.087in" svg:x="0.3469in" svg:y="0.0307in" svg:viewBox="0 0 194 222" svg:d="M180 120c7 0 14 0 14-8 0-7-7-7-14-7-55 0-109 0-164 0 5-52 49-90 104-90 20 0 41 0 60 0 7 0 14 0 14-7 0-8-7-8-14-8-21 0-40 0-61 0-66 0-119 51-119 112 0 62 53 110 119 110 21 0 40 0 61 0 7 0 14 0 14-7 0-8-7-7-14-7-19 0-40 0-60 0-55 0-99-36-104-88 55 0 109 0 164 0z"><text:p/></draw:path><draw:path draw:style-name="gr3" draw:text-style-name="P6" svg:width="0.1024in" svg:height="0.1059in" svg:x="0.4815in" svg:y="0.0098in" svg:viewBox="0 0 261 270" svg:d="M33 34c0 63 0 126 0 187 0 21-3 28-22 28-4 0-11 1-11 6 0 8 5 8 13 8 20 0 40 0 60 0 6 0 13 0 13-8 0-5-7-6-12-6-21 0-25-8-25-29 0-58 0-117 0-175 57 73 112 147 168 219 3 5 5 6 7 6 7 0 7-6 7-12 0-72 0-145 0-217 0-22 3-28 21-28 2 0 9 0 9-6 0-7-6-7-12-7-19 0-38 0-57 0-7 0-13 0-13 7 0 6 7 6 11 6 21 0 24 8 24 29 0 39 0 79 0 120-38-53-78-105-116-156-3-6-5-6-13-6-23 0-45 0-69 0-6 0-12 0-12 7 0 5 6 6 8 6 11 1 18 8 22 12-1 4-1 4-1 9zM218 243c-56-73-112-147-169-221-4-4-4-5-7-9 15 0 29 0 45 0 44 59 87 117 131 175 0 18 0 37 0 55z"><text:p/></draw:path><draw:path draw:style-name="gr3" draw:text-style-name="P6" svg:width="0.052in" svg:height="0.0476in" svg:x="0.5917in" svg:y="0.089in" svg:viewBox="0 0 133 122" svg:d="M133 63c0-34-30-63-67-63s-66 29-66 63c0 33 29 59 66 59 36 0 67-26 67-59zM66 115c-10 0-24-4-33-17-8-11-9-25-9-37 0-13 1-28 10-40 7-8 19-13 32-13 16 0 27 6 34 15 7 11 8 24 8 38 0 12-1 26-9 37-7 11-20 17-33 17z"><text:p/></draw:path><draw:path draw:style-name="gr3" draw:text-style-name="P6" svg:width="0.0567in" svg:height="0.074in" svg:x="0.6559in" svg:y="0.063in" svg:viewBox="0 0 145 189" svg:d="M85 3c0 4 0 6 0 9 17 0 19 2 19 16 0 18 0 37 0 56-9-10-23-16-37-16-36 0-67 27-67 61s29 60 64 60c22 0 35-11 39-16 0 5 0 11 0 16 15-1 28-2 42-2 0-3 0-6 0-10-19 0-21-2-21-15 0-54 0-108 0-162-13 1-26 2-39 3zM103 159c-6 13-21 24-38 24-16 0-25-9-31-18-5-8-9-19-9-35 0-7 0-27 11-40 11-12 24-14 32-14 13 0 24 5 32 15 3 5 3 5 3 10 0 19 0 38 0 58z"><text:p/></draw:path><draw:path draw:style-name="gr3" draw:text-style-name="P6" svg:width="0.0567in" svg:height="0.074in" svg:x="0.7232in" svg:y="0.063in" svg:viewBox="0 0 145 189" svg:d="M85 3c0 4 0 6 0 9 17 0 19 2 19 16 0 18 0 37 0 56-9-10-23-16-37-16-36 0-67 27-67 61s30 60 64 60c22 0 35-11 39-16 0 5 0 11 0 16 15-1 28-2 42-2 0-3 0-6 0-10-17 0-20-2-20-15 0-54 0-108 0-162-13 1-27 2-40 3zM103 159c-6 13-21 24-38 24-16 0-25-9-31-18-5-8-9-19-9-35 0-7 0-27 11-40 11-12 24-14 32-14 13 0 24 5 32 15 3 5 3 5 3 10 0 19 0 38 0 58z"><text:p/></draw:path></draw:g></text:span><text:span text:style-name="T8">, אז </text:span><text:span text:style-name="T8"><draw:g text:anchor-type="as-char" svg:y="-0.1134in" draw:z-index="254" draw:name="Shape283" draw:style-name="gr1"><svg:title>TexMaths</svg:title><svg:desc>11§inline§g(n) = 1§svg§600§FALSE§</svg:desc><draw:path draw:style-name="gr2" draw:text-style-name="P5" svg:width="0.5378in" svg:height="0.1358in" svg:x="0.0051in" svg:y="0.0071in" svg:viewBox="0 0 1367 346" svg:d="M684 346c-229 0-456 0-684 0 0-116 0-230 0-346 455 0 912 0 1367 0 0 116 0 230 0 346-228 0-455 0-683 0z"><text:p/></draw:path><draw:path draw:style-name="gr3" draw:text-style-name="P6" svg:width="0.0697in" svg:height="0.0976in" svg:x="-0.0004in" svg:y="0.0453in" svg:viewBox="0 0 178 249" svg:d="M177 25c0-2 1-4 1-6 0-7-5-11-11-11-4 0-14 3-16 16-7-14-21-24-37-24-44 0-91 54-91 110 0 38 23 61 52 61 22 0 40-18 44-22h1c-9 34-9 33-13 50-1 5-15 41-56 41-7 0-20 0-31-3 12-4 16-13 16-20s-4-13-15-13c-8 0-21 6-21 22 0 15 14 23 52 23 48 0 76-30 82-52 14-57 29-114 43-172zM126 121c-2 10-11 20-19 28-8 6-20 13-31 13-20 0-25-20-25-35 0-19 11-64 20-84 11-19 28-34 44-34 26 0 31 31 31 33s-1 4-1 5c-6 25-12 49-19 74z"><text:p/></draw:path><draw:path draw:style-name="gr3" draw:text-style-name="P6" svg:width="0.035in" svg:height="0.1512in" svg:x="0.0906in" svg:y="0in" svg:viewBox="0 0 90 385" svg:d="M90 381c0-1 0-1-6-8-49-49-62-122-62-180 0-67 15-135 63-182 5-5 5-5 5-7 0-3-2-4-4-4-4 0-39 26-62 76-20 42-24 85-24 117 0 29 4 76 25 120 23 47 57 72 61 72 2 0 4-1 4-4z"><text:p/></draw:path><draw:path draw:style-name="gr3" draw:text-style-name="P6" svg:width="0.0819in" svg:height="0.0685in" svg:x="0.139in" svg:y="0.0453in" svg:viewBox="0 0 209 175" svg:d="M23 148c-1 6-3 15-3 17 0 7 5 10 11 10 4 0 11-3 14-11 0-1 4-19 8-29 2-12 5-23 7-34 3-9 5-17 7-26 2-7 4-18 6-19 5-12 26-47 62-47 18 0 21 14 21 26 0 24-19 74-25 91-3 8-3 13-3 17 0 19 13 32 30 32 37 0 51-56 51-59 0-4-3-4-4-4-4 0-4 1-6 7-8 26-21 47-40 47-6 0-8-3-8-12 0-10 3-19 6-27 8-21 23-63 23-85 0-27-16-42-44-42-35 0-54 25-60 34-1-22-18-34-35-34-18 0-26 15-29 22-7 13-12 36-12 37 0 5 3 4 4 5 5 0 5-1 7-9 7-27 14-46 29-46 7 0 12 4 12 17 0 8-1 13-7 32-8 30-14 60-22 90z"><text:p/></draw:path><draw:path draw:style-name="gr3" draw:text-style-name="P6" svg:width="0.0346in" svg:height="0.1512in" svg:x="0.2346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004in" svg:height="0.0354in" svg:x="0.3358in" svg:y="0.0571in" svg:viewBox="0 0 256 91" svg:d="M243 17c6 0 13-2 13-9 0-8-7-8-12-8-77 0-155 0-232 0-5 0-12 0-12 8 0 7 7 9 12 9 77 0 154 0 231 0zM244 91c5 0 12 0 12-7 0-9-7-9-13-9-77 0-154 0-231 0-5 0-12 0-12 9 0 7 7 7 12 7 77 0 155 0 232 0z"><text:p/></draw:path><draw:path draw:style-name="gr3" draw:text-style-name="P6" svg:width="0.05in" svg:height="0.1in" svg:x="0.5012in" svg:y="0.013in" svg:viewBox="0 0 128 255" svg:d="M79 10c0-10 0-10-9-10-24 24-58 24-70 24 0 5 0 8 0 12 8 0 31 0 51-10 0 66 0 133 0 199 0 14-2 18-37 18-4 0-7 0-12 0 0 5 0 9 0 12 13-1 47-1 63-1 15 0 48 0 63 1 0-3 0-7 0-12-5 0-8 0-13 0-35 0-36-4-36-18 0-72 0-144 0-215z"><text:p/></draw:path></draw:g></text:span><text:span text:style-name="T8"><text:s/>וסה"כ </text:span><text:span text:style-name="T8"><draw:g text:anchor-type="as-char" svg:y="-0.1134in" draw:z-index="255" draw:name="Shape284" draw:style-name="gr1"><svg:title>TexMaths</svg:title><svg:desc>11§inline§f(n) - g(n) = f(n) - 1 \in \Neven§svg§600§FALSE§</svg:desc><draw:path draw:style-name="gr2" draw:text-style-name="P5" svg:width="2.0508in" svg:height="0.1354in" svg:x="-0.0004in" svg:y="0.0071in" svg:viewBox="0 0 5210 345" svg:d="M0 0c1737 0 3473 0 5210 0 0 115 0 230 0 345-1737 0-3473 0-5210 0 0-115 0-230 0-345z"><text:p/></draw:path><draw:path draw:style-name="gr3" draw:text-style-name="P6" svg:width="0.0752in" svg:height="0.137in" svg:x="0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" draw:text-style-name="P6" svg:width="0.0346in" svg:height="0.1508in" svg:x="0.098in" svg:y="0in" svg:viewBox="0 0 89 384" svg:d="M89 380c0-1 0-1-7-8-48-48-60-121-60-179 0-67 14-135 63-183 4-4 4-4 4-7 0-2-1-3-3-3-5 0-39 26-62 75-20 43-24 86-24 118 0 28 4 76 25 119 23 47 56 72 61 72 2 0 3-1 3-4z"><text:p/></draw:path><draw:path draw:style-name="gr3" draw:text-style-name="P6" svg:width="0.0819in" svg:height="0.0681in" svg:x="0.1465in" svg:y="0.0453in" svg:viewBox="0 0 209 174" svg:d="M22 148c-1 5-3 14-3 16 0 7 5 10 11 10 5 0 12-2 14-10 1-1 5-20 8-29 3-12 5-24 8-35 3-9 5-16 7-25 1-7 4-18 4-20 7-12 27-47 64-47 17 0 21 14 21 27 0 24-20 73-25 91-3 8-5 13-5 17 0 18 15 31 32 31 37 0 51-56 51-59 0-4-3-4-4-4-5 0-5 1-6 7-8 26-21 48-40 48-6 0-9-4-9-13 0-10 4-19 7-27 7-20 23-63 23-85 0-26-16-41-44-41-35 0-54 24-60 33-2-21-18-33-35-33-19 0-26 14-30 22-6 13-11 35-11 37 0 4 3 4 4 4 4 0 5 0 7-9 7-28 14-46 29-46 7 0 11 5 11 18 0 8-2 13-6 32-8 30-15 60-23 90z"><text:p/></draw:path><draw:path draw:style-name="gr3" draw:text-style-name="P6" svg:width="0.035in" svg:height="0.1508in" svg:x="0.2417in" svg:y="0in" svg:viewBox="0 0 90 384" svg:d="M90 193c0-30-4-77-25-120-23-48-57-73-61-73-2 0-4 1-4 3 0 3 0 3 8 10 38 38 60 99 60 180 0 65-14 132-63 181-5 5-5 5-5 6 0 3 2 4 4 4 4 0 39-26 62-75 20-43 24-85 24-116z"><text:p/></draw:path><draw:path draw:style-name="gr3" draw:text-style-name="P6" svg:width="0.0925in" svg:height="0.0055in" svg:x="0.3386in" svg:y="0.0717in" svg:viewBox="0 0 236 15" svg:d="M223 15c7 0 13 0 13-7 0-8-6-8-13-8-69 0-139 0-209 0-6 0-14 0-14 8 0 7 8 7 14 7 70 0 140 0 209 0z"><text:p/></draw:path><draw:path draw:style-name="gr3" draw:text-style-name="P6" svg:width="0.0693in" svg:height="0.0972in" svg:x="0.4807in" svg:y="0.0453in" svg:viewBox="0 0 177 248" svg:d="M176 25c0-3 1-4 1-7 0-7-4-10-11-10-4 0-14 2-16 16-7-14-20-24-36-24-44 0-92 54-92 109 0 39 24 62 52 62 23 0 40-19 45-23v1c-8 34-13 48-13 49-2 3-15 42-55 42-8 0-20-1-31-4 11-4 15-14 15-20 0-7-4-13-14-13-9 0-21 6-21 22 0 15 14 23 52 23 47 0 76-30 81-53 14-56 29-114 43-170zM125 121c-2 10-11 20-19 27-8 6-20 14-31 14-20 0-26-20-26-35 0-19 11-65 22-84 10-20 27-35 43-35 26 0 31 32 31 34 0 1 0 3-1 5-7 25-12 49-19 74z"><text:p/></draw:path><draw:path draw:style-name="gr3" draw:text-style-name="P6" svg:width="0.0346in" svg:height="0.1508in" svg:x="0.5717in" svg:y="0in" svg:viewBox="0 0 89 384" svg:d="M89 380c0-1 0-1-7-8-48-48-60-121-60-179 0-67 14-135 62-183 5-4 5-4 5-7 0-2-1-3-3-3-5 0-40 26-62 75-20 43-24 86-24 118 0 28 3 76 25 119 23 47 56 72 61 72 2 0 3-1 3-4z"><text:p/></draw:path><draw:path draw:style-name="gr3" draw:text-style-name="P6" svg:width="0.0819in" svg:height="0.0681in" svg:x="0.6201in" svg:y="0.0453in" svg:viewBox="0 0 209 174" svg:d="M22 148c-1 5-3 14-3 16 0 7 5 10 11 10 5 0 12-2 14-10 1-1 5-20 8-29 3-12 5-24 8-35 3-9 5-16 7-25 1-7 4-18 4-20 7-12 27-47 64-47 17 0 21 14 21 27 0 24-20 73-25 91-3 8-5 13-5 17 0 18 14 31 32 31 37 0 51-56 51-59 0-4-3-4-4-4-5 0-5 1-6 7-8 26-21 48-40 48-6 0-9-4-9-13 0-10 3-19 7-27 7-20 23-63 23-85 0-26-16-41-44-41-35 0-54 24-60 33-2-21-19-33-36-33-19 0-25 14-29 22-6 13-11 35-11 37 0 4 3 4 4 4 4 0 5 0 7-9 7-28 14-46 27-46 8 0 13 5 13 18 0 8-2 13-6 32-8 30-15 60-23 90z"><text:p/></draw:path><draw:path draw:style-name="gr3" draw:text-style-name="P6" svg:width="0.035in" svg:height="0.1508in" svg:x="0.7154in" svg:y="0in" svg:viewBox="0 0 90 384" svg:d="M90 193c0-30-4-77-25-120-23-48-57-73-61-73-2 0-4 1-4 3 0 3 0 3 8 10 37 38 59 99 59 180 0 65-14 132-62 181-5 5-5 5-5 6 0 3 2 4 4 4 4 0 39-26 62-75 20-43 24-85 24-116z"><text:p/></draw:path><draw:path draw:style-name="gr3" draw:text-style-name="P6" svg:width="0.1008in" svg:height="0.035in" svg:x="0.8169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752in" svg:height="0.137in" svg:x="0.9768in" svg:y="0.0071in" svg:viewBox="0 0 192 349" svg:d="M121 118c11 0 23 0 34 0 8 0 11 0 11-9 0-3-3-3-10-3-11 0-21 0-32 0 2-16 6-30 8-44 1-9 7-36 9-41 4-7 10-13 18-13 2 0 11 0 19 7-16 2-21 15-21 21 0 9 7 14 15 14 9 0 20-9 20-24 0-17-17-26-33-26-13 0-37 7-49 45-2 8-3 12-12 61-9 0-19 0-28 0-6 0-11 0-11 6s4 6 11 6c9 0 17 0 26 0-10 50-19 100-29 151-8 37-14 72-34 72-1 0-11 0-19-7 18-1 21-15 21-21 0-9-6-14-14-14-10 0-21 9-21 24 0 17 18 26 33 26 21 0 36-22 44-37 12-25 21-71 21-74 8-40 15-81 23-120z"><text:p/></draw:path><draw:path draw:style-name="gr3" draw:text-style-name="P6" svg:width="0.035in" svg:height="0.1508in" svg:x="1.0744in" svg:y="0in" svg:viewBox="0 0 90 384" svg:d="M90 380c0-1 0-1-6-8-49-48-62-121-62-179 0-67 15-135 63-183 5-4 5-4 5-7 0-2-2-3-4-3-4 0-39 26-62 75-20 43-24 86-24 118 0 28 4 76 25 119 23 47 57 72 61 72 2 0 4-1 4-4z"><text:p/></draw:path><draw:path draw:style-name="gr3" draw:text-style-name="P6" svg:width="0.0823in" svg:height="0.0681in" svg:x="1.1228in" svg:y="0.0453in" svg:viewBox="0 0 210 174" svg:d="M23 148c-1 5-3 14-3 16 0 7 5 10 11 10 4 0 11-2 14-10 0-1 4-20 8-29 2-12 5-24 7-35 3-9 6-16 7-25 2-7 6-18 6-20 5-12 26-47 62-47 18 0 21 14 21 27 0 24-19 73-25 91-3 8-3 13-3 17 0 18 13 31 31 31 37 0 51-56 51-59 0-4-4-4-5-4-4 0-4 1-6 7-8 26-21 48-40 48-6 0-8-4-8-13 0-10 3-19 6-27 8-20 24-63 24-85 0-26-17-41-45-41-34 0-54 24-60 33-1-21-18-33-35-33-18 0-26 14-29 22-7 13-12 35-12 37 0 4 3 3 4 4 5 0 5 0 7-9 7-28 14-46 29-46 7 0 12 5 12 18 0 8-1 13-7 32-8 30-14 60-22 90z"><text:p/></draw:path><draw:path draw:style-name="gr3" draw:text-style-name="P6" svg:width="0.0346in" svg:height="0.1508in" svg:x="1.2185in" svg:y="0in" svg:viewBox="0 0 89 384" svg:d="M89 193c0-30-3-77-25-120-23-48-56-73-61-73-2 0-3 1-3 3 0 3 0 3 8 10 37 38 59 99 59 180 0 65-14 132-63 181-4 5-4 5-4 6 0 3 1 4 3 4 5 0 40-26 62-75 20-43 24-85 24-116z"><text:p/></draw:path><draw:path draw:style-name="gr3" draw:text-style-name="P6" svg:width="0.0921in" svg:height="0.0055in" svg:x="1.3154in" svg:y="0.0717in" svg:viewBox="0 0 235 15" svg:d="M222 15c7 0 13 0 13-7 0-8-6-8-13-8-69 0-140 0-209 0-6 0-13 0-13 8 0 7 7 7 13 7 69 0 140 0 209 0z"><text:p/></draw:path><draw:path draw:style-name="gr3" draw:text-style-name="P6" svg:width="0.05in" svg:height="0.1008in" svg:x="1.4685in" svg:y="0.0126in" svg:viewBox="0 0 128 257" svg:d="M79 10c0-9 0-10-9-10-24 25-57 25-70 25 0 5 0 8 0 12 8 0 31 0 51-9 0 66 0 132 0 198 0 13-2 18-36 18-4 0-8 0-13 0 0 5 0 9 0 13 14-3 47-3 63-3 15 0 49 0 63 3 0-4 0-8 0-13-5 0-8 0-13 0-35 0-36-4-36-18 0-72 0-145 0-216z"><text:p/></draw:path><draw:path draw:style-name="gr3" draw:text-style-name="P6" svg:width="0.076in" svg:height="0.087in" svg:x="1.5858in" svg:y="0.0307in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3" draw:text-style-name="P6" svg:width="0.1028in" svg:height="0.1059in" svg:x="1.7209in" svg:y="0.0098in" svg:viewBox="0 0 262 270" svg:d="M34 34c0 63 0 126 0 187 0 21-3 28-23 28-4 0-11 1-11 6 0 8 7 8 13 8 20 0 40 0 60 0 7 0 13 0 13-8 0-5-7-6-12-6-21 0-25-8-25-29 0-58 0-117 0-175 57 73 112 147 168 219 3 5 5 6 7 6 7 0 7-6 7-12 0-72 0-145 0-217 0-22 4-28 22-28 2 0 9 0 9-6 0-7-6-7-13-7-19 0-38 0-57 0-6 0-13 0-13 7 0 6 7 6 11 6 22 0 26 8 26 29 0 39 0 79 0 120-39-53-79-105-117-156-4-6-6-6-14-6-22 0-45 0-67 0-8 0-14 0-14 7 0 5 6 6 9 6 10 1 18 8 21 12 0 4 0 4 0 9zM218 243c-56-73-112-147-169-221-3-4-3-5-7-9 15 0 31 0 46 0 43 59 87 117 130 175 0 18 0 37 0 55z"><text:p/></draw:path><draw:path draw:style-name="gr3" draw:text-style-name="P6" svg:width="0.0449in" svg:height="0.0476in" svg:x="1.8311in" svg:y="0.089in" svg:viewBox="0 0 115 122" svg:d="M108 58c5 0 7 0 7-5 0-24-13-53-53-53-36 0-62 28-62 61 0 34 30 61 66 61s49-28 49-34c0-1 0-4-4-4-3 0-4 2-5 4-8 22-29 27-39 27-12 0-24-7-33-17-10-12-10-29-10-40 28 0 56 0 84 0zM24 52c3-39 28-44 38-44 34 0 35 37 35 44-24 0-49 0-73 0z"><text:p/></draw:path><draw:path draw:style-name="gr3" draw:text-style-name="P6" svg:width="0.0571in" svg:height="0.0465in" svg:x="1.8843in" svg:y="0.0898in" svg:viewBox="0 0 146 119" svg:d="M120 26c8-16 22-16 26-16 0-3 0-7 0-10-7 1-14 1-21 1s-17 0-24-1c0 3 0 7 0 10 11 1 11 10 11 11s0 3-2 8c-10 22-21 44-31 66-11-25-22-49-33-73 0-1-2-3-2-5 0-7 9-7 14-7 0-3 0-7 0-10-1 0-20 1-31 1-8 0-18 0-27-1 0 3 0 7 0 10 15 0 19 1 23 10 14 31 29 61 43 93 1 4 2 6 7 6s6-2 7-4c13-30 27-59 40-89z"><text:p/></draw:path><draw:path draw:style-name="gr3" draw:text-style-name="P6" svg:width="0.0449in" svg:height="0.0476in" svg:x="1.9461in" svg:y="0.089in" svg:viewBox="0 0 115 122" svg:d="M108 58c5 0 7 0 7-5 0-24-13-53-53-53-36 0-62 28-62 61 0 34 30 61 66 61s49-28 49-34c0-1 0-4-4-4-3 0-4 2-5 4-8 22-29 27-39 27-12 0-24-7-33-17-10-12-10-29-10-40 28 0 56 0 84 0zM24 52c3-39 28-44 38-44 34 0 35 37 35 44-24 0-49 0-73 0z"><text:p/></draw:path><draw:path draw:style-name="gr3" draw:text-style-name="P6" svg:width="0.0567in" svg:height="0.0465in" svg:x="2.0016in" svg:y="0.0894in" svg:viewBox="0 0 145 119" svg:d="M125 37c0-24-12-37-40-37-23 0-38 12-44 26h-1c0-8 0-17 0-26-14 1-27 2-40 3 0 4 0 6 0 9 19 0 21 2 21 16 0 23 0 46 0 70 0 11-3 11-21 11 0 3 0 7 0 10 1 0 20-1 31-1 10 0 28 1 31 1 0-3 0-7 0-10-18 0-20 0-20-11 0-17 0-33 0-48 0-29 22-42 40-42 19 0 21 14 21 28 0 21 0 41 0 62 0 11-2 11-19 11 0 3 0 7 0 10 9-1 18-1 30-1 10 0 29 1 31 1 0-3 0-7 0-10-17 0-20 0-20-11 0-21 0-41 0-61z"><text:p/></draw:path></draw:g></text:span><text:span text:style-name="T8"><text:s/>(חיסור אי־זוגיים הוא זוגי). </text:span></text:p>
            </text:list-item>
          </text:list>
          <text:p text:style-name="P66">סה"כ <text:span text:style-name="T8"><draw:g text:anchor-type="as-char" svg:y="-0.1075in" draw:z-index="256" draw:name="Shape285" draw:style-name="gr1"><svg:title>TexMaths</svg:title><svg:desc>11§inline§fTg§svg§600§FALSE§</svg:desc><draw:path draw:style-name="gr2" draw:text-style-name="P5" svg:width="0.2559in" svg:height="0.1217in" svg:x="-0.0004in" svg:y="0.0075in" svg:viewBox="0 0 651 310" svg:d="M0 0c217 0 434 0 651 0 0 103 0 207 0 310-217 0-434 0-651 0 0-103 0-207 0-310z"><text:p/></draw:path><draw:path draw:style-name="gr3" draw:text-style-name="P6" svg:width="0.0752in" svg:height="0.1374in" svg:x="0in" svg:y="0in" svg:viewBox="0 0 192 350" svg:d="M121 118c11 0 22 0 33 0 7 0 12 0 12-8 0-4-5-4-11-4-11 0-22 0-32 0 2-16 4-30 8-44 2-8 7-36 10-40 3-8 9-13 17-13 2 0 12 0 19 6-17 2-21 16-21 21 0 9 8 14 14 14 11 0 22-8 22-24 0-17-17-26-34-26-13 0-37 7-48 45-2 8-3 12-13 61-9 0-18 0-27 0-7 0-12 0-12 7 0 5 4 5 11 5 9 0 17 0 25 0-9 50-18 100-28 150-7 38-13 73-34 73-1 0-11 0-18-7 18-1 21-15 21-20 0-9-6-14-14-14-10 0-21 8-21 23 0 18 16 27 32 27 22 0 37-23 44-38 12-24 21-71 22-73 7-41 15-81 23-121z"><text:p/></draw:path><draw:path draw:style-name="gr3" draw:text-style-name="P6" svg:width="0.1028in" svg:height="0.102in" svg:x="0.0862in" svg:y="0.0047in" svg:viewBox="0 0 262 260" svg:d="M156 26c2-9 3-13 9-14 3 0 15 0 24 0 38 0 56 1 56 31 0 6-1 21-3 31 0 2-1 6-1 7 0 3 1 6 4 6 4 0 5-3 7-9 3-22 6-45 9-67 0-2 1-6 1-7 0-4-4-4-10-4-72 0-142 0-214 0-9 0-9 0-13 8-7 23-15 45-23 68-1 2-2 5-2 6 0 3 2 5 4 5 5 0 5-2 7-9 21-59 31-66 88-66 5 0 10 0 15 0 11 0 11 1 11 4s-1 7-2 8c-18 68-34 137-52 205-3 14-4 18-45 18-14 0-16 0-16 8 0 5 4 5 6 5 10 0 21-2 32-2 10 0 21 0 32 0 10 0 22 0 33 0s22 2 33 2c4 0 9 0 9-8 0-5-3-5-13-5s-15 0-26 0c-11-1-14-3-14-8 1-3 0-3 2-9 17-67 34-135 52-204z"><text:p/></draw:path><draw:path draw:style-name="gr3" draw:text-style-name="P6" svg:width="0.0693in" svg:height="0.0976in" svg:x="0.1941in" svg:y="0.0402in" svg:viewBox="0 0 177 249" svg:d="M176 25c0-2 1-4 1-6 0-7-5-11-11-11-5 0-14 3-17 16-6-14-19-24-35-24-44 0-92 54-92 110 0 37 24 60 52 60 23 0 40-17 45-22-8 33-9 33-14 50-1 4-14 42-54 42-8 0-20 0-31-4 11-3 15-13 15-19 0-7-4-15-14-15-9 0-21 8-21 23 0 16 14 24 52 24 47 0 75-30 81-53 14-56 28-114 43-171zM125 121c-2 10-11 20-20 27-7 7-19 14-30 14-20 0-26-20-26-35 0-19 11-64 22-84 10-19 27-34 43-34 25 0 31 31 31 33s0 4-1 5c-7 24-13 49-19 74z"><text:p/></draw:path></draw:g></text:span><text:span text:style-name="T8"><text:s/>כדרוש. </text:span></text:p>
        </text:list-item>
        <text:list-item>
          <text:p text:style-name="P66">יחידות נציג: יהי <text:span text:style-name="T8"><draw:g text:anchor-type="as-char" svg:y="-0.1047in" draw:z-index="257" draw:name="Shape286" draw:style-name="gr1"><svg:title>TexMaths</svg:title><svg:desc>11§inline§h \in \N \to \N§svg§600§FALSE§</svg:desc><draw:path draw:style-name="gr2" draw:text-style-name="P5" svg:width="0.7106in" svg:height="0.0953in" svg:x="-0.0004in" svg:y="0.0079in" svg:viewBox="0 0 1806 243" svg:d="M903 243c-301 0-602 0-903 0 0-81 0-162 0-243 602 0 1204 0 1806 0 0 81 0 162 0 243-301 0-603 0-903 0z"><text:p/></draw:path><draw:path draw:style-name="gr3" draw:text-style-name="P6" svg:width="0.074in" svg:height="0.1063in" svg:x="0.0004in" svg:y="0in" svg:viewBox="0 0 189 271" svg:d="M89 4c-2-1 0-4-5-4-9 0-37 3-47 4-3 0-7 0-7 8 0 5 3 5 8 5 19 0 20 2 20 6 0 2-1 6-1 8-19 74-37 147-56 221-1 5-1 6-1 8 0 9 8 11 11 11 5 0 12-5 14-9 2-10 5-20 7-30 3-11 5-22 9-34 2-9 4-18 6-27 1-2 5-14 5-17 1-3 13-24 26-35 9-5 20-13 37-13s21 13 21 26c0 21-15 62-24 86-3 9-5 14-5 21 0 18 14 32 32 32 36 0 50-56 50-59 0-5-3-5-4-5-5 0-5 2-6 8-6 20-18 48-39 48-7 0-10-4-10-14 0-8 3-18 7-26 6-17 24-63 24-84 0-25-16-42-44-42-25 0-43 12-58 30 10-41 20-82 30-123z"><text:p/></draw:path><draw:path draw:style-name="gr3" draw:text-style-name="P6" svg:width="0.076in" svg:height="0.0874in" svg:x="0.1343in" svg:y="0.0232in" svg:viewBox="0 0 194 223" svg:d="M180 119c7 0 14 0 14-8 0-7-7-7-14-7-55 0-109 0-164 0 5-51 49-89 104-89 20 0 41 0 60 0 7 0 14 0 14-7 0-8-7-8-14-8-21 0-40 0-61 0-66 0-119 50-119 111s53 112 119 112c21 0 40 0 61 0 7 0 14 0 14-8s-7-8-14-8c-19 0-40 0-60 0-55 0-99-37-104-88 55 0 109 0 164 0z"><text:p/></draw:path><draw:path draw:style-name="gr3" draw:text-style-name="P6" svg:width="0.1028in" svg:height="0.1059in" svg:x="0.2693in" svg:y="0.002in" svg:viewBox="0 0 262 270" svg:d="M33 35c0 62 0 125 0 187 0 21-2 27-22 28-4 0-11 0-11 7s5 7 13 7c20 0 40 0 60 0 6 0 13 0 13-7s-7-7-12-7c-21-1-25-8-25-28 0-59 0-117 0-176 57 73 112 146 168 219 3 4 5 5 7 5 7 0 7-5 7-12 0-73 0-144 0-217 0-21 3-27 22-27 2 0 9-1 9-6 0-8-7-8-13-8-19 0-38 0-57 0-7 0-13 0-13 8 0 6 7 6 11 6 22 0 24 8 24 28 0 40 0 80 0 120-38-52-78-105-116-156-3-6-5-6-13-6-22 0-45 0-67 0-8 0-14 0-14 8 0 5 6 6 8 6 11 1 19 7 22 11-1 4-1 5-1 10zM218 244c-56-74-112-147-169-221-3-4-3-5-7-9 15 0 31 0 46 0 43 59 87 117 130 175 0 18 0 37 0 55z"><text:p/></draw:path><draw:path draw:style-name="gr3" draw:text-style-name="P6" svg:width="0.1346in" svg:height="0.0787in" svg:x="0.4256in" svg:y="0.0283in" svg:viewBox="0 0 343 201" svg:d="M300 108c-21 17-32 32-34 38-17 25-14 33-21 49 0 6 5 6 8 6 7 0 7-1 9-8 9-37 32-69 75-87 5-1 6-3 6-6s-2-2-3-3c-18-7-64-26-79-91-1-5-1-6-8-6-3 0-8 0-8 4 0 2 4 26 20 52 8 11 19 25 35 37-95 0-191 0-287 0-6 0-13 0-13 7 0 8 7 8 13 8 96 0 192 0 287 0z"><text:p/></draw:path><draw:path draw:style-name="gr3" draw:text-style-name="P6" svg:width="0.1028in" svg:height="0.1059in" svg:x="0.6154in" svg:y="0.002in" svg:viewBox="0 0 262 270" svg:d="M34 35c0 62 0 125 0 187 0 21-3 27-23 28-4 0-11 0-11 7s7 7 13 7c20 0 40 0 60 0 7 0 13 0 13-7s-7-7-12-7c-21-1-25-8-25-28 0-59 0-117 0-176 57 73 112 146 168 219 3 4 5 5 7 5 7 0 7-5 7-12 0-73 0-144 0-217 0-21 4-27 22-27 2 0 9-1 9-6 0-8-6-8-13-8-19 0-38 0-57 0-6 0-13 0-13 8 0 6 7 6 11 6 22 0 26 8 26 28 0 40 0 80 0 120-39-52-79-105-117-156-4-6-6-6-14-6-22 0-45 0-67 0-8 0-14 0-14 8 0 5 6 6 9 6 10 1 18 7 21 11 0 4 0 5 0 10zM218 244c-56-74-112-147-169-221-3-4-3-5-7-9 15 0 31 0 46 0 43 59 87 117 130 175 0 18 0 37 0 55z"><text:p/></draw:path></draw:g></text:span><text:span text:style-name="T8">, ויהיו </text:span><text:span text:style-name="T8"><draw:g text:anchor-type="as-char" svg:y="-0.1134in" draw:z-index="258" draw:name="Shape287" draw:style-name="gr1"><svg:title>TexMaths</svg:title><svg:desc>11§inline§f, g \in \N \to \{0, 1\}§svg§600§FALSE§</svg:desc><draw:path draw:style-name="gr2" draw:text-style-name="P5" svg:width="1.1055in" svg:height="0.1358in" svg:x="-0.0004in" svg:y="0.0071in" svg:viewBox="0 0 2809 346" svg:d="M1405 346c-469 0-936 0-1405 0 0-116 0-230 0-346 936 0 1873 0 2809 0 0 116 0 230 0 346-468 0-936 0-1404 0z"><text:p/></draw:path><draw:path draw:style-name="gr3" draw:text-style-name="P6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" svg:width="0.0173in" svg:height="0.0453in" svg:x="0.0878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6" svg:width="0.0693in" svg:height="0.0976in" svg:x="0.1445in" svg:y="0.0453in" svg:viewBox="0 0 177 249" svg:d="M176 25c1-2 1-4 1-6 0-7-4-11-11-11-3 0-14 3-15 16-8-14-21-24-37-24-44 0-92 54-92 110 0 38 24 61 52 61 23 0 40-18 45-22-8 34-8 33-12 50-2 5-16 41-56 41-8 0-20 0-31-3 11-4 15-13 15-20s-4-13-14-13c-9 0-21 6-21 22 0 15 14 23 52 23 48 0 76-30 81-52 14-57 29-114 43-172zM125 121c-2 10-11 20-18 28-9 6-21 13-32 13-19 0-25-20-25-35 0-19 11-64 22-84 9-19 27-34 42-34 26 0 31 31 31 33s0 4-1 5c-6 25-12 49-19 74z"><text:p/></draw:path><draw:path draw:style-name="gr3" draw:text-style-name="P6" svg:width="0.0756in" svg:height="0.087in" svg:x="0.2752in" svg:y="0.0307in" svg:viewBox="0 0 193 222" svg:d="M179 120c7 0 14-1 14-9 0-9-7-8-14-8-55 0-109 0-164 0 5-50 50-88 104-88 20 0 41 0 60 0 7 0 14 0 14-7 0-8-7-8-14-8-21 0-40 0-61 0-66 0-118 48-118 111 0 62 52 111 118 111 21 0 40 0 61 0 7 0 14 0 14-7s-7-7-14-7c-19 0-40 0-60 0-54 0-99-37-104-88 55 0 109 0 164 0z"><text:p/></draw:path><draw:path draw:style-name="gr3" draw:text-style-name="P6" svg:width="0.1028in" svg:height="0.1063in" svg:x="0.4098in" svg:y="0.0098in" svg:viewBox="0 0 262 271" svg:d="M34 35c0 63 0 126 0 187 0 20-3 28-23 28-4 0-11 0-11 7 0 6 7 6 13 6 20 0 40 0 60 0 7 0 13 0 13-6 0-7-7-7-11-7-22 0-25-9-25-29 0-58 0-118 0-176 56 74 111 148 167 220 3 5 5 6 9 6 6 0 6-7 6-13 0-72 0-145 0-217 0-21 3-27 21-28 2 0 9 0 9-6 0-7-6-7-13-7-19 0-38 0-56 0-7 0-14 0-14 7 0 6 7 6 11 6 22 1 26 9 26 29 0 39 0 80 0 121-39-53-78-105-117-157-4-6-5-6-14-6-22 0-45 0-67 0-7 0-14 0-14 7 0 6 7 6 9 6 10 1 18 8 21 12 0 4 0 5 0 10zM218 243c-56-72-112-146-168-220-4-5-4-5-8-10 15 0 31 0 46 0 43 59 87 117 130 176 0 18 0 37 0 54z"><text:p/></draw:path><draw:path draw:style-name="gr3" draw:text-style-name="P6" svg:width="0.1346in" svg:height="0.0787in" svg:x="0.5661in" svg:y="0.0362in" svg:viewBox="0 0 343 201" svg:d="M301 109c-22 15-31 32-35 36-17 27-21 51-21 52 0 4 6 4 8 4 7 0 8-1 9-7 9-38 32-71 76-88 4-1 5-4 5-6 0-3-2-3-3-3-17-7-64-27-78-91-1-5-2-6-9-6-2 0-8 0-8 4 0 2 5 26 20 51 8 12 20 25 36 37-95 0-191 0-287 0-7 0-14-1-14 8 0 8 7 9 14 9 96 0 192 0 287 0z"><text:p/></draw:path><draw:path draw:style-name="gr3" draw:text-style-name="P6" svg:width="0.0539in" svg:height="0.1512in" svg:x="0.7634in" svg:y="0in" svg:viewBox="0 0 138 385" svg:d="M81 52c0-16 10-41 52-43 2 0 5-2 5-5 0-4-4-4-8-4-39 0-74 20-75 48 0 29 0 59 0 89 0 15 0 27-15 39-14 12-28 12-37 13-2 0-3 1-3 4 0 4 2 4 6 4 26 2 45 14 48 34 1 4 1 5 1 19 0 25 0 51 0 76 0 16 0 29 19 43 15 12 40 16 56 16 4 0 8 0 8-4s-4-4-7-4c-24-2-43-15-48-33-2-5-2-5-2-19 0-27 0-54 0-82 0-17-3-24-15-35-8-8-20-12-30-15 31-9 45-27 45-49 0-31 0-61 0-92z"><text:p/></draw:path><draw:path draw:style-name="gr3" draw:text-style-name="P6" svg:width="0.0638in" svg:height="0.1035in" svg:x="0.8343in" svg:y="0.013in" svg:viewBox="0 0 163 264" svg:d="M163 133c0-31-2-61-16-90-17-37-49-43-66-43-23 0-51 10-67 45-12 28-14 57-14 88 0 29 1 64 18 92 16 32 45 39 63 39 21 0 50-7 68-45 12-25 14-55 14-86zM81 255c-15 0-38-9-45-46-4-22-4-58-4-80 0-26 0-51 3-72 8-45 37-49 46-49 13 0 39 7 46 45 4 22 4 52 4 76 0 28 0 55-4 79-6 36-28 47-46 47z"><text:p/></draw:path><draw:path draw:style-name="gr3" draw:text-style-name="P6" svg:width="0.0173in" svg:height="0.0453in" svg:x="0.9173in" svg:y="0.0972in" svg:viewBox="0 0 45 116" svg:d="M45 41c0-26-10-41-24-41-13 0-21 10-21 21 0 10 8 20 21 20 4 0 10-1 13-5 1-1 1-1 2-1 0 2 1 0 1 6 0 28-14 51-26 64-4 4-4 5-4 6 0 2 2 5 3 5 4 0 35-30 35-75z"><text:p/></draw:path><draw:path draw:style-name="gr3" draw:text-style-name="P6" svg:width="0.05in" svg:height="0.1in" svg:x="0.9854in" svg:y="0.013in" svg:viewBox="0 0 128 255" svg:d="M79 10c0-10 0-10-9-10-23 24-57 24-70 24 0 5 0 8 0 12 8 0 31 0 51-10 0 66 0 133 0 199 0 14-1 18-36 18-4 0-8 0-13 0 0 5 0 9 0 12 15-1 48-1 63-1s49 0 63 1c0-3 0-7 0-12-5 0-8 0-12 0-36 0-37-4-37-18 0-72 0-144 0-215z"><text:p/></draw:path><draw:path draw:style-name="gr3" draw:text-style-name="P6" svg:width="0.0539in" svg:height="0.1512in" svg:x="1.0591in" svg:y="0in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3 16 36 7 7 18 12 29 15-32 10-45 26-45 48 0 31 0 62 0 93z"><text:p/></draw:path></draw:g></text:span><text:span text:style-name="T8">, נניח </text:span><text:span text:style-name="T8"><draw:g text:anchor-type="as-char" svg:y="-0.1075in" draw:z-index="259" draw:name="Shape288" draw:style-name="gr1"><svg:title>TexMaths</svg:title><svg:desc>11§inline§fTh \land gTh§svg§600§FALSE§</svg:desc><draw:path draw:style-name="gr2" draw:text-style-name="P5" svg:width="0.7122in" svg:height="0.122in" svg:x="-0.0004in" svg:y="0.0075in" svg:viewBox="0 0 1810 311" svg:d="M0 0c604 0 1206 0 1810 0 0 103 0 208 0 311-604 0-1206 0-1810 0 0-103 0-208 0-311z"><text:p/></draw:path><draw:path draw:style-name="gr3" draw:text-style-name="P6" svg:width="0.0752in" svg:height="0.1378in" svg:x="0in" svg:y="0in" svg:viewBox="0 0 192 351" svg:d="M121 118c11 0 22 0 33 0 8 0 12 0 12-8 0-4-4-4-11-4-11 0-21 0-32 0 2-15 6-30 8-44 2-8 8-36 10-40 3-8 10-13 17-13 3 0 12 0 19 6-16 1-20 16-20 21 0 9 7 13 15 13 9 0 20-7 20-23 0-17-17-26-34-26-13 0-37 7-48 45-2 8-3 12-13 61-9 0-18 0-27 0-7 0-12 0-12 7 0 5 4 5 11 5 9 0 17 0 26 0-10 50-19 101-29 151-7 38-13 73-34 73-1 0-11 0-18-7 18-1 21-15 21-21 0-8-6-13-14-13-10 0-21 8-21 23 0 18 16 27 32 27 22 0 37-23 44-38 12-24 21-71 22-73 8-41 15-82 23-122z"><text:p/></draw:path><draw:path draw:style-name="gr3" draw:text-style-name="P6" svg:width="0.1031in" svg:height="0.1024in" svg:x="0.0862in" svg:y="0.0047in" svg:viewBox="0 0 263 261" svg:d="M156 26c2-10 5-13 9-14 3 0 15 0 24 0 39 0 56 1 56 31 0 6-1 21-3 31 0 2-1 6-1 7 0 3 1 6 4 6 5 0 6-3 7-9 3-22 6-45 10-67 1-2 1-6 1-7 0-4-5-4-11-4-72 0-142 0-214 0-9 0-9 0-13 8-7 23-15 45-23 68-1 2-2 5-2 6 0 3 2 5 4 5 5 0 5-2 7-9 21-59 31-66 88-66 5 0 10 0 15 0 11 0 11 1 11 4s-1 7-1 8c-17 68-35 138-53 206-3 14-4 18-45 18-14 0-16 0-16 8 0 5 4 5 6 5 10 0 21-2 32-2s23 0 33 0c11 0 21 0 32 0s22 2 33 2c5 0 9 0 9-8 0-5-3-5-13-5s-14 0-24 0c-12-1-15-3-15-8 0-4 0-3 1-9 18-68 35-136 52-205z"><text:p/></draw:path><draw:path draw:style-name="gr3" draw:text-style-name="P6" svg:width="0.074in" svg:height="0.1067in" svg:x="0.2012in" svg:y="0.002in" svg:viewBox="0 0 189 272" svg:d="M89 4c0-1 0-4-4-4-9 0-38 3-48 3-3 1-7 1-7 8 0 5 4 5 10 5 18 0 18 3 18 7 0 2-1 6-1 8-19 73-37 147-56 221-1 5-1 6-1 9 0 8 8 11 11 11 7 0 12-5 14-10 2-10 6-20 8-30 3-11 5-23 9-34 2-9 4-18 6-26 0-3 4-15 4-18 1-3 13-24 26-35 9-6 21-13 37-13 17 0 21 13 21 26 0 21-14 64-24 87-3 9-4 13-4 21 0 18 13 32 31 32 36 0 50-57 50-60s-3-3-4-3c-4 0-4 1-6 6-5 20-18 48-39 48-7 0-9-4-9-12 0-10 3-19 6-28 7-16 24-62 24-84 0-26-16-42-44-42-25 0-43 12-58 29 10-40 20-81 30-122z"><text:p/></draw:path><draw:path draw:style-name="gr3" draw:text-style-name="P6" svg:width="0.0846in" svg:height="0.0937in" svg:x="0.322in" svg:y="0.0165in" svg:viewBox="0 0 216 239" svg:d="M117 8c-4-7-6-8-9-8-6 0-7 2-9 8-32 71-64 144-96 215-2 5-3 6-3 8 0 4 4 8 8 8 3 0 6-2 8-9 31-68 61-135 92-204 31 69 60 136 91 204 3 9 7 9 9 9 3 0 8-4 8-8 0-1 0-2-3-7-32-72-65-144-96-216z"><text:p/></draw:path><draw:path draw:style-name="gr3" draw:text-style-name="P6" svg:width="0.0697in" svg:height="0.098in" svg:x="0.4512in" svg:y="0.0402in" svg:viewBox="0 0 178 250" svg:d="M177 25c0-2 1-4 1-6 0-7-5-11-12-11-3 0-14 3-15 16-7-14-21-24-37-24-44 0-91 54-91 110 0 37 23 60 52 60 22 0 40-17 44-22h1c-9 35-9 35-13 51-1 4-15 42-56 42-7 0-20 0-31-4 12-3 16-13 16-19 0-7-4-15-15-15-8 0-21 8-21 23 0 16 14 24 52 24 48 0 76-30 82-53 14-57 29-115 43-172zM126 121c-2 10-11 20-19 27s-20 14-31 14c-20 0-25-20-25-36 0-18 11-63 20-83 11-19 28-34 44-34 26 0 31 31 31 33s-1 4-1 5c-6 24-12 50-19 74z"><text:p/></draw:path><draw:path draw:style-name="gr3" draw:text-style-name="P6" svg:width="0.1031in" svg:height="0.1024in" svg:x="0.5307in" svg:y="0.0047in" svg:viewBox="0 0 263 261" svg:d="M155 26c3-10 4-13 9-14 3 0 16 0 24 0 40 0 57 1 57 31 0 6-2 21-3 31 0 2-1 6-1 7 0 3 1 6 4 6 5 0 6-3 6-9 3-22 7-45 11-67 0-2 1-6 1-7 0-4-5-4-11-4-72 0-143 0-215 0-8 0-10 0-12 8-7 23-15 45-23 68-1 0-2 5-2 6 0 3 1 5 4 5 4 0 5-2 7-9 21-59 31-66 88-66 5 0 10 0 15 0 10 0 10 1 10 4s-1 7-1 8c-17 68-34 138-52 206-3 14-4 18-46 18-13 0-16 0-16 8 0 5 4 5 6 5 11 0 22-2 32-2 11 0 22 0 33 0s22 0 32 0c11 0 23 2 34 2 4 0 9 0 9-8 0-5-3-5-13-5s-16 0-25 0c-11-1-15-3-15-8 1-4 0-3 2-9 17-68 35-136 51-205z"><text:p/></draw:path><draw:path draw:style-name="gr3" draw:text-style-name="P6" svg:width="0.074in" svg:height="0.1067in" svg:x="0.6457in" svg:y="0.002in" svg:viewBox="0 0 189 272" svg:d="M89 4c0-1 0-4-5-4-9 0-37 3-47 3-3 1-7 1-7 8 0 5 3 5 8 5 19 0 20 3 20 7 0 2-1 6-1 8-19 73-37 147-56 221-1 5-1 6-1 9 0 8 8 11 11 11 5 0 12-5 14-10 2-10 5-20 7-30 3-11 5-23 9-34 2-9 4-18 6-26 1-3 5-15 5-18 1-3 13-24 26-35 9-6 21-13 37-13 18 0 21 13 21 26 0 21-15 64-24 87-3 9-5 13-5 21 0 18 13 32 32 32 36 0 50-57 50-60s-3-3-4-3c-5 0-5 1-6 6-6 20-18 48-39 48-7 0-10-4-10-12 0-10 3-19 7-28 6-16 24-62 24-84 0-26-16-42-44-42-25 0-43 12-58 29 10-40 20-81 30-122z"><text:p/></draw:path></draw:g></text:span><text:span text:style-name="T8"><text:s/>ולכן מטרנזטיביות וסימטריות </text:span><text:span text:style-name="T8"><draw:g text:anchor-type="as-char" svg:y="-0.1075in" draw:z-index="260" draw:name="Shape289" draw:style-name="gr1"><svg:title>TexMaths</svg:title><svg:desc>11§inline§fTg§svg§600§FALSE§</svg:desc><draw:path draw:style-name="gr2" draw:text-style-name="P5" svg:width="0.2559in" svg:height="0.1217in" svg:x="-0.0004in" svg:y="0.0075in" svg:viewBox="0 0 651 310" svg:d="M0 0c217 0 434 0 651 0 0 103 0 207 0 310-217 0-434 0-651 0 0-103 0-207 0-310z"><text:p/></draw:path><draw:path draw:style-name="gr3" draw:text-style-name="P6" svg:width="0.0752in" svg:height="0.1374in" svg:x="0in" svg:y="0in" svg:viewBox="0 0 192 350" svg:d="M121 118c11 0 22 0 33 0 7 0 12 0 12-8 0-4-5-4-11-4-11 0-22 0-32 0 2-16 4-30 8-44 2-8 7-36 10-40 3-8 9-13 17-13 2 0 12 0 19 6-17 2-21 16-21 21 0 9 8 14 14 14 11 0 22-8 22-24 0-17-17-26-34-26-13 0-37 7-48 45-2 8-3 12-13 61-9 0-18 0-27 0-7 0-12 0-12 7 0 5 4 5 11 5 9 0 17 0 25 0-9 50-18 100-28 150-7 38-13 73-34 73-1 0-11 0-18-7 18-1 21-15 21-20 0-9-6-14-14-14-10 0-21 8-21 23 0 18 16 27 32 27 22 0 37-23 44-38 12-24 21-71 22-73 7-41 15-81 23-121z"><text:p/></draw:path><draw:path draw:style-name="gr3" draw:text-style-name="P6" svg:width="0.1028in" svg:height="0.102in" svg:x="0.0862in" svg:y="0.0047in" svg:viewBox="0 0 262 260" svg:d="M156 26c2-9 3-13 9-14 3 0 15 0 24 0 38 0 56 1 56 31 0 6-1 21-3 31 0 2-1 6-1 7 0 3 1 6 4 6 4 0 5-3 7-9 3-22 6-45 9-67 0-2 1-6 1-7 0-4-4-4-10-4-72 0-142 0-214 0-9 0-9 0-13 8-7 23-15 45-23 68-1 2-2 5-2 6 0 3 2 5 4 5 5 0 5-2 7-9 21-59 31-66 88-66 5 0 10 0 15 0 11 0 11 1 11 4s-1 7-2 8c-18 68-34 137-52 205-3 14-4 18-45 18-14 0-16 0-16 8 0 5 4 5 6 5 10 0 21-2 32-2 10 0 21 0 32 0 10 0 22 0 33 0s22 2 33 2c4 0 9 0 9-8 0-5-3-5-13-5s-15 0-26 0c-11-1-14-3-14-8 1-3 0-3 2-9 17-67 34-135 52-204z"><text:p/></draw:path><draw:path draw:style-name="gr3" draw:text-style-name="P6" svg:width="0.0693in" svg:height="0.0976in" svg:x="0.1941in" svg:y="0.0402in" svg:viewBox="0 0 177 249" svg:d="M176 25c0-2 1-4 1-6 0-7-5-11-11-11-5 0-14 3-17 16-6-14-19-24-35-24-44 0-92 54-92 110 0 37 24 60 52 60 23 0 40-17 45-22-8 33-9 33-14 50-1 4-14 42-54 42-8 0-20 0-31-4 11-3 15-13 15-19 0-7-4-15-14-15-9 0-21 8-21 23 0 16 14 24 52 24 47 0 75-30 81-53 14-56 28-114 43-171zM125 121c-2 10-11 20-20 27-7 7-19 14-30 14-20 0-26-20-26-35 0-19 11-64 22-84 10-19 27-34 43-34 25 0 31 31 31 33s0 4-1 5c-7 24-13 49-19 74z"><text:p/></draw:path></draw:g></text:span><text:span text:style-name="T8">. נוכיח </text:span><text:span text:style-name="T8"><draw:g text:anchor-type="as-char" svg:y="-0.1075in" draw:z-index="261" draw:name="Shape290" draw:style-name="gr1"><svg:title>TexMaths</svg:title><svg:desc>11§inline§f = g§svg§600§FALSE§</svg:desc><draw:path draw:style-name="gr2" draw:text-style-name="P5" svg:width="0.3492in" svg:height="0.1217in" svg:x="-0.0004in" svg:y="0.0075in" svg:viewBox="0 0 888 310" svg:d="M0 0c296 0 592 0 888 0 0 103 0 207 0 310-296 0-592 0-888 0 0-103 0-207 0-310z"><text:p/></draw:path><draw:path draw:style-name="gr3" draw:text-style-name="P6" svg:width="0.0756in" svg:height="0.1374in" svg:x="0in" svg:y="0in" svg:viewBox="0 0 193 350" svg:d="M121 118c11 0 22 0 33 0 8 0 12 0 12-8 0-4-4-4-11-4-11 0-21 0-32 0 2-16 6-30 8-44 2-8 8-36 10-40 3-8 10-13 17-13 3 0 13 0 19 6-16 1-21 16-21 21 0 9 8 14 15 14 11 0 22-8 22-24 0-17-18-26-35-26-13 0-37 7-48 45-2 8-4 12-13 61-9 0-18 0-27 0-7 0-12 0-12 7 0 5 4 5 11 5 9 0 17 0 26 0-10 50-19 100-29 150-7 38-13 73-34 73-1 0-11 0-18-7 18-1 21-15 21-20 0-9-6-14-14-14-10 0-21 8-21 23 0 18 17 27 32 27 22 0 37-23 44-38 12-24 21-71 22-73 8-41 15-81 23-121z"><text:p/></draw:path><draw:path draw:style-name="gr3" draw:text-style-name="P6" svg:width="0.1004in" svg:height="0.0354in" svg:x="0.1335in" svg:y="0.052in" svg:viewBox="0 0 256 91" svg:d="M243 17c7 0 13-2 13-9 0-8-6-8-12-8-78 0-155 0-232 0-5 0-12 0-12 8 0 7 7 9 13 9 77 0 153 0 230 0zM244 91c6 0 12 0 12-7 0-9-6-9-13-9-77 0-153 0-230 0-6 0-13 0-13 9 0 7 7 7 12 7 77 0 154 0 232 0z"><text:p/></draw:path><draw:path draw:style-name="gr3" draw:text-style-name="P6" svg:width="0.0693in" svg:height="0.0976in" svg:x="0.2874in" svg:y="0.0402in" svg:viewBox="0 0 177 249" svg:d="M176 25c0-2 1-4 1-6 0-7-4-11-11-11-4 0-14 3-16 16-7-14-20-24-36-24-44 0-92 54-92 110 0 37 24 60 52 60 23 0 40-17 45-22-8 33-9 33-13 50-1 4-15 42-55 42-8 0-20 0-31-4 11-3 15-13 15-19 0-7-4-15-14-15-9 0-21 8-21 23 0 16 14 24 52 24 47 0 76-30 81-53 14-56 29-113 43-171zM125 121c-2 10-11 20-19 27s-20 14-31 14c-20 0-25-20-25-35 0-19 11-64 22-84 9-19 26-34 42-34 26 0 31 31 31 33s0 4-1 5c-6 24-12 49-19 74z"><text:p/></draw:path></draw:g></text:span><text:span text:style-name="T8">. נניח בשלילה ש־</text:span><text:span text:style-name="T8"><draw:g text:anchor-type="as-char" svg:y="-0.1102in" draw:z-index="262" draw:name="Shape291" draw:style-name="gr1"><svg:title>TexMaths</svg:title><svg:desc>11§inline§f \neq g§svg§600§FALSE§</svg:desc><draw:path draw:style-name="gr2" draw:text-style-name="P5" svg:width="0.3496in" svg:height="0.1256in" svg:x="-0.0004in" svg:y="0.0079in" svg:viewBox="0 0 889 320" svg:d="M446 320c-149 0-297 0-446 0 0-107 0-213 0-320 296 0 593 0 889 0 0 107 0 213 0 320-147 0-296 0-443 0z"><text:p/></draw:path><draw:path draw:style-name="gr3" draw:text-style-name="P6" svg:width="0.0756in" svg:height="0.1378in" svg:x="0in" svg:y="0.002in" svg:viewBox="0 0 193 351" svg:d="M121 118c11 0 22 0 33 0 8 0 12 0 12-8 0-4-4-4-11-4-11 0-21 0-32 0 4-16 6-30 9-44 1-8 7-36 9-40 3-8 10-13 19-13 1 0 11 0 18 6-17 2-21 16-21 21 0 9 7 14 15 14 10 0 21-8 21-24 0-17-18-26-33-26-14 0-39 7-50 45-2 8-3 12-13 61-9 0-18 0-27 0-7 0-11 0-11 8 0 4 4 4 10 4 9 0 18 0 27 0-10 51-20 100-30 151-7 38-13 73-33 73-2 0-11 0-19-7 18-1 21-15 21-21 0-8-6-13-14-13-10 0-21 8-21 23 0 18 17 27 33 27 21 0 36-23 43-38 13-24 22-71 22-74 8-40 15-80 23-121z"><text:p/></draw:path><draw:path draw:style-name="gr3" draw:text-style-name="P6" svg:width="0.076in" svg:height="0.1413in" svg:x="0.1461in" svg:y="0in" svg:viewBox="0 0 194 360" svg:d="M190 15c4-5 4-6 4-7 0-2-3-8-8-8-6 0-7 2-9 8-58 112-115 224-174 336-3 6-3 7-3 8 0 3 3 8 8 8s6-3 9-8c58-113 115-224 173-337z"><text:p/></draw:path><draw:path draw:style-name="gr3" draw:text-style-name="P6" svg:width="0.1012in" svg:height="0.0358in" svg:x="0.1335in" svg:y="0.0528in" svg:viewBox="0 0 258 92" svg:d="M244 17c6 0 14 0 14-8 0-9-8-9-14-9-77 0-154 0-231 0-5 0-13 0-13 9 0 8 8 8 13 8 77 0 154 0 231 0zM244 92c6 0 14-2 14-9 0-9-8-8-14-8-77 0-154 0-231 0-5 0-13-1-13 8 0 7 8 9 13 9 77 0 154 0 231 0z"><text:p/></draw:path><draw:path draw:style-name="gr3" draw:text-style-name="P6" svg:width="0.0693in" svg:height="0.0976in" svg:x="0.2878in" svg:y="0.0429in" svg:viewBox="0 0 177 249" svg:d="M176 25c0-2 1-4 1-6 0-7-4-11-11-11-4 0-14 3-16 16-7-14-20-24-36-24-45 0-92 54-92 110 0 38 23 61 52 61 22 0 40-18 44-22h1c-9 34-9 33-13 50-1 4-15 42-55 42-8 0-21 0-32-4 12-3 16-14 16-20s-4-14-14-14c-9 0-21 8-21 23 0 16 14 23 51 23 48 0 76-29 82-53 14-56 29-113 43-171zM125 121c-2 10-11 20-19 28-8 7-20 13-31 13-20 0-25-20-25-35 0-19 11-64 22-84 9-19 26-34 42-34 26 0 31 31 31 33s-1 4-1 5c-6 25-12 49-19 74z"><text:p/></draw:path></draw:g></text:span><text:span text:style-name="T8"> ולכן קיים </text:span><text:span text:style-name="T8"><draw:g text:anchor-type="as-char" svg:y="-0.1035in" draw:z-index="263" draw:name="Shape292" draw:style-name="gr1"><svg:title>TexMaths</svg:title><svg:desc>11§inline§x \in \N§svg§600§FALSE§</svg:desc><draw:path draw:style-name="gr2" draw:text-style-name="P5" svg:width="0.3634in" svg:height="0.0933in" svg:x="0.0031in" svg:y="0.0063in" svg:viewBox="0 0 924 238" svg:d="M463 238c-155 0-309 0-463 0 0-79 0-159 0-238 308 0 616 0 924 0 0 79 0 159 0 238-154 0-308 0-461 0z"><text:p/></draw:path><draw:path draw:style-name="gr3" draw:text-style-name="P6" svg:width="0.0752in" svg:height="0.0677in" svg:x="-0.0004in" svg:y="0.0354in" svg:viewBox="0 0 192 173" svg:d="M119 54c2-10 11-45 37-45 2 0 11 0 20 4-11 2-19 12-19 21 0 7 5 14 15 14 8 0 20-7 20-23 0-20-22-25-35-25-23 0-36 21-40 30-10-26-31-30-42-30-41 0-63 49-63 59 0 5 4 5 6 5s3-1 4-5c13-40 38-50 52-50 7 0 21 3 21 25 0 12-7 38-21 92-6 23-20 39-37 39-2 0-11 0-19-6 9-1 18-9 18-18 0-11-9-15-14-15-12 0-22 10-22 23 0 17 20 24 36 24 27 0 40-26 41-28 5 13 19 28 42 28 39 0 61-48 61-58 0-4-3-4-4-4-3 0-4 2-4 4-14 41-40 50-52 50-16 0-21-11-21-24 0-9 2-17 7-35 4-17 8-35 13-52z"><text:p/></draw:path><draw:path draw:style-name="gr3" draw:text-style-name="P6" svg:width="0.0752in" svg:height="0.087in" svg:x="0.1374in" svg:y="0.0209in" svg:viewBox="0 0 192 222" svg:d="M179 119c7 0 13 0 13-8s-6-8-13-8c-55 0-109 0-164 0 5-51 50-88 104-88 20 0 40 0 60 0 7 0 13 0 13-7 0-8-6-8-13-8-21 0-40 0-61 0-66 0-118 49-118 111 0 60 52 111 118 111 21 0 40 0 61 0 7 0 13 0 13-8s-6-8-13-8c-20 0-40 0-60 0-54 0-99-37-104-87 55 0 109 0 164 0z"><text:p/></draw:path><draw:path draw:style-name="gr3" draw:text-style-name="P6" svg:width="0.1028in" svg:height="0.1055in" svg:x="0.2717in" svg:y="-0.0004in" svg:viewBox="0 0 262 269" svg:d="M34 35c0 62 0 124 0 186 0 21-3 27-23 28-4 0-11 0-11 7 0 6 7 6 13 6 20 0 40 0 60 0 7 0 13 0 13-6 0-7-7-7-12-7-21-1-25-9-25-28 0-59 0-118 0-176 57 72 112 146 168 218 3 5 5 6 7 6 7 0 7-6 7-12 0-73 0-144 0-216 0-21 4-27 22-28 2 0 9 0 9-6 0-7-6-7-13-7-19 0-38 0-57 0-6 0-13 0-13 7 0 6 7 6 11 6 22 1 26 9 26 29 0 39 0 80 0 119-40-51-79-104-117-156-4-5-6-5-14-5-22 0-45 0-67 0-8 0-14 0-14 7 0 6 6 6 9 6 10 1 18 8 21 12 0 4 0 5 0 10zM218 243c-56-74-112-146-169-220-3-4-3-5-7-10 15 0 31 0 46 0 43 58 86 117 130 175 0 18 0 37 0 55z"><text:p/></draw:path></draw:g></text:span><text:span text:style-name="T8"><text:s/>כך ש־</text:span><text:span text:style-name="T8"><draw:g text:anchor-type="as-char" svg:y="-0.1134in" draw:z-index="264" draw:name="Shape293" draw:style-name="gr1"><svg:title>TexMaths</svg:title><svg:desc>11§inline§f(x) \neq g(x)§svg§600§FALSE§</svg:desc><draw:path draw:style-name="gr2" draw:text-style-name="P5" svg:width="0.7504in" svg:height="0.1354in" svg:x="-0.0004in" svg:y="0.0071in" svg:viewBox="0 0 1907 345" svg:d="M0 0c636 0 1271 0 1907 0 0 115 0 230 0 345-636 0-1271 0-1907 0 0-115 0-230 0-345z"><text:p/></draw:path><draw:path draw:style-name="gr3" draw:text-style-name="P6" svg:width="0.0752in" svg:height="0.137in" svg:x="0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1-71 22-74 8-40 15-81 23-120z"><text:p/></draw:path><draw:path draw:style-name="gr3" draw:text-style-name="P6" svg:width="0.0346in" svg:height="0.1508in" svg:x="0.098in" svg:y="0in" svg:viewBox="0 0 89 384" svg:d="M89 380c0-1 0-1-7-8-48-48-60-121-60-179 0-67 14-135 62-183 5-4 5-4 5-7 0-2-1-3-3-3-5 0-40 26-62 75-20 43-24 86-24 118 0 28 3 76 25 119 23 47 56 72 61 72 2 0 3-1 3-4z"><text:p/></draw:path><draw:path draw:style-name="gr3" draw:text-style-name="P6" svg:width="0.0748in" svg:height="0.0681in" svg:x="0.1465in" svg:y="0.0453in" svg:viewBox="0 0 191 174" svg:d="M118 54c2-10 11-46 37-46 2 0 12 0 20 5-11 2-19 12-19 21 0 7 5 13 16 13 7 0 19-6 19-22 0-19-22-25-35-25-23 0-36 20-41 29-9-26-30-29-41-29-41 0-63 50-63 59 0 4 4 4 5 4 3 0 5-1 5-5 13-40 38-50 52-50 7 0 20 4 20 26 0 12-6 38-20 92-6 24-20 40-37 40-2 0-11 0-20-5 10-2 19-10 19-21 0-10-9-13-14-13-12 0-21 10-21 22 0 17 19 25 36 25 26 0 39-26 40-29 5 15 19 29 42 29 40 0 62-50 62-59 0-4-4-4-5-4-3 0-3 1-5 5-13 40-39 50-51 50-16 0-21-13-21-25 0-9 2-18 6-34 5-18 9-35 14-53z"><text:p/></draw:path><draw:path draw:style-name="gr3" draw:text-style-name="P6" svg:width="0.035in" svg:height="0.1508in" svg:x="0.2374in" svg:y="0in" svg:viewBox="0 0 90 384" svg:d="M90 193c0-30-4-77-26-120-23-48-56-73-60-73-2 0-4 1-4 3 0 3 0 3 8 10 37 38 59 99 59 180 0 65-14 132-62 181-5 5-5 5-5 6 0 3 2 4 4 4 4 0 39-26 61-75 20-43 25-85 25-116z"><text:p/></draw:path><draw:path draw:style-name="gr3" draw:text-style-name="P6" svg:width="0.0752in" svg:height="0.1406in" svg:x="0.3512in" svg:y="0.0043in" svg:viewBox="0 0 192 358" svg:d="M190 15c2-5 2-6 2-7 0-4-2-8-7-8s-6 2-8 8c-58 111-115 223-174 334-3 6-3 7-3 8 0 3 3 8 8 8 4 0 5-2 8-8 59-111 116-223 174-335z"><text:p/></draw:path><draw:path draw:style-name="gr3" draw:text-style-name="P6" svg:width="0.1008in" svg:height="0.035in" svg:x="0.3386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97in" svg:height="0.0972in" svg:x="0.4925in" svg:y="0.0453in" svg:viewBox="0 0 178 248" svg:d="M176 25c1-3 2-4 2-7 0-7-5-10-12-10-3 0-14 2-15 16-7-14-21-24-37-24-44 0-91 54-91 109 0 39 23 62 51 62 23 0 41-19 45-23v1c-8 34-12 48-12 49-3 3-15 42-56 42-7 0-20-1-31-4 12-4 16-14 16-20 0-7-4-13-15-13-8 0-21 6-21 22 0 15 14 23 52 23 48 0 76-30 81-53 14-56 29-114 43-170zM126 121c-2 10-11 20-19 27-8 6-20 14-32 14-19 0-24-20-24-35 0-19 11-65 20-84 11-20 28-35 44-35 26 0 31 32 31 34 0 1-1 3-1 5-6 25-12 49-19 74z"><text:p/></draw:path><draw:path draw:style-name="gr3" draw:text-style-name="P6" svg:width="0.0346in" svg:height="0.1508in" svg:x="0.5835in" svg:y="0in" svg:viewBox="0 0 89 384" svg:d="M89 380c0-1 0-1-7-8-47-48-60-121-60-179 0-67 15-135 63-183 4-4 4-4 4-7 0-2-1-3-3-3-5 0-39 26-62 75-20 43-24 86-24 118 0 28 4 76 25 119 23 47 56 72 61 72 2 0 3-1 3-4z"><text:p/></draw:path><draw:path draw:style-name="gr3" draw:text-style-name="P6" svg:width="0.0752in" svg:height="0.0681in" svg:x="0.6319in" svg:y="0.0453in" svg:viewBox="0 0 192 174" svg:d="M118 54c2-10 11-46 38-46 2 0 11 0 19 5-10 2-18 12-18 21 0 7 4 13 15 13 8 0 20-6 20-22 0-19-23-25-36-25-22 0-35 20-41 29-8-26-29-29-41-29-40 0-62 50-62 59 0 4 3 4 4 4 4 0 5-1 6-5 13-40 38-50 52-50 6 0 21 4 21 26 0 12-7 38-21 92-7 24-20 40-38 40-2 0-11 0-18-5 9-2 17-10 17-21 0-10-8-13-14-13-11 0-21 10-21 22 0 17 19 25 36 25 26 0 40-26 41-29 4 15 19 29 42 29 39 0 61-50 61-59 0-4-3-4-4-4-3 0-4 1-6 5-12 40-38 50-51 50-15 0-21-13-21-25 0-9 2-18 6-34 5-18 9-35 14-53z"><text:p/></draw:path><draw:path draw:style-name="gr3" draw:text-style-name="P6" svg:width="0.0346in" svg:height="0.1508in" svg:x="0.7232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8">. ידוע שלכל </text:span><text:span text:style-name="T8"><draw:g text:anchor-type="as-char" svg:y="-0.1035in" draw:z-index="265" draw:name="Shape294" draw:style-name="gr1"><svg:title>TexMaths</svg:title><svg:desc>11§inline§n \in \N§svg§600§FALSE§</svg:desc><draw:path draw:style-name="gr2" draw:text-style-name="P5" svg:width="0.3681in" svg:height="0.0933in" svg:x="0.0031in" svg:y="0.0063in" svg:viewBox="0 0 936 238" svg:d="M468 238c-156 0-312 0-468 0 0-79 0-159 0-238 312 0 624 0 936 0 0 79 0 159 0 238-157 0-313 0-468 0z"><text:p/></draw:path><draw:path draw:style-name="gr3" draw:text-style-name="P6" svg:width="0.0823in" svg:height="0.0677in" svg:x="-0.0004in" svg:y="0.0354in" svg:viewBox="0 0 210 173" svg:d="M23 147c-1 6-3 13-3 15 0 8 5 11 11 11 4 0 12-3 14-11 0-1 6-17 8-27 3-12 5-23 9-34 2-9 4-18 6-26 1-7 5-18 5-19 5-12 26-47 62-47 18 0 21 14 21 26 0 24-18 74-25 90-3 9-3 13-3 18 0 16 13 30 32 30 36 0 50-54 50-58s-3-4-4-4c-5 0-5 1-7 8-7 25-20 46-39 46-7 0-9-5-9-12 0-9 3-19 6-27 8-21 25-62 25-84 0-27-17-42-45-42-35 0-53 25-60 34-2-22-19-34-36-34-18 0-26 15-29 22-6 13-12 36-12 37 0 5 4 5 6 5 3 0 3-1 6-9 7-28 14-46 28-46 7 0 12 4 12 17 0 8-1 12-7 32-8 30-14 59-22 89z"><text:p/></draw:path><draw:path draw:style-name="gr3" draw:text-style-name="P6" svg:width="0.0756in" svg:height="0.087in" svg:x="0.1417in" svg:y="0.0209in" svg:viewBox="0 0 193 222" svg:d="M179 119c7 0 14 0 14-8s-7-8-14-8c-55 0-109 0-164 0 5-51 50-88 104-88 20 0 41 0 60 0 7 0 14 0 14-7 0-8-7-8-14-8-19 0-40 0-60 0-67 0-119 49-119 111 0 60 52 111 119 111 20 0 41 0 60 0 7 0 14 0 14-8s-7-8-14-8c-19 0-40 0-60 0-54 0-99-37-104-87 55 0 109 0 164 0z"><text:p/></draw:path><draw:path draw:style-name="gr3" draw:text-style-name="P6" svg:width="0.1028in" svg:height="0.1055in" svg:x="0.276in" svg:y="-0.0004in" svg:viewBox="0 0 262 269" svg:d="M34 35c0 62 0 124 0 186 0 21-3 27-23 28-4 0-11 0-11 7 0 6 7 6 13 6 20 0 40 0 60 0 7 0 13 0 13-6 0-7-7-7-12-7-21-1-24-9-24-28 0-59 0-118 0-176 56 72 111 146 167 218 3 5 5 6 8 6 6 0 6-6 6-12 0-73 0-144 0-216 0-21 5-27 22-28 2 0 9 0 9-6 0-7-6-7-13-7-19 0-38 0-56 0-7 0-14 0-14 7 0 6 7 6 11 6 22 1 26 9 26 29 0 39 0 80 0 119-40-51-78-104-117-156-4-5-5-5-14-5-22 0-45 0-67 0-7 0-14 0-14 7 0 6 7 6 9 6 10 1 18 8 21 12 0 4 0 5 0 10zM218 243c-56-74-112-146-168-220-4-4-4-5-8-10 15 0 31 0 46 0 43 58 86 117 130 175 0 18 0 37 0 55z"><text:p/></draw:path></draw:g></text:span><text:span text:style-name="T8"><text:s/>מתקיים </text:span><text:span text:style-name="T8"><draw:g text:anchor-type="as-char" svg:y="-0.1134in" draw:z-index="266" draw:name="Shape295" draw:style-name="gr1"><svg:title>TexMaths</svg:title><svg:desc>11§inline§f(n) - g(n) \in \Neven§svg§600§FALSE§</svg:desc><draw:path draw:style-name="gr2" draw:text-style-name="P5" svg:width="1.285in" svg:height="0.1358in" svg:x="-0.0004in" svg:y="0.0071in" svg:viewBox="0 0 3265 346" svg:d="M1633 346c-544 0-1089 0-1633 0 0-116 0-230 0-346 1089 0 2177 0 3265 0 0 116 0 230 0 346-544 0-1088 0-1632 0z"><text:p/></draw:path><draw:path draw:style-name="gr3" draw:text-style-name="P6" svg:width="0.0752in" svg:height="0.1374in" svg:x="0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0346in" svg:height="0.1512in" svg:x="0.098in" svg:y="0in" svg:viewBox="0 0 89 385" svg:d="M89 381c0-1 0-1-7-8-48-49-60-122-60-180 0-67 15-135 63-182 4-5 4-5 4-7 0-3-1-4-3-4-5 0-39 26-62 76-20 42-24 85-24 117 0 29 4 76 25 120 23 47 56 72 61 72 2 0 3-1 3-4z"><text:p/></draw:path><draw:path draw:style-name="gr3" draw:text-style-name="P6" svg:width="0.0819in" svg:height="0.0685in" svg:x="0.1465in" svg:y="0.0453in" svg:viewBox="0 0 209 175" svg:d="M23 148c-1 6-4 15-4 17 0 7 5 10 12 10 4 0 11-3 14-11 0-1 4-19 7-29 3-12 5-23 8-34 3-9 5-17 7-26 1-7 4-18 6-19 5-12 25-47 62-47 18 0 21 14 21 26 0 24-19 74-25 91-3 8-5 13-5 17 0 19 15 32 32 32 37 0 51-56 51-59 0-4-3-4-4-4-4 0-4 1-6 7-8 26-21 47-40 47-6 0-9-3-9-12 0-10 4-19 7-27 7-21 23-63 23-85 0-27-16-42-44-42-35 0-54 25-60 34-2-22-18-34-35-34-18 0-26 15-30 22-6 13-11 36-11 37 0 5 3 5 4 5 5 0 5-1 7-9 7-27 14-46 29-46 7 0 12 4 12 17 0 8-1 13-7 32-8 30-14 60-22 90z"><text:p/></draw:path><draw:path draw:style-name="gr3" draw:text-style-name="P6" svg:width="0.0346in" svg:height="0.1512in" svg:x="0.2421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0925in" svg:height="0.0063in" svg:x="0.3386in" svg:y="0.0717in" svg:viewBox="0 0 236 17" svg:d="M223 17c7 0 13-2 13-9 0-8-6-8-13-8-69 0-139 0-209 0-6 0-14 0-14 8 0 7 8 9 14 9 70 0 140 0 209 0z"><text:p/></draw:path><draw:path draw:style-name="gr3" draw:text-style-name="P6" svg:width="0.0693in" svg:height="0.0976in" svg:x="0.4807in" svg:y="0.0453in" svg:viewBox="0 0 177 249" svg:d="M176 25c0-2 1-4 1-6 0-7-4-11-11-11-4 0-14 3-16 16-7-14-20-24-36-24-44 0-92 54-92 110 0 38 24 61 52 61 23 0 40-18 45-22-8 34-9 33-13 50-2 5-15 41-55 41-8 0-20 0-31-3 11-4 15-13 15-20s-4-13-14-13c-9 0-21 6-21 22 0 15 14 23 51 23 48 0 77-30 82-52 14-57 29-114 43-172zM125 121c-2 10-11 20-19 28-8 6-20 13-31 13-20 0-26-20-26-35 0-19 11-64 22-84 10-19 27-34 43-34 26 0 31 31 31 33s0 4-1 5c-7 25-12 49-19 74z"><text:p/></draw:path><draw:path draw:style-name="gr3" draw:text-style-name="P6" svg:width="0.035in" svg:height="0.1512in" svg:x="0.5713in" svg:y="0in" svg:viewBox="0 0 90 385" svg:d="M90 381c0-1 0-1-6-8-49-49-61-122-61-180 0-67 14-135 62-182 5-5 5-5 5-7 0-3-1-4-4-4-4 0-39 26-61 76-20 42-25 85-25 117 0 29 4 76 26 120 23 47 56 72 60 72 3 0 4-1 4-4z"><text:p/></draw:path><draw:path draw:style-name="gr3" draw:text-style-name="P6" svg:width="0.0823in" svg:height="0.0685in" svg:x="0.6197in" svg:y="0.0453in" svg:viewBox="0 0 210 175" svg:d="M23 148c-1 6-3 15-3 17 0 7 5 10 11 10 4 0 12-3 14-11 1-1 6-19 8-29 3-12 5-23 9-34 2-9 4-17 6-26 1-7 5-18 5-19 5-12 26-47 62-47 18 0 21 14 21 26 0 24-19 74-24 91-4 8-4 13-4 17 0 19 13 32 31 32 37 0 51-56 51-59 0-4-3-4-4-4-5 0-5 1-7 7-8 26-20 47-38 47-7 0-10-3-10-12 0-10 3-19 6-27 8-21 24-63 24-85 0-27-16-42-45-42-34 0-52 25-59 34-2-22-19-34-36-34-19 0-25 15-29 22-7 13-12 36-12 37 0 5 4 5 5 5 4 0 5-1 7-9 7-27 14-46 28-46 7 0 12 4 12 17 0 8-1 13-6 32-8 30-15 60-23 90z"><text:p/></draw:path><draw:path draw:style-name="gr3" draw:text-style-name="P6" svg:width="0.035in" svg:height="0.1512in" svg:x="0.715in" svg:y="0in" svg:viewBox="0 0 90 385" svg:d="M90 193c0-30-4-76-26-120-23-48-56-73-60-73-2 0-4 2-4 4s0 2 8 9c37 38 59 99 59 180 0 65-14 133-62 181-5 6-5 6-5 7 0 2 2 4 4 4 4 0 39-26 62-76 19-41 24-84 24-116z"><text:p/></draw:path><draw:path draw:style-name="gr3" draw:text-style-name="P6" svg:width="0.076in" svg:height="0.087in" svg:x="0.8201in" svg:y="0.0307in" svg:viewBox="0 0 194 222" svg:d="M180 120c7 0 14-1 14-9 0-9-7-8-14-8-55 0-109 0-164 0 5-50 50-88 104-88 20 0 41 0 60 0 7 0 14 0 14-7 0-8-7-8-14-8-21 0-40 0-61 0-66 0-119 48-119 111 0 62 53 111 119 111 21 0 40 0 61 0 7 0 14 0 14-7s-7-7-14-7c-19 0-40 0-60 0-54 0-99-37-104-88 55 0 109 0 164 0z"><text:p/></draw:path><draw:path draw:style-name="gr3" draw:text-style-name="P6" svg:width="0.1028in" svg:height="0.1063in" svg:x="0.9551in" svg:y="0.0098in" svg:viewBox="0 0 262 271" svg:d="M33 35c0 63 0 126 0 187 0 20-2 28-22 28-4 0-11 0-11 7 0 6 7 6 13 6 20 0 40 0 60 0 7 0 13 0 13-6 0-7-7-7-12-7-21 0-25-9-25-29 0-58 0-118 0-176 57 74 112 148 168 220 3 5 5 6 7 6 7 0 7-7 7-13 0-72 0-145 0-217 0-21 3-27 22-28 2 0 9 0 9-6 0-7-7-7-13-7-19 0-38 0-57 0-6 0-13 0-13 7 0 6 7 6 11 6 22 1 26 9 26 29 0 39 0 80 0 121-40-53-79-105-118-157-3-6-5-6-13-6-22 0-45 0-67 0-8 0-14 0-14 7 0 6 6 6 8 6 11 1 19 8 22 12-1 4-1 5-1 10zM218 243c-56-72-112-146-169-220-3-5-3-5-7-10 15 0 31 0 46 0 43 59 87 117 130 176 0 18 0 37 0 54z"><text:p/></draw:path><draw:path draw:style-name="gr3" draw:text-style-name="P6" svg:width="0.0457in" svg:height="0.048in" svg:x="1.0654in" svg:y="0.0886in" svg:viewBox="0 0 117 123" svg:d="M109 59c5 0 8 0 8-6 0-23-14-53-54-53-36 0-63 29-63 62 0 34 31 61 66 61 37 0 51-28 51-35 0-1-2-3-5-3s-4 1-5 4c-8 22-29 26-39 26-12 0-24-6-33-16-10-13-10-30-10-40 28 0 56 0 84 0zM25 52c4-38 28-44 38-44 33 0 34 37 35 44-24 0-49 0-73 0z"><text:p/></draw:path><draw:path draw:style-name="gr3" draw:text-style-name="P6" svg:width="0.0567in" svg:height="0.0465in" svg:x="1.1185in" svg:y="0.0898in" svg:viewBox="0 0 145 119" svg:d="M120 26c8-16 21-16 25-16 0-3 0-7 0-10-6 0-13 1-20 1s-17 0-25-1c0 3 0 7 0 10 12 0 12 9 12 10s-1 4-2 8c-10 22-21 44-31 67-11-26-23-50-34-74 0-2-1-3-1-6 0-5 9-5 14-5 0-3 0-7 0-10-1 0-20 1-32 1-7 0-17 0-26-1 0 3 0 7 0 10 15 0 19 0 23 10 14 31 28 61 42 93 2 4 3 6 8 6s6-2 7-6c13-29 27-58 40-87z"><text:p/></draw:path><draw:path draw:style-name="gr3" draw:text-style-name="P6" svg:width="0.0457in" svg:height="0.048in" svg:x="1.1799in" svg:y="0.0886in" svg:viewBox="0 0 117 123" svg:d="M109 59c5 0 8 0 8-6 0-23-14-53-54-53-36 0-63 29-63 62 0 34 31 61 66 61 37 0 51-28 51-35 0-1-2-3-5-3-4 0-4 1-5 4-8 22-29 26-39 26-12 0-25-6-33-16-10-13-10-30-10-40 28 0 56 0 84 0zM25 52c4-38 28-44 38-44 33 0 34 37 35 44-24 0-49 0-73 0z"><text:p/></draw:path><draw:path draw:style-name="gr3" draw:text-style-name="P6" svg:width="0.0567in" svg:height="0.0465in" svg:x="1.2358in" svg:y="0.0898in" svg:viewBox="0 0 145 119" svg:d="M124 36c0-23-11-36-40-36-22 0-37 12-44 25 0-8 0-16 0-25-14 1-27 1-40 2 0 4 0 7 0 10 18 0 20 2 20 16 0 23 0 46 0 69 0 12-2 12-20 12 0 3 0 7 0 10 10-1 20-1 31-1 10 0 28 0 31 1 0-3 0-7 0-10-18 0-20 0-20-12 0-17 0-32 0-49 0-28 22-41 39-41 20 0 22 15 22 28 0 21 0 41 0 62 0 12-3 12-21 12 0 3 0 7 0 10 2 0 20-1 31-1s30 0 32 1c0-3 0-7 0-10-17 0-21 0-21-12 0-21 0-41 0-61z"><text:p/></draw:path></draw:g></text:span><text:span text:style-name="T8">, ובפרט עבור </text:span><text:span text:style-name="T8"><draw:g text:anchor-type="as-char" svg:y="-0.0681in" draw:z-index="267" draw:name="Shape296" draw:style-name="gr1"><svg:title>TexMaths</svg:title><svg:desc>11§inline§n = x§svg§600§FALSE§</svg:desc><draw:path draw:style-name="gr2" draw:text-style-name="P5" svg:width="0.3575in" svg:height="0.052in" svg:x="0.0031in" svg:y="0.0071in" svg:viewBox="0 0 909 133" svg:d="M0 0c303 0 606 0 909 0 0 44 0 89 0 133-303 0-606 0-909 0 0-44 0-89 0-133z"><text:p/></draw:path><draw:path draw:style-name="gr3" draw:text-style-name="P6" svg:width="0.0823in" svg:height="0.0677in" svg:x="-0.0004in" svg:y="0in" svg:viewBox="0 0 210 173" svg:d="M23 146c-1 6-3 15-3 17 0 7 5 10 11 10 4 0 11-3 14-11 2-10 4-19 8-29 2-11 5-22 7-34 3-9 6-15 7-24 2-7 4-18 6-20 5-12 26-46 62-46 18 0 21 14 21 26 0 24-19 72-25 88-3 9-3 15-3 18 0 19 13 32 31 32 37 0 51-56 51-60 0-3-4-3-6-3-3 0-3 1-5 7-8 26-21 47-40 47-6 0-8-3-8-12 0-10 3-19 6-28 8-19 24-61 24-83 0-26-17-41-45-41-34 0-54 24-60 33-1-21-18-33-35-33-18 0-26 15-29 22-7 13-12 35-12 37 0 4 3 3 4 4 5 0 5 0 7-9 7-28 14-45 29-45 7 0 12 4 12 17 0 8-1 13-7 32-8 29-14 59-22 88z"><text:p/></draw:path><draw:path draw:style-name="gr3" draw:text-style-name="P6" svg:width="0.1004in" svg:height="0.0346in" svg:x="0.1374in" svg:y="0.0114in" svg:viewBox="0 0 256 89" svg:d="M244 15c6 0 12 0 12-7 0-8-6-8-12-8-77 0-154 0-231 0-5 0-13 0-13 8 0 7 8 7 13 7 77 0 154 0 231 0zM244 89c6 0 12 0 12-6 0-8-6-8-12-8-77 0-154 0-231 0-5 0-13 0-13 8 0 6 8 6 13 6 77 0 154 0 231 0z"><text:p/></draw:path><draw:path draw:style-name="gr3" draw:text-style-name="P6" svg:width="0.0752in" svg:height="0.0677in" svg:x="0.2933in" svg:y="0in" svg:viewBox="0 0 192 173" svg:d="M118 54c2-10 11-45 38-45 2 0 11 0 20 4-11 2-19 12-19 21 0 7 5 13 15 13 8 0 20-6 20-22 0-19-23-25-36-25-22 0-35 20-41 30-8-27-29-30-40-30-41 0-63 50-63 59 0 4 3 3 4 4 4 0 5 0 6-5 13-40 38-49 52-49 7 0 21 3 21 25 0 12-7 38-21 90-7 25-20 40-38 40-2 0-11 0-18-4 9-3 17-10 17-21 0-10-8-13-14-13-11 0-21 9-21 22 0 17 20 25 36 25 26 0 40-27 41-30 4 14 19 30 42 30 39 0 61-50 61-60 0-3-3-3-4-3-3 0-4 1-6 5-12 40-38 49-50 49-16 0-22-12-22-25 0-8 2-17 6-33 5-18 9-34 14-52z"><text:p/></draw:path></draw:g></text:span><text:span text:style-name="T8"><text:s/>ולכן </text:span><text:span text:style-name="T8"><draw:g text:anchor-type="as-char" svg:y="-0.1134in" draw:z-index="269" draw:name="Shape297" draw:style-name="gr1"><svg:title>TexMaths</svg:title><svg:desc>11§inline§f(x) - g(x) \in \Neven§svg§600§FALSE§</svg:desc><draw:path draw:style-name="gr2" draw:text-style-name="P5" svg:width="1.2768in" svg:height="0.1354in" svg:x="-0.0004in" svg:y="0.0071in" svg:viewBox="0 0 3244 345" svg:d="M0 0c1081 0 2162 0 3244 0 0 115 0 230 0 345-1082 0-2163 0-3244 0 0-115 0-230 0-345z"><text:p/></draw:path><draw:path draw:style-name="gr3" draw:text-style-name="P6" svg:width="0.0752in" svg:height="0.137in" svg:x="0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" draw:text-style-name="P6" svg:width="0.0346in" svg:height="0.1508in" svg:x="0.098in" svg:y="0in" svg:viewBox="0 0 89 384" svg:d="M89 380c0-1 0-1-7-8-48-48-60-121-60-179 0-67 14-135 63-183 4-4 4-4 4-7 0-2-1-3-3-3-5 0-39 26-62 75-20 43-24 86-24 118 0 28 4 76 25 119 23 47 56 72 61 72 2 0 3-1 3-4z"><text:p/></draw:path><draw:path draw:style-name="gr3" draw:text-style-name="P6" svg:width="0.0752in" svg:height="0.0681in" svg:x="0.1465in" svg:y="0.0453in" svg:viewBox="0 0 192 174" svg:d="M118 54c2-10 11-46 38-46 1 0 11 0 19 5-11 2-19 12-19 21 0 7 5 13 16 13 7 0 20-6 20-22 0-19-23-25-36-25-22 0-36 20-41 29-9-26-30-29-41-29-40 0-62 50-62 59 0 4 3 4 4 4 4 0 5-1 5-5 13-40 38-50 52-50 7 0 20 4 20 26 0 12-6 38-20 92-6 24-19 40-37 40-2 0-11 0-20-5 10-2 19-10 19-21 0-10-9-13-14-13-12 0-21 10-21 22 0 17 19 25 36 25 26 0 40-26 41-29 4 15 18 29 42 29 39 0 61-50 61-59 0-4-3-4-4-4-4 0-4 1-6 5-13 40-38 50-51 50-15 0-21-13-21-25 0-9 2-18 6-34 5-18 9-35 14-53z"><text:p/></draw:path><draw:path draw:style-name="gr3" draw:text-style-name="P6" svg:width="0.035in" svg:height="0.1508in" svg:x="0.2374in" svg:y="0in" svg:viewBox="0 0 90 384" svg:d="M90 193c0-30-4-77-25-120-23-48-57-73-61-73-2 0-4 1-4 3 0 3 0 3 8 10 37 38 59 99 59 180 0 65-14 132-62 181-5 5-5 5-5 6 0 3 2 4 4 4 4 0 39-26 62-75 20-43 24-85 24-116z"><text:p/></draw:path><draw:path draw:style-name="gr3" draw:text-style-name="P6" svg:width="0.0925in" svg:height="0.0055in" svg:x="0.3343in" svg:y="0.0717in" svg:viewBox="0 0 236 15" svg:d="M223 15c7 0 13 0 13-7 0-8-6-8-13-8-69 0-139 0-209 0-6 0-14 0-14 8 0 7 8 7 14 7 70 0 140 0 209 0z"><text:p/></draw:path><draw:path draw:style-name="gr3" draw:text-style-name="P6" svg:width="0.0693in" svg:height="0.0972in" svg:x="0.4764in" svg:y="0.0453in" svg:viewBox="0 0 177 248" svg:d="M176 25c0-3 1-4 1-7 0-7-4-10-11-10-4 0-14 2-16 16-7-14-20-24-36-24-44 0-92 54-92 109 0 39 24 62 52 62 23 0 40-19 45-23v1c-8 34-13 48-13 49-2 3-15 42-55 42-8 0-21-1-31-4 11-4 15-14 15-20 0-7-4-13-14-13-9 0-21 6-21 22 0 15 14 23 51 23 48 0 77-30 82-53 14-56 29-114 43-170zM125 121c-2 10-11 20-19 27-8 6-20 14-31 14-20 0-26-20-26-35 0-19 11-65 22-84 10-20 27-35 43-35 26 0 31 32 31 34 0 1-1 3-1 5-7 25-12 49-19 74z"><text:p/></draw:path><draw:path draw:style-name="gr3" draw:text-style-name="P6" svg:width="0.035in" svg:height="0.1508in" svg:x="0.5669in" svg:y="0in" svg:viewBox="0 0 90 384" svg:d="M90 380c0-1 0-1-6-8-49-48-61-121-61-179 0-67 14-135 62-183 5-4 5-4 5-7 0-2-1-3-4-3-4 0-39 26-61 75-20 43-25 86-25 118 0 28 4 76 26 119 23 47 56 72 60 72 3 0 4-1 4-4z"><text:p/></draw:path><draw:path draw:style-name="gr3" draw:text-style-name="P6" svg:width="0.0752in" svg:height="0.0681in" svg:x="0.6154in" svg:y="0.0453in" svg:viewBox="0 0 192 174" svg:d="M119 54c2-10 11-46 37-46 2 0 12 0 20 5-11 2-19 12-19 21 0 7 5 13 15 13 8 0 20-6 20-22 0-19-22-25-35-25-23 0-36 20-40 29-10-26-31-29-42-29-41 0-63 50-63 59 0 4 4 4 6 4s3-1 4-5c13-40 38-50 52-50 7 0 21 4 21 26 0 12-7 38-21 92-6 24-20 40-37 40-2 0-11 0-19-5 9-2 18-10 18-21 0-10-9-13-14-13-12 0-22 10-22 22 0 17 20 25 36 25 27 0 40-26 41-29 5 15 19 29 42 29 40 0 62-50 62-59 0-4-4-4-5-4-3 0-4 1-4 5-14 40-40 50-52 50-16 0-21-13-21-25 0-9 2-18 7-34 4-18 8-35 13-53z"><text:p/></draw:path><draw:path draw:style-name="gr3" draw:text-style-name="P6" svg:width="0.035in" svg:height="0.1508in" svg:x="0.7063in" svg:y="0in" svg:viewBox="0 0 90 384" svg:d="M90 193c0-30-4-77-26-120-23-48-56-73-60-73-2 0-4 1-4 3 0 3 0 3 8 10 37 38 59 99 59 180 0 65-14 132-62 181-5 5-5 5-5 6 0 3 2 4 4 4 4 0 39-26 61-75 20-43 25-85 25-116z"><text:p/></draw:path><draw:path draw:style-name="gr3" draw:text-style-name="P6" svg:width="0.076in" svg:height="0.087in" svg:x="0.8114in" svg:y="0.0307in" svg:viewBox="0 0 194 222" svg:d="M180 120c7 0 14 0 14-8 0-7-7-7-14-7-55 0-109 0-164 0 5-52 50-88 104-88 20 0 41 0 60 0 7 0 14-2 14-9 0-8-7-8-14-8-21 0-40 0-61 0-66 0-119 51-119 112 0 62 53 110 119 110 21 0 40 0 61 0 7 0 14 0 14-7 0-8-7-7-14-7-19 0-40 0-60 0-54 0-99-36-104-88 55 0 109 0 164 0z"><text:p/></draw:path><draw:path draw:style-name="gr3" draw:text-style-name="P6" svg:width="0.1028in" svg:height="0.1059in" svg:x="0.9469in" svg:y="0.0098in" svg:viewBox="0 0 262 270" svg:d="M34 34c0 63 0 126 0 187 0 21-3 28-23 28-4 0-11 1-11 6 0 8 7 8 13 8 20 0 40 0 60 0 7 0 13 0 13-8 0-5-7-6-12-6-21 0-25-8-25-29 0-58 0-117 0-175 57 73 112 147 168 219 3 5 5 6 7 6 7 0 7-6 7-12 0-72 0-145 0-217 0-22 4-28 22-28 2 0 9 0 9-6 0-7-6-7-13-7-19 0-38 0-57 0-6 0-13 0-13 7 0 6 7 6 11 6 22 0 26 8 26 29 0 39 0 79 0 120-39-53-79-105-117-156-4-6-6-6-14-6-22 0-45 0-67 0-8 0-14 0-14 7 0 5 6 6 9 6 10 1 18 8 21 12 0 4 0 4 0 9zM218 243c-56-73-112-147-169-221-3-4-3-5-7-9 15 0 31 0 46 0 43 59 87 117 130 175 0 18 0 37 0 55z"><text:p/></draw:path><draw:path draw:style-name="gr3" draw:text-style-name="P6" svg:width="0.0449in" svg:height="0.0476in" svg:x="1.0571in" svg:y="0.089in" svg:viewBox="0 0 115 122" svg:d="M108 58c5 0 7 0 7-5 0-24-13-53-53-53-36 0-62 28-62 61 0 34 30 61 66 61s49-28 49-34c0-1 0-4-4-4-3 0-4 2-5 4-8 22-29 27-39 27-12 0-24-7-33-17-10-12-10-29-10-40 28 0 56 0 84 0zM24 52c3-39 28-44 38-44 34 0 35 37 35 44-24 0-49 0-73 0z"><text:p/></draw:path><draw:path draw:style-name="gr3" draw:text-style-name="P6" svg:width="0.0567in" svg:height="0.0465in" svg:x="1.1102in" svg:y="0.0898in" svg:viewBox="0 0 145 119" svg:d="M119 26c7-16 22-16 26-16 0-3 0-7 0-10-8 1-14 1-21 1s-17 0-24-1c0 3 0 7 0 10 11 1 11 10 11 11s0 3-2 8c-10 22-21 44-31 66-11-25-22-49-33-73 0-1-2-3-2-5 0-7 9-7 14-7 0-3 0-7 0-10-1 0-20 1-31 1-8 0-18 0-26-1 0 3 0 7 0 10 14 0 18 1 22 10 14 31 29 61 43 93 1 4 2 6 6 6 6 0 7-2 8-4 13-30 27-59 40-89z"><text:p/></draw:path><draw:path draw:style-name="gr3" draw:text-style-name="P6" svg:width="0.0449in" svg:height="0.0476in" svg:x="1.172in" svg:y="0.089in" svg:viewBox="0 0 115 122" svg:d="M108 58c5 0 7 0 7-5 0-24-13-53-53-53-36 0-62 28-62 61 0 34 30 61 66 61s49-28 49-34c0-1 0-4-4-4-3 0-4 2-5 4-8 22-29 27-39 27-12 0-24-7-33-17-10-12-10-29-10-40 28 0 56 0 84 0zM24 52c3-39 28-44 38-44 34 0 35 37 35 44-24 0-49 0-73 0z"><text:p/></draw:path><draw:path draw:style-name="gr3" draw:text-style-name="P6" svg:width="0.0567in" svg:height="0.0465in" svg:x="1.2272in" svg:y="0.0894in" svg:viewBox="0 0 145 119" svg:d="M125 37c0-24-12-37-40-37-23 0-38 12-44 26h-1c0-8 0-17 0-26-14 1-27 2-40 3 0 4 0 6 0 9 19 0 21 2 21 16 0 23 0 46 0 70 0 11-3 11-21 11 0 3 0 7 0 10 1 0 20-1 31-1 10 0 28 1 31 1 0-3 0-7 0-10-17 0-20 0-20-11 0-17 0-33 0-48 0-29 22-42 40-42 19 0 21 14 21 28 0 21 0 41 0 62 0 11-2 11-19 11 0 3 0 7 0 10 9-1 18-1 30-1 10 0 29 1 31 1 0-3 0-7 0-10-17 0-20 0-20-11 0-21 0-41 0-61z"><text:p/></draw:path></draw:g></text:span><text:span text:style-name="T8">. מסימטריות </text:span><text:span text:style-name="T8"><draw:g text:anchor-type="as-char" svg:y="-0.102in" draw:z-index="268" draw:name="Shape298" draw:style-name="gr1"><svg:title>TexMaths</svg:title><svg:desc>11§inline§T§svg§600§FALSE§</svg:desc><draw:path draw:style-name="gr2" draw:text-style-name="P5" svg:width="0.0898in" svg:height="0.0858in" svg:x="0.0039in" svg:y="0.0075in" svg:viewBox="0 0 229 219" svg:d="M0 0c77 0 152 0 229 0 0 73 0 146 0 219-77 0-152 0-229 0 0-73 0-146 0-219z"><text:p/></draw:path><draw:path draw:style-name="gr3" draw:text-style-name="P6" svg:width="0.102in" svg:height="0.1016in" svg:x="-0.0004in" svg:y="0in" svg:viewBox="0 0 260 259" svg:d="M154 27c3-11 4-13 8-14s17-1 24-1c40 0 56 1 56 32 0 5-1 20-3 31 0 1-1 5-1 6 0 2 1 6 6 6 3 0 4-4 5-9 3-23 7-45 10-67 1-2 1-6 1-7 0-4-3-4-10-4-70 0-141 0-212 0-9 0-9 0-13 8-7 23-15 45-23 68-1 2-2 5-2 6 0 2 2 5 5 5 4 0 4-3 7-9 20-59 30-66 87-66 4 0 10 0 15 0 11 0 11 1 11 4s-1 7-2 8c-18 68-35 136-52 204-3 14-4 19-45 19-14 0-16 0-16 8 0 4 4 4 6 4 10 0 21-1 32-1 10 0 21 0 32 0 10 0 22 0 32 0 12 0 23 1 33 1 3 0 9 0 9-8 0-4-4-4-14-4-8 0-14 0-24-1-11-1-14-2-14-8 0-1 0-2 2-9 17-67 33-135 50-202z"><text:p/></draw:path></draw:g></text:span><text:span text:style-name="T8"><text:s/>בה"כ </text:span><text:span text:style-name="T8"><draw:g text:anchor-type="as-char" svg:y="-0.1134in" draw:z-index="270" draw:name="Shape299" draw:style-name="gr1"><svg:title>TexMaths</svg:title><svg:desc>11§inline§f(x) = 0§svg§600§FALSE§</svg:desc><draw:path draw:style-name="gr2" draw:text-style-name="P5" svg:width="0.5531in" svg:height="0.1358in" svg:x="-0.0004in" svg:y="0.0071in" svg:viewBox="0 0 1406 346" svg:d="M703 346c-234 0-469 0-703 0 0-116 0-230 0-346 469 0 937 0 1406 0 0 116 0 230 0 346-235 0-469 0-703 0z"><text:p/></draw:path><draw:path draw:style-name="gr3" draw:text-style-name="P6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" svg:width="0.0346in" svg:height="0.1512in" svg:x="0.098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6" svg:width="0.0756in" svg:height="0.0685in" svg:x="0.1465in" svg:y="0.0453in" svg:viewBox="0 0 193 175" svg:d="M118 54c2-10 11-45 38-45 1 0 11 0 19 4-11 2-19 12-19 21 0 7 5 14 16 14 7 0 21-7 21-23 0-19-23-25-37-25-22 0-36 21-40 30-10-26-31-30-42-30-40 0-62 50-62 59 0 5 3 5 5 5 3 0 4-1 4-5 13-40 40-50 52-50 7 0 21 3 21 25 0 12-7 39-21 93-6 24-19 39-37 39-2 0-11 0-18-4 8-2 17-10 17-21s-9-13-14-13c-11 0-21 10-21 22 0 17 19 25 36 25 26 0 40-27 41-30 4 15 19 30 42 30 40 0 62-49 62-59 0-4-4-4-5-4-4 0-4 1-5 4-14 41-39 50-52 50-14 0-21-12-21-25 0-9 2-17 7-34 4-18 8-35 13-53z"><text:p/></draw:path><draw:path draw:style-name="gr3" draw:text-style-name="P6" svg:width="0.035in" svg:height="0.1512in" svg:x="0.2378in" svg:y="0in" svg:viewBox="0 0 90 385" svg:d="M90 193c0-30-4-76-25-120-23-48-57-73-61-73-2 0-4 2-4 4s0 2 8 9c37 38 59 99 59 180 0 65-14 133-61 181-6 6-6 6-6 7 0 2 2 4 4 4 4 0 39-26 62-76 20-41 24-84 24-116z"><text:p/></draw:path><draw:path draw:style-name="gr3" draw:text-style-name="P6" svg:width="0.1012in" svg:height="0.0354in" svg:x="0.3386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6" svg:width="0.0638in" svg:height="0.1035in" svg:x="0.4969in" svg:y="0.013in" svg:viewBox="0 0 163 264" svg:d="M163 133c0-31-2-61-15-90-18-37-50-43-67-43-23 0-51 10-67 45-12 28-14 57-14 88 0 29 1 64 18 92 16 32 44 39 63 39 21 0 50-7 68-45 12-25 14-55 14-86zM81 255c-15 0-38-9-45-46-4-22-4-58-4-80 0-26 0-51 3-72 8-45 37-49 46-49 13 0 38 7 46 45 4 22 4 52 4 76 0 28 0 55-4 79-7 36-29 47-46 47z"><text:p/></draw:path></draw:g></text:span><text:span text:style-name="T8"><text:s/>ומשום ש־</text:span><text:span text:style-name="T8"><draw:g text:anchor-type="as-char" svg:y="-0.1134in" draw:z-index="271" draw:name="Shape300" draw:style-name="gr1"><svg:title>TexMaths</svg:title><svg:desc>11§inline§\range(g) = \{0, 1\} \land f(x) \neq g(x)§svg§600§FALSE§</svg:desc><draw:path draw:style-name="gr2" draw:text-style-name="P5" svg:width="2.0551in" svg:height="0.1358in" svg:x="0.0213in" svg:y="0.0071in" svg:viewBox="0 0 5221 346" svg:d="M2611 346c-871 0-1741 0-2611 0 0-116 0-230 0-346 1740 0 3481 0 5221 0 0 116 0 230 0 346-870 0-1740 0-2610 0z"><text:p/></draw:path><draw:path draw:style-name="gr3" draw:text-style-name="P6" svg:width="0.0508in" svg:height="0.0669in" svg:x="0in" svg:y="0.0453in" svg:viewBox="0 0 130 171" svg:d="M54 43c0-14 0-29 0-43-18 1-36 3-54 4 0 5 0 8 0 13 27 0 30 2 30 22 0 34 0 68 0 103 0 17-4 17-30 17 0 3 0 7 0 12 15 0 33-1 44-1 15 0 34 0 49 1 0-5 0-9 0-12-3 0-5 0-8 0-29 0-29-5-29-18 0-20 0-40 0-60 0-38 15-72 45-72 3 0 3 0 5 0-2 1-9 5-9 15 0 11 7 17 16 17 7 0 17-5 17-17 0-13-12-24-29-24-28 0-42 26-47 43z"><text:p/></draw:path><draw:path draw:style-name="gr3" draw:text-style-name="P6" svg:width="0.0681in" svg:height="0.0693in" svg:x="0.0618in" svg:y="0.0453in" svg:viewBox="0 0 174 177" svg:d="M112 144c1 16 12 31 30 31 9 0 32-5 32-36 0-8 0-16 0-22-4 0-7 0-10 0 0 6 0 14 0 22 0 22-9 24-13 24-14 0-15-17-15-19 0-26 0-52 0-77 0-16 0-32-14-46-15-14-34-21-53-21-32 0-58 19-58 44 0 11 8 18 18 18 11 0 17-8 17-18 0-4-2-18-20-18 11-13 30-17 42-17 19 0 41 14 41 49 0 5 0 10 0 15-20 1-46 2-71 13-29 13-38 33-38 51 0 30 37 40 62 40s42-15 50-33zM109 80c0 12 0 26 0 39 0 36-28 49-45 49-19 0-34-13-34-33s15-52 79-55z"><text:p/></draw:path><draw:path draw:style-name="gr3" draw:text-style-name="P6" svg:width="0.0764in" svg:height="0.0669in" svg:x="0.1362in" svg:y="0.0453in" svg:viewBox="0 0 195 171" svg:d="M30 39c0 34 0 68 0 103 0 17-5 17-30 17 0 3 0 7 0 12 13 0 33-1 43-1 11 0 31 1 44 1 0-5 0-9 0-12-27 0-31 0-31-17 0-24 0-48 0-72 0-39 28-61 53-61 24 0 28 21 28 43 0 29 0 59 0 90 0 17-4 17-30 17 0 3 0 7 0 12 14 0 34-1 44-1s30 1 44 1c0-5 0-9 0-12-21 0-31 0-31-11 0-26 0-50 0-74 0-33 0-45-12-60-6-6-18-14-41-14-27 0-46 17-57 41 0-13 0-28 0-41-18 1-36 3-54 4 0 5 0 8 0 13 26 0 30 2 30 22z"><text:p/></draw:path><draw:path draw:style-name="gr3" draw:text-style-name="P6" svg:width="0.0689in" svg:height="0.0992in" svg:x="0.2201in" svg:y="0.0449in" svg:viewBox="0 0 176 253" svg:d="M75 109c-34 0-34-39-34-47 0-11 1-23 6-33 4-5 12-16 28-16 33 0 33 39 33 48 0 11 0 23-6 33-3 4-12 15-27 15zM30 124c0-2 0-11 6-18 16 11 31 12 39 12 35 0 62-27 62-56 0-15-6-29-16-38 14-13 29-15 35-15 1 0 2 0 3 0-3 2-5 6-5 11 0 6 4 11 11 11 4 0 11-2 11-11 0-7-4-20-20-20-8 0-24 2-41 19-16-13-31-15-40-15-37 0-63 27-63 57 0 17 9 31 18 39-5 7-12 19-12 33 0 11 5 27 17 34-23 7-35 23-35 39 0 26 37 47 85 47 46 0 85-20 85-48 0-13-5-33-25-44s-43-11-66-11c-10 0-26 0-28 0-14-1-21-13-21-26zM86 244c-40 0-66-19-66-38 0-18 14-32 32-33 7 0 14 0 22 0 34 0 77 0 77 33 0 20-28 38-65 38z"><text:p/></draw:path><draw:path draw:style-name="gr3" draw:text-style-name="P6" svg:width="0.0587in" svg:height="0.0693in" svg:x="0.2961in" svg:y="0.0453in" svg:viewBox="0 0 150 177" svg:d="M33 76c2-57 34-67 47-67 41 0 44 52 44 67-31 0-60 0-91 0zM32 84c36 0 72 0 109 0 7 0 9 0 9-8 0-39-21-76-70-76-44 0-80 40-80 88 0 52 41 89 86 89 46 0 64-43 64-50 0-4-4-5-5-5-3 0-4 2-5 6-14 39-49 39-52 39-20 0-35-11-44-25-12-19-12-44-12-58z"><text:p/></draw:path><draw:path draw:style-name="gr3" draw:text-style-name="P6" svg:width="0.035in" svg:height="0.1512in" svg:x="0.3744in" svg:y="0in" svg:viewBox="0 0 90 385" svg:d="M90 381c0-1 0-1-6-8-49-49-61-122-61-179 0-68 14-136 62-183 5-5 5-5 5-7 0-3-1-4-4-4-4 0-39 26-61 76-20 42-25 85-25 118 0 28 4 75 26 119 23 47 56 72 60 72 3 0 4-1 4-4z"><text:p/></draw:path><draw:path draw:style-name="gr3" draw:text-style-name="P6" svg:width="0.0693in" svg:height="0.0976in" svg:x="0.4213in" svg:y="0.0453in" svg:viewBox="0 0 177 249" svg:d="M176 25c0-2 1-4 1-6 0-7-4-11-11-11-4 0-14 3-16 16-7-14-20-24-36-24-44 0-92 54-92 110 0 38 23 61 52 61 22 0 40-18 44-22h1c-9 34-9 33-13 50-2 5-15 41-55 41-8 0-21 0-32-3 12-4 16-13 16-20s-4-13-14-13c-9 0-21 6-21 22 0 15 14 23 51 23 48 0 77-30 82-52 14-57 29-114 43-172zM125 121c-2 10-11 20-19 28-8 6-20 13-31 13-20 0-26-20-26-35 0-19 11-64 22-84 10-19 27-34 43-34 26 0 31 31 31 33s-1 4-1 5c-7 25-12 49-19 74z"><text:p/></draw:path><draw:path draw:style-name="gr3" draw:text-style-name="P6" svg:width="0.0346in" svg:height="0.1512in" svg:x="0.5055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6" svg:width="0.1008in" svg:height="0.0354in" svg:x="0.6063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3" draw:text-style-name="P6" svg:width="0.0535in" svg:height="0.1512in" svg:x="0.7697in" svg:y="0in" svg:viewBox="0 0 137 385" svg:d="M81 52c0-16 10-41 53-43 1 0 3-2 3-5 0-4-3-4-7-4-39 0-74 20-74 48 0 29 0 59 0 89 0 15 0 27-16 39-14 12-28 12-37 13-2 0-3 1-3 5 0 3 2 3 7 3 25 2 44 14 48 34 1 4 1 5 1 19 0 25 0 51 0 76 0 16 0 29 18 43 15 12 40 16 56 16 4 0 7 0 7-4s-2-4-6-4c-24-2-43-15-49-33-1-5-1-5-1-19 0-27 0-54 0-82 0-17-3-24-15-35-8-8-20-12-30-14 31-10 45-28 45-50 0-31 0-61 0-92z"><text:p/></draw:path><draw:path draw:style-name="gr3" draw:text-style-name="P6" svg:width="0.0638in" svg:height="0.1035in" svg:x="0.8406in" svg:y="0.013in" svg:viewBox="0 0 163 264" svg:d="M163 133c0-31-2-61-16-90-17-37-49-43-66-43-23 0-51 10-67 45-12 28-14 57-14 88 0 29 1 64 18 92 16 32 45 39 63 39 21 0 51-7 67-45 13-25 15-55 15-86zM81 255c-15 0-38-9-45-46-4-22-4-58-4-80 0-26 0-51 3-72 8-45 36-49 46-49 12 0 39 7 45 45 5 22 5 52 5 76 0 28 0 55-5 79-5 36-27 47-45 47z"><text:p/></draw:path><draw:path draw:style-name="gr3" draw:text-style-name="P6" svg:width="0.0173in" svg:height="0.0453in" svg:x="0.924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6" svg:width="0.05in" svg:height="0.1in" svg:x="0.9917in" svg:y="0.013in" svg:viewBox="0 0 128 255" svg:d="M80 10c0-10 0-10-10-10-23 24-57 24-70 24 0 5 0 8 0 12 9 0 31 0 52-10 0 66 0 133 0 199 0 14-3 18-37 18-4 0-7 0-12 0 0 5 0 9 0 12 13-1 46-1 63-1 15 0 48 0 62 1 0-3 0-7 0-12-5 0-8 0-13 0-34 0-35-4-35-18 0-72 0-144 0-215z"><text:p/></draw:path><draw:path draw:style-name="gr3" draw:text-style-name="P6" svg:width="0.0535in" svg:height="0.1512in" svg:x="1.065in" svg:y="0in" svg:viewBox="0 0 137 385" svg:d="M56 334c0 15-10 40-53 43-1 0-3 2-3 4 0 4 4 4 8 4 37 0 73-18 73-48 0-29 0-58 0-88 0-16 0-28 16-40 14-11 28-11 37-12 2 0 3-1 3-3 0-5-2-5-6-5-25-2-44-15-49-35-1-3-1-4-1-19 0-25 0-50 0-76 0-16 0-28-18-42-16-13-42-17-55-17-4 0-8 0-8 4 0 5 2 5 7 5 24 1 42 14 48 33 1 4 1 4 1 19 0 26 0 54 0 81 0 18 3 24 15 36 8 8 19 12 30 16-32 9-45 25-45 47 0 31 0 62 0 93z"><text:p/></draw:path><draw:path draw:style-name="gr3" draw:text-style-name="P6" svg:width="0.0839in" svg:height="0.0937in" svg:x="1.1724in" svg:y="0.0217in" svg:viewBox="0 0 214 239" svg:d="M117 9c-4-7-6-9-9-9-6 0-7 3-9 9-32 71-65 143-97 215-2 4-2 5-2 7 0 5 3 8 8 8 3 0 5-1 8-8 31-67 61-135 92-203 29 68 60 136 90 203 3 8 8 8 9 8 4 0 7-3 7-8 0-1 0-2-2-6-32-72-64-145-95-216z"><text:p/></draw:path><draw:path draw:style-name="gr3" draw:text-style-name="P6" svg:width="0.0752in" svg:height="0.1374in" svg:x="1.3075in" svg:y="0.0067in" svg:viewBox="0 0 192 350" svg:d="M121 118c11 0 22 0 33 0 8 0 12 0 12-8 0-4-4-4-11-4-11 0-21 0-32 0 2-16 6-30 8-44 2-8 8-36 10-40 3-8 10-13 17-13 3 0 12 0 20 6-17 2-21 16-21 21 0 9 7 14 15 14 9 0 20-9 20-24 0-17-17-26-34-26-13 0-37 7-48 45-2 8-3 12-13 61-9 0-18 0-27 0-7 0-12 0-12 7 0 5 5 5 11 5 9 0 17 0 26 0-10 50-19 100-29 151-7 37-13 72-33 72-2 0-12 0-19-6 18-1 21-16 21-21 0-9-6-13-14-13-10 0-21 8-21 23 0 17 16 26 33 26 21 0 36-23 43-37 12-25 22-71 22-74 8-40 15-80 23-121z"><text:p/></draw:path><draw:path draw:style-name="gr3" draw:text-style-name="P6" svg:width="0.0346in" svg:height="0.1512in" svg:x="1.4051in" svg:y="0in" svg:viewBox="0 0 89 385" svg:d="M89 381c0-1 0-1-7-8-48-49-60-122-60-179 0-68 14-136 63-183 4-5 4-5 4-7 0-3-1-4-3-4-5 0-39 26-62 76-20 42-24 85-24 118 0 28 4 75 25 119 23 47 56 72 61 72 2 0 3-1 3-4z"><text:p/></draw:path><draw:path draw:style-name="gr3" draw:text-style-name="P6" svg:width="0.0752in" svg:height="0.0685in" svg:x="1.4539in" svg:y="0.0453in" svg:viewBox="0 0 192 175" svg:d="M118 54c2-10 11-45 38-45 1 0 11 0 19 4-11 2-19 12-19 21 0 7 5 14 16 14 7 0 20-7 20-23 0-19-23-25-36-25-22 0-36 21-41 30-9-26-30-30-41-30-40 0-62 50-62 59 0 5 3 5 4 5 4 0 5-1 5-5 13-40 39-50 52-50 7 0 20 3 20 25 0 12-6 39-20 93-6 24-19 39-37 39-2 0-11 0-18-4 8-2 17-10 17-21s-9-13-14-13c-11 0-21 10-21 22 0 17 19 25 36 25 26 0 40-27 41-30 4 15 19 30 42 30 39 0 61-49 61-59 0-4-3-4-4-4-4 0-4 1-6 4-13 41-38 50-51 50-15 0-21-12-21-25 0-9 2-17 6-34 5-18 9-35 14-53z"><text:p/></draw:path><draw:path draw:style-name="gr3" draw:text-style-name="P6" svg:width="0.035in" svg:height="0.1512in" svg:x="1.5449in" svg:y="0in" svg:viewBox="0 0 90 385" svg:d="M90 194c0-31-4-77-25-121-23-48-57-73-61-73-2 0-4 2-4 4s0 2 8 9c38 38 60 99 60 181 0 64-14 132-63 180-5 6-5 6-5 7 0 2 2 4 4 4 4 0 39-26 62-76 20-41 24-84 24-115z"><text:p/></draw:path><draw:path draw:style-name="gr3" draw:text-style-name="P6" svg:width="0.076in" svg:height="0.1409in" svg:x="1.6587in" svg:y="0.0043in" svg:viewBox="0 0 194 359" svg:d="M190 15c4-5 4-6 4-7 0-2-3-8-8-8s-6 2-9 8c-58 112-115 223-174 336-3 5-3 6-3 7 0 4 3 8 8 8s6-2 8-8c59-112 116-223 174-336z"><text:p/></draw:path><draw:path draw:style-name="gr3" draw:text-style-name="P6" svg:width="0.1008in" svg:height="0.0354in" svg:x="1.6461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693in" svg:height="0.0976in" svg:x="1.8008in" svg:y="0.0453in" svg:viewBox="0 0 177 249" svg:d="M176 25c0-2 1-4 1-6 0-7-4-11-11-11-4 0-14 3-16 16-7-14-20-24-36-24-44 0-92 54-92 110 0 38 24 61 52 61 23 0 40-18 45-22-8 34-9 33-13 50-2 5-15 41-55 41-8 0-20 0-31-3 11-4 15-13 15-20s-4-13-14-13c-9 0-21 6-21 22 0 15 14 23 52 23 47 0 76-30 81-52 14-57 29-114 43-172zM125 121c-2 10-11 20-19 28-8 6-20 13-31 13-20 0-26-20-26-35 0-19 11-64 22-84 10-19 27-34 43-34 26 0 31 31 31 33s0 4-1 5c-7 25-12 49-19 74z"><text:p/></draw:path><draw:path draw:style-name="gr3" draw:text-style-name="P6" svg:width="0.0346in" svg:height="0.1512in" svg:x="1.8917in" svg:y="0in" svg:viewBox="0 0 89 385" svg:d="M89 381c0-1 0-1-7-8-48-49-60-122-60-179 0-68 14-136 62-183 5-5 5-5 5-7 0-3-1-4-3-4-5 0-40 26-62 76-20 42-24 85-24 118 0 28 3 75 25 119 23 47 56 72 61 72 2 0 3-1 3-4z"><text:p/></draw:path><draw:path draw:style-name="gr3" draw:text-style-name="P6" svg:width="0.0752in" svg:height="0.0685in" svg:x="1.9402in" svg:y="0.0453in" svg:viewBox="0 0 192 175" svg:d="M118 54c2-10 11-45 38-45 1 0 11 0 19 4-11 2-19 12-19 21 0 7 5 14 16 14 7 0 20-7 20-23 0-19-23-25-36-25-22 0-36 21-41 30-9-26-30-30-41-30-40 0-63 50-63 59 0 5 4 5 5 5 4 0 5-1 5-5 13-40 38-50 52-50 7 0 20 3 20 25 0 12-6 39-20 93-6 24-20 39-37 39-2 0-11 0-20-4 10-2 19-10 19-21s-9-13-14-13c-12 0-21 10-21 22 0 17 19 25 36 25 26 0 39-27 41-30 4 15 18 30 41 30 40 0 62-49 62-59 0-4-3-4-5-4-3 0-3 1-5 4-13 41-39 50-51 50-16 0-21-12-21-25 0-9 2-17 6-34 5-18 9-35 14-53z"><text:p/></draw:path><draw:path draw:style-name="gr3" draw:text-style-name="P6" svg:width="0.035in" svg:height="0.1512in" svg:x="2.0311in" svg:y="0in" svg:viewBox="0 0 90 385" svg:d="M90 194c0-31-4-77-25-121-24-48-57-73-61-73-2 0-4 2-4 4s0 2 8 9c37 38 59 99 59 181 0 64-14 132-62 180-5 6-5 6-5 7 0 2 2 4 4 4 4 0 39-26 62-76 20-41 24-84 24-115z"><text:p/></draw:path></draw:g></text:span><text:span text:style-name="T8"> אז </text:span><text:span text:style-name="T8"><draw:g text:anchor-type="as-char" svg:y="-0.1134in" draw:z-index="272" draw:name="Shape301" draw:style-name="gr1"><svg:title>TexMaths</svg:title><svg:desc>11§inline§g(x) = 1§svg§600§FALSE§</svg:desc><draw:path draw:style-name="gr2" draw:text-style-name="P5" svg:width="0.5327in" svg:height="0.1354in" svg:x="0.0051in" svg:y="0.0071in" svg:viewBox="0 0 1354 345" svg:d="M0 0c452 0 902 0 1354 0 0 115 0 230 0 345-452 0-902 0-1354 0 0-115 0-230 0-345z"><text:p/></draw:path><draw:path draw:style-name="gr3" draw:text-style-name="P6" svg:width="0.0693in" svg:height="0.0972in" svg:x="-0.0004in" svg:y="0.0453in" svg:viewBox="0 0 177 248" svg:d="M176 25c1-3 1-4 1-7 0-7-4-10-11-10-3 0-14 2-15 16-7-14-21-24-37-24-44 0-91 54-91 109 0 39 23 62 51 62 23 0 41-19 45-23v1c-8 34-12 48-12 49-3 3-16 42-56 42-7 0-20-1-31-4 12-4 16-14 16-20 0-7-4-13-15-13-8 0-21 6-21 22 0 15 14 23 52 23 48 0 76-30 81-53 14-56 29-114 43-170zM126 121c-2 10-11 20-19 27-9 6-20 14-32 14-19 0-24-20-24-35 0-19 11-65 20-84 11-20 28-35 44-35 26 0 31 32 31 34 0 1-1 3-1 5-7 25-12 49-19 74z"><text:p/></draw:path><draw:path draw:style-name="gr3" draw:text-style-name="P6" svg:width="0.0346in" svg:height="0.1508in" svg:x="0.0906in" svg:y="0in" svg:viewBox="0 0 89 384" svg:d="M89 380c0-1 0-1-7-8-48-48-60-121-60-179 0-67 15-135 63-183 4-4 4-4 4-7 0-2-1-3-3-3-5 0-39 26-62 75-20 43-24 86-24 118 0 28 4 76 25 119 23 47 56 72 61 72 2 0 3-1 3-4z"><text:p/></draw:path><draw:path draw:style-name="gr3" draw:text-style-name="P6" svg:width="0.0752in" svg:height="0.0681in" svg:x="0.139in" svg:y="0.0453in" svg:viewBox="0 0 192 174" svg:d="M118 54c2-10 11-46 38-46 1 0 11 0 19 5-11 2-19 12-19 21 0 7 4 13 15 13 8 0 21-6 21-22 0-19-23-25-36-25-22 0-36 20-41 29-9-26-30-29-41-29-40 0-62 50-62 59 0 4 3 4 4 4 4 0 5-1 5-5 13-40 39-50 52-50 7 0 20 4 20 26 0 12-6 38-20 92-6 24-19 40-37 40-2 0-11 0-18-5 8-2 17-10 17-21 0-10-9-13-14-13-11 0-21 10-21 22 0 17 19 25 36 25 26 0 40-26 41-29 4 15 18 29 42 29 39 0 61-50 61-59 0-4-3-4-4-4-5 0-5 1-6 5-13 40-39 50-51 50-15 0-21-13-21-25 0-9 2-18 6-34 5-18 9-35 14-53z"><text:p/></draw:path><draw:path draw:style-name="gr3" draw:text-style-name="P6" svg:width="0.035in" svg:height="0.1508in" svg:x="0.2299in" svg:y="0in" svg:viewBox="0 0 90 384" svg:d="M90 193c0-30-4-77-25-120-24-48-57-73-61-73-2 0-4 1-4 3 0 3 0 3 8 10 37 38 59 99 59 180 0 65-14 132-62 181-5 5-5 5-5 6 0 3 2 4 4 4 4 0 39-26 62-75 19-43 24-85 24-116z"><text:p/></draw:path><draw:path draw:style-name="gr3" draw:text-style-name="P6" svg:width="0.1004in" svg:height="0.035in" svg:x="0.3307in" svg:y="0.0571in" svg:viewBox="0 0 256 90" svg:d="M244 15c6 0 12 0 12-7 0-8-6-8-12-8-77 0-154 0-231 0-5 0-13 0-13 8 0 7 8 7 13 7 77 0 154 0 231 0zM244 90c6 0 12 0 12-7 0-8-6-8-12-8-77 0-154 0-231 0-5 0-13 0-13 8 0 7 8 7 13 7 77 0 154 0 231 0z"><text:p/></draw:path><draw:path draw:style-name="gr3" draw:text-style-name="P6" svg:width="0.05in" svg:height="0.1008in" svg:x="0.4961in" svg:y="0.0126in" svg:viewBox="0 0 128 257" svg:d="M79 10c0-9 0-10-9-10-24 25-58 25-70 25 0 5 0 8 0 12 8 0 31 0 51-9 0 66 0 132 0 198 0 13-2 18-37 18-4 0-7 0-12 0 0 5 0 9 0 13 14-3 47-3 63-3 15 0 49 0 63 3 0-4 0-8 0-13-5 0-8 0-13 0-35 0-36-4-36-18 0-72 0-145 0-216z"><text:p/></draw:path></draw:g></text:span><text:span text:style-name="T8"><text:s/>וסה"כ </text:span><text:span text:style-name="T8"><draw:g text:anchor-type="as-char" svg:y="-0.1134in" draw:z-index="273" draw:name="Shape302" draw:style-name="gr1"><svg:title>TexMaths</svg:title><svg:desc>11§inline§f(x) - g(x) = 0 - 1 = -1 \in \Neven§svg§600§FALSE§</svg:desc><draw:path draw:style-name="gr2" draw:text-style-name="P5" svg:width="2.2161in" svg:height="0.1358in" svg:x="-0.0004in" svg:y="0.0071in" svg:viewBox="0 0 5630 346" svg:d="M2816 346c-939 0-1877 0-2816 0 0-116 0-230 0-346 1877 0 3753 0 5630 0 0 116 0 230 0 346-938 0-1877 0-2814 0z"><text:p/></draw:path><draw:path draw:style-name="gr3" draw:text-style-name="P6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" svg:width="0.0346in" svg:height="0.1512in" svg:x="0.098in" svg:y="0in" svg:viewBox="0 0 89 385" svg:d="M89 381c0-1 0-1-6-8-48-49-61-122-61-180 0-67 15-135 63-182 4-5 4-5 4-7 0-3-1-4-3-4-5 0-39 26-62 76-20 42-24 85-24 117 0 29 4 76 25 120 23 47 56 72 61 72 2 0 3-1 3-4z"><text:p/></draw:path><draw:path draw:style-name="gr3" draw:text-style-name="P6" svg:width="0.0756in" svg:height="0.0685in" svg:x="0.1465in" svg:y="0.0453in" svg:viewBox="0 0 193 175" svg:d="M118 54c2-10 11-45 38-45 2 0 11 0 20 4-11 2-19 12-19 21 0 7 5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6" svg:width="0.0346in" svg:height="0.1512in" svg:x="0.2378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0921in" svg:height="0.0063in" svg:x="0.335in" svg:y="0.0717in" svg:viewBox="0 0 235 17" svg:d="M222 17c7 0 13-2 13-9 0-8-6-8-13-8-69 0-139 0-209 0-6 0-13 0-13 8 0 7 7 9 13 9 70 0 140 0 209 0z"><text:p/></draw:path><draw:path draw:style-name="gr3" draw:text-style-name="P6" svg:width="0.0693in" svg:height="0.0976in" svg:x="0.4768in" svg:y="0.0453in" svg:viewBox="0 0 177 249" svg:d="M176 25c1-2 1-4 1-6 0-7-4-11-11-11-3 0-14 3-15 16-8-14-21-24-37-24-44 0-92 54-92 110 0 38 24 61 52 61 23 0 40-18 45-22-8 34-8 33-12 50-2 5-16 41-56 41-8 0-20 0-31-3 12-4 15-13 15-20s-3-13-14-13c-9 0-21 6-21 22 0 15 14 23 52 23 48 0 76-30 81-52 14-57 29-114 43-172zM127 121c-3 10-13 20-20 28-9 6-21 13-32 13-19 0-25-20-25-35 0-19 12-64 22-84 11-19 27-34 42-34 27 0 32 31 32 33s-1 4-1 5c-6 25-12 49-18 74z"><text:p/></draw:path><draw:path draw:style-name="gr3" draw:text-style-name="P6" svg:width="0.0346in" svg:height="0.1512in" svg:x="0.5677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6" svg:width="0.0756in" svg:height="0.0685in" svg:x="0.6161in" svg:y="0.0453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8-2 17-10 17-21s-9-13-14-13c-11 0-21 10-21 22 0 17 19 25 36 25 26 0 40-27 41-30 4 15 19 30 42 30 39 0 61-49 61-59 0-4-3-4-4-4-3 0-4 1-5 4-13 41-39 50-52 50-14 0-21-12-21-25 0-9 2-17 7-34 4-18 8-35 13-53z"><text:p/></draw:path><draw:path draw:style-name="gr3" draw:text-style-name="P6" svg:width="0.0346in" svg:height="0.1512in" svg:x="0.7075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004in" svg:height="0.0354in" svg:x="0.8091in" svg:y="0.0571in" svg:viewBox="0 0 256 91" svg:d="M243 17c7 0 13-2 13-9 0-8-6-8-12-8-77 0-155 0-232 0-5 0-12 0-12 8 0 7 7 9 12 9 77 0 154 0 231 0zM244 91c6 0 12 0 12-7 0-9-6-9-13-9-77 0-154 0-231 0-5 0-12 0-12 9 0 7 7 7 12 7 77 0 155 0 232 0z"><text:p/></draw:path><draw:path draw:style-name="gr3" draw:text-style-name="P6" svg:width="0.0638in" svg:height="0.1035in" svg:x="0.9665in" svg:y="0.013in" svg:viewBox="0 0 163 264" svg:d="M163 133c0-31-1-61-16-90-17-37-49-43-64-43-24 0-52 10-69 45-12 28-14 57-14 88 0 29 2 64 18 92 16 32 45 39 63 39 21 0 51-7 68-45 13-25 14-55 14-86zM81 255c-14 0-37-9-44-46-4-22-4-58-4-80 0-26 0-51 2-72 8-45 37-49 46-49 14 0 39 7 47 45 3 22 3 52 3 76 0 28 0 55-4 79-6 36-28 47-46 47z"><text:p/></draw:path><draw:path draw:style-name="gr3" draw:text-style-name="P6" svg:width="0.0921in" svg:height="0.0063in" svg:x="1.0835in" svg:y="0.0717in" svg:viewBox="0 0 235 17" svg:d="M222 17c7 0 13-2 13-9 0-8-6-8-13-8-69 0-139 0-209 0-6 0-13 0-13 8 0 7 7 9 13 9 70 0 140 0 209 0z"><text:p/></draw:path><draw:path draw:style-name="gr3" draw:text-style-name="P6" svg:width="0.05in" svg:height="0.1in" svg:x="1.2358in" svg:y="0.013in" svg:viewBox="0 0 128 255" svg:d="M79 10c0-10 0-10-9-10-24 24-57 24-70 24 0 5 0 8 0 12 8 0 31 0 51-10 0 66 0 133 0 199 0 14-1 18-36 18-4 0-8 0-13 0 0 5 0 9 0 12 15-1 48-1 63-1s49 0 63 1c0-3 0-7 0-12-5 0-8 0-12 0-36 0-37-4-37-18 0-72 0-144 0-215z"><text:p/></draw:path><draw:path draw:style-name="gr3" draw:text-style-name="P6" svg:width="0.1008in" svg:height="0.0354in" svg:x="1.3496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929in" svg:height="0.0063in" svg:x="1.5142in" svg:y="0.0717in" svg:viewBox="0 0 237 17" svg:d="M223 17c7 0 14-2 14-9 0-8-7-8-14-8-69 0-139 0-209 0-6 0-14 0-14 8 0 7 8 9 14 9 70 0 140 0 209 0z"><text:p/></draw:path><draw:path draw:style-name="gr3" draw:text-style-name="P6" svg:width="0.05in" svg:height="0.1in" svg:x="1.6339in" svg:y="0.013in" svg:viewBox="0 0 128 255" svg:d="M79 10c0-10 0-10-9-10-24 24-58 24-70 24 0 5 0 8 0 12 8 0 31 0 51-10 0 66 0 133 0 199 0 14-1 18-37 18-4 0-7 0-12 0 0 5 0 9 0 12 13-1 48-1 63-1s49 0 63 1c0-3 0-7 0-12-5 0-8 0-12 0-36 0-37-4-37-18 0-72 0-144 0-215z"><text:p/></draw:path><draw:path draw:style-name="gr3" draw:text-style-name="P6" svg:width="0.076in" svg:height="0.087in" svg:x="1.7512in" svg:y="0.0307in" svg:viewBox="0 0 194 222" svg:d="M180 120c6 0 14-1 14-9 0-9-8-8-14-8-55 0-108 0-163 0 4-50 48-88 103-88 20 0 41 0 60 0 6 0 14 0 14-7 0-8-8-8-14-8-20 0-40 0-61 0-66 0-119 48-119 111 0 62 53 111 119 111 21 0 41 0 61 0 6 0 14 0 14-7s-8-7-14-7c-19 0-40 0-60 0-55 0-99-37-103-88 55 0 108 0 163 0z"><text:p/></draw:path><draw:path draw:style-name="gr3" draw:text-style-name="P6" svg:width="0.1028in" svg:height="0.1063in" svg:x="1.8862in" svg:y="0.0098in" svg:viewBox="0 0 262 271" svg:d="M33 35c0 63 0 126 0 187 0 20-3 28-23 28-3 0-10 0-10 7 0 6 6 6 13 6 20 0 40 0 60 0 6 0 13 0 13-6 0-7-7-7-12-7-21 0-24-9-24-29 0-58 0-118 0-176 56 74 111 148 167 220 3 5 5 6 7 6 7 0 7-7 7-13 0-72 0-145 0-217 0-21 3-27 21-28 3 0 10 0 10-6 0-7-7-7-13-7-19 0-38 0-56 0-8 0-14 0-14 7 0 6 7 6 11 6 22 1 25 9 25 29 0 39 0 80 0 121-39-53-79-105-117-157-3-6-4-6-13-6-23 0-45 0-68 0-7 0-13 0-13 7 0 6 6 6 8 6 11 1 18 8 22 12-1 4-1 5-1 10zM218 243c-56-72-112-146-168-220-5-5-5-5-8-10 15 0 30 0 45 0 44 59 87 117 131 176 0 18 0 37 0 54z"><text:p/></draw:path><draw:path draw:style-name="gr3" draw:text-style-name="P6" svg:width="0.0457in" svg:height="0.048in" svg:x="1.9961in" svg:y="0.0886in" svg:viewBox="0 0 117 123" svg:d="M109 59c5 0 8 0 8-6 0-23-14-53-54-53-35 0-63 29-63 62 0 34 31 61 66 61 36 0 51-28 51-35 0-1-1-3-5-3s-4 1-5 4c-8 22-29 26-39 26-13 0-25-6-33-16-10-13-10-30-10-40 28 0 56 0 84 0zM25 52c4-38 28-44 38-44 33 0 34 37 35 44-24 0-48 0-73 0z"><text:p/></draw:path><draw:path draw:style-name="gr3" draw:text-style-name="P6" svg:width="0.0567in" svg:height="0.0465in" svg:x="2.0496in" svg:y="0.0898in" svg:viewBox="0 0 145 119" svg:d="M120 26c8-16 21-16 25-16 0-3 0-7 0-10-6 0-13 1-20 1s-17 0-25-1c0 3 0 7 0 10 12 0 12 9 12 10s-1 4-2 8c-10 22-21 44-31 67-11-26-23-50-34-74 0-2-1-3-1-6 0-5 9-5 13-5 0-3 0-7 0-10-10 0-20 1-31 1-7 0-18 0-26-1 0 3 0 7 0 10 15 0 19 0 22 10 14 31 29 61 43 93 1 4 3 6 8 6s6-2 7-6c14-29 27-58 40-87z"><text:p/></draw:path><draw:path draw:style-name="gr3" draw:text-style-name="P6" svg:width="0.0457in" svg:height="0.048in" svg:x="2.111in" svg:y="0.0886in" svg:viewBox="0 0 117 123" svg:d="M109 59c5 0 8 0 8-6 0-23-14-53-54-53-35 0-63 29-63 62 0 34 31 61 66 61 37 0 51-28 51-35 0-1-1-3-5-3s-4 1-5 4c-8 22-29 26-39 26-13 0-25-6-33-16-10-13-10-30-10-40 28 0 56 0 84 0zM25 52c4-38 28-44 38-44 33 0 34 37 35 44-24 0-48 0-73 0z"><text:p/></draw:path><draw:path draw:style-name="gr3" draw:text-style-name="P6" svg:width="0.0567in" svg:height="0.0465in" svg:x="2.1669in" svg:y="0.0898in" svg:viewBox="0 0 145 119" svg:d="M124 36c0-23-11-36-40-36-22 0-37 12-44 25 0-8 0-16 0-25-14 1-27 1-40 2 0 4 0 7 0 10 18 0 20 2 20 16 0 23 0 46 0 69 0 12-2 12-20 12 0 3 0 7 0 10 10-1 20-1 31-1 10 0 28 0 31 1 0-3 0-7 0-10-18 0-20 0-20-12 0-17 0-32 0-49 0-28 22-41 39-41 20 0 22 15 22 28 0 21 0 41 0 62 0 12-3 12-20 12 0 3 0 7 0 10 1 0 19-1 30-1s30 0 32 1c0-3 0-7 0-10-17 0-21 0-21-12 0-21 0-41 0-61z"><text:p/></draw:path></draw:g></text:span><text:span text:style-name="T8"><text:s/>וזו </text:span><text:span text:style-name="T12">סתירה</text:span><text:span text:style-name="T8">. </text:span></text:p>
        </text:list-item>
      </text:list>
      <text:p text:style-name="P9"><draw:g text:anchor-type="as-char" svg:y="-0.1134in" draw:z-index="274" draw:name="Shape303" draw:style-name="gr1"><svg:title>TexMaths</svg:title><svg:desc>11§inline§\QED§svg§600§FALSE§</svg:desc><draw:path draw:style-name="gr2" draw:text-style-name="P5" svg:width="0.6894in" svg:height="0.0972in" svg:x="-0.0004in" svg:y="0.0071in" svg:viewBox="0 0 1752 248" svg:d="M0 0c584 0 1168 0 1752 0 0 83 0 165 0 248-584 0-1168 0-1752 0 0-83 0-165 0-248z"><text:p/></draw:path><draw:path draw:style-name="gr3" draw:text-style-name="P6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2 1-2 3-3 9-3z"><text:p/></draw:path><draw:path draw:style-name="gr3" draw:text-style-name="P6" svg:width="0.0157in" svg:height="0.0157in" svg:x="0.1441in" svg:y="0.0925in" svg:viewBox="0 0 41 41" svg:d="M41 21c0-12-10-21-21-21-12 0-20 9-20 21 0 11 8 20 20 20 11 0 21-9 21-20z"><text:p/></draw:path><draw:path draw:style-name="gr3" draw:text-style-name="P6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6" svg:width="0.0157in" svg:height="0.0157in" svg:x="0.3in" svg:y="0.0925in" svg:viewBox="0 0 41 41" svg:d="M41 21c0-12-9-21-20-21-12 0-21 9-21 21 0 11 9 20 21 20 11 0 20-9 20-20z"><text:p/></draw:path><draw:path draw:style-name="gr3" draw:text-style-name="P6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36in" svg:y="0.0925in" svg:viewBox="0 0 42 41" svg:d="M42 21c0-12-10-21-21-21s-21 9-21 21c0 11 10 20 21 20s21-9 21-20z"><text:p/></draw:path><draw:path draw:style-name="gr3" draw:text-style-name="P6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p>
      <text:h text:style-name="P35" text:outline-level="3">סעיף (ג)</text:h>
      <text:p text:style-name="P67">טענה: הפונקציה <text:span text:style-name="T8"><draw:g text:anchor-type="as-char" svg:y="-0.1035in" draw:z-index="278" draw:name="Shape304" draw:style-name="gr1"><svg:title>TexMaths</svg:title><svg:desc>11§inline§H§svg§600§FALSE§</svg:desc><draw:path draw:style-name="gr2" draw:text-style-name="P5" svg:width="0.1177in" svg:height="0.0874in" svg:x="0.0024in" svg:y="0.0071in" svg:viewBox="0 0 300 223" svg:d="M0 0c100 0 200 0 300 0 0 74 0 149 0 223-100 0-200 0-300 0 0-74 0-149 0-223z"><text:p/></draw:path><draw:path draw:style-name="gr3" draw:text-style-name="P6" svg:width="0.1272in" svg:height="0.1031in" svg:x="0.0004in" svg:y="0in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</text:span><text:span text:style-name="T8"><text:s/>חח"ע ומוגדרת היטב;</text:span></text:p>
      <text:p text:style-name="P7"><draw:g text:anchor-type="as-char" svg:y="-0.2382in" draw:z-index="279" draw:name="Shape305" draw:style-name="gr1"><svg:title>TexMaths</svg:title><svg:desc>11§latex§H \colon ((\N \to \N)/T) \to (\N \to \N),
H = \lambda [f]_T \in (\N \to \N) / T. \lambda n \in \N.
  \begin{cases}
    0 &amp;\case f(n) \in \Neven \\
    1 &amp;\case f(n) \in \Nodd
  \end{cases}§svg§600§FALSE§</svg:desc><draw:path draw:style-name="gr2" draw:text-style-name="P5" svg:width="5.5461in" svg:height="0.4402in" svg:x="0.0476in" svg:y="0in" svg:viewBox="0 0 14088 1119" svg:d="M7044 1119c-2348 0-4696 0-7044 0 0-373 0-746 0-1119 4696 0 9392 0 14088 0 0 373 0 746 0 1119-2348 0-4696 0-7044 0z"><text:p/></draw:path><draw:path draw:style-name="gr3" draw:text-style-name="P6" svg:width="0.1035in" svg:height="0.1031in" svg:x="0in" svg:y="0.1831in" svg:viewBox="0 0 264 263" svg:d="M224 30c0-15 0-18 30-18 3 0 7 0 10 0 0-4 0-8 0-12-13 1-42 1-57 1s-44 0-57-1c0 4 0 8 0 12 3 0 6 0 9 0 30 0 30 3 30 18 0 29 0 60 0 90-38 0-77 0-115 0 0-30 0-61 0-90 0-15 1-18 30-18 4 0 7 0 10 0 0-4 0-8 0-12-14 1-41 1-57 1-14 0-44 0-57-1 0 4 0 8 0 12 3 0 5 0 9 0 29 0 31 3 31 18 0 68 0 135 0 203 0 15-2 19-31 19-4 0-6 0-9 0 0 3 0 8 0 11 13-1 42-1 56-1 15 0 44 0 58 1 0-3 0-8 0-11-3 0-6 0-10 0-29 0-30-4-30-19 0-34 0-67 0-101 38 0 77 0 115 0 0 34 0 67 0 101 0 15 0 19-30 19-3 0-6 0-9 0 0 3 0 8 0 11 13-1 42-1 57-1s44 0 57 1c0-3 0-8 0-11-3 0-7 0-10 0-30 0-30-4-30-19 0-68 0-135 0-203z"><text:p/></draw:path><draw:path draw:style-name="gr3" draw:text-style-name="P6" svg:width="0.0157in" svg:height="0.065in" svg:x="0.1728in" svg:y="0.2209in" svg:viewBox="0 0 41 166" svg:d="M41 21c0-11-9-21-20-21s-21 10-21 21 10 20 21 20 20-9 20-20zM41 146c0-11-9-21-20-21s-21 10-21 21 10 20 21 20 20-9 20-20z"><text:p/></draw:path><draw:path draw:style-name="gr3" draw:text-style-name="P6" svg:width="0.035in" svg:height="0.1516in" svg:x="0.2677in" svg:y="0.1724in" svg:viewBox="0 0 90 386" svg:d="M90 383c0-1 0-2-6-9-49-48-61-122-61-180 0-67 14-135 62-183 5-5 5-5 5-7 0-3-1-4-4-4-4 0-39 26-61 76-20 42-25 85-25 118 0 29 4 77 26 120 23 47 56 72 60 72 3 0 4-1 4-3z"><text:p/></draw:path><draw:path draw:style-name="gr3" draw:text-style-name="P6" svg:width="0.035in" svg:height="0.1516in" svg:x="0.3268in" svg:y="0.1724in" svg:viewBox="0 0 90 386" svg:d="M90 383c0-1 0-2-6-9-49-48-61-122-61-180 0-67 14-135 62-183 5-5 5-5 5-7 0-3-2-4-4-4-4 0-39 26-62 76-20 42-24 85-24 118 0 29 4 77 25 120 23 47 57 72 61 72 2 0 4-1 4-3z"><text:p/></draw:path><draw:path draw:style-name="gr3" draw:text-style-name="P6" svg:width="0.1028in" svg:height="0.1067in" svg:x="0.3748in" svg:y="0.1823in" svg:viewBox="0 0 262 272" svg:d="M33 35c0 63 0 126 0 188 0 20-2 28-22 28-4 0-11 0-11 7 0 6 5 6 13 6 20 0 40 0 60 0 7 0 13 0 13-6 0-7-7-7-12-7-21 0-25-9-25-29 0-59 0-117 0-177 57 74 112 148 168 221 3 5 5 6 7 6 7 0 7-7 7-12 0-73 0-147 0-219 0-21 3-27 22-28 2 0 9 0 9-6 0-7-7-7-13-7-19 0-38 0-57 0-6 0-13 0-13 7 0 6 7 6 11 6 22 1 26 9 26 29 0 41 0 80 0 121-40-53-79-105-118-157-3-6-5-6-13-6-22 0-45 0-67 0-8 0-14 0-14 7 0 6 6 6 8 6 11 1 19 8 22 12-1 4-1 5-1 10zM218 245c-56-73-112-148-169-222-3-4-3-5-7-10 15 0 31 0 46 0 43 59 87 118 130 176 0 19 0 38 0 56z"><text:p/></draw:path><draw:path draw:style-name="gr3" draw:text-style-name="P6" svg:width="0.1346in" svg:height="0.0787in" svg:x="0.5319in" svg:y="0.2091in" svg:viewBox="0 0 343 201" svg:d="M301 109c-22 15-32 32-35 36-17 28-14 34-21 52 0 4 6 4 8 4 7 0 8 0 9-7 9-38 32-71 76-88 4-1 5-1 5-5 0-2-2-4-3-4-17-7-64-27-78-91-1-5-2-6-9-6-2 0-8 0-8 4 0 2 4 26 20 52 8 11 19 24 36 38-95 0-192 0-288 0-6 0-13 0-13 7 0 8 7 8 13 8 96 0 193 0 288 0z"><text:p/></draw:path><draw:path draw:style-name="gr3" draw:text-style-name="P6" svg:width="0.1028in" svg:height="0.1067in" svg:x="0.7213in" svg:y="0.1823in" svg:viewBox="0 0 262 272" svg:d="M34 35c0 63 0 126 0 188 0 20-3 28-23 28-4 0-11 0-11 7 0 6 7 6 13 6 20 0 41 0 61 0 6 0 12 0 12-6 0-7-6-7-11-7-22 0-24-9-24-29 0-59 0-117 0-177 55 74 111 148 166 221 4 5 5 6 8 6 7 0 7-7 7-12 0-73 0-147 0-219 0-21 3-27 21-28 2 0 9 0 9-6 0-7-6-7-12-7-19 0-39 0-58 0-6 0-13 0-13 7 0 6 8 6 12 6 21 1 25 9 25 29 0 41 0 80 0 121-39-53-79-105-117-157-4-6-6-6-14-6-22 0-45 0-67 0-7 0-13 0-13 7 0 6 6 6 8 6 10 1 18 8 22 12-1 4-1 5-1 10zM219 245c-56-73-112-148-168-222-5-4-5-5-9-10 15 0 31 0 46 0 44 59 87 118 131 176 0 19 0 38 0 56z"><text:p/></draw:path><draw:path draw:style-name="gr3" draw:text-style-name="P6" svg:width="0.035in" svg:height="0.1516in" svg:x="0.8362in" svg:y="0.1724in" svg:viewBox="0 0 90 386" svg:d="M90 194c0-31-4-77-25-121-23-48-57-73-61-73-2 0-4 2-4 4s0 2 8 9c37 39 60 99 60 181 0 66-14 133-63 182-5 5-5 6-5 7 0 2 2 3 4 3 4 0 39-26 62-75 20-42 24-85 24-117z"><text:p/></draw:path><draw:path draw:style-name="gr3" draw:text-style-name="P6" svg:width="0.0591in" svg:height="0.1516in" svg:x="0.8949in" svg:y="0.1724in" svg:viewBox="0 0 151 386" svg:d="M148 15c3-5 3-6 3-7 0-5-4-8-8-8-2 0-6 1-7 3-45 124-89 246-134 369-2 4-1 4-2 7 0 4 4 7 8 7 5 0 6-2 8-9 44-121 88-241 132-362z"><text:p/></draw:path><draw:path draw:style-name="gr3" draw:text-style-name="P6" svg:width="0.1031in" svg:height="0.1024in" svg:x="0.9665in" svg:y="0.1839in" svg:viewBox="0 0 263 261" svg:d="M156 26c2-9 5-13 9-14 3 0 16 0 24 0 40 0 56 1 56 31 0 7-1 21-2 32-1 1-2 5-2 6 0 3 2 6 5 6 5 0 5-3 6-9 3-22 6-45 10-67 1-2 1-5 1-7 0-4-3-4-10-4-72 0-143 0-215 0-9 0-9 0-13 8-7 23-15 45-23 68-1 2-2 5-2 7s2 4 4 4c5 0 5-2 7-9 21-59 31-66 88-66 5 0 10 0 15 0 11 0 11 1 11 5 0 2-1 6-1 7-17 70-34 138-51 207-5 14-6 19-47 19-14 0-16 0-16 6 0 5 4 5 6 5 10 0 21 0 32 0s23-1 33-1c11 0 21 1 32 1s23 0 33 0c5 0 9 0 9-8 0-3-3-3-13-3s-14 0-24-1c-12-1-15-2-15-9 0-2 0-2 1-8 18-68 35-137 52-206z"><text:p/></draw:path><draw:path draw:style-name="gr3" draw:text-style-name="P6" svg:width="0.0346in" svg:height="0.1516in" svg:x="1.0819in" svg:y="0.1724in" svg:viewBox="0 0 89 386" svg:d="M89 194c0-31-3-77-25-121-23-48-56-73-61-73-2 0-3 2-3 4s0 2 8 9c37 39 59 99 59 181 0 66-14 133-62 182-5 5-5 6-5 7 0 2 1 3 3 3 5 0 40-26 62-75 20-42 24-85 24-117z"><text:p/></draw:path><draw:path draw:style-name="gr3" draw:text-style-name="P6" svg:width="0.1346in" svg:height="0.0787in" svg:x="1.1831in" svg:y="0.2091in" svg:viewBox="0 0 343 201" svg:d="M300 109c-21 15-31 32-34 36-17 28-14 34-21 52 0 4 5 4 8 4 7 0 7 0 9-7 9-38 32-71 75-88 5-1 6-1 6-5 0-2-2-4-3-4-18-7-64-27-79-91-1-5-1-6-8-6-3 0-8 0-8 4 0 2 4 26 20 52 8 11 19 24 35 38-95 0-191 0-287 0-6 0-13 0-13 7 0 8 7 8 13 8 96 0 192 0 287 0z"><text:p/></draw:path><draw:path draw:style-name="gr3" draw:text-style-name="P6" svg:width="0.035in" svg:height="0.1516in" svg:x="1.3839in" svg:y="0.1724in" svg:viewBox="0 0 90 386" svg:d="M90 383c0-1 0-2-6-9-49-48-62-122-62-180 0-67 15-135 63-183 5-5 5-5 5-7 0-3-2-4-4-4-4 0-39 26-62 76-20 42-24 85-24 118 0 29 4 77 25 120 23 47 57 72 61 72 2 0 4-1 4-3z"><text:p/></draw:path><draw:path draw:style-name="gr3" draw:text-style-name="P6" svg:width="0.1028in" svg:height="0.1067in" svg:x="1.4319in" svg:y="0.1823in" svg:viewBox="0 0 262 272" svg:d="M33 35c0 63 0 126 0 188 0 20-2 28-22 28-4 0-11 0-11 7 0 6 5 6 13 6 20 0 40 0 60 0 6 0 13 0 13-6 0-7-7-7-12-7-21 0-25-9-25-29 0-59 0-117 0-177 57 74 112 148 168 221 3 5 5 6 7 6 7 0 7-7 7-12 0-73 0-147 0-219 0-21 3-27 22-28 2 0 9 0 9-6 0-7-7-7-13-7-19 0-38 0-57 0-7 0-13 0-13 7 0 6 7 6 11 6 22 1 24 9 24 29 0 41 0 80 0 121-38-53-78-105-116-157-3-6-5-6-13-6-22 0-45 0-67 0-8 0-14 0-14 7 0 6 6 6 8 6 11 1 19 8 22 12-1 4-1 5-1 10zM218 245c-56-73-112-148-169-222-3-4-3-5-7-10 15 0 31 0 46 0 43 59 87 118 130 176 0 19 0 38 0 56z"><text:p/></draw:path><draw:path draw:style-name="gr3" draw:text-style-name="P6" svg:width="0.1346in" svg:height="0.0787in" svg:x="1.589in" svg:y="0.2091in" svg:viewBox="0 0 343 201" svg:d="M300 109c-21 15-31 32-34 36-17 28-14 34-21 52 0 4 5 4 8 4 7 0 8 0 9-7 9-38 32-71 76-88 4-1 5-1 5-5 0-2-2-4-3-4-17-7-64-27-78-91-1-5-2-6-9-6-3 0-8 0-8 4 0 2 4 26 20 52 8 11 19 24 35 38-95 0-191 0-287 0-6 0-13 0-13 7 0 8 7 8 13 8 96 0 192 0 287 0z"><text:p/></draw:path><draw:path draw:style-name="gr3" draw:text-style-name="P6" svg:width="0.1028in" svg:height="0.1067in" svg:x="1.7783in" svg:y="0.1823in" svg:viewBox="0 0 262 272" svg:d="M34 35c0 63 0 126 0 188 0 20-3 28-23 28-4 0-11 0-11 7 0 6 7 6 13 6 20 0 41 0 61 0 6 0 12 0 12-6 0-7-6-7-11-7-22 0-24-9-24-29 0-59 0-117 0-177 55 74 111 148 166 221 4 5 5 6 8 6 7 0 7-7 7-12 0-73 0-147 0-219 0-21 3-27 21-28 2 0 9 0 9-6 0-7-6-7-12-7-19 0-39 0-58 0-6 0-13 0-13 7 0 6 8 6 12 6 21 1 25 9 25 29 0 41 0 80 0 121-39-53-79-105-117-157-4-6-6-6-14-6-22 0-45 0-67 0-7 0-14 0-14 7 0 6 7 6 9 6 10 1 18 8 22 12-1 4-1 5-1 10zM218 245c-56-73-111-148-167-222-5-4-5-5-9-10 15 0 31 0 46 0 43 59 87 118 130 176 0 19 0 38 0 56z"><text:p/></draw:path><draw:path draw:style-name="gr3" draw:text-style-name="P6" svg:width="0.035in" svg:height="0.1516in" svg:x="1.8933in" svg:y="0.1724in" svg:viewBox="0 0 90 386" svg:d="M90 194c0-31-4-77-25-121-23-48-57-73-61-73-2 0-4 2-4 4s0 2 8 9c37 39 59 99 59 181 0 66-14 133-62 182-5 5-5 6-5 7 0 2 2 3 4 3 4 0 39-26 62-75 20-42 24-85 24-117z"><text:p/></draw:path><draw:path draw:style-name="gr3" draw:text-style-name="P6" svg:width="0.0173in" svg:height="0.0453in" svg:x="1.9567in" svg:y="0.2705in" svg:viewBox="0 0 45 116" svg:d="M45 41c0-26-9-41-24-41-13 0-21 10-21 21 0 10 8 20 21 20 4 0 10-1 13-5 1-1 1-1 2-1 0 2 1 0 1 6 0 28-14 51-26 65-4 4-4 4-4 5 0 3 2 5 3 5 4 0 35-30 35-75z"><text:p/></draw:path><draw:path draw:style-name="gr3" draw:text-style-name="P6" svg:width="0.128in" svg:height="0.1031in" svg:x="2.0173in" svg:y="0.1831in" svg:viewBox="0 0 326 263" svg:d="M279 30c4-15 5-18 33-18 10 0 14 0 14-8 0-4-5-4-6-4-11 0-38 1-49 1s-39-1-50-1c-3 0-8 0-8 8 0 4 4 4 11 4 5 0 8 0 15 0 6 1 11 1 11 7 0 1-1 2-3 7-7 31-15 63-23 94-39 0-78 0-117 0 7-30 15-61 23-90 3-15 4-18 32-18 10 0 13 0 13-8 0-4-5-4-6-4-11 0-38 1-49 1s-39-1-50-1c-3 0-7 0-7 8 0 4 3 4 11 4 1 0 7 0 14 0 8 1 11 1 11 7 0 1-1 2-2 7-18 70-34 138-52 207-3 16-4 19-35 19-7 0-10 0-10 8 0 3 4 3 5 3 11 0 39-1 49-1 9 0 17 1 25 1 9 0 17 0 25 0 4 0 8 0 8-8 0-3-3-3-11-3-14 0-25 0-25-8 0-2 1-4 1-6 9-36 18-71 26-106 40 0 78 0 118 0-16 64-25 101-26 107-5 12-11 13-36 13-5 0-8 0-8 8 0 3 3 2 4 3 11 0 39-1 50-1 7 0 16 1 25 1 8 0 16 0 24 0 3 0 8 0 8-8 0-3-4-3-10-3-14 0-25 0-25-8 0-2 0-4 1-6 17-70 34-139 51-208z"><text:p/></draw:path><draw:path draw:style-name="gr3" draw:text-style-name="P6" svg:width="0.1008in" svg:height="0.035in" svg:x="2.2012in" svg:y="0.231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748in" svg:height="0.1071in" svg:x="2.3614in" svg:y="0.1811in" svg:viewBox="0 0 191 273" svg:d="M118 155c15 41 34 99 40 109 6 8 10 8 20 8 3 0 6 0 9 0 4 0 4-2 4-3 0-2-1-3-2-4-3-4-5-11-9-18-26-73-52-147-79-219-8-24-28-28-46-28-2 0-8 0-8 4s2 3 4 4c13 2 15 4 25 31 12 35 25 70 37 105-35 35-71 71-106 106-5 4-7 6-7 12 0 7 7 11 12 11 7 0 9-4 12-8 31-36 63-74 94-110z"><text:p/></draw:path><draw:path draw:style-name="gr3" draw:text-style-name="P6" svg:width="0.0205in" svg:height="0.1516in" svg:x="2.4602in" svg:y="0.1724in" svg:viewBox="0 0 53 386" svg:d="M53 386c0-5 0-10 0-15-12 0-26 0-38 0 0-119 0-237 0-356 12 0 26 0 38 0 0-5 0-9 0-15-18 0-35 0-53 0 0 129 0 258 0 386 18 0 35 0 53 0z"><text:p/></draw:path><draw:path draw:style-name="gr3" draw:text-style-name="P6" svg:width="0.0752in" svg:height="0.1378in" svg:x="2.4925in" svg:y="0.1795in" svg:viewBox="0 0 192 351" svg:d="M121 118c11 0 22 0 33 0 8 0 12 0 12-8 0-4-4-4-11-4-11 0-21 0-32 0 3-15 6-30 9-44 1-8 7-36 9-40 3-8 10-13 17-13 3 0 12 0 20 6-17 2-21 16-21 21 0 9 7 14 15 14 9 0 20-8 20-24 0-17-17-26-34-26-12 0-37 7-48 45-2 8-3 12-13 61-9 0-18 0-27 0-7 0-12 0-12 7 0 5 5 5 11 5 9 0 17 0 26 0-10 50-19 102-29 153-7 37-13 72-33 72-2 0-12 0-19-7 18-1 21-15 21-21 0-9-6-13-14-13-10 0-21 8-21 23 0 17 16 26 33 26 21 0 36-22 43-37 13-25 22-71 22-74 8-41 15-82 23-122z"><text:p/></draw:path><draw:path draw:style-name="gr3" draw:text-style-name="P6" svg:width="0.0205in" svg:height="0.1516in" svg:x="2.5787in" svg:y="0.1724in" svg:viewBox="0 0 53 386" svg:d="M53 0c-18 0-35 0-53 0 0 6 0 10 0 15 12 0 25 0 37 0 0 119 0 237 0 356-12 0-25 0-37 0 0 5 0 10 0 15 18 0 35 0 53 0 0-128 0-257 0-386z"><text:p/></draw:path><draw:path draw:style-name="gr3" draw:text-style-name="P6" svg:width="0.0791in" svg:height="0.0717in" svg:x="2.622in" svg:y="0.2374in" svg:viewBox="0 0 202 183" svg:d="M120 19c2-8 2-8 9-9 1 0 11 0 16 0 17 0 23 0 30 2 12 3 13 11 13 21 0 4 0 8-2 22 0 1-1 2-1 3 0 3 2 4 5 4 4 0 5-3 5-7 2-18 5-34 7-52 0-3-3-3-7-3-56 0-111 0-168 0-6 0-6 0-8 6-6 16-12 31-18 48 0 1-1 3-1 4s1 4 4 4c5 0 5-1 6-6 16-44 25-46 66-46 4 0 8 0 12 0 8 0 8 0 8 2 0 1 0 2-1 6-13 47-24 95-36 143-2 10-3 12-32 12-9 0-12 0-12 6 1 1 0 4 5 4 7 0 15-1 23-1s16 0 23 0c8 0 18 0 25 0 7 1 16 1 22 1 2 0 7 0 7-6 0-4-3-4-11-4-6 0-11 0-16 0-9-1-9-2-9-6 0-2 0-2 1-6 12-48 23-95 35-142z"><text:p/></draw:path><draw:path draw:style-name="gr3" draw:text-style-name="P6" svg:width="0.0752in" svg:height="0.0874in" svg:x="2.7685in" svg:y="0.2047in" svg:viewBox="0 0 192 223" svg:d="M179 120c7 0 13 0 13-8 0-7-6-7-13-7-55 0-109 0-164 0 5-52 50-90 104-90 20 0 40 0 60 0 7 0 13 0 13-7 0-8-6-8-13-8-20 0-40 0-60 0-66 0-119 51-119 112 0 62 53 111 119 111 20 0 40 0 60 0 7 0 13 0 13-7 0-8-6-8-13-8-20 0-40 0-60 0-54 0-99-36-104-88 55 0 109 0 164 0z"><text:p/></draw:path><draw:path draw:style-name="gr3" draw:text-style-name="P6" svg:width="0.035in" svg:height="0.1516in" svg:x="2.9142in" svg:y="0.1724in" svg:viewBox="0 0 90 386" svg:d="M90 383c0-1 0-2-6-9-49-48-61-122-61-180 0-67 14-135 62-183 5-5 5-5 5-7 0-3-2-4-4-4-4 0-39 26-62 76-20 42-24 85-24 118 0 29 4 77 25 120 24 47 57 72 61 72 2 0 4-1 4-3z"><text:p/></draw:path><draw:path draw:style-name="gr3" draw:text-style-name="P6" svg:width="0.1028in" svg:height="0.1067in" svg:x="2.9626in" svg:y="0.1823in" svg:viewBox="0 0 262 272" svg:d="M34 35c0 63 0 126 0 188 0 20-3 28-23 28-4 0-11 0-11 7 0 6 7 6 13 6 20 0 40 0 60 0 7 0 13 0 13-6 0-7-7-7-12-7-21 0-25-9-25-29 0-59 0-117 0-177 57 74 112 148 168 221 3 5 5 6 7 6 7 0 7-7 7-12 0-73 0-147 0-219 0-21 4-27 22-28 2 0 9 0 9-6 0-7-6-7-13-7-19 0-38 0-57 0-6 0-13 0-13 7 0 6 7 6 11 6 22 1 26 9 26 29 0 41 0 80 0 121-39-53-79-105-117-157-4-6-6-6-14-6-22 0-45 0-67 0-8 0-14 0-14 7 0 6 6 6 9 6 10 1 18 8 21 12 0 4 0 5 0 10zM218 245c-56-73-112-148-169-222-3-4-3-5-7-10 15 0 31 0 46 0 43 59 87 118 130 176 0 19 0 38 0 56z"><text:p/></draw:path><draw:path draw:style-name="gr3" draw:text-style-name="P6" svg:width="0.1346in" svg:height="0.0787in" svg:x="3.1193in" svg:y="0.2091in" svg:viewBox="0 0 343 201" svg:d="M301 109c-22 15-32 32-35 36-17 28-14 34-21 52 0 4 6 4 8 4 7 0 8 0 9-7 9-38 32-71 76-88 4-1 5-1 5-5 0-2-2-4-3-4-17-7-64-27-78-91-1-5-2-6-9-6-2 0-8 0-8 4 0 2 5 26 20 52 8 11 20 24 36 38-95 0-191 0-287 0-7 0-14 0-14 7 0 8 7 8 14 8 96 0 192 0 287 0z"><text:p/></draw:path><draw:path draw:style-name="gr3" draw:text-style-name="P6" svg:width="0.1028in" svg:height="0.1067in" svg:x="3.3087in" svg:y="0.1823in" svg:viewBox="0 0 262 272" svg:d="M34 35c0 63 0 126 0 188 0 20-3 28-23 28-4 0-11 0-11 7 0 6 7 6 13 6 20 0 41 0 61 0 6 0 12 0 12-6 0-7-6-7-11-7-21 0-24-9-24-29 0-59 0-117 0-177 56 74 111 148 167 221 3 5 5 6 7 6 7 0 7-7 7-12 0-73 0-147 0-219 0-21 3-27 21-28 2 0 9 0 9-6 0-7-6-7-12-7-19 0-39 0-58 0-6 0-12 0-12 7 0 6 7 6 11 6 21 1 25 9 25 29 0 41 0 80 0 121-39-53-79-105-117-157-3-6-6-6-14-6-22 0-45 0-67 0-7 0-13 0-13 7 0 6 6 6 8 6 11 1 18 8 22 12-1 4-1 5-1 10zM219 245c-56-73-112-148-168-222-5-4-5-5-9-10 15 0 31 0 46 0 44 59 87 118 131 176 0 19 0 38 0 56z"><text:p/></draw:path><draw:path draw:style-name="gr3" draw:text-style-name="P6" svg:width="0.0346in" svg:height="0.1516in" svg:x="3.424in" svg:y="0.1724in" svg:viewBox="0 0 89 386" svg:d="M89 194c0-31-4-77-25-121-23-48-56-73-61-73-2 0-3 2-3 4s0 2 7 9c38 39 60 99 60 181 0 66-14 133-63 182-4 5-4 6-4 7 0 2 1 3 3 3 5 0 39-26 62-75 20-42 24-85 24-117z"><text:p/></draw:path><draw:path draw:style-name="gr3" draw:text-style-name="P6" svg:width="0.0591in" svg:height="0.1516in" svg:x="3.4827in" svg:y="0.1724in" svg:viewBox="0 0 151 386" svg:d="M148 15c3-5 3-6 3-7 0-5-4-8-8-8-2 0-6 1-7 3-45 124-89 246-134 369-2 4-1 4-2 7 0 4 4 7 9 7 4 0 5-2 7-9 44-121 88-241 132-362z"><text:p/></draw:path><draw:path draw:style-name="gr3" draw:text-style-name="P6" svg:width="0.1031in" svg:height="0.1024in" svg:x="3.5539in" svg:y="0.1839in" svg:viewBox="0 0 263 261" svg:d="M156 26c2-9 5-13 9-14 3 0 16 0 24 0 40 0 56 1 56 31 0 7-1 21-2 32-1 1-1 5-1 6 0 3 1 6 4 6 5 0 5-3 6-9 3-22 8-45 11-67 0-2 0-5 0-7 0-4-3-4-10-4-72 0-143 0-215 0-9 0-9 0-12 8-7 23-16 45-24 68-1 2-2 5-2 7s2 4 5 4c4 0 4-2 7-9 20-59 31-66 88-66 4 0 10 0 14 0 11 0 11 1 11 5 0 2-1 6-1 7-17 70-34 138-51 207-4 14-6 19-47 19-14 0-16 0-16 6 0 5 4 5 6 5 11 0 21 0 32 0s22-1 33-1 21 1 32 1 23 0 34 0c4 0 8 0 8-8 0-3-3-3-13-3-9 0-14 0-24-1-11-1-15-2-15-9 0-2 0-2 1-8 18-68 35-137 52-206z"><text:p/></draw:path><draw:path draw:style-name="gr3" draw:text-style-name="P6" svg:width="0.0157in" svg:height="0.0157in" svg:x="3.6654in" svg:y="0.2705in" svg:viewBox="0 0 41 41" svg:d="M41 21c0-11-9-21-21-21-11 0-20 10-20 21s9 20 20 20c12 0 21-9 21-20z"><text:p/></draw:path><draw:path draw:style-name="gr3" draw:text-style-name="P6" svg:width="0.0748in" svg:height="0.1071in" svg:x="3.7024in" svg:y="0.1811in" svg:viewBox="0 0 191 273" svg:d="M118 155c15 41 34 99 40 109 6 8 10 8 20 8 3 0 6 0 9 0s4-2 4-3c0-2-1-3-2-4-4-4-6-11-9-18-26-73-52-147-79-219-8-24-28-28-47-28-1 0-7 0-7 4s2 3 4 4c13 2 15 4 25 31 12 35 25 70 37 105-35 35-71 71-106 106-5 4-7 6-7 12 0 7 5 11 11 11 7 0 10-4 13-8 31-36 63-74 94-110z"><text:p/></draw:path><draw:path draw:style-name="gr3" draw:text-style-name="P6" svg:width="0.0823in" svg:height="0.0685in" svg:x="3.7874in" svg:y="0.2193in" svg:viewBox="0 0 210 175" svg:d="M23 149c-1 5-3 14-3 16 0 7 5 10 11 10 4 0 12-3 14-11 2-10 6-19 8-29 3-11 5-23 9-34 2-9 4-17 6-26 1-7 5-18 5-19 5-12 26-47 62-47 18 0 21 14 21 27 0 23-19 73-25 89-3 9-3 15-3 19 0 18 13 31 31 31 37 0 51-56 51-59 0-4-3-4-4-4-5 0-5 1-7 7-8 26-20 48-38 48-7 0-10-4-10-13 0-10 3-19 6-27 8-21 24-63 24-85 0-27-16-42-45-42-34 0-52 25-59 34-2-22-19-34-36-34-18 0-26 15-29 22-7 13-12 36-12 37 0 5 4 5 5 5 4 0 4 0 7-9 7-27 14-46 28-46 7 0 12 5 12 17 0 9-1 13-7 33-8 30-14 60-22 90z"><text:p/></draw:path><draw:path draw:style-name="gr3" draw:text-style-name="P6" svg:width="0.076in" svg:height="0.0874in" svg:x="3.9295in" svg:y="0.2047in" svg:viewBox="0 0 194 223" svg:d="M179 120c7 0 15 0 15-8 0-7-8-7-15-7-55 0-109 0-164 0 6-52 50-90 104-90 20 0 40 0 60 0 7 0 15 0 15-7 0-8-8-8-15-8-20 0-40 0-60 0-66 0-119 51-119 112 0 62 53 111 119 111 20 0 40 0 60 0 7 0 15 0 15-7 0-8-8-8-15-8-20 0-40 0-60 0-54 0-98-36-104-88 55 0 109 0 164 0z"><text:p/></draw:path><draw:path draw:style-name="gr3" draw:text-style-name="P6" svg:width="0.1028in" svg:height="0.1067in" svg:x="4.0642in" svg:y="0.1823in" svg:viewBox="0 0 262 272" svg:d="M34 35c0 63 0 126 0 188 0 20-3 28-23 28-4 0-11 0-11 7 0 6 7 6 13 6 20 0 41 0 61 0 6 0 12 0 12-6 0-7-6-7-11-7-21 0-24-9-24-29 0-59 0-117 0-177 56 74 111 148 167 221 3 5 5 6 7 6 7 0 7-7 7-12 0-73 0-147 0-219 0-21 3-27 21-28 2 0 9 0 9-6 0-7-6-7-12-7-19 0-39 0-58 0-6 0-12 0-12 7 0 6 7 6 11 6 21 1 25 9 25 29 0 41 0 80 0 121-39-53-79-105-117-157-3-6-6-6-14-6-22 0-45 0-67 0-7 0-13 0-13 7 0 6 6 6 8 6 11 1 18 8 22 12-1 4-1 5-1 10zM219 245c-56-73-112-148-168-222-5-4-5-5-9-10 15 0 31 0 46 0 44 59 87 118 131 176 0 19 0 38 0 56z"><text:p/></draw:path><draw:path draw:style-name="gr3" draw:text-style-name="P6" svg:width="0.0157in" svg:height="0.0157in" svg:x="4.1835in" svg:y="0.2705in" svg:viewBox="0 0 41 41" svg:d="M41 21c0-11-9-21-21-21-11 0-20 10-20 21s9 20 20 20c12 0 21-9 21-20z"><text:p/></draw:path><draw:path draw:style-name="gr3" draw:text-style-name="P6" svg:width="0.0783in" svg:height="0.4559in" svg:x="4.2598in" svg:y="0.0205in" svg:viewBox="0 0 200 1159" svg:d="M119 721c0-42-30-107-97-141 42-23 92-68 97-140 0-1 0-1 0-2 0-89 0-179 0-269 0-30 0-38 3-52 7-31 25-70 75-98 3-2 3-2 3-10s0-9-9-9c-6 0-7 0-18 7-86 48-92 121-92 134 0 91 0 184 0 275 0 28 0 58-19 94-18 31-39 48-55 59-6 3-7 3-7 10 0 8 1 8 3 10 33 21 68 56 77 119 1 8 1 8 1 13 0 99 0 198 0 297 0 31 20 96 94 135 10 6 10 6 16 6 9 0 9-1 9-9s0-8-2-9c-17-10-67-40-77-108-2-10-2-11-2-15 0-99 0-198 0-297z"><text:p/></draw:path><draw:path draw:style-name="gr3" draw:text-style-name="P6" svg:width="0.0638in" svg:height="0.1043in" svg:x="4.3665in" svg:y="0.0815in" svg:viewBox="0 0 163 266" svg:d="M163 134c0-31-1-61-16-90-17-37-49-44-65-44-23 0-51 10-68 46-12 27-14 57-14 88 0 29 2 64 18 93 16 32 45 39 63 39 21 0 51-8 67-45 14-26 15-57 15-87zM81 258c-14 0-37-10-44-47-4-23-4-59-4-81 0-25 0-51 2-72 8-46 36-49 46-49 14 0 39 6 47 45 3 22 3 51 3 76 0 28 0 55-5 79-5 38-27 49-45 49z"><text:p/></draw:path><draw:path draw:style-name="gr3" draw:text-style-name="P6" svg:width="0.0319in" svg:height="0.1016in" svg:x="4.5941in" svg:y="0.0811in" svg:viewBox="0 0 82 259" svg:d="M55 88c-18 1-36 3-54 4 0 5 0 8 0 13 25 0 29 2 29 20 0 35 0 70 0 104 0 18-5 18-30 18 0 4 0 7 0 12 12 0 33-1 42-1 13 0 27 1 40 1 0-5 0-8 0-12-25 0-27-3-27-17 0-47 0-95 0-142zM57 21c0-12-10-21-21-21-12 0-21 11-21 21s9 20 21 20c11 0 21-8 21-20z"><text:p/></draw:path><draw:path draw:style-name="gr3" draw:text-style-name="P6" svg:width="0.0488in" svg:height="0.1067in" svg:x="4.6362in" svg:y="0.076in" svg:viewBox="0 0 125 272" svg:d="M55 106c0-16 0-30 0-45 0-35 19-53 35-53 1 0 8 0 13 3-4 1-12 7-12 17 0 8 7 16 18 16s16-8 16-18c0-14-14-26-35-26-26 0-59 20-59 61 0 15 0 29 0 45-10 0-21 0-31 0 0 4 0 7 0 12 10 0 21 0 31 0 0 42 0 82 0 124 0 18-5 18-30 18 0 4 0 7 0 12 14 0 33-1 44-1 15 0 33 0 48 1 0-5 0-8 0-12-2 0-5 0-7 0-29 0-30-5-30-18 0-42 0-82 0-124 14 0 30 0 44 0 0-5 0-8 0-12-15 0-30 0-45 0z"><text:p/></draw:path><draw:path draw:style-name="gr3" draw:text-style-name="P6" svg:width="0.0752in" svg:height="0.1378in" svg:x="4.7366in" svg:y="0.076in" svg:viewBox="0 0 192 351" svg:d="M121 118c11 0 22 0 33 0 8 0 12 0 12-8 0-4-4-4-11-4-11 0-21 0-32 0 3-15 6-30 9-44 1-9 7-37 9-41 3-7 10-13 18-13 2 0 11 0 19 7-17 2-21 15-21 21 0 9 7 14 15 14 9 0 20-9 20-24 0-17-17-26-33-26-13 0-38 7-49 45-2 8-3 12-13 61-9 0-18 0-27 0-7 0-12 0-12 6s5 6 11 6c9 0 18 0 27 0-10 50-20 101-30 152-7 37-13 72-33 72-2 0-12 0-19-6 18-1 21-16 21-21 0-9-6-13-14-13-10 0-21 7-21 23 0 17 16 26 33 26 21 0 36-23 43-37 13-25 22-72 22-74 8-41 15-82 23-122z"><text:p/></draw:path><draw:path draw:style-name="gr3" draw:text-style-name="P6" svg:width="0.0346in" svg:height="0.1516in" svg:x="4.8346in" svg:y="0.0689in" svg:viewBox="0 0 89 386" svg:d="M89 382c0-1 0-1-7-8-48-49-60-122-60-181 0-68 15-135 63-183 4-4 4-6 4-7 0-2-1-3-3-3-5 0-39 26-62 75-20 43-24 86-24 118 0 30 4 77 25 121 23 47 56 72 61 72 2 0 3-1 3-4z"><text:p/></draw:path><draw:path draw:style-name="gr3" draw:text-style-name="P6" svg:width="0.0819in" svg:height="0.0685in" svg:x="4.8831in" svg:y="0.1157in" svg:viewBox="0 0 209 175" svg:d="M23 147c-1 7-4 16-4 17 0 8 5 11 12 11 4 0 11-3 14-11 0-1 4-19 7-29 3-11 5-23 8-34 3-9 5-17 7-26 1-7 4-18 6-20 5-11 25-46 62-46 18 0 21 14 21 26 0 24-19 74-25 90-3 9-5 14-5 18 0 19 15 32 32 32 37 0 51-56 51-59 0-5-3-5-4-5-4 0-4 1-6 8-8 26-21 47-40 47-6 0-8-3-8-12 0-10 3-20 6-27 8-21 23-64 23-86 0-26-16-41-44-41-35 0-54 24-60 33-2-21-18-33-35-33-18 0-26 15-30 22-6 13-11 36-11 37 0 4 3 4 4 4 5 0 5 0 7-9 7-28 14-45 29-45 7 0 12 4 12 17 0 8-1 13-7 32-8 30-14 60-22 89z"><text:p/></draw:path><draw:path draw:style-name="gr3" draw:text-style-name="P6" svg:width="0.0346in" svg:height="0.1516in" svg:x="4.9787in" svg:y="0.0689in" svg:viewBox="0 0 89 386" svg:d="M89 193c0-30-4-77-25-120-23-48-56-73-61-73-2 0-3 1-3 3 0 1 0 3 7 9 38 39 60 100 60 181 0 66-14 134-63 182-4 6-4 6-4 7 0 2 1 4 3 4 5 0 39-26 62-76 20-41 24-84 24-117z"><text:p/></draw:path><draw:path draw:style-name="gr3" draw:text-style-name="P6" svg:width="0.076in" svg:height="0.0874in" svg:x="5.0839in" svg:y="0.1012in" svg:viewBox="0 0 194 223" svg:d="M179 119c7 0 15 0 15-8s-8-8-15-8c-55 0-109 0-164 0 6-51 50-88 105-88 20 0 39 0 59 0 7 0 15 0 15-7 0-8-8-8-15-8-20 0-40 0-60 0-66 0-119 50-119 111 0 62 53 112 119 112 20 0 40 0 60 0 7 0 15 0 15-7 0-8-8-8-15-8-20 0-39 0-59 0-55 0-99-37-105-89 55 0 109 0 164 0z"><text:p/></draw:path><draw:path draw:style-name="gr3" draw:text-style-name="P6" svg:width="0.1028in" svg:height="0.1067in" svg:x="5.2189in" svg:y="0.0787in" svg:viewBox="0 0 262 272" svg:d="M33 34c0 63 0 127 0 189 0 20-3 27-23 28-3 0-10 0-10 7 0 6 5 6 13 6 20 0 40 0 60 0 6 0 13 0 13-6 0-7-7-7-12-7-21-1-25-9-25-29 0-59 0-117 0-177 57 74 112 146 168 220 3 6 5 7 7 7 7 0 7-7 7-13 0-73 0-146 0-218 0-22 3-28 21-28 3 0 10 0 10-6 0-7-7-7-13-7-19 0-38 0-57 0-7 0-13 0-13 7 0 6 7 6 11 6 22 0 24 8 24 29 0 41 0 80 0 121-38-53-78-105-116-157-3-6-5-6-13-6-23 0-45 0-69 0-6 0-12 0-12 7 0 5 6 6 8 6 11 1 18 8 22 12-1 4-1 4-1 9zM218 244c-56-73-112-148-169-222-4-4-4-5-7-9 15 0 29 0 45 0 44 59 87 118 131 176 0 19 0 37 0 55z"><text:p/></draw:path><draw:path draw:style-name="gr3" draw:text-style-name="P6" svg:width="0.0457in" svg:height="0.048in" svg:x="5.3291in" svg:y="0.1583in" svg:viewBox="0 0 117 123" svg:d="M109 59c5 0 8 0 8-6 0-23-14-53-54-53-36 0-63 29-63 62 0 34 31 61 66 61 36 0 51-28 51-35 0-1-2-3-5-3-4 0-4 1-5 4-8 22-29 25-39 25-13 0-25-5-33-15-10-13-10-30-10-40 28 0 56 0 84 0zM25 52c4-38 28-44 38-44 33 0 34 37 35 44-24 0-49 0-73 0z"><text:p/></draw:path><draw:path draw:style-name="gr3" draw:text-style-name="P6" svg:width="0.0567in" svg:height="0.0465in" svg:x="5.3823in" svg:y="0.1598in" svg:viewBox="0 0 145 119" svg:d="M120 26c8-16 21-16 25-16 0-3 0-7 0-10-6 0-13 1-20 1s-17 0-25-1c0 3 0 7 0 10 12 0 12 9 12 10s-1 4-2 8c-10 22-21 45-31 67-11-25-23-50-34-74 0-2-1-3-1-6 0-5 9-5 13-5 0-3 0-7 0-10-10 0-20 1-31 1-7 0-18 0-26-1 0 3 0 7 0 10 15 0 19 0 22 10 14 31 29 63 43 93 1 4 3 6 8 6s6-2 7-6c13-28 27-58 40-87z"><text:p/></draw:path><draw:path draw:style-name="gr3" draw:text-style-name="P6" svg:width="0.0457in" svg:height="0.048in" svg:x="5.4437in" svg:y="0.1583in" svg:viewBox="0 0 117 123" svg:d="M109 59c5 0 8 0 8-6 0-23-14-53-54-53-36 0-63 29-63 62 0 34 31 61 66 61 37 0 51-28 51-35 0-1-2-3-5-3-4 0-4 1-5 4-8 22-29 25-39 25-13 0-25-5-33-15-10-13-10-30-10-40 28 0 56 0 84 0zM25 52c4-38 28-44 38-44 33 0 34 37 35 44-24 0-49 0-73 0z"><text:p/></draw:path><draw:path draw:style-name="gr3" draw:text-style-name="P6" svg:width="0.0567in" svg:height="0.0469in" svg:x="5.4996in" svg:y="0.1587in" svg:viewBox="0 0 145 120" svg:d="M124 37c0-23-11-37-40-37-22 0-37 12-44 26 0-8 0-17 0-26-14 1-27 2-40 3 0 4 0 7 0 10 18 0 20 2 20 16 0 23 0 46 0 69 0 12-2 12-20 12 0 3 0 7 0 10 10 0 20-1 31-1 10 0 28 0 31 1 0-3 0-7 0-10-18 0-20 0-20-12 0-17 0-32 0-48 0-29 22-42 39-42 20 0 22 15 22 28 0 21 0 41 0 62 0 12-3 12-21 12 0 3 0 7 0 10 2 0 20-1 31-1s30 0 32 1c0-3 0-7 0-10-17 0-21 0-21-12 0-20 0-41 0-61z"><text:p/></draw:path><draw:path draw:style-name="gr3" draw:text-style-name="P6" svg:width="0.05in" svg:height="0.1004in" svg:x="4.374in" svg:y="0.3008in" svg:viewBox="0 0 128 256" svg:d="M79 10c0-10 0-10-9-10-24 24-58 24-70 24 0 5 0 8 0 12 8 0 31 0 51-10 0 68 0 134 0 201 0 13-2 18-37 18-4 0-7 0-12 0 0 4 0 8 0 11 13-1 47-1 63-1 15 0 49 0 63 1 0-3 0-7 0-11-5 0-8 0-13 0-35 0-36-4-36-18 0-73 0-144 0-217z"><text:p/></draw:path><draw:path draw:style-name="gr3" draw:text-style-name="P6" svg:width="0.0319in" svg:height="0.1012in" svg:x="4.5941in" svg:y="0.3004in" svg:viewBox="0 0 82 258" svg:d="M55 87c-18 1-36 3-54 4 0 5 0 8 0 12 25 0 29 3 29 21 0 36 0 70 0 105 0 18-5 18-30 18 0 3 0 7 0 11 12 0 33-2 42-2 13 0 27 2 40 2 0-4 0-8 0-11-25 0-27-3-27-18 0-47 0-95 0-142zM57 20c0-12-10-20-21-20-12 0-21 10-21 20 0 11 9 21 21 21 11 0 21-9 21-21z"><text:p/></draw:path><draw:path draw:style-name="gr3" draw:text-style-name="P6" svg:width="0.0488in" svg:height="0.1067in" svg:x="4.6362in" svg:y="0.2945in" svg:viewBox="0 0 125 272" svg:d="M55 106c0-16 0-30 0-45 0-33 19-52 35-52 1 0 8 0 13 2-4 2-12 7-12 17 0 8 7 16 18 16s16-8 16-16c0-15-14-28-35-28-26 0-59 21-59 62 0 14 0 29 0 44-10 0-21 0-31 0 0 4 0 7 0 12 10 0 21 0 31 0 0 42 0 83 0 125 0 18-5 18-30 18 0 3 0 8 0 11 14 0 33-1 44-1 15 0 33 0 48 1 0-3 0-8 0-11-2 0-5 0-7 0-29 0-30-5-30-19 0-42 0-82 0-124 14 0 30 0 44 0 0-5 0-8 0-12-15 0-30 0-45 0z"><text:p/></draw:path><draw:path draw:style-name="gr3" draw:text-style-name="P6" svg:width="0.0752in" svg:height="0.1378in" svg:x="4.7366in" svg:y="0.2945in" svg:viewBox="0 0 192 351" svg:d="M121 118c11 0 22 0 33 0 8 0 12 0 12-8 0-4-4-4-11-4-11 0-21 0-32 0 3-15 6-30 9-44 1-8 7-36 9-40 3-8 10-13 18-13 2 0 11 0 19 6-17 2-21 16-21 21 0 9 7 14 15 14 9 0 20-8 20-24 0-17-17-26-33-26-13 0-38 7-49 45-2 8-3 12-13 61-9 0-18 0-27 0-7 0-12 0-12 7 0 5 5 5 11 5 9 0 18 0 27 0-10 50-20 102-30 153-7 37-13 72-33 72-2 0-12 0-19-7 18-1 21-15 21-21 0-9-6-13-14-13-10 0-21 8-21 23 0 17 16 26 33 26 21 0 36-22 43-37 13-25 22-71 22-74 8-41 15-82 23-122z"><text:p/></draw:path><draw:path draw:style-name="gr3" draw:text-style-name="P6" svg:width="0.0346in" svg:height="0.1516in" svg:x="4.8346in" svg:y="0.2878in" svg:viewBox="0 0 89 386" svg:d="M89 383c0-1 0-2-7-9-48-48-60-122-60-180 0-67 15-135 63-183 4-5 4-5 4-7 0-3-1-4-3-4-5 0-39 26-62 76-20 42-24 85-24 118 0 29 4 77 25 120 23 47 56 72 61 72 2 0 3-1 3-3z"><text:p/></draw:path><draw:path draw:style-name="gr3" draw:text-style-name="P6" svg:width="0.0819in" svg:height="0.0685in" svg:x="4.8831in" svg:y="0.3346in" svg:viewBox="0 0 209 175" svg:d="M23 149c-1 5-4 14-4 16 0 7 5 10 12 10 4 0 11-2 14-11 2-9 4-19 7-28 3-12 5-23 8-35 3-9 5-17 7-26 1-7 4-18 6-19 5-12 25-47 62-47 18 0 21 14 21 27 0 23-19 73-25 89-3 9-5 15-5 19 0 18 15 31 32 31 37 0 51-56 51-59 0-4-3-4-4-4-4 0-4 1-6 7-8 26-21 48-40 48-6 0-8-4-8-13 0-10 3-19 6-27 8-21 23-63 23-85 0-27-16-42-44-42-35 0-54 25-60 34-2-22-18-34-35-34-18 0-26 15-30 22-6 13-11 36-11 37 0 5 3 5 4 5 5 0 5 0 7-9 7-27 14-46 29-46 7 0 12 5 12 17 0 9-1 13-7 33-8 30-14 60-22 90z"><text:p/></draw:path><draw:path draw:style-name="gr3" draw:text-style-name="P6" svg:width="0.0346in" svg:height="0.1516in" svg:x="4.9787in" svg:y="0.2878in" svg:viewBox="0 0 89 386" svg:d="M89 194c0-31-4-77-25-121-23-48-56-73-61-73-2 0-3 2-3 4s0 2 7 9c38 39 60 99 60 181 0 66-14 134-63 182-4 5-4 6-4 7 0 2 1 3 3 3 5 0 39-26 62-75 20-42 24-85 24-117z"><text:p/></draw:path><draw:path draw:style-name="gr3" draw:text-style-name="P6" svg:width="0.076in" svg:height="0.0882in" svg:x="5.0839in" svg:y="0.3197in" svg:viewBox="0 0 194 225" svg:d="M179 120c7 0 15 0 15-8 0-7-8-7-15-7-55 0-109 0-164 0 6-52 50-90 105-90 20 0 39 0 59 0 7 0 15 0 15-7 0-8-8-8-15-8-20 0-40 0-60 0-66 0-119 51-119 112 0 62 53 113 119 113 20 0 40 0 60 0 7 0 15 0 15-9 0-8-8-8-15-8-20 0-39 0-59 0-55 0-99-36-105-88 55 0 109 0 164 0z"><text:p/></draw:path><draw:path draw:style-name="gr3" draw:text-style-name="P6" svg:width="0.1028in" svg:height="0.1067in" svg:x="5.2189in" svg:y="0.2976in" svg:viewBox="0 0 262 272" svg:d="M33 35c0 63 0 126 0 188 0 21-3 28-23 28-3 0-10 1-10 7s5 6 13 6c20 0 40 0 60 0 6 0 13 0 13-6s-7-7-12-7c-21 0-25-9-25-29 0-59 0-117 0-177 57 74 112 148 168 221 3 5 5 6 7 6 7 0 7-6 7-12 0-73 0-147 0-219 0-21 3-27 21-28 3 0 10 0 10-6 0-7-7-7-13-7-19 0-38 0-57 0-7 0-13 0-13 7 0 6 7 6 11 6 22 1 24 9 24 29 0 41 0 80 0 121-38-53-78-105-116-157-3-6-5-6-13-6-23 0-45 0-69 0-6 0-12 0-12 7 0 6 6 6 8 6 11 1 18 8 22 12-1 4-1 5-1 10zM218 245c-56-73-112-148-169-222-4-4-4-5-7-10 15 0 29 0 45 0 44 59 87 118 131 176 0 19 0 38 0 56z"><text:p/></draw:path><draw:path draw:style-name="gr3" draw:text-style-name="P6" svg:width="0.052in" svg:height="0.048in" svg:x="5.3291in" svg:y="0.3776in" svg:viewBox="0 0 133 123" svg:d="M133 63c0-34-30-63-67-63-36 0-66 29-66 63 0 33 30 60 66 60 37 0 67-27 67-60zM66 114c-10 0-24-3-33-16-8-11-8-25-8-37 0-13 0-28 9-40 8-8 19-14 32-14 16 0 27 7 34 16 8 10 8 25 8 38s0 26-8 37-20 16-34 16z"><text:p/></draw:path><draw:path draw:style-name="gr3" draw:text-style-name="P6" svg:width="0.0563in" svg:height="0.0744in" svg:x="5.3941in" svg:y="0.3512in" svg:viewBox="0 0 144 190" svg:d="M84 2c0 4 0 7 0 10 17 0 19 2 19 16 0 18 0 37 0 56-10-10-23-16-37-16-36 0-66 27-66 61s29 61 63 61c22 0 35-12 39-17 0 5 0 12 0 17 15-1 28-2 42-3 0-3 0-7 0-10-18 0-20-1-20-14 0-54 0-109 0-163-13 1-27 1-40 2zM102 158c-6 14-21 25-38 25-15 0-26-9-31-18-6-8-9-19-9-35 0-7 0-28 11-40s24-14 32-14c13 0 24 5 32 15 3 5 3 5 3 10 0 19 0 39 0 57z"><text:p/></draw:path><draw:path draw:style-name="gr3" draw:text-style-name="P6" svg:width="0.0563in" svg:height="0.0744in" svg:x="5.461in" svg:y="0.3512in" svg:viewBox="0 0 144 190" svg:d="M84 2c0 4 0 7 0 10 18 0 20 2 20 16 0 18 0 37 0 56-11-10-23-16-38-16-36 0-66 27-66 61s29 61 63 61c22 0 35-12 40-17 0 5 0 12 0 17 14-1 28-2 41-3 0-3 0-7 0-10-18 0-20-1-20-14 0-54 0-109 0-163-13 1-27 1-40 2zM103 158c-7 14-21 25-38 25-16 0-27-9-32-18-6-8-9-19-9-35 0-7 0-28 11-40s24-14 32-14c13 0 25 5 33 15 3 5 3 5 3 10 0 19 0 39 0 57z"><text:p/></draw:path></draw:g></text:p>
      <text:h text:style-name="P68" text:outline-level="4">מוגדרת היטב</text:h>
      <text:p text:style-name="P67">כדי להוכיח שהפונקציה מוגדרת היטב, נוכיח ש־<text:span text:style-name="T8"><draw:g text:anchor-type="as-char" svg:y="-0.102in" draw:z-index="280" draw:name="Shape306" draw:style-name="gr1"><svg:title>TexMaths</svg:title><svg:desc>11§inline§F§svg§600§FALSE§</svg:desc><draw:path draw:style-name="gr2" draw:text-style-name="P5" svg:width="0.0976in" svg:height="0.0862in" svg:x="0.0028in" svg:y="0.0075in" svg:viewBox="0 0 249 220" svg:d="M0 0c83 0 166 0 249 0 0 73 0 147 0 220-83 0-166 0-249 0 0-73 0-147 0-220z"><text:p/></draw:path><draw:path draw:style-name="gr3" draw:text-style-name="P6" svg:width="0.1071in" svg:height="0.102in" svg:x="0.0004in" svg:y="0in" svg:viewBox="0 0 273 260" svg:d="M102 135c12 0 25 0 38 0 27 0 31 7 31 17 0 3-1 8-3 19-1 2-1 3-1 5 0 3 2 4 5 4s3-1 5-8c8-27 14-55 21-82 1-4 1-6 1-7-1-2 0-4-4-4s-5 2-6 9c-7 29-16 36-48 36-12 0-24 0-35 0 7-33 15-65 24-97 3-14 4-15 20-15 17 0 34 0 50 0 49 0 57 12 57 42 0 9 0 11-1 21-1 5-1 6-1 7s1 5 5 5 4-3 5-10c2-23 6-45 8-67 1-10-1-10-11-10-63 0-125 0-187 0-8 0-12 0-12 8 0 4 4 4 11 4 14 0 25 0 25 7 0 2 0 2-2 10-18 66-34 134-51 201-4 15-4 18-35 18-7 0-11 0-11 8 0 4 6 4 7 4 11 0 39-1 50-1 12 0 44 1 57 1 4 0 8 0 8-8 0-2-2-2-2-3-1-1-2-1-11-1-8 0-10 0-20-1-11-1-12-2-12-8 0-3 0-2 1-9 8-31 16-63 24-95z"><text:p/></draw:path></draw:g></text:span><text:span text:style-name="T8"> המוגדרת באופן הבא בלתי תלויה בנציג:</text:span></text:p>
      <text:p text:style-name="P7"><text:soft-page-break/><draw:g text:anchor-type="as-char" svg:y="-0.228in" draw:z-index="281" draw:name="Shape307" draw:style-name="gr1"><svg:title>TexMaths</svg:title><svg:desc>11§latex§F = \lambda f \in \N \to \N.  \lambda n \in \N.
  \begin{cases}
    0 &amp;\case f(n) \in \Neven \\
    1 &amp;\case f(n) \in \Nodd
  \end{cases}§svg§600§FALSE§</svg:desc><draw:path draw:style-name="gr2" draw:text-style-name="P5" svg:width="3.0299in" svg:height="0.4394in" svg:x="0.0031in" svg:y="0.0071in" svg:viewBox="0 0 7697 1117" svg:d="M3849 1117c-1284 0-2566 0-3849 0 0-373 0-744 0-1117 2565 0 5131 0 7697 0 0 373 0 744 0 1117-1283 0-2565 0-3848 0z"><text:p/></draw:path><draw:path draw:style-name="gr3" draw:text-style-name="P6" svg:width="0.0874in" svg:height="0.1028in" svg:x="0.0004in" svg:y="0.1626in" svg:viewBox="0 0 223 262" svg:d="M212 0c-70 0-142 0-212 0 0 4 0 8 0 12 3 0 6 0 9 0 30 0 31 4 31 18 0 67 0 135 0 202 0 14-1 19-31 19-3 0-6 0-9 0 0 3 0 6 0 11 13-2 44-2 58-2 17 0 52 0 65 2 0-5 0-8 0-11-4 0-7 0-12 0-37 0-37-6-37-19 0-32 0-64 0-96 11 0 23 0 34 0 36 0 41 13 41 45 3 0 6 0 9 0 0-34 0-68 0-102-3 0-6 0-9 0 0 33-5 45-41 45-11 0-23 0-34 0 0-32 0-65 0-97 0-13 1-15 19-15 16 0 31 0 47 0 57 0 67 21 73 75 4 0 7 0 10 0-3-29-7-58-11-87z"><text:p/></draw:path><draw:path draw:style-name="gr3" draw:text-style-name="P6" svg:width="0.1008in" svg:height="0.035in" svg:x="0.1539in" svg:y="0.2098in" svg:viewBox="0 0 257 90" svg:d="M244 15c6 0 13 0 13-7 0-8-7-8-12-8-77 0-155 0-232 0-5 0-13 0-13 8 0 7 8 7 13 7 77 0 154 0 231 0zM245 90c5 0 12 0 12-8 0-7-7-7-13-7-77 0-154 0-231 0-5 0-13 0-13 7 0 8 8 8 13 8 77 0 155 0 232 0z"><text:p/></draw:path><draw:path draw:style-name="gr3" draw:text-style-name="P6" svg:width="0.0748in" svg:height="0.1071in" svg:x="0.3228in" svg:y="0.1598in" svg:viewBox="0 0 191 273" svg:d="M118 155c15 41 34 99 40 109 6 7 10 7 20 7 4 0 6 0 9 0s4-2 4-3-1-2-2-3c-3-5-6-11-9-19-26-72-52-146-79-219-8-23-28-27-47-27-1 0-7 0-7 4s2 3 4 4c13 2 15 4 25 30 12 36 25 71 37 106-35 35-71 70-106 105-5 5-7 7-7 13s4 11 11 11c5 0 10-5 13-8 31-38 63-74 94-110z"><text:p/></draw:path><draw:path draw:style-name="gr3" draw:text-style-name="P6" svg:width="0.0756in" svg:height="0.1378in" svg:x="0.4114in" svg:y="0.1571in" svg:viewBox="0 0 193 351" svg:d="M121 118c11 0 22 0 33 0 8 0 12 0 12-8 0-4-4-4-11-4-11 0-21 0-32 0 4-15 6-30 9-44 1-8 7-36 9-40 3-8 10-13 19-13 1 0 11 0 18 6-17 1-21 16-21 21 0 9 7 13 15 13 10 0 21-7 21-23 0-17-18-26-33-26-14 0-38 7-50 45-2 8-3 12-13 61-9 0-18 0-27 0-7 0-11 0-11 7 0 5 4 5 10 5 9 0 18 0 27 0-10 50-20 101-30 152-7 38-13 73-33 73-2 0-11 0-19-8 18-1 21-14 21-21 0-8-6-13-14-13-10 0-21 9-21 23 0 18 17 27 33 27 21 0 36-22 43-38 13-24 22-70 22-73 8-41 15-82 23-122z"><text:p/></draw:path><draw:path draw:style-name="gr3" draw:text-style-name="P6" svg:width="0.076in" svg:height="0.0874in" svg:x="0.5492in" svg:y="0.1835in" svg:viewBox="0 0 194 223" svg:d="M179 120c7 0 15 0 15-8s-8-8-15-8c-55 0-109 0-164 0 6-51 50-89 104-89 20 0 40 0 60 0 7 0 15 0 15-7 0-8-8-8-15-8-20 0-40 0-60 0-66 0-119 51-119 112 0 62 53 111 119 111 20 0 40 0 60 0 7 0 15 0 15-8 0-7-8-7-15-7-20 0-40 0-60 0-54 0-98-37-104-88 55 0 109 0 164 0z"><text:p/></draw:path><draw:path draw:style-name="gr3" draw:text-style-name="P6" svg:width="0.1028in" svg:height="0.1063in" svg:x="0.6839in" svg:y="0.1618in" svg:viewBox="0 0 262 271" svg:d="M34 35c0 63 0 125 0 188 0 20-3 28-23 28-4 0-11 0-11 6 0 7 7 7 13 7 20 0 41 0 61 0 6 0 12 0 12-7 0-6-6-6-11-6-21 0-24-9-24-29 0-59 0-118 0-177 56 74 111 147 167 221 3 4 4 5 7 5 7 0 7-6 7-12 0-72 0-146 0-218 0-21 3-27 21-28 2 0 9 0 9-6 0-7-6-7-12-7-19 0-39 0-58 0-6 0-13 0-13 7 0 6 8 6 12 6 21 1 25 9 25 29 0 40 0 80 0 121-39-53-79-105-117-158-4-5-6-5-14-5-22 0-45 0-67 0-7 0-13 0-13 7 0 6 6 6 8 6 10 1 18 8 22 12-1 4-1 5-1 10zM219 245c-56-74-112-148-168-222-5-4-5-5-9-10 15 0 31 0 46 0 44 58 87 118 131 176 0 19 0 37 0 56z"><text:p/></draw:path><draw:path draw:style-name="gr3" draw:text-style-name="P6" svg:width="0.1346in" svg:height="0.0787in" svg:x="0.8406in" svg:y="0.1882in" svg:viewBox="0 0 343 201" svg:d="M301 109c-21 15-32 32-35 36-16 28-13 34-20 52 0 4 5 4 8 4 7 0 7 0 9-8 9-37 31-70 75-87 4-2 5-3 5-5 0-3-1-3-2-4-18-7-64-27-79-92-1-4-1-5-8-5-3 0-8 0-8 4 0 1 4 26 20 52 8 11 19 24 35 37-95 0-191 0-287 0-6 0-14 0-14 8s8 8 14 8c96 0 192 0 287 0z"><text:p/></draw:path><draw:path draw:style-name="gr3" draw:text-style-name="P6" svg:width="0.1028in" svg:height="0.1063in" svg:x="1.0307in" svg:y="0.1618in" svg:viewBox="0 0 262 271" svg:d="M33 35c0 63 0 125 0 188 0 20-2 28-22 28-4 0-11 0-11 6 0 7 6 7 13 7 20 0 40 0 60 0 7 0 13 0 13-7 0-6-7-6-12-6-21 0-24-9-24-29 0-59 0-118 0-177 56 74 111 147 167 221 3 4 5 5 7 5 7 0 7-6 7-12 0-72 0-146 0-218 0-21 3-27 22-28 2 0 9 0 9-6 0-7-7-7-13-7-19 0-38 0-56 0-7 0-14 0-14 7 0 6 7 6 11 6 22 1 26 9 26 29 0 40 0 80 0 121-40-53-78-105-118-158-3-5-4-5-13-5-22 0-45 0-67 0-8 0-14 0-14 7 0 6 6 6 8 6 11 1 19 8 22 12-1 4-1 5-1 10zM218 245c-56-74-112-148-168-222-4-4-4-5-8-10 15 0 31 0 46 0 43 58 87 118 130 176 0 19 0 37 0 56z"><text:p/></draw:path><draw:path draw:style-name="gr3" draw:text-style-name="P6" svg:width="0.0157in" svg:height="0.0157in" svg:x="1.15in" svg:y="0.248in" svg:viewBox="0 0 41 41" svg:d="M41 21c0-11-9-21-20-21s-21 10-21 21 10 20 21 20 20-9 20-20z"><text:p/></draw:path><draw:path draw:style-name="gr3" draw:text-style-name="P6" svg:width="0.0748in" svg:height="0.1071in" svg:x="1.187in" svg:y="0.1598in" svg:viewBox="0 0 191 273" svg:d="M118 155c15 41 34 99 40 109 6 7 10 7 20 7 4 0 6 0 9 0 4 0 4-2 4-3s-1-2-2-3c-3-5-5-11-9-19-26-72-51-146-78-219-8-23-29-27-47-27-2 0-8 0-8 4s2 3 4 4c13 2 16 4 25 30 12 36 25 71 37 106-35 35-71 70-106 105-5 5-7 7-7 13s6 11 12 11 9-5 12-8c31-38 63-74 94-110z"><text:p/></draw:path><draw:path draw:style-name="gr3" draw:text-style-name="P6" svg:width="0.0819in" svg:height="0.0685in" svg:x="1.2724in" svg:y="0.198in" svg:viewBox="0 0 209 175" svg:d="M22 148c-1 6-3 15-3 17 0 6 5 10 11 10 5 0 12-4 14-11 1 0 6-19 8-29 3-11 5-23 9-34 2-9 4-17 6-26 1-7 5-18 5-19 6-12 26-47 63-47 17 0 21 14 21 27 0 23-20 73-25 89-3 9-4 15-4 19 0 18 14 31 31 31 37 0 51-56 51-60 0-3-3-3-4-3-5 0-5 1-6 7-8 26-21 48-39 48-7 0-10-4-10-13 0-10 4-19 7-28 7-20 23-62 23-84 0-27-16-42-44-42-35 0-53 25-60 34-2-22-18-34-35-34-19 0-26 15-30 22-5 13-11 36-11 37 0 5 3 5 4 5 4 0 5 0 7-9 7-28 14-46 27-46 9 0 13 5 13 17 0 9-2 12-6 33-8 30-15 60-23 89z"><text:p/></draw:path><draw:path draw:style-name="gr3" draw:text-style-name="P6" svg:width="0.076in" svg:height="0.0874in" svg:x="1.4142in" svg:y="0.1835in" svg:viewBox="0 0 194 223" svg:d="M180 120c7 0 14 0 14-8s-7-8-14-8c-55 0-109 0-164 0 5-51 49-89 104-89 20 0 41 0 60 0 7 0 14 0 14-7 0-8-7-8-14-8-21 0-40 0-61 0-66 0-119 51-119 112 0 62 53 111 119 111 21 0 40 0 61 0 7 0 14 0 14-8 0-7-7-7-14-7-19 0-40 0-60 0-55 0-99-37-104-88 55 0 109 0 164 0z"><text:p/></draw:path><draw:path draw:style-name="gr3" draw:text-style-name="P6" svg:width="0.1028in" svg:height="0.1063in" svg:x="1.5488in" svg:y="0.1618in" svg:viewBox="0 0 262 271" svg:d="M33 35c0 63 0 125 0 188 0 20-3 28-22 28-4 0-11 0-11 6 0 7 5 7 13 7 20 0 40 0 60 0 6 0 13 0 13-7 0-6-7-6-12-6-21 0-25-9-25-29 0-59 0-118 0-177 57 74 112 147 168 221 3 4 5 5 7 5 7 0 7-6 7-12 0-72 0-146 0-218 0-21 3-27 22-28 2 0 9 0 9-6 0-7-7-7-13-7-19 0-38 0-57 0-7 0-13 0-13 7 0 6 7 6 11 6 22 1 24 9 24 29 0 40 0 80 0 121-38-53-78-105-116-158-3-5-5-5-13-5-23 0-45 0-68 0-7 0-13 0-13 7 0 6 6 6 8 6 11 1 18 8 22 12-1 4-1 5-1 10zM218 245c-56-74-112-148-169-222-4-4-4-5-7-10 15 0 29 0 45 0 44 58 87 118 131 176 0 19 0 37 0 56z"><text:p/></draw:path><draw:path draw:style-name="gr3" draw:text-style-name="P6" svg:width="0.0157in" svg:height="0.0157in" svg:x="1.6677in" svg:y="0.248in" svg:viewBox="0 0 41 41" svg:d="M41 21c0-11-9-21-20-21-12 0-21 10-21 21s9 20 21 20c11 0 20-9 20-20z"><text:p/></draw:path><draw:path draw:style-name="gr3" draw:text-style-name="P6" svg:width="0.0783in" svg:height="0.4547in" svg:x="1.7441in" svg:y="0in" svg:viewBox="0 0 200 1156" svg:d="M119 719c0-42-29-107-96-140 41-23 91-68 96-139 0-2 0-3 0-3 0-90 0-179 0-268 0-31 0-38 3-53 8-30 25-69 75-97 3-3 3-3 3-10 0-8 0-9-9-9-6 0-7 0-17 7-87 48-93 120-93 134 0 91 0 182 0 274 0 28 0 59-19 94-18 32-39 48-55 59-6 3-7 3-7 10 0 8 1 8 4 10 33 20 68 55 76 118 1 8 1 8 1 13 0 99 0 198 0 296 0 31 20 96 95 136 9 5 9 5 15 5 9 0 9-1 9-9 0-7 0-7-2-8-16-10-67-41-77-108-2-10-2-11-2-16 0-98 0-197 0-296z"><text:p/></draw:path><draw:path draw:style-name="gr3" draw:text-style-name="P6" svg:width="0.0638in" svg:height="0.1043in" svg:x="1.8508in" svg:y="0.0598in" svg:viewBox="0 0 163 266" svg:d="M163 134c0-31-2-61-16-90-18-37-49-44-66-44-23 0-51 10-67 46-13 27-14 57-14 88 0 29 1 64 17 92 17 32 45 40 63 40 21 0 51-9 68-45 13-26 15-57 15-87zM80 257c-14 0-37-10-44-46-4-23-4-59-4-81 0-26 0-51 3-72 7-46 37-49 45-49 14 0 39 6 47 45 3 22 3 50 3 76 0 28 0 55-3 79-7 37-29 48-47 48z"><text:p/></draw:path><draw:path draw:style-name="gr3" draw:text-style-name="P6" svg:width="0.0323in" svg:height="0.1012in" svg:x="2.0783in" svg:y="0.0598in" svg:viewBox="0 0 83 258" svg:d="M55 88c-18 1-36 3-54 4 0 5 0 8 0 12 25 0 29 3 29 21 0 34 0 70 0 104 0 17-5 17-30 17 0 3 0 8 0 12 12 0 33-1 42-1 14 0 27 1 41 1 0-4 0-9 0-12-26 0-28-2-28-16 0-48 0-95 0-142zM57 21c0-12-10-21-21-21-12 0-21 11-21 21s9 20 21 20c11 0 21-8 21-20z"><text:p/></draw:path><draw:path draw:style-name="gr3" draw:text-style-name="P6" svg:width="0.0488in" svg:height="0.1063in" svg:x="2.1205in" svg:y="0.0543in" svg:viewBox="0 0 125 271" svg:d="M55 106c0-16 0-30 0-46 0-34 19-52 36-52 1 0 7 0 12 3-4 1-11 7-11 16s6 17 17 17 16-8 16-18c0-14-14-26-34-26-27 0-60 20-60 60 0 16 0 30 0 46-10 0-21 0-31 0 0 4 0 7 0 12 10 0 21 0 31 0 0 41 0 82 0 124 0 17-5 17-30 17 0 4 0 8 0 12 14 0 33-1 44-1 15 0 33 0 48 1 0-4 0-8 0-12-2 0-5 0-7 0-29 0-30-4-30-17 0-42 0-83 0-124 14 0 30 0 44 0 0-5 0-8 0-12-15 0-30 0-45 0z"><text:p/></draw:path><draw:path draw:style-name="gr3" draw:text-style-name="P6" svg:width="0.0752in" svg:height="0.1378in" svg:x="2.2209in" svg:y="0.0543in" svg:viewBox="0 0 192 351" svg:d="M121 118c11 0 22 0 33 0 8 0 12 0 12-8 0-4-4-4-11-4-11 0-21 0-32 0 3-15 6-30 9-44 1-9 7-37 9-41 3-7 10-13 19-13 1 0 11 0 18 7-17 1-21 15-21 21 0 9 7 13 15 13 10 0 20-8 20-23 0-17-17-26-32-26-14 0-38 7-50 45-2 8-3 12-13 61-9 0-18 0-27 0-7 0-11 0-11 6s4 6 10 6c9 0 18 0 27 0-10 50-20 101-30 151-7 38-13 73-33 73-2 0-11 0-19-7 18-1 21-15 21-21 0-8-6-13-14-13-10 0-21 8-21 23 0 18 16 27 33 27 21 0 36-24 43-38 13-24 22-71 22-73 8-41 15-82 23-122z"><text:p/></draw:path><draw:path draw:style-name="gr3" draw:text-style-name="P6" svg:width="0.0346in" svg:height="0.1516in" svg:x="2.3185in" svg:y="0.048in" svg:viewBox="0 0 89 386" svg:d="M89 381c0-1 0-1-7-7-47-50-60-122-60-182 0-67 15-134 63-182 4-5 4-6 4-7 0-2-1-3-3-3-5 0-39 26-62 75-20 43-24 85-24 117 0 31 4 77 25 121 23 47 56 73 61 73 2 0 3-1 3-5z"><text:p/></draw:path><draw:path draw:style-name="gr3" draw:text-style-name="P6" svg:width="0.0819in" svg:height="0.0685in" svg:x="2.3673in" svg:y="0.0949in" svg:viewBox="0 0 209 175" svg:d="M23 147c-1 7-3 16-3 17 0 7 4 11 11 11 4 0 11-4 14-11 0-1 5-19 7-29 3-11 5-23 9-34 2-9 4-17 6-26 2-7 5-18 6-20 5-11 26-46 62-46 18 0 21 14 21 26 0 24-19 74-25 90-3 9-3 13-3 18 0 19 13 32 30 32 37 0 51-56 51-60s-3-4-4-4c-4 0-4 1-6 8-8 26-21 47-40 47-6 0-8-3-8-12 0-10 3-20 6-28 8-20 23-63 23-85 0-26-16-41-44-41-35 0-54 24-60 33-2-21-18-33-35-33-18 0-26 15-30 22-5 13-11 36-11 37 0 4 3 4 4 4 5 0 5 0 7-9 7-28 14-45 29-45 7 0 12 4 12 17 0 8-1 12-7 32-8 30-14 60-22 89z"><text:p/></draw:path><draw:path draw:style-name="gr3" draw:text-style-name="P6" svg:width="0.0346in" svg:height="0.1516in" svg:x="2.463in" svg:y="0.048in" svg:viewBox="0 0 89 386" svg:d="M89 192c0-29-4-77-25-119-23-48-56-73-61-73-2 0-3 1-3 3 0 1 0 2 7 9 38 39 60 100 60 180 0 66-14 134-63 183-4 5-4 5-4 6 0 3 1 5 3 5 5 0 39-27 62-76 20-42 24-85 24-118z"><text:p/></draw:path><draw:path draw:style-name="gr3" draw:text-style-name="P6" svg:width="0.076in" svg:height="0.0874in" svg:x="2.5681in" svg:y="0.0803in" svg:viewBox="0 0 194 223" svg:d="M180 119c7 0 14 0 14-8s-7-8-14-8c-55 0-108 0-163 0 4-51 48-88 103-88 20 0 41 0 60 0 7 0 14 0 14-7 0-8-7-8-14-8-20 0-40 0-61 0-66 0-119 49-119 111s53 112 119 112c21 0 41 0 61 0 7 0 14 0 14-8 0-7-7-7-14-7-19 0-40 0-60 0-55 0-99-38-103-89 55 0 108 0 163 0z"><text:p/></draw:path><draw:path draw:style-name="gr3" draw:text-style-name="P6" svg:width="0.1028in" svg:height="0.1063in" svg:x="2.7031in" svg:y="0.0571in" svg:viewBox="0 0 262 271" svg:d="M33 34c0 63 0 126 0 189 0 20-3 26-23 28-3 0-10 0-10 6 0 7 5 7 13 7 20 0 40 0 60 0 6 0 13 0 13-7 0-6-7-6-12-6-21-2-25-9-25-29 0-59 0-118 0-177 57 74 112 146 168 220 3 5 5 6 7 6 7 0 7-6 7-13 0-72 0-145 0-217 0-22 3-28 21-28 3 0 10 0 10-6 0-7-7-7-13-7-19 0-38 0-56 0-8 0-14 0-14 7 0 6 7 6 11 6 22 0 25 8 25 29 0 40 0 80 0 121-39-53-79-105-117-158-3-5-4-5-13-5-23 0-45 0-69 0-6 0-12 0-12 7 0 5 6 6 8 6 11 1 18 8 22 12-1 4-1 4-1 9zM218 244c-56-74-112-148-169-222-4-4-4-6-7-9 15 0 29 0 45 0 44 58 87 118 131 176 0 18 0 36 0 55z"><text:p/></draw:path><draw:path draw:style-name="gr3" draw:text-style-name="P6" svg:width="0.0457in" svg:height="0.048in" svg:x="2.8134in" svg:y="0.1362in" svg:viewBox="0 0 117 123" svg:d="M109 59c5 0 8 0 8-6 0-23-14-53-54-53-36 0-63 29-63 62 0 34 31 61 66 61 36 0 51-28 51-35 0-1-1-3-5-3s-4 1-5 4c-8 22-29 25-39 25-13 0-25-5-33-15-10-13-10-30-10-40 28 0 56 0 84 0zM25 52c4-38 28-44 38-44 33 0 34 37 35 44-24 0-48 0-73 0z"><text:p/></draw:path><draw:path draw:style-name="gr3" draw:text-style-name="P6" svg:width="0.0567in" svg:height="0.0465in" svg:x="2.8665in" svg:y="0.139in" svg:viewBox="0 0 145 119" svg:d="M120 26c8-16 21-16 25-16 0-3 0-7 0-10-6 0-13 1-20 1s-17 0-25-1c0 3 0 7 0 10 12 0 12 9 12 10s-1 4-2 7c-10 22-21 46-31 68-11-25-23-50-34-74 0-2-1-3-1-6 0-5 9-5 13-5 0-3 0-7 0-10-10 0-20 1-31 1-7 0-18 0-26-1 0 3 0 7 0 10 15 0 19 0 22 10 14 31 29 62 43 93 2 3 3 6 8 6s6-3 7-6c14-28 27-58 40-87z"><text:p/></draw:path><draw:path draw:style-name="gr3" draw:text-style-name="P6" svg:width="0.0457in" svg:height="0.048in" svg:x="2.928in" svg:y="0.1362in" svg:viewBox="0 0 117 123" svg:d="M109 59c5 0 8 0 8-6 0-23-14-53-54-53-35 0-63 29-63 62 0 34 31 61 66 61 37 0 51-28 51-35 0-1-2-3-5-3-4 0-4 1-5 4-8 22-29 25-39 25-13 0-25-5-33-15-10-13-10-30-10-40 28 0 56 0 84 0zM25 52c4-38 28-44 38-44 33 0 34 37 35 44-24 0-48 0-73 0z"><text:p/></draw:path><draw:path draw:style-name="gr3" draw:text-style-name="P6" svg:width="0.0567in" svg:height="0.0469in" svg:x="2.9839in" svg:y="0.1362in" svg:viewBox="0 0 145 120" svg:d="M124 37c0-23-11-37-40-37-22 0-37 12-44 26 0-8 0-17 0-26-14 1-27 2-40 3 0 4 0 7 0 10 18 0 20 2 20 16 0 23 0 46 0 69 0 12-2 12-20 12 0 3 0 6 0 10 10 0 20-1 31-1 10 0 28 0 31 1 0-4 0-7 0-10-18 0-20 0-20-12 0-17 0-32 0-49 0-28 22-41 39-41 20 0 22 15 22 28 0 21 0 41 0 62 0 12-3 12-21 12 0 3 0 6 0 10 2 0 20-1 31-1s30 0 32 1c0-4 0-7 0-10-17 0-21 0-21-12 0-20 0-41 0-61z"><text:p/></draw:path><draw:path draw:style-name="gr3" draw:text-style-name="P6" svg:width="0.05in" svg:height="0.1004in" svg:x="1.8583in" svg:y="0.278in" svg:viewBox="0 0 128 256" svg:d="M79 10c0-10 0-10-9-10-24 24-58 24-70 24 0 5 0 8 0 12 8 0 31 0 51-10 0 67 0 133 0 200 0 14-2 19-36 19-4 0-8 0-13 0 0 3 0 7 0 11 14-1 47-1 63-1 15 0 49 0 63 1 0-4 0-8 0-11-5 0-8 0-12 0-36 0-37-4-37-19 0-72 0-144 0-216z"><text:p/></draw:path><draw:path draw:style-name="gr3" draw:text-style-name="P6" svg:width="0.0323in" svg:height="0.1008in" svg:x="2.0783in" svg:y="0.278in" svg:viewBox="0 0 83 257" svg:d="M55 87c-18 1-36 3-54 4 0 5 0 8 0 12 25 0 29 3 29 21 0 35 0 69 0 105 0 17-5 17-30 17 0 3 0 7 0 11 12 0 33-1 42-1 14 0 27 1 41 1 0-4 0-8 0-11-26 0-28-2-28-17 0-48 0-95 0-142zM57 20c0-12-10-20-21-20-12 0-21 10-21 20 0 11 9 21 21 21 11 0 21-9 21-21z"><text:p/></draw:path><draw:path draw:style-name="gr3" draw:text-style-name="P6" svg:width="0.0488in" svg:height="0.1063in" svg:x="2.1205in" svg:y="0.2717in" svg:viewBox="0 0 125 271" svg:d="M55 106c0-16 0-30 0-46 0-33 19-51 36-51 1 0 7 0 12 2-4 2-11 7-11 16s6 17 17 17 16-8 16-17c0-14-14-27-34-27-27 0-60 21-60 62 0 14 0 29 0 44-10 0-21 0-31 0 0 4 0 7 0 12 10 0 21 0 31 0 0 41 0 83 0 125 0 17-5 17-30 17 0 4 0 7 0 11 14 0 33-1 44-1 15 0 33 0 48 1 0-4 0-7 0-11-2 0-5 0-7 0-29 0-30-4-30-18 0-42 0-83 0-124 14 0 30 0 44 0 0-5 0-8 0-12-15 0-30 0-45 0z"><text:p/></draw:path><draw:path draw:style-name="gr3" draw:text-style-name="P6" svg:width="0.0752in" svg:height="0.1378in" svg:x="2.2209in" svg:y="0.2717in" svg:viewBox="0 0 192 351" svg:d="M121 118c11 0 22 0 33 0 8 0 12 0 12-8 0-4-4-4-11-4-11 0-21 0-32 0 3-15 6-30 9-44 1-8 7-36 9-40 3-8 10-13 19-13 1 0 11 0 18 6-17 1-21 16-21 21 0 9 7 13 15 13 10 0 20-7 20-23 0-17-17-26-32-26-14 0-38 7-50 45-2 8-3 12-13 61-9 0-18 0-27 0-7 0-11 0-11 7 0 5 4 5 10 5 9 0 18 0 27 0-10 50-20 101-30 152-7 38-13 73-33 73-2 0-11 0-19-8 18-1 21-14 21-21 0-8-6-13-14-13-10 0-21 9-21 23 0 18 16 27 33 27 21 0 36-22 43-38 13-24 22-70 22-73 8-41 15-82 23-122z"><text:p/></draw:path><draw:path draw:style-name="gr3" draw:text-style-name="P6" svg:width="0.0346in" svg:height="0.1516in" svg:x="2.3185in" svg:y="0.2661in" svg:viewBox="0 0 89 386" svg:d="M89 382c0-1 0-2-7-8-47-49-60-122-60-181 0-67 15-134 63-182 4-6 4-6 4-7 0-3-1-4-3-4-5 0-39 26-62 76-20 42-24 84-24 117 0 30 4 77 25 120 23 47 56 73 61 73 2 0 3-1 3-4z"><text:p/></draw:path><draw:path draw:style-name="gr3" draw:text-style-name="P6" svg:width="0.0819in" svg:height="0.0685in" svg:x="2.3673in" svg:y="0.313in" svg:viewBox="0 0 209 175" svg:d="M23 148c-1 6-3 15-3 17 0 6 4 10 11 10 4 0 11-2 14-11 2-9 5-19 7-28 3-12 5-23 9-35 2-9 4-17 6-26 2-7 5-18 6-19 5-12 26-47 62-47 18 0 21 14 21 27 0 23-19 73-25 89-3 9-3 15-3 19 0 18 13 31 30 31 37 0 51-56 51-60 0-3-3-3-4-3-4 0-4 1-6 7-8 26-21 48-40 48-6 0-8-4-8-13 0-10 3-19 6-28 8-20 23-62 23-84 0-27-16-42-44-42-35 0-54 25-60 34-2-22-18-34-35-34-18 0-26 15-30 22-5 13-11 36-11 37 0 5 3 5 4 5 5 0 5 0 7-9 7-28 14-46 29-46 7 0 12 5 12 17 0 9-1 12-7 33-8 30-14 60-22 89z"><text:p/></draw:path><draw:path draw:style-name="gr3" draw:text-style-name="P6" svg:width="0.0346in" svg:height="0.1516in" svg:x="2.463in" svg:y="0.2661in" svg:viewBox="0 0 89 386" svg:d="M89 193c0-30-4-77-25-120-23-48-56-73-61-73-2 0-3 2-3 4 0 1 0 1 7 9 38 39 60 99 60 180 0 66-14 134-63 183-4 4-4 5-4 6 0 3 1 4 3 4 5 0 39-27 62-75 20-43 24-86 24-118z"><text:p/></draw:path><draw:path draw:style-name="gr3" draw:text-style-name="P6" svg:width="0.076in" svg:height="0.0878in" svg:x="2.5681in" svg:y="0.298in" svg:viewBox="0 0 194 224" svg:d="M180 120c7 0 14 0 14-8s-7-8-14-8c-55 0-108 0-163 0 4-51 48-89 103-89 20 0 41 0 60 0 7 0 14 0 14-7 0-8-7-8-14-8-20 0-40 0-61 0-66 0-119 51-119 112 0 62 53 112 119 112 21 0 41 0 61 0 7 0 14-1 14-9s-7-7-14-7c-19 0-40 0-60 0-55 0-99-37-103-88 55 0 108 0 163 0z"><text:p/></draw:path><draw:path draw:style-name="gr3" draw:text-style-name="P6" svg:width="0.1028in" svg:height="0.1063in" svg:x="2.7031in" svg:y="0.2764in" svg:viewBox="0 0 262 271" svg:d="M33 35c0 63 0 125 0 188 0 21-3 28-23 28-3 0-10 1-10 6 0 7 5 7 13 7 20 0 40 0 60 0 6 0 13 0 13-7 0-5-7-6-12-6-21 0-25-9-25-29 0-59 0-118 0-177 57 74 112 147 168 221 3 4 5 5 7 5 7 0 7-5 7-12 0-72 0-146 0-218 0-21 3-27 21-28 3 0 10 0 10-6 0-7-7-7-13-7-19 0-38 0-56 0-8 0-14 0-14 7 0 6 7 6 11 6 22 1 25 9 25 29 0 40 0 80 0 121-39-53-79-105-117-158-3-5-4-5-13-5-23 0-45 0-69 0-6 0-12 0-12 7 0 6 6 6 8 6 11 1 18 8 22 12-1 4-1 5-1 10zM218 245c-56-74-112-148-169-222-4-4-4-5-7-10 15 0 29 0 45 0 44 58 87 118 131 176 0 19 0 37 0 56z"><text:p/></draw:path><draw:path draw:style-name="gr3" draw:text-style-name="P6" svg:width="0.052in" svg:height="0.048in" svg:x="2.8134in" svg:y="0.3543in" svg:viewBox="0 0 133 123" svg:d="M133 63c0-34-30-63-66-63-37 0-67 29-67 63 0 33 30 60 67 60 36 0 66-27 66-60zM67 114c-11 0-25-3-34-16-8-11-8-25-8-38 0-12 0-27 9-39 8-8 19-14 33-14 16 0 27 7 33 16 8 10 8 24 8 37s0 27-8 38-20 16-33 16z"><text:p/></draw:path><draw:path draw:style-name="gr3" draw:text-style-name="P6" svg:width="0.0563in" svg:height="0.0744in" svg:x="2.8783in" svg:y="0.328in" svg:viewBox="0 0 144 190" svg:d="M84 2c0 3 0 7 0 10 17 0 19 2 19 15 0 19 0 38 0 57-9-10-23-16-37-16-36 0-66 27-66 61s29 61 63 61c22 0 35-12 39-17 0 5 0 12 0 17 15-1 28-2 42-3 0-3 0-7 0-10-18 0-20-1-20-14 0-54 0-109 0-163-13 1-27 1-40 2zM102 158c-6 13-21 24-38 24-15 0-26-8-31-17-6-8-9-19-9-35 0-7 0-28 11-40s24-14 32-14c13 0 25 5 32 15 3 5 3 5 3 10 0 19 0 39 0 57z"><text:p/></draw:path><draw:path draw:style-name="gr3" draw:text-style-name="P6" svg:width="0.0563in" svg:height="0.0744in" svg:x="2.9453in" svg:y="0.328in" svg:viewBox="0 0 144 190" svg:d="M84 2c0 3 0 7 0 10 18 0 21 2 21 15 0 19 0 38 0 57-11-10-24-16-39-16-36 0-66 27-66 61s29 61 63 61c22 0 35-12 40-17 0 5 0 12 0 17 14-1 28-2 41-3 0-3 0-7 0-10-18 0-20-1-20-14 0-54 0-109 0-163-13 1-27 1-40 2zM103 158c-7 13-21 24-38 24-16 0-27-8-32-17-6-8-9-19-9-35 0-7 0-28 11-40s24-14 32-14c13 0 25 5 33 15 3 5 3 5 3 10 0 19 0 39 0 57z"><text:p/></draw:path></draw:g></text:p>
      <text:p text:style-name="P69">כלומר, יהיו <text:span text:style-name="T8"><draw:g text:anchor-type="as-char" svg:y="-0.1075in" draw:z-index="282" draw:name="Shape308" draw:style-name="gr1"><svg:title>TexMaths</svg:title><svg:desc>11§inline§f, g \in \N \to \N§svg§600§FALSE§</svg:desc><draw:path draw:style-name="gr2" draw:text-style-name="P5" svg:width="0.8508in" svg:height="0.1217in" svg:x="0.0067in" svg:y="0.0075in" svg:viewBox="0 0 2162 310" svg:d="M0 0c720 0 1442 0 2162 0 0 103 0 207 0 310-720 0-1442 0-2162 0 0-103 0-207 0-310z"><text:p/></draw:path><draw:path draw:style-name="gr3" draw:text-style-name="P6" svg:width="0.0752in" svg:height="0.1374in" svg:x="0in" svg:y="0in" svg:viewBox="0 0 192 350" svg:d="M121 118c11 0 22 0 33 0 8 0 12 0 12-8 0-4-4-4-11-4-11 0-21 0-32 0 2-16 6-30 8-44 2-8 8-36 10-40 3-8 10-13 17-13 3 0 12 0 20 6-17 1-21 16-21 21 0 9 7 14 15 14 9 0 20-8 20-24 0-17-17-26-34-26-13 0-37 7-48 45-2 8-3 12-13 61-9 0-18 0-27 0-7 0-12 0-12 7 0 5 5 5 11 5 9 0 17 0 26 0-10 50-19 100-29 150-7 38-13 73-34 73-1 0-11 0-18-7 18-1 21-15 21-20 0-9-6-14-14-14-10 0-21 8-21 23 0 18 16 27 32 27 22 0 37-23 44-38 12-24 22-71 22-73 8-41 15-81 23-121z"><text:p/></draw:path><draw:path draw:style-name="gr3" draw:text-style-name="P6" svg:width="0.0173in" svg:height="0.0453in" svg:x="0.0874in" svg:y="0.0902in" svg:viewBox="0 0 45 116" svg:d="M45 41c0-26-10-41-25-41-12 0-20 10-20 21 0 10 8 20 20 20 4 0 10-1 13-5 2-1 1-1 2-1s1 0 1 6c0 28-13 51-26 64-5 4-5 5-5 6 0 2 3 5 5 5 4 0 35-30 35-75z"><text:p/></draw:path><draw:path draw:style-name="gr3" draw:text-style-name="P6" svg:width="0.0693in" svg:height="0.0976in" svg:x="0.1441in" svg:y="0.0402in" svg:viewBox="0 0 177 249" svg:d="M176 25c0-2 1-4 1-6 0-7-4-11-11-11-4 0-14 3-16 16-7-14-20-24-36-24-44 0-92 54-92 110 0 37 24 60 52 60 23 0 40-17 45-22-8 33-9 33-13 50-2 4-15 42-55 42-8 0-21 0-31-4 11-3 15-13 15-19 0-7-4-15-14-15-9 0-21 8-21 23 0 16 14 24 51 24 48 0 77-30 82-53 14-56 29-113 43-171zM125 121c-2 10-11 20-19 27s-20 14-31 14c-20 0-26-20-26-35 0-19 11-64 22-84 10-19 27-34 43-34 26 0 31 31 31 33s-1 4-1 5c-7 24-12 49-19 74z"><text:p/></draw:path><draw:path draw:style-name="gr3" draw:text-style-name="P6" svg:width="0.076in" svg:height="0.087in" svg:x="0.2744in" svg:y="0.0256in" svg:viewBox="0 0 194 222" svg:d="M180 120c7 0 14 0 14-8 0-9-7-9-14-9-55 0-109 0-164 0 5-50 49-88 104-88 20 0 41 0 60 0 7 0 14 0 14-7 0-8-7-8-14-8-21 0-40 0-61 0-66 0-119 49-119 112 0 62 53 110 119 110 21 0 40 0 61 0 7 0 14 0 14-7 0-8-7-8-14-8-19 0-40 0-60 0-55 0-99-37-104-87 55 0 109 0 164 0z"><text:p/></draw:path><draw:path draw:style-name="gr3" draw:text-style-name="P6" svg:width="0.1028in" svg:height="0.1063in" svg:x="0.4094in" svg:y="0.0028in" svg:viewBox="0 0 262 271" svg:d="M33 35c0 63 0 126 0 187 0 20-2 28-22 28-4 0-11 0-11 6 0 7 5 7 13 7 20 0 40 0 60 0 7 0 13 0 13-7 0-6-7-6-12-6-21 0-25-9-25-29 0-58 0-118 0-176 57 74 112 146 168 220 3 4 5 6 7 6 7 0 7-7 7-14 0-72 0-144 0-216 0-21 3-27 22-28 2 0 9 0 9-6 0-7-7-7-13-7-19 0-38 0-57 0-6 0-13 0-13 7 0 6 7 6 11 6 22 1 26 9 26 29 0 39 0 80 0 121-40-53-79-105-118-157-3-6-5-6-13-6-22 0-45 0-67 0-8 0-14 0-14 7 0 6 6 6 8 6 11 1 19 8 22 12-1 4-1 5-1 10zM218 243c-56-72-112-146-169-220-3-5-3-5-7-10 15 0 31 0 46 0 43 59 87 117 130 175 0 19 0 38 0 55z"><text:p/></draw:path><draw:path draw:style-name="gr3" draw:text-style-name="P6" svg:width="0.1346in" svg:height="0.0783in" svg:x="0.5657in" svg:y="0.0291in" svg:viewBox="0 0 343 200" svg:d="M300 109c-21 15-31 32-34 36-17 27-21 50-21 51 0 4 5 4 8 4 7 0 8-1 9-7 9-37 32-70 74-87 6-1 7-3 7-5 0-3-2-4-3-4-18-7-64-27-78-91-1-5-2-6-9-6-3 0-8 0-8 4 0 2 4 26 20 51 8 12 19 25 35 37-95 0-191 0-287 0-6 0-13 0-13 9 0 8 7 8 13 8 96 0 192 0 287 0z"><text:p/></draw:path><draw:path draw:style-name="gr3" draw:text-style-name="P6" svg:width="0.1028in" svg:height="0.1063in" svg:x="0.7555in" svg:y="0.0028in" svg:viewBox="0 0 262 271" svg:d="M34 35c0 63 0 126 0 187 0 20-3 28-23 28-4 0-11 0-11 6 0 7 7 7 13 7 20 0 41 0 61 0 6 0 12 0 12-7 0-6-6-6-11-6-22 0-26-9-26-29 0-58 0-118 0-176 57 74 112 146 168 220 3 4 5 6 8 6 7 0 7-7 7-14 0-72 0-144 0-216 0-21 3-27 21-28 2 0 9 0 9-6 0-7-6-7-13-7-19 0-38 0-57 0-6 0-13 0-13 7 0 6 7 6 11 6 22 1 26 9 26 29 0 39 0 80 0 121-39-53-79-105-117-157-4-6-6-6-14-6-22 0-45 0-67 0-7 0-14 0-14 7 0 6 7 6 9 6 10 1 18 8 21 12 0 4 0 5 0 10zM218 243c-56-72-112-146-169-220-3-5-3-5-7-10 15 0 31 0 46 0 43 59 87 117 130 175 0 19 0 38 0 55z"><text:p/></draw:path></draw:g></text:span><text:span text:style-name="T8"><text:s/>פונקציות ונניח </text:span><text:span text:style-name="T8"><draw:g text:anchor-type="as-char" svg:y="-0.1075in" draw:z-index="283" draw:name="Shape309" draw:style-name="gr1"><svg:title>TexMaths</svg:title><svg:desc>11§inline§fTg§svg§600§FALSE§</svg:desc><draw:path draw:style-name="gr2" draw:text-style-name="P5" svg:width="0.2559in" svg:height="0.1217in" svg:x="0.0004in" svg:y="0.0075in" svg:viewBox="0 0 651 310" svg:d="M0 0c217 0 434 0 651 0 0 103 0 207 0 310-217 0-434 0-651 0 0-103 0-207 0-310z"><text:p/></draw:path><draw:path draw:style-name="gr3" draw:text-style-name="P6" svg:width="0.0752in" svg:height="0.1374in" svg:x="0.0008in" svg:y="0in" svg:viewBox="0 0 192 350" svg:d="M121 118c11 0 22 0 33 0 7 0 12 0 12-8 0-4-5-4-11-4-11 0-22 0-32 0 2-16 4-30 8-44 2-8 7-36 10-40 3-8 9-13 17-13 2 0 12 0 19 6-17 1-21 16-21 21 0 9 8 14 14 14 11 0 22-8 22-24 0-17-17-26-34-26-13 0-37 7-48 45-2 8-3 12-13 61-9 0-18 0-27 0-7 0-12 0-12 7 0 5 4 5 11 5 9 0 17 0 25 0-9 50-18 100-28 150-7 38-13 73-34 73-1 0-11 0-18-7 18-1 21-15 21-20 0-9-6-14-14-14-10 0-21 8-21 23 0 18 16 27 32 27 22 0 37-23 44-38 12-24 21-71 22-73 7-41 15-81 23-121z"><text:p/></draw:path><draw:path draw:style-name="gr3" draw:text-style-name="P6" svg:width="0.1028in" svg:height="0.102in" svg:x="0.087in" svg:y="0.0047in" svg:viewBox="0 0 262 260" svg:d="M156 26c2-9 3-13 9-14 3 0 15 0 24 0 38 0 56 1 56 31 0 6-1 21-3 31 0 2-1 6-1 7 0 3 1 6 4 6 4 0 5-3 7-9 3-22 6-45 9-67 0-2 1-6 1-7 0-4-4-4-10-4-72 0-142 0-214 0-9 0-9 0-13 8-7 23-15 45-23 68-1 2-2 5-2 6 0 3 2 5 4 5 5 0 5-2 7-9 21-59 31-66 88-66 5 0 10 0 15 0 11 0 11 1 11 4s-1 7-2 8c-18 68-34 137-52 205-3 14-4 18-45 18-14 0-16 0-16 8 0 5 4 5 6 5 10 0 21-2 32-2 10 0 21 0 32 0 10 0 22 0 33 0s22 2 33 2c4 0 9 0 9-8 0-5-3-5-13-5s-15 0-26 0c-11-1-14-3-14-8 1-3 0-3 2-9 17-67 34-135 52-204z"><text:p/></draw:path><draw:path draw:style-name="gr3" draw:text-style-name="P6" svg:width="0.0693in" svg:height="0.0976in" svg:x="0.1949in" svg:y="0.0402in" svg:viewBox="0 0 177 249" svg:d="M176 25c0-2 1-4 1-6 0-7-5-11-11-11-5 0-14 3-17 16-6-14-19-24-35-24-44 0-92 54-92 110 0 37 24 60 52 60 23 0 40-17 45-22-8 33-9 33-14 50-1 4-14 42-54 42-8 0-20 0-31-4 11-3 15-13 15-19 0-7-4-15-14-15-9 0-21 8-21 23 0 16 14 24 52 24 47 0 75-30 81-53 14-56 28-113 43-171zM125 121c-2 10-11 20-20 27-7 7-19 14-30 14-20 0-26-20-26-35 0-19 11-64 22-84 10-19 27-34 43-34 25 0 31 31 31 33s0 4-1 5c-7 24-13 49-19 74z"><text:p/></draw:path></draw:g></text:span><text:span text:style-name="T8">, נוכיח </text:span><text:span text:style-name="T8"><draw:g text:anchor-type="as-char" svg:y="-0.1134in" draw:z-index="284" draw:name="Shape310" draw:style-name="gr1"><svg:title>TexMaths</svg:title><svg:desc>11§inline§F(f) = F(g)§svg§600§FALSE§</svg:desc><draw:path draw:style-name="gr2" draw:text-style-name="P5" svg:width="0.8146in" svg:height="0.1358in" svg:x="0.0024in" svg:y="0.0071in" svg:viewBox="0 0 2070 346" svg:d="M1036 346c-345 0-691 0-1036 0 0-116 0-230 0-346 690 0 1381 0 2070 0 0 116 0 230 0 346-344 0-689 0-1034 0z"><text:p/></draw:path><draw:path draw:style-name="gr3" draw:text-style-name="P6" svg:width="0.1075in" svg:height="0.1024in" svg:x="0.0004in" svg:y="0.0098in" svg:viewBox="0 0 274 261" svg:d="M102 137c12 0 26 0 38 0 28 0 32 6 32 17 0 2 0 8-4 19 0 2-1 3-1 4 0 4 2 5 6 5 3 0 3-1 5-8 7-29 15-56 21-84 1-4 1-5 1-6s-1-5-4-5c-5 0-5 2-6 9-8 30-17 36-50 36-12 0-23 0-35 0 8-33 16-65 25-98 3-13 3-14 21-14 16 0 34 0 50 0 48 0 58 12 58 42 0 9 0 11-3 21 0 5 0 5 0 6 0 3 1 6 5 6s4-2 5-10c2-22 6-45 8-67 1-10-1-10-11-10-63 0-127 0-189 0-8 0-11 0-11 8 0 4 3 4 11 4 14 0 24 0 24 7 0 1 0 2-1 9-18 68-34 136-52 203-3 15-4 18-35 18-7 0-10 0-10 8 0 4 4 4 6 4 11 0 39-1 50-1 13 0 45 1 58 1 4 0 8 0 8-8 0-2-1-2-2-3s-2-1-11-1-11 0-20 0c-11-1-13-3-13-8 0-1 0-3 2-9 8-32 17-64 24-95z"><text:p/></draw:path><draw:path draw:style-name="gr3" draw:text-style-name="P6" svg:width="0.0346in" svg:height="0.1512in" svg:x="0.1287in" svg:y="0in" svg:viewBox="0 0 89 385" svg:d="M89 381c0-1 0-1-6-8-49-49-61-122-61-180 0-67 14-135 63-182 4-5 4-5 4-7 0-3-1-4-3-4-5 0-40 26-62 76-20 42-24 85-24 117 0 29 3 76 25 120 23 47 56 72 61 72 2 0 3-1 3-4z"><text:p/></draw:path><draw:path draw:style-name="gr3" draw:text-style-name="P6" svg:width="0.0756in" svg:height="0.1374in" svg:x="0.1807in" svg:y="0.0067in" svg:viewBox="0 0 193 350" svg:d="M121 118c11 0 23 0 34 0 8 0 11 0 11-8 0-4-3-4-10-4-11 0-22 0-33 0 4-16 6-30 9-44 1-8 7-36 9-40 3-8 10-13 19-13 1 0 11 0 18 6-17 2-21 16-21 21 0 9 7 14 15 14 10 0 21-9 21-24 0-17-18-26-33-26-14 0-38 7-50 45-2 8-3 12-12 61-9 0-19 0-28 0-6 0-11 0-11 7 0 5 4 5 11 5 9 0 17 0 26 0-10 50-20 100-30 151-7 37-13 72-33 72-2 0-11 0-19-6 18-1 21-16 21-21 0-9-6-13-14-13-10 0-21 8-21 23 0 17 17 26 33 26 21 0 36-23 44-37 12-25 21-71 21-74 8-40 15-80 23-121z"><text:p/></draw:path><draw:path draw:style-name="gr3" draw:text-style-name="P6" svg:width="0.035in" svg:height="0.1512in" svg:x="0.272in" svg:y="0in" svg:viewBox="0 0 90 385" svg:d="M90 193c0-30-4-76-26-120-23-48-56-73-60-73-2 0-4 2-4 4s0 2 8 9c37 38 59 99 59 180 0 65-14 133-61 181-6 6-6 6-6 7 0 2 2 4 4 4 4 0 39-26 62-76 19-41 24-84 24-116z"><text:p/></draw:path><draw:path draw:style-name="gr3" draw:text-style-name="P6" svg:width="0.1004in" svg:height="0.0354in" svg:x="0.3732in" svg:y="0.0571in" svg:viewBox="0 0 256 91" svg:d="M244 17c6 0 12-2 12-9 0-8-6-8-12-8-77 0-154 0-231 0-5 0-13 0-13 8 0 7 8 9 13 9 77 0 154 0 231 0zM244 91c6 0 12 0 12-7 0-9-6-9-12-9-77 0-154 0-231 0-5 0-13 0-13 9 0 7 8 7 13 7 77 0 154 0 231 0z"><text:p/></draw:path><draw:path draw:style-name="gr3" draw:text-style-name="P6" svg:width="0.1079in" svg:height="0.1024in" svg:x="0.5307in" svg:y="0.0098in" svg:viewBox="0 0 275 261" svg:d="M102 137c12 0 26 0 38 0 29 0 33 6 33 17 0 2 0 8-4 19-1 2-1 3-1 4 0 4 3 5 5 5 4 0 4-1 6-8 7-29 15-56 21-84 1-4 1-5 1-6s-1-5-4-5c-4 0-4 2-7 9-7 30-16 36-49 36-12 0-23 0-35 0 8-33 16-65 25-98 3-13 3-14 21-14 16 0 34 0 50 0 48 0 57 12 57 42 0 9 0 11-2 21 0 5 0 5 0 6 0 3 2 6 5 6 4 0 4-2 5-10 3-22 6-45 8-67 1-10-1-10-11-10-63 0-126 0-189 0-8 0-11 0-11 8 0 4 3 4 10 4 14 0 25 0 25 7 0 1 0 2-2 9-17 68-34 136-51 203-3 15-4 18-35 18-7 0-11 0-11 8 0 4 6 4 7 4 11 0 39-1 50-1 13 0 45 1 57 1 4 0 9 0 9-8 0-2-1-2-2-3-2-1-2-1-11-1s-11 0-21 0c-11-1-12-3-12-8 0-1 0-3 2-9 8-32 16-64 23-95z"><text:p/></draw:path><draw:path draw:style-name="gr3" draw:text-style-name="P6" svg:width="0.035in" svg:height="0.1512in" svg:x="0.6587in" svg:y="0in" svg:viewBox="0 0 90 385" svg:d="M90 381c0-1 0-1-6-8-49-49-61-122-61-180 0-67 14-135 62-182 5-5 5-5 5-7 0-3-2-4-4-4-3 0-39 26-62 76-18 42-24 85-24 117 0 29 4 76 26 120 24 47 57 72 60 72 2 0 4-1 4-4z"><text:p/></draw:path><draw:path draw:style-name="gr3" draw:text-style-name="P6" svg:width="0.0697in" svg:height="0.0976in" svg:x="0.7051in" svg:y="0.0453in" svg:viewBox="0 0 178 249" svg:d="M177 25c0-2 1-4 1-6 0-7-5-11-12-11-3 0-14 3-15 16-7-14-21-24-37-24-44 0-91 54-91 110 0 38 23 61 52 61 22 0 41-18 44-22h1c-9 34-9 33-13 50-1 5-15 41-56 41-7 0-20 0-31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" draw:text-style-name="P6" svg:width="0.035in" svg:height="0.1512in" svg:x="0.7898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8">. מההנחה, נסיק שלכל </text:span><text:span text:style-name="T8"><draw:g text:anchor-type="as-char" svg:y="-0.1035in" draw:z-index="285" draw:name="Shape311" draw:style-name="gr1"><svg:title>TexMaths</svg:title><svg:desc>11§inline§n \in \N§svg§600§FALSE§</svg:desc><draw:path draw:style-name="gr2" draw:text-style-name="P5" svg:width="0.3681in" svg:height="0.0933in" svg:x="0.0039in" svg:y="0.0071in" svg:viewBox="0 0 936 238" svg:d="M468 238c-156 0-312 0-468 0 0-79 0-159 0-238 312 0 624 0 936 0 0 79 0 159 0 238-157 0-313 0-468 0z"><text:p/></draw:path><draw:path draw:style-name="gr3" draw:text-style-name="P6" svg:width="0.0823in" svg:height="0.0677in" svg:x="0.0004in" svg:y="0.0362in" svg:viewBox="0 0 210 173" svg:d="M23 147c-1 6-3 13-3 15 0 8 5 11 11 11 4 0 12-3 14-11 0-1 6-17 8-27 3-12 5-23 9-34 2-9 4-18 6-26 1-7 5-18 5-19 5-12 26-47 62-47 18 0 21 14 21 26 0 24-18 74-25 90-3 9-3 13-3 18 0 16 13 30 32 30 36 0 50-54 50-58s-3-4-4-4c-5 0-5 1-7 8-7 25-20 46-39 46-7 0-9-5-9-12 0-9 3-19 6-27 8-21 25-62 25-84 0-27-17-42-46-42-34 0-52 25-59 34-2-22-19-34-36-34-18 0-26 15-29 22-6 13-12 36-12 37 0 5 4 5 6 5 3 0 3-1 6-9 7-28 14-46 28-46 7 0 12 4 12 17 0 8-1 12-7 32-8 30-14 59-22 89z"><text:p/></draw:path><draw:path draw:style-name="gr3" draw:text-style-name="P6" svg:width="0.0756in" svg:height="0.087in" svg:x="0.1425in" svg:y="0.0217in" svg:viewBox="0 0 193 222" svg:d="M179 119c7 0 14 0 14-8s-7-8-14-8c-55 0-109 0-164 0 5-51 50-88 104-88 20 0 41 0 60 0 7 0 14 0 14-7 0-8-7-8-14-8-19 0-40 0-60 0-67 0-119 49-119 111 0 60 52 111 119 111 20 0 41 0 60 0 7 0 14 0 14-8s-7-8-14-8c-19 0-40 0-60 0-54 0-99-37-104-87 55 0 109 0 164 0z"><text:p/></draw:path><draw:path draw:style-name="gr3" draw:text-style-name="P6" svg:width="0.1028in" svg:height="0.1055in" svg:x="0.2768in" svg:y="0.0004in" svg:viewBox="0 0 262 269" svg:d="M34 35c0 62 0 124 0 186 0 21-3 27-23 28-4 0-11 0-11 7 0 6 7 6 13 6 20 0 40 0 60 0 7 0 13 0 13-6 0-7-7-7-12-7-21-1-24-9-24-28 0-59 0-118 0-176 56 72 111 146 167 218 3 5 5 6 8 6 6 0 6-6 6-12 0-73 0-144 0-216 0-21 5-27 22-28 2 0 9 0 9-6 0-7-6-7-13-7-19 0-38 0-56 0-7 0-14 0-14 7 0 6 7 6 11 6 22 1 26 9 26 29 0 39 0 80 0 119-40-51-78-104-117-156-4-5-5-5-14-5-22 0-45 0-67 0-7 0-14 0-14 7 0 6 7 6 9 6 10 1 18 8 21 12 0 4 0 5 0 10zM218 243c-56-74-112-146-168-220-4-4-4-5-8-10 15 0 31 0 46 0 43 58 86 117 130 175 0 18 0 37 0 55z"><text:p/></draw:path></draw:g></text:span><text:span text:style-name="T8"><text:s/>מתקיים </text:span><text:span text:style-name="T8"><draw:g text:anchor-type="as-char" svg:y="-0.1134in" draw:z-index="286" draw:name="Shape312" draw:style-name="gr1"><svg:title>TexMaths</svg:title><svg:desc>11§inline§f(n) - g(n) \in \Neven§svg§600§FALSE§</svg:desc><draw:path draw:style-name="gr2" draw:text-style-name="P5" svg:width="1.285in" svg:height="0.1358in" svg:x="0.0004in" svg:y="0.0071in" svg:viewBox="0 0 3265 346" svg:d="M1633 346c-544 0-1089 0-1633 0 0-116 0-230 0-346 1089 0 2177 0 3265 0 0 116 0 230 0 346-544 0-1088 0-1632 0z"><text:p/></draw:path><draw:path draw:style-name="gr3" draw:text-style-name="P6" svg:width="0.0752in" svg:height="0.1374in" svg:x="0.0008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0346in" svg:height="0.1512in" svg:x="0.0988in" svg:y="0in" svg:viewBox="0 0 89 385" svg:d="M89 381c0-1 0-1-7-8-48-49-60-122-60-180 0-67 15-135 63-182 4-5 4-5 4-7 0-3-1-4-3-4-5 0-39 26-62 76-20 42-24 85-24 117 0 29 4 76 25 120 23 47 56 72 61 72 2 0 3-1 3-4z"><text:p/></draw:path><draw:path draw:style-name="gr3" draw:text-style-name="P6" svg:width="0.0819in" svg:height="0.0685in" svg:x="0.1472in" svg:y="0.0453in" svg:viewBox="0 0 209 175" svg:d="M23 148c-1 6-4 15-4 17 0 7 5 10 12 10 4 0 11-3 14-11 0-1 4-19 7-29 3-12 5-23 8-34 3-9 5-17 7-26 1-7 4-18 6-19 5-12 25-47 62-47 18 0 21 14 21 26 0 24-19 74-25 91-3 8-5 13-5 17 0 19 15 32 32 32 37 0 51-56 51-59 0-4-3-4-4-4-4 0-4 1-6 7-8 26-21 47-40 47-6 0-9-3-9-12 0-10 4-19 7-27 7-21 23-63 23-85 0-27-16-42-44-42-35 0-54 25-60 34-2-22-18-34-35-34-18 0-26 15-30 22-6 13-11 36-11 37 0 5 3 5 4 5 5 0 5-1 7-9 7-27 14-46 29-46 7 0 12 4 12 17 0 8-1 13-7 32-8 30-14 60-22 90z"><text:p/></draw:path><draw:path draw:style-name="gr3" draw:text-style-name="P6" svg:width="0.0346in" svg:height="0.1512in" svg:x="0.2429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0925in" svg:height="0.0063in" svg:x="0.3394in" svg:y="0.0717in" svg:viewBox="0 0 236 17" svg:d="M223 17c7 0 13-2 13-9 0-8-6-8-13-8-69 0-139 0-209 0-6 0-14 0-14 8 0 7 8 9 14 9 70 0 140 0 209 0z"><text:p/></draw:path><draw:path draw:style-name="gr3" draw:text-style-name="P6" svg:width="0.0693in" svg:height="0.0976in" svg:x="0.4815in" svg:y="0.0453in" svg:viewBox="0 0 177 249" svg:d="M176 25c0-2 1-4 1-6 0-7-4-11-11-11-4 0-14 3-16 16-7-14-20-24-36-24-44 0-92 54-92 110 0 38 24 61 52 61 23 0 40-18 45-22-8 34-9 33-13 50-2 5-15 41-55 41-8 0-20 0-31-3 11-4 15-13 15-20s-4-13-14-13c-9 0-21 6-21 22 0 15 14 23 51 23 48 0 77-30 82-52 14-57 29-114 43-172zM125 121c-2 10-11 20-19 28-8 6-20 13-31 13-20 0-26-20-26-35 0-19 11-64 22-84 10-19 27-34 43-34 26 0 31 31 31 33s0 4-1 5c-7 25-12 49-19 74z"><text:p/></draw:path><draw:path draw:style-name="gr3" draw:text-style-name="P6" svg:width="0.035in" svg:height="0.1512in" svg:x="0.572in" svg:y="0in" svg:viewBox="0 0 90 385" svg:d="M90 381c0-1 0-1-6-8-49-49-61-122-61-180 0-67 14-135 62-182 5-5 5-5 5-7 0-3-1-4-4-4-4 0-39 26-61 76-20 42-25 85-25 117 0 29 4 76 26 120 23 47 56 72 60 72 3 0 4-1 4-4z"><text:p/></draw:path><draw:path draw:style-name="gr3" draw:text-style-name="P6" svg:width="0.0823in" svg:height="0.0685in" svg:x="0.6205in" svg:y="0.0453in" svg:viewBox="0 0 210 175" svg:d="M23 148c-1 6-3 15-3 17 0 7 5 10 11 10 4 0 12-3 14-11 1-1 6-19 8-29 3-12 5-23 9-34 2-9 4-17 6-26 1-7 5-18 5-19 5-12 26-47 62-47 18 0 21 14 21 26 0 24-19 74-24 91-4 8-4 13-4 17 0 19 13 32 31 32 37 0 51-56 51-59 0-4-3-4-4-4-5 0-5 1-7 7-8 26-20 47-38 47-7 0-10-3-10-12 0-10 3-19 6-27 8-21 24-63 24-85 0-27-16-42-45-42-34 0-52 25-59 34-2-22-19-34-36-34-19 0-25 15-29 22-7 13-12 36-12 37 0 5 4 5 5 5 4 0 5-1 7-9 7-27 14-46 28-46 7 0 12 4 12 17 0 8-1 13-6 32-8 30-15 60-23 90z"><text:p/></draw:path><draw:path draw:style-name="gr3" draw:text-style-name="P6" svg:width="0.035in" svg:height="0.1512in" svg:x="0.7157in" svg:y="0in" svg:viewBox="0 0 90 385" svg:d="M90 193c0-30-4-76-26-120-23-48-56-73-60-73-2 0-4 2-4 4s0 2 8 9c37 38 59 99 59 180 0 65-14 133-62 181-5 6-5 6-5 7 0 2 2 4 4 4 4 0 39-26 62-76 19-41 24-84 24-116z"><text:p/></draw:path><draw:path draw:style-name="gr3" draw:text-style-name="P6" svg:width="0.076in" svg:height="0.087in" svg:x="0.8209in" svg:y="0.0307in" svg:viewBox="0 0 194 222" svg:d="M180 120c7 0 14-1 14-9 0-9-7-8-14-8-55 0-109 0-164 0 5-50 50-88 104-88 20 0 41 0 60 0 7 0 14 0 14-7 0-8-7-8-14-8-21 0-40 0-61 0-66 0-119 48-119 111 0 62 53 111 119 111 21 0 40 0 61 0 7 0 14 0 14-7s-7-7-14-7c-19 0-40 0-60 0-54 0-99-37-104-88 55 0 109 0 164 0z"><text:p/></draw:path><draw:path draw:style-name="gr3" draw:text-style-name="P6" svg:width="0.1028in" svg:height="0.1063in" svg:x="0.9559in" svg:y="0.0098in" svg:viewBox="0 0 262 271" svg:d="M33 35c0 63 0 126 0 187 0 20-2 28-22 28-4 0-11 0-11 7 0 6 7 6 13 6 20 0 40 0 60 0 7 0 13 0 13-6 0-7-7-7-12-7-21 0-25-9-25-29 0-58 0-118 0-176 57 74 112 148 168 220 3 5 5 6 7 6 7 0 7-7 7-13 0-72 0-145 0-217 0-21 3-27 22-28 2 0 9 0 9-6 0-7-7-7-13-7-19 0-38 0-57 0-6 0-13 0-13 7 0 6 7 6 11 6 22 1 26 9 26 29 0 39 0 80 0 121-40-53-79-105-118-157-3-6-5-6-13-6-22 0-45 0-67 0-8 0-14 0-14 7 0 6 6 6 8 6 11 1 19 8 22 12-1 4-1 5-1 10zM218 243c-56-72-112-146-169-220-3-5-3-5-7-10 15 0 31 0 46 0 43 59 87 117 130 176 0 18 0 37 0 54z"><text:p/></draw:path><draw:path draw:style-name="gr3" draw:text-style-name="P6" svg:width="0.0457in" svg:height="0.048in" svg:x="1.0661in" svg:y="0.0886in" svg:viewBox="0 0 117 123" svg:d="M109 59c5 0 8 0 8-6 0-23-14-53-54-53-36 0-63 29-63 62 0 34 31 61 66 61 37 0 51-28 51-35 0-1-2-3-5-3s-4 1-5 4c-8 22-29 26-39 26-12 0-24-6-33-16-10-13-10-30-10-40 28 0 56 0 84 0zM25 52c4-38 28-44 38-44 33 0 34 37 35 44-24 0-49 0-73 0z"><text:p/></draw:path><draw:path draw:style-name="gr3" draw:text-style-name="P6" svg:width="0.0567in" svg:height="0.0465in" svg:x="1.1193in" svg:y="0.0898in" svg:viewBox="0 0 145 119" svg:d="M120 26c8-16 21-16 25-16 0-3 0-7 0-10-6 0-13 1-20 1s-17 0-25-1c0 3 0 7 0 10 12 0 12 9 12 10s-1 4-2 8c-10 22-21 44-31 67-11-26-23-50-34-74 0-2-1-3-1-6 0-5 9-5 14-5 0-3 0-7 0-10-1 0-20 1-32 1-7 0-17 0-26-1 0 3 0 7 0 10 15 0 19 0 23 10 14 31 28 61 42 93 2 4 3 6 8 6s6-2 7-6c13-29 27-58 40-87z"><text:p/></draw:path><draw:path draw:style-name="gr3" draw:text-style-name="P6" svg:width="0.0457in" svg:height="0.048in" svg:x="1.1807in" svg:y="0.0886in" svg:viewBox="0 0 117 123" svg:d="M109 59c5 0 8 0 8-6 0-23-14-53-54-53-36 0-63 29-63 62 0 34 31 61 66 61 37 0 51-28 51-35 0-1-2-3-5-3-4 0-4 1-5 4-8 22-29 26-39 26-12 0-25-6-33-16-10-13-10-30-10-40 28 0 56 0 84 0zM25 52c4-38 28-44 38-44 33 0 34 37 35 44-24 0-49 0-73 0z"><text:p/></draw:path><draw:path draw:style-name="gr3" draw:text-style-name="P6" svg:width="0.0567in" svg:height="0.0465in" svg:x="1.2366in" svg:y="0.0898in" svg:viewBox="0 0 145 119" svg:d="M124 36c0-23-11-36-40-36-22 0-37 12-44 25 0-8 0-16 0-25-14 1-27 1-40 2 0 4 0 7 0 10 18 0 20 2 20 16 0 23 0 46 0 69 0 12-2 12-20 12 0 3 0 7 0 10 10-1 20-1 31-1 10 0 28 0 31 1 0-3 0-7 0-10-18 0-20 0-20-12 0-17 0-32 0-49 0-28 22-41 39-41 20 0 22 15 22 28 0 21 0 41 0 62 0 12-3 12-21 12 0 3 0 7 0 10 2 0 20-1 31-1s30 0 32 1c0-3 0-7 0-10-17 0-21 0-21-12 0-21 0-41 0-61z"><text:p/></draw:path></draw:g></text:span><text:span text:style-name="T8">. מכלל </text:span><text:span text:style-name="T8"><draw:g text:anchor-type="as-char" svg:y="-0.0689in" draw:z-index="287" draw:name="Shape313" draw:style-name="gr1"><svg:title>TexMaths</svg:title><svg:desc>11§inline§\eta§svg§600§FALSE§</svg:desc><draw:path draw:style-name="gr2" draw:text-style-name="P5" svg:width="0.0583in" svg:height="0.0831in" svg:x="0.0039in" svg:y="0.0071in" svg:viewBox="0 0 149 212" svg:d="M0 0c49 0 100 0 149 0 0 70 0 142 0 212-49 0-100 0-149 0 0-70 0-142 0-212z"><text:p/></draw:path><draw:path draw:style-name="gr3" draw:text-style-name="P6" svg:width="0.0697in" svg:height="0.0988in" svg:x="0.0004in" svg:y="0in" svg:viewBox="0 0 178 252" svg:d="M175 64c2-8 3-12 3-23 0-24-15-41-44-41-31 0-49 20-58 33-2-22-19-33-35-33-18 0-26 15-29 22-7 13-12 36-12 37 0 4 3 3 4 4 5 0 5 0 7-9 7-28 14-45 29-45 6 0 12 2 12 17 0 8-3 13-7 32-8 30-14 60-22 88-1 6-3 15-3 17 0 6 4 10 11 10 4 0 11-2 14-10 0-1 4-20 7-29 2-11 5-23 8-34 3-8 5-16 7-25 1-2 3-16 4-18 2-3 14-25 25-35 8-7 20-13 37-13 16 0 21 13 21 26 0 2 0 9-5 24-14 59-28 118-44 176-1 5-1 6-1 7 0 5 5 10 11 10 12 0 15-11 16-15 15-58 29-116 44-173z"><text:p/></draw:path></draw:g></text:span><text:span text:style-name="T8">, נצטרך להוכיח שיהי </text:span><text:span text:style-name="T8"><draw:g text:anchor-type="as-char" svg:y="-0.0681in" draw:z-index="288" draw:name="Shape314" draw:style-name="gr1"><svg:title>TexMaths</svg:title><svg:desc>11§inline§n§svg§600§FALSE§</svg:desc><draw:path draw:style-name="gr2" draw:text-style-name="P5" svg:width="0.0705in" svg:height="0.052in" svg:x="0.0039in" svg:y="0.0071in" svg:viewBox="0 0 180 133" svg:d="M0 0c60 0 120 0 180 0 0 44 0 89 0 133-60 0-120 0-180 0 0-44 0-89 0-133z"><text:p/></draw:path><draw:path draw:style-name="gr3" draw:text-style-name="P6" svg:width="0.0815in" svg:height="0.0677in" svg:x="0.0004in" svg:y="0in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</text:span><text:span text:style-name="T8">, וצ.ל. </text:span><text:span text:style-name="T8"><draw:g text:anchor-type="as-char" svg:y="-0.1134in" draw:z-index="289" draw:name="Shape315" draw:style-name="gr1"><svg:title>TexMaths</svg:title><svg:desc>11§inline§F(f)(n) = F(g)(n)§svg§600§FALSE§</svg:desc><draw:path draw:style-name="gr2" draw:text-style-name="P5" svg:width="1.2339in" svg:height="0.1354in" svg:x="0.0028in" svg:y="0.0071in" svg:viewBox="0 0 3135 345" svg:d="M0 0c1044 0 2090 0 3135 0 0 115 0 230 0 345-1045 0-2091 0-3135 0 0-115 0-230 0-345z"><text:p/></draw:path><draw:path draw:style-name="gr3" draw:text-style-name="P6" svg:width="0.1079in" svg:height="0.1028in" svg:x="0.0004in" svg:y="0.0098in" svg:viewBox="0 0 275 262" svg:d="M102 138c13 0 26 0 39 0 28 0 32 5 32 16 0 3 0 8-4 20 0 1-1 2-1 3 0 4 2 6 5 6 4 0 4-1 6-9 7-29 15-56 21-84 1-3 1-4 1-5s-1-5-4-5c-5 0-5 3-6 8-8 31-17 38-50 38-12 0-23 0-35 0 8-34 16-65 25-98 3-14 3-16 21-16 16 0 34 0 50 0 48 0 56 13 56 43 0 9 0 10-1 21 0 4 0 5 0 7s1 4 5 4 4-2 5-10c2-22 6-44 8-66 1-11-1-11-11-11-63 0-127 0-189 0-8 0-11 0-11 8 0 4 3 4 10 4 14 0 25 0 25 8 0 1 0 2-1 9-18 67-34 135-52 202-3 16-4 19-35 19-7 0-11 0-11 7 0 5 5 5 7 5 11 0 39-2 50-2 13 0 45 2 57 2 5 0 9 0 9-8 0-3-1-2-2-4-1 0-2 0-11 0s-11 0-20-1c-12-1-13-3-13-8 0-1 0-3 2-9 8-32 16-62 23-94z"><text:p/></draw:path><draw:path draw:style-name="gr3" draw:text-style-name="P6" svg:width="0.0346in" svg:height="0.1508in" svg:x="0.1291in" svg:y="0in" svg:viewBox="0 0 89 384" svg:d="M89 380c0-1 0-1-7-8-48-48-60-121-60-179 0-67 14-135 63-183 4-4 4-4 4-7 0-2-1-3-3-3-5 0-40 26-62 75-20 43-24 86-24 118 0 28 3 76 25 119 23 47 56 72 61 72 2 0 3-1 3-4z"><text:p/></draw:path><draw:path draw:style-name="gr3" draw:text-style-name="P6" svg:width="0.0752in" svg:height="0.137in" svg:x="0.1811in" svg:y="0.0071in" svg:viewBox="0 0 192 349" svg:d="M121 118c11 0 23 0 34 0 8 0 11 0 11-9 0-3-3-3-10-3-11 0-22 0-33 0 3-16 6-30 9-44 1-9 7-36 9-41 3-7 10-13 18-13 2 0 11 0 19 7-16 2-21 15-21 21 0 9 7 14 15 14 9 0 20-9 20-24 0-17-17-26-33-26-13 0-37 7-49 45-2 8-3 12-12 61-9 0-19 0-28 0-6 0-11 0-11 6s4 6 11 6c9 0 17 0 26 0-10 50-20 100-30 151-7 37-13 72-33 72-2 0-11 0-19-7 18-1 21-15 21-21 0-9-6-14-14-14-10 0-21 9-21 24 0 17 16 26 33 26 21 0 36-22 44-37 12-25 21-71 21-74 8-40 15-81 23-120z"><text:p/></draw:path><draw:path draw:style-name="gr3" draw:text-style-name="P6" svg:width="0.035in" svg:height="0.1508in" svg:x="0.2724in" svg:y="0in" svg:viewBox="0 0 90 384" svg:d="M90 193c0-30-4-77-25-120-23-48-57-73-61-73-2 0-4 1-4 3 0 3 0 3 8 10 37 38 59 99 59 180 0 65-14 132-62 181-5 5-5 5-5 6 0 3 2 4 4 4 4 0 39-26 62-75 20-43 24-85 24-116z"><text:p/></draw:path><draw:path draw:style-name="gr3" draw:text-style-name="P6" svg:width="0.0346in" svg:height="0.1508in" svg:x="0.3382in" svg:y="0in" svg:viewBox="0 0 89 384" svg:d="M89 380c0-1 0-1-7-8-48-48-60-121-60-179 0-67 14-135 63-183 4-4 4-4 4-7 0-2-1-3-3-3-5 0-39 26-62 75-20 43-24 86-24 118 0 28 4 76 25 119 23 47 56 72 61 72 2 0 3-1 3-4z"><text:p/></draw:path><draw:path draw:style-name="gr3" draw:text-style-name="P6" svg:width="0.0819in" svg:height="0.0681in" svg:x="0.3866in" svg:y="0.0453in" svg:viewBox="0 0 209 174" svg:d="M22 148c-1 5-3 14-3 16 0 7 5 10 12 10 4 0 11-2 14-10 0-1 4-20 7-29 3-12 5-24 8-35 3-9 5-16 7-25 1-7 4-18 4-20 7-12 27-47 64-47 18 0 21 14 21 27 0 24-20 73-25 91-3 8-5 13-5 17 0 18 15 31 32 31 37 0 51-56 51-59 0-4-3-4-5-4-4 0-4 1-5 7-8 26-21 48-40 48-6 0-9-4-9-13 0-10 4-19 7-27 7-20 23-63 23-85 0-26-16-41-44-41-35 0-54 24-60 33-2-21-18-33-35-33-19 0-26 14-30 22-6 13-11 35-11 37 0 4 3 4 4 4 4 0 5 0 7-9 7-28 14-46 29-46 7 0 11 5 11 18 0 8-2 13-6 32-8 30-15 60-23 90z"><text:p/></draw:path><draw:path draw:style-name="gr3" draw:text-style-name="P6" svg:width="0.0346in" svg:height="0.1508in" svg:x="0.4823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6" svg:width="0.1008in" svg:height="0.035in" svg:x="0.5831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1079in" svg:height="0.1028in" svg:x="0.7406in" svg:y="0.0098in" svg:viewBox="0 0 275 262" svg:d="M102 138c12 0 26 0 38 0 29 0 32 5 32 16 0 3 0 8-3 20-1 1-1 2-1 3 0 4 2 6 5 6 4 0 4-1 5-9 8-29 14-56 22-84 1-3 1-4 1-5s-2-5-5-5c-5 0-4 3-6 8-7 31-16 38-49 38-12 0-23 0-35 0 7-34 16-65 24-98 4-14 4-16 21-16s34 0 51 0c48 0 56 13 56 43 0 9 0 10-1 21-1 4-1 5-1 7s1 4 6 4c3 0 4-2 4-10 2-22 6-44 8-66 2-11 0-11-10-11-63 0-127 0-189 0-8 0-12 0-12 8 0 4 3 4 11 4 14 0 25 0 25 8 0 1 0 2-2 9-17 67-34 135-51 202-4 16-4 19-35 19-7 0-11 0-11 7 0 5 4 5 5 5 11 0 40-2 52-2s44 2 57 2c4 0 8 0 8-8 0-3-1-2-2-4-1 0-1 0-11 0-8 0-10 0-20-1-11-1-12-3-12-8 0-1 0-3 1-9 8-32 17-62 24-94z"><text:p/></draw:path><draw:path draw:style-name="gr3" draw:text-style-name="P6" svg:width="0.035in" svg:height="0.1508in" svg:x="0.8689in" svg:y="0in" svg:viewBox="0 0 90 384" svg:d="M90 380c0-1 0-1-6-8-49-48-61-121-61-179 0-67 14-135 62-183 5-4 5-4 5-7 0-2-2-3-4-3-4 0-39 26-62 75-20 43-24 86-24 118 0 28 4 76 25 119 23 47 57 72 61 72 2 0 4-1 4-4z"><text:p/></draw:path><draw:path draw:style-name="gr3" draw:text-style-name="P6" svg:width="0.0697in" svg:height="0.0972in" svg:x="0.915in" svg:y="0.0453in" svg:viewBox="0 0 178 248" svg:d="M177 25c0-3 1-4 1-7 0-7-5-10-12-10-3 0-14 2-15 16-7-14-21-24-37-24-44 0-91 54-91 109 0 39 23 62 51 62 23 0 41-19 45-23 0 0 1 0 1 1-9 34-13 48-13 49-1 3-15 42-56 42-7 0-20-1-31-4 12-4 16-14 16-20 0-7-4-13-15-13-8 0-21 6-21 22 0 15 14 23 52 23 48 0 76-30 82-53 14-56 29-114 43-170zM126 121c-2 10-11 20-19 27-8 6-20 14-32 14-19 0-24-20-24-35 0-19 11-65 20-84 11-20 28-35 44-35 26 0 31 32 31 34 0 1-1 3-1 5-6 25-12 49-19 74z"><text:p/></draw:path><draw:path draw:style-name="gr3" draw:text-style-name="P6" svg:width="0.035in" svg:height="0.1508in" svg:x="0.9996in" svg:y="0in" svg:viewBox="0 0 90 384" svg:d="M90 193c0-30-4-77-25-120-23-48-57-73-61-73-2 0-4 1-4 3 0 3 0 3 8 10 37 38 59 99 59 180 0 65-14 132-62 181-5 5-5 5-5 6 0 3 2 4 4 4 4 0 39-26 62-75 20-43 24-85 24-116z"><text:p/></draw:path><draw:path draw:style-name="gr3" draw:text-style-name="P6" svg:width="0.0346in" svg:height="0.1508in" svg:x="1.0654in" svg:y="0in" svg:viewBox="0 0 89 384" svg:d="M89 380c0-1 0-1-7-8-48-48-60-121-60-179 0-67 14-135 63-183 4-4 4-4 4-7 0-2-1-3-3-3-5 0-39 26-62 75-20 43-24 86-24 118 0 28 4 76 25 119 23 47 56 72 61 72 2 0 3-1 3-4z"><text:p/></draw:path><draw:path draw:style-name="gr3" draw:text-style-name="P6" svg:width="0.0819in" svg:height="0.0681in" svg:x="1.1138in" svg:y="0.0453in" svg:viewBox="0 0 209 174" svg:d="M22 148c-1 5-3 14-3 16 0 7 5 10 11 10 5 0 12-2 14-10 1-1 5-20 8-29 3-12 5-24 8-35 3-9 5-16 7-25 1-7 4-18 4-20 7-12 27-47 64-47 18 0 21 14 21 27 0 24-20 73-25 91-3 8-5 13-5 17 0 18 15 31 32 31 37 0 51-56 51-59 0-4-3-4-5-4-4 0-4 1-5 7-8 26-21 48-40 48-6 0-9-4-9-13 0-10 4-19 7-27 7-20 23-63 23-85 0-26-16-41-44-41-35 0-54 24-60 33-2-21-18-33-35-33-19 0-26 14-30 22-6 13-11 35-11 37 0 4 3 4 4 4 4 0 5 0 7-9 7-28 14-46 29-46 7 0 11 5 11 18 0 8-2 13-6 32-8 30-15 60-23 90z"><text:p/></draw:path><draw:path draw:style-name="gr3" draw:text-style-name="P6" svg:width="0.035in" svg:height="0.1508in" svg:x="1.2091in" svg:y="0in" svg:viewBox="0 0 90 384" svg:d="M90 193c0-30-4-77-25-120-23-48-56-73-61-73-2 0-4 1-4 3 0 3 0 3 8 10 38 38 60 99 60 180 0 65-14 132-63 181-5 5-5 5-5 6 0 3 2 4 4 4 5 0 39-26 62-75 20-43 24-85 24-116z"><text:p/></draw:path></draw:g></text:span><text:span text:style-name="T8">. נפלג למקרים: </text:span>אם <text:span text:style-name="T8"><draw:g text:anchor-type="as-char" svg:y="-0.1134in" draw:z-index="290" draw:name="Shape316" draw:style-name="gr1"><svg:title>TexMaths</svg:title><svg:desc>11§inline§f(n) \in \Neven§svg§600§FALSE§</svg:desc><draw:path draw:style-name="gr2" draw:text-style-name="P5" svg:width="0.8114in" svg:height="0.1358in" svg:x="0.0047in" svg:y="0.0067in" svg:viewBox="0 0 2062 346" svg:d="M1032 346c-345 0-688 0-1032 0 0-116 0-230 0-346 687 0 1375 0 2062 0 0 116 0 230 0 346-343 0-687 0-1030 0z"><text:p/></draw:path><draw:path draw:style-name="gr3" draw:text-style-name="P6" svg:width="0.0752in" svg:height="0.1374in" svg:x="0.0004in" svg:y="0.0071in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0346in" svg:height="0.1512in" svg:x="0.0984in" svg:y="0in" svg:viewBox="0 0 89 385" svg:d="M89 381c0-1 0-1-7-8-48-49-60-122-60-179 0-68 14-136 63-183 4-5 4-5 4-7 0-3-1-4-3-4-5 0-39 26-62 76-20 42-24 85-24 118 0 28 4 75 25 119 23 47 56 72 61 72 2 0 3-1 3-4z"><text:p/></draw:path><draw:path draw:style-name="gr3" draw:text-style-name="P6" svg:width="0.0819in" svg:height="0.0685in" svg:x="0.1469in" svg:y="0.0453in" svg:viewBox="0 0 209 175" svg:d="M22 148c-1 6-3 15-3 17 0 7 5 10 12 10 4 0 11-3 14-11 0-1 4-19 7-29 3-12 5-23 8-34 3-9 5-17 7-26 1-7 4-18 4-19 7-12 27-47 64-47 18 0 21 14 21 26 0 24-20 74-25 91-3 8-5 13-5 17 0 19 15 32 32 32 37 0 51-56 51-59 0-4-3-4-4-4-5 0-5 1-6 7-8 26-21 47-40 47-6 0-9-3-9-12 0-10 4-19 7-27 7-21 23-63 23-85 0-27-16-42-44-42-35 0-54 25-60 34-2-22-18-34-35-34-19 0-26 15-30 22-6 13-11 36-11 37 0 5 3 5 4 5 4 0 5-1 7-9 7-27 14-46 29-46 7 0 11 4 11 17 0 8-2 13-6 32-8 30-15 60-23 90z"><text:p/></draw:path><draw:path draw:style-name="gr3" draw:text-style-name="P6" svg:width="0.035in" svg:height="0.1512in" svg:x="0.2421in" svg:y="0in" svg:viewBox="0 0 90 385" svg:d="M90 194c0-31-4-77-25-121-23-48-57-73-61-73-2 0-4 2-4 4s0 2 8 9c38 38 60 99 60 181 0 64-14 132-63 180-5 6-5 6-5 7 0 2 2 4 4 4 4 0 39-26 62-76 20-41 24-84 24-115z"><text:p/></draw:path><draw:path draw:style-name="gr3" draw:text-style-name="P6" svg:width="0.0752in" svg:height="0.087in" svg:x="0.3476in" svg:y="0.0307in" svg:viewBox="0 0 192 222" svg:d="M179 120c7 0 13 0 13-8 0-9-6-9-13-9-55 0-109 0-164 0 5-50 50-88 104-88 20 0 40 0 60 0 7 0 13 0 13-7 0-8-6-8-13-8-20 0-40 0-60 0-67 0-119 50-119 112s52 110 119 110c20 0 40 0 60 0 7 0 13 0 13-7s-6-7-13-7c-20 0-40 0-60 0-54 0-99-37-104-88 55 0 109 0 164 0z"><text:p/></draw:path><draw:path draw:style-name="gr3" draw:text-style-name="P6" svg:width="0.1028in" svg:height="0.1063in" svg:x="0.4819in" svg:y="0.0098in" svg:viewBox="0 0 262 271" svg:d="M34 35c0 63 0 126 0 187 0 20-3 28-23 28-4 0-11 0-11 7 0 6 7 6 13 6 20 0 40 0 60 0 7 0 13 0 13-6 0-7-7-7-12-7-21 0-25-9-25-29 0-58 0-118 0-176 57 74 112 148 168 220 3 5 5 6 7 6 7 0 7-7 7-13 0-72 0-145 0-217 0-21 4-27 22-28 2 0 9 0 9-6 0-7-6-7-13-7-19 0-38 0-57 0-6 0-13 0-13 7 0 6 7 6 11 6 22 1 26 9 26 29 0 39 0 80 0 121-39-53-79-105-117-157-4-6-6-6-14-6-22 0-45 0-67 0-7 0-14 0-14 7 0 6 7 6 9 6 10 1 18 8 21 12 0 4 0 5 0 10zM218 243c-56-72-112-146-169-220-3-5-3-5-7-10 15 0 31 0 46 0 43 59 87 117 130 176 0 18 0 37 0 54z"><text:p/></draw:path><draw:path draw:style-name="gr3" draw:text-style-name="P6" svg:width="0.0449in" svg:height="0.048in" svg:x="0.5925in" svg:y="0.089in" svg:viewBox="0 0 115 123" svg:d="M108 59c5 0 7 0 7-6 0-23-13-53-53-53-36 0-62 29-62 62 0 34 30 61 66 61s49-28 49-35c0-1 0-3-4-3-3 0-4 1-5 4-8 22-29 26-39 26-12 0-24-6-33-16-10-13-10-30-10-40 28 0 56 0 84 0zM24 52c3-38 28-44 38-44 34 0 35 37 35 44-24 0-49 0-73 0z"><text:p/></draw:path><draw:path draw:style-name="gr3" draw:text-style-name="P6" svg:width="0.0567in" svg:height="0.0465in" svg:x="0.6453in" svg:y="0.0898in" svg:viewBox="0 0 145 119" svg:d="M120 26c8-16 22-16 25-16 0-3 0-7 0-10-6 0-13 1-20 1s-17 0-25-1c0 3 0 7 0 10 12 0 12 9 12 10s0 4-2 8c-10 22-21 44-31 67-11-26-22-50-33-74-1-2-2-3-2-6 0-5 9-5 14-5 0-3 0-7 0-10-1 0-20 1-31 1-8 0-18 0-27-1 0 3 0 7 0 10 15 0 19 0 23 10 14 31 28 61 42 93 2 4 3 6 8 6s6-2 7-6c13-29 27-58 40-87z"><text:p/></draw:path><draw:path draw:style-name="gr3" draw:text-style-name="P6" svg:width="0.0457in" svg:height="0.048in" svg:x="0.7067in" svg:y="0.089in" svg:viewBox="0 0 117 123" svg:d="M109 59c5 0 8 0 8-6 0-23-14-53-54-53-36 0-63 29-63 62 0 34 31 61 66 61 37 0 51-28 51-35 0-1-2-3-5-3s-4 1-5 4c-8 22-29 26-39 26-12 0-24-6-33-16-10-13-10-30-10-40 28 0 56 0 84 0zM25 52c4-38 28-44 38-44 33 0 34 37 35 44-24 0-49 0-73 0z"><text:p/></draw:path><draw:path draw:style-name="gr3" draw:text-style-name="P6" svg:width="0.0567in" svg:height="0.0465in" svg:x="0.7626in" svg:y="0.0894in" svg:viewBox="0 0 145 119" svg:d="M124 36c0-23-11-36-40-36-22 0-37 12-44 25 0-8 0-16 0-25-14 1-27 1-40 2 0 4 0 7 0 10 18 0 20 2 20 16 0 23 0 46 0 69 0 12-2 12-20 12 0 3 0 7 0 10 10-1 20-1 31-1 10 0 28 0 31 1 0-3 0-7 0-10-18 0-20 0-20-12 0-17 0-32 0-49 0-28 22-41 39-41 20 0 22 15 22 28 0 21 0 41 0 62 0 12-3 12-21 12 0 3 0 7 0 10 2 0 20-1 32-1 10 0 29 0 31 1 0-3 0-7 0-10-17 0-21 0-21-12 0-21 0-41 0-61z"><text:p/></draw:path></draw:g></text:span><text:span text:style-name="T8">, אז </text:span><text:span text:style-name="T8"><draw:g text:anchor-type="as-char" svg:y="-0.1134in" draw:z-index="291" draw:name="Shape317" draw:style-name="gr1"><svg:title>TexMaths</svg:title><svg:desc>11§inline§F(f)(n) = 0§svg§600§FALSE§</svg:desc><draw:path draw:style-name="gr2" draw:text-style-name="P5" svg:width="0.7949in" svg:height="0.1358in" svg:x="0.0024in" svg:y="0.0071in" svg:viewBox="0 0 2020 346" svg:d="M1010 346c-336 0-673 0-1010 0 0-116 0-230 0-346 674 0 1346 0 2020 0 0 116 0 230 0 346-337 0-674 0-1010 0z"><text:p/></draw:path><draw:path draw:style-name="gr3" draw:text-style-name="P6" svg:width="0.1075in" svg:height="0.1024in" svg:x="0.0004in" svg:y="0.0098in" svg:viewBox="0 0 274 261" svg:d="M102 137c12 0 26 0 38 0 28 0 32 6 32 17 0 2 0 8-4 19 0 2-1 3-1 4 0 4 3 5 6 5s3-1 5-8c7-29 15-56 21-84 1-4 1-5 1-6s0-5-4-5-4 2-6 9c-8 30-17 36-50 36-12 0-23 0-35 0 8-33 16-65 25-98 3-13 3-14 21-14 16 0 34 0 50 0 48 0 58 12 58 42 0 9 0 11-1 21-2 5-2 5-2 6 0 3 2 6 5 6 4 0 4-2 5-10 3-22 6-45 8-67 1-10-1-10-11-10-63 0-127 0-189 0-8 0-11 0-11 8 0 4 3 4 11 4 14 0 24 0 24 7 0 1 0 2-1 9-18 68-34 136-52 203-3 15-4 18-35 18-7 0-10 0-10 8 0 4 4 4 6 4 11 0 39-1 50-1 13 0 45 1 58 1 4 0 8 0 8-8 0-2-1-2-2-3s-2-1-11-1-11 0-20 0c-11-1-13-3-13-8 0-1 0-3 2-9 8-32 17-64 24-95z"><text:p/></draw:path><draw:path draw:style-name="gr3" draw:text-style-name="P6" svg:width="0.0346in" svg:height="0.1512in" svg:x="0.1287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6" svg:width="0.0756in" svg:height="0.1374in" svg:x="0.1807in" svg:y="0.0067in" svg:viewBox="0 0 193 350" svg:d="M121 118c11 0 23 0 34 0 8 0 11 0 11-8 0-4-3-4-10-4-11 0-22 0-33 0 4-16 6-30 9-44 1-8 7-36 9-40 3-8 10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6" svg:width="0.035in" svg:height="0.1512in" svg:x="0.272in" svg:y="0in" svg:viewBox="0 0 90 385" svg:d="M90 193c0-30-4-76-25-120-23-48-57-73-61-73-2 0-4 2-4 4s0 2 8 9c37 38 59 99 59 180 0 65-14 133-61 181-6 6-6 6-6 7 0 2 2 4 4 4 4 0 39-26 62-76 20-41 24-84 24-116z"><text:p/></draw:path><draw:path draw:style-name="gr3" draw:text-style-name="P6" svg:width="0.0346in" svg:height="0.1512in" svg:x="0.3382in" svg:y="0in" svg:viewBox="0 0 89 385" svg:d="M89 381c0-1 0-1-6-8-49-49-61-122-61-180 0-67 14-135 63-182 4-5 4-5 4-7 0-3-1-4-3-4-5 0-40 26-62 76-20 42-24 85-24 117 0 29 3 76 25 120 23 47 56 72 61 72 2 0 3-1 3-4z"><text:p/></draw:path><draw:path draw:style-name="gr3" draw:text-style-name="P6" svg:width="0.0819in" svg:height="0.0685in" svg:x="0.3866in" svg:y="0.0453in" svg:viewBox="0 0 209 175" svg:d="M22 148c-1 6-3 15-3 17 0 7 5 10 11 10 5 0 12-3 14-11 1-1 6-19 8-29 3-12 5-23 9-34 2-9 4-17 6-26 1-7 5-18 5-19 6-12 26-47 63-47 17 0 21 14 21 26 0 24-20 74-25 91-3 8-4 13-4 17 0 19 13 32 32 32 36 0 50-56 50-59 0-4-3-4-4-4-5 0-5 1-6 7-7 26-21 47-39 47-7 0-10-3-10-12 0-10 3-19 7-27 7-21 24-63 24-85 0-27-17-42-45-42-35 0-53 25-60 34-2-22-18-34-35-34-19 0-26 15-30 22-5 13-11 36-11 37 0 5 3 5 4 5 4 0 5-1 7-9 7-27 14-46 28-46 7 0 12 4 12 17 0 8-1 13-6 32-8 30-15 60-23 90z"><text:p/></draw:path><draw:path draw:style-name="gr3" draw:text-style-name="P6" svg:width="0.035in" svg:height="0.1512in" svg:x="0.4815in" svg:y="0in" svg:viewBox="0 0 90 385" svg:d="M90 193c0-30-4-76-25-120-23-48-57-73-61-73-2 0-4 2-4 4s0 2 8 9c37 38 59 99 59 180 0 65-14 133-61 181-6 6-6 6-6 7 0 2 2 4 4 4 4 0 39-26 62-76 20-41 24-84 24-116z"><text:p/></draw:path><draw:path draw:style-name="gr3" draw:text-style-name="P6" svg:width="0.1012in" svg:height="0.0354in" svg:x="0.5831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6" svg:width="0.0638in" svg:height="0.1035in" svg:x="0.7409in" svg:y="0.013in" svg:viewBox="0 0 163 264" svg:d="M163 133c0-31-2-61-15-90-18-37-50-43-67-43-23 0-51 10-67 45-12 28-14 57-14 88 0 29 1 64 18 92 16 32 44 39 63 39 21 0 50-7 68-45 12-25 14-55 14-86zM81 255c-15 0-38-9-45-46-4-22-4-58-4-80 0-26 0-51 3-72 8-45 37-49 46-49 13 0 38 7 46 45 4 22 4 52 4 76 0 28 0 55-4 79-7 36-29 47-46 47z"><text:p/></draw:path></draw:g></text:span><text:span text:style-name="T8"><text:s/>וגם נניח בשלילה ש־</text:span><text:span text:style-name="T8"><draw:g text:anchor-type="as-char" svg:y="-0.1134in" draw:z-index="292" draw:name="Shape318" draw:style-name="gr1"><svg:title>TexMaths</svg:title><svg:desc>11§inline§g(n) \in \Nodd§svg§600§FALSE§</svg:desc><draw:path draw:style-name="gr2" draw:text-style-name="P5" svg:width="0.7606in" svg:height="0.1358in" svg:x="0.0059in" svg:y="0.0071in" svg:viewBox="0 0 1933 346" svg:d="M968 346c-323 0-645 0-968 0 0-116 0-230 0-346 644 0 1289 0 1933 0 0 116 0 230 0 346-322 0-644 0-965 0z"><text:p/></draw:path><draw:path draw:style-name="gr3" draw:text-style-name="P6" svg:width="0.0697in" svg:height="0.0976in" svg:x="0.0004in" svg:y="0.0453in" svg:viewBox="0 0 178 249" svg:d="M177 25c0-2 1-4 1-6 0-7-5-11-11-11-4 0-14 3-16 16-7-14-21-24-37-24-44 0-91 54-91 110 0 38 23 61 52 61 22 0 41-18 44-22h1c-9 34-9 33-13 50-1 5-15 41-56 41-7 0-20 0-31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" draw:text-style-name="P6" svg:width="0.035in" svg:height="0.1512in" svg:x="0.0913in" svg:y="0in" svg:viewBox="0 0 90 385" svg:d="M90 381c0-1 0-1-6-8-49-49-62-122-62-180 0-67 15-135 63-182 5-5 5-5 5-7 0-3-2-4-4-4-3 0-39 26-62 76-20 42-24 85-24 117 0 29 4 76 25 120 23 47 58 72 61 72 2 0 4-1 4-4z"><text:p/></draw:path><draw:path draw:style-name="gr3" draw:text-style-name="P6" svg:width="0.0819in" svg:height="0.0685in" svg:x="0.1402in" svg:y="0.0453in" svg:viewBox="0 0 209 175" svg:d="M23 148c-1 6-3 15-3 17 0 7 5 10 11 10 4 0 11-3 14-11 0-1 5-19 8-29 2-12 5-23 8-34 2-9 4-17 6-26 2-7 5-18 6-19 5-12 26-47 62-47 18 0 21 14 21 26 0 24-18 74-25 91-3 8-3 13-3 17 0 19 13 32 30 32 37 0 51-56 51-59 0-4-3-4-4-4-4 0-4 1-6 7-7 26-21 47-39 47-7 0-9-3-9-12 0-10 3-19 6-27 8-21 24-63 24-85 0-27-17-42-45-42-35 0-53 25-60 34-1-22-18-34-35-34-18 0-26 15-29 22-6 13-12 36-12 37 0 5 3 4 4 5 5 0 5-1 7-9 7-27 14-46 29-46 7 0 12 4 12 17 0 8-1 13-7 32-8 30-14 60-22 90z"><text:p/></draw:path><draw:path draw:style-name="gr3" draw:text-style-name="P6" svg:width="0.0346in" svg:height="0.1512in" svg:x="0.2358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076in" svg:height="0.087in" svg:x="0.3409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6" svg:width="0.1028in" svg:height="0.1063in" svg:x="0.4756in" svg:y="0.0098in" svg:viewBox="0 0 262 271" svg:d="M34 35c0 63 0 126 0 187 0 20-3 28-23 28-4 0-11 0-11 7 0 6 7 6 13 6 20 0 41 0 61 0 6 0 12 0 12-6 0-7-6-7-11-7-22 0-24-9-24-29 0-58 0-118 0-176 55 74 111 148 166 220 4 5 5 6 9 6 6 0 6-7 6-13 0-72 0-145 0-217 0-21 4-27 21-28 2 0 9 0 9-6 0-7-6-7-12-7-19 0-39 0-57 0-7 0-14 0-14 7 0 6 8 6 13 6 20 1 24 9 24 29 0 39 0 80 0 121-39-53-78-105-117-157-4-6-5-6-14-6-22 0-45 0-67 0-7 0-12 0-12 7 0 6 5 6 7 6 10 1 18 8 22 12-1 4-1 5-1 10zM218 243c-56-72-111-146-167-220-5-5-5-5-9-10 15 0 31 0 46 0 43 59 87 117 130 176 0 18 0 37 0 54z"><text:p/></draw:path><draw:path draw:style-name="gr3" draw:text-style-name="P6" svg:width="0.0516in" svg:height="0.048in" svg:x="0.5858in" svg:y="0.0886in" svg:viewBox="0 0 132 123" svg:d="M132 63c0-33-29-63-66-63s-66 30-66 63c0 34 30 60 66 60s66-26 66-60zM66 115c-10 0-24-4-33-17-8-11-9-24-9-37 0-11 0-28 10-39 7-8 19-14 32-14 17 0 28 7 33 16 8 10 9 23 9 37 0 13-1 27-9 38-8 10-20 16-33 16z"><text:p/></draw:path><draw:path draw:style-name="gr3" draw:text-style-name="P6" svg:width="0.0567in" svg:height="0.0744in" svg:x="0.6504in" svg:y="0.0626in" svg:viewBox="0 0 145 190" svg:d="M84 3c0 4 0 7 0 10 18 0 21 2 21 16 0 18 0 36 0 55-10-9-24-15-39-15-35 0-66 27-66 61s29 60 63 60c23 0 36-12 40-16 0 5 0 11 0 16 15-1 28-2 42-2 0-3 0-6 0-10-18 0-21-2-21-15 0-55 0-109 0-163-13 1-27 2-40 3zM103 160c-7 13-20 23-38 23-15 0-26-9-32-17-5-7-9-18-9-36 0-6 0-27 12-39 10-12 23-15 32-15 12 0 24 7 32 16 3 5 3 5 3 9 0 19 0 39 0 59z"><text:p/></draw:path><draw:path draw:style-name="gr3" draw:text-style-name="P6" svg:width="0.0567in" svg:height="0.0744in" svg:x="0.7177in" svg:y="0.0626in" svg:viewBox="0 0 145 190" svg:d="M84 3c0 4 0 7 0 10 18 0 21 2 21 16 0 18 0 36 0 55-10-9-24-15-39-15-35 0-66 27-66 61s29 60 64 60c22 0 35-12 39-16 0 5 0 11 0 16 15-1 28-2 42-2 0-3 0-6 0-10-18 0-21-2-21-15 0-55 0-109 0-163-13 1-27 2-40 3zM103 160c-6 13-20 23-38 23-15 0-26-9-32-17-4-7-8-18-8-36 0-6 0-27 11-39s25-15 32-15c13 0 24 7 32 16 3 5 3 5 3 9 0 19 0 39 0 59z"><text:p/></draw:path></draw:g></text:span><text:span text:style-name="T8"> ונסיק </text:span><text:span text:style-name="T8"><draw:g text:anchor-type="as-char" svg:y="-0.1134in" draw:z-index="293" draw:name="Shape319" draw:style-name="gr1"><svg:title>TexMaths</svg:title><svg:desc>11§inline§f(n) - g(n) \in \Nodd§svg§600§FALSE§</svg:desc><draw:path draw:style-name="gr2" draw:text-style-name="P5" svg:width="1.2465in" svg:height="0.1354in" svg:x="0.0004in" svg:y="0.0071in" svg:viewBox="0 0 3167 345" svg:d="M0 0c1056 0 2112 0 3167 0 0 115 0 230 0 345-1055 0-2111 0-3167 0 0-115 0-230 0-345z"><text:p/></draw:path><draw:path draw:style-name="gr3" draw:text-style-name="P6" svg:width="0.0752in" svg:height="0.137in" svg:x="0.0008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" draw:text-style-name="P6" svg:width="0.0346in" svg:height="0.1508in" svg:x="0.0988in" svg:y="0in" svg:viewBox="0 0 89 384" svg:d="M89 380c0-1 0-1-7-8-48-48-60-121-60-179 0-67 14-135 63-183 4-4 4-4 4-7 0-2-1-3-3-3-5 0-39 26-62 75-20 43-24 86-24 118 0 28 4 76 25 119 23 47 56 72 61 72 2 0 3-1 3-4z"><text:p/></draw:path><draw:path draw:style-name="gr3" draw:text-style-name="P6" svg:width="0.0819in" svg:height="0.0681in" svg:x="0.1472in" svg:y="0.0453in" svg:viewBox="0 0 209 174" svg:d="M22 148c-1 5-3 14-3 16 0 7 5 10 11 10 5 0 12-2 14-10 1-1 5-20 8-29 3-12 5-24 8-35 3-9 5-16 7-25 1-7 4-18 4-20 7-12 27-47 64-47 18 0 21 14 21 27 0 24-20 73-25 91-3 8-5 13-5 17 0 18 15 31 32 31 37 0 51-56 51-59 0-4-3-4-4-4-5 0-5 1-6 7-8 26-21 48-40 48-6 0-9-4-9-13 0-10 4-19 7-27 7-20 23-63 23-85 0-26-16-41-44-41-35 0-54 24-60 33-2-21-18-33-35-33-19 0-26 14-30 22-6 13-11 35-11 37 0 4 3 4 4 4 4 0 5 0 7-9 7-28 14-46 29-46 7 0 11 5 11 18 0 8-2 13-6 32-8 30-15 60-23 90z"><text:p/></draw:path><draw:path draw:style-name="gr3" draw:text-style-name="P6" svg:width="0.035in" svg:height="0.1508in" svg:x="0.2425in" svg:y="0in" svg:viewBox="0 0 90 384" svg:d="M90 193c0-30-4-77-25-120-23-48-57-73-61-73-2 0-4 1-4 3 0 3 0 3 8 10 38 38 60 99 60 180 0 65-14 132-63 181-5 5-5 5-5 6 0 3 2 4 4 4 4 0 39-26 62-75 20-43 24-85 24-116z"><text:p/></draw:path><draw:path draw:style-name="gr3" draw:text-style-name="P6" svg:width="0.0925in" svg:height="0.0055in" svg:x="0.3394in" svg:y="0.0717in" svg:viewBox="0 0 236 15" svg:d="M223 15c7 0 13 0 13-7 0-8-6-8-13-8-69 0-139 0-209 0-6 0-14 0-14 8 0 7 8 7 14 7 70 0 140 0 209 0z"><text:p/></draw:path><draw:path draw:style-name="gr3" draw:text-style-name="P6" svg:width="0.0693in" svg:height="0.0972in" svg:x="0.4815in" svg:y="0.0453in" svg:viewBox="0 0 177 248" svg:d="M176 25c0-3 1-4 1-7 0-7-4-10-11-10-4 0-14 2-15 16-8-14-21-24-37-24-44 0-92 54-92 109 0 39 24 62 52 62 23 0 40-19 45-23v1c-8 34-13 48-13 49-2 3-15 42-55 42-8 0-20-1-31-4 11-4 15-14 15-20 0-7-4-13-14-13-9 0-21 6-21 22 0 15 14 23 52 23 47 0 76-30 81-53 14-56 29-114 43-170zM125 121c-2 10-11 20-19 27-8 6-20 14-31 14-20 0-26-20-26-35 0-19 11-65 22-84 10-20 27-35 43-35 26 0 31 32 31 34 0 1 0 3-1 5-7 25-12 49-19 74z"><text:p/></draw:path><draw:path draw:style-name="gr3" draw:text-style-name="P6" svg:width="0.0346in" svg:height="0.1508in" svg:x="0.5724in" svg:y="0in" svg:viewBox="0 0 89 384" svg:d="M89 380c0-1 0-1-7-8-48-48-60-121-60-179 0-67 14-135 63-183 4-4 4-4 4-7 0-2-1-3-3-3-5 0-40 26-62 75-20 43-24 86-24 118 0 28 3 76 25 119 23 47 56 72 61 72 2 0 3-1 3-4z"><text:p/></draw:path><draw:path draw:style-name="gr3" draw:text-style-name="P6" svg:width="0.0819in" svg:height="0.0681in" svg:x="0.6209in" svg:y="0.0453in" svg:viewBox="0 0 209 174" svg:d="M22 148c-1 5-3 14-3 16 0 7 5 10 11 10 5 0 12-2 14-10 1-1 5-20 8-29 3-12 5-24 8-35 3-9 5-16 7-25 1-7 4-18 4-20 7-12 27-47 64-47 17 0 21 14 21 27 0 24-20 73-25 91-3 8-5 13-5 17 0 18 15 31 32 31 37 0 51-56 51-59 0-4-3-4-4-4-5 0-5 1-6 7-8 26-21 48-40 48-6 0-9-4-9-13 0-10 3-19 7-27 7-20 23-63 23-85 0-26-16-41-44-41-35 0-54 24-60 33-2-21-18-33-35-33-19 0-26 14-30 22-6 13-11 35-11 37 0 4 3 4 4 4 4 0 5 0 7-9 7-28 14-46 27-46 8 0 13 5 13 18 0 8-2 13-6 32-8 30-15 60-23 90z"><text:p/></draw:path><draw:path draw:style-name="gr3" draw:text-style-name="P6" svg:width="0.035in" svg:height="0.1508in" svg:x="0.7157in" svg:y="0in" svg:viewBox="0 0 90 384" svg:d="M90 193c0-30-4-77-25-120-23-48-57-73-61-73-2 0-4 1-4 3 0 3 0 3 8 10 37 38 60 99 60 180 0 65-14 132-63 181-5 5-5 5-5 6 0 3 2 4 4 4 4 0 39-26 62-75 20-43 24-85 24-116z"><text:p/></draw:path><draw:path draw:style-name="gr3" draw:text-style-name="P6" svg:width="0.0752in" svg:height="0.087in" svg:x="0.8213in" svg:y="0.0307in" svg:viewBox="0 0 192 222" svg:d="M179 120c7 0 13 0 13-8 0-7-6-7-13-7-55 0-109 0-164 0 5-52 50-88 104-88 20 0 40 0 60 0 7 0 13-2 13-9 0-8-6-8-13-8-20 0-40 0-60 0-66 0-119 51-119 112 0 62 53 110 119 110 20 0 40 0 60 0 7 0 13 0 13-7 0-8-6-7-13-7-20 0-40 0-60 0-54 0-99-36-104-88 55 0 109 0 164 0z"><text:p/></draw:path><draw:path draw:style-name="gr3" draw:text-style-name="P6" svg:width="0.1028in" svg:height="0.1059in" svg:x="0.9559in" svg:y="0.0098in" svg:viewBox="0 0 262 270" svg:d="M34 34c0 63 0 126 0 187 0 21-3 28-23 28-4 0-11 1-11 6 0 8 7 8 13 8 20 0 41 0 61 0 6 0 12 0 12-8 0-5-6-6-11-6-22 0-24-8-24-29 0-58 0-117 0-175 55 73 111 147 166 219 4 5 5 6 8 6 7 0 7-6 7-12 0-72 0-145 0-217 0-22 3-28 21-28 2 0 9 0 9-6 0-7-6-7-12-7-19 0-39 0-58 0-6 0-13 0-13 7 0 6 8 6 11 6 22 0 26 8 26 29 0 39 0 79 0 120-39-53-79-105-117-156-4-6-6-6-14-6-22 0-45 0-67 0-7 0-14 0-14 7 0 5 7 6 9 6 10 1 18 8 22 12-1 4-1 4-1 9zM218 243c-56-73-111-147-167-221-5-4-5-5-9-9 15 0 31 0 46 0 43 59 87 117 130 175 0 18 0 37 0 55z"><text:p/></draw:path><draw:path draw:style-name="gr3" draw:text-style-name="P6" svg:width="0.0516in" svg:height="0.0476in" svg:x="1.0665in" svg:y="0.089in" svg:viewBox="0 0 132 122" svg:d="M132 63c0-34-29-63-66-63s-66 29-66 63c0 33 30 59 66 59s66-26 66-59zM66 115c-10 0-24-4-33-17-8-11-9-25-9-37 0-13 0-28 10-40 7-8 19-13 32-13 16 0 27 6 33 15 8 11 9 24 9 38 0 12-1 26-9 37s-20 17-33 17z"><text:p/></draw:path><draw:path draw:style-name="gr3" draw:text-style-name="P6" svg:width="0.0567in" svg:height="0.074in" svg:x="1.1311in" svg:y="0.063in" svg:viewBox="0 0 145 189" svg:d="M84 3c0 4 0 6 0 9 18 0 20 2 20 16 0 18 0 37 0 56-9-10-23-16-38-16-35 0-66 27-66 61s29 60 64 60c22 0 35-11 39-16 0 5 0 11 0 16 15-1 28-2 42-2 0-3 0-6 0-10-19 0-21-2-21-15 0-54 0-108 0-162-13 1-27 2-40 3zM103 159c-6 13-21 24-38 24-16 0-27-9-32-18-4-8-8-19-8-35 0-7 0-27 11-40 11-12 24-14 32-14 13 0 24 5 32 15 3 5 3 5 3 10 0 19 0 38 0 58z"><text:p/></draw:path><draw:path draw:style-name="gr3" draw:text-style-name="P6" svg:width="0.0567in" svg:height="0.074in" svg:x="1.198in" svg:y="0.063in" svg:viewBox="0 0 145 189" svg:d="M85 3c0 4 0 6 0 9 17 0 19 2 19 16 0 18 0 37 0 56-9-10-23-16-37-16-36 0-67 27-67 61s29 60 64 60c22 0 35-11 39-16 0 5 0 11 0 16 15-1 28-2 42-2 0-3 0-6 0-10-17 0-20-2-20-15 0-54 0-108 0-162-13 1-27 2-40 3zM103 159c-6 13-21 24-38 24-16 0-25-9-31-18-5-8-9-19-9-35 0-7 0-27 11-40 11-12 24-14 32-14 13 0 24 5 32 15 3 5 3 5 3 10 0 19 0 38 0 58z"><text:p/></draw:path></draw:g></text:span><text:span text:style-name="T8"><text:s/>שזו </text:span><text:span text:style-name="T12">סתירה</text:span><text:span text:style-name="T8"> וסה"כ </text:span><text:span text:style-name="T8"><draw:g text:anchor-type="as-char" svg:y="-0.1134in" draw:z-index="294" draw:name="Shape320" draw:style-name="gr1"><svg:title>TexMaths</svg:title><svg:desc>11§inline§g(n) \in \Neven§svg§600§FALSE§</svg:desc><draw:path draw:style-name="gr2" draw:text-style-name="P5" svg:width="0.7996in" svg:height="0.1358in" svg:x="0.0059in" svg:y="0.0071in" svg:viewBox="0 0 2032 346" svg:d="M1016 346c-339 0-677 0-1016 0 0-116 0-230 0-346 677 0 1355 0 2032 0 0 116 0 230 0 346-339 0-678 0-1016 0z"><text:p/></draw:path><draw:path draw:style-name="gr3" draw:text-style-name="P6" svg:width="0.0697in" svg:height="0.0976in" svg:x="0.0004in" svg:y="0.0453in" svg:viewBox="0 0 178 249" svg:d="M177 25c0-2 1-4 1-6 0-7-4-11-11-11-4 0-14 3-16 16-7-14-20-24-37-24-44 0-91 54-91 110 0 38 23 61 52 61 22 0 41-18 44-22h1c-9 34-9 33-13 50-1 5-15 41-55 41-8 0-21 0-32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" draw:text-style-name="P6" svg:width="0.035in" svg:height="0.1512in" svg:x="0.0913in" svg:y="0in" svg:viewBox="0 0 90 385" svg:d="M90 381c0-1 0-1-6-8-49-49-61-122-61-180 0-67 14-135 62-182 5-5 5-5 5-7 0-3-2-4-4-4-3 0-39 26-62 76-20 42-24 85-24 117 0 29 4 76 25 120 23 47 58 72 61 72 2 0 4-1 4-4z"><text:p/></draw:path><draw:path draw:style-name="gr3" draw:text-style-name="P6" svg:width="0.0823in" svg:height="0.0685in" svg:x="0.1402in" svg:y="0.0453in" svg:viewBox="0 0 210 175" svg:d="M23 148c-1 6-3 15-3 17 0 7 5 10 11 10 4 0 12-3 14-11 0-1 6-19 8-29 2-12 5-23 8-34 3-9 5-17 6-26 2-7 6-18 6-19 5-12 26-47 62-47 18 0 21 14 21 26 0 24-18 74-25 91-3 8-3 13-3 17 0 19 13 32 32 32 36 0 50-56 50-59 0-4-3-4-5-4-4 0-4 1-6 7-8 26-20 47-39 47-7 0-9-3-9-12 0-10 3-19 6-27 8-21 25-63 25-85 0-27-17-42-46-42-34 0-53 25-60 34-1-22-18-34-35-34-18 0-26 15-29 22-6 13-12 36-12 37 0 5 3 4 4 5 5 0 5-1 7-9 7-27 14-46 29-46 7 0 12 4 12 17 0 8-1 13-7 32-8 30-14 60-22 90z"><text:p/></draw:path><draw:path draw:style-name="gr3" draw:text-style-name="P6" svg:width="0.0346in" svg:height="0.1512in" svg:x="0.2358in" svg:y="0in" svg:viewBox="0 0 89 385" svg:d="M89 193c0-30-3-76-25-120-23-48-56-73-61-73-2 0-3 2-3 4s0 2 8 9c37 38 59 99 59 180 0 65-14 133-61 181-6 6-6 6-6 7 0 2 1 4 3 4 5 0 40-26 62-76 20-41 24-84 24-116z"><text:p/></draw:path><draw:path draw:style-name="gr3" draw:text-style-name="P6" svg:width="0.076in" svg:height="0.087in" svg:x="0.3409in" svg:y="0.0307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6" svg:width="0.1028in" svg:height="0.1063in" svg:x="0.4756in" svg:y="0.0098in" svg:viewBox="0 0 262 271" svg:d="M33 35c0 63 0 126 0 187 0 20-2 28-22 28-4 0-11 0-11 7 0 6 6 6 13 6 20 0 40 0 60 0 7 0 13 0 13-6 0-7-7-7-12-7-21 0-24-9-24-29 0-58 0-118 0-176 56 74 111 148 167 220 3 5 5 6 8 6 6 0 6-7 6-13 0-72 0-145 0-217 0-21 3-27 22-28 2 0 9 0 9-6 0-7-7-7-13-7-19 0-38 0-56 0-8 0-14 0-14 7 0 6 7 6 11 6 22 1 25 9 25 29 0 39 0 80 0 121-39-53-79-105-117-157-3-6-4-6-13-6-22 0-45 0-67 0-8 0-14 0-14 7 0 6 6 6 8 6 11 1 19 8 22 12-1 4-1 5-1 10zM218 243c-56-72-112-146-168-220-4-5-4-5-8-10 15 0 31 0 46 0 43 59 87 117 130 176 0 18 0 37 0 54z"><text:p/></draw:path><draw:path draw:style-name="gr3" draw:text-style-name="P6" svg:width="0.0457in" svg:height="0.048in" svg:x="0.5858in" svg:y="0.0886in" svg:viewBox="0 0 117 123" svg:d="M109 59c5 0 8 0 8-6 0-23-14-53-54-53-35 0-63 29-63 62 0 34 31 61 66 61 37 0 51-28 51-35 0-1-1-3-5-3s-4 1-5 4c-8 22-29 26-39 26-12 0-25-6-33-16-10-13-10-30-10-40 28 0 56 0 84 0zM25 52c4-38 28-44 38-44 33 0 34 37 35 44-24 0-48 0-73 0z"><text:p/></draw:path><draw:path draw:style-name="gr3" draw:text-style-name="P6" svg:width="0.0567in" svg:height="0.0465in" svg:x="0.639in" svg:y="0.0898in" svg:viewBox="0 0 145 119" svg:d="M120 26c8-16 21-16 25-16 0-3 0-7 0-10-6 0-13 1-20 1s-17 0-25-1c0 3 0 7 0 10 12 0 12 9 12 10s-1 4-2 8c-10 22-21 44-31 67-11-26-23-50-34-74 0-2-1-3-1-6 0-5 9-5 13-5 0-3 0-7 0-10-10 0-20 1-31 1-7 0-18 0-26-1 0 3 0 7 0 10 15 0 19 0 22 10 14 31 29 61 43 93 2 4 3 6 8 6s6-2 7-6c14-29 27-58 40-87z"><text:p/></draw:path><draw:path draw:style-name="gr3" draw:text-style-name="P6" svg:width="0.0457in" svg:height="0.048in" svg:x="0.7008in" svg:y="0.0886in" svg:viewBox="0 0 117 123" svg:d="M109 59c5 0 8 0 8-6 0-23-14-53-54-53-35 0-63 29-63 62 0 34 31 61 66 61 37 0 51-28 51-35 0-1-1-3-5-3s-4 1-5 4c-8 22-29 26-39 26-12 0-25-6-33-16-10-13-10-30-10-40 28 0 56 0 84 0zM25 52c4-38 28-44 38-44 33 0 34 37 35 44-24 0-48 0-73 0z"><text:p/></draw:path><draw:path draw:style-name="gr3" draw:text-style-name="P6" svg:width="0.0567in" svg:height="0.0465in" svg:x="0.7567in" svg:y="0.0898in" svg:viewBox="0 0 145 119" svg:d="M124 36c0-23-11-36-40-36-22 0-37 12-44 25 0-8 0-16 0-25-14 1-27 1-40 2 0 4 0 7 0 10 18 0 20 2 20 16 0 23 0 46 0 69 0 12-2 12-20 12 0 3 0 7 0 10 10-1 20-1 31-1 10 0 28 0 31 1 0-3 0-7 0-10-18 0-20 0-20-12 0-17 0-32 0-49 0-28 22-41 39-41 20 0 22 15 22 28 0 21 0 41 0 62 0 12-3 12-20 12 0 3 0 7 0 10 1 0 19-1 30-1s30 0 32 1c0-3 0-7 0-10-17 0-21 0-21-12 0-21 0-41 0-61z"><text:p/></draw:path></draw:g></text:span><text:span text:style-name="T8">, לכן </text:span><text:span text:style-name="T8"><draw:g text:anchor-type="as-char" svg:y="-0.1134in" draw:z-index="295" draw:name="Shape321" draw:style-name="gr1"><svg:title>TexMaths</svg:title><svg:desc>11§inline§F(g)(n) = 0§svg§600§FALSE§</svg:desc><draw:path draw:style-name="gr2" draw:text-style-name="P5" svg:width="0.7815in" svg:height="0.1358in" svg:x="0.0024in" svg:y="0.0071in" svg:viewBox="0 0 1986 346" svg:d="M994 346c-332 0-663 0-994 0 0-116 0-230 0-346 662 0 1324 0 1986 0 0 116 0 230 0 346-331 0-662 0-992 0z"><text:p/></draw:path><draw:path draw:style-name="gr3" draw:text-style-name="P6" svg:width="0.1075in" svg:height="0.1024in" svg:x="0.0004in" svg:y="0.0098in" svg:viewBox="0 0 274 261" svg:d="M102 137c12 0 26 0 38 0 28 0 32 6 32 17 0 2 0 8-4 19 0 2-1 3-1 4 0 4 2 5 6 5 3 0 3-1 5-8 7-29 15-56 21-84 1-4 1-5 1-6s-1-5-4-5c-5 0-5 2-6 9-8 30-17 36-50 36-12 0-23 0-35 0 8-33 16-65 25-98 3-13 3-14 21-14 16 0 34 0 50 0 48 0 58 12 58 42 0 9 0 11-3 21 0 5 0 5 0 6 0 3 2 6 5 6 4 0 4-2 5-10 3-22 6-45 8-67 1-10-1-10-11-10-63 0-127 0-189 0-8 0-11 0-11 8 0 4 3 4 11 4 14 0 24 0 24 7 0 1 0 2-1 9-18 68-34 136-52 203-3 15-4 18-35 18-7 0-10 0-10 8 0 4 4 4 6 4 11 0 39-1 50-1 13 0 45 1 58 1 4 0 8 0 8-8 0-2-1-2-2-3s-2-1-11-1-11 0-20 0c-11-1-13-3-13-8 0-1 0-3 2-9 8-32 17-64 24-95z"><text:p/></draw:path><draw:path draw:style-name="gr3" draw:text-style-name="P6" svg:width="0.0346in" svg:height="0.1512in" svg:x="0.1287in" svg:y="0in" svg:viewBox="0 0 89 385" svg:d="M89 381c0-1 0-1-6-8-49-49-61-122-61-179 0-68 14-136 62-183 5-5 5-5 5-7 0-3-1-4-3-4-5 0-40 26-62 76-20 42-24 85-24 118 0 28 3 75 25 119 23 47 56 72 61 72 2 0 3-1 3-4z"><text:p/></draw:path><draw:path draw:style-name="gr3" draw:text-style-name="P6" svg:width="0.0693in" svg:height="0.0976in" svg:x="0.1752in" svg:y="0.0453in" svg:viewBox="0 0 177 249" svg:d="M176 25c0-2 1-4 1-6 0-7-4-11-11-11-4 0-14 3-16 16-7-14-20-24-36-24-44 0-92 54-92 110 0 38 23 61 52 61 22 0 40-18 44-22h1c-9 34-9 33-13 50-1 5-15 41-55 41-8 0-21 0-31-3 11-4 15-13 15-20s-4-13-14-13c-9 0-21 6-21 22 0 15 14 23 51 23 48 0 77-30 82-52 14-57 29-114 43-172zM125 121c-2 10-11 20-19 28-8 6-20 13-31 13-20 0-25-20-25-35 0-19 11-64 22-84 9-19 26-34 42-34 26 0 31 31 31 33s-1 4-1 5c-6 25-12 49-19 74z"><text:p/></draw:path><draw:path draw:style-name="gr3" draw:text-style-name="P6" svg:width="0.0346in" svg:height="0.1512in" svg:x="0.2594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6" svg:width="0.0346in" svg:height="0.1512in" svg:x="0.3248in" svg:y="0in" svg:viewBox="0 0 89 385" svg:d="M89 381c0-1 0-1-6-8-49-49-61-122-61-179 0-68 15-136 63-183 4-5 4-5 4-7 0-3-1-4-3-4-5 0-39 26-62 76-20 42-24 85-24 118 0 28 4 75 25 119 23 47 56 72 61 72 2 0 3-1 3-4z"><text:p/></draw:path><draw:path draw:style-name="gr3" draw:text-style-name="P6" svg:width="0.0819in" svg:height="0.0685in" svg:x="0.3736in" svg:y="0.0453in" svg:viewBox="0 0 209 175" svg:d="M23 148c-2 6-4 15-4 17 0 7 5 10 12 10 4 0 11-3 14-11 0-1 5-19 7-29 3-12 5-23 9-34 2-9 4-17 6-26 1-7 5-18 5-19 6-12 26-47 63-47 18 0 21 14 21 26 0 24-20 74-25 91-3 8-4 13-4 17 0 19 14 32 31 32 37 0 51-56 51-59 0-4-3-4-4-4-5 0-5 1-6 7-8 26-21 47-39 47-7 0-10-3-10-12 0-10 4-19 7-27 7-21 23-63 23-85 0-27-16-42-44-42-35 0-53 25-60 34-2-22-18-34-35-34-18 0-26 15-30 22-5 13-11 36-11 37 0 5 3 5 4 5 5 0 5-1 7-9 7-27 14-46 29-46 7 0 12 4 12 17 0 8-2 13-7 32-8 30-14 60-22 90z"><text:p/></draw:path><draw:path draw:style-name="gr3" draw:text-style-name="P6" svg:width="0.035in" svg:height="0.1512in" svg:x="0.4685in" svg:y="0in" svg:viewBox="0 0 90 385" svg:d="M90 194c0-31-4-77-25-121-23-48-57-73-61-73-2 0-4 2-4 4s0 2 8 9c38 38 60 99 60 181 0 64-14 132-62 180-6 6-6 6-6 7 0 2 2 4 4 4 4 0 39-26 62-76 20-41 24-84 24-115z"><text:p/></draw:path><draw:path draw:style-name="gr3" draw:text-style-name="P6" svg:width="0.1012in" svg:height="0.0354in" svg:x="0.5697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6" svg:width="0.0638in" svg:height="0.1035in" svg:x="0.728in" svg:y="0.013in" svg:viewBox="0 0 163 264" svg:d="M163 133c0-31-2-61-16-90-17-37-49-43-66-43-23 0-51 10-67 45-12 28-14 57-14 88 0 29 1 64 18 92 16 32 44 39 63 39 21 0 50-7 68-45 12-25 14-55 14-86zM81 255c-15 0-38-9-45-46-4-22-4-58-4-80 0-26 0-51 3-72 8-45 37-49 46-49 13 0 38 7 46 45 4 22 4 52 4 76 0 28 0 55-4 79-6 36-29 47-46 47z"><text:p/></draw:path></draw:g></text:span><text:span text:style-name="T8"><text:s/>ומטרנזיטיביות </text:span><text:span text:style-name="T8"><draw:g text:anchor-type="as-char" svg:y="-0.1134in" draw:z-index="296" draw:name="Shape322" draw:style-name="gr1"><svg:title>TexMaths</svg:title><svg:desc>11§inline§F(f)(n) = F(g)(n)§svg§600§FALSE§</svg:desc><draw:path draw:style-name="gr2" draw:text-style-name="P5" svg:width="1.2339in" svg:height="0.1354in" svg:x="0.0028in" svg:y="0.0071in" svg:viewBox="0 0 3135 345" svg:d="M0 0c1044 0 2090 0 3135 0 0 115 0 230 0 345-1045 0-2091 0-3135 0 0-115 0-230 0-345z"><text:p/></draw:path><draw:path draw:style-name="gr3" draw:text-style-name="P6" svg:width="0.1079in" svg:height="0.1028in" svg:x="0.0004in" svg:y="0.0098in" svg:viewBox="0 0 275 262" svg:d="M102 138c13 0 26 0 39 0 28 0 32 5 32 16 0 3 0 8-4 20 0 1-1 2-1 3 0 4 2 6 5 6 4 0 4-1 6-9 7-29 15-56 21-84 1-3 1-4 1-5s-1-5-4-5c-5 0-5 3-6 8-8 31-17 38-50 38-12 0-23 0-35 0 8-34 16-65 25-98 3-14 3-16 21-16 16 0 34 0 50 0 48 0 56 13 56 43 0 9 0 10-1 21 0 4 0 5 0 7s1 4 5 4 4-2 5-10c2-22 6-44 8-66 1-11-1-11-11-11-63 0-127 0-189 0-8 0-11 0-11 8 0 4 3 4 10 4 14 0 25 0 25 8 0 1 0 2-1 9-18 67-34 135-52 202-3 16-4 19-35 19-7 0-11 0-11 7 0 5 5 5 7 5 11 0 39-2 50-2 13 0 45 2 57 2 5 0 9 0 9-8 0-3-1-2-2-4-1 0-2 0-11 0s-11 0-20-1c-12-1-13-3-13-8 0-1 0-3 2-9 8-32 16-62 23-94z"><text:p/></draw:path><draw:path draw:style-name="gr3" draw:text-style-name="P6" svg:width="0.0346in" svg:height="0.1508in" svg:x="0.1291in" svg:y="0in" svg:viewBox="0 0 89 384" svg:d="M89 380c0-1 0-1-7-8-48-48-60-121-60-179 0-67 14-135 63-183 4-4 4-4 4-7 0-2-1-3-3-3-5 0-40 26-62 75-20 43-24 86-24 118 0 28 3 76 25 119 23 47 56 72 61 72 2 0 3-1 3-4z"><text:p/></draw:path><draw:path draw:style-name="gr3" draw:text-style-name="P6" svg:width="0.0752in" svg:height="0.137in" svg:x="0.1811in" svg:y="0.0071in" svg:viewBox="0 0 192 349" svg:d="M121 118c11 0 23 0 34 0 8 0 11 0 11-9 0-3-3-3-10-3-11 0-22 0-33 0 3-16 6-30 9-44 1-9 7-36 9-41 3-7 10-13 18-13 2 0 11 0 19 7-16 2-21 15-21 21 0 9 7 14 15 14 9 0 20-9 20-24 0-17-17-26-33-26-13 0-37 7-49 45-2 8-3 12-12 61-9 0-19 0-28 0-6 0-11 0-11 6s4 6 11 6c9 0 17 0 26 0-10 50-20 100-30 151-7 37-13 72-33 72-2 0-11 0-19-7 18-1 21-15 21-21 0-9-6-14-14-14-10 0-21 9-21 24 0 17 16 26 33 26 21 0 36-22 44-37 12-25 21-71 21-74 8-40 15-81 23-120z"><text:p/></draw:path><draw:path draw:style-name="gr3" draw:text-style-name="P6" svg:width="0.035in" svg:height="0.1508in" svg:x="0.2724in" svg:y="0in" svg:viewBox="0 0 90 384" svg:d="M90 193c0-30-4-77-25-120-23-48-57-73-61-73-2 0-4 1-4 3 0 3 0 3 8 10 37 38 59 99 59 180 0 65-14 132-62 181-5 5-5 5-5 6 0 3 2 4 4 4 4 0 39-26 62-75 20-43 24-85 24-116z"><text:p/></draw:path><draw:path draw:style-name="gr3" draw:text-style-name="P6" svg:width="0.0346in" svg:height="0.1508in" svg:x="0.3382in" svg:y="0in" svg:viewBox="0 0 89 384" svg:d="M89 380c0-1 0-1-7-8-48-48-60-121-60-179 0-67 14-135 63-183 4-4 4-4 4-7 0-2-1-3-3-3-5 0-39 26-62 75-20 43-24 86-24 118 0 28 4 76 25 119 23 47 56 72 61 72 2 0 3-1 3-4z"><text:p/></draw:path><draw:path draw:style-name="gr3" draw:text-style-name="P6" svg:width="0.0819in" svg:height="0.0681in" svg:x="0.3866in" svg:y="0.0453in" svg:viewBox="0 0 209 174" svg:d="M22 148c-1 5-3 14-3 16 0 7 5 10 12 10 4 0 11-2 14-10 0-1 4-20 7-29 3-12 5-24 8-35 3-9 5-16 7-25 1-7 4-18 4-20 7-12 27-47 64-47 18 0 21 14 21 27 0 24-20 73-25 91-3 8-5 13-5 17 0 18 15 31 32 31 37 0 51-56 51-59 0-4-3-4-5-4-4 0-4 1-5 7-8 26-21 48-40 48-6 0-9-4-9-13 0-10 4-19 7-27 7-20 23-63 23-85 0-26-16-41-44-41-35 0-54 24-60 33-2-21-18-33-35-33-19 0-26 14-30 22-6 13-11 35-11 37 0 4 3 4 4 4 4 0 5 0 7-9 7-28 14-46 29-46 7 0 11 5 11 18 0 8-2 13-6 32-8 30-15 60-23 90z"><text:p/></draw:path><draw:path draw:style-name="gr3" draw:text-style-name="P6" svg:width="0.0346in" svg:height="0.1508in" svg:x="0.4823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6" svg:width="0.1008in" svg:height="0.035in" svg:x="0.5831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1079in" svg:height="0.1028in" svg:x="0.7406in" svg:y="0.0098in" svg:viewBox="0 0 275 262" svg:d="M102 138c12 0 26 0 38 0 29 0 32 5 32 16 0 3 0 8-3 20-1 1-1 2-1 3 0 4 2 6 5 6 4 0 4-1 5-9 8-29 14-56 22-84 1-3 1-4 1-5s-2-5-5-5c-5 0-4 3-6 8-7 31-16 38-49 38-12 0-23 0-35 0 7-34 16-65 24-98 4-14 4-16 21-16s34 0 51 0c48 0 56 13 56 43 0 9 0 10-1 21-1 4-1 5-1 7s1 4 6 4c3 0 4-2 4-10 2-22 6-44 8-66 2-11 0-11-10-11-63 0-127 0-189 0-8 0-12 0-12 8 0 4 3 4 11 4 14 0 25 0 25 8 0 1 0 2-2 9-17 67-34 135-51 202-4 16-4 19-35 19-7 0-11 0-11 7 0 5 4 5 5 5 11 0 40-2 52-2s44 2 57 2c4 0 8 0 8-8 0-3-1-2-2-4-1 0-1 0-11 0-8 0-10 0-20-1-11-1-12-3-12-8 0-1 0-3 1-9 8-32 17-62 24-94z"><text:p/></draw:path><draw:path draw:style-name="gr3" draw:text-style-name="P6" svg:width="0.035in" svg:height="0.1508in" svg:x="0.8689in" svg:y="0in" svg:viewBox="0 0 90 384" svg:d="M90 380c0-1 0-1-6-8-49-48-61-121-61-179 0-67 14-135 62-183 5-4 5-4 5-7 0-2-2-3-4-3-4 0-39 26-62 75-20 43-24 86-24 118 0 28 4 76 25 119 23 47 57 72 61 72 2 0 4-1 4-4z"><text:p/></draw:path><draw:path draw:style-name="gr3" draw:text-style-name="P6" svg:width="0.0697in" svg:height="0.0972in" svg:x="0.915in" svg:y="0.0453in" svg:viewBox="0 0 178 248" svg:d="M177 25c0-3 1-4 1-7 0-7-5-10-12-10-3 0-14 2-15 16-7-14-21-24-37-24-44 0-91 54-91 109 0 39 23 62 51 62 23 0 41-19 45-23 0 0 1 0 1 1-9 34-13 48-13 49-1 3-15 42-56 42-7 0-20-1-31-4 12-4 16-14 16-20 0-7-4-13-15-13-8 0-21 6-21 22 0 15 14 23 52 23 48 0 76-30 82-53 14-56 29-114 43-170zM126 121c-2 10-11 20-19 27-8 6-20 14-32 14-19 0-24-20-24-35 0-19 11-65 20-84 11-20 28-35 44-35 26 0 31 32 31 34 0 1-1 3-1 5-6 25-12 49-19 74z"><text:p/></draw:path><draw:path draw:style-name="gr3" draw:text-style-name="P6" svg:width="0.035in" svg:height="0.1508in" svg:x="0.9996in" svg:y="0in" svg:viewBox="0 0 90 384" svg:d="M90 193c0-30-4-77-25-120-23-48-57-73-61-73-2 0-4 1-4 3 0 3 0 3 8 10 37 38 59 99 59 180 0 65-14 132-62 181-5 5-5 5-5 6 0 3 2 4 4 4 4 0 39-26 62-75 20-43 24-85 24-116z"><text:p/></draw:path><draw:path draw:style-name="gr3" draw:text-style-name="P6" svg:width="0.0346in" svg:height="0.1508in" svg:x="1.0654in" svg:y="0in" svg:viewBox="0 0 89 384" svg:d="M89 380c0-1 0-1-7-8-48-48-60-121-60-179 0-67 14-135 63-183 4-4 4-4 4-7 0-2-1-3-3-3-5 0-39 26-62 75-20 43-24 86-24 118 0 28 4 76 25 119 23 47 56 72 61 72 2 0 3-1 3-4z"><text:p/></draw:path><draw:path draw:style-name="gr3" draw:text-style-name="P6" svg:width="0.0819in" svg:height="0.0681in" svg:x="1.1138in" svg:y="0.0453in" svg:viewBox="0 0 209 174" svg:d="M22 148c-1 5-3 14-3 16 0 7 5 10 11 10 5 0 12-2 14-10 1-1 5-20 8-29 3-12 5-24 8-35 3-9 5-16 7-25 1-7 4-18 4-20 7-12 27-47 64-47 18 0 21 14 21 27 0 24-20 73-25 91-3 8-5 13-5 17 0 18 15 31 32 31 37 0 51-56 51-59 0-4-3-4-5-4-4 0-4 1-5 7-8 26-21 48-40 48-6 0-9-4-9-13 0-10 4-19 7-27 7-20 23-63 23-85 0-26-16-41-44-41-35 0-54 24-60 33-2-21-18-33-35-33-19 0-26 14-30 22-6 13-11 35-11 37 0 4 3 4 4 4 4 0 5 0 7-9 7-28 14-46 29-46 7 0 11 5 11 18 0 8-2 13-6 32-8 30-15 60-23 90z"><text:p/></draw:path><draw:path draw:style-name="gr3" draw:text-style-name="P6" svg:width="0.035in" svg:height="0.1508in" svg:x="1.2091in" svg:y="0in" svg:viewBox="0 0 90 384" svg:d="M90 193c0-30-4-77-25-120-23-48-56-73-61-73-2 0-4 1-4 3 0 3 0 3 8 10 38 38 60 99 60 180 0 65-14 132-63 181-5 5-5 5-5 6 0 3 2 4 4 4 5 0 39-26 62-75 20-43 24-85 24-116z"><text:p/></draw:path></draw:g></text:span><text:span text:style-name="T8"><text:s/>כדרוש. אם </text:span><text:span text:style-name="T8"><draw:g text:anchor-type="as-char" svg:y="-0.1134in" draw:z-index="297" draw:name="Shape323" draw:style-name="gr1"><svg:title>TexMaths</svg:title><svg:desc>11§inline§f(n) \in \Nodd§svg§600§FALSE§</svg:desc><draw:path draw:style-name="gr2" draw:text-style-name="P5" svg:width="0.7724in" svg:height="0.1354in" svg:x="0.0004in" svg:y="0.0071in" svg:viewBox="0 0 1963 345" svg:d="M0 0c654 0 1309 0 1963 0 0 115 0 230 0 345-654 0-1309 0-1963 0 0-115 0-230 0-345z"><text:p/></draw:path><draw:path draw:style-name="gr3" draw:text-style-name="P6" svg:width="0.0752in" svg:height="0.137in" svg:x="0.0008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1-71 22-74 8-40 15-81 23-120z"><text:p/></draw:path><draw:path draw:style-name="gr3" draw:text-style-name="P6" svg:width="0.0346in" svg:height="0.1508in" svg:x="0.0988in" svg:y="0in" svg:viewBox="0 0 89 384" svg:d="M89 380c0-1 0-1-7-8-48-48-60-121-60-179 0-67 14-135 62-183 5-4 5-4 5-7 0-2-1-3-4-3-4 0-39 26-61 75-20 43-24 86-24 118 0 28 3 76 25 119 23 47 56 72 60 72 3 0 4-1 4-4z"><text:p/></draw:path><draw:path draw:style-name="gr3" draw:text-style-name="P6" svg:width="0.0823in" svg:height="0.0681in" svg:x="0.1469in" svg:y="0.0453in" svg:viewBox="0 0 210 174" svg:d="M23 148c-1 5-3 14-3 16 0 7 5 10 11 10 4 0 12-2 14-10 1-1 6-20 8-29 3-12 5-24 9-35 2-9 4-16 6-25 1-7 5-18 5-20 5-12 26-47 62-47 18 0 21 14 21 27 0 24-19 73-24 91-4 8-4 13-4 17 0 18 13 31 31 31 37 0 51-56 51-59 0-4-3-4-4-4-5 0-5 1-7 7-8 26-20 48-38 48-7 0-10-4-10-13 0-10 3-19 6-27 8-20 24-63 24-85 0-26-16-41-45-41-34 0-52 24-59 33-2-21-19-33-36-33-19 0-25 14-29 22-7 13-12 35-12 37 0 4 4 4 5 4 4 0 5 0 7-9 7-28 14-46 28-46 7 0 12 5 12 18 0 8-1 13-6 32-8 30-15 60-23 90z"><text:p/></draw:path><draw:path draw:style-name="gr3" draw:text-style-name="P6" svg:width="0.035in" svg:height="0.1508in" svg:x="0.2425in" svg:y="0in" svg:viewBox="0 0 90 384" svg:d="M90 193c0-30-4-77-26-120-23-48-56-73-60-73-2 0-4 1-4 3 0 3 0 3 8 10 37 38 59 99 59 180 0 65-14 132-62 181-5 5-5 5-5 6 0 3 2 4 4 4 4 0 39-26 61-75 20-43 25-85 25-116z"><text:p/></draw:path><draw:path draw:style-name="gr3" draw:text-style-name="P6" svg:width="0.076in" svg:height="0.087in" svg:x="0.3476in" svg:y="0.0307in" svg:viewBox="0 0 194 222" svg:d="M180 120c7 0 14 0 14-8 0-7-7-7-14-7-55 0-109 0-164 0 5-52 49-90 104-90 20 0 41 0 60 0 7 0 14 0 14-7 0-8-7-8-14-8-21 0-40 0-61 0-66 0-119 51-119 112 0 62 53 110 119 110 21 0 40 0 61 0 7 0 14 0 14-7 0-8-7-7-14-7-19 0-40 0-60 0-55 0-99-36-104-88 55 0 109 0 164 0z"><text:p/></draw:path><draw:path draw:style-name="gr3" draw:text-style-name="P6" svg:width="0.1024in" svg:height="0.1059in" svg:x="0.4823in" svg:y="0.0098in" svg:viewBox="0 0 261 270" svg:d="M33 34c0 63 0 126 0 187 0 21-3 28-22 28-4 0-11 1-11 6 0 8 5 8 13 8 20 0 40 0 60 0 6 0 13 0 13-8 0-5-7-6-12-6-21 0-25-8-25-29 0-58 0-117 0-175 57 73 112 147 168 219 3 5 5 6 7 6 7 0 7-6 7-12 0-72 0-145 0-217 0-22 3-28 21-28 2 0 9 0 9-6 0-7-6-7-12-7-19 0-38 0-57 0-7 0-13 0-13 7 0 6 7 6 11 6 21 0 24 8 24 29 0 39 0 79 0 120-38-53-78-105-116-156-3-6-5-6-13-6-23 0-45 0-69 0-6 0-12 0-12 7 0 5 6 6 8 6 11 1 18 8 22 12-1 4-1 4-1 9zM218 243c-56-73-112-147-169-221-4-4-4-5-7-9 15 0 29 0 45 0 44 59 87 117 131 175 0 18 0 37 0 55z"><text:p/></draw:path><draw:path draw:style-name="gr3" draw:text-style-name="P6" svg:width="0.052in" svg:height="0.0476in" svg:x="0.5925in" svg:y="0.089in" svg:viewBox="0 0 133 122" svg:d="M133 63c0-34-30-63-67-63s-66 29-66 63c0 33 29 59 66 59 36 0 67-26 67-59zM66 115c-10 0-24-4-33-17-8-11-9-25-9-37 0-13 1-28 10-40 7-8 19-13 32-13 16 0 27 6 34 15 7 11 8 24 8 38 0 12-1 26-9 37-7 11-20 17-33 17z"><text:p/></draw:path><draw:path draw:style-name="gr3" draw:text-style-name="P6" svg:width="0.0567in" svg:height="0.074in" svg:x="0.6567in" svg:y="0.063in" svg:viewBox="0 0 145 189" svg:d="M85 3c0 4 0 6 0 9 17 0 19 2 19 16 0 18 0 37 0 56-9-10-23-16-37-16-36 0-67 27-67 61s29 60 64 60c22 0 35-11 39-16 0 5 0 11 0 16 15-1 28-2 42-2 0-3 0-6 0-10-19 0-21-2-21-15 0-54 0-108 0-162-13 1-26 2-39 3zM103 159c-6 13-21 24-38 24-16 0-25-9-31-18-5-8-9-19-9-35 0-7 0-27 11-40 11-12 24-14 32-14 13 0 24 5 32 15 3 5 3 5 3 10 0 19 0 38 0 58z"><text:p/></draw:path><draw:path draw:style-name="gr3" draw:text-style-name="P6" svg:width="0.0567in" svg:height="0.074in" svg:x="0.724in" svg:y="0.063in" svg:viewBox="0 0 145 189" svg:d="M85 3c0 4 0 6 0 9 17 0 19 2 19 16 0 18 0 37 0 56-9-10-23-16-37-16-36 0-67 27-67 61s30 60 64 60c22 0 35-11 39-16 0 5 0 11 0 16 15-1 28-2 42-2 0-3 0-6 0-10-17 0-20-2-20-15 0-54 0-108 0-162-13 1-27 2-40 3zM103 159c-6 13-21 24-38 24-16 0-25-9-31-18-5-8-9-19-9-35 0-7 0-27 11-40 11-12 24-14 32-14 13 0 24 5 32 15 3 5 3 5 3 10 0 19 0 38 0 58z"><text:p/></draw:path></draw:g></text:span><text:span text:style-name="T8"><text:s/>אז המקרה הזו באופן דומה יגרור ש־</text:span><text:span text:style-name="T8"><draw:g text:anchor-type="as-char" svg:y="-0.1134in" draw:z-index="298" draw:name="Shape324" draw:style-name="gr1"><svg:title>TexMaths</svg:title><svg:desc>11§inline§g(n) \in \Nodd§svg§600§FALSE§</svg:desc><draw:path draw:style-name="gr2" draw:text-style-name="P5" svg:width="0.7606in" svg:height="0.1358in" svg:x="0.0059in" svg:y="0.0071in" svg:viewBox="0 0 1933 346" svg:d="M968 346c-323 0-645 0-968 0 0-116 0-230 0-346 644 0 1289 0 1933 0 0 116 0 230 0 346-322 0-644 0-965 0z"><text:p/></draw:path><draw:path draw:style-name="gr3" draw:text-style-name="P6" svg:width="0.0697in" svg:height="0.0976in" svg:x="0.0004in" svg:y="0.0453in" svg:viewBox="0 0 178 249" svg:d="M177 25c0-2 1-4 1-6 0-7-5-11-11-11-4 0-14 3-16 16-7-14-21-24-37-24-44 0-91 54-91 110 0 38 23 61 52 61 22 0 41-18 44-22h1c-9 34-9 33-13 50-1 5-15 41-56 41-7 0-20 0-31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" draw:text-style-name="P6" svg:width="0.035in" svg:height="0.1512in" svg:x="0.0913in" svg:y="0in" svg:viewBox="0 0 90 385" svg:d="M90 381c0-1 0-1-6-8-49-49-62-122-62-180 0-67 15-135 63-182 5-5 5-5 5-7 0-3-2-4-4-4-3 0-39 26-62 76-20 42-24 85-24 117 0 29 4 76 25 120 23 47 58 72 61 72 2 0 4-1 4-4z"><text:p/></draw:path><draw:path draw:style-name="gr3" draw:text-style-name="P6" svg:width="0.0819in" svg:height="0.0685in" svg:x="0.1402in" svg:y="0.0453in" svg:viewBox="0 0 209 175" svg:d="M23 148c-1 6-3 15-3 17 0 7 5 10 11 10 4 0 11-3 14-11 0-1 5-19 8-29 2-12 5-23 8-34 2-9 4-17 6-26 2-7 5-18 6-19 5-12 26-47 62-47 18 0 21 14 21 26 0 24-18 74-25 91-3 8-3 13-3 17 0 19 13 32 30 32 37 0 51-56 51-59 0-4-3-4-4-4-4 0-4 1-6 7-7 26-21 47-39 47-7 0-9-3-9-12 0-10 3-19 6-27 8-21 24-63 24-85 0-27-17-42-45-42-35 0-53 25-60 34-1-22-18-34-35-34-18 0-26 15-29 22-6 13-12 36-12 37 0 5 3 4 4 5 5 0 5-1 7-9 7-27 14-46 29-46 7 0 12 4 12 17 0 8-1 13-7 32-8 30-14 60-22 90z"><text:p/></draw:path><draw:path draw:style-name="gr3" draw:text-style-name="P6" svg:width="0.0346in" svg:height="0.1512in" svg:x="0.2358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076in" svg:height="0.087in" svg:x="0.3409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6" svg:width="0.1028in" svg:height="0.1063in" svg:x="0.4756in" svg:y="0.0098in" svg:viewBox="0 0 262 271" svg:d="M34 35c0 63 0 126 0 187 0 20-3 28-23 28-4 0-11 0-11 7 0 6 7 6 13 6 20 0 41 0 61 0 6 0 12 0 12-6 0-7-6-7-11-7-22 0-24-9-24-29 0-58 0-118 0-176 55 74 111 148 166 220 4 5 5 6 9 6 6 0 6-7 6-13 0-72 0-145 0-217 0-21 4-27 21-28 2 0 9 0 9-6 0-7-6-7-12-7-19 0-39 0-57 0-7 0-14 0-14 7 0 6 8 6 13 6 20 1 24 9 24 29 0 39 0 80 0 121-39-53-78-105-117-157-4-6-5-6-14-6-22 0-45 0-67 0-7 0-12 0-12 7 0 6 5 6 7 6 10 1 18 8 22 12-1 4-1 5-1 10zM218 243c-56-72-111-146-167-220-5-5-5-5-9-10 15 0 31 0 46 0 43 59 87 117 130 176 0 18 0 37 0 54z"><text:p/></draw:path><draw:path draw:style-name="gr3" draw:text-style-name="P6" svg:width="0.0516in" svg:height="0.048in" svg:x="0.5858in" svg:y="0.0886in" svg:viewBox="0 0 132 123" svg:d="M132 63c0-33-29-63-66-63s-66 30-66 63c0 34 30 60 66 60s66-26 66-60zM66 115c-10 0-24-4-33-17-8-11-9-24-9-37 0-11 0-28 10-39 7-8 19-14 32-14 17 0 28 7 33 16 8 10 9 23 9 37 0 13-1 27-9 38-8 10-20 16-33 16z"><text:p/></draw:path><draw:path draw:style-name="gr3" draw:text-style-name="P6" svg:width="0.0567in" svg:height="0.0744in" svg:x="0.6504in" svg:y="0.0626in" svg:viewBox="0 0 145 190" svg:d="M84 3c0 4 0 7 0 10 18 0 21 2 21 16 0 18 0 36 0 55-10-9-24-15-39-15-35 0-66 27-66 61s29 60 63 60c23 0 36-12 40-16 0 5 0 11 0 16 15-1 28-2 42-2 0-3 0-6 0-10-18 0-21-2-21-15 0-55 0-109 0-163-13 1-27 2-40 3zM103 160c-7 13-20 23-38 23-15 0-26-9-32-17-5-7-9-18-9-36 0-6 0-27 12-39 10-12 23-15 32-15 12 0 24 7 32 16 3 5 3 5 3 9 0 19 0 39 0 59z"><text:p/></draw:path><draw:path draw:style-name="gr3" draw:text-style-name="P6" svg:width="0.0567in" svg:height="0.0744in" svg:x="0.7177in" svg:y="0.0626in" svg:viewBox="0 0 145 190" svg:d="M84 3c0 4 0 7 0 10 18 0 21 2 21 16 0 18 0 36 0 55-10-9-24-15-39-15-35 0-66 27-66 61s29 60 64 60c22 0 35-12 39-16 0 5 0 11 0 16 15-1 28-2 42-2 0-3 0-6 0-10-18 0-21-2-21-15 0-55 0-109 0-163-13 1-27 2-40 3zM103 160c-6 13-20 23-38 23-15 0-26-9-32-17-4-7-8-18-8-36 0-6 0-27 11-39s25-15 32-15c13 0 24 7 32 16 3 5 3 5 3 9 0 19 0 39 0 59z"><text:p/></draw:path></draw:g></text:span><text:span text:style-name="T8"> ולכן סה"כ </text:span><text:span text:style-name="T8"><draw:g text:anchor-type="as-char" svg:y="-0.1134in" draw:z-index="299" draw:name="Shape325" draw:style-name="gr1"><svg:title>TexMaths</svg:title><svg:desc>11§inline§F(f)(n) = 1 = F(g)(n)§svg§600§FALSE§</svg:desc><draw:path draw:style-name="gr2" draw:text-style-name="P5" svg:width="1.513in" svg:height="0.1358in" svg:x="0.0024in" svg:y="0.0071in" svg:viewBox="0 0 3844 346" svg:d="M1923 346c-642 0-1282 0-1923 0 0-116 0-230 0-346 1281 0 2563 0 3844 0 0 116 0 230 0 346-640 0-1281 0-1921 0z"><text:p/></draw:path><draw:path draw:style-name="gr3" draw:text-style-name="P6" svg:width="0.1075in" svg:height="0.1024in" svg:x="0.0004in" svg:y="0.0098in" svg:viewBox="0 0 274 261" svg:d="M102 137c12 0 26 0 38 0 28 0 32 6 32 17 0 2 0 8-4 19 0 2-1 3-1 4 0 4 3 5 6 5s3-1 5-8c7-29 14-56 21-84 1-4 1-5 1-6s-1-5-4-5c-5 0-5 2-6 9-9 30-17 36-50 36-12 0-23 0-36 0 9-33 17-65 26-98 3-13 3-14 21-14 16 0 34 0 50 0 49 0 57 12 57 42 0 9 0 11-1 21-1 5-1 5-1 6 0 3 1 6 5 6s4-2 5-10c2-22 6-45 8-67 1-10-1-10-10-10-64 0-127 0-190 0-8 0-11 0-11 8 0 4 3 4 11 4 14 0 25 0 25 7 0 1 0 2-2 9-18 68-34 136-52 203-3 15-4 18-35 18-7 0-10 0-10 8 0 4 4 4 5 4 11 0 40-1 51-1 13 0 45 1 58 1 4 0 8 0 8-8 0-2-1-2-2-3s-2-1-11-1-10 0-20 0c-11-1-13-3-13-8 0-1 0-3 2-9 8-32 17-64 24-95z"><text:p/></draw:path><draw:path draw:style-name="gr3" draw:text-style-name="P6" svg:width="0.0346in" svg:height="0.1512in" svg:x="0.1287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6" svg:width="0.0752in" svg:height="0.1374in" svg:x="0.1807in" svg:y="0.0067in" svg:viewBox="0 0 192 350" svg:d="M121 118c11 0 23 0 34 0 8 0 11 0 11-8 0-4-3-4-10-4-11 0-21 0-32 0 2-16 6-30 8-44 1-8 7-36 9-40 4-8 11-13 18-13 2 0 11 0 19 6-16 2-21 16-21 21 0 9 7 14 15 14 9 0 20-9 20-24 0-17-17-26-33-26-13 0-37 7-49 45-2 8-3 12-12 61-9 0-19 0-28 0-6 0-11 0-11 7 0 5 4 5 11 5 9 0 17 0 26 0-10 50-19 100-29 151-8 37-14 72-34 72-1 0-11 0-19-6 18-1 22-16 22-21 0-9-7-13-14-13-11 0-22 8-22 23 0 17 18 26 33 26 21 0 36-23 44-37 12-25 21-71 21-74 8-40 15-80 23-121z"><text:p/></draw:path><draw:path draw:style-name="gr3" draw:text-style-name="P6" svg:width="0.035in" svg:height="0.1512in" svg:x="0.272in" svg:y="0in" svg:viewBox="0 0 90 385" svg:d="M90 193c0-30-4-76-25-120-23-48-57-73-61-73-2 0-4 2-4 4s0 2 8 9c38 38 60 99 60 180 0 65-14 133-63 181-5 6-5 6-5 7 0 2 2 4 4 4 4 0 39-26 62-76 20-41 24-84 24-116z"><text:p/></draw:path><draw:path draw:style-name="gr3" draw:text-style-name="P6" svg:width="0.0346in" svg:height="0.1512in" svg:x="0.3378in" svg:y="0in" svg:viewBox="0 0 89 385" svg:d="M89 381c0-1 0-1-7-8-48-49-60-122-60-180 0-67 15-135 63-182 4-5 4-5 4-7 0-3-1-4-3-4-5 0-39 26-62 76-20 42-24 85-24 117 0 29 4 76 25 120 23 47 56 72 61 72 2 0 3-1 3-4z"><text:p/></draw:path><draw:path draw:style-name="gr3" draw:text-style-name="P6" svg:width="0.0819in" svg:height="0.0685in" svg:x="0.3862in" svg:y="0.0453in" svg:viewBox="0 0 209 175" svg:d="M23 148c-2 6-4 15-4 17 0 7 5 10 12 10 4 0 11-3 14-11 0-1 4-19 7-29 3-12 5-23 8-34 3-9 5-17 7-26 1-7 4-18 6-19 5-12 25-47 62-47 18 0 21 14 21 26 0 24-19 74-25 91-3 8-5 13-5 17 0 19 15 32 32 32 37 0 51-56 51-59 0-4-3-4-4-4-5 0-5 1-6 7-8 26-21 47-40 47-6 0-9-3-9-12 0-10 4-19 7-27 7-21 23-63 23-85 0-27-16-42-44-42-35 0-54 25-60 34-2-22-18-34-35-34-18 0-26 15-30 22-6 13-11 36-11 37 0 5 3 5 4 5 5 0 5-1 7-9 7-27 14-46 29-46 7 0 12 4 12 17 0 8-3 13-7 32-8 30-14 60-22 90z"><text:p/></draw:path><draw:path draw:style-name="gr3" draw:text-style-name="P6" svg:width="0.0346in" svg:height="0.1512in" svg:x="0.4819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008in" svg:height="0.0354in" svg:x="0.5827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5in" svg:height="0.1in" svg:x="0.7488in" svg:y="0.013in" svg:viewBox="0 0 128 255" svg:d="M79 10c0-10 0-10-9-10-24 24-58 24-70 24 0 5 0 8 0 12 8 0 31 0 51-10 0 66 0 133 0 199 0 14-2 18-37 18-4 0-7 0-12 0 0 5 0 9 0 12 13-1 47-1 63-1 15 0 48 0 63 1 0-3 0-7 0-12-5 0-9 0-14 0-34 0-35-4-35-18 0-72 0-144 0-215z"><text:p/></draw:path><draw:path draw:style-name="gr3" draw:text-style-name="P6" svg:width="0.1008in" svg:height="0.0354in" svg:x="0.8614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1075in" svg:height="0.1024in" svg:x="1.0193in" svg:y="0.0098in" svg:viewBox="0 0 274 261" svg:d="M102 137c12 0 26 0 38 0 28 0 32 6 32 17 0 2 0 8-3 19-1 2-1 3-1 4 0 4 2 5 5 5 4 0 4-1 5-8 8-29 14-56 22-84 1-4 1-5 1-6s-2-5-5-5c-5 0-4 2-6 9-7 30-16 36-49 36-12 0-23 0-35 0 7-33 16-65 24-98 4-13 4-14 21-14s34 0 51 0c48 0 56 12 56 42 0 9 0 11-1 21-1 5-1 5-1 6 0 3 1 6 5 6s5-2 5-10c2-22 6-45 8-67 1-10 0-10-10-10-63 0-127 0-189 0-8 0-12 0-12 8 0 4 3 4 11 4 14 0 25 0 25 7 0 1 0 2-2 9-17 68-34 136-51 203-4 15-4 18-35 18-7 0-11 0-11 8 0 4 4 4 5 4 11 0 40-1 52-1s44 1 57 1c4 0 8 0 8-8 0-2-1-2-2-3s-2-1-11-1c-8 0-10 0-20 0-11-1-12-3-12-8 0-1 0-3 1-9 8-32 17-64 24-95z"><text:p/></draw:path><draw:path draw:style-name="gr3" draw:text-style-name="P6" svg:width="0.035in" svg:height="0.1512in" svg:x="1.1476in" svg:y="0in" svg:viewBox="0 0 90 385" svg:d="M90 381c0-1 0-1-6-8-49-49-62-122-62-180 0-67 15-135 63-182 5-5 5-5 5-7 0-3-2-4-4-4-4 0-39 26-62 76-20 42-24 85-24 117 0 29 4 76 25 120 23 47 57 72 61 72 2 0 4-1 4-4z"><text:p/></draw:path><draw:path draw:style-name="gr3" draw:text-style-name="P6" svg:width="0.0693in" svg:height="0.0976in" svg:x="1.1937in" svg:y="0.0453in" svg:viewBox="0 0 177 249" svg:d="M176 25c1-2 1-4 1-6 0-7-4-11-11-11-3 0-14 3-15 16-7-14-21-24-37-24-44 0-91 54-91 110 0 38 23 61 51 61 23 0 41-18 45-22-8 34-8 33-12 50-3 5-16 41-56 41-7 0-20 0-31-3 12-4 16-13 16-20s-4-13-15-13c-9 0-21 6-21 22 0 15 14 23 52 23 48 0 76-30 81-52 14-57 29-114 43-172zM126 121c-2 10-11 20-19 28-9 6-20 13-32 13-19 0-24-20-24-35 0-19 11-64 20-84 11-19 28-34 44-34 26 0 31 31 31 33s-1 4-1 5c-6 25-12 49-19 74z"><text:p/></draw:path><draw:path draw:style-name="gr3" draw:text-style-name="P6" svg:width="0.035in" svg:height="0.1512in" svg:x="1.2783in" svg:y="0in" svg:viewBox="0 0 90 385" svg:d="M90 193c0-30-4-76-26-120-23-48-56-73-60-73-2 0-4 2-4 4s0 2 8 9c37 38 59 99 59 180 0 65-14 133-62 181-5 6-5 6-5 7 0 2 2 4 4 4 4 0 39-26 62-76 19-41 24-84 24-116z"><text:p/></draw:path><draw:path draw:style-name="gr3" draw:text-style-name="P6" svg:width="0.0346in" svg:height="0.1512in" svg:x="1.3441in" svg:y="0in" svg:viewBox="0 0 89 385" svg:d="M89 381c0-1 0-1-7-8-48-49-60-122-60-180 0-67 14-135 62-182 5-5 5-5 5-7 0-3-1-4-3-4-5 0-40 26-62 76-20 42-24 85-24 117 0 29 3 76 25 120 23 47 56 72 61 72 2 0 3-1 3-4z"><text:p/></draw:path><draw:path draw:style-name="gr3" draw:text-style-name="P6" svg:width="0.0819in" svg:height="0.0685in" svg:x="1.3925in" svg:y="0.0453in" svg:viewBox="0 0 209 175" svg:d="M22 148c-1 6-3 15-3 17 0 7 5 10 11 10 5 0 12-3 14-11 1-1 5-19 8-29 3-12 5-23 8-34 3-9 5-17 7-26 1-7 4-18 4-19 7-12 27-47 64-47 17 0 20 14 20 26 0 24-19 74-24 91-5 8-5 13-5 17 0 19 14 32 32 32 37 0 51-56 51-59 0-4-3-4-4-4-5 0-5 1-7 7-8 26-20 47-39 47-6 0-9-3-9-12 0-10 3-19 7-27 7-21 23-63 23-85 0-27-16-42-44-42-35 0-54 25-60 34-2-22-19-34-36-34-19 0-25 15-29 22-7 13-11 36-11 37 0 5 3 5 4 5 4 0 5-1 7-9 7-27 14-46 27-46 8 0 13 4 13 17 0 8-2 13-6 32-8 30-15 60-23 90z"><text:p/></draw:path><draw:path draw:style-name="gr3" draw:text-style-name="P6" svg:width="0.035in" svg:height="0.1512in" svg:x="1.4878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8">. התנאי האחרון של כלל </text:span><text:span text:style-name="T8"><draw:g text:anchor-type="as-char" svg:y="-0.0689in" draw:z-index="300" draw:name="Shape326" draw:style-name="gr1"><svg:title>TexMaths</svg:title><svg:desc>11§inline§\eta§svg§600§FALSE§</svg:desc><draw:path draw:style-name="gr2" draw:text-style-name="P5" svg:width="0.0583in" svg:height="0.0831in" svg:x="0.0039in" svg:y="0.0071in" svg:viewBox="0 0 149 212" svg:d="M0 0c49 0 100 0 149 0 0 70 0 142 0 212-49 0-100 0-149 0 0-70 0-142 0-212z"><text:p/></draw:path><draw:path draw:style-name="gr3" draw:text-style-name="P6" svg:width="0.0697in" svg:height="0.0988in" svg:x="0.0004in" svg:y="0in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5 5 10 11 10 12 0 15-11 16-16 15-57 29-115 44-172z"><text:p/></draw:path></draw:g></text:span><text:span text:style-name="T8"><text:s/>הוא ש־</text:span><text:span text:style-name="T8"><draw:g text:anchor-type="as-char" svg:y="-0.1134in" draw:z-index="301" draw:name="Shape327" draw:style-name="gr1"><svg:title>TexMaths</svg:title><svg:desc>11§inline§\dom(F(f)) = \dom(F(g))§svg§600§FALSE§</svg:desc><draw:path draw:style-name="gr2" draw:text-style-name="P5" svg:width="1.6264in" svg:height="0.1358in" svg:x="0.0169in" svg:y="0.0071in" svg:viewBox="0 0 4132 346" svg:d="M2067 346c-690 0-1378 0-2067 0 0-116 0-230 0-346 1377 0 2755 0 4132 0 0 116 0 230 0 346-688 0-1377 0-2065 0z"><text:p/></draw:path><draw:path draw:style-name="gr3" draw:text-style-name="P6" svg:width="0.0744in" svg:height="0.1063in" svg:x="0in" svg:y="0.0071in" svg:viewBox="0 0 190 271" svg:d="M134 246c0 8 0 17 0 25 19-1 38-2 56-5 0-3 0-7 0-12-26 0-29-2-29-21 0-77 0-155 0-233-19 1-38 3-57 4 0 5 0 8 0 13 28 0 31 2 31 20 0 28 0 55 0 84-11-14-27-24-48-24-46 0-87 38-87 88 0 47 38 86 82 86 25 0 42-13 52-25zM134 143c0 27 0 53 0 78 0 7 0 8-4 15-12 18-29 26-46 26s-31-10-40-24c-11-17-12-38-12-53 0-14 1-37 12-55 9-12 23-24 44-24 13 0 30 5 42 23 4 6 4 8 4 14z"><text:p/></draw:path><draw:path draw:style-name="gr3" draw:text-style-name="P6" svg:width="0.0673in" svg:height="0.0693in" svg:x="0.0839in" svg:y="0.0453in" svg:viewBox="0 0 172 177" svg:d="M172 90c0-49-39-90-86-90-49 0-86 42-86 90 0 50 41 87 86 87 46 0 86-37 86-87zM86 167c-17 0-33-7-44-25-10-18-10-41-10-55s0-35 10-53c10-17 28-25 44-25s33 9 44 25c10 17 10 39 10 53s0 35-9 52-25 28-45 28z"><text:p/></draw:path><draw:path draw:style-name="gr3" draw:text-style-name="P6" svg:width="0.1185in" svg:height="0.0669in" svg:x="0.1602in" svg:y="0.0453in" svg:viewBox="0 0 302 171" svg:d="M31 39c0 34 0 68 0 103 0 17-5 17-31 17 0 3 0 7 0 12 14 0 34-1 44-1s30 1 43 1c0-5 0-9 0-12-25 0-30 0-30-17 0-24 0-48 0-72 0-39 28-61 52-61 25 0 28 21 28 43 0 29 0 59 0 90 0 17-3 17-29 17 0 3 0 7 0 12 13 0 33-1 44-1 10 0 29 1 43 1 0-5 0-9 0-12-26 0-30 0-30-17 0-24 0-48 0-72 0-39 27-61 52-61 24 0 28 21 28 43 0 29 0 59 0 90 0 17-4 17-29 17 0 3 0 7 0 12 13 0 33-1 42-1 11 0 31 1 44 1 0-5 0-9 0-12-19 0-29 0-30-11 0-26 0-50 0-74 0-33 0-45-12-60-5-6-18-14-40-14-33 0-50 23-56 39-6-35-34-39-52-39-28 0-46 17-57 41 0-13 0-28 0-41-19 1-36 3-55 4 0 5 0 8 0 13 27 0 31 2 31 22z"><text:p/></draw:path><draw:path draw:style-name="gr3" draw:text-style-name="P6" svg:width="0.0346in" svg:height="0.1512in" svg:x="0.2976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6" svg:width="0.1075in" svg:height="0.1024in" svg:x="0.3476in" svg:y="0.0098in" svg:viewBox="0 0 274 261" svg:d="M102 137c12 0 26 0 38 0 28 0 32 6 32 17 0 2 0 8-3 19-1 2-1 3-1 4 0 4 2 5 5 5 4 0 4-1 5-8 8-29 14-56 22-84 1-4 1-5 1-6s-2-5-5-5c-5 0-4 2-6 9-7 30-16 36-49 36-12 0-23 0-35 0 7-33 16-65 24-98 4-13 4-14 21-14s34 0 51 0c48 0 56 12 56 42 0 9 0 11-1 21-1 5-1 5-1 6 0 3 1 6 5 6s5-2 5-10c2-22 6-45 8-67 1-10 0-10-10-10-63 0-127 0-189 0-8 0-12 0-12 8 0 4 3 4 11 4 14 0 25 0 25 7 0 1 0 2-2 9-17 68-34 136-51 203-4 15-4 18-35 18-7 0-11 0-11 8 0 4 4 4 5 4 11 0 40-1 52-1s44 1 57 1c4 0 8 0 8-8 0-2-1-2-2-3s-2-1-11-1c-8 0-10 0-20 0-11-1-12-3-12-8 0-1 0-3 1-9 8-32 17-64 24-95z"><text:p/></draw:path><draw:path draw:style-name="gr3" draw:text-style-name="P6" svg:width="0.035in" svg:height="0.1512in" svg:x="0.4756in" svg:y="0in" svg:viewBox="0 0 90 385" svg:d="M90 381c0-1 0-1-6-8-49-49-61-122-61-180 0-67 14-135 62-182 5-5 5-5 5-7 0-3-2-4-4-4-4 0-39 26-62 76-20 42-24 85-24 117 0 29 4 76 25 120 23 47 57 72 61 72 2 0 4-1 4-4z"><text:p/></draw:path><draw:path draw:style-name="gr3" draw:text-style-name="P6" svg:width="0.0752in" svg:height="0.1374in" svg:x="0.528in" svg:y="0.0067in" svg:viewBox="0 0 192 350" svg:d="M121 118c11 0 22 0 33 0 8 0 12 0 12-8 0-4-4-4-11-4-11 0-21 0-32 0 2-16 6-30 8-44 2-8 8-36 10-40 3-8 10-13 17-13 3 0 12 0 20 6-17 2-21 16-21 21 0 9 7 14 15 14 9 0 20-9 20-24 0-17-17-26-34-26-13 0-37 7-48 45-2 8-3 12-13 61-9 0-18 0-27 0-7 0-12 0-12 7 0 5 5 5 11 5 9 0 17 0 26 0-10 50-19 100-29 151-7 37-13 72-34 72-1 0-11 0-18-6 18-1 21-16 21-21 0-9-6-13-14-13-10 0-21 8-21 23 0 17 16 26 32 26 22 0 37-23 44-37 12-25 22-71 22-74 8-40 15-80 23-121z"><text:p/></draw:path><draw:path draw:style-name="gr3" draw:text-style-name="P6" svg:width="0.0346in" svg:height="0.1512in" svg:x="0.6193in" svg:y="0in" svg:viewBox="0 0 89 385" svg:d="M89 193c0-30-3-76-25-120-23-48-56-73-61-73-2 0-3 2-3 4s0 2 8 9c37 38 59 99 59 180 0 65-14 133-63 181-4 6-4 6-4 7 0 2 1 4 3 4 5 0 40-26 62-76 20-41 24-84 24-116z"><text:p/></draw:path><draw:path draw:style-name="gr3" draw:text-style-name="P6" svg:width="0.0346in" svg:height="0.1512in" svg:x="0.6787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008in" svg:height="0.0354in" svg:x="0.7795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44in" svg:height="0.1063in" svg:x="0.9366in" svg:y="0.0071in" svg:viewBox="0 0 190 271" svg:d="M133 246c0 8 0 17 0 25 19-1 39-2 57-5 0-3 0-7 0-12-27 0-31-2-31-21 0-77 0-155 0-233-18 1-36 3-55 4 0 5 0 8 0 13 27 0 30 2 30 20 0 28 0 55 0 84-11-14-27-24-48-24-46 0-86 38-86 88 0 47 37 86 81 86 26 0 42-13 52-25zM133 143c0 27 0 53 0 78 0 7 0 8-4 15-11 18-29 26-45 26-18 0-32-10-41-24-10-17-11-38-11-53 0-14 0-37 12-55 8-12 22-24 43-24 14 0 30 5 42 23 4 6 4 8 4 14z"><text:p/></draw:path><draw:path draw:style-name="gr3" draw:text-style-name="P6" svg:width="0.0665in" svg:height="0.0693in" svg:x="1.0205in" svg:y="0.0453in" svg:viewBox="0 0 170 177" svg:d="M170 90c0-49-38-90-84-90-49 0-86 42-86 90 0 50 40 87 85 87 47 0 85-37 85-87zM86 167c-17 0-34-7-44-25s-10-41-10-55 0-35 9-53c11-17 28-25 44-25 17 0 34 9 44 25 10 17 10 39 10 53s0 35-9 52c-8 17-26 28-44 28z"><text:p/></draw:path><draw:path draw:style-name="gr3" draw:text-style-name="P6" svg:width="0.1181in" svg:height="0.0669in" svg:x="1.0969in" svg:y="0.0453in" svg:viewBox="0 0 301 171" svg:d="M30 39c0 34 0 68 0 103 0 17-5 17-30 17 0 3 0 7 0 12 13 0 33-1 43-1 11 0 31 1 44 1 0-5 0-9 0-12-27 0-31 0-31-17 0-24 0-48 0-72 0-39 28-61 53-61 24 0 28 21 28 43 0 29 0 59 0 90 0 17-4 17-30 17 0 3 0 7 0 12 14 0 34-1 44-1s30 1 44 1c0-5 0-9 0-12-27 0-31 0-31-17 0-24 0-48 0-72 0-39 27-61 53-61 24 0 28 21 28 43 0 29 0 59 0 90 0 17-4 17-31 17 0 3 0 7 0 12 14 0 33-1 44-1 10 0 30 1 43 1 0-5 0-9 0-12-19 0-29 0-29-11 0-26 0-50 0-74 0-33 0-45-12-60-6-6-19-14-41-14-33 0-50 23-56 39-6-35-34-39-52-39-27 0-46 17-57 41 0-13 0-28 0-41-18 1-36 3-54 4 0 5 0 8 0 13 26 0 30 2 30 22z"><text:p/></draw:path><draw:path draw:style-name="gr3" draw:text-style-name="P6" svg:width="0.035in" svg:height="0.1512in" svg:x="1.2339in" svg:y="0in" svg:viewBox="0 0 90 385" svg:d="M90 381c0-1 0-1-6-8-49-49-62-122-62-180 0-67 15-135 63-182 5-5 5-5 5-7 0-3-2-4-4-4-4 0-39 26-62 76-20 42-24 85-24 117 0 29 4 76 25 120 23 47 57 72 61 72 2 0 4-1 4-4z"><text:p/></draw:path><draw:path draw:style-name="gr3" draw:text-style-name="P6" svg:width="0.1079in" svg:height="0.1024in" svg:x="1.2835in" svg:y="0.0098in" svg:viewBox="0 0 275 261" svg:d="M102 137c13 0 26 0 39 0 28 0 32 6 32 17 0 2 0 8-4 19 0 2-1 3-1 4 0 4 2 5 5 5 4 0 4-1 6-8 7-29 15-56 21-84 1-4 1-5 1-6s-1-5-4-5c-5 0-5 2-6 9-8 30-17 36-50 36-12 0-23 0-35 0 8-33 16-65 25-98 3-13 3-14 21-14 16 0 34 0 50 0 48 0 56 12 56 42 0 9 0 11-1 21 0 5 0 5 0 6 0 3 1 6 5 6s4-2 5-10c2-22 6-45 8-67 1-10-1-10-11-10-63 0-127 0-189 0-8 0-11 0-11 8 0 4 3 4 10 4 14 0 25 0 25 7 0 1 0 2-1 9-18 68-34 136-52 203-3 15-4 18-35 18-7 0-11 0-11 8 0 4 5 4 7 4 11 0 39-1 50-1 13 0 45 1 57 1 4 0 9 0 9-8 0-2-1-2-2-3s-2-1-11-1-11 0-21 0c-11-1-12-3-12-8 0-1 0-3 2-9 8-32 16-64 23-95z"><text:p/></draw:path><draw:path draw:style-name="gr3" draw:text-style-name="P6" svg:width="0.0346in" svg:height="0.1512in" svg:x="1.4122in" svg:y="0in" svg:viewBox="0 0 89 385" svg:d="M89 381c0-1 0-1-7-8-48-49-60-122-60-180 0-67 14-135 62-182 5-5 5-5 5-7 0-3-1-4-3-4-5 0-40 26-62 76-20 42-24 85-24 117 0 29 3 76 25 120 23 47 56 72 61 72 2 0 3-1 3-4z"><text:p/></draw:path><draw:path draw:style-name="gr3" draw:text-style-name="P6" svg:width="0.0693in" svg:height="0.0976in" svg:x="1.4587in" svg:y="0.0453in" svg:viewBox="0 0 177 249" svg:d="M176 25c0-2 1-4 1-6 0-7-4-11-11-11-4 0-14 3-16 16-7-14-20-24-36-24-44 0-92 54-92 110 0 38 23 61 52 61 22 0 40-18 45-22-9 34-9 33-13 50-2 5-15 41-55 41-8 0-21 0-31-3 11-4 15-13 15-20s-4-13-14-13c-9 0-21 6-21 22 0 15 14 23 51 23 48 0 77-30 82-52 14-57 29-114 43-172zM125 121c-2 10-11 20-19 28-8 6-20 13-31 13-20 0-26-20-26-35 0-19 11-64 22-84 10-19 27-34 43-34 26 0 31 31 31 33s-1 4-1 5c-7 25-12 49-19 74z"><text:p/></draw:path><draw:path draw:style-name="gr3" draw:text-style-name="P6" svg:width="0.0346in" svg:height="0.1512in" svg:x="1.5429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035in" svg:height="0.1512in" svg:x="1.602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8"> שמתקיים מתוך תחשיב למדא. כיסינו את כל המקרים והוכחנו את שוויון הפונקציות </text:span><text:span text:style-name="T8"><draw:g text:anchor-type="as-char" svg:y="-0.1134in" draw:z-index="302" draw:name="Shape328" draw:style-name="gr1"><svg:title>TexMaths</svg:title><svg:desc>11§inline§F(g) = F(f)§svg§600§FALSE§</svg:desc><draw:path draw:style-name="gr2" draw:text-style-name="P5" svg:width="0.8146in" svg:height="0.1358in" svg:x="0.0024in" svg:y="0.0071in" svg:viewBox="0 0 2070 346" svg:d="M1036 346c-345 0-691 0-1036 0 0-116 0-230 0-346 690 0 1381 0 2070 0 0 116 0 230 0 346-344 0-689 0-1034 0z"><text:p/></draw:path><draw:path draw:style-name="gr3" draw:text-style-name="P6" svg:width="0.1075in" svg:height="0.1024in" svg:x="0.0004in" svg:y="0.0098in" svg:viewBox="0 0 274 261" svg:d="M102 137c12 0 26 0 38 0 28 0 32 6 32 17 0 2 0 8-4 19 0 2-1 3-1 4 0 4 2 5 6 5 3 0 3-1 5-8 7-29 15-56 21-84 1-4 1-5 1-6s-1-5-4-5c-5 0-5 2-6 9-8 30-17 36-50 36-12 0-23 0-35 0 8-33 16-65 25-98 3-13 3-14 21-14 16 0 34 0 50 0 48 0 58 12 58 42 0 9 0 11-3 21 0 5 0 5 0 6 0 3 1 6 5 6s4-2 5-10c2-22 6-45 8-67 1-10-1-10-11-10-63 0-127 0-189 0-8 0-11 0-11 8 0 4 3 4 11 4 14 0 24 0 24 7 0 1 0 2-1 9-18 68-34 136-52 203-3 15-4 18-35 18-7 0-10 0-10 8 0 4 4 4 6 4 11 0 39-1 50-1 13 0 45 1 58 1 4 0 8 0 8-8 0-2-1-2-2-3s-2-1-11-1-11 0-20 0c-11-1-13-3-13-8 0-1 0-3 2-9 8-32 17-64 24-95z"><text:p/></draw:path><draw:path draw:style-name="gr3" draw:text-style-name="P6" svg:width="0.0346in" svg:height="0.1512in" svg:x="0.1287in" svg:y="0in" svg:viewBox="0 0 89 385" svg:d="M89 381c0-1 0-1-6-8-49-49-61-122-61-180 0-67 14-135 63-182 4-5 4-5 4-7 0-3-1-4-3-4-5 0-40 26-62 76-20 42-24 85-24 117 0 29 3 76 25 120 23 47 56 72 61 72 2 0 3-1 3-4z"><text:p/></draw:path><draw:path draw:style-name="gr3" draw:text-style-name="P6" svg:width="0.0693in" svg:height="0.0976in" svg:x="0.1748in" svg:y="0.0453in" svg:viewBox="0 0 177 249" svg:d="M176 25c0-2 1-4 1-6 0-7-4-11-11-11-4 0-14 3-16 16-7-14-20-24-36-24-44 0-92 54-92 110 0 38 23 61 52 61 22 0 40-18 44-22h1c-9 34-9 33-13 50-1 5-15 41-55 41-8 0-21 0-31-3 11-4 15-13 15-20s-4-13-14-13c-9 0-21 6-21 22 0 15 14 23 51 23 48 0 77-30 82-52 14-57 29-114 43-172zM125 121c-2 10-11 20-19 28-8 6-20 13-31 13-20 0-25-20-25-35 0-19 11-64 22-84 9-19 26-34 42-34 26 0 31 31 31 33s-1 4-1 5c-6 25-12 49-19 74z"><text:p/></draw:path><draw:path draw:style-name="gr3" draw:text-style-name="P6" svg:width="0.0346in" svg:height="0.1512in" svg:x="0.2594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008in" svg:height="0.0354in" svg:x="0.3602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1075in" svg:height="0.1024in" svg:x="0.5181in" svg:y="0.0098in" svg:viewBox="0 0 274 261" svg:d="M102 137c12 0 26 0 38 0 28 0 32 6 32 17 0 2 0 8-3 19-1 2-2 3-2 4 0 4 4 5 6 5 3 0 3-1 5-8 7-29 15-56 21-84 1-4 1-5 1-6s-1-5-4-5c-5 0-5 2-6 9-8 30-17 36-49 36-12 0-23 0-35 0 7-33 16-65 24-98 3-13 4-14 21-14 16 0 34 0 50 0 49 0 58 12 58 42 0 9 0 11-2 21-1 5-1 5-1 6 0 3 1 6 5 6s4-2 5-10c2-22 6-45 8-67 1-10-1-10-10-10-64 0-126 0-190 0-8 0-11 0-11 8 0 4 3 4 11 4 14 0 25 0 25 7 0 1 0 2-2 9-18 68-34 136-52 203-3 15-4 18-34 18-7 0-11 0-11 8 0 4 4 4 6 4 11 0 39-1 50-1 13 0 45 1 58 1 4 0 8 0 8-8 0-2-1-2-2-3s-2-1-11-1-10 0-20 0c-11-1-12-3-12-8 0-1 0-3 1-9 8-32 17-64 24-95z"><text:p/></draw:path><draw:path draw:style-name="gr3" draw:text-style-name="P6" svg:width="0.0346in" svg:height="0.1512in" svg:x="0.6461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6" svg:width="0.0756in" svg:height="0.1374in" svg:x="0.698in" svg:y="0.0067in" svg:viewBox="0 0 193 350" svg:d="M121 118c11 0 23 0 34 0 8 0 11 0 11-8 0-4-3-4-10-4-11 0-21 0-32 0 3-16 6-30 8-44 1-8 7-36 9-40 4-8 10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6" svg:width="0.035in" svg:height="0.1512in" svg:x="0.7898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8">, כדרוש. </text:span></text:p>
      <text:h text:style-name="Heading_20_4" text:outline-level="4">חח"ע</text:h>
      <text:p text:style-name="P70">יהיו <text:span text:style-name="T8"><draw:g text:anchor-type="as-char" svg:y="-0.1134in" draw:z-index="303" draw:name="Shape329" draw:style-name="gr1"><svg:title>TexMaths</svg:title><svg:desc>11§inline§[f]_T \neq [g]_T§svg§600§FALSE§</svg:desc><draw:path draw:style-name="gr2" draw:text-style-name="P5" svg:width="0.7039in" svg:height="0.1358in" svg:x="0.0004in" svg:y="0.0012in" svg:viewBox="0 0 1789 346" svg:d="M895 346c-299 0-597 0-895 0 0-116 0-230 0-346 596 0 1193 0 1789 0 0 116 0 230 0 346-298 0-596 0-894 0z"><text:p/></draw:path><draw:path draw:style-name="gr3" draw:text-style-name="P6" svg:width="0.0205in" svg:height="0.1512in" svg:x="0.0051in" svg:y="0in" svg:viewBox="0 0 53 385" svg:d="M53 385c0-5 0-10 0-15-12 0-26 0-38 0 0-118 0-237 0-355 12 0 26 0 38 0 0-5 0-9 0-15-18 0-35 0-53 0 0 129 0 257 0 385 18 0 35 0 53 0z"><text:p/></draw:path><draw:path draw:style-name="gr3" draw:text-style-name="P6" svg:width="0.076in" svg:height="0.1374in" svg:x="0.0374in" svg:y="0.0067in" svg:viewBox="0 0 194 350" svg:d="M122 118c11 0 22 0 33 0 8 0 11 0 11-8 0-4-3-4-10-4-11 0-21 0-32 0 2-16 6-30 8-44 2-8 7-36 10-40 3-8 10-13 17-13 2 0 13 0 19 6-16 2-21 16-21 21 0 9 8 14 15 14 9 0 22-9 22-24 0-17-19-26-35-26-13 0-37 7-49 45-2 8-3 12-12 61-9 0-18 0-27 0-7 0-12 0-12 7 0 5 4 5 11 5 9 0 17 0 26 0-10 50-19 100-29 151-8 37-14 72-34 72-1 0-11 0-19-6 19-1 22-16 22-21 0-9-7-13-14-13-10 0-22 8-22 23 0 17 18 26 33 26 22 0 37-23 44-37 12-25 21-71 22-74 8-40 15-80 23-121z"><text:p/></draw:path><draw:path draw:style-name="gr3" draw:text-style-name="P6" svg:width="0.0205in" svg:height="0.1512in" svg:x="0.1232in" svg:y="0in" svg:viewBox="0 0 53 385" svg:d="M53 0c-18 0-35 0-53 0 0 6 0 10 0 15 12 0 25 0 37 0 0 118 0 237 0 355-12 0-25 0-37 0 0 5 0 10 0 15 18 0 35 0 53 0 0-128 0-256 0-385z"><text:p/></draw:path><draw:path draw:style-name="gr3" draw:text-style-name="P6" svg:width="0.0787in" svg:height="0.0717in" svg:x="0.1669in" svg:y="0.0634in" svg:viewBox="0 0 201 183" svg:d="M119 19c2-8 3-9 9-9 1 0 11 0 16 0 17 0 23 0 30 2 12 3 13 11 13 21 0 4 0 8-2 22 0 1 0 2 0 3 0 3 1 4 4 4 5 0 5-3 6-7 2-18 4-34 6-52 0-3-3-3-7-3-55 0-112 0-167 0-6 0-7 0-9 6-6 15-11 31-17 47 0 1-1 4-1 5s0 4 4 4 4-1 6-7c15-43 24-45 66-45 3 0 8 0 11 0 8 0 9 0 9 2s0 2-1 6c-13 47-25 94-37 142-2 10-3 13-32 13-8 0-12 0-12 5 0 1 1 5 6 5 6 0 15-1 23-1s15 0 23 0 16 0 24 0 16 1 23 1c2 0 6 0 6-7 0-3-2-3-11-3-6 0-10 0-16-1-8 0-10-1-10-5 0-2 0-2 2-6 12-48 23-95 35-142z"><text:p/></draw:path><draw:path draw:style-name="gr3" draw:text-style-name="P6" svg:width="0.0752in" svg:height="0.1409in" svg:x="0.3217in" svg:y="0.0043in" svg:viewBox="0 0 192 359" svg:d="M189 15c3-5 3-6 3-7 0-2-2-8-7-8s-6 2-9 8c-58 112-116 223-174 336-2 5-2 6-2 7 0 4 2 8 8 8 4 0 5-2 7-8 59-112 116-223 174-336z"><text:p/></draw:path><draw:path draw:style-name="gr3" draw:text-style-name="P6" svg:width="0.1008in" svg:height="0.0354in" svg:x="0.3087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205in" svg:height="0.1512in" svg:x="0.4783in" svg:y="0in" svg:viewBox="0 0 53 385" svg:d="M53 385c0-5 0-10 0-15-12 0-26 0-38 0 0-118 0-237 0-355 12 0 26 0 38 0 0-5 0-9 0-15-18 0-35 0-53 0 0 129 0 257 0 385 18 0 35 0 53 0z"><text:p/></draw:path><draw:path draw:style-name="gr3" draw:text-style-name="P6" svg:width="0.0693in" svg:height="0.0976in" svg:x="0.5047in" svg:y="0.0453in" svg:viewBox="0 0 177 249" svg:d="M176 25c1-2 1-4 1-6 0-7-4-11-11-11-3 0-14 3-15 16-7-14-21-24-37-24-44 0-91 54-91 110 0 38 23 61 51 61 23 0 41-18 45-22-8 34-8 33-12 50-3 5-16 41-56 41-7 0-20 0-31-3 12-4 16-13 16-20s-4-13-15-13c-9 0-21 6-21 22 0 15 14 23 52 23 48 0 76-30 81-52 14-57 29-114 43-172zM126 121c-2 10-11 20-19 28-9 6-20 13-32 13-19 0-24-20-24-35 0-19 11-64 20-84 11-19 28-34 44-34 26 0 31 31 31 33s-1 4-1 5c-6 25-12 49-19 74z"><text:p/></draw:path><draw:path draw:style-name="gr3" draw:text-style-name="P6" svg:width="0.0205in" svg:height="0.1512in" svg:x="0.5843in" svg:y="0in" svg:viewBox="0 0 53 385" svg:d="M53 0c-18 0-35 0-53 0 0 6 0 10 0 15 12 0 25 0 37 0 0 118 0 237 0 355-12 0-25 0-37 0 0 5 0 10 0 15 18 0 35 0 53 0 0-128 0-256 0-385z"><text:p/></draw:path><draw:path draw:style-name="gr3" draw:text-style-name="P6" svg:width="0.0791in" svg:height="0.0717in" svg:x="0.6276in" svg:y="0.0634in" svg:viewBox="0 0 202 183" svg:d="M120 19c2-8 2-9 9-9 1 0 11 0 15 0 17 0 24 0 31 2 12 3 13 11 13 21 0 4 0 8-2 22 0 1-1 2-1 3 0 3 2 4 4 4 5 0 6-3 6-7 2-18 5-34 7-52 0-3-3-3-8-3-55 0-112 0-167 0-6 0-6 0-8 6-6 15-12 31-18 47 0 1-1 4-1 5s1 4 4 4c5 0 5-1 7-7 15-43 24-45 65-45 4 0 8 0 12 0 8 0 8 0 8 2s0 2-1 6c-13 47-24 94-36 142-2 10-3 13-32 13-9 0-12 0-12 5 0 1 0 5 5 5 7 0 15-1 23-1s15 0 23 0c7 0 18 0 25 0s16 1 22 1c2 0 7 0 7-7 0-3-3-3-11-3-6 0-11 0-17-1-8 0-8-1-8-5 0-2 0-2 1-6 12-48 23-95 35-142z"><text:p/></draw:path></draw:g></text:span><text:span text:style-name="T8"><text:s/>מחלקות שקילות של </text:span><text:span text:style-name="T8"><draw:g text:anchor-type="as-char" svg:y="-0.1075in" draw:z-index="304" draw:name="Shape330" draw:style-name="gr1"><svg:title>TexMaths</svg:title><svg:desc>11§inline§f, g \in \N \to \N§svg§600§FALSE§</svg:desc><draw:path draw:style-name="gr2" draw:text-style-name="P5" svg:width="0.8508in" svg:height="0.1217in" svg:x="0.0004in" svg:y="0.0075in" svg:viewBox="0 0 2162 310" svg:d="M0 0c720 0 1442 0 2162 0 0 103 0 207 0 310-720 0-1442 0-2162 0 0-103 0-207 0-310z"><text:p/></draw:path><draw:path draw:style-name="gr3" draw:text-style-name="P6" svg:width="0.0752in" svg:height="0.1374in" svg:x="0.0008in" svg:y="0in" svg:viewBox="0 0 192 350" svg:d="M121 118c11 0 22 0 33 0 8 0 12 0 12-8 0-4-4-4-11-4-11 0-21 0-32 0 2-16 6-30 8-44 2-8 8-36 10-40 3-8 10-13 17-13 3 0 12 0 20 6-17 1-21 16-21 21 0 9 7 14 15 14 9 0 20-8 20-24 0-17-17-26-34-26-13 0-37 7-48 45-2 8-3 12-13 61-9 0-18 0-27 0-7 0-12 0-12 7 0 5 5 5 11 5 9 0 17 0 26 0-10 50-19 100-29 150-7 38-13 73-34 73-1 0-11 0-18-7 18-1 21-15 21-20 0-9-6-14-14-14-10 0-21 8-21 23 0 18 16 27 32 27 22 0 37-23 44-38 12-24 22-71 22-73 8-41 15-81 23-121z"><text:p/></draw:path><draw:path draw:style-name="gr3" draw:text-style-name="P6" svg:width="0.0173in" svg:height="0.0453in" svg:x="0.0882in" svg:y="0.0902in" svg:viewBox="0 0 45 116" svg:d="M45 41c0-26-10-41-25-41-12 0-20 10-20 21 0 10 8 20 20 20 4 0 10-1 13-5 2-1 1-1 2-1s1 0 1 6c0 28-13 51-26 64-5 4-5 5-5 6 0 2 3 5 5 5 4 0 35-30 35-75z"><text:p/></draw:path><draw:path draw:style-name="gr3" draw:text-style-name="P6" svg:width="0.0693in" svg:height="0.0976in" svg:x="0.1449in" svg:y="0.0402in" svg:viewBox="0 0 177 249" svg:d="M176 25c0-2 1-4 1-6 0-7-4-11-11-11-4 0-14 3-16 16-7-14-20-24-36-24-44 0-92 54-92 110 0 37 24 61 52 61 23 0 40-18 45-23-8 33-9 33-13 50-2 4-15 42-55 42-8 0-21 0-31-4 11-3 15-13 15-19 0-7-4-15-14-15-9 0-21 8-21 23 0 16 14 24 51 24 48 0 77-30 82-53 14-56 29-113 43-171zM125 121c-2 10-11 20-19 27s-20 14-31 14c-20 0-26-20-26-35 0-19 11-64 22-84 10-19 27-34 43-34 26 0 31 31 31 33s-1 4-1 5c-7 24-12 49-19 74z"><text:p/></draw:path><draw:path draw:style-name="gr3" draw:text-style-name="P6" svg:width="0.076in" svg:height="0.087in" svg:x="0.2752in" svg:y="0.0256in" svg:viewBox="0 0 194 222" svg:d="M180 120c7 0 14 0 14-8 0-9-7-9-14-9-55 0-109 0-164 0 5-50 49-88 104-88 20 0 41 0 60 0 7 0 14 0 14-7 0-8-7-8-14-8-21 0-40 0-61 0-66 0-119 49-119 112 0 62 53 110 119 110 21 0 40 0 61 0 7 0 14 0 14-7 0-8-7-8-14-8-19 0-40 0-60 0-55 0-99-37-104-87 55 0 109 0 164 0z"><text:p/></draw:path><draw:path draw:style-name="gr3" draw:text-style-name="P6" svg:width="0.1028in" svg:height="0.1063in" svg:x="0.4106in" svg:y="0.0028in" svg:viewBox="0 0 262 271" svg:d="M33 35c0 63 0 126 0 187 0 20-2 28-22 28-4 0-11 0-11 6 0 7 5 7 13 7 20 0 40 0 60 0 7 0 13 0 13-7 0-6-7-6-12-6-21 0-25-9-25-29 0-58 0-118 0-176 57 74 112 146 168 220 3 4 5 6 7 6 7 0 7-7 7-14 0-72 0-144 0-216 0-21 3-27 22-28 2 0 9 0 9-6 0-7-7-7-13-7-19 0-38 0-57 0-6 0-13 0-13 7 0 6 7 6 11 6 22 1 26 9 26 29 0 39 0 80 0 121-40-53-79-105-118-157-3-6-5-6-13-6-22 0-45 0-67 0-8 0-14 0-14 7 0 6 6 6 8 6 11 1 19 8 22 12-1 4-1 5-1 10zM218 243c-56-72-112-146-169-220-3-5-3-5-7-10 15 0 31 0 46 0 43 59 87 117 130 175 0 19 0 38 0 55z"><text:p/></draw:path><draw:path draw:style-name="gr3" draw:text-style-name="P6" svg:width="0.1346in" svg:height="0.0783in" svg:x="0.5665in" svg:y="0.0291in" svg:viewBox="0 0 343 200" svg:d="M300 109c-21 15-31 32-34 36-17 27-21 50-21 51 0 4 5 4 8 4 7 0 8-1 9-7 9-37 32-70 74-87 6-1 7-3 7-5 0-3-2-4-3-4-18-7-64-27-78-91-1-5-2-6-9-6-3 0-8 0-8 4 0 2 4 26 20 51 8 12 19 25 35 37-95 0-191 0-287 0-6 0-13 0-13 9 0 8 7 8 13 8 96 0 192 0 287 0z"><text:p/></draw:path><draw:path draw:style-name="gr3" draw:text-style-name="P6" svg:width="0.1028in" svg:height="0.1063in" svg:x="0.7563in" svg:y="0.0028in" svg:viewBox="0 0 262 271" svg:d="M34 35c0 63 0 126 0 187 0 20-3 28-23 28-4 0-11 0-11 6 0 7 7 7 13 7 20 0 41 0 61 0 6 0 12 0 12-7 0-6-6-6-11-6-22 0-26-9-26-29 0-58 0-118 0-176 57 74 112 146 168 220 3 4 5 6 8 6 7 0 7-7 7-14 0-72 0-144 0-216 0-21 3-27 21-28 2 0 9 0 9-6 0-7-6-7-13-7-19 0-38 0-57 0-6 0-13 0-13 7 0 6 7 6 11 6 22 1 26 9 26 29 0 39 0 80 0 121-39-53-79-105-117-157-4-6-6-6-14-6-22 0-45 0-67 0-7 0-14 0-14 7 0 6 7 6 9 6 10 1 18 8 21 12 0 4 0 5 0 10zM218 243c-56-72-112-146-169-220-3-5-3-5-7-10 15 0 31 0 46 0 43 59 87 117 130 175 0 19 0 38 0 55z"><text:p/></draw:path></draw:g></text:span><text:span text:style-name="T8">, ונסיק </text:span><text:span text:style-name="T8"><draw:g text:anchor-type="as-char" svg:y="-0.1075in" draw:z-index="305" draw:name="Shape331" draw:style-name="gr1"><svg:title>TexMaths</svg:title><svg:desc>11§inline§\lnot fTg§svg§600§FALSE§</svg:desc><draw:path draw:style-name="gr2" draw:text-style-name="P5" svg:width="0.3579in" svg:height="0.1217in" svg:x="0.0004in" svg:y="0.0075in" svg:viewBox="0 0 910 310" svg:d="M0 0c304 0 606 0 910 0 0 103 0 207 0 310-304 0-606 0-910 0 0-103 0-207 0-310z"><text:p/></draw:path><draw:path draw:style-name="gr3" draw:text-style-name="P6" svg:width="0.0843in" svg:height="0.0402in" svg:x="0.0008in" svg:y="0.0528in" svg:viewBox="0 0 215 103" svg:d="M215 14c0-13-2-14-14-14-62 0-124 0-187 0-6 0-14 0-14 8 0 7 8 7 14 7 62 0 124 0 185 0 0 25 0 49 0 74 0 8 0 14 8 14s8-6 8-14c0-25 0-49 0-75z"><text:p/></draw:path><draw:path draw:style-name="gr3" draw:text-style-name="P6" svg:width="0.0756in" svg:height="0.1374in" svg:x="0.1024in" svg:y="0in" svg:viewBox="0 0 193 350" svg:d="M121 118c11 0 22 0 33 0 8 0 12 0 12-8 0-4-4-4-11-4-11 0-21 0-32 0 2-16 6-30 8-44 2-8 8-36 10-40 3-8 10-13 17-13 3 0 13 0 19 6-16 1-20 16-20 21 0 9 7 14 15 14 10 0 21-8 21-24 0-17-18-26-35-26-13 0-37 7-48 45-2 8-3 12-13 61-9 0-18 0-27 0-7 0-12 0-12 7 0 5 5 5 11 5 9 0 17 0 26 0-10 50-19 100-29 150-7 38-13 73-34 73-1 0-11 0-18-7 18-1 21-15 21-20 0-9-6-14-14-14-10 0-21 8-21 23 0 18 17 27 32 27 22 0 37-23 44-38 12-24 21-71 22-73 8-41 15-81 23-121z"><text:p/></draw:path><draw:path draw:style-name="gr3" draw:text-style-name="P6" svg:width="0.1031in" svg:height="0.102in" svg:x="0.1882in" svg:y="0.0047in" svg:viewBox="0 0 263 260" svg:d="M156 26c2-9 4-13 9-14 3 0 15 0 24 0 39 0 56 1 56 31 0 6-1 21-3 31 0 2-1 6-1 7 0 3 1 6 4 6 5 0 6-3 7-9 3-22 7-45 10-67 0-2 1-6 1-7 0-4-4-4-11-4-72 0-142 0-213 0-10 0-10 0-14 8-7 23-15 45-23 68-1 2-2 5-2 6 0 3 2 5 4 5 5 0 5-2 7-9 21-59 31-66 88-66 6 0 10 0 15 0 11 0 11 1 11 4s-1 7-2 8c-17 68-34 137-51 205-4 14-5 18-46 18-14 0-16 0-16 8 0 5 4 5 7 5 9 0 20-2 31-2 10 0 21 0 32 0 10 0 22 0 33 0s22 2 33 2c5 0 9 0 9-8 0-4-3-5-13-5s-14 0-25 0c-11-1-14-3-14-8 0-3 0-3 2-9 17-67 34-135 51-204z"><text:p/></draw:path><draw:path draw:style-name="gr3" draw:text-style-name="P6" svg:width="0.0693in" svg:height="0.0976in" svg:x="0.2969in" svg:y="0.0402in" svg:viewBox="0 0 177 249" svg:d="M176 25c0-2 1-4 1-6 0-7-4-11-11-11-4 0-14 3-16 16-7-14-20-24-36-24-44 0-92 54-92 110 0 37 24 61 52 61 23 0 40-18 45-23-8 33-9 33-13 50-1 4-15 42-55 42-8 0-20 0-31-4 11-3 15-13 15-19 0-7-4-15-14-15-9 0-21 8-21 23 0 16 14 24 52 24 47 0 76-30 81-53 14-56 29-113 43-171zM125 121c-2 10-11 20-19 27s-20 14-31 14c-20 0-25-20-25-35 0-19 11-64 22-84 9-19 26-34 42-34 26 0 31 31 31 33s0 4-1 5c-6 24-12 49-19 74z"><text:p/></draw:path></draw:g></text:span><text:span text:style-name="T8">. נוכיח </text:span><text:span text:style-name="T8"><draw:g text:anchor-type="as-char" svg:y="-0.1134in" draw:z-index="306" draw:name="Shape332" draw:style-name="gr1"><svg:title>TexMaths</svg:title><svg:desc>11§inline§F(f) \neq F(g)§svg§600§FALSE§</svg:desc><draw:path draw:style-name="gr2" draw:text-style-name="P5" svg:width="0.8146in" svg:height="0.1358in" svg:x="0.0024in" svg:y="0.0071in" svg:viewBox="0 0 2070 346" svg:d="M1036 346c-345 0-691 0-1036 0 0-116 0-230 0-346 690 0 1381 0 2070 0 0 116 0 230 0 346-344 0-689 0-1034 0z"><text:p/></draw:path><draw:path draw:style-name="gr3" draw:text-style-name="P6" svg:width="0.1075in" svg:height="0.1024in" svg:x="0.0004in" svg:y="0.0098in" svg:viewBox="0 0 274 261" svg:d="M102 137c12 0 26 0 38 0 28 0 32 6 32 17 0 2 0 8-4 19 0 2-1 3-1 4 0 4 2 5 6 5 3 0 3-1 5-8 7-29 15-56 21-84 1-4 1-5 1-6s-1-5-4-5c-5 0-5 2-6 9-8 30-17 36-50 36-12 0-23 0-35 0 8-33 16-65 25-98 3-13 3-14 21-14 16 0 34 0 50 0 48 0 58 12 58 42 0 9 0 11-3 21 0 5 0 5 0 6 0 3 1 6 5 6s4-2 5-10c2-22 6-45 8-67 1-10-1-10-11-10-63 0-127 0-189 0-8 0-11 0-11 8 0 4 3 4 11 4 14 0 24 0 24 7 0 1 0 2-1 9-18 68-34 136-52 203-3 15-4 18-35 18-7 0-10 0-10 8 0 4 4 4 6 4 11 0 39-1 50-1 13 0 45 1 58 1 4 0 8 0 8-8 0-2-1-2-2-3s-2-1-11-1-11 0-20 0c-11-1-13-3-13-8 0-1 0-3 2-9 8-32 17-64 24-95z"><text:p/></draw:path><draw:path draw:style-name="gr3" draw:text-style-name="P6" svg:width="0.0346in" svg:height="0.1512in" svg:x="0.1287in" svg:y="0in" svg:viewBox="0 0 89 385" svg:d="M89 381c0-1 0-1-6-8-49-49-61-122-61-180 0-67 14-135 63-182 4-5 4-5 4-7 0-3-1-4-3-4-5 0-40 26-62 76-20 42-24 85-24 117 0 29 3 76 25 120 23 47 56 72 61 72 2 0 3-1 3-4z"><text:p/></draw:path><draw:path draw:style-name="gr3" draw:text-style-name="P6" svg:width="0.0756in" svg:height="0.1374in" svg:x="0.1807in" svg:y="0.0067in" svg:viewBox="0 0 193 350" svg:d="M121 118c11 0 23 0 34 0 8 0 11 0 11-8 0-4-3-4-10-4-11 0-22 0-33 0 4-16 6-30 9-44 1-8 7-36 9-40 3-8 10-13 19-13 1 0 11 0 18 6-17 2-21 16-21 21 0 9 7 14 15 14 10 0 21-9 21-24 0-17-18-26-33-26-14 0-38 7-50 45-2 8-3 12-12 61-9 0-19 0-28 0-6 0-11 0-11 7 0 5 4 5 11 5 9 0 17 0 26 0-10 50-20 100-30 151-7 37-13 72-33 72-2 0-11 0-19-6 18-1 21-16 21-21 0-9-6-13-14-13-10 0-21 8-21 23 0 17 17 26 33 26 21 0 36-23 44-37 12-25 21-71 21-74 8-40 15-80 23-121z"><text:p/></draw:path><draw:path draw:style-name="gr3" draw:text-style-name="P6" svg:width="0.035in" svg:height="0.1512in" svg:x="0.272in" svg:y="0in" svg:viewBox="0 0 90 385" svg:d="M90 193c0-30-4-76-26-120-23-48-56-73-60-73-2 0-4 2-4 4s0 2 8 9c37 38 59 99 59 180 0 65-14 133-61 181-6 6-6 6-6 7 0 2 2 4 4 4 4 0 39-26 62-76 19-41 24-84 24-116z"><text:p/></draw:path><draw:path draw:style-name="gr3" draw:text-style-name="P6" svg:width="0.0756in" svg:height="0.1409in" svg:x="0.3858in" svg:y="0.0043in" svg:viewBox="0 0 193 359" svg:d="M190 15c3-5 3-6 3-7 0-2-3-8-8-8s-6 2-8 8c-58 112-115 223-174 336-3 5-3 6-3 7 0 4 3 8 8 8 4 0 5-2 9-8 58-112 115-223 173-336z"><text:p/></draw:path><draw:path draw:style-name="gr3" draw:text-style-name="P6" svg:width="0.1004in" svg:height="0.0354in" svg:x="0.3732in" svg:y="0.0571in" svg:viewBox="0 0 256 91" svg:d="M244 17c6 0 12-2 12-9 0-8-6-8-12-8-77 0-154 0-231 0-5 0-13 0-13 8 0 7 8 9 13 9 77 0 154 0 231 0zM244 91c6 0 12 0 12-7 0-9-6-9-12-9-77 0-154 0-231 0-5 0-13 0-13 9 0 7 8 7 13 7 77 0 154 0 231 0z"><text:p/></draw:path><draw:path draw:style-name="gr3" draw:text-style-name="P6" svg:width="0.1079in" svg:height="0.1024in" svg:x="0.5307in" svg:y="0.0098in" svg:viewBox="0 0 275 261" svg:d="M102 137c12 0 26 0 38 0 29 0 33 6 33 17 0 2 0 8-4 19-1 2-1 3-1 4 0 4 3 5 5 5 4 0 4-1 6-8 7-29 15-56 21-84 1-4 1-5 1-6s-1-5-4-5c-4 0-4 2-7 9-7 30-16 36-49 36-12 0-23 0-35 0 8-33 16-65 25-98 3-13 3-14 21-14 16 0 34 0 50 0 48 0 57 12 57 42 0 9 0 11-2 21 0 5 0 5 0 6 0 3 2 6 5 6 4 0 4-2 5-10 3-22 6-45 8-67 1-10-1-10-11-10-63 0-126 0-189 0-8 0-11 0-11 8 0 4 3 4 10 4 14 0 25 0 25 7 0 1 0 2-2 9-17 68-34 136-51 203-3 15-4 18-35 18-7 0-11 0-11 8 0 4 6 4 7 4 11 0 39-1 50-1 13 0 45 1 57 1 4 0 9 0 9-8 0-2-1-2-2-3-2-1-2-1-11-1s-11 0-21 0c-11-1-12-3-12-8 0-1 0-3 2-9 8-32 16-64 23-95z"><text:p/></draw:path><draw:path draw:style-name="gr3" draw:text-style-name="P6" svg:width="0.035in" svg:height="0.1512in" svg:x="0.6587in" svg:y="0in" svg:viewBox="0 0 90 385" svg:d="M90 381c0-1 0-1-6-8-49-49-61-122-61-180 0-67 14-135 62-182 5-5 5-5 5-7 0-3-2-4-4-4-3 0-39 26-62 76-18 42-24 85-24 117 0 29 4 76 26 120 24 47 57 72 60 72 2 0 4-1 4-4z"><text:p/></draw:path><draw:path draw:style-name="gr3" draw:text-style-name="P6" svg:width="0.0697in" svg:height="0.0976in" svg:x="0.7051in" svg:y="0.0453in" svg:viewBox="0 0 178 249" svg:d="M177 25c0-2 1-4 1-6 0-7-5-11-12-11-3 0-14 3-15 16-7-14-21-24-37-24-44 0-91 54-91 110 0 38 23 61 52 61 22 0 41-18 44-22h1c-9 34-9 33-13 50-1 5-15 41-56 41-7 0-20 0-31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" draw:text-style-name="P6" svg:width="0.035in" svg:height="0.1512in" svg:x="0.7898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8">. מההנחה נסיק שקיים </text:span><text:span text:style-name="T8"><draw:g text:anchor-type="as-char" svg:y="-0.1035in" draw:z-index="309" draw:name="Shape333" draw:style-name="gr1"><svg:title>TexMaths</svg:title><svg:desc>11§inline§\tilde{n} \in \N§svg§600§FALSE§</svg:desc><draw:path draw:style-name="gr2" draw:text-style-name="P5" svg:width="0.3681in" svg:height="0.0933in" svg:x="0.0039in" svg:y="0.0071in" svg:viewBox="0 0 936 238" svg:d="M468 238c-156 0-312 0-468 0 0-79 0-159 0-238 312 0 624 0 936 0 0 79 0 159 0 238-157 0-313 0-468 0z"><text:p/></draw:path><draw:path draw:style-name="gr3" draw:text-style-name="P6" svg:width="0.0504in" svg:height="0.0138in" svg:x="0.0165in" svg:y="0.0031in" svg:viewBox="0 0 129 36" svg:d="M129 5c-2-2-5-3-7-5-11 7-14 19-32 19-9 0-17-6-24-10-11-6-18-9-24-9-14 0-22 9-42 30 2 2 4 4 7 6 0-1 14-18 30-18 9 0 19 5 26 9 11 6 17 9 24 9 14 0 22-9 42-31z"><text:p/></draw:path><draw:path draw:style-name="gr3" draw:text-style-name="P6" svg:width="0.0823in" svg:height="0.0677in" svg:x="0.0004in" svg:y="0.0362in" svg:viewBox="0 0 210 173" svg:d="M23 147c-1 6-3 13-3 15 0 8 5 11 11 11 4 0 12-3 14-11 0-1 6-17 8-27 3-12 5-23 9-34 2-9 4-18 6-26 1-7 5-18 5-19 5-12 26-47 62-47 18 0 21 14 21 26 0 24-18 74-25 90-3 9-3 13-3 18 0 16 13 30 32 30 36 0 50-54 50-58s-3-4-4-4c-5 0-5 1-7 8-7 25-20 46-39 46-7 0-9-5-9-12 0-9 3-19 6-27 8-21 25-62 25-84 0-27-17-42-45-42-35 0-53 25-60 34-2-22-19-34-36-34-18 0-26 15-29 22-6 13-12 36-12 37 0 5 4 5 6 5 3 0 3-1 6-9 7-28 14-46 28-46 7 0 12 4 12 17 0 8-1 12-7 32-8 30-14 59-22 89z"><text:p/></draw:path><draw:path draw:style-name="gr3" draw:text-style-name="P6" svg:width="0.0756in" svg:height="0.087in" svg:x="0.1425in" svg:y="0.0217in" svg:viewBox="0 0 193 222" svg:d="M179 119c7 0 14 0 14-8s-7-8-14-8c-55 0-109 0-164 0 5-51 50-88 104-88 20 0 41 0 60 0 7 0 14 0 14-7 0-8-7-8-14-8-19 0-40 0-60 0-67 0-119 49-119 111 0 60 52 111 119 111 20 0 41 0 60 0 7 0 14 0 14-8s-7-8-14-8c-19 0-40 0-60 0-54 0-99-37-104-87 55 0 109 0 164 0z"><text:p/></draw:path><draw:path draw:style-name="gr3" draw:text-style-name="P6" svg:width="0.1028in" svg:height="0.1055in" svg:x="0.2768in" svg:y="0.0004in" svg:viewBox="0 0 262 269" svg:d="M34 35c0 62 0 124 0 186 0 21-3 27-23 28-4 0-11 0-11 7 0 6 7 6 13 6 20 0 40 0 60 0 7 0 13 0 13-6 0-7-7-7-12-7-21-1-24-9-24-28 0-59 0-118 0-176 56 72 111 146 167 218 3 5 5 6 8 6 6 0 6-6 6-12 0-73 0-144 0-216 0-21 5-27 22-28 2 0 9 0 9-6 0-7-6-7-13-7-19 0-38 0-56 0-7 0-14 0-14 7 0 6 7 6 11 6 22 1 26 9 26 29 0 39 0 80 0 119-40-51-78-104-117-156-4-5-5-5-14-5-22 0-45 0-67 0-7 0-14 0-14 7 0 6 7 6 9 6 10 1 18 8 21 12 0 4 0 5 0 10zM218 243c-56-74-112-146-168-220-4-4-4-5-8-10 15 0 31 0 46 0 43 58 86 117 130 175 0 18 0 37 0 55z"><text:p/></draw:path></draw:g></text:span><text:span text:style-name="T8"><text:s/>בעבורו </text:span><text:span text:style-name="T8"><draw:g text:anchor-type="as-char" svg:y="-0.1138in" draw:z-index="319" draw:name="Shape334" draw:style-name="gr1"><svg:title>TexMaths</svg:title><svg:desc>11§inline§f(\tilde{n}) - g(\tilde{n}) := n' \notin \Neven§svg§600§FALSE§</svg:desc><draw:path draw:style-name="gr2" draw:text-style-name="P5" svg:width="1.6646in" svg:height="0.1362in" svg:x="0.0004in" svg:y="0.0079in" svg:viewBox="0 0 4229 347" svg:d="M2115 347c-705 0-1410 0-2115 0 0-116 0-231 0-347 1410 0 2819 0 4229 0 0 116 0 231 0 347-705 0-1410 0-2114 0z"><text:p/></draw:path><draw:path draw:style-name="gr3" draw:text-style-name="P6" svg:width="0.0756in" svg:height="0.1374in" svg:x="0.0008in" svg:y="0.0079in" svg:viewBox="0 0 193 350" svg:d="M121 118c11 0 22 0 33 0 8 0 12 0 12-8 0-4-4-4-11-4-11 0-21 0-32 0 4-16 6-30 9-44 1-8 7-36 9-40 3-8 10-13 19-13 1 0 11 0 18 6-17 3-21 16-21 21 0 9 7 15 15 15 10 0 21-9 21-23 0-19-18-28-33-28-14 0-38 8-50 45-2 9-3 12-13 61-9 0-18 0-27 0-7 0-11 0-11 7 0 5 4 5 10 5 9 0 18 0 27 0-10 50-20 101-30 152-7 36-13 71-33 71-2 0-11 0-19-6 18-2 21-16 21-21 0-9-6-14-14-14-10 0-21 9-21 24 0 17 16 26 33 26 21 0 36-23 43-37 13-25 22-71 22-74 8-40 15-81 23-121z"><text:p/></draw:path><draw:path draw:style-name="gr3" draw:text-style-name="P6" svg:width="0.0346in" svg:height="0.1508in" svg:x="0.0988in" svg:y="0.002in" svg:viewBox="0 0 89 384" svg:d="M89 380c0-1 0-1-7-8-48-50-60-122-60-179 0-68 15-135 63-183 4-4 4-6 4-7 0-2-1-3-3-3-5 0-39 25-62 75-20 42-24 85-24 118 0 28 4 74 25 118 23 48 56 73 61 73 2 0 3-1 3-4z"><text:p/></draw:path><draw:path draw:style-name="gr3" draw:text-style-name="P6" svg:width="0.0504in" svg:height="0.0138in" svg:x="0.163in" svg:y="0.0138in" svg:viewBox="0 0 129 36" svg:d="M129 7c-2-3-4-5-6-7 0 1-14 19-32 19-8 0-18-6-25-10-10-6-18-9-24-9-14 0-22 9-42 31 2 2 4 3 7 5 11-6 14-18 31-18 9 0 19 5 26 10 10 5 17 8 24 8 14 0 22-8 41-29z"><text:p/></draw:path><draw:path draw:style-name="gr3" draw:text-style-name="P6" svg:width="0.0819in" svg:height="0.0681in" svg:x="0.1472in" svg:y="0.0484in" svg:viewBox="0 0 209 174" svg:d="M23 147c-1 6-4 15-4 17 0 7 5 10 12 10 4 0 11-3 14-11 2-10 4-19 7-29 3-12 5-23 8-34 3-9 5-17 7-26 1-7 5-18 6-19 5-12 25-47 62-47 18 0 21 14 21 27 0 23-19 73-25 89-3 9-5 15-5 18 0 19 15 32 32 32 37 0 51-56 51-60 0-3-3-3-4-3-4 0-4 1-6 7-8 26-21 47-39 47-7 0-9-3-9-12 0-10 3-19 6-28 8-20 23-62 23-84 0-26-16-41-44-41-35 0-54 24-60 33-2-22-18-33-35-33-18 0-26 14-30 21-5 13-11 36-11 37 0 5 3 5 4 5 5 0 5 0 7-9 7-28 14-46 29-46 7 0 12 5 12 17 0 9-1 14-7 33-8 30-14 60-22 89z"><text:p/></draw:path><draw:path draw:style-name="gr3" draw:text-style-name="P6" svg:width="0.0346in" svg:height="0.1508in" svg:x="0.2429in" svg:y="0.002in" svg:viewBox="0 0 89 384" svg:d="M89 193c0-31-4-77-25-121-23-48-56-72-61-72-2 0-3 1-3 3 0 1 0 3 7 9 38 39 60 100 60 181 0 65-14 132-63 180-4 6-4 6-4 7 0 2 1 4 3 4 5 0 39-26 62-75 20-43 24-86 24-116z"><text:p/></draw:path><draw:path draw:style-name="gr3" draw:text-style-name="P6" svg:width="0.0925in" svg:height="0.0055in" svg:x="0.3394in" svg:y="0.0736in" svg:viewBox="0 0 236 15" svg:d="M223 15c7 0 13 0 13-7 0-8-6-8-13-8-69 0-139 0-209 0-6 0-14 0-14 8 0 7 8 7 14 7 70 0 140 0 209 0z"><text:p/></draw:path><draw:path draw:style-name="gr3" draw:text-style-name="P6" svg:width="0.0693in" svg:height="0.0972in" svg:x="0.4815in" svg:y="0.0484in" svg:viewBox="0 0 177 248" svg:d="M176 24c1-2 1-4 1-6 0-7-4-10-11-10-3 0-14 2-15 16-8-14-21-24-37-24-44 0-92 54-92 109 0 38 24 60 52 60 23 0 40-17 45-22-8 35-12 51-12 52-3 3-16 40-56 40-8 0-20 0-31-3 11-4 15-14 15-20 0-7-4-14-14-14-9 0-21 7-21 23 0 15 14 23 52 23 48 0 76-30 81-52 14-57 29-115 43-172zM125 120c-2 11-11 20-18 27-9 7-21 15-32 15-19 0-26-21-26-37 0-17 11-63 22-83 10-19 28-34 43-34 26 0 31 31 31 33 0 1 0 4-1 6-7 25-12 49-19 73z"><text:p/></draw:path><draw:path draw:style-name="gr3" draw:text-style-name="P6" svg:width="0.0346in" svg:height="0.1508in" svg:x="0.5724in" svg:y="0.002in" svg:viewBox="0 0 89 384" svg:d="M89 380c0-1 0-1-7-8-48-50-60-122-60-179 0-68 14-135 63-183 4-4 4-6 4-7 0-2-1-3-3-3-5 0-39 25-62 75-20 42-24 85-24 118 0 28 4 74 25 118 23 48 56 73 61 73 2 0 3-1 3-4z"><text:p/></draw:path><draw:path draw:style-name="gr3" draw:text-style-name="P6" svg:width="0.0504in" svg:height="0.0138in" svg:x="0.6366in" svg:y="0.0138in" svg:viewBox="0 0 129 36" svg:d="M129 7c-2-3-4-5-6-7 0 1-15 19-32 19-8 0-18-6-25-10-10-6-18-9-24-9-14 0-22 9-42 31 2 2 4 3 7 5 11-6 14-18 32-18 8 0 18 5 25 10 10 5 16 8 23 8 15 0 22-8 42-29z"><text:p/></draw:path><draw:path draw:style-name="gr3" draw:text-style-name="P6" svg:width="0.0819in" svg:height="0.0681in" svg:x="0.6209in" svg:y="0.0484in" svg:viewBox="0 0 209 174" svg:d="M22 147c-1 6-3 15-3 17 0 7 5 10 11 10 5 0 12-3 14-11 1 0 6-19 8-29 3-12 5-23 8-34 3-9 5-17 7-26 1-7 4-18 4-19 7-12 27-47 64-47 17 0 21 14 21 27 0 23-20 73-25 89-3 9-4 15-4 18 0 19 14 32 31 32 37 0 51-56 51-60 0-3-3-3-4-3-5 0-5 1-6 7-8 26-21 47-39 47-7 0-10-3-10-12 0-10 4-19 7-28 7-20 23-62 23-84 0-26-16-41-44-41-35 0-53 24-60 33-2-22-18-33-35-33-19 0-26 14-30 21-5 13-11 36-11 37 0 5 3 5 4 5 4 0 5 0 7-9 7-28 14-46 29-46 7 0 11 5 11 17 0 9-1 14-6 33-8 30-15 60-23 89z"><text:p/></draw:path><draw:path draw:style-name="gr3" draw:text-style-name="P6" svg:width="0.035in" svg:height="0.1508in" svg:x="0.7161in" svg:y="0.002in" svg:viewBox="0 0 90 384" svg:d="M90 193c0-31-4-77-25-121-23-48-57-72-61-72-2 0-4 1-4 3 0 1 0 3 8 9 38 39 60 100 60 181 0 65-14 132-63 180-5 6-5 6-5 7 0 2 2 4 4 4 4 0 39-26 62-75 20-43 24-86 24-116z"><text:p/></draw:path><draw:path draw:style-name="gr3" draw:text-style-name="P6" svg:width="0.0157in" svg:height="0.065in" svg:x="0.8224in" svg:y="0.0488in" svg:viewBox="0 0 41 166" svg:d="M41 21c0-11-10-21-21-21-12 0-20 10-20 21s8 20 20 20c11 0 21-9 21-20zM41 146c0-11-10-21-21-21-12 0-20 10-20 21s8 20 20 20c11 0 21-9 21-20z"><text:p/></draw:path><draw:path draw:style-name="gr3" draw:text-style-name="P6" svg:width="0.1008in" svg:height="0.035in" svg:x="0.8598in" svg:y="0.0591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6" svg:width="0.0823in" svg:height="0.0681in" svg:x="1.0161in" svg:y="0.0484in" svg:viewBox="0 0 210 174" svg:d="M23 147c-1 6-3 15-3 17 0 7 5 10 11 10 4 0 12-3 14-11 2-10 6-19 8-29 2-12 5-23 8-34 3-9 5-17 6-26 2-7 6-18 6-19 5-12 26-47 62-47 18 0 21 14 21 27 0 23-18 73-25 89-3 9-3 15-3 18 0 19 13 32 32 32 36 0 50-56 50-60 0-3-3-3-4-3-5 0-5 1-7 7-8 26-20 47-39 47-7 0-9-3-9-12 0-10 3-19 6-28 8-20 25-62 25-84 0-26-17-41-46-41-34 0-53 24-59 33-2-22-19-33-36-33-18 0-26 14-29 21-6 13-12 36-12 37 0 5 4 5 6 5 3 0 3 0 5-9 7-28 14-46 29-46 7 0 12 5 12 17 0 9-1 14-7 33-8 30-14 60-22 89z"><text:p/></draw:path><draw:path draw:style-name="gr3" draw:text-style-name="P6" svg:width="0.0264in" svg:height="0.0547in" svg:x="1.1083in" svg:y="0in" svg:viewBox="0 0 68 140" svg:d="M65 24c2-5 3-7 3-9 0-8-8-15-16-15-10 0-13 9-16 13-12 39-23 77-35 117 0 1-1 2-1 4 0 4 8 6 10 6s2 0 4-5c17-37 34-73 51-111z"><text:p/></draw:path><draw:path draw:style-name="gr3" draw:text-style-name="P6" svg:width="0.0587in" svg:height="0.1508in" svg:x="1.2134in" svg:y="0.002in" svg:viewBox="0 0 150 384" svg:d="M147 14c3-5 2-4 3-6 0-5-4-8-8-8-2 0-6 1-7 3-45 122-89 245-134 367-1 4-1 5-1 6 0 5 3 8 8 8 4 0 5-3 7-10 44-120 88-240 132-360z"><text:p/></draw:path><draw:path draw:style-name="gr3" draw:text-style-name="P6" svg:width="0.076in" svg:height="0.087in" svg:x="1.2004in" svg:y="0.0323in" svg:viewBox="0 0 194 222" svg:d="M180 120c7 0 14 0 14-8 0-7-7-7-14-7-55 0-108 0-163 0 4-52 48-90 103-90 20 0 41 0 60 0 7 0 14 0 14-7 0-8-7-8-14-8-20 0-40 0-61 0-66 0-119 51-119 112 0 62 53 110 119 110 21 0 41 0 61 0 7 0 14 0 14-7s-7-7-14-7c-19 0-40 0-60 0-55 0-99-36-103-88 55 0 108 0 163 0z"><text:p/></draw:path><draw:path draw:style-name="gr3" draw:text-style-name="P6" svg:width="0.1028in" svg:height="0.1063in" svg:x="1.3354in" svg:y="0.0106in" svg:viewBox="0 0 262 271" svg:d="M33 35c0 63 0 126 0 187 0 20-2 28-22 28-4 0-11 0-11 6 0 7 5 7 13 7 20 0 40 0 60 0 7 0 13 0 13-7 0-6-7-6-12-6-21 0-25-9-25-29 0-58 0-116 0-175 57 73 112 147 168 219 3 5 5 6 7 6 7 0 7-7 7-13 0-72 0-145 0-216 0-22 3-28 22-28 2 0 9-1 9-6 0-8-7-8-13-8-19 0-38 0-57 0-7 0-13 0-13 8 0 6 7 6 11 6 22 0 25 8 25 29 0 40 0 79 0 120-39-53-79-105-117-157-3-6-5-6-13-6-22 0-45 0-67 0-8 0-14 0-14 8 0 5 6 6 8 6 11 1 19 7 22 12-1 3-1 4-1 9zM218 243c-56-72-112-146-169-220-3-4-3-5-7-9 15 0 31 0 46 0 43 59 87 117 130 175 0 18 0 37 0 54z"><text:p/></draw:path><draw:path draw:style-name="gr3" draw:text-style-name="P6" svg:width="0.0457in" svg:height="0.048in" svg:x="1.4457in" svg:y="0.0902in" svg:viewBox="0 0 117 123" svg:d="M109 59c5 0 8 0 8-5 0-24-14-54-54-54-35 0-63 29-63 62 0 34 31 61 66 61 37 0 51-28 51-35 0-1-1-3-5-3s-4 1-5 4c-8 22-29 25-39 25-12 0-25-5-33-15-10-13-10-30-10-40 28 0 56 0 84 0zM25 53c4-39 28-45 38-45 33 0 34 37 35 45-24 0-48 0-73 0z"><text:p/></draw:path><draw:path draw:style-name="gr3" draw:text-style-name="P6" svg:width="0.0567in" svg:height="0.0465in" svg:x="1.4988in" svg:y="0.0909in" svg:viewBox="0 0 145 119" svg:d="M120 26c8-16 21-16 25-16 0-3 0-7 0-10-6 1-13 1-20 1s-17 0-25-1c0 3 0 7 0 10 12 0 8 7 12 10 0 2-1 4-2 8-10 22-21 44-31 67-11-26-23-50-34-74 0-1-1-3-1-4 0-7 9-7 13-7 0-3 0-7 0-10-10 0-20 1-31 1-7 0-18 0-26-1 0 3 0 7 0 10 15 0 19 0 22 10 14 31 29 61 43 93 2 4 3 6 8 6s6-2 7-6c14-29 27-58 40-87z"><text:p/></draw:path><draw:path draw:style-name="gr3" draw:text-style-name="P6" svg:width="0.0457in" svg:height="0.048in" svg:x="1.5602in" svg:y="0.0902in" svg:viewBox="0 0 117 123" svg:d="M109 59c5 0 8 0 8-5 0-24-14-54-54-54-35 0-63 29-63 62 0 34 31 61 66 61 37 0 51-28 51-35 0-1-1-3-5-3s-4 1-5 4c-8 22-29 25-39 25-12 0-25-5-33-15-10-13-10-30-10-40 28 0 56 0 84 0zM25 53c4-39 28-45 38-45 33 0 34 37 35 45-24 0-48 0-73 0z"><text:p/></draw:path><draw:path draw:style-name="gr3" draw:text-style-name="P6" svg:width="0.0567in" svg:height="0.0465in" svg:x="1.6161in" svg:y="0.0906in" svg:viewBox="0 0 145 119" svg:d="M124 37c0-24-11-37-40-37-22 0-37 12-44 25 0-8 0-16 0-25-14 1-27 1-40 2 0 4 0 7 0 10 18 0 20 2 20 16 0 23 0 46 0 69 0 12-2 12-20 12 0 3 0 7 0 10 10-1 20-1 31-1 10 0 28 1 31 1 0-3 0-7 0-10-18 0-20 0-20-12 0-17 0-32 0-49 0-27 22-40 39-40 20 0 22 14 22 28 0 20 0 40 0 61 0 12-3 12-21 12 0 3 0 7 0 10 2 0 20-1 31-1s30 1 32 1c0-3 0-7 0-10-17 0-21 0-21-12 0-20 0-40 0-60z"><text:p/></draw:path></draw:g></text:span><text:span text:style-name="T8">. נניח בשלילה ש־</text:span><text:span text:style-name="T8"><draw:g text:anchor-type="as-char" svg:y="-0.1134in" draw:z-index="307" draw:name="Shape335" draw:style-name="gr1"><svg:title>TexMaths</svg:title><svg:desc>11§inline§F(f) = F(g)§svg§600§FALSE§</svg:desc><draw:path draw:style-name="gr2" draw:text-style-name="P5" svg:width="0.8146in" svg:height="0.1358in" svg:x="0.0024in" svg:y="0.0071in" svg:viewBox="0 0 2070 346" svg:d="M1036 346c-345 0-691 0-1036 0 0-116 0-230 0-346 690 0 1381 0 2070 0 0 116 0 230 0 346-344 0-689 0-1034 0z"><text:p/></draw:path><draw:path draw:style-name="gr3" draw:text-style-name="P6" svg:width="0.1075in" svg:height="0.1024in" svg:x="0.0004in" svg:y="0.0098in" svg:viewBox="0 0 274 261" svg:d="M102 137c12 0 26 0 38 0 28 0 32 6 32 17 0 2 0 8-4 19 0 2-1 3-1 4 0 4 2 5 6 5 3 0 3-1 5-8 7-29 15-56 21-84 1-4 1-5 1-6s-1-5-4-5c-5 0-5 2-6 9-8 30-17 36-50 36-12 0-23 0-35 0 8-33 16-65 25-98 3-13 3-14 21-14 16 0 34 0 50 0 48 0 58 12 58 42 0 9 0 11-3 21 0 5 0 5 0 6 0 3 1 6 5 6s4-2 5-10c2-22 6-45 8-67 1-10-1-10-11-10-63 0-127 0-189 0-8 0-11 0-11 8 0 4 3 4 11 4 14 0 24 0 24 7 0 1 0 2-1 9-18 68-34 136-52 203-3 15-4 18-35 18-7 0-10 0-10 8 0 4 4 4 6 4 11 0 39-1 50-1 13 0 45 1 58 1 4 0 8 0 8-8 0-2-1-2-2-3s-2-1-11-1-11 0-20 0c-11-1-13-3-13-8 0-1 0-3 2-9 8-32 17-64 24-95z"><text:p/></draw:path><draw:path draw:style-name="gr3" draw:text-style-name="P6" svg:width="0.0346in" svg:height="0.1512in" svg:x="0.1287in" svg:y="0in" svg:viewBox="0 0 89 385" svg:d="M89 381c0-1 0-1-6-8-49-49-61-122-61-180 0-67 14-135 63-182 4-5 4-5 4-7 0-3-1-4-3-4-5 0-40 26-62 76-20 42-24 85-24 117 0 29 3 76 25 120 23 47 56 72 61 72 2 0 3-1 3-4z"><text:p/></draw:path><draw:path draw:style-name="gr3" draw:text-style-name="P6" svg:width="0.0756in" svg:height="0.1374in" svg:x="0.1807in" svg:y="0.0067in" svg:viewBox="0 0 193 350" svg:d="M121 118c11 0 23 0 34 0 8 0 11 0 11-8 0-4-3-4-10-4-11 0-22 0-33 0 4-16 6-30 9-44 1-8 7-36 9-40 3-8 10-13 19-13 1 0 11 0 18 6-17 2-21 16-21 21 0 9 7 14 15 14 10 0 21-9 21-24 0-17-18-26-33-26-14 0-38 7-50 45-2 8-3 12-12 61-9 0-19 0-28 0-6 0-11 0-11 7 0 5 4 5 11 5 9 0 17 0 26 0-10 50-20 100-30 151-7 37-13 72-33 72-2 0-11 0-19-6 18-1 21-16 21-21 0-9-6-13-14-13-10 0-21 8-21 23 0 17 17 26 33 26 21 0 36-23 44-37 12-25 21-71 21-74 8-40 15-80 23-121z"><text:p/></draw:path><draw:path draw:style-name="gr3" draw:text-style-name="P6" svg:width="0.035in" svg:height="0.1512in" svg:x="0.272in" svg:y="0in" svg:viewBox="0 0 90 385" svg:d="M90 193c0-30-4-76-26-120-23-48-56-73-60-73-2 0-4 2-4 4s0 2 8 9c37 38 59 99 59 180 0 65-14 133-61 181-6 6-6 6-6 7 0 2 2 4 4 4 4 0 39-26 62-76 19-41 24-84 24-116z"><text:p/></draw:path><draw:path draw:style-name="gr3" draw:text-style-name="P6" svg:width="0.1004in" svg:height="0.0354in" svg:x="0.3732in" svg:y="0.0571in" svg:viewBox="0 0 256 91" svg:d="M244 17c6 0 12-2 12-9 0-8-6-8-12-8-77 0-154 0-231 0-5 0-13 0-13 8 0 7 8 9 13 9 77 0 154 0 231 0zM244 91c6 0 12 0 12-7 0-9-6-9-12-9-77 0-154 0-231 0-5 0-13 0-13 9 0 7 8 7 13 7 77 0 154 0 231 0z"><text:p/></draw:path><draw:path draw:style-name="gr3" draw:text-style-name="P6" svg:width="0.1079in" svg:height="0.1024in" svg:x="0.5307in" svg:y="0.0098in" svg:viewBox="0 0 275 261" svg:d="M102 137c12 0 26 0 38 0 29 0 33 6 33 17 0 2 0 8-4 19-1 2-1 3-1 4 0 4 3 5 5 5 4 0 4-1 6-8 7-29 15-56 21-84 1-4 1-5 1-6s-1-5-4-5c-4 0-4 2-7 9-7 30-16 36-49 36-12 0-23 0-35 0 8-33 16-65 25-98 3-13 3-14 21-14 16 0 34 0 50 0 48 0 57 12 57 42 0 9 0 11-2 21 0 5 0 5 0 6 0 3 2 6 5 6 4 0 4-2 5-10 3-22 6-45 8-67 1-10-1-10-11-10-63 0-126 0-189 0-8 0-11 0-11 8 0 4 3 4 10 4 14 0 25 0 25 7 0 1 0 2-2 9-17 68-34 136-51 203-3 15-4 18-35 18-7 0-11 0-11 8 0 4 6 4 7 4 11 0 39-1 50-1 13 0 45 1 57 1 4 0 9 0 9-8 0-2-1-2-2-3-2-1-2-1-11-1s-11 0-21 0c-11-1-12-3-12-8 0-1 0-3 2-9 8-32 16-64 23-95z"><text:p/></draw:path><draw:path draw:style-name="gr3" draw:text-style-name="P6" svg:width="0.035in" svg:height="0.1512in" svg:x="0.6587in" svg:y="0in" svg:viewBox="0 0 90 385" svg:d="M90 381c0-1 0-1-6-8-49-49-61-122-61-180 0-67 14-135 62-182 5-5 5-5 5-7 0-3-2-4-4-4-3 0-39 26-62 76-18 42-24 85-24 117 0 29 4 76 26 120 24 47 57 72 60 72 2 0 4-1 4-4z"><text:p/></draw:path><draw:path draw:style-name="gr3" draw:text-style-name="P6" svg:width="0.0697in" svg:height="0.0976in" svg:x="0.7051in" svg:y="0.0453in" svg:viewBox="0 0 178 249" svg:d="M177 25c0-2 1-4 1-6 0-7-5-11-12-11-3 0-14 3-15 16-7-14-21-24-37-24-44 0-91 54-91 110 0 38 23 61 52 61 22 0 41-18 44-22h1c-9 34-9 33-13 50-1 5-15 41-56 41-7 0-20 0-31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" draw:text-style-name="P6" svg:width="0.035in" svg:height="0.1512in" svg:x="0.7898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8">, ובפרט משוויון פונקציות לכל </text:span><text:span text:style-name="T8"><draw:g text:anchor-type="as-char" svg:y="-0.1134in" draw:z-index="308" draw:name="Shape336" draw:style-name="gr1"><svg:title>TexMaths</svg:title><svg:desc>11§inline§\forall n \in \N. F(f)(n) = F(g)(n)§svg§600§FALSE§</svg:desc><draw:path draw:style-name="gr2" draw:text-style-name="P5" svg:width="1.7484in" svg:height="0.1358in" svg:x="0.0083in" svg:y="0.0071in" svg:viewBox="0 0 4442 346" svg:d="M2222 346c-741 0-1482 0-2222 0 0-116 0-230 0-346 1481 0 2961 0 4442 0 0 116 0 230 0 346-740 0-1481 0-2220 0z"><text:p/></draw:path><draw:path draw:style-name="gr3" draw:text-style-name="P6" svg:width="0.0846in" svg:height="0.1079in" svg:x="0.0004in" svg:y="0.0071in" svg:viewBox="0 0 216 275" svg:d="M213 14c3-4 3-4 3-6 0-5-4-8-8-8-6 0-8 4-10 9-11 28-21 56-32 85-39 0-78 0-118 0-11-29-20-57-31-85-2-6-4-9-9-9-4 0-8 3-8 8 0 1 0 1 2 6 32 84 65 169 97 252 2 6 3 9 9 9 5 0 6-4 9-7 32-84 65-169 96-254zM55 109c35 0 70 0 106 0-18 45-36 91-53 137-18-46-35-92-53-137z"><text:p/></draw:path><draw:path draw:style-name="gr3" draw:text-style-name="P6" svg:width="0.0819in" svg:height="0.0685in" svg:x="0.0898in" svg:y="0.0453in" svg:viewBox="0 0 209 175" svg:d="M22 148c-1 6-3 15-3 17 0 7 5 10 11 10 5 0 12-3 14-11 1-1 6-19 8-29 3-12 5-23 9-34 2-9 4-17 6-26 1-7 5-18 5-19 6-12 26-47 63-47 17 0 21 14 21 26 0 24-20 74-25 91-3 8-4 13-4 17 0 19 13 32 31 32 37 0 51-56 51-59 0-4-3-4-4-4-5 0-5 1-6 7-8 26-21 47-39 47-7 0-10-3-10-12 0-10 3-19 7-27 7-21 23-63 23-85 0-27-16-42-44-42-35 0-53 25-60 34-2-22-19-34-36-34-19 0-25 15-29 22-5 13-11 36-11 37 0 5 3 5 4 5 4 0 5-1 7-9 7-27 14-46 28-46 7 0 12 4 12 17 0 8-1 13-6 32-8 30-15 60-23 90z"><text:p/></draw:path><draw:path draw:style-name="gr3" draw:text-style-name="P6" svg:width="0.076in" svg:height="0.087in" svg:x="0.2311in" svg:y="0.0307in" svg:viewBox="0 0 194 222" svg:d="M179 120c7 0 15 0 15-8 0-9-8-9-15-9-55 0-109 0-164 0 6-50 50-88 105-88 20 0 40 0 59 0 7 0 15 0 15-7 0-8-8-8-15-8-19 0-40 0-60 0-66 0-119 50-119 112s53 110 119 110c20 0 41 0 60 0 7 0 15 0 15-7s-8-7-15-7c-19 0-39 0-59 0-55 0-99-37-105-88 55 0 109 0 164 0z"><text:p/></draw:path><draw:path draw:style-name="gr3" draw:text-style-name="P6" svg:width="0.1024in" svg:height="0.1063in" svg:x="0.3665in" svg:y="0.0098in" svg:viewBox="0 0 261 271" svg:d="M33 35c0 63 0 126 0 187 0 20-3 28-23 28-4 0-10 0-10 7 0 6 6 6 12 6 20 0 41 0 61 0 6 0 13 0 13-6 0-7-7-7-12-7-21 0-24-9-24-29 0-58 0-118 0-176 56 74 111 148 167 220 3 5 5 6 7 6 7 0 7-7 7-13 0-72 0-145 0-217 0-21 3-27 21-28 2 0 9 0 9-6 0-7-6-7-12-7-19 0-39 0-58 0-6 0-12 0-12 7 0 6 7 6 11 6 21 1 25 9 25 29 0 39 0 80 0 121-39-53-79-105-117-157-3-6-4-6-14-6-22 0-45 0-67 0-7 0-13 0-13 7 0 6 6 6 8 6 11 1 18 8 22 12-1 4-1 5-1 10zM218 243c-56-72-112-146-168-220-5-5-5-5-9-10 15 0 31 0 46 0 44 59 87 117 131 176 0 18 0 37 0 54z"><text:p/></draw:path><draw:path draw:style-name="gr3" draw:text-style-name="P6" svg:width="0.0157in" svg:height="0.0157in" svg:x="0.4854in" svg:y="0.0972in" svg:viewBox="0 0 41 41" svg:d="M41 21c0-12-10-21-21-21-12 0-20 9-20 21 0 11 8 20 20 20 11 0 21-9 21-20z"><text:p/></draw:path><draw:path draw:style-name="gr3" draw:text-style-name="P6" svg:width="0.1079in" svg:height="0.1024in" svg:x="0.5201in" svg:y="0.0098in" svg:viewBox="0 0 275 261" svg:d="M103 137c13 0 26 0 38 0 28 0 32 6 32 17 0 2 0 8-4 19 0 2-1 3-1 4 0 4 3 5 5 5 4 0 4-1 6-8 7-29 15-56 21-84 1-4 1-5 1-6s-1-5-4-5c-4 0-4 2-6 9-8 30-17 36-50 36-12 0-23 0-35 0 8-33 16-65 25-98 3-13 3-14 21-14 16 0 34 0 50 0 48 0 57 12 57 42 0 9 0 11-2 21 0 5 0 5 0 6 0 3 2 6 5 6 4 0 4-2 5-10 3-22 6-45 8-67 1-10-1-10-11-10-63 0-126 0-189 0-8 0-11 0-11 8 0 4 3 4 11 4 14 0 24 0 24 7 0 1 0 2-1 9-18 68-34 136-52 203-3 15-4 18-35 18-7 0-11 0-11 8 0 4 6 4 7 4 11 0 39-1 50-1 13 0 45 1 57 1 5 0 9 0 9-8 0-2-1-2-2-3s-2-1-11-1-11 0-20 0c-12-1-13-3-13-8 0-1 0-3 2-9 8-32 17-64 24-95z"><text:p/></draw:path><draw:path draw:style-name="gr3" draw:text-style-name="P6" svg:width="0.0346in" svg:height="0.1512in" svg:x="0.6488in" svg:y="0in" svg:viewBox="0 0 89 385" svg:d="M89 381c0-1 0-1-6-8-49-49-61-122-61-179 0-68 14-136 63-183 4-5 4-5 4-7 0-3-1-4-3-4-5 0-40 26-62 76-20 42-24 85-24 118 0 28 3 75 25 119 23 47 56 72 61 72 2 0 3-1 3-4z"><text:p/></draw:path><draw:path draw:style-name="gr3" draw:text-style-name="P6" svg:width="0.0756in" svg:height="0.1374in" svg:x="0.7008in" svg:y="0.0067in" svg:viewBox="0 0 193 350" svg:d="M121 118c11 0 23 0 34 0 8 0 11 0 11-8 0-4-3-4-10-4-11 0-22 0-33 0 4-16 6-30 9-44 1-8 7-36 9-40 3-8 10-13 19-13 1 0 11 0 18 6-16 2-21 16-21 21 0 9 7 14 15 14 10 0 21-9 21-24 0-17-18-26-33-26-14 0-38 7-50 45-2 8-3 12-12 61-9 0-19 0-28 0-6 0-11 0-11 7 0 5 4 5 11 5 9 0 17 0 26 0-10 50-20 100-30 151-7 37-13 72-33 72-1 0-11 0-19-6 18-1 21-16 21-21 0-9-6-13-14-13-10 0-21 8-21 23 0 17 18 26 33 26 21 0 36-23 44-37 12-25 21-71 21-74 8-40 15-80 23-121z"><text:p/></draw:path><draw:path draw:style-name="gr3" draw:text-style-name="P6" svg:width="0.035in" svg:height="0.1512in" svg:x="0.7921in" svg:y="0in" svg:viewBox="0 0 90 385" svg:d="M90 194c0-31-4-77-25-121-23-48-57-73-61-73-2 0-4 2-4 4s0 2 8 9c37 38 59 99 59 181 0 64-14 132-61 180-6 6-6 6-6 7 0 2 2 4 4 4 4 0 39-26 62-76 20-41 24-84 24-115z"><text:p/></draw:path><draw:path draw:style-name="gr3" draw:text-style-name="P6" svg:width="0.0346in" svg:height="0.1512in" svg:x="0.8579in" svg:y="0in" svg:viewBox="0 0 89 385" svg:d="M89 381c0-1 0-1-6-8-49-49-61-122-61-179 0-68 14-136 63-183 4-5 4-5 4-7 0-3-1-4-3-4-5 0-39 26-62 76-20 42-24 85-24 118 0 28 4 75 25 119 23 47 56 72 61 72 2 0 3-1 3-4z"><text:p/></draw:path><draw:path draw:style-name="gr3" draw:text-style-name="P6" svg:width="0.0819in" svg:height="0.0685in" svg:x="0.9059in" svg:y="0.0453in" svg:viewBox="0 0 209 175" svg:d="M22 148c-1 6-3 15-3 17 0 7 5 10 11 10 5 0 12-3 14-11 1-1 6-19 8-29 3-12 5-23 9-34 2-9 4-17 6-26 1-7 5-18 5-19 6-12 26-47 63-47 18 0 21 14 21 26 0 24-20 74-25 91-3 8-4 13-4 17 0 19 14 32 31 32 37 0 51-56 51-59 0-4-3-4-4-4-5 0-5 1-6 7-8 26-21 47-39 47-7 0-10-3-10-12 0-10 4-19 7-27 7-21 23-63 23-85 0-27-16-42-44-42-35 0-53 25-60 34-2-22-18-34-35-34-19 0-26 15-30 22-5 13-11 36-11 37 0 5 3 5 4 5 4 0 5-1 7-9 7-27 14-46 29-46 7 0 11 4 11 17 0 8-1 13-6 32-8 30-15 60-23 90z"><text:p/></draw:path><draw:path draw:style-name="gr3" draw:text-style-name="P6" svg:width="0.035in" svg:height="0.1512in" svg:x="1.0012in" svg:y="0in" svg:viewBox="0 0 90 385" svg:d="M90 194c0-31-4-77-25-121-23-48-57-73-61-73-2 0-4 2-4 4s0 2 8 9c38 38 60 99 60 181 0 64-14 132-62 180-6 6-6 6-6 7 0 2 2 4 4 4 4 0 39-26 62-76 20-41 24-84 24-115z"><text:p/></draw:path><draw:path draw:style-name="gr3" draw:text-style-name="P6" svg:width="0.1008in" svg:height="0.0354in" svg:x="1.1028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1075in" svg:height="0.1024in" svg:x="1.2606in" svg:y="0.0098in" svg:viewBox="0 0 274 261" svg:d="M102 137c12 0 26 0 38 0 28 0 32 6 32 17 0 2 0 8-3 19-1 2-1 3-1 4 0 4 3 5 5 5 3 0 3-1 5-8 8-29 15-56 22-84 1-4 1-5 1-6s-2-5-5-5c-5 0-5 2-6 9-7 30-16 36-49 36-12 0-23 0-35 0 7-33 16-65 24-98 3-13 4-14 21-14s34 0 51 0c48 0 57 12 57 42 0 9 0 11-2 21-1 5-1 5-1 6 0 3 1 6 5 6s5-2 5-10c2-22 6-45 8-67 1-10 0-10-10-10-63 0-126 0-189 0-8 0-12 0-12 8 0 4 3 4 11 4 14 0 25 0 25 7 0 1 0 2-2 9-17 68-34 136-51 203-4 15-5 18-35 18-7 0-11 0-11 8 0 4 4 4 6 4 11 0 39-1 51-1s44 1 57 1c4 0 8 0 8-8 0-2-1-2-2-3s-2-1-11-1c-8 0-10 0-20 0-11-1-12-3-12-8 0-1 0-3 1-9 8-32 17-64 24-95z"><text:p/></draw:path><draw:path draw:style-name="gr3" draw:text-style-name="P6" svg:width="0.035in" svg:height="0.1512in" svg:x="1.389in" svg:y="0in" svg:viewBox="0 0 90 385" svg:d="M90 381c0-1 0-1-6-8-49-49-62-122-62-179 0-68 15-136 63-183 5-5 5-5 5-7 0-3-2-4-4-4-3 0-39 26-62 76-20 42-24 85-24 118 0 28 4 75 25 119 23 47 58 72 61 72 2 0 4-1 4-4z"><text:p/></draw:path><draw:path draw:style-name="gr3" draw:text-style-name="P6" svg:width="0.0693in" svg:height="0.0976in" svg:x="1.4354in" svg:y="0.0453in" svg:viewBox="0 0 177 249" svg:d="M176 25c1-2 1-4 1-6 0-7-4-11-11-11-3 0-14 3-15 16-7-14-21-24-37-24-44 0-91 54-91 110 0 38 23 61 51 61 23 0 42-18 45-22-8 34-8 33-12 50-2 5-16 41-56 41-7 0-20 0-31-3 12-4 15-13 15-20s-3-13-14-13c-9 0-21 6-21 22 0 15 14 23 52 23 48 0 76-30 81-52 14-57 29-114 43-172zM127 121c-3 10-11 20-20 28-9 6-20 13-32 13-19 0-25-20-25-35 0-19 12-64 22-84 11-19 27-34 44-34 25 0 30 31 30 33s-1 4-1 5c-6 25-12 49-18 74z"><text:p/></draw:path><draw:path draw:style-name="gr3" draw:text-style-name="P6" svg:width="0.035in" svg:height="0.1512in" svg:x="1.5197in" svg:y="0in" svg:viewBox="0 0 90 385" svg:d="M90 194c0-31-4-77-26-121-23-48-56-73-60-73-2 0-4 2-4 4s0 2 8 9c37 38 59 99 59 181 0 64-14 132-61 180-6 6-6 6-6 7 0 2 2 4 4 4 4 0 39-26 61-76 20-41 25-84 25-115z"><text:p/></draw:path><draw:path draw:style-name="gr3" draw:text-style-name="P6" svg:width="0.035in" svg:height="0.1512in" svg:x="1.585in" svg:y="0in" svg:viewBox="0 0 90 385" svg:d="M90 381c0-1 0-1-6-8-49-49-61-122-61-179 0-68 14-136 62-183 5-5 5-5 5-7 0-3-1-4-4-4s-39 26-61 76c-19 42-25 85-25 118 0 28 4 75 26 119 24 47 57 72 60 72s4-1 4-4z"><text:p/></draw:path><draw:path draw:style-name="gr3" draw:text-style-name="P6" svg:width="0.0819in" svg:height="0.0685in" svg:x="1.6343in" svg:y="0.0453in" svg:viewBox="0 0 209 175" svg:d="M22 148c-1 6-3 15-3 17 0 7 5 10 11 10 5 0 12-3 14-11 1-1 6-19 8-29 3-12 5-23 9-34 2-9 4-17 6-26 1-7 5-18 5-19 6-12 26-47 63-47 17 0 20 14 20 26 0 24-19 74-24 91-4 8-4 13-4 17 0 19 13 32 31 32 37 0 51-56 51-59 0-4-3-4-4-4-5 0-5 1-7 7-8 26-20 47-38 47-7 0-10-3-10-12 0-10 3-19 7-27 7-21 23-63 23-85 0-27-16-42-44-42-35 0-53 25-60 34-2-22-19-34-36-34-19 0-25 15-29 22-7 13-11 36-11 37 0 5 3 5 4 5 4 0 5-1 7-9 7-27 14-46 28-46 7 0 12 4 12 17 0 8-1 13-6 32-8 30-15 60-23 90z"><text:p/></draw:path><draw:path draw:style-name="gr3" draw:text-style-name="P6" svg:width="0.035in" svg:height="0.1512in" svg:x="1.7295in" svg:y="0in" svg:viewBox="0 0 90 385" svg:d="M90 194c0-31-4-77-25-121-23-48-57-73-61-73-2 0-4 2-4 4s0 2 8 9c37 38 59 99 59 181 0 64-14 132-61 180-6 6-6 6-6 7 0 2 2 4 4 4 4 0 39-26 62-76 20-41 24-84 24-115z"><text:p/></draw:path></draw:g></text:span><text:span text:style-name="T8">, ובפרט, עבור </text:span><text:span text:style-name="T8"><draw:g text:anchor-type="as-char" svg:y="-0.102in" draw:z-index="310" draw:name="Shape337" draw:style-name="gr1"><svg:title>TexMaths</svg:title><svg:desc>11§inline§n = \tilde{n}§svg§600§FALSE§</svg:desc><draw:path draw:style-name="gr2" draw:text-style-name="P5" svg:width="0.3646in" svg:height="0.0862in" svg:x="0.0039in" svg:y="0.0079in" svg:viewBox="0 0 927 220" svg:d="M464 220c-155 0-309 0-464 0 0-73 0-147 0-220 309 0 618 0 927 0 0 73 0 147 0 220-154 0-309 0-463 0z"><text:p/></draw:path><draw:path draw:style-name="gr3" draw:text-style-name="P6" svg:width="0.0823in" svg:height="0.0677in" svg:x="0.0004in" svg:y="0.0343in" svg:viewBox="0 0 210 173" svg:d="M23 146c-1 6-3 15-3 16 0 8 5 11 11 11 4 0 12-3 14-11 0-1 6-17 8-27 3-12 5-23 9-34 2-9 4-18 6-26 1-7 5-18 5-19 5-12 26-47 62-47 18 0 21 14 21 26 0 24-19 74-25 90-3 9-3 13-3 18 0 17 13 30 31 30 37 0 51-55 51-58 0-4-3-4-4-4-5 0-5 1-7 7-8 27-20 47-40 47-6 0-8-4-8-13 0-8 3-18 6-26 8-21 24-62 24-84 0-27-16-42-45-42-34 0-52 25-59 34-2-22-19-34-36-34-18 0-26 15-29 22-7 13-12 36-12 37 0 5 4 5 5 5 4 0 4-1 7-9 7-28 14-46 28-46 7 0 12 5 12 17 0 8-1 12-7 32-8 30-14 59-22 88z"><text:p/></draw:path><draw:path draw:style-name="gr3" draw:text-style-name="P6" svg:width="0.1008in" svg:height="0.0346in" svg:x="0.1382in" svg:y="0.0461in" svg:viewBox="0 0 257 89" svg:d="M244 15c6 0 13 0 13-7 0-8-7-8-13-8-77 0-154 0-231 0-5 0-13 0-13 8 0 7 8 7 13 7 77 0 154 0 231 0zM244 89c6 0 13 0 13-8 0-7-7-8-13-8-77 0-154 0-231 0-5 0-13 1-13 8 0 8 8 8 13 8 77 0 154 0 231 0z"><text:p/></draw:path><draw:path draw:style-name="gr3" draw:text-style-name="P6" svg:width="0.0504in" svg:height="0.0138in" svg:x="0.3098in" svg:y="0in" svg:viewBox="0 0 129 36" svg:d="M129 5c-3-2-5-3-7-5 0 1-14 19-31 19-10 0-18-6-25-10-11-6-18-9-24-9-15 0-22 9-42 30 2 2 4 4 7 6 0-1 14-18 30-18 9 0 19 5 26 9 11 6 17 9 24 9 14 0 22-9 42-31z"><text:p/></draw:path><draw:path draw:style-name="gr3" draw:text-style-name="P6" svg:width="0.0823in" svg:height="0.0677in" svg:x="0.2941in" svg:y="0.0343in" svg:viewBox="0 0 210 173" svg:d="M23 146c-1 6-3 15-3 16 0 8 5 11 11 11 4 0 12-3 14-11 1-1 6-17 8-27 3-12 5-23 9-34 2-9 4-18 6-26 1-7 5-18 5-19 5-12 26-47 62-47 18 0 21 14 21 26 0 24-19 74-25 90-3 9-3 13-3 18 0 17 13 30 31 30 37 0 51-55 51-58 0-4-3-4-4-4-5 0-5 1-7 7-8 27-20 47-40 47-5 0-8-4-8-13 0-8 3-18 6-26 8-21 24-62 24-84 0-27-16-42-45-42-34 0-52 25-59 34-2-22-19-34-36-34-18 0-26 15-29 22-7 13-12 36-12 37 0 5 4 5 5 5 4 0 5-1 7-9 7-28 14-46 28-46 7 0 12 5 12 17 0 8-1 12-6 32-8 30-15 59-23 88z"><text:p/></draw:path></draw:g></text:span><text:span text:style-name="T8">. נסיק </text:span><text:span text:style-name="T8"><draw:g text:anchor-type="as-char" svg:y="-0.1134in" draw:z-index="313" draw:name="Shape338" draw:style-name="gr1"><svg:title>TexMaths</svg:title><svg:desc>11§inline§F(f)(\tilde{n}) = F(g)(\tilde{n})§svg§600§FALSE§</svg:desc><draw:path draw:style-name="gr2" draw:text-style-name="P5" svg:width="1.2339in" svg:height="0.1354in" svg:x="0.0028in" svg:y="0.0071in" svg:viewBox="0 0 3135 345" svg:d="M0 0c1044 0 2090 0 3135 0 0 115 0 230 0 345-1045 0-2091 0-3135 0 0-115 0-230 0-345z"><text:p/></draw:path><draw:path draw:style-name="gr3" draw:text-style-name="P6" svg:width="0.1079in" svg:height="0.1028in" svg:x="0.0004in" svg:y="0.0098in" svg:viewBox="0 0 275 262" svg:d="M102 138c13 0 26 0 39 0 28 0 32 5 32 16 0 3 0 8-4 20 0 1-1 2-1 3 0 4 2 6 5 6 4 0 4-1 6-9 7-29 15-56 21-84 1-3 1-4 1-5s-1-5-4-5c-5 0-5 3-6 8-8 31-17 38-50 38-12 0-23 0-35 0 8-34 16-65 25-98 3-14 3-16 21-16 16 0 34 0 50 0 48 0 56 13 56 43 0 9 0 10-1 21 0 4 0 5 0 7s1 4 5 4 4-2 5-10c2-22 6-44 8-66 1-11-1-11-11-11-63 0-127 0-189 0-8 0-11 0-11 8 0 4 3 4 10 4 14 0 25 0 25 8 0 1 0 2-1 9-18 67-34 135-52 202-3 16-4 19-35 19-7 0-11 0-11 7 0 5 5 5 7 5 11 0 39-2 50-2 13 0 45 2 57 2 5 0 9 0 9-8 0-3-1-2-2-4-1 0-2 0-11 0s-11 0-20-1c-12-1-13-3-13-8 0-1 0-3 2-9 8-32 16-62 23-94z"><text:p/></draw:path><draw:path draw:style-name="gr3" draw:text-style-name="P6" svg:width="0.0346in" svg:height="0.1508in" svg:x="0.1291in" svg:y="0in" svg:viewBox="0 0 89 384" svg:d="M89 380c0-1 0-1-7-8-48-48-60-121-60-179 0-67 14-135 63-183 4-4 4-4 4-7 0-2-1-3-3-3-5 0-40 26-62 75-20 43-24 86-24 118 0 28 3 76 25 119 23 47 56 72 61 72 2 0 3-1 3-4z"><text:p/></draw:path><draw:path draw:style-name="gr3" draw:text-style-name="P6" svg:width="0.0752in" svg:height="0.137in" svg:x="0.1811in" svg:y="0.0071in" svg:viewBox="0 0 192 349" svg:d="M121 118c11 0 23 0 34 0 8 0 11 0 11-9 0-3-3-3-10-3-11 0-22 0-33 0 3-16 6-30 9-44 1-9 7-36 9-41 3-7 10-13 18-13 2 0 11 0 19 7-16 2-21 15-21 21 0 9 7 14 15 14 9 0 20-9 20-24 0-17-17-26-33-26-13 0-37 7-49 45-2 8-3 12-12 61-9 0-19 0-28 0-6 0-11 0-11 6s4 6 11 6c9 0 17 0 26 0-10 50-20 100-30 151-7 37-13 72-33 72-2 0-11 0-19-7 18-1 21-15 21-21 0-9-6-14-14-14-10 0-21 9-21 24 0 17 16 26 33 26 21 0 36-22 44-37 12-25 21-71 21-74 8-40 15-81 23-120z"><text:p/></draw:path><draw:path draw:style-name="gr3" draw:text-style-name="P6" svg:width="0.035in" svg:height="0.1508in" svg:x="0.2724in" svg:y="0in" svg:viewBox="0 0 90 384" svg:d="M90 193c0-30-4-77-25-120-23-48-57-73-61-73-2 0-4 1-4 3 0 3 0 3 8 10 37 38 59 99 59 180 0 65-14 132-62 181-5 5-5 5-5 6 0 3 2 4 4 4 4 0 39-26 62-75 20-43 24-85 24-116z"><text:p/></draw:path><draw:path draw:style-name="gr3" draw:text-style-name="P6" svg:width="0.0346in" svg:height="0.1508in" svg:x="0.3382in" svg:y="0in" svg:viewBox="0 0 89 384" svg:d="M89 380c0-1 0-1-7-8-48-48-60-121-60-179 0-67 14-135 63-183 4-4 4-4 4-7 0-2-1-3-3-3-5 0-39 26-62 75-20 43-24 86-24 118 0 28 4 76 25 119 23 47 56 72 61 72 2 0 3-1 3-4z"><text:p/></draw:path><draw:path draw:style-name="gr3" draw:text-style-name="P6" svg:width="0.0504in" svg:height="0.0134in" svg:x="0.402in" svg:y="0.0126in" svg:viewBox="0 0 129 35" svg:d="M129 6c-3-3-4-4-6-6-11 6-15 18-32 18-9 0-18-6-25-9-10-7-18-9-24-9-15 0-22 8-42 30 2 2 4 3 7 5 11-6 14-18 31-18 9 0 19 6 26 9 10 7 16 9 23 9 15 0 22-7 42-29z"><text:p/></draw:path><draw:path draw:style-name="gr3" draw:text-style-name="P6" svg:width="0.0819in" svg:height="0.0681in" svg:x="0.3866in" svg:y="0.0453in" svg:viewBox="0 0 209 174" svg:d="M22 148c-1 5-3 14-3 16 0 7 5 10 12 10 4 0 11-2 14-10 0-1 4-20 7-29 3-12 5-24 8-35 3-9 5-16 7-25 1-7 4-18 4-20 7-12 27-47 64-47 18 0 21 14 21 27 0 24-20 73-25 91-3 8-5 13-5 17 0 18 15 31 32 31 37 0 51-56 51-59 0-4-3-4-5-4-4 0-4 1-5 7-8 26-21 48-40 48-6 0-9-4-9-13 0-10 4-19 7-27 7-20 23-63 23-85 0-26-16-41-44-41-35 0-54 24-60 33-2-21-18-33-35-33-19 0-26 14-30 22-6 13-11 35-11 37 0 4 3 4 4 4 4 0 5 0 7-9 7-28 14-46 29-46 7 0 11 5 11 18 0 8-2 13-6 32-8 30-15 60-23 90z"><text:p/></draw:path><draw:path draw:style-name="gr3" draw:text-style-name="P6" svg:width="0.0346in" svg:height="0.1508in" svg:x="0.4823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6" svg:width="0.1008in" svg:height="0.035in" svg:x="0.5831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1079in" svg:height="0.1028in" svg:x="0.7406in" svg:y="0.0098in" svg:viewBox="0 0 275 262" svg:d="M102 138c12 0 26 0 38 0 29 0 32 5 32 16 0 3 0 8-3 20-1 1-1 2-1 3 0 4 2 6 5 6 4 0 4-1 5-9 8-29 14-56 22-84 1-3 1-4 1-5s-2-5-5-5c-5 0-4 3-6 8-7 31-16 38-49 38-12 0-23 0-35 0 7-34 16-65 24-98 4-14 4-16 21-16s34 0 51 0c48 0 56 13 56 43 0 9 0 10-1 21-1 4-1 5-1 7s1 4 6 4c3 0 4-2 4-10 2-22 6-44 8-66 2-11 0-11-10-11-63 0-127 0-189 0-8 0-12 0-12 8 0 4 3 4 11 4 14 0 25 0 25 8 0 1 0 2-2 9-17 67-34 135-51 202-4 16-4 19-35 19-7 0-11 0-11 7 0 5 4 5 5 5 11 0 40-2 52-2s44 2 57 2c4 0 8 0 8-8 0-3-1-2-2-4-1 0-1 0-11 0-8 0-10 0-20-1-11-1-12-3-12-8 0-1 0-3 1-9 8-32 17-62 24-94z"><text:p/></draw:path><draw:path draw:style-name="gr3" draw:text-style-name="P6" svg:width="0.035in" svg:height="0.1508in" svg:x="0.8689in" svg:y="0in" svg:viewBox="0 0 90 384" svg:d="M90 380c0-1 0-1-6-8-49-48-61-121-61-179 0-67 14-135 62-183 5-4 5-4 5-7 0-2-2-3-4-3-4 0-39 26-62 75-20 43-24 86-24 118 0 28 4 76 25 119 23 47 57 72 61 72 2 0 4-1 4-4z"><text:p/></draw:path><draw:path draw:style-name="gr3" draw:text-style-name="P6" svg:width="0.0697in" svg:height="0.0972in" svg:x="0.915in" svg:y="0.0453in" svg:viewBox="0 0 178 248" svg:d="M177 25c0-3 1-4 1-7 0-7-5-10-12-10-3 0-14 2-15 16-7-14-21-24-37-24-44 0-91 54-91 109 0 39 23 62 51 62 23 0 41-19 45-23 0 0 1 0 1 1-9 34-13 48-13 49-1 3-15 42-56 42-7 0-20-1-31-4 12-4 16-14 16-20 0-7-4-13-15-13-8 0-21 6-21 22 0 15 14 23 52 23 48 0 76-30 82-53 14-56 29-114 43-170zM126 121c-2 10-11 20-19 27-8 6-20 14-32 14-19 0-24-20-24-35 0-19 11-65 20-84 11-20 28-35 44-35 26 0 31 32 31 34 0 1-1 3-1 5-6 25-12 49-19 74z"><text:p/></draw:path><draw:path draw:style-name="gr3" draw:text-style-name="P6" svg:width="0.035in" svg:height="0.1508in" svg:x="0.9996in" svg:y="0in" svg:viewBox="0 0 90 384" svg:d="M90 193c0-30-4-77-25-120-23-48-57-73-61-73-2 0-4 1-4 3 0 3 0 3 8 10 37 38 59 99 59 180 0 65-14 132-62 181-5 5-5 5-5 6 0 3 2 4 4 4 4 0 39-26 62-75 20-43 24-85 24-116z"><text:p/></draw:path><draw:path draw:style-name="gr3" draw:text-style-name="P6" svg:width="0.0346in" svg:height="0.1508in" svg:x="1.0654in" svg:y="0in" svg:viewBox="0 0 89 384" svg:d="M89 380c0-1 0-1-7-8-48-48-60-121-60-179 0-67 14-135 63-183 4-4 4-4 4-7 0-2-1-3-3-3-5 0-39 26-62 75-20 43-24 86-24 118 0 28 4 76 25 119 23 47 56 72 61 72 2 0 3-1 3-4z"><text:p/></draw:path><draw:path draw:style-name="gr3" draw:text-style-name="P6" svg:width="0.0504in" svg:height="0.0134in" svg:x="1.1295in" svg:y="0.0126in" svg:viewBox="0 0 129 35" svg:d="M129 6c-3-3-4-4-6-6-11 6-15 18-32 18-9 0-18-6-25-9-10-7-18-9-24-9-15 0-22 8-42 30 2 2 4 3 7 5 11-6 14-18 31-18 9 0 19 6 26 9 10 7 16 9 23 9 15 0 22-7 42-29z"><text:p/></draw:path><draw:path draw:style-name="gr3" draw:text-style-name="P6" svg:width="0.0819in" svg:height="0.0681in" svg:x="1.1138in" svg:y="0.0453in" svg:viewBox="0 0 209 174" svg:d="M22 148c-1 5-3 14-3 16 0 7 5 10 11 10 5 0 12-2 14-10 1-1 5-20 8-29 3-12 5-24 8-35 3-9 5-16 7-25 1-7 4-18 4-20 7-12 27-47 64-47 18 0 21 14 21 27 0 24-20 73-25 91-3 8-5 13-5 17 0 18 15 31 32 31 37 0 51-56 51-59 0-4-3-4-5-4-4 0-4 1-5 7-8 26-21 48-40 48-6 0-9-4-9-13 0-10 4-19 7-27 7-20 23-63 23-85 0-26-16-41-44-41-35 0-54 24-60 33-2-21-18-33-35-33-19 0-26 14-30 22-6 13-11 35-11 37 0 4 3 4 4 4 4 0 5 0 7-9 7-28 14-46 29-46 7 0 11 5 11 18 0 8-2 13-6 32-8 30-15 60-23 90z"><text:p/></draw:path><draw:path draw:style-name="gr3" draw:text-style-name="P6" svg:width="0.035in" svg:height="0.1508in" svg:x="1.2091in" svg:y="0in" svg:viewBox="0 0 90 384" svg:d="M90 193c0-30-4-77-25-120-23-48-56-73-61-73-2 0-4 1-4 3 0 3 0 3 8 10 38 38 60 99 60 180 0 65-14 132-63 181-5 5-5 5-5 6 0 3 2 4 4 4 5 0 39-26 62-75 20-43 24-85 24-116z"><text:p/></draw:path></draw:g></text:span><text:span text:style-name="T8">, ולפי כלל </text:span><text:span text:style-name="T8"><draw:g text:anchor-type="as-char" svg:y="-0.1063in" draw:z-index="311" draw:name="Shape339" draw:style-name="gr1"><svg:title>TexMaths</svg:title><svg:desc>11§inline§\beta§svg§600§FALSE§</svg:desc><draw:path draw:style-name="gr2" draw:text-style-name="P5" svg:width="0.0709in" svg:height="0.1201in" svg:x="0.0039in" svg:y="0.0071in" svg:viewBox="0 0 181 306" svg:d="M0 0c61 0 120 0 181 0 0 102 0 204 0 306-61 0-120 0-181 0 0-102 0-204 0-306z"><text:p/></draw:path><draw:path draw:style-name="gr3" draw:text-style-name="P6" svg:width="0.0823in" svg:height="0.1358in" svg:x="0.0004in" svg:y="0in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/text:span><text:span text:style-name="T8"><text:s/>ופיצול למקרים, בה"כ </text:span><text:span text:style-name="T8"><draw:g text:anchor-type="as-char" svg:y="-0.1134in" draw:z-index="312" draw:name="Shape340" draw:style-name="gr1"><svg:title>TexMaths</svg:title><svg:desc>11§inline§F(f)(\tilde{n})§svg§600§FALSE§</svg:desc><draw:path draw:style-name="gr2" draw:text-style-name="P5" svg:width="0.5067in" svg:height="0.1358in" svg:x="0.0024in" svg:y="0.0071in" svg:viewBox="0 0 1288 346" svg:d="M645 346c-216 0-430 0-645 0 0-116 0-230 0-346 429 0 859 0 1288 0 0 116 0 230 0 346-215 0-429 0-643 0z"><text:p/></draw:path><draw:path draw:style-name="gr3" draw:text-style-name="P6" svg:width="0.1075in" svg:height="0.1024in" svg:x="0.0004in" svg:y="0.0098in" svg:viewBox="0 0 274 261" svg:d="M102 137c12 0 26 0 38 0 28 0 32 6 32 17 0 2 0 8-4 19 0 2-1 3-1 4 0 4 3 5 6 5s3-1 5-8c7-29 15-56 21-84 1-4 1-5 1-6s0-5-4-5-4 2-6 9c-8 30-17 36-50 36-12 0-23 0-35 0 8-33 16-65 25-98 3-13 3-14 21-14 16 0 34 0 50 0 48 0 58 12 58 42 0 9 0 11-3 21 0 5 0 5 0 6 0 3 2 6 5 6 4 0 4-2 5-10 3-22 5-45 8-67 1-10-1-10-11-10-63 0-127 0-189 0-8 0-11 0-11 8 0 4 3 4 11 4 14 0 24 0 24 7 0 1 0 2-1 9-18 68-34 136-52 203-3 15-4 18-35 18-7 0-10 0-10 8 0 4 4 4 6 4 11 0 39-1 50-1 13 0 45 1 58 1 4 0 8 0 8-8 0-2-1-2-2-3s-2-1-11-1-11 0-20 0c-11-1-13-3-13-8 0-1 0-3 2-9 8-32 17-64 24-95z"><text:p/></draw:path><draw:path draw:style-name="gr3" draw:text-style-name="P6" svg:width="0.0346in" svg:height="0.1512in" svg:x="0.1287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6" svg:width="0.0756in" svg:height="0.1374in" svg:x="0.1807in" svg:y="0.0067in" svg:viewBox="0 0 193 350" svg:d="M121 118c11 0 23 0 34 0 8 0 11 0 11-8 0-4-3-4-10-4-11 0-22 0-33 0 4-16 6-30 9-44 1-8 7-36 9-40 3-8 10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6" svg:width="0.035in" svg:height="0.1512in" svg:x="0.2717in" svg:y="0in" svg:viewBox="0 0 90 385" svg:d="M90 193c0-30-4-76-25-120-24-48-57-73-61-73-2 0-4 2-4 4s0 2 8 9c37 38 59 99 59 180 0 65-14 133-61 181-6 6-6 6-6 7 0 2 2 4 4 4 4 0 39-26 62-76 20-41 24-84 24-116z"><text:p/></draw:path><draw:path draw:style-name="gr3" draw:text-style-name="P6" svg:width="0.0346in" svg:height="0.1512in" svg:x="0.3378in" svg:y="0in" svg:viewBox="0 0 89 385" svg:d="M89 381c0-1 0-1-6-8-49-49-61-122-61-180 0-67 14-135 63-182 4-5 4-5 4-7 0-3-1-4-3-4-5 0-40 26-62 76-20 42-24 85-24 117 0 29 3 76 25 120 23 47 56 72 61 72 2 0 3-1 3-4z"><text:p/></draw:path><draw:path draw:style-name="gr3" draw:text-style-name="P6" svg:width="0.0504in" svg:height="0.0138in" svg:x="0.4016in" svg:y="0.0126in" svg:viewBox="0 0 129 36" svg:d="M129 6c-2-3-4-4-6-6-11 7-15 19-32 19-8 0-18-6-25-10-11-7-18-9-24-9-14 0-22 9-42 30 2 2 4 4 7 6 0-1 14-18 32-18 8 0 17 5 24 8 11 7 17 10 24 10 15 0 22-8 42-30z"><text:p/></draw:path><draw:path draw:style-name="gr3" draw:text-style-name="P6" svg:width="0.0819in" svg:height="0.0685in" svg:x="0.3862in" svg:y="0.0453in" svg:viewBox="0 0 209 175" svg:d="M22 148c-1 6-3 15-3 17 0 7 5 10 11 10 5 0 12-3 14-11 1-1 6-19 8-29 3-12 5-23 9-34 2-9 4-17 6-26 1-7 5-18 5-19 6-12 26-47 63-47 17 0 21 14 21 26 0 24-20 74-25 91-3 8-4 13-4 17 0 19 13 32 32 32 36 0 50-56 50-59 0-4-3-4-4-4-5 0-5 1-6 7-9 26-21 47-39 47-7 0-10-3-10-12 0-10 3-19 7-27 7-21 24-63 24-85 0-27-17-42-45-42-35 0-53 25-60 34-2-22-18-34-35-34-19 0-26 15-30 22-5 13-11 36-11 37 0 5 3 5 4 5 4 0 5-1 7-9 7-27 14-46 28-46 7 0 12 4 12 17 0 8-1 13-6 32-8 30-15 60-23 90z"><text:p/></draw:path><draw:path draw:style-name="gr3" draw:text-style-name="P6" svg:width="0.035in" svg:height="0.1512in" svg:x="0.4815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8">, ונסיק </text:span><text:span text:style-name="T8"><draw:g text:anchor-type="as-char" svg:y="-0.1134in" draw:z-index="314" draw:name="Shape341" draw:style-name="gr1"><svg:title>TexMaths</svg:title><svg:desc>11§inline§F(g)(\tilde{n}) = 0§svg§600§FALSE§</svg:desc><draw:path draw:style-name="gr2" draw:text-style-name="P5" svg:width="0.7815in" svg:height="0.1358in" svg:x="0.0024in" svg:y="0.0071in" svg:viewBox="0 0 1986 346" svg:d="M994 346c-332 0-663 0-994 0 0-116 0-230 0-346 662 0 1324 0 1986 0 0 116 0 230 0 346-331 0-662 0-992 0z"><text:p/></draw:path><draw:path draw:style-name="gr3" draw:text-style-name="P6" svg:width="0.1075in" svg:height="0.1024in" svg:x="0.0004in" svg:y="0.0098in" svg:viewBox="0 0 274 261" svg:d="M102 137c12 0 26 0 38 0 28 0 32 6 32 17 0 2 0 8-4 19 0 2-1 3-1 4 0 4 2 5 6 5 3 0 3-1 5-8 7-29 15-56 21-84 1-4 1-5 1-6s-1-5-4-5c-5 0-5 2-6 9-8 30-17 36-50 36-12 0-23 0-35 0 8-33 16-65 25-98 3-13 3-14 21-14 16 0 34 0 50 0 48 0 58 12 58 42 0 9 0 11-3 21 0 5 0 5 0 6 0 3 2 6 5 6 4 0 4-2 5-10 3-22 6-45 8-67 1-10-1-10-11-10-63 0-127 0-189 0-8 0-11 0-11 8 0 4 3 4 11 4 14 0 24 0 24 7 0 1 0 2-1 9-18 68-34 136-52 203-3 15-4 18-35 18-7 0-10 0-10 8 0 4 4 4 6 4 11 0 39-1 50-1 13 0 45 1 58 1 4 0 8 0 8-8 0-2-1-2-2-3s-2-1-11-1-11 0-20 0c-11-1-13-3-13-8 0-1 0-3 2-9 8-32 17-64 24-95z"><text:p/></draw:path><draw:path draw:style-name="gr3" draw:text-style-name="P6" svg:width="0.0346in" svg:height="0.1512in" svg:x="0.1287in" svg:y="0in" svg:viewBox="0 0 89 385" svg:d="M89 381c0-1 0-1-6-8-49-49-61-122-61-179 0-68 14-136 62-183 5-5 5-5 5-7 0-3-1-4-3-4-5 0-40 26-62 76-20 42-24 85-24 118 0 28 3 75 25 119 23 47 56 72 61 72 2 0 3-1 3-4z"><text:p/></draw:path><draw:path draw:style-name="gr3" draw:text-style-name="P6" svg:width="0.0693in" svg:height="0.0976in" svg:x="0.1752in" svg:y="0.0453in" svg:viewBox="0 0 177 249" svg:d="M176 25c0-2 1-4 1-6 0-7-4-11-11-11-4 0-14 3-16 16-7-14-20-24-36-24-44 0-92 54-92 110 0 38 23 61 52 61 22 0 40-18 44-22h1c-9 34-9 33-13 50-1 5-15 41-55 41-8 0-21 0-31-3 11-4 15-13 15-20s-4-13-14-13c-9 0-21 6-21 22 0 15 14 23 51 23 48 0 77-30 82-52 14-57 29-114 43-172zM125 121c-2 10-11 20-19 28-8 6-20 13-31 13-20 0-25-20-25-35 0-19 11-64 22-84 9-19 26-34 42-34 26 0 31 31 31 33s-1 4-1 5c-6 25-12 49-19 74z"><text:p/></draw:path><draw:path draw:style-name="gr3" draw:text-style-name="P6" svg:width="0.0346in" svg:height="0.1512in" svg:x="0.2594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6" svg:width="0.0346in" svg:height="0.1512in" svg:x="0.3248in" svg:y="0in" svg:viewBox="0 0 89 385" svg:d="M89 381c0-1 0-1-6-8-49-49-61-122-61-179 0-68 15-136 63-183 4-5 4-5 4-7 0-3-1-4-3-4-5 0-39 26-62 76-20 42-24 85-24 118 0 28 4 75 25 119 23 47 56 72 61 72 2 0 3-1 3-4z"><text:p/></draw:path><draw:path draw:style-name="gr3" draw:text-style-name="P6" svg:width="0.0504in" svg:height="0.0138in" svg:x="0.389in" svg:y="0.0126in" svg:viewBox="0 0 129 36" svg:d="M129 6c-2-3-4-4-6-6-11 7-15 19-32 19-8 0-18-6-25-10-10-7-18-9-24-9-14 0-22 9-42 30 2 2 4 4 7 6 0-1 14-18 32-18 8 0 18 5 25 8 10 7 16 10 23 10 15 0 22-8 42-30z"><text:p/></draw:path><draw:path draw:style-name="gr3" draw:text-style-name="P6" svg:width="0.0819in" svg:height="0.0685in" svg:x="0.3736in" svg:y="0.0453in" svg:viewBox="0 0 209 175" svg:d="M23 148c-2 6-4 15-4 17 0 7 5 10 12 10 4 0 11-3 14-11 0-1 5-19 7-29 3-12 5-23 9-34 2-9 4-17 6-26 1-7 5-18 5-19 6-12 26-47 63-47 18 0 21 14 21 26 0 24-20 74-25 91-3 8-4 13-4 17 0 19 14 32 31 32 37 0 51-56 51-59 0-4-3-4-4-4-5 0-5 1-6 7-8 26-21 47-39 47-7 0-10-3-10-12 0-10 4-19 7-27 7-21 23-63 23-85 0-27-16-42-44-42-35 0-53 25-60 34-2-22-18-34-35-34-18 0-26 15-30 22-5 13-11 36-11 37 0 5 3 5 4 5 5 0 5-1 7-9 7-27 14-46 29-46 7 0 12 4 12 17 0 8-2 13-7 32-8 30-14 60-22 90z"><text:p/></draw:path><draw:path draw:style-name="gr3" draw:text-style-name="P6" svg:width="0.035in" svg:height="0.1512in" svg:x="0.4685in" svg:y="0in" svg:viewBox="0 0 90 385" svg:d="M90 194c0-31-4-77-25-121-23-48-57-73-61-73-2 0-4 2-4 4s0 2 8 9c38 38 60 99 60 181 0 64-14 132-62 180-6 6-6 6-6 7 0 2 2 4 4 4 4 0 39-26 62-76 20-41 24-84 24-115z"><text:p/></draw:path><draw:path draw:style-name="gr3" draw:text-style-name="P6" svg:width="0.1012in" svg:height="0.0354in" svg:x="0.5697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6" svg:width="0.0638in" svg:height="0.1035in" svg:x="0.728in" svg:y="0.013in" svg:viewBox="0 0 163 264" svg:d="M163 133c0-31-2-61-16-90-17-37-49-43-66-43-23 0-51 10-67 45-12 28-14 57-14 88 0 29 1 64 18 92 16 32 44 39 63 39 21 0 50-7 68-45 12-25 14-55 14-86zM81 255c-15 0-38-9-45-46-4-22-4-58-4-80 0-26 0-51 3-72 8-45 37-49 46-49 13 0 38 7 46 45 4 22 4 52 4 76 0 28 0 55-4 79-6 36-29 47-46 47z"><text:p/></draw:path></draw:g></text:span><text:span text:style-name="T8"><text:s/>גם הוא. לכן, סה"כ בהתאם להגדרת </text:span><text:span text:style-name="T8"><draw:g text:anchor-type="as-char" svg:y="-0.1134in" draw:z-index="315" draw:name="Shape342" draw:style-name="gr1"><svg:title>TexMaths</svg:title><svg:desc>11§inline§F(f), F(g)§svg§600§FALSE§</svg:desc><draw:path draw:style-name="gr2" draw:text-style-name="P5" svg:width="0.6795in" svg:height="0.1358in" svg:x="0.0024in" svg:y="0.0071in" svg:viewBox="0 0 1727 346" svg:d="M863 346c-288 0-575 0-863 0 0-116 0-230 0-346 575 0 1151 0 1727 0 0 116 0 230 0 346-288 0-577 0-864 0z"><text:p/></draw:path><draw:path draw:style-name="gr3" draw:text-style-name="P6" svg:width="0.1075in" svg:height="0.1024in" svg:x="0.0004in" svg:y="0.0098in" svg:viewBox="0 0 274 261" svg:d="M102 137c12 0 26 0 38 0 28 0 32 6 32 17 0 2 0 8-4 19 0 2-1 3-1 4 0 4 2 5 6 5 3 0 3-1 5-8 7-29 14-56 21-84 1-4 1-5 1-6s0-5-4-5c-5 0-5 2-6 9-9 30-17 36-50 36-12 0-23 0-36 0 9-33 17-65 26-98 3-13 3-14 21-14 16 0 34 0 50 0 48 0 57 12 57 42 0 9 0 11-2 21 0 5 0 5 0 6 0 3 1 6 5 6s4-2 5-10c2-22 6-45 8-67 1-10-1-10-11-10-63 0-127 0-189 0-8 0-11 0-11 8 0 4 3 4 11 4 14 0 24 0 24 7 0 1 0 2-1 9-18 68-34 136-52 203-3 15-4 18-35 18-7 0-10 0-10 8 0 4 4 4 5 4 11 0 40-1 51-1 13 0 45 1 58 1 4 0 8 0 8-8 0-2-1-2-2-3s-2-1-11-1-11 0-20 0c-11-1-13-3-13-8 0-1 0-3 2-9 8-32 17-64 24-95z"><text:p/></draw:path><draw:path draw:style-name="gr3" draw:text-style-name="P6" svg:width="0.0346in" svg:height="0.1512in" svg:x="0.1287in" svg:y="0in" svg:viewBox="0 0 89 385" svg:d="M89 381c0-1 0-1-7-8-48-49-60-122-60-180 0-67 14-135 63-182 4-5 4-5 4-7 0-3-1-4-3-4-5 0-40 26-62 76-20 42-24 85-24 117 0 29 4 76 25 120 23 47 56 72 61 72 2 0 3-1 3-4z"><text:p/></draw:path><draw:path draw:style-name="gr3" draw:text-style-name="P6" svg:width="0.0752in" svg:height="0.1374in" svg:x="0.1807in" svg:y="0.0067in" svg:viewBox="0 0 192 350" svg:d="M121 118c11 0 23 0 34 0 8 0 11 0 11-8 0-4-3-4-10-4-11 0-22 0-33 0 3-16 6-30 9-44 1-8 7-36 9-40 3-8 10-13 18-13 2 0 11 0 19 6-16 2-21 16-21 21 0 9 7 14 15 14 9 0 20-9 20-24 0-17-17-26-33-26-13 0-37 7-49 45-2 8-3 12-12 61-9 0-19 0-28 0-6 0-11 0-11 7 0 5 4 5 11 5 9 0 17 0 26 0-10 50-20 100-30 151-7 37-13 72-33 72-1 0-11 0-19-6 18-1 21-16 21-21 0-9-6-13-14-13-10 0-21 8-21 23 0 17 18 26 33 26 21 0 36-23 44-37 12-25 21-71 21-74 8-40 15-80 23-121z"><text:p/></draw:path><draw:path draw:style-name="gr3" draw:text-style-name="P6" svg:width="0.035in" svg:height="0.1512in" svg:x="0.272in" svg:y="0in" svg:viewBox="0 0 90 385" svg:d="M90 193c0-30-4-76-25-120-24-48-57-73-61-73-2 0-4 2-4 4s0 2 8 9c37 38 59 99 59 180 0 65-14 133-62 181-5 6-5 6-5 7 0 2 2 4 4 4 4 0 39-26 62-76 20-41 24-84 24-116z"><text:p/></draw:path><draw:path draw:style-name="gr3" draw:text-style-name="P6" svg:width="0.0173in" svg:height="0.0453in" svg:x="0.3354in" svg:y="0.0972in" svg:viewBox="0 0 45 116" svg:d="M45 41c0-26-10-41-24-41-13 0-21 10-21 21 0 10 8 20 21 20 4 0 9-1 13-5 1-1 1-1 2-1 0 2 0 0 0 6 0 28-14 50-26 64-5 3-3 5-3 6 0 2 1 5 3 5 4 0 35-30 35-75z"><text:p/></draw:path><draw:path draw:style-name="gr3" draw:text-style-name="P6" svg:width="0.1079in" svg:height="0.1024in" svg:x="0.3953in" svg:y="0.0098in" svg:viewBox="0 0 275 261" svg:d="M102 137c12 0 26 0 38 0 29 0 33 6 33 17 0 2 0 8-4 19-1 2-1 3-1 4 0 4 2 5 5 5 4 0 4-1 6-8 7-29 15-56 21-84 1-4 1-5 1-6s-1-5-4-5c-5 0-5 2-7 9-7 30-16 36-49 36-12 0-23 0-35 0 8-33 16-65 25-98 3-13 3-14 21-14 16 0 34 0 50 0 48 0 56 12 56 42 0 9 0 11-1 21-1 5-1 5-1 6 0 3 2 6 6 6s4-2 5-10c2-22 6-45 8-67 1-10-1-10-11-10-63 0-127 0-189 0-8 0-11 0-11 8 0 4 3 4 10 4 14 0 25 0 25 7 0 1 0 2-2 9-17 68-34 136-51 203-3 15-4 18-35 18-7 0-11 0-11 8 0 4 4 4 7 4 11 0 39-1 50-1 12 0 45 1 57 1 4 0 9 0 9-8 0-2-2-2-3-3s-1-1-10-1-11 0-21 0c-11-1-12-3-12-8 0-1 0-3 2-9 8-32 16-64 23-95z"><text:p/></draw:path><draw:path draw:style-name="gr3" draw:text-style-name="P6" svg:width="0.035in" svg:height="0.1512in" svg:x="0.5236in" svg:y="0in" svg:viewBox="0 0 90 385" svg:d="M90 381c0-1 0-1-6-8-49-49-61-122-61-180 0-67 14-135 62-182 5-5 5-5 5-7 0-3-2-4-4-4-4 0-39 26-62 76-19 42-24 85-24 117 0 29 4 76 26 120 23 47 56 72 60 72 2 0 4-1 4-4z"><text:p/></draw:path><draw:path draw:style-name="gr3" draw:text-style-name="P6" svg:width="0.0697in" svg:height="0.0976in" svg:x="0.5697in" svg:y="0.0453in" svg:viewBox="0 0 178 249" svg:d="M177 25c0-2 1-4 1-6 0-7-5-11-12-11-3 0-14 3-15 16-7-14-21-24-37-24-44 0-91 54-91 110 0 38 23 61 51 61 23 0 41-18 45-22h1c-9 34-9 33-13 50-1 5-15 41-56 41-7 0-20 0-31-3 12-4 16-13 16-20s-4-13-15-13c-8 0-21 6-21 22 0 15 14 23 52 23 48 0 76-30 82-52 14-57 29-114 43-172zM126 121c-2 10-11 20-19 28-8 6-20 13-31 13-20 0-25-20-25-35 0-19 11-64 20-84 11-19 28-34 44-34 26 0 31 31 31 33s-1 4-1 5c-6 25-12 49-19 74z"><text:p/></draw:path><draw:path draw:style-name="gr3" draw:text-style-name="P6" svg:width="0.035in" svg:height="0.1512in" svg:x="0.6543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8"><text:s/>המפוצלת למקרים נסיק ש־</text:span><text:span text:style-name="T8"><draw:g text:anchor-type="as-char" svg:y="-0.1134in" draw:z-index="316" draw:name="Shape343" draw:style-name="gr1"><svg:title>TexMaths</svg:title><svg:desc>11§inline§f(\tilde{n}), g(\tilde{n}) \in \Neven§svg§600§FALSE§</svg:desc><draw:path draw:style-name="gr2" draw:text-style-name="P5" svg:width="1.1673in" svg:height="0.1358in" svg:x="0.0094in" svg:y="0.0039in" svg:viewBox="0 0 2966 346" svg:d="M1483 346c-495 0-989 0-1483 0 0-116 0-230 0-346 989 0 1977 0 2966 0 0 116 0 230 0 346-494 0-989 0-1483 0z"><text:p/></draw:path><draw:path draw:style-name="gr3" draw:text-style-name="P6" svg:width="0.0756in" svg:height="0.1374in" svg:x="0in" svg:y="0.0071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" svg:width="0.0346in" svg:height="0.1512in" svg:x="0.0976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6" svg:width="0.0504in" svg:height="0.0138in" svg:x="0.1618in" svg:y="0.0126in" svg:viewBox="0 0 129 36" svg:d="M129 6c-2-3-4-4-6-6-11 7-15 19-32 19-8 0-18-6-25-10-10-7-18-9-24-9-14 0-22 9-42 30 2 2 4 4 7 6 0-1 14-18 32-18 8 0 18 5 25 8 10 7 17 10 23 10 15 0 23-8 42-30z"><text:p/></draw:path><draw:path draw:style-name="gr3" draw:text-style-name="P6" svg:width="0.0819in" svg:height="0.0685in" svg:x="0.1465in" svg:y="0.0453in" svg:viewBox="0 0 209 175" svg:d="M23 148c-1 6-4 15-4 17 0 7 5 10 12 10 4 0 11-3 14-11 0-1 5-19 7-29 3-12 5-23 9-34 2-9 4-17 6-26 1-7 5-18 6-19 5-12 25-47 62-47 18 0 21 14 21 26 0 24-18 74-25 91-3 8-4 13-4 17 0 19 14 32 31 32 37 0 51-56 51-59 0-4-3-4-4-4-4 0-4 1-6 7-8 26-21 47-39 47-7 0-9-3-9-12 0-10 3-19 6-27 8-21 23-63 23-85 0-27-16-42-44-42-35 0-53 25-60 34-2-22-18-34-35-34-18 0-26 15-30 22-5 13-11 36-11 37 0 5 3 5 4 5 5 0 5-1 7-9 7-27 14-46 29-46 7 0 12 4 12 17 0 8-1 13-7 32-8 30-14 60-22 90z"><text:p/></draw:path><draw:path draw:style-name="gr3" draw:text-style-name="P6" svg:width="0.0346in" svg:height="0.1512in" svg:x="0.2421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0177in" svg:height="0.0453in" svg:x="0.3051in" svg:y="0.0976in" svg:viewBox="0 0 46 116" svg:d="M46 41c0-26-10-41-25-41-13 0-21 10-21 21 0 10 8 20 21 20 4 0 10-1 13-5 1-1 1-1 2-1 0 2 1 0 1 6 0 28-14 51-26 64-4 4-4 5-4 6 0 2 2 5 4 5 3 0 35-30 35-75z"><text:p/></draw:path><draw:path draw:style-name="gr3" draw:text-style-name="P6" svg:width="0.0693in" svg:height="0.0976in" svg:x="0.3626in" svg:y="0.0453in" svg:viewBox="0 0 177 249" svg:d="M176 25c0-2 1-4 1-6 0-7-4-11-11-11-4 0-14 3-16 16-7-14-20-24-36-24-44 0-92 54-92 110 0 38 23 61 52 61 22 0 40-18 44-22h1c-9 34-9 33-13 50-1 5-15 41-55 41-8 0-21 0-31-3 11-4 15-13 15-20s-4-13-14-13c-9 0-21 6-21 22 0 15 14 23 51 23 48 0 77-30 82-52 14-57 29-114 43-172zM125 121c-2 10-11 20-19 28-8 6-20 13-31 13-20 0-25-20-25-35 0-19 11-64 22-84 9-19 26-34 42-34 26 0 31 31 31 33s-1 4-1 5c-6 25-12 49-19 74z"><text:p/></draw:path><draw:path draw:style-name="gr3" draw:text-style-name="P6" svg:width="0.035in" svg:height="0.1512in" svg:x="0.4528in" svg:y="0in" svg:viewBox="0 0 90 385" svg:d="M90 381c0-1 0-1-6-8-49-49-61-122-61-180 0-67 14-135 62-182 5-5 5-5 5-7 0-3-2-4-4-4-3 0-39 26-62 76-18 42-24 85-24 117 0 29 4 76 25 120 25 47 58 72 61 72 2 0 4-1 4-4z"><text:p/></draw:path><draw:path draw:style-name="gr3" draw:text-style-name="P6" svg:width="0.0504in" svg:height="0.0138in" svg:x="0.5173in" svg:y="0.0126in" svg:viewBox="0 0 129 36" svg:d="M129 6c-2-3-5-4-7-6-11 7-14 19-32 19-9 0-17-6-24-10-11-7-18-9-24-9-14 0-22 9-42 30 2 2 4 4 7 6 0-1 14-18 30-18 9 0 19 5 26 8 11 7 17 10 24 10 14 0 22-8 42-30z"><text:p/></draw:path><draw:path draw:style-name="gr3" draw:text-style-name="P6" svg:width="0.0823in" svg:height="0.0685in" svg:x="0.5016in" svg:y="0.0453in" svg:viewBox="0 0 210 175" svg:d="M23 148c-1 6-3 15-3 17 0 7 5 10 11 10 4 0 12-3 14-11 0-1 6-19 8-29 2-12 5-23 8-34 3-9 5-17 6-26 2-7 6-18 6-19 5-12 26-47 62-47 18 0 21 14 21 26 0 24-18 74-25 91-3 8-3 13-3 17 0 19 13 32 32 32 36 0 50-56 50-59 0-4-3-4-4-4-5 0-5 1-7 7-8 26-20 47-39 47-7 0-9-3-9-12 0-10 3-19 6-27 8-21 25-63 25-85 0-27-17-42-46-42-34 0-52 25-59 34-2-22-19-34-36-34-18 0-26 15-29 22-6 13-12 36-12 37 0 5 4 5 6 5 3 0 3-1 6-9 6-27 14-46 28-46 7 0 12 4 12 17 0 8-1 13-7 32-8 30-14 60-22 90z"><text:p/></draw:path><draw:path draw:style-name="gr3" draw:text-style-name="P6" svg:width="0.035in" svg:height="0.1512in" svg:x="0.5969in" svg:y="0in" svg:viewBox="0 0 90 385" svg:d="M90 193c0-30-4-76-26-120-23-48-56-73-60-73-3 0-4 2-4 4s0 2 8 9c37 38 59 99 59 180 0 65-14 133-61 181-6 6-6 6-6 7 0 2 1 4 4 4 4 0 39-26 61-76 20-41 25-84 25-116z"><text:p/></draw:path><draw:path draw:style-name="gr3" draw:text-style-name="P6" svg:width="0.076in" svg:height="0.087in" svg:x="0.702in" svg:y="0.0307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6" svg:width="0.1028in" svg:height="0.1063in" svg:x="0.837in" svg:y="0.0094in" svg:viewBox="0 0 262 271" svg:d="M33 35c0 63 0 126 0 187 0 20-2 28-22 28-4 0-11 0-11 7 0 6 6 6 13 6 20 0 40 0 60 0 7 0 13 0 13-6 0-7-7-7-12-7-21 0-24-9-24-29 0-58 0-118 0-176 56 74 111 148 167 220 3 5 5 6 7 6 7 0 7-7 7-13 0-72 0-145 0-217 0-21 3-27 22-28 2 0 9 0 9-6 0-7-7-7-13-7-19 0-38 0-56 0-8 0-14 0-14 7 0 6 7 6 11 6 22 1 26 9 26 29 0 39 0 80 0 121-40-53-78-105-118-157-3-6-4-6-13-6-22 0-45 0-67 0-8 0-14 0-14 7 0 6 6 6 8 6 11 1 19 8 22 12-1 4-1 5-1 10zM218 243c-56-72-112-146-168-220-4-5-4-5-8-10 15 0 31 0 46 0 43 59 87 117 130 176 0 18 0 37 0 54z"><text:p/></draw:path><draw:path draw:style-name="gr3" draw:text-style-name="P6" svg:width="0.0457in" svg:height="0.048in" svg:x="0.9472in" svg:y="0.089in" svg:viewBox="0 0 117 123" svg:d="M109 59c5 0 8 0 8-6 0-23-14-53-54-53-35 0-63 29-63 62 0 34 31 61 66 61 37 0 51-28 51-35 0-1-1-3-5-3-3 0-4 1-5 4-8 22-29 26-39 26-12 0-25-6-33-16-10-13-10-30-10-40 28 0 56 0 84 0zM25 52c4-38 28-44 38-44 33 0 34 37 35 44-24 0-48 0-73 0z"><text:p/></draw:path><draw:path draw:style-name="gr3" draw:text-style-name="P6" svg:width="0.0567in" svg:height="0.0465in" svg:x="1.0004in" svg:y="0.0898in" svg:viewBox="0 0 145 119" svg:d="M120 26c8-16 21-16 25-16 0-3 0-7 0-10-6 0-13 1-20 1s-17 0-25-1c0 3 0 7 0 10 12 0 12 9 12 10s-1 4-2 8c-10 22-21 44-31 67-11-26-23-50-34-74 0-2-1-3-1-6 0-5 9-5 13-5 0-3 0-7 0-10-10 0-18 1-31 1-7 0-18 0-26-1 0 3 0 7 0 10 15 0 19 0 23 10 14 31 28 61 42 93 2 4 3 6 8 6s6-2 7-6c14-29 27-58 40-87z"><text:p/></draw:path><draw:path draw:style-name="gr3" draw:text-style-name="P6" svg:width="0.0457in" svg:height="0.048in" svg:x="1.0618in" svg:y="0.089in" svg:viewBox="0 0 117 123" svg:d="M109 59c5 0 8 0 8-6 0-23-14-53-54-53-35 0-63 29-63 62 0 34 31 61 66 61 37 0 51-28 51-35 0-1-1-3-5-3s-4 1-5 4c-8 22-29 26-39 26-12 0-25-6-33-16-10-13-10-30-10-40 28 0 56 0 84 0zM25 52c4-38 28-44 38-44 33 0 34 37 35 44-24 0-48 0-73 0z"><text:p/></draw:path><draw:path draw:style-name="gr3" draw:text-style-name="P6" svg:width="0.0567in" svg:height="0.0465in" svg:x="1.1177in" svg:y="0.0894in" svg:viewBox="0 0 145 119" svg:d="M124 36c0-23-11-36-40-36-22 0-37 12-44 25 0-8 0-16 0-25-14 1-27 1-40 2 0 4 0 7 0 10 18 0 20 2 20 16 0 23 0 46 0 69 0 12-2 12-20 12 0 3 0 7 0 10 10-1 20-1 31-1 10 0 28 0 31 1 0-3 0-7 0-10-18 0-20 0-20-12 0-17 0-32 0-49 0-28 22-41 39-41 20 0 22 15 22 28 0 21 0 41 0 62 0 12-3 12-20 12 0 3 0 7 0 10 1 0 19-1 30-1s30 0 32 1c0-3 0-7 0-10-17 0-21 0-21-12 0-21 0-41 0-61z"><text:p/></draw:path></draw:g></text:span><text:span text:style-name="T8"> ומשום שחיבור (ובפרט חיסור) זוגיים הוא זוגי נסיק </text:span><text:span text:style-name="T8"><draw:g text:anchor-type="as-char" svg:y="-0.1138in" draw:z-index="317" draw:name="Shape344" draw:style-name="gr1"><svg:title>TexMaths</svg:title><svg:desc>11§inline§n' = f(\tilde{n}) - g(\tilde{n}) \in \Neven§svg§600§FALSE§</svg:desc><draw:path draw:style-name="gr2" draw:text-style-name="P5" svg:width="1.6228in" svg:height="0.1362in" svg:x="0.0039in" svg:y="0.0079in" svg:viewBox="0 0 4123 347" svg:d="M2063 347c-688 0-1375 0-2063 0 0-116 0-231 0-347 1374 0 2749 0 4123 0 0 116 0 231 0 347-686 0-1374 0-2060 0z"><text:p/></draw:path><draw:path draw:style-name="gr3" draw:text-style-name="P6" svg:width="0.0823in" svg:height="0.0681in" svg:x="0.0004in" svg:y="0.0484in" svg:viewBox="0 0 210 174" svg:d="M23 147c-1 6-3 15-3 17 0 7 5 10 11 10 4 0 12-3 14-11 1 0 6-19 8-29 3-12 5-23 9-34 2-9 4-17 6-26 1-7 5-18 5-19 5-12 26-47 62-47 18 0 21 14 21 27 0 23-18 73-24 89-4 9-4 15-4 18 0 19 13 32 32 32 36 0 50-56 50-60 0-3-3-3-4-3-5 0-5 1-7 7-8 26-20 47-38 47-7 0-10-3-10-12 0-10 3-19 6-28 8-20 25-62 25-84 0-26-17-41-46-41-34 0-52 24-59 33-2-22-19-33-36-33-18 0-26 14-29 21-6 13-12 36-12 37 0 5 4 5 6 5 3 0 4 0 6-9 7-28 14-46 28-46 7 0 12 5 12 17 0 9-1 14-6 33-7 30-15 60-23 89z"><text:p/></draw:path><draw:path draw:style-name="gr3" draw:text-style-name="P6" svg:width="0.0264in" svg:height="0.0547in" svg:x="0.0925in" svg:y="0in" svg:viewBox="0 0 68 140" svg:d="M65 24c2-5 3-7 3-9 0-8-7-15-16-15-10 0-13 9-15 13-12 39-24 77-36 117 0 1-1 2-1 4 0 4 9 6 11 6 1 0 2 0 3-5 17-37 34-73 51-111z"><text:p/></draw:path><draw:path draw:style-name="gr3" draw:text-style-name="P6" svg:width="0.1008in" svg:height="0.035in" svg:x="0.1811in" svg:y="0.059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756in" svg:height="0.1374in" svg:x="0.3413in" svg:y="0.0079in" svg:viewBox="0 0 193 350" svg:d="M121 118c11 0 22 0 33 0 9 0 12 0 12-8 0-4-3-4-10-4-11 0-22 0-33 0 4-16 6-30 9-44 1-8 7-36 9-40 3-8 10-13 19-13 1 0 11 0 18 6-17 3-21 16-21 21 0 9 7 15 15 15 10 0 21-9 21-23 0-19-18-28-33-28-14 0-38 8-50 45-2 9-3 12-13 61-9 0-18 0-27 0-6 0-11 0-11 7 0 5 4 5 11 5 9 0 17 0 26 0-10 50-20 101-30 152-7 36-13 71-33 71-2 0-11 0-19-6 18-2 21-16 21-21 0-9-6-14-14-14-10 0-21 9-21 24 0 17 17 26 33 26 21 0 36-23 43-37 13-25 22-71 22-74 8-40 15-81 23-121z"><text:p/></draw:path><draw:path draw:style-name="gr3" draw:text-style-name="P6" svg:width="0.0346in" svg:height="0.1508in" svg:x="0.4394in" svg:y="0.002in" svg:viewBox="0 0 89 384" svg:d="M89 380c0-1 0-1-5-8-49-50-62-122-62-179 0-68 15-135 63-183 4-4 4-6 4-7 0-2-1-3-3-3-5 0-39 25-62 75-20 42-24 85-24 118 0 28 4 74 25 118 23 48 56 73 61 73 2 0 3-1 3-4z"><text:p/></draw:path><draw:path draw:style-name="gr3" draw:text-style-name="P6" svg:width="0.0504in" svg:height="0.0138in" svg:x="0.5035in" svg:y="0.0138in" svg:viewBox="0 0 129 36" svg:d="M129 7c-2-3-5-5-7-7 0 1-14 19-32 19-9 0-18-6-25-10-10-6-17-9-23-9-16 0-22 9-42 31 2 2 3 3 6 5 11-6 15-18 31-18 9 0 19 5 26 10 10 5 17 8 24 8 14 0 22-8 42-29z"><text:p/></draw:path><draw:path draw:style-name="gr3" draw:text-style-name="P6" svg:width="0.0819in" svg:height="0.0681in" svg:x="0.4878in" svg:y="0.0484in" svg:viewBox="0 0 209 174" svg:d="M23 147c-1 6-3 15-3 17 0 7 5 10 11 10 4 0 11-3 14-11 2-10 5-19 7-29 3-12 5-23 9-34 2-9 4-17 6-26 2-7 5-18 6-19 5-12 26-47 62-47 18 0 21 14 21 27 0 23-18 73-25 89-3 9-3 15-3 18 0 19 13 32 30 32 37 0 51-56 51-60 0-3-3-3-4-3-4 0-4 1-6 7-8 26-21 47-39 47-7 0-9-3-9-12 0-10 3-19 6-28 8-20 23-62 23-84 0-26-16-41-44-41-35 0-53 24-60 33-2-22-18-33-35-33-18 0-26 14-29 21-6 13-12 36-12 37 0 5 3 4 4 5 5 0 5 0 7-9 7-28 14-46 29-46 7 0 12 5 12 17 0 9-1 14-7 33-8 30-14 60-22 89z"><text:p/></draw:path><draw:path draw:style-name="gr3" draw:text-style-name="P6" svg:width="0.0346in" svg:height="0.1508in" svg:x="0.5835in" svg:y="0.002in" svg:viewBox="0 0 89 384" svg:d="M89 193c0-31-4-77-25-121-23-48-56-72-61-72-2 0-3 1-3 3 0 1 0 3 7 9 38 39 60 100 60 181 0 65-14 132-63 180-4 6-4 6-4 7 0 2 1 4 3 4 5 0 39-26 62-75 20-43 24-86 24-116z"><text:p/></draw:path><draw:path draw:style-name="gr3" draw:text-style-name="P6" svg:width="0.0921in" svg:height="0.0055in" svg:x="0.6803in" svg:y="0.0736in" svg:viewBox="0 0 235 15" svg:d="M222 15c7 0 13 0 13-7 0-8-6-8-13-8-69 0-139 0-209 0-6 0-13 0-13 8 0 7 7 7 13 7 70 0 140 0 209 0z"><text:p/></draw:path><draw:path draw:style-name="gr3" draw:text-style-name="P6" svg:width="0.0693in" svg:height="0.0972in" svg:x="0.8217in" svg:y="0.0484in" svg:viewBox="0 0 177 248" svg:d="M176 24c1-2 1-4 1-6 0-7-4-10-11-10-3 0-14 2-15 16-7-14-21-24-37-24-44 0-91 54-91 109 0 38 23 60 51 60 23 0 42-17 45-22-8 35-12 51-12 52-2 3-16 40-56 40-7 0-20 0-31-3 12-4 16-14 16-20 0-7-4-14-15-14-9 0-21 7-21 23 0 15 14 23 52 23 48 0 76-30 81-52 14-57 29-115 43-172zM127 120c-3 11-11 20-20 27s-20 15-32 15c-19 0-24-21-24-37 0-17 11-63 21-83 11-19 27-34 44-34 25 0 30 31 30 33 0 1-1 4-1 6-6 25-12 49-18 73z"><text:p/></draw:path><draw:path draw:style-name="gr3" draw:text-style-name="P6" svg:width="0.0346in" svg:height="0.1508in" svg:x="0.9126in" svg:y="0.002in" svg:viewBox="0 0 89 384" svg:d="M89 380c0-1 0-1-6-8-48-50-61-122-61-179 0-68 15-135 63-183 4-4 4-6 4-7 0-2-1-3-3-3-5 0-39 25-62 75-20 42-24 85-24 118 0 28 4 74 25 118 23 48 56 73 61 73 2 0 3-1 3-4z"><text:p/></draw:path><draw:path draw:style-name="gr3" draw:text-style-name="P6" svg:width="0.0504in" svg:height="0.0138in" svg:x="0.9772in" svg:y="0.0138in" svg:viewBox="0 0 129 36" svg:d="M129 7c-2-3-5-5-7-7 0 1-14 19-32 19-9 0-18-6-25-10-10-6-18-9-23-9-16 0-23 9-42 31 2 2 3 3 6 5 11-6 15-18 31-18 9 0 19 5 26 10 10 5 17 8 24 8 14 0 22-8 42-29z"><text:p/></draw:path><draw:path draw:style-name="gr3" draw:text-style-name="P6" svg:width="0.0819in" svg:height="0.0681in" svg:x="0.961in" svg:y="0.0484in" svg:viewBox="0 0 209 174" svg:d="M23 147c-1 6-3 15-3 17 0 7 4 10 11 10 4 0 11-3 14-11 2-10 5-19 7-29 3-12 5-23 9-34 2-9 4-17 6-26 2-7 5-18 6-19 5-12 26-47 62-47 18 0 21 14 21 27 0 23-18 73-25 89-3 9-3 15-3 18 0 19 13 32 30 32 37 0 51-56 51-60 0-3-3-3-4-3-4 0-4 1-6 7-8 26-21 47-39 47-7 0-9-3-9-12 0-10 3-19 6-28 8-20 23-62 23-84 0-26-16-41-44-41-35 0-53 24-60 33-2-22-18-33-35-33-18 0-26 14-29 21-6 13-12 36-12 37 0 5 3 5 4 5 5 0 5 0 7-9 7-28 14-46 29-46 7 0 12 5 12 17 0 9-1 14-7 33-8 30-14 60-22 89z"><text:p/></draw:path><draw:path draw:style-name="gr3" draw:text-style-name="P6" svg:width="0.0346in" svg:height="0.1508in" svg:x="1.0567in" svg:y="0.002in" svg:viewBox="0 0 89 384" svg:d="M89 193c0-31-4-77-25-121-23-48-56-72-61-72-2 0-3 1-3 3 0 1 0 3 7 9 38 39 60 100 60 181 0 65-14 132-63 180-4 6-4 6-4 7 0 2 1 4 3 4 5 0 39-26 62-75 20-43 24-86 24-116z"><text:p/></draw:path><draw:path draw:style-name="gr3" draw:text-style-name="P6" svg:width="0.076in" svg:height="0.087in" svg:x="1.1618in" svg:y="0.0323in" svg:viewBox="0 0 194 222" svg:d="M180 120c7 0 14 0 14-8 0-7-7-7-14-7-55 0-108 0-163 0 4-52 48-90 103-90 20 0 41 0 60 0 7 0 14 0 14-7 0-8-7-8-14-8-20 0-40 0-61 0-66 0-119 51-119 112 0 62 53 110 119 110 21 0 41 0 61 0 7 0 14 0 14-7s-7-7-14-7c-19 0-40 0-60 0-55 0-99-36-103-88 55 0 108 0 163 0z"><text:p/></draw:path><draw:path draw:style-name="gr3" draw:text-style-name="P6" svg:width="0.1028in" svg:height="0.1063in" svg:x="1.2972in" svg:y="0.0106in" svg:viewBox="0 0 262 271" svg:d="M33 35c0 63 0 126 0 187 0 20-3 28-23 28-3 0-10 0-10 6 0 7 6 7 13 7 20 0 40 0 60 0 6 0 13 0 13-7 0-6-7-6-12-6-21 0-24-9-24-29 0-58 0-116 0-175 56 73 111 147 167 219 3 5 5 6 7 6 7 0 7-7 7-13 0-72 0-145 0-216 0-22 3-28 21-28 3 0 10-1 10-6 0-8-7-8-13-8-19 0-38 0-56 0-8 0-14 0-14 8 0 6 7 6 11 6 22 0 25 8 25 29 0 40 0 79 0 120-39-53-79-105-117-157-3-6-4-6-13-6-23 0-45 0-68 0-7 0-13 0-13 8 0 5 6 6 8 6 11 1 18 7 22 12-1 3-1 4-1 9zM218 243c-56-72-112-146-168-220-5-4-5-5-8-9 15 0 30 0 45 0 44 59 87 117 131 175 0 18 0 37 0 54z"><text:p/></draw:path><draw:path draw:style-name="gr3" draw:text-style-name="P6" svg:width="0.0457in" svg:height="0.048in" svg:x="1.4071in" svg:y="0.0902in" svg:viewBox="0 0 117 123" svg:d="M109 59c5 0 8 0 8-5 0-24-14-54-54-54-35 0-63 29-63 62 0 34 31 61 66 61 36 0 51-28 51-35 0-1-1-3-5-3s-4 1-5 4c-8 22-29 25-39 25-13 0-25-5-33-15-10-13-10-30-10-40 28 0 56 0 84 0zM25 53c4-39 28-45 38-45 33 0 34 37 35 45-24 0-48 0-73 0z"><text:p/></draw:path><draw:path draw:style-name="gr3" draw:text-style-name="P6" svg:width="0.0567in" svg:height="0.0465in" svg:x="1.4602in" svg:y="0.0909in" svg:viewBox="0 0 145 119" svg:d="M120 26c8-16 21-16 25-16 0-3 0-7 0-10-6 1-13 1-20 1s-17 0-25-1c0 3 0 7 0 10 12 0 8 7 12 10 0 2-1 4-2 8-10 22-21 44-31 67-11-26-23-50-34-74 0-1-1-3-1-4 0-7 9-7 13-7 0-3 0-7 0-10-10 0-20 1-31 1-7 0-18 0-26-1 0 3 0 7 0 10 15 0 19 0 22 10 14 31 29 61 43 93 2 4 3 6 8 6s6-2 7-6c14-29 27-58 40-87z"><text:p/></draw:path><draw:path draw:style-name="gr3" draw:text-style-name="P6" svg:width="0.0457in" svg:height="0.048in" svg:x="1.522in" svg:y="0.0902in" svg:viewBox="0 0 117 123" svg:d="M109 59c5 0 8 0 8-5 0-24-14-54-54-54-35 0-63 29-63 62 0 34 31 61 66 61 37 0 51-28 51-35 0-1-1-3-5-3s-4 1-5 4c-8 22-29 25-39 25-13 0-25-5-33-15-10-13-10-30-10-40 28 0 56 0 84 0zM25 53c4-39 28-45 38-45 33 0 34 37 35 45-24 0-48 0-73 0z"><text:p/></draw:path><draw:path draw:style-name="gr3" draw:text-style-name="P6" svg:width="0.0567in" svg:height="0.0465in" svg:x="1.578in" svg:y="0.0906in" svg:viewBox="0 0 145 119" svg:d="M124 37c0-24-11-37-40-37-22 0-37 12-44 25 0-8 0-16 0-25-14 1-27 1-40 2 0 4 0 7 0 10 18 0 20 2 20 16 0 23 0 46 0 69 0 12-2 12-20 12 0 3 0 7 0 10 10-1 20-1 31-1 10 0 28 1 31 1 0-3 0-7 0-10-18 0-20 0-20-12 0-17 0-32 0-49 0-27 22-40 39-40 20 0 22 14 22 28 0 20 0 40 0 61 0 12-3 12-20 12 0 3 0 7 0 10 1 0 19-1 30-1s30 1 32 1c0-3 0-7 0-10-17 0-21 0-21-12 0-20 0-40 0-60z"><text:p/></draw:path></draw:g></text:span><text:span text:style-name="T8"><text:s/>ב</text:span><text:span text:style-name="T12">סתירה</text:span><text:span text:style-name="T8"> לכך ש־</text:span><draw:g text:anchor-type="as-char" svg:y="-0.1272in" draw:z-index="318" draw:name="Shape345" draw:style-name="gr1"><svg:title>TexMaths</svg:title><svg:desc>11§inline§n' \notin \Neven§svg§600§FALSE§</svg:desc><draw:path draw:style-name="gr2" draw:text-style-name="P5" svg:width="0.6453in" svg:height="0.1362in" svg:x="0.0039in" svg:y="0.0071in" svg:viewBox="0 0 1640 347" svg:d="M821 347c-274 0-547 0-821 0 0-116 0-231 0-347 547 0 1093 0 1640 0 0 116 0 231 0 347-273 0-547 0-819 0z"><text:p/></draw:path><draw:path draw:style-name="gr3" draw:text-style-name="P6" svg:width="0.0823in" svg:height="0.0681in" svg:x="0.0004in" svg:y="0.048in" svg:viewBox="0 0 210 174" svg:d="M23 147c-1 6-3 15-3 17 0 7 5 10 11 10 4 0 12-3 14-11 1 0 6-19 8-29 3-12 5-23 9-34 2-9 4-17 6-26 1-7 5-18 5-19 5-12 26-47 62-47 18 0 21 14 21 27 0 23-18 73-24 89-4 9-4 15-4 18 0 19 13 32 31 32 37 0 51-56 51-60 0-3-3-3-4-3-5 0-5 1-7 7-8 26-20 47-38 47-7 0-10-3-10-12 0-10 3-19 6-28 8-20 25-62 25-84 0-26-17-41-46-41-34 0-52 24-59 33-2-22-19-33-36-33-18 0-26 14-29 21-6 13-12 36-12 37 0 5 4 5 6 5 3 0 3 0 6-9 7-28 14-46 28-46 7 0 12 5 12 17 0 9-1 14-6 33-7 30-15 60-23 89z"><text:p/></draw:path><draw:path draw:style-name="gr3" draw:text-style-name="P6" svg:width="0.0264in" svg:height="0.0547in" svg:x="0.0925in" svg:y="0.0004in" svg:viewBox="0 0 68 140" svg:d="M65 24c2-5 3-7 3-9 0-8-7-15-16-15-10 0-13 9-15 13-12 39-24 77-36 117 0 1-1 2-1 4 0 4 9 6 10 6 2 0 2 0 4-5 17-37 34-73 51-111z"><text:p/></draw:path><draw:path draw:style-name="gr3" draw:text-style-name="P6" svg:width="0.0587in" svg:height="0.1508in" svg:x="0.198in" svg:y="0.0016in" svg:viewBox="0 0 150 384" svg:d="M148 14c2-5 2-4 2-6 0-5-4-8-8-8-2 0-6 1-7 3-45 122-89 245-134 367-1 4-1 5-1 6 0 5 3 8 8 8 4 0 5-3 7-10 44-120 89-240 133-360z"><text:p/></draw:path><draw:path draw:style-name="gr3" draw:text-style-name="P6" svg:width="0.076in" svg:height="0.087in" svg:x="0.185in" svg:y="0.0331in" svg:viewBox="0 0 194 222" svg:d="M180 120c7 0 14 0 14-8 0-7-7-7-14-7-55 0-109 0-164 0 5-52 49-90 104-90 20 0 41 0 60 0 7 0 14 0 14-7 0-8-7-8-14-8-21 0-40 0-61 0-66 0-119 51-119 112 0 62 53 110 119 110 21 0 40 0 61 0 7 0 14 0 14-7s-7-7-14-7c-19 0-40 0-60 0-55 0-99-36-104-88 55 0 109 0 164 0z"><text:p/></draw:path><draw:path draw:style-name="gr3" draw:text-style-name="P6" svg:width="0.1028in" svg:height="0.1063in" svg:x="0.3201in" svg:y="0.0098in" svg:viewBox="0 0 262 271" svg:d="M33 35c0 63 0 126 0 187 0 20-2 28-22 28-4 0-11 0-11 6 0 7 5 7 13 7 20 0 40 0 60 0 7 0 13 0 13-7 0-6-7-6-12-6-21 0-25-9-25-29 0-58 0-116 0-175 57 73 112 147 168 219 3 5 5 6 7 6 7 0 7-7 7-13 0-72 0-145 0-216 0-22 3-28 22-28 2 0 9-1 9-6 0-8-7-8-13-8-19 0-38 0-57 0-7 0-13 0-13 8 0 6 7 6 11 6 22 0 26 8 26 29 0 40 0 79 0 120-40-53-79-105-118-157-3-6-5-6-13-6-22 0-45 0-67 0-8 0-14 0-14 8 0 5 6 6 8 6 11 1 19 7 22 12-1 3-1 4-1 9zM218 243c-56-72-112-146-169-220-3-4-3-5-7-9 15 0 31 0 46 0 43 59 87 117 130 175 0 18 0 37 0 54z"><text:p/></draw:path><draw:path draw:style-name="gr3" draw:text-style-name="P6" svg:width="0.0457in" svg:height="0.048in" svg:x="0.4295in" svg:y="0.0898in" svg:viewBox="0 0 117 123" svg:d="M109 59c5 0 8 0 8-5 0-24-14-54-54-54-35 0-63 29-63 62 0 34 31 61 66 61 37 0 51-28 51-35 0-1-2-3-5-3s-4 1-5 4c-8 22-29 25-39 25-12 0-25-5-33-15-10-13-10-30-10-40 28 0 56 0 84 0zM25 53c4-39 28-45 38-45 33 0 34 37 35 45-24 0-49 0-73 0z"><text:p/></draw:path><draw:path draw:style-name="gr3" draw:text-style-name="P6" svg:width="0.0567in" svg:height="0.0465in" svg:x="0.4831in" svg:y="0.0913in" svg:viewBox="0 0 145 119" svg:d="M120 26c8-16 21-16 25-16 0-3 0-7 0-10-6 1-13 1-20 1s-17 0-25-1c0 3 0 7 0 10 12 0 8 7 12 10 0 2-1 4-2 8-10 22-21 44-31 67-11-26-23-50-34-74 0-1-1-3-1-4 0-7 9-7 13-7 0-3 0-7 0-10-10 0-18 1-31 1-7 0-18 0-26-1 0 3 0 7 0 10 15 0 19 0 23 10 14 31 28 61 42 93 2 4 3 6 8 6s6-2 7-6c14-29 27-58 40-87z"><text:p/></draw:path><draw:path draw:style-name="gr3" draw:text-style-name="P6" svg:width="0.0457in" svg:height="0.048in" svg:x="0.5445in" svg:y="0.0898in" svg:viewBox="0 0 117 123" svg:d="M109 59c5 0 8 0 8-5 0-24-14-54-54-54-36 0-63 29-63 62 0 34 31 61 66 61 37 0 51-28 51-35 0-1-2-3-5-3-4 0-4 1-5 4-8 22-29 25-39 25-12 0-25-5-33-15-10-13-10-30-10-40 28 0 56 0 84 0zM25 53c4-39 28-45 38-45 33 0 34 37 35 45-24 0-49 0-73 0z"><text:p/></draw:path><draw:path draw:style-name="gr3" draw:text-style-name="P6" svg:width="0.0567in" svg:height="0.0465in" svg:x="0.6004in" svg:y="0.0898in" svg:viewBox="0 0 145 119" svg:d="M124 37c0-24-11-37-40-37-22 0-37 12-44 25 0-8 0-16 0-25-14 1-27 1-40 2 0 4 0 7 0 10 18 0 20 2 20 16 0 23 0 46 0 69 0 12-2 12-20 12 0 3 0 7 0 10 10-1 20-1 31-1 10 0 28 1 31 1 0-3 0-7 0-10-18 0-20 0-20-12 0-17 0-32 0-49 0-27 22-40 39-40 20 0 22 14 22 28 0 20 0 40 0 61 0 12-3 12-21 12 0 3 0 7 0 10 2 0 20-1 31-1s30 1 32 1c0-3 0-7 0-10-17 0-21 0-21-12 0-20 0-40 0-60z"><text:p/></draw:path></draw:g>. <text:span text:style-name="T55">סה"כ </text:span><text:span text:style-name="T56"><draw:g text:anchor-type="as-char" svg:y="-0.1134in" draw:z-index="320" draw:name="Shape346" draw:style-name="gr1"><svg:title>TexMaths</svg:title><svg:desc>11§inline§F(f) \neq F(g)§svg§600§FALSE§</svg:desc><draw:path draw:style-name="gr2" draw:text-style-name="P5" svg:width="0.8146in" svg:height="0.1358in" svg:x="0.0024in" svg:y="0.0071in" svg:viewBox="0 0 2070 346" svg:d="M1036 346c-345 0-691 0-1036 0 0-116 0-230 0-346 690 0 1381 0 2070 0 0 116 0 230 0 346-344 0-689 0-1034 0z"><text:p/></draw:path><draw:path draw:style-name="gr3" draw:text-style-name="P6" svg:width="0.1075in" svg:height="0.1024in" svg:x="0.0004in" svg:y="0.0098in" svg:viewBox="0 0 274 261" svg:d="M102 137c12 0 26 0 38 0 28 0 32 6 32 17 0 2 0 8-4 19 0 2-1 3-1 4 0 4 2 5 6 5 3 0 3-1 5-8 7-29 15-56 21-84 1-4 1-5 1-6s-1-5-4-5c-5 0-5 2-6 9-8 30-17 36-50 36-12 0-23 0-35 0 8-33 16-65 25-98 3-13 3-14 21-14 16 0 34 0 50 0 48 0 58 12 58 42 0 9 0 11-3 21 0 5 0 5 0 6 0 3 1 6 5 6s4-2 5-10c2-22 6-45 8-67 1-10-1-10-11-10-63 0-127 0-189 0-8 0-11 0-11 8 0 4 3 4 11 4 14 0 24 0 24 7 0 1 0 2-1 9-18 68-34 136-52 203-3 15-4 18-35 18-7 0-10 0-10 8 0 4 4 4 6 4 11 0 39-1 50-1 13 0 45 1 58 1 4 0 8 0 8-8 0-2-1-2-2-3s-2-1-11-1-11 0-20 0c-11-1-13-3-13-8 0-1 0-3 2-9 8-32 17-64 24-95z"><text:p/></draw:path><draw:path draw:style-name="gr3" draw:text-style-name="P6" svg:width="0.0346in" svg:height="0.1512in" svg:x="0.1287in" svg:y="0in" svg:viewBox="0 0 89 385" svg:d="M89 381c0-1 0-1-6-8-49-49-61-122-61-180 0-67 14-135 63-182 4-5 4-5 4-7 0-3-1-4-3-4-5 0-40 26-62 76-20 42-24 85-24 117 0 29 3 76 25 120 23 47 56 72 61 72 2 0 3-1 3-4z"><text:p/></draw:path><draw:path draw:style-name="gr3" draw:text-style-name="P6" svg:width="0.0756in" svg:height="0.1374in" svg:x="0.1807in" svg:y="0.0067in" svg:viewBox="0 0 193 350" svg:d="M121 118c11 0 23 0 34 0 8 0 11 0 11-8 0-4-3-4-10-4-11 0-22 0-33 0 4-16 6-30 9-44 1-8 7-36 9-40 3-8 10-13 19-13 1 0 11 0 18 6-17 2-21 16-21 21 0 9 7 14 15 14 10 0 21-9 21-24 0-17-18-26-33-26-14 0-38 7-50 45-2 8-3 12-12 61-9 0-19 0-28 0-6 0-11 0-11 7 0 5 4 5 11 5 9 0 17 0 26 0-10 50-20 100-30 151-7 37-13 72-33 72-2 0-11 0-19-6 18-1 21-16 21-21 0-9-6-13-14-13-10 0-21 8-21 23 0 17 17 26 33 26 21 0 36-23 44-37 12-25 21-71 21-74 8-40 15-80 23-121z"><text:p/></draw:path><draw:path draw:style-name="gr3" draw:text-style-name="P6" svg:width="0.035in" svg:height="0.1512in" svg:x="0.272in" svg:y="0in" svg:viewBox="0 0 90 385" svg:d="M90 193c0-30-4-76-26-120-23-48-56-73-60-73-2 0-4 2-4 4s0 2 8 9c37 38 59 99 59 180 0 65-14 133-61 181-6 6-6 6-6 7 0 2 2 4 4 4 4 0 39-26 62-76 19-41 24-84 24-116z"><text:p/></draw:path><draw:path draw:style-name="gr3" draw:text-style-name="P6" svg:width="0.0756in" svg:height="0.1409in" svg:x="0.3858in" svg:y="0.0043in" svg:viewBox="0 0 193 359" svg:d="M190 15c3-5 3-6 3-7 0-2-3-8-8-8s-6 2-8 8c-58 112-115 223-174 336-3 5-3 6-3 7 0 4 3 8 8 8 4 0 5-2 9-8 58-112 115-223 173-336z"><text:p/></draw:path><draw:path draw:style-name="gr3" draw:text-style-name="P6" svg:width="0.1004in" svg:height="0.0354in" svg:x="0.3732in" svg:y="0.0571in" svg:viewBox="0 0 256 91" svg:d="M244 17c6 0 12-2 12-9 0-8-6-8-12-8-77 0-154 0-231 0-5 0-13 0-13 8 0 7 8 9 13 9 77 0 154 0 231 0zM244 91c6 0 12 0 12-7 0-9-6-9-12-9-77 0-154 0-231 0-5 0-13 0-13 9 0 7 8 7 13 7 77 0 154 0 231 0z"><text:p/></draw:path><draw:path draw:style-name="gr3" draw:text-style-name="P6" svg:width="0.1079in" svg:height="0.1024in" svg:x="0.5307in" svg:y="0.0098in" svg:viewBox="0 0 275 261" svg:d="M102 137c12 0 26 0 38 0 29 0 33 6 33 17 0 2 0 8-4 19-1 2-1 3-1 4 0 4 3 5 5 5 4 0 4-1 6-8 7-29 15-56 21-84 1-4 1-5 1-6s-1-5-4-5c-4 0-4 2-7 9-7 30-16 36-49 36-12 0-23 0-35 0 8-33 16-65 25-98 3-13 3-14 21-14 16 0 34 0 50 0 48 0 57 12 57 42 0 9 0 11-2 21 0 5 0 5 0 6 0 3 2 6 5 6 4 0 4-2 5-10 3-22 6-45 8-67 1-10-1-10-11-10-63 0-126 0-189 0-8 0-11 0-11 8 0 4 3 4 10 4 14 0 25 0 25 7 0 1 0 2-2 9-17 68-34 136-51 203-3 15-4 18-35 18-7 0-11 0-11 8 0 4 6 4 7 4 11 0 39-1 50-1 13 0 45 1 57 1 4 0 9 0 9-8 0-2-1-2-2-3-2-1-2-1-11-1s-11 0-21 0c-11-1-12-3-12-8 0-1 0-3 2-9 8-32 16-64 23-95z"><text:p/></draw:path><draw:path draw:style-name="gr3" draw:text-style-name="P6" svg:width="0.035in" svg:height="0.1512in" svg:x="0.6587in" svg:y="0in" svg:viewBox="0 0 90 385" svg:d="M90 381c0-1 0-1-6-8-49-49-61-122-61-180 0-67 14-135 62-182 5-5 5-5 5-7 0-3-2-4-4-4-3 0-39 26-62 76-18 42-24 85-24 117 0 29 4 76 26 120 24 47 57 72 60 72 2 0 4-1 4-4z"><text:p/></draw:path><draw:path draw:style-name="gr3" draw:text-style-name="P6" svg:width="0.0697in" svg:height="0.0976in" svg:x="0.7051in" svg:y="0.0453in" svg:viewBox="0 0 178 249" svg:d="M177 25c0-2 1-4 1-6 0-7-5-11-12-11-3 0-14 3-15 16-7-14-21-24-37-24-44 0-91 54-91 110 0 38 23 61 52 61 22 0 41-18 44-22h1c-9 34-9 33-13 50-1 5-15 41-56 41-7 0-20 0-31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" draw:text-style-name="P6" svg:width="0.035in" svg:height="0.1512in" svg:x="0.7898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56"><text:s/>כדרוש. </text:span></text:p>
      <text:p text:style-name="P71"><draw:g text:anchor-type="as-char" svg:y="-0.1134in" draw:z-index="321" draw:name="Shape347" draw:style-name="gr1"><svg:title>TexMaths</svg:title><svg:desc>11§inline§\QED§svg§600§FALSE§</svg:desc><draw:path draw:style-name="gr2" draw:text-style-name="P5" svg:width="0.6894in" svg:height="0.0972in" svg:x="0.0051in" svg:y="0.0071in" svg:viewBox="0 0 1752 248" svg:d="M0 0c584 0 1168 0 1752 0 0 83 0 165 0 248-584 0-1168 0-1752 0 0-83 0-165 0-248z"><text:p/></draw:path><draw:path draw:style-name="gr3" draw:text-style-name="P6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3 1-1 3-2 9-2z"><text:p/></draw:path><draw:path draw:style-name="gr3" draw:text-style-name="P6" svg:width="0.0157in" svg:height="0.0157in" svg:x="0.1441in" svg:y="0.0925in" svg:viewBox="0 0 41 41" svg:d="M41 21c0-12-10-21-21-21-12 0-20 9-20 21 0 11 8 20 20 20 11 0 21-9 21-20z"><text:p/></draw:path><draw:path draw:style-name="gr3" draw:text-style-name="P6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6" svg:width="0.0157in" svg:height="0.0157in" svg:x="0.3in" svg:y="0.0925in" svg:viewBox="0 0 41 41" svg:d="M41 21c0-12-9-21-20-21-12 0-21 9-21 21 0 11 9 20 21 20 11 0 20-9 20-20z"><text:p/></draw:path><draw:path draw:style-name="gr3" draw:text-style-name="P6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36in" svg:y="0.0925in" svg:viewBox="0 0 42 41" svg:d="M42 21c0-12-10-21-21-21s-21 9-21 21c0 11 10 20 21 20s21-9 21-20z"><text:p/></draw:path><draw:path draw:style-name="gr3" draw:text-style-name="P6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p>
      <text:p text:style-name="P72">~ סוף ~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avid Libre" svg:font-family="'David Libre'" style:font-adornments="Regular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 Serif Display SemiCondensed" svg:font-family="'Noto Serif Display SemiCondensed'" style:font-adornments="SemiCondensed" style:font-family-generic="roman" style:font-pitch="variable"/>
    <style:font-face style:name="Noto Serif Hebrew ExtCond SemBd" svg:font-family="'Noto Serif Hebrew ExtCond SemBd'" style:font-adornments="ExtraCondensed SemiBold" style:font-family-generic="roman" style:font-pitch="variable"/>
    <style:font-face style:name="OpenSymbol" svg:font-family="OpenSymbol" style:font-charset="x-symbol"/>
    <style:font-face style:name="Quicksand" svg:font-family="Quicksand" style:font-adornments="Regular" style:font-pitch="variable"/>
    <style:font-face style:name="Rubik Light" svg:font-family="'Rubik Light'" style:font-adornments="Regular" style:font-pitch="variable"/>
  </office:font-face-decls>
  <office:styles>
    <draw:stroke-dash draw:name="Dash_20_Dot_20_4" draw:display-name="Dash Dot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margin-top="0.0398in" fo:margin-bottom="0.0193in" style:contextual-spacing="false" fo:line-height="150%" fo:text-align="justify" style:justify-single-word="false" fo:text-indent="0in" style:auto-text-indent="false" style:page-number="auto" style:writing-mode="rl-tb">
        <style:tab-stops/>
      </style:paragraph-properties>
      <style:text-properties style:font-name="Quicksand" fo:font-family="Quicksand" style:font-style-name="Regular" style:font-pitch="variable" fo:font-size="11pt" fo:font-weight="normal" style:font-name-complex="Rubik Light" style:font-family-complex="'Rubik Light'" style:font-style-name-complex="Regular" style:font-pitch-complex="variable" style:font-size-complex="11pt" style:language-complex="he" style:country-complex="IL" style:font-style-complex="normal" style:font-weight-complex="normal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contextual-spacing="false" style:page-number="auto" fo:keep-with-next="always"/>
      <style:text-properties style:use-window-font-color="true" loext:opacity="0%" style:font-name="David Libre" fo:font-family="'David Libre'" style:font-style-name="Regular" style:font-pitch="variable" fo:font-size="14pt" style:font-name-asian="Noto Sans CJK SC" style:font-family-asian="'Noto Sans CJK SC'" style:font-family-generic-asian="system" style:font-pitch-asian="variable" style:font-size-asian="14pt" style:font-name-complex="David Libre" style:font-family-complex="'David Libre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256d54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 style:border-line-width-bottom="0.0102in 0.0102in 0.0102in" fo:padding="0.0193in" fo:border-left="none" fo:border-right="none" fo:border-top="none" fo:border-bottom="2.24pt double #000000"/>
      <style:text-properties fo:font-size="17pt" fo:font-weight="bold" officeooo:rsid="004829b7" style:font-size-asian="18pt" style:font-weight-asian="bold" style:font-size-complex="17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39in" fo:margin-bottom="0.0709in" style:contextual-spacing="false" style:page-number="auto" fo:padding="0.0193in" fo:border-left="none" fo:border-right="none" fo:border-top="none" fo:border-bottom="0.99pt solid #000000"/>
      <style:text-properties fo:font-size="15pt" fo:font-weight="normal" style:font-size-asian="16pt" style:font-weight-asian="bold" style:font-size-complex="15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 fo:padding="0.0193in" fo:border-left="none" fo:border-right="none" fo:border-top="none" fo:border-bottom="0.06pt fine-dashed #000000"/>
      <style:text-properties fo:font-size="14pt" fo:font-weight="normal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normal" style:font-size-asian="13pt" style:font-style-asian="italic" style:font-weight-asian="bold" style:font-size-complex="13pt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normal" style:font-size-asian="12pt" style:font-weight-asian="bold" style:font-size-complex="12pt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normal" style:font-size-asian="12pt" style:font-style-asian="italic" style:font-weight-asian="bold" style:font-size-complex="12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normal" style:font-size-asian="10pt" style:font-weight-asian="bold" style:font-size-complex="10pt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normal" style:font-size-asian="10pt" style:font-style-asian="italic" style:font-weight-asian="bold" style:font-size-complex="10pt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style:parent-style-name="Standard" style:class="extra" style:master-page-name="">
      <style:paragraph-properties fo:margin-left="0.2362in" fo:margin-right="0in" fo:text-indent="-0.2362in" style:auto-text-indent="false" style:page-number="auto" text:number-lines="false" text:line-number="0" style:writing-mode="lr-tb"/>
      <style:text-properties fo:font-size="10pt" fo:language="en" fo:country="IL" fo:font-style="normal" style:font-size-asian="10pt" style:font-size-complex="10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 style:writing-mode="lr-tb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tru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true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dddddd"/>
      <style:paragraph-properties fo:margin-left="0in" fo:margin-right="0in" fo:margin-top="0.0398in" fo:margin-bottom="0in" style:contextual-spacing="true" fo:line-height="100%" fo:text-indent="0in" style:auto-text-indent="false" style:page-number="auto" fo:background-color="#dddddd" fo:padding="0.0398in" fo:border="0.06pt solid #000000" style:writing-mode="lr-tb"/>
      <style:text-properties fo:color="#000000" loext:opacity="100%"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 style:border-line-width-bottom="0.0071in 0.0173in 0.0071in" fo:padding="0.0193in" fo:border-left="none" fo:border-right="none" fo:border-top="none" fo:border-bottom="2.24pt double-thin #000000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37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User_20_Index_20_6" style:display-name="User Index 6" style:family="paragraph" style:parent-style-name="Index" style:class="index">
      <style:paragraph-properties fo:margin-left="0.9839in" fo:margin-right="0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Quotations" style:family="paragraph" style:parent-style-name="Standard" style:class="html" style:master-page-name="">
      <loext:graphic-properties draw:fill="solid" draw:fill-color="#eeeeee"/>
      <style:paragraph-properties fo:margin-left="0.3937in" fo:margin-right="0.3937in" fo:margin-top="0.0398in" fo:margin-bottom="0.1965in" style:contextual-spacing="false" fo:text-indent="0in" style:auto-text-indent="false" style:page-number="auto" fo:background-color="#eeeeee" fo:padding-left="0.0193in" fo:padding-right="0.1181in" fo:padding-top="0.0193in" fo:padding-bottom="0.0193in" fo:border-left="none" fo:border-right="0.74pt solid #000000" fo:border-top="none" fo:border-bottom="none"/>
      <style:text-properties fo:color="#000000" loext:opacity="100%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Math" style:family="paragraph" style:parent-style-name="Standard" style:master-page-name="">
      <style:paragraph-properties fo:margin-left="0.0398in" fo:margin-right="0.0398in" fo:line-height="150%" fo:text-align="center" style:justify-single-word="false" fo:text-indent="0in" style:auto-text-indent="false" style:page-number="auto" style:writing-mode="lr-tb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User_20_Index_20_7" style:display-name="User Index 7" style:family="paragraph" style:parent-style-name="Index" style:class="index">
      <style:paragraph-properties fo:margin-left="1.1811in" fo:margin-right="0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.0398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ote" style:family="paragraph" style:parent-style-name="Standard">
      <style:text-properties style:font-name="Noto Serif Display SemiCondensed" fo:font-family="'Noto Serif Display SemiCondensed'" style:font-style-name="SemiCondensed" style:font-family-generic="roman" style:font-pitch="variable" fo:font-weight="normal" style:font-name-complex="Noto Serif Hebrew ExtCond SemBd" style:font-family-complex="'Noto Serif Hebrew ExtCond SemBd'" style:font-style-name-complex="ExtraCondensed SemiBold" style:font-family-generic-complex="roman" style:font-pitch-complex="variable" style:font-size-complex="9pt" style:font-weight-complex="600"/>
    </style:style>
    <style:style style:name="Mשאי" style:family="paragraph" style:parent-style-name="Text_20_body">
      <style:text-properties officeooo:rsid="04303e4c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atin Modern Math" fo:font-size="15pt" style:text-underline-style="none" fo:font-weight="bold" officeooo:rsid="019abc3c" officeooo:paragraph-rsid="01a09314" style:font-size-asian="15pt" style:font-weight-asian="bold" style:font-size-complex="15pt" style:font-weight-complex="bold"/>
    </style:style>
    <style:page-layout style:name="Mpm1">
      <style:page-layout-properties fo:page-width="8.5in" fo:page-height="11in" style:num-format="1" style:print-orientation="portrait" fo:margin-top="0.6799in" fo:margin-bottom="0.6799in" fo:margin-left="0.6799in" fo:margin-right="0.6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602in" fo:margin-left="0in" fo:margin-right="0in" fo:margin-top="0.1201in" fo:background-color="transparent" style:dynamic-spacing="tru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I" text:select-page="current">VIII</text:page-number></text:p>
      </style:footer>
    </style:master-page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8T22:19:52.755451996</meta:creation-date>
    <meta:editing-duration>PT6H14M52S</meta:editing-duration>
    <meta:editing-cycles>81</meta:editing-cycles>
    <meta:generator>LibreOffice/24.8.3.2$Linux_X86_64 LibreOffice_project/480$Build-2</meta:generator>
    <dc:title>b_mtah</dc:title>
    <dc:date>2024-12-30T20:38:13.280445643</dc:date>
    <meta:document-statistic meta:table-count="0" meta:image-count="0" meta:object-count="0" meta:page-count="8" meta:paragraph-count="137" meta:word-count="1117" meta:character-count="5778" meta:non-whitespace-character-count="4568"/>
    <meta:user-defined meta:name="TexMathignorePreamble">FALSE</meta:user-defined>
    <meta:user-defined meta:name="TexMathsPreamble">\usepackage{amsmath}§\usepackage{amssymb}§\usepackage[usenames]{color}§\usepackage{ifxetex}§\usepackage{ifluatex}§\usepackage{cancel}§\usepackage{bm}§\usepackage{mathrsfs}§§\def\N     {\mathbb{N}}§\def\Z     {\mathbb{Z}}§\def\R     {\mathbb{R}}§\def\Q     {\mathbb{Q}}§§\def\sl    {\ell}§\def\sj    {\jmath}§\def\si    {\imath}§§\def\powerset {\mathcal{P}}§\def\ps    {\mathcal{P}}§\def\pc    {\mathcal{P}}§\def\ac    {\mathcal{A}}§\def\bc    {\mathcal{B}}§\def\cc    {\mathcal{C}}§\def\dc    {\mathcal{D}}§\def\ec    {\mathcal{E}}§\def\fc    {\mathcal{F}}§§\def\siff  {\longleftrightarrow}§\def\ssiff {\leftrightarrow}§\def\so    {\longrightarrow}§\def\sso   {\rightarrow}§§\def\epsi  {\epsilon}§\def\vepsi {\varepsilon}§§\def\Neven {\N_{\mathrm{even}}}§\def\Nodd  {\N_{\mathrm{odd }}}§\def\Zeven {\Z_{\mathrm{even}}}§\def\Zodd  {\Z_{\mathrm{odd }}}§\def\Np    {\N_+}§§\def\open  {\big(}§\def\qopen {\quad\big(}§\def\close {\big)}§\def\also  {\text{, }}§\def\defi  {\text{ definition}}§\def\defis {\text{ definitions}}§\def\given {\text{given }}§\def\case  {\text{if }}§\def\syx   {\text{ syntax}}§\def\rule  {\text{ rule}}§\def\other {\text{else}}§\def\set   {\ell et \text{ }}§§\def\ra    {\rangle}§\def\la    {\langle}§§\def\oto   {\leftarrow}§§\def\QED   {\quad\quad\mathscr{Q.E.D.}\;\;\blacksquare}§\def\QEF   {\quad\quad\mathscr{Q.E.F.}}§\def\eQED  {\mathscr{Q.E.D.}\;\;\blacksquare}§\def\eQEF  {\mathscr{Q.E.F.}}§\def\jQED  {\mathscr{Q.E.D.}}§§\def\dom   {\text{dom}}§\def\Im    {\text{Im}}§\def\range {\text{range}}§§\def\trio  {\triangle}§§\def\rc    {\right\rceil}§\def\lc    {\left\lceil}§\def\rf    {\right\rfloor}§\def\lf    {\left\lfloor}§§% XeLaTeX compiler§\ifxetex§§    \usepackage{fontspec}§    \usepackage{unicode-math}§§    % Uncomment these lines for alternative fonts§    %\setmainfont{FreeSerif}§    %\setmathfont{FreeSerif}§§% LuaLaTeX compiler§\else\ifluatex§§    \usepackage{fontspec}§    \usepackage{lualatex-math}§§% LaTeX compiler§\else§§    % Uncomment this line for sans-serif maths font§    %\everymath{\mathsf{\xdef\mysf{\mathgroup\the\mathgroup\relax}}\mysf}§§\fi\fi§§§</meta:user-defined>
    <meta:template xlink:type="simple" xlink:actuate="onRequest" xlink:title="b_mtah" xlink:href="../../../.config/libreoffice/4/user/template/b_mtah.ott" meta:date="2024-02-08T22:19:51.776651298"/>
  </office:meta>
</office:document-meta>
</file>